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sults.tsv" table:style-name="ta-0" table:print="true">
        <office:forms form:automatic-focus="false" form:apply-design-mode="false">
          <form:form/>
        </office:forms>
        <table:table-column table:style-name="ACOL-0" table:number-columns-repeated="7"/>
        <table:table-column table:style-name="ACOL-0" table:number-columns-repeated="249"/>
        <table:table-row table:style-name="AROW-0">
          <table:table-cell table:style-name="Gnumeric-default" office:value-type="string">
            <text:p>num_players</text:p>
          </table:table-cell>
          <table:table-cell table:style-name="Gnumeric-default" office:value-type="string">
            <text:p>crisis_check</text:p>
          </table:table-cell>
          <table:table-cell table:style-name="Gnumeric-default" office:value-type="string">
            <text:p>win-sensor</text:p>
          </table:table-cell>
          <table:table-cell table:style-name="Gnumeric-default" office:value-type="string">
            <text:p>error-sensor</text:p>
          </table:table-cell>
          <table:table-cell table:style-name="Gnumeric-default" office:value-type="string">
            <text:p>crisis-counter-sensor</text:p>
          </table:table-cell>
          <table:table-cell table:style-name="Gnumeric-default" office:value-type="string">
            <text:p>abandoned-project-sensor</text:p>
          </table:table-cell>
          <table:table-cell table:style-name="Gnumeric-default" office:value-type="string">
            <text:p>log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2, 13, 15, 17, 20, 24, 25, 26, 27, 28]}</text:p>
          </table:table-cell>
          <table:table-cell table:style-name="Gnumeric-default" office:value-type="string">
            <text:p>{'abandoned-project': [[], [], [], [], [], [], [], [True, True], [], [], [], [], [], [], [], [], [], [True], [], [], [], [], [], [], [], [], [], [], [], [], [], [], [], [], [], [], [], [], [], [], [], [], [], [], [], [], [], [], [], [], [], [], [], [], [], [], [], [], [], [], [], [], [], [], [], [], [], [], [], [], [], [True], [], [], [], [], [], [], [], [], [], [True], [], [], [], [], [], [], [], [], [], [], [], [], [], [], [], [], [True], [], [], [], [], [], [], [], [], [], []]}</text:p>
          </table:table-cell>
          <table:table-cell table:style-name="Gnumeric-default" office:value-type="string">
            <text:p>['0: ENGAGE-DRAWING MONEY=&gt;3(Money drawn)','0: ENGAGE-DRAWING CARDS=&gt;('S', 12)(Card drawn: 1)','0: ENGAGE-DRAWING CARDS=&gt;('H', 6)(Card drawn: 2)','0: ENGAGE-CRISIS RISING','0: ENGAGE-DRAWING MONEY=&gt;3(Money drawn)','0: ENGAGE-DRAWING CARDS=&gt;('H', 9)(Card drawn: 1)','0: ENGAGE-DRAWING CARDS=&gt;('H', 5)(Card drawn: 2)','0: ENGAGE-DRAWING MONEY=&gt;3(Money drawn)','0: ENGAGE-DRAWING CARDS=&gt;('C', 9)(Card drawn: 1)','0: ENGAGE-DRAWING CARDS=&gt;('D', 9)(Card drawn: 2)','0: ENGAGE-CRISIS RISING','0: ACTIVATE-ATTEMPTING PROJECTS=&gt;Base(Start project: type)','0: ACTIVATE-ATTEMPTING PROJECTS=&gt;SOCIAL(Start project: fix category)','0: ACTIVATE-ATTEMPTING PROJECTS=&gt;Peace &amp; Justice(Start project: fix problem)','0: ACTIVATE-ATTEMPTING PROJECTS=&gt;Base fix 'Peace &amp; Justice' (SOCIAL) triggers crisis(Project started)','0: ACTIVATE-ATTEMPTING PROJECTS=&gt;None(Skill for project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CLASS(Start project: fix category)','0: ACTIVATE-ATTEMPTING PROJECTS=&gt;Energy Shortage(Start project: fix problem)','0: ACTIVATE-ATTEMPTING PROJECTS=&gt;Improved fix 'Energy Shortage' (CLASS)(Project started)','0: ACTIVATE-DOING RESEARCH=&gt;None(Start researching)','0: END-FINALIZING=&gt;Base fix 'Peace &amp; Justice' (SOCIAL) triggers crisis(Project abandoned)','0: END-FINALIZING=&gt;Improved fix 'Energy Shortage' (CLASS)(Project abandoned)','0: END-CRISIS ROLLING=&gt;3(Dice roll 1D6: crisis cat)','0: END-CRISIS ROLLING=&gt;SOCIAL(Category for crisis)','0: END-CRISIS ROLLING=&gt;2(Dice roll 1D6: node in SOCIAL)','0: END-CRISIS ROLLING=&gt;Political Voice(Problem for crisis)','0: END-CRISIS ROLLING=&gt;4(Dice roll 2D6: crisis roll for Political Voice)','0: END-CRISIS ROLLING=&gt;4(Crisis roll for node "Political Voice")','0: END-CRISIS ROLLING=&gt;Political Voice(Now in crisis)','0: END-CRISIS ROLLING=&gt;4(Dice roll 1D6: crisis cat)','0: END-CRISIS ROLLING=&gt;CLASS(Category for crisis)','0: END-CRISIS ROLLING=&gt;6(Dice roll 1D6: node in CLASS)','0: END-CRISIS ROLLING=&gt;1(Dice roll 1D6: node in CLASS)','0: END-CRISIS ROLLING=&gt;Healthcare(Problem for crisis)','0: END-CRISIS ROLLING=&gt;6(Dice roll 2D6: crisis roll for Healthcare)','0: END-CRISIS ROLLING=&gt;6(Crisis roll for node "Healthcare")','0: END-CRISIS ROLLING=&gt;Healthcare(Now in crisis)','1: ENGAGE-DRAWING MONEY=&gt;3(Money drawn)','1: ENGAGE-DRAWING CARDS=&gt;('D', 14)(Card drawn: 1)','1: ENGAGE-DRAWING CARDS=&gt;('S', 1)(Card drawn: 2)','1: ENGAGE-CRISIS RISING','1: ENGAGE-DRAWING MONEY=&gt;3(Money drawn)','1: ENGAGE-DRAWING CARDS=&gt;('S', 2)(Card drawn: 1)','1: ENGAGE-DRAWING CARDS=&gt;('H', 7)(Card drawn: 2)','1: ENGAGE-DRAWING MONEY=&gt;3(Money drawn)','1: ENGAGE-DRAWING CARDS=&gt;('S', 5)(Card drawn: 1)','1: ENGAGE-DRAWING CARDS=&gt;('D', 3)(Card drawn: 2)','1: ENGAGE-CRISIS RISING','1: ACTIVATE-ATTEMPTING PROJECTS=&gt;Remove-Tradeoff(Start project: type)','1: ACTIVATE-ATTEMPTING PROJECTS=&gt;INDUSTRIAL(Start project: fix category)','1: ACTIVATE-ATTEMPTING PROJECTS=&gt;Sprawl(Start project: fix problem)','1: ACTIVATE-ATTEMPTING PROJECTS=&gt;Improved fix 'Sprawl' (INDUSTRIAL)(Project started)','1: ACTIVATE-ATTEMPTING PROJECTS=&gt;(('D', 14), 'S', 2, "Improved fix 'Sprawl' (INDUSTRIAL)")(Skill for project)','1: ACTIVATE-ATTEMPTING PROJECTS=&gt;None(Skill for project)','1: ACTIVATE-DOING RESEARCH=&gt;None(Start researching)','1: ACTIVATE-ATTEMPTING PROJECTS=&gt;Remove-Tradeoff(Start project: type)','1: ACTIVATE-ATTEMPTING PROJECTS=&gt;INDUSTRIAL(Start project: fix category)','1: ACTIVATE-ATTEMPTING PROJECTS=&gt;Unsustainable Harvesting(Start project: fix problem)','1: ACTIVATE-ATTEMPTING PROJECTS=&gt;Improved fix 'Unsustainable Harvesting' (INDUSTRIAL)(Project started)','1: ACTIVATE-ATTEMPTING PROJECTS=&gt;None(Skill for project)','1: ACTIVATE-DOING RESEARCH=&gt;None(Start researching)','1: ACTIVATE-ATTEMPTING PROJECTS=&gt;None(Start project: type)','1: ACTIVATE-DOING RESEARCH=&gt;None(Start researching)','1: END-FINALIZING=&gt;Improved fix 'Unsustainable Harvesting' (INDUSTRIAL)(Project abandoned)','1: END-FINALIZING=&gt;Improved fix 'Sprawl' (INDUSTRIAL)(Project overskilled for "('D', 14)")','1: END-CRISIS ROLLING=&gt;2(Dice roll 1D6: crisis cat)','1: END-CRISIS ROLLING=&gt;ECONOMIC(Category for crisis)','1: END-CRISIS ROLLING=&gt;4(Dice roll 1D6: node in ECONOMIC)','1: END-CRISIS ROLLING=&gt;1(Dice roll 1D6: node in ECONOMIC)','1: END-CRISIS ROLLING=&gt;Monopoly(Problem for crisis)','1: END-CRISIS ROLLING=&gt;11(Dice roll 2D6: crisis roll for Monopoly)','1: END-CRISIS ROLLING=&gt;11(Crisis roll for node "Monopoly")','1: END-CRISIS ROLLING=&gt;2(Dice roll 2D6: crisis roll for Monopoly)','1: END-CRISIS ROLLING=&gt;2(Crisis roll for node "Monopoly")','1: END-CRISIS ROLLING=&gt;Inefficiency(Now in crisis (cascaded from: Monopoly))','2: ENGAGE-DRAWING MONEY=&gt;2(Money drawn)','2: ENGAGE-DRAWING CARDS=&gt;('D', 6)(Card drawn: 1)','2: ENGAGE-DRAWING CARDS=&gt;('H', 3)(Card drawn: 2)','2: ENGAGE-CRISIS RISING','2: ENGAGE-DRAWING MONEY=&gt;2(Money drawn)','2: ENGAGE-DRAWING CARDS=&gt;('C', 2)(Card drawn: 1)','2: ENGAGE-DRAWING CARDS=&gt;('H', 4)(Card drawn: 2)','2: ENGAGE-DRAWING MONEY=&gt;2(Money drawn)','2: ENGAGE-DRAWING CARDS=&gt;('S', 9)(Card drawn: 1)','2: ENGAGE-DRAWING CARDS=&gt;('D', 9)(Card drawn: 2)','2: ENGAGE-CRISIS RISING','2: ACTIVATE-ATTEMPTING PROJECTS=&gt;None(Skill for project)','2: ACTIVATE-DOING RESEARCH=&gt;None(Start researching)','2: ACTIVATE-ATTEMPTING PROJECTS=&gt;None(Start project: type)','2: ACTIVATE-ATTEMPTING PROJECTS=&gt;None(Skill for project)','2: ACTIVATE-DOING RESEARCH=&gt;None(Start researching)','2: ACTIVATE-ATTEMPTING PROJECTS=&gt;Base(Start project: type)','2: ACTIVATE-ATTEMPTING PROJECTS=&gt;CLASS(Start project: fix category)','2: ACTIVATE-ATTEMPTING PROJECTS=&gt;Clean Water Shortage(Start project: fix problem)','2: ACTIVATE-ATTEMPTING PROJECTS=&gt;Base fix 'Clean Water Shortage' (CLASS) triggers crisis(Project started)','2: ACTIVATE-ATTEMPTING PROJECTS=&gt;(('C', 9), 'C', 0, "Improved fix 'Sprawl' (INDUSTRIAL)")(Skill for project)','2: ACTIVATE-ATTEMPTING PROJECTS=&gt;0(Consultant fees)','2: ACTIVATE-ATTEMPTING PROJECTS=&gt;9(Dice roll 2D6: skill check)','2: ACTIVATE-ATTEMPTING PROJECTS=&gt;(('S', 5), 'S', 1, "Base fix 'Clean Water Shortage' (CLASS) triggers crisis")(Skill for project)','2: ACTIVATE-ATTEMPTING PROJECTS=&gt;4(Consultant fees)','2: ACTIVATE-ATTEMPTING PROJECTS=&gt;8(Dice roll 2D6: skill check)','2: ACTIVATE-ATTEMPTING PROJECTS=&gt;None(Skill for project)','2: ACTIVATE-DOING RESEARCH=&gt;None(Start researching)','3: END-CRISIS ROLLING=&gt;1(Dice roll 1D6: crisis cat)','3: END-CRISIS ROLLING=&gt;INDUSTRIAL(Category for crisis)','3: END-CRISIS ROLLING=&gt;3(Dice roll 1D6: node in INDUSTRIAL)','3: END-CRISIS ROLLING=&gt;Sprawl(Problem for crisis)','3: END-CRISIS ROLLING=&gt;3(Dice roll 2D6: crisis roll for Sprawl)','3: END-CRISIS ROLLING=&gt;3(Crisis roll for node "Sprawl")','3: END-CRISIS ROLLING=&gt;Sprawl(Now in crisis)','3: END-CRISIS ROLLING=&gt;3(Dice roll 1D6: crisis cat)','3: END-CRISIS ROLLING=&gt;SOCIAL(Category for crisis)','3: END-CRISIS ROLLING=&gt;5(Dice roll 1D6: node in SOCIAL)','3: END-CRISIS ROLLING=&gt;3(Dice roll 1D6: node in SOCIAL)','3: END-CRISIS ROLLING=&gt;Peace &amp; Justice(Problem for crisis)','3: END-CRISIS ROLLING=&gt;10(Dice roll 2D6: crisis roll for Peace &amp; Justice)','3: END-CRISIS ROLLING=&gt;10(Crisis roll for node "Peace &amp; Justice")','3: END-CRISIS ROLLING=&gt;Peace &amp; Justice(Crisis averted)','3: ENGAGE-DRAWING MONEY=&gt;2(Money drawn)','3: ENGAGE-DRAWING CARDS=&gt;('H', 11)(Card drawn: 1)','3: ENGAGE-DRAWING CARDS=&gt;('H', 10)(Card drawn: 2)','3: ENGAGE-CRISIS RISING','3: ENGAGE-DRAWING MONEY=&gt;2(Money drawn)','3: ENGAGE-DRAWING CARDS=&gt;('H', 6)(Card drawn: 1)','3: ENGAGE-DRAWING CARDS=&gt;('H', 10)(Card drawn: 2)','3: ENGAGE-DRAWING MONEY=&gt;2(Money drawn)','3: ENGAGE-DRAWING CARDS=&gt;('H', 2)(Card drawn: 1)','3: ENGAGE-DRAWING CARDS=&gt;('D', 11)(Card drawn: 2)','3: ENGAGE-CRISIS RISING','3: ACTIVATE-ATTEMPTING PROJECTS=&gt;(('S', 12), 'S', 0, "Base fix 'Clean Water Shortage' (CLASS) triggers crisis")(Skill for project)','3: ACTIVATE-ATTEMPTING PROJECTS=&gt;1(Consultant fees)','3: ACTIVATE-ATTEMPTING PROJECTS=&gt;6(Dice roll 2D6: skill check)','3: ACTIVATE-ATTEMPTING PROJECTS=&gt;(('H', 6), 'H', 0, "Base fix 'Clean Water Shortage' (CLASS) triggers crisis")(Skill for project)','3: ACTIVATE-ATTEMPTING PROJECTS=&gt;1(Consultant fees)','3: ACTIVATE-ATTEMPTING PROJECTS=&gt;7(Dice roll 2D6: skill check)','3: ACTIVATE-ATTEMPTING PROJECTS=&gt;(('S', 1), 'S', 0, "Base fix 'Clean Water Shortage' (CLASS) triggers crisis")(Skill for project)','3: ACTIVATE-ATTEMPTING PROJECTS=&gt;0(Consultant fees)','3: ACTIVATE-ATTEMPTING PROJECTS=&gt;8(Dice roll 2D6: skill check)','3: ACTIVATE-ATTEMPTING PROJECTS=&gt;None(Skill for project)','3: ACTIVATE-DOING RESEARCH=&gt;None(Start researching)','3: ACTIVATE-ATTEMPTING PROJECTS=&gt;None(Start project: type)','3: ACTIVATE-ATTEMPTING PROJECTS=&gt;(('H', 5), 'H', 1, "Base fix 'Clean Water Shortage' (CLASS) triggers crisis")(Skill for project)','3: ACTIVATE-ATTEMPTING PROJECTS=&gt;5(Consultant fees)','3: ACTIVATE-ATTEMPTING PROJECTS=&gt;3(Dice roll 2D6: skill check)','3: ACTIVATE-ATTEMPTING PROJECTS=&gt;(('H', 4), 'H', 4, "Base fix 'Clean Water Shortage' (CLASS) triggers crisis")(Skill for project)','3: ACTIVATE-ATTEMPTING PROJECTS=&gt;3(Consultant fees)','3: ACTIVATE-ATTEMPTING PROJECTS=&gt;10(Dice roll 2D6: skill check)','3: ACTIVATE-ATTEMPTING PROJECTS=&gt;(('H', 9), 'H', 0, "Base fix 'Clean Water Shortage' (CLASS) triggers crisis")(Skill for project)','3: ACTIVATE-ATTEMPTING PROJECTS=&gt;1(Consultant fees)','3: ACTIVATE-ATTEMPTING PROJECTS=&gt;9(Dice roll 2D6: skill check)','3: ACTIVATE-ATTEMPTING PROJECTS=&gt;(('H', 6), 'H', 3, "Base fix 'Clean Water Shortage' (CLASS) triggers crisis")(Skill for project)','3: ACTIVATE-ATTEMPTING PROJECTS=&gt;0(Consultant fees)','3: ACTIVATE-ATTEMPTING PROJECTS=&gt;6(Dice roll 2D6: skill check)','3: ACTIVATE-ATTEMPTING PROJECTS=&gt;(('S', 2), 'S', 0, "Base fix 'Clean Water Shortage' (CLASS) triggers crisis")(Skill for project)','3: ACTIVATE-ATTEMPTING PROJECTS=&gt;1(Consultant fees)','3: ACTIVATE-ATTEMPTING PROJECTS=&gt;11(Dice roll 2D6: skill check)','3: ACTIVATE-ATTEMPTING PROJECTS=&gt;(('H', 10), 'H', 2, "Base fix 'Clean Water Shortage' (CLASS) triggers crisis")(Skill for project)','3: ACTIVATE-ATTEMPTING PROJECTS=&gt;6(Dice roll 2D6: skill check)','3: ACTIVATE-ATTEMPTING PROJECTS=&gt;(('C', 2), 'C', 1, "Improved fix 'Sprawl' (INDUSTRIAL)")(Skill for project)','3: ACTIVATE-ATTEMPTING PROJECTS=&gt;7(Dice roll 2D6: skill check)','3: ACTIVATE-ATTEMPTING PROJECTS=&gt;None(Skill for project)','3: ACTIVATE-DOING RESEARCH=&gt;None(Start researching)','3: ACTIVATE-ATTEMPTING PROJECTS=&gt;(('S', 9), 'S', 2, "Base fix 'Clean Water Shortage' (CLASS) triggers crisis")(Skill for project)','3: ACTIVATE-ATTEMPTING PROJECTS=&gt;2(Consultant fees)','3: ACTIVATE-ATTEMPTING PROJECTS=&gt;8(Dice roll 2D6: skill check)','3: ACTIVATE-ATTEMPTING PROJECTS=&gt;None(Skill for project)','3: ACTIVATE-DOING RESEARCH=&gt;None(Start researching)','3: END-CRISIS ROLLING=&gt;INDUSTRIAL(Crisis chip: full category)','3: END-CRISIS ROLLING=&gt;6(Dice roll 1D6: crisis cat)','3: END-CRISIS ROLLING=&gt;LIVING STANDARDS(Category for crisis)','3: END-CRISIS ROLLING=&gt;1(Dice roll 1D6: node in LIVING STANDARDS)','3: END-CRISIS ROLLING=&gt;Discrimination(Problem for crisis)','3: END-CRISIS ROLLING=&gt;2(Dice roll 2D6: crisis roll for Discrimination)','3: END-CRISIS ROLLING=&gt;2(Crisis roll for node "Discrimination")','3: END-CRISIS ROLLING=&gt;Discrimination(Now in crisis)','3: END-CRISIS ROLLING=&gt;3(Dice roll 1D6: crisis cat)','3: END-CRISIS ROLLING=&gt;SOCIAL(Category for crisis)','3: END-CRISIS ROLLING=&gt;6(Dice roll 1D6: node in SOCIAL)','3: END-CRISIS ROLLING=&gt;6(Dice roll 1D6: node in SOCIAL)','3: END-CRISIS ROLLING=&gt;1(Dice roll 1D6: node in SOCIAL)','3: END-CRISIS ROLLING=&gt;Education(Problem for crisis)','3: END-CRISIS ROLLING=&gt;7(Dice roll 2D6: crisis roll for Education)','3: END-CRISIS ROLLING=&gt;7(Crisis roll for node "Education")','3: END-CRISIS ROLLING=&gt;Education(Now in crisis)','4: ENGAGE-DRAWING MONEY=&gt;2(Money drawn)','4: ENGAGE-DRAWING CARDS=&gt;('C', 5)(Card drawn: 1)','4: ENGAGE-DRAWING CARDS=&gt;('H', 7)(Card drawn: 2)','4: ENGAGE-CRISIS RISING','4: ENGAGE-DRAWING MONEY=&gt;2(Money drawn)','4: ENGAGE-DRAWING CARDS=&gt;('H', 13)(Card drawn: 1)','4: ENGAGE-DRAWING CARDS=&gt;('H', 2)(Card drawn: 2)','4: ENGAGE-DRAWING MONEY=&gt;2(Money drawn)','4: ENGAGE-DRAWING CARDS=&gt;('H', 5)(Card drawn: 1)','4: ENGAGE-DRAWING CARDS=&gt;('S', 12)(Card drawn: 2)','4: ENGAGE-CRISIS RISING','4: ACTIVATE-ATTEMPTING PROJECTS=&gt;(('H', 7), 'H', 5, "Base fix 'Clean Water Shortage' (CLASS) triggers crisis")(Skill for project)','4: ACTIVATE-ATTEMPTING PROJECTS=&gt;2(Consultant fees)','4: ACTIVATE-ATTEMPTING PROJECTS=&gt;4(Dice roll 2D6: skill check)','4: ACTIVATE-ATTEMPTING PROJECTS=&gt;(('H', 11), 'H', 2, "Base fix 'Clean Water Shortage' (CLASS) triggers crisis")(Skill for project)','4: ACTIVATE-ATTEMPTING PROJECTS=&gt;1(Consultant fees)','4: ACTIVATE-ATTEMPTING PROJECTS=&gt;8(Dice roll 2D6: skill check)','4: ACTIVATE-ATTEMPTING PROJECTS=&gt;(('C', 5), 'C', 3, "Improved fix 'Sprawl' (INDUSTRIAL)")(Skill for project)','4: ACTIVATE-ATTEMPTING PROJECTS=&gt;0(Consultant fees)','4: ACTIVATE-ATTEMPTING PROJECTS=&gt;5(Dice roll 2D6: skill check)','4: ACTIVATE-ATTEMPTING PROJECTS=&gt;(('H', 3), 'H', 1, "Base fix 'Clean Water Shortage' (CLASS) triggers crisis")(Skill for project)','4: ACTIVATE-ATTEMPTING PROJECTS=&gt;4(Consultant fees)','4: ACTIVATE-ATTEMPTING PROJECTS=&gt;5(Dice roll 2D6: skill check)','4: ACTIVATE-ATTEMPTING PROJECTS=&gt;(('H', 10), 'H', 1, "Base fix 'Clean Water Shortage' (CLASS) triggers crisis")(Skill for project)','4: ACTIVATE-ATTEMPTING PROJECTS=&gt;1(Consultant fees)','4: ACTIVATE-ATTEMPTING PROJECTS=&gt;11(Dice roll 2D6: skill check)','4: ACTIVATE-DOING RESEARCH=&gt;None(Start researching)','4: ACTIVATE-ATTEMPTING PROJECTS=&gt;Base(Start project: type)','4: ACTIVATE-ATTEMPTING PROJECTS=&gt;SOCIAL(Start project: fix category)','4: ACTIVATE-ATTEMPTING PROJECTS=&gt;Education(Start project: fix problem)','4: ACTIVATE-ATTEMPTING PROJECTS=&gt;Base fix 'Education' (SOCIAL) triggers crisis(Project started)','4: ACTIVATE-ATTEMPTING PROJECTS=&gt;(('H', 7), 'H', 0, "Base fix 'Education' (SOCIAL) triggers crisis")(Skill for project)','4: ACTIVATE-ATTEMPTING PROJECTS=&gt;0(Consultant fees)','4: ACTIVATE-ATTEMPTING PROJECTS=&gt;8(Dice roll 2D6: skill check)','4: ACTIVATE-ATTEMPTING PROJECTS=&gt;None(Skill for project)','4: ACTIVATE-DOING RESEARCH=&gt;None(Start researching)','4: ACTIVATE-ATTEMPTING PROJECTS=&gt;(('H', 2), 'H', 3, "Base fix 'Clean Water Shortage' (CLASS) triggers crisis")(Skill for project)','4: ACTIVATE-ATTEMPTING PROJECTS=&gt;3(Consultant fees)','4: ACTIVATE-ATTEMPTING PROJECTS=&gt;6(Dice roll 2D6: skill check)','4: ACTIVATE-ATTEMPTING PROJECTS=&gt;(('S', 12), 'S', 5, "Base fix 'Clean Water Shortage' (CLASS) triggers crisis")(Skill for project)','4: ACTIVATE-ATTEMPTING PROJECTS=&gt;1(Consultant fees)','4: ACTIVATE-ATTEMPTING PROJECTS=&gt;8(Dice roll 2D6: skill check)','4: ACTIVATE-ATTEMPTING PROJECTS=&gt;None(Skill for project)','4: ACTIVATE-DOING RESEARCH=&gt;None(Start researching)','4: END-CRISIS ROLLING=&gt;INDUSTRIAL(Crisis chip: full category)','4: END-CRISIS ROLLING=&gt;5(Dice roll 1D6: crisis cat)','4: END-CRISIS ROLLING=&gt;ENVIRONMENTAL(Category for crisis)','4: END-CRISIS ROLLING=&gt;2(Dice roll 1D6: node in ENVIRONMENTAL)','4: END-CRISIS ROLLING=&gt;Climate Change(Problem for crisis)','4: END-CRISIS ROLLING=&gt;2(Dice roll 2D6: crisis roll for Climate Change)','4: END-CRISIS ROLLING=&gt;2(Crisis roll for node "Climate Change")','4: END-CRISIS ROLLING=&gt;Climate Change(Now in crisis)','4: END-CRISIS ROLLING=&gt;3(Dice roll 1D6: crisis cat)','4: END-CRISIS ROLLING=&gt;SOCIAL(Category for crisis)','4: END-CRISIS ROLLING=&gt;5(Dice roll 1D6: node in SOCIAL)','4: END-CRISIS ROLLING=&gt;2(Dice roll 1D6: node in SOCIAL)','4: END-CRISIS ROLLING=&gt;Political Voice(Problem for crisis)','4: END-CRISIS ROLLING=&gt;5(Dice roll 2D6: crisis roll for Political Voice)','4: END-CRISIS ROLLING=&gt;5(Crisis roll for node "Political Voice")','4: END-CRISIS ROLLING=&gt;Peace &amp; Justice(Now in crisis (cascaded from: Political Voice))','5: ENGAGE-DRAWING MONEY=&gt;2(Money drawn)','5: ENGAGE-DRAWING CARDS=&gt;('D', 10)(Card drawn: 1)','5: ENGAGE-DRAWING CARDS=&gt;('H', 8)(Card drawn: 2)','5: ENGAGE-CRISIS RISING','5: ENGAGE-DRAWING MONEY=&gt;2(Money drawn)','5: ENGAGE-DRAWING CARDS=&gt;('D', 3)(Card drawn: 1)','5: ENGAGE-DRAWING CARDS=&gt;('H', 13)(Card drawn: 2)','5: ENGAGE-DRAWING MONEY=&gt;2(Money drawn)','5: ENGAGE-DRAWING CARDS=&gt;('S', 1)(Card drawn: 1)','5: ENGAGE-DRAWING CARDS=&gt;('S', 9)(Card drawn: 2)','5: ENGAGE-CRISIS RISING','5: ACTIVATE-ATTEMPTING PROJECTS=&gt;None(Skill for project)','5: ACTIVATE-DOING RESEARCH=&gt;None(Start researching)','5: ACTIVATE-ATTEMPTING PROJECTS=&gt;(('H', 13), 'H', 3, "Base fix 'Education' (SOCIAL) triggers crisis")(Skill for project)','5: ACTIVATE-ATTEMPTING PROJECTS=&gt;0(Consultant fees)','5: ACTIVATE-ATTEMPTING PROJECTS=&gt;5(Dice roll 2D6: skill check)','5: ACTIVATE-ATTEMPTING PROJECTS=&gt;None(Skill for project)','5: ACTIVATE-DOING RESEARCH=&gt;None(Start researching)','5: ACTIVATE-ATTEMPTING PROJECTS=&gt;(('D', 9), 'D', 0, "Base fix 'Education' (SOCIAL) triggers crisis")(Skill for project)','5: ACTIVATE-ATTEMPTING PROJECTS=&gt;2(Consultant fees)','5: ACTIVATE-ATTEMPTING PROJECTS=&gt;9(Dice roll 2D6: skill check)','5: ACTIVATE-ATTEMPTING PROJECTS=&gt;(('H', 5), 'H', 3, "Base fix 'Education' (SOCIAL) triggers crisis")(Skill for project)','5: ACTIVATE-ATTEMPTING PROJECTS=&gt;2(Consultant fees)','5: ACTIVATE-ATTEMPTING PROJECTS=&gt;7(Dice roll 2D6: skill check)','5: ACTIVATE-ATTEMPTING PROJECTS=&gt;(('D', 11), 'D', 2, "Base fix 'Education' (SOCIAL) triggers crisis")(Skill for project)','5: ACTIVATE-ATTEMPTING PROJECTS=&gt;7(Dice roll 2D6: skill check)','5: ACTIVATE-ATTEMPTING PROJECTS=&gt;(('D', 9), 'D', 1, "Base fix 'Education' (SOCIAL) triggers crisis")(Skill for project)','5: ACTIVATE-ATTEMPTING PROJECTS=&gt;6(Dice roll 2D6: skill check)','5: ACTIVATE-ATTEMPTING PROJECTS=&gt;(('S', 9), 'S', 2, "Base fix 'Clean Water Shortage' (CLASS) triggers crisis")(Skill for project)','5: ACTIVATE-ATTEMPTING PROJECTS=&gt;9(Dice roll 2D6: skill check)','5: ACTIVATE-ATTEMPTING PROJECTS=&gt;(('S', 1), 'S', 1, "Improved fix 'Sprawl' (INDUSTRIAL)")(Skill for project)','5: ACTIVATE-ATTEMPTING PROJECTS=&gt;7(Dice roll 2D6: skill check)','5: ACTIVATE-ATTEMPTING PROJECTS=&gt;None(Skill for project)','5: ACTIVATE-DOING RESEARCH=&gt;None(Start researching)','6: END-CRISIS ROLLING=&gt;INDUSTRIAL(Crisis chip: full category)','6: END-CRISIS ROLLING=&gt;SOCIAL(Crisis chip: full category)','6: END-CRISIS ROLLING=&gt;6(Dice roll 1D6: crisis cat)','6: END-CRISIS ROLLING=&gt;LIVING STANDARDS(Category for crisis)','6: END-CRISIS ROLLING=&gt;3(Dice roll 1D6: node in LIVING STANDARDS)','6: END-CRISIS ROLLING=&gt;Systemic Corruption(Problem for crisis)','6: END-CRISIS ROLLING=&gt;5(Dice roll 2D6: crisis roll for Systemic Corruption)','6: END-CRISIS ROLLING=&gt;5(Crisis roll for node "Systemic Corruption")','6: END-CRISIS ROLLING=&gt;Economic Inequality(Now in crisis (cascaded from: Systemic Corruption))','6: END-CRISIS ROLLING=&gt;Inflation(Now in crisis (cascaded from: Systemic Corruption))','6: END-CRISIS ROLLING=&gt;4(Dice roll 1D6: crisis cat)','6: END-CRISIS ROLLING=&gt;CLASS(Category for crisis)','6: END-CRISIS ROLLING=&gt;2(Dice roll 1D6: node in CLASS)','6: END-CRISIS ROLLING=&gt;Affordable Housing(Problem for crisis)','6: END-CRISIS ROLLING=&gt;2(Dice roll 2D6: crisis roll for Affordable Housing)','6: END-CRISIS ROLLING=&gt;2(Crisis roll for node "Affordable Housing")','6: END-CRISIS ROLLING=&gt;Land Conversion(Now in crisis (cascaded from: Affordable Housing))','6: ENGAGE-DRAWING MONEY=&gt;1(Money drawn)','6: ENGAGE-DRAWING CARDS=&gt;('S', 13)(Card drawn: 1)','6: ENGAGE-DRAWING CARDS=&gt;('S', 14)(Card drawn: 2)','6: ENGAGE-CRISIS RISING','6: ENGAGE-DRAWING MONEY=&gt;1(Money drawn)','6: ENGAGE-DRAWING CARDS=&gt;('S', 8)(Card drawn: 1)','6: ENGAGE-DRAWING CARDS=&gt;('H', 14)(Card drawn: 2)','6: ENGAGE-DRAWING MONEY=&gt;1(Money drawn)','6: ENGAGE-DRAWING CARDS=&gt;('D', 5)(Card drawn: 1)','6: ENGAGE-DRAWING CARDS=&gt;('S', 13)(Card drawn: 2)','6: ENGAGE-CRISIS RISING','6: ACTIVATE-ATTEMPTING PROJECTS=&gt;(('S', 13), 'S', 3, "Base fix 'Clean Water Shortage' (CLASS) triggers crisis")(Skill for project)','6: ACTIVATE-ATTEMPTING PROJECTS=&gt;1(Consultant fees)','6: ACTIVATE-ATTEMPTING PROJECTS=&gt;4(Dice roll 2D6: skill check)','6: ACTIVATE-ATTEMPTING PROJECTS=&gt;(('H', 8), 'H', 2, "Base fix 'Education' (SOCIAL) triggers crisis")(Skill for project)','6: ACTIVATE-ATTEMPTING PROJECTS=&gt;2(Consultant fees)','6: ACTIVATE-ATTEMPTING PROJECTS=&gt;5(Dice roll 2D6: skill check)','6: ACTIVATE-ATTEMPTING PROJECTS=&gt;(('D', 10), 'D', 1, "Base fix 'Education' (SOCIAL) triggers crisis")(Skill for project)','6: ACTIVATE-ATTEMPTING PROJECTS=&gt;0(Consultant fees)','6: ACTIVATE-ATTEMPTING PROJECTS=&gt;9(Dice roll 2D6: skill check)','6: ACTIVATE-ATTEMPTING PROJECTS=&gt;(('S', 14), 'H', 1, "Base fix 'Education' (SOCIAL) triggers crisis")(Skill for project)','6: ACTIVATE-ATTEMPTING PROJECTS=&gt;None(Skill for project)','6: ACTIVATE-DOING RESEARCH=&gt;None(Start researching)','6: ACTIVATE-ATTEMPTING PROJECTS=&gt;(('H', 13), 'H', 0, "Base fix 'Clean Water Shortage' (CLASS) triggers crisis")(Skill for project)','6: ACTIVATE-ATTEMPTING PROJECTS=&gt;0(Consultant fees)','6: ACTIVATE-ATTEMPTING PROJECTS=&gt;10(Dice roll 2D6: skill check)','6: ACTIVATE-ATTEMPTING PROJECTS=&gt;(('D', 3), 'D', 1, "Base fix 'Education' (SOCIAL) triggers crisis")(Skill for project)','6: ACTIVATE-ATTEMPTING PROJECTS=&gt;3(Consultant fees)','6: ACTIVATE-ATTEMPTING PROJECTS=&gt;9(Dice roll 2D6: skill check)','6: ACTIVATE-ATTEMPTING PROJECTS=&gt;(('H', 14), 'S', 2, "Improved fix 'Sprawl' (INDUSTRIAL)")(Skill for project)','6: ACTIVATE-ATTEMPTING PROJECTS=&gt;(('H', 2), 'H', 0, "Base fix 'Education' (SOCIAL) triggers crisis")(Skill for project)','6: ACTIVATE-ATTEMPTING PROJECTS=&gt;0(Consultant fees)','6: ACTIVATE-ATTEMPTING PROJECTS=&gt;3(Dice roll 2D6: skill check)','6: ACTIVATE-ATTEMPTING PROJECTS=&gt;None(Skill for project)','6: ACTIVATE-DOING RESEARCH=&gt;None(Start researching)','6: ACTIVATE-ATTEMPTING PROJECTS=&gt;(('D', 3), 'D', 0, "Base fix 'Education' (SOCIAL) triggers crisis")(Skill for project)','6: ACTIVATE-ATTEMPTING PROJECTS=&gt;0(Consultant fees)','6: ACTIVATE-ATTEMPTING PROJECTS=&gt;9(Dice roll 2D6: skill check)','6: ACTIVATE-ATTEMPTING PROJECTS=&gt;(('S', 13), 'S', 1, "Base fix 'Clean Water Shortage' (CLASS) triggers crisis")(Skill for project)','6: ACTIVATE-ATTEMPTING PROJECTS=&gt;0(Consultant fees)','6: ACTIVATE-ATTEMPTING PROJECTS=&gt;7(Dice roll 2D6: skill check)','6: ACTIVATE-ATTEMPTING PROJECTS=&gt;(('D', 5), 'D', 0, "Base fix 'Education' (SOCIAL) triggers crisis")(Skill for project)','6: ACTIVATE-ATTEMPTING PROJECTS=&gt;1(Consultant fees)','6: ACTIVATE-ATTEMPTING PROJECTS=&gt;10(Dice roll 2D6: skill check)','6: ACTIVATE-DOING RESEARCH=&gt;None(Start researching)','6: END-FINALIZING=&gt;Improved fix 'Sprawl' (INDUSTRIAL)(Project overskilled for "('H', 14)")','6: END-FINALIZING=&gt;Base fix 'Education' (SOCIAL) triggers crisis(Project overskilled for "('S', 14)")','6: END-CRISIS ROLLING=&gt;INDUSTRIAL(Crisis chip: full category)','6: END-CRISIS ROLLING=&gt;ECONOMIC(Crisis chip: full category)','6: END-CRISIS ROLLING=&gt;SOCIAL(Crisis chip: full category)','6: END-CRISIS ROLLING=&gt;4(Dice roll 1D6: crisis cat)','6: END-CRISIS ROLLING=&gt;CLASS(Category for crisis)','6: END-CRISIS ROLLING=&gt;1(Dice roll 1D6: node in CLASS)','6: END-CRISIS ROLLING=&gt;Healthcare(Problem for crisis)','6: END-CRISIS ROLLING=&gt;7(Dice roll 2D6: crisis roll for Healthcare)','6: END-CRISIS ROLLING=&gt;7(Crisis roll for node "Healthcare")','6: END-CRISIS ROLLING=&gt;Food Shortage(Now in crisis (cascaded from: Healthcare))','6: END-CRISIS ROLLING=&gt;5(Dice roll 1D6: crisis cat)','6: END-CRISIS ROLLING=&gt;ENVIRONMENTAL(Category for crisis)','6: END-CRISIS ROLLING=&gt;2(Dice roll 1D6: node in ENVIRONMENTAL)','6: END-CRISIS ROLLING=&gt;Climate Change(Problem for crisis)','6: END-CRISIS ROLLING=&gt;6(Dice roll 2D6: crisis roll for Climate Change)','6: END-CRISIS ROLLING=&gt;6(Crisis roll for node "Climate Change")','6: END-CRISIS ROLLING=&gt;Biodiversity Loss(Now in crisis (cascaded from: Climate Change))','6: END-CRISIS ROLLING=&gt;Energy Shortage(Now in crisis (cascaded from: Climate Change))','6: END-CRISIS ROLLING=&gt;Freshwater Depletion(Now in crisis (cascaded from: Climate Change))','7: ENGAGE-DRAWING MONEY=&gt;1(Money drawn)','7: ENGAGE-DRAWING CARDS=&gt;('D', 12)(Card drawn: 1)','7: ENGAGE-DRAWING CARDS=&gt;('S', 11)(Card drawn: 2)','7: ENGAGE-CRISIS RISING','7: ENGAGE-DRAWING MONEY=&gt;1(Money drawn)','7: ENGAGE-DRAWING CARDS=&gt;('S', 10)(Card drawn: 1)','7: ENGAGE-DRAWING CARDS=&gt;('D', 11)(Card drawn: 2)','7: ENGAGE-DRAWING MONEY=&gt;1(Money drawn)','7: ENGAGE-DRAWING CARDS=&gt;('S', 5)(Card drawn: 1)','7: ENGAGE-DRAWING CARDS=&gt;('S', 8)(Card drawn: 2)','7: ENGAGE-CRISIS RISING','7: ACTIVATE-ATTEMPTING PROJECTS=&gt;None(Skill for project)','7: ACTIVATE-DOING RESEARCH=&gt;None(Start researching)','7: ACTIVATE-ATTEMPTING PROJECTS=&gt;(('S', 8), 'S', 0, "Improved fix 'Sprawl' (INDUSTRIAL)")(Skill for project)','7: ACTIVATE-ATTEMPTING PROJECTS=&gt;2(Consultant fees)','7: ACTIVATE-ATTEMPTING PROJECTS=&gt;3(Dice roll 2D6: skill check)','7: ACTIVATE-ATTEMPTING PROJECTS=&gt;None(Skill for project)','7: ACTIVATE-DOING RESEARCH=&gt;None(Start researching)','7: ACTIVATE-ATTEMPTING PROJECTS=&gt;(('S', 5), 'S', 0, "Base fix 'Clean Water Shortage' (CLASS) triggers crisis")(Skill for project)','7: ACTIVATE-ATTEMPTING PROJECTS=&gt;1(Consultant fees)','7: ACTIVATE-ATTEMPTING PROJECTS=&gt;8(Dice roll 2D6: skill check)','7: ACTIVATE-ATTEMPTING PROJECTS=&gt;(('S', 8), 'S', 0, "Base fix 'Clean Water Shortage' (CLASS) triggers crisis")(Skill for project)','7: ACTIVATE-ATTEMPTING PROJECTS=&gt;8(Dice roll 2D6: skill check)','7: ACTIVATE-DOING RESEARCH=&gt;None(Start researching)','7: END-FINALIZING=&gt;Base fix 'Education' (SOCIAL) triggers crisis(Project abandoned)','7: END-CRISIS ROLLING=&gt;INDUSTRIAL(Crisis chip: full category)','7: END-CRISIS ROLLING=&gt;ECONOMIC(Crisis chip: full category)','7: END-CRISIS ROLLING=&gt;SOCIAL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4(Dice roll 1D6: node in ENVIRONMENTAL)','7: END-CRISIS ROLLING=&gt;Air &amp; Ozone Degradation(Problem for crisis)','7: END-CRISIS ROLLING=&gt;10(Dice roll 2D6: crisis roll for Air &amp; Ozone Degradation)','7: END-CRISIS ROLLING=&gt;10(Crisis roll for node "Air &amp; Ozone Degradation")','7: END-CRISIS ROLLING=&gt;4(Dice roll 2D6: crisis roll for Air &amp; Ozone Degradation)','7: END-CRISIS ROLLING=&gt;4(Crisis roll for node "Air &amp; Ozone Degradation")','7: END-CRISIS ROLLING=&gt;Air &amp; Ozone Degradation(Now in crisis)','8: ENGAGE-DRAWING MONEY=&gt;1(Money drawn)','8: ENGAGE-DRAWING CARDS=&gt;('C', 9)(Card drawn: 1)','8: ENGAGE-DRAWING CARDS=&gt;('S', 10)(Card drawn: 2)','8: ENGAGE-CRISIS RISING','8: ENGAGE-DRAWING MONEY=&gt;1(Money drawn)','8: ENGAGE-DRAWING CARDS=&gt;('C', 10)(Card drawn: 1)','8: ENGAGE-DRAWING CARDS=&gt;('H', 9)(Card drawn: 2)','8: ENGAGE-DRAWING MONEY=&gt;1(Money drawn)','8: ENGAGE-DRAWING CARDS=&gt;('H', 4)(Card drawn: 1)','8: ENGAGE-DRAWING CARDS=&gt;('S', 3)(Card drawn: 2)','8: ENGAGE-CRISIS RISING','8: ACTIVATE-ATTEMPTING PROJECTS=&gt;(('C', 9), 'C', 3, "Improved fix 'Sprawl' (INDUSTRIAL)")(Skill for project)','8: ACTIVATE-ATTEMPTING PROJECTS=&gt;0(Consultant fees)','8: ACTIVATE-ATTEMPTING PROJECTS=&gt;5(Dice roll 2D6: skill check)','8: ACTIVATE-ATTEMPTING PROJECTS=&gt;(('S', 10), 'S', 3, "Improved fix 'Sprawl' (INDUSTRIAL)")(Skill for project)','8: ACTIVATE-ATTEMPTING PROJECTS=&gt;1(Consultant fees)','8: ACTIVATE-ATTEMPTING PROJECTS=&gt;4(Dice roll 2D6: skill check)','8: ACTIVATE-ATTEMPTING PROJECTS=&gt;None(Skill for project)','8: ACTIVATE-DOING RESEARCH=&gt;None(Start researching)','8: ACTIVATE-ATTEMPTING PROJECTS=&gt;Base(Start project: type)','8: ACTIVATE-ATTEMPTING PROJECTS=&gt;SOCIAL(Start project: fix category)','8: ACTIVATE-ATTEMPTING PROJECTS=&gt;Education(Start project: fix problem)','8: ACTIVATE-ATTEMPTING PROJECTS=&gt;Base fix 'Education' (SOCIAL) triggers crisis(Project started)','8: ACTIVATE-ATTEMPTING PROJECTS=&gt;(('S', 10), 'S', 0, "Base fix 'Clean Water Shortage' (CLASS) triggers crisis")(Skill for project)','8: ACTIVATE-ATTEMPTING PROJECTS=&gt;0(Consultant fees)','8: ACTIVATE-ATTEMPTING PROJECTS=&gt;4(Dice roll 2D6: skill check)','8: ACTIVATE-ATTEMPTING PROJECTS=&gt;None(Skill for project)','8: ACTIVATE-DOING RESEARCH=&gt;None(Start researching)','8: ACTIVATE-ATTEMPTING PROJECTS=&gt;(('S', 3), 'S', 1, "Base fix 'Clean Water Shortage' (CLASS) triggers crisis")(Skill for project)','8: ACTIVATE-ATTEMPTING PROJECTS=&gt;0(Consultant fees)','8: ACTIVATE-ATTEMPTING PROJECTS=&gt;8(Dice roll 2D6: skill check)','8: ACTIVATE-ATTEMPTING PROJECTS=&gt;None(Skill for project)','8: ACTIVATE-DOING RESEARCH=&gt;None(Start researching)','9: END-FINALIZING=&gt;Base fix 'Education' (SOCIAL) triggers crisis(Project abandoned)','9: END-CRISIS ROLLING=&gt;INDUSTRIAL(Crisis chip: full category)','9: END-CRISIS ROLLING=&gt;ECONOMIC(Crisis chip: full category)','9: END-CRISIS ROLLING=&gt;SOCIAL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5(Dice roll 1D6: node in CLASS)','9: END-CRISIS ROLLING=&gt;3(Dice roll 1D6: node in CLASS)','9: END-CRISIS ROLLING=&gt;Clean Water Shortage(Problem for crisis)','9: END-CRISIS ROLLING=&gt;6(Dice roll 2D6: crisis roll for Clean Water Shortage)','9: END-CRISIS ROLLING=&gt;6(Crisis roll for node "Clean Water Shortage")','9: END-CRISIS ROLLING=&gt;Clean Water Shortage(Now in crisis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6(Dice roll 1D6: node in ENVIRONMENTAL)','9: END-CRISIS ROLLING=&gt;1(Dice roll 1D6: node in ENVIRONMENTAL)','9: END-CRISIS ROLLING=&gt;Chemical Pollution(Problem for crisis)','9: END-CRISIS ROLLING=&gt;11(Dice roll 2D6: crisis roll for Chemical Pollution)','9: END-CRISIS ROLLING=&gt;11(Crisis roll for node "Chemical Pollution")','9: END-CRISIS ROLLING=&gt;Chemical Pollution(Crisis averted)','9: ENGAGE-DRAWING MONEY=&gt;1(Money drawn)','9: ENGAGE-DRAWING CARDS=&gt;('H', 12)(Card drawn: 1)','9: ENGAGE-DRAWING CARDS=&gt;('H', 3)(Card drawn: 2)','9: ENGAGE-CRISIS RISING','9: ENGAGE-DRAWING MONEY=&gt;1(Money drawn)','9: ENGAGE-DRAWING CARDS=&gt;('D', 7)(Card drawn: 1)','9: ENGAGE-DRAWING CARDS=&gt;('H', 8)(Card drawn: 2)','9: ENGAGE-DRAWING MONEY=&gt;1(Money drawn)','9: ENGAGE-DRAWING CARDS=&gt;('S', 4)(Card drawn: 1)','9: ENGAGE-DRAWING CARDS=&gt;('S', 11)(Card drawn: 2)','9: ENGAGE-CRISIS RISING','9: ACTIVATE-ATTEMPTING PROJECTS=&gt;(('H', 12), 'H', 3, "Base fix 'Clean Water Shortage' (CLASS) triggers crisis")(Skill for project)','9: ACTIVATE-ATTEMPTING PROJECTS=&gt;0(Consultant fees)','9: ACTIVATE-ATTEMPTING PROJECTS=&gt;9(Dice roll 2D6: skill check)','9: ACTIVATE-ATTEMPTING PROJECTS=&gt;(('S', 11), 'S', 2, "Improved fix 'Sprawl' (INDUSTRIAL)")(Skill for project)','9: ACTIVATE-ATTEMPTING PROJECTS=&gt;1(Consultant fees)','9: ACTIVATE-ATTEMPTING PROJECTS=&gt;4(Dice roll 2D6: skill check)','9: ACTIVATE-ATTEMPTING PROJECTS=&gt;None(Skill for project)','9: ACTIVATE-DOING RESEARCH=&gt;None(Start researching)','9: ACTIVATE-ATTEMPTING PROJECTS=&gt;None(Start project: type)','9: ACTIVATE-ATTEMPTING PROJECTS=&gt;(('C', 10), 'C', 1, "Improved fix 'Sprawl' (INDUSTRIAL)")(Skill for project)','9: ACTIVATE-ATTEMPTING PROJECTS=&gt;1(Consultant fees)','9: ACTIVATE-ATTEMPTING PROJECTS=&gt;10(Dice roll 2D6: skill check)','9: ACTIVATE-ATTEMPTING PROJECTS=&gt;(('H', 9), 'H', 1, "Base fix 'Clean Water Shortage' (CLASS) triggers crisis")(Skill for project)','9: ACTIVATE-ATTEMPTING PROJECTS=&gt;0(Consultant fees)','9: ACTIVATE-ATTEMPTING PROJECTS=&gt;8(Dice roll 2D6: skill check)','9: ACTIVATE-ATTEMPTING PROJECTS=&gt;(('H', 8), 'H', 2, "Base fix 'Clean Water Shortage' (CLASS) triggers crisis")(Skill for project)','9: ACTIVATE-ATTEMPTING PROJECTS=&gt;1(Consultant fees)','9: ACTIVATE-ATTEMPTING PROJECTS=&gt;6(Dice roll 2D6: skill check)','9: ACTIVATE-DOING RESEARCH=&gt;None(Start researching)','9: ACTIVATE-ATTEMPTING PROJECTS=&gt;(('S', 11), 'S', 2, "Base fix 'Clean Water Shortage' (CLASS) triggers crisis")(Skill for project)','9: ACTIVATE-ATTEMPTING PROJECTS=&gt;0(Consultant fees)','9: ACTIVATE-ATTEMPTING PROJECTS=&gt;7(Dice roll 2D6: skill check)','9: ACTIVATE-ATTEMPTING PROJECTS=&gt;(('S', 4), 'S', 1, "Improved fix 'Sprawl' (INDUSTRIAL)")(Skill for project)','9: ACTIVATE-ATTEMPTING PROJECTS=&gt;2(Consultant fees)','9: ACTIVATE-ATTEMPTING PROJECTS=&gt;8(Dice roll 2D6: skill check)','9: ACTIVATE-ATTEMPTING PROJECTS=&gt;(('H', 4), 'H', 0, "Base fix 'Clean Water Shortage' (CLASS) triggers crisis")(Skill for project)','9: ACTIVATE-ATTEMPTING PROJECTS=&gt;10(Dice roll 2D6: skill check)','9: ACTIVATE-DOING RESEARCH=&gt;None(Start researching)','9: END-CRISIS ROLLING=&gt;INDUSTRIAL(Crisis chip: full category)','9: END-CRISIS ROLLING=&gt;ECONOMIC(Crisis chip: full category)','9: END-CRISIS ROLLING=&gt;SOCIAL(Crisis chip: full category)','9: END-CRISIS ROLLING=&gt;CLAS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1(Dice roll 1D6: node in ENVIRONMENTAL)','9: END-CRISIS ROLLING=&gt;Chemical Pollution(Problem for crisis)','9: END-CRISIS ROLLING=&gt;2(Dice roll 2D6: crisis roll for Chemical Pollution)','9: END-CRISIS ROLLING=&gt;2(Crisis roll for node "Chemical Pollution")','9: END-CRISIS ROLLING=&gt;Chemical Pollution(Now in crisis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6(Dice roll 1D6: node in LIVING STANDARDS)','9: END-CRISIS ROLLING=&gt;5(Dice roll 1D6: node in LIVING STANDARDS)','9: END-CRISIS ROLLING=&gt;4(Dice roll 1D6: node in LIVING STANDARDS)','9: END-CRISIS ROLLING=&gt;2(Dice roll 1D6: node in LIVING STANDARDS)','9: END-CRISIS ROLLING=&gt;Low Labour Standards(Problem for crisis)','9: END-CRISIS ROLLING=&gt;9(Dice roll 2D6: crisis roll for Low Labour Standards)','9: END-CRISIS ROLLING=&gt;9(Crisis roll for node "Low Labour Standards")','9: END-CRISIS ROLLING=&gt;Low Labour Standards(Crisis averted)','10: ENGAGE-DRAWING MONEY=&gt;1(Money drawn)','10: ENGAGE-DRAWING CARDS=&gt;('H', 12)(Card drawn: 1)','10: ENGAGE-DRAWING CARDS=&gt;('H', 1)(Card drawn: 2)','10: ENGAGE-CRISIS RISING','10: ENGAGE-DRAWING MONEY=&gt;1(Money drawn)','10: ENGAGE-DRAWING CARDS=&gt;('H', 1)(Card drawn: 1)','10: ENGAGE-DRAWING CARDS=&gt;('D', 7)(Card drawn: 2)','10: ENGAGE-DRAWING MONEY=&gt;1(Money drawn)','10: ENGAGE-DRAWING CARDS=&gt;('S', 4)(Card drawn: 1)','10: ENGAGE-DRAWING CARDS=&gt;('S', 6)(Card drawn: 2)','10: ENGAGE-CRISIS RISING','10: ACTIVATE-ATTEMPTING PROJECTS=&gt;(('H', 3), 'H', 2, "Base fix 'Clean Water Shortage' (CLASS) triggers crisis")(Skill for project)','10: ACTIVATE-ATTEMPTING PROJECTS=&gt;2(Consultant fees)','10: ACTIVATE-ATTEMPTING PROJECTS=&gt;8(Dice roll 2D6: skill check)','10: ACTIVATE-ATTEMPTING PROJECTS=&gt;(('H', 1), 'H', 3, "Base fix 'Clean Water Shortage' (CLASS) triggers crisis")(Skill for project)','10: ACTIVATE-ATTEMPTING PROJECTS=&gt;0(Consultant fees)','10: ACTIVATE-ATTEMPTING PROJECTS=&gt;8(Dice roll 2D6: skill check)','10: ACTIVATE-ATTEMPTING PROJECTS=&gt;(('H', 12), 'H', 2, "Base fix 'Clean Water Shortage' (CLASS) triggers crisis")(Skill for project)','10: ACTIVATE-ATTEMPTING PROJECTS=&gt;0(Consultant fees)','10: ACTIVATE-ATTEMPTING PROJECTS=&gt;11(Dice roll 2D6: skill check)','10: ACTIVATE-DOING RESEARCH=&gt;None(Start researching)','10: ACTIVATE-ATTEMPTING PROJECTS=&gt;Base(Start project: type)','10: ACTIVATE-ATTEMPTING PROJECTS=&gt;ECONOMIC(Start project: fix category)','10: ACTIVATE-ATTEMPTING PROJECTS=&gt;Inflation(Start project: fix problem)','10: ACTIVATE-ATTEMPTING PROJECTS=&gt;Base fix 'Inflation' (ECONOMIC) triggers crisis(Project started)','10: ACTIVATE-ATTEMPTING PROJECTS=&gt;(('H', 1), 'H', 2, "Base fix 'Clean Water Shortage' (CLASS) triggers crisis")(Skill for project)','10: ACTIVATE-ATTEMPTING PROJECTS=&gt;1(Consultant fees)','10: ACTIVATE-ATTEMPTING PROJECTS=&gt;11(Dice roll 2D6: skill check)','10: ACTIVATE-ATTEMPTING PROJECTS=&gt;(('D', 7), 'D', 1, "Base fix 'Inflation' (ECONOMIC) triggers crisis")(Skill for project)','10: ACTIVATE-ATTEMPTING PROJECTS=&gt;1(Consultant fees)','10: ACTIVATE-ATTEMPTING PROJECTS=&gt;9(Dice roll 2D6: skill check)','10: ACTIVATE-ATTEMPTING PROJECTS=&gt;(('D', 11), 'D', 0, "Base fix 'Inflation' (ECONOMIC) triggers crisis")(Skill for project)','10: ACTIVATE-ATTEMPTING PROJECTS=&gt;6(Dice roll 2D6: skill check)','10: ACTIVATE-ATTEMPTING PROJECTS=&gt;None(Skill for project)','10: ACTIVATE-DOING RESEARCH=&gt;None(Start researching)','10: ACTIVATE-ATTEMPTING PROJECTS=&gt;None(Skill for project)','10: ACTIVATE-DOING RESEARCH=&gt;None(Start researching)','10: END-FINALIZING=&gt;Improved fix 'Sprawl' (INDUSTRIAL)(Project abandoned)','10: END-CRISIS ROLLING=&gt;INDUSTRIAL(Crisis chip: full category)','10: END-CRISIS ROLLING=&gt;ECONOMIC(Crisis chip: full category)','10: END-CRISIS ROLLING=&gt;SOCIAL(Crisis chip: full category)','10: END-CRISIS ROLLING=&gt;CLASS(Crisis chip: full category)','10: END-CRISIS ROLLING=&gt;2(Dice roll 1D6: crisis cat)','10: END-CRISIS ROLLING=&gt;ECONOMIC(Category for crisis)','10: END-CRISIS ROLLING=&gt;ECONOMIC(Crisis chip: full category)','10: END-CRISIS ROLLING=&gt;6(Dice roll 1D6: crisis cat)','10: END-CRISIS ROLLING=&gt;LIVING STANDARDS(Category for crisis)','10: END-CRISIS ROLLING=&gt;6(Dice roll 1D6: node in LIVING STANDARDS)','10: END-CRISIS ROLLING=&gt;5(Dice roll 1D6: node in LIVING STANDARDS)','10: END-CRISIS ROLLING=&gt;4(Dice roll 1D6: node in LIVING STANDARDS)','10: END-CRISIS ROLLING=&gt;6(Dice roll 1D6: node in LIVING STANDARDS)','10: END-CRISIS ROLLING=&gt;4(Dice roll 1D6: node in LIVING STANDARDS)','10: END-CRISIS ROLLING=&gt;6(Dice roll 1D6: node in LIVING STANDARDS)','10: END-CRISIS ROLLING=&gt;6(Dice roll 1D6: node in LIVING STANDARDS)','10: END-CRISIS ROLLING=&gt;4(Dice roll 1D6: node in LIVING STANDARDS)','10: END-CRISIS ROLLING=&gt;2(Dice roll 1D6: node in LIVING STANDARDS)','10: END-CRISIS ROLLING=&gt;Low Labour Standards(Problem for crisis)','10: END-CRISIS ROLLING=&gt;8(Dice roll 2D6: crisis roll for Low Labour Standards)','10: END-CRISIS ROLLING=&gt;8(Crisis roll for node "Low Labour Standards")','10: END-CRISIS ROLLING=&gt;Low Labour Standards(Now in crisis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3(Dice roll 1D6: node in ENVIRONMENTAL)','10: END-CRISIS ROLLING=&gt;Freshwater Depletion(Crisis chip: overwhelmed problem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5(Dice roll 1D6: node in ENVIRONMENTAL)','10: END-CRISIS ROLLING=&gt;Ocean Degradation(Problem for crisis)','10: END-CRISIS ROLLING=&gt;9(Dice roll 2D6: crisis roll for Ocean Degradation)','10: END-CRISIS ROLLING=&gt;9(Crisis roll for node "Ocean Degradation")','10: END-CRISIS ROLLING=&gt;Ocean Degradation(Crisis averted)','11: ENGAGE-DRAWING MONEY=&gt;1(Money drawn)','11: ENGAGE-DRAWING CARDS=&gt;('H', 11)(Card drawn: 1)','11: ENGAGE-DRAWING CARDS=&gt;('S', 6)(Card drawn: 2)','11: ENGAGE-CRISIS RISING','11: ENGAGE-DRAWING MONEY=&gt;1(Money drawn)','11: ENGAGE-DRAWING CARDS=&gt;('D', 6)(Card drawn: 1)','11: ENGAGE-DRAWING CARDS=&gt;('D', 4)(Card drawn: 2)','11: ENGAGE-DRAWING MONEY=&gt;1(Money drawn)','11: ENGAGE-DRAWING CARDS=&gt;('H', 6)(Card drawn: 1)','11: ENGAGE-DRAWING CARDS=&gt;('D', 2)(Card drawn: 2)','11: ENGAGE-CRISIS RISING','11: ACTIVATE-ATTEMPTING PROJECTS=&gt;Remove-Tradeoff(Start project: type)','11: ACTIVATE-ATTEMPTING PROJECTS=&gt;ECONOMIC(Start project: fix category)','11: ACTIVATE-ATTEMPTING PROJECTS=&gt;Inflation(Start project: fix problem)','11: ACTIVATE-ATTEMPTING PROJECTS=&gt;Improved fix 'Inflation' (ECONOMIC)(Project started)','11: ACTIVATE-ATTEMPTING PROJECTS=&gt;(('D', 6), 'D', 0, "Improved fix 'Inflation' (ECONOMIC)")(Skill for project)','11: ACTIVATE-ATTEMPTING PROJECTS=&gt;3(Consultant fees)','11: ACTIVATE-ATTEMPTING PROJECTS=&gt;7(Dice roll 2D6: skill check)','11: ACTIVATE-ATTEMPTING PROJECTS=&gt;(('S', 6), 'S', 2, "Improved fix 'Inflation' (ECONOMIC)")(Skill for project)','11: ACTIVATE-ATTEMPTING PROJECTS=&gt;4(Dice roll 2D6: skill check)','11: ACTIVATE-ATTEMPTING PROJECTS=&gt;(('H', 11), 'H', 1, "Base fix 'Clean Water Shortage' (CLASS) triggers crisis")(Skill for project)','11: ACTIVATE-ATTEMPTING PROJECTS=&gt;7(Dice roll 2D6: skill check)','11: ACTIVATE-ATTEMPTING PROJECTS=&gt;None(Skill for project)','11: ACTIVATE-DOING RESEARCH=&gt;None(Start researching)','11: ACTIVATE-ATTEMPTING PROJECTS=&gt;(('D', 6), 'D', 1, "Base fix 'Inflation' (ECONOMIC) triggers crisis")(Skill for project)','11: ACTIVATE-ATTEMPTING PROJECTS=&gt;0(Consultant fees)','11: ACTIVATE-ATTEMPTING PROJECTS=&gt;6(Dice roll 2D6: skill check)','11: ACTIVATE-ATTEMPTING PROJECTS=&gt;(('D', 4), 'D', 1, "Base fix 'Inflation' (ECONOMIC) triggers crisis")(Skill for project)','11: ACTIVATE-ATTEMPTING PROJECTS=&gt;1(Consultant fees)','11: ACTIVATE-ATTEMPTING PROJECTS=&gt;7(Dice roll 2D6: skill check)','11: ACTIVATE-ATTEMPTING PROJECTS=&gt;(('D', 7), 'D', 0, "Base fix 'Inflation' (ECONOMIC) triggers crisis")(Skill for project)','11: ACTIVATE-ATTEMPTING PROJECTS=&gt;6(Dice roll 2D6: skill check)','11: ACTIVATE-DOING RESEARCH=&gt;None(Start researching)','11: ACTIVATE-ATTEMPTING PROJECTS=&gt;(('S', 6), 'S', 1, "Base fix 'Inflation' (ECONOMIC) triggers crisis")(Skill for project)','11: ACTIVATE-ATTEMPTING PROJECTS=&gt;1(Consultant fees)','11: ACTIVATE-ATTEMPTING PROJECTS=&gt;12(Dice roll 2D6: skill check)','11: ACTIVATE-ATTEMPTING PROJECTS=&gt;1(Added a crisis chip)','11: ACTIVATE-ATTEMPTING PROJECTS=&gt;(('S', 4), 'S', 0, "Base fix 'Clean Water Shortage' (CLASS) triggers crisis")(Skill for project)','11: ACTIVATE-ATTEMPTING PROJECTS=&gt;0(Consultant fees)','11: ACTIVATE-ATTEMPTING PROJECTS=&gt;2(Dice roll 2D6: skill check)','11: ACTIVATE-ATTEMPTING PROJECTS=&gt;(('D', 2), 'D', 1, "Base fix 'Inflation' (ECONOMIC) triggers crisis")(Skill for project)','11: ACTIVATE-ATTEMPTING PROJECTS=&gt;1(Consultant fees)','11: ACTIVATE-ATTEMPTING PROJECTS=&gt;7(Dice roll 2D6: skill check)','11: ACTIVATE-ATTEMPTING PROJECTS=&gt;(('H', 6), 'H', 0, "Base fix 'Clean Water Shortage' (CLASS) triggers crisis")(Skill for project)','11: ACTIVATE-ATTEMPTING PROJECTS=&gt;7(Dice roll 2D6: skill check)','11: ACTIVATE-DOING RESEARCH=&gt;None(Start researching)','11: END-CRISIS ROLLING=&gt;INDUSTRIAL(Crisis chip: full category)','11: END-CRISIS ROLLING=&gt;ECONOMIC(Crisis chip: full category)','11: END-CRISIS ROLLING=&gt;SOCIAL(Crisis chip: full category)','11: END-CRISIS ROLLING=&gt;CLASS(Crisis chip: full category)','11: END-CRISIS ROLLING=&gt;LIVING STANDARDS(Crisis chip: full category)','11: END-CRISIS ROLLING=&gt;2(Dice roll 1D6: crisis cat)','11: END-CRISIS ROLLING=&gt;ECONOMIC(Category for crisis)','11: END-CRISIS ROLLING=&gt;ECONOMIC(Crisis chip: full category)','11: END-CRISIS ROLLING=&gt;6(Dice roll 1D6: crisis cat)','11: END-CRISIS ROLLING=&gt;LIVING STANDARDS(Category for crisis)','11: END-CRISIS ROLLING=&gt;LIVING STANDARDS(Crisis chip: full category)','11: END-CRISIS ROLLING=&gt;5(Dice roll 1D6: crisis cat)','11: END-CRISIS ROLLING=&gt;ENVIRONMENTAL(Category for crisis)','11: END-CRISIS ROLLING=&gt;3(Dice roll 1D6: node in ENVIRONMENTAL)','11: END-CRISIS ROLLING=&gt;Freshwater Depletion(Crisis chip: overwhelmed problem)','11: END-CRISIS ROLLING=&gt;6(Dice roll 1D6: crisis cat)','11: END-CRISIS ROLLING=&gt;LIVING STANDARDS(Category for crisis)','11: END-CRISIS ROLLING=&gt;LIVING STANDARDS(Crisis chip: full category)','11: END-CRISIS ROLLING=&gt;1(Dice roll 1D6: crisis cat)','11: END-CRISIS ROLLING=&gt;INDUSTRIAL(Category for crisis)','11: END-CRISIS ROLLING=&gt;INDUSTRIAL(Crisis chip: full category)','11: END-CRISIS ROLLING=&gt;2(Dice roll 1D6: crisis cat)','11: END-CRISIS ROLLING=&gt;ECONOMIC(Category for crisis)','11: END-CRISIS ROLLING=&gt;ECONOMIC(Crisis chip: full category)','11: END-CRISIS ROLLING=&gt;6(Dice roll 1D6: crisis cat)','11: END-CRISIS ROLLING=&gt;LIVING STANDARDS(Category for crisis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4(Dice roll 1D6: crisis cat)','11: END-CRISIS ROLLING=&gt;CLASS(Category for crisis)','11: END-CRISIS ROLLING=&gt;CLASS(Crisis chip: full category)','11: END-CRISIS ROLLING=&gt;5(Dice roll 1D6: crisis cat)','11: END-CRISIS ROLLING=&gt;ENVIRONMENTAL(Category for crisis)','11: END-CRISIS ROLLING=&gt;4(Dice roll 1D6: node in ENVIRONMENTAL)','11: END-CRISIS ROLLING=&gt;Air &amp; Ozone Degradation(Crisis chip: overwhelmed problem)','11: END-CRISIS ROLLING=&gt;5(Dice roll 1D6: crisis cat)','11: END-CRISIS ROLLING=&gt;ENVIRONMENTAL(Category for crisis)','11: END-CRISIS ROLLING=&gt;3(Dice roll 1D6: node in ENVIRONMENTAL)','11: END-CRISIS ROLLING=&gt;Freshwater Depletion(Crisis chip: overwhelmed problem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4(Dice roll 1D6: crisis cat)','11: END-CRISIS ROLLING=&gt;CLASS(Category for crisis)','11: END-CRISIS ROLLING=&gt;CLASS(Crisis chip: full category)','11: END-CRISIS ROLLING=&gt;1(Dice roll 1D6: crisis cat)','11: END-CRISIS ROLLING=&gt;INDUSTRIAL(Category for crisis)','11: END-CRISIS ROLLING=&gt;INDUSTRIAL(Crisis chip: full category)','11: END-CRISIS ROLLING=&gt;1(Dice roll 1D6: crisis cat)','11: END-CRISIS ROLLING=&gt;INDUSTRIAL(Category for crisis)','11: END-CRISIS ROLLING=&gt;INDUSTRIAL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CLASS(Crisis chip: full category)','11: END-CRISIS ROLLING=&gt;4(Dice roll 1D6: crisis cat)','11: END-CRISIS ROLLING=&gt;CLASS(Category for crisis)','11: END-CRISIS ROLLING=&gt;CLASS(Crisis chip: full category)','11: END-CRISIS ROLLING=&gt;4(Dice roll 1D6: crisis cat)','11: END-CRISIS ROLLING=&gt;CLASS(Category for crisis)','11: END-CRISIS ROLLING=&gt;CLASS(Crisis chip: full category)','11: END-CRISIS ROLLING=&gt;1(Dice roll 1D6: crisis cat)','11: END-CRISIS ROLLING=&gt;INDUSTRIAL(Category for crisis)','11: END-CRISIS ROLLING=&gt;INDUSTRIAL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6(Dice roll 1D6: node in ENVIRONMENTAL)','11: END-CRISIS ROLLING=&gt;1(Dice roll 1D6: node in ENVIRONMENTAL)','11: END-CRISIS ROLLING=&gt;Chemical Pollution(Crisis chip: overwhelmed problem)','11: END-CRISIS ROLLING=&gt;5(Dice roll 1D6: crisis cat)','11: END-CRISIS ROLLING=&gt;ENVIRONMENTAL(Category for crisis)','11: END-CRISIS ROLLING=&gt;6(Dice roll 1D6: node in ENVIRONMENTAL)','11: END-CRISIS ROLLING=&gt;3(Dice roll 1D6: node in ENVIRONMENTAL)','11: END-CRISIS ROLLING=&gt;Freshwater Depletion(Crisis chip: overwhelmed problem)','11: END-CRISIS ROLLING=&gt;5(Dice roll 1D6: crisis cat)','11: END-CRISIS ROLLING=&gt;ENVIRONMENTAL(Category for crisis)','11: END-CRISIS ROLLING=&gt;5(Dice roll 1D6: node in ENVIRONMENTAL)','11: END-CRISIS ROLLING=&gt;Ocean Degradation(Problem for crisis)','11: END-CRISIS ROLLING=&gt;7(Dice roll 2D6: crisis roll for Ocean Degradation)','11: END-CRISIS ROLLING=&gt;7(Crisis roll for node "Ocean Degradation")','11: END-CRISIS ROLLING=&gt;Ocean Degradation(Now in crisis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5(Dice roll 1D6: node in ENVIRONMENTAL)','11: END-CRISIS ROLLING=&gt;Ocean Degradation(Crisis chip: overwhelmed problem)','11: END-CRISIS ROLLING=&gt;6(Dice roll 1D6: crisis cat)','11: END-CRISIS ROLLING=&gt;LIVING STANDARDS(Category for crisis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1(Dice roll 1D6: crisis cat)','11: END-CRISIS ROLLING=&gt;INDUSTRIAL(Category for crisis)','11: END-CRISIS ROLLING=&gt;INDUSTRIAL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CLASS(Crisis chip: full category)','11: END-CRISIS ROLLING=&gt;3(Dice roll 1D6: crisis cat)','11: END-CRISIS ROLLING=&gt;SOCIAL(Category for crisis)','11: END-CRISIS ROLLING=&gt;SOCIAL(Crisis chip: full category)','11: END-CRISIS ROLLING=&gt;4(Dice roll 1D6: crisis cat)','11: END-CRISIS ROLLING=&gt;CLASS(Category for crisis)','11: END-CRISIS ROLLING=&gt;CLASS(Crisis chip: full category)','11: END-CRISIS ROLLING=&gt;1(Dice roll 1D6: crisis cat)','11: END-CRISIS ROLLING=&gt;INDUSTRIAL(Category for crisis)','11: END-CRISIS ROLLING=&gt;INDUSTRIAL(Crisis chip: full category)','11: END-CRISIS ROLLING=&gt;1(Dice roll 1D6: crisis cat)','11: END-CRISIS ROLLING=&gt;INDUSTRIAL(Category for crisis)','11: END-CRISIS ROLLING=&gt;INDUSTRIAL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1(Dice roll 1D6: node in ENVIRONMENTAL)','11: END-CRISIS ROLLING=&gt;Chemical Pollution(Crisis chip: overwhelmed problem)','11: END-CRISIS ROLLING=&gt;5(Dice roll 1D6: crisis cat)','11: END-CRISIS ROLLING=&gt;ENVIRONMENTAL(Category for crisis)','11: END-CRISIS ROLLING=&gt;6(Dice roll 1D6: node in ENVIRONMENTAL)','11: END-CRISIS ROLLING=&gt;4(Dice roll 1D6: node in ENVIRONMENTAL)','11: END-CRISIS ROLLING=&gt;Air &amp; Ozone Degradation(Crisis chip: overwhelmed problem)','11: END-CRISIS ROLLING=&gt;4(Dice roll 1D6: crisis cat)','11: END-CRISIS ROLLING=&gt;CLASS(Category for crisis)','11: END-CRISIS ROLLING=&gt;CLASS(Crisis chip: full category)','11: END-CRISIS ROLLING=&gt;5(Dice roll 1D6: crisis cat)','11: END-CRISIS ROLLING=&gt;ENVIRONMENTAL(Category for crisis)','11: END-CRISIS ROLLING=&gt;2(Dice roll 1D6: node in ENVIRONMENTAL)','11: END-CRISIS ROLLING=&gt;Climate Change(Crisis chip: overwhelmed problem)','11: END-CRISIS ROLLING=&gt;4(Dice roll 1D6: crisis cat)','11: END-CRISIS ROLLING=&gt;CLASS(Category for crisis)','11: END-CRISIS ROLLING=&gt;CLASS(Crisis chip: full category)','11: END-CRISIS ROLLING=&gt;6(Dice roll 1D6: crisis cat)','11: END-CRISIS ROLLING=&gt;LIVING STANDARDS(Category for crisis)','11: END-CRISIS ROLLING=&gt;LIVING STANDARDS(Crisis chip: full category)','11: END-CRISIS ROLLING=&gt;5(Dice roll 1D6: crisis cat)','11: END-CRISIS ROLLING=&gt;ENVIRONMENTAL(Category for crisis)','11: END-CRISIS ROLLING=&gt;2(Dice roll 1D6: node in ENVIRONMENTAL)','11: END-CRISIS ROLLING=&gt;Climate Change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3, 15, 17, 22, 24, 25, 27, 28]}</text:p>
          </table:table-cell>
          <table:table-cell table:style-name="Gnumeric-default" office:value-type="string">
            <text:p>{'abandoned-project': [[], [], [], [], [], [], [], [True, True], [], [], [], [], [], [], [], [], [], [True], [], [], [], [], [], [], [], [], [], [], [], [], [], [], [], [], [], [], [], [], [], [], [], [], [], [], [True], [], [], [], [], [], [], [], [], [], [], [], [], [], [], [], [], [True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C', 10)(Card drawn: 1)','0: ENGAGE-DRAWING CARDS=&gt;('H', 11)(Card drawn: 2)','0: ENGAGE-CRISIS RISING','0: ENGAGE-DRAWING MONEY=&gt;3(Money drawn)','0: ENGAGE-DRAWING CARDS=&gt;('H', 9)(Card drawn: 1)','0: ENGAGE-DRAWING CARDS=&gt;('H', 5)(Card drawn: 2)','0: ENGAGE-DRAWING MONEY=&gt;3(Money drawn)','0: ENGAGE-DRAWING CARDS=&gt;('C', 7)(Card drawn: 1)','0: ENGAGE-DRAWING CARDS=&gt;('H', 2)(Card drawn: 2)','0: ENGAGE-CRISIS RISING','0: ACTIVATE-ATTEMPTING PROJECTS=&gt;None(Start project: type)','0: ACTIVATE-DOING RESEARCH=&gt;None(Start researching)','0: ACTIVATE-ATTEMPTING PROJECTS=&gt;Base(Start project: type)','0: ACTIVATE-ATTEMPTING PROJECTS=&gt;CLASS(Start project: fix category)','0: ACTIVATE-ATTEMPTING PROJECTS=&gt;Food Shortage(Start project: fix problem)','0: ACTIVATE-ATTEMPTING PROJECTS=&gt;Base fix 'Food Shortage' (CLASS) triggers crisis(Project started)','0: ACTIVATE-ATTEMPTING PROJECTS=&gt;None(Skill for project)','0: ACTIVATE-DOING RESEARCH=&gt;None(Start researching)','0: ACTIVATE-ATTEMPTING PROJECTS=&gt;Base(Start project: type)','0: ACTIVATE-ATTEMPTING PROJECTS=&gt;ENVIRONMENTAL(Start project: fix category)','0: ACTIVATE-ATTEMPTING PROJECTS=&gt;Land Conversion(Start project: fix problem)','0: ACTIVATE-ATTEMPTING PROJECTS=&gt;Base fix 'Land Conversion' (ENVIRONMENTAL) triggers crisis(Project started)','0: ACTIVATE-ATTEMPTING PROJECTS=&gt;None(Skill for project)','0: ACTIVATE-DOING RESEARCH=&gt;None(Start researching)','0: END-FINALIZING=&gt;Base fix 'Food Shortage' (CLASS) triggers crisis(Project abandoned)','0: END-FINALIZING=&gt;Base fix 'Land Conversion' (ENVIRONMENTAL) triggers crisis(Project abandoned)','0: END-CRISIS ROLLING=&gt;1(Dice roll 1D6: crisis cat)','0: END-CRISIS ROLLING=&gt;INDUSTRIAL(Category for crisis)','0: END-CRISIS ROLLING=&gt;5(Dice roll 1D6: node in INDUSTRIAL)','0: END-CRISIS ROLLING=&gt;2(Dice roll 1D6: node in INDUSTRIAL)','0: END-CRISIS ROLLING=&gt;Fossil Fuel Dependency(Problem for crisis)','0: END-CRISIS ROLLING=&gt;9(Dice roll 2D6: crisis roll for Fossil Fuel Dependency)','0: END-CRISIS ROLLING=&gt;9(Crisis roll for node "Fossil Fuel Dependency")','0: END-CRISIS ROLLING=&gt;6(Dice roll 2D6: crisis roll for Fossil Fuel Dependency)','0: END-CRISIS ROLLING=&gt;6(Crisis roll for node "Fossil Fuel Dependency")','0: END-CRISIS ROLLING=&gt;Chemical Pollution(Now in crisis (cascaded from: Fossil Fuel Dependency))','0: END-CRISIS ROLLING=&gt;Climate Change(Now in crisis (cascaded from: Fossil Fuel Dependency))','0: END-CRISIS ROLLING=&gt;Nitrogen &amp; Phosphorous Loading(Now in crisis (cascaded from: Fossil Fuel Dependency))','0: END-CRISIS ROLLING=&gt;Ocean Degradation(Now in crisis (cascaded from: Fossil Fuel Dependency))','1: ENGAGE-DRAWING MONEY=&gt;3(Money drawn)','1: ENGAGE-DRAWING CARDS=&gt;('H', 1)(Card drawn: 1)','1: ENGAGE-DRAWING CARDS=&gt;('H', 12)(Card drawn: 2)','1: ENGAGE-CRISIS RISING','1: ENGAGE-DRAWING MONEY=&gt;3(Money drawn)','1: ENGAGE-DRAWING CARDS=&gt;('C', 11)(Card drawn: 1)','1: ENGAGE-DRAWING CARDS=&gt;('S', 3)(Card drawn: 2)','1: ENGAGE-DRAWING MONEY=&gt;3(Money drawn)','1: ENGAGE-DRAWING CARDS=&gt;('C', 9)(Card drawn: 1)','1: ENGAGE-DRAWING CARDS=&gt;('H', 8)(Card drawn: 2)','1: ENGAGE-CRISIS RISING','1: ACTIVATE-ATTEMPTING PROJECTS=&gt;Base(Start project: type)','1: ACTIVATE-ATTEMPTING PROJECTS=&gt;SOCIAL(Start project: fix category)','1: ACTIVATE-ATTEMPTING PROJECTS=&gt;Community Networks(Start project: fix problem)','1: ACTIVATE-ATTEMPTING PROJECTS=&gt;Base fix 'Community Networks' (SOCIAL) triggers crisis(Project started)','1: ACTIVATE-ATTEMPTING PROJECTS=&gt;(('H', 1), 'H', 2, "Base fix 'Community Networks' (SOCIAL) triggers crisis")(Skill for project)','1: ACTIVATE-ATTEMPTING PROJECTS=&gt;1(Consultant fees)','1: ACTIVATE-ATTEMPTING PROJECTS=&gt;6(Dice roll 2D6: skill check)','1: ACTIVATE-ATTEMPTING PROJECTS=&gt;(('H', 11), 'H', 1, "Base fix 'Community Networks' (SOCIAL) triggers crisis")(Skill for project)','1: ACTIVATE-ATTEMPTING PROJECTS=&gt;0(Consultant fees)','1: ACTIVATE-ATTEMPTING PROJECTS=&gt;7(Dice roll 2D6: skill check)','1: ACTIVATE-ATTEMPTING PROJECTS=&gt;None(Skill for project)','1: ACTIVATE-DOING RESEARCH=&gt;None(Start researching)','1: ACTIVATE-ATTEMPTING PROJECTS=&gt;Remove-Tradeoff(Start project: type)','1: ACTIVATE-ATTEMPTING PROJECTS=&gt;SOCIAL(Start project: fix category)','1: ACTIVATE-ATTEMPTING PROJECTS=&gt;Community Networks(Start project: fix problem)','1: ACTIVATE-ATTEMPTING PROJECTS=&gt;Improved fix 'Community Networks' (SOCIAL)(Project started)','1: ACTIVATE-ATTEMPTING PROJECTS=&gt;(('H', 5), 'H', 1, "Improved fix 'Community Networks' (SOCIAL)")(Skill for project)','1: ACTIVATE-ATTEMPTING PROJECTS=&gt;4(Consultant fees)','1: ACTIVATE-ATTEMPTING PROJECTS=&gt;6(Dice roll 2D6: skill check)','1: ACTIVATE-ATTEMPTING PROJECTS=&gt;(('H', 9), 'H', 0, "Improved fix 'Community Networks' (SOCIAL)")(Skill for project)','1: ACTIVATE-ATTEMPTING PROJECTS=&gt;2(Consultant fees)','1: ACTIVATE-ATTEMPTING PROJECTS=&gt;4(Dice roll 2D6: skill check)','1: ACTIVATE-DOING RESEARCH=&gt;None(Start researching)','1: ACTIVATE-ATTEMPTING PROJECTS=&gt;Base(Start project: type)','1: ACTIVATE-ATTEMPTING PROJECTS=&gt;ECONOMIC(Start project: fix category)','1: ACTIVATE-ATTEMPTING PROJECTS=&gt;Inefficiency(Start project: fix problem)','1: ACTIVATE-ATTEMPTING PROJECTS=&gt;Base fix 'Inefficiency' (ECONOMIC) triggers crisis(Project started)','1: ACTIVATE-DOING RESEARCH=&gt;None(Start researching)','1: END-FINALIZING=&gt;Base fix 'Inefficiency' (ECONOMIC) triggers crisis(Project abandoned)','1: END-CRISIS ROLLING=&gt;1(Dice roll 1D6: crisis cat)','1: END-CRISIS ROLLING=&gt;INDUSTRIAL(Category for crisis)','1: END-CRISIS ROLLING=&gt;4(Dice roll 1D6: node in INDUSTRIAL)','1: END-CRISIS ROLLING=&gt;4(Dice roll 1D6: node in INDUSTRIAL)','1: END-CRISIS ROLLING=&gt;1(Dice roll 1D6: node in INDUSTRIAL)','1: END-CRISIS ROLLING=&gt;Polluting Industry(Problem for crisis)','1: END-CRISIS ROLLING=&gt;9(Dice roll 2D6: crisis roll for Polluting Industry)','1: END-CRISIS ROLLING=&gt;9(Crisis roll for node "Polluting Industry")','1: END-CRISIS ROLLING=&gt;7(Dice roll 2D6: crisis roll for Polluting Industry)','1: END-CRISIS ROLLING=&gt;7(Crisis roll for node "Polluting Industry")','1: END-CRISIS ROLLING=&gt;Air &amp; Ozone Degradation(Now in crisis (cascaded from: Polluting Industry))','1: END-CRISIS ROLLING=&gt;Inefficiency(Now in crisis (cascaded from: Polluting Industry))','2: ENGAGE-DRAWING MONEY=&gt;2(Money drawn)','2: ENGAGE-DRAWING CARDS=&gt;('H', 4)(Card drawn: 1)','2: ENGAGE-DRAWING CARDS=&gt;('S', 5)(Card drawn: 2)','2: ENGAGE-CRISIS RISING','2: ENGAGE-DRAWING MONEY=&gt;2(Money drawn)','2: ENGAGE-DRAWING CARDS=&gt;('C', 4)(Card drawn: 1)','2: ENGAGE-DRAWING CARDS=&gt;('S', 3)(Card drawn: 2)','2: ENGAGE-DRAWING MONEY=&gt;2(Money drawn)','2: ENGAGE-DRAWING CARDS=&gt;('H', 3)(Card drawn: 1)','2: ENGAGE-DRAWING CARDS=&gt;('C', 8)(Card drawn: 2)','2: ENGAGE-CRISIS RISING','2: ACTIVATE-ATTEMPTING PROJECTS=&gt;(('H', 4), 'H', 2, "Base fix 'Community Networks' (SOCIAL) triggers crisis")(Skill for project)','2: ACTIVATE-ATTEMPTING PROJECTS=&gt;3(Consultant fees)','2: ACTIVATE-ATTEMPTING PROJECTS=&gt;3(Dice roll 2D6: skill check)','2: ACTIVATE-ATTEMPTING PROJECTS=&gt;None(Skill for project)','2: ACTIVATE-DOING RESEARCH=&gt;None(Start researching)','2: ACTIVATE-DOING RESEARCH=&gt;None(Start researching)','2: ACTIVATE-ATTEMPTING PROJECTS=&gt;None(Start project: type)','2: ACTIVATE-ATTEMPTING PROJECTS=&gt;(('H', 2), 'H', 1, "Improved fix 'Community Networks' (SOCIAL)")(Skill for project)','2: ACTIVATE-ATTEMPTING PROJECTS=&gt;8(Consultant fees)','2: ACTIVATE-ATTEMPTING PROJECTS=&gt;6(Dice roll 2D6: skill check)','2: ACTIVATE-ATTEMPTING PROJECTS=&gt;(('H', 3), 'H', 3, "Improved fix 'Community Networks' (SOCIAL)")(Skill for project)','2: ACTIVATE-ATTEMPTING PROJECTS=&gt;5(Dice roll 2D6: skill check)','2: ACTIVATE-ATTEMPTING PROJECTS=&gt;None(Skill for project)','2: ACTIVATE-DOING RESEARCH=&gt;None(Start researching)','3: END-CRISIS ROLLING=&gt;3(Dice roll 1D6: crisis cat)','3: END-CRISIS ROLLING=&gt;SOCIAL(Category for crisis)','3: END-CRISIS ROLLING=&gt;1(Dice roll 1D6: node in SOCIAL)','3: END-CRISIS ROLLING=&gt;Education(Problem for crisis)','3: END-CRISIS ROLLING=&gt;4(Dice roll 2D6: crisis roll for Education)','3: END-CRISIS ROLLING=&gt;4(Crisis roll for node "Education")','3: END-CRISIS ROLLING=&gt;Education(Now in crisis)','3: END-CRISIS ROLLING=&gt;6(Dice roll 1D6: crisis cat)','3: END-CRISIS ROLLING=&gt;LIVING STANDARDS(Category for crisis)','3: END-CRISIS ROLLING=&gt;1(Dice roll 1D6: node in LIVING STANDARDS)','3: END-CRISIS ROLLING=&gt;Discrimination(Problem for crisis)','3: END-CRISIS ROLLING=&gt;4(Dice roll 2D6: crisis roll for Discrimination)','3: END-CRISIS ROLLING=&gt;4(Crisis roll for node "Discrimination")','3: END-CRISIS ROLLING=&gt;Discrimination(Now in crisis)','3: ENGAGE-DRAWING MONEY=&gt;2(Money drawn)','3: ENGAGE-DRAWING CARDS=&gt;('D', 12)(Card drawn: 1)','3: ENGAGE-DRAWING CARDS=&gt;('H', 8)(Card drawn: 2)','3: ENGAGE-CRISIS RISING','3: ENGAGE-DRAWING MONEY=&gt;2(Money drawn)','3: ENGAGE-DRAWING CARDS=&gt;('H', 11)(Card drawn: 1)','3: ENGAGE-DRAWING CARDS=&gt;('H', 4)(Card drawn: 2)','3: ENGAGE-DRAWING MONEY=&gt;2(Money drawn)','3: ENGAGE-DRAWING CARDS=&gt;('C', 14)(Card drawn: 1)','3: ENGAGE-DRAWING CARDS=&gt;('H', 7)(Card drawn: 2)','3: ENGAGE-CRISIS RISING','3: ACTIVATE-ATTEMPTING PROJECTS=&gt;(('H', 8), 'H', 4, "Base fix 'Community Networks' (SOCIAL) triggers crisis")(Skill for project)','3: ACTIVATE-ATTEMPTING PROJECTS=&gt;1(Consultant fees)','3: ACTIVATE-ATTEMPTING PROJECTS=&gt;2(Dice roll 2D6: skill check)','3: ACTIVATE-ATTEMPTING PROJECTS=&gt;(('H', 12), 'H', 1, "Base fix 'Community Networks' (SOCIAL) triggers crisis")(Skill for project)','3: ACTIVATE-ATTEMPTING PROJECTS=&gt;1(Consultant fees)','3: ACTIVATE-ATTEMPTING PROJECTS=&gt;12(Dice roll 2D6: skill check)','3: ACTIVATE-ATTEMPTING PROJECTS=&gt;1(Added a crisis chip)','3: ACTIVATE-ATTEMPTING PROJECTS=&gt;(('D', 12), 'D', 2, "Improved fix 'Community Networks' (SOCIAL)")(Skill for project)','3: ACTIVATE-ATTEMPTING PROJECTS=&gt;1(Consultant fees)','3: ACTIVATE-ATTEMPTING PROJECTS=&gt;11(Dice roll 2D6: skill check)','3: ACTIVATE-DOING RESEARCH=&gt;None(Start researching)','3: ACTIVATE-ATTEMPTING PROJECTS=&gt;(('H', 11), 'H', 4, "Base fix 'Community Networks' (SOCIAL) triggers crisis")(Skill for project)','3: ACTIVATE-ATTEMPTING PROJECTS=&gt;1(Consultant fees)','3: ACTIVATE-ATTEMPTING PROJECTS=&gt;5(Dice roll 2D6: skill check)','3: ACTIVATE-ATTEMPTING PROJECTS=&gt;(('H', 4), 'H', 4, "Improved fix 'Community Networks' (SOCIAL)")(Skill for project)','3: ACTIVATE-ATTEMPTING PROJECTS=&gt;0(Consultant fees)','3: ACTIVATE-ATTEMPTING PROJECTS=&gt;9(Dice roll 2D6: skill check)','3: ACTIVATE-DOING RESEARCH=&gt;None(Start researching)','3: ACTIVATE-ATTEMPTING PROJECTS=&gt;None(Start project: type)','3: ACTIVATE-ATTEMPTING PROJECTS=&gt;(('C', 14), 'D', 4, "Improved fix 'Community Networks' (SOCIAL)")(Skill for project)','3: ACTIVATE-ATTEMPTING PROJECTS=&gt;None(Skill for project)','3: ACTIVATE-DOING RESEARCH=&gt;None(Start researching)','3: END-FINALIZING=&gt;Improved fix 'Community Networks' (SOCIAL)(Project overskilled for "('C', 14)")','3: END-CRISIS ROLLING=&gt;6(Dice roll 1D6: crisis cat)','3: END-CRISIS ROLLING=&gt;LIVING STANDARDS(Category for crisis)','3: END-CRISIS ROLLING=&gt;4(Dice roll 1D6: node in LIVING STANDARDS)','3: END-CRISIS ROLLING=&gt;6(Dice roll 1D6: node in LIVING STANDARDS)','3: END-CRISIS ROLLING=&gt;2(Dice roll 1D6: node in LIVING STANDARDS)','3: END-CRISIS ROLLING=&gt;Low Labour Standards(Problem for crisis)','3: END-CRISIS ROLLING=&gt;5(Dice roll 2D6: crisis roll for Low Labour Standards)','3: END-CRISIS ROLLING=&gt;5(Crisis roll for node "Low Labour Standards")','3: END-CRISIS ROLLING=&gt;Low Labour Standards(Now in crisis)','3: END-CRISIS ROLLING=&gt;6(Dice roll 1D6: crisis cat)','3: END-CRISIS ROLLING=&gt;LIVING STANDARDS(Category for crisis)','3: END-CRISIS ROLLING=&gt;6(Dice roll 1D6: node in LIVING STANDARDS)','3: END-CRISIS ROLLING=&gt;6(Dice roll 1D6: node in LIVING STANDARDS)','3: END-CRISIS ROLLING=&gt;4(Dice roll 1D6: node in LIVING STANDARDS)','3: END-CRISIS ROLLING=&gt;6(Dice roll 1D6: node in LIVING STANDARDS)','3: END-CRISIS ROLLING=&gt;5(Dice roll 1D6: node in LIVING STANDARDS)','3: END-CRISIS ROLLING=&gt;6(Dice roll 1D6: node in LIVING STANDARDS)','3: END-CRISIS ROLLING=&gt;4(Dice roll 1D6: node in LIVING STANDARDS)','3: END-CRISIS ROLLING=&gt;2(Dice roll 1D6: node in LIVING STANDARDS)','3: END-CRISIS ROLLING=&gt;Low Labour Standards(Problem for crisis)','3: END-CRISIS ROLLING=&gt;6(Dice roll 2D6: crisis roll for Low Labour Standards)','3: END-CRISIS ROLLING=&gt;6(Crisis roll for node "Low Labour Standards")','3: END-CRISIS ROLLING=&gt;Economic Inequality(Now in crisis (cascaded from: Low Labour Standards))','3: END-CRISIS ROLLING=&gt;Healthcare(Now in crisis (cascaded from: Low Labour Standards))','3: END-CRISIS ROLLING=&gt;Political Voice(Now in crisis (cascaded from: Low Labour Standards))','3: END-CRISIS ROLLING=&gt;2(Dice roll 1D6: crisis cat)','3: END-CRISIS ROLLING=&gt;ECONOMIC(Category for crisis)','3: END-CRISIS ROLLING=&gt;5(Dice roll 1D6: node in ECONOMIC)','3: END-CRISIS ROLLING=&gt;1(Dice roll 1D6: node in ECONOMIC)','3: END-CRISIS ROLLING=&gt;Monopoly(Problem for crisis)','3: END-CRISIS ROLLING=&gt;3(Dice roll 2D6: crisis roll for Monopoly)','3: END-CRISIS ROLLING=&gt;3(Crisis roll for node "Monopoly")','3: END-CRISIS ROLLING=&gt;Land Conversion(Now in crisis (cascaded from: Monopoly))','4: ENGAGE-DRAWING MONEY=&gt;2(Money drawn)','4: ENGAGE-DRAWING CARDS=&gt;('C', 8)(Card drawn: 1)','4: ENGAGE-DRAWING CARDS=&gt;('H', 3)(Card drawn: 2)','4: ENGAGE-CRISIS RISING','4: ENGAGE-DRAWING MONEY=&gt;2(Money drawn)','4: ENGAGE-DRAWING CARDS=&gt;('D', 13)(Card drawn: 1)','4: ENGAGE-DRAWING CARDS=&gt;('H', 12)(Card drawn: 2)','4: ENGAGE-DRAWING MONEY=&gt;2(Money drawn)','4: ENGAGE-DRAWING CARDS=&gt;('C', 5)(Card drawn: 1)','4: ENGAGE-DRAWING CARDS=&gt;('H', 10)(Card drawn: 2)','4: ENGAGE-CRISIS RISING','4: ACTIVATE-ATTEMPTING PROJECTS=&gt;(('H', 3), 'H', 3, "Base fix 'Community Networks' (SOCIAL) triggers crisis")(Skill for project)','4: ACTIVATE-ATTEMPTING PROJECTS=&gt;1(Consultant fees)','4: ACTIVATE-ATTEMPTING PROJECTS=&gt;10(Dice roll 2D6: skill check)','4: ACTIVATE-DOING RESEARCH=&gt;None(Start researching)','4: ACTIVATE-ATTEMPTING PROJECTS=&gt;None(Skill for project)','4: ACTIVATE-DOING RESEARCH=&gt;None(Start researching)','4: ACTIVATE-ATTEMPTING PROJECTS=&gt;Base(Start project: type)','4: ACTIVATE-ATTEMPTING PROJECTS=&gt;SOCIAL(Start project: fix category)','4: ACTIVATE-ATTEMPTING PROJECTS=&gt;Social Inequity(Start project: fix problem)','4: ACTIVATE-ATTEMPTING PROJECTS=&gt;Base fix 'Social Inequity' (SOCIAL) triggers crisis(Project started)','4: ACTIVATE-ATTEMPTING PROJECTS=&gt;(('H', 10), 'H', 6, "Base fix 'Community Networks' (SOCIAL) triggers crisis")(Skill for project)','4: ACTIVATE-ATTEMPTING PROJECTS=&gt;0(Consultant fees)','4: ACTIVATE-ATTEMPTING PROJECTS=&gt;9(Dice roll 2D6: skill check)','4: ACTIVATE-ATTEMPTING PROJECTS=&gt;(('H', 7), 'H', 4, "Improved fix 'Community Networks' (SOCIAL)")(Skill for project)','4: ACTIVATE-ATTEMPTING PROJECTS=&gt;4(Consultant fees)','4: ACTIVATE-ATTEMPTING PROJECTS=&gt;6(Dice roll 2D6: skill check)','4: ACTIVATE-ATTEMPTING PROJECTS=&gt;(('H', 8), 'H', 2, "Improved fix 'Community Networks' (SOCIAL)")(Skill for project)','4: ACTIVATE-ATTEMPTING PROJECTS=&gt;4(Dice roll 2D6: skill check)','4: ACTIVATE-DOING RESEARCH=&gt;None(Start researching)','4: END-FINALIZING=&gt;Base fix 'Social Inequity' (SOCIAL) triggers crisis(Project abandoned)','4: END-CRISIS ROLLING=&gt;LIVING STANDARDS(Crisis chip: full category)','4: END-CRISIS ROLLING=&gt;3(Dice roll 1D6: crisis cat)','4: END-CRISIS ROLLING=&gt;SOCIAL(Category for crisis)','4: END-CRISIS ROLLING=&gt;3(Dice roll 1D6: node in SOCIAL)','4: END-CRISIS ROLLING=&gt;Peace &amp; Justice(Problem for crisis)','4: END-CRISIS ROLLING=&gt;2(Dice roll 2D6: crisis roll for Peace &amp; Justice)','4: END-CRISIS ROLLING=&gt;2(Crisis roll for node "Peace &amp; Justice")','4: END-CRISIS ROLLING=&gt;Peace &amp; Justice(Now in crisis)','4: END-CRISIS ROLLING=&gt;2(Dice roll 1D6: crisis cat)','4: END-CRISIS ROLLING=&gt;ECONOMIC(Category for crisis)','4: END-CRISIS ROLLING=&gt;6(Dice roll 1D6: node in ECONOMIC)','4: END-CRISIS ROLLING=&gt;5(Dice roll 1D6: node in ECONOMIC)','4: END-CRISIS ROLLING=&gt;4(Dice roll 1D6: node in ECONOMIC)','4: END-CRISIS ROLLING=&gt;6(Dice roll 1D6: node in ECONOMIC)','4: END-CRISIS ROLLING=&gt;3(Dice roll 1D6: node in ECONOMIC)','4: END-CRISIS ROLLING=&gt;Inefficiency(Crisis chip: overwhelmed problem)','4: END-CRISIS ROLLING=&gt;5(Dice roll 1D6: crisis cat)','4: END-CRISIS ROLLING=&gt;ENVIRONMENTAL(Category for crisis)','4: END-CRISIS ROLLING=&gt;3(Dice roll 1D6: node in ENVIRONMENTAL)','4: END-CRISIS ROLLING=&gt;Freshwater Depletion(Problem for crisis)','4: END-CRISIS ROLLING=&gt;4(Dice roll 2D6: crisis roll for Freshwater Depletion)','4: END-CRISIS ROLLING=&gt;4(Crisis roll for node "Freshwater Depletion")','4: END-CRISIS ROLLING=&gt;Freshwater Depletion(Now in crisis)','5: ENGAGE-DRAWING MONEY=&gt;2(Money drawn)','5: ENGAGE-DRAWING CARDS=&gt;('S', 6)(Card drawn: 1)','5: ENGAGE-DRAWING CARDS=&gt;('H', 13)(Card drawn: 2)','5: ENGAGE-CRISIS RISING','5: ENGAGE-DRAWING MONEY=&gt;2(Money drawn)','5: ENGAGE-DRAWING CARDS=&gt;('D', 9)(Card drawn: 1)','5: ENGAGE-DRAWING CARDS=&gt;('S', 1)(Card drawn: 2)','5: ENGAGE-DRAWING MONEY=&gt;2(Money drawn)','5: ENGAGE-DRAWING CARDS=&gt;('C', 6)(Card drawn: 1)','5: ENGAGE-DRAWING CARDS=&gt;('C', 11)(Card drawn: 2)','5: ENGAGE-CRISIS RISING','5: ACTIVATE-ATTEMPTING PROJECTS=&gt;None(Skill for project)','5: ACTIVATE-DOING RESEARCH=&gt;None(Start researching)','5: ACTIVATE-ATTEMPTING PROJECTS=&gt;(('D', 9), 'D', 6, "Improved fix 'Community Networks' (SOCIAL)")(Skill for project)','5: ACTIVATE-ATTEMPTING PROJECTS=&gt;2(Consultant fees)','5: ACTIVATE-ATTEMPTING PROJECTS=&gt;6(Dice roll 2D6: skill check)','5: ACTIVATE-ATTEMPTING PROJECTS=&gt;(('D', 13), 'D', 4, "Improved fix 'Community Networks' (SOCIAL)")(Skill for project)','5: ACTIVATE-ATTEMPTING PROJECTS=&gt;1(Consultant fees)','5: ACTIVATE-ATTEMPTING PROJECTS=&gt;4(Dice roll 2D6: skill check)','5: ACTIVATE-ATTEMPTING PROJECTS=&gt;(('H', 12), 'H', 4, "Base fix 'Community Networks' (SOCIAL) triggers crisis")(Skill for project)','5: ACTIVATE-ATTEMPTING PROJECTS=&gt;1(Consultant fees)','5: ACTIVATE-ATTEMPTING PROJECTS=&gt;2(Dice roll 2D6: skill check)','5: ACTIVATE-DOING RESEARCH=&gt;None(Start researching)','5: ACTIVATE-ATTEMPTING PROJECTS=&gt;None(Start project: type)','5: ACTIVATE-DOING RESEARCH=&gt;None(Start researching)','6: END-CRISIS ROLLING=&gt;SOCIAL(Crisis chip: full category)','6: END-CRISIS ROLLING=&gt;LIVING STANDARDS(Crisis chip: full category)','6: END-CRISIS ROLLING=&gt;3(Dice roll 1D6: crisis cat)','6: END-CRISIS ROLLING=&gt;SOCIAL(Category for crisis)','6: END-CRISIS ROLLING=&gt;SOCIAL(Crisis chip: full category)','6: END-CRISIS ROLLING=&gt;3(Dice roll 1D6: crisis cat)','6: END-CRISIS ROLLING=&gt;SOCIAL(Category for crisis)','6: END-CRISIS ROLLING=&gt;SOCIAL(Crisis chip: full category)','6: END-CRISIS ROLLING=&gt;3(Dice roll 1D6: crisis cat)','6: END-CRISIS ROLLING=&gt;SOCIAL(Category for crisis)','6: END-CRISIS ROLLING=&gt;SOCIAL(Crisis chip: full category)','6: END-CRISIS ROLLING=&gt;2(Dice roll 1D6: crisis cat)','6: END-CRISIS ROLLING=&gt;ECONOMIC(Category for crisis)','6: END-CRISIS ROLLING=&gt;2(Dice roll 1D6: node in ECONOMIC)','6: END-CRISIS ROLLING=&gt;Market Externalities(Problem for crisis)','6: END-CRISIS ROLLING=&gt;11(Dice roll 2D6: crisis roll for Market Externalities)','6: END-CRISIS ROLLING=&gt;11(Crisis roll for node "Market Externalities")','6: END-CRISIS ROLLING=&gt;4(Dice roll 2D6: crisis roll for Market Externalities)','6: END-CRISIS ROLLING=&gt;4(Crisis roll for node "Market Externalities")','6: END-CRISIS ROLLING=&gt;Inflation(Now in crisis (cascaded from: Market Externalities))','6: ENGAGE-DRAWING MONEY=&gt;1(Money drawn)','6: ENGAGE-DRAWING CARDS=&gt;('D', 9)(Card drawn: 1)','6: ENGAGE-DRAWING CARDS=&gt;('H', 2)(Card drawn: 2)','6: ENGAGE-CRISIS RISING','6: ENGAGE-DRAWING MONEY=&gt;1(Money drawn)','6: ENGAGE-DRAWING CARDS=&gt;('D', 3)(Card drawn: 1)','6: ENGAGE-DRAWING CARDS=&gt;('S', 14)(Card drawn: 2)','6: ENGAGE-DRAWING MONEY=&gt;1(Money drawn)','6: ENGAGE-DRAWING CARDS=&gt;('D', 5)(Card drawn: 1)','6: ENGAGE-DRAWING CARDS=&gt;('H', 13)(Card drawn: 2)','6: ENGAGE-CRISIS RISING','6: ACTIVATE-ATTEMPTING PROJECTS=&gt;(('H', 2), 'H', 6, "Base fix 'Community Networks' (SOCIAL) triggers crisis")(Skill for project)','6: ACTIVATE-ATTEMPTING PROJECTS=&gt;7(Consultant fees)','6: ACTIVATE-ATTEMPTING PROJECTS=&gt;4(Dice roll 2D6: skill check)','6: ACTIVATE-ATTEMPTING PROJECTS=&gt;None(Skill for project)','6: ACTIVATE-DOING RESEARCH=&gt;None(Start researching)','6: ACTIVATE-ATTEMPTING PROJECTS=&gt;(('S', 14), 'D', 6, "Improved fix 'Community Networks' (SOCIAL)")(Skill for project)','6: ACTIVATE-ATTEMPTING PROJECTS=&gt;None(Skill for project)','6: ACTIVATE-DOING RESEARCH=&gt;None(Start researching)','6: ACTIVATE-ATTEMPTING PROJECTS=&gt;Remove-Tradeoff(Start project: type)','6: ACTIVATE-ATTEMPTING PROJECTS=&gt;CLASS(Start project: fix category)','6: ACTIVATE-ATTEMPTING PROJECTS=&gt;Energy Shortage(Start project: fix problem)','6: ACTIVATE-ATTEMPTING PROJECTS=&gt;Improved fix 'Energy Shortage' (CLASS)(Project started)','6: ACTIVATE-ATTEMPTING PROJECTS=&gt;(('H', 13), 'H', 7, "Base fix 'Community Networks' (SOCIAL) triggers crisis")(Skill for project)','6: ACTIVATE-ATTEMPTING PROJECTS=&gt;1(Consultant fees)','6: ACTIVATE-ATTEMPTING PROJECTS=&gt;3(Dice roll 2D6: skill check)','6: ACTIVATE-ATTEMPTING PROJECTS=&gt;(('D', 5), 'D', 6, "Improved fix 'Community Networks' (SOCIAL)")(Skill for project)','6: ACTIVATE-ATTEMPTING PROJECTS=&gt;1(Consultant fees)','6: ACTIVATE-ATTEMPTING PROJECTS=&gt;11(Dice roll 2D6: skill check)','6: ACTIVATE-DOING RESEARCH=&gt;None(Start researching)','6: END-FINALIZING=&gt;Improved fix 'Energy Shortage' (CLASS)(Project abandoned)','6: END-FINALIZING=&gt;Improved fix 'Community Networks' (SOCIAL)(Project overskilled for "('S', 14)")','6: END-CRISIS ROLLING=&gt;ECONOMIC(Crisis chip: full category)','6: END-CRISIS ROLLING=&gt;SOCIAL(Crisis chip: full category)','6: END-CRISIS ROLLING=&gt;LIVING STANDARDS(Crisis chip: full category)','6: END-CRISIS ROLLING=&gt;3(Dice roll 1D6: crisis cat)','6: END-CRISIS ROLLING=&gt;SOCIAL(Category for crisis)','6: END-CRISIS ROLLING=&gt;SOCIAL(Crisis chip: full category)','6: END-CRISIS ROLLING=&gt;5(Dice roll 1D6: crisis cat)','6: END-CRISIS ROLLING=&gt;ENVIRONMENTAL(Category for crisis)','6: END-CRISIS ROLLING=&gt;6(Dice roll 1D6: node in ENVIRONMENTAL)','6: END-CRISIS ROLLING=&gt;4(Dice roll 1D6: node in ENVIRONMENTAL)','6: END-CRISIS ROLLING=&gt;Air &amp; Ozone Degradation(Problem for crisis)','6: END-CRISIS ROLLING=&gt;8(Dice roll 2D6: crisis roll for Air &amp; Ozone Degradation)','6: END-CRISIS ROLLING=&gt;8(Crisis roll for node "Air &amp; Ozone Degradation")','6: END-CRISIS ROLLING=&gt;Sprawl(Now in crisis (cascaded from: Air &amp; Ozone Degradation))','6: END-CRISIS ROLLING=&gt;1(Dice roll 1D6: crisis cat)','6: END-CRISIS ROLLING=&gt;INDUSTRIAL(Category for crisis)','6: END-CRISIS ROLLING=&gt;INDUSTRIAL(Crisis chip: full category)','6: END-CRISIS ROLLING=&gt;5(Dice roll 1D6: crisis cat)','6: END-CRISIS ROLLING=&gt;ENVIRONMENTAL(Category for crisis)','6: END-CRISIS ROLLING=&gt;6(Dice roll 1D6: node in ENVIRONMENTAL)','6: END-CRISIS ROLLING=&gt;4(Dice roll 1D6: node in ENVIRONMENTAL)','6: END-CRISIS ROLLING=&gt;Air &amp; Ozone Degradation(Problem for crisis)','6: END-CRISIS ROLLING=&gt;7(Dice roll 2D6: crisis roll for Air &amp; Ozone Degradation)','6: END-CRISIS ROLLING=&gt;7(Crisis roll for node "Air &amp; Ozone Degradation")','6: END-CRISIS ROLLING=&gt;Food Shortage(Now in crisis (cascaded from: Air &amp; Ozone Degradation))','7: ENGAGE-DRAWING MONEY=&gt;1(Money drawn)','7: ENGAGE-DRAWING CARDS=&gt;('D', 6)(Card drawn: 1)','7: ENGAGE-DRAWING CARDS=&gt;('S', 2)(Card drawn: 2)','7: ENGAGE-CRISIS RISING','7: ENGAGE-DRAWING MONEY=&gt;1(Money drawn)','7: ENGAGE-DRAWING CARDS=&gt;('S', 7)(Card drawn: 1)','7: ENGAGE-DRAWING CARDS=&gt;('H', 6)(Card drawn: 2)','7: ENGAGE-DRAWING MONEY=&gt;1(Money drawn)','7: ENGAGE-DRAWING CARDS=&gt;('C', 1)(Card drawn: 1)','7: ENGAGE-DRAWING CARDS=&gt;('C', 5)(Card drawn: 2)','7: ENGAGE-CRISIS RISING','7: ACTIVATE-ATTEMPTING PROJECTS=&gt;(('D', 6), 'D', 6, "Base fix 'Community Networks' (SOCIAL) triggers crisis")(Skill for project)','7: ACTIVATE-ATTEMPTING PROJECTS=&gt;1(Consultant fees)','7: ACTIVATE-ATTEMPTING PROJECTS=&gt;9(Dice roll 2D6: skill check)','7: ACTIVATE-ATTEMPTING PROJECTS=&gt;(('D', 9), 'D', 5, "Improved fix 'Community Networks' (SOCIAL)")(Skill for project)','7: ACTIVATE-ATTEMPTING PROJECTS=&gt;5(Dice roll 2D6: skill check)','7: ACTIVATE-ATTEMPTING PROJECTS=&gt;None(Skill for project)','7: ACTIVATE-DOING RESEARCH=&gt;None(Start researching)','7: ACTIVATE-ATTEMPTING PROJECTS=&gt;None(Skill for project)','7: ACTIVATE-DOING RESEARCH=&gt;None(Start researching)','7: ACTIVATE-ATTEMPTING PROJECTS=&gt;Remove-Tradeoff(Start project: type)','7: ACTIVATE-ATTEMPTING PROJECTS=&gt;INDUSTRIAL(Start project: fix category)','7: ACTIVATE-ATTEMPTING PROJECTS=&gt;Polluting Industry(Start project: fix problem)','7: ACTIVATE-ATTEMPTING PROJECTS=&gt;Improved fix 'Polluting Industry' (INDUSTRIAL)(Project started)','7: ACTIVATE-ATTEMPTING PROJECTS=&gt;(('C', 7), 'C', 0, "Improved fix 'Polluting Industry' (INDUSTRIAL)")(Skill for project)','7: ACTIVATE-ATTEMPTING PROJECTS=&gt;0(Consultant fees)','7: ACTIVATE-ATTEMPTING PROJECTS=&gt;6(Dice roll 2D6: skill check)','7: ACTIVATE-ATTEMPTING PROJECTS=&gt;(('C', 9), 'C', 0, "Improved fix 'Polluting Industry' (INDUSTRIAL)")(Skill for project)','7: ACTIVATE-ATTEMPTING PROJECTS=&gt;2(Consultant fees)','7: ACTIVATE-ATTEMPTING PROJECTS=&gt;8(Dice roll 2D6: skill check)','7: ACTIVATE-ATTEMPTING PROJECTS=&gt;(('C', 11), 'C', 3, "Improved fix 'Polluting Industry' (INDUSTRIAL)")(Skill for project)','7: ACTIVATE-ATTEMPTING PROJECTS=&gt;5(Dice roll 2D6: skill check)','7: ACTIVATE-ATTEMPTING PROJECTS=&gt;(('C', 1), 'C', 3, "Improved fix 'Polluting Industry' (INDUSTRIAL)")(Skill for project)','7: ACTIVATE-ATTEMPTING PROJECTS=&gt;7(Dice roll 2D6: skill check)','7: ACTIVATE-ATTEMPTING PROJECTS=&gt;(('C', 6), 'C', 2, "Improved fix 'Polluting Industry' (INDUSTRIAL)")(Skill for project)','7: ACTIVATE-ATTEMPTING PROJECTS=&gt;6(Dice roll 2D6: skill check)','7: ACTIVATE-ATTEMPTING PROJECTS=&gt;(('C', 5), 'C', 2, "Improved fix 'Polluting Industry' (INDUSTRIAL)")(Skill for project)','7: ACTIVATE-ATTEMPTING PROJECTS=&gt;8(Dice roll 2D6: skill check)','7: ACTIVATE-ATTEMPTING PROJECTS=&gt;(('C', 8), 'C', 0, "Improved fix 'Polluting Industry' (INDUSTRIAL)")(Skill for project)','7: ACTIVATE-ATTEMPTING PROJECTS=&gt;5(Dice roll 2D6: skill check)','7: ACTIVATE-ATTEMPTING PROJECTS=&gt;(('C', 5), 'C', 0, "Improved fix 'Polluting Industry' (INDUSTRIAL)")(Skill for project)','7: ACTIVATE-ATTEMPTING PROJECTS=&gt;11(Dice roll 2D6: skill check)','7: ACTIVATE-DOING RESEARCH=&gt;None(Start researching)','7: END-CRISIS ROLLING=&gt;INDUSTRIAL(Crisis chip: full category)','7: END-CRISIS ROLLING=&gt;ECONOMIC(Crisis chip: full category)','7: END-CRISIS ROLLING=&gt;SOCIAL(Crisis chip: full category)','7: END-CRISIS ROLLING=&gt;LIVING STANDARDS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3(Dice roll 1D6: crisis cat)','7: END-CRISIS ROLLING=&gt;SOCIAL(Category for crisis)','7: END-CRISIS ROLLING=&gt;SOCIAL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1(Dice roll 1D6: node in ENVIRONMENTAL)','7: END-CRISIS ROLLING=&gt;Chemical Pollution(Problem for crisis)','7: END-CRISIS ROLLING=&gt;7(Dice roll 2D6: crisis roll for Chemical Pollution)','7: END-CRISIS ROLLING=&gt;7(Crisis roll for node "Chemical Pollution")','7: END-CRISIS ROLLING=&gt;Biodiversity Loss(Now in crisis (cascaded from: Chemical Pollution))','7: END-CRISIS ROLLING=&gt;2(Dice roll 1D6: crisis cat)','7: END-CRISIS ROLLING=&gt;ECONOMIC(Category for crisis)','7: END-CRISIS ROLLING=&gt;ECONOMIC(Crisis chip: full category)','7: END-CRISIS ROLLING=&gt;2(Dice roll 1D6: crisis cat)','7: END-CRISIS ROLLING=&gt;ECONOMIC(Category for crisis)','7: END-CRISIS ROLLING=&gt;ECONOMIC(Crisis chip: full category)','7: END-CRISIS ROLLING=&gt;1(Dice roll 1D6: crisis cat)','7: END-CRISIS ROLLING=&gt;INDUSTRIAL(Category for crisis)','7: END-CRISIS ROLLING=&gt;INDUSTRIAL(Crisis chip: full category)','7: END-CRISIS ROLLING=&gt;5(Dice roll 1D6: crisis cat)','7: END-CRISIS ROLLING=&gt;ENVIRONMENTAL(Category for crisis)','7: END-CRISIS ROLLING=&gt;ENVIRONMENTAL(Crisis chip: full category)','7: END-CRISIS ROLLING=&gt;3(Dice roll 1D6: crisis cat)','7: END-CRISIS ROLLING=&gt;SOCIAL(Category for crisis)','7: END-CRISIS ROLLING=&gt;SOCIAL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ENVIRONMENTAL(Crisis chip: full category)','7: END-CRISIS ROLLING=&gt;1(Dice roll 1D6: crisis cat)','7: END-CRISIS ROLLING=&gt;INDUSTRIAL(Category for crisis)','7: END-CRISIS ROLLING=&gt;INDUSTRIAL(Crisis chip: full category)','7: END-CRISIS ROLLING=&gt;5(Dice roll 1D6: crisis cat)','7: END-CRISIS ROLLING=&gt;ENVIRONMENTAL(Category for crisis)','7: END-CRISIS ROLLING=&gt;ENVIRONMENTAL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6(Dice roll 1D6: crisis cat)','7: END-CRISIS ROLLING=&gt;LIVING STANDARDS(Category for crisis)','7: END-CRISIS ROLLING=&gt;LIVING STANDARDS(Crisis chip: full category)','7: END-CRISIS ROLLING=&gt;6(Dice roll 1D6: crisis cat)','7: END-CRISIS ROLLING=&gt;LIVING STANDARDS(Category for crisis)','7: END-CRISIS ROLLING=&gt;LIVING STANDARDS(Crisis chip: full category)','7: END-CRISIS ROLLING=&gt;6(Dice roll 1D6: crisis cat)','7: END-CRISIS ROLLING=&gt;LIVING STANDARDS(Category for crisis)','7: END-CRISIS ROLLING=&gt;LIVING STANDARDS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ENVIRONMENTAL(Crisis chip: full category)','7: END-CRISIS ROLLING=&gt;3(Dice roll 1D6: crisis cat)','7: END-CRISIS ROLLING=&gt;SOCIAL(Category for crisis)','7: END-CRISIS ROLLING=&gt;SOCIAL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ENVIRONMENTAL(Crisis chip: full category)','7: END-CRISIS ROLLING=&gt;6(Dice roll 1D6: crisis cat)','7: END-CRISIS ROLLING=&gt;LIVING STANDARDS(Category for crisis)','7: END-CRISIS ROLLING=&gt;LIVING STANDARDS(Crisis chip: full category)','7: END-CRISIS ROLLING=&gt;2(Dice roll 1D6: crisis cat)','7: END-CRISIS ROLLING=&gt;ECONOMIC(Category for crisis)','7: END-CRISIS ROLLING=&gt;ECONOMIC(Crisis chip: full category)','7: END-CRISIS ROLLING=&gt;1(Dice roll 1D6: crisis cat)','7: END-CRISIS ROLLING=&gt;INDUSTRIAL(Category for crisis)','7: END-CRISIS ROLLING=&gt;INDUSTRIAL(Crisis chip: full category)','7: END-CRISIS ROLLING=&gt;2(Dice roll 1D6: crisis cat)','7: END-CRISIS ROLLING=&gt;ECONOMIC(Category for crisis)','7: END-CRISIS ROLLING=&gt;ECONOMIC(Crisis chip: full category)','7: END-CRISIS ROLLING=&gt;5(Dice roll 1D6: crisis cat)','7: END-CRISIS ROLLING=&gt;ENVIRONMENTAL(Category for crisis)','7: END-CRISIS ROLLING=&gt;ENVIRONMENTAL(Crisis chip: full category)','7: END-CRISIS ROLLING=&gt;4(Dice roll 1D6: crisis cat)','7: END-CRISIS ROLLING=&gt;CLASS(Category for crisis)','7: END-CRISIS ROLLING=&gt;4(Dice roll 1D6: node in CLASS)','7: END-CRISIS ROLLING=&gt;Food Shortage(Crisis chip: overwhelmed problem)','7: END-CRISIS ROLLING=&gt;6(Dice roll 1D6: crisis cat)','7: END-CRISIS ROLLING=&gt;LIVING STANDARDS(Category for crisis)','7: END-CRISIS ROLLING=&gt;LIVING STANDARDS(Crisis chip: full category)','7: END-CRISIS ROLLING=&gt;4(Dice roll 1D6: crisis cat)','7: END-CRISIS ROLLING=&gt;CLASS(Category for crisis)','7: END-CRISIS ROLLING=&gt;1(Dice roll 1D6: node in CLASS)','7: END-CRISIS ROLLING=&gt;Healthcare(Crisis chip: overwhelmed problem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2(Dice roll 1D6: crisis cat)','7: END-CRISIS ROLLING=&gt;ECONOMIC(Category for crisis)','7: END-CRISIS ROLLING=&gt;ECONOMIC(Crisis chip: full category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ENVIRONMENTAL(Crisis chip: full category)','7: END-CRISIS ROLLING=&gt;4(Dice roll 1D6: crisis cat)','7: END-CRISIS ROLLING=&gt;CLASS(Category for crisis)','7: END-CRISIS ROLLING=&gt;2(Dice roll 1D6: node in CLASS)','7: END-CRISIS ROLLING=&gt;Affordable Housing(Crisis chip: overwhelmed problem)','7: END-CRISIS ROLLING=&gt;4(Dice roll 1D6: crisis cat)','7: END-CRISIS ROLLING=&gt;CLASS(Category for crisis)','7: END-CRISIS ROLLING=&gt;6(Dice roll 1D6: node in CLASS)','7: END-CRISIS ROLLING=&gt;3(Dice roll 1D6: node in CLASS)','7: END-CRISIS ROLLING=&gt;Clean Water Shortage(Problem for crisis)','7: END-CRISIS ROLLING=&gt;12(Dice roll 2D6: crisis roll for Clean Water Shortage)','7: END-CRISIS ROLLING=&gt;12(Crisis roll for node "Clean Water Shortage")','7: END-CRISIS ROLLING=&gt;Clean Water Shortage(Crisis averted)','8: ENGAGE-DRAWING MONEY=&gt;1(Money drawn)','8: ENGAGE-DRAWING CARDS=&gt;('H', 14)(Card drawn: 1)','8: ENGAGE-DRAWING CARDS=&gt;('H', 7)(Card drawn: 2)','8: ENGAGE-CRISIS RISING','8: ENGAGE-DRAWING MONEY=&gt;1(Money drawn)','8: ENGAGE-DRAWING CARDS=&gt;('C', 12)(Card drawn: 1)','8: ENGAGE-DRAWING CARDS=&gt;('S', 7)(Card drawn: 2)','8: ENGAGE-DRAWING MONEY=&gt;1(Money drawn)','8: ENGAGE-DRAWING CARDS=&gt;('S', 4)(Card drawn: 1)','8: ENGAGE-DRAWING CARDS=&gt;('H', 10)(Card drawn: 2)','8: ENGAGE-CRISIS RISING','8: ACTIVATE-ATTEMPTING PROJECTS=&gt;(('H', 14), 'H', 6, "Base fix 'Community Networks' (SOCIAL) triggers crisis")(Skill for project)','8: ACTIVATE-ATTEMPTING PROJECTS=&gt;(('S', 6), 'S', 3, "Improved fix 'Polluting Industry' (INDUSTRIAL)")(Skill for project)','8: ACTIVATE-ATTEMPTING PROJECTS=&gt;0(Consultant fees)','8: ACTIVATE-ATTEMPTING PROJECTS=&gt;9(Dice roll 2D6: skill check)','8: ACTIVATE-ATTEMPTING PROJECTS=&gt;(('H', 13), 'H', 3, "Base fix 'Community Networks' (SOCIAL) triggers crisis")(Skill for project)','8: ACTIVATE-ATTEMPTING PROJECTS=&gt;1(Consultant fees)','8: ACTIVATE-ATTEMPTING PROJECTS=&gt;7(Dice roll 2D6: skill check)','8: ACTIVATE-ATTEMPTING PROJECTS=&gt;(('C', 8), 'C', 2, "Improved fix 'Polluting Industry' (INDUSTRIAL)")(Skill for project)','8: ACTIVATE-ATTEMPTING PROJECTS=&gt;6(Dice roll 2D6: skill check)','8: ACTIVATE-ATTEMPTING PROJECTS=&gt;(('S', 2), 'S', 2, "Improved fix 'Polluting Industry' (INDUSTRIAL)")(Skill for project)','8: ACTIVATE-ATTEMPTING PROJECTS=&gt;6(Dice roll 2D6: skill check)','8: ACTIVATE-ATTEMPTING PROJECTS=&gt;(('S', 5), 'S', 1, "Improved fix 'Polluting Industry' (INDUSTRIAL)")(Skill for project)','8: ACTIVATE-ATTEMPTING PROJECTS=&gt;8(Dice roll 2D6: skill check)','8: ACTIVATE-ATTEMPTING PROJECTS=&gt;None(Skill for project)','8: ACTIVATE-DOING RESEARCH=&gt;None(Start researching)','8: ACTIVATE-ATTEMPTING PROJECTS=&gt;(('C', 4), 'C', 2, "Improved fix 'Polluting Industry' (INDUSTRIAL)")(Skill for project)','8: ACTIVATE-ATTEMPTING PROJECTS=&gt;0(Consultant fees)','8: ACTIVATE-ATTEMPTING PROJECTS=&gt;4(Dice roll 2D6: skill check)','8: ACTIVATE-ATTEMPTING PROJECTS=&gt;(('S', 7), 'S', 5, "Improved fix 'Polluting Industry' (INDUSTRIAL)")(Skill for project)','8: ACTIVATE-ATTEMPTING PROJECTS=&gt;1(Consultant fees)','8: ACTIVATE-ATTEMPTING PROJECTS=&gt;4(Dice roll 2D6: skill check)','8: ACTIVATE-ATTEMPTING PROJECTS=&gt;(('D', 3), 'D', 4, "Improved fix 'Community Networks' (SOCIAL)")(Skill for project)','8: ACTIVATE-ATTEMPTING PROJECTS=&gt;1(Consultant fees)','8: ACTIVATE-ATTEMPTING PROJECTS=&gt;10(Dice roll 2D6: skill check)','8: ACTIVATE-ATTEMPTING PROJECTS=&gt;(('S', 3), 'S', 1, "Improved fix 'Polluting Industry' (INDUSTRIAL)")(Skill for project)','8: ACTIVATE-ATTEMPTING PROJECTS=&gt;0(Consultant fees)','8: ACTIVATE-ATTEMPTING PROJECTS=&gt;2(Dice roll 2D6: skill check)','8: ACTIVATE-ATTEMPTING PROJECTS=&gt;(('H', 6), 'H', 3, "Base fix 'Community Networks' (SOCIAL) triggers crisis")(Skill for project)','8: ACTIVATE-ATTEMPTING PROJECTS=&gt;4(Consultant fees)','8: ACTIVATE-ATTEMPTING PROJECTS=&gt;8(Dice roll 2D6: skill check)','8: ACTIVATE-ATTEMPTING PROJECTS=&gt;(('C', 11), 'C', 0, "Improved fix 'Polluting Industry' (INDUSTRIAL)")(Skill for project)','8: ACTIVATE-ATTEMPTING PROJECTS=&gt;6(Dice roll 2D6: skill check)','8: ACTIVATE-ATTEMPTING PROJECTS=&gt;(('S', 3), 'S', 0, "Improved fix 'Polluting Industry' (INDUSTRIAL)")(Skill for project)','8: ACTIVATE-ATTEMPTING PROJECTS=&gt;6(Dice roll 2D6: skill check)','8: ACTIVATE-ATTEMPTING PROJECTS=&gt;None(Skill for project)','8: ACTIVATE-DOING RESEARCH=&gt;None(Start researching)','8: ACTIVATE-ATTEMPTING PROJECTS=&gt;(('H', 10), 'H', 1, "Base fix 'Community Networks' (SOCIAL) triggers crisis")(Skill for project)','8: ACTIVATE-ATTEMPTING PROJECTS=&gt;1(Consultant fees)','8: ACTIVATE-ATTEMPTING PROJECTS=&gt;6(Dice roll 2D6: skill check)','8: ACTIVATE-ATTEMPTING PROJECTS=&gt;(('S', 4), 'S', 0, "Improved fix 'Polluting Industry' (INDUSTRIAL)")(Skill for project)','8: ACTIVATE-ATTEMPTING PROJECTS=&gt;7(Dice roll 2D6: skill check)','8: ACTIVATE-DOING RESEARCH=&gt;None(Start researching)','8: END-FINALIZING=&gt;Base fix 'Community Networks' (SOCIAL) triggers crisis(Project overskilled for "('H', 14)")','8: END-CRISIS ROLLING=&gt;INDUSTRIAL(Crisis chip: full category)','8: END-CRISIS ROLLING=&gt;ECONOMIC(Crisis chip: full category)','8: END-CRISIS ROLLING=&gt;SOCIAL(Crisis chip: full category)','8: END-CRISIS ROLLING=&gt;ENVIRONMENTAL(Crisis chip: full category)','8: END-CRISIS ROLLING=&gt;LIVING STANDARDS(Crisis chip: full category)','8: END-CRISIS ROLLING=&gt;4(Dice roll 1D6: crisis cat)','8: END-CRISIS ROLLING=&gt;CLASS(Category for crisis)','8: END-CRISIS ROLLING=&gt;5(Dice roll 1D6: node in CLASS)','8: END-CRISIS ROLLING=&gt;1(Dice roll 1D6: node in CLASS)','8: END-CRISIS ROLLING=&gt;Healthcare(Crisis chip: overwhelmed problem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LIVING STANDARDS(Crisis chip: full category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5(Dice roll 1D6: node in CLASS)','8: END-CRISIS ROLLING=&gt;6(Dice roll 1D6: node in CLASS)','8: END-CRISIS ROLLING=&gt;1(Dice roll 1D6: node in CLASS)','8: END-CRISIS ROLLING=&gt;Healthcare(Crisis chip: overwhelmed problem)','8: END-CRISIS ROLLING=&gt;2(Dice roll 1D6: crisis cat)','8: END-CRISIS ROLLING=&gt;ECONOMIC(Category for crisis)','8: END-CRISIS ROLLING=&gt;ECONOMIC(Crisis chip: full category)','8: END-CRISIS ROLLING=&gt;4(Dice roll 1D6: crisis cat)','8: END-CRISIS ROLLING=&gt;CLASS(Category for crisis)','8: END-CRISIS ROLLING=&gt;6(Dice roll 1D6: node in CLASS)','8: END-CRISIS ROLLING=&gt;4(Dice roll 1D6: node in CLASS)','8: END-CRISIS ROLLING=&gt;Food Shortage(Crisis chip: overwhelmed problem)','8: END-CRISIS ROLLING=&gt;3(Dice roll 1D6: crisis cat)','8: END-CRISIS ROLLING=&gt;SOCIAL(Category for crisis)','8: END-CRISIS ROLLING=&gt;SOCIAL(Crisis chip: full category)','8: END-CRISIS ROLLING=&gt;4(Dice roll 1D6: crisis cat)','8: END-CRISIS ROLLING=&gt;CLASS(Category for crisis)','8: END-CRISIS ROLLING=&gt;4(Dice roll 1D6: node in CLASS)','8: END-CRISIS ROLLING=&gt;Food Shortage(Crisis chip: overwhelmed problem)','8: END-CRISIS ROLLING=&gt;4(Dice roll 1D6: crisis cat)','8: END-CRISIS ROLLING=&gt;CLASS(Category for crisis)','8: END-CRISIS ROLLING=&gt;4(Dice roll 1D6: node in CLASS)','8: END-CRISIS ROLLING=&gt;Food Shortage(Crisis chip: overwhelmed problem)','8: END-CRISIS ROLLING=&gt;4(Dice roll 1D6: crisis cat)','8: END-CRISIS ROLLING=&gt;CLASS(Category for crisis)','8: END-CRISIS ROLLING=&gt;4(Dice roll 1D6: node in CLASS)','8: END-CRISIS ROLLING=&gt;Food Shortage(Crisis chip: overwhelmed problem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5(Dice roll 1D6: crisis cat)','8: END-CRISIS ROLLING=&gt;ENVIRONMENTAL(Category for crisis)','8: END-CRISIS ROLLING=&gt;ENVIRONMENTAL(Crisis chip: full category)','8: END-CRISIS ROLLING=&gt;5(Dice roll 1D6: crisis cat)','8: END-CRISIS ROLLING=&gt;ENVIRONMENTAL(Category for crisis)','8: END-CRISIS ROLLING=&gt;ENVIRONMENTAL(Crisis chip: full category)','8: END-CRISIS ROLLING=&gt;5(Dice roll 1D6: crisis cat)','8: END-CRISIS ROLLING=&gt;ENVIRONMENTAL(Category for crisis)','8: END-CRISIS ROLLING=&gt;ENVIRONMENTAL(Crisis chip: full category)','8: END-CRISIS ROLLING=&gt;6(Dice roll 1D6: crisis cat)','8: END-CRISIS ROLLING=&gt;LIVING STANDARDS(Category for crisis)','8: END-CRISIS ROLLING=&gt;LIVING STANDARDS(Crisis chip: full category)','8: END-CRISIS ROLLING=&gt;5(Dice roll 1D6: crisis cat)','8: END-CRISIS ROLLING=&gt;ENVIRONMENTAL(Category for crisis)','8: END-CRISIS ROLLING=&gt;ENVIRONMENTAL(Crisis chip: full category)','8: END-CRISIS ROLLING=&gt;4(Dice roll 1D6: crisis cat)','8: END-CRISIS ROLLING=&gt;CLASS(Category for crisis)','8: END-CRISIS ROLLING=&gt;4(Dice roll 1D6: node in CLASS)','8: END-CRISIS ROLLING=&gt;Food Shortage(Crisis chip: overwhelmed problem)','8: END-CRISIS ROLLING=&gt;2(Dice roll 1D6: crisis cat)','8: END-CRISIS ROLLING=&gt;ECONOMIC(Category for crisis)','8: END-CRISIS ROLLING=&gt;ECONOMIC(Crisis chip: full category)','8: END-CRISIS ROLLING=&gt;2(Dice roll 1D6: crisis cat)','8: END-CRISIS ROLLING=&gt;ECONOMIC(Category for crisis)','8: END-CRISIS ROLLING=&gt;ECONOMIC(Crisis chip: full category)','8: END-CRISIS ROLLING=&gt;4(Dice roll 1D6: crisis cat)','8: END-CRISIS ROLLING=&gt;CLASS(Category for crisis)','8: END-CRISIS ROLLING=&gt;1(Dice roll 1D6: node in CLASS)','8: END-CRISIS ROLLING=&gt;Healthcare(Crisis chip: overwhelmed problem)','8: END-CRISIS ROLLING=&gt;6(Dice roll 1D6: crisis cat)','8: END-CRISIS ROLLING=&gt;LIVING STANDARDS(Category for crisis)','8: END-CRISIS ROLLING=&gt;LIVING STANDARDS(Crisis chip: full category)','8: END-CRISIS ROLLING=&gt;4(Dice roll 1D6: crisis cat)','8: END-CRISIS ROLLING=&gt;CLASS(Category for crisis)','8: END-CRISIS ROLLING=&gt;1(Dice roll 1D6: node in CLASS)','8: END-CRISIS ROLLING=&gt;Healthcare(Crisis chip: overwhelmed problem)','8: END-CRISIS ROLLING=&gt;5(Dice roll 1D6: crisis cat)','8: END-CRISIS ROLLING=&gt;ENVIRONMENTAL(Category for crisis)','8: END-CRISIS ROLLING=&gt;ENVIRONMENTAL(Crisis chip: full category)','8: END-CRISIS ROLLING=&gt;5(Dice roll 1D6: crisis cat)','8: END-CRISIS ROLLING=&gt;ENVIRONMENTAL(Category for crisis)','8: END-CRISIS ROLLING=&gt;ENVIRONMENTAL(Crisis chip: full category)','8: END-CRISIS ROLLING=&gt;5(Dice roll 1D6: crisis cat)','8: END-CRISIS ROLLING=&gt;ENVIRONMENTAL(Category for crisis)','8: END-CRISIS ROLLING=&gt;ENVIRONMENTAL(Crisis chip: full category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LIVING STANDARDS(Crisis chip: full category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LIVING STANDARDS(Crisis chip: full category)','8: END-CRISIS ROLLING=&gt;3(Dice roll 1D6: crisis cat)','8: END-CRISIS ROLLING=&gt;SOCIAL(Category for crisis)','8: END-CRISIS ROLLING=&gt;SOCIAL(Crisis chip: full category)','8: END-CRISIS ROLLING=&gt;2(Dice roll 1D6: crisis cat)','8: END-CRISIS ROLLING=&gt;ECONOMIC(Category for crisis)','8: END-CRISIS ROLLING=&gt;ECONOMIC(Crisis chip: full category)','8: END-CRISIS ROLLING=&gt;6(Dice roll 1D6: crisis cat)','8: END-CRISIS ROLLING=&gt;LIVING STANDARDS(Category for crisis)','8: END-CRISIS ROLLING=&gt;LIVING STANDARDS(Crisis chip: full category)','8: END-CRISIS ROLLING=&gt;5(Dice roll 1D6: crisis cat)','8: END-CRISIS ROLLING=&gt;ENVIRONMENTAL(Category for crisis)','8: END-CRISIS ROLLING=&gt;ENVIRONMENTAL(Crisis chip: full category)','8: END-CRISIS ROLLING=&gt;5(Dice roll 1D6: crisis cat)','8: END-CRISIS ROLLING=&gt;ENVIRONMENTAL(Category for crisis)','8: END-CRISIS ROLLING=&gt;ENVIRONMENTAL(Crisis chip: full category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LIVING STANDARDS(Crisis chip: full category)','8: END-CRISIS ROLLING=&gt;1(Dice roll 1D6: crisis cat)','8: END-CRISIS ROLLING=&gt;INDUSTRIAL(Category for crisis)','8: END-CRISIS ROLLING=&gt;INDUSTRIAL(Crisis chip: full category)','8: END-CRISIS ROLLING=&gt;3(Dice roll 1D6: crisis cat)','8: END-CRISIS ROLLING=&gt;SOCIAL(Category for crisis)','8: END-CRISIS ROLLING=&gt;SOCIAL(Crisis chip: full category)','8: END-CRISIS ROLLING=&gt;5(Dice roll 1D6: crisis cat)','8: END-CRISIS ROLLING=&gt;ENVIRONMENTAL(Category for crisis)','8: END-CRISIS ROLLING=&gt;ENVIRONMENTAL(Crisis chip: full category)','8: END-CRISIS ROLLING=&gt;6(Dice roll 1D6: crisis cat)','8: END-CRISIS ROLLING=&gt;LIVING STANDARDS(Category for crisis)','8: END-CRISIS ROLLING=&gt;LIVING STANDARDS(Crisis chip: full category)','8: END-CRISIS ROLLING=&gt;6(Dice roll 1D6: crisis cat)','8: END-CRISIS ROLLING=&gt;LIVING STANDARDS(Category for crisis)','8: END-CRISIS ROLLING=&gt;LIVING STANDARDS(Crisis chip: full category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5(Dice roll 1D6: node in CLASS)','8: END-CRISIS ROLLING=&gt;4(Dice roll 1D6: node in CLASS)','8: END-CRISIS ROLLING=&gt;Food Shortage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Tru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9, 9, 9, 11, 12, 14, 18, 18, 20, 22, 23]}</text:p>
          </table:table-cell>
          <table:table-cell table:style-name="Gnumeric-default" office:value-type="string">
            <text:p>{'abandoned-project': [[], [], [], [], [], [], [], [True], [], [], [], [], [], [], [], [], [], [], [], [], [], [], [], [], [], [], [], [True], [], [], [], [], [], [], [True, True], [], [], [], [], [], [], [], [], [], [True, True], [], [], [], [], [], [], [], [], [], [True], [], [], [], [], [], [], [True], [], [], [], [], [], [], [], [], [], [], [], [], [], [], [], [], [], [], [], [True], [], [], [], [], [], [], [], [], [], [], [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C', 8)(Card drawn: 1)','0: ENGAGE-DRAWING CARDS=&gt;('S', 1)(Card drawn: 2)','0: ENGAGE-CRISIS RISING','0: ENGAGE-DRAWING MONEY=&gt;3(Money drawn)','0: ENGAGE-DRAWING CARDS=&gt;('S', 8)(Card drawn: 1)','0: ENGAGE-DRAWING CARDS=&gt;('S', 12)(Card drawn: 2)','0: ENGAGE-DRAWING MONEY=&gt;3(Money drawn)','0: ENGAGE-DRAWING CARDS=&gt;('D', 9)(Card drawn: 1)','0: ENGAGE-DRAWING CARDS=&gt;('S', 5)(Card drawn: 2)','0: ENGAGE-CRISIS RISING','0: ACTIVATE-ATTEMPTING PROJECTS=&gt;Remove-Tradeoff(Start project: type)','0: ACTIVATE-ATTEMPTING PROJECTS=&gt;ENVIRONMENTAL(Start project: fix category)','0: ACTIVATE-ATTEMPTING PROJECTS=&gt;Freshwater Depletion(Start project: fix problem)','0: ACTIVATE-ATTEMPTING PROJECTS=&gt;Improved fix 'Freshwater Depletion' (ENVIRONMENTAL)(Project started)','0: ACTIVATE-ATTEMPTING PROJECTS=&gt;(('C', 8), 'C', 0, "Improved fix 'Freshwater Depletion' (ENVIRONMENTAL)")(Skill for project)','0: ACTIVATE-ATTEMPTING PROJECTS=&gt;3(Consultant fees)','0: ACTIVATE-ATTEMPTING PROJECTS=&gt;5(Dice roll 2D6: skill check)','0: ACTIVATE-DOING RESEARCH=&gt;None(Start researching)','0: ACTIVATE-ATTEMPTING PROJECTS=&gt;Remove-Tradeoff(Start project: type)','0: ACTIVATE-ATTEMPTING PROJECTS=&gt;CLASS(Start project: fix category)','0: ACTIVATE-ATTEMPTING PROJECTS=&gt;Clean Water Shortage(Start project: fix problem)','0: ACTIVATE-ATTEMPTING PROJECTS=&gt;Improved fix 'Clean Water Shortage' (CLASS)(Project started)','0: ACTIVATE-ATTEMPTING PROJECTS=&gt;None(Skill for project)','0: ACTIVATE-DOING RESEARCH=&gt;None(Start researching)','0: ACTIVATE-ATTEMPTING PROJECTS=&gt;Remove-Tradeoff(Start project: type)','0: ACTIVATE-ATTEMPTING PROJECTS=&gt;INDUSTRIAL(Start project: fix category)','0: ACTIVATE-ATTEMPTING PROJECTS=&gt;Polluting Industry(Start project: fix problem)','0: ACTIVATE-ATTEMPTING PROJECTS=&gt;Improved fix 'Polluting Industry' (INDUSTRIAL)(Project started)','0: ACTIVATE-ATTEMPTING PROJECTS=&gt;(('S', 5), 'S', 1, "Improved fix 'Polluting Industry' (INDUSTRIAL)")(Skill for project)','0: ACTIVATE-ATTEMPTING PROJECTS=&gt;1(Consultant fees)','0: ACTIVATE-ATTEMPTING PROJECTS=&gt;6(Dice roll 2D6: skill check)','0: ACTIVATE-DOING RESEARCH=&gt;None(Start researching)','0: END-FINALIZING=&gt;Improved fix 'Clean Water Shortage' (CLASS)(Project abandoned)','0: END-CRISIS ROLLING=&gt;3(Dice roll 1D6: crisis cat)','0: END-CRISIS ROLLING=&gt;SOCIAL(Category for crisis)','0: END-CRISIS ROLLING=&gt;3(Dice roll 1D6: node in SOCIAL)','0: END-CRISIS ROLLING=&gt;Peace &amp; Justice(Problem for crisis)','0: END-CRISIS ROLLING=&gt;9(Dice roll 2D6: crisis roll for Peace &amp; Justice)','0: END-CRISIS ROLLING=&gt;9(Crisis roll for node "Peace &amp; Justice")','0: END-CRISIS ROLLING=&gt;9(Dice roll 2D6: crisis roll for Peace &amp; Justice)','0: END-CRISIS ROLLING=&gt;9(Crisis roll for node "Peace &amp; Justice")','0: END-CRISIS ROLLING=&gt;Peace &amp; Justice(Crisis averted)','1: ENGAGE-DRAWING MONEY=&gt;3(Money drawn)','1: ENGAGE-DRAWING CARDS=&gt;('D', 9)(Card drawn: 1)','1: ENGAGE-DRAWING CARDS=&gt;('S', 1)(Card drawn: 2)','1: ENGAGE-CRISIS RISING','1: ENGAGE-DRAWING MONEY=&gt;3(Money drawn)','1: ENGAGE-DRAWING CARDS=&gt;('H', 3)(Card drawn: 1)','1: ENGAGE-DRAWING CARDS=&gt;('C', 9)(Card drawn: 2)','1: ENGAGE-DRAWING MONEY=&gt;3(Money drawn)','1: ENGAGE-DRAWING CARDS=&gt;('H', 5)(Card drawn: 1)','1: ENGAGE-DRAWING CARDS=&gt;('S', 9)(Card drawn: 2)','1: ENGAGE-CRISIS RISING','1: ACTIVATE-ATTEMPTING PROJECTS=&gt;(('S', 1), 'S', 2, "Improved fix 'Polluting Industry' (INDUSTRIAL)")(Skill for project)','1: ACTIVATE-ATTEMPTING PROJECTS=&gt;0(Consultant fees)','1: ACTIVATE-ATTEMPTING PROJECTS=&gt;6(Dice roll 2D6: skill check)','1: ACTIVATE-ATTEMPTING PROJECTS=&gt;(('D', 9), 'D', 1, "Improved fix 'Freshwater Depletion' (ENVIRONMENTAL)")(Skill for project)','1: ACTIVATE-ATTEMPTING PROJECTS=&gt;2(Consultant fees)','1: ACTIVATE-ATTEMPTING PROJECTS=&gt;3(Dice roll 2D6: skill check)','1: ACTIVATE-ATTEMPTING PROJECTS=&gt;(('S', 1), 'S', 0, "Improved fix 'Polluting Industry' (INDUSTRIAL)")(Skill for project)','1: ACTIVATE-ATTEMPTING PROJECTS=&gt;1(Consultant fees)','1: ACTIVATE-ATTEMPTING PROJECTS=&gt;4(Dice roll 2D6: skill check)','1: ACTIVATE-DOING RESEARCH=&gt;None(Start researching)','1: ACTIVATE-ATTEMPTING PROJECTS=&gt;Base(Start project: type)','1: ACTIVATE-ATTEMPTING PROJECTS=&gt;INDUSTRIAL(Start project: fix category)','1: ACTIVATE-ATTEMPTING PROJECTS=&gt;Unsustainable Harvesting(Start project: fix problem)','1: ACTIVATE-ATTEMPTING PROJECTS=&gt;Base fix 'Unsustainable Harvesting' (INDUSTRIAL) triggers crisis(Project started)','1: ACTIVATE-ATTEMPTING PROJECTS=&gt;(('S', 12), 'S', 1, "Base fix 'Unsustainable Harvesting' (INDUSTRIAL) triggers crisis")(Skill for project)','1: ACTIVATE-ATTEMPTING PROJECTS=&gt;0(Consultant fees)','1: ACTIVATE-ATTEMPTING PROJECTS=&gt;5(Dice roll 2D6: skill check)','1: ACTIVATE-ATTEMPTING PROJECTS=&gt;(('C', 9), 'C', 2, "Improved fix 'Polluting Industry' (INDUSTRIAL)")(Skill for project)','1: ACTIVATE-ATTEMPTING PROJECTS=&gt;0(Consultant fees)','1: ACTIVATE-ATTEMPTING PROJECTS=&gt;3(Dice roll 2D6: skill check)','1: ACTIVATE-ATTEMPTING PROJECTS=&gt;(('S', 8), 'S', 0, "Base fix 'Unsustainable Harvesting' (INDUSTRIAL) triggers crisis")(Skill for project)','1: ACTIVATE-ATTEMPTING PROJECTS=&gt;1(Consultant fees)','1: ACTIVATE-ATTEMPTING PROJECTS=&gt;9(Dice roll 2D6: skill check)','1: ACTIVATE-DOING RESEARCH=&gt;None(Start researching)','1: ACTIVATE-ATTEMPTING PROJECTS=&gt;(('S', 9), 'S', 2, "Improved fix 'Polluting Industry' (INDUSTRIAL)")(Skill for project)','1: ACTIVATE-ATTEMPTING PROJECTS=&gt;2(Consultant fees)','1: ACTIVATE-ATTEMPTING PROJECTS=&gt;3(Dice roll 2D6: skill check)','1: ACTIVATE-ATTEMPTING PROJECTS=&gt;None(Skill for project)','1: ACTIVATE-DOING RESEARCH=&gt;None(Start researching)','1: END-CRISIS ROLLING=&gt;2(Dice roll 1D6: crisis cat)','1: END-CRISIS ROLLING=&gt;ECONOMIC(Category for crisis)','1: END-CRISIS ROLLING=&gt;6(Dice roll 1D6: node in ECONOMIC)','1: END-CRISIS ROLLING=&gt;6(Dice roll 1D6: node in ECONOMIC)','1: END-CRISIS ROLLING=&gt;6(Dice roll 1D6: node in ECONOMIC)','1: END-CRISIS ROLLING=&gt;1(Dice roll 1D6: node in ECONOMIC)','1: END-CRISIS ROLLING=&gt;Monopoly(Problem for crisis)','1: END-CRISIS ROLLING=&gt;10(Dice roll 2D6: crisis roll for Monopoly)','1: END-CRISIS ROLLING=&gt;10(Crisis roll for node "Monopoly")','1: END-CRISIS ROLLING=&gt;10(Dice roll 2D6: crisis roll for Monopoly)','1: END-CRISIS ROLLING=&gt;10(Crisis roll for node "Monopoly")','1: END-CRISIS ROLLING=&gt;Monopoly(Crisis averted)','2: ENGAGE-DRAWING MONEY=&gt;3(Money drawn)','2: ENGAGE-DRAWING CARDS=&gt;('C', 11)(Card drawn: 1)','2: ENGAGE-DRAWING CARDS=&gt;('S', 7)(Card drawn: 2)','2: ENGAGE-CRISIS RISING','2: ENGAGE-DRAWING MONEY=&gt;3(Money drawn)','2: ENGAGE-DRAWING CARDS=&gt;('H', 14)(Card drawn: 1)','2: ENGAGE-DRAWING CARDS=&gt;('C', 12)(Card drawn: 2)','2: ENGAGE-DRAWING MONEY=&gt;3(Money drawn)','2: ENGAGE-DRAWING CARDS=&gt;('D', 5)(Card drawn: 1)','2: ENGAGE-DRAWING CARDS=&gt;('S', 4)(Card drawn: 2)','2: ENGAGE-CRISIS RISING','2: ACTIVATE-ATTEMPTING PROJECTS=&gt;(('S', 7), 'S', 1, "Improved fix 'Polluting Industry' (INDUSTRIAL)")(Skill for project)','2: ACTIVATE-ATTEMPTING PROJECTS=&gt;3(Consultant fees)','2: ACTIVATE-ATTEMPTING PROJECTS=&gt;5(Dice roll 2D6: skill check)','2: ACTIVATE-ATTEMPTING PROJECTS=&gt;(('C', 11), 'C', 0, "Base fix 'Unsustainable Harvesting' (INDUSTRIAL) triggers crisis")(Skill for project)','2: ACTIVATE-ATTEMPTING PROJECTS=&gt;6(Dice roll 2D6: skill check)','2: ACTIVATE-DOING RESEARCH=&gt;None(Start researching)','2: ACTIVATE-ATTEMPTING PROJECTS=&gt;None(Skill for project)','2: ACTIVATE-DOING RESEARCH=&gt;None(Start researching)','2: ACTIVATE-ATTEMPTING PROJECTS=&gt;None(Skill for project)','2: ACTIVATE-DOING RESEARCH=&gt;None(Start researching)','3: END-FINALIZING=&gt;Improved fix 'Freshwater Depletion' (ENVIRONMENTAL)(Project abandoned)','3: END-CRISIS ROLLING=&gt;2(Dice roll 1D6: crisis cat)','3: END-CRISIS ROLLING=&gt;ECONOMIC(Category for crisis)','3: END-CRISIS ROLLING=&gt;5(Dice roll 1D6: node in ECONOMIC)','3: END-CRISIS ROLLING=&gt;1(Dice roll 1D6: node in ECONOMIC)','3: END-CRISIS ROLLING=&gt;Monopoly(Problem for crisis)','3: END-CRISIS ROLLING=&gt;9(Dice roll 2D6: crisis roll for Monopoly)','3: END-CRISIS ROLLING=&gt;9(Crisis roll for node "Monopoly")','3: END-CRISIS ROLLING=&gt;9(Dice roll 2D6: crisis roll for Monopoly)','3: END-CRISIS ROLLING=&gt;9(Crisis roll for node "Monopoly")','3: END-CRISIS ROLLING=&gt;Monopoly(Crisis averted)','3: ENGAGE-DRAWING MONEY=&gt;3(Money drawn)','3: ENGAGE-DRAWING CARDS=&gt;('C', 4)(Card drawn: 1)','3: ENGAGE-DRAWING CARDS=&gt;('H', 1)(Card drawn: 2)','3: ENGAGE-CRISIS RISING','3: ENGAGE-DRAWING MONEY=&gt;3(Money drawn)','3: ENGAGE-DRAWING CARDS=&gt;('D', 4)(Card drawn: 1)','3: ENGAGE-DRAWING CARDS=&gt;('S', 2)(Card drawn: 2)','3: ENGAGE-DRAWING MONEY=&gt;3(Money drawn)','3: ENGAGE-DRAWING CARDS=&gt;('S', 5)(Card drawn: 1)','3: ENGAGE-DRAWING CARDS=&gt;('C', 1)(Card drawn: 2)','3: ENGAGE-CRISIS RISING','3: ACTIVATE-ATTEMPTING PROJECTS=&gt;Remove-Tradeoff(Start project: type)','3: ACTIVATE-ATTEMPTING PROJECTS=&gt;CLASS(Start project: fix category)','3: ACTIVATE-ATTEMPTING PROJECTS=&gt;Energy Shortage(Start project: fix problem)','3: ACTIVATE-ATTEMPTING PROJECTS=&gt;Improved fix 'Energy Shortage' (CLASS)(Project started)','3: ACTIVATE-ATTEMPTING PROJECTS=&gt;(('C', 4), 'C', 0, "Base fix 'Unsustainable Harvesting' (INDUSTRIAL) triggers crisis")(Skill for project)','3: ACTIVATE-ATTEMPTING PROJECTS=&gt;1(Consultant fees)','3: ACTIVATE-ATTEMPTING PROJECTS=&gt;11(Dice roll 2D6: skill check)','3: ACTIVATE-ATTEMPTING PROJECTS=&gt;None(Skill for project)','3: ACTIVATE-DOING RESEARCH=&gt;None(Start researching)','3: ACTIVATE-ATTEMPTING PROJECTS=&gt;None(Skill for project)','3: ACTIVATE-DOING RESEARCH=&gt;None(Start researching)','3: ACTIVATE-ATTEMPTING PROJECTS=&gt;(('C', 1), 'C', 5, "Base fix 'Unsustainable Harvesting' (INDUSTRIAL) triggers crisis")(Skill for project)','3: ACTIVATE-ATTEMPTING PROJECTS=&gt;1(Consultant fees)','3: ACTIVATE-ATTEMPTING PROJECTS=&gt;8(Dice roll 2D6: skill check)','3: ACTIVATE-ATTEMPTING PROJECTS=&gt;None(Skill for project)','3: ACTIVATE-DOING RESEARCH=&gt;None(Start researching)','3: END-FINALIZING=&gt;Improved fix 'Polluting Industry' (INDUSTRIAL)(Project abandoned)','3: END-FINALIZING=&gt;Improved fix 'Energy Shortage' (CLASS)(Project abandoned)','3: END-CRISIS ROLLING=&gt;2(Dice roll 1D6: crisis cat)','3: END-CRISIS ROLLING=&gt;ECONOMIC(Category for crisis)','3: END-CRISIS ROLLING=&gt;5(Dice roll 1D6: node in ECONOMIC)','3: END-CRISIS ROLLING=&gt;5(Dice roll 1D6: node in ECONOMIC)','3: END-CRISIS ROLLING=&gt;4(Dice roll 1D6: node in ECONOMIC)','3: END-CRISIS ROLLING=&gt;6(Dice roll 1D6: node in ECONOMIC)','3: END-CRISIS ROLLING=&gt;1(Dice roll 1D6: node in ECONOMIC)','3: END-CRISIS ROLLING=&gt;Monopoly(Problem for crisis)','3: END-CRISIS ROLLING=&gt;6(Dice roll 2D6: crisis roll for Monopoly)','3: END-CRISIS ROLLING=&gt;6(Crisis roll for node "Monopoly")','3: END-CRISIS ROLLING=&gt;Inefficiency(Now in crisis (cascaded from: Monopoly))','3: END-CRISIS ROLLING=&gt;2(Dice roll 1D6: crisis cat)','3: END-CRISIS ROLLING=&gt;ECONOMIC(Category for crisis)','3: END-CRISIS ROLLING=&gt;2(Dice roll 1D6: node in ECONOMIC)','3: END-CRISIS ROLLING=&gt;Market Externalities(Problem for crisis)','3: END-CRISIS ROLLING=&gt;7(Dice roll 2D6: crisis roll for Market Externalities)','3: END-CRISIS ROLLING=&gt;7(Crisis roll for node "Market Externalities")','3: END-CRISIS ROLLING=&gt;Economic Inequality(Now in crisis (cascaded from: Market Externalities))','4: ENGAGE-DRAWING MONEY=&gt;2(Money drawn)','4: ENGAGE-DRAWING CARDS=&gt;('C', 6)(Card drawn: 1)','4: ENGAGE-DRAWING CARDS=&gt;('H', 7)(Card drawn: 2)','4: ENGAGE-CRISIS RISING','4: ENGAGE-DRAWING MONEY=&gt;2(Money drawn)','4: ENGAGE-DRAWING CARDS=&gt;('S', 2)(Card drawn: 1)','4: ENGAGE-DRAWING CARDS=&gt;('C', 11)(Card drawn: 2)','4: ENGAGE-DRAWING MONEY=&gt;2(Money drawn)','4: ENGAGE-DRAWING CARDS=&gt;('S', 7)(Card drawn: 1)','4: ENGAGE-DRAWING CARDS=&gt;('C', 8)(Card drawn: 2)','4: ENGAGE-CRISIS RISING','4: ACTIVATE-ATTEMPTING PROJECTS=&gt;Base(Start project: type)','4: ACTIVATE-ATTEMPTING PROJECTS=&gt;ENVIRONMENTAL(Start project: fix category)','4: ACTIVATE-ATTEMPTING PROJECTS=&gt;Biodiversity Loss(Start project: fix problem)','4: ACTIVATE-ATTEMPTING PROJECTS=&gt;Base fix 'Biodiversity Loss' (ENVIRONMENTAL) triggers crisis(Project started)','4: ACTIVATE-ATTEMPTING PROJECTS=&gt;(('C', 6), 'C', 1, "Base fix 'Biodiversity Loss' (ENVIRONMENTAL) triggers crisis")(Skill for project)','4: ACTIVATE-ATTEMPTING PROJECTS=&gt;4(Consultant fees)','4: ACTIVATE-ATTEMPTING PROJECTS=&gt;2(Dice roll 2D6: skill check)','4: ACTIVATE-DOING RESEARCH=&gt;None(Start researching)','4: ACTIVATE-ATTEMPTING PROJECTS=&gt;None(Skill for project)','4: ACTIVATE-DOING RESEARCH=&gt;None(Start researching)','4: ACTIVATE-ATTEMPTING PROJECTS=&gt;Remove-Tradeoff(Start project: type)','4: ACTIVATE-ATTEMPTING PROJECTS=&gt;SOCIAL(Start project: fix category)','4: ACTIVATE-ATTEMPTING PROJECTS=&gt;Peace &amp; Justice(Start project: fix problem)','4: ACTIVATE-ATTEMPTING PROJECTS=&gt;Improved fix 'Peace &amp; Justice' (SOCIAL)(Project started)','4: ACTIVATE-ATTEMPTING PROJECTS=&gt;None(Skill for project)','4: ACTIVATE-DOING RESEARCH=&gt;None(Start researching)','4: END-FINALIZING=&gt;Base fix 'Unsustainable Harvesting' (INDUSTRIAL) triggers crisis(Project abandoned)','4: END-FINALIZING=&gt;Improved fix 'Peace &amp; Justice' (SOCIAL)(Project abandoned)','4: END-CRISIS ROLLING=&gt;5(Dice roll 1D6: crisis cat)','4: END-CRISIS ROLLING=&gt;ENVIRONMENTAL(Category for crisis)','4: END-CRISIS ROLLING=&gt;3(Dice roll 1D6: node in ENVIRONMENTAL)','4: END-CRISIS ROLLING=&gt;Freshwater Depletion(Problem for crisis)','4: END-CRISIS ROLLING=&gt;9(Dice roll 2D6: crisis roll for Freshwater Depletion)','4: END-CRISIS ROLLING=&gt;9(Crisis roll for node "Freshwater Depletion")','4: END-CRISIS ROLLING=&gt;8(Dice roll 2D6: crisis roll for Freshwater Depletion)','4: END-CRISIS ROLLING=&gt;8(Crisis roll for node "Freshwater Depletion")','4: END-CRISIS ROLLING=&gt;Freshwater Depletion(Now in crisis)','5: ENGAGE-DRAWING MONEY=&gt;2(Money drawn)','5: ENGAGE-DRAWING CARDS=&gt;('S', 9)(Card drawn: 1)','5: ENGAGE-DRAWING CARDS=&gt;('H', 4)(Card drawn: 2)','5: ENGAGE-CRISIS RISING','5: ENGAGE-DRAWING MONEY=&gt;2(Money drawn)','5: ENGAGE-DRAWING CARDS=&gt;('D', 7)(Card drawn: 1)','5: ENGAGE-DRAWING CARDS=&gt;('C', 4)(Card drawn: 2)','5: ENGAGE-DRAWING MONEY=&gt;2(Money drawn)','5: ENGAGE-DRAWING CARDS=&gt;('S', 10)(Card drawn: 1)','5: ENGAGE-DRAWING CARDS=&gt;('C', 10)(Card drawn: 2)','5: ENGAGE-CRISIS RISING','5: ACTIVATE-DOING RESEARCH=&gt;None(Start researching)','5: ACTIVATE-ATTEMPTING PROJECTS=&gt;Base(Start project: type)','5: ACTIVATE-ATTEMPTING PROJECTS=&gt;CLASS(Start project: fix category)','5: ACTIVATE-ATTEMPTING PROJECTS=&gt;Affordable Housing(Start project: fix problem)','5: ACTIVATE-ATTEMPTING PROJECTS=&gt;Base fix 'Affordable Housing' (CLASS) triggers crisis(Project started)','5: ACTIVATE-ATTEMPTING PROJECTS=&gt;(('H', 14), 'C', 1, "Base fix 'Biodiversity Loss' (ENVIRONMENTAL) triggers crisis")(Skill for project)','5: ACTIVATE-ATTEMPTING PROJECTS=&gt;(('C', 4), 'C', 7, "Base fix 'Biodiversity Loss' (ENVIRONMENTAL) triggers crisis")(Skill for project)','5: ACTIVATE-ATTEMPTING PROJECTS=&gt;4(Consultant fees)','5: ACTIVATE-ATTEMPTING PROJECTS=&gt;9(Dice roll 2D6: skill check)','5: ACTIVATE-ATTEMPTING PROJECTS=&gt;None(Skill for project)','5: ACTIVATE-DOING RESEARCH=&gt;None(Start researching)','5: ACTIVATE-ATTEMPTING PROJECTS=&gt;None(Start project: type)','5: ACTIVATE-ATTEMPTING PROJECTS=&gt;(('D', 5), 'D', 2, "Base fix 'Biodiversity Loss' (ENVIRONMENTAL) triggers crisis")(Skill for project)','5: ACTIVATE-ATTEMPTING PROJECTS=&gt;5(Consultant fees)','5: ACTIVATE-ATTEMPTING PROJECTS=&gt;3(Dice roll 2D6: skill check)','5: ACTIVATE-ATTEMPTING PROJECTS=&gt;(('D', 9), 'D', 0, "Base fix 'Biodiversity Loss' (ENVIRONMENTAL) triggers crisis")(Skill for project)','5: ACTIVATE-ATTEMPTING PROJECTS=&gt;0(Consultant fees)','5: ACTIVATE-ATTEMPTING PROJECTS=&gt;3(Dice roll 2D6: skill check)','5: ACTIVATE-ATTEMPTING PROJECTS=&gt;None(Skill for project)','5: ACTIVATE-DOING RESEARCH=&gt;None(Start researching)','6: END-FINALIZING=&gt;Base fix 'Affordable Housing' (CLASS) triggers crisis(Project abandoned)','6: END-FINALIZING=&gt;Base fix 'Biodiversity Loss' (ENVIRONMENTAL) triggers crisis(Project overskilled for "('H', 14)")','6: END-CRISIS ROLLING=&gt;3(Dice roll 1D6: crisis cat)','6: END-CRISIS ROLLING=&gt;SOCIAL(Category for crisis)','6: END-CRISIS ROLLING=&gt;1(Dice roll 1D6: node in SOCIAL)','6: END-CRISIS ROLLING=&gt;Education(Problem for crisis)','6: END-CRISIS ROLLING=&gt;4(Dice roll 2D6: crisis roll for Education)','6: END-CRISIS ROLLING=&gt;4(Crisis roll for node "Education")','6: END-CRISIS ROLLING=&gt;Education(Now in crisis)','6: END-CRISIS ROLLING=&gt;4(Dice roll 1D6: crisis cat)','6: END-CRISIS ROLLING=&gt;CLASS(Category for crisis)','6: END-CRISIS ROLLING=&gt;5(Dice roll 1D6: node in CLASS)','6: END-CRISIS ROLLING=&gt;4(Dice roll 1D6: node in CLASS)','6: END-CRISIS ROLLING=&gt;Food Shortage(Problem for crisis)','6: END-CRISIS ROLLING=&gt;8(Dice roll 2D6: crisis roll for Food Shortage)','6: END-CRISIS ROLLING=&gt;8(Crisis roll for node "Food Shortage")','6: END-CRISIS ROLLING=&gt;Food Shortage(Now in crisis)','6: ENGAGE-DRAWING MONEY=&gt;2(Money drawn)','6: ENGAGE-DRAWING CARDS=&gt;('D', 5)(Card drawn: 1)','6: ENGAGE-DRAWING CARDS=&gt;('H', 1)(Card drawn: 2)','6: ENGAGE-CRISIS RISING','6: ENGAGE-DRAWING MONEY=&gt;2(Money drawn)','6: ENGAGE-DRAWING CARDS=&gt;('S', 3)(Card drawn: 1)','6: ENGAGE-DRAWING CARDS=&gt;('C', 13)(Card drawn: 2)','6: ENGAGE-DRAWING MONEY=&gt;2(Money drawn)','6: ENGAGE-DRAWING CARDS=&gt;('D', 6)(Card drawn: 1)','6: ENGAGE-DRAWING CARDS=&gt;('C', 5)(Card drawn: 2)','6: ENGAGE-CRISIS RISING','6: ACTIVATE-ATTEMPTING PROJECTS=&gt;None(Skill for project)','6: ACTIVATE-DOING RESEARCH=&gt;None(Start researching)','6: ACTIVATE-ATTEMPTING PROJECTS=&gt;Base(Start project: type)','6: ACTIVATE-ATTEMPTING PROJECTS=&gt;LIVING STANDARDS(Start project: fix category)','6: ACTIVATE-ATTEMPTING PROJECTS=&gt;Discrimination(Start project: fix problem)','6: ACTIVATE-ATTEMPTING PROJECTS=&gt;Base fix 'Discrimination' (LIVING STANDARDS) triggers crisis(Project started)','6: ACTIVATE-ATTEMPTING PROJECTS=&gt;(('C', 13), 'C', 8, "Base fix 'Discrimination' (LIVING STANDARDS) triggers crisis")(Skill for project)','6: ACTIVATE-ATTEMPTING PROJECTS=&gt;0(Consultant fees)','6: ACTIVATE-ATTEMPTING PROJECTS=&gt;7(Dice roll 2D6: skill check)','6: ACTIVATE-ATTEMPTING PROJECTS=&gt;(('C', 11), 'C', 5, "Base fix 'Discrimination' (LIVING STANDARDS) triggers crisis")(Skill for project)','6: ACTIVATE-ATTEMPTING PROJECTS=&gt;1(Consultant fees)','6: ACTIVATE-ATTEMPTING PROJECTS=&gt;2(Dice roll 2D6: skill check)','6: ACTIVATE-ATTEMPTING PROJECTS=&gt;None(Skill for project)','6: ACTIVATE-DOING RESEARCH=&gt;None(Start researching)','6: ACTIVATE-ATTEMPTING PROJECTS=&gt;Remove-Tradeoff(Start project: type)','6: ACTIVATE-ATTEMPTING PROJECTS=&gt;SOCIAL(Start project: fix category)','6: ACTIVATE-ATTEMPTING PROJECTS=&gt;Peace &amp; Justice(Start project: fix problem)','6: ACTIVATE-ATTEMPTING PROJECTS=&gt;Improved fix 'Peace &amp; Justice' (SOCIAL)(Project started)','6: ACTIVATE-ATTEMPTING PROJECTS=&gt;(('D', 6), 'D', 7, "Base fix 'Biodiversity Loss' (ENVIRONMENTAL) triggers crisis")(Skill for project)','6: ACTIVATE-ATTEMPTING PROJECTS=&gt;4(Consultant fees)','6: ACTIVATE-ATTEMPTING PROJECTS=&gt;5(Dice roll 2D6: skill check)','6: ACTIVATE-ATTEMPTING PROJECTS=&gt;(('C', 10), 'C', 6, "Base fix 'Biodiversity Loss' (ENVIRONMENTAL) triggers crisis")(Skill for project)','6: ACTIVATE-ATTEMPTING PROJECTS=&gt;0(Consultant fees)','6: ACTIVATE-ATTEMPTING PROJECTS=&gt;10(Dice roll 2D6: skill check)','6: ACTIVATE-ATTEMPTING PROJECTS=&gt;None(Skill for project)','6: ACTIVATE-DOING RESEARCH=&gt;None(Start researching)','6: END-FINALIZING=&gt;Improved fix 'Peace &amp; Justice' (SOCIAL)(Project abandoned)','6: END-CRISIS ROLLING=&gt;3(Dice roll 1D6: crisis cat)','6: END-CRISIS ROLLING=&gt;SOCIAL(Category for crisis)','6: END-CRISIS ROLLING=&gt;4(Dice roll 1D6: node in SOCIAL)','6: END-CRISIS ROLLING=&gt;Community Networks(Problem for crisis)','6: END-CRISIS ROLLING=&gt;8(Dice roll 2D6: crisis roll for Community Networks)','6: END-CRISIS ROLLING=&gt;8(Crisis roll for node "Community Networks")','6: END-CRISIS ROLLING=&gt;Healthcare(Now in crisis (cascaded from: Community Networks))','6: END-CRISIS ROLLING=&gt;4(Dice roll 1D6: crisis cat)','6: END-CRISIS ROLLING=&gt;CLASS(Category for crisis)','6: END-CRISIS ROLLING=&gt;6(Dice roll 1D6: node in CLASS)','6: END-CRISIS ROLLING=&gt;2(Dice roll 1D6: node in CLASS)','6: END-CRISIS ROLLING=&gt;Affordable Housing(Problem for crisis)','6: END-CRISIS ROLLING=&gt;6(Dice roll 2D6: crisis roll for Affordable Housing)','6: END-CRISIS ROLLING=&gt;6(Crisis roll for node "Affordable Housing")','6: END-CRISIS ROLLING=&gt;Peace &amp; Justice(Now in crisis (cascaded from: Affordable Housing))','6: END-CRISIS ROLLING=&gt;Political Voice(Now in crisis (cascaded from: Affordable Housing))','6: END-CRISIS ROLLING=&gt;Sprawl(Now in crisis (cascaded from: Affordable Housing))','7: ENGAGE-DRAWING MONEY=&gt;2(Money drawn)','7: ENGAGE-DRAWING CARDS=&gt;('S', 3)(Card drawn: 1)','7: ENGAGE-DRAWING CARDS=&gt;('H', 13)(Card drawn: 2)','7: ENGAGE-CRISIS RISING','7: ENGAGE-DRAWING MONEY=&gt;2(Money drawn)','7: ENGAGE-DRAWING CARDS=&gt;('C', 7)(Card drawn: 1)','7: ENGAGE-DRAWING CARDS=&gt;('S', 13)(Card drawn: 2)','7: ENGAGE-DRAWING MONEY=&gt;2(Money drawn)','7: ENGAGE-DRAWING CARDS=&gt;('H', 11)(Card drawn: 1)','7: ENGAGE-DRAWING CARDS=&gt;('S', 10)(Card drawn: 2)','7: ENGAGE-CRISIS RISING','7: ACTIVATE-ATTEMPTING PROJECTS=&gt;(('H', 4), 'H', 3, "Base fix 'Discrimination' (LIVING STANDARDS) triggers crisis")(Skill for project)','7: ACTIVATE-ATTEMPTING PROJECTS=&gt;3(Consultant fees)','7: ACTIVATE-ATTEMPTING PROJECTS=&gt;6(Dice roll 2D6: skill check)','7: ACTIVATE-ATTEMPTING PROJECTS=&gt;(('H', 1), 'H', 0, "Base fix 'Discrimination' (LIVING STANDARDS) triggers crisis")(Skill for project)','7: ACTIVATE-ATTEMPTING PROJECTS=&gt;0(Consultant fees)','7: ACTIVATE-ATTEMPTING PROJECTS=&gt;5(Dice roll 2D6: skill check)','7: ACTIVATE-ATTEMPTING PROJECTS=&gt;(('H', 13), 'H', 5, "Base fix 'Discrimination' (LIVING STANDARDS) triggers crisis")(Skill for project)','7: ACTIVATE-ATTEMPTING PROJECTS=&gt;0(Consultant fees)','7: ACTIVATE-ATTEMPTING PROJECTS=&gt;11(Dice roll 2D6: skill check)','7: ACTIVATE-ATTEMPTING PROJECTS=&gt;None(Skill for project)','7: ACTIVATE-DOING RESEARCH=&gt;None(Start researching)','7: ACTIVATE-ATTEMPTING PROJECTS=&gt;(('C', 7), 'C', 7, "Base fix 'Biodiversity Loss' (ENVIRONMENTAL) triggers crisis")(Skill for project)','7: ACTIVATE-ATTEMPTING PROJECTS=&gt;0(Consultant fees)','7: ACTIVATE-ATTEMPTING PROJECTS=&gt;10(Dice roll 2D6: skill check)','7: ACTIVATE-ATTEMPTING PROJECTS=&gt;(('H', 3), 'H', 0, "Base fix 'Discrimination' (LIVING STANDARDS) triggers crisis")(Skill for project)','7: ACTIVATE-ATTEMPTING PROJECTS=&gt;3(Consultant fees)','7: ACTIVATE-ATTEMPTING PROJECTS=&gt;8(Dice roll 2D6: skill check)','7: ACTIVATE-ATTEMPTING PROJECTS=&gt;(('C', 12), 'C', 0, "Base fix 'Biodiversity Loss' (ENVIRONMENTAL) triggers crisis")(Skill for project)','7: ACTIVATE-ATTEMPTING PROJECTS=&gt;0(Consultant fees)','7: ACTIVATE-ATTEMPTING PROJECTS=&gt;6(Dice roll 2D6: skill check)','7: ACTIVATE-ATTEMPTING PROJECTS=&gt;(('D', 7), 'D', 3, "Base fix 'Biodiversity Loss' (ENVIRONMENTAL) triggers crisis")(Skill for project)','7: ACTIVATE-ATTEMPTING PROJECTS=&gt;0(Consultant fees)','7: ACTIVATE-ATTEMPTING PROJECTS=&gt;5(Dice roll 2D6: skill check)','7: ACTIVATE-ATTEMPTING PROJECTS=&gt;None(Skill for project)','7: ACTIVATE-DOING RESEARCH=&gt;None(Start researching)','7: ACTIVATE-ATTEMPTING PROJECTS=&gt;Base(Start project: type)','7: ACTIVATE-ATTEMPTING PROJECTS=&gt;CLASS(Start project: fix category)','7: ACTIVATE-ATTEMPTING PROJECTS=&gt;Healthcare(Start project: fix problem)','7: ACTIVATE-ATTEMPTING PROJECTS=&gt;Base fix 'Healthcare' (CLASS) triggers crisis(Project started)','7: ACTIVATE-ATTEMPTING PROJECTS=&gt;(('H', 11), 'H', 7, "Base fix 'Discrimination' (LIVING STANDARDS) triggers crisis")(Skill for project)','7: ACTIVATE-ATTEMPTING PROJECTS=&gt;1(Consultant fees)','7: ACTIVATE-ATTEMPTING PROJECTS=&gt;9(Dice roll 2D6: skill check)','7: ACTIVATE-ATTEMPTING PROJECTS=&gt;(('S', 4), 'S', 1, "Base fix 'Healthcare' (CLASS) triggers crisis")(Skill for project)','7: ACTIVATE-ATTEMPTING PROJECTS=&gt;1(Consultant fees)','7: ACTIVATE-ATTEMPTING PROJECTS=&gt;5(Dice roll 2D6: skill check)','7: ACTIVATE-ATTEMPTING PROJECTS=&gt;(('C', 5), 'C', 5, "Base fix 'Discrimination' (LIVING STANDARDS) triggers crisis")(Skill for project)','7: ACTIVATE-ATTEMPTING PROJECTS=&gt;2(Consultant fees)','7: ACTIVATE-ATTEMPTING PROJECTS=&gt;5(Dice roll 2D6: skill check)','7: ACTIVATE-ATTEMPTING PROJECTS=&gt;(('S', 7), 'S', 2, "Base fix 'Healthcare' (CLASS) triggers crisis")(Skill for project)','7: ACTIVATE-ATTEMPTING PROJECTS=&gt;3(Consultant fees)','7: ACTIVATE-ATTEMPTING PROJECTS=&gt;9(Dice roll 2D6: skill check)','7: ACTIVATE-ATTEMPTING PROJECTS=&gt;(('S', 10), 'S', 3, "Base fix 'Healthcare' (CLASS) triggers crisis")(Skill for project)','7: ACTIVATE-ATTEMPTING PROJECTS=&gt;3(Dice roll 2D6: skill check)','7: ACTIVATE-ATTEMPTING PROJECTS=&gt;(('H', 5), 'H', 0, "Base fix 'Discrimination' (LIVING STANDARDS) triggers crisis")(Skill for project)','7: ACTIVATE-ATTEMPTING PROJECTS=&gt;5(Dice roll 2D6: skill check)','7: ACTIVATE-ATTEMPTING PROJECTS=&gt;(('S', 10), 'S', 2, "Base fix 'Healthcare' (CLASS) triggers crisis")(Skill for project)','7: ACTIVATE-ATTEMPTING PROJECTS=&gt;9(Dice roll 2D6: skill check)','7: ACTIVATE-ATTEMPTING PROJECTS=&gt;None(Skill for project)','7: ACTIVATE-DOING RESEARCH=&gt;None(Start researching)','7: END-CRISIS ROLLING=&gt;INDUSTRIAL(Crisis chip: full category)','7: END-CRISIS ROLLING=&gt;SOCIAL(Crisis chip: full category)','7: END-CRISIS ROLLING=&gt;3(Dice roll 1D6: crisis cat)','7: END-CRISIS ROLLING=&gt;SOCIAL(Category for crisis)','7: END-CRISIS ROLLING=&gt;SOCIAL(Crisis chip: full category)','7: END-CRISIS ROLLING=&gt;6(Dice roll 1D6: crisis cat)','7: END-CRISIS ROLLING=&gt;LIVING STANDARDS(Category for crisis)','7: END-CRISIS ROLLING=&gt;2(Dice roll 1D6: node in LIVING STANDARDS)','7: END-CRISIS ROLLING=&gt;Low Labour Standards(Problem for crisis)','7: END-CRISIS ROLLING=&gt;10(Dice roll 2D6: crisis roll for Low Labour Standards)','7: END-CRISIS ROLLING=&gt;10(Crisis roll for node "Low Labour Standards")','7: END-CRISIS ROLLING=&gt;9(Dice roll 2D6: crisis roll for Low Labour Standards)','7: END-CRISIS ROLLING=&gt;9(Crisis roll for node "Low Labour Standards")','7: END-CRISIS ROLLING=&gt;Low Labour Standards(Crisis averted)','8: ENGAGE-DRAWING MONEY=&gt;2(Money drawn)','8: ENGAGE-DRAWING CARDS=&gt;('D', 12)(Card drawn: 1)','8: ENGAGE-DRAWING CARDS=&gt;('H', 2)(Card drawn: 2)','8: ENGAGE-CRISIS RISING','8: ENGAGE-DRAWING MONEY=&gt;2(Money drawn)','8: ENGAGE-DRAWING CARDS=&gt;('S', 11)(Card drawn: 1)','8: ENGAGE-DRAWING CARDS=&gt;('S', 12)(Card drawn: 2)','8: ENGAGE-DRAWING MONEY=&gt;2(Money drawn)','8: ENGAGE-DRAWING CARDS=&gt;('D', 12)(Card drawn: 1)','8: ENGAGE-DRAWING CARDS=&gt;('S', 6)(Card drawn: 2)','8: ENGAGE-CRISIS RISING','8: ACTIVATE-ATTEMPTING PROJECTS=&gt;None(Skill for project)','8: ACTIVATE-DOING RESEARCH=&gt;None(Start researching)','8: ACTIVATE-ATTEMPTING PROJECTS=&gt;(('D', 4), 'D', 0, "Base fix 'Biodiversity Loss' (ENVIRONMENTAL) triggers crisis")(Skill for project)','8: ACTIVATE-ATTEMPTING PROJECTS=&gt;0(Consultant fees)','8: ACTIVATE-ATTEMPTING PROJECTS=&gt;7(Dice roll 2D6: skill check)','8: ACTIVATE-ATTEMPTING PROJECTS=&gt;(('S', 2), 'S', 0, "Base fix 'Healthcare' (CLASS) triggers crisis")(Skill for project)','8: ACTIVATE-ATTEMPTING PROJECTS=&gt;0(Consultant fees)','8: ACTIVATE-ATTEMPTING PROJECTS=&gt;5(Dice roll 2D6: skill check)','8: ACTIVATE-ATTEMPTING PROJECTS=&gt;(('S', 13), 'S', 2, "Base fix 'Healthcare' (CLASS) triggers crisis")(Skill for project)','8: ACTIVATE-ATTEMPTING PROJECTS=&gt;1(Consultant fees)','8: ACTIVATE-ATTEMPTING PROJECTS=&gt;8(Dice roll 2D6: skill check)','8: ACTIVATE-ATTEMPTING PROJECTS=&gt;(('S', 3), 'S', 1, "Base fix 'Healthcare' (CLASS) triggers crisis")(Skill for project)','8: ACTIVATE-ATTEMPTING PROJECTS=&gt;4(Consultant fees)','8: ACTIVATE-ATTEMPTING PROJECTS=&gt;4(Dice roll 2D6: skill check)','8: ACTIVATE-ATTEMPTING PROJECTS=&gt;None(Skill for project)','8: ACTIVATE-DOING RESEARCH=&gt;None(Start researching)','8: ACTIVATE-ATTEMPTING PROJECTS=&gt;(('C', 8), 'C', 1, "Base fix 'Biodiversity Loss' (ENVIRONMENTAL) triggers crisis")(Skill for project)','8: ACTIVATE-ATTEMPTING PROJECTS=&gt;2(Consultant fees)','8: ACTIVATE-ATTEMPTING PROJECTS=&gt;4(Dice roll 2D6: skill check)','8: ACTIVATE-ATTEMPTING PROJECTS=&gt;(('S', 6), 'S', 2, "Base fix 'Healthcare' (CLASS) triggers crisis")(Skill for project)','8: ACTIVATE-ATTEMPTING PROJECTS=&gt;7(Dice roll 2D6: skill check)','8: ACTIVATE-ATTEMPTING PROJECTS=&gt;(('S', 5), 'S', 0, "Base fix 'Healthcare' (CLASS) triggers crisis")(Skill for project)','8: ACTIVATE-ATTEMPTING PROJECTS=&gt;10(Dice roll 2D6: skill check)','8: ACTIVATE-ATTEMPTING PROJECTS=&gt;(('D', 12), 'D', 0, "Base fix 'Biodiversity Loss' (ENVIRONMENTAL) triggers crisis")(Skill for project)','8: ACTIVATE-ATTEMPTING PROJECTS=&gt;9(Dice roll 2D6: skill check)','8: ACTIVATE-DOING RESEARCH=&gt;None(Start researching)','9: END-FINALIZING=&gt;Base fix 'Discrimination' (LIVING STANDARDS) triggers crisis(Project abandoned)','9: END-CRISIS ROLLING=&gt;INDUSTRIAL(Crisis chip: full category)','9: END-CRISIS ROLLING=&gt;SOCIAL(Crisis chip: full category)','9: END-CRISIS ROLLING=&gt;6(Dice roll 1D6: crisis cat)','9: END-CRISIS ROLLING=&gt;LIVING STANDARDS(Category for crisis)','9: END-CRISIS ROLLING=&gt;4(Dice roll 1D6: node in LIVING STANDARDS)','9: END-CRISIS ROLLING=&gt;4(Dice roll 1D6: node in LIVING STANDARDS)','9: END-CRISIS ROLLING=&gt;6(Dice roll 1D6: node in LIVING STANDARDS)','9: END-CRISIS ROLLING=&gt;2(Dice roll 1D6: node in LIVING STANDARDS)','9: END-CRISIS ROLLING=&gt;Low Labour Standards(Problem for crisis)','9: END-CRISIS ROLLING=&gt;7(Dice roll 2D6: crisis roll for Low Labour Standards)','9: END-CRISIS ROLLING=&gt;7(Crisis roll for node "Low Labour Standards")','9: END-CRISIS ROLLING=&gt;Low Labour Standards(Now in crisis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6(Dice roll 1D6: node in LIVING STANDARDS)','9: END-CRISIS ROLLING=&gt;2(Dice roll 1D6: node in LIVING STANDARDS)','9: END-CRISIS ROLLING=&gt;Low Labour Standards(Problem for crisis)','9: END-CRISIS ROLLING=&gt;8(Dice roll 2D6: crisis roll for Low Labour Standards)','9: END-CRISIS ROLLING=&gt;8(Crisis roll for node "Low Labour Standards")','9: END-CRISIS ROLLING=&gt;Discrimination(Now in crisis (cascaded from: Low Labour Standards))','9: ENGAGE-DRAWING MONEY=&gt;2(Money drawn)','9: ENGAGE-DRAWING CARDS=&gt;('C', 9)(Card drawn: 1)','9: ENGAGE-DRAWING CARDS=&gt;('H', 10)(Card drawn: 2)','9: ENGAGE-CRISIS RISING','9: ENGAGE-DRAWING MONEY=&gt;2(Money drawn)','9: ENGAGE-DRAWING CARDS=&gt;('H', 12)(Card drawn: 1)','9: ENGAGE-DRAWING CARDS=&gt;('C', 13)(Card drawn: 2)','9: ENGAGE-DRAWING MONEY=&gt;2(Money drawn)','9: ENGAGE-DRAWING CARDS=&gt;('D', 10)(Card drawn: 1)','9: ENGAGE-DRAWING CARDS=&gt;('C', 1)(Card drawn: 2)','9: ENGAGE-CRISIS RISING','9: ACTIVATE-ATTEMPTING PROJECTS=&gt;(('D', 5), 'D', 2, "Base fix 'Biodiversity Loss' (ENVIRONMENTAL) triggers crisis")(Skill for project)','9: ACTIVATE-ATTEMPTING PROJECTS=&gt;6(Consultant fees)','9: ACTIVATE-ATTEMPTING PROJECTS=&gt;5(Dice roll 2D6: skill check)','9: ACTIVATE-ATTEMPTING PROJECTS=&gt;(('H', 2), 'H', 5, "Base fix 'Healthcare' (CLASS) triggers crisis")(Skill for project)','9: ACTIVATE-ATTEMPTING PROJECTS=&gt;0(Consultant fees)','9: ACTIVATE-ATTEMPTING PROJECTS=&gt;8(Dice roll 2D6: skill check)','9: ACTIVATE-ATTEMPTING PROJECTS=&gt;(('H', 1), 'H', 2, "Base fix 'Healthcare' (CLASS) triggers crisis")(Skill for project)','9: ACTIVATE-ATTEMPTING PROJECTS=&gt;0(Consultant fees)','9: ACTIVATE-ATTEMPTING PROJECTS=&gt;4(Dice roll 2D6: skill check)','9: ACTIVATE-ATTEMPTING PROJECTS=&gt;None(Skill for project)','9: ACTIVATE-DOING RESEARCH=&gt;None(Start researching)','9: ACTIVATE-ATTEMPTING PROJECTS=&gt;None(Start project: type)','9: ACTIVATE-ATTEMPTING PROJECTS=&gt;(('C', 13), 'C', 4, "Base fix 'Biodiversity Loss' (ENVIRONMENTAL) triggers crisis")(Skill for project)','9: ACTIVATE-ATTEMPTING PROJECTS=&gt;0(Consultant fees)','9: ACTIVATE-ATTEMPTING PROJECTS=&gt;6(Dice roll 2D6: skill check)','9: ACTIVATE-ATTEMPTING PROJECTS=&gt;(('S', 12), 'S', 2, "Base fix 'Healthcare' (CLASS) triggers crisis")(Skill for project)','9: ACTIVATE-ATTEMPTING PROJECTS=&gt;0(Consultant fees)','9: ACTIVATE-ATTEMPTING PROJECTS=&gt;6(Dice roll 2D6: skill check)','9: ACTIVATE-ATTEMPTING PROJECTS=&gt;(('H', 12), 'H', 2, "Base fix 'Healthcare' (CLASS) triggers crisis")(Skill for project)','9: ACTIVATE-ATTEMPTING PROJECTS=&gt;1(Consultant fees)','9: ACTIVATE-ATTEMPTING PROJECTS=&gt;8(Dice roll 2D6: skill check)','9: ACTIVATE-ATTEMPTING PROJECTS=&gt;(('S', 2), 'S', 0, "Base fix 'Healthcare' (CLASS) triggers crisis")(Skill for project)','9: ACTIVATE-ATTEMPTING PROJECTS=&gt;5(Consultant fees)','9: ACTIVATE-ATTEMPTING PROJECTS=&gt;12(Dice roll 2D6: skill check)','9: ACTIVATE-ATTEMPTING PROJECTS=&gt;1(Added a crisis chip)','9: ACTIVATE-ATTEMPTING PROJECTS=&gt;None(Skill for project)','9: ACTIVATE-DOING RESEARCH=&gt;None(Start researching)','9: ACTIVATE-ATTEMPTING PROJECTS=&gt;(('C', 1), 'C', 1, "Base fix 'Biodiversity Loss' (ENVIRONMENTAL) triggers crisis")(Skill for project)','9: ACTIVATE-ATTEMPTING PROJECTS=&gt;1(Consultant fees)','9: ACTIVATE-ATTEMPTING PROJECTS=&gt;9(Dice roll 2D6: skill check)','9: ACTIVATE-ATTEMPTING PROJECTS=&gt;(('D', 10), 'D', 0, "Base fix 'Biodiversity Loss' (ENVIRONMENTAL) triggers crisis")(Skill for project)','9: ACTIVATE-ATTEMPTING PROJECTS=&gt;0(Consultant fees)','9: ACTIVATE-ATTEMPTING PROJECTS=&gt;7(Dice roll 2D6: skill check)','9: ACTIVATE-DOING RESEARCH=&gt;None(Start researching)','9: END-CRISIS ROLLING=&gt;INDUSTRIAL(Crisis chip: full category)','9: END-CRISIS ROLLING=&gt;SOCIAL(Crisis chip: full category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6(Dice roll 1D6: node in CLASS)','9: END-CRISIS ROLLING=&gt;5(Dice roll 1D6: node in CLASS)','9: END-CRISIS ROLLING=&gt;6(Dice roll 1D6: node in CLASS)','9: END-CRISIS ROLLING=&gt;4(Dice roll 1D6: node in CLASS)','9: END-CRISIS ROLLING=&gt;Food Shortage(Problem for crisis)','9: END-CRISIS ROLLING=&gt;10(Dice roll 2D6: crisis roll for Food Shortage)','9: END-CRISIS ROLLING=&gt;10(Crisis roll for node "Food Shortage")','9: END-CRISIS ROLLING=&gt;3(Dice roll 2D6: crisis roll for Food Shortage)','9: END-CRISIS ROLLING=&gt;3(Crisis roll for node "Food Shortage")','9: END-CRISIS ROLLING=&gt;Land Conversion(Now in crisis (cascaded from: Food Shortage)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1(Dice roll 1D6: node in CLASS)','9: END-CRISIS ROLLING=&gt;Healthcare(Problem for crisis)','9: END-CRISIS ROLLING=&gt;6(Dice roll 2D6: crisis roll for Healthcare)','9: END-CRISIS ROLLING=&gt;6(Crisis roll for node "Healthcare")','9: END-CRISIS ROLLING=&gt;Biodiversity Loss(Now in crisis (cascaded from: Healthcare))','10: ENGAGE-DRAWING MONEY=&gt;2(Money drawn)','10: ENGAGE-DRAWING CARDS=&gt;('C', 2)(Card drawn: 1)','10: ENGAGE-DRAWING CARDS=&gt;('S', 8)(Card drawn: 2)','10: ENGAGE-CRISIS RISING','10: ENGAGE-DRAWING MONEY=&gt;2(Money drawn)','10: ENGAGE-DRAWING CARDS=&gt;('H', 9)(Card drawn: 1)','10: ENGAGE-DRAWING CARDS=&gt;('C', 3)(Card drawn: 2)','10: ENGAGE-DRAWING MONEY=&gt;2(Money drawn)','10: ENGAGE-DRAWING CARDS=&gt;('C', 2)(Card drawn: 1)','10: ENGAGE-DRAWING CARDS=&gt;('C', 5)(Card drawn: 2)','10: ENGAGE-CRISIS RISING','10: ACTIVATE-ATTEMPTING PROJECTS=&gt;(('S', 9), 'S', 1, "Base fix 'Healthcare' (CLASS) triggers crisis")(Skill for project)','10: ACTIVATE-ATTEMPTING PROJECTS=&gt;1(Consultant fees)','10: ACTIVATE-ATTEMPTING PROJECTS=&gt;3(Dice roll 2D6: skill check)','10: ACTIVATE-ATTEMPTING PROJECTS=&gt;(('D', 12), 'D', 2, "Base fix 'Biodiversity Loss' (ENVIRONMENTAL) triggers crisis")(Skill for project)','10: ACTIVATE-ATTEMPTING PROJECTS=&gt;0(Consultant fees)','10: ACTIVATE-ATTEMPTING PROJECTS=&gt;6(Dice roll 2D6: skill check)','10: ACTIVATE-ATTEMPTING PROJECTS=&gt;(('C', 2), 'C', 4, "Base fix 'Biodiversity Loss' (ENVIRONMENTAL) triggers crisis")(Skill for project)','10: ACTIVATE-ATTEMPTING PROJECTS=&gt;0(Consultant fees)','10: ACTIVATE-ATTEMPTING PROJECTS=&gt;9(Dice roll 2D6: skill check)','10: ACTIVATE-ATTEMPTING PROJECTS=&gt;(('H', 7), 'H', 0, "Base fix 'Healthcare' (CLASS) triggers crisis")(Skill for project)','10: ACTIVATE-ATTEMPTING PROJECTS=&gt;1(Consultant fees)','10: ACTIVATE-ATTEMPTING PROJECTS=&gt;5(Dice roll 2D6: skill check)','10: ACTIVATE-ATTEMPTING PROJECTS=&gt;(('C', 9), 'C', 1, "Base fix 'Biodiversity Loss' (ENVIRONMENTAL) triggers crisis")(Skill for project)','10: ACTIVATE-ATTEMPTING PROJECTS=&gt;0(Consultant fees)','10: ACTIVATE-ATTEMPTING PROJECTS=&gt;4(Dice roll 2D6: skill check)','10: ACTIVATE-ATTEMPTING PROJECTS=&gt;None(Skill for project)','10: ACTIVATE-DOING RESEARCH=&gt;None(Start researching)','10: ACTIVATE-ATTEMPTING PROJECTS=&gt;Base(Start project: type)','10: ACTIVATE-ATTEMPTING PROJECTS=&gt;INDUSTRIAL(Start project: fix category)','10: ACTIVATE-ATTEMPTING PROJECTS=&gt;Fossil Fuel Dependency(Start project: fix problem)','10: ACTIVATE-ATTEMPTING PROJECTS=&gt;Base fix 'Fossil Fuel Dependency' (INDUSTRIAL) triggers crisis(Project started)','10: ACTIVATE-ATTEMPTING PROJECTS=&gt;(('S', 11), 'S', 0, "Base fix 'Fossil Fuel Dependency' (INDUSTRIAL) triggers crisis")(Skill for project)','10: ACTIVATE-ATTEMPTING PROJECTS=&gt;1(Consultant fees)','10: ACTIVATE-ATTEMPTING PROJECTS=&gt;5(Dice roll 2D6: skill check)','10: ACTIVATE-ATTEMPTING PROJECTS=&gt;(('C', 3), 'C', 1, "Base fix 'Fossil Fuel Dependency' (INDUSTRIAL) triggers crisis")(Skill for project)','10: ACTIVATE-ATTEMPTING PROJECTS=&gt;1(Consultant fees)','10: ACTIVATE-ATTEMPTING PROJECTS=&gt;7(Dice roll 2D6: skill check)','10: ACTIVATE-ATTEMPTING PROJECTS=&gt;(('H', 9), 'H', 0, "Base fix 'Healthcare' (CLASS) triggers crisis")(Skill for project)','10: ACTIVATE-ATTEMPTING PROJECTS=&gt;2(Consultant fees)','10: ACTIVATE-ATTEMPTING PROJECTS=&gt;3(Dice roll 2D6: skill check)','10: ACTIVATE-DOING RESEARCH=&gt;None(Start researching)','10: ACTIVATE-ATTEMPTING PROJECTS=&gt;(('C', 2), 'C', 0, "Base fix 'Biodiversity Loss' (ENVIRONMENTAL) triggers crisis")(Skill for project)','10: ACTIVATE-ATTEMPTING PROJECTS=&gt;3(Consultant fees)','10: ACTIVATE-ATTEMPTING PROJECTS=&gt;10(Dice roll 2D6: skill check)','10: ACTIVATE-ATTEMPTING PROJECTS=&gt;(('C', 5), 'C', 0, "Base fix 'Biodiversity Loss' (ENVIRONMENTAL) triggers crisis")(Skill for project)','10: ACTIVATE-ATTEMPTING PROJECTS=&gt;7(Dice roll 2D6: skill check)','10: ACTIVATE-DOING RESEARCH=&gt;None(Start researching)','10: END-CRISIS ROLLING=&gt;INDUSTRIAL(Crisis chip: full category)','10: END-CRISIS ROLLING=&gt;SOCIAL(Crisis chip: full category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5(Dice roll 1D6: node in ECONOMIC)','10: END-CRISIS ROLLING=&gt;6(Dice roll 1D6: node in ECONOMIC)','10: END-CRISIS ROLLING=&gt;3(Dice roll 1D6: node in ECONOMIC)','10: END-CRISIS ROLLING=&gt;Inefficiency(Crisis chip: overwhelmed problem)','10: END-CRISIS ROLLING=&gt;4(Dice roll 1D6: crisis cat)','10: END-CRISIS ROLLING=&gt;CLASS(Category for crisis)','10: END-CRISIS ROLLING=&gt;4(Dice roll 1D6: node in CLASS)','10: END-CRISIS ROLLING=&gt;Food Shortage(Crisis chip: overwhelmed problem)','10: END-CRISIS ROLLING=&gt;5(Dice roll 1D6: crisis cat)','10: END-CRISIS ROLLING=&gt;ENVIRONMENTAL(Category for crisis)','10: END-CRISIS ROLLING=&gt;6(Dice roll 1D6: node in ENVIRONMENTAL)','10: END-CRISIS ROLLING=&gt;4(Dice roll 1D6: node in ENVIRONMENTAL)','10: END-CRISIS ROLLING=&gt;Air &amp; Ozone Degradation(Problem for crisis)','10: END-CRISIS ROLLING=&gt;8(Dice roll 2D6: crisis roll for Air &amp; Ozone Degradation)','10: END-CRISIS ROLLING=&gt;8(Crisis roll for node "Air &amp; Ozone Degradation")','10: END-CRISIS ROLLING=&gt;Air &amp; Ozone Degradation(Now in crisis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3(Dice roll 1D6: node in ENVIRONMENTAL)','10: END-CRISIS ROLLING=&gt;Freshwater Depletion(Problem for crisis)','10: END-CRISIS ROLLING=&gt;11(Dice roll 2D6: crisis roll for Freshwater Depletion)','10: END-CRISIS ROLLING=&gt;11(Crisis roll for node "Freshwater Depletion")','10: END-CRISIS ROLLING=&gt;Freshwater Depletion(Crisis averted)','11: ENGAGE-DRAWING MONEY=&gt;2(Money drawn)','11: ENGAGE-DRAWING CARDS=&gt;('H', 12)(Card drawn: 1)','11: ENGAGE-DRAWING CARDS=&gt;('H', 11)(Card drawn: 2)','11: ENGAGE-CRISIS RISING','11: ENGAGE-DRAWING MONEY=&gt;2(Money drawn)','11: ENGAGE-DRAWING CARDS=&gt;('C', 10)(Card drawn: 1)','11: ENGAGE-DRAWING CARDS=&gt;('C', 3)(Card drawn: 2)','11: ENGAGE-DRAWING MONEY=&gt;2(Money drawn)','11: ENGAGE-DRAWING CARDS=&gt;('S', 14)(Card drawn: 1)','11: ENGAGE-DRAWING CARDS=&gt;('S', 6)(Card drawn: 2)','11: ENGAGE-CRISIS RISING','11: ACTIVATE-ATTEMPTING PROJECTS=&gt;(('H', 11), 'H', 4, "Base fix 'Healthcare' (CLASS) triggers crisis")(Skill for project)','11: ACTIVATE-ATTEMPTING PROJECTS=&gt;1(Consultant fees)','11: ACTIVATE-ATTEMPTING PROJECTS=&gt;7(Dice roll 2D6: skill check)','11: ACTIVATE-ATTEMPTING PROJECTS=&gt;(('H', 12), 'H', 3, "Base fix 'Healthcare' (CLASS) triggers crisis")(Skill for project)','11: ACTIVATE-ATTEMPTING PROJECTS=&gt;1(Consultant fees)','11: ACTIVATE-ATTEMPTING PROJECTS=&gt;4(Dice roll 2D6: skill check)','11: ACTIVATE-ATTEMPTING PROJECTS=&gt;(('S', 3), 'S', 0, "Base fix 'Fossil Fuel Dependency' (INDUSTRIAL) triggers crisis")(Skill for project)','11: ACTIVATE-ATTEMPTING PROJECTS=&gt;1(Consultant fees)','11: ACTIVATE-ATTEMPTING PROJECTS=&gt;10(Dice roll 2D6: skill check)','11: ACTIVATE-ATTEMPTING PROJECTS=&gt;None(Skill for project)','11: ACTIVATE-DOING RESEARCH=&gt;None(Start researching)','11: ACTIVATE-ATTEMPTING PROJECTS=&gt;None(Skill for project)','11: ACTIVATE-DOING RESEARCH=&gt;None(Start researching)','11: ACTIVATE-ATTEMPTING PROJECTS=&gt;(('S', 6), 'S', 1, "Base fix 'Fossil Fuel Dependency' (INDUSTRIAL) triggers crisis")(Skill for project)','11: ACTIVATE-ATTEMPTING PROJECTS=&gt;1(Consultant fees)','11: ACTIVATE-ATTEMPTING PROJECTS=&gt;6(Dice roll 2D6: skill check)','11: ACTIVATE-ATTEMPTING PROJECTS=&gt;(('S', 14), 'S', 0, "Base fix 'Fossil Fuel Dependency' (INDUSTRIAL) triggers crisis")(Skill for project)','11: ACTIVATE-DOING RESEARCH=&gt;None(Start researching)','12: END-FINALIZING=&gt;Base fix 'Biodiversity Loss' (ENVIRONMENTAL) triggers crisis(Project abandoned)','12: END-FINALIZING=&gt;Base fix 'Fossil Fuel Dependency' (INDUSTRIAL) triggers crisis(Project overskilled for "('S', 14)")','12: END-CRISIS ROLLING=&gt;INDUSTRIAL(Crisis chip: full category)','12: END-CRISIS ROLLING=&gt;SOCIAL(Crisis chip: full category)','12: END-CRISIS ROLLING=&gt;LIVING STANDARDS(Crisis chip: full category)','12: END-CRISIS ROLLING=&gt;2(Dice roll 1D6: crisis cat)','12: END-CRISIS ROLLING=&gt;ECONOMIC(Category for crisis)','12: END-CRISIS ROLLING=&gt;5(Dice roll 1D6: node in ECONOMIC)','12: END-CRISIS ROLLING=&gt;2(Dice roll 1D6: node in ECONOMIC)','12: END-CRISIS ROLLING=&gt;Market Externalities(Problem for crisis)','12: END-CRISIS ROLLING=&gt;8(Dice roll 2D6: crisis roll for Market Externalities)','12: END-CRISIS ROLLING=&gt;8(Crisis roll for node "Market Externalities")','12: END-CRISIS ROLLING=&gt;Inflation(Now in crisis (cascaded from: Market Externalities))','12: END-CRISIS ROLLING=&gt;1(Dice roll 1D6: crisis cat)','12: END-CRISIS ROLLING=&gt;INDUSTRIAL(Category for crisis)','12: END-CRISIS ROLLING=&gt;INDUSTRIAL(Crisis chip: full category)','12: END-CRISIS ROLLING=&gt;2(Dice roll 1D6: crisis cat)','12: END-CRISIS ROLLING=&gt;ECONOMIC(Category for crisis)','12: END-CRISIS ROLLING=&gt;ECONOMIC(Crisis chip: full category)','12: END-CRISIS ROLLING=&gt;5(Dice roll 1D6: crisis cat)','12: END-CRISIS ROLLING=&gt;ENVIRONMENTAL(Category for crisis)','12: END-CRISIS ROLLING=&gt;4(Dice roll 1D6: node in ENVIRONMENTAL)','12: END-CRISIS ROLLING=&gt;Air &amp; Ozone Degradation(Crisis chip: overwhelmed problem)','12: END-CRISIS ROLLING=&gt;5(Dice roll 1D6: crisis cat)','12: END-CRISIS ROLLING=&gt;ENVIRONMENTAL(Category for crisis)','12: END-CRISIS ROLLING=&gt;2(Dice roll 1D6: node in ENVIRONMENTAL)','12: END-CRISIS ROLLING=&gt;Climate Change(Problem for crisis)','12: END-CRISIS ROLLING=&gt;8(Dice roll 2D6: crisis roll for Climate Change)','12: END-CRISIS ROLLING=&gt;8(Crisis roll for node "Climate Change")','12: END-CRISIS ROLLING=&gt;Climate Change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2, 14, 15, 16, 19, 20, 21, 23, 27]}</text:p>
          </table:table-cell>
          <table:table-cell table:style-name="Gnumeric-default" office:value-type="string">
            <text:p>{'abandoned-project': [[], [], [], [], [], [], [], [], [], [], [], [], [], [], [], [], [], [True], [], [], [], [], [], [], [], [], [], [], [], [], [], [], [], [], [True], [], [], [], [], [], [], [], [], [], [True], [], [], [], [], [], [], [], [], [], [], [], [], [], [], [], [], [], [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S', 10)(Card drawn: 1)','0: ENGAGE-DRAWING CARDS=&gt;('H', 3)(Card drawn: 2)','0: ENGAGE-CRISIS RISING','0: ENGAGE-DRAWING MONEY=&gt;3(Money drawn)','0: ENGAGE-DRAWING CARDS=&gt;('D', 10)(Card drawn: 1)','0: ENGAGE-DRAWING CARDS=&gt;('S', 13)(Card drawn: 2)','0: ENGAGE-DRAWING MONEY=&gt;3(Money drawn)','0: ENGAGE-DRAWING CARDS=&gt;('D', 5)(Card drawn: 1)','0: ENGAGE-DRAWING CARDS=&gt;('D', 8)(Card drawn: 2)','0: ENGAGE-CRISIS RISING','0: ACTIVATE-ATTEMPTING PROJECTS=&gt;None(Start project: type)','0: ACTIVATE-DOING RESEARCH=&gt;None(Start researching)','0: ACTIVATE-ATTEMPTING PROJECTS=&gt;Remove-Tradeoff(Start project: type)','0: ACTIVATE-ATTEMPTING PROJECTS=&gt;CLASS(Start project: fix category)','0: ACTIVATE-ATTEMPTING PROJECTS=&gt;Healthcare(Start project: fix problem)','0: ACTIVATE-ATTEMPTING PROJECTS=&gt;Improved fix 'Healthcare' (CLASS)(Project started)','0: ACTIVATE-ATTEMPTING PROJECTS=&gt;(('S', 13), 'S', 1, "Improved fix 'Healthcare' (CLASS)")(Skill for project)','0: ACTIVATE-ATTEMPTING PROJECTS=&gt;1(Consultant fees)','0: ACTIVATE-ATTEMPTING PROJECTS=&gt;7(Dice roll 2D6: skill check)','0: ACTIVATE-DOING RESEARCH=&gt;None(Start researching)','0: ACTIVATE-ATTEMPTING PROJECTS=&gt;None(Start project: type)','0: ACTIVATE-DOING RESEARCH=&gt;None(Start researching)','0: END-CRISIS ROLLING=&gt;2(Dice roll 1D6: crisis cat)','0: END-CRISIS ROLLING=&gt;ECONOMIC(Category for crisis)','0: END-CRISIS ROLLING=&gt;6(Dice roll 1D6: node in ECONOMIC)','0: END-CRISIS ROLLING=&gt;4(Dice roll 1D6: node in ECONOMIC)','0: END-CRISIS ROLLING=&gt;2(Dice roll 1D6: node in ECONOMIC)','0: END-CRISIS ROLLING=&gt;Market Externalities(Problem for crisis)','0: END-CRISIS ROLLING=&gt;5(Dice roll 2D6: crisis roll for Market Externalities)','0: END-CRISIS ROLLING=&gt;5(Crisis roll for node "Market Externalities")','0: END-CRISIS ROLLING=&gt;Economic Inequality(Now in crisis (cascaded from: Market Externalities))','0: END-CRISIS ROLLING=&gt;Inefficiency(Now in crisis (cascaded from: Market Externalities))','0: END-CRISIS ROLLING=&gt;4(Dice roll 1D6: crisis cat)','0: END-CRISIS ROLLING=&gt;CLASS(Category for crisis)','0: END-CRISIS ROLLING=&gt;3(Dice roll 1D6: node in CLASS)','0: END-CRISIS ROLLING=&gt;Clean Water Shortage(Problem for crisis)','0: END-CRISIS ROLLING=&gt;6(Dice roll 2D6: crisis roll for Clean Water Shortage)','0: END-CRISIS ROLLING=&gt;6(Crisis roll for node "Clean Water Shortage")','0: END-CRISIS ROLLING=&gt;Clean Water Shortage(Now in crisis)','1: ENGAGE-DRAWING MONEY=&gt;2(Money drawn)','1: ENGAGE-DRAWING CARDS=&gt;('S', 6)(Card drawn: 1)','1: ENGAGE-DRAWING CARDS=&gt;('C', 7)(Card drawn: 2)','1: ENGAGE-CRISIS RISING','1: ENGAGE-DRAWING MONEY=&gt;2(Money drawn)','1: ENGAGE-DRAWING CARDS=&gt;('S', 5)(Card drawn: 1)','1: ENGAGE-DRAWING CARDS=&gt;('S', 3)(Card drawn: 2)','1: ENGAGE-DRAWING MONEY=&gt;2(Money drawn)','1: ENGAGE-DRAWING CARDS=&gt;('D', 9)(Card drawn: 1)','1: ENGAGE-DRAWING CARDS=&gt;('D', 1)(Card drawn: 2)','1: ENGAGE-CRISIS RISING','1: ACTIVATE-ATTEMPTING PROJECTS=&gt;Remove-Tradeoff(Start project: type)','1: ACTIVATE-ATTEMPTING PROJECTS=&gt;SOCIAL(Start project: fix category)','1: ACTIVATE-ATTEMPTING PROJECTS=&gt;Social Inequity(Start project: fix problem)','1: ACTIVATE-ATTEMPTING PROJECTS=&gt;Improved fix 'Social Inequity' (SOCIAL)(Project started)','1: ACTIVATE-ATTEMPTING PROJECTS=&gt;(('S', 6), 'S', 2, "Improved fix 'Healthcare' (CLASS)")(Skill for project)','1: ACTIVATE-ATTEMPTING PROJECTS=&gt;4(Consultant fees)','1: ACTIVATE-ATTEMPTING PROJECTS=&gt;8(Dice roll 2D6: skill check)','1: ACTIVATE-ATTEMPTING PROJECTS=&gt;(('H', 3), 'H', 1, "Improved fix 'Healthcare' (CLASS)")(Skill for project)','1: ACTIVATE-ATTEMPTING PROJECTS=&gt;0(Consultant fees)','1: ACTIVATE-ATTEMPTING PROJECTS=&gt;7(Dice roll 2D6: skill check)','1: ACTIVATE-ATTEMPTING PROJECTS=&gt;None(Skill for project)','1: ACTIVATE-DOING RESEARCH=&gt;None(Start researching)','1: ACTIVATE-ATTEMPTING PROJECTS=&gt;(('S', 3), 'S', 2, "Improved fix 'Healthcare' (CLASS)")(Skill for project)','1: ACTIVATE-ATTEMPTING PROJECTS=&gt;1(Consultant fees)','1: ACTIVATE-ATTEMPTING PROJECTS=&gt;5(Dice roll 2D6: skill check)','1: ACTIVATE-ATTEMPTING PROJECTS=&gt;(('S', 5), 'S', 1, "Improved fix 'Healthcare' (CLASS)")(Skill for project)','1: ACTIVATE-ATTEMPTING PROJECTS=&gt;0(Consultant fees)','1: ACTIVATE-ATTEMPTING PROJECTS=&gt;12(Dice roll 2D6: skill check)','1: ACTIVATE-ATTEMPTING PROJECTS=&gt;1(Added a crisis chip)','1: ACTIVATE-DOING RESEARCH=&gt;None(Start researching)','1: ACTIVATE-ATTEMPTING PROJECTS=&gt;Remove-Tradeoff(Start project: type)','1: ACTIVATE-ATTEMPTING PROJECTS=&gt;ENVIRONMENTAL(Start project: fix category)','1: ACTIVATE-ATTEMPTING PROJECTS=&gt;Nitrogen &amp; Phosphorous Loading(Start project: fix problem)','1: ACTIVATE-ATTEMPTING PROJECTS=&gt;Improved fix 'Nitrogen &amp; Phosphorous Loading' (ENVIRONMENTAL)(Project started)','1: ACTIVATE-ATTEMPTING PROJECTS=&gt;(('D', 1), 'D', 3, "Improved fix 'Nitrogen &amp; Phosphorous Loading' (ENVIRONMENTAL)")(Skill for project)','1: ACTIVATE-ATTEMPTING PROJECTS=&gt;0(Consultant fees)','1: ACTIVATE-ATTEMPTING PROJECTS=&gt;6(Dice roll 2D6: skill check)','1: ACTIVATE-ATTEMPTING PROJECTS=&gt;(('D', 9), 'D', 2, "Improved fix 'Nitrogen &amp; Phosphorous Loading' (ENVIRONMENTAL)")(Skill for project)','1: ACTIVATE-ATTEMPTING PROJECTS=&gt;2(Consultant fees)','1: ACTIVATE-ATTEMPTING PROJECTS=&gt;11(Dice roll 2D6: skill check)','1: ACTIVATE-ATTEMPTING PROJECTS=&gt;(('D', 5), 'D', 0, "Improved fix 'Nitrogen &amp; Phosphorous Loading' (ENVIRONMENTAL)")(Skill for project)','1: ACTIVATE-ATTEMPTING PROJECTS=&gt;0(Consultant fees)','1: ACTIVATE-ATTEMPTING PROJECTS=&gt;7(Dice roll 2D6: skill check)','1: ACTIVATE-ATTEMPTING PROJECTS=&gt;(('D', 8), 'D', 0, "Improved fix 'Nitrogen &amp; Phosphorous Loading' (ENVIRONMENTAL)")(Skill for project)','1: ACTIVATE-ATTEMPTING PROJECTS=&gt;2(Consultant fees)','1: ACTIVATE-ATTEMPTING PROJECTS=&gt;8(Dice roll 2D6: skill check)','1: ACTIVATE-DOING RESEARCH=&gt;None(Start researching)','1: END-FINALIZING=&gt;Improved fix 'Social Inequity' (SOCIAL)(Project abandoned)','1: END-CRISIS ROLLING=&gt;3(Dice roll 1D6: crisis cat)','1: END-CRISIS ROLLING=&gt;SOCIAL(Category for crisis)','1: END-CRISIS ROLLING=&gt;6(Dice roll 1D6: node in SOCIAL)','1: END-CRISIS ROLLING=&gt;1(Dice roll 1D6: node in SOCIAL)','1: END-CRISIS ROLLING=&gt;Education(Problem for crisis)','1: END-CRISIS ROLLING=&gt;5(Dice roll 2D6: crisis roll for Education)','1: END-CRISIS ROLLING=&gt;5(Crisis roll for node "Education")','1: END-CRISIS ROLLING=&gt;Education(Now in crisis)','1: END-CRISIS ROLLING=&gt;6(Dice roll 1D6: crisis cat)','1: END-CRISIS ROLLING=&gt;LIVING STANDARDS(Category for crisis)','1: END-CRISIS ROLLING=&gt;2(Dice roll 1D6: node in LIVING STANDARDS)','1: END-CRISIS ROLLING=&gt;Low Labour Standards(Problem for crisis)','1: END-CRISIS ROLLING=&gt;6(Dice roll 2D6: crisis roll for Low Labour Standards)','1: END-CRISIS ROLLING=&gt;6(Crisis roll for node "Low Labour Standards")','1: END-CRISIS ROLLING=&gt;Low Labour Standards(Now in crisis)','1: END-CRISIS ROLLING=&gt;4(Dice roll 1D6: crisis cat)','1: END-CRISIS ROLLING=&gt;CLASS(Category for crisis)','1: END-CRISIS ROLLING=&gt;3(Dice roll 1D6: node in CLASS)','1: END-CRISIS ROLLING=&gt;Clean Water Shortage(Problem for crisis)','1: END-CRISIS ROLLING=&gt;10(Dice roll 2D6: crisis roll for Clean Water Shortage)','1: END-CRISIS ROLLING=&gt;10(Crisis roll for node "Clean Water Shortage")','1: END-CRISIS ROLLING=&gt;Clean Water Shortage(Crisis averted)','2: ENGAGE-DRAWING MONEY=&gt;2(Money drawn)','2: ENGAGE-DRAWING CARDS=&gt;('C', 12)(Card drawn: 1)','2: ENGAGE-DRAWING CARDS=&gt;('C', 9)(Card drawn: 2)','2: ENGAGE-CRISIS RISING','2: ENGAGE-DRAWING MONEY=&gt;2(Money drawn)','2: ENGAGE-DRAWING CARDS=&gt;('D', 4)(Card drawn: 1)','2: ENGAGE-DRAWING CARDS=&gt;('H', 7)(Card drawn: 2)','2: ENGAGE-DRAWING MONEY=&gt;2(Money drawn)','2: ENGAGE-DRAWING CARDS=&gt;('C', 8)(Card drawn: 1)','2: ENGAGE-DRAWING CARDS=&gt;('C', 6)(Card drawn: 2)','2: ENGAGE-CRISIS RISING','2: ACTIVATE-ATTEMPTING PROJECTS=&gt;Remove-Tradeoff(Start project: type)','2: ACTIVATE-ATTEMPTING PROJECTS=&gt;CLASS(Start project: fix category)','2: ACTIVATE-ATTEMPTING PROJECTS=&gt;Healthcare(Start project: fix problem)','2: ACTIVATE-ATTEMPTING PROJECTS=&gt;Improved fix 'Healthcare' (CLASS)(Project started)','2: ACTIVATE-ATTEMPTING PROJECTS=&gt;(('C', 9), 'C', 3, "Improved fix 'Nitrogen &amp; Phosphorous Loading' (ENVIRONMENTAL)")(Skill for project)','2: ACTIVATE-ATTEMPTING PROJECTS=&gt;2(Consultant fees)','2: ACTIVATE-ATTEMPTING PROJECTS=&gt;6(Dice roll 2D6: skill check)','2: ACTIVATE-ATTEMPTING PROJECTS=&gt;(('S', 10), 'S', 0, "Improved fix 'Healthcare' (CLASS)")(Skill for project)','2: ACTIVATE-ATTEMPTING PROJECTS=&gt;0(Consultant fees)','2: ACTIVATE-ATTEMPTING PROJECTS=&gt;6(Dice roll 2D6: skill check)','2: ACTIVATE-ATTEMPTING PROJECTS=&gt;(('C', 7), 'C', 0, "Improved fix 'Nitrogen &amp; Phosphorous Loading' (ENVIRONMENTAL)")(Skill for project)','2: ACTIVATE-ATTEMPTING PROJECTS=&gt;1(Consultant fees)','2: ACTIVATE-ATTEMPTING PROJECTS=&gt;10(Dice roll 2D6: skill check)','2: ACTIVATE-ATTEMPTING PROJECTS=&gt;None(Skill for project)','2: ACTIVATE-DOING RESEARCH=&gt;None(Start researching)','2: ACTIVATE-ATTEMPTING PROJECTS=&gt;(('D', 4), 'D', 1, "Improved fix 'Nitrogen &amp; Phosphorous Loading' (ENVIRONMENTAL)")(Skill for project)','2: ACTIVATE-ATTEMPTING PROJECTS=&gt;5(Consultant fees)','2: ACTIVATE-ATTEMPTING PROJECTS=&gt;7(Dice roll 2D6: skill check)','2: ACTIVATE-ATTEMPTING PROJECTS=&gt;(('H', 7), 'H', 1, "Improved fix 'Healthcare' (CLASS)")(Skill for project)','2: ACTIVATE-ATTEMPTING PROJECTS=&gt;7(Dice roll 2D6: skill check)','2: ACTIVATE-ATTEMPTING PROJECTS=&gt;None(Skill for project)','2: ACTIVATE-DOING RESEARCH=&gt;None(Start researching)','2: ACTIVATE-ATTEMPTING PROJECTS=&gt;None(Skill for project)','2: ACTIVATE-DOING RESEARCH=&gt;None(Start researching)','3: END-CRISIS ROLLING=&gt;4(Dice roll 1D6: crisis cat)','3: END-CRISIS ROLLING=&gt;CLASS(Category for crisis)','3: END-CRISIS ROLLING=&gt;3(Dice roll 1D6: node in CLASS)','3: END-CRISIS ROLLING=&gt;Clean Water Shortage(Problem for crisis)','3: END-CRISIS ROLLING=&gt;10(Dice roll 2D6: crisis roll for Clean Water Shortage)','3: END-CRISIS ROLLING=&gt;10(Crisis roll for node "Clean Water Shortage")','3: END-CRISIS ROLLING=&gt;2(Dice roll 2D6: crisis roll for Clean Water Shortage)','3: END-CRISIS ROLLING=&gt;2(Crisis roll for node "Clean Water Shortage")','3: END-CRISIS ROLLING=&gt;Healthcare(Now in crisis (cascaded from: Clean Water Shortage))','3: ENGAGE-DRAWING MONEY=&gt;2(Money drawn)','3: ENGAGE-DRAWING CARDS=&gt;('C', 4)(Card drawn: 1)','3: ENGAGE-DRAWING CARDS=&gt;('C', 3)(Card drawn: 2)','3: ENGAGE-CRISIS RISING','3: ENGAGE-DRAWING MONEY=&gt;2(Money drawn)','3: ENGAGE-DRAWING CARDS=&gt;('C', 10)(Card drawn: 1)','3: ENGAGE-DRAWING CARDS=&gt;('S', 6)(Card drawn: 2)','3: ENGAGE-DRAWING MONEY=&gt;2(Money drawn)','3: ENGAGE-DRAWING CARDS=&gt;('H', 5)(Card drawn: 1)','3: ENGAGE-DRAWING CARDS=&gt;('D', 2)(Card drawn: 2)','3: ENGAGE-CRISIS RISING','3: ACTIVATE-ATTEMPTING PROJECTS=&gt;(('C', 12), 'C', 0, "Improved fix 'Nitrogen &amp; Phosphorous Loading' (ENVIRONMENTAL)")(Skill for project)','3: ACTIVATE-ATTEMPTING PROJECTS=&gt;1(Consultant fees)','3: ACTIVATE-ATTEMPTING PROJECTS=&gt;6(Dice roll 2D6: skill check)','3: ACTIVATE-ATTEMPTING PROJECTS=&gt;(('C', 3), 'C', 1, "Improved fix 'Nitrogen &amp; Phosphorous Loading' (ENVIRONMENTAL)")(Skill for project)','3: ACTIVATE-ATTEMPTING PROJECTS=&gt;1(Consultant fees)','3: ACTIVATE-ATTEMPTING PROJECTS=&gt;10(Dice roll 2D6: skill check)','3: ACTIVATE-ATTEMPTING PROJECTS=&gt;(('C', 4), 'C', 0, "Improved fix 'Nitrogen &amp; Phosphorous Loading' (ENVIRONMENTAL)")(Skill for project)','3: ACTIVATE-ATTEMPTING PROJECTS=&gt;3(Dice roll 2D6: skill check)','3: ACTIVATE-DOING RESEARCH=&gt;None(Start researching)','3: ACTIVATE-ATTEMPTING PROJECTS=&gt;None(Skill for project)','3: ACTIVATE-DOING RESEARCH=&gt;None(Start researching)','3: ACTIVATE-ATTEMPTING PROJECTS=&gt;None(Skill for project)','3: ACTIVATE-DOING RESEARCH=&gt;None(Start researching)','3: END-FINALIZING=&gt;Improved fix 'Healthcare' (CLASS)(Project abandoned)','3: END-CRISIS ROLLING=&gt;5(Dice roll 1D6: crisis cat)','3: END-CRISIS ROLLING=&gt;ENVIRONMENTAL(Category for crisis)','3: END-CRISIS ROLLING=&gt;1(Dice roll 1D6: node in ENVIRONMENTAL)','3: END-CRISIS ROLLING=&gt;Chemical Pollution(Problem for crisis)','3: END-CRISIS ROLLING=&gt;6(Dice roll 2D6: crisis roll for Chemical Pollution)','3: END-CRISIS ROLLING=&gt;6(Crisis roll for node "Chemical Pollution")','3: END-CRISIS ROLLING=&gt;Chemical Pollution(Now in crisis)','3: END-CRISIS ROLLING=&gt;6(Dice roll 1D6: crisis cat)','3: END-CRISIS ROLLING=&gt;LIVING STANDARDS(Category for crisis)','3: END-CRISIS ROLLING=&gt;1(Dice roll 1D6: node in LIVING STANDARDS)','3: END-CRISIS ROLLING=&gt;Discrimination(Problem for crisis)','3: END-CRISIS ROLLING=&gt;10(Dice roll 2D6: crisis roll for Discrimination)','3: END-CRISIS ROLLING=&gt;10(Crisis roll for node "Discrimination")','3: END-CRISIS ROLLING=&gt;Discrimination(Crisis averted)','4: ENGAGE-DRAWING MONEY=&gt;2(Money drawn)','4: ENGAGE-DRAWING CARDS=&gt;('S', 4)(Card drawn: 1)','4: ENGAGE-DRAWING CARDS=&gt;('H', 8)(Card drawn: 2)','4: ENGAGE-CRISIS RISING','4: ENGAGE-DRAWING MONEY=&gt;2(Money drawn)','4: ENGAGE-DRAWING CARDS=&gt;('C', 2)(Card drawn: 1)','4: ENGAGE-DRAWING CARDS=&gt;('S', 7)(Card drawn: 2)','4: ENGAGE-DRAWING MONEY=&gt;2(Money drawn)','4: ENGAGE-DRAWING CARDS=&gt;('H', 1)(Card drawn: 1)','4: ENGAGE-DRAWING CARDS=&gt;('C', 4)(Card drawn: 2)','4: ENGAGE-CRISIS RISING','4: ACTIVATE-ATTEMPTING PROJECTS=&gt;Base(Start project: type)','4: ACTIVATE-ATTEMPTING PROJECTS=&gt;SOCIAL(Start project: fix category)','4: ACTIVATE-ATTEMPTING PROJECTS=&gt;Peace &amp; Justice(Start project: fix problem)','4: ACTIVATE-ATTEMPTING PROJECTS=&gt;Base fix 'Peace &amp; Justice' (SOCIAL) triggers crisis(Project started)','4: ACTIVATE-ATTEMPTING PROJECTS=&gt;None(Skill for project)','4: ACTIVATE-DOING RESEARCH=&gt;None(Start researching)','4: ACTIVATE-ATTEMPTING PROJECTS=&gt;None(Skill for project)','4: ACTIVATE-DOING RESEARCH=&gt;None(Start researching)','4: ACTIVATE-ATTEMPTING PROJECTS=&gt;(('C', 6), 'C', 1, "Improved fix 'Nitrogen &amp; Phosphorous Loading' (ENVIRONMENTAL)")(Skill for project)','4: ACTIVATE-ATTEMPTING PROJECTS=&gt;5(Consultant fees)','4: ACTIVATE-ATTEMPTING PROJECTS=&gt;10(Dice roll 2D6: skill check)','4: ACTIVATE-ATTEMPTING PROJECTS=&gt;None(Skill for project)','4: ACTIVATE-DOING RESEARCH=&gt;None(Start researching)','4: END-FINALIZING=&gt;Base fix 'Peace &amp; Justice' (SOCIAL) triggers crisis(Project abandoned)','4: END-CRISIS ROLLING=&gt;6(Dice roll 1D6: crisis cat)','4: END-CRISIS ROLLING=&gt;LIVING STANDARDS(Category for crisis)','4: END-CRISIS ROLLING=&gt;3(Dice roll 1D6: node in LIVING STANDARDS)','4: END-CRISIS ROLLING=&gt;Systemic Corruption(Problem for crisis)','4: END-CRISIS ROLLING=&gt;7(Dice roll 2D6: crisis roll for Systemic Corruption)','4: END-CRISIS ROLLING=&gt;7(Crisis roll for node "Systemic Corruption")','4: END-CRISIS ROLLING=&gt;Inflation(Now in crisis (cascaded from: Systemic Corruption))','4: END-CRISIS ROLLING=&gt;Peace &amp; Justice(Now in crisis (cascaded from: Systemic Corruption))','4: END-CRISIS ROLLING=&gt;2(Dice roll 1D6: crisis cat)','4: END-CRISIS ROLLING=&gt;ECONOMIC(Category for crisis)','4: END-CRISIS ROLLING=&gt;ECONOMIC(Crisis chip: full category)','4: END-CRISIS ROLLING=&gt;2(Dice roll 1D6: crisis cat)','4: END-CRISIS ROLLING=&gt;ECONOMIC(Category for crisis)','4: END-CRISIS ROLLING=&gt;ECONOMIC(Crisis chip: full category)','4: END-CRISIS ROLLING=&gt;1(Dice roll 1D6: crisis cat)','4: END-CRISIS ROLLING=&gt;INDUSTRIAL(Category for crisis)','4: END-CRISIS ROLLING=&gt;3(Dice roll 1D6: node in INDUSTRIAL)','4: END-CRISIS ROLLING=&gt;Sprawl(Problem for crisis)','4: END-CRISIS ROLLING=&gt;5(Dice roll 2D6: crisis roll for Sprawl)','4: END-CRISIS ROLLING=&gt;5(Crisis roll for node "Sprawl")','4: END-CRISIS ROLLING=&gt;Sprawl(Now in crisis)','5: ENGAGE-DRAWING MONEY=&gt;1(Money drawn)','5: ENGAGE-DRAWING CARDS=&gt;('S', 13)(Card drawn: 1)','5: ENGAGE-DRAWING CARDS=&gt;('H', 9)(Card drawn: 2)','5: ENGAGE-CRISIS RISING','5: ENGAGE-DRAWING MONEY=&gt;1(Money drawn)','5: ENGAGE-DRAWING CARDS=&gt;('S', 12)(Card drawn: 1)','5: ENGAGE-DRAWING CARDS=&gt;('H', 7)(Card drawn: 2)','5: ENGAGE-DRAWING MONEY=&gt;1(Money drawn)','5: ENGAGE-DRAWING CARDS=&gt;('H', 13)(Card drawn: 1)','5: ENGAGE-DRAWING CARDS=&gt;('C', 8)(Card drawn: 2)','5: ENGAGE-CRISIS RISING','5: ACTIVATE-ATTEMPTING PROJECTS=&gt;Remove-Tradeoff(Start project: type)','5: ACTIVATE-ATTEMPTING PROJECTS=&gt;LIVING STANDARDS(Start project: fix category)','5: ACTIVATE-ATTEMPTING PROJECTS=&gt;Economic Inequality(Start project: fix problem)','5: ACTIVATE-ATTEMPTING PROJECTS=&gt;Improved fix 'Economic Inequality' (LIVING STANDARDS)(Project started)','5: ACTIVATE-ATTEMPTING PROJECTS=&gt;(('H', 9), 'H', 3, "Improved fix 'Economic Inequality' (LIVING STANDARDS)")(Skill for project)','5: ACTIVATE-ATTEMPTING PROJECTS=&gt;2(Consultant fees)','5: ACTIVATE-ATTEMPTING PROJECTS=&gt;3(Dice roll 2D6: skill check)','5: ACTIVATE-ATTEMPTING PROJECTS=&gt;None(Skill for project)','5: ACTIVATE-DOING RESEARCH=&gt;None(Start researching)','5: ACTIVATE-ATTEMPTING PROJECTS=&gt;(('D', 10), 'D', 0, "Improved fix 'Nitrogen &amp; Phosphorous Loading' (ENVIRONMENTAL)")(Skill for project)','5: ACTIVATE-ATTEMPTING PROJECTS=&gt;1(Consultant fees)','5: ACTIVATE-ATTEMPTING PROJECTS=&gt;7(Dice roll 2D6: skill check)','5: ACTIVATE-ATTEMPTING PROJECTS=&gt;None(Skill for project)','5: ACTIVATE-DOING RESEARCH=&gt;None(Start researching)','5: ACTIVATE-ATTEMPTING PROJECTS=&gt;(('D', 2), 'D', 2, "Improved fix 'Nitrogen &amp; Phosphorous Loading' (ENVIRONMENTAL)")(Skill for project)','5: ACTIVATE-ATTEMPTING PROJECTS=&gt;0(Consultant fees)','5: ACTIVATE-ATTEMPTING PROJECTS=&gt;11(Dice roll 2D6: skill check)','5: ACTIVATE-ATTEMPTING PROJECTS=&gt;(('C', 4), 'C', 3, "Improved fix 'Nitrogen &amp; Phosphorous Loading' (ENVIRONMENTAL)")(Skill for project)','5: ACTIVATE-ATTEMPTING PROJECTS=&gt;1(Consultant fees)','5: ACTIVATE-ATTEMPTING PROJECTS=&gt;8(Dice roll 2D6: skill check)','5: ACTIVATE-ATTEMPTING PROJECTS=&gt;(('C', 8), 'C', 4, "Improved fix 'Nitrogen &amp; Phosphorous Loading' (ENVIRONMENTAL)")(Skill for project)','5: ACTIVATE-ATTEMPTING PROJECTS=&gt;1(Consultant fees)','5: ACTIVATE-ATTEMPTING PROJECTS=&gt;5(Dice roll 2D6: skill check)','5: ACTIVATE-ATTEMPTING PROJECTS=&gt;(('C', 8), 'C', 0, "Improved fix 'Nitrogen &amp; Phosphorous Loading' (ENVIRONMENTAL)")(Skill for project)','5: ACTIVATE-ATTEMPTING PROJECTS=&gt;0(Consultant fees)','5: ACTIVATE-ATTEMPTING PROJECTS=&gt;7(Dice roll 2D6: skill check)','5: ACTIVATE-DOING RESEARCH=&gt;None(Start researching)','6: END-CRISIS ROLLING=&gt;INDUSTRIAL(Crisis chip: full category)','6: END-CRISIS ROLLING=&gt;ECONOMIC(Crisis chip: full category)','6: END-CRISIS ROLLING=&gt;2(Dice roll 1D6: crisis cat)','6: END-CRISIS ROLLING=&gt;ECONOMIC(Category for crisis)','6: END-CRISIS ROLLING=&gt;ECONOMIC(Crisis chip: full category)','6: END-CRISIS ROLLING=&gt;3(Dice roll 1D6: crisis cat)','6: END-CRISIS ROLLING=&gt;SOCIAL(Category for crisis)','6: END-CRISIS ROLLING=&gt;4(Dice roll 1D6: node in SOCIAL)','6: END-CRISIS ROLLING=&gt;Community Networks(Problem for crisis)','6: END-CRISIS ROLLING=&gt;5(Dice roll 2D6: crisis roll for Community Networks)','6: END-CRISIS ROLLING=&gt;5(Crisis roll for node "Community Networks")','6: END-CRISIS ROLLING=&gt;Political Voice(Now in crisis (cascaded from: Community Networks))','6: END-CRISIS ROLLING=&gt;5(Dice roll 1D6: crisis cat)','6: END-CRISIS ROLLING=&gt;ENVIRONMENTAL(Category for crisis)','6: END-CRISIS ROLLING=&gt;4(Dice roll 1D6: node in ENVIRONMENTAL)','6: END-CRISIS ROLLING=&gt;Air &amp; Ozone Degradation(Problem for crisis)','6: END-CRISIS ROLLING=&gt;9(Dice roll 2D6: crisis roll for Air &amp; Ozone Degradation)','6: END-CRISIS ROLLING=&gt;9(Crisis roll for node "Air &amp; Ozone Degradation")','6: END-CRISIS ROLLING=&gt;Air &amp; Ozone Degradation(Crisis averted)','6: ENGAGE-DRAWING MONEY=&gt;1(Money drawn)','6: ENGAGE-DRAWING CARDS=&gt;('D', 14)(Card drawn: 1)','6: ENGAGE-DRAWING CARDS=&gt;('C', 13)(Card drawn: 2)','6: ENGAGE-CRISIS RISING','6: ENGAGE-DRAWING MONEY=&gt;1(Money drawn)','6: ENGAGE-DRAWING CARDS=&gt;('S', 1)(Card drawn: 1)','6: ENGAGE-DRAWING CARDS=&gt;('H', 1)(Card drawn: 2)','6: ENGAGE-DRAWING MONEY=&gt;1(Money drawn)','6: ENGAGE-DRAWING CARDS=&gt;('S', 12)(Card drawn: 1)','6: ENGAGE-DRAWING CARDS=&gt;('D', 3)(Card drawn: 2)','6: ENGAGE-CRISIS RISING','6: ACTIVATE-ATTEMPTING PROJECTS=&gt;(('C', 13), 'C', 4, "Improved fix 'Economic Inequality' (LIVING STANDARDS)")(Skill for project)','6: ACTIVATE-ATTEMPTING PROJECTS=&gt;0(Consultant fees)','6: ACTIVATE-ATTEMPTING PROJECTS=&gt;7(Dice roll 2D6: skill check)','6: ACTIVATE-ATTEMPTING PROJECTS=&gt;(('D', 14), 'C', 3, "Improved fix 'Economic Inequality' (LIVING STANDARDS)")(Skill for project)','6: ACTIVATE-ATTEMPTING PROJECTS=&gt;None(Skill for project)','6: ACTIVATE-DOING RESEARCH=&gt;None(Start researching)','6: ACTIVATE-ATTEMPTING PROJECTS=&gt;(('C', 2), 'C', 2, "Improved fix 'Nitrogen &amp; Phosphorous Loading' (ENVIRONMENTAL)")(Skill for project)','6: ACTIVATE-ATTEMPTING PROJECTS=&gt;5(Consultant fees)','6: ACTIVATE-ATTEMPTING PROJECTS=&gt;4(Dice roll 2D6: skill check)','6: ACTIVATE-ATTEMPTING PROJECTS=&gt;(('H', 7), 'H', 4, "Improved fix 'Economic Inequality' (LIVING STANDARDS)")(Skill for project)','6: ACTIVATE-ATTEMPTING PROJECTS=&gt;7(Dice roll 2D6: skill check)','6: ACTIVATE-ATTEMPTING PROJECTS=&gt;(('C', 10), 'C', 0, "Improved fix 'Nitrogen &amp; Phosphorous Loading' (ENVIRONMENTAL)")(Skill for project)','6: ACTIVATE-ATTEMPTING PROJECTS=&gt;11(Dice roll 2D6: skill check)','6: ACTIVATE-ATTEMPTING PROJECTS=&gt;None(Skill for project)','6: ACTIVATE-DOING RESEARCH=&gt;None(Start researching)','6: ACTIVATE-ATTEMPTING PROJECTS=&gt;(('H', 13), 'H', 2, "Improved fix 'Economic Inequality' (LIVING STANDARDS)")(Skill for project)','6: ACTIVATE-ATTEMPTING PROJECTS=&gt;0(Consultant fees)','6: ACTIVATE-ATTEMPTING PROJECTS=&gt;5(Dice roll 2D6: skill check)','6: ACTIVATE-ATTEMPTING PROJECTS=&gt;(('H', 1), 'H', 1, "Improved fix 'Economic Inequality' (LIVING STANDARDS)")(Skill for project)','6: ACTIVATE-ATTEMPTING PROJECTS=&gt;0(Consultant fees)','6: ACTIVATE-ATTEMPTING PROJECTS=&gt;5(Dice roll 2D6: skill check)','6: ACTIVATE-ATTEMPTING PROJECTS=&gt;None(Skill for project)','6: ACTIVATE-DOING RESEARCH=&gt;None(Start researching)','6: END-FINALIZING=&gt;Improved fix 'Economic Inequality' (LIVING STANDARDS)(Project overskilled for "('D', 14)")','6: END-CRISIS ROLLING=&gt;INDUSTRIAL(Crisis chip: full category)','6: END-CRISIS ROLLING=&gt;ECONOMIC(Crisis chip: full category)','6: END-CRISIS ROLLING=&gt;SOCIAL(Crisis chip: full category)','6: END-CRISIS ROLLING=&gt;4(Dice roll 1D6: crisis cat)','6: END-CRISIS ROLLING=&gt;CLASS(Category for crisis)','6: END-CRISIS ROLLING=&gt;1(Dice roll 1D6: node in CLASS)','6: END-CRISIS ROLLING=&gt;Healthcare(Problem for crisis)','6: END-CRISIS ROLLING=&gt;8(Dice roll 2D6: crisis roll for Healthcare)','6: END-CRISIS ROLLING=&gt;8(Crisis roll for node "Healthcare")','6: END-CRISIS ROLLING=&gt;Land Conversion(Now in crisis (cascaded from: Healthcare))','6: END-CRISIS ROLLING=&gt;4(Dice roll 1D6: crisis cat)','6: END-CRISIS ROLLING=&gt;CLASS(Category for crisis)','6: END-CRISIS ROLLING=&gt;4(Dice roll 1D6: node in CLASS)','6: END-CRISIS ROLLING=&gt;Food Shortage(Problem for crisis)','6: END-CRISIS ROLLING=&gt;11(Dice roll 2D6: crisis roll for Food Shortage)','6: END-CRISIS ROLLING=&gt;11(Crisis roll for node "Food Shortage")','6: END-CRISIS ROLLING=&gt;Food Shortage(Crisis averted)','7: ENGAGE-DRAWING MONEY=&gt;1(Money drawn)','7: ENGAGE-DRAWING CARDS=&gt;('C', 3)(Card drawn: 1)','7: ENGAGE-DRAWING CARDS=&gt;('C', 1)(Card drawn: 2)','7: ENGAGE-CRISIS RISING','7: ENGAGE-DRAWING MONEY=&gt;1(Money drawn)','7: ENGAGE-DRAWING CARDS=&gt;('S', 9)(Card drawn: 1)','7: ENGAGE-DRAWING CARDS=&gt;('H', 4)(Card drawn: 2)','7: ENGAGE-DRAWING MONEY=&gt;1(Money drawn)','7: ENGAGE-DRAWING CARDS=&gt;('C', 5)(Card drawn: 1)','7: ENGAGE-DRAWING CARDS=&gt;('C', 2)(Card drawn: 2)','7: ENGAGE-CRISIS RISING','7: ACTIVATE-ATTEMPTING PROJECTS=&gt;(('C', 1), 'C', 4, "Improved fix 'Nitrogen &amp; Phosphorous Loading' (ENVIRONMENTAL)")(Skill for project)','7: ACTIVATE-ATTEMPTING PROJECTS=&gt;0(Consultant fees)','7: ACTIVATE-ATTEMPTING PROJECTS=&gt;7(Dice roll 2D6: skill check)','7: ACTIVATE-ATTEMPTING PROJECTS=&gt;None(Skill for project)','7: ACTIVATE-DOING RESEARCH=&gt;None(Start researching)','7: ACTIVATE-ATTEMPTING PROJECTS=&gt;(('H', 1), 'H', 4, "Improved fix 'Economic Inequality' (LIVING STANDARDS)")(Skill for project)','7: ACTIVATE-ATTEMPTING PROJECTS=&gt;0(Consultant fees)','7: ACTIVATE-ATTEMPTING PROJECTS=&gt;7(Dice roll 2D6: skill check)','7: ACTIVATE-ATTEMPTING PROJECTS=&gt;(('H', 4), 'H', 5, "Improved fix 'Economic Inequality' (LIVING STANDARDS)")(Skill for project)','7: ACTIVATE-ATTEMPTING PROJECTS=&gt;0(Consultant fees)','7: ACTIVATE-ATTEMPTING PROJECTS=&gt;11(Dice roll 2D6: skill check)','7: ACTIVATE-DOING RESEARCH=&gt;None(Start researching)','7: ACTIVATE-ATTEMPTING PROJECTS=&gt;(('C', 2), 'C', 4, "Improved fix 'Nitrogen &amp; Phosphorous Loading' (ENVIRONMENTAL)")(Skill for project)','7: ACTIVATE-ATTEMPTING PROJECTS=&gt;3(Consultant fees)','7: ACTIVATE-ATTEMPTING PROJECTS=&gt;7(Dice roll 2D6: skill check)','7: ACTIVATE-ATTEMPTING PROJECTS=&gt;(('D', 3), 'D', 2, "Improved fix 'Nitrogen &amp; Phosphorous Loading' (ENVIRONMENTAL)")(Skill for project)','7: ACTIVATE-ATTEMPTING PROJECTS=&gt;2(Dice roll 2D6: skill check)','7: ACTIVATE-ATTEMPTING PROJECTS=&gt;(('H', 5), 'H', 0, "Improved fix 'Economic Inequality' (LIVING STANDARDS)")(Skill for project)','7: ACTIVATE-ATTEMPTING PROJECTS=&gt;8(Dice roll 2D6: skill check)','7: ACTIVATE-ATTEMPTING PROJECTS=&gt;(('C', 5), 'C', 1, "Improved fix 'Economic Inequality' (LIVING STANDARDS)")(Skill for project)','7: ACTIVATE-ATTEMPTING PROJECTS=&gt;4(Dice roll 2D6: skill check)','7: ACTIVATE-DOING RESEARCH=&gt;None(Start researching)','7: END-CRISIS ROLLING=&gt;INDUSTRIAL(Crisis chip: full category)','7: END-CRISIS ROLLING=&gt;ECONOMIC(Crisis chip: full category)','7: END-CRISIS ROLLING=&gt;SOCIAL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6(Dice roll 1D6: crisis cat)','7: END-CRISIS ROLLING=&gt;LIVING STANDARDS(Category for crisis)','7: END-CRISIS ROLLING=&gt;2(Dice roll 1D6: node in LIVING STANDARDS)','7: END-CRISIS ROLLING=&gt;Low Labour Standards(Problem for crisis)','7: END-CRISIS ROLLING=&gt;4(Dice roll 2D6: crisis roll for Low Labour Standards)','7: END-CRISIS ROLLING=&gt;4(Crisis roll for node "Low Labour Standards")','7: END-CRISIS ROLLING=&gt;Discrimination(Now in crisis (cascaded from: Low Labour Standards))','7: END-CRISIS ROLLING=&gt;2(Dice roll 1D6: crisis cat)','7: END-CRISIS ROLLING=&gt;ECONOMIC(Category for crisis)','7: END-CRISIS ROLLING=&gt;ECONOMIC(Crisis chip: full category)','7: END-CRISIS ROLLING=&gt;1(Dice roll 1D6: crisis cat)','7: END-CRISIS ROLLING=&gt;INDUSTRIAL(Category for crisis)','7: END-CRISIS ROLLING=&gt;INDUSTRIAL(Crisis chip: full category)','7: END-CRISIS ROLLING=&gt;2(Dice roll 1D6: crisis cat)','7: END-CRISIS ROLLING=&gt;ECONOMIC(Category for crisis)','7: END-CRISIS ROLLING=&gt;ECONOMIC(Crisis chip: full category)','7: END-CRISIS ROLLING=&gt;4(Dice roll 1D6: crisis cat)','7: END-CRISIS ROLLING=&gt;CLASS(Category for crisis)','7: END-CRISIS ROLLING=&gt;4(Dice roll 1D6: node in CLASS)','7: END-CRISIS ROLLING=&gt;Food Shortage(Problem for crisis)','7: END-CRISIS ROLLING=&gt;2(Dice roll 2D6: crisis roll for Food Shortage)','7: END-CRISIS ROLLING=&gt;2(Crisis roll for node "Food Shortage")','7: END-CRISIS ROLLING=&gt;Food Shortage(Now in crisis)','8: ENGAGE-DRAWING MONEY=&gt;1(Money drawn)','8: ENGAGE-DRAWING CARDS=&gt;('S', 14)(Card drawn: 1)','8: ENGAGE-DRAWING CARDS=&gt;('H', 3)(Card drawn: 2)','8: ENGAGE-CRISIS RISING','8: ENGAGE-DRAWING MONEY=&gt;1(Money drawn)','8: ENGAGE-DRAWING CARDS=&gt;('H', 5)(Card drawn: 1)','8: ENGAGE-DRAWING CARDS=&gt;('S', 9)(Card drawn: 2)','8: ENGAGE-DRAWING MONEY=&gt;1(Money drawn)','8: ENGAGE-DRAWING CARDS=&gt;('H', 12)(Card drawn: 1)','8: ENGAGE-DRAWING CARDS=&gt;('D', 2)(Card drawn: 2)','8: ENGAGE-CRISIS RISING','8: ACTIVATE-ATTEMPTING PROJECTS=&gt;(('S', 14), 'H', 4, "Improved fix 'Economic Inequality' (LIVING STANDARDS)")(Skill for project)','8: ACTIVATE-ATTEMPTING PROJECTS=&gt;None(Skill for project)','8: ACTIVATE-DOING RESEARCH=&gt;None(Start researching)','8: ACTIVATE-ATTEMPTING PROJECTS=&gt;(('H', 5), 'H', 5, "Improved fix 'Economic Inequality' (LIVING STANDARDS)")(Skill for project)','8: ACTIVATE-ATTEMPTING PROJECTS=&gt;0(Consultant fees)','8: ACTIVATE-ATTEMPTING PROJECTS=&gt;5(Dice roll 2D6: skill check)','8: ACTIVATE-DOING RESEARCH=&gt;None(Start researching)','8: ACTIVATE-ATTEMPTING PROJECTS=&gt;(('D', 2), 'D', 2, "Improved fix 'Nitrogen &amp; Phosphorous Loading' (ENVIRONMENTAL)")(Skill for project)','8: ACTIVATE-ATTEMPTING PROJECTS=&gt;0(Consultant fees)','8: ACTIVATE-ATTEMPTING PROJECTS=&gt;3(Dice roll 2D6: skill check)','8: ACTIVATE-ATTEMPTING PROJECTS=&gt;None(Skill for project)','8: ACTIVATE-DOING RESEARCH=&gt;None(Start researching)','9: END-FINALIZING=&gt;Improved fix 'Economic Inequality' (LIVING STANDARDS)(Project overskilled for "('S', 14)"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5(Dice roll 1D6: crisis cat)','9: END-CRISIS ROLLING=&gt;ENVIRONMENTAL(Category for crisis)','9: END-CRISIS ROLLING=&gt;2(Dice roll 1D6: node in ENVIRONMENTAL)','9: END-CRISIS ROLLING=&gt;Climate Change(Problem for crisis)','9: END-CRISIS ROLLING=&gt;6(Dice roll 2D6: crisis roll for Climate Change)','9: END-CRISIS ROLLING=&gt;6(Crisis roll for node "Climate Change")','9: END-CRISIS ROLLING=&gt;Climate Change(Now in crisis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2(Dice roll 1D6: node in ENVIRONMENTAL)','9: END-CRISIS ROLLING=&gt;Climate Change(Problem for crisis)','9: END-CRISIS ROLLING=&gt;8(Dice roll 2D6: crisis roll for Climate Change)','9: END-CRISIS ROLLING=&gt;8(Crisis roll for node "Climate Change")','9: END-CRISIS ROLLING=&gt;Biodiversity Loss(Now in crisis (cascaded from: Climate Change))','9: END-CRISIS ROLLING=&gt;Energy Shortage(Now in crisis (cascaded from: Climate Change))','9: END-CRISIS ROLLING=&gt;Freshwater Depletion(Now in crisis (cascaded from: Climate Change))','9: ENGAGE-DRAWING MONEY=&gt;1(Money drawn)','9: ENGAGE-DRAWING CARDS=&gt;('S', 7)(Card drawn: 1)','9: ENGAGE-DRAWING CARDS=&gt;('C', 12)(Card drawn: 2)','9: ENGAGE-CRISIS RISING','9: ENGAGE-DRAWING MONEY=&gt;1(Money drawn)','9: ENGAGE-DRAWING CARDS=&gt;('C', 13)(Card drawn: 1)','9: ENGAGE-DRAWING CARDS=&gt;('S', 8)(Card drawn: 2)','9: ENGAGE-DRAWING MONEY=&gt;1(Money drawn)','9: ENGAGE-DRAWING CARDS=&gt;('D', 6)(Card drawn: 1)','9: ENGAGE-DRAWING CARDS=&gt;('C', 14)(Card drawn: 2)','9: ENGAGE-CRISIS RISING','9: ACTIVATE-ATTEMPTING PROJECTS=&gt;(('H', 3), 'H', 4, "Improved fix 'Economic Inequality' (LIVING STANDARDS)")(Skill for project)','9: ACTIVATE-ATTEMPTING PROJECTS=&gt;5(Consultant fees)','9: ACTIVATE-ATTEMPTING PROJECTS=&gt;5(Dice roll 2D6: skill check)','9: ACTIVATE-ATTEMPTING PROJECTS=&gt;(('C', 12), 'C', 5, "Improved fix 'Nitrogen &amp; Phosphorous Loading' (ENVIRONMENTAL)")(Skill for project)','9: ACTIVATE-ATTEMPTING PROJECTS=&gt;8(Dice roll 2D6: skill check)','9: ACTIVATE-ATTEMPTING PROJECTS=&gt;(('H', 8), 'H', 1, "Improved fix 'Economic Inequality' (LIVING STANDARDS)")(Skill for project)','9: ACTIVATE-ATTEMPTING PROJECTS=&gt;2(Dice roll 2D6: skill check)','9: ACTIVATE-ATTEMPTING PROJECTS=&gt;(('C', 3), 'C', 2, "Improved fix 'Nitrogen &amp; Phosphorous Loading' (ENVIRONMENTAL)")(Skill for project)','9: ACTIVATE-ATTEMPTING PROJECTS=&gt;7(Dice roll 2D6: skill check)','9: ACTIVATE-DOING RESEARCH=&gt;None(Start researching)','9: ACTIVATE-ATTEMPTING PROJECTS=&gt;(('C', 13), 'C', 6, "Improved fix 'Economic Inequality' (LIVING STANDARDS)")(Skill for project)','9: ACTIVATE-ATTEMPTING PROJECTS=&gt;1(Consultant fees)','9: ACTIVATE-ATTEMPTING PROJECTS=&gt;7(Dice roll 2D6: skill check)','9: ACTIVATE-DOING RESEARCH=&gt;None(Start researching)','9: ACTIVATE-ATTEMPTING PROJECTS=&gt;(('H', 12), 'H', 1, "Improved fix 'Economic Inequality' (LIVING STANDARDS)")(Skill for project)','9: ACTIVATE-ATTEMPTING PROJECTS=&gt;0(Consultant fees)','9: ACTIVATE-ATTEMPTING PROJECTS=&gt;6(Dice roll 2D6: skill check)','9: ACTIVATE-ATTEMPTING PROJECTS=&gt;(('C', 14), 'H', 2, "Improved fix 'Economic Inequality' (LIVING STANDARDS)")(Skill for project)','9: ACTIVATE-ATTEMPTING PROJECTS=&gt;(('D', 6), 'D', 1, "Improved fix 'Nitrogen &amp; Phosphorous Loading' (ENVIRONMENTAL)")(Skill for project)','9: ACTIVATE-ATTEMPTING PROJECTS=&gt;1(Consultant fees)','9: ACTIVATE-ATTEMPTING PROJECTS=&gt;7(Dice roll 2D6: skill check)','9: ACTIVATE-DOING RESEARCH=&gt;None(Start researching)','9: END-FINALIZING=&gt;Improved fix 'Economic Inequality' (LIVING STANDARDS)(Project overskilled for "('C', 14)")','9: END-CRISIS ROLLING=&gt;INDUSTRIAL(Crisis chip: full category)','9: END-CRISIS ROLLING=&gt;ECONOMIC(Crisis chip: full category)','9: END-CRISIS ROLLING=&gt;SOCIAL(Crisis chip: full category)','9: END-CRISIS ROLLING=&gt;CLASS(Crisis chip: full category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4(Dice roll 1D6: node in ENVIRONMENTAL)','9: END-CRISIS ROLLING=&gt;Air &amp; Ozone Degradation(Problem for crisis)','9: END-CRISIS ROLLING=&gt;7(Dice roll 2D6: crisis roll for Air &amp; Ozone Degradation)','9: END-CRISIS ROLLING=&gt;7(Crisis roll for node "Air &amp; Ozone Degradation")','9: END-CRISIS ROLLING=&gt;Air &amp; Ozone Degradation(Now in crisis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3(Dice roll 1D6: node in ENVIRONMENTAL)','9: END-CRISIS ROLLING=&gt;Freshwater Depletion(Crisis chip: overwhelmed problem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3(Dice roll 1D6: node in ENVIRONMENTAL)','9: END-CRISIS ROLLING=&gt;Freshwater Depletion(Crisis chip: overwhelmed problem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6(Dice roll 1D6: node in ENVIRONMENTAL)','9: END-CRISIS ROLLING=&gt;3(Dice roll 1D6: node in ENVIRONMENTAL)','9: END-CRISIS ROLLING=&gt;Freshwater Depletion(Crisis chip: overwhelmed problem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3(Dice roll 1D6: node in ENVIRONMENTAL)','9: END-CRISIS ROLLING=&gt;Freshwater Deple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Tru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3, 14, 15, 17, 18, 19, 21, 23, 23, 26, 27]}</text:p>
          </table:table-cell>
          <table:table-cell table:style-name="Gnumeric-default" office:value-type="string">
            <text:p>{'abandoned-project': [[], [], [], [], [], [], [], [], [], [], [], [], [], [], [], [], [], [], [], [], [], [], [], [], [], [], [], [True], [], [], [], [], [], [], [], [], [], [], [], [], [], [], [], [], [], [], [], [], [], [], [], [], [], [], [True], [], [], [], [], [], [], [], [], [], [], [], [], [], [], [], [], [], [], [], [], [], [], [], [], [], [], [], [], [], [], [], [], [], [True], [], [], [], [], [], [], [], [], [], [True], [], [], [], [], [], [], [], [], [], [True, True]]}</text:p>
          </table:table-cell>
          <table:table-cell table:style-name="Gnumeric-default" office:value-type="string">
            <text:p>['0: ENGAGE-DRAWING MONEY=&gt;3(Money drawn)','0: ENGAGE-DRAWING CARDS=&gt;('H', 12)(Card drawn: 1)','0: ENGAGE-DRAWING CARDS=&gt;('S', 13)(Card drawn: 2)','0: ENGAGE-CRISIS RISING','0: ENGAGE-DRAWING MONEY=&gt;3(Money drawn)','0: ENGAGE-DRAWING CARDS=&gt;('S', 7)(Card drawn: 1)','0: ENGAGE-DRAWING CARDS=&gt;('D', 10)(Card drawn: 2)','0: ENGAGE-DRAWING MONEY=&gt;3(Money drawn)','0: ENGAGE-DRAWING CARDS=&gt;('H', 1)(Card drawn: 1)','0: ENGAGE-DRAWING CARDS=&gt;('S', 6)(Card drawn: 2)','0: ENGAGE-CRISIS RISING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Base(Start project: type)','0: ACTIVATE-ATTEMPTING PROJECTS=&gt;LIVING STANDARDS(Start project: fix category)','0: ACTIVATE-ATTEMPTING PROJECTS=&gt;Economic Inequality(Start project: fix problem)','0: ACTIVATE-ATTEMPTING PROJECTS=&gt;Base fix 'Economic Inequality' (LIVING STANDARDS) triggers crisis(Project started)','0: ACTIVATE-ATTEMPTING PROJECTS=&gt;(('H', 1), 'H', 0, "Base fix 'Economic Inequality' (LIVING STANDARDS) triggers crisis")(Skill for project)','0: ACTIVATE-ATTEMPTING PROJECTS=&gt;0(Consultant fees)','0: ACTIVATE-ATTEMPTING PROJECTS=&gt;9(Dice roll 2D6: skill check)','0: ACTIVATE-DOING RESEARCH=&gt;None(Start researching)','0: END-CRISIS ROLLING=&gt;6(Dice roll 1D6: crisis cat)','0: END-CRISIS ROLLING=&gt;LIVING STANDARDS(Category for crisis)','0: END-CRISIS ROLLING=&gt;3(Dice roll 1D6: node in LIVING STANDARDS)','0: END-CRISIS ROLLING=&gt;Systemic Corruption(Problem for crisis)','0: END-CRISIS ROLLING=&gt;9(Dice roll 2D6: crisis roll for Systemic Corruption)','0: END-CRISIS ROLLING=&gt;9(Crisis roll for node "Systemic Corruption")','0: END-CRISIS ROLLING=&gt;8(Dice roll 2D6: crisis roll for Systemic Corruption)','0: END-CRISIS ROLLING=&gt;8(Crisis roll for node "Systemic Corruption")','0: END-CRISIS ROLLING=&gt;Economic Inequality(Now in crisis (cascaded from: Systemic Corruption))','0: END-CRISIS ROLLING=&gt;Inefficiency(Now in crisis (cascaded from: Systemic Corruption))','0: END-CRISIS ROLLING=&gt;Inflation(Now in crisis (cascaded from: Systemic Corruption))','0: END-CRISIS ROLLING=&gt;Peace &amp; Justice(Now in crisis (cascaded from: Systemic Corruption))','1: ENGAGE-DRAWING MONEY=&gt;1(Money drawn)','1: ENGAGE-DRAWING CARDS=&gt;('D', 2)(Card drawn: 1)','1: ENGAGE-DRAWING CARDS=&gt;('D', 5)(Card drawn: 2)','1: ENGAGE-CRISIS RISING','1: ENGAGE-DRAWING MONEY=&gt;1(Money drawn)','1: ENGAGE-DRAWING CARDS=&gt;('D', 3)(Card drawn: 1)','1: ENGAGE-DRAWING CARDS=&gt;('C', 1)(Card drawn: 2)','1: ENGAGE-DRAWING MONEY=&gt;1(Money drawn)','1: ENGAGE-DRAWING CARDS=&gt;('S', 7)(Card drawn: 1)','1: ENGAGE-DRAWING CARDS=&gt;('S', 13)(Card drawn: 2)','1: ENGAGE-CRISIS RISING','1: ACTIVATE-ATTEMPTING PROJECTS=&gt;Remove-Tradeoff(Start project: type)','1: ACTIVATE-ATTEMPTING PROJECTS=&gt;ECONOMIC(Start project: fix category)','1: ACTIVATE-ATTEMPTING PROJECTS=&gt;Inefficiency(Start project: fix problem)','1: ACTIVATE-ATTEMPTING PROJECTS=&gt;Improved fix 'Inefficiency' (ECONOMIC)(Project started)','1: ACTIVATE-ATTEMPTING PROJECTS=&gt;(('D', 5), 'D', 3, "Improved fix 'Inefficiency' (ECONOMIC)")(Skill for project)','1: ACTIVATE-ATTEMPTING PROJECTS=&gt;4(Consultant fees)','1: ACTIVATE-ATTEMPTING PROJECTS=&gt;9(Dice roll 2D6: skill check)','1: ACTIVATE-ATTEMPTING PROJECTS=&gt;(('D', 2), 'D', 2, "Improved fix 'Inefficiency' (ECONOMIC)")(Skill for project)','1: ACTIVATE-ATTEMPTING PROJECTS=&gt;5(Dice roll 2D6: skill check)','1: ACTIVATE-ATTEMPTING PROJECTS=&gt;None(Skill for project)','1: ACTIVATE-DOING RESEARCH=&gt;None(Start researching)','1: ACTIVATE-ATTEMPTING PROJECTS=&gt;None(Start project: type)','1: ACTIVATE-ATTEMPTING PROJECTS=&gt;(('C', 1), 'C', 3, "Base fix 'Economic Inequality' (LIVING STANDARDS) triggers crisis")(Skill for project)','1: ACTIVATE-ATTEMPTING PROJECTS=&gt;1(Consultant fees)','1: ACTIVATE-ATTEMPTING PROJECTS=&gt;6(Dice roll 2D6: skill check)','1: ACTIVATE-DOING RESEARCH=&gt;None(Start researching)','1: ACTIVATE-DOING RESEARCH=&gt;None(Start researching)','1: END-CRISIS ROLLING=&gt;ECONOMIC(Crisis chip: full category)','1: END-CRISIS ROLLING=&gt;2(Dice roll 1D6: crisis cat)','1: END-CRISIS ROLLING=&gt;ECONOMIC(Category for crisis)','1: END-CRISIS ROLLING=&gt;ECONOMIC(Crisis chip: full category)','1: END-CRISIS ROLLING=&gt;3(Dice roll 1D6: crisis cat)','1: END-CRISIS ROLLING=&gt;SOCIAL(Category for crisis)','1: END-CRISIS ROLLING=&gt;1(Dice roll 1D6: node in SOCIAL)','1: END-CRISIS ROLLING=&gt;Education(Problem for crisis)','1: END-CRISIS ROLLING=&gt;6(Dice roll 2D6: crisis roll for Education)','1: END-CRISIS ROLLING=&gt;6(Crisis roll for node "Education")','1: END-CRISIS ROLLING=&gt;Education(Now in crisis)','1: END-CRISIS ROLLING=&gt;2(Dice roll 1D6: crisis cat)','1: END-CRISIS ROLLING=&gt;ECONOMIC(Category for crisis)','1: END-CRISIS ROLLING=&gt;ECONOMIC(Crisis chip: full category)','1: END-CRISIS ROLLING=&gt;6(Dice roll 1D6: crisis cat)','1: END-CRISIS ROLLING=&gt;LIVING STANDARDS(Category for crisis)','1: END-CRISIS ROLLING=&gt;5(Dice roll 1D6: node in LIVING STANDARDS)','1: END-CRISIS ROLLING=&gt;6(Dice roll 1D6: node in LIVING STANDARDS)','1: END-CRISIS ROLLING=&gt;1(Dice roll 1D6: node in LIVING STANDARDS)','1: END-CRISIS ROLLING=&gt;Discrimination(Problem for crisis)','1: END-CRISIS ROLLING=&gt;9(Dice roll 2D6: crisis roll for Discrimination)','1: END-CRISIS ROLLING=&gt;9(Crisis roll for node "Discrimination")','1: END-CRISIS ROLLING=&gt;Discrimination(Crisis averted)','2: ENGAGE-DRAWING MONEY=&gt;1(Money drawn)','2: ENGAGE-DRAWING CARDS=&gt;('H', 10)(Card drawn: 1)','2: ENGAGE-DRAWING CARDS=&gt;('S', 11)(Card drawn: 2)','2: ENGAGE-CRISIS RISING','2: ENGAGE-DRAWING MONEY=&gt;1(Money drawn)','2: ENGAGE-DRAWING CARDS=&gt;('S', 4)(Card drawn: 1)','2: ENGAGE-DRAWING CARDS=&gt;('C', 13)(Card drawn: 2)','2: ENGAGE-DRAWING MONEY=&gt;1(Money drawn)','2: ENGAGE-DRAWING CARDS=&gt;('D', 5)(Card drawn: 1)','2: ENGAGE-DRAWING CARDS=&gt;('H', 2)(Card drawn: 2)','2: ENGAGE-CRISIS RISING','2: ACTIVATE-ATTEMPTING PROJECTS=&gt;(('S', 11), 'S', 3, "Improved fix 'Inefficiency' (ECONOMIC)")(Skill for project)','2: ACTIVATE-ATTEMPTING PROJECTS=&gt;1(Consultant fees)','2: ACTIVATE-ATTEMPTING PROJECTS=&gt;7(Dice roll 2D6: skill check)','2: ACTIVATE-ATTEMPTING PROJECTS=&gt;None(Skill for project)','2: ACTIVATE-DOING RESEARCH=&gt;None(Start researching)','2: ACTIVATE-ATTEMPTING PROJECTS=&gt;Remove-Tradeoff(Start project: type)','2: ACTIVATE-ATTEMPTING PROJECTS=&gt;ECONOMIC(Start project: fix category)','2: ACTIVATE-ATTEMPTING PROJECTS=&gt;Market Externalities(Start project: fix problem)','2: ACTIVATE-ATTEMPTING PROJECTS=&gt;Improved fix 'Market Externalities' (ECONOMIC)(Project started)','2: ACTIVATE-ATTEMPTING PROJECTS=&gt;(('S', 4), 'S', 3, "Improved fix 'Market Externalities' (ECONOMIC)")(Skill for project)','2: ACTIVATE-ATTEMPTING PROJECTS=&gt;1(Consultant fees)','2: ACTIVATE-ATTEMPTING PROJECTS=&gt;7(Dice roll 2D6: skill check)','2: ACTIVATE-ATTEMPTING PROJECTS=&gt;(('S', 7), 'S', 0, "Improved fix 'Inefficiency' (ECONOMIC)")(Skill for project)','2: ACTIVATE-ATTEMPTING PROJECTS=&gt;0(Consultant fees)','2: ACTIVATE-ATTEMPTING PROJECTS=&gt;6(Dice roll 2D6: skill check)','2: ACTIVATE-ATTEMPTING PROJECTS=&gt;(('D', 3), 'D', 1, "Improved fix 'Inefficiency' (ECONOMIC)")(Skill for project)','2: ACTIVATE-ATTEMPTING PROJECTS=&gt;1(Consultant fees)','2: ACTIVATE-ATTEMPTING PROJECTS=&gt;3(Dice roll 2D6: skill check)','2: ACTIVATE-ATTEMPTING PROJECTS=&gt;(('D', 10), 'D', 0, "Improved fix 'Market Externalities' (ECONOMIC)")(Skill for project)','2: ACTIVATE-ATTEMPTING PROJECTS=&gt;0(Consultant fees)','2: ACTIVATE-ATTEMPTING PROJECTS=&gt;6(Dice roll 2D6: skill check)','2: ACTIVATE-ATTEMPTING PROJECTS=&gt;None(Skill for project)','2: ACTIVATE-DOING RESEARCH=&gt;None(Start researching)','2: ACTIVATE-ATTEMPTING PROJECTS=&gt;(('S', 7), 'S', 1, "Improved fix 'Inefficiency' (ECONOMIC)")(Skill for project)','2: ACTIVATE-ATTEMPTING PROJECTS=&gt;0(Consultant fees)','2: ACTIVATE-ATTEMPTING PROJECTS=&gt;10(Dice roll 2D6: skill check)','2: ACTIVATE-ATTEMPTING PROJECTS=&gt;None(Skill for project)','2: ACTIVATE-DOING RESEARCH=&gt;None(Start researching)','3: END-FINALIZING=&gt;Base fix 'Economic Inequality' (LIVING STANDARDS) triggers crisis(Project abandoned)','3: END-CRISIS ROLLING=&gt;ECONOMIC(Crisis chip: full category)','3: END-CRISIS ROLLING=&gt;6(Dice roll 1D6: crisis cat)','3: END-CRISIS ROLLING=&gt;LIVING STANDARDS(Category for crisis)','3: END-CRISIS ROLLING=&gt;3(Dice roll 1D6: node in LIVING STANDARDS)','3: END-CRISIS ROLLING=&gt;Systemic Corruption(Problem for crisis)','3: END-CRISIS ROLLING=&gt;9(Dice roll 2D6: crisis roll for Systemic Corruption)','3: END-CRISIS ROLLING=&gt;9(Crisis roll for node "Systemic Corruption")','3: END-CRISIS ROLLING=&gt;7(Dice roll 2D6: crisis roll for Systemic Corruption)','3: END-CRISIS ROLLING=&gt;7(Crisis roll for node "Systemic Corruption")','3: END-CRISIS ROLLING=&gt;Political Voice(Now in crisis (cascaded from: Systemic Corruption))','3: ENGAGE-DRAWING MONEY=&gt;1(Money drawn)','3: ENGAGE-DRAWING CARDS=&gt;('C', 1)(Card drawn: 1)','3: ENGAGE-DRAWING CARDS=&gt;('D', 8)(Card drawn: 2)','3: ENGAGE-CRISIS RISING','3: ENGAGE-DRAWING MONEY=&gt;1(Money drawn)','3: ENGAGE-DRAWING CARDS=&gt;('C', 4)(Card drawn: 1)','3: ENGAGE-DRAWING CARDS=&gt;('C', 10)(Card drawn: 2)','3: ENGAGE-DRAWING MONEY=&gt;1(Money drawn)','3: ENGAGE-DRAWING CARDS=&gt;('S', 2)(Card drawn: 1)','3: ENGAGE-DRAWING CARDS=&gt;('S', 10)(Card drawn: 2)','3: ENGAGE-CRISIS RISING','3: ACTIVATE-ATTEMPTING PROJECTS=&gt;(('D', 8), 'D', 4, "Improved fix 'Inefficiency' (ECONOMIC)")(Skill for project)','3: ACTIVATE-ATTEMPTING PROJECTS=&gt;0(Consultant fees)','3: ACTIVATE-ATTEMPTING PROJECTS=&gt;6(Dice roll 2D6: skill check)','3: ACTIVATE-ATTEMPTING PROJECTS=&gt;None(Skill for project)','3: ACTIVATE-DOING RESEARCH=&gt;None(Start researching)','3: ACTIVATE-DOING RESEARCH=&gt;None(Start researching)','3: ACTIVATE-ATTEMPTING PROJECTS=&gt;None(Start project: type)','3: ACTIVATE-ATTEMPTING PROJECTS=&gt;(('D', 5), 'D', 2, "Improved fix 'Inefficiency' (ECONOMIC)")(Skill for project)','3: ACTIVATE-ATTEMPTING PROJECTS=&gt;2(Consultant fees)','3: ACTIVATE-ATTEMPTING PROJECTS=&gt;9(Dice roll 2D6: skill check)','3: ACTIVATE-ATTEMPTING PROJECTS=&gt;(('S', 13), 'S', 1, "Improved fix 'Market Externalities' (ECONOMIC)")(Skill for project)','3: ACTIVATE-ATTEMPTING PROJECTS=&gt;1(Consultant fees)','3: ACTIVATE-ATTEMPTING PROJECTS=&gt;5(Dice roll 2D6: skill check)','3: ACTIVATE-ATTEMPTING PROJECTS=&gt;(('S', 6), 'S', 0, "Improved fix 'Inefficiency' (ECONOMIC)")(Skill for project)','3: ACTIVATE-ATTEMPTING PROJECTS=&gt;0(Consultant fees)','3: ACTIVATE-ATTEMPTING PROJECTS=&gt;5(Dice roll 2D6: skill check)','3: ACTIVATE-ATTEMPTING PROJECTS=&gt;(('S', 2), 'S', 1, "Improved fix 'Inefficiency' (ECONOMIC)")(Skill for project)','3: ACTIVATE-ATTEMPTING PROJECTS=&gt;2(Consultant fees)','3: ACTIVATE-ATTEMPTING PROJECTS=&gt;7(Dice roll 2D6: skill check)','3: ACTIVATE-ATTEMPTING PROJECTS=&gt;(('S', 10), 'S', 1, "Improved fix 'Market Externalities' (ECONOMIC)")(Skill for project)','3: ACTIVATE-ATTEMPTING PROJECTS=&gt;0(Consultant fees)','3: ACTIVATE-ATTEMPTING PROJECTS=&gt;8(Dice roll 2D6: skill check)','3: ACTIVATE-DOING RESEARCH=&gt;None(Start researching)','3: END-CRISIS ROLLING=&gt;ECONOMIC(Crisis chip: full category)','3: END-CRISIS ROLLING=&gt;SOCIAL(Crisis chip: full category)','3: END-CRISIS ROLLING=&gt;5(Dice roll 1D6: crisis cat)','3: END-CRISIS ROLLING=&gt;ENVIRONMENTAL(Category for crisis)','3: END-CRISIS ROLLING=&gt;3(Dice roll 1D6: node in ENVIRONMENTAL)','3: END-CRISIS ROLLING=&gt;Freshwater Depletion(Problem for crisis)','3: END-CRISIS ROLLING=&gt;6(Dice roll 2D6: crisis roll for Freshwater Depletion)','3: END-CRISIS ROLLING=&gt;6(Crisis roll for node "Freshwater Depletion")','3: END-CRISIS ROLLING=&gt;Freshwater Depletion(Now in crisis)','3: END-CRISIS ROLLING=&gt;6(Dice roll 1D6: crisis cat)','3: END-CRISIS ROLLING=&gt;LIVING STANDARDS(Category for crisis)','3: END-CRISIS ROLLING=&gt;6(Dice roll 1D6: node in LIVING STANDARDS)','3: END-CRISIS ROLLING=&gt;4(Dice roll 1D6: node in LIVING STANDARDS)','3: END-CRISIS ROLLING=&gt;1(Dice roll 1D6: node in LIVING STANDARDS)','3: END-CRISIS ROLLING=&gt;Discrimination(Problem for crisis)','3: END-CRISIS ROLLING=&gt;6(Dice roll 2D6: crisis roll for Discrimination)','3: END-CRISIS ROLLING=&gt;6(Crisis roll for node "Discrimination")','3: END-CRISIS ROLLING=&gt;Discrimination(Now in crisis)','4: ENGAGE-DRAWING MONEY=&gt;1(Money drawn)','4: ENGAGE-DRAWING CARDS=&gt;('H', 13)(Card drawn: 1)','4: ENGAGE-DRAWING CARDS=&gt;('D', 11)(Card drawn: 2)','4: ENGAGE-CRISIS RISING','4: ENGAGE-DRAWING MONEY=&gt;1(Money drawn)','4: ENGAGE-DRAWING CARDS=&gt;('C', 6)(Card drawn: 1)','4: ENGAGE-DRAWING CARDS=&gt;('C', 8)(Card drawn: 2)','4: ENGAGE-DRAWING MONEY=&gt;1(Money drawn)','4: ENGAGE-DRAWING CARDS=&gt;('D', 7)(Card drawn: 1)','4: ENGAGE-DRAWING CARDS=&gt;('H', 14)(Card drawn: 2)','4: ENGAGE-CRISIS RISING','4: ACTIVATE-ATTEMPTING PROJECTS=&gt;None(Skill for project)','4: ACTIVATE-DOING RESEARCH=&gt;None(Start researching)','4: ACTIVATE-DOING RESEARCH=&gt;None(Start researching)','4: ACTIVATE-ATTEMPTING PROJECTS=&gt;Base(Start project: type)','4: ACTIVATE-ATTEMPTING PROJECTS=&gt;LIVING STANDARDS(Start project: fix category)','4: ACTIVATE-ATTEMPTING PROJECTS=&gt;Low Labour Standards(Start project: fix problem)','4: ACTIVATE-ATTEMPTING PROJECTS=&gt;Base fix 'Low Labour Standards' (LIVING STANDARDS) triggers crisis(Project started)','4: ACTIVATE-ATTEMPTING PROJECTS=&gt;(('H', 14), 'S', 2, "Improved fix 'Market Externalities' (ECONOMIC)")(Skill for project)','4: ACTIVATE-ATTEMPTING PROJECTS=&gt;(('D', 7), 'D', 1, "Improved fix 'Inefficiency' (ECONOMIC)")(Skill for project)','4: ACTIVATE-ATTEMPTING PROJECTS=&gt;0(Consultant fees)','4: ACTIVATE-ATTEMPTING PROJECTS=&gt;9(Dice roll 2D6: skill check)','4: ACTIVATE-ATTEMPTING PROJECTS=&gt;(('H', 2), 'H', 0, "Base fix 'Low Labour Standards' (LIVING STANDARDS) triggers crisis")(Skill for project)','4: ACTIVATE-ATTEMPTING PROJECTS=&gt;2(Consultant fees)','4: ACTIVATE-ATTEMPTING PROJECTS=&gt;3(Dice roll 2D6: skill check)','4: ACTIVATE-DOING RESEARCH=&gt;None(Start researching)','4: END-FINALIZING=&gt;Improved fix 'Market Externalities' (ECONOMIC)(Project overskilled for "('H', 14)")','4: END-CRISIS ROLLING=&gt;ECONOMIC(Crisis chip: full category)','4: END-CRISIS ROLLING=&gt;SOCIAL(Crisis chip: full category)','4: END-CRISIS ROLLING=&gt;6(Dice roll 1D6: crisis cat)','4: END-CRISIS ROLLING=&gt;LIVING STANDARDS(Category for crisis)','4: END-CRISIS ROLLING=&gt;5(Dice roll 1D6: node in LIVING STANDARDS)','4: END-CRISIS ROLLING=&gt;1(Dice roll 1D6: node in LIVING STANDARDS)','4: END-CRISIS ROLLING=&gt;Discrimination(Problem for crisis)','4: END-CRISIS ROLLING=&gt;5(Dice roll 2D6: crisis roll for Discrimination)','4: END-CRISIS ROLLING=&gt;5(Crisis roll for node "Discrimination")','4: END-CRISIS ROLLING=&gt;Healthcare(Now in crisis (cascaded from: Discrimination))','4: END-CRISIS ROLLING=&gt;5(Dice roll 1D6: crisis cat)','4: END-CRISIS ROLLING=&gt;ENVIRONMENTAL(Category for crisis)','4: END-CRISIS ROLLING=&gt;6(Dice roll 1D6: node in ENVIRONMENTAL)','4: END-CRISIS ROLLING=&gt;3(Dice roll 1D6: node in ENVIRONMENTAL)','4: END-CRISIS ROLLING=&gt;Freshwater Depletion(Problem for crisis)','4: END-CRISIS ROLLING=&gt;10(Dice roll 2D6: crisis roll for Freshwater Depletion)','4: END-CRISIS ROLLING=&gt;10(Crisis roll for node "Freshwater Depletion")','4: END-CRISIS ROLLING=&gt;Freshwater Depletion(Crisis averted)','5: ENGAGE-DRAWING MONEY=&gt;1(Money drawn)','5: ENGAGE-DRAWING CARDS=&gt;('H', 2)(Card drawn: 1)','5: ENGAGE-DRAWING CARDS=&gt;('S', 9)(Card drawn: 2)','5: ENGAGE-CRISIS RISING','5: ENGAGE-DRAWING MONEY=&gt;1(Money drawn)','5: ENGAGE-DRAWING CARDS=&gt;('S', 5)(Card drawn: 1)','5: ENGAGE-DRAWING CARDS=&gt;('D', 9)(Card drawn: 2)','5: ENGAGE-DRAWING MONEY=&gt;1(Money drawn)','5: ENGAGE-DRAWING CARDS=&gt;('H', 9)(Card drawn: 1)','5: ENGAGE-DRAWING CARDS=&gt;('S', 5)(Card drawn: 2)','5: ENGAGE-CRISIS RISING','5: ACTIVATE-ATTEMPTING PROJECTS=&gt;None(Skill for project)','5: ACTIVATE-DOING RESEARCH=&gt;None(Start researching)','5: ACTIVATE-ATTEMPTING PROJECTS=&gt;(('C', 10), 'C', 2, "Base fix 'Low Labour Standards' (LIVING STANDARDS) triggers crisis")(Skill for project)','5: ACTIVATE-ATTEMPTING PROJECTS=&gt;1(Consultant fees)','5: ACTIVATE-ATTEMPTING PROJECTS=&gt;3(Dice roll 2D6: skill check)','5: ACTIVATE-ATTEMPTING PROJECTS=&gt;(('D', 9), 'D', 5, "Improved fix 'Market Externalities' (ECONOMIC)")(Skill for project)','5: ACTIVATE-ATTEMPTING PROJECTS=&gt;1(Consultant fees)','5: ACTIVATE-ATTEMPTING PROJECTS=&gt;10(Dice roll 2D6: skill check)','5: ACTIVATE-ATTEMPTING PROJECTS=&gt;(('S', 5), 'S', 4, "Improved fix 'Market Externalities' (ECONOMIC)")(Skill for project)','5: ACTIVATE-ATTEMPTING PROJECTS=&gt;1(Consultant fees)','5: ACTIVATE-ATTEMPTING PROJECTS=&gt;10(Dice roll 2D6: skill check)','5: ACTIVATE-ATTEMPTING PROJECTS=&gt;(('C', 4), 'C', 1, "Base fix 'Low Labour Standards' (LIVING STANDARDS) triggers crisis")(Skill for project)','5: ACTIVATE-ATTEMPTING PROJECTS=&gt;2(Consultant fees)','5: ACTIVATE-ATTEMPTING PROJECTS=&gt;6(Dice roll 2D6: skill check)','5: ACTIVATE-ATTEMPTING PROJECTS=&gt;(('C', 13), 'C', 0, "Base fix 'Low Labour Standards' (LIVING STANDARDS) triggers crisis")(Skill for project)','5: ACTIVATE-ATTEMPTING PROJECTS=&gt;5(Dice roll 2D6: skill check)','5: ACTIVATE-ATTEMPTING PROJECTS=&gt;None(Skill for project)','5: ACTIVATE-DOING RESEARCH=&gt;None(Start researching)','5: ACTIVATE-ATTEMPTING PROJECTS=&gt;(('S', 5), 'S', 1, "Improved fix 'Market Externalities' (ECONOMIC)")(Skill for project)','5: ACTIVATE-ATTEMPTING PROJECTS=&gt;0(Consultant fees)','5: ACTIVATE-ATTEMPTING PROJECTS=&gt;4(Dice roll 2D6: skill check)','5: ACTIVATE-ATTEMPTING PROJECTS=&gt;None(Skill for project)','5: ACTIVATE-DOING RESEARCH=&gt;None(Start researching)','6: END-FINALIZING=&gt;Improved fix 'Inefficiency' (ECONOMIC)(Project abandoned)','6: END-CRISIS ROLLING=&gt;ECONOMIC(Crisis chip: full category)','6: END-CRISIS ROLLING=&gt;SOCIAL(Crisis chip: full category)','6: END-CRISIS ROLLING=&gt;4(Dice roll 1D6: crisis cat)','6: END-CRISIS ROLLING=&gt;CLASS(Category for crisis)','6: END-CRISIS ROLLING=&gt;5(Dice roll 1D6: node in CLASS)','6: END-CRISIS ROLLING=&gt;2(Dice roll 1D6: node in CLASS)','6: END-CRISIS ROLLING=&gt;Affordable Housing(Problem for crisis)','6: END-CRISIS ROLLING=&gt;10(Dice roll 2D6: crisis roll for Affordable Housing)','6: END-CRISIS ROLLING=&gt;10(Crisis roll for node "Affordable Housing")','6: END-CRISIS ROLLING=&gt;7(Dice roll 2D6: crisis roll for Affordable Housing)','6: END-CRISIS ROLLING=&gt;7(Crisis roll for node "Affordable Housing")','6: END-CRISIS ROLLING=&gt;Sprawl(Now in crisis (cascaded from: Affordable Housing))','6: ENGAGE-DRAWING MONEY=&gt;1(Money drawn)','6: ENGAGE-DRAWING CARDS=&gt;('C', 3)(Card drawn: 1)','6: ENGAGE-DRAWING CARDS=&gt;('S', 6)(Card drawn: 2)','6: ENGAGE-CRISIS RISING','6: ENGAGE-DRAWING MONEY=&gt;1(Money drawn)','6: ENGAGE-DRAWING CARDS=&gt;('C', 4)(Card drawn: 1)','6: ENGAGE-DRAWING CARDS=&gt;('C', 5)(Card drawn: 2)','6: ENGAGE-DRAWING MONEY=&gt;1(Money drawn)','6: ENGAGE-DRAWING CARDS=&gt;('D', 7)(Card drawn: 1)','6: ENGAGE-DRAWING CARDS=&gt;('H', 8)(Card drawn: 2)','6: ENGAGE-CRISIS RISING','6: ACTIVATE-ATTEMPTING PROJECTS=&gt;Base(Start project: type)','6: ACTIVATE-ATTEMPTING PROJECTS=&gt;ECONOMIC(Start project: fix category)','6: ACTIVATE-ATTEMPTING PROJECTS=&gt;Market Externalities(Start project: fix problem)','6: ACTIVATE-ATTEMPTING PROJECTS=&gt;Base fix 'Market Externalities' (ECONOMIC) triggers crisis(Project started)','6: ACTIVATE-ATTEMPTING PROJECTS=&gt;(('S', 9), 'S', 7, "Base fix 'Market Externalities' (ECONOMIC) triggers crisis")(Skill for project)','6: ACTIVATE-ATTEMPTING PROJECTS=&gt;1(Consultant fees)','6: ACTIVATE-ATTEMPTING PROJECTS=&gt;5(Dice roll 2D6: skill check)','6: ACTIVATE-ATTEMPTING PROJECTS=&gt;(('D', 11), 'D', 5, "Improved fix 'Market Externalities' (ECONOMIC)")(Skill for project)','6: ACTIVATE-ATTEMPTING PROJECTS=&gt;1(Consultant fees)','6: ACTIVATE-ATTEMPTING PROJECTS=&gt;5(Dice roll 2D6: skill check)','6: ACTIVATE-ATTEMPTING PROJECTS=&gt;(('S', 6), 'S', 7, "Improved fix 'Market Externalities' (ECONOMIC)")(Skill for project)','6: ACTIVATE-ATTEMPTING PROJECTS=&gt;2(Consultant fees)','6: ACTIVATE-ATTEMPTING PROJECTS=&gt;11(Dice roll 2D6: skill check)','6: ACTIVATE-ATTEMPTING PROJECTS=&gt;(('H', 12), 'H', 0, "Base fix 'Low Labour Standards' (LIVING STANDARDS) triggers crisis")(Skill for project)','6: ACTIVATE-ATTEMPTING PROJECTS=&gt;4(Dice roll 2D6: skill check)','6: ACTIVATE-ATTEMPTING PROJECTS=&gt;(('H', 10), 'H', 1, "Base fix 'Low Labour Standards' (LIVING STANDARDS) triggers crisis")(Skill for project)','6: ACTIVATE-ATTEMPTING PROJECTS=&gt;7(Dice roll 2D6: skill check)','6: ACTIVATE-ATTEMPTING PROJECTS=&gt;(('S', 13), 'S', 0, "Base fix 'Market Externalities' (ECONOMIC) triggers crisis")(Skill for project)','6: ACTIVATE-ATTEMPTING PROJECTS=&gt;4(Dice roll 2D6: skill check)','6: ACTIVATE-ATTEMPTING PROJECTS=&gt;(('C', 3), 'C', 3, "Base fix 'Low Labour Standards' (LIVING STANDARDS) triggers crisis")(Skill for project)','6: ACTIVATE-ATTEMPTING PROJECTS=&gt;5(Dice roll 2D6: skill check)','6: ACTIVATE-ATTEMPTING PROJECTS=&gt;(('C', 1), 'C', 0, "Base fix 'Low Labour Standards' (LIVING STANDARDS) triggers crisis")(Skill for project)','6: ACTIVATE-ATTEMPTING PROJECTS=&gt;8(Dice roll 2D6: skill check)','6: ACTIVATE-ATTEMPTING PROJECTS=&gt;None(Skill for project)','6: ACTIVATE-DOING RESEARCH=&gt;None(Start researching)','6: ACTIVATE-ATTEMPTING PROJECTS=&gt;(('C', 5), 'C', 3, "Base fix 'Low Labour Standards' (LIVING STANDARDS) triggers crisis")(Skill for project)','6: ACTIVATE-ATTEMPTING PROJECTS=&gt;0(Consultant fees)','6: ACTIVATE-ATTEMPTING PROJECTS=&gt;6(Dice roll 2D6: skill check)','6: ACTIVATE-ATTEMPTING PROJECTS=&gt;(('C', 8), 'C', 1, "Base fix 'Low Labour Standards' (LIVING STANDARDS) triggers crisis")(Skill for project)','6: ACTIVATE-ATTEMPTING PROJECTS=&gt;1(Consultant fees)','6: ACTIVATE-ATTEMPTING PROJECTS=&gt;3(Dice roll 2D6: skill check)','6: ACTIVATE-ATTEMPTING PROJECTS=&gt;(('C', 6), 'C', 0, "Base fix 'Low Labour Standards' (LIVING STANDARDS) triggers crisis")(Skill for project)','6: ACTIVATE-ATTEMPTING PROJECTS=&gt;9(Dice roll 2D6: skill check)','6: ACTIVATE-ATTEMPTING PROJECTS=&gt;(('C', 4), 'C', 0, "Base fix 'Low Labour Standards' (LIVING STANDARDS) triggers crisis")(Skill for project)','6: ACTIVATE-ATTEMPTING PROJECTS=&gt;10(Dice roll 2D6: skill check)','6: ACTIVATE-DOING RESEARCH=&gt;None(Start researching)','6: ACTIVATE-ATTEMPTING PROJECTS=&gt;(('H', 8), 'H', 2, "Base fix 'Low Labour Standards' (LIVING STANDARDS) triggers crisis")(Skill for project)','6: ACTIVATE-ATTEMPTING PROJECTS=&gt;0(Consultant fees)','6: ACTIVATE-ATTEMPTING PROJECTS=&gt;8(Dice roll 2D6: skill check)','6: ACTIVATE-ATTEMPTING PROJECTS=&gt;None(Skill for project)','6: ACTIVATE-DOING RESEARCH=&gt;None(Start researching)','6: END-CRISIS ROLLING=&gt;INDUSTRIAL(Crisis chip: full category)','6: END-CRISIS ROLLING=&gt;ECONOMIC(Crisis chip: full category)','6: END-CRISIS ROLLING=&gt;SOCIAL(Crisis chip: full category)','6: END-CRISIS ROLLING=&gt;6(Dice roll 1D6: crisis cat)','6: END-CRISIS ROLLING=&gt;LIVING STANDARDS(Category for crisis)','6: END-CRISIS ROLLING=&gt;6(Dice roll 1D6: node in LIVING STANDARDS)','6: END-CRISIS ROLLING=&gt;6(Dice roll 1D6: node in LIVING STANDARDS)','6: END-CRISIS ROLLING=&gt;5(Dice roll 1D6: node in LIVING STANDARDS)','6: END-CRISIS ROLLING=&gt;6(Dice roll 1D6: node in LIVING STANDARDS)','6: END-CRISIS ROLLING=&gt;2(Dice roll 1D6: node in LIVING STANDARDS)','6: END-CRISIS ROLLING=&gt;Low Labour Standards(Problem for crisis)','6: END-CRISIS ROLLING=&gt;6(Dice roll 2D6: crisis roll for Low Labour Standards)','6: END-CRISIS ROLLING=&gt;6(Crisis roll for node "Low Labour Standards")','6: END-CRISIS ROLLING=&gt;Low Labour Standards(Now in crisis)','6: END-CRISIS ROLLING=&gt;5(Dice roll 1D6: crisis cat)','6: END-CRISIS ROLLING=&gt;ENVIRONMENTAL(Category for crisis)','6: END-CRISIS ROLLING=&gt;2(Dice roll 1D6: node in ENVIRONMENTAL)','6: END-CRISIS ROLLING=&gt;Climate Change(Problem for crisis)','6: END-CRISIS ROLLING=&gt;3(Dice roll 2D6: crisis roll for Climate Change)','6: END-CRISIS ROLLING=&gt;3(Crisis roll for node "Climate Change")','6: END-CRISIS ROLLING=&gt;Climate Change(Now in crisis)','7: ENGAGE-DRAWING MONEY=&gt;1(Money drawn)','7: ENGAGE-DRAWING CARDS=&gt;('S', 9)(Card drawn: 1)','7: ENGAGE-DRAWING CARDS=&gt;('D', 12)(Card drawn: 2)','7: ENGAGE-CRISIS RISING','7: ENGAGE-DRAWING MONEY=&gt;1(Money drawn)','7: ENGAGE-DRAWING CARDS=&gt;('H', 8)(Card drawn: 1)','7: ENGAGE-DRAWING CARDS=&gt;('D', 10)(Card drawn: 2)','7: ENGAGE-DRAWING MONEY=&gt;1(Money drawn)','7: ENGAGE-DRAWING CARDS=&gt;('S', 12)(Card drawn: 1)','7: ENGAGE-DRAWING CARDS=&gt;('S', 3)(Card drawn: 2)','7: ENGAGE-CRISIS RISING','7: ACTIVATE-ATTEMPTING PROJECTS=&gt;(('D', 12), 'D', 3, "Improved fix 'Market Externalities' (ECONOMIC)")(Skill for project)','7: ACTIVATE-ATTEMPTING PROJECTS=&gt;0(Consultant fees)','7: ACTIVATE-ATTEMPTING PROJECTS=&gt;9(Dice roll 2D6: skill check)','7: ACTIVATE-ATTEMPTING PROJECTS=&gt;(('H', 13), 'H', 0, "Base fix 'Low Labour Standards' (LIVING STANDARDS) triggers crisis")(Skill for project)','7: ACTIVATE-ATTEMPTING PROJECTS=&gt;1(Consultant fees)','7: ACTIVATE-ATTEMPTING PROJECTS=&gt;6(Dice roll 2D6: skill check)','7: ACTIVATE-ATTEMPTING PROJECTS=&gt;(('S', 9), 'S', 1, "Improved fix 'Market Externalities' (ECONOMIC)")(Skill for project)','7: ACTIVATE-ATTEMPTING PROJECTS=&gt;6(Dice roll 2D6: skill check)','7: ACTIVATE-ATTEMPTING PROJECTS=&gt;None(Skill for project)','7: ACTIVATE-DOING RESEARCH=&gt;None(Start researching)','7: ACTIVATE-ATTEMPTING PROJECTS=&gt;(('H', 8), 'H', 0, "Base fix 'Low Labour Standards' (LIVING STANDARDS) triggers crisis")(Skill for project)','7: ACTIVATE-ATTEMPTING PROJECTS=&gt;0(Consultant fees)','7: ACTIVATE-ATTEMPTING PROJECTS=&gt;5(Dice roll 2D6: skill check)','7: ACTIVATE-ATTEMPTING PROJECTS=&gt;(('D', 10), 'D', 0, "Base fix 'Market Externalities' (ECONOMIC) triggers crisis")(Skill for project)','7: ACTIVATE-ATTEMPTING PROJECTS=&gt;0(Consultant fees)','7: ACTIVATE-ATTEMPTING PROJECTS=&gt;7(Dice roll 2D6: skill check)','7: ACTIVATE-DOING RESEARCH=&gt;None(Start researching)','7: ACTIVATE-ATTEMPTING PROJECTS=&gt;(('S', 3), 'S', 3, "Improved fix 'Market Externalities' (ECONOMIC)")(Skill for project)','7: ACTIVATE-ATTEMPTING PROJECTS=&gt;1(Consultant fees)','7: ACTIVATE-ATTEMPTING PROJECTS=&gt;8(Dice roll 2D6: skill check)','7: ACTIVATE-ATTEMPTING PROJECTS=&gt;(('S', 12), 'S', 2, "Base fix 'Market Externalities' (ECONOMIC) triggers crisis")(Skill for project)','7: ACTIVATE-ATTEMPTING PROJECTS=&gt;1(Consultant fees)','7: ACTIVATE-ATTEMPTING PROJECTS=&gt;8(Dice roll 2D6: skill check)','7: ACTIVATE-ATTEMPTING PROJECTS=&gt;(('H', 9), 'H', 0, "Base fix 'Low Labour Standards' (LIVING STANDARDS) triggers crisis")(Skill for project)','7: ACTIVATE-ATTEMPTING PROJECTS=&gt;1(Consultant fees)','7: ACTIVATE-ATTEMPTING PROJECTS=&gt;5(Dice roll 2D6: skill check)','7: ACTIVATE-ATTEMPTING PROJECTS=&gt;(('D', 7), 'D', 0, "Improved fix 'Market Externalities' (ECONOMIC)")(Skill for project)','7: ACTIVATE-ATTEMPTING PROJECTS=&gt;6(Dice roll 2D6: skill check)','7: ACTIVATE-DOING RESEARCH=&gt;None(Start researching)','7: END-CRISIS ROLLING=&gt;INDUSTRIAL(Crisis chip: full category)','7: END-CRISIS ROLLING=&gt;ECONOMIC(Crisis chip: full category)','7: END-CRISIS ROLLING=&gt;SOCIAL(Crisis chip: full category)','7: END-CRISIS ROLLING=&gt;LIVING STANDARDS(Crisis chip: full category)','7: END-CRISIS ROLLING=&gt;3(Dice roll 1D6: crisis cat)','7: END-CRISIS ROLLING=&gt;SOCIAL(Category for crisis)','7: END-CRISIS ROLLING=&gt;SOCIAL(Crisis chip: full category)','7: END-CRISIS ROLLING=&gt;6(Dice roll 1D6: crisis cat)','7: END-CRISIS ROLLING=&gt;LIVING STANDARDS(Category for crisis)','7: END-CRISIS ROLLING=&gt;LIVING STANDARDS(Crisis chip: full category)','7: END-CRISIS ROLLING=&gt;4(Dice roll 1D6: crisis cat)','7: END-CRISIS ROLLING=&gt;CLASS(Category for crisis)','7: END-CRISIS ROLLING=&gt;1(Dice roll 1D6: node in CLASS)','7: END-CRISIS ROLLING=&gt;Healthcare(Problem for crisis)','7: END-CRISIS ROLLING=&gt;6(Dice roll 2D6: crisis roll for Healthcare)','7: END-CRISIS ROLLING=&gt;6(Crisis roll for node "Healthcare")','7: END-CRISIS ROLLING=&gt;Land Conversion(Now in crisis (cascaded from: Healthcare))','7: END-CRISIS ROLLING=&gt;6(Dice roll 1D6: crisis cat)','7: END-CRISIS ROLLING=&gt;LIVING STANDARDS(Category for crisis)','7: END-CRISIS ROLLING=&gt;LIVING STANDARDS(Crisis chip: full category)','7: END-CRISIS ROLLING=&gt;6(Dice roll 1D6: crisis cat)','7: END-CRISIS ROLLING=&gt;LIVING STANDARDS(Category for crisis)','7: END-CRISIS ROLLING=&gt;LIVING STANDARDS(Crisis chip: full category)','7: END-CRISIS ROLLING=&gt;2(Dice roll 1D6: crisis cat)','7: END-CRISIS ROLLING=&gt;ECONOMIC(Category for crisis)','7: END-CRISIS ROLLING=&gt;ECONOMIC(Crisis chip: full category)','7: END-CRISIS ROLLING=&gt;5(Dice roll 1D6: crisis cat)','7: END-CRISIS ROLLING=&gt;ENVIRONMENTAL(Category for crisis)','7: END-CRISIS ROLLING=&gt;5(Dice roll 1D6: node in ENVIRONMENTAL)','7: END-CRISIS ROLLING=&gt;Ocean Degradation(Problem for crisis)','7: END-CRISIS ROLLING=&gt;6(Dice roll 2D6: crisis roll for Ocean Degradation)','7: END-CRISIS ROLLING=&gt;6(Crisis roll for node "Ocean Degradation")','7: END-CRISIS ROLLING=&gt;Ocean Degradation(Now in crisis)','8: ENGAGE-DRAWING MONEY=&gt;1(Money drawn)','8: ENGAGE-DRAWING CARDS=&gt;('H', 1)(Card drawn: 1)','8: ENGAGE-DRAWING CARDS=&gt;('D', 8)(Card drawn: 2)','8: ENGAGE-CRISIS RISING','8: ENGAGE-DRAWING MONEY=&gt;1(Money drawn)','8: ENGAGE-DRAWING CARDS=&gt;('S', 8)(Card drawn: 1)','8: ENGAGE-DRAWING CARDS=&gt;('C', 12)(Card drawn: 2)','8: ENGAGE-DRAWING MONEY=&gt;1(Money drawn)','8: ENGAGE-DRAWING CARDS=&gt;('H', 11)(Card drawn: 1)','8: ENGAGE-DRAWING CARDS=&gt;('H', 10)(Card drawn: 2)','8: ENGAGE-CRISIS RISING','8: ACTIVATE-ATTEMPTING PROJECTS=&gt;(('D', 8), 'D', 2, "Base fix 'Market Externalities' (ECONOMIC) triggers crisis")(Skill for project)','8: ACTIVATE-ATTEMPTING PROJECTS=&gt;0(Consultant fees)','8: ACTIVATE-ATTEMPTING PROJECTS=&gt;7(Dice roll 2D6: skill check)','8: ACTIVATE-ATTEMPTING PROJECTS=&gt;(('H', 1), 'H', 1, "Base fix 'Low Labour Standards' (LIVING STANDARDS) triggers crisis")(Skill for project)','8: ACTIVATE-ATTEMPTING PROJECTS=&gt;1(Consultant fees)','8: ACTIVATE-ATTEMPTING PROJECTS=&gt;5(Dice roll 2D6: skill check)','8: ACTIVATE-ATTEMPTING PROJECTS=&gt;(('H', 2), 'H', 0, "Base fix 'Low Labour Standards' (LIVING STANDARDS) triggers crisis")(Skill for project)','8: ACTIVATE-ATTEMPTING PROJECTS=&gt;4(Dice roll 2D6: skill check)','8: ACTIVATE-DOING RESEARCH=&gt;None(Start researching)','8: ACTIVATE-ATTEMPTING PROJECTS=&gt;(('C', 12), 'C', 1, "Base fix 'Low Labour Standards' (LIVING STANDARDS) triggers crisis")(Skill for project)','8: ACTIVATE-ATTEMPTING PROJECTS=&gt;0(Consultant fees)','8: ACTIVATE-ATTEMPTING PROJECTS=&gt;11(Dice roll 2D6: skill check)','8: ACTIVATE-ATTEMPTING PROJECTS=&gt;(('S', 8), 'S', 0, "Improved fix 'Market Externalities' (ECONOMIC)")(Skill for project)','8: ACTIVATE-ATTEMPTING PROJECTS=&gt;1(Consultant fees)','8: ACTIVATE-ATTEMPTING PROJECTS=&gt;6(Dice roll 2D6: skill check)','8: ACTIVATE-DOING RESEARCH=&gt;None(Start researching)','8: ACTIVATE-ATTEMPTING PROJECTS=&gt;(('H', 11), 'H', 0, "Base fix 'Low Labour Standards' (LIVING STANDARDS) triggers crisis")(Skill for project)','8: ACTIVATE-ATTEMPTING PROJECTS=&gt;1(Consultant fees)','8: ACTIVATE-ATTEMPTING PROJECTS=&gt;5(Dice roll 2D6: skill check)','8: ACTIVATE-ATTEMPTING PROJECTS=&gt;None(Skill for project)','8: ACTIVATE-DOING RESEARCH=&gt;None(Start researching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5(Dice roll 1D6: crisis cat)','9: END-CRISIS ROLLING=&gt;ENVIRONMENTAL(Category for crisis)','9: END-CRISIS ROLLING=&gt;1(Dice roll 1D6: node in ENVIRONMENTAL)','9: END-CRISIS ROLLING=&gt;Chemical Pollution(Problem for crisis)','9: END-CRISIS ROLLING=&gt;10(Dice roll 2D6: crisis roll for Chemical Pollution)','9: END-CRISIS ROLLING=&gt;10(Crisis roll for node "Chemical Pollution")','9: END-CRISIS ROLLING=&gt;11(Dice roll 2D6: crisis roll for Chemical Pollution)','9: END-CRISIS ROLLING=&gt;11(Crisis roll for node "Chemical Pollution")','9: END-CRISIS ROLLING=&gt;Chemical Pollution(Crisis averted)','9: ENGAGE-DRAWING MONEY=&gt;1(Money drawn)','9: ENGAGE-DRAWING CARDS=&gt;('H', 4)(Card drawn: 1)','9: ENGAGE-DRAWING CARDS=&gt;('S', 4)(Card drawn: 2)','9: ENGAGE-CRISIS RISING','9: ENGAGE-DRAWING MONEY=&gt;1(Money drawn)','9: ENGAGE-DRAWING CARDS=&gt;('C', 7)(Card drawn: 1)','9: ENGAGE-DRAWING CARDS=&gt;('C', 14)(Card drawn: 2)','9: ENGAGE-DRAWING MONEY=&gt;1(Money drawn)','9: ENGAGE-DRAWING CARDS=&gt;('S', 3)(Card drawn: 1)','9: ENGAGE-DRAWING CARDS=&gt;('S', 1)(Card drawn: 2)','9: ENGAGE-CRISIS RISING','9: ACTIVATE-ATTEMPTING PROJECTS=&gt;None(Skill for project)','9: ACTIVATE-DOING RESEARCH=&gt;None(Start researching)','9: ACTIVATE-ATTEMPTING PROJECTS=&gt;(('C', 14), 'C', 1, "Base fix 'Low Labour Standards' (LIVING STANDARDS) triggers crisis")(Skill for project)','9: ACTIVATE-ATTEMPTING PROJECTS=&gt;(('C', 7), 'C', 0, "Base fix 'Low Labour Standards' (LIVING STANDARDS) triggers crisis")(Skill for project)','9: ACTIVATE-ATTEMPTING PROJECTS=&gt;2(Consultant fees)','9: ACTIVATE-ATTEMPTING PROJECTS=&gt;3(Dice roll 2D6: skill check)','9: ACTIVATE-DOING RESEARCH=&gt;None(Start researching)','9: ACTIVATE-ATTEMPTING PROJECTS=&gt;(('S', 1), 'S', 2, "Base fix 'Market Externalities' (ECONOMIC) triggers crisis")(Skill for project)','9: ACTIVATE-ATTEMPTING PROJECTS=&gt;0(Consultant fees)','9: ACTIVATE-ATTEMPTING PROJECTS=&gt;10(Dice roll 2D6: skill check)','9: ACTIVATE-ATTEMPTING PROJECTS=&gt;None(Skill for project)','9: ACTIVATE-DOING RESEARCH=&gt;None(Start researching)','9: END-FINALIZING=&gt;Improved fix 'Market Externalities' (ECONOMIC)(Project abandoned)','9: END-FINALIZING=&gt;Base fix 'Low Labour Standards' (LIVING STANDARDS) triggers crisis(Project overskilled for "('C', 14)"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3(Dice roll 1D6: node in ENVIRONMENTAL)','9: END-CRISIS ROLLING=&gt;Freshwater Depletion(Problem for crisis)','9: END-CRISIS ROLLING=&gt;11(Dice roll 2D6: crisis roll for Freshwater Depletion)','9: END-CRISIS ROLLING=&gt;11(Crisis roll for node "Freshwater Depletion")','9: END-CRISIS ROLLING=&gt;4(Dice roll 2D6: crisis roll for Freshwater Depletion)','9: END-CRISIS ROLLING=&gt;4(Crisis roll for node "Freshwater Depletion")','9: END-CRISIS ROLLING=&gt;Clean Water Shortage(Now in crisis (cascaded from: Freshwater Depletion))','9: END-CRISIS ROLLING=&gt;Energy Shortage(Now in crisis (cascaded from: Freshwater Depletion))','9: END-CRISIS ROLLING=&gt;Food Shortage(Now in crisis (cascaded from: Freshwater Depletion))','10: ENGAGE-DRAWING MONEY=&gt;1(Money drawn)','10: ENGAGE-DRAWING CARDS=&gt;('S', 10)(Card drawn: 1)','10: ENGAGE-DRAWING CARDS=&gt;('D', 9)(Card drawn: 2)','10: ENGAGE-CRISIS RISING','10: ENGAGE-DRAWING MONEY=&gt;1(Money drawn)','10: ENGAGE-DRAWING CARDS=&gt;('D', 11)(Card drawn: 1)','10: ENGAGE-DRAWING CARDS=&gt;('D', 6)(Card drawn: 2)','10: ENGAGE-DRAWING MONEY=&gt;1(Money drawn)','10: ENGAGE-DRAWING CARDS=&gt;('H', 3)(Card drawn: 1)','10: ENGAGE-DRAWING CARDS=&gt;('S', 8)(Card drawn: 2)','10: ENGAGE-CRISIS RISING','10: ACTIVATE-ATTEMPTING PROJECTS=&gt;(('S', 10), 'S', 2, "Base fix 'Market Externalities' (ECONOMIC) triggers crisis")(Skill for project)','10: ACTIVATE-ATTEMPTING PROJECTS=&gt;1(Consultant fees)','10: ACTIVATE-ATTEMPTING PROJECTS=&gt;4(Dice roll 2D6: skill check)','10: ACTIVATE-ATTEMPTING PROJECTS=&gt;(('D', 9), 'D', 2, "Base fix 'Market Externalities' (ECONOMIC) triggers crisis")(Skill for project)','10: ACTIVATE-ATTEMPTING PROJECTS=&gt;0(Consultant fees)','10: ACTIVATE-ATTEMPTING PROJECTS=&gt;3(Dice roll 2D6: skill check)','10: ACTIVATE-ATTEMPTING PROJECTS=&gt;None(Skill for project)','10: ACTIVATE-DOING RESEARCH=&gt;None(Start researching)','10: ACTIVATE-ATTEMPTING PROJECTS=&gt;Remove-Tradeoff(Start project: type)','10: ACTIVATE-ATTEMPTING PROJECTS=&gt;CLASS(Start project: fix category)','10: ACTIVATE-ATTEMPTING PROJECTS=&gt;Clean Water Shortage(Start project: fix problem)','10: ACTIVATE-ATTEMPTING PROJECTS=&gt;Improved fix 'Clean Water Shortage' (CLASS)(Project started)','10: ACTIVATE-ATTEMPTING PROJECTS=&gt;None(Skill for project)','10: ACTIVATE-DOING RESEARCH=&gt;None(Start researching)','10: ACTIVATE-ATTEMPTING PROJECTS=&gt;(('S', 8), 'S', 3, "Base fix 'Market Externalities' (ECONOMIC) triggers crisis")(Skill for project)','10: ACTIVATE-ATTEMPTING PROJECTS=&gt;1(Consultant fees)','10: ACTIVATE-ATTEMPTING PROJECTS=&gt;6(Dice roll 2D6: skill check)','10: ACTIVATE-ATTEMPTING PROJECTS=&gt;(('H', 3), 'H', 2, "Base fix 'Low Labour Standards' (LIVING STANDARDS) triggers crisis")(Skill for project)','10: ACTIVATE-ATTEMPTING PROJECTS=&gt;1(Consultant fees)','10: ACTIVATE-ATTEMPTING PROJECTS=&gt;7(Dice roll 2D6: skill check)','10: ACTIVATE-ATTEMPTING PROJECTS=&gt;None(Skill for project)','10: ACTIVATE-DOING RESEARCH=&gt;None(Start researching)','10: END-FINALIZING=&gt;Improved fix 'Clean Water Shortage' (CLASS)(Project abandoned)','10: END-CRISIS ROLLING=&gt;INDUSTRIAL(Crisis chip: full category)','10: END-CRISIS ROLLING=&gt;ECONOMIC(Crisis chip: full category)','10: END-CRISIS ROLLING=&gt;SOCIAL(Crisis chip: full category)','10: END-CRISIS ROLLING=&gt;CLASS(Crisis chip: full category)','10: END-CRISIS ROLLING=&gt;LIVING STANDARDS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5(Dice roll 1D6: crisis cat)','10: END-CRISIS ROLLING=&gt;ENVIRONMENTAL(Category for crisis)','10: END-CRISIS ROLLING=&gt;1(Dice roll 1D6: node in ENVIRONMENTAL)','10: END-CRISIS ROLLING=&gt;Chemical Pollution(Problem for crisis)','10: END-CRISIS ROLLING=&gt;9(Dice roll 2D6: crisis roll for Chemical Pollution)','10: END-CRISIS ROLLING=&gt;9(Crisis roll for node "Chemical Pollution")','10: END-CRISIS ROLLING=&gt;5(Dice roll 2D6: crisis roll for Chemical Pollution)','10: END-CRISIS ROLLING=&gt;5(Crisis roll for node "Chemical Pollution")','10: END-CRISIS ROLLING=&gt;Chemical Pollution(Now in crisis)','11: ENGAGE-DRAWING MONEY=&gt;1(Money drawn)','11: ENGAGE-DRAWING CARDS=&gt;('H', 9)(Card drawn: 1)','11: ENGAGE-DRAWING CARDS=&gt;('S', 2)(Card drawn: 2)','11: ENGAGE-CRISIS RISING','11: ENGAGE-DRAWING MONEY=&gt;1(Money drawn)','11: ENGAGE-DRAWING CARDS=&gt;('C', 2)(Card drawn: 1)','11: ENGAGE-DRAWING CARDS=&gt;('D', 12)(Card drawn: 2)','11: ENGAGE-DRAWING MONEY=&gt;1(Money drawn)','11: ENGAGE-DRAWING CARDS=&gt;('H', 13)(Card drawn: 1)','11: ENGAGE-DRAWING CARDS=&gt;('H', 3)(Card drawn: 2)','11: ENGAGE-CRISIS RISING','11: ACTIVATE-ATTEMPTING PROJECTS=&gt;None(Skill for project)','11: ACTIVATE-DOING RESEARCH=&gt;None(Start researching)','11: ACTIVATE-ATTEMPTING PROJECTS=&gt;Base(Start project: type)','11: ACTIVATE-ATTEMPTING PROJECTS=&gt;CLASS(Start project: fix category)','11: ACTIVATE-ATTEMPTING PROJECTS=&gt;Clean Water Shortage(Start project: fix problem)','11: ACTIVATE-ATTEMPTING PROJECTS=&gt;Base fix 'Clean Water Shortage' (CLASS) triggers crisis(Project started)','11: ACTIVATE-ATTEMPTING PROJECTS=&gt;(('D', 12), 'D', 3, "Base fix 'Market Externalities' (ECONOMIC) triggers crisis")(Skill for project)','11: ACTIVATE-ATTEMPTING PROJECTS=&gt;0(Consultant fees)','11: ACTIVATE-ATTEMPTING PROJECTS=&gt;9(Dice roll 2D6: skill check)','11: ACTIVATE-ATTEMPTING PROJECTS=&gt;None(Skill for project)','11: ACTIVATE-DOING RESEARCH=&gt;None(Start researching)','11: ACTIVATE-ATTEMPTING PROJECTS=&gt;None(Skill for project)','11: ACTIVATE-DOING RESEARCH=&gt;None(Start researching)','12: END-FINALIZING=&gt;Base fix 'Low Labour Standards' (LIVING STANDARDS) triggers crisis(Project abandoned)','12: END-FINALIZING=&gt;Base fix 'Clean Water Shortage' (CLASS) triggers crisis(Project abandoned)','12: END-CRISIS ROLLING=&gt;INDUSTRIAL(Crisis chip: full category)','12: END-CRISIS ROLLING=&gt;ECONOMIC(Crisis chip: full category)','12: END-CRISIS ROLLING=&gt;SOCIAL(Crisis chip: full category)','12: END-CRISIS ROLLING=&gt;CLASS(Crisis chip: full category)','12: END-CRISIS ROLLING=&gt;LIVING STANDARDS(Crisis chip: full category)','12: END-CRISIS ROLLING=&gt;1(Dice roll 1D6: crisis cat)','12: END-CRISIS ROLLING=&gt;INDUSTRIAL(Category for crisis)','12: END-CRISIS ROLLING=&gt;INDUSTRIAL(Crisis chip: full category)','12: END-CRISIS ROLLING=&gt;4(Dice roll 1D6: crisis cat)','12: END-CRISIS ROLLING=&gt;CLASS(Category for crisis)','12: END-CRISIS ROLLING=&gt;CLASS(Crisis chip: full category)','12: END-CRISIS ROLLING=&gt;1(Dice roll 1D6: crisis cat)','12: END-CRISIS ROLLING=&gt;INDUSTRIAL(Category for crisis)','12: END-CRISIS ROLLING=&gt;INDUSTRIAL(Crisis chip: full category)','12: END-CRISIS ROLLING=&gt;2(Dice roll 1D6: crisis cat)','12: END-CRISIS ROLLING=&gt;ECONOMIC(Category for crisis)','12: END-CRISIS ROLLING=&gt;ECONOMIC(Crisis chip: full category)','12: END-CRISIS ROLLING=&gt;4(Dice roll 1D6: crisis cat)','12: END-CRISIS ROLLING=&gt;CLASS(Category for crisis)','12: END-CRISIS ROLLING=&gt;CLASS(Crisis chip: full category)','12: END-CRISIS ROLLING=&gt;4(Dice roll 1D6: crisis cat)','12: END-CRISIS ROLLING=&gt;CLASS(Category for crisis)','12: END-CRISIS ROLLING=&gt;CLASS(Crisis chip: full category)','12: END-CRISIS ROLLING=&gt;2(Dice roll 1D6: crisis cat)','12: END-CRISIS ROLLING=&gt;ECONOMIC(Category for crisis)','12: END-CRISIS ROLLING=&gt;ECONOMIC(Crisis chip: full category)','12: END-CRISIS ROLLING=&gt;3(Dice roll 1D6: crisis cat)','12: END-CRISIS ROLLING=&gt;SOCIAL(Category for crisis)','12: END-CRISIS ROLLING=&gt;SOCIAL(Crisis chip: full category)','12: END-CRISIS ROLLING=&gt;6(Dice roll 1D6: crisis cat)','12: END-CRISIS ROLLING=&gt;LIVING STANDARDS(Category for crisis)','12: END-CRISIS ROLLING=&gt;LIVING STANDARDS(Crisis chip: full category)','12: END-CRISIS ROLLING=&gt;5(Dice roll 1D6: crisis cat)','12: END-CRISIS ROLLING=&gt;ENVIRONMENTAL(Category for crisis)','12: END-CRISIS ROLLING=&gt;4(Dice roll 1D6: node in ENVIRONMENTAL)','12: END-CRISIS ROLLING=&gt;Air &amp; Ozone Degradation(Problem for crisis)','12: END-CRISIS ROLLING=&gt;9(Dice roll 2D6: crisis roll for Air &amp; Ozone Degradation)','12: END-CRISIS ROLLING=&gt;9(Crisis roll for node "Air &amp; Ozone Degradation")','12: END-CRISIS ROLLING=&gt;5(Dice roll 2D6: crisis roll for Air &amp; Ozone Degradation)','12: END-CRISIS ROLLING=&gt;5(Crisis roll for node "Air &amp; Ozone Degradation")','12: END-CRISIS ROLLING=&gt;Air &amp; Ozone Degradation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3, 14, 18, 19, 22, 24, 25, 25, 29]}</text:p>
          </table:table-cell>
          <table:table-cell table:style-name="Gnumeric-default" office:value-type="string">
            <text:p>{'abandoned-project': [[], [], [], [], [], [], [], [True], [], [], [], [], [], [], [], [], [], [], [], [], [], [], [], [], [], [], [], [True], [], [], [], [], [], [], [], [], [], [], [], [], [], [], [], [], [], [], [], [], [], [], [], [], [], [], [], [], [], [], [], [], [], [], [], [], [], [], [], [], [], [], [], [True], [], [], [], [], [], [], [], [], [], [True], [], [], [], [], [], [], [True]]}</text:p>
          </table:table-cell>
          <table:table-cell table:style-name="Gnumeric-default" office:value-type="string">
            <text:p>['0: ENGAGE-DRAWING MONEY=&gt;3(Money drawn)','0: ENGAGE-DRAWING CARDS=&gt;('H', 9)(Card drawn: 1)','0: ENGAGE-DRAWING CARDS=&gt;('H', 6)(Card drawn: 2)','0: ENGAGE-CRISIS RISING','0: ENGAGE-DRAWING MONEY=&gt;3(Money drawn)','0: ENGAGE-DRAWING CARDS=&gt;('H', 5)(Card drawn: 1)','0: ENGAGE-DRAWING CARDS=&gt;('D', 8)(Card drawn: 2)','0: ENGAGE-DRAWING MONEY=&gt;3(Money drawn)','0: ENGAGE-DRAWING CARDS=&gt;('H', 1)(Card drawn: 1)','0: ENGAGE-DRAWING CARDS=&gt;('C', 11)(Card drawn: 2)','0: ENGAGE-CRISIS RISING','0: ACTIVATE-ATTEMPTING PROJECTS=&gt;Base(Start project: type)','0: ACTIVATE-ATTEMPTING PROJECTS=&gt;ECONOMIC(Start project: fix category)','0: ACTIVATE-ATTEMPTING PROJECTS=&gt;Inefficiency(Start project: fix problem)','0: ACTIVATE-ATTEMPTING PROJECTS=&gt;Base fix 'Inefficiency' (ECONOMIC) triggers crisis(Project started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END-FINALIZING=&gt;Base fix 'Inefficiency' (ECONOMIC) triggers crisis(Project abandoned)','0: END-CRISIS ROLLING=&gt;5(Dice roll 1D6: crisis cat)','0: END-CRISIS ROLLING=&gt;ENVIRONMENTAL(Category for crisis)','0: END-CRISIS ROLLING=&gt;5(Dice roll 1D6: node in ENVIRONMENTAL)','0: END-CRISIS ROLLING=&gt;Ocean Degradation(Problem for crisis)','0: END-CRISIS ROLLING=&gt;8(Dice roll 2D6: crisis roll for Ocean Degradation)','0: END-CRISIS ROLLING=&gt;8(Crisis roll for node "Ocean Degradation")','0: END-CRISIS ROLLING=&gt;Ocean Degradation(Now in crisis)','0: END-CRISIS ROLLING=&gt;1(Dice roll 1D6: crisis cat)','0: END-CRISIS ROLLING=&gt;INDUSTRIAL(Category for crisis)','0: END-CRISIS ROLLING=&gt;6(Dice roll 1D6: node in INDUSTRIAL)','0: END-CRISIS ROLLING=&gt;1(Dice roll 1D6: node in INDUSTRIAL)','0: END-CRISIS ROLLING=&gt;Polluting Industry(Problem for crisis)','0: END-CRISIS ROLLING=&gt;6(Dice roll 2D6: crisis roll for Polluting Industry)','0: END-CRISIS ROLLING=&gt;6(Crisis roll for node "Polluting Industry")','0: END-CRISIS ROLLING=&gt;Air &amp; Ozone Degradation(Now in crisis (cascaded from: Polluting Industry))','0: END-CRISIS ROLLING=&gt;Chemical Pollution(Now in crisis (cascaded from: Polluting Industry))','0: END-CRISIS ROLLING=&gt;Inefficiency(Now in crisis (cascaded from: Polluting Industry))','1: ENGAGE-DRAWING MONEY=&gt;2(Money drawn)','1: ENGAGE-DRAWING CARDS=&gt;('D', 10)(Card drawn: 1)','1: ENGAGE-DRAWING CARDS=&gt;('S', 7)(Card drawn: 2)','1: ENGAGE-CRISIS RISING','1: ENGAGE-DRAWING MONEY=&gt;2(Money drawn)','1: ENGAGE-DRAWING CARDS=&gt;('D', 11)(Card drawn: 1)','1: ENGAGE-DRAWING CARDS=&gt;('D', 9)(Card drawn: 2)','1: ENGAGE-DRAWING MONEY=&gt;2(Money drawn)','1: ENGAGE-DRAWING CARDS=&gt;('S', 11)(Card drawn: 1)','1: ENGAGE-DRAWING CARDS=&gt;('C', 2)(Card drawn: 2)','1: ENGAGE-CRISIS RISING','1: ACTIVATE-ATTEMPTING PROJECTS=&gt;Remove-Tradeoff(Start project: type)','1: ACTIVATE-ATTEMPTING PROJECTS=&gt;ENVIRONMENTAL(Start project: fix category)','1: ACTIVATE-ATTEMPTING PROJECTS=&gt;Chemical Pollution(Start project: fix problem)','1: ACTIVATE-ATTEMPTING PROJECTS=&gt;Improved fix 'Chemical Pollution' (ENVIRONMENTAL)(Project started)','1: ACTIVATE-ATTEMPTING PROJECTS=&gt;(('D', 10), 'D', 2, "Improved fix 'Chemical Pollution' (ENVIRONMENTAL)")(Skill for project)','1: ACTIVATE-ATTEMPTING PROJECTS=&gt;0(Consultant fees)','1: ACTIVATE-ATTEMPTING PROJECTS=&gt;9(Dice roll 2D6: skill check)','1: ACTIVATE-DOING RESEARCH=&gt;None(Start researching)','1: ACTIVATE-ATTEMPTING PROJECTS=&gt;None(Start project: type)','1: ACTIVATE-DOING RESEARCH=&gt;None(Start researching)','1: ACTIVATE-ATTEMPTING PROJECTS=&gt;Base(Start project: type)','1: ACTIVATE-ATTEMPTING PROJECTS=&gt;LIVING STANDARDS(Start project: fix category)','1: ACTIVATE-ATTEMPTING PROJECTS=&gt;Low Labour Standards(Start project: fix problem)','1: ACTIVATE-ATTEMPTING PROJECTS=&gt;Base fix 'Low Labour Standards' (LIVING STANDARDS) triggers crisis(Project started)','1: ACTIVATE-ATTEMPTING PROJECTS=&gt;(('H', 1), 'H', 0, "Base fix 'Low Labour Standards' (LIVING STANDARDS) triggers crisis")(Skill for project)','1: ACTIVATE-ATTEMPTING PROJECTS=&gt;0(Consultant fees)','1: ACTIVATE-ATTEMPTING PROJECTS=&gt;6(Dice roll 2D6: skill check)','1: ACTIVATE-ATTEMPTING PROJECTS=&gt;None(Skill for project)','1: ACTIVATE-DOING RESEARCH=&gt;None(Start researching)','1: END-CRISIS ROLLING=&gt;4(Dice roll 1D6: crisis cat)','1: END-CRISIS ROLLING=&gt;CLASS(Category for crisis)','1: END-CRISIS ROLLING=&gt;1(Dice roll 1D6: node in CLASS)','1: END-CRISIS ROLLING=&gt;Healthcare(Problem for crisis)','1: END-CRISIS ROLLING=&gt;10(Dice roll 2D6: crisis roll for Healthcare)','1: END-CRISIS ROLLING=&gt;10(Crisis roll for node "Healthcare")','1: END-CRISIS ROLLING=&gt;8(Dice roll 2D6: crisis roll for Healthcare)','1: END-CRISIS ROLLING=&gt;8(Crisis roll for node "Healthcare")','1: END-CRISIS ROLLING=&gt;Healthcare(Now in crisis)','2: ENGAGE-DRAWING MONEY=&gt;2(Money drawn)','2: ENGAGE-DRAWING CARDS=&gt;('D', 7)(Card drawn: 1)','2: ENGAGE-DRAWING CARDS=&gt;('S', 10)(Card drawn: 2)','2: ENGAGE-CRISIS RISING','2: ENGAGE-DRAWING MONEY=&gt;2(Money drawn)','2: ENGAGE-DRAWING CARDS=&gt;('D', 1)(Card drawn: 1)','2: ENGAGE-DRAWING CARDS=&gt;('H', 1)(Card drawn: 2)','2: ENGAGE-DRAWING MONEY=&gt;2(Money drawn)','2: ENGAGE-DRAWING CARDS=&gt;('S', 7)(Card drawn: 1)','2: ENGAGE-DRAWING CARDS=&gt;('D', 10)(Card drawn: 2)','2: ENGAGE-CRISIS RISING','2: ACTIVATE-ATTEMPTING PROJECTS=&gt;(('H', 6), 'H', 1, "Base fix 'Low Labour Standards' (LIVING STANDARDS) triggers crisis")(Skill for project)','2: ACTIVATE-ATTEMPTING PROJECTS=&gt;5(Consultant fees)','2: ACTIVATE-ATTEMPTING PROJECTS=&gt;10(Dice roll 2D6: skill check)','2: ACTIVATE-ATTEMPTING PROJECTS=&gt;(('H', 9), 'H', 0, "Base fix 'Low Labour Standards' (LIVING STANDARDS) triggers crisis")(Skill for project)','2: ACTIVATE-ATTEMPTING PROJECTS=&gt;1(Consultant fees)','2: ACTIVATE-ATTEMPTING PROJECTS=&gt;6(Dice roll 2D6: skill check)','2: ACTIVATE-ATTEMPTING PROJECTS=&gt;None(Skill for project)','2: ACTIVATE-DOING RESEARCH=&gt;None(Start researching)','2: ACTIVATE-ATTEMPTING PROJECTS=&gt;Base(Start project: type)','2: ACTIVATE-ATTEMPTING PROJECTS=&gt;INDUSTRIAL(Start project: fix category)','2: ACTIVATE-ATTEMPTING PROJECTS=&gt;Polluting Industry(Start project: fix problem)','2: ACTIVATE-ATTEMPTING PROJECTS=&gt;Base fix 'Polluting Industry' (INDUSTRIAL) triggers crisis(Project started)','2: ACTIVATE-ATTEMPTING PROJECTS=&gt;(('D', 11), 'D', 2, "Improved fix 'Chemical Pollution' (ENVIRONMENTAL)")(Skill for project)','2: ACTIVATE-ATTEMPTING PROJECTS=&gt;1(Consultant fees)','2: ACTIVATE-ATTEMPTING PROJECTS=&gt;6(Dice roll 2D6: skill check)','2: ACTIVATE-ATTEMPTING PROJECTS=&gt;None(Skill for project)','2: ACTIVATE-DOING RESEARCH=&gt;None(Start researching)','2: ACTIVATE-ATTEMPTING PROJECTS=&gt;(('D', 10), 'D', 4, "Improved fix 'Chemical Pollution' (ENVIRONMENTAL)")(Skill for project)','2: ACTIVATE-ATTEMPTING PROJECTS=&gt;1(Consultant fees)','2: ACTIVATE-ATTEMPTING PROJECTS=&gt;6(Dice roll 2D6: skill check)','2: ACTIVATE-ATTEMPTING PROJECTS=&gt;None(Skill for project)','2: ACTIVATE-DOING RESEARCH=&gt;None(Start researching)','3: END-FINALIZING=&gt;Base fix 'Polluting Industry' (INDUSTRIAL) triggers crisis(Project abandoned)','3: END-CRISIS ROLLING=&gt;4(Dice roll 1D6: crisis cat)','3: END-CRISIS ROLLING=&gt;CLASS(Category for crisis)','3: END-CRISIS ROLLING=&gt;1(Dice roll 1D6: node in CLASS)','3: END-CRISIS ROLLING=&gt;Healthcare(Problem for crisis)','3: END-CRISIS ROLLING=&gt;6(Dice roll 2D6: crisis roll for Healthcare)','3: END-CRISIS ROLLING=&gt;6(Crisis roll for node "Healthcare")','3: END-CRISIS ROLLING=&gt;Education(Now in crisis (cascaded from: Healthcare))','3: END-CRISIS ROLLING=&gt;6(Dice roll 1D6: crisis cat)','3: END-CRISIS ROLLING=&gt;LIVING STANDARDS(Category for crisis)','3: END-CRISIS ROLLING=&gt;4(Dice roll 1D6: node in LIVING STANDARDS)','3: END-CRISIS ROLLING=&gt;3(Dice roll 1D6: node in LIVING STANDARDS)','3: END-CRISIS ROLLING=&gt;Systemic Corruption(Problem for crisis)','3: END-CRISIS ROLLING=&gt;3(Dice roll 2D6: crisis roll for Systemic Corruption)','3: END-CRISIS ROLLING=&gt;3(Crisis roll for node "Systemic Corruption")','3: END-CRISIS ROLLING=&gt;Economic Inequality(Now in crisis (cascaded from: Systemic Corruption))','3: END-CRISIS ROLLING=&gt;Inflation(Now in crisis (cascaded from: Systemic Corruption))','3: END-CRISIS ROLLING=&gt;Peace &amp; Justice(Now in crisis (cascaded from: Systemic Corruption))','3: ENGAGE-DRAWING MONEY=&gt;1(Money drawn)','3: ENGAGE-DRAWING CARDS=&gt;('D', 6)(Card drawn: 1)','3: ENGAGE-DRAWING CARDS=&gt;('H', 10)(Card drawn: 2)','3: ENGAGE-CRISIS RISING','3: ENGAGE-DRAWING MONEY=&gt;1(Money drawn)','3: ENGAGE-DRAWING CARDS=&gt;('S', 14)(Card drawn: 1)','3: ENGAGE-DRAWING CARDS=&gt;('H', 5)(Card drawn: 2)','3: ENGAGE-DRAWING MONEY=&gt;1(Money drawn)','3: ENGAGE-DRAWING CARDS=&gt;('C', 6)(Card drawn: 1)','3: ENGAGE-DRAWING CARDS=&gt;('D', 2)(Card drawn: 2)','3: ENGAGE-CRISIS RISING','3: ACTIVATE-ATTEMPTING PROJECTS=&gt;(('H', 10), 'H', 4, "Base fix 'Low Labour Standards' (LIVING STANDARDS) triggers crisis")(Skill for project)','3: ACTIVATE-ATTEMPTING PROJECTS=&gt;0(Consultant fees)','3: ACTIVATE-ATTEMPTING PROJECTS=&gt;10(Dice roll 2D6: skill check)','3: ACTIVATE-ATTEMPTING PROJECTS=&gt;(('D', 7), 'D', 1, "Improved fix 'Chemical Pollution' (ENVIRONMENTAL)")(Skill for project)','3: ACTIVATE-ATTEMPTING PROJECTS=&gt;0(Consultant fees)','3: ACTIVATE-ATTEMPTING PROJECTS=&gt;12(Dice roll 2D6: skill check)','3: ACTIVATE-ATTEMPTING PROJECTS=&gt;1(Added a crisis chip)','3: ACTIVATE-ATTEMPTING PROJECTS=&gt;(('D', 6), 'D', 2, "Improved fix 'Chemical Pollution' (ENVIRONMENTAL)")(Skill for project)','3: ACTIVATE-ATTEMPTING PROJECTS=&gt;0(Consultant fees)','3: ACTIVATE-ATTEMPTING PROJECTS=&gt;8(Dice roll 2D6: skill check)','3: ACTIVATE-DOING RESEARCH=&gt;None(Start researching)','3: ACTIVATE-ATTEMPTING PROJECTS=&gt;None(Start project: type)','3: ACTIVATE-ATTEMPTING PROJECTS=&gt;None(Skill for project)','3: ACTIVATE-DOING RESEARCH=&gt;None(Start researching)','3: ACTIVATE-ATTEMPTING PROJECTS=&gt;(('D', 2), 'D', 5, "Improved fix 'Chemical Pollution' (ENVIRONMENTAL)")(Skill for project)','3: ACTIVATE-ATTEMPTING PROJECTS=&gt;5(Consultant fees)','3: ACTIVATE-ATTEMPTING PROJECTS=&gt;3(Dice roll 2D6: skill check)','3: ACTIVATE-ATTEMPTING PROJECTS=&gt;(('C', 2), 'C', 2, "Improved fix 'Chemical Pollution' (ENVIRONMENTAL)")(Skill for project)','3: ACTIVATE-ATTEMPTING PROJECTS=&gt;1(Consultant fees)','3: ACTIVATE-ATTEMPTING PROJECTS=&gt;11(Dice roll 2D6: skill check)','3: ACTIVATE-ATTEMPTING PROJECTS=&gt;(('C', 11), 'C', 0, "Improved fix 'Chemical Pollution' (ENVIRONMENTAL)")(Skill for project)','3: ACTIVATE-ATTEMPTING PROJECTS=&gt;1(Consultant fees)','3: ACTIVATE-ATTEMPTING PROJECTS=&gt;3(Dice roll 2D6: skill check)','3: ACTIVATE-ATTEMPTING PROJECTS=&gt;None(Skill for project)','3: ACTIVATE-DOING RESEARCH=&gt;None(Start researching)','3: END-CRISIS ROLLING=&gt;ECONOMIC(Crisis chip: full category)','3: END-CRISIS ROLLING=&gt;6(Dice roll 1D6: crisis cat)','3: END-CRISIS ROLLING=&gt;LIVING STANDARDS(Category for crisis)','3: END-CRISIS ROLLING=&gt;3(Dice roll 1D6: node in LIVING STANDARDS)','3: END-CRISIS ROLLING=&gt;Systemic Corruption(Problem for crisis)','3: END-CRISIS ROLLING=&gt;2(Dice roll 2D6: crisis roll for Systemic Corruption)','3: END-CRISIS ROLLING=&gt;2(Crisis roll for node "Systemic Corruption")','3: END-CRISIS ROLLING=&gt;Political Voice(Now in crisis (cascaded from: Systemic Corruption))','3: END-CRISIS ROLLING=&gt;2(Dice roll 1D6: crisis cat)','3: END-CRISIS ROLLING=&gt;ECONOMIC(Category for crisis)','3: END-CRISIS ROLLING=&gt;ECONOMIC(Crisis chip: full category)','3: END-CRISIS ROLLING=&gt;4(Dice roll 1D6: crisis cat)','3: END-CRISIS ROLLING=&gt;CLASS(Category for crisis)','3: END-CRISIS ROLLING=&gt;6(Dice roll 1D6: node in CLASS)','3: END-CRISIS ROLLING=&gt;4(Dice roll 1D6: node in CLASS)','3: END-CRISIS ROLLING=&gt;Food Shortage(Problem for crisis)','3: END-CRISIS ROLLING=&gt;11(Dice roll 2D6: crisis roll for Food Shortage)','3: END-CRISIS ROLLING=&gt;11(Crisis roll for node "Food Shortage")','3: END-CRISIS ROLLING=&gt;12(Dice roll 2D6: crisis roll for Food Shortage)','3: END-CRISIS ROLLING=&gt;12(Crisis roll for node "Food Shortage")','3: END-CRISIS ROLLING=&gt;Food Shortage(Crisis averted)','4: ENGAGE-DRAWING MONEY=&gt;1(Money drawn)','4: ENGAGE-DRAWING CARDS=&gt;('D', 13)(Card drawn: 1)','4: ENGAGE-DRAWING CARDS=&gt;('H', 7)(Card drawn: 2)','4: ENGAGE-CRISIS RISING','4: ENGAGE-DRAWING MONEY=&gt;1(Money drawn)','4: ENGAGE-DRAWING CARDS=&gt;('H', 2)(Card drawn: 1)','4: ENGAGE-DRAWING CARDS=&gt;('H', 12)(Card drawn: 2)','4: ENGAGE-DRAWING MONEY=&gt;1(Money drawn)','4: ENGAGE-DRAWING CARDS=&gt;('D', 3)(Card drawn: 1)','4: ENGAGE-DRAWING CARDS=&gt;('C', 8)(Card drawn: 2)','4: ENGAGE-CRISIS RISING','4: ACTIVATE-ATTEMPTING PROJECTS=&gt;(('D', 13), 'D', 2, "Improved fix 'Chemical Pollution' (ENVIRONMENTAL)")(Skill for project)','4: ACTIVATE-ATTEMPTING PROJECTS=&gt;0(Consultant fees)','4: ACTIVATE-ATTEMPTING PROJECTS=&gt;7(Dice roll 2D6: skill check)','4: ACTIVATE-ATTEMPTING PROJECTS=&gt;(('H', 7), 'H', 2, "Base fix 'Low Labour Standards' (LIVING STANDARDS) triggers crisis")(Skill for project)','4: ACTIVATE-ATTEMPTING PROJECTS=&gt;1(Consultant fees)','4: ACTIVATE-ATTEMPTING PROJECTS=&gt;3(Dice roll 2D6: skill check)','4: ACTIVATE-DOING RESEARCH=&gt;None(Start researching)','4: ACTIVATE-ATTEMPTING PROJECTS=&gt;Remove-Tradeoff(Start project: type)','4: ACTIVATE-ATTEMPTING PROJECTS=&gt;ECONOMIC(Start project: fix category)','4: ACTIVATE-ATTEMPTING PROJECTS=&gt;Inflation(Start project: fix problem)','4: ACTIVATE-ATTEMPTING PROJECTS=&gt;Improved fix 'Inflation' (ECONOMIC)(Project started)','4: ACTIVATE-ATTEMPTING PROJECTS=&gt;(('S', 14), 'S', 5, "Improved fix 'Inflation' (ECONOMIC)")(Skill for project)','4: ACTIVATE-ATTEMPTING PROJECTS=&gt;(('H', 2), 'H', 6, "Base fix 'Low Labour Standards' (LIVING STANDARDS) triggers crisis")(Skill for project)','4: ACTIVATE-ATTEMPTING PROJECTS=&gt;7(Consultant fees)','4: ACTIVATE-ATTEMPTING PROJECTS=&gt;11(Dice roll 2D6: skill check)','4: ACTIVATE-ATTEMPTING PROJECTS=&gt;(('H', 5), 'H', 5, "Base fix 'Low Labour Standards' (LIVING STANDARDS) triggers crisis")(Skill for project)','4: ACTIVATE-ATTEMPTING PROJECTS=&gt;0(Consultant fees)','4: ACTIVATE-ATTEMPTING PROJECTS=&gt;4(Dice roll 2D6: skill check)','4: ACTIVATE-ATTEMPTING PROJECTS=&gt;(('D', 1), 'D', 3, "Improved fix 'Inflation' (ECONOMIC)")(Skill for project)','4: ACTIVATE-ATTEMPTING PROJECTS=&gt;0(Consultant fees)','4: ACTIVATE-ATTEMPTING PROJECTS=&gt;8(Dice roll 2D6: skill check)','4: ACTIVATE-ATTEMPTING PROJECTS=&gt;(('H', 1), 'H', 3, "Base fix 'Low Labour Standards' (LIVING STANDARDS) triggers crisis")(Skill for project)','4: ACTIVATE-ATTEMPTING PROJECTS=&gt;1(Consultant fees)','4: ACTIVATE-ATTEMPTING PROJECTS=&gt;7(Dice roll 2D6: skill check)','4: ACTIVATE-ATTEMPTING PROJECTS=&gt;(('D', 8), 'D', 1, "Improved fix 'Chemical Pollution' (ENVIRONMENTAL)")(Skill for project)','4: ACTIVATE-ATTEMPTING PROJECTS=&gt;3(Dice roll 2D6: skill check)','4: ACTIVATE-ATTEMPTING PROJECTS=&gt;None(Skill for project)','4: ACTIVATE-DOING RESEARCH=&gt;None(Start researching)','4: ACTIVATE-ATTEMPTING PROJECTS=&gt;(('C', 8), 'C', 4, "Improved fix 'Chemical Pollution' (ENVIRONMENTAL)")(Skill for project)','4: ACTIVATE-ATTEMPTING PROJECTS=&gt;0(Consultant fees)','4: ACTIVATE-ATTEMPTING PROJECTS=&gt;7(Dice roll 2D6: skill check)','4: ACTIVATE-ATTEMPTING PROJECTS=&gt;(('D', 3), 'D', 3, "Improved fix 'Chemical Pollution' (ENVIRONMENTAL)")(Skill for project)','4: ACTIVATE-ATTEMPTING PROJECTS=&gt;0(Consultant fees)','4: ACTIVATE-ATTEMPTING PROJECTS=&gt;6(Dice roll 2D6: skill check)','4: ACTIVATE-ATTEMPTING PROJECTS=&gt;None(Skill for project)','4: ACTIVATE-DOING RESEARCH=&gt;None(Start researching)','4: END-FINALIZING=&gt;Improved fix 'Inflation' (ECONOMIC)(Project overskilled for "('S', 14)")','4: END-CRISIS ROLLING=&gt;ECONOMIC(Crisis chip: full category)','4: END-CRISIS ROLLING=&gt;SOCIAL(Crisis chip: full category)','4: END-CRISIS ROLLING=&gt;1(Dice roll 1D6: crisis cat)','4: END-CRISIS ROLLING=&gt;INDUSTRIAL(Category for crisis)','4: END-CRISIS ROLLING=&gt;6(Dice roll 1D6: node in INDUSTRIAL)','4: END-CRISIS ROLLING=&gt;3(Dice roll 1D6: node in INDUSTRIAL)','4: END-CRISIS ROLLING=&gt;Sprawl(Problem for crisis)','4: END-CRISIS ROLLING=&gt;4(Dice roll 2D6: crisis roll for Sprawl)','4: END-CRISIS ROLLING=&gt;4(Crisis roll for node "Sprawl")','4: END-CRISIS ROLLING=&gt;Sprawl(Now in crisis)','4: END-CRISIS ROLLING=&gt;5(Dice roll 1D6: crisis cat)','4: END-CRISIS ROLLING=&gt;ENVIRONMENTAL(Category for crisis)','4: END-CRISIS ROLLING=&gt;5(Dice roll 1D6: node in ENVIRONMENTAL)','4: END-CRISIS ROLLING=&gt;Ocean Degradation(Problem for crisis)','4: END-CRISIS ROLLING=&gt;7(Dice roll 2D6: crisis roll for Ocean Degradation)','4: END-CRISIS ROLLING=&gt;7(Crisis roll for node "Ocean Degradation")','4: END-CRISIS ROLLING=&gt;Biodiversity Loss(Now in crisis (cascaded from: Ocean Degradation))','4: END-CRISIS ROLLING=&gt;Food Shortage(Now in crisis (cascaded from: Ocean Degradation))','5: ENGAGE-DRAWING MONEY=&gt;1(Money drawn)','5: ENGAGE-DRAWING CARDS=&gt;('S', 6)(Card drawn: 1)','5: ENGAGE-DRAWING CARDS=&gt;('S', 4)(Card drawn: 2)','5: ENGAGE-CRISIS RISING','5: ENGAGE-DRAWING MONEY=&gt;1(Money drawn)','5: ENGAGE-DRAWING CARDS=&gt;('D', 2)(Card drawn: 1)','5: ENGAGE-DRAWING CARDS=&gt;('H', 11)(Card drawn: 2)','5: ENGAGE-DRAWING MONEY=&gt;1(Money drawn)','5: ENGAGE-DRAWING CARDS=&gt;('C', 13)(Card drawn: 1)','5: ENGAGE-DRAWING CARDS=&gt;('C', 10)(Card drawn: 2)','5: ENGAGE-CRISIS RISING','5: ACTIVATE-ATTEMPTING PROJECTS=&gt;(('S', 7), 'S', 0, "Improved fix 'Inflation' (ECONOMIC)")(Skill for project)','5: ACTIVATE-ATTEMPTING PROJECTS=&gt;2(Consultant fees)','5: ACTIVATE-ATTEMPTING PROJECTS=&gt;7(Dice roll 2D6: skill check)','5: ACTIVATE-ATTEMPTING PROJECTS=&gt;(('S', 6), 'S', 1, "Improved fix 'Inflation' (ECONOMIC)")(Skill for project)','5: ACTIVATE-ATTEMPTING PROJECTS=&gt;1(Consultant fees)','5: ACTIVATE-ATTEMPTING PROJECTS=&gt;7(Dice roll 2D6: skill check)','5: ACTIVATE-ATTEMPTING PROJECTS=&gt;(('S', 10), 'S', 0, "Improved fix 'Inflation' (ECONOMIC)")(Skill for project)','5: ACTIVATE-ATTEMPTING PROJECTS=&gt;7(Dice roll 2D6: skill check)','5: ACTIVATE-ATTEMPTING PROJECTS=&gt;(('S', 4), 'S', 0, "Improved fix 'Inflation' (ECONOMIC)")(Skill for project)','5: ACTIVATE-ATTEMPTING PROJECTS=&gt;10(Dice roll 2D6: skill check)','5: ACTIVATE-DOING RESEARCH=&gt;None(Start researching)','5: ACTIVATE-ATTEMPTING PROJECTS=&gt;(('D', 2), 'D', 3, "Improved fix 'Chemical Pollution' (ENVIRONMENTAL)")(Skill for project)','5: ACTIVATE-ATTEMPTING PROJECTS=&gt;1(Consultant fees)','5: ACTIVATE-ATTEMPTING PROJECTS=&gt;9(Dice roll 2D6: skill check)','5: ACTIVATE-ATTEMPTING PROJECTS=&gt;(('H', 5), 'H', 0, "Base fix 'Low Labour Standards' (LIVING STANDARDS) triggers crisis")(Skill for project)','5: ACTIVATE-ATTEMPTING PROJECTS=&gt;7(Dice roll 2D6: skill check)','5: ACTIVATE-ATTEMPTING PROJECTS=&gt;(('D', 9), 'D', 0, "Improved fix 'Chemical Pollution' (ENVIRONMENTAL)")(Skill for project)','5: ACTIVATE-ATTEMPTING PROJECTS=&gt;6(Dice roll 2D6: skill check)','5: ACTIVATE-ATTEMPTING PROJECTS=&gt;(('H', 11), 'H', 1, "Base fix 'Low Labour Standards' (LIVING STANDARDS) triggers crisis")(Skill for project)','5: ACTIVATE-ATTEMPTING PROJECTS=&gt;6(Dice roll 2D6: skill check)','5: ACTIVATE-ATTEMPTING PROJECTS=&gt;(('H', 12), 'H', 0, "Base fix 'Low Labour Standards' (LIVING STANDARDS) triggers crisis")(Skill for project)','5: ACTIVATE-ATTEMPTING PROJECTS=&gt;4(Dice roll 2D6: skill check)','5: ACTIVATE-DOING RESEARCH=&gt;None(Start researching)','5: ACTIVATE-ATTEMPTING PROJECTS=&gt;(('C', 6), 'C', 2, "Improved fix 'Chemical Pollution' (ENVIRONMENTAL)")(Skill for project)','5: ACTIVATE-ATTEMPTING PROJECTS=&gt;1(Consultant fees)','5: ACTIVATE-ATTEMPTING PROJECTS=&gt;9(Dice roll 2D6: skill check)','5: ACTIVATE-ATTEMPTING PROJECTS=&gt;None(Skill for project)','5: ACTIVATE-DOING RESEARCH=&gt;None(Start researching)','6: END-CRISIS ROLLING=&gt;INDUSTRIAL(Crisis chip: full category)','6: END-CRISIS ROLLING=&gt;ECONOMIC(Crisis chip: full category)','6: END-CRISIS ROLLING=&gt;SOCIAL(Crisis chip: full category)','6: END-CRISIS ROLLING=&gt;1(Dice roll 1D6: crisis cat)','6: END-CRISIS ROLLING=&gt;INDUSTRIAL(Category for crisis)','6: END-CRISIS ROLLING=&gt;INDUSTRIAL(Crisis chip: full category)','6: END-CRISIS ROLLING=&gt;6(Dice roll 1D6: crisis cat)','6: END-CRISIS ROLLING=&gt;LIVING STANDARDS(Category for crisis)','6: END-CRISIS ROLLING=&gt;3(Dice roll 1D6: node in LIVING STANDARDS)','6: END-CRISIS ROLLING=&gt;Systemic Corruption(Problem for crisis)','6: END-CRISIS ROLLING=&gt;5(Dice roll 2D6: crisis roll for Systemic Corruption)','6: END-CRISIS ROLLING=&gt;5(Crisis roll for node "Systemic Corruption")','6: END-CRISIS ROLLING=&gt;Freshwater Depletion(Now in crisis (cascaded from: Systemic Corruption))','6: END-CRISIS ROLLING=&gt;1(Dice roll 1D6: crisis cat)','6: END-CRISIS ROLLING=&gt;INDUSTRIAL(Category for crisis)','6: END-CRISIS ROLLING=&gt;INDUSTRIAL(Crisis chip: full category)','6: END-CRISIS ROLLING=&gt;5(Dice roll 1D6: crisis cat)','6: END-CRISIS ROLLING=&gt;ENVIRONMENTAL(Category for crisis)','6: END-CRISIS ROLLING=&gt;5(Dice roll 1D6: node in ENVIRONMENTAL)','6: END-CRISIS ROLLING=&gt;Ocean Degradation(Problem for crisis)','6: END-CRISIS ROLLING=&gt;8(Dice roll 2D6: crisis roll for Ocean Degradation)','6: END-CRISIS ROLLING=&gt;8(Crisis roll for node "Ocean Degradation")','6: END-CRISIS ROLLING=&gt;Land Conversion(Now in crisis (cascaded from: Ocean Degradation))','6: ENGAGE-DRAWING MONEY=&gt;1(Money drawn)','6: ENGAGE-DRAWING CARDS=&gt;('S', 5)(Card drawn: 1)','6: ENGAGE-DRAWING CARDS=&gt;('S', 8)(Card drawn: 2)','6: ENGAGE-CRISIS RISING','6: ENGAGE-DRAWING MONEY=&gt;1(Money drawn)','6: ENGAGE-DRAWING CARDS=&gt;('S', 3)(Card drawn: 1)','6: ENGAGE-DRAWING CARDS=&gt;('D', 12)(Card drawn: 2)','6: ENGAGE-DRAWING MONEY=&gt;1(Money drawn)','6: ENGAGE-DRAWING CARDS=&gt;('S', 11)(Card drawn: 1)','6: ENGAGE-DRAWING CARDS=&gt;('D', 4)(Card drawn: 2)','6: ENGAGE-CRISIS RISING','6: ACTIVATE-ATTEMPTING PROJECTS=&gt;(('S', 5), 'S', 0, "Improved fix 'Inflation' (ECONOMIC)")(Skill for project)','6: ACTIVATE-ATTEMPTING PROJECTS=&gt;0(Consultant fees)','6: ACTIVATE-ATTEMPTING PROJECTS=&gt;10(Dice roll 2D6: skill check)','6: ACTIVATE-ATTEMPTING PROJECTS=&gt;(('S', 8), 'S', 0, "Improved fix 'Inflation' (ECONOMIC)")(Skill for project)','6: ACTIVATE-ATTEMPTING PROJECTS=&gt;0(Consultant fees)','6: ACTIVATE-ATTEMPTING PROJECTS=&gt;7(Dice roll 2D6: skill check)','6: ACTIVATE-DOING RESEARCH=&gt;None(Start researching)','6: ACTIVATE-ATTEMPTING PROJECTS=&gt;(('D', 12), 'D', 1, "Improved fix 'Inflation' (ECONOMIC)")(Skill for project)','6: ACTIVATE-ATTEMPTING PROJECTS=&gt;1(Consultant fees)','6: ACTIVATE-ATTEMPTING PROJECTS=&gt;9(Dice roll 2D6: skill check)','6: ACTIVATE-ATTEMPTING PROJECTS=&gt;(('S', 3), 'S', 0, "Improved fix 'Inflation' (ECONOMIC)")(Skill for project)','6: ACTIVATE-ATTEMPTING PROJECTS=&gt;3(Dice roll 2D6: skill check)','6: ACTIVATE-DOING RESEARCH=&gt;None(Start researching)','6: ACTIVATE-ATTEMPTING PROJECTS=&gt;(('S', 11), 'S', 4, "Improved fix 'Inflation' (ECONOMIC)")(Skill for project)','6: ACTIVATE-ATTEMPTING PROJECTS=&gt;0(Consultant fees)','6: ACTIVATE-ATTEMPTING PROJECTS=&gt;6(Dice roll 2D6: skill check)','6: ACTIVATE-ATTEMPTING PROJECTS=&gt;(('C', 10), 'C', 3, "Base fix 'Low Labour Standards' (LIVING STANDARDS) triggers crisis")(Skill for project)','6: ACTIVATE-ATTEMPTING PROJECTS=&gt;0(Consultant fees)','6: ACTIVATE-ATTEMPTING PROJECTS=&gt;9(Dice roll 2D6: skill check)','6: ACTIVATE-ATTEMPTING PROJECTS=&gt;(('C', 13), 'C', 2, "Improved fix 'Chemical Pollution' (ENVIRONMENTAL)")(Skill for project)','6: ACTIVATE-ATTEMPTING PROJECTS=&gt;0(Consultant fees)','6: ACTIVATE-ATTEMPTING PROJECTS=&gt;4(Dice roll 2D6: skill check)','6: ACTIVATE-ATTEMPTING PROJECTS=&gt;(('D', 4), 'D', 2, "Improved fix 'Inflation' (ECONOMIC)")(Skill for project)','6: ACTIVATE-ATTEMPTING PROJECTS=&gt;0(Consultant fees)','6: ACTIVATE-ATTEMPTING PROJECTS=&gt;6(Dice roll 2D6: skill check)','6: ACTIVATE-ATTEMPTING PROJECTS=&gt;(('S', 11), 'S', 0, "Improved fix 'Inflation' (ECONOMIC)")(Skill for project)','6: ACTIVATE-ATTEMPTING PROJECTS=&gt;0(Consultant fees)','6: ACTIVATE-ATTEMPTING PROJECTS=&gt;10(Dice roll 2D6: skill check)','6: ACTIVATE-ATTEMPTING PROJECTS=&gt;(('S', 7), 'S', 0, "Improved fix 'Inflation' (ECONOMIC)")(Skill for project)','6: ACTIVATE-ATTEMPTING PROJECTS=&gt;1(Consultant fees)','6: ACTIVATE-ATTEMPTING PROJECTS=&gt;6(Dice roll 2D6: skill check)','6: ACTIVATE-DOING RESEARCH=&gt;None(Start researching)','6: END-CRISIS ROLLING=&gt;INDUSTRIAL(Crisis chip: full category)','6: END-CRISIS ROLLING=&gt;ECONOMIC(Crisis chip: full category)','6: END-CRISIS ROLLING=&gt;SOCIAL(Crisis chip: full category)','6: END-CRISIS ROLLING=&gt;6(Dice roll 1D6: crisis cat)','6: END-CRISIS ROLLING=&gt;LIVING STANDARDS(Category for crisis)','6: END-CRISIS ROLLING=&gt;3(Dice roll 1D6: node in LIVING STANDARDS)','6: END-CRISIS ROLLING=&gt;Systemic Corruption(Problem for crisis)','6: END-CRISIS ROLLING=&gt;10(Dice roll 2D6: crisis roll for Systemic Corruption)','6: END-CRISIS ROLLING=&gt;10(Crisis roll for node "Systemic Corruption")','6: END-CRISIS ROLLING=&gt;3(Dice roll 2D6: crisis roll for Systemic Corruption)','6: END-CRISIS ROLLING=&gt;3(Crisis roll for node "Systemic Corruption")','6: END-CRISIS ROLLING=&gt;Nitrogen &amp; Phosphorous Loading(Now in crisis (cascaded from: Systemic Corruption))','7: ENGAGE-DRAWING MONEY=&gt;1(Money drawn)','7: ENGAGE-DRAWING CARDS=&gt;('C', 6)(Card drawn: 1)','7: ENGAGE-DRAWING CARDS=&gt;('H', 14)(Card drawn: 2)','7: ENGAGE-CRISIS RISING','7: ENGAGE-DRAWING MONEY=&gt;1(Money drawn)','7: ENGAGE-DRAWING CARDS=&gt;('D', 14)(Card drawn: 1)','7: ENGAGE-DRAWING CARDS=&gt;('H', 13)(Card drawn: 2)','7: ENGAGE-DRAWING MONEY=&gt;1(Money drawn)','7: ENGAGE-DRAWING CARDS=&gt;('C', 9)(Card drawn: 1)','7: ENGAGE-DRAWING CARDS=&gt;('C', 3)(Card drawn: 2)','7: ENGAGE-CRISIS RISING','7: ACTIVATE-ATTEMPTING PROJECTS=&gt;(('H', 14), 'D', 1, "Improved fix 'Chemical Pollution' (ENVIRONMENTAL)")(Skill for project)','7: ACTIVATE-ATTEMPTING PROJECTS=&gt;None(Skill for project)','7: ACTIVATE-DOING RESEARCH=&gt;None(Start researching)','7: ACTIVATE-ATTEMPTING PROJECTS=&gt;(('D', 14), 'C', 0, "Base fix 'Low Labour Standards' (LIVING STANDARDS) triggers crisis")(Skill for project)','7: ACTIVATE-ATTEMPTING PROJECTS=&gt;None(Skill for project)','7: ACTIVATE-DOING RESEARCH=&gt;None(Start researching)','7: ACTIVATE-ATTEMPTING PROJECTS=&gt;None(Skill for project)','7: ACTIVATE-DOING RESEARCH=&gt;None(Start researching)','7: END-FINALIZING=&gt;Improved fix 'Inflation' (ECONOMIC)(Project abandoned)','7: END-FINALIZING=&gt;Improved fix 'Chemical Pollution' (ENVIRONMENTAL)(Project overskilled for "('H', 14)")','7: END-FINALIZING=&gt;Base fix 'Low Labour Standards' (LIVING STANDARDS) triggers crisis(Project overskilled for "('D', 14)")','7: END-CRISIS ROLLING=&gt;INDUSTRIAL(Crisis chip: full category)','7: END-CRISIS ROLLING=&gt;ECONOMIC(Crisis chip: full category)','7: END-CRISIS ROLLING=&gt;SOCIAL(Crisis chip: full category)','7: END-CRISIS ROLLING=&gt;1(Dice roll 1D6: crisis cat)','7: END-CRISIS ROLLING=&gt;INDUSTRIAL(Category for crisis)','7: END-CRISIS ROLLING=&gt;INDUSTRIAL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3(Dice roll 1D6: node in ENVIRONMENTAL)','7: END-CRISIS ROLLING=&gt;Freshwater Depletion(Problem for crisis)','7: END-CRISIS ROLLING=&gt;9(Dice roll 2D6: crisis roll for Freshwater Depletion)','7: END-CRISIS ROLLING=&gt;9(Crisis roll for node "Freshwater Depletion")','7: END-CRISIS ROLLING=&gt;9(Dice roll 2D6: crisis roll for Freshwater Depletion)','7: END-CRISIS ROLLING=&gt;9(Crisis roll for node "Freshwater Depletion")','7: END-CRISIS ROLLING=&gt;Freshwater Depletion(Crisis averted)','8: ENGAGE-DRAWING MONEY=&gt;1(Money drawn)','8: ENGAGE-DRAWING CARDS=&gt;('S', 1)(Card drawn: 1)','8: ENGAGE-DRAWING CARDS=&gt;('H', 4)(Card drawn: 2)','8: ENGAGE-CRISIS RISING','8: ENGAGE-DRAWING MONEY=&gt;1(Money drawn)','8: ENGAGE-DRAWING CARDS=&gt;('D', 12)(Card drawn: 1)','8: ENGAGE-DRAWING CARDS=&gt;('H', 8)(Card drawn: 2)','8: ENGAGE-DRAWING MONEY=&gt;1(Money drawn)','8: ENGAGE-DRAWING CARDS=&gt;('C', 13)(Card drawn: 1)','8: ENGAGE-DRAWING CARDS=&gt;('C', 3)(Card drawn: 2)','8: ENGAGE-CRISIS RISING','8: ACTIVATE-ATTEMPTING PROJECTS=&gt;(('C', 6), 'C', 0, "Improved fix 'Chemical Pollution' (ENVIRONMENTAL)")(Skill for project)','8: ACTIVATE-ATTEMPTING PROJECTS=&gt;1(Consultant fees)','8: ACTIVATE-ATTEMPTING PROJECTS=&gt;12(Dice roll 2D6: skill check)','8: ACTIVATE-ATTEMPTING PROJECTS=&gt;1(Added a crisis chip)','8: ACTIVATE-ATTEMPTING PROJECTS=&gt;(('H', 4), 'H', 1, "Base fix 'Low Labour Standards' (LIVING STANDARDS) triggers crisis")(Skill for project)','8: ACTIVATE-ATTEMPTING PROJECTS=&gt;0(Consultant fees)','8: ACTIVATE-ATTEMPTING PROJECTS=&gt;5(Dice roll 2D6: skill check)','8: ACTIVATE-DOING RESEARCH=&gt;None(Start researching)','8: ACTIVATE-ATTEMPTING PROJECTS=&gt;Remove-Tradeoff(Start project: type)','8: ACTIVATE-ATTEMPTING PROJECTS=&gt;INDUSTRIAL(Start project: fix category)','8: ACTIVATE-ATTEMPTING PROJECTS=&gt;Fossil Fuel Dependency(Start project: fix problem)','8: ACTIVATE-ATTEMPTING PROJECTS=&gt;Improved fix 'Fossil Fuel Dependency' (INDUSTRIAL)(Project started)','8: ACTIVATE-ATTEMPTING PROJECTS=&gt;(('D', 12), 'D', 1, "Improved fix 'Chemical Pollution' (ENVIRONMENTAL)")(Skill for project)','8: ACTIVATE-ATTEMPTING PROJECTS=&gt;0(Consultant fees)','8: ACTIVATE-ATTEMPTING PROJECTS=&gt;3(Dice roll 2D6: skill check)','8: ACTIVATE-ATTEMPTING PROJECTS=&gt;(('H', 13), 'H', 0, "Base fix 'Low Labour Standards' (LIVING STANDARDS) triggers crisis")(Skill for project)','8: ACTIVATE-ATTEMPTING PROJECTS=&gt;0(Consultant fees)','8: ACTIVATE-ATTEMPTING PROJECTS=&gt;8(Dice roll 2D6: skill check)','8: ACTIVATE-ATTEMPTING PROJECTS=&gt;None(Skill for project)','8: ACTIVATE-DOING RESEARCH=&gt;None(Start researching)','8: ACTIVATE-ATTEMPTING PROJECTS=&gt;(('C', 3), 'C', 1, "Base fix 'Low Labour Standards' (LIVING STANDARDS) triggers crisis")(Skill for project)','8: ACTIVATE-ATTEMPTING PROJECTS=&gt;2(Consultant fees)','8: ACTIVATE-ATTEMPTING PROJECTS=&gt;6(Dice roll 2D6: skill check)','8: ACTIVATE-ATTEMPTING PROJECTS=&gt;(('C', 13), 'C', 1, "Improved fix 'Chemical Pollution' (ENVIRONMENTAL)")(Skill for project)','8: ACTIVATE-ATTEMPTING PROJECTS=&gt;0(Consultant fees)','8: ACTIVATE-ATTEMPTING PROJECTS=&gt;7(Dice roll 2D6: skill check)','8: ACTIVATE-ATTEMPTING PROJECTS=&gt;(('C', 3), 'C', 1, "Base fix 'Low Labour Standards' (LIVING STANDARDS) triggers crisis")(Skill for project)','8: ACTIVATE-ATTEMPTING PROJECTS=&gt;1(Consultant fees)','8: ACTIVATE-ATTEMPTING PROJECTS=&gt;11(Dice roll 2D6: skill check)','8: ACTIVATE-ATTEMPTING PROJECTS=&gt;(('C', 9), 'C', 0, "Improved fix 'Chemical Pollution' (ENVIRONMENTAL)")(Skill for project)','8: ACTIVATE-ATTEMPTING PROJECTS=&gt;6(Dice roll 2D6: skill check)','8: ACTIVATE-DOING RESEARCH=&gt;None(Start researching)','9: END-FINALIZING=&gt;Improved fix 'Fossil Fuel Dependency' (INDUSTRIAL)(Project abandoned)','9: END-CRISIS ROLLING=&gt;INDUSTRIAL(Crisis chip: full category)','9: END-CRISIS ROLLING=&gt;ECONOMIC(Crisis chip: full category)','9: END-CRISIS ROLLING=&gt;SOCIAL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3(Dice roll 1D6: node in ENVIRONMENTAL)','9: END-CRISIS ROLLING=&gt;Freshwater Depletion(Problem for crisis)','9: END-CRISIS ROLLING=&gt;4(Dice roll 2D6: crisis roll for Freshwater Depletion)','9: END-CRISIS ROLLING=&gt;4(Crisis roll for node "Freshwater Depletion")','9: END-CRISIS ROLLING=&gt;Clean Water Shortage(Now in crisis (cascaded from: Freshwater Depletion))','9: END-CRISIS ROLLING=&gt;Energy Shortage(Now in crisis (cascaded from: Freshwater Depletion)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4(Dice roll 1D6: node in LIVING STANDARDS)','9: END-CRISIS ROLLING=&gt;6(Dice roll 1D6: node in LIVING STANDARDS)','9: END-CRISIS ROLLING=&gt;5(Dice roll 1D6: node in LIVING STANDARDS)','9: END-CRISIS ROLLING=&gt;2(Dice roll 1D6: node in LIVING STANDARDS)','9: END-CRISIS ROLLING=&gt;Low Labour Standards(Problem for crisis)','9: END-CRISIS ROLLING=&gt;5(Dice roll 2D6: crisis roll for Low Labour Standards)','9: END-CRISIS ROLLING=&gt;5(Crisis roll for node "Low Labour Standards")','9: END-CRISIS ROLLING=&gt;Low Labour Standards(Now in crisis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2(Dice roll 1D6: node in ENVIRONMENTAL)','9: END-CRISIS ROLLING=&gt;Climate Change(Problem for crisis)','9: END-CRISIS ROLLING=&gt;6(Dice roll 2D6: crisis roll for Climate Change)','9: END-CRISIS ROLLING=&gt;6(Crisis roll for node "Climate Change")','9: END-CRISIS ROLLING=&gt;Climate Change(Now in crisis)','9: ENGAGE-DRAWING MONEY=&gt;1(Money drawn)','9: ENGAGE-DRAWING CARDS=&gt;('C', 5)(Card drawn: 1)','9: ENGAGE-DRAWING CARDS=&gt;('S', 12)(Card drawn: 2)','9: ENGAGE-CRISIS RISING','9: ENGAGE-DRAWING MONEY=&gt;1(Money drawn)','9: ENGAGE-DRAWING CARDS=&gt;('S', 4)(Card drawn: 1)','9: ENGAGE-DRAWING CARDS=&gt;('H', 3)(Card drawn: 2)','9: ENGAGE-DRAWING MONEY=&gt;1(Money drawn)','9: ENGAGE-DRAWING CARDS=&gt;('C', 8)(Card drawn: 1)','9: ENGAGE-DRAWING CARDS=&gt;('C', 7)(Card drawn: 2)','9: ENGAGE-CRISIS RISING','9: ACTIVATE-ATTEMPTING PROJECTS=&gt;None(Skill for project)','9: ACTIVATE-DOING RESEARCH=&gt;None(Start researching)','9: ACTIVATE-ATTEMPTING PROJECTS=&gt;Base(Start project: type)','9: ACTIVATE-ATTEMPTING PROJECTS=&gt;ECONOMIC(Start project: fix category)','9: ACTIVATE-ATTEMPTING PROJECTS=&gt;Inflation(Start project: fix problem)','9: ACTIVATE-ATTEMPTING PROJECTS=&gt;Base fix 'Inflation' (ECONOMIC) triggers crisis(Project started)','9: ACTIVATE-ATTEMPTING PROJECTS=&gt;(('H', 3), 'H', 2, "Base fix 'Low Labour Standards' (LIVING STANDARDS) triggers crisis")(Skill for project)','9: ACTIVATE-ATTEMPTING PROJECTS=&gt;3(Consultant fees)','9: ACTIVATE-ATTEMPTING PROJECTS=&gt;11(Dice roll 2D6: skill check)','9: ACTIVATE-ATTEMPTING PROJECTS=&gt;None(Skill for project)','9: ACTIVATE-DOING RESEARCH=&gt;None(Start researching)','9: ACTIVATE-ATTEMPTING PROJECTS=&gt;(('C', 7), 'C', 1, "Improved fix 'Chemical Pollution' (ENVIRONMENTAL)")(Skill for project)','9: ACTIVATE-ATTEMPTING PROJECTS=&gt;1(Consultant fees)','9: ACTIVATE-ATTEMPTING PROJECTS=&gt;7(Dice roll 2D6: skill check)','9: ACTIVATE-ATTEMPTING PROJECTS=&gt;(('C', 8), 'C', 0, "Base fix 'Low Labour Standards' (LIVING STANDARDS) triggers crisis")(Skill for project)','9: ACTIVATE-ATTEMPTING PROJECTS=&gt;7(Dice roll 2D6: skill check)','9: ACTIVATE-DOING RESEARCH=&gt;None(Start researching)','9: END-FINALIZING=&gt;Base fix 'Inflation' (ECONOMIC) triggers crisis(Project abandoned)','9: END-CRISIS ROLLING=&gt;INDUSTRIAL(Crisis chip: full category)','9: END-CRISIS ROLLING=&gt;ECONOMIC(Crisis chip: full category)','9: END-CRISIS ROLLING=&gt;SOCIAL(Crisis chip: full category)','9: END-CRISIS ROLLING=&gt;CLASS(Crisis chip: full category)','9: END-CRISIS ROLLING=&gt;ENVIRONMENTAL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ENVIRONMENTAL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1(Dice roll 1D6: node in LIVING STANDARDS)','9: END-CRISIS ROLLING=&gt;Discrimination(Problem for crisis)','9: END-CRISIS ROLLING=&gt;9(Dice roll 2D6: crisis roll for Discrimination)','9: END-CRISIS ROLLING=&gt;9(Crisis roll for node "Discrimination")','9: END-CRISIS ROLLING=&gt;6(Dice roll 2D6: crisis roll for Discrimination)','9: END-CRISIS ROLLING=&gt;6(Crisis roll for node "Discrimination")','9: END-CRISIS ROLLING=&gt;Discrimination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3, 15, 17, 19, 22, 24, 26, 28]}</text:p>
          </table:table-cell>
          <table:table-cell table:style-name="Gnumeric-default" office:value-type="string">
            <text:p>{'abandoned-project': [[], [], [], [], [], [], [], [True, True], [], [], [], [], [], [], [], [], [], [], [], [], [], [], [], [], [], [], [], [True], [], [], [], [], [], [], [True], [], [], [], [], [], [], [], [], [], [], [], [], [], [], [], [], [], [], [], [True], [], [], [], [], [], [], [True], [], [], [], [], [], [], [], [], [], [True], [], [], [], [], [], [], [], [], [], [True], [], [], [], [], [], [], []]}</text:p>
          </table:table-cell>
          <table:table-cell table:style-name="Gnumeric-default" office:value-type="string">
            <text:p>['0: ENGAGE-DRAWING MONEY=&gt;3(Money drawn)','0: ENGAGE-DRAWING CARDS=&gt;('D', 11)(Card drawn: 1)','0: ENGAGE-DRAWING CARDS=&gt;('H', 3)(Card drawn: 2)','0: ENGAGE-CRISIS RISING','0: ENGAGE-DRAWING MONEY=&gt;3(Money drawn)','0: ENGAGE-DRAWING CARDS=&gt;('D', 3)(Card drawn: 1)','0: ENGAGE-DRAWING CARDS=&gt;('D', 1)(Card drawn: 2)','0: ENGAGE-DRAWING MONEY=&gt;3(Money drawn)','0: ENGAGE-DRAWING CARDS=&gt;('H', 8)(Card drawn: 1)','0: ENGAGE-DRAWING CARDS=&gt;('D', 5)(Card drawn: 2)','0: ENGAGE-CRISIS RISING','0: ACTIVATE-ATTEMPTING PROJECTS=&gt;None(Start project: type)','0: ACTIVATE-DOING RESEARCH=&gt;None(Start researching)','0: ACTIVATE-ATTEMPTING PROJECTS=&gt;Remove-Tradeoff(Start project: type)','0: ACTIVATE-ATTEMPTING PROJECTS=&gt;ENVIRONMENTAL(Start project: fix category)','0: ACTIVATE-ATTEMPTING PROJECTS=&gt;Freshwater Depletion(Start project: fix problem)','0: ACTIVATE-ATTEMPTING PROJECTS=&gt;Improved fix 'Freshwater Depletion' (ENVIRONMENTAL)(Project started)','0: ACTIVATE-ATTEMPTING PROJECTS=&gt;None(Skill for project)','0: ACTIVATE-DOING RESEARCH=&gt;None(Start researching)','0: ACTIVATE-ATTEMPTING PROJECTS=&gt;Remove-Tradeoff(Start project: type)','0: ACTIVATE-ATTEMPTING PROJECTS=&gt;ECONOMIC(Start project: fix category)','0: ACTIVATE-ATTEMPTING PROJECTS=&gt;Inefficiency(Start project: fix problem)','0: ACTIVATE-ATTEMPTING PROJECTS=&gt;Improved fix 'Inefficiency' (ECONOMIC)(Project started)','0: ACTIVATE-ATTEMPTING PROJECTS=&gt;None(Skill for project)','0: ACTIVATE-DOING RESEARCH=&gt;None(Start researching)','0: END-FINALIZING=&gt;Improved fix 'Freshwater Depletion' (ENVIRONMENTAL)(Project abandoned)','0: END-FINALIZING=&gt;Improved fix 'Inefficiency' (ECONOMIC)(Project abandoned)','0: END-CRISIS ROLLING=&gt;5(Dice roll 1D6: crisis cat)','0: END-CRISIS ROLLING=&gt;ENVIRONMENTAL(Category for crisis)','0: END-CRISIS ROLLING=&gt;1(Dice roll 1D6: node in ENVIRONMENTAL)','0: END-CRISIS ROLLING=&gt;Chemical Pollution(Problem for crisis)','0: END-CRISIS ROLLING=&gt;2(Dice roll 2D6: crisis roll for Chemical Pollution)','0: END-CRISIS ROLLING=&gt;2(Crisis roll for node "Chemical Pollution")','0: END-CRISIS ROLLING=&gt;Chemical Pollution(Now in crisis)','0: END-CRISIS ROLLING=&gt;5(Dice roll 1D6: crisis cat)','0: END-CRISIS ROLLING=&gt;ENVIRONMENTAL(Category for crisis)','0: END-CRISIS ROLLING=&gt;3(Dice roll 1D6: node in ENVIRONMENTAL)','0: END-CRISIS ROLLING=&gt;Freshwater Depletion(Problem for crisis)','0: END-CRISIS ROLLING=&gt;5(Dice roll 2D6: crisis roll for Freshwater Depletion)','0: END-CRISIS ROLLING=&gt;5(Crisis roll for node "Freshwater Depletion")','0: END-CRISIS ROLLING=&gt;Freshwater Depletion(Now in crisis)','1: ENGAGE-DRAWING MONEY=&gt;3(Money drawn)','1: ENGAGE-DRAWING CARDS=&gt;('H', 7)(Card drawn: 1)','1: ENGAGE-DRAWING CARDS=&gt;('H', 6)(Card drawn: 2)','1: ENGAGE-CRISIS RISING','1: ENGAGE-DRAWING MONEY=&gt;3(Money drawn)','1: ENGAGE-DRAWING CARDS=&gt;('S', 6)(Card drawn: 1)','1: ENGAGE-DRAWING CARDS=&gt;('D', 10)(Card drawn: 2)','1: ENGAGE-DRAWING MONEY=&gt;3(Money drawn)','1: ENGAGE-DRAWING CARDS=&gt;('C', 13)(Card drawn: 1)','1: ENGAGE-DRAWING CARDS=&gt;('D', 12)(Card drawn: 2)','1: ENGAGE-CRISIS RISING','1: ACTIVATE-ATTEMPTING PROJECTS=&gt;Base(Start project: type)','1: ACTIVATE-ATTEMPTING PROJECTS=&gt;ENVIRONMENTAL(Start project: fix category)','1: ACTIVATE-ATTEMPTING PROJECTS=&gt;Air &amp; Ozone Degradation(Start project: fix problem)','1: ACTIVATE-ATTEMPTING PROJECTS=&gt;Base fix 'Air &amp; Ozone Degradation' (ENVIRONMENTAL) triggers crisis(Project started)','1: ACTIVATE-ATTEMPTING PROJECTS=&gt;(('D', 11), 'D', 0, "Base fix 'Air &amp; Ozone Degradation' (ENVIRONMENTAL) triggers crisis")(Skill for project)','1: ACTIVATE-ATTEMPTING PROJECTS=&gt;1(Consultant fees)','1: ACTIVATE-ATTEMPTING PROJECTS=&gt;9(Dice roll 2D6: skill check)','1: ACTIVATE-DOING RESEARCH=&gt;None(Start researching)','1: ACTIVATE-ATTEMPTING PROJECTS=&gt;Remove-Tradeoff(Start project: type)','1: ACTIVATE-ATTEMPTING PROJECTS=&gt;ECONOMIC(Start project: fix category)','1: ACTIVATE-ATTEMPTING PROJECTS=&gt;Inflation(Start project: fix problem)','1: ACTIVATE-ATTEMPTING PROJECTS=&gt;Improved fix 'Inflation' (ECONOMIC)(Project started)','1: ACTIVATE-ATTEMPTING PROJECTS=&gt;(('S', 6), 'S', 2, "Improved fix 'Inflation' (ECONOMIC)")(Skill for project)','1: ACTIVATE-ATTEMPTING PROJECTS=&gt;0(Consultant fees)','1: ACTIVATE-ATTEMPTING PROJECTS=&gt;11(Dice roll 2D6: skill check)','1: ACTIVATE-ATTEMPTING PROJECTS=&gt;(('D', 3), 'D', 0, "Improved fix 'Inflation' (ECONOMIC)")(Skill for project)','1: ACTIVATE-ATTEMPTING PROJECTS=&gt;1(Consultant fees)','1: ACTIVATE-ATTEMPTING PROJECTS=&gt;8(Dice roll 2D6: skill check)','1: ACTIVATE-ATTEMPTING PROJECTS=&gt;None(Skill for project)','1: ACTIVATE-DOING RESEARCH=&gt;None(Start researching)','1: ACTIVATE-ATTEMPTING PROJECTS=&gt;Base(Start project: type)','1: ACTIVATE-ATTEMPTING PROJECTS=&gt;SOCIAL(Start project: fix category)','1: ACTIVATE-ATTEMPTING PROJECTS=&gt;Education(Start project: fix problem)','1: ACTIVATE-ATTEMPTING PROJECTS=&gt;Base fix 'Education' (SOCIAL) triggers crisis(Project started)','1: ACTIVATE-ATTEMPTING PROJECTS=&gt;(('D', 12), 'D', 3, "Base fix 'Education' (SOCIAL) triggers crisis")(Skill for project)','1: ACTIVATE-ATTEMPTING PROJECTS=&gt;0(Consultant fees)','1: ACTIVATE-ATTEMPTING PROJECTS=&gt;4(Dice roll 2D6: skill check)','1: ACTIVATE-ATTEMPTING PROJECTS=&gt;(('D', 5), 'D', 1, "Base fix 'Education' (SOCIAL) triggers crisis")(Skill for project)','1: ACTIVATE-ATTEMPTING PROJECTS=&gt;4(Consultant fees)','1: ACTIVATE-ATTEMPTING PROJECTS=&gt;9(Dice roll 2D6: skill check)','1: ACTIVATE-ATTEMPTING PROJECTS=&gt;(('H', 8), 'H', 0, "Base fix 'Education' (SOCIAL) triggers crisis")(Skill for project)','1: ACTIVATE-ATTEMPTING PROJECTS=&gt;2(Consultant fees)','1: ACTIVATE-ATTEMPTING PROJECTS=&gt;4(Dice roll 2D6: skill check)','1: ACTIVATE-DOING RESEARCH=&gt;None(Start researching)','1: END-CRISIS ROLLING=&gt;2(Dice roll 1D6: crisis cat)','1: END-CRISIS ROLLING=&gt;ECONOMIC(Category for crisis)','1: END-CRISIS ROLLING=&gt;2(Dice roll 1D6: node in ECONOMIC)','1: END-CRISIS ROLLING=&gt;Market Externalities(Problem for crisis)','1: END-CRISIS ROLLING=&gt;11(Dice roll 2D6: crisis roll for Market Externalities)','1: END-CRISIS ROLLING=&gt;11(Crisis roll for node "Market Externalities")','1: END-CRISIS ROLLING=&gt;2(Dice roll 2D6: crisis roll for Market Externalities)','1: END-CRISIS ROLLING=&gt;2(Crisis roll for node "Market Externalities")','1: END-CRISIS ROLLING=&gt;Economic Inequality(Now in crisis (cascaded from: Market Externalities))','1: END-CRISIS ROLLING=&gt;Inefficiency(Now in crisis (cascaded from: Market Externalities))','2: ENGAGE-DRAWING MONEY=&gt;2(Money drawn)','2: ENGAGE-DRAWING CARDS=&gt;('C', 4)(Card drawn: 1)','2: ENGAGE-DRAWING CARDS=&gt;('H', 2)(Card drawn: 2)','2: ENGAGE-CRISIS RISING','2: ENGAGE-DRAWING MONEY=&gt;2(Money drawn)','2: ENGAGE-DRAWING CARDS=&gt;('H', 10)(Card drawn: 1)','2: ENGAGE-DRAWING CARDS=&gt;('D', 2)(Card drawn: 2)','2: ENGAGE-DRAWING MONEY=&gt;2(Money drawn)','2: ENGAGE-DRAWING CARDS=&gt;('S', 14)(Card drawn: 1)','2: ENGAGE-DRAWING CARDS=&gt;('D', 8)(Card drawn: 2)','2: ENGAGE-CRISIS RISING','2: ACTIVATE-ATTEMPTING PROJECTS=&gt;(('H', 3), 'H', 0, "Base fix 'Education' (SOCIAL) triggers crisis")(Skill for project)','2: ACTIVATE-ATTEMPTING PROJECTS=&gt;5(Consultant fees)','2: ACTIVATE-ATTEMPTING PROJECTS=&gt;7(Dice roll 2D6: skill check)','2: ACTIVATE-ATTEMPTING PROJECTS=&gt;(('H', 2), 'H', 3, "Base fix 'Education' (SOCIAL) triggers crisis")(Skill for project)','2: ACTIVATE-ATTEMPTING PROJECTS=&gt;1(Consultant fees)','2: ACTIVATE-ATTEMPTING PROJECTS=&gt;9(Dice roll 2D6: skill check)','2: ACTIVATE-ATTEMPTING PROJECTS=&gt;(('H', 7), 'H', 0, "Base fix 'Education' (SOCIAL) triggers crisis")(Skill for project)','2: ACTIVATE-ATTEMPTING PROJECTS=&gt;0(Consultant fees)','2: ACTIVATE-ATTEMPTING PROJECTS=&gt;6(Dice roll 2D6: skill check)','2: ACTIVATE-ATTEMPTING PROJECTS=&gt;(('C', 4), 'C', 1, "Base fix 'Air &amp; Ozone Degradation' (ENVIRONMENTAL) triggers crisis")(Skill for project)','2: ACTIVATE-ATTEMPTING PROJECTS=&gt;1(Consultant fees)','2: ACTIVATE-ATTEMPTING PROJECTS=&gt;9(Dice roll 2D6: skill check)','2: ACTIVATE-ATTEMPTING PROJECTS=&gt;(('H', 6), 'H', 0, "Base fix 'Education' (SOCIAL) triggers crisis")(Skill for project)','2: ACTIVATE-ATTEMPTING PROJECTS=&gt;3(Dice roll 2D6: skill check)','2: ACTIVATE-DOING RESEARCH=&gt;None(Start researching)','2: ACTIVATE-ATTEMPTING PROJECTS=&gt;None(Skill for project)','2: ACTIVATE-DOING RESEARCH=&gt;None(Start researching)','2: ACTIVATE-ATTEMPTING PROJECTS=&gt;(('D', 8), 'D', 2, "Base fix 'Air &amp; Ozone Degradation' (ENVIRONMENTAL) triggers crisis")(Skill for project)','2: ACTIVATE-ATTEMPTING PROJECTS=&gt;0(Consultant fees)','2: ACTIVATE-ATTEMPTING PROJECTS=&gt;4(Dice roll 2D6: skill check)','2: ACTIVATE-ATTEMPTING PROJECTS=&gt;(('S', 14), 'H', 1, "Base fix 'Education' (SOCIAL) triggers crisis")(Skill for project)','2: ACTIVATE-ATTEMPTING PROJECTS=&gt;(('C', 13), 'C', 0, "Base fix 'Air &amp; Ozone Degradation' (ENVIRONMENTAL) triggers crisis")(Skill for project)','2: ACTIVATE-ATTEMPTING PROJECTS=&gt;1(Consultant fees)','2: ACTIVATE-ATTEMPTING PROJECTS=&gt;6(Dice roll 2D6: skill check)','2: ACTIVATE-DOING RESEARCH=&gt;None(Start researching)','3: END-FINALIZING=&gt;Improved fix 'Inflation' (ECONOMIC)(Project abandoned)','3: END-FINALIZING=&gt;Base fix 'Education' (SOCIAL) triggers crisis(Project overskilled for "('S', 14)")','3: END-CRISIS ROLLING=&gt;4(Dice roll 1D6: crisis cat)','3: END-CRISIS ROLLING=&gt;CLASS(Category for crisis)','3: END-CRISIS ROLLING=&gt;3(Dice roll 1D6: node in CLASS)','3: END-CRISIS ROLLING=&gt;Clean Water Shortage(Problem for crisis)','3: END-CRISIS ROLLING=&gt;8(Dice roll 2D6: crisis roll for Clean Water Shortage)','3: END-CRISIS ROLLING=&gt;8(Crisis roll for node "Clean Water Shortage")','3: END-CRISIS ROLLING=&gt;Clean Water Shortage(Now in crisis)','3: END-CRISIS ROLLING=&gt;1(Dice roll 1D6: crisis cat)','3: END-CRISIS ROLLING=&gt;INDUSTRIAL(Category for crisis)','3: END-CRISIS ROLLING=&gt;5(Dice roll 1D6: node in INDUSTRIAL)','3: END-CRISIS ROLLING=&gt;6(Dice roll 1D6: node in INDUSTRIAL)','3: END-CRISIS ROLLING=&gt;1(Dice roll 1D6: node in INDUSTRIAL)','3: END-CRISIS ROLLING=&gt;Polluting Industry(Problem for crisis)','3: END-CRISIS ROLLING=&gt;2(Dice roll 2D6: crisis roll for Polluting Industry)','3: END-CRISIS ROLLING=&gt;2(Crisis roll for node "Polluting Industry")','3: END-CRISIS ROLLING=&gt;Air &amp; Ozone Degradation(Now in crisis (cascaded from: Polluting Industry))','3: ENGAGE-DRAWING MONEY=&gt;2(Money drawn)','3: ENGAGE-DRAWING CARDS=&gt;('H', 8)(Card drawn: 1)','3: ENGAGE-DRAWING CARDS=&gt;('H', 7)(Card drawn: 2)','3: ENGAGE-CRISIS RISING','3: ENGAGE-DRAWING MONEY=&gt;2(Money drawn)','3: ENGAGE-DRAWING CARDS=&gt;('D', 4)(Card drawn: 1)','3: ENGAGE-DRAWING CARDS=&gt;('D', 9)(Card drawn: 2)','3: ENGAGE-DRAWING MONEY=&gt;2(Money drawn)','3: ENGAGE-DRAWING CARDS=&gt;('D', 1)(Card drawn: 1)','3: ENGAGE-DRAWING CARDS=&gt;('C', 8)(Card drawn: 2)','3: ENGAGE-CRISIS RISING','3: ACTIVATE-ATTEMPTING PROJECTS=&gt;(('H', 8), 'H', 0, "Base fix 'Education' (SOCIAL) triggers crisis")(Skill for project)','3: ACTIVATE-ATTEMPTING PROJECTS=&gt;0(Consultant fees)','3: ACTIVATE-ATTEMPTING PROJECTS=&gt;6(Dice roll 2D6: skill check)','3: ACTIVATE-ATTEMPTING PROJECTS=&gt;(('H', 7), 'H', 0, "Base fix 'Education' (SOCIAL) triggers crisis")(Skill for project)','3: ACTIVATE-ATTEMPTING PROJECTS=&gt;1(Consultant fees)','3: ACTIVATE-ATTEMPTING PROJECTS=&gt;6(Dice roll 2D6: skill check)','3: ACTIVATE-DOING RESEARCH=&gt;None(Start researching)','3: ACTIVATE-ATTEMPTING PROJECTS=&gt;Base(Start project: type)','3: ACTIVATE-ATTEMPTING PROJECTS=&gt;INDUSTRIAL(Start project: fix category)','3: ACTIVATE-ATTEMPTING PROJECTS=&gt;Unsustainable Harvesting(Start project: fix problem)','3: ACTIVATE-ATTEMPTING PROJECTS=&gt;Base fix 'Unsustainable Harvesting' (INDUSTRIAL) triggers crisis(Project started)','3: ACTIVATE-ATTEMPTING PROJECTS=&gt;(('D', 4), 'D', 4, "Base fix 'Education' (SOCIAL) triggers crisis")(Skill for project)','3: ACTIVATE-ATTEMPTING PROJECTS=&gt;0(Consultant fees)','3: ACTIVATE-ATTEMPTING PROJECTS=&gt;8(Dice roll 2D6: skill check)','3: ACTIVATE-ATTEMPTING PROJECTS=&gt;(('D', 10), 'D', 1, "Base fix 'Air &amp; Ozone Degradation' (ENVIRONMENTAL) triggers crisis")(Skill for project)','3: ACTIVATE-ATTEMPTING PROJECTS=&gt;0(Consultant fees)','3: ACTIVATE-ATTEMPTING PROJECTS=&gt;4(Dice roll 2D6: skill check)','3: ACTIVATE-ATTEMPTING PROJECTS=&gt;(('D', 2), 'D', 2, "Base fix 'Air &amp; Ozone Degradation' (ENVIRONMENTAL) triggers crisis")(Skill for project)','3: ACTIVATE-ATTEMPTING PROJECTS=&gt;0(Consultant fees)','3: ACTIVATE-ATTEMPTING PROJECTS=&gt;7(Dice roll 2D6: skill check)','3: ACTIVATE-ATTEMPTING PROJECTS=&gt;(('D', 9), 'D', 2, "Base fix 'Air &amp; Ozone Degradation' (ENVIRONMENTAL) triggers crisis")(Skill for project)','3: ACTIVATE-ATTEMPTING PROJECTS=&gt;0(Consultant fees)','3: ACTIVATE-ATTEMPTING PROJECTS=&gt;10(Dice roll 2D6: skill check)','3: ACTIVATE-ATTEMPTING PROJECTS=&gt;(('D', 1), 'D', 0, "Base fix 'Air &amp; Ozone Degradation' (ENVIRONMENTAL) triggers crisis")(Skill for project)','3: ACTIVATE-ATTEMPTING PROJECTS=&gt;0(Consultant fees)','3: ACTIVATE-ATTEMPTING PROJECTS=&gt;8(Dice roll 2D6: skill check)','3: ACTIVATE-ATTEMPTING PROJECTS=&gt;(('H', 10), 'H', 0, "Base fix 'Education' (SOCIAL) triggers crisis")(Skill for project)','3: ACTIVATE-ATTEMPTING PROJECTS=&gt;0(Consultant fees)','3: ACTIVATE-ATTEMPTING PROJECTS=&gt;9(Dice roll 2D6: skill check)','3: ACTIVATE-DOING RESEARCH=&gt;None(Start researching)','3: ACTIVATE-ATTEMPTING PROJECTS=&gt;(('D', 1), 'D', 0, "Base fix 'Air &amp; Ozone Degradation' (ENVIRONMENTAL) triggers crisis")(Skill for project)','3: ACTIVATE-ATTEMPTING PROJECTS=&gt;1(Consultant fees)','3: ACTIVATE-ATTEMPTING PROJECTS=&gt;9(Dice roll 2D6: skill check)','3: ACTIVATE-ATTEMPTING PROJECTS=&gt;None(Skill for project)','3: ACTIVATE-DOING RESEARCH=&gt;None(Start researching)','3: END-FINALIZING=&gt;Base fix 'Unsustainable Harvesting' (INDUSTRIAL) triggers crisis(Project abandoned)','3: END-CRISIS ROLLING=&gt;3(Dice roll 1D6: crisis cat)','3: END-CRISIS ROLLING=&gt;SOCIAL(Category for crisis)','3: END-CRISIS ROLLING=&gt;4(Dice roll 1D6: node in SOCIAL)','3: END-CRISIS ROLLING=&gt;Community Networks(Problem for crisis)','3: END-CRISIS ROLLING=&gt;8(Dice roll 2D6: crisis roll for Community Networks)','3: END-CRISIS ROLLING=&gt;8(Crisis roll for node "Community Networks")','3: END-CRISIS ROLLING=&gt;Healthcare(Now in crisis (cascaded from: Community Networks))','3: END-CRISIS ROLLING=&gt;5(Dice roll 1D6: crisis cat)','3: END-CRISIS ROLLING=&gt;ENVIRONMENTAL(Category for crisis)','3: END-CRISIS ROLLING=&gt;5(Dice roll 1D6: node in ENVIRONMENTAL)','3: END-CRISIS ROLLING=&gt;Ocean Degradation(Problem for crisis)','3: END-CRISIS ROLLING=&gt;4(Dice roll 2D6: crisis roll for Ocean Degradation)','3: END-CRISIS ROLLING=&gt;4(Crisis roll for node "Ocean Degradation")','3: END-CRISIS ROLLING=&gt;Ocean Degradation(Now in crisis)','4: ENGAGE-DRAWING MONEY=&gt;2(Money drawn)','4: ENGAGE-DRAWING CARDS=&gt;('S', 4)(Card drawn: 1)','4: ENGAGE-DRAWING CARDS=&gt;('C', 3)(Card drawn: 2)','4: ENGAGE-CRISIS RISING','4: ENGAGE-DRAWING MONEY=&gt;2(Money drawn)','4: ENGAGE-DRAWING CARDS=&gt;('S', 9)(Card drawn: 1)','4: ENGAGE-DRAWING CARDS=&gt;('D', 10)(Card drawn: 2)','4: ENGAGE-DRAWING MONEY=&gt;2(Money drawn)','4: ENGAGE-DRAWING CARDS=&gt;('H', 2)(Card drawn: 1)','4: ENGAGE-DRAWING CARDS=&gt;('D', 7)(Card drawn: 2)','4: ENGAGE-CRISIS RISING','4: ACTIVATE-ATTEMPTING PROJECTS=&gt;(('C', 3), 'C', 1, "Base fix 'Air &amp; Ozone Degradation' (ENVIRONMENTAL) triggers crisis")(Skill for project)','4: ACTIVATE-ATTEMPTING PROJECTS=&gt;2(Consultant fees)','4: ACTIVATE-ATTEMPTING PROJECTS=&gt;6(Dice roll 2D6: skill check)','4: ACTIVATE-DOING RESEARCH=&gt;None(Start researching)','4: ACTIVATE-ATTEMPTING PROJECTS=&gt;None(Start project: type)','4: ACTIVATE-ATTEMPTING PROJECTS=&gt;None(Skill for project)','4: ACTIVATE-DOING RESEARCH=&gt;None(Start researching)','4: ACTIVATE-ATTEMPTING PROJECTS=&gt;(('D', 7), 'D', 2, "Base fix 'Air &amp; Ozone Degradation' (ENVIRONMENTAL) triggers crisis")(Skill for project)','4: ACTIVATE-ATTEMPTING PROJECTS=&gt;4(Consultant fees)','4: ACTIVATE-ATTEMPTING PROJECTS=&gt;7(Dice roll 2D6: skill check)','4: ACTIVATE-ATTEMPTING PROJECTS=&gt;(('C', 8), 'C', 0, "Base fix 'Air &amp; Ozone Degradation' (ENVIRONMENTAL) triggers crisis")(Skill for project)','4: ACTIVATE-ATTEMPTING PROJECTS=&gt;8(Dice roll 2D6: skill check)','4: ACTIVATE-ATTEMPTING PROJECTS=&gt;(('H', 2), 'H', 0, "Base fix 'Education' (SOCIAL) triggers crisis")(Skill for project)','4: ACTIVATE-ATTEMPTING PROJECTS=&gt;4(Dice roll 2D6: skill check)','4: ACTIVATE-DOING RESEARCH=&gt;None(Start researching)','4: END-CRISIS ROLLING=&gt;6(Dice roll 1D6: crisis cat)','4: END-CRISIS ROLLING=&gt;LIVING STANDARDS(Category for crisis)','4: END-CRISIS ROLLING=&gt;2(Dice roll 1D6: node in LIVING STANDARDS)','4: END-CRISIS ROLLING=&gt;Low Labour Standards(Problem for crisis)','4: END-CRISIS ROLLING=&gt;6(Dice roll 2D6: crisis roll for Low Labour Standards)','4: END-CRISIS ROLLING=&gt;6(Crisis roll for node "Low Labour Standards")','4: END-CRISIS ROLLING=&gt;Low Labour Standards(Now in crisis)','4: END-CRISIS ROLLING=&gt;3(Dice roll 1D6: crisis cat)','4: END-CRISIS ROLLING=&gt;SOCIAL(Category for crisis)','4: END-CRISIS ROLLING=&gt;5(Dice roll 1D6: node in SOCIAL)','4: END-CRISIS ROLLING=&gt;4(Dice roll 1D6: node in SOCIAL)','4: END-CRISIS ROLLING=&gt;Community Networks(Problem for crisis)','4: END-CRISIS ROLLING=&gt;6(Dice roll 2D6: crisis roll for Community Networks)','4: END-CRISIS ROLLING=&gt;6(Crisis roll for node "Community Networks")','4: END-CRISIS ROLLING=&gt;Political Voice(Now in crisis (cascaded from: Community Networks))','5: ENGAGE-DRAWING MONEY=&gt;2(Money drawn)','5: ENGAGE-DRAWING CARDS=&gt;('S', 5)(Card drawn: 1)','5: ENGAGE-DRAWING CARDS=&gt;('H', 11)(Card drawn: 2)','5: ENGAGE-CRISIS RISING','5: ENGAGE-DRAWING MONEY=&gt;2(Money drawn)','5: ENGAGE-DRAWING CARDS=&gt;('C', 8)(Card drawn: 1)','5: ENGAGE-DRAWING CARDS=&gt;('D', 13)(Card drawn: 2)','5: ENGAGE-DRAWING MONEY=&gt;2(Money drawn)','5: ENGAGE-DRAWING CARDS=&gt;('D', 12)(Card drawn: 1)','5: ENGAGE-DRAWING CARDS=&gt;('D', 5)(Card drawn: 2)','5: ENGAGE-CRISIS RISING','5: ACTIVATE-ATTEMPTING PROJECTS=&gt;(('H', 11), 'H', 2, "Base fix 'Education' (SOCIAL) triggers crisis")(Skill for project)','5: ACTIVATE-ATTEMPTING PROJECTS=&gt;0(Consultant fees)','5: ACTIVATE-ATTEMPTING PROJECTS=&gt;4(Dice roll 2D6: skill check)','5: ACTIVATE-DOING RESEARCH=&gt;None(Start researching)','5: ACTIVATE-ATTEMPTING PROJECTS=&gt;Base(Start project: type)','5: ACTIVATE-ATTEMPTING PROJECTS=&gt;ENVIRONMENTAL(Start project: fix category)','5: ACTIVATE-ATTEMPTING PROJECTS=&gt;Biodiversity Loss(Start project: fix problem)','5: ACTIVATE-ATTEMPTING PROJECTS=&gt;Base fix 'Biodiversity Loss' (ENVIRONMENTAL) triggers crisis(Project started)','5: ACTIVATE-ATTEMPTING PROJECTS=&gt;(('D', 10), 'D', 1, "Base fix 'Education' (SOCIAL) triggers crisis")(Skill for project)','5: ACTIVATE-ATTEMPTING PROJECTS=&gt;1(Consultant fees)','5: ACTIVATE-ATTEMPTING PROJECTS=&gt;9(Dice roll 2D6: skill check)','5: ACTIVATE-ATTEMPTING PROJECTS=&gt;(('C', 8), 'C', 1, "Base fix 'Biodiversity Loss' (ENVIRONMENTAL) triggers crisis")(Skill for project)','5: ACTIVATE-ATTEMPTING PROJECTS=&gt;0(Consultant fees)','5: ACTIVATE-ATTEMPTING PROJECTS=&gt;9(Dice roll 2D6: skill check)','5: ACTIVATE-ATTEMPTING PROJECTS=&gt;(('D', 13), 'D', 1, "Base fix 'Education' (SOCIAL) triggers crisis")(Skill for project)','5: ACTIVATE-ATTEMPTING PROJECTS=&gt;0(Consultant fees)','5: ACTIVATE-ATTEMPTING PROJECTS=&gt;7(Dice roll 2D6: skill check)','5: ACTIVATE-DOING RESEARCH=&gt;None(Start researching)','5: ACTIVATE-ATTEMPTING PROJECTS=&gt;(('D', 5), 'D', 1, "Base fix 'Education' (SOCIAL) triggers crisis")(Skill for project)','5: ACTIVATE-ATTEMPTING PROJECTS=&gt;0(Consultant fees)','5: ACTIVATE-ATTEMPTING PROJECTS=&gt;7(Dice roll 2D6: skill check)','5: ACTIVATE-ATTEMPTING PROJECTS=&gt;None(Skill for project)','5: ACTIVATE-DOING RESEARCH=&gt;None(Start researching)','6: END-FINALIZING=&gt;Base fix 'Air &amp; Ozone Degradation' (ENVIRONMENTAL) triggers crisis(Project abandoned)','6: END-CRISIS ROLLING=&gt;5(Dice roll 1D6: crisis cat)','6: END-CRISIS ROLLING=&gt;ENVIRONMENTAL(Category for crisis)','6: END-CRISIS ROLLING=&gt;3(Dice roll 1D6: node in ENVIRONMENTAL)','6: END-CRISIS ROLLING=&gt;Freshwater Depletion(Problem for crisis)','6: END-CRISIS ROLLING=&gt;7(Dice roll 2D6: crisis roll for Freshwater Depletion)','6: END-CRISIS ROLLING=&gt;7(Crisis roll for node "Freshwater Depletion")','6: END-CRISIS ROLLING=&gt;Energy Shortage(Now in crisis (cascaded from: Freshwater Depletion))','6: END-CRISIS ROLLING=&gt;Food Shortage(Now in crisis (cascaded from: Freshwater Depletion))','6: END-CRISIS ROLLING=&gt;4(Dice roll 1D6: crisis cat)','6: END-CRISIS ROLLING=&gt;CLASS(Category for crisis)','6: END-CRISIS ROLLING=&gt;CLASS(Crisis chip: full category)','6: END-CRISIS ROLLING=&gt;2(Dice roll 1D6: crisis cat)','6: END-CRISIS ROLLING=&gt;ECONOMIC(Category for crisis)','6: END-CRISIS ROLLING=&gt;3(Dice roll 1D6: node in ECONOMIC)','6: END-CRISIS ROLLING=&gt;Inefficiency(Crisis chip: overwhelmed problem)','6: END-CRISIS ROLLING=&gt;5(Dice roll 1D6: crisis cat)','6: END-CRISIS ROLLING=&gt;ENVIRONMENTAL(Category for crisis)','6: END-CRISIS ROLLING=&gt;6(Dice roll 1D6: node in ENVIRONMENTAL)','6: END-CRISIS ROLLING=&gt;3(Dice roll 1D6: node in ENVIRONMENTAL)','6: END-CRISIS ROLLING=&gt;Freshwater Depletion(Problem for crisis)','6: END-CRISIS ROLLING=&gt;7(Dice roll 2D6: crisis roll for Freshwater Depletion)','6: END-CRISIS ROLLING=&gt;7(Crisis roll for node "Freshwater Depletion")','6: END-CRISIS ROLLING=&gt;Education(Now in crisis (cascaded from: Freshwater Depletion))','6: ENGAGE-DRAWING MONEY=&gt;2(Money drawn)','6: ENGAGE-DRAWING CARDS=&gt;('S', 9)(Card drawn: 1)','6: ENGAGE-DRAWING CARDS=&gt;('C', 12)(Card drawn: 2)','6: ENGAGE-CRISIS RISING','6: ENGAGE-DRAWING MONEY=&gt;2(Money drawn)','6: ENGAGE-DRAWING CARDS=&gt;('S', 10)(Card drawn: 1)','6: ENGAGE-DRAWING CARDS=&gt;('H', 9)(Card drawn: 2)','6: ENGAGE-DRAWING MONEY=&gt;2(Money drawn)','6: ENGAGE-DRAWING CARDS=&gt;('H', 12)(Card drawn: 1)','6: ENGAGE-DRAWING CARDS=&gt;('C', 6)(Card drawn: 2)','6: ENGAGE-CRISIS RISING','6: ACTIVATE-ATTEMPTING PROJECTS=&gt;None(Start project: type)','6: ACTIVATE-ATTEMPTING PROJECTS=&gt;None(Skill for project)','6: ACTIVATE-DOING RESEARCH=&gt;None(Start researching)','6: ACTIVATE-ATTEMPTING PROJECTS=&gt;(('H', 9), 'H', 2, "Base fix 'Education' (SOCIAL) triggers crisis")(Skill for project)','6: ACTIVATE-ATTEMPTING PROJECTS=&gt;0(Consultant fees)','6: ACTIVATE-ATTEMPTING PROJECTS=&gt;5(Dice roll 2D6: skill check)','6: ACTIVATE-DOING RESEARCH=&gt;None(Start researching)','6: ACTIVATE-ATTEMPTING PROJECTS=&gt;None(Skill for project)','6: ACTIVATE-DOING RESEARCH=&gt;None(Start researching)','6: END-FINALIZING=&gt;Base fix 'Biodiversity Loss' (ENVIRONMENTAL) triggers crisis(Project abandoned)','6: END-CRISIS ROLLING=&gt;CLASS(Crisis chip: full category)','6: END-CRISIS ROLLING=&gt;3(Dice roll 1D6: crisis cat)','6: END-CRISIS ROLLING=&gt;SOCIAL(Category for crisis)','6: END-CRISIS ROLLING=&gt;2(Dice roll 1D6: node in SOCIAL)','6: END-CRISIS ROLLING=&gt;Political Voice(Problem for crisis)','6: END-CRISIS ROLLING=&gt;7(Dice roll 2D6: crisis roll for Political Voice)','6: END-CRISIS ROLLING=&gt;7(Crisis roll for node "Political Voice")','6: END-CRISIS ROLLING=&gt;Peace &amp; Justice(Now in crisis (cascaded from: Political Voice))','6: END-CRISIS ROLLING=&gt;2(Dice roll 1D6: crisis cat)','6: END-CRISIS ROLLING=&gt;ECONOMIC(Category for crisis)','6: END-CRISIS ROLLING=&gt;5(Dice roll 1D6: node in ECONOMIC)','6: END-CRISIS ROLLING=&gt;6(Dice roll 1D6: node in ECONOMIC)','6: END-CRISIS ROLLING=&gt;1(Dice roll 1D6: node in ECONOMIC)','6: END-CRISIS ROLLING=&gt;Monopoly(Problem for crisis)','6: END-CRISIS ROLLING=&gt;8(Dice roll 2D6: crisis roll for Monopoly)','6: END-CRISIS ROLLING=&gt;8(Crisis roll for node "Monopoly")','6: END-CRISIS ROLLING=&gt;Land Conversion(Now in crisis (cascaded from: Monopoly))','7: ENGAGE-DRAWING MONEY=&gt;2(Money drawn)','7: ENGAGE-DRAWING CARDS=&gt;('D', 9)(Card drawn: 1)','7: ENGAGE-DRAWING CARDS=&gt;('C', 11)(Card drawn: 2)','7: ENGAGE-CRISIS RISING','7: ENGAGE-DRAWING MONEY=&gt;2(Money drawn)','7: ENGAGE-DRAWING CARDS=&gt;('S', 7)(Card drawn: 1)','7: ENGAGE-DRAWING CARDS=&gt;('H', 5)(Card drawn: 2)','7: ENGAGE-DRAWING MONEY=&gt;2(Money drawn)','7: ENGAGE-DRAWING CARDS=&gt;('C', 7)(Card drawn: 1)','7: ENGAGE-DRAWING CARDS=&gt;('D', 14)(Card drawn: 2)','7: ENGAGE-CRISIS RISING','7: ACTIVATE-ATTEMPTING PROJECTS=&gt;Base(Start project: type)','7: ACTIVATE-ATTEMPTING PROJECTS=&gt;ECONOMIC(Start project: fix category)','7: ACTIVATE-ATTEMPTING PROJECTS=&gt;Inflation(Start project: fix problem)','7: ACTIVATE-ATTEMPTING PROJECTS=&gt;Base fix 'Inflation' (ECONOMIC) triggers crisis(Project started)','7: ACTIVATE-ATTEMPTING PROJECTS=&gt;None(Skill for project)','7: ACTIVATE-DOING RESEARCH=&gt;None(Start researching)','7: ACTIVATE-ATTEMPTING PROJECTS=&gt;None(Start project: type)','7: ACTIVATE-ATTEMPTING PROJECTS=&gt;(('H', 5), 'H', 3, "Base fix 'Education' (SOCIAL) triggers crisis")(Skill for project)','7: ACTIVATE-ATTEMPTING PROJECTS=&gt;1(Consultant fees)','7: ACTIVATE-ATTEMPTING PROJECTS=&gt;7(Dice roll 2D6: skill check)','7: ACTIVATE-DOING RESEARCH=&gt;None(Start researching)','7: ACTIVATE-ATTEMPTING PROJECTS=&gt;None(Skill for project)','7: ACTIVATE-DOING RESEARCH=&gt;None(Start researching)','7: END-FINALIZING=&gt;Base fix 'Inflation' (ECONOMIC) triggers crisis(Project abandoned)','7: END-CRISIS ROLLING=&gt;SOCIAL(Crisis chip: full category)','7: END-CRISIS ROLLING=&gt;CLASS(Crisis chip: full category)','7: END-CRISIS ROLLING=&gt;5(Dice roll 1D6: crisis cat)','7: END-CRISIS ROLLING=&gt;ENVIRONMENTAL(Category for crisis)','7: END-CRISIS ROLLING=&gt;1(Dice roll 1D6: node in ENVIRONMENTAL)','7: END-CRISIS ROLLING=&gt;Chemical Pollution(Problem for crisis)','7: END-CRISIS ROLLING=&gt;6(Dice roll 2D6: crisis roll for Chemical Pollution)','7: END-CRISIS ROLLING=&gt;6(Crisis roll for node "Chemical Pollution")','7: END-CRISIS ROLLING=&gt;Biodiversity Loss(Now in crisis (cascaded from: Chemical Pollution))','7: END-CRISIS ROLLING=&gt;3(Dice roll 1D6: crisis cat)','7: END-CRISIS ROLLING=&gt;SOCIAL(Category for crisis)','7: END-CRISIS ROLLING=&gt;SOCIAL(Crisis chip: full category)','7: END-CRISIS ROLLING=&gt;4(Dice roll 1D6: crisis cat)','7: END-CRISIS ROLLING=&gt;CLASS(Category for crisis)','7: END-CRISIS ROLLING=&gt;CLASS(Crisis chip: full category)','7: END-CRISIS ROLLING=&gt;1(Dice roll 1D6: crisis cat)','7: END-CRISIS ROLLING=&gt;INDUSTRIAL(Category for crisis)','7: END-CRISIS ROLLING=&gt;4(Dice roll 1D6: node in INDUSTRIAL)','7: END-CRISIS ROLLING=&gt;1(Dice roll 1D6: node in INDUSTRIAL)','7: END-CRISIS ROLLING=&gt;Polluting Industry(Problem for crisis)','7: END-CRISIS ROLLING=&gt;4(Dice roll 2D6: crisis roll for Polluting Industry)','7: END-CRISIS ROLLING=&gt;4(Crisis roll for node "Polluting Industry")','7: END-CRISIS ROLLING=&gt;Sprawl(Now in crisis (cascaded from: Polluting Industry))','8: ENGAGE-DRAWING MONEY=&gt;2(Money drawn)','8: ENGAGE-DRAWING CARDS=&gt;('S', 13)(Card drawn: 1)','8: ENGAGE-DRAWING CARDS=&gt;('H', 6)(Card drawn: 2)','8: ENGAGE-CRISIS RISING','8: ENGAGE-DRAWING MONEY=&gt;2(Money drawn)','8: ENGAGE-DRAWING CARDS=&gt;('S', 3)(Card drawn: 1)','8: ENGAGE-DRAWING CARDS=&gt;('H', 1)(Card drawn: 2)','8: ENGAGE-DRAWING MONEY=&gt;2(Money drawn)','8: ENGAGE-DRAWING CARDS=&gt;('S', 2)(Card drawn: 1)','8: ENGAGE-DRAWING CARDS=&gt;('C', 5)(Card drawn: 2)','8: ENGAGE-CRISIS RISING','8: ACTIVATE-ATTEMPTING PROJECTS=&gt;Base(Start project: type)','8: ACTIVATE-ATTEMPTING PROJECTS=&gt;INDUSTRIAL(Start project: fix category)','8: ACTIVATE-ATTEMPTING PROJECTS=&gt;Unsustainable Harvesting(Start project: fix problem)','8: ACTIVATE-ATTEMPTING PROJECTS=&gt;Base fix 'Unsustainable Harvesting' (INDUSTRIAL) triggers crisis(Project started)','8: ACTIVATE-ATTEMPTING PROJECTS=&gt;None(Skill for project)','8: ACTIVATE-DOING RESEARCH=&gt;None(Start researching)','8: ACTIVATE-ATTEMPTING PROJECTS=&gt;Remove-Tradeoff(Start project: type)','8: ACTIVATE-ATTEMPTING PROJECTS=&gt;INDUSTRIAL(Start project: fix category)','8: ACTIVATE-ATTEMPTING PROJECTS=&gt;Polluting Industry(Start project: fix problem)','8: ACTIVATE-ATTEMPTING PROJECTS=&gt;Improved fix 'Polluting Industry' (INDUSTRIAL)(Project started)','8: ACTIVATE-ATTEMPTING PROJECTS=&gt;(('H', 1), 'H', 4, "Base fix 'Education' (SOCIAL) triggers crisis")(Skill for project)','8: ACTIVATE-ATTEMPTING PROJECTS=&gt;0(Consultant fees)','8: ACTIVATE-ATTEMPTING PROJECTS=&gt;9(Dice roll 2D6: skill check)','8: ACTIVATE-ATTEMPTING PROJECTS=&gt;(('S', 10), 'S', 1, "Improved fix 'Polluting Industry' (INDUSTRIAL)")(Skill for project)','8: ACTIVATE-ATTEMPTING PROJECTS=&gt;0(Consultant fees)','8: ACTIVATE-ATTEMPTING PROJECTS=&gt;11(Dice roll 2D6: skill check)','8: ACTIVATE-ATTEMPTING PROJECTS=&gt;(('S', 7), 'S', 1, "Improved fix 'Polluting Industry' (INDUSTRIAL)")(Skill for project)','8: ACTIVATE-ATTEMPTING PROJECTS=&gt;1(Consultant fees)','8: ACTIVATE-ATTEMPTING PROJECTS=&gt;6(Dice roll 2D6: skill check)','8: ACTIVATE-ATTEMPTING PROJECTS=&gt;None(Skill for project)','8: ACTIVATE-DOING RESEARCH=&gt;None(Start researching)','8: ACTIVATE-ATTEMPTING PROJECTS=&gt;(('D', 12), 'D', 0, "Base fix 'Education' (SOCIAL) triggers crisis")(Skill for project)','8: ACTIVATE-ATTEMPTING PROJECTS=&gt;1(Consultant fees)','8: ACTIVATE-ATTEMPTING PROJECTS=&gt;6(Dice roll 2D6: skill check)','8: ACTIVATE-ATTEMPTING PROJECTS=&gt;(('D', 14), 'D', 3, "Base fix 'Education' (SOCIAL) triggers crisis")(Skill for project)','8: ACTIVATE-ATTEMPTING PROJECTS=&gt;None(Skill for project)','8: ACTIVATE-DOING RESEARCH=&gt;None(Start researching)','9: END-FINALIZING=&gt;Base fix 'Unsustainable Harvesting' (INDUSTRIAL) triggers crisis(Project abandoned)','9: END-FINALIZING=&gt;Base fix 'Education' (SOCIAL) triggers crisis(Project overskilled for "('D', 14)")','9: END-CRISIS ROLLING=&gt;INDUSTRIAL(Crisis chip: full category)','9: END-CRISIS ROLLING=&gt;SOCIAL(Crisis chip: full category)','9: END-CRISIS ROLLING=&gt;CLASS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4(Dice roll 1D6: node in ECONOMIC)','9: END-CRISIS ROLLING=&gt;4(Dice roll 1D6: node in ECONOMIC)','9: END-CRISIS ROLLING=&gt;4(Dice roll 1D6: node in ECONOMIC)','9: END-CRISIS ROLLING=&gt;3(Dice roll 1D6: node in ECONOMIC)','9: END-CRISIS ROLLING=&gt;Inefficiency(Crisis chip: overwhelmed problem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4(Dice roll 1D6: node in ECONOMIC)','9: END-CRISIS ROLLING=&gt;3(Dice roll 1D6: node in ECONOMIC)','9: END-CRISIS ROLLING=&gt;Inefficiency(Crisis chip: overwhelmed problem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6(Dice roll 1D6: node in LIVING STANDARDS)','9: END-CRISIS ROLLING=&gt;5(Dice roll 1D6: node in LIVING STANDARDS)','9: END-CRISIS ROLLING=&gt;6(Dice roll 1D6: node in LIVING STANDARDS)','9: END-CRISIS ROLLING=&gt;2(Dice roll 1D6: node in LIVING STANDARDS)','9: END-CRISIS ROLLING=&gt;Low Labour Standards(Problem for crisis)','9: END-CRISIS ROLLING=&gt;8(Dice roll 2D6: crisis roll for Low Labour Standards)','9: END-CRISIS ROLLING=&gt;8(Crisis roll for node "Low Labour Standards")','9: END-CRISIS ROLLING=&gt;Discrimination(Now in crisis (cascaded from: Low Labour Standards)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3(Dice roll 1D6: node in ECONOMIC)','9: END-CRISIS ROLLING=&gt;Inefficiency(Crisis chip: overwhelmed problem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2(Dice roll 1D6: crisis cat)','9: END-CRISIS ROLLING=&gt;ECONOMIC(Category for crisis)','9: END-CRISIS ROLLING=&gt;3(Dice roll 1D6: node in ECONOMIC)','9: END-CRISIS ROLLING=&gt;Inefficiency(Crisis chip: overwhelmed problem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2(Dice roll 1D6: crisis cat)','9: END-CRISIS ROLLING=&gt;ECONOMIC(Category for crisis)','9: END-CRISIS ROLLING=&gt;4(Dice roll 1D6: node in ECONOMIC)','9: END-CRISIS ROLLING=&gt;5(Dice roll 1D6: node in ECONOMIC)','9: END-CRISIS ROLLING=&gt;2(Dice roll 1D6: node in ECONOMIC)','9: END-CRISIS ROLLING=&gt;Market Externalities(Problem for crisis)','9: END-CRISIS ROLLING=&gt;5(Dice roll 2D6: crisis roll for Market Externalities)','9: END-CRISIS ROLLING=&gt;5(Crisis roll for node "Market Externalities")','9: END-CRISIS ROLLING=&gt;Inflation(Now in crisis (cascaded from: Market Externalities))','9: ENGAGE-DRAWING MONEY=&gt;1(Money drawn)','9: ENGAGE-DRAWING CARDS=&gt;('S', 8)(Card drawn: 1)','9: ENGAGE-DRAWING CARDS=&gt;('H', 14)(Card drawn: 2)','9: ENGAGE-CRISIS RISING','9: ENGAGE-DRAWING MONEY=&gt;1(Money drawn)','9: ENGAGE-DRAWING CARDS=&gt;('S', 8)(Card drawn: 1)','9: ENGAGE-DRAWING CARDS=&gt;('H', 3)(Card drawn: 2)','9: ENGAGE-DRAWING MONEY=&gt;1(Money drawn)','9: ENGAGE-DRAWING CARDS=&gt;('S', 1)(Card drawn: 1)','9: ENGAGE-DRAWING CARDS=&gt;('D', 7)(Card drawn: 2)','9: ENGAGE-CRISIS RISING','9: ACTIVATE-ATTEMPTING PROJECTS=&gt;Base(Start project: type)','9: ACTIVATE-ATTEMPTING PROJECTS=&gt;CLASS(Start project: fix category)','9: ACTIVATE-ATTEMPTING PROJECTS=&gt;Energy Shortage(Start project: fix problem)','9: ACTIVATE-ATTEMPTING PROJECTS=&gt;Base fix 'Energy Shortage' (CLASS) triggers crisis(Project started)','9: ACTIVATE-ATTEMPTING PROJECTS=&gt;(('H', 14), 'D', 9, "Base fix 'Education' (SOCIAL) triggers crisis")(Skill for project)','9: ACTIVATE-ATTEMPTING PROJECTS=&gt;(('S', 9), 'S', 2, "Base fix 'Energy Shortage' (CLASS) triggers crisis")(Skill for project)','9: ACTIVATE-ATTEMPTING PROJECTS=&gt;1(Consultant fees)','9: ACTIVATE-ATTEMPTING PROJECTS=&gt;8(Dice roll 2D6: skill check)','9: ACTIVATE-ATTEMPTING PROJECTS=&gt;(('H', 6), 'H', 6, "Base fix 'Education' (SOCIAL) triggers crisis")(Skill for project)','9: ACTIVATE-ATTEMPTING PROJECTS=&gt;2(Consultant fees)','9: ACTIVATE-ATTEMPTING PROJECTS=&gt;2(Dice roll 2D6: skill check)','9: ACTIVATE-ATTEMPTING PROJECTS=&gt;(('S', 13), 'S', 5, "Base fix 'Energy Shortage' (CLASS) triggers crisis")(Skill for project)','9: ACTIVATE-ATTEMPTING PROJECTS=&gt;0(Consultant fees)','9: ACTIVATE-ATTEMPTING PROJECTS=&gt;9(Dice roll 2D6: skill check)','9: ACTIVATE-ATTEMPTING PROJECTS=&gt;(('C', 12), 'C', 2, "Improved fix 'Polluting Industry' (INDUSTRIAL)")(Skill for project)','9: ACTIVATE-ATTEMPTING PROJECTS=&gt;0(Consultant fees)','9: ACTIVATE-ATTEMPTING PROJECTS=&gt;5(Dice roll 2D6: skill check)','9: ACTIVATE-ATTEMPTING PROJECTS=&gt;(('S', 8), 'S', 4, "Base fix 'Energy Shortage' (CLASS) triggers crisis")(Skill for project)','9: ACTIVATE-ATTEMPTING PROJECTS=&gt;1(Consultant fees)','9: ACTIVATE-ATTEMPTING PROJECTS=&gt;7(Dice roll 2D6: skill check)','9: ACTIVATE-ATTEMPTING PROJECTS=&gt;None(Skill for project)','9: ACTIVATE-DOING RESEARCH=&gt;None(Start researching)','9: ACTIVATE-ATTEMPTING PROJECTS=&gt;(('S', 3), 'S', 1, "Improved fix 'Polluting Industry' (INDUSTRIAL)")(Skill for project)','9: ACTIVATE-ATTEMPTING PROJECTS=&gt;2(Consultant fees)','9: ACTIVATE-ATTEMPTING PROJECTS=&gt;3(Dice roll 2D6: skill check)','9: ACTIVATE-ATTEMPTING PROJECTS=&gt;(('S', 9), 'S', 0, "Improved fix 'Polluting Industry' (INDUSTRIAL)")(Skill for project)','9: ACTIVATE-ATTEMPTING PROJECTS=&gt;0(Consultant fees)','9: ACTIVATE-ATTEMPTING PROJECTS=&gt;10(Dice roll 2D6: skill check)','9: ACTIVATE-ATTEMPTING PROJECTS=&gt;(('H', 3), 'H', 1, "Base fix 'Education' (SOCIAL) triggers crisis")(Skill for project)','9: ACTIVATE-ATTEMPTING PROJECTS=&gt;3(Consultant fees)','9: ACTIVATE-ATTEMPTING PROJECTS=&gt;11(Dice roll 2D6: skill check)','9: ACTIVATE-ATTEMPTING PROJECTS=&gt;None(Skill for project)','9: ACTIVATE-DOING RESEARCH=&gt;None(Start researching)','9: ACTIVATE-ATTEMPTING PROJECTS=&gt;(('H', 12), 'H', 0, "Base fix 'Education' (SOCIAL) triggers crisis")(Skill for project)','9: ACTIVATE-ATTEMPTING PROJECTS=&gt;0(Consultant fees)','9: ACTIVATE-ATTEMPTING PROJECTS=&gt;7(Dice roll 2D6: skill check)','9: ACTIVATE-ATTEMPTING PROJECTS=&gt;(('C', 7), 'C', 1, "Improved fix 'Polluting Industry' (INDUSTRIAL)")(Skill for project)','9: ACTIVATE-ATTEMPTING PROJECTS=&gt;4(Consultant fees)','9: ACTIVATE-ATTEMPTING PROJECTS=&gt;8(Dice roll 2D6: skill check)','9: ACTIVATE-ATTEMPTING PROJECTS=&gt;(('S', 1), 'S', 3, "Improved fix 'Polluting Industry' (INDUSTRIAL)")(Skill for project)','9: ACTIVATE-ATTEMPTING PROJECTS=&gt;0(Consultant fees)','9: ACTIVATE-ATTEMPTING PROJECTS=&gt;10(Dice roll 2D6: skill check)','9: ACTIVATE-ATTEMPTING PROJECTS=&gt;None(Skill for project)','9: ACTIVATE-DOING RESEARCH=&gt;None(Start researching)','9: END-FINALIZING=&gt;Base fix 'Education' (SOCIAL) triggers crisis(Project overskilled for "('H', 14)")','9: END-CRISIS ROLLING=&gt;INDUSTRIAL(Crisis chip: full category)','9: END-CRISIS ROLLING=&gt;ECONOMIC(Crisis chip: full category)','9: END-CRISIS ROLLING=&gt;SOCIAL(Crisis chip: full category)','9: END-CRISIS ROLLING=&gt;CLASS(Crisis chip: full category)','9: END-CRISIS ROLLING=&gt;LIVING STANDARDS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5(Dice roll 1D6: crisis cat)','9: END-CRISIS ROLLING=&gt;ENVIRONMENTAL(Category for crisis)','9: END-CRISIS ROLLING=&gt;2(Dice roll 1D6: node in ENVIRONMENTAL)','9: END-CRISIS ROLLING=&gt;Climate Change(Problem for crisis)','9: END-CRISIS ROLLING=&gt;7(Dice roll 2D6: crisis roll for Climate Change)','9: END-CRISIS ROLLING=&gt;7(Crisis roll for node "Climate Change")','9: END-CRISIS ROLLING=&gt;Climate Change(Now in crisis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5(Dice roll 1D6: crisis cat)','9: END-CRISIS ROLLING=&gt;ENVIRONMENTAL(Category for crisis)','9: END-CRISIS ROLLING=&gt;6(Dice roll 1D6: node in ENVIRONMENTAL)','9: END-CRISIS ROLLING=&gt;2(Dice roll 1D6: node in ENVIRONMENTAL)','9: END-CRISIS ROLLING=&gt;Climate Change(Crisis chip: overwhelmed problem)','9: END-CRISIS ROLLING=&gt;5(Dice roll 1D6: crisis cat)','9: END-CRISIS ROLLING=&gt;ENVIRONMENTAL(Category for crisis)','9: END-CRISIS ROLLING=&gt;2(Dice roll 1D6: node in ENVIRONMENTAL)','9: END-CRISIS ROLLING=&gt;Climate Change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3, 15, 17, 18, 19, 20, 22, 23, 25, 28]}</text:p>
          </table:table-cell>
          <table:table-cell table:style-name="Gnumeric-default" office:value-type="string">
            <text:p>{'abandoned-project': [[], [], [], [], [], [], [], [True], [], [], [], [], [], [], [], [], [], [True, True], [], [], [], [], [], [], [], [], [], [True], [], [], [], [], [], [], [], [], [], [], [], [], [], [], [], [], [True, True], [], [], [], [], [], [], [], [], [], [], [], [], [], [], [], [], [], [], [], [], [], [], [], [], [], [], [True], [], [], [], [], [], [], [], [], [], [], [], [], [], [], [], [], [True, True], [], [], [], [], [], [], [], [], [], [True, True]]}</text:p>
          </table:table-cell>
          <table:table-cell table:style-name="Gnumeric-default" office:value-type="string">
            <text:p>['0: ENGAGE-DRAWING MONEY=&gt;3(Money drawn)','0: ENGAGE-DRAWING CARDS=&gt;('D', 11)(Card drawn: 1)','0: ENGAGE-DRAWING CARDS=&gt;('H', 6)(Card drawn: 2)','0: ENGAGE-CRISIS RISING','0: ENGAGE-DRAWING MONEY=&gt;3(Money drawn)','0: ENGAGE-DRAWING CARDS=&gt;('H', 1)(Card drawn: 1)','0: ENGAGE-DRAWING CARDS=&gt;('H', 7)(Card drawn: 2)','0: ENGAGE-DRAWING MONEY=&gt;3(Money drawn)','0: ENGAGE-DRAWING CARDS=&gt;('H', 9)(Card drawn: 1)','0: ENGAGE-DRAWING CARDS=&gt;('C', 10)(Card drawn: 2)','0: ENGAGE-CRISIS RISING','0: ACTIVATE-ATTEMPTING PROJECTS=&gt;Remove-Tradeoff(Start project: type)','0: ACTIVATE-ATTEMPTING PROJECTS=&gt;CLASS(Start project: fix category)','0: ACTIVATE-ATTEMPTING PROJECTS=&gt;Food Shortage(Start project: fix problem)','0: ACTIVATE-ATTEMPTING PROJECTS=&gt;Improved fix 'Food Shortage' (CLASS)(Project started)','0: ACTIVATE-ATTEMPTING PROJECTS=&gt;None(Skill for project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INDUSTRIAL(Start project: fix category)','0: ACTIVATE-ATTEMPTING PROJECTS=&gt;Polluting Industry(Start project: fix problem)','0: ACTIVATE-ATTEMPTING PROJECTS=&gt;Improved fix 'Polluting Industry' (INDUSTRIAL)(Project started)','0: ACTIVATE-ATTEMPTING PROJECTS=&gt;(('C', 10), 'C', 1, "Improved fix 'Polluting Industry' (INDUSTRIAL)")(Skill for project)','0: ACTIVATE-ATTEMPTING PROJECTS=&gt;0(Consultant fees)','0: ACTIVATE-ATTEMPTING PROJECTS=&gt;10(Dice roll 2D6: skill check)','0: ACTIVATE-DOING RESEARCH=&gt;None(Start researching)','0: END-FINALIZING=&gt;Improved fix 'Food Shortage' (CLASS)(Project abandoned)','0: END-CRISIS ROLLING=&gt;6(Dice roll 1D6: crisis cat)','0: END-CRISIS ROLLING=&gt;LIVING STANDARDS(Category for crisis)','0: END-CRISIS ROLLING=&gt;3(Dice roll 1D6: node in LIVING STANDARDS)','0: END-CRISIS ROLLING=&gt;Systemic Corruption(Problem for crisis)','0: END-CRISIS ROLLING=&gt;7(Dice roll 2D6: crisis roll for Systemic Corruption)','0: END-CRISIS ROLLING=&gt;7(Crisis roll for node "Systemic Corruption")','0: END-CRISIS ROLLING=&gt;Economic Inequality(Now in crisis (cascaded from: Systemic Corruption))','0: END-CRISIS ROLLING=&gt;Inefficiency(Now in crisis (cascaded from: Systemic Corruption))','0: END-CRISIS ROLLING=&gt;Inflation(Now in crisis (cascaded from: Systemic Corruption))','0: END-CRISIS ROLLING=&gt;Peace &amp; Justice(Now in crisis (cascaded from: Systemic Corruption))','0: END-CRISIS ROLLING=&gt;3(Dice roll 1D6: crisis cat)','0: END-CRISIS ROLLING=&gt;SOCIAL(Category for crisis)','0: END-CRISIS ROLLING=&gt;5(Dice roll 1D6: node in SOCIAL)','0: END-CRISIS ROLLING=&gt;3(Dice roll 1D6: node in SOCIAL)','0: END-CRISIS ROLLING=&gt;Peace &amp; Justice(Problem for crisis)','0: END-CRISIS ROLLING=&gt;10(Dice roll 2D6: crisis roll for Peace &amp; Justice)','0: END-CRISIS ROLLING=&gt;10(Crisis roll for node "Peace &amp; Justice")','0: END-CRISIS ROLLING=&gt;Peace &amp; Justice(Crisis averted)','1: ENGAGE-DRAWING MONEY=&gt;1(Money drawn)','1: ENGAGE-DRAWING CARDS=&gt;('H', 1)(Card drawn: 1)','1: ENGAGE-DRAWING CARDS=&gt;('S', 14)(Card drawn: 2)','1: ENGAGE-CRISIS RISING','1: ENGAGE-DRAWING MONEY=&gt;1(Money drawn)','1: ENGAGE-DRAWING CARDS=&gt;('S', 2)(Card drawn: 1)','1: ENGAGE-DRAWING CARDS=&gt;('H', 12)(Card drawn: 2)','1: ENGAGE-DRAWING MONEY=&gt;1(Money drawn)','1: ENGAGE-DRAWING CARDS=&gt;('S', 7)(Card drawn: 1)','1: ENGAGE-DRAWING CARDS=&gt;('H', 10)(Card drawn: 2)','1: ENGAGE-CRISIS RISING','1: ACTIVATE-ATTEMPTING PROJECTS=&gt;Base(Start project: type)','1: ACTIVATE-ATTEMPTING PROJECTS=&gt;LIVING STANDARDS(Start project: fix category)','1: ACTIVATE-ATTEMPTING PROJECTS=&gt;Economic Inequality(Start project: fix problem)','1: ACTIVATE-ATTEMPTING PROJECTS=&gt;Base fix 'Economic Inequality' (LIVING STANDARDS) triggers crisis(Project started)','1: ACTIVATE-ATTEMPTING PROJECTS=&gt;(('S', 14), 'C', 3, "Base fix 'Economic Inequality' (LIVING STANDARDS) triggers crisis")(Skill for project)','1: ACTIVATE-ATTEMPTING PROJECTS=&gt;(('H', 6), 'H', 1, "Base fix 'Economic Inequality' (LIVING STANDARDS) triggers crisis")(Skill for project)','1: ACTIVATE-ATTEMPTING PROJECTS=&gt;0(Consultant fees)','1: ACTIVATE-ATTEMPTING PROJECTS=&gt;7(Dice roll 2D6: skill check)','1: ACTIVATE-ATTEMPTING PROJECTS=&gt;(('H', 1), 'H', 1, "Base fix 'Economic Inequality' (LIVING STANDARDS) triggers crisis")(Skill for project)','1: ACTIVATE-ATTEMPTING PROJECTS=&gt;1(Consultant fees)','1: ACTIVATE-ATTEMPTING PROJECTS=&gt;8(Dice roll 2D6: skill check)','1: ACTIVATE-DOING RESEARCH=&gt;None(Start researching)','1: ACTIVATE-ATTEMPTING PROJECTS=&gt;Remove-Tradeoff(Start project: type)','1: ACTIVATE-ATTEMPTING PROJECTS=&gt;ENVIRONMENTAL(Start project: fix category)','1: ACTIVATE-ATTEMPTING PROJECTS=&gt;Ocean Degradation(Start project: fix problem)','1: ACTIVATE-ATTEMPTING PROJECTS=&gt;Improved fix 'Ocean Degradation' (ENVIRONMENTAL)(Project started)','1: ACTIVATE-ATTEMPTING PROJECTS=&gt;None(Skill for project)','1: ACTIVATE-DOING RESEARCH=&gt;None(Start researching)','1: ACTIVATE-ATTEMPTING PROJECTS=&gt;None(Skill for project)','1: ACTIVATE-DOING RESEARCH=&gt;None(Start researching)','1: END-FINALIZING=&gt;Improved fix 'Polluting Industry' (INDUSTRIAL)(Project abandoned)','1: END-FINALIZING=&gt;Improved fix 'Ocean Degradation' (ENVIRONMENTAL)(Project abandoned)','1: END-FINALIZING=&gt;Base fix 'Economic Inequality' (LIVING STANDARDS) triggers crisis(Project overskilled for "('S', 14)")','1: END-CRISIS ROLLING=&gt;ECONOMIC(Crisis chip: full category)','1: END-CRISIS ROLLING=&gt;4(Dice roll 1D6: crisis cat)','1: END-CRISIS ROLLING=&gt;CLASS(Category for crisis)','1: END-CRISIS ROLLING=&gt;6(Dice roll 1D6: node in CLASS)','1: END-CRISIS ROLLING=&gt;1(Dice roll 1D6: node in CLASS)','1: END-CRISIS ROLLING=&gt;Healthcare(Problem for crisis)','1: END-CRISIS ROLLING=&gt;5(Dice roll 2D6: crisis roll for Healthcare)','1: END-CRISIS ROLLING=&gt;5(Crisis roll for node "Healthcare")','1: END-CRISIS ROLLING=&gt;Healthcare(Now in crisis)','1: END-CRISIS ROLLING=&gt;4(Dice roll 1D6: crisis cat)','1: END-CRISIS ROLLING=&gt;CLASS(Category for crisis)','1: END-CRISIS ROLLING=&gt;4(Dice roll 1D6: node in CLASS)','1: END-CRISIS ROLLING=&gt;Food Shortage(Problem for crisis)','1: END-CRISIS ROLLING=&gt;8(Dice roll 2D6: crisis roll for Food Shortage)','1: END-CRISIS ROLLING=&gt;8(Crisis roll for node "Food Shortage")','1: END-CRISIS ROLLING=&gt;Food Shortage(Now in crisis)','2: ENGAGE-DRAWING MONEY=&gt;1(Money drawn)','2: ENGAGE-DRAWING CARDS=&gt;('H', 3)(Card drawn: 1)','2: ENGAGE-DRAWING CARDS=&gt;('H', 6)(Card drawn: 2)','2: ENGAGE-CRISIS RISING','2: ENGAGE-DRAWING MONEY=&gt;1(Money drawn)','2: ENGAGE-DRAWING CARDS=&gt;('D', 9)(Card drawn: 1)','2: ENGAGE-DRAWING CARDS=&gt;('H', 13)(Card drawn: 2)','2: ENGAGE-DRAWING MONEY=&gt;1(Money drawn)','2: ENGAGE-DRAWING CARDS=&gt;('C', 11)(Card drawn: 1)','2: ENGAGE-DRAWING CARDS=&gt;('C', 4)(Card drawn: 2)','2: ENGAGE-CRISIS RISING','2: ACTIVATE-ATTEMPTING PROJECTS=&gt;(('H', 6), 'H', 2, "Base fix 'Economic Inequality' (LIVING STANDARDS) triggers crisis")(Skill for project)','2: ACTIVATE-ATTEMPTING PROJECTS=&gt;1(Consultant fees)','2: ACTIVATE-ATTEMPTING PROJECTS=&gt;7(Dice roll 2D6: skill check)','2: ACTIVATE-ATTEMPTING PROJECTS=&gt;None(Skill for project)','2: ACTIVATE-DOING RESEARCH=&gt;None(Start researching)','2: ACTIVATE-ATTEMPTING PROJECTS=&gt;Base(Start project: type)','2: ACTIVATE-ATTEMPTING PROJECTS=&gt;SOCIAL(Start project: fix category)','2: ACTIVATE-ATTEMPTING PROJECTS=&gt;Education(Start project: fix problem)','2: ACTIVATE-ATTEMPTING PROJECTS=&gt;Base fix 'Education' (SOCIAL) triggers crisis(Project started)','2: ACTIVATE-ATTEMPTING PROJECTS=&gt;(('H', 13), 'H', 5, "Base fix 'Education' (SOCIAL) triggers crisis")(Skill for project)','2: ACTIVATE-ATTEMPTING PROJECTS=&gt;0(Consultant fees)','2: ACTIVATE-ATTEMPTING PROJECTS=&gt;10(Dice roll 2D6: skill check)','2: ACTIVATE-ATTEMPTING PROJECTS=&gt;None(Skill for project)','2: ACTIVATE-DOING RESEARCH=&gt;None(Start researching)','2: ACTIVATE-ATTEMPTING PROJECTS=&gt;Base(Start project: type)','2: ACTIVATE-ATTEMPTING PROJECTS=&gt;INDUSTRIAL(Start project: fix category)','2: ACTIVATE-ATTEMPTING PROJECTS=&gt;Sprawl(Start project: fix problem)','2: ACTIVATE-ATTEMPTING PROJECTS=&gt;Base fix 'Sprawl' (INDUSTRIAL) triggers crisis(Project started)','2: ACTIVATE-ATTEMPTING PROJECTS=&gt;(('C', 4), 'C', 4, "Base fix 'Economic Inequality' (LIVING STANDARDS) triggers crisis")(Skill for project)','2: ACTIVATE-ATTEMPTING PROJECTS=&gt;2(Consultant fees)','2: ACTIVATE-ATTEMPTING PROJECTS=&gt;5(Dice roll 2D6: skill check)','2: ACTIVATE-ATTEMPTING PROJECTS=&gt;(('C', 11), 'C', 3, "Base fix 'Economic Inequality' (LIVING STANDARDS) triggers crisis")(Skill for project)','2: ACTIVATE-ATTEMPTING PROJECTS=&gt;0(Consultant fees)','2: ACTIVATE-ATTEMPTING PROJECTS=&gt;8(Dice roll 2D6: skill check)','2: ACTIVATE-ATTEMPTING PROJECTS=&gt;None(Skill for project)','2: ACTIVATE-DOING RESEARCH=&gt;None(Start researching)','3: END-FINALIZING=&gt;Base fix 'Sprawl' (INDUSTRIAL) triggers crisis(Project abandoned)','3: END-CRISIS ROLLING=&gt;ECONOMIC(Crisis chip: full category)','3: END-CRISIS ROLLING=&gt;3(Dice roll 1D6: crisis cat)','3: END-CRISIS ROLLING=&gt;SOCIAL(Category for crisis)','3: END-CRISIS ROLLING=&gt;5(Dice roll 1D6: node in SOCIAL)','3: END-CRISIS ROLLING=&gt;2(Dice roll 1D6: node in SOCIAL)','3: END-CRISIS ROLLING=&gt;Political Voice(Problem for crisis)','3: END-CRISIS ROLLING=&gt;2(Dice roll 2D6: crisis roll for Political Voice)','3: END-CRISIS ROLLING=&gt;2(Crisis roll for node "Political Voice")','3: END-CRISIS ROLLING=&gt;Political Voice(Now in crisis)','3: END-CRISIS ROLLING=&gt;5(Dice roll 1D6: crisis cat)','3: END-CRISIS ROLLING=&gt;ENVIRONMENTAL(Category for crisis)','3: END-CRISIS ROLLING=&gt;1(Dice roll 1D6: node in ENVIRONMENTAL)','3: END-CRISIS ROLLING=&gt;Chemical Pollution(Problem for crisis)','3: END-CRISIS ROLLING=&gt;5(Dice roll 2D6: crisis roll for Chemical Pollution)','3: END-CRISIS ROLLING=&gt;5(Crisis roll for node "Chemical Pollution")','3: END-CRISIS ROLLING=&gt;Chemical Pollution(Now in crisis)','3: ENGAGE-DRAWING MONEY=&gt;1(Money drawn)','3: ENGAGE-DRAWING CARDS=&gt;('S', 5)(Card drawn: 1)','3: ENGAGE-DRAWING CARDS=&gt;('H', 5)(Card drawn: 2)','3: ENGAGE-CRISIS RISING','3: ENGAGE-DRAWING MONEY=&gt;1(Money drawn)','3: ENGAGE-DRAWING CARDS=&gt;('C', 13)(Card drawn: 1)','3: ENGAGE-DRAWING CARDS=&gt;('S', 12)(Card drawn: 2)','3: ENGAGE-DRAWING MONEY=&gt;1(Money drawn)','3: ENGAGE-DRAWING CARDS=&gt;('H', 4)(Card drawn: 1)','3: ENGAGE-DRAWING CARDS=&gt;('H', 11)(Card drawn: 2)','3: ENGAGE-CRISIS RISING','3: ACTIVATE-ATTEMPTING PROJECTS=&gt;(('D', 11), 'D', 0, "Base fix 'Education' (SOCIAL) triggers crisis")(Skill for project)','3: ACTIVATE-ATTEMPTING PROJECTS=&gt;1(Consultant fees)','3: ACTIVATE-ATTEMPTING PROJECTS=&gt;8(Dice roll 2D6: skill check)','3: ACTIVATE-ATTEMPTING PROJECTS=&gt;(('H', 5), 'H', 2, "Base fix 'Economic Inequality' (LIVING STANDARDS) triggers crisis")(Skill for project)','3: ACTIVATE-ATTEMPTING PROJECTS=&gt;2(Consultant fees)','3: ACTIVATE-ATTEMPTING PROJECTS=&gt;6(Dice roll 2D6: skill check)','3: ACTIVATE-ATTEMPTING PROJECTS=&gt;None(Skill for project)','3: ACTIVATE-DOING RESEARCH=&gt;None(Start researching)','3: ACTIVATE-ATTEMPTING PROJECTS=&gt;(('H', 1), 'H', 0, "Base fix 'Economic Inequality' (LIVING STANDARDS) triggers crisis")(Skill for project)','3: ACTIVATE-ATTEMPTING PROJECTS=&gt;0(Consultant fees)','3: ACTIVATE-ATTEMPTING PROJECTS=&gt;5(Dice roll 2D6: skill check)','3: ACTIVATE-ATTEMPTING PROJECTS=&gt;(('C', 13), 'C', 4, "Base fix 'Economic Inequality' (LIVING STANDARDS) triggers crisis")(Skill for project)','3: ACTIVATE-ATTEMPTING PROJECTS=&gt;0(Consultant fees)','3: ACTIVATE-ATTEMPTING PROJECTS=&gt;8(Dice roll 2D6: skill check)','3: ACTIVATE-ATTEMPTING PROJECTS=&gt;(('D', 9), 'D', 3, "Base fix 'Education' (SOCIAL) triggers crisis")(Skill for project)','3: ACTIVATE-ATTEMPTING PROJECTS=&gt;1(Consultant fees)','3: ACTIVATE-ATTEMPTING PROJECTS=&gt;10(Dice roll 2D6: skill check)','3: ACTIVATE-ATTEMPTING PROJECTS=&gt;(('H', 7), 'H', 0, "Base fix 'Economic Inequality' (LIVING STANDARDS) triggers crisis")(Skill for project)','3: ACTIVATE-ATTEMPTING PROJECTS=&gt;0(Consultant fees)','3: ACTIVATE-ATTEMPTING PROJECTS=&gt;7(Dice roll 2D6: skill check)','3: ACTIVATE-ATTEMPTING PROJECTS=&gt;(('H', 12), 'H', 1, "Base fix 'Economic Inequality' (LIVING STANDARDS) triggers crisis")(Skill for project)','3: ACTIVATE-ATTEMPTING PROJECTS=&gt;1(Consultant fees)','3: ACTIVATE-ATTEMPTING PROJECTS=&gt;10(Dice roll 2D6: skill check)','3: ACTIVATE-DOING RESEARCH=&gt;None(Start researching)','3: ACTIVATE-ATTEMPTING PROJECTS=&gt;None(Start project: type)','3: ACTIVATE-ATTEMPTING PROJECTS=&gt;(('H', 11), 'H', 4, "Base fix 'Economic Inequality' (LIVING STANDARDS) triggers crisis")(Skill for project)','3: ACTIVATE-ATTEMPTING PROJECTS=&gt;0(Consultant fees)','3: ACTIVATE-ATTEMPTING PROJECTS=&gt;8(Dice roll 2D6: skill check)','3: ACTIVATE-ATTEMPTING PROJECTS=&gt;(('H', 9), 'H', 0, "Base fix 'Education' (SOCIAL) triggers crisis")(Skill for project)','3: ACTIVATE-ATTEMPTING PROJECTS=&gt;1(Consultant fees)','3: ACTIVATE-ATTEMPTING PROJECTS=&gt;8(Dice roll 2D6: skill check)','3: ACTIVATE-ATTEMPTING PROJECTS=&gt;(('H', 10), 'H', 1, "Base fix 'Economic Inequality' (LIVING STANDARDS) triggers crisis")(Skill for project)','3: ACTIVATE-ATTEMPTING PROJECTS=&gt;0(Consultant fees)','3: ACTIVATE-ATTEMPTING PROJECTS=&gt;7(Dice roll 2D6: skill check)','3: ACTIVATE-ATTEMPTING PROJECTS=&gt;None(Skill for project)','3: ACTIVATE-DOING RESEARCH=&gt;None(Start researching)','3: END-CRISIS ROLLING=&gt;ECONOMIC(Crisis chip: full category)','3: END-CRISIS ROLLING=&gt;4(Dice roll 1D6: crisis cat)','3: END-CRISIS ROLLING=&gt;CLASS(Category for crisis)','3: END-CRISIS ROLLING=&gt;6(Dice roll 1D6: node in CLASS)','3: END-CRISIS ROLLING=&gt;6(Dice roll 1D6: node in CLASS)','3: END-CRISIS ROLLING=&gt;4(Dice roll 1D6: node in CLASS)','3: END-CRISIS ROLLING=&gt;Food Shortage(Problem for crisis)','3: END-CRISIS ROLLING=&gt;5(Dice roll 2D6: crisis roll for Food Shortage)','3: END-CRISIS ROLLING=&gt;5(Crisis roll for node "Food Shortage")','3: END-CRISIS ROLLING=&gt;Education(Now in crisis (cascaded from: Food Shortage))','3: END-CRISIS ROLLING=&gt;2(Dice roll 1D6: crisis cat)','3: END-CRISIS ROLLING=&gt;ECONOMIC(Category for crisis)','3: END-CRISIS ROLLING=&gt;ECONOMIC(Crisis chip: full category)','3: END-CRISIS ROLLING=&gt;2(Dice roll 1D6: crisis cat)','3: END-CRISIS ROLLING=&gt;ECONOMIC(Category for crisis)','3: END-CRISIS ROLLING=&gt;ECONOMIC(Crisis chip: full category)','3: END-CRISIS ROLLING=&gt;6(Dice roll 1D6: crisis cat)','3: END-CRISIS ROLLING=&gt;LIVING STANDARDS(Category for crisis)','3: END-CRISIS ROLLING=&gt;2(Dice roll 1D6: node in LIVING STANDARDS)','3: END-CRISIS ROLLING=&gt;Low Labour Standards(Problem for crisis)','3: END-CRISIS ROLLING=&gt;9(Dice roll 2D6: crisis roll for Low Labour Standards)','3: END-CRISIS ROLLING=&gt;9(Crisis roll for node "Low Labour Standards")','3: END-CRISIS ROLLING=&gt;Low Labour Standards(Crisis averted)','4: ENGAGE-DRAWING MONEY=&gt;1(Money drawn)','4: ENGAGE-DRAWING CARDS=&gt;('S', 10)(Card drawn: 1)','4: ENGAGE-DRAWING CARDS=&gt;('S', 7)(Card drawn: 2)','4: ENGAGE-CRISIS RISING','4: ENGAGE-DRAWING MONEY=&gt;1(Money drawn)','4: ENGAGE-DRAWING CARDS=&gt;('C', 3)(Card drawn: 1)','4: ENGAGE-DRAWING CARDS=&gt;('S', 13)(Card drawn: 2)','4: ENGAGE-DRAWING MONEY=&gt;1(Money drawn)','4: ENGAGE-DRAWING CARDS=&gt;('D', 13)(Card drawn: 1)','4: ENGAGE-DRAWING CARDS=&gt;('H', 2)(Card drawn: 2)','4: ENGAGE-CRISIS RISING','4: ACTIVATE-ATTEMPTING PROJECTS=&gt;(('H', 3), 'H', 0, "Base fix 'Economic Inequality' (LIVING STANDARDS) triggers crisis")(Skill for project)','4: ACTIVATE-ATTEMPTING PROJECTS=&gt;2(Consultant fees)','4: ACTIVATE-ATTEMPTING PROJECTS=&gt;10(Dice roll 2D6: skill check)','4: ACTIVATE-DOING RESEARCH=&gt;None(Start researching)','4: ACTIVATE-ATTEMPTING PROJECTS=&gt;None(Skill for project)','4: ACTIVATE-DOING RESEARCH=&gt;None(Start researching)','4: ACTIVATE-ATTEMPTING PROJECTS=&gt;Remove-Tradeoff(Start project: type)','4: ACTIVATE-ATTEMPTING PROJECTS=&gt;CLASS(Start project: fix category)','4: ACTIVATE-ATTEMPTING PROJECTS=&gt;Healthcare(Start project: fix problem)','4: ACTIVATE-ATTEMPTING PROJECTS=&gt;Improved fix 'Healthcare' (CLASS)(Project started)','4: ACTIVATE-ATTEMPTING PROJECTS=&gt;(('H', 4), 'H', 1, "Base fix 'Economic Inequality' (LIVING STANDARDS) triggers crisis")(Skill for project)','4: ACTIVATE-ATTEMPTING PROJECTS=&gt;2(Consultant fees)','4: ACTIVATE-ATTEMPTING PROJECTS=&gt;10(Dice roll 2D6: skill check)','4: ACTIVATE-ATTEMPTING PROJECTS=&gt;(('H', 2), 'H', 2, "Base fix 'Economic Inequality' (LIVING STANDARDS) triggers crisis")(Skill for project)','4: ACTIVATE-ATTEMPTING PROJECTS=&gt;0(Consultant fees)','4: ACTIVATE-ATTEMPTING PROJECTS=&gt;3(Dice roll 2D6: skill check)','4: ACTIVATE-ATTEMPTING PROJECTS=&gt;None(Skill for project)','4: ACTIVATE-DOING RESEARCH=&gt;None(Start researching)','4: END-FINALIZING=&gt;Base fix 'Education' (SOCIAL) triggers crisis(Project abandoned)','4: END-FINALIZING=&gt;Improved fix 'Healthcare' (CLASS)(Project abandoned)','4: END-CRISIS ROLLING=&gt;ECONOMIC(Crisis chip: full category)','4: END-CRISIS ROLLING=&gt;SOCIAL(Crisis chip: full category)','4: END-CRISIS ROLLING=&gt;5(Dice roll 1D6: crisis cat)','4: END-CRISIS ROLLING=&gt;ENVIRONMENTAL(Category for crisis)','4: END-CRISIS ROLLING=&gt;4(Dice roll 1D6: node in ENVIRONMENTAL)','4: END-CRISIS ROLLING=&gt;Air &amp; Ozone Degradation(Problem for crisis)','4: END-CRISIS ROLLING=&gt;11(Dice roll 2D6: crisis roll for Air &amp; Ozone Degradation)','4: END-CRISIS ROLLING=&gt;11(Crisis roll for node "Air &amp; Ozone Degradation")','4: END-CRISIS ROLLING=&gt;7(Dice roll 2D6: crisis roll for Air &amp; Ozone Degradation)','4: END-CRISIS ROLLING=&gt;7(Crisis roll for node "Air &amp; Ozone Degradation")','4: END-CRISIS ROLLING=&gt;Air &amp; Ozone Degradation(Now in crisis)','5: ENGAGE-DRAWING MONEY=&gt;1(Money drawn)','5: ENGAGE-DRAWING CARDS=&gt;('D', 7)(Card drawn: 1)','5: ENGAGE-DRAWING CARDS=&gt;('H', 10)(Card drawn: 2)','5: ENGAGE-CRISIS RISING','5: ENGAGE-DRAWING MONEY=&gt;1(Money drawn)','5: ENGAGE-DRAWING CARDS=&gt;('C', 12)(Card drawn: 1)','5: ENGAGE-DRAWING CARDS=&gt;('S', 13)(Card drawn: 2)','5: ENGAGE-DRAWING MONEY=&gt;1(Money drawn)','5: ENGAGE-DRAWING CARDS=&gt;('D', 6)(Card drawn: 1)','5: ENGAGE-DRAWING CARDS=&gt;('C', 3)(Card drawn: 2)','5: ENGAGE-CRISIS RISING','5: ACTIVATE-ATTEMPTING PROJECTS=&gt;(('H', 10), 'H', 4, "Base fix 'Economic Inequality' (LIVING STANDARDS) triggers crisis")(Skill for project)','5: ACTIVATE-ATTEMPTING PROJECTS=&gt;1(Consultant fees)','5: ACTIVATE-ATTEMPTING PROJECTS=&gt;5(Dice roll 2D6: skill check)','5: ACTIVATE-DOING RESEARCH=&gt;None(Start researching)','5: ACTIVATE-ATTEMPTING PROJECTS=&gt;Remove-Tradeoff(Start project: type)','5: ACTIVATE-ATTEMPTING PROJECTS=&gt;ECONOMIC(Start project: fix category)','5: ACTIVATE-ATTEMPTING PROJECTS=&gt;Inflation(Start project: fix problem)','5: ACTIVATE-ATTEMPTING PROJECTS=&gt;Improved fix 'Inflation' (ECONOMIC)(Project started)','5: ACTIVATE-ATTEMPTING PROJECTS=&gt;(('S', 13), 'S', 3, "Improved fix 'Inflation' (ECONOMIC)")(Skill for project)','5: ACTIVATE-ATTEMPTING PROJECTS=&gt;0(Consultant fees)','5: ACTIVATE-ATTEMPTING PROJECTS=&gt;5(Dice roll 2D6: skill check)','5: ACTIVATE-ATTEMPTING PROJECTS=&gt;(('C', 12), 'C', 3, "Base fix 'Economic Inequality' (LIVING STANDARDS) triggers crisis")(Skill for project)','5: ACTIVATE-ATTEMPTING PROJECTS=&gt;0(Consultant fees)','5: ACTIVATE-ATTEMPTING PROJECTS=&gt;5(Dice roll 2D6: skill check)','5: ACTIVATE-ATTEMPTING PROJECTS=&gt;(('C', 3), 'C', 2, "Base fix 'Economic Inequality' (LIVING STANDARDS) triggers crisis")(Skill for project)','5: ACTIVATE-ATTEMPTING PROJECTS=&gt;1(Consultant fees)','5: ACTIVATE-ATTEMPTING PROJECTS=&gt;7(Dice roll 2D6: skill check)','5: ACTIVATE-ATTEMPTING PROJECTS=&gt;(('S', 13), 'S', 2, "Improved fix 'Inflation' (ECONOMIC)")(Skill for project)','5: ACTIVATE-ATTEMPTING PROJECTS=&gt;0(Consultant fees)','5: ACTIVATE-ATTEMPTING PROJECTS=&gt;7(Dice roll 2D6: skill check)','5: ACTIVATE-ATTEMPTING PROJECTS=&gt;(('S', 2), 'S', 0, "Improved fix 'Inflation' (ECONOMIC)")(Skill for project)','5: ACTIVATE-ATTEMPTING PROJECTS=&gt;1(Consultant fees)','5: ACTIVATE-ATTEMPTING PROJECTS=&gt;7(Dice roll 2D6: skill check)','5: ACTIVATE-ATTEMPTING PROJECTS=&gt;None(Skill for project)','5: ACTIVATE-DOING RESEARCH=&gt;None(Start researching)','5: ACTIVATE-ATTEMPTING PROJECTS=&gt;Remove-Tradeoff(Start project: type)','5: ACTIVATE-ATTEMPTING PROJECTS=&gt;ECONOMIC(Start project: fix category)','5: ACTIVATE-ATTEMPTING PROJECTS=&gt;Monopoly(Start project: fix problem)','5: ACTIVATE-ATTEMPTING PROJECTS=&gt;Improved fix 'Monopoly' (ECONOMIC)(Project started)','5: ACTIVATE-ATTEMPTING PROJECTS=&gt;(('C', 3), 'C', 3, "Base fix 'Economic Inequality' (LIVING STANDARDS) triggers crisis")(Skill for project)','5: ACTIVATE-ATTEMPTING PROJECTS=&gt;3(Consultant fees)','5: ACTIVATE-ATTEMPTING PROJECTS=&gt;5(Dice roll 2D6: skill check)','5: ACTIVATE-ATTEMPTING PROJECTS=&gt;(('S', 7), 'S', 0, "Improved fix 'Monopoly' (ECONOMIC)")(Skill for project)','5: ACTIVATE-ATTEMPTING PROJECTS=&gt;8(Dice roll 2D6: skill check)','5: ACTIVATE-ATTEMPTING PROJECTS=&gt;(('D', 6), 'D', 1, "Improved fix 'Monopoly' (ECONOMIC)")(Skill for project)','5: ACTIVATE-ATTEMPTING PROJECTS=&gt;5(Dice roll 2D6: skill check)','5: ACTIVATE-ATTEMPTING PROJECTS=&gt;(('D', 13), 'D', 0, "Improved fix 'Monopoly' (ECONOMIC)")(Skill for project)','5: ACTIVATE-ATTEMPTING PROJECTS=&gt;6(Dice roll 2D6: skill check)','5: ACTIVATE-DOING RESEARCH=&gt;None(Start researching)','6: END-CRISIS ROLLING=&gt;ECONOMIC(Crisis chip: full category)','6: END-CRISIS ROLLING=&gt;SOCIAL(Crisis chip: full category)','6: END-CRISIS ROLLING=&gt;2(Dice roll 1D6: crisis cat)','6: END-CRISIS ROLLING=&gt;ECONOMIC(Category for crisis)','6: END-CRISIS ROLLING=&gt;ECONOMIC(Crisis chip: full category)','6: END-CRISIS ROLLING=&gt;4(Dice roll 1D6: crisis cat)','6: END-CRISIS ROLLING=&gt;CLASS(Category for crisis)','6: END-CRISIS ROLLING=&gt;6(Dice roll 1D6: node in CLASS)','6: END-CRISIS ROLLING=&gt;4(Dice roll 1D6: node in CLASS)','6: END-CRISIS ROLLING=&gt;Food Shortage(Problem for crisis)','6: END-CRISIS ROLLING=&gt;10(Dice roll 2D6: crisis roll for Food Shortage)','6: END-CRISIS ROLLING=&gt;10(Crisis roll for node "Food Shortage")','6: END-CRISIS ROLLING=&gt;8(Dice roll 2D6: crisis roll for Food Shortage)','6: END-CRISIS ROLLING=&gt;8(Crisis roll for node "Food Shortage")','6: END-CRISIS ROLLING=&gt;Sprawl(Now in crisis (cascaded from: Food Shortage))','6: ENGAGE-DRAWING MONEY=&gt;1(Money drawn)','6: ENGAGE-DRAWING CARDS=&gt;('S', 11)(Card drawn: 1)','6: ENGAGE-DRAWING CARDS=&gt;('H', 9)(Card drawn: 2)','6: ENGAGE-CRISIS RISING','6: ENGAGE-DRAWING MONEY=&gt;1(Money drawn)','6: ENGAGE-DRAWING CARDS=&gt;('S', 4)(Card drawn: 1)','6: ENGAGE-DRAWING CARDS=&gt;('H', 7)(Card drawn: 2)','6: ENGAGE-DRAWING MONEY=&gt;1(Money drawn)','6: ENGAGE-DRAWING CARDS=&gt;('S', 4)(Card drawn: 1)','6: ENGAGE-DRAWING CARDS=&gt;('H', 8)(Card drawn: 2)','6: ENGAGE-CRISIS RISING','6: ACTIVATE-ATTEMPTING PROJECTS=&gt;None(Skill for project)','6: ACTIVATE-DOING RESEARCH=&gt;None(Start researching)','6: ACTIVATE-ATTEMPTING PROJECTS=&gt;(('S', 4), 'S', 1, "Improved fix 'Inflation' (ECONOMIC)")(Skill for project)','6: ACTIVATE-ATTEMPTING PROJECTS=&gt;3(Consultant fees)','6: ACTIVATE-ATTEMPTING PROJECTS=&gt;9(Dice roll 2D6: skill check)','6: ACTIVATE-ATTEMPTING PROJECTS=&gt;(('S', 12), 'S', 0, "Improved fix 'Inflation' (ECONOMIC)")(Skill for project)','6: ACTIVATE-ATTEMPTING PROJECTS=&gt;1(Consultant fees)','6: ACTIVATE-ATTEMPTING PROJECTS=&gt;9(Dice roll 2D6: skill check)','6: ACTIVATE-ATTEMPTING PROJECTS=&gt;(('H', 7), 'H', 0, "Base fix 'Economic Inequality' (LIVING STANDARDS) triggers crisis")(Skill for project)','6: ACTIVATE-ATTEMPTING PROJECTS=&gt;0(Consultant fees)','6: ACTIVATE-ATTEMPTING PROJECTS=&gt;4(Dice roll 2D6: skill check)','6: ACTIVATE-DOING RESEARCH=&gt;None(Start researching)','6: ACTIVATE-ATTEMPTING PROJECTS=&gt;(('S', 4), 'S', 0, "Improved fix 'Monopoly' (ECONOMIC)")(Skill for project)','6: ACTIVATE-ATTEMPTING PROJECTS=&gt;1(Consultant fees)','6: ACTIVATE-ATTEMPTING PROJECTS=&gt;7(Dice roll 2D6: skill check)','6: ACTIVATE-ATTEMPTING PROJECTS=&gt;(('H', 8), 'H', 0, "Base fix 'Economic Inequality' (LIVING STANDARDS) triggers crisis")(Skill for project)','6: ACTIVATE-ATTEMPTING PROJECTS=&gt;7(Dice roll 2D6: skill check)','6: ACTIVATE-DOING RESEARCH=&gt;None(Start researching)','6: END-CRISIS ROLLING=&gt;INDUSTRIAL(Crisis chip: full category)','6: END-CRISIS ROLLING=&gt;ECONOMIC(Crisis chip: full category)','6: END-CRISIS ROLLING=&gt;SOCIAL(Crisis chip: full category)','6: END-CRISIS ROLLING=&gt;4(Dice roll 1D6: crisis cat)','6: END-CRISIS ROLLING=&gt;CLASS(Category for crisis)','6: END-CRISIS ROLLING=&gt;1(Dice roll 1D6: node in CLASS)','6: END-CRISIS ROLLING=&gt;Healthcare(Problem for crisis)','6: END-CRISIS ROLLING=&gt;6(Dice roll 2D6: crisis roll for Healthcare)','6: END-CRISIS ROLLING=&gt;6(Crisis roll for node "Healthcare")','6: END-CRISIS ROLLING=&gt;Land Conversion(Now in crisis (cascaded from: Healthcare))','6: END-CRISIS ROLLING=&gt;1(Dice roll 1D6: crisis cat)','6: END-CRISIS ROLLING=&gt;INDUSTRIAL(Category for crisis)','6: END-CRISIS ROLLING=&gt;INDUSTRIAL(Crisis chip: full category)','6: END-CRISIS ROLLING=&gt;3(Dice roll 1D6: crisis cat)','6: END-CRISIS ROLLING=&gt;SOCIAL(Category for crisis)','6: END-CRISIS ROLLING=&gt;SOCIAL(Crisis chip: full category)','6: END-CRISIS ROLLING=&gt;6(Dice roll 1D6: crisis cat)','6: END-CRISIS ROLLING=&gt;LIVING STANDARDS(Category for crisis)','6: END-CRISIS ROLLING=&gt;3(Dice roll 1D6: node in LIVING STANDARDS)','6: END-CRISIS ROLLING=&gt;Systemic Corruption(Problem for crisis)','6: END-CRISIS ROLLING=&gt;6(Dice roll 2D6: crisis roll for Systemic Corruption)','6: END-CRISIS ROLLING=&gt;6(Crisis roll for node "Systemic Corruption")','6: END-CRISIS ROLLING=&gt;Biodiversity Loss(Now in crisis (cascaded from: Systemic Corruption))','7: ENGAGE-DRAWING MONEY=&gt;1(Money drawn)','7: ENGAGE-DRAWING CARDS=&gt;('S', 10)(Card drawn: 1)','7: ENGAGE-DRAWING CARDS=&gt;('H', 8)(Card drawn: 2)','7: ENGAGE-CRISIS RISING','7: ENGAGE-DRAWING MONEY=&gt;1(Money drawn)','7: ENGAGE-DRAWING CARDS=&gt;('D', 9)(Card drawn: 1)','7: ENGAGE-DRAWING CARDS=&gt;('S', 1)(Card drawn: 2)','7: ENGAGE-DRAWING MONEY=&gt;1(Money drawn)','7: ENGAGE-DRAWING CARDS=&gt;('D', 12)(Card drawn: 1)','7: ENGAGE-DRAWING CARDS=&gt;('C', 8)(Card drawn: 2)','7: ENGAGE-CRISIS RISING','7: ACTIVATE-ATTEMPTING PROJECTS=&gt;(('H', 8), 'H', 7, "Base fix 'Economic Inequality' (LIVING STANDARDS) triggers crisis")(Skill for project)','7: ACTIVATE-ATTEMPTING PROJECTS=&gt;1(Consultant fees)','7: ACTIVATE-ATTEMPTING PROJECTS=&gt;5(Dice roll 2D6: skill check)','7: ACTIVATE-ATTEMPTING PROJECTS=&gt;(('S', 7), 'S', 2, "Improved fix 'Monopoly' (ECONOMIC)")(Skill for project)','7: ACTIVATE-ATTEMPTING PROJECTS=&gt;1(Consultant fees)','7: ACTIVATE-ATTEMPTING PROJECTS=&gt;5(Dice roll 2D6: skill check)','7: ACTIVATE-ATTEMPTING PROJECTS=&gt;None(Skill for project)','7: ACTIVATE-DOING RESEARCH=&gt;None(Start researching)','7: ACTIVATE-ATTEMPTING PROJECTS=&gt;(('S', 1), 'S', 1, "Improved fix 'Monopoly' (ECONOMIC)")(Skill for project)','7: ACTIVATE-ATTEMPTING PROJECTS=&gt;1(Consultant fees)','7: ACTIVATE-ATTEMPTING PROJECTS=&gt;7(Dice roll 2D6: skill check)','7: ACTIVATE-ATTEMPTING PROJECTS=&gt;None(Skill for project)','7: ACTIVATE-DOING RESEARCH=&gt;None(Start researching)','7: ACTIVATE-ATTEMPTING PROJECTS=&gt;(('D', 12), 'D', 0, "Improved fix 'Monopoly' (ECONOMIC)")(Skill for project)','7: ACTIVATE-ATTEMPTING PROJECTS=&gt;1(Consultant fees)','7: ACTIVATE-ATTEMPTING PROJECTS=&gt;5(Dice roll 2D6: skill check)','7: ACTIVATE-ATTEMPTING PROJECTS=&gt;None(Skill for project)','7: ACTIVATE-DOING RESEARCH=&gt;None(Start researching)','7: END-FINALIZING=&gt;Improved fix 'Inflation' (ECONOMIC)(Project abandoned)','7: END-CRISIS ROLLING=&gt;INDUSTRIAL(Crisis chip: full category)','7: END-CRISIS ROLLING=&gt;ECONOMIC(Crisis chip: full category)','7: END-CRISIS ROLLING=&gt;SOCIAL(Crisis chip: full category)','7: END-CRISIS ROLLING=&gt;1(Dice roll 1D6: crisis cat)','7: END-CRISIS ROLLING=&gt;INDUSTRIAL(Category for crisis)','7: END-CRISIS ROLLING=&gt;INDUSTRIAL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6(Dice roll 1D6: crisis cat)','7: END-CRISIS ROLLING=&gt;LIVING STANDARDS(Category for crisis)','7: END-CRISIS ROLLING=&gt;4(Dice roll 1D6: node in LIVING STANDARDS)','7: END-CRISIS ROLLING=&gt;1(Dice roll 1D6: node in LIVING STANDARDS)','7: END-CRISIS ROLLING=&gt;Discrimination(Problem for crisis)','7: END-CRISIS ROLLING=&gt;12(Dice roll 2D6: crisis roll for Discrimination)','7: END-CRISIS ROLLING=&gt;12(Crisis roll for node "Discrimination")','7: END-CRISIS ROLLING=&gt;7(Dice roll 2D6: crisis roll for Discrimination)','7: END-CRISIS ROLLING=&gt;7(Crisis roll for node "Discrimination")','7: END-CRISIS ROLLING=&gt;Discrimination(Now in crisis)','8: ENGAGE-DRAWING MONEY=&gt;1(Money drawn)','8: ENGAGE-DRAWING CARDS=&gt;('S', 3)(Card drawn: 1)','8: ENGAGE-DRAWING CARDS=&gt;('S', 3)(Card drawn: 2)','8: ENGAGE-CRISIS RISING','8: ENGAGE-DRAWING MONEY=&gt;1(Money drawn)','8: ENGAGE-DRAWING CARDS=&gt;('H', 14)(Card drawn: 1)','8: ENGAGE-DRAWING CARDS=&gt;('H', 3)(Card drawn: 2)','8: ENGAGE-DRAWING MONEY=&gt;1(Money drawn)','8: ENGAGE-DRAWING CARDS=&gt;('D', 2)(Card drawn: 1)','8: ENGAGE-DRAWING CARDS=&gt;('H', 4)(Card drawn: 2)','8: ENGAGE-CRISIS RISING','8: ACTIVATE-ATTEMPTING PROJECTS=&gt;(('D', 7), 'D', 2, "Improved fix 'Monopoly' (ECONOMIC)")(Skill for project)','8: ACTIVATE-ATTEMPTING PROJECTS=&gt;1(Consultant fees)','8: ACTIVATE-ATTEMPTING PROJECTS=&gt;4(Dice roll 2D6: skill check)','8: ACTIVATE-ATTEMPTING PROJECTS=&gt;(('S', 3), 'S', 5, "Improved fix 'Monopoly' (ECONOMIC)")(Skill for project)','8: ACTIVATE-ATTEMPTING PROJECTS=&gt;7(Dice roll 2D6: skill check)','8: ACTIVATE-ATTEMPTING PROJECTS=&gt;(('S', 5), 'S', 0, "Improved fix 'Monopoly' (ECONOMIC)")(Skill for project)','8: ACTIVATE-ATTEMPTING PROJECTS=&gt;11(Dice roll 2D6: skill check)','8: ACTIVATE-ATTEMPTING PROJECTS=&gt;(('S', 3), 'S', 4, "Improved fix 'Monopoly' (ECONOMIC)")(Skill for project)','8: ACTIVATE-ATTEMPTING PROJECTS=&gt;9(Dice roll 2D6: skill check)','8: ACTIVATE-ATTEMPTING PROJECTS=&gt;(('S', 10), 'S', 0, "Improved fix 'Monopoly' (ECONOMIC)")(Skill for project)','8: ACTIVATE-ATTEMPTING PROJECTS=&gt;7(Dice roll 2D6: skill check)','8: ACTIVATE-ATTEMPTING PROJECTS=&gt;(('S', 10), 'S', 2, "Improved fix 'Monopoly' (ECONOMIC)")(Skill for project)','8: ACTIVATE-ATTEMPTING PROJECTS=&gt;7(Dice roll 2D6: skill check)','8: ACTIVATE-ATTEMPTING PROJECTS=&gt;(('S', 11), 'S', 0, "Improved fix 'Monopoly' (ECONOMIC)")(Skill for project)','8: ACTIVATE-ATTEMPTING PROJECTS=&gt;7(Dice roll 2D6: skill check)','8: ACTIVATE-ATTEMPTING PROJECTS=&gt;(('H', 9), 'H', 0, "Base fix 'Economic Inequality' (LIVING STANDARDS) triggers crisis")(Skill for project)','8: ACTIVATE-ATTEMPTING PROJECTS=&gt;11(Dice roll 2D6: skill check)','8: ACTIVATE-DOING RESEARCH=&gt;None(Start researching)','8: ACTIVATE-ATTEMPTING PROJECTS=&gt;None(Start project: type)','8: ACTIVATE-ATTEMPTING PROJECTS=&gt;(('H', 14), 'C', 1, "Base fix 'Economic Inequality' (LIVING STANDARDS) triggers crisis")(Skill for project)','8: ACTIVATE-ATTEMPTING PROJECTS=&gt;(('H', 3), 'H', 1, "Base fix 'Economic Inequality' (LIVING STANDARDS) triggers crisis")(Skill for project)','8: ACTIVATE-ATTEMPTING PROJECTS=&gt;2(Consultant fees)','8: ACTIVATE-ATTEMPTING PROJECTS=&gt;9(Dice roll 2D6: skill check)','8: ACTIVATE-ATTEMPTING PROJECTS=&gt;(('D', 9), 'D', 0, "Improved fix 'Monopoly' (ECONOMIC)")(Skill for project)','8: ACTIVATE-ATTEMPTING PROJECTS=&gt;7(Dice roll 2D6: skill check)','8: ACTIVATE-DOING RESEARCH=&gt;None(Start researching)','8: ACTIVATE-ATTEMPTING PROJECTS=&gt;None(Skill for project)','8: ACTIVATE-DOING RESEARCH=&gt;None(Start researching)','9: END-FINALIZING=&gt;Base fix 'Economic Inequality' (LIVING STANDARDS) triggers crisis(Project overskilled for "('H', 14)")','9: END-CRISIS ROLLING=&gt;INDUSTRIAL(Crisis chip: full category)','9: END-CRISIS ROLLING=&gt;ECONOMIC(Crisis chip: full category)','9: END-CRISIS ROLLING=&gt;SOCIAL(Crisis chip: full category)','9: END-CRISIS ROLLING=&gt;4(Dice roll 1D6: crisis cat)','9: END-CRISIS ROLLING=&gt;CLASS(Category for crisis)','9: END-CRISIS ROLLING=&gt;4(Dice roll 1D6: node in CLASS)','9: END-CRISIS ROLLING=&gt;Food Shortage(Crisis chip: overwhelmed problem)','9: END-CRISIS ROLLING=&gt;6(Dice roll 1D6: crisis cat)','9: END-CRISIS ROLLING=&gt;LIVING STANDARDS(Category for crisis)','9: END-CRISIS ROLLING=&gt;4(Dice roll 1D6: node in LIVING STANDARDS)','9: END-CRISIS ROLLING=&gt;5(Dice roll 1D6: node in LIVING STANDARDS)','9: END-CRISIS ROLLING=&gt;4(Dice roll 1D6: node in LIVING STANDARDS)','9: END-CRISIS ROLLING=&gt;5(Dice roll 1D6: node in LIVING STANDARDS)','9: END-CRISIS ROLLING=&gt;2(Dice roll 1D6: node in LIVING STANDARDS)','9: END-CRISIS ROLLING=&gt;Low Labour Standards(Problem for crisis)','9: END-CRISIS ROLLING=&gt;5(Dice roll 2D6: crisis roll for Low Labour Standards)','9: END-CRISIS ROLLING=&gt;5(Crisis roll for node "Low Labour Standards")','9: END-CRISIS ROLLING=&gt;Low Labour Standards(Now in crisis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2(Dice roll 1D6: node in ENVIRONMENTAL)','9: END-CRISIS ROLLING=&gt;Climate Change(Problem for crisis)','9: END-CRISIS ROLLING=&gt;8(Dice roll 2D6: crisis roll for Climate Change)','9: END-CRISIS ROLLING=&gt;8(Crisis roll for node "Climate Change")','9: END-CRISIS ROLLING=&gt;Climate Change(Now in crisis)','9: ENGAGE-DRAWING MONEY=&gt;1(Money drawn)','9: ENGAGE-DRAWING CARDS=&gt;('D', 12)(Card drawn: 1)','9: ENGAGE-DRAWING CARDS=&gt;('H', 13)(Card drawn: 2)','9: ENGAGE-CRISIS RISING','9: ENGAGE-DRAWING MONEY=&gt;1(Money drawn)','9: ENGAGE-DRAWING CARDS=&gt;('C', 2)(Card drawn: 1)','9: ENGAGE-DRAWING CARDS=&gt;('H', 5)(Card drawn: 2)','9: ENGAGE-DRAWING MONEY=&gt;1(Money drawn)','9: ENGAGE-DRAWING CARDS=&gt;('C', 9)(Card drawn: 1)','9: ENGAGE-DRAWING CARDS=&gt;('C', 13)(Card drawn: 2)','9: ENGAGE-CRISIS RISING','9: ACTIVATE-ATTEMPTING PROJECTS=&gt;None(Skill for project)','9: ACTIVATE-DOING RESEARCH=&gt;None(Start researching)','9: ACTIVATE-ATTEMPTING PROJECTS=&gt;None(Start project: type)','9: ACTIVATE-ATTEMPTING PROJECTS=&gt;None(Skill for project)','9: ACTIVATE-DOING RESEARCH=&gt;None(Start researching)','9: ACTIVATE-ATTEMPTING PROJECTS=&gt;None(Skill for project)','9: ACTIVATE-DOING RESEARCH=&gt;None(Start researching)','9: END-FINALIZING=&gt;Base fix 'Economic Inequality' (LIVING STANDARDS) triggers crisis(Project abandoned)','9: END-FINALIZING=&gt;Improved fix 'Monopoly' (ECONOMIC)(Project abandoned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4(Dice roll 1D6: crisis cat)','9: END-CRISIS ROLLING=&gt;CLASS(Category for crisis)','9: END-CRISIS ROLLING=&gt;2(Dice roll 1D6: node in CLASS)','9: END-CRISIS ROLLING=&gt;Affordable Housing(Crisis chip: overwhelmed problem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2(Dice roll 1D6: node in CLASS)','9: END-CRISIS ROLLING=&gt;Affordable Housing(Crisis chip: overwhelmed problem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3(Dice roll 1D6: node in ENVIRONMENTAL)','9: END-CRISIS ROLLING=&gt;Freshwater Depletion(Problem for crisis)','9: END-CRISIS ROLLING=&gt;5(Dice roll 2D6: crisis roll for Freshwater Depletion)','9: END-CRISIS ROLLING=&gt;5(Crisis roll for node "Freshwater Depletion")','9: END-CRISIS ROLLING=&gt;Freshwater Depletion(Now in crisis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3(Dice roll 1D6: node in ENVIRONMENTAL)','9: END-CRISIS ROLLING=&gt;Freshwater Depletion(Problem for crisis)','9: END-CRISIS ROLLING=&gt;7(Dice roll 2D6: crisis roll for Freshwater Depletion)','9: END-CRISIS ROLLING=&gt;7(Crisis roll for node "Freshwater Depletion")','9: END-CRISIS ROLLING=&gt;Clean Water Shortage(Now in crisis (cascaded from: Freshwater Depletion))','9: END-CRISIS ROLLING=&gt;Energy Shortage(Now in crisis (cascaded from: Freshwater Depletion))','10: ENGAGE-DRAWING MONEY=&gt;1(Money drawn)','10: ENGAGE-DRAWING CARDS=&gt;('D', 3)(Card drawn: 1)','10: ENGAGE-DRAWING CARDS=&gt;('S', 6)(Card drawn: 2)','10: ENGAGE-CRISIS RISING','10: ENGAGE-DRAWING MONEY=&gt;1(Money drawn)','10: ENGAGE-DRAWING CARDS=&gt;('C', 7)(Card drawn: 1)','10: ENGAGE-DRAWING CARDS=&gt;('S', 8)(Card drawn: 2)','10: ENGAGE-DRAWING MONEY=&gt;1(Money drawn)','10: ENGAGE-DRAWING CARDS=&gt;('H', 2)(Card drawn: 1)','10: ENGAGE-DRAWING CARDS=&gt;('C', 8)(Card drawn: 2)','10: ENGAGE-CRISIS RISING','10: ACTIVATE-ATTEMPTING PROJECTS=&gt;Base(Start project: type)','10: ACTIVATE-ATTEMPTING PROJECTS=&gt;ECONOMIC(Start project: fix category)','10: ACTIVATE-ATTEMPTING PROJECTS=&gt;Monopoly(Start project: fix problem)','10: ACTIVATE-ATTEMPTING PROJECTS=&gt;Base fix 'Monopoly' (ECONOMIC) triggers crisis(Project started)','10: ACTIVATE-ATTEMPTING PROJECTS=&gt;(('D', 3), 'D', 2, "Base fix 'Monopoly' (ECONOMIC) triggers crisis")(Skill for project)','10: ACTIVATE-ATTEMPTING PROJECTS=&gt;1(Consultant fees)','10: ACTIVATE-ATTEMPTING PROJECTS=&gt;7(Dice roll 2D6: skill check)','10: ACTIVATE-ATTEMPTING PROJECTS=&gt;(('S', 6), 'S', 2, "Base fix 'Monopoly' (ECONOMIC) triggers crisis")(Skill for project)','10: ACTIVATE-ATTEMPTING PROJECTS=&gt;0(Consultant fees)','10: ACTIVATE-ATTEMPTING PROJECTS=&gt;3(Dice roll 2D6: skill check)','10: ACTIVATE-ATTEMPTING PROJECTS=&gt;None(Skill for project)','10: ACTIVATE-DOING RESEARCH=&gt;None(Start researching)','10: ACTIVATE-ATTEMPTING PROJECTS=&gt;Base(Start project: type)','10: ACTIVATE-ATTEMPTING PROJECTS=&gt;CLASS(Start project: fix category)','10: ACTIVATE-ATTEMPTING PROJECTS=&gt;Healthcare(Start project: fix problem)','10: ACTIVATE-ATTEMPTING PROJECTS=&gt;Base fix 'Healthcare' (CLASS) triggers crisis(Project started)','10: ACTIVATE-ATTEMPTING PROJECTS=&gt;None(Skill for project)','10: ACTIVATE-DOING RESEARCH=&gt;None(Start researching)','10: ACTIVATE-ATTEMPTING PROJECTS=&gt;Remove-Tradeoff(Start project: type)','10: ACTIVATE-ATTEMPTING PROJECTS=&gt;ECONOMIC(Start project: fix category)','10: ACTIVATE-ATTEMPTING PROJECTS=&gt;Market Externalities(Start project: fix problem)','10: ACTIVATE-ATTEMPTING PROJECTS=&gt;Improved fix 'Market Externalities' (ECONOMIC)(Project started)','10: ACTIVATE-ATTEMPTING PROJECTS=&gt;None(Skill for project)','10: ACTIVATE-DOING RESEARCH=&gt;None(Start researching)','10: END-FINALIZING=&gt;Base fix 'Healthcare' (CLASS) triggers crisis(Project abandoned)','10: END-FINALIZING=&gt;Improved fix 'Market Externalities' (ECONOMIC)(Project abandoned)','10: END-CRISIS ROLLING=&gt;INDUSTRIAL(Crisis chip: full category)','10: END-CRISIS ROLLING=&gt;ECONOMIC(Crisis chip: full category)','10: END-CRISIS ROLLING=&gt;SOCIAL(Crisis chip: full category)','10: END-CRISIS ROLLING=&gt;CLASS(Crisis chip: full category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6(Dice roll 1D6: crisis cat)','10: END-CRISIS ROLLING=&gt;LIVING STANDARDS(Category for crisis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4(Dice roll 1D6: node in ENVIRONMENTAL)','10: END-CRISIS ROLLING=&gt;Air &amp; Ozone Degradation(Crisis chip: overwhelmed problem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6(Dice roll 1D6: node in ENVIRONMENTAL)','10: END-CRISIS ROLLING=&gt;6(Dice roll 1D6: node in ENVIRONMENTAL)','10: END-CRISIS ROLLING=&gt;6(Dice roll 1D6: node in ENVIRONMENTAL)','10: END-CRISIS ROLLING=&gt;6(Dice roll 1D6: node in ENVIRONMENTAL)','10: END-CRISIS ROLLING=&gt;3(Dice roll 1D6: node in ENVIRONMENTAL)','10: END-CRISIS ROLLING=&gt;Freshwater Depletion(Crisis chip: overwhelmed problem)','10: END-CRISIS ROLLING=&gt;4(Dice roll 1D6: crisis cat)','10: END-CRISIS ROLLING=&gt;CLASS(Category for crisis)','10: END-CRISIS ROLLING=&gt;CLASS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5(Dice roll 1D6: node in ENVIRONMENTAL)','10: END-CRISIS ROLLING=&gt;Ocean Degradation(Problem for crisis)','10: END-CRISIS ROLLING=&gt;4(Dice roll 2D6: crisis roll for Ocean Degradation)','10: END-CRISIS ROLLING=&gt;4(Crisis roll for node "Ocean Degradation")','10: END-CRISIS ROLLING=&gt;Ocean Degradation(Now in crisis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1(Dice roll 1D6: node in ENVIRONMENTAL)','10: END-CRISIS ROLLING=&gt;Chemical Pollution(Crisis chip: overwhelmed problem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6(Dice roll 1D6: crisis cat)','10: END-CRISIS ROLLING=&gt;LIVING STANDARDS(Category for crisis)','10: END-CRISIS ROLLING=&gt;LIVING STANDARDS(Crisis chip: full category)','10: END-CRISIS ROLLING=&gt;5(Dice roll 1D6: crisis cat)','10: END-CRISIS ROLLING=&gt;ENVIRONMENTAL(Category for crisis)','10: END-CRISIS ROLLING=&gt;1(Dice roll 1D6: node in ENVIRONMENTAL)','10: END-CRISIS ROLLING=&gt;Chemical Pollution(Crisis chip: overwhelmed problem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6(Dice roll 1D6: crisis cat)','10: END-CRISIS ROLLING=&gt;LIVING STANDARDS(Category for crisis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5(Dice roll 1D6: crisis cat)','10: END-CRISIS ROLLING=&gt;ENVIRONMENTAL(Category for crisis)','10: END-CRISIS ROLLING=&gt;4(Dice roll 1D6: node in ENVIRONMENTAL)','10: END-CRISIS ROLLING=&gt;Air &amp; Ozone Degradation(Crisis chip: overwhelmed problem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5(Dice roll 1D6: crisis cat)','10: END-CRISIS ROLLING=&gt;ENVIRONMENTAL(Category for crisis)','10: END-CRISIS ROLLING=&gt;2(Dice roll 1D6: node in ENVIRONMENTAL)','10: END-CRISIS ROLLING=&gt;Climate Change(Crisis chip: overwhelmed problem)','10: END-CRISIS ROLLING=&gt;2(Dice roll 1D6: crisis cat)','10: END-CRISIS ROLLING=&gt;ECONOMIC(Category for crisis)','10: END-CRISIS ROLLING=&gt;ECONOMIC(Crisis chip: full category)','10: END-CRISIS ROLLING=&gt;6(Dice roll 1D6: crisis cat)','10: END-CRISIS ROLLING=&gt;LIVING STANDARDS(Category for crisis)','10: END-CRISIS ROLLING=&gt;LIVING STANDARDS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5(Dice roll 1D6: crisis cat)','10: END-CRISIS ROLLING=&gt;ENVIRONMENTAL(Category for crisis)','10: END-CRISIS ROLLING=&gt;1(Dice roll 1D6: node in ENVIRONMENTAL)','10: END-CRISIS ROLLING=&gt;Chemical Pollu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4, 16, 19, 20, 22, 23, 25, 26, 27]}</text:p>
          </table:table-cell>
          <table:table-cell table:style-name="Gnumeric-default" office:value-type="string">
            <text:p>{'abandoned-project': [[], [], [], [], [], [], [], [True], [], [], [], [], [], [], [], [], [], [], [], [], [], [], [], [], [], [], [], [], [], [], [], [], [], [], [], [], [], [], [], [], [], [], [], [], [], [], [], [], [], [], [], [], [], [], [True, True], [], [], [], [], [], [], [True, True], [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D', 11)(Card drawn: 1)','0: ENGAGE-DRAWING CARDS=&gt;('D', 1)(Card drawn: 2)','0: ENGAGE-CRISIS RISING','0: ENGAGE-DRAWING MONEY=&gt;3(Money drawn)','0: ENGAGE-DRAWING CARDS=&gt;('S', 1)(Card drawn: 1)','0: ENGAGE-DRAWING CARDS=&gt;('S', 5)(Card drawn: 2)','0: ENGAGE-DRAWING MONEY=&gt;3(Money drawn)','0: ENGAGE-DRAWING CARDS=&gt;('C', 1)(Card drawn: 1)','0: ENGAGE-DRAWING CARDS=&gt;('H', 11)(Card drawn: 2)','0: ENGAGE-CRISIS RISING','0: ACTIVATE-ATTEMPTING PROJECTS=&gt;Remove-Tradeoff(Start project: type)','0: ACTIVATE-ATTEMPTING PROJECTS=&gt;CLASS(Start project: fix category)','0: ACTIVATE-ATTEMPTING PROJECTS=&gt;Healthcare(Start project: fix problem)','0: ACTIVATE-ATTEMPTING PROJECTS=&gt;Improved fix 'Healthcare' (CLASS)(Project started)','0: ACTIVATE-DOING RESEARCH=&gt;None(Start researching)','0: ACTIVATE-ATTEMPTING PROJECTS=&gt;Remove-Tradeoff(Start project: type)','0: ACTIVATE-ATTEMPTING PROJECTS=&gt;INDUSTRIAL(Start project: fix category)','0: ACTIVATE-ATTEMPTING PROJECTS=&gt;Unsustainable Harvesting(Start project: fix problem)','0: ACTIVATE-ATTEMPTING PROJECTS=&gt;Improved fix 'Unsustainable Harvesting' (INDUSTRIAL)(Project started)','0: ACTIVATE-ATTEMPTING PROJECTS=&gt;(('S', 5), 'S', 1, "Improved fix 'Unsustainable Harvesting' (INDUSTRIAL)")(Skill for project)','0: ACTIVATE-ATTEMPTING PROJECTS=&gt;2(Consultant fees)','0: ACTIVATE-ATTEMPTING PROJECTS=&gt;10(Dice roll 2D6: skill check)','0: ACTIVATE-ATTEMPTING PROJECTS=&gt;None(Skill for project)','0: ACTIVATE-DOING RESEARCH=&gt;None(Start researching)','0: ACTIVATE-ATTEMPTING PROJECTS=&gt;None(Start project: type)','0: ACTIVATE-DOING RESEARCH=&gt;None(Start researching)','0: END-FINALIZING=&gt;Improved fix 'Healthcare' (CLASS)(Project abandoned)','0: END-CRISIS ROLLING=&gt;2(Dice roll 1D6: crisis cat)','0: END-CRISIS ROLLING=&gt;ECONOMIC(Category for crisis)','0: END-CRISIS ROLLING=&gt;1(Dice roll 1D6: node in ECONOMIC)','0: END-CRISIS ROLLING=&gt;Monopoly(Problem for crisis)','0: END-CRISIS ROLLING=&gt;8(Dice roll 2D6: crisis roll for Monopoly)','0: END-CRISIS ROLLING=&gt;8(Crisis roll for node "Monopoly")','0: END-CRISIS ROLLING=&gt;Inefficiency(Now in crisis (cascaded from: Monopoly))','0: END-CRISIS ROLLING=&gt;1(Dice roll 1D6: crisis cat)','0: END-CRISIS ROLLING=&gt;INDUSTRIAL(Category for crisis)','0: END-CRISIS ROLLING=&gt;2(Dice roll 1D6: node in INDUSTRIAL)','0: END-CRISIS ROLLING=&gt;Fossil Fuel Dependency(Problem for crisis)','0: END-CRISIS ROLLING=&gt;5(Dice roll 2D6: crisis roll for Fossil Fuel Dependency)','0: END-CRISIS ROLLING=&gt;5(Crisis roll for node "Fossil Fuel Dependency")','0: END-CRISIS ROLLING=&gt;Chemical Pollution(Now in crisis (cascaded from: Fossil Fuel Dependency))','0: END-CRISIS ROLLING=&gt;Climate Change(Now in crisis (cascaded from: Fossil Fuel Dependency))','0: END-CRISIS ROLLING=&gt;Nitrogen &amp; Phosphorous Loading(Now in crisis (cascaded from: Fossil Fuel Dependency))','0: END-CRISIS ROLLING=&gt;Ocean Degradation(Now in crisis (cascaded from: Fossil Fuel Dependency))','1: ENGAGE-DRAWING MONEY=&gt;2(Money drawn)','1: ENGAGE-DRAWING CARDS=&gt;('D', 10)(Card drawn: 1)','1: ENGAGE-DRAWING CARDS=&gt;('S', 3)(Card drawn: 2)','1: ENGAGE-CRISIS RISING','1: ENGAGE-DRAWING MONEY=&gt;2(Money drawn)','1: ENGAGE-DRAWING CARDS=&gt;('H', 7)(Card drawn: 1)','1: ENGAGE-DRAWING CARDS=&gt;('S', 12)(Card drawn: 2)','1: ENGAGE-DRAWING MONEY=&gt;2(Money drawn)','1: ENGAGE-DRAWING CARDS=&gt;('H', 14)(Card drawn: 1)','1: ENGAGE-DRAWING CARDS=&gt;('H', 9)(Card drawn: 2)','1: ENGAGE-CRISIS RISING','1: ACTIVATE-ATTEMPTING PROJECTS=&gt;Base(Start project: type)','1: ACTIVATE-ATTEMPTING PROJECTS=&gt;ECONOMIC(Start project: fix category)','1: ACTIVATE-ATTEMPTING PROJECTS=&gt;Market Externalities(Start project: fix problem)','1: ACTIVATE-ATTEMPTING PROJECTS=&gt;Base fix 'Market Externalities' (ECONOMIC) triggers crisis(Project started)','1: ACTIVATE-ATTEMPTING PROJECTS=&gt;(('S', 3), 'S', 3, "Base fix 'Market Externalities' (ECONOMIC) triggers crisis")(Skill for project)','1: ACTIVATE-ATTEMPTING PROJECTS=&gt;0(Consultant fees)','1: ACTIVATE-ATTEMPTING PROJECTS=&gt;9(Dice roll 2D6: skill check)','1: ACTIVATE-ATTEMPTING PROJECTS=&gt;(('D', 1), 'D', 1, "Base fix 'Market Externalities' (ECONOMIC) triggers crisis")(Skill for project)','1: ACTIVATE-ATTEMPTING PROJECTS=&gt;0(Consultant fees)','1: ACTIVATE-ATTEMPTING PROJECTS=&gt;8(Dice roll 2D6: skill check)','1: ACTIVATE-ATTEMPTING PROJECTS=&gt;(('D', 10), 'D', 1, "Base fix 'Market Externalities' (ECONOMIC) triggers crisis")(Skill for project)','1: ACTIVATE-ATTEMPTING PROJECTS=&gt;0(Consultant fees)','1: ACTIVATE-ATTEMPTING PROJECTS=&gt;3(Dice roll 2D6: skill check)','1: ACTIVATE-ATTEMPTING PROJECTS=&gt;(('D', 11), 'D', 0, "Base fix 'Market Externalities' (ECONOMIC) triggers crisis")(Skill for project)','1: ACTIVATE-ATTEMPTING PROJECTS=&gt;1(Consultant fees)','1: ACTIVATE-ATTEMPTING PROJECTS=&gt;5(Dice roll 2D6: skill check)','1: ACTIVATE-DOING RESEARCH=&gt;None(Start researching)','1: ACTIVATE-ATTEMPTING PROJECTS=&gt;(('S', 12), 'S', 2, "Improved fix 'Unsustainable Harvesting' (INDUSTRIAL)")(Skill for project)','1: ACTIVATE-ATTEMPTING PROJECTS=&gt;0(Consultant fees)','1: ACTIVATE-ATTEMPTING PROJECTS=&gt;8(Dice roll 2D6: skill check)','1: ACTIVATE-ATTEMPTING PROJECTS=&gt;None(Skill for project)','1: ACTIVATE-DOING RESEARCH=&gt;None(Start researching)','1: ACTIVATE-ATTEMPTING PROJECTS=&gt;Remove-Tradeoff(Start project: type)','1: ACTIVATE-ATTEMPTING PROJECTS=&gt;SOCIAL(Start project: fix category)','1: ACTIVATE-ATTEMPTING PROJECTS=&gt;Community Networks(Start project: fix problem)','1: ACTIVATE-ATTEMPTING PROJECTS=&gt;Improved fix 'Community Networks' (SOCIAL)(Project started)','1: ACTIVATE-ATTEMPTING PROJECTS=&gt;(('H', 9), 'H', 3, "Improved fix 'Community Networks' (SOCIAL)")(Skill for project)','1: ACTIVATE-ATTEMPTING PROJECTS=&gt;0(Consultant fees)','1: ACTIVATE-ATTEMPTING PROJECTS=&gt;3(Dice roll 2D6: skill check)','1: ACTIVATE-ATTEMPTING PROJECTS=&gt;(('H', 14), 'H', 2, "Improved fix 'Community Networks' (SOCIAL)")(Skill for project)','1: ACTIVATE-ATTEMPTING PROJECTS=&gt;(('C', 1), 'C', 0, "Improved fix 'Unsustainable Harvesting' (INDUSTRIAL)")(Skill for project)','1: ACTIVATE-ATTEMPTING PROJECTS=&gt;1(Consultant fees)','1: ACTIVATE-ATTEMPTING PROJECTS=&gt;2(Dice roll 2D6: skill check)','1: ACTIVATE-ATTEMPTING PROJECTS=&gt;None(Skill for project)','1: ACTIVATE-DOING RESEARCH=&gt;None(Start researching)','1: END-FINALIZING=&gt;Improved fix 'Community Networks' (SOCIAL)(Project overskilled for "('H', 14)")','1: END-CRISIS ROLLING=&gt;6(Dice roll 1D6: crisis cat)','1: END-CRISIS ROLLING=&gt;LIVING STANDARDS(Category for crisis)','1: END-CRISIS ROLLING=&gt;1(Dice roll 1D6: node in LIVING STANDARDS)','1: END-CRISIS ROLLING=&gt;Discrimination(Problem for crisis)','1: END-CRISIS ROLLING=&gt;7(Dice roll 2D6: crisis roll for Discrimination)','1: END-CRISIS ROLLING=&gt;7(Crisis roll for node "Discrimination")','1: END-CRISIS ROLLING=&gt;Discrimination(Now in crisis)','1: END-CRISIS ROLLING=&gt;3(Dice roll 1D6: crisis cat)','1: END-CRISIS ROLLING=&gt;SOCIAL(Category for crisis)','1: END-CRISIS ROLLING=&gt;2(Dice roll 1D6: node in SOCIAL)','1: END-CRISIS ROLLING=&gt;Political Voice(Problem for crisis)','1: END-CRISIS ROLLING=&gt;2(Dice roll 2D6: crisis roll for Political Voice)','1: END-CRISIS ROLLING=&gt;2(Crisis roll for node "Political Voice")','1: END-CRISIS ROLLING=&gt;Political Voice(Now in crisis)','2: ENGAGE-DRAWING MONEY=&gt;2(Money drawn)','2: ENGAGE-DRAWING CARDS=&gt;('D', 14)(Card drawn: 1)','2: ENGAGE-DRAWING CARDS=&gt;('S', 8)(Card drawn: 2)','2: ENGAGE-CRISIS RISING','2: ENGAGE-DRAWING MONEY=&gt;2(Money drawn)','2: ENGAGE-DRAWING CARDS=&gt;('H', 3)(Card drawn: 1)','2: ENGAGE-DRAWING CARDS=&gt;('D', 12)(Card drawn: 2)','2: ENGAGE-DRAWING MONEY=&gt;2(Money drawn)','2: ENGAGE-DRAWING CARDS=&gt;('C', 2)(Card drawn: 1)','2: ENGAGE-DRAWING CARDS=&gt;('C', 12)(Card drawn: 2)','2: ENGAGE-CRISIS RISING','2: ACTIVATE-ATTEMPTING PROJECTS=&gt;(('D', 14), 'S', 0, "Improved fix 'Unsustainable Harvesting' (INDUSTRIAL)")(Skill for project)','2: ACTIVATE-ATTEMPTING PROJECTS=&gt;(('S', 8), 'S', 0, "Base fix 'Market Externalities' (ECONOMIC) triggers crisis")(Skill for project)','2: ACTIVATE-ATTEMPTING PROJECTS=&gt;0(Consultant fees)','2: ACTIVATE-ATTEMPTING PROJECTS=&gt;5(Dice roll 2D6: skill check)','2: ACTIVATE-DOING RESEARCH=&gt;None(Start researching)','2: ACTIVATE-ATTEMPTING PROJECTS=&gt;(('S', 1), 'S', 0, "Improved fix 'Unsustainable Harvesting' (INDUSTRIAL)")(Skill for project)','2: ACTIVATE-ATTEMPTING PROJECTS=&gt;1(Consultant fees)','2: ACTIVATE-ATTEMPTING PROJECTS=&gt;11(Dice roll 2D6: skill check)','2: ACTIVATE-ATTEMPTING PROJECTS=&gt;(('H', 3), 'H', 1, "Improved fix 'Community Networks' (SOCIAL)")(Skill for project)','2: ACTIVATE-ATTEMPTING PROJECTS=&gt;4(Consultant fees)','2: ACTIVATE-ATTEMPTING PROJECTS=&gt;8(Dice roll 2D6: skill check)','2: ACTIVATE-ATTEMPTING PROJECTS=&gt;(('D', 12), 'D', 1, "Improved fix 'Community Networks' (SOCIAL)")(Skill for project)','2: ACTIVATE-ATTEMPTING PROJECTS=&gt;7(Dice roll 2D6: skill check)','2: ACTIVATE-ATTEMPTING PROJECTS=&gt;None(Skill for project)','2: ACTIVATE-DOING RESEARCH=&gt;None(Start researching)','2: ACTIVATE-ATTEMPTING PROJECTS=&gt;(('C', 12), 'C', 2, "Improved fix 'Unsustainable Harvesting' (INDUSTRIAL)")(Skill for project)','2: ACTIVATE-ATTEMPTING PROJECTS=&gt;1(Consultant fees)','2: ACTIVATE-ATTEMPTING PROJECTS=&gt;6(Dice roll 2D6: skill check)','2: ACTIVATE-ATTEMPTING PROJECTS=&gt;(('H', 11), 'H', 0, "Improved fix 'Community Networks' (SOCIAL)")(Skill for project)','2: ACTIVATE-ATTEMPTING PROJECTS=&gt;0(Consultant fees)','2: ACTIVATE-ATTEMPTING PROJECTS=&gt;6(Dice roll 2D6: skill check)','2: ACTIVATE-ATTEMPTING PROJECTS=&gt;(('C', 2), 'C', 0, "Improved fix 'Unsustainable Harvesting' (INDUSTRIAL)")(Skill for project)','2: ACTIVATE-ATTEMPTING PROJECTS=&gt;1(Consultant fees)','2: ACTIVATE-ATTEMPTING PROJECTS=&gt;7(Dice roll 2D6: skill check)','2: ACTIVATE-DOING RESEARCH=&gt;None(Start researching)','3: END-FINALIZING=&gt;Improved fix 'Unsustainable Harvesting' (INDUSTRIAL)(Project overskilled for "('D', 14)")','3: END-CRISIS ROLLING=&gt;6(Dice roll 1D6: crisis cat)','3: END-CRISIS ROLLING=&gt;LIVING STANDARDS(Category for crisis)','3: END-CRISIS ROLLING=&gt;1(Dice roll 1D6: node in LIVING STANDARDS)','3: END-CRISIS ROLLING=&gt;Discrimination(Problem for crisis)','3: END-CRISIS ROLLING=&gt;2(Dice roll 2D6: crisis roll for Discrimination)','3: END-CRISIS ROLLING=&gt;2(Crisis roll for node "Discrimination")','3: END-CRISIS ROLLING=&gt;Economic Inequality(Now in crisis (cascaded from: Discrimination))','3: END-CRISIS ROLLING=&gt;6(Dice roll 1D6: crisis cat)','3: END-CRISIS ROLLING=&gt;LIVING STANDARDS(Category for crisis)','3: END-CRISIS ROLLING=&gt;5(Dice roll 1D6: node in LIVING STANDARDS)','3: END-CRISIS ROLLING=&gt;3(Dice roll 1D6: node in LIVING STANDARDS)','3: END-CRISIS ROLLING=&gt;Systemic Corruption(Problem for crisis)','3: END-CRISIS ROLLING=&gt;7(Dice roll 2D6: crisis roll for Systemic Corruption)','3: END-CRISIS ROLLING=&gt;7(Crisis roll for node "Systemic Corruption")','3: END-CRISIS ROLLING=&gt;Inflation(Now in crisis (cascaded from: Systemic Corruption))','3: END-CRISIS ROLLING=&gt;Peace &amp; Justice(Now in crisis (cascaded from: Systemic Corruption))','3: ENGAGE-DRAWING MONEY=&gt;1(Money drawn)','3: ENGAGE-DRAWING CARDS=&gt;('S', 8)(Card drawn: 1)','3: ENGAGE-DRAWING CARDS=&gt;('D', 2)(Card drawn: 2)','3: ENGAGE-CRISIS RISING','3: ENGAGE-DRAWING MONEY=&gt;1(Money drawn)','3: ENGAGE-DRAWING CARDS=&gt;('S', 6)(Card drawn: 1)','3: ENGAGE-DRAWING CARDS=&gt;('D', 6)(Card drawn: 2)','3: ENGAGE-DRAWING MONEY=&gt;1(Money drawn)','3: ENGAGE-DRAWING CARDS=&gt;('H', 8)(Card drawn: 1)','3: ENGAGE-DRAWING CARDS=&gt;('C', 3)(Card drawn: 2)','3: ENGAGE-CRISIS RISING','3: ACTIVATE-ATTEMPTING PROJECTS=&gt;None(Skill for project)','3: ACTIVATE-DOING RESEARCH=&gt;None(Start researching)','3: ACTIVATE-ATTEMPTING PROJECTS=&gt;(('H', 7), 'H', 0, "Improved fix 'Community Networks' (SOCIAL)")(Skill for project)','3: ACTIVATE-ATTEMPTING PROJECTS=&gt;1(Consultant fees)','3: ACTIVATE-ATTEMPTING PROJECTS=&gt;12(Dice roll 2D6: skill check)','3: ACTIVATE-ATTEMPTING PROJECTS=&gt;1(Added a crisis chip)','3: ACTIVATE-ATTEMPTING PROJECTS=&gt;(('D', 6), 'D', 1, "Base fix 'Market Externalities' (ECONOMIC) triggers crisis")(Skill for project)','3: ACTIVATE-ATTEMPTING PROJECTS=&gt;7(Dice roll 2D6: skill check)','3: ACTIVATE-ATTEMPTING PROJECTS=&gt;(('S', 6), 'S', 0, "Base fix 'Market Externalities' (ECONOMIC) triggers crisis")(Skill for project)','3: ACTIVATE-ATTEMPTING PROJECTS=&gt;9(Dice roll 2D6: skill check)','3: ACTIVATE-DOING RESEARCH=&gt;None(Start researching)','3: ACTIVATE-ATTEMPTING PROJECTS=&gt;(('C', 3), 'C', 1, "Improved fix 'Unsustainable Harvesting' (INDUSTRIAL)")(Skill for project)','3: ACTIVATE-ATTEMPTING PROJECTS=&gt;5(Consultant fees)','3: ACTIVATE-ATTEMPTING PROJECTS=&gt;10(Dice roll 2D6: skill check)','3: ACTIVATE-ATTEMPTING PROJECTS=&gt;(('H', 8), 'H', 0, "Improved fix 'Community Networks' (SOCIAL)")(Skill for project)','3: ACTIVATE-ATTEMPTING PROJECTS=&gt;8(Dice roll 2D6: skill check)','3: ACTIVATE-DOING RESEARCH=&gt;None(Start researching)','3: END-CRISIS ROLLING=&gt;ECONOMIC(Crisis chip: full category)','3: END-CRISIS ROLLING=&gt;2(Dice roll 1D6: crisis cat)','3: END-CRISIS ROLLING=&gt;ECONOMIC(Category for crisis)','3: END-CRISIS ROLLING=&gt;ECONOMIC(Crisis chip: full category)','3: END-CRISIS ROLLING=&gt;2(Dice roll 1D6: crisis cat)','3: END-CRISIS ROLLING=&gt;ECONOMIC(Category for crisis)','3: END-CRISIS ROLLING=&gt;ECONOMIC(Crisis chip: full category)','3: END-CRISIS ROLLING=&gt;3(Dice roll 1D6: crisis cat)','3: END-CRISIS ROLLING=&gt;SOCIAL(Category for crisis)','3: END-CRISIS ROLLING=&gt;1(Dice roll 1D6: node in SOCIAL)','3: END-CRISIS ROLLING=&gt;Education(Problem for crisis)','3: END-CRISIS ROLLING=&gt;2(Dice roll 2D6: crisis roll for Education)','3: END-CRISIS ROLLING=&gt;2(Crisis roll for node "Education")','3: END-CRISIS ROLLING=&gt;Education(Now in crisis)','3: END-CRISIS ROLLING=&gt;5(Dice roll 1D6: crisis cat)','3: END-CRISIS ROLLING=&gt;ENVIRONMENTAL(Category for crisis)','3: END-CRISIS ROLLING=&gt;4(Dice roll 1D6: node in ENVIRONMENTAL)','3: END-CRISIS ROLLING=&gt;Air &amp; Ozone Degradation(Problem for crisis)','3: END-CRISIS ROLLING=&gt;12(Dice roll 2D6: crisis roll for Air &amp; Ozone Degradation)','3: END-CRISIS ROLLING=&gt;12(Crisis roll for node "Air &amp; Ozone Degradation")','3: END-CRISIS ROLLING=&gt;11(Dice roll 2D6: crisis roll for Air &amp; Ozone Degradation)','3: END-CRISIS ROLLING=&gt;11(Crisis roll for node "Air &amp; Ozone Degradation")','3: END-CRISIS ROLLING=&gt;Air &amp; Ozone Degradation(Crisis averted)','4: ENGAGE-DRAWING MONEY=&gt;1(Money drawn)','4: ENGAGE-DRAWING CARDS=&gt;('D', 11)(Card drawn: 1)','4: ENGAGE-DRAWING CARDS=&gt;('S', 7)(Card drawn: 2)','4: ENGAGE-CRISIS RISING','4: ENGAGE-DRAWING MONEY=&gt;1(Money drawn)','4: ENGAGE-DRAWING CARDS=&gt;('H', 3)(Card drawn: 1)','4: ENGAGE-DRAWING CARDS=&gt;('D', 13)(Card drawn: 2)','4: ENGAGE-DRAWING MONEY=&gt;1(Money drawn)','4: ENGAGE-DRAWING CARDS=&gt;('D', 10)(Card drawn: 1)','4: ENGAGE-DRAWING CARDS=&gt;('C', 8)(Card drawn: 2)','4: ENGAGE-CRISIS RISING','4: ACTIVATE-ATTEMPTING PROJECTS=&gt;(('D', 11), 'D', 2, "Base fix 'Market Externalities' (ECONOMIC) triggers crisis")(Skill for project)','4: ACTIVATE-ATTEMPTING PROJECTS=&gt;0(Consultant fees)','4: ACTIVATE-ATTEMPTING PROJECTS=&gt;10(Dice roll 2D6: skill check)','4: ACTIVATE-ATTEMPTING PROJECTS=&gt;(('D', 2), 'D', 1, "Base fix 'Market Externalities' (ECONOMIC) triggers crisis")(Skill for project)','4: ACTIVATE-ATTEMPTING PROJECTS=&gt;3(Consultant fees)','4: ACTIVATE-ATTEMPTING PROJECTS=&gt;10(Dice roll 2D6: skill check)','4: ACTIVATE-ATTEMPTING PROJECTS=&gt;(('S', 8), 'S', 0, "Improved fix 'Unsustainable Harvesting' (INDUSTRIAL)")(Skill for project)','4: ACTIVATE-ATTEMPTING PROJECTS=&gt;0(Consultant fees)','4: ACTIVATE-ATTEMPTING PROJECTS=&gt;5(Dice roll 2D6: skill check)','4: ACTIVATE-ATTEMPTING PROJECTS=&gt;(('S', 7), 'S', 0, "Improved fix 'Unsustainable Harvesting' (INDUSTRIAL)")(Skill for project)','4: ACTIVATE-ATTEMPTING PROJECTS=&gt;1(Consultant fees)','4: ACTIVATE-ATTEMPTING PROJECTS=&gt;8(Dice roll 2D6: skill check)','4: ACTIVATE-DOING RESEARCH=&gt;None(Start researching)','4: ACTIVATE-ATTEMPTING PROJECTS=&gt;(('D', 13), 'D', 1, "Base fix 'Market Externalities' (ECONOMIC) triggers crisis")(Skill for project)','4: ACTIVATE-ATTEMPTING PROJECTS=&gt;1(Consultant fees)','4: ACTIVATE-ATTEMPTING PROJECTS=&gt;4(Dice roll 2D6: skill check)','4: ACTIVATE-ATTEMPTING PROJECTS=&gt;None(Skill for project)','4: ACTIVATE-DOING RESEARCH=&gt;None(Start researching)','4: ACTIVATE-ATTEMPTING PROJECTS=&gt;(('C', 8), 'C', 1, "Improved fix 'Unsustainable Harvesting' (INDUSTRIAL)")(Skill for project)','4: ACTIVATE-ATTEMPTING PROJECTS=&gt;1(Consultant fees)','4: ACTIVATE-ATTEMPTING PROJECTS=&gt;2(Dice roll 2D6: skill check)','4: ACTIVATE-ATTEMPTING PROJECTS=&gt;(('D', 10), 'D', 0, "Improved fix 'Community Networks' (SOCIAL)")(Skill for project)','4: ACTIVATE-ATTEMPTING PROJECTS=&gt;10(Dice roll 2D6: skill check)','4: ACTIVATE-DOING RESEARCH=&gt;None(Start researching)','4: END-CRISIS ROLLING=&gt;ECONOMIC(Crisis chip: full category)','4: END-CRISIS ROLLING=&gt;SOCIAL(Crisis chip: full category)','4: END-CRISIS ROLLING=&gt;2(Dice roll 1D6: crisis cat)','4: END-CRISIS ROLLING=&gt;ECONOMIC(Category for crisis)','4: END-CRISIS ROLLING=&gt;ECONOMIC(Crisis chip: full category)','4: END-CRISIS ROLLING=&gt;5(Dice roll 1D6: crisis cat)','4: END-CRISIS ROLLING=&gt;ENVIRONMENTAL(Category for crisis)','4: END-CRISIS ROLLING=&gt;3(Dice roll 1D6: node in ENVIRONMENTAL)','4: END-CRISIS ROLLING=&gt;Freshwater Depletion(Problem for crisis)','4: END-CRISIS ROLLING=&gt;7(Dice roll 2D6: crisis roll for Freshwater Depletion)','4: END-CRISIS ROLLING=&gt;7(Crisis roll for node "Freshwater Depletion")','4: END-CRISIS ROLLING=&gt;Freshwater Depletion(Now in crisis)','4: END-CRISIS ROLLING=&gt;1(Dice roll 1D6: crisis cat)','4: END-CRISIS ROLLING=&gt;INDUSTRIAL(Category for crisis)','4: END-CRISIS ROLLING=&gt;2(Dice roll 1D6: node in INDUSTRIAL)','4: END-CRISIS ROLLING=&gt;Fossil Fuel Dependency(Problem for crisis)','4: END-CRISIS ROLLING=&gt;7(Dice roll 2D6: crisis roll for Fossil Fuel Dependency)','4: END-CRISIS ROLLING=&gt;7(Crisis roll for node "Fossil Fuel Dependency")','4: END-CRISIS ROLLING=&gt;Food Shortage(Now in crisis (cascaded from: Fossil Fuel Dependency))','5: ENGAGE-DRAWING MONEY=&gt;1(Money drawn)','5: ENGAGE-DRAWING CARDS=&gt;('H', 4)(Card drawn: 1)','5: ENGAGE-DRAWING CARDS=&gt;('S', 9)(Card drawn: 2)','5: ENGAGE-CRISIS RISING','5: ENGAGE-DRAWING MONEY=&gt;1(Money drawn)','5: ENGAGE-DRAWING CARDS=&gt;('D', 7)(Card drawn: 1)','5: ENGAGE-DRAWING CARDS=&gt;('S', 12)(Card drawn: 2)','5: ENGAGE-DRAWING MONEY=&gt;1(Money drawn)','5: ENGAGE-DRAWING CARDS=&gt;('C', 6)(Card drawn: 1)','5: ENGAGE-DRAWING CARDS=&gt;('C', 11)(Card drawn: 2)','5: ENGAGE-CRISIS RISING','5: ACTIVATE-ATTEMPTING PROJECTS=&gt;None(Skill for project)','5: ACTIVATE-DOING RESEARCH=&gt;None(Start researching)','5: ACTIVATE-ATTEMPTING PROJECTS=&gt;(('H', 3), 'H', 0, "Improved fix 'Community Networks' (SOCIAL)")(Skill for project)','5: ACTIVATE-ATTEMPTING PROJECTS=&gt;0(Consultant fees)','5: ACTIVATE-ATTEMPTING PROJECTS=&gt;3(Dice roll 2D6: skill check)','5: ACTIVATE-ATTEMPTING PROJECTS=&gt;None(Skill for project)','5: ACTIVATE-DOING RESEARCH=&gt;None(Start researching)','5: ACTIVATE-ATTEMPTING PROJECTS=&gt;None(Skill for project)','5: ACTIVATE-DOING RESEARCH=&gt;None(Start researching)','6: END-FINALIZING=&gt;Improved fix 'Unsustainable Harvesting' (INDUSTRIAL)(Project abandoned)','6: END-FINALIZING=&gt;Base fix 'Market Externalities' (ECONOMIC) triggers crisis(Project abandoned)','6: END-CRISIS ROLLING=&gt;ECONOMIC(Crisis chip: full category)','6: END-CRISIS ROLLING=&gt;SOCIAL(Crisis chip: full category)','6: END-CRISIS ROLLING=&gt;5(Dice roll 1D6: crisis cat)','6: END-CRISIS ROLLING=&gt;ENVIRONMENTAL(Category for crisis)','6: END-CRISIS ROLLING=&gt;5(Dice roll 1D6: node in ENVIRONMENTAL)','6: END-CRISIS ROLLING=&gt;Ocean Degradation(Problem for crisis)','6: END-CRISIS ROLLING=&gt;6(Dice roll 2D6: crisis roll for Ocean Degradation)','6: END-CRISIS ROLLING=&gt;6(Crisis roll for node "Ocean Degradation")','6: END-CRISIS ROLLING=&gt;Biodiversity Loss(Now in crisis (cascaded from: Ocean Degradation))','6: END-CRISIS ROLLING=&gt;5(Dice roll 1D6: crisis cat)','6: END-CRISIS ROLLING=&gt;ENVIRONMENTAL(Category for crisis)','6: END-CRISIS ROLLING=&gt;2(Dice roll 1D6: node in ENVIRONMENTAL)','6: END-CRISIS ROLLING=&gt;Climate Change(Problem for crisis)','6: END-CRISIS ROLLING=&gt;10(Dice roll 2D6: crisis roll for Climate Change)','6: END-CRISIS ROLLING=&gt;10(Crisis roll for node "Climate Change")','6: END-CRISIS ROLLING=&gt;Climate Change(Crisis averted)','6: ENGAGE-DRAWING MONEY=&gt;1(Money drawn)','6: ENGAGE-DRAWING CARDS=&gt;('C', 2)(Card drawn: 1)','6: ENGAGE-DRAWING CARDS=&gt;('D', 4)(Card drawn: 2)','6: ENGAGE-CRISIS RISING','6: ENGAGE-DRAWING MONEY=&gt;1(Money drawn)','6: ENGAGE-DRAWING CARDS=&gt;('S', 3)(Card drawn: 1)','6: ENGAGE-DRAWING CARDS=&gt;('S', 13)(Card drawn: 2)','6: ENGAGE-DRAWING MONEY=&gt;1(Money drawn)','6: ENGAGE-DRAWING CARDS=&gt;('S', 2)(Card drawn: 1)','6: ENGAGE-DRAWING CARDS=&gt;('C', 10)(Card drawn: 2)','6: ENGAGE-CRISIS RISING','6: ACTIVATE-ATTEMPTING PROJECTS=&gt;Base(Start project: type)','6: ACTIVATE-ATTEMPTING PROJECTS=&gt;CLASS(Start project: fix category)','6: ACTIVATE-ATTEMPTING PROJECTS=&gt;Healthcare(Start project: fix problem)','6: ACTIVATE-ATTEMPTING PROJECTS=&gt;Base fix 'Healthcare' (CLASS) triggers crisis(Project started)','6: ACTIVATE-ATTEMPTING PROJECTS=&gt;None(Skill for project)','6: ACTIVATE-DOING RESEARCH=&gt;None(Start researching)','6: ACTIVATE-ATTEMPTING PROJECTS=&gt;None(Start project: type)','6: ACTIVATE-ATTEMPTING PROJECTS=&gt;None(Skill for project)','6: ACTIVATE-DOING RESEARCH=&gt;None(Start researching)','6: ACTIVATE-DOING RESEARCH=&gt;None(Start researching)','6: END-FINALIZING=&gt;Improved fix 'Community Networks' (SOCIAL)(Project abandoned)','6: END-FINALIZING=&gt;Base fix 'Healthcare' (CLASS) triggers crisis(Project abandoned)','6: END-CRISIS ROLLING=&gt;ECONOMIC(Crisis chip: full category)','6: END-CRISIS ROLLING=&gt;SOCIAL(Crisis chip: full category)','6: END-CRISIS ROLLING=&gt;6(Dice roll 1D6: crisis cat)','6: END-CRISIS ROLLING=&gt;LIVING STANDARDS(Category for crisis)','6: END-CRISIS ROLLING=&gt;2(Dice roll 1D6: node in LIVING STANDARDS)','6: END-CRISIS ROLLING=&gt;Low Labour Standards(Problem for crisis)','6: END-CRISIS ROLLING=&gt;8(Dice roll 2D6: crisis roll for Low Labour Standards)','6: END-CRISIS ROLLING=&gt;8(Crisis roll for node "Low Labour Standards")','6: END-CRISIS ROLLING=&gt;Low Labour Standards(Now in crisis)','6: END-CRISIS ROLLING=&gt;6(Dice roll 1D6: crisis cat)','6: END-CRISIS ROLLING=&gt;LIVING STANDARDS(Category for crisis)','6: END-CRISIS ROLLING=&gt;LIVING STANDARDS(Crisis chip: full category)','6: END-CRISIS ROLLING=&gt;6(Dice roll 1D6: crisis cat)','6: END-CRISIS ROLLING=&gt;LIVING STANDARDS(Category for crisis)','6: END-CRISIS ROLLING=&gt;LIVING STANDARDS(Crisis chip: full category)','6: END-CRISIS ROLLING=&gt;3(Dice roll 1D6: crisis cat)','6: END-CRISIS ROLLING=&gt;SOCIAL(Category for crisis)','6: END-CRISIS ROLLING=&gt;SOCIAL(Crisis chip: full category)','6: END-CRISIS ROLLING=&gt;6(Dice roll 1D6: crisis cat)','6: END-CRISIS ROLLING=&gt;LIVING STANDARDS(Category for crisis)','6: END-CRISIS ROLLING=&gt;LIVING STANDARDS(Crisis chip: full category)','6: END-CRISIS ROLLING=&gt;5(Dice roll 1D6: crisis cat)','6: END-CRISIS ROLLING=&gt;ENVIRONMENTAL(Category for crisis)','6: END-CRISIS ROLLING=&gt;1(Dice roll 1D6: node in ENVIRONMENTAL)','6: END-CRISIS ROLLING=&gt;Chemical Pollution(Problem for crisis)','6: END-CRISIS ROLLING=&gt;5(Dice roll 2D6: crisis roll for Chemical Pollution)','6: END-CRISIS ROLLING=&gt;5(Crisis roll for node "Chemical Pollution")','6: END-CRISIS ROLLING=&gt;Healthcare(Now in crisis (cascaded from: Chemical Pollution))','7: ENGAGE-DRAWING MONEY=&gt;1(Money drawn)','7: ENGAGE-DRAWING CARDS=&gt;('S', 1)(Card drawn: 1)','7: ENGAGE-DRAWING CARDS=&gt;('D', 5)(Card drawn: 2)','7: ENGAGE-CRISIS RISING','7: ENGAGE-DRAWING MONEY=&gt;1(Money drawn)','7: ENGAGE-DRAWING CARDS=&gt;('S', 2)(Card drawn: 1)','7: ENGAGE-DRAWING CARDS=&gt;('S', 13)(Card drawn: 2)','7: ENGAGE-DRAWING MONEY=&gt;1(Money drawn)','7: ENGAGE-DRAWING CARDS=&gt;('D', 1)(Card drawn: 1)','7: ENGAGE-DRAWING CARDS=&gt;('H', 1)(Card drawn: 2)','7: ENGAGE-CRISIS RISING','7: ACTIVATE-ATTEMPTING PROJECTS=&gt;None(Start project: type)','7: ACTIVATE-DOING RESEARCH=&gt;None(Start researching)','7: ACTIVATE-ATTEMPTING PROJECTS=&gt;None(Start project: type)','7: ACTIVATE-DOING RESEARCH=&gt;None(Start researching)','7: ACTIVATE-ATTEMPTING PROJECTS=&gt;Base(Start project: type)','7: ACTIVATE-ATTEMPTING PROJECTS=&gt;CLASS(Start project: fix category)','7: ACTIVATE-ATTEMPTING PROJECTS=&gt;Clean Water Shortage(Start project: fix problem)','7: ACTIVATE-ATTEMPTING PROJECTS=&gt;Base fix 'Clean Water Shortage' (CLASS) triggers crisis(Project started)','7: ACTIVATE-ATTEMPTING PROJECTS=&gt;(('S', 2), 'S', 2, "Base fix 'Clean Water Shortage' (CLASS) triggers crisis")(Skill for project)','7: ACTIVATE-ATTEMPTING PROJECTS=&gt;0(Consultant fees)','7: ACTIVATE-ATTEMPTING PROJECTS=&gt;9(Dice roll 2D6: skill check)','7: ACTIVATE-ATTEMPTING PROJECTS=&gt;None(Skill for project)','7: ACTIVATE-DOING RESEARCH=&gt;None(Start researching)','7: END-CRISIS ROLLING=&gt;ECONOMIC(Crisis chip: full category)','7: END-CRISIS ROLLING=&gt;SOCIAL(Crisis chip: full category)','7: END-CRISIS ROLLING=&gt;LIVING STANDARDS(Crisis chip: full category)','7: END-CRISIS ROLLING=&gt;5(Dice roll 1D6: crisis cat)','7: END-CRISIS ROLLING=&gt;ENVIRONMENTAL(Category for crisis)','7: END-CRISIS ROLLING=&gt;1(Dice roll 1D6: node in ENVIRONMENTAL)','7: END-CRISIS ROLLING=&gt;Chemical Pollution(Problem for crisis)','7: END-CRISIS ROLLING=&gt;5(Dice roll 2D6: crisis roll for Chemical Pollution)','7: END-CRISIS ROLLING=&gt;5(Crisis roll for node "Chemical Pollution")','7: END-CRISIS ROLLING=&gt;Clean Water Shortage(Now in crisis (cascaded from: Chemical Pollution)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1(Dice roll 1D6: node in ENVIRONMENTAL)','7: END-CRISIS ROLLING=&gt;Chemical Pollution(Problem for crisis)','7: END-CRISIS ROLLING=&gt;11(Dice roll 2D6: crisis roll for Chemical Pollution)','7: END-CRISIS ROLLING=&gt;11(Crisis roll for node "Chemical Pollution")','7: END-CRISIS ROLLING=&gt;Chemical Pollution(Crisis averted)','8: ENGAGE-DRAWING MONEY=&gt;1(Money drawn)','8: ENGAGE-DRAWING CARDS=&gt;('H', 12)(Card drawn: 1)','8: ENGAGE-DRAWING CARDS=&gt;('S', 14)(Card drawn: 2)','8: ENGAGE-CRISIS RISING','8: ENGAGE-DRAWING MONEY=&gt;1(Money drawn)','8: ENGAGE-DRAWING CARDS=&gt;('S', 11)(Card drawn: 1)','8: ENGAGE-DRAWING CARDS=&gt;('D', 7)(Card drawn: 2)','8: ENGAGE-DRAWING MONEY=&gt;1(Money drawn)','8: ENGAGE-DRAWING CARDS=&gt;('C', 1)(Card drawn: 1)','8: ENGAGE-DRAWING CARDS=&gt;('H', 11)(Card drawn: 2)','8: ENGAGE-CRISIS RISING','8: ACTIVATE-ATTEMPTING PROJECTS=&gt;Base(Start project: type)','8: ACTIVATE-ATTEMPTING PROJECTS=&gt;ENVIRONMENTAL(Start project: fix category)','8: ACTIVATE-ATTEMPTING PROJECTS=&gt;Air &amp; Ozone Degradation(Start project: fix problem)','8: ACTIVATE-ATTEMPTING PROJECTS=&gt;Base fix 'Air &amp; Ozone Degradation' (ENVIRONMENTAL) triggers crisis(Project started)','8: ACTIVATE-ATTEMPTING PROJECTS=&gt;(('H', 4), 'H', 0, "Base fix 'Clean Water Shortage' (CLASS) triggers crisis")(Skill for project)','8: ACTIVATE-ATTEMPTING PROJECTS=&gt;5(Consultant fees)','8: ACTIVATE-ATTEMPTING PROJECTS=&gt;5(Dice roll 2D6: skill check)','8: ACTIVATE-ATTEMPTING PROJECTS=&gt;(('D', 4), 'D', 2, "Base fix 'Air &amp; Ozone Degradation' (ENVIRONMENTAL) triggers crisis")(Skill for project)','8: ACTIVATE-ATTEMPTING PROJECTS=&gt;1(Consultant fees)','8: ACTIVATE-ATTEMPTING PROJECTS=&gt;7(Dice roll 2D6: skill check)','8: ACTIVATE-ATTEMPTING PROJECTS=&gt;(('S', 9), 'S', 0, "Base fix 'Clean Water Shortage' (CLASS) triggers crisis")(Skill for project)','8: ACTIVATE-ATTEMPTING PROJECTS=&gt;2(Consultant fees)','8: ACTIVATE-ATTEMPTING PROJECTS=&gt;9(Dice roll 2D6: skill check)','8: ACTIVATE-ATTEMPTING PROJECTS=&gt;(('H', 12), 'H', 3, "Base fix 'Clean Water Shortage' (CLASS) triggers crisis")(Skill for project)','8: ACTIVATE-ATTEMPTING PROJECTS=&gt;8(Dice roll 2D6: skill check)','8: ACTIVATE-ATTEMPTING PROJECTS=&gt;(('D', 5), 'D', 2, "Base fix 'Air &amp; Ozone Degradation' (ENVIRONMENTAL) triggers crisis")(Skill for project)','8: ACTIVATE-ATTEMPTING PROJECTS=&gt;6(Dice roll 2D6: skill check)','8: ACTIVATE-ATTEMPTING PROJECTS=&gt;(('S', 14), 'C', 2, "Base fix 'Air &amp; Ozone Degradation' (ENVIRONMENTAL) triggers crisis")(Skill for project)','8: ACTIVATE-ATTEMPTING PROJECTS=&gt;(('C', 2), 'C', 0, "Base fix 'Air &amp; Ozone Degradation' (ENVIRONMENTAL) triggers crisis")(Skill for project)','8: ACTIVATE-ATTEMPTING PROJECTS=&gt;6(Dice roll 2D6: skill check)','8: ACTIVATE-ATTEMPTING PROJECTS=&gt;None(Skill for project)','8: ACTIVATE-DOING RESEARCH=&gt;None(Start researching)','8: ACTIVATE-ATTEMPTING PROJECTS=&gt;Remove-Tradeoff(Start project: type)','8: ACTIVATE-ATTEMPTING PROJECTS=&gt;INDUSTRIAL(Start project: fix category)','8: ACTIVATE-ATTEMPTING PROJECTS=&gt;Polluting Industry(Start project: fix problem)','8: ACTIVATE-ATTEMPTING PROJECTS=&gt;Improved fix 'Polluting Industry' (INDUSTRIAL)(Project started)','8: ACTIVATE-ATTEMPTING PROJECTS=&gt;(('S', 3), 'S', 2, "Base fix 'Clean Water Shortage' (CLASS) triggers crisis")(Skill for project)','8: ACTIVATE-ATTEMPTING PROJECTS=&gt;1(Consultant fees)','8: ACTIVATE-ATTEMPTING PROJECTS=&gt;7(Dice roll 2D6: skill check)','8: ACTIVATE-ATTEMPTING PROJECTS=&gt;(('S', 2), 'S', 3, "Base fix 'Clean Water Shortage' (CLASS) triggers crisis")(Skill for project)','8: ACTIVATE-ATTEMPTING PROJECTS=&gt;3(Consultant fees)','8: ACTIVATE-ATTEMPTING PROJECTS=&gt;7(Dice roll 2D6: skill check)','8: ACTIVATE-ATTEMPTING PROJECTS=&gt;(('S', 12), 'S', 1, "Improved fix 'Polluting Industry' (INDUSTRIAL)")(Skill for project)','8: ACTIVATE-ATTEMPTING PROJECTS=&gt;4(Dice roll 2D6: skill check)','8: ACTIVATE-ATTEMPTING PROJECTS=&gt;(('S', 13), 'S', 1, "Base fix 'Clean Water Shortage' (CLASS) triggers crisis")(Skill for project)','8: ACTIVATE-ATTEMPTING PROJECTS=&gt;5(Dice roll 2D6: skill check)','8: ACTIVATE-ATTEMPTING PROJECTS=&gt;(('S', 13), 'S', 1, "Base fix 'Clean Water Shortage' (CLASS) triggers crisis")(Skill for project)','8: ACTIVATE-ATTEMPTING PROJECTS=&gt;9(Dice roll 2D6: skill check)','8: ACTIVATE-ATTEMPTING PROJECTS=&gt;None(Skill for project)','8: ACTIVATE-DOING RESEARCH=&gt;None(Start researching)','8: ACTIVATE-ATTEMPTING PROJECTS=&gt;None(Skill for project)','8: ACTIVATE-DOING RESEARCH=&gt;None(Start researching)','9: END-FINALIZING=&gt;Base fix 'Air &amp; Ozone Degradation' (ENVIRONMENTAL) triggers crisis(Project overskilled for "('S', 14)")','9: END-CRISIS ROLLING=&gt;ECONOMIC(Crisis chip: full category)','9: END-CRISIS ROLLING=&gt;SOCIAL(Crisis chip: full category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6(Dice roll 1D6: node in ENVIRONMENTAL)','9: END-CRISIS ROLLING=&gt;5(Dice roll 1D6: node in ENVIRONMENTAL)','9: END-CRISIS ROLLING=&gt;Ocean Degradation(Problem for crisis)','9: END-CRISIS ROLLING=&gt;3(Dice roll 2D6: crisis roll for Ocean Degradation)','9: END-CRISIS ROLLING=&gt;3(Crisis roll for node "Ocean Degradation")','9: END-CRISIS ROLLING=&gt;Sprawl(Now in crisis (cascaded from: Ocean Degradation)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5(Dice roll 1D6: node in CLASS)','9: END-CRISIS ROLLING=&gt;5(Dice roll 1D6: node in CLASS)','9: END-CRISIS ROLLING=&gt;5(Dice roll 1D6: node in CLASS)','9: END-CRISIS ROLLING=&gt;2(Dice roll 1D6: node in CLASS)','9: END-CRISIS ROLLING=&gt;Affordable Housing(Problem for crisis)','9: END-CRISIS ROLLING=&gt;9(Dice roll 2D6: crisis roll for Affordable Housing)','9: END-CRISIS ROLLING=&gt;9(Crisis roll for node "Affordable Housing")','9: END-CRISIS ROLLING=&gt;Affordable Housing(Crisis averted)','9: ENGAGE-DRAWING MONEY=&gt;1(Money drawn)','9: ENGAGE-DRAWING CARDS=&gt;('H', 6)(Card drawn: 1)','9: ENGAGE-DRAWING CARDS=&gt;('S', 4)(Card drawn: 2)','9: ENGAGE-CRISIS RISING','9: ENGAGE-DRAWING MONEY=&gt;1(Money drawn)','9: ENGAGE-DRAWING CARDS=&gt;('S', 5)(Card drawn: 1)','9: ENGAGE-DRAWING CARDS=&gt;('D', 9)(Card drawn: 2)','9: ENGAGE-DRAWING MONEY=&gt;1(Money drawn)','9: ENGAGE-DRAWING CARDS=&gt;('C', 13)(Card drawn: 1)','9: ENGAGE-DRAWING CARDS=&gt;('H', 2)(Card drawn: 2)','9: ENGAGE-CRISIS RISING','9: ACTIVATE-ATTEMPTING PROJECTS=&gt;(('S', 4), 'S', 2, "Improved fix 'Polluting Industry' (INDUSTRIAL)")(Skill for project)','9: ACTIVATE-ATTEMPTING PROJECTS=&gt;1(Consultant fees)','9: ACTIVATE-ATTEMPTING PROJECTS=&gt;7(Dice roll 2D6: skill check)','9: ACTIVATE-ATTEMPTING PROJECTS=&gt;(('S', 1), 'S', 0, "Base fix 'Clean Water Shortage' (CLASS) triggers crisis")(Skill for project)','9: ACTIVATE-ATTEMPTING PROJECTS=&gt;7(Dice roll 2D6: skill check)','9: ACTIVATE-ATTEMPTING PROJECTS=&gt;None(Skill for project)','9: ACTIVATE-DOING RESEARCH=&gt;None(Start researching)','9: ACTIVATE-ATTEMPTING PROJECTS=&gt;(('S', 11), 'S', 1, "Improved fix 'Polluting Industry' (INDUSTRIAL)")(Skill for project)','9: ACTIVATE-ATTEMPTING PROJECTS=&gt;1(Consultant fees)','9: ACTIVATE-ATTEMPTING PROJECTS=&gt;7(Dice roll 2D6: skill check)','9: ACTIVATE-ATTEMPTING PROJECTS=&gt;(('S', 5), 'S', 2, "Base fix 'Clean Water Shortage' (CLASS) triggers crisis")(Skill for project)','9: ACTIVATE-ATTEMPTING PROJECTS=&gt;3(Dice roll 2D6: skill check)','9: ACTIVATE-ATTEMPTING PROJECTS=&gt;(('D', 9), 'D', 2, "Base fix 'Air &amp; Ozone Degradation' (ENVIRONMENTAL) triggers crisis")(Skill for project)','9: ACTIVATE-ATTEMPTING PROJECTS=&gt;7(Dice roll 2D6: skill check)','9: ACTIVATE-ATTEMPTING PROJECTS=&gt;None(Skill for project)','9: ACTIVATE-DOING RESEARCH=&gt;None(Start researching)','9: ACTIVATE-ATTEMPTING PROJECTS=&gt;(('C', 10), 'C', 2, "Base fix 'Air &amp; Ozone Degradation' (ENVIRONMENTAL) triggers crisis")(Skill for project)','9: ACTIVATE-ATTEMPTING PROJECTS=&gt;0(Consultant fees)','9: ACTIVATE-ATTEMPTING PROJECTS=&gt;5(Dice roll 2D6: skill check)','9: ACTIVATE-ATTEMPTING PROJECTS=&gt;(('H', 2), 'H', 7, "Base fix 'Clean Water Shortage' (CLASS) triggers crisis")(Skill for project)','9: ACTIVATE-ATTEMPTING PROJECTS=&gt;0(Consultant fees)','9: ACTIVATE-ATTEMPTING PROJECTS=&gt;3(Dice roll 2D6: skill check)','9: ACTIVATE-ATTEMPTING PROJECTS=&gt;(('H', 1), 'H', 3, "Base fix 'Clean Water Shortage' (CLASS) triggers crisis")(Skill for project)','9: ACTIVATE-ATTEMPTING PROJECTS=&gt;0(Consultant fees)','9: ACTIVATE-ATTEMPTING PROJECTS=&gt;12(Dice roll 2D6: skill check)','9: ACTIVATE-ATTEMPTING PROJECTS=&gt;1(Added a crisis chip)','9: ACTIVATE-ATTEMPTING PROJECTS=&gt;(('C', 13), 'C', 5, "Base fix 'Air &amp; Ozone Degradation' (ENVIRONMENTAL) triggers crisis")(Skill for project)','9: ACTIVATE-ATTEMPTING PROJECTS=&gt;1(Consultant fees)','9: ACTIVATE-ATTEMPTING PROJECTS=&gt;5(Dice roll 2D6: skill check)','9: ACTIVATE-ATTEMPTING PROJECTS=&gt;(('C', 6), 'C', 0, "Base fix 'Air &amp; Ozone Degradation' (ENVIRONMENTAL) triggers crisis")(Skill for project)','9: ACTIVATE-ATTEMPTING PROJECTS=&gt;2(Consultant fees)','9: ACTIVATE-ATTEMPTING PROJECTS=&gt;6(Dice roll 2D6: skill check)','9: ACTIVATE-ATTEMPTING PROJECTS=&gt;(('C', 1), 'C', 2, "Improved fix 'Polluting Industry' (INDUSTRIAL)")(Skill for project)','9: ACTIVATE-ATTEMPTING PROJECTS=&gt;1(Consultant fees)','9: ACTIVATE-ATTEMPTING PROJECTS=&gt;8(Dice roll 2D6: skill check)','9: ACTIVATE-ATTEMPTING PROJECTS=&gt;None(Skill for project)','9: ACTIVATE-DOING RESEARCH=&gt;None(Start researching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4(Dice roll 1D6: crisis cat)','9: END-CRISIS ROLLING=&gt;CLASS(Category for crisis)','9: END-CRISIS ROLLING=&gt;2(Dice roll 1D6: node in CLASS)','9: END-CRISIS ROLLING=&gt;Affordable Housing(Problem for crisis)','9: END-CRISIS ROLLING=&gt;2(Dice roll 2D6: crisis roll for Affordable Housing)','9: END-CRISIS ROLLING=&gt;2(Crisis roll for node "Affordable Housing")','9: END-CRISIS ROLLING=&gt;Land Conversion(Now in crisis (cascaded from: Affordable Housing))','9: END-CRISIS ROLLING=&gt;5(Dice roll 1D6: crisis cat)','9: END-CRISIS ROLLING=&gt;ENVIRONMENTAL(Category for crisis)','9: END-CRISIS ROLLING=&gt;1(Dice roll 1D6: node in ENVIRONMENTAL)','9: END-CRISIS ROLLING=&gt;Chemical Pollution(Problem for crisis)','9: END-CRISIS ROLLING=&gt;5(Dice roll 2D6: crisis roll for Chemical Pollution)','9: END-CRISIS ROLLING=&gt;5(Crisis roll for node "Chemical Pollution")','9: END-CRISIS ROLLING=&gt;Energy Shortage(Now in crisis (cascaded from: Chemical Pollution)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3(Dice roll 1D6: node in ENVIRONMENTAL)','9: END-CRISIS ROLLING=&gt;Freshwater Depletion(Crisis chip: overwhelmed problem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6(Dice roll 1D6: node in ENVIRONMENTAL)','9: END-CRISIS ROLLING=&gt;5(Dice roll 1D6: node in ENVIRONMENTAL)','9: END-CRISIS ROLLING=&gt;Ocean Degradation(Crisis chip: overwhelmed problem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4(Dice roll 1D6: node in ENVIRONMENTAL)','9: END-CRISIS ROLLING=&gt;Air &amp; Ozone Degradation(Problem for crisis)','9: END-CRISIS ROLLING=&gt;2(Dice roll 2D6: crisis roll for Air &amp; Ozone Degradation)','9: END-CRISIS ROLLING=&gt;2(Crisis roll for node "Air &amp; Ozone Degradation")','9: END-CRISIS ROLLING=&gt;Air &amp; Ozone Degradation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Tru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3, 13, 13, 15, 17, 17, 19, 20, 26, 28, 28]}</text:p>
          </table:table-cell>
          <table:table-cell table:style-name="Gnumeric-default" office:value-type="string">
            <text:p>{'abandoned-project': [[], [], [], [], [], [], [], [True, True, True], [], [], [], [], [], [], [], [], [], [], [], [], [], [], [], [], [], [], [], [True, True], [], [], [], [], [], [], [], [], [], [], [], [], [], [], [], [], [True], [], [], [], [], [], [], [], [], [], [], [], [], [], [], [], [], [], [], [], [], [], [], [], [], [], [], [], [], [], [], [], [], [], [], [], [], [], [], [], [], [], [], [], [], [], [], [], [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S', 2)(Card drawn: 1)','0: ENGAGE-DRAWING CARDS=&gt;('D', 2)(Card drawn: 2)','0: ENGAGE-CRISIS RISING','0: ENGAGE-DRAWING MONEY=&gt;3(Money drawn)','0: ENGAGE-DRAWING CARDS=&gt;('S', 6)(Card drawn: 1)','0: ENGAGE-DRAWING CARDS=&gt;('S', 8)(Card drawn: 2)','0: ENGAGE-DRAWING MONEY=&gt;3(Money drawn)','0: ENGAGE-DRAWING CARDS=&gt;('H', 4)(Card drawn: 1)','0: ENGAGE-DRAWING CARDS=&gt;('S', 13)(Card drawn: 2)','0: ENGAGE-CRISIS RISING','0: ACTIVATE-ATTEMPTING PROJECTS=&gt;Base(Start project: type)','0: ACTIVATE-ATTEMPTING PROJECTS=&gt;SOCIAL(Start project: fix category)','0: ACTIVATE-ATTEMPTING PROJECTS=&gt;Community Networks(Start project: fix problem)','0: ACTIVATE-ATTEMPTING PROJECTS=&gt;Base fix 'Community Networks' (SOCIAL) triggers crisis(Project started)','0: ACTIVATE-ATTEMPTING PROJECTS=&gt;None(Skill for project)','0: ACTIVATE-DOING RESEARCH=&gt;None(Start researching)','0: ACTIVATE-ATTEMPTING PROJECTS=&gt;Remove-Tradeoff(Start project: type)','0: ACTIVATE-ATTEMPTING PROJECTS=&gt;ENVIRONMENTAL(Start project: fix category)','0: ACTIVATE-ATTEMPTING PROJECTS=&gt;Chemical Pollution(Start project: fix problem)','0: ACTIVATE-ATTEMPTING PROJECTS=&gt;Improved fix 'Chemical Pollution' (ENVIRONMENTAL)(Project started)','0: ACTIVATE-DOING RESEARCH=&gt;None(Start researching)','0: ACTIVATE-ATTEMPTING PROJECTS=&gt;Remove-Tradeoff(Start project: type)','0: ACTIVATE-ATTEMPTING PROJECTS=&gt;ENVIRONMENTAL(Start project: fix category)','0: ACTIVATE-ATTEMPTING PROJECTS=&gt;Nitrogen &amp; Phosphorous Loading(Start project: fix problem)','0: ACTIVATE-ATTEMPTING PROJECTS=&gt;Improved fix 'Nitrogen &amp; Phosphorous Loading' (ENVIRONMENTAL)(Project started)','0: ACTIVATE-DOING RESEARCH=&gt;None(Start researching)','0: END-FINALIZING=&gt;Base fix 'Community Networks' (SOCIAL) triggers crisis(Project abandoned)','0: END-FINALIZING=&gt;Improved fix 'Chemical Pollution' (ENVIRONMENTAL)(Project abandoned)','0: END-FINALIZING=&gt;Improved fix 'Nitrogen &amp; Phosphorous Loading' (ENVIRONMENTAL)(Project abandoned)','0: END-CRISIS ROLLING=&gt;5(Dice roll 1D6: crisis cat)','0: END-CRISIS ROLLING=&gt;ENVIRONMENTAL(Category for crisis)','0: END-CRISIS ROLLING=&gt;1(Dice roll 1D6: node in ENVIRONMENTAL)','0: END-CRISIS ROLLING=&gt;Chemical Pollution(Problem for crisis)','0: END-CRISIS ROLLING=&gt;7(Dice roll 2D6: crisis roll for Chemical Pollution)','0: END-CRISIS ROLLING=&gt;7(Crisis roll for node "Chemical Pollution")','0: END-CRISIS ROLLING=&gt;Chemical Pollution(Now in crisis)','0: END-CRISIS ROLLING=&gt;1(Dice roll 1D6: crisis cat)','0: END-CRISIS ROLLING=&gt;INDUSTRIAL(Category for crisis)','0: END-CRISIS ROLLING=&gt;5(Dice roll 1D6: node in INDUSTRIAL)','0: END-CRISIS ROLLING=&gt;2(Dice roll 1D6: node in INDUSTRIAL)','0: END-CRISIS ROLLING=&gt;Fossil Fuel Dependency(Problem for crisis)','0: END-CRISIS ROLLING=&gt;5(Dice roll 2D6: crisis roll for Fossil Fuel Dependency)','0: END-CRISIS ROLLING=&gt;5(Crisis roll for node "Fossil Fuel Dependency")','0: END-CRISIS ROLLING=&gt;Climate Change(Now in crisis (cascaded from: Fossil Fuel Dependency))','0: END-CRISIS ROLLING=&gt;Nitrogen &amp; Phosphorous Loading(Now in crisis (cascaded from: Fossil Fuel Dependency))','0: END-CRISIS ROLLING=&gt;Ocean Degradation(Now in crisis (cascaded from: Fossil Fuel Dependency))','1: ENGAGE-DRAWING MONEY=&gt;3(Money drawn)','1: ENGAGE-DRAWING CARDS=&gt;('S', 12)(Card drawn: 1)','1: ENGAGE-DRAWING CARDS=&gt;('D', 3)(Card drawn: 2)','1: ENGAGE-CRISIS RISING','1: ENGAGE-DRAWING MONEY=&gt;3(Money drawn)','1: ENGAGE-DRAWING CARDS=&gt;('S', 14)(Card drawn: 1)','1: ENGAGE-DRAWING CARDS=&gt;('S', 7)(Card drawn: 2)','1: ENGAGE-DRAWING MONEY=&gt;3(Money drawn)','1: ENGAGE-DRAWING CARDS=&gt;('H', 3)(Card drawn: 1)','1: ENGAGE-DRAWING CARDS=&gt;('S', 4)(Card drawn: 2)','1: ENGAGE-CRISIS RISING','1: ACTIVATE-ATTEMPTING PROJECTS=&gt;Base(Start project: type)','1: ACTIVATE-ATTEMPTING PROJECTS=&gt;ECONOMIC(Start project: fix category)','1: ACTIVATE-ATTEMPTING PROJECTS=&gt;Inefficiency(Start project: fix problem)','1: ACTIVATE-ATTEMPTING PROJECTS=&gt;Base fix 'Inefficiency' (ECONOMIC) triggers crisis(Project started)','1: ACTIVATE-ATTEMPTING PROJECTS=&gt;(('S', 12), 'S', 2, "Base fix 'Inefficiency' (ECONOMIC) triggers crisis")(Skill for project)','1: ACTIVATE-ATTEMPTING PROJECTS=&gt;0(Consultant fees)','1: ACTIVATE-ATTEMPTING PROJECTS=&gt;8(Dice roll 2D6: skill check)','1: ACTIVATE-ATTEMPTING PROJECTS=&gt;None(Skill for project)','1: ACTIVATE-DOING RESEARCH=&gt;None(Start researching)','1: ACTIVATE-ATTEMPTING PROJECTS=&gt;None(Start project: type)','1: ACTIVATE-DOING RESEARCH=&gt;None(Start researching)','1: ACTIVATE-ATTEMPTING PROJECTS=&gt;None(Start project: type)','1: ACTIVATE-DOING RESEARCH=&gt;None(Start researching)','1: END-CRISIS ROLLING=&gt;2(Dice roll 1D6: crisis cat)','1: END-CRISIS ROLLING=&gt;ECONOMIC(Category for crisis)','1: END-CRISIS ROLLING=&gt;4(Dice roll 1D6: node in ECONOMIC)','1: END-CRISIS ROLLING=&gt;1(Dice roll 1D6: node in ECONOMIC)','1: END-CRISIS ROLLING=&gt;Monopoly(Problem for crisis)','1: END-CRISIS ROLLING=&gt;9(Dice roll 2D6: crisis roll for Monopoly)','1: END-CRISIS ROLLING=&gt;9(Crisis roll for node "Monopoly")','1: END-CRISIS ROLLING=&gt;9(Dice roll 2D6: crisis roll for Monopoly)','1: END-CRISIS ROLLING=&gt;9(Crisis roll for node "Monopoly")','1: END-CRISIS ROLLING=&gt;Monopoly(Crisis averted)','2: ENGAGE-DRAWING MONEY=&gt;3(Money drawn)','2: ENGAGE-DRAWING CARDS=&gt;('D', 8)(Card drawn: 1)','2: ENGAGE-DRAWING CARDS=&gt;('D', 5)(Card drawn: 2)','2: ENGAGE-CRISIS RISING','2: ENGAGE-DRAWING MONEY=&gt;3(Money drawn)','2: ENGAGE-DRAWING CARDS=&gt;('S', 5)(Card drawn: 1)','2: ENGAGE-DRAWING CARDS=&gt;('H', 6)(Card drawn: 2)','2: ENGAGE-DRAWING MONEY=&gt;3(Money drawn)','2: ENGAGE-DRAWING CARDS=&gt;('C', 3)(Card drawn: 1)','2: ENGAGE-DRAWING CARDS=&gt;('D', 9)(Card drawn: 2)','2: ENGAGE-CRISIS RISING','2: ACTIVATE-ATTEMPTING PROJECTS=&gt;(('D', 5), 'D', 4, "Base fix 'Inefficiency' (ECONOMIC) triggers crisis")(Skill for project)','2: ACTIVATE-ATTEMPTING PROJECTS=&gt;5(Consultant fees)','2: ACTIVATE-ATTEMPTING PROJECTS=&gt;4(Dice roll 2D6: skill check)','2: ACTIVATE-ATTEMPTING PROJECTS=&gt;(('D', 8), 'D', 3, "Base fix 'Inefficiency' (ECONOMIC) triggers crisis")(Skill for project)','2: ACTIVATE-ATTEMPTING PROJECTS=&gt;3(Consultant fees)','2: ACTIVATE-ATTEMPTING PROJECTS=&gt;11(Dice roll 2D6: skill check)','2: ACTIVATE-ATTEMPTING PROJECTS=&gt;(('S', 2), 'S', 0, "Base fix 'Inefficiency' (ECONOMIC) triggers crisis")(Skill for project)','2: ACTIVATE-ATTEMPTING PROJECTS=&gt;1(Consultant fees)','2: ACTIVATE-ATTEMPTING PROJECTS=&gt;6(Dice roll 2D6: skill check)','2: ACTIVATE-ATTEMPTING PROJECTS=&gt;(('D', 2), 'D', 0, "Base fix 'Inefficiency' (ECONOMIC) triggers crisis")(Skill for project)','2: ACTIVATE-ATTEMPTING PROJECTS=&gt;8(Dice roll 2D6: skill check)','2: ACTIVATE-ATTEMPTING PROJECTS=&gt;None(Skill for project)','2: ACTIVATE-DOING RESEARCH=&gt;None(Start researching)','2: ACTIVATE-ATTEMPTING PROJECTS=&gt;Remove-Tradeoff(Start project: type)','2: ACTIVATE-ATTEMPTING PROJECTS=&gt;ENVIRONMENTAL(Start project: fix category)','2: ACTIVATE-ATTEMPTING PROJECTS=&gt;Climate Change(Start project: fix problem)','2: ACTIVATE-ATTEMPTING PROJECTS=&gt;Improved fix 'Climate Change' (ENVIRONMENTAL)(Project started)','2: ACTIVATE-ATTEMPTING PROJECTS=&gt;(('S', 14), 'D', 2, "Base fix 'Inefficiency' (ECONOMIC) triggers crisis")(Skill for project)','2: ACTIVATE-ATTEMPTING PROJECTS=&gt;(('S', 5), 'S', 3, "Base fix 'Inefficiency' (ECONOMIC) triggers crisis")(Skill for project)','2: ACTIVATE-ATTEMPTING PROJECTS=&gt;4(Consultant fees)','2: ACTIVATE-ATTEMPTING PROJECTS=&gt;4(Dice roll 2D6: skill check)','2: ACTIVATE-ATTEMPTING PROJECTS=&gt;(('S', 6), 'S', 0, "Base fix 'Inefficiency' (ECONOMIC) triggers crisis")(Skill for project)','2: ACTIVATE-ATTEMPTING PROJECTS=&gt;1(Consultant fees)','2: ACTIVATE-ATTEMPTING PROJECTS=&gt;8(Dice roll 2D6: skill check)','2: ACTIVATE-ATTEMPTING PROJECTS=&gt;(('S', 7), 'S', 1, "Base fix 'Inefficiency' (ECONOMIC) triggers crisis")(Skill for project)','2: ACTIVATE-ATTEMPTING PROJECTS=&gt;2(Consultant fees)','2: ACTIVATE-ATTEMPTING PROJECTS=&gt;9(Dice roll 2D6: skill check)','2: ACTIVATE-ATTEMPTING PROJECTS=&gt;None(Skill for project)','2: ACTIVATE-DOING RESEARCH=&gt;None(Start researching)','2: ACTIVATE-ATTEMPTING PROJECTS=&gt;Base(Start project: type)','2: ACTIVATE-ATTEMPTING PROJECTS=&gt;SOCIAL(Start project: fix category)','2: ACTIVATE-ATTEMPTING PROJECTS=&gt;Community Networks(Start project: fix problem)','2: ACTIVATE-ATTEMPTING PROJECTS=&gt;Base fix 'Community Networks' (SOCIAL) triggers crisis(Project started)','2: ACTIVATE-ATTEMPTING PROJECTS=&gt;None(Skill for project)','2: ACTIVATE-DOING RESEARCH=&gt;None(Start researching)','3: END-FINALIZING=&gt;Improved fix 'Climate Change' (ENVIRONMENTAL)(Project abandoned)','3: END-FINALIZING=&gt;Base fix 'Community Networks' (SOCIAL) triggers crisis(Project abandoned)','3: END-FINALIZING=&gt;Base fix 'Inefficiency' (ECONOMIC) triggers crisis(Project overskilled for "('S', 14)")','3: END-CRISIS ROLLING=&gt;4(Dice roll 1D6: crisis cat)','3: END-CRISIS ROLLING=&gt;CLASS(Category for crisis)','3: END-CRISIS ROLLING=&gt;6(Dice roll 1D6: node in CLASS)','3: END-CRISIS ROLLING=&gt;1(Dice roll 1D6: node in CLASS)','3: END-CRISIS ROLLING=&gt;Healthcare(Problem for crisis)','3: END-CRISIS ROLLING=&gt;10(Dice roll 2D6: crisis roll for Healthcare)','3: END-CRISIS ROLLING=&gt;10(Crisis roll for node "Healthcare")','3: END-CRISIS ROLLING=&gt;11(Dice roll 2D6: crisis roll for Healthcare)','3: END-CRISIS ROLLING=&gt;11(Crisis roll for node "Healthcare")','3: END-CRISIS ROLLING=&gt;Healthcare(Crisis averted)','3: ENGAGE-DRAWING MONEY=&gt;3(Money drawn)','3: ENGAGE-DRAWING CARDS=&gt;('H', 12)(Card drawn: 1)','3: ENGAGE-DRAWING CARDS=&gt;('D', 9)(Card drawn: 2)','3: ENGAGE-CRISIS RISING','3: ENGAGE-DRAWING MONEY=&gt;3(Money drawn)','3: ENGAGE-DRAWING CARDS=&gt;('C', 4)(Card drawn: 1)','3: ENGAGE-DRAWING CARDS=&gt;('H', 10)(Card drawn: 2)','3: ENGAGE-DRAWING MONEY=&gt;3(Money drawn)','3: ENGAGE-DRAWING CARDS=&gt;('D', 4)(Card drawn: 1)','3: ENGAGE-DRAWING CARDS=&gt;('D', 14)(Card drawn: 2)','3: ENGAGE-CRISIS RISING','3: ACTIVATE-ATTEMPTING PROJECTS=&gt;(('D', 3), 'D', 0, "Base fix 'Inefficiency' (ECONOMIC) triggers crisis")(Skill for project)','3: ACTIVATE-ATTEMPTING PROJECTS=&gt;1(Consultant fees)','3: ACTIVATE-ATTEMPTING PROJECTS=&gt;4(Dice roll 2D6: skill check)','3: ACTIVATE-ATTEMPTING PROJECTS=&gt;None(Skill for project)','3: ACTIVATE-DOING RESEARCH=&gt;None(Start researching)','3: ACTIVATE-ATTEMPTING PROJECTS=&gt;None(Start project: type)','3: ACTIVATE-ATTEMPTING PROJECTS=&gt;(('S', 8), 'S', 0, "Base fix 'Inefficiency' (ECONOMIC) triggers crisis")(Skill for project)','3: ACTIVATE-ATTEMPTING PROJECTS=&gt;3(Consultant fees)','3: ACTIVATE-ATTEMPTING PROJECTS=&gt;6(Dice roll 2D6: skill check)','3: ACTIVATE-DOING RESEARCH=&gt;None(Start researching)','3: ACTIVATE-ATTEMPTING PROJECTS=&gt;None(Start project: type)','3: ACTIVATE-ATTEMPTING PROJECTS=&gt;(('D', 4), 'D', 6, "Base fix 'Inefficiency' (ECONOMIC) triggers crisis")(Skill for project)','3: ACTIVATE-ATTEMPTING PROJECTS=&gt;2(Consultant fees)','3: ACTIVATE-ATTEMPTING PROJECTS=&gt;7(Dice roll 2D6: skill check)','3: ACTIVATE-ATTEMPTING PROJECTS=&gt;(('S', 4), 'S', 3, "Base fix 'Inefficiency' (ECONOMIC) triggers crisis")(Skill for project)','3: ACTIVATE-ATTEMPTING PROJECTS=&gt;5(Consultant fees)','3: ACTIVATE-ATTEMPTING PROJECTS=&gt;6(Dice roll 2D6: skill check)','3: ACTIVATE-ATTEMPTING PROJECTS=&gt;(('S', 13), 'S', 1, "Base fix 'Inefficiency' (ECONOMIC) triggers crisis")(Skill for project)','3: ACTIVATE-ATTEMPTING PROJECTS=&gt;0(Consultant fees)','3: ACTIVATE-ATTEMPTING PROJECTS=&gt;8(Dice roll 2D6: skill check)','3: ACTIVATE-ATTEMPTING PROJECTS=&gt;(('D', 14), 'D', 4, "Base fix 'Inefficiency' (ECONOMIC) triggers crisis")(Skill for project)','3: ACTIVATE-ATTEMPTING PROJECTS=&gt;None(Skill for project)','3: ACTIVATE-DOING RESEARCH=&gt;None(Start researching)','3: END-FINALIZING=&gt;Base fix 'Inefficiency' (ECONOMIC) triggers crisis(Project overskilled for "('D', 14)")','3: END-CRISIS ROLLING=&gt;2(Dice roll 1D6: crisis cat)','3: END-CRISIS ROLLING=&gt;ECONOMIC(Category for crisis)','3: END-CRISIS ROLLING=&gt;5(Dice roll 1D6: node in ECONOMIC)','3: END-CRISIS ROLLING=&gt;4(Dice roll 1D6: node in ECONOMIC)','3: END-CRISIS ROLLING=&gt;5(Dice roll 1D6: node in ECONOMIC)','3: END-CRISIS ROLLING=&gt;3(Dice roll 1D6: node in ECONOMIC)','3: END-CRISIS ROLLING=&gt;Inefficiency(Problem for crisis)','3: END-CRISIS ROLLING=&gt;8(Dice roll 2D6: crisis roll for Inefficiency)','3: END-CRISIS ROLLING=&gt;8(Crisis roll for node "Inefficiency")','3: END-CRISIS ROLLING=&gt;Inefficiency(Now in crisis)','3: END-CRISIS ROLLING=&gt;3(Dice roll 1D6: crisis cat)','3: END-CRISIS ROLLING=&gt;SOCIAL(Category for crisis)','3: END-CRISIS ROLLING=&gt;4(Dice roll 1D6: node in SOCIAL)','3: END-CRISIS ROLLING=&gt;Community Networks(Problem for crisis)','3: END-CRISIS ROLLING=&gt;8(Dice roll 2D6: crisis roll for Community Networks)','3: END-CRISIS ROLLING=&gt;8(Crisis roll for node "Community Networks")','3: END-CRISIS ROLLING=&gt;Healthcare(Now in crisis (cascaded from: Community Networks))','4: ENGAGE-DRAWING MONEY=&gt;2(Money drawn)','4: ENGAGE-DRAWING CARDS=&gt;('S', 1)(Card drawn: 1)','4: ENGAGE-DRAWING CARDS=&gt;('H', 5)(Card drawn: 2)','4: ENGAGE-CRISIS RISING','4: ENGAGE-DRAWING MONEY=&gt;2(Money drawn)','4: ENGAGE-DRAWING CARDS=&gt;('S', 12)(Card drawn: 1)','4: ENGAGE-DRAWING CARDS=&gt;('S', 7)(Card drawn: 2)','4: ENGAGE-DRAWING MONEY=&gt;2(Money drawn)','4: ENGAGE-DRAWING CARDS=&gt;('H', 2)(Card drawn: 1)','4: ENGAGE-DRAWING CARDS=&gt;('D', 2)(Card drawn: 2)','4: ENGAGE-CRISIS RISING','4: ACTIVATE-ATTEMPTING PROJECTS=&gt;None(Skill for project)','4: ACTIVATE-DOING RESEARCH=&gt;None(Start researching)','4: ACTIVATE-ATTEMPTING PROJECTS=&gt;None(Start project: type)','4: ACTIVATE-ATTEMPTING PROJECTS=&gt;None(Skill for project)','4: ACTIVATE-DOING RESEARCH=&gt;None(Start researching)','4: ACTIVATE-ATTEMPTING PROJECTS=&gt;Base(Start project: type)','4: ACTIVATE-ATTEMPTING PROJECTS=&gt;INDUSTRIAL(Start project: fix category)','4: ACTIVATE-ATTEMPTING PROJECTS=&gt;Unsustainable Harvesting(Start project: fix problem)','4: ACTIVATE-ATTEMPTING PROJECTS=&gt;Base fix 'Unsustainable Harvesting' (INDUSTRIAL) triggers crisis(Project started)','4: ACTIVATE-ATTEMPTING PROJECTS=&gt;(('D', 2), 'D', 5, "Base fix 'Inefficiency' (ECONOMIC) triggers crisis")(Skill for project)','4: ACTIVATE-ATTEMPTING PROJECTS=&gt;4(Consultant fees)','4: ACTIVATE-ATTEMPTING PROJECTS=&gt;4(Dice roll 2D6: skill check)','4: ACTIVATE-ATTEMPTING PROJECTS=&gt;(('D', 9), 'D', 3, "Base fix 'Inefficiency' (ECONOMIC) triggers crisis")(Skill for project)','4: ACTIVATE-ATTEMPTING PROJECTS=&gt;1(Consultant fees)','4: ACTIVATE-ATTEMPTING PROJECTS=&gt;3(Dice roll 2D6: skill check)','4: ACTIVATE-ATTEMPTING PROJECTS=&gt;None(Skill for project)','4: ACTIVATE-DOING RESEARCH=&gt;None(Start researching)','4: END-FINALIZING=&gt;Base fix 'Unsustainable Harvesting' (INDUSTRIAL) triggers crisis(Project abandoned)','4: END-CRISIS ROLLING=&gt;4(Dice roll 1D6: crisis cat)','4: END-CRISIS ROLLING=&gt;CLASS(Category for crisis)','4: END-CRISIS ROLLING=&gt;5(Dice roll 1D6: node in CLASS)','4: END-CRISIS ROLLING=&gt;3(Dice roll 1D6: node in CLASS)','4: END-CRISIS ROLLING=&gt;Clean Water Shortage(Problem for crisis)','4: END-CRISIS ROLLING=&gt;7(Dice roll 2D6: crisis roll for Clean Water Shortage)','4: END-CRISIS ROLLING=&gt;7(Crisis roll for node "Clean Water Shortage")','4: END-CRISIS ROLLING=&gt;Clean Water Shortage(Now in crisis)','4: END-CRISIS ROLLING=&gt;3(Dice roll 1D6: crisis cat)','4: END-CRISIS ROLLING=&gt;SOCIAL(Category for crisis)','4: END-CRISIS ROLLING=&gt;3(Dice roll 1D6: node in SOCIAL)','4: END-CRISIS ROLLING=&gt;Peace &amp; Justice(Problem for crisis)','4: END-CRISIS ROLLING=&gt;3(Dice roll 2D6: crisis roll for Peace &amp; Justice)','4: END-CRISIS ROLLING=&gt;3(Crisis roll for node "Peace &amp; Justice")','4: END-CRISIS ROLLING=&gt;Peace &amp; Justice(Now in crisis)','5: ENGAGE-DRAWING MONEY=&gt;2(Money drawn)','5: ENGAGE-DRAWING CARDS=&gt;('D', 11)(Card drawn: 1)','5: ENGAGE-DRAWING CARDS=&gt;('D', 8)(Card drawn: 2)','5: ENGAGE-CRISIS RISING','5: ENGAGE-DRAWING MONEY=&gt;2(Money drawn)','5: ENGAGE-DRAWING CARDS=&gt;('C', 4)(Card drawn: 1)','5: ENGAGE-DRAWING CARDS=&gt;('H', 1)(Card drawn: 2)','5: ENGAGE-DRAWING MONEY=&gt;2(Money drawn)','5: ENGAGE-DRAWING CARDS=&gt;('S', 3)(Card drawn: 1)','5: ENGAGE-DRAWING CARDS=&gt;('D', 12)(Card drawn: 2)','5: ENGAGE-CRISIS RISING','5: ACTIVATE-ATTEMPTING PROJECTS=&gt;(('S', 1), 'S', 2, "Base fix 'Inefficiency' (ECONOMIC) triggers crisis")(Skill for project)','5: ACTIVATE-ATTEMPTING PROJECTS=&gt;1(Consultant fees)','5: ACTIVATE-ATTEMPTING PROJECTS=&gt;3(Dice roll 2D6: skill check)','5: ACTIVATE-ATTEMPTING PROJECTS=&gt;(('D', 8), 'D', 4, "Base fix 'Inefficiency' (ECONOMIC) triggers crisis")(Skill for project)','5: ACTIVATE-ATTEMPTING PROJECTS=&gt;2(Consultant fees)','5: ACTIVATE-ATTEMPTING PROJECTS=&gt;3(Dice roll 2D6: skill check)','5: ACTIVATE-ATTEMPTING PROJECTS=&gt;(('D', 9), 'D', 1, "Base fix 'Inefficiency' (ECONOMIC) triggers crisis")(Skill for project)','5: ACTIVATE-ATTEMPTING PROJECTS=&gt;1(Consultant fees)','5: ACTIVATE-ATTEMPTING PROJECTS=&gt;3(Dice roll 2D6: skill check)','5: ACTIVATE-ATTEMPTING PROJECTS=&gt;(('D', 11), 'D', 2, "Base fix 'Inefficiency' (ECONOMIC) triggers crisis")(Skill for project)','5: ACTIVATE-ATTEMPTING PROJECTS=&gt;1(Consultant fees)','5: ACTIVATE-ATTEMPTING PROJECTS=&gt;7(Dice roll 2D6: skill check)','5: ACTIVATE-DOING RESEARCH=&gt;None(Start researching)','5: ACTIVATE-ATTEMPTING PROJECTS=&gt;Remove-Tradeoff(Start project: type)','5: ACTIVATE-ATTEMPTING PROJECTS=&gt;LIVING STANDARDS(Start project: fix category)','5: ACTIVATE-ATTEMPTING PROJECTS=&gt;Low Labour Standards(Start project: fix problem)','5: ACTIVATE-ATTEMPTING PROJECTS=&gt;Improved fix 'Low Labour Standards' (LIVING STANDARDS)(Project started)','5: ACTIVATE-ATTEMPTING PROJECTS=&gt;(('C', 4), 'C', 1, "Improved fix 'Low Labour Standards' (LIVING STANDARDS)")(Skill for project)','5: ACTIVATE-ATTEMPTING PROJECTS=&gt;1(Consultant fees)','5: ACTIVATE-ATTEMPTING PROJECTS=&gt;7(Dice roll 2D6: skill check)','5: ACTIVATE-ATTEMPTING PROJECTS=&gt;(('S', 7), 'S', 3, "Base fix 'Inefficiency' (ECONOMIC) triggers crisis")(Skill for project)','5: ACTIVATE-ATTEMPTING PROJECTS=&gt;4(Consultant fees)','5: ACTIVATE-ATTEMPTING PROJECTS=&gt;9(Dice roll 2D6: skill check)','5: ACTIVATE-ATTEMPTING PROJECTS=&gt;None(Skill for project)','5: ACTIVATE-DOING RESEARCH=&gt;None(Start researching)','5: ACTIVATE-ATTEMPTING PROJECTS=&gt;None(Start project: type)','5: ACTIVATE-ATTEMPTING PROJECTS=&gt;(('S', 3), 'S', 4, "Base fix 'Inefficiency' (ECONOMIC) triggers crisis")(Skill for project)','5: ACTIVATE-ATTEMPTING PROJECTS=&gt;1(Consultant fees)','5: ACTIVATE-ATTEMPTING PROJECTS=&gt;8(Dice roll 2D6: skill check)','5: ACTIVATE-ATTEMPTING PROJECTS=&gt;(('D', 12), 'D', 4, "Base fix 'Inefficiency' (ECONOMIC) triggers crisis")(Skill for project)','5: ACTIVATE-ATTEMPTING PROJECTS=&gt;0(Consultant fees)','5: ACTIVATE-ATTEMPTING PROJECTS=&gt;8(Dice roll 2D6: skill check)','5: ACTIVATE-DOING RESEARCH=&gt;None(Start researching)','6: END-CRISIS ROLLING=&gt;3(Dice roll 1D6: crisis cat)','6: END-CRISIS ROLLING=&gt;SOCIAL(Category for crisis)','6: END-CRISIS ROLLING=&gt;5(Dice roll 1D6: node in SOCIAL)','6: END-CRISIS ROLLING=&gt;6(Dice roll 1D6: node in SOCIAL)','6: END-CRISIS ROLLING=&gt;6(Dice roll 1D6: node in SOCIAL)','6: END-CRISIS ROLLING=&gt;1(Dice roll 1D6: node in SOCIAL)','6: END-CRISIS ROLLING=&gt;Education(Problem for crisis)','6: END-CRISIS ROLLING=&gt;12(Dice roll 2D6: crisis roll for Education)','6: END-CRISIS ROLLING=&gt;12(Crisis roll for node "Education")','6: END-CRISIS ROLLING=&gt;11(Dice roll 2D6: crisis roll for Education)','6: END-CRISIS ROLLING=&gt;11(Crisis roll for node "Education")','6: END-CRISIS ROLLING=&gt;Education(Crisis averted)','6: ENGAGE-DRAWING MONEY=&gt;2(Money drawn)','6: ENGAGE-DRAWING CARDS=&gt;('S', 10)(Card drawn: 1)','6: ENGAGE-DRAWING CARDS=&gt;('D', 11)(Card drawn: 2)','6: ENGAGE-CRISIS RISING','6: ENGAGE-DRAWING MONEY=&gt;2(Money drawn)','6: ENGAGE-DRAWING CARDS=&gt;('H', 5)(Card drawn: 1)','6: ENGAGE-DRAWING CARDS=&gt;('S', 5)(Card drawn: 2)','6: ENGAGE-DRAWING MONEY=&gt;2(Money drawn)','6: ENGAGE-DRAWING CARDS=&gt;('S', 2)(Card drawn: 1)','6: ENGAGE-DRAWING CARDS=&gt;('D', 13)(Card drawn: 2)','6: ENGAGE-CRISIS RISING','6: ACTIVATE-ATTEMPTING PROJECTS=&gt;(('H', 5), 'H', 1, "Improved fix 'Low Labour Standards' (LIVING STANDARDS)")(Skill for project)','6: ACTIVATE-ATTEMPTING PROJECTS=&gt;1(Consultant fees)','6: ACTIVATE-ATTEMPTING PROJECTS=&gt;8(Dice roll 2D6: skill check)','6: ACTIVATE-ATTEMPTING PROJECTS=&gt;(('D', 11), 'D', 2, "Base fix 'Inefficiency' (ECONOMIC) triggers crisis")(Skill for project)','6: ACTIVATE-ATTEMPTING PROJECTS=&gt;1(Consultant fees)','6: ACTIVATE-ATTEMPTING PROJECTS=&gt;7(Dice roll 2D6: skill check)','6: ACTIVATE-ATTEMPTING PROJECTS=&gt;(('H', 12), 'H', 0, "Improved fix 'Low Labour Standards' (LIVING STANDARDS)")(Skill for project)','6: ACTIVATE-ATTEMPTING PROJECTS=&gt;1(Consultant fees)','6: ACTIVATE-ATTEMPTING PROJECTS=&gt;9(Dice roll 2D6: skill check)','6: ACTIVATE-ATTEMPTING PROJECTS=&gt;(('S', 10), 'S', 0, "Base fix 'Inefficiency' (ECONOMIC) triggers crisis")(Skill for project)','6: ACTIVATE-ATTEMPTING PROJECTS=&gt;10(Dice roll 2D6: skill check)','6: ACTIVATE-DOING RESEARCH=&gt;None(Start researching)','6: ACTIVATE-ATTEMPTING PROJECTS=&gt;(('H', 1), 'H', 4, "Improved fix 'Low Labour Standards' (LIVING STANDARDS)")(Skill for project)','6: ACTIVATE-ATTEMPTING PROJECTS=&gt;0(Consultant fees)','6: ACTIVATE-ATTEMPTING PROJECTS=&gt;3(Dice roll 2D6: skill check)','6: ACTIVATE-ATTEMPTING PROJECTS=&gt;(('H', 10), 'H', 1, "Improved fix 'Low Labour Standards' (LIVING STANDARDS)")(Skill for project)','6: ACTIVATE-ATTEMPTING PROJECTS=&gt;0(Consultant fees)','6: ACTIVATE-ATTEMPTING PROJECTS=&gt;5(Dice roll 2D6: skill check)','6: ACTIVATE-ATTEMPTING PROJECTS=&gt;(('C', 4), 'C', 2, "Improved fix 'Low Labour Standards' (LIVING STANDARDS)")(Skill for project)','6: ACTIVATE-ATTEMPTING PROJECTS=&gt;3(Consultant fees)','6: ACTIVATE-ATTEMPTING PROJECTS=&gt;3(Dice roll 2D6: skill check)','6: ACTIVATE-ATTEMPTING PROJECTS=&gt;(('H', 6), 'H', 0, "Improved fix 'Low Labour Standards' (LIVING STANDARDS)")(Skill for project)','6: ACTIVATE-ATTEMPTING PROJECTS=&gt;10(Dice roll 2D6: skill check)','6: ACTIVATE-ATTEMPTING PROJECTS=&gt;None(Skill for project)','6: ACTIVATE-DOING RESEARCH=&gt;None(Start researching)','6: ACTIVATE-ATTEMPTING PROJECTS=&gt;Remove-Tradeoff(Start project: type)','6: ACTIVATE-ATTEMPTING PROJECTS=&gt;LIVING STANDARDS(Start project: fix category)','6: ACTIVATE-ATTEMPTING PROJECTS=&gt;Low Labour Standards(Start project: fix problem)','6: ACTIVATE-ATTEMPTING PROJECTS=&gt;Improved fix 'Low Labour Standards' (LIVING STANDARDS)(Project started)','6: ACTIVATE-ATTEMPTING PROJECTS=&gt;(('H', 3), 'H', 1, "Improved fix 'Low Labour Standards' (LIVING STANDARDS)")(Skill for project)','6: ACTIVATE-ATTEMPTING PROJECTS=&gt;5(Consultant fees)','6: ACTIVATE-ATTEMPTING PROJECTS=&gt;6(Dice roll 2D6: skill check)','6: ACTIVATE-ATTEMPTING PROJECTS=&gt;(('H', 2), 'H', 2, "Improved fix 'Low Labour Standards' (LIVING STANDARDS)")(Skill for project)','6: ACTIVATE-ATTEMPTING PROJECTS=&gt;6(Dice roll 2D6: skill check)','6: ACTIVATE-ATTEMPTING PROJECTS=&gt;(('C', 3), 'C', 1, "Improved fix 'Low Labour Standards' (LIVING STANDARDS)")(Skill for project)','6: ACTIVATE-ATTEMPTING PROJECTS=&gt;8(Dice roll 2D6: skill check)','6: ACTIVATE-ATTEMPTING PROJECTS=&gt;(('H', 4), 'H', 0, "Improved fix 'Low Labour Standards' (LIVING STANDARDS)")(Skill for project)','6: ACTIVATE-ATTEMPTING PROJECTS=&gt;8(Dice roll 2D6: skill check)','6: ACTIVATE-ATTEMPTING PROJECTS=&gt;(('S', 2), 'S', 0, "Base fix 'Inefficiency' (ECONOMIC) triggers crisis")(Skill for project)','6: ACTIVATE-ATTEMPTING PROJECTS=&gt;3(Dice roll 2D6: skill check)','6: ACTIVATE-ATTEMPTING PROJECTS=&gt;(('D', 13), 'D', 0, "Base fix 'Inefficiency' (ECONOMIC) triggers crisis")(Skill for project)','6: ACTIVATE-ATTEMPTING PROJECTS=&gt;5(Dice roll 2D6: skill check)','6: ACTIVATE-DOING RESEARCH=&gt;None(Start researching)','6: END-CRISIS ROLLING=&gt;6(Dice roll 1D6: crisis cat)','6: END-CRISIS ROLLING=&gt;LIVING STANDARDS(Category for crisis)','6: END-CRISIS ROLLING=&gt;6(Dice roll 1D6: node in LIVING STANDARDS)','6: END-CRISIS ROLLING=&gt;1(Dice roll 1D6: node in LIVING STANDARDS)','6: END-CRISIS ROLLING=&gt;Discrimination(Problem for crisis)','6: END-CRISIS ROLLING=&gt;6(Dice roll 2D6: crisis roll for Discrimination)','6: END-CRISIS ROLLING=&gt;6(Crisis roll for node "Discrimination")','6: END-CRISIS ROLLING=&gt;Discrimination(Now in crisis)','6: END-CRISIS ROLLING=&gt;3(Dice roll 1D6: crisis cat)','6: END-CRISIS ROLLING=&gt;SOCIAL(Category for crisis)','6: END-CRISIS ROLLING=&gt;6(Dice roll 1D6: node in SOCIAL)','6: END-CRISIS ROLLING=&gt;6(Dice roll 1D6: node in SOCIAL)','6: END-CRISIS ROLLING=&gt;1(Dice roll 1D6: node in SOCIAL)','6: END-CRISIS ROLLING=&gt;Education(Problem for crisis)','6: END-CRISIS ROLLING=&gt;8(Dice roll 2D6: crisis roll for Education)','6: END-CRISIS ROLLING=&gt;8(Crisis roll for node "Education")','6: END-CRISIS ROLLING=&gt;Education(Now in crisis)','7: ENGAGE-DRAWING MONEY=&gt;2(Money drawn)','7: ENGAGE-DRAWING CARDS=&gt;('S', 9)(Card drawn: 1)','7: ENGAGE-DRAWING CARDS=&gt;('H', 6)(Card drawn: 2)','7: ENGAGE-CRISIS RISING','7: ENGAGE-DRAWING MONEY=&gt;2(Money drawn)','7: ENGAGE-DRAWING CARDS=&gt;('H', 11)(Card drawn: 1)','7: ENGAGE-DRAWING CARDS=&gt;('H', 13)(Card drawn: 2)','7: ENGAGE-DRAWING MONEY=&gt;2(Money drawn)','7: ENGAGE-DRAWING CARDS=&gt;('C', 11)(Card drawn: 1)','7: ENGAGE-DRAWING CARDS=&gt;('D', 12)(Card drawn: 2)','7: ENGAGE-CRISIS RISING','7: ACTIVATE-ATTEMPTING PROJECTS=&gt;(('S', 9), 'S', 0, "Base fix 'Inefficiency' (ECONOMIC) triggers crisis")(Skill for project)','7: ACTIVATE-ATTEMPTING PROJECTS=&gt;0(Consultant fees)','7: ACTIVATE-ATTEMPTING PROJECTS=&gt;5(Dice roll 2D6: skill check)','7: ACTIVATE-ATTEMPTING PROJECTS=&gt;None(Skill for project)','7: ACTIVATE-DOING RESEARCH=&gt;None(Start researching)','7: ACTIVATE-ATTEMPTING PROJECTS=&gt;(('S', 5), 'S', 2, "Base fix 'Inefficiency' (ECONOMIC) triggers crisis")(Skill for project)','7: ACTIVATE-ATTEMPTING PROJECTS=&gt;0(Consultant fees)','7: ACTIVATE-ATTEMPTING PROJECTS=&gt;6(Dice roll 2D6: skill check)','7: ACTIVATE-ATTEMPTING PROJECTS=&gt;(('H', 11), 'H', 2, "Improved fix 'Low Labour Standards' (LIVING STANDARDS)")(Skill for project)','7: ACTIVATE-ATTEMPTING PROJECTS=&gt;1(Consultant fees)','7: ACTIVATE-ATTEMPTING PROJECTS=&gt;5(Dice roll 2D6: skill check)','7: ACTIVATE-ATTEMPTING PROJECTS=&gt;(('H', 13), 'H', 2, "Improved fix 'Low Labour Standards' (LIVING STANDARDS)")(Skill for project)','7: ACTIVATE-ATTEMPTING PROJECTS=&gt;1(Consultant fees)','7: ACTIVATE-ATTEMPTING PROJECTS=&gt;7(Dice roll 2D6: skill check)','7: ACTIVATE-ATTEMPTING PROJECTS=&gt;(('S', 12), 'S', 0, "Base fix 'Inefficiency' (ECONOMIC) triggers crisis")(Skill for project)','7: ACTIVATE-ATTEMPTING PROJECTS=&gt;8(Dice roll 2D6: skill check)','7: ACTIVATE-ATTEMPTING PROJECTS=&gt;(('H', 5), 'H', 0, "Improved fix 'Low Labour Standards' (LIVING STANDARDS)")(Skill for project)','7: ACTIVATE-ATTEMPTING PROJECTS=&gt;3(Dice roll 2D6: skill check)','7: ACTIVATE-DOING RESEARCH=&gt;None(Start researching)','7: ACTIVATE-ATTEMPTING PROJECTS=&gt;None(Skill for project)','7: ACTIVATE-DOING RESEARCH=&gt;None(Start researching)','7: END-CRISIS ROLLING=&gt;2(Dice roll 1D6: crisis cat)','7: END-CRISIS ROLLING=&gt;ECONOMIC(Category for crisis)','7: END-CRISIS ROLLING=&gt;5(Dice roll 1D6: node in ECONOMIC)','7: END-CRISIS ROLLING=&gt;5(Dice roll 1D6: node in ECONOMIC)','7: END-CRISIS ROLLING=&gt;3(Dice roll 1D6: node in ECONOMIC)','7: END-CRISIS ROLLING=&gt;Inefficiency(Crisis chip: overwhelmed problem)','7: END-CRISIS ROLLING=&gt;4(Dice roll 1D6: crisis cat)','7: END-CRISIS ROLLING=&gt;CLASS(Category for crisis)','7: END-CRISIS ROLLING=&gt;5(Dice roll 1D6: node in CLASS)','7: END-CRISIS ROLLING=&gt;1(Dice roll 1D6: node in CLASS)','7: END-CRISIS ROLLING=&gt;Healthcare(Problem for crisis)','7: END-CRISIS ROLLING=&gt;8(Dice roll 2D6: crisis roll for Healthcare)','7: END-CRISIS ROLLING=&gt;8(Crisis roll for node "Healthcare")','7: END-CRISIS ROLLING=&gt;Political Voice(Now in crisis (cascaded from: Healthcare)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1(Dice roll 1D6: node in ENVIRONMENTAL)','7: END-CRISIS ROLLING=&gt;Chemical Pollution(Problem for crisis)','7: END-CRISIS ROLLING=&gt;12(Dice roll 2D6: crisis roll for Chemical Pollution)','7: END-CRISIS ROLLING=&gt;12(Crisis roll for node "Chemical Pollution")','7: END-CRISIS ROLLING=&gt;Chemical Pollution(Crisis averted)','8: ENGAGE-DRAWING MONEY=&gt;2(Money drawn)','8: ENGAGE-DRAWING CARDS=&gt;('D', 1)(Card drawn: 1)','8: ENGAGE-DRAWING CARDS=&gt;('H', 12)(Card drawn: 2)','8: ENGAGE-CRISIS RISING','8: ENGAGE-DRAWING MONEY=&gt;2(Money drawn)','8: ENGAGE-DRAWING CARDS=&gt;('S', 6)(Card drawn: 1)','8: ENGAGE-DRAWING CARDS=&gt;('S', 11)(Card drawn: 2)','8: ENGAGE-DRAWING MONEY=&gt;2(Money drawn)','8: ENGAGE-DRAWING CARDS=&gt;('D', 10)(Card drawn: 1)','8: ENGAGE-DRAWING CARDS=&gt;('D', 7)(Card drawn: 2)','8: ENGAGE-CRISIS RISING','8: ACTIVATE-ATTEMPTING PROJECTS=&gt;(('H', 6), 'H', 0, "Improved fix 'Low Labour Standards' (LIVING STANDARDS)")(Skill for project)','8: ACTIVATE-ATTEMPTING PROJECTS=&gt;3(Consultant fees)','8: ACTIVATE-ATTEMPTING PROJECTS=&gt;8(Dice roll 2D6: skill check)','8: ACTIVATE-ATTEMPTING PROJECTS=&gt;None(Skill for project)','8: ACTIVATE-DOING RESEARCH=&gt;None(Start researching)','8: ACTIVATE-ATTEMPTING PROJECTS=&gt;(('S', 11), 'S', 1, "Base fix 'Inefficiency' (ECONOMIC) triggers crisis")(Skill for project)','8: ACTIVATE-ATTEMPTING PROJECTS=&gt;0(Consultant fees)','8: ACTIVATE-ATTEMPTING PROJECTS=&gt;8(Dice roll 2D6: skill check)','8: ACTIVATE-ATTEMPTING PROJECTS=&gt;(('S', 6), 'S', 0, "Base fix 'Inefficiency' (ECONOMIC) triggers crisis")(Skill for project)','8: ACTIVATE-ATTEMPTING PROJECTS=&gt;1(Consultant fees)','8: ACTIVATE-ATTEMPTING PROJECTS=&gt;6(Dice roll 2D6: skill check)','8: ACTIVATE-DOING RESEARCH=&gt;None(Start researching)','8: ACTIVATE-ATTEMPTING PROJECTS=&gt;(('D', 10), 'D', 2, "Base fix 'Inefficiency' (ECONOMIC) triggers crisis")(Skill for project)','8: ACTIVATE-ATTEMPTING PROJECTS=&gt;0(Consultant fees)','8: ACTIVATE-ATTEMPTING PROJECTS=&gt;5(Dice roll 2D6: skill check)','8: ACTIVATE-ATTEMPTING PROJECTS=&gt;(('D', 12), 'D', 1, "Base fix 'Inefficiency' (ECONOMIC) triggers crisis")(Skill for project)','8: ACTIVATE-ATTEMPTING PROJECTS=&gt;0(Consultant fees)','8: ACTIVATE-ATTEMPTING PROJECTS=&gt;6(Dice roll 2D6: skill check)','8: ACTIVATE-ATTEMPTING PROJECTS=&gt;(('C', 11), 'C', 0, "Improved fix 'Low Labour Standards' (LIVING STANDARDS)")(Skill for project)','8: ACTIVATE-ATTEMPTING PROJECTS=&gt;0(Consultant fees)','8: ACTIVATE-ATTEMPTING PROJECTS=&gt;5(Dice roll 2D6: skill check)','8: ACTIVATE-ATTEMPTING PROJECTS=&gt;(('D', 7), 'D', 0, "Base fix 'Inefficiency' (ECONOMIC) triggers crisis")(Skill for project)','8: ACTIVATE-ATTEMPTING PROJECTS=&gt;3(Consultant fees)','8: ACTIVATE-ATTEMPTING PROJECTS=&gt;8(Dice roll 2D6: skill check)','8: ACTIVATE-DOING RESEARCH=&gt;None(Start researching)','9: END-CRISIS ROLLING=&gt;SOCIAL(Crisis chip: full category)','9: END-CRISIS ROLLING=&gt;1(Dice roll 1D6: crisis cat)','9: END-CRISIS ROLLING=&gt;INDUSTRIAL(Category for crisis)','9: END-CRISIS ROLLING=&gt;3(Dice roll 1D6: node in INDUSTRIAL)','9: END-CRISIS ROLLING=&gt;Sprawl(Problem for crisis)','9: END-CRISIS ROLLING=&gt;7(Dice roll 2D6: crisis roll for Sprawl)','9: END-CRISIS ROLLING=&gt;7(Crisis roll for node "Sprawl")','9: END-CRISIS ROLLING=&gt;Sprawl(Now in crisis)','9: END-CRISIS ROLLING=&gt;2(Dice roll 1D6: crisis cat)','9: END-CRISIS ROLLING=&gt;ECONOMIC(Category for crisis)','9: END-CRISIS ROLLING=&gt;6(Dice roll 1D6: node in ECONOMIC)','9: END-CRISIS ROLLING=&gt;3(Dice roll 1D6: node in ECONOMIC)','9: END-CRISIS ROLLING=&gt;Inefficiency(Crisis chip: overwhelmed problem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2(Dice roll 1D6: node in ENVIRONMENTAL)','9: END-CRISIS ROLLING=&gt;Climate Change(Problem for crisis)','9: END-CRISIS ROLLING=&gt;6(Dice roll 2D6: crisis roll for Climate Change)','9: END-CRISIS ROLLING=&gt;6(Crisis roll for node "Climate Change")','9: END-CRISIS ROLLING=&gt;Biodiversity Loss(Now in crisis (cascaded from: Climate Change))','9: END-CRISIS ROLLING=&gt;Energy Shortage(Now in crisis (cascaded from: Climate Change))','9: END-CRISIS ROLLING=&gt;Food Shortage(Now in crisis (cascaded from: Climate Change))','9: END-CRISIS ROLLING=&gt;Freshwater Depletion(Now in crisis (cascaded from: Climate Change))','9: END-CRISIS ROLLING=&gt;Land Conversion(Now in crisis (cascaded from: Climate Change))','9: ENGAGE-DRAWING MONEY=&gt;2(Money drawn)','9: ENGAGE-DRAWING CARDS=&gt;('H', 14)(Card drawn: 1)','9: ENGAGE-DRAWING CARDS=&gt;('H', 7)(Card drawn: 2)','9: ENGAGE-CRISIS RISING','9: ENGAGE-DRAWING MONEY=&gt;2(Money drawn)','9: ENGAGE-DRAWING CARDS=&gt;('S', 4)(Card drawn: 1)','9: ENGAGE-DRAWING CARDS=&gt;('S', 9)(Card drawn: 2)','9: ENGAGE-DRAWING MONEY=&gt;2(Money drawn)','9: ENGAGE-DRAWING CARDS=&gt;('C', 13)(Card drawn: 1)','9: ENGAGE-DRAWING CARDS=&gt;('S', 13)(Card drawn: 2)','9: ENGAGE-CRISIS RISING','9: ACTIVATE-ATTEMPTING PROJECTS=&gt;(('H', 12), 'H', 1, "Improved fix 'Low Labour Standards' (LIVING STANDARDS)")(Skill for project)','9: ACTIVATE-ATTEMPTING PROJECTS=&gt;0(Consultant fees)','9: ACTIVATE-ATTEMPTING PROJECTS=&gt;10(Dice roll 2D6: skill check)','9: ACTIVATE-ATTEMPTING PROJECTS=&gt;None(Skill for project)','9: ACTIVATE-DOING RESEARCH=&gt;None(Start researching)','9: ACTIVATE-ATTEMPTING PROJECTS=&gt;None(Skill for project)','9: ACTIVATE-DOING RESEARCH=&gt;None(Start researching)','9: ACTIVATE-ATTEMPTING PROJECTS=&gt;(('S', 13), 'S', 1, "Base fix 'Inefficiency' (ECONOMIC) triggers crisis")(Skill for project)','9: ACTIVATE-ATTEMPTING PROJECTS=&gt;0(Consultant fees)','9: ACTIVATE-ATTEMPTING PROJECTS=&gt;8(Dice roll 2D6: skill check)','9: ACTIVATE-ATTEMPTING PROJECTS=&gt;(('C', 13), 'C', 0, "Improved fix 'Low Labour Standards' (LIVING STANDARDS)")(Skill for project)','9: ACTIVATE-ATTEMPTING PROJECTS=&gt;0(Consultant fees)','9: ACTIVATE-ATTEMPTING PROJECTS=&gt;8(Dice roll 2D6: skill check)','9: ACTIVATE-DOING RESEARCH=&gt;None(Start researching)','9: END-CRISIS ROLLING=&gt;INDUSTRIAL(Crisis chip: full category)','9: END-CRISIS ROLLING=&gt;SOCIAL(Crisis chip: full category)','9: END-CRISIS ROLLING=&gt;CLASS(Crisis chip: full category)','9: END-CRISIS ROLLING=&gt;6(Dice roll 1D6: crisis cat)','9: END-CRISIS ROLLING=&gt;LIVING STANDARDS(Category for crisis)','9: END-CRISIS ROLLING=&gt;2(Dice roll 1D6: node in LIVING STANDARDS)','9: END-CRISIS ROLLING=&gt;Low Labour Standards(Problem for crisis)','9: END-CRISIS ROLLING=&gt;5(Dice roll 2D6: crisis roll for Low Labour Standards)','9: END-CRISIS ROLLING=&gt;5(Crisis roll for node "Low Labour Standards")','9: END-CRISIS ROLLING=&gt;Low Labour Standards(Now in crisis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2(Dice roll 1D6: node in LIVING STANDARDS)','9: END-CRISIS ROLLING=&gt;Low Labour Standards(Problem for crisis)','9: END-CRISIS ROLLING=&gt;7(Dice roll 2D6: crisis roll for Low Labour Standards)','9: END-CRISIS ROLLING=&gt;7(Crisis roll for node "Low Labour Standards")','9: END-CRISIS ROLLING=&gt;Economic Inequality(Now in crisis (cascaded from: Low Labour Standards))','10: ENGAGE-DRAWING MONEY=&gt;2(Money drawn)','10: ENGAGE-DRAWING CARDS=&gt;('H', 13)(Card drawn: 1)','10: ENGAGE-DRAWING CARDS=&gt;('D', 3)(Card drawn: 2)','10: ENGAGE-CRISIS RISING','10: ENGAGE-DRAWING MONEY=&gt;2(Money drawn)','10: ENGAGE-DRAWING CARDS=&gt;('S', 3)(Card drawn: 1)','10: ENGAGE-DRAWING CARDS=&gt;('S', 8)(Card drawn: 2)','10: ENGAGE-DRAWING MONEY=&gt;2(Money drawn)','10: ENGAGE-DRAWING CARDS=&gt;('C', 1)(Card drawn: 1)','10: ENGAGE-DRAWING CARDS=&gt;('S', 11)(Card drawn: 2)','10: ENGAGE-CRISIS RISING','10: ACTIVATE-ATTEMPTING PROJECTS=&gt;(('H', 7), 'H', 2, "Improved fix 'Low Labour Standards' (LIVING STANDARDS)")(Skill for project)','10: ACTIVATE-ATTEMPTING PROJECTS=&gt;3(Consultant fees)','10: ACTIVATE-ATTEMPTING PROJECTS=&gt;6(Dice roll 2D6: skill check)','10: ACTIVATE-ATTEMPTING PROJECTS=&gt;(('H', 14), 'D', 1, "Base fix 'Inefficiency' (ECONOMIC) triggers crisis")(Skill for project)','10: ACTIVATE-ATTEMPTING PROJECTS=&gt;(('H', 13), 'H', 1, "Improved fix 'Low Labour Standards' (LIVING STANDARDS)")(Skill for project)','10: ACTIVATE-ATTEMPTING PROJECTS=&gt;0(Consultant fees)','10: ACTIVATE-ATTEMPTING PROJECTS=&gt;8(Dice roll 2D6: skill check)','10: ACTIVATE-ATTEMPTING PROJECTS=&gt;None(Skill for project)','10: ACTIVATE-DOING RESEARCH=&gt;None(Start researching)','10: ACTIVATE-ATTEMPTING PROJECTS=&gt;(('S', 3), 'S', 2, "Base fix 'Inefficiency' (ECONOMIC) triggers crisis")(Skill for project)','10: ACTIVATE-ATTEMPTING PROJECTS=&gt;1(Consultant fees)','10: ACTIVATE-ATTEMPTING PROJECTS=&gt;7(Dice roll 2D6: skill check)','10: ACTIVATE-ATTEMPTING PROJECTS=&gt;(('S', 4), 'S', 0, "Base fix 'Inefficiency' (ECONOMIC) triggers crisis")(Skill for project)','10: ACTIVATE-ATTEMPTING PROJECTS=&gt;0(Consultant fees)','10: ACTIVATE-ATTEMPTING PROJECTS=&gt;10(Dice roll 2D6: skill check)','10: ACTIVATE-ATTEMPTING PROJECTS=&gt;None(Skill for project)','10: ACTIVATE-DOING RESEARCH=&gt;None(Start researching)','10: ACTIVATE-ATTEMPTING PROJECTS=&gt;(('S', 11), 'S', 1, "Base fix 'Inefficiency' (ECONOMIC) triggers crisis")(Skill for project)','10: ACTIVATE-ATTEMPTING PROJECTS=&gt;0(Consultant fees)','10: ACTIVATE-ATTEMPTING PROJECTS=&gt;10(Dice roll 2D6: skill check)','10: ACTIVATE-ATTEMPTING PROJECTS=&gt;(('C', 1), 'C', 0, "Improved fix 'Low Labour Standards' (LIVING STANDARDS)")(Skill for project)','10: ACTIVATE-ATTEMPTING PROJECTS=&gt;1(Consultant fees)','10: ACTIVATE-ATTEMPTING PROJECTS=&gt;8(Dice roll 2D6: skill check)','10: ACTIVATE-DOING RESEARCH=&gt;None(Start researching)','10: END-FINALIZING=&gt;Base fix 'Inefficiency' (ECONOMIC) triggers crisis(Project overskilled for "('H', 14)")','10: END-CRISIS ROLLING=&gt;INDUSTRIAL(Crisis chip: full category)','10: END-CRISIS ROLLING=&gt;SOCIAL(Crisis chip: full category)','10: END-CRISIS ROLLING=&gt;CLASS(Crisis chip: full category)','10: END-CRISIS ROLLING=&gt;LIVING STANDARDS(Crisis chip: full category)','10: END-CRISIS ROLLING=&gt;5(Dice roll 1D6: crisis cat)','10: END-CRISIS ROLLING=&gt;ENVIRONMENTAL(Category for crisis)','10: END-CRISIS ROLLING=&gt;1(Dice roll 1D6: node in ENVIRONMENTAL)','10: END-CRISIS ROLLING=&gt;Chemical Pollution(Crisis chip: overwhelmed problem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3(Dice roll 1D6: node in ECONOMIC)','10: END-CRISIS ROLLING=&gt;Inefficiency(Crisis chip: overwhelmed problem)','10: END-CRISIS ROLLING=&gt;2(Dice roll 1D6: crisis cat)','10: END-CRISIS ROLLING=&gt;ECONOMIC(Category for crisis)','10: END-CRISIS ROLLING=&gt;1(Dice roll 1D6: node in ECONOMIC)','10: END-CRISIS ROLLING=&gt;Monopoly(Problem for crisis)','10: END-CRISIS ROLLING=&gt;11(Dice roll 2D6: crisis roll for Monopoly)','10: END-CRISIS ROLLING=&gt;11(Crisis roll for node "Monopoly")','10: END-CRISIS ROLLING=&gt;10(Dice roll 2D6: crisis roll for Monopoly)','10: END-CRISIS ROLLING=&gt;10(Crisis roll for node "Monopoly")','10: END-CRISIS ROLLING=&gt;Monopoly(Crisis averted)','11: ENGAGE-DRAWING MONEY=&gt;2(Money drawn)','11: ENGAGE-DRAWING CARDS=&gt;('H', 1)(Card drawn: 1)','11: ENGAGE-DRAWING CARDS=&gt;('D', 10)(Card drawn: 2)','11: ENGAGE-CRISIS RISING','11: ENGAGE-DRAWING MONEY=&gt;2(Money drawn)','11: ENGAGE-DRAWING CARDS=&gt;('S', 1)(Card drawn: 1)','11: ENGAGE-DRAWING CARDS=&gt;('S', 10)(Card drawn: 2)','11: ENGAGE-DRAWING MONEY=&gt;2(Money drawn)','11: ENGAGE-DRAWING CARDS=&gt;('C', 11)(Card drawn: 1)','11: ENGAGE-DRAWING CARDS=&gt;('D', 7)(Card drawn: 2)','11: ENGAGE-CRISIS RISING','11: ACTIVATE-ATTEMPTING PROJECTS=&gt;None(Skill for project)','11: ACTIVATE-DOING RESEARCH=&gt;None(Start researching)','11: ACTIVATE-ATTEMPTING PROJECTS=&gt;(('S', 9), 'S', 0, "Base fix 'Inefficiency' (ECONOMIC) triggers crisis")(Skill for project)','11: ACTIVATE-ATTEMPTING PROJECTS=&gt;0(Consultant fees)','11: ACTIVATE-ATTEMPTING PROJECTS=&gt;4(Dice roll 2D6: skill check)','11: ACTIVATE-ATTEMPTING PROJECTS=&gt;None(Skill for project)','11: ACTIVATE-DOING RESEARCH=&gt;None(Start researching)','11: ACTIVATE-ATTEMPTING PROJECTS=&gt;(('D', 7), 'D', 1, "Base fix 'Inefficiency' (ECONOMIC) triggers crisis")(Skill for project)','11: ACTIVATE-ATTEMPTING PROJECTS=&gt;3(Consultant fees)','11: ACTIVATE-ATTEMPTING PROJECTS=&gt;3(Dice roll 2D6: skill check)','11: ACTIVATE-ATTEMPTING PROJECTS=&gt;None(Skill for project)','11: ACTIVATE-DOING RESEARCH=&gt;None(Start researching)','12: END-FINALIZING=&gt;Improved fix 'Low Labour Standards' (LIVING STANDARDS)(Project abandoned)','12: END-CRISIS ROLLING=&gt;INDUSTRIAL(Crisis chip: full category)','12: END-CRISIS ROLLING=&gt;SOCIAL(Crisis chip: full category)','12: END-CRISIS ROLLING=&gt;CLASS(Crisis chip: full category)','12: END-CRISIS ROLLING=&gt;LIVING STANDARDS(Crisis chip: full category)','12: END-CRISIS ROLLING=&gt;5(Dice roll 1D6: crisis cat)','12: END-CRISIS ROLLING=&gt;ENVIRONMENTAL(Category for crisis)','12: END-CRISIS ROLLING=&gt;5(Dice roll 1D6: node in ENVIRONMENTAL)','12: END-CRISIS ROLLING=&gt;Ocean Degradation(Crisis chip: overwhelmed problem)','12: END-CRISIS ROLLING=&gt;4(Dice roll 1D6: crisis cat)','12: END-CRISIS ROLLING=&gt;CLASS(Category for crisis)','12: END-CRISIS ROLLING=&gt;CLASS(Crisis chip: full category)','12: END-CRISIS ROLLING=&gt;4(Dice roll 1D6: crisis cat)','12: END-CRISIS ROLLING=&gt;CLASS(Category for crisis)','12: END-CRISIS ROLLING=&gt;CLASS(Crisis chip: full category)','12: END-CRISIS ROLLING=&gt;4(Dice roll 1D6: crisis cat)','12: END-CRISIS ROLLING=&gt;CLASS(Category for crisis)','12: END-CRISIS ROLLING=&gt;CLASS(Crisis chip: full category)','12: END-CRISIS ROLLING=&gt;2(Dice roll 1D6: crisis cat)','12: END-CRISIS ROLLING=&gt;ECONOMIC(Category for crisis)','12: END-CRISIS ROLLING=&gt;6(Dice roll 1D6: node in ECONOMIC)','12: END-CRISIS ROLLING=&gt;2(Dice roll 1D6: node in ECONOMIC)','12: END-CRISIS ROLLING=&gt;Market Externalities(Problem for crisis)','12: END-CRISIS ROLLING=&gt;8(Dice roll 2D6: crisis roll for Market Externalities)','12: END-CRISIS ROLLING=&gt;8(Crisis roll for node "Market Externalities")','12: END-CRISIS ROLLING=&gt;Air &amp; Ozone Degradation(Now in crisis (cascaded from: Market Externalities))','12: END-CRISIS ROLLING=&gt;4(Dice roll 1D6: crisis cat)','12: END-CRISIS ROLLING=&gt;CLASS(Category for crisis)','12: END-CRISIS ROLLING=&gt;CLASS(Crisis chip: full category)','12: END-CRISIS ROLLING=&gt;4(Dice roll 1D6: crisis cat)','12: END-CRISIS ROLLING=&gt;CLASS(Category for crisis)','12: END-CRISIS ROLLING=&gt;CLASS(Crisis chip: full category)','12: END-CRISIS ROLLING=&gt;6(Dice roll 1D6: crisis cat)','12: END-CRISIS ROLLING=&gt;LIVING STANDARDS(Category for crisis)','12: END-CRISIS ROLLING=&gt;LIVING STANDARDS(Crisis chip: full category)','12: END-CRISIS ROLLING=&gt;6(Dice roll 1D6: crisis cat)','12: END-CRISIS ROLLING=&gt;LIVING STANDARDS(Category for crisis)','12: END-CRISIS ROLLING=&gt;LIVING STANDARDS(Crisis chip: full category)','12: END-CRISIS ROLLING=&gt;1(Dice roll 1D6: crisis cat)','12: END-CRISIS ROLLING=&gt;INDUSTRIAL(Category for crisis)','12: END-CRISIS ROLLING=&gt;INDUSTRIAL(Crisis chip: full category)','12: END-CRISIS ROLLING=&gt;4(Dice roll 1D6: crisis cat)','12: END-CRISIS ROLLING=&gt;CLASS(Category for crisis)','12: END-CRISIS ROLLING=&gt;CLASS(Crisis chip: full category)','12: END-CRISIS ROLLING=&gt;1(Dice roll 1D6: crisis cat)','12: END-CRISIS ROLLING=&gt;INDUSTRIAL(Category for crisis)','12: END-CRISIS ROLLING=&gt;INDUSTRIAL(Crisis chip: full category)','12: END-CRISIS ROLLING=&gt;1(Dice roll 1D6: crisis cat)','12: END-CRISIS ROLLING=&gt;INDUSTRIAL(Category for crisis)','12: END-CRISIS ROLLING=&gt;INDUSTRIAL(Crisis chip: full category)','12: END-CRISIS ROLLING=&gt;2(Dice roll 1D6: crisis cat)','12: END-CRISIS ROLLING=&gt;ECONOMIC(Category for crisis)','12: END-CRISIS ROLLING=&gt;3(Dice roll 1D6: node in ECONOMIC)','12: END-CRISIS ROLLING=&gt;Inefficiency(Crisis chip: overwhelmed problem)','12: END-CRISIS ROLLING=&gt;2(Dice roll 1D6: crisis cat)','12: END-CRISIS ROLLING=&gt;ECONOMIC(Category for crisis)','12: END-CRISIS ROLLING=&gt;5(Dice roll 1D6: node in ECONOMIC)','12: END-CRISIS ROLLING=&gt;3(Dice roll 1D6: node in ECONOMIC)','12: END-CRISIS ROLLING=&gt;Inefficiency(Crisis chip: overwhelmed problem)','12: END-CRISIS ROLLING=&gt;4(Dice roll 1D6: crisis cat)','12: END-CRISIS ROLLING=&gt;CLASS(Category for crisis)','12: END-CRISIS ROLLING=&gt;CLASS(Crisis chip: full category)','12: END-CRISIS ROLLING=&gt;2(Dice roll 1D6: crisis cat)','12: END-CRISIS ROLLING=&gt;ECONOMIC(Category for crisis)','12: END-CRISIS ROLLING=&gt;4(Dice roll 1D6: node in ECONOMIC)','12: END-CRISIS ROLLING=&gt;3(Dice roll 1D6: node in ECONOMIC)','12: END-CRISIS ROLLING=&gt;Inefficiency(Crisis chip: overwhelmed problem)','12: END-CRISIS ROLLING=&gt;6(Dice roll 1D6: crisis cat)','12: END-CRISIS ROLLING=&gt;LIVING STANDARDS(Category for crisis)','12: END-CRISIS ROLLING=&gt;LIVING STANDARDS(Crisis chip: full category)','12: END-CRISIS ROLLING=&gt;3(Dice roll 1D6: crisis cat)','12: END-CRISIS ROLLING=&gt;SOCIAL(Category for crisis)','12: END-CRISIS ROLLING=&gt;SOCIAL(Crisis chip: full category)','12: END-CRISIS ROLLING=&gt;5(Dice roll 1D6: crisis cat)','12: END-CRISIS ROLLING=&gt;ENVIRONMENTAL(Category for crisis)','12: END-CRISIS ROLLING=&gt;ENVIRONMENTAL(Crisis chip: full category)','12: END-CRISIS ROLLING=&gt;6(Dice roll 1D6: crisis cat)','12: END-CRISIS ROLLING=&gt;LIVING STANDARDS(Category for crisis)','12: END-CRISIS ROLLING=&gt;LIVING STANDARDS(Crisis chip: full category)','12: END-CRISIS ROLLING=&gt;6(Dice roll 1D6: crisis cat)','12: END-CRISIS ROLLING=&gt;LIVING STANDARDS(Category for crisis)','12: END-CRISIS ROLLING=&gt;LIVING STANDARDS(Crisis chip: full category)','12: END-CRISIS ROLLING=&gt;6(Dice roll 1D6: crisis cat)','12: END-CRISIS ROLLING=&gt;LIVING STANDARDS(Category for crisis)','12: END-CRISIS ROLLING=&gt;LIVING STANDARDS(Crisis chip: full category)','12: END-CRISIS ROLLING=&gt;5(Dice roll 1D6: crisis cat)','12: END-CRISIS ROLLING=&gt;ENVIRONMENTAL(Category for crisis)','12: END-CRISIS ROLLING=&gt;ENVIRONMENTAL(Crisis chip: full category)','12: END-CRISIS ROLLING=&gt;5(Dice roll 1D6: crisis cat)','12: END-CRISIS ROLLING=&gt;ENVIRONMENTAL(Category for crisis)','12: END-CRISIS ROLLING=&gt;ENVIRONMENTAL(Crisis chip: full category)','12: END-CRISIS ROLLING=&gt;4(Dice roll 1D6: crisis cat)','12: END-CRISIS ROLLING=&gt;CLASS(Category for crisis)','12: END-CRISIS ROLLING=&gt;CLASS(Crisis chip: full category)','12: END-CRISIS ROLLING=&gt;3(Dice roll 1D6: crisis cat)','12: END-CRISIS ROLLING=&gt;SOCIAL(Category for crisis)','12: END-CRISIS ROLLING=&gt;SOCIAL(Crisis chip: full category)','12: END-CRISIS ROLLING=&gt;3(Dice roll 1D6: crisis cat)','12: END-CRISIS ROLLING=&gt;SOCIAL(Category for crisis)','12: END-CRISIS ROLLING=&gt;SOCIAL(Crisis chip: full category)','12: END-CRISIS ROLLING=&gt;2(Dice roll 1D6: crisis cat)','12: END-CRISIS ROLLING=&gt;ECONOMIC(Category for crisis)','12: END-CRISIS ROLLING=&gt;6(Dice roll 1D6: node in ECONOMIC)','12: END-CRISIS ROLLING=&gt;3(Dice roll 1D6: node in ECONOMIC)','12: END-CRISIS ROLLING=&gt;Inefficiency(Crisis chip: overwhelmed problem)','12: END-CRISIS ROLLING=&gt;3(Dice roll 1D6: crisis cat)','12: END-CRISIS ROLLING=&gt;SOCIAL(Category for crisis)','12: END-CRISIS ROLLING=&gt;SOCIAL(Crisis chip: full category)','12: END-CRISIS ROLLING=&gt;3(Dice roll 1D6: crisis cat)','12: END-CRISIS ROLLING=&gt;SOCIAL(Category for crisis)','12: END-CRISIS ROLLING=&gt;SOCIAL(Crisis chip: full category)','12: END-CRISIS ROLLING=&gt;3(Dice roll 1D6: crisis cat)','12: END-CRISIS ROLLING=&gt;SOCIAL(Category for crisis)','12: END-CRISIS ROLLING=&gt;SOCIAL(Crisis chip: full category)','12: END-CRISIS ROLLING=&gt;6(Dice roll 1D6: crisis cat)','12: END-CRISIS ROLLING=&gt;LIVING STANDARDS(Category for crisis)','12: END-CRISIS ROLLING=&gt;LIVING STANDARDS(Crisis chip: full category)','12: END-CRISIS ROLLING=&gt;6(Dice roll 1D6: crisis cat)','12: END-CRISIS ROLLING=&gt;LIVING STANDARDS(Category for crisis)','12: END-CRISIS ROLLING=&gt;LIVING STANDARDS(Crisis chip: full category)','12: END-CRISIS ROLLING=&gt;3(Dice roll 1D6: crisis cat)','12: END-CRISIS ROLLING=&gt;SOCIAL(Category for crisis)','12: END-CRISIS ROLLING=&gt;SOCIAL(Crisis chip: full category)','12: END-CRISIS ROLLING=&gt;3(Dice roll 1D6: crisis cat)','12: END-CRISIS ROLLING=&gt;SOCIAL(Category for crisis)','12: END-CRISIS ROLLING=&gt;SOCIAL(Crisis chip: full category)','12: END-CRISIS ROLLING=&gt;2(Dice roll 1D6: crisis cat)','12: END-CRISIS ROLLING=&gt;ECONOMIC(Category for crisis)','12: END-CRISIS ROLLING=&gt;4(Dice roll 1D6: node in ECONOMIC)','12: END-CRISIS ROLLING=&gt;3(Dice roll 1D6: node in ECONOMIC)','12: END-CRISIS ROLLING=&gt;Inefficiency(Crisis chip: overwhelmed problem)','12: END-CRISIS ROLLING=&gt;1(Dice roll 1D6: crisis cat)','12: END-CRISIS ROLLING=&gt;INDUSTRIAL(Category for crisis)','12: END-CRISIS ROLLING=&gt;INDUSTRIAL(Crisis chip: full category)','12: END-CRISIS ROLLING=&gt;2(Dice roll 1D6: crisis cat)','12: END-CRISIS ROLLING=&gt;ECONOMIC(Category for crisis)','12: END-CRISIS ROLLING=&gt;4(Dice roll 1D6: node in ECONOMIC)','12: END-CRISIS ROLLING=&gt;6(Dice roll 1D6: node in ECONOMIC)','12: END-CRISIS ROLLING=&gt;6(Dice roll 1D6: node in ECONOMIC)','12: END-CRISIS ROLLING=&gt;4(Dice roll 1D6: node in ECONOMIC)','12: END-CRISIS ROLLING=&gt;6(Dice roll 1D6: node in ECONOMIC)','12: END-CRISIS ROLLING=&gt;4(Dice roll 1D6: node in ECONOMIC)','12: END-CRISIS ROLLING=&gt;5(Dice roll 1D6: node in ECONOMIC)','12: END-CRISIS ROLLING=&gt;3(Dice roll 1D6: node in ECONOMIC)','12: END-CRISIS ROLLING=&gt;Inefficiency(Crisis chip: overwhelmed problem)','12: END-CRISIS ROLLING=&gt;1(Dice roll 1D6: crisis cat)','12: END-CRISIS ROLLING=&gt;INDUSTRIAL(Category for crisis)','12: END-CRISIS ROLLING=&gt;INDUSTRIAL(Crisis chip: full category)','12: END-CRISIS ROLLING=&gt;2(Dice roll 1D6: crisis cat)','12: END-CRISIS ROLLING=&gt;ECONOMIC(Category for crisis)','12: END-CRISIS ROLLING=&gt;2(Dice roll 1D6: node in ECONOMIC)','12: END-CRISIS ROLLING=&gt;Market Externalities(Problem for crisis)','12: END-CRISIS ROLLING=&gt;11(Dice roll 2D6: crisis roll for Market Externalities)','12: END-CRISIS ROLLING=&gt;11(Crisis roll for node "Market Externalities")','12: END-CRISIS ROLLING=&gt;Market Externalities(Crisis averted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2, 15, 18, 21, 23, 25, 26, 28, 29]}</text:p>
          </table:table-cell>
          <table:table-cell table:style-name="Gnumeric-default" office:value-type="string">
            <text:p>{'abandoned-project': [[], [], [], [], [], [], [], [], [], [True, True, True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True], [], [], [], [], [], [], [], [], [], [], [], [], [], [], [], [], [], [], [], [], [], [True, True], [], [], [], [], [], [], [], [], [], [], [], [], [True, True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C', 10)(Card drawn: 1)','0: ENGAGE-DRAWING CARDS=&gt;('C', 1)(Card drawn: 2)','0: ENGAGE-CRISIS RISING','0: ENGAGE-DRAWING MONEY=&gt;3(Money drawn)','0: ENGAGE-DRAWING CARDS=&gt;('D', 1)(Card drawn: 1)','0: ENGAGE-DRAWING CARDS=&gt;('D', 6)(Card drawn: 2)','0: ENGAGE-DRAWING MONEY=&gt;3(Money drawn)','0: ENGAGE-DRAWING CARDS=&gt;('S', 12)(Card drawn: 1)','0: ENGAGE-DRAWING CARDS=&gt;('S', 12)(Card drawn: 2)','0: ENGAGE-CRISIS RISING','0: ENGAGE-DRAWING MONEY=&gt;3(Money drawn)','0: ENGAGE-DRAWING CARDS=&gt;('D', 8)(Card drawn: 1)','0: ENGAGE-DRAWING CARDS=&gt;('H', 4)(Card drawn: 2)','0: ACTIVATE-ATTEMPTING PROJECTS=&gt;Remove-Tradeoff(Start project: type)','0: ACTIVATE-ATTEMPTING PROJECTS=&gt;LIVING STANDARDS(Start project: fix category)','0: ACTIVATE-ATTEMPTING PROJECTS=&gt;Low Labour Standards(Start project: fix problem)','0: ACTIVATE-ATTEMPTING PROJECTS=&gt;Improved fix 'Low Labour Standards' (LIVING STANDARDS)(Project started)','0: ACTIVATE-ATTEMPTING PROJECTS=&gt;None(Skill for project)','0: ACTIVATE-DOING RESEARCH=&gt;None(Start researching)','0: ACTIVATE-ATTEMPTING PROJECTS=&gt;None(Start project: type)','0: ACTIVATE-DOING RESEARCH=&gt;None(Start researching)','0: ACTIVATE-ATTEMPTING PROJECTS=&gt;Base(Start project: type)','0: ACTIVATE-ATTEMPTING PROJECTS=&gt;SOCIAL(Start project: fix category)','0: ACTIVATE-ATTEMPTING PROJECTS=&gt;Peace &amp; Justice(Start project: fix problem)','0: ACTIVATE-ATTEMPTING PROJECTS=&gt;Base fix 'Peace &amp; Justice' (SOCIAL) triggers crisis(Project started)','0: ACTIVATE-DOING RESEARCH=&gt;None(Start researching)','0: ACTIVATE-ATTEMPTING PROJECTS=&gt;Base(Start project: type)','0: ACTIVATE-ATTEMPTING PROJECTS=&gt;ENVIRONMENTAL(Start project: fix category)','0: ACTIVATE-ATTEMPTING PROJECTS=&gt;Climate Change(Start project: fix problem)','0: ACTIVATE-ATTEMPTING PROJECTS=&gt;Base fix 'Climate Change' (ENVIRONMENTAL) triggers crisis(Project started)','0: ACTIVATE-ATTEMPTING PROJECTS=&gt;None(Skill for project)','0: ACTIVATE-DOING RESEARCH=&gt;None(Start researching)','0: END-FINALIZING=&gt;Improved fix 'Low Labour Standards' (LIVING STANDARDS)(Project abandoned)','0: END-FINALIZING=&gt;Base fix 'Peace &amp; Justice' (SOCIAL) triggers crisis(Project abandoned)','0: END-FINALIZING=&gt;Base fix 'Climate Change' (ENVIRONMENTAL) triggers crisis(Project abandoned)','0: END-CRISIS ROLLING=&gt;2(Dice roll 1D6: crisis cat)','0: END-CRISIS ROLLING=&gt;ECONOMIC(Category for crisis)','0: END-CRISIS ROLLING=&gt;5(Dice roll 1D6: node in ECONOMIC)','0: END-CRISIS ROLLING=&gt;6(Dice roll 1D6: node in ECONOMIC)','0: END-CRISIS ROLLING=&gt;6(Dice roll 1D6: node in ECONOMIC)','0: END-CRISIS ROLLING=&gt;2(Dice roll 1D6: node in ECONOMIC)','0: END-CRISIS ROLLING=&gt;Market Externalities(Problem for crisis)','0: END-CRISIS ROLLING=&gt;3(Dice roll 2D6: crisis roll for Market Externalities)','0: END-CRISIS ROLLING=&gt;3(Crisis roll for node "Market Externalities")','0: END-CRISIS ROLLING=&gt;Economic Inequality(Now in crisis (cascaded from: Market Externalities))','0: END-CRISIS ROLLING=&gt;Inefficiency(Now in crisis (cascaded from: Market Externalities))','0: END-CRISIS ROLLING=&gt;6(Dice roll 1D6: crisis cat)','0: END-CRISIS ROLLING=&gt;LIVING STANDARDS(Category for crisis)','0: END-CRISIS ROLLING=&gt;3(Dice roll 1D6: node in LIVING STANDARDS)','0: END-CRISIS ROLLING=&gt;Systemic Corruption(Problem for crisis)','0: END-CRISIS ROLLING=&gt;10(Dice roll 2D6: crisis roll for Systemic Corruption)','0: END-CRISIS ROLLING=&gt;10(Crisis roll for node "Systemic Corruption")','0: END-CRISIS ROLLING=&gt;Systemic Corruption(Crisis averted)','1: ENGAGE-DRAWING MONEY=&gt;2(Money drawn)','1: ENGAGE-DRAWING CARDS=&gt;('H', 13)(Card drawn: 1)','1: ENGAGE-DRAWING CARDS=&gt;('S', 6)(Card drawn: 2)','1: ENGAGE-CRISIS RISING','1: ENGAGE-DRAWING MONEY=&gt;2(Money drawn)','1: ENGAGE-DRAWING CARDS=&gt;('C', 1)(Card drawn: 1)','1: ENGAGE-DRAWING CARDS=&gt;('S', 1)(Card drawn: 2)','1: ENGAGE-DRAWING MONEY=&gt;2(Money drawn)','1: ENGAGE-DRAWING CARDS=&gt;('S', 4)(Card drawn: 1)','1: ENGAGE-DRAWING CARDS=&gt;('H', 10)(Card drawn: 2)','1: ENGAGE-CRISIS RISING','1: ENGAGE-DRAWING MONEY=&gt;2(Money drawn)','1: ENGAGE-DRAWING CARDS=&gt;('S', 9)(Card drawn: 1)','1: ENGAGE-DRAWING CARDS=&gt;('H', 8)(Card drawn: 2)','1: ACTIVATE-ATTEMPTING PROJECTS=&gt;None(Start project: type)','1: ACTIVATE-DOING RESEARCH=&gt;None(Start researching)','1: ACTIVATE-ATTEMPTING PROJECTS=&gt;Base(Start project: type)','1: ACTIVATE-ATTEMPTING PROJECTS=&gt;INDUSTRIAL(Start project: fix category)','1: ACTIVATE-ATTEMPTING PROJECTS=&gt;Polluting Industry(Start project: fix problem)','1: ACTIVATE-ATTEMPTING PROJECTS=&gt;Base fix 'Polluting Industry' (INDUSTRIAL) triggers crisis(Project started)','1: ACTIVATE-ATTEMPTING PROJECTS=&gt;(('C', 1), 'C', 2, "Base fix 'Polluting Industry' (INDUSTRIAL) triggers crisis")(Skill for project)','1: ACTIVATE-ATTEMPTING PROJECTS=&gt;0(Consultant fees)','1: ACTIVATE-ATTEMPTING PROJECTS=&gt;3(Dice roll 2D6: skill check)','1: ACTIVATE-ATTEMPTING PROJECTS=&gt;(('S', 1), 'S', 2, "Base fix 'Polluting Industry' (INDUSTRIAL) triggers crisis")(Skill for project)','1: ACTIVATE-ATTEMPTING PROJECTS=&gt;1(Consultant fees)','1: ACTIVATE-ATTEMPTING PROJECTS=&gt;7(Dice roll 2D6: skill check)','1: ACTIVATE-DOING RESEARCH=&gt;None(Start researching)','1: ACTIVATE-ATTEMPTING PROJECTS=&gt;None(Start project: type)','1: ACTIVATE-DOING RESEARCH=&gt;None(Start researching)','1: ACTIVATE-ATTEMPTING PROJECTS=&gt;None(Start project: type)','1: ACTIVATE-DOING RESEARCH=&gt;None(Start researching)','1: END-CRISIS ROLLING=&gt;6(Dice roll 1D6: crisis cat)','1: END-CRISIS ROLLING=&gt;LIVING STANDARDS(Category for crisis)','1: END-CRISIS ROLLING=&gt;4(Dice roll 1D6: node in LIVING STANDARDS)','1: END-CRISIS ROLLING=&gt;1(Dice roll 1D6: node in LIVING STANDARDS)','1: END-CRISIS ROLLING=&gt;Discrimination(Problem for crisis)','1: END-CRISIS ROLLING=&gt;6(Dice roll 2D6: crisis roll for Discrimination)','1: END-CRISIS ROLLING=&gt;6(Crisis roll for node "Discrimination")','1: END-CRISIS ROLLING=&gt;Discrimination(Now in crisis)','1: END-CRISIS ROLLING=&gt;5(Dice roll 1D6: crisis cat)','1: END-CRISIS ROLLING=&gt;ENVIRONMENTAL(Category for crisis)','1: END-CRISIS ROLLING=&gt;6(Dice roll 1D6: node in ENVIRONMENTAL)','1: END-CRISIS ROLLING=&gt;1(Dice roll 1D6: node in ENVIRONMENTAL)','1: END-CRISIS ROLLING=&gt;Chemical Pollution(Problem for crisis)','1: END-CRISIS ROLLING=&gt;9(Dice roll 2D6: crisis roll for Chemical Pollution)','1: END-CRISIS ROLLING=&gt;9(Crisis roll for node "Chemical Pollution")','1: END-CRISIS ROLLING=&gt;Chemical Pollution(Crisis averted)','2: ENGAGE-DRAWING MONEY=&gt;2(Money drawn)','2: ENGAGE-DRAWING CARDS=&gt;('H', 3)(Card drawn: 1)','2: ENGAGE-DRAWING CARDS=&gt;('C', 4)(Card drawn: 2)','2: ENGAGE-CRISIS RISING','2: ENGAGE-DRAWING MONEY=&gt;2(Money drawn)','2: ENGAGE-DRAWING CARDS=&gt;('D', 10)(Card drawn: 1)','2: ENGAGE-DRAWING CARDS=&gt;('S', 8)(Card drawn: 2)','2: ENGAGE-DRAWING MONEY=&gt;2(Money drawn)','2: ENGAGE-DRAWING CARDS=&gt;('D', 14)(Card drawn: 1)','2: ENGAGE-DRAWING CARDS=&gt;('S', 11)(Card drawn: 2)','2: ENGAGE-CRISIS RISING','2: ENGAGE-DRAWING MONEY=&gt;2(Money drawn)','2: ENGAGE-DRAWING CARDS=&gt;('D', 12)(Card drawn: 1)','2: ENGAGE-DRAWING CARDS=&gt;('H', 1)(Card drawn: 2)','2: ACTIVATE-ATTEMPTING PROJECTS=&gt;None(Start project: type)','2: ACTIVATE-ATTEMPTING PROJECTS=&gt;(('C', 4), 'C', 5, "Base fix 'Polluting Industry' (INDUSTRIAL) triggers crisis")(Skill for project)','2: ACTIVATE-ATTEMPTING PROJECTS=&gt;3(Consultant fees)','2: ACTIVATE-ATTEMPTING PROJECTS=&gt;10(Dice roll 2D6: skill check)','2: ACTIVATE-ATTEMPTING PROJECTS=&gt;None(Skill for project)','2: ACTIVATE-DOING RESEARCH=&gt;None(Start researching)','2: ACTIVATE-ATTEMPTING PROJECTS=&gt;(('S', 8), 'S', 3, "Base fix 'Polluting Industry' (INDUSTRIAL) triggers crisis")(Skill for project)','2: ACTIVATE-ATTEMPTING PROJECTS=&gt;1(Consultant fees)','2: ACTIVATE-ATTEMPTING PROJECTS=&gt;7(Dice roll 2D6: skill check)','2: ACTIVATE-DOING RESEARCH=&gt;None(Start researching)','2: ACTIVATE-ATTEMPTING PROJECTS=&gt;Base(Start project: type)','2: ACTIVATE-ATTEMPTING PROJECTS=&gt;ENVIRONMENTAL(Start project: fix category)','2: ACTIVATE-ATTEMPTING PROJECTS=&gt;Nitrogen &amp; Phosphorous Loading(Start project: fix problem)','2: ACTIVATE-ATTEMPTING PROJECTS=&gt;Base fix 'Nitrogen &amp; Phosphorous Loading' (ENVIRONMENTAL) triggers crisis(Project started)','2: ACTIVATE-ATTEMPTING PROJECTS=&gt;(('D', 14), 'D', 4, "Base fix 'Nitrogen &amp; Phosphorous Loading' (ENVIRONMENTAL) triggers crisis")(Skill for project)','2: ACTIVATE-ATTEMPTING PROJECTS=&gt;(('S', 12), 'S', 1, "Base fix 'Polluting Industry' (INDUSTRIAL) triggers crisis")(Skill for project)','2: ACTIVATE-ATTEMPTING PROJECTS=&gt;0(Consultant fees)','2: ACTIVATE-ATTEMPTING PROJECTS=&gt;9(Dice roll 2D6: skill check)','2: ACTIVATE-ATTEMPTING PROJECTS=&gt;(('S', 4), 'S', 1, "Base fix 'Polluting Industry' (INDUSTRIAL) triggers crisis")(Skill for project)','2: ACTIVATE-ATTEMPTING PROJECTS=&gt;3(Consultant fees)','2: ACTIVATE-ATTEMPTING PROJECTS=&gt;7(Dice roll 2D6: skill check)','2: ACTIVATE-ATTEMPTING PROJECTS=&gt;None(Skill for project)','2: ACTIVATE-DOING RESEARCH=&gt;None(Start researching)','2: ACTIVATE-ATTEMPTING PROJECTS=&gt;None(Start project: type)','2: ACTIVATE-ATTEMPTING PROJECTS=&gt;None(Skill for project)','2: ACTIVATE-DOING RESEARCH=&gt;None(Start researching)','2: END-FINALIZING=&gt;Base fix 'Nitrogen &amp; Phosphorous Loading' (ENVIRONMENTAL) triggers crisis(Project overskilled for "('D', 14)")','2: END-CRISIS ROLLING=&gt;1(Dice roll 1D6: crisis cat)','2: END-CRISIS ROLLING=&gt;INDUSTRIAL(Category for crisis)','2: END-CRISIS ROLLING=&gt;6(Dice roll 1D6: node in INDUSTRIAL)','2: END-CRISIS ROLLING=&gt;5(Dice roll 1D6: node in INDUSTRIAL)','2: END-CRISIS ROLLING=&gt;1(Dice roll 1D6: node in INDUSTRIAL)','2: END-CRISIS ROLLING=&gt;Polluting Industry(Problem for crisis)','2: END-CRISIS ROLLING=&gt;6(Dice roll 2D6: crisis roll for Polluting Industry)','2: END-CRISIS ROLLING=&gt;6(Crisis roll for node "Polluting Industry")','2: END-CRISIS ROLLING=&gt;Air &amp; Ozone Degradation(Now in crisis (cascaded from: Polluting Industry))','2: END-CRISIS ROLLING=&gt;Chemical Pollution(Now in crisis (cascaded from: Polluting Industry))','2: END-CRISIS ROLLING=&gt;4(Dice roll 1D6: crisis cat)','2: END-CRISIS ROLLING=&gt;CLASS(Category for crisis)','2: END-CRISIS ROLLING=&gt;6(Dice roll 1D6: node in CLASS)','2: END-CRISIS ROLLING=&gt;1(Dice roll 1D6: node in CLASS)','2: END-CRISIS ROLLING=&gt;Healthcare(Problem for crisis)','2: END-CRISIS ROLLING=&gt;6(Dice roll 2D6: crisis roll for Healthcare)','2: END-CRISIS ROLLING=&gt;6(Crisis roll for node "Healthcare")','2: END-CRISIS ROLLING=&gt;Healthcare(Now in crisis)','3: ENGAGE-DRAWING MONEY=&gt;2(Money drawn)','3: ENGAGE-DRAWING CARDS=&gt;('S', 2)(Card drawn: 1)','3: ENGAGE-DRAWING CARDS=&gt;('S', 10)(Card drawn: 2)','3: ENGAGE-CRISIS RISING','3: ENGAGE-DRAWING MONEY=&gt;2(Money drawn)','3: ENGAGE-DRAWING CARDS=&gt;('D', 11)(Card drawn: 1)','3: ENGAGE-DRAWING CARDS=&gt;('D', 9)(Card drawn: 2)','3: ENGAGE-DRAWING MONEY=&gt;2(Money drawn)','3: ENGAGE-DRAWING CARDS=&gt;('H', 13)(Card drawn: 1)','3: ENGAGE-DRAWING CARDS=&gt;('H', 2)(Card drawn: 2)','3: ENGAGE-CRISIS RISING','3: ENGAGE-DRAWING MONEY=&gt;2(Money drawn)','3: ENGAGE-DRAWING CARDS=&gt;('H', 10)(Card drawn: 1)','3: ENGAGE-DRAWING CARDS=&gt;('D', 12)(Card drawn: 2)','3: ACTIVATE-ATTEMPTING PROJECTS=&gt;Remove-Tradeoff(Start project: type)','3: ACTIVATE-ATTEMPTING PROJECTS=&gt;LIVING STANDARDS(Start project: fix category)','3: ACTIVATE-ATTEMPTING PROJECTS=&gt;Discrimination(Start project: fix problem)','3: ACTIVATE-ATTEMPTING PROJECTS=&gt;Improved fix 'Discrimination' (LIVING STANDARDS)(Project started)','3: ACTIVATE-ATTEMPTING PROJECTS=&gt;(('S', 6), 'S', 3, "Base fix 'Polluting Industry' (INDUSTRIAL) triggers crisis")(Skill for project)','3: ACTIVATE-ATTEMPTING PROJECTS=&gt;3(Consultant fees)','3: ACTIVATE-ATTEMPTING PROJECTS=&gt;8(Dice roll 2D6: skill check)','3: ACTIVATE-ATTEMPTING PROJECTS=&gt;(('C', 10), 'C', 0, "Base fix 'Nitrogen &amp; Phosphorous Loading' (ENVIRONMENTAL) triggers crisis")(Skill for project)','3: ACTIVATE-ATTEMPTING PROJECTS=&gt;1(Consultant fees)','3: ACTIVATE-ATTEMPTING PROJECTS=&gt;7(Dice roll 2D6: skill check)','3: ACTIVATE-ATTEMPTING PROJECTS=&gt;(('H', 3), 'H', 2, "Improved fix 'Discrimination' (LIVING STANDARDS)")(Skill for project)','3: ACTIVATE-ATTEMPTING PROJECTS=&gt;0(Consultant fees)','3: ACTIVATE-ATTEMPTING PROJECTS=&gt;8(Dice roll 2D6: skill check)','3: ACTIVATE-ATTEMPTING PROJECTS=&gt;(('C', 1), 'C', 0, "Base fix 'Polluting Industry' (INDUSTRIAL) triggers crisis")(Skill for project)','3: ACTIVATE-ATTEMPTING PROJECTS=&gt;0(Consultant fees)','3: ACTIVATE-ATTEMPTING PROJECTS=&gt;8(Dice roll 2D6: skill check)','3: ACTIVATE-ATTEMPTING PROJECTS=&gt;None(Skill for project)','3: ACTIVATE-DOING RESEARCH=&gt;None(Start researching)','3: ACTIVATE-ATTEMPTING PROJECTS=&gt;(('D', 1), 'D', 0, "Base fix 'Nitrogen &amp; Phosphorous Loading' (ENVIRONMENTAL) triggers crisis")(Skill for project)','3: ACTIVATE-ATTEMPTING PROJECTS=&gt;1(Consultant fees)','3: ACTIVATE-ATTEMPTING PROJECTS=&gt;5(Dice roll 2D6: skill check)','3: ACTIVATE-ATTEMPTING PROJECTS=&gt;(('D', 9), 'D', 3, "Base fix 'Nitrogen &amp; Phosphorous Loading' (ENVIRONMENTAL) triggers crisis")(Skill for project)','3: ACTIVATE-ATTEMPTING PROJECTS=&gt;1(Consultant fees)','3: ACTIVATE-ATTEMPTING PROJECTS=&gt;9(Dice roll 2D6: skill check)','3: ACTIVATE-ATTEMPTING PROJECTS=&gt;(('D', 11), 'D', 2, "Base fix 'Nitrogen &amp; Phosphorous Loading' (ENVIRONMENTAL) triggers crisis")(Skill for project)','3: ACTIVATE-ATTEMPTING PROJECTS=&gt;1(Consultant fees)','3: ACTIVATE-ATTEMPTING PROJECTS=&gt;7(Dice roll 2D6: skill check)','3: ACTIVATE-ATTEMPTING PROJECTS=&gt;None(Skill for project)','3: ACTIVATE-DOING RESEARCH=&gt;None(Start researching)','3: ACTIVATE-ATTEMPTING PROJECTS=&gt;(('S', 11), 'S', 2, "Base fix 'Polluting Industry' (INDUSTRIAL) triggers crisis")(Skill for project)','3: ACTIVATE-ATTEMPTING PROJECTS=&gt;1(Consultant fees)','3: ACTIVATE-ATTEMPTING PROJECTS=&gt;8(Dice roll 2D6: skill check)','3: ACTIVATE-ATTEMPTING PROJECTS=&gt;None(Skill for project)','3: ACTIVATE-DOING RESEARCH=&gt;None(Start researching)','3: ACTIVATE-ATTEMPTING PROJECTS=&gt;None(Start project: type)','3: ACTIVATE-ATTEMPTING PROJECTS=&gt;(('D', 12), 'D', 4, "Base fix 'Nitrogen &amp; Phosphorous Loading' (ENVIRONMENTAL) triggers crisis")(Skill for project)','3: ACTIVATE-ATTEMPTING PROJECTS=&gt;0(Consultant fees)','3: ACTIVATE-ATTEMPTING PROJECTS=&gt;6(Dice roll 2D6: skill check)','3: ACTIVATE-ATTEMPTING PROJECTS=&gt;None(Skill for project)','3: ACTIVATE-DOING RESEARCH=&gt;None(Start researching)','4: END-CRISIS ROLLING=&gt;5(Dice roll 1D6: crisis cat)','4: END-CRISIS ROLLING=&gt;ENVIRONMENTAL(Category for crisis)','4: END-CRISIS ROLLING=&gt;6(Dice roll 1D6: node in ENVIRONMENTAL)','4: END-CRISIS ROLLING=&gt;5(Dice roll 1D6: node in ENVIRONMENTAL)','4: END-CRISIS ROLLING=&gt;Ocean Degradation(Problem for crisis)','4: END-CRISIS ROLLING=&gt;4(Dice roll 2D6: crisis roll for Ocean Degradation)','4: END-CRISIS ROLLING=&gt;4(Crisis roll for node "Ocean Degradation")','4: END-CRISIS ROLLING=&gt;Ocean Degradation(Now in crisis)','4: END-CRISIS ROLLING=&gt;6(Dice roll 1D6: crisis cat)','4: END-CRISIS ROLLING=&gt;LIVING STANDARDS(Category for crisis)','4: END-CRISIS ROLLING=&gt;5(Dice roll 1D6: node in LIVING STANDARDS)','4: END-CRISIS ROLLING=&gt;5(Dice roll 1D6: node in LIVING STANDARDS)','4: END-CRISIS ROLLING=&gt;3(Dice roll 1D6: node in LIVING STANDARDS)','4: END-CRISIS ROLLING=&gt;Systemic Corruption(Problem for crisis)','4: END-CRISIS ROLLING=&gt;4(Dice roll 2D6: crisis roll for Systemic Corruption)','4: END-CRISIS ROLLING=&gt;4(Crisis roll for node "Systemic Corruption")','4: END-CRISIS ROLLING=&gt;Inflation(Now in crisis (cascaded from: Systemic Corruption))','4: END-CRISIS ROLLING=&gt;Peace &amp; Justice(Now in crisis (cascaded from: Systemic Corruption))','4: ENGAGE-DRAWING MONEY=&gt;1(Money drawn)','4: ENGAGE-DRAWING CARDS=&gt;('C', 6)(Card drawn: 1)','4: ENGAGE-DRAWING CARDS=&gt;('C', 11)(Card drawn: 2)','4: ENGAGE-CRISIS RISING','4: ENGAGE-DRAWING MONEY=&gt;1(Money drawn)','4: ENGAGE-DRAWING CARDS=&gt;('H', 6)(Card drawn: 1)','4: ENGAGE-DRAWING CARDS=&gt;('S', 3)(Card drawn: 2)','4: ENGAGE-DRAWING MONEY=&gt;1(Money drawn)','4: ENGAGE-DRAWING CARDS=&gt;('C', 7)(Card drawn: 1)','4: ENGAGE-DRAWING CARDS=&gt;('S', 3)(Card drawn: 2)','4: ENGAGE-CRISIS RISING','4: ENGAGE-DRAWING MONEY=&gt;1(Money drawn)','4: ENGAGE-DRAWING CARDS=&gt;('S', 14)(Card drawn: 1)','4: ENGAGE-DRAWING CARDS=&gt;('H', 11)(Card drawn: 2)','4: ACTIVATE-ATTEMPTING PROJECTS=&gt;None(Skill for project)','4: ACTIVATE-DOING RESEARCH=&gt;None(Start researching)','4: ACTIVATE-ATTEMPTING PROJECTS=&gt;(('S', 3), 'S', 3, "Base fix 'Polluting Industry' (INDUSTRIAL) triggers crisis")(Skill for project)','4: ACTIVATE-ATTEMPTING PROJECTS=&gt;1(Consultant fees)','4: ACTIVATE-ATTEMPTING PROJECTS=&gt;10(Dice roll 2D6: skill check)','4: ACTIVATE-ATTEMPTING PROJECTS=&gt;(('H', 6), 'H', 2, "Improved fix 'Discrimination' (LIVING STANDARDS)")(Skill for project)','4: ACTIVATE-ATTEMPTING PROJECTS=&gt;4(Consultant fees)','4: ACTIVATE-ATTEMPTING PROJECTS=&gt;9(Dice roll 2D6: skill check)','4: ACTIVATE-ATTEMPTING PROJECTS=&gt;(('D', 10), 'D', 1, "Base fix 'Nitrogen &amp; Phosphorous Loading' (ENVIRONMENTAL) triggers crisis")(Skill for project)','4: ACTIVATE-ATTEMPTING PROJECTS=&gt;3(Dice roll 2D6: skill check)','4: ACTIVATE-ATTEMPTING PROJECTS=&gt;(('D', 6), 'D', 0, "Base fix 'Nitrogen &amp; Phosphorous Loading' (ENVIRONMENTAL) triggers crisis")(Skill for project)','4: ACTIVATE-ATTEMPTING PROJECTS=&gt;10(Dice roll 2D6: skill check)','4: ACTIVATE-DOING RESEARCH=&gt;None(Start researching)','4: ACTIVATE-ATTEMPTING PROJECTS=&gt;(('H', 10), 'H', 1, "Improved fix 'Discrimination' (LIVING STANDARDS)")(Skill for project)','4: ACTIVATE-ATTEMPTING PROJECTS=&gt;1(Consultant fees)','4: ACTIVATE-ATTEMPTING PROJECTS=&gt;8(Dice roll 2D6: skill check)','4: ACTIVATE-ATTEMPTING PROJECTS=&gt;(('C', 7), 'C', 3, "Base fix 'Nitrogen &amp; Phosphorous Loading' (ENVIRONMENTAL) triggers crisis")(Skill for project)','4: ACTIVATE-ATTEMPTING PROJECTS=&gt;1(Consultant fees)','4: ACTIVATE-ATTEMPTING PROJECTS=&gt;10(Dice roll 2D6: skill check)','4: ACTIVATE-ATTEMPTING PROJECTS=&gt;(('S', 12), 'S', 0, "Base fix 'Polluting Industry' (INDUSTRIAL) triggers crisis")(Skill for project)','4: ACTIVATE-ATTEMPTING PROJECTS=&gt;0(Consultant fees)','4: ACTIVATE-ATTEMPTING PROJECTS=&gt;12(Dice roll 2D6: skill check)','4: ACTIVATE-ATTEMPTING PROJECTS=&gt;1(Added a crisis chip)','4: ACTIVATE-ATTEMPTING PROJECTS=&gt;None(Skill for project)','4: ACTIVATE-DOING RESEARCH=&gt;None(Start researching)','4: ACTIVATE-ATTEMPTING PROJECTS=&gt;Base(Start project: type)','4: ACTIVATE-ATTEMPTING PROJECTS=&gt;LIVING STANDARDS(Start project: fix category)','4: ACTIVATE-ATTEMPTING PROJECTS=&gt;Systemic Corruption(Start project: fix problem)','4: ACTIVATE-ATTEMPTING PROJECTS=&gt;Base fix 'Systemic Corruption' (LIVING STANDARDS) triggers crisis(Project started)','4: ACTIVATE-ATTEMPTING PROJECTS=&gt;(('D', 8), 'D', 0, "Base fix 'Nitrogen &amp; Phosphorous Loading' (ENVIRONMENTAL) triggers crisis")(Skill for project)','4: ACTIVATE-ATTEMPTING PROJECTS=&gt;2(Consultant fees)','4: ACTIVATE-ATTEMPTING PROJECTS=&gt;7(Dice roll 2D6: skill check)','4: ACTIVATE-ATTEMPTING PROJECTS=&gt;(('H', 8), 'H', 2, "Improved fix 'Discrimination' (LIVING STANDARDS)")(Skill for project)','4: ACTIVATE-ATTEMPTING PROJECTS=&gt;3(Consultant fees)','4: ACTIVATE-ATTEMPTING PROJECTS=&gt;4(Dice roll 2D6: skill check)','4: ACTIVATE-ATTEMPTING PROJECTS=&gt;(('S', 14), 'C', 5, "Improved fix 'Discrimination' (LIVING STANDARDS)")(Skill for project)','4: ACTIVATE-ATTEMPTING PROJECTS=&gt;(('D', 12), 'D', 4, "Base fix 'Nitrogen &amp; Phosphorous Loading' (ENVIRONMENTAL) triggers crisis")(Skill for project)','4: ACTIVATE-ATTEMPTING PROJECTS=&gt;0(Consultant fees)','4: ACTIVATE-ATTEMPTING PROJECTS=&gt;7(Dice roll 2D6: skill check)','4: ACTIVATE-ATTEMPTING PROJECTS=&gt;(('S', 9), 'S', 1, "Base fix 'Polluting Industry' (INDUSTRIAL) triggers crisis")(Skill for project)','4: ACTIVATE-ATTEMPTING PROJECTS=&gt;2(Consultant fees)','4: ACTIVATE-ATTEMPTING PROJECTS=&gt;8(Dice roll 2D6: skill check)','4: ACTIVATE-ATTEMPTING PROJECTS=&gt;(('H', 1), 'H', 1, "Base fix 'Systemic Corruption' (LIVING STANDARDS) triggers crisis")(Skill for project)','4: ACTIVATE-ATTEMPTING PROJECTS=&gt;1(Consultant fees)','4: ACTIVATE-ATTEMPTING PROJECTS=&gt;9(Dice roll 2D6: skill check)','4: ACTIVATE-ATTEMPTING PROJECTS=&gt;None(Skill for project)','4: ACTIVATE-DOING RESEARCH=&gt;None(Start researching)','4: END-FINALIZING=&gt;Improved fix 'Discrimination' (LIVING STANDARDS)(Project overskilled for "('S', 14)")','4: END-CRISIS ROLLING=&gt;ECONOMIC(Crisis chip: full category)','4: END-CRISIS ROLLING=&gt;3(Dice roll 1D6: crisis cat)','4: END-CRISIS ROLLING=&gt;SOCIAL(Category for crisis)','4: END-CRISIS ROLLING=&gt;5(Dice roll 1D6: node in SOCIAL)','4: END-CRISIS ROLLING=&gt;2(Dice roll 1D6: node in SOCIAL)','4: END-CRISIS ROLLING=&gt;Political Voice(Problem for crisis)','4: END-CRISIS ROLLING=&gt;5(Dice roll 2D6: crisis roll for Political Voice)','4: END-CRISIS ROLLING=&gt;5(Crisis roll for node "Political Voice")','4: END-CRISIS ROLLING=&gt;Political Voice(Now in crisis)','4: END-CRISIS ROLLING=&gt;1(Dice roll 1D6: crisis cat)','4: END-CRISIS ROLLING=&gt;INDUSTRIAL(Category for crisis)','4: END-CRISIS ROLLING=&gt;4(Dice roll 1D6: node in INDUSTRIAL)','4: END-CRISIS ROLLING=&gt;6(Dice roll 1D6: node in INDUSTRIAL)','4: END-CRISIS ROLLING=&gt;1(Dice roll 1D6: node in INDUSTRIAL)','4: END-CRISIS ROLLING=&gt;Polluting Industry(Problem for crisis)','4: END-CRISIS ROLLING=&gt;7(Dice roll 2D6: crisis roll for Polluting Industry)','4: END-CRISIS ROLLING=&gt;7(Crisis roll for node "Polluting Industry")','4: END-CRISIS ROLLING=&gt;Biodiversity Loss(Now in crisis (cascaded from: Polluting Industry))','4: END-CRISIS ROLLING=&gt;3(Dice roll 1D6: crisis cat)','4: END-CRISIS ROLLING=&gt;SOCIAL(Category for crisis)','4: END-CRISIS ROLLING=&gt;3(Dice roll 1D6: node in SOCIAL)','4: END-CRISIS ROLLING=&gt;Peace &amp; Justice(Problem for crisis)','4: END-CRISIS ROLLING=&gt;4(Dice roll 2D6: crisis roll for Peace &amp; Justice)','4: END-CRISIS ROLLING=&gt;4(Crisis roll for node "Peace &amp; Justice")','4: END-CRISIS ROLLING=&gt;Education(Now in crisis (cascaded from: Peace &amp; Justice))','5: ENGAGE-DRAWING MONEY=&gt;1(Money drawn)','5: ENGAGE-DRAWING CARDS=&gt;('H', 11)(Card drawn: 1)','5: ENGAGE-DRAWING CARDS=&gt;('C', 4)(Card drawn: 2)','5: ENGAGE-CRISIS RISING','5: ENGAGE-DRAWING MONEY=&gt;1(Money drawn)','5: ENGAGE-DRAWING CARDS=&gt;('S', 4)(Card drawn: 1)','5: ENGAGE-DRAWING CARDS=&gt;('S', 11)(Card drawn: 2)','5: ENGAGE-DRAWING MONEY=&gt;1(Money drawn)','5: ENGAGE-DRAWING CARDS=&gt;('C', 13)(Card drawn: 1)','5: ENGAGE-DRAWING CARDS=&gt;('S', 8)(Card drawn: 2)','5: ENGAGE-CRISIS RISING','5: ENGAGE-DRAWING MONEY=&gt;1(Money drawn)','5: ENGAGE-DRAWING CARDS=&gt;('S', 6)(Card drawn: 1)','5: ENGAGE-DRAWING CARDS=&gt;('D', 4)(Card drawn: 2)','5: ACTIVATE-ATTEMPTING PROJECTS=&gt;(('C', 4), 'C', 6, "Base fix 'Nitrogen &amp; Phosphorous Loading' (ENVIRONMENTAL) triggers crisis")(Skill for project)','5: ACTIVATE-ATTEMPTING PROJECTS=&gt;3(Consultant fees)','5: ACTIVATE-ATTEMPTING PROJECTS=&gt;8(Dice roll 2D6: skill check)','5: ACTIVATE-ATTEMPTING PROJECTS=&gt;(('C', 6), 'C', 3, "Base fix 'Systemic Corruption' (LIVING STANDARDS) triggers crisis")(Skill for project)','5: ACTIVATE-ATTEMPTING PROJECTS=&gt;1(Consultant fees)','5: ACTIVATE-ATTEMPTING PROJECTS=&gt;9(Dice roll 2D6: skill check)','5: ACTIVATE-ATTEMPTING PROJECTS=&gt;(('S', 2), 'S', 1, "Base fix 'Polluting Industry' (INDUSTRIAL) triggers crisis")(Skill for project)','5: ACTIVATE-ATTEMPTING PROJECTS=&gt;5(Dice roll 2D6: skill check)','5: ACTIVATE-ATTEMPTING PROJECTS=&gt;(('H', 13), 'H', 0, "Improved fix 'Discrimination' (LIVING STANDARDS)")(Skill for project)','5: ACTIVATE-ATTEMPTING PROJECTS=&gt;5(Dice roll 2D6: skill check)','5: ACTIVATE-ATTEMPTING PROJECTS=&gt;None(Skill for project)','5: ACTIVATE-DOING RESEARCH=&gt;None(Start researching)','5: ACTIVATE-ATTEMPTING PROJECTS=&gt;(('S', 4), 'S', 0, "Base fix 'Polluting Industry' (INDUSTRIAL) triggers crisis")(Skill for project)','5: ACTIVATE-ATTEMPTING PROJECTS=&gt;0(Consultant fees)','5: ACTIVATE-ATTEMPTING PROJECTS=&gt;3(Dice roll 2D6: skill check)','5: ACTIVATE-ATTEMPTING PROJECTS=&gt;(('S', 11), 'S', 0, "Base fix 'Polluting Industry' (INDUSTRIAL) triggers crisis")(Skill for project)','5: ACTIVATE-ATTEMPTING PROJECTS=&gt;1(Consultant fees)','5: ACTIVATE-ATTEMPTING PROJECTS=&gt;7(Dice roll 2D6: skill check)','5: ACTIVATE-DOING RESEARCH=&gt;None(Start researching)','5: ACTIVATE-ATTEMPTING PROJECTS=&gt;(('H', 13), 'H', 0, "Base fix 'Systemic Corruption' (LIVING STANDARDS) triggers crisis")(Skill for project)','5: ACTIVATE-ATTEMPTING PROJECTS=&gt;1(Consultant fees)','5: ACTIVATE-ATTEMPTING PROJECTS=&gt;10(Dice roll 2D6: skill check)','5: ACTIVATE-ATTEMPTING PROJECTS=&gt;(('H', 2), 'H', 0, "Improved fix 'Discrimination' (LIVING STANDARDS)")(Skill for project)','5: ACTIVATE-ATTEMPTING PROJECTS=&gt;2(Consultant fees)','5: ACTIVATE-ATTEMPTING PROJECTS=&gt;8(Dice roll 2D6: skill check)','5: ACTIVATE-ATTEMPTING PROJECTS=&gt;None(Skill for project)','5: ACTIVATE-DOING RESEARCH=&gt;None(Start researching)','5: ACTIVATE-ATTEMPTING PROJECTS=&gt;(('H', 11), 'H', 2, "Base fix 'Systemic Corruption' (LIVING STANDARDS) triggers crisis")(Skill for project)','5: ACTIVATE-ATTEMPTING PROJECTS=&gt;1(Consultant fees)','5: ACTIVATE-ATTEMPTING PROJECTS=&gt;8(Dice roll 2D6: skill check)','5: ACTIVATE-ATTEMPTING PROJECTS=&gt;(('S', 6), 'S', 2, "Base fix 'Polluting Industry' (INDUSTRIAL) triggers crisis")(Skill for project)','5: ACTIVATE-ATTEMPTING PROJECTS=&gt;0(Consultant fees)','5: ACTIVATE-ATTEMPTING PROJECTS=&gt;3(Dice roll 2D6: skill check)','5: ACTIVATE-ATTEMPTING PROJECTS=&gt;(('H', 4), 'H', 0, "Improved fix 'Discrimination' (LIVING STANDARDS)")(Skill for project)','5: ACTIVATE-ATTEMPTING PROJECTS=&gt;2(Consultant fees)','5: ACTIVATE-ATTEMPTING PROJECTS=&gt;6(Dice roll 2D6: skill check)','5: ACTIVATE-ATTEMPTING PROJECTS=&gt;(('D', 4), 'D', 1, "Base fix 'Nitrogen &amp; Phosphorous Loading' (ENVIRONMENTAL) triggers crisis")(Skill for project)','5: ACTIVATE-ATTEMPTING PROJECTS=&gt;3(Dice roll 2D6: skill check)','5: ACTIVATE-ATTEMPTING PROJECTS=&gt;(('H', 10), 'H', 0, "Improved fix 'Discrimination' (LIVING STANDARDS)")(Skill for project)','5: ACTIVATE-ATTEMPTING PROJECTS=&gt;3(Dice roll 2D6: skill check)','5: ACTIVATE-DOING RESEARCH=&gt;None(Start researching)','5: END-CRISIS ROLLING=&gt;ECONOMIC(Crisis chip: full category)','5: END-CRISIS ROLLING=&gt;SOCIAL(Crisis chip: full category)','5: END-CRISIS ROLLING=&gt;4(Dice roll 1D6: crisis cat)','5: END-CRISIS ROLLING=&gt;CLASS(Category for crisis)','5: END-CRISIS ROLLING=&gt;2(Dice roll 1D6: node in CLASS)','5: END-CRISIS ROLLING=&gt;Affordable Housing(Problem for crisis)','5: END-CRISIS ROLLING=&gt;5(Dice roll 2D6: crisis roll for Affordable Housing)','5: END-CRISIS ROLLING=&gt;5(Crisis roll for node "Affordable Housing")','5: END-CRISIS ROLLING=&gt;Sprawl(Now in crisis (cascaded from: Affordable Housing))','5: END-CRISIS ROLLING=&gt;4(Dice roll 1D6: crisis cat)','5: END-CRISIS ROLLING=&gt;CLASS(Category for crisis)','5: END-CRISIS ROLLING=&gt;6(Dice roll 1D6: node in CLASS)','5: END-CRISIS ROLLING=&gt;2(Dice roll 1D6: node in CLASS)','5: END-CRISIS ROLLING=&gt;Affordable Housing(Problem for crisis)','5: END-CRISIS ROLLING=&gt;7(Dice roll 2D6: crisis roll for Affordable Housing)','5: END-CRISIS ROLLING=&gt;7(Crisis roll for node "Affordable Housing")','5: END-CRISIS ROLLING=&gt;Land Conversion(Now in crisis (cascaded from: Affordable Housing))','6: ENGAGE-DRAWING MONEY=&gt;1(Money drawn)','6: ENGAGE-DRAWING CARDS=&gt;('S', 5)(Card drawn: 1)','6: ENGAGE-DRAWING CARDS=&gt;('S', 7)(Card drawn: 2)','6: ENGAGE-CRISIS RISING','6: ENGAGE-DRAWING MONEY=&gt;1(Money drawn)','6: ENGAGE-DRAWING CARDS=&gt;('H', 7)(Card drawn: 1)','6: ENGAGE-DRAWING CARDS=&gt;('D', 2)(Card drawn: 2)','6: ENGAGE-DRAWING MONEY=&gt;1(Money drawn)','6: ENGAGE-DRAWING CARDS=&gt;('C', 7)(Card drawn: 1)','6: ENGAGE-DRAWING CARDS=&gt;('S', 13)(Card drawn: 2)','6: ENGAGE-CRISIS RISING','6: ENGAGE-DRAWING MONEY=&gt;1(Money drawn)','6: ENGAGE-DRAWING CARDS=&gt;('H', 8)(Card drawn: 1)','6: ENGAGE-DRAWING CARDS=&gt;('H', 4)(Card drawn: 2)','6: ACTIVATE-ATTEMPTING PROJECTS=&gt;(('H', 11), 'H', 2, "Improved fix 'Discrimination' (LIVING STANDARDS)")(Skill for project)','6: ACTIVATE-ATTEMPTING PROJECTS=&gt;0(Consultant fees)','6: ACTIVATE-ATTEMPTING PROJECTS=&gt;7(Dice roll 2D6: skill check)','6: ACTIVATE-ATTEMPTING PROJECTS=&gt;(('S', 5), 'S', 2, "Base fix 'Polluting Industry' (INDUSTRIAL) triggers crisis")(Skill for project)','6: ACTIVATE-ATTEMPTING PROJECTS=&gt;0(Consultant fees)','6: ACTIVATE-ATTEMPTING PROJECTS=&gt;7(Dice roll 2D6: skill check)','6: ACTIVATE-ATTEMPTING PROJECTS=&gt;(('C', 11), 'C', 1, "Improved fix 'Discrimination' (LIVING STANDARDS)")(Skill for project)','6: ACTIVATE-ATTEMPTING PROJECTS=&gt;1(Consultant fees)','6: ACTIVATE-ATTEMPTING PROJECTS=&gt;7(Dice roll 2D6: skill check)','6: ACTIVATE-ATTEMPTING PROJECTS=&gt;(('S', 7), 'S', 1, "Base fix 'Polluting Industry' (INDUSTRIAL) triggers crisis")(Skill for project)','6: ACTIVATE-ATTEMPTING PROJECTS=&gt;6(Dice roll 2D6: skill check)','6: ACTIVATE-ATTEMPTING PROJECTS=&gt;(('S', 10), 'S', 0, "Base fix 'Polluting Industry' (INDUSTRIAL) triggers crisis")(Skill for project)','6: ACTIVATE-ATTEMPTING PROJECTS=&gt;10(Dice roll 2D6: skill check)','6: ACTIVATE-DOING RESEARCH=&gt;None(Start researching)','6: ACTIVATE-ATTEMPTING PROJECTS=&gt;None(Skill for project)','6: ACTIVATE-DOING RESEARCH=&gt;None(Start researching)','6: ACTIVATE-ATTEMPTING PROJECTS=&gt;None(Skill for project)','6: ACTIVATE-DOING RESEARCH=&gt;None(Start researching)','6: ACTIVATE-ATTEMPTING PROJECTS=&gt;(('H', 4), 'H', 1, "Base fix 'Systemic Corruption' (LIVING STANDARDS) triggers crisis")(Skill for project)','6: ACTIVATE-ATTEMPTING PROJECTS=&gt;0(Consultant fees)','6: ACTIVATE-ATTEMPTING PROJECTS=&gt;8(Dice roll 2D6: skill check)','6: ACTIVATE-ATTEMPTING PROJECTS=&gt;(('H', 8), 'H', 0, "Base fix 'Systemic Corruption' (LIVING STANDARDS) triggers crisis")(Skill for project)','6: ACTIVATE-ATTEMPTING PROJECTS=&gt;1(Consultant fees)','6: ACTIVATE-ATTEMPTING PROJECTS=&gt;6(Dice roll 2D6: skill check)','6: ACTIVATE-DOING RESEARCH=&gt;None(Start researching)','6: END-FINALIZING=&gt;Base fix 'Nitrogen &amp; Phosphorous Loading' (ENVIRONMENTAL) triggers crisis(Project abandoned)','6: END-CRISIS ROLLING=&gt;INDUSTRIAL(Crisis chip: full category)','6: END-CRISIS ROLLING=&gt;ECONOMIC(Crisis chip: full category)','6: END-CRISIS ROLLING=&gt;SOCIAL(Crisis chip: full category)','6: END-CRISIS ROLLING=&gt;4(Dice roll 1D6: crisis cat)','6: END-CRISIS ROLLING=&gt;CLASS(Category for crisis)','6: END-CRISIS ROLLING=&gt;3(Dice roll 1D6: node in CLASS)','6: END-CRISIS ROLLING=&gt;Clean Water Shortage(Problem for crisis)','6: END-CRISIS ROLLING=&gt;4(Dice roll 2D6: crisis roll for Clean Water Shortage)','6: END-CRISIS ROLLING=&gt;4(Crisis roll for node "Clean Water Shortage")','6: END-CRISIS ROLLING=&gt;Clean Water Shortage(Now in crisis)','6: END-CRISIS ROLLING=&gt;4(Dice roll 1D6: crisis cat)','6: END-CRISIS ROLLING=&gt;CLASS(Category for crisis)','6: END-CRISIS ROLLING=&gt;5(Dice roll 1D6: node in CLASS)','6: END-CRISIS ROLLING=&gt;5(Dice roll 1D6: node in CLASS)','6: END-CRISIS ROLLING=&gt;6(Dice roll 1D6: node in CLASS)','6: END-CRISIS ROLLING=&gt;5(Dice roll 1D6: node in CLASS)','6: END-CRISIS ROLLING=&gt;1(Dice roll 1D6: node in CLASS)','6: END-CRISIS ROLLING=&gt;Healthcare(Problem for crisis)','6: END-CRISIS ROLLING=&gt;4(Dice roll 2D6: crisis roll for Healthcare)','6: END-CRISIS ROLLING=&gt;4(Crisis roll for node "Healthcare")','6: END-CRISIS ROLLING=&gt;Food Shortage(Now in crisis (cascaded from: Healthcare))','7: ENGAGE-DRAWING MONEY=&gt;1(Money drawn)','7: ENGAGE-DRAWING CARDS=&gt;('D', 6)(Card drawn: 1)','7: ENGAGE-DRAWING CARDS=&gt;('C', 6)(Card drawn: 2)','7: ENGAGE-CRISIS RISING','7: ENGAGE-DRAWING MONEY=&gt;1(Money drawn)','7: ENGAGE-DRAWING CARDS=&gt;('D', 11)(Card drawn: 1)','7: ENGAGE-DRAWING CARDS=&gt;('D', 3)(Card drawn: 2)','7: ENGAGE-DRAWING MONEY=&gt;1(Money drawn)','7: ENGAGE-DRAWING CARDS=&gt;('S', 2)(Card drawn: 1)','7: ENGAGE-DRAWING CARDS=&gt;('H', 5)(Card drawn: 2)','7: ENGAGE-CRISIS RISING','7: ENGAGE-DRAWING MONEY=&gt;1(Money drawn)','7: ENGAGE-DRAWING CARDS=&gt;('H', 12)(Card drawn: 1)','7: ENGAGE-DRAWING CARDS=&gt;('D', 10)(Card drawn: 2)','7: ACTIVATE-ATTEMPTING PROJECTS=&gt;None(Skill for project)','7: ACTIVATE-DOING RESEARCH=&gt;None(Start researching)','7: ACTIVATE-ATTEMPTING PROJECTS=&gt;(('H', 7), 'H', 0, "Improved fix 'Discrimination' (LIVING STANDARDS)")(Skill for project)','7: ACTIVATE-ATTEMPTING PROJECTS=&gt;2(Consultant fees)','7: ACTIVATE-ATTEMPTING PROJECTS=&gt;10(Dice roll 2D6: skill check)','7: ACTIVATE-DOING RESEARCH=&gt;None(Start researching)','7: ACTIVATE-ATTEMPTING PROJECTS=&gt;Base(Start project: type)','7: ACTIVATE-ATTEMPTING PROJECTS=&gt;CLASS(Start project: fix category)','7: ACTIVATE-ATTEMPTING PROJECTS=&gt;Clean Water Shortage(Start project: fix problem)','7: ACTIVATE-ATTEMPTING PROJECTS=&gt;Base fix 'Clean Water Shortage' (CLASS) triggers crisis(Project started)','7: ACTIVATE-ATTEMPTING PROJECTS=&gt;(('C', 13), 'C', 1, "Base fix 'Systemic Corruption' (LIVING STANDARDS) triggers crisis")(Skill for project)','7: ACTIVATE-ATTEMPTING PROJECTS=&gt;1(Consultant fees)','7: ACTIVATE-ATTEMPTING PROJECTS=&gt;6(Dice roll 2D6: skill check)','7: ACTIVATE-ATTEMPTING PROJECTS=&gt;(('C', 7), 'C', 2, "Base fix 'Systemic Corruption' (LIVING STANDARDS) triggers crisis")(Skill for project)','7: ACTIVATE-ATTEMPTING PROJECTS=&gt;0(Consultant fees)','7: ACTIVATE-ATTEMPTING PROJECTS=&gt;5(Dice roll 2D6: skill check)','7: ACTIVATE-ATTEMPTING PROJECTS=&gt;(('S', 3), 'S', 0, "Base fix 'Clean Water Shortage' (CLASS) triggers crisis")(Skill for project)','7: ACTIVATE-ATTEMPTING PROJECTS=&gt;0(Consultant fees)','7: ACTIVATE-ATTEMPTING PROJECTS=&gt;6(Dice roll 2D6: skill check)','7: ACTIVATE-ATTEMPTING PROJECTS=&gt;(('H', 5), 'H', 3, "Improved fix 'Discrimination' (LIVING STANDARDS)")(Skill for project)','7: ACTIVATE-ATTEMPTING PROJECTS=&gt;3(Consultant fees)','7: ACTIVATE-ATTEMPTING PROJECTS=&gt;8(Dice roll 2D6: skill check)','7: ACTIVATE-ATTEMPTING PROJECTS=&gt;(('S', 2), 'S', 2, "Base fix 'Polluting Industry' (INDUSTRIAL) triggers crisis")(Skill for project)','7: ACTIVATE-ATTEMPTING PROJECTS=&gt;6(Dice roll 2D6: skill check)','7: ACTIVATE-ATTEMPTING PROJECTS=&gt;(('S', 8), 'S', 0, "Base fix 'Polluting Industry' (INDUSTRIAL) triggers crisis")(Skill for project)','7: ACTIVATE-ATTEMPTING PROJECTS=&gt;9(Dice roll 2D6: skill check)','7: ACTIVATE-ATTEMPTING PROJECTS=&gt;(('S', 13), 'S', 0, "Base fix 'Clean Water Shortage' (CLASS) triggers crisis")(Skill for project)','7: ACTIVATE-ATTEMPTING PROJECTS=&gt;8(Dice roll 2D6: skill check)','7: ACTIVATE-DOING RESEARCH=&gt;None(Start researching)','7: ACTIVATE-ATTEMPTING PROJECTS=&gt;None(Skill for project)','7: ACTIVATE-DOING RESEARCH=&gt;None(Start researching)','8: END-CRISIS ROLLING=&gt;INDUSTRIAL(Crisis chip: full category)','8: END-CRISIS ROLLING=&gt;ECONOMIC(Crisis chip: full category)','8: END-CRISIS ROLLING=&gt;SOCIAL(Crisis chip: full category)','8: END-CRISIS ROLLING=&gt;4(Dice roll 1D6: crisis cat)','8: END-CRISIS ROLLING=&gt;CLASS(Category for crisis)','8: END-CRISIS ROLLING=&gt;4(Dice roll 1D6: node in CLASS)','8: END-CRISIS ROLLING=&gt;Food Shortage(Crisis chip: overwhelmed problem)','8: END-CRISIS ROLLING=&gt;1(Dice roll 1D6: crisis cat)','8: END-CRISIS ROLLING=&gt;INDUSTRIAL(Category for crisis)','8: END-CRISIS ROLLING=&gt;INDUSTRIAL(Crisis chip: full category)','8: END-CRISIS ROLLING=&gt;2(Dice roll 1D6: crisis cat)','8: END-CRISIS ROLLING=&gt;ECONOMIC(Category for crisis)','8: END-CRISIS ROLLING=&gt;ECONOMIC(Crisis chip: full category)','8: END-CRISIS ROLLING=&gt;4(Dice roll 1D6: crisis cat)','8: END-CRISIS ROLLING=&gt;CLASS(Category for crisis)','8: END-CRISIS ROLLING=&gt;6(Dice roll 1D6: node in CLASS)','8: END-CRISIS ROLLING=&gt;5(Dice roll 1D6: node in CLASS)','8: END-CRISIS ROLLING=&gt;1(Dice roll 1D6: node in CLASS)','8: END-CRISIS ROLLING=&gt;Healthcare(Crisis chip: overwhelmed problem)','8: END-CRISIS ROLLING=&gt;5(Dice roll 1D6: crisis cat)','8: END-CRISIS ROLLING=&gt;ENVIRONMENTAL(Category for crisis)','8: END-CRISIS ROLLING=&gt;1(Dice roll 1D6: node in ENVIRONMENTAL)','8: END-CRISIS ROLLING=&gt;Chemical Pollution(Problem for crisis)','8: END-CRISIS ROLLING=&gt;6(Dice roll 2D6: crisis roll for Chemical Pollution)','8: END-CRISIS ROLLING=&gt;6(Crisis roll for node "Chemical Pollution")','8: END-CRISIS ROLLING=&gt;Freshwater Depletion(Now in crisis (cascaded from: Chemical Pollution))','8: END-CRISIS ROLLING=&gt;5(Dice roll 1D6: crisis cat)','8: END-CRISIS ROLLING=&gt;ENVIRONMENTAL(Category for crisis)','8: END-CRISIS ROLLING=&gt;6(Dice roll 1D6: node in ENVIRONMENTAL)','8: END-CRISIS ROLLING=&gt;4(Dice roll 1D6: node in ENVIRONMENTAL)','8: END-CRISIS ROLLING=&gt;Air &amp; Ozone Degradation(Crisis chip: overwhelmed problem)','8: END-CRISIS ROLLING=&gt;5(Dice roll 1D6: crisis cat)','8: END-CRISIS ROLLING=&gt;ENVIRONMENTAL(Category for crisis)','8: END-CRISIS ROLLING=&gt;6(Dice roll 1D6: node in ENVIRONMENTAL)','8: END-CRISIS ROLLING=&gt;5(Dice roll 1D6: node in ENVIRONMENTAL)','8: END-CRISIS ROLLING=&gt;Ocean Degradation(Crisis chip: overwhelmed problem)','8: END-CRISIS ROLLING=&gt;6(Dice roll 1D6: crisis cat)','8: END-CRISIS ROLLING=&gt;LIVING STANDARDS(Category for crisis)','8: END-CRISIS ROLLING=&gt;5(Dice roll 1D6: node in LIVING STANDARDS)','8: END-CRISIS ROLLING=&gt;1(Dice roll 1D6: node in LIVING STANDARDS)','8: END-CRISIS ROLLING=&gt;Discrimination(Crisis chip: overwhelmed problem)','8: END-CRISIS ROLLING=&gt;6(Dice roll 1D6: crisis cat)','8: END-CRISIS ROLLING=&gt;LIVING STANDARDS(Category for crisis)','8: END-CRISIS ROLLING=&gt;5(Dice roll 1D6: node in LIVING STANDARDS)','8: END-CRISIS ROLLING=&gt;4(Dice roll 1D6: node in LIVING STANDARDS)','8: END-CRISIS ROLLING=&gt;3(Dice roll 1D6: node in LIVING STANDARDS)','8: END-CRISIS ROLLING=&gt;Systemic Corruption(Problem for crisis)','8: END-CRISIS ROLLING=&gt;11(Dice roll 2D6: crisis roll for Systemic Corruption)','8: END-CRISIS ROLLING=&gt;11(Crisis roll for node "Systemic Corruption")','8: END-CRISIS ROLLING=&gt;Systemic Corruption(Crisis averted)','8: ENGAGE-DRAWING MONEY=&gt;1(Money drawn)','8: ENGAGE-DRAWING CARDS=&gt;('C', 2)(Card drawn: 1)','8: ENGAGE-DRAWING CARDS=&gt;('S', 5)(Card drawn: 2)','8: ENGAGE-CRISIS RISING','8: ENGAGE-DRAWING MONEY=&gt;1(Money drawn)','8: ENGAGE-DRAWING CARDS=&gt;('D', 2)(Card drawn: 1)','8: ENGAGE-DRAWING CARDS=&gt;('S', 1)(Card drawn: 2)','8: ENGAGE-DRAWING MONEY=&gt;1(Money drawn)','8: ENGAGE-DRAWING CARDS=&gt;('D', 4)(Card drawn: 1)','8: ENGAGE-DRAWING CARDS=&gt;('S', 10)(Card drawn: 2)','8: ENGAGE-CRISIS RISING','8: ENGAGE-DRAWING MONEY=&gt;1(Money drawn)','8: ENGAGE-DRAWING CARDS=&gt;('S', 7)(Card drawn: 1)','8: ENGAGE-DRAWING CARDS=&gt;('D', 13)(Card drawn: 2)','8: ACTIVATE-ATTEMPTING PROJECTS=&gt;None(Skill for project)','8: ACTIVATE-DOING RESEARCH=&gt;None(Start researching)','8: ACTIVATE-ATTEMPTING PROJECTS=&gt;(('S', 1), 'S', 4, "Base fix 'Polluting Industry' (INDUSTRIAL) triggers crisis")(Skill for project)','8: ACTIVATE-ATTEMPTING PROJECTS=&gt;1(Consultant fees)','8: ACTIVATE-ATTEMPTING PROJECTS=&gt;7(Dice roll 2D6: skill check)','8: ACTIVATE-DOING RESEARCH=&gt;None(Start researching)','8: ACTIVATE-ATTEMPTING PROJECTS=&gt;None(Skill for project)','8: ACTIVATE-DOING RESEARCH=&gt;None(Start researching)','8: ACTIVATE-ATTEMPTING PROJECTS=&gt;(('S', 7), 'S', 2, "Base fix 'Polluting Industry' (INDUSTRIAL) triggers crisis")(Skill for project)','8: ACTIVATE-ATTEMPTING PROJECTS=&gt;1(Consultant fees)','8: ACTIVATE-ATTEMPTING PROJECTS=&gt;6(Dice roll 2D6: skill check)','8: ACTIVATE-ATTEMPTING PROJECTS=&gt;(('H', 12), 'H', 0, "Improved fix 'Discrimination' (LIVING STANDARDS)")(Skill for project)','8: ACTIVATE-ATTEMPTING PROJECTS=&gt;0(Consultant fees)','8: ACTIVATE-ATTEMPTING PROJECTS=&gt;5(Dice roll 2D6: skill check)','8: ACTIVATE-DOING RESEARCH=&gt;None(Start researching)','8: END-FINALIZING=&gt;Base fix 'Systemic Corruption' (LIVING STANDARDS) triggers crisis(Project abandoned)','8: END-FINALIZING=&gt;Base fix 'Clean Water Shortage' (CLASS) triggers crisis(Project abandoned)','8: END-CRISIS ROLLING=&gt;INDUSTRIAL(Crisis chip: full category)','8: END-CRISIS ROLLING=&gt;ECONOMIC(Crisis chip: full category)','8: END-CRISIS ROLLING=&gt;SOCIAL(Crisis chip: full category)','8: END-CRISIS ROLLING=&gt;3(Dice roll 1D6: crisis cat)','8: END-CRISIS ROLLING=&gt;SOCIAL(Category for crisis)','8: END-CRISIS ROLLING=&gt;SOCIAL(Crisis chip: full category)','8: END-CRISIS ROLLING=&gt;1(Dice roll 1D6: crisis cat)','8: END-CRISIS ROLLING=&gt;INDUSTRIAL(Category for crisis)','8: END-CRISIS ROLLING=&gt;INDUSTRIAL(Crisis chip: full category)','8: END-CRISIS ROLLING=&gt;3(Dice roll 1D6: crisis cat)','8: END-CRISIS ROLLING=&gt;SOCIAL(Category for crisis)','8: END-CRISIS ROLLING=&gt;SOCIAL(Crisis chip: full category)','8: END-CRISIS ROLLING=&gt;1(Dice roll 1D6: crisis cat)','8: END-CRISIS ROLLING=&gt;INDUSTRIAL(Category for crisis)','8: END-CRISIS ROLLING=&gt;INDUSTRIAL(Crisis chip: full category)','8: END-CRISIS ROLLING=&gt;6(Dice roll 1D6: crisis cat)','8: END-CRISIS ROLLING=&gt;LIVING STANDARDS(Category for crisis)','8: END-CRISIS ROLLING=&gt;1(Dice roll 1D6: node in LIVING STANDARDS)','8: END-CRISIS ROLLING=&gt;Discrimination(Crisis chip: overwhelmed problem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5(Dice roll 1D6: node in LIVING STANDARDS)','8: END-CRISIS ROLLING=&gt;3(Dice roll 1D6: node in LIVING STANDARDS)','8: END-CRISIS ROLLING=&gt;Systemic Corruption(Problem for crisis)','8: END-CRISIS ROLLING=&gt;4(Dice roll 2D6: crisis roll for Systemic Corruption)','8: END-CRISIS ROLLING=&gt;4(Crisis roll for node "Systemic Corruption")','8: END-CRISIS ROLLING=&gt;Nitrogen &amp; Phosphorous Loading(Now in crisis (cascaded from: Systemic Corruption))','8: END-CRISIS ROLLING=&gt;1(Dice roll 1D6: crisis cat)','8: END-CRISIS ROLLING=&gt;INDUSTRIAL(Category for crisis)','8: END-CRISIS ROLLING=&gt;INDUSTRIAL(Crisis chip: full category)','8: END-CRISIS ROLLING=&gt;5(Dice roll 1D6: crisis cat)','8: END-CRISIS ROLLING=&gt;ENVIRONMENTAL(Category for crisis)','8: END-CRISIS ROLLING=&gt;1(Dice roll 1D6: node in ENVIRONMENTAL)','8: END-CRISIS ROLLING=&gt;Chemical Pollution(Problem for crisis)','8: END-CRISIS ROLLING=&gt;8(Dice roll 2D6: crisis roll for Chemical Pollution)','8: END-CRISIS ROLLING=&gt;8(Crisis roll for node "Chemical Pollution")','8: END-CRISIS ROLLING=&gt;Energy Shortage(Now in crisis (cascaded from: Chemical Pollution))','9: ENGAGE-DRAWING MONEY=&gt;1(Money drawn)','9: ENGAGE-DRAWING CARDS=&gt;('S', 13)(Card drawn: 1)','9: ENGAGE-DRAWING CARDS=&gt;('C', 13)(Card drawn: 2)','9: ENGAGE-CRISIS RISING','9: ENGAGE-DRAWING MONEY=&gt;1(Money drawn)','9: ENGAGE-DRAWING CARDS=&gt;('H', 1)(Card drawn: 1)','9: ENGAGE-DRAWING CARDS=&gt;('D', 9)(Card drawn: 2)','9: ENGAGE-DRAWING MONEY=&gt;1(Money drawn)','9: ENGAGE-DRAWING CARDS=&gt;('H', 12)(Card drawn: 1)','9: ENGAGE-DRAWING CARDS=&gt;('H', 2)(Card drawn: 2)','9: ENGAGE-CRISIS RISING','9: ENGAGE-DRAWING MONEY=&gt;1(Money drawn)','9: ENGAGE-DRAWING CARDS=&gt;('H', 6)(Card drawn: 1)','9: ENGAGE-DRAWING CARDS=&gt;('D', 5)(Card drawn: 2)','9: ACTIVATE-ATTEMPTING PROJECTS=&gt;(('C', 13), 'C', 5, "Improved fix 'Discrimination' (LIVING STANDARDS)")(Skill for project)','9: ACTIVATE-ATTEMPTING PROJECTS=&gt;1(Consultant fees)','9: ACTIVATE-ATTEMPTING PROJECTS=&gt;8(Dice roll 2D6: skill check)','9: ACTIVATE-ATTEMPTING PROJECTS=&gt;(('C', 2), 'C', 2, "Improved fix 'Discrimination' (LIVING STANDARDS)")(Skill for project)','9: ACTIVATE-ATTEMPTING PROJECTS=&gt;1(Consultant fees)','9: ACTIVATE-ATTEMPTING PROJECTS=&gt;4(Dice roll 2D6: skill check)','9: ACTIVATE-ATTEMPTING PROJECTS=&gt;(('C', 6), 'C', 1, "Base fix 'Polluting Industry' (INDUSTRIAL) triggers crisis")(Skill for project)','9: ACTIVATE-ATTEMPTING PROJECTS=&gt;1(Consultant fees)','9: ACTIVATE-ATTEMPTING PROJECTS=&gt;11(Dice roll 2D6: skill check)','9: ACTIVATE-ATTEMPTING PROJECTS=&gt;(('S', 5), 'S', 1, "Base fix 'Polluting Industry' (INDUSTRIAL) triggers crisis")(Skill for project)','9: ACTIVATE-ATTEMPTING PROJECTS=&gt;5(Dice roll 2D6: skill check)','9: ACTIVATE-ATTEMPTING PROJECTS=&gt;(('S', 13), 'S', 1, "Base fix 'Polluting Industry' (INDUSTRIAL) triggers crisis")(Skill for project)','9: ACTIVATE-ATTEMPTING PROJECTS=&gt;9(Dice roll 2D6: skill check)','9: ACTIVATE-DOING RESEARCH=&gt;None(Start researching)','9: ACTIVATE-ATTEMPTING PROJECTS=&gt;None(Skill for project)','9: ACTIVATE-DOING RESEARCH=&gt;None(Start researching)','9: ACTIVATE-ATTEMPTING PROJECTS=&gt;Base(Start project: type)','9: ACTIVATE-ATTEMPTING PROJECTS=&gt;LIVING STANDARDS(Start project: fix category)','9: ACTIVATE-ATTEMPTING PROJECTS=&gt;Low Labour Standards(Start project: fix problem)','9: ACTIVATE-ATTEMPTING PROJECTS=&gt;Base fix 'Low Labour Standards' (LIVING STANDARDS) triggers crisis(Project started)','9: ACTIVATE-ATTEMPTING PROJECTS=&gt;None(Skill for project)','9: ACTIVATE-DOING RESEARCH=&gt;None(Start researching)','9: ACTIVATE-ATTEMPTING PROJECTS=&gt;Remove-Tradeoff(Start project: type)','9: ACTIVATE-ATTEMPTING PROJECTS=&gt;CLASS(Start project: fix category)','9: ACTIVATE-ATTEMPTING PROJECTS=&gt;Healthcare(Start project: fix problem)','9: ACTIVATE-ATTEMPTING PROJECTS=&gt;Improved fix 'Healthcare' (CLASS)(Project started)','9: ACTIVATE-ATTEMPTING PROJECTS=&gt;None(Skill for project)','9: ACTIVATE-DOING RESEARCH=&gt;None(Start researching)','9: END-FINALIZING=&gt;Base fix 'Low Labour Standards' (LIVING STANDARDS) triggers crisis(Project abandoned)','9: END-FINALIZING=&gt;Improved fix 'Healthcare' (CLASS)(Project abandoned)','9: END-CRISIS ROLLING=&gt;INDUSTRIAL(Crisis chip: full category)','9: END-CRISIS ROLLING=&gt;ECONOMIC(Crisis chip: full category)','9: END-CRISIS ROLLING=&gt;SOCIAL(Crisis chip: full category)','9: END-CRISIS ROLLING=&gt;CLASS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3(Dice roll 1D6: node in LIVING STANDARDS)','9: END-CRISIS ROLLING=&gt;Systemic Corruption(Crisis chip: overwhelmed problem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5(Dice roll 1D6: node in LIVING STANDARDS)','9: END-CRISIS ROLLING=&gt;4(Dice roll 1D6: node in LIVING STANDARDS)','9: END-CRISIS ROLLING=&gt;4(Dice roll 1D6: node in LIVING STANDARDS)','9: END-CRISIS ROLLING=&gt;6(Dice roll 1D6: node in LIVING STANDARDS)','9: END-CRISIS ROLLING=&gt;5(Dice roll 1D6: node in LIVING STANDARDS)','9: END-CRISIS ROLLING=&gt;1(Dice roll 1D6: node in LIVING STANDARDS)','9: END-CRISIS ROLLING=&gt;Discrimination(Crisis chip: overwhelmed problem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4(Dice roll 1D6: node in LIVING STANDARDS)','9: END-CRISIS ROLLING=&gt;6(Dice roll 1D6: node in LIVING STANDARDS)','9: END-CRISIS ROLLING=&gt;2(Dice roll 1D6: node in LIVING STANDARDS)','9: END-CRISIS ROLLING=&gt;Low Labour Standards(Problem for crisis)','9: END-CRISIS ROLLING=&gt;11(Dice roll 2D6: crisis roll for Low Labour Standards)','9: END-CRISIS ROLLING=&gt;11(Crisis roll for node "Low Labour Standards")','9: END-CRISIS ROLLING=&gt;3(Dice roll 2D6: crisis roll for Low Labour Standards)','9: END-CRISIS ROLLING=&gt;3(Crisis roll for node "Low Labour Standards")','9: END-CRISIS ROLLING=&gt;Low Labour Standards(Now in crisis)','10: ENGAGE-DRAWING MONEY=&gt;1(Money drawn)','10: ENGAGE-DRAWING CARDS=&gt;('S', 9)(Card drawn: 1)','10: ENGAGE-DRAWING CARDS=&gt;('S', 6)(Card drawn: 2)','10: ENGAGE-CRISIS RISING','10: ENGAGE-DRAWING MONEY=&gt;1(Money drawn)','10: ENGAGE-DRAWING CARDS=&gt;('S', 9)(Card drawn: 1)','10: ENGAGE-DRAWING CARDS=&gt;('S', 2)(Card drawn: 2)','10: ENGAGE-DRAWING MONEY=&gt;1(Money drawn)','10: ENGAGE-DRAWING CARDS=&gt;('H', 14)(Card drawn: 1)','10: ENGAGE-DRAWING CARDS=&gt;('H', 7)(Card drawn: 2)','10: ENGAGE-CRISIS RISING','10: ENGAGE-DRAWING MONEY=&gt;1(Money drawn)','10: ENGAGE-DRAWING CARDS=&gt;('C', 9)(Card drawn: 1)','10: ENGAGE-DRAWING CARDS=&gt;('H', 9)(Card drawn: 2)','10: ACTIVATE-ATTEMPTING PROJECTS=&gt;None(Skill for project)','10: ACTIVATE-DOING RESEARCH=&gt;None(Start researching)','10: ACTIVATE-ATTEMPTING PROJECTS=&gt;(('S', 9), 'S', 6, "Base fix 'Polluting Industry' (INDUSTRIAL) triggers crisis")(Skill for project)','10: ACTIVATE-ATTEMPTING PROJECTS=&gt;1(Consultant fees)','10: ACTIVATE-ATTEMPTING PROJECTS=&gt;9(Dice roll 2D6: skill check)','10: ACTIVATE-ATTEMPTING PROJECTS=&gt;None(Skill for project)','10: ACTIVATE-DOING RESEARCH=&gt;None(Start researching)','10: ACTIVATE-ATTEMPTING PROJECTS=&gt;None(Start project: type)','10: ACTIVATE-ATTEMPTING PROJECTS=&gt;(('S', 10), 'S', 1, "Base fix 'Polluting Industry' (INDUSTRIAL) triggers crisis")(Skill for project)','10: ACTIVATE-ATTEMPTING PROJECTS=&gt;1(Consultant fees)','10: ACTIVATE-ATTEMPTING PROJECTS=&gt;7(Dice roll 2D6: skill check)','10: ACTIVATE-ATTEMPTING PROJECTS=&gt;(('H', 14), 'H', 3, "Improved fix 'Discrimination' (LIVING STANDARDS)")(Skill for project)','10: ACTIVATE-ATTEMPTING PROJECTS=&gt;(('H', 12), 'H', 1, "Improved fix 'Discrimination' (LIVING STANDARDS)")(Skill for project)','10: ACTIVATE-ATTEMPTING PROJECTS=&gt;1(Consultant fees)','10: ACTIVATE-ATTEMPTING PROJECTS=&gt;3(Dice roll 2D6: skill check)','10: ACTIVATE-ATTEMPTING PROJECTS=&gt;(('H', 2), 'H', 1, "Improved fix 'Discrimination' (LIVING STANDARDS)")(Skill for project)','10: ACTIVATE-ATTEMPTING PROJECTS=&gt;0(Consultant fees)','10: ACTIVATE-ATTEMPTING PROJECTS=&gt;7(Dice roll 2D6: skill check)','10: ACTIVATE-ATTEMPTING PROJECTS=&gt;None(Skill for project)','10: ACTIVATE-DOING RESEARCH=&gt;None(Start researching)','10: ACTIVATE-ATTEMPTING PROJECTS=&gt;Remove-Tradeoff(Start project: type)','10: ACTIVATE-ATTEMPTING PROJECTS=&gt;ENVIRONMENTAL(Start project: fix category)','10: ACTIVATE-ATTEMPTING PROJECTS=&gt;Ocean Degradation(Start project: fix problem)','10: ACTIVATE-ATTEMPTING PROJECTS=&gt;Improved fix 'Ocean Degradation' (ENVIRONMENTAL)(Project started)','10: ACTIVATE-ATTEMPTING PROJECTS=&gt;(('D', 10), 'D', 0, "Improved fix 'Ocean Degradation' (ENVIRONMENTAL)")(Skill for project)','10: ACTIVATE-ATTEMPTING PROJECTS=&gt;1(Consultant fees)','10: ACTIVATE-ATTEMPTING PROJECTS=&gt;7(Dice roll 2D6: skill check)','10: ACTIVATE-ATTEMPTING PROJECTS=&gt;(('H', 9), 'H', 4, "Improved fix 'Discrimination' (LIVING STANDARDS)")(Skill for project)','10: ACTIVATE-ATTEMPTING PROJECTS=&gt;1(Consultant fees)','10: ACTIVATE-ATTEMPTING PROJECTS=&gt;8(Dice roll 2D6: skill check)','10: ACTIVATE-ATTEMPTING PROJECTS=&gt;(('C', 9), 'C', 3, "Base fix 'Polluting Industry' (INDUSTRIAL) triggers crisis")(Skill for project)','10: ACTIVATE-ATTEMPTING PROJECTS=&gt;1(Consultant fees)','10: ACTIVATE-ATTEMPTING PROJECTS=&gt;6(Dice roll 2D6: skill check)','10: ACTIVATE-ATTEMPTING PROJECTS=&gt;(('H', 6), 'H', 1, "Improved fix 'Discrimination' (LIVING STANDARDS)")(Skill for project)','10: ACTIVATE-ATTEMPTING PROJECTS=&gt;2(Dice roll 2D6: skill check)','10: ACTIVATE-ATTEMPTING PROJECTS=&gt;(('D', 13), 'D', 0, "Improved fix 'Ocean Degradation' (ENVIRONMENTAL)")(Skill for project)','10: ACTIVATE-ATTEMPTING PROJECTS=&gt;7(Dice roll 2D6: skill check)','10: ACTIVATE-ATTEMPTING PROJECTS=&gt;None(Skill for project)','10: ACTIVATE-DOING RESEARCH=&gt;None(Start researching)','10: END-FINALIZING=&gt;Improved fix 'Discrimination' (LIVING STANDARDS)(Project overskilled for "('H', 14)")','10: END-CRISIS ROLLING=&gt;INDUSTRIAL(Crisis chip: full category)','10: END-CRISIS ROLLING=&gt;ECONOMIC(Crisis chip: full category)','10: END-CRISIS ROLLING=&gt;SOCIAL(Crisis chip: full category)','10: END-CRISIS ROLLING=&gt;CLASS(Crisis chip: full category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5(Dice roll 1D6: crisis cat)','10: END-CRISIS ROLLING=&gt;ENVIRONMENTAL(Category for crisis)','10: END-CRISIS ROLLING=&gt;1(Dice roll 1D6: node in ENVIRONMENTAL)','10: END-CRISIS ROLLING=&gt;Chemical Pollution(Crisis chip: overwhelmed problem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3(Dice roll 1D6: node in ENVIRONMENTAL)','10: END-CRISIS ROLLING=&gt;Freshwater Depletion(Crisis chip: overwhelmed problem)','10: END-CRISIS ROLLING=&gt;4(Dice roll 1D6: crisis cat)','10: END-CRISIS ROLLING=&gt;CLASS(Category for crisis)','10: END-CRISIS ROLLING=&gt;CLASS(Crisis chip: full category)','10: END-CRISIS ROLLING=&gt;3(Dice roll 1D6: crisis cat)','10: END-CRISIS ROLLING=&gt;SOCIAL(Category for crisis)','10: END-CRISIS ROLLING=&gt;SOCIAL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1(Dice roll 1D6: node in ENVIRONMENTAL)','10: END-CRISIS ROLLING=&gt;Chemical Pollution(Crisis chip: overwhelmed problem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3(Dice roll 1D6: node in ENVIRONMENTAL)','10: END-CRISIS ROLLING=&gt;Freshwater Depletion(Crisis chip: overwhelmed problem)','10: END-CRISIS ROLLING=&gt;6(Dice roll 1D6: crisis cat)','10: END-CRISIS ROLLING=&gt;LIVING STANDARDS(Category for crisis)','10: END-CRISIS ROLLING=&gt;LIVING STANDARDS(Crisis chip: full category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3(Dice roll 1D6: node in ENVIRONMENTAL)','10: END-CRISIS ROLLING=&gt;Freshwater Depletion(Crisis chip: overwhelmed problem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1(Dice roll 1D6: node in ENVIRONMENTAL)','10: END-CRISIS ROLLING=&gt;Chemical Pollution(Crisis chip: overwhelmed problem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3(Dice roll 1D6: node in ENVIRONMENTAL)','10: END-CRISIS ROLLING=&gt;Freshwater Deple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Tru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0, 13, 15, 16, 17, 18, 20, 21, 22, 23, 24]}</text:p>
          </table:table-cell>
          <table:table-cell table:style-name="Gnumeric-default" office:value-type="string">
            <text:p>{'abandoned-project': [[], [], [], [], [], [], [], [], [], [], [], [], [], [], [], [], [], [], [], [], [], [], [True], [], [], [], [], [], [], [], [], [], [], [], [], [], [], [], [], [], [], [], [], [], [], [], [], [], [True], [], [], [], [], [], [], [], [], [], [], [], [], [], [], [], [], [], [], [], [], [], [], [], [], [], [], [], [], [], [], [], [], [], [], [], [], [], [], [], [], [], [], [], [], [], [], [], [True], [], [], [], [], [], [], [], [], [True], [], [], [], [], [], [], [], [], [], [], [], [], [True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D', 6)(Card drawn: 1)','0: ENGAGE-DRAWING CARDS=&gt;('C', 5)(Card drawn: 2)','0: ENGAGE-CRISIS RISING','0: ENGAGE-DRAWING MONEY=&gt;3(Money drawn)','0: ENGAGE-DRAWING CARDS=&gt;('S', 13)(Card drawn: 1)','0: ENGAGE-DRAWING CARDS=&gt;('C', 7)(Card drawn: 2)','0: ENGAGE-DRAWING MONEY=&gt;3(Money drawn)','0: ENGAGE-DRAWING CARDS=&gt;('S', 9)(Card drawn: 1)','0: ENGAGE-DRAWING CARDS=&gt;('D', 6)(Card drawn: 2)','0: ENGAGE-CRISIS RISING','0: ENGAGE-DRAWING MONEY=&gt;3(Money drawn)','0: ENGAGE-DRAWING CARDS=&gt;('S', 14)(Card drawn: 1)','0: ENGAGE-DRAWING CARDS=&gt;('S', 2)(Card drawn: 2)','0: ACTIVATE-ATTEMPTING PROJECTS=&gt;Base(Start project: type)','0: ACTIVATE-ATTEMPTING PROJECTS=&gt;LIVING STANDARDS(Start project: fix category)','0: ACTIVATE-ATTEMPTING PROJECTS=&gt;Discrimination(Start project: fix problem)','0: ACTIVATE-ATTEMPTING PROJECTS=&gt;Base fix 'Discrimination' (LIVING STANDARDS) triggers crisis(Project started)','0: ACTIVATE-ATTEMPTING PROJECTS=&gt;(('C', 5), 'C', 1, "Base fix 'Discrimination' (LIVING STANDARDS) triggers crisis")(Skill for project)','0: ACTIVATE-ATTEMPTING PROJECTS=&gt;0(Consultant fees)','0: ACTIVATE-ATTEMPTING PROJECTS=&gt;7(Dice roll 2D6: skill check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Base(Start project: type)','0: ACTIVATE-ATTEMPTING PROJECTS=&gt;SOCIAL(Start project: fix category)','0: ACTIVATE-ATTEMPTING PROJECTS=&gt;Social Inequity(Start project: fix problem)','0: ACTIVATE-ATTEMPTING PROJECTS=&gt;Base fix 'Social Inequity' (SOCIAL) triggers crisis(Project started)','0: ACTIVATE-ATTEMPTING PROJECTS=&gt;(('S', 14), 'D', 0, "Base fix 'Social Inequity' (SOCIAL) triggers crisis")(Skill for project)','0: ACTIVATE-DOING RESEARCH=&gt;None(Start researching)','0: END-FINALIZING=&gt;Base fix 'Social Inequity' (SOCIAL) triggers crisis(Project overskilled for "('S', 14)")','0: END-CRISIS ROLLING=&gt;6(Dice roll 1D6: crisis cat)','0: END-CRISIS ROLLING=&gt;LIVING STANDARDS(Category for crisis)','0: END-CRISIS ROLLING=&gt;6(Dice roll 1D6: node in LIVING STANDARDS)','0: END-CRISIS ROLLING=&gt;6(Dice roll 1D6: node in LIVING STANDARDS)','0: END-CRISIS ROLLING=&gt;1(Dice roll 1D6: node in LIVING STANDARDS)','0: END-CRISIS ROLLING=&gt;Discrimination(Problem for crisis)','0: END-CRISIS ROLLING=&gt;8(Dice roll 2D6: crisis roll for Discrimination)','0: END-CRISIS ROLLING=&gt;8(Crisis roll for node "Discrimination")','0: END-CRISIS ROLLING=&gt;Discrimination(Now in crisis)','0: END-CRISIS ROLLING=&gt;2(Dice roll 1D6: crisis cat)','0: END-CRISIS ROLLING=&gt;ECONOMIC(Category for crisis)','0: END-CRISIS ROLLING=&gt;1(Dice roll 1D6: node in ECONOMIC)','0: END-CRISIS ROLLING=&gt;Monopoly(Problem for crisis)','0: END-CRISIS ROLLING=&gt;10(Dice roll 2D6: crisis roll for Monopoly)','0: END-CRISIS ROLLING=&gt;10(Crisis roll for node "Monopoly")','0: END-CRISIS ROLLING=&gt;Monopoly(Crisis averted)','1: ENGAGE-DRAWING MONEY=&gt;3(Money drawn)','1: ENGAGE-DRAWING CARDS=&gt;('D', 13)(Card drawn: 1)','1: ENGAGE-DRAWING CARDS=&gt;('S', 8)(Card drawn: 2)','1: ENGAGE-CRISIS RISING','1: ENGAGE-DRAWING MONEY=&gt;3(Money drawn)','1: ENGAGE-DRAWING CARDS=&gt;('C', 4)(Card drawn: 1)','1: ENGAGE-DRAWING CARDS=&gt;('H', 7)(Card drawn: 2)','1: ENGAGE-DRAWING MONEY=&gt;3(Money drawn)','1: ENGAGE-DRAWING CARDS=&gt;('H', 3)(Card drawn: 1)','1: ENGAGE-DRAWING CARDS=&gt;('D', 7)(Card drawn: 2)','1: ENGAGE-CRISIS RISING','1: ENGAGE-DRAWING MONEY=&gt;3(Money drawn)','1: ENGAGE-DRAWING CARDS=&gt;('C', 8)(Card drawn: 1)','1: ENGAGE-DRAWING CARDS=&gt;('S', 5)(Card drawn: 2)','1: ACTIVATE-ATTEMPTING PROJECTS=&gt;(('D', 6), 'D', 0, "Base fix 'Social Inequity' (SOCIAL) triggers crisis")(Skill for project)','1: ACTIVATE-ATTEMPTING PROJECTS=&gt;1(Consultant fees)','1: ACTIVATE-ATTEMPTING PROJECTS=&gt;7(Dice roll 2D6: skill check)','1: ACTIVATE-ATTEMPTING PROJECTS=&gt;(('D', 13), 'D', 0, "Base fix 'Social Inequity' (SOCIAL) triggers crisis")(Skill for project)','1: ACTIVATE-ATTEMPTING PROJECTS=&gt;1(Consultant fees)','1: ACTIVATE-ATTEMPTING PROJECTS=&gt;7(Dice roll 2D6: skill check)','1: ACTIVATE-DOING RESEARCH=&gt;None(Start researching)','1: ACTIVATE-ATTEMPTING PROJECTS=&gt;Base(Start project: type)','1: ACTIVATE-ATTEMPTING PROJECTS=&gt;LIVING STANDARDS(Start project: fix category)','1: ACTIVATE-ATTEMPTING PROJECTS=&gt;Economic Inequality(Start project: fix problem)','1: ACTIVATE-ATTEMPTING PROJECTS=&gt;Base fix 'Economic Inequality' (LIVING STANDARDS) triggers crisis(Project started)','1: ACTIVATE-ATTEMPTING PROJECTS=&gt;(('C', 7), 'C', 1, "Base fix 'Discrimination' (LIVING STANDARDS) triggers crisis")(Skill for project)','1: ACTIVATE-ATTEMPTING PROJECTS=&gt;0(Consultant fees)','1: ACTIVATE-ATTEMPTING PROJECTS=&gt;5(Dice roll 2D6: skill check)','1: ACTIVATE-ATTEMPTING PROJECTS=&gt;(('C', 4), 'C', 1, "Base fix 'Economic Inequality' (LIVING STANDARDS) triggers crisis")(Skill for project)','1: ACTIVATE-ATTEMPTING PROJECTS=&gt;3(Consultant fees)','1: ACTIVATE-ATTEMPTING PROJECTS=&gt;12(Dice roll 2D6: skill check)','1: ACTIVATE-ATTEMPTING PROJECTS=&gt;1(Added a crisis chip)','1: ACTIVATE-ATTEMPTING PROJECTS=&gt;(('H', 7), 'H', 1, "Base fix 'Social Inequity' (SOCIAL) triggers crisis")(Skill for project)','1: ACTIVATE-ATTEMPTING PROJECTS=&gt;0(Consultant fees)','1: ACTIVATE-ATTEMPTING PROJECTS=&gt;12(Dice roll 2D6: skill check)','1: ACTIVATE-ATTEMPTING PROJECTS=&gt;1(Added a crisis chip)','1: ACTIVATE-DOING RESEARCH=&gt;None(Start researching)','1: ACTIVATE-ATTEMPTING PROJECTS=&gt;Remove-Tradeoff(Start project: type)','1: ACTIVATE-ATTEMPTING PROJECTS=&gt;LIVING STANDARDS(Start project: fix category)','1: ACTIVATE-ATTEMPTING PROJECTS=&gt;Low Labour Standards(Start project: fix problem)','1: ACTIVATE-ATTEMPTING PROJECTS=&gt;Improved fix 'Low Labour Standards' (LIVING STANDARDS)(Project started)','1: ACTIVATE-ATTEMPTING PROJECTS=&gt;None(Skill for project)','1: ACTIVATE-DOING RESEARCH=&gt;None(Start researching)','1: ACTIVATE-ATTEMPTING PROJECTS=&gt;None(Skill for project)','1: ACTIVATE-DOING RESEARCH=&gt;None(Start researching)','1: END-FINALIZING=&gt;Improved fix 'Low Labour Standards' (LIVING STANDARDS)(Project abandoned)','1: END-CRISIS ROLLING=&gt;4(Dice roll 1D6: crisis cat)','1: END-CRISIS ROLLING=&gt;CLASS(Category for crisis)','1: END-CRISIS ROLLING=&gt;4(Dice roll 1D6: node in CLASS)','1: END-CRISIS ROLLING=&gt;Food Shortage(Problem for crisis)','1: END-CRISIS ROLLING=&gt;11(Dice roll 2D6: crisis roll for Food Shortage)','1: END-CRISIS ROLLING=&gt;11(Crisis roll for node "Food Shortage")','1: END-CRISIS ROLLING=&gt;6(Dice roll 2D6: crisis roll for Food Shortage)','1: END-CRISIS ROLLING=&gt;6(Crisis roll for node "Food Shortage")','1: END-CRISIS ROLLING=&gt;Food Shortage(Now in crisis)','1: END-CRISIS ROLLING=&gt;5(Dice roll 1D6: crisis cat)','1: END-CRISIS ROLLING=&gt;ENVIRONMENTAL(Category for crisis)','1: END-CRISIS ROLLING=&gt;3(Dice roll 1D6: node in ENVIRONMENTAL)','1: END-CRISIS ROLLING=&gt;Freshwater Depletion(Problem for crisis)','1: END-CRISIS ROLLING=&gt;8(Dice roll 2D6: crisis roll for Freshwater Depletion)','1: END-CRISIS ROLLING=&gt;8(Crisis roll for node "Freshwater Depletion")','1: END-CRISIS ROLLING=&gt;Freshwater Depletion(Now in crisis)','1: END-CRISIS ROLLING=&gt;6(Dice roll 1D6: crisis cat)','1: END-CRISIS ROLLING=&gt;LIVING STANDARDS(Category for crisis)','1: END-CRISIS ROLLING=&gt;1(Dice roll 1D6: node in LIVING STANDARDS)','1: END-CRISIS ROLLING=&gt;Discrimination(Problem for crisis)','1: END-CRISIS ROLLING=&gt;8(Dice roll 2D6: crisis roll for Discrimination)','1: END-CRISIS ROLLING=&gt;8(Crisis roll for node "Discrimination")','1: END-CRISIS ROLLING=&gt;Economic Inequality(Now in crisis (cascaded from: Discrimination))','2: ENGAGE-DRAWING MONEY=&gt;3(Money drawn)','2: ENGAGE-DRAWING CARDS=&gt;('H', 8)(Card drawn: 1)','2: ENGAGE-DRAWING CARDS=&gt;('C', 3)(Card drawn: 2)','2: ENGAGE-CRISIS RISING','2: ENGAGE-DRAWING MONEY=&gt;3(Money drawn)','2: ENGAGE-DRAWING CARDS=&gt;('D', 7)(Card drawn: 1)','2: ENGAGE-DRAWING CARDS=&gt;('C', 5)(Card drawn: 2)','2: ENGAGE-DRAWING MONEY=&gt;3(Money drawn)','2: ENGAGE-DRAWING CARDS=&gt;('D', 2)(Card drawn: 1)','2: ENGAGE-DRAWING CARDS=&gt;('D', 14)(Card drawn: 2)','2: ENGAGE-CRISIS RISING','2: ENGAGE-DRAWING MONEY=&gt;3(Money drawn)','2: ENGAGE-DRAWING CARDS=&gt;('D', 9)(Card drawn: 1)','2: ENGAGE-DRAWING CARDS=&gt;('S', 10)(Card drawn: 2)','2: ACTIVATE-ATTEMPTING PROJECTS=&gt;(('H', 8), 'H', 1, "Base fix 'Economic Inequality' (LIVING STANDARDS) triggers crisis")(Skill for project)','2: ACTIVATE-ATTEMPTING PROJECTS=&gt;2(Consultant fees)','2: ACTIVATE-ATTEMPTING PROJECTS=&gt;7(Dice roll 2D6: skill check)','2: ACTIVATE-ATTEMPTING PROJECTS=&gt;None(Skill for project)','2: ACTIVATE-DOING RESEARCH=&gt;None(Start researching)','2: ACTIVATE-ATTEMPTING PROJECTS=&gt;None(Skill for project)','2: ACTIVATE-DOING RESEARCH=&gt;None(Start researching)','2: ACTIVATE-ATTEMPTING PROJECTS=&gt;None(Start project: type)','2: ACTIVATE-ATTEMPTING PROJECTS=&gt;(('D', 6), 'D', 1, "Base fix 'Social Inequity' (SOCIAL) triggers crisis")(Skill for project)','2: ACTIVATE-ATTEMPTING PROJECTS=&gt;4(Consultant fees)','2: ACTIVATE-ATTEMPTING PROJECTS=&gt;2(Dice roll 2D6: skill check)','2: ACTIVATE-ATTEMPTING PROJECTS=&gt;(('D', 14), 'H', 4, "Base fix 'Discrimination' (LIVING STANDARDS) triggers crisis")(Skill for project)','2: ACTIVATE-ATTEMPTING PROJECTS=&gt;None(Skill for project)','2: ACTIVATE-DOING RESEARCH=&gt;None(Start researching)','2: ACTIVATE-ATTEMPTING PROJECTS=&gt;(('C', 8), 'C', 1, "Base fix 'Discrimination' (LIVING STANDARDS) triggers crisis")(Skill for project)','2: ACTIVATE-ATTEMPTING PROJECTS=&gt;0(Consultant fees)','2: ACTIVATE-ATTEMPTING PROJECTS=&gt;6(Dice roll 2D6: skill check)','2: ACTIVATE-ATTEMPTING PROJECTS=&gt;None(Skill for project)','2: ACTIVATE-DOING RESEARCH=&gt;None(Start researching)','2: END-FINALIZING=&gt;Base fix 'Discrimination' (LIVING STANDARDS) triggers crisis(Project overskilled for "('D', 14)")','2: END-CRISIS ROLLING=&gt;2(Dice roll 1D6: crisis cat)','2: END-CRISIS ROLLING=&gt;ECONOMIC(Category for crisis)','2: END-CRISIS ROLLING=&gt;3(Dice roll 1D6: node in ECONOMIC)','2: END-CRISIS ROLLING=&gt;Inefficiency(Problem for crisis)','2: END-CRISIS ROLLING=&gt;3(Dice roll 2D6: crisis roll for Inefficiency)','2: END-CRISIS ROLLING=&gt;3(Crisis roll for node "Inefficiency")','2: END-CRISIS ROLLING=&gt;Inefficiency(Now in crisis)','2: END-CRISIS ROLLING=&gt;1(Dice roll 1D6: crisis cat)','2: END-CRISIS ROLLING=&gt;INDUSTRIAL(Category for crisis)','2: END-CRISIS ROLLING=&gt;3(Dice roll 1D6: node in INDUSTRIAL)','2: END-CRISIS ROLLING=&gt;Sprawl(Problem for crisis)','2: END-CRISIS ROLLING=&gt;7(Dice roll 2D6: crisis roll for Sprawl)','2: END-CRISIS ROLLING=&gt;7(Crisis roll for node "Sprawl")','2: END-CRISIS ROLLING=&gt;Sprawl(Now in crisis)','3: ENGAGE-DRAWING MONEY=&gt;2(Money drawn)','3: ENGAGE-DRAWING CARDS=&gt;('H', 4)(Card drawn: 1)','3: ENGAGE-DRAWING CARDS=&gt;('S', 5)(Card drawn: 2)','3: ENGAGE-CRISIS RISING','3: ENGAGE-DRAWING MONEY=&gt;2(Money drawn)','3: ENGAGE-DRAWING CARDS=&gt;('D', 11)(Card drawn: 1)','3: ENGAGE-DRAWING CARDS=&gt;('H', 1)(Card drawn: 2)','3: ENGAGE-DRAWING MONEY=&gt;2(Money drawn)','3: ENGAGE-DRAWING CARDS=&gt;('S', 4)(Card drawn: 1)','3: ENGAGE-DRAWING CARDS=&gt;('S', 6)(Card drawn: 2)','3: ENGAGE-CRISIS RISING','3: ENGAGE-DRAWING MONEY=&gt;2(Money drawn)','3: ENGAGE-DRAWING CARDS=&gt;('C', 12)(Card drawn: 1)','3: ENGAGE-DRAWING CARDS=&gt;('S', 11)(Card drawn: 2)','3: ACTIVATE-ATTEMPTING PROJECTS=&gt;(('H', 4), 'H', 2, "Base fix 'Economic Inequality' (LIVING STANDARDS) triggers crisis")(Skill for project)','3: ACTIVATE-ATTEMPTING PROJECTS=&gt;5(Consultant fees)','3: ACTIVATE-ATTEMPTING PROJECTS=&gt;8(Dice roll 2D6: skill check)','3: ACTIVATE-ATTEMPTING PROJECTS=&gt;None(Skill for project)','3: ACTIVATE-DOING RESEARCH=&gt;None(Start researching)','3: ACTIVATE-ATTEMPTING PROJECTS=&gt;None(Skill for project)','3: ACTIVATE-DOING RESEARCH=&gt;None(Start researching)','3: ACTIVATE-ATTEMPTING PROJECTS=&gt;Remove-Tradeoff(Start project: type)','3: ACTIVATE-ATTEMPTING PROJECTS=&gt;ENVIRONMENTAL(Start project: fix category)','3: ACTIVATE-ATTEMPTING PROJECTS=&gt;Ocean Degradation(Start project: fix problem)','3: ACTIVATE-ATTEMPTING PROJECTS=&gt;Improved fix 'Ocean Degradation' (ENVIRONMENTAL)(Project started)','3: ACTIVATE-ATTEMPTING PROJECTS=&gt;None(Skill for project)','3: ACTIVATE-DOING RESEARCH=&gt;None(Start researching)','3: ACTIVATE-ATTEMPTING PROJECTS=&gt;(('C', 12), 'C', 4, "Base fix 'Discrimination' (LIVING STANDARDS) triggers crisis")(Skill for project)','3: ACTIVATE-ATTEMPTING PROJECTS=&gt;1(Consultant fees)','3: ACTIVATE-ATTEMPTING PROJECTS=&gt;6(Dice roll 2D6: skill check)','3: ACTIVATE-ATTEMPTING PROJECTS=&gt;(('D', 9), 'D', 2, "Base fix 'Social Inequity' (SOCIAL) triggers crisis")(Skill for project)','3: ACTIVATE-ATTEMPTING PROJECTS=&gt;1(Consultant fees)','3: ACTIVATE-ATTEMPTING PROJECTS=&gt;4(Dice roll 2D6: skill check)','3: ACTIVATE-DOING RESEARCH=&gt;None(Start researching)','4: END-FINALIZING=&gt;Improved fix 'Ocean Degradation' (ENVIRONMENTAL)(Project abandoned)','4: END-CRISIS ROLLING=&gt;INDUSTRIAL(Crisis chip: full category)','4: END-CRISIS ROLLING=&gt;3(Dice roll 1D6: crisis cat)','4: END-CRISIS ROLLING=&gt;SOCIAL(Category for crisis)','4: END-CRISIS ROLLING=&gt;3(Dice roll 1D6: node in SOCIAL)','4: END-CRISIS ROLLING=&gt;Peace &amp; Justice(Problem for crisis)','4: END-CRISIS ROLLING=&gt;9(Dice roll 2D6: crisis roll for Peace &amp; Justice)','4: END-CRISIS ROLLING=&gt;9(Crisis roll for node "Peace &amp; Justice")','4: END-CRISIS ROLLING=&gt;7(Dice roll 2D6: crisis roll for Peace &amp; Justice)','4: END-CRISIS ROLLING=&gt;7(Crisis roll for node "Peace &amp; Justice")','4: END-CRISIS ROLLING=&gt;Peace &amp; Justice(Now in crisis)','4: ENGAGE-DRAWING MONEY=&gt;2(Money drawn)','4: ENGAGE-DRAWING CARDS=&gt;('C', 9)(Card drawn: 1)','4: ENGAGE-DRAWING CARDS=&gt;('S', 1)(Card drawn: 2)','4: ENGAGE-CRISIS RISING','4: ENGAGE-DRAWING MONEY=&gt;2(Money drawn)','4: ENGAGE-DRAWING CARDS=&gt;('D', 4)(Card drawn: 1)','4: ENGAGE-DRAWING CARDS=&gt;('C', 8)(Card drawn: 2)','4: ENGAGE-DRAWING MONEY=&gt;2(Money drawn)','4: ENGAGE-DRAWING CARDS=&gt;('C', 2)(Card drawn: 1)','4: ENGAGE-DRAWING CARDS=&gt;('S', 6)(Card drawn: 2)','4: ENGAGE-CRISIS RISING','4: ENGAGE-DRAWING MONEY=&gt;2(Money drawn)','4: ENGAGE-DRAWING CARDS=&gt;('C', 12)(Card drawn: 1)','4: ENGAGE-DRAWING CARDS=&gt;('H', 11)(Card drawn: 2)','4: ACTIVATE-ATTEMPTING PROJECTS=&gt;(('C', 9), 'C', 3, "Base fix 'Economic Inequality' (LIVING STANDARDS) triggers crisis")(Skill for project)','4: ACTIVATE-ATTEMPTING PROJECTS=&gt;0(Consultant fees)','4: ACTIVATE-ATTEMPTING PROJECTS=&gt;9(Dice roll 2D6: skill check)','4: ACTIVATE-ATTEMPTING PROJECTS=&gt;(('C', 3), 'C', 1, "Base fix 'Economic Inequality' (LIVING STANDARDS) triggers crisis")(Skill for project)','4: ACTIVATE-ATTEMPTING PROJECTS=&gt;2(Consultant fees)','4: ACTIVATE-ATTEMPTING PROJECTS=&gt;8(Dice roll 2D6: skill check)','4: ACTIVATE-DOING RESEARCH=&gt;None(Start researching)','4: ACTIVATE-ATTEMPTING PROJECTS=&gt;(('D', 7), 'D', 1, "Base fix 'Social Inequity' (SOCIAL) triggers crisis")(Skill for project)','4: ACTIVATE-ATTEMPTING PROJECTS=&gt;3(Consultant fees)','4: ACTIVATE-ATTEMPTING PROJECTS=&gt;5(Dice roll 2D6: skill check)','4: ACTIVATE-ATTEMPTING PROJECTS=&gt;(('H', 1), 'H', 3, "Base fix 'Economic Inequality' (LIVING STANDARDS) triggers crisis")(Skill for project)','4: ACTIVATE-ATTEMPTING PROJECTS=&gt;1(Consultant fees)','4: ACTIVATE-ATTEMPTING PROJECTS=&gt;8(Dice roll 2D6: skill check)','4: ACTIVATE-ATTEMPTING PROJECTS=&gt;(('C', 8), 'C', 4, "Base fix 'Economic Inequality' (LIVING STANDARDS) triggers crisis")(Skill for project)','4: ACTIVATE-ATTEMPTING PROJECTS=&gt;3(Consultant fees)','4: ACTIVATE-ATTEMPTING PROJECTS=&gt;9(Dice roll 2D6: skill check)','4: ACTIVATE-ATTEMPTING PROJECTS=&gt;None(Skill for project)','4: ACTIVATE-DOING RESEARCH=&gt;None(Start researching)','4: ACTIVATE-ATTEMPTING PROJECTS=&gt;Base(Start project: type)','4: ACTIVATE-ATTEMPTING PROJECTS=&gt;ECONOMIC(Start project: fix category)','4: ACTIVATE-ATTEMPTING PROJECTS=&gt;Inefficiency(Start project: fix problem)','4: ACTIVATE-ATTEMPTING PROJECTS=&gt;Base fix 'Inefficiency' (ECONOMIC) triggers crisis(Project started)','4: ACTIVATE-ATTEMPTING PROJECTS=&gt;(('S', 9), 'S', 0, "Base fix 'Inefficiency' (ECONOMIC) triggers crisis")(Skill for project)','4: ACTIVATE-ATTEMPTING PROJECTS=&gt;2(Consultant fees)','4: ACTIVATE-ATTEMPTING PROJECTS=&gt;8(Dice roll 2D6: skill check)','4: ACTIVATE-ATTEMPTING PROJECTS=&gt;(('H', 3), 'H', 0, "Base fix 'Economic Inequality' (LIVING STANDARDS) triggers crisis")(Skill for project)','4: ACTIVATE-ATTEMPTING PROJECTS=&gt;5(Consultant fees)','4: ACTIVATE-ATTEMPTING PROJECTS=&gt;6(Dice roll 2D6: skill check)','4: ACTIVATE-ATTEMPTING PROJECTS=&gt;(('C', 2), 'C', 4, "Base fix 'Discrimination' (LIVING STANDARDS) triggers crisis")(Skill for project)','4: ACTIVATE-ATTEMPTING PROJECTS=&gt;2(Consultant fees)','4: ACTIVATE-ATTEMPTING PROJECTS=&gt;6(Dice roll 2D6: skill check)','4: ACTIVATE-ATTEMPTING PROJECTS=&gt;(('D', 2), 'D', 1, "Base fix 'Inefficiency' (ECONOMIC) triggers crisis")(Skill for project)','4: ACTIVATE-ATTEMPTING PROJECTS=&gt;8(Dice roll 2D6: skill check)','4: ACTIVATE-ATTEMPTING PROJECTS=&gt;(('S', 6), 'S', 3, "Base fix 'Inefficiency' (ECONOMIC) triggers crisis")(Skill for project)','4: ACTIVATE-ATTEMPTING PROJECTS=&gt;9(Dice roll 2D6: skill check)','4: ACTIVATE-ATTEMPTING PROJECTS=&gt;(('S', 4), 'S', 1, "Base fix 'Inefficiency' (ECONOMIC) triggers crisis")(Skill for project)','4: ACTIVATE-ATTEMPTING PROJECTS=&gt;4(Dice roll 2D6: skill check)','4: ACTIVATE-ATTEMPTING PROJECTS=&gt;(('D', 7), 'D', 0, "Base fix 'Social Inequity' (SOCIAL) triggers crisis")(Skill for project)','4: ACTIVATE-ATTEMPTING PROJECTS=&gt;10(Dice roll 2D6: skill check)','4: ACTIVATE-ATTEMPTING PROJECTS=&gt;None(Skill for project)','4: ACTIVATE-DOING RESEARCH=&gt;None(Start researching)','4: ACTIVATE-ATTEMPTING PROJECTS=&gt;None(Skill for project)','4: ACTIVATE-DOING RESEARCH=&gt;None(Start researching)','4: END-CRISIS ROLLING=&gt;INDUSTRIAL(Crisis chip: full category)','4: END-CRISIS ROLLING=&gt;3(Dice roll 1D6: crisis cat)','4: END-CRISIS ROLLING=&gt;SOCIAL(Category for crisis)','4: END-CRISIS ROLLING=&gt;1(Dice roll 1D6: node in SOCIAL)','4: END-CRISIS ROLLING=&gt;Education(Problem for crisis)','4: END-CRISIS ROLLING=&gt;9(Dice roll 2D6: crisis roll for Education)','4: END-CRISIS ROLLING=&gt;9(Crisis roll for node "Education")','4: END-CRISIS ROLLING=&gt;8(Dice roll 2D6: crisis roll for Education)','4: END-CRISIS ROLLING=&gt;8(Crisis roll for node "Education")','4: END-CRISIS ROLLING=&gt;Education(Now in crisis)','5: ENGAGE-DRAWING MONEY=&gt;2(Money drawn)','5: ENGAGE-DRAWING CARDS=&gt;('S', 12)(Card drawn: 1)','5: ENGAGE-DRAWING CARDS=&gt;('S', 2)(Card drawn: 2)','5: ENGAGE-CRISIS RISING','5: ENGAGE-DRAWING MONEY=&gt;2(Money drawn)','5: ENGAGE-DRAWING CARDS=&gt;('D', 10)(Card drawn: 1)','5: ENGAGE-DRAWING CARDS=&gt;('H', 7)(Card drawn: 2)','5: ENGAGE-DRAWING MONEY=&gt;2(Money drawn)','5: ENGAGE-DRAWING CARDS=&gt;('S', 4)(Card drawn: 1)','5: ENGAGE-DRAWING CARDS=&gt;('S', 11)(Card drawn: 2)','5: ENGAGE-CRISIS RISING','5: ENGAGE-DRAWING MONEY=&gt;2(Money drawn)','5: ENGAGE-DRAWING CARDS=&gt;('C', 1)(Card drawn: 1)','5: ENGAGE-DRAWING CARDS=&gt;('S', 13)(Card drawn: 2)','5: ACTIVATE-ATTEMPTING PROJECTS=&gt;(('S', 1), 'S', 2, "Base fix 'Inefficiency' (ECONOMIC) triggers crisis")(Skill for project)','5: ACTIVATE-ATTEMPTING PROJECTS=&gt;0(Consultant fees)','5: ACTIVATE-ATTEMPTING PROJECTS=&gt;9(Dice roll 2D6: skill check)','5: ACTIVATE-ATTEMPTING PROJECTS=&gt;(('S', 2), 'S', 3, "Base fix 'Inefficiency' (ECONOMIC) triggers crisis")(Skill for project)','5: ACTIVATE-ATTEMPTING PROJECTS=&gt;0(Consultant fees)','5: ACTIVATE-ATTEMPTING PROJECTS=&gt;8(Dice roll 2D6: skill check)','5: ACTIVATE-ATTEMPTING PROJECTS=&gt;(('S', 5), 'S', 1, "Base fix 'Inefficiency' (ECONOMIC) triggers crisis")(Skill for project)','5: ACTIVATE-ATTEMPTING PROJECTS=&gt;1(Consultant fees)','5: ACTIVATE-ATTEMPTING PROJECTS=&gt;9(Dice roll 2D6: skill check)','5: ACTIVATE-ATTEMPTING PROJECTS=&gt;(('S', 8), 'S', 0, "Base fix 'Inefficiency' (ECONOMIC) triggers crisis")(Skill for project)','5: ACTIVATE-ATTEMPTING PROJECTS=&gt;0(Consultant fees)','5: ACTIVATE-ATTEMPTING PROJECTS=&gt;10(Dice roll 2D6: skill check)','5: ACTIVATE-ATTEMPTING PROJECTS=&gt;None(Skill for project)','5: ACTIVATE-DOING RESEARCH=&gt;None(Start researching)','5: ACTIVATE-ATTEMPTING PROJECTS=&gt;(('C', 5), 'C', 1, "Base fix 'Discrimination' (LIVING STANDARDS) triggers crisis")(Skill for project)','5: ACTIVATE-ATTEMPTING PROJECTS=&gt;5(Consultant fees)','5: ACTIVATE-ATTEMPTING PROJECTS=&gt;10(Dice roll 2D6: skill check)','5: ACTIVATE-ATTEMPTING PROJECTS=&gt;(('S', 13), 'S', 0, "Base fix 'Inefficiency' (ECONOMIC) triggers crisis")(Skill for project)','5: ACTIVATE-ATTEMPTING PROJECTS=&gt;6(Dice roll 2D6: skill check)','5: ACTIVATE-ATTEMPTING PROJECTS=&gt;(('D', 4), 'D', 1, "Base fix 'Social Inequity' (SOCIAL) triggers crisis")(Skill for project)','5: ACTIVATE-ATTEMPTING PROJECTS=&gt;9(Dice roll 2D6: skill check)','5: ACTIVATE-ATTEMPTING PROJECTS=&gt;None(Skill for project)','5: ACTIVATE-DOING RESEARCH=&gt;None(Start researching)','5: ACTIVATE-ATTEMPTING PROJECTS=&gt;(('S', 6), 'S', 0, "Base fix 'Inefficiency' (ECONOMIC) triggers crisis")(Skill for project)','5: ACTIVATE-ATTEMPTING PROJECTS=&gt;2(Consultant fees)','5: ACTIVATE-ATTEMPTING PROJECTS=&gt;6(Dice roll 2D6: skill check)','5: ACTIVATE-ATTEMPTING PROJECTS=&gt;None(Skill for project)','5: ACTIVATE-DOING RESEARCH=&gt;None(Start researching)','5: ACTIVATE-ATTEMPTING PROJECTS=&gt;(('C', 1), 'C', 6, "Base fix 'Economic Inequality' (LIVING STANDARDS) triggers crisis")(Skill for project)','5: ACTIVATE-ATTEMPTING PROJECTS=&gt;1(Consultant fees)','5: ACTIVATE-ATTEMPTING PROJECTS=&gt;10(Dice roll 2D6: skill check)','5: ACTIVATE-ATTEMPTING PROJECTS=&gt;(('C', 12), 'C', 4, "Base fix 'Economic Inequality' (LIVING STANDARDS) triggers crisis")(Skill for project)','5: ACTIVATE-ATTEMPTING PROJECTS=&gt;0(Consultant fees)','5: ACTIVATE-ATTEMPTING PROJECTS=&gt;4(Dice roll 2D6: skill check)','5: ACTIVATE-ATTEMPTING PROJECTS=&gt;(('H', 11), 'H', 4, "Base fix 'Social Inequity' (SOCIAL) triggers crisis")(Skill for project)','5: ACTIVATE-ATTEMPTING PROJECTS=&gt;1(Consultant fees)','5: ACTIVATE-ATTEMPTING PROJECTS=&gt;5(Dice roll 2D6: skill check)','5: ACTIVATE-ATTEMPTING PROJECTS=&gt;(('S', 2), 'S', 0, "Base fix 'Inefficiency' (ECONOMIC) triggers crisis")(Skill for project)','5: ACTIVATE-ATTEMPTING PROJECTS=&gt;0(Consultant fees)','5: ACTIVATE-ATTEMPTING PROJECTS=&gt;5(Dice roll 2D6: skill check)','5: ACTIVATE-ATTEMPTING PROJECTS=&gt;(('S', 13), 'S', 3, "Base fix 'Inefficiency' (ECONOMIC) triggers crisis")(Skill for project)','5: ACTIVATE-ATTEMPTING PROJECTS=&gt;0(Consultant fees)','5: ACTIVATE-ATTEMPTING PROJECTS=&gt;7(Dice roll 2D6: skill check)','5: ACTIVATE-ATTEMPTING PROJECTS=&gt;None(Skill for project)','5: ACTIVATE-DOING RESEARCH=&gt;None(Start researching)','5: END-CRISIS ROLLING=&gt;INDUSTRIAL(Crisis chip: full category)','5: END-CRISIS ROLLING=&gt;5(Dice roll 1D6: crisis cat)','5: END-CRISIS ROLLING=&gt;ENVIRONMENTAL(Category for crisis)','5: END-CRISIS ROLLING=&gt;5(Dice roll 1D6: node in ENVIRONMENTAL)','5: END-CRISIS ROLLING=&gt;Ocean Degradation(Problem for crisis)','5: END-CRISIS ROLLING=&gt;9(Dice roll 2D6: crisis roll for Ocean Degradation)','5: END-CRISIS ROLLING=&gt;9(Crisis roll for node "Ocean Degradation")','5: END-CRISIS ROLLING=&gt;7(Dice roll 2D6: crisis roll for Ocean Degradation)','5: END-CRISIS ROLLING=&gt;7(Crisis roll for node "Ocean Degradation")','5: END-CRISIS ROLLING=&gt;Ocean Degradation(Now in crisis)','6: ENGAGE-DRAWING MONEY=&gt;2(Money drawn)','6: ENGAGE-DRAWING CARDS=&gt;('H', 9)(Card drawn: 1)','6: ENGAGE-DRAWING CARDS=&gt;('C', 13)(Card drawn: 2)','6: ENGAGE-CRISIS RISING','6: ENGAGE-DRAWING MONEY=&gt;2(Money drawn)','6: ENGAGE-DRAWING CARDS=&gt;('C', 3)(Card drawn: 1)','6: ENGAGE-DRAWING CARDS=&gt;('C', 9)(Card drawn: 2)','6: ENGAGE-DRAWING MONEY=&gt;2(Money drawn)','6: ENGAGE-DRAWING CARDS=&gt;('H', 2)(Card drawn: 1)','6: ENGAGE-DRAWING CARDS=&gt;('D', 10)(Card drawn: 2)','6: ENGAGE-CRISIS RISING','6: ENGAGE-DRAWING MONEY=&gt;2(Money drawn)','6: ENGAGE-DRAWING CARDS=&gt;('S', 3)(Card drawn: 1)','6: ENGAGE-DRAWING CARDS=&gt;('H', 2)(Card drawn: 2)','6: ACTIVATE-ATTEMPTING PROJECTS=&gt;(('C', 13), 'C', 2, "Base fix 'Discrimination' (LIVING STANDARDS) triggers crisis")(Skill for project)','6: ACTIVATE-ATTEMPTING PROJECTS=&gt;0(Consultant fees)','6: ACTIVATE-ATTEMPTING PROJECTS=&gt;2(Dice roll 2D6: skill check)','6: ACTIVATE-ATTEMPTING PROJECTS=&gt;(('S', 12), 'S', 0, "Base fix 'Inefficiency' (ECONOMIC) triggers crisis")(Skill for project)','6: ACTIVATE-ATTEMPTING PROJECTS=&gt;1(Consultant fees)','6: ACTIVATE-ATTEMPTING PROJECTS=&gt;9(Dice roll 2D6: skill check)','6: ACTIVATE-ATTEMPTING PROJECTS=&gt;(('H', 9), 'H', 0, "Base fix 'Social Inequity' (SOCIAL) triggers crisis")(Skill for project)','6: ACTIVATE-ATTEMPTING PROJECTS=&gt;2(Consultant fees)','6: ACTIVATE-ATTEMPTING PROJECTS=&gt;7(Dice roll 2D6: skill check)','6: ACTIVATE-DOING RESEARCH=&gt;None(Start researching)','6: ACTIVATE-ATTEMPTING PROJECTS=&gt;(('D', 10), 'D', 1, "Base fix 'Inefficiency' (ECONOMIC) triggers crisis")(Skill for project)','6: ACTIVATE-ATTEMPTING PROJECTS=&gt;0(Consultant fees)','6: ACTIVATE-ATTEMPTING PROJECTS=&gt;11(Dice roll 2D6: skill check)','6: ACTIVATE-ATTEMPTING PROJECTS=&gt;(('H', 7), 'H', 1, "Base fix 'Discrimination' (LIVING STANDARDS) triggers crisis")(Skill for project)','6: ACTIVATE-ATTEMPTING PROJECTS=&gt;2(Consultant fees)','6: ACTIVATE-ATTEMPTING PROJECTS=&gt;3(Dice roll 2D6: skill check)','6: ACTIVATE-ATTEMPTING PROJECTS=&gt;(('C', 9), 'C', 2, "Base fix 'Economic Inequality' (LIVING STANDARDS) triggers crisis")(Skill for project)','6: ACTIVATE-ATTEMPTING PROJECTS=&gt;11(Dice roll 2D6: skill check)','6: ACTIVATE-ATTEMPTING PROJECTS=&gt;(('C', 3), 'C', 1, "Base fix 'Discrimination' (LIVING STANDARDS) triggers crisis")(Skill for project)','6: ACTIVATE-ATTEMPTING PROJECTS=&gt;11(Dice roll 2D6: skill check)','6: ACTIVATE-ATTEMPTING PROJECTS=&gt;(('D', 11), 'D', 0, "Base fix 'Inefficiency' (ECONOMIC) triggers crisis")(Skill for project)','6: ACTIVATE-ATTEMPTING PROJECTS=&gt;8(Dice roll 2D6: skill check)','6: ACTIVATE-DOING RESEARCH=&gt;None(Start researching)','6: ACTIVATE-ATTEMPTING PROJECTS=&gt;(('H', 2), 'H', 2, "Base fix 'Discrimination' (LIVING STANDARDS) triggers crisis")(Skill for project)','6: ACTIVATE-ATTEMPTING PROJECTS=&gt;2(Consultant fees)','6: ACTIVATE-ATTEMPTING PROJECTS=&gt;10(Dice roll 2D6: skill check)','6: ACTIVATE-ATTEMPTING PROJECTS=&gt;(('S', 4), 'S', 0, "Base fix 'Inefficiency' (ECONOMIC) triggers crisis")(Skill for project)','6: ACTIVATE-ATTEMPTING PROJECTS=&gt;2(Dice roll 2D6: skill check)','6: ACTIVATE-ATTEMPTING PROJECTS=&gt;(('S', 11), 'S', 0, "Base fix 'Inefficiency' (ECONOMIC) triggers crisis")(Skill for project)','6: ACTIVATE-ATTEMPTING PROJECTS=&gt;5(Dice roll 2D6: skill check)','6: ACTIVATE-ATTEMPTING PROJECTS=&gt;(('D', 10), 'D', 0, "Base fix 'Social Inequity' (SOCIAL) triggers crisis")(Skill for project)','6: ACTIVATE-ATTEMPTING PROJECTS=&gt;5(Dice roll 2D6: skill check)','6: ACTIVATE-DOING RESEARCH=&gt;None(Start researching)','6: ACTIVATE-ATTEMPTING PROJECTS=&gt;(('H', 2), 'H', 4, "Base fix 'Social Inequity' (SOCIAL) triggers crisis")(Skill for project)','6: ACTIVATE-ATTEMPTING PROJECTS=&gt;6(Consultant fees)','6: ACTIVATE-ATTEMPTING PROJECTS=&gt;11(Dice roll 2D6: skill check)','6: ACTIVATE-ATTEMPTING PROJECTS=&gt;(('S', 10), 'S', 1, "Base fix 'Inefficiency' (ECONOMIC) triggers crisis")(Skill for project)','6: ACTIVATE-ATTEMPTING PROJECTS=&gt;0(Consultant fees)','6: ACTIVATE-ATTEMPTING PROJECTS=&gt;10(Dice roll 2D6: skill check)','6: ACTIVATE-ATTEMPTING PROJECTS=&gt;(('S', 11), 'S', 1, "Base fix 'Inefficiency' (ECONOMIC) triggers crisis")(Skill for project)','6: ACTIVATE-ATTEMPTING PROJECTS=&gt;1(Consultant fees)','6: ACTIVATE-ATTEMPTING PROJECTS=&gt;11(Dice roll 2D6: skill check)','6: ACTIVATE-ATTEMPTING PROJECTS=&gt;(('S', 3), 'S', 1, "Base fix 'Inefficiency' (ECONOMIC) triggers crisis")(Skill for project)','6: ACTIVATE-ATTEMPTING PROJECTS=&gt;1(Consultant fees)','6: ACTIVATE-ATTEMPTING PROJECTS=&gt;8(Dice roll 2D6: skill check)','6: ACTIVATE-ATTEMPTING PROJECTS=&gt;None(Skill for project)','6: ACTIVATE-DOING RESEARCH=&gt;None(Start researching)','6: END-CRISIS ROLLING=&gt;INDUSTRIAL(Crisis chip: full category)','6: END-CRISIS ROLLING=&gt;4(Dice roll 1D6: crisis cat)','6: END-CRISIS ROLLING=&gt;CLASS(Category for crisis)','6: END-CRISIS ROLLING=&gt;3(Dice roll 1D6: node in CLASS)','6: END-CRISIS ROLLING=&gt;Clean Water Shortage(Problem for crisis)','6: END-CRISIS ROLLING=&gt;7(Dice roll 2D6: crisis roll for Clean Water Shortage)','6: END-CRISIS ROLLING=&gt;7(Crisis roll for node "Clean Water Shortage")','6: END-CRISIS ROLLING=&gt;Clean Water Shortage(Now in crisis)','6: END-CRISIS ROLLING=&gt;5(Dice roll 1D6: crisis cat)','6: END-CRISIS ROLLING=&gt;ENVIRONMENTAL(Category for crisis)','6: END-CRISIS ROLLING=&gt;3(Dice roll 1D6: node in ENVIRONMENTAL)','6: END-CRISIS ROLLING=&gt;Freshwater Depletion(Problem for crisis)','6: END-CRISIS ROLLING=&gt;3(Dice roll 2D6: crisis roll for Freshwater Depletion)','6: END-CRISIS ROLLING=&gt;3(Crisis roll for node "Freshwater Depletion")','6: END-CRISIS ROLLING=&gt;Energy Shortage(Now in crisis (cascaded from: Freshwater Depletion))','7: ENGAGE-DRAWING MONEY=&gt;2(Money drawn)','7: ENGAGE-DRAWING CARDS=&gt;('H', 6)(Card drawn: 1)','7: ENGAGE-DRAWING CARDS=&gt;('S', 1)(Card drawn: 2)','7: ENGAGE-CRISIS RISING','7: ENGAGE-DRAWING MONEY=&gt;2(Money drawn)','7: ENGAGE-DRAWING CARDS=&gt;('C', 14)(Card drawn: 1)','7: ENGAGE-DRAWING CARDS=&gt;('H', 14)(Card drawn: 2)','7: ENGAGE-DRAWING MONEY=&gt;2(Money drawn)','7: ENGAGE-DRAWING CARDS=&gt;('D', 4)(Card drawn: 1)','7: ENGAGE-DRAWING CARDS=&gt;('S', 8)(Card drawn: 2)','7: ENGAGE-CRISIS RISING','7: ENGAGE-DRAWING MONEY=&gt;2(Money drawn)','7: ENGAGE-DRAWING CARDS=&gt;('C', 4)(Card drawn: 1)','7: ENGAGE-DRAWING CARDS=&gt;('H', 6)(Card drawn: 2)','7: ACTIVATE-ATTEMPTING PROJECTS=&gt;(('H', 6), 'H', 0, "Base fix 'Economic Inequality' (LIVING STANDARDS) triggers crisis")(Skill for project)','7: ACTIVATE-ATTEMPTING PROJECTS=&gt;4(Consultant fees)','7: ACTIVATE-ATTEMPTING PROJECTS=&gt;4(Dice roll 2D6: skill check)','7: ACTIVATE-ATTEMPTING PROJECTS=&gt;(('S', 1), 'S', 0, "Base fix 'Inefficiency' (ECONOMIC) triggers crisis")(Skill for project)','7: ACTIVATE-ATTEMPTING PROJECTS=&gt;10(Dice roll 2D6: skill check)','7: ACTIVATE-DOING RESEARCH=&gt;None(Start researching)','7: ACTIVATE-ATTEMPTING PROJECTS=&gt;(('C', 14), 'H', 0, "Base fix 'Economic Inequality' (LIVING STANDARDS) triggers crisis")(Skill for project)','7: ACTIVATE-ATTEMPTING PROJECTS=&gt;(('H', 14), 'H', 0, "Base fix 'Discrimination' (LIVING STANDARDS) triggers crisis")(Skill for project)','7: ACTIVATE-DOING RESEARCH=&gt;None(Start researching)','7: ACTIVATE-ATTEMPTING PROJECTS=&gt;None(Skill for project)','7: ACTIVATE-DOING RESEARCH=&gt;None(Start researching)','7: ACTIVATE-ATTEMPTING PROJECTS=&gt;(('C', 4), 'C', 1, "Base fix 'Discrimination' (LIVING STANDARDS) triggers crisis")(Skill for project)','7: ACTIVATE-ATTEMPTING PROJECTS=&gt;7(Consultant fees)','7: ACTIVATE-ATTEMPTING PROJECTS=&gt;6(Dice roll 2D6: skill check)','7: ACTIVATE-ATTEMPTING PROJECTS=&gt;(('H', 6), 'H', 1, "Base fix 'Economic Inequality' (LIVING STANDARDS) triggers crisis")(Skill for project)','7: ACTIVATE-ATTEMPTING PROJECTS=&gt;8(Dice roll 2D6: skill check)','7: ACTIVATE-ATTEMPTING PROJECTS=&gt;(('S', 5), 'S', 0, "Base fix 'Inefficiency' (ECONOMIC) triggers crisis")(Skill for project)','7: ACTIVATE-ATTEMPTING PROJECTS=&gt;8(Dice roll 2D6: skill check)','7: ACTIVATE-DOING RESEARCH=&gt;None(Start researching)','8: END-FINALIZING=&gt;Base fix 'Social Inequity' (SOCIAL) triggers crisis(Project abandoned)','8: END-FINALIZING=&gt;Base fix 'Discrimination' (LIVING STANDARDS) triggers crisis(Project overskilled for "('H', 14)")','8: END-FINALIZING=&gt;Base fix 'Economic Inequality' (LIVING STANDARDS) triggers crisis(Project overskilled for "('C', 14)")','8: END-CRISIS ROLLING=&gt;INDUSTRIAL(Crisis chip: full category)','8: END-CRISIS ROLLING=&gt;4(Dice roll 1D6: crisis cat)','8: END-CRISIS ROLLING=&gt;CLASS(Category for crisis)','8: END-CRISIS ROLLING=&gt;6(Dice roll 1D6: node in CLASS)','8: END-CRISIS ROLLING=&gt;1(Dice roll 1D6: node in CLASS)','8: END-CRISIS ROLLING=&gt;Healthcare(Problem for crisis)','8: END-CRISIS ROLLING=&gt;6(Dice roll 2D6: crisis roll for Healthcare)','8: END-CRISIS ROLLING=&gt;6(Crisis roll for node "Healthcare")','8: END-CRISIS ROLLING=&gt;Healthcare(Now in crisis)','8: END-CRISIS ROLLING=&gt;4(Dice roll 1D6: crisis cat)','8: END-CRISIS ROLLING=&gt;CLASS(Category for crisis)','8: END-CRISIS ROLLING=&gt;CLASS(Crisis chip: full category)','8: END-CRISIS ROLLING=&gt;2(Dice roll 1D6: crisis cat)','8: END-CRISIS ROLLING=&gt;ECONOMIC(Category for crisis)','8: END-CRISIS ROLLING=&gt;6(Dice roll 1D6: node in ECONOMIC)','8: END-CRISIS ROLLING=&gt;1(Dice roll 1D6: node in ECONOMIC)','8: END-CRISIS ROLLING=&gt;Monopoly(Problem for crisis)','8: END-CRISIS ROLLING=&gt;11(Dice roll 2D6: crisis roll for Monopoly)','8: END-CRISIS ROLLING=&gt;11(Crisis roll for node "Monopoly")','8: END-CRISIS ROLLING=&gt;Monopoly(Crisis averted)','8: ENGAGE-DRAWING MONEY=&gt;2(Money drawn)','8: ENGAGE-DRAWING CARDS=&gt;('S', 7)(Card drawn: 1)','8: ENGAGE-DRAWING CARDS=&gt;('C', 6)(Card drawn: 2)','8: ENGAGE-CRISIS RISING','8: ENGAGE-DRAWING MONEY=&gt;2(Money drawn)','8: ENGAGE-DRAWING CARDS=&gt;('D', 2)(Card drawn: 1)','8: ENGAGE-DRAWING CARDS=&gt;('C', 10)(Card drawn: 2)','8: ENGAGE-DRAWING MONEY=&gt;2(Money drawn)','8: ENGAGE-DRAWING CARDS=&gt;('C', 2)(Card drawn: 1)','8: ENGAGE-DRAWING CARDS=&gt;('S', 12)(Card drawn: 2)','8: ENGAGE-CRISIS RISING','8: ENGAGE-DRAWING MONEY=&gt;2(Money drawn)','8: ENGAGE-DRAWING CARDS=&gt;('H', 11)(Card drawn: 1)','8: ENGAGE-DRAWING CARDS=&gt;('S', 9)(Card drawn: 2)','8: ACTIVATE-ATTEMPTING PROJECTS=&gt;(('S', 7), 'S', 0, "Base fix 'Inefficiency' (ECONOMIC) triggers crisis")(Skill for project)','8: ACTIVATE-ATTEMPTING PROJECTS=&gt;0(Consultant fees)','8: ACTIVATE-ATTEMPTING PROJECTS=&gt;5(Dice roll 2D6: skill check)','8: ACTIVATE-ATTEMPTING PROJECTS=&gt;(('C', 6), 'C', 0, "Base fix 'Discrimination' (LIVING STANDARDS) triggers crisis")(Skill for project)','8: ACTIVATE-ATTEMPTING PROJECTS=&gt;1(Consultant fees)','8: ACTIVATE-ATTEMPTING PROJECTS=&gt;8(Dice roll 2D6: skill check)','8: ACTIVATE-DOING RESEARCH=&gt;None(Start researching)','8: ACTIVATE-ATTEMPTING PROJECTS=&gt;(('C', 10), 'C', 1, "Base fix 'Discrimination' (LIVING STANDARDS) triggers crisis")(Skill for project)','8: ACTIVATE-ATTEMPTING PROJECTS=&gt;1(Consultant fees)','8: ACTIVATE-ATTEMPTING PROJECTS=&gt;4(Dice roll 2D6: skill check)','8: ACTIVATE-ATTEMPTING PROJECTS=&gt;None(Skill for project)','8: ACTIVATE-DOING RESEARCH=&gt;None(Start researching)','8: ACTIVATE-ATTEMPTING PROJECTS=&gt;(('S', 8), 'S', 1, "Base fix 'Inefficiency' (ECONOMIC) triggers crisis")(Skill for project)','8: ACTIVATE-ATTEMPTING PROJECTS=&gt;2(Consultant fees)','8: ACTIVATE-ATTEMPTING PROJECTS=&gt;4(Dice roll 2D6: skill check)','8: ACTIVATE-ATTEMPTING PROJECTS=&gt;(('C', 2), 'C', 1, "Base fix 'Discrimination' (LIVING STANDARDS) triggers crisis")(Skill for project)','8: ACTIVATE-ATTEMPTING PROJECTS=&gt;0(Consultant fees)','8: ACTIVATE-ATTEMPTING PROJECTS=&gt;5(Dice roll 2D6: skill check)','8: ACTIVATE-ATTEMPTING PROJECTS=&gt;(('D', 4), 'D', 0, "Base fix 'Inefficiency' (ECONOMIC) triggers crisis")(Skill for project)','8: ACTIVATE-ATTEMPTING PROJECTS=&gt;0(Consultant fees)','8: ACTIVATE-ATTEMPTING PROJECTS=&gt;5(Dice roll 2D6: skill check)','8: ACTIVATE-ATTEMPTING PROJECTS=&gt;None(Skill for project)','8: ACTIVATE-DOING RESEARCH=&gt;None(Start researching)','8: ACTIVATE-ATTEMPTING PROJECTS=&gt;Base(Start project: type)','8: ACTIVATE-ATTEMPTING PROJECTS=&gt;CLASS(Start project: fix category)','8: ACTIVATE-ATTEMPTING PROJECTS=&gt;Affordable Housing(Start project: fix problem)','8: ACTIVATE-ATTEMPTING PROJECTS=&gt;Base fix 'Affordable Housing' (CLASS) triggers crisis(Project started)','8: ACTIVATE-ATTEMPTING PROJECTS=&gt;(('H', 11), 'H', 0, "Base fix 'Economic Inequality' (LIVING STANDARDS) triggers crisis")(Skill for project)','8: ACTIVATE-ATTEMPTING PROJECTS=&gt;1(Consultant fees)','8: ACTIVATE-ATTEMPTING PROJECTS=&gt;8(Dice roll 2D6: skill check)','8: ACTIVATE-ATTEMPTING PROJECTS=&gt;None(Skill for project)','8: ACTIVATE-DOING RESEARCH=&gt;None(Start researching)','8: END-FINALIZING=&gt;Base fix 'Affordable Housing' (CLASS) triggers crisis(Project abandoned)','8: END-CRISIS ROLLING=&gt;INDUSTRIAL(Crisis chip: full category)','8: END-CRISIS ROLLING=&gt;CLASS(Crisis chip: full category)','8: END-CRISIS ROLLING=&gt;2(Dice roll 1D6: crisis cat)','8: END-CRISIS ROLLING=&gt;ECONOMIC(Category for crisis)','8: END-CRISIS ROLLING=&gt;3(Dice roll 1D6: node in ECONOMIC)','8: END-CRISIS ROLLING=&gt;Inefficiency(Crisis chip: overwhelmed problem)','8: END-CRISIS ROLLING=&gt;5(Dice roll 1D6: crisis cat)','8: END-CRISIS ROLLING=&gt;ENVIRONMENTAL(Category for crisis)','8: END-CRISIS ROLLING=&gt;4(Dice roll 1D6: node in ENVIRONMENTAL)','8: END-CRISIS ROLLING=&gt;Air &amp; Ozone Degradation(Problem for crisis)','8: END-CRISIS ROLLING=&gt;12(Dice roll 2D6: crisis roll for Air &amp; Ozone Degradation)','8: END-CRISIS ROLLING=&gt;12(Crisis roll for node "Air &amp; Ozone Degradation")','8: END-CRISIS ROLLING=&gt;6(Dice roll 2D6: crisis roll for Air &amp; Ozone Degradation)','8: END-CRISIS ROLLING=&gt;6(Crisis roll for node "Air &amp; Ozone Degradation")','8: END-CRISIS ROLLING=&gt;Air &amp; Ozone Degradation(Now in crisis)','9: ENGAGE-DRAWING MONEY=&gt;2(Money drawn)','9: ENGAGE-DRAWING CARDS=&gt;('C', 7)(Card drawn: 1)','9: ENGAGE-DRAWING CARDS=&gt;('C', 10)(Card drawn: 2)','9: ENGAGE-CRISIS RISING','9: ENGAGE-DRAWING MONEY=&gt;2(Money drawn)','9: ENGAGE-DRAWING CARDS=&gt;('D', 9)(Card drawn: 1)','9: ENGAGE-DRAWING CARDS=&gt;('H', 13)(Card drawn: 2)','9: ENGAGE-DRAWING MONEY=&gt;2(Money drawn)','9: ENGAGE-DRAWING CARDS=&gt;('H', 1)(Card drawn: 1)','9: ENGAGE-DRAWING CARDS=&gt;('S', 7)(Card drawn: 2)','9: ENGAGE-CRISIS RISING','9: ENGAGE-DRAWING MONEY=&gt;2(Money drawn)','9: ENGAGE-DRAWING CARDS=&gt;('D', 12)(Card drawn: 1)','9: ENGAGE-DRAWING CARDS=&gt;('S', 3)(Card drawn: 2)','9: ACTIVATE-ATTEMPTING PROJECTS=&gt;(('C', 10), 'C', 1, "Base fix 'Economic Inequality' (LIVING STANDARDS) triggers crisis")(Skill for project)','9: ACTIVATE-ATTEMPTING PROJECTS=&gt;0(Consultant fees)','9: ACTIVATE-ATTEMPTING PROJECTS=&gt;8(Dice roll 2D6: skill check)','9: ACTIVATE-ATTEMPTING PROJECTS=&gt;(('C', 7), 'C', 0, "Base fix 'Economic Inequality' (LIVING STANDARDS) triggers crisis")(Skill for project)','9: ACTIVATE-ATTEMPTING PROJECTS=&gt;2(Consultant fees)','9: ACTIVATE-ATTEMPTING PROJECTS=&gt;6(Dice roll 2D6: skill check)','9: ACTIVATE-DOING RESEARCH=&gt;None(Start researching)','9: ACTIVATE-ATTEMPTING PROJECTS=&gt;(('D', 2), 'D', 0, "Base fix 'Inefficiency' (ECONOMIC) triggers crisis")(Skill for project)','9: ACTIVATE-ATTEMPTING PROJECTS=&gt;2(Consultant fees)','9: ACTIVATE-ATTEMPTING PROJECTS=&gt;3(Dice roll 2D6: skill check)','9: ACTIVATE-ATTEMPTING PROJECTS=&gt;None(Skill for project)','9: ACTIVATE-DOING RESEARCH=&gt;None(Start researching)','9: ACTIVATE-ATTEMPTING PROJECTS=&gt;(('S', 7), 'S', 2, "Base fix 'Inefficiency' (ECONOMIC) triggers crisis")(Skill for project)','9: ACTIVATE-ATTEMPTING PROJECTS=&gt;0(Consultant fees)','9: ACTIVATE-ATTEMPTING PROJECTS=&gt;5(Dice roll 2D6: skill check)','9: ACTIVATE-ATTEMPTING PROJECTS=&gt;(('S', 12), 'S', 0, "Base fix 'Inefficiency' (ECONOMIC) triggers crisis")(Skill for project)','9: ACTIVATE-ATTEMPTING PROJECTS=&gt;1(Consultant fees)','9: ACTIVATE-ATTEMPTING PROJECTS=&gt;5(Dice roll 2D6: skill check)','9: ACTIVATE-ATTEMPTING PROJECTS=&gt;(('H', 1), 'H', 0, "Base fix 'Economic Inequality' (LIVING STANDARDS) triggers crisis")(Skill for project)','9: ACTIVATE-ATTEMPTING PROJECTS=&gt;1(Consultant fees)','9: ACTIVATE-ATTEMPTING PROJECTS=&gt;7(Dice roll 2D6: skill check)','9: ACTIVATE-DOING RESEARCH=&gt;None(Start researching)','9: ACTIVATE-ATTEMPTING PROJECTS=&gt;Base(Start project: type)','9: ACTIVATE-ATTEMPTING PROJECTS=&gt;LIVING STANDARDS(Start project: fix category)','9: ACTIVATE-ATTEMPTING PROJECTS=&gt;Discrimination(Start project: fix problem)','9: ACTIVATE-ATTEMPTING PROJECTS=&gt;Base fix 'Discrimination' (LIVING STANDARDS) triggers crisis(Project started)','9: ACTIVATE-ATTEMPTING PROJECTS=&gt;(('S', 9), 'S', 0, "Base fix 'Inefficiency' (ECONOMIC) triggers crisis")(Skill for project)','9: ACTIVATE-ATTEMPTING PROJECTS=&gt;2(Consultant fees)','9: ACTIVATE-ATTEMPTING PROJECTS=&gt;11(Dice roll 2D6: skill check)','9: ACTIVATE-ATTEMPTING PROJECTS=&gt;None(Skill for project)','9: ACTIVATE-DOING RESEARCH=&gt;None(Start researching)','9: END-FINALIZING=&gt;Base fix 'Discrimination' (LIVING STANDARDS) triggers crisis(Project abandoned)','9: END-CRISIS ROLLING=&gt;INDUSTRIAL(Crisis chip: full category)','9: END-CRISIS ROLLING=&gt;CLASS(Crisis chip: full category)','9: END-CRISIS ROLLING=&gt;2(Dice roll 1D6: crisis cat)','9: END-CRISIS ROLLING=&gt;ECONOMIC(Category for crisis)','9: END-CRISIS ROLLING=&gt;3(Dice roll 1D6: node in ECONOMIC)','9: END-CRISIS ROLLING=&gt;Inefficiency(Crisis chip: overwhelmed problem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6(Dice roll 1D6: node in LIVING STANDARDS)','9: END-CRISIS ROLLING=&gt;5(Dice roll 1D6: node in LIVING STANDARDS)','9: END-CRISIS ROLLING=&gt;2(Dice roll 1D6: node in LIVING STANDARDS)','9: END-CRISIS ROLLING=&gt;Low Labour Standards(Problem for crisis)','9: END-CRISIS ROLLING=&gt;9(Dice roll 2D6: crisis roll for Low Labour Standards)','9: END-CRISIS ROLLING=&gt;9(Crisis roll for node "Low Labour Standards")','9: END-CRISIS ROLLING=&gt;5(Dice roll 2D6: crisis roll for Low Labour Standards)','9: END-CRISIS ROLLING=&gt;5(Crisis roll for node "Low Labour Standards")','9: END-CRISIS ROLLING=&gt;Low Labour Standards(Now in crisis)','10: ENGAGE-DRAWING MONEY=&gt;2(Money drawn)','10: ENGAGE-DRAWING CARDS=&gt;('S', 10)(Card drawn: 1)','10: ENGAGE-DRAWING CARDS=&gt;('C', 13)(Card drawn: 2)','10: ENGAGE-CRISIS RISING','10: ENGAGE-DRAWING MONEY=&gt;2(Money drawn)','10: ENGAGE-DRAWING CARDS=&gt;('D', 13)(Card drawn: 1)','10: ENGAGE-DRAWING CARDS=&gt;('C', 11)(Card drawn: 2)','10: ENGAGE-DRAWING MONEY=&gt;2(Money drawn)','10: ENGAGE-DRAWING CARDS=&gt;('S', 6)(Card drawn: 1)','10: ENGAGE-DRAWING CARDS=&gt;('D', 5)(Card drawn: 2)','10: ENGAGE-CRISIS RISING','10: ENGAGE-DRAWING MONEY=&gt;2(Money drawn)','10: ENGAGE-DRAWING CARDS=&gt;('D', 8)(Card drawn: 1)','10: ENGAGE-DRAWING CARDS=&gt;('S', 2)(Card drawn: 2)','10: ACTIVATE-ATTEMPTING PROJECTS=&gt;(('S', 10), 'S', 0, "Base fix 'Inefficiency' (ECONOMIC) triggers crisis")(Skill for project)','10: ACTIVATE-ATTEMPTING PROJECTS=&gt;1(Consultant fees)','10: ACTIVATE-ATTEMPTING PROJECTS=&gt;8(Dice roll 2D6: skill check)','10: ACTIVATE-ATTEMPTING PROJECTS=&gt;(('C', 13), 'C', 0, "Base fix 'Economic Inequality' (LIVING STANDARDS) triggers crisis")(Skill for project)','10: ACTIVATE-ATTEMPTING PROJECTS=&gt;1(Consultant fees)','10: ACTIVATE-ATTEMPTING PROJECTS=&gt;8(Dice roll 2D6: skill check)','10: ACTIVATE-DOING RESEARCH=&gt;None(Start researching)','10: ACTIVATE-ATTEMPTING PROJECTS=&gt;None(Skill for project)','10: ACTIVATE-DOING RESEARCH=&gt;None(Start researching)','10: ACTIVATE-ATTEMPTING PROJECTS=&gt;(('S', 6), 'S', 0, "Base fix 'Inefficiency' (ECONOMIC) triggers crisis")(Skill for project)','10: ACTIVATE-ATTEMPTING PROJECTS=&gt;1(Consultant fees)','10: ACTIVATE-ATTEMPTING PROJECTS=&gt;11(Dice roll 2D6: skill check)','10: ACTIVATE-ATTEMPTING PROJECTS=&gt;None(Skill for project)','10: ACTIVATE-DOING RESEARCH=&gt;None(Start researching)','10: ACTIVATE-ATTEMPTING PROJECTS=&gt;Base(Start project: type)','10: ACTIVATE-ATTEMPTING PROJECTS=&gt;ENVIRONMENTAL(Start project: fix category)','10: ACTIVATE-ATTEMPTING PROJECTS=&gt;Land Conversion(Start project: fix problem)','10: ACTIVATE-ATTEMPTING PROJECTS=&gt;Base fix 'Land Conversion' (ENVIRONMENTAL) triggers crisis(Project started)','10: ACTIVATE-ATTEMPTING PROJECTS=&gt;(('D', 12), 'D', 0, "Base fix 'Land Conversion' (ENVIRONMENTAL) triggers crisis")(Skill for project)','10: ACTIVATE-ATTEMPTING PROJECTS=&gt;0(Consultant fees)','10: ACTIVATE-ATTEMPTING PROJECTS=&gt;8(Dice roll 2D6: skill check)','10: ACTIVATE-ATTEMPTING PROJECTS=&gt;None(Skill for project)','10: ACTIVATE-DOING RESEARCH=&gt;None(Start researching)','10: END-CRISIS ROLLING=&gt;INDUSTRIAL(Crisis chip: full category)','10: END-CRISIS ROLLING=&gt;CLASS(Crisis chip: full category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6(Dice roll 1D6: node in SOCIAL)','10: END-CRISIS ROLLING=&gt;2(Dice roll 1D6: node in SOCIAL)','10: END-CRISIS ROLLING=&gt;Political Voice(Problem for crisis)','10: END-CRISIS ROLLING=&gt;12(Dice roll 2D6: crisis roll for Political Voice)','10: END-CRISIS ROLLING=&gt;12(Crisis roll for node "Political Voice")','10: END-CRISIS ROLLING=&gt;8(Dice roll 2D6: crisis roll for Political Voice)','10: END-CRISIS ROLLING=&gt;8(Crisis roll for node "Political Voice")','10: END-CRISIS ROLLING=&gt;Political Voice(Now in crisis)','11: ENGAGE-DRAWING MONEY=&gt;2(Money drawn)','11: ENGAGE-DRAWING CARDS=&gt;('S', 9)(Card drawn: 1)','11: ENGAGE-DRAWING CARDS=&gt;('S', 1)(Card drawn: 2)','11: ENGAGE-CRISIS RISING','11: ENGAGE-DRAWING MONEY=&gt;2(Money drawn)','11: ENGAGE-DRAWING CARDS=&gt;('D', 3)(Card drawn: 1)','11: ENGAGE-DRAWING CARDS=&gt;('C', 11)(Card drawn: 2)','11: ENGAGE-DRAWING MONEY=&gt;2(Money drawn)','11: ENGAGE-DRAWING CARDS=&gt;('D', 8)(Card drawn: 1)','11: ENGAGE-DRAWING CARDS=&gt;('D', 5)(Card drawn: 2)','11: ENGAGE-CRISIS RISING','11: ENGAGE-DRAWING MONEY=&gt;2(Money drawn)','11: ENGAGE-DRAWING CARDS=&gt;('D', 3)(Card drawn: 1)','11: ENGAGE-DRAWING CARDS=&gt;('H', 9)(Card drawn: 2)','11: ACTIVATE-ATTEMPTING PROJECTS=&gt;(('S', 9), 'S', 0, "Base fix 'Inefficiency' (ECONOMIC) triggers crisis")(Skill for project)','11: ACTIVATE-ATTEMPTING PROJECTS=&gt;0(Consultant fees)','11: ACTIVATE-ATTEMPTING PROJECTS=&gt;4(Dice roll 2D6: skill check)','11: ACTIVATE-ATTEMPTING PROJECTS=&gt;(('S', 1), 'S', 0, "Base fix 'Inefficiency' (ECONOMIC) triggers crisis")(Skill for project)','11: ACTIVATE-ATTEMPTING PROJECTS=&gt;1(Consultant fees)','11: ACTIVATE-ATTEMPTING PROJECTS=&gt;9(Dice roll 2D6: skill check)','11: ACTIVATE-DOING RESEARCH=&gt;None(Start researching)','11: ACTIVATE-ATTEMPTING PROJECTS=&gt;(('C', 11), 'C', 5, "Base fix 'Land Conversion' (ENVIRONMENTAL) triggers crisis")(Skill for project)','11: ACTIVATE-ATTEMPTING PROJECTS=&gt;1(Consultant fees)','11: ACTIVATE-ATTEMPTING PROJECTS=&gt;9(Dice roll 2D6: skill check)','11: ACTIVATE-ATTEMPTING PROJECTS=&gt;(('D', 3), 'D', 4, "Base fix 'Land Conversion' (ENVIRONMENTAL) triggers crisis")(Skill for project)','11: ACTIVATE-ATTEMPTING PROJECTS=&gt;1(Consultant fees)','11: ACTIVATE-ATTEMPTING PROJECTS=&gt;8(Dice roll 2D6: skill check)','11: ACTIVATE-ATTEMPTING PROJECTS=&gt;(('C', 11), 'C', 3, "Base fix 'Land Conversion' (ENVIRONMENTAL) triggers crisis")(Skill for project)','11: ACTIVATE-ATTEMPTING PROJECTS=&gt;1(Consultant fees)','11: ACTIVATE-ATTEMPTING PROJECTS=&gt;6(Dice roll 2D6: skill check)','11: ACTIVATE-ATTEMPTING PROJECTS=&gt;(('D', 13), 'D', 2, "Base fix 'Inefficiency' (ECONOMIC) triggers crisis")(Skill for project)','11: ACTIVATE-ATTEMPTING PROJECTS=&gt;0(Consultant fees)','11: ACTIVATE-ATTEMPTING PROJECTS=&gt;4(Dice roll 2D6: skill check)','11: ACTIVATE-ATTEMPTING PROJECTS=&gt;None(Skill for project)','11: ACTIVATE-DOING RESEARCH=&gt;None(Start researching)','11: ACTIVATE-ATTEMPTING PROJECTS=&gt;(('D', 5), 'D', 2, "Base fix 'Land Conversion' (ENVIRONMENTAL) triggers crisis")(Skill for project)','11: ACTIVATE-ATTEMPTING PROJECTS=&gt;3(Consultant fees)','11: ACTIVATE-ATTEMPTING PROJECTS=&gt;6(Dice roll 2D6: skill check)','11: ACTIVATE-ATTEMPTING PROJECTS=&gt;None(Skill for project)','11: ACTIVATE-DOING RESEARCH=&gt;None(Start researching)','11: ACTIVATE-ATTEMPTING PROJECTS=&gt;(('S', 2), 'S', 2, "Base fix 'Inefficiency' (ECONOMIC) triggers crisis")(Skill for project)','11: ACTIVATE-ATTEMPTING PROJECTS=&gt;5(Consultant fees)','11: ACTIVATE-ATTEMPTING PROJECTS=&gt;5(Dice roll 2D6: skill check)','11: ACTIVATE-ATTEMPTING PROJECTS=&gt;(('S', 3), 'S', 0, "Base fix 'Inefficiency' (ECONOMIC) triggers crisis")(Skill for project)','11: ACTIVATE-ATTEMPTING PROJECTS=&gt;10(Dice roll 2D6: skill check)','11: ACTIVATE-ATTEMPTING PROJECTS=&gt;(('D', 3), 'D', 1, "Base fix 'Inefficiency' (ECONOMIC) triggers crisis")(Skill for project)','11: ACTIVATE-ATTEMPTING PROJECTS=&gt;5(Dice roll 2D6: skill check)','11: ACTIVATE-ATTEMPTING PROJECTS=&gt;(('H', 9), 'H', 1, "Base fix 'Economic Inequality' (LIVING STANDARDS) triggers crisis")(Skill for project)','11: ACTIVATE-ATTEMPTING PROJECTS=&gt;11(Dice roll 2D6: skill check)','11: ACTIVATE-ATTEMPTING PROJECTS=&gt;(('D', 8), 'D', 0, "Base fix 'Inefficiency' (ECONOMIC) triggers crisis")(Skill for project)','11: ACTIVATE-ATTEMPTING PROJECTS=&gt;10(Dice roll 2D6: skill check)','11: ACTIVATE-DOING RESEARCH=&gt;None(Start researching)','12: END-CRISIS ROLLING=&gt;INDUSTRIAL(Crisis chip: full category)','12: END-CRISIS ROLLING=&gt;SOCIAL(Crisis chip: full category)','12: END-CRISIS ROLLING=&gt;CLASS(Crisis chip: full category)','12: END-CRISIS ROLLING=&gt;LIVING STANDARDS(Crisis chip: full category)','12: END-CRISIS ROLLING=&gt;6(Dice roll 1D6: crisis cat)','12: END-CRISIS ROLLING=&gt;LIVING STANDARDS(Category for crisis)','12: END-CRISIS ROLLING=&gt;LIVING STANDARDS(Crisis chip: full category)','12: END-CRISIS ROLLING=&gt;6(Dice roll 1D6: crisis cat)','12: END-CRISIS ROLLING=&gt;LIVING STANDARDS(Category for crisis)','12: END-CRISIS ROLLING=&gt;LIVING STANDARDS(Crisis chip: full category)','12: END-CRISIS ROLLING=&gt;1(Dice roll 1D6: crisis cat)','12: END-CRISIS ROLLING=&gt;INDUSTRIAL(Category for crisis)','12: END-CRISIS ROLLING=&gt;INDUSTRIAL(Crisis chip: full category)','12: END-CRISIS ROLLING=&gt;2(Dice roll 1D6: crisis cat)','12: END-CRISIS ROLLING=&gt;ECONOMIC(Category for crisis)','12: END-CRISIS ROLLING=&gt;3(Dice roll 1D6: node in ECONOMIC)','12: END-CRISIS ROLLING=&gt;Inefficiency(Crisis chip: overwhelmed problem)','12: END-CRISIS ROLLING=&gt;2(Dice roll 1D6: crisis cat)','12: END-CRISIS ROLLING=&gt;ECONOMIC(Category for crisis)','12: END-CRISIS ROLLING=&gt;5(Dice roll 1D6: node in ECONOMIC)','12: END-CRISIS ROLLING=&gt;6(Dice roll 1D6: node in ECONOMIC)','12: END-CRISIS ROLLING=&gt;6(Dice roll 1D6: node in ECONOMIC)','12: END-CRISIS ROLLING=&gt;5(Dice roll 1D6: node in ECONOMIC)','12: END-CRISIS ROLLING=&gt;5(Dice roll 1D6: node in ECONOMIC)','12: END-CRISIS ROLLING=&gt;1(Dice roll 1D6: node in ECONOMIC)','12: END-CRISIS ROLLING=&gt;Monopoly(Problem for crisis)','12: END-CRISIS ROLLING=&gt;10(Dice roll 2D6: crisis roll for Monopoly)','12: END-CRISIS ROLLING=&gt;10(Crisis roll for node "Monopoly")','12: END-CRISIS ROLLING=&gt;9(Dice roll 2D6: crisis roll for Monopoly)','12: END-CRISIS ROLLING=&gt;9(Crisis roll for node "Monopoly")','12: END-CRISIS ROLLING=&gt;Monopoly(Crisis averted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2, 13, 15, 18, 21, 24, 25, 28]}</text:p>
          </table:table-cell>
          <table:table-cell table:style-name="Gnumeric-default" office:value-type="string">
            <text:p>{'abandoned-project': [[], [], [], [], [], [], [], [], [], [True, True], [], [], [], [], [], [], [], [], [], [], [], [], [True], [], [], [], [], [], [], [], [], [], [], [], [], [], [], [], [], [], [], [], [], [], [], [], [], [], [True], [], [], [], [], [], [], [], [], [], [], [], [], [], [], [], [], [], [], [], [], [], [True], [], [], [], [], [], [], [], [], [], [], [], [], [True], [], [], [], [], [], [], [], [], [], [], [], [], [], [], [], [], [], [], [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D', 11)(Card drawn: 1)','0: ENGAGE-DRAWING CARDS=&gt;('H', 12)(Card drawn: 2)','0: ENGAGE-CRISIS RISING','0: ENGAGE-DRAWING MONEY=&gt;3(Money drawn)','0: ENGAGE-DRAWING CARDS=&gt;('C', 1)(Card drawn: 1)','0: ENGAGE-DRAWING CARDS=&gt;('S', 10)(Card drawn: 2)','0: ENGAGE-DRAWING MONEY=&gt;3(Money drawn)','0: ENGAGE-DRAWING CARDS=&gt;('H', 14)(Card drawn: 1)','0: ENGAGE-DRAWING CARDS=&gt;('H', 1)(Card drawn: 2)','0: ENGAGE-CRISIS RISING','0: ENGAGE-DRAWING MONEY=&gt;3(Money drawn)','0: ENGAGE-DRAWING CARDS=&gt;('H', 3)(Card drawn: 1)','0: ENGAGE-DRAWING CARDS=&gt;('D', 1)(Card drawn: 2)','0: ACTIVATE-ATTEMPTING PROJECTS=&gt;Base(Start project: type)','0: ACTIVATE-ATTEMPTING PROJECTS=&gt;SOCIAL(Start project: fix category)','0: ACTIVATE-ATTEMPTING PROJECTS=&gt;Peace &amp; Justice(Start project: fix problem)','0: ACTIVATE-ATTEMPTING PROJECTS=&gt;Base fix 'Peace &amp; Justice' (SOCIAL) triggers crisis(Project started)','0: ACTIVATE-ATTEMPTING PROJECTS=&gt;(('H', 12), 'H', 1, "Base fix 'Peace &amp; Justice' (SOCIAL) triggers crisis")(Skill for project)','0: ACTIVATE-ATTEMPTING PROJECTS=&gt;1(Consultant fees)','0: ACTIVATE-ATTEMPTING PROJECTS=&gt;5(Dice roll 2D6: skill check)','0: ACTIVATE-ATTEMPTING PROJECTS=&gt;(('D', 11), 'D', 0, "Base fix 'Peace &amp; Justice' (SOCIAL) triggers crisis")(Skill for project)','0: ACTIVATE-ATTEMPTING PROJECTS=&gt;1(Consultant fees)','0: ACTIVATE-ATTEMPTING PROJECTS=&gt;5(Dice roll 2D6: skill check)','0: ACTIVATE-DOING RESEARCH=&gt;None(Start researching)','0: ACTIVATE-ATTEMPTING PROJECTS=&gt;Base(Start project: type)','0: ACTIVATE-ATTEMPTING PROJECTS=&gt;ENVIRONMENTAL(Start project: fix category)','0: ACTIVATE-ATTEMPTING PROJECTS=&gt;Climate Change(Start project: fix problem)','0: ACTIVATE-ATTEMPTING PROJECTS=&gt;Base fix 'Climate Change' (ENVIRONMENTAL) triggers crisis(Project started)','0: ACTIVATE-ATTEMPTING PROJECTS=&gt;None(Skill for project)','0: ACTIVATE-DOING RESEARCH=&gt;None(Start researching)','0: ACTIVATE-ATTEMPTING PROJECTS=&gt;Remove-Tradeoff(Start project: type)','0: ACTIVATE-ATTEMPTING PROJECTS=&gt;ECONOMIC(Start project: fix category)','0: ACTIVATE-ATTEMPTING PROJECTS=&gt;Inflation(Start project: fix problem)','0: ACTIVATE-ATTEMPTING PROJECTS=&gt;Improved fix 'Inflation' (ECONOMIC)(Project started)','0: ACTIVATE-ATTEMPTING PROJECTS=&gt;(('H', 14), 'S', 0, "Improved fix 'Inflation' (ECONOMIC)")(Skill for project)','0: ACTIVATE-DOING RESEARCH=&gt;None(Start researching)','0: ACTIVATE-ATTEMPTING PROJECTS=&gt;Remove-Tradeoff(Start project: type)','0: ACTIVATE-ATTEMPTING PROJECTS=&gt;CLASS(Start project: fix category)','0: ACTIVATE-ATTEMPTING PROJECTS=&gt;Energy Shortage(Start project: fix problem)','0: ACTIVATE-ATTEMPTING PROJECTS=&gt;Improved fix 'Energy Shortage' (CLASS)(Project started)','0: ACTIVATE-ATTEMPTING PROJECTS=&gt;None(Skill for project)','0: ACTIVATE-DOING RESEARCH=&gt;None(Start researching)','0: END-FINALIZING=&gt;Base fix 'Climate Change' (ENVIRONMENTAL) triggers crisis(Project abandoned)','0: END-FINALIZING=&gt;Improved fix 'Energy Shortage' (CLASS)(Project abandoned)','0: END-FINALIZING=&gt;Improved fix 'Inflation' (ECONOMIC)(Project overskilled for "('H', 14)")','0: END-CRISIS ROLLING=&gt;5(Dice roll 1D6: crisis cat)','0: END-CRISIS ROLLING=&gt;ENVIRONMENTAL(Category for crisis)','0: END-CRISIS ROLLING=&gt;2(Dice roll 1D6: node in ENVIRONMENTAL)','0: END-CRISIS ROLLING=&gt;Climate Change(Problem for crisis)','0: END-CRISIS ROLLING=&gt;6(Dice roll 2D6: crisis roll for Climate Change)','0: END-CRISIS ROLLING=&gt;6(Crisis roll for node "Climate Change")','0: END-CRISIS ROLLING=&gt;Climate Change(Now in crisis)','0: END-CRISIS ROLLING=&gt;4(Dice roll 1D6: crisis cat)','0: END-CRISIS ROLLING=&gt;CLASS(Category for crisis)','0: END-CRISIS ROLLING=&gt;3(Dice roll 1D6: node in CLASS)','0: END-CRISIS ROLLING=&gt;Clean Water Shortage(Problem for crisis)','0: END-CRISIS ROLLING=&gt;4(Dice roll 2D6: crisis roll for Clean Water Shortage)','0: END-CRISIS ROLLING=&gt;4(Crisis roll for node "Clean Water Shortage")','0: END-CRISIS ROLLING=&gt;Clean Water Shortage(Now in crisis)','1: ENGAGE-DRAWING MONEY=&gt;3(Money drawn)','1: ENGAGE-DRAWING CARDS=&gt;('H', 7)(Card drawn: 1)','1: ENGAGE-DRAWING CARDS=&gt;('H', 1)(Card drawn: 2)','1: ENGAGE-CRISIS RISING','1: ENGAGE-DRAWING MONEY=&gt;3(Money drawn)','1: ENGAGE-DRAWING CARDS=&gt;('D', 9)(Card drawn: 1)','1: ENGAGE-DRAWING CARDS=&gt;('S', 2)(Card drawn: 2)','1: ENGAGE-DRAWING MONEY=&gt;3(Money drawn)','1: ENGAGE-DRAWING CARDS=&gt;('S', 3)(Card drawn: 1)','1: ENGAGE-DRAWING CARDS=&gt;('C', 3)(Card drawn: 2)','1: ENGAGE-CRISIS RISING','1: ENGAGE-DRAWING MONEY=&gt;3(Money drawn)','1: ENGAGE-DRAWING CARDS=&gt;('H', 5)(Card drawn: 1)','1: ENGAGE-DRAWING CARDS=&gt;('S', 12)(Card drawn: 2)','1: ACTIVATE-ATTEMPTING PROJECTS=&gt;(('H', 7), 'H', 0, "Base fix 'Peace &amp; Justice' (SOCIAL) triggers crisis")(Skill for project)','1: ACTIVATE-ATTEMPTING PROJECTS=&gt;1(Consultant fees)','1: ACTIVATE-ATTEMPTING PROJECTS=&gt;7(Dice roll 2D6: skill check)','1: ACTIVATE-ATTEMPTING PROJECTS=&gt;None(Skill for project)','1: ACTIVATE-DOING RESEARCH=&gt;None(Start researching)','1: ACTIVATE-ATTEMPTING PROJECTS=&gt;Remove-Tradeoff(Start project: type)','1: ACTIVATE-ATTEMPTING PROJECTS=&gt;SOCIAL(Start project: fix category)','1: ACTIVATE-ATTEMPTING PROJECTS=&gt;Social Inequity(Start project: fix problem)','1: ACTIVATE-ATTEMPTING PROJECTS=&gt;Improved fix 'Social Inequity' (SOCIAL)(Project started)','1: ACTIVATE-ATTEMPTING PROJECTS=&gt;None(Skill for project)','1: ACTIVATE-DOING RESEARCH=&gt;None(Start researching)','1: ACTIVATE-ATTEMPTING PROJECTS=&gt;None(Skill for project)','1: ACTIVATE-DOING RESEARCH=&gt;None(Start researching)','1: ACTIVATE-ATTEMPTING PROJECTS=&gt;None(Start project: type)','1: ACTIVATE-ATTEMPTING PROJECTS=&gt;(('D', 1), 'D', 1, "Base fix 'Peace &amp; Justice' (SOCIAL) triggers crisis")(Skill for project)','1: ACTIVATE-ATTEMPTING PROJECTS=&gt;1(Consultant fees)','1: ACTIVATE-ATTEMPTING PROJECTS=&gt;7(Dice roll 2D6: skill check)','1: ACTIVATE-ATTEMPTING PROJECTS=&gt;(('H', 3), 'H', 0, "Base fix 'Peace &amp; Justice' (SOCIAL) triggers crisis")(Skill for project)','1: ACTIVATE-ATTEMPTING PROJECTS=&gt;4(Consultant fees)','1: ACTIVATE-ATTEMPTING PROJECTS=&gt;11(Dice roll 2D6: skill check)','1: ACTIVATE-ATTEMPTING PROJECTS=&gt;(('S', 12), 'S', 1, "Improved fix 'Inflation' (ECONOMIC)")(Skill for project)','1: ACTIVATE-ATTEMPTING PROJECTS=&gt;1(Consultant fees)','1: ACTIVATE-ATTEMPTING PROJECTS=&gt;9(Dice roll 2D6: skill check)','1: ACTIVATE-ATTEMPTING PROJECTS=&gt;None(Skill for project)','1: ACTIVATE-DOING RESEARCH=&gt;None(Start researching)','1: END-FINALIZING=&gt;Improved fix 'Social Inequity' (SOCIAL)(Project abandoned)','1: END-CRISIS ROLLING=&gt;3(Dice roll 1D6: crisis cat)','1: END-CRISIS ROLLING=&gt;SOCIAL(Category for crisis)','1: END-CRISIS ROLLING=&gt;4(Dice roll 1D6: node in SOCIAL)','1: END-CRISIS ROLLING=&gt;Community Networks(Problem for crisis)','1: END-CRISIS ROLLING=&gt;3(Dice roll 2D6: crisis roll for Community Networks)','1: END-CRISIS ROLLING=&gt;3(Crisis roll for node "Community Networks")','1: END-CRISIS ROLLING=&gt;Healthcare(Now in crisis (cascaded from: Community Networks))','1: END-CRISIS ROLLING=&gt;1(Dice roll 1D6: crisis cat)','1: END-CRISIS ROLLING=&gt;INDUSTRIAL(Category for crisis)','1: END-CRISIS ROLLING=&gt;1(Dice roll 1D6: node in INDUSTRIAL)','1: END-CRISIS ROLLING=&gt;Polluting Industry(Problem for crisis)','1: END-CRISIS ROLLING=&gt;10(Dice roll 2D6: crisis roll for Polluting Industry)','1: END-CRISIS ROLLING=&gt;10(Crisis roll for node "Polluting Industry")','1: END-CRISIS ROLLING=&gt;Polluting Industry(Crisis averted)','2: ENGAGE-DRAWING MONEY=&gt;3(Money drawn)','2: ENGAGE-DRAWING CARDS=&gt;('H', 6)(Card drawn: 1)','2: ENGAGE-DRAWING CARDS=&gt;('H', 8)(Card drawn: 2)','2: ENGAGE-CRISIS RISING','2: ENGAGE-DRAWING MONEY=&gt;3(Money drawn)','2: ENGAGE-DRAWING CARDS=&gt;('C', 13)(Card drawn: 1)','2: ENGAGE-DRAWING CARDS=&gt;('S', 13)(Card drawn: 2)','2: ENGAGE-DRAWING MONEY=&gt;3(Money drawn)','2: ENGAGE-DRAWING CARDS=&gt;('S', 14)(Card drawn: 1)','2: ENGAGE-DRAWING CARDS=&gt;('H', 13)(Card drawn: 2)','2: ENGAGE-CRISIS RISING','2: ENGAGE-DRAWING MONEY=&gt;3(Money drawn)','2: ENGAGE-DRAWING CARDS=&gt;('H', 7)(Card drawn: 1)','2: ENGAGE-DRAWING CARDS=&gt;('D', 12)(Card drawn: 2)','2: ACTIVATE-ATTEMPTING PROJECTS=&gt;(('H', 8), 'H', 2, "Base fix 'Peace &amp; Justice' (SOCIAL) triggers crisis")(Skill for project)','2: ACTIVATE-ATTEMPTING PROJECTS=&gt;1(Consultant fees)','2: ACTIVATE-ATTEMPTING PROJECTS=&gt;10(Dice roll 2D6: skill check)','2: ACTIVATE-ATTEMPTING PROJECTS=&gt;(('H', 6), 'H', 1, "Base fix 'Peace &amp; Justice' (SOCIAL) triggers crisis")(Skill for project)','2: ACTIVATE-ATTEMPTING PROJECTS=&gt;5(Consultant fees)','2: ACTIVATE-ATTEMPTING PROJECTS=&gt;10(Dice roll 2D6: skill check)','2: ACTIVATE-ATTEMPTING PROJECTS=&gt;(('H', 1), 'H', 0, "Base fix 'Peace &amp; Justice' (SOCIAL) triggers crisis")(Skill for project)','2: ACTIVATE-ATTEMPTING PROJECTS=&gt;8(Dice roll 2D6: skill check)','2: ACTIVATE-DOING RESEARCH=&gt;None(Start researching)','2: ACTIVATE-ATTEMPTING PROJECTS=&gt;Base(Start project: type)','2: ACTIVATE-ATTEMPTING PROJECTS=&gt;ECONOMIC(Start project: fix category)','2: ACTIVATE-ATTEMPTING PROJECTS=&gt;Inflation(Start project: fix problem)','2: ACTIVATE-ATTEMPTING PROJECTS=&gt;Base fix 'Inflation' (ECONOMIC) triggers crisis(Project started)','2: ACTIVATE-ATTEMPTING PROJECTS=&gt;(('S', 2), 'S', 3, "Improved fix 'Inflation' (ECONOMIC)")(Skill for project)','2: ACTIVATE-ATTEMPTING PROJECTS=&gt;6(Consultant fees)','2: ACTIVATE-ATTEMPTING PROJECTS=&gt;10(Dice roll 2D6: skill check)','2: ACTIVATE-ATTEMPTING PROJECTS=&gt;(('D', 9), 'D', 2, "Improved fix 'Inflation' (ECONOMIC)")(Skill for project)','2: ACTIVATE-ATTEMPTING PROJECTS=&gt;1(Consultant fees)','2: ACTIVATE-ATTEMPTING PROJECTS=&gt;7(Dice roll 2D6: skill check)','2: ACTIVATE-ATTEMPTING PROJECTS=&gt;(('S', 10), 'S', 1, "Base fix 'Inflation' (ECONOMIC) triggers crisis")(Skill for project)','2: ACTIVATE-ATTEMPTING PROJECTS=&gt;1(Consultant fees)','2: ACTIVATE-ATTEMPTING PROJECTS=&gt;6(Dice roll 2D6: skill check)','2: ACTIVATE-ATTEMPTING PROJECTS=&gt;(('S', 13), 'S', 2, "Improved fix 'Inflation' (ECONOMIC)")(Skill for project)','2: ACTIVATE-ATTEMPTING PROJECTS=&gt;0(Consultant fees)','2: ACTIVATE-ATTEMPTING PROJECTS=&gt;6(Dice roll 2D6: skill check)','2: ACTIVATE-DOING RESEARCH=&gt;None(Start researching)','2: ACTIVATE-ATTEMPTING PROJECTS=&gt;(('S', 14), 'D', 3, "Improved fix 'Inflation' (ECONOMIC)")(Skill for project)','2: ACTIVATE-ATTEMPTING PROJECTS=&gt;(('H', 1), 'H', 0, "Base fix 'Peace &amp; Justice' (SOCIAL) triggers crisis")(Skill for project)','2: ACTIVATE-ATTEMPTING PROJECTS=&gt;0(Consultant fees)','2: ACTIVATE-ATTEMPTING PROJECTS=&gt;8(Dice roll 2D6: skill check)','2: ACTIVATE-ATTEMPTING PROJECTS=&gt;(('H', 13), 'H', 2, "Base fix 'Peace &amp; Justice' (SOCIAL) triggers crisis")(Skill for project)','2: ACTIVATE-ATTEMPTING PROJECTS=&gt;1(Consultant fees)','2: ACTIVATE-ATTEMPTING PROJECTS=&gt;7(Dice roll 2D6: skill check)','2: ACTIVATE-ATTEMPTING PROJECTS=&gt;(('S', 3), 'S', 0, "Improved fix 'Inflation' (ECONOMIC)")(Skill for project)','2: ACTIVATE-ATTEMPTING PROJECTS=&gt;5(Consultant fees)','2: ACTIVATE-ATTEMPTING PROJECTS=&gt;7(Dice roll 2D6: skill check)','2: ACTIVATE-DOING RESEARCH=&gt;None(Start researching)','2: ACTIVATE-ATTEMPTING PROJECTS=&gt;None(Start project: type)','2: ACTIVATE-ATTEMPTING PROJECTS=&gt;(('H', 5), 'H', 0, "Base fix 'Peace &amp; Justice' (SOCIAL) triggers crisis")(Skill for project)','2: ACTIVATE-ATTEMPTING PROJECTS=&gt;1(Consultant fees)','2: ACTIVATE-ATTEMPTING PROJECTS=&gt;4(Dice roll 2D6: skill check)','2: ACTIVATE-ATTEMPTING PROJECTS=&gt;None(Skill for project)','2: ACTIVATE-DOING RESEARCH=&gt;None(Start researching)','2: END-FINALIZING=&gt;Improved fix 'Inflation' (ECONOMIC)(Project overskilled for "('S', 14)")','2: END-CRISIS ROLLING=&gt;6(Dice roll 1D6: crisis cat)','2: END-CRISIS ROLLING=&gt;LIVING STANDARDS(Category for crisis)','2: END-CRISIS ROLLING=&gt;2(Dice roll 1D6: node in LIVING STANDARDS)','2: END-CRISIS ROLLING=&gt;Low Labour Standards(Problem for crisis)','2: END-CRISIS ROLLING=&gt;3(Dice roll 2D6: crisis roll for Low Labour Standards)','2: END-CRISIS ROLLING=&gt;3(Crisis roll for node "Low Labour Standards")','2: END-CRISIS ROLLING=&gt;Low Labour Standards(Now in crisis)','2: END-CRISIS ROLLING=&gt;2(Dice roll 1D6: crisis cat)','2: END-CRISIS ROLLING=&gt;ECONOMIC(Category for crisis)','2: END-CRISIS ROLLING=&gt;2(Dice roll 1D6: node in ECONOMIC)','2: END-CRISIS ROLLING=&gt;Market Externalities(Problem for crisis)','2: END-CRISIS ROLLING=&gt;11(Dice roll 2D6: crisis roll for Market Externalities)','2: END-CRISIS ROLLING=&gt;11(Crisis roll for node "Market Externalities")','2: END-CRISIS ROLLING=&gt;Market Externalities(Crisis averted)','3: ENGAGE-DRAWING MONEY=&gt;3(Money drawn)','3: ENGAGE-DRAWING CARDS=&gt;('D', 10)(Card drawn: 1)','3: ENGAGE-DRAWING CARDS=&gt;('H', 2)(Card drawn: 2)','3: ENGAGE-CRISIS RISING','3: ENGAGE-DRAWING MONEY=&gt;3(Money drawn)','3: ENGAGE-DRAWING CARDS=&gt;('S', 8)(Card drawn: 1)','3: ENGAGE-DRAWING CARDS=&gt;('C', 10)(Card drawn: 2)','3: ENGAGE-DRAWING MONEY=&gt;3(Money drawn)','3: ENGAGE-DRAWING CARDS=&gt;('H', 11)(Card drawn: 1)','3: ENGAGE-DRAWING CARDS=&gt;('C', 12)(Card drawn: 2)','3: ENGAGE-CRISIS RISING','3: ENGAGE-DRAWING MONEY=&gt;3(Money drawn)','3: ENGAGE-DRAWING CARDS=&gt;('S', 5)(Card drawn: 1)','3: ENGAGE-DRAWING CARDS=&gt;('D', 3)(Card drawn: 2)','3: ACTIVATE-ATTEMPTING PROJECTS=&gt;(('D', 10), 'D', 0, "Base fix 'Inflation' (ECONOMIC) triggers crisis")(Skill for project)','3: ACTIVATE-ATTEMPTING PROJECTS=&gt;1(Consultant fees)','3: ACTIVATE-ATTEMPTING PROJECTS=&gt;8(Dice roll 2D6: skill check)','3: ACTIVATE-ATTEMPTING PROJECTS=&gt;(('H', 2), 'H', 0, "Base fix 'Peace &amp; Justice' (SOCIAL) triggers crisis")(Skill for project)','3: ACTIVATE-ATTEMPTING PROJECTS=&gt;2(Consultant fees)','3: ACTIVATE-ATTEMPTING PROJECTS=&gt;9(Dice roll 2D6: skill check)','3: ACTIVATE-DOING RESEARCH=&gt;None(Start researching)','3: ACTIVATE-ATTEMPTING PROJECTS=&gt;None(Skill for project)','3: ACTIVATE-DOING RESEARCH=&gt;None(Start researching)','3: ACTIVATE-ATTEMPTING PROJECTS=&gt;None(Skill for project)','3: ACTIVATE-DOING RESEARCH=&gt;None(Start researching)','3: ACTIVATE-ATTEMPTING PROJECTS=&gt;Remove-Tradeoff(Start project: type)','3: ACTIVATE-ATTEMPTING PROJECTS=&gt;INDUSTRIAL(Start project: fix category)','3: ACTIVATE-ATTEMPTING PROJECTS=&gt;Fossil Fuel Dependency(Start project: fix problem)','3: ACTIVATE-ATTEMPTING PROJECTS=&gt;Improved fix 'Fossil Fuel Dependency' (INDUSTRIAL)(Project started)','3: ACTIVATE-ATTEMPTING PROJECTS=&gt;(('D', 3), 'D', 3, "Base fix 'Peace &amp; Justice' (SOCIAL) triggers crisis")(Skill for project)','3: ACTIVATE-ATTEMPTING PROJECTS=&gt;2(Consultant fees)','3: ACTIVATE-ATTEMPTING PROJECTS=&gt;7(Dice roll 2D6: skill check)','3: ACTIVATE-ATTEMPTING PROJECTS=&gt;(('S', 5), 'S', 2, "Improved fix 'Fossil Fuel Dependency' (INDUSTRIAL)")(Skill for project)','3: ACTIVATE-ATTEMPTING PROJECTS=&gt;2(Consultant fees)','3: ACTIVATE-ATTEMPTING PROJECTS=&gt;10(Dice roll 2D6: skill check)','3: ACTIVATE-ATTEMPTING PROJECTS=&gt;(('D', 12), 'D', 1, "Base fix 'Peace &amp; Justice' (SOCIAL) triggers crisis")(Skill for project)','3: ACTIVATE-ATTEMPTING PROJECTS=&gt;0(Consultant fees)','3: ACTIVATE-ATTEMPTING PROJECTS=&gt;8(Dice roll 2D6: skill check)','3: ACTIVATE-ATTEMPTING PROJECTS=&gt;None(Skill for project)','3: ACTIVATE-DOING RESEARCH=&gt;None(Start researching)','4: END-FINALIZING=&gt;Improved fix 'Inflation' (ECONOMIC)(Project abandoned)','4: END-CRISIS ROLLING=&gt;5(Dice roll 1D6: crisis cat)','4: END-CRISIS ROLLING=&gt;ENVIRONMENTAL(Category for crisis)','4: END-CRISIS ROLLING=&gt;5(Dice roll 1D6: node in ENVIRONMENTAL)','4: END-CRISIS ROLLING=&gt;Ocean Degradation(Problem for crisis)','4: END-CRISIS ROLLING=&gt;7(Dice roll 2D6: crisis roll for Ocean Degradation)','4: END-CRISIS ROLLING=&gt;7(Crisis roll for node "Ocean Degradation")','4: END-CRISIS ROLLING=&gt;Ocean Degradation(Now in crisis)','4: END-CRISIS ROLLING=&gt;2(Dice roll 1D6: crisis cat)','4: END-CRISIS ROLLING=&gt;ECONOMIC(Category for crisis)','4: END-CRISIS ROLLING=&gt;3(Dice roll 1D6: node in ECONOMIC)','4: END-CRISIS ROLLING=&gt;Inefficiency(Problem for crisis)','4: END-CRISIS ROLLING=&gt;6(Dice roll 2D6: crisis roll for Inefficiency)','4: END-CRISIS ROLLING=&gt;6(Crisis roll for node "Inefficiency")','4: END-CRISIS ROLLING=&gt;Inefficiency(Now in crisis)','4: ENGAGE-DRAWING MONEY=&gt;2(Money drawn)','4: ENGAGE-DRAWING CARDS=&gt;('C', 10)(Card drawn: 1)','4: ENGAGE-DRAWING CARDS=&gt;('S', 7)(Card drawn: 2)','4: ENGAGE-CRISIS RISING','4: ENGAGE-DRAWING MONEY=&gt;2(Money drawn)','4: ENGAGE-DRAWING CARDS=&gt;('H', 2)(Card drawn: 1)','4: ENGAGE-DRAWING CARDS=&gt;('S', 6)(Card drawn: 2)','4: ENGAGE-DRAWING MONEY=&gt;2(Money drawn)','4: ENGAGE-DRAWING CARDS=&gt;('C', 2)(Card drawn: 1)','4: ENGAGE-DRAWING CARDS=&gt;('H', 13)(Card drawn: 2)','4: ENGAGE-CRISIS RISING','4: ENGAGE-DRAWING MONEY=&gt;2(Money drawn)','4: ENGAGE-DRAWING CARDS=&gt;('C', 6)(Card drawn: 1)','4: ENGAGE-DRAWING CARDS=&gt;('D', 5)(Card drawn: 2)','4: ACTIVATE-ATTEMPTING PROJECTS=&gt;(('C', 10), 'C', 0, "Improved fix 'Fossil Fuel Dependency' (INDUSTRIAL)")(Skill for project)','4: ACTIVATE-ATTEMPTING PROJECTS=&gt;0(Consultant fees)','4: ACTIVATE-ATTEMPTING PROJECTS=&gt;8(Dice roll 2D6: skill check)','4: ACTIVATE-ATTEMPTING PROJECTS=&gt;(('S', 7), 'S', 0, "Base fix 'Inflation' (ECONOMIC) triggers crisis")(Skill for project)','4: ACTIVATE-ATTEMPTING PROJECTS=&gt;1(Consultant fees)','4: ACTIVATE-ATTEMPTING PROJECTS=&gt;3(Dice roll 2D6: skill check)','4: ACTIVATE-DOING RESEARCH=&gt;None(Start researching)','4: ACTIVATE-ATTEMPTING PROJECTS=&gt;(('C', 1), 'C', 0, "Improved fix 'Fossil Fuel Dependency' (INDUSTRIAL)")(Skill for project)','4: ACTIVATE-ATTEMPTING PROJECTS=&gt;0(Consultant fees)','4: ACTIVATE-ATTEMPTING PROJECTS=&gt;7(Dice roll 2D6: skill check)','4: ACTIVATE-ATTEMPTING PROJECTS=&gt;(('C', 13), 'C', 0, "Improved fix 'Fossil Fuel Dependency' (INDUSTRIAL)")(Skill for project)','4: ACTIVATE-ATTEMPTING PROJECTS=&gt;1(Consultant fees)','4: ACTIVATE-ATTEMPTING PROJECTS=&gt;3(Dice roll 2D6: skill check)','4: ACTIVATE-ATTEMPTING PROJECTS=&gt;(('S', 8), 'S', 0, "Base fix 'Inflation' (ECONOMIC) triggers crisis")(Skill for project)','4: ACTIVATE-ATTEMPTING PROJECTS=&gt;2(Consultant fees)','4: ACTIVATE-ATTEMPTING PROJECTS=&gt;7(Dice roll 2D6: skill check)','4: ACTIVATE-ATTEMPTING PROJECTS=&gt;(('S', 6), 'S', 2, "Base fix 'Inflation' (ECONOMIC) triggers crisis")(Skill for project)','4: ACTIVATE-ATTEMPTING PROJECTS=&gt;1(Consultant fees)','4: ACTIVATE-ATTEMPTING PROJECTS=&gt;8(Dice roll 2D6: skill check)','4: ACTIVATE-ATTEMPTING PROJECTS=&gt;(('C', 10), 'C', 0, "Improved fix 'Fossil Fuel Dependency' (INDUSTRIAL)")(Skill for project)','4: ACTIVATE-ATTEMPTING PROJECTS=&gt;1(Consultant fees)','4: ACTIVATE-ATTEMPTING PROJECTS=&gt;8(Dice roll 2D6: skill check)','4: ACTIVATE-ATTEMPTING PROJECTS=&gt;(('H', 2), 'H', 0, "Base fix 'Peace &amp; Justice' (SOCIAL) triggers crisis")(Skill for project)','4: ACTIVATE-ATTEMPTING PROJECTS=&gt;0(Consultant fees)','4: ACTIVATE-ATTEMPTING PROJECTS=&gt;11(Dice roll 2D6: skill check)','4: ACTIVATE-DOING RESEARCH=&gt;None(Start researching)','4: ACTIVATE-ATTEMPTING PROJECTS=&gt;Remove-Tradeoff(Start project: type)','4: ACTIVATE-ATTEMPTING PROJECTS=&gt;ENVIRONMENTAL(Start project: fix category)','4: ACTIVATE-ATTEMPTING PROJECTS=&gt;Air &amp; Ozone Degradation(Start project: fix problem)','4: ACTIVATE-ATTEMPTING PROJECTS=&gt;Improved fix 'Air &amp; Ozone Degradation' (ENVIRONMENTAL)(Project started)','4: ACTIVATE-ATTEMPTING PROJECTS=&gt;(('H', 13), 'H', 4, "Base fix 'Peace &amp; Justice' (SOCIAL) triggers crisis")(Skill for project)','4: ACTIVATE-ATTEMPTING PROJECTS=&gt;0(Consultant fees)','4: ACTIVATE-ATTEMPTING PROJECTS=&gt;9(Dice roll 2D6: skill check)','4: ACTIVATE-ATTEMPTING PROJECTS=&gt;(('C', 2), 'C', 3, "Improved fix 'Air &amp; Ozone Degradation' (ENVIRONMENTAL)")(Skill for project)','4: ACTIVATE-ATTEMPTING PROJECTS=&gt;3(Consultant fees)','4: ACTIVATE-ATTEMPTING PROJECTS=&gt;10(Dice roll 2D6: skill check)','4: ACTIVATE-ATTEMPTING PROJECTS=&gt;None(Skill for project)','4: ACTIVATE-DOING RESEARCH=&gt;None(Start researching)','4: ACTIVATE-ATTEMPTING PROJECTS=&gt;None(Skill for project)','4: ACTIVATE-DOING RESEARCH=&gt;None(Start researching)','4: END-CRISIS ROLLING=&gt;4(Dice roll 1D6: crisis cat)','4: END-CRISIS ROLLING=&gt;CLASS(Category for crisis)','4: END-CRISIS ROLLING=&gt;6(Dice roll 1D6: node in CLASS)','4: END-CRISIS ROLLING=&gt;4(Dice roll 1D6: node in CLASS)','4: END-CRISIS ROLLING=&gt;Food Shortage(Problem for crisis)','4: END-CRISIS ROLLING=&gt;2(Dice roll 2D6: crisis roll for Food Shortage)','4: END-CRISIS ROLLING=&gt;2(Crisis roll for node "Food Shortage")','4: END-CRISIS ROLLING=&gt;Food Shortage(Now in crisis)','4: END-CRISIS ROLLING=&gt;1(Dice roll 1D6: crisis cat)','4: END-CRISIS ROLLING=&gt;INDUSTRIAL(Category for crisis)','4: END-CRISIS ROLLING=&gt;4(Dice roll 1D6: node in INDUSTRIAL)','4: END-CRISIS ROLLING=&gt;6(Dice roll 1D6: node in INDUSTRIAL)','4: END-CRISIS ROLLING=&gt;2(Dice roll 1D6: node in INDUSTRIAL)','4: END-CRISIS ROLLING=&gt;Fossil Fuel Dependency(Problem for crisis)','4: END-CRISIS ROLLING=&gt;7(Dice roll 2D6: crisis roll for Fossil Fuel Dependency)','4: END-CRISIS ROLLING=&gt;7(Crisis roll for node "Fossil Fuel Dependency")','4: END-CRISIS ROLLING=&gt;Chemical Pollution(Now in crisis (cascaded from: Fossil Fuel Dependency))','4: END-CRISIS ROLLING=&gt;Nitrogen &amp; Phosphorous Loading(Now in crisis (cascaded from: Fossil Fuel Dependency))','5: ENGAGE-DRAWING MONEY=&gt;2(Money drawn)','5: ENGAGE-DRAWING CARDS=&gt;('H', 3)(Card drawn: 1)','5: ENGAGE-DRAWING CARDS=&gt;('S', 9)(Card drawn: 2)','5: ENGAGE-CRISIS RISING','5: ENGAGE-DRAWING MONEY=&gt;2(Money drawn)','5: ENGAGE-DRAWING CARDS=&gt;('H', 10)(Card drawn: 1)','5: ENGAGE-DRAWING CARDS=&gt;('C', 6)(Card drawn: 2)','5: ENGAGE-DRAWING MONEY=&gt;2(Money drawn)','5: ENGAGE-DRAWING CARDS=&gt;('H', 4)(Card drawn: 1)','5: ENGAGE-DRAWING CARDS=&gt;('H', 12)(Card drawn: 2)','5: ENGAGE-CRISIS RISING','5: ENGAGE-DRAWING MONEY=&gt;2(Money drawn)','5: ENGAGE-DRAWING CARDS=&gt;('C', 9)(Card drawn: 1)','5: ENGAGE-DRAWING CARDS=&gt;('S', 11)(Card drawn: 2)','5: ACTIVATE-ATTEMPTING PROJECTS=&gt;(('S', 9), 'S', 1, "Improved fix 'Fossil Fuel Dependency' (INDUSTRIAL)")(Skill for project)','5: ACTIVATE-ATTEMPTING PROJECTS=&gt;1(Consultant fees)','5: ACTIVATE-ATTEMPTING PROJECTS=&gt;7(Dice roll 2D6: skill check)','5: ACTIVATE-ATTEMPTING PROJECTS=&gt;None(Skill for project)','5: ACTIVATE-DOING RESEARCH=&gt;None(Start researching)','5: ACTIVATE-ATTEMPTING PROJECTS=&gt;None(Skill for project)','5: ACTIVATE-DOING RESEARCH=&gt;None(Start researching)','5: ACTIVATE-ATTEMPTING PROJECTS=&gt;(('C', 12), 'C', 2, "Improved fix 'Air &amp; Ozone Degradation' (ENVIRONMENTAL)")(Skill for project)','5: ACTIVATE-ATTEMPTING PROJECTS=&gt;1(Consultant fees)','5: ACTIVATE-ATTEMPTING PROJECTS=&gt;4(Dice roll 2D6: skill check)','5: ACTIVATE-ATTEMPTING PROJECTS=&gt;(('H', 12), 'H', 3, "Base fix 'Peace &amp; Justice' (SOCIAL) triggers crisis")(Skill for project)','5: ACTIVATE-ATTEMPTING PROJECTS=&gt;0(Consultant fees)','5: ACTIVATE-ATTEMPTING PROJECTS=&gt;3(Dice roll 2D6: skill check)','5: ACTIVATE-ATTEMPTING PROJECTS=&gt;(('H', 11), 'H', 1, "Base fix 'Peace &amp; Justice' (SOCIAL) triggers crisis")(Skill for project)','5: ACTIVATE-ATTEMPTING PROJECTS=&gt;0(Consultant fees)','5: ACTIVATE-ATTEMPTING PROJECTS=&gt;12(Dice roll 2D6: skill check)','5: ACTIVATE-ATTEMPTING PROJECTS=&gt;1(Added a crisis chip)','5: ACTIVATE-ATTEMPTING PROJECTS=&gt;(('H', 4), 'H', 1, "Base fix 'Peace &amp; Justice' (SOCIAL) triggers crisis")(Skill for project)','5: ACTIVATE-ATTEMPTING PROJECTS=&gt;2(Consultant fees)','5: ACTIVATE-ATTEMPTING PROJECTS=&gt;7(Dice roll 2D6: skill check)','5: ACTIVATE-ATTEMPTING PROJECTS=&gt;(('C', 3), 'C', 0, "Improved fix 'Air &amp; Ozone Degradation' (ENVIRONMENTAL)")(Skill for project)','5: ACTIVATE-ATTEMPTING PROJECTS=&gt;3(Consultant fees)','5: ACTIVATE-ATTEMPTING PROJECTS=&gt;10(Dice roll 2D6: skill check)','5: ACTIVATE-DOING RESEARCH=&gt;None(Start researching)','5: ACTIVATE-ATTEMPTING PROJECTS=&gt;(('D', 5), 'D', 2, "Improved fix 'Air &amp; Ozone Degradation' (ENVIRONMENTAL)")(Skill for project)','5: ACTIVATE-ATTEMPTING PROJECTS=&gt;1(Consultant fees)','5: ACTIVATE-ATTEMPTING PROJECTS=&gt;10(Dice roll 2D6: skill check)','5: ACTIVATE-ATTEMPTING PROJECTS=&gt;None(Skill for project)','5: ACTIVATE-DOING RESEARCH=&gt;None(Start researching)','5: END-FINALIZING=&gt;Base fix 'Inflation' (ECONOMIC) triggers crisis(Project abandoned)','5: END-CRISIS ROLLING=&gt;6(Dice roll 1D6: crisis cat)','5: END-CRISIS ROLLING=&gt;LIVING STANDARDS(Category for crisis)','5: END-CRISIS ROLLING=&gt;5(Dice roll 1D6: node in LIVING STANDARDS)','5: END-CRISIS ROLLING=&gt;1(Dice roll 1D6: node in LIVING STANDARDS)','5: END-CRISIS ROLLING=&gt;Discrimination(Problem for crisis)','5: END-CRISIS ROLLING=&gt;6(Dice roll 2D6: crisis roll for Discrimination)','5: END-CRISIS ROLLING=&gt;6(Crisis roll for node "Discrimination")','5: END-CRISIS ROLLING=&gt;Discrimination(Now in crisis)','5: END-CRISIS ROLLING=&gt;6(Dice roll 1D6: crisis cat)','5: END-CRISIS ROLLING=&gt;LIVING STANDARDS(Category for crisis)','5: END-CRISIS ROLLING=&gt;1(Dice roll 1D6: node in LIVING STANDARDS)','5: END-CRISIS ROLLING=&gt;Discrimination(Problem for crisis)','5: END-CRISIS ROLLING=&gt;4(Dice roll 2D6: crisis roll for Discrimination)','5: END-CRISIS ROLLING=&gt;4(Crisis roll for node "Discrimination")','5: END-CRISIS ROLLING=&gt;Economic Inequality(Now in crisis (cascaded from: Discrimination))','5: END-CRISIS ROLLING=&gt;2(Dice roll 1D6: crisis cat)','5: END-CRISIS ROLLING=&gt;ECONOMIC(Category for crisis)','5: END-CRISIS ROLLING=&gt;5(Dice roll 1D6: node in ECONOMIC)','5: END-CRISIS ROLLING=&gt;4(Dice roll 1D6: node in ECONOMIC)','5: END-CRISIS ROLLING=&gt;2(Dice roll 1D6: node in ECONOMIC)','5: END-CRISIS ROLLING=&gt;Market Externalities(Problem for crisis)','5: END-CRISIS ROLLING=&gt;5(Dice roll 2D6: crisis roll for Market Externalities)','5: END-CRISIS ROLLING=&gt;5(Crisis roll for node "Market Externalities")','5: END-CRISIS ROLLING=&gt;Land Conversion(Now in crisis (cascaded from: Market Externalities))','6: ENGAGE-DRAWING MONEY=&gt;2(Money drawn)','6: ENGAGE-DRAWING CARDS=&gt;('H', 11)(Card drawn: 1)','6: ENGAGE-DRAWING CARDS=&gt;('H', 6)(Card drawn: 2)','6: ENGAGE-CRISIS RISING','6: ENGAGE-DRAWING MONEY=&gt;2(Money drawn)','6: ENGAGE-DRAWING CARDS=&gt;('C', 4)(Card drawn: 1)','6: ENGAGE-DRAWING CARDS=&gt;('C', 14)(Card drawn: 2)','6: ENGAGE-DRAWING MONEY=&gt;2(Money drawn)','6: ENGAGE-DRAWING CARDS=&gt;('D', 12)(Card drawn: 1)','6: ENGAGE-DRAWING CARDS=&gt;('C', 9)(Card drawn: 2)','6: ENGAGE-CRISIS RISING','6: ENGAGE-DRAWING MONEY=&gt;2(Money drawn)','6: ENGAGE-DRAWING CARDS=&gt;('C', 7)(Card drawn: 1)','6: ENGAGE-DRAWING CARDS=&gt;('D', 8)(Card drawn: 2)','6: ACTIVATE-ATTEMPTING PROJECTS=&gt;(('H', 6), 'H', 2, "Base fix 'Peace &amp; Justice' (SOCIAL) triggers crisis")(Skill for project)','6: ACTIVATE-ATTEMPTING PROJECTS=&gt;0(Consultant fees)','6: ACTIVATE-ATTEMPTING PROJECTS=&gt;2(Dice roll 2D6: skill check)','6: ACTIVATE-ATTEMPTING PROJECTS=&gt;None(Skill for project)','6: ACTIVATE-DOING RESEARCH=&gt;None(Start researching)','6: ACTIVATE-ATTEMPTING PROJECTS=&gt;Remove-Tradeoff(Start project: type)','6: ACTIVATE-ATTEMPTING PROJECTS=&gt;SOCIAL(Start project: fix category)','6: ACTIVATE-ATTEMPTING PROJECTS=&gt;Peace &amp; Justice(Start project: fix problem)','6: ACTIVATE-ATTEMPTING PROJECTS=&gt;Improved fix 'Peace &amp; Justice' (SOCIAL)(Project started)','6: ACTIVATE-ATTEMPTING PROJECTS=&gt;(('C', 14), 'H', 3, "Improved fix 'Peace &amp; Justice' (SOCIAL)")(Skill for project)','6: ACTIVATE-ATTEMPTING PROJECTS=&gt;(('C', 6), 'C', 1, "Improved fix 'Air &amp; Ozone Degradation' (ENVIRONMENTAL)")(Skill for project)','6: ACTIVATE-ATTEMPTING PROJECTS=&gt;4(Consultant fees)','6: ACTIVATE-ATTEMPTING PROJECTS=&gt;8(Dice roll 2D6: skill check)','6: ACTIVATE-ATTEMPTING PROJECTS=&gt;None(Skill for project)','6: ACTIVATE-DOING RESEARCH=&gt;None(Start researching)','6: ACTIVATE-ATTEMPTING PROJECTS=&gt;None(Skill for project)','6: ACTIVATE-DOING RESEARCH=&gt;None(Start researching)','6: ACTIVATE-ATTEMPTING PROJECTS=&gt;None(Skill for project)','6: ACTIVATE-DOING RESEARCH=&gt;None(Start researching)','6: END-FINALIZING=&gt;Improved fix 'Fossil Fuel Dependency' (INDUSTRIAL)(Project abandoned)','6: END-FINALIZING=&gt;Improved fix 'Peace &amp; Justice' (SOCIAL)(Project overskilled for "('C', 14)")','6: END-CRISIS ROLLING=&gt;LIVING STANDARDS(Crisis chip: full category)','6: END-CRISIS ROLLING=&gt;6(Dice roll 1D6: crisis cat)','6: END-CRISIS ROLLING=&gt;LIVING STANDARDS(Category for crisis)','6: END-CRISIS ROLLING=&gt;LIVING STANDARDS(Crisis chip: full category)','6: END-CRISIS ROLLING=&gt;4(Dice roll 1D6: crisis cat)','6: END-CRISIS ROLLING=&gt;CLASS(Category for crisis)','6: END-CRISIS ROLLING=&gt;6(Dice roll 1D6: node in CLASS)','6: END-CRISIS ROLLING=&gt;6(Dice roll 1D6: node in CLASS)','6: END-CRISIS ROLLING=&gt;2(Dice roll 1D6: node in CLASS)','6: END-CRISIS ROLLING=&gt;Affordable Housing(Problem for crisis)','6: END-CRISIS ROLLING=&gt;4(Dice roll 2D6: crisis roll for Affordable Housing)','6: END-CRISIS ROLLING=&gt;4(Crisis roll for node "Affordable Housing")','6: END-CRISIS ROLLING=&gt;Peace &amp; Justice(Now in crisis (cascaded from: Affordable Housing))','6: END-CRISIS ROLLING=&gt;Political Voice(Now in crisis (cascaded from: Affordable Housing))','6: END-CRISIS ROLLING=&gt;Sprawl(Now in crisis (cascaded from: Affordable Housing))','6: END-CRISIS ROLLING=&gt;3(Dice roll 1D6: crisis cat)','6: END-CRISIS ROLLING=&gt;SOCIAL(Category for crisis)','6: END-CRISIS ROLLING=&gt;1(Dice roll 1D6: node in SOCIAL)','6: END-CRISIS ROLLING=&gt;Education(Problem for crisis)','6: END-CRISIS ROLLING=&gt;9(Dice roll 2D6: crisis roll for Education)','6: END-CRISIS ROLLING=&gt;9(Crisis roll for node "Education")','6: END-CRISIS ROLLING=&gt;Education(Crisis averted)','7: ENGAGE-DRAWING MONEY=&gt;2(Money drawn)','7: ENGAGE-DRAWING CARDS=&gt;('D', 9)(Card drawn: 1)','7: ENGAGE-DRAWING CARDS=&gt;('S', 4)(Card drawn: 2)','7: ENGAGE-CRISIS RISING','7: ENGAGE-DRAWING MONEY=&gt;2(Money drawn)','7: ENGAGE-DRAWING CARDS=&gt;('H', 9)(Card drawn: 1)','7: ENGAGE-DRAWING CARDS=&gt;('C', 2)(Card drawn: 2)','7: ENGAGE-DRAWING MONEY=&gt;2(Money drawn)','7: ENGAGE-DRAWING CARDS=&gt;('C', 8)(Card drawn: 1)','7: ENGAGE-DRAWING CARDS=&gt;('C', 4)(Card drawn: 2)','7: ENGAGE-CRISIS RISING','7: ENGAGE-DRAWING MONEY=&gt;2(Money drawn)','7: ENGAGE-DRAWING CARDS=&gt;('S', 8)(Card drawn: 1)','7: ENGAGE-DRAWING CARDS=&gt;('S', 3)(Card drawn: 2)','7: ACTIVATE-ATTEMPTING PROJECTS=&gt;(('D', 9), 'D', 2, "Improved fix 'Air &amp; Ozone Degradation' (ENVIRONMENTAL)")(Skill for project)','7: ACTIVATE-ATTEMPTING PROJECTS=&gt;0(Consultant fees)','7: ACTIVATE-ATTEMPTING PROJECTS=&gt;11(Dice roll 2D6: skill check)','7: ACTIVATE-ATTEMPTING PROJECTS=&gt;(('H', 3), 'H', 0, "Improved fix 'Peace &amp; Justice' (SOCIAL)")(Skill for project)','7: ACTIVATE-ATTEMPTING PROJECTS=&gt;2(Consultant fees)','7: ACTIVATE-ATTEMPTING PROJECTS=&gt;9(Dice roll 2D6: skill check)','7: ACTIVATE-ATTEMPTING PROJECTS=&gt;None(Skill for project)','7: ACTIVATE-DOING RESEARCH=&gt;None(Start researching)','7: ACTIVATE-ATTEMPTING PROJECTS=&gt;(('C', 4), 'C', 1, "Improved fix 'Air &amp; Ozone Degradation' (ENVIRONMENTAL)")(Skill for project)','7: ACTIVATE-ATTEMPTING PROJECTS=&gt;1(Consultant fees)','7: ACTIVATE-ATTEMPTING PROJECTS=&gt;7(Dice roll 2D6: skill check)','7: ACTIVATE-ATTEMPTING PROJECTS=&gt;(('C', 2), 'C', 2, "Improved fix 'Air &amp; Ozone Degradation' (ENVIRONMENTAL)")(Skill for project)','7: ACTIVATE-ATTEMPTING PROJECTS=&gt;0(Consultant fees)','7: ACTIVATE-ATTEMPTING PROJECTS=&gt;7(Dice roll 2D6: skill check)','7: ACTIVATE-ATTEMPTING PROJECTS=&gt;(('H', 10), 'H', 0, "Base fix 'Peace &amp; Justice' (SOCIAL) triggers crisis")(Skill for project)','7: ACTIVATE-ATTEMPTING PROJECTS=&gt;0(Consultant fees)','7: ACTIVATE-ATTEMPTING PROJECTS=&gt;6(Dice roll 2D6: skill check)','7: ACTIVATE-ATTEMPTING PROJECTS=&gt;None(Skill for project)','7: ACTIVATE-DOING RESEARCH=&gt;None(Start researching)','7: ACTIVATE-ATTEMPTING PROJECTS=&gt;(('C', 9), 'C', 1, "Improved fix 'Air &amp; Ozone Degradation' (ENVIRONMENTAL)")(Skill for project)','7: ACTIVATE-ATTEMPTING PROJECTS=&gt;1(Consultant fees)','7: ACTIVATE-ATTEMPTING PROJECTS=&gt;11(Dice roll 2D6: skill check)','7: ACTIVATE-ATTEMPTING PROJECTS=&gt;None(Skill for project)','7: ACTIVATE-DOING RESEARCH=&gt;None(Start researching)','7: ACTIVATE-ATTEMPTING PROJECTS=&gt;None(Start project: type)','7: ACTIVATE-ATTEMPTING PROJECTS=&gt;None(Skill for project)','7: ACTIVATE-DOING RESEARCH=&gt;None(Start researching)','8: END-CRISIS ROLLING=&gt;INDUSTRIAL(Crisis chip: full category)','8: END-CRISIS ROLLING=&gt;LIVING STANDARDS(Crisis chip: full category)','8: END-CRISIS ROLLING=&gt;3(Dice roll 1D6: crisis cat)','8: END-CRISIS ROLLING=&gt;SOCIAL(Category for crisis)','8: END-CRISIS ROLLING=&gt;5(Dice roll 1D6: node in SOCIAL)','8: END-CRISIS ROLLING=&gt;4(Dice roll 1D6: node in SOCIAL)','8: END-CRISIS ROLLING=&gt;Community Networks(Problem for crisis)','8: END-CRISIS ROLLING=&gt;9(Dice roll 2D6: crisis roll for Community Networks)','8: END-CRISIS ROLLING=&gt;9(Crisis roll for node "Community Networks")','8: END-CRISIS ROLLING=&gt;7(Dice roll 2D6: crisis roll for Community Networks)','8: END-CRISIS ROLLING=&gt;7(Crisis roll for node "Community Networks")','8: END-CRISIS ROLLING=&gt;Education(Now in crisis (cascaded from: Community Networks))','8: ENGAGE-DRAWING MONEY=&gt;2(Money drawn)','8: ENGAGE-DRAWING CARDS=&gt;('H', 5)(Card drawn: 1)','8: ENGAGE-DRAWING CARDS=&gt;('H', 4)(Card drawn: 2)','8: ENGAGE-CRISIS RISING','8: ENGAGE-DRAWING MONEY=&gt;2(Money drawn)','8: ENGAGE-DRAWING CARDS=&gt;('H', 9)(Card drawn: 1)','8: ENGAGE-DRAWING CARDS=&gt;('S', 13)(Card drawn: 2)','8: ENGAGE-DRAWING MONEY=&gt;2(Money drawn)','8: ENGAGE-DRAWING CARDS=&gt;('C', 3)(Card drawn: 1)','8: ENGAGE-DRAWING CARDS=&gt;('C', 12)(Card drawn: 2)','8: ENGAGE-CRISIS RISING','8: ENGAGE-DRAWING MONEY=&gt;2(Money drawn)','8: ENGAGE-DRAWING CARDS=&gt;('C', 7)(Card drawn: 1)','8: ENGAGE-DRAWING CARDS=&gt;('S', 7)(Card drawn: 2)','8: ACTIVATE-ATTEMPTING PROJECTS=&gt;(('H', 4), 'H', 3, "Base fix 'Peace &amp; Justice' (SOCIAL) triggers crisis")(Skill for project)','8: ACTIVATE-ATTEMPTING PROJECTS=&gt;1(Consultant fees)','8: ACTIVATE-ATTEMPTING PROJECTS=&gt;8(Dice roll 2D6: skill check)','8: ACTIVATE-ATTEMPTING PROJECTS=&gt;(('H', 11), 'H', 0, "Improved fix 'Peace &amp; Justice' (SOCIAL)")(Skill for project)','8: ACTIVATE-ATTEMPTING PROJECTS=&gt;1(Consultant fees)','8: ACTIVATE-ATTEMPTING PROJECTS=&gt;10(Dice roll 2D6: skill check)','8: ACTIVATE-ATTEMPTING PROJECTS=&gt;(('H', 5), 'H', 1, "Improved fix 'Peace &amp; Justice' (SOCIAL)")(Skill for project)','8: ACTIVATE-ATTEMPTING PROJECTS=&gt;3(Consultant fees)','8: ACTIVATE-ATTEMPTING PROJECTS=&gt;4(Dice roll 2D6: skill check)','8: ACTIVATE-DOING RESEARCH=&gt;None(Start researching)','8: ACTIVATE-ATTEMPTING PROJECTS=&gt;(('H', 9), 'H', 0, "Base fix 'Peace &amp; Justice' (SOCIAL) triggers crisis")(Skill for project)','8: ACTIVATE-ATTEMPTING PROJECTS=&gt;0(Consultant fees)','8: ACTIVATE-ATTEMPTING PROJECTS=&gt;6(Dice roll 2D6: skill check)','8: ACTIVATE-ATTEMPTING PROJECTS=&gt;(('H', 9), 'H', 0, "Improved fix 'Peace &amp; Justice' (SOCIAL)")(Skill for project)','8: ACTIVATE-ATTEMPTING PROJECTS=&gt;1(Consultant fees)','8: ACTIVATE-ATTEMPTING PROJECTS=&gt;7(Dice roll 2D6: skill check)','8: ACTIVATE-DOING RESEARCH=&gt;None(Start researching)','8: ACTIVATE-ATTEMPTING PROJECTS=&gt;(('C', 4), 'C', 2, "Improved fix 'Air &amp; Ozone Degradation' (ENVIRONMENTAL)")(Skill for project)','8: ACTIVATE-ATTEMPTING PROJECTS=&gt;5(Consultant fees)','8: ACTIVATE-ATTEMPTING PROJECTS=&gt;10(Dice roll 2D6: skill check)','8: ACTIVATE-ATTEMPTING PROJECTS=&gt;(('C', 12), 'C', 3, "Improved fix 'Air &amp; Ozone Degradation' (ENVIRONMENTAL)")(Skill for project)','8: ACTIVATE-ATTEMPTING PROJECTS=&gt;1(Consultant fees)','8: ACTIVATE-ATTEMPTING PROJECTS=&gt;6(Dice roll 2D6: skill check)','8: ACTIVATE-ATTEMPTING PROJECTS=&gt;(('D', 12), 'D', 0, "Improved fix 'Peace &amp; Justice' (SOCIAL)")(Skill for project)','8: ACTIVATE-ATTEMPTING PROJECTS=&gt;8(Dice roll 2D6: skill check)','8: ACTIVATE-ATTEMPTING PROJECTS=&gt;(('C', 3), 'C', 1, "Improved fix 'Air &amp; Ozone Degradation' (ENVIRONMENTAL)")(Skill for project)','8: ACTIVATE-ATTEMPTING PROJECTS=&gt;5(Dice roll 2D6: skill check)','8: ACTIVATE-ATTEMPTING PROJECTS=&gt;None(Skill for project)','8: ACTIVATE-DOING RESEARCH=&gt;None(Start researching)','8: ACTIVATE-ATTEMPTING PROJECTS=&gt;Base(Start project: type)','8: ACTIVATE-ATTEMPTING PROJECTS=&gt;LIVING STANDARDS(Start project: fix category)','8: ACTIVATE-ATTEMPTING PROJECTS=&gt;Economic Inequality(Start project: fix problem)','8: ACTIVATE-ATTEMPTING PROJECTS=&gt;Base fix 'Economic Inequality' (LIVING STANDARDS) triggers crisis(Project started)','8: ACTIVATE-ATTEMPTING PROJECTS=&gt;(('C', 6), 'C', 1, "Base fix 'Economic Inequality' (LIVING STANDARDS) triggers crisis")(Skill for project)','8: ACTIVATE-ATTEMPTING PROJECTS=&gt;5(Consultant fees)','8: ACTIVATE-ATTEMPTING PROJECTS=&gt;12(Dice roll 2D6: skill check)','8: ACTIVATE-ATTEMPTING PROJECTS=&gt;1(Added a crisis chip)','8: ACTIVATE-ATTEMPTING PROJECTS=&gt;(('C', 7), 'C', 3, "Improved fix 'Air &amp; Ozone Degradation' (ENVIRONMENTAL)")(Skill for project)','8: ACTIVATE-ATTEMPTING PROJECTS=&gt;1(Consultant fees)','8: ACTIVATE-ATTEMPTING PROJECTS=&gt;7(Dice roll 2D6: skill check)','8: ACTIVATE-ATTEMPTING PROJECTS=&gt;(('C', 7), 'C', 6, "Base fix 'Economic Inequality' (LIVING STANDARDS) triggers crisis")(Skill for project)','8: ACTIVATE-ATTEMPTING PROJECTS=&gt;3(Consultant fees)','8: ACTIVATE-ATTEMPTING PROJECTS=&gt;2(Dice roll 2D6: skill check)','8: ACTIVATE-ATTEMPTING PROJECTS=&gt;(('H', 7), 'H', 0, "Improved fix 'Peace &amp; Justice' (SOCIAL)")(Skill for project)','8: ACTIVATE-ATTEMPTING PROJECTS=&gt;1(Consultant fees)','8: ACTIVATE-ATTEMPTING PROJECTS=&gt;4(Dice roll 2D6: skill check)','8: ACTIVATE-ATTEMPTING PROJECTS=&gt;(('C', 9), 'C', 0, "Base fix 'Economic Inequality' (LIVING STANDARDS) triggers crisis")(Skill for project)','8: ACTIVATE-ATTEMPTING PROJECTS=&gt;4(Dice roll 2D6: skill check)','8: ACTIVATE-ATTEMPTING PROJECTS=&gt;None(Skill for project)','8: ACTIVATE-DOING RESEARCH=&gt;None(Start researching)','8: END-CRISIS ROLLING=&gt;INDUSTRIAL(Crisis chip: full category)','8: END-CRISIS ROLLING=&gt;SOCIAL(Crisis chip: full category)','8: END-CRISIS ROLLING=&gt;LIVING STANDARDS(Crisis chip: full category)','8: END-CRISIS ROLLING=&gt;2(Dice roll 1D6: crisis cat)','8: END-CRISIS ROLLING=&gt;ECONOMIC(Category for crisis)','8: END-CRISIS ROLLING=&gt;2(Dice roll 1D6: node in ECONOMIC)','8: END-CRISIS ROLLING=&gt;Market Externalities(Problem for crisis)','8: END-CRISIS ROLLING=&gt;4(Dice roll 2D6: crisis roll for Market Externalities)','8: END-CRISIS ROLLING=&gt;4(Crisis roll for node "Market Externalities")','8: END-CRISIS ROLLING=&gt;Freshwater Depletion(Now in crisis (cascaded from: Market Externalities))','8: END-CRISIS ROLLING=&gt;2(Dice roll 1D6: crisis cat)','8: END-CRISIS ROLLING=&gt;ECONOMIC(Category for crisis)','8: END-CRISIS ROLLING=&gt;4(Dice roll 1D6: node in ECONOMIC)','8: END-CRISIS ROLLING=&gt;6(Dice roll 1D6: node in ECONOMIC)','8: END-CRISIS ROLLING=&gt;4(Dice roll 1D6: node in ECONOMIC)','8: END-CRISIS ROLLING=&gt;1(Dice roll 1D6: node in ECONOMIC)','8: END-CRISIS ROLLING=&gt;Monopoly(Problem for crisis)','8: END-CRISIS ROLLING=&gt;4(Dice roll 2D6: crisis roll for Monopoly)','8: END-CRISIS ROLLING=&gt;4(Crisis roll for node "Monopoly")','8: END-CRISIS ROLLING=&gt;Air &amp; Ozone Degradation(Now in crisis (cascaded from: Monopoly))','8: END-CRISIS ROLLING=&gt;6(Dice roll 1D6: crisis cat)','8: END-CRISIS ROLLING=&gt;LIVING STANDARDS(Category for crisis)','8: END-CRISIS ROLLING=&gt;LIVING STANDARDS(Crisis chip: full category)','8: END-CRISIS ROLLING=&gt;2(Dice roll 1D6: crisis cat)','8: END-CRISIS ROLLING=&gt;ECONOMIC(Category for crisis)','8: END-CRISIS ROLLING=&gt;1(Dice roll 1D6: node in ECONOMIC)','8: END-CRISIS ROLLING=&gt;Monopoly(Problem for crisis)','8: END-CRISIS ROLLING=&gt;7(Dice roll 2D6: crisis roll for Monopoly)','8: END-CRISIS ROLLING=&gt;7(Crisis roll for node "Monopoly")','8: END-CRISIS ROLLING=&gt;Inflation(Now in crisis (cascaded from: Monopoly))','9: ENGAGE-DRAWING MONEY=&gt;1(Money drawn)','9: ENGAGE-DRAWING CARDS=&gt;('C', 1)(Card drawn: 1)','9: ENGAGE-DRAWING CARDS=&gt;('H', 8)(Card drawn: 2)','9: ENGAGE-CRISIS RISING','9: ENGAGE-DRAWING MONEY=&gt;1(Money drawn)','9: ENGAGE-DRAWING CARDS=&gt;('H', 10)(Card drawn: 1)','9: ENGAGE-DRAWING CARDS=&gt;('C', 5)(Card drawn: 2)','9: ENGAGE-DRAWING MONEY=&gt;1(Money drawn)','9: ENGAGE-DRAWING CARDS=&gt;('C', 13)(Card drawn: 1)','9: ENGAGE-DRAWING CARDS=&gt;('H', 3)(Card drawn: 2)','9: ENGAGE-CRISIS RISING','9: ENGAGE-DRAWING MONEY=&gt;1(Money drawn)','9: ENGAGE-DRAWING CARDS=&gt;('D', 4)(Card drawn: 1)','9: ENGAGE-DRAWING CARDS=&gt;('D', 8)(Card drawn: 2)','9: ACTIVATE-ATTEMPTING PROJECTS=&gt;(('H', 8), 'H', 2, "Base fix 'Economic Inequality' (LIVING STANDARDS) triggers crisis")(Skill for project)','9: ACTIVATE-ATTEMPTING PROJECTS=&gt;2(Consultant fees)','9: ACTIVATE-ATTEMPTING PROJECTS=&gt;7(Dice roll 2D6: skill check)','9: ACTIVATE-ATTEMPTING PROJECTS=&gt;(('C', 1), 'C', 1, "Improved fix 'Air &amp; Ozone Degradation' (ENVIRONMENTAL)")(Skill for project)','9: ACTIVATE-ATTEMPTING PROJECTS=&gt;6(Dice roll 2D6: skill check)','9: ACTIVATE-DOING RESEARCH=&gt;None(Start researching)','9: ACTIVATE-ATTEMPTING PROJECTS=&gt;(('H', 10), 'H', 1, "Base fix 'Peace &amp; Justice' (SOCIAL) triggers crisis")(Skill for project)','9: ACTIVATE-ATTEMPTING PROJECTS=&gt;1(Consultant fees)','9: ACTIVATE-ATTEMPTING PROJECTS=&gt;6(Dice roll 2D6: skill check)','9: ACTIVATE-ATTEMPTING PROJECTS=&gt;(('C', 5), 'C', 1, "Improved fix 'Air &amp; Ozone Degradation' (ENVIRONMENTAL)")(Skill for project)','9: ACTIVATE-ATTEMPTING PROJECTS=&gt;3(Consultant fees)','9: ACTIVATE-ATTEMPTING PROJECTS=&gt;7(Dice roll 2D6: skill check)','9: ACTIVATE-DOING RESEARCH=&gt;None(Start researching)','9: ACTIVATE-ATTEMPTING PROJECTS=&gt;(('C', 13), 'C', 1, "Base fix 'Economic Inequality' (LIVING STANDARDS) triggers crisis")(Skill for project)','9: ACTIVATE-ATTEMPTING PROJECTS=&gt;0(Consultant fees)','9: ACTIVATE-ATTEMPTING PROJECTS=&gt;6(Dice roll 2D6: skill check)','9: ACTIVATE-ATTEMPTING PROJECTS=&gt;(('H', 3), 'H', 1, "Base fix 'Economic Inequality' (LIVING STANDARDS) triggers crisis")(Skill for project)','9: ACTIVATE-ATTEMPTING PROJECTS=&gt;0(Consultant fees)','9: ACTIVATE-ATTEMPTING PROJECTS=&gt;9(Dice roll 2D6: skill check)','9: ACTIVATE-ATTEMPTING PROJECTS=&gt;(('C', 8), 'C', 0, "Base fix 'Economic Inequality' (LIVING STANDARDS) triggers crisis")(Skill for project)','9: ACTIVATE-ATTEMPTING PROJECTS=&gt;0(Consultant fees)','9: ACTIVATE-ATTEMPTING PROJECTS=&gt;4(Dice roll 2D6: skill check)','9: ACTIVATE-DOING RESEARCH=&gt;None(Start researching)','9: ACTIVATE-ATTEMPTING PROJECTS=&gt;(('D', 8), 'D', 6, "Improved fix 'Air &amp; Ozone Degradation' (ENVIRONMENTAL)")(Skill for project)','9: ACTIVATE-ATTEMPTING PROJECTS=&gt;0(Consultant fees)','9: ACTIVATE-ATTEMPTING PROJECTS=&gt;11(Dice roll 2D6: skill check)','9: ACTIVATE-ATTEMPTING PROJECTS=&gt;(('D', 4), 'D', 5, "Improved fix 'Air &amp; Ozone Degradation' (ENVIRONMENTAL)")(Skill for project)','9: ACTIVATE-ATTEMPTING PROJECTS=&gt;0(Consultant fees)','9: ACTIVATE-ATTEMPTING PROJECTS=&gt;8(Dice roll 2D6: skill check)','9: ACTIVATE-ATTEMPTING PROJECTS=&gt;(('D', 8), 'D', 1, "Improved fix 'Air &amp; Ozone Degradation' (ENVIRONMENTAL)")(Skill for project)','9: ACTIVATE-ATTEMPTING PROJECTS=&gt;1(Consultant fees)','9: ACTIVATE-ATTEMPTING PROJECTS=&gt;7(Dice roll 2D6: skill check)','9: ACTIVATE-DOING RESEARCH=&gt;None(Start researching)','9: END-FINALIZING=&gt;Improved fix 'Peace &amp; Justice' (SOCIAL)(Project abandoned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1(Dice roll 1D6: node in ENVIRONMENTAL)','9: END-CRISIS ROLLING=&gt;Chemical Pollution(Problem for crisis)','9: END-CRISIS ROLLING=&gt;5(Dice roll 2D6: crisis roll for Chemical Pollution)','9: END-CRISIS ROLLING=&gt;5(Crisis roll for node "Chemical Pollution")','9: END-CRISIS ROLLING=&gt;Biodiversity Loss(Now in crisis (cascaded from: Chemical Pollution)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ENVIRONMENTAL(Crisis chip: full category)','9: END-CRISIS ROLLING=&gt;4(Dice roll 1D6: crisis cat)','9: END-CRISIS ROLLING=&gt;CLASS(Category for crisis)','9: END-CRISIS ROLLING=&gt;3(Dice roll 1D6: node in CLASS)','9: END-CRISIS ROLLING=&gt;Clean Water Shortage(Crisis chip: overwhelmed problem)','9: END-CRISIS ROLLING=&gt;4(Dice roll 1D6: crisis cat)','9: END-CRISIS ROLLING=&gt;CLASS(Category for crisis)','9: END-CRISIS ROLLING=&gt;4(Dice roll 1D6: node in CLASS)','9: END-CRISIS ROLLING=&gt;Food Shortage(Crisis chip: overwhelmed problem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2(Dice roll 1D6: node in CLASS)','9: END-CRISIS ROLLING=&gt;Affordable Housing(Crisis chip: overwhelmed problem)','9: END-CRISIS ROLLING=&gt;5(Dice roll 1D6: crisis cat)','9: END-CRISIS ROLLING=&gt;ENVIRONMENTAL(Category for crisis)','9: END-CRISIS ROLLING=&gt;ENVIRONMENTAL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ENVIRONMENTAL(Crisis chip: full category)','9: END-CRISIS ROLLING=&gt;4(Dice roll 1D6: crisis cat)','9: END-CRISIS ROLLING=&gt;CLASS(Category for crisis)','9: END-CRISIS ROLLING=&gt;4(Dice roll 1D6: node in CLASS)','9: END-CRISIS ROLLING=&gt;Food Shortage(Crisis chip: overwhelmed problem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2(Dice roll 1D6: node in CLASS)','9: END-CRISIS ROLLING=&gt;Affordable Housing(Crisis chip: overwhelmed problem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3(Dice roll 1D6: node in CLASS)','9: END-CRISIS ROLLING=&gt;Clean Water Shortage(Crisis chip: overwhelmed problem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ENVIRONMENTAL(Crisis chip: full category)','9: END-CRISIS ROLLING=&gt;5(Dice roll 1D6: crisis cat)','9: END-CRISIS ROLLING=&gt;ENVIRONMENTAL(Category for crisis)','9: END-CRISIS ROLLING=&gt;ENVIRONMENTAL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1(Dice roll 1D6: node in CLASS)','9: END-CRISIS ROLLING=&gt;Healthcare(Crisis chip: overwhelmed problem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6(Dice roll 1D6: node in CLASS)','9: END-CRISIS ROLLING=&gt;3(Dice roll 1D6: node in CLASS)','9: END-CRISIS ROLLING=&gt;Clean Water Shortage(Crisis chip: overwhelmed problem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ENVIRONMENT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2(Dice roll 1D6: node in CLASS)','9: END-CRISIS ROLLING=&gt;Affordable Housing(Crisis chip: overwhelmed problem)','9: END-CRISIS ROLLING=&gt;4(Dice roll 1D6: crisis cat)','9: END-CRISIS ROLLING=&gt;CLASS(Category for crisis)','9: END-CRISIS ROLLING=&gt;2(Dice roll 1D6: node in CLASS)','9: END-CRISIS ROLLING=&gt;Affordable Housing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1, 12, 15, 15, 17, 18, 23, 24, 26]}</text:p>
          </table:table-cell>
          <table:table-cell table:style-name="Gnumeric-default" office:value-type="string">
            <text:p>{'abandoned-project': [[], [], [], [], [], [], [], [], [], [True], [], [], [], [], [], [], [], [], [], [], [], [], [True], [], [], [], [], [], [], [], [], [], [], [], [], [], [], [], [], [], [], [], [], [], [], [], [], [], [True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True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C', 1)(Card drawn: 1)','0: ENGAGE-DRAWING CARDS=&gt;('H', 12)(Card drawn: 2)','0: ENGAGE-CRISIS RISING','0: ENGAGE-DRAWING MONEY=&gt;3(Money drawn)','0: ENGAGE-DRAWING CARDS=&gt;('H', 9)(Card drawn: 1)','0: ENGAGE-DRAWING CARDS=&gt;('S', 3)(Card drawn: 2)','0: ENGAGE-DRAWING MONEY=&gt;3(Money drawn)','0: ENGAGE-DRAWING CARDS=&gt;('D', 11)(Card drawn: 1)','0: ENGAGE-DRAWING CARDS=&gt;('H', 2)(Card drawn: 2)','0: ENGAGE-CRISIS RISING','0: ENGAGE-DRAWING MONEY=&gt;3(Money drawn)','0: ENGAGE-DRAWING CARDS=&gt;('C', 4)(Card drawn: 1)','0: ENGAGE-DRAWING CARDS=&gt;('S', 10)(Card drawn: 2)','0: ACTIVATE-ATTEMPTING PROJECTS=&gt;Base(Start project: type)','0: ACTIVATE-ATTEMPTING PROJECTS=&gt;ECONOMIC(Start project: fix category)','0: ACTIVATE-ATTEMPTING PROJECTS=&gt;Inefficiency(Start project: fix problem)','0: ACTIVATE-ATTEMPTING PROJECTS=&gt;Base fix 'Inefficiency' (ECONOMIC) triggers crisis(Project started)','0: ACTIVATE-DOING RESEARCH=&gt;None(Start researching)','0: ACTIVATE-ATTEMPTING PROJECTS=&gt;Remove-Tradeoff(Start project: type)','0: ACTIVATE-ATTEMPTING PROJECTS=&gt;CLASS(Start project: fix category)','0: ACTIVATE-ATTEMPTING PROJECTS=&gt;Healthcare(Start project: fix problem)','0: ACTIVATE-ATTEMPTING PROJECTS=&gt;Improved fix 'Healthcare' (CLASS)(Project started)','0: ACTIVATE-ATTEMPTING PROJECTS=&gt;(('H', 9), 'H', 0, "Improved fix 'Healthcare' (CLASS)")(Skill for project)','0: ACTIVATE-ATTEMPTING PROJECTS=&gt;0(Consultant fees)','0: ACTIVATE-ATTEMPTING PROJECTS=&gt;8(Dice roll 2D6: skill check)','0: ACTIVATE-ATTEMPTING PROJECTS=&gt;(('S', 3), 'S', 0, "Improved fix 'Healthcare' (CLASS)")(Skill for project)','0: ACTIVATE-ATTEMPTING PROJECTS=&gt;2(Consultant fees)','0: ACTIVATE-ATTEMPTING PROJECTS=&gt;9(Dice roll 2D6: skill check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CLASS(Start project: fix category)','0: ACTIVATE-ATTEMPTING PROJECTS=&gt;Healthcare(Start project: fix problem)','0: ACTIVATE-ATTEMPTING PROJECTS=&gt;Improved fix 'Healthcare' (CLASS)(Project started)','0: ACTIVATE-ATTEMPTING PROJECTS=&gt;None(Skill for project)','0: ACTIVATE-DOING RESEARCH=&gt;None(Start researching)','0: END-FINALIZING=&gt;Base fix 'Inefficiency' (ECONOMIC) triggers crisis(Project abandoned)','0: END-CRISIS ROLLING=&gt;2(Dice roll 1D6: crisis cat)','0: END-CRISIS ROLLING=&gt;ECONOMIC(Category for crisis)','0: END-CRISIS ROLLING=&gt;6(Dice roll 1D6: node in ECONOMIC)','0: END-CRISIS ROLLING=&gt;3(Dice roll 1D6: node in ECONOMIC)','0: END-CRISIS ROLLING=&gt;Inefficiency(Problem for crisis)','0: END-CRISIS ROLLING=&gt;5(Dice roll 2D6: crisis roll for Inefficiency)','0: END-CRISIS ROLLING=&gt;5(Crisis roll for node "Inefficiency")','0: END-CRISIS ROLLING=&gt;Inefficiency(Now in crisis)','0: END-CRISIS ROLLING=&gt;4(Dice roll 1D6: crisis cat)','0: END-CRISIS ROLLING=&gt;CLASS(Category for crisis)','0: END-CRISIS ROLLING=&gt;1(Dice roll 1D6: node in CLASS)','0: END-CRISIS ROLLING=&gt;Healthcare(Problem for crisis)','0: END-CRISIS ROLLING=&gt;5(Dice roll 2D6: crisis roll for Healthcare)','0: END-CRISIS ROLLING=&gt;5(Crisis roll for node "Healthcare")','0: END-CRISIS ROLLING=&gt;Healthcare(Now in crisis)','1: ENGAGE-DRAWING MONEY=&gt;2(Money drawn)','1: ENGAGE-DRAWING CARDS=&gt;('D', 3)(Card drawn: 1)','1: ENGAGE-DRAWING CARDS=&gt;('H', 14)(Card drawn: 2)','1: ENGAGE-CRISIS RISING','1: ENGAGE-DRAWING MONEY=&gt;2(Money drawn)','1: ENGAGE-DRAWING CARDS=&gt;('C', 6)(Card drawn: 1)','1: ENGAGE-DRAWING CARDS=&gt;('C', 12)(Card drawn: 2)','1: ENGAGE-DRAWING MONEY=&gt;2(Money drawn)','1: ENGAGE-DRAWING CARDS=&gt;('S', 8)(Card drawn: 1)','1: ENGAGE-DRAWING CARDS=&gt;('H', 10)(Card drawn: 2)','1: ENGAGE-CRISIS RISING','1: ENGAGE-DRAWING MONEY=&gt;2(Money drawn)','1: ENGAGE-DRAWING CARDS=&gt;('H', 10)(Card drawn: 1)','1: ENGAGE-DRAWING CARDS=&gt;('D', 13)(Card drawn: 2)','1: ACTIVATE-ATTEMPTING PROJECTS=&gt;Base(Start project: type)','1: ACTIVATE-ATTEMPTING PROJECTS=&gt;SOCIAL(Start project: fix category)','1: ACTIVATE-ATTEMPTING PROJECTS=&gt;Education(Start project: fix problem)','1: ACTIVATE-ATTEMPTING PROJECTS=&gt;Base fix 'Education' (SOCIAL) triggers crisis(Project started)','1: ACTIVATE-ATTEMPTING PROJECTS=&gt;(('H', 14), 'H', 3, "Improved fix 'Healthcare' (CLASS)")(Skill for project)','1: ACTIVATE-ATTEMPTING PROJECTS=&gt;None(Skill for project)','1: ACTIVATE-DOING RESEARCH=&gt;None(Start researching)','1: ACTIVATE-DOING RESEARCH=&gt;None(Start researching)','1: ACTIVATE-ATTEMPTING PROJECTS=&gt;None(Start project: type)','1: ACTIVATE-ATTEMPTING PROJECTS=&gt;None(Skill for project)','1: ACTIVATE-DOING RESEARCH=&gt;None(Start researching)','1: ACTIVATE-ATTEMPTING PROJECTS=&gt;None(Skill for project)','1: ACTIVATE-DOING RESEARCH=&gt;None(Start researching)','1: END-FINALIZING=&gt;Base fix 'Education' (SOCIAL) triggers crisis(Project abandoned)','1: END-FINALIZING=&gt;Improved fix 'Healthcare' (CLASS)(Project overskilled for "('H', 14)")','1: END-CRISIS ROLLING=&gt;6(Dice roll 1D6: crisis cat)','1: END-CRISIS ROLLING=&gt;LIVING STANDARDS(Category for crisis)','1: END-CRISIS ROLLING=&gt;5(Dice roll 1D6: node in LIVING STANDARDS)','1: END-CRISIS ROLLING=&gt;5(Dice roll 1D6: node in LIVING STANDARDS)','1: END-CRISIS ROLLING=&gt;3(Dice roll 1D6: node in LIVING STANDARDS)','1: END-CRISIS ROLLING=&gt;Systemic Corruption(Problem for crisis)','1: END-CRISIS ROLLING=&gt;11(Dice roll 2D6: crisis roll for Systemic Corruption)','1: END-CRISIS ROLLING=&gt;11(Crisis roll for node "Systemic Corruption")','1: END-CRISIS ROLLING=&gt;12(Dice roll 2D6: crisis roll for Systemic Corruption)','1: END-CRISIS ROLLING=&gt;12(Crisis roll for node "Systemic Corruption")','1: END-CRISIS ROLLING=&gt;Systemic Corruption(Crisis averted)','2: ENGAGE-DRAWING MONEY=&gt;2(Money drawn)','2: ENGAGE-DRAWING CARDS=&gt;('D', 6)(Card drawn: 1)','2: ENGAGE-DRAWING CARDS=&gt;('D', 6)(Card drawn: 2)','2: ENGAGE-CRISIS RISING','2: ENGAGE-DRAWING MONEY=&gt;2(Money drawn)','2: ENGAGE-DRAWING CARDS=&gt;('S', 2)(Card drawn: 1)','2: ENGAGE-DRAWING CARDS=&gt;('C', 3)(Card drawn: 2)','2: ENGAGE-DRAWING MONEY=&gt;2(Money drawn)','2: ENGAGE-DRAWING CARDS=&gt;('D', 8)(Card drawn: 1)','2: ENGAGE-DRAWING CARDS=&gt;('H', 9)(Card drawn: 2)','2: ENGAGE-CRISIS RISING','2: ENGAGE-DRAWING MONEY=&gt;2(Money drawn)','2: ENGAGE-DRAWING CARDS=&gt;('S', 5)(Card drawn: 1)','2: ENGAGE-DRAWING CARDS=&gt;('S', 12)(Card drawn: 2)','2: ACTIVATE-ATTEMPTING PROJECTS=&gt;None(Start project: type)','2: ACTIVATE-ATTEMPTING PROJECTS=&gt;(('H', 12), 'H', 1, "Improved fix 'Healthcare' (CLASS)")(Skill for project)','2: ACTIVATE-ATTEMPTING PROJECTS=&gt;1(Consultant fees)','2: ACTIVATE-ATTEMPTING PROJECTS=&gt;5(Dice roll 2D6: skill check)','2: ACTIVATE-DOING RESEARCH=&gt;None(Start researching)','2: ACTIVATE-ATTEMPTING PROJECTS=&gt;(('S', 2), 'S', 2, "Improved fix 'Healthcare' (CLASS)")(Skill for project)','2: ACTIVATE-ATTEMPTING PROJECTS=&gt;0(Consultant fees)','2: ACTIVATE-ATTEMPTING PROJECTS=&gt;8(Dice roll 2D6: skill check)','2: ACTIVATE-DOING RESEARCH=&gt;None(Start researching)','2: ACTIVATE-ATTEMPTING PROJECTS=&gt;Remove-Tradeoff(Start project: type)','2: ACTIVATE-ATTEMPTING PROJECTS=&gt;LIVING STANDARDS(Start project: fix category)','2: ACTIVATE-ATTEMPTING PROJECTS=&gt;Systemic Corruption(Start project: fix problem)','2: ACTIVATE-ATTEMPTING PROJECTS=&gt;Improved fix 'Systemic Corruption' (LIVING STANDARDS)(Project started)','2: ACTIVATE-ATTEMPTING PROJECTS=&gt;(('S', 8), 'S', 2, "Improved fix 'Healthcare' (CLASS)")(Skill for project)','2: ACTIVATE-ATTEMPTING PROJECTS=&gt;2(Consultant fees)','2: ACTIVATE-ATTEMPTING PROJECTS=&gt;10(Dice roll 2D6: skill check)','2: ACTIVATE-ATTEMPTING PROJECTS=&gt;(('H', 2), 'H', 1, "Improved fix 'Systemic Corruption' (LIVING STANDARDS)")(Skill for project)','2: ACTIVATE-ATTEMPTING PROJECTS=&gt;2(Consultant fees)','2: ACTIVATE-ATTEMPTING PROJECTS=&gt;2(Dice roll 2D6: skill check)','2: ACTIVATE-ATTEMPTING PROJECTS=&gt;(('H', 10), 'H', 1, "Improved fix 'Healthcare' (CLASS)")(Skill for project)','2: ACTIVATE-ATTEMPTING PROJECTS=&gt;0(Consultant fees)','2: ACTIVATE-ATTEMPTING PROJECTS=&gt;5(Dice roll 2D6: skill check)','2: ACTIVATE-ATTEMPTING PROJECTS=&gt;(('H', 9), 'H', 2, "Improved fix 'Healthcare' (CLASS)")(Skill for project)','2: ACTIVATE-ATTEMPTING PROJECTS=&gt;1(Consultant fees)','2: ACTIVATE-ATTEMPTING PROJECTS=&gt;7(Dice roll 2D6: skill check)','2: ACTIVATE-DOING RESEARCH=&gt;None(Start researching)','2: ACTIVATE-ATTEMPTING PROJECTS=&gt;(('H', 10), 'H', 2, "Improved fix 'Healthcare' (CLASS)")(Skill for project)','2: ACTIVATE-ATTEMPTING PROJECTS=&gt;1(Consultant fees)','2: ACTIVATE-ATTEMPTING PROJECTS=&gt;2(Dice roll 2D6: skill check)','2: ACTIVATE-ATTEMPTING PROJECTS=&gt;(('S', 10), 'S', 1, "Improved fix 'Healthcare' (CLASS)")(Skill for project)','2: ACTIVATE-ATTEMPTING PROJECTS=&gt;0(Consultant fees)','2: ACTIVATE-ATTEMPTING PROJECTS=&gt;3(Dice roll 2D6: skill check)','2: ACTIVATE-ATTEMPTING PROJECTS=&gt;(('S', 12), 'S', 3, "Improved fix 'Healthcare' (CLASS)")(Skill for project)','2: ACTIVATE-ATTEMPTING PROJECTS=&gt;1(Consultant fees)','2: ACTIVATE-ATTEMPTING PROJECTS=&gt;10(Dice roll 2D6: skill check)','2: ACTIVATE-ATTEMPTING PROJECTS=&gt;None(Skill for project)','2: ACTIVATE-DOING RESEARCH=&gt;None(Start researching)','2: END-CRISIS ROLLING=&gt;4(Dice roll 1D6: crisis cat)','2: END-CRISIS ROLLING=&gt;CLASS(Category for crisis)','2: END-CRISIS ROLLING=&gt;4(Dice roll 1D6: node in CLASS)','2: END-CRISIS ROLLING=&gt;Food Shortage(Problem for crisis)','2: END-CRISIS ROLLING=&gt;10(Dice roll 2D6: crisis roll for Food Shortage)','2: END-CRISIS ROLLING=&gt;10(Crisis roll for node "Food Shortage")','2: END-CRISIS ROLLING=&gt;8(Dice roll 2D6: crisis roll for Food Shortage)','2: END-CRISIS ROLLING=&gt;8(Crisis roll for node "Food Shortage")','2: END-CRISIS ROLLING=&gt;Food Shortage(Now in crisis)','3: ENGAGE-DRAWING MONEY=&gt;2(Money drawn)','3: ENGAGE-DRAWING CARDS=&gt;('S', 9)(Card drawn: 1)','3: ENGAGE-DRAWING CARDS=&gt;('D', 9)(Card drawn: 2)','3: ENGAGE-CRISIS RISING','3: ENGAGE-DRAWING MONEY=&gt;2(Money drawn)','3: ENGAGE-DRAWING CARDS=&gt;('C', 5)(Card drawn: 1)','3: ENGAGE-DRAWING CARDS=&gt;('C', 3)(Card drawn: 2)','3: ENGAGE-DRAWING MONEY=&gt;2(Money drawn)','3: ENGAGE-DRAWING CARDS=&gt;('H', 3)(Card drawn: 1)','3: ENGAGE-DRAWING CARDS=&gt;('H', 11)(Card drawn: 2)','3: ENGAGE-CRISIS RISING','3: ENGAGE-DRAWING MONEY=&gt;2(Money drawn)','3: ENGAGE-DRAWING CARDS=&gt;('H', 13)(Card drawn: 1)','3: ENGAGE-DRAWING CARDS=&gt;('S', 2)(Card drawn: 2)','3: ACTIVATE-ATTEMPTING PROJECTS=&gt;Remove-Tradeoff(Start project: type)','3: ACTIVATE-ATTEMPTING PROJECTS=&gt;ENVIRONMENTAL(Start project: fix category)','3: ACTIVATE-ATTEMPTING PROJECTS=&gt;Land Conversion(Start project: fix problem)','3: ACTIVATE-ATTEMPTING PROJECTS=&gt;Improved fix 'Land Conversion' (ENVIRONMENTAL)(Project started)','3: ACTIVATE-ATTEMPTING PROJECTS=&gt;(('S', 9), 'S', 4, "Improved fix 'Healthcare' (CLASS)")(Skill for project)','3: ACTIVATE-ATTEMPTING PROJECTS=&gt;2(Consultant fees)','3: ACTIVATE-ATTEMPTING PROJECTS=&gt;6(Dice roll 2D6: skill check)','3: ACTIVATE-ATTEMPTING PROJECTS=&gt;None(Skill for project)','3: ACTIVATE-DOING RESEARCH=&gt;None(Start researching)','3: ACTIVATE-ATTEMPTING PROJECTS=&gt;(('C', 12), 'C', 1, "Improved fix 'Systemic Corruption' (LIVING STANDARDS)")(Skill for project)','3: ACTIVATE-ATTEMPTING PROJECTS=&gt;1(Consultant fees)','3: ACTIVATE-ATTEMPTING PROJECTS=&gt;5(Dice roll 2D6: skill check)','3: ACTIVATE-ATTEMPTING PROJECTS=&gt;(('C', 3), 'C', 3, "Improved fix 'Systemic Corruption' (LIVING STANDARDS)")(Skill for project)','3: ACTIVATE-ATTEMPTING PROJECTS=&gt;2(Consultant fees)','3: ACTIVATE-ATTEMPTING PROJECTS=&gt;9(Dice roll 2D6: skill check)','3: ACTIVATE-ATTEMPTING PROJECTS=&gt;(('C', 5), 'C', 2, "Improved fix 'Systemic Corruption' (LIVING STANDARDS)")(Skill for project)','3: ACTIVATE-ATTEMPTING PROJECTS=&gt;3(Consultant fees)','3: ACTIVATE-ATTEMPTING PROJECTS=&gt;8(Dice roll 2D6: skill check)','3: ACTIVATE-ATTEMPTING PROJECTS=&gt;(('C', 6), 'C', 0, "Improved fix 'Systemic Corruption' (LIVING STANDARDS)")(Skill for project)','3: ACTIVATE-ATTEMPTING PROJECTS=&gt;0(Consultant fees)','3: ACTIVATE-ATTEMPTING PROJECTS=&gt;11(Dice roll 2D6: skill check)','3: ACTIVATE-ATTEMPTING PROJECTS=&gt;None(Skill for project)','3: ACTIVATE-DOING RESEARCH=&gt;None(Start researching)','3: ACTIVATE-ATTEMPTING PROJECTS=&gt;None(Skill for project)','3: ACTIVATE-DOING RESEARCH=&gt;None(Start researching)','3: ACTIVATE-ATTEMPTING PROJECTS=&gt;(('C', 4), 'C', 0, "Improved fix 'Systemic Corruption' (LIVING STANDARDS)")(Skill for project)','3: ACTIVATE-ATTEMPTING PROJECTS=&gt;7(Consultant fees)','3: ACTIVATE-ATTEMPTING PROJECTS=&gt;5(Dice roll 2D6: skill check)','3: ACTIVATE-ATTEMPTING PROJECTS=&gt;(('H', 13), 'H', 2, "Improved fix 'Healthcare' (CLASS)")(Skill for project)','3: ACTIVATE-ATTEMPTING PROJECTS=&gt;7(Dice roll 2D6: skill check)','3: ACTIVATE-ATTEMPTING PROJECTS=&gt;(('S', 5), 'S', 1, "Improved fix 'Healthcare' (CLASS)")(Skill for project)','3: ACTIVATE-ATTEMPTING PROJECTS=&gt;9(Dice roll 2D6: skill check)','3: ACTIVATE-ATTEMPTING PROJECTS=&gt;(('S', 2), 'S', 1, "Improved fix 'Healthcare' (CLASS)")(Skill for project)','3: ACTIVATE-ATTEMPTING PROJECTS=&gt;10(Dice roll 2D6: skill check)','3: ACTIVATE-DOING RESEARCH=&gt;None(Start researching)','4: END-FINALIZING=&gt;Improved fix 'Land Conversion' (ENVIRONMENTAL)(Project abandoned)','4: END-CRISIS ROLLING=&gt;4(Dice roll 1D6: crisis cat)','4: END-CRISIS ROLLING=&gt;CLASS(Category for crisis)','4: END-CRISIS ROLLING=&gt;4(Dice roll 1D6: node in CLASS)','4: END-CRISIS ROLLING=&gt;Food Shortage(Problem for crisis)','4: END-CRISIS ROLLING=&gt;8(Dice roll 2D6: crisis roll for Food Shortage)','4: END-CRISIS ROLLING=&gt;8(Crisis roll for node "Food Shortage")','4: END-CRISIS ROLLING=&gt;Political Voice(Now in crisis (cascaded from: Food Shortage))','4: END-CRISIS ROLLING=&gt;1(Dice roll 1D6: crisis cat)','4: END-CRISIS ROLLING=&gt;INDUSTRIAL(Category for crisis)','4: END-CRISIS ROLLING=&gt;1(Dice roll 1D6: node in INDUSTRIAL)','4: END-CRISIS ROLLING=&gt;Polluting Industry(Problem for crisis)','4: END-CRISIS ROLLING=&gt;4(Dice roll 2D6: crisis roll for Polluting Industry)','4: END-CRISIS ROLLING=&gt;4(Crisis roll for node "Polluting Industry")','4: END-CRISIS ROLLING=&gt;Air &amp; Ozone Degradation(Now in crisis (cascaded from: Polluting Industry))','4: END-CRISIS ROLLING=&gt;Chemical Pollution(Now in crisis (cascaded from: Polluting Industry))','4: ENGAGE-DRAWING MONEY=&gt;2(Money drawn)','4: ENGAGE-DRAWING CARDS=&gt;('S', 11)(Card drawn: 1)','4: ENGAGE-DRAWING CARDS=&gt;('D', 14)(Card drawn: 2)','4: ENGAGE-CRISIS RISING','4: ENGAGE-DRAWING MONEY=&gt;2(Money drawn)','4: ENGAGE-DRAWING CARDS=&gt;('C', 7)(Card drawn: 1)','4: ENGAGE-DRAWING CARDS=&gt;('S', 4)(Card drawn: 2)','4: ENGAGE-DRAWING MONEY=&gt;2(Money drawn)','4: ENGAGE-DRAWING CARDS=&gt;('S', 6)(Card drawn: 1)','4: ENGAGE-DRAWING CARDS=&gt;('S', 13)(Card drawn: 2)','4: ENGAGE-CRISIS RISING','4: ENGAGE-DRAWING MONEY=&gt;2(Money drawn)','4: ENGAGE-DRAWING CARDS=&gt;('S', 7)(Card drawn: 1)','4: ENGAGE-DRAWING CARDS=&gt;('S', 8)(Card drawn: 2)','4: ACTIVATE-ATTEMPTING PROJECTS=&gt;None(Start project: type)','4: ACTIVATE-ATTEMPTING PROJECTS=&gt;None(Skill for project)','4: ACTIVATE-DOING RESEARCH=&gt;None(Start researching)','4: ACTIVATE-ATTEMPTING PROJECTS=&gt;(('S', 4), 'S', 2, "Improved fix 'Healthcare' (CLASS)")(Skill for project)','4: ACTIVATE-ATTEMPTING PROJECTS=&gt;1(Consultant fees)','4: ACTIVATE-ATTEMPTING PROJECTS=&gt;3(Dice roll 2D6: skill check)','4: ACTIVATE-ATTEMPTING PROJECTS=&gt;(('C', 3), 'C', 0, "Improved fix 'Systemic Corruption' (LIVING STANDARDS)")(Skill for project)','4: ACTIVATE-ATTEMPTING PROJECTS=&gt;2(Consultant fees)','4: ACTIVATE-ATTEMPTING PROJECTS=&gt;6(Dice roll 2D6: skill check)','4: ACTIVATE-ATTEMPTING PROJECTS=&gt;(('C', 7), 'C', 0, "Improved fix 'Systemic Corruption' (LIVING STANDARDS)")(Skill for project)','4: ACTIVATE-ATTEMPTING PROJECTS=&gt;7(Dice roll 2D6: skill check)','4: ACTIVATE-DOING RESEARCH=&gt;None(Start researching)','4: ACTIVATE-ATTEMPTING PROJECTS=&gt;(('S', 6), 'S', 4, "Improved fix 'Healthcare' (CLASS)")(Skill for project)','4: ACTIVATE-ATTEMPTING PROJECTS=&gt;4(Consultant fees)','4: ACTIVATE-ATTEMPTING PROJECTS=&gt;9(Dice roll 2D6: skill check)','4: ACTIVATE-ATTEMPTING PROJECTS=&gt;(('H', 11), 'H', 3, "Improved fix 'Healthcare' (CLASS)")(Skill for project)','4: ACTIVATE-ATTEMPTING PROJECTS=&gt;0(Consultant fees)','4: ACTIVATE-ATTEMPTING PROJECTS=&gt;6(Dice roll 2D6: skill check)','4: ACTIVATE-ATTEMPTING PROJECTS=&gt;(('H', 3), 'H', 2, "Improved fix 'Healthcare' (CLASS)")(Skill for project)','4: ACTIVATE-ATTEMPTING PROJECTS=&gt;2(Consultant fees)','4: ACTIVATE-ATTEMPTING PROJECTS=&gt;7(Dice roll 2D6: skill check)','4: ACTIVATE-ATTEMPTING PROJECTS=&gt;(('S', 13), 'S', 2, "Improved fix 'Healthcare' (CLASS)")(Skill for project)','4: ACTIVATE-ATTEMPTING PROJECTS=&gt;12(Dice roll 2D6: skill check)','4: ACTIVATE-ATTEMPTING PROJECTS=&gt;1(Added a crisis chip)','4: ACTIVATE-DOING RESEARCH=&gt;None(Start researching)','4: ACTIVATE-ATTEMPTING PROJECTS=&gt;None(Skill for project)','4: ACTIVATE-DOING RESEARCH=&gt;None(Start researching)','4: END-CRISIS ROLLING=&gt;6(Dice roll 1D6: crisis cat)','4: END-CRISIS ROLLING=&gt;LIVING STANDARDS(Category for crisis)','4: END-CRISIS ROLLING=&gt;1(Dice roll 1D6: node in LIVING STANDARDS)','4: END-CRISIS ROLLING=&gt;Discrimination(Problem for crisis)','4: END-CRISIS ROLLING=&gt;9(Dice roll 2D6: crisis roll for Discrimination)','4: END-CRISIS ROLLING=&gt;9(Crisis roll for node "Discrimination")','4: END-CRISIS ROLLING=&gt;10(Dice roll 2D6: crisis roll for Discrimination)','4: END-CRISIS ROLLING=&gt;10(Crisis roll for node "Discrimination")','4: END-CRISIS ROLLING=&gt;11(Dice roll 2D6: crisis roll for Discrimination)','4: END-CRISIS ROLLING=&gt;11(Crisis roll for node "Discrimination")','4: END-CRISIS ROLLING=&gt;Discrimination(Crisis averted)','5: ENGAGE-DRAWING MONEY=&gt;2(Money drawn)','5: ENGAGE-DRAWING CARDS=&gt;('C', 14)(Card drawn: 1)','5: ENGAGE-DRAWING CARDS=&gt;('D', 5)(Card drawn: 2)','5: ENGAGE-CRISIS RISING','5: ENGAGE-DRAWING MONEY=&gt;2(Money drawn)','5: ENGAGE-DRAWING CARDS=&gt;('C', 8)(Card drawn: 1)','5: ENGAGE-DRAWING CARDS=&gt;('C', 11)(Card drawn: 2)','5: ENGAGE-DRAWING MONEY=&gt;2(Money drawn)','5: ENGAGE-DRAWING CARDS=&gt;('D', 12)(Card drawn: 1)','5: ENGAGE-DRAWING CARDS=&gt;('S', 3)(Card drawn: 2)','5: ENGAGE-CRISIS RISING','5: ENGAGE-DRAWING MONEY=&gt;2(Money drawn)','5: ENGAGE-DRAWING CARDS=&gt;('C', 1)(Card drawn: 1)','5: ENGAGE-DRAWING CARDS=&gt;('D', 4)(Card drawn: 2)','5: ACTIVATE-ATTEMPTING PROJECTS=&gt;Base(Start project: type)','5: ACTIVATE-ATTEMPTING PROJECTS=&gt;ENVIRONMENTAL(Start project: fix category)','5: ACTIVATE-ATTEMPTING PROJECTS=&gt;Climate Change(Start project: fix problem)','5: ACTIVATE-ATTEMPTING PROJECTS=&gt;Base fix 'Climate Change' (ENVIRONMENTAL) triggers crisis(Project started)','5: ACTIVATE-ATTEMPTING PROJECTS=&gt;(('C', 1), 'C', 0, "Improved fix 'Systemic Corruption' (LIVING STANDARDS)")(Skill for project)','5: ACTIVATE-ATTEMPTING PROJECTS=&gt;0(Consultant fees)','5: ACTIVATE-ATTEMPTING PROJECTS=&gt;5(Dice roll 2D6: skill check)','5: ACTIVATE-ATTEMPTING PROJECTS=&gt;(('D', 6), 'D', 2, "Base fix 'Climate Change' (ENVIRONMENTAL) triggers crisis")(Skill for project)','5: ACTIVATE-ATTEMPTING PROJECTS=&gt;0(Consultant fees)','5: ACTIVATE-ATTEMPTING PROJECTS=&gt;9(Dice roll 2D6: skill check)','5: ACTIVATE-ATTEMPTING PROJECTS=&gt;(('D', 14), 'S', 4, "Improved fix 'Healthcare' (CLASS)")(Skill for project)','5: ACTIVATE-ATTEMPTING PROJECTS=&gt;(('D', 6), 'D', 1, "Base fix 'Climate Change' (ENVIRONMENTAL) triggers crisis")(Skill for project)','5: ACTIVATE-ATTEMPTING PROJECTS=&gt;4(Consultant fees)','5: ACTIVATE-ATTEMPTING PROJECTS=&gt;12(Dice roll 2D6: skill check)','5: ACTIVATE-ATTEMPTING PROJECTS=&gt;1(Added a crisis chip)','5: ACTIVATE-ATTEMPTING PROJECTS=&gt;(('C', 14), 'C', 3, "Improved fix 'Systemic Corruption' (LIVING STANDARDS)")(Skill for project)','5: ACTIVATE-ATTEMPTING PROJECTS=&gt;(('D', 9), 'D', 1, "Base fix 'Climate Change' (ENVIRONMENTAL) triggers crisis")(Skill for project)','5: ACTIVATE-ATTEMPTING PROJECTS=&gt;1(Consultant fees)','5: ACTIVATE-ATTEMPTING PROJECTS=&gt;4(Dice roll 2D6: skill check)','5: ACTIVATE-ATTEMPTING PROJECTS=&gt;(('S', 11), 'S', 1, "Improved fix 'Healthcare' (CLASS)")(Skill for project)','5: ACTIVATE-ATTEMPTING PROJECTS=&gt;1(Consultant fees)','5: ACTIVATE-ATTEMPTING PROJECTS=&gt;9(Dice roll 2D6: skill check)','5: ACTIVATE-ATTEMPTING PROJECTS=&gt;(('D', 5), 'D', 1, "Base fix 'Climate Change' (ENVIRONMENTAL) triggers crisis")(Skill for project)','5: ACTIVATE-ATTEMPTING PROJECTS=&gt;1(Consultant fees)','5: ACTIVATE-ATTEMPTING PROJECTS=&gt;8(Dice roll 2D6: skill check)','5: ACTIVATE-ATTEMPTING PROJECTS=&gt;(('D', 3), 'D', 0, "Base fix 'Climate Change' (ENVIRONMENTAL) triggers crisis")(Skill for project)','5: ACTIVATE-ATTEMPTING PROJECTS=&gt;1(Consultant fees)','5: ACTIVATE-ATTEMPTING PROJECTS=&gt;8(Dice roll 2D6: skill check)','5: ACTIVATE-DOING RESEARCH=&gt;None(Start researching)','5: ACTIVATE-ATTEMPTING PROJECTS=&gt;(('C', 11), 'C', 1, "Improved fix 'Systemic Corruption' (LIVING STANDARDS)")(Skill for project)','5: ACTIVATE-ATTEMPTING PROJECTS=&gt;0(Consultant fees)','5: ACTIVATE-ATTEMPTING PROJECTS=&gt;7(Dice roll 2D6: skill check)','5: ACTIVATE-ATTEMPTING PROJECTS=&gt;(('C', 8), 'C', 0, "Improved fix 'Systemic Corruption' (LIVING STANDARDS)")(Skill for project)','5: ACTIVATE-ATTEMPTING PROJECTS=&gt;2(Consultant fees)','5: ACTIVATE-ATTEMPTING PROJECTS=&gt;5(Dice roll 2D6: skill check)','5: ACTIVATE-DOING RESEARCH=&gt;None(Start researching)','5: ACTIVATE-ATTEMPTING PROJECTS=&gt;None(Skill for project)','5: ACTIVATE-DOING RESEARCH=&gt;None(Start researching)','5: ACTIVATE-ATTEMPTING PROJECTS=&gt;None(Skill for project)','5: ACTIVATE-DOING RESEARCH=&gt;None(Start researching)','5: END-FINALIZING=&gt;Improved fix 'Healthcare' (CLASS)(Project overskilled for "('D', 14)")','5: END-FINALIZING=&gt;Improved fix 'Systemic Corruption' (LIVING STANDARDS)(Project overskilled for "('C', 14)")','5: END-CRISIS ROLLING=&gt;3(Dice roll 1D6: crisis cat)','5: END-CRISIS ROLLING=&gt;SOCIAL(Category for crisis)','5: END-CRISIS ROLLING=&gt;1(Dice roll 1D6: node in SOCIAL)','5: END-CRISIS ROLLING=&gt;Education(Problem for crisis)','5: END-CRISIS ROLLING=&gt;4(Dice roll 2D6: crisis roll for Education)','5: END-CRISIS ROLLING=&gt;4(Crisis roll for node "Education")','5: END-CRISIS ROLLING=&gt;Education(Now in crisis)','5: END-CRISIS ROLLING=&gt;1(Dice roll 1D6: crisis cat)','5: END-CRISIS ROLLING=&gt;INDUSTRIAL(Category for crisis)','5: END-CRISIS ROLLING=&gt;4(Dice roll 1D6: node in INDUSTRIAL)','5: END-CRISIS ROLLING=&gt;1(Dice roll 1D6: node in INDUSTRIAL)','5: END-CRISIS ROLLING=&gt;Polluting Industry(Problem for crisis)','5: END-CRISIS ROLLING=&gt;3(Dice roll 2D6: crisis roll for Polluting Industry)','5: END-CRISIS ROLLING=&gt;3(Crisis roll for node "Polluting Industry")','5: END-CRISIS ROLLING=&gt;Biodiversity Loss(Now in crisis (cascaded from: Polluting Industry))','5: END-CRISIS ROLLING=&gt;5(Dice roll 1D6: crisis cat)','5: END-CRISIS ROLLING=&gt;ENVIRONMENTAL(Category for crisis)','5: END-CRISIS ROLLING=&gt;2(Dice roll 1D6: node in ENVIRONMENTAL)','5: END-CRISIS ROLLING=&gt;Climate Change(Problem for crisis)','5: END-CRISIS ROLLING=&gt;12(Dice roll 2D6: crisis roll for Climate Change)','5: END-CRISIS ROLLING=&gt;12(Crisis roll for node "Climate Change")','5: END-CRISIS ROLLING=&gt;Climate Change(Crisis averted)','6: ENGAGE-DRAWING MONEY=&gt;2(Money drawn)','6: ENGAGE-DRAWING CARDS=&gt;('D', 2)(Card drawn: 1)','6: ENGAGE-DRAWING CARDS=&gt;('H', 5)(Card drawn: 2)','6: ENGAGE-CRISIS RISING','6: ENGAGE-DRAWING MONEY=&gt;2(Money drawn)','6: ENGAGE-DRAWING CARDS=&gt;('D', 4)(Card drawn: 1)','6: ENGAGE-DRAWING CARDS=&gt;('S', 1)(Card drawn: 2)','6: ENGAGE-DRAWING MONEY=&gt;2(Money drawn)','6: ENGAGE-DRAWING CARDS=&gt;('D', 2)(Card drawn: 1)','6: ENGAGE-DRAWING CARDS=&gt;('S', 14)(Card drawn: 2)','6: ENGAGE-CRISIS RISING','6: ENGAGE-DRAWING MONEY=&gt;2(Money drawn)','6: ENGAGE-DRAWING CARDS=&gt;('H', 2)(Card drawn: 1)','6: ENGAGE-DRAWING CARDS=&gt;('D', 12)(Card drawn: 2)','6: ACTIVATE-ATTEMPTING PROJECTS=&gt;(('H', 5), 'H', 1, "Improved fix 'Systemic Corruption' (LIVING STANDARDS)")(Skill for project)','6: ACTIVATE-ATTEMPTING PROJECTS=&gt;4(Consultant fees)','6: ACTIVATE-ATTEMPTING PROJECTS=&gt;2(Dice roll 2D6: skill check)','6: ACTIVATE-ATTEMPTING PROJECTS=&gt;None(Skill for project)','6: ACTIVATE-DOING RESEARCH=&gt;None(Start researching)','6: ACTIVATE-ATTEMPTING PROJECTS=&gt;None(Skill for project)','6: ACTIVATE-DOING RESEARCH=&gt;None(Start researching)','6: ACTIVATE-ATTEMPTING PROJECTS=&gt;(('S', 14), 'H', 5, "Improved fix 'Healthcare' (CLASS)")(Skill for project)','6: ACTIVATE-ATTEMPTING PROJECTS=&gt;(('D', 12), 'D', 2, "Base fix 'Climate Change' (ENVIRONMENTAL) triggers crisis")(Skill for project)','6: ACTIVATE-ATTEMPTING PROJECTS=&gt;1(Consultant fees)','6: ACTIVATE-ATTEMPTING PROJECTS=&gt;6(Dice roll 2D6: skill check)','6: ACTIVATE-ATTEMPTING PROJECTS=&gt;(('D', 2), 'D', 3, "Base fix 'Climate Change' (ENVIRONMENTAL) triggers crisis")(Skill for project)','6: ACTIVATE-ATTEMPTING PROJECTS=&gt;1(Consultant fees)','6: ACTIVATE-ATTEMPTING PROJECTS=&gt;7(Dice roll 2D6: skill check)','6: ACTIVATE-ATTEMPTING PROJECTS=&gt;(('S', 3), 'S', 2, "Improved fix 'Healthcare' (CLASS)")(Skill for project)','6: ACTIVATE-ATTEMPTING PROJECTS=&gt;0(Consultant fees)','6: ACTIVATE-ATTEMPTING PROJECTS=&gt;7(Dice roll 2D6: skill check)','6: ACTIVATE-ATTEMPTING PROJECTS=&gt;None(Skill for project)','6: ACTIVATE-DOING RESEARCH=&gt;None(Start researching)','6: ACTIVATE-ATTEMPTING PROJECTS=&gt;(('S', 8), 'S', 2, "Improved fix 'Healthcare' (CLASS)")(Skill for project)','6: ACTIVATE-ATTEMPTING PROJECTS=&gt;1(Consultant fees)','6: ACTIVATE-ATTEMPTING PROJECTS=&gt;10(Dice roll 2D6: skill check)','6: ACTIVATE-ATTEMPTING PROJECTS=&gt;(('H', 2), 'H', 4, "Improved fix 'Healthcare' (CLASS)")(Skill for project)','6: ACTIVATE-ATTEMPTING PROJECTS=&gt;4(Consultant fees)','6: ACTIVATE-ATTEMPTING PROJECTS=&gt;9(Dice roll 2D6: skill check)','6: ACTIVATE-ATTEMPTING PROJECTS=&gt;(('D', 4), 'D', 3, "Base fix 'Climate Change' (ENVIRONMENTAL) triggers crisis")(Skill for project)','6: ACTIVATE-ATTEMPTING PROJECTS=&gt;0(Consultant fees)','6: ACTIVATE-ATTEMPTING PROJECTS=&gt;8(Dice roll 2D6: skill check)','6: ACTIVATE-ATTEMPTING PROJECTS=&gt;None(Skill for project)','6: ACTIVATE-DOING RESEARCH=&gt;None(Start researching)','6: END-FINALIZING=&gt;Improved fix 'Healthcare' (CLASS)(Project overskilled for "('S', 14)")','6: END-CRISIS ROLLING=&gt;6(Dice roll 1D6: crisis cat)','6: END-CRISIS ROLLING=&gt;LIVING STANDARDS(Category for crisis)','6: END-CRISIS ROLLING=&gt;4(Dice roll 1D6: node in LIVING STANDARDS)','6: END-CRISIS ROLLING=&gt;5(Dice roll 1D6: node in LIVING STANDARDS)','6: END-CRISIS ROLLING=&gt;1(Dice roll 1D6: node in LIVING STANDARDS)','6: END-CRISIS ROLLING=&gt;Discrimination(Problem for crisis)','6: END-CRISIS ROLLING=&gt;8(Dice roll 2D6: crisis roll for Discrimination)','6: END-CRISIS ROLLING=&gt;8(Crisis roll for node "Discrimination")','6: END-CRISIS ROLLING=&gt;Discrimination(Now in crisis)','6: END-CRISIS ROLLING=&gt;6(Dice roll 1D6: crisis cat)','6: END-CRISIS ROLLING=&gt;LIVING STANDARDS(Category for crisis)','6: END-CRISIS ROLLING=&gt;5(Dice roll 1D6: node in LIVING STANDARDS)','6: END-CRISIS ROLLING=&gt;2(Dice roll 1D6: node in LIVING STANDARDS)','6: END-CRISIS ROLLING=&gt;Low Labour Standards(Problem for crisis)','6: END-CRISIS ROLLING=&gt;9(Dice roll 2D6: crisis roll for Low Labour Standards)','6: END-CRISIS ROLLING=&gt;9(Crisis roll for node "Low Labour Standards")','6: END-CRISIS ROLLING=&gt;Low Labour Standards(Crisis averted)','7: ENGAGE-DRAWING MONEY=&gt;2(Money drawn)','7: ENGAGE-DRAWING CARDS=&gt;('H', 6)(Card drawn: 1)','7: ENGAGE-DRAWING CARDS=&gt;('D', 10)(Card drawn: 2)','7: ENGAGE-CRISIS RISING','7: ENGAGE-DRAWING MONEY=&gt;2(Money drawn)','7: ENGAGE-DRAWING CARDS=&gt;('H', 7)(Card drawn: 1)','7: ENGAGE-DRAWING CARDS=&gt;('S', 12)(Card drawn: 2)','7: ENGAGE-DRAWING MONEY=&gt;2(Money drawn)','7: ENGAGE-DRAWING CARDS=&gt;('H', 4)(Card drawn: 1)','7: ENGAGE-DRAWING CARDS=&gt;('H', 1)(Card drawn: 2)','7: ENGAGE-CRISIS RISING','7: ENGAGE-DRAWING MONEY=&gt;2(Money drawn)','7: ENGAGE-DRAWING CARDS=&gt;('H', 8)(Card drawn: 1)','7: ENGAGE-DRAWING CARDS=&gt;('D', 3)(Card drawn: 2)','7: ACTIVATE-ATTEMPTING PROJECTS=&gt;(('D', 2), 'D', 0, "Base fix 'Climate Change' (ENVIRONMENTAL) triggers crisis")(Skill for project)','7: ACTIVATE-ATTEMPTING PROJECTS=&gt;2(Consultant fees)','7: ACTIVATE-ATTEMPTING PROJECTS=&gt;6(Dice roll 2D6: skill check)','7: ACTIVATE-ATTEMPTING PROJECTS=&gt;(('H', 6), 'H', 0, "Improved fix 'Healthcare' (CLASS)")(Skill for project)','7: ACTIVATE-ATTEMPTING PROJECTS=&gt;6(Dice roll 2D6: skill check)','7: ACTIVATE-ATTEMPTING PROJECTS=&gt;None(Skill for project)','7: ACTIVATE-DOING RESEARCH=&gt;None(Start researching)','7: ACTIVATE-ATTEMPTING PROJECTS=&gt;(('H', 7), 'H', 2, "Improved fix 'Healthcare' (CLASS)")(Skill for project)','7: ACTIVATE-ATTEMPTING PROJECTS=&gt;1(Consultant fees)','7: ACTIVATE-ATTEMPTING PROJECTS=&gt;12(Dice roll 2D6: skill check)','7: ACTIVATE-ATTEMPTING PROJECTS=&gt;1(Added a crisis chip)','7: ACTIVATE-ATTEMPTING PROJECTS=&gt;(('S', 12), 'S', 2, "Improved fix 'Healthcare' (CLASS)")(Skill for project)','7: ACTIVATE-ATTEMPTING PROJECTS=&gt;0(Consultant fees)','7: ACTIVATE-ATTEMPTING PROJECTS=&gt;12(Dice roll 2D6: skill check)','7: ACTIVATE-ATTEMPTING PROJECTS=&gt;1(Added a crisis chip)','7: ACTIVATE-ATTEMPTING PROJECTS=&gt;(('D', 4), 'D', 0, "Base fix 'Climate Change' (ENVIRONMENTAL) triggers crisis")(Skill for project)','7: ACTIVATE-ATTEMPTING PROJECTS=&gt;0(Consultant fees)','7: ACTIVATE-ATTEMPTING PROJECTS=&gt;6(Dice roll 2D6: skill check)','7: ACTIVATE-ATTEMPTING PROJECTS=&gt;None(Skill for project)','7: ACTIVATE-DOING RESEARCH=&gt;None(Start researching)','7: ACTIVATE-ATTEMPTING PROJECTS=&gt;(('H', 1), 'H', 3, "Improved fix 'Healthcare' (CLASS)")(Skill for project)','7: ACTIVATE-ATTEMPTING PROJECTS=&gt;1(Consultant fees)','7: ACTIVATE-ATTEMPTING PROJECTS=&gt;4(Dice roll 2D6: skill check)','7: ACTIVATE-ATTEMPTING PROJECTS=&gt;(('D', 8), 'D', 1, "Base fix 'Climate Change' (ENVIRONMENTAL) triggers crisis")(Skill for project)','7: ACTIVATE-ATTEMPTING PROJECTS=&gt;2(Consultant fees)','7: ACTIVATE-ATTEMPTING PROJECTS=&gt;6(Dice roll 2D6: skill check)','7: ACTIVATE-ATTEMPTING PROJECTS=&gt;(('H', 4), 'H', 1, "Improved fix 'Systemic Corruption' (LIVING STANDARDS)")(Skill for project)','7: ACTIVATE-ATTEMPTING PROJECTS=&gt;0(Consultant fees)','7: ACTIVATE-ATTEMPTING PROJECTS=&gt;3(Dice roll 2D6: skill check)','7: ACTIVATE-ATTEMPTING PROJECTS=&gt;None(Skill for project)','7: ACTIVATE-DOING RESEARCH=&gt;None(Start researching)','7: ACTIVATE-ATTEMPTING PROJECTS=&gt;(('H', 8), 'H', 4, "Improved fix 'Healthcare' (CLASS)")(Skill for project)','7: ACTIVATE-ATTEMPTING PROJECTS=&gt;1(Consultant fees)','7: ACTIVATE-ATTEMPTING PROJECTS=&gt;4(Dice roll 2D6: skill check)','7: ACTIVATE-ATTEMPTING PROJECTS=&gt;(('D', 13), 'D', 0, "Base fix 'Climate Change' (ENVIRONMENTAL) triggers crisis")(Skill for project)','7: ACTIVATE-ATTEMPTING PROJECTS=&gt;1(Consultant fees)','7: ACTIVATE-ATTEMPTING PROJECTS=&gt;10(Dice roll 2D6: skill check)','7: ACTIVATE-ATTEMPTING PROJECTS=&gt;(('S', 7), 'S', 0, "Improved fix 'Healthcare' (CLASS)")(Skill for project)','7: ACTIVATE-ATTEMPTING PROJECTS=&gt;0(Consultant fees)','7: ACTIVATE-ATTEMPTING PROJECTS=&gt;7(Dice roll 2D6: skill check)','7: ACTIVATE-ATTEMPTING PROJECTS=&gt;None(Skill for project)','7: ACTIVATE-DOING RESEARCH=&gt;None(Start researching)','8: END-CRISIS ROLLING=&gt;5(Dice roll 1D6: crisis cat)','8: END-CRISIS ROLLING=&gt;ENVIRONMENTAL(Category for crisis)','8: END-CRISIS ROLLING=&gt;4(Dice roll 1D6: node in ENVIRONMENTAL)','8: END-CRISIS ROLLING=&gt;Air &amp; Ozone Degradation(Problem for crisis)','8: END-CRISIS ROLLING=&gt;6(Dice roll 2D6: crisis roll for Air &amp; Ozone Degradation)','8: END-CRISIS ROLLING=&gt;6(Crisis roll for node "Air &amp; Ozone Degradation")','8: END-CRISIS ROLLING=&gt;Peace &amp; Justice(Now in crisis (cascaded from: Air &amp; Ozone Degradation))','8: END-CRISIS ROLLING=&gt;4(Dice roll 1D6: crisis cat)','8: END-CRISIS ROLLING=&gt;CLASS(Category for crisis)','8: END-CRISIS ROLLING=&gt;1(Dice roll 1D6: node in CLASS)','8: END-CRISIS ROLLING=&gt;Healthcare(Problem for crisis)','8: END-CRISIS ROLLING=&gt;3(Dice roll 2D6: crisis roll for Healthcare)','8: END-CRISIS ROLLING=&gt;3(Crisis roll for node "Healthcare")','8: END-CRISIS ROLLING=&gt;Sprawl(Now in crisis (cascaded from: Healthcare))','8: END-CRISIS ROLLING=&gt;6(Dice roll 1D6: crisis cat)','8: END-CRISIS ROLLING=&gt;LIVING STANDARDS(Category for crisis)','8: END-CRISIS ROLLING=&gt;4(Dice roll 1D6: node in LIVING STANDARDS)','8: END-CRISIS ROLLING=&gt;3(Dice roll 1D6: node in LIVING STANDARDS)','8: END-CRISIS ROLLING=&gt;Systemic Corruption(Problem for crisis)','8: END-CRISIS ROLLING=&gt;5(Dice roll 2D6: crisis roll for Systemic Corruption)','8: END-CRISIS ROLLING=&gt;5(Crisis roll for node "Systemic Corruption")','8: END-CRISIS ROLLING=&gt;Economic Inequality(Now in crisis (cascaded from: Systemic Corruption))','8: END-CRISIS ROLLING=&gt;Inflation(Now in crisis (cascaded from: Systemic Corruption))','8: END-CRISIS ROLLING=&gt;5(Dice roll 1D6: crisis cat)','8: END-CRISIS ROLLING=&gt;ENVIRONMENTAL(Category for crisis)','8: END-CRISIS ROLLING=&gt;4(Dice roll 1D6: node in ENVIRONMENTAL)','8: END-CRISIS ROLLING=&gt;Air &amp; Ozone Degradation(Problem for crisis)','8: END-CRISIS ROLLING=&gt;7(Dice roll 2D6: crisis roll for Air &amp; Ozone Degradation)','8: END-CRISIS ROLLING=&gt;7(Crisis roll for node "Air &amp; Ozone Degradation")','8: END-CRISIS ROLLING=&gt;Land Conversion(Now in crisis (cascaded from: Air &amp; Ozone Degradation))','8: ENGAGE-DRAWING MONEY=&gt;1(Money drawn)','8: ENGAGE-DRAWING CARDS=&gt;('S', 6)(Card drawn: 1)','8: ENGAGE-DRAWING CARDS=&gt;('H', 12)(Card drawn: 2)','8: ENGAGE-CRISIS RISING','8: ENGAGE-DRAWING MONEY=&gt;1(Money drawn)','8: ENGAGE-DRAWING CARDS=&gt;('S', 1)(Card drawn: 1)','8: ENGAGE-DRAWING CARDS=&gt;('C', 7)(Card drawn: 2)','8: ENGAGE-DRAWING MONEY=&gt;1(Money drawn)','8: ENGAGE-DRAWING CARDS=&gt;('D', 11)(Card drawn: 1)','8: ENGAGE-DRAWING CARDS=&gt;('H', 4)(Card drawn: 2)','8: ENGAGE-CRISIS RISING','8: ENGAGE-DRAWING MONEY=&gt;1(Money drawn)','8: ENGAGE-DRAWING CARDS=&gt;('C', 2)(Card drawn: 1)','8: ENGAGE-DRAWING CARDS=&gt;('S', 9)(Card drawn: 2)','8: ACTIVATE-ATTEMPTING PROJECTS=&gt;(('D', 10), 'D', 0, "Base fix 'Climate Change' (ENVIRONMENTAL) triggers crisis")(Skill for project)','8: ACTIVATE-ATTEMPTING PROJECTS=&gt;0(Consultant fees)','8: ACTIVATE-ATTEMPTING PROJECTS=&gt;5(Dice roll 2D6: skill check)','8: ACTIVATE-ATTEMPTING PROJECTS=&gt;(('H', 12), 'H', 1, "Improved fix 'Systemic Corruption' (LIVING STANDARDS)")(Skill for project)','8: ACTIVATE-ATTEMPTING PROJECTS=&gt;0(Consultant fees)','8: ACTIVATE-ATTEMPTING PROJECTS=&gt;9(Dice roll 2D6: skill check)','8: ACTIVATE-ATTEMPTING PROJECTS=&gt;None(Skill for project)','8: ACTIVATE-DOING RESEARCH=&gt;None(Start researching)','8: ACTIVATE-ATTEMPTING PROJECTS=&gt;(('C', 7), 'C', 2, "Improved fix 'Systemic Corruption' (LIVING STANDARDS)")(Skill for project)','8: ACTIVATE-ATTEMPTING PROJECTS=&gt;0(Consultant fees)','8: ACTIVATE-ATTEMPTING PROJECTS=&gt;8(Dice roll 2D6: skill check)','8: ACTIVATE-ATTEMPTING PROJECTS=&gt;(('S', 1), 'S', 1, "Improved fix 'Healthcare' (CLASS)")(Skill for project)','8: ACTIVATE-ATTEMPTING PROJECTS=&gt;1(Consultant fees)','8: ACTIVATE-ATTEMPTING PROJECTS=&gt;8(Dice roll 2D6: skill check)','8: ACTIVATE-ATTEMPTING PROJECTS=&gt;None(Skill for project)','8: ACTIVATE-DOING RESEARCH=&gt;None(Start researching)','8: ACTIVATE-ATTEMPTING PROJECTS=&gt;(('H', 4), 'H', 2, "Improved fix 'Healthcare' (CLASS)")(Skill for project)','8: ACTIVATE-ATTEMPTING PROJECTS=&gt;0(Consultant fees)','8: ACTIVATE-ATTEMPTING PROJECTS=&gt;8(Dice roll 2D6: skill check)','8: ACTIVATE-ATTEMPTING PROJECTS=&gt;(('D', 11), 'D', 0, "Base fix 'Climate Change' (ENVIRONMENTAL) triggers crisis")(Skill for project)','8: ACTIVATE-ATTEMPTING PROJECTS=&gt;0(Consultant fees)','8: ACTIVATE-ATTEMPTING PROJECTS=&gt;5(Dice roll 2D6: skill check)','8: ACTIVATE-ATTEMPTING PROJECTS=&gt;None(Skill for project)','8: ACTIVATE-DOING RESEARCH=&gt;None(Start researching)','8: ACTIVATE-ATTEMPTING PROJECTS=&gt;(('D', 3), 'D', 2, "Base fix 'Climate Change' (ENVIRONMENTAL) triggers crisis")(Skill for project)','8: ACTIVATE-ATTEMPTING PROJECTS=&gt;2(Consultant fees)','8: ACTIVATE-ATTEMPTING PROJECTS=&gt;4(Dice roll 2D6: skill check)','8: ACTIVATE-ATTEMPTING PROJECTS=&gt;(('C', 2), 'C', 2, "Improved fix 'Systemic Corruption' (LIVING STANDARDS)")(Skill for project)','8: ACTIVATE-ATTEMPTING PROJECTS=&gt;5(Dice roll 2D6: skill check)','8: ACTIVATE-ATTEMPTING PROJECTS=&gt;(('D', 12), 'D', 1, "Base fix 'Climate Change' (ENVIRONMENTAL) triggers crisis")(Skill for project)','8: ACTIVATE-ATTEMPTING PROJECTS=&gt;5(Dice roll 2D6: skill check)','8: ACTIVATE-ATTEMPTING PROJECTS=&gt;(('S', 9), 'S', 1, "Improved fix 'Healthcare' (CLASS)")(Skill for project)','8: ACTIVATE-ATTEMPTING PROJECTS=&gt;8(Dice roll 2D6: skill check)','8: ACTIVATE-ATTEMPTING PROJECTS=&gt;(('C', 1), 'C', 0, "Improved fix 'Systemic Corruption' (LIVING STANDARDS)")(Skill for project)','8: ACTIVATE-ATTEMPTING PROJECTS=&gt;10(Dice roll 2D6: skill check)','8: ACTIVATE-DOING RESEARCH=&gt;None(Start researching)','8: END-CRISIS ROLLING=&gt;INDUSTRIAL(Crisis chip: full category)','8: END-CRISIS ROLLING=&gt;ECONOMIC(Crisis chip: full category)','8: END-CRISIS ROLLING=&gt;SOCIAL(Crisis chip: full category)','8: END-CRISIS ROLLING=&gt;6(Dice roll 1D6: crisis cat)','8: END-CRISIS ROLLING=&gt;LIVING STANDARDS(Category for crisis)','8: END-CRISIS ROLLING=&gt;2(Dice roll 1D6: node in LIVING STANDARDS)','8: END-CRISIS ROLLING=&gt;Low Labour Standards(Problem for crisis)','8: END-CRISIS ROLLING=&gt;10(Dice roll 2D6: crisis roll for Low Labour Standards)','8: END-CRISIS ROLLING=&gt;10(Crisis roll for node "Low Labour Standards")','8: END-CRISIS ROLLING=&gt;6(Dice roll 2D6: crisis roll for Low Labour Standards)','8: END-CRISIS ROLLING=&gt;6(Crisis roll for node "Low Labour Standards")','8: END-CRISIS ROLLING=&gt;Low Labour Standards(Now in crisis)','9: ENGAGE-DRAWING MONEY=&gt;1(Money drawn)','9: ENGAGE-DRAWING CARDS=&gt;('H', 5)(Card drawn: 1)','9: ENGAGE-DRAWING CARDS=&gt;('H', 7)(Card drawn: 2)','9: ENGAGE-CRISIS RISING','9: ENGAGE-DRAWING MONEY=&gt;1(Money drawn)','9: ENGAGE-DRAWING CARDS=&gt;('H', 3)(Card drawn: 1)','9: ENGAGE-DRAWING CARDS=&gt;('S', 7)(Card drawn: 2)','9: ENGAGE-DRAWING MONEY=&gt;1(Money drawn)','9: ENGAGE-DRAWING CARDS=&gt;('H', 6)(Card drawn: 1)','9: ENGAGE-DRAWING CARDS=&gt;('H', 11)(Card drawn: 2)','9: ENGAGE-CRISIS RISING','9: ENGAGE-DRAWING MONEY=&gt;1(Money drawn)','9: ENGAGE-DRAWING CARDS=&gt;('H', 13)(Card drawn: 1)','9: ENGAGE-DRAWING CARDS=&gt;('D', 13)(Card drawn: 2)','9: ACTIVATE-ATTEMPTING PROJECTS=&gt;(('S', 6), 'S', 0, "Improved fix 'Healthcare' (CLASS)")(Skill for project)','9: ACTIVATE-ATTEMPTING PROJECTS=&gt;0(Consultant fees)','9: ACTIVATE-ATTEMPTING PROJECTS=&gt;6(Dice roll 2D6: skill check)','9: ACTIVATE-ATTEMPTING PROJECTS=&gt;(('H', 5), 'H', 0, "Improved fix 'Healthcare' (CLASS)")(Skill for project)','9: ACTIVATE-ATTEMPTING PROJECTS=&gt;1(Consultant fees)','9: ACTIVATE-ATTEMPTING PROJECTS=&gt;4(Dice roll 2D6: skill check)','9: ACTIVATE-ATTEMPTING PROJECTS=&gt;(('H', 7), 'H', 0, "Improved fix 'Healthcare' (CLASS)")(Skill for project)','9: ACTIVATE-ATTEMPTING PROJECTS=&gt;0(Consultant fees)','9: ACTIVATE-ATTEMPTING PROJECTS=&gt;7(Dice roll 2D6: skill check)','9: ACTIVATE-DOING RESEARCH=&gt;None(Start researching)','9: ACTIVATE-ATTEMPTING PROJECTS=&gt;None(Skill for project)','9: ACTIVATE-DOING RESEARCH=&gt;None(Start researching)','9: ACTIVATE-ATTEMPTING PROJECTS=&gt;(('H', 6), 'H', 1, "Improved fix 'Healthcare' (CLASS)")(Skill for project)','9: ACTIVATE-ATTEMPTING PROJECTS=&gt;3(Consultant fees)','9: ACTIVATE-ATTEMPTING PROJECTS=&gt;10(Dice roll 2D6: skill check)','9: ACTIVATE-ATTEMPTING PROJECTS=&gt;None(Skill for project)','9: ACTIVATE-DOING RESEARCH=&gt;None(Start researching)','9: ACTIVATE-ATTEMPTING PROJECTS=&gt;(('D', 13), 'D', 1, "Base fix 'Climate Change' (ENVIRONMENTAL) triggers crisis")(Skill for project)','9: ACTIVATE-ATTEMPTING PROJECTS=&gt;0(Consultant fees)','9: ACTIVATE-ATTEMPTING PROJECTS=&gt;4(Dice roll 2D6: skill check)','9: ACTIVATE-ATTEMPTING PROJECTS=&gt;(('H', 13), 'H', 0, "Improved fix 'Healthcare' (CLASS)")(Skill for project)','9: ACTIVATE-ATTEMPTING PROJECTS=&gt;0(Consultant fees)','9: ACTIVATE-ATTEMPTING PROJECTS=&gt;5(Dice roll 2D6: skill check)','9: ACTIVATE-DOING RESEARCH=&gt;None(Start researching)','9: END-FINALIZING=&gt;Improved fix 'Systemic Corruption' (LIVING STANDARDS)(Project abandoned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3(Dice roll 1D6: node in ENVIRONMENTAL)','9: END-CRISIS ROLLING=&gt;Freshwater Depletion(Problem for crisis)','9: END-CRISIS ROLLING=&gt;8(Dice roll 2D6: crisis roll for Freshwater Depletion)','9: END-CRISIS ROLLING=&gt;8(Crisis roll for node "Freshwater Depletion")','9: END-CRISIS ROLLING=&gt;Freshwater Depletion(Now in crisis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1(Dice roll 1D6: node in CLASS)','9: END-CRISIS ROLLING=&gt;Healthcare(Crisis chip: overwhelmed problem)','9: END-CRISIS ROLLING=&gt;4(Dice roll 1D6: crisis cat)','9: END-CRISIS ROLLING=&gt;CLASS(Category for crisis)','9: END-CRISIS ROLLING=&gt;6(Dice roll 1D6: node in CLASS)','9: END-CRISIS ROLLING=&gt;4(Dice roll 1D6: node in CLASS)','9: END-CRISIS ROLLING=&gt;Food Shortage(Crisis chip: overwhelmed problem)','9: END-CRISIS ROLLING=&gt;4(Dice roll 1D6: crisis cat)','9: END-CRISIS ROLLING=&gt;CLASS(Category for crisis)','9: END-CRISIS ROLLING=&gt;6(Dice roll 1D6: node in CLASS)','9: END-CRISIS ROLLING=&gt;5(Dice roll 1D6: node in CLASS)','9: END-CRISIS ROLLING=&gt;2(Dice roll 1D6: node in CLASS)','9: END-CRISIS ROLLING=&gt;Affordable Housing(Crisis chip: overwhelmed problem)','9: END-CRISIS ROLLING=&gt;5(Dice roll 1D6: crisis cat)','9: END-CRISIS ROLLING=&gt;ENVIRONMENTAL(Category for crisis)','9: END-CRISIS ROLLING=&gt;5(Dice roll 1D6: node in ENVIRONMENTAL)','9: END-CRISIS ROLLING=&gt;Ocean Degradation(Problem for crisis)','9: END-CRISIS ROLLING=&gt;5(Dice roll 2D6: crisis roll for Ocean Degradation)','9: END-CRISIS ROLLING=&gt;5(Crisis roll for node "Ocean Degradation")','9: END-CRISIS ROLLING=&gt;Ocean Degradation(Now in crisis)','10: ENGAGE-DRAWING MONEY=&gt;1(Money drawn)','10: ENGAGE-DRAWING CARDS=&gt;('H', 8)(Card drawn: 1)','10: ENGAGE-DRAWING CARDS=&gt;('D', 9)(Card drawn: 2)','10: ENGAGE-CRISIS RISING','10: ENGAGE-DRAWING MONEY=&gt;1(Money drawn)','10: ENGAGE-DRAWING CARDS=&gt;('C', 4)(Card drawn: 1)','10: ENGAGE-DRAWING CARDS=&gt;('S', 10)(Card drawn: 2)','10: ENGAGE-DRAWING MONEY=&gt;1(Money drawn)','10: ENGAGE-DRAWING CARDS=&gt;('S', 11)(Card drawn: 1)','10: ENGAGE-DRAWING CARDS=&gt;('S', 5)(Card drawn: 2)','10: ENGAGE-CRISIS RISING','10: ENGAGE-DRAWING MONEY=&gt;1(Money drawn)','10: ENGAGE-DRAWING CARDS=&gt;('H', 1)(Card drawn: 1)','10: ENGAGE-DRAWING CARDS=&gt;('D', 1)(Card drawn: 2)','10: ACTIVATE-ATTEMPTING PROJECTS=&gt;(('D', 9), 'D', 1, "Base fix 'Climate Change' (ENVIRONMENTAL) triggers crisis")(Skill for project)','10: ACTIVATE-ATTEMPTING PROJECTS=&gt;0(Consultant fees)','10: ACTIVATE-ATTEMPTING PROJECTS=&gt;7(Dice roll 2D6: skill check)','10: ACTIVATE-ATTEMPTING PROJECTS=&gt;None(Skill for project)','10: ACTIVATE-DOING RESEARCH=&gt;None(Start researching)','10: ACTIVATE-ATTEMPTING PROJECTS=&gt;(('H', 3), 'H', 1, "Improved fix 'Healthcare' (CLASS)")(Skill for project)','10: ACTIVATE-ATTEMPTING PROJECTS=&gt;2(Consultant fees)','10: ACTIVATE-ATTEMPTING PROJECTS=&gt;7(Dice roll 2D6: skill check)','10: ACTIVATE-ATTEMPTING PROJECTS=&gt;(('S', 7), 'S', 1, "Improved fix 'Healthcare' (CLASS)")(Skill for project)','10: ACTIVATE-ATTEMPTING PROJECTS=&gt;3(Consultant fees)','10: ACTIVATE-ATTEMPTING PROJECTS=&gt;11(Dice roll 2D6: skill check)','10: ACTIVATE-ATTEMPTING PROJECTS=&gt;(('S', 10), 'S', 2, "Improved fix 'Healthcare' (CLASS)")(Skill for project)','10: ACTIVATE-ATTEMPTING PROJECTS=&gt;9(Dice roll 2D6: skill check)','10: ACTIVATE-ATTEMPTING PROJECTS=&gt;None(Skill for project)','10: ACTIVATE-DOING RESEARCH=&gt;None(Start researching)','10: ACTIVATE-ATTEMPTING PROJECTS=&gt;Remove-Tradeoff(Start project: type)','10: ACTIVATE-ATTEMPTING PROJECTS=&gt;ENVIRONMENTAL(Start project: fix category)','10: ACTIVATE-ATTEMPTING PROJECTS=&gt;Freshwater Depletion(Start project: fix problem)','10: ACTIVATE-ATTEMPTING PROJECTS=&gt;Improved fix 'Freshwater Depletion' (ENVIRONMENTAL)(Project started)','10: ACTIVATE-ATTEMPTING PROJECTS=&gt;(('S', 11), 'S', 2, "Improved fix 'Healthcare' (CLASS)")(Skill for project)','10: ACTIVATE-ATTEMPTING PROJECTS=&gt;1(Consultant fees)','10: ACTIVATE-ATTEMPTING PROJECTS=&gt;12(Dice roll 2D6: skill check)','10: ACTIVATE-ATTEMPTING PROJECTS=&gt;1(Added a crisis chip)','10: ACTIVATE-ATTEMPTING PROJECTS=&gt;(('D', 11), 'D', 0, "Base fix 'Climate Change' (ENVIRONMENTAL) triggers crisis")(Skill for project)','10: ACTIVATE-ATTEMPTING PROJECTS=&gt;5(Dice roll 2D6: skill check)','10: ACTIVATE-ATTEMPTING PROJECTS=&gt;(('H', 11), 'H', 0, "Improved fix 'Healthcare' (CLASS)")(Skill for project)','10: ACTIVATE-ATTEMPTING PROJECTS=&gt;7(Dice roll 2D6: skill check)','10: ACTIVATE-ATTEMPTING PROJECTS=&gt;None(Skill for project)','10: ACTIVATE-DOING RESEARCH=&gt;None(Start researching)','10: ACTIVATE-ATTEMPTING PROJECTS=&gt;None(Skill for project)','10: ACTIVATE-DOING RESEARCH=&gt;None(Start researching)','10: END-FINALIZING=&gt;Improved fix 'Freshwater Depletion' (ENVIRONMENTAL)(Project abandoned)','10: END-CRISIS ROLLING=&gt;INDUSTRIAL(Crisis chip: full category)','10: END-CRISIS ROLLING=&gt;ECONOMIC(Crisis chip: full category)','10: END-CRISIS ROLLING=&gt;SOCIAL(Crisis chip: full category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6(Dice roll 1D6: node in ENVIRONMENTAL)','10: END-CRISIS ROLLING=&gt;5(Dice roll 1D6: node in ENVIRONMENTAL)','10: END-CRISIS ROLLING=&gt;Ocean Degradation(Crisis chip: overwhelmed problem)','10: END-CRISIS ROLLING=&gt;5(Dice roll 1D6: crisis cat)','10: END-CRISIS ROLLING=&gt;ENVIRONMENTAL(Category for crisis)','10: END-CRISIS ROLLING=&gt;3(Dice roll 1D6: node in ENVIRONMENTAL)','10: END-CRISIS ROLLING=&gt;Freshwater Depletion(Problem for crisis)','10: END-CRISIS ROLLING=&gt;8(Dice roll 2D6: crisis roll for Freshwater Depletion)','10: END-CRISIS ROLLING=&gt;8(Crisis roll for node "Freshwater Depletion")','10: END-CRISIS ROLLING=&gt;Clean Water Shortage(Now in crisis (cascaded from: Freshwater Depletion))','10: END-CRISIS ROLLING=&gt;Energy Shortage(Now in crisis (cascaded from: Freshwater Depletion)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CLASS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4(Dice roll 1D6: node in ENVIRONMENTAL)','10: END-CRISIS ROLLING=&gt;Air &amp; Ozone Degradation(Crisis chip: overwhelmed problem)','10: END-CRISIS ROLLING=&gt;5(Dice roll 1D6: crisis cat)','10: END-CRISIS ROLLING=&gt;ENVIRONMENTAL(Category for crisis)','10: END-CRISIS ROLLING=&gt;3(Dice roll 1D6: node in ENVIRONMENTAL)','10: END-CRISIS ROLLING=&gt;Freshwater Depletion(Crisis chip: overwhelmed problem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6(Dice roll 1D6: node in ENVIRONMENTAL)','10: END-CRISIS ROLLING=&gt;3(Dice roll 1D6: node in ENVIRONMENTAL)','10: END-CRISIS ROLLING=&gt;Freshwater Depletion(Crisis chip: overwhelmed problem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1(Dice roll 1D6: node in ENVIRONMENTAL)','10: END-CRISIS ROLLING=&gt;Chemical Pollution(Crisis chip: overwhelmed problem)','10: END-CRISIS ROLLING=&gt;5(Dice roll 1D6: crisis cat)','10: END-CRISIS ROLLING=&gt;ENVIRONMENTAL(Category for crisis)','10: END-CRISIS ROLLING=&gt;2(Dice roll 1D6: node in ENVIRONMENTAL)','10: END-CRISIS ROLLING=&gt;Climate Change(Problem for crisis)','10: END-CRISIS ROLLING=&gt;4(Dice roll 2D6: crisis roll for Climate Change)','10: END-CRISIS ROLLING=&gt;4(Crisis roll for node "Climate Change")','10: END-CRISIS ROLLING=&gt;Climate Change(Now in crisis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2(Dice roll 1D6: node in ENVIRONMENTAL)','10: END-CRISIS ROLLING=&gt;Climate Change(Crisis chip: overwhelmed problem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4(Dice roll 1D6: node in ENVIRONMENTAL)','10: END-CRISIS ROLLING=&gt;Air &amp; Ozone Degradation(Crisis chip: overwhelmed problem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4(Dice roll 1D6: crisis cat)','10: END-CRISIS ROLLING=&gt;CLASS(Category for crisis)','10: END-CRISIS ROLLING=&gt;CLASS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6(Dice roll 1D6: node in ENVIRONMENTAL)','10: END-CRISIS ROLLING=&gt;1(Dice roll 1D6: node in ENVIRONMENTAL)','10: END-CRISIS ROLLING=&gt;Chemical Pollu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9, 11, 14, 19, 21, 24, 26, 27, 29]}</text:p>
          </table:table-cell>
          <table:table-cell table:style-name="Gnumeric-default" office:value-type="string">
            <text:p>{'abandoned-project': [[], [], [], [], [], [], [], [], [], [True], [], [], [], [], [], [], [], [], [], [], [], [], [], [], [], [], [], [], [], [], [], [], [], [], [], [], [], [], [], [], [], [], [], [], [], [], [], [], [], [], [], [], [], [], [], [], [], [True], [], [], [], [], [], [], [], [], [], [], [], [], [True], [], [], [], [], [], [], [], [], [], [], [], [], [True], [], [], [], [], [], [], [], [], [], [], [], [], [True], [], [], [], [], [], [], [], [], [True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S', 11)(Card drawn: 1)','0: ENGAGE-DRAWING CARDS=&gt;('H', 3)(Card drawn: 2)','0: ENGAGE-CRISIS RISING','0: ENGAGE-DRAWING MONEY=&gt;3(Money drawn)','0: ENGAGE-DRAWING CARDS=&gt;('C', 6)(Card drawn: 1)','0: ENGAGE-DRAWING CARDS=&gt;('S', 10)(Card drawn: 2)','0: ENGAGE-DRAWING MONEY=&gt;3(Money drawn)','0: ENGAGE-DRAWING CARDS=&gt;('D', 9)(Card drawn: 1)','0: ENGAGE-DRAWING CARDS=&gt;('S', 4)(Card drawn: 2)','0: ENGAGE-CRISIS RISING','0: ENGAGE-DRAWING MONEY=&gt;3(Money drawn)','0: ENGAGE-DRAWING CARDS=&gt;('C', 10)(Card drawn: 1)','0: ENGAGE-DRAWING CARDS=&gt;('D', 6)(Card drawn: 2)','0: ACTIVATE-ATTEMPTING PROJECTS=&gt;Remove-Tradeoff(Start project: type)','0: ACTIVATE-ATTEMPTING PROJECTS=&gt;INDUSTRIAL(Start project: fix category)','0: ACTIVATE-ATTEMPTING PROJECTS=&gt;Fossil Fuel Dependency(Start project: fix problem)','0: ACTIVATE-ATTEMPTING PROJECTS=&gt;Improved fix 'Fossil Fuel Dependency' (INDUSTRIAL)(Project started)','0: ACTIVATE-ATTEMPTING PROJECTS=&gt;(('S', 11), 'S', 0, "Improved fix 'Fossil Fuel Dependency' (INDUSTRIAL)")(Skill for project)','0: ACTIVATE-ATTEMPTING PROJECTS=&gt;1(Consultant fees)','0: ACTIVATE-ATTEMPTING PROJECTS=&gt;9(Dice roll 2D6: skill check)','0: ACTIVATE-DOING RESEARCH=&gt;None(Start researching)','0: ACTIVATE-ATTEMPTING PROJECTS=&gt;Remove-Tradeoff(Start project: type)','0: ACTIVATE-ATTEMPTING PROJECTS=&gt;ECONOMIC(Start project: fix category)','0: ACTIVATE-ATTEMPTING PROJECTS=&gt;Monopoly(Start project: fix problem)','0: ACTIVATE-ATTEMPTING PROJECTS=&gt;Improved fix 'Monopoly' (ECONOMIC)(Project started)','0: ACTIVATE-ATTEMPTING PROJECTS=&gt;(('S', 10), 'S', 1, "Improved fix 'Monopoly' (ECONOMIC)")(Skill for project)','0: ACTIVATE-ATTEMPTING PROJECTS=&gt;0(Consultant fees)','0: ACTIVATE-ATTEMPTING PROJECTS=&gt;6(Dice roll 2D6: skill check)','0: ACTIVATE-DOING RESEARCH=&gt;None(Start researching)','0: ACTIVATE-ATTEMPTING PROJECTS=&gt;Remove-Tradeoff(Start project: type)','0: ACTIVATE-ATTEMPTING PROJECTS=&gt;LIVING STANDARDS(Start project: fix category)','0: ACTIVATE-ATTEMPTING PROJECTS=&gt;Systemic Corruption(Start project: fix problem)','0: ACTIVATE-ATTEMPTING PROJECTS=&gt;Improved fix 'Systemic Corruption' (LIVING STANDARDS)(Project started)','0: ACTIVATE-DOING RESEARCH=&gt;None(Start researching)','0: ACTIVATE-ATTEMPTING PROJECTS=&gt;Base(Start project: type)','0: ACTIVATE-ATTEMPTING PROJECTS=&gt;SOCIAL(Start project: fix category)','0: ACTIVATE-ATTEMPTING PROJECTS=&gt;Community Networks(Start project: fix problem)','0: ACTIVATE-ATTEMPTING PROJECTS=&gt;Base fix 'Community Networks' (SOCIAL) triggers crisis(Project started)','0: ACTIVATE-ATTEMPTING PROJECTS=&gt;(('D', 6), 'D', 1, "Base fix 'Community Networks' (SOCIAL) triggers crisis")(Skill for project)','0: ACTIVATE-ATTEMPTING PROJECTS=&gt;0(Consultant fees)','0: ACTIVATE-ATTEMPTING PROJECTS=&gt;4(Dice roll 2D6: skill check)','0: ACTIVATE-DOING RESEARCH=&gt;None(Start researching)','0: END-FINALIZING=&gt;Improved fix 'Systemic Corruption' (LIVING STANDARDS)(Project abandoned)','0: END-CRISIS ROLLING=&gt;6(Dice roll 1D6: crisis cat)','0: END-CRISIS ROLLING=&gt;LIVING STANDARDS(Category for crisis)','0: END-CRISIS ROLLING=&gt;4(Dice roll 1D6: node in LIVING STANDARDS)','0: END-CRISIS ROLLING=&gt;4(Dice roll 1D6: node in LIVING STANDARDS)','0: END-CRISIS ROLLING=&gt;4(Dice roll 1D6: node in LIVING STANDARDS)','0: END-CRISIS ROLLING=&gt;1(Dice roll 1D6: node in LIVING STANDARDS)','0: END-CRISIS ROLLING=&gt;Discrimination(Problem for crisis)','0: END-CRISIS ROLLING=&gt;10(Dice roll 2D6: crisis roll for Discrimination)','0: END-CRISIS ROLLING=&gt;10(Crisis roll for node "Discrimination")','0: END-CRISIS ROLLING=&gt;10(Dice roll 2D6: crisis roll for Discrimination)','0: END-CRISIS ROLLING=&gt;10(Crisis roll for node "Discrimination")','0: END-CRISIS ROLLING=&gt;Discrimination(Crisis averted)','1: ENGAGE-DRAWING MONEY=&gt;3(Money drawn)','1: ENGAGE-DRAWING CARDS=&gt;('C', 7)(Card drawn: 1)','1: ENGAGE-DRAWING CARDS=&gt;('H', 7)(Card drawn: 2)','1: ENGAGE-CRISIS RISING','1: ENGAGE-DRAWING MONEY=&gt;3(Money drawn)','1: ENGAGE-DRAWING CARDS=&gt;('S', 2)(Card drawn: 1)','1: ENGAGE-DRAWING CARDS=&gt;('H', 1)(Card drawn: 2)','1: ENGAGE-DRAWING MONEY=&gt;3(Money drawn)','1: ENGAGE-DRAWING CARDS=&gt;('S', 10)(Card drawn: 1)','1: ENGAGE-DRAWING CARDS=&gt;('C', 12)(Card drawn: 2)','1: ENGAGE-CRISIS RISING','1: ENGAGE-DRAWING MONEY=&gt;3(Money drawn)','1: ENGAGE-DRAWING CARDS=&gt;('H', 4)(Card drawn: 1)','1: ENGAGE-DRAWING CARDS=&gt;('S', 9)(Card drawn: 2)','1: ACTIVATE-ATTEMPTING PROJECTS=&gt;None(Skill for project)','1: ACTIVATE-DOING RESEARCH=&gt;None(Start researching)','1: ACTIVATE-ATTEMPTING PROJECTS=&gt;(('H', 1), 'H', 2, "Base fix 'Community Networks' (SOCIAL) triggers crisis")(Skill for project)','1: ACTIVATE-ATTEMPTING PROJECTS=&gt;1(Consultant fees)','1: ACTIVATE-ATTEMPTING PROJECTS=&gt;11(Dice roll 2D6: skill check)','1: ACTIVATE-ATTEMPTING PROJECTS=&gt;None(Skill for project)','1: ACTIVATE-DOING RESEARCH=&gt;None(Start researching)','1: ACTIVATE-ATTEMPTING PROJECTS=&gt;Base(Start project: type)','1: ACTIVATE-ATTEMPTING PROJECTS=&gt;SOCIAL(Start project: fix category)','1: ACTIVATE-ATTEMPTING PROJECTS=&gt;Education(Start project: fix problem)','1: ACTIVATE-ATTEMPTING PROJECTS=&gt;Base fix 'Education' (SOCIAL) triggers crisis(Project started)','1: ACTIVATE-ATTEMPTING PROJECTS=&gt;(('D', 9), 'D', 0, "Base fix 'Education' (SOCIAL) triggers crisis")(Skill for project)','1: ACTIVATE-ATTEMPTING PROJECTS=&gt;0(Consultant fees)','1: ACTIVATE-ATTEMPTING PROJECTS=&gt;12(Dice roll 2D6: skill check)','1: ACTIVATE-ATTEMPTING PROJECTS=&gt;1(Added a crisis chip)','1: ACTIVATE-ATTEMPTING PROJECTS=&gt;(('S', 10), 'S', 1, "Improved fix 'Fossil Fuel Dependency' (INDUSTRIAL)")(Skill for project)','1: ACTIVATE-ATTEMPTING PROJECTS=&gt;0(Consultant fees)','1: ACTIVATE-ATTEMPTING PROJECTS=&gt;6(Dice roll 2D6: skill check)','1: ACTIVATE-ATTEMPTING PROJECTS=&gt;(('S', 4), 'S', 0, "Improved fix 'Monopoly' (ECONOMIC)")(Skill for project)','1: ACTIVATE-ATTEMPTING PROJECTS=&gt;1(Consultant fees)','1: ACTIVATE-ATTEMPTING PROJECTS=&gt;6(Dice roll 2D6: skill check)','1: ACTIVATE-ATTEMPTING PROJECTS=&gt;(('C', 12), 'C', 0, "Improved fix 'Fossil Fuel Dependency' (INDUSTRIAL)")(Skill for project)','1: ACTIVATE-ATTEMPTING PROJECTS=&gt;0(Consultant fees)','1: ACTIVATE-ATTEMPTING PROJECTS=&gt;3(Dice roll 2D6: skill check)','1: ACTIVATE-DOING RESEARCH=&gt;None(Start researching)','1: ACTIVATE-ATTEMPTING PROJECTS=&gt;(('C', 10), 'C', 0, "Improved fix 'Fossil Fuel Dependency' (INDUSTRIAL)")(Skill for project)','1: ACTIVATE-ATTEMPTING PROJECTS=&gt;0(Consultant fees)','1: ACTIVATE-ATTEMPTING PROJECTS=&gt;6(Dice roll 2D6: skill check)','1: ACTIVATE-ATTEMPTING PROJECTS=&gt;(('S', 9), 'S', 1, "Improved fix 'Fossil Fuel Dependency' (INDUSTRIAL)")(Skill for project)','1: ACTIVATE-ATTEMPTING PROJECTS=&gt;1(Consultant fees)','1: ACTIVATE-ATTEMPTING PROJECTS=&gt;6(Dice roll 2D6: skill check)','1: ACTIVATE-ATTEMPTING PROJECTS=&gt;None(Skill for project)','1: ACTIVATE-DOING RESEARCH=&gt;None(Start researching)','1: END-CRISIS ROLLING=&gt;2(Dice roll 1D6: crisis cat)','1: END-CRISIS ROLLING=&gt;ECONOMIC(Category for crisis)','1: END-CRISIS ROLLING=&gt;2(Dice roll 1D6: node in ECONOMIC)','1: END-CRISIS ROLLING=&gt;Market Externalities(Problem for crisis)','1: END-CRISIS ROLLING=&gt;5(Dice roll 2D6: crisis roll for Market Externalities)','1: END-CRISIS ROLLING=&gt;5(Crisis roll for node "Market Externalities")','1: END-CRISIS ROLLING=&gt;Economic Inequality(Now in crisis (cascaded from: Market Externalities))','1: END-CRISIS ROLLING=&gt;Inefficiency(Now in crisis (cascaded from: Market Externalities))','1: END-CRISIS ROLLING=&gt;5(Dice roll 1D6: crisis cat)','1: END-CRISIS ROLLING=&gt;ENVIRONMENTAL(Category for crisis)','1: END-CRISIS ROLLING=&gt;3(Dice roll 1D6: node in ENVIRONMENTAL)','1: END-CRISIS ROLLING=&gt;Freshwater Depletion(Problem for crisis)','1: END-CRISIS ROLLING=&gt;10(Dice roll 2D6: crisis roll for Freshwater Depletion)','1: END-CRISIS ROLLING=&gt;10(Crisis roll for node "Freshwater Depletion")','1: END-CRISIS ROLLING=&gt;9(Dice roll 2D6: crisis roll for Freshwater Depletion)','1: END-CRISIS ROLLING=&gt;9(Crisis roll for node "Freshwater Depletion")','1: END-CRISIS ROLLING=&gt;Freshwater Depletion(Crisis averted)','2: ENGAGE-DRAWING MONEY=&gt;2(Money drawn)','2: ENGAGE-DRAWING CARDS=&gt;('H', 7)(Card drawn: 1)','2: ENGAGE-DRAWING CARDS=&gt;('H', 9)(Card drawn: 2)','2: ENGAGE-CRISIS RISING','2: ENGAGE-DRAWING MONEY=&gt;2(Money drawn)','2: ENGAGE-DRAWING CARDS=&gt;('S', 6)(Card drawn: 1)','2: ENGAGE-DRAWING CARDS=&gt;('H', 2)(Card drawn: 2)','2: ENGAGE-DRAWING MONEY=&gt;2(Money drawn)','2: ENGAGE-DRAWING CARDS=&gt;('S', 1)(Card drawn: 1)','2: ENGAGE-DRAWING CARDS=&gt;('S', 8)(Card drawn: 2)','2: ENGAGE-CRISIS RISING','2: ENGAGE-DRAWING MONEY=&gt;2(Money drawn)','2: ENGAGE-DRAWING CARDS=&gt;('S', 6)(Card drawn: 1)','2: ENGAGE-DRAWING CARDS=&gt;('D', 7)(Card drawn: 2)','2: ACTIVATE-ATTEMPTING PROJECTS=&gt;(('H', 7), 'H', 3, "Base fix 'Education' (SOCIAL) triggers crisis")(Skill for project)','2: ACTIVATE-ATTEMPTING PROJECTS=&gt;1(Consultant fees)','2: ACTIVATE-ATTEMPTING PROJECTS=&gt;8(Dice roll 2D6: skill check)','2: ACTIVATE-ATTEMPTING PROJECTS=&gt;(('H', 9), 'H', 3, "Base fix 'Community Networks' (SOCIAL) triggers crisis")(Skill for project)','2: ACTIVATE-ATTEMPTING PROJECTS=&gt;1(Consultant fees)','2: ACTIVATE-ATTEMPTING PROJECTS=&gt;6(Dice roll 2D6: skill check)','2: ACTIVATE-ATTEMPTING PROJECTS=&gt;(('H', 3), 'H', 0, "Base fix 'Education' (SOCIAL) triggers crisis")(Skill for project)','2: ACTIVATE-ATTEMPTING PROJECTS=&gt;0(Consultant fees)','2: ACTIVATE-ATTEMPTING PROJECTS=&gt;11(Dice roll 2D6: skill check)','2: ACTIVATE-ATTEMPTING PROJECTS=&gt;(('H', 7), 'H', 1, "Base fix 'Education' (SOCIAL) triggers crisis")(Skill for project)','2: ACTIVATE-ATTEMPTING PROJECTS=&gt;1(Consultant fees)','2: ACTIVATE-ATTEMPTING PROJECTS=&gt;8(Dice roll 2D6: skill check)','2: ACTIVATE-ATTEMPTING PROJECTS=&gt;(('C', 7), 'C', 0, "Improved fix 'Fossil Fuel Dependency' (INDUSTRIAL)")(Skill for project)','2: ACTIVATE-ATTEMPTING PROJECTS=&gt;3(Consultant fees)','2: ACTIVATE-ATTEMPTING PROJECTS=&gt;4(Dice roll 2D6: skill check)','2: ACTIVATE-DOING RESEARCH=&gt;None(Start researching)','2: ACTIVATE-ATTEMPTING PROJECTS=&gt;(('C', 6), 'C', 0, "Improved fix 'Fossil Fuel Dependency' (INDUSTRIAL)")(Skill for project)','2: ACTIVATE-ATTEMPTING PROJECTS=&gt;2(Consultant fees)','2: ACTIVATE-ATTEMPTING PROJECTS=&gt;3(Dice roll 2D6: skill check)','2: ACTIVATE-ATTEMPTING PROJECTS=&gt;None(Skill for project)','2: ACTIVATE-DOING RESEARCH=&gt;None(Start researching)','2: ACTIVATE-ATTEMPTING PROJECTS=&gt;(('S', 1), 'S', 0, "Improved fix 'Fossil Fuel Dependency' (INDUSTRIAL)")(Skill for project)','2: ACTIVATE-ATTEMPTING PROJECTS=&gt;0(Consultant fees)','2: ACTIVATE-ATTEMPTING PROJECTS=&gt;11(Dice roll 2D6: skill check)','2: ACTIVATE-ATTEMPTING PROJECTS=&gt;(('S', 8), 'S', 0, "Improved fix 'Monopoly' (ECONOMIC)")(Skill for project)','2: ACTIVATE-ATTEMPTING PROJECTS=&gt;0(Consultant fees)','2: ACTIVATE-ATTEMPTING PROJECTS=&gt;6(Dice roll 2D6: skill check)','2: ACTIVATE-DOING RESEARCH=&gt;None(Start researching)','2: ACTIVATE-ATTEMPTING PROJECTS=&gt;(('S', 6), 'S', 1, "Improved fix 'Fossil Fuel Dependency' (INDUSTRIAL)")(Skill for project)','2: ACTIVATE-ATTEMPTING PROJECTS=&gt;5(Consultant fees)','2: ACTIVATE-ATTEMPTING PROJECTS=&gt;7(Dice roll 2D6: skill check)','2: ACTIVATE-ATTEMPTING PROJECTS=&gt;(('H', 4), 'H', 0, "Base fix 'Education' (SOCIAL) triggers crisis")(Skill for project)','2: ACTIVATE-ATTEMPTING PROJECTS=&gt;2(Consultant fees)','2: ACTIVATE-ATTEMPTING PROJECTS=&gt;6(Dice roll 2D6: skill check)','2: ACTIVATE-ATTEMPTING PROJECTS=&gt;None(Skill for project)','2: ACTIVATE-DOING RESEARCH=&gt;None(Start researching)','2: END-CRISIS ROLLING=&gt;6(Dice roll 1D6: crisis cat)','2: END-CRISIS ROLLING=&gt;LIVING STANDARDS(Category for crisis)','2: END-CRISIS ROLLING=&gt;1(Dice roll 1D6: node in LIVING STANDARDS)','2: END-CRISIS ROLLING=&gt;Discrimination(Problem for crisis)','2: END-CRISIS ROLLING=&gt;6(Dice roll 2D6: crisis roll for Discrimination)','2: END-CRISIS ROLLING=&gt;6(Crisis roll for node "Discrimination")','2: END-CRISIS ROLLING=&gt;Discrimination(Now in crisis)','2: END-CRISIS ROLLING=&gt;6(Dice roll 1D6: crisis cat)','2: END-CRISIS ROLLING=&gt;LIVING STANDARDS(Category for crisis)','2: END-CRISIS ROLLING=&gt;3(Dice roll 1D6: node in LIVING STANDARDS)','2: END-CRISIS ROLLING=&gt;Systemic Corruption(Problem for crisis)','2: END-CRISIS ROLLING=&gt;4(Dice roll 2D6: crisis roll for Systemic Corruption)','2: END-CRISIS ROLLING=&gt;4(Crisis roll for node "Systemic Corruption")','2: END-CRISIS ROLLING=&gt;Inflation(Now in crisis (cascaded from: Systemic Corruption))','2: END-CRISIS ROLLING=&gt;Peace &amp; Justice(Now in crisis (cascaded from: Systemic Corruption))','3: ENGAGE-DRAWING MONEY=&gt;1(Money drawn)','3: ENGAGE-DRAWING CARDS=&gt;('S', 11)(Card drawn: 1)','3: ENGAGE-DRAWING CARDS=&gt;('C', 1)(Card drawn: 2)','3: ENGAGE-CRISIS RISING','3: ENGAGE-DRAWING MONEY=&gt;1(Money drawn)','3: ENGAGE-DRAWING CARDS=&gt;('S', 8)(Card drawn: 1)','3: ENGAGE-DRAWING CARDS=&gt;('S', 9)(Card drawn: 2)','3: ENGAGE-DRAWING MONEY=&gt;1(Money drawn)','3: ENGAGE-DRAWING CARDS=&gt;('C', 14)(Card drawn: 1)','3: ENGAGE-DRAWING CARDS=&gt;('C', 8)(Card drawn: 2)','3: ENGAGE-CRISIS RISING','3: ENGAGE-DRAWING MONEY=&gt;1(Money drawn)','3: ENGAGE-DRAWING CARDS=&gt;('D', 3)(Card drawn: 1)','3: ENGAGE-DRAWING CARDS=&gt;('D', 13)(Card drawn: 2)','3: ACTIVATE-ATTEMPTING PROJECTS=&gt;(('S', 11), 'S', 0, "Improved fix 'Monopoly' (ECONOMIC)")(Skill for project)','3: ACTIVATE-ATTEMPTING PROJECTS=&gt;1(Consultant fees)','3: ACTIVATE-ATTEMPTING PROJECTS=&gt;9(Dice roll 2D6: skill check)','3: ACTIVATE-ATTEMPTING PROJECTS=&gt;(('C', 1), 'C', 0, "Improved fix 'Fossil Fuel Dependency' (INDUSTRIAL)")(Skill for project)','3: ACTIVATE-ATTEMPTING PROJECTS=&gt;1(Consultant fees)','3: ACTIVATE-ATTEMPTING PROJECTS=&gt;8(Dice roll 2D6: skill check)','3: ACTIVATE-DOING RESEARCH=&gt;None(Start researching)','3: ACTIVATE-ATTEMPTING PROJECTS=&gt;(('S', 6), 'S', 1, "Improved fix 'Monopoly' (ECONOMIC)")(Skill for project)','3: ACTIVATE-ATTEMPTING PROJECTS=&gt;3(Consultant fees)','3: ACTIVATE-ATTEMPTING PROJECTS=&gt;7(Dice roll 2D6: skill check)','3: ACTIVATE-ATTEMPTING PROJECTS=&gt;(('S', 2), 'S', 0, "Improved fix 'Fossil Fuel Dependency' (INDUSTRIAL)")(Skill for project)','3: ACTIVATE-ATTEMPTING PROJECTS=&gt;2(Consultant fees)','3: ACTIVATE-ATTEMPTING PROJECTS=&gt;6(Dice roll 2D6: skill check)','3: ACTIVATE-ATTEMPTING PROJECTS=&gt;(('S', 9), 'S', 2, "Improved fix 'Monopoly' (ECONOMIC)")(Skill for project)','3: ACTIVATE-ATTEMPTING PROJECTS=&gt;1(Consultant fees)','3: ACTIVATE-ATTEMPTING PROJECTS=&gt;6(Dice roll 2D6: skill check)','3: ACTIVATE-ATTEMPTING PROJECTS=&gt;(('H', 2), 'H', 0, "Base fix 'Community Networks' (SOCIAL) triggers crisis")(Skill for project)','3: ACTIVATE-ATTEMPTING PROJECTS=&gt;5(Dice roll 2D6: skill check)','3: ACTIVATE-ATTEMPTING PROJECTS=&gt;(('S', 8), 'S', 0, "Improved fix 'Fossil Fuel Dependency' (INDUSTRIAL)")(Skill for project)','3: ACTIVATE-ATTEMPTING PROJECTS=&gt;8(Dice roll 2D6: skill check)','3: ACTIVATE-DOING RESEARCH=&gt;None(Start researching)','3: ACTIVATE-ATTEMPTING PROJECTS=&gt;(('C', 14), 'H', 0, "Base fix 'Education' (SOCIAL) triggers crisis")(Skill for project)','3: ACTIVATE-ATTEMPTING PROJECTS=&gt;None(Skill for project)','3: ACTIVATE-DOING RESEARCH=&gt;None(Start researching)','3: ACTIVATE-ATTEMPTING PROJECTS=&gt;(('D', 7), 'D', 0, "Improved fix 'Monopoly' (ECONOMIC)")(Skill for project)','3: ACTIVATE-ATTEMPTING PROJECTS=&gt;0(Consultant fees)','3: ACTIVATE-ATTEMPTING PROJECTS=&gt;9(Dice roll 2D6: skill check)','3: ACTIVATE-ATTEMPTING PROJECTS=&gt;(('D', 13), 'D', 1, "Improved fix 'Monopoly' (ECONOMIC)")(Skill for project)','3: ACTIVATE-ATTEMPTING PROJECTS=&gt;0(Consultant fees)','3: ACTIVATE-ATTEMPTING PROJECTS=&gt;8(Dice roll 2D6: skill check)','3: ACTIVATE-ATTEMPTING PROJECTS=&gt;None(Skill for project)','3: ACTIVATE-DOING RESEARCH=&gt;None(Start researching)','4: END-FINALIZING=&gt;Base fix 'Education' (SOCIAL) triggers crisis(Project overskilled for "('C', 14)")','4: END-CRISIS ROLLING=&gt;ECONOMIC(Crisis chip: full category)','4: END-CRISIS ROLLING=&gt;2(Dice roll 1D6: crisis cat)','4: END-CRISIS ROLLING=&gt;ECONOMIC(Category for crisis)','4: END-CRISIS ROLLING=&gt;ECONOMIC(Crisis chip: full category)','4: END-CRISIS ROLLING=&gt;1(Dice roll 1D6: crisis cat)','4: END-CRISIS ROLLING=&gt;INDUSTRIAL(Category for crisis)','4: END-CRISIS ROLLING=&gt;2(Dice roll 1D6: node in INDUSTRIAL)','4: END-CRISIS ROLLING=&gt;Fossil Fuel Dependency(Problem for crisis)','4: END-CRISIS ROLLING=&gt;8(Dice roll 2D6: crisis roll for Fossil Fuel Dependency)','4: END-CRISIS ROLLING=&gt;8(Crisis roll for node "Fossil Fuel Dependency")','4: END-CRISIS ROLLING=&gt;Chemical Pollution(Now in crisis (cascaded from: Fossil Fuel Dependency))','4: END-CRISIS ROLLING=&gt;Climate Change(Now in crisis (cascaded from: Fossil Fuel Dependency))','4: END-CRISIS ROLLING=&gt;Nitrogen &amp; Phosphorous Loading(Now in crisis (cascaded from: Fossil Fuel Dependency))','4: END-CRISIS ROLLING=&gt;Ocean Degradation(Now in crisis (cascaded from: Fossil Fuel Dependency))','4: END-CRISIS ROLLING=&gt;2(Dice roll 1D6: crisis cat)','4: END-CRISIS ROLLING=&gt;ECONOMIC(Category for crisis)','4: END-CRISIS ROLLING=&gt;ECONOMIC(Crisis chip: full category)','4: END-CRISIS ROLLING=&gt;6(Dice roll 1D6: crisis cat)','4: END-CRISIS ROLLING=&gt;LIVING STANDARDS(Category for crisis)','4: END-CRISIS ROLLING=&gt;6(Dice roll 1D6: node in LIVING STANDARDS)','4: END-CRISIS ROLLING=&gt;5(Dice roll 1D6: node in LIVING STANDARDS)','4: END-CRISIS ROLLING=&gt;1(Dice roll 1D6: node in LIVING STANDARDS)','4: END-CRISIS ROLLING=&gt;Discrimination(Problem for crisis)','4: END-CRISIS ROLLING=&gt;4(Dice roll 2D6: crisis roll for Discrimination)','4: END-CRISIS ROLLING=&gt;4(Crisis roll for node "Discrimination")','4: END-CRISIS ROLLING=&gt;Education(Now in crisis (cascaded from: Discrimination))','4: ENGAGE-DRAWING MONEY=&gt;1(Money drawn)','4: ENGAGE-DRAWING CARDS=&gt;('C', 13)(Card drawn: 1)','4: ENGAGE-DRAWING CARDS=&gt;('H', 8)(Card drawn: 2)','4: ENGAGE-CRISIS RISING','4: ENGAGE-DRAWING MONEY=&gt;1(Money drawn)','4: ENGAGE-DRAWING CARDS=&gt;('D', 8)(Card drawn: 1)','4: ENGAGE-DRAWING CARDS=&gt;('H', 3)(Card drawn: 2)','4: ENGAGE-DRAWING MONEY=&gt;1(Money drawn)','4: ENGAGE-DRAWING CARDS=&gt;('S', 13)(Card drawn: 1)','4: ENGAGE-DRAWING CARDS=&gt;('S', 3)(Card drawn: 2)','4: ENGAGE-CRISIS RISING','4: ENGAGE-DRAWING MONEY=&gt;1(Money drawn)','4: ENGAGE-DRAWING CARDS=&gt;('S', 2)(Card drawn: 1)','4: ENGAGE-DRAWING CARDS=&gt;('S', 5)(Card drawn: 2)','4: ACTIVATE-ATTEMPTING PROJECTS=&gt;None(Skill for project)','4: ACTIVATE-DOING RESEARCH=&gt;None(Start researching)','4: ACTIVATE-ATTEMPTING PROJECTS=&gt;(('D', 8), 'D', 0, "Improved fix 'Monopoly' (ECONOMIC)")(Skill for project)','4: ACTIVATE-ATTEMPTING PROJECTS=&gt;1(Consultant fees)','4: ACTIVATE-ATTEMPTING PROJECTS=&gt;11(Dice roll 2D6: skill check)','4: ACTIVATE-ATTEMPTING PROJECTS=&gt;(('H', 3), 'H', 0, "Base fix 'Education' (SOCIAL) triggers crisis")(Skill for project)','4: ACTIVATE-ATTEMPTING PROJECTS=&gt;5(Dice roll 2D6: skill check)','4: ACTIVATE-DOING RESEARCH=&gt;None(Start researching)','4: ACTIVATE-ATTEMPTING PROJECTS=&gt;(('S', 13), 'S', 1, "Improved fix 'Fossil Fuel Dependency' (INDUSTRIAL)")(Skill for project)','4: ACTIVATE-ATTEMPTING PROJECTS=&gt;0(Consultant fees)','4: ACTIVATE-ATTEMPTING PROJECTS=&gt;10(Dice roll 2D6: skill check)','4: ACTIVATE-ATTEMPTING PROJECTS=&gt;None(Skill for project)','4: ACTIVATE-DOING RESEARCH=&gt;None(Start researching)','4: ACTIVATE-ATTEMPTING PROJECTS=&gt;(('S', 2), 'S', 1, "Improved fix 'Fossil Fuel Dependency' (INDUSTRIAL)")(Skill for project)','4: ACTIVATE-ATTEMPTING PROJECTS=&gt;0(Consultant fees)','4: ACTIVATE-ATTEMPTING PROJECTS=&gt;10(Dice roll 2D6: skill check)','4: ACTIVATE-ATTEMPTING PROJECTS=&gt;None(Skill for project)','4: ACTIVATE-DOING RESEARCH=&gt;None(Start researching)','4: END-FINALIZING=&gt;Base fix 'Community Networks' (SOCIAL) triggers crisis(Project abandoned)','4: END-CRISIS ROLLING=&gt;ECONOMIC(Crisis chip: full category)','4: END-CRISIS ROLLING=&gt;6(Dice roll 1D6: crisis cat)','4: END-CRISIS ROLLING=&gt;LIVING STANDARDS(Category for crisis)','4: END-CRISIS ROLLING=&gt;1(Dice roll 1D6: node in LIVING STANDARDS)','4: END-CRISIS ROLLING=&gt;Discrimination(Problem for crisis)','4: END-CRISIS ROLLING=&gt;4(Dice roll 2D6: crisis roll for Discrimination)','4: END-CRISIS ROLLING=&gt;4(Crisis roll for node "Discrimination")','4: END-CRISIS ROLLING=&gt;Political Voice(Now in crisis (cascaded from: Discrimination))','4: END-CRISIS ROLLING=&gt;3(Dice roll 1D6: crisis cat)','4: END-CRISIS ROLLING=&gt;SOCIAL(Category for crisis)','4: END-CRISIS ROLLING=&gt;SOCIAL(Crisis chip: full category)','4: END-CRISIS ROLLING=&gt;1(Dice roll 1D6: crisis cat)','4: END-CRISIS ROLLING=&gt;INDUSTRIAL(Category for crisis)','4: END-CRISIS ROLLING=&gt;4(Dice roll 1D6: node in INDUSTRIAL)','4: END-CRISIS ROLLING=&gt;2(Dice roll 1D6: node in INDUSTRIAL)','4: END-CRISIS ROLLING=&gt;Fossil Fuel Dependency(Problem for crisis)','4: END-CRISIS ROLLING=&gt;4(Dice roll 2D6: crisis roll for Fossil Fuel Dependency)','4: END-CRISIS ROLLING=&gt;4(Crisis roll for node "Fossil Fuel Dependency")','4: END-CRISIS ROLLING=&gt;Food Shortage(Now in crisis (cascaded from: Fossil Fuel Dependency))','5: ENGAGE-DRAWING MONEY=&gt;1(Money drawn)','5: ENGAGE-DRAWING CARDS=&gt;('H', 13)(Card drawn: 1)','5: ENGAGE-DRAWING CARDS=&gt;('C', 5)(Card drawn: 2)','5: ENGAGE-CRISIS RISING','5: ENGAGE-DRAWING MONEY=&gt;1(Money drawn)','5: ENGAGE-DRAWING CARDS=&gt;('H', 10)(Card drawn: 1)','5: ENGAGE-DRAWING CARDS=&gt;('H', 2)(Card drawn: 2)','5: ENGAGE-DRAWING MONEY=&gt;1(Money drawn)','5: ENGAGE-DRAWING CARDS=&gt;('S', 7)(Card drawn: 1)','5: ENGAGE-DRAWING CARDS=&gt;('C', 9)(Card drawn: 2)','5: ENGAGE-CRISIS RISING','5: ENGAGE-DRAWING MONEY=&gt;1(Money drawn)','5: ENGAGE-DRAWING CARDS=&gt;('C', 3)(Card drawn: 1)','5: ENGAGE-DRAWING CARDS=&gt;('D', 4)(Card drawn: 2)','5: ACTIVATE-ATTEMPTING PROJECTS=&gt;(('H', 8), 'H', 1, "Base fix 'Education' (SOCIAL) triggers crisis")(Skill for project)','5: ACTIVATE-ATTEMPTING PROJECTS=&gt;2(Consultant fees)','5: ACTIVATE-ATTEMPTING PROJECTS=&gt;7(Dice roll 2D6: skill check)','5: ACTIVATE-ATTEMPTING PROJECTS=&gt;(('H', 13), 'H', 1, "Base fix 'Education' (SOCIAL) triggers crisis")(Skill for project)','5: ACTIVATE-ATTEMPTING PROJECTS=&gt;4(Dice roll 2D6: skill check)','5: ACTIVATE-ATTEMPTING PROJECTS=&gt;(('C', 5), 'C', 1, "Improved fix 'Fossil Fuel Dependency' (INDUSTRIAL)")(Skill for project)','5: ACTIVATE-ATTEMPTING PROJECTS=&gt;2(Dice roll 2D6: skill check)','5: ACTIVATE-ATTEMPTING PROJECTS=&gt;None(Skill for project)','5: ACTIVATE-DOING RESEARCH=&gt;None(Start researching)','5: ACTIVATE-ATTEMPTING PROJECTS=&gt;(('H', 10), 'H', 0, "Base fix 'Education' (SOCIAL) triggers crisis")(Skill for project)','5: ACTIVATE-ATTEMPTING PROJECTS=&gt;1(Consultant fees)','5: ACTIVATE-ATTEMPTING PROJECTS=&gt;5(Dice roll 2D6: skill check)','5: ACTIVATE-ATTEMPTING PROJECTS=&gt;None(Skill for project)','5: ACTIVATE-DOING RESEARCH=&gt;None(Start researching)','5: ACTIVATE-ATTEMPTING PROJECTS=&gt;(('C', 9), 'C', 3, "Improved fix 'Fossil Fuel Dependency' (INDUSTRIAL)")(Skill for project)','5: ACTIVATE-ATTEMPTING PROJECTS=&gt;0(Consultant fees)','5: ACTIVATE-ATTEMPTING PROJECTS=&gt;10(Dice roll 2D6: skill check)','5: ACTIVATE-ATTEMPTING PROJECTS=&gt;(('S', 3), 'S', 1, "Improved fix 'Monopoly' (ECONOMIC)")(Skill for project)','5: ACTIVATE-ATTEMPTING PROJECTS=&gt;4(Consultant fees)','5: ACTIVATE-ATTEMPTING PROJECTS=&gt;9(Dice roll 2D6: skill check)','5: ACTIVATE-ATTEMPTING PROJECTS=&gt;(('S', 7), 'S', 1, "Improved fix 'Monopoly' (ECONOMIC)")(Skill for project)','5: ACTIVATE-ATTEMPTING PROJECTS=&gt;1(Consultant fees)','5: ACTIVATE-ATTEMPTING PROJECTS=&gt;6(Dice roll 2D6: skill check)','5: ACTIVATE-ATTEMPTING PROJECTS=&gt;None(Skill for project)','5: ACTIVATE-DOING RESEARCH=&gt;None(Start researching)','5: ACTIVATE-ATTEMPTING PROJECTS=&gt;Base(Start project: type)','5: ACTIVATE-ATTEMPTING PROJECTS=&gt;INDUSTRIAL(Start project: fix category)','5: ACTIVATE-ATTEMPTING PROJECTS=&gt;Fossil Fuel Dependency(Start project: fix problem)','5: ACTIVATE-ATTEMPTING PROJECTS=&gt;Base fix 'Fossil Fuel Dependency' (INDUSTRIAL) triggers crisis(Project started)','5: ACTIVATE-ATTEMPTING PROJECTS=&gt;None(Skill for project)','5: ACTIVATE-DOING RESEARCH=&gt;None(Start researching)','5: END-FINALIZING=&gt;Base fix 'Fossil Fuel Dependency' (INDUSTRIAL) triggers crisis(Project abandoned)','5: END-CRISIS ROLLING=&gt;ECONOMIC(Crisis chip: full category)','5: END-CRISIS ROLLING=&gt;SOCIAL(Crisis chip: full category)','5: END-CRISIS ROLLING=&gt;4(Dice roll 1D6: crisis cat)','5: END-CRISIS ROLLING=&gt;CLASS(Category for crisis)','5: END-CRISIS ROLLING=&gt;4(Dice roll 1D6: node in CLASS)','5: END-CRISIS ROLLING=&gt;Food Shortage(Problem for crisis)','5: END-CRISIS ROLLING=&gt;8(Dice roll 2D6: crisis roll for Food Shortage)','5: END-CRISIS ROLLING=&gt;8(Crisis roll for node "Food Shortage")','5: END-CRISIS ROLLING=&gt;Healthcare(Now in crisis (cascaded from: Food Shortage))','5: END-CRISIS ROLLING=&gt;2(Dice roll 1D6: crisis cat)','5: END-CRISIS ROLLING=&gt;ECONOMIC(Category for crisis)','5: END-CRISIS ROLLING=&gt;ECONOMIC(Crisis chip: full category)','5: END-CRISIS ROLLING=&gt;3(Dice roll 1D6: crisis cat)','5: END-CRISIS ROLLING=&gt;SOCIAL(Category for crisis)','5: END-CRISIS ROLLING=&gt;SOCIAL(Crisis chip: full category)','5: END-CRISIS ROLLING=&gt;5(Dice roll 1D6: crisis cat)','5: END-CRISIS ROLLING=&gt;ENVIRONMENTAL(Category for crisis)','5: END-CRISIS ROLLING=&gt;1(Dice roll 1D6: node in ENVIRONMENTAL)','5: END-CRISIS ROLLING=&gt;Chemical Pollution(Problem for crisis)','5: END-CRISIS ROLLING=&gt;5(Dice roll 2D6: crisis roll for Chemical Pollution)','5: END-CRISIS ROLLING=&gt;5(Crisis roll for node "Chemical Pollution")','5: END-CRISIS ROLLING=&gt;Biodiversity Loss(Now in crisis (cascaded from: Chemical Pollution))','5: END-CRISIS ROLLING=&gt;Freshwater Depletion(Now in crisis (cascaded from: Chemical Pollution))','6: ENGAGE-DRAWING MONEY=&gt;1(Money drawn)','6: ENGAGE-DRAWING CARDS=&gt;('S', 12)(Card drawn: 1)','6: ENGAGE-DRAWING CARDS=&gt;('H', 9)(Card drawn: 2)','6: ENGAGE-CRISIS RISING','6: ENGAGE-DRAWING MONEY=&gt;1(Money drawn)','6: ENGAGE-DRAWING CARDS=&gt;('S', 4)(Card drawn: 1)','6: ENGAGE-DRAWING CARDS=&gt;('H', 13)(Card drawn: 2)','6: ENGAGE-DRAWING MONEY=&gt;1(Money drawn)','6: ENGAGE-DRAWING CARDS=&gt;('C', 5)(Card drawn: 1)','6: ENGAGE-DRAWING CARDS=&gt;('C', 4)(Card drawn: 2)','6: ENGAGE-CRISIS RISING','6: ENGAGE-DRAWING MONEY=&gt;1(Money drawn)','6: ENGAGE-DRAWING CARDS=&gt;('H', 8)(Card drawn: 1)','6: ENGAGE-DRAWING CARDS=&gt;('D', 12)(Card drawn: 2)','6: ACTIVATE-ATTEMPTING PROJECTS=&gt;(('S', 12), 'S', 1, "Improved fix 'Fossil Fuel Dependency' (INDUSTRIAL)")(Skill for project)','6: ACTIVATE-ATTEMPTING PROJECTS=&gt;1(Consultant fees)','6: ACTIVATE-ATTEMPTING PROJECTS=&gt;4(Dice roll 2D6: skill check)','6: ACTIVATE-ATTEMPTING PROJECTS=&gt;(('H', 9), 'H', 1, "Base fix 'Education' (SOCIAL) triggers crisis")(Skill for project)','6: ACTIVATE-ATTEMPTING PROJECTS=&gt;12(Dice roll 2D6: skill check)','6: ACTIVATE-ATTEMPTING PROJECTS=&gt;1(Added a crisis chip)','6: ACTIVATE-ATTEMPTING PROJECTS=&gt;(('C', 13), 'C', 0, "Improved fix 'Fossil Fuel Dependency' (INDUSTRIAL)")(Skill for project)','6: ACTIVATE-ATTEMPTING PROJECTS=&gt;6(Dice roll 2D6: skill check)','6: ACTIVATE-DOING RESEARCH=&gt;None(Start researching)','6: ACTIVATE-ATTEMPTING PROJECTS=&gt;(('S', 4), 'S', 1, "Improved fix 'Monopoly' (ECONOMIC)")(Skill for project)','6: ACTIVATE-ATTEMPTING PROJECTS=&gt;1(Consultant fees)','6: ACTIVATE-ATTEMPTING PROJECTS=&gt;5(Dice roll 2D6: skill check)','6: ACTIVATE-ATTEMPTING PROJECTS=&gt;None(Skill for project)','6: ACTIVATE-DOING RESEARCH=&gt;None(Start researching)','6: ACTIVATE-ATTEMPTING PROJECTS=&gt;(('C', 5), 'C', 1, "Improved fix 'Fossil Fuel Dependency' (INDUSTRIAL)")(Skill for project)','6: ACTIVATE-ATTEMPTING PROJECTS=&gt;0(Consultant fees)','6: ACTIVATE-ATTEMPTING PROJECTS=&gt;9(Dice roll 2D6: skill check)','6: ACTIVATE-ATTEMPTING PROJECTS=&gt;None(Skill for project)','6: ACTIVATE-DOING RESEARCH=&gt;None(Start researching)','6: ACTIVATE-ATTEMPTING PROJECTS=&gt;Base(Start project: type)','6: ACTIVATE-ATTEMPTING PROJECTS=&gt;INDUSTRIAL(Start project: fix category)','6: ACTIVATE-ATTEMPTING PROJECTS=&gt;Polluting Industry(Start project: fix problem)','6: ACTIVATE-ATTEMPTING PROJECTS=&gt;Base fix 'Polluting Industry' (INDUSTRIAL) triggers crisis(Project started)','6: ACTIVATE-ATTEMPTING PROJECTS=&gt;(('S', 5), 'S', 1, "Improved fix 'Monopoly' (ECONOMIC)")(Skill for project)','6: ACTIVATE-ATTEMPTING PROJECTS=&gt;3(Consultant fees)','6: ACTIVATE-ATTEMPTING PROJECTS=&gt;10(Dice roll 2D6: skill check)','6: ACTIVATE-ATTEMPTING PROJECTS=&gt;(('D', 4), 'D', 2, "Base fix 'Education' (SOCIAL) triggers crisis")(Skill for project)','6: ACTIVATE-ATTEMPTING PROJECTS=&gt;0(Consultant fees)','6: ACTIVATE-ATTEMPTING PROJECTS=&gt;2(Dice roll 2D6: skill check)','6: ACTIVATE-ATTEMPTING PROJECTS=&gt;(('H', 8), 'H', 2, "Base fix 'Education' (SOCIAL) triggers crisis")(Skill for project)','6: ACTIVATE-ATTEMPTING PROJECTS=&gt;1(Consultant fees)','6: ACTIVATE-ATTEMPTING PROJECTS=&gt;5(Dice roll 2D6: skill check)','6: ACTIVATE-ATTEMPTING PROJECTS=&gt;(('D', 12), 'D', 2, "Improved fix 'Monopoly' (ECONOMIC)")(Skill for project)','6: ACTIVATE-ATTEMPTING PROJECTS=&gt;10(Dice roll 2D6: skill check)','6: ACTIVATE-ATTEMPTING PROJECTS=&gt;(('D', 3), 'D', 0, "Improved fix 'Monopoly' (ECONOMIC)")(Skill for project)','6: ACTIVATE-ATTEMPTING PROJECTS=&gt;9(Dice roll 2D6: skill check)','6: ACTIVATE-ATTEMPTING PROJECTS=&gt;None(Skill for project)','6: ACTIVATE-DOING RESEARCH=&gt;None(Start researching)','6: END-FINALIZING=&gt;Base fix 'Polluting Industry' (INDUSTRIAL) triggers crisis(Project abandoned)','6: END-CRISIS ROLLING=&gt;ECONOMIC(Crisis chip: full category)','6: END-CRISIS ROLLING=&gt;SOCIAL(Crisis chip: full category)','6: END-CRISIS ROLLING=&gt;5(Dice roll 1D6: crisis cat)','6: END-CRISIS ROLLING=&gt;ENVIRONMENTAL(Category for crisis)','6: END-CRISIS ROLLING=&gt;3(Dice roll 1D6: node in ENVIRONMENTAL)','6: END-CRISIS ROLLING=&gt;Freshwater Depletion(Problem for crisis)','6: END-CRISIS ROLLING=&gt;10(Dice roll 2D6: crisis roll for Freshwater Depletion)','6: END-CRISIS ROLLING=&gt;10(Crisis roll for node "Freshwater Depletion")','6: END-CRISIS ROLLING=&gt;4(Dice roll 2D6: crisis roll for Freshwater Depletion)','6: END-CRISIS ROLLING=&gt;4(Crisis roll for node "Freshwater Depletion")','6: END-CRISIS ROLLING=&gt;Clean Water Shortage(Now in crisis (cascaded from: Freshwater Depletion))','6: END-CRISIS ROLLING=&gt;Energy Shortage(Now in crisis (cascaded from: Freshwater Depletion))','6: END-CRISIS ROLLING=&gt;5(Dice roll 1D6: crisis cat)','6: END-CRISIS ROLLING=&gt;ENVIRONMENTAL(Category for crisis)','6: END-CRISIS ROLLING=&gt;5(Dice roll 1D6: node in ENVIRONMENTAL)','6: END-CRISIS ROLLING=&gt;Ocean Degradation(Problem for crisis)','6: END-CRISIS ROLLING=&gt;11(Dice roll 2D6: crisis roll for Ocean Degradation)','6: END-CRISIS ROLLING=&gt;11(Crisis roll for node "Ocean Degradation")','6: END-CRISIS ROLLING=&gt;Ocean Degradation(Crisis averted)','7: ENGAGE-DRAWING MONEY=&gt;1(Money drawn)','7: ENGAGE-DRAWING CARDS=&gt;('S', 5)(Card drawn: 1)','7: ENGAGE-DRAWING CARDS=&gt;('H', 11)(Card drawn: 2)','7: ENGAGE-CRISIS RISING','7: ENGAGE-DRAWING MONEY=&gt;1(Money drawn)','7: ENGAGE-DRAWING CARDS=&gt;('S', 3)(Card drawn: 1)','7: ENGAGE-DRAWING CARDS=&gt;('S', 7)(Card drawn: 2)','7: ENGAGE-DRAWING MONEY=&gt;1(Money drawn)','7: ENGAGE-DRAWING CARDS=&gt;('S', 14)(Card drawn: 1)','7: ENGAGE-DRAWING CARDS=&gt;('C', 2)(Card drawn: 2)','7: ENGAGE-CRISIS RISING','7: ENGAGE-DRAWING MONEY=&gt;1(Money drawn)','7: ENGAGE-DRAWING CARDS=&gt;('D', 10)(Card drawn: 1)','7: ENGAGE-DRAWING CARDS=&gt;('D', 13)(Card drawn: 2)','7: ACTIVATE-ATTEMPTING PROJECTS=&gt;(('S', 5), 'S', 0, "Improved fix 'Fossil Fuel Dependency' (INDUSTRIAL)")(Skill for project)','7: ACTIVATE-ATTEMPTING PROJECTS=&gt;0(Consultant fees)','7: ACTIVATE-ATTEMPTING PROJECTS=&gt;7(Dice roll 2D6: skill check)','7: ACTIVATE-ATTEMPTING PROJECTS=&gt;(('H', 11), 'H', 0, "Base fix 'Education' (SOCIAL) triggers crisis")(Skill for project)','7: ACTIVATE-ATTEMPTING PROJECTS=&gt;0(Consultant fees)','7: ACTIVATE-ATTEMPTING PROJECTS=&gt;6(Dice roll 2D6: skill check)','7: ACTIVATE-DOING RESEARCH=&gt;None(Start researching)','7: ACTIVATE-ATTEMPTING PROJECTS=&gt;(('H', 2), 'H', 0, "Base fix 'Education' (SOCIAL) triggers crisis")(Skill for project)','7: ACTIVATE-ATTEMPTING PROJECTS=&gt;1(Consultant fees)','7: ACTIVATE-ATTEMPTING PROJECTS=&gt;7(Dice roll 2D6: skill check)','7: ACTIVATE-ATTEMPTING PROJECTS=&gt;(('S', 7), 'S', 2, "Improved fix 'Fossil Fuel Dependency' (INDUSTRIAL)")(Skill for project)','7: ACTIVATE-ATTEMPTING PROJECTS=&gt;11(Dice roll 2D6: skill check)','7: ACTIVATE-ATTEMPTING PROJECTS=&gt;(('S', 3), 'S', 1, "Improved fix 'Fossil Fuel Dependency' (INDUSTRIAL)")(Skill for project)','7: ACTIVATE-ATTEMPTING PROJECTS=&gt;10(Dice roll 2D6: skill check)','7: ACTIVATE-ATTEMPTING PROJECTS=&gt;None(Skill for project)','7: ACTIVATE-DOING RESEARCH=&gt;None(Start researching)','7: ACTIVATE-ATTEMPTING PROJECTS=&gt;(('S', 14), 'C', 2, "Improved fix 'Fossil Fuel Dependency' (INDUSTRIAL)")(Skill for project)','7: ACTIVATE-ATTEMPTING PROJECTS=&gt;(('C', 4), 'C', 1, "Improved fix 'Fossil Fuel Dependency' (INDUSTRIAL)")(Skill for project)','7: ACTIVATE-ATTEMPTING PROJECTS=&gt;1(Consultant fees)','7: ACTIVATE-ATTEMPTING PROJECTS=&gt;6(Dice roll 2D6: skill check)','7: ACTIVATE-ATTEMPTING PROJECTS=&gt;None(Skill for project)','7: ACTIVATE-DOING RESEARCH=&gt;None(Start researching)','7: ACTIVATE-ATTEMPTING PROJECTS=&gt;Remove-Tradeoff(Start project: type)','7: ACTIVATE-ATTEMPTING PROJECTS=&gt;CLASS(Start project: fix category)','7: ACTIVATE-ATTEMPTING PROJECTS=&gt;Healthcare(Start project: fix problem)','7: ACTIVATE-ATTEMPTING PROJECTS=&gt;Improved fix 'Healthcare' (CLASS)(Project started)','7: ACTIVATE-ATTEMPTING PROJECTS=&gt;(('D', 13), 'D', 2, "Improved fix 'Monopoly' (ECONOMIC)")(Skill for project)','7: ACTIVATE-ATTEMPTING PROJECTS=&gt;0(Consultant fees)','7: ACTIVATE-ATTEMPTING PROJECTS=&gt;7(Dice roll 2D6: skill check)','7: ACTIVATE-ATTEMPTING PROJECTS=&gt;(('D', 10), 'D', 1, "Base fix 'Education' (SOCIAL) triggers crisis")(Skill for project)','7: ACTIVATE-ATTEMPTING PROJECTS=&gt;1(Consultant fees)','7: ACTIVATE-ATTEMPTING PROJECTS=&gt;8(Dice roll 2D6: skill check)','7: ACTIVATE-ATTEMPTING PROJECTS=&gt;None(Skill for project)','7: ACTIVATE-DOING RESEARCH=&gt;None(Start researching)','8: END-FINALIZING=&gt;Improved fix 'Healthcare' (CLASS)(Project abandoned)','8: END-FINALIZING=&gt;Improved fix 'Fossil Fuel Dependency' (INDUSTRIAL)(Project overskilled for "('S', 14)")','8: END-CRISIS ROLLING=&gt;ECONOMIC(Crisis chip: full category)','8: END-CRISIS ROLLING=&gt;SOCIAL(Crisis chip: full category)','8: END-CRISIS ROLLING=&gt;CLASS(Crisis chip: full category)','8: END-CRISIS ROLLING=&gt;2(Dice roll 1D6: crisis cat)','8: END-CRISIS ROLLING=&gt;ECONOMIC(Category for crisis)','8: END-CRISIS ROLLING=&gt;ECONOMIC(Crisis chip: full category)','8: END-CRISIS ROLLING=&gt;5(Dice roll 1D6: crisis cat)','8: END-CRISIS ROLLING=&gt;ENVIRONMENTAL(Category for crisis)','8: END-CRISIS ROLLING=&gt;3(Dice roll 1D6: node in ENVIRONMENTAL)','8: END-CRISIS ROLLING=&gt;Freshwater Depletion(Problem for crisis)','8: END-CRISIS ROLLING=&gt;10(Dice roll 2D6: crisis roll for Freshwater Depletion)','8: END-CRISIS ROLLING=&gt;10(Crisis roll for node "Freshwater Depletion")','8: END-CRISIS ROLLING=&gt;2(Dice roll 2D6: crisis roll for Freshwater Depletion)','8: END-CRISIS ROLLING=&gt;2(Crisis roll for node "Freshwater Depletion")','8: END-CRISIS ROLLING=&gt;Sprawl(Now in crisis (cascaded from: Freshwater Depletion))','8: ENGAGE-DRAWING MONEY=&gt;1(Money drawn)','8: ENGAGE-DRAWING CARDS=&gt;('D', 2)(Card drawn: 1)','8: ENGAGE-DRAWING CARDS=&gt;('C', 11)(Card drawn: 2)','8: ENGAGE-CRISIS RISING','8: ENGAGE-DRAWING MONEY=&gt;1(Money drawn)','8: ENGAGE-DRAWING CARDS=&gt;('S', 13)(Card drawn: 1)','8: ENGAGE-DRAWING CARDS=&gt;('H', 14)(Card drawn: 2)','8: ENGAGE-DRAWING MONEY=&gt;1(Money drawn)','8: ENGAGE-DRAWING CARDS=&gt;('C', 11)(Card drawn: 1)','8: ENGAGE-DRAWING CARDS=&gt;('S', 1)(Card drawn: 2)','8: ENGAGE-CRISIS RISING','8: ENGAGE-DRAWING MONEY=&gt;1(Money drawn)','8: ENGAGE-DRAWING CARDS=&gt;('H', 6)(Card drawn: 1)','8: ENGAGE-DRAWING CARDS=&gt;('D', 8)(Card drawn: 2)','8: ACTIVATE-ATTEMPTING PROJECTS=&gt;(('C', 11), 'C', 1, "Improved fix 'Fossil Fuel Dependency' (INDUSTRIAL)")(Skill for project)','8: ACTIVATE-ATTEMPTING PROJECTS=&gt;1(Consultant fees)','8: ACTIVATE-ATTEMPTING PROJECTS=&gt;8(Dice roll 2D6: skill check)','8: ACTIVATE-ATTEMPTING PROJECTS=&gt;(('D', 2), 'D', 0, "Improved fix 'Monopoly' (ECONOMIC)")(Skill for project)','8: ACTIVATE-ATTEMPTING PROJECTS=&gt;1(Consultant fees)','8: ACTIVATE-ATTEMPTING PROJECTS=&gt;6(Dice roll 2D6: skill check)','8: ACTIVATE-DOING RESEARCH=&gt;None(Start researching)','8: ACTIVATE-ATTEMPTING PROJECTS=&gt;(('H', 14), 'H', 2, "Base fix 'Education' (SOCIAL) triggers crisis")(Skill for project)','8: ACTIVATE-ATTEMPTING PROJECTS=&gt;(('S', 13), 'S', 1, "Improved fix 'Fossil Fuel Dependency' (INDUSTRIAL)")(Skill for project)','8: ACTIVATE-ATTEMPTING PROJECTS=&gt;0(Consultant fees)','8: ACTIVATE-ATTEMPTING PROJECTS=&gt;6(Dice roll 2D6: skill check)','8: ACTIVATE-ATTEMPTING PROJECTS=&gt;(('H', 13), 'H', 0, "Base fix 'Education' (SOCIAL) triggers crisis")(Skill for project)','8: ACTIVATE-ATTEMPTING PROJECTS=&gt;1(Consultant fees)','8: ACTIVATE-ATTEMPTING PROJECTS=&gt;8(Dice roll 2D6: skill check)','8: ACTIVATE-DOING RESEARCH=&gt;None(Start researching)','8: ACTIVATE-ATTEMPTING PROJECTS=&gt;(('S', 1), 'S', 3, "Improved fix 'Fossil Fuel Dependency' (INDUSTRIAL)")(Skill for project)','8: ACTIVATE-ATTEMPTING PROJECTS=&gt;0(Consultant fees)','8: ACTIVATE-ATTEMPTING PROJECTS=&gt;9(Dice roll 2D6: skill check)','8: ACTIVATE-ATTEMPTING PROJECTS=&gt;(('C', 2), 'C', 1, "Improved fix 'Fossil Fuel Dependency' (INDUSTRIAL)")(Skill for project)','8: ACTIVATE-ATTEMPTING PROJECTS=&gt;6(Consultant fees)','8: ACTIVATE-ATTEMPTING PROJECTS=&gt;10(Dice roll 2D6: skill check)','8: ACTIVATE-ATTEMPTING PROJECTS=&gt;None(Skill for project)','8: ACTIVATE-DOING RESEARCH=&gt;None(Start researching)','8: ACTIVATE-ATTEMPTING PROJECTS=&gt;Base(Start project: type)','8: ACTIVATE-ATTEMPTING PROJECTS=&gt;LIVING STANDARDS(Start project: fix category)','8: ACTIVATE-ATTEMPTING PROJECTS=&gt;Economic Inequality(Start project: fix problem)','8: ACTIVATE-ATTEMPTING PROJECTS=&gt;Base fix 'Economic Inequality' (LIVING STANDARDS) triggers crisis(Project started)','8: ACTIVATE-ATTEMPTING PROJECTS=&gt;(('D', 8), 'D', 2, "Base fix 'Education' (SOCIAL) triggers crisis")(Skill for project)','8: ACTIVATE-ATTEMPTING PROJECTS=&gt;1(Consultant fees)','8: ACTIVATE-ATTEMPTING PROJECTS=&gt;5(Dice roll 2D6: skill check)','8: ACTIVATE-ATTEMPTING PROJECTS=&gt;None(Skill for project)','8: ACTIVATE-DOING RESEARCH=&gt;None(Start researching)','8: END-FINALIZING=&gt;Base fix 'Economic Inequality' (LIVING STANDARDS) triggers crisis(Project abandoned)','8: END-FINALIZING=&gt;Base fix 'Education' (SOCIAL) triggers crisis(Project overskilled for "('H', 14)")','8: END-CRISIS ROLLING=&gt;INDUSTRIAL(Crisis chip: full category)','8: END-CRISIS ROLLING=&gt;ECONOMIC(Crisis chip: full category)','8: END-CRISIS ROLLING=&gt;SOCIAL(Crisis chip: full category)','8: END-CRISIS ROLLING=&gt;CLASS(Crisis chip: full category)','8: END-CRISIS ROLLING=&gt;3(Dice roll 1D6: crisis cat)','8: END-CRISIS ROLLING=&gt;SOCIAL(Category for crisis)','8: END-CRISIS ROLLING=&gt;SOCIAL(Crisis chip: full category)','8: END-CRISIS ROLLING=&gt;2(Dice roll 1D6: crisis cat)','8: END-CRISIS ROLLING=&gt;ECONOMIC(Category for crisis)','8: END-CRISIS ROLLING=&gt;ECONOMIC(Crisis chip: full category)','8: END-CRISIS ROLLING=&gt;5(Dice roll 1D6: crisis cat)','8: END-CRISIS ROLLING=&gt;ENVIRONMENTAL(Category for crisis)','8: END-CRISIS ROLLING=&gt;1(Dice roll 1D6: node in ENVIRONMENTAL)','8: END-CRISIS ROLLING=&gt;Chemical Pollution(Problem for crisis)','8: END-CRISIS ROLLING=&gt;5(Dice roll 2D6: crisis roll for Chemical Pollution)','8: END-CRISIS ROLLING=&gt;5(Crisis roll for node "Chemical Pollution")','8: END-CRISIS ROLLING=&gt;Land Conversion(Now in crisis (cascaded from: Chemical Pollution))','8: END-CRISIS ROLLING=&gt;6(Dice roll 1D6: crisis cat)','8: END-CRISIS ROLLING=&gt;LIVING STANDARDS(Category for crisis)','8: END-CRISIS ROLLING=&gt;3(Dice roll 1D6: node in LIVING STANDARDS)','8: END-CRISIS ROLLING=&gt;Systemic Corruption(Problem for crisis)','8: END-CRISIS ROLLING=&gt;7(Dice roll 2D6: crisis roll for Systemic Corruption)','8: END-CRISIS ROLLING=&gt;7(Crisis roll for node "Systemic Corruption")','8: END-CRISIS ROLLING=&gt;Air &amp; Ozone Degradation(Now in crisis (cascaded from: Systemic Corruption))','9: ENGAGE-DRAWING MONEY=&gt;1(Money drawn)','9: ENGAGE-DRAWING CARDS=&gt;('D', 1)(Card drawn: 1)','9: ENGAGE-DRAWING CARDS=&gt;('H', 5)(Card drawn: 2)','9: ENGAGE-CRISIS RISING','9: ENGAGE-DRAWING MONEY=&gt;1(Money drawn)','9: ENGAGE-DRAWING CARDS=&gt;('S', 12)(Card drawn: 1)','9: ENGAGE-DRAWING CARDS=&gt;('H', 12)(Card drawn: 2)','9: ENGAGE-DRAWING MONEY=&gt;1(Money drawn)','9: ENGAGE-DRAWING CARDS=&gt;('C', 12)(Card drawn: 1)','9: ENGAGE-DRAWING CARDS=&gt;('S', 7)(Card drawn: 2)','9: ENGAGE-CRISIS RISING','9: ENGAGE-DRAWING MONEY=&gt;1(Money drawn)','9: ENGAGE-DRAWING CARDS=&gt;('D', 12)(Card drawn: 1)','9: ENGAGE-DRAWING CARDS=&gt;('S', 5)(Card drawn: 2)','9: ACTIVATE-ATTEMPTING PROJECTS=&gt;(('D', 1), 'D', 0, "Base fix 'Education' (SOCIAL) triggers crisis")(Skill for project)','9: ACTIVATE-ATTEMPTING PROJECTS=&gt;1(Consultant fees)','9: ACTIVATE-ATTEMPTING PROJECTS=&gt;5(Dice roll 2D6: skill check)','9: ACTIVATE-ATTEMPTING PROJECTS=&gt;None(Skill for project)','9: ACTIVATE-DOING RESEARCH=&gt;None(Start researching)','9: ACTIVATE-ATTEMPTING PROJECTS=&gt;(('H', 12), 'H', 1, "Base fix 'Education' (SOCIAL) triggers crisis")(Skill for project)','9: ACTIVATE-ATTEMPTING PROJECTS=&gt;1(Consultant fees)','9: ACTIVATE-ATTEMPTING PROJECTS=&gt;6(Dice roll 2D6: skill check)','9: ACTIVATE-ATTEMPTING PROJECTS=&gt;(('S', 12), 'S', 0, "Improved fix 'Fossil Fuel Dependency' (INDUSTRIAL)")(Skill for project)','9: ACTIVATE-ATTEMPTING PROJECTS=&gt;6(Dice roll 2D6: skill check)','9: ACTIVATE-DOING RESEARCH=&gt;None(Start researching)','9: ACTIVATE-ATTEMPTING PROJECTS=&gt;(('C', 11), 'C', 1, "Improved fix 'Fossil Fuel Dependency' (INDUSTRIAL)")(Skill for project)','9: ACTIVATE-ATTEMPTING PROJECTS=&gt;0(Consultant fees)','9: ACTIVATE-ATTEMPTING PROJECTS=&gt;7(Dice roll 2D6: skill check)','9: ACTIVATE-ATTEMPTING PROJECTS=&gt;(('C', 8), 'C', 0, "Improved fix 'Fossil Fuel Dependency' (INDUSTRIAL)")(Skill for project)','9: ACTIVATE-ATTEMPTING PROJECTS=&gt;0(Consultant fees)','9: ACTIVATE-ATTEMPTING PROJECTS=&gt;7(Dice roll 2D6: skill check)','9: ACTIVATE-ATTEMPTING PROJECTS=&gt;(('S', 7), 'S', 1, "Improved fix 'Monopoly' (ECONOMIC)")(Skill for project)','9: ACTIVATE-ATTEMPTING PROJECTS=&gt;1(Consultant fees)','9: ACTIVATE-ATTEMPTING PROJECTS=&gt;11(Dice roll 2D6: skill check)','9: ACTIVATE-ATTEMPTING PROJECTS=&gt;None(Skill for project)','9: ACTIVATE-DOING RESEARCH=&gt;None(Start researching)','9: ACTIVATE-ATTEMPTING PROJECTS=&gt;Remove-Tradeoff(Start project: type)','9: ACTIVATE-ATTEMPTING PROJECTS=&gt;LIVING STANDARDS(Start project: fix category)','9: ACTIVATE-ATTEMPTING PROJECTS=&gt;Discrimination(Start project: fix problem)','9: ACTIVATE-ATTEMPTING PROJECTS=&gt;Improved fix 'Discrimination' (LIVING STANDARDS)(Project started)','9: ACTIVATE-ATTEMPTING PROJECTS=&gt;(('S', 5), 'S', 3, "Improved fix 'Monopoly' (ECONOMIC)")(Skill for project)','9: ACTIVATE-ATTEMPTING PROJECTS=&gt;1(Consultant fees)','9: ACTIVATE-ATTEMPTING PROJECTS=&gt;7(Dice roll 2D6: skill check)','9: ACTIVATE-ATTEMPTING PROJECTS=&gt;(('C', 3), 'C', 0, "Improved fix 'Discrimination' (LIVING STANDARDS)")(Skill for project)','9: ACTIVATE-ATTEMPTING PROJECTS=&gt;9(Dice roll 2D6: skill check)','9: ACTIVATE-ATTEMPTING PROJECTS=&gt;(('D', 12), 'D', 1, "Improved fix 'Monopoly' (ECONOMIC)")(Skill for project)','9: ACTIVATE-ATTEMPTING PROJECTS=&gt;7(Dice roll 2D6: skill check)','9: ACTIVATE-ATTEMPTING PROJECTS=&gt;None(Skill for project)','9: ACTIVATE-DOING RESEARCH=&gt;None(Start researching)','9: END-CRISIS ROLLING=&gt;INDUSTRIAL(Crisis chip: full category)','9: END-CRISIS ROLLING=&gt;ECONOMIC(Crisis chip: full category)','9: END-CRISIS ROLLING=&gt;SOCIAL(Crisis chip: full category)','9: END-CRISIS ROLLING=&gt;CLASS(Crisis chip: full category)','9: END-CRISIS ROLLING=&gt;ENVIRONMENTAL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ENVIRONMENTAL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ENVIRONMENTAL(Crisis chip: full category)','9: END-CRISIS ROLLING=&gt;5(Dice roll 1D6: crisis cat)','9: END-CRISIS ROLLING=&gt;ENVIRONMENTAL(Category for crisis)','9: END-CRISIS ROLLING=&gt;ENVIRONMENTAL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3(Dice roll 1D6: node in LIVING STANDARDS)','9: END-CRISIS ROLLING=&gt;Systemic Corruption(Crisis chip: overwhelmed problem)','9: END-CRISIS ROLLING=&gt;6(Dice roll 1D6: crisis cat)','9: END-CRISIS ROLLING=&gt;LIVING STANDARDS(Category for crisis)','9: END-CRISIS ROLLING=&gt;3(Dice roll 1D6: node in LIVING STANDARDS)','9: END-CRISIS ROLLING=&gt;Systemic Corruption(Crisis chip: overwhelmed problem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ENVIRONMENTAL(Crisis chip: full category)','9: END-CRISIS ROLLING=&gt;5(Dice roll 1D6: crisis cat)','9: END-CRISIS ROLLING=&gt;ENVIRONMENTAL(Category for crisis)','9: END-CRISIS ROLLING=&gt;ENVIRONMENTAL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ENVIRONMENT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6(Dice roll 1D6: node in LIVING STANDARDS)','9: END-CRISIS ROLLING=&gt;5(Dice roll 1D6: node in LIVING STANDARDS)','9: END-CRISIS ROLLING=&gt;2(Dice roll 1D6: node in LIVING STANDARDS)','9: END-CRISIS ROLLING=&gt;Low Labour Standards(Problem for crisis)','9: END-CRISIS ROLLING=&gt;6(Dice roll 2D6: crisis roll for Low Labour Standards)','9: END-CRISIS ROLLING=&gt;6(Crisis roll for node "Low Labour Standards")','9: END-CRISIS ROLLING=&gt;Low Labour Standards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2, 13, 13, 14, 17, 19, 22, 25, 26, 27, 28]}</text:p>
          </table:table-cell>
          <table:table-cell table:style-name="Gnumeric-default" office:value-type="string">
            <text:p>{'abandoned-project': [[], [], [], [], [], [], [], [], [], [True], [], [], [], [], [], [], [], [], [], [], [], [], [True, True], [], [], [], [], [], [], [], [], [], [], [], [], [True], [], [], [], [], [], [], [], [], [], [], [], [], [], [], [], [], [], [], [], [], [], [True, True], [], [], [], [], [], [], [], [], [], [], [], [], [True], [], [], [], [], [], [], [], [], [], [], [], [], [], [], [], [], [], [], [], [], [], [], [], [], [], [True], [], [], [], [], [], [], [], [], [True], [], [], [], [], [], [], [], [], [], [], [], [], [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H', 1)(Card drawn: 1)','0: ENGAGE-DRAWING CARDS=&gt;('C', 7)(Card drawn: 2)','0: ENGAGE-CRISIS RISING','0: ENGAGE-DRAWING MONEY=&gt;3(Money drawn)','0: ENGAGE-DRAWING CARDS=&gt;('S', 9)(Card drawn: 1)','0: ENGAGE-DRAWING CARDS=&gt;('H', 2)(Card drawn: 2)','0: ENGAGE-DRAWING MONEY=&gt;3(Money drawn)','0: ENGAGE-DRAWING CARDS=&gt;('C', 12)(Card drawn: 1)','0: ENGAGE-DRAWING CARDS=&gt;('S', 10)(Card drawn: 2)','0: ENGAGE-CRISIS RISING','0: ENGAGE-DRAWING MONEY=&gt;3(Money drawn)','0: ENGAGE-DRAWING CARDS=&gt;('C', 4)(Card drawn: 1)','0: ENGAGE-DRAWING CARDS=&gt;('H', 11)(Card drawn: 2)','0: ACTIVATE-ATTEMPTING PROJECTS=&gt;Remove-Tradeoff(Start project: type)','0: ACTIVATE-ATTEMPTING PROJECTS=&gt;ECONOMIC(Start project: fix category)','0: ACTIVATE-ATTEMPTING PROJECTS=&gt;Inflation(Start project: fix problem)','0: ACTIVATE-ATTEMPTING PROJECTS=&gt;Improved fix 'Inflation' (ECONOMIC)(Project started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END-FINALIZING=&gt;Improved fix 'Inflation' (ECONOMIC)(Project abandoned)','0: END-CRISIS ROLLING=&gt;1(Dice roll 1D6: crisis cat)','0: END-CRISIS ROLLING=&gt;INDUSTRIAL(Category for crisis)','0: END-CRISIS ROLLING=&gt;1(Dice roll 1D6: node in INDUSTRIAL)','0: END-CRISIS ROLLING=&gt;Polluting Industry(Problem for crisis)','0: END-CRISIS ROLLING=&gt;7(Dice roll 2D6: crisis roll for Polluting Industry)','0: END-CRISIS ROLLING=&gt;7(Crisis roll for node "Polluting Industry")','0: END-CRISIS ROLLING=&gt;Air &amp; Ozone Degradation(Now in crisis (cascaded from: Polluting Industry))','0: END-CRISIS ROLLING=&gt;Chemical Pollution(Now in crisis (cascaded from: Polluting Industry))','0: END-CRISIS ROLLING=&gt;Inefficiency(Now in crisis (cascaded from: Polluting Industry))','0: END-CRISIS ROLLING=&gt;6(Dice roll 1D6: crisis cat)','0: END-CRISIS ROLLING=&gt;LIVING STANDARDS(Category for crisis)','0: END-CRISIS ROLLING=&gt;3(Dice roll 1D6: node in LIVING STANDARDS)','0: END-CRISIS ROLLING=&gt;Systemic Corruption(Problem for crisis)','0: END-CRISIS ROLLING=&gt;11(Dice roll 2D6: crisis roll for Systemic Corruption)','0: END-CRISIS ROLLING=&gt;11(Crisis roll for node "Systemic Corruption")','0: END-CRISIS ROLLING=&gt;Systemic Corruption(Crisis averted)','1: ENGAGE-DRAWING MONEY=&gt;2(Money drawn)','1: ENGAGE-DRAWING CARDS=&gt;('S', 7)(Card drawn: 1)','1: ENGAGE-DRAWING CARDS=&gt;('C', 14)(Card drawn: 2)','1: ENGAGE-CRISIS RISING','1: ENGAGE-DRAWING MONEY=&gt;2(Money drawn)','1: ENGAGE-DRAWING CARDS=&gt;('S', 12)(Card drawn: 1)','1: ENGAGE-DRAWING CARDS=&gt;('C', 7)(Card drawn: 2)','1: ENGAGE-DRAWING MONEY=&gt;2(Money drawn)','1: ENGAGE-DRAWING CARDS=&gt;('H', 9)(Card drawn: 1)','1: ENGAGE-DRAWING CARDS=&gt;('H', 7)(Card drawn: 2)','1: ENGAGE-CRISIS RISING','1: ENGAGE-DRAWING MONEY=&gt;2(Money drawn)','1: ENGAGE-DRAWING CARDS=&gt;('C', 8)(Card drawn: 1)','1: ENGAGE-DRAWING CARDS=&gt;('H', 13)(Card drawn: 2)','1: ACTIVATE-ATTEMPTING PROJECTS=&gt;None(Start project: type)','1: ACTIVATE-DOING RESEARCH=&gt;None(Start researching)','1: ACTIVATE-ATTEMPTING PROJECTS=&gt;Remove-Tradeoff(Start project: type)','1: ACTIVATE-ATTEMPTING PROJECTS=&gt;INDUSTRIAL(Start project: fix category)','1: ACTIVATE-ATTEMPTING PROJECTS=&gt;Sprawl(Start project: fix problem)','1: ACTIVATE-ATTEMPTING PROJECTS=&gt;Improved fix 'Sprawl' (INDUSTRIAL)(Project started)','1: ACTIVATE-ATTEMPTING PROJECTS=&gt;(('C', 7), 'C', 3, "Improved fix 'Sprawl' (INDUSTRIAL)")(Skill for project)','1: ACTIVATE-ATTEMPTING PROJECTS=&gt;1(Consultant fees)','1: ACTIVATE-ATTEMPTING PROJECTS=&gt;10(Dice roll 2D6: skill check)','1: ACTIVATE-ATTEMPTING PROJECTS=&gt;(('S', 9), 'S', 0, "Improved fix 'Sprawl' (INDUSTRIAL)")(Skill for project)','1: ACTIVATE-ATTEMPTING PROJECTS=&gt;0(Consultant fees)','1: ACTIVATE-ATTEMPTING PROJECTS=&gt;8(Dice roll 2D6: skill check)','1: ACTIVATE-ATTEMPTING PROJECTS=&gt;(('S', 12), 'S', 1, "Improved fix 'Sprawl' (INDUSTRIAL)")(Skill for project)','1: ACTIVATE-ATTEMPTING PROJECTS=&gt;0(Consultant fees)','1: ACTIVATE-ATTEMPTING PROJECTS=&gt;5(Dice roll 2D6: skill check)','1: ACTIVATE-DOING RESEARCH=&gt;None(Start researching)','1: ACTIVATE-ATTEMPTING PROJECTS=&gt;Base(Start project: type)','1: ACTIVATE-ATTEMPTING PROJECTS=&gt;INDUSTRIAL(Start project: fix category)','1: ACTIVATE-ATTEMPTING PROJECTS=&gt;Unsustainable Harvesting(Start project: fix problem)','1: ACTIVATE-ATTEMPTING PROJECTS=&gt;Base fix 'Unsustainable Harvesting' (INDUSTRIAL) triggers crisis(Project started)','1: ACTIVATE-ATTEMPTING PROJECTS=&gt;None(Skill for project)','1: ACTIVATE-DOING RESEARCH=&gt;None(Start researching)','1: ACTIVATE-ATTEMPTING PROJECTS=&gt;Base(Start project: type)','1: ACTIVATE-ATTEMPTING PROJECTS=&gt;ENVIRONMENTAL(Start project: fix category)','1: ACTIVATE-ATTEMPTING PROJECTS=&gt;Climate Change(Start project: fix problem)','1: ACTIVATE-ATTEMPTING PROJECTS=&gt;Base fix 'Climate Change' (ENVIRONMENTAL) triggers crisis(Project started)','1: ACTIVATE-ATTEMPTING PROJECTS=&gt;None(Skill for project)','1: ACTIVATE-DOING RESEARCH=&gt;None(Start researching)','1: END-FINALIZING=&gt;Base fix 'Unsustainable Harvesting' (INDUSTRIAL) triggers crisis(Project abandoned)','1: END-FINALIZING=&gt;Base fix 'Climate Change' (ENVIRONMENTAL) triggers crisis(Project abandoned)','1: END-CRISIS ROLLING=&gt;3(Dice roll 1D6: crisis cat)','1: END-CRISIS ROLLING=&gt;SOCIAL(Category for crisis)','1: END-CRISIS ROLLING=&gt;1(Dice roll 1D6: node in SOCIAL)','1: END-CRISIS ROLLING=&gt;Education(Problem for crisis)','1: END-CRISIS ROLLING=&gt;7(Dice roll 2D6: crisis roll for Education)','1: END-CRISIS ROLLING=&gt;7(Crisis roll for node "Education")','1: END-CRISIS ROLLING=&gt;Education(Now in crisis)','1: END-CRISIS ROLLING=&gt;3(Dice roll 1D6: crisis cat)','1: END-CRISIS ROLLING=&gt;SOCIAL(Category for crisis)','1: END-CRISIS ROLLING=&gt;1(Dice roll 1D6: node in SOCIAL)','1: END-CRISIS ROLLING=&gt;Education(Crisis chip: overwhelmed problem)','1: END-CRISIS ROLLING=&gt;4(Dice roll 1D6: crisis cat)','1: END-CRISIS ROLLING=&gt;CLASS(Category for crisis)','1: END-CRISIS ROLLING=&gt;4(Dice roll 1D6: node in CLASS)','1: END-CRISIS ROLLING=&gt;Food Shortage(Problem for crisis)','1: END-CRISIS ROLLING=&gt;10(Dice roll 2D6: crisis roll for Food Shortage)','1: END-CRISIS ROLLING=&gt;10(Crisis roll for node "Food Shortage")','1: END-CRISIS ROLLING=&gt;Food Shortage(Crisis averted)','2: ENGAGE-DRAWING MONEY=&gt;2(Money drawn)','2: ENGAGE-DRAWING CARDS=&gt;('H', 9)(Card drawn: 1)','2: ENGAGE-DRAWING CARDS=&gt;('H', 4)(Card drawn: 2)','2: ENGAGE-CRISIS RISING','2: ENGAGE-DRAWING MONEY=&gt;2(Money drawn)','2: ENGAGE-DRAWING CARDS=&gt;('H', 8)(Card drawn: 1)','2: ENGAGE-DRAWING CARDS=&gt;('C', 3)(Card drawn: 2)','2: ENGAGE-DRAWING MONEY=&gt;2(Money drawn)','2: ENGAGE-DRAWING CARDS=&gt;('H', 12)(Card drawn: 1)','2: ENGAGE-DRAWING CARDS=&gt;('S', 2)(Card drawn: 2)','2: ENGAGE-CRISIS RISING','2: ENGAGE-DRAWING MONEY=&gt;2(Money drawn)','2: ENGAGE-DRAWING CARDS=&gt;('D', 7)(Card drawn: 1)','2: ENGAGE-DRAWING CARDS=&gt;('H', 10)(Card drawn: 2)','2: ACTIVATE-ATTEMPTING PROJECTS=&gt;Base(Start project: type)','2: ACTIVATE-ATTEMPTING PROJECTS=&gt;CLASS(Start project: fix category)','2: ACTIVATE-ATTEMPTING PROJECTS=&gt;Affordable Housing(Start project: fix problem)','2: ACTIVATE-ATTEMPTING PROJECTS=&gt;Base fix 'Affordable Housing' (CLASS) triggers crisis(Project started)','2: ACTIVATE-ATTEMPTING PROJECTS=&gt;(('C', 14), 'H', 3, "Base fix 'Affordable Housing' (CLASS) triggers crisis")(Skill for project)','2: ACTIVATE-ATTEMPTING PROJECTS=&gt;None(Skill for project)','2: ACTIVATE-DOING RESEARCH=&gt;None(Start researching)','2: ACTIVATE-ATTEMPTING PROJECTS=&gt;None(Skill for project)','2: ACTIVATE-DOING RESEARCH=&gt;None(Start researching)','2: ACTIVATE-ATTEMPTING PROJECTS=&gt;Base(Start project: type)','2: ACTIVATE-ATTEMPTING PROJECTS=&gt;LIVING STANDARDS(Start project: fix category)','2: ACTIVATE-ATTEMPTING PROJECTS=&gt;Low Labour Standards(Start project: fix problem)','2: ACTIVATE-ATTEMPTING PROJECTS=&gt;Base fix 'Low Labour Standards' (LIVING STANDARDS) triggers crisis(Project started)','2: ACTIVATE-ATTEMPTING PROJECTS=&gt;(('H', 12), 'H', 4, "Base fix 'Low Labour Standards' (LIVING STANDARDS) triggers crisis")(Skill for project)','2: ACTIVATE-ATTEMPTING PROJECTS=&gt;0(Consultant fees)','2: ACTIVATE-ATTEMPTING PROJECTS=&gt;8(Dice roll 2D6: skill check)','2: ACTIVATE-ATTEMPTING PROJECTS=&gt;None(Skill for project)','2: ACTIVATE-DOING RESEARCH=&gt;None(Start researching)','2: ACTIVATE-ATTEMPTING PROJECTS=&gt;None(Start project: type)','2: ACTIVATE-ATTEMPTING PROJECTS=&gt;None(Skill for project)','2: ACTIVATE-DOING RESEARCH=&gt;None(Start researching)','2: END-FINALIZING=&gt;Improved fix 'Sprawl' (INDUSTRIAL)(Project abandoned)','2: END-FINALIZING=&gt;Base fix 'Affordable Housing' (CLASS) triggers crisis(Project overskilled for "('C', 14)")','2: END-CRISIS ROLLING=&gt;3(Dice roll 1D6: crisis cat)','2: END-CRISIS ROLLING=&gt;SOCIAL(Category for crisis)','2: END-CRISIS ROLLING=&gt;3(Dice roll 1D6: node in SOCIAL)','2: END-CRISIS ROLLING=&gt;Peace &amp; Justice(Problem for crisis)','2: END-CRISIS ROLLING=&gt;11(Dice roll 2D6: crisis roll for Peace &amp; Justice)','2: END-CRISIS ROLLING=&gt;11(Crisis roll for node "Peace &amp; Justice")','2: END-CRISIS ROLLING=&gt;11(Dice roll 2D6: crisis roll for Peace &amp; Justice)','2: END-CRISIS ROLLING=&gt;11(Crisis roll for node "Peace &amp; Justice")','2: END-CRISIS ROLLING=&gt;Peace &amp; Justice(Crisis averted)','3: ENGAGE-DRAWING MONEY=&gt;2(Money drawn)','3: ENGAGE-DRAWING CARDS=&gt;('S', 6)(Card drawn: 1)','3: ENGAGE-DRAWING CARDS=&gt;('H', 3)(Card drawn: 2)','3: ENGAGE-CRISIS RISING','3: ENGAGE-DRAWING MONEY=&gt;2(Money drawn)','3: ENGAGE-DRAWING CARDS=&gt;('H', 14)(Card drawn: 1)','3: ENGAGE-DRAWING CARDS=&gt;('H', 2)(Card drawn: 2)','3: ENGAGE-DRAWING MONEY=&gt;2(Money drawn)','3: ENGAGE-DRAWING CARDS=&gt;('H', 7)(Card drawn: 1)','3: ENGAGE-DRAWING CARDS=&gt;('S', 8)(Card drawn: 2)','3: ENGAGE-CRISIS RISING','3: ENGAGE-DRAWING MONEY=&gt;2(Money drawn)','3: ENGAGE-DRAWING CARDS=&gt;('D', 12)(Card drawn: 1)','3: ENGAGE-DRAWING CARDS=&gt;('H', 12)(Card drawn: 2)','3: ACTIVATE-ATTEMPTING PROJECTS=&gt;(('H', 9), 'H', 3, "Base fix 'Low Labour Standards' (LIVING STANDARDS) triggers crisis")(Skill for project)','3: ACTIVATE-ATTEMPTING PROJECTS=&gt;2(Consultant fees)','3: ACTIVATE-ATTEMPTING PROJECTS=&gt;7(Dice roll 2D6: skill check)','3: ACTIVATE-ATTEMPTING PROJECTS=&gt;(('C', 7), 'C', 1, "Base fix 'Low Labour Standards' (LIVING STANDARDS) triggers crisis")(Skill for project)','3: ACTIVATE-ATTEMPTING PROJECTS=&gt;3(Consultant fees)','3: ACTIVATE-ATTEMPTING PROJECTS=&gt;6(Dice roll 2D6: skill check)','3: ACTIVATE-ATTEMPTING PROJECTS=&gt;(('S', 7), 'S', 1, "Base fix 'Affordable Housing' (CLASS) triggers crisis")(Skill for project)','3: ACTIVATE-ATTEMPTING PROJECTS=&gt;3(Consultant fees)','3: ACTIVATE-ATTEMPTING PROJECTS=&gt;5(Dice roll 2D6: skill check)','3: ACTIVATE-ATTEMPTING PROJECTS=&gt;None(Skill for project)','3: ACTIVATE-DOING RESEARCH=&gt;None(Start researching)','3: ACTIVATE-ATTEMPTING PROJECTS=&gt;Base(Start project: type)','3: ACTIVATE-ATTEMPTING PROJECTS=&gt;LIVING STANDARDS(Start project: fix category)','3: ACTIVATE-ATTEMPTING PROJECTS=&gt;Economic Inequality(Start project: fix problem)','3: ACTIVATE-ATTEMPTING PROJECTS=&gt;Base fix 'Economic Inequality' (LIVING STANDARDS) triggers crisis(Project started)','3: ACTIVATE-ATTEMPTING PROJECTS=&gt;(('H', 2), 'H', 4, "Base fix 'Low Labour Standards' (LIVING STANDARDS) triggers crisis")(Skill for project)','3: ACTIVATE-ATTEMPTING PROJECTS=&gt;4(Consultant fees)','3: ACTIVATE-ATTEMPTING PROJECTS=&gt;3(Dice roll 2D6: skill check)','3: ACTIVATE-ATTEMPTING PROJECTS=&gt;(('H', 14), 'C', 3, "Base fix 'Economic Inequality' (LIVING STANDARDS) triggers crisis")(Skill for project)','3: ACTIVATE-ATTEMPTING PROJECTS=&gt;(('C', 3), 'C', 2, "Base fix 'Economic Inequality' (LIVING STANDARDS) triggers crisis")(Skill for project)','3: ACTIVATE-ATTEMPTING PROJECTS=&gt;0(Consultant fees)','3: ACTIVATE-ATTEMPTING PROJECTS=&gt;4(Dice roll 2D6: skill check)','3: ACTIVATE-ATTEMPTING PROJECTS=&gt;(('H', 8), 'H', 1, "Base fix 'Affordable Housing' (CLASS) triggers crisis")(Skill for project)','3: ACTIVATE-ATTEMPTING PROJECTS=&gt;1(Consultant fees)','3: ACTIVATE-ATTEMPTING PROJECTS=&gt;7(Dice roll 2D6: skill check)','3: ACTIVATE-ATTEMPTING PROJECTS=&gt;None(Skill for project)','3: ACTIVATE-DOING RESEARCH=&gt;None(Start researching)','3: ACTIVATE-ATTEMPTING PROJECTS=&gt;(('S', 10), 'S', 1, "Base fix 'Affordable Housing' (CLASS) triggers crisis")(Skill for project)','3: ACTIVATE-ATTEMPTING PROJECTS=&gt;1(Consultant fees)','3: ACTIVATE-ATTEMPTING PROJECTS=&gt;7(Dice roll 2D6: skill check)','3: ACTIVATE-ATTEMPTING PROJECTS=&gt;(('S', 8), 'S', 5, "Base fix 'Affordable Housing' (CLASS) triggers crisis")(Skill for project)','3: ACTIVATE-ATTEMPTING PROJECTS=&gt;1(Consultant fees)','3: ACTIVATE-ATTEMPTING PROJECTS=&gt;5(Dice roll 2D6: skill check)','3: ACTIVATE-ATTEMPTING PROJECTS=&gt;(('H', 9), 'H', 1, "Base fix 'Low Labour Standards' (LIVING STANDARDS) triggers crisis")(Skill for project)','3: ACTIVATE-ATTEMPTING PROJECTS=&gt;1(Consultant fees)','3: ACTIVATE-ATTEMPTING PROJECTS=&gt;8(Dice roll 2D6: skill check)','3: ACTIVATE-ATTEMPTING PROJECTS=&gt;(('C', 12), 'C', 0, "Base fix 'Low Labour Standards' (LIVING STANDARDS) triggers crisis")(Skill for project)','3: ACTIVATE-ATTEMPTING PROJECTS=&gt;0(Consultant fees)','3: ACTIVATE-ATTEMPTING PROJECTS=&gt;4(Dice roll 2D6: skill check)','3: ACTIVATE-ATTEMPTING PROJECTS=&gt;(('H', 7), 'H', 0, "Base fix 'Low Labour Standards' (LIVING STANDARDS) triggers crisis")(Skill for project)','3: ACTIVATE-ATTEMPTING PROJECTS=&gt;0(Consultant fees)','3: ACTIVATE-ATTEMPTING PROJECTS=&gt;4(Dice roll 2D6: skill check)','3: ACTIVATE-ATTEMPTING PROJECTS=&gt;None(Skill for project)','3: ACTIVATE-DOING RESEARCH=&gt;None(Start researching)','3: ACTIVATE-ATTEMPTING PROJECTS=&gt;Remove-Tradeoff(Start project: type)','3: ACTIVATE-ATTEMPTING PROJECTS=&gt;SOCIAL(Start project: fix category)','3: ACTIVATE-ATTEMPTING PROJECTS=&gt;Social Inequity(Start project: fix problem)','3: ACTIVATE-ATTEMPTING PROJECTS=&gt;Improved fix 'Social Inequity' (SOCIAL)(Project started)','3: ACTIVATE-ATTEMPTING PROJECTS=&gt;(('H', 13), 'H', 3, "Improved fix 'Social Inequity' (SOCIAL)")(Skill for project)','3: ACTIVATE-ATTEMPTING PROJECTS=&gt;0(Consultant fees)','3: ACTIVATE-ATTEMPTING PROJECTS=&gt;12(Dice roll 2D6: skill check)','3: ACTIVATE-ATTEMPTING PROJECTS=&gt;1(Added a crisis chip)','3: ACTIVATE-ATTEMPTING PROJECTS=&gt;(('D', 12), 'D', 5, "Improved fix 'Social Inequity' (SOCIAL)")(Skill for project)','3: ACTIVATE-ATTEMPTING PROJECTS=&gt;0(Consultant fees)','3: ACTIVATE-ATTEMPTING PROJECTS=&gt;8(Dice roll 2D6: skill check)','3: ACTIVATE-ATTEMPTING PROJECTS=&gt;(('H', 11), 'H', 1, "Improved fix 'Social Inequity' (SOCIAL)")(Skill for project)','3: ACTIVATE-ATTEMPTING PROJECTS=&gt;0(Consultant fees)','3: ACTIVATE-ATTEMPTING PROJECTS=&gt;10(Dice roll 2D6: skill check)','3: ACTIVATE-ATTEMPTING PROJECTS=&gt;(('H', 12), 'H', 4, "Base fix 'Affordable Housing' (CLASS) triggers crisis")(Skill for project)','3: ACTIVATE-ATTEMPTING PROJECTS=&gt;1(Consultant fees)','3: ACTIVATE-ATTEMPTING PROJECTS=&gt;8(Dice roll 2D6: skill check)','3: ACTIVATE-ATTEMPTING PROJECTS=&gt;None(Skill for project)','3: ACTIVATE-DOING RESEARCH=&gt;None(Start researching)','4: END-FINALIZING=&gt;Base fix 'Economic Inequality' (LIVING STANDARDS) triggers crisis(Project overskilled for "('H', 14)")','4: END-CRISIS ROLLING=&gt;2(Dice roll 1D6: crisis cat)','4: END-CRISIS ROLLING=&gt;ECONOMIC(Category for crisis)','4: END-CRISIS ROLLING=&gt;6(Dice roll 1D6: node in ECONOMIC)','4: END-CRISIS ROLLING=&gt;3(Dice roll 1D6: node in ECONOMIC)','4: END-CRISIS ROLLING=&gt;Inefficiency(Crisis chip: overwhelmed problem)','4: END-CRISIS ROLLING=&gt;5(Dice roll 1D6: crisis cat)','4: END-CRISIS ROLLING=&gt;ENVIRONMENTAL(Category for crisis)','4: END-CRISIS ROLLING=&gt;5(Dice roll 1D6: node in ENVIRONMENTAL)','4: END-CRISIS ROLLING=&gt;Ocean Degradation(Problem for crisis)','4: END-CRISIS ROLLING=&gt;11(Dice roll 2D6: crisis roll for Ocean Degradation)','4: END-CRISIS ROLLING=&gt;11(Crisis roll for node "Ocean Degradation")','4: END-CRISIS ROLLING=&gt;8(Dice roll 2D6: crisis roll for Ocean Degradation)','4: END-CRISIS ROLLING=&gt;8(Crisis roll for node "Ocean Degradation")','4: END-CRISIS ROLLING=&gt;Ocean Degradation(Now in crisis)','4: END-CRISIS ROLLING=&gt;6(Dice roll 1D6: crisis cat)','4: END-CRISIS ROLLING=&gt;LIVING STANDARDS(Category for crisis)','4: END-CRISIS ROLLING=&gt;3(Dice roll 1D6: node in LIVING STANDARDS)','4: END-CRISIS ROLLING=&gt;Systemic Corruption(Problem for crisis)','4: END-CRISIS ROLLING=&gt;9(Dice roll 2D6: crisis roll for Systemic Corruption)','4: END-CRISIS ROLLING=&gt;9(Crisis roll for node "Systemic Corruption")','4: END-CRISIS ROLLING=&gt;Systemic Corruption(Crisis averted)','4: ENGAGE-DRAWING MONEY=&gt;2(Money drawn)','4: ENGAGE-DRAWING CARDS=&gt;('H', 8)(Card drawn: 1)','4: ENGAGE-DRAWING CARDS=&gt;('C', 10)(Card drawn: 2)','4: ENGAGE-CRISIS RISING','4: ENGAGE-DRAWING MONEY=&gt;2(Money drawn)','4: ENGAGE-DRAWING CARDS=&gt;('C', 13)(Card drawn: 1)','4: ENGAGE-DRAWING CARDS=&gt;('H', 11)(Card drawn: 2)','4: ENGAGE-DRAWING MONEY=&gt;2(Money drawn)','4: ENGAGE-DRAWING CARDS=&gt;('S', 12)(Card drawn: 1)','4: ENGAGE-DRAWING CARDS=&gt;('S', 3)(Card drawn: 2)','4: ENGAGE-CRISIS RISING','4: ENGAGE-DRAWING MONEY=&gt;2(Money drawn)','4: ENGAGE-DRAWING CARDS=&gt;('C', 3)(Card drawn: 1)','4: ENGAGE-DRAWING CARDS=&gt;('S', 4)(Card drawn: 2)','4: ACTIVATE-ATTEMPTING PROJECTS=&gt;(('H', 8), 'H', 4, "Base fix 'Low Labour Standards' (LIVING STANDARDS) triggers crisis")(Skill for project)','4: ACTIVATE-ATTEMPTING PROJECTS=&gt;2(Consultant fees)','4: ACTIVATE-ATTEMPTING PROJECTS=&gt;6(Dice roll 2D6: skill check)','4: ACTIVATE-ATTEMPTING PROJECTS=&gt;(('H', 3), 'H', 3, "Base fix 'Affordable Housing' (CLASS) triggers crisis")(Skill for project)','4: ACTIVATE-ATTEMPTING PROJECTS=&gt;0(Consultant fees)','4: ACTIVATE-ATTEMPTING PROJECTS=&gt;5(Dice roll 2D6: skill check)','4: ACTIVATE-ATTEMPTING PROJECTS=&gt;(('S', 6), 'S', 2, "Base fix 'Affordable Housing' (CLASS) triggers crisis")(Skill for project)','4: ACTIVATE-ATTEMPTING PROJECTS=&gt;0(Consultant fees)','4: ACTIVATE-ATTEMPTING PROJECTS=&gt;5(Dice roll 2D6: skill check)','4: ACTIVATE-ATTEMPTING PROJECTS=&gt;(('H', 1), 'H', 0, "Base fix 'Low Labour Standards' (LIVING STANDARDS) triggers crisis")(Skill for project)','4: ACTIVATE-ATTEMPTING PROJECTS=&gt;1(Consultant fees)','4: ACTIVATE-ATTEMPTING PROJECTS=&gt;7(Dice roll 2D6: skill check)','4: ACTIVATE-ATTEMPTING PROJECTS=&gt;(('C', 10), 'C', 1, "Base fix 'Low Labour Standards' (LIVING STANDARDS) triggers crisis")(Skill for project)','4: ACTIVATE-ATTEMPTING PROJECTS=&gt;8(Dice roll 2D6: skill check)','4: ACTIVATE-ATTEMPTING PROJECTS=&gt;None(Skill for project)','4: ACTIVATE-DOING RESEARCH=&gt;None(Start researching)','4: ACTIVATE-ATTEMPTING PROJECTS=&gt;(('C', 13), 'C', 1, "Base fix 'Low Labour Standards' (LIVING STANDARDS) triggers crisis")(Skill for project)','4: ACTIVATE-ATTEMPTING PROJECTS=&gt;1(Consultant fees)','4: ACTIVATE-ATTEMPTING PROJECTS=&gt;6(Dice roll 2D6: skill check)','4: ACTIVATE-ATTEMPTING PROJECTS=&gt;None(Skill for project)','4: ACTIVATE-DOING RESEARCH=&gt;None(Start researching)','4: ACTIVATE-ATTEMPTING PROJECTS=&gt;(('H', 7), 'H', 1, "Base fix 'Low Labour Standards' (LIVING STANDARDS) triggers crisis")(Skill for project)','4: ACTIVATE-ATTEMPTING PROJECTS=&gt;4(Consultant fees)','4: ACTIVATE-ATTEMPTING PROJECTS=&gt;3(Dice roll 2D6: skill check)','4: ACTIVATE-ATTEMPTING PROJECTS=&gt;None(Skill for project)','4: ACTIVATE-DOING RESEARCH=&gt;None(Start researching)','4: ACTIVATE-ATTEMPTING PROJECTS=&gt;None(Skill for project)','4: ACTIVATE-DOING RESEARCH=&gt;None(Start researching)','4: END-FINALIZING=&gt;Base fix 'Economic Inequality' (LIVING STANDARDS) triggers crisis(Project abandoned)','4: END-FINALIZING=&gt;Improved fix 'Social Inequity' (SOCIAL)(Project abandoned)','4: END-CRISIS ROLLING=&gt;2(Dice roll 1D6: crisis cat)','4: END-CRISIS ROLLING=&gt;ECONOMIC(Category for crisis)','4: END-CRISIS ROLLING=&gt;2(Dice roll 1D6: node in ECONOMIC)','4: END-CRISIS ROLLING=&gt;Market Externalities(Problem for crisis)','4: END-CRISIS ROLLING=&gt;8(Dice roll 2D6: crisis roll for Market Externalities)','4: END-CRISIS ROLLING=&gt;8(Crisis roll for node "Market Externalities")','4: END-CRISIS ROLLING=&gt;Economic Inequality(Now in crisis (cascaded from: Market Externalities))','4: END-CRISIS ROLLING=&gt;6(Dice roll 1D6: crisis cat)','4: END-CRISIS ROLLING=&gt;LIVING STANDARDS(Category for crisis)','4: END-CRISIS ROLLING=&gt;6(Dice roll 1D6: node in LIVING STANDARDS)','4: END-CRISIS ROLLING=&gt;3(Dice roll 1D6: node in LIVING STANDARDS)','4: END-CRISIS ROLLING=&gt;Systemic Corruption(Problem for crisis)','4: END-CRISIS ROLLING=&gt;5(Dice roll 2D6: crisis roll for Systemic Corruption)','4: END-CRISIS ROLLING=&gt;5(Crisis roll for node "Systemic Corruption")','4: END-CRISIS ROLLING=&gt;Inflation(Now in crisis (cascaded from: Systemic Corruption))','4: END-CRISIS ROLLING=&gt;Peace &amp; Justice(Now in crisis (cascaded from: Systemic Corruption))','5: ENGAGE-DRAWING MONEY=&gt;1(Money drawn)','5: ENGAGE-DRAWING CARDS=&gt;('D', 3)(Card drawn: 1)','5: ENGAGE-DRAWING CARDS=&gt;('H', 1)(Card drawn: 2)','5: ENGAGE-CRISIS RISING','5: ENGAGE-DRAWING MONEY=&gt;1(Money drawn)','5: ENGAGE-DRAWING CARDS=&gt;('S', 13)(Card drawn: 1)','5: ENGAGE-DRAWING CARDS=&gt;('C', 11)(Card drawn: 2)','5: ENGAGE-DRAWING MONEY=&gt;1(Money drawn)','5: ENGAGE-DRAWING CARDS=&gt;('C', 1)(Card drawn: 1)','5: ENGAGE-DRAWING CARDS=&gt;('H', 3)(Card drawn: 2)','5: ENGAGE-CRISIS RISING','5: ENGAGE-DRAWING MONEY=&gt;1(Money drawn)','5: ENGAGE-DRAWING CARDS=&gt;('S', 2)(Card drawn: 1)','5: ENGAGE-DRAWING CARDS=&gt;('H', 4)(Card drawn: 2)','5: ACTIVATE-ATTEMPTING PROJECTS=&gt;None(Skill for project)','5: ACTIVATE-DOING RESEARCH=&gt;None(Start researching)','5: ACTIVATE-ATTEMPTING PROJECTS=&gt;Remove-Tradeoff(Start project: type)','5: ACTIVATE-ATTEMPTING PROJECTS=&gt;INDUSTRIAL(Start project: fix category)','5: ACTIVATE-ATTEMPTING PROJECTS=&gt;Fossil Fuel Dependency(Start project: fix problem)','5: ACTIVATE-ATTEMPTING PROJECTS=&gt;Improved fix 'Fossil Fuel Dependency' (INDUSTRIAL)(Project started)','5: ACTIVATE-ATTEMPTING PROJECTS=&gt;(('S', 13), 'S', 2, "Base fix 'Affordable Housing' (CLASS) triggers crisis")(Skill for project)','5: ACTIVATE-ATTEMPTING PROJECTS=&gt;0(Consultant fees)','5: ACTIVATE-ATTEMPTING PROJECTS=&gt;9(Dice roll 2D6: skill check)','5: ACTIVATE-ATTEMPTING PROJECTS=&gt;(('H', 2), 'H', 0, "Base fix 'Low Labour Standards' (LIVING STANDARDS) triggers crisis")(Skill for project)','5: ACTIVATE-ATTEMPTING PROJECTS=&gt;2(Consultant fees)','5: ACTIVATE-ATTEMPTING PROJECTS=&gt;5(Dice roll 2D6: skill check)','5: ACTIVATE-ATTEMPTING PROJECTS=&gt;(('H', 11), 'H', 0, "Base fix 'Low Labour Standards' (LIVING STANDARDS) triggers crisis")(Skill for project)','5: ACTIVATE-ATTEMPTING PROJECTS=&gt;1(Consultant fees)','5: ACTIVATE-ATTEMPTING PROJECTS=&gt;9(Dice roll 2D6: skill check)','5: ACTIVATE-ATTEMPTING PROJECTS=&gt;None(Skill for project)','5: ACTIVATE-DOING RESEARCH=&gt;None(Start researching)','5: ACTIVATE-ATTEMPTING PROJECTS=&gt;(('S', 12), 'S', 1, "Base fix 'Affordable Housing' (CLASS) triggers crisis")(Skill for project)','5: ACTIVATE-ATTEMPTING PROJECTS=&gt;1(Consultant fees)','5: ACTIVATE-ATTEMPTING PROJECTS=&gt;7(Dice roll 2D6: skill check)','5: ACTIVATE-ATTEMPTING PROJECTS=&gt;(('H', 3), 'H', 3, "Base fix 'Affordable Housing' (CLASS) triggers crisis")(Skill for project)','5: ACTIVATE-ATTEMPTING PROJECTS=&gt;3(Consultant fees)','5: ACTIVATE-ATTEMPTING PROJECTS=&gt;9(Dice roll 2D6: skill check)','5: ACTIVATE-ATTEMPTING PROJECTS=&gt;None(Skill for project)','5: ACTIVATE-DOING RESEARCH=&gt;None(Start researching)','5: ACTIVATE-ATTEMPTING PROJECTS=&gt;None(Start project: type)','5: ACTIVATE-ATTEMPTING PROJECTS=&gt;(('C', 3), 'C', 4, "Base fix 'Low Labour Standards' (LIVING STANDARDS) triggers crisis")(Skill for project)','5: ACTIVATE-ATTEMPTING PROJECTS=&gt;4(Consultant fees)','5: ACTIVATE-ATTEMPTING PROJECTS=&gt;9(Dice roll 2D6: skill check)','5: ACTIVATE-ATTEMPTING PROJECTS=&gt;(('H', 10), 'H', 3, "Base fix 'Low Labour Standards' (LIVING STANDARDS) triggers crisis")(Skill for project)','5: ACTIVATE-ATTEMPTING PROJECTS=&gt;0(Consultant fees)','5: ACTIVATE-ATTEMPTING PROJECTS=&gt;7(Dice roll 2D6: skill check)','5: ACTIVATE-ATTEMPTING PROJECTS=&gt;(('S', 2), 'S', 4, "Base fix 'Affordable Housing' (CLASS) triggers crisis")(Skill for project)','5: ACTIVATE-ATTEMPTING PROJECTS=&gt;5(Consultant fees)','5: ACTIVATE-ATTEMPTING PROJECTS=&gt;6(Dice roll 2D6: skill check)','5: ACTIVATE-ATTEMPTING PROJECTS=&gt;None(Skill for project)','5: ACTIVATE-DOING RESEARCH=&gt;None(Start researching)','5: END-FINALIZING=&gt;Improved fix 'Fossil Fuel Dependency' (INDUSTRIAL)(Project abandoned)','5: END-CRISIS ROLLING=&gt;ECONOMIC(Crisis chip: full category)','5: END-CRISIS ROLLING=&gt;3(Dice roll 1D6: crisis cat)','5: END-CRISIS ROLLING=&gt;SOCIAL(Category for crisis)','5: END-CRISIS ROLLING=&gt;6(Dice roll 1D6: node in SOCIAL)','5: END-CRISIS ROLLING=&gt;2(Dice roll 1D6: node in SOCIAL)','5: END-CRISIS ROLLING=&gt;Political Voice(Problem for crisis)','5: END-CRISIS ROLLING=&gt;6(Dice roll 2D6: crisis roll for Political Voice)','5: END-CRISIS ROLLING=&gt;6(Crisis roll for node "Political Voice")','5: END-CRISIS ROLLING=&gt;Political Voice(Now in crisis)','5: END-CRISIS ROLLING=&gt;6(Dice roll 1D6: crisis cat)','5: END-CRISIS ROLLING=&gt;LIVING STANDARDS(Category for crisis)','5: END-CRISIS ROLLING=&gt;2(Dice roll 1D6: node in LIVING STANDARDS)','5: END-CRISIS ROLLING=&gt;Low Labour Standards(Problem for crisis)','5: END-CRISIS ROLLING=&gt;5(Dice roll 2D6: crisis roll for Low Labour Standards)','5: END-CRISIS ROLLING=&gt;5(Crisis roll for node "Low Labour Standards")','5: END-CRISIS ROLLING=&gt;Low Labour Standards(Now in crisis)','6: ENGAGE-DRAWING MONEY=&gt;1(Money drawn)','6: ENGAGE-DRAWING CARDS=&gt;('C', 5)(Card drawn: 1)','6: ENGAGE-DRAWING CARDS=&gt;('C', 5)(Card drawn: 2)','6: ENGAGE-CRISIS RISING','6: ENGAGE-DRAWING MONEY=&gt;1(Money drawn)','6: ENGAGE-DRAWING CARDS=&gt;('S', 13)(Card drawn: 1)','6: ENGAGE-DRAWING CARDS=&gt;('H', 6)(Card drawn: 2)','6: ENGAGE-DRAWING MONEY=&gt;1(Money drawn)','6: ENGAGE-DRAWING CARDS=&gt;('C', 9)(Card drawn: 1)','6: ENGAGE-DRAWING CARDS=&gt;('S', 10)(Card drawn: 2)','6: ENGAGE-CRISIS RISING','6: ENGAGE-DRAWING MONEY=&gt;1(Money drawn)','6: ENGAGE-DRAWING CARDS=&gt;('S', 8)(Card drawn: 1)','6: ENGAGE-DRAWING CARDS=&gt;('H', 13)(Card drawn: 2)','6: ACTIVATE-ATTEMPTING PROJECTS=&gt;(('H', 4), 'H', 0, "Base fix 'Low Labour Standards' (LIVING STANDARDS) triggers crisis")(Skill for project)','6: ACTIVATE-ATTEMPTING PROJECTS=&gt;2(Consultant fees)','6: ACTIVATE-ATTEMPTING PROJECTS=&gt;4(Dice roll 2D6: skill check)','6: ACTIVATE-ATTEMPTING PROJECTS=&gt;(('H', 1), 'H', 1, "Base fix 'Low Labour Standards' (LIVING STANDARDS) triggers crisis")(Skill for project)','6: ACTIVATE-ATTEMPTING PROJECTS=&gt;3(Dice roll 2D6: skill check)','6: ACTIVATE-ATTEMPTING PROJECTS=&gt;(('C', 5), 'C', 1, "Base fix 'Low Labour Standards' (LIVING STANDARDS) triggers crisis")(Skill for project)','6: ACTIVATE-ATTEMPTING PROJECTS=&gt;3(Dice roll 2D6: skill check)','6: ACTIVATE-ATTEMPTING PROJECTS=&gt;None(Skill for project)','6: ACTIVATE-DOING RESEARCH=&gt;None(Start researching)','6: ACTIVATE-ATTEMPTING PROJECTS=&gt;None(Start project: type)','6: ACTIVATE-ATTEMPTING PROJECTS=&gt;(('S', 13), 'S', 1, "Base fix 'Affordable Housing' (CLASS) triggers crisis")(Skill for project)','6: ACTIVATE-ATTEMPTING PROJECTS=&gt;1(Consultant fees)','6: ACTIVATE-ATTEMPTING PROJECTS=&gt;8(Dice roll 2D6: skill check)','6: ACTIVATE-ATTEMPTING PROJECTS=&gt;(('C', 11), 'C', 0, "Base fix 'Low Labour Standards' (LIVING STANDARDS) triggers crisis")(Skill for project)','6: ACTIVATE-ATTEMPTING PROJECTS=&gt;1(Consultant fees)','6: ACTIVATE-ATTEMPTING PROJECTS=&gt;5(Dice roll 2D6: skill check)','6: ACTIVATE-ATTEMPTING PROJECTS=&gt;None(Skill for project)','6: ACTIVATE-DOING RESEARCH=&gt;None(Start researching)','6: ACTIVATE-ATTEMPTING PROJECTS=&gt;(('S', 2), 'S', 0, "Base fix 'Affordable Housing' (CLASS) triggers crisis")(Skill for project)','6: ACTIVATE-ATTEMPTING PROJECTS=&gt;2(Consultant fees)','6: ACTIVATE-ATTEMPTING PROJECTS=&gt;5(Dice roll 2D6: skill check)','6: ACTIVATE-ATTEMPTING PROJECTS=&gt;(('C', 1), 'C', 1, "Base fix 'Low Labour Standards' (LIVING STANDARDS) triggers crisis")(Skill for project)','6: ACTIVATE-ATTEMPTING PROJECTS=&gt;7(Dice roll 2D6: skill check)','6: ACTIVATE-ATTEMPTING PROJECTS=&gt;(('S', 10), 'S', 2, "Base fix 'Affordable Housing' (CLASS) triggers crisis")(Skill for project)','6: ACTIVATE-ATTEMPTING PROJECTS=&gt;6(Dice roll 2D6: skill check)','6: ACTIVATE-ATTEMPTING PROJECTS=&gt;(('S', 3), 'S', 0, "Base fix 'Affordable Housing' (CLASS) triggers crisis")(Skill for project)','6: ACTIVATE-ATTEMPTING PROJECTS=&gt;6(Dice roll 2D6: skill check)','6: ACTIVATE-ATTEMPTING PROJECTS=&gt;None(Skill for project)','6: ACTIVATE-DOING RESEARCH=&gt;None(Start researching)','6: ACTIVATE-ATTEMPTING PROJECTS=&gt;Remove-Tradeoff(Start project: type)','6: ACTIVATE-ATTEMPTING PROJECTS=&gt;SOCIAL(Start project: fix category)','6: ACTIVATE-ATTEMPTING PROJECTS=&gt;Peace &amp; Justice(Start project: fix problem)','6: ACTIVATE-ATTEMPTING PROJECTS=&gt;Improved fix 'Peace &amp; Justice' (SOCIAL)(Project started)','6: ACTIVATE-ATTEMPTING PROJECTS=&gt;(('H', 4), 'H', 4, "Improved fix 'Peace &amp; Justice' (SOCIAL)")(Skill for project)','6: ACTIVATE-ATTEMPTING PROJECTS=&gt;0(Consultant fees)','6: ACTIVATE-ATTEMPTING PROJECTS=&gt;6(Dice roll 2D6: skill check)','6: ACTIVATE-ATTEMPTING PROJECTS=&gt;(('D', 7), 'D', 2, "Improved fix 'Peace &amp; Justice' (SOCIAL)")(Skill for project)','6: ACTIVATE-ATTEMPTING PROJECTS=&gt;1(Consultant fees)','6: ACTIVATE-ATTEMPTING PROJECTS=&gt;10(Dice roll 2D6: skill check)','6: ACTIVATE-ATTEMPTING PROJECTS=&gt;(('S', 4), 'S', 2, "Base fix 'Affordable Housing' (CLASS) triggers crisis")(Skill for project)','6: ACTIVATE-ATTEMPTING PROJECTS=&gt;1(Consultant fees)','6: ACTIVATE-ATTEMPTING PROJECTS=&gt;9(Dice roll 2D6: skill check)','6: ACTIVATE-ATTEMPTING PROJECTS=&gt;(('C', 8), 'C', 1, "Base fix 'Low Labour Standards' (LIVING STANDARDS) triggers crisis")(Skill for project)','6: ACTIVATE-ATTEMPTING PROJECTS=&gt;1(Consultant fees)','6: ACTIVATE-ATTEMPTING PROJECTS=&gt;3(Dice roll 2D6: skill check)','6: ACTIVATE-ATTEMPTING PROJECTS=&gt;None(Skill for project)','6: ACTIVATE-DOING RESEARCH=&gt;None(Start researching)','6: END-CRISIS ROLLING=&gt;ECONOMIC(Crisis chip: full category)','6: END-CRISIS ROLLING=&gt;SOCIAL(Crisis chip: full category)','6: END-CRISIS ROLLING=&gt;2(Dice roll 1D6: crisis cat)','6: END-CRISIS ROLLING=&gt;ECONOMIC(Category for crisis)','6: END-CRISIS ROLLING=&gt;ECONOMIC(Crisis chip: full category)','6: END-CRISIS ROLLING=&gt;2(Dice roll 1D6: crisis cat)','6: END-CRISIS ROLLING=&gt;ECONOMIC(Category for crisis)','6: END-CRISIS ROLLING=&gt;ECONOMIC(Crisis chip: full category)','6: END-CRISIS ROLLING=&gt;4(Dice roll 1D6: crisis cat)','6: END-CRISIS ROLLING=&gt;CLASS(Category for crisis)','6: END-CRISIS ROLLING=&gt;2(Dice roll 1D6: node in CLASS)','6: END-CRISIS ROLLING=&gt;Affordable Housing(Problem for crisis)','6: END-CRISIS ROLLING=&gt;7(Dice roll 2D6: crisis roll for Affordable Housing)','6: END-CRISIS ROLLING=&gt;7(Crisis roll for node "Affordable Housing")','6: END-CRISIS ROLLING=&gt;Sprawl(Now in crisis (cascaded from: Affordable Housing))','6: END-CRISIS ROLLING=&gt;6(Dice roll 1D6: crisis cat)','6: END-CRISIS ROLLING=&gt;LIVING STANDARDS(Category for crisis)','6: END-CRISIS ROLLING=&gt;5(Dice roll 1D6: node in LIVING STANDARDS)','6: END-CRISIS ROLLING=&gt;2(Dice roll 1D6: node in LIVING STANDARDS)','6: END-CRISIS ROLLING=&gt;Low Labour Standards(Problem for crisis)','6: END-CRISIS ROLLING=&gt;7(Dice roll 2D6: crisis roll for Low Labour Standards)','6: END-CRISIS ROLLING=&gt;7(Crisis roll for node "Low Labour Standards")','6: END-CRISIS ROLLING=&gt;Discrimination(Now in crisis (cascaded from: Low Labour Standards))','6: END-CRISIS ROLLING=&gt;Healthcare(Now in crisis (cascaded from: Low Labour Standards))','7: ENGAGE-DRAWING MONEY=&gt;1(Money drawn)','7: ENGAGE-DRAWING CARDS=&gt;('D', 4)(Card drawn: 1)','7: ENGAGE-DRAWING CARDS=&gt;('C', 2)(Card drawn: 2)','7: ENGAGE-CRISIS RISING','7: ENGAGE-DRAWING MONEY=&gt;1(Money drawn)','7: ENGAGE-DRAWING CARDS=&gt;('H', 5)(Card drawn: 1)','7: ENGAGE-DRAWING CARDS=&gt;('C', 13)(Card drawn: 2)','7: ENGAGE-DRAWING MONEY=&gt;1(Money drawn)','7: ENGAGE-DRAWING CARDS=&gt;('H', 10)(Card drawn: 1)','7: ENGAGE-DRAWING CARDS=&gt;('H', 6)(Card drawn: 2)','7: ENGAGE-CRISIS RISING','7: ENGAGE-DRAWING MONEY=&gt;1(Money drawn)','7: ENGAGE-DRAWING CARDS=&gt;('H', 5)(Card drawn: 1)','7: ENGAGE-DRAWING CARDS=&gt;('S', 4)(Card drawn: 2)','7: ACTIVATE-ATTEMPTING PROJECTS=&gt;(('D', 4), 'D', 2, "Improved fix 'Peace &amp; Justice' (SOCIAL)")(Skill for project)','7: ACTIVATE-ATTEMPTING PROJECTS=&gt;0(Consultant fees)','7: ACTIVATE-ATTEMPTING PROJECTS=&gt;9(Dice roll 2D6: skill check)','7: ACTIVATE-ATTEMPTING PROJECTS=&gt;None(Skill for project)','7: ACTIVATE-DOING RESEARCH=&gt;None(Start researching)','7: ACTIVATE-ATTEMPTING PROJECTS=&gt;Remove-Tradeoff(Start project: type)','7: ACTIVATE-ATTEMPTING PROJECTS=&gt;ENVIRONMENTAL(Start project: fix category)','7: ACTIVATE-ATTEMPTING PROJECTS=&gt;Air &amp; Ozone Degradation(Start project: fix problem)','7: ACTIVATE-ATTEMPTING PROJECTS=&gt;Improved fix 'Air &amp; Ozone Degradation' (ENVIRONMENTAL)(Project started)','7: ACTIVATE-ATTEMPTING PROJECTS=&gt;(('C', 13), 'C', 2, "Base fix 'Low Labour Standards' (LIVING STANDARDS) triggers crisis")(Skill for project)','7: ACTIVATE-ATTEMPTING PROJECTS=&gt;1(Consultant fees)','7: ACTIVATE-ATTEMPTING PROJECTS=&gt;7(Dice roll 2D6: skill check)','7: ACTIVATE-ATTEMPTING PROJECTS=&gt;(('H', 5), 'H', 1, "Improved fix 'Peace &amp; Justice' (SOCIAL)")(Skill for project)','7: ACTIVATE-ATTEMPTING PROJECTS=&gt;1(Consultant fees)','7: ACTIVATE-ATTEMPTING PROJECTS=&gt;5(Dice roll 2D6: skill check)','7: ACTIVATE-ATTEMPTING PROJECTS=&gt;(('H', 6), 'H', 0, "Base fix 'Affordable Housing' (CLASS) triggers crisis")(Skill for project)','7: ACTIVATE-ATTEMPTING PROJECTS=&gt;6(Dice roll 2D6: skill check)','7: ACTIVATE-DOING RESEARCH=&gt;None(Start researching)','7: ACTIVATE-ATTEMPTING PROJECTS=&gt;(('H', 6), 'H', 2, "Improved fix 'Peace &amp; Justice' (SOCIAL)")(Skill for project)','7: ACTIVATE-ATTEMPTING PROJECTS=&gt;1(Consultant fees)','7: ACTIVATE-ATTEMPTING PROJECTS=&gt;8(Dice roll 2D6: skill check)','7: ACTIVATE-ATTEMPTING PROJECTS=&gt;(('H', 10), 'H', 1, "Base fix 'Low Labour Standards' (LIVING STANDARDS) triggers crisis")(Skill for project)','7: ACTIVATE-ATTEMPTING PROJECTS=&gt;4(Dice roll 2D6: skill check)','7: ACTIVATE-ATTEMPTING PROJECTS=&gt;(('C', 9), 'C', 0, "Base fix 'Low Labour Standards' (LIVING STANDARDS) triggers crisis")(Skill for project)','7: ACTIVATE-ATTEMPTING PROJECTS=&gt;3(Dice roll 2D6: skill check)','7: ACTIVATE-DOING RESEARCH=&gt;None(Start researching)','7: ACTIVATE-ATTEMPTING PROJECTS=&gt;None(Skill for project)','7: ACTIVATE-DOING RESEARCH=&gt;None(Start researching)','8: END-FINALIZING=&gt;Improved fix 'Air &amp; Ozone Degradation' (ENVIRONMENTAL)(Project abandoned)','8: END-CRISIS ROLLING=&gt;INDUSTRIAL(Crisis chip: full category)','8: END-CRISIS ROLLING=&gt;ECONOMIC(Crisis chip: full category)','8: END-CRISIS ROLLING=&gt;SOCIAL(Crisis chip: full category)','8: END-CRISIS ROLLING=&gt;LIVING STANDARDS(Crisis chip: full category)','8: END-CRISIS ROLLING=&gt;6(Dice roll 1D6: crisis cat)','8: END-CRISIS ROLLING=&gt;LIVING STANDARDS(Category for crisis)','8: END-CRISIS ROLLING=&gt;LIVING STANDARDS(Crisis chip: full category)','8: END-CRISIS ROLLING=&gt;5(Dice roll 1D6: crisis cat)','8: END-CRISIS ROLLING=&gt;ENVIRONMENTAL(Category for crisis)','8: END-CRISIS ROLLING=&gt;5(Dice roll 1D6: node in ENVIRONMENTAL)','8: END-CRISIS ROLLING=&gt;Ocean Degradation(Problem for crisis)','8: END-CRISIS ROLLING=&gt;7(Dice roll 2D6: crisis roll for Ocean Degradation)','8: END-CRISIS ROLLING=&gt;7(Crisis roll for node "Ocean Degradation")','8: END-CRISIS ROLLING=&gt;Biodiversity Loss(Now in crisis (cascaded from: Ocean Degradation))','8: END-CRISIS ROLLING=&gt;Food Shortage(Now in crisis (cascaded from: Ocean Degradation))','8: END-CRISIS ROLLING=&gt;1(Dice roll 1D6: crisis cat)','8: END-CRISIS ROLLING=&gt;INDUSTRIAL(Category for crisis)','8: END-CRISIS ROLLING=&gt;INDUSTRIAL(Crisis chip: full category)','8: END-CRISIS ROLLING=&gt;2(Dice roll 1D6: crisis cat)','8: END-CRISIS ROLLING=&gt;ECONOMIC(Category for crisis)','8: END-CRISIS ROLLING=&gt;ECONOMIC(Crisis chip: full category)','8: END-CRISIS ROLLING=&gt;4(Dice roll 1D6: crisis cat)','8: END-CRISIS ROLLING=&gt;CLASS(Category for crisis)','8: END-CRISIS ROLLING=&gt;1(Dice roll 1D6: node in CLASS)','8: END-CRISIS ROLLING=&gt;Healthcare(Problem for crisis)','8: END-CRISIS ROLLING=&gt;6(Dice roll 2D6: crisis roll for Healthcare)','8: END-CRISIS ROLLING=&gt;6(Crisis roll for node "Healthcare")','8: END-CRISIS ROLLING=&gt;Land Conversion(Now in crisis (cascaded from: Healthcare))','8: ENGAGE-DRAWING MONEY=&gt;1(Money drawn)','8: ENGAGE-DRAWING CARDS=&gt;('S', 5)(Card drawn: 1)','8: ENGAGE-DRAWING CARDS=&gt;('H', 1)(Card drawn: 2)','8: ENGAGE-CRISIS RISING','8: ENGAGE-DRAWING MONEY=&gt;1(Money drawn)','8: ENGAGE-DRAWING CARDS=&gt;('D', 12)(Card drawn: 1)','8: ENGAGE-DRAWING CARDS=&gt;('H', 6)(Card drawn: 2)','8: ENGAGE-DRAWING MONEY=&gt;1(Money drawn)','8: ENGAGE-DRAWING CARDS=&gt;('H', 2)(Card drawn: 1)','8: ENGAGE-DRAWING CARDS=&gt;('S', 1)(Card drawn: 2)','8: ENGAGE-CRISIS RISING','8: ENGAGE-DRAWING MONEY=&gt;1(Money drawn)','8: ENGAGE-DRAWING CARDS=&gt;('H', 9)(Card drawn: 1)','8: ENGAGE-DRAWING CARDS=&gt;('S', 14)(Card drawn: 2)','8: ACTIVATE-ATTEMPTING PROJECTS=&gt;(('H', 1), 'H', 4, "Base fix 'Low Labour Standards' (LIVING STANDARDS) triggers crisis")(Skill for project)','8: ACTIVATE-ATTEMPTING PROJECTS=&gt;0(Consultant fees)','8: ACTIVATE-ATTEMPTING PROJECTS=&gt;6(Dice roll 2D6: skill check)','8: ACTIVATE-ATTEMPTING PROJECTS=&gt;(('C', 5), 'C', 1, "Base fix 'Low Labour Standards' (LIVING STANDARDS) triggers crisis")(Skill for project)','8: ACTIVATE-ATTEMPTING PROJECTS=&gt;2(Consultant fees)','8: ACTIVATE-ATTEMPTING PROJECTS=&gt;8(Dice roll 2D6: skill check)','8: ACTIVATE-ATTEMPTING PROJECTS=&gt;(('S', 5), 'S', 2, "Base fix 'Affordable Housing' (CLASS) triggers crisis")(Skill for project)','8: ACTIVATE-ATTEMPTING PROJECTS=&gt;9(Dice roll 2D6: skill check)','8: ACTIVATE-ATTEMPTING PROJECTS=&gt;None(Skill for project)','8: ACTIVATE-DOING RESEARCH=&gt;None(Start researching)','8: ACTIVATE-ATTEMPTING PROJECTS=&gt;Remove-Tradeoff(Start project: type)','8: ACTIVATE-ATTEMPTING PROJECTS=&gt;CLASS(Start project: fix category)','8: ACTIVATE-ATTEMPTING PROJECTS=&gt;Clean Water Shortage(Start project: fix problem)','8: ACTIVATE-ATTEMPTING PROJECTS=&gt;Improved fix 'Clean Water Shortage' (CLASS)(Project started)','8: ACTIVATE-ATTEMPTING PROJECTS=&gt;(('H', 6), 'H', 1, "Base fix 'Affordable Housing' (CLASS) triggers crisis")(Skill for project)','8: ACTIVATE-ATTEMPTING PROJECTS=&gt;0(Consultant fees)','8: ACTIVATE-ATTEMPTING PROJECTS=&gt;7(Dice roll 2D6: skill check)','8: ACTIVATE-ATTEMPTING PROJECTS=&gt;None(Skill for project)','8: ACTIVATE-DOING RESEARCH=&gt;None(Start researching)','8: ACTIVATE-ATTEMPTING PROJECTS=&gt;(('H', 2), 'H', 0, "Base fix 'Low Labour Standards' (LIVING STANDARDS) triggers crisis")(Skill for project)','8: ACTIVATE-ATTEMPTING PROJECTS=&gt;0(Consultant fees)','8: ACTIVATE-ATTEMPTING PROJECTS=&gt;8(Dice roll 2D6: skill check)','8: ACTIVATE-ATTEMPTING PROJECTS=&gt;None(Skill for project)','8: ACTIVATE-DOING RESEARCH=&gt;None(Start researching)','8: ACTIVATE-ATTEMPTING PROJECTS=&gt;(('S', 4), 'S', 4, "Base fix 'Affordable Housing' (CLASS) triggers crisis")(Skill for project)','8: ACTIVATE-ATTEMPTING PROJECTS=&gt;1(Consultant fees)','8: ACTIVATE-ATTEMPTING PROJECTS=&gt;7(Dice roll 2D6: skill check)','8: ACTIVATE-ATTEMPTING PROJECTS=&gt;(('H', 13), 'H', 2, "Base fix 'Affordable Housing' (CLASS) triggers crisis")(Skill for project)','8: ACTIVATE-ATTEMPTING PROJECTS=&gt;1(Consultant fees)','8: ACTIVATE-ATTEMPTING PROJECTS=&gt;3(Dice roll 2D6: skill check)','8: ACTIVATE-ATTEMPTING PROJECTS=&gt;(('H', 9), 'H', 3, "Base fix 'Low Labour Standards' (LIVING STANDARDS) triggers crisis")(Skill for project)','8: ACTIVATE-ATTEMPTING PROJECTS=&gt;9(Dice roll 2D6: skill check)','8: ACTIVATE-ATTEMPTING PROJECTS=&gt;(('S', 14), 'H', 3, "Base fix 'Affordable Housing' (CLASS) triggers crisis")(Skill for project)','8: ACTIVATE-ATTEMPTING PROJECTS=&gt;(('C', 4), 'C', 0, "Base fix 'Low Labour Standards' (LIVING STANDARDS) triggers crisis")(Skill for project)','8: ACTIVATE-ATTEMPTING PROJECTS=&gt;4(Dice roll 2D6: skill check)','8: ACTIVATE-ATTEMPTING PROJECTS=&gt;(('H', 5), 'H', 1, "Improved fix 'Peace &amp; Justice' (SOCIAL)")(Skill for project)','8: ACTIVATE-ATTEMPTING PROJECTS=&gt;7(Dice roll 2D6: skill check)','8: ACTIVATE-ATTEMPTING PROJECTS=&gt;None(Skill for project)','8: ACTIVATE-DOING RESEARCH=&gt;None(Start researching)','8: END-FINALIZING=&gt;Improved fix 'Clean Water Shortage' (CLASS)(Project abandoned)','8: END-FINALIZING=&gt;Base fix 'Affordable Housing' (CLASS) triggers crisis(Project overskilled for "('S', 14)")','8: END-CRISIS ROLLING=&gt;INDUSTRIAL(Crisis chip: full category)','8: END-CRISIS ROLLING=&gt;ECONOMIC(Crisis chip: full category)','8: END-CRISIS ROLLING=&gt;SOCIAL(Crisis chip: full category)','8: END-CRISIS ROLLING=&gt;LIVING STANDARDS(Crisis chip: full category)','8: END-CRISIS ROLLING=&gt;2(Dice roll 1D6: crisis cat)','8: END-CRISIS ROLLING=&gt;ECONOMIC(Category for crisis)','8: END-CRISIS ROLLING=&gt;ECONOMIC(Crisis chip: full category)','8: END-CRISIS ROLLING=&gt;1(Dice roll 1D6: crisis cat)','8: END-CRISIS ROLLING=&gt;INDUSTRIAL(Category for crisis)','8: END-CRISIS ROLLING=&gt;INDUSTRIAL(Crisis chip: full category)','8: END-CRISIS ROLLING=&gt;5(Dice roll 1D6: crisis cat)','8: END-CRISIS ROLLING=&gt;ENVIRONMENTAL(Category for crisis)','8: END-CRISIS ROLLING=&gt;6(Dice roll 1D6: node in ENVIRONMENTAL)','8: END-CRISIS ROLLING=&gt;3(Dice roll 1D6: node in ENVIRONMENTAL)','8: END-CRISIS ROLLING=&gt;Freshwater Depletion(Problem for crisis)','8: END-CRISIS ROLLING=&gt;12(Dice roll 2D6: crisis roll for Freshwater Depletion)','8: END-CRISIS ROLLING=&gt;12(Crisis roll for node "Freshwater Depletion")','8: END-CRISIS ROLLING=&gt;2(Dice roll 2D6: crisis roll for Freshwater Depletion)','8: END-CRISIS ROLLING=&gt;2(Crisis roll for node "Freshwater Depletion")','8: END-CRISIS ROLLING=&gt;Freshwater Depletion(Now in crisis)','9: ENGAGE-DRAWING MONEY=&gt;1(Money drawn)','9: ENGAGE-DRAWING CARDS=&gt;('D', 9)(Card drawn: 1)','9: ENGAGE-DRAWING CARDS=&gt;('C', 10)(Card drawn: 2)','9: ENGAGE-CRISIS RISING','9: ENGAGE-DRAWING MONEY=&gt;1(Money drawn)','9: ENGAGE-DRAWING CARDS=&gt;('C', 4)(Card drawn: 1)','9: ENGAGE-DRAWING CARDS=&gt;('H', 10)(Card drawn: 2)','9: ENGAGE-DRAWING MONEY=&gt;1(Money drawn)','9: ENGAGE-DRAWING CARDS=&gt;('D', 8)(Card drawn: 1)','9: ENGAGE-DRAWING CARDS=&gt;('S', 11)(Card drawn: 2)','9: ENGAGE-CRISIS RISING','9: ENGAGE-DRAWING MONEY=&gt;1(Money drawn)','9: ENGAGE-DRAWING CARDS=&gt;('H', 11)(Card drawn: 1)','9: ENGAGE-DRAWING CARDS=&gt;('H', 11)(Card drawn: 2)','9: ACTIVATE-ATTEMPTING PROJECTS=&gt;(('C', 2), 'C', 1, "Base fix 'Low Labour Standards' (LIVING STANDARDS) triggers crisis")(Skill for project)','9: ACTIVATE-ATTEMPTING PROJECTS=&gt;0(Consultant fees)','9: ACTIVATE-ATTEMPTING PROJECTS=&gt;12(Dice roll 2D6: skill check)','9: ACTIVATE-ATTEMPTING PROJECTS=&gt;1(Added a crisis chip)','9: ACTIVATE-ATTEMPTING PROJECTS=&gt;(('D', 9), 'D', 1, "Improved fix 'Peace &amp; Justice' (SOCIAL)")(Skill for project)','9: ACTIVATE-ATTEMPTING PROJECTS=&gt;0(Consultant fees)','9: ACTIVATE-ATTEMPTING PROJECTS=&gt;9(Dice roll 2D6: skill check)','9: ACTIVATE-ATTEMPTING PROJECTS=&gt;(('D', 3), 'D', 0, "Improved fix 'Peace &amp; Justice' (SOCIAL)")(Skill for project)','9: ACTIVATE-ATTEMPTING PROJECTS=&gt;0(Consultant fees)','9: ACTIVATE-ATTEMPTING PROJECTS=&gt;6(Dice roll 2D6: skill check)','9: ACTIVATE-ATTEMPTING PROJECTS=&gt;(('C', 10), 'C', 0, "Base fix 'Low Labour Standards' (LIVING STANDARDS) triggers crisis")(Skill for project)','9: ACTIVATE-ATTEMPTING PROJECTS=&gt;1(Consultant fees)','9: ACTIVATE-ATTEMPTING PROJECTS=&gt;8(Dice roll 2D6: skill check)','9: ACTIVATE-DOING RESEARCH=&gt;None(Start researching)','9: ACTIVATE-ATTEMPTING PROJECTS=&gt;Base(Start project: type)','9: ACTIVATE-ATTEMPTING PROJECTS=&gt;LIVING STANDARDS(Start project: fix category)','9: ACTIVATE-ATTEMPTING PROJECTS=&gt;Systemic Corruption(Start project: fix problem)','9: ACTIVATE-ATTEMPTING PROJECTS=&gt;Base fix 'Systemic Corruption' (LIVING STANDARDS) triggers crisis(Project started)','9: ACTIVATE-ATTEMPTING PROJECTS=&gt;(('H', 10), 'H', 2, "Base fix 'Systemic Corruption' (LIVING STANDARDS) triggers crisis")(Skill for project)','9: ACTIVATE-ATTEMPTING PROJECTS=&gt;0(Consultant fees)','9: ACTIVATE-ATTEMPTING PROJECTS=&gt;10(Dice roll 2D6: skill check)','9: ACTIVATE-ATTEMPTING PROJECTS=&gt;(('D', 12), 'D', 0, "Improved fix 'Peace &amp; Justice' (SOCIAL)")(Skill for project)','9: ACTIVATE-ATTEMPTING PROJECTS=&gt;0(Consultant fees)','9: ACTIVATE-ATTEMPTING PROJECTS=&gt;11(Dice roll 2D6: skill check)','9: ACTIVATE-ATTEMPTING PROJECTS=&gt;(('C', 4), 'C', 0, "Base fix 'Systemic Corruption' (LIVING STANDARDS) triggers crisis")(Skill for project)','9: ACTIVATE-ATTEMPTING PROJECTS=&gt;0(Consultant fees)','9: ACTIVATE-ATTEMPTING PROJECTS=&gt;7(Dice roll 2D6: skill check)','9: ACTIVATE-DOING RESEARCH=&gt;None(Start researching)','9: ACTIVATE-ATTEMPTING PROJECTS=&gt;(('S', 1), 'S', 0, "Base fix 'Affordable Housing' (CLASS) triggers crisis")(Skill for project)','9: ACTIVATE-ATTEMPTING PROJECTS=&gt;0(Consultant fees)','9: ACTIVATE-ATTEMPTING PROJECTS=&gt;8(Dice roll 2D6: skill check)','9: ACTIVATE-ATTEMPTING PROJECTS=&gt;(('D', 8), 'D', 0, "Improved fix 'Peace &amp; Justice' (SOCIAL)")(Skill for project)','9: ACTIVATE-ATTEMPTING PROJECTS=&gt;2(Consultant fees)','9: ACTIVATE-ATTEMPTING PROJECTS=&gt;6(Dice roll 2D6: skill check)','9: ACTIVATE-ATTEMPTING PROJECTS=&gt;(('S', 11), 'S', 0, "Base fix 'Affordable Housing' (CLASS) triggers crisis")(Skill for project)','9: ACTIVATE-ATTEMPTING PROJECTS=&gt;7(Dice roll 2D6: skill check)','9: ACTIVATE-DOING RESEARCH=&gt;None(Start researching)','9: ACTIVATE-ATTEMPTING PROJECTS=&gt;(('H', 11), 'H', 1, "Base fix 'Low Labour Standards' (LIVING STANDARDS) triggers crisis")(Skill for project)','9: ACTIVATE-ATTEMPTING PROJECTS=&gt;1(Consultant fees)','9: ACTIVATE-ATTEMPTING PROJECTS=&gt;7(Dice roll 2D6: skill check)','9: ACTIVATE-ATTEMPTING PROJECTS=&gt;None(Skill for project)','9: ACTIVATE-DOING RESEARCH=&gt;None(Start researching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4(Dice roll 1D6: crisis cat)','9: END-CRISIS ROLLING=&gt;CLASS(Category for crisis)','9: END-CRISIS ROLLING=&gt;6(Dice roll 1D6: node in CLASS)','9: END-CRISIS ROLLING=&gt;6(Dice roll 1D6: node in CLASS)','9: END-CRISIS ROLLING=&gt;6(Dice roll 1D6: node in CLASS)','9: END-CRISIS ROLLING=&gt;5(Dice roll 1D6: node in CLASS)','9: END-CRISIS ROLLING=&gt;4(Dice roll 1D6: node in CLASS)','9: END-CRISIS ROLLING=&gt;Food Shortage(Crisis chip: overwhelmed problem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1(Dice roll 1D6: node in CLASS)','9: END-CRISIS ROLLING=&gt;Healthcare(Crisis chip: overwhelmed problem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6(Dice roll 1D6: node in ENVIRONMENTAL)','9: END-CRISIS ROLLING=&gt;1(Dice roll 1D6: node in ENVIRONMENTAL)','9: END-CRISIS ROLLING=&gt;Chemical Pollution(Problem for crisis)','9: END-CRISIS ROLLING=&gt;12(Dice roll 2D6: crisis roll for Chemical Pollution)','9: END-CRISIS ROLLING=&gt;12(Crisis roll for node "Chemical Pollution")','9: END-CRISIS ROLLING=&gt;8(Dice roll 2D6: crisis roll for Chemical Pollution)','9: END-CRISIS ROLLING=&gt;8(Crisis roll for node "Chemical Pollution")','9: END-CRISIS ROLLING=&gt;Clean Water Shortage(Now in crisis (cascaded from: Chemical Pollution)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4(Dice roll 1D6: node in CLASS)','9: END-CRISIS ROLLING=&gt;Food Shortage(Crisis chip: overwhelmed problem)','9: END-CRISIS ROLLING=&gt;5(Dice roll 1D6: crisis cat)','9: END-CRISIS ROLLING=&gt;ENVIRONMENTAL(Category for crisis)','9: END-CRISIS ROLLING=&gt;1(Dice roll 1D6: node in ENVIRONMENTAL)','9: END-CRISIS ROLLING=&gt;Chemical Pollution(Problem for crisis)','9: END-CRISIS ROLLING=&gt;9(Dice roll 2D6: crisis roll for Chemical Pollution)','9: END-CRISIS ROLLING=&gt;9(Crisis roll for node "Chemical Pollution")','9: END-CRISIS ROLLING=&gt;Chemical Pollution(Crisis averted)','10: ENGAGE-DRAWING MONEY=&gt;1(Money drawn)','10: ENGAGE-DRAWING CARDS=&gt;('S', 11)(Card drawn: 1)','10: ENGAGE-DRAWING CARDS=&gt;('H', 6)(Card drawn: 2)','10: ENGAGE-CRISIS RISING','10: ENGAGE-DRAWING MONEY=&gt;1(Money drawn)','10: ENGAGE-DRAWING CARDS=&gt;('H', 1)(Card drawn: 1)','10: ENGAGE-DRAWING CARDS=&gt;('H', 10)(Card drawn: 2)','10: ENGAGE-DRAWING MONEY=&gt;1(Money drawn)','10: ENGAGE-DRAWING CARDS=&gt;('H', 7)(Card drawn: 1)','10: ENGAGE-DRAWING CARDS=&gt;('H', 3)(Card drawn: 2)','10: ENGAGE-CRISIS RISING','10: ENGAGE-DRAWING MONEY=&gt;1(Money drawn)','10: ENGAGE-DRAWING CARDS=&gt;('C', 9)(Card drawn: 1)','10: ENGAGE-DRAWING CARDS=&gt;('H', 14)(Card drawn: 2)','10: ACTIVATE-ATTEMPTING PROJECTS=&gt;(('H', 6), 'H', 1, "Base fix 'Affordable Housing' (CLASS) triggers crisis")(Skill for project)','10: ACTIVATE-ATTEMPTING PROJECTS=&gt;0(Consultant fees)','10: ACTIVATE-ATTEMPTING PROJECTS=&gt;5(Dice roll 2D6: skill check)','10: ACTIVATE-ATTEMPTING PROJECTS=&gt;None(Skill for project)','10: ACTIVATE-DOING RESEARCH=&gt;None(Start researching)','10: ACTIVATE-ATTEMPTING PROJECTS=&gt;(('H', 1), 'H', 0, "Base fix 'Low Labour Standards' (LIVING STANDARDS) triggers crisis")(Skill for project)','10: ACTIVATE-ATTEMPTING PROJECTS=&gt;1(Consultant fees)','10: ACTIVATE-ATTEMPTING PROJECTS=&gt;6(Dice roll 2D6: skill check)','10: ACTIVATE-ATTEMPTING PROJECTS=&gt;(('H', 10), 'H', 0, "Improved fix 'Peace &amp; Justice' (SOCIAL)")(Skill for project)','10: ACTIVATE-ATTEMPTING PROJECTS=&gt;0(Consultant fees)','10: ACTIVATE-ATTEMPTING PROJECTS=&gt;7(Dice roll 2D6: skill check)','10: ACTIVATE-DOING RESEARCH=&gt;None(Start researching)','10: ACTIVATE-ATTEMPTING PROJECTS=&gt;(('H', 7), 'H', 0, "Base fix 'Affordable Housing' (CLASS) triggers crisis")(Skill for project)','10: ACTIVATE-ATTEMPTING PROJECTS=&gt;1(Consultant fees)','10: ACTIVATE-ATTEMPTING PROJECTS=&gt;5(Dice roll 2D6: skill check)','10: ACTIVATE-ATTEMPTING PROJECTS=&gt;(('H', 3), 'H', 0, "Base fix 'Systemic Corruption' (LIVING STANDARDS) triggers crisis")(Skill for project)','10: ACTIVATE-ATTEMPTING PROJECTS=&gt;7(Dice roll 2D6: skill check)','10: ACTIVATE-DOING RESEARCH=&gt;None(Start researching)','10: ACTIVATE-ATTEMPTING PROJECTS=&gt;(('H', 11), 'H', 1, "Base fix 'Low Labour Standards' (LIVING STANDARDS) triggers crisis")(Skill for project)','10: ACTIVATE-ATTEMPTING PROJECTS=&gt;1(Consultant fees)','10: ACTIVATE-ATTEMPTING PROJECTS=&gt;10(Dice roll 2D6: skill check)','10: ACTIVATE-ATTEMPTING PROJECTS=&gt;None(Skill for project)','10: ACTIVATE-DOING RESEARCH=&gt;None(Start researching)','10: END-CRISIS ROLLING=&gt;INDUSTRIAL(Crisis chip: full category)','10: END-CRISIS ROLLING=&gt;ECONOMIC(Crisis chip: full category)','10: END-CRISIS ROLLING=&gt;SOCIAL(Crisis chip: full category)','10: END-CRISIS ROLLING=&gt;LIVING STANDARDS(Crisis chip: full category)','10: END-CRISIS ROLLING=&gt;4(Dice roll 1D6: crisis cat)','10: END-CRISIS ROLLING=&gt;CLASS(Category for crisis)','10: END-CRISIS ROLLING=&gt;1(Dice roll 1D6: node in CLASS)','10: END-CRISIS ROLLING=&gt;Healthcare(Crisis chip: overwhelmed problem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5(Dice roll 1D6: node in CLASS)','10: END-CRISIS ROLLING=&gt;3(Dice roll 1D6: node in CLASS)','10: END-CRISIS ROLLING=&gt;Clean Water Shortage(Crisis chip: overwhelmed problem)','10: END-CRISIS ROLLING=&gt;4(Dice roll 1D6: crisis cat)','10: END-CRISIS ROLLING=&gt;CLASS(Category for crisis)','10: END-CRISIS ROLLING=&gt;5(Dice roll 1D6: node in CLASS)','10: END-CRISIS ROLLING=&gt;6(Dice roll 1D6: node in CLASS)','10: END-CRISIS ROLLING=&gt;3(Dice roll 1D6: node in CLASS)','10: END-CRISIS ROLLING=&gt;Clean Water Shortage(Crisis chip: overwhelmed problem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3(Dice roll 1D6: node in ENVIRONMENTAL)','10: END-CRISIS ROLLING=&gt;Freshwater Depletion(Problem for crisis)','10: END-CRISIS ROLLING=&gt;9(Dice roll 2D6: crisis roll for Freshwater Depletion)','10: END-CRISIS ROLLING=&gt;9(Crisis roll for node "Freshwater Depletion")','10: END-CRISIS ROLLING=&gt;8(Dice roll 2D6: crisis roll for Freshwater Depletion)','10: END-CRISIS ROLLING=&gt;8(Crisis roll for node "Freshwater Depletion")','10: END-CRISIS ROLLING=&gt;Energy Shortage(Now in crisis (cascaded from: Freshwater Depletion))','11: ENGAGE-DRAWING MONEY=&gt;1(Money drawn)','11: ENGAGE-DRAWING CARDS=&gt;('C', 6)(Card drawn: 1)','11: ENGAGE-DRAWING CARDS=&gt;('H', 4)(Card drawn: 2)','11: ENGAGE-CRISIS RISING','11: ENGAGE-DRAWING MONEY=&gt;1(Money drawn)','11: ENGAGE-DRAWING CARDS=&gt;('H', 2)(Card drawn: 1)','11: ENGAGE-DRAWING CARDS=&gt;('C', 2)(Card drawn: 2)','11: ENGAGE-DRAWING MONEY=&gt;1(Money drawn)','11: ENGAGE-DRAWING CARDS=&gt;('H', 9)(Card drawn: 1)','11: ENGAGE-DRAWING CARDS=&gt;('H', 7)(Card drawn: 2)','11: ENGAGE-CRISIS RISING','11: ENGAGE-DRAWING MONEY=&gt;1(Money drawn)','11: ENGAGE-DRAWING CARDS=&gt;('H', 13)(Card drawn: 1)','11: ENGAGE-DRAWING CARDS=&gt;('H', 8)(Card drawn: 2)','11: ACTIVATE-ATTEMPTING PROJECTS=&gt;(('S', 11), 'S', 0, "Base fix 'Affordable Housing' (CLASS) triggers crisis")(Skill for project)','11: ACTIVATE-ATTEMPTING PROJECTS=&gt;0(Consultant fees)','11: ACTIVATE-ATTEMPTING PROJECTS=&gt;7(Dice roll 2D6: skill check)','11: ACTIVATE-ATTEMPTING PROJECTS=&gt;(('C', 6), 'C', 0, "Base fix 'Low Labour Standards' (LIVING STANDARDS) triggers crisis")(Skill for project)','11: ACTIVATE-ATTEMPTING PROJECTS=&gt;2(Consultant fees)','11: ACTIVATE-ATTEMPTING PROJECTS=&gt;7(Dice roll 2D6: skill check)','11: ACTIVATE-ATTEMPTING PROJECTS=&gt;(('H', 4), 'H', 0, "Base fix 'Systemic Corruption' (LIVING STANDARDS) triggers crisis")(Skill for project)','11: ACTIVATE-ATTEMPTING PROJECTS=&gt;5(Dice roll 2D6: skill check)','11: ACTIVATE-DOING RESEARCH=&gt;None(Start researching)','11: ACTIVATE-ATTEMPTING PROJECTS=&gt;(('H', 2), 'H', 0, "Base fix 'Affordable Housing' (CLASS) triggers crisis")(Skill for project)','11: ACTIVATE-ATTEMPTING PROJECTS=&gt;3(Consultant fees)','11: ACTIVATE-ATTEMPTING PROJECTS=&gt;9(Dice roll 2D6: skill check)','11: ACTIVATE-ATTEMPTING PROJECTS=&gt;(('C', 2), 'C', 0, "Base fix 'Systemic Corruption' (LIVING STANDARDS) triggers crisis")(Skill for project)','11: ACTIVATE-ATTEMPTING PROJECTS=&gt;4(Dice roll 2D6: skill check)','11: ACTIVATE-DOING RESEARCH=&gt;None(Start researching)','11: ACTIVATE-ATTEMPTING PROJECTS=&gt;(('H', 7), 'H', 1, "Improved fix 'Peace &amp; Justice' (SOCIAL)")(Skill for project)','11: ACTIVATE-ATTEMPTING PROJECTS=&gt;0(Consultant fees)','11: ACTIVATE-ATTEMPTING PROJECTS=&gt;9(Dice roll 2D6: skill check)','11: ACTIVATE-ATTEMPTING PROJECTS=&gt;None(Skill for project)','11: ACTIVATE-DOING RESEARCH=&gt;None(Start researching)','11: ACTIVATE-ATTEMPTING PROJECTS=&gt;(('H', 14), 'C', 2, "Base fix 'Systemic Corruption' (LIVING STANDARDS) triggers crisis")(Skill for project)','11: ACTIVATE-ATTEMPTING PROJECTS=&gt;(('H', 13), 'H', 2, "Base fix 'Affordable Housing' (CLASS) triggers crisis")(Skill for project)','11: ACTIVATE-ATTEMPTING PROJECTS=&gt;0(Consultant fees)','11: ACTIVATE-ATTEMPTING PROJECTS=&gt;9(Dice roll 2D6: skill check)','11: ACTIVATE-ATTEMPTING PROJECTS=&gt;(('C', 9), 'C', 1, "Base fix 'Systemic Corruption' (LIVING STANDARDS) triggers crisis")(Skill for project)','11: ACTIVATE-ATTEMPTING PROJECTS=&gt;0(Consultant fees)','11: ACTIVATE-ATTEMPTING PROJECTS=&gt;3(Dice roll 2D6: skill check)','11: ACTIVATE-ATTEMPTING PROJECTS=&gt;(('S', 8), 'S', 0, "Base fix 'Affordable Housing' (CLASS) triggers crisis")(Skill for project)','11: ACTIVATE-ATTEMPTING PROJECTS=&gt;0(Consultant fees)','11: ACTIVATE-ATTEMPTING PROJECTS=&gt;9(Dice roll 2D6: skill check)','11: ACTIVATE-ATTEMPTING PROJECTS=&gt;(('H', 8), 'H', 0, "Base fix 'Affordable Housing' (CLASS) triggers crisis")(Skill for project)','11: ACTIVATE-ATTEMPTING PROJECTS=&gt;1(Consultant fees)','11: ACTIVATE-ATTEMPTING PROJECTS=&gt;5(Dice roll 2D6: skill check)','11: ACTIVATE-DOING RESEARCH=&gt;None(Start researching)','11: END-FINALIZING=&gt;Base fix 'Systemic Corruption' (LIVING STANDARDS) triggers crisis(Project overskilled for "('H', 14)")','11: END-CRISIS ROLLING=&gt;INDUSTRIAL(Crisis chip: full category)','11: END-CRISIS ROLLING=&gt;ECONOMIC(Crisis chip: full category)','11: END-CRISIS ROLLING=&gt;SOCIAL(Crisis chip: full category)','11: END-CRISIS ROLLING=&gt;CLASS(Crisis chip: full category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6(Dice roll 1D6: crisis cat)','11: END-CRISIS ROLLING=&gt;LIVING STANDARDS(Category for crisis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5(Dice roll 1D6: node in ENVIRONMENTAL)','11: END-CRISIS ROLLING=&gt;Ocean Degradation(Crisis chip: overwhelmed problem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1(Dice roll 1D6: crisis cat)','11: END-CRISIS ROLLING=&gt;INDUSTRIAL(Category for crisis)','11: END-CRISIS ROLLING=&gt;INDUSTRIAL(Crisis chip: full category)','11: END-CRISIS ROLLING=&gt;5(Dice roll 1D6: crisis cat)','11: END-CRISIS ROLLING=&gt;ENVIRONMENTAL(Category for crisis)','11: END-CRISIS ROLLING=&gt;3(Dice roll 1D6: node in ENVIRONMENTAL)','11: END-CRISIS ROLLING=&gt;Freshwater Depletion(Crisis chip: overwhelmed problem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2(Dice roll 1D6: node in ENVIRONMENTAL)','11: END-CRISIS ROLLING=&gt;Climate Change(Problem for crisis)','11: END-CRISIS ROLLING=&gt;7(Dice roll 2D6: crisis roll for Climate Change)','11: END-CRISIS ROLLING=&gt;7(Crisis roll for node "Climate Change")','11: END-CRISIS ROLLING=&gt;Climate Change(Now in crisis)','11: END-CRISIS ROLLING=&gt;5(Dice roll 1D6: crisis cat)','11: END-CRISIS ROLLING=&gt;ENVIRONMENTAL(Category for crisis)','11: END-CRISIS ROLLING=&gt;5(Dice roll 1D6: node in ENVIRONMENTAL)','11: END-CRISIS ROLLING=&gt;Ocean Degradation(Crisis chip: overwhelmed problem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2(Dice roll 1D6: node in ENVIRONMENTAL)','11: END-CRISIS ROLLING=&gt;Climate Change(Crisis chip: overwhelmed problem)','11: END-CRISIS ROLLING=&gt;2(Dice roll 1D6: crisis cat)','11: END-CRISIS ROLLING=&gt;ECONOMIC(Category for crisis)','11: END-CRISIS ROLLING=&gt;ECONOMIC(Crisis chip: full category)','11: END-CRISIS ROLLING=&gt;6(Dice roll 1D6: crisis cat)','11: END-CRISIS ROLLING=&gt;LIVING STANDARDS(Category for crisis)','11: END-CRISIS ROLLING=&gt;LIVING STANDARDS(Crisis chip: full category)','11: END-CRISIS ROLLING=&gt;4(Dice roll 1D6: crisis cat)','11: END-CRISIS ROLLING=&gt;CLASS(Category for crisis)','11: END-CRISIS ROLLING=&gt;CLASS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4(Dice roll 1D6: crisis cat)','11: END-CRISIS ROLLING=&gt;CLASS(Category for crisis)','11: END-CRISIS ROLLING=&gt;CLASS(Crisis chip: full category)','11: END-CRISIS ROLLING=&gt;6(Dice roll 1D6: crisis cat)','11: END-CRISIS ROLLING=&gt;LIVING STANDARDS(Category for crisis)','11: END-CRISIS ROLLING=&gt;LIVING STANDARDS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3(Dice roll 1D6: crisis cat)','11: END-CRISIS ROLLING=&gt;SOCIAL(Category for crisis)','11: END-CRISIS ROLLING=&gt;SOCIAL(Crisis chip: full category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1(Dice roll 1D6: crisis cat)','11: END-CRISIS ROLLING=&gt;INDUSTRIAL(Category for crisis)','11: END-CRISIS ROLLING=&gt;INDUSTRIAL(Crisis chip: full category)','11: END-CRISIS ROLLING=&gt;5(Dice roll 1D6: crisis cat)','11: END-CRISIS ROLLING=&gt;ENVIRONMENTAL(Category for crisis)','11: END-CRISIS ROLLING=&gt;1(Dice roll 1D6: node in ENVIRONMENTAL)','11: END-CRISIS ROLLING=&gt;Chemical Pollution(Crisis chip: overwhelmed problem)','11: END-CRISIS ROLLING=&gt;3(Dice roll 1D6: crisis cat)','11: END-CRISIS ROLLING=&gt;SOCIAL(Category for crisis)','11: END-CRISIS ROLLING=&gt;SOCIAL(Crisis chip: full category)','11: END-CRISIS ROLLING=&gt;4(Dice roll 1D6: crisis cat)','11: END-CRISIS ROLLING=&gt;CLASS(Category for crisis)','11: END-CRISIS ROLLING=&gt;CLASS(Crisis chip: full category)','11: END-CRISIS ROLLING=&gt;5(Dice roll 1D6: crisis cat)','11: END-CRISIS ROLLING=&gt;ENVIRONMENTAL(Category for crisis)','11: END-CRISIS ROLLING=&gt;3(Dice roll 1D6: node in ENVIRONMENTAL)','11: END-CRISIS ROLLING=&gt;Freshwater Depletion(Crisis chip: overwhelmed problem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1(Dice roll 1D6: crisis cat)','11: END-CRISIS ROLLING=&gt;INDUSTRIAL(Category for crisis)','11: END-CRISIS ROLLING=&gt;INDUSTRIAL(Crisis chip: full category)','11: END-CRISIS ROLLING=&gt;3(Dice roll 1D6: crisis cat)','11: END-CRISIS ROLLING=&gt;SOCIAL(Category for crisis)','11: END-CRISIS ROLLING=&gt;SOCIAL(Crisis chip: full category)','11: END-CRISIS ROLLING=&gt;5(Dice roll 1D6: crisis cat)','11: END-CRISIS ROLLING=&gt;ENVIRONMENTAL(Category for crisis)','11: END-CRISIS ROLLING=&gt;2(Dice roll 1D6: node in ENVIRONMENTAL)','11: END-CRISIS ROLLING=&gt;Climate Change(Crisis chip: overwhelmed problem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1(Dice roll 1D6: crisis cat)','11: END-CRISIS ROLLING=&gt;INDUSTRIAL(Category for crisis)','11: END-CRISIS ROLLING=&gt;INDUSTRIAL(Crisis chip: full category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4(Dice roll 1D6: node in ENVIRONMENTAL)','11: END-CRISIS ROLLING=&gt;Air &amp; Ozone Degradation(Crisis chip: overwhelmed problem)','11: END-CRISIS ROLLING=&gt;4(Dice roll 1D6: crisis cat)','11: END-CRISIS ROLLING=&gt;CLASS(Category for crisis)','11: END-CRISIS ROLLING=&gt;CLASS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4(Dice roll 1D6: crisis cat)','11: END-CRISIS ROLLING=&gt;CLASS(Category for crisis)','11: END-CRISIS ROLLING=&gt;CLASS(Crisis chip: full category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4(Dice roll 1D6: crisis cat)','11: END-CRISIS ROLLING=&gt;CLASS(Category for crisis)','11: END-CRISIS ROLLING=&gt;CLASS(Crisis chip: full category)','11: END-CRISIS ROLLING=&gt;4(Dice roll 1D6: crisis cat)','11: END-CRISIS ROLLING=&gt;CLASS(Category for crisis)','11: END-CRISIS ROLLING=&gt;CLASS(Crisis chip: full category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CLASS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CLASS(Crisis chip: full category)','11: END-CRISIS ROLLING=&gt;5(Dice roll 1D6: crisis cat)','11: END-CRISIS ROLLING=&gt;ENVIRONMENTAL(Category for crisis)','11: END-CRISIS ROLLING=&gt;5(Dice roll 1D6: node in ENVIRONMENTAL)','11: END-CRISIS ROLLING=&gt;Ocean Degradation(Crisis chip: overwhelmed problem)','11: END-CRISIS ROLLING=&gt;4(Dice roll 1D6: crisis cat)','11: END-CRISIS ROLLING=&gt;CLASS(Category for crisis)','11: END-CRISIS ROLLING=&gt;CLASS(Crisis chip: full category)','11: END-CRISIS ROLLING=&gt;4(Dice roll 1D6: crisis cat)','11: END-CRISIS ROLLING=&gt;CLASS(Category for crisis)','11: END-CRISIS ROLLING=&gt;CLASS(Crisis chip: full category)','11: END-CRISIS ROLLING=&gt;5(Dice roll 1D6: crisis cat)','11: END-CRISIS ROLLING=&gt;ENVIRONMENTAL(Category for crisis)','11: END-CRISIS ROLLING=&gt;4(Dice roll 1D6: node in ENVIRONMENTAL)','11: END-CRISIS ROLLING=&gt;Air &amp; Ozone Degrada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0, 15, 16, 18, 20, 20, 24, 26, 27]}</text:p>
          </table:table-cell>
          <table:table-cell table:style-name="Gnumeric-default" office:value-type="string">
            <text:p>{'abandoned-project': [[], [], [], [], [], [], [], [], [], [True], [], [], [], [], [], [], [], [], [], [], [], [], [True, True, True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True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D', 3)(Card drawn: 1)','0: ENGAGE-DRAWING CARDS=&gt;('C', 1)(Card drawn: 2)','0: ENGAGE-CRISIS RISING','0: ENGAGE-DRAWING MONEY=&gt;3(Money drawn)','0: ENGAGE-DRAWING CARDS=&gt;('H', 12)(Card drawn: 1)','0: ENGAGE-DRAWING CARDS=&gt;('S', 1)(Card drawn: 2)','0: ENGAGE-DRAWING MONEY=&gt;3(Money drawn)','0: ENGAGE-DRAWING CARDS=&gt;('C', 8)(Card drawn: 1)','0: ENGAGE-DRAWING CARDS=&gt;('D', 13)(Card drawn: 2)','0: ENGAGE-CRISIS RISING','0: ENGAGE-DRAWING MONEY=&gt;3(Money drawn)','0: ENGAGE-DRAWING CARDS=&gt;('H', 1)(Card drawn: 1)','0: ENGAGE-DRAWING CARDS=&gt;('C', 13)(Card drawn: 2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Base(Start project: type)','0: ACTIVATE-ATTEMPTING PROJECTS=&gt;CLASS(Start project: fix category)','0: ACTIVATE-ATTEMPTING PROJECTS=&gt;Clean Water Shortage(Start project: fix problem)','0: ACTIVATE-ATTEMPTING PROJECTS=&gt;Base fix 'Clean Water Shortage' (CLASS) triggers crisis(Project started)','0: ACTIVATE-DOING RESEARCH=&gt;None(Start researching)','0: ACTIVATE-ATTEMPTING PROJECTS=&gt;None(Start project: type)','0: ACTIVATE-DOING RESEARCH=&gt;None(Start researching)','0: END-FINALIZING=&gt;Base fix 'Clean Water Shortage' (CLASS) triggers crisis(Project abandoned)','0: END-CRISIS ROLLING=&gt;5(Dice roll 1D6: crisis cat)','0: END-CRISIS ROLLING=&gt;ENVIRONMENTAL(Category for crisis)','0: END-CRISIS ROLLING=&gt;6(Dice roll 1D6: node in ENVIRONMENTAL)','0: END-CRISIS ROLLING=&gt;4(Dice roll 1D6: node in ENVIRONMENTAL)','0: END-CRISIS ROLLING=&gt;Air &amp; Ozone Degradation(Problem for crisis)','0: END-CRISIS ROLLING=&gt;9(Dice roll 2D6: crisis roll for Air &amp; Ozone Degradation)','0: END-CRISIS ROLLING=&gt;9(Crisis roll for node "Air &amp; Ozone Degradation")','0: END-CRISIS ROLLING=&gt;8(Dice roll 2D6: crisis roll for Air &amp; Ozone Degradation)','0: END-CRISIS ROLLING=&gt;8(Crisis roll for node "Air &amp; Ozone Degradation")','0: END-CRISIS ROLLING=&gt;Air &amp; Ozone Degradation(Now in crisis)','1: ENGAGE-DRAWING MONEY=&gt;3(Money drawn)','1: ENGAGE-DRAWING CARDS=&gt;('S', 13)(Card drawn: 1)','1: ENGAGE-DRAWING CARDS=&gt;('C', 7)(Card drawn: 2)','1: ENGAGE-CRISIS RISING','1: ENGAGE-DRAWING MONEY=&gt;3(Money drawn)','1: ENGAGE-DRAWING CARDS=&gt;('C', 5)(Card drawn: 1)','1: ENGAGE-DRAWING CARDS=&gt;('S', 2)(Card drawn: 2)','1: ENGAGE-DRAWING MONEY=&gt;3(Money drawn)','1: ENGAGE-DRAWING CARDS=&gt;('H', 14)(Card drawn: 1)','1: ENGAGE-DRAWING CARDS=&gt;('D', 12)(Card drawn: 2)','1: ENGAGE-CRISIS RISING','1: ENGAGE-DRAWING MONEY=&gt;3(Money drawn)','1: ENGAGE-DRAWING CARDS=&gt;('H', 1)(Card drawn: 1)','1: ENGAGE-DRAWING CARDS=&gt;('C', 4)(Card drawn: 2)','1: ACTIVATE-ATTEMPTING PROJECTS=&gt;Remove-Tradeoff(Start project: type)','1: ACTIVATE-ATTEMPTING PROJECTS=&gt;ENVIRONMENTAL(Start project: fix category)','1: ACTIVATE-ATTEMPTING PROJECTS=&gt;Air &amp; Ozone Degradation(Start project: fix problem)','1: ACTIVATE-ATTEMPTING PROJECTS=&gt;Improved fix 'Air &amp; Ozone Degradation' (ENVIRONMENTAL)(Project started)','1: ACTIVATE-ATTEMPTING PROJECTS=&gt;(('C', 7), 'C', 3, "Improved fix 'Air &amp; Ozone Degradation' (ENVIRONMENTAL)")(Skill for project)','1: ACTIVATE-ATTEMPTING PROJECTS=&gt;2(Consultant fees)','1: ACTIVATE-ATTEMPTING PROJECTS=&gt;3(Dice roll 2D6: skill check)','1: ACTIVATE-ATTEMPTING PROJECTS=&gt;(('C', 1), 'C', 1, "Improved fix 'Air &amp; Ozone Degradation' (ENVIRONMENTAL)")(Skill for project)','1: ACTIVATE-ATTEMPTING PROJECTS=&gt;0(Consultant fees)','1: ACTIVATE-ATTEMPTING PROJECTS=&gt;5(Dice roll 2D6: skill check)','1: ACTIVATE-ATTEMPTING PROJECTS=&gt;None(Skill for project)','1: ACTIVATE-DOING RESEARCH=&gt;None(Start researching)','1: ACTIVATE-ATTEMPTING PROJECTS=&gt;Remove-Tradeoff(Start project: type)','1: ACTIVATE-ATTEMPTING PROJECTS=&gt;LIVING STANDARDS(Start project: fix category)','1: ACTIVATE-ATTEMPTING PROJECTS=&gt;Economic Inequality(Start project: fix problem)','1: ACTIVATE-ATTEMPTING PROJECTS=&gt;Improved fix 'Economic Inequality' (LIVING STANDARDS)(Project started)','1: ACTIVATE-ATTEMPTING PROJECTS=&gt;None(Skill for project)','1: ACTIVATE-DOING RESEARCH=&gt;None(Start researching)','1: ACTIVATE-ATTEMPTING PROJECTS=&gt;Remove-Tradeoff(Start project: type)','1: ACTIVATE-ATTEMPTING PROJECTS=&gt;INDUSTRIAL(Start project: fix category)','1: ACTIVATE-ATTEMPTING PROJECTS=&gt;Sprawl(Start project: fix problem)','1: ACTIVATE-ATTEMPTING PROJECTS=&gt;Improved fix 'Sprawl' (INDUSTRIAL)(Project started)','1: ACTIVATE-ATTEMPTING PROJECTS=&gt;None(Skill for project)','1: ACTIVATE-DOING RESEARCH=&gt;None(Start researching)','1: ACTIVATE-ATTEMPTING PROJECTS=&gt;Base(Start project: type)','1: ACTIVATE-ATTEMPTING PROJECTS=&gt;LIVING STANDARDS(Start project: fix category)','1: ACTIVATE-ATTEMPTING PROJECTS=&gt;Economic Inequality(Start project: fix problem)','1: ACTIVATE-ATTEMPTING PROJECTS=&gt;Base fix 'Economic Inequality' (LIVING STANDARDS) triggers crisis(Project started)','1: ACTIVATE-ATTEMPTING PROJECTS=&gt;None(Skill for project)','1: ACTIVATE-DOING RESEARCH=&gt;None(Start researching)','1: END-FINALIZING=&gt;Improved fix 'Economic Inequality' (LIVING STANDARDS)(Project abandoned)','1: END-FINALIZING=&gt;Improved fix 'Sprawl' (INDUSTRIAL)(Project abandoned)','1: END-FINALIZING=&gt;Base fix 'Economic Inequality' (LIVING STANDARDS) triggers crisis(Project abandoned)','1: END-CRISIS ROLLING=&gt;5(Dice roll 1D6: crisis cat)','1: END-CRISIS ROLLING=&gt;ENVIRONMENTAL(Category for crisis)','1: END-CRISIS ROLLING=&gt;3(Dice roll 1D6: node in ENVIRONMENTAL)','1: END-CRISIS ROLLING=&gt;Freshwater Depletion(Problem for crisis)','1: END-CRISIS ROLLING=&gt;6(Dice roll 2D6: crisis roll for Freshwater Depletion)','1: END-CRISIS ROLLING=&gt;6(Crisis roll for node "Freshwater Depletion")','1: END-CRISIS ROLLING=&gt;Freshwater Depletion(Now in crisis)','1: END-CRISIS ROLLING=&gt;1(Dice roll 1D6: crisis cat)','1: END-CRISIS ROLLING=&gt;INDUSTRIAL(Category for crisis)','1: END-CRISIS ROLLING=&gt;2(Dice roll 1D6: node in INDUSTRIAL)','1: END-CRISIS ROLLING=&gt;Fossil Fuel Dependency(Problem for crisis)','1: END-CRISIS ROLLING=&gt;6(Dice roll 2D6: crisis roll for Fossil Fuel Dependency)','1: END-CRISIS ROLLING=&gt;6(Crisis roll for node "Fossil Fuel Dependency")','1: END-CRISIS ROLLING=&gt;Chemical Pollution(Now in crisis (cascaded from: Fossil Fuel Dependency))','1: END-CRISIS ROLLING=&gt;Climate Change(Now in crisis (cascaded from: Fossil Fuel Dependency))','1: END-CRISIS ROLLING=&gt;Nitrogen &amp; Phosphorous Loading(Now in crisis (cascaded from: Fossil Fuel Dependency))','1: END-CRISIS ROLLING=&gt;Ocean Degradation(Now in crisis (cascaded from: Fossil Fuel Dependency))','2: ENGAGE-DRAWING MONEY=&gt;3(Money drawn)','2: ENGAGE-DRAWING CARDS=&gt;('C', 10)(Card drawn: 1)','2: ENGAGE-DRAWING CARDS=&gt;('S', 1)(Card drawn: 2)','2: ENGAGE-CRISIS RISING','2: ENGAGE-DRAWING MONEY=&gt;3(Money drawn)','2: ENGAGE-DRAWING CARDS=&gt;('C', 13)(Card drawn: 1)','2: ENGAGE-DRAWING CARDS=&gt;('C', 6)(Card drawn: 2)','2: ENGAGE-DRAWING MONEY=&gt;3(Money drawn)','2: ENGAGE-DRAWING CARDS=&gt;('S', 13)(Card drawn: 1)','2: ENGAGE-DRAWING CARDS=&gt;('H', 6)(Card drawn: 2)','2: ENGAGE-CRISIS RISING','2: ENGAGE-DRAWING MONEY=&gt;3(Money drawn)','2: ENGAGE-DRAWING CARDS=&gt;('S', 4)(Card drawn: 1)','2: ENGAGE-DRAWING CARDS=&gt;('H', 10)(Card drawn: 2)','2: ACTIVATE-ATTEMPTING PROJECTS=&gt;(('D', 3), 'D', 0, "Improved fix 'Air &amp; Ozone Degradation' (ENVIRONMENTAL)")(Skill for project)','2: ACTIVATE-ATTEMPTING PROJECTS=&gt;5(Consultant fees)','2: ACTIVATE-ATTEMPTING PROJECTS=&gt;5(Dice roll 2D6: skill check)','2: ACTIVATE-ATTEMPTING PROJECTS=&gt;None(Skill for project)','2: ACTIVATE-DOING RESEARCH=&gt;None(Start researching)','2: ACTIVATE-ATTEMPTING PROJECTS=&gt;Remove-Tradeoff(Start project: type)','2: ACTIVATE-ATTEMPTING PROJECTS=&gt;INDUSTRIAL(Start project: fix category)','2: ACTIVATE-ATTEMPTING PROJECTS=&gt;Fossil Fuel Dependency(Start project: fix problem)','2: ACTIVATE-ATTEMPTING PROJECTS=&gt;Improved fix 'Fossil Fuel Dependency' (INDUSTRIAL)(Project started)','2: ACTIVATE-ATTEMPTING PROJECTS=&gt;(('S', 2), 'S', 3, "Improved fix 'Fossil Fuel Dependency' (INDUSTRIAL)")(Skill for project)','2: ACTIVATE-ATTEMPTING PROJECTS=&gt;9(Consultant fees)','2: ACTIVATE-ATTEMPTING PROJECTS=&gt;8(Dice roll 2D6: skill check)','2: ACTIVATE-ATTEMPTING PROJECTS=&gt;(('S', 1), 'S', 1, "Improved fix 'Fossil Fuel Dependency' (INDUSTRIAL)")(Skill for project)','2: ACTIVATE-ATTEMPTING PROJECTS=&gt;6(Dice roll 2D6: skill check)','2: ACTIVATE-ATTEMPTING PROJECTS=&gt;(('C', 6), 'C', 3, "Improved fix 'Air &amp; Ozone Degradation' (ENVIRONMENTAL)")(Skill for project)','2: ACTIVATE-ATTEMPTING PROJECTS=&gt;4(Dice roll 2D6: skill check)','2: ACTIVATE-ATTEMPTING PROJECTS=&gt;None(Skill for project)','2: ACTIVATE-DOING RESEARCH=&gt;None(Start researching)','2: ACTIVATE-ATTEMPTING PROJECTS=&gt;None(Start project: type)','2: ACTIVATE-ATTEMPTING PROJECTS=&gt;(('H', 14), 'C', 2, "Improved fix 'Air &amp; Ozone Degradation' (ENVIRONMENTAL)")(Skill for project)','2: ACTIVATE-ATTEMPTING PROJECTS=&gt;None(Skill for project)','2: ACTIVATE-DOING RESEARCH=&gt;None(Start researching)','2: ACTIVATE-ATTEMPTING PROJECTS=&gt;None(Start project: type)','2: ACTIVATE-ATTEMPTING PROJECTS=&gt;None(Skill for project)','2: ACTIVATE-DOING RESEARCH=&gt;None(Start researching)','2: END-FINALIZING=&gt;Improved fix 'Air &amp; Ozone Degradation' (ENVIRONMENTAL)(Project overskilled for "('H', 14)")','2: END-CRISIS ROLLING=&gt;1(Dice roll 1D6: crisis cat)','2: END-CRISIS ROLLING=&gt;INDUSTRIAL(Category for crisis)','2: END-CRISIS ROLLING=&gt;4(Dice roll 1D6: node in INDUSTRIAL)','2: END-CRISIS ROLLING=&gt;1(Dice roll 1D6: node in INDUSTRIAL)','2: END-CRISIS ROLLING=&gt;Polluting Industry(Problem for crisis)','2: END-CRISIS ROLLING=&gt;7(Dice roll 2D6: crisis roll for Polluting Industry)','2: END-CRISIS ROLLING=&gt;7(Crisis roll for node "Polluting Industry")','2: END-CRISIS ROLLING=&gt;Inefficiency(Now in crisis (cascaded from: Polluting Industry))','2: END-CRISIS ROLLING=&gt;3(Dice roll 1D6: crisis cat)','2: END-CRISIS ROLLING=&gt;SOCIAL(Category for crisis)','2: END-CRISIS ROLLING=&gt;3(Dice roll 1D6: node in SOCIAL)','2: END-CRISIS ROLLING=&gt;Peace &amp; Justice(Problem for crisis)','2: END-CRISIS ROLLING=&gt;9(Dice roll 2D6: crisis roll for Peace &amp; Justice)','2: END-CRISIS ROLLING=&gt;9(Crisis roll for node "Peace &amp; Justice")','2: END-CRISIS ROLLING=&gt;Peace &amp; Justice(Crisis averted)','3: ENGAGE-DRAWING MONEY=&gt;2(Money drawn)','3: ENGAGE-DRAWING CARDS=&gt;('S', 5)(Card drawn: 1)','3: ENGAGE-DRAWING CARDS=&gt;('S', 9)(Card drawn: 2)','3: ENGAGE-CRISIS RISING','3: ENGAGE-DRAWING MONEY=&gt;2(Money drawn)','3: ENGAGE-DRAWING CARDS=&gt;('H', 13)(Card drawn: 1)','3: ENGAGE-DRAWING CARDS=&gt;('S', 8)(Card drawn: 2)','3: ENGAGE-DRAWING MONEY=&gt;2(Money drawn)','3: ENGAGE-DRAWING CARDS=&gt;('D', 8)(Card drawn: 1)','3: ENGAGE-DRAWING CARDS=&gt;('D', 14)(Card drawn: 2)','3: ENGAGE-CRISIS RISING','3: ENGAGE-DRAWING MONEY=&gt;2(Money drawn)','3: ENGAGE-DRAWING CARDS=&gt;('D', 4)(Card drawn: 1)','3: ENGAGE-DRAWING CARDS=&gt;('H', 8)(Card drawn: 2)','3: ACTIVATE-ATTEMPTING PROJECTS=&gt;None(Skill for project)','3: ACTIVATE-DOING RESEARCH=&gt;None(Start researching)','3: ACTIVATE-ATTEMPTING PROJECTS=&gt;(('C', 13), 'C', 2, "Improved fix 'Air &amp; Ozone Degradation' (ENVIRONMENTAL)")(Skill for project)','3: ACTIVATE-ATTEMPTING PROJECTS=&gt;1(Consultant fees)','3: ACTIVATE-ATTEMPTING PROJECTS=&gt;6(Dice roll 2D6: skill check)','3: ACTIVATE-ATTEMPTING PROJECTS=&gt;(('S', 8), 'S', 3, "Improved fix 'Fossil Fuel Dependency' (INDUSTRIAL)")(Skill for project)','3: ACTIVATE-ATTEMPTING PROJECTS=&gt;0(Consultant fees)','3: ACTIVATE-ATTEMPTING PROJECTS=&gt;5(Dice roll 2D6: skill check)','3: ACTIVATE-ATTEMPTING PROJECTS=&gt;(('C', 5), 'C', 1, "Improved fix 'Air &amp; Ozone Degradation' (ENVIRONMENTAL)")(Skill for project)','3: ACTIVATE-ATTEMPTING PROJECTS=&gt;0(Consultant fees)','3: ACTIVATE-ATTEMPTING PROJECTS=&gt;4(Dice roll 2D6: skill check)','3: ACTIVATE-DOING RESEARCH=&gt;None(Start researching)','3: ACTIVATE-ATTEMPTING PROJECTS=&gt;None(Start project: type)','3: ACTIVATE-ATTEMPTING PROJECTS=&gt;(('D', 12), 'D', 2, "Improved fix 'Air &amp; Ozone Degradation' (ENVIRONMENTAL)")(Skill for project)','3: ACTIVATE-ATTEMPTING PROJECTS=&gt;0(Consultant fees)','3: ACTIVATE-ATTEMPTING PROJECTS=&gt;7(Dice roll 2D6: skill check)','3: ACTIVATE-ATTEMPTING PROJECTS=&gt;(('C', 8), 'C', 0, "Improved fix 'Fossil Fuel Dependency' (INDUSTRIAL)")(Skill for project)','3: ACTIVATE-ATTEMPTING PROJECTS=&gt;1(Consultant fees)','3: ACTIVATE-ATTEMPTING PROJECTS=&gt;7(Dice roll 2D6: skill check)','3: ACTIVATE-ATTEMPTING PROJECTS=&gt;None(Skill for project)','3: ACTIVATE-DOING RESEARCH=&gt;None(Start researching)','3: ACTIVATE-ATTEMPTING PROJECTS=&gt;Remove-Tradeoff(Start project: type)','3: ACTIVATE-ATTEMPTING PROJECTS=&gt;INDUSTRIAL(Start project: fix category)','3: ACTIVATE-ATTEMPTING PROJECTS=&gt;Fossil Fuel Dependency(Start project: fix problem)','3: ACTIVATE-ATTEMPTING PROJECTS=&gt;Improved fix 'Fossil Fuel Dependency' (INDUSTRIAL)(Project started)','3: ACTIVATE-ATTEMPTING PROJECTS=&gt;(('C', 13), 'C', 1, "Improved fix 'Fossil Fuel Dependency' (INDUSTRIAL)")(Skill for project)','3: ACTIVATE-ATTEMPTING PROJECTS=&gt;1(Consultant fees)','3: ACTIVATE-ATTEMPTING PROJECTS=&gt;9(Dice roll 2D6: skill check)','3: ACTIVATE-ATTEMPTING PROJECTS=&gt;(('C', 4), 'C', 2, "Improved fix 'Fossil Fuel Dependency' (INDUSTRIAL)")(Skill for project)','3: ACTIVATE-ATTEMPTING PROJECTS=&gt;2(Consultant fees)','3: ACTIVATE-ATTEMPTING PROJECTS=&gt;5(Dice roll 2D6: skill check)','3: ACTIVATE-ATTEMPTING PROJECTS=&gt;(('S', 4), 'S', 2, "Improved fix 'Fossil Fuel Dependency' (INDUSTRIAL)")(Skill for project)','3: ACTIVATE-ATTEMPTING PROJECTS=&gt;2(Consultant fees)','3: ACTIVATE-ATTEMPTING PROJECTS=&gt;6(Dice roll 2D6: skill check)','3: ACTIVATE-ATTEMPTING PROJECTS=&gt;None(Skill for project)','3: ACTIVATE-DOING RESEARCH=&gt;None(Start researching)','4: END-CRISIS ROLLING=&gt;3(Dice roll 1D6: crisis cat)','4: END-CRISIS ROLLING=&gt;SOCIAL(Category for crisis)','4: END-CRISIS ROLLING=&gt;2(Dice roll 1D6: node in SOCIAL)','4: END-CRISIS ROLLING=&gt;Political Voice(Problem for crisis)','4: END-CRISIS ROLLING=&gt;6(Dice roll 2D6: crisis roll for Political Voice)','4: END-CRISIS ROLLING=&gt;6(Crisis roll for node "Political Voice")','4: END-CRISIS ROLLING=&gt;Political Voice(Now in crisis)','4: END-CRISIS ROLLING=&gt;4(Dice roll 1D6: crisis cat)','4: END-CRISIS ROLLING=&gt;CLASS(Category for crisis)','4: END-CRISIS ROLLING=&gt;3(Dice roll 1D6: node in CLASS)','4: END-CRISIS ROLLING=&gt;Clean Water Shortage(Problem for crisis)','4: END-CRISIS ROLLING=&gt;7(Dice roll 2D6: crisis roll for Clean Water Shortage)','4: END-CRISIS ROLLING=&gt;7(Crisis roll for node "Clean Water Shortage")','4: END-CRISIS ROLLING=&gt;Clean Water Shortage(Now in crisis)','4: ENGAGE-DRAWING MONEY=&gt;2(Money drawn)','4: ENGAGE-DRAWING CARDS=&gt;('C', 10)(Card drawn: 1)','4: ENGAGE-DRAWING CARDS=&gt;('C', 7)(Card drawn: 2)','4: ENGAGE-CRISIS RISING','4: ENGAGE-DRAWING MONEY=&gt;2(Money drawn)','4: ENGAGE-DRAWING CARDS=&gt;('D', 5)(Card drawn: 1)','4: ENGAGE-DRAWING CARDS=&gt;('C', 2)(Card drawn: 2)','4: ENGAGE-DRAWING MONEY=&gt;2(Money drawn)','4: ENGAGE-DRAWING CARDS=&gt;('C', 8)(Card drawn: 1)','4: ENGAGE-DRAWING CARDS=&gt;('H', 5)(Card drawn: 2)','4: ENGAGE-CRISIS RISING','4: ENGAGE-DRAWING MONEY=&gt;2(Money drawn)','4: ENGAGE-DRAWING CARDS=&gt;('H', 3)(Card drawn: 1)','4: ENGAGE-DRAWING CARDS=&gt;('C', 4)(Card drawn: 2)','4: ACTIVATE-ATTEMPTING PROJECTS=&gt;(('C', 7), 'C', 6, "Improved fix 'Air &amp; Ozone Degradation' (ENVIRONMENTAL)")(Skill for project)','4: ACTIVATE-ATTEMPTING PROJECTS=&gt;0(Consultant fees)','4: ACTIVATE-ATTEMPTING PROJECTS=&gt;5(Dice roll 2D6: skill check)','4: ACTIVATE-ATTEMPTING PROJECTS=&gt;(('S', 5), 'S', 3, "Improved fix 'Fossil Fuel Dependency' (INDUSTRIAL)")(Skill for project)','4: ACTIVATE-ATTEMPTING PROJECTS=&gt;4(Consultant fees)','4: ACTIVATE-ATTEMPTING PROJECTS=&gt;6(Dice roll 2D6: skill check)','4: ACTIVATE-ATTEMPTING PROJECTS=&gt;(('C', 10), 'C', 4, "Improved fix 'Fossil Fuel Dependency' (INDUSTRIAL)")(Skill for project)','4: ACTIVATE-ATTEMPTING PROJECTS=&gt;0(Consultant fees)','4: ACTIVATE-ATTEMPTING PROJECTS=&gt;11(Dice roll 2D6: skill check)','4: ACTIVATE-ATTEMPTING PROJECTS=&gt;(('S', 9), 'S', 3, "Improved fix 'Fossil Fuel Dependency' (INDUSTRIAL)")(Skill for project)','4: ACTIVATE-ATTEMPTING PROJECTS=&gt;1(Consultant fees)','4: ACTIVATE-ATTEMPTING PROJECTS=&gt;10(Dice roll 2D6: skill check)','4: ACTIVATE-ATTEMPTING PROJECTS=&gt;(('S', 13), 'S', 0, "Improved fix 'Fossil Fuel Dependency' (INDUSTRIAL)")(Skill for project)','4: ACTIVATE-ATTEMPTING PROJECTS=&gt;0(Consultant fees)','4: ACTIVATE-ATTEMPTING PROJECTS=&gt;9(Dice roll 2D6: skill check)','4: ACTIVATE-ATTEMPTING PROJECTS=&gt;None(Skill for project)','4: ACTIVATE-DOING RESEARCH=&gt;None(Start researching)','4: ACTIVATE-ATTEMPTING PROJECTS=&gt;(('C', 2), 'C', 3, "Improved fix 'Fossil Fuel Dependency' (INDUSTRIAL)")(Skill for project)','4: ACTIVATE-ATTEMPTING PROJECTS=&gt;3(Consultant fees)','4: ACTIVATE-ATTEMPTING PROJECTS=&gt;10(Dice roll 2D6: skill check)','4: ACTIVATE-ATTEMPTING PROJECTS=&gt;(('D', 5), 'D', 2, "Improved fix 'Air &amp; Ozone Degradation' (ENVIRONMENTAL)")(Skill for project)','4: ACTIVATE-ATTEMPTING PROJECTS=&gt;3(Dice roll 2D6: skill check)','4: ACTIVATE-DOING RESEARCH=&gt;None(Start researching)','4: ACTIVATE-ATTEMPTING PROJECTS=&gt;Base(Start project: type)','4: ACTIVATE-ATTEMPTING PROJECTS=&gt;LIVING STANDARDS(Start project: fix category)','4: ACTIVATE-ATTEMPTING PROJECTS=&gt;Systemic Corruption(Start project: fix problem)','4: ACTIVATE-ATTEMPTING PROJECTS=&gt;Base fix 'Systemic Corruption' (LIVING STANDARDS) triggers crisis(Project started)','4: ACTIVATE-ATTEMPTING PROJECTS=&gt;(('C', 8), 'C', 5, "Improved fix 'Fossil Fuel Dependency' (INDUSTRIAL)")(Skill for project)','4: ACTIVATE-ATTEMPTING PROJECTS=&gt;0(Consultant fees)','4: ACTIVATE-ATTEMPTING PROJECTS=&gt;5(Dice roll 2D6: skill check)','4: ACTIVATE-ATTEMPTING PROJECTS=&gt;(('D', 14), 'C', 4, "Base fix 'Systemic Corruption' (LIVING STANDARDS) triggers crisis")(Skill for project)','4: ACTIVATE-ATTEMPTING PROJECTS=&gt;(('H', 5), 'H', 4, "Base fix 'Systemic Corruption' (LIVING STANDARDS) triggers crisis")(Skill for project)','4: ACTIVATE-ATTEMPTING PROJECTS=&gt;5(Consultant fees)','4: ACTIVATE-ATTEMPTING PROJECTS=&gt;5(Dice roll 2D6: skill check)','4: ACTIVATE-ATTEMPTING PROJECTS=&gt;(('D', 13), 'D', 0, "Improved fix 'Air &amp; Ozone Degradation' (ENVIRONMENTAL)")(Skill for project)','4: ACTIVATE-ATTEMPTING PROJECTS=&gt;1(Consultant fees)','4: ACTIVATE-ATTEMPTING PROJECTS=&gt;5(Dice roll 2D6: skill check)','4: ACTIVATE-ATTEMPTING PROJECTS=&gt;(('S', 13), 'S', 0, "Improved fix 'Fossil Fuel Dependency' (INDUSTRIAL)")(Skill for project)','4: ACTIVATE-ATTEMPTING PROJECTS=&gt;1(Consultant fees)','4: ACTIVATE-ATTEMPTING PROJECTS=&gt;3(Dice roll 2D6: skill check)','4: ACTIVATE-ATTEMPTING PROJECTS=&gt;None(Skill for project)','4: ACTIVATE-DOING RESEARCH=&gt;None(Start researching)','4: ACTIVATE-ATTEMPTING PROJECTS=&gt;None(Skill for project)','4: ACTIVATE-DOING RESEARCH=&gt;None(Start researching)','4: END-FINALIZING=&gt;Base fix 'Systemic Corruption' (LIVING STANDARDS) triggers crisis(Project overskilled for "('D', 14)")','4: END-CRISIS ROLLING=&gt;3(Dice roll 1D6: crisis cat)','4: END-CRISIS ROLLING=&gt;SOCIAL(Category for crisis)','4: END-CRISIS ROLLING=&gt;2(Dice roll 1D6: node in SOCIAL)','4: END-CRISIS ROLLING=&gt;Political Voice(Problem for crisis)','4: END-CRISIS ROLLING=&gt;5(Dice roll 2D6: crisis roll for Political Voice)','4: END-CRISIS ROLLING=&gt;5(Crisis roll for node "Political Voice")','4: END-CRISIS ROLLING=&gt;Education(Now in crisis (cascaded from: Political Voice))','4: END-CRISIS ROLLING=&gt;4(Dice roll 1D6: crisis cat)','4: END-CRISIS ROLLING=&gt;CLASS(Category for crisis)','4: END-CRISIS ROLLING=&gt;3(Dice roll 1D6: node in CLASS)','4: END-CRISIS ROLLING=&gt;Clean Water Shortage(Problem for crisis)','4: END-CRISIS ROLLING=&gt;7(Dice roll 2D6: crisis roll for Clean Water Shortage)','4: END-CRISIS ROLLING=&gt;7(Crisis roll for node "Clean Water Shortage")','4: END-CRISIS ROLLING=&gt;Healthcare(Now in crisis (cascaded from: Clean Water Shortage))','5: ENGAGE-DRAWING MONEY=&gt;2(Money drawn)','5: ENGAGE-DRAWING CARDS=&gt;('D', 4)(Card drawn: 1)','5: ENGAGE-DRAWING CARDS=&gt;('C', 2)(Card drawn: 2)','5: ENGAGE-CRISIS RISING','5: ENGAGE-DRAWING MONEY=&gt;2(Money drawn)','5: ENGAGE-DRAWING CARDS=&gt;('D', 7)(Card drawn: 1)','5: ENGAGE-DRAWING CARDS=&gt;('C', 9)(Card drawn: 2)','5: ENGAGE-DRAWING MONEY=&gt;2(Money drawn)','5: ENGAGE-DRAWING CARDS=&gt;('H', 5)(Card drawn: 1)','5: ENGAGE-DRAWING CARDS=&gt;('D', 13)(Card drawn: 2)','5: ENGAGE-CRISIS RISING','5: ENGAGE-DRAWING MONEY=&gt;2(Money drawn)','5: ENGAGE-DRAWING CARDS=&gt;('H', 3)(Card drawn: 1)','5: ENGAGE-DRAWING CARDS=&gt;('C', 11)(Card drawn: 2)','5: ACTIVATE-ATTEMPTING PROJECTS=&gt;None(Skill for project)','5: ACTIVATE-DOING RESEARCH=&gt;None(Start researching)','5: ACTIVATE-ATTEMPTING PROJECTS=&gt;(('C', 9), 'C', 3, "Improved fix 'Air &amp; Ozone Degradation' (ENVIRONMENTAL)")(Skill for project)','5: ACTIVATE-ATTEMPTING PROJECTS=&gt;0(Consultant fees)','5: ACTIVATE-ATTEMPTING PROJECTS=&gt;4(Dice roll 2D6: skill check)','5: ACTIVATE-ATTEMPTING PROJECTS=&gt;(('D', 7), 'D', 2, "Improved fix 'Air &amp; Ozone Degradation' (ENVIRONMENTAL)")(Skill for project)','5: ACTIVATE-ATTEMPTING PROJECTS=&gt;1(Consultant fees)','5: ACTIVATE-ATTEMPTING PROJECTS=&gt;5(Dice roll 2D6: skill check)','5: ACTIVATE-ATTEMPTING PROJECTS=&gt;(('H', 12), 'H', 0, "Base fix 'Systemic Corruption' (LIVING STANDARDS) triggers crisis")(Skill for project)','5: ACTIVATE-ATTEMPTING PROJECTS=&gt;0(Consultant fees)','5: ACTIVATE-ATTEMPTING PROJECTS=&gt;6(Dice roll 2D6: skill check)','5: ACTIVATE-ATTEMPTING PROJECTS=&gt;(('H', 13), 'H', 0, "Base fix 'Systemic Corruption' (LIVING STANDARDS) triggers crisis")(Skill for project)','5: ACTIVATE-ATTEMPTING PROJECTS=&gt;1(Consultant fees)','5: ACTIVATE-ATTEMPTING PROJECTS=&gt;3(Dice roll 2D6: skill check)','5: ACTIVATE-DOING RESEARCH=&gt;None(Start researching)','5: ACTIVATE-ATTEMPTING PROJECTS=&gt;(('D', 13), 'D', 3, "Improved fix 'Air &amp; Ozone Degradation' (ENVIRONMENTAL)")(Skill for project)','5: ACTIVATE-ATTEMPTING PROJECTS=&gt;0(Consultant fees)','5: ACTIVATE-ATTEMPTING PROJECTS=&gt;7(Dice roll 2D6: skill check)','5: ACTIVATE-ATTEMPTING PROJECTS=&gt;None(Skill for project)','5: ACTIVATE-DOING RESEARCH=&gt;None(Start researching)','5: ACTIVATE-ATTEMPTING PROJECTS=&gt;(('C', 11), 'C', 8, "Improved fix 'Fossil Fuel Dependency' (INDUSTRIAL)")(Skill for project)','5: ACTIVATE-ATTEMPTING PROJECTS=&gt;1(Consultant fees)','5: ACTIVATE-ATTEMPTING PROJECTS=&gt;7(Dice roll 2D6: skill check)','5: ACTIVATE-ATTEMPTING PROJECTS=&gt;(('C', 4), 'C', 6, "Improved fix 'Fossil Fuel Dependency' (INDUSTRIAL)")(Skill for project)','5: ACTIVATE-ATTEMPTING PROJECTS=&gt;7(Consultant fees)','5: ACTIVATE-ATTEMPTING PROJECTS=&gt;6(Dice roll 2D6: skill check)','5: ACTIVATE-ATTEMPTING PROJECTS=&gt;(('D', 4), 'D', 3, "Improved fix 'Air &amp; Ozone Degradation' (ENVIRONMENTAL)")(Skill for project)','5: ACTIVATE-ATTEMPTING PROJECTS=&gt;1(Consultant fees)','5: ACTIVATE-ATTEMPTING PROJECTS=&gt;3(Dice roll 2D6: skill check)','5: ACTIVATE-ATTEMPTING PROJECTS=&gt;(('H', 3), 'H', 5, "Base fix 'Systemic Corruption' (LIVING STANDARDS) triggers crisis")(Skill for project)','5: ACTIVATE-ATTEMPTING PROJECTS=&gt;0(Consultant fees)','5: ACTIVATE-ATTEMPTING PROJECTS=&gt;5(Dice roll 2D6: skill check)','5: ACTIVATE-ATTEMPTING PROJECTS=&gt;(('H', 1), 'H', 0, "Base fix 'Systemic Corruption' (LIVING STANDARDS) triggers crisis")(Skill for project)','5: ACTIVATE-ATTEMPTING PROJECTS=&gt;1(Consultant fees)','5: ACTIVATE-ATTEMPTING PROJECTS=&gt;10(Dice roll 2D6: skill check)','5: ACTIVATE-ATTEMPTING PROJECTS=&gt;(('H', 8), 'H', 2, "Base fix 'Systemic Corruption' (LIVING STANDARDS) triggers crisis")(Skill for project)','5: ACTIVATE-ATTEMPTING PROJECTS=&gt;3(Dice roll 2D6: skill check)','5: ACTIVATE-ATTEMPTING PROJECTS=&gt;None(Skill for project)','5: ACTIVATE-DOING RESEARCH=&gt;None(Start researching)','5: END-CRISIS ROLLING=&gt;3(Dice roll 1D6: crisis cat)','5: END-CRISIS ROLLING=&gt;SOCIAL(Category for crisis)','5: END-CRISIS ROLLING=&gt;5(Dice roll 1D6: node in SOCIAL)','5: END-CRISIS ROLLING=&gt;4(Dice roll 1D6: node in SOCIAL)','5: END-CRISIS ROLLING=&gt;Community Networks(Problem for crisis)','5: END-CRISIS ROLLING=&gt;12(Dice roll 2D6: crisis roll for Community Networks)','5: END-CRISIS ROLLING=&gt;12(Crisis roll for node "Community Networks")','5: END-CRISIS ROLLING=&gt;10(Dice roll 2D6: crisis roll for Community Networks)','5: END-CRISIS ROLLING=&gt;10(Crisis roll for node "Community Networks")','5: END-CRISIS ROLLING=&gt;Community Networks(Crisis averted)','6: ENGAGE-DRAWING MONEY=&gt;2(Money drawn)','6: ENGAGE-DRAWING CARDS=&gt;('S', 9)(Card drawn: 1)','6: ENGAGE-DRAWING CARDS=&gt;('S', 4)(Card drawn: 2)','6: ENGAGE-CRISIS RISING','6: ENGAGE-DRAWING MONEY=&gt;2(Money drawn)','6: ENGAGE-DRAWING CARDS=&gt;('S', 12)(Card drawn: 1)','6: ENGAGE-DRAWING CARDS=&gt;('C', 9)(Card drawn: 2)','6: ENGAGE-DRAWING MONEY=&gt;2(Money drawn)','6: ENGAGE-DRAWING CARDS=&gt;('D', 2)(Card drawn: 1)','6: ENGAGE-DRAWING CARDS=&gt;('D', 10)(Card drawn: 2)','6: ENGAGE-CRISIS RISING','6: ENGAGE-DRAWING MONEY=&gt;2(Money drawn)','6: ENGAGE-DRAWING CARDS=&gt;('C', 12)(Card drawn: 1)','6: ENGAGE-DRAWING CARDS=&gt;('H', 11)(Card drawn: 2)','6: ACTIVATE-ATTEMPTING PROJECTS=&gt;(('C', 2), 'C', 3, "Improved fix 'Air &amp; Ozone Degradation' (ENVIRONMENTAL)")(Skill for project)','6: ACTIVATE-ATTEMPTING PROJECTS=&gt;4(Consultant fees)','6: ACTIVATE-ATTEMPTING PROJECTS=&gt;6(Dice roll 2D6: skill check)','6: ACTIVATE-ATTEMPTING PROJECTS=&gt;(('S', 4), 'S', 4, "Improved fix 'Fossil Fuel Dependency' (INDUSTRIAL)")(Skill for project)','6: ACTIVATE-ATTEMPTING PROJECTS=&gt;1(Consultant fees)','6: ACTIVATE-ATTEMPTING PROJECTS=&gt;10(Dice roll 2D6: skill check)','6: ACTIVATE-ATTEMPTING PROJECTS=&gt;(('C', 10), 'C', 0, "Base fix 'Systemic Corruption' (LIVING STANDARDS) triggers crisis")(Skill for project)','6: ACTIVATE-ATTEMPTING PROJECTS=&gt;3(Dice roll 2D6: skill check)','6: ACTIVATE-ATTEMPTING PROJECTS=&gt;(('S', 9), 'S', 2, "Improved fix 'Fossil Fuel Dependency' (INDUSTRIAL)")(Skill for project)','6: ACTIVATE-ATTEMPTING PROJECTS=&gt;12(Dice roll 2D6: skill check)','6: ACTIVATE-ATTEMPTING PROJECTS=&gt;1(Added a crisis chip)','6: ACTIVATE-ATTEMPTING PROJECTS=&gt;(('S', 1), 'S', 0, "Improved fix 'Fossil Fuel Dependency' (INDUSTRIAL)")(Skill for project)','6: ACTIVATE-ATTEMPTING PROJECTS=&gt;8(Dice roll 2D6: skill check)','6: ACTIVATE-ATTEMPTING PROJECTS=&gt;(('D', 4), 'D', 0, "Improved fix 'Air &amp; Ozone Degradation' (ENVIRONMENTAL)")(Skill for project)','6: ACTIVATE-ATTEMPTING PROJECTS=&gt;10(Dice roll 2D6: skill check)','6: ACTIVATE-DOING RESEARCH=&gt;None(Start researching)','6: ACTIVATE-ATTEMPTING PROJECTS=&gt;(('S', 12), 'S', 0, "Improved fix 'Fossil Fuel Dependency' (INDUSTRIAL)")(Skill for project)','6: ACTIVATE-ATTEMPTING PROJECTS=&gt;0(Consultant fees)','6: ACTIVATE-ATTEMPTING PROJECTS=&gt;6(Dice roll 2D6: skill check)','6: ACTIVATE-ATTEMPTING PROJECTS=&gt;(('C', 9), 'C', 0, "Base fix 'Systemic Corruption' (LIVING STANDARDS) triggers crisis")(Skill for project)','6: ACTIVATE-ATTEMPTING PROJECTS=&gt;1(Consultant fees)','6: ACTIVATE-ATTEMPTING PROJECTS=&gt;7(Dice roll 2D6: skill check)','6: ACTIVATE-DOING RESEARCH=&gt;None(Start researching)','6: ACTIVATE-ATTEMPTING PROJECTS=&gt;(('H', 5), 'H', 2, "Base fix 'Systemic Corruption' (LIVING STANDARDS) triggers crisis")(Skill for project)','6: ACTIVATE-ATTEMPTING PROJECTS=&gt;1(Consultant fees)','6: ACTIVATE-ATTEMPTING PROJECTS=&gt;5(Dice roll 2D6: skill check)','6: ACTIVATE-ATTEMPTING PROJECTS=&gt;(('D', 10), 'D', 3, "Improved fix 'Air &amp; Ozone Degradation' (ENVIRONMENTAL)")(Skill for project)','6: ACTIVATE-ATTEMPTING PROJECTS=&gt;1(Consultant fees)','6: ACTIVATE-ATTEMPTING PROJECTS=&gt;3(Dice roll 2D6: skill check)','6: ACTIVATE-ATTEMPTING PROJECTS=&gt;(('D', 2), 'D', 2, "Improved fix 'Air &amp; Ozone Degradation' (ENVIRONMENTAL)")(Skill for project)','6: ACTIVATE-ATTEMPTING PROJECTS=&gt;3(Consultant fees)','6: ACTIVATE-ATTEMPTING PROJECTS=&gt;8(Dice roll 2D6: skill check)','6: ACTIVATE-ATTEMPTING PROJECTS=&gt;None(Skill for project)','6: ACTIVATE-DOING RESEARCH=&gt;None(Start researching)','6: ACTIVATE-ATTEMPTING PROJECTS=&gt;(('H', 1), 'H', 0, "Base fix 'Systemic Corruption' (LIVING STANDARDS) triggers crisis")(Skill for project)','6: ACTIVATE-ATTEMPTING PROJECTS=&gt;0(Consultant fees)','6: ACTIVATE-ATTEMPTING PROJECTS=&gt;8(Dice roll 2D6: skill check)','6: ACTIVATE-ATTEMPTING PROJECTS=&gt;(('H', 11), 'H', 3, "Base fix 'Systemic Corruption' (LIVING STANDARDS) triggers crisis")(Skill for project)','6: ACTIVATE-ATTEMPTING PROJECTS=&gt;1(Consultant fees)','6: ACTIVATE-ATTEMPTING PROJECTS=&gt;12(Dice roll 2D6: skill check)','6: ACTIVATE-ATTEMPTING PROJECTS=&gt;1(Added a crisis chip)','6: ACTIVATE-ATTEMPTING PROJECTS=&gt;(('C', 12), 'C', 2, "Improved fix 'Air &amp; Ozone Degradation' (ENVIRONMENTAL)")(Skill for project)','6: ACTIVATE-ATTEMPTING PROJECTS=&gt;1(Consultant fees)','6: ACTIVATE-ATTEMPTING PROJECTS=&gt;8(Dice roll 2D6: skill check)','6: ACTIVATE-ATTEMPTING PROJECTS=&gt;(('H', 3), 'H', 1, "Base fix 'Systemic Corruption' (LIVING STANDARDS) triggers crisis")(Skill for project)','6: ACTIVATE-ATTEMPTING PROJECTS=&gt;9(Dice roll 2D6: skill check)','6: ACTIVATE-ATTEMPTING PROJECTS=&gt;None(Skill for project)','6: ACTIVATE-DOING RESEARCH=&gt;None(Start researching)','6: END-CRISIS ROLLING=&gt;5(Dice roll 1D6: crisis cat)','6: END-CRISIS ROLLING=&gt;ENVIRONMENTAL(Category for crisis)','6: END-CRISIS ROLLING=&gt;5(Dice roll 1D6: node in ENVIRONMENTAL)','6: END-CRISIS ROLLING=&gt;Ocean Degradation(Problem for crisis)','6: END-CRISIS ROLLING=&gt;5(Dice roll 2D6: crisis roll for Ocean Degradation)','6: END-CRISIS ROLLING=&gt;5(Crisis roll for node "Ocean Degradation")','6: END-CRISIS ROLLING=&gt;Biodiversity Loss(Now in crisis (cascaded from: Ocean Degradation))','6: END-CRISIS ROLLING=&gt;Food Shortage(Now in crisis (cascaded from: Ocean Degradation))','6: END-CRISIS ROLLING=&gt;5(Dice roll 1D6: crisis cat)','6: END-CRISIS ROLLING=&gt;ENVIRONMENTAL(Category for crisis)','6: END-CRISIS ROLLING=&gt;6(Dice roll 1D6: node in ENVIRONMENTAL)','6: END-CRISIS ROLLING=&gt;6(Dice roll 1D6: node in ENVIRONMENTAL)','6: END-CRISIS ROLLING=&gt;1(Dice roll 1D6: node in ENVIRONMENTAL)','6: END-CRISIS ROLLING=&gt;Chemical Pollution(Problem for crisis)','6: END-CRISIS ROLLING=&gt;9(Dice roll 2D6: crisis roll for Chemical Pollution)','6: END-CRISIS ROLLING=&gt;9(Crisis roll for node "Chemical Pollution")','6: END-CRISIS ROLLING=&gt;5(Dice roll 2D6: crisis roll for Chemical Pollution)','6: END-CRISIS ROLLING=&gt;5(Crisis roll for node "Chemical Pollution")','6: END-CRISIS ROLLING=&gt;Energy Shortage(Now in crisis (cascaded from: Chemical Pollution))','6: END-CRISIS ROLLING=&gt;3(Dice roll 1D6: crisis cat)','6: END-CRISIS ROLLING=&gt;SOCIAL(Category for crisis)','6: END-CRISIS ROLLING=&gt;6(Dice roll 1D6: node in SOCIAL)','6: END-CRISIS ROLLING=&gt;2(Dice roll 1D6: node in SOCIAL)','6: END-CRISIS ROLLING=&gt;Political Voice(Problem for crisis)','6: END-CRISIS ROLLING=&gt;7(Dice roll 2D6: crisis roll for Political Voice)','6: END-CRISIS ROLLING=&gt;7(Crisis roll for node "Political Voice")','6: END-CRISIS ROLLING=&gt;Peace &amp; Justice(Now in crisis (cascaded from: Political Voice))','7: ENGAGE-DRAWING MONEY=&gt;2(Money drawn)','7: ENGAGE-DRAWING CARDS=&gt;('D', 1)(Card drawn: 1)','7: ENGAGE-DRAWING CARDS=&gt;('C', 3)(Card drawn: 2)','7: ENGAGE-CRISIS RISING','7: ENGAGE-DRAWING MONEY=&gt;2(Money drawn)','7: ENGAGE-DRAWING CARDS=&gt;('S', 11)(Card drawn: 1)','7: ENGAGE-DRAWING CARDS=&gt;('S', 7)(Card drawn: 2)','7: ENGAGE-DRAWING MONEY=&gt;2(Money drawn)','7: ENGAGE-DRAWING CARDS=&gt;('D', 3)(Card drawn: 1)','7: ENGAGE-DRAWING CARDS=&gt;('H', 12)(Card drawn: 2)','7: ENGAGE-CRISIS RISING','7: ENGAGE-DRAWING MONEY=&gt;2(Money drawn)','7: ENGAGE-DRAWING CARDS=&gt;('C', 11)(Card drawn: 1)','7: ENGAGE-DRAWING CARDS=&gt;('H', 4)(Card drawn: 2)','7: ACTIVATE-ATTEMPTING PROJECTS=&gt;(('C', 3), 'C', 1, "Improved fix 'Fossil Fuel Dependency' (INDUSTRIAL)")(Skill for project)','7: ACTIVATE-ATTEMPTING PROJECTS=&gt;1(Consultant fees)','7: ACTIVATE-ATTEMPTING PROJECTS=&gt;4(Dice roll 2D6: skill check)','7: ACTIVATE-ATTEMPTING PROJECTS=&gt;None(Skill for project)','7: ACTIVATE-DOING RESEARCH=&gt;None(Start researching)','7: ACTIVATE-ATTEMPTING PROJECTS=&gt;(('S', 7), 'S', 1, "Improved fix 'Fossil Fuel Dependency' (INDUSTRIAL)")(Skill for project)','7: ACTIVATE-ATTEMPTING PROJECTS=&gt;3(Consultant fees)','7: ACTIVATE-ATTEMPTING PROJECTS=&gt;7(Dice roll 2D6: skill check)','7: ACTIVATE-ATTEMPTING PROJECTS=&gt;(('S', 11), 'S', 0, "Improved fix 'Fossil Fuel Dependency' (INDUSTRIAL)")(Skill for project)','7: ACTIVATE-ATTEMPTING PROJECTS=&gt;10(Dice roll 2D6: skill check)','7: ACTIVATE-DOING RESEARCH=&gt;None(Start researching)','7: ACTIVATE-ATTEMPTING PROJECTS=&gt;(('H', 12), 'H', 3, "Base fix 'Systemic Corruption' (LIVING STANDARDS) triggers crisis")(Skill for project)','7: ACTIVATE-ATTEMPTING PROJECTS=&gt;0(Consultant fees)','7: ACTIVATE-ATTEMPTING PROJECTS=&gt;2(Dice roll 2D6: skill check)','7: ACTIVATE-ATTEMPTING PROJECTS=&gt;None(Skill for project)','7: ACTIVATE-DOING RESEARCH=&gt;None(Start researching)','7: ACTIVATE-ATTEMPTING PROJECTS=&gt;(('H', 4), 'H', 2, "Base fix 'Systemic Corruption' (LIVING STANDARDS) triggers crisis")(Skill for project)','7: ACTIVATE-ATTEMPTING PROJECTS=&gt;0(Consultant fees)','7: ACTIVATE-ATTEMPTING PROJECTS=&gt;10(Dice roll 2D6: skill check)','7: ACTIVATE-ATTEMPTING PROJECTS=&gt;(('C', 11), 'C', 1, "Improved fix 'Air &amp; Ozone Degradation' (ENVIRONMENTAL)")(Skill for project)','7: ACTIVATE-ATTEMPTING PROJECTS=&gt;0(Consultant fees)','7: ACTIVATE-ATTEMPTING PROJECTS=&gt;6(Dice roll 2D6: skill check)','7: ACTIVATE-ATTEMPTING PROJECTS=&gt;(('H', 10), 'H', 0, "Base fix 'Systemic Corruption' (LIVING STANDARDS) triggers crisis")(Skill for project)','7: ACTIVATE-ATTEMPTING PROJECTS=&gt;1(Consultant fees)','7: ACTIVATE-ATTEMPTING PROJECTS=&gt;5(Dice roll 2D6: skill check)','7: ACTIVATE-DOING RESEARCH=&gt;None(Start researching)','8: END-CRISIS ROLLING=&gt;SOCIAL(Crisis chip: full category)','8: END-CRISIS ROLLING=&gt;CLASS(Crisis chip: full category)','8: END-CRISIS ROLLING=&gt;5(Dice roll 1D6: crisis cat)','8: END-CRISIS ROLLING=&gt;ENVIRONMENTAL(Category for crisis)','8: END-CRISIS ROLLING=&gt;5(Dice roll 1D6: node in ENVIRONMENTAL)','8: END-CRISIS ROLLING=&gt;Ocean Degradation(Problem for crisis)','8: END-CRISIS ROLLING=&gt;4(Dice roll 2D6: crisis roll for Ocean Degradation)','8: END-CRISIS ROLLING=&gt;4(Crisis roll for node "Ocean Degradation")','8: END-CRISIS ROLLING=&gt;Sprawl(Now in crisis (cascaded from: Ocean Degradation))','8: END-CRISIS ROLLING=&gt;6(Dice roll 1D6: crisis cat)','8: END-CRISIS ROLLING=&gt;LIVING STANDARDS(Category for crisis)','8: END-CRISIS ROLLING=&gt;2(Dice roll 1D6: node in LIVING STANDARDS)','8: END-CRISIS ROLLING=&gt;Low Labour Standards(Problem for crisis)','8: END-CRISIS ROLLING=&gt;6(Dice roll 2D6: crisis roll for Low Labour Standards)','8: END-CRISIS ROLLING=&gt;6(Crisis roll for node "Low Labour Standards")','8: END-CRISIS ROLLING=&gt;Low Labour Standards(Now in crisis)','8: ENGAGE-DRAWING MONEY=&gt;2(Money drawn)','8: ENGAGE-DRAWING CARDS=&gt;('S', 6)(Card drawn: 1)','8: ENGAGE-DRAWING CARDS=&gt;('C', 6)(Card drawn: 2)','8: ENGAGE-CRISIS RISING','8: ENGAGE-DRAWING MONEY=&gt;2(Money drawn)','8: ENGAGE-DRAWING CARDS=&gt;('C', 5)(Card drawn: 1)','8: ENGAGE-DRAWING CARDS=&gt;('C', 1)(Card drawn: 2)','8: ENGAGE-DRAWING MONEY=&gt;2(Money drawn)','8: ENGAGE-DRAWING CARDS=&gt;('S', 11)(Card drawn: 1)','8: ENGAGE-DRAWING CARDS=&gt;('D', 12)(Card drawn: 2)','8: ENGAGE-CRISIS RISING','8: ENGAGE-DRAWING MONEY=&gt;2(Money drawn)','8: ENGAGE-DRAWING CARDS=&gt;('C', 3)(Card drawn: 1)','8: ENGAGE-DRAWING CARDS=&gt;('H', 4)(Card drawn: 2)','8: ACTIVATE-ATTEMPTING PROJECTS=&gt;None(Skill for project)','8: ACTIVATE-DOING RESEARCH=&gt;None(Start researching)','8: ACTIVATE-ATTEMPTING PROJECTS=&gt;(('C', 1), 'C', 1, "Improved fix 'Air &amp; Ozone Degradation' (ENVIRONMENTAL)")(Skill for project)','8: ACTIVATE-ATTEMPTING PROJECTS=&gt;1(Consultant fees)','8: ACTIVATE-ATTEMPTING PROJECTS=&gt;9(Dice roll 2D6: skill check)','8: ACTIVATE-ATTEMPTING PROJECTS=&gt;None(Skill for project)','8: ACTIVATE-DOING RESEARCH=&gt;None(Start researching)','8: ACTIVATE-ATTEMPTING PROJECTS=&gt;(('S', 11), 'S', 3, "Improved fix 'Fossil Fuel Dependency' (INDUSTRIAL)")(Skill for project)','8: ACTIVATE-ATTEMPTING PROJECTS=&gt;1(Consultant fees)','8: ACTIVATE-ATTEMPTING PROJECTS=&gt;6(Dice roll 2D6: skill check)','8: ACTIVATE-ATTEMPTING PROJECTS=&gt;(('D', 8), 'D', 1, "Improved fix 'Air &amp; Ozone Degradation' (ENVIRONMENTAL)")(Skill for project)','8: ACTIVATE-ATTEMPTING PROJECTS=&gt;2(Consultant fees)','8: ACTIVATE-ATTEMPTING PROJECTS=&gt;5(Dice roll 2D6: skill check)','8: ACTIVATE-ATTEMPTING PROJECTS=&gt;None(Skill for project)','8: ACTIVATE-DOING RESEARCH=&gt;None(Start researching)','8: ACTIVATE-ATTEMPTING PROJECTS=&gt;None(Skill for project)','8: ACTIVATE-DOING RESEARCH=&gt;None(Start researching)','8: END-FINALIZING=&gt;Base fix 'Systemic Corruption' (LIVING STANDARDS) triggers crisis(Project abandoned)','8: END-CRISIS ROLLING=&gt;INDUSTRIAL(Crisis chip: full category)','8: END-CRISIS ROLLING=&gt;SOCIAL(Crisis chip: full category)','8: END-CRISIS ROLLING=&gt;CLASS(Crisis chip: full category)','8: END-CRISIS ROLLING=&gt;4(Dice roll 1D6: crisis cat)','8: END-CRISIS ROLLING=&gt;CLASS(Category for crisis)','8: END-CRISIS ROLLING=&gt;CLASS(Crisis chip: full category)','8: END-CRISIS ROLLING=&gt;3(Dice roll 1D6: crisis cat)','8: END-CRISIS ROLLING=&gt;SOCIAL(Category for crisis)','8: END-CRISIS ROLLING=&gt;SOCIAL(Crisis chip: full category)','8: END-CRISIS ROLLING=&gt;5(Dice roll 1D6: crisis cat)','8: END-CRISIS ROLLING=&gt;ENVIRONMENTAL(Category for crisis)','8: END-CRISIS ROLLING=&gt;4(Dice roll 1D6: node in ENVIRONMENTAL)','8: END-CRISIS ROLLING=&gt;Air &amp; Ozone Degradation(Problem for crisis)','8: END-CRISIS ROLLING=&gt;10(Dice roll 2D6: crisis roll for Air &amp; Ozone Degradation)','8: END-CRISIS ROLLING=&gt;10(Crisis roll for node "Air &amp; Ozone Degradation")','8: END-CRISIS ROLLING=&gt;6(Dice roll 2D6: crisis roll for Air &amp; Ozone Degradation)','8: END-CRISIS ROLLING=&gt;6(Crisis roll for node "Air &amp; Ozone Degradation")','8: END-CRISIS ROLLING=&gt;Land Conversion(Now in crisis (cascaded from: Air &amp; Ozone Degradation))','9: ENGAGE-DRAWING MONEY=&gt;2(Money drawn)','9: ENGAGE-DRAWING CARDS=&gt;('H', 10)(Card drawn: 1)','9: ENGAGE-DRAWING CARDS=&gt;('S', 14)(Card drawn: 2)','9: ENGAGE-CRISIS RISING','9: ENGAGE-DRAWING MONEY=&gt;2(Money drawn)','9: ENGAGE-DRAWING CARDS=&gt;('H', 9)(Card drawn: 1)','9: ENGAGE-DRAWING CARDS=&gt;('S', 12)(Card drawn: 2)','9: ENGAGE-DRAWING MONEY=&gt;2(Money drawn)','9: ENGAGE-DRAWING CARDS=&gt;('S', 2)(Card drawn: 1)','9: ENGAGE-DRAWING CARDS=&gt;('H', 13)(Card drawn: 2)','9: ENGAGE-CRISIS RISING','9: ENGAGE-DRAWING MONEY=&gt;2(Money drawn)','9: ENGAGE-DRAWING CARDS=&gt;('S', 3)(Card drawn: 1)','9: ENGAGE-DRAWING CARDS=&gt;('H', 7)(Card drawn: 2)','9: ACTIVATE-ATTEMPTING PROJECTS=&gt;(('S', 14), 'S', 4, "Improved fix 'Fossil Fuel Dependency' (INDUSTRIAL)")(Skill for project)','9: ACTIVATE-ATTEMPTING PROJECTS=&gt;None(Skill for project)','9: ACTIVATE-DOING RESEARCH=&gt;None(Start researching)','9: ACTIVATE-ATTEMPTING PROJECTS=&gt;(('S', 12), 'S', 2, "Improved fix 'Fossil Fuel Dependency' (INDUSTRIAL)")(Skill for project)','9: ACTIVATE-ATTEMPTING PROJECTS=&gt;0(Consultant fees)','9: ACTIVATE-ATTEMPTING PROJECTS=&gt;9(Dice roll 2D6: skill check)','9: ACTIVATE-ATTEMPTING PROJECTS=&gt;(('C', 5), 'C', 0, "Improved fix 'Fossil Fuel Dependency' (INDUSTRIAL)")(Skill for project)','9: ACTIVATE-ATTEMPTING PROJECTS=&gt;3(Consultant fees)','9: ACTIVATE-ATTEMPTING PROJECTS=&gt;3(Dice roll 2D6: skill check)','9: ACTIVATE-DOING RESEARCH=&gt;None(Start researching)','9: ACTIVATE-ATTEMPTING PROJECTS=&gt;None(Start project: type)','9: ACTIVATE-ATTEMPTING PROJECTS=&gt;None(Skill for project)','9: ACTIVATE-DOING RESEARCH=&gt;None(Start researching)','9: ACTIVATE-ATTEMPTING PROJECTS=&gt;None(Skill for project)','9: ACTIVATE-DOING RESEARCH=&gt;None(Start researching)','9: END-FINALIZING=&gt;Improved fix 'Air &amp; Ozone Degradation' (ENVIRONMENTAL)(Project abandoned)','9: END-FINALIZING=&gt;Improved fix 'Fossil Fuel Dependency' (INDUSTRIAL)(Project overskilled for "('S', 14)")','9: END-CRISIS ROLLING=&gt;INDUSTRIAL(Crisis chip: full category)','9: END-CRISIS ROLLING=&gt;SOCIAL(Crisis chip: full category)','9: END-CRISIS ROLLING=&gt;CLASS(Crisis chip: full category)','9: END-CRISIS ROLLING=&gt;ENVIRONMENTAL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6(Dice roll 1D6: node in ECONOMIC)','9: END-CRISIS ROLLING=&gt;3(Dice roll 1D6: node in ECONOMIC)','9: END-CRISIS ROLLING=&gt;Inefficiency(Crisis chip: overwhelmed problem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2(Dice roll 1D6: node in LIVING STANDARDS)','9: END-CRISIS ROLLING=&gt;Low Labour Standards(Problem for crisis)','9: END-CRISIS ROLLING=&gt;6(Dice roll 2D6: crisis roll for Low Labour Standards)','9: END-CRISIS ROLLING=&gt;6(Crisis roll for node "Low Labour Standards")','9: END-CRISIS ROLLING=&gt;Discrimination(Now in crisis (cascaded from: Low Labour Standards))','9: END-CRISIS ROLLING=&gt;Economic Inequality(Now in crisis (cascaded from: Low Labour Standards)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ENVIRONMENTAL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1(Dice roll 1D6: node in ECONOMIC)','9: END-CRISIS ROLLING=&gt;Monopoly(Problem for crisis)','9: END-CRISIS ROLLING=&gt;2(Dice roll 2D6: crisis roll for Monopoly)','9: END-CRISIS ROLLING=&gt;2(Crisis roll for node "Monopoly")','9: END-CRISIS ROLLING=&gt;Inflation(Now in crisis (cascaded from: Monopoly)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Tru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9, 11, 11, 15, 16, 18, 19, 21, 24, 25, 27]}</text:p>
          </table:table-cell>
          <table:table-cell table:style-name="Gnumeric-default" office:value-type="string">
            <text:p>{'abandoned-project': [[], [], [], [], [], [], [], [], [], [True, True], [], [], [], [], [], [], [], [], [], [], [], [], [], [], [], [], [], [], [], [], [], [], [], [], [], [True, True, True, True], [], [], [], [], [], [], [], [], [], [], [], [], [True], [], [], [], [], [], [], [], [], [], [], [], [], [], [], [], [], [], [], [], [], [], [], [], [], [], [], [], [], [], [], [], [], [], [], [], [], [], [], [], [], [], [], [], [], [], [], [], [True, True], [], [], [], [], [], [], [], [], [True, True], [], [], [], [], [], [], [], [], [], [], [], [], [], [], [], [], [], [], [], [], [], [], [], [], [], [], [], [], [], [], [], [], [], [], [], [], [], [], [True, True]]}</text:p>
          </table:table-cell>
          <table:table-cell table:style-name="Gnumeric-default" office:value-type="string">
            <text:p>['0: ENGAGE-DRAWING MONEY=&gt;3(Money drawn)','0: ENGAGE-DRAWING CARDS=&gt;('S', 13)(Card drawn: 1)','0: ENGAGE-DRAWING CARDS=&gt;('C', 1)(Card drawn: 2)','0: ENGAGE-CRISIS RISING','0: ENGAGE-DRAWING MONEY=&gt;3(Money drawn)','0: ENGAGE-DRAWING CARDS=&gt;('D', 5)(Card drawn: 1)','0: ENGAGE-DRAWING CARDS=&gt;('D', 6)(Card drawn: 2)','0: ENGAGE-DRAWING MONEY=&gt;3(Money drawn)','0: ENGAGE-DRAWING CARDS=&gt;('S', 6)(Card drawn: 1)','0: ENGAGE-DRAWING CARDS=&gt;('D', 2)(Card drawn: 2)','0: ENGAGE-CRISIS RISING','0: ENGAGE-DRAWING MONEY=&gt;3(Money drawn)','0: ENGAGE-DRAWING CARDS=&gt;('D', 10)(Card drawn: 1)','0: ENGAGE-DRAWING CARDS=&gt;('C', 11)(Card drawn: 2)','0: ACTIVATE-ATTEMPTING PROJECTS=&gt;Base(Start project: type)','0: ACTIVATE-ATTEMPTING PROJECTS=&gt;ENVIRONMENTAL(Start project: fix category)','0: ACTIVATE-ATTEMPTING PROJECTS=&gt;Nitrogen &amp; Phosphorous Loading(Start project: fix problem)','0: ACTIVATE-ATTEMPTING PROJECTS=&gt;Base fix 'Nitrogen &amp; Phosphorous Loading' (ENVIRONMENTAL) triggers crisis(Project started)','0: ACTIVATE-ATTEMPTING PROJECTS=&gt;None(Skill for project)','0: ACTIVATE-DOING RESEARCH=&gt;None(Start researching)','0: ACTIVATE-ATTEMPTING PROJECTS=&gt;Base(Start project: type)','0: ACTIVATE-ATTEMPTING PROJECTS=&gt;INDUSTRIAL(Start project: fix category)','0: ACTIVATE-ATTEMPTING PROJECTS=&gt;Fossil Fuel Dependency(Start project: fix problem)','0: ACTIVATE-ATTEMPTING PROJECTS=&gt;Base fix 'Fossil Fuel Dependency' (INDUSTRIAL) triggers crisis(Project started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ECONOMIC(Start project: fix category)','0: ACTIVATE-ATTEMPTING PROJECTS=&gt;Monopoly(Start project: fix problem)','0: ACTIVATE-ATTEMPTING PROJECTS=&gt;Improved fix 'Monopoly' (ECONOMIC)(Project started)','0: ACTIVATE-ATTEMPTING PROJECTS=&gt;(('D', 10), 'D', 0, "Improved fix 'Monopoly' (ECONOMIC)")(Skill for project)','0: ACTIVATE-ATTEMPTING PROJECTS=&gt;0(Consultant fees)','0: ACTIVATE-ATTEMPTING PROJECTS=&gt;8(Dice roll 2D6: skill check)','0: ACTIVATE-DOING RESEARCH=&gt;None(Start researching)','0: END-FINALIZING=&gt;Base fix 'Nitrogen &amp; Phosphorous Loading' (ENVIRONMENTAL) triggers crisis(Project abandoned)','0: END-FINALIZING=&gt;Base fix 'Fossil Fuel Dependency' (INDUSTRIAL) triggers crisis(Project abandoned)','0: END-CRISIS ROLLING=&gt;5(Dice roll 1D6: crisis cat)','0: END-CRISIS ROLLING=&gt;ENVIRONMENTAL(Category for crisis)','0: END-CRISIS ROLLING=&gt;1(Dice roll 1D6: node in ENVIRONMENTAL)','0: END-CRISIS ROLLING=&gt;Chemical Pollution(Problem for crisis)','0: END-CRISIS ROLLING=&gt;10(Dice roll 2D6: crisis roll for Chemical Pollution)','0: END-CRISIS ROLLING=&gt;10(Crisis roll for node "Chemical Pollution")','0: END-CRISIS ROLLING=&gt;9(Dice roll 2D6: crisis roll for Chemical Pollution)','0: END-CRISIS ROLLING=&gt;9(Crisis roll for node "Chemical Pollution")','0: END-CRISIS ROLLING=&gt;Chemical Pollution(Crisis averted)','1: ENGAGE-DRAWING MONEY=&gt;3(Money drawn)','1: ENGAGE-DRAWING CARDS=&gt;('S', 12)(Card drawn: 1)','1: ENGAGE-DRAWING CARDS=&gt;('D', 3)(Card drawn: 2)','1: ENGAGE-CRISIS RISING','1: ENGAGE-DRAWING MONEY=&gt;3(Money drawn)','1: ENGAGE-DRAWING CARDS=&gt;('H', 13)(Card drawn: 1)','1: ENGAGE-DRAWING CARDS=&gt;('C', 5)(Card drawn: 2)','1: ENGAGE-DRAWING MONEY=&gt;3(Money drawn)','1: ENGAGE-DRAWING CARDS=&gt;('S', 14)(Card drawn: 1)','1: ENGAGE-DRAWING CARDS=&gt;('D', 9)(Card drawn: 2)','1: ENGAGE-CRISIS RISING','1: ENGAGE-DRAWING MONEY=&gt;3(Money drawn)','1: ENGAGE-DRAWING CARDS=&gt;('D', 4)(Card drawn: 1)','1: ENGAGE-DRAWING CARDS=&gt;('C', 11)(Card drawn: 2)','1: ACTIVATE-ATTEMPTING PROJECTS=&gt;None(Start project: type)','1: ACTIVATE-ATTEMPTING PROJECTS=&gt;(('S', 13), 'S', 0, "Improved fix 'Monopoly' (ECONOMIC)")(Skill for project)','1: ACTIVATE-ATTEMPTING PROJECTS=&gt;1(Consultant fees)','1: ACTIVATE-ATTEMPTING PROJECTS=&gt;5(Dice roll 2D6: skill check)','1: ACTIVATE-ATTEMPTING PROJECTS=&gt;(('S', 12), 'S', 1, "Improved fix 'Monopoly' (ECONOMIC)")(Skill for project)','1: ACTIVATE-ATTEMPTING PROJECTS=&gt;0(Consultant fees)','1: ACTIVATE-ATTEMPTING PROJECTS=&gt;6(Dice roll 2D6: skill check)','1: ACTIVATE-ATTEMPTING PROJECTS=&gt;(('D', 3), 'D', 1, "Improved fix 'Monopoly' (ECONOMIC)")(Skill for project)','1: ACTIVATE-ATTEMPTING PROJECTS=&gt;3(Consultant fees)','1: ACTIVATE-ATTEMPTING PROJECTS=&gt;4(Dice roll 2D6: skill check)','1: ACTIVATE-DOING RESEARCH=&gt;None(Start researching)','1: ACTIVATE-ATTEMPTING PROJECTS=&gt;Remove-Tradeoff(Start project: type)','1: ACTIVATE-ATTEMPTING PROJECTS=&gt;SOCIAL(Start project: fix category)','1: ACTIVATE-ATTEMPTING PROJECTS=&gt;Social Inequity(Start project: fix problem)','1: ACTIVATE-ATTEMPTING PROJECTS=&gt;Improved fix 'Social Inequity' (SOCIAL)(Project started)','1: ACTIVATE-ATTEMPTING PROJECTS=&gt;(('D', 5), 'D', 0, "Improved fix 'Social Inequity' (SOCIAL)")(Skill for project)','1: ACTIVATE-ATTEMPTING PROJECTS=&gt;2(Consultant fees)','1: ACTIVATE-ATTEMPTING PROJECTS=&gt;5(Dice roll 2D6: skill check)','1: ACTIVATE-ATTEMPTING PROJECTS=&gt;(('D', 6), 'D', 0, "Improved fix 'Monopoly' (ECONOMIC)")(Skill for project)','1: ACTIVATE-ATTEMPTING PROJECTS=&gt;4(Consultant fees)','1: ACTIVATE-ATTEMPTING PROJECTS=&gt;3(Dice roll 2D6: skill check)','1: ACTIVATE-ATTEMPTING PROJECTS=&gt;None(Skill for project)','1: ACTIVATE-DOING RESEARCH=&gt;None(Start researching)','1: ACTIVATE-ATTEMPTING PROJECTS=&gt;None(Start project: type)','1: ACTIVATE-ATTEMPTING PROJECTS=&gt;(('D', 2), 'D', 1, "Improved fix 'Monopoly' (ECONOMIC)")(Skill for project)','1: ACTIVATE-ATTEMPTING PROJECTS=&gt;3(Consultant fees)','1: ACTIVATE-ATTEMPTING PROJECTS=&gt;12(Dice roll 2D6: skill check)','1: ACTIVATE-ATTEMPTING PROJECTS=&gt;1(Added a crisis chip)','1: ACTIVATE-ATTEMPTING PROJECTS=&gt;(('S', 14), 'S', 1, "Improved fix 'Monopoly' (ECONOMIC)")(Skill for project)','1: ACTIVATE-ATTEMPTING PROJECTS=&gt;(('S', 6), 'S', 0, "Improved fix 'Monopoly' (ECONOMIC)")(Skill for project)','1: ACTIVATE-ATTEMPTING PROJECTS=&gt;1(Consultant fees)','1: ACTIVATE-ATTEMPTING PROJECTS=&gt;4(Dice roll 2D6: skill check)','1: ACTIVATE-ATTEMPTING PROJECTS=&gt;None(Skill for project)','1: ACTIVATE-DOING RESEARCH=&gt;None(Start researching)','1: ACTIVATE-ATTEMPTING PROJECTS=&gt;(('D', 4), 'D', 1, "Improved fix 'Monopoly' (ECONOMIC)")(Skill for project)','1: ACTIVATE-ATTEMPTING PROJECTS=&gt;1(Consultant fees)','1: ACTIVATE-ATTEMPTING PROJECTS=&gt;7(Dice roll 2D6: skill check)','1: ACTIVATE-DOING RESEARCH=&gt;None(Start researching)','1: END-FINALIZING=&gt;Improved fix 'Monopoly' (ECONOMIC)(Project overskilled for "('S', 14)")','1: END-CRISIS ROLLING=&gt;4(Dice roll 1D6: crisis cat)','1: END-CRISIS ROLLING=&gt;CLASS(Category for crisis)','1: END-CRISIS ROLLING=&gt;5(Dice roll 1D6: node in CLASS)','1: END-CRISIS ROLLING=&gt;6(Dice roll 1D6: node in CLASS)','1: END-CRISIS ROLLING=&gt;4(Dice roll 1D6: node in CLASS)','1: END-CRISIS ROLLING=&gt;Food Shortage(Problem for crisis)','1: END-CRISIS ROLLING=&gt;7(Dice roll 2D6: crisis roll for Food Shortage)','1: END-CRISIS ROLLING=&gt;7(Crisis roll for node "Food Shortage")','1: END-CRISIS ROLLING=&gt;Food Shortage(Now in crisis)','1: END-CRISIS ROLLING=&gt;1(Dice roll 1D6: crisis cat)','1: END-CRISIS ROLLING=&gt;INDUSTRIAL(Category for crisis)','1: END-CRISIS ROLLING=&gt;4(Dice roll 1D6: node in INDUSTRIAL)','1: END-CRISIS ROLLING=&gt;3(Dice roll 1D6: node in INDUSTRIAL)','1: END-CRISIS ROLLING=&gt;Sprawl(Problem for crisis)','1: END-CRISIS ROLLING=&gt;8(Dice roll 2D6: crisis roll for Sprawl)','1: END-CRISIS ROLLING=&gt;8(Crisis roll for node "Sprawl")','1: END-CRISIS ROLLING=&gt;Sprawl(Now in crisis)','1: END-CRISIS ROLLING=&gt;4(Dice roll 1D6: crisis cat)','1: END-CRISIS ROLLING=&gt;CLASS(Category for crisis)','1: END-CRISIS ROLLING=&gt;2(Dice roll 1D6: node in CLASS)','1: END-CRISIS ROLLING=&gt;Affordable Housing(Problem for crisis)','1: END-CRISIS ROLLING=&gt;9(Dice roll 2D6: crisis roll for Affordable Housing)','1: END-CRISIS ROLLING=&gt;9(Crisis roll for node "Affordable Housing")','1: END-CRISIS ROLLING=&gt;Affordable Housing(Crisis averted)','2: ENGAGE-DRAWING MONEY=&gt;3(Money drawn)','2: ENGAGE-DRAWING CARDS=&gt;('D', 5)(Card drawn: 1)','2: ENGAGE-DRAWING CARDS=&gt;('C', 12)(Card drawn: 2)','2: ENGAGE-CRISIS RISING','2: ENGAGE-DRAWING MONEY=&gt;3(Money drawn)','2: ENGAGE-DRAWING CARDS=&gt;('D', 13)(Card drawn: 1)','2: ENGAGE-DRAWING CARDS=&gt;('C', 8)(Card drawn: 2)','2: ENGAGE-DRAWING MONEY=&gt;3(Money drawn)','2: ENGAGE-DRAWING CARDS=&gt;('D', 3)(Card drawn: 1)','2: ENGAGE-DRAWING CARDS=&gt;('H', 6)(Card drawn: 2)','2: ENGAGE-CRISIS RISING','2: ENGAGE-DRAWING MONEY=&gt;3(Money drawn)','2: ENGAGE-DRAWING CARDS=&gt;('C', 3)(Card drawn: 1)','2: ENGAGE-DRAWING CARDS=&gt;('C', 7)(Card drawn: 2)','2: ACTIVATE-ATTEMPTING PROJECTS=&gt;Base(Start project: type)','2: ACTIVATE-ATTEMPTING PROJECTS=&gt;CLASS(Start project: fix category)','2: ACTIVATE-ATTEMPTING PROJECTS=&gt;Food Shortage(Start project: fix problem)','2: ACTIVATE-ATTEMPTING PROJECTS=&gt;Base fix 'Food Shortage' (CLASS) triggers crisis(Project started)','2: ACTIVATE-ATTEMPTING PROJECTS=&gt;None(Skill for project)','2: ACTIVATE-DOING RESEARCH=&gt;None(Start researching)','2: ACTIVATE-ATTEMPTING PROJECTS=&gt;None(Skill for project)','2: ACTIVATE-DOING RESEARCH=&gt;None(Start researching)','2: ACTIVATE-ATTEMPTING PROJECTS=&gt;Base(Start project: type)','2: ACTIVATE-ATTEMPTING PROJECTS=&gt;SOCIAL(Start project: fix category)','2: ACTIVATE-ATTEMPTING PROJECTS=&gt;Social Inequity(Start project: fix problem)','2: ACTIVATE-ATTEMPTING PROJECTS=&gt;Base fix 'Social Inequity' (SOCIAL) triggers crisis(Project started)','2: ACTIVATE-ATTEMPTING PROJECTS=&gt;None(Skill for project)','2: ACTIVATE-DOING RESEARCH=&gt;None(Start researching)','2: ACTIVATE-DOING RESEARCH=&gt;None(Start researching)','2: END-FINALIZING=&gt;Improved fix 'Monopoly' (ECONOMIC)(Project abandoned)','2: END-FINALIZING=&gt;Improved fix 'Social Inequity' (SOCIAL)(Project abandoned)','2: END-FINALIZING=&gt;Base fix 'Food Shortage' (CLASS) triggers crisis(Project abandoned)','2: END-FINALIZING=&gt;Base fix 'Social Inequity' (SOCIAL) triggers crisis(Project abandoned)','2: END-CRISIS ROLLING=&gt;INDUSTRIAL(Crisis chip: full category)','2: END-CRISIS ROLLING=&gt;5(Dice roll 1D6: crisis cat)','2: END-CRISIS ROLLING=&gt;ENVIRONMENTAL(Category for crisis)','2: END-CRISIS ROLLING=&gt;4(Dice roll 1D6: node in ENVIRONMENTAL)','2: END-CRISIS ROLLING=&gt;Air &amp; Ozone Degradation(Problem for crisis)','2: END-CRISIS ROLLING=&gt;10(Dice roll 2D6: crisis roll for Air &amp; Ozone Degradation)','2: END-CRISIS ROLLING=&gt;10(Crisis roll for node "Air &amp; Ozone Degradation")','2: END-CRISIS ROLLING=&gt;10(Dice roll 2D6: crisis roll for Air &amp; Ozone Degradation)','2: END-CRISIS ROLLING=&gt;10(Crisis roll for node "Air &amp; Ozone Degradation")','2: END-CRISIS ROLLING=&gt;Air &amp; Ozone Degradation(Crisis averted)','3: ENGAGE-DRAWING MONEY=&gt;3(Money drawn)','3: ENGAGE-DRAWING CARDS=&gt;('D', 7)(Card drawn: 1)','3: ENGAGE-DRAWING CARDS=&gt;('C', 1)(Card drawn: 2)','3: ENGAGE-CRISIS RISING','3: ENGAGE-DRAWING MONEY=&gt;3(Money drawn)','3: ENGAGE-DRAWING CARDS=&gt;('C', 14)(Card drawn: 1)','3: ENGAGE-DRAWING CARDS=&gt;('C', 2)(Card drawn: 2)','3: ENGAGE-DRAWING MONEY=&gt;3(Money drawn)','3: ENGAGE-DRAWING CARDS=&gt;('H', 4)(Card drawn: 1)','3: ENGAGE-DRAWING CARDS=&gt;('D', 8)(Card drawn: 2)','3: ENGAGE-CRISIS RISING','3: ENGAGE-DRAWING MONEY=&gt;3(Money drawn)','3: ENGAGE-DRAWING CARDS=&gt;('D', 10)(Card drawn: 1)','3: ENGAGE-DRAWING CARDS=&gt;('C', 9)(Card drawn: 2)','3: ACTIVATE-ATTEMPTING PROJECTS=&gt;Base(Start project: type)','3: ACTIVATE-ATTEMPTING PROJECTS=&gt;ENVIRONMENTAL(Start project: fix category)','3: ACTIVATE-ATTEMPTING PROJECTS=&gt;Chemical Pollution(Start project: fix problem)','3: ACTIVATE-ATTEMPTING PROJECTS=&gt;Base fix 'Chemical Pollution' (ENVIRONMENTAL) triggers crisis(Project started)','3: ACTIVATE-ATTEMPTING PROJECTS=&gt;(('C', 12), 'C', 2, "Base fix 'Chemical Pollution' (ENVIRONMENTAL) triggers crisis")(Skill for project)','3: ACTIVATE-ATTEMPTING PROJECTS=&gt;1(Consultant fees)','3: ACTIVATE-ATTEMPTING PROJECTS=&gt;7(Dice roll 2D6: skill check)','3: ACTIVATE-ATTEMPTING PROJECTS=&gt;(('D', 7), 'D', 2, "Base fix 'Chemical Pollution' (ENVIRONMENTAL) triggers crisis")(Skill for project)','3: ACTIVATE-ATTEMPTING PROJECTS=&gt;2(Consultant fees)','3: ACTIVATE-ATTEMPTING PROJECTS=&gt;6(Dice roll 2D6: skill check)','3: ACTIVATE-ATTEMPTING PROJECTS=&gt;None(Skill for project)','3: ACTIVATE-DOING RESEARCH=&gt;None(Start researching)','3: ACTIVATE-ATTEMPTING PROJECTS=&gt;Remove-Tradeoff(Start project: type)','3: ACTIVATE-ATTEMPTING PROJECTS=&gt;ECONOMIC(Start project: fix category)','3: ACTIVATE-ATTEMPTING PROJECTS=&gt;Inflation(Start project: fix problem)','3: ACTIVATE-ATTEMPTING PROJECTS=&gt;Improved fix 'Inflation' (ECONOMIC)(Project started)','3: ACTIVATE-ATTEMPTING PROJECTS=&gt;None(Skill for project)','3: ACTIVATE-DOING RESEARCH=&gt;None(Start researching)','3: ACTIVATE-ATTEMPTING PROJECTS=&gt;Remove-Tradeoff(Start project: type)','3: ACTIVATE-ATTEMPTING PROJECTS=&gt;ECONOMIC(Start project: fix category)','3: ACTIVATE-ATTEMPTING PROJECTS=&gt;Market Externalities(Start project: fix problem)','3: ACTIVATE-ATTEMPTING PROJECTS=&gt;Improved fix 'Market Externalities' (ECONOMIC)(Project started)','3: ACTIVATE-ATTEMPTING PROJECTS=&gt;(('D', 9), 'D', 0, "Improved fix 'Market Externalities' (ECONOMIC)")(Skill for project)','3: ACTIVATE-ATTEMPTING PROJECTS=&gt;1(Consultant fees)','3: ACTIVATE-ATTEMPTING PROJECTS=&gt;4(Dice roll 2D6: skill check)','3: ACTIVATE-ATTEMPTING PROJECTS=&gt;(('D', 3), 'D', 0, "Improved fix 'Market Externalities' (ECONOMIC)")(Skill for project)','3: ACTIVATE-ATTEMPTING PROJECTS=&gt;7(Consultant fees)','3: ACTIVATE-ATTEMPTING PROJECTS=&gt;11(Dice roll 2D6: skill check)','3: ACTIVATE-ATTEMPTING PROJECTS=&gt;None(Skill for project)','3: ACTIVATE-DOING RESEARCH=&gt;None(Start researching)','3: ACTIVATE-ATTEMPTING PROJECTS=&gt;Base(Start project: type)','3: ACTIVATE-ATTEMPTING PROJECTS=&gt;INDUSTRIAL(Start project: fix category)','3: ACTIVATE-ATTEMPTING PROJECTS=&gt;Unsustainable Harvesting(Start project: fix problem)','3: ACTIVATE-ATTEMPTING PROJECTS=&gt;Base fix 'Unsustainable Harvesting' (INDUSTRIAL) triggers crisis(Project started)','3: ACTIVATE-ATTEMPTING PROJECTS=&gt;(('C', 9), 'C', 5, "Base fix 'Unsustainable Harvesting' (INDUSTRIAL) triggers crisis")(Skill for project)','3: ACTIVATE-ATTEMPTING PROJECTS=&gt;0(Consultant fees)','3: ACTIVATE-ATTEMPTING PROJECTS=&gt;6(Dice roll 2D6: skill check)','3: ACTIVATE-ATTEMPTING PROJECTS=&gt;(('C', 3), 'C', 2, "Base fix 'Unsustainable Harvesting' (INDUSTRIAL) triggers crisis")(Skill for project)','3: ACTIVATE-ATTEMPTING PROJECTS=&gt;8(Consultant fees)','3: ACTIVATE-ATTEMPTING PROJECTS=&gt;9(Dice roll 2D6: skill check)','3: ACTIVATE-ATTEMPTING PROJECTS=&gt;None(Skill for project)','3: ACTIVATE-DOING RESEARCH=&gt;None(Start researching)','4: END-FINALIZING=&gt;Improved fix 'Inflation' (ECONOMIC)(Project abandoned)','4: END-CRISIS ROLLING=&gt;INDUSTRIAL(Crisis chip: full category)','4: END-CRISIS ROLLING=&gt;1(Dice roll 1D6: crisis cat)','4: END-CRISIS ROLLING=&gt;INDUSTRIAL(Category for crisis)','4: END-CRISIS ROLLING=&gt;INDUSTRIAL(Crisis chip: full category)','4: END-CRISIS ROLLING=&gt;6(Dice roll 1D6: crisis cat)','4: END-CRISIS ROLLING=&gt;LIVING STANDARDS(Category for crisis)','4: END-CRISIS ROLLING=&gt;3(Dice roll 1D6: node in LIVING STANDARDS)','4: END-CRISIS ROLLING=&gt;Systemic Corruption(Problem for crisis)','4: END-CRISIS ROLLING=&gt;10(Dice roll 2D6: crisis roll for Systemic Corruption)','4: END-CRISIS ROLLING=&gt;10(Crisis roll for node "Systemic Corruption")','4: END-CRISIS ROLLING=&gt;7(Dice roll 2D6: crisis roll for Systemic Corruption)','4: END-CRISIS ROLLING=&gt;7(Crisis roll for node "Systemic Corruption")','4: END-CRISIS ROLLING=&gt;Economic Inequality(Now in crisis (cascaded from: Systemic Corruption))','4: END-CRISIS ROLLING=&gt;Inefficiency(Now in crisis (cascaded from: Systemic Corruption))','4: END-CRISIS ROLLING=&gt;Inflation(Now in crisis (cascaded from: Systemic Corruption))','4: END-CRISIS ROLLING=&gt;Peace &amp; Justice(Now in crisis (cascaded from: Systemic Corruption))','4: ENGAGE-DRAWING MONEY=&gt;1(Money drawn)','4: ENGAGE-DRAWING CARDS=&gt;('H', 1)(Card drawn: 1)','4: ENGAGE-DRAWING CARDS=&gt;('C', 12)(Card drawn: 2)','4: ENGAGE-CRISIS RISING','4: ENGAGE-DRAWING MONEY=&gt;1(Money drawn)','4: ENGAGE-DRAWING CARDS=&gt;('D', 8)(Card drawn: 1)','4: ENGAGE-DRAWING CARDS=&gt;('D', 6)(Card drawn: 2)','4: ENGAGE-DRAWING MONEY=&gt;1(Money drawn)','4: ENGAGE-DRAWING CARDS=&gt;('S', 5)(Card drawn: 1)','4: ENGAGE-DRAWING CARDS=&gt;('H', 9)(Card drawn: 2)','4: ENGAGE-CRISIS RISING','4: ENGAGE-DRAWING MONEY=&gt;1(Money drawn)','4: ENGAGE-DRAWING CARDS=&gt;('H', 14)(Card drawn: 1)','4: ENGAGE-DRAWING CARDS=&gt;('H', 7)(Card drawn: 2)','4: ACTIVATE-ATTEMPTING PROJECTS=&gt;(('D', 5), 'D', 1, "Improved fix 'Market Externalities' (ECONOMIC)")(Skill for project)','4: ACTIVATE-ATTEMPTING PROJECTS=&gt;4(Consultant fees)','4: ACTIVATE-ATTEMPTING PROJECTS=&gt;10(Dice roll 2D6: skill check)','4: ACTIVATE-ATTEMPTING PROJECTS=&gt;(('C', 1), 'C', 0, "Base fix 'Unsustainable Harvesting' (INDUSTRIAL) triggers crisis")(Skill for project)','4: ACTIVATE-ATTEMPTING PROJECTS=&gt;1(Consultant fees)','4: ACTIVATE-ATTEMPTING PROJECTS=&gt;10(Dice roll 2D6: skill check)','4: ACTIVATE-ATTEMPTING PROJECTS=&gt;(('C', 12), 'C', 2, "Base fix 'Unsustainable Harvesting' (INDUSTRIAL) triggers crisis")(Skill for project)','4: ACTIVATE-ATTEMPTING PROJECTS=&gt;0(Consultant fees)','4: ACTIVATE-ATTEMPTING PROJECTS=&gt;10(Dice roll 2D6: skill check)','4: ACTIVATE-ATTEMPTING PROJECTS=&gt;(('C', 1), 'C', 0, "Base fix 'Chemical Pollution' (ENVIRONMENTAL) triggers crisis")(Skill for project)','4: ACTIVATE-ATTEMPTING PROJECTS=&gt;0(Consultant fees)','4: ACTIVATE-ATTEMPTING PROJECTS=&gt;6(Dice roll 2D6: skill check)','4: ACTIVATE-DOING RESEARCH=&gt;None(Start researching)','4: ACTIVATE-ATTEMPTING PROJECTS=&gt;Base(Start project: type)','4: ACTIVATE-ATTEMPTING PROJECTS=&gt;ENVIRONMENTAL(Start project: fix category)','4: ACTIVATE-ATTEMPTING PROJECTS=&gt;Biodiversity Loss(Start project: fix problem)','4: ACTIVATE-ATTEMPTING PROJECTS=&gt;Base fix 'Biodiversity Loss' (ENVIRONMENTAL) triggers crisis(Project started)','4: ACTIVATE-ATTEMPTING PROJECTS=&gt;(('C', 5), 'C', 1, "Base fix 'Unsustainable Harvesting' (INDUSTRIAL) triggers crisis")(Skill for project)','4: ACTIVATE-ATTEMPTING PROJECTS=&gt;6(Consultant fees)','4: ACTIVATE-ATTEMPTING PROJECTS=&gt;5(Dice roll 2D6: skill check)','4: ACTIVATE-ATTEMPTING PROJECTS=&gt;(('C', 14), 'C', 3, "Base fix 'Chemical Pollution' (ENVIRONMENTAL) triggers crisis")(Skill for project)','4: ACTIVATE-ATTEMPTING PROJECTS=&gt;(('C', 2), 'C', 3, "Base fix 'Biodiversity Loss' (ENVIRONMENTAL) triggers crisis")(Skill for project)','4: ACTIVATE-ATTEMPTING PROJECTS=&gt;0(Consultant fees)','4: ACTIVATE-ATTEMPTING PROJECTS=&gt;9(Dice roll 2D6: skill check)','4: ACTIVATE-ATTEMPTING PROJECTS=&gt;(('D', 8), 'D', 3, "Base fix 'Chemical Pollution' (ENVIRONMENTAL) triggers crisis")(Skill for project)','4: ACTIVATE-ATTEMPTING PROJECTS=&gt;0(Consultant fees)','4: ACTIVATE-ATTEMPTING PROJECTS=&gt;7(Dice roll 2D6: skill check)','4: ACTIVATE-ATTEMPTING PROJECTS=&gt;None(Skill for project)','4: ACTIVATE-DOING RESEARCH=&gt;None(Start researching)','4: ACTIVATE-ATTEMPTING PROJECTS=&gt;(('D', 8), 'D', 2, "Base fix 'Chemical Pollution' (ENVIRONMENTAL) triggers crisis")(Skill for project)','4: ACTIVATE-ATTEMPTING PROJECTS=&gt;0(Consultant fees)','4: ACTIVATE-ATTEMPTING PROJECTS=&gt;9(Dice roll 2D6: skill check)','4: ACTIVATE-ATTEMPTING PROJECTS=&gt;(('S', 5), 'S', 2, "Improved fix 'Market Externalities' (ECONOMIC)")(Skill for project)','4: ACTIVATE-ATTEMPTING PROJECTS=&gt;1(Consultant fees)','4: ACTIVATE-ATTEMPTING PROJECTS=&gt;5(Dice roll 2D6: skill check)','4: ACTIVATE-DOING RESEARCH=&gt;None(Start researching)','4: ACTIVATE-ATTEMPTING PROJECTS=&gt;(('C', 11), 'C', 0, "Base fix 'Unsustainable Harvesting' (INDUSTRIAL) triggers crisis")(Skill for project)','4: ACTIVATE-ATTEMPTING PROJECTS=&gt;0(Consultant fees)','4: ACTIVATE-ATTEMPTING PROJECTS=&gt;6(Dice roll 2D6: skill check)','4: ACTIVATE-ATTEMPTING PROJECTS=&gt;(('C', 11), 'C', 0, "Base fix 'Unsustainable Harvesting' (INDUSTRIAL) triggers crisis")(Skill for project)','4: ACTIVATE-ATTEMPTING PROJECTS=&gt;1(Consultant fees)','4: ACTIVATE-ATTEMPTING PROJECTS=&gt;9(Dice roll 2D6: skill check)','4: ACTIVATE-ATTEMPTING PROJECTS=&gt;None(Skill for project)','4: ACTIVATE-DOING RESEARCH=&gt;None(Start researching)','4: END-FINALIZING=&gt;Base fix 'Chemical Pollution' (ENVIRONMENTAL) triggers crisis(Project overskilled for "('C', 14)")','4: END-CRISIS ROLLING=&gt;INDUSTRIAL(Crisis chip: full category)','4: END-CRISIS ROLLING=&gt;ECONOMIC(Crisis chip: full category)','4: END-CRISIS ROLLING=&gt;4(Dice roll 1D6: crisis cat)','4: END-CRISIS ROLLING=&gt;CLASS(Category for crisis)','4: END-CRISIS ROLLING=&gt;4(Dice roll 1D6: node in CLASS)','4: END-CRISIS ROLLING=&gt;Food Shortage(Problem for crisis)','4: END-CRISIS ROLLING=&gt;4(Dice roll 2D6: crisis roll for Food Shortage)','4: END-CRISIS ROLLING=&gt;4(Crisis roll for node "Food Shortage")','4: END-CRISIS ROLLING=&gt;Healthcare(Now in crisis (cascaded from: Food Shortage))','4: END-CRISIS ROLLING=&gt;1(Dice roll 1D6: crisis cat)','4: END-CRISIS ROLLING=&gt;INDUSTRIAL(Category for crisis)','4: END-CRISIS ROLLING=&gt;INDUSTRIAL(Crisis chip: full category)','4: END-CRISIS ROLLING=&gt;1(Dice roll 1D6: crisis cat)','4: END-CRISIS ROLLING=&gt;INDUSTRIAL(Category for crisis)','4: END-CRISIS ROLLING=&gt;INDUSTRIAL(Crisis chip: full category)','4: END-CRISIS ROLLING=&gt;3(Dice roll 1D6: crisis cat)','4: END-CRISIS ROLLING=&gt;SOCIAL(Category for crisis)','4: END-CRISIS ROLLING=&gt;3(Dice roll 1D6: node in SOCIAL)','4: END-CRISIS ROLLING=&gt;Peace &amp; Justice(Problem for crisis)','4: END-CRISIS ROLLING=&gt;9(Dice roll 2D6: crisis roll for Peace &amp; Justice)','4: END-CRISIS ROLLING=&gt;9(Crisis roll for node "Peace &amp; Justice")','4: END-CRISIS ROLLING=&gt;Peace &amp; Justice(Crisis averted)','5: ENGAGE-DRAWING MONEY=&gt;1(Money drawn)','5: ENGAGE-DRAWING CARDS=&gt;('H', 9)(Card drawn: 1)','5: ENGAGE-DRAWING CARDS=&gt;('D', 7)(Card drawn: 2)','5: ENGAGE-CRISIS RISING','5: ENGAGE-DRAWING MONEY=&gt;1(Money drawn)','5: ENGAGE-DRAWING CARDS=&gt;('C', 6)(Card drawn: 1)','5: ENGAGE-DRAWING CARDS=&gt;('D', 12)(Card drawn: 2)','5: ENGAGE-DRAWING MONEY=&gt;1(Money drawn)','5: ENGAGE-DRAWING CARDS=&gt;('D', 1)(Card drawn: 1)','5: ENGAGE-DRAWING CARDS=&gt;('H', 8)(Card drawn: 2)','5: ENGAGE-CRISIS RISING','5: ENGAGE-DRAWING MONEY=&gt;1(Money drawn)','5: ENGAGE-DRAWING CARDS=&gt;('S', 6)(Card drawn: 1)','5: ENGAGE-DRAWING CARDS=&gt;('H', 10)(Card drawn: 2)','5: ACTIVATE-ATTEMPTING PROJECTS=&gt;(('D', 7), 'D', 2, "Improved fix 'Market Externalities' (ECONOMIC)")(Skill for project)','5: ACTIVATE-ATTEMPTING PROJECTS=&gt;1(Consultant fees)','5: ACTIVATE-ATTEMPTING PROJECTS=&gt;9(Dice roll 2D6: skill check)','5: ACTIVATE-DOING RESEARCH=&gt;None(Start researching)','5: ACTIVATE-ATTEMPTING PROJECTS=&gt;(('D', 12), 'D', 5, "Base fix 'Chemical Pollution' (ENVIRONMENTAL) triggers crisis")(Skill for project)','5: ACTIVATE-ATTEMPTING PROJECTS=&gt;1(Consultant fees)','5: ACTIVATE-ATTEMPTING PROJECTS=&gt;6(Dice roll 2D6: skill check)','5: ACTIVATE-ATTEMPTING PROJECTS=&gt;(('C', 6), 'C', 4, "Base fix 'Chemical Pollution' (ENVIRONMENTAL) triggers crisis")(Skill for project)','5: ACTIVATE-ATTEMPTING PROJECTS=&gt;1(Consultant fees)','5: ACTIVATE-ATTEMPTING PROJECTS=&gt;3(Dice roll 2D6: skill check)','5: ACTIVATE-ATTEMPTING PROJECTS=&gt;(('D', 6), 'D', 3, "Base fix 'Biodiversity Loss' (ENVIRONMENTAL) triggers crisis")(Skill for project)','5: ACTIVATE-ATTEMPTING PROJECTS=&gt;7(Dice roll 2D6: skill check)','5: ACTIVATE-ATTEMPTING PROJECTS=&gt;(('C', 8), 'C', 2, "Base fix 'Chemical Pollution' (ENVIRONMENTAL) triggers crisis")(Skill for project)','5: ACTIVATE-ATTEMPTING PROJECTS=&gt;6(Dice roll 2D6: skill check)','5: ACTIVATE-ATTEMPTING PROJECTS=&gt;(('D', 13), 'D', 1, "Improved fix 'Market Externalities' (ECONOMIC)")(Skill for project)','5: ACTIVATE-ATTEMPTING PROJECTS=&gt;9(Dice roll 2D6: skill check)','5: ACTIVATE-DOING RESEARCH=&gt;None(Start researching)','5: ACTIVATE-ATTEMPTING PROJECTS=&gt;None(Skill for project)','5: ACTIVATE-DOING RESEARCH=&gt;None(Start researching)','5: ACTIVATE-ATTEMPTING PROJECTS=&gt;(('S', 6), 'S', 4, "Base fix 'Unsustainable Harvesting' (INDUSTRIAL) triggers crisis")(Skill for project)','5: ACTIVATE-ATTEMPTING PROJECTS=&gt;3(Consultant fees)','5: ACTIVATE-ATTEMPTING PROJECTS=&gt;4(Dice roll 2D6: skill check)','5: ACTIVATE-ATTEMPTING PROJECTS=&gt;(('H', 14), 'C', 2, "Base fix 'Biodiversity Loss' (ENVIRONMENTAL) triggers crisis")(Skill for project)','5: ACTIVATE-ATTEMPTING PROJECTS=&gt;(('D', 10), 'D', 1, "Improved fix 'Market Externalities' (ECONOMIC)")(Skill for project)','5: ACTIVATE-ATTEMPTING PROJECTS=&gt;0(Consultant fees)','5: ACTIVATE-ATTEMPTING PROJECTS=&gt;8(Dice roll 2D6: skill check)','5: ACTIVATE-ATTEMPTING PROJECTS=&gt;None(Skill for project)','5: ACTIVATE-DOING RESEARCH=&gt;None(Start researching)','5: END-FINALIZING=&gt;Base fix 'Biodiversity Loss' (ENVIRONMENTAL) triggers crisis(Project overskilled for "('H', 14)")','5: END-CRISIS ROLLING=&gt;INDUSTRIAL(Crisis chip: full category)','5: END-CRISIS ROLLING=&gt;ECONOMIC(Crisis chip: full category)','5: END-CRISIS ROLLING=&gt;3(Dice roll 1D6: crisis cat)','5: END-CRISIS ROLLING=&gt;SOCIAL(Category for crisis)','5: END-CRISIS ROLLING=&gt;1(Dice roll 1D6: node in SOCIAL)','5: END-CRISIS ROLLING=&gt;Education(Problem for crisis)','5: END-CRISIS ROLLING=&gt;6(Dice roll 2D6: crisis roll for Education)','5: END-CRISIS ROLLING=&gt;6(Crisis roll for node "Education")','5: END-CRISIS ROLLING=&gt;Education(Now in crisis)','5: END-CRISIS ROLLING=&gt;6(Dice roll 1D6: crisis cat)','5: END-CRISIS ROLLING=&gt;LIVING STANDARDS(Category for crisis)','5: END-CRISIS ROLLING=&gt;1(Dice roll 1D6: node in LIVING STANDARDS)','5: END-CRISIS ROLLING=&gt;Discrimination(Problem for crisis)','5: END-CRISIS ROLLING=&gt;2(Dice roll 2D6: crisis roll for Discrimination)','5: END-CRISIS ROLLING=&gt;2(Crisis roll for node "Discrimination")','5: END-CRISIS ROLLING=&gt;Discrimination(Now in crisis)','6: ENGAGE-DRAWING MONEY=&gt;1(Money drawn)','6: ENGAGE-DRAWING CARDS=&gt;('D', 4)(Card drawn: 1)','6: ENGAGE-DRAWING CARDS=&gt;('D', 2)(Card drawn: 2)','6: ENGAGE-CRISIS RISING','6: ENGAGE-DRAWING MONEY=&gt;1(Money drawn)','6: ENGAGE-DRAWING CARDS=&gt;('C', 2)(Card drawn: 1)','6: ENGAGE-DRAWING CARDS=&gt;('C', 10)(Card drawn: 2)','6: ENGAGE-DRAWING MONEY=&gt;1(Money drawn)','6: ENGAGE-DRAWING CARDS=&gt;('S', 11)(Card drawn: 1)','6: ENGAGE-DRAWING CARDS=&gt;('D', 1)(Card drawn: 2)','6: ENGAGE-CRISIS RISING','6: ENGAGE-DRAWING MONEY=&gt;1(Money drawn)','6: ENGAGE-DRAWING CARDS=&gt;('C', 13)(Card drawn: 1)','6: ENGAGE-DRAWING CARDS=&gt;('C', 10)(Card drawn: 2)','6: ACTIVATE-ATTEMPTING PROJECTS=&gt;(('D', 4), 'D', 2, "Improved fix 'Market Externalities' (ECONOMIC)")(Skill for project)','6: ACTIVATE-ATTEMPTING PROJECTS=&gt;0(Consultant fees)','6: ACTIVATE-ATTEMPTING PROJECTS=&gt;10(Dice roll 2D6: skill check)','6: ACTIVATE-ATTEMPTING PROJECTS=&gt;(('D', 2), 'D', 2, "Base fix 'Chemical Pollution' (ENVIRONMENTAL) triggers crisis")(Skill for project)','6: ACTIVATE-ATTEMPTING PROJECTS=&gt;1(Consultant fees)','6: ACTIVATE-ATTEMPTING PROJECTS=&gt;8(Dice roll 2D6: skill check)','6: ACTIVATE-DOING RESEARCH=&gt;None(Start researching)','6: ACTIVATE-ATTEMPTING PROJECTS=&gt;None(Skill for project)','6: ACTIVATE-DOING RESEARCH=&gt;None(Start researching)','6: ACTIVATE-ATTEMPTING PROJECTS=&gt;(('D', 1), 'D', 6, "Base fix 'Chemical Pollution' (ENVIRONMENTAL) triggers crisis")(Skill for project)','6: ACTIVATE-ATTEMPTING PROJECTS=&gt;1(Consultant fees)','6: ACTIVATE-ATTEMPTING PROJECTS=&gt;8(Dice roll 2D6: skill check)','6: ACTIVATE-ATTEMPTING PROJECTS=&gt;(('D', 1), 'D', 3, "Base fix 'Biodiversity Loss' (ENVIRONMENTAL) triggers crisis")(Skill for project)','6: ACTIVATE-ATTEMPTING PROJECTS=&gt;0(Consultant fees)','6: ACTIVATE-ATTEMPTING PROJECTS=&gt;10(Dice roll 2D6: skill check)','6: ACTIVATE-ATTEMPTING PROJECTS=&gt;(('S', 11), 'S', 4, "Base fix 'Unsustainable Harvesting' (INDUSTRIAL) triggers crisis")(Skill for project)','6: ACTIVATE-ATTEMPTING PROJECTS=&gt;0(Consultant fees)','6: ACTIVATE-ATTEMPTING PROJECTS=&gt;7(Dice roll 2D6: skill check)','6: ACTIVATE-DOING RESEARCH=&gt;None(Start researching)','6: ACTIVATE-ATTEMPTING PROJECTS=&gt;(('C', 7), 'C', 0, "Base fix 'Chemical Pollution' (ENVIRONMENTAL) triggers crisis")(Skill for project)','6: ACTIVATE-ATTEMPTING PROJECTS=&gt;2(Consultant fees)','6: ACTIVATE-ATTEMPTING PROJECTS=&gt;2(Dice roll 2D6: skill check)','6: ACTIVATE-ATTEMPTING PROJECTS=&gt;(('C', 13), 'C', 2, "Base fix 'Unsustainable Harvesting' (INDUSTRIAL) triggers crisis")(Skill for project)','6: ACTIVATE-ATTEMPTING PROJECTS=&gt;8(Dice roll 2D6: skill check)','6: ACTIVATE-ATTEMPTING PROJECTS=&gt;(('C', 10), 'C', 2, "Base fix 'Unsustainable Harvesting' (INDUSTRIAL) triggers crisis")(Skill for project)','6: ACTIVATE-ATTEMPTING PROJECTS=&gt;8(Dice roll 2D6: skill check)','6: ACTIVATE-DOING RESEARCH=&gt;None(Start researching)','6: END-CRISIS ROLLING=&gt;INDUSTRIAL(Crisis chip: full category)','6: END-CRISIS ROLLING=&gt;ECONOMIC(Crisis chip: full category)','6: END-CRISIS ROLLING=&gt;5(Dice roll 1D6: crisis cat)','6: END-CRISIS ROLLING=&gt;ENVIRONMENTAL(Category for crisis)','6: END-CRISIS ROLLING=&gt;4(Dice roll 1D6: node in ENVIRONMENTAL)','6: END-CRISIS ROLLING=&gt;Air &amp; Ozone Degradation(Problem for crisis)','6: END-CRISIS ROLLING=&gt;10(Dice roll 2D6: crisis roll for Air &amp; Ozone Degradation)','6: END-CRISIS ROLLING=&gt;10(Crisis roll for node "Air &amp; Ozone Degradation")','6: END-CRISIS ROLLING=&gt;3(Dice roll 2D6: crisis roll for Air &amp; Ozone Degradation)','6: END-CRISIS ROLLING=&gt;3(Crisis roll for node "Air &amp; Ozone Degradation")','6: END-CRISIS ROLLING=&gt;Air &amp; Ozone Degradation(Now in crisis)','7: ENGAGE-DRAWING MONEY=&gt;1(Money drawn)','7: ENGAGE-DRAWING CARDS=&gt;('C', 5)(Card drawn: 1)','7: ENGAGE-DRAWING CARDS=&gt;('C', 9)(Card drawn: 2)','7: ENGAGE-CRISIS RISING','7: ENGAGE-DRAWING MONEY=&gt;1(Money drawn)','7: ENGAGE-DRAWING CARDS=&gt;('S', 7)(Card drawn: 1)','7: ENGAGE-DRAWING CARDS=&gt;('D', 13)(Card drawn: 2)','7: ENGAGE-DRAWING MONEY=&gt;1(Money drawn)','7: ENGAGE-DRAWING CARDS=&gt;('H', 5)(Card drawn: 1)','7: ENGAGE-DRAWING CARDS=&gt;('H', 11)(Card drawn: 2)','7: ENGAGE-CRISIS RISING','7: ENGAGE-DRAWING MONEY=&gt;1(Money drawn)','7: ENGAGE-DRAWING CARDS=&gt;('H', 10)(Card drawn: 1)','7: ENGAGE-DRAWING CARDS=&gt;('H', 3)(Card drawn: 2)','7: ACTIVATE-ATTEMPTING PROJECTS=&gt;(('C', 5), 'C', 2, "Base fix 'Unsustainable Harvesting' (INDUSTRIAL) triggers crisis")(Skill for project)','7: ACTIVATE-ATTEMPTING PROJECTS=&gt;0(Consultant fees)','7: ACTIVATE-ATTEMPTING PROJECTS=&gt;6(Dice roll 2D6: skill check)','7: ACTIVATE-ATTEMPTING PROJECTS=&gt;(('C', 9), 'C', 2, "Base fix 'Chemical Pollution' (ENVIRONMENTAL) triggers crisis")(Skill for project)','7: ACTIVATE-ATTEMPTING PROJECTS=&gt;0(Consultant fees)','7: ACTIVATE-ATTEMPTING PROJECTS=&gt;12(Dice roll 2D6: skill check)','7: ACTIVATE-ATTEMPTING PROJECTS=&gt;1(Added a crisis chip)','7: ACTIVATE-DOING RESEARCH=&gt;None(Start researching)','7: ACTIVATE-ATTEMPTING PROJECTS=&gt;(('D', 13), 'D', 4, "Base fix 'Chemical Pollution' (ENVIRONMENTAL) triggers crisis")(Skill for project)','7: ACTIVATE-ATTEMPTING PROJECTS=&gt;1(Consultant fees)','7: ACTIVATE-ATTEMPTING PROJECTS=&gt;7(Dice roll 2D6: skill check)','7: ACTIVATE-ATTEMPTING PROJECTS=&gt;(('S', 7), 'S', 3, "Base fix 'Unsustainable Harvesting' (INDUSTRIAL) triggers crisis")(Skill for project)','7: ACTIVATE-ATTEMPTING PROJECTS=&gt;0(Consultant fees)','7: ACTIVATE-ATTEMPTING PROJECTS=&gt;8(Dice roll 2D6: skill check)','7: ACTIVATE-ATTEMPTING PROJECTS=&gt;(('C', 10), 'C', 2, "Base fix 'Unsustainable Harvesting' (INDUSTRIAL) triggers crisis")(Skill for project)','7: ACTIVATE-ATTEMPTING PROJECTS=&gt;0(Consultant fees)','7: ACTIVATE-ATTEMPTING PROJECTS=&gt;9(Dice roll 2D6: skill check)','7: ACTIVATE-ATTEMPTING PROJECTS=&gt;None(Skill for project)','7: ACTIVATE-DOING RESEARCH=&gt;None(Start researching)','7: ACTIVATE-DOING RESEARCH=&gt;None(Start researching)','7: ACTIVATE-DOING RESEARCH=&gt;None(Start researching)','8: END-FINALIZING=&gt;Improved fix 'Market Externalities' (ECONOMIC)(Project abandoned)','8: END-FINALIZING=&gt;Base fix 'Biodiversity Loss' (ENVIRONMENTAL) triggers crisis(Project abandoned)','8: END-CRISIS ROLLING=&gt;INDUSTRIAL(Crisis chip: full category)','8: END-CRISIS ROLLING=&gt;ECONOMIC(Crisis chip: full category)','8: END-CRISIS ROLLING=&gt;4(Dice roll 1D6: crisis cat)','8: END-CRISIS ROLLING=&gt;CLASS(Category for crisis)','8: END-CRISIS ROLLING=&gt;5(Dice roll 1D6: node in CLASS)','8: END-CRISIS ROLLING=&gt;4(Dice roll 1D6: node in CLASS)','8: END-CRISIS ROLLING=&gt;Food Shortage(Problem for crisis)','8: END-CRISIS ROLLING=&gt;5(Dice roll 2D6: crisis roll for Food Shortage)','8: END-CRISIS ROLLING=&gt;5(Crisis roll for node "Food Shortage")','8: END-CRISIS ROLLING=&gt;Political Voice(Now in crisis (cascaded from: Food Shortage))','8: END-CRISIS ROLLING=&gt;4(Dice roll 1D6: crisis cat)','8: END-CRISIS ROLLING=&gt;CLASS(Category for crisis)','8: END-CRISIS ROLLING=&gt;3(Dice roll 1D6: node in CLASS)','8: END-CRISIS ROLLING=&gt;Clean Water Shortage(Problem for crisis)','8: END-CRISIS ROLLING=&gt;11(Dice roll 2D6: crisis roll for Clean Water Shortage)','8: END-CRISIS ROLLING=&gt;11(Crisis roll for node "Clean Water Shortage")','8: END-CRISIS ROLLING=&gt;8(Dice roll 2D6: crisis roll for Clean Water Shortage)','8: END-CRISIS ROLLING=&gt;8(Crisis roll for node "Clean Water Shortage")','8: END-CRISIS ROLLING=&gt;Clean Water Shortage(Now in crisis)','8: ENGAGE-DRAWING MONEY=&gt;1(Money drawn)','8: ENGAGE-DRAWING CARDS=&gt;('D', 12)(Card drawn: 1)','8: ENGAGE-DRAWING CARDS=&gt;('D', 11)(Card drawn: 2)','8: ENGAGE-CRISIS RISING','8: ENGAGE-DRAWING MONEY=&gt;1(Money drawn)','8: ENGAGE-DRAWING CARDS=&gt;('S', 1)(Card drawn: 1)','8: ENGAGE-DRAWING CARDS=&gt;('C', 7)(Card drawn: 2)','8: ENGAGE-DRAWING MONEY=&gt;1(Money drawn)','8: ENGAGE-DRAWING CARDS=&gt;('S', 10)(Card drawn: 1)','8: ENGAGE-DRAWING CARDS=&gt;('D', 11)(Card drawn: 2)','8: ENGAGE-CRISIS RISING','8: ENGAGE-DRAWING MONEY=&gt;1(Money drawn)','8: ENGAGE-DRAWING CARDS=&gt;('S', 5)(Card drawn: 1)','8: ENGAGE-DRAWING CARDS=&gt;('C', 3)(Card drawn: 2)','8: ACTIVATE-ATTEMPTING PROJECTS=&gt;None(Skill for project)','8: ACTIVATE-DOING RESEARCH=&gt;None(Start researching)','8: ACTIVATE-ATTEMPTING PROJECTS=&gt;Base(Start project: type)','8: ACTIVATE-ATTEMPTING PROJECTS=&gt;ECONOMIC(Start project: fix category)','8: ACTIVATE-ATTEMPTING PROJECTS=&gt;Inflation(Start project: fix problem)','8: ACTIVATE-ATTEMPTING PROJECTS=&gt;Base fix 'Inflation' (ECONOMIC) triggers crisis(Project started)','8: ACTIVATE-ATTEMPTING PROJECTS=&gt;(('C', 2), 'C', 1, "Base fix 'Chemical Pollution' (ENVIRONMENTAL) triggers crisis")(Skill for project)','8: ACTIVATE-ATTEMPTING PROJECTS=&gt;1(Consultant fees)','8: ACTIVATE-ATTEMPTING PROJECTS=&gt;5(Dice roll 2D6: skill check)','8: ACTIVATE-ATTEMPTING PROJECTS=&gt;(('S', 1), 'S', 1, "Base fix 'Unsustainable Harvesting' (INDUSTRIAL) triggers crisis")(Skill for project)','8: ACTIVATE-ATTEMPTING PROJECTS=&gt;1(Consultant fees)','8: ACTIVATE-ATTEMPTING PROJECTS=&gt;5(Dice roll 2D6: skill check)','8: ACTIVATE-ATTEMPTING PROJECTS=&gt;None(Skill for project)','8: ACTIVATE-DOING RESEARCH=&gt;None(Start researching)','8: ACTIVATE-ATTEMPTING PROJECTS=&gt;Remove-Tradeoff(Start project: type)','8: ACTIVATE-ATTEMPTING PROJECTS=&gt;ENVIRONMENTAL(Start project: fix category)','8: ACTIVATE-ATTEMPTING PROJECTS=&gt;Freshwater Depletion(Start project: fix problem)','8: ACTIVATE-ATTEMPTING PROJECTS=&gt;Improved fix 'Freshwater Depletion' (ENVIRONMENTAL)(Project started)','8: ACTIVATE-ATTEMPTING PROJECTS=&gt;None(Skill for project)','8: ACTIVATE-DOING RESEARCH=&gt;None(Start researching)','8: ACTIVATE-ATTEMPTING PROJECTS=&gt;(('C', 3), 'C', 5, "Base fix 'Unsustainable Harvesting' (INDUSTRIAL) triggers crisis")(Skill for project)','8: ACTIVATE-ATTEMPTING PROJECTS=&gt;0(Consultant fees)','8: ACTIVATE-ATTEMPTING PROJECTS=&gt;7(Dice roll 2D6: skill check)','8: ACTIVATE-ATTEMPTING PROJECTS=&gt;None(Skill for project)','8: ACTIVATE-DOING RESEARCH=&gt;None(Start researching)','8: END-FINALIZING=&gt;Base fix 'Inflation' (ECONOMIC) triggers crisis(Project abandoned)','8: END-FINALIZING=&gt;Improved fix 'Freshwater Depletion' (ENVIRONMENTAL)(Project abandoned)','8: END-CRISIS ROLLING=&gt;INDUSTRIAL(Crisis chip: full category)','8: END-CRISIS ROLLING=&gt;ECONOMIC(Crisis chip: full category)','8: END-CRISIS ROLLING=&gt;SOCIAL(Crisis chip: full category)','8: END-CRISIS ROLLING=&gt;5(Dice roll 1D6: crisis cat)','8: END-CRISIS ROLLING=&gt;ENVIRONMENTAL(Category for crisis)','8: END-CRISIS ROLLING=&gt;1(Dice roll 1D6: node in ENVIRONMENTAL)','8: END-CRISIS ROLLING=&gt;Chemical Pollution(Problem for crisis)','8: END-CRISIS ROLLING=&gt;6(Dice roll 2D6: crisis roll for Chemical Pollution)','8: END-CRISIS ROLLING=&gt;6(Crisis roll for node "Chemical Pollution")','8: END-CRISIS ROLLING=&gt;Chemical Pollution(Now in crisis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5(Dice roll 1D6: crisis cat)','8: END-CRISIS ROLLING=&gt;ENVIRONMENTAL(Category for crisis)','8: END-CRISIS ROLLING=&gt;1(Dice roll 1D6: node in ENVIRONMENTAL)','8: END-CRISIS ROLLING=&gt;Chemical Pollution(Problem for crisis)','8: END-CRISIS ROLLING=&gt;8(Dice roll 2D6: crisis roll for Chemical Pollution)','8: END-CRISIS ROLLING=&gt;8(Crisis roll for node "Chemical Pollution")','8: END-CRISIS ROLLING=&gt;Biodiversity Loss(Now in crisis (cascaded from: Chemical Pollution))','8: END-CRISIS ROLLING=&gt;Freshwater Depletion(Now in crisis (cascaded from: Chemical Pollution))','9: ENGAGE-DRAWING MONEY=&gt;1(Money drawn)','9: ENGAGE-DRAWING CARDS=&gt;('C', 4)(Card drawn: 1)','9: ENGAGE-DRAWING CARDS=&gt;('C', 4)(Card drawn: 2)','9: ENGAGE-CRISIS RISING','9: ENGAGE-DRAWING MONEY=&gt;1(Money drawn)','9: ENGAGE-DRAWING CARDS=&gt;('H', 3)(Card drawn: 1)','9: ENGAGE-DRAWING CARDS=&gt;('D', 14)(Card drawn: 2)','9: ENGAGE-DRAWING MONEY=&gt;1(Money drawn)','9: ENGAGE-DRAWING CARDS=&gt;('H', 12)(Card drawn: 1)','9: ENGAGE-DRAWING CARDS=&gt;('D', 9)(Card drawn: 2)','9: ENGAGE-CRISIS RISING','9: ENGAGE-DRAWING MONEY=&gt;1(Money drawn)','9: ENGAGE-DRAWING CARDS=&gt;('D', 1)(Card drawn: 1)','9: ENGAGE-DRAWING CARDS=&gt;('C', 6)(Card drawn: 2)','9: ACTIVATE-ATTEMPTING PROJECTS=&gt;(('D', 11), 'D', 3, "Base fix 'Chemical Pollution' (ENVIRONMENTAL) triggers crisis")(Skill for project)','9: ACTIVATE-ATTEMPTING PROJECTS=&gt;0(Consultant fees)','9: ACTIVATE-ATTEMPTING PROJECTS=&gt;5(Dice roll 2D6: skill check)','9: ACTIVATE-ATTEMPTING PROJECTS=&gt;(('D', 12), 'D', 2, "Base fix 'Chemical Pollution' (ENVIRONMENTAL) triggers crisis")(Skill for project)','9: ACTIVATE-ATTEMPTING PROJECTS=&gt;1(Consultant fees)','9: ACTIVATE-ATTEMPTING PROJECTS=&gt;6(Dice roll 2D6: skill check)','9: ACTIVATE-ATTEMPTING PROJECTS=&gt;(('C', 4), 'C', 3, "Base fix 'Unsustainable Harvesting' (INDUSTRIAL) triggers crisis")(Skill for project)','9: ACTIVATE-ATTEMPTING PROJECTS=&gt;2(Consultant fees)','9: ACTIVATE-ATTEMPTING PROJECTS=&gt;8(Dice roll 2D6: skill check)','9: ACTIVATE-ATTEMPTING PROJECTS=&gt;(('C', 4), 'C', 2, "Base fix 'Chemical Pollution' (ENVIRONMENTAL) triggers crisis")(Skill for project)','9: ACTIVATE-ATTEMPTING PROJECTS=&gt;1(Consultant fees)','9: ACTIVATE-ATTEMPTING PROJECTS=&gt;6(Dice roll 2D6: skill check)','9: ACTIVATE-DOING RESEARCH=&gt;None(Start researching)','9: ACTIVATE-ATTEMPTING PROJECTS=&gt;None(Start project: type)','9: ACTIVATE-ATTEMPTING PROJECTS=&gt;(('D', 14), 'S', 3, "Base fix 'Unsustainable Harvesting' (INDUSTRIAL) triggers crisis")(Skill for project)','9: ACTIVATE-ATTEMPTING PROJECTS=&gt;(('C', 7), 'C', 1, "Base fix 'Chemical Pollution' (ENVIRONMENTAL) triggers crisis")(Skill for project)','9: ACTIVATE-ATTEMPTING PROJECTS=&gt;1(Consultant fees)','9: ACTIVATE-ATTEMPTING PROJECTS=&gt;7(Dice roll 2D6: skill check)','9: ACTIVATE-DOING RESEARCH=&gt;None(Start researching)','9: ACTIVATE-ATTEMPTING PROJECTS=&gt;Remove-Tradeoff(Start project: type)','9: ACTIVATE-ATTEMPTING PROJECTS=&gt;CLASS(Start project: fix category)','9: ACTIVATE-ATTEMPTING PROJECTS=&gt;Food Shortage(Start project: fix problem)','9: ACTIVATE-ATTEMPTING PROJECTS=&gt;Improved fix 'Food Shortage' (CLASS)(Project started)','9: ACTIVATE-ATTEMPTING PROJECTS=&gt;(('D', 11), 'D', 7, "Base fix 'Chemical Pollution' (ENVIRONMENTAL) triggers crisis")(Skill for project)','9: ACTIVATE-ATTEMPTING PROJECTS=&gt;1(Consultant fees)','9: ACTIVATE-ATTEMPTING PROJECTS=&gt;8(Dice roll 2D6: skill check)','9: ACTIVATE-ATTEMPTING PROJECTS=&gt;(('H', 8), 'H', 3, "Improved fix 'Food Shortage' (CLASS)")(Skill for project)','9: ACTIVATE-ATTEMPTING PROJECTS=&gt;3(Consultant fees)','9: ACTIVATE-ATTEMPTING PROJECTS=&gt;9(Dice roll 2D6: skill check)','9: ACTIVATE-ATTEMPTING PROJECTS=&gt;(('H', 5), 'H', 3, "Improved fix 'Food Shortage' (CLASS)")(Skill for project)','9: ACTIVATE-ATTEMPTING PROJECTS=&gt;5(Dice roll 2D6: skill check)','9: ACTIVATE-ATTEMPTING PROJECTS=&gt;(('H', 11), 'H', 3, "Improved fix 'Food Shortage' (CLASS)")(Skill for project)','9: ACTIVATE-ATTEMPTING PROJECTS=&gt;9(Dice roll 2D6: skill check)','9: ACTIVATE-ATTEMPTING PROJECTS=&gt;(('S', 10), 'S', 3, "Improved fix 'Food Shortage' (CLASS)")(Skill for project)','9: ACTIVATE-ATTEMPTING PROJECTS=&gt;8(Dice roll 2D6: skill check)','9: ACTIVATE-ATTEMPTING PROJECTS=&gt;(('H', 12), 'H', 3, "Improved fix 'Food Shortage' (CLASS)")(Skill for project)','9: ACTIVATE-ATTEMPTING PROJECTS=&gt;4(Dice roll 2D6: skill check)','9: ACTIVATE-ATTEMPTING PROJECTS=&gt;(('H', 4), 'H', 1, "Improved fix 'Food Shortage' (CLASS)")(Skill for project)','9: ACTIVATE-ATTEMPTING PROJECTS=&gt;10(Dice roll 2D6: skill check)','9: ACTIVATE-ATTEMPTING PROJECTS=&gt;(('H', 9), 'H', 1, "Improved fix 'Food Shortage' (CLASS)")(Skill for project)','9: ACTIVATE-ATTEMPTING PROJECTS=&gt;5(Dice roll 2D6: skill check)','9: ACTIVATE-ATTEMPTING PROJECTS=&gt;None(Skill for project)','9: ACTIVATE-DOING RESEARCH=&gt;None(Start researching)','9: ACTIVATE-ATTEMPTING PROJECTS=&gt;(('C', 6), 'C', 6, "Base fix 'Chemical Pollution' (ENVIRONMENTAL) triggers crisis")(Skill for project)','9: ACTIVATE-ATTEMPTING PROJECTS=&gt;3(Consultant fees)','9: ACTIVATE-ATTEMPTING PROJECTS=&gt;8(Dice roll 2D6: skill check)','9: ACTIVATE-ATTEMPTING PROJECTS=&gt;(('S', 5), 'S', 4, "Base fix 'Unsustainable Harvesting' (INDUSTRIAL) triggers crisis")(Skill for project)','9: ACTIVATE-ATTEMPTING PROJECTS=&gt;11(Dice roll 2D6: skill check)','9: ACTIVATE-ATTEMPTING PROJECTS=&gt;None(Skill for project)','9: ACTIVATE-DOING RESEARCH=&gt;None(Start researching)','9: END-FINALIZING=&gt;Base fix 'Unsustainable Harvesting' (INDUSTRIAL) triggers crisis(Project overskilled for "('D', 14)")','9: END-CRISIS ROLLING=&gt;INDUSTRIAL(Crisis chip: full category)','9: END-CRISIS ROLLING=&gt;ECONOMIC(Crisis chip: full category)','9: END-CRISIS ROLLING=&gt;SOC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6(Dice roll 1D6: node in LIVING STANDARDS)','9: END-CRISIS ROLLING=&gt;3(Dice roll 1D6: node in LIVING STANDARDS)','9: END-CRISIS ROLLING=&gt;Systemic Corruption(Problem for crisis)','9: END-CRISIS ROLLING=&gt;7(Dice roll 2D6: crisis roll for Systemic Corruption)','9: END-CRISIS ROLLING=&gt;7(Crisis roll for node "Systemic Corruption")','9: END-CRISIS ROLLING=&gt;Nitrogen &amp; Phosphorous Loading(Now in crisis (cascaded from: Systemic Corruption)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2(Dice roll 1D6: node in ENVIRONMENTAL)','9: END-CRISIS ROLLING=&gt;Climate Change(Problem for crisis)','9: END-CRISIS ROLLING=&gt;9(Dice roll 2D6: crisis roll for Climate Change)','9: END-CRISIS ROLLING=&gt;9(Crisis roll for node "Climate Change")','9: END-CRISIS ROLLING=&gt;Climate Change(Crisis averted)','10: ENGAGE-DRAWING MONEY=&gt;1(Money drawn)','10: ENGAGE-DRAWING CARDS=&gt;('D', 3)(Card drawn: 1)','10: ENGAGE-DRAWING CARDS=&gt;('D', 13)(Card drawn: 2)','10: ENGAGE-CRISIS RISING','10: ENGAGE-DRAWING MONEY=&gt;1(Money drawn)','10: ENGAGE-DRAWING CARDS=&gt;('C', 8)(Card drawn: 1)','10: ENGAGE-DRAWING CARDS=&gt;('C', 13)(Card drawn: 2)','10: ENGAGE-DRAWING MONEY=&gt;1(Money drawn)','10: ENGAGE-DRAWING CARDS=&gt;('S', 9)(Card drawn: 1)','10: ENGAGE-DRAWING CARDS=&gt;('D', 13)(Card drawn: 2)','10: ENGAGE-CRISIS RISING','10: ENGAGE-DRAWING MONEY=&gt;1(Money drawn)','10: ENGAGE-DRAWING CARDS=&gt;('S', 4)(Card drawn: 1)','10: ENGAGE-DRAWING CARDS=&gt;('H', 12)(Card drawn: 2)','10: ACTIVATE-ATTEMPTING PROJECTS=&gt;(('H', 9), 'H', 1, "Improved fix 'Food Shortage' (CLASS)")(Skill for project)','10: ACTIVATE-ATTEMPTING PROJECTS=&gt;1(Consultant fees)','10: ACTIVATE-ATTEMPTING PROJECTS=&gt;7(Dice roll 2D6: skill check)','10: ACTIVATE-ATTEMPTING PROJECTS=&gt;None(Skill for project)','10: ACTIVATE-DOING RESEARCH=&gt;None(Start researching)','10: ACTIVATE-ATTEMPTING PROJECTS=&gt;None(Start project: type)','10: ACTIVATE-ATTEMPTING PROJECTS=&gt;(('H', 13), 'H', 0, "Improved fix 'Food Shortage' (CLASS)")(Skill for project)','10: ACTIVATE-ATTEMPTING PROJECTS=&gt;1(Consultant fees)','10: ACTIVATE-ATTEMPTING PROJECTS=&gt;8(Dice roll 2D6: skill check)','10: ACTIVATE-ATTEMPTING PROJECTS=&gt;(('C', 13), 'C', 2, "Base fix 'Unsustainable Harvesting' (INDUSTRIAL) triggers crisis")(Skill for project)','10: ACTIVATE-ATTEMPTING PROJECTS=&gt;9(Dice roll 2D6: skill check)','10: ACTIVATE-ATTEMPTING PROJECTS=&gt;(('C', 8), 'C', 1, "Base fix 'Unsustainable Harvesting' (INDUSTRIAL) triggers crisis")(Skill for project)','10: ACTIVATE-ATTEMPTING PROJECTS=&gt;9(Dice roll 2D6: skill check)','10: ACTIVATE-ATTEMPTING PROJECTS=&gt;(('H', 3), 'H', 0, "Improved fix 'Food Shortage' (CLASS)")(Skill for project)','10: ACTIVATE-ATTEMPTING PROJECTS=&gt;8(Dice roll 2D6: skill check)','10: ACTIVATE-DOING RESEARCH=&gt;None(Start researching)','10: ACTIVATE-ATTEMPTING PROJECTS=&gt;(('S', 9), 'S', 2, "Improved fix 'Food Shortage' (CLASS)")(Skill for project)','10: ACTIVATE-ATTEMPTING PROJECTS=&gt;0(Consultant fees)','10: ACTIVATE-ATTEMPTING PROJECTS=&gt;7(Dice roll 2D6: skill check)','10: ACTIVATE-ATTEMPTING PROJECTS=&gt;(('D', 13), 'D', 2, "Base fix 'Chemical Pollution' (ENVIRONMENTAL) triggers crisis")(Skill for project)','10: ACTIVATE-ATTEMPTING PROJECTS=&gt;0(Consultant fees)','10: ACTIVATE-ATTEMPTING PROJECTS=&gt;3(Dice roll 2D6: skill check)','10: ACTIVATE-ATTEMPTING PROJECTS=&gt;(('D', 9), 'D', 1, "Base fix 'Chemical Pollution' (ENVIRONMENTAL) triggers crisis")(Skill for project)','10: ACTIVATE-ATTEMPTING PROJECTS=&gt;1(Consultant fees)','10: ACTIVATE-ATTEMPTING PROJECTS=&gt;5(Dice roll 2D6: skill check)','10: ACTIVATE-ATTEMPTING PROJECTS=&gt;None(Skill for project)','10: ACTIVATE-DOING RESEARCH=&gt;None(Start researching)','10: ACTIVATE-ATTEMPTING PROJECTS=&gt;(('S', 4), 'S', 5, "Base fix 'Unsustainable Harvesting' (INDUSTRIAL) triggers crisis")(Skill for project)','10: ACTIVATE-ATTEMPTING PROJECTS=&gt;1(Consultant fees)','10: ACTIVATE-ATTEMPTING PROJECTS=&gt;8(Dice roll 2D6: skill check)','10: ACTIVATE-ATTEMPTING PROJECTS=&gt;(('H', 10), 'H', 2, "Improved fix 'Food Shortage' (CLASS)")(Skill for project)','10: ACTIVATE-ATTEMPTING PROJECTS=&gt;4(Dice roll 2D6: skill check)','10: ACTIVATE-ATTEMPTING PROJECTS=&gt;(('D', 1), 'D', 3, "Base fix 'Chemical Pollution' (ENVIRONMENTAL) triggers crisis")(Skill for project)','10: ACTIVATE-ATTEMPTING PROJECTS=&gt;2(Dice roll 2D6: skill check)','10: ACTIVATE-ATTEMPTING PROJECTS=&gt;None(Skill for project)','10: ACTIVATE-DOING RESEARCH=&gt;None(Start researching)','10: END-CRISIS ROLLING=&gt;INDUSTRIAL(Crisis chip: full category)','10: END-CRISIS ROLLING=&gt;ECONOMIC(Crisis chip: full category)','10: END-CRISIS ROLLING=&gt;SOCIAL(Crisis chip: full category)','10: END-CRISIS ROLLING=&gt;6(Dice roll 1D6: crisis cat)','10: END-CRISIS ROLLING=&gt;LIVING STANDARDS(Category for crisis)','10: END-CRISIS ROLLING=&gt;6(Dice roll 1D6: node in LIVING STANDARDS)','10: END-CRISIS ROLLING=&gt;3(Dice roll 1D6: node in LIVING STANDARDS)','10: END-CRISIS ROLLING=&gt;Systemic Corruption(Problem for crisis)','10: END-CRISIS ROLLING=&gt;5(Dice roll 2D6: crisis roll for Systemic Corruption)','10: END-CRISIS ROLLING=&gt;5(Crisis roll for node "Systemic Corruption")','10: END-CRISIS ROLLING=&gt;Land Conversion(Now in crisis (cascaded from: Systemic Corruption))','10: END-CRISIS ROLLING=&gt;6(Dice roll 1D6: crisis cat)','10: END-CRISIS ROLLING=&gt;LIVING STANDARDS(Category for crisis)','10: END-CRISIS ROLLING=&gt;6(Dice roll 1D6: node in LIVING STANDARDS)','10: END-CRISIS ROLLING=&gt;6(Dice roll 1D6: node in LIVING STANDARDS)','10: END-CRISIS ROLLING=&gt;5(Dice roll 1D6: node in LIVING STANDARDS)','10: END-CRISIS ROLLING=&gt;1(Dice roll 1D6: node in LIVING STANDARDS)','10: END-CRISIS ROLLING=&gt;Discrimination(Crisis chip: overwhelmed problem)','10: END-CRISIS ROLLING=&gt;6(Dice roll 1D6: crisis cat)','10: END-CRISIS ROLLING=&gt;LIVING STANDARDS(Category for crisis)','10: END-CRISIS ROLLING=&gt;2(Dice roll 1D6: node in LIVING STANDARDS)','10: END-CRISIS ROLLING=&gt;Low Labour Standards(Problem for crisis)','10: END-CRISIS ROLLING=&gt;5(Dice roll 2D6: crisis roll for Low Labour Standards)','10: END-CRISIS ROLLING=&gt;5(Crisis roll for node "Low Labour Standards")','10: END-CRISIS ROLLING=&gt;Low Labour Standards(Now in crisis)','11: ENGAGE-DRAWING MONEY=&gt;1(Money drawn)','11: ENGAGE-DRAWING CARDS=&gt;('S', 3)(Card drawn: 1)','11: ENGAGE-DRAWING CARDS=&gt;('D', 8)(Card drawn: 2)','11: ENGAGE-CRISIS RISING','11: ENGAGE-DRAWING MONEY=&gt;1(Money drawn)','11: ENGAGE-DRAWING CARDS=&gt;('S', 13)(Card drawn: 1)','11: ENGAGE-DRAWING CARDS=&gt;('D', 4)(Card drawn: 2)','11: ENGAGE-DRAWING MONEY=&gt;1(Money drawn)','11: ENGAGE-DRAWING CARDS=&gt;('D', 6)(Card drawn: 1)','11: ENGAGE-DRAWING CARDS=&gt;('H', 11)(Card drawn: 2)','11: ENGAGE-CRISIS RISING','11: ENGAGE-DRAWING MONEY=&gt;1(Money drawn)','11: ENGAGE-DRAWING CARDS=&gt;('S', 3)(Card drawn: 1)','11: ENGAGE-DRAWING CARDS=&gt;('C', 4)(Card drawn: 2)','11: ACTIVATE-ATTEMPTING PROJECTS=&gt;None(Skill for project)','11: ACTIVATE-DOING RESEARCH=&gt;None(Start researching)','11: ACTIVATE-ATTEMPTING PROJECTS=&gt;Remove-Tradeoff(Start project: type)','11: ACTIVATE-ATTEMPTING PROJECTS=&gt;SOCIAL(Start project: fix category)','11: ACTIVATE-ATTEMPTING PROJECTS=&gt;Education(Start project: fix problem)','11: ACTIVATE-ATTEMPTING PROJECTS=&gt;Improved fix 'Education' (SOCIAL)(Project started)','11: ACTIVATE-ATTEMPTING PROJECTS=&gt;None(Skill for project)','11: ACTIVATE-DOING RESEARCH=&gt;None(Start researching)','11: ACTIVATE-ATTEMPTING PROJECTS=&gt;(('H', 11), 'H', 2, "Improved fix 'Food Shortage' (CLASS)")(Skill for project)','11: ACTIVATE-ATTEMPTING PROJECTS=&gt;1(Consultant fees)','11: ACTIVATE-ATTEMPTING PROJECTS=&gt;4(Dice roll 2D6: skill check)','11: ACTIVATE-ATTEMPTING PROJECTS=&gt;(('D', 6), 'D', 1, "Base fix 'Chemical Pollution' (ENVIRONMENTAL) triggers crisis")(Skill for project)','11: ACTIVATE-ATTEMPTING PROJECTS=&gt;4(Dice roll 2D6: skill check)','11: ACTIVATE-ATTEMPTING PROJECTS=&gt;(('H', 6), 'H', 0, "Improved fix 'Food Shortage' (CLASS)")(Skill for project)','11: ACTIVATE-ATTEMPTING PROJECTS=&gt;8(Dice roll 2D6: skill check)','11: ACTIVATE-DOING RESEARCH=&gt;None(Start researching)','11: ACTIVATE-ATTEMPTING PROJECTS=&gt;None(Skill for project)','11: ACTIVATE-DOING RESEARCH=&gt;None(Start researching)','12: END-FINALIZING=&gt;Base fix 'Unsustainable Harvesting' (INDUSTRIAL) triggers crisis(Project abandoned)','12: END-FINALIZING=&gt;Improved fix 'Education' (SOCIAL)(Project abandoned)','12: END-CRISIS ROLLING=&gt;INDUSTRIAL(Crisis chip: full category)','12: END-CRISIS ROLLING=&gt;ECONOMIC(Crisis chip: full category)','12: END-CRISIS ROLLING=&gt;SOCIAL(Crisis chip: full category)','12: END-CRISIS ROLLING=&gt;LIVING STANDARDS(Crisis chip: full category)','12: END-CRISIS ROLLING=&gt;1(Dice roll 1D6: crisis cat)','12: END-CRISIS ROLLING=&gt;INDUSTRIAL(Category for crisis)','12: END-CRISIS ROLLING=&gt;INDUSTRIAL(Crisis chip: full category)','12: END-CRISIS ROLLING=&gt;2(Dice roll 1D6: crisis cat)','12: END-CRISIS ROLLING=&gt;ECONOMIC(Category for crisis)','12: END-CRISIS ROLLING=&gt;ECONOMIC(Crisis chip: full category)','12: END-CRISIS ROLLING=&gt;2(Dice roll 1D6: crisis cat)','12: END-CRISIS ROLLING=&gt;ECONOMIC(Category for crisis)','12: END-CRISIS ROLLING=&gt;ECONOMIC(Crisis chip: full category)','12: END-CRISIS ROLLING=&gt;1(Dice roll 1D6: crisis cat)','12: END-CRISIS ROLLING=&gt;INDUSTRIAL(Category for crisis)','12: END-CRISIS ROLLING=&gt;INDUSTRIAL(Crisis chip: full category)','12: END-CRISIS ROLLING=&gt;6(Dice roll 1D6: crisis cat)','12: END-CRISIS ROLLING=&gt;LIVING STANDARDS(Category for crisis)','12: END-CRISIS ROLLING=&gt;LIVING STANDARDS(Crisis chip: full category)','12: END-CRISIS ROLLING=&gt;5(Dice roll 1D6: crisis cat)','12: END-CRISIS ROLLING=&gt;ENVIRONMENTAL(Category for crisis)','12: END-CRISIS ROLLING=&gt;5(Dice roll 1D6: node in ENVIRONMENTAL)','12: END-CRISIS ROLLING=&gt;Ocean Degradation(Problem for crisis)','12: END-CRISIS ROLLING=&gt;2(Dice roll 2D6: crisis roll for Ocean Degradation)','12: END-CRISIS ROLLING=&gt;2(Crisis roll for node "Ocean Degradation")','12: END-CRISIS ROLLING=&gt;Ocean Degradation(Now in crisis)','12: END-CRISIS ROLLING=&gt;1(Dice roll 1D6: crisis cat)','12: END-CRISIS ROLLING=&gt;INDUSTRIAL(Category for crisis)','12: END-CRISIS ROLLING=&gt;INDUSTRIAL(Crisis chip: full category)','12: END-CRISIS ROLLING=&gt;5(Dice roll 1D6: crisis cat)','12: END-CRISIS ROLLING=&gt;ENVIRONMENTAL(Category for crisis)','12: END-CRISIS ROLLING=&gt;4(Dice roll 1D6: node in ENVIRONMENTAL)','12: END-CRISIS ROLLING=&gt;Air &amp; Ozone Degradation(Crisis chip: overwhelmed problem)','12: END-CRISIS ROLLING=&gt;3(Dice roll 1D6: crisis cat)','12: END-CRISIS ROLLING=&gt;SOCIAL(Category for crisis)','12: END-CRISIS ROLLING=&gt;SOCIAL(Crisis chip: full category)','12: END-CRISIS ROLLING=&gt;6(Dice roll 1D6: crisis cat)','12: END-CRISIS ROLLING=&gt;LIVING STANDARDS(Category for crisis)','12: END-CRISIS ROLLING=&gt;LIVING STANDARDS(Crisis chip: full category)','12: END-CRISIS ROLLING=&gt;2(Dice roll 1D6: crisis cat)','12: END-CRISIS ROLLING=&gt;ECONOMIC(Category for crisis)','12: END-CRISIS ROLLING=&gt;ECONOMIC(Crisis chip: full category)','12: END-CRISIS ROLLING=&gt;6(Dice roll 1D6: crisis cat)','12: END-CRISIS ROLLING=&gt;LIVING STANDARDS(Category for crisis)','12: END-CRISIS ROLLING=&gt;LIVING STANDARDS(Crisis chip: full category)','12: END-CRISIS ROLLING=&gt;5(Dice roll 1D6: crisis cat)','12: END-CRISIS ROLLING=&gt;ENVIRONMENTAL(Category for crisis)','12: END-CRISIS ROLLING=&gt;4(Dice roll 1D6: node in ENVIRONMENTAL)','12: END-CRISIS ROLLING=&gt;Air &amp; Ozone Degradation(Crisis chip: overwhelmed problem)','12: END-CRISIS ROLLING=&gt;5(Dice roll 1D6: crisis cat)','12: END-CRISIS ROLLING=&gt;ENVIRONMENTAL(Category for crisis)','12: END-CRISIS ROLLING=&gt;1(Dice roll 1D6: node in ENVIRONMENTAL)','12: END-CRISIS ROLLING=&gt;Chemical Pollution(Problem for crisis)','12: END-CRISIS ROLLING=&gt;3(Dice roll 2D6: crisis roll for Chemical Pollution)','12: END-CRISIS ROLLING=&gt;3(Crisis roll for node "Chemical Pollution")','12: END-CRISIS ROLLING=&gt;Energy Shortage(Now in crisis (cascaded from: Chemical Pollution)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Tru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2, 14, 16, 17, 20, 21, 23, 24, 25, 25]}</text:p>
          </table:table-cell>
          <table:table-cell table:style-name="Gnumeric-default" office:value-type="string">
            <text:p>{'abandoned-project': [[], [], [], [], [], [], [], [], [], [True, True, True, True], [], [], [], [], [], [], [], [], [], [], [], [], [True], [], [], [], [], [], [], [], [], [], [], [], [], [], [], [], [], [], [], [], [], [], [], [], [], [], [True], [], [], [], [], [], [], [], [], [True], [], [], [], [], [], [], [], [], [], [], [], [], [], [], [], [], [], [], [], [], [], [], [], [], [], [True], [], [], [], [], [], [], [], [], [], [], [], [], [], [], [], [], [], [], [], [], [], [], [], [], [], [], [], [], [], [], [], [], [], [], [], [], [], [], [], [], [], [], [], [], [], [], [], [True, True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D', 9)(Card drawn: 1)','0: ENGAGE-DRAWING CARDS=&gt;('D', 1)(Card drawn: 2)','0: ENGAGE-CRISIS RISING','0: ENGAGE-DRAWING MONEY=&gt;3(Money drawn)','0: ENGAGE-DRAWING CARDS=&gt;('C', 4)(Card drawn: 1)','0: ENGAGE-DRAWING CARDS=&gt;('S', 3)(Card drawn: 2)','0: ENGAGE-DRAWING MONEY=&gt;3(Money drawn)','0: ENGAGE-DRAWING CARDS=&gt;('C', 5)(Card drawn: 1)','0: ENGAGE-DRAWING CARDS=&gt;('D', 10)(Card drawn: 2)','0: ENGAGE-CRISIS RISING','0: ENGAGE-DRAWING MONEY=&gt;3(Money drawn)','0: ENGAGE-DRAWING CARDS=&gt;('C', 9)(Card drawn: 1)','0: ENGAGE-DRAWING CARDS=&gt;('D', 10)(Card drawn: 2)','0: ACTIVATE-ATTEMPTING PROJECTS=&gt;Base(Start project: type)','0: ACTIVATE-ATTEMPTING PROJECTS=&gt;INDUSTRIAL(Start project: fix category)','0: ACTIVATE-ATTEMPTING PROJECTS=&gt;Fossil Fuel Dependency(Start project: fix problem)','0: ACTIVATE-ATTEMPTING PROJECTS=&gt;Base fix 'Fossil Fuel Dependency' (INDUSTRIAL) triggers crisis(Project started)','0: ACTIVATE-DOING RESEARCH=&gt;None(Start researching)','0: ACTIVATE-ATTEMPTING PROJECTS=&gt;Remove-Tradeoff(Start project: type)','0: ACTIVATE-ATTEMPTING PROJECTS=&gt;ECONOMIC(Start project: fix category)','0: ACTIVATE-ATTEMPTING PROJECTS=&gt;Monopoly(Start project: fix problem)','0: ACTIVATE-ATTEMPTING PROJECTS=&gt;Improved fix 'Monopoly' (ECONOMIC)(Project started)','0: ACTIVATE-ATTEMPTING PROJECTS=&gt;None(Skill for project)','0: ACTIVATE-DOING RESEARCH=&gt;None(Start researching)','0: ACTIVATE-ATTEMPTING PROJECTS=&gt;Remove-Tradeoff(Start project: type)','0: ACTIVATE-ATTEMPTING PROJECTS=&gt;SOCIAL(Start project: fix category)','0: ACTIVATE-ATTEMPTING PROJECTS=&gt;Social Inequity(Start project: fix problem)','0: ACTIVATE-ATTEMPTING PROJECTS=&gt;Improved fix 'Social Inequity' (SOCIAL)(Project started)','0: ACTIVATE-ATTEMPTING PROJECTS=&gt;None(Skill for project)','0: ACTIVATE-DOING RESEARCH=&gt;None(Start researching)','0: ACTIVATE-ATTEMPTING PROJECTS=&gt;Remove-Tradeoff(Start project: type)','0: ACTIVATE-ATTEMPTING PROJECTS=&gt;SOCIAL(Start project: fix category)','0: ACTIVATE-ATTEMPTING PROJECTS=&gt;Education(Start project: fix problem)','0: ACTIVATE-ATTEMPTING PROJECTS=&gt;Improved fix 'Education' (SOCIAL)(Project started)','0: ACTIVATE-ATTEMPTING PROJECTS=&gt;None(Skill for project)','0: ACTIVATE-DOING RESEARCH=&gt;None(Start researching)','0: END-FINALIZING=&gt;Base fix 'Fossil Fuel Dependency' (INDUSTRIAL) triggers crisis(Project abandoned)','0: END-FINALIZING=&gt;Improved fix 'Monopoly' (ECONOMIC)(Project abandoned)','0: END-FINALIZING=&gt;Improved fix 'Social Inequity' (SOCIAL)(Project abandoned)','0: END-FINALIZING=&gt;Improved fix 'Education' (SOCIAL)(Project abandoned)','0: END-CRISIS ROLLING=&gt;4(Dice roll 1D6: crisis cat)','0: END-CRISIS ROLLING=&gt;CLASS(Category for crisis)','0: END-CRISIS ROLLING=&gt;5(Dice roll 1D6: node in CLASS)','0: END-CRISIS ROLLING=&gt;1(Dice roll 1D6: node in CLASS)','0: END-CRISIS ROLLING=&gt;Healthcare(Problem for crisis)','0: END-CRISIS ROLLING=&gt;7(Dice roll 2D6: crisis roll for Healthcare)','0: END-CRISIS ROLLING=&gt;7(Crisis roll for node "Healthcare")','0: END-CRISIS ROLLING=&gt;Healthcare(Now in crisis)','0: END-CRISIS ROLLING=&gt;4(Dice roll 1D6: crisis cat)','0: END-CRISIS ROLLING=&gt;CLASS(Category for crisis)','0: END-CRISIS ROLLING=&gt;4(Dice roll 1D6: node in CLASS)','0: END-CRISIS ROLLING=&gt;Food Shortage(Problem for crisis)','0: END-CRISIS ROLLING=&gt;2(Dice roll 2D6: crisis roll for Food Shortage)','0: END-CRISIS ROLLING=&gt;2(Crisis roll for node "Food Shortage")','0: END-CRISIS ROLLING=&gt;Food Shortage(Now in crisis)','1: ENGAGE-DRAWING MONEY=&gt;3(Money drawn)','1: ENGAGE-DRAWING CARDS=&gt;('S', 2)(Card drawn: 1)','1: ENGAGE-DRAWING CARDS=&gt;('C', 13)(Card drawn: 2)','1: ENGAGE-CRISIS RISING','1: ENGAGE-DRAWING MONEY=&gt;3(Money drawn)','1: ENGAGE-DRAWING CARDS=&gt;('D', 12)(Card drawn: 1)','1: ENGAGE-DRAWING CARDS=&gt;('S', 5)(Card drawn: 2)','1: ENGAGE-DRAWING MONEY=&gt;3(Money drawn)','1: ENGAGE-DRAWING CARDS=&gt;('D', 1)(Card drawn: 1)','1: ENGAGE-DRAWING CARDS=&gt;('S', 6)(Card drawn: 2)','1: ENGAGE-CRISIS RISING','1: ENGAGE-DRAWING MONEY=&gt;3(Money drawn)','1: ENGAGE-DRAWING CARDS=&gt;('S', 8)(Card drawn: 1)','1: ENGAGE-DRAWING CARDS=&gt;('S', 12)(Card drawn: 2)','1: ACTIVATE-ATTEMPTING PROJECTS=&gt;Base(Start project: type)','1: ACTIVATE-ATTEMPTING PROJECTS=&gt;ECONOMIC(Start project: fix category)','1: ACTIVATE-ATTEMPTING PROJECTS=&gt;Inefficiency(Start project: fix problem)','1: ACTIVATE-ATTEMPTING PROJECTS=&gt;Base fix 'Inefficiency' (ECONOMIC) triggers crisis(Project started)','1: ACTIVATE-ATTEMPTING PROJECTS=&gt;None(Skill for project)','1: ACTIVATE-DOING RESEARCH=&gt;None(Start researching)','1: ACTIVATE-ATTEMPTING PROJECTS=&gt;Remove-Tradeoff(Start project: type)','1: ACTIVATE-ATTEMPTING PROJECTS=&gt;ECONOMIC(Start project: fix category)','1: ACTIVATE-ATTEMPTING PROJECTS=&gt;Market Externalities(Start project: fix problem)','1: ACTIVATE-ATTEMPTING PROJECTS=&gt;Improved fix 'Market Externalities' (ECONOMIC)(Project started)','1: ACTIVATE-ATTEMPTING PROJECTS=&gt;(('S', 5), 'S', 3, "Improved fix 'Market Externalities' (ECONOMIC)")(Skill for project)','1: ACTIVATE-ATTEMPTING PROJECTS=&gt;6(Consultant fees)','1: ACTIVATE-ATTEMPTING PROJECTS=&gt;8(Dice roll 2D6: skill check)','1: ACTIVATE-ATTEMPTING PROJECTS=&gt;(('D', 12), 'D', 2, "Improved fix 'Market Externalities' (ECONOMIC)")(Skill for project)','1: ACTIVATE-ATTEMPTING PROJECTS=&gt;8(Dice roll 2D6: skill check)','1: ACTIVATE-ATTEMPTING PROJECTS=&gt;(('S', 3), 'S', 1, "Improved fix 'Market Externalities' (ECONOMIC)")(Skill for project)','1: ACTIVATE-ATTEMPTING PROJECTS=&gt;9(Dice roll 2D6: skill check)','1: ACTIVATE-DOING RESEARCH=&gt;None(Start researching)','1: ACTIVATE-ATTEMPTING PROJECTS=&gt;None(Start project: type)','1: ACTIVATE-DOING RESEARCH=&gt;None(Start researching)','1: ACTIVATE-ATTEMPTING PROJECTS=&gt;None(Start project: type)','1: ACTIVATE-DOING RESEARCH=&gt;None(Start researching)','1: END-FINALIZING=&gt;Base fix 'Inefficiency' (ECONOMIC) triggers crisis(Project abandoned)','1: END-CRISIS ROLLING=&gt;3(Dice roll 1D6: crisis cat)','1: END-CRISIS ROLLING=&gt;SOCIAL(Category for crisis)','1: END-CRISIS ROLLING=&gt;6(Dice roll 1D6: node in SOCIAL)','1: END-CRISIS ROLLING=&gt;1(Dice roll 1D6: node in SOCIAL)','1: END-CRISIS ROLLING=&gt;Education(Problem for crisis)','1: END-CRISIS ROLLING=&gt;7(Dice roll 2D6: crisis roll for Education)','1: END-CRISIS ROLLING=&gt;7(Crisis roll for node "Education")','1: END-CRISIS ROLLING=&gt;Education(Now in crisis)','1: END-CRISIS ROLLING=&gt;6(Dice roll 1D6: crisis cat)','1: END-CRISIS ROLLING=&gt;LIVING STANDARDS(Category for crisis)','1: END-CRISIS ROLLING=&gt;5(Dice roll 1D6: node in LIVING STANDARDS)','1: END-CRISIS ROLLING=&gt;3(Dice roll 1D6: node in LIVING STANDARDS)','1: END-CRISIS ROLLING=&gt;Systemic Corruption(Problem for crisis)','1: END-CRISIS ROLLING=&gt;10(Dice roll 2D6: crisis roll for Systemic Corruption)','1: END-CRISIS ROLLING=&gt;10(Crisis roll for node "Systemic Corruption")','1: END-CRISIS ROLLING=&gt;Systemic Corruption(Crisis averted)','2: ENGAGE-DRAWING MONEY=&gt;3(Money drawn)','2: ENGAGE-DRAWING CARDS=&gt;('C', 2)(Card drawn: 1)','2: ENGAGE-DRAWING CARDS=&gt;('C', 1)(Card drawn: 2)','2: ENGAGE-CRISIS RISING','2: ENGAGE-DRAWING MONEY=&gt;3(Money drawn)','2: ENGAGE-DRAWING CARDS=&gt;('C', 4)(Card drawn: 1)','2: ENGAGE-DRAWING CARDS=&gt;('S', 13)(Card drawn: 2)','2: ENGAGE-DRAWING MONEY=&gt;3(Money drawn)','2: ENGAGE-DRAWING CARDS=&gt;('C', 1)(Card drawn: 1)','2: ENGAGE-DRAWING CARDS=&gt;('S', 1)(Card drawn: 2)','2: ENGAGE-CRISIS RISING','2: ENGAGE-DRAWING MONEY=&gt;3(Money drawn)','2: ENGAGE-DRAWING CARDS=&gt;('H', 6)(Card drawn: 1)','2: ENGAGE-DRAWING CARDS=&gt;('D', 14)(Card drawn: 2)','2: ACTIVATE-ATTEMPTING PROJECTS=&gt;Base(Start project: type)','2: ACTIVATE-ATTEMPTING PROJECTS=&gt;LIVING STANDARDS(Start project: fix category)','2: ACTIVATE-ATTEMPTING PROJECTS=&gt;Systemic Corruption(Start project: fix problem)','2: ACTIVATE-ATTEMPTING PROJECTS=&gt;Base fix 'Systemic Corruption' (LIVING STANDARDS) triggers crisis(Project started)','2: ACTIVATE-ATTEMPTING PROJECTS=&gt;(('C', 2), 'C', 4, "Base fix 'Systemic Corruption' (LIVING STANDARDS) triggers crisis")(Skill for project)','2: ACTIVATE-ATTEMPTING PROJECTS=&gt;6(Consultant fees)','2: ACTIVATE-ATTEMPTING PROJECTS=&gt;6(Dice roll 2D6: skill check)','2: ACTIVATE-ATTEMPTING PROJECTS=&gt;(('C', 1), 'C', 4, "Base fix 'Systemic Corruption' (LIVING STANDARDS) triggers crisis")(Skill for project)','2: ACTIVATE-ATTEMPTING PROJECTS=&gt;1(Consultant fees)','2: ACTIVATE-ATTEMPTING PROJECTS=&gt;8(Dice roll 2D6: skill check)','2: ACTIVATE-ATTEMPTING PROJECTS=&gt;None(Skill for project)','2: ACTIVATE-DOING RESEARCH=&gt;None(Start researching)','2: ACTIVATE-ATTEMPTING PROJECTS=&gt;None(Skill for project)','2: ACTIVATE-DOING RESEARCH=&gt;None(Start researching)','2: ACTIVATE-ATTEMPTING PROJECTS=&gt;None(Start project: type)','2: ACTIVATE-ATTEMPTING PROJECTS=&gt;(('S', 1), 'S', 5, "Improved fix 'Market Externalities' (ECONOMIC)")(Skill for project)','2: ACTIVATE-ATTEMPTING PROJECTS=&gt;1(Consultant fees)','2: ACTIVATE-ATTEMPTING PROJECTS=&gt;8(Dice roll 2D6: skill check)','2: ACTIVATE-ATTEMPTING PROJECTS=&gt;(('D', 10), 'D', 1, "Improved fix 'Market Externalities' (ECONOMIC)")(Skill for project)','2: ACTIVATE-ATTEMPTING PROJECTS=&gt;0(Consultant fees)','2: ACTIVATE-ATTEMPTING PROJECTS=&gt;7(Dice roll 2D6: skill check)','2: ACTIVATE-ATTEMPTING PROJECTS=&gt;(('S', 6), 'S', 2, "Improved fix 'Market Externalities' (ECONOMIC)")(Skill for project)','2: ACTIVATE-ATTEMPTING PROJECTS=&gt;5(Consultant fees)','2: ACTIVATE-ATTEMPTING PROJECTS=&gt;6(Dice roll 2D6: skill check)','2: ACTIVATE-ATTEMPTING PROJECTS=&gt;(('D', 1), 'D', 1, "Improved fix 'Market Externalities' (ECONOMIC)")(Skill for project)','2: ACTIVATE-ATTEMPTING PROJECTS=&gt;0(Consultant fees)','2: ACTIVATE-ATTEMPTING PROJECTS=&gt;12(Dice roll 2D6: skill check)','2: ACTIVATE-ATTEMPTING PROJECTS=&gt;1(Added a crisis chip)','2: ACTIVATE-DOING RESEARCH=&gt;None(Start researching)','2: ACTIVATE-ATTEMPTING PROJECTS=&gt;None(Start project: type)','2: ACTIVATE-ATTEMPTING PROJECTS=&gt;(('S', 8), 'S', 2, "Improved fix 'Market Externalities' (ECONOMIC)")(Skill for project)','2: ACTIVATE-ATTEMPTING PROJECTS=&gt;2(Consultant fees)','2: ACTIVATE-ATTEMPTING PROJECTS=&gt;7(Dice roll 2D6: skill check)','2: ACTIVATE-ATTEMPTING PROJECTS=&gt;None(Skill for project)','2: ACTIVATE-DOING RESEARCH=&gt;None(Start researching)','2: END-CRISIS ROLLING=&gt;5(Dice roll 1D6: crisis cat)','2: END-CRISIS ROLLING=&gt;ENVIRONMENTAL(Category for crisis)','2: END-CRISIS ROLLING=&gt;3(Dice roll 1D6: node in ENVIRONMENTAL)','2: END-CRISIS ROLLING=&gt;Freshwater Depletion(Problem for crisis)','2: END-CRISIS ROLLING=&gt;12(Dice roll 2D6: crisis roll for Freshwater Depletion)','2: END-CRISIS ROLLING=&gt;12(Crisis roll for node "Freshwater Depletion")','2: END-CRISIS ROLLING=&gt;5(Dice roll 2D6: crisis roll for Freshwater Depletion)','2: END-CRISIS ROLLING=&gt;5(Crisis roll for node "Freshwater Depletion")','2: END-CRISIS ROLLING=&gt;Freshwater Depletion(Now in crisis)','2: END-CRISIS ROLLING=&gt;2(Dice roll 1D6: crisis cat)','2: END-CRISIS ROLLING=&gt;ECONOMIC(Category for crisis)','2: END-CRISIS ROLLING=&gt;5(Dice roll 1D6: node in ECONOMIC)','2: END-CRISIS ROLLING=&gt;1(Dice roll 1D6: node in ECONOMIC)','2: END-CRISIS ROLLING=&gt;Monopoly(Problem for crisis)','2: END-CRISIS ROLLING=&gt;6(Dice roll 2D6: crisis roll for Monopoly)','2: END-CRISIS ROLLING=&gt;6(Crisis roll for node "Monopoly")','2: END-CRISIS ROLLING=&gt;Inefficiency(Now in crisis (cascaded from: Monopoly))','3: ENGAGE-DRAWING MONEY=&gt;2(Money drawn)','3: ENGAGE-DRAWING CARDS=&gt;('S', 9)(Card drawn: 1)','3: ENGAGE-DRAWING CARDS=&gt;('D', 4)(Card drawn: 2)','3: ENGAGE-CRISIS RISING','3: ENGAGE-DRAWING MONEY=&gt;2(Money drawn)','3: ENGAGE-DRAWING CARDS=&gt;('S', 4)(Card drawn: 1)','3: ENGAGE-DRAWING CARDS=&gt;('S', 11)(Card drawn: 2)','3: ENGAGE-DRAWING MONEY=&gt;2(Money drawn)','3: ENGAGE-DRAWING CARDS=&gt;('C', 6)(Card drawn: 1)','3: ENGAGE-DRAWING CARDS=&gt;('S', 12)(Card drawn: 2)','3: ENGAGE-CRISIS RISING','3: ENGAGE-DRAWING MONEY=&gt;2(Money drawn)','3: ENGAGE-DRAWING CARDS=&gt;('S', 11)(Card drawn: 1)','3: ENGAGE-DRAWING CARDS=&gt;('D', 13)(Card drawn: 2)','3: ACTIVATE-ATTEMPTING PROJECTS=&gt;None(Skill for project)','3: ACTIVATE-DOING RESEARCH=&gt;None(Start researching)','3: ACTIVATE-ATTEMPTING PROJECTS=&gt;(('S', 4), 'S', 3, "Improved fix 'Market Externalities' (ECONOMIC)")(Skill for project)','3: ACTIVATE-ATTEMPTING PROJECTS=&gt;5(Consultant fees)','3: ACTIVATE-ATTEMPTING PROJECTS=&gt;7(Dice roll 2D6: skill check)','3: ACTIVATE-ATTEMPTING PROJECTS=&gt;None(Skill for project)','3: ACTIVATE-DOING RESEARCH=&gt;None(Start researching)','3: ACTIVATE-ATTEMPTING PROJECTS=&gt;Remove-Tradeoff(Start project: type)','3: ACTIVATE-ATTEMPTING PROJECTS=&gt;SOCIAL(Start project: fix category)','3: ACTIVATE-ATTEMPTING PROJECTS=&gt;Peace &amp; Justice(Start project: fix problem)','3: ACTIVATE-ATTEMPTING PROJECTS=&gt;Improved fix 'Peace &amp; Justice' (SOCIAL)(Project started)','3: ACTIVATE-ATTEMPTING PROJECTS=&gt;(('S', 12), 'S', 3, "Improved fix 'Market Externalities' (ECONOMIC)")(Skill for project)','3: ACTIVATE-ATTEMPTING PROJECTS=&gt;1(Consultant fees)','3: ACTIVATE-ATTEMPTING PROJECTS=&gt;7(Dice roll 2D6: skill check)','3: ACTIVATE-ATTEMPTING PROJECTS=&gt;(('C', 6), 'C', 2, "Base fix 'Systemic Corruption' (LIVING STANDARDS) triggers crisis")(Skill for project)','3: ACTIVATE-ATTEMPTING PROJECTS=&gt;1(Consultant fees)','3: ACTIVATE-ATTEMPTING PROJECTS=&gt;7(Dice roll 2D6: skill check)','3: ACTIVATE-ATTEMPTING PROJECTS=&gt;(('C', 1), 'C', 1, "Base fix 'Systemic Corruption' (LIVING STANDARDS) triggers crisis")(Skill for project)','3: ACTIVATE-ATTEMPTING PROJECTS=&gt;0(Consultant fees)','3: ACTIVATE-ATTEMPTING PROJECTS=&gt;6(Dice roll 2D6: skill check)','3: ACTIVATE-ATTEMPTING PROJECTS=&gt;(('C', 5), 'C', 0, "Base fix 'Systemic Corruption' (LIVING STANDARDS) triggers crisis")(Skill for project)','3: ACTIVATE-ATTEMPTING PROJECTS=&gt;0(Consultant fees)','3: ACTIVATE-ATTEMPTING PROJECTS=&gt;6(Dice roll 2D6: skill check)','3: ACTIVATE-DOING RESEARCH=&gt;None(Start researching)','3: ACTIVATE-ATTEMPTING PROJECTS=&gt;None(Start project: type)','3: ACTIVATE-ATTEMPTING PROJECTS=&gt;(('D', 10), 'D', 1, "Improved fix 'Market Externalities' (ECONOMIC)")(Skill for project)','3: ACTIVATE-ATTEMPTING PROJECTS=&gt;1(Consultant fees)','3: ACTIVATE-ATTEMPTING PROJECTS=&gt;7(Dice roll 2D6: skill check)','3: ACTIVATE-ATTEMPTING PROJECTS=&gt;(('H', 6), 'H', 2, "Base fix 'Systemic Corruption' (LIVING STANDARDS) triggers crisis")(Skill for project)','3: ACTIVATE-ATTEMPTING PROJECTS=&gt;2(Consultant fees)','3: ACTIVATE-ATTEMPTING PROJECTS=&gt;4(Dice roll 2D6: skill check)','3: ACTIVATE-ATTEMPTING PROJECTS=&gt;(('S', 12), 'S', 1, "Improved fix 'Market Externalities' (ECONOMIC)")(Skill for project)','3: ACTIVATE-ATTEMPTING PROJECTS=&gt;0(Consultant fees)','3: ACTIVATE-ATTEMPTING PROJECTS=&gt;6(Dice roll 2D6: skill check)','3: ACTIVATE-ATTEMPTING PROJECTS=&gt;(('D', 14), 'D', 1, "Improved fix 'Market Externalities' (ECONOMIC)")(Skill for project)','3: ACTIVATE-ATTEMPTING PROJECTS=&gt;(('D', 13), 'D', 2, "Improved fix 'Market Externalities' (ECONOMIC)")(Skill for project)','3: ACTIVATE-ATTEMPTING PROJECTS=&gt;1(Consultant fees)','3: ACTIVATE-ATTEMPTING PROJECTS=&gt;2(Dice roll 2D6: skill check)','3: ACTIVATE-ATTEMPTING PROJECTS=&gt;None(Skill for project)','3: ACTIVATE-DOING RESEARCH=&gt;None(Start researching)','4: END-FINALIZING=&gt;Improved fix 'Peace &amp; Justice' (SOCIAL)(Project abandoned)','4: END-FINALIZING=&gt;Improved fix 'Market Externalities' (ECONOMIC)(Project overskilled for "('D', 14)")','4: END-CRISIS ROLLING=&gt;4(Dice roll 1D6: crisis cat)','4: END-CRISIS ROLLING=&gt;CLASS(Category for crisis)','4: END-CRISIS ROLLING=&gt;4(Dice roll 1D6: node in CLASS)','4: END-CRISIS ROLLING=&gt;Food Shortage(Problem for crisis)','4: END-CRISIS ROLLING=&gt;2(Dice roll 2D6: crisis roll for Food Shortage)','4: END-CRISIS ROLLING=&gt;2(Crisis roll for node "Food Shortage")','4: END-CRISIS ROLLING=&gt;Political Voice(Now in crisis (cascaded from: Food Shortage))','4: END-CRISIS ROLLING=&gt;6(Dice roll 1D6: crisis cat)','4: END-CRISIS ROLLING=&gt;LIVING STANDARDS(Category for crisis)','4: END-CRISIS ROLLING=&gt;4(Dice roll 1D6: node in LIVING STANDARDS)','4: END-CRISIS ROLLING=&gt;4(Dice roll 1D6: node in LIVING STANDARDS)','4: END-CRISIS ROLLING=&gt;2(Dice roll 1D6: node in LIVING STANDARDS)','4: END-CRISIS ROLLING=&gt;Low Labour Standards(Problem for crisis)','4: END-CRISIS ROLLING=&gt;7(Dice roll 2D6: crisis roll for Low Labour Standards)','4: END-CRISIS ROLLING=&gt;7(Crisis roll for node "Low Labour Standards")','4: END-CRISIS ROLLING=&gt;Low Labour Standards(Now in crisis)','4: ENGAGE-DRAWING MONEY=&gt;2(Money drawn)','4: ENGAGE-DRAWING CARDS=&gt;('C', 3)(Card drawn: 1)','4: ENGAGE-DRAWING CARDS=&gt;('D', 4)(Card drawn: 2)','4: ENGAGE-CRISIS RISING','4: ENGAGE-DRAWING MONEY=&gt;2(Money drawn)','4: ENGAGE-DRAWING CARDS=&gt;('H', 13)(Card drawn: 1)','4: ENGAGE-DRAWING CARDS=&gt;('S', 6)(Card drawn: 2)','4: ENGAGE-DRAWING MONEY=&gt;2(Money drawn)','4: ENGAGE-DRAWING CARDS=&gt;('H', 4)(Card drawn: 1)','4: ENGAGE-DRAWING CARDS=&gt;('D', 12)(Card drawn: 2)','4: ENGAGE-CRISIS RISING','4: ENGAGE-DRAWING MONEY=&gt;2(Money drawn)','4: ENGAGE-DRAWING CARDS=&gt;('D', 8)(Card drawn: 1)','4: ENGAGE-DRAWING CARDS=&gt;('S', 10)(Card drawn: 2)','4: ACTIVATE-ATTEMPTING PROJECTS=&gt;(('S', 2), 'S', 2, "Improved fix 'Market Externalities' (ECONOMIC)")(Skill for project)','4: ACTIVATE-ATTEMPTING PROJECTS=&gt;4(Consultant fees)','4: ACTIVATE-ATTEMPTING PROJECTS=&gt;4(Dice roll 2D6: skill check)','4: ACTIVATE-ATTEMPTING PROJECTS=&gt;None(Skill for project)','4: ACTIVATE-DOING RESEARCH=&gt;None(Start researching)','4: ACTIVATE-ATTEMPTING PROJECTS=&gt;(('C', 4), 'C', 1, "Base fix 'Systemic Corruption' (LIVING STANDARDS) triggers crisis")(Skill for project)','4: ACTIVATE-ATTEMPTING PROJECTS=&gt;2(Consultant fees)','4: ACTIVATE-ATTEMPTING PROJECTS=&gt;6(Dice roll 2D6: skill check)','4: ACTIVATE-ATTEMPTING PROJECTS=&gt;(('H', 13), 'H', 3, "Base fix 'Systemic Corruption' (LIVING STANDARDS) triggers crisis")(Skill for project)','4: ACTIVATE-ATTEMPTING PROJECTS=&gt;5(Dice roll 2D6: skill check)','4: ACTIVATE-ATTEMPTING PROJECTS=&gt;(('C', 4), 'C', 0, "Base fix 'Systemic Corruption' (LIVING STANDARDS) triggers crisis")(Skill for project)','4: ACTIVATE-ATTEMPTING PROJECTS=&gt;8(Dice roll 2D6: skill check)','4: ACTIVATE-ATTEMPTING PROJECTS=&gt;(('S', 11), 'S', 1, "Improved fix 'Market Externalities' (ECONOMIC)")(Skill for project)','4: ACTIVATE-ATTEMPTING PROJECTS=&gt;3(Dice roll 2D6: skill check)','4: ACTIVATE-ATTEMPTING PROJECTS=&gt;(('S', 6), 'S', 1, "Improved fix 'Market Externalities' (ECONOMIC)")(Skill for project)','4: ACTIVATE-ATTEMPTING PROJECTS=&gt;6(Dice roll 2D6: skill check)','4: ACTIVATE-ATTEMPTING PROJECTS=&gt;None(Skill for project)','4: ACTIVATE-DOING RESEARCH=&gt;None(Start researching)','4: ACTIVATE-ATTEMPTING PROJECTS=&gt;Remove-Tradeoff(Start project: type)','4: ACTIVATE-ATTEMPTING PROJECTS=&gt;SOCIAL(Start project: fix category)','4: ACTIVATE-ATTEMPTING PROJECTS=&gt;Political Voice(Start project: fix problem)','4: ACTIVATE-ATTEMPTING PROJECTS=&gt;Improved fix 'Political Voice' (SOCIAL)(Project started)','4: ACTIVATE-ATTEMPTING PROJECTS=&gt;(('D', 12), 'D', 1, "Improved fix 'Market Externalities' (ECONOMIC)")(Skill for project)','4: ACTIVATE-ATTEMPTING PROJECTS=&gt;0(Consultant fees)','4: ACTIVATE-ATTEMPTING PROJECTS=&gt;3(Dice roll 2D6: skill check)','4: ACTIVATE-ATTEMPTING PROJECTS=&gt;None(Skill for project)','4: ACTIVATE-DOING RESEARCH=&gt;None(Start researching)','4: ACTIVATE-ATTEMPTING PROJECTS=&gt;Base(Start project: type)','4: ACTIVATE-ATTEMPTING PROJECTS=&gt;ECONOMIC(Start project: fix category)','4: ACTIVATE-ATTEMPTING PROJECTS=&gt;Monopoly(Start project: fix problem)','4: ACTIVATE-ATTEMPTING PROJECTS=&gt;Base fix 'Monopoly' (ECONOMIC) triggers crisis(Project started)','4: ACTIVATE-ATTEMPTING PROJECTS=&gt;(('D', 8), 'D', 2, "Base fix 'Monopoly' (ECONOMIC) triggers crisis")(Skill for project)','4: ACTIVATE-ATTEMPTING PROJECTS=&gt;0(Consultant fees)','4: ACTIVATE-ATTEMPTING PROJECTS=&gt;6(Dice roll 2D6: skill check)','4: ACTIVATE-ATTEMPTING PROJECTS=&gt;None(Skill for project)','4: ACTIVATE-DOING RESEARCH=&gt;None(Start researching)','4: END-FINALIZING=&gt;Improved fix 'Political Voice' (SOCIAL)(Project abandoned)','4: END-CRISIS ROLLING=&gt;2(Dice roll 1D6: crisis cat)','4: END-CRISIS ROLLING=&gt;ECONOMIC(Category for crisis)','4: END-CRISIS ROLLING=&gt;4(Dice roll 1D6: node in ECONOMIC)','4: END-CRISIS ROLLING=&gt;6(Dice roll 1D6: node in ECONOMIC)','4: END-CRISIS ROLLING=&gt;5(Dice roll 1D6: node in ECONOMIC)','4: END-CRISIS ROLLING=&gt;2(Dice roll 1D6: node in ECONOMIC)','4: END-CRISIS ROLLING=&gt;Market Externalities(Problem for crisis)','4: END-CRISIS ROLLING=&gt;5(Dice roll 2D6: crisis roll for Market Externalities)','4: END-CRISIS ROLLING=&gt;5(Crisis roll for node "Market Externalities")','4: END-CRISIS ROLLING=&gt;Economic Inequality(Now in crisis (cascaded from: Market Externalities))','4: END-CRISIS ROLLING=&gt;2(Dice roll 1D6: crisis cat)','4: END-CRISIS ROLLING=&gt;ECONOMIC(Category for crisis)','4: END-CRISIS ROLLING=&gt;1(Dice roll 1D6: node in ECONOMIC)','4: END-CRISIS ROLLING=&gt;Monopoly(Problem for crisis)','4: END-CRISIS ROLLING=&gt;9(Dice roll 2D6: crisis roll for Monopoly)','4: END-CRISIS ROLLING=&gt;9(Crisis roll for node "Monopoly")','4: END-CRISIS ROLLING=&gt;Monopoly(Crisis averted)','5: ENGAGE-DRAWING MONEY=&gt;2(Money drawn)','5: ENGAGE-DRAWING CARDS=&gt;('D', 6)(Card drawn: 1)','5: ENGAGE-DRAWING CARDS=&gt;('C', 13)(Card drawn: 2)','5: ENGAGE-CRISIS RISING','5: ENGAGE-DRAWING MONEY=&gt;2(Money drawn)','5: ENGAGE-DRAWING CARDS=&gt;('H', 7)(Card drawn: 1)','5: ENGAGE-DRAWING CARDS=&gt;('C', 10)(Card drawn: 2)','5: ENGAGE-DRAWING MONEY=&gt;2(Money drawn)','5: ENGAGE-DRAWING CARDS=&gt;('S', 7)(Card drawn: 1)','5: ENGAGE-DRAWING CARDS=&gt;('S', 13)(Card drawn: 2)','5: ENGAGE-CRISIS RISING','5: ENGAGE-DRAWING MONEY=&gt;2(Money drawn)','5: ENGAGE-DRAWING CARDS=&gt;('C', 9)(Card drawn: 1)','5: ENGAGE-DRAWING CARDS=&gt;('S', 2)(Card drawn: 2)','5: ACTIVATE-ATTEMPTING PROJECTS=&gt;(('S', 9), 'S', 3, "Base fix 'Monopoly' (ECONOMIC) triggers crisis")(Skill for project)','5: ACTIVATE-ATTEMPTING PROJECTS=&gt;2(Consultant fees)','5: ACTIVATE-ATTEMPTING PROJECTS=&gt;2(Dice roll 2D6: skill check)','5: ACTIVATE-ATTEMPTING PROJECTS=&gt;(('D', 4), 'D', 3, "Base fix 'Monopoly' (ECONOMIC) triggers crisis")(Skill for project)','5: ACTIVATE-ATTEMPTING PROJECTS=&gt;0(Consultant fees)','5: ACTIVATE-ATTEMPTING PROJECTS=&gt;12(Dice roll 2D6: skill check)','5: ACTIVATE-ATTEMPTING PROJECTS=&gt;1(Added a crisis chip)','5: ACTIVATE-ATTEMPTING PROJECTS=&gt;(('D', 1), 'D', 1, "Improved fix 'Market Externalities' (ECONOMIC)")(Skill for project)','5: ACTIVATE-ATTEMPTING PROJECTS=&gt;1(Consultant fees)','5: ACTIVATE-ATTEMPTING PROJECTS=&gt;8(Dice roll 2D6: skill check)','5: ACTIVATE-ATTEMPTING PROJECTS=&gt;(('D', 4), 'D', 3, "Improved fix 'Market Externalities' (ECONOMIC)")(Skill for project)','5: ACTIVATE-ATTEMPTING PROJECTS=&gt;1(Consultant fees)','5: ACTIVATE-ATTEMPTING PROJECTS=&gt;7(Dice roll 2D6: skill check)','5: ACTIVATE-ATTEMPTING PROJECTS=&gt;(('C', 13), 'C', 1, "Base fix 'Systemic Corruption' (LIVING STANDARDS) triggers crisis")(Skill for project)','5: ACTIVATE-ATTEMPTING PROJECTS=&gt;5(Dice roll 2D6: skill check)','5: ACTIVATE-ATTEMPTING PROJECTS=&gt;None(Skill for project)','5: ACTIVATE-DOING RESEARCH=&gt;None(Start researching)','5: ACTIVATE-ATTEMPTING PROJECTS=&gt;(('S', 13), 'S', 0, "Base fix 'Monopoly' (ECONOMIC) triggers crisis")(Skill for project)','5: ACTIVATE-ATTEMPTING PROJECTS=&gt;0(Consultant fees)','5: ACTIVATE-ATTEMPTING PROJECTS=&gt;8(Dice roll 2D6: skill check)','5: ACTIVATE-ATTEMPTING PROJECTS=&gt;None(Skill for project)','5: ACTIVATE-DOING RESEARCH=&gt;None(Start researching)','5: ACTIVATE-ATTEMPTING PROJECTS=&gt;None(Start project: type)','5: ACTIVATE-ATTEMPTING PROJECTS=&gt;(('H', 4), 'H', 0, "Base fix 'Systemic Corruption' (LIVING STANDARDS) triggers crisis")(Skill for project)','5: ACTIVATE-ATTEMPTING PROJECTS=&gt;2(Consultant fees)','5: ACTIVATE-ATTEMPTING PROJECTS=&gt;5(Dice roll 2D6: skill check)','5: ACTIVATE-ATTEMPTING PROJECTS=&gt;(('S', 7), 'S', 0, "Base fix 'Monopoly' (ECONOMIC) triggers crisis")(Skill for project)','5: ACTIVATE-ATTEMPTING PROJECTS=&gt;3(Consultant fees)','5: ACTIVATE-ATTEMPTING PROJECTS=&gt;2(Dice roll 2D6: skill check)','5: ACTIVATE-ATTEMPTING PROJECTS=&gt;(('S', 13), 'S', 0, "Base fix 'Monopoly' (ECONOMIC) triggers crisis")(Skill for project)','5: ACTIVATE-ATTEMPTING PROJECTS=&gt;1(Consultant fees)','5: ACTIVATE-ATTEMPTING PROJECTS=&gt;7(Dice roll 2D6: skill check)','5: ACTIVATE-DOING RESEARCH=&gt;None(Start researching)','5: ACTIVATE-ATTEMPTING PROJECTS=&gt;(('S', 10), 'S', 2, "Improved fix 'Market Externalities' (ECONOMIC)")(Skill for project)','5: ACTIVATE-ATTEMPTING PROJECTS=&gt;0(Consultant fees)','5: ACTIVATE-ATTEMPTING PROJECTS=&gt;11(Dice roll 2D6: skill check)','5: ACTIVATE-ATTEMPTING PROJECTS=&gt;None(Skill for project)','5: ACTIVATE-DOING RESEARCH=&gt;None(Start researching)','5: END-CRISIS ROLLING=&gt;3(Dice roll 1D6: crisis cat)','5: END-CRISIS ROLLING=&gt;SOCIAL(Category for crisis)','5: END-CRISIS ROLLING=&gt;4(Dice roll 1D6: node in SOCIAL)','5: END-CRISIS ROLLING=&gt;Community Networks(Problem for crisis)','5: END-CRISIS ROLLING=&gt;5(Dice roll 2D6: crisis roll for Community Networks)','5: END-CRISIS ROLLING=&gt;5(Crisis roll for node "Community Networks")','5: END-CRISIS ROLLING=&gt;Peace &amp; Justice(Now in crisis (cascaded from: Community Networks))','5: END-CRISIS ROLLING=&gt;1(Dice roll 1D6: crisis cat)','5: END-CRISIS ROLLING=&gt;INDUSTRIAL(Category for crisis)','5: END-CRISIS ROLLING=&gt;3(Dice roll 1D6: node in INDUSTRIAL)','5: END-CRISIS ROLLING=&gt;Sprawl(Problem for crisis)','5: END-CRISIS ROLLING=&gt;8(Dice roll 2D6: crisis roll for Sprawl)','5: END-CRISIS ROLLING=&gt;8(Crisis roll for node "Sprawl")','5: END-CRISIS ROLLING=&gt;Sprawl(Now in crisis)','5: END-CRISIS ROLLING=&gt;4(Dice roll 1D6: crisis cat)','5: END-CRISIS ROLLING=&gt;CLASS(Category for crisis)','5: END-CRISIS ROLLING=&gt;4(Dice roll 1D6: node in CLASS)','5: END-CRISIS ROLLING=&gt;Food Shortage(Problem for crisis)','5: END-CRISIS ROLLING=&gt;5(Dice roll 2D6: crisis roll for Food Shortage)','5: END-CRISIS ROLLING=&gt;5(Crisis roll for node "Food Shortage")','5: END-CRISIS ROLLING=&gt;Land Conversion(Now in crisis (cascaded from: Food Shortage))','6: ENGAGE-DRAWING MONEY=&gt;2(Money drawn)','6: ENGAGE-DRAWING CARDS=&gt;('C', 5)(Card drawn: 1)','6: ENGAGE-DRAWING CARDS=&gt;('D', 9)(Card drawn: 2)','6: ENGAGE-CRISIS RISING','6: ENGAGE-DRAWING MONEY=&gt;2(Money drawn)','6: ENGAGE-DRAWING CARDS=&gt;('D', 7)(Card drawn: 1)','6: ENGAGE-DRAWING CARDS=&gt;('S', 4)(Card drawn: 2)','6: ENGAGE-DRAWING MONEY=&gt;2(Money drawn)','6: ENGAGE-DRAWING CARDS=&gt;('H', 11)(Card drawn: 1)','6: ENGAGE-DRAWING CARDS=&gt;('S', 8)(Card drawn: 2)','6: ENGAGE-CRISIS RISING','6: ENGAGE-DRAWING MONEY=&gt;2(Money drawn)','6: ENGAGE-DRAWING CARDS=&gt;('D', 7)(Card drawn: 1)','6: ENGAGE-DRAWING CARDS=&gt;('D', 6)(Card drawn: 2)','6: ACTIVATE-ATTEMPTING PROJECTS=&gt;(('C', 5), 'C', 4, "Base fix 'Systemic Corruption' (LIVING STANDARDS) triggers crisis")(Skill for project)','6: ACTIVATE-ATTEMPTING PROJECTS=&gt;0(Consultant fees)','6: ACTIVATE-ATTEMPTING PROJECTS=&gt;8(Dice roll 2D6: skill check)','6: ACTIVATE-ATTEMPTING PROJECTS=&gt;None(Skill for project)','6: ACTIVATE-DOING RESEARCH=&gt;None(Start researching)','6: ACTIVATE-ATTEMPTING PROJECTS=&gt;(('D', 7), 'D', 2, "Improved fix 'Market Externalities' (ECONOMIC)")(Skill for project)','6: ACTIVATE-ATTEMPTING PROJECTS=&gt;2(Consultant fees)','6: ACTIVATE-ATTEMPTING PROJECTS=&gt;5(Dice roll 2D6: skill check)','6: ACTIVATE-ATTEMPTING PROJECTS=&gt;None(Skill for project)','6: ACTIVATE-DOING RESEARCH=&gt;None(Start researching)','6: ACTIVATE-ATTEMPTING PROJECTS=&gt;Remove-Tradeoff(Start project: type)','6: ACTIVATE-ATTEMPTING PROJECTS=&gt;ENVIRONMENTAL(Start project: fix category)','6: ACTIVATE-ATTEMPTING PROJECTS=&gt;Air &amp; Ozone Degradation(Start project: fix problem)','6: ACTIVATE-ATTEMPTING PROJECTS=&gt;Improved fix 'Air &amp; Ozone Degradation' (ENVIRONMENTAL)(Project started)','6: ACTIVATE-ATTEMPTING PROJECTS=&gt;(('S', 8), 'S', 1, "Base fix 'Monopoly' (ECONOMIC) triggers crisis")(Skill for project)','6: ACTIVATE-ATTEMPTING PROJECTS=&gt;0(Consultant fees)','6: ACTIVATE-ATTEMPTING PROJECTS=&gt;8(Dice roll 2D6: skill check)','6: ACTIVATE-ATTEMPTING PROJECTS=&gt;None(Skill for project)','6: ACTIVATE-DOING RESEARCH=&gt;None(Start researching)','6: ACTIVATE-ATTEMPTING PROJECTS=&gt;(('C', 9), 'C', 0, "Base fix 'Systemic Corruption' (LIVING STANDARDS) triggers crisis")(Skill for project)','6: ACTIVATE-ATTEMPTING PROJECTS=&gt;2(Consultant fees)','6: ACTIVATE-ATTEMPTING PROJECTS=&gt;5(Dice roll 2D6: skill check)','6: ACTIVATE-ATTEMPTING PROJECTS=&gt;None(Skill for project)','6: ACTIVATE-DOING RESEARCH=&gt;None(Start researching)','6: END-FINALIZING=&gt;Improved fix 'Air &amp; Ozone Degradation' (ENVIRONMENTAL)(Project abandoned)','6: END-CRISIS ROLLING=&gt;INDUSTRIAL(Crisis chip: full category)','6: END-CRISIS ROLLING=&gt;SOCIAL(Crisis chip: full category)','6: END-CRISIS ROLLING=&gt;6(Dice roll 1D6: crisis cat)','6: END-CRISIS ROLLING=&gt;LIVING STANDARDS(Category for crisis)','6: END-CRISIS ROLLING=&gt;6(Dice roll 1D6: node in LIVING STANDARDS)','6: END-CRISIS ROLLING=&gt;2(Dice roll 1D6: node in LIVING STANDARDS)','6: END-CRISIS ROLLING=&gt;Low Labour Standards(Problem for crisis)','6: END-CRISIS ROLLING=&gt;11(Dice roll 2D6: crisis roll for Low Labour Standards)','6: END-CRISIS ROLLING=&gt;11(Crisis roll for node "Low Labour Standards")','6: END-CRISIS ROLLING=&gt;7(Dice roll 2D6: crisis roll for Low Labour Standards)','6: END-CRISIS ROLLING=&gt;7(Crisis roll for node "Low Labour Standards")','6: END-CRISIS ROLLING=&gt;Discrimination(Now in crisis (cascaded from: Low Labour Standards))','7: ENGAGE-DRAWING MONEY=&gt;2(Money drawn)','7: ENGAGE-DRAWING CARDS=&gt;('D', 3)(Card drawn: 1)','7: ENGAGE-DRAWING CARDS=&gt;('C', 2)(Card drawn: 2)','7: ENGAGE-CRISIS RISING','7: ENGAGE-DRAWING MONEY=&gt;2(Money drawn)','7: ENGAGE-DRAWING CARDS=&gt;('C', 14)(Card drawn: 1)','7: ENGAGE-DRAWING CARDS=&gt;('C', 12)(Card drawn: 2)','7: ENGAGE-DRAWING MONEY=&gt;2(Money drawn)','7: ENGAGE-DRAWING CARDS=&gt;('D', 3)(Card drawn: 1)','7: ENGAGE-DRAWING CARDS=&gt;('D', 2)(Card drawn: 2)','7: ENGAGE-CRISIS RISING','7: ENGAGE-DRAWING MONEY=&gt;2(Money drawn)','7: ENGAGE-DRAWING CARDS=&gt;('S', 5)(Card drawn: 1)','7: ENGAGE-DRAWING CARDS=&gt;('S', 1)(Card drawn: 2)','7: ACTIVATE-ATTEMPTING PROJECTS=&gt;(('D', 3), 'D', 5, "Base fix 'Monopoly' (ECONOMIC) triggers crisis")(Skill for project)','7: ACTIVATE-ATTEMPTING PROJECTS=&gt;2(Consultant fees)','7: ACTIVATE-ATTEMPTING PROJECTS=&gt;6(Dice roll 2D6: skill check)','7: ACTIVATE-ATTEMPTING PROJECTS=&gt;None(Skill for project)','7: ACTIVATE-DOING RESEARCH=&gt;None(Start researching)','7: ACTIVATE-ATTEMPTING PROJECTS=&gt;(('C', 10), 'C', 1, "Base fix 'Systemic Corruption' (LIVING STANDARDS) triggers crisis")(Skill for project)','7: ACTIVATE-ATTEMPTING PROJECTS=&gt;0(Consultant fees)','7: ACTIVATE-ATTEMPTING PROJECTS=&gt;11(Dice roll 2D6: skill check)','7: ACTIVATE-ATTEMPTING PROJECTS=&gt;None(Skill for project)','7: ACTIVATE-DOING RESEARCH=&gt;None(Start researching)','7: ACTIVATE-ATTEMPTING PROJECTS=&gt;Base(Start project: type)','7: ACTIVATE-ATTEMPTING PROJECTS=&gt;SOCIAL(Start project: fix category)','7: ACTIVATE-ATTEMPTING PROJECTS=&gt;Community Networks(Start project: fix problem)','7: ACTIVATE-ATTEMPTING PROJECTS=&gt;Base fix 'Community Networks' (SOCIAL) triggers crisis(Project started)','7: ACTIVATE-ATTEMPTING PROJECTS=&gt;(('H', 11), 'H', 0, "Base fix 'Community Networks' (SOCIAL) triggers crisis")(Skill for project)','7: ACTIVATE-ATTEMPTING PROJECTS=&gt;1(Consultant fees)','7: ACTIVATE-ATTEMPTING PROJECTS=&gt;11(Dice roll 2D6: skill check)','7: ACTIVATE-ATTEMPTING PROJECTS=&gt;(('D', 2), 'D', 1, "Base fix 'Community Networks' (SOCIAL) triggers crisis")(Skill for project)','7: ACTIVATE-ATTEMPTING PROJECTS=&gt;3(Consultant fees)','7: ACTIVATE-ATTEMPTING PROJECTS=&gt;9(Dice roll 2D6: skill check)','7: ACTIVATE-ATTEMPTING PROJECTS=&gt;(('D', 3), 'D', 0, "Base fix 'Community Networks' (SOCIAL) triggers crisis")(Skill for project)','7: ACTIVATE-ATTEMPTING PROJECTS=&gt;1(Consultant fees)','7: ACTIVATE-ATTEMPTING PROJECTS=&gt;4(Dice roll 2D6: skill check)','7: ACTIVATE-DOING RESEARCH=&gt;None(Start researching)','7: ACTIVATE-ATTEMPTING PROJECTS=&gt;(('S', 1), 'S', 6, "Base fix 'Monopoly' (ECONOMIC) triggers crisis")(Skill for project)','7: ACTIVATE-ATTEMPTING PROJECTS=&gt;0(Consultant fees)','7: ACTIVATE-ATTEMPTING PROJECTS=&gt;6(Dice roll 2D6: skill check)','7: ACTIVATE-ATTEMPTING PROJECTS=&gt;(('D', 6), 'D', 4, "Improved fix 'Market Externalities' (ECONOMIC)")(Skill for project)','7: ACTIVATE-ATTEMPTING PROJECTS=&gt;0(Consultant fees)','7: ACTIVATE-ATTEMPTING PROJECTS=&gt;9(Dice roll 2D6: skill check)','7: ACTIVATE-ATTEMPTING PROJECTS=&gt;(('C', 9), 'C', 1, "Base fix 'Systemic Corruption' (LIVING STANDARDS) triggers crisis")(Skill for project)','7: ACTIVATE-ATTEMPTING PROJECTS=&gt;2(Consultant fees)','7: ACTIVATE-ATTEMPTING PROJECTS=&gt;8(Dice roll 2D6: skill check)','7: ACTIVATE-ATTEMPTING PROJECTS=&gt;(('D', 7), 'D', 2, "Base fix 'Monopoly' (ECONOMIC) triggers crisis")(Skill for project)','7: ACTIVATE-ATTEMPTING PROJECTS=&gt;4(Consultant fees)','7: ACTIVATE-ATTEMPTING PROJECTS=&gt;10(Dice roll 2D6: skill check)','7: ACTIVATE-ATTEMPTING PROJECTS=&gt;(('S', 2), 'S', 1, "Base fix 'Monopoly' (ECONOMIC) triggers crisis")(Skill for project)','7: ACTIVATE-ATTEMPTING PROJECTS=&gt;2(Consultant fees)','7: ACTIVATE-ATTEMPTING PROJECTS=&gt;7(Dice roll 2D6: skill check)','7: ACTIVATE-ATTEMPTING PROJECTS=&gt;None(Skill for project)','7: ACTIVATE-DOING RESEARCH=&gt;None(Start researching)','8: END-CRISIS ROLLING=&gt;INDUSTRIAL(Crisis chip: full category)','8: END-CRISIS ROLLING=&gt;SOCIAL(Crisis chip: full category)','8: END-CRISIS ROLLING=&gt;LIVING STANDARDS(Crisis chip: full category)','8: END-CRISIS ROLLING=&gt;4(Dice roll 1D6: crisis cat)','8: END-CRISIS ROLLING=&gt;CLASS(Category for crisis)','8: END-CRISIS ROLLING=&gt;4(Dice roll 1D6: node in CLASS)','8: END-CRISIS ROLLING=&gt;Food Shortage(Problem for crisis)','8: END-CRISIS ROLLING=&gt;5(Dice roll 2D6: crisis roll for Food Shortage)','8: END-CRISIS ROLLING=&gt;5(Crisis roll for node "Food Shortage")','8: END-CRISIS ROLLING=&gt;Biodiversity Loss(Now in crisis (cascaded from: Food Shortage))','8: END-CRISIS ROLLING=&gt;5(Dice roll 1D6: crisis cat)','8: END-CRISIS ROLLING=&gt;ENVIRONMENTAL(Category for crisis)','8: END-CRISIS ROLLING=&gt;2(Dice roll 1D6: node in ENVIRONMENTAL)','8: END-CRISIS ROLLING=&gt;Climate Change(Problem for crisis)','8: END-CRISIS ROLLING=&gt;7(Dice roll 2D6: crisis roll for Climate Change)','8: END-CRISIS ROLLING=&gt;7(Crisis roll for node "Climate Change")','8: END-CRISIS ROLLING=&gt;Climate Change(Now in crisis)','8: ENGAGE-DRAWING MONEY=&gt;2(Money drawn)','8: ENGAGE-DRAWING CARDS=&gt;('S', 9)(Card drawn: 1)','8: ENGAGE-DRAWING CARDS=&gt;('C', 8)(Card drawn: 2)','8: ENGAGE-CRISIS RISING','8: ENGAGE-DRAWING MONEY=&gt;2(Money drawn)','8: ENGAGE-DRAWING CARDS=&gt;('H', 8)(Card drawn: 1)','8: ENGAGE-DRAWING CARDS=&gt;('C', 3)(Card drawn: 2)','8: ENGAGE-DRAWING MONEY=&gt;2(Money drawn)','8: ENGAGE-DRAWING CARDS=&gt;('S', 10)(Card drawn: 1)','8: ENGAGE-DRAWING CARDS=&gt;('S', 7)(Card drawn: 2)','8: ENGAGE-CRISIS RISING','8: ENGAGE-DRAWING MONEY=&gt;2(Money drawn)','8: ENGAGE-DRAWING CARDS=&gt;('S', 3)(Card drawn: 1)','8: ENGAGE-DRAWING CARDS=&gt;('S', 14)(Card drawn: 2)','8: ACTIVATE-ATTEMPTING PROJECTS=&gt;(('C', 13), 'C', 3, "Base fix 'Systemic Corruption' (LIVING STANDARDS) triggers crisis")(Skill for project)','8: ACTIVATE-ATTEMPTING PROJECTS=&gt;0(Consultant fees)','8: ACTIVATE-ATTEMPTING PROJECTS=&gt;5(Dice roll 2D6: skill check)','8: ACTIVATE-ATTEMPTING PROJECTS=&gt;(('D', 9), 'D', 0, "Improved fix 'Market Externalities' (ECONOMIC)")(Skill for project)','8: ACTIVATE-ATTEMPTING PROJECTS=&gt;0(Consultant fees)','8: ACTIVATE-ATTEMPTING PROJECTS=&gt;10(Dice roll 2D6: skill check)','8: ACTIVATE-ATTEMPTING PROJECTS=&gt;(('D', 9), 'D', 2, "Base fix 'Monopoly' (ECONOMIC) triggers crisis")(Skill for project)','8: ACTIVATE-ATTEMPTING PROJECTS=&gt;0(Consultant fees)','8: ACTIVATE-ATTEMPTING PROJECTS=&gt;7(Dice roll 2D6: skill check)','8: ACTIVATE-ATTEMPTING PROJECTS=&gt;(('C', 3), 'C', 0, "Base fix 'Systemic Corruption' (LIVING STANDARDS) triggers crisis")(Skill for project)','8: ACTIVATE-ATTEMPTING PROJECTS=&gt;2(Consultant fees)','8: ACTIVATE-ATTEMPTING PROJECTS=&gt;4(Dice roll 2D6: skill check)','8: ACTIVATE-ATTEMPTING PROJECTS=&gt;(('D', 6), 'D', 0, "Base fix 'Community Networks' (SOCIAL) triggers crisis")(Skill for project)','8: ACTIVATE-ATTEMPTING PROJECTS=&gt;0(Consultant fees)','8: ACTIVATE-ATTEMPTING PROJECTS=&gt;4(Dice roll 2D6: skill check)','8: ACTIVATE-ATTEMPTING PROJECTS=&gt;(('S', 9), 'S', 1, "Base fix 'Monopoly' (ECONOMIC) triggers crisis")(Skill for project)','8: ACTIVATE-ATTEMPTING PROJECTS=&gt;1(Consultant fees)','8: ACTIVATE-ATTEMPTING PROJECTS=&gt;8(Dice roll 2D6: skill check)','8: ACTIVATE-ATTEMPTING PROJECTS=&gt;(('C', 8), 'C', 1, "Base fix 'Systemic Corruption' (LIVING STANDARDS) triggers crisis")(Skill for project)','8: ACTIVATE-ATTEMPTING PROJECTS=&gt;0(Consultant fees)','8: ACTIVATE-ATTEMPTING PROJECTS=&gt;9(Dice roll 2D6: skill check)','8: ACTIVATE-ATTEMPTING PROJECTS=&gt;None(Skill for project)','8: ACTIVATE-DOING RESEARCH=&gt;None(Start researching)','8: ACTIVATE-ATTEMPTING PROJECTS=&gt;(('S', 4), 'S', 1, "Base fix 'Monopoly' (ECONOMIC) triggers crisis")(Skill for project)','8: ACTIVATE-ATTEMPTING PROJECTS=&gt;1(Consultant fees)','8: ACTIVATE-ATTEMPTING PROJECTS=&gt;9(Dice roll 2D6: skill check)','8: ACTIVATE-ATTEMPTING PROJECTS=&gt;(('H', 7), 'H', 0, "Base fix 'Community Networks' (SOCIAL) triggers crisis")(Skill for project)','8: ACTIVATE-ATTEMPTING PROJECTS=&gt;1(Consultant fees)','8: ACTIVATE-ATTEMPTING PROJECTS=&gt;3(Dice roll 2D6: skill check)','8: ACTIVATE-ATTEMPTING PROJECTS=&gt;None(Skill for project)','8: ACTIVATE-DOING RESEARCH=&gt;None(Start researching)','8: ACTIVATE-ATTEMPTING PROJECTS=&gt;(('S', 10), 'S', 0, "Improved fix 'Market Externalities' (ECONOMIC)")(Skill for project)','8: ACTIVATE-ATTEMPTING PROJECTS=&gt;0(Consultant fees)','8: ACTIVATE-ATTEMPTING PROJECTS=&gt;5(Dice roll 2D6: skill check)','8: ACTIVATE-ATTEMPTING PROJECTS=&gt;(('S', 7), 'S', 0, "Improved fix 'Market Externalities' (ECONOMIC)")(Skill for project)','8: ACTIVATE-ATTEMPTING PROJECTS=&gt;2(Consultant fees)','8: ACTIVATE-ATTEMPTING PROJECTS=&gt;8(Dice roll 2D6: skill check)','8: ACTIVATE-DOING RESEARCH=&gt;None(Start researching)','8: ACTIVATE-ATTEMPTING PROJECTS=&gt;(('S', 11), 'S', 0, "Improved fix 'Market Externalities' (ECONOMIC)")(Skill for project)','8: ACTIVATE-ATTEMPTING PROJECTS=&gt;0(Consultant fees)','8: ACTIVATE-ATTEMPTING PROJECTS=&gt;6(Dice roll 2D6: skill check)','8: ACTIVATE-ATTEMPTING PROJECTS=&gt;(('S', 5), 'S', 0, "Improved fix 'Market Externalities' (ECONOMIC)")(Skill for project)','8: ACTIVATE-ATTEMPTING PROJECTS=&gt;5(Consultant fees)','8: ACTIVATE-ATTEMPTING PROJECTS=&gt;9(Dice roll 2D6: skill check)','8: ACTIVATE-ATTEMPTING PROJECTS=&gt;(('S', 14), 'S', 1, "Base fix 'Monopoly' (ECONOMIC) triggers crisis")(Skill for project)','8: ACTIVATE-ATTEMPTING PROJECTS=&gt;None(Skill for project)','8: ACTIVATE-DOING RESEARCH=&gt;None(Start researching)','8: END-FINALIZING=&gt;Base fix 'Monopoly' (ECONOMIC) triggers crisis(Project overskilled for "('S', 14)")','8: END-CRISIS ROLLING=&gt;INDUSTRIAL(Crisis chip: full category)','8: END-CRISIS ROLLING=&gt;SOCIAL(Crisis chip: full category)','8: END-CRISIS ROLLING=&gt;LIVING STANDARDS(Crisis chip: full category)','8: END-CRISIS ROLLING=&gt;2(Dice roll 1D6: crisis cat)','8: END-CRISIS ROLLING=&gt;ECONOMIC(Category for crisis)','8: END-CRISIS ROLLING=&gt;1(Dice roll 1D6: node in ECONOMIC)','8: END-CRISIS ROLLING=&gt;Monopoly(Problem for crisis)','8: END-CRISIS ROLLING=&gt;7(Dice roll 2D6: crisis roll for Monopoly)','8: END-CRISIS ROLLING=&gt;7(Crisis roll for node "Monopoly")','8: END-CRISIS ROLLING=&gt;Chemical Pollution(Now in crisis (cascaded from: Monopoly)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5(Dice roll 1D6: node in CLASS)','8: END-CRISIS ROLLING=&gt;6(Dice roll 1D6: node in CLASS)','8: END-CRISIS ROLLING=&gt;1(Dice roll 1D6: node in CLASS)','8: END-CRISIS ROLLING=&gt;Healthcare(Crisis chip: overwhelmed problem)','8: END-CRISIS ROLLING=&gt;1(Dice roll 1D6: crisis cat)','8: END-CRISIS ROLLING=&gt;INDUSTRIAL(Category for crisis)','8: END-CRISIS ROLLING=&gt;INDUSTRIAL(Crisis chip: full category)','8: END-CRISIS ROLLING=&gt;1(Dice roll 1D6: crisis cat)','8: END-CRISIS ROLLING=&gt;INDUSTRIAL(Category for crisis)','8: END-CRISIS ROLLING=&gt;INDUSTRIAL(Crisis chip: full category)','8: END-CRISIS ROLLING=&gt;5(Dice roll 1D6: crisis cat)','8: END-CRISIS ROLLING=&gt;ENVIRONMENTAL(Category for crisis)','8: END-CRISIS ROLLING=&gt;4(Dice roll 1D6: node in ENVIRONMENTAL)','8: END-CRISIS ROLLING=&gt;Air &amp; Ozone Degradation(Problem for crisis)','8: END-CRISIS ROLLING=&gt;9(Dice roll 2D6: crisis roll for Air &amp; Ozone Degradation)','8: END-CRISIS ROLLING=&gt;9(Crisis roll for node "Air &amp; Ozone Degradation")','8: END-CRISIS ROLLING=&gt;Air &amp; Ozone Degradation(Crisis averted)','9: ENGAGE-DRAWING MONEY=&gt;2(Money drawn)','9: ENGAGE-DRAWING CARDS=&gt;('S', 7)(Card drawn: 1)','9: ENGAGE-DRAWING CARDS=&gt;('C', 7)(Card drawn: 2)','9: ENGAGE-CRISIS RISING','9: ENGAGE-DRAWING MONEY=&gt;2(Money drawn)','9: ENGAGE-DRAWING CARDS=&gt;('S', 13)(Card drawn: 1)','9: ENGAGE-DRAWING CARDS=&gt;('C', 8)(Card drawn: 2)','9: ENGAGE-DRAWING MONEY=&gt;2(Money drawn)','9: ENGAGE-DRAWING CARDS=&gt;('H', 9)(Card drawn: 1)','9: ENGAGE-DRAWING CARDS=&gt;('D', 13)(Card drawn: 2)','9: ENGAGE-CRISIS RISING','9: ENGAGE-DRAWING MONEY=&gt;2(Money drawn)','9: ENGAGE-DRAWING CARDS=&gt;('D', 2)(Card drawn: 1)','9: ENGAGE-DRAWING CARDS=&gt;('D', 8)(Card drawn: 2)','9: ACTIVATE-ATTEMPTING PROJECTS=&gt;(('C', 2), 'C', 0, "Base fix 'Systemic Corruption' (LIVING STANDARDS) triggers crisis")(Skill for project)','9: ACTIVATE-ATTEMPTING PROJECTS=&gt;3(Consultant fees)','9: ACTIVATE-ATTEMPTING PROJECTS=&gt;6(Dice roll 2D6: skill check)','9: ACTIVATE-ATTEMPTING PROJECTS=&gt;None(Skill for project)','9: ACTIVATE-DOING RESEARCH=&gt;None(Start researching)','9: ACTIVATE-ATTEMPTING PROJECTS=&gt;(('C', 14), 'H', 0, "Base fix 'Community Networks' (SOCIAL) triggers crisis")(Skill for project)','9: ACTIVATE-ATTEMPTING PROJECTS=&gt;(('C', 12), 'C', 0, "Base fix 'Systemic Corruption' (LIVING STANDARDS) triggers crisis")(Skill for project)','9: ACTIVATE-ATTEMPTING PROJECTS=&gt;0(Consultant fees)','9: ACTIVATE-ATTEMPTING PROJECTS=&gt;10(Dice roll 2D6: skill check)','9: ACTIVATE-ATTEMPTING PROJECTS=&gt;(('C', 3), 'C', 1, "Base fix 'Systemic Corruption' (LIVING STANDARDS) triggers crisis")(Skill for project)','9: ACTIVATE-ATTEMPTING PROJECTS=&gt;3(Consultant fees)','9: ACTIVATE-ATTEMPTING PROJECTS=&gt;8(Dice roll 2D6: skill check)','9: ACTIVATE-ATTEMPTING PROJECTS=&gt;(('H', 8), 'H', 0, "Base fix 'Systemic Corruption' (LIVING STANDARDS) triggers crisis")(Skill for project)','9: ACTIVATE-ATTEMPTING PROJECTS=&gt;1(Consultant fees)','9: ACTIVATE-ATTEMPTING PROJECTS=&gt;9(Dice roll 2D6: skill check)','9: ACTIVATE-ATTEMPTING PROJECTS=&gt;(('S', 13), 'S', 0, "Base fix 'Monopoly' (ECONOMIC) triggers crisis")(Skill for project)','9: ACTIVATE-ATTEMPTING PROJECTS=&gt;1(Consultant fees)','9: ACTIVATE-ATTEMPTING PROJECTS=&gt;7(Dice roll 2D6: skill check)','9: ACTIVATE-ATTEMPTING PROJECTS=&gt;None(Skill for project)','9: ACTIVATE-DOING RESEARCH=&gt;None(Start researching)','9: ACTIVATE-ATTEMPTING PROJECTS=&gt;(('D', 13), 'D', 1, "Improved fix 'Market Externalities' (ECONOMIC)")(Skill for project)','9: ACTIVATE-ATTEMPTING PROJECTS=&gt;1(Consultant fees)','9: ACTIVATE-ATTEMPTING PROJECTS=&gt;9(Dice roll 2D6: skill check)','9: ACTIVATE-ATTEMPTING PROJECTS=&gt;(('H', 9), 'H', 0, "Base fix 'Systemic Corruption' (LIVING STANDARDS) triggers crisis")(Skill for project)','9: ACTIVATE-ATTEMPTING PROJECTS=&gt;0(Consultant fees)','9: ACTIVATE-ATTEMPTING PROJECTS=&gt;9(Dice roll 2D6: skill check)','9: ACTIVATE-DOING RESEARCH=&gt;None(Start researching)','9: ACTIVATE-ATTEMPTING PROJECTS=&gt;(('D', 2), 'D', 1, "Base fix 'Monopoly' (ECONOMIC) triggers crisis")(Skill for project)','9: ACTIVATE-ATTEMPTING PROJECTS=&gt;0(Consultant fees)','9: ACTIVATE-ATTEMPTING PROJECTS=&gt;4(Dice roll 2D6: skill check)','9: ACTIVATE-ATTEMPTING PROJECTS=&gt;(('D', 8), 'D', 1, "Base fix 'Community Networks' (SOCIAL) triggers crisis")(Skill for project)','9: ACTIVATE-ATTEMPTING PROJECTS=&gt;0(Consultant fees)','9: ACTIVATE-ATTEMPTING PROJECTS=&gt;4(Dice roll 2D6: skill check)','9: ACTIVATE-ATTEMPTING PROJECTS=&gt;(('S', 3), 'S', 0, "Base fix 'Monopoly' (ECONOMIC) triggers crisis")(Skill for project)','9: ACTIVATE-ATTEMPTING PROJECTS=&gt;2(Consultant fees)','9: ACTIVATE-ATTEMPTING PROJECTS=&gt;9(Dice roll 2D6: skill check)','9: ACTIVATE-DOING RESEARCH=&gt;None(Start researching)','9: END-FINALIZING=&gt;Base fix 'Community Networks' (SOCIAL) triggers crisis(Project overskilled for "('C', 14)")','9: END-CRISIS ROLLING=&gt;INDUSTRIAL(Crisis chip: full category)','9: END-CRISIS ROLLING=&gt;SOCIAL(Crisis chip: full category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1(Dice roll 1D6: node in ENVIRONMENTAL)','9: END-CRISIS ROLLING=&gt;Chemical Pollution(Problem for crisis)','9: END-CRISIS ROLLING=&gt;6(Dice roll 2D6: crisis roll for Chemical Pollution)','9: END-CRISIS ROLLING=&gt;6(Crisis roll for node "Chemical Pollution")','9: END-CRISIS ROLLING=&gt;Clean Water Shortage(Now in crisis (cascaded from: Chemical Pollution)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1(Dice roll 1D6: node in CLASS)','9: END-CRISIS ROLLING=&gt;Healthcare(Crisis chip: overwhelmed problem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6(Dice roll 1D6: node in CLASS)','9: END-CRISIS ROLLING=&gt;3(Dice roll 1D6: node in CLASS)','9: END-CRISIS ROLLING=&gt;Clean Water Shortage(Crisis chip: overwhelmed problem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2(Dice roll 1D6: node in ECONOMIC)','9: END-CRISIS ROLLING=&gt;Market Externalities(Problem for crisis)','9: END-CRISIS ROLLING=&gt;10(Dice roll 2D6: crisis roll for Market Externalities)','9: END-CRISIS ROLLING=&gt;10(Crisis roll for node "Market Externalities")','9: END-CRISIS ROLLING=&gt;Market Externalities(Crisis averted)','10: ENGAGE-DRAWING MONEY=&gt;2(Money drawn)','10: ENGAGE-DRAWING CARDS=&gt;('C', 11)(Card drawn: 1)','10: ENGAGE-DRAWING CARDS=&gt;('C', 11)(Card drawn: 2)','10: ENGAGE-CRISIS RISING','10: ENGAGE-DRAWING MONEY=&gt;2(Money drawn)','10: ENGAGE-DRAWING CARDS=&gt;('H', 10)(Card drawn: 1)','10: ENGAGE-DRAWING CARDS=&gt;('C', 12)(Card drawn: 2)','10: ENGAGE-DRAWING MONEY=&gt;2(Money drawn)','10: ENGAGE-DRAWING CARDS=&gt;('S', 2)(Card drawn: 1)','10: ENGAGE-DRAWING CARDS=&gt;('S', 13)(Card drawn: 2)','10: ENGAGE-CRISIS RISING','10: ENGAGE-DRAWING MONEY=&gt;2(Money drawn)','10: ENGAGE-DRAWING CARDS=&gt;('D', 5)(Card drawn: 1)','10: ENGAGE-DRAWING CARDS=&gt;('S', 14)(Card drawn: 2)','10: ACTIVATE-ATTEMPTING PROJECTS=&gt;(('C', 11), 'C', 3, "Base fix 'Systemic Corruption' (LIVING STANDARDS) triggers crisis")(Skill for project)','10: ACTIVATE-ATTEMPTING PROJECTS=&gt;1(Consultant fees)','10: ACTIVATE-ATTEMPTING PROJECTS=&gt;11(Dice roll 2D6: skill check)','10: ACTIVATE-ATTEMPTING PROJECTS=&gt;(('C', 7), 'C', 1, "Base fix 'Systemic Corruption' (LIVING STANDARDS) triggers crisis")(Skill for project)','10: ACTIVATE-ATTEMPTING PROJECTS=&gt;1(Consultant fees)','10: ACTIVATE-ATTEMPTING PROJECTS=&gt;8(Dice roll 2D6: skill check)','10: ACTIVATE-ATTEMPTING PROJECTS=&gt;None(Skill for project)','10: ACTIVATE-DOING RESEARCH=&gt;None(Start researching)','10: ACTIVATE-ATTEMPTING PROJECTS=&gt;(('H', 10), 'H', 1, "Base fix 'Systemic Corruption' (LIVING STANDARDS) triggers crisis")(Skill for project)','10: ACTIVATE-ATTEMPTING PROJECTS=&gt;1(Consultant fees)','10: ACTIVATE-ATTEMPTING PROJECTS=&gt;6(Dice roll 2D6: skill check)','10: ACTIVATE-ATTEMPTING PROJECTS=&gt;(('C', 12), 'C', 1, "Base fix 'Systemic Corruption' (LIVING STANDARDS) triggers crisis")(Skill for project)','10: ACTIVATE-ATTEMPTING PROJECTS=&gt;0(Consultant fees)','10: ACTIVATE-ATTEMPTING PROJECTS=&gt;6(Dice roll 2D6: skill check)','10: ACTIVATE-ATTEMPTING PROJECTS=&gt;(('C', 8), 'C', 0, "Base fix 'Systemic Corruption' (LIVING STANDARDS) triggers crisis")(Skill for project)','10: ACTIVATE-ATTEMPTING PROJECTS=&gt;1(Consultant fees)','10: ACTIVATE-ATTEMPTING PROJECTS=&gt;7(Dice roll 2D6: skill check)','10: ACTIVATE-DOING RESEARCH=&gt;None(Start researching)','10: ACTIVATE-ATTEMPTING PROJECTS=&gt;None(Skill for project)','10: ACTIVATE-DOING RESEARCH=&gt;None(Start researching)','10: ACTIVATE-ATTEMPTING PROJECTS=&gt;(('S', 14), 'H', 1, "Base fix 'Systemic Corruption' (LIVING STANDARDS) triggers crisis")(Skill for project)','10: ACTIVATE-ATTEMPTING PROJECTS=&gt;(('D', 5), 'D', 0, "Base fix 'Monopoly' (ECONOMIC) triggers crisis")(Skill for project)','10: ACTIVATE-ATTEMPTING PROJECTS=&gt;1(Consultant fees)','10: ACTIVATE-ATTEMPTING PROJECTS=&gt;8(Dice roll 2D6: skill check)','10: ACTIVATE-DOING RESEARCH=&gt;None(Start researching)','10: END-FINALIZING=&gt;Improved fix 'Market Externalities' (ECONOMIC)(Project abandoned)','10: END-FINALIZING=&gt;Base fix 'Community Networks' (SOCIAL) triggers crisis(Project abandoned)','10: END-FINALIZING=&gt;Base fix 'Systemic Corruption' (LIVING STANDARDS) triggers crisis(Project overskilled for "('S', 14)")','10: END-CRISIS ROLLING=&gt;INDUSTRIAL(Crisis chip: full category)','10: END-CRISIS ROLLING=&gt;SOCIAL(Crisis chip: full category)','10: END-CRISIS ROLLING=&gt;LIVING STANDARDS(Crisis chip: full category)','10: END-CRISIS ROLLING=&gt;4(Dice roll 1D6: crisis cat)','10: END-CRISIS ROLLING=&gt;CLASS(Category for crisis)','10: END-CRISIS ROLLING=&gt;4(Dice roll 1D6: node in CLASS)','10: END-CRISIS ROLLING=&gt;Food Shortage(Crisis chip: overwhelmed problem)','10: END-CRISIS ROLLING=&gt;4(Dice roll 1D6: crisis cat)','10: END-CRISIS ROLLING=&gt;CLASS(Category for crisis)','10: END-CRISIS ROLLING=&gt;1(Dice roll 1D6: node in CLASS)','10: END-CRISIS ROLLING=&gt;Healthcare(Crisis chip: overwhelmed problem)','10: END-CRISIS ROLLING=&gt;5(Dice roll 1D6: crisis cat)','10: END-CRISIS ROLLING=&gt;ENVIRONMENTAL(Category for crisis)','10: END-CRISIS ROLLING=&gt;2(Dice roll 1D6: node in ENVIRONMENTAL)','10: END-CRISIS ROLLING=&gt;Climate Change(Problem for crisis)','10: END-CRISIS ROLLING=&gt;9(Dice roll 2D6: crisis roll for Climate Change)','10: END-CRISIS ROLLING=&gt;9(Crisis roll for node "Climate Change")','10: END-CRISIS ROLLING=&gt;10(Dice roll 2D6: crisis roll for Climate Change)','10: END-CRISIS ROLLING=&gt;10(Crisis roll for node "Climate Change")','10: END-CRISIS ROLLING=&gt;Climate Change(Crisis averted)','11: ENGAGE-DRAWING MONEY=&gt;2(Money drawn)','11: ENGAGE-DRAWING CARDS=&gt;('H', 9)(Card drawn: 1)','11: ENGAGE-DRAWING CARDS=&gt;('D', 11)(Card drawn: 2)','11: ENGAGE-CRISIS RISING','11: ENGAGE-DRAWING MONEY=&gt;2(Money drawn)','11: ENGAGE-DRAWING CARDS=&gt;('S', 8)(Card drawn: 1)','11: ENGAGE-DRAWING CARDS=&gt;('C', 6)(Card drawn: 2)','11: ENGAGE-DRAWING MONEY=&gt;2(Money drawn)','11: ENGAGE-DRAWING CARDS=&gt;('H', 1)(Card drawn: 1)','11: ENGAGE-DRAWING CARDS=&gt;('D', 5)(Card drawn: 2)','11: ENGAGE-CRISIS RISING','11: ENGAGE-DRAWING MONEY=&gt;2(Money drawn)','11: ENGAGE-DRAWING CARDS=&gt;('H', 5)(Card drawn: 1)','11: ENGAGE-DRAWING CARDS=&gt;('D', 11)(Card drawn: 2)','11: ACTIVATE-ATTEMPTING PROJECTS=&gt;(('H', 9), 'H', 2, "Base fix 'Systemic Corruption' (LIVING STANDARDS) triggers crisis")(Skill for project)','11: ACTIVATE-ATTEMPTING PROJECTS=&gt;0(Consultant fees)','11: ACTIVATE-ATTEMPTING PROJECTS=&gt;7(Dice roll 2D6: skill check)','11: ACTIVATE-ATTEMPTING PROJECTS=&gt;(('S', 7), 'S', 0, "Base fix 'Monopoly' (ECONOMIC) triggers crisis")(Skill for project)','11: ACTIVATE-ATTEMPTING PROJECTS=&gt;0(Consultant fees)','11: ACTIVATE-ATTEMPTING PROJECTS=&gt;10(Dice roll 2D6: skill check)','11: ACTIVATE-ATTEMPTING PROJECTS=&gt;(('C', 11), 'C', 0, "Base fix 'Systemic Corruption' (LIVING STANDARDS) triggers crisis")(Skill for project)','11: ACTIVATE-ATTEMPTING PROJECTS=&gt;1(Consultant fees)','11: ACTIVATE-ATTEMPTING PROJECTS=&gt;6(Dice roll 2D6: skill check)','11: ACTIVATE-ATTEMPTING PROJECTS=&gt;None(Skill for project)','11: ACTIVATE-DOING RESEARCH=&gt;None(Start researching)','11: ACTIVATE-ATTEMPTING PROJECTS=&gt;Remove-Tradeoff(Start project: type)','11: ACTIVATE-ATTEMPTING PROJECTS=&gt;CLASS(Start project: fix category)','11: ACTIVATE-ATTEMPTING PROJECTS=&gt;Clean Water Shortage(Start project: fix problem)','11: ACTIVATE-ATTEMPTING PROJECTS=&gt;Improved fix 'Clean Water Shortage' (CLASS)(Project started)','11: ACTIVATE-ATTEMPTING PROJECTS=&gt;(('S', 8), 'S', 0, "Improved fix 'Clean Water Shortage' (CLASS)")(Skill for project)','11: ACTIVATE-ATTEMPTING PROJECTS=&gt;2(Consultant fees)','11: ACTIVATE-ATTEMPTING PROJECTS=&gt;3(Dice roll 2D6: skill check)','11: ACTIVATE-ATTEMPTING PROJECTS=&gt;(('C', 6), 'C', 0, "Base fix 'Systemic Corruption' (LIVING STANDARDS) triggers crisis")(Skill for project)','11: ACTIVATE-ATTEMPTING PROJECTS=&gt;0(Consultant fees)','11: ACTIVATE-ATTEMPTING PROJECTS=&gt;10(Dice roll 2D6: skill check)','11: ACTIVATE-DOING RESEARCH=&gt;None(Start researching)','11: ACTIVATE-ATTEMPTING PROJECTS=&gt;Remove-Tradeoff(Start project: type)','11: ACTIVATE-ATTEMPTING PROJECTS=&gt;LIVING STANDARDS(Start project: fix category)','11: ACTIVATE-ATTEMPTING PROJECTS=&gt;Discrimination(Start project: fix problem)','11: ACTIVATE-ATTEMPTING PROJECTS=&gt;Improved fix 'Discrimination' (LIVING STANDARDS)(Project started)','11: ACTIVATE-ATTEMPTING PROJECTS=&gt;(('H', 1), 'H', 2, "Improved fix 'Discrimination' (LIVING STANDARDS)")(Skill for project)','11: ACTIVATE-ATTEMPTING PROJECTS=&gt;1(Consultant fees)','11: ACTIVATE-ATTEMPTING PROJECTS=&gt;4(Dice roll 2D6: skill check)','11: ACTIVATE-ATTEMPTING PROJECTS=&gt;(('S', 2), 'S', 0, "Base fix 'Monopoly' (ECONOMIC) triggers crisis")(Skill for project)','11: ACTIVATE-ATTEMPTING PROJECTS=&gt;4(Consultant fees)','11: ACTIVATE-ATTEMPTING PROJECTS=&gt;8(Dice roll 2D6: skill check)','11: ACTIVATE-ATTEMPTING PROJECTS=&gt;(('D', 5), 'D', 1, "Base fix 'Monopoly' (ECONOMIC) triggers crisis")(Skill for project)','11: ACTIVATE-ATTEMPTING PROJECTS=&gt;9(Dice roll 2D6: skill check)','11: ACTIVATE-ATTEMPTING PROJECTS=&gt;(('S', 13), 'S', 0, "Base fix 'Monopoly' (ECONOMIC) triggers crisis")(Skill for project)','11: ACTIVATE-ATTEMPTING PROJECTS=&gt;8(Dice roll 2D6: skill check)','11: ACTIVATE-DOING RESEARCH=&gt;None(Start researching)','11: ACTIVATE-ATTEMPTING PROJECTS=&gt;None(Skill for project)','11: ACTIVATE-DOING RESEARCH=&gt;None(Start researching)','12: END-CRISIS ROLLING=&gt;INDUSTRIAL(Crisis chip: full category)','12: END-CRISIS ROLLING=&gt;SOCIAL(Crisis chip: full category)','12: END-CRISIS ROLLING=&gt;LIVING STANDARDS(Crisis chip: full category)','12: END-CRISIS ROLLING=&gt;6(Dice roll 1D6: crisis cat)','12: END-CRISIS ROLLING=&gt;LIVING STANDARDS(Category for crisis)','12: END-CRISIS ROLLING=&gt;LIVING STANDARDS(Crisis chip: full category)','12: END-CRISIS ROLLING=&gt;2(Dice roll 1D6: crisis cat)','12: END-CRISIS ROLLING=&gt;ECONOMIC(Category for crisis)','12: END-CRISIS ROLLING=&gt;4(Dice roll 1D6: node in ECONOMIC)','12: END-CRISIS ROLLING=&gt;3(Dice roll 1D6: node in ECONOMIC)','12: END-CRISIS ROLLING=&gt;Inefficiency(Crisis chip: overwhelmed problem)','12: END-CRISIS ROLLING=&gt;5(Dice roll 1D6: crisis cat)','12: END-CRISIS ROLLING=&gt;ENVIRONMENTAL(Category for crisis)','12: END-CRISIS ROLLING=&gt;3(Dice roll 1D6: node in ENVIRONMENTAL)','12: END-CRISIS ROLLING=&gt;Freshwater Depletion(Problem for crisis)','12: END-CRISIS ROLLING=&gt;5(Dice roll 2D6: crisis roll for Freshwater Depletion)','12: END-CRISIS ROLLING=&gt;5(Crisis roll for node "Freshwater Depletion")','12: END-CRISIS ROLLING=&gt;Energy Shortage(Now in crisis (cascaded from: Freshwater Depletion))','12: END-CRISIS ROLLING=&gt;3(Dice roll 1D6: crisis cat)','12: END-CRISIS ROLLING=&gt;SOCIAL(Category for crisis)','12: END-CRISIS ROLLING=&gt;SOCIAL(Crisis chip: full category)','12: END-CRISIS ROLLING=&gt;2(Dice roll 1D6: crisis cat)','12: END-CRISIS ROLLING=&gt;ECONOMIC(Category for crisis)','12: END-CRISIS ROLLING=&gt;6(Dice roll 1D6: node in ECONOMIC)','12: END-CRISIS ROLLING=&gt;4(Dice roll 1D6: node in ECONOMIC)','12: END-CRISIS ROLLING=&gt;4(Dice roll 1D6: node in ECONOMIC)','12: END-CRISIS ROLLING=&gt;4(Dice roll 1D6: node in ECONOMIC)','12: END-CRISIS ROLLING=&gt;3(Dice roll 1D6: node in ECONOMIC)','12: END-CRISIS ROLLING=&gt;Inefficiency(Crisis chip: overwhelmed problem)','12: END-CRISIS ROLLING=&gt;2(Dice roll 1D6: crisis cat)','12: END-CRISIS ROLLING=&gt;ECONOMIC(Category for crisis)','12: END-CRISIS ROLLING=&gt;3(Dice roll 1D6: node in ECONOMIC)','12: END-CRISIS ROLLING=&gt;Inefficiency(Crisis chip: overwhelmed problem)','12: END-CRISIS ROLLING=&gt;6(Dice roll 1D6: crisis cat)','12: END-CRISIS ROLLING=&gt;LIVING STANDARDS(Category for crisis)','12: END-CRISIS ROLLING=&gt;LIVING STANDARDS(Crisis chip: full category)','12: END-CRISIS ROLLING=&gt;2(Dice roll 1D6: crisis cat)','12: END-CRISIS ROLLING=&gt;ECONOMIC(Category for crisis)','12: END-CRISIS ROLLING=&gt;1(Dice roll 1D6: node in ECONOMIC)','12: END-CRISIS ROLLING=&gt;Monopoly(Problem for crisis)','12: END-CRISIS ROLLING=&gt;9(Dice roll 2D6: crisis roll for Monopoly)','12: END-CRISIS ROLLING=&gt;9(Crisis roll for node "Monopoly")','12: END-CRISIS ROLLING=&gt;Monopoly(Crisis averted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4, 18, 20, 21, 25, 27, 28]}</text:p>
          </table:table-cell>
          <table:table-cell table:style-name="Gnumeric-default" office:value-type="string">
            <text:p>{'abandoned-project': [[], [], [], [], [], [], [], [], [], [True], [], [], [], [], [], [], [], [], [], [], [], [], [True], [], [], [], [], [], [], [], [], [], [], [], [], [True], [], [], [], [], [], [], [], [], [], [], [], [], [], [], [], [], [], [], [], [], [], [], [], [], [], [], [], [], [], [], [], [], [], [], [True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S', 12)(Card drawn: 1)','0: ENGAGE-DRAWING CARDS=&gt;('H', 3)(Card drawn: 2)','0: ENGAGE-CRISIS RISING','0: ENGAGE-DRAWING MONEY=&gt;3(Money drawn)','0: ENGAGE-DRAWING CARDS=&gt;('D', 3)(Card drawn: 1)','0: ENGAGE-DRAWING CARDS=&gt;('D', 10)(Card drawn: 2)','0: ENGAGE-DRAWING MONEY=&gt;3(Money drawn)','0: ENGAGE-DRAWING CARDS=&gt;('D', 8)(Card drawn: 1)','0: ENGAGE-DRAWING CARDS=&gt;('D', 4)(Card drawn: 2)','0: ENGAGE-CRISIS RISING','0: ENGAGE-DRAWING MONEY=&gt;3(Money drawn)','0: ENGAGE-DRAWING CARDS=&gt;('D', 12)(Card drawn: 1)','0: ENGAGE-DRAWING CARDS=&gt;('S', 1)(Card drawn: 2)','0: ACTIVATE-ATTEMPTING PROJECTS=&gt;Base(Start project: type)','0: ACTIVATE-ATTEMPTING PROJECTS=&gt;CLASS(Start project: fix category)','0: ACTIVATE-ATTEMPTING PROJECTS=&gt;Food Shortage(Start project: fix problem)','0: ACTIVATE-ATTEMPTING PROJECTS=&gt;Base fix 'Food Shortage' (CLASS) triggers crisis(Project started)','0: ACTIVATE-ATTEMPTING PROJECTS=&gt;(('H', 3), 'H', 1, "Base fix 'Food Shortage' (CLASS) triggers crisis")(Skill for project)','0: ACTIVATE-ATTEMPTING PROJECTS=&gt;1(Consultant fees)','0: ACTIVATE-ATTEMPTING PROJECTS=&gt;7(Dice roll 2D6: skill check)','0: ACTIVATE-ATTEMPTING PROJECTS=&gt;(('S', 12), 'S', 0, "Base fix 'Food Shortage' (CLASS) triggers crisis")(Skill for project)','0: ACTIVATE-ATTEMPTING PROJECTS=&gt;0(Consultant fees)','0: ACTIVATE-ATTEMPTING PROJECTS=&gt;4(Dice roll 2D6: skill check)','0: ACTIVATE-DOING RESEARCH=&gt;None(Start researching)','0: ACTIVATE-ATTEMPTING PROJECTS=&gt;Base(Start project: type)','0: ACTIVATE-ATTEMPTING PROJECTS=&gt;SOCIAL(Start project: fix category)','0: ACTIVATE-ATTEMPTING PROJECTS=&gt;Peace &amp; Justice(Start project: fix problem)','0: ACTIVATE-ATTEMPTING PROJECTS=&gt;Base fix 'Peace &amp; Justice' (SOCIAL) triggers crisis(Project started)','0: ACTIVATE-ATTEMPTING PROJECTS=&gt;(('D', 3), 'D', 0, "Base fix 'Peace &amp; Justice' (SOCIAL) triggers crisis")(Skill for project)','0: ACTIVATE-ATTEMPTING PROJECTS=&gt;1(Consultant fees)','0: ACTIVATE-ATTEMPTING PROJECTS=&gt;5(Dice roll 2D6: skill check)','0: ACTIVATE-ATTEMPTING PROJECTS=&gt;(('D', 10), 'D', 0, "Base fix 'Peace &amp; Justice' (SOCIAL) triggers crisis")(Skill for project)','0: ACTIVATE-ATTEMPTING PROJECTS=&gt;1(Consultant fees)','0: ACTIVATE-ATTEMPTING PROJECTS=&gt;5(Dice roll 2D6: skill check)','0: ACTIVATE-DOING RESEARCH=&gt;None(Start researching)','0: ACTIVATE-ATTEMPTING PROJECTS=&gt;Base(Start project: type)','0: ACTIVATE-ATTEMPTING PROJECTS=&gt;CLASS(Start project: fix category)','0: ACTIVATE-ATTEMPTING PROJECTS=&gt;Healthcare(Start project: fix problem)','0: ACTIVATE-ATTEMPTING PROJECTS=&gt;Base fix 'Healthcare' (CLASS) triggers crisis(Project started)','0: ACTIVATE-DOING RESEARCH=&gt;None(Start researching)','0: ACTIVATE-ATTEMPTING PROJECTS=&gt;None(Start project: type)','0: ACTIVATE-DOING RESEARCH=&gt;None(Start researching)','0: END-FINALIZING=&gt;Base fix 'Healthcare' (CLASS) triggers crisis(Project abandoned)','0: END-CRISIS ROLLING=&gt;6(Dice roll 1D6: crisis cat)','0: END-CRISIS ROLLING=&gt;LIVING STANDARDS(Category for crisis)','0: END-CRISIS ROLLING=&gt;3(Dice roll 1D6: node in LIVING STANDARDS)','0: END-CRISIS ROLLING=&gt;Systemic Corruption(Problem for crisis)','0: END-CRISIS ROLLING=&gt;5(Dice roll 2D6: crisis roll for Systemic Corruption)','0: END-CRISIS ROLLING=&gt;5(Crisis roll for node "Systemic Corruption")','0: END-CRISIS ROLLING=&gt;Economic Inequality(Now in crisis (cascaded from: Systemic Corruption))','0: END-CRISIS ROLLING=&gt;Inefficiency(Now in crisis (cascaded from: Systemic Corruption))','0: END-CRISIS ROLLING=&gt;Inflation(Now in crisis (cascaded from: Systemic Corruption))','0: END-CRISIS ROLLING=&gt;Peace &amp; Justice(Now in crisis (cascaded from: Systemic Corruption))','0: END-CRISIS ROLLING=&gt;2(Dice roll 1D6: crisis cat)','0: END-CRISIS ROLLING=&gt;ECONOMIC(Category for crisis)','0: END-CRISIS ROLLING=&gt;ECONOMIC(Crisis chip: full category)','0: END-CRISIS ROLLING=&gt;3(Dice roll 1D6: crisis cat)','0: END-CRISIS ROLLING=&gt;SOCIAL(Category for crisis)','0: END-CRISIS ROLLING=&gt;3(Dice roll 1D6: node in SOCIAL)','0: END-CRISIS ROLLING=&gt;Peace &amp; Justice(Problem for crisis)','0: END-CRISIS ROLLING=&gt;6(Dice roll 2D6: crisis roll for Peace &amp; Justice)','0: END-CRISIS ROLLING=&gt;6(Crisis roll for node "Peace &amp; Justice")','0: END-CRISIS ROLLING=&gt;Healthcare(Now in crisis (cascaded from: Peace &amp; Justice))','1: ENGAGE-DRAWING MONEY=&gt;1(Money drawn)','1: ENGAGE-DRAWING CARDS=&gt;('S', 6)(Card drawn: 1)','1: ENGAGE-DRAWING CARDS=&gt;('S', 3)(Card drawn: 2)','1: ENGAGE-CRISIS RISING','1: ENGAGE-DRAWING MONEY=&gt;1(Money drawn)','1: ENGAGE-DRAWING CARDS=&gt;('C', 5)(Card drawn: 1)','1: ENGAGE-DRAWING CARDS=&gt;('C', 7)(Card drawn: 2)','1: ENGAGE-DRAWING MONEY=&gt;1(Money drawn)','1: ENGAGE-DRAWING CARDS=&gt;('S', 13)(Card drawn: 1)','1: ENGAGE-DRAWING CARDS=&gt;('D', 12)(Card drawn: 2)','1: ENGAGE-CRISIS RISING','1: ENGAGE-DRAWING MONEY=&gt;1(Money drawn)','1: ENGAGE-DRAWING CARDS=&gt;('H', 9)(Card drawn: 1)','1: ENGAGE-DRAWING CARDS=&gt;('S', 9)(Card drawn: 2)','1: ACTIVATE-ATTEMPTING PROJECTS=&gt;None(Skill for project)','1: ACTIVATE-DOING RESEARCH=&gt;None(Start researching)','1: ACTIVATE-DOING RESEARCH=&gt;None(Start researching)','1: ACTIVATE-ATTEMPTING PROJECTS=&gt;Base(Start project: type)','1: ACTIVATE-ATTEMPTING PROJECTS=&gt;LIVING STANDARDS(Start project: fix category)','1: ACTIVATE-ATTEMPTING PROJECTS=&gt;Low Labour Standards(Start project: fix problem)','1: ACTIVATE-ATTEMPTING PROJECTS=&gt;Base fix 'Low Labour Standards' (LIVING STANDARDS) triggers crisis(Project started)','1: ACTIVATE-ATTEMPTING PROJECTS=&gt;(('S', 13), 'S', 2, "Base fix 'Food Shortage' (CLASS) triggers crisis")(Skill for project)','1: ACTIVATE-ATTEMPTING PROJECTS=&gt;0(Consultant fees)','1: ACTIVATE-ATTEMPTING PROJECTS=&gt;6(Dice roll 2D6: skill check)','1: ACTIVATE-ATTEMPTING PROJECTS=&gt;(('D', 8), 'D', 0, "Base fix 'Peace &amp; Justice' (SOCIAL) triggers crisis")(Skill for project)','1: ACTIVATE-ATTEMPTING PROJECTS=&gt;1(Consultant fees)','1: ACTIVATE-ATTEMPTING PROJECTS=&gt;8(Dice roll 2D6: skill check)','1: ACTIVATE-ATTEMPTING PROJECTS=&gt;None(Skill for project)','1: ACTIVATE-DOING RESEARCH=&gt;None(Start researching)','1: ACTIVATE-ATTEMPTING PROJECTS=&gt;Base(Start project: type)','1: ACTIVATE-ATTEMPTING PROJECTS=&gt;ENVIRONMENTAL(Start project: fix category)','1: ACTIVATE-ATTEMPTING PROJECTS=&gt;Land Conversion(Start project: fix problem)','1: ACTIVATE-ATTEMPTING PROJECTS=&gt;Base fix 'Land Conversion' (ENVIRONMENTAL) triggers crisis(Project started)','1: ACTIVATE-ATTEMPTING PROJECTS=&gt;(('H', 9), 'H', 2, "Base fix 'Peace &amp; Justice' (SOCIAL) triggers crisis")(Skill for project)','1: ACTIVATE-ATTEMPTING PROJECTS=&gt;2(Consultant fees)','1: ACTIVATE-ATTEMPTING PROJECTS=&gt;5(Dice roll 2D6: skill check)','1: ACTIVATE-ATTEMPTING PROJECTS=&gt;(('S', 1), 'S', 1, "Base fix 'Food Shortage' (CLASS) triggers crisis")(Skill for project)','1: ACTIVATE-ATTEMPTING PROJECTS=&gt;1(Consultant fees)','1: ACTIVATE-ATTEMPTING PROJECTS=&gt;12(Dice roll 2D6: skill check)','1: ACTIVATE-ATTEMPTING PROJECTS=&gt;1(Added a crisis chip)','1: ACTIVATE-ATTEMPTING PROJECTS=&gt;(('D', 12), 'D', 0, "Base fix 'Land Conversion' (ENVIRONMENTAL) triggers crisis")(Skill for project)','1: ACTIVATE-ATTEMPTING PROJECTS=&gt;1(Consultant fees)','1: ACTIVATE-ATTEMPTING PROJECTS=&gt;7(Dice roll 2D6: skill check)','1: ACTIVATE-ATTEMPTING PROJECTS=&gt;None(Skill for project)','1: ACTIVATE-DOING RESEARCH=&gt;None(Start researching)','1: END-FINALIZING=&gt;Base fix 'Low Labour Standards' (LIVING STANDARDS) triggers crisis(Project abandoned)','1: END-CRISIS ROLLING=&gt;ECONOMIC(Crisis chip: full category)','1: END-CRISIS ROLLING=&gt;6(Dice roll 1D6: crisis cat)','1: END-CRISIS ROLLING=&gt;LIVING STANDARDS(Category for crisis)','1: END-CRISIS ROLLING=&gt;4(Dice roll 1D6: node in LIVING STANDARDS)','1: END-CRISIS ROLLING=&gt;1(Dice roll 1D6: node in LIVING STANDARDS)','1: END-CRISIS ROLLING=&gt;Discrimination(Problem for crisis)','1: END-CRISIS ROLLING=&gt;7(Dice roll 2D6: crisis roll for Discrimination)','1: END-CRISIS ROLLING=&gt;7(Crisis roll for node "Discrimination")','1: END-CRISIS ROLLING=&gt;Discrimination(Now in crisis)','1: END-CRISIS ROLLING=&gt;1(Dice roll 1D6: crisis cat)','1: END-CRISIS ROLLING=&gt;INDUSTRIAL(Category for crisis)','1: END-CRISIS ROLLING=&gt;1(Dice roll 1D6: node in INDUSTRIAL)','1: END-CRISIS ROLLING=&gt;Polluting Industry(Problem for crisis)','1: END-CRISIS ROLLING=&gt;3(Dice roll 2D6: crisis roll for Polluting Industry)','1: END-CRISIS ROLLING=&gt;3(Crisis roll for node "Polluting Industry")','1: END-CRISIS ROLLING=&gt;Air &amp; Ozone Degradation(Now in crisis (cascaded from: Polluting Industry))','1: END-CRISIS ROLLING=&gt;Chemical Pollution(Now in crisis (cascaded from: Polluting Industry))','1: END-CRISIS ROLLING=&gt;4(Dice roll 1D6: crisis cat)','1: END-CRISIS ROLLING=&gt;CLASS(Category for crisis)','1: END-CRISIS ROLLING=&gt;5(Dice roll 1D6: node in CLASS)','1: END-CRISIS ROLLING=&gt;3(Dice roll 1D6: node in CLASS)','1: END-CRISIS ROLLING=&gt;Clean Water Shortage(Problem for crisis)','1: END-CRISIS ROLLING=&gt;5(Dice roll 2D6: crisis roll for Clean Water Shortage)','1: END-CRISIS ROLLING=&gt;5(Crisis roll for node "Clean Water Shortage")','1: END-CRISIS ROLLING=&gt;Clean Water Shortage(Now in crisis)','2: ENGAGE-DRAWING MONEY=&gt;1(Money drawn)','2: ENGAGE-DRAWING CARDS=&gt;('D', 11)(Card drawn: 1)','2: ENGAGE-DRAWING CARDS=&gt;('H', 3)(Card drawn: 2)','2: ENGAGE-CRISIS RISING','2: ENGAGE-DRAWING MONEY=&gt;1(Money drawn)','2: ENGAGE-DRAWING CARDS=&gt;('C', 8)(Card drawn: 1)','2: ENGAGE-DRAWING CARDS=&gt;('C', 3)(Card drawn: 2)','2: ENGAGE-DRAWING MONEY=&gt;1(Money drawn)','2: ENGAGE-DRAWING CARDS=&gt;('D', 9)(Card drawn: 1)','2: ENGAGE-DRAWING CARDS=&gt;('D', 13)(Card drawn: 2)','2: ENGAGE-CRISIS RISING','2: ENGAGE-DRAWING MONEY=&gt;1(Money drawn)','2: ENGAGE-DRAWING CARDS=&gt;('D', 6)(Card drawn: 1)','2: ENGAGE-DRAWING CARDS=&gt;('C', 11)(Card drawn: 2)','2: ACTIVATE-ATTEMPTING PROJECTS=&gt;None(Skill for project)','2: ACTIVATE-DOING RESEARCH=&gt;None(Start researching)','2: ACTIVATE-ATTEMPTING PROJECTS=&gt;(('C', 7), 'C', 1, "Base fix 'Land Conversion' (ENVIRONMENTAL) triggers crisis")(Skill for project)','2: ACTIVATE-ATTEMPTING PROJECTS=&gt;0(Consultant fees)','2: ACTIVATE-ATTEMPTING PROJECTS=&gt;8(Dice roll 2D6: skill check)','2: ACTIVATE-ATTEMPTING PROJECTS=&gt;(('C', 8), 'C', 1, "Base fix 'Land Conversion' (ENVIRONMENTAL) triggers crisis")(Skill for project)','2: ACTIVATE-ATTEMPTING PROJECTS=&gt;0(Consultant fees)','2: ACTIVATE-ATTEMPTING PROJECTS=&gt;3(Dice roll 2D6: skill check)','2: ACTIVATE-ATTEMPTING PROJECTS=&gt;(('C', 3), 'C', 1, "Base fix 'Land Conversion' (ENVIRONMENTAL) triggers crisis")(Skill for project)','2: ACTIVATE-ATTEMPTING PROJECTS=&gt;3(Consultant fees)','2: ACTIVATE-ATTEMPTING PROJECTS=&gt;6(Dice roll 2D6: skill check)','2: ACTIVATE-ATTEMPTING PROJECTS=&gt;(('C', 5), 'C', 0, "Base fix 'Land Conversion' (ENVIRONMENTAL) triggers crisis")(Skill for project)','2: ACTIVATE-ATTEMPTING PROJECTS=&gt;7(Dice roll 2D6: skill check)','2: ACTIVATE-DOING RESEARCH=&gt;None(Start researching)','2: ACTIVATE-ATTEMPTING PROJECTS=&gt;None(Start project: type)','2: ACTIVATE-ATTEMPTING PROJECTS=&gt;(('D', 12), 'D', 1, "Base fix 'Land Conversion' (ENVIRONMENTAL) triggers crisis")(Skill for project)','2: ACTIVATE-ATTEMPTING PROJECTS=&gt;0(Consultant fees)','2: ACTIVATE-ATTEMPTING PROJECTS=&gt;7(Dice roll 2D6: skill check)','2: ACTIVATE-ATTEMPTING PROJECTS=&gt;(('D', 9), 'D', 1, "Base fix 'Peace &amp; Justice' (SOCIAL) triggers crisis")(Skill for project)','2: ACTIVATE-ATTEMPTING PROJECTS=&gt;1(Consultant fees)','2: ACTIVATE-ATTEMPTING PROJECTS=&gt;6(Dice roll 2D6: skill check)','2: ACTIVATE-ATTEMPTING PROJECTS=&gt;(('D', 13), 'D', 1, "Base fix 'Land Conversion' (ENVIRONMENTAL) triggers crisis")(Skill for project)','2: ACTIVATE-ATTEMPTING PROJECTS=&gt;0(Consultant fees)','2: ACTIVATE-ATTEMPTING PROJECTS=&gt;2(Dice roll 2D6: skill check)','2: ACTIVATE-ATTEMPTING PROJECTS=&gt;None(Skill for project)','2: ACTIVATE-DOING RESEARCH=&gt;None(Start researching)','2: ACTIVATE-ATTEMPTING PROJECTS=&gt;(('D', 6), 'D', 1, "Base fix 'Peace &amp; Justice' (SOCIAL) triggers crisis")(Skill for project)','2: ACTIVATE-ATTEMPTING PROJECTS=&gt;0(Consultant fees)','2: ACTIVATE-ATTEMPTING PROJECTS=&gt;6(Dice roll 2D6: skill check)','2: ACTIVATE-ATTEMPTING PROJECTS=&gt;None(Skill for project)','2: ACTIVATE-DOING RESEARCH=&gt;None(Start researching)','2: END-FINALIZING=&gt;Base fix 'Food Shortage' (CLASS) triggers crisis(Project abandoned)','2: END-CRISIS ROLLING=&gt;ECONOMIC(Crisis chip: full category)','2: END-CRISIS ROLLING=&gt;5(Dice roll 1D6: crisis cat)','2: END-CRISIS ROLLING=&gt;ENVIRONMENTAL(Category for crisis)','2: END-CRISIS ROLLING=&gt;5(Dice roll 1D6: node in ENVIRONMENTAL)','2: END-CRISIS ROLLING=&gt;Ocean Degradation(Problem for crisis)','2: END-CRISIS ROLLING=&gt;5(Dice roll 2D6: crisis roll for Ocean Degradation)','2: END-CRISIS ROLLING=&gt;5(Crisis roll for node "Ocean Degradation")','2: END-CRISIS ROLLING=&gt;Ocean Degradation(Now in crisis)','2: END-CRISIS ROLLING=&gt;6(Dice roll 1D6: crisis cat)','2: END-CRISIS ROLLING=&gt;LIVING STANDARDS(Category for crisis)','2: END-CRISIS ROLLING=&gt;5(Dice roll 1D6: node in LIVING STANDARDS)','2: END-CRISIS ROLLING=&gt;1(Dice roll 1D6: node in LIVING STANDARDS)','2: END-CRISIS ROLLING=&gt;Discrimination(Problem for crisis)','2: END-CRISIS ROLLING=&gt;8(Dice roll 2D6: crisis roll for Discrimination)','2: END-CRISIS ROLLING=&gt;8(Crisis roll for node "Discrimination")','2: END-CRISIS ROLLING=&gt;Education(Now in crisis (cascaded from: Discrimination))','3: ENGAGE-DRAWING MONEY=&gt;1(Money drawn)','3: ENGAGE-DRAWING CARDS=&gt;('C', 12)(Card drawn: 1)','3: ENGAGE-DRAWING CARDS=&gt;('H', 13)(Card drawn: 2)','3: ENGAGE-CRISIS RISING','3: ENGAGE-DRAWING MONEY=&gt;1(Money drawn)','3: ENGAGE-DRAWING CARDS=&gt;('H', 6)(Card drawn: 1)','3: ENGAGE-DRAWING CARDS=&gt;('C', 6)(Card drawn: 2)','3: ENGAGE-DRAWING MONEY=&gt;1(Money drawn)','3: ENGAGE-DRAWING CARDS=&gt;('C', 3)(Card drawn: 1)','3: ENGAGE-DRAWING CARDS=&gt;('S', 11)(Card drawn: 2)','3: ENGAGE-CRISIS RISING','3: ENGAGE-DRAWING MONEY=&gt;1(Money drawn)','3: ENGAGE-DRAWING CARDS=&gt;('H', 12)(Card drawn: 1)','3: ENGAGE-DRAWING CARDS=&gt;('S', 7)(Card drawn: 2)','3: ACTIVATE-ATTEMPTING PROJECTS=&gt;Base(Start project: type)','3: ACTIVATE-ATTEMPTING PROJECTS=&gt;ECONOMIC(Start project: fix category)','3: ACTIVATE-ATTEMPTING PROJECTS=&gt;Inflation(Start project: fix problem)','3: ACTIVATE-ATTEMPTING PROJECTS=&gt;Base fix 'Inflation' (ECONOMIC) triggers crisis(Project started)','3: ACTIVATE-ATTEMPTING PROJECTS=&gt;(('H', 3), 'H', 3, "Base fix 'Peace &amp; Justice' (SOCIAL) triggers crisis")(Skill for project)','3: ACTIVATE-ATTEMPTING PROJECTS=&gt;4(Consultant fees)','3: ACTIVATE-ATTEMPTING PROJECTS=&gt;7(Dice roll 2D6: skill check)','3: ACTIVATE-ATTEMPTING PROJECTS=&gt;(('H', 13), 'H', 4, "Base fix 'Peace &amp; Justice' (SOCIAL) triggers crisis")(Skill for project)','3: ACTIVATE-ATTEMPTING PROJECTS=&gt;0(Consultant fees)','3: ACTIVATE-ATTEMPTING PROJECTS=&gt;10(Dice roll 2D6: skill check)','3: ACTIVATE-ATTEMPTING PROJECTS=&gt;(('D', 11), 'D', 2, "Base fix 'Land Conversion' (ENVIRONMENTAL) triggers crisis")(Skill for project)','3: ACTIVATE-ATTEMPTING PROJECTS=&gt;1(Consultant fees)','3: ACTIVATE-ATTEMPTING PROJECTS=&gt;3(Dice roll 2D6: skill check)','3: ACTIVATE-ATTEMPTING PROJECTS=&gt;(('S', 3), 'S', 1, "Base fix 'Inflation' (ECONOMIC) triggers crisis")(Skill for project)','3: ACTIVATE-ATTEMPTING PROJECTS=&gt;9(Dice roll 2D6: skill check)','3: ACTIVATE-ATTEMPTING PROJECTS=&gt;None(Skill for project)','3: ACTIVATE-DOING RESEARCH=&gt;None(Start researching)','3: ACTIVATE-ATTEMPTING PROJECTS=&gt;None(Skill for project)','3: ACTIVATE-DOING RESEARCH=&gt;None(Start researching)','3: ACTIVATE-ATTEMPTING PROJECTS=&gt;None(Start project: type)','3: ACTIVATE-ATTEMPTING PROJECTS=&gt;None(Skill for project)','3: ACTIVATE-DOING RESEARCH=&gt;None(Start researching)','3: ACTIVATE-ATTEMPTING PROJECTS=&gt;(('C', 11), 'C', 1, "Base fix 'Land Conversion' (ENVIRONMENTAL) triggers crisis")(Skill for project)','3: ACTIVATE-ATTEMPTING PROJECTS=&gt;0(Consultant fees)','3: ACTIVATE-ATTEMPTING PROJECTS=&gt;7(Dice roll 2D6: skill check)','3: ACTIVATE-ATTEMPTING PROJECTS=&gt;None(Skill for project)','3: ACTIVATE-DOING RESEARCH=&gt;None(Start researching)','4: END-CRISIS ROLLING=&gt;ECONOMIC(Crisis chip: full category)','4: END-CRISIS ROLLING=&gt;2(Dice roll 1D6: crisis cat)','4: END-CRISIS ROLLING=&gt;ECONOMIC(Category for crisis)','4: END-CRISIS ROLLING=&gt;ECONOMIC(Crisis chip: full category)','4: END-CRISIS ROLLING=&gt;5(Dice roll 1D6: crisis cat)','4: END-CRISIS ROLLING=&gt;ENVIRONMENTAL(Category for crisis)','4: END-CRISIS ROLLING=&gt;3(Dice roll 1D6: node in ENVIRONMENTAL)','4: END-CRISIS ROLLING=&gt;Freshwater Depletion(Problem for crisis)','4: END-CRISIS ROLLING=&gt;3(Dice roll 2D6: crisis roll for Freshwater Depletion)','4: END-CRISIS ROLLING=&gt;3(Crisis roll for node "Freshwater Depletion")','4: END-CRISIS ROLLING=&gt;Freshwater Depletion(Now in crisis)','4: END-CRISIS ROLLING=&gt;1(Dice roll 1D6: crisis cat)','4: END-CRISIS ROLLING=&gt;INDUSTRIAL(Category for crisis)','4: END-CRISIS ROLLING=&gt;6(Dice roll 1D6: node in INDUSTRIAL)','4: END-CRISIS ROLLING=&gt;4(Dice roll 1D6: node in INDUSTRIAL)','4: END-CRISIS ROLLING=&gt;1(Dice roll 1D6: node in INDUSTRIAL)','4: END-CRISIS ROLLING=&gt;Polluting Industry(Problem for crisis)','4: END-CRISIS ROLLING=&gt;11(Dice roll 2D6: crisis roll for Polluting Industry)','4: END-CRISIS ROLLING=&gt;11(Crisis roll for node "Polluting Industry")','4: END-CRISIS ROLLING=&gt;Polluting Industry(Crisis averted)','4: ENGAGE-DRAWING MONEY=&gt;1(Money drawn)','4: ENGAGE-DRAWING CARDS=&gt;('H', 1)(Card drawn: 1)','4: ENGAGE-DRAWING CARDS=&gt;('H', 8)(Card drawn: 2)','4: ENGAGE-CRISIS RISING','4: ENGAGE-DRAWING MONEY=&gt;1(Money drawn)','4: ENGAGE-DRAWING CARDS=&gt;('S', 2)(Card drawn: 1)','4: ENGAGE-DRAWING CARDS=&gt;('D', 5)(Card drawn: 2)','4: ENGAGE-DRAWING MONEY=&gt;1(Money drawn)','4: ENGAGE-DRAWING CARDS=&gt;('H', 4)(Card drawn: 1)','4: ENGAGE-DRAWING CARDS=&gt;('S', 6)(Card drawn: 2)','4: ENGAGE-CRISIS RISING','4: ENGAGE-DRAWING MONEY=&gt;1(Money drawn)','4: ENGAGE-DRAWING CARDS=&gt;('S', 7)(Card drawn: 1)','4: ENGAGE-DRAWING CARDS=&gt;('S', 5)(Card drawn: 2)','4: ACTIVATE-ATTEMPTING PROJECTS=&gt;None(Skill for project)','4: ACTIVATE-DOING RESEARCH=&gt;None(Start researching)','4: ACTIVATE-ATTEMPTING PROJECTS=&gt;(('S', 2), 'S', 2, "Base fix 'Inflation' (ECONOMIC) triggers crisis")(Skill for project)','4: ACTIVATE-ATTEMPTING PROJECTS=&gt;0(Consultant fees)','4: ACTIVATE-ATTEMPTING PROJECTS=&gt;12(Dice roll 2D6: skill check)','4: ACTIVATE-ATTEMPTING PROJECTS=&gt;1(Added a crisis chip)','4: ACTIVATE-ATTEMPTING PROJECTS=&gt;(('C', 6), 'C', 1, "Base fix 'Land Conversion' (ENVIRONMENTAL) triggers crisis")(Skill for project)','4: ACTIVATE-ATTEMPTING PROJECTS=&gt;0(Consultant fees)','4: ACTIVATE-ATTEMPTING PROJECTS=&gt;3(Dice roll 2D6: skill check)','4: ACTIVATE-ATTEMPTING PROJECTS=&gt;(('D', 5), 'D', 1, "Base fix 'Peace &amp; Justice' (SOCIAL) triggers crisis")(Skill for project)','4: ACTIVATE-ATTEMPTING PROJECTS=&gt;1(Consultant fees)','4: ACTIVATE-ATTEMPTING PROJECTS=&gt;6(Dice roll 2D6: skill check)','4: ACTIVATE-ATTEMPTING PROJECTS=&gt;None(Skill for project)','4: ACTIVATE-DOING RESEARCH=&gt;None(Start researching)','4: ACTIVATE-ATTEMPTING PROJECTS=&gt;Base(Start project: type)','4: ACTIVATE-ATTEMPTING PROJECTS=&gt;CLASS(Start project: fix category)','4: ACTIVATE-ATTEMPTING PROJECTS=&gt;Food Shortage(Start project: fix problem)','4: ACTIVATE-ATTEMPTING PROJECTS=&gt;Base fix 'Food Shortage' (CLASS) triggers crisis(Project started)','4: ACTIVATE-ATTEMPTING PROJECTS=&gt;(('D', 4), 'D', 0, "Base fix 'Inflation' (ECONOMIC) triggers crisis")(Skill for project)','4: ACTIVATE-ATTEMPTING PROJECTS=&gt;2(Consultant fees)','4: ACTIVATE-ATTEMPTING PROJECTS=&gt;8(Dice roll 2D6: skill check)','4: ACTIVATE-ATTEMPTING PROJECTS=&gt;(('S', 11), 'S', 1, "Base fix 'Inflation' (ECONOMIC) triggers crisis")(Skill for project)','4: ACTIVATE-ATTEMPTING PROJECTS=&gt;1(Consultant fees)','4: ACTIVATE-ATTEMPTING PROJECTS=&gt;4(Dice roll 2D6: skill check)','4: ACTIVATE-ATTEMPTING PROJECTS=&gt;(('H', 4), 'H', 1, "Base fix 'Food Shortage' (CLASS) triggers crisis")(Skill for project)','4: ACTIVATE-ATTEMPTING PROJECTS=&gt;0(Consultant fees)','4: ACTIVATE-ATTEMPTING PROJECTS=&gt;5(Dice roll 2D6: skill check)','4: ACTIVATE-ATTEMPTING PROJECTS=&gt;(('S', 6), 'S', 1, "Base fix 'Inflation' (ECONOMIC) triggers crisis")(Skill for project)','4: ACTIVATE-ATTEMPTING PROJECTS=&gt;0(Consultant fees)','4: ACTIVATE-ATTEMPTING PROJECTS=&gt;9(Dice roll 2D6: skill check)','4: ACTIVATE-ATTEMPTING PROJECTS=&gt;(('C', 3), 'C', 0, "Base fix 'Land Conversion' (ENVIRONMENTAL) triggers crisis")(Skill for project)','4: ACTIVATE-ATTEMPTING PROJECTS=&gt;2(Consultant fees)','4: ACTIVATE-ATTEMPTING PROJECTS=&gt;8(Dice roll 2D6: skill check)','4: ACTIVATE-DOING RESEARCH=&gt;None(Start researching)','4: ACTIVATE-ATTEMPTING PROJECTS=&gt;(('S', 7), 'S', 2, "Base fix 'Inflation' (ECONOMIC) triggers crisis")(Skill for project)','4: ACTIVATE-ATTEMPTING PROJECTS=&gt;0(Consultant fees)','4: ACTIVATE-ATTEMPTING PROJECTS=&gt;6(Dice roll 2D6: skill check)','4: ACTIVATE-ATTEMPTING PROJECTS=&gt;(('S', 5), 'S', 3, "Base fix 'Inflation' (ECONOMIC) triggers crisis")(Skill for project)','4: ACTIVATE-ATTEMPTING PROJECTS=&gt;0(Consultant fees)','4: ACTIVATE-ATTEMPTING PROJECTS=&gt;5(Dice roll 2D6: skill check)','4: ACTIVATE-ATTEMPTING PROJECTS=&gt;(('S', 7), 'S', 2, "Base fix 'Inflation' (ECONOMIC) triggers crisis")(Skill for project)','4: ACTIVATE-ATTEMPTING PROJECTS=&gt;0(Consultant fees)','4: ACTIVATE-ATTEMPTING PROJECTS=&gt;9(Dice roll 2D6: skill check)','4: ACTIVATE-ATTEMPTING PROJECTS=&gt;(('H', 12), 'H', 1, "Base fix 'Peace &amp; Justice' (SOCIAL) triggers crisis")(Skill for project)','4: ACTIVATE-ATTEMPTING PROJECTS=&gt;1(Consultant fees)','4: ACTIVATE-ATTEMPTING PROJECTS=&gt;5(Dice roll 2D6: skill check)','4: ACTIVATE-ATTEMPTING PROJECTS=&gt;None(Skill for project)','4: ACTIVATE-DOING RESEARCH=&gt;None(Start researching)','4: END-CRISIS ROLLING=&gt;ECONOMIC(Crisis chip: full category)','4: END-CRISIS ROLLING=&gt;4(Dice roll 1D6: crisis cat)','4: END-CRISIS ROLLING=&gt;CLASS(Category for crisis)','4: END-CRISIS ROLLING=&gt;6(Dice roll 1D6: node in CLASS)','4: END-CRISIS ROLLING=&gt;6(Dice roll 1D6: node in CLASS)','4: END-CRISIS ROLLING=&gt;4(Dice roll 1D6: node in CLASS)','4: END-CRISIS ROLLING=&gt;Food Shortage(Problem for crisis)','4: END-CRISIS ROLLING=&gt;8(Dice roll 2D6: crisis roll for Food Shortage)','4: END-CRISIS ROLLING=&gt;8(Crisis roll for node "Food Shortage")','4: END-CRISIS ROLLING=&gt;Food Shortage(Now in crisis)','4: END-CRISIS ROLLING=&gt;3(Dice roll 1D6: crisis cat)','4: END-CRISIS ROLLING=&gt;SOCIAL(Category for crisis)','4: END-CRISIS ROLLING=&gt;1(Dice roll 1D6: node in SOCIAL)','4: END-CRISIS ROLLING=&gt;Education(Crisis chip: overwhelmed problem)','4: END-CRISIS ROLLING=&gt;5(Dice roll 1D6: crisis cat)','4: END-CRISIS ROLLING=&gt;ENVIRONMENTAL(Category for crisis)','4: END-CRISIS ROLLING=&gt;3(Dice roll 1D6: node in ENVIRONMENTAL)','4: END-CRISIS ROLLING=&gt;Freshwater Depletion(Problem for crisis)','4: END-CRISIS ROLLING=&gt;5(Dice roll 2D6: crisis roll for Freshwater Depletion)','4: END-CRISIS ROLLING=&gt;5(Crisis roll for node "Freshwater Depletion")','4: END-CRISIS ROLLING=&gt;Energy Shortage(Now in crisis (cascaded from: Freshwater Depletion))','4: END-CRISIS ROLLING=&gt;1(Dice roll 1D6: crisis cat)','4: END-CRISIS ROLLING=&gt;INDUSTRIAL(Category for crisis)','4: END-CRISIS ROLLING=&gt;2(Dice roll 1D6: node in INDUSTRIAL)','4: END-CRISIS ROLLING=&gt;Fossil Fuel Dependency(Problem for crisis)','4: END-CRISIS ROLLING=&gt;8(Dice roll 2D6: crisis roll for Fossil Fuel Dependency)','4: END-CRISIS ROLLING=&gt;8(Crisis roll for node "Fossil Fuel Dependency")','4: END-CRISIS ROLLING=&gt;Climate Change(Now in crisis (cascaded from: Fossil Fuel Dependency))','4: END-CRISIS ROLLING=&gt;Nitrogen &amp; Phosphorous Loading(Now in crisis (cascaded from: Fossil Fuel Dependency))','5: ENGAGE-DRAWING MONEY=&gt;1(Money drawn)','5: ENGAGE-DRAWING CARDS=&gt;('H', 12)(Card drawn: 1)','5: ENGAGE-DRAWING CARDS=&gt;('S', 11)(Card drawn: 2)','5: ENGAGE-CRISIS RISING','5: ENGAGE-DRAWING MONEY=&gt;1(Money drawn)','5: ENGAGE-DRAWING CARDS=&gt;('H', 10)(Card drawn: 1)','5: ENGAGE-DRAWING CARDS=&gt;('D', 6)(Card drawn: 2)','5: ENGAGE-DRAWING MONEY=&gt;1(Money drawn)','5: ENGAGE-DRAWING CARDS=&gt;('D', 4)(Card drawn: 1)','5: ENGAGE-DRAWING CARDS=&gt;('D', 5)(Card drawn: 2)','5: ENGAGE-CRISIS RISING','5: ENGAGE-DRAWING MONEY=&gt;1(Money drawn)','5: ENGAGE-DRAWING CARDS=&gt;('S', 13)(Card drawn: 1)','5: ENGAGE-DRAWING CARDS=&gt;('C', 7)(Card drawn: 2)','5: ACTIVATE-ATTEMPTING PROJECTS=&gt;(('S', 6), 'S', 0, "Base fix 'Inflation' (ECONOMIC) triggers crisis")(Skill for project)','5: ACTIVATE-ATTEMPTING PROJECTS=&gt;2(Consultant fees)','5: ACTIVATE-ATTEMPTING PROJECTS=&gt;5(Dice roll 2D6: skill check)','5: ACTIVATE-ATTEMPTING PROJECTS=&gt;(('H', 12), 'H', 3, "Base fix 'Food Shortage' (CLASS) triggers crisis")(Skill for project)','5: ACTIVATE-ATTEMPTING PROJECTS=&gt;7(Dice roll 2D6: skill check)','5: ACTIVATE-ATTEMPTING PROJECTS=&gt;None(Skill for project)','5: ACTIVATE-DOING RESEARCH=&gt;None(Start researching)','5: ACTIVATE-ATTEMPTING PROJECTS=&gt;(('D', 6), 'D', 2, "Base fix 'Peace &amp; Justice' (SOCIAL) triggers crisis")(Skill for project)','5: ACTIVATE-ATTEMPTING PROJECTS=&gt;0(Consultant fees)','5: ACTIVATE-ATTEMPTING PROJECTS=&gt;9(Dice roll 2D6: skill check)','5: ACTIVATE-ATTEMPTING PROJECTS=&gt;(('H', 10), 'H', 1, "Base fix 'Food Shortage' (CLASS) triggers crisis")(Skill for project)','5: ACTIVATE-ATTEMPTING PROJECTS=&gt;0(Consultant fees)','5: ACTIVATE-ATTEMPTING PROJECTS=&gt;6(Dice roll 2D6: skill check)','5: ACTIVATE-ATTEMPTING PROJECTS=&gt;(('H', 6), 'H', 0, "Base fix 'Peace &amp; Justice' (SOCIAL) triggers crisis")(Skill for project)','5: ACTIVATE-ATTEMPTING PROJECTS=&gt;2(Consultant fees)','5: ACTIVATE-ATTEMPTING PROJECTS=&gt;10(Dice roll 2D6: skill check)','5: ACTIVATE-DOING RESEARCH=&gt;None(Start researching)','5: ACTIVATE-ATTEMPTING PROJECTS=&gt;(('D', 5), 'D', 1, "Base fix 'Peace &amp; Justice' (SOCIAL) triggers crisis")(Skill for project)','5: ACTIVATE-ATTEMPTING PROJECTS=&gt;1(Consultant fees)','5: ACTIVATE-ATTEMPTING PROJECTS=&gt;8(Dice roll 2D6: skill check)','5: ACTIVATE-ATTEMPTING PROJECTS=&gt;(('D', 4), 'D', 0, "Base fix 'Inflation' (ECONOMIC) triggers crisis")(Skill for project)','5: ACTIVATE-ATTEMPTING PROJECTS=&gt;9(Dice roll 2D6: skill check)','5: ACTIVATE-DOING RESEARCH=&gt;None(Start researching)','5: ACTIVATE-ATTEMPTING PROJECTS=&gt;None(Skill for project)','5: ACTIVATE-DOING RESEARCH=&gt;None(Start researching)','5: END-FINALIZING=&gt;Base fix 'Land Conversion' (ENVIRONMENTAL) triggers crisis(Project abandoned)','5: END-CRISIS ROLLING=&gt;ECONOMIC(Crisis chip: full category)','5: END-CRISIS ROLLING=&gt;CLASS(Crisis chip: full category)','5: END-CRISIS ROLLING=&gt;4(Dice roll 1D6: crisis cat)','5: END-CRISIS ROLLING=&gt;CLASS(Category for crisis)','5: END-CRISIS ROLLING=&gt;CLASS(Crisis chip: full category)','5: END-CRISIS ROLLING=&gt;2(Dice roll 1D6: crisis cat)','5: END-CRISIS ROLLING=&gt;ECONOMIC(Category for crisis)','5: END-CRISIS ROLLING=&gt;ECONOMIC(Crisis chip: full category)','5: END-CRISIS ROLLING=&gt;6(Dice roll 1D6: crisis cat)','5: END-CRISIS ROLLING=&gt;LIVING STANDARDS(Category for crisis)','5: END-CRISIS ROLLING=&gt;1(Dice roll 1D6: node in LIVING STANDARDS)','5: END-CRISIS ROLLING=&gt;Discrimination(Problem for crisis)','5: END-CRISIS ROLLING=&gt;7(Dice roll 2D6: crisis roll for Discrimination)','5: END-CRISIS ROLLING=&gt;7(Crisis roll for node "Discrimination")','5: END-CRISIS ROLLING=&gt;Political Voice(Now in crisis (cascaded from: Discrimination))','5: END-CRISIS ROLLING=&gt;6(Dice roll 1D6: crisis cat)','5: END-CRISIS ROLLING=&gt;LIVING STANDARDS(Category for crisis)','5: END-CRISIS ROLLING=&gt;5(Dice roll 1D6: node in LIVING STANDARDS)','5: END-CRISIS ROLLING=&gt;3(Dice roll 1D6: node in LIVING STANDARDS)','5: END-CRISIS ROLLING=&gt;Systemic Corruption(Problem for crisis)','5: END-CRISIS ROLLING=&gt;7(Dice roll 2D6: crisis roll for Systemic Corruption)','5: END-CRISIS ROLLING=&gt;7(Crisis roll for node "Systemic Corruption")','5: END-CRISIS ROLLING=&gt;Sprawl(Now in crisis (cascaded from: Systemic Corruption))','6: ENGAGE-DRAWING MONEY=&gt;1(Money drawn)','6: ENGAGE-DRAWING CARDS=&gt;('H', 6)(Card drawn: 1)','6: ENGAGE-DRAWING CARDS=&gt;('S', 4)(Card drawn: 2)','6: ENGAGE-CRISIS RISING','6: ENGAGE-DRAWING MONEY=&gt;1(Money drawn)','6: ENGAGE-DRAWING CARDS=&gt;('S', 2)(Card drawn: 1)','6: ENGAGE-DRAWING CARDS=&gt;('C', 14)(Card drawn: 2)','6: ENGAGE-DRAWING MONEY=&gt;1(Money drawn)','6: ENGAGE-DRAWING CARDS=&gt;('D', 7)(Card drawn: 1)','6: ENGAGE-DRAWING CARDS=&gt;('S', 8)(Card drawn: 2)','6: ENGAGE-CRISIS RISING','6: ENGAGE-DRAWING MONEY=&gt;1(Money drawn)','6: ENGAGE-DRAWING CARDS=&gt;('S', 5)(Card drawn: 1)','6: ENGAGE-DRAWING CARDS=&gt;('S', 3)(Card drawn: 2)','6: ACTIVATE-ATTEMPTING PROJECTS=&gt;(('H', 8), 'H', 2, "Base fix 'Peace &amp; Justice' (SOCIAL) triggers crisis")(Skill for project)','6: ACTIVATE-ATTEMPTING PROJECTS=&gt;1(Consultant fees)','6: ACTIVATE-ATTEMPTING PROJECTS=&gt;4(Dice roll 2D6: skill check)','6: ACTIVATE-ATTEMPTING PROJECTS=&gt;(('H', 6), 'H', 3, "Base fix 'Food Shortage' (CLASS) triggers crisis")(Skill for project)','6: ACTIVATE-ATTEMPTING PROJECTS=&gt;6(Dice roll 2D6: skill check)','6: ACTIVATE-ATTEMPTING PROJECTS=&gt;(('H', 1), 'H', 1, "Base fix 'Peace &amp; Justice' (SOCIAL) triggers crisis")(Skill for project)','6: ACTIVATE-ATTEMPTING PROJECTS=&gt;8(Dice roll 2D6: skill check)','6: ACTIVATE-ATTEMPTING PROJECTS=&gt;(('S', 11), 'S', 1, "Base fix 'Food Shortage' (CLASS) triggers crisis")(Skill for project)','6: ACTIVATE-ATTEMPTING PROJECTS=&gt;7(Dice roll 2D6: skill check)','6: ACTIVATE-ATTEMPTING PROJECTS=&gt;(('S', 4), 'S', 1, "Base fix 'Food Shortage' (CLASS) triggers crisis")(Skill for project)','6: ACTIVATE-ATTEMPTING PROJECTS=&gt;4(Dice roll 2D6: skill check)','6: ACTIVATE-DOING RESEARCH=&gt;None(Start researching)','6: ACTIVATE-ATTEMPTING PROJECTS=&gt;(('C', 14), 'H', 1, "Base fix 'Peace &amp; Justice' (SOCIAL) triggers crisis")(Skill for project)','6: ACTIVATE-ATTEMPTING PROJECTS=&gt;(('S', 2), 'S', 0, "Base fix 'Food Shortage' (CLASS) triggers crisis")(Skill for project)','6: ACTIVATE-ATTEMPTING PROJECTS=&gt;0(Consultant fees)','6: ACTIVATE-ATTEMPTING PROJECTS=&gt;11(Dice roll 2D6: skill check)','6: ACTIVATE-DOING RESEARCH=&gt;None(Start researching)','6: ACTIVATE-ATTEMPTING PROJECTS=&gt;(('D', 7), 'D', 0, "Base fix 'Peace &amp; Justice' (SOCIAL) triggers crisis")(Skill for project)','6: ACTIVATE-ATTEMPTING PROJECTS=&gt;1(Consultant fees)','6: ACTIVATE-ATTEMPTING PROJECTS=&gt;8(Dice roll 2D6: skill check)','6: ACTIVATE-ATTEMPTING PROJECTS=&gt;(('S', 8), 'S', 0, "Base fix 'Inflation' (ECONOMIC) triggers crisis")(Skill for project)','6: ACTIVATE-ATTEMPTING PROJECTS=&gt;7(Dice roll 2D6: skill check)','6: ACTIVATE-DOING RESEARCH=&gt;None(Start researching)','6: ACTIVATE-ATTEMPTING PROJECTS=&gt;Remove-Tradeoff(Start project: type)','6: ACTIVATE-ATTEMPTING PROJECTS=&gt;LIVING STANDARDS(Start project: fix category)','6: ACTIVATE-ATTEMPTING PROJECTS=&gt;Systemic Corruption(Start project: fix problem)','6: ACTIVATE-ATTEMPTING PROJECTS=&gt;Improved fix 'Systemic Corruption' (LIVING STANDARDS)(Project started)','6: ACTIVATE-ATTEMPTING PROJECTS=&gt;(('C', 7), 'C', 2, "Improved fix 'Systemic Corruption' (LIVING STANDARDS)")(Skill for project)','6: ACTIVATE-ATTEMPTING PROJECTS=&gt;3(Consultant fees)','6: ACTIVATE-ATTEMPTING PROJECTS=&gt;3(Dice roll 2D6: skill check)','6: ACTIVATE-ATTEMPTING PROJECTS=&gt;(('S', 3), 'S', 3, "Base fix 'Inflation' (ECONOMIC) triggers crisis")(Skill for project)','6: ACTIVATE-ATTEMPTING PROJECTS=&gt;0(Consultant fees)','6: ACTIVATE-ATTEMPTING PROJECTS=&gt;6(Dice roll 2D6: skill check)','6: ACTIVATE-ATTEMPTING PROJECTS=&gt;(('S', 13), 'S', 1, "Base fix 'Inflation' (ECONOMIC) triggers crisis")(Skill for project)','6: ACTIVATE-ATTEMPTING PROJECTS=&gt;1(Consultant fees)','6: ACTIVATE-ATTEMPTING PROJECTS=&gt;7(Dice roll 2D6: skill check)','6: ACTIVATE-ATTEMPTING PROJECTS=&gt;(('S', 5), 'S', 1, "Base fix 'Food Shortage' (CLASS) triggers crisis")(Skill for project)','6: ACTIVATE-ATTEMPTING PROJECTS=&gt;3(Dice roll 2D6: skill check)','6: ACTIVATE-ATTEMPTING PROJECTS=&gt;(('S', 9), 'S', 0, "Base fix 'Food Shortage' (CLASS) triggers crisis")(Skill for project)','6: ACTIVATE-ATTEMPTING PROJECTS=&gt;10(Dice roll 2D6: skill check)','6: ACTIVATE-DOING RESEARCH=&gt;None(Start researching)','6: END-FINALIZING=&gt;Base fix 'Peace &amp; Justice' (SOCIAL) triggers crisis(Project overskilled for "('C', 14)")','6: END-CRISIS ROLLING=&gt;INDUSTRIAL(Crisis chip: full category)','6: END-CRISIS ROLLING=&gt;ECONOMIC(Crisis chip: full category)','6: END-CRISIS ROLLING=&gt;SOCIAL(Crisis chip: full category)','6: END-CRISIS ROLLING=&gt;CLASS(Crisis chip: full category)','6: END-CRISIS ROLLING=&gt;5(Dice roll 1D6: crisis cat)','6: END-CRISIS ROLLING=&gt;ENVIRONMENTAL(Category for crisis)','6: END-CRISIS ROLLING=&gt;1(Dice roll 1D6: node in ENVIRONMENTAL)','6: END-CRISIS ROLLING=&gt;Chemical Pollution(Problem for crisis)','6: END-CRISIS ROLLING=&gt;6(Dice roll 2D6: crisis roll for Chemical Pollution)','6: END-CRISIS ROLLING=&gt;6(Crisis roll for node "Chemical Pollution")','6: END-CRISIS ROLLING=&gt;Biodiversity Loss(Now in crisis (cascaded from: Chemical Pollution))','6: END-CRISIS ROLLING=&gt;4(Dice roll 1D6: crisis cat)','6: END-CRISIS ROLLING=&gt;CLASS(Category for crisis)','6: END-CRISIS ROLLING=&gt;CLASS(Crisis chip: full category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CLASS(Crisis chip: full category)','6: END-CRISIS ROLLING=&gt;1(Dice roll 1D6: crisis cat)','6: END-CRISIS ROLLING=&gt;INDUSTRIAL(Category for crisis)','6: END-CRISIS ROLLING=&gt;INDUSTRIAL(Crisis chip: full category)','6: END-CRISIS ROLLING=&gt;2(Dice roll 1D6: crisis cat)','6: END-CRISIS ROLLING=&gt;ECONOMIC(Category for crisis)','6: END-CRISIS ROLLING=&gt;ECONOMIC(Crisis chip: full category)','6: END-CRISIS ROLLING=&gt;4(Dice roll 1D6: crisis cat)','6: END-CRISIS ROLLING=&gt;CLASS(Category for crisis)','6: END-CRISIS ROLLING=&gt;CLASS(Crisis chip: full category)','6: END-CRISIS ROLLING=&gt;2(Dice roll 1D6: crisis cat)','6: END-CRISIS ROLLING=&gt;ECONOMIC(Category for crisis)','6: END-CRISIS ROLLING=&gt;ECONOMIC(Crisis chip: full category)','6: END-CRISIS ROLLING=&gt;2(Dice roll 1D6: crisis cat)','6: END-CRISIS ROLLING=&gt;ECONOMIC(Category for crisis)','6: END-CRISIS ROLLING=&gt;ECONOMIC(Crisis chip: full category)','6: END-CRISIS ROLLING=&gt;1(Dice roll 1D6: crisis cat)','6: END-CRISIS ROLLING=&gt;INDUSTRIAL(Category for crisis)','6: END-CRISIS ROLLING=&gt;INDUSTRIAL(Crisis chip: full category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CLASS(Crisis chip: full category)','6: END-CRISIS ROLLING=&gt;6(Dice roll 1D6: crisis cat)','6: END-CRISIS ROLLING=&gt;LIVING STANDARDS(Category for crisis)','6: END-CRISIS ROLLING=&gt;6(Dice roll 1D6: node in LIVING STANDARDS)','6: END-CRISIS ROLLING=&gt;4(Dice roll 1D6: node in LIVING STANDARDS)','6: END-CRISIS ROLLING=&gt;3(Dice roll 1D6: node in LIVING STANDARDS)','6: END-CRISIS ROLLING=&gt;Systemic Corruption(Problem for crisis)','6: END-CRISIS ROLLING=&gt;12(Dice roll 2D6: crisis roll for Systemic Corruption)','6: END-CRISIS ROLLING=&gt;12(Crisis roll for node "Systemic Corruption")','6: END-CRISIS ROLLING=&gt;Systemic Corruption(Crisis averted)','7: ENGAGE-DRAWING MONEY=&gt;1(Money drawn)','7: ENGAGE-DRAWING CARDS=&gt;('C', 6)(Card drawn: 1)','7: ENGAGE-DRAWING CARDS=&gt;('H', 5)(Card drawn: 2)','7: ENGAGE-CRISIS RISING','7: ENGAGE-DRAWING MONEY=&gt;1(Money drawn)','7: ENGAGE-DRAWING CARDS=&gt;('H', 10)(Card drawn: 1)','7: ENGAGE-DRAWING CARDS=&gt;('D', 8)(Card drawn: 2)','7: ENGAGE-DRAWING MONEY=&gt;1(Money drawn)','7: ENGAGE-DRAWING CARDS=&gt;('S', 9)(Card drawn: 1)','7: ENGAGE-DRAWING CARDS=&gt;('D', 2)(Card drawn: 2)','7: ENGAGE-CRISIS RISING','7: ENGAGE-DRAWING MONEY=&gt;1(Money drawn)','7: ENGAGE-DRAWING CARDS=&gt;('S', 10)(Card drawn: 1)','7: ENGAGE-DRAWING CARDS=&gt;('S', 12)(Card drawn: 2)','7: ACTIVATE-ATTEMPTING PROJECTS=&gt;(('H', 5), 'H', 2, "Base fix 'Food Shortage' (CLASS) triggers crisis")(Skill for project)','7: ACTIVATE-ATTEMPTING PROJECTS=&gt;1(Consultant fees)','7: ACTIVATE-ATTEMPTING PROJECTS=&gt;10(Dice roll 2D6: skill check)','7: ACTIVATE-ATTEMPTING PROJECTS=&gt;(('C', 12), 'C', 0, "Improved fix 'Systemic Corruption' (LIVING STANDARDS)")(Skill for project)','7: ACTIVATE-ATTEMPTING PROJECTS=&gt;9(Dice roll 2D6: skill check)','7: ACTIVATE-ATTEMPTING PROJECTS=&gt;(('C', 6), 'C', 0, "Improved fix 'Systemic Corruption' (LIVING STANDARDS)")(Skill for project)','7: ACTIVATE-ATTEMPTING PROJECTS=&gt;2(Dice roll 2D6: skill check)','7: ACTIVATE-DOING RESEARCH=&gt;None(Start researching)','7: ACTIVATE-ATTEMPTING PROJECTS=&gt;(('H', 10), 'H', 0, "Base fix 'Peace &amp; Justice' (SOCIAL) triggers crisis")(Skill for project)','7: ACTIVATE-ATTEMPTING PROJECTS=&gt;1(Consultant fees)','7: ACTIVATE-ATTEMPTING PROJECTS=&gt;7(Dice roll 2D6: skill check)','7: ACTIVATE-ATTEMPTING PROJECTS=&gt;(('D', 8), 'D', 0, "Base fix 'Peace &amp; Justice' (SOCIAL) triggers crisis")(Skill for project)','7: ACTIVATE-ATTEMPTING PROJECTS=&gt;1(Consultant fees)','7: ACTIVATE-ATTEMPTING PROJECTS=&gt;9(Dice roll 2D6: skill check)','7: ACTIVATE-DOING RESEARCH=&gt;None(Start researching)','7: ACTIVATE-ATTEMPTING PROJECTS=&gt;(('S', 9), 'S', 0, "Base fix 'Food Shortage' (CLASS) triggers crisis")(Skill for project)','7: ACTIVATE-ATTEMPTING PROJECTS=&gt;1(Consultant fees)','7: ACTIVATE-ATTEMPTING PROJECTS=&gt;9(Dice roll 2D6: skill check)','7: ACTIVATE-ATTEMPTING PROJECTS=&gt;None(Skill for project)','7: ACTIVATE-DOING RESEARCH=&gt;None(Start researching)','7: ACTIVATE-ATTEMPTING PROJECTS=&gt;(('S', 12), 'S', 1, "Base fix 'Inflation' (ECONOMIC) triggers crisis")(Skill for project)','7: ACTIVATE-ATTEMPTING PROJECTS=&gt;0(Consultant fees)','7: ACTIVATE-ATTEMPTING PROJECTS=&gt;8(Dice roll 2D6: skill check)','7: ACTIVATE-ATTEMPTING PROJECTS=&gt;None(Skill for project)','7: ACTIVATE-DOING RESEARCH=&gt;None(Start researching)','7: END-CRISIS ROLLING=&gt;INDUSTRIAL(Crisis chip: full category)','7: END-CRISIS ROLLING=&gt;ECONOMIC(Crisis chip: full category)','7: END-CRISIS ROLLING=&gt;SOCIAL(Crisis chip: full category)','7: END-CRISIS ROLLING=&gt;CLASS(Crisis chip: full category)','7: END-CRISIS ROLLING=&gt;4(Dice roll 1D6: crisis cat)','7: END-CRISIS ROLLING=&gt;CLASS(Category for crisis)','7: END-CRISIS ROLLING=&gt;CLASS(Crisis chip: full category)','7: END-CRISIS ROLLING=&gt;5(Dice roll 1D6: crisis cat)','7: END-CRISIS ROLLING=&gt;ENVIRONMENTAL(Category for crisis)','7: END-CRISIS ROLLING=&gt;3(Dice roll 1D6: node in ENVIRONMENTAL)','7: END-CRISIS ROLLING=&gt;Freshwater Depletion(Problem for crisis)','7: END-CRISIS ROLLING=&gt;6(Dice roll 2D6: crisis roll for Freshwater Depletion)','7: END-CRISIS ROLLING=&gt;6(Crisis roll for node "Freshwater Depletion")','7: END-CRISIS ROLLING=&gt;Land Conversion(Now in crisis (cascaded from: Freshwater Depletion)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3(Dice roll 1D6: crisis cat)','7: END-CRISIS ROLLING=&gt;SOCIAL(Category for crisis)','7: END-CRISIS ROLLING=&gt;SOCIAL(Crisis chip: full category)','7: END-CRISIS ROLLING=&gt;3(Dice roll 1D6: crisis cat)','7: END-CRISIS ROLLING=&gt;SOCIAL(Category for crisis)','7: END-CRISIS ROLLING=&gt;SOCIAL(Crisis chip: full category)','7: END-CRISIS ROLLING=&gt;6(Dice roll 1D6: crisis cat)','7: END-CRISIS ROLLING=&gt;LIVING STANDARDS(Category for crisis)','7: END-CRISIS ROLLING=&gt;3(Dice roll 1D6: node in LIVING STANDARDS)','7: END-CRISIS ROLLING=&gt;Systemic Corruption(Crisis chip: overwhelmed problem)','7: END-CRISIS ROLLING=&gt;2(Dice roll 1D6: crisis cat)','7: END-CRISIS ROLLING=&gt;ECONOMIC(Category for crisis)','7: END-CRISIS ROLLING=&gt;ECONOMIC(Crisis chip: full category)','7: END-CRISIS ROLLING=&gt;2(Dice roll 1D6: crisis cat)','7: END-CRISIS ROLLING=&gt;ECONOMIC(Category for crisis)','7: END-CRISIS ROLLING=&gt;ECONOMIC(Crisis chip: full category)','7: END-CRISIS ROLLING=&gt;6(Dice roll 1D6: crisis cat)','7: END-CRISIS ROLLING=&gt;LIVING STANDARDS(Category for crisis)','7: END-CRISIS ROLLING=&gt;6(Dice roll 1D6: node in LIVING STANDARDS)','7: END-CRISIS ROLLING=&gt;6(Dice roll 1D6: node in LIVING STANDARDS)','7: END-CRISIS ROLLING=&gt;5(Dice roll 1D6: node in LIVING STANDARDS)','7: END-CRISIS ROLLING=&gt;3(Dice roll 1D6: node in LIVING STANDARDS)','7: END-CRISIS ROLLING=&gt;Systemic Corruption(Crisis chip: overwhelmed problem)','7: END-CRISIS ROLLING=&gt;4(Dice roll 1D6: crisis cat)','7: END-CRISIS ROLLING=&gt;CLASS(Category for crisis)','7: END-CRISIS ROLLING=&gt;CLASS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ENVIRONMENTAL(Crisis chip: full category)','7: END-CRISIS ROLLING=&gt;1(Dice roll 1D6: crisis cat)','7: END-CRISIS ROLLING=&gt;INDUSTRIAL(Category for crisis)','7: END-CRISIS ROLLING=&gt;INDUSTRIAL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4(Dice roll 1D6: crisis cat)','7: END-CRISIS ROLLING=&gt;CLASS(Category for crisis)','7: END-CRISIS ROLLING=&gt;CLASS(Crisis chip: full category)','7: END-CRISIS ROLLING=&gt;6(Dice roll 1D6: crisis cat)','7: END-CRISIS ROLLING=&gt;LIVING STANDARDS(Category for crisis)','7: END-CRISIS ROLLING=&gt;5(Dice roll 1D6: node in LIVING STANDARDS)','7: END-CRISIS ROLLING=&gt;2(Dice roll 1D6: node in LIVING STANDARDS)','7: END-CRISIS ROLLING=&gt;Low Labour Standards(Problem for crisis)','7: END-CRISIS ROLLING=&gt;6(Dice roll 2D6: crisis roll for Low Labour Standards)','7: END-CRISIS ROLLING=&gt;6(Crisis roll for node "Low Labour Standards")','7: END-CRISIS ROLLING=&gt;Low Labour Standards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2, 13, 20, 22, 24, 27, 29]}</text:p>
          </table:table-cell>
          <table:table-cell table:style-name="Gnumeric-default" office:value-type="string">
            <text:p>{'abandoned-project': [[], [], [], [], [], [], [], [], [], [], [], [True], [], [], [], [], [], [], [], [], [], [], [], [], [], [], [], [], [], [], [], [], [], [], [], [], [], [], [], [], [], [], [], [True], [], [], [], [], [], [], [], [], [], [], [], [], [], [], [], [], [], [], [], [], [], [], [], [], [], [], [], [], [], [], [], [True, True], [], [], [], [], [], [], [], [], [], [], [], [], [], [], [], [], [], [], [], [], [], [], [], [], [], [], [True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H', 11)(Card drawn: 1)','0: ENGAGE-DRAWING CARDS=&gt;('H', 2)(Card drawn: 2)','0: ENGAGE-CRISIS RISING','0: ENGAGE-DRAWING MONEY=&gt;3(Money drawn)','0: ENGAGE-DRAWING CARDS=&gt;('C', 2)(Card drawn: 1)','0: ENGAGE-DRAWING CARDS=&gt;('C', 9)(Card drawn: 2)','0: ENGAGE-DRAWING MONEY=&gt;3(Money drawn)','0: ENGAGE-DRAWING CARDS=&gt;('H', 3)(Card drawn: 1)','0: ENGAGE-DRAWING CARDS=&gt;('S', 14)(Card drawn: 2)','0: ENGAGE-CRISIS RISING','0: ENGAGE-DRAWING MONEY=&gt;3(Money drawn)','0: ENGAGE-DRAWING CARDS=&gt;('D', 5)(Card drawn: 1)','0: ENGAGE-DRAWING CARDS=&gt;('S', 11)(Card drawn: 2)','0: ENGAGE-DRAWING MONEY=&gt;3(Money drawn)','0: ENGAGE-DRAWING CARDS=&gt;('S', 10)(Card drawn: 1)','0: ENGAGE-DRAWING CARDS=&gt;('D', 2)(Card drawn: 2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LIVING STANDARDS(Start project: fix category)','0: ACTIVATE-ATTEMPTING PROJECTS=&gt;Systemic Corruption(Start project: fix problem)','0: ACTIVATE-ATTEMPTING PROJECTS=&gt;Improved fix 'Systemic Corruption' (LIVING STANDARDS)(Project started)','0: ACTIVATE-ATTEMPTING PROJECTS=&gt;None(Skill for project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END-FINALIZING=&gt;Improved fix 'Systemic Corruption' (LIVING STANDARDS)(Project abandoned)','0: END-CRISIS ROLLING=&gt;2(Dice roll 1D6: crisis cat)','0: END-CRISIS ROLLING=&gt;ECONOMIC(Category for crisis)','0: END-CRISIS ROLLING=&gt;6(Dice roll 1D6: node in ECONOMIC)','0: END-CRISIS ROLLING=&gt;2(Dice roll 1D6: node in ECONOMIC)','0: END-CRISIS ROLLING=&gt;Market Externalities(Problem for crisis)','0: END-CRISIS ROLLING=&gt;5(Dice roll 2D6: crisis roll for Market Externalities)','0: END-CRISIS ROLLING=&gt;5(Crisis roll for node "Market Externalities")','0: END-CRISIS ROLLING=&gt;Economic Inequality(Now in crisis (cascaded from: Market Externalities))','0: END-CRISIS ROLLING=&gt;Inefficiency(Now in crisis (cascaded from: Market Externalities))','0: END-CRISIS ROLLING=&gt;5(Dice roll 1D6: crisis cat)','0: END-CRISIS ROLLING=&gt;ENVIRONMENTAL(Category for crisis)','0: END-CRISIS ROLLING=&gt;5(Dice roll 1D6: node in ENVIRONMENTAL)','0: END-CRISIS ROLLING=&gt;Ocean Degradation(Problem for crisis)','0: END-CRISIS ROLLING=&gt;7(Dice roll 2D6: crisis roll for Ocean Degradation)','0: END-CRISIS ROLLING=&gt;7(Crisis roll for node "Ocean Degradation")','0: END-CRISIS ROLLING=&gt;Ocean Degradation(Now in crisis)','1: ENGAGE-DRAWING MONEY=&gt;2(Money drawn)','1: ENGAGE-DRAWING CARDS=&gt;('H', 10)(Card drawn: 1)','1: ENGAGE-DRAWING CARDS=&gt;('H', 6)(Card drawn: 2)','1: ENGAGE-CRISIS RISING','1: ENGAGE-DRAWING MONEY=&gt;2(Money drawn)','1: ENGAGE-DRAWING CARDS=&gt;('D', 11)(Card drawn: 1)','1: ENGAGE-DRAWING CARDS=&gt;('S', 3)(Card drawn: 2)','1: ENGAGE-DRAWING MONEY=&gt;2(Money drawn)','1: ENGAGE-DRAWING CARDS=&gt;('D', 6)(Card drawn: 1)','1: ENGAGE-DRAWING CARDS=&gt;('S', 9)(Card drawn: 2)','1: ENGAGE-CRISIS RISING','1: ENGAGE-DRAWING MONEY=&gt;2(Money drawn)','1: ENGAGE-DRAWING CARDS=&gt;('C', 3)(Card drawn: 1)','1: ENGAGE-DRAWING CARDS=&gt;('H', 11)(Card drawn: 2)','1: ENGAGE-DRAWING MONEY=&gt;2(Money drawn)','1: ENGAGE-DRAWING CARDS=&gt;('D', 10)(Card drawn: 1)','1: ENGAGE-DRAWING CARDS=&gt;('C', 13)(Card drawn: 2)','1: ACTIVATE-ATTEMPTING PROJECTS=&gt;None(Start project: type)','1: ACTIVATE-DOING RESEARCH=&gt;None(Start researching)','1: ACTIVATE-ATTEMPTING PROJECTS=&gt;None(Start project: type)','1: ACTIVATE-DOING RESEARCH=&gt;None(Start researching)','1: ACTIVATE-ATTEMPTING PROJECTS=&gt;Remove-Tradeoff(Start project: type)','1: ACTIVATE-ATTEMPTING PROJECTS=&gt;SOCIAL(Start project: fix category)','1: ACTIVATE-ATTEMPTING PROJECTS=&gt;Education(Start project: fix problem)','1: ACTIVATE-ATTEMPTING PROJECTS=&gt;Improved fix 'Education' (SOCIAL)(Project started)','1: ACTIVATE-ATTEMPTING PROJECTS=&gt;(('H', 3), 'H', 0, "Improved fix 'Education' (SOCIAL)")(Skill for project)','1: ACTIVATE-ATTEMPTING PROJECTS=&gt;0(Consultant fees)','1: ACTIVATE-ATTEMPTING PROJECTS=&gt;9(Dice roll 2D6: skill check)','1: ACTIVATE-ATTEMPTING PROJECTS=&gt;None(Skill for project)','1: ACTIVATE-DOING RESEARCH=&gt;None(Start researching)','1: ACTIVATE-ATTEMPTING PROJECTS=&gt;Remove-Tradeoff(Start project: type)','1: ACTIVATE-ATTEMPTING PROJECTS=&gt;LIVING STANDARDS(Start project: fix category)','1: ACTIVATE-ATTEMPTING PROJECTS=&gt;Discrimination(Start project: fix problem)','1: ACTIVATE-ATTEMPTING PROJECTS=&gt;Improved fix 'Discrimination' (LIVING STANDARDS)(Project started)','1: ACTIVATE-ATTEMPTING PROJECTS=&gt;(('H', 11), 'H', 3, "Improved fix 'Discrimination' (LIVING STANDARDS)")(Skill for project)','1: ACTIVATE-ATTEMPTING PROJECTS=&gt;1(Consultant fees)','1: ACTIVATE-ATTEMPTING PROJECTS=&gt;5(Dice roll 2D6: skill check)','1: ACTIVATE-ATTEMPTING PROJECTS=&gt;None(Skill for project)','1: ACTIVATE-DOING RESEARCH=&gt;None(Start researching)','1: ACTIVATE-ATTEMPTING PROJECTS=&gt;Base(Start project: type)','1: ACTIVATE-ATTEMPTING PROJECTS=&gt;ECONOMIC(Start project: fix category)','1: ACTIVATE-ATTEMPTING PROJECTS=&gt;Monopoly(Start project: fix problem)','1: ACTIVATE-ATTEMPTING PROJECTS=&gt;Base fix 'Monopoly' (ECONOMIC) triggers crisis(Project started)','1: ACTIVATE-ATTEMPTING PROJECTS=&gt;(('D', 10), 'D', 2, "Base fix 'Monopoly' (ECONOMIC) triggers crisis")(Skill for project)','1: ACTIVATE-ATTEMPTING PROJECTS=&gt;1(Consultant fees)','1: ACTIVATE-ATTEMPTING PROJECTS=&gt;7(Dice roll 2D6: skill check)','1: ACTIVATE-ATTEMPTING PROJECTS=&gt;(('D', 2), 'D', 1, "Base fix 'Monopoly' (ECONOMIC) triggers crisis")(Skill for project)','1: ACTIVATE-ATTEMPTING PROJECTS=&gt;3(Consultant fees)','1: ACTIVATE-ATTEMPTING PROJECTS=&gt;5(Dice roll 2D6: skill check)','1: ACTIVATE-ATTEMPTING PROJECTS=&gt;(('S', 10), 'S', 0, "Base fix 'Monopoly' (ECONOMIC) triggers crisis")(Skill for project)','1: ACTIVATE-ATTEMPTING PROJECTS=&gt;1(Consultant fees)','1: ACTIVATE-ATTEMPTING PROJECTS=&gt;9(Dice roll 2D6: skill check)','1: ACTIVATE-DOING RESEARCH=&gt;None(Start researching)','1: END-CRISIS ROLLING=&gt;3(Dice roll 1D6: crisis cat)','1: END-CRISIS ROLLING=&gt;SOCIAL(Category for crisis)','1: END-CRISIS ROLLING=&gt;1(Dice roll 1D6: node in SOCIAL)','1: END-CRISIS ROLLING=&gt;Education(Problem for crisis)','1: END-CRISIS ROLLING=&gt;8(Dice roll 2D6: crisis roll for Education)','1: END-CRISIS ROLLING=&gt;8(Crisis roll for node "Education")','1: END-CRISIS ROLLING=&gt;Education(Now in crisis)','1: END-CRISIS ROLLING=&gt;3(Dice roll 1D6: crisis cat)','1: END-CRISIS ROLLING=&gt;SOCIAL(Category for crisis)','1: END-CRISIS ROLLING=&gt;4(Dice roll 1D6: node in SOCIAL)','1: END-CRISIS ROLLING=&gt;Community Networks(Problem for crisis)','1: END-CRISIS ROLLING=&gt;9(Dice roll 2D6: crisis roll for Community Networks)','1: END-CRISIS ROLLING=&gt;9(Crisis roll for node "Community Networks")','1: END-CRISIS ROLLING=&gt;Community Networks(Crisis averted)','2: ENGAGE-DRAWING MONEY=&gt;2(Money drawn)','2: ENGAGE-DRAWING CARDS=&gt;('D', 7)(Card drawn: 1)','2: ENGAGE-DRAWING CARDS=&gt;('H', 1)(Card drawn: 2)','2: ENGAGE-CRISIS RISING','2: ENGAGE-DRAWING MONEY=&gt;2(Money drawn)','2: ENGAGE-DRAWING CARDS=&gt;('D', 12)(Card drawn: 1)','2: ENGAGE-DRAWING CARDS=&gt;('S', 12)(Card drawn: 2)','2: ENGAGE-DRAWING MONEY=&gt;2(Money drawn)','2: ENGAGE-DRAWING CARDS=&gt;('H', 9)(Card drawn: 1)','2: ENGAGE-DRAWING CARDS=&gt;('S', 5)(Card drawn: 2)','2: ENGAGE-CRISIS RISING','2: ENGAGE-DRAWING MONEY=&gt;2(Money drawn)','2: ENGAGE-DRAWING CARDS=&gt;('H', 2)(Card drawn: 1)','2: ENGAGE-DRAWING CARDS=&gt;('H', 10)(Card drawn: 2)','2: ENGAGE-DRAWING MONEY=&gt;2(Money drawn)','2: ENGAGE-DRAWING CARDS=&gt;('H', 5)(Card drawn: 1)','2: ENGAGE-DRAWING CARDS=&gt;('C', 11)(Card drawn: 2)','2: ACTIVATE-ATTEMPTING PROJECTS=&gt;Base(Start project: type)','2: ACTIVATE-ATTEMPTING PROJECTS=&gt;ECONOMIC(Start project: fix category)','2: ACTIVATE-ATTEMPTING PROJECTS=&gt;Inflation(Start project: fix problem)','2: ACTIVATE-ATTEMPTING PROJECTS=&gt;Base fix 'Inflation' (ECONOMIC) triggers crisis(Project started)','2: ACTIVATE-ATTEMPTING PROJECTS=&gt;(('H', 1), 'H', 5, "Improved fix 'Education' (SOCIAL)")(Skill for project)','2: ACTIVATE-ATTEMPTING PROJECTS=&gt;0(Consultant fees)','2: ACTIVATE-ATTEMPTING PROJECTS=&gt;7(Dice roll 2D6: skill check)','2: ACTIVATE-ATTEMPTING PROJECTS=&gt;(('H', 6), 'H', 3, "Improved fix 'Discrimination' (LIVING STANDARDS)")(Skill for project)','2: ACTIVATE-ATTEMPTING PROJECTS=&gt;4(Consultant fees)','2: ACTIVATE-ATTEMPTING PROJECTS=&gt;5(Dice roll 2D6: skill check)','2: ACTIVATE-ATTEMPTING PROJECTS=&gt;(('H', 2), 'H', 1, "Improved fix 'Education' (SOCIAL)")(Skill for project)','2: ACTIVATE-ATTEMPTING PROJECTS=&gt;1(Consultant fees)','2: ACTIVATE-ATTEMPTING PROJECTS=&gt;8(Dice roll 2D6: skill check)','2: ACTIVATE-ATTEMPTING PROJECTS=&gt;(('H', 11), 'H', 0, "Improved fix 'Education' (SOCIAL)")(Skill for project)','2: ACTIVATE-ATTEMPTING PROJECTS=&gt;0(Consultant fees)','2: ACTIVATE-ATTEMPTING PROJECTS=&gt;10(Dice roll 2D6: skill check)','2: ACTIVATE-ATTEMPTING PROJECTS=&gt;(('H', 10), 'H', 0, "Improved fix 'Education' (SOCIAL)")(Skill for project)','2: ACTIVATE-ATTEMPTING PROJECTS=&gt;0(Consultant fees)','2: ACTIVATE-ATTEMPTING PROJECTS=&gt;10(Dice roll 2D6: skill check)','2: ACTIVATE-ATTEMPTING PROJECTS=&gt;(('D', 7), 'D', 0, "Improved fix 'Education' (SOCIAL)")(Skill for project)','2: ACTIVATE-ATTEMPTING PROJECTS=&gt;1(Consultant fees)','2: ACTIVATE-ATTEMPTING PROJECTS=&gt;3(Dice roll 2D6: skill check)','2: ACTIVATE-DOING RESEARCH=&gt;None(Start researching)','2: ACTIVATE-ATTEMPTING PROJECTS=&gt;None(Start project: type)','2: ACTIVATE-ATTEMPTING PROJECTS=&gt;(('C', 9), 'C', 1, "Improved fix 'Discrimination' (LIVING STANDARDS)")(Skill for project)','2: ACTIVATE-ATTEMPTING PROJECTS=&gt;0(Consultant fees)','2: ACTIVATE-ATTEMPTING PROJECTS=&gt;7(Dice roll 2D6: skill check)','2: ACTIVATE-ATTEMPTING PROJECTS=&gt;(('D', 12), 'D', 3, "Base fix 'Monopoly' (ECONOMIC) triggers crisis")(Skill for project)','2: ACTIVATE-ATTEMPTING PROJECTS=&gt;1(Consultant fees)','2: ACTIVATE-ATTEMPTING PROJECTS=&gt;3(Dice roll 2D6: skill check)','2: ACTIVATE-ATTEMPTING PROJECTS=&gt;(('D', 11), 'D', 1, "Base fix 'Monopoly' (ECONOMIC) triggers crisis")(Skill for project)','2: ACTIVATE-ATTEMPTING PROJECTS=&gt;1(Consultant fees)','2: ACTIVATE-ATTEMPTING PROJECTS=&gt;6(Dice roll 2D6: skill check)','2: ACTIVATE-ATTEMPTING PROJECTS=&gt;None(Skill for project)','2: ACTIVATE-DOING RESEARCH=&gt;None(Start researching)','2: ACTIVATE-ATTEMPTING PROJECTS=&gt;(('D', 6), 'D', 1, "Improved fix 'Education' (SOCIAL)")(Skill for project)','2: ACTIVATE-ATTEMPTING PROJECTS=&gt;4(Consultant fees)','2: ACTIVATE-ATTEMPTING PROJECTS=&gt;4(Dice roll 2D6: skill check)','2: ACTIVATE-ATTEMPTING PROJECTS=&gt;(('S', 14), 'C', 0, "Improved fix 'Discrimination' (LIVING STANDARDS)")(Skill for project)','2: ACTIVATE-ATTEMPTING PROJECTS=&gt;None(Skill for project)','2: ACTIVATE-DOING RESEARCH=&gt;None(Start researching)','2: ACTIVATE-ATTEMPTING PROJECTS=&gt;(('C', 3), 'C', 2, "Improved fix 'Discrimination' (LIVING STANDARDS)")(Skill for project)','2: ACTIVATE-ATTEMPTING PROJECTS=&gt;6(Consultant fees)','2: ACTIVATE-ATTEMPTING PROJECTS=&gt;7(Dice roll 2D6: skill check)','2: ACTIVATE-ATTEMPTING PROJECTS=&gt;(('H', 2), 'H', 2, "Improved fix 'Education' (SOCIAL)")(Skill for project)','2: ACTIVATE-ATTEMPTING PROJECTS=&gt;5(Dice roll 2D6: skill check)','2: ACTIVATE-ATTEMPTING PROJECTS=&gt;(('H', 10), 'H', 2, "Improved fix 'Discrimination' (LIVING STANDARDS)")(Skill for project)','2: ACTIVATE-ATTEMPTING PROJECTS=&gt;8(Dice roll 2D6: skill check)','2: ACTIVATE-ATTEMPTING PROJECTS=&gt;None(Skill for project)','2: ACTIVATE-DOING RESEARCH=&gt;None(Start researching)','2: ACTIVATE-ATTEMPTING PROJECTS=&gt;(('C', 13), 'C', 0, "Improved fix 'Discrimination' (LIVING STANDARDS)")(Skill for project)','2: ACTIVATE-ATTEMPTING PROJECTS=&gt;1(Consultant fees)','2: ACTIVATE-ATTEMPTING PROJECTS=&gt;7(Dice roll 2D6: skill check)','2: ACTIVATE-ATTEMPTING PROJECTS=&gt;(('C', 11), 'C', 1, "Improved fix 'Discrimination' (LIVING STANDARDS)")(Skill for project)','2: ACTIVATE-ATTEMPTING PROJECTS=&gt;0(Consultant fees)','2: ACTIVATE-ATTEMPTING PROJECTS=&gt;3(Dice roll 2D6: skill check)','2: ACTIVATE-ATTEMPTING PROJECTS=&gt;(('H', 5), 'H', 0, "Improved fix 'Education' (SOCIAL)")(Skill for project)','2: ACTIVATE-ATTEMPTING PROJECTS=&gt;0(Consultant fees)','2: ACTIVATE-ATTEMPTING PROJECTS=&gt;2(Dice roll 2D6: skill check)','2: ACTIVATE-DOING RESEARCH=&gt;None(Start researching)','2: END-FINALIZING=&gt;Base fix 'Inflation' (ECONOMIC) triggers crisis(Project abandoned)','2: END-FINALIZING=&gt;Improved fix 'Discrimination' (LIVING STANDARDS)(Project overskilled for "('S', 14)")','2: END-CRISIS ROLLING=&gt;5(Dice roll 1D6: crisis cat)','2: END-CRISIS ROLLING=&gt;ENVIRONMENTAL(Category for crisis)','2: END-CRISIS ROLLING=&gt;2(Dice roll 1D6: node in ENVIRONMENTAL)','2: END-CRISIS ROLLING=&gt;Climate Change(Problem for crisis)','2: END-CRISIS ROLLING=&gt;5(Dice roll 2D6: crisis roll for Climate Change)','2: END-CRISIS ROLLING=&gt;5(Crisis roll for node "Climate Change")','2: END-CRISIS ROLLING=&gt;Climate Change(Now in crisis)','2: END-CRISIS ROLLING=&gt;5(Dice roll 1D6: crisis cat)','2: END-CRISIS ROLLING=&gt;ENVIRONMENTAL(Category for crisis)','2: END-CRISIS ROLLING=&gt;6(Dice roll 1D6: node in ENVIRONMENTAL)','2: END-CRISIS ROLLING=&gt;2(Dice roll 1D6: node in ENVIRONMENTAL)','2: END-CRISIS ROLLING=&gt;Climate Change(Problem for crisis)','2: END-CRISIS ROLLING=&gt;8(Dice roll 2D6: crisis roll for Climate Change)','2: END-CRISIS ROLLING=&gt;8(Crisis roll for node "Climate Change")','2: END-CRISIS ROLLING=&gt;Biodiversity Loss(Now in crisis (cascaded from: Climate Change))','2: END-CRISIS ROLLING=&gt;Energy Shortage(Now in crisis (cascaded from: Climate Change))','2: END-CRISIS ROLLING=&gt;Food Shortage(Now in crisis (cascaded from: Climate Change))','2: END-CRISIS ROLLING=&gt;Freshwater Depletion(Now in crisis (cascaded from: Climate Change))','2: END-CRISIS ROLLING=&gt;Healthcare(Now in crisis (cascaded from: Climate Change))','2: END-CRISIS ROLLING=&gt;Land Conversion(Now in crisis (cascaded from: Climate Change))','3: ENGAGE-DRAWING MONEY=&gt;2(Money drawn)','3: ENGAGE-DRAWING CARDS=&gt;('S', 2)(Card drawn: 1)','3: ENGAGE-DRAWING CARDS=&gt;('H', 12)(Card drawn: 2)','3: ENGAGE-CRISIS RISING','3: ENGAGE-DRAWING MONEY=&gt;2(Money drawn)','3: ENGAGE-DRAWING CARDS=&gt;('H', 7)(Card drawn: 1)','3: ENGAGE-DRAWING CARDS=&gt;('C', 5)(Card drawn: 2)','3: ENGAGE-DRAWING MONEY=&gt;2(Money drawn)','3: ENGAGE-DRAWING CARDS=&gt;('D', 12)(Card drawn: 1)','3: ENGAGE-DRAWING CARDS=&gt;('S', 3)(Card drawn: 2)','3: ENGAGE-CRISIS RISING','3: ENGAGE-DRAWING MONEY=&gt;2(Money drawn)','3: ENGAGE-DRAWING CARDS=&gt;('S', 11)(Card drawn: 1)','3: ENGAGE-DRAWING CARDS=&gt;('H', 12)(Card drawn: 2)','3: ENGAGE-DRAWING MONEY=&gt;2(Money drawn)','3: ENGAGE-DRAWING CARDS=&gt;('S', 5)(Card drawn: 1)','3: ENGAGE-DRAWING CARDS=&gt;('C', 10)(Card drawn: 2)','3: ACTIVATE-ATTEMPTING PROJECTS=&gt;Base(Start project: type)','3: ACTIVATE-ATTEMPTING PROJECTS=&gt;LIVING STANDARDS(Start project: fix category)','3: ACTIVATE-ATTEMPTING PROJECTS=&gt;Discrimination(Start project: fix problem)','3: ACTIVATE-ATTEMPTING PROJECTS=&gt;Base fix 'Discrimination' (LIVING STANDARDS) triggers crisis(Project started)','3: ACTIVATE-ATTEMPTING PROJECTS=&gt;(('S', 2), 'S', 0, "Base fix 'Monopoly' (ECONOMIC) triggers crisis")(Skill for project)','3: ACTIVATE-ATTEMPTING PROJECTS=&gt;0(Consultant fees)','3: ACTIVATE-ATTEMPTING PROJECTS=&gt;12(Dice roll 2D6: skill check)','3: ACTIVATE-ATTEMPTING PROJECTS=&gt;1(Added a crisis chip)','3: ACTIVATE-ATTEMPTING PROJECTS=&gt;(('H', 12), 'H', 0, "Base fix 'Discrimination' (LIVING STANDARDS) triggers crisis")(Skill for project)','3: ACTIVATE-ATTEMPTING PROJECTS=&gt;1(Consultant fees)','3: ACTIVATE-ATTEMPTING PROJECTS=&gt;6(Dice roll 2D6: skill check)','3: ACTIVATE-DOING RESEARCH=&gt;None(Start researching)','3: ACTIVATE-ATTEMPTING PROJECTS=&gt;Base(Start project: type)','3: ACTIVATE-ATTEMPTING PROJECTS=&gt;ENVIRONMENTAL(Start project: fix category)','3: ACTIVATE-ATTEMPTING PROJECTS=&gt;Biodiversity Loss(Start project: fix problem)','3: ACTIVATE-ATTEMPTING PROJECTS=&gt;Base fix 'Biodiversity Loss' (ENVIRONMENTAL) triggers crisis(Project started)','3: ACTIVATE-ATTEMPTING PROJECTS=&gt;(('C', 2), 'C', 0, "Base fix 'Biodiversity Loss' (ENVIRONMENTAL) triggers crisis")(Skill for project)','3: ACTIVATE-ATTEMPTING PROJECTS=&gt;5(Consultant fees)','3: ACTIVATE-ATTEMPTING PROJECTS=&gt;5(Dice roll 2D6: skill check)','3: ACTIVATE-ATTEMPTING PROJECTS=&gt;(('C', 5), 'C', 3, "Base fix 'Biodiversity Loss' (ENVIRONMENTAL) triggers crisis")(Skill for project)','3: ACTIVATE-ATTEMPTING PROJECTS=&gt;1(Consultant fees)','3: ACTIVATE-ATTEMPTING PROJECTS=&gt;11(Dice roll 2D6: skill check)','3: ACTIVATE-ATTEMPTING PROJECTS=&gt;(('H', 7), 'H', 2, "Improved fix 'Discrimination' (LIVING STANDARDS)")(Skill for project)','3: ACTIVATE-ATTEMPTING PROJECTS=&gt;0(Consultant fees)','3: ACTIVATE-ATTEMPTING PROJECTS=&gt;7(Dice roll 2D6: skill check)','3: ACTIVATE-ATTEMPTING PROJECTS=&gt;(('S', 3), 'S', 0, "Base fix 'Monopoly' (ECONOMIC) triggers crisis")(Skill for project)','3: ACTIVATE-ATTEMPTING PROJECTS=&gt;0(Consultant fees)','3: ACTIVATE-ATTEMPTING PROJECTS=&gt;8(Dice roll 2D6: skill check)','3: ACTIVATE-ATTEMPTING PROJECTS=&gt;(('S', 12), 'S', 0, "Base fix 'Monopoly' (ECONOMIC) triggers crisis")(Skill for project)','3: ACTIVATE-ATTEMPTING PROJECTS=&gt;1(Consultant fees)','3: ACTIVATE-ATTEMPTING PROJECTS=&gt;5(Dice roll 2D6: skill check)','3: ACTIVATE-DOING RESEARCH=&gt;None(Start researching)','3: ACTIVATE-ATTEMPTING PROJECTS=&gt;(('D', 12), 'D', 3, "Base fix 'Monopoly' (ECONOMIC) triggers crisis")(Skill for project)','3: ACTIVATE-ATTEMPTING PROJECTS=&gt;1(Consultant fees)','3: ACTIVATE-ATTEMPTING PROJECTS=&gt;5(Dice roll 2D6: skill check)','3: ACTIVATE-ATTEMPTING PROJECTS=&gt;(('S', 9), 'S', 0, "Base fix 'Monopoly' (ECONOMIC) triggers crisis")(Skill for project)','3: ACTIVATE-ATTEMPTING PROJECTS=&gt;2(Consultant fees)','3: ACTIVATE-ATTEMPTING PROJECTS=&gt;7(Dice roll 2D6: skill check)','3: ACTIVATE-ATTEMPTING PROJECTS=&gt;(('H', 9), 'H', 0, "Improved fix 'Discrimination' (LIVING STANDARDS)")(Skill for project)','3: ACTIVATE-ATTEMPTING PROJECTS=&gt;1(Consultant fees)','3: ACTIVATE-ATTEMPTING PROJECTS=&gt;7(Dice roll 2D6: skill check)','3: ACTIVATE-ATTEMPTING PROJECTS=&gt;(('S', 5), 'S', 0, "Base fix 'Monopoly' (ECONOMIC) triggers crisis")(Skill for project)','3: ACTIVATE-ATTEMPTING PROJECTS=&gt;0(Consultant fees)','3: ACTIVATE-ATTEMPTING PROJECTS=&gt;7(Dice roll 2D6: skill check)','3: ACTIVATE-ATTEMPTING PROJECTS=&gt;(('S', 3), 'S', 0, "Base fix 'Monopoly' (ECONOMIC) triggers crisis")(Skill for project)','3: ACTIVATE-ATTEMPTING PROJECTS=&gt;1(Consultant fees)','3: ACTIVATE-ATTEMPTING PROJECTS=&gt;8(Dice roll 2D6: skill check)','3: ACTIVATE-DOING RESEARCH=&gt;None(Start researching)','3: ACTIVATE-ATTEMPTING PROJECTS=&gt;(('D', 5), 'D', 0, "Base fix 'Monopoly' (ECONOMIC) triggers crisis")(Skill for project)','3: ACTIVATE-ATTEMPTING PROJECTS=&gt;2(Consultant fees)','3: ACTIVATE-ATTEMPTING PROJECTS=&gt;6(Dice roll 2D6: skill check)','3: ACTIVATE-ATTEMPTING PROJECTS=&gt;(('S', 11), 'S', 0, "Base fix 'Monopoly' (ECONOMIC) triggers crisis")(Skill for project)','3: ACTIVATE-ATTEMPTING PROJECTS=&gt;4(Dice roll 2D6: skill check)','3: ACTIVATE-ATTEMPTING PROJECTS=&gt;(('S', 11), 'S', 0, "Base fix 'Monopoly' (ECONOMIC) triggers crisis")(Skill for project)','3: ACTIVATE-ATTEMPTING PROJECTS=&gt;7(Dice roll 2D6: skill check)','3: ACTIVATE-ATTEMPTING PROJECTS=&gt;(('H', 12), 'H', 0, "Improved fix 'Education' (SOCIAL)")(Skill for project)','3: ACTIVATE-ATTEMPTING PROJECTS=&gt;10(Dice roll 2D6: skill check)','3: ACTIVATE-DOING RESEARCH=&gt;None(Start researching)','3: ACTIVATE-ATTEMPTING PROJECTS=&gt;(('S', 5), 'S', 0, "Base fix 'Monopoly' (ECONOMIC) triggers crisis")(Skill for project)','3: ACTIVATE-ATTEMPTING PROJECTS=&gt;0(Consultant fees)','3: ACTIVATE-ATTEMPTING PROJECTS=&gt;8(Dice roll 2D6: skill check)','3: ACTIVATE-ATTEMPTING PROJECTS=&gt;None(Skill for project)','3: ACTIVATE-DOING RESEARCH=&gt;None(Start researching)','3: END-CRISIS ROLLING=&gt;1(Dice roll 1D6: crisis cat)','3: END-CRISIS ROLLING=&gt;INDUSTRIAL(Category for crisis)','3: END-CRISIS ROLLING=&gt;2(Dice roll 1D6: node in INDUSTRIAL)','3: END-CRISIS ROLLING=&gt;Fossil Fuel Dependency(Problem for crisis)','3: END-CRISIS ROLLING=&gt;11(Dice roll 2D6: crisis roll for Fossil Fuel Dependency)','3: END-CRISIS ROLLING=&gt;11(Crisis roll for node "Fossil Fuel Dependency")','3: END-CRISIS ROLLING=&gt;6(Dice roll 2D6: crisis roll for Fossil Fuel Dependency)','3: END-CRISIS ROLLING=&gt;6(Crisis roll for node "Fossil Fuel Dependency")','3: END-CRISIS ROLLING=&gt;Chemical Pollution(Now in crisis (cascaded from: Fossil Fuel Dependency))','3: END-CRISIS ROLLING=&gt;Nitrogen &amp; Phosphorous Loading(Now in crisis (cascaded from: Fossil Fuel Dependency))','3: END-CRISIS ROLLING=&gt;5(Dice roll 1D6: crisis cat)','3: END-CRISIS ROLLING=&gt;ENVIRONMENTAL(Category for crisis)','3: END-CRISIS ROLLING=&gt;3(Dice roll 1D6: node in ENVIRONMENTAL)','3: END-CRISIS ROLLING=&gt;Freshwater Depletion(Problem for crisis)','3: END-CRISIS ROLLING=&gt;9(Dice roll 2D6: crisis roll for Freshwater Depletion)','3: END-CRISIS ROLLING=&gt;9(Crisis roll for node "Freshwater Depletion")','3: END-CRISIS ROLLING=&gt;Freshwater Depletion(Crisis averted)','4: ENGAGE-DRAWING MONEY=&gt;2(Money drawn)','4: ENGAGE-DRAWING CARDS=&gt;('S', 4)(Card drawn: 1)','4: ENGAGE-DRAWING CARDS=&gt;('D', 6)(Card drawn: 2)','4: ENGAGE-CRISIS RISING','4: ENGAGE-DRAWING MONEY=&gt;2(Money drawn)','4: ENGAGE-DRAWING CARDS=&gt;('H', 13)(Card drawn: 1)','4: ENGAGE-DRAWING CARDS=&gt;('C', 2)(Card drawn: 2)','4: ENGAGE-DRAWING MONEY=&gt;2(Money drawn)','4: ENGAGE-DRAWING CARDS=&gt;('D', 9)(Card drawn: 1)','4: ENGAGE-DRAWING CARDS=&gt;('S', 1)(Card drawn: 2)','4: ENGAGE-CRISIS RISING','4: ENGAGE-DRAWING MONEY=&gt;2(Money drawn)','4: ENGAGE-DRAWING CARDS=&gt;('S', 13)(Card drawn: 1)','4: ENGAGE-DRAWING CARDS=&gt;('S', 8)(Card drawn: 2)','4: ENGAGE-DRAWING MONEY=&gt;2(Money drawn)','4: ENGAGE-DRAWING CARDS=&gt;('C', 7)(Card drawn: 1)','4: ENGAGE-DRAWING CARDS=&gt;('C', 9)(Card drawn: 2)','4: ACTIVATE-ATTEMPTING PROJECTS=&gt;(('S', 4), 'S', 0, "Base fix 'Monopoly' (ECONOMIC) triggers crisis")(Skill for project)','4: ACTIVATE-ATTEMPTING PROJECTS=&gt;2(Consultant fees)','4: ACTIVATE-ATTEMPTING PROJECTS=&gt;8(Dice roll 2D6: skill check)','4: ACTIVATE-ATTEMPTING PROJECTS=&gt;(('D', 6), 'D', 0, "Base fix 'Biodiversity Loss' (ENVIRONMENTAL) triggers crisis")(Skill for project)','4: ACTIVATE-ATTEMPTING PROJECTS=&gt;0(Consultant fees)','4: ACTIVATE-ATTEMPTING PROJECTS=&gt;10(Dice roll 2D6: skill check)','4: ACTIVATE-DOING RESEARCH=&gt;None(Start researching)','4: ACTIVATE-ATTEMPTING PROJECTS=&gt;(('H', 13), 'H', 0, "Base fix 'Discrimination' (LIVING STANDARDS) triggers crisis")(Skill for project)','4: ACTIVATE-ATTEMPTING PROJECTS=&gt;1(Consultant fees)','4: ACTIVATE-ATTEMPTING PROJECTS=&gt;6(Dice roll 2D6: skill check)','4: ACTIVATE-ATTEMPTING PROJECTS=&gt;(('C', 2), 'C', 0, "Base fix 'Discrimination' (LIVING STANDARDS) triggers crisis")(Skill for project)','4: ACTIVATE-ATTEMPTING PROJECTS=&gt;1(Consultant fees)','4: ACTIVATE-ATTEMPTING PROJECTS=&gt;8(Dice roll 2D6: skill check)','4: ACTIVATE-DOING RESEARCH=&gt;None(Start researching)','4: ACTIVATE-ATTEMPTING PROJECTS=&gt;(('D', 9), 'D', 0, "Base fix 'Monopoly' (ECONOMIC) triggers crisis")(Skill for project)','4: ACTIVATE-ATTEMPTING PROJECTS=&gt;0(Consultant fees)','4: ACTIVATE-ATTEMPTING PROJECTS=&gt;7(Dice roll 2D6: skill check)','4: ACTIVATE-ATTEMPTING PROJECTS=&gt;None(Skill for project)','4: ACTIVATE-DOING RESEARCH=&gt;None(Start researching)','4: ACTIVATE-ATTEMPTING PROJECTS=&gt;None(Skill for project)','4: ACTIVATE-DOING RESEARCH=&gt;None(Start researching)','4: ACTIVATE-ATTEMPTING PROJECTS=&gt;(('C', 9), 'C', 2, "Base fix 'Discrimination' (LIVING STANDARDS) triggers crisis")(Skill for project)','4: ACTIVATE-ATTEMPTING PROJECTS=&gt;1(Consultant fees)','4: ACTIVATE-ATTEMPTING PROJECTS=&gt;7(Dice roll 2D6: skill check)','4: ACTIVATE-ATTEMPTING PROJECTS=&gt;(('C', 10), 'C', 0, "Base fix 'Biodiversity Loss' (ENVIRONMENTAL) triggers crisis")(Skill for project)','4: ACTIVATE-ATTEMPTING PROJECTS=&gt;0(Consultant fees)','4: ACTIVATE-ATTEMPTING PROJECTS=&gt;8(Dice roll 2D6: skill check)','4: ACTIVATE-ATTEMPTING PROJECTS=&gt;(('C', 7), 'C', 0, "Base fix 'Biodiversity Loss' (ENVIRONMENTAL) triggers crisis")(Skill for project)','4: ACTIVATE-ATTEMPTING PROJECTS=&gt;3(Consultant fees)','4: ACTIVATE-ATTEMPTING PROJECTS=&gt;10(Dice roll 2D6: skill check)','4: ACTIVATE-DOING RESEARCH=&gt;None(Start researching)','5: END-FINALIZING=&gt;Improved fix 'Education' (SOCIAL)(Project abandoned)','5: END-FINALIZING=&gt;Improved fix 'Discrimination' (LIVING STANDARDS)(Project abandoned)','5: END-CRISIS ROLLING=&gt;2(Dice roll 1D6: crisis cat)','5: END-CRISIS ROLLING=&gt;ECONOMIC(Category for crisis)','5: END-CRISIS ROLLING=&gt;1(Dice roll 1D6: node in ECONOMIC)','5: END-CRISIS ROLLING=&gt;Monopoly(Problem for crisis)','5: END-CRISIS ROLLING=&gt;2(Dice roll 2D6: crisis roll for Monopoly)','5: END-CRISIS ROLLING=&gt;2(Crisis roll for node "Monopoly")','5: END-CRISIS ROLLING=&gt;Air &amp; Ozone Degradation(Now in crisis (cascaded from: Monopoly))','5: END-CRISIS ROLLING=&gt;3(Dice roll 1D6: crisis cat)','5: END-CRISIS ROLLING=&gt;SOCIAL(Category for crisis)','5: END-CRISIS ROLLING=&gt;2(Dice roll 1D6: node in SOCIAL)','5: END-CRISIS ROLLING=&gt;Political Voice(Problem for crisis)','5: END-CRISIS ROLLING=&gt;5(Dice roll 2D6: crisis roll for Political Voice)','5: END-CRISIS ROLLING=&gt;5(Crisis roll for node "Political Voice")','5: END-CRISIS ROLLING=&gt;Political Voice(Now in crisis)','5: ENGAGE-DRAWING MONEY=&gt;2(Money drawn)','5: ENGAGE-DRAWING CARDS=&gt;('S', 7)(Card drawn: 1)','5: ENGAGE-DRAWING CARDS=&gt;('D', 4)(Card drawn: 2)','5: ENGAGE-CRISIS RISING','5: ENGAGE-DRAWING MONEY=&gt;2(Money drawn)','5: ENGAGE-DRAWING CARDS=&gt;('H', 9)(Card drawn: 1)','5: ENGAGE-DRAWING CARDS=&gt;('S', 13)(Card drawn: 2)','5: ENGAGE-DRAWING MONEY=&gt;2(Money drawn)','5: ENGAGE-DRAWING CARDS=&gt;('C', 3)(Card drawn: 1)','5: ENGAGE-DRAWING CARDS=&gt;('S', 4)(Card drawn: 2)','5: ENGAGE-CRISIS RISING','5: ENGAGE-DRAWING MONEY=&gt;2(Money drawn)','5: ENGAGE-DRAWING CARDS=&gt;('D', 11)(Card drawn: 1)','5: ENGAGE-DRAWING CARDS=&gt;('H', 1)(Card drawn: 2)','5: ENGAGE-DRAWING MONEY=&gt;2(Money drawn)','5: ENGAGE-DRAWING CARDS=&gt;('H', 6)(Card drawn: 1)','5: ENGAGE-DRAWING CARDS=&gt;('D', 14)(Card drawn: 2)','5: ACTIVATE-ATTEMPTING PROJECTS=&gt;(('S', 7), 'S', 0, "Base fix 'Monopoly' (ECONOMIC) triggers crisis")(Skill for project)','5: ACTIVATE-ATTEMPTING PROJECTS=&gt;1(Consultant fees)','5: ACTIVATE-ATTEMPTING PROJECTS=&gt;9(Dice roll 2D6: skill check)','5: ACTIVATE-ATTEMPTING PROJECTS=&gt;(('D', 4), 'D', 0, "Base fix 'Biodiversity Loss' (ENVIRONMENTAL) triggers crisis")(Skill for project)','5: ACTIVATE-ATTEMPTING PROJECTS=&gt;1(Consultant fees)','5: ACTIVATE-ATTEMPTING PROJECTS=&gt;4(Dice roll 2D6: skill check)','5: ACTIVATE-DOING RESEARCH=&gt;None(Start researching)','5: ACTIVATE-ATTEMPTING PROJECTS=&gt;(('H', 9), 'H', 0, "Base fix 'Discrimination' (LIVING STANDARDS) triggers crisis")(Skill for project)','5: ACTIVATE-ATTEMPTING PROJECTS=&gt;2(Consultant fees)','5: ACTIVATE-ATTEMPTING PROJECTS=&gt;10(Dice roll 2D6: skill check)','5: ACTIVATE-ATTEMPTING PROJECTS=&gt;(('S', 13), 'S', 0, "Base fix 'Monopoly' (ECONOMIC) triggers crisis")(Skill for project)','5: ACTIVATE-ATTEMPTING PROJECTS=&gt;11(Dice roll 2D6: skill check)','5: ACTIVATE-DOING RESEARCH=&gt;None(Start researching)','5: ACTIVATE-ATTEMPTING PROJECTS=&gt;None(Start project: type)','5: ACTIVATE-ATTEMPTING PROJECTS=&gt;(('S', 1), 'S', 0, "Base fix 'Monopoly' (ECONOMIC) triggers crisis")(Skill for project)','5: ACTIVATE-ATTEMPTING PROJECTS=&gt;1(Consultant fees)','5: ACTIVATE-ATTEMPTING PROJECTS=&gt;12(Dice roll 2D6: skill check)','5: ACTIVATE-ATTEMPTING PROJECTS=&gt;1(Added a crisis chip)','5: ACTIVATE-ATTEMPTING PROJECTS=&gt;None(Skill for project)','5: ACTIVATE-DOING RESEARCH=&gt;None(Start researching)','5: ACTIVATE-ATTEMPTING PROJECTS=&gt;Base(Start project: type)','5: ACTIVATE-ATTEMPTING PROJECTS=&gt;ENVIRONMENTAL(Start project: fix category)','5: ACTIVATE-ATTEMPTING PROJECTS=&gt;Biodiversity Loss(Start project: fix problem)','5: ACTIVATE-ATTEMPTING PROJECTS=&gt;Base fix 'Biodiversity Loss' (ENVIRONMENTAL) triggers crisis(Project started)','5: ACTIVATE-ATTEMPTING PROJECTS=&gt;(('D', 11), 'D', 2, "Base fix 'Biodiversity Loss' (ENVIRONMENTAL) triggers crisis")(Skill for project)','5: ACTIVATE-ATTEMPTING PROJECTS=&gt;1(Consultant fees)','5: ACTIVATE-ATTEMPTING PROJECTS=&gt;8(Dice roll 2D6: skill check)','5: ACTIVATE-ATTEMPTING PROJECTS=&gt;None(Skill for project)','5: ACTIVATE-DOING RESEARCH=&gt;None(Start researching)','5: ACTIVATE-ATTEMPTING PROJECTS=&gt;(('H', 6), 'H', 0, "Base fix 'Discrimination' (LIVING STANDARDS) triggers crisis")(Skill for project)','5: ACTIVATE-ATTEMPTING PROJECTS=&gt;2(Consultant fees)','5: ACTIVATE-ATTEMPTING PROJECTS=&gt;5(Dice roll 2D6: skill check)','5: ACTIVATE-ATTEMPTING PROJECTS=&gt;(('D', 14), 'S', 0, "Base fix 'Monopoly' (ECONOMIC) triggers crisis")(Skill for project)','5: ACTIVATE-DOING RESEARCH=&gt;None(Start researching)','5: END-FINALIZING=&gt;Base fix 'Monopoly' (ECONOMIC) triggers crisis(Project overskilled for "('D', 14)")','5: END-CRISIS ROLLING=&gt;ENVIRONMENTAL(Crisis chip: full category)','5: END-CRISIS ROLLING=&gt;4(Dice roll 1D6: crisis cat)','5: END-CRISIS ROLLING=&gt;CLASS(Category for crisis)','5: END-CRISIS ROLLING=&gt;2(Dice roll 1D6: node in CLASS)','5: END-CRISIS ROLLING=&gt;Affordable Housing(Problem for crisis)','5: END-CRISIS ROLLING=&gt;5(Dice roll 2D6: crisis roll for Affordable Housing)','5: END-CRISIS ROLLING=&gt;5(Crisis roll for node "Affordable Housing")','5: END-CRISIS ROLLING=&gt;Peace &amp; Justice(Now in crisis (cascaded from: Affordable Housing))','5: END-CRISIS ROLLING=&gt;Sprawl(Now in crisis (cascaded from: Affordable Housing))','5: END-CRISIS ROLLING=&gt;5(Dice roll 1D6: crisis cat)','5: END-CRISIS ROLLING=&gt;ENVIRONMENTAL(Category for crisis)','5: END-CRISIS ROLLING=&gt;ENVIRONMENTAL(Crisis chip: full category)','5: END-CRISIS ROLLING=&gt;4(Dice roll 1D6: crisis cat)','5: END-CRISIS ROLLING=&gt;CLASS(Category for crisis)','5: END-CRISIS ROLLING=&gt;1(Dice roll 1D6: node in CLASS)','5: END-CRISIS ROLLING=&gt;Healthcare(Crisis chip: overwhelmed problem)','5: END-CRISIS ROLLING=&gt;4(Dice roll 1D6: crisis cat)','5: END-CRISIS ROLLING=&gt;CLASS(Category for crisis)','5: END-CRISIS ROLLING=&gt;3(Dice roll 1D6: node in CLASS)','5: END-CRISIS ROLLING=&gt;Clean Water Shortage(Problem for crisis)','5: END-CRISIS ROLLING=&gt;9(Dice roll 2D6: crisis roll for Clean Water Shortage)','5: END-CRISIS ROLLING=&gt;9(Crisis roll for node "Clean Water Shortage")','5: END-CRISIS ROLLING=&gt;8(Dice roll 2D6: crisis roll for Clean Water Shortage)','5: END-CRISIS ROLLING=&gt;8(Crisis roll for node "Clean Water Shortage")','5: END-CRISIS ROLLING=&gt;Clean Water Shortage(Now in crisis)','6: ENGAGE-DRAWING MONEY=&gt;2(Money drawn)','6: ENGAGE-DRAWING CARDS=&gt;('H', 13)(Card drawn: 1)','6: ENGAGE-DRAWING CARDS=&gt;('H', 8)(Card drawn: 2)','6: ENGAGE-CRISIS RISING','6: ENGAGE-DRAWING MONEY=&gt;2(Money drawn)','6: ENGAGE-DRAWING CARDS=&gt;('D', 1)(Card drawn: 1)','6: ENGAGE-DRAWING CARDS=&gt;('C', 6)(Card drawn: 2)','6: ENGAGE-DRAWING MONEY=&gt;2(Money drawn)','6: ENGAGE-DRAWING CARDS=&gt;('C', 1)(Card drawn: 1)','6: ENGAGE-DRAWING CARDS=&gt;('S', 6)(Card drawn: 2)','6: ENGAGE-CRISIS RISING','6: ENGAGE-DRAWING MONEY=&gt;2(Money drawn)','6: ENGAGE-DRAWING CARDS=&gt;('C', 11)(Card drawn: 1)','6: ENGAGE-DRAWING CARDS=&gt;('H', 7)(Card drawn: 2)','6: ENGAGE-DRAWING MONEY=&gt;2(Money drawn)','6: ENGAGE-DRAWING CARDS=&gt;('D', 3)(Card drawn: 1)','6: ENGAGE-DRAWING CARDS=&gt;('C', 6)(Card drawn: 2)','6: ACTIVATE-ATTEMPTING PROJECTS=&gt;(('H', 8), 'H', 1, "Base fix 'Discrimination' (LIVING STANDARDS) triggers crisis")(Skill for project)','6: ACTIVATE-ATTEMPTING PROJECTS=&gt;3(Consultant fees)','6: ACTIVATE-ATTEMPTING PROJECTS=&gt;7(Dice roll 2D6: skill check)','6: ACTIVATE-ATTEMPTING PROJECTS=&gt;None(Skill for project)','6: ACTIVATE-DOING RESEARCH=&gt;None(Start researching)','6: ACTIVATE-ATTEMPTING PROJECTS=&gt;(('C', 6), 'C', 1, "Base fix 'Discrimination' (LIVING STANDARDS) triggers crisis")(Skill for project)','6: ACTIVATE-ATTEMPTING PROJECTS=&gt;0(Consultant fees)','6: ACTIVATE-ATTEMPTING PROJECTS=&gt;6(Dice roll 2D6: skill check)','6: ACTIVATE-ATTEMPTING PROJECTS=&gt;(('D', 1), 'D', 0, "Base fix 'Monopoly' (ECONOMIC) triggers crisis")(Skill for project)','6: ACTIVATE-ATTEMPTING PROJECTS=&gt;1(Consultant fees)','6: ACTIVATE-ATTEMPTING PROJECTS=&gt;7(Dice roll 2D6: skill check)','6: ACTIVATE-DOING RESEARCH=&gt;None(Start researching)','6: ACTIVATE-ATTEMPTING PROJECTS=&gt;Remove-Tradeoff(Start project: type)','6: ACTIVATE-ATTEMPTING PROJECTS=&gt;ECONOMIC(Start project: fix category)','6: ACTIVATE-ATTEMPTING PROJECTS=&gt;Market Externalities(Start project: fix problem)','6: ACTIVATE-ATTEMPTING PROJECTS=&gt;Improved fix 'Market Externalities' (ECONOMIC)(Project started)','6: ACTIVATE-ATTEMPTING PROJECTS=&gt;(('S', 6), 'S', 3, "Base fix 'Monopoly' (ECONOMIC) triggers crisis")(Skill for project)','6: ACTIVATE-ATTEMPTING PROJECTS=&gt;4(Consultant fees)','6: ACTIVATE-ATTEMPTING PROJECTS=&gt;5(Dice roll 2D6: skill check)','6: ACTIVATE-ATTEMPTING PROJECTS=&gt;(('C', 1), 'C', 2, "Base fix 'Discrimination' (LIVING STANDARDS) triggers crisis")(Skill for project)','6: ACTIVATE-ATTEMPTING PROJECTS=&gt;0(Consultant fees)','6: ACTIVATE-ATTEMPTING PROJECTS=&gt;9(Dice roll 2D6: skill check)','6: ACTIVATE-ATTEMPTING PROJECTS=&gt;(('C', 3), 'C', 0, "Base fix 'Biodiversity Loss' (ENVIRONMENTAL) triggers crisis")(Skill for project)','6: ACTIVATE-ATTEMPTING PROJECTS=&gt;0(Consultant fees)','6: ACTIVATE-ATTEMPTING PROJECTS=&gt;7(Dice roll 2D6: skill check)','6: ACTIVATE-ATTEMPTING PROJECTS=&gt;(('S', 4), 'S', 0, "Base fix 'Monopoly' (ECONOMIC) triggers crisis")(Skill for project)','6: ACTIVATE-ATTEMPTING PROJECTS=&gt;0(Consultant fees)','6: ACTIVATE-ATTEMPTING PROJECTS=&gt;7(Dice roll 2D6: skill check)','6: ACTIVATE-DOING RESEARCH=&gt;None(Start researching)','6: ACTIVATE-ATTEMPTING PROJECTS=&gt;None(Skill for project)','6: ACTIVATE-DOING RESEARCH=&gt;None(Start researching)','6: ACTIVATE-ATTEMPTING PROJECTS=&gt;(('D', 3), 'D', 0, "Base fix 'Monopoly' (ECONOMIC) triggers crisis")(Skill for project)','6: ACTIVATE-ATTEMPTING PROJECTS=&gt;0(Consultant fees)','6: ACTIVATE-ATTEMPTING PROJECTS=&gt;10(Dice roll 2D6: skill check)','6: ACTIVATE-ATTEMPTING PROJECTS=&gt;(('C', 6), 'C', 0, "Base fix 'Biodiversity Loss' (ENVIRONMENTAL) triggers crisis")(Skill for project)','6: ACTIVATE-ATTEMPTING PROJECTS=&gt;1(Consultant fees)','6: ACTIVATE-ATTEMPTING PROJECTS=&gt;10(Dice roll 2D6: skill check)','6: ACTIVATE-DOING RESEARCH=&gt;None(Start researching)','6: END-FINALIZING=&gt;Improved fix 'Market Externalities' (ECONOMIC)(Project abandoned)','6: END-CRISIS ROLLING=&gt;INDUSTRIAL(Crisis chip: full category)','6: END-CRISIS ROLLING=&gt;SOCIAL(Crisis chip: full category)','6: END-CRISIS ROLLING=&gt;CLASS(Crisis chip: full category)','6: END-CRISIS ROLLING=&gt;ENVIRONMENTAL(Crisis chip: full category)','6: END-CRISIS ROLLING=&gt;2(Dice roll 1D6: crisis cat)','6: END-CRISIS ROLLING=&gt;ECONOMIC(Category for crisis)','6: END-CRISIS ROLLING=&gt;2(Dice roll 1D6: node in ECONOMIC)','6: END-CRISIS ROLLING=&gt;Market Externalities(Problem for crisis)','6: END-CRISIS ROLLING=&gt;4(Dice roll 2D6: crisis roll for Market Externalities)','6: END-CRISIS ROLLING=&gt;4(Crisis roll for node "Market Externalities")','6: END-CRISIS ROLLING=&gt;Inflation(Now in crisis (cascaded from: Market Externalities))','6: END-CRISIS ROLLING=&gt;5(Dice roll 1D6: crisis cat)','6: END-CRISIS ROLLING=&gt;ENVIRONMENTAL(Category for crisis)','6: END-CRISIS ROLLING=&gt;ENVIRONMENTAL(Crisis chip: full category)','6: END-CRISIS ROLLING=&gt;2(Dice roll 1D6: crisis cat)','6: END-CRISIS ROLLING=&gt;ECONOMIC(Category for crisis)','6: END-CRISIS ROLLING=&gt;ECONOMIC(Crisis chip: full category)','6: END-CRISIS ROLLING=&gt;6(Dice roll 1D6: crisis cat)','6: END-CRISIS ROLLING=&gt;LIVING STANDARDS(Category for crisis)','6: END-CRISIS ROLLING=&gt;5(Dice roll 1D6: node in LIVING STANDARDS)','6: END-CRISIS ROLLING=&gt;2(Dice roll 1D6: node in LIVING STANDARDS)','6: END-CRISIS ROLLING=&gt;Low Labour Standards(Problem for crisis)','6: END-CRISIS ROLLING=&gt;5(Dice roll 2D6: crisis roll for Low Labour Standards)','6: END-CRISIS ROLLING=&gt;5(Crisis roll for node "Low Labour Standards")','6: END-CRISIS ROLLING=&gt;Low Labour Standards(Now in crisis)','7: ENGAGE-DRAWING MONEY=&gt;1(Money drawn)','7: ENGAGE-DRAWING CARDS=&gt;('H', 8)(Card drawn: 1)','7: ENGAGE-DRAWING CARDS=&gt;('D', 7)(Card drawn: 2)','7: ENGAGE-CRISIS RISING','7: ENGAGE-DRAWING MONEY=&gt;1(Money drawn)','7: ENGAGE-DRAWING CARDS=&gt;('S', 10)(Card drawn: 1)','7: ENGAGE-DRAWING CARDS=&gt;('S', 6)(Card drawn: 2)','7: ENGAGE-DRAWING MONEY=&gt;1(Money drawn)','7: ENGAGE-DRAWING CARDS=&gt;('S', 12)(Card drawn: 1)','7: ENGAGE-DRAWING CARDS=&gt;('S', 1)(Card drawn: 2)','7: ENGAGE-CRISIS RISING','7: ENGAGE-DRAWING MONEY=&gt;1(Money drawn)','7: ENGAGE-DRAWING CARDS=&gt;('C', 12)(Card drawn: 1)','7: ENGAGE-DRAWING CARDS=&gt;('H', 4)(Card drawn: 2)','7: ENGAGE-DRAWING MONEY=&gt;1(Money drawn)','7: ENGAGE-DRAWING CARDS=&gt;('H', 3)(Card drawn: 1)','7: ENGAGE-DRAWING CARDS=&gt;('D', 13)(Card drawn: 2)','7: ACTIVATE-ATTEMPTING PROJECTS=&gt;None(Skill for project)','7: ACTIVATE-DOING RESEARCH=&gt;None(Start researching)','7: ACTIVATE-ATTEMPTING PROJECTS=&gt;None(Skill for project)','7: ACTIVATE-DOING RESEARCH=&gt;None(Start researching)','7: ACTIVATE-ATTEMPTING PROJECTS=&gt;None(Start project: type)','7: ACTIVATE-ATTEMPTING PROJECTS=&gt;None(Skill for project)','7: ACTIVATE-DOING RESEARCH=&gt;None(Start researching)','7: ACTIVATE-ATTEMPTING PROJECTS=&gt;(('C', 11), 'C', 3, "Base fix 'Biodiversity Loss' (ENVIRONMENTAL) triggers crisis")(Skill for project)','7: ACTIVATE-ATTEMPTING PROJECTS=&gt;0(Consultant fees)','7: ACTIVATE-ATTEMPTING PROJECTS=&gt;6(Dice roll 2D6: skill check)','7: ACTIVATE-ATTEMPTING PROJECTS=&gt;(('S', 8), 'S', 1, "Base fix 'Monopoly' (ECONOMIC) triggers crisis")(Skill for project)','7: ACTIVATE-ATTEMPTING PROJECTS=&gt;0(Consultant fees)','7: ACTIVATE-ATTEMPTING PROJECTS=&gt;9(Dice roll 2D6: skill check)','7: ACTIVATE-ATTEMPTING PROJECTS=&gt;(('H', 7), 'H', 2, "Base fix 'Discrimination' (LIVING STANDARDS) triggers crisis")(Skill for project)','7: ACTIVATE-ATTEMPTING PROJECTS=&gt;3(Consultant fees)','7: ACTIVATE-ATTEMPTING PROJECTS=&gt;7(Dice roll 2D6: skill check)','7: ACTIVATE-ATTEMPTING PROJECTS=&gt;(('C', 12), 'C', 2, "Base fix 'Biodiversity Loss' (ENVIRONMENTAL) triggers crisis")(Skill for project)','7: ACTIVATE-ATTEMPTING PROJECTS=&gt;1(Consultant fees)','7: ACTIVATE-ATTEMPTING PROJECTS=&gt;12(Dice roll 2D6: skill check)','7: ACTIVATE-ATTEMPTING PROJECTS=&gt;1(Added a crisis chip)','7: ACTIVATE-ATTEMPTING PROJECTS=&gt;None(Skill for project)','7: ACTIVATE-DOING RESEARCH=&gt;None(Start researching)','7: ACTIVATE-ATTEMPTING PROJECTS=&gt;None(Skill for project)','7: ACTIVATE-DOING RESEARCH=&gt;None(Start researching)','7: END-CRISIS ROLLING=&gt;INDUSTRIAL(Crisis chip: full category)','7: END-CRISIS ROLLING=&gt;ECONOMIC(Crisis chip: full category)','7: END-CRISIS ROLLING=&gt;SOCIAL(Crisis chip: full category)','7: END-CRISIS ROLLING=&gt;CLASS(Crisis chip: full category)','7: END-CRISIS ROLLING=&gt;ENVIRONMENTAL(Crisis chip: full category)','7: END-CRISIS ROLLING=&gt;6(Dice roll 1D6: crisis cat)','7: END-CRISIS ROLLING=&gt;LIVING STANDARDS(Category for crisis)','7: END-CRISIS ROLLING=&gt;5(Dice roll 1D6: node in LIVING STANDARDS)','7: END-CRISIS ROLLING=&gt;3(Dice roll 1D6: node in LIVING STANDARDS)','7: END-CRISIS ROLLING=&gt;Systemic Corruption(Crisis chip: overwhelmed problem)','7: END-CRISIS ROLLING=&gt;2(Dice roll 1D6: crisis cat)','7: END-CRISIS ROLLING=&gt;ECONOMIC(Category for crisis)','7: END-CRISIS ROLLING=&gt;ECONOMIC(Crisis chip: full category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5(Dice roll 1D6: crisis cat)','7: END-CRISIS ROLLING=&gt;ENVIRONMENTAL(Category for crisis)','7: END-CRISIS ROLLING=&gt;ENVIRONMENTAL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1(Dice roll 1D6: crisis cat)','7: END-CRISIS ROLLING=&gt;INDUSTRIAL(Category for crisis)','7: END-CRISIS ROLLING=&gt;INDUSTRIAL(Crisis chip: full category)','7: END-CRISIS ROLLING=&gt;1(Dice roll 1D6: crisis cat)','7: END-CRISIS ROLLING=&gt;INDUSTRIAL(Category for crisis)','7: END-CRISIS ROLLING=&gt;INDUSTRIAL(Crisis chip: full category)','7: END-CRISIS ROLLING=&gt;3(Dice roll 1D6: crisis cat)','7: END-CRISIS ROLLING=&gt;SOCIAL(Category for crisis)','7: END-CRISIS ROLLING=&gt;SOCIAL(Crisis chip: full category)','7: END-CRISIS ROLLING=&gt;4(Dice roll 1D6: crisis cat)','7: END-CRISIS ROLLING=&gt;CLASS(Category for crisis)','7: END-CRISIS ROLLING=&gt;CLASS(Crisis chip: full category)','7: END-CRISIS ROLLING=&gt;1(Dice roll 1D6: crisis cat)','7: END-CRISIS ROLLING=&gt;INDUSTRIAL(Category for crisis)','7: END-CRISIS ROLLING=&gt;INDUSTRIAL(Crisis chip: full category)','7: END-CRISIS ROLLING=&gt;2(Dice roll 1D6: crisis cat)','7: END-CRISIS ROLLING=&gt;ECONOMIC(Category for crisis)','7: END-CRISIS ROLLING=&gt;ECONOMIC(Crisis chip: full category)','7: END-CRISIS ROLLING=&gt;4(Dice roll 1D6: crisis cat)','7: END-CRISIS ROLLING=&gt;CLASS(Category for crisis)','7: END-CRISIS ROLLING=&gt;CLASS(Crisis chip: full category)','7: END-CRISIS ROLLING=&gt;4(Dice roll 1D6: crisis cat)','7: END-CRISIS ROLLING=&gt;CLASS(Category for crisis)','7: END-CRISIS ROLLING=&gt;CLASS(Crisis chip: full category)','7: END-CRISIS ROLLING=&gt;1(Dice roll 1D6: crisis cat)','7: END-CRISIS ROLLING=&gt;INDUSTRIAL(Category for crisis)','7: END-CRISIS ROLLING=&gt;INDUSTRIAL(Crisis chip: full category)','7: END-CRISIS ROLLING=&gt;1(Dice roll 1D6: crisis cat)','7: END-CRISIS ROLLING=&gt;INDUSTRIAL(Category for crisis)','7: END-CRISIS ROLLING=&gt;INDUSTRIAL(Crisis chip: full category)','7: END-CRISIS ROLLING=&gt;6(Dice roll 1D6: crisis cat)','7: END-CRISIS ROLLING=&gt;LIVING STANDARDS(Category for crisis)','7: END-CRISIS ROLLING=&gt;4(Dice roll 1D6: node in LIVING STANDARDS)','7: END-CRISIS ROLLING=&gt;6(Dice roll 1D6: node in LIVING STANDARDS)','7: END-CRISIS ROLLING=&gt;4(Dice roll 1D6: node in LIVING STANDARDS)','7: END-CRISIS ROLLING=&gt;2(Dice roll 1D6: node in LIVING STANDARDS)','7: END-CRISIS ROLLING=&gt;Low Labour Standards(Problem for crisis)','7: END-CRISIS ROLLING=&gt;9(Dice roll 2D6: crisis roll for Low Labour Standards)','7: END-CRISIS ROLLING=&gt;9(Crisis roll for node "Low Labour Standards")','7: END-CRISIS ROLLING=&gt;9(Dice roll 2D6: crisis roll for Low Labour Standards)','7: END-CRISIS ROLLING=&gt;9(Crisis roll for node "Low Labour Standards")','7: END-CRISIS ROLLING=&gt;8(Dice roll 2D6: crisis roll for Low Labour Standards)','7: END-CRISIS ROLLING=&gt;8(Crisis roll for node "Low Labour Standards")','7: END-CRISIS ROLLING=&gt;Discrimination(Now in crisis (cascaded from: Low Labour Standards)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2, 13, 15, 16, 18, 21, 22, 24, 25, 28]}</text:p>
          </table:table-cell>
          <table:table-cell table:style-name="Gnumeric-default" office:value-type="string">
            <text:p>{'abandoned-project': [[], [], [], [], [], [], [], [], [], [], [], [], [], [], [], [], [], [], [], [], [], [], [], [], [], [], [], [], [], [], [], [], [], [], [], [], [], [], [], [], [], [], [], [], [], [], [], [], [], [], [], [], [], [], [], [], [], [], [], [True], [], [], [], [], [], [], [], [], [], [], [], [], [], [], [], [True, True], [], [], [], [], [], [], [], [], [], [], [], [], [], [], [], [], [], [], [], [], [], [], [], [], [], [], [True], [], [], [], [], [], [], [], [], [], [], [], [], [], [], [], [], [], [], [], [], [], [], [], [], [], [], [], [], [], [], [], [True], [], [], [], [], [], [], [], [], [], [], [], [], [], [], [], [True], [], [], [], [], [], [], [], [], [], [], []]}</text:p>
          </table:table-cell>
          <table:table-cell table:style-name="Gnumeric-default" office:value-type="string">
            <text:p>['0: ENGAGE-DRAWING MONEY=&gt;3(Money drawn)','0: ENGAGE-DRAWING CARDS=&gt;('C', 10)(Card drawn: 1)','0: ENGAGE-DRAWING CARDS=&gt;('H', 11)(Card drawn: 2)','0: ENGAGE-CRISIS RISING','0: ENGAGE-DRAWING MONEY=&gt;3(Money drawn)','0: ENGAGE-DRAWING CARDS=&gt;('D', 1)(Card drawn: 1)','0: ENGAGE-DRAWING CARDS=&gt;('H', 4)(Card drawn: 2)','0: ENGAGE-DRAWING MONEY=&gt;3(Money drawn)','0: ENGAGE-DRAWING CARDS=&gt;('S', 10)(Card drawn: 1)','0: ENGAGE-DRAWING CARDS=&gt;('C', 9)(Card drawn: 2)','0: ENGAGE-CRISIS RISING','0: ENGAGE-DRAWING MONEY=&gt;3(Money drawn)','0: ENGAGE-DRAWING CARDS=&gt;('C', 5)(Card drawn: 1)','0: ENGAGE-DRAWING CARDS=&gt;('H', 8)(Card drawn: 2)','0: ENGAGE-DRAWING MONEY=&gt;3(Money drawn)','0: ENGAGE-DRAWING CARDS=&gt;('C', 1)(Card drawn: 1)','0: ENGAGE-DRAWING CARDS=&gt;('D', 11)(Card drawn: 2)','0: ACTIVATE-ATTEMPTING PROJECTS=&gt;Base(Start project: type)','0: ACTIVATE-ATTEMPTING PROJECTS=&gt;CLASS(Start project: fix category)','0: ACTIVATE-ATTEMPTING PROJECTS=&gt;Food Shortage(Start project: fix problem)','0: ACTIVATE-ATTEMPTING PROJECTS=&gt;Base fix 'Food Shortage' (CLASS) triggers crisis(Project started)','0: ACTIVATE-ATTEMPTING PROJECTS=&gt;(('H', 11), 'H', 1, "Base fix 'Food Shortage' (CLASS) triggers crisis")(Skill for project)','0: ACTIVATE-ATTEMPTING PROJECTS=&gt;0(Consultant fees)','0: ACTIVATE-ATTEMPTING PROJECTS=&gt;4(Dice roll 2D6: skill check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INDUSTRIAL(Start project: fix category)','0: ACTIVATE-ATTEMPTING PROJECTS=&gt;Unsustainable Harvesting(Start project: fix problem)','0: ACTIVATE-ATTEMPTING PROJECTS=&gt;Improved fix 'Unsustainable Harvesting' (INDUSTRIAL)(Project started)','0: ACTIVATE-ATTEMPTING PROJECTS=&gt;(('C', 9), 'C', 1, "Improved fix 'Unsustainable Harvesting' (INDUSTRIAL)")(Skill for project)','0: ACTIVATE-ATTEMPTING PROJECTS=&gt;1(Consultant fees)','0: ACTIVATE-ATTEMPTING PROJECTS=&gt;6(Dice roll 2D6: skill check)','0: ACTIVATE-ATTEMPTING PROJECTS=&gt;(('S', 10), 'S', 0, "Improved fix 'Unsustainable Harvesting' (INDUSTRIAL)")(Skill for project)','0: ACTIVATE-ATTEMPTING PROJECTS=&gt;0(Consultant fees)','0: ACTIVATE-ATTEMPTING PROJECTS=&gt;7(Dice roll 2D6: skill check)','0: ACTIVATE-DOING RESEARCH=&gt;None(Start researching)','0: ACTIVATE-ATTEMPTING PROJECTS=&gt;None(Start project: type)','0: ACTIVATE-DOING RESEARCH=&gt;None(Start researching)','0: ACTIVATE-ATTEMPTING PROJECTS=&gt;Base(Start project: type)','0: ACTIVATE-ATTEMPTING PROJECTS=&gt;CLASS(Start project: fix category)','0: ACTIVATE-ATTEMPTING PROJECTS=&gt;Food Shortage(Start project: fix problem)','0: ACTIVATE-ATTEMPTING PROJECTS=&gt;Base fix 'Food Shortage' (CLASS) triggers crisis(Project started)','0: ACTIVATE-DOING RESEARCH=&gt;None(Start researching)','0: END-CRISIS ROLLING=&gt;2(Dice roll 1D6: crisis cat)','0: END-CRISIS ROLLING=&gt;ECONOMIC(Category for crisis)','0: END-CRISIS ROLLING=&gt;2(Dice roll 1D6: node in ECONOMIC)','0: END-CRISIS ROLLING=&gt;Market Externalities(Problem for crisis)','0: END-CRISIS ROLLING=&gt;5(Dice roll 2D6: crisis roll for Market Externalities)','0: END-CRISIS ROLLING=&gt;5(Crisis roll for node "Market Externalities")','0: END-CRISIS ROLLING=&gt;Economic Inequality(Now in crisis (cascaded from: Market Externalities))','0: END-CRISIS ROLLING=&gt;Inefficiency(Now in crisis (cascaded from: Market Externalities))','0: END-CRISIS ROLLING=&gt;2(Dice roll 1D6: crisis cat)','0: END-CRISIS ROLLING=&gt;ECONOMIC(Category for crisis)','0: END-CRISIS ROLLING=&gt;1(Dice roll 1D6: node in ECONOMIC)','0: END-CRISIS ROLLING=&gt;Monopoly(Problem for crisis)','0: END-CRISIS ROLLING=&gt;6(Dice roll 2D6: crisis roll for Monopoly)','0: END-CRISIS ROLLING=&gt;6(Crisis roll for node "Monopoly")','0: END-CRISIS ROLLING=&gt;Chemical Pollution(Now in crisis (cascaded from: Monopoly))','1: ENGAGE-DRAWING MONEY=&gt;2(Money drawn)','1: ENGAGE-DRAWING CARDS=&gt;('H', 10)(Card drawn: 1)','1: ENGAGE-DRAWING CARDS=&gt;('S', 12)(Card drawn: 2)','1: ENGAGE-CRISIS RISING','1: ENGAGE-DRAWING MONEY=&gt;2(Money drawn)','1: ENGAGE-DRAWING CARDS=&gt;('D', 6)(Card drawn: 1)','1: ENGAGE-DRAWING CARDS=&gt;('H', 12)(Card drawn: 2)','1: ENGAGE-DRAWING MONEY=&gt;2(Money drawn)','1: ENGAGE-DRAWING CARDS=&gt;('C', 6)(Card drawn: 1)','1: ENGAGE-DRAWING CARDS=&gt;('C', 1)(Card drawn: 2)','1: ENGAGE-CRISIS RISING','1: ENGAGE-DRAWING MONEY=&gt;2(Money drawn)','1: ENGAGE-DRAWING CARDS=&gt;('C', 8)(Card drawn: 1)','1: ENGAGE-DRAWING CARDS=&gt;('C', 12)(Card drawn: 2)','1: ENGAGE-DRAWING MONEY=&gt;2(Money drawn)','1: ENGAGE-DRAWING CARDS=&gt;('S', 3)(Card drawn: 1)','1: ENGAGE-DRAWING CARDS=&gt;('D', 3)(Card drawn: 2)','1: ACTIVATE-ATTEMPTING PROJECTS=&gt;None(Skill for project)','1: ACTIVATE-DOING RESEARCH=&gt;None(Start researching)','1: ACTIVATE-ATTEMPTING PROJECTS=&gt;Remove-Tradeoff(Start project: type)','1: ACTIVATE-ATTEMPTING PROJECTS=&gt;ECONOMIC(Start project: fix category)','1: ACTIVATE-ATTEMPTING PROJECTS=&gt;Inefficiency(Start project: fix problem)','1: ACTIVATE-ATTEMPTING PROJECTS=&gt;Improved fix 'Inefficiency' (ECONOMIC)(Project started)','1: ACTIVATE-ATTEMPTING PROJECTS=&gt;(('D', 6), 'D', 2, "Improved fix 'Inefficiency' (ECONOMIC)")(Skill for project)','1: ACTIVATE-ATTEMPTING PROJECTS=&gt;3(Consultant fees)','1: ACTIVATE-ATTEMPTING PROJECTS=&gt;11(Dice roll 2D6: skill check)','1: ACTIVATE-ATTEMPTING PROJECTS=&gt;(('H', 4), 'H', 1, "Base fix 'Food Shortage' (CLASS) triggers crisis")(Skill for project)','1: ACTIVATE-ATTEMPTING PROJECTS=&gt;2(Consultant fees)','1: ACTIVATE-ATTEMPTING PROJECTS=&gt;6(Dice roll 2D6: skill check)','1: ACTIVATE-ATTEMPTING PROJECTS=&gt;(('D', 1), 'D', 0, "Improved fix 'Inefficiency' (ECONOMIC)")(Skill for project)','1: ACTIVATE-ATTEMPTING PROJECTS=&gt;9(Dice roll 2D6: skill check)','1: ACTIVATE-ATTEMPTING PROJECTS=&gt;(('H', 12), 'H', 0, "Base fix 'Food Shortage' (CLASS) triggers crisis")(Skill for project)','1: ACTIVATE-ATTEMPTING PROJECTS=&gt;9(Dice roll 2D6: skill check)','1: ACTIVATE-DOING RESEARCH=&gt;None(Start researching)','1: ACTIVATE-ATTEMPTING PROJECTS=&gt;(('C', 1), 'C', 1, "Improved fix 'Unsustainable Harvesting' (INDUSTRIAL)")(Skill for project)','1: ACTIVATE-ATTEMPTING PROJECTS=&gt;0(Consultant fees)','1: ACTIVATE-ATTEMPTING PROJECTS=&gt;11(Dice roll 2D6: skill check)','1: ACTIVATE-ATTEMPTING PROJECTS=&gt;(('C', 6), 'C', 0, "Improved fix 'Unsustainable Harvesting' (INDUSTRIAL)")(Skill for project)','1: ACTIVATE-ATTEMPTING PROJECTS=&gt;4(Consultant fees)','1: ACTIVATE-ATTEMPTING PROJECTS=&gt;6(Dice roll 2D6: skill check)','1: ACTIVATE-DOING RESEARCH=&gt;None(Start researching)','1: ACTIVATE-ATTEMPTING PROJECTS=&gt;Remove-Tradeoff(Start project: type)','1: ACTIVATE-ATTEMPTING PROJECTS=&gt;SOCIAL(Start project: fix category)','1: ACTIVATE-ATTEMPTING PROJECTS=&gt;Social Inequity(Start project: fix problem)','1: ACTIVATE-ATTEMPTING PROJECTS=&gt;Improved fix 'Social Inequity' (SOCIAL)(Project started)','1: ACTIVATE-ATTEMPTING PROJECTS=&gt;(('H', 8), 'H', 1, "Improved fix 'Social Inequity' (SOCIAL)")(Skill for project)','1: ACTIVATE-ATTEMPTING PROJECTS=&gt;0(Consultant fees)','1: ACTIVATE-ATTEMPTING PROJECTS=&gt;8(Dice roll 2D6: skill check)','1: ACTIVATE-ATTEMPTING PROJECTS=&gt;(('C', 8), 'C', 1, "Improved fix 'Unsustainable Harvesting' (INDUSTRIAL)")(Skill for project)','1: ACTIVATE-ATTEMPTING PROJECTS=&gt;1(Consultant fees)','1: ACTIVATE-ATTEMPTING PROJECTS=&gt;10(Dice roll 2D6: skill check)','1: ACTIVATE-ATTEMPTING PROJECTS=&gt;None(Skill for project)','1: ACTIVATE-DOING RESEARCH=&gt;None(Start researching)','1: ACTIVATE-ATTEMPTING PROJECTS=&gt;None(Skill for project)','1: ACTIVATE-DOING RESEARCH=&gt;None(Start researching)','1: END-CRISIS ROLLING=&gt;6(Dice roll 1D6: crisis cat)','1: END-CRISIS ROLLING=&gt;LIVING STANDARDS(Category for crisis)','1: END-CRISIS ROLLING=&gt;4(Dice roll 1D6: node in LIVING STANDARDS)','1: END-CRISIS ROLLING=&gt;5(Dice roll 1D6: node in LIVING STANDARDS)','1: END-CRISIS ROLLING=&gt;2(Dice roll 1D6: node in LIVING STANDARDS)','1: END-CRISIS ROLLING=&gt;Low Labour Standards(Problem for crisis)','1: END-CRISIS ROLLING=&gt;7(Dice roll 2D6: crisis roll for Low Labour Standards)','1: END-CRISIS ROLLING=&gt;7(Crisis roll for node "Low Labour Standards")','1: END-CRISIS ROLLING=&gt;Low Labour Standards(Now in crisis)','1: END-CRISIS ROLLING=&gt;1(Dice roll 1D6: crisis cat)','1: END-CRISIS ROLLING=&gt;INDUSTRIAL(Category for crisis)','1: END-CRISIS ROLLING=&gt;3(Dice roll 1D6: node in INDUSTRIAL)','1: END-CRISIS ROLLING=&gt;Sprawl(Problem for crisis)','1: END-CRISIS ROLLING=&gt;11(Dice roll 2D6: crisis roll for Sprawl)','1: END-CRISIS ROLLING=&gt;11(Crisis roll for node "Sprawl")','1: END-CRISIS ROLLING=&gt;Sprawl(Crisis averted)','2: ENGAGE-DRAWING MONEY=&gt;2(Money drawn)','2: ENGAGE-DRAWING CARDS=&gt;('C', 12)(Card drawn: 1)','2: ENGAGE-DRAWING CARDS=&gt;('S', 1)(Card drawn: 2)','2: ENGAGE-CRISIS RISING','2: ENGAGE-DRAWING MONEY=&gt;2(Money drawn)','2: ENGAGE-DRAWING CARDS=&gt;('D', 7)(Card drawn: 1)','2: ENGAGE-DRAWING CARDS=&gt;('H', 9)(Card drawn: 2)','2: ENGAGE-DRAWING MONEY=&gt;2(Money drawn)','2: ENGAGE-DRAWING CARDS=&gt;('C', 13)(Card drawn: 1)','2: ENGAGE-DRAWING CARDS=&gt;('C', 2)(Card drawn: 2)','2: ENGAGE-CRISIS RISING','2: ENGAGE-DRAWING MONEY=&gt;2(Money drawn)','2: ENGAGE-DRAWING CARDS=&gt;('H', 4)(Card drawn: 1)','2: ENGAGE-DRAWING CARDS=&gt;('C', 7)(Card drawn: 2)','2: ENGAGE-DRAWING MONEY=&gt;2(Money drawn)','2: ENGAGE-DRAWING CARDS=&gt;('H', 1)(Card drawn: 1)','2: ENGAGE-DRAWING CARDS=&gt;('S', 3)(Card drawn: 2)','2: ACTIVATE-ATTEMPTING PROJECTS=&gt;(('S', 12), 'S', 2, "Improved fix 'Unsustainable Harvesting' (INDUSTRIAL)")(Skill for project)','2: ACTIVATE-ATTEMPTING PROJECTS=&gt;1(Consultant fees)','2: ACTIVATE-ATTEMPTING PROJECTS=&gt;6(Dice roll 2D6: skill check)','2: ACTIVATE-ATTEMPTING PROJECTS=&gt;(('H', 10), 'H', 1, "Base fix 'Food Shortage' (CLASS) triggers crisis")(Skill for project)','2: ACTIVATE-ATTEMPTING PROJECTS=&gt;1(Consultant fees)','2: ACTIVATE-ATTEMPTING PROJECTS=&gt;9(Dice roll 2D6: skill check)','2: ACTIVATE-ATTEMPTING PROJECTS=&gt;(('C', 10), 'C', 0, "Improved fix 'Unsustainable Harvesting' (INDUSTRIAL)")(Skill for project)','2: ACTIVATE-ATTEMPTING PROJECTS=&gt;1(Consultant fees)','2: ACTIVATE-ATTEMPTING PROJECTS=&gt;8(Dice roll 2D6: skill check)','2: ACTIVATE-ATTEMPTING PROJECTS=&gt;None(Skill for project)','2: ACTIVATE-DOING RESEARCH=&gt;None(Start researching)','2: ACTIVATE-ATTEMPTING PROJECTS=&gt;(('D', 7), 'D', 0, "Improved fix 'Inefficiency' (ECONOMIC)")(Skill for project)','2: ACTIVATE-ATTEMPTING PROJECTS=&gt;0(Consultant fees)','2: ACTIVATE-ATTEMPTING PROJECTS=&gt;5(Dice roll 2D6: skill check)','2: ACTIVATE-ATTEMPTING PROJECTS=&gt;(('H', 9), 'H', 0, "Base fix 'Food Shortage' (CLASS) triggers crisis")(Skill for project)','2: ACTIVATE-ATTEMPTING PROJECTS=&gt;0(Consultant fees)','2: ACTIVATE-ATTEMPTING PROJECTS=&gt;4(Dice roll 2D6: skill check)','2: ACTIVATE-DOING RESEARCH=&gt;None(Start researching)','2: ACTIVATE-ATTEMPTING PROJECTS=&gt;None(Skill for project)','2: ACTIVATE-DOING RESEARCH=&gt;None(Start researching)','2: ACTIVATE-ATTEMPTING PROJECTS=&gt;(('C', 7), 'C', 3, "Improved fix 'Unsustainable Harvesting' (INDUSTRIAL)")(Skill for project)','2: ACTIVATE-ATTEMPTING PROJECTS=&gt;1(Consultant fees)','2: ACTIVATE-ATTEMPTING PROJECTS=&gt;6(Dice roll 2D6: skill check)','2: ACTIVATE-ATTEMPTING PROJECTS=&gt;(('C', 5), 'C', 0, "Improved fix 'Unsustainable Harvesting' (INDUSTRIAL)")(Skill for project)','2: ACTIVATE-ATTEMPTING PROJECTS=&gt;3(Consultant fees)','2: ACTIVATE-ATTEMPTING PROJECTS=&gt;8(Dice roll 2D6: skill check)','2: ACTIVATE-ATTEMPTING PROJECTS=&gt;None(Skill for project)','2: ACTIVATE-DOING RESEARCH=&gt;None(Start researching)','2: ACTIVATE-ATTEMPTING PROJECTS=&gt;(('D', 3), 'D', 3, "Improved fix 'Social Inequity' (SOCIAL)")(Skill for project)','2: ACTIVATE-ATTEMPTING PROJECTS=&gt;6(Consultant fees)','2: ACTIVATE-ATTEMPTING PROJECTS=&gt;6(Dice roll 2D6: skill check)','2: ACTIVATE-ATTEMPTING PROJECTS=&gt;(('H', 1), 'H', 3, "Base fix 'Food Shortage' (CLASS) triggers crisis")(Skill for project)','2: ACTIVATE-ATTEMPTING PROJECTS=&gt;1(Consultant fees)','2: ACTIVATE-ATTEMPTING PROJECTS=&gt;7(Dice roll 2D6: skill check)','2: ACTIVATE-ATTEMPTING PROJECTS=&gt;(('S', 3), 'S', 2, "Improved fix 'Unsustainable Harvesting' (INDUSTRIAL)")(Skill for project)','2: ACTIVATE-ATTEMPTING PROJECTS=&gt;3(Dice roll 2D6: skill check)','2: ACTIVATE-ATTEMPTING PROJECTS=&gt;(('D', 11), 'D', 1, "Improved fix 'Social Inequity' (SOCIAL)")(Skill for project)','2: ACTIVATE-ATTEMPTING PROJECTS=&gt;4(Dice roll 2D6: skill check)','2: ACTIVATE-ATTEMPTING PROJECTS=&gt;(('C', 1), 'C', 0, "Improved fix 'Unsustainable Harvesting' (INDUSTRIAL)")(Skill for project)','2: ACTIVATE-ATTEMPTING PROJECTS=&gt;6(Dice roll 2D6: skill check)','2: ACTIVATE-ATTEMPTING PROJECTS=&gt;(('S', 3), 'S', 0, "Improved fix 'Unsustainable Harvesting' (INDUSTRIAL)")(Skill for project)','2: ACTIVATE-ATTEMPTING PROJECTS=&gt;9(Dice roll 2D6: skill check)','2: ACTIVATE-DOING RESEARCH=&gt;None(Start researching)','2: END-CRISIS ROLLING=&gt;3(Dice roll 1D6: crisis cat)','2: END-CRISIS ROLLING=&gt;SOCIAL(Category for crisis)','2: END-CRISIS ROLLING=&gt;1(Dice roll 1D6: node in SOCIAL)','2: END-CRISIS ROLLING=&gt;Education(Problem for crisis)','2: END-CRISIS ROLLING=&gt;6(Dice roll 2D6: crisis roll for Education)','2: END-CRISIS ROLLING=&gt;6(Crisis roll for node "Education")','2: END-CRISIS ROLLING=&gt;Education(Now in crisis)','2: END-CRISIS ROLLING=&gt;3(Dice roll 1D6: crisis cat)','2: END-CRISIS ROLLING=&gt;SOCIAL(Category for crisis)','2: END-CRISIS ROLLING=&gt;3(Dice roll 1D6: node in SOCIAL)','2: END-CRISIS ROLLING=&gt;Peace &amp; Justice(Problem for crisis)','2: END-CRISIS ROLLING=&gt;4(Dice roll 2D6: crisis roll for Peace &amp; Justice)','2: END-CRISIS ROLLING=&gt;4(Crisis roll for node "Peace &amp; Justice")','2: END-CRISIS ROLLING=&gt;Peace &amp; Justice(Now in crisis)','3: ENGAGE-DRAWING MONEY=&gt;2(Money drawn)','3: ENGAGE-DRAWING CARDS=&gt;('D', 10)(Card drawn: 1)','3: ENGAGE-DRAWING CARDS=&gt;('H', 6)(Card drawn: 2)','3: ENGAGE-CRISIS RISING','3: ENGAGE-DRAWING MONEY=&gt;2(Money drawn)','3: ENGAGE-DRAWING CARDS=&gt;('C', 9)(Card drawn: 1)','3: ENGAGE-DRAWING CARDS=&gt;('H', 2)(Card drawn: 2)','3: ENGAGE-DRAWING MONEY=&gt;2(Money drawn)','3: ENGAGE-DRAWING CARDS=&gt;('S', 11)(Card drawn: 1)','3: ENGAGE-DRAWING CARDS=&gt;('C', 2)(Card drawn: 2)','3: ENGAGE-CRISIS RISING','3: ENGAGE-DRAWING MONEY=&gt;2(Money drawn)','3: ENGAGE-DRAWING CARDS=&gt;('C', 13)(Card drawn: 1)','3: ENGAGE-DRAWING CARDS=&gt;('H', 7)(Card drawn: 2)','3: ENGAGE-DRAWING MONEY=&gt;2(Money drawn)','3: ENGAGE-DRAWING CARDS=&gt;('S', 14)(Card drawn: 1)','3: ENGAGE-DRAWING CARDS=&gt;('D', 10)(Card drawn: 2)','3: ACTIVATE-ATTEMPTING PROJECTS=&gt;(('S', 1), 'S', 1, "Improved fix 'Unsustainable Harvesting' (INDUSTRIAL)")(Skill for project)','3: ACTIVATE-ATTEMPTING PROJECTS=&gt;0(Consultant fees)','3: ACTIVATE-ATTEMPTING PROJECTS=&gt;6(Dice roll 2D6: skill check)','3: ACTIVATE-ATTEMPTING PROJECTS=&gt;(('D', 10), 'D', 1, "Improved fix 'Social Inequity' (SOCIAL)")(Skill for project)','3: ACTIVATE-ATTEMPTING PROJECTS=&gt;0(Consultant fees)','3: ACTIVATE-ATTEMPTING PROJECTS=&gt;4(Dice roll 2D6: skill check)','3: ACTIVATE-ATTEMPTING PROJECTS=&gt;(('H', 6), 'H', 1, "Improved fix 'Social Inequity' (SOCIAL)")(Skill for project)','3: ACTIVATE-ATTEMPTING PROJECTS=&gt;3(Consultant fees)','3: ACTIVATE-ATTEMPTING PROJECTS=&gt;7(Dice roll 2D6: skill check)','3: ACTIVATE-ATTEMPTING PROJECTS=&gt;None(Skill for project)','3: ACTIVATE-DOING RESEARCH=&gt;None(Start researching)','3: ACTIVATE-ATTEMPTING PROJECTS=&gt;(('H', 2), 'H', 1, "Improved fix 'Social Inequity' (SOCIAL)")(Skill for project)','3: ACTIVATE-ATTEMPTING PROJECTS=&gt;3(Consultant fees)','3: ACTIVATE-ATTEMPTING PROJECTS=&gt;8(Dice roll 2D6: skill check)','3: ACTIVATE-ATTEMPTING PROJECTS=&gt;(('C', 9), 'C', 0, "Improved fix 'Unsustainable Harvesting' (INDUSTRIAL)")(Skill for project)','3: ACTIVATE-ATTEMPTING PROJECTS=&gt;0(Consultant fees)','3: ACTIVATE-ATTEMPTING PROJECTS=&gt;5(Dice roll 2D6: skill check)','3: ACTIVATE-DOING RESEARCH=&gt;None(Start researching)','3: ACTIVATE-ATTEMPTING PROJECTS=&gt;(('S', 11), 'S', 2, "Base fix 'Food Shortage' (CLASS) triggers crisis")(Skill for project)','3: ACTIVATE-ATTEMPTING PROJECTS=&gt;1(Consultant fees)','3: ACTIVATE-ATTEMPTING PROJECTS=&gt;8(Dice roll 2D6: skill check)','3: ACTIVATE-ATTEMPTING PROJECTS=&gt;(('C', 2), 'C', 2, "Improved fix 'Unsustainable Harvesting' (INDUSTRIAL)")(Skill for project)','3: ACTIVATE-ATTEMPTING PROJECTS=&gt;1(Consultant fees)','3: ACTIVATE-ATTEMPTING PROJECTS=&gt;3(Dice roll 2D6: skill check)','3: ACTIVATE-ATTEMPTING PROJECTS=&gt;(('C', 2), 'C', 1, "Improved fix 'Unsustainable Harvesting' (INDUSTRIAL)")(Skill for project)','3: ACTIVATE-ATTEMPTING PROJECTS=&gt;2(Consultant fees)','3: ACTIVATE-ATTEMPTING PROJECTS=&gt;10(Dice roll 2D6: skill check)','3: ACTIVATE-ATTEMPTING PROJECTS=&gt;None(Skill for project)','3: ACTIVATE-DOING RESEARCH=&gt;None(Start researching)','3: ACTIVATE-ATTEMPTING PROJECTS=&gt;None(Skill for project)','3: ACTIVATE-DOING RESEARCH=&gt;None(Start researching)','3: ACTIVATE-ATTEMPTING PROJECTS=&gt;(('S', 14), 'S', 0, "Base fix 'Food Shortage' (CLASS) triggers crisis")(Skill for project)','3: ACTIVATE-ATTEMPTING PROJECTS=&gt;(('D', 10), 'D', 0, "Improved fix 'Social Inequity' (SOCIAL)")(Skill for project)','3: ACTIVATE-ATTEMPTING PROJECTS=&gt;0(Consultant fees)','3: ACTIVATE-ATTEMPTING PROJECTS=&gt;6(Dice roll 2D6: skill check)','3: ACTIVATE-DOING RESEARCH=&gt;None(Start researching)','3: END-FINALIZING=&gt;Improved fix 'Inefficiency' (ECONOMIC)(Project abandoned)','3: END-FINALIZING=&gt;Base fix 'Food Shortage' (CLASS) triggers crisis(Project overskilled for "('S', 14)")','3: END-CRISIS ROLLING=&gt;3(Dice roll 1D6: crisis cat)','3: END-CRISIS ROLLING=&gt;SOCIAL(Category for crisis)','3: END-CRISIS ROLLING=&gt;2(Dice roll 1D6: node in SOCIAL)','3: END-CRISIS ROLLING=&gt;Political Voice(Problem for crisis)','3: END-CRISIS ROLLING=&gt;3(Dice roll 2D6: crisis roll for Political Voice)','3: END-CRISIS ROLLING=&gt;3(Crisis roll for node "Political Voice")','3: END-CRISIS ROLLING=&gt;Political Voice(Now in crisis)','3: END-CRISIS ROLLING=&gt;6(Dice roll 1D6: crisis cat)','3: END-CRISIS ROLLING=&gt;LIVING STANDARDS(Category for crisis)','3: END-CRISIS ROLLING=&gt;4(Dice roll 1D6: node in LIVING STANDARDS)','3: END-CRISIS ROLLING=&gt;4(Dice roll 1D6: node in LIVING STANDARDS)','3: END-CRISIS ROLLING=&gt;3(Dice roll 1D6: node in LIVING STANDARDS)','3: END-CRISIS ROLLING=&gt;Systemic Corruption(Problem for crisis)','3: END-CRISIS ROLLING=&gt;11(Dice roll 2D6: crisis roll for Systemic Corruption)','3: END-CRISIS ROLLING=&gt;11(Crisis roll for node "Systemic Corruption")','3: END-CRISIS ROLLING=&gt;Systemic Corruption(Crisis averted)','4: ENGAGE-DRAWING MONEY=&gt;2(Money drawn)','4: ENGAGE-DRAWING CARDS=&gt;('S', 1)(Card drawn: 1)','4: ENGAGE-DRAWING CARDS=&gt;('S', 5)(Card drawn: 2)','4: ENGAGE-CRISIS RISING','4: ENGAGE-DRAWING MONEY=&gt;2(Money drawn)','4: ENGAGE-DRAWING CARDS=&gt;('D', 13)(Card drawn: 1)','4: ENGAGE-DRAWING CARDS=&gt;('D', 5)(Card drawn: 2)','4: ENGAGE-DRAWING MONEY=&gt;2(Money drawn)','4: ENGAGE-DRAWING CARDS=&gt;('C', 11)(Card drawn: 1)','4: ENGAGE-DRAWING CARDS=&gt;('S', 11)(Card drawn: 2)','4: ENGAGE-CRISIS RISING','4: ENGAGE-DRAWING MONEY=&gt;2(Money drawn)','4: ENGAGE-DRAWING CARDS=&gt;('C', 7)(Card drawn: 1)','4: ENGAGE-DRAWING CARDS=&gt;('C', 10)(Card drawn: 2)','4: ENGAGE-DRAWING MONEY=&gt;2(Money drawn)','4: ENGAGE-DRAWING CARDS=&gt;('S', 4)(Card drawn: 1)','4: ENGAGE-DRAWING CARDS=&gt;('D', 7)(Card drawn: 2)','4: ACTIVATE-ATTEMPTING PROJECTS=&gt;(('S', 5), 'S', 2, "Improved fix 'Unsustainable Harvesting' (INDUSTRIAL)")(Skill for project)','4: ACTIVATE-ATTEMPTING PROJECTS=&gt;5(Consultant fees)','4: ACTIVATE-ATTEMPTING PROJECTS=&gt;9(Dice roll 2D6: skill check)','4: ACTIVATE-ATTEMPTING PROJECTS=&gt;(('S', 1), 'S', 1, "Base fix 'Food Shortage' (CLASS) triggers crisis")(Skill for project)','4: ACTIVATE-ATTEMPTING PROJECTS=&gt;8(Dice roll 2D6: skill check)','4: ACTIVATE-ATTEMPTING PROJECTS=&gt;None(Skill for project)','4: ACTIVATE-DOING RESEARCH=&gt;None(Start researching)','4: ACTIVATE-ATTEMPTING PROJECTS=&gt;Remove-Tradeoff(Start project: type)','4: ACTIVATE-ATTEMPTING PROJECTS=&gt;LIVING STANDARDS(Start project: fix category)','4: ACTIVATE-ATTEMPTING PROJECTS=&gt;Discrimination(Start project: fix problem)','4: ACTIVATE-ATTEMPTING PROJECTS=&gt;Improved fix 'Discrimination' (LIVING STANDARDS)(Project started)','4: ACTIVATE-ATTEMPTING PROJECTS=&gt;None(Skill for project)','4: ACTIVATE-DOING RESEARCH=&gt;None(Start researching)','4: ACTIVATE-ATTEMPTING PROJECTS=&gt;(('S', 11), 'S', 2, "Base fix 'Food Shortage' (CLASS) triggers crisis")(Skill for project)','4: ACTIVATE-ATTEMPTING PROJECTS=&gt;1(Consultant fees)','4: ACTIVATE-ATTEMPTING PROJECTS=&gt;8(Dice roll 2D6: skill check)','4: ACTIVATE-ATTEMPTING PROJECTS=&gt;(('C', 11), 'C', 1, "Improved fix 'Unsustainable Harvesting' (INDUSTRIAL)")(Skill for project)','4: ACTIVATE-ATTEMPTING PROJECTS=&gt;1(Consultant fees)','4: ACTIVATE-ATTEMPTING PROJECTS=&gt;7(Dice roll 2D6: skill check)','4: ACTIVATE-ATTEMPTING PROJECTS=&gt;(('C', 13), 'C', 0, "Improved fix 'Unsustainable Harvesting' (INDUSTRIAL)")(Skill for project)','4: ACTIVATE-ATTEMPTING PROJECTS=&gt;8(Dice roll 2D6: skill check)','4: ACTIVATE-DOING RESEARCH=&gt;None(Start researching)','4: ACTIVATE-ATTEMPTING PROJECTS=&gt;None(Skill for project)','4: ACTIVATE-DOING RESEARCH=&gt;None(Start researching)','4: ACTIVATE-ATTEMPTING PROJECTS=&gt;None(Skill for project)','4: ACTIVATE-DOING RESEARCH=&gt;None(Start researching)','5: END-FINALIZING=&gt;Improved fix 'Social Inequity' (SOCIAL)(Project abandoned)','5: END-FINALIZING=&gt;Improved fix 'Discrimination' (LIVING STANDARDS)(Project abandoned)','5: END-CRISIS ROLLING=&gt;SOCIAL(Crisis chip: full category)','5: END-CRISIS ROLLING=&gt;5(Dice roll 1D6: crisis cat)','5: END-CRISIS ROLLING=&gt;ENVIRONMENTAL(Category for crisis)','5: END-CRISIS ROLLING=&gt;4(Dice roll 1D6: node in ENVIRONMENTAL)','5: END-CRISIS ROLLING=&gt;Air &amp; Ozone Degradation(Problem for crisis)','5: END-CRISIS ROLLING=&gt;2(Dice roll 2D6: crisis roll for Air &amp; Ozone Degradation)','5: END-CRISIS ROLLING=&gt;2(Crisis roll for node "Air &amp; Ozone Degradation")','5: END-CRISIS ROLLING=&gt;Air &amp; Ozone Degradation(Now in crisis)','5: END-CRISIS ROLLING=&gt;4(Dice roll 1D6: crisis cat)','5: END-CRISIS ROLLING=&gt;CLASS(Category for crisis)','5: END-CRISIS ROLLING=&gt;2(Dice roll 1D6: node in CLASS)','5: END-CRISIS ROLLING=&gt;Affordable Housing(Problem for crisis)','5: END-CRISIS ROLLING=&gt;4(Dice roll 2D6: crisis roll for Affordable Housing)','5: END-CRISIS ROLLING=&gt;4(Crisis roll for node "Affordable Housing")','5: END-CRISIS ROLLING=&gt;Sprawl(Now in crisis (cascaded from: Affordable Housing))','5: ENGAGE-DRAWING MONEY=&gt;2(Money drawn)','5: ENGAGE-DRAWING CARDS=&gt;('C', 11)(Card drawn: 1)','5: ENGAGE-DRAWING CARDS=&gt;('H', 3)(Card drawn: 2)','5: ENGAGE-CRISIS RISING','5: ENGAGE-DRAWING MONEY=&gt;2(Money drawn)','5: ENGAGE-DRAWING CARDS=&gt;('H', 11)(Card drawn: 1)','5: ENGAGE-DRAWING CARDS=&gt;('D', 5)(Card drawn: 2)','5: ENGAGE-DRAWING MONEY=&gt;2(Money drawn)','5: ENGAGE-DRAWING CARDS=&gt;('S', 12)(Card drawn: 1)','5: ENGAGE-DRAWING CARDS=&gt;('S', 8)(Card drawn: 2)','5: ENGAGE-CRISIS RISING','5: ENGAGE-DRAWING MONEY=&gt;2(Money drawn)','5: ENGAGE-DRAWING CARDS=&gt;('D', 2)(Card drawn: 1)','5: ENGAGE-DRAWING CARDS=&gt;('H', 5)(Card drawn: 2)','5: ENGAGE-DRAWING MONEY=&gt;2(Money drawn)','5: ENGAGE-DRAWING CARDS=&gt;('D', 4)(Card drawn: 1)','5: ENGAGE-DRAWING CARDS=&gt;('S', 7)(Card drawn: 2)','5: ACTIVATE-ATTEMPTING PROJECTS=&gt;(('C', 12), 'C', 0, "Improved fix 'Unsustainable Harvesting' (INDUSTRIAL)")(Skill for project)','5: ACTIVATE-ATTEMPTING PROJECTS=&gt;0(Consultant fees)','5: ACTIVATE-ATTEMPTING PROJECTS=&gt;8(Dice roll 2D6: skill check)','5: ACTIVATE-ATTEMPTING PROJECTS=&gt;(('H', 3), 'H', 1, "Base fix 'Food Shortage' (CLASS) triggers crisis")(Skill for project)','5: ACTIVATE-ATTEMPTING PROJECTS=&gt;2(Consultant fees)','5: ACTIVATE-ATTEMPTING PROJECTS=&gt;9(Dice roll 2D6: skill check)','5: ACTIVATE-ATTEMPTING PROJECTS=&gt;(('C', 11), 'C', 0, "Improved fix 'Unsustainable Harvesting' (INDUSTRIAL)")(Skill for project)','5: ACTIVATE-ATTEMPTING PROJECTS=&gt;12(Dice roll 2D6: skill check)','5: ACTIVATE-ATTEMPTING PROJECTS=&gt;1(Added a crisis chip)','5: ACTIVATE-DOING RESEARCH=&gt;None(Start researching)','5: ACTIVATE-ATTEMPTING PROJECTS=&gt;None(Start project: type)','5: ACTIVATE-ATTEMPTING PROJECTS=&gt;None(Skill for project)','5: ACTIVATE-DOING RESEARCH=&gt;None(Start researching)','5: ACTIVATE-ATTEMPTING PROJECTS=&gt;(('S', 12), 'S', 0, "Improved fix 'Unsustainable Harvesting' (INDUSTRIAL)")(Skill for project)','5: ACTIVATE-ATTEMPTING PROJECTS=&gt;0(Consultant fees)','5: ACTIVATE-ATTEMPTING PROJECTS=&gt;3(Dice roll 2D6: skill check)','5: ACTIVATE-ATTEMPTING PROJECTS=&gt;None(Skill for project)','5: ACTIVATE-DOING RESEARCH=&gt;None(Start researching)','5: ACTIVATE-ATTEMPTING PROJECTS=&gt;None(Start project: type)','5: ACTIVATE-ATTEMPTING PROJECTS=&gt;(('C', 12), 'C', 0, "Improved fix 'Unsustainable Harvesting' (INDUSTRIAL)")(Skill for project)','5: ACTIVATE-ATTEMPTING PROJECTS=&gt;0(Consultant fees)','5: ACTIVATE-ATTEMPTING PROJECTS=&gt;4(Dice roll 2D6: skill check)','5: ACTIVATE-ATTEMPTING PROJECTS=&gt;(('H', 7), 'H', 2, "Base fix 'Food Shortage' (CLASS) triggers crisis")(Skill for project)','5: ACTIVATE-ATTEMPTING PROJECTS=&gt;1(Consultant fees)','5: ACTIVATE-ATTEMPTING PROJECTS=&gt;10(Dice roll 2D6: skill check)','5: ACTIVATE-ATTEMPTING PROJECTS=&gt;(('H', 5), 'H', 5, "Base fix 'Food Shortage' (CLASS) triggers crisis")(Skill for project)','5: ACTIVATE-ATTEMPTING PROJECTS=&gt;6(Consultant fees)','5: ACTIVATE-ATTEMPTING PROJECTS=&gt;8(Dice roll 2D6: skill check)','5: ACTIVATE-ATTEMPTING PROJECTS=&gt;(('C', 10), 'C', 3, "Improved fix 'Unsustainable Harvesting' (INDUSTRIAL)")(Skill for project)','5: ACTIVATE-ATTEMPTING PROJECTS=&gt;0(Consultant fees)','5: ACTIVATE-ATTEMPTING PROJECTS=&gt;8(Dice roll 2D6: skill check)','5: ACTIVATE-ATTEMPTING PROJECTS=&gt;None(Skill for project)','5: ACTIVATE-DOING RESEARCH=&gt;None(Start researching)','5: ACTIVATE-ATTEMPTING PROJECTS=&gt;(('S', 4), 'S', 0, "Improved fix 'Unsustainable Harvesting' (INDUSTRIAL)")(Skill for project)','5: ACTIVATE-ATTEMPTING PROJECTS=&gt;4(Consultant fees)','5: ACTIVATE-ATTEMPTING PROJECTS=&gt;11(Dice roll 2D6: skill check)','5: ACTIVATE-ATTEMPTING PROJECTS=&gt;None(Skill for project)','5: ACTIVATE-DOING RESEARCH=&gt;None(Start researching)','5: END-CRISIS ROLLING=&gt;INDUSTRIAL(Crisis chip: full category)','5: END-CRISIS ROLLING=&gt;SOCIAL(Crisis chip: full category)','5: END-CRISIS ROLLING=&gt;1(Dice roll 1D6: crisis cat)','5: END-CRISIS ROLLING=&gt;INDUSTRIAL(Category for crisis)','5: END-CRISIS ROLLING=&gt;INDUSTRIAL(Crisis chip: full category)','5: END-CRISIS ROLLING=&gt;1(Dice roll 1D6: crisis cat)','5: END-CRISIS ROLLING=&gt;INDUSTRIAL(Category for crisis)','5: END-CRISIS ROLLING=&gt;INDUSTRIAL(Crisis chip: full category)','5: END-CRISIS ROLLING=&gt;1(Dice roll 1D6: crisis cat)','5: END-CRISIS ROLLING=&gt;INDUSTRIAL(Category for crisis)','5: END-CRISIS ROLLING=&gt;INDUSTRIAL(Crisis chip: full category)','5: END-CRISIS ROLLING=&gt;1(Dice roll 1D6: crisis cat)','5: END-CRISIS ROLLING=&gt;INDUSTRIAL(Category for crisis)','5: END-CRISIS ROLLING=&gt;INDUSTRIAL(Crisis chip: full category)','5: END-CRISIS ROLLING=&gt;5(Dice roll 1D6: crisis cat)','5: END-CRISIS ROLLING=&gt;ENVIRONMENTAL(Category for crisis)','5: END-CRISIS ROLLING=&gt;1(Dice roll 1D6: node in ENVIRONMENTAL)','5: END-CRISIS ROLLING=&gt;Chemical Pollution(Problem for crisis)','5: END-CRISIS ROLLING=&gt;10(Dice roll 2D6: crisis roll for Chemical Pollution)','5: END-CRISIS ROLLING=&gt;10(Crisis roll for node "Chemical Pollution")','5: END-CRISIS ROLLING=&gt;10(Dice roll 2D6: crisis roll for Chemical Pollution)','5: END-CRISIS ROLLING=&gt;10(Crisis roll for node "Chemical Pollution")','5: END-CRISIS ROLLING=&gt;4(Dice roll 2D6: crisis roll for Chemical Pollution)','5: END-CRISIS ROLLING=&gt;4(Crisis roll for node "Chemical Pollution")','5: END-CRISIS ROLLING=&gt;Biodiversity Loss(Now in crisis (cascaded from: Chemical Pollution))','5: END-CRISIS ROLLING=&gt;Freshwater Depletion(Now in crisis (cascaded from: Chemical Pollution))','5: END-CRISIS ROLLING=&gt;Healthcare(Now in crisis (cascaded from: Chemical Pollution))','6: ENGAGE-DRAWING MONEY=&gt;2(Money drawn)','6: ENGAGE-DRAWING CARDS=&gt;('D', 13)(Card drawn: 1)','6: ENGAGE-DRAWING CARDS=&gt;('H', 1)(Card drawn: 2)','6: ENGAGE-CRISIS RISING','6: ENGAGE-DRAWING MONEY=&gt;2(Money drawn)','6: ENGAGE-DRAWING CARDS=&gt;('C', 5)(Card drawn: 1)','6: ENGAGE-DRAWING CARDS=&gt;('D', 6)(Card drawn: 2)','6: ENGAGE-DRAWING MONEY=&gt;2(Money drawn)','6: ENGAGE-DRAWING CARDS=&gt;('D', 3)(Card drawn: 1)','6: ENGAGE-DRAWING CARDS=&gt;('S', 2)(Card drawn: 2)','6: ENGAGE-CRISIS RISING','6: ENGAGE-DRAWING MONEY=&gt;2(Money drawn)','6: ENGAGE-DRAWING CARDS=&gt;('C', 4)(Card drawn: 1)','6: ENGAGE-DRAWING CARDS=&gt;('H', 2)(Card drawn: 2)','6: ENGAGE-DRAWING MONEY=&gt;2(Money drawn)','6: ENGAGE-DRAWING CARDS=&gt;('S', 5)(Card drawn: 1)','6: ENGAGE-DRAWING CARDS=&gt;('D', 8)(Card drawn: 2)','6: ACTIVATE-ATTEMPTING PROJECTS=&gt;None(Skill for project)','6: ACTIVATE-DOING RESEARCH=&gt;None(Start researching)','6: ACTIVATE-ATTEMPTING PROJECTS=&gt;None(Start project: type)','6: ACTIVATE-ATTEMPTING PROJECTS=&gt;None(Skill for project)','6: ACTIVATE-DOING RESEARCH=&gt;None(Start researching)','6: ACTIVATE-ATTEMPTING PROJECTS=&gt;None(Skill for project)','6: ACTIVATE-DOING RESEARCH=&gt;None(Start researching)','6: ACTIVATE-ATTEMPTING PROJECTS=&gt;None(Start project: type)','6: ACTIVATE-ATTEMPTING PROJECTS=&gt;(('C', 4), 'C', 4, "Improved fix 'Unsustainable Harvesting' (INDUSTRIAL)")(Skill for project)','6: ACTIVATE-ATTEMPTING PROJECTS=&gt;2(Consultant fees)','6: ACTIVATE-ATTEMPTING PROJECTS=&gt;6(Dice roll 2D6: skill check)','6: ACTIVATE-ATTEMPTING PROJECTS=&gt;(('C', 7), 'C', 2, "Improved fix 'Unsustainable Harvesting' (INDUSTRIAL)")(Skill for project)','6: ACTIVATE-ATTEMPTING PROJECTS=&gt;1(Consultant fees)','6: ACTIVATE-ATTEMPTING PROJECTS=&gt;2(Dice roll 2D6: skill check)','6: ACTIVATE-ATTEMPTING PROJECTS=&gt;None(Skill for project)','6: ACTIVATE-DOING RESEARCH=&gt;None(Start researching)','6: ACTIVATE-ATTEMPTING PROJECTS=&gt;None(Skill for project)','6: ACTIVATE-DOING RESEARCH=&gt;None(Start researching)','6: END-FINALIZING=&gt;Base fix 'Food Shortage' (CLASS) triggers crisis(Project abandoned)','6: END-CRISIS ROLLING=&gt;INDUSTRIAL(Crisis chip: full category)','6: END-CRISIS ROLLING=&gt;SOCIAL(Crisis chip: full category)','6: END-CRISIS ROLLING=&gt;5(Dice roll 1D6: crisis cat)','6: END-CRISIS ROLLING=&gt;ENVIRONMENTAL(Category for crisis)','6: END-CRISIS ROLLING=&gt;5(Dice roll 1D6: node in ENVIRONMENTAL)','6: END-CRISIS ROLLING=&gt;Ocean Degradation(Problem for crisis)','6: END-CRISIS ROLLING=&gt;3(Dice roll 2D6: crisis roll for Ocean Degradation)','6: END-CRISIS ROLLING=&gt;3(Crisis roll for node "Ocean Degradation")','6: END-CRISIS ROLLING=&gt;Ocean Degradation(Now in crisis)','6: END-CRISIS ROLLING=&gt;4(Dice roll 1D6: crisis cat)','6: END-CRISIS ROLLING=&gt;CLASS(Category for crisis)','6: END-CRISIS ROLLING=&gt;5(Dice roll 1D6: node in CLASS)','6: END-CRISIS ROLLING=&gt;1(Dice roll 1D6: node in CLASS)','6: END-CRISIS ROLLING=&gt;Healthcare(Problem for crisis)','6: END-CRISIS ROLLING=&gt;12(Dice roll 2D6: crisis roll for Healthcare)','6: END-CRISIS ROLLING=&gt;12(Crisis roll for node "Healthcare")','6: END-CRISIS ROLLING=&gt;Healthcare(Crisis averted)','7: ENGAGE-DRAWING MONEY=&gt;2(Money drawn)','7: ENGAGE-DRAWING CARDS=&gt;('C', 8)(Card drawn: 1)','7: ENGAGE-DRAWING CARDS=&gt;('S', 8)(Card drawn: 2)','7: ENGAGE-CRISIS RISING','7: ENGAGE-DRAWING MONEY=&gt;2(Money drawn)','7: ENGAGE-DRAWING CARDS=&gt;('D', 9)(Card drawn: 1)','7: ENGAGE-DRAWING CARDS=&gt;('D', 4)(Card drawn: 2)','7: ENGAGE-DRAWING MONEY=&gt;2(Money drawn)','7: ENGAGE-DRAWING CARDS=&gt;('D', 12)(Card drawn: 1)','7: ENGAGE-DRAWING CARDS=&gt;('C', 14)(Card drawn: 2)','7: ENGAGE-CRISIS RISING','7: ENGAGE-DRAWING MONEY=&gt;2(Money drawn)','7: ENGAGE-DRAWING CARDS=&gt;('C', 6)(Card drawn: 1)','7: ENGAGE-DRAWING CARDS=&gt;('C', 3)(Card drawn: 2)','7: ENGAGE-DRAWING MONEY=&gt;2(Money drawn)','7: ENGAGE-DRAWING CARDS=&gt;('D', 12)(Card drawn: 1)','7: ENGAGE-DRAWING CARDS=&gt;('D', 8)(Card drawn: 2)','7: ACTIVATE-ATTEMPTING PROJECTS=&gt;(('S', 8), 'S', 3, "Improved fix 'Unsustainable Harvesting' (INDUSTRIAL)")(Skill for project)','7: ACTIVATE-ATTEMPTING PROJECTS=&gt;3(Consultant fees)','7: ACTIVATE-ATTEMPTING PROJECTS=&gt;9(Dice roll 2D6: skill check)','7: ACTIVATE-ATTEMPTING PROJECTS=&gt;None(Skill for project)','7: ACTIVATE-DOING RESEARCH=&gt;None(Start researching)','7: ACTIVATE-ATTEMPTING PROJECTS=&gt;Base(Start project: type)','7: ACTIVATE-ATTEMPTING PROJECTS=&gt;LIVING STANDARDS(Start project: fix category)','7: ACTIVATE-ATTEMPTING PROJECTS=&gt;Economic Inequality(Start project: fix problem)','7: ACTIVATE-ATTEMPTING PROJECTS=&gt;Base fix 'Economic Inequality' (LIVING STANDARDS) triggers crisis(Project started)','7: ACTIVATE-ATTEMPTING PROJECTS=&gt;(('H', 11), 'H', 2, "Base fix 'Economic Inequality' (LIVING STANDARDS) triggers crisis")(Skill for project)','7: ACTIVATE-ATTEMPTING PROJECTS=&gt;1(Consultant fees)','7: ACTIVATE-ATTEMPTING PROJECTS=&gt;3(Dice roll 2D6: skill check)','7: ACTIVATE-ATTEMPTING PROJECTS=&gt;(('C', 5), 'C', 3, "Base fix 'Economic Inequality' (LIVING STANDARDS) triggers crisis")(Skill for project)','7: ACTIVATE-ATTEMPTING PROJECTS=&gt;2(Consultant fees)','7: ACTIVATE-ATTEMPTING PROJECTS=&gt;5(Dice roll 2D6: skill check)','7: ACTIVATE-DOING RESEARCH=&gt;None(Start researching)','7: ACTIVATE-ATTEMPTING PROJECTS=&gt;None(Skill for project)','7: ACTIVATE-DOING RESEARCH=&gt;None(Start researching)','7: ACTIVATE-ATTEMPTING PROJECTS=&gt;None(Start project: type)','7: ACTIVATE-ATTEMPTING PROJECTS=&gt;None(Skill for project)','7: ACTIVATE-DOING RESEARCH=&gt;None(Start researching)','7: ACTIVATE-ATTEMPTING PROJECTS=&gt;Base(Start project: type)','7: ACTIVATE-ATTEMPTING PROJECTS=&gt;SOCIAL(Start project: fix category)','7: ACTIVATE-ATTEMPTING PROJECTS=&gt;Education(Start project: fix problem)','7: ACTIVATE-ATTEMPTING PROJECTS=&gt;Base fix 'Education' (SOCIAL) triggers crisis(Project started)','7: ACTIVATE-ATTEMPTING PROJECTS=&gt;(('D', 8), 'D', 6, "Base fix 'Education' (SOCIAL) triggers crisis")(Skill for project)','7: ACTIVATE-ATTEMPTING PROJECTS=&gt;3(Consultant fees)','7: ACTIVATE-ATTEMPTING PROJECTS=&gt;3(Dice roll 2D6: skill check)','7: ACTIVATE-ATTEMPTING PROJECTS=&gt;(('D', 7), 'D', 0, "Base fix 'Education' (SOCIAL) triggers crisis")(Skill for project)','7: ACTIVATE-ATTEMPTING PROJECTS=&gt;3(Consultant fees)','7: ACTIVATE-ATTEMPTING PROJECTS=&gt;8(Dice roll 2D6: skill check)','7: ACTIVATE-ATTEMPTING PROJECTS=&gt;(('S', 7), 'S', 1, "Improved fix 'Unsustainable Harvesting' (INDUSTRIAL)")(Skill for project)','7: ACTIVATE-ATTEMPTING PROJECTS=&gt;9(Dice roll 2D6: skill check)','7: ACTIVATE-ATTEMPTING PROJECTS=&gt;(('D', 4), 'D', 0, "Base fix 'Education' (SOCIAL) triggers crisis")(Skill for project)','7: ACTIVATE-ATTEMPTING PROJECTS=&gt;8(Dice roll 2D6: skill check)','7: ACTIVATE-ATTEMPTING PROJECTS=&gt;(('S', 5), 'S', 0, "Improved fix 'Unsustainable Harvesting' (INDUSTRIAL)")(Skill for project)','7: ACTIVATE-ATTEMPTING PROJECTS=&gt;8(Dice roll 2D6: skill check)','7: ACTIVATE-ATTEMPTING PROJECTS=&gt;(('D', 12), 'D', 1, "Base fix 'Education' (SOCIAL) triggers crisis")(Skill for project)','7: ACTIVATE-ATTEMPTING PROJECTS=&gt;8(Dice roll 2D6: skill check)','7: ACTIVATE-ATTEMPTING PROJECTS=&gt;(('D', 8), 'D', 0, "Base fix 'Education' (SOCIAL) triggers crisis")(Skill for project)','7: ACTIVATE-ATTEMPTING PROJECTS=&gt;9(Dice roll 2D6: skill check)','7: ACTIVATE-DOING RESEARCH=&gt;None(Start researching)','7: END-CRISIS ROLLING=&gt;INDUSTRIAL(Crisis chip: full category)','7: END-CRISIS ROLLING=&gt;SOCIAL(Crisis chip: full category)','7: END-CRISIS ROLLING=&gt;6(Dice roll 1D6: crisis cat)','7: END-CRISIS ROLLING=&gt;LIVING STANDARDS(Category for crisis)','7: END-CRISIS ROLLING=&gt;2(Dice roll 1D6: node in LIVING STANDARDS)','7: END-CRISIS ROLLING=&gt;Low Labour Standards(Problem for crisis)','7: END-CRISIS ROLLING=&gt;5(Dice roll 2D6: crisis roll for Low Labour Standards)','7: END-CRISIS ROLLING=&gt;5(Crisis roll for node "Low Labour Standards")','7: END-CRISIS ROLLING=&gt;Discrimination(Now in crisis (cascaded from: Low Labour Standards))','7: END-CRISIS ROLLING=&gt;5(Dice roll 1D6: crisis cat)','7: END-CRISIS ROLLING=&gt;ENVIRONMENTAL(Category for crisis)','7: END-CRISIS ROLLING=&gt;4(Dice roll 1D6: node in ENVIRONMENTAL)','7: END-CRISIS ROLLING=&gt;Air &amp; Ozone Degradation(Problem for crisis)','7: END-CRISIS ROLLING=&gt;2(Dice roll 2D6: crisis roll for Air &amp; Ozone Degradation)','7: END-CRISIS ROLLING=&gt;2(Crisis roll for node "Air &amp; Ozone Degradation")','7: END-CRISIS ROLLING=&gt;Land Conversion(Now in crisis (cascaded from: Air &amp; Ozone Degradation))','8: ENGAGE-DRAWING MONEY=&gt;2(Money drawn)','8: ENGAGE-DRAWING CARDS=&gt;('D', 11)(Card drawn: 1)','8: ENGAGE-DRAWING CARDS=&gt;('H', 6)(Card drawn: 2)','8: ENGAGE-CRISIS RISING','8: ENGAGE-DRAWING MONEY=&gt;2(Money drawn)','8: ENGAGE-DRAWING CARDS=&gt;('C', 3)(Card drawn: 1)','8: ENGAGE-DRAWING CARDS=&gt;('H', 13)(Card drawn: 2)','8: ENGAGE-DRAWING MONEY=&gt;2(Money drawn)','8: ENGAGE-DRAWING CARDS=&gt;('S', 7)(Card drawn: 1)','8: ENGAGE-DRAWING CARDS=&gt;('C', 4)(Card drawn: 2)','8: ENGAGE-CRISIS RISING','8: ENGAGE-DRAWING MONEY=&gt;2(Money drawn)','8: ENGAGE-DRAWING CARDS=&gt;('S', 9)(Card drawn: 1)','8: ENGAGE-DRAWING CARDS=&gt;('C', 1)(Card drawn: 2)','8: ENGAGE-DRAWING MONEY=&gt;2(Money drawn)','8: ENGAGE-DRAWING CARDS=&gt;('H', 10)(Card drawn: 1)','8: ENGAGE-DRAWING CARDS=&gt;('D', 14)(Card drawn: 2)','8: ACTIVATE-ATTEMPTING PROJECTS=&gt;(('C', 8), 'C', 2, "Improved fix 'Unsustainable Harvesting' (INDUSTRIAL)")(Skill for project)','8: ACTIVATE-ATTEMPTING PROJECTS=&gt;3(Consultant fees)','8: ACTIVATE-ATTEMPTING PROJECTS=&gt;4(Dice roll 2D6: skill check)','8: ACTIVATE-ATTEMPTING PROJECTS=&gt;(('H', 6), 'H', 3, "Base fix 'Economic Inequality' (LIVING STANDARDS) triggers crisis")(Skill for project)','8: ACTIVATE-ATTEMPTING PROJECTS=&gt;2(Dice roll 2D6: skill check)','8: ACTIVATE-ATTEMPTING PROJECTS=&gt;None(Skill for project)','8: ACTIVATE-DOING RESEARCH=&gt;None(Start researching)','8: ACTIVATE-ATTEMPTING PROJECTS=&gt;(('H', 13), 'H', 7, "Base fix 'Education' (SOCIAL) triggers crisis")(Skill for project)','8: ACTIVATE-ATTEMPTING PROJECTS=&gt;1(Consultant fees)','8: ACTIVATE-ATTEMPTING PROJECTS=&gt;9(Dice roll 2D6: skill check)','8: ACTIVATE-ATTEMPTING PROJECTS=&gt;(('C', 3), 'C', 6, "Improved fix 'Unsustainable Harvesting' (INDUSTRIAL)")(Skill for project)','8: ACTIVATE-ATTEMPTING PROJECTS=&gt;7(Consultant fees)','8: ACTIVATE-ATTEMPTING PROJECTS=&gt;5(Dice roll 2D6: skill check)','8: ACTIVATE-ATTEMPTING PROJECTS=&gt;(('D', 5), 'D', 1, "Base fix 'Education' (SOCIAL) triggers crisis")(Skill for project)','8: ACTIVATE-ATTEMPTING PROJECTS=&gt;8(Dice roll 2D6: skill check)','8: ACTIVATE-ATTEMPTING PROJECTS=&gt;None(Skill for project)','8: ACTIVATE-DOING RESEARCH=&gt;None(Start researching)','8: ACTIVATE-ATTEMPTING PROJECTS=&gt;(('C', 14), 'H', 4, "Base fix 'Education' (SOCIAL) triggers crisis")(Skill for project)','8: ACTIVATE-ATTEMPTING PROJECTS=&gt;(('C', 4), 'C', 5, "Base fix 'Economic Inequality' (LIVING STANDARDS) triggers crisis")(Skill for project)','8: ACTIVATE-ATTEMPTING PROJECTS=&gt;0(Consultant fees)','8: ACTIVATE-ATTEMPTING PROJECTS=&gt;10(Dice roll 2D6: skill check)','8: ACTIVATE-ATTEMPTING PROJECTS=&gt;(('S', 2), 'S', 2, "Improved fix 'Unsustainable Harvesting' (INDUSTRIAL)")(Skill for project)','8: ACTIVATE-ATTEMPTING PROJECTS=&gt;5(Consultant fees)','8: ACTIVATE-ATTEMPTING PROJECTS=&gt;8(Dice roll 2D6: skill check)','8: ACTIVATE-ATTEMPTING PROJECTS=&gt;(('S', 8), 'S', 0, "Improved fix 'Unsustainable Harvesting' (INDUSTRIAL)")(Skill for project)','8: ACTIVATE-ATTEMPTING PROJECTS=&gt;1(Consultant fees)','8: ACTIVATE-ATTEMPTING PROJECTS=&gt;7(Dice roll 2D6: skill check)','8: ACTIVATE-ATTEMPTING PROJECTS=&gt;(('D', 12), 'D', 1, "Base fix 'Education' (SOCIAL) triggers crisis")(Skill for project)','8: ACTIVATE-ATTEMPTING PROJECTS=&gt;0(Consultant fees)','8: ACTIVATE-ATTEMPTING PROJECTS=&gt;6(Dice roll 2D6: skill check)','8: ACTIVATE-ATTEMPTING PROJECTS=&gt;None(Skill for project)','8: ACTIVATE-DOING RESEARCH=&gt;None(Start researching)','8: ACTIVATE-ATTEMPTING PROJECTS=&gt;Base(Start project: type)','8: ACTIVATE-ATTEMPTING PROJECTS=&gt;CLASS(Start project: fix category)','8: ACTIVATE-ATTEMPTING PROJECTS=&gt;Healthcare(Start project: fix problem)','8: ACTIVATE-ATTEMPTING PROJECTS=&gt;Base fix 'Healthcare' (CLASS) triggers crisis(Project started)','8: ACTIVATE-ATTEMPTING PROJECTS=&gt;None(Skill for project)','8: ACTIVATE-DOING RESEARCH=&gt;None(Start researching)','8: ACTIVATE-ATTEMPTING PROJECTS=&gt;None(Skill for project)','8: ACTIVATE-DOING RESEARCH=&gt;None(Start researching)','8: END-FINALIZING=&gt;Base fix 'Healthcare' (CLASS) triggers crisis(Project abandoned)','8: END-FINALIZING=&gt;Base fix 'Education' (SOCIAL) triggers crisis(Project overskilled for "('C', 14)")','8: END-CRISIS ROLLING=&gt;INDUSTRIAL(Crisis chip: full category)','8: END-CRISIS ROLLING=&gt;SOCIAL(Crisis chip: full category)','8: END-CRISIS ROLLING=&gt;LIVING STANDARDS(Crisis chip: full category)','8: END-CRISIS ROLLING=&gt;4(Dice roll 1D6: crisis cat)','8: END-CRISIS ROLLING=&gt;CLASS(Category for crisis)','8: END-CRISIS ROLLING=&gt;5(Dice roll 1D6: node in CLASS)','8: END-CRISIS ROLLING=&gt;5(Dice roll 1D6: node in CLASS)','8: END-CRISIS ROLLING=&gt;4(Dice roll 1D6: node in CLASS)','8: END-CRISIS ROLLING=&gt;Food Shortage(Problem for crisis)','8: END-CRISIS ROLLING=&gt;8(Dice roll 2D6: crisis roll for Food Shortage)','8: END-CRISIS ROLLING=&gt;8(Crisis roll for node "Food Shortage")','8: END-CRISIS ROLLING=&gt;Food Shortage(Now in crisis)','8: END-CRISIS ROLLING=&gt;5(Dice roll 1D6: crisis cat)','8: END-CRISIS ROLLING=&gt;ENVIRONMENTAL(Category for crisis)','8: END-CRISIS ROLLING=&gt;6(Dice roll 1D6: node in ENVIRONMENTAL)','8: END-CRISIS ROLLING=&gt;4(Dice roll 1D6: node in ENVIRONMENTAL)','8: END-CRISIS ROLLING=&gt;Air &amp; Ozone Degradation(Crisis chip: overwhelmed problem)','8: END-CRISIS ROLLING=&gt;6(Dice roll 1D6: crisis cat)','8: END-CRISIS ROLLING=&gt;LIVING STANDARDS(Category for crisis)','8: END-CRISIS ROLLING=&gt;LIVING STANDARDS(Crisis chip: full category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3(Dice roll 1D6: node in CLASS)','8: END-CRISIS ROLLING=&gt;Clean Water Shortage(Problem for crisis)','8: END-CRISIS ROLLING=&gt;9(Dice roll 2D6: crisis roll for Clean Water Shortage)','8: END-CRISIS ROLLING=&gt;9(Crisis roll for node "Clean Water Shortage")','8: END-CRISIS ROLLING=&gt;Clean Water Shortage(Crisis averted)','9: ENGAGE-DRAWING MONEY=&gt;2(Money drawn)','9: ENGAGE-DRAWING CARDS=&gt;('S', 4)(Card drawn: 1)','9: ENGAGE-DRAWING CARDS=&gt;('H', 9)(Card drawn: 2)','9: ENGAGE-CRISIS RISING','9: ENGAGE-DRAWING MONEY=&gt;2(Money drawn)','9: ENGAGE-DRAWING CARDS=&gt;('D', 9)(Card drawn: 1)','9: ENGAGE-DRAWING CARDS=&gt;('H', 8)(Card drawn: 2)','9: ENGAGE-DRAWING MONEY=&gt;2(Money drawn)','9: ENGAGE-DRAWING CARDS=&gt;('S', 2)(Card drawn: 1)','9: ENGAGE-DRAWING CARDS=&gt;('S', 9)(Card drawn: 2)','9: ENGAGE-CRISIS RISING','9: ENGAGE-DRAWING MONEY=&gt;2(Money drawn)','9: ENGAGE-DRAWING CARDS=&gt;('S', 13)(Card drawn: 1)','9: ENGAGE-DRAWING CARDS=&gt;('H', 5)(Card drawn: 2)','9: ENGAGE-DRAWING MONEY=&gt;2(Money drawn)','9: ENGAGE-DRAWING CARDS=&gt;('S', 6)(Card drawn: 1)','9: ENGAGE-DRAWING CARDS=&gt;('D', 1)(Card drawn: 2)','9: ACTIVATE-ATTEMPTING PROJECTS=&gt;None(Skill for project)','9: ACTIVATE-DOING RESEARCH=&gt;None(Start researching)','9: ACTIVATE-ATTEMPTING PROJECTS=&gt;(('D', 9), 'D', 5, "Base fix 'Education' (SOCIAL) triggers crisis")(Skill for project)','9: ACTIVATE-ATTEMPTING PROJECTS=&gt;0(Consultant fees)','9: ACTIVATE-ATTEMPTING PROJECTS=&gt;7(Dice roll 2D6: skill check)','9: ACTIVATE-ATTEMPTING PROJECTS=&gt;(('D', 13), 'D', 0, "Base fix 'Education' (SOCIAL) triggers crisis")(Skill for project)','9: ACTIVATE-ATTEMPTING PROJECTS=&gt;1(Consultant fees)','9: ACTIVATE-ATTEMPTING PROJECTS=&gt;9(Dice roll 2D6: skill check)','9: ACTIVATE-ATTEMPTING PROJECTS=&gt;(('D', 9), 'D', 2, "Base fix 'Education' (SOCIAL) triggers crisis")(Skill for project)','9: ACTIVATE-ATTEMPTING PROJECTS=&gt;1(Consultant fees)','9: ACTIVATE-ATTEMPTING PROJECTS=&gt;7(Dice roll 2D6: skill check)','9: ACTIVATE-ATTEMPTING PROJECTS=&gt;(('D', 5), 'D', 0, "Base fix 'Education' (SOCIAL) triggers crisis")(Skill for project)','9: ACTIVATE-ATTEMPTING PROJECTS=&gt;10(Dice roll 2D6: skill check)','9: ACTIVATE-ATTEMPTING PROJECTS=&gt;(('D', 4), 'D', 1, "Base fix 'Education' (SOCIAL) triggers crisis")(Skill for project)','9: ACTIVATE-ATTEMPTING PROJECTS=&gt;12(Dice roll 2D6: skill check)','9: ACTIVATE-ATTEMPTING PROJECTS=&gt;1(Added a crisis chip)','9: ACTIVATE-ATTEMPTING PROJECTS=&gt;(('H', 8), 'H', 1, "Base fix 'Economic Inequality' (LIVING STANDARDS) triggers crisis")(Skill for project)','9: ACTIVATE-ATTEMPTING PROJECTS=&gt;5(Dice roll 2D6: skill check)','9: ACTIVATE-ATTEMPTING PROJECTS=&gt;None(Skill for project)','9: ACTIVATE-DOING RESEARCH=&gt;None(Start researching)','9: ACTIVATE-ATTEMPTING PROJECTS=&gt;(('D', 3), 'D', 0, "Base fix 'Education' (SOCIAL) triggers crisis")(Skill for project)','9: ACTIVATE-ATTEMPTING PROJECTS=&gt;0(Consultant fees)','9: ACTIVATE-ATTEMPTING PROJECTS=&gt;9(Dice roll 2D6: skill check)','9: ACTIVATE-ATTEMPTING PROJECTS=&gt;(('S', 9), 'S', 2, "Improved fix 'Unsustainable Harvesting' (INDUSTRIAL)")(Skill for project)','9: ACTIVATE-ATTEMPTING PROJECTS=&gt;2(Consultant fees)','9: ACTIVATE-ATTEMPTING PROJECTS=&gt;10(Dice roll 2D6: skill check)','9: ACTIVATE-ATTEMPTING PROJECTS=&gt;(('S', 7), 'S', 0, "Improved fix 'Unsustainable Harvesting' (INDUSTRIAL)")(Skill for project)','9: ACTIVATE-ATTEMPTING PROJECTS=&gt;2(Consultant fees)','9: ACTIVATE-ATTEMPTING PROJECTS=&gt;7(Dice roll 2D6: skill check)','9: ACTIVATE-ATTEMPTING PROJECTS=&gt;None(Skill for project)','9: ACTIVATE-DOING RESEARCH=&gt;None(Start researching)','9: ACTIVATE-ATTEMPTING PROJECTS=&gt;Base(Start project: type)','9: ACTIVATE-ATTEMPTING PROJECTS=&gt;SOCIAL(Start project: fix category)','9: ACTIVATE-ATTEMPTING PROJECTS=&gt;Social Inequity(Start project: fix problem)','9: ACTIVATE-ATTEMPTING PROJECTS=&gt;Base fix 'Social Inequity' (SOCIAL) triggers crisis(Project started)','9: ACTIVATE-ATTEMPTING PROJECTS=&gt;(('D', 2), 'D', 2, "Base fix 'Education' (SOCIAL) triggers crisis")(Skill for project)','9: ACTIVATE-ATTEMPTING PROJECTS=&gt;5(Consultant fees)','9: ACTIVATE-ATTEMPTING PROJECTS=&gt;8(Dice roll 2D6: skill check)','9: ACTIVATE-ATTEMPTING PROJECTS=&gt;(('C', 13), 'C', 1, "Base fix 'Economic Inequality' (LIVING STANDARDS) triggers crisis")(Skill for project)','9: ACTIVATE-ATTEMPTING PROJECTS=&gt;1(Consultant fees)','9: ACTIVATE-ATTEMPTING PROJECTS=&gt;6(Dice roll 2D6: skill check)','9: ACTIVATE-ATTEMPTING PROJECTS=&gt;(('H', 5), 'H', 7, "Base fix 'Economic Inequality' (LIVING STANDARDS) triggers crisis")(Skill for project)','9: ACTIVATE-ATTEMPTING PROJECTS=&gt;9(Dice roll 2D6: skill check)','9: ACTIVATE-ATTEMPTING PROJECTS=&gt;(('C', 1), 'C', 5, "Base fix 'Economic Inequality' (LIVING STANDARDS) triggers crisis")(Skill for project)','9: ACTIVATE-ATTEMPTING PROJECTS=&gt;6(Dice roll 2D6: skill check)','9: ACTIVATE-ATTEMPTING PROJECTS=&gt;(('H', 4), 'H', 0, "Base fix 'Economic Inequality' (LIVING STANDARDS) triggers crisis")(Skill for project)','9: ACTIVATE-ATTEMPTING PROJECTS=&gt;9(Dice roll 2D6: skill check)','9: ACTIVATE-ATTEMPTING PROJECTS=&gt;(('H', 2), 'H', 0, "Base fix 'Economic Inequality' (LIVING STANDARDS) triggers crisis")(Skill for project)','9: ACTIVATE-ATTEMPTING PROJECTS=&gt;6(Dice roll 2D6: skill check)','9: ACTIVATE-ATTEMPTING PROJECTS=&gt;(('S', 13), 'S', 3, "Improved fix 'Unsustainable Harvesting' (INDUSTRIAL)")(Skill for project)','9: ACTIVATE-ATTEMPTING PROJECTS=&gt;12(Dice roll 2D6: skill check)','9: ACTIVATE-ATTEMPTING PROJECTS=&gt;1(Added a crisis chip)','9: ACTIVATE-ATTEMPTING PROJECTS=&gt;(('C', 6), 'C', 0, "Base fix 'Economic Inequality' (LIVING STANDARDS) triggers crisis")(Skill for project)','9: ACTIVATE-ATTEMPTING PROJECTS=&gt;9(Dice roll 2D6: skill check)','9: ACTIVATE-ATTEMPTING PROJECTS=&gt;(('C', 3), 'C', 0, "Improved fix 'Unsustainable Harvesting' (INDUSTRIAL)")(Skill for project)','9: ACTIVATE-ATTEMPTING PROJECTS=&gt;7(Dice roll 2D6: skill check)','9: ACTIVATE-ATTEMPTING PROJECTS=&gt;None(Skill for project)','9: ACTIVATE-DOING RESEARCH=&gt;None(Start researching)','9: ACTIVATE-ATTEMPTING PROJECTS=&gt;(('D', 1), 'D', 3, "Base fix 'Education' (SOCIAL) triggers crisis")(Skill for project)','9: ACTIVATE-ATTEMPTING PROJECTS=&gt;0(Consultant fees)','9: ACTIVATE-ATTEMPTING PROJECTS=&gt;4(Dice roll 2D6: skill check)','9: ACTIVATE-ATTEMPTING PROJECTS=&gt;(('S', 6), 'S', 2, "Improved fix 'Unsustainable Harvesting' (INDUSTRIAL)")(Skill for project)','9: ACTIVATE-ATTEMPTING PROJECTS=&gt;1(Consultant fees)','9: ACTIVATE-ATTEMPTING PROJECTS=&gt;7(Dice roll 2D6: skill check)','9: ACTIVATE-ATTEMPTING PROJECTS=&gt;(('D', 14), 'C', 1, "Improved fix 'Unsustainable Harvesting' (INDUSTRIAL)")(Skill for project)','9: ACTIVATE-ATTEMPTING PROJECTS=&gt;(('H', 10), 'H', 0, "Base fix 'Economic Inequality' (LIVING STANDARDS) triggers crisis")(Skill for project)','9: ACTIVATE-ATTEMPTING PROJECTS=&gt;1(Consultant fees)','9: ACTIVATE-ATTEMPTING PROJECTS=&gt;10(Dice roll 2D6: skill check)','9: ACTIVATE-DOING RESEARCH=&gt;None(Start researching)','10: END-FINALIZING=&gt;Base fix 'Social Inequity' (SOCIAL) triggers crisis(Project abandoned)','10: END-FINALIZING=&gt;Improved fix 'Unsustainable Harvesting' (INDUSTRIAL)(Project overskilled for "('D', 14)")','10: END-CRISIS ROLLING=&gt;INDUSTRIAL(Crisis chip: full category)','10: END-CRISIS ROLLING=&gt;SOCIAL(Crisis chip: full category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6(Dice roll 1D6: node in ECONOMIC)','10: END-CRISIS ROLLING=&gt;1(Dice roll 1D6: node in ECONOMIC)','10: END-CRISIS ROLLING=&gt;Monopoly(Problem for crisis)','10: END-CRISIS ROLLING=&gt;8(Dice roll 2D6: crisis roll for Monopoly)','10: END-CRISIS ROLLING=&gt;8(Crisis roll for node "Monopoly")','10: END-CRISIS ROLLING=&gt;Nitrogen &amp; Phosphorous Loading(Now in crisis (cascaded from: Monopoly))','10: END-CRISIS ROLLING=&gt;5(Dice roll 1D6: crisis cat)','10: END-CRISIS ROLLING=&gt;ENVIRONMENTAL(Category for crisis)','10: END-CRISIS ROLLING=&gt;4(Dice roll 1D6: node in ENVIRONMENTAL)','10: END-CRISIS ROLLING=&gt;Air &amp; Ozone Degradation(Crisis chip: overwhelmed problem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1(Dice roll 1D6: node in ENVIRONMENTAL)','10: END-CRISIS ROLLING=&gt;Chemical Pollution(Problem for crisis)','10: END-CRISIS ROLLING=&gt;11(Dice roll 2D6: crisis roll for Chemical Pollution)','10: END-CRISIS ROLLING=&gt;11(Crisis roll for node "Chemical Pollution")','10: END-CRISIS ROLLING=&gt;8(Dice roll 2D6: crisis roll for Chemical Pollution)','10: END-CRISIS ROLLING=&gt;8(Crisis roll for node "Chemical Pollution")','10: END-CRISIS ROLLING=&gt;Clean Water Shortage(Now in crisis (cascaded from: Chemical Pollution))','10: END-CRISIS ROLLING=&gt;5(Dice roll 1D6: crisis cat)','10: END-CRISIS ROLLING=&gt;ENVIRONMENTAL(Category for crisis)','10: END-CRISIS ROLLING=&gt;2(Dice roll 1D6: node in ENVIRONMENTAL)','10: END-CRISIS ROLLING=&gt;Climate Change(Problem for crisis)','10: END-CRISIS ROLLING=&gt;8(Dice roll 2D6: crisis roll for Climate Change)','10: END-CRISIS ROLLING=&gt;8(Crisis roll for node "Climate Change")','10: END-CRISIS ROLLING=&gt;Climate Change(Now in crisis)','10: ENGAGE-DRAWING MONEY=&gt;2(Money drawn)','10: ENGAGE-DRAWING CARDS=&gt;('C', 10)(Card drawn: 1)','10: ENGAGE-DRAWING CARDS=&gt;('H', 14)(Card drawn: 2)','10: ENGAGE-CRISIS RISING','10: ENGAGE-DRAWING MONEY=&gt;2(Money drawn)','10: ENGAGE-DRAWING CARDS=&gt;('H', 12)(Card drawn: 1)','10: ENGAGE-DRAWING CARDS=&gt;('H', 3)(Card drawn: 2)','10: ENGAGE-DRAWING MONEY=&gt;2(Money drawn)','10: ENGAGE-DRAWING CARDS=&gt;('C', 2)(Card drawn: 1)','10: ENGAGE-DRAWING CARDS=&gt;('C', 11)(Card drawn: 2)','10: ENGAGE-CRISIS RISING','10: ENGAGE-DRAWING MONEY=&gt;2(Money drawn)','10: ENGAGE-DRAWING CARDS=&gt;('D', 2)(Card drawn: 1)','10: ENGAGE-DRAWING CARDS=&gt;('H', 7)(Card drawn: 2)','10: ENGAGE-DRAWING MONEY=&gt;2(Money drawn)','10: ENGAGE-DRAWING CARDS=&gt;('H', 13)(Card drawn: 1)','10: ENGAGE-DRAWING CARDS=&gt;('S', 6)(Card drawn: 2)','10: ACTIVATE-ATTEMPTING PROJECTS=&gt;(('H', 14), 'C', 6, "Base fix 'Economic Inequality' (LIVING STANDARDS) triggers crisis")(Skill for project)','10: ACTIVATE-ATTEMPTING PROJECTS=&gt;None(Skill for project)','10: ACTIVATE-DOING RESEARCH=&gt;None(Start researching)','10: ACTIVATE-ATTEMPTING PROJECTS=&gt;None(Skill for project)','10: ACTIVATE-DOING RESEARCH=&gt;None(Start researching)','10: ACTIVATE-ATTEMPTING PROJECTS=&gt;(('S', 2), 'S', 0, "Improved fix 'Unsustainable Harvesting' (INDUSTRIAL)")(Skill for project)','10: ACTIVATE-ATTEMPTING PROJECTS=&gt;0(Consultant fees)','10: ACTIVATE-ATTEMPTING PROJECTS=&gt;8(Dice roll 2D6: skill check)','10: ACTIVATE-ATTEMPTING PROJECTS=&gt;(('C', 2), 'C', 0, "Improved fix 'Unsustainable Harvesting' (INDUSTRIAL)")(Skill for project)','10: ACTIVATE-ATTEMPTING PROJECTS=&gt;1(Consultant fees)','10: ACTIVATE-ATTEMPTING PROJECTS=&gt;4(Dice roll 2D6: skill check)','10: ACTIVATE-ATTEMPTING PROJECTS=&gt;None(Skill for project)','10: ACTIVATE-DOING RESEARCH=&gt;None(Start researching)','10: ACTIVATE-ATTEMPTING PROJECTS=&gt;Base(Start project: type)','10: ACTIVATE-ATTEMPTING PROJECTS=&gt;LIVING STANDARDS(Start project: fix category)','10: ACTIVATE-ATTEMPTING PROJECTS=&gt;Economic Inequality(Start project: fix problem)','10: ACTIVATE-ATTEMPTING PROJECTS=&gt;Base fix 'Economic Inequality' (LIVING STANDARDS) triggers crisis(Project started)','10: ACTIVATE-ATTEMPTING PROJECTS=&gt;(('D', 2), 'D', 1, "Base fix 'Education' (SOCIAL) triggers crisis")(Skill for project)','10: ACTIVATE-ATTEMPTING PROJECTS=&gt;1(Consultant fees)','10: ACTIVATE-ATTEMPTING PROJECTS=&gt;5(Dice roll 2D6: skill check)','10: ACTIVATE-ATTEMPTING PROJECTS=&gt;(('H', 7), 'H', 1, "Base fix 'Economic Inequality' (LIVING STANDARDS) triggers crisis")(Skill for project)','10: ACTIVATE-ATTEMPTING PROJECTS=&gt;0(Consultant fees)','10: ACTIVATE-ATTEMPTING PROJECTS=&gt;6(Dice roll 2D6: skill check)','10: ACTIVATE-ATTEMPTING PROJECTS=&gt;(('S', 9), 'S', 0, "Improved fix 'Unsustainable Harvesting' (INDUSTRIAL)")(Skill for project)','10: ACTIVATE-ATTEMPTING PROJECTS=&gt;1(Consultant fees)','10: ACTIVATE-ATTEMPTING PROJECTS=&gt;9(Dice roll 2D6: skill check)','10: ACTIVATE-DOING RESEARCH=&gt;None(Start researching)','10: ACTIVATE-ATTEMPTING PROJECTS=&gt;(('H', 13), 'H', 0, "Base fix 'Economic Inequality' (LIVING STANDARDS) triggers crisis")(Skill for project)','10: ACTIVATE-ATTEMPTING PROJECTS=&gt;0(Consultant fees)','10: ACTIVATE-ATTEMPTING PROJECTS=&gt;3(Dice roll 2D6: skill check)','10: ACTIVATE-ATTEMPTING PROJECTS=&gt;None(Skill for project)','10: ACTIVATE-DOING RESEARCH=&gt;None(Start researching)','10: END-FINALIZING=&gt;Base fix 'Economic Inequality' (LIVING STANDARDS) triggers crisis(Project overskilled for "('H', 14)")','10: END-CRISIS ROLLING=&gt;INDUSTRIAL(Crisis chip: full category)','10: END-CRISIS ROLLING=&gt;SOCIAL(Crisis chip: full category)','10: END-CRISIS ROLLING=&gt;ENVIRONMENTAL(Crisis chip: full category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ENVIRONMENTAL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ENVIRONMENTAL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4(Dice roll 1D6: node in ECONOMIC)','10: END-CRISIS ROLLING=&gt;2(Dice roll 1D6: node in ECONOMIC)','10: END-CRISIS ROLLING=&gt;Market Externalities(Problem for crisis)','10: END-CRISIS ROLLING=&gt;8(Dice roll 2D6: crisis roll for Market Externalities)','10: END-CRISIS ROLLING=&gt;8(Crisis roll for node "Market Externalities")','10: END-CRISIS ROLLING=&gt;Inflation(Now in crisis (cascaded from: Market Externalities))','10: END-CRISIS ROLLING=&gt;4(Dice roll 1D6: crisis cat)','10: END-CRISIS ROLLING=&gt;CLASS(Category for crisis)','10: END-CRISIS ROLLING=&gt;6(Dice roll 1D6: node in CLASS)','10: END-CRISIS ROLLING=&gt;4(Dice roll 1D6: node in CLASS)','10: END-CRISIS ROLLING=&gt;Food Shortage(Crisis chip: overwhelmed problem)','10: END-CRISIS ROLLING=&gt;6(Dice roll 1D6: crisis cat)','10: END-CRISIS ROLLING=&gt;LIVING STANDARDS(Category for crisis)','10: END-CRISIS ROLLING=&gt;LIVING STANDARDS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6(Dice roll 1D6: node in CLASS)','10: END-CRISIS ROLLING=&gt;6(Dice roll 1D6: node in CLASS)','10: END-CRISIS ROLLING=&gt;4(Dice roll 1D6: node in CLASS)','10: END-CRISIS ROLLING=&gt;Food Shortage(Crisis chip: overwhelmed problem)','10: END-CRISIS ROLLING=&gt;6(Dice roll 1D6: crisis cat)','10: END-CRISIS ROLLING=&gt;LIVING STANDARDS(Category for crisis)','10: END-CRISIS ROLLING=&gt;LIVING STANDARDS(Crisis chip: full category)','10: END-CRISIS ROLLING=&gt;5(Dice roll 1D6: crisis cat)','10: END-CRISIS ROLLING=&gt;ENVIRONMENTAL(Category for crisis)','10: END-CRISIS ROLLING=&gt;ENVIRONMENTAL(Crisis chip: full category)','10: END-CRISIS ROLLING=&gt;4(Dice roll 1D6: crisis cat)','10: END-CRISIS ROLLING=&gt;CLASS(Category for crisis)','10: END-CRISIS ROLLING=&gt;4(Dice roll 1D6: node in CLASS)','10: END-CRISIS ROLLING=&gt;Food Shortage(Crisis chip: overwhelmed problem)','10: END-CRISIS ROLLING=&gt;4(Dice roll 1D6: crisis cat)','10: END-CRISIS ROLLING=&gt;CLASS(Category for crisis)','10: END-CRISIS ROLLING=&gt;5(Dice roll 1D6: node in CLASS)','10: END-CRISIS ROLLING=&gt;5(Dice roll 1D6: node in CLASS)','10: END-CRISIS ROLLING=&gt;1(Dice roll 1D6: node in CLASS)','10: END-CRISIS ROLLING=&gt;Healthcare(Crisis chip: overwhelmed problem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4(Dice roll 1D6: crisis cat)','10: END-CRISIS ROLLING=&gt;CLASS(Category for crisis)','10: END-CRISIS ROLLING=&gt;1(Dice roll 1D6: node in CLASS)','10: END-CRISIS ROLLING=&gt;Healthcare(Crisis chip: overwhelmed problem)','10: END-CRISIS ROLLING=&gt;3(Dice roll 1D6: crisis cat)','10: END-CRISIS ROLLING=&gt;SOCIAL(Category for crisis)','10: END-CRISIS ROLLING=&gt;SOCIAL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1(Dice roll 1D6: node in CLASS)','10: END-CRISIS ROLLING=&gt;Healthcare(Crisis chip: overwhelmed problem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5(Dice roll 1D6: node in CLASS)','10: END-CRISIS ROLLING=&gt;6(Dice roll 1D6: node in CLASS)','10: END-CRISIS ROLLING=&gt;1(Dice roll 1D6: node in CLASS)','10: END-CRISIS ROLLING=&gt;Healthcare(Crisis chip: overwhelmed problem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ENVIRONMENT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6(Dice roll 1D6: crisis cat)','10: END-CRISIS ROLLING=&gt;LIVING STANDARDS(Category for crisis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1(Dice roll 1D6: node in CLASS)','10: END-CRISIS ROLLING=&gt;Healthcare(Crisis chip: overwhelmed problem)','10: END-CRISIS ROLLING=&gt;5(Dice roll 1D6: crisis cat)','10: END-CRISIS ROLLING=&gt;ENVIRONMENTAL(Category for crisis)','10: END-CRISIS ROLLING=&gt;ENVIRONMENTAL(Crisis chip: full category)','10: END-CRISIS ROLLING=&gt;4(Dice roll 1D6: crisis cat)','10: END-CRISIS ROLLING=&gt;CLASS(Category for crisis)','10: END-CRISIS ROLLING=&gt;6(Dice roll 1D6: node in CLASS)','10: END-CRISIS ROLLING=&gt;2(Dice roll 1D6: node in CLASS)','10: END-CRISIS ROLLING=&gt;Affordable Housing(Crisis chip: overwhelmed problem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1(Dice roll 1D6: node in CLASS)','10: END-CRISIS ROLLING=&gt;Healthcare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3, 14, 15, 16, 16, 16, 23, 25, 27]}</text:p>
          </table:table-cell>
          <table:table-cell table:style-name="Gnumeric-default" office:value-type="string">
            <text:p>{'abandoned-project': [[], [], [], [], [], [], [], [], [], [], [], [True, True], [], [], [], [], [], [], [], [], [], [], [], [], [], [], [], [True, True, True], [], [], [], [], [], [], [], [], [], [], [], [], [], [], [], [True, True], [], [], [], [], [], [], [], [], [], [], [], [], [], [], [], [True], [], [], [], [], [], [], [], [], [], [], [], [], [], [], [], [True], [], [], [], [], [], [], [], [], [], [], [], [], [], [], [], [], [], [], [], [], [], [], [], [], [], [], [], [], [], [], [], [], [], [], [], [], [], [], [], [], [], [], [], [], [], [], [], [], [], [], [], [], [], [], [], [], [], [], [True, True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D', 10)(Card drawn: 1)','0: ENGAGE-DRAWING CARDS=&gt;('S', 6)(Card drawn: 2)','0: ENGAGE-CRISIS RISING','0: ENGAGE-DRAWING MONEY=&gt;3(Money drawn)','0: ENGAGE-DRAWING CARDS=&gt;('S', 13)(Card drawn: 1)','0: ENGAGE-DRAWING CARDS=&gt;('C', 5)(Card drawn: 2)','0: ENGAGE-DRAWING MONEY=&gt;3(Money drawn)','0: ENGAGE-DRAWING CARDS=&gt;('C', 3)(Card drawn: 1)','0: ENGAGE-DRAWING CARDS=&gt;('H', 13)(Card drawn: 2)','0: ENGAGE-CRISIS RISING','0: ENGAGE-DRAWING MONEY=&gt;3(Money drawn)','0: ENGAGE-DRAWING CARDS=&gt;('D', 8)(Card drawn: 1)','0: ENGAGE-DRAWING CARDS=&gt;('H', 14)(Card drawn: 2)','0: ENGAGE-DRAWING MONEY=&gt;3(Money drawn)','0: ENGAGE-DRAWING CARDS=&gt;('S', 7)(Card drawn: 1)','0: ENGAGE-DRAWING CARDS=&gt;('S', 6)(Card drawn: 2)','0: ACTIVATE-ATTEMPTING PROJECTS=&gt;Base(Start project: type)','0: ACTIVATE-ATTEMPTING PROJECTS=&gt;ENVIRONMENTAL(Start project: fix category)','0: ACTIVATE-ATTEMPTING PROJECTS=&gt;Chemical Pollution(Start project: fix problem)','0: ACTIVATE-ATTEMPTING PROJECTS=&gt;Base fix 'Chemical Pollution' (ENVIRONMENTAL) triggers crisis(Project started)','0: ACTIVATE-ATTEMPTING PROJECTS=&gt;(('D', 10), 'D', 0, "Base fix 'Chemical Pollution' (ENVIRONMENTAL) triggers crisis")(Skill for project)','0: ACTIVATE-ATTEMPTING PROJECTS=&gt;0(Consultant fees)','0: ACTIVATE-ATTEMPTING PROJECTS=&gt;8(Dice roll 2D6: skill check)','0: ACTIVATE-DOING RESEARCH=&gt;None(Start researching)','0: ACTIVATE-ATTEMPTING PROJECTS=&gt;Base(Start project: type)','0: ACTIVATE-ATTEMPTING PROJECTS=&gt;ENVIRONMENTAL(Start project: fix category)','0: ACTIVATE-ATTEMPTING PROJECTS=&gt;Nitrogen &amp; Phosphorous Loading(Start project: fix problem)','0: ACTIVATE-ATTEMPTING PROJECTS=&gt;Base fix 'Nitrogen &amp; Phosphorous Loading' (ENVIRONMENTAL) triggers crisis(Project started)','0: ACTIVATE-ATTEMPTING PROJECTS=&gt;None(Skill for project)','0: ACTIVATE-DOING RESEARCH=&gt;None(Start researching)','0: ACTIVATE-ATTEMPTING PROJECTS=&gt;Base(Start project: type)','0: ACTIVATE-ATTEMPTING PROJECTS=&gt;SOCIAL(Start project: fix category)','0: ACTIVATE-ATTEMPTING PROJECTS=&gt;Political Voice(Start project: fix problem)','0: ACTIVATE-ATTEMPTING PROJECTS=&gt;Base fix 'Political Voice' (SOCIAL) triggers crisis(Project started)','0: ACTIVATE-ATTEMPTING PROJECTS=&gt;(('H', 13), 'H', 1, "Base fix 'Political Voice' (SOCIAL) triggers crisis")(Skill for project)','0: ACTIVATE-ATTEMPTING PROJECTS=&gt;1(Consultant fees)','0: ACTIVATE-ATTEMPTING PROJECTS=&gt;11(Dice roll 2D6: skill check)','0: ACTIVATE-DOING RESEARCH=&gt;None(Start researching)','0: ACTIVATE-ATTEMPTING PROJECTS=&gt;Base(Start project: type)','0: ACTIVATE-ATTEMPTING PROJECTS=&gt;ECONOMIC(Start project: fix category)','0: ACTIVATE-ATTEMPTING PROJECTS=&gt;Market Externalities(Start project: fix problem)','0: ACTIVATE-ATTEMPTING PROJECTS=&gt;Base fix 'Market Externalities' (ECONOMIC) triggers crisis(Project started)','0: ACTIVATE-ATTEMPTING PROJECTS=&gt;(('D', 8), 'D', 0, "Base fix 'Market Externalities' (ECONOMIC) triggers crisis")(Skill for project)','0: ACTIVATE-ATTEMPTING PROJECTS=&gt;1(Consultant fees)','0: ACTIVATE-ATTEMPTING PROJECTS=&gt;10(Dice roll 2D6: skill check)','0: ACTIVATE-ATTEMPTING PROJECTS=&gt;(('H', 14), 'D', 0, "Base fix 'Market Externalities' (ECONOMIC) triggers crisis")(Skill for project)','0: ACTIVATE-DOING RESEARCH=&gt;None(Start researching)','0: ACTIVATE-ATTEMPTING PROJECTS=&gt;Remove-Tradeoff(Start project: type)','0: ACTIVATE-ATTEMPTING PROJECTS=&gt;ENVIRONMENTAL(Start project: fix category)','0: ACTIVATE-ATTEMPTING PROJECTS=&gt;Nitrogen &amp; Phosphorous Loading(Start project: fix problem)','0: ACTIVATE-ATTEMPTING PROJECTS=&gt;Improved fix 'Nitrogen &amp; Phosphorous Loading' (ENVIRONMENTAL)(Project started)','0: ACTIVATE-DOING RESEARCH=&gt;None(Start researching)','0: END-FINALIZING=&gt;Base fix 'Nitrogen &amp; Phosphorous Loading' (ENVIRONMENTAL) triggers crisis(Project abandoned)','0: END-FINALIZING=&gt;Improved fix 'Nitrogen &amp; Phosphorous Loading' (ENVIRONMENTAL)(Project abandoned)','0: END-FINALIZING=&gt;Base fix 'Market Externalities' (ECONOMIC) triggers crisis(Project overskilled for "('H', 14)")','0: END-CRISIS ROLLING=&gt;1(Dice roll 1D6: crisis cat)','0: END-CRISIS ROLLING=&gt;INDUSTRIAL(Category for crisis)','0: END-CRISIS ROLLING=&gt;2(Dice roll 1D6: node in INDUSTRIAL)','0: END-CRISIS ROLLING=&gt;Fossil Fuel Dependency(Problem for crisis)','0: END-CRISIS ROLLING=&gt;9(Dice roll 2D6: crisis roll for Fossil Fuel Dependency)','0: END-CRISIS ROLLING=&gt;9(Crisis roll for node "Fossil Fuel Dependency")','0: END-CRISIS ROLLING=&gt;8(Dice roll 2D6: crisis roll for Fossil Fuel Dependency)','0: END-CRISIS ROLLING=&gt;8(Crisis roll for node "Fossil Fuel Dependency")','0: END-CRISIS ROLLING=&gt;Chemical Pollution(Now in crisis (cascaded from: Fossil Fuel Dependency))','0: END-CRISIS ROLLING=&gt;Climate Change(Now in crisis (cascaded from: Fossil Fuel Dependency))','0: END-CRISIS ROLLING=&gt;Nitrogen &amp; Phosphorous Loading(Now in crisis (cascaded from: Fossil Fuel Dependency))','0: END-CRISIS ROLLING=&gt;Ocean Degradation(Now in crisis (cascaded from: Fossil Fuel Dependency))','1: ENGAGE-DRAWING MONEY=&gt;3(Money drawn)','1: ENGAGE-DRAWING CARDS=&gt;('H', 5)(Card drawn: 1)','1: ENGAGE-DRAWING CARDS=&gt;('S', 5)(Card drawn: 2)','1: ENGAGE-CRISIS RISING','1: ENGAGE-DRAWING MONEY=&gt;3(Money drawn)','1: ENGAGE-DRAWING CARDS=&gt;('C', 13)(Card drawn: 1)','1: ENGAGE-DRAWING CARDS=&gt;('C', 2)(Card drawn: 2)','1: ENGAGE-DRAWING MONEY=&gt;3(Money drawn)','1: ENGAGE-DRAWING CARDS=&gt;('C', 8)(Card drawn: 1)','1: ENGAGE-DRAWING CARDS=&gt;('H', 13)(Card drawn: 2)','1: ENGAGE-CRISIS RISING','1: ENGAGE-DRAWING MONEY=&gt;3(Money drawn)','1: ENGAGE-DRAWING CARDS=&gt;('H', 11)(Card drawn: 1)','1: ENGAGE-DRAWING CARDS=&gt;('S', 1)(Card drawn: 2)','1: ENGAGE-DRAWING MONEY=&gt;3(Money drawn)','1: ENGAGE-DRAWING CARDS=&gt;('H', 4)(Card drawn: 1)','1: ENGAGE-DRAWING CARDS=&gt;('S', 10)(Card drawn: 2)','1: ACTIVATE-ATTEMPTING PROJECTS=&gt;None(Skill for project)','1: ACTIVATE-DOING RESEARCH=&gt;None(Start researching)','1: ACTIVATE-ATTEMPTING PROJECTS=&gt;Remove-Tradeoff(Start project: type)','1: ACTIVATE-ATTEMPTING PROJECTS=&gt;LIVING STANDARDS(Start project: fix category)','1: ACTIVATE-ATTEMPTING PROJECTS=&gt;Systemic Corruption(Start project: fix problem)','1: ACTIVATE-ATTEMPTING PROJECTS=&gt;Improved fix 'Systemic Corruption' (LIVING STANDARDS)(Project started)','1: ACTIVATE-ATTEMPTING PROJECTS=&gt;None(Skill for project)','1: ACTIVATE-DOING RESEARCH=&gt;None(Start researching)','1: ACTIVATE-ATTEMPTING PROJECTS=&gt;(('H', 13), 'H', 2, "Base fix 'Political Voice' (SOCIAL) triggers crisis")(Skill for project)','1: ACTIVATE-ATTEMPTING PROJECTS=&gt;1(Consultant fees)','1: ACTIVATE-ATTEMPTING PROJECTS=&gt;4(Dice roll 2D6: skill check)','1: ACTIVATE-ATTEMPTING PROJECTS=&gt;(('C', 8), 'C', 1, "Base fix 'Chemical Pollution' (ENVIRONMENTAL) triggers crisis")(Skill for project)','1: ACTIVATE-ATTEMPTING PROJECTS=&gt;0(Consultant fees)','1: ACTIVATE-ATTEMPTING PROJECTS=&gt;8(Dice roll 2D6: skill check)','1: ACTIVATE-ATTEMPTING PROJECTS=&gt;(('C', 3), 'C', 0, "Base fix 'Chemical Pollution' (ENVIRONMENTAL) triggers crisis")(Skill for project)','1: ACTIVATE-ATTEMPTING PROJECTS=&gt;4(Consultant fees)','1: ACTIVATE-ATTEMPTING PROJECTS=&gt;2(Dice roll 2D6: skill check)','1: ACTIVATE-DOING RESEARCH=&gt;None(Start researching)','1: ACTIVATE-ATTEMPTING PROJECTS=&gt;None(Skill for project)','1: ACTIVATE-DOING RESEARCH=&gt;None(Start researching)','1: ACTIVATE-ATTEMPTING PROJECTS=&gt;Base(Start project: type)','1: ACTIVATE-ATTEMPTING PROJECTS=&gt;ENVIRONMENTAL(Start project: fix category)','1: ACTIVATE-ATTEMPTING PROJECTS=&gt;Ocean Degradation(Start project: fix problem)','1: ACTIVATE-ATTEMPTING PROJECTS=&gt;Base fix 'Ocean Degradation' (ENVIRONMENTAL) triggers crisis(Project started)','1: ACTIVATE-ATTEMPTING PROJECTS=&gt;(('H', 4), 'H', 2, "Base fix 'Political Voice' (SOCIAL) triggers crisis")(Skill for project)','1: ACTIVATE-ATTEMPTING PROJECTS=&gt;3(Consultant fees)','1: ACTIVATE-ATTEMPTING PROJECTS=&gt;5(Dice roll 2D6: skill check)','1: ACTIVATE-ATTEMPTING PROJECTS=&gt;None(Skill for project)','1: ACTIVATE-DOING RESEARCH=&gt;None(Start researching)','1: END-FINALIZING=&gt;Base fix 'Market Externalities' (ECONOMIC) triggers crisis(Project abandoned)','1: END-FINALIZING=&gt;Improved fix 'Systemic Corruption' (LIVING STANDARDS)(Project abandoned)','1: END-FINALIZING=&gt;Base fix 'Ocean Degradation' (ENVIRONMENTAL) triggers crisis(Project abandoned)','1: END-CRISIS ROLLING=&gt;4(Dice roll 1D6: crisis cat)','1: END-CRISIS ROLLING=&gt;CLASS(Category for crisis)','1: END-CRISIS ROLLING=&gt;6(Dice roll 1D6: node in CLASS)','1: END-CRISIS ROLLING=&gt;6(Dice roll 1D6: node in CLASS)','1: END-CRISIS ROLLING=&gt;4(Dice roll 1D6: node in CLASS)','1: END-CRISIS ROLLING=&gt;Food Shortage(Problem for crisis)','1: END-CRISIS ROLLING=&gt;12(Dice roll 2D6: crisis roll for Food Shortage)','1: END-CRISIS ROLLING=&gt;12(Crisis roll for node "Food Shortage")','1: END-CRISIS ROLLING=&gt;5(Dice roll 2D6: crisis roll for Food Shortage)','1: END-CRISIS ROLLING=&gt;5(Crisis roll for node "Food Shortage")','1: END-CRISIS ROLLING=&gt;Food Shortage(Now in crisis)','2: ENGAGE-DRAWING MONEY=&gt;3(Money drawn)','2: ENGAGE-DRAWING CARDS=&gt;('C', 12)(Card drawn: 1)','2: ENGAGE-DRAWING CARDS=&gt;('H', 9)(Card drawn: 2)','2: ENGAGE-CRISIS RISING','2: ENGAGE-DRAWING MONEY=&gt;3(Money drawn)','2: ENGAGE-DRAWING CARDS=&gt;('D', 5)(Card drawn: 1)','2: ENGAGE-DRAWING CARDS=&gt;('D', 7)(Card drawn: 2)','2: ENGAGE-DRAWING MONEY=&gt;3(Money drawn)','2: ENGAGE-DRAWING CARDS=&gt;('C', 9)(Card drawn: 1)','2: ENGAGE-DRAWING CARDS=&gt;('C', 11)(Card drawn: 2)','2: ENGAGE-CRISIS RISING','2: ENGAGE-DRAWING MONEY=&gt;3(Money drawn)','2: ENGAGE-DRAWING CARDS=&gt;('S', 9)(Card drawn: 1)','2: ENGAGE-DRAWING CARDS=&gt;('H', 8)(Card drawn: 2)','2: ENGAGE-DRAWING MONEY=&gt;3(Money drawn)','2: ENGAGE-DRAWING CARDS=&gt;('D', 4)(Card drawn: 1)','2: ENGAGE-DRAWING CARDS=&gt;('C', 4)(Card drawn: 2)','2: ACTIVATE-ATTEMPTING PROJECTS=&gt;None(Skill for project)','2: ACTIVATE-DOING RESEARCH=&gt;None(Start researching)','2: ACTIVATE-ATTEMPTING PROJECTS=&gt;Base(Start project: type)','2: ACTIVATE-ATTEMPTING PROJECTS=&gt;ENVIRONMENTAL(Start project: fix category)','2: ACTIVATE-ATTEMPTING PROJECTS=&gt;Ocean Degradation(Start project: fix problem)','2: ACTIVATE-ATTEMPTING PROJECTS=&gt;Base fix 'Ocean Degradation' (ENVIRONMENTAL) triggers crisis(Project started)','2: ACTIVATE-ATTEMPTING PROJECTS=&gt;(('C', 2), 'C', 3, "Base fix 'Ocean Degradation' (ENVIRONMENTAL) triggers crisis")(Skill for project)','2: ACTIVATE-ATTEMPTING PROJECTS=&gt;2(Consultant fees)','2: ACTIVATE-ATTEMPTING PROJECTS=&gt;9(Dice roll 2D6: skill check)','2: ACTIVATE-ATTEMPTING PROJECTS=&gt;(('C', 13), 'C', 2, "Base fix 'Chemical Pollution' (ENVIRONMENTAL) triggers crisis")(Skill for project)','2: ACTIVATE-ATTEMPTING PROJECTS=&gt;1(Consultant fees)','2: ACTIVATE-ATTEMPTING PROJECTS=&gt;11(Dice roll 2D6: skill check)','2: ACTIVATE-ATTEMPTING PROJECTS=&gt;None(Skill for project)','2: ACTIVATE-DOING RESEARCH=&gt;None(Start researching)','2: ACTIVATE-ATTEMPTING PROJECTS=&gt;(('C', 9), 'C', 0, "Base fix 'Chemical Pollution' (ENVIRONMENTAL) triggers crisis")(Skill for project)','2: ACTIVATE-ATTEMPTING PROJECTS=&gt;1(Consultant fees)','2: ACTIVATE-ATTEMPTING PROJECTS=&gt;10(Dice roll 2D6: skill check)','2: ACTIVATE-ATTEMPTING PROJECTS=&gt;(('C', 11), 'C', 0, "Base fix 'Chemical Pollution' (ENVIRONMENTAL) triggers crisis")(Skill for project)','2: ACTIVATE-ATTEMPTING PROJECTS=&gt;0(Consultant fees)','2: ACTIVATE-ATTEMPTING PROJECTS=&gt;6(Dice roll 2D6: skill check)','2: ACTIVATE-DOING RESEARCH=&gt;None(Start researching)','2: ACTIVATE-ATTEMPTING PROJECTS=&gt;None(Start project: type)','2: ACTIVATE-ATTEMPTING PROJECTS=&gt;None(Skill for project)','2: ACTIVATE-DOING RESEARCH=&gt;None(Start researching)','2: ACTIVATE-ATTEMPTING PROJECTS=&gt;Base(Start project: type)','2: ACTIVATE-ATTEMPTING PROJECTS=&gt;ENVIRONMENTAL(Start project: fix category)','2: ACTIVATE-ATTEMPTING PROJECTS=&gt;Land Conversion(Start project: fix problem)','2: ACTIVATE-ATTEMPTING PROJECTS=&gt;Base fix 'Land Conversion' (ENVIRONMENTAL) triggers crisis(Project started)','2: ACTIVATE-ATTEMPTING PROJECTS=&gt;(('C', 4), 'C', 4, "Base fix 'Chemical Pollution' (ENVIRONMENTAL) triggers crisis")(Skill for project)','2: ACTIVATE-ATTEMPTING PROJECTS=&gt;0(Consultant fees)','2: ACTIVATE-ATTEMPTING PROJECTS=&gt;4(Dice roll 2D6: skill check)','2: ACTIVATE-ATTEMPTING PROJECTS=&gt;(('D', 4), 'D', 3, "Base fix 'Chemical Pollution' (ENVIRONMENTAL) triggers crisis")(Skill for project)','2: ACTIVATE-ATTEMPTING PROJECTS=&gt;3(Consultant fees)','2: ACTIVATE-ATTEMPTING PROJECTS=&gt;7(Dice roll 2D6: skill check)','2: ACTIVATE-DOING RESEARCH=&gt;None(Start researching)','2: END-FINALIZING=&gt;Base fix 'Political Voice' (SOCIAL) triggers crisis(Project abandoned)','2: END-FINALIZING=&gt;Base fix 'Land Conversion' (ENVIRONMENTAL) triggers crisis(Project abandoned)','2: END-CRISIS ROLLING=&gt;5(Dice roll 1D6: crisis cat)','2: END-CRISIS ROLLING=&gt;ENVIRONMENTAL(Category for crisis)','2: END-CRISIS ROLLING=&gt;3(Dice roll 1D6: node in ENVIRONMENTAL)','2: END-CRISIS ROLLING=&gt;Freshwater Depletion(Problem for crisis)','2: END-CRISIS ROLLING=&gt;7(Dice roll 2D6: crisis roll for Freshwater Depletion)','2: END-CRISIS ROLLING=&gt;7(Crisis roll for node "Freshwater Depletion")','2: END-CRISIS ROLLING=&gt;Freshwater Depletion(Now in crisis)','2: END-CRISIS ROLLING=&gt;3(Dice roll 1D6: crisis cat)','2: END-CRISIS ROLLING=&gt;SOCIAL(Category for crisis)','2: END-CRISIS ROLLING=&gt;5(Dice roll 1D6: node in SOCIAL)','2: END-CRISIS ROLLING=&gt;3(Dice roll 1D6: node in SOCIAL)','2: END-CRISIS ROLLING=&gt;Peace &amp; Justice(Problem for crisis)','2: END-CRISIS ROLLING=&gt;9(Dice roll 2D6: crisis roll for Peace &amp; Justice)','2: END-CRISIS ROLLING=&gt;9(Crisis roll for node "Peace &amp; Justice")','2: END-CRISIS ROLLING=&gt;Peace &amp; Justice(Crisis averted)','3: ENGAGE-DRAWING MONEY=&gt;3(Money drawn)','3: ENGAGE-DRAWING CARDS=&gt;('S', 2)(Card drawn: 1)','3: ENGAGE-DRAWING CARDS=&gt;('S', 2)(Card drawn: 2)','3: ENGAGE-CRISIS RISING','3: ENGAGE-DRAWING MONEY=&gt;3(Money drawn)','3: ENGAGE-DRAWING CARDS=&gt;('C', 11)(Card drawn: 1)','3: ENGAGE-DRAWING CARDS=&gt;('D', 7)(Card drawn: 2)','3: ENGAGE-DRAWING MONEY=&gt;3(Money drawn)','3: ENGAGE-DRAWING CARDS=&gt;('S', 5)(Card drawn: 1)','3: ENGAGE-DRAWING CARDS=&gt;('H', 12)(Card drawn: 2)','3: ENGAGE-CRISIS RISING','3: ENGAGE-DRAWING MONEY=&gt;3(Money drawn)','3: ENGAGE-DRAWING CARDS=&gt;('H', 10)(Card drawn: 1)','3: ENGAGE-DRAWING CARDS=&gt;('S', 8)(Card drawn: 2)','3: ENGAGE-DRAWING MONEY=&gt;3(Money drawn)','3: ENGAGE-DRAWING CARDS=&gt;('D', 12)(Card drawn: 1)','3: ENGAGE-DRAWING CARDS=&gt;('C', 14)(Card drawn: 2)','3: ACTIVATE-ATTEMPTING PROJECTS=&gt;None(Skill for project)','3: ACTIVATE-DOING RESEARCH=&gt;None(Start researching)','3: ACTIVATE-ATTEMPTING PROJECTS=&gt;(('D', 5), 'D', 2, "Base fix 'Chemical Pollution' (ENVIRONMENTAL) triggers crisis")(Skill for project)','3: ACTIVATE-ATTEMPTING PROJECTS=&gt;6(Consultant fees)','3: ACTIVATE-ATTEMPTING PROJECTS=&gt;11(Dice roll 2D6: skill check)','3: ACTIVATE-ATTEMPTING PROJECTS=&gt;(('D', 7), 'D', 4, "Base fix 'Ocean Degradation' (ENVIRONMENTAL) triggers crisis")(Skill for project)','3: ACTIVATE-ATTEMPTING PROJECTS=&gt;2(Consultant fees)','3: ACTIVATE-ATTEMPTING PROJECTS=&gt;9(Dice roll 2D6: skill check)','3: ACTIVATE-ATTEMPTING PROJECTS=&gt;(('C', 11), 'C', 3, "Base fix 'Ocean Degradation' (ENVIRONMENTAL) triggers crisis")(Skill for project)','3: ACTIVATE-ATTEMPTING PROJECTS=&gt;0(Consultant fees)','3: ACTIVATE-ATTEMPTING PROJECTS=&gt;9(Dice roll 2D6: skill check)','3: ACTIVATE-ATTEMPTING PROJECTS=&gt;(('D', 7), 'D', 2, "Base fix 'Ocean Degradation' (ENVIRONMENTAL) triggers crisis")(Skill for project)','3: ACTIVATE-ATTEMPTING PROJECTS=&gt;1(Consultant fees)','3: ACTIVATE-ATTEMPTING PROJECTS=&gt;3(Dice roll 2D6: skill check)','3: ACTIVATE-ATTEMPTING PROJECTS=&gt;None(Skill for project)','3: ACTIVATE-DOING RESEARCH=&gt;None(Start researching)','3: ACTIVATE-ATTEMPTING PROJECTS=&gt;Base(Start project: type)','3: ACTIVATE-ATTEMPTING PROJECTS=&gt;SOCIAL(Start project: fix category)','3: ACTIVATE-ATTEMPTING PROJECTS=&gt;Social Inequity(Start project: fix problem)','3: ACTIVATE-ATTEMPTING PROJECTS=&gt;Base fix 'Social Inequity' (SOCIAL) triggers crisis(Project started)','3: ACTIVATE-ATTEMPTING PROJECTS=&gt;None(Skill for project)','3: ACTIVATE-DOING RESEARCH=&gt;None(Start researching)','3: ACTIVATE-ATTEMPTING PROJECTS=&gt;Remove-Tradeoff(Start project: type)','3: ACTIVATE-ATTEMPTING PROJECTS=&gt;ECONOMIC(Start project: fix category)','3: ACTIVATE-ATTEMPTING PROJECTS=&gt;Inefficiency(Start project: fix problem)','3: ACTIVATE-ATTEMPTING PROJECTS=&gt;Improved fix 'Inefficiency' (ECONOMIC)(Project started)','3: ACTIVATE-ATTEMPTING PROJECTS=&gt;(('S', 1), 'S', 1, "Improved fix 'Inefficiency' (ECONOMIC)")(Skill for project)','3: ACTIVATE-ATTEMPTING PROJECTS=&gt;0(Consultant fees)','3: ACTIVATE-ATTEMPTING PROJECTS=&gt;7(Dice roll 2D6: skill check)','3: ACTIVATE-ATTEMPTING PROJECTS=&gt;(('S', 9), 'S', 1, "Improved fix 'Inefficiency' (ECONOMIC)")(Skill for project)','3: ACTIVATE-ATTEMPTING PROJECTS=&gt;2(Consultant fees)','3: ACTIVATE-ATTEMPTING PROJECTS=&gt;5(Dice roll 2D6: skill check)','3: ACTIVATE-ATTEMPTING PROJECTS=&gt;(('S', 8), 'S', 3, "Improved fix 'Inefficiency' (ECONOMIC)")(Skill for project)','3: ACTIVATE-ATTEMPTING PROJECTS=&gt;2(Consultant fees)','3: ACTIVATE-ATTEMPTING PROJECTS=&gt;11(Dice roll 2D6: skill check)','3: ACTIVATE-DOING RESEARCH=&gt;None(Start researching)','3: ACTIVATE-ATTEMPTING PROJECTS=&gt;None(Start project: type)','3: ACTIVATE-ATTEMPTING PROJECTS=&gt;(('C', 14), 'D', 4, "Base fix 'Chemical Pollution' (ENVIRONMENTAL) triggers crisis")(Skill for project)','3: ACTIVATE-ATTEMPTING PROJECTS=&gt;(('D', 12), 'D', 3, "Base fix 'Chemical Pollution' (ENVIRONMENTAL) triggers crisis")(Skill for project)','3: ACTIVATE-ATTEMPTING PROJECTS=&gt;1(Consultant fees)','3: ACTIVATE-ATTEMPTING PROJECTS=&gt;5(Dice roll 2D6: skill check)','3: ACTIVATE-DOING RESEARCH=&gt;None(Start researching)','3: END-FINALIZING=&gt;Base fix 'Social Inequity' (SOCIAL) triggers crisis(Project abandoned)','3: END-FINALIZING=&gt;Base fix 'Chemical Pollution' (ENVIRONMENTAL) triggers crisis(Project overskilled for "('C', 14)")','3: END-CRISIS ROLLING=&gt;4(Dice roll 1D6: crisis cat)','3: END-CRISIS ROLLING=&gt;CLASS(Category for crisis)','3: END-CRISIS ROLLING=&gt;4(Dice roll 1D6: node in CLASS)','3: END-CRISIS ROLLING=&gt;Food Shortage(Problem for crisis)','3: END-CRISIS ROLLING=&gt;9(Dice roll 2D6: crisis roll for Food Shortage)','3: END-CRISIS ROLLING=&gt;9(Crisis roll for node "Food Shortage")','3: END-CRISIS ROLLING=&gt;6(Dice roll 2D6: crisis roll for Food Shortage)','3: END-CRISIS ROLLING=&gt;6(Crisis roll for node "Food Shortage")','3: END-CRISIS ROLLING=&gt;Healthcare(Now in crisis (cascaded from: Food Shortage))','4: ENGAGE-DRAWING MONEY=&gt;3(Money drawn)','4: ENGAGE-DRAWING CARDS=&gt;('C', 1)(Card drawn: 1)','4: ENGAGE-DRAWING CARDS=&gt;('S', 1)(Card drawn: 2)','4: ENGAGE-CRISIS RISING','4: ENGAGE-DRAWING MONEY=&gt;3(Money drawn)','4: ENGAGE-DRAWING CARDS=&gt;('C', 6)(Card drawn: 1)','4: ENGAGE-DRAWING CARDS=&gt;('C', 2)(Card drawn: 2)','4: ENGAGE-DRAWING MONEY=&gt;3(Money drawn)','4: ENGAGE-DRAWING CARDS=&gt;('D', 5)(Card drawn: 1)','4: ENGAGE-DRAWING CARDS=&gt;('H', 6)(Card drawn: 2)','4: ENGAGE-CRISIS RISING','4: ENGAGE-DRAWING MONEY=&gt;3(Money drawn)','4: ENGAGE-DRAWING CARDS=&gt;('H', 11)(Card drawn: 1)','4: ENGAGE-DRAWING CARDS=&gt;('S', 8)(Card drawn: 2)','4: ENGAGE-DRAWING MONEY=&gt;3(Money drawn)','4: ENGAGE-DRAWING CARDS=&gt;('H', 9)(Card drawn: 1)','4: ENGAGE-DRAWING CARDS=&gt;('C', 12)(Card drawn: 2)','4: ACTIVATE-ATTEMPTING PROJECTS=&gt;(('C', 12), 'C', 3, "Base fix 'Ocean Degradation' (ENVIRONMENTAL) triggers crisis")(Skill for project)','4: ACTIVATE-ATTEMPTING PROJECTS=&gt;0(Consultant fees)','4: ACTIVATE-ATTEMPTING PROJECTS=&gt;10(Dice roll 2D6: skill check)','4: ACTIVATE-ATTEMPTING PROJECTS=&gt;(('C', 1), 'C', 6, "Base fix 'Chemical Pollution' (ENVIRONMENTAL) triggers crisis")(Skill for project)','4: ACTIVATE-ATTEMPTING PROJECTS=&gt;0(Consultant fees)','4: ACTIVATE-ATTEMPTING PROJECTS=&gt;8(Dice roll 2D6: skill check)','4: ACTIVATE-ATTEMPTING PROJECTS=&gt;(('S', 2), 'S', 4, "Improved fix 'Inefficiency' (ECONOMIC)")(Skill for project)','4: ACTIVATE-ATTEMPTING PROJECTS=&gt;5(Consultant fees)','4: ACTIVATE-ATTEMPTING PROJECTS=&gt;11(Dice roll 2D6: skill check)','4: ACTIVATE-ATTEMPTING PROJECTS=&gt;(('S', 5), 'S', 2, "Improved fix 'Inefficiency' (ECONOMIC)")(Skill for project)','4: ACTIVATE-ATTEMPTING PROJECTS=&gt;3(Consultant fees)','4: ACTIVATE-ATTEMPTING PROJECTS=&gt;6(Dice roll 2D6: skill check)','4: ACTIVATE-ATTEMPTING PROJECTS=&gt;(('S', 6), 'S', 0, "Improved fix 'Inefficiency' (ECONOMIC)")(Skill for project)','4: ACTIVATE-ATTEMPTING PROJECTS=&gt;0(Consultant fees)','4: ACTIVATE-ATTEMPTING PROJECTS=&gt;8(Dice roll 2D6: skill check)','4: ACTIVATE-ATTEMPTING PROJECTS=&gt;(('S', 2), 'S', 2, "Improved fix 'Inefficiency' (ECONOMIC)")(Skill for project)','4: ACTIVATE-ATTEMPTING PROJECTS=&gt;3(Consultant fees)','4: ACTIVATE-ATTEMPTING PROJECTS=&gt;9(Dice roll 2D6: skill check)','4: ACTIVATE-ATTEMPTING PROJECTS=&gt;(('S', 1), 'S', 2, "Improved fix 'Inefficiency' (ECONOMIC)")(Skill for project)','4: ACTIVATE-ATTEMPTING PROJECTS=&gt;0(Consultant fees)','4: ACTIVATE-ATTEMPTING PROJECTS=&gt;7(Dice roll 2D6: skill check)','4: ACTIVATE-DOING RESEARCH=&gt;None(Start researching)','4: ACTIVATE-ATTEMPTING PROJECTS=&gt;(('C', 5), 'C', 1, "Base fix 'Ocean Degradation' (ENVIRONMENTAL) triggers crisis")(Skill for project)','4: ACTIVATE-ATTEMPTING PROJECTS=&gt;2(Consultant fees)','4: ACTIVATE-ATTEMPTING PROJECTS=&gt;9(Dice roll 2D6: skill check)','4: ACTIVATE-ATTEMPTING PROJECTS=&gt;(('C', 2), 'C', 2, "Base fix 'Chemical Pollution' (ENVIRONMENTAL) triggers crisis")(Skill for project)','4: ACTIVATE-ATTEMPTING PROJECTS=&gt;1(Consultant fees)','4: ACTIVATE-ATTEMPTING PROJECTS=&gt;6(Dice roll 2D6: skill check)','4: ACTIVATE-ATTEMPTING PROJECTS=&gt;None(Skill for project)','4: ACTIVATE-DOING RESEARCH=&gt;None(Start researching)','4: ACTIVATE-ATTEMPTING PROJECTS=&gt;Remove-Tradeoff(Start project: type)','4: ACTIVATE-ATTEMPTING PROJECTS=&gt;INDUSTRIAL(Start project: fix category)','4: ACTIVATE-ATTEMPTING PROJECTS=&gt;Fossil Fuel Dependency(Start project: fix problem)','4: ACTIVATE-ATTEMPTING PROJECTS=&gt;Improved fix 'Fossil Fuel Dependency' (INDUSTRIAL)(Project started)','4: ACTIVATE-ATTEMPTING PROJECTS=&gt;(('S', 5), 'S', 0, "Improved fix 'Fossil Fuel Dependency' (INDUSTRIAL)")(Skill for project)','4: ACTIVATE-ATTEMPTING PROJECTS=&gt;5(Consultant fees)','4: ACTIVATE-ATTEMPTING PROJECTS=&gt;7(Dice roll 2D6: skill check)','4: ACTIVATE-ATTEMPTING PROJECTS=&gt;(('D', 5), 'D', 1, "Improved fix 'Inefficiency' (ECONOMIC)")(Skill for project)','4: ACTIVATE-ATTEMPTING PROJECTS=&gt;2(Consultant fees)','4: ACTIVATE-ATTEMPTING PROJECTS=&gt;9(Dice roll 2D6: skill check)','4: ACTIVATE-DOING RESEARCH=&gt;None(Start researching)','4: ACTIVATE-ATTEMPTING PROJECTS=&gt;None(Skill for project)','4: ACTIVATE-DOING RESEARCH=&gt;None(Start researching)','4: ACTIVATE-ATTEMPTING PROJECTS=&gt;Base(Start project: type)','4: ACTIVATE-ATTEMPTING PROJECTS=&gt;INDUSTRIAL(Start project: fix category)','4: ACTIVATE-ATTEMPTING PROJECTS=&gt;Sprawl(Start project: fix problem)','4: ACTIVATE-ATTEMPTING PROJECTS=&gt;Base fix 'Sprawl' (INDUSTRIAL) triggers crisis(Project started)','4: ACTIVATE-ATTEMPTING PROJECTS=&gt;(('S', 10), 'S', 2, "Improved fix 'Inefficiency' (ECONOMIC)")(Skill for project)','4: ACTIVATE-ATTEMPTING PROJECTS=&gt;0(Consultant fees)','4: ACTIVATE-ATTEMPTING PROJECTS=&gt;5(Dice roll 2D6: skill check)','4: ACTIVATE-ATTEMPTING PROJECTS=&gt;None(Skill for project)','4: ACTIVATE-DOING RESEARCH=&gt;None(Start researching)','5: END-FINALIZING=&gt;Base fix 'Sprawl' (INDUSTRIAL) triggers crisis(Project abandoned)','5: END-CRISIS ROLLING=&gt;5(Dice roll 1D6: crisis cat)','5: END-CRISIS ROLLING=&gt;ENVIRONMENTAL(Category for crisis)','5: END-CRISIS ROLLING=&gt;4(Dice roll 1D6: node in ENVIRONMENTAL)','5: END-CRISIS ROLLING=&gt;Air &amp; Ozone Degradation(Problem for crisis)','5: END-CRISIS ROLLING=&gt;9(Dice roll 2D6: crisis roll for Air &amp; Ozone Degradation)','5: END-CRISIS ROLLING=&gt;9(Crisis roll for node "Air &amp; Ozone Degradation")','5: END-CRISIS ROLLING=&gt;9(Dice roll 2D6: crisis roll for Air &amp; Ozone Degradation)','5: END-CRISIS ROLLING=&gt;9(Crisis roll for node "Air &amp; Ozone Degradation")','5: END-CRISIS ROLLING=&gt;Air &amp; Ozone Degradation(Crisis averted)','5: ENGAGE-DRAWING MONEY=&gt;3(Money drawn)','5: ENGAGE-DRAWING CARDS=&gt;('C', 6)(Card drawn: 1)','5: ENGAGE-DRAWING CARDS=&gt;('S', 9)(Card drawn: 2)','5: ENGAGE-CRISIS RISING','5: ENGAGE-DRAWING MONEY=&gt;3(Money drawn)','5: ENGAGE-DRAWING CARDS=&gt;('S', 12)(Card drawn: 1)','5: ENGAGE-DRAWING CARDS=&gt;('D', 2)(Card drawn: 2)','5: ENGAGE-DRAWING MONEY=&gt;3(Money drawn)','5: ENGAGE-DRAWING CARDS=&gt;('D', 11)(Card drawn: 1)','5: ENGAGE-DRAWING CARDS=&gt;('C', 5)(Card drawn: 2)','5: ENGAGE-CRISIS RISING','5: ENGAGE-DRAWING MONEY=&gt;3(Money drawn)','5: ENGAGE-DRAWING CARDS=&gt;('H', 12)(Card drawn: 1)','5: ENGAGE-DRAWING CARDS=&gt;('H', 8)(Card drawn: 2)','5: ENGAGE-DRAWING MONEY=&gt;3(Money drawn)','5: ENGAGE-DRAWING CARDS=&gt;('C', 10)(Card drawn: 1)','5: ENGAGE-DRAWING CARDS=&gt;('C', 7)(Card drawn: 2)','5: ACTIVATE-ATTEMPTING PROJECTS=&gt;(('C', 6), 'C', 2, "Base fix 'Ocean Degradation' (ENVIRONMENTAL) triggers crisis")(Skill for project)','5: ACTIVATE-ATTEMPTING PROJECTS=&gt;3(Consultant fees)','5: ACTIVATE-ATTEMPTING PROJECTS=&gt;5(Dice roll 2D6: skill check)','5: ACTIVATE-ATTEMPTING PROJECTS=&gt;(('S', 9), 'S', 2, "Improved fix 'Fossil Fuel Dependency' (INDUSTRIAL)")(Skill for project)','5: ACTIVATE-ATTEMPTING PROJECTS=&gt;2(Consultant fees)','5: ACTIVATE-ATTEMPTING PROJECTS=&gt;5(Dice roll 2D6: skill check)','5: ACTIVATE-DOING RESEARCH=&gt;None(Start researching)','5: ACTIVATE-ATTEMPTING PROJECTS=&gt;None(Skill for project)','5: ACTIVATE-DOING RESEARCH=&gt;None(Start researching)','5: ACTIVATE-ATTEMPTING PROJECTS=&gt;(('D', 11), 'D', 2, "Base fix 'Chemical Pollution' (ENVIRONMENTAL) triggers crisis")(Skill for project)','5: ACTIVATE-ATTEMPTING PROJECTS=&gt;0(Consultant fees)','5: ACTIVATE-ATTEMPTING PROJECTS=&gt;8(Dice roll 2D6: skill check)','5: ACTIVATE-ATTEMPTING PROJECTS=&gt;None(Skill for project)','5: ACTIVATE-DOING RESEARCH=&gt;None(Start researching)','5: ACTIVATE-ATTEMPTING PROJECTS=&gt;None(Skill for project)','5: ACTIVATE-DOING RESEARCH=&gt;None(Start researching)','5: ACTIVATE-ATTEMPTING PROJECTS=&gt;Base(Start project: type)','5: ACTIVATE-ATTEMPTING PROJECTS=&gt;ECONOMIC(Start project: fix category)','5: ACTIVATE-ATTEMPTING PROJECTS=&gt;Inefficiency(Start project: fix problem)','5: ACTIVATE-ATTEMPTING PROJECTS=&gt;Base fix 'Inefficiency' (ECONOMIC) triggers crisis(Project started)','5: ACTIVATE-ATTEMPTING PROJECTS=&gt;(('S', 6), 'S', 1, "Base fix 'Inefficiency' (ECONOMIC) triggers crisis")(Skill for project)','5: ACTIVATE-ATTEMPTING PROJECTS=&gt;1(Consultant fees)','5: ACTIVATE-ATTEMPTING PROJECTS=&gt;5(Dice roll 2D6: skill check)','5: ACTIVATE-ATTEMPTING PROJECTS=&gt;(('C', 7), 'C', 4, "Improved fix 'Fossil Fuel Dependency' (INDUSTRIAL)")(Skill for project)','5: ACTIVATE-ATTEMPTING PROJECTS=&gt;1(Consultant fees)','5: ACTIVATE-ATTEMPTING PROJECTS=&gt;11(Dice roll 2D6: skill check)','5: ACTIVATE-ATTEMPTING PROJECTS=&gt;(('C', 10), 'C', 3, "Base fix 'Chemical Pollution' (ENVIRONMENTAL) triggers crisis")(Skill for project)','5: ACTIVATE-ATTEMPTING PROJECTS=&gt;1(Consultant fees)','5: ACTIVATE-ATTEMPTING PROJECTS=&gt;11(Dice roll 2D6: skill check)','5: ACTIVATE-ATTEMPTING PROJECTS=&gt;(('S', 7), 'S', 0, "Improved fix 'Inefficiency' (ECONOMIC)")(Skill for project)','5: ACTIVATE-ATTEMPTING PROJECTS=&gt;3(Consultant fees)','5: ACTIVATE-ATTEMPTING PROJECTS=&gt;9(Dice roll 2D6: skill check)','5: ACTIVATE-ATTEMPTING PROJECTS=&gt;(('C', 12), 'C', 1, "Base fix 'Chemical Pollution' (ENVIRONMENTAL) triggers crisis")(Skill for project)','5: ACTIVATE-ATTEMPTING PROJECTS=&gt;0(Consultant fees)','5: ACTIVATE-ATTEMPTING PROJECTS=&gt;5(Dice roll 2D6: skill check)','5: ACTIVATE-DOING RESEARCH=&gt;None(Start researching)','5: END-CRISIS ROLLING=&gt;6(Dice roll 1D6: crisis cat)','5: END-CRISIS ROLLING=&gt;LIVING STANDARDS(Category for crisis)','5: END-CRISIS ROLLING=&gt;1(Dice roll 1D6: node in LIVING STANDARDS)','5: END-CRISIS ROLLING=&gt;Discrimination(Problem for crisis)','5: END-CRISIS ROLLING=&gt;10(Dice roll 2D6: crisis roll for Discrimination)','5: END-CRISIS ROLLING=&gt;10(Crisis roll for node "Discrimination")','5: END-CRISIS ROLLING=&gt;11(Dice roll 2D6: crisis roll for Discrimination)','5: END-CRISIS ROLLING=&gt;11(Crisis roll for node "Discrimination")','5: END-CRISIS ROLLING=&gt;Discrimination(Crisis averted)','6: ENGAGE-DRAWING MONEY=&gt;3(Money drawn)','6: ENGAGE-DRAWING CARDS=&gt;('S', 4)(Card drawn: 1)','6: ENGAGE-DRAWING CARDS=&gt;('H', 6)(Card drawn: 2)','6: ENGAGE-CRISIS RISING','6: ENGAGE-DRAWING MONEY=&gt;3(Money drawn)','6: ENGAGE-DRAWING CARDS=&gt;('S', 3)(Card drawn: 1)','6: ENGAGE-DRAWING CARDS=&gt;('C', 4)(Card drawn: 2)','6: ENGAGE-DRAWING MONEY=&gt;3(Money drawn)','6: ENGAGE-DRAWING CARDS=&gt;('C', 13)(Card drawn: 1)','6: ENGAGE-DRAWING CARDS=&gt;('C', 7)(Card drawn: 2)','6: ENGAGE-CRISIS RISING','6: ENGAGE-DRAWING MONEY=&gt;3(Money drawn)','6: ENGAGE-DRAWING CARDS=&gt;('S', 13)(Card drawn: 1)','6: ENGAGE-DRAWING CARDS=&gt;('S', 4)(Card drawn: 2)','6: ENGAGE-DRAWING MONEY=&gt;3(Money drawn)','6: ENGAGE-DRAWING CARDS=&gt;('C', 3)(Card drawn: 1)','6: ENGAGE-DRAWING CARDS=&gt;('S', 7)(Card drawn: 2)','6: ACTIVATE-ATTEMPTING PROJECTS=&gt;(('S', 4), 'S', 2, "Base fix 'Inefficiency' (ECONOMIC) triggers crisis")(Skill for project)','6: ACTIVATE-ATTEMPTING PROJECTS=&gt;2(Consultant fees)','6: ACTIVATE-ATTEMPTING PROJECTS=&gt;10(Dice roll 2D6: skill check)','6: ACTIVATE-DOING RESEARCH=&gt;None(Start researching)','6: ACTIVATE-ATTEMPTING PROJECTS=&gt;(('C', 6), 'C', 1, "Base fix 'Chemical Pollution' (ENVIRONMENTAL) triggers crisis")(Skill for project)','6: ACTIVATE-ATTEMPTING PROJECTS=&gt;1(Consultant fees)','6: ACTIVATE-ATTEMPTING PROJECTS=&gt;8(Dice roll 2D6: skill check)','6: ACTIVATE-ATTEMPTING PROJECTS=&gt;(('S', 13), 'S', 0, "Base fix 'Inefficiency' (ECONOMIC) triggers crisis")(Skill for project)','6: ACTIVATE-ATTEMPTING PROJECTS=&gt;0(Consultant fees)','6: ACTIVATE-ATTEMPTING PROJECTS=&gt;10(Dice roll 2D6: skill check)','6: ACTIVATE-ATTEMPTING PROJECTS=&gt;(('S', 3), 'S', 2, "Improved fix 'Inefficiency' (ECONOMIC)")(Skill for project)','6: ACTIVATE-ATTEMPTING PROJECTS=&gt;2(Consultant fees)','6: ACTIVATE-ATTEMPTING PROJECTS=&gt;6(Dice roll 2D6: skill check)','6: ACTIVATE-ATTEMPTING PROJECTS=&gt;None(Skill for project)','6: ACTIVATE-DOING RESEARCH=&gt;None(Start researching)','6: ACTIVATE-ATTEMPTING PROJECTS=&gt;(('C', 5), 'C', 2, "Base fix 'Ocean Degradation' (ENVIRONMENTAL) triggers crisis")(Skill for project)','6: ACTIVATE-ATTEMPTING PROJECTS=&gt;2(Consultant fees)','6: ACTIVATE-ATTEMPTING PROJECTS=&gt;10(Dice roll 2D6: skill check)','6: ACTIVATE-ATTEMPTING PROJECTS=&gt;(('C', 13), 'C', 2, "Improved fix 'Fossil Fuel Dependency' (INDUSTRIAL)")(Skill for project)','6: ACTIVATE-ATTEMPTING PROJECTS=&gt;0(Consultant fees)','6: ACTIVATE-ATTEMPTING PROJECTS=&gt;9(Dice roll 2D6: skill check)','6: ACTIVATE-ATTEMPTING PROJECTS=&gt;None(Skill for project)','6: ACTIVATE-DOING RESEARCH=&gt;None(Start researching)','6: ACTIVATE-ATTEMPTING PROJECTS=&gt;(('S', 8), 'S', 4, "Improved fix 'Inefficiency' (ECONOMIC)")(Skill for project)','6: ACTIVATE-ATTEMPTING PROJECTS=&gt;3(Consultant fees)','6: ACTIVATE-ATTEMPTING PROJECTS=&gt;7(Dice roll 2D6: skill check)','6: ACTIVATE-ATTEMPTING PROJECTS=&gt;(('S', 4), 'S', 7, "Improved fix 'Fossil Fuel Dependency' (INDUSTRIAL)")(Skill for project)','6: ACTIVATE-ATTEMPTING PROJECTS=&gt;5(Consultant fees)','6: ACTIVATE-ATTEMPTING PROJECTS=&gt;6(Dice roll 2D6: skill check)','6: ACTIVATE-ATTEMPTING PROJECTS=&gt;(('S', 13), 'S', 6, "Improved fix 'Fossil Fuel Dependency' (INDUSTRIAL)")(Skill for project)','6: ACTIVATE-ATTEMPTING PROJECTS=&gt;0(Consultant fees)','6: ACTIVATE-ATTEMPTING PROJECTS=&gt;10(Dice roll 2D6: skill check)','6: ACTIVATE-DOING RESEARCH=&gt;None(Start researching)','6: ACTIVATE-ATTEMPTING PROJECTS=&gt;(('S', 7), 'S', 2, "Improved fix 'Inefficiency' (ECONOMIC)")(Skill for project)','6: ACTIVATE-ATTEMPTING PROJECTS=&gt;2(Consultant fees)','6: ACTIVATE-ATTEMPTING PROJECTS=&gt;10(Dice roll 2D6: skill check)','6: ACTIVATE-ATTEMPTING PROJECTS=&gt;(('C', 3), 'C', 1, "Base fix 'Chemical Pollution' (ENVIRONMENTAL) triggers crisis")(Skill for project)','6: ACTIVATE-ATTEMPTING PROJECTS=&gt;4(Consultant fees)','6: ACTIVATE-ATTEMPTING PROJECTS=&gt;9(Dice roll 2D6: skill check)','6: ACTIVATE-DOING RESEARCH=&gt;None(Start researching)','6: END-CRISIS ROLLING=&gt;5(Dice roll 1D6: crisis cat)','6: END-CRISIS ROLLING=&gt;ENVIRONMENTAL(Category for crisis)','6: END-CRISIS ROLLING=&gt;6(Dice roll 1D6: node in ENVIRONMENTAL)','6: END-CRISIS ROLLING=&gt;2(Dice roll 1D6: node in ENVIRONMENTAL)','6: END-CRISIS ROLLING=&gt;Climate Change(Problem for crisis)','6: END-CRISIS ROLLING=&gt;3(Dice roll 2D6: crisis roll for Climate Change)','6: END-CRISIS ROLLING=&gt;3(Crisis roll for node "Climate Change")','6: END-CRISIS ROLLING=&gt;Biodiversity Loss(Now in crisis (cascaded from: Climate Change))','6: END-CRISIS ROLLING=&gt;Energy Shortage(Now in crisis (cascaded from: Climate Change))','6: END-CRISIS ROLLING=&gt;Land Conversion(Now in crisis (cascaded from: Climate Change))','6: END-CRISIS ROLLING=&gt;6(Dice roll 1D6: crisis cat)','6: END-CRISIS ROLLING=&gt;LIVING STANDARDS(Category for crisis)','6: END-CRISIS ROLLING=&gt;4(Dice roll 1D6: node in LIVING STANDARDS)','6: END-CRISIS ROLLING=&gt;5(Dice roll 1D6: node in LIVING STANDARDS)','6: END-CRISIS ROLLING=&gt;4(Dice roll 1D6: node in LIVING STANDARDS)','6: END-CRISIS ROLLING=&gt;3(Dice roll 1D6: node in LIVING STANDARDS)','6: END-CRISIS ROLLING=&gt;Systemic Corruption(Problem for crisis)','6: END-CRISIS ROLLING=&gt;8(Dice roll 2D6: crisis roll for Systemic Corruption)','6: END-CRISIS ROLLING=&gt;8(Crisis roll for node "Systemic Corruption")','6: END-CRISIS ROLLING=&gt;Economic Inequality(Now in crisis (cascaded from: Systemic Corruption))','6: END-CRISIS ROLLING=&gt;Inefficiency(Now in crisis (cascaded from: Systemic Corruption))','6: END-CRISIS ROLLING=&gt;Inflation(Now in crisis (cascaded from: Systemic Corruption))','6: END-CRISIS ROLLING=&gt;Peace &amp; Justice(Now in crisis (cascaded from: Systemic Corruption))','7: ENGAGE-DRAWING MONEY=&gt;1(Money drawn)','7: ENGAGE-DRAWING CARDS=&gt;('D', 2)(Card drawn: 1)','7: ENGAGE-DRAWING CARDS=&gt;('S', 3)(Card drawn: 2)','7: ENGAGE-CRISIS RISING','7: ENGAGE-DRAWING MONEY=&gt;1(Money drawn)','7: ENGAGE-DRAWING CARDS=&gt;('H', 7)(Card drawn: 1)','7: ENGAGE-DRAWING CARDS=&gt;('D', 9)(Card drawn: 2)','7: ENGAGE-DRAWING MONEY=&gt;1(Money drawn)','7: ENGAGE-DRAWING CARDS=&gt;('H', 1)(Card drawn: 1)','7: ENGAGE-DRAWING CARDS=&gt;('H', 2)(Card drawn: 2)','7: ENGAGE-CRISIS RISING','7: ENGAGE-DRAWING MONEY=&gt;1(Money drawn)','7: ENGAGE-DRAWING CARDS=&gt;('D', 14)(Card drawn: 1)','7: ENGAGE-DRAWING CARDS=&gt;('H', 3)(Card drawn: 2)','7: ENGAGE-DRAWING MONEY=&gt;1(Money drawn)','7: ENGAGE-DRAWING CARDS=&gt;('C', 9)(Card drawn: 1)','7: ENGAGE-DRAWING CARDS=&gt;('C', 1)(Card drawn: 2)','7: ACTIVATE-ATTEMPTING PROJECTS=&gt;(('D', 2), 'D', 3, "Base fix 'Chemical Pollution' (ENVIRONMENTAL) triggers crisis")(Skill for project)','7: ACTIVATE-ATTEMPTING PROJECTS=&gt;4(Consultant fees)','7: ACTIVATE-ATTEMPTING PROJECTS=&gt;4(Dice roll 2D6: skill check)','7: ACTIVATE-ATTEMPTING PROJECTS=&gt;(('S', 3), 'S', 3, "Improved fix 'Fossil Fuel Dependency' (INDUSTRIAL)")(Skill for project)','7: ACTIVATE-ATTEMPTING PROJECTS=&gt;8(Dice roll 2D6: skill check)','7: ACTIVATE-DOING RESEARCH=&gt;None(Start researching)','7: ACTIVATE-ATTEMPTING PROJECTS=&gt;(('D', 2), 'D', 1, "Base fix 'Inefficiency' (ECONOMIC) triggers crisis")(Skill for project)','7: ACTIVATE-ATTEMPTING PROJECTS=&gt;4(Consultant fees)','7: ACTIVATE-ATTEMPTING PROJECTS=&gt;5(Dice roll 2D6: skill check)','7: ACTIVATE-ATTEMPTING PROJECTS=&gt;(('S', 12), 'S', 0, "Improved fix 'Fossil Fuel Dependency' (INDUSTRIAL)")(Skill for project)','7: ACTIVATE-ATTEMPTING PROJECTS=&gt;9(Dice roll 2D6: skill check)','7: ACTIVATE-ATTEMPTING PROJECTS=&gt;(('D', 9), 'D', 2, "Improved fix 'Inefficiency' (ECONOMIC)")(Skill for project)','7: ACTIVATE-ATTEMPTING PROJECTS=&gt;5(Dice roll 2D6: skill check)','7: ACTIVATE-ATTEMPTING PROJECTS=&gt;None(Skill for project)','7: ACTIVATE-DOING RESEARCH=&gt;None(Start researching)','7: ACTIVATE-ATTEMPTING PROJECTS=&gt;(('C', 7), 'C', 2, "Base fix 'Chemical Pollution' (ENVIRONMENTAL) triggers crisis")(Skill for project)','7: ACTIVATE-ATTEMPTING PROJECTS=&gt;2(Consultant fees)','7: ACTIVATE-ATTEMPTING PROJECTS=&gt;4(Dice roll 2D6: skill check)','7: ACTIVATE-DOING RESEARCH=&gt;None(Start researching)','7: ACTIVATE-ATTEMPTING PROJECTS=&gt;(('D', 14), 'D', 6, "Base fix 'Chemical Pollution' (ENVIRONMENTAL) triggers crisis")(Skill for project)','7: ACTIVATE-DOING RESEARCH=&gt;None(Start researching)','7: ACTIVATE-ATTEMPTING PROJECTS=&gt;(('C', 9), 'C', 1, "Base fix 'Ocean Degradation' (ENVIRONMENTAL) triggers crisis")(Skill for project)','7: ACTIVATE-ATTEMPTING PROJECTS=&gt;2(Consultant fees)','7: ACTIVATE-ATTEMPTING PROJECTS=&gt;8(Dice roll 2D6: skill check)','7: ACTIVATE-ATTEMPTING PROJECTS=&gt;(('C', 1), 'C', 1, "Base fix 'Ocean Degradation' (ENVIRONMENTAL) triggers crisis")(Skill for project)','7: ACTIVATE-ATTEMPTING PROJECTS=&gt;0(Consultant fees)','7: ACTIVATE-ATTEMPTING PROJECTS=&gt;9(Dice roll 2D6: skill check)','7: ACTIVATE-DOING RESEARCH=&gt;None(Start researching)','7: END-FINALIZING=&gt;Base fix 'Chemical Pollution' (ENVIRONMENTAL) triggers crisis(Project overskilled for "('D', 14)")','7: END-CRISIS ROLLING=&gt;ECONOMIC(Crisis chip: full category)','7: END-CRISIS ROLLING=&gt;5(Dice roll 1D6: crisis cat)','7: END-CRISIS ROLLING=&gt;ENVIRONMENTAL(Category for crisis)','7: END-CRISIS ROLLING=&gt;6(Dice roll 1D6: node in ENVIRONMENTAL)','7: END-CRISIS ROLLING=&gt;4(Dice roll 1D6: node in ENVIRONMENTAL)','7: END-CRISIS ROLLING=&gt;Air &amp; Ozone Degradation(Problem for crisis)','7: END-CRISIS ROLLING=&gt;8(Dice roll 2D6: crisis roll for Air &amp; Ozone Degradation)','7: END-CRISIS ROLLING=&gt;8(Crisis roll for node "Air &amp; Ozone Degradation")','7: END-CRISIS ROLLING=&gt;Air &amp; Ozone Degradation(Now in crisis)','7: END-CRISIS ROLLING=&gt;5(Dice roll 1D6: crisis cat)','7: END-CRISIS ROLLING=&gt;ENVIRONMENTAL(Category for crisis)','7: END-CRISIS ROLLING=&gt;ENVIRONMENTAL(Crisis chip: full category)','7: END-CRISIS ROLLING=&gt;2(Dice roll 1D6: crisis cat)','7: END-CRISIS ROLLING=&gt;ECONOMIC(Category for crisis)','7: END-CRISIS ROLLING=&gt;ECONOMIC(Crisis chip: full category)','7: END-CRISIS ROLLING=&gt;4(Dice roll 1D6: crisis cat)','7: END-CRISIS ROLLING=&gt;CLASS(Category for crisis)','7: END-CRISIS ROLLING=&gt;4(Dice roll 1D6: node in CLASS)','7: END-CRISIS ROLLING=&gt;Food Shortage(Problem for crisis)','7: END-CRISIS ROLLING=&gt;7(Dice roll 2D6: crisis roll for Food Shortage)','7: END-CRISIS ROLLING=&gt;7(Crisis roll for node "Food Shortage")','7: END-CRISIS ROLLING=&gt;Political Voice(Now in crisis (cascaded from: Food Shortage))','8: ENGAGE-DRAWING MONEY=&gt;1(Money drawn)','8: ENGAGE-DRAWING CARDS=&gt;('S', 12)(Card drawn: 1)','8: ENGAGE-DRAWING CARDS=&gt;('S', 11)(Card drawn: 2)','8: ENGAGE-CRISIS RISING','8: ENGAGE-DRAWING MONEY=&gt;1(Money drawn)','8: ENGAGE-DRAWING CARDS=&gt;('C', 10)(Card drawn: 1)','8: ENGAGE-DRAWING CARDS=&gt;('C', 8)(Card drawn: 2)','8: ENGAGE-DRAWING MONEY=&gt;1(Money drawn)','8: ENGAGE-DRAWING CARDS=&gt;('S', 14)(Card drawn: 1)','8: ENGAGE-DRAWING CARDS=&gt;('H', 1)(Card drawn: 2)','8: ENGAGE-CRISIS RISING','8: ENGAGE-DRAWING MONEY=&gt;1(Money drawn)','8: ENGAGE-DRAWING CARDS=&gt;('H', 10)(Card drawn: 1)','8: ENGAGE-DRAWING CARDS=&gt;('H', 2)(Card drawn: 2)','8: ENGAGE-DRAWING MONEY=&gt;1(Money drawn)','8: ENGAGE-DRAWING CARDS=&gt;('H', 4)(Card drawn: 1)','8: ENGAGE-DRAWING CARDS=&gt;('C', 6)(Card drawn: 2)','8: ACTIVATE-ATTEMPTING PROJECTS=&gt;(('S', 12), 'S', 3, "Improved fix 'Inefficiency' (ECONOMIC)")(Skill for project)','8: ACTIVATE-ATTEMPTING PROJECTS=&gt;1(Consultant fees)','8: ACTIVATE-ATTEMPTING PROJECTS=&gt;10(Dice roll 2D6: skill check)','8: ACTIVATE-ATTEMPTING PROJECTS=&gt;(('S', 11), 'S', 3, "Improved fix 'Fossil Fuel Dependency' (INDUSTRIAL)")(Skill for project)','8: ACTIVATE-ATTEMPTING PROJECTS=&gt;9(Dice roll 2D6: skill check)','8: ACTIVATE-DOING RESEARCH=&gt;None(Start researching)','8: ACTIVATE-ATTEMPTING PROJECTS=&gt;(('C', 10), 'C', 2, "Base fix 'Ocean Degradation' (ENVIRONMENTAL) triggers crisis")(Skill for project)','8: ACTIVATE-ATTEMPTING PROJECTS=&gt;0(Consultant fees)','8: ACTIVATE-ATTEMPTING PROJECTS=&gt;7(Dice roll 2D6: skill check)','8: ACTIVATE-ATTEMPTING PROJECTS=&gt;(('C', 4), 'C', 0, "Base fix 'Ocean Degradation' (ENVIRONMENTAL) triggers crisis")(Skill for project)','8: ACTIVATE-ATTEMPTING PROJECTS=&gt;1(Consultant fees)','8: ACTIVATE-ATTEMPTING PROJECTS=&gt;11(Dice roll 2D6: skill check)','8: ACTIVATE-ATTEMPTING PROJECTS=&gt;None(Skill for project)','8: ACTIVATE-DOING RESEARCH=&gt;None(Start researching)','8: ACTIVATE-ATTEMPTING PROJECTS=&gt;(('S', 14), 'C', 4, "Improved fix 'Fossil Fuel Dependency' (INDUSTRIAL)")(Skill for project)','8: ACTIVATE-DOING RESEARCH=&gt;None(Start researching)','8: ACTIVATE-DOING RESEARCH=&gt;None(Start researching)','8: ACTIVATE-ATTEMPTING PROJECTS=&gt;(('C', 6), 'C', 2, "Base fix 'Ocean Degradation' (ENVIRONMENTAL) triggers crisis")(Skill for project)','8: ACTIVATE-ATTEMPTING PROJECTS=&gt;1(Consultant fees)','8: ACTIVATE-ATTEMPTING PROJECTS=&gt;4(Dice roll 2D6: skill check)','8: ACTIVATE-DOING RESEARCH=&gt;None(Start researching)','8: END-FINALIZING=&gt;Base fix 'Chemical Pollution' (ENVIRONMENTAL) triggers crisis(Project abandoned)','8: END-FINALIZING=&gt;Base fix 'Inefficiency' (ECONOMIC) triggers crisis(Project abandoned)','8: END-FINALIZING=&gt;Improved fix 'Fossil Fuel Dependency' (INDUSTRIAL)(Project overskilled for "('S', 14)")','8: END-CRISIS ROLLING=&gt;ECONOMIC(Crisis chip: full category)','8: END-CRISIS ROLLING=&gt;ENVIRONMENTAL(Crisis chip: full category)','8: END-CRISIS ROLLING=&gt;4(Dice roll 1D6: crisis cat)','8: END-CRISIS ROLLING=&gt;CLASS(Category for crisis)','8: END-CRISIS ROLLING=&gt;3(Dice roll 1D6: node in CLASS)','8: END-CRISIS ROLLING=&gt;Clean Water Shortage(Problem for crisis)','8: END-CRISIS ROLLING=&gt;6(Dice roll 2D6: crisis roll for Clean Water Shortage)','8: END-CRISIS ROLLING=&gt;6(Crisis roll for node "Clean Water Shortage")','8: END-CRISIS ROLLING=&gt;Clean Water Shortage(Now in crisis)','8: END-CRISIS ROLLING=&gt;6(Dice roll 1D6: crisis cat)','8: END-CRISIS ROLLING=&gt;LIVING STANDARDS(Category for crisis)','8: END-CRISIS ROLLING=&gt;6(Dice roll 1D6: node in LIVING STANDARDS)','8: END-CRISIS ROLLING=&gt;6(Dice roll 1D6: node in LIVING STANDARDS)','8: END-CRISIS ROLLING=&gt;4(Dice roll 1D6: node in LIVING STANDARDS)','8: END-CRISIS ROLLING=&gt;2(Dice roll 1D6: node in LIVING STANDARDS)','8: END-CRISIS ROLLING=&gt;Low Labour Standards(Problem for crisis)','8: END-CRISIS ROLLING=&gt;4(Dice roll 2D6: crisis roll for Low Labour Standards)','8: END-CRISIS ROLLING=&gt;4(Crisis roll for node "Low Labour Standards")','8: END-CRISIS ROLLING=&gt;Low Labour Standards(Now in crisis)','9: ENGAGE-DRAWING MONEY=&gt;1(Money drawn)','9: ENGAGE-DRAWING CARDS=&gt;('H', 5)(Card drawn: 1)','9: ENGAGE-DRAWING CARDS=&gt;('H', 3)(Card drawn: 2)','9: ENGAGE-CRISIS RISING','9: ENGAGE-DRAWING MONEY=&gt;1(Money drawn)','9: ENGAGE-DRAWING CARDS=&gt;('S', 11)(Card drawn: 1)','9: ENGAGE-DRAWING CARDS=&gt;('C', 3)(Card drawn: 2)','9: ENGAGE-DRAWING MONEY=&gt;1(Money drawn)','9: ENGAGE-DRAWING CARDS=&gt;('D', 11)(Card drawn: 1)','9: ENGAGE-DRAWING CARDS=&gt;('H', 7)(Card drawn: 2)','9: ENGAGE-CRISIS RISING','9: ENGAGE-DRAWING MONEY=&gt;1(Money drawn)','9: ENGAGE-DRAWING CARDS=&gt;('C', 13)(Card drawn: 1)','9: ENGAGE-DRAWING CARDS=&gt;('S', 10)(Card drawn: 2)','9: ENGAGE-DRAWING MONEY=&gt;1(Money drawn)','9: ENGAGE-DRAWING CARDS=&gt;('S', 9)(Card drawn: 1)','9: ENGAGE-DRAWING CARDS=&gt;('S', 3)(Card drawn: 2)','9: ACTIVATE-ATTEMPTING PROJECTS=&gt;Base(Start project: type)','9: ACTIVATE-ATTEMPTING PROJECTS=&gt;LIVING STANDARDS(Start project: fix category)','9: ACTIVATE-ATTEMPTING PROJECTS=&gt;Discrimination(Start project: fix problem)','9: ACTIVATE-ATTEMPTING PROJECTS=&gt;Base fix 'Discrimination' (LIVING STANDARDS) triggers crisis(Project started)','9: ACTIVATE-ATTEMPTING PROJECTS=&gt;(('H', 6), 'H', 2, "Base fix 'Discrimination' (LIVING STANDARDS) triggers crisis")(Skill for project)','9: ACTIVATE-ATTEMPTING PROJECTS=&gt;0(Consultant fees)','9: ACTIVATE-ATTEMPTING PROJECTS=&gt;8(Dice roll 2D6: skill check)','9: ACTIVATE-ATTEMPTING PROJECTS=&gt;None(Skill for project)','9: ACTIVATE-DOING RESEARCH=&gt;None(Start researching)','9: ACTIVATE-ATTEMPTING PROJECTS=&gt;None(Skill for project)','9: ACTIVATE-DOING RESEARCH=&gt;None(Start researching)','9: ACTIVATE-ATTEMPTING PROJECTS=&gt;(('D', 11), 'D', 5, "Base fix 'Ocean Degradation' (ENVIRONMENTAL) triggers crisis")(Skill for project)','9: ACTIVATE-ATTEMPTING PROJECTS=&gt;1(Consultant fees)','9: ACTIVATE-ATTEMPTING PROJECTS=&gt;6(Dice roll 2D6: skill check)','9: ACTIVATE-DOING RESEARCH=&gt;None(Start researching)','9: ACTIVATE-ATTEMPTING PROJECTS=&gt;(('S', 10), 'S', 10, "Improved fix 'Fossil Fuel Dependency' (INDUSTRIAL)")(Skill for project)','9: ACTIVATE-ATTEMPTING PROJECTS=&gt;0(Consultant fees)','9: ACTIVATE-ATTEMPTING PROJECTS=&gt;5(Dice roll 2D6: skill check)','9: ACTIVATE-ATTEMPTING PROJECTS=&gt;(('C', 13), 'C', 9, "Base fix 'Ocean Degradation' (ENVIRONMENTAL) triggers crisis")(Skill for project)','9: ACTIVATE-ATTEMPTING PROJECTS=&gt;1(Consultant fees)','9: ACTIVATE-ATTEMPTING PROJECTS=&gt;8(Dice roll 2D6: skill check)','9: ACTIVATE-DOING RESEARCH=&gt;None(Start researching)','9: ACTIVATE-ATTEMPTING PROJECTS=&gt;Remove-Tradeoff(Start project: type)','9: ACTIVATE-ATTEMPTING PROJECTS=&gt;ECONOMIC(Start project: fix category)','9: ACTIVATE-ATTEMPTING PROJECTS=&gt;Monopoly(Start project: fix problem)','9: ACTIVATE-ATTEMPTING PROJECTS=&gt;Improved fix 'Monopoly' (ECONOMIC)(Project started)','9: ACTIVATE-ATTEMPTING PROJECTS=&gt;(('S', 3), 'S', 3, "Improved fix 'Inefficiency' (ECONOMIC)")(Skill for project)','9: ACTIVATE-ATTEMPTING PROJECTS=&gt;1(Consultant fees)','9: ACTIVATE-ATTEMPTING PROJECTS=&gt;11(Dice roll 2D6: skill check)','9: ACTIVATE-ATTEMPTING PROJECTS=&gt;(('S', 9), 'S', 2, "Improved fix 'Fossil Fuel Dependency' (INDUSTRIAL)")(Skill for project)','9: ACTIVATE-ATTEMPTING PROJECTS=&gt;1(Consultant fees)','9: ACTIVATE-ATTEMPTING PROJECTS=&gt;5(Dice roll 2D6: skill check)','9: ACTIVATE-DOING RESEARCH=&gt;None(Start researching)','9: END-FINALIZING=&gt;Improved fix 'Monopoly' (ECONOMIC)(Project abandoned)','9: END-CRISIS ROLLING=&gt;ECONOMIC(Crisis chip: full category)','9: END-CRISIS ROLLING=&gt;CLASS(Crisis chip: full category)','9: END-CRISIS ROLLING=&gt;ENVIRONMENTAL(Crisis chip: full category)','9: END-CRISIS ROLLING=&gt;6(Dice roll 1D6: crisis cat)','9: END-CRISIS ROLLING=&gt;LIVING STANDARDS(Category for crisis)','9: END-CRISIS ROLLING=&gt;5(Dice roll 1D6: node in LIVING STANDARDS)','9: END-CRISIS ROLLING=&gt;2(Dice roll 1D6: node in LIVING STANDARDS)','9: END-CRISIS ROLLING=&gt;Low Labour Standards(Problem for crisis)','9: END-CRISIS ROLLING=&gt;7(Dice roll 2D6: crisis roll for Low Labour Standards)','9: END-CRISIS ROLLING=&gt;7(Crisis roll for node "Low Labour Standards")','9: END-CRISIS ROLLING=&gt;Discrimination(Now in crisis (cascaded from: Low Labour Standards))','9: END-CRISIS ROLLING=&gt;Education(Now in crisis (cascaded from: Low Labour Standards)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1(Dice roll 1D6: node in INDUSTRIAL)','9: END-CRISIS ROLLING=&gt;Polluting Industry(Problem for crisis)','9: END-CRISIS ROLLING=&gt;8(Dice roll 2D6: crisis roll for Polluting Industry)','9: END-CRISIS ROLLING=&gt;8(Crisis roll for node "Polluting Industry")','9: END-CRISIS ROLLING=&gt;Sprawl(Now in crisis (cascaded from: Polluting Industry)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Tru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2, 12, 13, 16, 22, 22, 24, 26, 28, 28]}</text:p>
          </table:table-cell>
          <table:table-cell table:style-name="Gnumeric-default" office:value-type="string">
            <text:p>{'abandoned-project': [[], [], [], [], [], [], [], [], [], [], [], [True, True], [], [], [], [], [], [], [], [], [], [], [], [], [], [], [], [True, True, True], [], [], [], [], [], [], [], [], [], [], [], [], [], [], [], [True], [], [], [], [], [], [], [], [], [], [], [], [], [], [], [], [], [], [], [], [], [], [], [], [], [], [], [], [], [], [], [], [True], [], [], [], [], [], [], [], [], [], [], [True], [], [], [], [], [], [], [], [], [], [], [], [], [], [], [], [], [], [], [], [], [], [], [], [], [], [], [], [], [], [], [], [], [], [], [], [], [], [], [], [], [], [], [], [], [], [], [], [True], [], [], [], [], [], [], [], [], [], [], [], [], [], [], [], [], [], [], [], [], [], [], [], [], [], [], [True], [], [], [], [], [], [], [], [], [], [], [], [], [], [], [], [True, True], [], [], []]}</text:p>
          </table:table-cell>
          <table:table-cell table:style-name="Gnumeric-default" office:value-type="string">
            <text:p>['0: ENGAGE-DRAWING MONEY=&gt;3(Money drawn)','0: ENGAGE-DRAWING CARDS=&gt;('H', 4)(Card drawn: 1)','0: ENGAGE-DRAWING CARDS=&gt;('C', 9)(Card drawn: 2)','0: ENGAGE-CRISIS RISING','0: ENGAGE-DRAWING MONEY=&gt;3(Money drawn)','0: ENGAGE-DRAWING CARDS=&gt;('D', 3)(Card drawn: 1)','0: ENGAGE-DRAWING CARDS=&gt;('S', 11)(Card drawn: 2)','0: ENGAGE-DRAWING MONEY=&gt;3(Money drawn)','0: ENGAGE-DRAWING CARDS=&gt;('H', 8)(Card drawn: 1)','0: ENGAGE-DRAWING CARDS=&gt;('D', 13)(Card drawn: 2)','0: ENGAGE-CRISIS RISING','0: ENGAGE-DRAWING MONEY=&gt;3(Money drawn)','0: ENGAGE-DRAWING CARDS=&gt;('D', 7)(Card drawn: 1)','0: ENGAGE-DRAWING CARDS=&gt;('D', 11)(Card drawn: 2)','0: ENGAGE-DRAWING MONEY=&gt;3(Money drawn)','0: ENGAGE-DRAWING CARDS=&gt;('D', 12)(Card drawn: 1)','0: ENGAGE-DRAWING CARDS=&gt;('C', 11)(Card drawn: 2)','0: ACTIVATE-ATTEMPTING PROJECTS=&gt;None(Start project: type)','0: ACTIVATE-DOING RESEARCH=&gt;None(Start researching)','0: ACTIVATE-ATTEMPTING PROJECTS=&gt;Base(Start project: type)','0: ACTIVATE-ATTEMPTING PROJECTS=&gt;ENVIRONMENTAL(Start project: fix category)','0: ACTIVATE-ATTEMPTING PROJECTS=&gt;Climate Change(Start project: fix problem)','0: ACTIVATE-ATTEMPTING PROJECTS=&gt;Base fix 'Climate Change' (ENVIRONMENTAL) triggers crisis(Project started)','0: ACTIVATE-ATTEMPTING PROJECTS=&gt;None(Skill for project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LIVING STANDARDS(Start project: fix category)','0: ACTIVATE-ATTEMPTING PROJECTS=&gt;Low Labour Standards(Start project: fix problem)','0: ACTIVATE-ATTEMPTING PROJECTS=&gt;Improved fix 'Low Labour Standards' (LIVING STANDARDS)(Project started)','0: ACTIVATE-ATTEMPTING PROJECTS=&gt;None(Skill for project)','0: ACTIVATE-DOING RESEARCH=&gt;None(Start researching)','0: END-FINALIZING=&gt;Base fix 'Climate Change' (ENVIRONMENTAL) triggers crisis(Project abandoned)','0: END-FINALIZING=&gt;Improved fix 'Low Labour Standards' (LIVING STANDARDS)(Project abandoned)','0: END-CRISIS ROLLING=&gt;5(Dice roll 1D6: crisis cat)','0: END-CRISIS ROLLING=&gt;ENVIRONMENTAL(Category for crisis)','0: END-CRISIS ROLLING=&gt;1(Dice roll 1D6: node in ENVIRONMENTAL)','0: END-CRISIS ROLLING=&gt;Chemical Pollution(Problem for crisis)','0: END-CRISIS ROLLING=&gt;4(Dice roll 2D6: crisis roll for Chemical Pollution)','0: END-CRISIS ROLLING=&gt;4(Crisis roll for node "Chemical Pollution")','0: END-CRISIS ROLLING=&gt;Chemical Pollution(Now in crisis)','0: END-CRISIS ROLLING=&gt;3(Dice roll 1D6: crisis cat)','0: END-CRISIS ROLLING=&gt;SOCIAL(Category for crisis)','0: END-CRISIS ROLLING=&gt;3(Dice roll 1D6: node in SOCIAL)','0: END-CRISIS ROLLING=&gt;Peace &amp; Justice(Problem for crisis)','0: END-CRISIS ROLLING=&gt;8(Dice roll 2D6: crisis roll for Peace &amp; Justice)','0: END-CRISIS ROLLING=&gt;8(Crisis roll for node "Peace &amp; Justice")','0: END-CRISIS ROLLING=&gt;Peace &amp; Justice(Now in crisis)','1: ENGAGE-DRAWING MONEY=&gt;3(Money drawn)','1: ENGAGE-DRAWING CARDS=&gt;('H', 3)(Card drawn: 1)','1: ENGAGE-DRAWING CARDS=&gt;('H', 9)(Card drawn: 2)','1: ENGAGE-CRISIS RISING','1: ENGAGE-DRAWING MONEY=&gt;3(Money drawn)','1: ENGAGE-DRAWING CARDS=&gt;('C', 1)(Card drawn: 1)','1: ENGAGE-DRAWING CARDS=&gt;('S', 12)(Card drawn: 2)','1: ENGAGE-DRAWING MONEY=&gt;3(Money drawn)','1: ENGAGE-DRAWING CARDS=&gt;('S', 5)(Card drawn: 1)','1: ENGAGE-DRAWING CARDS=&gt;('D', 3)(Card drawn: 2)','1: ENGAGE-CRISIS RISING','1: ENGAGE-DRAWING MONEY=&gt;3(Money drawn)','1: ENGAGE-DRAWING CARDS=&gt;('H', 1)(Card drawn: 1)','1: ENGAGE-DRAWING CARDS=&gt;('D', 6)(Card drawn: 2)','1: ENGAGE-DRAWING MONEY=&gt;3(Money drawn)','1: ENGAGE-DRAWING CARDS=&gt;('C', 7)(Card drawn: 1)','1: ENGAGE-DRAWING CARDS=&gt;('C', 8)(Card drawn: 2)','1: ACTIVATE-ATTEMPTING PROJECTS=&gt;Remove-Tradeoff(Start project: type)','1: ACTIVATE-ATTEMPTING PROJECTS=&gt;ECONOMIC(Start project: fix category)','1: ACTIVATE-ATTEMPTING PROJECTS=&gt;Market Externalities(Start project: fix problem)','1: ACTIVATE-ATTEMPTING PROJECTS=&gt;Improved fix 'Market Externalities' (ECONOMIC)(Project started)','1: ACTIVATE-DOING RESEARCH=&gt;None(Start researching)','1: ACTIVATE-ATTEMPTING PROJECTS=&gt;Base(Start project: type)','1: ACTIVATE-ATTEMPTING PROJECTS=&gt;INDUSTRIAL(Start project: fix category)','1: ACTIVATE-ATTEMPTING PROJECTS=&gt;Polluting Industry(Start project: fix problem)','1: ACTIVATE-ATTEMPTING PROJECTS=&gt;Base fix 'Polluting Industry' (INDUSTRIAL) triggers crisis(Project started)','1: ACTIVATE-ATTEMPTING PROJECTS=&gt;(('S', 12), 'S', 3, "Base fix 'Polluting Industry' (INDUSTRIAL) triggers crisis")(Skill for project)','1: ACTIVATE-ATTEMPTING PROJECTS=&gt;1(Consultant fees)','1: ACTIVATE-ATTEMPTING PROJECTS=&gt;9(Dice roll 2D6: skill check)','1: ACTIVATE-ATTEMPTING PROJECTS=&gt;None(Skill for project)','1: ACTIVATE-DOING RESEARCH=&gt;None(Start researching)','1: ACTIVATE-ATTEMPTING PROJECTS=&gt;Base(Start project: type)','1: ACTIVATE-ATTEMPTING PROJECTS=&gt;INDUSTRIAL(Start project: fix category)','1: ACTIVATE-ATTEMPTING PROJECTS=&gt;Sprawl(Start project: fix problem)','1: ACTIVATE-ATTEMPTING PROJECTS=&gt;Base fix 'Sprawl' (INDUSTRIAL) triggers crisis(Project started)','1: ACTIVATE-ATTEMPTING PROJECTS=&gt;(('S', 5), 'S', 2, "Base fix 'Sprawl' (INDUSTRIAL) triggers crisis")(Skill for project)','1: ACTIVATE-ATTEMPTING PROJECTS=&gt;2(Consultant fees)','1: ACTIVATE-ATTEMPTING PROJECTS=&gt;5(Dice roll 2D6: skill check)','1: ACTIVATE-DOING RESEARCH=&gt;None(Start researching)','1: ACTIVATE-ATTEMPTING PROJECTS=&gt;Remove-Tradeoff(Start project: type)','1: ACTIVATE-ATTEMPTING PROJECTS=&gt;ENVIRONMENTAL(Start project: fix category)','1: ACTIVATE-ATTEMPTING PROJECTS=&gt;Land Conversion(Start project: fix problem)','1: ACTIVATE-ATTEMPTING PROJECTS=&gt;Improved fix 'Land Conversion' (ENVIRONMENTAL)(Project started)','1: ACTIVATE-ATTEMPTING PROJECTS=&gt;None(Skill for project)','1: ACTIVATE-DOING RESEARCH=&gt;None(Start researching)','1: ACTIVATE-ATTEMPTING PROJECTS=&gt;Remove-Tradeoff(Start project: type)','1: ACTIVATE-ATTEMPTING PROJECTS=&gt;ENVIRONMENTAL(Start project: fix category)','1: ACTIVATE-ATTEMPTING PROJECTS=&gt;Climate Change(Start project: fix problem)','1: ACTIVATE-ATTEMPTING PROJECTS=&gt;Improved fix 'Climate Change' (ENVIRONMENTAL)(Project started)','1: ACTIVATE-ATTEMPTING PROJECTS=&gt;None(Skill for project)','1: ACTIVATE-DOING RESEARCH=&gt;None(Start researching)','1: END-FINALIZING=&gt;Improved fix 'Market Externalities' (ECONOMIC)(Project abandoned)','1: END-FINALIZING=&gt;Improved fix 'Land Conversion' (ENVIRONMENTAL)(Project abandoned)','1: END-FINALIZING=&gt;Improved fix 'Climate Change' (ENVIRONMENTAL)(Project abandoned)','1: END-CRISIS ROLLING=&gt;5(Dice roll 1D6: crisis cat)','1: END-CRISIS ROLLING=&gt;ENVIRONMENTAL(Category for crisis)','1: END-CRISIS ROLLING=&gt;4(Dice roll 1D6: node in ENVIRONMENTAL)','1: END-CRISIS ROLLING=&gt;Air &amp; Ozone Degradation(Problem for crisis)','1: END-CRISIS ROLLING=&gt;4(Dice roll 2D6: crisis roll for Air &amp; Ozone Degradation)','1: END-CRISIS ROLLING=&gt;4(Crisis roll for node "Air &amp; Ozone Degradation")','1: END-CRISIS ROLLING=&gt;Air &amp; Ozone Degradation(Now in crisis)','1: END-CRISIS ROLLING=&gt;6(Dice roll 1D6: crisis cat)','1: END-CRISIS ROLLING=&gt;LIVING STANDARDS(Category for crisis)','1: END-CRISIS ROLLING=&gt;3(Dice roll 1D6: node in LIVING STANDARDS)','1: END-CRISIS ROLLING=&gt;Systemic Corruption(Problem for crisis)','1: END-CRISIS ROLLING=&gt;10(Dice roll 2D6: crisis roll for Systemic Corruption)','1: END-CRISIS ROLLING=&gt;10(Crisis roll for node "Systemic Corruption")','1: END-CRISIS ROLLING=&gt;Systemic Corruption(Crisis averted)','2: ENGAGE-DRAWING MONEY=&gt;3(Money drawn)','2: ENGAGE-DRAWING CARDS=&gt;('D', 5)(Card drawn: 1)','2: ENGAGE-DRAWING CARDS=&gt;('H', 9)(Card drawn: 2)','2: ENGAGE-CRISIS RISING','2: ENGAGE-DRAWING MONEY=&gt;3(Money drawn)','2: ENGAGE-DRAWING CARDS=&gt;('C', 2)(Card drawn: 1)','2: ENGAGE-DRAWING CARDS=&gt;('S', 4)(Card drawn: 2)','2: ENGAGE-DRAWING MONEY=&gt;3(Money drawn)','2: ENGAGE-DRAWING CARDS=&gt;('H', 2)(Card drawn: 1)','2: ENGAGE-DRAWING CARDS=&gt;('C', 10)(Card drawn: 2)','2: ENGAGE-CRISIS RISING','2: ENGAGE-DRAWING MONEY=&gt;3(Money drawn)','2: ENGAGE-DRAWING CARDS=&gt;('H', 13)(Card drawn: 1)','2: ENGAGE-DRAWING CARDS=&gt;('D', 9)(Card drawn: 2)','2: ENGAGE-DRAWING MONEY=&gt;3(Money drawn)','2: ENGAGE-DRAWING CARDS=&gt;('S', 8)(Card drawn: 1)','2: ENGAGE-DRAWING CARDS=&gt;('C', 7)(Card drawn: 2)','2: ACTIVATE-ATTEMPTING PROJECTS=&gt;Base(Start project: type)','2: ACTIVATE-ATTEMPTING PROJECTS=&gt;SOCIAL(Start project: fix category)','2: ACTIVATE-ATTEMPTING PROJECTS=&gt;Political Voice(Start project: fix problem)','2: ACTIVATE-ATTEMPTING PROJECTS=&gt;Base fix 'Political Voice' (SOCIAL) triggers crisis(Project started)','2: ACTIVATE-ATTEMPTING PROJECTS=&gt;None(Skill for project)','2: ACTIVATE-DOING RESEARCH=&gt;None(Start researching)','2: ACTIVATE-ATTEMPTING PROJECTS=&gt;(('C', 2), 'C', 3, "Base fix 'Polluting Industry' (INDUSTRIAL) triggers crisis")(Skill for project)','2: ACTIVATE-ATTEMPTING PROJECTS=&gt;7(Consultant fees)','2: ACTIVATE-ATTEMPTING PROJECTS=&gt;9(Dice roll 2D6: skill check)','2: ACTIVATE-ATTEMPTING PROJECTS=&gt;(('C', 1), 'C', 2, "Base fix 'Sprawl' (INDUSTRIAL) triggers crisis")(Skill for project)','2: ACTIVATE-ATTEMPTING PROJECTS=&gt;0(Consultant fees)','2: ACTIVATE-ATTEMPTING PROJECTS=&gt;11(Dice roll 2D6: skill check)','2: ACTIVATE-ATTEMPTING PROJECTS=&gt;(('S', 4), 'S', 2, "Base fix 'Sprawl' (INDUSTRIAL) triggers crisis")(Skill for project)','2: ACTIVATE-ATTEMPTING PROJECTS=&gt;0(Consultant fees)','2: ACTIVATE-ATTEMPTING PROJECTS=&gt;7(Dice roll 2D6: skill check)','2: ACTIVATE-ATTEMPTING PROJECTS=&gt;(('S', 11), 'S', 1, "Base fix 'Sprawl' (INDUSTRIAL) triggers crisis")(Skill for project)','2: ACTIVATE-ATTEMPTING PROJECTS=&gt;1(Consultant fees)','2: ACTIVATE-ATTEMPTING PROJECTS=&gt;6(Dice roll 2D6: skill check)','2: ACTIVATE-DOING RESEARCH=&gt;None(Start researching)','2: ACTIVATE-ATTEMPTING PROJECTS=&gt;None(Skill for project)','2: ACTIVATE-DOING RESEARCH=&gt;None(Start researching)','2: ACTIVATE-ATTEMPTING PROJECTS=&gt;None(Start project: type)','2: ACTIVATE-DOING RESEARCH=&gt;None(Start researching)','2: ACTIVATE-ATTEMPTING PROJECTS=&gt;None(Start project: type)','2: ACTIVATE-ATTEMPTING PROJECTS=&gt;(('C', 7), 'C', 5, "Base fix 'Polluting Industry' (INDUSTRIAL) triggers crisis")(Skill for project)','2: ACTIVATE-ATTEMPTING PROJECTS=&gt;0(Consultant fees)','2: ACTIVATE-ATTEMPTING PROJECTS=&gt;2(Dice roll 2D6: skill check)','2: ACTIVATE-ATTEMPTING PROJECTS=&gt;(('C', 11), 'C', 1, "Base fix 'Polluting Industry' (INDUSTRIAL) triggers crisis")(Skill for project)','2: ACTIVATE-ATTEMPTING PROJECTS=&gt;1(Consultant fees)','2: ACTIVATE-ATTEMPTING PROJECTS=&gt;7(Dice roll 2D6: skill check)','2: ACTIVATE-ATTEMPTING PROJECTS=&gt;None(Skill for project)','2: ACTIVATE-DOING RESEARCH=&gt;None(Start researching)','2: END-FINALIZING=&gt;Base fix 'Political Voice' (SOCIAL) triggers crisis(Project abandoned)','2: END-CRISIS ROLLING=&gt;1(Dice roll 1D6: crisis cat)','2: END-CRISIS ROLLING=&gt;INDUSTRIAL(Category for crisis)','2: END-CRISIS ROLLING=&gt;3(Dice roll 1D6: node in INDUSTRIAL)','2: END-CRISIS ROLLING=&gt;Sprawl(Problem for crisis)','2: END-CRISIS ROLLING=&gt;9(Dice roll 2D6: crisis roll for Sprawl)','2: END-CRISIS ROLLING=&gt;9(Crisis roll for node "Sprawl")','2: END-CRISIS ROLLING=&gt;10(Dice roll 2D6: crisis roll for Sprawl)','2: END-CRISIS ROLLING=&gt;10(Crisis roll for node "Sprawl")','2: END-CRISIS ROLLING=&gt;Sprawl(Crisis averted)','3: ENGAGE-DRAWING MONEY=&gt;3(Money drawn)','3: ENGAGE-DRAWING CARDS=&gt;('H', 11)(Card drawn: 1)','3: ENGAGE-DRAWING CARDS=&gt;('H', 1)(Card drawn: 2)','3: ENGAGE-CRISIS RISING','3: ENGAGE-DRAWING MONEY=&gt;3(Money drawn)','3: ENGAGE-DRAWING CARDS=&gt;('H', 13)(Card drawn: 1)','3: ENGAGE-DRAWING CARDS=&gt;('S', 7)(Card drawn: 2)','3: ENGAGE-DRAWING MONEY=&gt;3(Money drawn)','3: ENGAGE-DRAWING CARDS=&gt;('S', 6)(Card drawn: 1)','3: ENGAGE-DRAWING CARDS=&gt;('D', 1)(Card drawn: 2)','3: ENGAGE-CRISIS RISING','3: ENGAGE-DRAWING MONEY=&gt;3(Money drawn)','3: ENGAGE-DRAWING CARDS=&gt;('H', 10)(Card drawn: 1)','3: ENGAGE-DRAWING CARDS=&gt;('D', 9)(Card drawn: 2)','3: ENGAGE-DRAWING MONEY=&gt;3(Money drawn)','3: ENGAGE-DRAWING CARDS=&gt;('H', 7)(Card drawn: 1)','3: ENGAGE-DRAWING CARDS=&gt;('H', 3)(Card drawn: 2)','3: ACTIVATE-ATTEMPTING PROJECTS=&gt;None(Start project: type)','3: ACTIVATE-ATTEMPTING PROJECTS=&gt;(('C', 9), 'C', 1, "Base fix 'Sprawl' (INDUSTRIAL) triggers crisis")(Skill for project)','3: ACTIVATE-ATTEMPTING PROJECTS=&gt;0(Consultant fees)','3: ACTIVATE-ATTEMPTING PROJECTS=&gt;6(Dice roll 2D6: skill check)','3: ACTIVATE-DOING RESEARCH=&gt;None(Start researching)','3: ACTIVATE-ATTEMPTING PROJECTS=&gt;None(Skill for project)','3: ACTIVATE-DOING RESEARCH=&gt;None(Start researching)','3: ACTIVATE-ATTEMPTING PROJECTS=&gt;(('C', 10), 'C', 4, "Base fix 'Polluting Industry' (INDUSTRIAL) triggers crisis")(Skill for project)','3: ACTIVATE-ATTEMPTING PROJECTS=&gt;0(Consultant fees)','3: ACTIVATE-ATTEMPTING PROJECTS=&gt;4(Dice roll 2D6: skill check)','3: ACTIVATE-ATTEMPTING PROJECTS=&gt;None(Skill for project)','3: ACTIVATE-DOING RESEARCH=&gt;None(Start researching)','3: ACTIVATE-ATTEMPTING PROJECTS=&gt;Base(Start project: type)','3: ACTIVATE-ATTEMPTING PROJECTS=&gt;ENVIRONMENTAL(Start project: fix category)','3: ACTIVATE-ATTEMPTING PROJECTS=&gt;Freshwater Depletion(Start project: fix problem)','3: ACTIVATE-ATTEMPTING PROJECTS=&gt;Base fix 'Freshwater Depletion' (ENVIRONMENTAL) triggers crisis(Project started)','3: ACTIVATE-ATTEMPTING PROJECTS=&gt;(('D', 9), 'D', 5, "Base fix 'Freshwater Depletion' (ENVIRONMENTAL) triggers crisis")(Skill for project)','3: ACTIVATE-ATTEMPTING PROJECTS=&gt;0(Consultant fees)','3: ACTIVATE-ATTEMPTING PROJECTS=&gt;10(Dice roll 2D6: skill check)','3: ACTIVATE-ATTEMPTING PROJECTS=&gt;None(Skill for project)','3: ACTIVATE-DOING RESEARCH=&gt;None(Start researching)','3: ACTIVATE-ATTEMPTING PROJECTS=&gt;Base(Start project: type)','3: ACTIVATE-ATTEMPTING PROJECTS=&gt;INDUSTRIAL(Start project: fix category)','3: ACTIVATE-ATTEMPTING PROJECTS=&gt;Polluting Industry(Start project: fix problem)','3: ACTIVATE-ATTEMPTING PROJECTS=&gt;Base fix 'Polluting Industry' (INDUSTRIAL) triggers crisis(Project started)','3: ACTIVATE-ATTEMPTING PROJECTS=&gt;None(Skill for project)','3: ACTIVATE-DOING RESEARCH=&gt;None(Start researching)','3: END-CRISIS ROLLING=&gt;3(Dice roll 1D6: crisis cat)','3: END-CRISIS ROLLING=&gt;SOCIAL(Category for crisis)','3: END-CRISIS ROLLING=&gt;4(Dice roll 1D6: node in SOCIAL)','3: END-CRISIS ROLLING=&gt;Community Networks(Problem for crisis)','3: END-CRISIS ROLLING=&gt;8(Dice roll 2D6: crisis roll for Community Networks)','3: END-CRISIS ROLLING=&gt;8(Crisis roll for node "Community Networks")','3: END-CRISIS ROLLING=&gt;Healthcare(Now in crisis (cascaded from: Community Networks))','3: END-CRISIS ROLLING=&gt;5(Dice roll 1D6: crisis cat)','3: END-CRISIS ROLLING=&gt;ENVIRONMENTAL(Category for crisis)','3: END-CRISIS ROLLING=&gt;6(Dice roll 1D6: node in ENVIRONMENTAL)','3: END-CRISIS ROLLING=&gt;5(Dice roll 1D6: node in ENVIRONMENTAL)','3: END-CRISIS ROLLING=&gt;Ocean Degradation(Problem for crisis)','3: END-CRISIS ROLLING=&gt;9(Dice roll 2D6: crisis roll for Ocean Degradation)','3: END-CRISIS ROLLING=&gt;9(Crisis roll for node "Ocean Degradation")','3: END-CRISIS ROLLING=&gt;Ocean Degradation(Crisis averted)','4: ENGAGE-DRAWING MONEY=&gt;3(Money drawn)','4: ENGAGE-DRAWING CARDS=&gt;('S', 8)(Card drawn: 1)','4: ENGAGE-DRAWING CARDS=&gt;('H', 11)(Card drawn: 2)','4: ENGAGE-CRISIS RISING','4: ENGAGE-DRAWING MONEY=&gt;3(Money drawn)','4: ENGAGE-DRAWING CARDS=&gt;('H', 10)(Card drawn: 1)','4: ENGAGE-DRAWING CARDS=&gt;('C', 3)(Card drawn: 2)','4: ENGAGE-DRAWING MONEY=&gt;3(Money drawn)','4: ENGAGE-DRAWING CARDS=&gt;('S', 2)(Card drawn: 1)','4: ENGAGE-DRAWING CARDS=&gt;('C', 3)(Card drawn: 2)','4: ENGAGE-CRISIS RISING','4: ENGAGE-DRAWING MONEY=&gt;3(Money drawn)','4: ENGAGE-DRAWING CARDS=&gt;('D', 4)(Card drawn: 1)','4: ENGAGE-DRAWING CARDS=&gt;('H', 2)(Card drawn: 2)','4: ENGAGE-DRAWING MONEY=&gt;3(Money drawn)','4: ENGAGE-DRAWING CARDS=&gt;('S', 12)(Card drawn: 1)','4: ENGAGE-DRAWING CARDS=&gt;('H', 4)(Card drawn: 2)','4: ACTIVATE-ATTEMPTING PROJECTS=&gt;Remove-Tradeoff(Start project: type)','4: ACTIVATE-ATTEMPTING PROJECTS=&gt;SOCIAL(Start project: fix category)','4: ACTIVATE-ATTEMPTING PROJECTS=&gt;Community Networks(Start project: fix problem)','4: ACTIVATE-ATTEMPTING PROJECTS=&gt;Improved fix 'Community Networks' (SOCIAL)(Project started)','4: ACTIVATE-ATTEMPTING PROJECTS=&gt;None(Skill for project)','4: ACTIVATE-DOING RESEARCH=&gt;None(Start researching)','4: ACTIVATE-ATTEMPTING PROJECTS=&gt;(('C', 3), 'C', 4, "Base fix 'Freshwater Depletion' (ENVIRONMENTAL) triggers crisis")(Skill for project)','4: ACTIVATE-ATTEMPTING PROJECTS=&gt;6(Consultant fees)','4: ACTIVATE-ATTEMPTING PROJECTS=&gt;4(Dice roll 2D6: skill check)','4: ACTIVATE-ATTEMPTING PROJECTS=&gt;(('S', 7), 'S', 2, "Base fix 'Polluting Industry' (INDUSTRIAL) triggers crisis")(Skill for project)','4: ACTIVATE-ATTEMPTING PROJECTS=&gt;5(Dice roll 2D6: skill check)','4: ACTIVATE-ATTEMPTING PROJECTS=&gt;(('D', 3), 'D', 0, "Base fix 'Freshwater Depletion' (ENVIRONMENTAL) triggers crisis")(Skill for project)','4: ACTIVATE-ATTEMPTING PROJECTS=&gt;7(Dice roll 2D6: skill check)','4: ACTIVATE-DOING RESEARCH=&gt;None(Start researching)','4: ACTIVATE-ATTEMPTING PROJECTS=&gt;(('D', 1), 'D', 5, "Base fix 'Freshwater Depletion' (ENVIRONMENTAL) triggers crisis")(Skill for project)','4: ACTIVATE-ATTEMPTING PROJECTS=&gt;0(Consultant fees)','4: ACTIVATE-ATTEMPTING PROJECTS=&gt;6(Dice roll 2D6: skill check)','4: ACTIVATE-ATTEMPTING PROJECTS=&gt;(('C', 3), 'C', 6, "Base fix 'Polluting Industry' (INDUSTRIAL) triggers crisis")(Skill for project)','4: ACTIVATE-ATTEMPTING PROJECTS=&gt;4(Consultant fees)','4: ACTIVATE-ATTEMPTING PROJECTS=&gt;7(Dice roll 2D6: skill check)','4: ACTIVATE-ATTEMPTING PROJECTS=&gt;(('S', 2), 'S', 5, "Base fix 'Sprawl' (INDUSTRIAL) triggers crisis")(Skill for project)','4: ACTIVATE-ATTEMPTING PROJECTS=&gt;7(Consultant fees)','4: ACTIVATE-ATTEMPTING PROJECTS=&gt;5(Dice roll 2D6: skill check)','4: ACTIVATE-ATTEMPTING PROJECTS=&gt;None(Skill for project)','4: ACTIVATE-DOING RESEARCH=&gt;None(Start researching)','4: ACTIVATE-ATTEMPTING PROJECTS=&gt;(('D', 11), 'D', 1, "Base fix 'Freshwater Depletion' (ENVIRONMENTAL) triggers crisis")(Skill for project)','4: ACTIVATE-ATTEMPTING PROJECTS=&gt;0(Consultant fees)','4: ACTIVATE-ATTEMPTING PROJECTS=&gt;9(Dice roll 2D6: skill check)','4: ACTIVATE-ATTEMPTING PROJECTS=&gt;(('D', 9), 'D', 5, "Base fix 'Freshwater Depletion' (ENVIRONMENTAL) triggers crisis")(Skill for project)','4: ACTIVATE-ATTEMPTING PROJECTS=&gt;0(Consultant fees)','4: ACTIVATE-ATTEMPTING PROJECTS=&gt;8(Dice roll 2D6: skill check)','4: ACTIVATE-ATTEMPTING PROJECTS=&gt;(('D', 4), 'D', 5, "Base fix 'Freshwater Depletion' (ENVIRONMENTAL) triggers crisis")(Skill for project)','4: ACTIVATE-ATTEMPTING PROJECTS=&gt;2(Consultant fees)','4: ACTIVATE-ATTEMPTING PROJECTS=&gt;5(Dice roll 2D6: skill check)','4: ACTIVATE-ATTEMPTING PROJECTS=&gt;(('D', 7), 'D', 0, "Base fix 'Freshwater Depletion' (ENVIRONMENTAL) triggers crisis")(Skill for project)','4: ACTIVATE-ATTEMPTING PROJECTS=&gt;2(Consultant fees)','4: ACTIVATE-ATTEMPTING PROJECTS=&gt;10(Dice roll 2D6: skill check)','4: ACTIVATE-ATTEMPTING PROJECTS=&gt;None(Skill for project)','4: ACTIVATE-DOING RESEARCH=&gt;None(Start researching)','4: ACTIVATE-ATTEMPTING PROJECTS=&gt;None(Skill for project)','4: ACTIVATE-DOING RESEARCH=&gt;None(Start researching)','5: END-FINALIZING=&gt;Improved fix 'Community Networks' (SOCIAL)(Project abandoned)','5: END-CRISIS ROLLING=&gt;5(Dice roll 1D6: crisis cat)','5: END-CRISIS ROLLING=&gt;ENVIRONMENTAL(Category for crisis)','5: END-CRISIS ROLLING=&gt;2(Dice roll 1D6: node in ENVIRONMENTAL)','5: END-CRISIS ROLLING=&gt;Climate Change(Problem for crisis)','5: END-CRISIS ROLLING=&gt;8(Dice roll 2D6: crisis roll for Climate Change)','5: END-CRISIS ROLLING=&gt;8(Crisis roll for node "Climate Change")','5: END-CRISIS ROLLING=&gt;Climate Change(Now in crisis)','5: END-CRISIS ROLLING=&gt;5(Dice roll 1D6: crisis cat)','5: END-CRISIS ROLLING=&gt;ENVIRONMENTAL(Category for crisis)','5: END-CRISIS ROLLING=&gt;1(Dice roll 1D6: node in ENVIRONMENTAL)','5: END-CRISIS ROLLING=&gt;Chemical Pollution(Problem for crisis)','5: END-CRISIS ROLLING=&gt;5(Dice roll 2D6: crisis roll for Chemical Pollution)','5: END-CRISIS ROLLING=&gt;5(Crisis roll for node "Chemical Pollution")','5: END-CRISIS ROLLING=&gt;Biodiversity Loss(Now in crisis (cascaded from: Chemical Pollution))','5: END-CRISIS ROLLING=&gt;Freshwater Depletion(Now in crisis (cascaded from: Chemical Pollution))','5: ENGAGE-DRAWING MONEY=&gt;3(Money drawn)','5: ENGAGE-DRAWING CARDS=&gt;('D', 14)(Card drawn: 1)','5: ENGAGE-DRAWING CARDS=&gt;('C', 8)(Card drawn: 2)','5: ENGAGE-CRISIS RISING','5: ENGAGE-DRAWING MONEY=&gt;3(Money drawn)','5: ENGAGE-DRAWING CARDS=&gt;('C', 6)(Card drawn: 1)','5: ENGAGE-DRAWING CARDS=&gt;('S', 13)(Card drawn: 2)','5: ENGAGE-DRAWING MONEY=&gt;3(Money drawn)','5: ENGAGE-DRAWING CARDS=&gt;('S', 13)(Card drawn: 1)','5: ENGAGE-DRAWING CARDS=&gt;('D', 10)(Card drawn: 2)','5: ENGAGE-CRISIS RISING','5: ENGAGE-DRAWING MONEY=&gt;3(Money drawn)','5: ENGAGE-DRAWING CARDS=&gt;('C', 2)(Card drawn: 1)','5: ENGAGE-DRAWING CARDS=&gt;('H', 14)(Card drawn: 2)','5: ENGAGE-DRAWING MONEY=&gt;3(Money drawn)','5: ENGAGE-DRAWING CARDS=&gt;('S', 14)(Card drawn: 1)','5: ENGAGE-DRAWING CARDS=&gt;('H', 6)(Card drawn: 2)','5: ACTIVATE-ATTEMPTING PROJECTS=&gt;Base(Start project: type)','5: ACTIVATE-ATTEMPTING PROJECTS=&gt;ECONOMIC(Start project: fix category)','5: ACTIVATE-ATTEMPTING PROJECTS=&gt;Monopoly(Start project: fix problem)','5: ACTIVATE-ATTEMPTING PROJECTS=&gt;Base fix 'Monopoly' (ECONOMIC) triggers crisis(Project started)','5: ACTIVATE-ATTEMPTING PROJECTS=&gt;(('C', 8), 'C', 10, "Base fix 'Freshwater Depletion' (ENVIRONMENTAL) triggers crisis")(Skill for project)','5: ACTIVATE-ATTEMPTING PROJECTS=&gt;0(Consultant fees)','5: ACTIVATE-ATTEMPTING PROJECTS=&gt;12(Dice roll 2D6: skill check)','5: ACTIVATE-ATTEMPTING PROJECTS=&gt;1(Added a crisis chip)','5: ACTIVATE-ATTEMPTING PROJECTS=&gt;(('D', 14), 'C', 9, "Base fix 'Polluting Industry' (INDUSTRIAL) triggers crisis")(Skill for project)','5: ACTIVATE-ATTEMPTING PROJECTS=&gt;None(Skill for project)','5: ACTIVATE-DOING RESEARCH=&gt;None(Start researching)','5: ACTIVATE-ATTEMPTING PROJECTS=&gt;(('C', 6), 'C', 2, "Base fix 'Freshwater Depletion' (ENVIRONMENTAL) triggers crisis")(Skill for project)','5: ACTIVATE-ATTEMPTING PROJECTS=&gt;2(Consultant fees)','5: ACTIVATE-ATTEMPTING PROJECTS=&gt;8(Dice roll 2D6: skill check)','5: ACTIVATE-ATTEMPTING PROJECTS=&gt;(('S', 13), 'S', 2, "Base fix 'Sprawl' (INDUSTRIAL) triggers crisis")(Skill for project)','5: ACTIVATE-ATTEMPTING PROJECTS=&gt;0(Consultant fees)','5: ACTIVATE-ATTEMPTING PROJECTS=&gt;4(Dice roll 2D6: skill check)','5: ACTIVATE-DOING RESEARCH=&gt;None(Start researching)','5: ACTIVATE-ATTEMPTING PROJECTS=&gt;(('D', 13), 'D', 1, "Base fix 'Freshwater Depletion' (ENVIRONMENTAL) triggers crisis")(Skill for project)','5: ACTIVATE-ATTEMPTING PROJECTS=&gt;1(Consultant fees)','5: ACTIVATE-ATTEMPTING PROJECTS=&gt;6(Dice roll 2D6: skill check)','5: ACTIVATE-ATTEMPTING PROJECTS=&gt;(('S', 13), 'S', 4, "Base fix 'Sprawl' (INDUSTRIAL) triggers crisis")(Skill for project)','5: ACTIVATE-ATTEMPTING PROJECTS=&gt;0(Consultant fees)','5: ACTIVATE-ATTEMPTING PROJECTS=&gt;5(Dice roll 2D6: skill check)','5: ACTIVATE-ATTEMPTING PROJECTS=&gt;None(Skill for project)','5: ACTIVATE-DOING RESEARCH=&gt;None(Start researching)','5: ACTIVATE-ATTEMPTING PROJECTS=&gt;(('C', 2), 'C', 5, "Base fix 'Freshwater Depletion' (ENVIRONMENTAL) triggers crisis")(Skill for project)','5: ACTIVATE-ATTEMPTING PROJECTS=&gt;5(Consultant fees)','5: ACTIVATE-ATTEMPTING PROJECTS=&gt;5(Dice roll 2D6: skill check)','5: ACTIVATE-ATTEMPTING PROJECTS=&gt;None(Skill for project)','5: ACTIVATE-DOING RESEARCH=&gt;None(Start researching)','5: ACTIVATE-ATTEMPTING PROJECTS=&gt;(('C', 8), 'C', 2, "Base fix 'Freshwater Depletion' (ENVIRONMENTAL) triggers crisis")(Skill for project)','5: ACTIVATE-ATTEMPTING PROJECTS=&gt;0(Consultant fees)','5: ACTIVATE-ATTEMPTING PROJECTS=&gt;7(Dice roll 2D6: skill check)','5: ACTIVATE-ATTEMPTING PROJECTS=&gt;(('S', 14), 'C', 7, "Base fix 'Polluting Industry' (INDUSTRIAL) triggers crisis")(Skill for project)','5: ACTIVATE-ATTEMPTING PROJECTS=&gt;(('S', 12), 'S', 5, "Base fix 'Polluting Industry' (INDUSTRIAL) triggers crisis")(Skill for project)','5: ACTIVATE-ATTEMPTING PROJECTS=&gt;1(Consultant fees)','5: ACTIVATE-ATTEMPTING PROJECTS=&gt;12(Dice roll 2D6: skill check)','5: ACTIVATE-ATTEMPTING PROJECTS=&gt;1(Added a crisis chip)','5: ACTIVATE-ATTEMPTING PROJECTS=&gt;None(Skill for project)','5: ACTIVATE-DOING RESEARCH=&gt;None(Start researching)','5: END-FINALIZING=&gt;Base fix 'Monopoly' (ECONOMIC) triggers crisis(Project abandoned)','5: END-FINALIZING=&gt;Base fix 'Polluting Industry' (INDUSTRIAL) triggers crisis(Project overskilled for "('D', 14)")','5: END-FINALIZING=&gt;Base fix 'Polluting Industry' (INDUSTRIAL) triggers crisis(Project overskilled for "('S', 14)")','5: END-CRISIS ROLLING=&gt;5(Dice roll 1D6: crisis cat)','5: END-CRISIS ROLLING=&gt;ENVIRONMENTAL(Category for crisis)','5: END-CRISIS ROLLING=&gt;2(Dice roll 1D6: node in ENVIRONMENTAL)','5: END-CRISIS ROLLING=&gt;Climate Change(Problem for crisis)','5: END-CRISIS ROLLING=&gt;6(Dice roll 2D6: crisis roll for Climate Change)','5: END-CRISIS ROLLING=&gt;6(Crisis roll for node "Climate Change")','5: END-CRISIS ROLLING=&gt;Energy Shortage(Now in crisis (cascaded from: Climate Change))','5: END-CRISIS ROLLING=&gt;Food Shortage(Now in crisis (cascaded from: Climate Change))','5: END-CRISIS ROLLING=&gt;Land Conversion(Now in crisis (cascaded from: Climate Change))','5: END-CRISIS ROLLING=&gt;2(Dice roll 1D6: crisis cat)','5: END-CRISIS ROLLING=&gt;ECONOMIC(Category for crisis)','5: END-CRISIS ROLLING=&gt;3(Dice roll 1D6: node in ECONOMIC)','5: END-CRISIS ROLLING=&gt;Inefficiency(Problem for crisis)','5: END-CRISIS ROLLING=&gt;4(Dice roll 2D6: crisis roll for Inefficiency)','5: END-CRISIS ROLLING=&gt;4(Crisis roll for node "Inefficiency")','5: END-CRISIS ROLLING=&gt;Inefficiency(Now in crisis)','5: END-CRISIS ROLLING=&gt;5(Dice roll 1D6: crisis cat)','5: END-CRISIS ROLLING=&gt;ENVIRONMENTAL(Category for crisis)','5: END-CRISIS ROLLING=&gt;1(Dice roll 1D6: node in ENVIRONMENTAL)','5: END-CRISIS ROLLING=&gt;Chemical Pollution(Problem for crisis)','5: END-CRISIS ROLLING=&gt;4(Dice roll 2D6: crisis roll for Chemical Pollution)','5: END-CRISIS ROLLING=&gt;4(Crisis roll for node "Chemical Pollution")','5: END-CRISIS ROLLING=&gt;Education(Now in crisis (cascaded from: Chemical Pollution))','5: END-CRISIS ROLLING=&gt;3(Dice roll 1D6: crisis cat)','5: END-CRISIS ROLLING=&gt;SOCIAL(Category for crisis)','5: END-CRISIS ROLLING=&gt;6(Dice roll 1D6: node in SOCIAL)','5: END-CRISIS ROLLING=&gt;3(Dice roll 1D6: node in SOCIAL)','5: END-CRISIS ROLLING=&gt;Peace &amp; Justice(Problem for crisis)','5: END-CRISIS ROLLING=&gt;3(Dice roll 2D6: crisis roll for Peace &amp; Justice)','5: END-CRISIS ROLLING=&gt;3(Crisis roll for node "Peace &amp; Justice")','5: END-CRISIS ROLLING=&gt;Political Voice(Now in crisis (cascaded from: Peace &amp; Justice))','6: ENGAGE-DRAWING MONEY=&gt;2(Money drawn)','6: ENGAGE-DRAWING CARDS=&gt;('C', 13)(Card drawn: 1)','6: ENGAGE-DRAWING CARDS=&gt;('C', 5)(Card drawn: 2)','6: ENGAGE-CRISIS RISING','6: ENGAGE-DRAWING MONEY=&gt;2(Money drawn)','6: ENGAGE-DRAWING CARDS=&gt;('C', 1)(Card drawn: 1)','6: ENGAGE-DRAWING CARDS=&gt;('C', 9)(Card drawn: 2)','6: ENGAGE-DRAWING MONEY=&gt;2(Money drawn)','6: ENGAGE-DRAWING CARDS=&gt;('C', 5)(Card drawn: 1)','6: ENGAGE-DRAWING CARDS=&gt;('C', 4)(Card drawn: 2)','6: ENGAGE-CRISIS RISING','6: ENGAGE-DRAWING MONEY=&gt;2(Money drawn)','6: ENGAGE-DRAWING CARDS=&gt;('H', 6)(Card drawn: 1)','6: ENGAGE-DRAWING CARDS=&gt;('D', 6)(Card drawn: 2)','6: ENGAGE-DRAWING MONEY=&gt;2(Money drawn)','6: ENGAGE-DRAWING CARDS=&gt;('S', 9)(Card drawn: 1)','6: ENGAGE-DRAWING CARDS=&gt;('C', 10)(Card drawn: 2)','6: ACTIVATE-ATTEMPTING PROJECTS=&gt;None(Start project: type)','6: ACTIVATE-ATTEMPTING PROJECTS=&gt;(('C', 13), 'C', 9, "Base fix 'Freshwater Depletion' (ENVIRONMENTAL) triggers crisis")(Skill for project)','6: ACTIVATE-ATTEMPTING PROJECTS=&gt;0(Consultant fees)','6: ACTIVATE-ATTEMPTING PROJECTS=&gt;9(Dice roll 2D6: skill check)','6: ACTIVATE-ATTEMPTING PROJECTS=&gt;(('D', 5), 'D', 3, "Base fix 'Freshwater Depletion' (ENVIRONMENTAL) triggers crisis")(Skill for project)','6: ACTIVATE-ATTEMPTING PROJECTS=&gt;3(Consultant fees)','6: ACTIVATE-ATTEMPTING PROJECTS=&gt;6(Dice roll 2D6: skill check)','6: ACTIVATE-ATTEMPTING PROJECTS=&gt;(('C', 5), 'C', 8, "Base fix 'Freshwater Depletion' (ENVIRONMENTAL) triggers crisis")(Skill for project)','6: ACTIVATE-ATTEMPTING PROJECTS=&gt;0(Consultant fees)','6: ACTIVATE-ATTEMPTING PROJECTS=&gt;11(Dice roll 2D6: skill check)','6: ACTIVATE-ATTEMPTING PROJECTS=&gt;None(Skill for project)','6: ACTIVATE-DOING RESEARCH=&gt;None(Start researching)','6: ACTIVATE-ATTEMPTING PROJECTS=&gt;(('C', 9), 'C', 3, "Base fix 'Freshwater Depletion' (ENVIRONMENTAL) triggers crisis")(Skill for project)','6: ACTIVATE-ATTEMPTING PROJECTS=&gt;1(Consultant fees)','6: ACTIVATE-ATTEMPTING PROJECTS=&gt;10(Dice roll 2D6: skill check)','6: ACTIVATE-ATTEMPTING PROJECTS=&gt;(('C', 1), 'C', 2, "Base fix 'Freshwater Depletion' (ENVIRONMENTAL) triggers crisis")(Skill for project)','6: ACTIVATE-ATTEMPTING PROJECTS=&gt;0(Consultant fees)','6: ACTIVATE-ATTEMPTING PROJECTS=&gt;3(Dice roll 2D6: skill check)','6: ACTIVATE-DOING RESEARCH=&gt;None(Start researching)','6: ACTIVATE-ATTEMPTING PROJECTS=&gt;(('C', 5), 'C', 5, "Base fix 'Freshwater Depletion' (ENVIRONMENTAL) triggers crisis")(Skill for project)','6: ACTIVATE-ATTEMPTING PROJECTS=&gt;3(Consultant fees)','6: ACTIVATE-ATTEMPTING PROJECTS=&gt;7(Dice roll 2D6: skill check)','6: ACTIVATE-ATTEMPTING PROJECTS=&gt;(('C', 4), 'C', 5, "Base fix 'Sprawl' (INDUSTRIAL) triggers crisis")(Skill for project)','6: ACTIVATE-ATTEMPTING PROJECTS=&gt;3(Consultant fees)','6: ACTIVATE-ATTEMPTING PROJECTS=&gt;7(Dice roll 2D6: skill check)','6: ACTIVATE-ATTEMPTING PROJECTS=&gt;(('S', 6), 'S', 3, "Base fix 'Sprawl' (INDUSTRIAL) triggers crisis")(Skill for project)','6: ACTIVATE-ATTEMPTING PROJECTS=&gt;10(Dice roll 2D6: skill check)','6: ACTIVATE-ATTEMPTING PROJECTS=&gt;(('D', 3), 'D', 1, "Base fix 'Freshwater Depletion' (ENVIRONMENTAL) triggers crisis")(Skill for project)','6: ACTIVATE-ATTEMPTING PROJECTS=&gt;11(Dice roll 2D6: skill check)','6: ACTIVATE-ATTEMPTING PROJECTS=&gt;None(Skill for project)','6: ACTIVATE-DOING RESEARCH=&gt;None(Start researching)','6: ACTIVATE-ATTEMPTING PROJECTS=&gt;(('H', 14), 'S', 5, "Base fix 'Polluting Industry' (INDUSTRIAL) triggers crisis")(Skill for project)','6: ACTIVATE-ATTEMPTING PROJECTS=&gt;(('D', 6), 'D', 1, "Base fix 'Freshwater Depletion' (ENVIRONMENTAL) triggers crisis")(Skill for project)','6: ACTIVATE-ATTEMPTING PROJECTS=&gt;2(Consultant fees)','6: ACTIVATE-ATTEMPTING PROJECTS=&gt;11(Dice roll 2D6: skill check)','6: ACTIVATE-ATTEMPTING PROJECTS=&gt;None(Skill for project)','6: ACTIVATE-DOING RESEARCH=&gt;None(Start researching)','6: ACTIVATE-ATTEMPTING PROJECTS=&gt;(('S', 9), 'S', 7, "Base fix 'Sprawl' (INDUSTRIAL) triggers crisis")(Skill for project)','6: ACTIVATE-ATTEMPTING PROJECTS=&gt;1(Consultant fees)','6: ACTIVATE-ATTEMPTING PROJECTS=&gt;6(Dice roll 2D6: skill check)','6: ACTIVATE-ATTEMPTING PROJECTS=&gt;(('D', 12), 'D', 0, "Base fix 'Freshwater Depletion' (ENVIRONMENTAL) triggers crisis")(Skill for project)','6: ACTIVATE-ATTEMPTING PROJECTS=&gt;1(Consultant fees)','6: ACTIVATE-ATTEMPTING PROJECTS=&gt;8(Dice roll 2D6: skill check)','6: ACTIVATE-ATTEMPTING PROJECTS=&gt;(('C', 7), 'C', 0, "Base fix 'Freshwater Depletion' (ENVIRONMENTAL) triggers crisis")(Skill for project)','6: ACTIVATE-ATTEMPTING PROJECTS=&gt;3(Consultant fees)','6: ACTIVATE-ATTEMPTING PROJECTS=&gt;7(Dice roll 2D6: skill check)','6: ACTIVATE-ATTEMPTING PROJECTS=&gt;(('C', 10), 'C', 5, "Base fix 'Polluting Industry' (INDUSTRIAL) triggers crisis")(Skill for project)','6: ACTIVATE-ATTEMPTING PROJECTS=&gt;1(Consultant fees)','6: ACTIVATE-ATTEMPTING PROJECTS=&gt;4(Dice roll 2D6: skill check)','6: ACTIVATE-ATTEMPTING PROJECTS=&gt;(('S', 8), 'S', 0, "Base fix 'Polluting Industry' (INDUSTRIAL) triggers crisis")(Skill for project)','6: ACTIVATE-ATTEMPTING PROJECTS=&gt;2(Consultant fees)','6: ACTIVATE-ATTEMPTING PROJECTS=&gt;8(Dice roll 2D6: skill check)','6: ACTIVATE-DOING RESEARCH=&gt;None(Start researching)','6: END-FINALIZING=&gt;Base fix 'Polluting Industry' (INDUSTRIAL) triggers crisis(Project overskilled for "('H', 14)")','6: END-CRISIS ROLLING=&gt;SOCIAL(Crisis chip: full category)','6: END-CRISIS ROLLING=&gt;4(Dice roll 1D6: crisis cat)','6: END-CRISIS ROLLING=&gt;CLASS(Category for crisis)','6: END-CRISIS ROLLING=&gt;3(Dice roll 1D6: node in CLASS)','6: END-CRISIS ROLLING=&gt;Clean Water Shortage(Problem for crisis)','6: END-CRISIS ROLLING=&gt;11(Dice roll 2D6: crisis roll for Clean Water Shortage)','6: END-CRISIS ROLLING=&gt;11(Crisis roll for node "Clean Water Shortage")','6: END-CRISIS ROLLING=&gt;9(Dice roll 2D6: crisis roll for Clean Water Shortage)','6: END-CRISIS ROLLING=&gt;9(Crisis roll for node "Clean Water Shortage")','6: END-CRISIS ROLLING=&gt;Clean Water Shortage(Crisis averted)','7: ENGAGE-DRAWING MONEY=&gt;2(Money drawn)','7: ENGAGE-DRAWING CARDS=&gt;('H', 8)(Card drawn: 1)','7: ENGAGE-DRAWING CARDS=&gt;('C', 13)(Card drawn: 2)','7: ENGAGE-CRISIS RISING','7: ENGAGE-DRAWING MONEY=&gt;2(Money drawn)','7: ENGAGE-DRAWING CARDS=&gt;('D', 1)(Card drawn: 1)','7: ENGAGE-DRAWING CARDS=&gt;('C', 6)(Card drawn: 2)','7: ENGAGE-DRAWING MONEY=&gt;2(Money drawn)','7: ENGAGE-DRAWING CARDS=&gt;('S', 5)(Card drawn: 1)','7: ENGAGE-DRAWING CARDS=&gt;('C', 14)(Card drawn: 2)','7: ENGAGE-CRISIS RISING','7: ENGAGE-DRAWING MONEY=&gt;2(Money drawn)','7: ENGAGE-DRAWING CARDS=&gt;('D', 13)(Card drawn: 1)','7: ENGAGE-DRAWING CARDS=&gt;('H', 12)(Card drawn: 2)','7: ENGAGE-DRAWING MONEY=&gt;2(Money drawn)','7: ENGAGE-DRAWING CARDS=&gt;('D', 5)(Card drawn: 1)','7: ENGAGE-DRAWING CARDS=&gt;('C', 12)(Card drawn: 2)','7: ACTIVATE-ATTEMPTING PROJECTS=&gt;Base(Start project: type)','7: ACTIVATE-ATTEMPTING PROJECTS=&gt;SOCIAL(Start project: fix category)','7: ACTIVATE-ATTEMPTING PROJECTS=&gt;Social Inequity(Start project: fix problem)','7: ACTIVATE-ATTEMPTING PROJECTS=&gt;Base fix 'Social Inequity' (SOCIAL) triggers crisis(Project started)','7: ACTIVATE-ATTEMPTING PROJECTS=&gt;(('H', 8), 'H', 8, "Base fix 'Social Inequity' (SOCIAL) triggers crisis")(Skill for project)','7: ACTIVATE-ATTEMPTING PROJECTS=&gt;3(Consultant fees)','7: ACTIVATE-ATTEMPTING PROJECTS=&gt;8(Dice roll 2D6: skill check)','7: ACTIVATE-ATTEMPTING PROJECTS=&gt;(('S', 8), 'S', 6, "Base fix 'Sprawl' (INDUSTRIAL) triggers crisis")(Skill for project)','7: ACTIVATE-ATTEMPTING PROJECTS=&gt;2(Consultant fees)','7: ACTIVATE-ATTEMPTING PROJECTS=&gt;6(Dice roll 2D6: skill check)','7: ACTIVATE-ATTEMPTING PROJECTS=&gt;(('H', 11), 'H', 4, "Base fix 'Social Inequity' (SOCIAL) triggers crisis")(Skill for project)','7: ACTIVATE-ATTEMPTING PROJECTS=&gt;0(Consultant fees)','7: ACTIVATE-ATTEMPTING PROJECTS=&gt;4(Dice roll 2D6: skill check)','7: ACTIVATE-ATTEMPTING PROJECTS=&gt;(('C', 13), 'C', 6, "Base fix 'Freshwater Depletion' (ENVIRONMENTAL) triggers crisis")(Skill for project)','7: ACTIVATE-ATTEMPTING PROJECTS=&gt;1(Consultant fees)','7: ACTIVATE-ATTEMPTING PROJECTS=&gt;8(Dice roll 2D6: skill check)','7: ACTIVATE-ATTEMPTING PROJECTS=&gt;(('H', 9), 'H', 2, "Base fix 'Social Inequity' (SOCIAL) triggers crisis")(Skill for project)','7: ACTIVATE-ATTEMPTING PROJECTS=&gt;1(Consultant fees)','7: ACTIVATE-ATTEMPTING PROJECTS=&gt;11(Dice roll 2D6: skill check)','7: ACTIVATE-ATTEMPTING PROJECTS=&gt;(('H', 1), 'H', 3, "Base fix 'Social Inequity' (SOCIAL) triggers crisis")(Skill for project)','7: ACTIVATE-ATTEMPTING PROJECTS=&gt;0(Consultant fees)','7: ACTIVATE-ATTEMPTING PROJECTS=&gt;7(Dice roll 2D6: skill check)','7: ACTIVATE-ATTEMPTING PROJECTS=&gt;(('H', 11), 'H', 3, "Base fix 'Social Inequity' (SOCIAL) triggers crisis")(Skill for project)','7: ACTIVATE-ATTEMPTING PROJECTS=&gt;1(Consultant fees)','7: ACTIVATE-ATTEMPTING PROJECTS=&gt;11(Dice roll 2D6: skill check)','7: ACTIVATE-ATTEMPTING PROJECTS=&gt;(('H', 3), 'H', 1, "Base fix 'Social Inequity' (SOCIAL) triggers crisis")(Skill for project)','7: ACTIVATE-ATTEMPTING PROJECTS=&gt;1(Consultant fees)','7: ACTIVATE-ATTEMPTING PROJECTS=&gt;6(Dice roll 2D6: skill check)','7: ACTIVATE-ATTEMPTING PROJECTS=&gt;(('H', 4), 'H', 0, "Base fix 'Social Inequity' (SOCIAL) triggers crisis")(Skill for project)','7: ACTIVATE-ATTEMPTING PROJECTS=&gt;1(Consultant fees)','7: ACTIVATE-ATTEMPTING PROJECTS=&gt;4(Dice roll 2D6: skill check)','7: ACTIVATE-ATTEMPTING PROJECTS=&gt;None(Skill for project)','7: ACTIVATE-DOING RESEARCH=&gt;None(Start researching)','7: ACTIVATE-ATTEMPTING PROJECTS=&gt;(('C', 6), 'C', 3, "Base fix 'Polluting Industry' (INDUSTRIAL) triggers crisis")(Skill for project)','7: ACTIVATE-ATTEMPTING PROJECTS=&gt;1(Consultant fees)','7: ACTIVATE-ATTEMPTING PROJECTS=&gt;11(Dice roll 2D6: skill check)','7: ACTIVATE-ATTEMPTING PROJECTS=&gt;None(Skill for project)','7: ACTIVATE-DOING RESEARCH=&gt;None(Start researching)','7: ACTIVATE-ATTEMPTING PROJECTS=&gt;(('C', 14), 'C', 4, "Base fix 'Freshwater Depletion' (ENVIRONMENTAL) triggers crisis")(Skill for project)','7: ACTIVATE-ATTEMPTING PROJECTS=&gt;None(Skill for project)','7: ACTIVATE-DOING RESEARCH=&gt;None(Start researching)','7: ACTIVATE-ATTEMPTING PROJECTS=&gt;(('D', 13), 'D', 6, "Base fix 'Freshwater Depletion' (ENVIRONMENTAL) triggers crisis")(Skill for project)','7: ACTIVATE-ATTEMPTING PROJECTS=&gt;1(Consultant fees)','7: ACTIVATE-ATTEMPTING PROJECTS=&gt;9(Dice roll 2D6: skill check)','7: ACTIVATE-ATTEMPTING PROJECTS=&gt;(('D', 6), 'D', 5, "Base fix 'Freshwater Depletion' (ENVIRONMENTAL) triggers crisis")(Skill for project)','7: ACTIVATE-ATTEMPTING PROJECTS=&gt;0(Consultant fees)','7: ACTIVATE-ATTEMPTING PROJECTS=&gt;9(Dice roll 2D6: skill check)','7: ACTIVATE-DOING RESEARCH=&gt;None(Start researching)','7: ACTIVATE-ATTEMPTING PROJECTS=&gt;(('D', 5), 'D', 4, "Base fix 'Freshwater Depletion' (ENVIRONMENTAL) triggers crisis")(Skill for project)','7: ACTIVATE-ATTEMPTING PROJECTS=&gt;0(Consultant fees)','7: ACTIVATE-ATTEMPTING PROJECTS=&gt;10(Dice roll 2D6: skill check)','7: ACTIVATE-ATTEMPTING PROJECTS=&gt;(('C', 12), 'C', 4, "Base fix 'Polluting Industry' (INDUSTRIAL) triggers crisis")(Skill for project)','7: ACTIVATE-ATTEMPTING PROJECTS=&gt;1(Consultant fees)','7: ACTIVATE-ATTEMPTING PROJECTS=&gt;9(Dice roll 2D6: skill check)','7: ACTIVATE-DOING RESEARCH=&gt;None(Start researching)','7: END-FINALIZING=&gt;Base fix 'Freshwater Depletion' (ENVIRONMENTAL) triggers crisis(Project overskilled for "('C', 14)")','7: END-CRISIS ROLLING=&gt;SOCIAL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6(Dice roll 1D6: node in INDUSTRIAL)','7: END-CRISIS ROLLING=&gt;2(Dice roll 1D6: node in INDUSTRIAL)','7: END-CRISIS ROLLING=&gt;Fossil Fuel Dependency(Problem for crisis)','7: END-CRISIS ROLLING=&gt;12(Dice roll 2D6: crisis roll for Fossil Fuel Dependency)','7: END-CRISIS ROLLING=&gt;12(Crisis roll for node "Fossil Fuel Dependency")','7: END-CRISIS ROLLING=&gt;7(Dice roll 2D6: crisis roll for Fossil Fuel Dependency)','7: END-CRISIS ROLLING=&gt;7(Crisis roll for node "Fossil Fuel Dependency")','7: END-CRISIS ROLLING=&gt;Nitrogen &amp; Phosphorous Loading(Now in crisis (cascaded from: Fossil Fuel Dependency))','7: END-CRISIS ROLLING=&gt;Ocean Degradation(Now in crisis (cascaded from: Fossil Fuel Dependency))','8: ENGAGE-DRAWING MONEY=&gt;2(Money drawn)','8: ENGAGE-DRAWING CARDS=&gt;('C', 12)(Card drawn: 1)','8: ENGAGE-DRAWING CARDS=&gt;('H', 5)(Card drawn: 2)','8: ENGAGE-CRISIS RISING','8: ENGAGE-DRAWING MONEY=&gt;2(Money drawn)','8: ENGAGE-DRAWING CARDS=&gt;('H', 7)(Card drawn: 1)','8: ENGAGE-DRAWING CARDS=&gt;('C', 4)(Card drawn: 2)','8: ENGAGE-DRAWING MONEY=&gt;2(Money drawn)','8: ENGAGE-DRAWING CARDS=&gt;('S', 3)(Card drawn: 1)','8: ENGAGE-DRAWING CARDS=&gt;('C', 11)(Card drawn: 2)','8: ENGAGE-CRISIS RISING','8: ENGAGE-DRAWING MONEY=&gt;2(Money drawn)','8: ENGAGE-DRAWING CARDS=&gt;('D', 8)(Card drawn: 1)','8: ENGAGE-DRAWING CARDS=&gt;('D', 11)(Card drawn: 2)','8: ENGAGE-DRAWING MONEY=&gt;2(Money drawn)','8: ENGAGE-DRAWING CARDS=&gt;('S', 7)(Card drawn: 1)','8: ENGAGE-DRAWING CARDS=&gt;('H', 12)(Card drawn: 2)','8: ACTIVATE-ATTEMPTING PROJECTS=&gt;None(Skill for project)','8: ACTIVATE-DOING RESEARCH=&gt;None(Start researching)','8: ACTIVATE-ATTEMPTING PROJECTS=&gt;(('D', 1), 'D', 2, "Base fix 'Freshwater Depletion' (ENVIRONMENTAL) triggers crisis")(Skill for project)','8: ACTIVATE-ATTEMPTING PROJECTS=&gt;1(Consultant fees)','8: ACTIVATE-ATTEMPTING PROJECTS=&gt;7(Dice roll 2D6: skill check)','8: ACTIVATE-ATTEMPTING PROJECTS=&gt;(('C', 4), 'C', 3, "Base fix 'Freshwater Depletion' (ENVIRONMENTAL) triggers crisis")(Skill for project)','8: ACTIVATE-ATTEMPTING PROJECTS=&gt;4(Consultant fees)','8: ACTIVATE-ATTEMPTING PROJECTS=&gt;9(Dice roll 2D6: skill check)','8: ACTIVATE-ATTEMPTING PROJECTS=&gt;(('H', 7), 'H', 2, "Base fix 'Social Inequity' (SOCIAL) triggers crisis")(Skill for project)','8: ACTIVATE-ATTEMPTING PROJECTS=&gt;8(Dice roll 2D6: skill check)','8: ACTIVATE-ATTEMPTING PROJECTS=&gt;(('H', 10), 'H', 1, "Base fix 'Social Inequity' (SOCIAL) triggers crisis")(Skill for project)','8: ACTIVATE-ATTEMPTING PROJECTS=&gt;7(Dice roll 2D6: skill check)','8: ACTIVATE-ATTEMPTING PROJECTS=&gt;None(Skill for project)','8: ACTIVATE-DOING RESEARCH=&gt;None(Start researching)','8: ACTIVATE-ATTEMPTING PROJECTS=&gt;(('S', 5), 'S', 3, "Base fix 'Sprawl' (INDUSTRIAL) triggers crisis")(Skill for project)','8: ACTIVATE-ATTEMPTING PROJECTS=&gt;1(Consultant fees)','8: ACTIVATE-ATTEMPTING PROJECTS=&gt;5(Dice roll 2D6: skill check)','8: ACTIVATE-ATTEMPTING PROJECTS=&gt;None(Skill for project)','8: ACTIVATE-DOING RESEARCH=&gt;None(Start researching)','8: ACTIVATE-ATTEMPTING PROJECTS=&gt;(('H', 10), 'H', 2, "Base fix 'Social Inequity' (SOCIAL) triggers crisis")(Skill for project)','8: ACTIVATE-ATTEMPTING PROJECTS=&gt;1(Consultant fees)','8: ACTIVATE-ATTEMPTING PROJECTS=&gt;5(Dice roll 2D6: skill check)','8: ACTIVATE-ATTEMPTING PROJECTS=&gt;None(Skill for project)','8: ACTIVATE-DOING RESEARCH=&gt;None(Start researching)','8: ACTIVATE-ATTEMPTING PROJECTS=&gt;None(Skill for project)','8: ACTIVATE-DOING RESEARCH=&gt;None(Start researching)','8: END-FINALIZING=&gt;Base fix 'Polluting Industry' (INDUSTRIAL) triggers crisis(Project abandoned)','8: END-CRISIS ROLLING=&gt;SOCIAL(Crisis chip: full category)','8: END-CRISIS ROLLING=&gt;ENVIRONMENTAL(Crisis chip: full category)','8: END-CRISIS ROLLING=&gt;2(Dice roll 1D6: crisis cat)','8: END-CRISIS ROLLING=&gt;ECONOMIC(Category for crisis)','8: END-CRISIS ROLLING=&gt;1(Dice roll 1D6: node in ECONOMIC)','8: END-CRISIS ROLLING=&gt;Monopoly(Problem for crisis)','8: END-CRISIS ROLLING=&gt;5(Dice roll 2D6: crisis roll for Monopoly)','8: END-CRISIS ROLLING=&gt;5(Crisis roll for node "Monopoly")','8: END-CRISIS ROLLING=&gt;Economic Inequality(Now in crisis (cascaded from: Monopoly))','8: END-CRISIS ROLLING=&gt;6(Dice roll 1D6: crisis cat)','8: END-CRISIS ROLLING=&gt;LIVING STANDARDS(Category for crisis)','8: END-CRISIS ROLLING=&gt;1(Dice roll 1D6: node in LIVING STANDARDS)','8: END-CRISIS ROLLING=&gt;Discrimination(Problem for crisis)','8: END-CRISIS ROLLING=&gt;7(Dice roll 2D6: crisis roll for Discrimination)','8: END-CRISIS ROLLING=&gt;7(Crisis roll for node "Discrimination")','8: END-CRISIS ROLLING=&gt;Discrimination(Now in crisis)','9: ENGAGE-DRAWING MONEY=&gt;2(Money drawn)','9: ENGAGE-DRAWING CARDS=&gt;('C', 13)(Card drawn: 1)','9: ENGAGE-DRAWING CARDS=&gt;('C', 2)(Card drawn: 2)','9: ENGAGE-CRISIS RISING','9: ENGAGE-DRAWING MONEY=&gt;2(Money drawn)','9: ENGAGE-DRAWING CARDS=&gt;('C', 7)(Card drawn: 1)','9: ENGAGE-DRAWING CARDS=&gt;('C', 8)(Card drawn: 2)','9: ENGAGE-DRAWING MONEY=&gt;2(Money drawn)','9: ENGAGE-DRAWING CARDS=&gt;('H', 5)(Card drawn: 1)','9: ENGAGE-DRAWING CARDS=&gt;('C', 12)(Card drawn: 2)','9: ENGAGE-CRISIS RISING','9: ENGAGE-DRAWING MONEY=&gt;2(Money drawn)','9: ENGAGE-DRAWING CARDS=&gt;('D', 7)(Card drawn: 1)','9: ENGAGE-DRAWING CARDS=&gt;('H', 4)(Card drawn: 2)','9: ENGAGE-DRAWING MONEY=&gt;2(Money drawn)','9: ENGAGE-DRAWING CARDS=&gt;('C', 14)(Card drawn: 1)','9: ENGAGE-DRAWING CARDS=&gt;('C', 13)(Card drawn: 2)','9: ACTIVATE-ATTEMPTING PROJECTS=&gt;(('C', 13), 'C', 3, "Base fix 'Sprawl' (INDUSTRIAL) triggers crisis")(Skill for project)','9: ACTIVATE-ATTEMPTING PROJECTS=&gt;0(Consultant fees)','9: ACTIVATE-ATTEMPTING PROJECTS=&gt;7(Dice roll 2D6: skill check)','9: ACTIVATE-ATTEMPTING PROJECTS=&gt;(('H', 5), 'H', 2, "Base fix 'Social Inequity' (SOCIAL) triggers crisis")(Skill for project)','9: ACTIVATE-ATTEMPTING PROJECTS=&gt;6(Consultant fees)','9: ACTIVATE-ATTEMPTING PROJECTS=&gt;6(Dice roll 2D6: skill check)','9: ACTIVATE-ATTEMPTING PROJECTS=&gt;(('C', 12), 'C', 1, "Base fix 'Sprawl' (INDUSTRIAL) triggers crisis")(Skill for project)','9: ACTIVATE-ATTEMPTING PROJECTS=&gt;1(Consultant fees)','9: ACTIVATE-ATTEMPTING PROJECTS=&gt;6(Dice roll 2D6: skill check)','9: ACTIVATE-ATTEMPTING PROJECTS=&gt;None(Skill for project)','9: ACTIVATE-DOING RESEARCH=&gt;None(Start researching)','9: ACTIVATE-ATTEMPTING PROJECTS=&gt;(('C', 7), 'C', 1, "Base fix 'Freshwater Depletion' (ENVIRONMENTAL) triggers crisis")(Skill for project)','9: ACTIVATE-ATTEMPTING PROJECTS=&gt;2(Consultant fees)','9: ACTIVATE-ATTEMPTING PROJECTS=&gt;9(Dice roll 2D6: skill check)','9: ACTIVATE-ATTEMPTING PROJECTS=&gt;None(Skill for project)','9: ACTIVATE-DOING RESEARCH=&gt;None(Start researching)','9: ACTIVATE-ATTEMPTING PROJECTS=&gt;(('S', 3), 'S', 3, "Base fix 'Sprawl' (INDUSTRIAL) triggers crisis")(Skill for project)','9: ACTIVATE-ATTEMPTING PROJECTS=&gt;4(Consultant fees)','9: ACTIVATE-ATTEMPTING PROJECTS=&gt;8(Dice roll 2D6: skill check)','9: ACTIVATE-ATTEMPTING PROJECTS=&gt;(('C', 12), 'C', 5, "Base fix 'Freshwater Depletion' (ENVIRONMENTAL) triggers crisis")(Skill for project)','9: ACTIVATE-ATTEMPTING PROJECTS=&gt;0(Consultant fees)','9: ACTIVATE-ATTEMPTING PROJECTS=&gt;3(Dice roll 2D6: skill check)','9: ACTIVATE-ATTEMPTING PROJECTS=&gt;(('C', 11), 'C', 3, "Base fix 'Freshwater Depletion' (ENVIRONMENTAL) triggers crisis")(Skill for project)','9: ACTIVATE-ATTEMPTING PROJECTS=&gt;0(Consultant fees)','9: ACTIVATE-ATTEMPTING PROJECTS=&gt;6(Dice roll 2D6: skill check)','9: ACTIVATE-ATTEMPTING PROJECTS=&gt;(('H', 5), 'H', 3, "Base fix 'Social Inequity' (SOCIAL) triggers crisis")(Skill for project)','9: ACTIVATE-ATTEMPTING PROJECTS=&gt;0(Consultant fees)','9: ACTIVATE-ATTEMPTING PROJECTS=&gt;3(Dice roll 2D6: skill check)','9: ACTIVATE-ATTEMPTING PROJECTS=&gt;(('H', 8), 'H', 0, "Base fix 'Social Inequity' (SOCIAL) triggers crisis")(Skill for project)','9: ACTIVATE-ATTEMPTING PROJECTS=&gt;0(Consultant fees)','9: ACTIVATE-ATTEMPTING PROJECTS=&gt;9(Dice roll 2D6: skill check)','9: ACTIVATE-ATTEMPTING PROJECTS=&gt;(('D', 10), 'D', 1, "Base fix 'Freshwater Depletion' (ENVIRONMENTAL) triggers crisis")(Skill for project)','9: ACTIVATE-ATTEMPTING PROJECTS=&gt;0(Consultant fees)','9: ACTIVATE-ATTEMPTING PROJECTS=&gt;6(Dice roll 2D6: skill check)','9: ACTIVATE-ATTEMPTING PROJECTS=&gt;(('H', 2), 'H', 0, "Base fix 'Social Inequity' (SOCIAL) triggers crisis")(Skill for project)','9: ACTIVATE-ATTEMPTING PROJECTS=&gt;0(Consultant fees)','9: ACTIVATE-ATTEMPTING PROJECTS=&gt;4(Dice roll 2D6: skill check)','9: ACTIVATE-DOING RESEARCH=&gt;None(Start researching)','9: ACTIVATE-ATTEMPTING PROJECTS=&gt;None(Skill for project)','9: ACTIVATE-DOING RESEARCH=&gt;None(Start researching)','9: ACTIVATE-ATTEMPTING PROJECTS=&gt;None(Start project: type)','9: ACTIVATE-ATTEMPTING PROJECTS=&gt;(('H', 3), 'H', 1, "Base fix 'Social Inequity' (SOCIAL) triggers crisis")(Skill for project)','9: ACTIVATE-ATTEMPTING PROJECTS=&gt;7(Consultant fees)','9: ACTIVATE-ATTEMPTING PROJECTS=&gt;7(Dice roll 2D6: skill check)','9: ACTIVATE-ATTEMPTING PROJECTS=&gt;(('C', 14), 'H', 5, "Base fix 'Social Inequity' (SOCIAL) triggers crisis")(Skill for project)','9: ACTIVATE-ATTEMPTING PROJECTS=&gt;(('H', 12), 'H', 4, "Base fix 'Social Inequity' (SOCIAL) triggers crisis")(Skill for project)','9: ACTIVATE-ATTEMPTING PROJECTS=&gt;0(Consultant fees)','9: ACTIVATE-ATTEMPTING PROJECTS=&gt;5(Dice roll 2D6: skill check)','9: ACTIVATE-ATTEMPTING PROJECTS=&gt;(('S', 7), 'S', 3, "Base fix 'Sprawl' (INDUSTRIAL) triggers crisis")(Skill for project)','9: ACTIVATE-ATTEMPTING PROJECTS=&gt;4(Consultant fees)','9: ACTIVATE-ATTEMPTING PROJECTS=&gt;10(Dice roll 2D6: skill check)','9: ACTIVATE-ATTEMPTING PROJECTS=&gt;(('C', 13), 'C', 3, "Base fix 'Freshwater Depletion' (ENVIRONMENTAL) triggers crisis")(Skill for project)','9: ACTIVATE-ATTEMPTING PROJECTS=&gt;0(Consultant fees)','9: ACTIVATE-ATTEMPTING PROJECTS=&gt;7(Dice roll 2D6: skill check)','9: ACTIVATE-ATTEMPTING PROJECTS=&gt;(('H', 7), 'H', 0, "Base fix 'Social Inequity' (SOCIAL) triggers crisis")(Skill for project)','9: ACTIVATE-ATTEMPTING PROJECTS=&gt;3(Consultant fees)','9: ACTIVATE-ATTEMPTING PROJECTS=&gt;9(Dice roll 2D6: skill check)','9: ACTIVATE-ATTEMPTING PROJECTS=&gt;None(Skill for project)','9: ACTIVATE-DOING RESEARCH=&gt;None(Start researching)','10: END-FINALIZING=&gt;Base fix 'Social Inequity' (SOCIAL) triggers crisis(Project overskilled for "('C', 14)")','10: END-CRISIS ROLLING=&gt;SOCIAL(Crisis chip: full category)','10: END-CRISIS ROLLING=&gt;ENVIRONMENTAL(Crisis chip: full category)','10: END-CRISIS ROLLING=&gt;2(Dice roll 1D6: crisis cat)','10: END-CRISIS ROLLING=&gt;ECONOMIC(Category for crisis)','10: END-CRISIS ROLLING=&gt;2(Dice roll 1D6: node in ECONOMIC)','10: END-CRISIS ROLLING=&gt;Market Externalities(Problem for crisis)','10: END-CRISIS ROLLING=&gt;7(Dice roll 2D6: crisis roll for Market Externalities)','10: END-CRISIS ROLLING=&gt;7(Crisis roll for node "Market Externalities")','10: END-CRISIS ROLLING=&gt;Inflation(Now in crisis (cascaded from: Market Externalities))','10: END-CRISIS ROLLING=&gt;6(Dice roll 1D6: crisis cat)','10: END-CRISIS ROLLING=&gt;LIVING STANDARDS(Category for crisis)','10: END-CRISIS ROLLING=&gt;5(Dice roll 1D6: node in LIVING STANDARDS)','10: END-CRISIS ROLLING=&gt;5(Dice roll 1D6: node in LIVING STANDARDS)','10: END-CRISIS ROLLING=&gt;6(Dice roll 1D6: node in LIVING STANDARDS)','10: END-CRISIS ROLLING=&gt;5(Dice roll 1D6: node in LIVING STANDARDS)','10: END-CRISIS ROLLING=&gt;5(Dice roll 1D6: node in LIVING STANDARDS)','10: END-CRISIS ROLLING=&gt;2(Dice roll 1D6: node in LIVING STANDARDS)','10: END-CRISIS ROLLING=&gt;Low Labour Standards(Problem for crisis)','10: END-CRISIS ROLLING=&gt;6(Dice roll 2D6: crisis roll for Low Labour Standards)','10: END-CRISIS ROLLING=&gt;6(Crisis roll for node "Low Labour Standards")','10: END-CRISIS ROLLING=&gt;Low Labour Standards(Now in crisis)','10: ENGAGE-DRAWING MONEY=&gt;1(Money drawn)','10: ENGAGE-DRAWING CARDS=&gt;('H', 9)(Card drawn: 1)','10: ENGAGE-DRAWING CARDS=&gt;('H', 1)(Card drawn: 2)','10: ENGAGE-CRISIS RISING','10: ENGAGE-DRAWING MONEY=&gt;1(Money drawn)','10: ENGAGE-DRAWING CARDS=&gt;('H', 7)(Card drawn: 1)','10: ENGAGE-DRAWING CARDS=&gt;('C', 14)(Card drawn: 2)','10: ENGAGE-DRAWING MONEY=&gt;1(Money drawn)','10: ENGAGE-DRAWING CARDS=&gt;('H', 8)(Card drawn: 1)','10: ENGAGE-DRAWING CARDS=&gt;('D', 12)(Card drawn: 2)','10: ENGAGE-CRISIS RISING','10: ENGAGE-DRAWING MONEY=&gt;1(Money drawn)','10: ENGAGE-DRAWING CARDS=&gt;('S', 1)(Card drawn: 1)','10: ENGAGE-DRAWING CARDS=&gt;('H', 10)(Card drawn: 2)','10: ENGAGE-DRAWING MONEY=&gt;1(Money drawn)','10: ENGAGE-DRAWING CARDS=&gt;('C', 4)(Card drawn: 1)','10: ENGAGE-DRAWING CARDS=&gt;('C', 2)(Card drawn: 2)','10: ACTIVATE-ATTEMPTING PROJECTS=&gt;None(Skill for project)','10: ACTIVATE-DOING RESEARCH=&gt;None(Start researching)','10: ACTIVATE-ATTEMPTING PROJECTS=&gt;(('H', 13), 'H', 0, "Base fix 'Social Inequity' (SOCIAL) triggers crisis")(Skill for project)','10: ACTIVATE-ATTEMPTING PROJECTS=&gt;0(Consultant fees)','10: ACTIVATE-ATTEMPTING PROJECTS=&gt;8(Dice roll 2D6: skill check)','10: ACTIVATE-ATTEMPTING PROJECTS=&gt;(('C', 14), 'D', 2, "Base fix 'Social Inequity' (SOCIAL) triggers crisis")(Skill for project)','10: ACTIVATE-ATTEMPTING PROJECTS=&gt;None(Skill for project)','10: ACTIVATE-DOING RESEARCH=&gt;None(Start researching)','10: ACTIVATE-ATTEMPTING PROJECTS=&gt;None(Skill for project)','10: ACTIVATE-DOING RESEARCH=&gt;None(Start researching)','10: ACTIVATE-ATTEMPTING PROJECTS=&gt;(('H', 12), 'H', 4, "Base fix 'Social Inequity' (SOCIAL) triggers crisis")(Skill for project)','10: ACTIVATE-ATTEMPTING PROJECTS=&gt;0(Consultant fees)','10: ACTIVATE-ATTEMPTING PROJECTS=&gt;7(Dice roll 2D6: skill check)','10: ACTIVATE-ATTEMPTING PROJECTS=&gt;(('S', 1), 'S', 8, "Base fix 'Sprawl' (INDUSTRIAL) triggers crisis")(Skill for project)','10: ACTIVATE-ATTEMPTING PROJECTS=&gt;0(Consultant fees)','10: ACTIVATE-ATTEMPTING PROJECTS=&gt;10(Dice roll 2D6: skill check)','10: ACTIVATE-ATTEMPTING PROJECTS=&gt;(('H', 13), 'H', 1, "Base fix 'Social Inequity' (SOCIAL) triggers crisis")(Skill for project)','10: ACTIVATE-ATTEMPTING PROJECTS=&gt;1(Consultant fees)','10: ACTIVATE-ATTEMPTING PROJECTS=&gt;4(Dice roll 2D6: skill check)','10: ACTIVATE-ATTEMPTING PROJECTS=&gt;(('D', 11), 'D', 4, "Base fix 'Social Inequity' (SOCIAL) triggers crisis")(Skill for project)','10: ACTIVATE-ATTEMPTING PROJECTS=&gt;1(Consultant fees)','10: ACTIVATE-ATTEMPTING PROJECTS=&gt;6(Dice roll 2D6: skill check)','10: ACTIVATE-ATTEMPTING PROJECTS=&gt;(('H', 6), 'H', 2, "Base fix 'Social Inequity' (SOCIAL) triggers crisis")(Skill for project)','10: ACTIVATE-ATTEMPTING PROJECTS=&gt;5(Consultant fees)','10: ACTIVATE-ATTEMPTING PROJECTS=&gt;7(Dice roll 2D6: skill check)','10: ACTIVATE-ATTEMPTING PROJECTS=&gt;(('H', 1), 'H', 0, "Base fix 'Social Inequity' (SOCIAL) triggers crisis")(Skill for project)','10: ACTIVATE-ATTEMPTING PROJECTS=&gt;0(Consultant fees)','10: ACTIVATE-ATTEMPTING PROJECTS=&gt;7(Dice roll 2D6: skill check)','10: ACTIVATE-ATTEMPTING PROJECTS=&gt;(('H', 4), 'H', 3, "Base fix 'Social Inequity' (SOCIAL) triggers crisis")(Skill for project)','10: ACTIVATE-ATTEMPTING PROJECTS=&gt;4(Consultant fees)','10: ACTIVATE-ATTEMPTING PROJECTS=&gt;5(Dice roll 2D6: skill check)','10: ACTIVATE-ATTEMPTING PROJECTS=&gt;(('H', 10), 'H', 3, "Base fix 'Social Inequity' (SOCIAL) triggers crisis")(Skill for project)','10: ACTIVATE-ATTEMPTING PROJECTS=&gt;0(Consultant fees)','10: ACTIVATE-ATTEMPTING PROJECTS=&gt;11(Dice roll 2D6: skill check)','10: ACTIVATE-ATTEMPTING PROJECTS=&gt;(('D', 8), 'D', 1, "Base fix 'Social Inequity' (SOCIAL) triggers crisis")(Skill for project)','10: ACTIVATE-ATTEMPTING PROJECTS=&gt;3(Consultant fees)','10: ACTIVATE-ATTEMPTING PROJECTS=&gt;2(Dice roll 2D6: skill check)','10: ACTIVATE-ATTEMPTING PROJECTS=&gt;(('D', 7), 'D', 1, "Base fix 'Freshwater Depletion' (ENVIRONMENTAL) triggers crisis")(Skill for project)','10: ACTIVATE-ATTEMPTING PROJECTS=&gt;5(Dice roll 2D6: skill check)','10: ACTIVATE-ATTEMPTING PROJECTS=&gt;None(Skill for project)','10: ACTIVATE-DOING RESEARCH=&gt;None(Start researching)','10: ACTIVATE-ATTEMPTING PROJECTS=&gt;Remove-Tradeoff(Start project: type)','10: ACTIVATE-ATTEMPTING PROJECTS=&gt;LIVING STANDARDS(Start project: fix category)','10: ACTIVATE-ATTEMPTING PROJECTS=&gt;Systemic Corruption(Start project: fix problem)','10: ACTIVATE-ATTEMPTING PROJECTS=&gt;Improved fix 'Systemic Corruption' (LIVING STANDARDS)(Project started)','10: ACTIVATE-ATTEMPTING PROJECTS=&gt;(('C', 2), 'C', 3, "Base fix 'Freshwater Depletion' (ENVIRONMENTAL) triggers crisis")(Skill for project)','10: ACTIVATE-ATTEMPTING PROJECTS=&gt;1(Consultant fees)','10: ACTIVATE-ATTEMPTING PROJECTS=&gt;8(Dice roll 2D6: skill check)','10: ACTIVATE-ATTEMPTING PROJECTS=&gt;(('C', 4), 'C', 2, "Base fix 'Sprawl' (INDUSTRIAL) triggers crisis")(Skill for project)','10: ACTIVATE-ATTEMPTING PROJECTS=&gt;0(Consultant fees)','10: ACTIVATE-ATTEMPTING PROJECTS=&gt;6(Dice roll 2D6: skill check)','10: ACTIVATE-ATTEMPTING PROJECTS=&gt;(('H', 4), 'H', 0, "Base fix 'Social Inequity' (SOCIAL) triggers crisis")(Skill for project)','10: ACTIVATE-ATTEMPTING PROJECTS=&gt;1(Consultant fees)','10: ACTIVATE-ATTEMPTING PROJECTS=&gt;3(Dice roll 2D6: skill check)','10: ACTIVATE-ATTEMPTING PROJECTS=&gt;(('H', 6), 'H', 0, "Base fix 'Social Inequity' (SOCIAL) triggers crisis")(Skill for project)','10: ACTIVATE-ATTEMPTING PROJECTS=&gt;5(Dice roll 2D6: skill check)','10: ACTIVATE-DOING RESEARCH=&gt;None(Start researching)','10: END-FINALIZING=&gt;Improved fix 'Systemic Corruption' (LIVING STANDARDS)(Project abandoned)','10: END-FINALIZING=&gt;Base fix 'Social Inequity' (SOCIAL) triggers crisis(Project overskilled for "('C', 14)")','10: END-CRISIS ROLLING=&gt;ECONOMIC(Crisis chip: full category)','10: END-CRISIS ROLLING=&gt;SOCIAL(Crisis chip: full category)','10: END-CRISIS ROLLING=&gt;ENVIRONMENTAL(Crisis chip: full category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1(Dice roll 1D6: node in INDUSTRIAL)','10: END-CRISIS ROLLING=&gt;Polluting Industry(Problem for crisis)','10: END-CRISIS ROLLING=&gt;10(Dice roll 2D6: crisis roll for Polluting Industry)','10: END-CRISIS ROLLING=&gt;10(Crisis roll for node "Polluting Industry")','10: END-CRISIS ROLLING=&gt;9(Dice roll 2D6: crisis roll for Polluting Industry)','10: END-CRISIS ROLLING=&gt;9(Crisis roll for node "Polluting Industry")','10: END-CRISIS ROLLING=&gt;Polluting Industry(Crisis averted)','11: ENGAGE-DRAWING MONEY=&gt;1(Money drawn)','11: ENGAGE-DRAWING CARDS=&gt;('C', 14)(Card drawn: 1)','11: ENGAGE-DRAWING CARDS=&gt;('H', 11)(Card drawn: 2)','11: ENGAGE-CRISIS RISING','11: ENGAGE-DRAWING MONEY=&gt;1(Money drawn)','11: ENGAGE-DRAWING CARDS=&gt;('S', 10)(Card drawn: 1)','11: ENGAGE-DRAWING CARDS=&gt;('C', 4)(Card drawn: 2)','11: ENGAGE-DRAWING MONEY=&gt;1(Money drawn)','11: ENGAGE-DRAWING CARDS=&gt;('C', 6)(Card drawn: 1)','11: ENGAGE-DRAWING CARDS=&gt;('D', 2)(Card drawn: 2)','11: ENGAGE-CRISIS RISING','11: ENGAGE-DRAWING MONEY=&gt;1(Money drawn)','11: ENGAGE-DRAWING CARDS=&gt;('D', 8)(Card drawn: 1)','11: ENGAGE-DRAWING CARDS=&gt;('H', 3)(Card drawn: 2)','11: ENGAGE-DRAWING MONEY=&gt;1(Money drawn)','11: ENGAGE-DRAWING CARDS=&gt;('H', 11)(Card drawn: 1)','11: ENGAGE-DRAWING CARDS=&gt;('H', 10)(Card drawn: 2)','11: ACTIVATE-ATTEMPTING PROJECTS=&gt;None(Skill for project)','11: ACTIVATE-DOING RESEARCH=&gt;None(Start researching)','11: ACTIVATE-ATTEMPTING PROJECTS=&gt;(('H', 7), 'H', 1, "Base fix 'Social Inequity' (SOCIAL) triggers crisis")(Skill for project)','11: ACTIVATE-ATTEMPTING PROJECTS=&gt;2(Consultant fees)','11: ACTIVATE-ATTEMPTING PROJECTS=&gt;7(Dice roll 2D6: skill check)','11: ACTIVATE-ATTEMPTING PROJECTS=&gt;(('C', 8), 'C', 0, "Base fix 'Freshwater Depletion' (ENVIRONMENTAL) triggers crisis")(Skill for project)','11: ACTIVATE-ATTEMPTING PROJECTS=&gt;11(Dice roll 2D6: skill check)','11: ACTIVATE-ATTEMPTING PROJECTS=&gt;None(Skill for project)','11: ACTIVATE-DOING RESEARCH=&gt;None(Start researching)','11: ACTIVATE-ATTEMPTING PROJECTS=&gt;(('D', 2), 'D', 3, "Base fix 'Freshwater Depletion' (ENVIRONMENTAL) triggers crisis")(Skill for project)','11: ACTIVATE-ATTEMPTING PROJECTS=&gt;2(Consultant fees)','11: ACTIVATE-ATTEMPTING PROJECTS=&gt;7(Dice roll 2D6: skill check)','11: ACTIVATE-ATTEMPTING PROJECTS=&gt;(('C', 6), 'C', 2, "Base fix 'Freshwater Depletion' (ENVIRONMENTAL) triggers crisis")(Skill for project)','11: ACTIVATE-ATTEMPTING PROJECTS=&gt;1(Consultant fees)','11: ACTIVATE-ATTEMPTING PROJECTS=&gt;10(Dice roll 2D6: skill check)','11: ACTIVATE-ATTEMPTING PROJECTS=&gt;(('H', 8), 'H', 0, "Base fix 'Social Inequity' (SOCIAL) triggers crisis")(Skill for project)','11: ACTIVATE-ATTEMPTING PROJECTS=&gt;10(Dice roll 2D6: skill check)','11: ACTIVATE-ATTEMPTING PROJECTS=&gt;None(Skill for project)','11: ACTIVATE-DOING RESEARCH=&gt;None(Start researching)','11: ACTIVATE-ATTEMPTING PROJECTS=&gt;None(Skill for project)','11: ACTIVATE-DOING RESEARCH=&gt;None(Start researching)','11: ACTIVATE-ATTEMPTING PROJECTS=&gt;Remove-Tradeoff(Start project: type)','11: ACTIVATE-ATTEMPTING PROJECTS=&gt;INDUSTRIAL(Start project: fix category)','11: ACTIVATE-ATTEMPTING PROJECTS=&gt;Fossil Fuel Dependency(Start project: fix problem)','11: ACTIVATE-ATTEMPTING PROJECTS=&gt;Improved fix 'Fossil Fuel Dependency' (INDUSTRIAL)(Project started)','11: ACTIVATE-ATTEMPTING PROJECTS=&gt;(('H', 11), 'H', 0, "Base fix 'Social Inequity' (SOCIAL) triggers crisis")(Skill for project)','11: ACTIVATE-ATTEMPTING PROJECTS=&gt;1(Consultant fees)','11: ACTIVATE-ATTEMPTING PROJECTS=&gt;9(Dice roll 2D6: skill check)','11: ACTIVATE-ATTEMPTING PROJECTS=&gt;(('H', 10), 'H', 0, "Base fix 'Social Inequity' (SOCIAL) triggers crisis")(Skill for project)','11: ACTIVATE-ATTEMPTING PROJECTS=&gt;10(Dice roll 2D6: skill check)','11: ACTIVATE-DOING RESEARCH=&gt;None(Start researching)','11: END-FINALIZING=&gt;Base fix 'Sprawl' (INDUSTRIAL) triggers crisis(Project abandoned)','11: END-FINALIZING=&gt;Improved fix 'Fossil Fuel Dependency' (INDUSTRIAL)(Project abandoned)','11: END-CRISIS ROLLING=&gt;ECONOMIC(Crisis chip: full category)','11: END-CRISIS ROLLING=&gt;SOCIAL(Crisis chip: full category)','11: END-CRISIS ROLLING=&gt;ENVIRONMENTAL(Crisis chip: full category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1(Dice roll 1D6: crisis cat)','11: END-CRISIS ROLLING=&gt;INDUSTRIAL(Category for crisis)','11: END-CRISIS ROLLING=&gt;1(Dice roll 1D6: node in INDUSTRIAL)','11: END-CRISIS ROLLING=&gt;Polluting Industry(Problem for crisis)','11: END-CRISIS ROLLING=&gt;9(Dice roll 2D6: crisis roll for Polluting Industry)','11: END-CRISIS ROLLING=&gt;9(Crisis roll for node "Polluting Industry")','11: END-CRISIS ROLLING=&gt;6(Dice roll 2D6: crisis roll for Polluting Industry)','11: END-CRISIS ROLLING=&gt;6(Crisis roll for node "Polluting Industry")','11: END-CRISIS ROLLING=&gt;Clean Water Shortage(Now in crisis (cascaded from: Polluting Industry)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9, 10, 15, 17, 18, 19, 22, 24, 28]}</text:p>
          </table:table-cell>
          <table:table-cell table:style-name="Gnumeric-default" office:value-type="string">
            <text:p>{'abandoned-project': [[], [], [], [], [], [], [], [], [], [], [], [True], [], [], [], [], [], [], [], [], [], [], [], [], [], [], [], [], [], [], [], [], [], [], [], [], [], [], [], [], [], [], [], [True], [], [], [], [], [], [], [], [], [], [], [], [], [], [], [], [], [], [], [], [], [], [], [], [], [], [], [], [], [], [], [], [True], [], [], [], [], [], [], [], [], [], [], [True, True], [], [], [], [], [], [], [], [], [], [], [], [], [], [], [], [], [], [], [], [], [], [], [], [], [], [], [], [], [], [], [], [], [], [], [], [], [], [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S', 13)(Card drawn: 1)','0: ENGAGE-DRAWING CARDS=&gt;('D', 6)(Card drawn: 2)','0: ENGAGE-CRISIS RISING','0: ENGAGE-DRAWING MONEY=&gt;3(Money drawn)','0: ENGAGE-DRAWING CARDS=&gt;('D', 9)(Card drawn: 1)','0: ENGAGE-DRAWING CARDS=&gt;('C', 7)(Card drawn: 2)','0: ENGAGE-DRAWING MONEY=&gt;3(Money drawn)','0: ENGAGE-DRAWING CARDS=&gt;('C', 10)(Card drawn: 1)','0: ENGAGE-DRAWING CARDS=&gt;('C', 11)(Card drawn: 2)','0: ENGAGE-CRISIS RISING','0: ENGAGE-DRAWING MONEY=&gt;3(Money drawn)','0: ENGAGE-DRAWING CARDS=&gt;('S', 9)(Card drawn: 1)','0: ENGAGE-DRAWING CARDS=&gt;('H', 3)(Card drawn: 2)','0: ENGAGE-DRAWING MONEY=&gt;3(Money drawn)','0: ENGAGE-DRAWING CARDS=&gt;('D', 2)(Card drawn: 1)','0: ENGAGE-DRAWING CARDS=&gt;('D', 12)(Card drawn: 2)','0: ACTIVATE-ATTEMPTING PROJECTS=&gt;Base(Start project: type)','0: ACTIVATE-ATTEMPTING PROJECTS=&gt;CLASS(Start project: fix category)','0: ACTIVATE-ATTEMPTING PROJECTS=&gt;Healthcare(Start project: fix problem)','0: ACTIVATE-ATTEMPTING PROJECTS=&gt;Base fix 'Healthcare' (CLASS) triggers crisis(Project started)','0: ACTIVATE-ATTEMPTING PROJECTS=&gt;None(Skill for project)','0: ACTIVATE-DOING RESEARCH=&gt;None(Start researching)','0: ACTIVATE-ATTEMPTING PROJECTS=&gt;Base(Start project: type)','0: ACTIVATE-ATTEMPTING PROJECTS=&gt;ECONOMIC(Start project: fix category)','0: ACTIVATE-ATTEMPTING PROJECTS=&gt;Monopoly(Start project: fix problem)','0: ACTIVATE-ATTEMPTING PROJECTS=&gt;Base fix 'Monopoly' (ECONOMIC) triggers crisis(Project started)','0: ACTIVATE-ATTEMPTING PROJECTS=&gt;(('D', 9), 'D', 0, "Base fix 'Monopoly' (ECONOMIC) triggers crisis")(Skill for project)','0: ACTIVATE-ATTEMPTING PROJECTS=&gt;1(Consultant fees)','0: ACTIVATE-ATTEMPTING PROJECTS=&gt;4(Dice roll 2D6: skill check)','0: ACTIVATE-DOING RESEARCH=&gt;None(Start researching)','0: ACTIVATE-ATTEMPTING PROJECTS=&gt;Remove-Tradeoff(Start project: type)','0: ACTIVATE-ATTEMPTING PROJECTS=&gt;LIVING STANDARDS(Start project: fix category)','0: ACTIVATE-ATTEMPTING PROJECTS=&gt;Economic Inequality(Start project: fix problem)','0: ACTIVATE-ATTEMPTING PROJECTS=&gt;Improved fix 'Economic Inequality' (LIVING STANDARDS)(Project started)','0: ACTIVATE-ATTEMPTING PROJECTS=&gt;(('C', 10), 'C', 0, "Improved fix 'Economic Inequality' (LIVING STANDARDS)")(Skill for project)','0: ACTIVATE-ATTEMPTING PROJECTS=&gt;0(Consultant fees)','0: ACTIVATE-ATTEMPTING PROJECTS=&gt;5(Dice roll 2D6: skill check)','0: ACTIVATE-ATTEMPTING PROJECTS=&gt;(('C', 11), 'C', 0, "Improved fix 'Economic Inequality' (LIVING STANDARDS)")(Skill for project)','0: ACTIVATE-ATTEMPTING PROJECTS=&gt;0(Consultant fees)','0: ACTIVATE-ATTEMPTING PROJECTS=&gt;4(Dice roll 2D6: skill check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END-FINALIZING=&gt;Base fix 'Healthcare' (CLASS) triggers crisis(Project abandoned)','0: END-CRISIS ROLLING=&gt;6(Dice roll 1D6: crisis cat)','0: END-CRISIS ROLLING=&gt;LIVING STANDARDS(Category for crisis)','0: END-CRISIS ROLLING=&gt;3(Dice roll 1D6: node in LIVING STANDARDS)','0: END-CRISIS ROLLING=&gt;Systemic Corruption(Problem for crisis)','0: END-CRISIS ROLLING=&gt;12(Dice roll 2D6: crisis roll for Systemic Corruption)','0: END-CRISIS ROLLING=&gt;12(Crisis roll for node "Systemic Corruption")','0: END-CRISIS ROLLING=&gt;9(Dice roll 2D6: crisis roll for Systemic Corruption)','0: END-CRISIS ROLLING=&gt;9(Crisis roll for node "Systemic Corruption")','0: END-CRISIS ROLLING=&gt;Systemic Corruption(Crisis averted)','1: ENGAGE-DRAWING MONEY=&gt;3(Money drawn)','1: ENGAGE-DRAWING CARDS=&gt;('D', 2)(Card drawn: 1)','1: ENGAGE-DRAWING CARDS=&gt;('D', 4)(Card drawn: 2)','1: ENGAGE-CRISIS RISING','1: ENGAGE-DRAWING MONEY=&gt;3(Money drawn)','1: ENGAGE-DRAWING CARDS=&gt;('C', 7)(Card drawn: 1)','1: ENGAGE-DRAWING CARDS=&gt;('D', 10)(Card drawn: 2)','1: ENGAGE-DRAWING MONEY=&gt;3(Money drawn)','1: ENGAGE-DRAWING CARDS=&gt;('C', 4)(Card drawn: 1)','1: ENGAGE-DRAWING CARDS=&gt;('S', 11)(Card drawn: 2)','1: ENGAGE-CRISIS RISING','1: ENGAGE-DRAWING MONEY=&gt;3(Money drawn)','1: ENGAGE-DRAWING CARDS=&gt;('D', 12)(Card drawn: 1)','1: ENGAGE-DRAWING CARDS=&gt;('H', 2)(Card drawn: 2)','1: ENGAGE-DRAWING MONEY=&gt;3(Money drawn)','1: ENGAGE-DRAWING CARDS=&gt;('H', 14)(Card drawn: 1)','1: ENGAGE-DRAWING CARDS=&gt;('D', 7)(Card drawn: 2)','1: ACTIVATE-ATTEMPTING PROJECTS=&gt;Remove-Tradeoff(Start project: type)','1: ACTIVATE-ATTEMPTING PROJECTS=&gt;ENVIRONMENTAL(Start project: fix category)','1: ACTIVATE-ATTEMPTING PROJECTS=&gt;Chemical Pollution(Start project: fix problem)','1: ACTIVATE-ATTEMPTING PROJECTS=&gt;Improved fix 'Chemical Pollution' (ENVIRONMENTAL)(Project started)','1: ACTIVATE-ATTEMPTING PROJECTS=&gt;(('D', 2), 'D', 2, "Improved fix 'Chemical Pollution' (ENVIRONMENTAL)")(Skill for project)','1: ACTIVATE-ATTEMPTING PROJECTS=&gt;6(Consultant fees)','1: ACTIVATE-ATTEMPTING PROJECTS=&gt;8(Dice roll 2D6: skill check)','1: ACTIVATE-ATTEMPTING PROJECTS=&gt;(('D', 6), 'D', 1, "Base fix 'Monopoly' (ECONOMIC) triggers crisis")(Skill for project)','1: ACTIVATE-ATTEMPTING PROJECTS=&gt;6(Dice roll 2D6: skill check)','1: ACTIVATE-ATTEMPTING PROJECTS=&gt;(('D', 4), 'D', 1, "Improved fix 'Chemical Pollution' (ENVIRONMENTAL)")(Skill for project)','1: ACTIVATE-ATTEMPTING PROJECTS=&gt;3(Dice roll 2D6: skill check)','1: ACTIVATE-ATTEMPTING PROJECTS=&gt;(('S', 13), 'S', 0, "Base fix 'Monopoly' (ECONOMIC) triggers crisis")(Skill for project)','1: ACTIVATE-ATTEMPTING PROJECTS=&gt;6(Dice roll 2D6: skill check)','1: ACTIVATE-DOING RESEARCH=&gt;None(Start researching)','1: ACTIVATE-ATTEMPTING PROJECTS=&gt;(('C', 7), 'C', 1, "Improved fix 'Economic Inequality' (LIVING STANDARDS)")(Skill for project)','1: ACTIVATE-ATTEMPTING PROJECTS=&gt;1(Consultant fees)','1: ACTIVATE-ATTEMPTING PROJECTS=&gt;9(Dice roll 2D6: skill check)','1: ACTIVATE-ATTEMPTING PROJECTS=&gt;(('D', 10), 'D', 1, "Base fix 'Monopoly' (ECONOMIC) triggers crisis")(Skill for project)','1: ACTIVATE-ATTEMPTING PROJECTS=&gt;0(Consultant fees)','1: ACTIVATE-ATTEMPTING PROJECTS=&gt;5(Dice roll 2D6: skill check)','1: ACTIVATE-ATTEMPTING PROJECTS=&gt;None(Skill for project)','1: ACTIVATE-DOING RESEARCH=&gt;None(Start researching)','1: ACTIVATE-ATTEMPTING PROJECTS=&gt;(('S', 11), 'S', 1, "Base fix 'Monopoly' (ECONOMIC) triggers crisis")(Skill for project)','1: ACTIVATE-ATTEMPTING PROJECTS=&gt;0(Consultant fees)','1: ACTIVATE-ATTEMPTING PROJECTS=&gt;4(Dice roll 2D6: skill check)','1: ACTIVATE-ATTEMPTING PROJECTS=&gt;(('C', 4), 'C', 0, "Improved fix 'Economic Inequality' (LIVING STANDARDS)")(Skill for project)','1: ACTIVATE-ATTEMPTING PROJECTS=&gt;3(Consultant fees)','1: ACTIVATE-ATTEMPTING PROJECTS=&gt;7(Dice roll 2D6: skill check)','1: ACTIVATE-DOING RESEARCH=&gt;None(Start researching)','1: ACTIVATE-ATTEMPTING PROJECTS=&gt;None(Start project: type)','1: ACTIVATE-ATTEMPTING PROJECTS=&gt;(('S', 9), 'S', 0, "Base fix 'Monopoly' (ECONOMIC) triggers crisis")(Skill for project)','1: ACTIVATE-ATTEMPTING PROJECTS=&gt;1(Consultant fees)','1: ACTIVATE-ATTEMPTING PROJECTS=&gt;4(Dice roll 2D6: skill check)','1: ACTIVATE-ATTEMPTING PROJECTS=&gt;(('D', 12), 'D', 1, "Base fix 'Monopoly' (ECONOMIC) triggers crisis")(Skill for project)','1: ACTIVATE-ATTEMPTING PROJECTS=&gt;1(Consultant fees)','1: ACTIVATE-ATTEMPTING PROJECTS=&gt;8(Dice roll 2D6: skill check)','1: ACTIVATE-ATTEMPTING PROJECTS=&gt;(('H', 3), 'H', 0, "Improved fix 'Economic Inequality' (LIVING STANDARDS)")(Skill for project)','1: ACTIVATE-ATTEMPTING PROJECTS=&gt;4(Consultant fees)','1: ACTIVATE-ATTEMPTING PROJECTS=&gt;4(Dice roll 2D6: skill check)','1: ACTIVATE-ATTEMPTING PROJECTS=&gt;(('H', 2), 'H', 0, "Improved fix 'Economic Inequality' (LIVING STANDARDS)")(Skill for project)','1: ACTIVATE-ATTEMPTING PROJECTS=&gt;11(Dice roll 2D6: skill check)','1: ACTIVATE-DOING RESEARCH=&gt;None(Start researching)','1: ACTIVATE-ATTEMPTING PROJECTS=&gt;None(Start project: type)','1: ACTIVATE-ATTEMPTING PROJECTS=&gt;(('H', 14), 'C', 2, "Improved fix 'Economic Inequality' (LIVING STANDARDS)")(Skill for project)','1: ACTIVATE-ATTEMPTING PROJECTS=&gt;None(Skill for project)','1: ACTIVATE-DOING RESEARCH=&gt;None(Start researching)','1: END-FINALIZING=&gt;Improved fix 'Economic Inequality' (LIVING STANDARDS)(Project overskilled for "('H', 14)")','1: END-CRISIS ROLLING=&gt;6(Dice roll 1D6: crisis cat)','1: END-CRISIS ROLLING=&gt;LIVING STANDARDS(Category for crisis)','1: END-CRISIS ROLLING=&gt;2(Dice roll 1D6: node in LIVING STANDARDS)','1: END-CRISIS ROLLING=&gt;Low Labour Standards(Problem for crisis)','1: END-CRISIS ROLLING=&gt;10(Dice roll 2D6: crisis roll for Low Labour Standards)','1: END-CRISIS ROLLING=&gt;10(Crisis roll for node "Low Labour Standards")','1: END-CRISIS ROLLING=&gt;8(Dice roll 2D6: crisis roll for Low Labour Standards)','1: END-CRISIS ROLLING=&gt;8(Crisis roll for node "Low Labour Standards")','1: END-CRISIS ROLLING=&gt;Low Labour Standards(Now in crisis)','2: ENGAGE-DRAWING MONEY=&gt;3(Money drawn)','2: ENGAGE-DRAWING CARDS=&gt;('S', 5)(Card drawn: 1)','2: ENGAGE-DRAWING CARDS=&gt;('H', 9)(Card drawn: 2)','2: ENGAGE-CRISIS RISING','2: ENGAGE-DRAWING MONEY=&gt;3(Money drawn)','2: ENGAGE-DRAWING CARDS=&gt;('D', 1)(Card drawn: 1)','2: ENGAGE-DRAWING CARDS=&gt;('C', 5)(Card drawn: 2)','2: ENGAGE-DRAWING MONEY=&gt;3(Money drawn)','2: ENGAGE-DRAWING CARDS=&gt;('C', 3)(Card drawn: 1)','2: ENGAGE-DRAWING CARDS=&gt;('C', 11)(Card drawn: 2)','2: ENGAGE-CRISIS RISING','2: ENGAGE-DRAWING MONEY=&gt;3(Money drawn)','2: ENGAGE-DRAWING CARDS=&gt;('S', 7)(Card drawn: 1)','2: ENGAGE-DRAWING CARDS=&gt;('H', 12)(Card drawn: 2)','2: ENGAGE-DRAWING MONEY=&gt;3(Money drawn)','2: ENGAGE-DRAWING CARDS=&gt;('S', 5)(Card drawn: 1)','2: ENGAGE-DRAWING CARDS=&gt;('S', 4)(Card drawn: 2)','2: ACTIVATE-ATTEMPTING PROJECTS=&gt;(('H', 9), 'H', 1, "Improved fix 'Economic Inequality' (LIVING STANDARDS)")(Skill for project)','2: ACTIVATE-ATTEMPTING PROJECTS=&gt;0(Consultant fees)','2: ACTIVATE-ATTEMPTING PROJECTS=&gt;7(Dice roll 2D6: skill check)','2: ACTIVATE-ATTEMPTING PROJECTS=&gt;None(Skill for project)','2: ACTIVATE-DOING RESEARCH=&gt;None(Start researching)','2: ACTIVATE-ATTEMPTING PROJECTS=&gt;(('D', 1), 'D', 1, "Improved fix 'Chemical Pollution' (ENVIRONMENTAL)")(Skill for project)','2: ACTIVATE-ATTEMPTING PROJECTS=&gt;1(Consultant fees)','2: ACTIVATE-ATTEMPTING PROJECTS=&gt;5(Dice roll 2D6: skill check)','2: ACTIVATE-ATTEMPTING PROJECTS=&gt;(('C', 7), 'C', 0, "Improved fix 'Economic Inequality' (LIVING STANDARDS)")(Skill for project)','2: ACTIVATE-ATTEMPTING PROJECTS=&gt;1(Consultant fees)','2: ACTIVATE-ATTEMPTING PROJECTS=&gt;5(Dice roll 2D6: skill check)','2: ACTIVATE-ATTEMPTING PROJECTS=&gt;None(Skill for project)','2: ACTIVATE-DOING RESEARCH=&gt;None(Start researching)','2: ACTIVATE-ATTEMPTING PROJECTS=&gt;(('C', 11), 'C', 1, "Improved fix 'Economic Inequality' (LIVING STANDARDS)")(Skill for project)','2: ACTIVATE-ATTEMPTING PROJECTS=&gt;1(Consultant fees)','2: ACTIVATE-ATTEMPTING PROJECTS=&gt;7(Dice roll 2D6: skill check)','2: ACTIVATE-ATTEMPTING PROJECTS=&gt;(('C', 3), 'C', 0, "Improved fix 'Chemical Pollution' (ENVIRONMENTAL)")(Skill for project)','2: ACTIVATE-ATTEMPTING PROJECTS=&gt;1(Consultant fees)','2: ACTIVATE-ATTEMPTING PROJECTS=&gt;6(Dice roll 2D6: skill check)','2: ACTIVATE-DOING RESEARCH=&gt;None(Start researching)','2: ACTIVATE-ATTEMPTING PROJECTS=&gt;Remove-Tradeoff(Start project: type)','2: ACTIVATE-ATTEMPTING PROJECTS=&gt;LIVING STANDARDS(Start project: fix category)','2: ACTIVATE-ATTEMPTING PROJECTS=&gt;Low Labour Standards(Start project: fix problem)','2: ACTIVATE-ATTEMPTING PROJECTS=&gt;Improved fix 'Low Labour Standards' (LIVING STANDARDS)(Project started)','2: ACTIVATE-ATTEMPTING PROJECTS=&gt;(('H', 12), 'H', 1, "Improved fix 'Low Labour Standards' (LIVING STANDARDS)")(Skill for project)','2: ACTIVATE-ATTEMPTING PROJECTS=&gt;1(Consultant fees)','2: ACTIVATE-ATTEMPTING PROJECTS=&gt;6(Dice roll 2D6: skill check)','2: ACTIVATE-ATTEMPTING PROJECTS=&gt;(('S', 7), 'S', 0, "Base fix 'Monopoly' (ECONOMIC) triggers crisis")(Skill for project)','2: ACTIVATE-ATTEMPTING PROJECTS=&gt;1(Consultant fees)','2: ACTIVATE-ATTEMPTING PROJECTS=&gt;3(Dice roll 2D6: skill check)','2: ACTIVATE-DOING RESEARCH=&gt;None(Start researching)','2: ACTIVATE-ATTEMPTING PROJECTS=&gt;Base(Start project: type)','2: ACTIVATE-ATTEMPTING PROJECTS=&gt;CLASS(Start project: fix category)','2: ACTIVATE-ATTEMPTING PROJECTS=&gt;Clean Water Shortage(Start project: fix problem)','2: ACTIVATE-ATTEMPTING PROJECTS=&gt;Base fix 'Clean Water Shortage' (CLASS) triggers crisis(Project started)','2: ACTIVATE-ATTEMPTING PROJECTS=&gt;None(Skill for project)','2: ACTIVATE-DOING RESEARCH=&gt;None(Start researching)','2: END-FINALIZING=&gt;Base fix 'Clean Water Shortage' (CLASS) triggers crisis(Project abandoned)','2: END-CRISIS ROLLING=&gt;6(Dice roll 1D6: crisis cat)','2: END-CRISIS ROLLING=&gt;LIVING STANDARDS(Category for crisis)','2: END-CRISIS ROLLING=&gt;4(Dice roll 1D6: node in LIVING STANDARDS)','2: END-CRISIS ROLLING=&gt;4(Dice roll 1D6: node in LIVING STANDARDS)','2: END-CRISIS ROLLING=&gt;4(Dice roll 1D6: node in LIVING STANDARDS)','2: END-CRISIS ROLLING=&gt;6(Dice roll 1D6: node in LIVING STANDARDS)','2: END-CRISIS ROLLING=&gt;6(Dice roll 1D6: node in LIVING STANDARDS)','2: END-CRISIS ROLLING=&gt;6(Dice roll 1D6: node in LIVING STANDARDS)','2: END-CRISIS ROLLING=&gt;5(Dice roll 1D6: node in LIVING STANDARDS)','2: END-CRISIS ROLLING=&gt;2(Dice roll 1D6: node in LIVING STANDARDS)','2: END-CRISIS ROLLING=&gt;Low Labour Standards(Problem for crisis)','2: END-CRISIS ROLLING=&gt;10(Dice roll 2D6: crisis roll for Low Labour Standards)','2: END-CRISIS ROLLING=&gt;10(Crisis roll for node "Low Labour Standards")','2: END-CRISIS ROLLING=&gt;7(Dice roll 2D6: crisis roll for Low Labour Standards)','2: END-CRISIS ROLLING=&gt;7(Crisis roll for node "Low Labour Standards")','2: END-CRISIS ROLLING=&gt;Discrimination(Now in crisis (cascaded from: Low Labour Standards))','2: END-CRISIS ROLLING=&gt;Economic Inequality(Now in crisis (cascaded from: Low Labour Standards))','2: END-CRISIS ROLLING=&gt;Education(Now in crisis (cascaded from: Low Labour Standards))','2: END-CRISIS ROLLING=&gt;Healthcare(Now in crisis (cascaded from: Low Labour Standards))','2: END-CRISIS ROLLING=&gt;Political Voice(Now in crisis (cascaded from: Low Labour Standards))','3: ENGAGE-DRAWING MONEY=&gt;3(Money drawn)','3: ENGAGE-DRAWING CARDS=&gt;('S', 9)(Card drawn: 1)','3: ENGAGE-DRAWING CARDS=&gt;('D', 14)(Card drawn: 2)','3: ENGAGE-CRISIS RISING','3: ENGAGE-DRAWING MONEY=&gt;3(Money drawn)','3: ENGAGE-DRAWING CARDS=&gt;('D', 7)(Card drawn: 1)','3: ENGAGE-DRAWING CARDS=&gt;('D', 11)(Card drawn: 2)','3: ENGAGE-DRAWING MONEY=&gt;3(Money drawn)','3: ENGAGE-DRAWING CARDS=&gt;('H', 4)(Card drawn: 1)','3: ENGAGE-DRAWING CARDS=&gt;('C', 6)(Card drawn: 2)','3: ENGAGE-CRISIS RISING','3: ENGAGE-DRAWING MONEY=&gt;3(Money drawn)','3: ENGAGE-DRAWING CARDS=&gt;('S', 8)(Card drawn: 1)','3: ENGAGE-DRAWING CARDS=&gt;('H', 8)(Card drawn: 2)','3: ENGAGE-DRAWING MONEY=&gt;3(Money drawn)','3: ENGAGE-DRAWING CARDS=&gt;('C', 3)(Card drawn: 1)','3: ENGAGE-DRAWING CARDS=&gt;('S', 1)(Card drawn: 2)','3: ACTIVATE-ATTEMPTING PROJECTS=&gt;(('D', 14), 'C', 2, "Improved fix 'Economic Inequality' (LIVING STANDARDS)")(Skill for project)','3: ACTIVATE-ATTEMPTING PROJECTS=&gt;(('S', 5), 'S', 0, "Base fix 'Monopoly' (ECONOMIC) triggers crisis")(Skill for project)','3: ACTIVATE-ATTEMPTING PROJECTS=&gt;5(Consultant fees)','3: ACTIVATE-ATTEMPTING PROJECTS=&gt;10(Dice roll 2D6: skill check)','3: ACTIVATE-ATTEMPTING PROJECTS=&gt;(('S', 9), 'S', 0, "Base fix 'Monopoly' (ECONOMIC) triggers crisis")(Skill for project)','3: ACTIVATE-ATTEMPTING PROJECTS=&gt;1(Consultant fees)','3: ACTIVATE-ATTEMPTING PROJECTS=&gt;7(Dice roll 2D6: skill check)','3: ACTIVATE-DOING RESEARCH=&gt;None(Start researching)','3: ACTIVATE-ATTEMPTING PROJECTS=&gt;(('D', 11), 'D', 2, "Improved fix 'Chemical Pollution' (ENVIRONMENTAL)")(Skill for project)','3: ACTIVATE-ATTEMPTING PROJECTS=&gt;0(Consultant fees)','3: ACTIVATE-ATTEMPTING PROJECTS=&gt;4(Dice roll 2D6: skill check)','3: ACTIVATE-ATTEMPTING PROJECTS=&gt;(('C', 5), 'C', 0, "Improved fix 'Chemical Pollution' (ENVIRONMENTAL)")(Skill for project)','3: ACTIVATE-ATTEMPTING PROJECTS=&gt;3(Consultant fees)','3: ACTIVATE-ATTEMPTING PROJECTS=&gt;3(Dice roll 2D6: skill check)','3: ACTIVATE-ATTEMPTING PROJECTS=&gt;None(Skill for project)','3: ACTIVATE-DOING RESEARCH=&gt;None(Start researching)','3: ACTIVATE-ATTEMPTING PROJECTS=&gt;(('H', 4), 'H', 0, "Improved fix 'Low Labour Standards' (LIVING STANDARDS)")(Skill for project)','3: ACTIVATE-ATTEMPTING PROJECTS=&gt;6(Consultant fees)','3: ACTIVATE-ATTEMPTING PROJECTS=&gt;4(Dice roll 2D6: skill check)','3: ACTIVATE-ATTEMPTING PROJECTS=&gt;None(Skill for project)','3: ACTIVATE-DOING RESEARCH=&gt;None(Start researching)','3: ACTIVATE-ATTEMPTING PROJECTS=&gt;(('H', 8), 'H', 1, "Improved fix 'Low Labour Standards' (LIVING STANDARDS)")(Skill for project)','3: ACTIVATE-ATTEMPTING PROJECTS=&gt;1(Consultant fees)','3: ACTIVATE-ATTEMPTING PROJECTS=&gt;9(Dice roll 2D6: skill check)','3: ACTIVATE-ATTEMPTING PROJECTS=&gt;None(Skill for project)','3: ACTIVATE-DOING RESEARCH=&gt;None(Start researching)','3: ACTIVATE-ATTEMPTING PROJECTS=&gt;Remove-Tradeoff(Start project: type)','3: ACTIVATE-ATTEMPTING PROJECTS=&gt;INDUSTRIAL(Start project: fix category)','3: ACTIVATE-ATTEMPTING PROJECTS=&gt;Fossil Fuel Dependency(Start project: fix problem)','3: ACTIVATE-ATTEMPTING PROJECTS=&gt;Improved fix 'Fossil Fuel Dependency' (INDUSTRIAL)(Project started)','3: ACTIVATE-ATTEMPTING PROJECTS=&gt;(('S', 1), 'S', 6, "Base fix 'Monopoly' (ECONOMIC) triggers crisis")(Skill for project)','3: ACTIVATE-ATTEMPTING PROJECTS=&gt;0(Consultant fees)','3: ACTIVATE-ATTEMPTING PROJECTS=&gt;10(Dice roll 2D6: skill check)','3: ACTIVATE-ATTEMPTING PROJECTS=&gt;(('S', 4), 'S', 4, "Base fix 'Monopoly' (ECONOMIC) triggers crisis")(Skill for project)','3: ACTIVATE-ATTEMPTING PROJECTS=&gt;2(Consultant fees)','3: ACTIVATE-ATTEMPTING PROJECTS=&gt;11(Dice roll 2D6: skill check)','3: ACTIVATE-ATTEMPTING PROJECTS=&gt;(('C', 3), 'C', 4, "Improved fix 'Fossil Fuel Dependency' (INDUSTRIAL)")(Skill for project)','3: ACTIVATE-ATTEMPTING PROJECTS=&gt;6(Consultant fees)','3: ACTIVATE-ATTEMPTING PROJECTS=&gt;7(Dice roll 2D6: skill check)','3: ACTIVATE-ATTEMPTING PROJECTS=&gt;(('D', 12), 'D', 1, "Improved fix 'Chemical Pollution' (ENVIRONMENTAL)")(Skill for project)','3: ACTIVATE-ATTEMPTING PROJECTS=&gt;1(Consultant fees)','3: ACTIVATE-ATTEMPTING PROJECTS=&gt;4(Dice roll 2D6: skill check)','3: ACTIVATE-ATTEMPTING PROJECTS=&gt;(('D', 2), 'D', 0, "Base fix 'Monopoly' (ECONOMIC) triggers crisis")(Skill for project)','3: ACTIVATE-ATTEMPTING PROJECTS=&gt;2(Consultant fees)','3: ACTIVATE-ATTEMPTING PROJECTS=&gt;4(Dice roll 2D6: skill check)','3: ACTIVATE-ATTEMPTING PROJECTS=&gt;(('S', 5), 'S', 1, "Base fix 'Monopoly' (ECONOMIC) triggers crisis")(Skill for project)','3: ACTIVATE-ATTEMPTING PROJECTS=&gt;1(Consultant fees)','3: ACTIVATE-ATTEMPTING PROJECTS=&gt;8(Dice roll 2D6: skill check)','3: ACTIVATE-ATTEMPTING PROJECTS=&gt;(('D', 7), 'D', 0, "Improved fix 'Chemical Pollution' (ENVIRONMENTAL)")(Skill for project)','3: ACTIVATE-ATTEMPTING PROJECTS=&gt;7(Dice roll 2D6: skill check)','3: ACTIVATE-DOING RESEARCH=&gt;None(Start researching)','3: END-FINALIZING=&gt;Improved fix 'Economic Inequality' (LIVING STANDARDS)(Project overskilled for "('D', 14)")','3: END-CRISIS ROLLING=&gt;LIVING STANDARDS(Crisis chip: full category)','3: END-CRISIS ROLLING=&gt;6(Dice roll 1D6: crisis cat)','3: END-CRISIS ROLLING=&gt;LIVING STANDARDS(Category for crisis)','3: END-CRISIS ROLLING=&gt;LIVING STANDARDS(Crisis chip: full category)','3: END-CRISIS ROLLING=&gt;1(Dice roll 1D6: crisis cat)','3: END-CRISIS ROLLING=&gt;INDUSTRIAL(Category for crisis)','3: END-CRISIS ROLLING=&gt;3(Dice roll 1D6: node in INDUSTRIAL)','3: END-CRISIS ROLLING=&gt;Sprawl(Problem for crisis)','3: END-CRISIS ROLLING=&gt;5(Dice roll 2D6: crisis roll for Sprawl)','3: END-CRISIS ROLLING=&gt;5(Crisis roll for node "Sprawl")','3: END-CRISIS ROLLING=&gt;Sprawl(Now in crisis)','3: END-CRISIS ROLLING=&gt;2(Dice roll 1D6: crisis cat)','3: END-CRISIS ROLLING=&gt;ECONOMIC(Category for crisis)','3: END-CRISIS ROLLING=&gt;3(Dice roll 1D6: node in ECONOMIC)','3: END-CRISIS ROLLING=&gt;Inefficiency(Problem for crisis)','3: END-CRISIS ROLLING=&gt;5(Dice roll 2D6: crisis roll for Inefficiency)','3: END-CRISIS ROLLING=&gt;5(Crisis roll for node "Inefficiency")','3: END-CRISIS ROLLING=&gt;Inefficiency(Now in crisis)','4: ENGAGE-DRAWING MONEY=&gt;2(Money drawn)','4: ENGAGE-DRAWING CARDS=&gt;('S', 1)(Card drawn: 1)','4: ENGAGE-DRAWING CARDS=&gt;('H', 10)(Card drawn: 2)','4: ENGAGE-CRISIS RISING','4: ENGAGE-DRAWING MONEY=&gt;2(Money drawn)','4: ENGAGE-DRAWING CARDS=&gt;('H', 3)(Card drawn: 1)','4: ENGAGE-DRAWING CARDS=&gt;('C', 10)(Card drawn: 2)','4: ENGAGE-DRAWING MONEY=&gt;2(Money drawn)','4: ENGAGE-DRAWING CARDS=&gt;('S', 6)(Card drawn: 1)','4: ENGAGE-DRAWING CARDS=&gt;('S', 10)(Card drawn: 2)','4: ENGAGE-CRISIS RISING','4: ENGAGE-DRAWING MONEY=&gt;2(Money drawn)','4: ENGAGE-DRAWING CARDS=&gt;('C', 2)(Card drawn: 1)','4: ENGAGE-DRAWING CARDS=&gt;('H', 6)(Card drawn: 2)','4: ENGAGE-DRAWING MONEY=&gt;2(Money drawn)','4: ENGAGE-DRAWING CARDS=&gt;('H', 11)(Card drawn: 1)','4: ENGAGE-DRAWING CARDS=&gt;('S', 11)(Card drawn: 2)','4: ACTIVATE-ATTEMPTING PROJECTS=&gt;(('S', 1), 'S', 0, "Base fix 'Monopoly' (ECONOMIC) triggers crisis")(Skill for project)','4: ACTIVATE-ATTEMPTING PROJECTS=&gt;1(Consultant fees)','4: ACTIVATE-ATTEMPTING PROJECTS=&gt;8(Dice roll 2D6: skill check)','4: ACTIVATE-ATTEMPTING PROJECTS=&gt;(('H', 10), 'H', 0, "Improved fix 'Low Labour Standards' (LIVING STANDARDS)")(Skill for project)','4: ACTIVATE-ATTEMPTING PROJECTS=&gt;0(Consultant fees)','4: ACTIVATE-ATTEMPTING PROJECTS=&gt;9(Dice roll 2D6: skill check)','4: ACTIVATE-DOING RESEARCH=&gt;None(Start researching)','4: ACTIVATE-ATTEMPTING PROJECTS=&gt;None(Skill for project)','4: ACTIVATE-DOING RESEARCH=&gt;None(Start researching)','4: ACTIVATE-ATTEMPTING PROJECTS=&gt;(('C', 6), 'C', 0, "Improved fix 'Fossil Fuel Dependency' (INDUSTRIAL)")(Skill for project)','4: ACTIVATE-ATTEMPTING PROJECTS=&gt;3(Consultant fees)','4: ACTIVATE-ATTEMPTING PROJECTS=&gt;3(Dice roll 2D6: skill check)','4: ACTIVATE-ATTEMPTING PROJECTS=&gt;(('S', 6), 'S', 0, "Base fix 'Monopoly' (ECONOMIC) triggers crisis")(Skill for project)','4: ACTIVATE-ATTEMPTING PROJECTS=&gt;10(Dice roll 2D6: skill check)','4: ACTIVATE-ATTEMPTING PROJECTS=&gt;None(Skill for project)','4: ACTIVATE-DOING RESEARCH=&gt;None(Start researching)','4: ACTIVATE-ATTEMPTING PROJECTS=&gt;(('H', 6), 'H', 2, "Improved fix 'Low Labour Standards' (LIVING STANDARDS)")(Skill for project)','4: ACTIVATE-ATTEMPTING PROJECTS=&gt;0(Consultant fees)','4: ACTIVATE-ATTEMPTING PROJECTS=&gt;7(Dice roll 2D6: skill check)','4: ACTIVATE-ATTEMPTING PROJECTS=&gt;(('S', 8), 'S', 0, "Improved fix 'Fossil Fuel Dependency' (INDUSTRIAL)")(Skill for project)','4: ACTIVATE-ATTEMPTING PROJECTS=&gt;0(Consultant fees)','4: ACTIVATE-ATTEMPTING PROJECTS=&gt;6(Dice roll 2D6: skill check)','4: ACTIVATE-ATTEMPTING PROJECTS=&gt;(('C', 2), 'C', 0, "Improved fix 'Low Labour Standards' (LIVING STANDARDS)")(Skill for project)','4: ACTIVATE-ATTEMPTING PROJECTS=&gt;2(Consultant fees)','4: ACTIVATE-ATTEMPTING PROJECTS=&gt;6(Dice roll 2D6: skill check)','4: ACTIVATE-DOING RESEARCH=&gt;None(Start researching)','4: ACTIVATE-ATTEMPTING PROJECTS=&gt;(('S', 11), 'S', 1, "Improved fix 'Fossil Fuel Dependency' (INDUSTRIAL)")(Skill for project)','4: ACTIVATE-ATTEMPTING PROJECTS=&gt;0(Consultant fees)','4: ACTIVATE-ATTEMPTING PROJECTS=&gt;7(Dice roll 2D6: skill check)','4: ACTIVATE-ATTEMPTING PROJECTS=&gt;(('H', 11), 'H', 0, "Improved fix 'Economic Inequality' (LIVING STANDARDS)")(Skill for project)','4: ACTIVATE-ATTEMPTING PROJECTS=&gt;1(Consultant fees)','4: ACTIVATE-ATTEMPTING PROJECTS=&gt;3(Dice roll 2D6: skill check)','4: ACTIVATE-DOING RESEARCH=&gt;None(Start researching)','5: END-FINALIZING=&gt;Improved fix 'Chemical Pollution' (ENVIRONMENTAL)(Project abandoned)','5: END-CRISIS ROLLING=&gt;INDUSTRIAL(Crisis chip: full category)','5: END-CRISIS ROLLING=&gt;LIVING STANDARDS(Crisis chip: full category)','5: END-CRISIS ROLLING=&gt;5(Dice roll 1D6: crisis cat)','5: END-CRISIS ROLLING=&gt;ENVIRONMENTAL(Category for crisis)','5: END-CRISIS ROLLING=&gt;5(Dice roll 1D6: node in ENVIRONMENTAL)','5: END-CRISIS ROLLING=&gt;Ocean Degradation(Problem for crisis)','5: END-CRISIS ROLLING=&gt;9(Dice roll 2D6: crisis roll for Ocean Degradation)','5: END-CRISIS ROLLING=&gt;9(Crisis roll for node "Ocean Degradation")','5: END-CRISIS ROLLING=&gt;6(Dice roll 2D6: crisis roll for Ocean Degradation)','5: END-CRISIS ROLLING=&gt;6(Crisis roll for node "Ocean Degradation")','5: END-CRISIS ROLLING=&gt;Ocean Degradation(Now in crisis)','5: ENGAGE-DRAWING MONEY=&gt;2(Money drawn)','5: ENGAGE-DRAWING CARDS=&gt;('H', 2)(Card drawn: 1)','5: ENGAGE-DRAWING CARDS=&gt;('D', 13)(Card drawn: 2)','5: ENGAGE-CRISIS RISING','5: ENGAGE-DRAWING MONEY=&gt;2(Money drawn)','5: ENGAGE-DRAWING CARDS=&gt;('H', 8)(Card drawn: 1)','5: ENGAGE-DRAWING CARDS=&gt;('D', 4)(Card drawn: 2)','5: ENGAGE-DRAWING MONEY=&gt;2(Money drawn)','5: ENGAGE-DRAWING CARDS=&gt;('S', 2)(Card drawn: 1)','5: ENGAGE-DRAWING CARDS=&gt;('S', 3)(Card drawn: 2)','5: ENGAGE-CRISIS RISING','5: ENGAGE-DRAWING MONEY=&gt;2(Money drawn)','5: ENGAGE-DRAWING CARDS=&gt;('S', 8)(Card drawn: 1)','5: ENGAGE-DRAWING CARDS=&gt;('S', 14)(Card drawn: 2)','5: ENGAGE-DRAWING MONEY=&gt;2(Money drawn)','5: ENGAGE-DRAWING CARDS=&gt;('S', 12)(Card drawn: 1)','5: ENGAGE-DRAWING CARDS=&gt;('S', 4)(Card drawn: 2)','5: ACTIVATE-ATTEMPTING PROJECTS=&gt;Remove-Tradeoff(Start project: type)','5: ACTIVATE-ATTEMPTING PROJECTS=&gt;ENVIRONMENTAL(Start project: fix category)','5: ACTIVATE-ATTEMPTING PROJECTS=&gt;Chemical Pollution(Start project: fix problem)','5: ACTIVATE-ATTEMPTING PROJECTS=&gt;Improved fix 'Chemical Pollution' (ENVIRONMENTAL)(Project started)','5: ACTIVATE-ATTEMPTING PROJECTS=&gt;(('H', 2), 'H', 0, "Improved fix 'Economic Inequality' (LIVING STANDARDS)")(Skill for project)','5: ACTIVATE-ATTEMPTING PROJECTS=&gt;3(Consultant fees)','5: ACTIVATE-ATTEMPTING PROJECTS=&gt;7(Dice roll 2D6: skill check)','5: ACTIVATE-ATTEMPTING PROJECTS=&gt;None(Skill for project)','5: ACTIVATE-DOING RESEARCH=&gt;None(Start researching)','5: ACTIVATE-ATTEMPTING PROJECTS=&gt;None(Skill for project)','5: ACTIVATE-DOING RESEARCH=&gt;None(Start researching)','5: ACTIVATE-ATTEMPTING PROJECTS=&gt;(('S', 2), 'S', 1, "Improved fix 'Fossil Fuel Dependency' (INDUSTRIAL)")(Skill for project)','5: ACTIVATE-ATTEMPTING PROJECTS=&gt;1(Consultant fees)','5: ACTIVATE-ATTEMPTING PROJECTS=&gt;11(Dice roll 2D6: skill check)','5: ACTIVATE-ATTEMPTING PROJECTS=&gt;(('S', 10), 'S', 0, "Base fix 'Monopoly' (ECONOMIC) triggers crisis")(Skill for project)','5: ACTIVATE-ATTEMPTING PROJECTS=&gt;1(Consultant fees)','5: ACTIVATE-ATTEMPTING PROJECTS=&gt;3(Dice roll 2D6: skill check)','5: ACTIVATE-ATTEMPTING PROJECTS=&gt;(('S', 3), 'S', 0, "Improved fix 'Fossil Fuel Dependency' (INDUSTRIAL)")(Skill for project)','5: ACTIVATE-ATTEMPTING PROJECTS=&gt;11(Dice roll 2D6: skill check)','5: ACTIVATE-DOING RESEARCH=&gt;None(Start researching)','5: ACTIVATE-ATTEMPTING PROJECTS=&gt;(('S', 14), 'D', 1, "Base fix 'Monopoly' (ECONOMIC) triggers crisis")(Skill for project)','5: ACTIVATE-ATTEMPTING PROJECTS=&gt;None(Skill for project)','5: ACTIVATE-DOING RESEARCH=&gt;None(Start researching)','5: ACTIVATE-ATTEMPTING PROJECTS=&gt;(('S', 12), 'S', 0, "Improved fix 'Fossil Fuel Dependency' (INDUSTRIAL)")(Skill for project)','5: ACTIVATE-ATTEMPTING PROJECTS=&gt;1(Consultant fees)','5: ACTIVATE-ATTEMPTING PROJECTS=&gt;7(Dice roll 2D6: skill check)','5: ACTIVATE-ATTEMPTING PROJECTS=&gt;(('S', 4), 'S', 0, "Base fix 'Monopoly' (ECONOMIC) triggers crisis")(Skill for project)','5: ACTIVATE-ATTEMPTING PROJECTS=&gt;1(Consultant fees)','5: ACTIVATE-ATTEMPTING PROJECTS=&gt;11(Dice roll 2D6: skill check)','5: ACTIVATE-DOING RESEARCH=&gt;None(Start researching)','5: END-FINALIZING=&gt;Improved fix 'Low Labour Standards' (LIVING STANDARDS)(Project abandoned)','5: END-FINALIZING=&gt;Improved fix 'Chemical Pollution' (ENVIRONMENTAL)(Project abandoned)','5: END-FINALIZING=&gt;Base fix 'Monopoly' (ECONOMIC) triggers crisis(Project overskilled for "('S', 14)")','5: END-CRISIS ROLLING=&gt;INDUSTRIAL(Crisis chip: full category)','5: END-CRISIS ROLLING=&gt;LIVING STANDARDS(Crisis chip: full category)','5: END-CRISIS ROLLING=&gt;2(Dice roll 1D6: crisis cat)','5: END-CRISIS ROLLING=&gt;ECONOMIC(Category for crisis)','5: END-CRISIS ROLLING=&gt;6(Dice roll 1D6: node in ECONOMIC)','5: END-CRISIS ROLLING=&gt;6(Dice roll 1D6: node in ECONOMIC)','5: END-CRISIS ROLLING=&gt;4(Dice roll 1D6: node in ECONOMIC)','5: END-CRISIS ROLLING=&gt;6(Dice roll 1D6: node in ECONOMIC)','5: END-CRISIS ROLLING=&gt;3(Dice roll 1D6: node in ECONOMIC)','5: END-CRISIS ROLLING=&gt;Inefficiency(Crisis chip: overwhelmed problem)','5: END-CRISIS ROLLING=&gt;2(Dice roll 1D6: crisis cat)','5: END-CRISIS ROLLING=&gt;ECONOMIC(Category for crisis)','5: END-CRISIS ROLLING=&gt;1(Dice roll 1D6: node in ECONOMIC)','5: END-CRISIS ROLLING=&gt;Monopoly(Problem for crisis)','5: END-CRISIS ROLLING=&gt;8(Dice roll 2D6: crisis roll for Monopoly)','5: END-CRISIS ROLLING=&gt;8(Crisis roll for node "Monopoly")','5: END-CRISIS ROLLING=&gt;Chemical Pollution(Now in crisis (cascaded from: Monopoly))','5: END-CRISIS ROLLING=&gt;4(Dice roll 1D6: crisis cat)','5: END-CRISIS ROLLING=&gt;CLASS(Category for crisis)','5: END-CRISIS ROLLING=&gt;1(Dice roll 1D6: node in CLASS)','5: END-CRISIS ROLLING=&gt;Healthcare(Problem for crisis)','5: END-CRISIS ROLLING=&gt;11(Dice roll 2D6: crisis roll for Healthcare)','5: END-CRISIS ROLLING=&gt;11(Crisis roll for node "Healthcare")','5: END-CRISIS ROLLING=&gt;Healthcare(Crisis averted)','6: ENGAGE-DRAWING MONEY=&gt;2(Money drawn)','6: ENGAGE-DRAWING CARDS=&gt;('C', 13)(Card drawn: 1)','6: ENGAGE-DRAWING CARDS=&gt;('D', 10)(Card drawn: 2)','6: ENGAGE-CRISIS RISING','6: ENGAGE-DRAWING MONEY=&gt;2(Money drawn)','6: ENGAGE-DRAWING CARDS=&gt;('C', 14)(Card drawn: 1)','6: ENGAGE-DRAWING CARDS=&gt;('C', 8)(Card drawn: 2)','6: ENGAGE-DRAWING MONEY=&gt;2(Money drawn)','6: ENGAGE-DRAWING CARDS=&gt;('D', 5)(Card drawn: 1)','6: ENGAGE-DRAWING CARDS=&gt;('C', 8)(Card drawn: 2)','6: ENGAGE-CRISIS RISING','6: ENGAGE-DRAWING MONEY=&gt;2(Money drawn)','6: ENGAGE-DRAWING CARDS=&gt;('H', 9)(Card drawn: 1)','6: ENGAGE-DRAWING CARDS=&gt;('H', 10)(Card drawn: 2)','6: ENGAGE-DRAWING MONEY=&gt;2(Money drawn)','6: ENGAGE-DRAWING CARDS=&gt;('D', 8)(Card drawn: 1)','6: ENGAGE-DRAWING CARDS=&gt;('D', 3)(Card drawn: 2)','6: ACTIVATE-ATTEMPTING PROJECTS=&gt;Remove-Tradeoff(Start project: type)','6: ACTIVATE-ATTEMPTING PROJECTS=&gt;INDUSTRIAL(Start project: fix category)','6: ACTIVATE-ATTEMPTING PROJECTS=&gt;Fossil Fuel Dependency(Start project: fix problem)','6: ACTIVATE-ATTEMPTING PROJECTS=&gt;Improved fix 'Fossil Fuel Dependency' (INDUSTRIAL)(Project started)','6: ACTIVATE-ATTEMPTING PROJECTS=&gt;(('D', 13), 'D', 0, "Base fix 'Monopoly' (ECONOMIC) triggers crisis")(Skill for project)','6: ACTIVATE-ATTEMPTING PROJECTS=&gt;1(Consultant fees)','6: ACTIVATE-ATTEMPTING PROJECTS=&gt;6(Dice roll 2D6: skill check)','6: ACTIVATE-ATTEMPTING PROJECTS=&gt;(('C', 13), 'C', 0, "Improved fix 'Fossil Fuel Dependency' (INDUSTRIAL)")(Skill for project)','6: ACTIVATE-ATTEMPTING PROJECTS=&gt;1(Consultant fees)','6: ACTIVATE-ATTEMPTING PROJECTS=&gt;7(Dice roll 2D6: skill check)','6: ACTIVATE-ATTEMPTING PROJECTS=&gt;None(Skill for project)','6: ACTIVATE-DOING RESEARCH=&gt;None(Start researching)','6: ACTIVATE-ATTEMPTING PROJECTS=&gt;(('H', 3), 'H', 1, "Improved fix 'Economic Inequality' (LIVING STANDARDS)")(Skill for project)','6: ACTIVATE-ATTEMPTING PROJECTS=&gt;5(Consultant fees)','6: ACTIVATE-ATTEMPTING PROJECTS=&gt;7(Dice roll 2D6: skill check)','6: ACTIVATE-ATTEMPTING PROJECTS=&gt;None(Skill for project)','6: ACTIVATE-DOING RESEARCH=&gt;None(Start researching)','6: ACTIVATE-ATTEMPTING PROJECTS=&gt;(('D', 5), 'D', 0, "Base fix 'Monopoly' (ECONOMIC) triggers crisis")(Skill for project)','6: ACTIVATE-ATTEMPTING PROJECTS=&gt;1(Consultant fees)','6: ACTIVATE-ATTEMPTING PROJECTS=&gt;7(Dice roll 2D6: skill check)','6: ACTIVATE-ATTEMPTING PROJECTS=&gt;None(Skill for project)','6: ACTIVATE-DOING RESEARCH=&gt;None(Start researching)','6: ACTIVATE-ATTEMPTING PROJECTS=&gt;Base(Start project: type)','6: ACTIVATE-ATTEMPTING PROJECTS=&gt;CLASS(Start project: fix category)','6: ACTIVATE-ATTEMPTING PROJECTS=&gt;Food Shortage(Start project: fix problem)','6: ACTIVATE-ATTEMPTING PROJECTS=&gt;Base fix 'Food Shortage' (CLASS) triggers crisis(Project started)','6: ACTIVATE-ATTEMPTING PROJECTS=&gt;(('H', 9), 'H', 1, "Base fix 'Food Shortage' (CLASS) triggers crisis")(Skill for project)','6: ACTIVATE-ATTEMPTING PROJECTS=&gt;2(Consultant fees)','6: ACTIVATE-ATTEMPTING PROJECTS=&gt;8(Dice roll 2D6: skill check)','6: ACTIVATE-ATTEMPTING PROJECTS=&gt;(('S', 8), 'S', 0, "Base fix 'Monopoly' (ECONOMIC) triggers crisis")(Skill for project)','6: ACTIVATE-ATTEMPTING PROJECTS=&gt;0(Consultant fees)','6: ACTIVATE-ATTEMPTING PROJECTS=&gt;7(Dice roll 2D6: skill check)','6: ACTIVATE-ATTEMPTING PROJECTS=&gt;(('H', 10), 'H', 0, "Improved fix 'Economic Inequality' (LIVING STANDARDS)")(Skill for project)','6: ACTIVATE-ATTEMPTING PROJECTS=&gt;1(Consultant fees)','6: ACTIVATE-ATTEMPTING PROJECTS=&gt;6(Dice roll 2D6: skill check)','6: ACTIVATE-DOING RESEARCH=&gt;None(Start researching)','6: ACTIVATE-ATTEMPTING PROJECTS=&gt;None(Skill for project)','6: ACTIVATE-DOING RESEARCH=&gt;None(Start researching)','6: END-CRISIS ROLLING=&gt;INDUSTRIAL(Crisis chip: full category)','6: END-CRISIS ROLLING=&gt;LIVING STANDARDS(Crisis chip: full category)','6: END-CRISIS ROLLING=&gt;5(Dice roll 1D6: crisis cat)','6: END-CRISIS ROLLING=&gt;ENVIRONMENTAL(Category for crisis)','6: END-CRISIS ROLLING=&gt;5(Dice roll 1D6: node in ENVIRONMENTAL)','6: END-CRISIS ROLLING=&gt;Ocean Degradation(Problem for crisis)','6: END-CRISIS ROLLING=&gt;7(Dice roll 2D6: crisis roll for Ocean Degradation)','6: END-CRISIS ROLLING=&gt;7(Crisis roll for node "Ocean Degradation")','6: END-CRISIS ROLLING=&gt;Biodiversity Loss(Now in crisis (cascaded from: Ocean Degradation))','6: END-CRISIS ROLLING=&gt;Food Shortage(Now in crisis (cascaded from: Ocean Degradation))','6: END-CRISIS ROLLING=&gt;3(Dice roll 1D6: crisis cat)','6: END-CRISIS ROLLING=&gt;SOCIAL(Category for crisis)','6: END-CRISIS ROLLING=&gt;5(Dice roll 1D6: node in SOCIAL)','6: END-CRISIS ROLLING=&gt;6(Dice roll 1D6: node in SOCIAL)','6: END-CRISIS ROLLING=&gt;5(Dice roll 1D6: node in SOCIAL)','6: END-CRISIS ROLLING=&gt;3(Dice roll 1D6: node in SOCIAL)','6: END-CRISIS ROLLING=&gt;Peace &amp; Justice(Problem for crisis)','6: END-CRISIS ROLLING=&gt;8(Dice roll 2D6: crisis roll for Peace &amp; Justice)','6: END-CRISIS ROLLING=&gt;8(Crisis roll for node "Peace &amp; Justice")','6: END-CRISIS ROLLING=&gt;Peace &amp; Justice(Now in crisis)','7: ENGAGE-DRAWING MONEY=&gt;2(Money drawn)','7: ENGAGE-DRAWING CARDS=&gt;('S', 10)(Card drawn: 1)','7: ENGAGE-DRAWING CARDS=&gt;('D', 13)(Card drawn: 2)','7: ENGAGE-CRISIS RISING','7: ENGAGE-DRAWING MONEY=&gt;2(Money drawn)','7: ENGAGE-DRAWING CARDS=&gt;('D', 8)(Card drawn: 1)','7: ENGAGE-DRAWING CARDS=&gt;('D', 1)(Card drawn: 2)','7: ENGAGE-DRAWING MONEY=&gt;2(Money drawn)','7: ENGAGE-DRAWING CARDS=&gt;('D', 3)(Card drawn: 1)','7: ENGAGE-DRAWING CARDS=&gt;('C', 13)(Card drawn: 2)','7: ENGAGE-CRISIS RISING','7: ENGAGE-DRAWING MONEY=&gt;2(Money drawn)','7: ENGAGE-DRAWING CARDS=&gt;('C', 1)(Card drawn: 1)','7: ENGAGE-DRAWING CARDS=&gt;('S', 3)(Card drawn: 2)','7: ENGAGE-DRAWING MONEY=&gt;2(Money drawn)','7: ENGAGE-DRAWING CARDS=&gt;('C', 4)(Card drawn: 1)','7: ENGAGE-DRAWING CARDS=&gt;('S', 6)(Card drawn: 2)','7: ACTIVATE-ATTEMPTING PROJECTS=&gt;(('S', 10), 'S', 1, "Improved fix 'Fossil Fuel Dependency' (INDUSTRIAL)")(Skill for project)','7: ACTIVATE-ATTEMPTING PROJECTS=&gt;0(Consultant fees)','7: ACTIVATE-ATTEMPTING PROJECTS=&gt;6(Dice roll 2D6: skill check)','7: ACTIVATE-ATTEMPTING PROJECTS=&gt;None(Skill for project)','7: ACTIVATE-DOING RESEARCH=&gt;None(Start researching)','7: ACTIVATE-ATTEMPTING PROJECTS=&gt;(('C', 10), 'C', 1, "Improved fix 'Fossil Fuel Dependency' (INDUSTRIAL)")(Skill for project)','7: ACTIVATE-ATTEMPTING PROJECTS=&gt;1(Consultant fees)','7: ACTIVATE-ATTEMPTING PROJECTS=&gt;9(Dice roll 2D6: skill check)','7: ACTIVATE-ATTEMPTING PROJECTS=&gt;(('C', 14), 'S', 3, "Improved fix 'Fossil Fuel Dependency' (INDUSTRIAL)")(Skill for project)','7: ACTIVATE-ATTEMPTING PROJECTS=&gt;(('H', 8), 'H', 1, "Base fix 'Food Shortage' (CLASS) triggers crisis")(Skill for project)','7: ACTIVATE-ATTEMPTING PROJECTS=&gt;0(Consultant fees)','7: ACTIVATE-ATTEMPTING PROJECTS=&gt;9(Dice roll 2D6: skill check)','7: ACTIVATE-ATTEMPTING PROJECTS=&gt;(('D', 7), 'D', 0, "Base fix 'Monopoly' (ECONOMIC) triggers crisis")(Skill for project)','7: ACTIVATE-ATTEMPTING PROJECTS=&gt;4(Consultant fees)','7: ACTIVATE-ATTEMPTING PROJECTS=&gt;6(Dice roll 2D6: skill check)','7: ACTIVATE-ATTEMPTING PROJECTS=&gt;(('D', 4), 'D', 0, "Base fix 'Monopoly' (ECONOMIC) triggers crisis")(Skill for project)','7: ACTIVATE-ATTEMPTING PROJECTS=&gt;0(Consultant fees)','7: ACTIVATE-ATTEMPTING PROJECTS=&gt;9(Dice roll 2D6: skill check)','7: ACTIVATE-ATTEMPTING PROJECTS=&gt;(('D', 1), 'D', 2, "Base fix 'Monopoly' (ECONOMIC) triggers crisis")(Skill for project)','7: ACTIVATE-ATTEMPTING PROJECTS=&gt;0(Consultant fees)','7: ACTIVATE-ATTEMPTING PROJECTS=&gt;3(Dice roll 2D6: skill check)','7: ACTIVATE-ATTEMPTING PROJECTS=&gt;(('C', 8), 'C', 0, "Improved fix 'Fossil Fuel Dependency' (INDUSTRIAL)")(Skill for project)','7: ACTIVATE-ATTEMPTING PROJECTS=&gt;1(Consultant fees)','7: ACTIVATE-ATTEMPTING PROJECTS=&gt;11(Dice roll 2D6: skill check)','7: ACTIVATE-ATTEMPTING PROJECTS=&gt;(('D', 8), 'D', 0, "Base fix 'Monopoly' (ECONOMIC) triggers crisis")(Skill for project)','7: ACTIVATE-ATTEMPTING PROJECTS=&gt;1(Consultant fees)','7: ACTIVATE-ATTEMPTING PROJECTS=&gt;6(Dice roll 2D6: skill check)','7: ACTIVATE-DOING RESEARCH=&gt;None(Start researching)','7: ACTIVATE-ATTEMPTING PROJECTS=&gt;(('C', 13), 'C', 2, "Improved fix 'Economic Inequality' (LIVING STANDARDS)")(Skill for project)','7: ACTIVATE-ATTEMPTING PROJECTS=&gt;1(Consultant fees)','7: ACTIVATE-ATTEMPTING PROJECTS=&gt;3(Dice roll 2D6: skill check)','7: ACTIVATE-ATTEMPTING PROJECTS=&gt;(('D', 3), 'D', 1, "Base fix 'Monopoly' (ECONOMIC) triggers crisis")(Skill for project)','7: ACTIVATE-ATTEMPTING PROJECTS=&gt;1(Consultant fees)','7: ACTIVATE-ATTEMPTING PROJECTS=&gt;6(Dice roll 2D6: skill check)','7: ACTIVATE-ATTEMPTING PROJECTS=&gt;(('C', 8), 'C', 0, "Improved fix 'Fossil Fuel Dependency' (INDUSTRIAL)")(Skill for project)','7: ACTIVATE-ATTEMPTING PROJECTS=&gt;0(Consultant fees)','7: ACTIVATE-ATTEMPTING PROJECTS=&gt;4(Dice roll 2D6: skill check)','7: ACTIVATE-DOING RESEARCH=&gt;None(Start researching)','7: ACTIVATE-ATTEMPTING PROJECTS=&gt;None(Skill for project)','7: ACTIVATE-DOING RESEARCH=&gt;None(Start researching)','7: ACTIVATE-ATTEMPTING PROJECTS=&gt;(('C', 4), 'C', 2, "Improved fix 'Fossil Fuel Dependency' (INDUSTRIAL)")(Skill for project)','7: ACTIVATE-ATTEMPTING PROJECTS=&gt;0(Consultant fees)','7: ACTIVATE-ATTEMPTING PROJECTS=&gt;2(Dice roll 2D6: skill check)','7: ACTIVATE-ATTEMPTING PROJECTS=&gt;(('S', 6), 'S', 2, "Base fix 'Monopoly' (ECONOMIC) triggers crisis")(Skill for project)','7: ACTIVATE-ATTEMPTING PROJECTS=&gt;2(Consultant fees)','7: ACTIVATE-ATTEMPTING PROJECTS=&gt;3(Dice roll 2D6: skill check)','7: ACTIVATE-ATTEMPTING PROJECTS=&gt;(('D', 3), 'D', 1, "Base fix 'Monopoly' (ECONOMIC) triggers crisis")(Skill for project)','7: ACTIVATE-ATTEMPTING PROJECTS=&gt;2(Consultant fees)','7: ACTIVATE-ATTEMPTING PROJECTS=&gt;2(Dice roll 2D6: skill check)','7: ACTIVATE-ATTEMPTING PROJECTS=&gt;None(Skill for project)','7: ACTIVATE-DOING RESEARCH=&gt;None(Start researching)','7: END-FINALIZING=&gt;Improved fix 'Fossil Fuel Dependency' (INDUSTRIAL)(Project overskilled for "('C', 14)")','7: END-CRISIS ROLLING=&gt;INDUSTRIAL(Crisis chip: full category)','7: END-CRISIS ROLLING=&gt;SOCIAL(Crisis chip: full category)','7: END-CRISIS ROLLING=&gt;LIVING STANDARDS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2(Dice roll 1D6: node in ENVIRONMENTAL)','7: END-CRISIS ROLLING=&gt;Climate Change(Problem for crisis)','7: END-CRISIS ROLLING=&gt;3(Dice roll 2D6: crisis roll for Climate Change)','7: END-CRISIS ROLLING=&gt;3(Crisis roll for node "Climate Change")','7: END-CRISIS ROLLING=&gt;Climate Change(Now in crisis)','7: END-CRISIS ROLLING=&gt;4(Dice roll 1D6: crisis cat)','7: END-CRISIS ROLLING=&gt;CLASS(Category for crisis)','7: END-CRISIS ROLLING=&gt;5(Dice roll 1D6: node in CLASS)','7: END-CRISIS ROLLING=&gt;1(Dice roll 1D6: node in CLASS)','7: END-CRISIS ROLLING=&gt;Healthcare(Problem for crisis)','7: END-CRISIS ROLLING=&gt;5(Dice roll 2D6: crisis roll for Healthcare)','7: END-CRISIS ROLLING=&gt;5(Crisis roll for node "Healthcare")','7: END-CRISIS ROLLING=&gt;Land Conversion(Now in crisis (cascaded from: Healthcare))','8: ENGAGE-DRAWING MONEY=&gt;2(Money drawn)','8: ENGAGE-DRAWING CARDS=&gt;('D', 11)(Card drawn: 1)','8: ENGAGE-DRAWING CARDS=&gt;('D', 6)(Card drawn: 2)','8: ENGAGE-CRISIS RISING','8: ENGAGE-DRAWING MONEY=&gt;2(Money drawn)','8: ENGAGE-DRAWING CARDS=&gt;('H', 1)(Card drawn: 1)','8: ENGAGE-DRAWING CARDS=&gt;('D', 5)(Card drawn: 2)','8: ENGAGE-DRAWING MONEY=&gt;2(Money drawn)','8: ENGAGE-DRAWING CARDS=&gt;('D', 9)(Card drawn: 1)','8: ENGAGE-DRAWING CARDS=&gt;('S', 2)(Card drawn: 2)','8: ENGAGE-CRISIS RISING','8: ENGAGE-DRAWING MONEY=&gt;2(Money drawn)','8: ENGAGE-DRAWING CARDS=&gt;('C', 12)(Card drawn: 1)','8: ENGAGE-DRAWING CARDS=&gt;('S', 12)(Card drawn: 2)','8: ENGAGE-DRAWING MONEY=&gt;2(Money drawn)','8: ENGAGE-DRAWING CARDS=&gt;('S', 13)(Card drawn: 1)','8: ENGAGE-DRAWING CARDS=&gt;('S', 7)(Card drawn: 2)','8: ACTIVATE-ATTEMPTING PROJECTS=&gt;(('D', 10), 'D', 0, "Base fix 'Monopoly' (ECONOMIC) triggers crisis")(Skill for project)','8: ACTIVATE-ATTEMPTING PROJECTS=&gt;0(Consultant fees)','8: ACTIVATE-ATTEMPTING PROJECTS=&gt;10(Dice roll 2D6: skill check)','8: ACTIVATE-ATTEMPTING PROJECTS=&gt;(('D', 13), 'D', 0, "Base fix 'Monopoly' (ECONOMIC) triggers crisis")(Skill for project)','8: ACTIVATE-ATTEMPTING PROJECTS=&gt;0(Consultant fees)','8: ACTIVATE-ATTEMPTING PROJECTS=&gt;7(Dice roll 2D6: skill check)','8: ACTIVATE-ATTEMPTING PROJECTS=&gt;(('D', 11), 'D', 0, "Base fix 'Monopoly' (ECONOMIC) triggers crisis")(Skill for project)','8: ACTIVATE-ATTEMPTING PROJECTS=&gt;1(Consultant fees)','8: ACTIVATE-ATTEMPTING PROJECTS=&gt;7(Dice roll 2D6: skill check)','8: ACTIVATE-ATTEMPTING PROJECTS=&gt;None(Skill for project)','8: ACTIVATE-DOING RESEARCH=&gt;None(Start researching)','8: ACTIVATE-ATTEMPTING PROJECTS=&gt;(('H', 1), 'H', 0, "Base fix 'Food Shortage' (CLASS) triggers crisis")(Skill for project)','8: ACTIVATE-ATTEMPTING PROJECTS=&gt;1(Consultant fees)','8: ACTIVATE-ATTEMPTING PROJECTS=&gt;12(Dice roll 2D6: skill check)','8: ACTIVATE-ATTEMPTING PROJECTS=&gt;1(Added a crisis chip)','8: ACTIVATE-ATTEMPTING PROJECTS=&gt;None(Skill for project)','8: ACTIVATE-DOING RESEARCH=&gt;None(Start researching)','8: ACTIVATE-ATTEMPTING PROJECTS=&gt;None(Skill for project)','8: ACTIVATE-DOING RESEARCH=&gt;None(Start researching)','8: ACTIVATE-ATTEMPTING PROJECTS=&gt;(('C', 1), 'C', 0, "Improved fix 'Fossil Fuel Dependency' (INDUSTRIAL)")(Skill for project)','8: ACTIVATE-ATTEMPTING PROJECTS=&gt;1(Consultant fees)','8: ACTIVATE-ATTEMPTING PROJECTS=&gt;8(Dice roll 2D6: skill check)','8: ACTIVATE-ATTEMPTING PROJECTS=&gt;(('C', 12), 'C', 1, "Improved fix 'Economic Inequality' (LIVING STANDARDS)")(Skill for project)','8: ACTIVATE-ATTEMPTING PROJECTS=&gt;0(Consultant fees)','8: ACTIVATE-ATTEMPTING PROJECTS=&gt;8(Dice roll 2D6: skill check)','8: ACTIVATE-ATTEMPTING PROJECTS=&gt;(('S', 12), 'S', 1, "Base fix 'Food Shortage' (CLASS) triggers crisis")(Skill for project)','8: ACTIVATE-ATTEMPTING PROJECTS=&gt;1(Consultant fees)','8: ACTIVATE-ATTEMPTING PROJECTS=&gt;6(Dice roll 2D6: skill check)','8: ACTIVATE-ATTEMPTING PROJECTS=&gt;(('S', 3), 'S', 0, "Improved fix 'Fossil Fuel Dependency' (INDUSTRIAL)")(Skill for project)','8: ACTIVATE-ATTEMPTING PROJECTS=&gt;5(Consultant fees)','8: ACTIVATE-ATTEMPTING PROJECTS=&gt;9(Dice roll 2D6: skill check)','8: ACTIVATE-DOING RESEARCH=&gt;None(Start researching)','8: ACTIVATE-ATTEMPTING PROJECTS=&gt;(('S', 7), 'S', 2, "Base fix 'Food Shortage' (CLASS) triggers crisis")(Skill for project)','8: ACTIVATE-ATTEMPTING PROJECTS=&gt;3(Consultant fees)','8: ACTIVATE-ATTEMPTING PROJECTS=&gt;7(Dice roll 2D6: skill check)','8: ACTIVATE-ATTEMPTING PROJECTS=&gt;(('D', 8), 'D', 0, "Base fix 'Monopoly' (ECONOMIC) triggers crisis")(Skill for project)','8: ACTIVATE-ATTEMPTING PROJECTS=&gt;12(Dice roll 2D6: skill check)','8: ACTIVATE-ATTEMPTING PROJECTS=&gt;1(Added a crisis chip)','8: ACTIVATE-ATTEMPTING PROJECTS=&gt;(('S', 13), 'S', 0, "Improved fix 'Fossil Fuel Dependency' (INDUSTRIAL)")(Skill for project)','8: ACTIVATE-ATTEMPTING PROJECTS=&gt;8(Dice roll 2D6: skill check)','8: ACTIVATE-DOING RESEARCH=&gt;None(Start researching)','8: END-CRISIS ROLLING=&gt;INDUSTRIAL(Crisis chip: full category)','8: END-CRISIS ROLLING=&gt;SOCIAL(Crisis chip: full category)','8: END-CRISIS ROLLING=&gt;LIVING STANDARDS(Crisis chip: full category)','8: END-CRISIS ROLLING=&gt;1(Dice roll 1D6: crisis cat)','8: END-CRISIS ROLLING=&gt;INDUSTRIAL(Category for crisis)','8: END-CRISIS ROLLING=&gt;INDUSTRIAL(Crisis chip: full category)','8: END-CRISIS ROLLING=&gt;6(Dice roll 1D6: crisis cat)','8: END-CRISIS ROLLING=&gt;LIVING STANDARDS(Category for crisis)','8: END-CRISIS ROLLING=&gt;LIVING STANDARDS(Crisis chip: full category)','8: END-CRISIS ROLLING=&gt;2(Dice roll 1D6: crisis cat)','8: END-CRISIS ROLLING=&gt;ECONOMIC(Category for crisis)','8: END-CRISIS ROLLING=&gt;4(Dice roll 1D6: node in ECONOMIC)','8: END-CRISIS ROLLING=&gt;5(Dice roll 1D6: node in ECONOMIC)','8: END-CRISIS ROLLING=&gt;2(Dice roll 1D6: node in ECONOMIC)','8: END-CRISIS ROLLING=&gt;Market Externalities(Problem for crisis)','8: END-CRISIS ROLLING=&gt;8(Dice roll 2D6: crisis roll for Market Externalities)','8: END-CRISIS ROLLING=&gt;8(Crisis roll for node "Market Externalities")','8: END-CRISIS ROLLING=&gt;Freshwater Depletion(Now in crisis (cascaded from: Market Externalities))','8: END-CRISIS ROLLING=&gt;1(Dice roll 1D6: crisis cat)','8: END-CRISIS ROLLING=&gt;INDUSTRIAL(Category for crisis)','8: END-CRISIS ROLLING=&gt;INDUSTRIAL(Crisis chip: full category)','8: END-CRISIS ROLLING=&gt;1(Dice roll 1D6: crisis cat)','8: END-CRISIS ROLLING=&gt;INDUSTRIAL(Category for crisis)','8: END-CRISIS ROLLING=&gt;INDUSTRIAL(Crisis chip: full category)','8: END-CRISIS ROLLING=&gt;2(Dice roll 1D6: crisis cat)','8: END-CRISIS ROLLING=&gt;ECONOMIC(Category for crisis)','8: END-CRISIS ROLLING=&gt;1(Dice roll 1D6: node in ECONOMIC)','8: END-CRISIS ROLLING=&gt;Monopoly(Problem for crisis)','8: END-CRISIS ROLLING=&gt;7(Dice roll 2D6: crisis roll for Monopoly)','8: END-CRISIS ROLLING=&gt;7(Crisis roll for node "Monopoly")','8: END-CRISIS ROLLING=&gt;Air &amp; Ozone Degradation(Now in crisis (cascaded from: Monopoly))','8: END-CRISIS ROLLING=&gt;2(Dice roll 1D6: crisis cat)','8: END-CRISIS ROLLING=&gt;ECONOMIC(Category for crisis)','8: END-CRISIS ROLLING=&gt;5(Dice roll 1D6: node in ECONOMIC)','8: END-CRISIS ROLLING=&gt;5(Dice roll 1D6: node in ECONOMIC)','8: END-CRISIS ROLLING=&gt;2(Dice roll 1D6: node in ECONOMIC)','8: END-CRISIS ROLLING=&gt;Market Externalities(Problem for crisis)','8: END-CRISIS ROLLING=&gt;3(Dice roll 2D6: crisis roll for Market Externalities)','8: END-CRISIS ROLLING=&gt;3(Crisis roll for node "Market Externalities")','8: END-CRISIS ROLLING=&gt;Inflation(Now in crisis (cascaded from: Market Externalities))','8: END-CRISIS ROLLING=&gt;1(Dice roll 1D6: crisis cat)','8: END-CRISIS ROLLING=&gt;INDUSTRIAL(Category for crisis)','8: END-CRISIS ROLLING=&gt;INDUSTRIAL(Crisis chip: full category)','8: END-CRISIS ROLLING=&gt;2(Dice roll 1D6: crisis cat)','8: END-CRISIS ROLLING=&gt;ECONOMIC(Category for crisis)','8: END-CRISIS ROLLING=&gt;ECONOMIC(Crisis chip: full category)','8: END-CRISIS ROLLING=&gt;2(Dice roll 1D6: crisis cat)','8: END-CRISIS ROLLING=&gt;ECONOMIC(Category for crisis)','8: END-CRISIS ROLLING=&gt;ECONOMIC(Crisis chip: full category)','8: END-CRISIS ROLLING=&gt;6(Dice roll 1D6: crisis cat)','8: END-CRISIS ROLLING=&gt;LIVING STANDARDS(Category for crisis)','8: END-CRISIS ROLLING=&gt;LIVING STANDARDS(Crisis chip: full category)','8: END-CRISIS ROLLING=&gt;5(Dice roll 1D6: crisis cat)','8: END-CRISIS ROLLING=&gt;ENVIRONMENTAL(Category for crisis)','8: END-CRISIS ROLLING=&gt;2(Dice roll 1D6: node in ENVIRONMENTAL)','8: END-CRISIS ROLLING=&gt;Climate Change(Problem for crisis)','8: END-CRISIS ROLLING=&gt;7(Dice roll 2D6: crisis roll for Climate Change)','8: END-CRISIS ROLLING=&gt;7(Crisis roll for node "Climate Change")','8: END-CRISIS ROLLING=&gt;Energy Shortage(Now in crisis (cascaded from: Climate Change))','9: ENGAGE-DRAWING MONEY=&gt;1(Money drawn)','9: ENGAGE-DRAWING CARDS=&gt;('C', 6)(Card drawn: 1)','9: ENGAGE-DRAWING CARDS=&gt;('H', 7)(Card drawn: 2)','9: ENGAGE-CRISIS RISING','9: ENGAGE-DRAWING MONEY=&gt;1(Money drawn)','9: ENGAGE-DRAWING CARDS=&gt;('S', 13)(Card drawn: 1)','9: ENGAGE-DRAWING CARDS=&gt;('D', 3)(Card drawn: 2)','9: ENGAGE-DRAWING MONEY=&gt;1(Money drawn)','9: ENGAGE-DRAWING CARDS=&gt;('C', 5)(Card drawn: 1)','9: ENGAGE-DRAWING CARDS=&gt;('C', 2)(Card drawn: 2)','9: ENGAGE-CRISIS RISING','9: ENGAGE-DRAWING MONEY=&gt;1(Money drawn)','9: ENGAGE-DRAWING CARDS=&gt;('S', 3)(Card drawn: 1)','9: ENGAGE-DRAWING CARDS=&gt;('H', 13)(Card drawn: 2)','9: ENGAGE-DRAWING MONEY=&gt;1(Money drawn)','9: ENGAGE-DRAWING CARDS=&gt;('H', 5)(Card drawn: 1)','9: ENGAGE-DRAWING CARDS=&gt;('S', 14)(Card drawn: 2)','9: ACTIVATE-ATTEMPTING PROJECTS=&gt;(('C', 6), 'C', 1, "Improved fix 'Economic Inequality' (LIVING STANDARDS)")(Skill for project)','9: ACTIVATE-ATTEMPTING PROJECTS=&gt;4(Consultant fees)','9: ACTIVATE-ATTEMPTING PROJECTS=&gt;12(Dice roll 2D6: skill check)','9: ACTIVATE-ATTEMPTING PROJECTS=&gt;1(Added a crisis chip)','9: ACTIVATE-ATTEMPTING PROJECTS=&gt;(('D', 6), 'D', 0, "Base fix 'Monopoly' (ECONOMIC) triggers crisis")(Skill for project)','9: ACTIVATE-ATTEMPTING PROJECTS=&gt;6(Dice roll 2D6: skill check)','9: ACTIVATE-ATTEMPTING PROJECTS=&gt;(('H', 7), 'H', 0, "Improved fix 'Economic Inequality' (LIVING STANDARDS)")(Skill for project)','9: ACTIVATE-ATTEMPTING PROJECTS=&gt;3(Dice roll 2D6: skill check)','9: ACTIVATE-DOING RESEARCH=&gt;None(Start researching)','9: ACTIVATE-ATTEMPTING PROJECTS=&gt;(('S', 13), 'S', 1, "Base fix 'Food Shortage' (CLASS) triggers crisis")(Skill for project)','9: ACTIVATE-ATTEMPTING PROJECTS=&gt;0(Consultant fees)','9: ACTIVATE-ATTEMPTING PROJECTS=&gt;5(Dice roll 2D6: skill check)','9: ACTIVATE-ATTEMPTING PROJECTS=&gt;(('D', 3), 'D', 1, "Base fix 'Monopoly' (ECONOMIC) triggers crisis")(Skill for project)','9: ACTIVATE-ATTEMPTING PROJECTS=&gt;3(Consultant fees)','9: ACTIVATE-ATTEMPTING PROJECTS=&gt;9(Dice roll 2D6: skill check)','9: ACTIVATE-ATTEMPTING PROJECTS=&gt;None(Skill for project)','9: ACTIVATE-DOING RESEARCH=&gt;None(Start researching)','9: ACTIVATE-ATTEMPTING PROJECTS=&gt;(('C', 2), 'C', 3, "Improved fix 'Economic Inequality' (LIVING STANDARDS)")(Skill for project)','9: ACTIVATE-ATTEMPTING PROJECTS=&gt;0(Consultant fees)','9: ACTIVATE-ATTEMPTING PROJECTS=&gt;3(Dice roll 2D6: skill check)','9: ACTIVATE-ATTEMPTING PROJECTS=&gt;(('C', 5), 'C', 2, "Improved fix 'Fossil Fuel Dependency' (INDUSTRIAL)")(Skill for project)','9: ACTIVATE-ATTEMPTING PROJECTS=&gt;3(Consultant fees)','9: ACTIVATE-ATTEMPTING PROJECTS=&gt;5(Dice roll 2D6: skill check)','9: ACTIVATE-ATTEMPTING PROJECTS=&gt;(('S', 2), 'S', 1, "Base fix 'Monopoly' (ECONOMIC) triggers crisis")(Skill for project)','9: ACTIVATE-ATTEMPTING PROJECTS=&gt;0(Consultant fees)','9: ACTIVATE-ATTEMPTING PROJECTS=&gt;9(Dice roll 2D6: skill check)','9: ACTIVATE-ATTEMPTING PROJECTS=&gt;None(Skill for project)','9: ACTIVATE-DOING RESEARCH=&gt;None(Start researching)','9: ACTIVATE-ATTEMPTING PROJECTS=&gt;(('H', 13), 'H', 1, "Improved fix 'Economic Inequality' (LIVING STANDARDS)")(Skill for project)','9: ACTIVATE-ATTEMPTING PROJECTS=&gt;0(Consultant fees)','9: ACTIVATE-ATTEMPTING PROJECTS=&gt;7(Dice roll 2D6: skill check)','9: ACTIVATE-ATTEMPTING PROJECTS=&gt;None(Skill for project)','9: ACTIVATE-DOING RESEARCH=&gt;None(Start researching)','9: ACTIVATE-ATTEMPTING PROJECTS=&gt;(('S', 14), 'C', 1, "Improved fix 'Economic Inequality' (LIVING STANDARDS)")(Skill for project)','9: ACTIVATE-ATTEMPTING PROJECTS=&gt;None(Skill for project)','9: ACTIVATE-DOING RESEARCH=&gt;None(Start researching)','9: END-FINALIZING=&gt;Improved fix 'Economic Inequality' (LIVING STANDARDS)(Project overskilled for "('S', 14)"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2(Dice roll 1D6: node in ENVIRONMENTAL)','9: END-CRISIS ROLLING=&gt;Climate Change(Problem for crisis)','9: END-CRISIS ROLLING=&gt;4(Dice roll 2D6: crisis roll for Climate Change)','9: END-CRISIS ROLLING=&gt;4(Crisis roll for node "Climate Change")','9: END-CRISIS ROLLING=&gt;Clean Water Shortage(Now in crisis (cascaded from: Climate Change)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5(Dice roll 1D6: crisis cat)','9: END-CRISIS ROLLING=&gt;ENVIRONMENTAL(Category for crisis)','9: END-CRISIS ROLLING=&gt;3(Dice roll 1D6: node in ENVIRONMENTAL)','9: END-CRISIS ROLLING=&gt;Freshwater Depletion(Crisis chip: overwhelmed problem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3(Dice roll 1D6: node in ENVIRONMENTAL)','9: END-CRISIS ROLLING=&gt;Freshwater Deple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4, 19, 21, 22, 27]}</text:p>
          </table:table-cell>
          <table:table-cell table:style-name="Gnumeric-default" office:value-type="string">
            <text:p>{'abandoned-project': [[], [], [], [], [], [], [], [], [], [], [], [True], [], [], [], [], [], [], [], [], [], [], [], [], [], [], [], [True], [], [], [], [], [], [], [], [], [], [], [], [], [], [], [], [True], [], [], [], [], [], [], [], [], [], [], [], [], [], [], [], [], [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D', 4)(Card drawn: 1)','0: ENGAGE-DRAWING CARDS=&gt;('S', 1)(Card drawn: 2)','0: ENGAGE-CRISIS RISING','0: ENGAGE-DRAWING MONEY=&gt;3(Money drawn)','0: ENGAGE-DRAWING CARDS=&gt;('S', 14)(Card drawn: 1)','0: ENGAGE-DRAWING CARDS=&gt;('S', 4)(Card drawn: 2)','0: ENGAGE-DRAWING MONEY=&gt;3(Money drawn)','0: ENGAGE-DRAWING CARDS=&gt;('C', 10)(Card drawn: 1)','0: ENGAGE-DRAWING CARDS=&gt;('S', 1)(Card drawn: 2)','0: ENGAGE-CRISIS RISING','0: ENGAGE-DRAWING MONEY=&gt;3(Money drawn)','0: ENGAGE-DRAWING CARDS=&gt;('H', 8)(Card drawn: 1)','0: ENGAGE-DRAWING CARDS=&gt;('D', 6)(Card drawn: 2)','0: ENGAGE-DRAWING MONEY=&gt;3(Money drawn)','0: ENGAGE-DRAWING CARDS=&gt;('C', 8)(Card drawn: 1)','0: ENGAGE-DRAWING CARDS=&gt;('C', 9)(Card drawn: 2)','0: ACTIVATE-ATTEMPTING PROJECTS=&gt;None(Start project: type)','0: ACTIVATE-DOING RESEARCH=&gt;None(Start researching)','0: ACTIVATE-ATTEMPTING PROJECTS=&gt;Remove-Tradeoff(Start project: type)','0: ACTIVATE-ATTEMPTING PROJECTS=&gt;INDUSTRIAL(Start project: fix category)','0: ACTIVATE-ATTEMPTING PROJECTS=&gt;Unsustainable Harvesting(Start project: fix problem)','0: ACTIVATE-ATTEMPTING PROJECTS=&gt;Improved fix 'Unsustainable Harvesting' (INDUSTRIAL)(Project started)','0: ACTIVATE-ATTEMPTING PROJECTS=&gt;(('S', 4), 'S', 1, "Improved fix 'Unsustainable Harvesting' (INDUSTRIAL)")(Skill for project)','0: ACTIVATE-ATTEMPTING PROJECTS=&gt;2(Consultant fees)','0: ACTIVATE-ATTEMPTING PROJECTS=&gt;12(Dice roll 2D6: skill check)','0: ACTIVATE-ATTEMPTING PROJECTS=&gt;1(Added a crisis chip)','0: ACTIVATE-ATTEMPTING PROJECTS=&gt;None(Skill for project)','0: ACTIVATE-DOING RESEARCH=&gt;None(Start researching)','0: ACTIVATE-ATTEMPTING PROJECTS=&gt;Remove-Tradeoff(Start project: type)','0: ACTIVATE-ATTEMPTING PROJECTS=&gt;INDUSTRIAL(Start project: fix category)','0: ACTIVATE-ATTEMPTING PROJECTS=&gt;Sprawl(Start project: fix problem)','0: ACTIVATE-ATTEMPTING PROJECTS=&gt;Improved fix 'Sprawl' (INDUSTRIAL)(Project started)','0: ACTIVATE-ATTEMPTING PROJECTS=&gt;(('C', 10), 'C', 0, "Improved fix 'Sprawl' (INDUSTRIAL)")(Skill for project)','0: ACTIVATE-ATTEMPTING PROJECTS=&gt;0(Consultant fees)','0: ACTIVATE-ATTEMPTING PROJECTS=&gt;8(Dice roll 2D6: skill check)','0: ACTIVATE-ATTEMPTING PROJECTS=&gt;None(Skill for project)','0: ACTIVATE-DOING RESEARCH=&gt;None(Start researching)','0: ACTIVATE-ATTEMPTING PROJECTS=&gt;Base(Start project: type)','0: ACTIVATE-ATTEMPTING PROJECTS=&gt;ECONOMIC(Start project: fix category)','0: ACTIVATE-ATTEMPTING PROJECTS=&gt;Inflation(Start project: fix problem)','0: ACTIVATE-ATTEMPTING PROJECTS=&gt;Base fix 'Inflation' (ECONOMIC) triggers crisis(Project started)','0: ACTIVATE-ATTEMPTING PROJECTS=&gt;None(Skill for project)','0: ACTIVATE-DOING RESEARCH=&gt;None(Start researching)','0: ACTIVATE-ATTEMPTING PROJECTS=&gt;None(Start project: type)','0: ACTIVATE-DOING RESEARCH=&gt;None(Start researching)','0: END-FINALIZING=&gt;Base fix 'Inflation' (ECONOMIC) triggers crisis(Project abandoned)','0: END-CRISIS ROLLING=&gt;6(Dice roll 1D6: crisis cat)','0: END-CRISIS ROLLING=&gt;LIVING STANDARDS(Category for crisis)','0: END-CRISIS ROLLING=&gt;5(Dice roll 1D6: node in LIVING STANDARDS)','0: END-CRISIS ROLLING=&gt;2(Dice roll 1D6: node in LIVING STANDARDS)','0: END-CRISIS ROLLING=&gt;Low Labour Standards(Problem for crisis)','0: END-CRISIS ROLLING=&gt;11(Dice roll 2D6: crisis roll for Low Labour Standards)','0: END-CRISIS ROLLING=&gt;11(Crisis roll for node "Low Labour Standards")','0: END-CRISIS ROLLING=&gt;4(Dice roll 2D6: crisis roll for Low Labour Standards)','0: END-CRISIS ROLLING=&gt;4(Crisis roll for node "Low Labour Standards")','0: END-CRISIS ROLLING=&gt;Low Labour Standards(Now in crisis)','0: END-CRISIS ROLLING=&gt;1(Dice roll 1D6: crisis cat)','0: END-CRISIS ROLLING=&gt;INDUSTRIAL(Category for crisis)','0: END-CRISIS ROLLING=&gt;5(Dice roll 1D6: node in INDUSTRIAL)','0: END-CRISIS ROLLING=&gt;5(Dice roll 1D6: node in INDUSTRIAL)','0: END-CRISIS ROLLING=&gt;6(Dice roll 1D6: node in INDUSTRIAL)','0: END-CRISIS ROLLING=&gt;4(Dice roll 1D6: node in INDUSTRIAL)','0: END-CRISIS ROLLING=&gt;2(Dice roll 1D6: node in INDUSTRIAL)','0: END-CRISIS ROLLING=&gt;Fossil Fuel Dependency(Problem for crisis)','0: END-CRISIS ROLLING=&gt;5(Dice roll 2D6: crisis roll for Fossil Fuel Dependency)','0: END-CRISIS ROLLING=&gt;5(Crisis roll for node "Fossil Fuel Dependency")','0: END-CRISIS ROLLING=&gt;Chemical Pollution(Now in crisis (cascaded from: Fossil Fuel Dependency))','0: END-CRISIS ROLLING=&gt;Climate Change(Now in crisis (cascaded from: Fossil Fuel Dependency))','0: END-CRISIS ROLLING=&gt;Nitrogen &amp; Phosphorous Loading(Now in crisis (cascaded from: Fossil Fuel Dependency))','0: END-CRISIS ROLLING=&gt;Ocean Degradation(Now in crisis (cascaded from: Fossil Fuel Dependency))','1: ENGAGE-DRAWING MONEY=&gt;3(Money drawn)','1: ENGAGE-DRAWING CARDS=&gt;('H', 7)(Card drawn: 1)','1: ENGAGE-DRAWING CARDS=&gt;('C', 3)(Card drawn: 2)','1: ENGAGE-CRISIS RISING','1: ENGAGE-DRAWING MONEY=&gt;3(Money drawn)','1: ENGAGE-DRAWING CARDS=&gt;('S', 6)(Card drawn: 1)','1: ENGAGE-DRAWING CARDS=&gt;('D', 3)(Card drawn: 2)','1: ENGAGE-DRAWING MONEY=&gt;3(Money drawn)','1: ENGAGE-DRAWING CARDS=&gt;('C', 6)(Card drawn: 1)','1: ENGAGE-DRAWING CARDS=&gt;('H', 3)(Card drawn: 2)','1: ENGAGE-CRISIS RISING','1: ENGAGE-DRAWING MONEY=&gt;3(Money drawn)','1: ENGAGE-DRAWING CARDS=&gt;('H', 8)(Card drawn: 1)','1: ENGAGE-DRAWING CARDS=&gt;('D', 6)(Card drawn: 2)','1: ENGAGE-DRAWING MONEY=&gt;3(Money drawn)','1: ENGAGE-DRAWING CARDS=&gt;('C', 13)(Card drawn: 1)','1: ENGAGE-DRAWING CARDS=&gt;('C', 6)(Card drawn: 2)','1: ACTIVATE-ATTEMPTING PROJECTS=&gt;None(Start project: type)','1: ACTIVATE-ATTEMPTING PROJECTS=&gt;(('S', 1), 'S', 1, "Improved fix 'Unsustainable Harvesting' (INDUSTRIAL)")(Skill for project)','1: ACTIVATE-ATTEMPTING PROJECTS=&gt;0(Consultant fees)','1: ACTIVATE-ATTEMPTING PROJECTS=&gt;5(Dice roll 2D6: skill check)','1: ACTIVATE-ATTEMPTING PROJECTS=&gt;None(Skill for project)','1: ACTIVATE-DOING RESEARCH=&gt;None(Start researching)','1: ACTIVATE-ATTEMPTING PROJECTS=&gt;(('S', 6), 'S', 1, "Improved fix 'Unsustainable Harvesting' (INDUSTRIAL)")(Skill for project)','1: ACTIVATE-ATTEMPTING PROJECTS=&gt;2(Consultant fees)','1: ACTIVATE-ATTEMPTING PROJECTS=&gt;11(Dice roll 2D6: skill check)','1: ACTIVATE-ATTEMPTING PROJECTS=&gt;(('S', 14), 'S', 0, "Improved fix 'Unsustainable Harvesting' (INDUSTRIAL)")(Skill for project)','1: ACTIVATE-DOING RESEARCH=&gt;None(Start researching)','1: ACTIVATE-ATTEMPTING PROJECTS=&gt;(('S', 1), 'S', 0, "Improved fix 'Sprawl' (INDUSTRIAL)")(Skill for project)','1: ACTIVATE-ATTEMPTING PROJECTS=&gt;1(Consultant fees)','1: ACTIVATE-ATTEMPTING PROJECTS=&gt;7(Dice roll 2D6: skill check)','1: ACTIVATE-ATTEMPTING PROJECTS=&gt;None(Skill for project)','1: ACTIVATE-DOING RESEARCH=&gt;None(Start researching)','1: ACTIVATE-ATTEMPTING PROJECTS=&gt;Base(Start project: type)','1: ACTIVATE-ATTEMPTING PROJECTS=&gt;ENVIRONMENTAL(Start project: fix category)','1: ACTIVATE-ATTEMPTING PROJECTS=&gt;Freshwater Depletion(Start project: fix problem)','1: ACTIVATE-ATTEMPTING PROJECTS=&gt;Base fix 'Freshwater Depletion' (ENVIRONMENTAL) triggers crisis(Project started)','1: ACTIVATE-ATTEMPTING PROJECTS=&gt;(('D', 6), 'D', 3, "Base fix 'Freshwater Depletion' (ENVIRONMENTAL) triggers crisis")(Skill for project)','1: ACTIVATE-ATTEMPTING PROJECTS=&gt;5(Consultant fees)','1: ACTIVATE-ATTEMPTING PROJECTS=&gt;9(Dice roll 2D6: skill check)','1: ACTIVATE-ATTEMPTING PROJECTS=&gt;(('D', 6), 'D', 1, "Base fix 'Freshwater Depletion' (ENVIRONMENTAL) triggers crisis")(Skill for project)','1: ACTIVATE-ATTEMPTING PROJECTS=&gt;0(Consultant fees)','1: ACTIVATE-ATTEMPTING PROJECTS=&gt;12(Dice roll 2D6: skill check)','1: ACTIVATE-ATTEMPTING PROJECTS=&gt;1(Added a crisis chip)','1: ACTIVATE-DOING RESEARCH=&gt;None(Start researching)','1: ACTIVATE-ATTEMPTING PROJECTS=&gt;Base(Start project: type)','1: ACTIVATE-ATTEMPTING PROJECTS=&gt;CLASS(Start project: fix category)','1: ACTIVATE-ATTEMPTING PROJECTS=&gt;Food Shortage(Start project: fix problem)','1: ACTIVATE-ATTEMPTING PROJECTS=&gt;Base fix 'Food Shortage' (CLASS) triggers crisis(Project started)','1: ACTIVATE-ATTEMPTING PROJECTS=&gt;(('C', 9), 'C', 1, "Improved fix 'Sprawl' (INDUSTRIAL)")(Skill for project)','1: ACTIVATE-ATTEMPTING PROJECTS=&gt;1(Consultant fees)','1: ACTIVATE-ATTEMPTING PROJECTS=&gt;7(Dice roll 2D6: skill check)','1: ACTIVATE-ATTEMPTING PROJECTS=&gt;None(Skill for project)','1: ACTIVATE-DOING RESEARCH=&gt;None(Start researching)','1: END-FINALIZING=&gt;Base fix 'Food Shortage' (CLASS) triggers crisis(Project abandoned)','1: END-FINALIZING=&gt;Improved fix 'Unsustainable Harvesting' (INDUSTRIAL)(Project overskilled for "('S', 14)")','1: END-CRISIS ROLLING=&gt;6(Dice roll 1D6: crisis cat)','1: END-CRISIS ROLLING=&gt;LIVING STANDARDS(Category for crisis)','1: END-CRISIS ROLLING=&gt;4(Dice roll 1D6: node in LIVING STANDARDS)','1: END-CRISIS ROLLING=&gt;6(Dice roll 1D6: node in LIVING STANDARDS)','1: END-CRISIS ROLLING=&gt;5(Dice roll 1D6: node in LIVING STANDARDS)','1: END-CRISIS ROLLING=&gt;6(Dice roll 1D6: node in LIVING STANDARDS)','1: END-CRISIS ROLLING=&gt;4(Dice roll 1D6: node in LIVING STANDARDS)','1: END-CRISIS ROLLING=&gt;2(Dice roll 1D6: node in LIVING STANDARDS)','1: END-CRISIS ROLLING=&gt;Low Labour Standards(Problem for crisis)','1: END-CRISIS ROLLING=&gt;9(Dice roll 2D6: crisis roll for Low Labour Standards)','1: END-CRISIS ROLLING=&gt;9(Crisis roll for node "Low Labour Standards")','1: END-CRISIS ROLLING=&gt;5(Dice roll 2D6: crisis roll for Low Labour Standards)','1: END-CRISIS ROLLING=&gt;5(Crisis roll for node "Low Labour Standards")','1: END-CRISIS ROLLING=&gt;Discrimination(Now in crisis (cascaded from: Low Labour Standards))','1: END-CRISIS ROLLING=&gt;Economic Inequality(Now in crisis (cascaded from: Low Labour Standards))','1: END-CRISIS ROLLING=&gt;Education(Now in crisis (cascaded from: Low Labour Standards))','1: END-CRISIS ROLLING=&gt;Healthcare(Now in crisis (cascaded from: Low Labour Standards))','1: END-CRISIS ROLLING=&gt;Political Voice(Now in crisis (cascaded from: Low Labour Standards))','1: END-CRISIS ROLLING=&gt;3(Dice roll 1D6: crisis cat)','1: END-CRISIS ROLLING=&gt;SOCIAL(Category for crisis)','1: END-CRISIS ROLLING=&gt;2(Dice roll 1D6: node in SOCIAL)','1: END-CRISIS ROLLING=&gt;Political Voice(Problem for crisis)','1: END-CRISIS ROLLING=&gt;9(Dice roll 2D6: crisis roll for Political Voice)','1: END-CRISIS ROLLING=&gt;9(Crisis roll for node "Political Voice")','1: END-CRISIS ROLLING=&gt;Political Voice(Crisis averted)','2: ENGAGE-DRAWING MONEY=&gt;3(Money drawn)','2: ENGAGE-DRAWING CARDS=&gt;('D', 5)(Card drawn: 1)','2: ENGAGE-DRAWING CARDS=&gt;('S', 9)(Card drawn: 2)','2: ENGAGE-CRISIS RISING','2: ENGAGE-DRAWING MONEY=&gt;3(Money drawn)','2: ENGAGE-DRAWING CARDS=&gt;('D', 2)(Card drawn: 1)','2: ENGAGE-DRAWING CARDS=&gt;('S', 13)(Card drawn: 2)','2: ENGAGE-DRAWING MONEY=&gt;3(Money drawn)','2: ENGAGE-DRAWING CARDS=&gt;('C', 7)(Card drawn: 1)','2: ENGAGE-DRAWING CARDS=&gt;('H', 7)(Card drawn: 2)','2: ENGAGE-CRISIS RISING','2: ENGAGE-DRAWING MONEY=&gt;3(Money drawn)','2: ENGAGE-DRAWING CARDS=&gt;('S', 5)(Card drawn: 1)','2: ENGAGE-DRAWING CARDS=&gt;('D', 9)(Card drawn: 2)','2: ENGAGE-DRAWING MONEY=&gt;3(Money drawn)','2: ENGAGE-DRAWING CARDS=&gt;('S', 8)(Card drawn: 1)','2: ENGAGE-DRAWING CARDS=&gt;('C', 12)(Card drawn: 2)','2: ACTIVATE-ATTEMPTING PROJECTS=&gt;None(Start project: type)','2: ACTIVATE-ATTEMPTING PROJECTS=&gt;(('S', 9), 'S', 4, "Improved fix 'Unsustainable Harvesting' (INDUSTRIAL)")(Skill for project)','2: ACTIVATE-ATTEMPTING PROJECTS=&gt;1(Consultant fees)','2: ACTIVATE-ATTEMPTING PROJECTS=&gt;7(Dice roll 2D6: skill check)','2: ACTIVATE-ATTEMPTING PROJECTS=&gt;(('D', 4), 'D', 0, "Base fix 'Freshwater Depletion' (ENVIRONMENTAL) triggers crisis")(Skill for project)','2: ACTIVATE-ATTEMPTING PROJECTS=&gt;0(Consultant fees)','2: ACTIVATE-ATTEMPTING PROJECTS=&gt;11(Dice roll 2D6: skill check)','2: ACTIVATE-ATTEMPTING PROJECTS=&gt;(('C', 3), 'C', 1, "Improved fix 'Unsustainable Harvesting' (INDUSTRIAL)")(Skill for project)','2: ACTIVATE-ATTEMPTING PROJECTS=&gt;5(Consultant fees)','2: ACTIVATE-ATTEMPTING PROJECTS=&gt;4(Dice roll 2D6: skill check)','2: ACTIVATE-ATTEMPTING PROJECTS=&gt;None(Skill for project)','2: ACTIVATE-DOING RESEARCH=&gt;None(Start researching)','2: ACTIVATE-ATTEMPTING PROJECTS=&gt;(('D', 2), 'D', 1, "Base fix 'Freshwater Depletion' (ENVIRONMENTAL) triggers crisis")(Skill for project)','2: ACTIVATE-ATTEMPTING PROJECTS=&gt;3(Consultant fees)','2: ACTIVATE-ATTEMPTING PROJECTS=&gt;7(Dice roll 2D6: skill check)','2: ACTIVATE-ATTEMPTING PROJECTS=&gt;(('D', 3), 'D', 0, "Base fix 'Freshwater Depletion' (ENVIRONMENTAL) triggers crisis")(Skill for project)','2: ACTIVATE-ATTEMPTING PROJECTS=&gt;1(Consultant fees)','2: ACTIVATE-ATTEMPTING PROJECTS=&gt;5(Dice roll 2D6: skill check)','2: ACTIVATE-ATTEMPTING PROJECTS=&gt;(('S', 13), 'S', 0, "Improved fix 'Unsustainable Harvesting' (INDUSTRIAL)")(Skill for project)','2: ACTIVATE-ATTEMPTING PROJECTS=&gt;1(Consultant fees)','2: ACTIVATE-ATTEMPTING PROJECTS=&gt;7(Dice roll 2D6: skill check)','2: ACTIVATE-DOING RESEARCH=&gt;None(Start researching)','2: ACTIVATE-ATTEMPTING PROJECTS=&gt;(('C', 6), 'C', 0, "Improved fix 'Sprawl' (INDUSTRIAL)")(Skill for project)','2: ACTIVATE-ATTEMPTING PROJECTS=&gt;2(Consultant fees)','2: ACTIVATE-ATTEMPTING PROJECTS=&gt;4(Dice roll 2D6: skill check)','2: ACTIVATE-ATTEMPTING PROJECTS=&gt;(('C', 7), 'C', 1, "Improved fix 'Unsustainable Harvesting' (INDUSTRIAL)")(Skill for project)','2: ACTIVATE-ATTEMPTING PROJECTS=&gt;2(Consultant fees)','2: ACTIVATE-ATTEMPTING PROJECTS=&gt;9(Dice roll 2D6: skill check)','2: ACTIVATE-DOING RESEARCH=&gt;None(Start researching)','2: ACTIVATE-ATTEMPTING PROJECTS=&gt;(('S', 5), 'S', 2, "Improved fix 'Unsustainable Harvesting' (INDUSTRIAL)")(Skill for project)','2: ACTIVATE-ATTEMPTING PROJECTS=&gt;3(Consultant fees)','2: ACTIVATE-ATTEMPTING PROJECTS=&gt;8(Dice roll 2D6: skill check)','2: ACTIVATE-ATTEMPTING PROJECTS=&gt;(('D', 9), 'D', 2, "Base fix 'Freshwater Depletion' (ENVIRONMENTAL) triggers crisis")(Skill for project)','2: ACTIVATE-ATTEMPTING PROJECTS=&gt;0(Consultant fees)','2: ACTIVATE-ATTEMPTING PROJECTS=&gt;4(Dice roll 2D6: skill check)','2: ACTIVATE-DOING RESEARCH=&gt;None(Start researching)','2: ACTIVATE-ATTEMPTING PROJECTS=&gt;Base(Start project: type)','2: ACTIVATE-ATTEMPTING PROJECTS=&gt;LIVING STANDARDS(Start project: fix category)','2: ACTIVATE-ATTEMPTING PROJECTS=&gt;Economic Inequality(Start project: fix problem)','2: ACTIVATE-ATTEMPTING PROJECTS=&gt;Base fix 'Economic Inequality' (LIVING STANDARDS) triggers crisis(Project started)','2: ACTIVATE-ATTEMPTING PROJECTS=&gt;None(Skill for project)','2: ACTIVATE-DOING RESEARCH=&gt;None(Start researching)','2: END-FINALIZING=&gt;Base fix 'Economic Inequality' (LIVING STANDARDS) triggers crisis(Project abandoned)','2: END-CRISIS ROLLING=&gt;LIVING STANDARDS(Crisis chip: full category)','2: END-CRISIS ROLLING=&gt;6(Dice roll 1D6: crisis cat)','2: END-CRISIS ROLLING=&gt;LIVING STANDARDS(Category for crisis)','2: END-CRISIS ROLLING=&gt;LIVING STANDARDS(Crisis chip: full category)','2: END-CRISIS ROLLING=&gt;2(Dice roll 1D6: crisis cat)','2: END-CRISIS ROLLING=&gt;ECONOMIC(Category for crisis)','2: END-CRISIS ROLLING=&gt;2(Dice roll 1D6: node in ECONOMIC)','2: END-CRISIS ROLLING=&gt;Market Externalities(Problem for crisis)','2: END-CRISIS ROLLING=&gt;5(Dice roll 2D6: crisis roll for Market Externalities)','2: END-CRISIS ROLLING=&gt;5(Crisis roll for node "Market Externalities")','2: END-CRISIS ROLLING=&gt;Inefficiency(Now in crisis (cascaded from: Market Externalities))','2: END-CRISIS ROLLING=&gt;3(Dice roll 1D6: crisis cat)','2: END-CRISIS ROLLING=&gt;SOCIAL(Category for crisis)','2: END-CRISIS ROLLING=&gt;3(Dice roll 1D6: node in SOCIAL)','2: END-CRISIS ROLLING=&gt;Peace &amp; Justice(Problem for crisis)','2: END-CRISIS ROLLING=&gt;8(Dice roll 2D6: crisis roll for Peace &amp; Justice)','2: END-CRISIS ROLLING=&gt;8(Crisis roll for node "Peace &amp; Justice")','2: END-CRISIS ROLLING=&gt;Peace &amp; Justice(Now in crisis)','3: ENGAGE-DRAWING MONEY=&gt;2(Money drawn)','3: ENGAGE-DRAWING CARDS=&gt;('H', 6)(Card drawn: 1)','3: ENGAGE-DRAWING CARDS=&gt;('S', 3)(Card drawn: 2)','3: ENGAGE-CRISIS RISING','3: ENGAGE-DRAWING MONEY=&gt;2(Money drawn)','3: ENGAGE-DRAWING CARDS=&gt;('S', 4)(Card drawn: 1)','3: ENGAGE-DRAWING CARDS=&gt;('S', 11)(Card drawn: 2)','3: ENGAGE-DRAWING MONEY=&gt;2(Money drawn)','3: ENGAGE-DRAWING CARDS=&gt;('S', 8)(Card drawn: 1)','3: ENGAGE-DRAWING CARDS=&gt;('S', 7)(Card drawn: 2)','3: ENGAGE-CRISIS RISING','3: ENGAGE-DRAWING MONEY=&gt;2(Money drawn)','3: ENGAGE-DRAWING CARDS=&gt;('C', 5)(Card drawn: 1)','3: ENGAGE-DRAWING CARDS=&gt;('C', 4)(Card drawn: 2)','3: ENGAGE-DRAWING MONEY=&gt;2(Money drawn)','3: ENGAGE-DRAWING CARDS=&gt;('C', 8)(Card drawn: 1)','3: ENGAGE-DRAWING CARDS=&gt;('S', 10)(Card drawn: 2)','3: ACTIVATE-ATTEMPTING PROJECTS=&gt;Remove-Tradeoff(Start project: type)','3: ACTIVATE-ATTEMPTING PROJECTS=&gt;CLASS(Start project: fix category)','3: ACTIVATE-ATTEMPTING PROJECTS=&gt;Clean Water Shortage(Start project: fix problem)','3: ACTIVATE-ATTEMPTING PROJECTS=&gt;Improved fix 'Clean Water Shortage' (CLASS)(Project started)','3: ACTIVATE-ATTEMPTING PROJECTS=&gt;(('S', 3), 'S', 3, "Improved fix 'Unsustainable Harvesting' (INDUSTRIAL)")(Skill for project)','3: ACTIVATE-ATTEMPTING PROJECTS=&gt;5(Consultant fees)','3: ACTIVATE-ATTEMPTING PROJECTS=&gt;9(Dice roll 2D6: skill check)','3: ACTIVATE-ATTEMPTING PROJECTS=&gt;(('H', 7), 'H', 0, "Improved fix 'Clean Water Shortage' (CLASS)")(Skill for project)','3: ACTIVATE-ATTEMPTING PROJECTS=&gt;8(Dice roll 2D6: skill check)','3: ACTIVATE-ATTEMPTING PROJECTS=&gt;(('D', 5), 'D', 0, "Base fix 'Freshwater Depletion' (ENVIRONMENTAL) triggers crisis")(Skill for project)','3: ACTIVATE-ATTEMPTING PROJECTS=&gt;11(Dice roll 2D6: skill check)','3: ACTIVATE-ATTEMPTING PROJECTS=&gt;None(Skill for project)','3: ACTIVATE-DOING RESEARCH=&gt;None(Start researching)','3: ACTIVATE-ATTEMPTING PROJECTS=&gt;(('S', 11), 'S', 1, "Improved fix 'Unsustainable Harvesting' (INDUSTRIAL)")(Skill for project)','3: ACTIVATE-ATTEMPTING PROJECTS=&gt;0(Consultant fees)','3: ACTIVATE-ATTEMPTING PROJECTS=&gt;8(Dice roll 2D6: skill check)','3: ACTIVATE-ATTEMPTING PROJECTS=&gt;(('S', 4), 'S', 0, "Improved fix 'Unsustainable Harvesting' (INDUSTRIAL)")(Skill for project)','3: ACTIVATE-ATTEMPTING PROJECTS=&gt;2(Consultant fees)','3: ACTIVATE-ATTEMPTING PROJECTS=&gt;10(Dice roll 2D6: skill check)','3: ACTIVATE-DOING RESEARCH=&gt;None(Start researching)','3: ACTIVATE-ATTEMPTING PROJECTS=&gt;(('S', 7), 'S', 3, "Improved fix 'Unsustainable Harvesting' (INDUSTRIAL)")(Skill for project)','3: ACTIVATE-ATTEMPTING PROJECTS=&gt;3(Consultant fees)','3: ACTIVATE-ATTEMPTING PROJECTS=&gt;6(Dice roll 2D6: skill check)','3: ACTIVATE-ATTEMPTING PROJECTS=&gt;(('S', 8), 'S', 2, "Improved fix 'Sprawl' (INDUSTRIAL)")(Skill for project)','3: ACTIVATE-ATTEMPTING PROJECTS=&gt;1(Consultant fees)','3: ACTIVATE-ATTEMPTING PROJECTS=&gt;8(Dice roll 2D6: skill check)','3: ACTIVATE-DOING RESEARCH=&gt;None(Start researching)','3: ACTIVATE-ATTEMPTING PROJECTS=&gt;(('C', 5), 'C', 2, "Improved fix 'Unsustainable Harvesting' (INDUSTRIAL)")(Skill for project)','3: ACTIVATE-ATTEMPTING PROJECTS=&gt;2(Consultant fees)','3: ACTIVATE-ATTEMPTING PROJECTS=&gt;6(Dice roll 2D6: skill check)','3: ACTIVATE-ATTEMPTING PROJECTS=&gt;(('C', 4), 'C', 2, "Improved fix 'Sprawl' (INDUSTRIAL)")(Skill for project)','3: ACTIVATE-ATTEMPTING PROJECTS=&gt;1(Consultant fees)','3: ACTIVATE-ATTEMPTING PROJECTS=&gt;11(Dice roll 2D6: skill check)','3: ACTIVATE-DOING RESEARCH=&gt;None(Start researching)','3: ACTIVATE-ATTEMPTING PROJECTS=&gt;Remove-Tradeoff(Start project: type)','3: ACTIVATE-ATTEMPTING PROJECTS=&gt;LIVING STANDARDS(Start project: fix category)','3: ACTIVATE-ATTEMPTING PROJECTS=&gt;Economic Inequality(Start project: fix problem)','3: ACTIVATE-ATTEMPTING PROJECTS=&gt;Improved fix 'Economic Inequality' (LIVING STANDARDS)(Project started)','3: ACTIVATE-ATTEMPTING PROJECTS=&gt;(('C', 8), 'C', 0, "Improved fix 'Sprawl' (INDUSTRIAL)")(Skill for project)','3: ACTIVATE-ATTEMPTING PROJECTS=&gt;0(Consultant fees)','3: ACTIVATE-ATTEMPTING PROJECTS=&gt;5(Dice roll 2D6: skill check)','3: ACTIVATE-ATTEMPTING PROJECTS=&gt;(('C', 13), 'C', 0, "Improved fix 'Economic Inequality' (LIVING STANDARDS)")(Skill for project)','3: ACTIVATE-ATTEMPTING PROJECTS=&gt;1(Consultant fees)','3: ACTIVATE-ATTEMPTING PROJECTS=&gt;9(Dice roll 2D6: skill check)','3: ACTIVATE-ATTEMPTING PROJECTS=&gt;(('S', 10), 'S', 4, "Improved fix 'Unsustainable Harvesting' (INDUSTRIAL)")(Skill for project)','3: ACTIVATE-ATTEMPTING PROJECTS=&gt;1(Consultant fees)','3: ACTIVATE-ATTEMPTING PROJECTS=&gt;5(Dice roll 2D6: skill check)','3: ACTIVATE-ATTEMPTING PROJECTS=&gt;(('C', 8), 'C', 3, "Improved fix 'Sprawl' (INDUSTRIAL)")(Skill for project)','3: ACTIVATE-ATTEMPTING PROJECTS=&gt;1(Consultant fees)','3: ACTIVATE-ATTEMPTING PROJECTS=&gt;11(Dice roll 2D6: skill check)','3: ACTIVATE-ATTEMPTING PROJECTS=&gt;(('C', 12), 'C', 2, "Improved fix 'Economic Inequality' (LIVING STANDARDS)")(Skill for project)','3: ACTIVATE-ATTEMPTING PROJECTS=&gt;0(Consultant fees)','3: ACTIVATE-ATTEMPTING PROJECTS=&gt;6(Dice roll 2D6: skill check)','3: ACTIVATE-ATTEMPTING PROJECTS=&gt;(('C', 6), 'C', 0, "Improved fix 'Unsustainable Harvesting' (INDUSTRIAL)")(Skill for project)','3: ACTIVATE-ATTEMPTING PROJECTS=&gt;0(Consultant fees)','3: ACTIVATE-ATTEMPTING PROJECTS=&gt;5(Dice roll 2D6: skill check)','3: ACTIVATE-ATTEMPTING PROJECTS=&gt;(('S', 8), 'S', 0, "Improved fix 'Sprawl' (INDUSTRIAL)")(Skill for project)','3: ACTIVATE-ATTEMPTING PROJECTS=&gt;1(Consultant fees)','3: ACTIVATE-ATTEMPTING PROJECTS=&gt;11(Dice roll 2D6: skill check)','3: ACTIVATE-DOING RESEARCH=&gt;None(Start researching)','3: END-CRISIS ROLLING=&gt;SOCIAL(Crisis chip: full category)','3: END-CRISIS ROLLING=&gt;LIVING STANDARDS(Crisis chip: full category)','3: END-CRISIS ROLLING=&gt;6(Dice roll 1D6: crisis cat)','3: END-CRISIS ROLLING=&gt;LIVING STANDARDS(Category for crisis)','3: END-CRISIS ROLLING=&gt;LIVING STANDARDS(Crisis chip: full category)','3: END-CRISIS ROLLING=&gt;3(Dice roll 1D6: crisis cat)','3: END-CRISIS ROLLING=&gt;SOCIAL(Category for crisis)','3: END-CRISIS ROLLING=&gt;SOCIAL(Crisis chip: full category)','3: END-CRISIS ROLLING=&gt;2(Dice roll 1D6: crisis cat)','3: END-CRISIS ROLLING=&gt;ECONOMIC(Category for crisis)','3: END-CRISIS ROLLING=&gt;3(Dice roll 1D6: node in ECONOMIC)','3: END-CRISIS ROLLING=&gt;Inefficiency(Crisis chip: overwhelmed problem)','3: END-CRISIS ROLLING=&gt;6(Dice roll 1D6: crisis cat)','3: END-CRISIS ROLLING=&gt;LIVING STANDARDS(Category for crisis)','3: END-CRISIS ROLLING=&gt;LIVING STANDARDS(Crisis chip: full category)','3: END-CRISIS ROLLING=&gt;1(Dice roll 1D6: crisis cat)','3: END-CRISIS ROLLING=&gt;INDUSTRIAL(Category for crisis)','3: END-CRISIS ROLLING=&gt;4(Dice roll 1D6: node in INDUSTRIAL)','3: END-CRISIS ROLLING=&gt;2(Dice roll 1D6: node in INDUSTRIAL)','3: END-CRISIS ROLLING=&gt;Fossil Fuel Dependency(Problem for crisis)','3: END-CRISIS ROLLING=&gt;9(Dice roll 2D6: crisis roll for Fossil Fuel Dependency)','3: END-CRISIS ROLLING=&gt;9(Crisis roll for node "Fossil Fuel Dependency")','3: END-CRISIS ROLLING=&gt;4(Dice roll 2D6: crisis roll for Fossil Fuel Dependency)','3: END-CRISIS ROLLING=&gt;4(Crisis roll for node "Fossil Fuel Dependency")','3: END-CRISIS ROLLING=&gt;Food Shortage(Now in crisis (cascaded from: Fossil Fuel Dependency))','4: ENGAGE-DRAWING MONEY=&gt;2(Money drawn)','4: ENGAGE-DRAWING CARDS=&gt;('D', 1)(Card drawn: 1)','4: ENGAGE-DRAWING CARDS=&gt;('C', 9)(Card drawn: 2)','4: ENGAGE-CRISIS RISING','4: ENGAGE-DRAWING MONEY=&gt;2(Money drawn)','4: ENGAGE-DRAWING CARDS=&gt;('H', 4)(Card drawn: 1)','4: ENGAGE-DRAWING CARDS=&gt;('S', 13)(Card drawn: 2)','4: ENGAGE-DRAWING MONEY=&gt;2(Money drawn)','4: ENGAGE-DRAWING CARDS=&gt;('S', 6)(Card drawn: 1)','4: ENGAGE-DRAWING CARDS=&gt;('H', 3)(Card drawn: 2)','4: ENGAGE-CRISIS RISING','4: ENGAGE-DRAWING MONEY=&gt;2(Money drawn)','4: ENGAGE-DRAWING CARDS=&gt;('H', 5)(Card drawn: 1)','4: ENGAGE-DRAWING CARDS=&gt;('C', 13)(Card drawn: 2)','4: ENGAGE-DRAWING MONEY=&gt;2(Money drawn)','4: ENGAGE-DRAWING CARDS=&gt;('S', 10)(Card drawn: 1)','4: ENGAGE-DRAWING CARDS=&gt;('S', 7)(Card drawn: 2)','4: ACTIVATE-ATTEMPTING PROJECTS=&gt;(('C', 9), 'C', 2, "Improved fix 'Economic Inequality' (LIVING STANDARDS)")(Skill for project)','4: ACTIVATE-ATTEMPTING PROJECTS=&gt;2(Consultant fees)','4: ACTIVATE-ATTEMPTING PROJECTS=&gt;6(Dice roll 2D6: skill check)','4: ACTIVATE-ATTEMPTING PROJECTS=&gt;(('D', 1), 'D', 1, "Base fix 'Freshwater Depletion' (ENVIRONMENTAL) triggers crisis")(Skill for project)','4: ACTIVATE-ATTEMPTING PROJECTS=&gt;10(Dice roll 2D6: skill check)','4: ACTIVATE-ATTEMPTING PROJECTS=&gt;None(Skill for project)','4: ACTIVATE-DOING RESEARCH=&gt;None(Start researching)','4: ACTIVATE-ATTEMPTING PROJECTS=&gt;(('S', 13), 'S', 1, "Improved fix 'Unsustainable Harvesting' (INDUSTRIAL)")(Skill for project)','4: ACTIVATE-ATTEMPTING PROJECTS=&gt;1(Consultant fees)','4: ACTIVATE-ATTEMPTING PROJECTS=&gt;10(Dice roll 2D6: skill check)','4: ACTIVATE-ATTEMPTING PROJECTS=&gt;None(Skill for project)','4: ACTIVATE-DOING RESEARCH=&gt;None(Start researching)','4: ACTIVATE-ATTEMPTING PROJECTS=&gt;(('S', 6), 'S', 2, "Improved fix 'Sprawl' (INDUSTRIAL)")(Skill for project)','4: ACTIVATE-ATTEMPTING PROJECTS=&gt;0(Consultant fees)','4: ACTIVATE-ATTEMPTING PROJECTS=&gt;11(Dice roll 2D6: skill check)','4: ACTIVATE-ATTEMPTING PROJECTS=&gt;(('H', 3), 'H', 2, "Improved fix 'Economic Inequality' (LIVING STANDARDS)")(Skill for project)','4: ACTIVATE-ATTEMPTING PROJECTS=&gt;2(Consultant fees)','4: ACTIVATE-ATTEMPTING PROJECTS=&gt;6(Dice roll 2D6: skill check)','4: ACTIVATE-ATTEMPTING PROJECTS=&gt;(('H', 3), 'H', 0, "Improved fix 'Clean Water Shortage' (CLASS)")(Skill for project)','4: ACTIVATE-ATTEMPTING PROJECTS=&gt;2(Consultant fees)','4: ACTIVATE-ATTEMPTING PROJECTS=&gt;10(Dice roll 2D6: skill check)','4: ACTIVATE-ATTEMPTING PROJECTS=&gt;(('H', 7), 'H', 0, "Improved fix 'Economic Inequality' (LIVING STANDARDS)")(Skill for project)','4: ACTIVATE-ATTEMPTING PROJECTS=&gt;6(Dice roll 2D6: skill check)','4: ACTIVATE-DOING RESEARCH=&gt;None(Start researching)','4: ACTIVATE-ATTEMPTING PROJECTS=&gt;(('H', 5), 'H', 2, "Improved fix 'Clean Water Shortage' (CLASS)")(Skill for project)','4: ACTIVATE-ATTEMPTING PROJECTS=&gt;2(Consultant fees)','4: ACTIVATE-ATTEMPTING PROJECTS=&gt;9(Dice roll 2D6: skill check)','4: ACTIVATE-ATTEMPTING PROJECTS=&gt;(('C', 13), 'C', 2, "Improved fix 'Unsustainable Harvesting' (INDUSTRIAL)")(Skill for project)','4: ACTIVATE-ATTEMPTING PROJECTS=&gt;7(Dice roll 2D6: skill check)','4: ACTIVATE-ATTEMPTING PROJECTS=&gt;None(Skill for project)','4: ACTIVATE-DOING RESEARCH=&gt;None(Start researching)','4: ACTIVATE-ATTEMPTING PROJECTS=&gt;(('S', 10), 'S', 0, "Improved fix 'Unsustainable Harvesting' (INDUSTRIAL)")(Skill for project)','4: ACTIVATE-ATTEMPTING PROJECTS=&gt;0(Consultant fees)','4: ACTIVATE-ATTEMPTING PROJECTS=&gt;7(Dice roll 2D6: skill check)','4: ACTIVATE-ATTEMPTING PROJECTS=&gt;(('S', 7), 'S', 0, "Improved fix 'Sprawl' (INDUSTRIAL)")(Skill for project)','4: ACTIVATE-ATTEMPTING PROJECTS=&gt;0(Consultant fees)','4: ACTIVATE-ATTEMPTING PROJECTS=&gt;7(Dice roll 2D6: skill check)','4: ACTIVATE-DOING RESEARCH=&gt;None(Start researching)','5: END-CRISIS ROLLING=&gt;SOCIAL(Crisis chip: full category)','5: END-CRISIS ROLLING=&gt;LIVING STANDARDS(Crisis chip: full category)','5: END-CRISIS ROLLING=&gt;5(Dice roll 1D6: crisis cat)','5: END-CRISIS ROLLING=&gt;ENVIRONMENTAL(Category for crisis)','5: END-CRISIS ROLLING=&gt;2(Dice roll 1D6: node in ENVIRONMENTAL)','5: END-CRISIS ROLLING=&gt;Climate Change(Problem for crisis)','5: END-CRISIS ROLLING=&gt;8(Dice roll 2D6: crisis roll for Climate Change)','5: END-CRISIS ROLLING=&gt;8(Crisis roll for node "Climate Change")','5: END-CRISIS ROLLING=&gt;Biodiversity Loss(Now in crisis (cascaded from: Climate Change))','5: END-CRISIS ROLLING=&gt;Energy Shortage(Now in crisis (cascaded from: Climate Change))','5: END-CRISIS ROLLING=&gt;Freshwater Depletion(Now in crisis (cascaded from: Climate Change))','5: END-CRISIS ROLLING=&gt;Land Conversion(Now in crisis (cascaded from: Climate Change))','5: END-CRISIS ROLLING=&gt;4(Dice roll 1D6: crisis cat)','5: END-CRISIS ROLLING=&gt;CLASS(Category for crisis)','5: END-CRISIS ROLLING=&gt;2(Dice roll 1D6: node in CLASS)','5: END-CRISIS ROLLING=&gt;Affordable Housing(Problem for crisis)','5: END-CRISIS ROLLING=&gt;7(Dice roll 2D6: crisis roll for Affordable Housing)','5: END-CRISIS ROLLING=&gt;7(Crisis roll for node "Affordable Housing")','5: END-CRISIS ROLLING=&gt;Sprawl(Now in crisis (cascaded from: Affordable Housing))','5: ENGAGE-DRAWING MONEY=&gt;2(Money drawn)','5: ENGAGE-DRAWING CARDS=&gt;('D', 9)(Card drawn: 1)','5: ENGAGE-DRAWING CARDS=&gt;('S', 11)(Card drawn: 2)','5: ENGAGE-CRISIS RISING','5: ENGAGE-DRAWING MONEY=&gt;2(Money drawn)','5: ENGAGE-DRAWING CARDS=&gt;('C', 10)(Card drawn: 1)','5: ENGAGE-DRAWING CARDS=&gt;('S', 2)(Card drawn: 2)','5: ENGAGE-DRAWING MONEY=&gt;2(Money drawn)','5: ENGAGE-DRAWING CARDS=&gt;('D', 13)(Card drawn: 1)','5: ENGAGE-DRAWING CARDS=&gt;('S', 5)(Card drawn: 2)','5: ENGAGE-CRISIS RISING','5: ENGAGE-DRAWING MONEY=&gt;2(Money drawn)','5: ENGAGE-DRAWING CARDS=&gt;('H', 10)(Card drawn: 1)','5: ENGAGE-DRAWING CARDS=&gt;('C', 12)(Card drawn: 2)','5: ENGAGE-DRAWING MONEY=&gt;2(Money drawn)','5: ENGAGE-DRAWING CARDS=&gt;('D', 11)(Card drawn: 1)','5: ENGAGE-DRAWING CARDS=&gt;('C', 2)(Card drawn: 2)','5: ACTIVATE-ATTEMPTING PROJECTS=&gt;(('D', 9), 'D', 1, "Base fix 'Freshwater Depletion' (ENVIRONMENTAL) triggers crisis")(Skill for project)','5: ACTIVATE-ATTEMPTING PROJECTS=&gt;1(Consultant fees)','5: ACTIVATE-ATTEMPTING PROJECTS=&gt;9(Dice roll 2D6: skill check)','5: ACTIVATE-ATTEMPTING PROJECTS=&gt;(('S', 11), 'S', 1, "Improved fix 'Unsustainable Harvesting' (INDUSTRIAL)")(Skill for project)','5: ACTIVATE-ATTEMPTING PROJECTS=&gt;1(Consultant fees)','5: ACTIVATE-ATTEMPTING PROJECTS=&gt;7(Dice roll 2D6: skill check)','5: ACTIVATE-ATTEMPTING PROJECTS=&gt;None(Skill for project)','5: ACTIVATE-DOING RESEARCH=&gt;None(Start researching)','5: ACTIVATE-ATTEMPTING PROJECTS=&gt;(('S', 2), 'S', 2, "Improved fix 'Unsustainable Harvesting' (INDUSTRIAL)")(Skill for project)','5: ACTIVATE-ATTEMPTING PROJECTS=&gt;0(Consultant fees)','5: ACTIVATE-ATTEMPTING PROJECTS=&gt;3(Dice roll 2D6: skill check)','5: ACTIVATE-ATTEMPTING PROJECTS=&gt;(('H', 4), 'H', 0, "Improved fix 'Clean Water Shortage' (CLASS)")(Skill for project)','5: ACTIVATE-ATTEMPTING PROJECTS=&gt;3(Consultant fees)','5: ACTIVATE-ATTEMPTING PROJECTS=&gt;7(Dice roll 2D6: skill check)','5: ACTIVATE-ATTEMPTING PROJECTS=&gt;None(Skill for project)','5: ACTIVATE-DOING RESEARCH=&gt;None(Start researching)','5: ACTIVATE-ATTEMPTING PROJECTS=&gt;(('D', 13), 'D', 0, "Base fix 'Freshwater Depletion' (ENVIRONMENTAL) triggers crisis")(Skill for project)','5: ACTIVATE-ATTEMPTING PROJECTS=&gt;1(Consultant fees)','5: ACTIVATE-ATTEMPTING PROJECTS=&gt;2(Dice roll 2D6: skill check)','5: ACTIVATE-ATTEMPTING PROJECTS=&gt;(('S', 5), 'S', 0, "Improved fix 'Sprawl' (INDUSTRIAL)")(Skill for project)','5: ACTIVATE-ATTEMPTING PROJECTS=&gt;0(Consultant fees)','5: ACTIVATE-ATTEMPTING PROJECTS=&gt;5(Dice roll 2D6: skill check)','5: ACTIVATE-DOING RESEARCH=&gt;None(Start researching)','5: ACTIVATE-ATTEMPTING PROJECTS=&gt;(('C', 12), 'C', 3, "Improved fix 'Sprawl' (INDUSTRIAL)")(Skill for project)','5: ACTIVATE-ATTEMPTING PROJECTS=&gt;0(Consultant fees)','5: ACTIVATE-ATTEMPTING PROJECTS=&gt;5(Dice roll 2D6: skill check)','5: ACTIVATE-ATTEMPTING PROJECTS=&gt;(('H', 8), 'H', 1, "Improved fix 'Economic Inequality' (LIVING STANDARDS)")(Skill for project)','5: ACTIVATE-ATTEMPTING PROJECTS=&gt;2(Consultant fees)','5: ACTIVATE-ATTEMPTING PROJECTS=&gt;9(Dice roll 2D6: skill check)','5: ACTIVATE-ATTEMPTING PROJECTS=&gt;(('H', 8), 'H', 0, "Improved fix 'Economic Inequality' (LIVING STANDARDS)")(Skill for project)','5: ACTIVATE-ATTEMPTING PROJECTS=&gt;7(Dice roll 2D6: skill check)','5: ACTIVATE-ATTEMPTING PROJECTS=&gt;(('H', 10), 'H', 0, "Improved fix 'Clean Water Shortage' (CLASS)")(Skill for project)','5: ACTIVATE-ATTEMPTING PROJECTS=&gt;4(Dice roll 2D6: skill check)','5: ACTIVATE-DOING RESEARCH=&gt;None(Start researching)','5: ACTIVATE-ATTEMPTING PROJECTS=&gt;(('C', 2), 'C', 1, "Improved fix 'Economic Inequality' (LIVING STANDARDS)")(Skill for project)','5: ACTIVATE-ATTEMPTING PROJECTS=&gt;4(Consultant fees)','5: ACTIVATE-ATTEMPTING PROJECTS=&gt;9(Dice roll 2D6: skill check)','5: ACTIVATE-ATTEMPTING PROJECTS=&gt;(('D', 11), 'D', 0, "Base fix 'Freshwater Depletion' (ENVIRONMENTAL) triggers crisis")(Skill for project)','5: ACTIVATE-ATTEMPTING PROJECTS=&gt;1(Consultant fees)','5: ACTIVATE-ATTEMPTING PROJECTS=&gt;12(Dice roll 2D6: skill check)','5: ACTIVATE-ATTEMPTING PROJECTS=&gt;1(Added a crisis chip)','5: ACTIVATE-DOING RESEARCH=&gt;None(Start researching)','5: END-CRISIS ROLLING=&gt;INDUSTRIAL(Crisis chip: full category)','5: END-CRISIS ROLLING=&gt;SOCIAL(Crisis chip: full category)','5: END-CRISIS ROLLING=&gt;LIVING STANDARDS(Crisis chip: full category)','5: END-CRISIS ROLLING=&gt;2(Dice roll 1D6: crisis cat)','5: END-CRISIS ROLLING=&gt;ECONOMIC(Category for crisis)','5: END-CRISIS ROLLING=&gt;5(Dice roll 1D6: node in ECONOMIC)','5: END-CRISIS ROLLING=&gt;5(Dice roll 1D6: node in ECONOMIC)','5: END-CRISIS ROLLING=&gt;3(Dice roll 1D6: node in ECONOMIC)','5: END-CRISIS ROLLING=&gt;Inefficiency(Crisis chip: overwhelmed problem)','5: END-CRISIS ROLLING=&gt;1(Dice roll 1D6: crisis cat)','5: END-CRISIS ROLLING=&gt;INDUSTRIAL(Category for crisis)','5: END-CRISIS ROLLING=&gt;INDUSTRIAL(Crisis chip: full category)','5: END-CRISIS ROLLING=&gt;3(Dice roll 1D6: crisis cat)','5: END-CRISIS ROLLING=&gt;SOCIAL(Category for crisis)','5: END-CRISIS ROLLING=&gt;SOCIAL(Crisis chip: full category)','5: END-CRISIS ROLLING=&gt;4(Dice roll 1D6: crisis cat)','5: END-CRISIS ROLLING=&gt;CLASS(Category for crisis)','5: END-CRISIS ROLLING=&gt;6(Dice roll 1D6: node in CLASS)','5: END-CRISIS ROLLING=&gt;2(Dice roll 1D6: node in CLASS)','5: END-CRISIS ROLLING=&gt;Affordable Housing(Crisis chip: overwhelmed problem)','5: END-CRISIS ROLLING=&gt;3(Dice roll 1D6: crisis cat)','5: END-CRISIS ROLLING=&gt;SOCIAL(Category for crisis)','5: END-CRISIS ROLLING=&gt;SOCIAL(Crisis chip: full category)','5: END-CRISIS ROLLING=&gt;1(Dice roll 1D6: crisis cat)','5: END-CRISIS ROLLING=&gt;INDUSTRIAL(Category for crisis)','5: END-CRISIS ROLLING=&gt;INDUSTRIAL(Crisis chip: full category)','5: END-CRISIS ROLLING=&gt;6(Dice roll 1D6: crisis cat)','5: END-CRISIS ROLLING=&gt;LIVING STANDARDS(Category for crisis)','5: END-CRISIS ROLLING=&gt;LIVING STANDARDS(Crisis chip: full category)','5: END-CRISIS ROLLING=&gt;1(Dice roll 1D6: crisis cat)','5: END-CRISIS ROLLING=&gt;INDUSTRIAL(Category for crisis)','5: END-CRISIS ROLLING=&gt;INDUSTRIAL(Crisis chip: full category)','5: END-CRISIS ROLLING=&gt;1(Dice roll 1D6: crisis cat)','5: END-CRISIS ROLLING=&gt;INDUSTRIAL(Category for crisis)','5: END-CRISIS ROLLING=&gt;INDUSTRIAL(Crisis chip: full category)','5: END-CRISIS ROLLING=&gt;5(Dice roll 1D6: crisis cat)','5: END-CRISIS ROLLING=&gt;ENVIRONMENTAL(Category for crisis)','5: END-CRISIS ROLLING=&gt;6(Dice roll 1D6: node in ENVIRONMENTAL)','5: END-CRISIS ROLLING=&gt;2(Dice roll 1D6: node in ENVIRONMENTAL)','5: END-CRISIS ROLLING=&gt;Climate Change(Problem for crisis)','5: END-CRISIS ROLLING=&gt;7(Dice roll 2D6: crisis roll for Climate Change)','5: END-CRISIS ROLLING=&gt;7(Crisis roll for node "Climate Change")','5: END-CRISIS ROLLING=&gt;Clean Water Shortage(Now in crisis (cascaded from: Climate Change))','5: END-CRISIS ROLLING=&gt;3(Dice roll 1D6: crisis cat)','5: END-CRISIS ROLLING=&gt;SOCIAL(Category for crisis)','5: END-CRISIS ROLLING=&gt;SOCIAL(Crisis chip: full category)','5: END-CRISIS ROLLING=&gt;1(Dice roll 1D6: crisis cat)','5: END-CRISIS ROLLING=&gt;INDUSTRIAL(Category for crisis)','5: END-CRISIS ROLLING=&gt;INDUSTRIAL(Crisis chip: full category)','5: END-CRISIS ROLLING=&gt;3(Dice roll 1D6: crisis cat)','5: END-CRISIS ROLLING=&gt;SOCIAL(Category for crisis)','5: END-CRISIS ROLLING=&gt;SOCIAL(Crisis chip: full category)','5: END-CRISIS ROLLING=&gt;2(Dice roll 1D6: crisis cat)','5: END-CRISIS ROLLING=&gt;ECONOMIC(Category for crisis)','5: END-CRISIS ROLLING=&gt;6(Dice roll 1D6: node in ECONOMIC)','5: END-CRISIS ROLLING=&gt;5(Dice roll 1D6: node in ECONOMIC)','5: END-CRISIS ROLLING=&gt;2(Dice roll 1D6: node in ECONOMIC)','5: END-CRISIS ROLLING=&gt;Market Externalities(Problem for crisis)','5: END-CRISIS ROLLING=&gt;7(Dice roll 2D6: crisis roll for Market Externalities)','5: END-CRISIS ROLLING=&gt;7(Crisis roll for node "Market Externalities")','5: END-CRISIS ROLLING=&gt;Air &amp; Ozone Degradation(Now in crisis (cascaded from: Market Externalities))','5: END-CRISIS ROLLING=&gt;1(Dice roll 1D6: crisis cat)','5: END-CRISIS ROLLING=&gt;INDUSTRIAL(Category for crisis)','5: END-CRISIS ROLLING=&gt;INDUSTRIAL(Crisis chip: full category)','5: END-CRISIS ROLLING=&gt;4(Dice roll 1D6: crisis cat)','5: END-CRISIS ROLLING=&gt;CLASS(Category for crisis)','5: END-CRISIS ROLLING=&gt;CLASS(Crisis chip: full category)','5: END-CRISIS ROLLING=&gt;5(Dice roll 1D6: crisis cat)','5: END-CRISIS ROLLING=&gt;ENVIRONMENTAL(Category for crisis)','5: END-CRISIS ROLLING=&gt;ENVIRONMENTAL(Crisis chip: full category)','5: END-CRISIS ROLLING=&gt;2(Dice roll 1D6: crisis cat)','5: END-CRISIS ROLLING=&gt;ECONOMIC(Category for crisis)','5: END-CRISIS ROLLING=&gt;5(Dice roll 1D6: node in ECONOMIC)','5: END-CRISIS ROLLING=&gt;4(Dice roll 1D6: node in ECONOMIC)','5: END-CRISIS ROLLING=&gt;1(Dice roll 1D6: node in ECONOMIC)','5: END-CRISIS ROLLING=&gt;Monopoly(Problem for crisis)','5: END-CRISIS ROLLING=&gt;5(Dice roll 2D6: crisis roll for Monopoly)','5: END-CRISIS ROLLING=&gt;5(Crisis roll for node "Monopoly")','5: END-CRISIS ROLLING=&gt;Inflation(Now in crisis (cascaded from: Monopoly)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Tru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0, 13, 15, 16, 18, 22, 23, 24, 25, 27, 27]}</text:p>
          </table:table-cell>
          <table:table-cell table:style-name="Gnumeric-default" office:value-type="string">
            <text:p>{'abandoned-project': [[], [], [], [], [], [], [], [], [], [], [], [True, True], [], [], [], [], [], [], [], [], [], [], [], [], [], [], [], [], [], [], [], [], [], [], [], [], [], [], [], [], [], [], [], [True], [], [], [], [], [], [], [], [], [], [], [], [], [], [], [], [], [], [], [], [], [], [], [], [], [], [], [], [], [], [], [], [], [], [], [], [], [], [], [], [], [], [], [True], [], [], [], [], [], [], [], [], [], [], [], [], [], [], [], [True, True], [], [], [], [], [], [], [], [], [], [], [], [], [], [], [], [True], [], [], [], [], [], [], [], [], [], [], [], [], [], [], [], [True], [], [], [], [], [], [], [], [], [], [], [], [], [], [], [], [True], [], [], [], [], [], [], [], [], [], [], [True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H', 4)(Card drawn: 1)','0: ENGAGE-DRAWING CARDS=&gt;('H', 6)(Card drawn: 2)','0: ENGAGE-CRISIS RISING','0: ENGAGE-DRAWING MONEY=&gt;3(Money drawn)','0: ENGAGE-DRAWING CARDS=&gt;('H', 8)(Card drawn: 1)','0: ENGAGE-DRAWING CARDS=&gt;('C', 12)(Card drawn: 2)','0: ENGAGE-DRAWING MONEY=&gt;3(Money drawn)','0: ENGAGE-DRAWING CARDS=&gt;('D', 2)(Card drawn: 1)','0: ENGAGE-DRAWING CARDS=&gt;('C', 1)(Card drawn: 2)','0: ENGAGE-CRISIS RISING','0: ENGAGE-DRAWING MONEY=&gt;3(Money drawn)','0: ENGAGE-DRAWING CARDS=&gt;('C', 1)(Card drawn: 1)','0: ENGAGE-DRAWING CARDS=&gt;('H', 9)(Card drawn: 2)','0: ENGAGE-DRAWING MONEY=&gt;3(Money drawn)','0: ENGAGE-DRAWING CARDS=&gt;('S', 9)(Card drawn: 1)','0: ENGAGE-DRAWING CARDS=&gt;('H', 2)(Card drawn: 2)','0: ACTIVATE-ATTEMPTING PROJECTS=&gt;Base(Start project: type)','0: ACTIVATE-ATTEMPTING PROJECTS=&gt;LIVING STANDARDS(Start project: fix category)','0: ACTIVATE-ATTEMPTING PROJECTS=&gt;Systemic Corruption(Start project: fix problem)','0: ACTIVATE-ATTEMPTING PROJECTS=&gt;Base fix 'Systemic Corruption' (LIVING STANDARDS) triggers crisis(Project started)','0: ACTIVATE-ATTEMPTING PROJECTS=&gt;None(Skill for project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ENVIRONMENTAL(Start project: fix category)','0: ACTIVATE-ATTEMPTING PROJECTS=&gt;Climate Change(Start project: fix problem)','0: ACTIVATE-ATTEMPTING PROJECTS=&gt;Improved fix 'Climate Change' (ENVIRONMENTAL)(Project started)','0: ACTIVATE-ATTEMPTING PROJECTS=&gt;None(Skill for project)','0: ACTIVATE-DOING RESEARCH=&gt;None(Start researching)','0: ACTIVATE-ATTEMPTING PROJECTS=&gt;None(Start project: type)','0: ACTIVATE-DOING RESEARCH=&gt;None(Start researching)','0: END-FINALIZING=&gt;Base fix 'Systemic Corruption' (LIVING STANDARDS) triggers crisis(Project abandoned)','0: END-FINALIZING=&gt;Improved fix 'Climate Change' (ENVIRONMENTAL)(Project abandoned)','0: END-CRISIS ROLLING=&gt;4(Dice roll 1D6: crisis cat)','0: END-CRISIS ROLLING=&gt;CLASS(Category for crisis)','0: END-CRISIS ROLLING=&gt;4(Dice roll 1D6: node in CLASS)','0: END-CRISIS ROLLING=&gt;Food Shortage(Problem for crisis)','0: END-CRISIS ROLLING=&gt;4(Dice roll 2D6: crisis roll for Food Shortage)','0: END-CRISIS ROLLING=&gt;4(Crisis roll for node "Food Shortage")','0: END-CRISIS ROLLING=&gt;Food Shortage(Now in crisis)','0: END-CRISIS ROLLING=&gt;6(Dice roll 1D6: crisis cat)','0: END-CRISIS ROLLING=&gt;LIVING STANDARDS(Category for crisis)','0: END-CRISIS ROLLING=&gt;3(Dice roll 1D6: node in LIVING STANDARDS)','0: END-CRISIS ROLLING=&gt;Systemic Corruption(Problem for crisis)','0: END-CRISIS ROLLING=&gt;12(Dice roll 2D6: crisis roll for Systemic Corruption)','0: END-CRISIS ROLLING=&gt;12(Crisis roll for node "Systemic Corruption")','0: END-CRISIS ROLLING=&gt;Systemic Corruption(Crisis averted)','1: ENGAGE-DRAWING MONEY=&gt;3(Money drawn)','1: ENGAGE-DRAWING CARDS=&gt;('H', 13)(Card drawn: 1)','1: ENGAGE-DRAWING CARDS=&gt;('H', 1)(Card drawn: 2)','1: ENGAGE-CRISIS RISING','1: ENGAGE-DRAWING MONEY=&gt;3(Money drawn)','1: ENGAGE-DRAWING CARDS=&gt;('H', 11)(Card drawn: 1)','1: ENGAGE-DRAWING CARDS=&gt;('C', 6)(Card drawn: 2)','1: ENGAGE-DRAWING MONEY=&gt;3(Money drawn)','1: ENGAGE-DRAWING CARDS=&gt;('S', 4)(Card drawn: 1)','1: ENGAGE-DRAWING CARDS=&gt;('D', 8)(Card drawn: 2)','1: ENGAGE-CRISIS RISING','1: ENGAGE-DRAWING MONEY=&gt;3(Money drawn)','1: ENGAGE-DRAWING CARDS=&gt;('H', 5)(Card drawn: 1)','1: ENGAGE-DRAWING CARDS=&gt;('D', 13)(Card drawn: 2)','1: ENGAGE-DRAWING MONEY=&gt;3(Money drawn)','1: ENGAGE-DRAWING CARDS=&gt;('D', 12)(Card drawn: 1)','1: ENGAGE-DRAWING CARDS=&gt;('C', 8)(Card drawn: 2)','1: ACTIVATE-ATTEMPTING PROJECTS=&gt;None(Start project: type)','1: ACTIVATE-DOING RESEARCH=&gt;None(Start researching)','1: ACTIVATE-ATTEMPTING PROJECTS=&gt;Remove-Tradeoff(Start project: type)','1: ACTIVATE-ATTEMPTING PROJECTS=&gt;ENVIRONMENTAL(Start project: fix category)','1: ACTIVATE-ATTEMPTING PROJECTS=&gt;Biodiversity Loss(Start project: fix problem)','1: ACTIVATE-ATTEMPTING PROJECTS=&gt;Improved fix 'Biodiversity Loss' (ENVIRONMENTAL)(Project started)','1: ACTIVATE-ATTEMPTING PROJECTS=&gt;(('C', 6), 'C', 3, "Improved fix 'Biodiversity Loss' (ENVIRONMENTAL)")(Skill for project)','1: ACTIVATE-ATTEMPTING PROJECTS=&gt;3(Consultant fees)','1: ACTIVATE-ATTEMPTING PROJECTS=&gt;5(Dice roll 2D6: skill check)','1: ACTIVATE-ATTEMPTING PROJECTS=&gt;None(Skill for project)','1: ACTIVATE-DOING RESEARCH=&gt;None(Start researching)','1: ACTIVATE-ATTEMPTING PROJECTS=&gt;None(Start project: type)','1: ACTIVATE-DOING RESEARCH=&gt;None(Start researching)','1: ACTIVATE-ATTEMPTING PROJECTS=&gt;None(Start project: type)','1: ACTIVATE-DOING RESEARCH=&gt;None(Start researching)','1: ACTIVATE-ATTEMPTING PROJECTS=&gt;Remove-Tradeoff(Start project: type)','1: ACTIVATE-ATTEMPTING PROJECTS=&gt;ECONOMIC(Start project: fix category)','1: ACTIVATE-ATTEMPTING PROJECTS=&gt;Monopoly(Start project: fix problem)','1: ACTIVATE-ATTEMPTING PROJECTS=&gt;Improved fix 'Monopoly' (ECONOMIC)(Project started)','1: ACTIVATE-ATTEMPTING PROJECTS=&gt;(('S', 9), 'S', 0, "Improved fix 'Monopoly' (ECONOMIC)")(Skill for project)','1: ACTIVATE-ATTEMPTING PROJECTS=&gt;0(Consultant fees)','1: ACTIVATE-ATTEMPTING PROJECTS=&gt;10(Dice roll 2D6: skill check)','1: ACTIVATE-ATTEMPTING PROJECTS=&gt;(('D', 12), 'D', 1, "Improved fix 'Monopoly' (ECONOMIC)")(Skill for project)','1: ACTIVATE-ATTEMPTING PROJECTS=&gt;1(Consultant fees)','1: ACTIVATE-ATTEMPTING PROJECTS=&gt;4(Dice roll 2D6: skill check)','1: ACTIVATE-DOING RESEARCH=&gt;None(Start researching)','1: END-CRISIS ROLLING=&gt;4(Dice roll 1D6: crisis cat)','1: END-CRISIS ROLLING=&gt;CLASS(Category for crisis)','1: END-CRISIS ROLLING=&gt;1(Dice roll 1D6: node in CLASS)','1: END-CRISIS ROLLING=&gt;Healthcare(Problem for crisis)','1: END-CRISIS ROLLING=&gt;3(Dice roll 2D6: crisis roll for Healthcare)','1: END-CRISIS ROLLING=&gt;3(Crisis roll for node "Healthcare")','1: END-CRISIS ROLLING=&gt;Healthcare(Now in crisis)','1: END-CRISIS ROLLING=&gt;2(Dice roll 1D6: crisis cat)','1: END-CRISIS ROLLING=&gt;ECONOMIC(Category for crisis)','1: END-CRISIS ROLLING=&gt;2(Dice roll 1D6: node in ECONOMIC)','1: END-CRISIS ROLLING=&gt;Market Externalities(Problem for crisis)','1: END-CRISIS ROLLING=&gt;6(Dice roll 2D6: crisis roll for Market Externalities)','1: END-CRISIS ROLLING=&gt;6(Crisis roll for node "Market Externalities")','1: END-CRISIS ROLLING=&gt;Economic Inequality(Now in crisis (cascaded from: Market Externalities))','1: END-CRISIS ROLLING=&gt;Inefficiency(Now in crisis (cascaded from: Market Externalities))','2: ENGAGE-DRAWING MONEY=&gt;2(Money drawn)','2: ENGAGE-DRAWING CARDS=&gt;('H', 3)(Card drawn: 1)','2: ENGAGE-DRAWING CARDS=&gt;('H', 5)(Card drawn: 2)','2: ENGAGE-CRISIS RISING','2: ENGAGE-DRAWING MONEY=&gt;2(Money drawn)','2: ENGAGE-DRAWING CARDS=&gt;('S', 1)(Card drawn: 1)','2: ENGAGE-DRAWING CARDS=&gt;('S', 2)(Card drawn: 2)','2: ENGAGE-DRAWING MONEY=&gt;2(Money drawn)','2: ENGAGE-DRAWING CARDS=&gt;('S', 6)(Card drawn: 1)','2: ENGAGE-DRAWING CARDS=&gt;('D', 11)(Card drawn: 2)','2: ENGAGE-CRISIS RISING','2: ENGAGE-DRAWING MONEY=&gt;2(Money drawn)','2: ENGAGE-DRAWING CARDS=&gt;('H', 7)(Card drawn: 1)','2: ENGAGE-DRAWING CARDS=&gt;('D', 8)(Card drawn: 2)','2: ENGAGE-DRAWING MONEY=&gt;2(Money drawn)','2: ENGAGE-DRAWING CARDS=&gt;('D', 13)(Card drawn: 1)','2: ENGAGE-DRAWING CARDS=&gt;('C', 2)(Card drawn: 2)','2: ACTIVATE-ATTEMPTING PROJECTS=&gt;Remove-Tradeoff(Start project: type)','2: ACTIVATE-ATTEMPTING PROJECTS=&gt;SOCIAL(Start project: fix category)','2: ACTIVATE-ATTEMPTING PROJECTS=&gt;Political Voice(Start project: fix problem)','2: ACTIVATE-ATTEMPTING PROJECTS=&gt;Improved fix 'Political Voice' (SOCIAL)(Project started)','2: ACTIVATE-ATTEMPTING PROJECTS=&gt;(('H', 3), 'H', 4, "Improved fix 'Political Voice' (SOCIAL)")(Skill for project)','2: ACTIVATE-ATTEMPTING PROJECTS=&gt;3(Consultant fees)','2: ACTIVATE-ATTEMPTING PROJECTS=&gt;9(Dice roll 2D6: skill check)','2: ACTIVATE-ATTEMPTING PROJECTS=&gt;(('H', 1), 'H', 3, "Improved fix 'Political Voice' (SOCIAL)")(Skill for project)','2: ACTIVATE-ATTEMPTING PROJECTS=&gt;1(Consultant fees)','2: ACTIVATE-ATTEMPTING PROJECTS=&gt;7(Dice roll 2D6: skill check)','2: ACTIVATE-ATTEMPTING PROJECTS=&gt;(('H', 5), 'H', 3, "Improved fix 'Political Voice' (SOCIAL)")(Skill for project)','2: ACTIVATE-ATTEMPTING PROJECTS=&gt;2(Consultant fees)','2: ACTIVATE-ATTEMPTING PROJECTS=&gt;10(Dice roll 2D6: skill check)','2: ACTIVATE-ATTEMPTING PROJECTS=&gt;None(Skill for project)','2: ACTIVATE-DOING RESEARCH=&gt;None(Start researching)','2: ACTIVATE-ATTEMPTING PROJECTS=&gt;(('C', 12), 'C', 1, "Improved fix 'Biodiversity Loss' (ENVIRONMENTAL)")(Skill for project)','2: ACTIVATE-ATTEMPTING PROJECTS=&gt;0(Consultant fees)','2: ACTIVATE-ATTEMPTING PROJECTS=&gt;7(Dice roll 2D6: skill check)','2: ACTIVATE-ATTEMPTING PROJECTS=&gt;None(Skill for project)','2: ACTIVATE-DOING RESEARCH=&gt;None(Start researching)','2: ACTIVATE-ATTEMPTING PROJECTS=&gt;Base(Start project: type)','2: ACTIVATE-ATTEMPTING PROJECTS=&gt;INDUSTRIAL(Start project: fix category)','2: ACTIVATE-ATTEMPTING PROJECTS=&gt;Polluting Industry(Start project: fix problem)','2: ACTIVATE-ATTEMPTING PROJECTS=&gt;Base fix 'Polluting Industry' (INDUSTRIAL) triggers crisis(Project started)','2: ACTIVATE-ATTEMPTING PROJECTS=&gt;(('S', 4), 'S', 2, "Improved fix 'Monopoly' (ECONOMIC)")(Skill for project)','2: ACTIVATE-ATTEMPTING PROJECTS=&gt;3(Consultant fees)','2: ACTIVATE-ATTEMPTING PROJECTS=&gt;5(Dice roll 2D6: skill check)','2: ACTIVATE-ATTEMPTING PROJECTS=&gt;None(Skill for project)','2: ACTIVATE-DOING RESEARCH=&gt;None(Start researching)','2: ACTIVATE-ATTEMPTING PROJECTS=&gt;Base(Start project: type)','2: ACTIVATE-ATTEMPTING PROJECTS=&gt;CLASS(Start project: fix category)','2: ACTIVATE-ATTEMPTING PROJECTS=&gt;Food Shortage(Start project: fix problem)','2: ACTIVATE-ATTEMPTING PROJECTS=&gt;Base fix 'Food Shortage' (CLASS) triggers crisis(Project started)','2: ACTIVATE-ATTEMPTING PROJECTS=&gt;(('D', 8), 'D', 5, "Improved fix 'Monopoly' (ECONOMIC)")(Skill for project)','2: ACTIVATE-ATTEMPTING PROJECTS=&gt;1(Consultant fees)','2: ACTIVATE-ATTEMPTING PROJECTS=&gt;3(Dice roll 2D6: skill check)','2: ACTIVATE-ATTEMPTING PROJECTS=&gt;(('H', 9), 'H', 1, "Base fix 'Food Shortage' (CLASS) triggers crisis")(Skill for project)','2: ACTIVATE-ATTEMPTING PROJECTS=&gt;2(Consultant fees)','2: ACTIVATE-ATTEMPTING PROJECTS=&gt;7(Dice roll 2D6: skill check)','2: ACTIVATE-ATTEMPTING PROJECTS=&gt;None(Skill for project)','2: ACTIVATE-DOING RESEARCH=&gt;None(Start researching)','2: ACTIVATE-ATTEMPTING PROJECTS=&gt;(('D', 13), 'D', 2, "Improved fix 'Biodiversity Loss' (ENVIRONMENTAL)")(Skill for project)','2: ACTIVATE-ATTEMPTING PROJECTS=&gt;0(Consultant fees)','2: ACTIVATE-ATTEMPTING PROJECTS=&gt;9(Dice roll 2D6: skill check)','2: ACTIVATE-ATTEMPTING PROJECTS=&gt;(('C', 8), 'C', 1, "Improved fix 'Biodiversity Loss' (ENVIRONMENTAL)")(Skill for project)','2: ACTIVATE-ATTEMPTING PROJECTS=&gt;0(Consultant fees)','2: ACTIVATE-ATTEMPTING PROJECTS=&gt;5(Dice roll 2D6: skill check)','2: ACTIVATE-ATTEMPTING PROJECTS=&gt;None(Skill for project)','2: ACTIVATE-DOING RESEARCH=&gt;None(Start researching)','2: END-FINALIZING=&gt;Base fix 'Polluting Industry' (INDUSTRIAL) triggers crisis(Project abandoned)','2: END-CRISIS ROLLING=&gt;2(Dice roll 1D6: crisis cat)','2: END-CRISIS ROLLING=&gt;ECONOMIC(Category for crisis)','2: END-CRISIS ROLLING=&gt;6(Dice roll 1D6: node in ECONOMIC)','2: END-CRISIS ROLLING=&gt;1(Dice roll 1D6: node in ECONOMIC)','2: END-CRISIS ROLLING=&gt;Monopoly(Problem for crisis)','2: END-CRISIS ROLLING=&gt;5(Dice roll 2D6: crisis roll for Monopoly)','2: END-CRISIS ROLLING=&gt;5(Crisis roll for node "Monopoly")','2: END-CRISIS ROLLING=&gt;Chemical Pollution(Now in crisis (cascaded from: Monopoly))','2: END-CRISIS ROLLING=&gt;5(Dice roll 1D6: crisis cat)','2: END-CRISIS ROLLING=&gt;ENVIRONMENTAL(Category for crisis)','2: END-CRISIS ROLLING=&gt;2(Dice roll 1D6: node in ENVIRONMENTAL)','2: END-CRISIS ROLLING=&gt;Climate Change(Problem for crisis)','2: END-CRISIS ROLLING=&gt;5(Dice roll 2D6: crisis roll for Climate Change)','2: END-CRISIS ROLLING=&gt;5(Crisis roll for node "Climate Change")','2: END-CRISIS ROLLING=&gt;Climate Change(Now in crisis)','3: ENGAGE-DRAWING MONEY=&gt;2(Money drawn)','3: ENGAGE-DRAWING CARDS=&gt;('D', 11)(Card drawn: 1)','3: ENGAGE-DRAWING CARDS=&gt;('C', 4)(Card drawn: 2)','3: ENGAGE-CRISIS RISING','3: ENGAGE-DRAWING MONEY=&gt;2(Money drawn)','3: ENGAGE-DRAWING CARDS=&gt;('C', 9)(Card drawn: 1)','3: ENGAGE-DRAWING CARDS=&gt;('S', 13)(Card drawn: 2)','3: ENGAGE-DRAWING MONEY=&gt;2(Money drawn)','3: ENGAGE-DRAWING CARDS=&gt;('S', 5)(Card drawn: 1)','3: ENGAGE-DRAWING CARDS=&gt;('C', 3)(Card drawn: 2)','3: ENGAGE-CRISIS RISING','3: ENGAGE-DRAWING MONEY=&gt;2(Money drawn)','3: ENGAGE-DRAWING CARDS=&gt;('S', 10)(Card drawn: 1)','3: ENGAGE-DRAWING CARDS=&gt;('H', 1)(Card drawn: 2)','3: ENGAGE-DRAWING MONEY=&gt;2(Money drawn)','3: ENGAGE-DRAWING CARDS=&gt;('D', 9)(Card drawn: 1)','3: ENGAGE-DRAWING CARDS=&gt;('H', 6)(Card drawn: 2)','3: ACTIVATE-ATTEMPTING PROJECTS=&gt;None(Skill for project)','3: ACTIVATE-DOING RESEARCH=&gt;None(Start researching)','3: ACTIVATE-ATTEMPTING PROJECTS=&gt;(('S', 13), 'S', 5, "Improved fix 'Monopoly' (ECONOMIC)")(Skill for project)','3: ACTIVATE-ATTEMPTING PROJECTS=&gt;0(Consultant fees)','3: ACTIVATE-ATTEMPTING PROJECTS=&gt;3(Dice roll 2D6: skill check)','3: ACTIVATE-ATTEMPTING PROJECTS=&gt;(('S', 2), 'S', 3, "Base fix 'Food Shortage' (CLASS) triggers crisis")(Skill for project)','3: ACTIVATE-ATTEMPTING PROJECTS=&gt;3(Consultant fees)','3: ACTIVATE-ATTEMPTING PROJECTS=&gt;8(Dice roll 2D6: skill check)','3: ACTIVATE-ATTEMPTING PROJECTS=&gt;(('H', 8), 'H', 0, "Improved fix 'Political Voice' (SOCIAL)")(Skill for project)','3: ACTIVATE-ATTEMPTING PROJECTS=&gt;2(Consultant fees)','3: ACTIVATE-ATTEMPTING PROJECTS=&gt;2(Dice roll 2D6: skill check)','3: ACTIVATE-ATTEMPTING PROJECTS=&gt;(('H', 11), 'H', 0, "Base fix 'Food Shortage' (CLASS) triggers crisis")(Skill for project)','3: ACTIVATE-ATTEMPTING PROJECTS=&gt;1(Consultant fees)','3: ACTIVATE-ATTEMPTING PROJECTS=&gt;2(Dice roll 2D6: skill check)','3: ACTIVATE-ATTEMPTING PROJECTS=&gt;(('C', 9), 'C', 1, "Improved fix 'Biodiversity Loss' (ENVIRONMENTAL)")(Skill for project)','3: ACTIVATE-ATTEMPTING PROJECTS=&gt;1(Consultant fees)','3: ACTIVATE-ATTEMPTING PROJECTS=&gt;3(Dice roll 2D6: skill check)','3: ACTIVATE-ATTEMPTING PROJECTS=&gt;(('S', 1), 'S', 0, "Improved fix 'Monopoly' (ECONOMIC)")(Skill for project)','3: ACTIVATE-ATTEMPTING PROJECTS=&gt;6(Dice roll 2D6: skill check)','3: ACTIVATE-DOING RESEARCH=&gt;None(Start researching)','3: ACTIVATE-ATTEMPTING PROJECTS=&gt;Base(Start project: type)','3: ACTIVATE-ATTEMPTING PROJECTS=&gt;ECONOMIC(Start project: fix category)','3: ACTIVATE-ATTEMPTING PROJECTS=&gt;Monopoly(Start project: fix problem)','3: ACTIVATE-ATTEMPTING PROJECTS=&gt;Base fix 'Monopoly' (ECONOMIC) triggers crisis(Project started)','3: ACTIVATE-ATTEMPTING PROJECTS=&gt;(('D', 2), 'D', 0, "Improved fix 'Monopoly' (ECONOMIC)")(Skill for project)','3: ACTIVATE-ATTEMPTING PROJECTS=&gt;4(Consultant fees)','3: ACTIVATE-ATTEMPTING PROJECTS=&gt;6(Dice roll 2D6: skill check)','3: ACTIVATE-ATTEMPTING PROJECTS=&gt;(('D', 8), 'D', 1, "Improved fix 'Political Voice' (SOCIAL)")(Skill for project)','3: ACTIVATE-ATTEMPTING PROJECTS=&gt;2(Consultant fees)','3: ACTIVATE-ATTEMPTING PROJECTS=&gt;5(Dice roll 2D6: skill check)','3: ACTIVATE-ATTEMPTING PROJECTS=&gt;(('C', 1), 'C', 0, "Improved fix 'Biodiversity Loss' (ENVIRONMENTAL)")(Skill for project)','3: ACTIVATE-ATTEMPTING PROJECTS=&gt;1(Consultant fees)','3: ACTIVATE-ATTEMPTING PROJECTS=&gt;8(Dice roll 2D6: skill check)','3: ACTIVATE-ATTEMPTING PROJECTS=&gt;(('S', 5), 'S', 2, "Base fix 'Monopoly' (ECONOMIC) triggers crisis")(Skill for project)','3: ACTIVATE-ATTEMPTING PROJECTS=&gt;5(Dice roll 2D6: skill check)','3: ACTIVATE-ATTEMPTING PROJECTS=&gt;(('C', 3), 'C', 2, "Improved fix 'Biodiversity Loss' (ENVIRONMENTAL)")(Skill for project)','3: ACTIVATE-ATTEMPTING PROJECTS=&gt;5(Dice roll 2D6: skill check)','3: ACTIVATE-ATTEMPTING PROJECTS=&gt;(('S', 6), 'S', 0, "Improved fix 'Monopoly' (ECONOMIC)")(Skill for project)','3: ACTIVATE-ATTEMPTING PROJECTS=&gt;7(Dice roll 2D6: skill check)','3: ACTIVATE-ATTEMPTING PROJECTS=&gt;(('D', 11), 'D', 0, "Improved fix 'Monopoly' (ECONOMIC)")(Skill for project)','3: ACTIVATE-ATTEMPTING PROJECTS=&gt;6(Dice roll 2D6: skill check)','3: ACTIVATE-DOING RESEARCH=&gt;None(Start researching)','3: ACTIVATE-ATTEMPTING PROJECTS=&gt;(('H', 1), 'H', 5, "Base fix 'Food Shortage' (CLASS) triggers crisis")(Skill for project)','3: ACTIVATE-ATTEMPTING PROJECTS=&gt;1(Consultant fees)','3: ACTIVATE-ATTEMPTING PROJECTS=&gt;7(Dice roll 2D6: skill check)','3: ACTIVATE-ATTEMPTING PROJECTS=&gt;(('H', 7), 'H', 3, "Base fix 'Food Shortage' (CLASS) triggers crisis")(Skill for project)','3: ACTIVATE-ATTEMPTING PROJECTS=&gt;3(Consultant fees)','3: ACTIVATE-ATTEMPTING PROJECTS=&gt;4(Dice roll 2D6: skill check)','3: ACTIVATE-ATTEMPTING PROJECTS=&gt;(('D', 13), 'D', 2, "Improved fix 'Biodiversity Loss' (ENVIRONMENTAL)")(Skill for project)','3: ACTIVATE-ATTEMPTING PROJECTS=&gt;1(Consultant fees)','3: ACTIVATE-ATTEMPTING PROJECTS=&gt;4(Dice roll 2D6: skill check)','3: ACTIVATE-ATTEMPTING PROJECTS=&gt;None(Skill for project)','3: ACTIVATE-DOING RESEARCH=&gt;None(Start researching)','3: ACTIVATE-ATTEMPTING PROJECTS=&gt;(('H', 6), 'H', 3, "Improved fix 'Political Voice' (SOCIAL)")(Skill for project)','3: ACTIVATE-ATTEMPTING PROJECTS=&gt;5(Consultant fees)','3: ACTIVATE-ATTEMPTING PROJECTS=&gt;10(Dice roll 2D6: skill check)','3: ACTIVATE-ATTEMPTING PROJECTS=&gt;(('D', 9), 'D', 2, "Improved fix 'Political Voice' (SOCIAL)")(Skill for project)','3: ACTIVATE-ATTEMPTING PROJECTS=&gt;0(Consultant fees)','3: ACTIVATE-ATTEMPTING PROJECTS=&gt;6(Dice roll 2D6: skill check)','3: ACTIVATE-ATTEMPTING PROJECTS=&gt;None(Skill for project)','3: ACTIVATE-DOING RESEARCH=&gt;None(Start researching)','3: END-CRISIS ROLLING=&gt;6(Dice roll 1D6: crisis cat)','3: END-CRISIS ROLLING=&gt;LIVING STANDARDS(Category for crisis)','3: END-CRISIS ROLLING=&gt;2(Dice roll 1D6: node in LIVING STANDARDS)','3: END-CRISIS ROLLING=&gt;Low Labour Standards(Problem for crisis)','3: END-CRISIS ROLLING=&gt;10(Dice roll 2D6: crisis roll for Low Labour Standards)','3: END-CRISIS ROLLING=&gt;10(Crisis roll for node "Low Labour Standards")','3: END-CRISIS ROLLING=&gt;4(Dice roll 2D6: crisis roll for Low Labour Standards)','3: END-CRISIS ROLLING=&gt;4(Crisis roll for node "Low Labour Standards")','3: END-CRISIS ROLLING=&gt;Low Labour Standards(Now in crisis)','4: ENGAGE-DRAWING MONEY=&gt;2(Money drawn)','4: ENGAGE-DRAWING CARDS=&gt;('C', 14)(Card drawn: 1)','4: ENGAGE-DRAWING CARDS=&gt;('C', 5)(Card drawn: 2)','4: ENGAGE-CRISIS RISING','4: ENGAGE-DRAWING MONEY=&gt;2(Money drawn)','4: ENGAGE-DRAWING CARDS=&gt;('H', 9)(Card drawn: 1)','4: ENGAGE-DRAWING CARDS=&gt;('S', 3)(Card drawn: 2)','4: ENGAGE-DRAWING MONEY=&gt;2(Money drawn)','4: ENGAGE-DRAWING CARDS=&gt;('H', 14)(Card drawn: 1)','4: ENGAGE-DRAWING CARDS=&gt;('D', 10)(Card drawn: 2)','4: ENGAGE-CRISIS RISING','4: ENGAGE-DRAWING MONEY=&gt;2(Money drawn)','4: ENGAGE-DRAWING CARDS=&gt;('D', 14)(Card drawn: 1)','4: ENGAGE-DRAWING CARDS=&gt;('H', 7)(Card drawn: 2)','4: ENGAGE-DRAWING MONEY=&gt;2(Money drawn)','4: ENGAGE-DRAWING CARDS=&gt;('D', 2)(Card drawn: 1)','4: ENGAGE-DRAWING CARDS=&gt;('C', 3)(Card drawn: 2)','4: ACTIVATE-ATTEMPTING PROJECTS=&gt;(('C', 14), 'S', 5, "Base fix 'Food Shortage' (CLASS) triggers crisis")(Skill for project)','4: ACTIVATE-ATTEMPTING PROJECTS=&gt;(('H', 13), 'H', 2, "Improved fix 'Political Voice' (SOCIAL)")(Skill for project)','4: ACTIVATE-ATTEMPTING PROJECTS=&gt;0(Consultant fees)','4: ACTIVATE-ATTEMPTING PROJECTS=&gt;8(Dice roll 2D6: skill check)','4: ACTIVATE-ATTEMPTING PROJECTS=&gt;(('C', 4), 'C', 3, "Improved fix 'Biodiversity Loss' (ENVIRONMENTAL)")(Skill for project)','4: ACTIVATE-ATTEMPTING PROJECTS=&gt;4(Consultant fees)','4: ACTIVATE-ATTEMPTING PROJECTS=&gt;10(Dice roll 2D6: skill check)','4: ACTIVATE-ATTEMPTING PROJECTS=&gt;(('D', 11), 'D', 2, "Improved fix 'Biodiversity Loss' (ENVIRONMENTAL)")(Skill for project)','4: ACTIVATE-ATTEMPTING PROJECTS=&gt;1(Consultant fees)','4: ACTIVATE-ATTEMPTING PROJECTS=&gt;10(Dice roll 2D6: skill check)','4: ACTIVATE-ATTEMPTING PROJECTS=&gt;(('H', 6), 'H', 1, "Improved fix 'Political Voice' (SOCIAL)")(Skill for project)','4: ACTIVATE-ATTEMPTING PROJECTS=&gt;1(Consultant fees)','4: ACTIVATE-ATTEMPTING PROJECTS=&gt;11(Dice roll 2D6: skill check)','4: ACTIVATE-ATTEMPTING PROJECTS=&gt;(('C', 5), 'C', 1, "Improved fix 'Biodiversity Loss' (ENVIRONMENTAL)")(Skill for project)','4: ACTIVATE-ATTEMPTING PROJECTS=&gt;11(Dice roll 2D6: skill check)','4: ACTIVATE-ATTEMPTING PROJECTS=&gt;None(Skill for project)','4: ACTIVATE-DOING RESEARCH=&gt;None(Start researching)','4: ACTIVATE-ATTEMPTING PROJECTS=&gt;(('S', 3), 'S', 1, "Base fix 'Monopoly' (ECONOMIC) triggers crisis")(Skill for project)','4: ACTIVATE-ATTEMPTING PROJECTS=&gt;2(Consultant fees)','4: ACTIVATE-ATTEMPTING PROJECTS=&gt;8(Dice roll 2D6: skill check)','4: ACTIVATE-ATTEMPTING PROJECTS=&gt;(('H', 9), 'H', 0, "Base fix 'Food Shortage' (CLASS) triggers crisis")(Skill for project)','4: ACTIVATE-ATTEMPTING PROJECTS=&gt;9(Dice roll 2D6: skill check)','4: ACTIVATE-DOING RESEARCH=&gt;None(Start researching)','4: ACTIVATE-ATTEMPTING PROJECTS=&gt;(('D', 10), 'D', 1, "Base fix 'Monopoly' (ECONOMIC) triggers crisis")(Skill for project)','4: ACTIVATE-ATTEMPTING PROJECTS=&gt;1(Consultant fees)','4: ACTIVATE-ATTEMPTING PROJECTS=&gt;5(Dice roll 2D6: skill check)','4: ACTIVATE-ATTEMPTING PROJECTS=&gt;(('H', 14), 'D', 0, "Base fix 'Monopoly' (ECONOMIC) triggers crisis")(Skill for project)','4: ACTIVATE-DOING RESEARCH=&gt;None(Start researching)','4: ACTIVATE-ATTEMPTING PROJECTS=&gt;(('D', 14), 'S', 3, "Improved fix 'Monopoly' (ECONOMIC)")(Skill for project)','4: ACTIVATE-ATTEMPTING PROJECTS=&gt;(('H', 5), 'H', 1, "Base fix 'Food Shortage' (CLASS) triggers crisis")(Skill for project)','4: ACTIVATE-ATTEMPTING PROJECTS=&gt;0(Consultant fees)','4: ACTIVATE-ATTEMPTING PROJECTS=&gt;7(Dice roll 2D6: skill check)','4: ACTIVATE-ATTEMPTING PROJECTS=&gt;(('S', 10), 'S', 1, "Improved fix 'Monopoly' (ECONOMIC)")(Skill for project)','4: ACTIVATE-ATTEMPTING PROJECTS=&gt;0(Consultant fees)','4: ACTIVATE-ATTEMPTING PROJECTS=&gt;8(Dice roll 2D6: skill check)','4: ACTIVATE-ATTEMPTING PROJECTS=&gt;None(Skill for project)','4: ACTIVATE-DOING RESEARCH=&gt;None(Start researching)','4: ACTIVATE-ATTEMPTING PROJECTS=&gt;(('C', 3), 'C', 3, "Improved fix 'Biodiversity Loss' (ENVIRONMENTAL)")(Skill for project)','4: ACTIVATE-ATTEMPTING PROJECTS=&gt;2(Consultant fees)','4: ACTIVATE-ATTEMPTING PROJECTS=&gt;4(Dice roll 2D6: skill check)','4: ACTIVATE-ATTEMPTING PROJECTS=&gt;(('D', 2), 'D', 2, "Improved fix 'Biodiversity Loss' (ENVIRONMENTAL)")(Skill for project)','4: ACTIVATE-ATTEMPTING PROJECTS=&gt;2(Consultant fees)','4: ACTIVATE-ATTEMPTING PROJECTS=&gt;5(Dice roll 2D6: skill check)','4: ACTIVATE-ATTEMPTING PROJECTS=&gt;(('C', 2), 'C', 1, "Improved fix 'Biodiversity Loss' (ENVIRONMENTAL)")(Skill for project)','4: ACTIVATE-ATTEMPTING PROJECTS=&gt;0(Consultant fees)','4: ACTIVATE-ATTEMPTING PROJECTS=&gt;9(Dice roll 2D6: skill check)','4: ACTIVATE-ATTEMPTING PROJECTS=&gt;(('H', 2), 'H', 0, "Improved fix 'Political Voice' (SOCIAL)")(Skill for project)','4: ACTIVATE-ATTEMPTING PROJECTS=&gt;2(Consultant fees)','4: ACTIVATE-ATTEMPTING PROJECTS=&gt;8(Dice roll 2D6: skill check)','4: ACTIVATE-DOING RESEARCH=&gt;None(Start researching)','5: END-FINALIZING=&gt;Improved fix 'Monopoly' (ECONOMIC)(Project overskilled for "('D', 14)")','5: END-FINALIZING=&gt;Base fix 'Food Shortage' (CLASS) triggers crisis(Project overskilled for "('C', 14)")','5: END-FINALIZING=&gt;Base fix 'Monopoly' (ECONOMIC) triggers crisis(Project overskilled for "('H', 14)")','5: END-CRISIS ROLLING=&gt;6(Dice roll 1D6: crisis cat)','5: END-CRISIS ROLLING=&gt;LIVING STANDARDS(Category for crisis)','5: END-CRISIS ROLLING=&gt;4(Dice roll 1D6: node in LIVING STANDARDS)','5: END-CRISIS ROLLING=&gt;6(Dice roll 1D6: node in LIVING STANDARDS)','5: END-CRISIS ROLLING=&gt;5(Dice roll 1D6: node in LIVING STANDARDS)','5: END-CRISIS ROLLING=&gt;3(Dice roll 1D6: node in LIVING STANDARDS)','5: END-CRISIS ROLLING=&gt;Systemic Corruption(Problem for crisis)','5: END-CRISIS ROLLING=&gt;10(Dice roll 2D6: crisis roll for Systemic Corruption)','5: END-CRISIS ROLLING=&gt;10(Crisis roll for node "Systemic Corruption")','5: END-CRISIS ROLLING=&gt;7(Dice roll 2D6: crisis roll for Systemic Corruption)','5: END-CRISIS ROLLING=&gt;7(Crisis roll for node "Systemic Corruption")','5: END-CRISIS ROLLING=&gt;Inflation(Now in crisis (cascaded from: Systemic Corruption))','5: END-CRISIS ROLLING=&gt;Peace &amp; Justice(Now in crisis (cascaded from: Systemic Corruption))','5: ENGAGE-DRAWING MONEY=&gt;1(Money drawn)','5: ENGAGE-DRAWING CARDS=&gt;('S', 13)(Card drawn: 1)','5: ENGAGE-DRAWING CARDS=&gt;('H', 13)(Card drawn: 2)','5: ENGAGE-CRISIS RISING','5: ENGAGE-DRAWING MONEY=&gt;1(Money drawn)','5: ENGAGE-DRAWING CARDS=&gt;('H', 4)(Card drawn: 1)','5: ENGAGE-DRAWING CARDS=&gt;('S', 1)(Card drawn: 2)','5: ENGAGE-DRAWING MONEY=&gt;1(Money drawn)','5: ENGAGE-DRAWING CARDS=&gt;('H', 11)(Card drawn: 1)','5: ENGAGE-DRAWING CARDS=&gt;('C', 11)(Card drawn: 2)','5: ENGAGE-CRISIS RISING','5: ENGAGE-DRAWING MONEY=&gt;1(Money drawn)','5: ENGAGE-DRAWING CARDS=&gt;('H', 2)(Card drawn: 1)','5: ENGAGE-DRAWING CARDS=&gt;('D', 7)(Card drawn: 2)','5: ENGAGE-DRAWING MONEY=&gt;1(Money drawn)','5: ENGAGE-DRAWING CARDS=&gt;('C', 10)(Card drawn: 1)','5: ENGAGE-DRAWING CARDS=&gt;('C', 4)(Card drawn: 2)','5: ACTIVATE-ATTEMPTING PROJECTS=&gt;(('H', 13), 'H', 2, "Base fix 'Food Shortage' (CLASS) triggers crisis")(Skill for project)','5: ACTIVATE-ATTEMPTING PROJECTS=&gt;1(Consultant fees)','5: ACTIVATE-ATTEMPTING PROJECTS=&gt;6(Dice roll 2D6: skill check)','5: ACTIVATE-ATTEMPTING PROJECTS=&gt;(('S', 13), 'S', 1, "Base fix 'Food Shortage' (CLASS) triggers crisis")(Skill for project)','5: ACTIVATE-ATTEMPTING PROJECTS=&gt;4(Dice roll 2D6: skill check)','5: ACTIVATE-ATTEMPTING PROJECTS=&gt;(('H', 4), 'H', 0, "Improved fix 'Political Voice' (SOCIAL)")(Skill for project)','5: ACTIVATE-ATTEMPTING PROJECTS=&gt;5(Dice roll 2D6: skill check)','5: ACTIVATE-DOING RESEARCH=&gt;None(Start researching)','5: ACTIVATE-ATTEMPTING PROJECTS=&gt;(('S', 1), 'S', 1, "Base fix 'Food Shortage' (CLASS) triggers crisis")(Skill for project)','5: ACTIVATE-ATTEMPTING PROJECTS=&gt;1(Consultant fees)','5: ACTIVATE-ATTEMPTING PROJECTS=&gt;8(Dice roll 2D6: skill check)','5: ACTIVATE-ATTEMPTING PROJECTS=&gt;(('H', 4), 'H', 0, "Improved fix 'Political Voice' (SOCIAL)")(Skill for project)','5: ACTIVATE-ATTEMPTING PROJECTS=&gt;7(Dice roll 2D6: skill check)','5: ACTIVATE-DOING RESEARCH=&gt;None(Start researching)','5: ACTIVATE-ATTEMPTING PROJECTS=&gt;(('H', 11), 'H', 0, "Base fix 'Food Shortage' (CLASS) triggers crisis")(Skill for project)','5: ACTIVATE-ATTEMPTING PROJECTS=&gt;0(Consultant fees)','5: ACTIVATE-ATTEMPTING PROJECTS=&gt;4(Dice roll 2D6: skill check)','5: ACTIVATE-ATTEMPTING PROJECTS=&gt;(('C', 11), 'C', 0, "Improved fix 'Biodiversity Loss' (ENVIRONMENTAL)")(Skill for project)','5: ACTIVATE-ATTEMPTING PROJECTS=&gt;1(Consultant fees)','5: ACTIVATE-ATTEMPTING PROJECTS=&gt;4(Dice roll 2D6: skill check)','5: ACTIVATE-DOING RESEARCH=&gt;None(Start researching)','5: ACTIVATE-ATTEMPTING PROJECTS=&gt;(('H', 7), 'H', 1, "Improved fix 'Political Voice' (SOCIAL)")(Skill for project)','5: ACTIVATE-ATTEMPTING PROJECTS=&gt;2(Consultant fees)','5: ACTIVATE-ATTEMPTING PROJECTS=&gt;7(Dice roll 2D6: skill check)','5: ACTIVATE-ATTEMPTING PROJECTS=&gt;(('H', 2), 'H', 1, "Base fix 'Food Shortage' (CLASS) triggers crisis")(Skill for project)','5: ACTIVATE-ATTEMPTING PROJECTS=&gt;2(Consultant fees)','5: ACTIVATE-ATTEMPTING PROJECTS=&gt;9(Dice roll 2D6: skill check)','5: ACTIVATE-ATTEMPTING PROJECTS=&gt;(('D', 7), 'D', 1, "Improved fix 'Monopoly' (ECONOMIC)")(Skill for project)','5: ACTIVATE-ATTEMPTING PROJECTS=&gt;0(Consultant fees)','5: ACTIVATE-ATTEMPTING PROJECTS=&gt;7(Dice roll 2D6: skill check)','5: ACTIVATE-ATTEMPTING PROJECTS=&gt;None(Skill for project)','5: ACTIVATE-DOING RESEARCH=&gt;None(Start researching)','5: ACTIVATE-ATTEMPTING PROJECTS=&gt;(('C', 4), 'C', 1, "Improved fix 'Biodiversity Loss' (ENVIRONMENTAL)")(Skill for project)','5: ACTIVATE-ATTEMPTING PROJECTS=&gt;0(Consultant fees)','5: ACTIVATE-ATTEMPTING PROJECTS=&gt;5(Dice roll 2D6: skill check)','5: ACTIVATE-ATTEMPTING PROJECTS=&gt;None(Skill for project)','5: ACTIVATE-DOING RESEARCH=&gt;None(Start researching)','5: END-FINALIZING=&gt;Base fix 'Monopoly' (ECONOMIC) triggers crisis(Project abandoned)','5: END-CRISIS ROLLING=&gt;ECONOMIC(Crisis chip: full category)','5: END-CRISIS ROLLING=&gt;2(Dice roll 1D6: crisis cat)','5: END-CRISIS ROLLING=&gt;ECONOMIC(Category for crisis)','5: END-CRISIS ROLLING=&gt;ECONOMIC(Crisis chip: full category)','5: END-CRISIS ROLLING=&gt;6(Dice roll 1D6: crisis cat)','5: END-CRISIS ROLLING=&gt;LIVING STANDARDS(Category for crisis)','5: END-CRISIS ROLLING=&gt;4(Dice roll 1D6: node in LIVING STANDARDS)','5: END-CRISIS ROLLING=&gt;2(Dice roll 1D6: node in LIVING STANDARDS)','5: END-CRISIS ROLLING=&gt;Low Labour Standards(Problem for crisis)','5: END-CRISIS ROLLING=&gt;7(Dice roll 2D6: crisis roll for Low Labour Standards)','5: END-CRISIS ROLLING=&gt;7(Crisis roll for node "Low Labour Standards")','5: END-CRISIS ROLLING=&gt;Discrimination(Now in crisis (cascaded from: Low Labour Standards))','5: END-CRISIS ROLLING=&gt;Education(Now in crisis (cascaded from: Low Labour Standards))','5: END-CRISIS ROLLING=&gt;Political Voice(Now in crisis (cascaded from: Low Labour Standards))','5: END-CRISIS ROLLING=&gt;5(Dice roll 1D6: crisis cat)','5: END-CRISIS ROLLING=&gt;ENVIRONMENTAL(Category for crisis)','5: END-CRISIS ROLLING=&gt;3(Dice roll 1D6: node in ENVIRONMENTAL)','5: END-CRISIS ROLLING=&gt;Freshwater Depletion(Problem for crisis)','5: END-CRISIS ROLLING=&gt;7(Dice roll 2D6: crisis roll for Freshwater Depletion)','5: END-CRISIS ROLLING=&gt;7(Crisis roll for node "Freshwater Depletion")','5: END-CRISIS ROLLING=&gt;Freshwater Depletion(Now in crisis)','6: ENGAGE-DRAWING MONEY=&gt;1(Money drawn)','6: ENGAGE-DRAWING CARDS=&gt;('C', 7)(Card drawn: 1)','6: ENGAGE-DRAWING CARDS=&gt;('C', 13)(Card drawn: 2)','6: ENGAGE-CRISIS RISING','6: ENGAGE-DRAWING MONEY=&gt;1(Money drawn)','6: ENGAGE-DRAWING CARDS=&gt;('C', 8)(Card drawn: 1)','6: ENGAGE-DRAWING CARDS=&gt;('S', 12)(Card drawn: 2)','6: ENGAGE-DRAWING MONEY=&gt;1(Money drawn)','6: ENGAGE-DRAWING CARDS=&gt;('S', 8)(Card drawn: 1)','6: ENGAGE-DRAWING CARDS=&gt;('D', 3)(Card drawn: 2)','6: ENGAGE-CRISIS RISING','6: ENGAGE-DRAWING MONEY=&gt;1(Money drawn)','6: ENGAGE-DRAWING CARDS=&gt;('H', 10)(Card drawn: 1)','6: ENGAGE-DRAWING CARDS=&gt;('D', 5)(Card drawn: 2)','6: ENGAGE-DRAWING MONEY=&gt;1(Money drawn)','6: ENGAGE-DRAWING CARDS=&gt;('S', 6)(Card drawn: 1)','6: ENGAGE-DRAWING CARDS=&gt;('C', 10)(Card drawn: 2)','6: ACTIVATE-ATTEMPTING PROJECTS=&gt;(('C', 7), 'C', 0, "Improved fix 'Biodiversity Loss' (ENVIRONMENTAL)")(Skill for project)','6: ACTIVATE-ATTEMPTING PROJECTS=&gt;0(Consultant fees)','6: ACTIVATE-ATTEMPTING PROJECTS=&gt;9(Dice roll 2D6: skill check)','6: ACTIVATE-ATTEMPTING PROJECTS=&gt;(('C', 13), 'C', 0, "Improved fix 'Biodiversity Loss' (ENVIRONMENTAL)")(Skill for project)','6: ACTIVATE-ATTEMPTING PROJECTS=&gt;0(Consultant fees)','6: ACTIVATE-ATTEMPTING PROJECTS=&gt;5(Dice roll 2D6: skill check)','6: ACTIVATE-DOING RESEARCH=&gt;None(Start researching)','6: ACTIVATE-ATTEMPTING PROJECTS=&gt;(('S', 12), 'S', 1, "Improved fix 'Monopoly' (ECONOMIC)")(Skill for project)','6: ACTIVATE-ATTEMPTING PROJECTS=&gt;1(Consultant fees)','6: ACTIVATE-ATTEMPTING PROJECTS=&gt;7(Dice roll 2D6: skill check)','6: ACTIVATE-ATTEMPTING PROJECTS=&gt;(('C', 8), 'C', 0, "Improved fix 'Biodiversity Loss' (ENVIRONMENTAL)")(Skill for project)','6: ACTIVATE-ATTEMPTING PROJECTS=&gt;7(Dice roll 2D6: skill check)','6: ACTIVATE-DOING RESEARCH=&gt;None(Start researching)','6: ACTIVATE-ATTEMPTING PROJECTS=&gt;Base(Start project: type)','6: ACTIVATE-ATTEMPTING PROJECTS=&gt;LIVING STANDARDS(Start project: fix category)','6: ACTIVATE-ATTEMPTING PROJECTS=&gt;Low Labour Standards(Start project: fix problem)','6: ACTIVATE-ATTEMPTING PROJECTS=&gt;Base fix 'Low Labour Standards' (LIVING STANDARDS) triggers crisis(Project started)','6: ACTIVATE-ATTEMPTING PROJECTS=&gt;None(Skill for project)','6: ACTIVATE-DOING RESEARCH=&gt;None(Start researching)','6: ACTIVATE-ATTEMPTING PROJECTS=&gt;(('D', 5), 'D', 2, "Improved fix 'Biodiversity Loss' (ENVIRONMENTAL)")(Skill for project)','6: ACTIVATE-ATTEMPTING PROJECTS=&gt;2(Consultant fees)','6: ACTIVATE-ATTEMPTING PROJECTS=&gt;4(Dice roll 2D6: skill check)','6: ACTIVATE-ATTEMPTING PROJECTS=&gt;None(Skill for project)','6: ACTIVATE-DOING RESEARCH=&gt;None(Start researching)','6: ACTIVATE-ATTEMPTING PROJECTS=&gt;(('S', 6), 'S', 1, "Base fix 'Food Shortage' (CLASS) triggers crisis")(Skill for project)','6: ACTIVATE-ATTEMPTING PROJECTS=&gt;2(Consultant fees)','6: ACTIVATE-ATTEMPTING PROJECTS=&gt;6(Dice roll 2D6: skill check)','6: ACTIVATE-ATTEMPTING PROJECTS=&gt;(('C', 10), 'C', 1, "Improved fix 'Biodiversity Loss' (ENVIRONMENTAL)")(Skill for project)','6: ACTIVATE-ATTEMPTING PROJECTS=&gt;7(Dice roll 2D6: skill check)','6: ACTIVATE-ATTEMPTING PROJECTS=&gt;(('C', 10), 'C', 0, "Improved fix 'Biodiversity Loss' (ENVIRONMENTAL)")(Skill for project)','6: ACTIVATE-ATTEMPTING PROJECTS=&gt;5(Dice roll 2D6: skill check)','6: ACTIVATE-DOING RESEARCH=&gt;None(Start researching)','6: END-FINALIZING=&gt;Improved fix 'Political Voice' (SOCIAL)(Project abandoned)','6: END-FINALIZING=&gt;Base fix 'Low Labour Standards' (LIVING STANDARDS) triggers crisis(Project abandoned)','6: END-CRISIS ROLLING=&gt;ECONOMIC(Crisis chip: full category)','6: END-CRISIS ROLLING=&gt;SOCIAL(Crisis chip: full category)','6: END-CRISIS ROLLING=&gt;LIVING STANDARDS(Crisis chip: full category)','6: END-CRISIS ROLLING=&gt;4(Dice roll 1D6: crisis cat)','6: END-CRISIS ROLLING=&gt;CLASS(Category for crisis)','6: END-CRISIS ROLLING=&gt;3(Dice roll 1D6: node in CLASS)','6: END-CRISIS ROLLING=&gt;Clean Water Shortage(Problem for crisis)','6: END-CRISIS ROLLING=&gt;10(Dice roll 2D6: crisis roll for Clean Water Shortage)','6: END-CRISIS ROLLING=&gt;10(Crisis roll for node "Clean Water Shortage")','6: END-CRISIS ROLLING=&gt;7(Dice roll 2D6: crisis roll for Clean Water Shortage)','6: END-CRISIS ROLLING=&gt;7(Crisis roll for node "Clean Water Shortage")','6: END-CRISIS ROLLING=&gt;Clean Water Shortage(Now in crisis)','7: ENGAGE-DRAWING MONEY=&gt;1(Money drawn)','7: ENGAGE-DRAWING CARDS=&gt;('D', 6)(Card drawn: 1)','7: ENGAGE-DRAWING CARDS=&gt;('C', 6)(Card drawn: 2)','7: ENGAGE-CRISIS RISING','7: ENGAGE-DRAWING MONEY=&gt;1(Money drawn)','7: ENGAGE-DRAWING CARDS=&gt;('S', 2)(Card drawn: 1)','7: ENGAGE-DRAWING CARDS=&gt;('S', 5)(Card drawn: 2)','7: ENGAGE-DRAWING MONEY=&gt;1(Money drawn)','7: ENGAGE-DRAWING CARDS=&gt;('D', 7)(Card drawn: 1)','7: ENGAGE-DRAWING CARDS=&gt;('D', 4)(Card drawn: 2)','7: ENGAGE-CRISIS RISING','7: ENGAGE-DRAWING MONEY=&gt;1(Money drawn)','7: ENGAGE-DRAWING CARDS=&gt;('C', 12)(Card drawn: 1)','7: ENGAGE-DRAWING CARDS=&gt;('H', 3)(Card drawn: 2)','7: ENGAGE-DRAWING MONEY=&gt;1(Money drawn)','7: ENGAGE-DRAWING CARDS=&gt;('S', 14)(Card drawn: 1)','7: ENGAGE-DRAWING CARDS=&gt;('C', 2)(Card drawn: 2)','7: ACTIVATE-ATTEMPTING PROJECTS=&gt;None(Start project: type)','7: ACTIVATE-ATTEMPTING PROJECTS=&gt;None(Skill for project)','7: ACTIVATE-DOING RESEARCH=&gt;None(Start researching)','7: ACTIVATE-ATTEMPTING PROJECTS=&gt;(('S', 5), 'S', 1, "Base fix 'Food Shortage' (CLASS) triggers crisis")(Skill for project)','7: ACTIVATE-ATTEMPTING PROJECTS=&gt;0(Consultant fees)','7: ACTIVATE-ATTEMPTING PROJECTS=&gt;6(Dice roll 2D6: skill check)','7: ACTIVATE-ATTEMPTING PROJECTS=&gt;(('S', 2), 'S', 0, "Base fix 'Food Shortage' (CLASS) triggers crisis")(Skill for project)','7: ACTIVATE-ATTEMPTING PROJECTS=&gt;0(Consultant fees)','7: ACTIVATE-ATTEMPTING PROJECTS=&gt;5(Dice roll 2D6: skill check)','7: ACTIVATE-DOING RESEARCH=&gt;None(Start researching)','7: ACTIVATE-ATTEMPTING PROJECTS=&gt;Base(Start project: type)','7: ACTIVATE-ATTEMPTING PROJECTS=&gt;ENVIRONMENTAL(Start project: fix category)','7: ACTIVATE-ATTEMPTING PROJECTS=&gt;Biodiversity Loss(Start project: fix problem)','7: ACTIVATE-ATTEMPTING PROJECTS=&gt;Base fix 'Biodiversity Loss' (ENVIRONMENTAL) triggers crisis(Project started)','7: ACTIVATE-ATTEMPTING PROJECTS=&gt;(('S', 8), 'S', 0, "Improved fix 'Monopoly' (ECONOMIC)")(Skill for project)','7: ACTIVATE-ATTEMPTING PROJECTS=&gt;2(Consultant fees)','7: ACTIVATE-ATTEMPTING PROJECTS=&gt;4(Dice roll 2D6: skill check)','7: ACTIVATE-ATTEMPTING PROJECTS=&gt;(('D', 3), 'D', 0, "Improved fix 'Monopoly' (ECONOMIC)")(Skill for project)','7: ACTIVATE-ATTEMPTING PROJECTS=&gt;0(Consultant fees)','7: ACTIVATE-ATTEMPTING PROJECTS=&gt;11(Dice roll 2D6: skill check)','7: ACTIVATE-ATTEMPTING PROJECTS=&gt;(('D', 4), 'D', 1, "Improved fix 'Monopoly' (ECONOMIC)")(Skill for project)','7: ACTIVATE-ATTEMPTING PROJECTS=&gt;1(Consultant fees)','7: ACTIVATE-ATTEMPTING PROJECTS=&gt;5(Dice roll 2D6: skill check)','7: ACTIVATE-ATTEMPTING PROJECTS=&gt;(('D', 7), 'D', 0, "Improved fix 'Biodiversity Loss' (ENVIRONMENTAL)")(Skill for project)','7: ACTIVATE-ATTEMPTING PROJECTS=&gt;11(Dice roll 2D6: skill check)','7: ACTIVATE-DOING RESEARCH=&gt;None(Start researching)','7: ACTIVATE-ATTEMPTING PROJECTS=&gt;None(Skill for project)','7: ACTIVATE-DOING RESEARCH=&gt;None(Start researching)','7: ACTIVATE-ATTEMPTING PROJECTS=&gt;(('C', 2), 'C', 1, "Improved fix 'Biodiversity Loss' (ENVIRONMENTAL)")(Skill for project)','7: ACTIVATE-ATTEMPTING PROJECTS=&gt;1(Consultant fees)','7: ACTIVATE-ATTEMPTING PROJECTS=&gt;8(Dice roll 2D6: skill check)','7: ACTIVATE-ATTEMPTING PROJECTS=&gt;(('S', 14), 'D', 0, "Improved fix 'Monopoly' (ECONOMIC)")(Skill for project)','7: ACTIVATE-DOING RESEARCH=&gt;None(Start researching)','7: END-FINALIZING=&gt;Base fix 'Biodiversity Loss' (ENVIRONMENTAL) triggers crisis(Project abandoned)','7: END-FINALIZING=&gt;Improved fix 'Monopoly' (ECONOMIC)(Project overskilled for "('S', 14)")','7: END-CRISIS ROLLING=&gt;ECONOMIC(Crisis chip: full category)','7: END-CRISIS ROLLING=&gt;SOCIAL(Crisis chip: full category)','7: END-CRISIS ROLLING=&gt;LIVING STANDARDS(Crisis chip: full category)','7: END-CRISIS ROLLING=&gt;5(Dice roll 1D6: crisis cat)','7: END-CRISIS ROLLING=&gt;ENVIRONMENTAL(Category for crisis)','7: END-CRISIS ROLLING=&gt;1(Dice roll 1D6: node in ENVIRONMENTAL)','7: END-CRISIS ROLLING=&gt;Chemical Pollution(Problem for crisis)','7: END-CRISIS ROLLING=&gt;9(Dice roll 2D6: crisis roll for Chemical Pollution)','7: END-CRISIS ROLLING=&gt;9(Crisis roll for node "Chemical Pollution")','7: END-CRISIS ROLLING=&gt;7(Dice roll 2D6: crisis roll for Chemical Pollution)','7: END-CRISIS ROLLING=&gt;7(Crisis roll for node "Chemical Pollution")','7: END-CRISIS ROLLING=&gt;Biodiversity Loss(Now in crisis (cascaded from: Chemical Pollution))','8: ENGAGE-DRAWING MONEY=&gt;1(Money drawn)','8: ENGAGE-DRAWING CARDS=&gt;('C', 9)(Card drawn: 1)','8: ENGAGE-DRAWING CARDS=&gt;('H', 12)(Card drawn: 2)','8: ENGAGE-CRISIS RISING','8: ENGAGE-DRAWING MONEY=&gt;1(Money drawn)','8: ENGAGE-DRAWING CARDS=&gt;('D', 5)(Card drawn: 1)','8: ENGAGE-DRAWING CARDS=&gt;('S', 9)(Card drawn: 2)','8: ENGAGE-DRAWING MONEY=&gt;1(Money drawn)','8: ENGAGE-DRAWING CARDS=&gt;('H', 12)(Card drawn: 1)','8: ENGAGE-DRAWING CARDS=&gt;('D', 3)(Card drawn: 2)','8: ENGAGE-CRISIS RISING','8: ENGAGE-DRAWING MONEY=&gt;1(Money drawn)','8: ENGAGE-DRAWING CARDS=&gt;('H', 8)(Card drawn: 1)','8: ENGAGE-DRAWING CARDS=&gt;('D', 1)(Card drawn: 2)','8: ENGAGE-DRAWING MONEY=&gt;1(Money drawn)','8: ENGAGE-DRAWING CARDS=&gt;('H', 10)(Card drawn: 1)','8: ENGAGE-DRAWING CARDS=&gt;('C', 5)(Card drawn: 2)','8: ACTIVATE-ATTEMPTING PROJECTS=&gt;Base(Start project: type)','8: ACTIVATE-ATTEMPTING PROJECTS=&gt;CLASS(Start project: fix category)','8: ACTIVATE-ATTEMPTING PROJECTS=&gt;Food Shortage(Start project: fix problem)','8: ACTIVATE-ATTEMPTING PROJECTS=&gt;Base fix 'Food Shortage' (CLASS) triggers crisis(Project started)','8: ACTIVATE-ATTEMPTING PROJECTS=&gt;(('D', 6), 'D', 0, "Improved fix 'Monopoly' (ECONOMIC)")(Skill for project)','8: ACTIVATE-ATTEMPTING PROJECTS=&gt;3(Consultant fees)','8: ACTIVATE-ATTEMPTING PROJECTS=&gt;7(Dice roll 2D6: skill check)','8: ACTIVATE-ATTEMPTING PROJECTS=&gt;(('C', 6), 'C', 0, "Improved fix 'Biodiversity Loss' (ENVIRONMENTAL)")(Skill for project)','8: ACTIVATE-ATTEMPTING PROJECTS=&gt;5(Dice roll 2D6: skill check)','8: ACTIVATE-ATTEMPTING PROJECTS=&gt;None(Skill for project)','8: ACTIVATE-DOING RESEARCH=&gt;None(Start researching)','8: ACTIVATE-ATTEMPTING PROJECTS=&gt;(('D', 5), 'D', 0, "Improved fix 'Biodiversity Loss' (ENVIRONMENTAL)")(Skill for project)','8: ACTIVATE-ATTEMPTING PROJECTS=&gt;0(Consultant fees)','8: ACTIVATE-ATTEMPTING PROJECTS=&gt;8(Dice roll 2D6: skill check)','8: ACTIVATE-ATTEMPTING PROJECTS=&gt;(('S', 9), 'S', 0, "Base fix 'Food Shortage' (CLASS) triggers crisis")(Skill for project)','8: ACTIVATE-ATTEMPTING PROJECTS=&gt;1(Consultant fees)','8: ACTIVATE-ATTEMPTING PROJECTS=&gt;6(Dice roll 2D6: skill check)','8: ACTIVATE-DOING RESEARCH=&gt;None(Start researching)','8: ACTIVATE-ATTEMPTING PROJECTS=&gt;Remove-Tradeoff(Start project: type)','8: ACTIVATE-ATTEMPTING PROJECTS=&gt;CLASS(Start project: fix category)','8: ACTIVATE-ATTEMPTING PROJECTS=&gt;Clean Water Shortage(Start project: fix problem)','8: ACTIVATE-ATTEMPTING PROJECTS=&gt;Improved fix 'Clean Water Shortage' (CLASS)(Project started)','8: ACTIVATE-ATTEMPTING PROJECTS=&gt;(('H', 12), 'H', 0, "Base fix 'Food Shortage' (CLASS) triggers crisis")(Skill for project)','8: ACTIVATE-ATTEMPTING PROJECTS=&gt;1(Consultant fees)','8: ACTIVATE-ATTEMPTING PROJECTS=&gt;10(Dice roll 2D6: skill check)','8: ACTIVATE-ATTEMPTING PROJECTS=&gt;(('D', 3), 'D', 0, "Improved fix 'Monopoly' (ECONOMIC)")(Skill for project)','8: ACTIVATE-ATTEMPTING PROJECTS=&gt;6(Dice roll 2D6: skill check)','8: ACTIVATE-DOING RESEARCH=&gt;None(Start researching)','8: ACTIVATE-ATTEMPTING PROJECTS=&gt;(('H', 3), 'H', 3, "Base fix 'Food Shortage' (CLASS) triggers crisis")(Skill for project)','8: ACTIVATE-ATTEMPTING PROJECTS=&gt;2(Consultant fees)','8: ACTIVATE-ATTEMPTING PROJECTS=&gt;7(Dice roll 2D6: skill check)','8: ACTIVATE-ATTEMPTING PROJECTS=&gt;(('H', 10), 'H', 1, "Base fix 'Food Shortage' (CLASS) triggers crisis")(Skill for project)','8: ACTIVATE-ATTEMPTING PROJECTS=&gt;7(Dice roll 2D6: skill check)','8: ACTIVATE-ATTEMPTING PROJECTS=&gt;None(Skill for project)','8: ACTIVATE-DOING RESEARCH=&gt;None(Start researching)','8: ACTIVATE-ATTEMPTING PROJECTS=&gt;(('H', 10), 'H', 0, "Base fix 'Food Shortage' (CLASS) triggers crisis")(Skill for project)','8: ACTIVATE-ATTEMPTING PROJECTS=&gt;1(Consultant fees)','8: ACTIVATE-ATTEMPTING PROJECTS=&gt;6(Dice roll 2D6: skill check)','8: ACTIVATE-ATTEMPTING PROJECTS=&gt;(('C', 5), 'C', 0, "Improved fix 'Biodiversity Loss' (ENVIRONMENTAL)")(Skill for project)','8: ACTIVATE-ATTEMPTING PROJECTS=&gt;7(Dice roll 2D6: skill check)','8: ACTIVATE-DOING RESEARCH=&gt;None(Start researching)','8: END-FINALIZING=&gt;Improved fix 'Clean Water Shortage' (CLASS)(Project abandoned)','8: END-CRISIS ROLLING=&gt;ECONOMIC(Crisis chip: full category)','8: END-CRISIS ROLLING=&gt;SOCIAL(Crisis chip: full category)','8: END-CRISIS ROLLING=&gt;LIVING STANDARDS(Crisis chip: full category)','8: END-CRISIS ROLLING=&gt;2(Dice roll 1D6: crisis cat)','8: END-CRISIS ROLLING=&gt;ECONOMIC(Category for crisis)','8: END-CRISIS ROLLING=&gt;ECONOMIC(Crisis chip: full category)','8: END-CRISIS ROLLING=&gt;1(Dice roll 1D6: crisis cat)','8: END-CRISIS ROLLING=&gt;INDUSTRIAL(Category for crisis)','8: END-CRISIS ROLLING=&gt;5(Dice roll 1D6: node in INDUSTRIAL)','8: END-CRISIS ROLLING=&gt;6(Dice roll 1D6: node in INDUSTRIAL)','8: END-CRISIS ROLLING=&gt;3(Dice roll 1D6: node in INDUSTRIAL)','8: END-CRISIS ROLLING=&gt;Sprawl(Problem for crisis)','8: END-CRISIS ROLLING=&gt;3(Dice roll 2D6: crisis roll for Sprawl)','8: END-CRISIS ROLLING=&gt;3(Crisis roll for node "Sprawl")','8: END-CRISIS ROLLING=&gt;Sprawl(Now in crisis)','8: END-CRISIS ROLLING=&gt;1(Dice roll 1D6: crisis cat)','8: END-CRISIS ROLLING=&gt;INDUSTRIAL(Category for crisis)','8: END-CRISIS ROLLING=&gt;INDUSTRIAL(Crisis chip: full category)','8: END-CRISIS ROLLING=&gt;6(Dice roll 1D6: crisis cat)','8: END-CRISIS ROLLING=&gt;LIVING STANDARDS(Category for crisis)','8: END-CRISIS ROLLING=&gt;LIVING STANDARDS(Crisis chip: full category)','8: END-CRISIS ROLLING=&gt;4(Dice roll 1D6: crisis cat)','8: END-CRISIS ROLLING=&gt;CLASS(Category for crisis)','8: END-CRISIS ROLLING=&gt;2(Dice roll 1D6: node in CLASS)','8: END-CRISIS ROLLING=&gt;Affordable Housing(Problem for crisis)','8: END-CRISIS ROLLING=&gt;11(Dice roll 2D6: crisis roll for Affordable Housing)','8: END-CRISIS ROLLING=&gt;11(Crisis roll for node "Affordable Housing")','8: END-CRISIS ROLLING=&gt;Affordable Housing(Crisis averted)','9: ENGAGE-DRAWING MONEY=&gt;1(Money drawn)','9: ENGAGE-DRAWING CARDS=&gt;('H', 7)(Card drawn: 1)','9: ENGAGE-DRAWING CARDS=&gt;('C', 11)(Card drawn: 2)','9: ENGAGE-CRISIS RISING','9: ENGAGE-DRAWING MONEY=&gt;1(Money drawn)','9: ENGAGE-DRAWING CARDS=&gt;('C', 7)(Card drawn: 1)','9: ENGAGE-DRAWING CARDS=&gt;('S', 7)(Card drawn: 2)','9: ENGAGE-DRAWING MONEY=&gt;1(Money drawn)','9: ENGAGE-DRAWING CARDS=&gt;('C', 13)(Card drawn: 1)','9: ENGAGE-DRAWING CARDS=&gt;('C', 6)(Card drawn: 2)','9: ENGAGE-CRISIS RISING','9: ENGAGE-DRAWING MONEY=&gt;1(Money drawn)','9: ENGAGE-DRAWING CARDS=&gt;('C', 11)(Card drawn: 1)','9: ENGAGE-DRAWING CARDS=&gt;('H', 4)(Card drawn: 2)','9: ENGAGE-DRAWING MONEY=&gt;1(Money drawn)','9: ENGAGE-DRAWING CARDS=&gt;('C', 1)(Card drawn: 1)','9: ENGAGE-DRAWING CARDS=&gt;('H', 9)(Card drawn: 2)','9: ACTIVATE-ATTEMPTING PROJECTS=&gt;None(Skill for project)','9: ACTIVATE-DOING RESEARCH=&gt;None(Start researching)','9: ACTIVATE-ATTEMPTING PROJECTS=&gt;None(Skill for project)','9: ACTIVATE-DOING RESEARCH=&gt;None(Start researching)','9: ACTIVATE-ATTEMPTING PROJECTS=&gt;None(Start project: type)','9: ACTIVATE-ATTEMPTING PROJECTS=&gt;None(Skill for project)','9: ACTIVATE-DOING RESEARCH=&gt;None(Start researching)','9: ACTIVATE-ATTEMPTING PROJECTS=&gt;(('D', 1), 'D', 3, "Improved fix 'Biodiversity Loss' (ENVIRONMENTAL)")(Skill for project)','9: ACTIVATE-ATTEMPTING PROJECTS=&gt;0(Consultant fees)','9: ACTIVATE-ATTEMPTING PROJECTS=&gt;8(Dice roll 2D6: skill check)','9: ACTIVATE-ATTEMPTING PROJECTS=&gt;(('C', 12), 'C', 1, "Improved fix 'Biodiversity Loss' (ENVIRONMENTAL)")(Skill for project)','9: ACTIVATE-ATTEMPTING PROJECTS=&gt;1(Consultant fees)','9: ACTIVATE-ATTEMPTING PROJECTS=&gt;6(Dice roll 2D6: skill check)','9: ACTIVATE-ATTEMPTING PROJECTS=&gt;(('H', 4), 'H', 3, "Base fix 'Food Shortage' (CLASS) triggers crisis")(Skill for project)','9: ACTIVATE-ATTEMPTING PROJECTS=&gt;8(Dice roll 2D6: skill check)','9: ACTIVATE-ATTEMPTING PROJECTS=&gt;(('C', 11), 'C', 2, "Improved fix 'Biodiversity Loss' (ENVIRONMENTAL)")(Skill for project)','9: ACTIVATE-ATTEMPTING PROJECTS=&gt;7(Dice roll 2D6: skill check)','9: ACTIVATE-ATTEMPTING PROJECTS=&gt;(('C', 1), 'C', 0, "Improved fix 'Biodiversity Loss' (ENVIRONMENTAL)")(Skill for project)','9: ACTIVATE-ATTEMPTING PROJECTS=&gt;8(Dice roll 2D6: skill check)','9: ACTIVATE-ATTEMPTING PROJECTS=&gt;(('H', 8), 'H', 0, "Base fix 'Food Shortage' (CLASS) triggers crisis")(Skill for project)','9: ACTIVATE-ATTEMPTING PROJECTS=&gt;3(Dice roll 2D6: skill check)','9: ACTIVATE-DOING RESEARCH=&gt;None(Start researching)','9: ACTIVATE-ATTEMPTING PROJECTS=&gt;(('C', 1), 'C', 0, "Improved fix 'Biodiversity Loss' (ENVIRONMENTAL)")(Skill for project)','9: ACTIVATE-ATTEMPTING PROJECTS=&gt;0(Consultant fees)','9: ACTIVATE-ATTEMPTING PROJECTS=&gt;6(Dice roll 2D6: skill check)','9: ACTIVATE-ATTEMPTING PROJECTS=&gt;None(Skill for project)','9: ACTIVATE-DOING RESEARCH=&gt;None(Start researching)','10: END-FINALIZING=&gt;Improved fix 'Monopoly' (ECONOMIC)(Project abandoned)','10: END-CRISIS ROLLING=&gt;INDUSTRIAL(Crisis chip: full category)','10: END-CRISIS ROLLING=&gt;ECONOMIC(Crisis chip: full category)','10: END-CRISIS ROLLING=&gt;SOCIAL(Crisis chip: full category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6(Dice roll 1D6: node in ENVIRONMENTAL)','10: END-CRISIS ROLLING=&gt;1(Dice roll 1D6: node in ENVIRONMENTAL)','10: END-CRISIS ROLLING=&gt;Chemical Pollution(Problem for crisis)','10: END-CRISIS ROLLING=&gt;6(Dice roll 2D6: crisis roll for Chemical Pollution)','10: END-CRISIS ROLLING=&gt;6(Crisis roll for node "Chemical Pollution")','10: END-CRISIS ROLLING=&gt;Energy Shortage(Now in crisis (cascaded from: Chemical Pollution)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3(Dice roll 1D6: node in ENVIRONMENTAL)','10: END-CRISIS ROLLING=&gt;Freshwater Depletion(Problem for crisis)','10: END-CRISIS ROLLING=&gt;6(Dice roll 2D6: crisis roll for Freshwater Depletion)','10: END-CRISIS ROLLING=&gt;6(Crisis roll for node "Freshwater Depletion")','10: END-CRISIS ROLLING=&gt;Land Conversion(Now in crisis (cascaded from: Freshwater Depletion))','10: ENGAGE-DRAWING MONEY=&gt;1(Money drawn)','10: ENGAGE-DRAWING CARDS=&gt;('C', 13)(Card drawn: 1)','10: ENGAGE-DRAWING CARDS=&gt;('C', 4)(Card drawn: 2)','10: ENGAGE-CRISIS RISING','10: ENGAGE-DRAWING MONEY=&gt;1(Money drawn)','10: ENGAGE-DRAWING CARDS=&gt;('H', 3)(Card drawn: 1)','10: ENGAGE-DRAWING CARDS=&gt;('C', 6)(Card drawn: 2)','10: ENGAGE-DRAWING MONEY=&gt;1(Money drawn)','10: ENGAGE-DRAWING CARDS=&gt;('D', 6)(Card drawn: 1)','10: ENGAGE-DRAWING CARDS=&gt;('C', 4)(Card drawn: 2)','10: ENGAGE-CRISIS RISING','10: ENGAGE-DRAWING MONEY=&gt;1(Money drawn)','10: ENGAGE-DRAWING CARDS=&gt;('D', 9)(Card drawn: 1)','10: ENGAGE-DRAWING CARDS=&gt;('H', 7)(Card drawn: 2)','10: ENGAGE-DRAWING MONEY=&gt;1(Money drawn)','10: ENGAGE-DRAWING CARDS=&gt;('C', 8)(Card drawn: 1)','10: ENGAGE-DRAWING CARDS=&gt;('H', 13)(Card drawn: 2)','10: ACTIVATE-ATTEMPTING PROJECTS=&gt;(('H', 7), 'H', 2, "Base fix 'Food Shortage' (CLASS) triggers crisis")(Skill for project)','10: ACTIVATE-ATTEMPTING PROJECTS=&gt;2(Consultant fees)','10: ACTIVATE-ATTEMPTING PROJECTS=&gt;3(Dice roll 2D6: skill check)','10: ACTIVATE-ATTEMPTING PROJECTS=&gt;(('C', 13), 'C', 3, "Improved fix 'Biodiversity Loss' (ENVIRONMENTAL)")(Skill for project)','10: ACTIVATE-ATTEMPTING PROJECTS=&gt;9(Dice roll 2D6: skill check)','10: ACTIVATE-ATTEMPTING PROJECTS=&gt;(('C', 11), 'C', 2, "Improved fix 'Biodiversity Loss' (ENVIRONMENTAL)")(Skill for project)','10: ACTIVATE-ATTEMPTING PROJECTS=&gt;5(Dice roll 2D6: skill check)','10: ACTIVATE-ATTEMPTING PROJECTS=&gt;(('H', 12), 'H', 1, "Base fix 'Food Shortage' (CLASS) triggers crisis")(Skill for project)','10: ACTIVATE-ATTEMPTING PROJECTS=&gt;8(Dice roll 2D6: skill check)','10: ACTIVATE-ATTEMPTING PROJECTS=&gt;None(Skill for project)','10: ACTIVATE-DOING RESEARCH=&gt;None(Start researching)','10: ACTIVATE-ATTEMPTING PROJECTS=&gt;(('H', 3), 'H', 2, "Base fix 'Food Shortage' (CLASS) triggers crisis")(Skill for project)','10: ACTIVATE-ATTEMPTING PROJECTS=&gt;1(Consultant fees)','10: ACTIVATE-ATTEMPTING PROJECTS=&gt;3(Dice roll 2D6: skill check)','10: ACTIVATE-ATTEMPTING PROJECTS=&gt;(('S', 7), 'S', 1, "Base fix 'Food Shortage' (CLASS) triggers crisis")(Skill for project)','10: ACTIVATE-ATTEMPTING PROJECTS=&gt;1(Consultant fees)','10: ACTIVATE-ATTEMPTING PROJECTS=&gt;7(Dice roll 2D6: skill check)','10: ACTIVATE-ATTEMPTING PROJECTS=&gt;None(Skill for project)','10: ACTIVATE-DOING RESEARCH=&gt;None(Start researching)','10: ACTIVATE-ATTEMPTING PROJECTS=&gt;Base(Start project: type)','10: ACTIVATE-ATTEMPTING PROJECTS=&gt;ECONOMIC(Start project: fix category)','10: ACTIVATE-ATTEMPTING PROJECTS=&gt;Inflation(Start project: fix problem)','10: ACTIVATE-ATTEMPTING PROJECTS=&gt;Base fix 'Inflation' (ECONOMIC) triggers crisis(Project started)','10: ACTIVATE-ATTEMPTING PROJECTS=&gt;(('D', 6), 'D', 2, "Improved fix 'Biodiversity Loss' (ENVIRONMENTAL)")(Skill for project)','10: ACTIVATE-ATTEMPTING PROJECTS=&gt;2(Consultant fees)','10: ACTIVATE-ATTEMPTING PROJECTS=&gt;2(Dice roll 2D6: skill check)','10: ACTIVATE-ATTEMPTING PROJECTS=&gt;(('C', 13), 'C', 0, "Improved fix 'Biodiversity Loss' (ENVIRONMENTAL)")(Skill for project)','10: ACTIVATE-ATTEMPTING PROJECTS=&gt;7(Dice roll 2D6: skill check)','10: ACTIVATE-ATTEMPTING PROJECTS=&gt;(('C', 4), 'C', 1, "Improved fix 'Biodiversity Loss' (ENVIRONMENTAL)")(Skill for project)','10: ACTIVATE-ATTEMPTING PROJECTS=&gt;4(Dice roll 2D6: skill check)','10: ACTIVATE-ATTEMPTING PROJECTS=&gt;(('C', 6), 'C', 0, "Improved fix 'Biodiversity Loss' (ENVIRONMENTAL)")(Skill for project)','10: ACTIVATE-ATTEMPTING PROJECTS=&gt;6(Dice roll 2D6: skill check)','10: ACTIVATE-DOING RESEARCH=&gt;None(Start researching)','10: ACTIVATE-ATTEMPTING PROJECTS=&gt;(('D', 9), 'D', 0, "Improved fix 'Biodiversity Loss' (ENVIRONMENTAL)")(Skill for project)','10: ACTIVATE-ATTEMPTING PROJECTS=&gt;1(Consultant fees)','10: ACTIVATE-ATTEMPTING PROJECTS=&gt;4(Dice roll 2D6: skill check)','10: ACTIVATE-ATTEMPTING PROJECTS=&gt;None(Skill for project)','10: ACTIVATE-DOING RESEARCH=&gt;None(Start researching)','10: ACTIVATE-ATTEMPTING PROJECTS=&gt;None(Start project: type)','10: ACTIVATE-ATTEMPTING PROJECTS=&gt;None(Skill for project)','10: ACTIVATE-DOING RESEARCH=&gt;None(Start researching)','10: END-FINALIZING=&gt;Base fix 'Inflation' (ECONOMIC) triggers crisis(Project abandoned)','10: END-CRISIS ROLLING=&gt;INDUSTRIAL(Crisis chip: full category)','10: END-CRISIS ROLLING=&gt;ECONOMIC(Crisis chip: full category)','10: END-CRISIS ROLLING=&gt;SOCIAL(Crisis chip: full category)','10: END-CRISIS ROLLING=&gt;CLASS(Crisis chip: full category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4(Dice roll 1D6: crisis cat)','10: END-CRISIS ROLLING=&gt;CLASS(Category for crisis)','10: END-CRISIS ROLLING=&gt;CLASS(Crisis chip: full category)','10: END-CRISIS ROLLING=&gt;3(Dice roll 1D6: crisis cat)','10: END-CRISIS ROLLING=&gt;SOCIAL(Category for crisis)','10: END-CRISIS ROLLING=&gt;SOCIAL(Crisis chip: full category)','10: END-CRISIS ROLLING=&gt;4(Dice roll 1D6: crisis cat)','10: END-CRISIS ROLLING=&gt;CLASS(Category for crisis)','10: END-CRISIS ROLLING=&gt;CLASS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6(Dice roll 1D6: node in ENVIRONMENTAL)','10: END-CRISIS ROLLING=&gt;3(Dice roll 1D6: node in ENVIRONMENTAL)','10: END-CRISIS ROLLING=&gt;Freshwater Depletion(Crisis chip: overwhelmed problem)','10: END-CRISIS ROLLING=&gt;4(Dice roll 1D6: crisis cat)','10: END-CRISIS ROLLING=&gt;CLASS(Category for crisis)','10: END-CRISIS ROLLING=&gt;CLASS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1(Dice roll 1D6: node in ENVIRONMENTAL)','10: END-CRISIS ROLLING=&gt;Chemical Pollution(Crisis chip: overwhelmed problem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1(Dice roll 1D6: node in ENVIRONMENTAL)','10: END-CRISIS ROLLING=&gt;Chemical Pollution(Crisis chip: overwhelmed problem)','10: END-CRISIS ROLLING=&gt;5(Dice roll 1D6: crisis cat)','10: END-CRISIS ROLLING=&gt;ENVIRONMENTAL(Category for crisis)','10: END-CRISIS ROLLING=&gt;4(Dice roll 1D6: node in ENVIRONMENTAL)','10: END-CRISIS ROLLING=&gt;Air &amp; Ozone Degradation(Problem for crisis)','10: END-CRISIS ROLLING=&gt;11(Dice roll 2D6: crisis roll for Air &amp; Ozone Degradation)','10: END-CRISIS ROLLING=&gt;11(Crisis roll for node "Air &amp; Ozone Degradation")','10: END-CRISIS ROLLING=&gt;9(Dice roll 2D6: crisis roll for Air &amp; Ozone Degradation)','10: END-CRISIS ROLLING=&gt;9(Crisis roll for node "Air &amp; Ozone Degradation")','10: END-CRISIS ROLLING=&gt;Air &amp; Ozone Degradation(Crisis averted)','11: ENGAGE-DRAWING MONEY=&gt;1(Money drawn)','11: ENGAGE-DRAWING CARDS=&gt;('H', 2)(Card drawn: 1)','11: ENGAGE-DRAWING CARDS=&gt;('C', 2)(Card drawn: 2)','11: ENGAGE-CRISIS RISING','11: ENGAGE-DRAWING MONEY=&gt;1(Money drawn)','11: ENGAGE-DRAWING CARDS=&gt;('H', 9)(Card drawn: 1)','11: ENGAGE-DRAWING CARDS=&gt;('S', 12)(Card drawn: 2)','11: ENGAGE-DRAWING MONEY=&gt;1(Money drawn)','11: ENGAGE-DRAWING CARDS=&gt;('C', 10)(Card drawn: 1)','11: ENGAGE-DRAWING CARDS=&gt;('D', 1)(Card drawn: 2)','11: ENGAGE-CRISIS RISING','11: ENGAGE-DRAWING MONEY=&gt;1(Money drawn)','11: ENGAGE-DRAWING CARDS=&gt;('H', 12)(Card drawn: 1)','11: ENGAGE-DRAWING CARDS=&gt;('H', 11)(Card drawn: 2)','11: ENGAGE-DRAWING MONEY=&gt;1(Money drawn)','11: ENGAGE-DRAWING CARDS=&gt;('C', 9)(Card drawn: 1)','11: ENGAGE-DRAWING CARDS=&gt;('H', 6)(Card drawn: 2)','11: ACTIVATE-ATTEMPTING PROJECTS=&gt;(('C', 4), 'C', 1, "Improved fix 'Biodiversity Loss' (ENVIRONMENTAL)")(Skill for project)','11: ACTIVATE-ATTEMPTING PROJECTS=&gt;0(Consultant fees)','11: ACTIVATE-ATTEMPTING PROJECTS=&gt;8(Dice roll 2D6: skill check)','11: ACTIVATE-ATTEMPTING PROJECTS=&gt;None(Skill for project)','11: ACTIVATE-DOING RESEARCH=&gt;None(Start researching)','11: ACTIVATE-ATTEMPTING PROJECTS=&gt;(('C', 6), 'C', 1, "Improved fix 'Biodiversity Loss' (ENVIRONMENTAL)")(Skill for project)','11: ACTIVATE-ATTEMPTING PROJECTS=&gt;1(Consultant fees)','11: ACTIVATE-ATTEMPTING PROJECTS=&gt;5(Dice roll 2D6: skill check)','11: ACTIVATE-ATTEMPTING PROJECTS=&gt;(('C', 7), 'C', 0, "Improved fix 'Biodiversity Loss' (ENVIRONMENTAL)")(Skill for project)','11: ACTIVATE-ATTEMPTING PROJECTS=&gt;1(Consultant fees)','11: ACTIVATE-ATTEMPTING PROJECTS=&gt;6(Dice roll 2D6: skill check)','11: ACTIVATE-ATTEMPTING PROJECTS=&gt;(('S', 12), 'S', 1, "Base fix 'Food Shortage' (CLASS) triggers crisis")(Skill for project)','11: ACTIVATE-ATTEMPTING PROJECTS=&gt;9(Dice roll 2D6: skill check)','11: ACTIVATE-ATTEMPTING PROJECTS=&gt;None(Skill for project)','11: ACTIVATE-DOING RESEARCH=&gt;None(Start researching)','11: ACTIVATE-ATTEMPTING PROJECTS=&gt;Remove-Tradeoff(Start project: type)','11: ACTIVATE-ATTEMPTING PROJECTS=&gt;INDUSTRIAL(Start project: fix category)','11: ACTIVATE-ATTEMPTING PROJECTS=&gt;Fossil Fuel Dependency(Start project: fix problem)','11: ACTIVATE-ATTEMPTING PROJECTS=&gt;Improved fix 'Fossil Fuel Dependency' (INDUSTRIAL)(Project started)','11: ACTIVATE-ATTEMPTING PROJECTS=&gt;(('C', 10), 'C', 0, "Improved fix 'Fossil Fuel Dependency' (INDUSTRIAL)")(Skill for project)','11: ACTIVATE-ATTEMPTING PROJECTS=&gt;0(Consultant fees)','11: ACTIVATE-ATTEMPTING PROJECTS=&gt;7(Dice roll 2D6: skill check)','11: ACTIVATE-ATTEMPTING PROJECTS=&gt;(('D', 1), 'D', 0, "Improved fix 'Biodiversity Loss' (ENVIRONMENTAL)")(Skill for project)','11: ACTIVATE-ATTEMPTING PROJECTS=&gt;1(Consultant fees)','11: ACTIVATE-ATTEMPTING PROJECTS=&gt;2(Dice roll 2D6: skill check)','11: ACTIVATE-DOING RESEARCH=&gt;None(Start researching)','11: ACTIVATE-ATTEMPTING PROJECTS=&gt;(('H', 7), 'H', 0, "Base fix 'Food Shortage' (CLASS) triggers crisis")(Skill for project)','11: ACTIVATE-ATTEMPTING PROJECTS=&gt;1(Consultant fees)','11: ACTIVATE-ATTEMPTING PROJECTS=&gt;2(Dice roll 2D6: skill check)','11: ACTIVATE-ATTEMPTING PROJECTS=&gt;None(Skill for project)','11: ACTIVATE-DOING RESEARCH=&gt;None(Start researching)','11: ACTIVATE-ATTEMPTING PROJECTS=&gt;None(Start project: type)','11: ACTIVATE-ATTEMPTING PROJECTS=&gt;None(Skill for project)','11: ACTIVATE-DOING RESEARCH=&gt;None(Start researching)','11: END-CRISIS ROLLING=&gt;INDUSTRIAL(Crisis chip: full category)','11: END-CRISIS ROLLING=&gt;ECONOMIC(Crisis chip: full category)','11: END-CRISIS ROLLING=&gt;SOCIAL(Crisis chip: full category)','11: END-CRISIS ROLLING=&gt;CLASS(Crisis chip: full category)','11: END-CRISIS ROLLING=&gt;LIVING STANDARDS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CLASS(Crisis chip: full category)','11: END-CRISIS ROLLING=&gt;3(Dice roll 1D6: crisis cat)','11: END-CRISIS ROLLING=&gt;SOCIAL(Category for crisis)','11: END-CRISIS ROLLING=&gt;SOCIAL(Crisis chip: full category)','11: END-CRISIS ROLLING=&gt;5(Dice roll 1D6: crisis cat)','11: END-CRISIS ROLLING=&gt;ENVIRONMENTAL(Category for crisis)','11: END-CRISIS ROLLING=&gt;4(Dice roll 1D6: node in ENVIRONMENTAL)','11: END-CRISIS ROLLING=&gt;Air &amp; Ozone Degradation(Problem for crisis)','11: END-CRISIS ROLLING=&gt;7(Dice roll 2D6: crisis roll for Air &amp; Ozone Degradation)','11: END-CRISIS ROLLING=&gt;7(Crisis roll for node "Air &amp; Ozone Degradation")','11: END-CRISIS ROLLING=&gt;Air &amp; Ozone Degradation(Now in crisis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4(Dice roll 1D6: crisis cat)','11: END-CRISIS ROLLING=&gt;CLASS(Category for crisis)','11: END-CRISIS ROLLING=&gt;CLASS(Crisis chip: full category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CLASS(Crisis chip: full category)','11: END-CRISIS ROLLING=&gt;1(Dice roll 1D6: crisis cat)','11: END-CRISIS ROLLING=&gt;INDUSTRIAL(Category for crisis)','11: END-CRISIS ROLLING=&gt;INDUSTRIAL(Crisis chip: full category)','11: END-CRISIS ROLLING=&gt;4(Dice roll 1D6: crisis cat)','11: END-CRISIS ROLLING=&gt;CLASS(Category for crisis)','11: END-CRISIS ROLLING=&gt;CLASS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4(Dice roll 1D6: node in ENVIRONMENTAL)','11: END-CRISIS ROLLING=&gt;Air &amp; Ozone Degradation(Crisis chip: overwhelmed problem)','11: END-CRISIS ROLLING=&gt;5(Dice roll 1D6: crisis cat)','11: END-CRISIS ROLLING=&gt;ENVIRONMENTAL(Category for crisis)','11: END-CRISIS ROLLING=&gt;6(Dice roll 1D6: node in ENVIRONMENTAL)','11: END-CRISIS ROLLING=&gt;5(Dice roll 1D6: node in ENVIRONMENTAL)','11: END-CRISIS ROLLING=&gt;Ocean Degradation(Problem for crisis)','11: END-CRISIS ROLLING=&gt;6(Dice roll 2D6: crisis roll for Ocean Degradation)','11: END-CRISIS ROLLING=&gt;6(Crisis roll for node "Ocean Degradation")','11: END-CRISIS ROLLING=&gt;Ocean Degradation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Tru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3, 14, 16, 18, 18, 20, 22, 23, 23, 25, 27]}</text:p>
          </table:table-cell>
          <table:table-cell table:style-name="Gnumeric-default" office:value-type="string">
            <text:p>{'abandoned-project': [[], [], [], [], [], [], [], [], [], [], [], [True, True, True], [], [], [], [], [], [], [], [], [], [], [], [], [], [], [], [True, True], [], [], [], [], [], [], [], [], [], [], [], [], [], [], [], [True, True, True], [], [], [], [], [], [], [], [], [], [], [], [], [], [], [], [True], [], [], [], [], [], [], [], [], [], [], [], [], [], [], [], [], [], [], [], [], [], [], [], [], [], [], [True], [], [], [], [], [], [], [], [], [], [], [], [], [], [], [], [True, True], [], [], [], [], [], [], [], [], [], [], [], [], [], [], [], [True], [], [], [], [], [], [], [], [], [], [], [], [], [], [], [], [True], [], [], [], [], [], [], [], [], [], [], [], [], [], [], [], [], [], [], [], [], [], [], [], [], [], [], [True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S', 10)(Card drawn: 1)','0: ENGAGE-DRAWING CARDS=&gt;('H', 4)(Card drawn: 2)','0: ENGAGE-CRISIS RISING','0: ENGAGE-DRAWING MONEY=&gt;3(Money drawn)','0: ENGAGE-DRAWING CARDS=&gt;('H', 11)(Card drawn: 1)','0: ENGAGE-DRAWING CARDS=&gt;('H', 2)(Card drawn: 2)','0: ENGAGE-DRAWING MONEY=&gt;3(Money drawn)','0: ENGAGE-DRAWING CARDS=&gt;('D', 10)(Card drawn: 1)','0: ENGAGE-DRAWING CARDS=&gt;('H', 8)(Card drawn: 2)','0: ENGAGE-CRISIS RISING','0: ENGAGE-DRAWING MONEY=&gt;3(Money drawn)','0: ENGAGE-DRAWING CARDS=&gt;('D', 7)(Card drawn: 1)','0: ENGAGE-DRAWING CARDS=&gt;('H', 12)(Card drawn: 2)','0: ENGAGE-DRAWING MONEY=&gt;3(Money drawn)','0: ENGAGE-DRAWING CARDS=&gt;('D', 2)(Card drawn: 1)','0: ENGAGE-DRAWING CARDS=&gt;('H', 6)(Card drawn: 2)','0: ACTIVATE-ATTEMPTING PROJECTS=&gt;None(Start project: type)','0: ACTIVATE-DOING RESEARCH=&gt;None(Start researching)','0: ACTIVATE-ATTEMPTING PROJECTS=&gt;Base(Start project: type)','0: ACTIVATE-ATTEMPTING PROJECTS=&gt;ENVIRONMENTAL(Start project: fix category)','0: ACTIVATE-ATTEMPTING PROJECTS=&gt;Nitrogen &amp; Phosphorous Loading(Start project: fix problem)','0: ACTIVATE-ATTEMPTING PROJECTS=&gt;Base fix 'Nitrogen &amp; Phosphorous Loading' (ENVIRONMENTAL) triggers crisis(Project started)','0: ACTIVATE-DOING RESEARCH=&gt;None(Start researching)','0: ACTIVATE-ATTEMPTING PROJECTS=&gt;Remove-Tradeoff(Start project: type)','0: ACTIVATE-ATTEMPTING PROJECTS=&gt;INDUSTRIAL(Start project: fix category)','0: ACTIVATE-ATTEMPTING PROJECTS=&gt;Polluting Industry(Start project: fix problem)','0: ACTIVATE-ATTEMPTING PROJECTS=&gt;Improved fix 'Polluting Industry' (INDUSTRIAL)(Project started)','0: ACTIVATE-DOING RESEARCH=&gt;None(Start researching)','0: ACTIVATE-ATTEMPTING PROJECTS=&gt;Remove-Tradeoff(Start project: type)','0: ACTIVATE-ATTEMPTING PROJECTS=&gt;LIVING STANDARDS(Start project: fix category)','0: ACTIVATE-ATTEMPTING PROJECTS=&gt;Low Labour Standards(Start project: fix problem)','0: ACTIVATE-ATTEMPTING PROJECTS=&gt;Improved fix 'Low Labour Standards' (LIVING STANDARDS)(Project started)','0: ACTIVATE-ATTEMPTING PROJECTS=&gt;None(Skill for project)','0: ACTIVATE-DOING RESEARCH=&gt;None(Start researching)','0: ACTIVATE-ATTEMPTING PROJECTS=&gt;None(Start project: type)','0: ACTIVATE-DOING RESEARCH=&gt;None(Start researching)','0: END-FINALIZING=&gt;Base fix 'Nitrogen &amp; Phosphorous Loading' (ENVIRONMENTAL) triggers crisis(Project abandoned)','0: END-FINALIZING=&gt;Improved fix 'Polluting Industry' (INDUSTRIAL)(Project abandoned)','0: END-FINALIZING=&gt;Improved fix 'Low Labour Standards' (LIVING STANDARDS)(Project abandoned)','0: END-CRISIS ROLLING=&gt;6(Dice roll 1D6: crisis cat)','0: END-CRISIS ROLLING=&gt;LIVING STANDARDS(Category for crisis)','0: END-CRISIS ROLLING=&gt;3(Dice roll 1D6: node in LIVING STANDARDS)','0: END-CRISIS ROLLING=&gt;Systemic Corruption(Problem for crisis)','0: END-CRISIS ROLLING=&gt;8(Dice roll 2D6: crisis roll for Systemic Corruption)','0: END-CRISIS ROLLING=&gt;8(Crisis roll for node "Systemic Corruption")','0: END-CRISIS ROLLING=&gt;Economic Inequality(Now in crisis (cascaded from: Systemic Corruption))','0: END-CRISIS ROLLING=&gt;Inefficiency(Now in crisis (cascaded from: Systemic Corruption))','0: END-CRISIS ROLLING=&gt;Inflation(Now in crisis (cascaded from: Systemic Corruption))','0: END-CRISIS ROLLING=&gt;Peace &amp; Justice(Now in crisis (cascaded from: Systemic Corruption))','0: END-CRISIS ROLLING=&gt;4(Dice roll 1D6: crisis cat)','0: END-CRISIS ROLLING=&gt;CLASS(Category for crisis)','0: END-CRISIS ROLLING=&gt;5(Dice roll 1D6: node in CLASS)','0: END-CRISIS ROLLING=&gt;5(Dice roll 1D6: node in CLASS)','0: END-CRISIS ROLLING=&gt;6(Dice roll 1D6: node in CLASS)','0: END-CRISIS ROLLING=&gt;3(Dice roll 1D6: node in CLASS)','0: END-CRISIS ROLLING=&gt;Clean Water Shortage(Problem for crisis)','0: END-CRISIS ROLLING=&gt;9(Dice roll 2D6: crisis roll for Clean Water Shortage)','0: END-CRISIS ROLLING=&gt;9(Crisis roll for node "Clean Water Shortage")','0: END-CRISIS ROLLING=&gt;Clean Water Shortage(Crisis averted)','1: ENGAGE-DRAWING MONEY=&gt;1(Money drawn)','1: ENGAGE-DRAWING CARDS=&gt;('H', 13)(Card drawn: 1)','1: ENGAGE-DRAWING CARDS=&gt;('C', 1)(Card drawn: 2)','1: ENGAGE-CRISIS RISING','1: ENGAGE-DRAWING MONEY=&gt;1(Money drawn)','1: ENGAGE-DRAWING CARDS=&gt;('D', 1)(Card drawn: 1)','1: ENGAGE-DRAWING CARDS=&gt;('H', 7)(Card drawn: 2)','1: ENGAGE-DRAWING MONEY=&gt;1(Money drawn)','1: ENGAGE-DRAWING CARDS=&gt;('S', 9)(Card drawn: 1)','1: ENGAGE-DRAWING CARDS=&gt;('D', 1)(Card drawn: 2)','1: ENGAGE-CRISIS RISING','1: ENGAGE-DRAWING MONEY=&gt;1(Money drawn)','1: ENGAGE-DRAWING CARDS=&gt;('C', 12)(Card drawn: 1)','1: ENGAGE-DRAWING CARDS=&gt;('H', 6)(Card drawn: 2)','1: ENGAGE-DRAWING MONEY=&gt;1(Money drawn)','1: ENGAGE-DRAWING CARDS=&gt;('C', 3)(Card drawn: 1)','1: ENGAGE-DRAWING CARDS=&gt;('S', 1)(Card drawn: 2)','1: ACTIVATE-ATTEMPTING PROJECTS=&gt;Base(Start project: type)','1: ACTIVATE-ATTEMPTING PROJECTS=&gt;ECONOMIC(Start project: fix category)','1: ACTIVATE-ATTEMPTING PROJECTS=&gt;Market Externalities(Start project: fix problem)','1: ACTIVATE-ATTEMPTING PROJECTS=&gt;Base fix 'Market Externalities' (ECONOMIC) triggers crisis(Project started)','1: ACTIVATE-ATTEMPTING PROJECTS=&gt;(('S', 10), 'S', 0, "Base fix 'Market Externalities' (ECONOMIC) triggers crisis")(Skill for project)','1: ACTIVATE-ATTEMPTING PROJECTS=&gt;0(Consultant fees)','1: ACTIVATE-ATTEMPTING PROJECTS=&gt;8(Dice roll 2D6: skill check)','1: ACTIVATE-DOING RESEARCH=&gt;None(Start researching)','1: ACTIVATE-ATTEMPTING PROJECTS=&gt;None(Start project: type)','1: ACTIVATE-DOING RESEARCH=&gt;None(Start researching)','1: ACTIVATE-ATTEMPTING PROJECTS=&gt;Remove-Tradeoff(Start project: type)','1: ACTIVATE-ATTEMPTING PROJECTS=&gt;ECONOMIC(Start project: fix category)','1: ACTIVATE-ATTEMPTING PROJECTS=&gt;Inefficiency(Start project: fix problem)','1: ACTIVATE-ATTEMPTING PROJECTS=&gt;Improved fix 'Inefficiency' (ECONOMIC)(Project started)','1: ACTIVATE-ATTEMPTING PROJECTS=&gt;None(Skill for project)','1: ACTIVATE-DOING RESEARCH=&gt;None(Start researching)','1: ACTIVATE-ATTEMPTING PROJECTS=&gt;None(Start project: type)','1: ACTIVATE-DOING RESEARCH=&gt;None(Start researching)','1: ACTIVATE-ATTEMPTING PROJECTS=&gt;Base(Start project: type)','1: ACTIVATE-ATTEMPTING PROJECTS=&gt;LIVING STANDARDS(Start project: fix category)','1: ACTIVATE-ATTEMPTING PROJECTS=&gt;Discrimination(Start project: fix problem)','1: ACTIVATE-ATTEMPTING PROJECTS=&gt;Base fix 'Discrimination' (LIVING STANDARDS) triggers crisis(Project started)','1: ACTIVATE-ATTEMPTING PROJECTS=&gt;None(Skill for project)','1: ACTIVATE-DOING RESEARCH=&gt;None(Start researching)','1: END-FINALIZING=&gt;Improved fix 'Inefficiency' (ECONOMIC)(Project abandoned)','1: END-FINALIZING=&gt;Base fix 'Discrimination' (LIVING STANDARDS) triggers crisis(Project abandoned)','1: END-CRISIS ROLLING=&gt;ECONOMIC(Crisis chip: full category)','1: END-CRISIS ROLLING=&gt;3(Dice roll 1D6: crisis cat)','1: END-CRISIS ROLLING=&gt;SOCIAL(Category for crisis)','1: END-CRISIS ROLLING=&gt;2(Dice roll 1D6: node in SOCIAL)','1: END-CRISIS ROLLING=&gt;Political Voice(Problem for crisis)','1: END-CRISIS ROLLING=&gt;9(Dice roll 2D6: crisis roll for Political Voice)','1: END-CRISIS ROLLING=&gt;9(Crisis roll for node "Political Voice")','1: END-CRISIS ROLLING=&gt;3(Dice roll 2D6: crisis roll for Political Voice)','1: END-CRISIS ROLLING=&gt;3(Crisis roll for node "Political Voice")','1: END-CRISIS ROLLING=&gt;Political Voice(Now in crisis)','2: ENGAGE-DRAWING MONEY=&gt;1(Money drawn)','2: ENGAGE-DRAWING CARDS=&gt;('C', 6)(Card drawn: 1)','2: ENGAGE-DRAWING CARDS=&gt;('C', 9)(Card drawn: 2)','2: ENGAGE-CRISIS RISING','2: ENGAGE-DRAWING MONEY=&gt;1(Money drawn)','2: ENGAGE-DRAWING CARDS=&gt;('H', 1)(Card drawn: 1)','2: ENGAGE-DRAWING CARDS=&gt;('H', 2)(Card drawn: 2)','2: ENGAGE-DRAWING MONEY=&gt;1(Money drawn)','2: ENGAGE-DRAWING CARDS=&gt;('C', 6)(Card drawn: 1)','2: ENGAGE-DRAWING CARDS=&gt;('D', 5)(Card drawn: 2)','2: ENGAGE-CRISIS RISING','2: ENGAGE-DRAWING MONEY=&gt;1(Money drawn)','2: ENGAGE-DRAWING CARDS=&gt;('D', 3)(Card drawn: 1)','2: ENGAGE-DRAWING CARDS=&gt;('H', 9)(Card drawn: 2)','2: ENGAGE-DRAWING MONEY=&gt;1(Money drawn)','2: ENGAGE-DRAWING CARDS=&gt;('H', 12)(Card drawn: 1)','2: ENGAGE-DRAWING CARDS=&gt;('S', 6)(Card drawn: 2)','2: ACTIVATE-DOING RESEARCH=&gt;None(Start researching)','2: ACTIVATE-ATTEMPTING PROJECTS=&gt;None(Start project: type)','2: ACTIVATE-ATTEMPTING PROJECTS=&gt;None(Skill for project)','2: ACTIVATE-DOING RESEARCH=&gt;None(Start researching)','2: ACTIVATE-ATTEMPTING PROJECTS=&gt;Remove-Tradeoff(Start project: type)','2: ACTIVATE-ATTEMPTING PROJECTS=&gt;ECONOMIC(Start project: fix category)','2: ACTIVATE-ATTEMPTING PROJECTS=&gt;Inflation(Start project: fix problem)','2: ACTIVATE-ATTEMPTING PROJECTS=&gt;Improved fix 'Inflation' (ECONOMIC)(Project started)','2: ACTIVATE-ATTEMPTING PROJECTS=&gt;None(Skill for project)','2: ACTIVATE-DOING RESEARCH=&gt;None(Start researching)','2: ACTIVATE-ATTEMPTING PROJECTS=&gt;Remove-Tradeoff(Start project: type)','2: ACTIVATE-ATTEMPTING PROJECTS=&gt;ECONOMIC(Start project: fix category)','2: ACTIVATE-ATTEMPTING PROJECTS=&gt;Monopoly(Start project: fix problem)','2: ACTIVATE-ATTEMPTING PROJECTS=&gt;Improved fix 'Monopoly' (ECONOMIC)(Project started)','2: ACTIVATE-ATTEMPTING PROJECTS=&gt;(('D', 7), 'D', 0, "Base fix 'Market Externalities' (ECONOMIC) triggers crisis")(Skill for project)','2: ACTIVATE-ATTEMPTING PROJECTS=&gt;4(Consultant fees)','2: ACTIVATE-ATTEMPTING PROJECTS=&gt;2(Dice roll 2D6: skill check)','2: ACTIVATE-ATTEMPTING PROJECTS=&gt;(('D', 3), 'D', 3, "Base fix 'Market Externalities' (ECONOMIC) triggers crisis")(Skill for project)','2: ACTIVATE-ATTEMPTING PROJECTS=&gt;0(Consultant fees)','2: ACTIVATE-ATTEMPTING PROJECTS=&gt;5(Dice roll 2D6: skill check)','2: ACTIVATE-DOING RESEARCH=&gt;None(Start researching)','2: ACTIVATE-ATTEMPTING PROJECTS=&gt;Base(Start project: type)','2: ACTIVATE-ATTEMPTING PROJECTS=&gt;SOCIAL(Start project: fix category)','2: ACTIVATE-ATTEMPTING PROJECTS=&gt;Social Inequity(Start project: fix problem)','2: ACTIVATE-ATTEMPTING PROJECTS=&gt;Base fix 'Social Inequity' (SOCIAL) triggers crisis(Project started)','2: ACTIVATE-ATTEMPTING PROJECTS=&gt;(('D', 2), 'D', 0, "Base fix 'Market Externalities' (ECONOMIC) triggers crisis")(Skill for project)','2: ACTIVATE-ATTEMPTING PROJECTS=&gt;2(Consultant fees)','2: ACTIVATE-ATTEMPTING PROJECTS=&gt;4(Dice roll 2D6: skill check)','2: ACTIVATE-ATTEMPTING PROJECTS=&gt;None(Skill for project)','2: ACTIVATE-DOING RESEARCH=&gt;None(Start researching)','2: END-FINALIZING=&gt;Improved fix 'Inflation' (ECONOMIC)(Project abandoned)','2: END-FINALIZING=&gt;Improved fix 'Monopoly' (ECONOMIC)(Project abandoned)','2: END-FINALIZING=&gt;Base fix 'Social Inequity' (SOCIAL) triggers crisis(Project abandoned)','2: END-CRISIS ROLLING=&gt;ECONOMIC(Crisis chip: full category)','2: END-CRISIS ROLLING=&gt;2(Dice roll 1D6: crisis cat)','2: END-CRISIS ROLLING=&gt;ECONOMIC(Category for crisis)','2: END-CRISIS ROLLING=&gt;ECONOMIC(Crisis chip: full category)','2: END-CRISIS ROLLING=&gt;1(Dice roll 1D6: crisis cat)','2: END-CRISIS ROLLING=&gt;INDUSTRIAL(Category for crisis)','2: END-CRISIS ROLLING=&gt;6(Dice roll 1D6: node in INDUSTRIAL)','2: END-CRISIS ROLLING=&gt;6(Dice roll 1D6: node in INDUSTRIAL)','2: END-CRISIS ROLLING=&gt;4(Dice roll 1D6: node in INDUSTRIAL)','2: END-CRISIS ROLLING=&gt;5(Dice roll 1D6: node in INDUSTRIAL)','2: END-CRISIS ROLLING=&gt;5(Dice roll 1D6: node in INDUSTRIAL)','2: END-CRISIS ROLLING=&gt;3(Dice roll 1D6: node in INDUSTRIAL)','2: END-CRISIS ROLLING=&gt;Sprawl(Problem for crisis)','2: END-CRISIS ROLLING=&gt;5(Dice roll 2D6: crisis roll for Sprawl)','2: END-CRISIS ROLLING=&gt;5(Crisis roll for node "Sprawl")','2: END-CRISIS ROLLING=&gt;Sprawl(Now in crisis)','2: END-CRISIS ROLLING=&gt;1(Dice roll 1D6: crisis cat)','2: END-CRISIS ROLLING=&gt;INDUSTRIAL(Category for crisis)','2: END-CRISIS ROLLING=&gt;INDUSTRIAL(Crisis chip: full category)','2: END-CRISIS ROLLING=&gt;6(Dice roll 1D6: crisis cat)','2: END-CRISIS ROLLING=&gt;LIVING STANDARDS(Category for crisis)','2: END-CRISIS ROLLING=&gt;4(Dice roll 1D6: node in LIVING STANDARDS)','2: END-CRISIS ROLLING=&gt;5(Dice roll 1D6: node in LIVING STANDARDS)','2: END-CRISIS ROLLING=&gt;2(Dice roll 1D6: node in LIVING STANDARDS)','2: END-CRISIS ROLLING=&gt;Low Labour Standards(Problem for crisis)','2: END-CRISIS ROLLING=&gt;5(Dice roll 2D6: crisis roll for Low Labour Standards)','2: END-CRISIS ROLLING=&gt;5(Crisis roll for node "Low Labour Standards")','2: END-CRISIS ROLLING=&gt;Low Labour Standards(Now in crisis)','3: ENGAGE-DRAWING MONEY=&gt;1(Money drawn)','3: ENGAGE-DRAWING CARDS=&gt;('H', 10)(Card drawn: 1)','3: ENGAGE-DRAWING CARDS=&gt;('C', 13)(Card drawn: 2)','3: ENGAGE-CRISIS RISING','3: ENGAGE-DRAWING MONEY=&gt;1(Money drawn)','3: ENGAGE-DRAWING CARDS=&gt;('C', 4)(Card drawn: 1)','3: ENGAGE-DRAWING CARDS=&gt;('H', 14)(Card drawn: 2)','3: ENGAGE-DRAWING MONEY=&gt;1(Money drawn)','3: ENGAGE-DRAWING CARDS=&gt;('C', 7)(Card drawn: 1)','3: ENGAGE-DRAWING CARDS=&gt;('D', 3)(Card drawn: 2)','3: ENGAGE-CRISIS RISING','3: ENGAGE-DRAWING MONEY=&gt;1(Money drawn)','3: ENGAGE-DRAWING CARDS=&gt;('S', 3)(Card drawn: 1)','3: ENGAGE-DRAWING CARDS=&gt;('D', 2)(Card drawn: 2)','3: ENGAGE-DRAWING MONEY=&gt;1(Money drawn)','3: ENGAGE-DRAWING CARDS=&gt;('C', 3)(Card drawn: 1)','3: ENGAGE-DRAWING CARDS=&gt;('H', 3)(Card drawn: 2)','3: ACTIVATE-DOING RESEARCH=&gt;None(Start researching)','3: ACTIVATE-ATTEMPTING PROJECTS=&gt;None(Start project: type)','3: ACTIVATE-ATTEMPTING PROJECTS=&gt;(('D', 1), 'D', 2, "Base fix 'Market Externalities' (ECONOMIC) triggers crisis")(Skill for project)','3: ACTIVATE-ATTEMPTING PROJECTS=&gt;1(Consultant fees)','3: ACTIVATE-ATTEMPTING PROJECTS=&gt;5(Dice roll 2D6: skill check)','3: ACTIVATE-ATTEMPTING PROJECTS=&gt;(('H', 14), 'D', 6, "Base fix 'Market Externalities' (ECONOMIC) triggers crisis")(Skill for project)','3: ACTIVATE-DOING RESEARCH=&gt;None(Start researching)','3: ACTIVATE-ATTEMPTING PROJECTS=&gt;Base(Start project: type)','3: ACTIVATE-ATTEMPTING PROJECTS=&gt;LIVING STANDARDS(Start project: fix category)','3: ACTIVATE-ATTEMPTING PROJECTS=&gt;Low Labour Standards(Start project: fix problem)','3: ACTIVATE-ATTEMPTING PROJECTS=&gt;Base fix 'Low Labour Standards' (LIVING STANDARDS) triggers crisis(Project started)','3: ACTIVATE-ATTEMPTING PROJECTS=&gt;(('C', 6), 'C', 4, "Base fix 'Low Labour Standards' (LIVING STANDARDS) triggers crisis")(Skill for project)','3: ACTIVATE-ATTEMPTING PROJECTS=&gt;2(Consultant fees)','3: ACTIVATE-ATTEMPTING PROJECTS=&gt;3(Dice roll 2D6: skill check)','3: ACTIVATE-ATTEMPTING PROJECTS=&gt;(('D', 1), 'D', 3, "Base fix 'Market Externalities' (ECONOMIC) triggers crisis")(Skill for project)','3: ACTIVATE-ATTEMPTING PROJECTS=&gt;1(Consultant fees)','3: ACTIVATE-ATTEMPTING PROJECTS=&gt;4(Dice roll 2D6: skill check)','3: ACTIVATE-ATTEMPTING PROJECTS=&gt;(('C', 7), 'C', 4, "Base fix 'Low Labour Standards' (LIVING STANDARDS) triggers crisis")(Skill for project)','3: ACTIVATE-ATTEMPTING PROJECTS=&gt;1(Consultant fees)','3: ACTIVATE-ATTEMPTING PROJECTS=&gt;7(Dice roll 2D6: skill check)','3: ACTIVATE-ATTEMPTING PROJECTS=&gt;(('D', 5), 'D', 3, "Base fix 'Market Externalities' (ECONOMIC) triggers crisis")(Skill for project)','3: ACTIVATE-ATTEMPTING PROJECTS=&gt;0(Consultant fees)','3: ACTIVATE-ATTEMPTING PROJECTS=&gt;8(Dice roll 2D6: skill check)','3: ACTIVATE-ATTEMPTING PROJECTS=&gt;(('D', 3), 'D', 3, "Base fix 'Market Externalities' (ECONOMIC) triggers crisis")(Skill for project)','3: ACTIVATE-ATTEMPTING PROJECTS=&gt;1(Consultant fees)','3: ACTIVATE-ATTEMPTING PROJECTS=&gt;8(Dice roll 2D6: skill check)','3: ACTIVATE-ATTEMPTING PROJECTS=&gt;(('S', 9), 'S', 2, "Base fix 'Market Externalities' (ECONOMIC) triggers crisis")(Skill for project)','3: ACTIVATE-ATTEMPTING PROJECTS=&gt;1(Consultant fees)','3: ACTIVATE-ATTEMPTING PROJECTS=&gt;7(Dice roll 2D6: skill check)','3: ACTIVATE-ATTEMPTING PROJECTS=&gt;None(Skill for project)','3: ACTIVATE-DOING RESEARCH=&gt;None(Start researching)','3: ACTIVATE-ATTEMPTING PROJECTS=&gt;Remove-Tradeoff(Start project: type)','3: ACTIVATE-ATTEMPTING PROJECTS=&gt;INDUSTRIAL(Start project: fix category)','3: ACTIVATE-ATTEMPTING PROJECTS=&gt;Polluting Industry(Start project: fix problem)','3: ACTIVATE-ATTEMPTING PROJECTS=&gt;Improved fix 'Polluting Industry' (INDUSTRIAL)(Project started)','3: ACTIVATE-ATTEMPTING PROJECTS=&gt;(('S', 3), 'S', 4, "Improved fix 'Polluting Industry' (INDUSTRIAL)")(Skill for project)','3: ACTIVATE-ATTEMPTING PROJECTS=&gt;0(Consultant fees)','3: ACTIVATE-ATTEMPTING PROJECTS=&gt;11(Dice roll 2D6: skill check)','3: ACTIVATE-ATTEMPTING PROJECTS=&gt;(('C', 12), 'C', 1, "Improved fix 'Polluting Industry' (INDUSTRIAL)")(Skill for project)','3: ACTIVATE-ATTEMPTING PROJECTS=&gt;1(Consultant fees)','3: ACTIVATE-ATTEMPTING PROJECTS=&gt;6(Dice roll 2D6: skill check)','3: ACTIVATE-ATTEMPTING PROJECTS=&gt;(('D', 2), 'D', 3, "Base fix 'Market Externalities' (ECONOMIC) triggers crisis")(Skill for project)','3: ACTIVATE-ATTEMPTING PROJECTS=&gt;0(Consultant fees)','3: ACTIVATE-ATTEMPTING PROJECTS=&gt;6(Dice roll 2D6: skill check)','3: ACTIVATE-DOING RESEARCH=&gt;None(Start researching)','3: ACTIVATE-ATTEMPTING PROJECTS=&gt;Remove-Tradeoff(Start project: type)','3: ACTIVATE-ATTEMPTING PROJECTS=&gt;ECONOMIC(Start project: fix category)','3: ACTIVATE-ATTEMPTING PROJECTS=&gt;Monopoly(Start project: fix problem)','3: ACTIVATE-ATTEMPTING PROJECTS=&gt;Improved fix 'Monopoly' (ECONOMIC)(Project started)','3: ACTIVATE-ATTEMPTING PROJECTS=&gt;(('S', 1), 'S', 2, "Base fix 'Market Externalities' (ECONOMIC) triggers crisis")(Skill for project)','3: ACTIVATE-ATTEMPTING PROJECTS=&gt;1(Consultant fees)','3: ACTIVATE-ATTEMPTING PROJECTS=&gt;7(Dice roll 2D6: skill check)','3: ACTIVATE-ATTEMPTING PROJECTS=&gt;(('S', 6), 'S', 3, "Base fix 'Market Externalities' (ECONOMIC) triggers crisis")(Skill for project)','3: ACTIVATE-ATTEMPTING PROJECTS=&gt;1(Consultant fees)','3: ACTIVATE-ATTEMPTING PROJECTS=&gt;6(Dice roll 2D6: skill check)','3: ACTIVATE-DOING RESEARCH=&gt;None(Start researching)','3: END-FINALIZING=&gt;Improved fix 'Monopoly' (ECONOMIC)(Project abandoned)','3: END-FINALIZING=&gt;Base fix 'Market Externalities' (ECONOMIC) triggers crisis(Project overskilled for "('H', 14)")','3: END-CRISIS ROLLING=&gt;INDUSTRIAL(Crisis chip: full category)','3: END-CRISIS ROLLING=&gt;ECONOMIC(Crisis chip: full category)','3: END-CRISIS ROLLING=&gt;5(Dice roll 1D6: crisis cat)','3: END-CRISIS ROLLING=&gt;ENVIRONMENTAL(Category for crisis)','3: END-CRISIS ROLLING=&gt;4(Dice roll 1D6: node in ENVIRONMENTAL)','3: END-CRISIS ROLLING=&gt;Air &amp; Ozone Degradation(Problem for crisis)','3: END-CRISIS ROLLING=&gt;7(Dice roll 2D6: crisis roll for Air &amp; Ozone Degradation)','3: END-CRISIS ROLLING=&gt;7(Crisis roll for node "Air &amp; Ozone Degradation")','3: END-CRISIS ROLLING=&gt;Air &amp; Ozone Degradation(Now in crisis)','3: END-CRISIS ROLLING=&gt;3(Dice roll 1D6: crisis cat)','3: END-CRISIS ROLLING=&gt;SOCIAL(Category for crisis)','3: END-CRISIS ROLLING=&gt;1(Dice roll 1D6: node in SOCIAL)','3: END-CRISIS ROLLING=&gt;Education(Problem for crisis)','3: END-CRISIS ROLLING=&gt;4(Dice roll 2D6: crisis roll for Education)','3: END-CRISIS ROLLING=&gt;4(Crisis roll for node "Education")','3: END-CRISIS ROLLING=&gt;Education(Now in crisis)','4: ENGAGE-DRAWING MONEY=&gt;1(Money drawn)','4: ENGAGE-DRAWING CARDS=&gt;('S', 2)(Card drawn: 1)','4: ENGAGE-DRAWING CARDS=&gt;('H', 10)(Card drawn: 2)','4: ENGAGE-CRISIS RISING','4: ENGAGE-DRAWING MONEY=&gt;1(Money drawn)','4: ENGAGE-DRAWING CARDS=&gt;('C', 5)(Card drawn: 1)','4: ENGAGE-DRAWING CARDS=&gt;('H', 11)(Card drawn: 2)','4: ENGAGE-DRAWING MONEY=&gt;1(Money drawn)','4: ENGAGE-DRAWING CARDS=&gt;('H', 5)(Card drawn: 1)','4: ENGAGE-DRAWING CARDS=&gt;('D', 14)(Card drawn: 2)','4: ENGAGE-CRISIS RISING','4: ENGAGE-DRAWING MONEY=&gt;1(Money drawn)','4: ENGAGE-DRAWING CARDS=&gt;('S', 13)(Card drawn: 1)','4: ENGAGE-DRAWING CARDS=&gt;('D', 13)(Card drawn: 2)','4: ENGAGE-DRAWING MONEY=&gt;1(Money drawn)','4: ENGAGE-DRAWING CARDS=&gt;('H', 13)(Card drawn: 1)','4: ENGAGE-DRAWING CARDS=&gt;('H', 3)(Card drawn: 2)','4: ACTIVATE-ATTEMPTING PROJECTS=&gt;(('C', 9), 'C', 4, "Base fix 'Low Labour Standards' (LIVING STANDARDS) triggers crisis")(Skill for project)','4: ACTIVATE-ATTEMPTING PROJECTS=&gt;0(Consultant fees)','4: ACTIVATE-ATTEMPTING PROJECTS=&gt;3(Dice roll 2D6: skill check)','4: ACTIVATE-ATTEMPTING PROJECTS=&gt;(('S', 2), 'S', 6, "Base fix 'Market Externalities' (ECONOMIC) triggers crisis")(Skill for project)','4: ACTIVATE-ATTEMPTING PROJECTS=&gt;0(Consultant fees)','4: ACTIVATE-ATTEMPTING PROJECTS=&gt;10(Dice roll 2D6: skill check)','4: ACTIVATE-ATTEMPTING PROJECTS=&gt;(('C', 13), 'C', 5, "Improved fix 'Polluting Industry' (INDUSTRIAL)")(Skill for project)','4: ACTIVATE-ATTEMPTING PROJECTS=&gt;0(Consultant fees)','4: ACTIVATE-ATTEMPTING PROJECTS=&gt;7(Dice roll 2D6: skill check)','4: ACTIVATE-ATTEMPTING PROJECTS=&gt;(('H', 10), 'H', 5, "Base fix 'Low Labour Standards' (LIVING STANDARDS) triggers crisis")(Skill for project)','4: ACTIVATE-ATTEMPTING PROJECTS=&gt;0(Consultant fees)','4: ACTIVATE-ATTEMPTING PROJECTS=&gt;4(Dice roll 2D6: skill check)','4: ACTIVATE-ATTEMPTING PROJECTS=&gt;(('C', 6), 'C', 3, "Base fix 'Low Labour Standards' (LIVING STANDARDS) triggers crisis")(Skill for project)','4: ACTIVATE-ATTEMPTING PROJECTS=&gt;5(Consultant fees)','4: ACTIVATE-ATTEMPTING PROJECTS=&gt;9(Dice roll 2D6: skill check)','4: ACTIVATE-ATTEMPTING PROJECTS=&gt;(('C', 1), 'C', 2, "Base fix 'Low Labour Standards' (LIVING STANDARDS) triggers crisis")(Skill for project)','4: ACTIVATE-ATTEMPTING PROJECTS=&gt;1(Consultant fees)','4: ACTIVATE-ATTEMPTING PROJECTS=&gt;9(Dice roll 2D6: skill check)','4: ACTIVATE-ATTEMPTING PROJECTS=&gt;(('H', 10), 'H', 2, "Base fix 'Low Labour Standards' (LIVING STANDARDS) triggers crisis")(Skill for project)','4: ACTIVATE-ATTEMPTING PROJECTS=&gt;1(Consultant fees)','4: ACTIVATE-ATTEMPTING PROJECTS=&gt;9(Dice roll 2D6: skill check)','4: ACTIVATE-ATTEMPTING PROJECTS=&gt;(('H', 13), 'H', 1, "Base fix 'Low Labour Standards' (LIVING STANDARDS) triggers crisis")(Skill for project)','4: ACTIVATE-ATTEMPTING PROJECTS=&gt;7(Dice roll 2D6: skill check)','4: ACTIVATE-ATTEMPTING PROJECTS=&gt;(('H', 4), 'H', 0, "Base fix 'Low Labour Standards' (LIVING STANDARDS) triggers crisis")(Skill for project)','4: ACTIVATE-ATTEMPTING PROJECTS=&gt;7(Dice roll 2D6: skill check)','4: ACTIVATE-DOING RESEARCH=&gt;None(Start researching)','4: ACTIVATE-ATTEMPTING PROJECTS=&gt;Base(Start project: type)','4: ACTIVATE-ATTEMPTING PROJECTS=&gt;LIVING STANDARDS(Start project: fix category)','4: ACTIVATE-ATTEMPTING PROJECTS=&gt;Economic Inequality(Start project: fix problem)','4: ACTIVATE-ATTEMPTING PROJECTS=&gt;Base fix 'Economic Inequality' (LIVING STANDARDS) triggers crisis(Project started)','4: ACTIVATE-ATTEMPTING PROJECTS=&gt;(('H', 1), 'H', 3, "Base fix 'Economic Inequality' (LIVING STANDARDS) triggers crisis")(Skill for project)','4: ACTIVATE-ATTEMPTING PROJECTS=&gt;0(Consultant fees)','4: ACTIVATE-ATTEMPTING PROJECTS=&gt;6(Dice roll 2D6: skill check)','4: ACTIVATE-ATTEMPTING PROJECTS=&gt;(('H', 11), 'H', 0, "Base fix 'Low Labour Standards' (LIVING STANDARDS) triggers crisis")(Skill for project)','4: ACTIVATE-ATTEMPTING PROJECTS=&gt;1(Consultant fees)','4: ACTIVATE-ATTEMPTING PROJECTS=&gt;9(Dice roll 2D6: skill check)','4: ACTIVATE-ATTEMPTING PROJECTS=&gt;(('H', 11), 'H', 5, "Base fix 'Low Labour Standards' (LIVING STANDARDS) triggers crisis")(Skill for project)','4: ACTIVATE-ATTEMPTING PROJECTS=&gt;1(Consultant fees)','4: ACTIVATE-ATTEMPTING PROJECTS=&gt;6(Dice roll 2D6: skill check)','4: ACTIVATE-ATTEMPTING PROJECTS=&gt;(('C', 5), 'C', 4, "Base fix 'Low Labour Standards' (LIVING STANDARDS) triggers crisis")(Skill for project)','4: ACTIVATE-ATTEMPTING PROJECTS=&gt;2(Consultant fees)','4: ACTIVATE-ATTEMPTING PROJECTS=&gt;5(Dice roll 2D6: skill check)','4: ACTIVATE-ATTEMPTING PROJECTS=&gt;(('H', 2), 'H', 0, "Base fix 'Low Labour Standards' (LIVING STANDARDS) triggers crisis")(Skill for project)','4: ACTIVATE-ATTEMPTING PROJECTS=&gt;2(Consultant fees)','4: ACTIVATE-ATTEMPTING PROJECTS=&gt;4(Dice roll 2D6: skill check)','4: ACTIVATE-ATTEMPTING PROJECTS=&gt;(('H', 7), 'H', 0, "Base fix 'Low Labour Standards' (LIVING STANDARDS) triggers crisis")(Skill for project)','4: ACTIVATE-ATTEMPTING PROJECTS=&gt;9(Dice roll 2D6: skill check)','4: ACTIVATE-ATTEMPTING PROJECTS=&gt;None(Skill for project)','4: ACTIVATE-DOING RESEARCH=&gt;None(Start researching)','4: ACTIVATE-ATTEMPTING PROJECTS=&gt;(('D', 10), 'D', 0, "Base fix 'Market Externalities' (ECONOMIC) triggers crisis")(Skill for project)','4: ACTIVATE-ATTEMPTING PROJECTS=&gt;0(Consultant fees)','4: ACTIVATE-ATTEMPTING PROJECTS=&gt;7(Dice roll 2D6: skill check)','4: ACTIVATE-ATTEMPTING PROJECTS=&gt;(('D', 14), 'D', 2, "Base fix 'Market Externalities' (ECONOMIC) triggers crisis")(Skill for project)','4: ACTIVATE-ATTEMPTING PROJECTS=&gt;(('H', 5), 'H', 1, "Base fix 'Low Labour Standards' (LIVING STANDARDS) triggers crisis")(Skill for project)','4: ACTIVATE-ATTEMPTING PROJECTS=&gt;1(Consultant fees)','4: ACTIVATE-ATTEMPTING PROJECTS=&gt;7(Dice roll 2D6: skill check)','4: ACTIVATE-ATTEMPTING PROJECTS=&gt;None(Skill for project)','4: ACTIVATE-DOING RESEARCH=&gt;None(Start researching)','4: ACTIVATE-ATTEMPTING PROJECTS=&gt;(('S', 13), 'S', 3, "Base fix 'Market Externalities' (ECONOMIC) triggers crisis")(Skill for project)','4: ACTIVATE-ATTEMPTING PROJECTS=&gt;0(Consultant fees)','4: ACTIVATE-ATTEMPTING PROJECTS=&gt;11(Dice roll 2D6: skill check)','4: ACTIVATE-ATTEMPTING PROJECTS=&gt;(('D', 13), 'D', 3, "Base fix 'Market Externalities' (ECONOMIC) triggers crisis")(Skill for project)','4: ACTIVATE-ATTEMPTING PROJECTS=&gt;1(Consultant fees)','4: ACTIVATE-ATTEMPTING PROJECTS=&gt;7(Dice roll 2D6: skill check)','4: ACTIVATE-ATTEMPTING PROJECTS=&gt;(('H', 12), 'H', 0, "Base fix 'Low Labour Standards' (LIVING STANDARDS) triggers crisis")(Skill for project)','4: ACTIVATE-ATTEMPTING PROJECTS=&gt;0(Consultant fees)','4: ACTIVATE-ATTEMPTING PROJECTS=&gt;7(Dice roll 2D6: skill check)','4: ACTIVATE-ATTEMPTING PROJECTS=&gt;(('H', 6), 'H', 0, "Base fix 'Low Labour Standards' (LIVING STANDARDS) triggers crisis")(Skill for project)','4: ACTIVATE-ATTEMPTING PROJECTS=&gt;0(Consultant fees)','4: ACTIVATE-ATTEMPTING PROJECTS=&gt;4(Dice roll 2D6: skill check)','4: ACTIVATE-ATTEMPTING PROJECTS=&gt;None(Skill for project)','4: ACTIVATE-DOING RESEARCH=&gt;None(Start researching)','4: ACTIVATE-ATTEMPTING PROJECTS=&gt;Remove-Tradeoff(Start project: type)','4: ACTIVATE-ATTEMPTING PROJECTS=&gt;SOCIAL(Start project: fix category)','4: ACTIVATE-ATTEMPTING PROJECTS=&gt;Community Networks(Start project: fix problem)','4: ACTIVATE-ATTEMPTING PROJECTS=&gt;Improved fix 'Community Networks' (SOCIAL)(Project started)','4: ACTIVATE-ATTEMPTING PROJECTS=&gt;(('H', 6), 'H', 0, "Base fix 'Low Labour Standards' (LIVING STANDARDS) triggers crisis")(Skill for project)','4: ACTIVATE-ATTEMPTING PROJECTS=&gt;1(Consultant fees)','4: ACTIVATE-ATTEMPTING PROJECTS=&gt;3(Dice roll 2D6: skill check)','4: ACTIVATE-ATTEMPTING PROJECTS=&gt;(('H', 13), 'H', 4, "Improved fix 'Community Networks' (SOCIAL)")(Skill for project)','4: ACTIVATE-ATTEMPTING PROJECTS=&gt;0(Consultant fees)','4: ACTIVATE-ATTEMPTING PROJECTS=&gt;5(Dice roll 2D6: skill check)','4: ACTIVATE-ATTEMPTING PROJECTS=&gt;(('H', 12), 'H', 1, "Improved fix 'Community Networks' (SOCIAL)")(Skill for project)','4: ACTIVATE-ATTEMPTING PROJECTS=&gt;0(Consultant fees)','4: ACTIVATE-ATTEMPTING PROJECTS=&gt;3(Dice roll 2D6: skill check)','4: ACTIVATE-ATTEMPTING PROJECTS=&gt;(('H', 3), 'H', 3, "Improved fix 'Community Networks' (SOCIAL)")(Skill for project)','4: ACTIVATE-ATTEMPTING PROJECTS=&gt;2(Consultant fees)','4: ACTIVATE-ATTEMPTING PROJECTS=&gt;3(Dice roll 2D6: skill check)','4: ACTIVATE-ATTEMPTING PROJECTS=&gt;(('C', 3), 'C', 1, "Improved fix 'Polluting Industry' (INDUSTRIAL)")(Skill for project)','4: ACTIVATE-ATTEMPTING PROJECTS=&gt;4(Dice roll 2D6: skill check)','4: ACTIVATE-ATTEMPTING PROJECTS=&gt;(('H', 3), 'H', 1, "Base fix 'Low Labour Standards' (LIVING STANDARDS) triggers crisis")(Skill for project)','4: ACTIVATE-ATTEMPTING PROJECTS=&gt;9(Dice roll 2D6: skill check)','4: ACTIVATE-ATTEMPTING PROJECTS=&gt;(('C', 3), 'C', 0, "Improved fix 'Polluting Industry' (INDUSTRIAL)")(Skill for project)','4: ACTIVATE-ATTEMPTING PROJECTS=&gt;4(Dice roll 2D6: skill check)','4: ACTIVATE-DOING RESEARCH=&gt;None(Start researching)','5: END-FINALIZING=&gt;Base fix 'Market Externalities' (ECONOMIC) triggers crisis(Project overskilled for "('D', 14)")','5: END-CRISIS ROLLING=&gt;INDUSTRIAL(Crisis chip: full category)','5: END-CRISIS ROLLING=&gt;ECONOMIC(Crisis chip: full category)','5: END-CRISIS ROLLING=&gt;SOCIAL(Crisis chip: full category)','5: END-CRISIS ROLLING=&gt;5(Dice roll 1D6: crisis cat)','5: END-CRISIS ROLLING=&gt;ENVIRONMENTAL(Category for crisis)','5: END-CRISIS ROLLING=&gt;2(Dice roll 1D6: node in ENVIRONMENTAL)','5: END-CRISIS ROLLING=&gt;Climate Change(Problem for crisis)','5: END-CRISIS ROLLING=&gt;9(Dice roll 2D6: crisis roll for Climate Change)','5: END-CRISIS ROLLING=&gt;9(Crisis roll for node "Climate Change")','5: END-CRISIS ROLLING=&gt;10(Dice roll 2D6: crisis roll for Climate Change)','5: END-CRISIS ROLLING=&gt;10(Crisis roll for node "Climate Change")','5: END-CRISIS ROLLING=&gt;Climate Change(Crisis averted)','5: ENGAGE-DRAWING MONEY=&gt;1(Money drawn)','5: ENGAGE-DRAWING CARDS=&gt;('D', 8)(Card drawn: 1)','5: ENGAGE-DRAWING CARDS=&gt;('H', 7)(Card drawn: 2)','5: ENGAGE-CRISIS RISING','5: ENGAGE-DRAWING MONEY=&gt;1(Money drawn)','5: ENGAGE-DRAWING CARDS=&gt;('S', 12)(Card drawn: 1)','5: ENGAGE-DRAWING CARDS=&gt;('H', 9)(Card drawn: 2)','5: ENGAGE-DRAWING MONEY=&gt;1(Money drawn)','5: ENGAGE-DRAWING CARDS=&gt;('C', 5)(Card drawn: 1)','5: ENGAGE-DRAWING CARDS=&gt;('H', 8)(Card drawn: 2)','5: ENGAGE-CRISIS RISING','5: ENGAGE-DRAWING MONEY=&gt;1(Money drawn)','5: ENGAGE-DRAWING CARDS=&gt;('C', 8)(Card drawn: 1)','5: ENGAGE-DRAWING CARDS=&gt;('D', 12)(Card drawn: 2)','5: ENGAGE-DRAWING MONEY=&gt;1(Money drawn)','5: ENGAGE-DRAWING CARDS=&gt;('C', 7)(Card drawn: 1)','5: ENGAGE-DRAWING CARDS=&gt;('H', 5)(Card drawn: 2)','5: ACTIVATE-ATTEMPTING PROJECTS=&gt;(('H', 7), 'H', 1, "Improved fix 'Community Networks' (SOCIAL)")(Skill for project)','5: ACTIVATE-ATTEMPTING PROJECTS=&gt;1(Consultant fees)','5: ACTIVATE-ATTEMPTING PROJECTS=&gt;8(Dice roll 2D6: skill check)','5: ACTIVATE-ATTEMPTING PROJECTS=&gt;(('D', 8), 'D', 0, "Improved fix 'Community Networks' (SOCIAL)")(Skill for project)','5: ACTIVATE-ATTEMPTING PROJECTS=&gt;7(Dice roll 2D6: skill check)','5: ACTIVATE-DOING RESEARCH=&gt;None(Start researching)','5: ACTIVATE-ATTEMPTING PROJECTS=&gt;(('H', 2), 'H', 0, "Improved fix 'Community Networks' (SOCIAL)")(Skill for project)','5: ACTIVATE-ATTEMPTING PROJECTS=&gt;0(Consultant fees)','5: ACTIVATE-ATTEMPTING PROJECTS=&gt;7(Dice roll 2D6: skill check)','5: ACTIVATE-ATTEMPTING PROJECTS=&gt;(('H', 9), 'H', 2, "Improved fix 'Community Networks' (SOCIAL)")(Skill for project)','5: ACTIVATE-ATTEMPTING PROJECTS=&gt;1(Consultant fees)','5: ACTIVATE-ATTEMPTING PROJECTS=&gt;7(Dice roll 2D6: skill check)','5: ACTIVATE-ATTEMPTING PROJECTS=&gt;(('S', 12), 'S', 1, "Improved fix 'Polluting Industry' (INDUSTRIAL)")(Skill for project)','5: ACTIVATE-ATTEMPTING PROJECTS=&gt;8(Dice roll 2D6: skill check)','5: ACTIVATE-ATTEMPTING PROJECTS=&gt;None(Skill for project)','5: ACTIVATE-DOING RESEARCH=&gt;None(Start researching)','5: ACTIVATE-ATTEMPTING PROJECTS=&gt;(('H', 8), 'H', 2, "Base fix 'Low Labour Standards' (LIVING STANDARDS) triggers crisis")(Skill for project)','5: ACTIVATE-ATTEMPTING PROJECTS=&gt;0(Consultant fees)','5: ACTIVATE-ATTEMPTING PROJECTS=&gt;8(Dice roll 2D6: skill check)','5: ACTIVATE-ATTEMPTING PROJECTS=&gt;(('C', 5), 'C', 1, "Base fix 'Economic Inequality' (LIVING STANDARDS) triggers crisis")(Skill for project)','5: ACTIVATE-ATTEMPTING PROJECTS=&gt;0(Consultant fees)','5: ACTIVATE-ATTEMPTING PROJECTS=&gt;4(Dice roll 2D6: skill check)','5: ACTIVATE-ATTEMPTING PROJECTS=&gt;(('H', 8), 'H', 0, "Improved fix 'Community Networks' (SOCIAL)")(Skill for project)','5: ACTIVATE-ATTEMPTING PROJECTS=&gt;0(Consultant fees)','5: ACTIVATE-ATTEMPTING PROJECTS=&gt;8(Dice roll 2D6: skill check)','5: ACTIVATE-DOING RESEARCH=&gt;None(Start researching)','5: ACTIVATE-ATTEMPTING PROJECTS=&gt;(('C', 8), 'C', 1, "Base fix 'Economic Inequality' (LIVING STANDARDS) triggers crisis")(Skill for project)','5: ACTIVATE-ATTEMPTING PROJECTS=&gt;2(Consultant fees)','5: ACTIVATE-ATTEMPTING PROJECTS=&gt;6(Dice roll 2D6: skill check)','5: ACTIVATE-ATTEMPTING PROJECTS=&gt;(('H', 9), 'H', 0, "Base fix 'Low Labour Standards' (LIVING STANDARDS) triggers crisis")(Skill for project)','5: ACTIVATE-ATTEMPTING PROJECTS=&gt;3(Dice roll 2D6: skill check)','5: ACTIVATE-ATTEMPTING PROJECTS=&gt;(('D', 12), 'D', 0, "Improved fix 'Community Networks' (SOCIAL)")(Skill for project)','5: ACTIVATE-ATTEMPTING PROJECTS=&gt;10(Dice roll 2D6: skill check)','5: ACTIVATE-DOING RESEARCH=&gt;None(Start researching)','5: ACTIVATE-ATTEMPTING PROJECTS=&gt;(('C', 7), 'C', 0, "Improved fix 'Polluting Industry' (INDUSTRIAL)")(Skill for project)','5: ACTIVATE-ATTEMPTING PROJECTS=&gt;0(Consultant fees)','5: ACTIVATE-ATTEMPTING PROJECTS=&gt;7(Dice roll 2D6: skill check)','5: ACTIVATE-ATTEMPTING PROJECTS=&gt;(('H', 5), 'H', 0, "Base fix 'Economic Inequality' (LIVING STANDARDS) triggers crisis")(Skill for project)','5: ACTIVATE-ATTEMPTING PROJECTS=&gt;0(Consultant fees)','5: ACTIVATE-ATTEMPTING PROJECTS=&gt;6(Dice roll 2D6: skill check)','5: ACTIVATE-DOING RESEARCH=&gt;None(Start researching)','5: END-FINALIZING=&gt;Base fix 'Market Externalities' (ECONOMIC) triggers crisis(Project abandoned)','5: END-CRISIS ROLLING=&gt;INDUSTRIAL(Crisis chip: full category)','5: END-CRISIS ROLLING=&gt;ECONOMIC(Crisis chip: full category)','5: END-CRISIS ROLLING=&gt;SOCIAL(Crisis chip: full category)','5: END-CRISIS ROLLING=&gt;4(Dice roll 1D6: crisis cat)','5: END-CRISIS ROLLING=&gt;CLASS(Category for crisis)','5: END-CRISIS ROLLING=&gt;2(Dice roll 1D6: node in CLASS)','5: END-CRISIS ROLLING=&gt;Affordable Housing(Problem for crisis)','5: END-CRISIS ROLLING=&gt;4(Dice roll 2D6: crisis roll for Affordable Housing)','5: END-CRISIS ROLLING=&gt;4(Crisis roll for node "Affordable Housing")','5: END-CRISIS ROLLING=&gt;Healthcare(Now in crisis (cascaded from: Affordable Housing))','5: END-CRISIS ROLLING=&gt;1(Dice roll 1D6: crisis cat)','5: END-CRISIS ROLLING=&gt;INDUSTRIAL(Category for crisis)','5: END-CRISIS ROLLING=&gt;INDUSTRIAL(Crisis chip: full category)','5: END-CRISIS ROLLING=&gt;4(Dice roll 1D6: crisis cat)','5: END-CRISIS ROLLING=&gt;CLASS(Category for crisis)','5: END-CRISIS ROLLING=&gt;5(Dice roll 1D6: node in CLASS)','5: END-CRISIS ROLLING=&gt;3(Dice roll 1D6: node in CLASS)','5: END-CRISIS ROLLING=&gt;Clean Water Shortage(Problem for crisis)','5: END-CRISIS ROLLING=&gt;5(Dice roll 2D6: crisis roll for Clean Water Shortage)','5: END-CRISIS ROLLING=&gt;5(Crisis roll for node "Clean Water Shortage")','5: END-CRISIS ROLLING=&gt;Clean Water Shortage(Now in crisis)','6: ENGAGE-DRAWING MONEY=&gt;1(Money drawn)','6: ENGAGE-DRAWING CARDS=&gt;('H', 1)(Card drawn: 1)','6: ENGAGE-DRAWING CARDS=&gt;('H', 4)(Card drawn: 2)','6: ENGAGE-CRISIS RISING','6: ENGAGE-DRAWING MONEY=&gt;1(Money drawn)','6: ENGAGE-DRAWING CARDS=&gt;('C', 12)(Card drawn: 1)','6: ENGAGE-DRAWING CARDS=&gt;('C', 11)(Card drawn: 2)','6: ENGAGE-DRAWING MONEY=&gt;1(Money drawn)','6: ENGAGE-DRAWING CARDS=&gt;('C', 10)(Card drawn: 1)','6: ENGAGE-DRAWING CARDS=&gt;('D', 12)(Card drawn: 2)','6: ENGAGE-CRISIS RISING','6: ENGAGE-DRAWING MONEY=&gt;1(Money drawn)','6: ENGAGE-DRAWING CARDS=&gt;('C', 8)(Card drawn: 1)','6: ENGAGE-DRAWING CARDS=&gt;('D', 11)(Card drawn: 2)','6: ENGAGE-DRAWING MONEY=&gt;1(Money drawn)','6: ENGAGE-DRAWING CARDS=&gt;('C', 2)(Card drawn: 1)','6: ENGAGE-DRAWING CARDS=&gt;('S', 11)(Card drawn: 2)','6: ACTIVATE-ATTEMPTING PROJECTS=&gt;Remove-Tradeoff(Start project: type)','6: ACTIVATE-ATTEMPTING PROJECTS=&gt;ENVIRONMENTAL(Start project: fix category)','6: ACTIVATE-ATTEMPTING PROJECTS=&gt;Biodiversity Loss(Start project: fix problem)','6: ACTIVATE-ATTEMPTING PROJECTS=&gt;Improved fix 'Biodiversity Loss' (ENVIRONMENTAL)(Project started)','6: ACTIVATE-ATTEMPTING PROJECTS=&gt;None(Skill for project)','6: ACTIVATE-DOING RESEARCH=&gt;None(Start researching)','6: ACTIVATE-ATTEMPTING PROJECTS=&gt;(('C', 12), 'C', 1, "Improved fix 'Polluting Industry' (INDUSTRIAL)")(Skill for project)','6: ACTIVATE-ATTEMPTING PROJECTS=&gt;1(Consultant fees)','6: ACTIVATE-ATTEMPTING PROJECTS=&gt;9(Dice roll 2D6: skill check)','6: ACTIVATE-ATTEMPTING PROJECTS=&gt;(('C', 4), 'C', 0, "Base fix 'Economic Inequality' (LIVING STANDARDS) triggers crisis")(Skill for project)','6: ACTIVATE-ATTEMPTING PROJECTS=&gt;4(Dice roll 2D6: skill check)','6: ACTIVATE-ATTEMPTING PROJECTS=&gt;None(Skill for project)','6: ACTIVATE-DOING RESEARCH=&gt;None(Start researching)','6: ACTIVATE-ATTEMPTING PROJECTS=&gt;(('D', 12), 'D', 1, "Improved fix 'Community Networks' (SOCIAL)")(Skill for project)','6: ACTIVATE-ATTEMPTING PROJECTS=&gt;1(Consultant fees)','6: ACTIVATE-ATTEMPTING PROJECTS=&gt;8(Dice roll 2D6: skill check)','6: ACTIVATE-ATTEMPTING PROJECTS=&gt;None(Skill for project)','6: ACTIVATE-DOING RESEARCH=&gt;None(Start researching)','6: ACTIVATE-ATTEMPTING PROJECTS=&gt;(('C', 8), 'C', 0, "Base fix 'Economic Inequality' (LIVING STANDARDS) triggers crisis")(Skill for project)','6: ACTIVATE-ATTEMPTING PROJECTS=&gt;0(Consultant fees)','6: ACTIVATE-ATTEMPTING PROJECTS=&gt;5(Dice roll 2D6: skill check)','6: ACTIVATE-ATTEMPTING PROJECTS=&gt;None(Skill for project)','6: ACTIVATE-DOING RESEARCH=&gt;None(Start researching)','6: ACTIVATE-ATTEMPTING PROJECTS=&gt;(('C', 2), 'C', 0, "Improved fix 'Polluting Industry' (INDUSTRIAL)")(Skill for project)','6: ACTIVATE-ATTEMPTING PROJECTS=&gt;0(Consultant fees)','6: ACTIVATE-ATTEMPTING PROJECTS=&gt;4(Dice roll 2D6: skill check)','6: ACTIVATE-ATTEMPTING PROJECTS=&gt;None(Skill for project)','6: ACTIVATE-DOING RESEARCH=&gt;None(Start researching)','6: END-FINALIZING=&gt;Base fix 'Low Labour Standards' (LIVING STANDARDS) triggers crisis(Project abandoned)','6: END-FINALIZING=&gt;Improved fix 'Biodiversity Loss' (ENVIRONMENTAL)(Project abandoned)','6: END-CRISIS ROLLING=&gt;INDUSTRIAL(Crisis chip: full category)','6: END-CRISIS ROLLING=&gt;ECONOMIC(Crisis chip: full category)','6: END-CRISIS ROLLING=&gt;SOCIAL(Crisis chip: full category)','6: END-CRISIS ROLLING=&gt;3(Dice roll 1D6: crisis cat)','6: END-CRISIS ROLLING=&gt;SOCIAL(Category for crisis)','6: END-CRISIS ROLLING=&gt;SOCIAL(Crisis chip: full category)','6: END-CRISIS ROLLING=&gt;2(Dice roll 1D6: crisis cat)','6: END-CRISIS ROLLING=&gt;ECONOMIC(Category for crisis)','6: END-CRISIS ROLLING=&gt;ECONOMIC(Crisis chip: full category)','6: END-CRISIS ROLLING=&gt;3(Dice roll 1D6: crisis cat)','6: END-CRISIS ROLLING=&gt;SOCIAL(Category for crisis)','6: END-CRISIS ROLLING=&gt;SOCIAL(Crisis chip: full category)','6: END-CRISIS ROLLING=&gt;4(Dice roll 1D6: crisis cat)','6: END-CRISIS ROLLING=&gt;CLASS(Category for crisis)','6: END-CRISIS ROLLING=&gt;2(Dice roll 1D6: node in CLASS)','6: END-CRISIS ROLLING=&gt;Affordable Housing(Problem for crisis)','6: END-CRISIS ROLLING=&gt;3(Dice roll 2D6: crisis roll for Affordable Housing)','6: END-CRISIS ROLLING=&gt;3(Crisis roll for node "Affordable Housing")','6: END-CRISIS ROLLING=&gt;Land Conversion(Now in crisis (cascaded from: Affordable Housing))','6: END-CRISIS ROLLING=&gt;3(Dice roll 1D6: crisis cat)','6: END-CRISIS ROLLING=&gt;SOCIAL(Category for crisis)','6: END-CRISIS ROLLING=&gt;SOCIAL(Crisis chip: full category)','6: END-CRISIS ROLLING=&gt;1(Dice roll 1D6: crisis cat)','6: END-CRISIS ROLLING=&gt;INDUSTRIAL(Category for crisis)','6: END-CRISIS ROLLING=&gt;INDUSTRIAL(Crisis chip: full category)','6: END-CRISIS ROLLING=&gt;2(Dice roll 1D6: crisis cat)','6: END-CRISIS ROLLING=&gt;ECONOMIC(Category for crisis)','6: END-CRISIS ROLLING=&gt;ECONOMIC(Crisis chip: full category)','6: END-CRISIS ROLLING=&gt;3(Dice roll 1D6: crisis cat)','6: END-CRISIS ROLLING=&gt;SOCIAL(Category for crisis)','6: END-CRISIS ROLLING=&gt;SOCIAL(Crisis chip: full category)','6: END-CRISIS ROLLING=&gt;5(Dice roll 1D6: crisis cat)','6: END-CRISIS ROLLING=&gt;ENVIRONMENTAL(Category for crisis)','6: END-CRISIS ROLLING=&gt;1(Dice roll 1D6: node in ENVIRONMENTAL)','6: END-CRISIS ROLLING=&gt;Chemical Pollution(Problem for crisis)','6: END-CRISIS ROLLING=&gt;7(Dice roll 2D6: crisis roll for Chemical Pollution)','6: END-CRISIS ROLLING=&gt;7(Crisis roll for node "Chemical Pollution")','6: END-CRISIS ROLLING=&gt;Chemical Pollution(Now in crisis)','7: ENGAGE-DRAWING MONEY=&gt;1(Money drawn)','7: ENGAGE-DRAWING CARDS=&gt;('S', 11)(Card drawn: 1)','7: ENGAGE-DRAWING CARDS=&gt;('H', 11)(Card drawn: 2)','7: ENGAGE-CRISIS RISING','7: ENGAGE-DRAWING MONEY=&gt;1(Money drawn)','7: ENGAGE-DRAWING CARDS=&gt;('H', 7)(Card drawn: 1)','7: ENGAGE-DRAWING CARDS=&gt;('H', 3)(Card drawn: 2)','7: ENGAGE-DRAWING MONEY=&gt;1(Money drawn)','7: ENGAGE-DRAWING CARDS=&gt;('C', 13)(Card drawn: 1)','7: ENGAGE-DRAWING CARDS=&gt;('H', 3)(Card drawn: 2)','7: ENGAGE-CRISIS RISING','7: ENGAGE-DRAWING MONEY=&gt;1(Money drawn)','7: ENGAGE-DRAWING CARDS=&gt;('C', 9)(Card drawn: 1)','7: ENGAGE-DRAWING CARDS=&gt;('H', 2)(Card drawn: 2)','7: ENGAGE-DRAWING MONEY=&gt;1(Money drawn)','7: ENGAGE-DRAWING CARDS=&gt;('C', 2)(Card drawn: 1)','7: ENGAGE-DRAWING CARDS=&gt;('S', 10)(Card drawn: 2)','7: ACTIVATE-ATTEMPTING PROJECTS=&gt;None(Start project: type)','7: ACTIVATE-ATTEMPTING PROJECTS=&gt;(('H', 4), 'H', 1, "Base fix 'Economic Inequality' (LIVING STANDARDS) triggers crisis")(Skill for project)','7: ACTIVATE-ATTEMPTING PROJECTS=&gt;2(Consultant fees)','7: ACTIVATE-ATTEMPTING PROJECTS=&gt;12(Dice roll 2D6: skill check)','7: ACTIVATE-ATTEMPTING PROJECTS=&gt;1(Added a crisis chip)','7: ACTIVATE-ATTEMPTING PROJECTS=&gt;(('H', 1), 'H', 0, "Base fix 'Economic Inequality' (LIVING STANDARDS) triggers crisis")(Skill for project)','7: ACTIVATE-ATTEMPTING PROJECTS=&gt;6(Dice roll 2D6: skill check)','7: ACTIVATE-ATTEMPTING PROJECTS=&gt;(('H', 11), 'H', 1, "Improved fix 'Community Networks' (SOCIAL)")(Skill for project)','7: ACTIVATE-ATTEMPTING PROJECTS=&gt;12(Dice roll 2D6: skill check)','7: ACTIVATE-ATTEMPTING PROJECTS=&gt;1(Added a crisis chip)','7: ACTIVATE-ATTEMPTING PROJECTS=&gt;(('S', 11), 'S', 0, "Improved fix 'Polluting Industry' (INDUSTRIAL)")(Skill for project)','7: ACTIVATE-ATTEMPTING PROJECTS=&gt;7(Dice roll 2D6: skill check)','7: ACTIVATE-DOING RESEARCH=&gt;None(Start researching)','7: ACTIVATE-ATTEMPTING PROJECTS=&gt;(('H', 3), 'H', 2, "Improved fix 'Community Networks' (SOCIAL)")(Skill for project)','7: ACTIVATE-ATTEMPTING PROJECTS=&gt;1(Consultant fees)','7: ACTIVATE-ATTEMPTING PROJECTS=&gt;8(Dice roll 2D6: skill check)','7: ACTIVATE-ATTEMPTING PROJECTS=&gt;(('H', 7), 'H', 1, "Improved fix 'Community Networks' (SOCIAL)")(Skill for project)','7: ACTIVATE-ATTEMPTING PROJECTS=&gt;5(Dice roll 2D6: skill check)','7: ACTIVATE-ATTEMPTING PROJECTS=&gt;None(Skill for project)','7: ACTIVATE-DOING RESEARCH=&gt;None(Start researching)','7: ACTIVATE-ATTEMPTING PROJECTS=&gt;Remove-Tradeoff(Start project: type)','7: ACTIVATE-ATTEMPTING PROJECTS=&gt;ECONOMIC(Start project: fix category)','7: ACTIVATE-ATTEMPTING PROJECTS=&gt;Market Externalities(Start project: fix problem)','7: ACTIVATE-ATTEMPTING PROJECTS=&gt;Improved fix 'Market Externalities' (ECONOMIC)(Project started)','7: ACTIVATE-ATTEMPTING PROJECTS=&gt;(('H', 3), 'H', 2, "Base fix 'Economic Inequality' (LIVING STANDARDS) triggers crisis")(Skill for project)','7: ACTIVATE-ATTEMPTING PROJECTS=&gt;0(Consultant fees)','7: ACTIVATE-ATTEMPTING PROJECTS=&gt;9(Dice roll 2D6: skill check)','7: ACTIVATE-ATTEMPTING PROJECTS=&gt;(('C', 13), 'C', 1, "Improved fix 'Polluting Industry' (INDUSTRIAL)")(Skill for project)','7: ACTIVATE-ATTEMPTING PROJECTS=&gt;0(Consultant fees)','7: ACTIVATE-ATTEMPTING PROJECTS=&gt;6(Dice roll 2D6: skill check)','7: ACTIVATE-ATTEMPTING PROJECTS=&gt;None(Skill for project)','7: ACTIVATE-DOING RESEARCH=&gt;None(Start researching)','7: ACTIVATE-ATTEMPTING PROJECTS=&gt;None(Skill for project)','7: ACTIVATE-DOING RESEARCH=&gt;None(Start researching)','7: ACTIVATE-ATTEMPTING PROJECTS=&gt;(('C', 2), 'C', 1, "Base fix 'Economic Inequality' (LIVING STANDARDS) triggers crisis")(Skill for project)','7: ACTIVATE-ATTEMPTING PROJECTS=&gt;1(Consultant fees)','7: ACTIVATE-ATTEMPTING PROJECTS=&gt;8(Dice roll 2D6: skill check)','7: ACTIVATE-ATTEMPTING PROJECTS=&gt;None(Skill for project)','7: ACTIVATE-DOING RESEARCH=&gt;None(Start researching)','7: END-FINALIZING=&gt;Improved fix 'Market Externalities' (ECONOMIC)(Project abandoned)','7: END-CRISIS ROLLING=&gt;INDUSTRIAL(Crisis chip: full category)','7: END-CRISIS ROLLING=&gt;ECONOMIC(Crisis chip: full category)','7: END-CRISIS ROLLING=&gt;SOCIAL(Crisis chip: full category)','7: END-CRISIS ROLLING=&gt;4(Dice roll 1D6: crisis cat)','7: END-CRISIS ROLLING=&gt;CLASS(Category for crisis)','7: END-CRISIS ROLLING=&gt;6(Dice roll 1D6: node in CLASS)','7: END-CRISIS ROLLING=&gt;4(Dice roll 1D6: node in CLASS)','7: END-CRISIS ROLLING=&gt;Food Shortage(Problem for crisis)','7: END-CRISIS ROLLING=&gt;8(Dice roll 2D6: crisis roll for Food Shortage)','7: END-CRISIS ROLLING=&gt;8(Crisis roll for node "Food Shortage")','7: END-CRISIS ROLLING=&gt;Food Shortage(Now in crisis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1(Dice roll 1D6: node in ENVIRONMENTAL)','7: END-CRISIS ROLLING=&gt;Chemical Pollution(Problem for crisis)','7: END-CRISIS ROLLING=&gt;9(Dice roll 2D6: crisis roll for Chemical Pollution)','7: END-CRISIS ROLLING=&gt;9(Crisis roll for node "Chemical Pollution")','7: END-CRISIS ROLLING=&gt;10(Dice roll 2D6: crisis roll for Chemical Pollution)','7: END-CRISIS ROLLING=&gt;10(Crisis roll for node "Chemical Pollution")','7: END-CRISIS ROLLING=&gt;10(Dice roll 2D6: crisis roll for Chemical Pollution)','7: END-CRISIS ROLLING=&gt;10(Crisis roll for node "Chemical Pollution")','7: END-CRISIS ROLLING=&gt;Chemical Pollution(Crisis averted)','8: ENGAGE-DRAWING MONEY=&gt;1(Money drawn)','8: ENGAGE-DRAWING CARDS=&gt;('C', 1)(Card drawn: 1)','8: ENGAGE-DRAWING CARDS=&gt;('H', 9)(Card drawn: 2)','8: ENGAGE-CRISIS RISING','8: ENGAGE-DRAWING MONEY=&gt;1(Money drawn)','8: ENGAGE-DRAWING CARDS=&gt;('S', 13)(Card drawn: 1)','8: ENGAGE-DRAWING CARDS=&gt;('C', 4)(Card drawn: 2)','8: ENGAGE-DRAWING MONEY=&gt;1(Money drawn)','8: ENGAGE-DRAWING CARDS=&gt;('S', 6)(Card drawn: 1)','8: ENGAGE-DRAWING CARDS=&gt;('H', 11)(Card drawn: 2)','8: ENGAGE-CRISIS RISING','8: ENGAGE-DRAWING MONEY=&gt;1(Money drawn)','8: ENGAGE-DRAWING CARDS=&gt;('H', 8)(Card drawn: 1)','8: ENGAGE-DRAWING CARDS=&gt;('D', 10)(Card drawn: 2)','8: ENGAGE-DRAWING MONEY=&gt;1(Money drawn)','8: ENGAGE-DRAWING CARDS=&gt;('H', 6)(Card drawn: 1)','8: ENGAGE-DRAWING CARDS=&gt;('H', 6)(Card drawn: 2)','8: ACTIVATE-ATTEMPTING PROJECTS=&gt;Base(Start project: type)','8: ACTIVATE-ATTEMPTING PROJECTS=&gt;CLASS(Start project: fix category)','8: ACTIVATE-ATTEMPTING PROJECTS=&gt;Clean Water Shortage(Start project: fix problem)','8: ACTIVATE-ATTEMPTING PROJECTS=&gt;Base fix 'Clean Water Shortage' (CLASS) triggers crisis(Project started)','8: ACTIVATE-ATTEMPTING PROJECTS=&gt;(('H', 9), 'H', 1, "Improved fix 'Community Networks' (SOCIAL)")(Skill for project)','8: ACTIVATE-ATTEMPTING PROJECTS=&gt;0(Consultant fees)','8: ACTIVATE-ATTEMPTING PROJECTS=&gt;9(Dice roll 2D6: skill check)','8: ACTIVATE-ATTEMPTING PROJECTS=&gt;None(Skill for project)','8: ACTIVATE-DOING RESEARCH=&gt;None(Start researching)','8: ACTIVATE-ATTEMPTING PROJECTS=&gt;(('S', 13), 'S', 1, "Improved fix 'Polluting Industry' (INDUSTRIAL)")(Skill for project)','8: ACTIVATE-ATTEMPTING PROJECTS=&gt;0(Consultant fees)','8: ACTIVATE-ATTEMPTING PROJECTS=&gt;3(Dice roll 2D6: skill check)','8: ACTIVATE-ATTEMPTING PROJECTS=&gt;(('C', 4), 'C', 1, "Improved fix 'Polluting Industry' (INDUSTRIAL)")(Skill for project)','8: ACTIVATE-ATTEMPTING PROJECTS=&gt;0(Consultant fees)','8: ACTIVATE-ATTEMPTING PROJECTS=&gt;4(Dice roll 2D6: skill check)','8: ACTIVATE-ATTEMPTING PROJECTS=&gt;(('C', 11), 'C', 0, "Improved fix 'Polluting Industry' (INDUSTRIAL)")(Skill for project)','8: ACTIVATE-ATTEMPTING PROJECTS=&gt;0(Consultant fees)','8: ACTIVATE-ATTEMPTING PROJECTS=&gt;9(Dice roll 2D6: skill check)','8: ACTIVATE-DOING RESEARCH=&gt;None(Start researching)','8: ACTIVATE-ATTEMPTING PROJECTS=&gt;Remove-Tradeoff(Start project: type)','8: ACTIVATE-ATTEMPTING PROJECTS=&gt;CLASS(Start project: fix category)','8: ACTIVATE-ATTEMPTING PROJECTS=&gt;Food Shortage(Start project: fix problem)','8: ACTIVATE-ATTEMPTING PROJECTS=&gt;Improved fix 'Food Shortage' (CLASS)(Project started)','8: ACTIVATE-ATTEMPTING PROJECTS=&gt;(('C', 10), 'C', 0, "Base fix 'Economic Inequality' (LIVING STANDARDS) triggers crisis")(Skill for project)','8: ACTIVATE-ATTEMPTING PROJECTS=&gt;0(Consultant fees)','8: ACTIVATE-ATTEMPTING PROJECTS=&gt;7(Dice roll 2D6: skill check)','8: ACTIVATE-ATTEMPTING PROJECTS=&gt;(('S', 6), 'S', 0, "Improved fix 'Polluting Industry' (INDUSTRIAL)")(Skill for project)','8: ACTIVATE-ATTEMPTING PROJECTS=&gt;1(Consultant fees)','8: ACTIVATE-ATTEMPTING PROJECTS=&gt;7(Dice roll 2D6: skill check)','8: ACTIVATE-ATTEMPTING PROJECTS=&gt;(('H', 11), 'H', 0, "Improved fix 'Food Shortage' (CLASS)")(Skill for project)','8: ACTIVATE-ATTEMPTING PROJECTS=&gt;1(Consultant fees)','8: ACTIVATE-ATTEMPTING PROJECTS=&gt;5(Dice roll 2D6: skill check)','8: ACTIVATE-DOING RESEARCH=&gt;None(Start researching)','8: ACTIVATE-ATTEMPTING PROJECTS=&gt;(('C', 9), 'C', 1, "Improved fix 'Polluting Industry' (INDUSTRIAL)")(Skill for project)','8: ACTIVATE-ATTEMPTING PROJECTS=&gt;1(Consultant fees)','8: ACTIVATE-ATTEMPTING PROJECTS=&gt;3(Dice roll 2D6: skill check)','8: ACTIVATE-ATTEMPTING PROJECTS=&gt;(('D', 10), 'D', 3, "Improved fix 'Community Networks' (SOCIAL)")(Skill for project)','8: ACTIVATE-ATTEMPTING PROJECTS=&gt;0(Consultant fees)','8: ACTIVATE-ATTEMPTING PROJECTS=&gt;9(Dice roll 2D6: skill check)','8: ACTIVATE-ATTEMPTING PROJECTS=&gt;(('H', 2), 'H', 1, "Base fix 'Economic Inequality' (LIVING STANDARDS) triggers crisis")(Skill for project)','8: ACTIVATE-ATTEMPTING PROJECTS=&gt;2(Consultant fees)','8: ACTIVATE-ATTEMPTING PROJECTS=&gt;7(Dice roll 2D6: skill check)','8: ACTIVATE-ATTEMPTING PROJECTS=&gt;(('D', 11), 'D', 0, "Improved fix 'Community Networks' (SOCIAL)")(Skill for project)','8: ACTIVATE-ATTEMPTING PROJECTS=&gt;6(Dice roll 2D6: skill check)','8: ACTIVATE-ATTEMPTING PROJECTS=&gt;(('H', 8), 'H', 0, "Improved fix 'Community Networks' (SOCIAL)")(Skill for project)','8: ACTIVATE-ATTEMPTING PROJECTS=&gt;5(Dice roll 2D6: skill check)','8: ACTIVATE-DOING RESEARCH=&gt;None(Start researching)','8: ACTIVATE-ATTEMPTING PROJECTS=&gt;(('H', 6), 'H', 2, "Base fix 'Economic Inequality' (LIVING STANDARDS) triggers crisis")(Skill for project)','8: ACTIVATE-ATTEMPTING PROJECTS=&gt;0(Consultant fees)','8: ACTIVATE-ATTEMPTING PROJECTS=&gt;5(Dice roll 2D6: skill check)','8: ACTIVATE-ATTEMPTING PROJECTS=&gt;(('S', 11), 'S', 0, "Improved fix 'Polluting Industry' (INDUSTRIAL)")(Skill for project)','8: ACTIVATE-ATTEMPTING PROJECTS=&gt;1(Consultant fees)','8: ACTIVATE-ATTEMPTING PROJECTS=&gt;5(Dice roll 2D6: skill check)','8: ACTIVATE-ATTEMPTING PROJECTS=&gt;None(Skill for project)','8: ACTIVATE-DOING RESEARCH=&gt;None(Start researching)','8: END-FINALIZING=&gt;Base fix 'Clean Water Shortage' (CLASS) triggers crisis(Project abandoned)','8: END-CRISIS ROLLING=&gt;INDUSTRIAL(Crisis chip: full category)','8: END-CRISIS ROLLING=&gt;ECONOMIC(Crisis chip: full category)','8: END-CRISIS ROLLING=&gt;SOCIAL(Crisis chip: full category)','8: END-CRISIS ROLLING=&gt;5(Dice roll 1D6: crisis cat)','8: END-CRISIS ROLLING=&gt;ENVIRONMENTAL(Category for crisis)','8: END-CRISIS ROLLING=&gt;3(Dice roll 1D6: node in ENVIRONMENTAL)','8: END-CRISIS ROLLING=&gt;Freshwater Depletion(Problem for crisis)','8: END-CRISIS ROLLING=&gt;11(Dice roll 2D6: crisis roll for Freshwater Depletion)','8: END-CRISIS ROLLING=&gt;11(Crisis roll for node "Freshwater Depletion")','8: END-CRISIS ROLLING=&gt;10(Dice roll 2D6: crisis roll for Freshwater Depletion)','8: END-CRISIS ROLLING=&gt;10(Crisis roll for node "Freshwater Depletion")','8: END-CRISIS ROLLING=&gt;Freshwater Depletion(Crisis averted)','9: ENGAGE-DRAWING MONEY=&gt;1(Money drawn)','9: ENGAGE-DRAWING CARDS=&gt;('S', 9)(Card drawn: 1)','9: ENGAGE-DRAWING CARDS=&gt;('C', 11)(Card drawn: 2)','9: ENGAGE-CRISIS RISING','9: ENGAGE-DRAWING MONEY=&gt;1(Money drawn)','9: ENGAGE-DRAWING CARDS=&gt;('C', 14)(Card drawn: 1)','9: ENGAGE-DRAWING CARDS=&gt;('H', 5)(Card drawn: 2)','9: ENGAGE-DRAWING MONEY=&gt;1(Money drawn)','9: ENGAGE-DRAWING CARDS=&gt;('S', 12)(Card drawn: 1)','9: ENGAGE-DRAWING CARDS=&gt;('H', 5)(Card drawn: 2)','9: ENGAGE-CRISIS RISING','9: ENGAGE-DRAWING MONEY=&gt;1(Money drawn)','9: ENGAGE-DRAWING CARDS=&gt;('S', 14)(Card drawn: 1)','9: ENGAGE-DRAWING CARDS=&gt;('D', 9)(Card drawn: 2)','9: ENGAGE-DRAWING MONEY=&gt;1(Money drawn)','9: ENGAGE-DRAWING CARDS=&gt;('C', 10)(Card drawn: 1)','9: ENGAGE-DRAWING CARDS=&gt;('S', 7)(Card drawn: 2)','9: ACTIVATE-ATTEMPTING PROJECTS=&gt;None(Start project: type)','9: ACTIVATE-ATTEMPTING PROJECTS=&gt;(('C', 1), 'C', 0, "Improved fix 'Polluting Industry' (INDUSTRIAL)")(Skill for project)','9: ACTIVATE-ATTEMPTING PROJECTS=&gt;1(Consultant fees)','9: ACTIVATE-ATTEMPTING PROJECTS=&gt;7(Dice roll 2D6: skill check)','9: ACTIVATE-ATTEMPTING PROJECTS=&gt;(('C', 11), 'C', 1, "Base fix 'Economic Inequality' (LIVING STANDARDS) triggers crisis")(Skill for project)','9: ACTIVATE-ATTEMPTING PROJECTS=&gt;0(Consultant fees)','9: ACTIVATE-ATTEMPTING PROJECTS=&gt;4(Dice roll 2D6: skill check)','9: ACTIVATE-ATTEMPTING PROJECTS=&gt;(('S', 9), 'S', 0, "Improved fix 'Food Shortage' (CLASS)")(Skill for project)','9: ACTIVATE-ATTEMPTING PROJECTS=&gt;0(Consultant fees)','9: ACTIVATE-ATTEMPTING PROJECTS=&gt;10(Dice roll 2D6: skill check)','9: ACTIVATE-DOING RESEARCH=&gt;None(Start researching)','9: ACTIVATE-ATTEMPTING PROJECTS=&gt;(('C', 14), 'S', 0, "Improved fix 'Polluting Industry' (INDUSTRIAL)")(Skill for project)','9: ACTIVATE-ATTEMPTING PROJECTS=&gt;(('H', 5), 'H', 0, "Improved fix 'Community Networks' (SOCIAL)")(Skill for project)','9: ACTIVATE-ATTEMPTING PROJECTS=&gt;0(Consultant fees)','9: ACTIVATE-ATTEMPTING PROJECTS=&gt;6(Dice roll 2D6: skill check)','9: ACTIVATE-DOING RESEARCH=&gt;None(Start researching)','9: ACTIVATE-ATTEMPTING PROJECTS=&gt;(('H', 5), 'H', 1, "Base fix 'Economic Inequality' (LIVING STANDARDS) triggers crisis")(Skill for project)','9: ACTIVATE-ATTEMPTING PROJECTS=&gt;2(Consultant fees)','9: ACTIVATE-ATTEMPTING PROJECTS=&gt;7(Dice roll 2D6: skill check)','9: ACTIVATE-ATTEMPTING PROJECTS=&gt;(('S', 12), 'S', 0, "Improved fix 'Polluting Industry' (INDUSTRIAL)")(Skill for project)','9: ACTIVATE-ATTEMPTING PROJECTS=&gt;7(Dice roll 2D6: skill check)','9: ACTIVATE-DOING RESEARCH=&gt;None(Start researching)','9: ACTIVATE-ATTEMPTING PROJECTS=&gt;(('S', 14), 'C', 0, "Improved fix 'Polluting Industry' (INDUSTRIAL)")(Skill for project)','9: ACTIVATE-ATTEMPTING PROJECTS=&gt;None(Skill for project)','9: ACTIVATE-DOING RESEARCH=&gt;None(Start researching)','9: ACTIVATE-ATTEMPTING PROJECTS=&gt;(('H', 6), 'H', 1, "Improved fix 'Community Networks' (SOCIAL)")(Skill for project)','9: ACTIVATE-ATTEMPTING PROJECTS=&gt;3(Consultant fees)','9: ACTIVATE-ATTEMPTING PROJECTS=&gt;9(Dice roll 2D6: skill check)','9: ACTIVATE-ATTEMPTING PROJECTS=&gt;None(Skill for project)','9: ACTIVATE-DOING RESEARCH=&gt;None(Start researching)','10: END-FINALIZING=&gt;Improved fix 'Polluting Industry' (INDUSTRIAL)(Project overskilled for "('C', 14)")','10: END-FINALIZING=&gt;Improved fix 'Polluting Industry' (INDUSTRIAL)(Project overskilled for "('S', 14)")','10: END-CRISIS ROLLING=&gt;INDUSTRIAL(Crisis chip: full category)','10: END-CRISIS ROLLING=&gt;ECONOMIC(Crisis chip: full category)','10: END-CRISIS ROLLING=&gt;SOCIAL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2(Dice roll 1D6: node in ENVIRONMENTAL)','10: END-CRISIS ROLLING=&gt;Climate Change(Problem for crisis)','10: END-CRISIS ROLLING=&gt;5(Dice roll 2D6: crisis roll for Climate Change)','10: END-CRISIS ROLLING=&gt;5(Crisis roll for node "Climate Change")','10: END-CRISIS ROLLING=&gt;Climate Change(Now in crisis)','10: END-CRISIS ROLLING=&gt;4(Dice roll 1D6: crisis cat)','10: END-CRISIS ROLLING=&gt;CLASS(Category for crisis)','10: END-CRISIS ROLLING=&gt;3(Dice roll 1D6: node in CLASS)','10: END-CRISIS ROLLING=&gt;Clean Water Shortage(Problem for crisis)','10: END-CRISIS ROLLING=&gt;4(Dice roll 2D6: crisis roll for Clean Water Shortage)','10: END-CRISIS ROLLING=&gt;4(Crisis roll for node "Clean Water Shortage")','10: END-CRISIS ROLLING=&gt;Biodiversity Loss(Now in crisis (cascaded from: Clean Water Shortage))','10: ENGAGE-DRAWING MONEY=&gt;1(Money drawn)','10: ENGAGE-DRAWING CARDS=&gt;('C', 14)(Card drawn: 1)','10: ENGAGE-DRAWING CARDS=&gt;('C', 1)(Card drawn: 2)','10: ENGAGE-CRISIS RISING','10: ENGAGE-DRAWING MONEY=&gt;1(Money drawn)','10: ENGAGE-DRAWING CARDS=&gt;('H', 10)(Card drawn: 1)','10: ENGAGE-DRAWING CARDS=&gt;('C', 5)(Card drawn: 2)','10: ENGAGE-DRAWING MONEY=&gt;1(Money drawn)','10: ENGAGE-DRAWING CARDS=&gt;('C', 11)(Card drawn: 1)','10: ENGAGE-DRAWING CARDS=&gt;('H', 10)(Card drawn: 2)','10: ENGAGE-CRISIS RISING','10: ENGAGE-DRAWING MONEY=&gt;1(Money drawn)','10: ENGAGE-DRAWING CARDS=&gt;('C', 4)(Card drawn: 1)','10: ENGAGE-DRAWING CARDS=&gt;('D', 11)(Card drawn: 2)','10: ENGAGE-DRAWING MONEY=&gt;1(Money drawn)','10: ENGAGE-DRAWING CARDS=&gt;('D', 4)(Card drawn: 1)','10: ENGAGE-DRAWING CARDS=&gt;('H', 12)(Card drawn: 2)','10: ACTIVATE-ATTEMPTING PROJECTS=&gt;Remove-Tradeoff(Start project: type)','10: ACTIVATE-ATTEMPTING PROJECTS=&gt;ECONOMIC(Start project: fix category)','10: ACTIVATE-ATTEMPTING PROJECTS=&gt;Inefficiency(Start project: fix problem)','10: ACTIVATE-ATTEMPTING PROJECTS=&gt;Improved fix 'Inefficiency' (ECONOMIC)(Project started)','10: ACTIVATE-ATTEMPTING PROJECTS=&gt;(('C', 1), 'C', 1, "Base fix 'Economic Inequality' (LIVING STANDARDS) triggers crisis")(Skill for project)','10: ACTIVATE-ATTEMPTING PROJECTS=&gt;1(Consultant fees)','10: ACTIVATE-ATTEMPTING PROJECTS=&gt;10(Dice roll 2D6: skill check)','10: ACTIVATE-ATTEMPTING PROJECTS=&gt;(('C', 14), 'C', 0, "Base fix 'Economic Inequality' (LIVING STANDARDS) triggers crisis")(Skill for project)','10: ACTIVATE-DOING RESEARCH=&gt;None(Start researching)','10: ACTIVATE-ATTEMPTING PROJECTS=&gt;None(Skill for project)','10: ACTIVATE-DOING RESEARCH=&gt;None(Start researching)','10: ACTIVATE-ATTEMPTING PROJECTS=&gt;(('H', 10), 'H', 1, "Improved fix 'Community Networks' (SOCIAL)")(Skill for project)','10: ACTIVATE-ATTEMPTING PROJECTS=&gt;0(Consultant fees)','10: ACTIVATE-ATTEMPTING PROJECTS=&gt;7(Dice roll 2D6: skill check)','10: ACTIVATE-ATTEMPTING PROJECTS=&gt;None(Skill for project)','10: ACTIVATE-DOING RESEARCH=&gt;None(Start researching)','10: ACTIVATE-ATTEMPTING PROJECTS=&gt;(('C', 4), 'C', 1, "Improved fix 'Polluting Industry' (INDUSTRIAL)")(Skill for project)','10: ACTIVATE-ATTEMPTING PROJECTS=&gt;0(Consultant fees)','10: ACTIVATE-ATTEMPTING PROJECTS=&gt;5(Dice roll 2D6: skill check)','10: ACTIVATE-ATTEMPTING PROJECTS=&gt;(('D', 11), 'D', 1, "Improved fix 'Community Networks' (SOCIAL)")(Skill for project)','10: ACTIVATE-ATTEMPTING PROJECTS=&gt;0(Consultant fees)','10: ACTIVATE-ATTEMPTING PROJECTS=&gt;7(Dice roll 2D6: skill check)','10: ACTIVATE-ATTEMPTING PROJECTS=&gt;None(Skill for project)','10: ACTIVATE-DOING RESEARCH=&gt;None(Start researching)','10: ACTIVATE-ATTEMPTING PROJECTS=&gt;(('H', 12), 'H', 4, "Improved fix 'Food Shortage' (CLASS)")(Skill for project)','10: ACTIVATE-ATTEMPTING PROJECTS=&gt;0(Consultant fees)','10: ACTIVATE-ATTEMPTING PROJECTS=&gt;4(Dice roll 2D6: skill check)','10: ACTIVATE-ATTEMPTING PROJECTS=&gt;(('C', 10), 'C', 1, "Improved fix 'Polluting Industry' (INDUSTRIAL)")(Skill for project)','10: ACTIVATE-ATTEMPTING PROJECTS=&gt;0(Consultant fees)','10: ACTIVATE-ATTEMPTING PROJECTS=&gt;8(Dice roll 2D6: skill check)','10: ACTIVATE-ATTEMPTING PROJECTS=&gt;(('S', 7), 'S', 1, "Improved fix 'Polluting Industry' (INDUSTRIAL)")(Skill for project)','10: ACTIVATE-ATTEMPTING PROJECTS=&gt;0(Consultant fees)','10: ACTIVATE-ATTEMPTING PROJECTS=&gt;8(Dice roll 2D6: skill check)','10: ACTIVATE-ATTEMPTING PROJECTS=&gt;(('D', 4), 'D', 1, "Improved fix 'Community Networks' (SOCIAL)")(Skill for project)','10: ACTIVATE-ATTEMPTING PROJECTS=&gt;0(Consultant fees)','10: ACTIVATE-ATTEMPTING PROJECTS=&gt;4(Dice roll 2D6: skill check)','10: ACTIVATE-ATTEMPTING PROJECTS=&gt;(('S', 10), 'S', 0, "Improved fix 'Food Shortage' (CLASS)")(Skill for project)','10: ACTIVATE-ATTEMPTING PROJECTS=&gt;1(Consultant fees)','10: ACTIVATE-ATTEMPTING PROJECTS=&gt;5(Dice roll 2D6: skill check)','10: ACTIVATE-DOING RESEARCH=&gt;None(Start researching)','10: END-FINALIZING=&gt;Improved fix 'Inefficiency' (ECONOMIC)(Project abandoned)','10: END-FINALIZING=&gt;Base fix 'Economic Inequality' (LIVING STANDARDS) triggers crisis(Project overskilled for "('C', 14)")','10: END-CRISIS ROLLING=&gt;INDUSTRIAL(Crisis chip: full category)','10: END-CRISIS ROLLING=&gt;ECONOMIC(Crisis chip: full category)','10: END-CRISIS ROLLING=&gt;SOCIAL(Crisis chip: full category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1(Dice roll 1D6: node in ENVIRONMENTAL)','10: END-CRISIS ROLLING=&gt;Chemical Pollution(Problem for crisis)','10: END-CRISIS ROLLING=&gt;5(Dice roll 2D6: crisis roll for Chemical Pollution)','10: END-CRISIS ROLLING=&gt;5(Crisis roll for node "Chemical Pollution")','10: END-CRISIS ROLLING=&gt;Freshwater Depletion(Now in crisis (cascaded from: Chemical Pollution))','10: END-CRISIS ROLLING=&gt;4(Dice roll 1D6: crisis cat)','10: END-CRISIS ROLLING=&gt;CLASS(Category for crisis)','10: END-CRISIS ROLLING=&gt;4(Dice roll 1D6: node in CLASS)','10: END-CRISIS ROLLING=&gt;Food Shortage(Crisis chip: overwhelmed problem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6(Dice roll 1D6: crisis cat)','10: END-CRISIS ROLLING=&gt;LIVING STANDARDS(Category for crisis)','10: END-CRISIS ROLLING=&gt;1(Dice roll 1D6: node in LIVING STANDARDS)','10: END-CRISIS ROLLING=&gt;Discrimination(Problem for crisis)','10: END-CRISIS ROLLING=&gt;7(Dice roll 2D6: crisis roll for Discrimination)','10: END-CRISIS ROLLING=&gt;7(Crisis roll for node "Discrimination")','10: END-CRISIS ROLLING=&gt;Discrimination(Now in crisis)','11: ENGAGE-DRAWING MONEY=&gt;1(Money drawn)','11: ENGAGE-DRAWING CARDS=&gt;('C', 13)(Card drawn: 1)','11: ENGAGE-DRAWING CARDS=&gt;('C', 13)(Card drawn: 2)','11: ENGAGE-CRISIS RISING','11: ENGAGE-DRAWING MONEY=&gt;1(Money drawn)','11: ENGAGE-DRAWING CARDS=&gt;('C', 8)(Card drawn: 1)','11: ENGAGE-DRAWING CARDS=&gt;('C', 11)(Card drawn: 2)','11: ENGAGE-DRAWING MONEY=&gt;1(Money drawn)','11: ENGAGE-DRAWING CARDS=&gt;('D', 8)(Card drawn: 1)','11: ENGAGE-DRAWING CARDS=&gt;('D', 13)(Card drawn: 2)','11: ENGAGE-CRISIS RISING','11: ENGAGE-DRAWING MONEY=&gt;1(Money drawn)','11: ENGAGE-DRAWING CARDS=&gt;('H', 4)(Card drawn: 1)','11: ENGAGE-DRAWING CARDS=&gt;('H', 12)(Card drawn: 2)','11: ENGAGE-DRAWING MONEY=&gt;1(Money drawn)','11: ENGAGE-DRAWING CARDS=&gt;('D', 7)(Card drawn: 1)','11: ENGAGE-DRAWING CARDS=&gt;('S', 1)(Card drawn: 2)','11: ACTIVATE-ATTEMPTING PROJECTS=&gt;None(Start project: type)','11: ACTIVATE-ATTEMPTING PROJECTS=&gt;(('C', 13), 'C', 0, "Base fix 'Economic Inequality' (LIVING STANDARDS) triggers crisis")(Skill for project)','11: ACTIVATE-ATTEMPTING PROJECTS=&gt;0(Consultant fees)','11: ACTIVATE-ATTEMPTING PROJECTS=&gt;7(Dice roll 2D6: skill check)','11: ACTIVATE-ATTEMPTING PROJECTS=&gt;(('C', 13), 'C', 0, "Improved fix 'Polluting Industry' (INDUSTRIAL)")(Skill for project)','11: ACTIVATE-ATTEMPTING PROJECTS=&gt;0(Consultant fees)','11: ACTIVATE-ATTEMPTING PROJECTS=&gt;5(Dice roll 2D6: skill check)','11: ACTIVATE-DOING RESEARCH=&gt;None(Start researching)','11: ACTIVATE-ATTEMPTING PROJECTS=&gt;(('C', 5), 'C', 1, "Improved fix 'Polluting Industry' (INDUSTRIAL)")(Skill for project)','11: ACTIVATE-ATTEMPTING PROJECTS=&gt;2(Consultant fees)','11: ACTIVATE-ATTEMPTING PROJECTS=&gt;8(Dice roll 2D6: skill check)','11: ACTIVATE-ATTEMPTING PROJECTS=&gt;(('C', 8), 'C', 1, "Base fix 'Economic Inequality' (LIVING STANDARDS) triggers crisis")(Skill for project)','11: ACTIVATE-ATTEMPTING PROJECTS=&gt;0(Consultant fees)','11: ACTIVATE-ATTEMPTING PROJECTS=&gt;7(Dice roll 2D6: skill check)','11: ACTIVATE-ATTEMPTING PROJECTS=&gt;(('H', 10), 'H', 0, "Improved fix 'Community Networks' (SOCIAL)")(Skill for project)','11: ACTIVATE-ATTEMPTING PROJECTS=&gt;0(Consultant fees)','11: ACTIVATE-ATTEMPTING PROJECTS=&gt;2(Dice roll 2D6: skill check)','11: ACTIVATE-ATTEMPTING PROJECTS=&gt;(('C', 11), 'C', 0, "Improved fix 'Polluting Industry' (INDUSTRIAL)")(Skill for project)','11: ACTIVATE-ATTEMPTING PROJECTS=&gt;0(Consultant fees)','11: ACTIVATE-ATTEMPTING PROJECTS=&gt;7(Dice roll 2D6: skill check)','11: ACTIVATE-DOING RESEARCH=&gt;None(Start researching)','11: ACTIVATE-ATTEMPTING PROJECTS=&gt;(('C', 11), 'C', 0, "Base fix 'Economic Inequality' (LIVING STANDARDS) triggers crisis")(Skill for project)','11: ACTIVATE-ATTEMPTING PROJECTS=&gt;1(Consultant fees)','11: ACTIVATE-ATTEMPTING PROJECTS=&gt;7(Dice roll 2D6: skill check)','11: ACTIVATE-ATTEMPTING PROJECTS=&gt;(('D', 8), 'D', 0, "Improved fix 'Community Networks' (SOCIAL)")(Skill for project)','11: ACTIVATE-ATTEMPTING PROJECTS=&gt;1(Consultant fees)','11: ACTIVATE-ATTEMPTING PROJECTS=&gt;3(Dice roll 2D6: skill check)','11: ACTIVATE-ATTEMPTING PROJECTS=&gt;None(Skill for project)','11: ACTIVATE-DOING RESEARCH=&gt;None(Start researching)','11: ACTIVATE-ATTEMPTING PROJECTS=&gt;(('H', 12), 'H', 2, "Improved fix 'Food Shortage' (CLASS)")(Skill for project)','11: ACTIVATE-ATTEMPTING PROJECTS=&gt;1(Consultant fees)','11: ACTIVATE-ATTEMPTING PROJECTS=&gt;8(Dice roll 2D6: skill check)','11: ACTIVATE-ATTEMPTING PROJECTS=&gt;(('H', 4), 'H', 1, "Base fix 'Economic Inequality' (LIVING STANDARDS) triggers crisis")(Skill for project)','11: ACTIVATE-ATTEMPTING PROJECTS=&gt;1(Consultant fees)','11: ACTIVATE-ATTEMPTING PROJECTS=&gt;6(Dice roll 2D6: skill check)','11: ACTIVATE-ATTEMPTING PROJECTS=&gt;(('D', 9), 'D', 0, "Improved fix 'Community Networks' (SOCIAL)")(Skill for project)','11: ACTIVATE-ATTEMPTING PROJECTS=&gt;0(Consultant fees)','11: ACTIVATE-ATTEMPTING PROJECTS=&gt;4(Dice roll 2D6: skill check)','11: ACTIVATE-DOING RESEARCH=&gt;None(Start researching)','11: ACTIVATE-ATTEMPTING PROJECTS=&gt;(('S', 1), 'S', 1, "Improved fix 'Polluting Industry' (INDUSTRIAL)")(Skill for project)','11: ACTIVATE-ATTEMPTING PROJECTS=&gt;1(Consultant fees)','11: ACTIVATE-ATTEMPTING PROJECTS=&gt;5(Dice roll 2D6: skill check)','11: ACTIVATE-ATTEMPTING PROJECTS=&gt;(('D', 7), 'D', 0, "Improved fix 'Community Networks' (SOCIAL)")(Skill for project)','11: ACTIVATE-ATTEMPTING PROJECTS=&gt;9(Dice roll 2D6: skill check)','11: ACTIVATE-DOING RESEARCH=&gt;None(Start researching)','11: END-CRISIS ROLLING=&gt;INDUSTRIAL(Crisis chip: full category)','11: END-CRISIS ROLLING=&gt;ECONOMIC(Crisis chip: full category)','11: END-CRISIS ROLLING=&gt;SOCIAL(Crisis chip: full category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2(Dice roll 1D6: crisis cat)','11: END-CRISIS ROLLING=&gt;ECONOMIC(Category for crisis)','11: END-CRISIS ROLLING=&gt;ECONOMIC(Crisis chip: full category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1(Dice roll 1D6: crisis cat)','11: END-CRISIS ROLLING=&gt;INDUSTRIAL(Category for crisis)','11: END-CRISIS ROLLING=&gt;INDUSTRIAL(Crisis chip: full category)','11: END-CRISIS ROLLING=&gt;5(Dice roll 1D6: crisis cat)','11: END-CRISIS ROLLING=&gt;ENVIRONMENTAL(Category for crisis)','11: END-CRISIS ROLLING=&gt;3(Dice roll 1D6: node in ENVIRONMENTAL)','11: END-CRISIS ROLLING=&gt;Freshwater Depletion(Problem for crisis)','11: END-CRISIS ROLLING=&gt;5(Dice roll 2D6: crisis roll for Freshwater Depletion)','11: END-CRISIS ROLLING=&gt;5(Crisis roll for node "Freshwater Depletion")','11: END-CRISIS ROLLING=&gt;Energy Shortage(Now in crisis (cascaded from: Freshwater Depletion)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5(Dice roll 1D6: crisis cat)','11: END-CRISIS ROLLING=&gt;ENVIRONMENTAL(Category for crisis)','11: END-CRISIS ROLLING=&gt;2(Dice roll 1D6: node in ENVIRONMENTAL)','11: END-CRISIS ROLLING=&gt;Climate Change(Crisis chip: overwhelmed problem)','11: END-CRISIS ROLLING=&gt;4(Dice roll 1D6: crisis cat)','11: END-CRISIS ROLLING=&gt;CLASS(Category for crisis)','11: END-CRISIS ROLLING=&gt;CLASS(Crisis chip: full category)','11: END-CRISIS ROLLING=&gt;3(Dice roll 1D6: crisis cat)','11: END-CRISIS ROLLING=&gt;SOCIAL(Category for crisis)','11: END-CRISIS ROLLING=&gt;SOCIAL(Crisis chip: full category)','11: END-CRISIS ROLLING=&gt;3(Dice roll 1D6: crisis cat)','11: END-CRISIS ROLLING=&gt;SOCIAL(Category for crisis)','11: END-CRISIS ROLLING=&gt;SOCIAL(Crisis chip: full category)','11: END-CRISIS ROLLING=&gt;5(Dice roll 1D6: crisis cat)','11: END-CRISIS ROLLING=&gt;ENVIRONMENTAL(Category for crisis)','11: END-CRISIS ROLLING=&gt;2(Dice roll 1D6: node in ENVIRONMENTAL)','11: END-CRISIS ROLLING=&gt;Climate Change(Crisis chip: overwhelmed problem)','11: END-CRISIS ROLLING=&gt;1(Dice roll 1D6: crisis cat)','11: END-CRISIS ROLLING=&gt;INDUSTRIAL(Category for crisis)','11: END-CRISIS ROLLING=&gt;INDUSTRIAL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3(Dice roll 1D6: node in ENVIRONMENTAL)','11: END-CRISIS ROLLING=&gt;Freshwater Depletion(Crisis chip: overwhelmed problem)','11: END-CRISIS ROLLING=&gt;6(Dice roll 1D6: crisis cat)','11: END-CRISIS ROLLING=&gt;LIVING STANDARDS(Category for crisis)','11: END-CRISIS ROLLING=&gt;LIVING STANDARDS(Crisis chip: full category)','11: END-CRISIS ROLLING=&gt;5(Dice roll 1D6: crisis cat)','11: END-CRISIS ROLLING=&gt;ENVIRONMENTAL(Category for crisis)','11: END-CRISIS ROLLING=&gt;5(Dice roll 1D6: node in ENVIRONMENTAL)','11: END-CRISIS ROLLING=&gt;Ocean Degradation(Problem for crisis)','11: END-CRISIS ROLLING=&gt;7(Dice roll 2D6: crisis roll for Ocean Degradation)','11: END-CRISIS ROLLING=&gt;7(Crisis roll for node "Ocean Degradation")','11: END-CRISIS ROLLING=&gt;Ocean Degradation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4, 16, 19, 21, 22, 24, 24, 25, 27]}</text:p>
          </table:table-cell>
          <table:table-cell table:style-name="Gnumeric-default" office:value-type="string">
            <text:p>{'abandoned-project': [[], [], [], [], [], [], [], [], [], [], [], [True, True, True], [], [], [], [], [], [], [], [], [], [], [], [], [], [], [], [True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True], [], [], [], [], [], [], [], [], [], [], [], [], [], [], [], [], [], [], [], [], [], [], [], [], [], [], [], [], [], [], [], [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H', 8)(Card drawn: 1)','0: ENGAGE-DRAWING CARDS=&gt;('S', 9)(Card drawn: 2)','0: ENGAGE-CRISIS RISING','0: ENGAGE-DRAWING MONEY=&gt;3(Money drawn)','0: ENGAGE-DRAWING CARDS=&gt;('H', 11)(Card drawn: 1)','0: ENGAGE-DRAWING CARDS=&gt;('S', 14)(Card drawn: 2)','0: ENGAGE-DRAWING MONEY=&gt;3(Money drawn)','0: ENGAGE-DRAWING CARDS=&gt;('S', 6)(Card drawn: 1)','0: ENGAGE-DRAWING CARDS=&gt;('S', 10)(Card drawn: 2)','0: ENGAGE-CRISIS RISING','0: ENGAGE-DRAWING MONEY=&gt;3(Money drawn)','0: ENGAGE-DRAWING CARDS=&gt;('S', 8)(Card drawn: 1)','0: ENGAGE-DRAWING CARDS=&gt;('S', 11)(Card drawn: 2)','0: ENGAGE-DRAWING MONEY=&gt;3(Money drawn)','0: ENGAGE-DRAWING CARDS=&gt;('S', 9)(Card drawn: 1)','0: ENGAGE-DRAWING CARDS=&gt;('C', 13)(Card drawn: 2)','0: ACTIVATE-ATTEMPTING PROJECTS=&gt;Remove-Tradeoff(Start project: type)','0: ACTIVATE-ATTEMPTING PROJECTS=&gt;LIVING STANDARDS(Start project: fix category)','0: ACTIVATE-ATTEMPTING PROJECTS=&gt;Economic Inequality(Start project: fix problem)','0: ACTIVATE-ATTEMPTING PROJECTS=&gt;Improved fix 'Economic Inequality' (LIVING STANDARDS)(Project started)','0: ACTIVATE-ATTEMPTING PROJECTS=&gt;None(Skill for project)','0: ACTIVATE-DOING RESEARCH=&gt;None(Start researching)','0: ACTIVATE-ATTEMPTING PROJECTS=&gt;Base(Start project: type)','0: ACTIVATE-ATTEMPTING PROJECTS=&gt;LIVING STANDARDS(Start project: fix category)','0: ACTIVATE-ATTEMPTING PROJECTS=&gt;Discrimination(Start project: fix problem)','0: ACTIVATE-ATTEMPTING PROJECTS=&gt;Base fix 'Discrimination' (LIVING STANDARDS) triggers crisis(Project started)','0: ACTIVATE-ATTEMPTING PROJECTS=&gt;(('S', 14), 'H', 1, "Base fix 'Discrimination' (LIVING STANDARDS) triggers crisis")(Skill for project)','0: ACTIVATE-ATTEMPTING PROJECTS=&gt;(('H', 11), 'H', 0, "Base fix 'Discrimination' (LIVING STANDARDS) triggers crisis")(Skill for project)','0: ACTIVATE-ATTEMPTING PROJECTS=&gt;0(Consultant fees)','0: ACTIVATE-ATTEMPTING PROJECTS=&gt;8(Dice roll 2D6: skill check)','0: ACTIVATE-DOING RESEARCH=&gt;None(Start researching)','0: ACTIVATE-ATTEMPTING PROJECTS=&gt;Remove-Tradeoff(Start project: type)','0: ACTIVATE-ATTEMPTING PROJECTS=&gt;ENVIRONMENTAL(Start project: fix category)','0: ACTIVATE-ATTEMPTING PROJECTS=&gt;Land Conversion(Start project: fix problem)','0: ACTIVATE-ATTEMPTING PROJECTS=&gt;Improved fix 'Land Conversion' (ENVIRONMENTAL)(Project started)','0: ACTIVATE-DOING RESEARCH=&gt;None(Start researching)','0: ACTIVATE-ATTEMPTING PROJECTS=&gt;Remove-Tradeoff(Start project: type)','0: ACTIVATE-ATTEMPTING PROJECTS=&gt;LIVING STANDARDS(Start project: fix category)','0: ACTIVATE-ATTEMPTING PROJECTS=&gt;Economic Inequality(Start project: fix problem)','0: ACTIVATE-ATTEMPTING PROJECTS=&gt;Improved fix 'Economic Inequality' (LIVING STANDARDS)(Project started)','0: ACTIVATE-DOING RESEARCH=&gt;None(Start researching)','0: ACTIVATE-ATTEMPTING PROJECTS=&gt;Remove-Tradeoff(Start project: type)','0: ACTIVATE-ATTEMPTING PROJECTS=&gt;SOCIAL(Start project: fix category)','0: ACTIVATE-ATTEMPTING PROJECTS=&gt;Community Networks(Start project: fix problem)','0: ACTIVATE-ATTEMPTING PROJECTS=&gt;Improved fix 'Community Networks' (SOCIAL)(Project started)','0: ACTIVATE-DOING RESEARCH=&gt;None(Start researching)','0: END-FINALIZING=&gt;Improved fix 'Economic Inequality' (LIVING STANDARDS)(Project abandoned)','0: END-FINALIZING=&gt;Improved fix 'Land Conversion' (ENVIRONMENTAL)(Project abandoned)','0: END-FINALIZING=&gt;Improved fix 'Community Networks' (SOCIAL)(Project abandoned)','0: END-FINALIZING=&gt;Base fix 'Discrimination' (LIVING STANDARDS) triggers crisis(Project overskilled for "('S', 14)")','0: END-CRISIS ROLLING=&gt;5(Dice roll 1D6: crisis cat)','0: END-CRISIS ROLLING=&gt;ENVIRONMENTAL(Category for crisis)','0: END-CRISIS ROLLING=&gt;6(Dice roll 1D6: node in ENVIRONMENTAL)','0: END-CRISIS ROLLING=&gt;2(Dice roll 1D6: node in ENVIRONMENTAL)','0: END-CRISIS ROLLING=&gt;Climate Change(Problem for crisis)','0: END-CRISIS ROLLING=&gt;4(Dice roll 2D6: crisis roll for Climate Change)','0: END-CRISIS ROLLING=&gt;4(Crisis roll for node "Climate Change")','0: END-CRISIS ROLLING=&gt;Climate Change(Now in crisis)','0: END-CRISIS ROLLING=&gt;6(Dice roll 1D6: crisis cat)','0: END-CRISIS ROLLING=&gt;LIVING STANDARDS(Category for crisis)','0: END-CRISIS ROLLING=&gt;3(Dice roll 1D6: node in LIVING STANDARDS)','0: END-CRISIS ROLLING=&gt;Systemic Corruption(Problem for crisis)','0: END-CRISIS ROLLING=&gt;6(Dice roll 2D6: crisis roll for Systemic Corruption)','0: END-CRISIS ROLLING=&gt;6(Crisis roll for node "Systemic Corruption")','0: END-CRISIS ROLLING=&gt;Economic Inequality(Now in crisis (cascaded from: Systemic Corruption))','0: END-CRISIS ROLLING=&gt;Inefficiency(Now in crisis (cascaded from: Systemic Corruption))','0: END-CRISIS ROLLING=&gt;Inflation(Now in crisis (cascaded from: Systemic Corruption))','0: END-CRISIS ROLLING=&gt;Peace &amp; Justice(Now in crisis (cascaded from: Systemic Corruption))','1: ENGAGE-DRAWING MONEY=&gt;1(Money drawn)','1: ENGAGE-DRAWING CARDS=&gt;('D', 10)(Card drawn: 1)','1: ENGAGE-DRAWING CARDS=&gt;('C', 13)(Card drawn: 2)','1: ENGAGE-CRISIS RISING','1: ENGAGE-DRAWING MONEY=&gt;1(Money drawn)','1: ENGAGE-DRAWING CARDS=&gt;('S', 13)(Card drawn: 1)','1: ENGAGE-DRAWING CARDS=&gt;('H', 10)(Card drawn: 2)','1: ENGAGE-DRAWING MONEY=&gt;1(Money drawn)','1: ENGAGE-DRAWING CARDS=&gt;('D', 9)(Card drawn: 1)','1: ENGAGE-DRAWING CARDS=&gt;('D', 11)(Card drawn: 2)','1: ENGAGE-CRISIS RISING','1: ENGAGE-DRAWING MONEY=&gt;1(Money drawn)','1: ENGAGE-DRAWING CARDS=&gt;('H', 5)(Card drawn: 1)','1: ENGAGE-DRAWING CARDS=&gt;('S', 10)(Card drawn: 2)','1: ENGAGE-DRAWING MONEY=&gt;1(Money drawn)','1: ENGAGE-DRAWING CARDS=&gt;('D', 6)(Card drawn: 1)','1: ENGAGE-DRAWING CARDS=&gt;('H', 12)(Card drawn: 2)','1: ACTIVATE-ATTEMPTING PROJECTS=&gt;(('C', 13), 'C', 3, "Base fix 'Discrimination' (LIVING STANDARDS) triggers crisis")(Skill for project)','1: ACTIVATE-ATTEMPTING PROJECTS=&gt;1(Consultant fees)','1: ACTIVATE-ATTEMPTING PROJECTS=&gt;5(Dice roll 2D6: skill check)','1: ACTIVATE-ATTEMPTING PROJECTS=&gt;None(Skill for project)','1: ACTIVATE-DOING RESEARCH=&gt;None(Start researching)','1: ACTIVATE-ATTEMPTING PROJECTS=&gt;None(Skill for project)','1: ACTIVATE-DOING RESEARCH=&gt;None(Start researching)','1: ACTIVATE-ATTEMPTING PROJECTS=&gt;Remove-Tradeoff(Start project: type)','1: ACTIVATE-ATTEMPTING PROJECTS=&gt;LIVING STANDARDS(Start project: fix category)','1: ACTIVATE-ATTEMPTING PROJECTS=&gt;Economic Inequality(Start project: fix problem)','1: ACTIVATE-ATTEMPTING PROJECTS=&gt;Improved fix 'Economic Inequality' (LIVING STANDARDS)(Project started)','1: ACTIVATE-DOING RESEARCH=&gt;None(Start researching)','1: ACTIVATE-ATTEMPTING PROJECTS=&gt;Remove-Tradeoff(Start project: type)','1: ACTIVATE-ATTEMPTING PROJECTS=&gt;ECONOMIC(Start project: fix category)','1: ACTIVATE-ATTEMPTING PROJECTS=&gt;Monopoly(Start project: fix problem)','1: ACTIVATE-ATTEMPTING PROJECTS=&gt;Improved fix 'Monopoly' (ECONOMIC)(Project started)','1: ACTIVATE-ATTEMPTING PROJECTS=&gt;(('H', 5), 'H', 2, "Base fix 'Discrimination' (LIVING STANDARDS) triggers crisis")(Skill for project)','1: ACTIVATE-ATTEMPTING PROJECTS=&gt;1(Consultant fees)','1: ACTIVATE-ATTEMPTING PROJECTS=&gt;8(Dice roll 2D6: skill check)','1: ACTIVATE-ATTEMPTING PROJECTS=&gt;(('S', 8), 'S', 0, "Improved fix 'Monopoly' (ECONOMIC)")(Skill for project)','1: ACTIVATE-ATTEMPTING PROJECTS=&gt;2(Consultant fees)','1: ACTIVATE-ATTEMPTING PROJECTS=&gt;8(Dice roll 2D6: skill check)','1: ACTIVATE-ATTEMPTING PROJECTS=&gt;None(Skill for project)','1: ACTIVATE-DOING RESEARCH=&gt;None(Start researching)','1: ACTIVATE-ATTEMPTING PROJECTS=&gt;None(Start project: type)','1: ACTIVATE-ATTEMPTING PROJECTS=&gt;(('C', 13), 'C', 1, "Base fix 'Discrimination' (LIVING STANDARDS) triggers crisis")(Skill for project)','1: ACTIVATE-ATTEMPTING PROJECTS=&gt;1(Consultant fees)','1: ACTIVATE-ATTEMPTING PROJECTS=&gt;7(Dice roll 2D6: skill check)','1: ACTIVATE-ATTEMPTING PROJECTS=&gt;(('H', 12), 'H', 2, "Base fix 'Discrimination' (LIVING STANDARDS) triggers crisis")(Skill for project)','1: ACTIVATE-ATTEMPTING PROJECTS=&gt;0(Consultant fees)','1: ACTIVATE-ATTEMPTING PROJECTS=&gt;10(Dice roll 2D6: skill check)','1: ACTIVATE-DOING RESEARCH=&gt;None(Start researching)','1: END-FINALIZING=&gt;Improved fix 'Economic Inequality' (LIVING STANDARDS)(Project abandoned)','1: END-CRISIS ROLLING=&gt;ECONOMIC(Crisis chip: full category)','1: END-CRISIS ROLLING=&gt;2(Dice roll 1D6: crisis cat)','1: END-CRISIS ROLLING=&gt;ECONOMIC(Category for crisis)','1: END-CRISIS ROLLING=&gt;ECONOMIC(Crisis chip: full category)','1: END-CRISIS ROLLING=&gt;4(Dice roll 1D6: crisis cat)','1: END-CRISIS ROLLING=&gt;CLASS(Category for crisis)','1: END-CRISIS ROLLING=&gt;6(Dice roll 1D6: node in CLASS)','1: END-CRISIS ROLLING=&gt;4(Dice roll 1D6: node in CLASS)','1: END-CRISIS ROLLING=&gt;Food Shortage(Problem for crisis)','1: END-CRISIS ROLLING=&gt;8(Dice roll 2D6: crisis roll for Food Shortage)','1: END-CRISIS ROLLING=&gt;8(Crisis roll for node "Food Shortage")','1: END-CRISIS ROLLING=&gt;Food Shortage(Now in crisis)','1: END-CRISIS ROLLING=&gt;3(Dice roll 1D6: crisis cat)','1: END-CRISIS ROLLING=&gt;SOCIAL(Category for crisis)','1: END-CRISIS ROLLING=&gt;1(Dice roll 1D6: node in SOCIAL)','1: END-CRISIS ROLLING=&gt;Education(Problem for crisis)','1: END-CRISIS ROLLING=&gt;2(Dice roll 2D6: crisis roll for Education)','1: END-CRISIS ROLLING=&gt;2(Crisis roll for node "Education")','1: END-CRISIS ROLLING=&gt;Education(Now in crisis)','2: ENGAGE-DRAWING MONEY=&gt;1(Money drawn)','2: ENGAGE-DRAWING CARDS=&gt;('H', 5)(Card drawn: 1)','2: ENGAGE-DRAWING CARDS=&gt;('S', 2)(Card drawn: 2)','2: ENGAGE-CRISIS RISING','2: ENGAGE-DRAWING MONEY=&gt;1(Money drawn)','2: ENGAGE-DRAWING CARDS=&gt;('D', 12)(Card drawn: 1)','2: ENGAGE-DRAWING CARDS=&gt;('S', 2)(Card drawn: 2)','2: ENGAGE-DRAWING MONEY=&gt;1(Money drawn)','2: ENGAGE-DRAWING CARDS=&gt;('C', 9)(Card drawn: 1)','2: ENGAGE-DRAWING CARDS=&gt;('D', 1)(Card drawn: 2)','2: ENGAGE-CRISIS RISING','2: ENGAGE-DRAWING MONEY=&gt;1(Money drawn)','2: ENGAGE-DRAWING CARDS=&gt;('D', 6)(Card drawn: 1)','2: ENGAGE-DRAWING CARDS=&gt;('C', 4)(Card drawn: 2)','2: ENGAGE-DRAWING MONEY=&gt;1(Money drawn)','2: ENGAGE-DRAWING CARDS=&gt;('H', 6)(Card drawn: 1)','2: ENGAGE-DRAWING CARDS=&gt;('H', 1)(Card drawn: 2)','2: ACTIVATE-ATTEMPTING PROJECTS=&gt;(('H', 8), 'H', 0, "Base fix 'Discrimination' (LIVING STANDARDS) triggers crisis")(Skill for project)','2: ACTIVATE-ATTEMPTING PROJECTS=&gt;1(Consultant fees)','2: ACTIVATE-ATTEMPTING PROJECTS=&gt;7(Dice roll 2D6: skill check)','2: ACTIVATE-ATTEMPTING PROJECTS=&gt;None(Skill for project)','2: ACTIVATE-DOING RESEARCH=&gt;None(Start researching)','2: ACTIVATE-ATTEMPTING PROJECTS=&gt;None(Skill for project)','2: ACTIVATE-DOING RESEARCH=&gt;None(Start researching)','2: ACTIVATE-ATTEMPTING PROJECTS=&gt;Base(Start project: type)','2: ACTIVATE-ATTEMPTING PROJECTS=&gt;ENVIRONMENTAL(Start project: fix category)','2: ACTIVATE-ATTEMPTING PROJECTS=&gt;Air &amp; Ozone Degradation(Start project: fix problem)','2: ACTIVATE-ATTEMPTING PROJECTS=&gt;Base fix 'Air &amp; Ozone Degradation' (ENVIRONMENTAL) triggers crisis(Project started)','2: ACTIVATE-ATTEMPTING PROJECTS=&gt;(('D', 9), 'D', 2, "Base fix 'Air &amp; Ozone Degradation' (ENVIRONMENTAL) triggers crisis")(Skill for project)','2: ACTIVATE-ATTEMPTING PROJECTS=&gt;1(Consultant fees)','2: ACTIVATE-ATTEMPTING PROJECTS=&gt;2(Dice roll 2D6: skill check)','2: ACTIVATE-ATTEMPTING PROJECTS=&gt;(('S', 6), 'S', 0, "Improved fix 'Monopoly' (ECONOMIC)")(Skill for project)','2: ACTIVATE-ATTEMPTING PROJECTS=&gt;2(Consultant fees)','2: ACTIVATE-ATTEMPTING PROJECTS=&gt;7(Dice roll 2D6: skill check)','2: ACTIVATE-ATTEMPTING PROJECTS=&gt;None(Skill for project)','2: ACTIVATE-DOING RESEARCH=&gt;None(Start researching)','2: ACTIVATE-ATTEMPTING PROJECTS=&gt;(('C', 4), 'C', 3, "Base fix 'Discrimination' (LIVING STANDARDS) triggers crisis")(Skill for project)','2: ACTIVATE-ATTEMPTING PROJECTS=&gt;2(Consultant fees)','2: ACTIVATE-ATTEMPTING PROJECTS=&gt;5(Dice roll 2D6: skill check)','2: ACTIVATE-ATTEMPTING PROJECTS=&gt;(('D', 6), 'D', 2, "Improved fix 'Monopoly' (ECONOMIC)")(Skill for project)','2: ACTIVATE-ATTEMPTING PROJECTS=&gt;4(Dice roll 2D6: skill check)','2: ACTIVATE-ATTEMPTING PROJECTS=&gt;(('S', 11), 'S', 0, "Improved fix 'Monopoly' (ECONOMIC)")(Skill for project)','2: ACTIVATE-ATTEMPTING PROJECTS=&gt;8(Dice roll 2D6: skill check)','2: ACTIVATE-ATTEMPTING PROJECTS=&gt;(('S', 10), 'S', 0, "Improved fix 'Monopoly' (ECONOMIC)")(Skill for project)','2: ACTIVATE-ATTEMPTING PROJECTS=&gt;5(Dice roll 2D6: skill check)','2: ACTIVATE-DOING RESEARCH=&gt;None(Start researching)','2: ACTIVATE-ATTEMPTING PROJECTS=&gt;Base(Start project: type)','2: ACTIVATE-ATTEMPTING PROJECTS=&gt;CLASS(Start project: fix category)','2: ACTIVATE-ATTEMPTING PROJECTS=&gt;Affordable Housing(Start project: fix problem)','2: ACTIVATE-ATTEMPTING PROJECTS=&gt;Base fix 'Affordable Housing' (CLASS) triggers crisis(Project started)','2: ACTIVATE-ATTEMPTING PROJECTS=&gt;(('H', 1), 'H', 3, "Base fix 'Affordable Housing' (CLASS) triggers crisis")(Skill for project)','2: ACTIVATE-ATTEMPTING PROJECTS=&gt;1(Consultant fees)','2: ACTIVATE-ATTEMPTING PROJECTS=&gt;7(Dice roll 2D6: skill check)','2: ACTIVATE-ATTEMPTING PROJECTS=&gt;(('H', 6), 'H', 2, "Base fix 'Affordable Housing' (CLASS) triggers crisis")(Skill for project)','2: ACTIVATE-ATTEMPTING PROJECTS=&gt;2(Consultant fees)','2: ACTIVATE-ATTEMPTING PROJECTS=&gt;4(Dice roll 2D6: skill check)','2: ACTIVATE-ATTEMPTING PROJECTS=&gt;(('S', 9), 'S', 0, "Base fix 'Affordable Housing' (CLASS) triggers crisis")(Skill for project)','2: ACTIVATE-ATTEMPTING PROJECTS=&gt;1(Consultant fees)','2: ACTIVATE-ATTEMPTING PROJECTS=&gt;11(Dice roll 2D6: skill check)','2: ACTIVATE-ATTEMPTING PROJECTS=&gt;None(Skill for project)','2: ACTIVATE-DOING RESEARCH=&gt;None(Start researching)','2: END-CRISIS ROLLING=&gt;ECONOMIC(Crisis chip: full category)','2: END-CRISIS ROLLING=&gt;1(Dice roll 1D6: crisis cat)','2: END-CRISIS ROLLING=&gt;INDUSTRIAL(Category for crisis)','2: END-CRISIS ROLLING=&gt;5(Dice roll 1D6: node in INDUSTRIAL)','2: END-CRISIS ROLLING=&gt;1(Dice roll 1D6: node in INDUSTRIAL)','2: END-CRISIS ROLLING=&gt;Polluting Industry(Problem for crisis)','2: END-CRISIS ROLLING=&gt;7(Dice roll 2D6: crisis roll for Polluting Industry)','2: END-CRISIS ROLLING=&gt;7(Crisis roll for node "Polluting Industry")','2: END-CRISIS ROLLING=&gt;Air &amp; Ozone Degradation(Now in crisis (cascaded from: Polluting Industry))','2: END-CRISIS ROLLING=&gt;Chemical Pollution(Now in crisis (cascaded from: Polluting Industry))','2: END-CRISIS ROLLING=&gt;1(Dice roll 1D6: crisis cat)','2: END-CRISIS ROLLING=&gt;INDUSTRIAL(Category for crisis)','2: END-CRISIS ROLLING=&gt;6(Dice roll 1D6: node in INDUSTRIAL)','2: END-CRISIS ROLLING=&gt;5(Dice roll 1D6: node in INDUSTRIAL)','2: END-CRISIS ROLLING=&gt;4(Dice roll 1D6: node in INDUSTRIAL)','2: END-CRISIS ROLLING=&gt;1(Dice roll 1D6: node in INDUSTRIAL)','2: END-CRISIS ROLLING=&gt;Polluting Industry(Problem for crisis)','2: END-CRISIS ROLLING=&gt;7(Dice roll 2D6: crisis roll for Polluting Industry)','2: END-CRISIS ROLLING=&gt;7(Crisis roll for node "Polluting Industry")','2: END-CRISIS ROLLING=&gt;Biodiversity Loss(Now in crisis (cascaded from: Polluting Industry))','3: ENGAGE-DRAWING MONEY=&gt;1(Money drawn)','3: ENGAGE-DRAWING CARDS=&gt;('S', 12)(Card drawn: 1)','3: ENGAGE-DRAWING CARDS=&gt;('C', 11)(Card drawn: 2)','3: ENGAGE-CRISIS RISING','3: ENGAGE-DRAWING MONEY=&gt;1(Money drawn)','3: ENGAGE-DRAWING CARDS=&gt;('S', 7)(Card drawn: 1)','3: ENGAGE-DRAWING CARDS=&gt;('S', 13)(Card drawn: 2)','3: ENGAGE-DRAWING MONEY=&gt;1(Money drawn)','3: ENGAGE-DRAWING CARDS=&gt;('H', 4)(Card drawn: 1)','3: ENGAGE-DRAWING CARDS=&gt;('S', 7)(Card drawn: 2)','3: ENGAGE-CRISIS RISING','3: ENGAGE-DRAWING MONEY=&gt;1(Money drawn)','3: ENGAGE-DRAWING CARDS=&gt;('S', 3)(Card drawn: 1)','3: ENGAGE-DRAWING CARDS=&gt;('C', 6)(Card drawn: 2)','3: ENGAGE-DRAWING MONEY=&gt;1(Money drawn)','3: ENGAGE-DRAWING CARDS=&gt;('C', 10)(Card drawn: 1)','3: ENGAGE-DRAWING CARDS=&gt;('C', 7)(Card drawn: 2)','3: ACTIVATE-ATTEMPTING PROJECTS=&gt;(('S', 9), 'S', 0, "Improved fix 'Monopoly' (ECONOMIC)")(Skill for project)','3: ACTIVATE-ATTEMPTING PROJECTS=&gt;0(Consultant fees)','3: ACTIVATE-ATTEMPTING PROJECTS=&gt;9(Dice roll 2D6: skill check)','3: ACTIVATE-ATTEMPTING PROJECTS=&gt;(('S', 12), 'S', 3, "Improved fix 'Monopoly' (ECONOMIC)")(Skill for project)','3: ACTIVATE-ATTEMPTING PROJECTS=&gt;0(Consultant fees)','3: ACTIVATE-ATTEMPTING PROJECTS=&gt;9(Dice roll 2D6: skill check)','3: ACTIVATE-ATTEMPTING PROJECTS=&gt;(('S', 2), 'S', 2, "Base fix 'Affordable Housing' (CLASS) triggers crisis")(Skill for project)','3: ACTIVATE-ATTEMPTING PROJECTS=&gt;0(Consultant fees)','3: ACTIVATE-ATTEMPTING PROJECTS=&gt;7(Dice roll 2D6: skill check)','3: ACTIVATE-ATTEMPTING PROJECTS=&gt;(('C', 11), 'C', 2, "Base fix 'Air &amp; Ozone Degradation' (ENVIRONMENTAL) triggers crisis")(Skill for project)','3: ACTIVATE-ATTEMPTING PROJECTS=&gt;0(Consultant fees)','3: ACTIVATE-ATTEMPTING PROJECTS=&gt;9(Dice roll 2D6: skill check)','3: ACTIVATE-ATTEMPTING PROJECTS=&gt;None(Skill for project)','3: ACTIVATE-DOING RESEARCH=&gt;None(Start researching)','3: ACTIVATE-ATTEMPTING PROJECTS=&gt;(('S', 7), 'S', 4, "Base fix 'Affordable Housing' (CLASS) triggers crisis")(Skill for project)','3: ACTIVATE-ATTEMPTING PROJECTS=&gt;0(Consultant fees)','3: ACTIVATE-ATTEMPTING PROJECTS=&gt;7(Dice roll 2D6: skill check)','3: ACTIVATE-ATTEMPTING PROJECTS=&gt;(('S', 13), 'S', 4, "Improved fix 'Monopoly' (ECONOMIC)")(Skill for project)','3: ACTIVATE-ATTEMPTING PROJECTS=&gt;0(Consultant fees)','3: ACTIVATE-ATTEMPTING PROJECTS=&gt;8(Dice roll 2D6: skill check)','3: ACTIVATE-ATTEMPTING PROJECTS=&gt;(('D', 12), 'D', 2, "Improved fix 'Monopoly' (ECONOMIC)")(Skill for project)','3: ACTIVATE-ATTEMPTING PROJECTS=&gt;1(Consultant fees)','3: ACTIVATE-ATTEMPTING PROJECTS=&gt;7(Dice roll 2D6: skill check)','3: ACTIVATE-ATTEMPTING PROJECTS=&gt;None(Skill for project)','3: ACTIVATE-DOING RESEARCH=&gt;None(Start researching)','3: ACTIVATE-ATTEMPTING PROJECTS=&gt;(('H', 4), 'H', 4, "Base fix 'Affordable Housing' (CLASS) triggers crisis")(Skill for project)','3: ACTIVATE-ATTEMPTING PROJECTS=&gt;3(Consultant fees)','3: ACTIVATE-ATTEMPTING PROJECTS=&gt;7(Dice roll 2D6: skill check)','3: ACTIVATE-ATTEMPTING PROJECTS=&gt;(('C', 9), 'C', 2, "Base fix 'Discrimination' (LIVING STANDARDS) triggers crisis")(Skill for project)','3: ACTIVATE-ATTEMPTING PROJECTS=&gt;10(Dice roll 2D6: skill check)','3: ACTIVATE-ATTEMPTING PROJECTS=&gt;None(Skill for project)','3: ACTIVATE-DOING RESEARCH=&gt;None(Start researching)','3: ACTIVATE-ATTEMPTING PROJECTS=&gt;None(Skill for project)','3: ACTIVATE-DOING RESEARCH=&gt;None(Start researching)','3: ACTIVATE-ATTEMPTING PROJECTS=&gt;(('C', 10), 'C', 1, "Base fix 'Discrimination' (LIVING STANDARDS) triggers crisis")(Skill for project)','3: ACTIVATE-ATTEMPTING PROJECTS=&gt;0(Consultant fees)','3: ACTIVATE-ATTEMPTING PROJECTS=&gt;4(Dice roll 2D6: skill check)','3: ACTIVATE-ATTEMPTING PROJECTS=&gt;None(Skill for project)','3: ACTIVATE-DOING RESEARCH=&gt;None(Start researching)','3: END-CRISIS ROLLING=&gt;ECONOMIC(Crisis chip: full category)','3: END-CRISIS ROLLING=&gt;5(Dice roll 1D6: crisis cat)','3: END-CRISIS ROLLING=&gt;ENVIRONMENTAL(Category for crisis)','3: END-CRISIS ROLLING=&gt;6(Dice roll 1D6: node in ENVIRONMENTAL)','3: END-CRISIS ROLLING=&gt;3(Dice roll 1D6: node in ENVIRONMENTAL)','3: END-CRISIS ROLLING=&gt;Freshwater Depletion(Problem for crisis)','3: END-CRISIS ROLLING=&gt;4(Dice roll 2D6: crisis roll for Freshwater Depletion)','3: END-CRISIS ROLLING=&gt;4(Crisis roll for node "Freshwater Depletion")','3: END-CRISIS ROLLING=&gt;Freshwater Depletion(Now in crisis)','3: END-CRISIS ROLLING=&gt;3(Dice roll 1D6: crisis cat)','3: END-CRISIS ROLLING=&gt;SOCIAL(Category for crisis)','3: END-CRISIS ROLLING=&gt;6(Dice roll 1D6: node in SOCIAL)','3: END-CRISIS ROLLING=&gt;3(Dice roll 1D6: node in SOCIAL)','3: END-CRISIS ROLLING=&gt;Peace &amp; Justice(Problem for crisis)','3: END-CRISIS ROLLING=&gt;7(Dice roll 2D6: crisis roll for Peace &amp; Justice)','3: END-CRISIS ROLLING=&gt;7(Crisis roll for node "Peace &amp; Justice")','3: END-CRISIS ROLLING=&gt;Healthcare(Now in crisis (cascaded from: Peace &amp; Justice))','4: ENGAGE-DRAWING MONEY=&gt;1(Money drawn)','4: ENGAGE-DRAWING CARDS=&gt;('S', 1)(Card drawn: 1)','4: ENGAGE-DRAWING CARDS=&gt;('C', 5)(Card drawn: 2)','4: ENGAGE-CRISIS RISING','4: ENGAGE-DRAWING MONEY=&gt;1(Money drawn)','4: ENGAGE-DRAWING CARDS=&gt;('D', 2)(Card drawn: 1)','4: ENGAGE-DRAWING CARDS=&gt;('H', 13)(Card drawn: 2)','4: ENGAGE-DRAWING MONEY=&gt;1(Money drawn)','4: ENGAGE-DRAWING CARDS=&gt;('D', 1)(Card drawn: 1)','4: ENGAGE-DRAWING CARDS=&gt;('D', 7)(Card drawn: 2)','4: ENGAGE-CRISIS RISING','4: ENGAGE-DRAWING MONEY=&gt;1(Money drawn)','4: ENGAGE-DRAWING CARDS=&gt;('C', 1)(Card drawn: 1)','4: ENGAGE-DRAWING CARDS=&gt;('C', 2)(Card drawn: 2)','4: ENGAGE-DRAWING MONEY=&gt;1(Money drawn)','4: ENGAGE-DRAWING CARDS=&gt;('D', 10)(Card drawn: 1)','4: ENGAGE-DRAWING CARDS=&gt;('C', 12)(Card drawn: 2)','4: ACTIVATE-ATTEMPTING PROJECTS=&gt;(('D', 10), 'D', 0, "Improved fix 'Monopoly' (ECONOMIC)")(Skill for project)','4: ACTIVATE-ATTEMPTING PROJECTS=&gt;1(Consultant fees)','4: ACTIVATE-ATTEMPTING PROJECTS=&gt;5(Dice roll 2D6: skill check)','4: ACTIVATE-ATTEMPTING PROJECTS=&gt;None(Skill for project)','4: ACTIVATE-DOING RESEARCH=&gt;None(Start researching)','4: ACTIVATE-ATTEMPTING PROJECTS=&gt;(('H', 10), 'H', 1, "Base fix 'Discrimination' (LIVING STANDARDS) triggers crisis")(Skill for project)','4: ACTIVATE-ATTEMPTING PROJECTS=&gt;0(Consultant fees)','4: ACTIVATE-ATTEMPTING PROJECTS=&gt;11(Dice roll 2D6: skill check)','4: ACTIVATE-ATTEMPTING PROJECTS=&gt;None(Skill for project)','4: ACTIVATE-DOING RESEARCH=&gt;None(Start researching)','4: ACTIVATE-ATTEMPTING PROJECTS=&gt;(('S', 7), 'S', 3, "Improved fix 'Monopoly' (ECONOMIC)")(Skill for project)','4: ACTIVATE-ATTEMPTING PROJECTS=&gt;1(Consultant fees)','4: ACTIVATE-ATTEMPTING PROJECTS=&gt;5(Dice roll 2D6: skill check)','4: ACTIVATE-ATTEMPTING PROJECTS=&gt;(('D', 1), 'D', 3, "Improved fix 'Monopoly' (ECONOMIC)")(Skill for project)','4: ACTIVATE-ATTEMPTING PROJECTS=&gt;9(Dice roll 2D6: skill check)','4: ACTIVATE-ATTEMPTING PROJECTS=&gt;(('S', 10), 'S', 0, "Improved fix 'Monopoly' (ECONOMIC)")(Skill for project)','4: ACTIVATE-ATTEMPTING PROJECTS=&gt;8(Dice roll 2D6: skill check)','4: ACTIVATE-ATTEMPTING PROJECTS=&gt;None(Skill for project)','4: ACTIVATE-DOING RESEARCH=&gt;None(Start researching)','4: ACTIVATE-ATTEMPTING PROJECTS=&gt;(('C', 2), 'C', 3, "Base fix 'Discrimination' (LIVING STANDARDS) triggers crisis")(Skill for project)','4: ACTIVATE-ATTEMPTING PROJECTS=&gt;0(Consultant fees)','4: ACTIVATE-ATTEMPTING PROJECTS=&gt;5(Dice roll 2D6: skill check)','4: ACTIVATE-ATTEMPTING PROJECTS=&gt;(('S', 3), 'S', 0, "Base fix 'Affordable Housing' (CLASS) triggers crisis")(Skill for project)','4: ACTIVATE-ATTEMPTING PROJECTS=&gt;1(Consultant fees)','4: ACTIVATE-ATTEMPTING PROJECTS=&gt;7(Dice roll 2D6: skill check)','4: ACTIVATE-ATTEMPTING PROJECTS=&gt;None(Skill for project)','4: ACTIVATE-DOING RESEARCH=&gt;None(Start researching)','4: ACTIVATE-ATTEMPTING PROJECTS=&gt;(('C', 12), 'C', 3, "Base fix 'Air &amp; Ozone Degradation' (ENVIRONMENTAL) triggers crisis")(Skill for project)','4: ACTIVATE-ATTEMPTING PROJECTS=&gt;1(Consultant fees)','4: ACTIVATE-ATTEMPTING PROJECTS=&gt;7(Dice roll 2D6: skill check)','4: ACTIVATE-ATTEMPTING PROJECTS=&gt;(('D', 6), 'D', 0, "Base fix 'Air &amp; Ozone Degradation' (ENVIRONMENTAL) triggers crisis")(Skill for project)','4: ACTIVATE-ATTEMPTING PROJECTS=&gt;1(Consultant fees)','4: ACTIVATE-ATTEMPTING PROJECTS=&gt;11(Dice roll 2D6: skill check)','4: ACTIVATE-ATTEMPTING PROJECTS=&gt;None(Skill for project)','4: ACTIVATE-DOING RESEARCH=&gt;None(Start researching)','5: END-CRISIS ROLLING=&gt;ECONOMIC(Crisis chip: full category)','5: END-CRISIS ROLLING=&gt;6(Dice roll 1D6: crisis cat)','5: END-CRISIS ROLLING=&gt;LIVING STANDARDS(Category for crisis)','5: END-CRISIS ROLLING=&gt;6(Dice roll 1D6: node in LIVING STANDARDS)','5: END-CRISIS ROLLING=&gt;5(Dice roll 1D6: node in LIVING STANDARDS)','5: END-CRISIS ROLLING=&gt;2(Dice roll 1D6: node in LIVING STANDARDS)','5: END-CRISIS ROLLING=&gt;Low Labour Standards(Problem for crisis)','5: END-CRISIS ROLLING=&gt;8(Dice roll 2D6: crisis roll for Low Labour Standards)','5: END-CRISIS ROLLING=&gt;8(Crisis roll for node "Low Labour Standards")','5: END-CRISIS ROLLING=&gt;Low Labour Standards(Now in crisis)','5: END-CRISIS ROLLING=&gt;4(Dice roll 1D6: crisis cat)','5: END-CRISIS ROLLING=&gt;CLASS(Category for crisis)','5: END-CRISIS ROLLING=&gt;6(Dice roll 1D6: node in CLASS)','5: END-CRISIS ROLLING=&gt;4(Dice roll 1D6: node in CLASS)','5: END-CRISIS ROLLING=&gt;Food Shortage(Problem for crisis)','5: END-CRISIS ROLLING=&gt;9(Dice roll 2D6: crisis roll for Food Shortage)','5: END-CRISIS ROLLING=&gt;9(Crisis roll for node "Food Shortage")','5: END-CRISIS ROLLING=&gt;Food Shortage(Crisis averted)','5: ENGAGE-DRAWING MONEY=&gt;1(Money drawn)','5: ENGAGE-DRAWING CARDS=&gt;('S', 3)(Card drawn: 1)','5: ENGAGE-DRAWING CARDS=&gt;('C', 7)(Card drawn: 2)','5: ENGAGE-CRISIS RISING','5: ENGAGE-DRAWING MONEY=&gt;1(Money drawn)','5: ENGAGE-DRAWING CARDS=&gt;('H', 14)(Card drawn: 1)','5: ENGAGE-DRAWING CARDS=&gt;('H', 7)(Card drawn: 2)','5: ENGAGE-DRAWING MONEY=&gt;1(Money drawn)','5: ENGAGE-DRAWING CARDS=&gt;('S', 1)(Card drawn: 1)','5: ENGAGE-DRAWING CARDS=&gt;('D', 3)(Card drawn: 2)','5: ENGAGE-CRISIS RISING','5: ENGAGE-DRAWING MONEY=&gt;1(Money drawn)','5: ENGAGE-DRAWING CARDS=&gt;('H', 3)(Card drawn: 1)','5: ENGAGE-DRAWING CARDS=&gt;('S', 4)(Card drawn: 2)','5: ENGAGE-DRAWING MONEY=&gt;1(Money drawn)','5: ENGAGE-DRAWING CARDS=&gt;('C', 3)(Card drawn: 1)','5: ENGAGE-DRAWING CARDS=&gt;('H', 2)(Card drawn: 2)','5: ACTIVATE-ATTEMPTING PROJECTS=&gt;(('H', 5), 'H', 0, "Base fix 'Discrimination' (LIVING STANDARDS) triggers crisis")(Skill for project)','5: ACTIVATE-ATTEMPTING PROJECTS=&gt;1(Consultant fees)','5: ACTIVATE-ATTEMPTING PROJECTS=&gt;6(Dice roll 2D6: skill check)','5: ACTIVATE-ATTEMPTING PROJECTS=&gt;None(Skill for project)','5: ACTIVATE-DOING RESEARCH=&gt;None(Start researching)','5: ACTIVATE-ATTEMPTING PROJECTS=&gt;(('S', 2), 'S', 1, "Improved fix 'Monopoly' (ECONOMIC)")(Skill for project)','5: ACTIVATE-ATTEMPTING PROJECTS=&gt;6(Consultant fees)','5: ACTIVATE-ATTEMPTING PROJECTS=&gt;9(Dice roll 2D6: skill check)','5: ACTIVATE-ATTEMPTING PROJECTS=&gt;(('H', 7), 'H', 4, "Base fix 'Discrimination' (LIVING STANDARDS) triggers crisis")(Skill for project)','5: ACTIVATE-ATTEMPTING PROJECTS=&gt;0(Consultant fees)','5: ACTIVATE-ATTEMPTING PROJECTS=&gt;4(Dice roll 2D6: skill check)','5: ACTIVATE-ATTEMPTING PROJECTS=&gt;(('H', 14), 'H', 3, "Base fix 'Discrimination' (LIVING STANDARDS) triggers crisis")(Skill for project)','5: ACTIVATE-ATTEMPTING PROJECTS=&gt;(('S', 13), 'S', 0, "Improved fix 'Monopoly' (ECONOMIC)")(Skill for project)','5: ACTIVATE-ATTEMPTING PROJECTS=&gt;1(Consultant fees)','5: ACTIVATE-ATTEMPTING PROJECTS=&gt;7(Dice roll 2D6: skill check)','5: ACTIVATE-ATTEMPTING PROJECTS=&gt;None(Skill for project)','5: ACTIVATE-DOING RESEARCH=&gt;None(Start researching)','5: ACTIVATE-ATTEMPTING PROJECTS=&gt;(('D', 11), 'D', 0, "Improved fix 'Monopoly' (ECONOMIC)")(Skill for project)','5: ACTIVATE-ATTEMPTING PROJECTS=&gt;0(Consultant fees)','5: ACTIVATE-ATTEMPTING PROJECTS=&gt;12(Dice roll 2D6: skill check)','5: ACTIVATE-ATTEMPTING PROJECTS=&gt;1(Added a crisis chip)','5: ACTIVATE-ATTEMPTING PROJECTS=&gt;(('D', 3), 'D', 3, "Base fix 'Air &amp; Ozone Degradation' (ENVIRONMENTAL) triggers crisis")(Skill for project)','5: ACTIVATE-ATTEMPTING PROJECTS=&gt;1(Consultant fees)','5: ACTIVATE-ATTEMPTING PROJECTS=&gt;6(Dice roll 2D6: skill check)','5: ACTIVATE-ATTEMPTING PROJECTS=&gt;(('S', 1), 'S', 2, "Improved fix 'Monopoly' (ECONOMIC)")(Skill for project)','5: ACTIVATE-ATTEMPTING PROJECTS=&gt;4(Dice roll 2D6: skill check)','5: ACTIVATE-ATTEMPTING PROJECTS=&gt;(('D', 1), 'D', 0, "Improved fix 'Monopoly' (ECONOMIC)")(Skill for project)','5: ACTIVATE-ATTEMPTING PROJECTS=&gt;8(Dice roll 2D6: skill check)','5: ACTIVATE-ATTEMPTING PROJECTS=&gt;None(Skill for project)','5: ACTIVATE-DOING RESEARCH=&gt;None(Start researching)','5: ACTIVATE-ATTEMPTING PROJECTS=&gt;(('C', 6), 'C', 0, "Base fix 'Air &amp; Ozone Degradation' (ENVIRONMENTAL) triggers crisis")(Skill for project)','5: ACTIVATE-ATTEMPTING PROJECTS=&gt;2(Consultant fees)','5: ACTIVATE-ATTEMPTING PROJECTS=&gt;9(Dice roll 2D6: skill check)','5: ACTIVATE-ATTEMPTING PROJECTS=&gt;(('C', 1), 'C', 0, "Base fix 'Discrimination' (LIVING STANDARDS) triggers crisis")(Skill for project)','5: ACTIVATE-ATTEMPTING PROJECTS=&gt;7(Dice roll 2D6: skill check)','5: ACTIVATE-ATTEMPTING PROJECTS=&gt;(('H', 3), 'H', 0, "Base fix 'Discrimination' (LIVING STANDARDS) triggers crisis")(Skill for project)','5: ACTIVATE-ATTEMPTING PROJECTS=&gt;3(Dice roll 2D6: skill check)','5: ACTIVATE-ATTEMPTING PROJECTS=&gt;(('S', 4), 'S', 0, "Improved fix 'Monopoly' (ECONOMIC)")(Skill for project)','5: ACTIVATE-ATTEMPTING PROJECTS=&gt;5(Dice roll 2D6: skill check)','5: ACTIVATE-DOING RESEARCH=&gt;None(Start researching)','5: ACTIVATE-ATTEMPTING PROJECTS=&gt;(('H', 2), 'H', 3, "Base fix 'Affordable Housing' (CLASS) triggers crisis")(Skill for project)','5: ACTIVATE-ATTEMPTING PROJECTS=&gt;1(Consultant fees)','5: ACTIVATE-ATTEMPTING PROJECTS=&gt;10(Dice roll 2D6: skill check)','5: ACTIVATE-ATTEMPTING PROJECTS=&gt;(('C', 7), 'C', 0, "Base fix 'Discrimination' (LIVING STANDARDS) triggers crisis")(Skill for project)','5: ACTIVATE-ATTEMPTING PROJECTS=&gt;7(Dice roll 2D6: skill check)','5: ACTIVATE-ATTEMPTING PROJECTS=&gt;(('C', 3), 'C', 1, "Base fix 'Discrimination' (LIVING STANDARDS) triggers crisis")(Skill for project)','5: ACTIVATE-ATTEMPTING PROJECTS=&gt;5(Dice roll 2D6: skill check)','5: ACTIVATE-ATTEMPTING PROJECTS=&gt;(('D', 10), 'D', 0, "Improved fix 'Monopoly' (ECONOMIC)")(Skill for project)','5: ACTIVATE-ATTEMPTING PROJECTS=&gt;4(Dice roll 2D6: skill check)','5: ACTIVATE-DOING RESEARCH=&gt;None(Start researching)','5: END-FINALIZING=&gt;Base fix 'Discrimination' (LIVING STANDARDS) triggers crisis(Project overskilled for "('H', 14)")','5: END-CRISIS ROLLING=&gt;ECONOMIC(Crisis chip: full category)','5: END-CRISIS ROLLING=&gt;6(Dice roll 1D6: crisis cat)','5: END-CRISIS ROLLING=&gt;LIVING STANDARDS(Category for crisis)','5: END-CRISIS ROLLING=&gt;4(Dice roll 1D6: node in LIVING STANDARDS)','5: END-CRISIS ROLLING=&gt;3(Dice roll 1D6: node in LIVING STANDARDS)','5: END-CRISIS ROLLING=&gt;Systemic Corruption(Problem for crisis)','5: END-CRISIS ROLLING=&gt;6(Dice roll 2D6: crisis roll for Systemic Corruption)','5: END-CRISIS ROLLING=&gt;6(Crisis roll for node "Systemic Corruption")','5: END-CRISIS ROLLING=&gt;Political Voice(Now in crisis (cascaded from: Systemic Corruption))','5: END-CRISIS ROLLING=&gt;6(Dice roll 1D6: crisis cat)','5: END-CRISIS ROLLING=&gt;LIVING STANDARDS(Category for crisis)','5: END-CRISIS ROLLING=&gt;1(Dice roll 1D6: node in LIVING STANDARDS)','5: END-CRISIS ROLLING=&gt;Discrimination(Problem for crisis)','5: END-CRISIS ROLLING=&gt;4(Dice roll 2D6: crisis roll for Discrimination)','5: END-CRISIS ROLLING=&gt;4(Crisis roll for node "Discrimination")','5: END-CRISIS ROLLING=&gt;Discrimination(Now in crisis)','5: END-CRISIS ROLLING=&gt;4(Dice roll 1D6: crisis cat)','5: END-CRISIS ROLLING=&gt;CLASS(Category for crisis)','5: END-CRISIS ROLLING=&gt;2(Dice roll 1D6: node in CLASS)','5: END-CRISIS ROLLING=&gt;Affordable Housing(Problem for crisis)','5: END-CRISIS ROLLING=&gt;9(Dice roll 2D6: crisis roll for Affordable Housing)','5: END-CRISIS ROLLING=&gt;9(Crisis roll for node "Affordable Housing")','5: END-CRISIS ROLLING=&gt;Affordable Housing(Crisis averted)','6: ENGAGE-DRAWING MONEY=&gt;1(Money drawn)','6: ENGAGE-DRAWING CARDS=&gt;('D', 11)(Card drawn: 1)','6: ENGAGE-DRAWING CARDS=&gt;('C', 12)(Card drawn: 2)','6: ENGAGE-CRISIS RISING','6: ENGAGE-DRAWING MONEY=&gt;1(Money drawn)','6: ENGAGE-DRAWING CARDS=&gt;('C', 14)(Card drawn: 1)','6: ENGAGE-DRAWING CARDS=&gt;('H', 13)(Card drawn: 2)','6: ENGAGE-DRAWING MONEY=&gt;1(Money drawn)','6: ENGAGE-DRAWING CARDS=&gt;('S', 5)(Card drawn: 1)','6: ENGAGE-DRAWING CARDS=&gt;('D', 3)(Card drawn: 2)','6: ENGAGE-CRISIS RISING','6: ENGAGE-DRAWING MONEY=&gt;1(Money drawn)','6: ENGAGE-DRAWING CARDS=&gt;('D', 4)(Card drawn: 1)','6: ENGAGE-DRAWING CARDS=&gt;('S', 8)(Card drawn: 2)','6: ENGAGE-DRAWING MONEY=&gt;1(Money drawn)','6: ENGAGE-DRAWING CARDS=&gt;('S', 12)(Card drawn: 1)','6: ENGAGE-DRAWING CARDS=&gt;('H', 12)(Card drawn: 2)','6: ACTIVATE-ATTEMPTING PROJECTS=&gt;None(Skill for project)','6: ACTIVATE-DOING RESEARCH=&gt;None(Start researching)','6: ACTIVATE-ATTEMPTING PROJECTS=&gt;(('C', 14), 'C', 2, "Base fix 'Discrimination' (LIVING STANDARDS) triggers crisis")(Skill for project)','6: ACTIVATE-ATTEMPTING PROJECTS=&gt;(('H', 13), 'H', 1, "Base fix 'Affordable Housing' (CLASS) triggers crisis")(Skill for project)','6: ACTIVATE-ATTEMPTING PROJECTS=&gt;1(Consultant fees)','6: ACTIVATE-ATTEMPTING PROJECTS=&gt;10(Dice roll 2D6: skill check)','6: ACTIVATE-ATTEMPTING PROJECTS=&gt;(('D', 2), 'D', 0, "Improved fix 'Monopoly' (ECONOMIC)")(Skill for project)','6: ACTIVATE-ATTEMPTING PROJECTS=&gt;9(Dice roll 2D6: skill check)','6: ACTIVATE-ATTEMPTING PROJECTS=&gt;(('H', 13), 'H', 0, "Base fix 'Discrimination' (LIVING STANDARDS) triggers crisis")(Skill for project)','6: ACTIVATE-ATTEMPTING PROJECTS=&gt;7(Dice roll 2D6: skill check)','6: ACTIVATE-DOING RESEARCH=&gt;None(Start researching)','6: ACTIVATE-ATTEMPTING PROJECTS=&gt;None(Skill for project)','6: ACTIVATE-DOING RESEARCH=&gt;None(Start researching)','6: ACTIVATE-ATTEMPTING PROJECTS=&gt;None(Skill for project)','6: ACTIVATE-DOING RESEARCH=&gt;None(Start researching)','6: ACTIVATE-ATTEMPTING PROJECTS=&gt;(('H', 12), 'H', 1, "Base fix 'Affordable Housing' (CLASS) triggers crisis")(Skill for project)','6: ACTIVATE-ATTEMPTING PROJECTS=&gt;1(Consultant fees)','6: ACTIVATE-ATTEMPTING PROJECTS=&gt;3(Dice roll 2D6: skill check)','6: ACTIVATE-ATTEMPTING PROJECTS=&gt;(('S', 12), 'S', 0, "Improved fix 'Monopoly' (ECONOMIC)")(Skill for project)','6: ACTIVATE-ATTEMPTING PROJECTS=&gt;11(Dice roll 2D6: skill check)','6: ACTIVATE-DOING RESEARCH=&gt;None(Start researching)','6: END-FINALIZING=&gt;Base fix 'Air &amp; Ozone Degradation' (ENVIRONMENTAL) triggers crisis(Project abandoned)','6: END-FINALIZING=&gt;Base fix 'Discrimination' (LIVING STANDARDS) triggers crisis(Project overskilled for "('C', 14)")','6: END-CRISIS ROLLING=&gt;ECONOMIC(Crisis chip: full category)','6: END-CRISIS ROLLING=&gt;SOCIAL(Crisis chip: full category)','6: END-CRISIS ROLLING=&gt;LIVING STANDARDS(Crisis chip: full category)','6: END-CRISIS ROLLING=&gt;2(Dice roll 1D6: crisis cat)','6: END-CRISIS ROLLING=&gt;ECONOMIC(Category for crisis)','6: END-CRISIS ROLLING=&gt;ECONOMIC(Crisis chip: full category)','6: END-CRISIS ROLLING=&gt;1(Dice roll 1D6: crisis cat)','6: END-CRISIS ROLLING=&gt;INDUSTRIAL(Category for crisis)','6: END-CRISIS ROLLING=&gt;3(Dice roll 1D6: node in INDUSTRIAL)','6: END-CRISIS ROLLING=&gt;Sprawl(Problem for crisis)','6: END-CRISIS ROLLING=&gt;11(Dice roll 2D6: crisis roll for Sprawl)','6: END-CRISIS ROLLING=&gt;11(Crisis roll for node "Sprawl")','6: END-CRISIS ROLLING=&gt;9(Dice roll 2D6: crisis roll for Sprawl)','6: END-CRISIS ROLLING=&gt;9(Crisis roll for node "Sprawl")','6: END-CRISIS ROLLING=&gt;Sprawl(Crisis averted)','7: ENGAGE-DRAWING MONEY=&gt;1(Money drawn)','7: ENGAGE-DRAWING CARDS=&gt;('H', 3)(Card drawn: 1)','7: ENGAGE-DRAWING CARDS=&gt;('S', 11)(Card drawn: 2)','7: ENGAGE-CRISIS RISING','7: ENGAGE-DRAWING MONEY=&gt;1(Money drawn)','7: ENGAGE-DRAWING CARDS=&gt;('C', 1)(Card drawn: 1)','7: ENGAGE-DRAWING CARDS=&gt;('H', 2)(Card drawn: 2)','7: ENGAGE-DRAWING MONEY=&gt;1(Money drawn)','7: ENGAGE-DRAWING CARDS=&gt;('H', 1)(Card drawn: 1)','7: ENGAGE-DRAWING CARDS=&gt;('D', 2)(Card drawn: 2)','7: ENGAGE-CRISIS RISING','7: ENGAGE-DRAWING MONEY=&gt;1(Money drawn)','7: ENGAGE-DRAWING CARDS=&gt;('C', 9)(Card drawn: 1)','7: ENGAGE-DRAWING CARDS=&gt;('C', 11)(Card drawn: 2)','7: ENGAGE-DRAWING MONEY=&gt;1(Money drawn)','7: ENGAGE-DRAWING CARDS=&gt;('H', 6)(Card drawn: 1)','7: ENGAGE-DRAWING CARDS=&gt;('H', 10)(Card drawn: 2)','7: ACTIVATE-ATTEMPTING PROJECTS=&gt;(('S', 11), 'S', 7, "Base fix 'Affordable Housing' (CLASS) triggers crisis")(Skill for project)','7: ACTIVATE-ATTEMPTING PROJECTS=&gt;0(Consultant fees)','7: ACTIVATE-ATTEMPTING PROJECTS=&gt;8(Dice roll 2D6: skill check)','7: ACTIVATE-ATTEMPTING PROJECTS=&gt;(('C', 12), 'C', 5, "Base fix 'Discrimination' (LIVING STANDARDS) triggers crisis")(Skill for project)','7: ACTIVATE-ATTEMPTING PROJECTS=&gt;1(Consultant fees)','7: ACTIVATE-ATTEMPTING PROJECTS=&gt;5(Dice roll 2D6: skill check)','7: ACTIVATE-ATTEMPTING PROJECTS=&gt;(('H', 3), 'H', 5, "Base fix 'Discrimination' (LIVING STANDARDS) triggers crisis")(Skill for project)','7: ACTIVATE-ATTEMPTING PROJECTS=&gt;3(Consultant fees)','7: ACTIVATE-ATTEMPTING PROJECTS=&gt;8(Dice roll 2D6: skill check)','7: ACTIVATE-ATTEMPTING PROJECTS=&gt;None(Skill for project)','7: ACTIVATE-DOING RESEARCH=&gt;None(Start researching)','7: ACTIVATE-ATTEMPTING PROJECTS=&gt;(('H', 2), 'H', 1, "Base fix 'Affordable Housing' (CLASS) triggers crisis")(Skill for project)','7: ACTIVATE-ATTEMPTING PROJECTS=&gt;1(Consultant fees)','7: ACTIVATE-ATTEMPTING PROJECTS=&gt;9(Dice roll 2D6: skill check)','7: ACTIVATE-ATTEMPTING PROJECTS=&gt;None(Skill for project)','7: ACTIVATE-DOING RESEARCH=&gt;None(Start researching)','7: ACTIVATE-ATTEMPTING PROJECTS=&gt;Remove-Tradeoff(Start project: type)','7: ACTIVATE-ATTEMPTING PROJECTS=&gt;CLASS(Start project: fix category)','7: ACTIVATE-ATTEMPTING PROJECTS=&gt;Energy Shortage(Start project: fix problem)','7: ACTIVATE-ATTEMPTING PROJECTS=&gt;Improved fix 'Energy Shortage' (CLASS)(Project started)','7: ACTIVATE-ATTEMPTING PROJECTS=&gt;(('H', 1), 'H', 3, "Base fix 'Affordable Housing' (CLASS) triggers crisis")(Skill for project)','7: ACTIVATE-ATTEMPTING PROJECTS=&gt;1(Consultant fees)','7: ACTIVATE-ATTEMPTING PROJECTS=&gt;7(Dice roll 2D6: skill check)','7: ACTIVATE-ATTEMPTING PROJECTS=&gt;(('D', 3), 'D', 2, "Improved fix 'Monopoly' (ECONOMIC)")(Skill for project)','7: ACTIVATE-ATTEMPTING PROJECTS=&gt;1(Consultant fees)','7: ACTIVATE-ATTEMPTING PROJECTS=&gt;8(Dice roll 2D6: skill check)','7: ACTIVATE-ATTEMPTING PROJECTS=&gt;(('S', 5), 'S', 1, "Improved fix 'Energy Shortage' (CLASS)")(Skill for project)','7: ACTIVATE-ATTEMPTING PROJECTS=&gt;5(Dice roll 2D6: skill check)','7: ACTIVATE-ATTEMPTING PROJECTS=&gt;(('D', 7), 'D', 0, "Improved fix 'Monopoly' (ECONOMIC)")(Skill for project)','7: ACTIVATE-ATTEMPTING PROJECTS=&gt;11(Dice roll 2D6: skill check)','7: ACTIVATE-ATTEMPTING PROJECTS=&gt;None(Skill for project)','7: ACTIVATE-DOING RESEARCH=&gt;None(Start researching)','7: ACTIVATE-ATTEMPTING PROJECTS=&gt;(('S', 8), 'S', 1, "Base fix 'Affordable Housing' (CLASS) triggers crisis")(Skill for project)','7: ACTIVATE-ATTEMPTING PROJECTS=&gt;1(Consultant fees)','7: ACTIVATE-ATTEMPTING PROJECTS=&gt;9(Dice roll 2D6: skill check)','7: ACTIVATE-ATTEMPTING PROJECTS=&gt;(('C', 11), 'C', 2, "Base fix 'Discrimination' (LIVING STANDARDS) triggers crisis")(Skill for project)','7: ACTIVATE-ATTEMPTING PROJECTS=&gt;1(Consultant fees)','7: ACTIVATE-ATTEMPTING PROJECTS=&gt;9(Dice roll 2D6: skill check)','7: ACTIVATE-ATTEMPTING PROJECTS=&gt;(('C', 9), 'C', 1, "Base fix 'Discrimination' (LIVING STANDARDS) triggers crisis")(Skill for project)','7: ACTIVATE-ATTEMPTING PROJECTS=&gt;7(Dice roll 2D6: skill check)','7: ACTIVATE-ATTEMPTING PROJECTS=&gt;(('D', 4), 'D', 0, "Improved fix 'Monopoly' (ECONOMIC)")(Skill for project)','7: ACTIVATE-ATTEMPTING PROJECTS=&gt;7(Dice roll 2D6: skill check)','7: ACTIVATE-DOING RESEARCH=&gt;None(Start researching)','7: ACTIVATE-ATTEMPTING PROJECTS=&gt;None(Skill for project)','7: ACTIVATE-DOING RESEARCH=&gt;None(Start researching)','7: END-CRISIS ROLLING=&gt;ECONOMIC(Crisis chip: full category)','7: END-CRISIS ROLLING=&gt;SOCIAL(Crisis chip: full category)','7: END-CRISIS ROLLING=&gt;LIVING STANDARDS(Crisis chip: full category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2(Dice roll 1D6: crisis cat)','7: END-CRISIS ROLLING=&gt;ECONOMIC(Category for crisis)','7: END-CRISIS ROLLING=&gt;ECONOMIC(Crisis chip: full category)','7: END-CRISIS ROLLING=&gt;4(Dice roll 1D6: crisis cat)','7: END-CRISIS ROLLING=&gt;CLASS(Category for crisis)','7: END-CRISIS ROLLING=&gt;6(Dice roll 1D6: node in CLASS)','7: END-CRISIS ROLLING=&gt;4(Dice roll 1D6: node in CLASS)','7: END-CRISIS ROLLING=&gt;Food Shortage(Problem for crisis)','7: END-CRISIS ROLLING=&gt;9(Dice roll 2D6: crisis roll for Food Shortage)','7: END-CRISIS ROLLING=&gt;9(Crisis roll for node "Food Shortage")','7: END-CRISIS ROLLING=&gt;3(Dice roll 2D6: crisis roll for Food Shortage)','7: END-CRISIS ROLLING=&gt;3(Crisis roll for node "Food Shortage")','7: END-CRISIS ROLLING=&gt;Sprawl(Now in crisis (cascaded from: Food Shortage))','8: ENGAGE-DRAWING MONEY=&gt;1(Money drawn)','8: ENGAGE-DRAWING CARDS=&gt;('D', 14)(Card drawn: 1)','8: ENGAGE-DRAWING CARDS=&gt;('C', 3)(Card drawn: 2)','8: ENGAGE-CRISIS RISING','8: ENGAGE-DRAWING MONEY=&gt;1(Money drawn)','8: ENGAGE-DRAWING CARDS=&gt;('C', 8)(Card drawn: 1)','8: ENGAGE-DRAWING CARDS=&gt;('S', 5)(Card drawn: 2)','8: ENGAGE-DRAWING MONEY=&gt;1(Money drawn)','8: ENGAGE-DRAWING CARDS=&gt;('C', 10)(Card drawn: 1)','8: ENGAGE-DRAWING CARDS=&gt;('S', 6)(Card drawn: 2)','8: ENGAGE-CRISIS RISING','8: ENGAGE-DRAWING MONEY=&gt;1(Money drawn)','8: ENGAGE-DRAWING CARDS=&gt;('D', 13)(Card drawn: 1)','8: ENGAGE-DRAWING CARDS=&gt;('S', 4)(Card drawn: 2)','8: ENGAGE-DRAWING MONEY=&gt;1(Money drawn)','8: ENGAGE-DRAWING CARDS=&gt;('S', 6)(Card drawn: 1)','8: ENGAGE-DRAWING CARDS=&gt;('C', 2)(Card drawn: 2)','8: ACTIVATE-ATTEMPTING PROJECTS=&gt;(('C', 3), 'C', 6, "Base fix 'Discrimination' (LIVING STANDARDS) triggers crisis")(Skill for project)','8: ACTIVATE-ATTEMPTING PROJECTS=&gt;2(Consultant fees)','8: ACTIVATE-ATTEMPTING PROJECTS=&gt;7(Dice roll 2D6: skill check)','8: ACTIVATE-ATTEMPTING PROJECTS=&gt;(('S', 3), 'S', 2, "Base fix 'Affordable Housing' (CLASS) triggers crisis")(Skill for project)','8: ACTIVATE-ATTEMPTING PROJECTS=&gt;1(Consultant fees)','8: ACTIVATE-ATTEMPTING PROJECTS=&gt;7(Dice roll 2D6: skill check)','8: ACTIVATE-ATTEMPTING PROJECTS=&gt;(('D', 14), 'D', 4, "Improved fix 'Monopoly' (ECONOMIC)")(Skill for project)','8: ACTIVATE-ATTEMPTING PROJECTS=&gt;(('S', 1), 'S', 0, "Improved fix 'Energy Shortage' (CLASS)")(Skill for project)','8: ACTIVATE-ATTEMPTING PROJECTS=&gt;8(Dice roll 2D6: skill check)','8: ACTIVATE-ATTEMPTING PROJECTS=&gt;(('C', 7), 'C', 1, "Base fix 'Discrimination' (LIVING STANDARDS) triggers crisis")(Skill for project)','8: ACTIVATE-ATTEMPTING PROJECTS=&gt;9(Dice roll 2D6: skill check)','8: ACTIVATE-ATTEMPTING PROJECTS=&gt;(('C', 5), 'C', 0, "Base fix 'Discrimination' (LIVING STANDARDS) triggers crisis")(Skill for project)','8: ACTIVATE-ATTEMPTING PROJECTS=&gt;6(Dice roll 2D6: skill check)','8: ACTIVATE-ATTEMPTING PROJECTS=&gt;(('D', 11), 'D', 0, "Improved fix 'Monopoly' (ECONOMIC)")(Skill for project)','8: ACTIVATE-ATTEMPTING PROJECTS=&gt;10(Dice roll 2D6: skill check)','8: ACTIVATE-DOING RESEARCH=&gt;None(Start researching)','8: ACTIVATE-ATTEMPTING PROJECTS=&gt;(('S', 5), 'S', 2, "Improved fix 'Energy Shortage' (CLASS)")(Skill for project)','8: ACTIVATE-ATTEMPTING PROJECTS=&gt;1(Consultant fees)','8: ACTIVATE-ATTEMPTING PROJECTS=&gt;6(Dice roll 2D6: skill check)','8: ACTIVATE-ATTEMPTING PROJECTS=&gt;(('C', 8), 'C', 1, "Base fix 'Discrimination' (LIVING STANDARDS) triggers crisis")(Skill for project)','8: ACTIVATE-ATTEMPTING PROJECTS=&gt;4(Dice roll 2D6: skill check)','8: ACTIVATE-ATTEMPTING PROJECTS=&gt;None(Skill for project)','8: ACTIVATE-DOING RESEARCH=&gt;None(Start researching)','8: ACTIVATE-ATTEMPTING PROJECTS=&gt;(('S', 6), 'S', 2, "Improved fix 'Energy Shortage' (CLASS)")(Skill for project)','8: ACTIVATE-ATTEMPTING PROJECTS=&gt;0(Consultant fees)','8: ACTIVATE-ATTEMPTING PROJECTS=&gt;2(Dice roll 2D6: skill check)','8: ACTIVATE-ATTEMPTING PROJECTS=&gt;None(Skill for project)','8: ACTIVATE-DOING RESEARCH=&gt;None(Start researching)','8: ACTIVATE-ATTEMPTING PROJECTS=&gt;None(Skill for project)','8: ACTIVATE-DOING RESEARCH=&gt;None(Start researching)','8: ACTIVATE-ATTEMPTING PROJECTS=&gt;(('H', 6), 'H', 0, "Base fix 'Discrimination' (LIVING STANDARDS) triggers crisis")(Skill for project)','8: ACTIVATE-ATTEMPTING PROJECTS=&gt;0(Consultant fees)','8: ACTIVATE-ATTEMPTING PROJECTS=&gt;7(Dice roll 2D6: skill check)','8: ACTIVATE-ATTEMPTING PROJECTS=&gt;(('S', 6), 'S', 1, "Improved fix 'Monopoly' (ECONOMIC)")(Skill for project)','8: ACTIVATE-ATTEMPTING PROJECTS=&gt;2(Consultant fees)','8: ACTIVATE-ATTEMPTING PROJECTS=&gt;8(Dice roll 2D6: skill check)','8: ACTIVATE-ATTEMPTING PROJECTS=&gt;(('H', 10), 'H', 0, "Improved fix 'Energy Shortage' (CLASS)")(Skill for project)','8: ACTIVATE-ATTEMPTING PROJECTS=&gt;3(Dice roll 2D6: skill check)','8: ACTIVATE-ATTEMPTING PROJECTS=&gt;(('C', 2), 'C', 0, "Base fix 'Discrimination' (LIVING STANDARDS) triggers crisis")(Skill for project)','8: ACTIVATE-ATTEMPTING PROJECTS=&gt;6(Dice roll 2D6: skill check)','8: ACTIVATE-DOING RESEARCH=&gt;None(Start researching)','8: END-FINALIZING=&gt;Improved fix 'Monopoly' (ECONOMIC)(Project overskilled for "('D', 14)")','8: END-CRISIS ROLLING=&gt;INDUSTRIAL(Crisis chip: full category)','8: END-CRISIS ROLLING=&gt;ECONOMIC(Crisis chip: full category)','8: END-CRISIS ROLLING=&gt;SOCIAL(Crisis chip: full category)','8: END-CRISIS ROLLING=&gt;LIVING STANDARDS(Crisis chip: full category)','8: END-CRISIS ROLLING=&gt;2(Dice roll 1D6: crisis cat)','8: END-CRISIS ROLLING=&gt;ECONOMIC(Category for crisis)','8: END-CRISIS ROLLING=&gt;ECONOMIC(Crisis chip: full category)','8: END-CRISIS ROLLING=&gt;1(Dice roll 1D6: crisis cat)','8: END-CRISIS ROLLING=&gt;INDUSTRIAL(Category for crisis)','8: END-CRISIS ROLLING=&gt;INDUSTRIAL(Crisis chip: full category)','8: END-CRISIS ROLLING=&gt;5(Dice roll 1D6: crisis cat)','8: END-CRISIS ROLLING=&gt;ENVIRONMENTAL(Category for crisis)','8: END-CRISIS ROLLING=&gt;4(Dice roll 1D6: node in ENVIRONMENTAL)','8: END-CRISIS ROLLING=&gt;Air &amp; Ozone Degradation(Problem for crisis)','8: END-CRISIS ROLLING=&gt;6(Dice roll 2D6: crisis roll for Air &amp; Ozone Degradation)','8: END-CRISIS ROLLING=&gt;6(Crisis roll for node "Air &amp; Ozone Degradation")','8: END-CRISIS ROLLING=&gt;Land Conversion(Now in crisis (cascaded from: Air &amp; Ozone Degradation))','8: END-CRISIS ROLLING=&gt;5(Dice roll 1D6: crisis cat)','8: END-CRISIS ROLLING=&gt;ENVIRONMENTAL(Category for crisis)','8: END-CRISIS ROLLING=&gt;2(Dice roll 1D6: node in ENVIRONMENTAL)','8: END-CRISIS ROLLING=&gt;Climate Change(Problem for crisis)','8: END-CRISIS ROLLING=&gt;6(Dice roll 2D6: crisis roll for Climate Change)','8: END-CRISIS ROLLING=&gt;6(Crisis roll for node "Climate Change")','8: END-CRISIS ROLLING=&gt;Energy Shortage(Now in crisis (cascaded from: Climate Change))','9: ENGAGE-DRAWING MONEY=&gt;1(Money drawn)','9: ENGAGE-DRAWING CARDS=&gt;('H', 9)(Card drawn: 1)','9: ENGAGE-DRAWING CARDS=&gt;('S', 9)(Card drawn: 2)','9: ENGAGE-CRISIS RISING','9: ENGAGE-DRAWING MONEY=&gt;1(Money drawn)','9: ENGAGE-DRAWING CARDS=&gt;('S', 5)(Card drawn: 1)','9: ENGAGE-DRAWING CARDS=&gt;('S', 11)(Card drawn: 2)','9: ENGAGE-DRAWING MONEY=&gt;1(Money drawn)','9: ENGAGE-DRAWING CARDS=&gt;('C', 8)(Card drawn: 1)','9: ENGAGE-DRAWING CARDS=&gt;('D', 13)(Card drawn: 2)','9: ENGAGE-CRISIS RISING','9: ENGAGE-DRAWING MONEY=&gt;1(Money drawn)','9: ENGAGE-DRAWING CARDS=&gt;('S', 8)(Card drawn: 1)','9: ENGAGE-DRAWING CARDS=&gt;('C', 4)(Card drawn: 2)','9: ENGAGE-DRAWING MONEY=&gt;1(Money drawn)','9: ENGAGE-DRAWING CARDS=&gt;('C', 6)(Card drawn: 1)','9: ENGAGE-DRAWING CARDS=&gt;('H', 9)(Card drawn: 2)','9: ACTIVATE-ATTEMPTING PROJECTS=&gt;(('H', 9), 'H', 0, "Base fix 'Affordable Housing' (CLASS) triggers crisis")(Skill for project)','9: ACTIVATE-ATTEMPTING PROJECTS=&gt;0(Consultant fees)','9: ACTIVATE-ATTEMPTING PROJECTS=&gt;4(Dice roll 2D6: skill check)','9: ACTIVATE-ATTEMPTING PROJECTS=&gt;None(Skill for project)','9: ACTIVATE-DOING RESEARCH=&gt;None(Start researching)','9: ACTIVATE-ATTEMPTING PROJECTS=&gt;(('S', 11), 'S', 2, "Improved fix 'Monopoly' (ECONOMIC)")(Skill for project)','9: ACTIVATE-ATTEMPTING PROJECTS=&gt;0(Consultant fees)','9: ACTIVATE-ATTEMPTING PROJECTS=&gt;8(Dice roll 2D6: skill check)','9: ACTIVATE-ATTEMPTING PROJECTS=&gt;(('S', 5), 'S', 1, "Improved fix 'Monopoly' (ECONOMIC)")(Skill for project)','9: ACTIVATE-ATTEMPTING PROJECTS=&gt;1(Consultant fees)','9: ACTIVATE-ATTEMPTING PROJECTS=&gt;6(Dice roll 2D6: skill check)','9: ACTIVATE-ATTEMPTING PROJECTS=&gt;(('C', 1), 'C', 0, "Base fix 'Discrimination' (LIVING STANDARDS) triggers crisis")(Skill for project)','9: ACTIVATE-ATTEMPTING PROJECTS=&gt;7(Dice roll 2D6: skill check)','9: ACTIVATE-DOING RESEARCH=&gt;None(Start researching)','9: ACTIVATE-ATTEMPTING PROJECTS=&gt;(('D', 2), 'D', 0, "Improved fix 'Monopoly' (ECONOMIC)")(Skill for project)','9: ACTIVATE-ATTEMPTING PROJECTS=&gt;2(Consultant fees)','9: ACTIVATE-ATTEMPTING PROJECTS=&gt;10(Dice roll 2D6: skill check)','9: ACTIVATE-ATTEMPTING PROJECTS=&gt;(('D', 13), 'D', 2, "Improved fix 'Monopoly' (ECONOMIC)")(Skill for project)','9: ACTIVATE-ATTEMPTING PROJECTS=&gt;3(Dice roll 2D6: skill check)','9: ACTIVATE-ATTEMPTING PROJECTS=&gt;(('C', 8), 'C', 1, "Base fix 'Discrimination' (LIVING STANDARDS) triggers crisis")(Skill for project)','9: ACTIVATE-ATTEMPTING PROJECTS=&gt;6(Dice roll 2D6: skill check)','9: ACTIVATE-ATTEMPTING PROJECTS=&gt;None(Skill for project)','9: ACTIVATE-DOING RESEARCH=&gt;None(Start researching)','9: ACTIVATE-ATTEMPTING PROJECTS=&gt;(('S', 8), 'S', 2, "Base fix 'Affordable Housing' (CLASS) triggers crisis")(Skill for project)','9: ACTIVATE-ATTEMPTING PROJECTS=&gt;1(Consultant fees)','9: ACTIVATE-ATTEMPTING PROJECTS=&gt;6(Dice roll 2D6: skill check)','9: ACTIVATE-ATTEMPTING PROJECTS=&gt;(('D', 13), 'D', 0, "Improved fix 'Monopoly' (ECONOMIC)")(Skill for project)','9: ACTIVATE-ATTEMPTING PROJECTS=&gt;1(Consultant fees)','9: ACTIVATE-ATTEMPTING PROJECTS=&gt;12(Dice roll 2D6: skill check)','9: ACTIVATE-ATTEMPTING PROJECTS=&gt;1(Added a crisis chip)','9: ACTIVATE-ATTEMPTING PROJECTS=&gt;(('S', 4), 'S', 0, "Base fix 'Affordable Housing' (CLASS) triggers crisis")(Skill for project)','9: ACTIVATE-ATTEMPTING PROJECTS=&gt;6(Dice roll 2D6: skill check)','9: ACTIVATE-ATTEMPTING PROJECTS=&gt;(('C', 4), 'C', 0, "Base fix 'Discrimination' (LIVING STANDARDS) triggers crisis")(Skill for project)','9: ACTIVATE-ATTEMPTING PROJECTS=&gt;6(Dice roll 2D6: skill check)','9: ACTIVATE-DOING RESEARCH=&gt;None(Start researching)','9: ACTIVATE-ATTEMPTING PROJECTS=&gt;None(Skill for project)','9: ACTIVATE-DOING RESEARCH=&gt;None(Start researching)','9: END-FINALIZING=&gt;Improved fix 'Energy Shortage' (CLASS)(Project abandoned)','9: END-CRISIS ROLLING=&gt;INDUSTRIAL(Crisis chip: full category)','9: END-CRISIS ROLLING=&gt;ECONOMIC(Crisis chip: full category)','9: END-CRISIS ROLLING=&gt;SOCIAL(Crisis chip: full category)','9: END-CRISIS ROLLING=&gt;LIVING STANDARDS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5(Dice roll 1D6: node in ENVIRONMENTAL)','9: END-CRISIS ROLLING=&gt;Ocean Degradation(Problem for crisis)','9: END-CRISIS ROLLING=&gt;8(Dice roll 2D6: crisis roll for Ocean Degradation)','9: END-CRISIS ROLLING=&gt;8(Crisis roll for node "Ocean Degradation")','9: END-CRISIS ROLLING=&gt;Ocean Degradation(Now in crisis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6(Dice roll 1D6: node in ENVIRONMENTAL)','9: END-CRISIS ROLLING=&gt;4(Dice roll 1D6: node in ENVIRONMENTAL)','9: END-CRISIS ROLLING=&gt;Air &amp; Ozone Degradation(Crisis chip: overwhelmed problem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4(Dice roll 1D6: node in CLASS)','9: END-CRISIS ROLLING=&gt;Food Shortage(Crisis chip: overwhelmed problem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3(Dice roll 1D6: node in ENVIRONMENTAL)','9: END-CRISIS ROLLING=&gt;Freshwater Depletion(Problem for crisis)','9: END-CRISIS ROLLING=&gt;8(Dice roll 2D6: crisis roll for Freshwater Depletion)','9: END-CRISIS ROLLING=&gt;8(Crisis roll for node "Freshwater Depletion")','9: END-CRISIS ROLLING=&gt;Clean Water Shortage(Now in crisis (cascaded from: Freshwater Depletion)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2(Dice roll 1D6: node in ENVIRONMENTAL)','9: END-CRISIS ROLLING=&gt;Climate Change(Crisis chip: overwhelmed problem)','9: END-CRISIS ROLLING=&gt;2(Dice roll 1D6: crisis cat)','9: END-CRISIS ROLLING=&gt;ECONOMIC(Category for crisis)','9: END-CRISIS ROLLING=&gt;ECONOMIC(Crisis chip: full category)','9: END-CRISIS ROLLING=&gt;5(Dice roll 1D6: crisis cat)','9: END-CRISIS ROLLING=&gt;ENVIRONMENTAL(Category for crisis)','9: END-CRISIS ROLLING=&gt;3(Dice roll 1D6: node in ENVIRONMENTAL)','9: END-CRISIS ROLLING=&gt;Freshwater Depletion(Crisis chip: overwhelmed problem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9, 13, 14, 16, 18, 18, 22, 22, 26, 28, 29]}</text:p>
          </table:table-cell>
          <table:table-cell table:style-name="Gnumeric-default" office:value-type="string">
            <text:p>{'abandoned-project': [[], [], [], [], [], [], [], [], [], [], [], [True], [], [], [], [], [], [], [], [], [], [], [], [], [], [], [], [], [], [], [], [], [], [], [], [], [], [], [], [], [], [], [], [True, True], [], [], [], [], [], [], [], [], [], [], [], [], [], [], [], [True, True], [], [], [], [], [], [], [], [], [], [], [], [], [], [], [], [], [], [], [], [], [], [], [], [], [], [], [True], [], [], [], [], [], [], [], [], [], [], [], [], [], [], [], [True], [], [], [], [], [], [], [], [], [], [], [], [], [], [], [], [True], [], [], [], [], [], [], [], [], [], [], [], [], [], [], [], [], [], [], [], [], [], [], [], [], [], [], [], [], [], [], [], [], [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S', 3)(Card drawn: 1)','0: ENGAGE-DRAWING CARDS=&gt;('S', 8)(Card drawn: 2)','0: ENGAGE-CRISIS RISING','0: ENGAGE-DRAWING MONEY=&gt;3(Money drawn)','0: ENGAGE-DRAWING CARDS=&gt;('S', 1)(Card drawn: 1)','0: ENGAGE-DRAWING CARDS=&gt;('D', 14)(Card drawn: 2)','0: ENGAGE-DRAWING MONEY=&gt;3(Money drawn)','0: ENGAGE-DRAWING CARDS=&gt;('S', 6)(Card drawn: 1)','0: ENGAGE-DRAWING CARDS=&gt;('S', 14)(Card drawn: 2)','0: ENGAGE-CRISIS RISING','0: ENGAGE-DRAWING MONEY=&gt;3(Money drawn)','0: ENGAGE-DRAWING CARDS=&gt;('S', 4)(Card drawn: 1)','0: ENGAGE-DRAWING CARDS=&gt;('C', 4)(Card drawn: 2)','0: ENGAGE-DRAWING MONEY=&gt;3(Money drawn)','0: ENGAGE-DRAWING CARDS=&gt;('D', 9)(Card drawn: 1)','0: ENGAGE-DRAWING CARDS=&gt;('S', 4)(Card drawn: 2)','0: ACTIVATE-ATTEMPTING PROJECTS=&gt;Remove-Tradeoff(Start project: type)','0: ACTIVATE-ATTEMPTING PROJECTS=&gt;CLASS(Start project: fix category)','0: ACTIVATE-ATTEMPTING PROJECTS=&gt;Healthcare(Start project: fix problem)','0: ACTIVATE-ATTEMPTING PROJECTS=&gt;Improved fix 'Healthcare' (CLASS)(Project started)','0: ACTIVATE-ATTEMPTING PROJECTS=&gt;(('S', 8), 'S', 1, "Improved fix 'Healthcare' (CLASS)")(Skill for project)','0: ACTIVATE-ATTEMPTING PROJECTS=&gt;2(Consultant fees)','0: ACTIVATE-ATTEMPTING PROJECTS=&gt;11(Dice roll 2D6: skill check)','0: ACTIVATE-ATTEMPTING PROJECTS=&gt;None(Skill for project)','0: ACTIVATE-DOING RESEARCH=&gt;None(Start researching)','0: ACTIVATE-ATTEMPTING PROJECTS=&gt;Remove-Tradeoff(Start project: type)','0: ACTIVATE-ATTEMPTING PROJECTS=&gt;LIVING STANDARDS(Start project: fix category)','0: ACTIVATE-ATTEMPTING PROJECTS=&gt;Systemic Corruption(Start project: fix problem)','0: ACTIVATE-ATTEMPTING PROJECTS=&gt;Improved fix 'Systemic Corruption' (LIVING STANDARDS)(Project started)','0: ACTIVATE-ATTEMPTING PROJECTS=&gt;(('D', 14), 'H', 1, "Improved fix 'Systemic Corruption' (LIVING STANDARDS)")(Skill for project)','0: ACTIVATE-DOING RESEARCH=&gt;None(Start researching)','0: ACTIVATE-ATTEMPTING PROJECTS=&gt;Base(Start project: type)','0: ACTIVATE-ATTEMPTING PROJECTS=&gt;ECONOMIC(Start project: fix category)','0: ACTIVATE-ATTEMPTING PROJECTS=&gt;Market Externalities(Start project: fix problem)','0: ACTIVATE-ATTEMPTING PROJECTS=&gt;Base fix 'Market Externalities' (ECONOMIC) triggers crisis(Project started)','0: ACTIVATE-ATTEMPTING PROJECTS=&gt;None(Skill for project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CLASS(Start project: fix category)','0: ACTIVATE-ATTEMPTING PROJECTS=&gt;Healthcare(Start project: fix problem)','0: ACTIVATE-ATTEMPTING PROJECTS=&gt;Improved fix 'Healthcare' (CLASS)(Project started)','0: ACTIVATE-ATTEMPTING PROJECTS=&gt;(('S', 4), 'S', 1, "Improved fix 'Healthcare' (CLASS)")(Skill for project)','0: ACTIVATE-ATTEMPTING PROJECTS=&gt;0(Consultant fees)','0: ACTIVATE-ATTEMPTING PROJECTS=&gt;5(Dice roll 2D6: skill check)','0: ACTIVATE-DOING RESEARCH=&gt;None(Start researching)','0: END-FINALIZING=&gt;Base fix 'Market Externalities' (ECONOMIC) triggers crisis(Project abandoned)','0: END-FINALIZING=&gt;Improved fix 'Systemic Corruption' (LIVING STANDARDS)(Project overskilled for "('D', 14)")','0: END-CRISIS ROLLING=&gt;2(Dice roll 1D6: crisis cat)','0: END-CRISIS ROLLING=&gt;ECONOMIC(Category for crisis)','0: END-CRISIS ROLLING=&gt;3(Dice roll 1D6: node in ECONOMIC)','0: END-CRISIS ROLLING=&gt;Inefficiency(Problem for crisis)','0: END-CRISIS ROLLING=&gt;9(Dice roll 2D6: crisis roll for Inefficiency)','0: END-CRISIS ROLLING=&gt;9(Crisis roll for node "Inefficiency")','0: END-CRISIS ROLLING=&gt;10(Dice roll 2D6: crisis roll for Inefficiency)','0: END-CRISIS ROLLING=&gt;10(Crisis roll for node "Inefficiency")','0: END-CRISIS ROLLING=&gt;Inefficiency(Crisis averted)','1: ENGAGE-DRAWING MONEY=&gt;3(Money drawn)','1: ENGAGE-DRAWING CARDS=&gt;('D', 10)(Card drawn: 1)','1: ENGAGE-DRAWING CARDS=&gt;('H', 3)(Card drawn: 2)','1: ENGAGE-CRISIS RISING','1: ENGAGE-DRAWING MONEY=&gt;3(Money drawn)','1: ENGAGE-DRAWING CARDS=&gt;('H', 11)(Card drawn: 1)','1: ENGAGE-DRAWING CARDS=&gt;('S', 11)(Card drawn: 2)','1: ENGAGE-DRAWING MONEY=&gt;3(Money drawn)','1: ENGAGE-DRAWING CARDS=&gt;('S', 9)(Card drawn: 1)','1: ENGAGE-DRAWING CARDS=&gt;('H', 10)(Card drawn: 2)','1: ENGAGE-CRISIS RISING','1: ENGAGE-DRAWING MONEY=&gt;3(Money drawn)','1: ENGAGE-DRAWING CARDS=&gt;('H', 8)(Card drawn: 1)','1: ENGAGE-DRAWING CARDS=&gt;('D', 1)(Card drawn: 2)','1: ENGAGE-DRAWING MONEY=&gt;3(Money drawn)','1: ENGAGE-DRAWING CARDS=&gt;('S', 3)(Card drawn: 1)','1: ENGAGE-DRAWING CARDS=&gt;('C', 8)(Card drawn: 2)','1: ACTIVATE-ATTEMPTING PROJECTS=&gt;None(Skill for project)','1: ACTIVATE-DOING RESEARCH=&gt;None(Start researching)','1: ACTIVATE-ATTEMPTING PROJECTS=&gt;(('H', 11), 'H', 1, "Improved fix 'Systemic Corruption' (LIVING STANDARDS)")(Skill for project)','1: ACTIVATE-ATTEMPTING PROJECTS=&gt;1(Consultant fees)','1: ACTIVATE-ATTEMPTING PROJECTS=&gt;4(Dice roll 2D6: skill check)','1: ACTIVATE-ATTEMPTING PROJECTS=&gt;(('S', 1), 'S', 0, "Improved fix 'Healthcare' (CLASS)")(Skill for project)','1: ACTIVATE-ATTEMPTING PROJECTS=&gt;1(Consultant fees)','1: ACTIVATE-ATTEMPTING PROJECTS=&gt;4(Dice roll 2D6: skill check)','1: ACTIVATE-ATTEMPTING PROJECTS=&gt;(('S', 11), 'S', 0, "Improved fix 'Healthcare' (CLASS)")(Skill for project)','1: ACTIVATE-ATTEMPTING PROJECTS=&gt;1(Consultant fees)','1: ACTIVATE-ATTEMPTING PROJECTS=&gt;6(Dice roll 2D6: skill check)','1: ACTIVATE-DOING RESEARCH=&gt;None(Start researching)','1: ACTIVATE-ATTEMPTING PROJECTS=&gt;None(Start project: type)','1: ACTIVATE-ATTEMPTING PROJECTS=&gt;(('S', 6), 'S', 0, "Improved fix 'Healthcare' (CLASS)")(Skill for project)','1: ACTIVATE-ATTEMPTING PROJECTS=&gt;0(Consultant fees)','1: ACTIVATE-ATTEMPTING PROJECTS=&gt;4(Dice roll 2D6: skill check)','1: ACTIVATE-ATTEMPTING PROJECTS=&gt;(('S', 14), 'S', 0, "Improved fix 'Healthcare' (CLASS)")(Skill for project)','1: ACTIVATE-ATTEMPTING PROJECTS=&gt;(('S', 9), 'S', 0, "Improved fix 'Healthcare' (CLASS)")(Skill for project)','1: ACTIVATE-ATTEMPTING PROJECTS=&gt;2(Consultant fees)','1: ACTIVATE-ATTEMPTING PROJECTS=&gt;5(Dice roll 2D6: skill check)','1: ACTIVATE-ATTEMPTING PROJECTS=&gt;(('H', 10), 'H', 0, "Improved fix 'Systemic Corruption' (LIVING STANDARDS)")(Skill for project)','1: ACTIVATE-ATTEMPTING PROJECTS=&gt;1(Consultant fees)','1: ACTIVATE-ATTEMPTING PROJECTS=&gt;7(Dice roll 2D6: skill check)','1: ACTIVATE-DOING RESEARCH=&gt;None(Start researching)','1: ACTIVATE-ATTEMPTING PROJECTS=&gt;Remove-Tradeoff(Start project: type)','1: ACTIVATE-ATTEMPTING PROJECTS=&gt;INDUSTRIAL(Start project: fix category)','1: ACTIVATE-ATTEMPTING PROJECTS=&gt;Sprawl(Start project: fix problem)','1: ACTIVATE-ATTEMPTING PROJECTS=&gt;Improved fix 'Sprawl' (INDUSTRIAL)(Project started)','1: ACTIVATE-ATTEMPTING PROJECTS=&gt;(('S', 4), 'S', 0, "Improved fix 'Sprawl' (INDUSTRIAL)")(Skill for project)','1: ACTIVATE-ATTEMPTING PROJECTS=&gt;4(Consultant fees)','1: ACTIVATE-ATTEMPTING PROJECTS=&gt;6(Dice roll 2D6: skill check)','1: ACTIVATE-ATTEMPTING PROJECTS=&gt;(('H', 8), 'H', 1, "Improved fix 'Systemic Corruption' (LIVING STANDARDS)")(Skill for project)','1: ACTIVATE-ATTEMPTING PROJECTS=&gt;2(Consultant fees)','1: ACTIVATE-ATTEMPTING PROJECTS=&gt;9(Dice roll 2D6: skill check)','1: ACTIVATE-ATTEMPTING PROJECTS=&gt;(('C', 4), 'C', 0, "Improved fix 'Sprawl' (INDUSTRIAL)")(Skill for project)','1: ACTIVATE-ATTEMPTING PROJECTS=&gt;11(Dice roll 2D6: skill check)','1: ACTIVATE-DOING RESEARCH=&gt;None(Start researching)','1: ACTIVATE-ATTEMPTING PROJECTS=&gt;None(Skill for project)','1: ACTIVATE-DOING RESEARCH=&gt;None(Start researching)','1: END-FINALIZING=&gt;Improved fix 'Healthcare' (CLASS)(Project overskilled for "('S', 14)")','1: END-CRISIS ROLLING=&gt;1(Dice roll 1D6: crisis cat)','1: END-CRISIS ROLLING=&gt;INDUSTRIAL(Category for crisis)','1: END-CRISIS ROLLING=&gt;6(Dice roll 1D6: node in INDUSTRIAL)','1: END-CRISIS ROLLING=&gt;2(Dice roll 1D6: node in INDUSTRIAL)','1: END-CRISIS ROLLING=&gt;Fossil Fuel Dependency(Problem for crisis)','1: END-CRISIS ROLLING=&gt;11(Dice roll 2D6: crisis roll for Fossil Fuel Dependency)','1: END-CRISIS ROLLING=&gt;11(Crisis roll for node "Fossil Fuel Dependency")','1: END-CRISIS ROLLING=&gt;8(Dice roll 2D6: crisis roll for Fossil Fuel Dependency)','1: END-CRISIS ROLLING=&gt;8(Crisis roll for node "Fossil Fuel Dependency")','1: END-CRISIS ROLLING=&gt;Chemical Pollution(Now in crisis (cascaded from: Fossil Fuel Dependency))','1: END-CRISIS ROLLING=&gt;Climate Change(Now in crisis (cascaded from: Fossil Fuel Dependency))','1: END-CRISIS ROLLING=&gt;Nitrogen &amp; Phosphorous Loading(Now in crisis (cascaded from: Fossil Fuel Dependency))','1: END-CRISIS ROLLING=&gt;Ocean Degradation(Now in crisis (cascaded from: Fossil Fuel Dependency))','2: ENGAGE-DRAWING MONEY=&gt;3(Money drawn)','2: ENGAGE-DRAWING CARDS=&gt;('S', 10)(Card drawn: 1)','2: ENGAGE-DRAWING CARDS=&gt;('S', 13)(Card drawn: 2)','2: ENGAGE-CRISIS RISING','2: ENGAGE-DRAWING MONEY=&gt;3(Money drawn)','2: ENGAGE-DRAWING CARDS=&gt;('H', 12)(Card drawn: 1)','2: ENGAGE-DRAWING CARDS=&gt;('D', 10)(Card drawn: 2)','2: ENGAGE-DRAWING MONEY=&gt;3(Money drawn)','2: ENGAGE-DRAWING CARDS=&gt;('D', 12)(Card drawn: 1)','2: ENGAGE-DRAWING CARDS=&gt;('S', 10)(Card drawn: 2)','2: ENGAGE-CRISIS RISING','2: ENGAGE-DRAWING MONEY=&gt;3(Money drawn)','2: ENGAGE-DRAWING CARDS=&gt;('D', 12)(Card drawn: 1)','2: ENGAGE-DRAWING CARDS=&gt;('D', 8)(Card drawn: 2)','2: ENGAGE-DRAWING MONEY=&gt;3(Money drawn)','2: ENGAGE-DRAWING CARDS=&gt;('C', 1)(Card drawn: 1)','2: ENGAGE-DRAWING CARDS=&gt;('S', 5)(Card drawn: 2)','2: ACTIVATE-ATTEMPTING PROJECTS=&gt;(('S', 10), 'S', 3, "Improved fix 'Sprawl' (INDUSTRIAL)")(Skill for project)','2: ACTIVATE-ATTEMPTING PROJECTS=&gt;0(Consultant fees)','2: ACTIVATE-ATTEMPTING PROJECTS=&gt;4(Dice roll 2D6: skill check)','2: ACTIVATE-ATTEMPTING PROJECTS=&gt;(('S', 3), 'S', 0, "Improved fix 'Sprawl' (INDUSTRIAL)")(Skill for project)','2: ACTIVATE-ATTEMPTING PROJECTS=&gt;1(Consultant fees)','2: ACTIVATE-ATTEMPTING PROJECTS=&gt;6(Dice roll 2D6: skill check)','2: ACTIVATE-ATTEMPTING PROJECTS=&gt;None(Skill for project)','2: ACTIVATE-DOING RESEARCH=&gt;None(Start researching)','2: ACTIVATE-ATTEMPTING PROJECTS=&gt;None(Skill for project)','2: ACTIVATE-DOING RESEARCH=&gt;None(Start researching)','2: ACTIVATE-ATTEMPTING PROJECTS=&gt;Remove-Tradeoff(Start project: type)','2: ACTIVATE-ATTEMPTING PROJECTS=&gt;ENVIRONMENTAL(Start project: fix category)','2: ACTIVATE-ATTEMPTING PROJECTS=&gt;Climate Change(Start project: fix problem)','2: ACTIVATE-ATTEMPTING PROJECTS=&gt;Improved fix 'Climate Change' (ENVIRONMENTAL)(Project started)','2: ACTIVATE-ATTEMPTING PROJECTS=&gt;None(Skill for project)','2: ACTIVATE-DOING RESEARCH=&gt;None(Start researching)','2: ACTIVATE-DOING RESEARCH=&gt;None(Start researching)','2: ACTIVATE-ATTEMPTING PROJECTS=&gt;(('C', 1), 'C', 3, "Improved fix 'Systemic Corruption' (LIVING STANDARDS)")(Skill for project)','2: ACTIVATE-ATTEMPTING PROJECTS=&gt;1(Consultant fees)','2: ACTIVATE-ATTEMPTING PROJECTS=&gt;8(Dice roll 2D6: skill check)','2: ACTIVATE-ATTEMPTING PROJECTS=&gt;(('C', 8), 'C', 2, "Improved fix 'Sprawl' (INDUSTRIAL)")(Skill for project)','2: ACTIVATE-ATTEMPTING PROJECTS=&gt;2(Consultant fees)','2: ACTIVATE-ATTEMPTING PROJECTS=&gt;11(Dice roll 2D6: skill check)','2: ACTIVATE-ATTEMPTING PROJECTS=&gt;(('S', 5), 'S', 2, "Improved fix 'Sprawl' (INDUSTRIAL)")(Skill for project)','2: ACTIVATE-ATTEMPTING PROJECTS=&gt;2(Consultant fees)','2: ACTIVATE-ATTEMPTING PROJECTS=&gt;7(Dice roll 2D6: skill check)','2: ACTIVATE-ATTEMPTING PROJECTS=&gt;(('S', 3), 'S', 1, "Improved fix 'Sprawl' (INDUSTRIAL)")(Skill for project)','2: ACTIVATE-ATTEMPTING PROJECTS=&gt;3(Consultant fees)','2: ACTIVATE-ATTEMPTING PROJECTS=&gt;2(Dice roll 2D6: skill check)','2: ACTIVATE-DOING RESEARCH=&gt;None(Start researching)','2: END-FINALIZING=&gt;Improved fix 'Healthcare' (CLASS)(Project abandoned)','2: END-FINALIZING=&gt;Improved fix 'Climate Change' (ENVIRONMENTAL)(Project abandoned)','2: END-CRISIS ROLLING=&gt;2(Dice roll 1D6: crisis cat)','2: END-CRISIS ROLLING=&gt;ECONOMIC(Category for crisis)','2: END-CRISIS ROLLING=&gt;3(Dice roll 1D6: node in ECONOMIC)','2: END-CRISIS ROLLING=&gt;Inefficiency(Problem for crisis)','2: END-CRISIS ROLLING=&gt;9(Dice roll 2D6: crisis roll for Inefficiency)','2: END-CRISIS ROLLING=&gt;9(Crisis roll for node "Inefficiency")','2: END-CRISIS ROLLING=&gt;3(Dice roll 2D6: crisis roll for Inefficiency)','2: END-CRISIS ROLLING=&gt;3(Crisis roll for node "Inefficiency")','2: END-CRISIS ROLLING=&gt;Inefficiency(Now in crisis)','3: ENGAGE-DRAWING MONEY=&gt;2(Money drawn)','3: ENGAGE-DRAWING CARDS=&gt;('D', 9)(Card drawn: 1)','3: ENGAGE-DRAWING CARDS=&gt;('S', 13)(Card drawn: 2)','3: ENGAGE-CRISIS RISING','3: ENGAGE-DRAWING MONEY=&gt;2(Money drawn)','3: ENGAGE-DRAWING CARDS=&gt;('C', 2)(Card drawn: 1)','3: ENGAGE-DRAWING CARDS=&gt;('D', 7)(Card drawn: 2)','3: ENGAGE-DRAWING MONEY=&gt;2(Money drawn)','3: ENGAGE-DRAWING CARDS=&gt;('C', 13)(Card drawn: 1)','3: ENGAGE-DRAWING CARDS=&gt;('S', 7)(Card drawn: 2)','3: ENGAGE-CRISIS RISING','3: ENGAGE-DRAWING MONEY=&gt;2(Money drawn)','3: ENGAGE-DRAWING CARDS=&gt;('D', 11)(Card drawn: 1)','3: ENGAGE-DRAWING CARDS=&gt;('D', 6)(Card drawn: 2)','3: ENGAGE-DRAWING MONEY=&gt;2(Money drawn)','3: ENGAGE-DRAWING CARDS=&gt;('D', 5)(Card drawn: 1)','3: ENGAGE-DRAWING CARDS=&gt;('C', 12)(Card drawn: 2)','3: ACTIVATE-ATTEMPTING PROJECTS=&gt;(('H', 3), 'H', 1, "Improved fix 'Systemic Corruption' (LIVING STANDARDS)")(Skill for project)','3: ACTIVATE-ATTEMPTING PROJECTS=&gt;7(Consultant fees)','3: ACTIVATE-ATTEMPTING PROJECTS=&gt;8(Dice roll 2D6: skill check)','3: ACTIVATE-ATTEMPTING PROJECTS=&gt;(('S', 13), 'S', 1, "Improved fix 'Sprawl' (INDUSTRIAL)")(Skill for project)','3: ACTIVATE-ATTEMPTING PROJECTS=&gt;1(Consultant fees)','3: ACTIVATE-ATTEMPTING PROJECTS=&gt;6(Dice roll 2D6: skill check)','3: ACTIVATE-ATTEMPTING PROJECTS=&gt;None(Skill for project)','3: ACTIVATE-DOING RESEARCH=&gt;None(Start researching)','3: ACTIVATE-ATTEMPTING PROJECTS=&gt;(('C', 2), 'C', 2, "Improved fix 'Systemic Corruption' (LIVING STANDARDS)")(Skill for project)','3: ACTIVATE-ATTEMPTING PROJECTS=&gt;6(Consultant fees)','3: ACTIVATE-ATTEMPTING PROJECTS=&gt;5(Dice roll 2D6: skill check)','3: ACTIVATE-ATTEMPTING PROJECTS=&gt;(('H', 12), 'H', 0, "Improved fix 'Systemic Corruption' (LIVING STANDARDS)")(Skill for project)','3: ACTIVATE-ATTEMPTING PROJECTS=&gt;1(Consultant fees)','3: ACTIVATE-ATTEMPTING PROJECTS=&gt;7(Dice roll 2D6: skill check)','3: ACTIVATE-DOING RESEARCH=&gt;None(Start researching)','3: ACTIVATE-ATTEMPTING PROJECTS=&gt;Remove-Tradeoff(Start project: type)','3: ACTIVATE-ATTEMPTING PROJECTS=&gt;ENVIRONMENTAL(Start project: fix category)','3: ACTIVATE-ATTEMPTING PROJECTS=&gt;Biodiversity Loss(Start project: fix problem)','3: ACTIVATE-ATTEMPTING PROJECTS=&gt;Improved fix 'Biodiversity Loss' (ENVIRONMENTAL)(Project started)','3: ACTIVATE-ATTEMPTING PROJECTS=&gt;(('C', 13), 'C', 2, "Improved fix 'Sprawl' (INDUSTRIAL)")(Skill for project)','3: ACTIVATE-ATTEMPTING PROJECTS=&gt;0(Consultant fees)','3: ACTIVATE-ATTEMPTING PROJECTS=&gt;4(Dice roll 2D6: skill check)','3: ACTIVATE-ATTEMPTING PROJECTS=&gt;(('S', 7), 'S', 2, "Improved fix 'Sprawl' (INDUSTRIAL)")(Skill for project)','3: ACTIVATE-ATTEMPTING PROJECTS=&gt;4(Consultant fees)','3: ACTIVATE-ATTEMPTING PROJECTS=&gt;2(Dice roll 2D6: skill check)','3: ACTIVATE-ATTEMPTING PROJECTS=&gt;None(Skill for project)','3: ACTIVATE-DOING RESEARCH=&gt;None(Start researching)','3: ACTIVATE-DOING RESEARCH=&gt;None(Start researching)','3: ACTIVATE-ATTEMPTING PROJECTS=&gt;Remove-Tradeoff(Start project: type)','3: ACTIVATE-ATTEMPTING PROJECTS=&gt;ECONOMIC(Start project: fix category)','3: ACTIVATE-ATTEMPTING PROJECTS=&gt;Inflation(Start project: fix problem)','3: ACTIVATE-ATTEMPTING PROJECTS=&gt;Improved fix 'Inflation' (ECONOMIC)(Project started)','3: ACTIVATE-ATTEMPTING PROJECTS=&gt;None(Skill for project)','3: ACTIVATE-DOING RESEARCH=&gt;None(Start researching)','3: END-FINALIZING=&gt;Improved fix 'Biodiversity Loss' (ENVIRONMENTAL)(Project abandoned)','3: END-FINALIZING=&gt;Improved fix 'Inflation' (ECONOMIC)(Project abandoned)','3: END-CRISIS ROLLING=&gt;2(Dice roll 1D6: crisis cat)','3: END-CRISIS ROLLING=&gt;ECONOMIC(Category for crisis)','3: END-CRISIS ROLLING=&gt;3(Dice roll 1D6: node in ECONOMIC)','3: END-CRISIS ROLLING=&gt;Inefficiency(Crisis chip: overwhelmed problem)','3: END-CRISIS ROLLING=&gt;3(Dice roll 1D6: crisis cat)','3: END-CRISIS ROLLING=&gt;SOCIAL(Category for crisis)','3: END-CRISIS ROLLING=&gt;3(Dice roll 1D6: node in SOCIAL)','3: END-CRISIS ROLLING=&gt;Peace &amp; Justice(Problem for crisis)','3: END-CRISIS ROLLING=&gt;5(Dice roll 2D6: crisis roll for Peace &amp; Justice)','3: END-CRISIS ROLLING=&gt;5(Crisis roll for node "Peace &amp; Justice")','3: END-CRISIS ROLLING=&gt;Peace &amp; Justice(Now in crisis)','3: END-CRISIS ROLLING=&gt;2(Dice roll 1D6: crisis cat)','3: END-CRISIS ROLLING=&gt;ECONOMIC(Category for crisis)','3: END-CRISIS ROLLING=&gt;5(Dice roll 1D6: node in ECONOMIC)','3: END-CRISIS ROLLING=&gt;1(Dice roll 1D6: node in ECONOMIC)','3: END-CRISIS ROLLING=&gt;Monopoly(Problem for crisis)','3: END-CRISIS ROLLING=&gt;8(Dice roll 2D6: crisis roll for Monopoly)','3: END-CRISIS ROLLING=&gt;8(Crisis roll for node "Monopoly")','3: END-CRISIS ROLLING=&gt;Economic Inequality(Now in crisis (cascaded from: Monopoly))','4: ENGAGE-DRAWING MONEY=&gt;2(Money drawn)','4: ENGAGE-DRAWING CARDS=&gt;('D', 2)(Card drawn: 1)','4: ENGAGE-DRAWING CARDS=&gt;('H', 8)(Card drawn: 2)','4: ENGAGE-CRISIS RISING','4: ENGAGE-DRAWING MONEY=&gt;2(Money drawn)','4: ENGAGE-DRAWING CARDS=&gt;('D', 4)(Card drawn: 1)','4: ENGAGE-DRAWING CARDS=&gt;('S', 2)(Card drawn: 2)','4: ENGAGE-DRAWING MONEY=&gt;2(Money drawn)','4: ENGAGE-DRAWING CARDS=&gt;('D', 13)(Card drawn: 1)','4: ENGAGE-DRAWING CARDS=&gt;('H', 2)(Card drawn: 2)','4: ENGAGE-CRISIS RISING','4: ENGAGE-DRAWING MONEY=&gt;2(Money drawn)','4: ENGAGE-DRAWING CARDS=&gt;('S', 12)(Card drawn: 1)','4: ENGAGE-DRAWING CARDS=&gt;('C', 5)(Card drawn: 2)','4: ENGAGE-DRAWING MONEY=&gt;2(Money drawn)','4: ENGAGE-DRAWING CARDS=&gt;('D', 8)(Card drawn: 1)','4: ENGAGE-DRAWING CARDS=&gt;('S', 11)(Card drawn: 2)','4: ACTIVATE-ATTEMPTING PROJECTS=&gt;(('S', 13), 'S', 2, "Improved fix 'Sprawl' (INDUSTRIAL)")(Skill for project)','4: ACTIVATE-ATTEMPTING PROJECTS=&gt;1(Consultant fees)','4: ACTIVATE-ATTEMPTING PROJECTS=&gt;2(Dice roll 2D6: skill check)','4: ACTIVATE-ATTEMPTING PROJECTS=&gt;None(Skill for project)','4: ACTIVATE-DOING RESEARCH=&gt;None(Start researching)','4: ACTIVATE-ATTEMPTING PROJECTS=&gt;None(Skill for project)','4: ACTIVATE-DOING RESEARCH=&gt;None(Start researching)','4: ACTIVATE-ATTEMPTING PROJECTS=&gt;Remove-Tradeoff(Start project: type)','4: ACTIVATE-ATTEMPTING PROJECTS=&gt;LIVING STANDARDS(Start project: fix category)','4: ACTIVATE-ATTEMPTING PROJECTS=&gt;Economic Inequality(Start project: fix problem)','4: ACTIVATE-ATTEMPTING PROJECTS=&gt;Improved fix 'Economic Inequality' (LIVING STANDARDS)(Project started)','4: ACTIVATE-ATTEMPTING PROJECTS=&gt;(('H', 2), 'H', 3, "Improved fix 'Economic Inequality' (LIVING STANDARDS)")(Skill for project)','4: ACTIVATE-ATTEMPTING PROJECTS=&gt;5(Consultant fees)','4: ACTIVATE-ATTEMPTING PROJECTS=&gt;7(Dice roll 2D6: skill check)','4: ACTIVATE-ATTEMPTING PROJECTS=&gt;None(Skill for project)','4: ACTIVATE-DOING RESEARCH=&gt;None(Start researching)','4: ACTIVATE-ATTEMPTING PROJECTS=&gt;None(Skill for project)','4: ACTIVATE-DOING RESEARCH=&gt;None(Start researching)','4: ACTIVATE-ATTEMPTING PROJECTS=&gt;Remove-Tradeoff(Start project: type)','4: ACTIVATE-ATTEMPTING PROJECTS=&gt;INDUSTRIAL(Start project: fix category)','4: ACTIVATE-ATTEMPTING PROJECTS=&gt;Fossil Fuel Dependency(Start project: fix problem)','4: ACTIVATE-ATTEMPTING PROJECTS=&gt;Improved fix 'Fossil Fuel Dependency' (INDUSTRIAL)(Project started)','4: ACTIVATE-ATTEMPTING PROJECTS=&gt;(('C', 12), 'C', 2, "Improved fix 'Systemic Corruption' (LIVING STANDARDS)")(Skill for project)','4: ACTIVATE-ATTEMPTING PROJECTS=&gt;0(Consultant fees)','4: ACTIVATE-ATTEMPTING PROJECTS=&gt;6(Dice roll 2D6: skill check)','4: ACTIVATE-ATTEMPTING PROJECTS=&gt;(('S', 11), 'S', 3, "Improved fix 'Fossil Fuel Dependency' (INDUSTRIAL)")(Skill for project)','4: ACTIVATE-ATTEMPTING PROJECTS=&gt;0(Consultant fees)','4: ACTIVATE-ATTEMPTING PROJECTS=&gt;8(Dice roll 2D6: skill check)','4: ACTIVATE-DOING RESEARCH=&gt;None(Start researching)','5: END-CRISIS ROLLING=&gt;2(Dice roll 1D6: crisis cat)','5: END-CRISIS ROLLING=&gt;ECONOMIC(Category for crisis)','5: END-CRISIS ROLLING=&gt;4(Dice roll 1D6: node in ECONOMIC)','5: END-CRISIS ROLLING=&gt;6(Dice roll 1D6: node in ECONOMIC)','5: END-CRISIS ROLLING=&gt;3(Dice roll 1D6: node in ECONOMIC)','5: END-CRISIS ROLLING=&gt;Inefficiency(Crisis chip: overwhelmed problem)','5: END-CRISIS ROLLING=&gt;3(Dice roll 1D6: crisis cat)','5: END-CRISIS ROLLING=&gt;SOCIAL(Category for crisis)','5: END-CRISIS ROLLING=&gt;2(Dice roll 1D6: node in SOCIAL)','5: END-CRISIS ROLLING=&gt;Political Voice(Problem for crisis)','5: END-CRISIS ROLLING=&gt;6(Dice roll 2D6: crisis roll for Political Voice)','5: END-CRISIS ROLLING=&gt;6(Crisis roll for node "Political Voice")','5: END-CRISIS ROLLING=&gt;Political Voice(Now in crisis)','5: END-CRISIS ROLLING=&gt;5(Dice roll 1D6: crisis cat)','5: END-CRISIS ROLLING=&gt;ENVIRONMENTAL(Category for crisis)','5: END-CRISIS ROLLING=&gt;6(Dice roll 1D6: node in ENVIRONMENTAL)','5: END-CRISIS ROLLING=&gt;4(Dice roll 1D6: node in ENVIRONMENTAL)','5: END-CRISIS ROLLING=&gt;Air &amp; Ozone Degradation(Problem for crisis)','5: END-CRISIS ROLLING=&gt;6(Dice roll 2D6: crisis roll for Air &amp; Ozone Degradation)','5: END-CRISIS ROLLING=&gt;6(Crisis roll for node "Air &amp; Ozone Degradation")','5: END-CRISIS ROLLING=&gt;Air &amp; Ozone Degradation(Now in crisis)','5: ENGAGE-DRAWING MONEY=&gt;2(Money drawn)','5: ENGAGE-DRAWING CARDS=&gt;('H', 12)(Card drawn: 1)','5: ENGAGE-DRAWING CARDS=&gt;('H', 4)(Card drawn: 2)','5: ENGAGE-CRISIS RISING','5: ENGAGE-DRAWING MONEY=&gt;2(Money drawn)','5: ENGAGE-DRAWING CARDS=&gt;('D', 6)(Card drawn: 1)','5: ENGAGE-DRAWING CARDS=&gt;('S', 12)(Card drawn: 2)','5: ENGAGE-DRAWING MONEY=&gt;2(Money drawn)','5: ENGAGE-DRAWING CARDS=&gt;('D', 3)(Card drawn: 1)','5: ENGAGE-DRAWING CARDS=&gt;('H', 3)(Card drawn: 2)','5: ENGAGE-CRISIS RISING','5: ENGAGE-DRAWING MONEY=&gt;2(Money drawn)','5: ENGAGE-DRAWING CARDS=&gt;('S', 6)(Card drawn: 1)','5: ENGAGE-DRAWING CARDS=&gt;('D', 7)(Card drawn: 2)','5: ENGAGE-DRAWING MONEY=&gt;2(Money drawn)','5: ENGAGE-DRAWING CARDS=&gt;('H', 5)(Card drawn: 1)','5: ENGAGE-DRAWING CARDS=&gt;('S', 7)(Card drawn: 2)','5: ACTIVATE-ATTEMPTING PROJECTS=&gt;(('H', 12), 'H', 4, "Improved fix 'Economic Inequality' (LIVING STANDARDS)")(Skill for project)','5: ACTIVATE-ATTEMPTING PROJECTS=&gt;1(Consultant fees)','5: ACTIVATE-ATTEMPTING PROJECTS=&gt;3(Dice roll 2D6: skill check)','5: ACTIVATE-ATTEMPTING PROJECTS=&gt;(('H', 4), 'H', 4, "Improved fix 'Economic Inequality' (LIVING STANDARDS)")(Skill for project)','5: ACTIVATE-ATTEMPTING PROJECTS=&gt;1(Consultant fees)','5: ACTIVATE-ATTEMPTING PROJECTS=&gt;7(Dice roll 2D6: skill check)','5: ACTIVATE-ATTEMPTING PROJECTS=&gt;(('H', 8), 'H', 3, "Improved fix 'Economic Inequality' (LIVING STANDARDS)")(Skill for project)','5: ACTIVATE-ATTEMPTING PROJECTS=&gt;0(Consultant fees)','5: ACTIVATE-ATTEMPTING PROJECTS=&gt;6(Dice roll 2D6: skill check)','5: ACTIVATE-DOING RESEARCH=&gt;None(Start researching)','5: ACTIVATE-ATTEMPTING PROJECTS=&gt;(('S', 12), 'S', 5, "Improved fix 'Fossil Fuel Dependency' (INDUSTRIAL)")(Skill for project)','5: ACTIVATE-ATTEMPTING PROJECTS=&gt;0(Consultant fees)','5: ACTIVATE-ATTEMPTING PROJECTS=&gt;4(Dice roll 2D6: skill check)','5: ACTIVATE-ATTEMPTING PROJECTS=&gt;None(Skill for project)','5: ACTIVATE-DOING RESEARCH=&gt;None(Start researching)','5: ACTIVATE-ATTEMPTING PROJECTS=&gt;(('H', 3), 'H', 4, "Improved fix 'Economic Inequality' (LIVING STANDARDS)")(Skill for project)','5: ACTIVATE-ATTEMPTING PROJECTS=&gt;3(Consultant fees)','5: ACTIVATE-ATTEMPTING PROJECTS=&gt;7(Dice roll 2D6: skill check)','5: ACTIVATE-ATTEMPTING PROJECTS=&gt;(('S', 10), 'S', 1, "Improved fix 'Fossil Fuel Dependency' (INDUSTRIAL)")(Skill for project)','5: ACTIVATE-ATTEMPTING PROJECTS=&gt;10(Dice roll 2D6: skill check)','5: ACTIVATE-DOING RESEARCH=&gt;None(Start researching)','5: ACTIVATE-ATTEMPTING PROJECTS=&gt;(('C', 5), 'C', 6, "Improved fix 'Systemic Corruption' (LIVING STANDARDS)")(Skill for project)','5: ACTIVATE-ATTEMPTING PROJECTS=&gt;3(Consultant fees)','5: ACTIVATE-ATTEMPTING PROJECTS=&gt;6(Dice roll 2D6: skill check)','5: ACTIVATE-ATTEMPTING PROJECTS=&gt;None(Skill for project)','5: ACTIVATE-DOING RESEARCH=&gt;None(Start researching)','5: ACTIVATE-ATTEMPTING PROJECTS=&gt;(('S', 7), 'S', 4, "Improved fix 'Fossil Fuel Dependency' (INDUSTRIAL)")(Skill for project)','5: ACTIVATE-ATTEMPTING PROJECTS=&gt;3(Consultant fees)','5: ACTIVATE-ATTEMPTING PROJECTS=&gt;8(Dice roll 2D6: skill check)','5: ACTIVATE-ATTEMPTING PROJECTS=&gt;(('H', 5), 'H', 3, "Improved fix 'Systemic Corruption' (LIVING STANDARDS)")(Skill for project)','5: ACTIVATE-ATTEMPTING PROJECTS=&gt;3(Consultant fees)','5: ACTIVATE-ATTEMPTING PROJECTS=&gt;6(Dice roll 2D6: skill check)','5: ACTIVATE-DOING RESEARCH=&gt;None(Start researching)','5: END-FINALIZING=&gt;Improved fix 'Sprawl' (INDUSTRIAL)(Project abandoned)','5: END-CRISIS ROLLING=&gt;1(Dice roll 1D6: crisis cat)','5: END-CRISIS ROLLING=&gt;INDUSTRIAL(Category for crisis)','5: END-CRISIS ROLLING=&gt;3(Dice roll 1D6: node in INDUSTRIAL)','5: END-CRISIS ROLLING=&gt;Sprawl(Problem for crisis)','5: END-CRISIS ROLLING=&gt;10(Dice roll 2D6: crisis roll for Sprawl)','5: END-CRISIS ROLLING=&gt;10(Crisis roll for node "Sprawl")','5: END-CRISIS ROLLING=&gt;11(Dice roll 2D6: crisis roll for Sprawl)','5: END-CRISIS ROLLING=&gt;11(Crisis roll for node "Sprawl")','5: END-CRISIS ROLLING=&gt;Sprawl(Crisis averted)','6: ENGAGE-DRAWING MONEY=&gt;2(Money drawn)','6: ENGAGE-DRAWING CARDS=&gt;('D', 11)(Card drawn: 1)','6: ENGAGE-DRAWING CARDS=&gt;('S', 8)(Card drawn: 2)','6: ENGAGE-CRISIS RISING','6: ENGAGE-DRAWING MONEY=&gt;2(Money drawn)','6: ENGAGE-DRAWING CARDS=&gt;('D', 13)(Card drawn: 1)','6: ENGAGE-DRAWING CARDS=&gt;('S', 9)(Card drawn: 2)','6: ENGAGE-DRAWING MONEY=&gt;2(Money drawn)','6: ENGAGE-DRAWING CARDS=&gt;('S', 1)(Card drawn: 1)','6: ENGAGE-DRAWING CARDS=&gt;('H', 7)(Card drawn: 2)','6: ENGAGE-CRISIS RISING','6: ENGAGE-DRAWING MONEY=&gt;2(Money drawn)','6: ENGAGE-DRAWING CARDS=&gt;('H', 10)(Card drawn: 1)','6: ENGAGE-DRAWING CARDS=&gt;('C', 3)(Card drawn: 2)','6: ENGAGE-DRAWING MONEY=&gt;2(Money drawn)','6: ENGAGE-DRAWING CARDS=&gt;('H', 9)(Card drawn: 1)','6: ENGAGE-DRAWING CARDS=&gt;('C', 12)(Card drawn: 2)','6: ACTIVATE-ATTEMPTING PROJECTS=&gt;None(Skill for project)','6: ACTIVATE-DOING RESEARCH=&gt;None(Start researching)','6: ACTIVATE-ATTEMPTING PROJECTS=&gt;(('S', 2), 'S', 3, "Improved fix 'Fossil Fuel Dependency' (INDUSTRIAL)")(Skill for project)','6: ACTIVATE-ATTEMPTING PROJECTS=&gt;2(Consultant fees)','6: ACTIVATE-ATTEMPTING PROJECTS=&gt;5(Dice roll 2D6: skill check)','6: ACTIVATE-ATTEMPTING PROJECTS=&gt;(('S', 9), 'S', 5, "Improved fix 'Fossil Fuel Dependency' (INDUSTRIAL)")(Skill for project)','6: ACTIVATE-ATTEMPTING PROJECTS=&gt;2(Consultant fees)','6: ACTIVATE-ATTEMPTING PROJECTS=&gt;7(Dice roll 2D6: skill check)','6: ACTIVATE-DOING RESEARCH=&gt;None(Start researching)','6: ACTIVATE-ATTEMPTING PROJECTS=&gt;(('H', 7), 'H', 4, "Improved fix 'Economic Inequality' (LIVING STANDARDS)")(Skill for project)','6: ACTIVATE-ATTEMPTING PROJECTS=&gt;2(Consultant fees)','6: ACTIVATE-ATTEMPTING PROJECTS=&gt;4(Dice roll 2D6: skill check)','6: ACTIVATE-ATTEMPTING PROJECTS=&gt;(('S', 1), 'S', 3, "Improved fix 'Fossil Fuel Dependency' (INDUSTRIAL)")(Skill for project)','6: ACTIVATE-ATTEMPTING PROJECTS=&gt;10(Dice roll 2D6: skill check)','6: ACTIVATE-DOING RESEARCH=&gt;None(Start researching)','6: ACTIVATE-ATTEMPTING PROJECTS=&gt;None(Start project: type)','6: ACTIVATE-ATTEMPTING PROJECTS=&gt;(('H', 10), 'H', 8, "Improved fix 'Economic Inequality' (LIVING STANDARDS)")(Skill for project)','6: ACTIVATE-ATTEMPTING PROJECTS=&gt;1(Consultant fees)','6: ACTIVATE-ATTEMPTING PROJECTS=&gt;5(Dice roll 2D6: skill check)','6: ACTIVATE-ATTEMPTING PROJECTS=&gt;None(Skill for project)','6: ACTIVATE-DOING RESEARCH=&gt;None(Start researching)','6: ACTIVATE-ATTEMPTING PROJECTS=&gt;(('H', 9), 'H', 3, "Improved fix 'Economic Inequality' (LIVING STANDARDS)")(Skill for project)','6: ACTIVATE-ATTEMPTING PROJECTS=&gt;2(Consultant fees)','6: ACTIVATE-ATTEMPTING PROJECTS=&gt;8(Dice roll 2D6: skill check)','6: ACTIVATE-ATTEMPTING PROJECTS=&gt;(('C', 12), 'C', 3, "Improved fix 'Fossil Fuel Dependency' (INDUSTRIAL)")(Skill for project)','6: ACTIVATE-ATTEMPTING PROJECTS=&gt;1(Consultant fees)','6: ACTIVATE-ATTEMPTING PROJECTS=&gt;3(Dice roll 2D6: skill check)','6: ACTIVATE-DOING RESEARCH=&gt;None(Start researching)','6: END-FINALIZING=&gt;Improved fix 'Systemic Corruption' (LIVING STANDARDS)(Project abandoned)','6: END-CRISIS ROLLING=&gt;2(Dice roll 1D6: crisis cat)','6: END-CRISIS ROLLING=&gt;ECONOMIC(Category for crisis)','6: END-CRISIS ROLLING=&gt;3(Dice roll 1D6: node in ECONOMIC)','6: END-CRISIS ROLLING=&gt;Inefficiency(Crisis chip: overwhelmed problem)','6: END-CRISIS ROLLING=&gt;5(Dice roll 1D6: crisis cat)','6: END-CRISIS ROLLING=&gt;ENVIRONMENTAL(Category for crisis)','6: END-CRISIS ROLLING=&gt;1(Dice roll 1D6: node in ENVIRONMENTAL)','6: END-CRISIS ROLLING=&gt;Chemical Pollution(Problem for crisis)','6: END-CRISIS ROLLING=&gt;5(Dice roll 2D6: crisis roll for Chemical Pollution)','6: END-CRISIS ROLLING=&gt;5(Crisis roll for node "Chemical Pollution")','6: END-CRISIS ROLLING=&gt;Biodiversity Loss(Now in crisis (cascaded from: Chemical Pollution))','6: END-CRISIS ROLLING=&gt;Freshwater Depletion(Now in crisis (cascaded from: Chemical Pollution))','6: END-CRISIS ROLLING=&gt;Healthcare(Now in crisis (cascaded from: Chemical Pollution))','6: END-CRISIS ROLLING=&gt;1(Dice roll 1D6: crisis cat)','6: END-CRISIS ROLLING=&gt;INDUSTRIAL(Category for crisis)','6: END-CRISIS ROLLING=&gt;1(Dice roll 1D6: node in INDUSTRIAL)','6: END-CRISIS ROLLING=&gt;Polluting Industry(Problem for crisis)','6: END-CRISIS ROLLING=&gt;6(Dice roll 2D6: crisis roll for Polluting Industry)','6: END-CRISIS ROLLING=&gt;6(Crisis roll for node "Polluting Industry")','6: END-CRISIS ROLLING=&gt;Clean Water Shortage(Now in crisis (cascaded from: Polluting Industry))','7: ENGAGE-DRAWING MONEY=&gt;2(Money drawn)','7: ENGAGE-DRAWING CARDS=&gt;('D', 2)(Card drawn: 1)','7: ENGAGE-DRAWING CARDS=&gt;('H', 9)(Card drawn: 2)','7: ENGAGE-CRISIS RISING','7: ENGAGE-DRAWING MONEY=&gt;2(Money drawn)','7: ENGAGE-DRAWING CARDS=&gt;('S', 5)(Card drawn: 1)','7: ENGAGE-DRAWING CARDS=&gt;('D', 1)(Card drawn: 2)','7: ENGAGE-DRAWING MONEY=&gt;2(Money drawn)','7: ENGAGE-DRAWING CARDS=&gt;('D', 5)(Card drawn: 1)','7: ENGAGE-DRAWING CARDS=&gt;('H', 1)(Card drawn: 2)','7: ENGAGE-CRISIS RISING','7: ENGAGE-DRAWING MONEY=&gt;2(Money drawn)','7: ENGAGE-DRAWING CARDS=&gt;('S', 2)(Card drawn: 1)','7: ENGAGE-DRAWING CARDS=&gt;('C', 9)(Card drawn: 2)','7: ENGAGE-DRAWING MONEY=&gt;2(Money drawn)','7: ENGAGE-DRAWING CARDS=&gt;('S', 1)(Card drawn: 1)','7: ENGAGE-DRAWING CARDS=&gt;('C', 7)(Card drawn: 2)','7: ACTIVATE-ATTEMPTING PROJECTS=&gt;None(Skill for project)','7: ACTIVATE-DOING RESEARCH=&gt;None(Start researching)','7: ACTIVATE-ATTEMPTING PROJECTS=&gt;Remove-Tradeoff(Start project: type)','7: ACTIVATE-ATTEMPTING PROJECTS=&gt;ENVIRONMENTAL(Start project: fix category)','7: ACTIVATE-ATTEMPTING PROJECTS=&gt;Chemical Pollution(Start project: fix problem)','7: ACTIVATE-ATTEMPTING PROJECTS=&gt;Improved fix 'Chemical Pollution' (ENVIRONMENTAL)(Project started)','7: ACTIVATE-ATTEMPTING PROJECTS=&gt;(('D', 4), 'D', 2, "Improved fix 'Chemical Pollution' (ENVIRONMENTAL)")(Skill for project)','7: ACTIVATE-ATTEMPTING PROJECTS=&gt;2(Consultant fees)','7: ACTIVATE-ATTEMPTING PROJECTS=&gt;2(Dice roll 2D6: skill check)','7: ACTIVATE-ATTEMPTING PROJECTS=&gt;(('S', 5), 'S', 4, "Improved fix 'Fossil Fuel Dependency' (INDUSTRIAL)")(Skill for project)','7: ACTIVATE-ATTEMPTING PROJECTS=&gt;2(Consultant fees)','7: ACTIVATE-ATTEMPTING PROJECTS=&gt;7(Dice roll 2D6: skill check)','7: ACTIVATE-ATTEMPTING PROJECTS=&gt;(('D', 6), 'D', 2, "Improved fix 'Chemical Pollution' (ENVIRONMENTAL)")(Skill for project)','7: ACTIVATE-ATTEMPTING PROJECTS=&gt;0(Consultant fees)','7: ACTIVATE-ATTEMPTING PROJECTS=&gt;7(Dice roll 2D6: skill check)','7: ACTIVATE-ATTEMPTING PROJECTS=&gt;(('D', 7), 'D', 1, "Improved fix 'Chemical Pollution' (ENVIRONMENTAL)")(Skill for project)','7: ACTIVATE-ATTEMPTING PROJECTS=&gt;0(Consultant fees)','7: ACTIVATE-ATTEMPTING PROJECTS=&gt;11(Dice roll 2D6: skill check)','7: ACTIVATE-ATTEMPTING PROJECTS=&gt;(('D', 13), 'D', 1, "Improved fix 'Chemical Pollution' (ENVIRONMENTAL)")(Skill for project)','7: ACTIVATE-ATTEMPTING PROJECTS=&gt;1(Consultant fees)','7: ACTIVATE-ATTEMPTING PROJECTS=&gt;4(Dice roll 2D6: skill check)','7: ACTIVATE-ATTEMPTING PROJECTS=&gt;(('D', 10), 'D', 0, "Improved fix 'Chemical Pollution' (ENVIRONMENTAL)")(Skill for project)','7: ACTIVATE-ATTEMPTING PROJECTS=&gt;8(Dice roll 2D6: skill check)','7: ACTIVATE-ATTEMPTING PROJECTS=&gt;None(Skill for project)','7: ACTIVATE-DOING RESEARCH=&gt;None(Start researching)','7: ACTIVATE-ATTEMPTING PROJECTS=&gt;None(Skill for project)','7: ACTIVATE-DOING RESEARCH=&gt;None(Start researching)','7: ACTIVATE-ATTEMPTING PROJECTS=&gt;None(Start project: type)','7: ACTIVATE-ATTEMPTING PROJECTS=&gt;None(Skill for project)','7: ACTIVATE-DOING RESEARCH=&gt;None(Start researching)','7: ACTIVATE-ATTEMPTING PROJECTS=&gt;None(Skill for project)','7: ACTIVATE-DOING RESEARCH=&gt;None(Start researching)','7: END-FINALIZING=&gt;Improved fix 'Economic Inequality' (LIVING STANDARDS)(Project abandoned)','7: END-CRISIS ROLLING=&gt;4(Dice roll 1D6: crisis cat)','7: END-CRISIS ROLLING=&gt;CLASS(Category for crisis)','7: END-CRISIS ROLLING=&gt;4(Dice roll 1D6: node in CLASS)','7: END-CRISIS ROLLING=&gt;Food Shortage(Problem for crisis)','7: END-CRISIS ROLLING=&gt;10(Dice roll 2D6: crisis roll for Food Shortage)','7: END-CRISIS ROLLING=&gt;10(Crisis roll for node "Food Shortage")','7: END-CRISIS ROLLING=&gt;10(Dice roll 2D6: crisis roll for Food Shortage)','7: END-CRISIS ROLLING=&gt;10(Crisis roll for node "Food Shortage")','7: END-CRISIS ROLLING=&gt;Food Shortage(Crisis averted)','8: ENGAGE-DRAWING MONEY=&gt;2(Money drawn)','8: ENGAGE-DRAWING CARDS=&gt;('S', 8)(Card drawn: 1)','8: ENGAGE-DRAWING CARDS=&gt;('H', 2)(Card drawn: 2)','8: ENGAGE-CRISIS RISING','8: ENGAGE-DRAWING MONEY=&gt;2(Money drawn)','8: ENGAGE-DRAWING CARDS=&gt;('D', 3)(Card drawn: 1)','8: ENGAGE-DRAWING CARDS=&gt;('D', 4)(Card drawn: 2)','8: ENGAGE-DRAWING MONEY=&gt;2(Money drawn)','8: ENGAGE-DRAWING CARDS=&gt;('C', 8)(Card drawn: 1)','8: ENGAGE-DRAWING CARDS=&gt;('H', 6)(Card drawn: 2)','8: ENGAGE-CRISIS RISING','8: ENGAGE-DRAWING MONEY=&gt;2(Money drawn)','8: ENGAGE-DRAWING CARDS=&gt;('D', 6)(Card drawn: 1)','8: ENGAGE-DRAWING CARDS=&gt;('D', 10)(Card drawn: 2)','8: ENGAGE-DRAWING MONEY=&gt;2(Money drawn)','8: ENGAGE-DRAWING CARDS=&gt;('S', 2)(Card drawn: 1)','8: ENGAGE-DRAWING CARDS=&gt;('S', 3)(Card drawn: 2)','8: ACTIVATE-ATTEMPTING PROJECTS=&gt;(('D', 11), 'D', 3, "Improved fix 'Chemical Pollution' (ENVIRONMENTAL)")(Skill for project)','8: ACTIVATE-ATTEMPTING PROJECTS=&gt;0(Consultant fees)','8: ACTIVATE-ATTEMPTING PROJECTS=&gt;9(Dice roll 2D6: skill check)','8: ACTIVATE-ATTEMPTING PROJECTS=&gt;None(Skill for project)','8: ACTIVATE-DOING RESEARCH=&gt;None(Start researching)','8: ACTIVATE-ATTEMPTING PROJECTS=&gt;(('D', 1), 'D', 0, "Improved fix 'Chemical Pollution' (ENVIRONMENTAL)")(Skill for project)','8: ACTIVATE-ATTEMPTING PROJECTS=&gt;0(Consultant fees)','8: ACTIVATE-ATTEMPTING PROJECTS=&gt;10(Dice roll 2D6: skill check)','8: ACTIVATE-ATTEMPTING PROJECTS=&gt;None(Skill for project)','8: ACTIVATE-DOING RESEARCH=&gt;None(Start researching)','8: ACTIVATE-ATTEMPTING PROJECTS=&gt;Base(Start project: type)','8: ACTIVATE-ATTEMPTING PROJECTS=&gt;LIVING STANDARDS(Start project: fix category)','8: ACTIVATE-ATTEMPTING PROJECTS=&gt;Economic Inequality(Start project: fix problem)','8: ACTIVATE-ATTEMPTING PROJECTS=&gt;Base fix 'Economic Inequality' (LIVING STANDARDS) triggers crisis(Project started)','8: ACTIVATE-ATTEMPTING PROJECTS=&gt;(('H', 1), 'H', 4, "Base fix 'Economic Inequality' (LIVING STANDARDS) triggers crisis")(Skill for project)','8: ACTIVATE-ATTEMPTING PROJECTS=&gt;1(Consultant fees)','8: ACTIVATE-ATTEMPTING PROJECTS=&gt;8(Dice roll 2D6: skill check)','8: ACTIVATE-ATTEMPTING PROJECTS=&gt;(('H', 6), 'H', 5, "Base fix 'Economic Inequality' (LIVING STANDARDS) triggers crisis")(Skill for project)','8: ACTIVATE-ATTEMPTING PROJECTS=&gt;0(Consultant fees)','8: ACTIVATE-ATTEMPTING PROJECTS=&gt;8(Dice roll 2D6: skill check)','8: ACTIVATE-ATTEMPTING PROJECTS=&gt;(('D', 13), 'D', 1, "Improved fix 'Chemical Pollution' (ENVIRONMENTAL)")(Skill for project)','8: ACTIVATE-ATTEMPTING PROJECTS=&gt;0(Consultant fees)','8: ACTIVATE-ATTEMPTING PROJECTS=&gt;10(Dice roll 2D6: skill check)','8: ACTIVATE-ATTEMPTING PROJECTS=&gt;(('C', 8), 'C', 3, "Improved fix 'Fossil Fuel Dependency' (INDUSTRIAL)")(Skill for project)','8: ACTIVATE-ATTEMPTING PROJECTS=&gt;3(Consultant fees)','8: ACTIVATE-ATTEMPTING PROJECTS=&gt;6(Dice roll 2D6: skill check)','8: ACTIVATE-ATTEMPTING PROJECTS=&gt;(('D', 12), 'D', 0, "Improved fix 'Chemical Pollution' (ENVIRONMENTAL)")(Skill for project)','8: ACTIVATE-ATTEMPTING PROJECTS=&gt;9(Dice roll 2D6: skill check)','8: ACTIVATE-ATTEMPTING PROJECTS=&gt;(('D', 3), 'D', 0, "Improved fix 'Chemical Pollution' (ENVIRONMENTAL)")(Skill for project)','8: ACTIVATE-ATTEMPTING PROJECTS=&gt;11(Dice roll 2D6: skill check)','8: ACTIVATE-ATTEMPTING PROJECTS=&gt;(('D', 5), 'D', 0, "Improved fix 'Chemical Pollution' (ENVIRONMENTAL)")(Skill for project)','8: ACTIVATE-ATTEMPTING PROJECTS=&gt;8(Dice roll 2D6: skill check)','8: ACTIVATE-DOING RESEARCH=&gt;None(Start researching)','8: ACTIVATE-ATTEMPTING PROJECTS=&gt;Remove-Tradeoff(Start project: type)','8: ACTIVATE-ATTEMPTING PROJECTS=&gt;INDUSTRIAL(Start project: fix category)','8: ACTIVATE-ATTEMPTING PROJECTS=&gt;Polluting Industry(Start project: fix problem)','8: ACTIVATE-ATTEMPTING PROJECTS=&gt;Improved fix 'Polluting Industry' (INDUSTRIAL)(Project started)','8: ACTIVATE-ATTEMPTING PROJECTS=&gt;(('D', 12), 'D', 1, "Improved fix 'Chemical Pollution' (ENVIRONMENTAL)")(Skill for project)','8: ACTIVATE-ATTEMPTING PROJECTS=&gt;0(Consultant fees)','8: ACTIVATE-ATTEMPTING PROJECTS=&gt;10(Dice roll 2D6: skill check)','8: ACTIVATE-ATTEMPTING PROJECTS=&gt;(('C', 9), 'C', 9, "Improved fix 'Fossil Fuel Dependency' (INDUSTRIAL)")(Skill for project)','8: ACTIVATE-ATTEMPTING PROJECTS=&gt;1(Consultant fees)','8: ACTIVATE-ATTEMPTING PROJECTS=&gt;7(Dice roll 2D6: skill check)','8: ACTIVATE-ATTEMPTING PROJECTS=&gt;(('C', 3), 'C', 7, "Improved fix 'Fossil Fuel Dependency' (INDUSTRIAL)")(Skill for project)','8: ACTIVATE-ATTEMPTING PROJECTS=&gt;6(Consultant fees)','8: ACTIVATE-ATTEMPTING PROJECTS=&gt;7(Dice roll 2D6: skill check)','8: ACTIVATE-ATTEMPTING PROJECTS=&gt;(('S', 2), 'S', 7, "Improved fix 'Polluting Industry' (INDUSTRIAL)")(Skill for project)','8: ACTIVATE-ATTEMPTING PROJECTS=&gt;3(Consultant fees)','8: ACTIVATE-ATTEMPTING PROJECTS=&gt;7(Dice roll 2D6: skill check)','8: ACTIVATE-ATTEMPTING PROJECTS=&gt;(('S', 6), 'S', 5, "Improved fix 'Polluting Industry' (INDUSTRIAL)")(Skill for project)','8: ACTIVATE-ATTEMPTING PROJECTS=&gt;1(Consultant fees)','8: ACTIVATE-ATTEMPTING PROJECTS=&gt;5(Dice roll 2D6: skill check)','8: ACTIVATE-ATTEMPTING PROJECTS=&gt;(('D', 6), 'D', 6, "Improved fix 'Chemical Pollution' (ENVIRONMENTAL)")(Skill for project)','8: ACTIVATE-ATTEMPTING PROJECTS=&gt;7(Dice roll 2D6: skill check)','8: ACTIVATE-ATTEMPTING PROJECTS=&gt;None(Skill for project)','8: ACTIVATE-DOING RESEARCH=&gt;None(Start researching)','8: ACTIVATE-ATTEMPTING PROJECTS=&gt;(('S', 2), 'S', 5, "Improved fix 'Fossil Fuel Dependency' (INDUSTRIAL)")(Skill for project)','8: ACTIVATE-ATTEMPTING PROJECTS=&gt;4(Consultant fees)','8: ACTIVATE-ATTEMPTING PROJECTS=&gt;6(Dice roll 2D6: skill check)','8: ACTIVATE-ATTEMPTING PROJECTS=&gt;(('C', 7), 'C', 4, "Improved fix 'Fossil Fuel Dependency' (INDUSTRIAL)")(Skill for project)','8: ACTIVATE-ATTEMPTING PROJECTS=&gt;4(Dice roll 2D6: skill check)','8: ACTIVATE-ATTEMPTING PROJECTS=&gt;(('S', 3), 'S', 4, "Improved fix 'Fossil Fuel Dependency' (INDUSTRIAL)")(Skill for project)','8: ACTIVATE-ATTEMPTING PROJECTS=&gt;11(Dice roll 2D6: skill check)','8: ACTIVATE-ATTEMPTING PROJECTS=&gt;None(Skill for project)','8: ACTIVATE-DOING RESEARCH=&gt;None(Start researching)','8: END-CRISIS ROLLING=&gt;4(Dice roll 1D6: crisis cat)','8: END-CRISIS ROLLING=&gt;CLASS(Category for crisis)','8: END-CRISIS ROLLING=&gt;2(Dice roll 1D6: node in CLASS)','8: END-CRISIS ROLLING=&gt;Affordable Housing(Problem for crisis)','8: END-CRISIS ROLLING=&gt;6(Dice roll 2D6: crisis roll for Affordable Housing)','8: END-CRISIS ROLLING=&gt;6(Crisis roll for node "Affordable Housing")','8: END-CRISIS ROLLING=&gt;Sprawl(Now in crisis (cascaded from: Affordable Housing))','8: END-CRISIS ROLLING=&gt;5(Dice roll 1D6: crisis cat)','8: END-CRISIS ROLLING=&gt;ENVIRONMENTAL(Category for crisis)','8: END-CRISIS ROLLING=&gt;6(Dice roll 1D6: node in ENVIRONMENTAL)','8: END-CRISIS ROLLING=&gt;2(Dice roll 1D6: node in ENVIRONMENTAL)','8: END-CRISIS ROLLING=&gt;Climate Change(Problem for crisis)','8: END-CRISIS ROLLING=&gt;7(Dice roll 2D6: crisis roll for Climate Change)','8: END-CRISIS ROLLING=&gt;7(Crisis roll for node "Climate Change")','8: END-CRISIS ROLLING=&gt;Energy Shortage(Now in crisis (cascaded from: Climate Change))','8: END-CRISIS ROLLING=&gt;Food Shortage(Now in crisis (cascaded from: Climate Change))','8: END-CRISIS ROLLING=&gt;Land Conversion(Now in crisis (cascaded from: Climate Change))','9: ENGAGE-DRAWING MONEY=&gt;2(Money drawn)','9: ENGAGE-DRAWING CARDS=&gt;('S', 3)(Card drawn: 1)','9: ENGAGE-DRAWING CARDS=&gt;('H', 6)(Card drawn: 2)','9: ENGAGE-CRISIS RISING','9: ENGAGE-DRAWING MONEY=&gt;2(Money drawn)','9: ENGAGE-DRAWING CARDS=&gt;('C', 4)(Card drawn: 1)','9: ENGAGE-DRAWING CARDS=&gt;('S', 13)(Card drawn: 2)','9: ENGAGE-DRAWING MONEY=&gt;2(Money drawn)','9: ENGAGE-DRAWING CARDS=&gt;('D', 4)(Card drawn: 1)','9: ENGAGE-DRAWING CARDS=&gt;('H', 1)(Card drawn: 2)','9: ENGAGE-CRISIS RISING','9: ENGAGE-DRAWING MONEY=&gt;2(Money drawn)','9: ENGAGE-DRAWING CARDS=&gt;('D', 13)(Card drawn: 1)','9: ENGAGE-DRAWING CARDS=&gt;('D', 7)(Card drawn: 2)','9: ENGAGE-DRAWING MONEY=&gt;2(Money drawn)','9: ENGAGE-DRAWING CARDS=&gt;('D', 5)(Card drawn: 1)','9: ENGAGE-DRAWING CARDS=&gt;('S', 1)(Card drawn: 2)','9: ACTIVATE-ATTEMPTING PROJECTS=&gt;(('S', 8), 'S', 6, "Improved fix 'Polluting Industry' (INDUSTRIAL)")(Skill for project)','9: ACTIVATE-ATTEMPTING PROJECTS=&gt;2(Consultant fees)','9: ACTIVATE-ATTEMPTING PROJECTS=&gt;6(Dice roll 2D6: skill check)','9: ACTIVATE-ATTEMPTING PROJECTS=&gt;(('D', 9), 'D', 1, "Improved fix 'Chemical Pollution' (ENVIRONMENTAL)")(Skill for project)','9: ACTIVATE-ATTEMPTING PROJECTS=&gt;0(Consultant fees)','9: ACTIVATE-ATTEMPTING PROJECTS=&gt;6(Dice roll 2D6: skill check)','9: ACTIVATE-ATTEMPTING PROJECTS=&gt;(('D', 2), 'D', 3, "Improved fix 'Chemical Pollution' (ENVIRONMENTAL)")(Skill for project)','9: ACTIVATE-ATTEMPTING PROJECTS=&gt;2(Consultant fees)','9: ACTIVATE-ATTEMPTING PROJECTS=&gt;7(Dice roll 2D6: skill check)','9: ACTIVATE-ATTEMPTING PROJECTS=&gt;(('S', 8), 'S', 2, "Improved fix 'Fossil Fuel Dependency' (INDUSTRIAL)")(Skill for project)','9: ACTIVATE-ATTEMPTING PROJECTS=&gt;1(Consultant fees)','9: ACTIVATE-ATTEMPTING PROJECTS=&gt;6(Dice roll 2D6: skill check)','9: ACTIVATE-ATTEMPTING PROJECTS=&gt;(('S', 3), 'S', 4, "Improved fix 'Polluting Industry' (INDUSTRIAL)")(Skill for project)','9: ACTIVATE-ATTEMPTING PROJECTS=&gt;2(Consultant fees)','9: ACTIVATE-ATTEMPTING PROJECTS=&gt;6(Dice roll 2D6: skill check)','9: ACTIVATE-ATTEMPTING PROJECTS=&gt;(('D', 2), 'D', 1, "Improved fix 'Chemical Pollution' (ENVIRONMENTAL)")(Skill for project)','9: ACTIVATE-ATTEMPTING PROJECTS=&gt;0(Consultant fees)','9: ACTIVATE-ATTEMPTING PROJECTS=&gt;7(Dice roll 2D6: skill check)','9: ACTIVATE-ATTEMPTING PROJECTS=&gt;None(Skill for project)','9: ACTIVATE-DOING RESEARCH=&gt;None(Start researching)','9: ACTIVATE-ATTEMPTING PROJECTS=&gt;(('C', 4), 'C', 2, "Base fix 'Economic Inequality' (LIVING STANDARDS) triggers crisis")(Skill for project)','9: ACTIVATE-ATTEMPTING PROJECTS=&gt;3(Consultant fees)','9: ACTIVATE-ATTEMPTING PROJECTS=&gt;9(Dice roll 2D6: skill check)','9: ACTIVATE-ATTEMPTING PROJECTS=&gt;(('S', 13), 'S', 2, "Improved fix 'Fossil Fuel Dependency' (INDUSTRIAL)")(Skill for project)','9: ACTIVATE-ATTEMPTING PROJECTS=&gt;0(Consultant fees)','9: ACTIVATE-ATTEMPTING PROJECTS=&gt;4(Dice roll 2D6: skill check)','9: ACTIVATE-ATTEMPTING PROJECTS=&gt;None(Skill for project)','9: ACTIVATE-DOING RESEARCH=&gt;None(Start researching)','9: ACTIVATE-ATTEMPTING PROJECTS=&gt;(('H', 1), 'H', 1, "Base fix 'Economic Inequality' (LIVING STANDARDS) triggers crisis")(Skill for project)','9: ACTIVATE-ATTEMPTING PROJECTS=&gt;0(Consultant fees)','9: ACTIVATE-ATTEMPTING PROJECTS=&gt;6(Dice roll 2D6: skill check)','9: ACTIVATE-ATTEMPTING PROJECTS=&gt;None(Skill for project)','9: ACTIVATE-DOING RESEARCH=&gt;None(Start researching)','9: ACTIVATE-ATTEMPTING PROJECTS=&gt;(('D', 11), 'D', 2, "Improved fix 'Chemical Pollution' (ENVIRONMENTAL)")(Skill for project)','9: ACTIVATE-ATTEMPTING PROJECTS=&gt;0(Consultant fees)','9: ACTIVATE-ATTEMPTING PROJECTS=&gt;8(Dice roll 2D6: skill check)','9: ACTIVATE-ATTEMPTING PROJECTS=&gt;(('S', 12), 'S', 3, "Improved fix 'Fossil Fuel Dependency' (INDUSTRIAL)")(Skill for project)','9: ACTIVATE-ATTEMPTING PROJECTS=&gt;1(Consultant fees)','9: ACTIVATE-ATTEMPTING PROJECTS=&gt;6(Dice roll 2D6: skill check)','9: ACTIVATE-ATTEMPTING PROJECTS=&gt;(('D', 10), 'D', 4, "Improved fix 'Chemical Pollution' (ENVIRONMENTAL)")(Skill for project)','9: ACTIVATE-ATTEMPTING PROJECTS=&gt;1(Consultant fees)','9: ACTIVATE-ATTEMPTING PROJECTS=&gt;5(Dice roll 2D6: skill check)','9: ACTIVATE-ATTEMPTING PROJECTS=&gt;(('D', 6), 'D', 2, "Improved fix 'Chemical Pollution' (ENVIRONMENTAL)")(Skill for project)','9: ACTIVATE-ATTEMPTING PROJECTS=&gt;8(Dice roll 2D6: skill check)','9: ACTIVATE-ATTEMPTING PROJECTS=&gt;(('D', 8), 'D', 1, "Improved fix 'Chemical Pollution' (ENVIRONMENTAL)")(Skill for project)','9: ACTIVATE-ATTEMPTING PROJECTS=&gt;9(Dice roll 2D6: skill check)','9: ACTIVATE-ATTEMPTING PROJECTS=&gt;(('D', 13), 'D', 2, "Improved fix 'Chemical Pollution' (ENVIRONMENTAL)")(Skill for project)','9: ACTIVATE-ATTEMPTING PROJECTS=&gt;10(Dice roll 2D6: skill check)','9: ACTIVATE-ATTEMPTING PROJECTS=&gt;None(Skill for project)','9: ACTIVATE-DOING RESEARCH=&gt;None(Start researching)','9: ACTIVATE-ATTEMPTING PROJECTS=&gt;(('S', 1), 'S', 3, "Improved fix 'Fossil Fuel Dependency' (INDUSTRIAL)")(Skill for project)','9: ACTIVATE-ATTEMPTING PROJECTS=&gt;1(Consultant fees)','9: ACTIVATE-ATTEMPTING PROJECTS=&gt;4(Dice roll 2D6: skill check)','9: ACTIVATE-ATTEMPTING PROJECTS=&gt;(('S', 1), 'S', 4, "Improved fix 'Fossil Fuel Dependency' (INDUSTRIAL)")(Skill for project)','9: ACTIVATE-ATTEMPTING PROJECTS=&gt;0(Consultant fees)','9: ACTIVATE-ATTEMPTING PROJECTS=&gt;6(Dice roll 2D6: skill check)','9: ACTIVATE-ATTEMPTING PROJECTS=&gt;(('D', 8), 'D', 2, "Improved fix 'Chemical Pollution' (ENVIRONMENTAL)")(Skill for project)','9: ACTIVATE-ATTEMPTING PROJECTS=&gt;1(Consultant fees)','9: ACTIVATE-ATTEMPTING PROJECTS=&gt;10(Dice roll 2D6: skill check)','9: ACTIVATE-ATTEMPTING PROJECTS=&gt;(('D', 5), 'D', 2, "Improved fix 'Chemical Pollution' (ENVIRONMENTAL)")(Skill for project)','9: ACTIVATE-ATTEMPTING PROJECTS=&gt;7(Dice roll 2D6: skill check)','9: ACTIVATE-ATTEMPTING PROJECTS=&gt;(('D', 9), 'D', 0, "Improved fix 'Chemical Pollution' (ENVIRONMENTAL)")(Skill for project)','9: ACTIVATE-ATTEMPTING PROJECTS=&gt;7(Dice roll 2D6: skill check)','9: ACTIVATE-ATTEMPTING PROJECTS=&gt;None(Skill for project)','9: ACTIVATE-DOING RESEARCH=&gt;None(Start researching)','10: END-CRISIS ROLLING=&gt;INDUSTRIAL(Crisis chip: full category)','10: END-CRISIS ROLLING=&gt;CLASS(Crisis chip: full category)','10: END-CRISIS ROLLING=&gt;ENVIRONMENTAL(Crisis chip: full category)','10: END-CRISIS ROLLING=&gt;6(Dice roll 1D6: crisis cat)','10: END-CRISIS ROLLING=&gt;LIVING STANDARDS(Category for crisis)','10: END-CRISIS ROLLING=&gt;6(Dice roll 1D6: node in LIVING STANDARDS)','10: END-CRISIS ROLLING=&gt;5(Dice roll 1D6: node in LIVING STANDARDS)','10: END-CRISIS ROLLING=&gt;3(Dice roll 1D6: node in LIVING STANDARDS)','10: END-CRISIS ROLLING=&gt;Systemic Corruption(Problem for crisis)','10: END-CRISIS ROLLING=&gt;4(Dice roll 2D6: crisis roll for Systemic Corruption)','10: END-CRISIS ROLLING=&gt;4(Crisis roll for node "Systemic Corruption")','10: END-CRISIS ROLLING=&gt;Inflation(Now in crisis (cascaded from: Systemic Corruption))','10: END-CRISIS ROLLING=&gt;3(Dice roll 1D6: crisis cat)','10: END-CRISIS ROLLING=&gt;SOCIAL(Category for crisis)','10: END-CRISIS ROLLING=&gt;2(Dice roll 1D6: node in SOCIAL)','10: END-CRISIS ROLLING=&gt;Political Voice(Problem for crisis)','10: END-CRISIS ROLLING=&gt;4(Dice roll 2D6: crisis roll for Political Voice)','10: END-CRISIS ROLLING=&gt;4(Crisis roll for node "Political Voice")','10: END-CRISIS ROLLING=&gt;Education(Now in crisis (cascaded from: Political Voice))','10: ENGAGE-DRAWING MONEY=&gt;1(Money drawn)','10: ENGAGE-DRAWING CARDS=&gt;('D', 11)(Card drawn: 1)','10: ENGAGE-DRAWING CARDS=&gt;('S', 11)(Card drawn: 2)','10: ENGAGE-CRISIS RISING','10: ENGAGE-DRAWING MONEY=&gt;1(Money drawn)','10: ENGAGE-DRAWING CARDS=&gt;('D', 13)(Card drawn: 1)','10: ENGAGE-DRAWING CARDS=&gt;('S', 11)(Card drawn: 2)','10: ENGAGE-DRAWING MONEY=&gt;1(Money drawn)','10: ENGAGE-DRAWING CARDS=&gt;('S', 10)(Card drawn: 1)','10: ENGAGE-DRAWING CARDS=&gt;('H', 4)(Card drawn: 2)','10: ENGAGE-CRISIS RISING','10: ENGAGE-DRAWING MONEY=&gt;1(Money drawn)','10: ENGAGE-DRAWING CARDS=&gt;('C', 10)(Card drawn: 1)','10: ENGAGE-DRAWING CARDS=&gt;('D', 12)(Card drawn: 2)','10: ENGAGE-DRAWING MONEY=&gt;1(Money drawn)','10: ENGAGE-DRAWING CARDS=&gt;('D', 1)(Card drawn: 1)','10: ENGAGE-DRAWING CARDS=&gt;('S', 6)(Card drawn: 2)','10: ACTIVATE-ATTEMPTING PROJECTS=&gt;(('H', 2), 'H', 2, "Base fix 'Economic Inequality' (LIVING STANDARDS) triggers crisis")(Skill for project)','10: ACTIVATE-ATTEMPTING PROJECTS=&gt;3(Consultant fees)','10: ACTIVATE-ATTEMPTING PROJECTS=&gt;9(Dice roll 2D6: skill check)','10: ACTIVATE-ATTEMPTING PROJECTS=&gt;(('S', 11), 'S', 4, "Improved fix 'Polluting Industry' (INDUSTRIAL)")(Skill for project)','10: ACTIVATE-ATTEMPTING PROJECTS=&gt;3(Dice roll 2D6: skill check)','10: ACTIVATE-ATTEMPTING PROJECTS=&gt;None(Skill for project)','10: ACTIVATE-DOING RESEARCH=&gt;None(Start researching)','10: ACTIVATE-ATTEMPTING PROJECTS=&gt;(('S', 11), 'S', 3, "Improved fix 'Fossil Fuel Dependency' (INDUSTRIAL)")(Skill for project)','10: ACTIVATE-ATTEMPTING PROJECTS=&gt;1(Consultant fees)','10: ACTIVATE-ATTEMPTING PROJECTS=&gt;8(Dice roll 2D6: skill check)','10: ACTIVATE-ATTEMPTING PROJECTS=&gt;None(Skill for project)','10: ACTIVATE-DOING RESEARCH=&gt;None(Start researching)','10: ACTIVATE-ATTEMPTING PROJECTS=&gt;(('S', 10), 'S', 1, "Improved fix 'Polluting Industry' (INDUSTRIAL)")(Skill for project)','10: ACTIVATE-ATTEMPTING PROJECTS=&gt;1(Consultant fees)','10: ACTIVATE-ATTEMPTING PROJECTS=&gt;6(Dice roll 2D6: skill check)','10: ACTIVATE-ATTEMPTING PROJECTS=&gt;None(Skill for project)','10: ACTIVATE-DOING RESEARCH=&gt;None(Start researching)','10: ACTIVATE-ATTEMPTING PROJECTS=&gt;(('C', 10), 'C', 3, "Improved fix 'Chemical Pollution' (ENVIRONMENTAL)")(Skill for project)','10: ACTIVATE-ATTEMPTING PROJECTS=&gt;0(Consultant fees)','10: ACTIVATE-ATTEMPTING PROJECTS=&gt;3(Dice roll 2D6: skill check)','10: ACTIVATE-ATTEMPTING PROJECTS=&gt;(('D', 7), 'D', 1, "Improved fix 'Chemical Pollution' (ENVIRONMENTAL)")(Skill for project)','10: ACTIVATE-ATTEMPTING PROJECTS=&gt;1(Consultant fees)','10: ACTIVATE-ATTEMPTING PROJECTS=&gt;7(Dice roll 2D6: skill check)','10: ACTIVATE-ATTEMPTING PROJECTS=&gt;(('D', 7), 'D', 1, "Improved fix 'Chemical Pollution' (ENVIRONMENTAL)")(Skill for project)','10: ACTIVATE-ATTEMPTING PROJECTS=&gt;8(Dice roll 2D6: skill check)','10: ACTIVATE-ATTEMPTING PROJECTS=&gt;(('D', 12), 'D', 1, "Improved fix 'Chemical Pollution' (ENVIRONMENTAL)")(Skill for project)','10: ACTIVATE-ATTEMPTING PROJECTS=&gt;8(Dice roll 2D6: skill check)','10: ACTIVATE-ATTEMPTING PROJECTS=&gt;None(Skill for project)','10: ACTIVATE-DOING RESEARCH=&gt;None(Start researching)','10: ACTIVATE-ATTEMPTING PROJECTS=&gt;(('D', 1), 'D', 1, "Improved fix 'Chemical Pollution' (ENVIRONMENTAL)")(Skill for project)','10: ACTIVATE-ATTEMPTING PROJECTS=&gt;0(Consultant fees)','10: ACTIVATE-ATTEMPTING PROJECTS=&gt;5(Dice roll 2D6: skill check)','10: ACTIVATE-ATTEMPTING PROJECTS=&gt;(('D', 5), 'D', 0, "Improved fix 'Chemical Pollution' (ENVIRONMENTAL)")(Skill for project)','10: ACTIVATE-ATTEMPTING PROJECTS=&gt;0(Consultant fees)','10: ACTIVATE-ATTEMPTING PROJECTS=&gt;8(Dice roll 2D6: skill check)','10: ACTIVATE-ATTEMPTING PROJECTS=&gt;None(Skill for project)','10: ACTIVATE-DOING RESEARCH=&gt;None(Start researching)','10: END-CRISIS ROLLING=&gt;INDUSTRIAL(Crisis chip: full category)','10: END-CRISIS ROLLING=&gt;ECONOMIC(Crisis chip: full category)','10: END-CRISIS ROLLING=&gt;SOCIAL(Crisis chip: full category)','10: END-CRISIS ROLLING=&gt;CLASS(Crisis chip: full category)','10: END-CRISIS ROLLING=&gt;ENVIRONMENT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5(Dice roll 1D6: node in LIVING STANDARDS)','10: END-CRISIS ROLLING=&gt;2(Dice roll 1D6: node in LIVING STANDARDS)','10: END-CRISIS ROLLING=&gt;Low Labour Standards(Problem for crisis)','10: END-CRISIS ROLLING=&gt;9(Dice roll 2D6: crisis roll for Low Labour Standards)','10: END-CRISIS ROLLING=&gt;9(Crisis roll for node "Low Labour Standards")','10: END-CRISIS ROLLING=&gt;4(Dice roll 2D6: crisis roll for Low Labour Standards)','10: END-CRISIS ROLLING=&gt;4(Crisis roll for node "Low Labour Standards")','10: END-CRISIS ROLLING=&gt;Low Labour Standards(Now in crisis)','11: ENGAGE-DRAWING MONEY=&gt;1(Money drawn)','11: ENGAGE-DRAWING CARDS=&gt;('H', 13)(Card drawn: 1)','11: ENGAGE-DRAWING CARDS=&gt;('S', 13)(Card drawn: 2)','11: ENGAGE-CRISIS RISING','11: ENGAGE-DRAWING MONEY=&gt;1(Money drawn)','11: ENGAGE-DRAWING CARDS=&gt;('D', 3)(Card drawn: 1)','11: ENGAGE-DRAWING CARDS=&gt;('S', 12)(Card drawn: 2)','11: ENGAGE-DRAWING MONEY=&gt;1(Money drawn)','11: ENGAGE-DRAWING CARDS=&gt;('C', 5)(Card drawn: 1)','11: ENGAGE-DRAWING CARDS=&gt;('H', 7)(Card drawn: 2)','11: ENGAGE-CRISIS RISING','11: ENGAGE-DRAWING MONEY=&gt;1(Money drawn)','11: ENGAGE-DRAWING CARDS=&gt;('D', 6)(Card drawn: 1)','11: ENGAGE-DRAWING CARDS=&gt;('C', 14)(Card drawn: 2)','11: ENGAGE-DRAWING MONEY=&gt;1(Money drawn)','11: ENGAGE-DRAWING CARDS=&gt;('H', 11)(Card drawn: 1)','11: ENGAGE-DRAWING CARDS=&gt;('S', 4)(Card drawn: 2)','11: ACTIVATE-ATTEMPTING PROJECTS=&gt;(('H', 6), 'H', 2, "Base fix 'Economic Inequality' (LIVING STANDARDS) triggers crisis")(Skill for project)','11: ACTIVATE-ATTEMPTING PROJECTS=&gt;0(Consultant fees)','11: ACTIVATE-ATTEMPTING PROJECTS=&gt;7(Dice roll 2D6: skill check)','11: ACTIVATE-ATTEMPTING PROJECTS=&gt;(('H', 13), 'H', 3, "Base fix 'Economic Inequality' (LIVING STANDARDS) triggers crisis")(Skill for project)','11: ACTIVATE-ATTEMPTING PROJECTS=&gt;0(Consultant fees)','11: ACTIVATE-ATTEMPTING PROJECTS=&gt;7(Dice roll 2D6: skill check)','11: ACTIVATE-ATTEMPTING PROJECTS=&gt;(('H', 9), 'H', 1, "Base fix 'Economic Inequality' (LIVING STANDARDS) triggers crisis")(Skill for project)','11: ACTIVATE-ATTEMPTING PROJECTS=&gt;0(Consultant fees)','11: ACTIVATE-ATTEMPTING PROJECTS=&gt;5(Dice roll 2D6: skill check)','11: ACTIVATE-ATTEMPTING PROJECTS=&gt;(('D', 11), 'D', 1, "Improved fix 'Chemical Pollution' (ENVIRONMENTAL)")(Skill for project)','11: ACTIVATE-ATTEMPTING PROJECTS=&gt;0(Consultant fees)','11: ACTIVATE-ATTEMPTING PROJECTS=&gt;8(Dice roll 2D6: skill check)','11: ACTIVATE-ATTEMPTING PROJECTS=&gt;(('S', 13), 'S', 1, "Improved fix 'Polluting Industry' (INDUSTRIAL)")(Skill for project)','11: ACTIVATE-ATTEMPTING PROJECTS=&gt;1(Consultant fees)','11: ACTIVATE-ATTEMPTING PROJECTS=&gt;4(Dice roll 2D6: skill check)','11: ACTIVATE-ATTEMPTING PROJECTS=&gt;None(Skill for project)','11: ACTIVATE-DOING RESEARCH=&gt;None(Start researching)','11: ACTIVATE-ATTEMPTING PROJECTS=&gt;(('D', 4), 'D', 1, "Improved fix 'Chemical Pollution' (ENVIRONMENTAL)")(Skill for project)','11: ACTIVATE-ATTEMPTING PROJECTS=&gt;0(Consultant fees)','11: ACTIVATE-ATTEMPTING PROJECTS=&gt;9(Dice roll 2D6: skill check)','11: ACTIVATE-ATTEMPTING PROJECTS=&gt;None(Skill for project)','11: ACTIVATE-DOING RESEARCH=&gt;None(Start researching)','11: ACTIVATE-ATTEMPTING PROJECTS=&gt;(('H', 4), 'H', 1, "Base fix 'Economic Inequality' (LIVING STANDARDS) triggers crisis")(Skill for project)','11: ACTIVATE-ATTEMPTING PROJECTS=&gt;0(Consultant fees)','11: ACTIVATE-ATTEMPTING PROJECTS=&gt;4(Dice roll 2D6: skill check)','11: ACTIVATE-ATTEMPTING PROJECTS=&gt;(('C', 5), 'C', 1, "Improved fix 'Fossil Fuel Dependency' (INDUSTRIAL)")(Skill for project)','11: ACTIVATE-ATTEMPTING PROJECTS=&gt;2(Consultant fees)','11: ACTIVATE-ATTEMPTING PROJECTS=&gt;4(Dice roll 2D6: skill check)','11: ACTIVATE-ATTEMPTING PROJECTS=&gt;(('H', 7), 'H', 1, "Base fix 'Economic Inequality' (LIVING STANDARDS) triggers crisis")(Skill for project)','11: ACTIVATE-ATTEMPTING PROJECTS=&gt;0(Consultant fees)','11: ACTIVATE-ATTEMPTING PROJECTS=&gt;3(Dice roll 2D6: skill check)','11: ACTIVATE-ATTEMPTING PROJECTS=&gt;(('D', 4), 'D', 0, "Improved fix 'Chemical Pollution' (ENVIRONMENTAL)")(Skill for project)','11: ACTIVATE-ATTEMPTING PROJECTS=&gt;1(Consultant fees)','11: ACTIVATE-ATTEMPTING PROJECTS=&gt;10(Dice roll 2D6: skill check)','11: ACTIVATE-DOING RESEARCH=&gt;None(Start researching)','11: ACTIVATE-ATTEMPTING PROJECTS=&gt;(('C', 14), 'C', 2, "Improved fix 'Polluting Industry' (INDUSTRIAL)")(Skill for project)','11: ACTIVATE-ATTEMPTING PROJECTS=&gt;None(Skill for project)','11: ACTIVATE-DOING RESEARCH=&gt;None(Start researching)','11: ACTIVATE-ATTEMPTING PROJECTS=&gt;(('S', 6), 'S', 0, "Improved fix 'Fossil Fuel Dependency' (INDUSTRIAL)")(Skill for project)','11: ACTIVATE-ATTEMPTING PROJECTS=&gt;0(Consultant fees)','11: ACTIVATE-ATTEMPTING PROJECTS=&gt;6(Dice roll 2D6: skill check)','11: ACTIVATE-ATTEMPTING PROJECTS=&gt;(('S', 4), 'S', 1, "Improved fix 'Polluting Industry' (INDUSTRIAL)")(Skill for project)','11: ACTIVATE-ATTEMPTING PROJECTS=&gt;0(Consultant fees)','11: ACTIVATE-ATTEMPTING PROJECTS=&gt;5(Dice roll 2D6: skill check)','11: ACTIVATE-ATTEMPTING PROJECTS=&gt;(('H', 11), 'H', 0, "Base fix 'Economic Inequality' (LIVING STANDARDS) triggers crisis")(Skill for project)','11: ACTIVATE-ATTEMPTING PROJECTS=&gt;0(Consultant fees)','11: ACTIVATE-ATTEMPTING PROJECTS=&gt;8(Dice roll 2D6: skill check)','11: ACTIVATE-DOING RESEARCH=&gt;None(Start researching)','11: END-FINALIZING=&gt;Improved fix 'Polluting Industry' (INDUSTRIAL)(Project overskilled for "('C', 14)")','11: END-CRISIS ROLLING=&gt;INDUSTRIAL(Crisis chip: full category)','11: END-CRISIS ROLLING=&gt;ECONOMIC(Crisis chip: full category)','11: END-CRISIS ROLLING=&gt;SOCIAL(Crisis chip: full category)','11: END-CRISIS ROLLING=&gt;CLASS(Crisis chip: full category)','11: END-CRISIS ROLLING=&gt;ENVIRONMENTAL(Crisis chip: full category)','11: END-CRISIS ROLLING=&gt;2(Dice roll 1D6: crisis cat)','11: END-CRISIS ROLLING=&gt;ECONOMIC(Category for crisis)','11: END-CRISIS ROLLING=&gt;ECONOMIC(Crisis chip: full category)','11: END-CRISIS ROLLING=&gt;3(Dice roll 1D6: crisis cat)','11: END-CRISIS ROLLING=&gt;SOCIAL(Category for crisis)','11: END-CRISIS ROLLING=&gt;SOCIAL(Crisis chip: full category)','11: END-CRISIS ROLLING=&gt;5(Dice roll 1D6: crisis cat)','11: END-CRISIS ROLLING=&gt;ENVIRONMENTAL(Category for crisis)','11: END-CRISIS ROLLING=&gt;ENVIRONMENTAL(Crisis chip: full category)','11: END-CRISIS ROLLING=&gt;6(Dice roll 1D6: crisis cat)','11: END-CRISIS ROLLING=&gt;LIVING STANDARDS(Category for crisis)','11: END-CRISIS ROLLING=&gt;6(Dice roll 1D6: node in LIVING STANDARDS)','11: END-CRISIS ROLLING=&gt;5(Dice roll 1D6: node in LIVING STANDARDS)','11: END-CRISIS ROLLING=&gt;3(Dice roll 1D6: node in LIVING STANDARDS)','11: END-CRISIS ROLLING=&gt;Systemic Corruption(Crisis chip: overwhelmed problem)','11: END-CRISIS ROLLING=&gt;5(Dice roll 1D6: crisis cat)','11: END-CRISIS ROLLING=&gt;ENVIRONMENTAL(Category for crisis)','11: END-CRISIS ROLLING=&gt;ENVIRONMENTAL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4(Dice roll 1D6: crisis cat)','11: END-CRISIS ROLLING=&gt;CLASS(Category for crisis)','11: END-CRISIS ROLLING=&gt;CLASS(Crisis chip: full category)','11: END-CRISIS ROLLING=&gt;3(Dice roll 1D6: crisis cat)','11: END-CRISIS ROLLING=&gt;SOCIAL(Category for crisis)','11: END-CRISIS ROLLING=&gt;SOCIAL(Crisis chip: full category)','11: END-CRISIS ROLLING=&gt;5(Dice roll 1D6: crisis cat)','11: END-CRISIS ROLLING=&gt;ENVIRONMENTAL(Category for crisis)','11: END-CRISIS ROLLING=&gt;ENVIRONMENTAL(Crisis chip: full category)','11: END-CRISIS ROLLING=&gt;1(Dice roll 1D6: crisis cat)','11: END-CRISIS ROLLING=&gt;INDUSTRIAL(Category for crisis)','11: END-CRISIS ROLLING=&gt;INDUSTRIAL(Crisis chip: full category)','11: END-CRISIS ROLLING=&gt;1(Dice roll 1D6: crisis cat)','11: END-CRISIS ROLLING=&gt;INDUSTRIAL(Category for crisis)','11: END-CRISIS ROLLING=&gt;INDUSTRIAL(Crisis chip: full category)','11: END-CRISIS ROLLING=&gt;2(Dice roll 1D6: crisis cat)','11: END-CRISIS ROLLING=&gt;ECONOMIC(Category for crisis)','11: END-CRISIS ROLLING=&gt;ECONOMIC(Crisis chip: full category)','11: END-CRISIS ROLLING=&gt;1(Dice roll 1D6: crisis cat)','11: END-CRISIS ROLLING=&gt;INDUSTRIAL(Category for crisis)','11: END-CRISIS ROLLING=&gt;INDUSTRIAL(Crisis chip: full category)','11: END-CRISIS ROLLING=&gt;1(Dice roll 1D6: crisis cat)','11: END-CRISIS ROLLING=&gt;INDUSTRIAL(Category for crisis)','11: END-CRISIS ROLLING=&gt;INDUSTRIAL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CLASS(Crisis chip: full category)','11: END-CRISIS ROLLING=&gt;3(Dice roll 1D6: crisis cat)','11: END-CRISIS ROLLING=&gt;SOCIAL(Category for crisis)','11: END-CRISIS ROLLING=&gt;SOCIAL(Crisis chip: full category)','11: END-CRISIS ROLLING=&gt;4(Dice roll 1D6: crisis cat)','11: END-CRISIS ROLLING=&gt;CLASS(Category for crisis)','11: END-CRISIS ROLLING=&gt;CLASS(Crisis chip: full category)','11: END-CRISIS ROLLING=&gt;4(Dice roll 1D6: crisis cat)','11: END-CRISIS ROLLING=&gt;CLASS(Category for crisis)','11: END-CRISIS ROLLING=&gt;CLASS(Crisis chip: full category)','11: END-CRISIS ROLLING=&gt;2(Dice roll 1D6: crisis cat)','11: END-CRISIS ROLLING=&gt;ECONOMIC(Category for crisis)','11: END-CRISIS ROLLING=&gt;ECONOMIC(Crisis chip: full category)','11: END-CRISIS ROLLING=&gt;1(Dice roll 1D6: crisis cat)','11: END-CRISIS ROLLING=&gt;INDUSTRIAL(Category for crisis)','11: END-CRISIS ROLLING=&gt;INDUSTRIAL(Crisis chip: full category)','11: END-CRISIS ROLLING=&gt;6(Dice roll 1D6: crisis cat)','11: END-CRISIS ROLLING=&gt;LIVING STANDARDS(Category for crisis)','11: END-CRISIS ROLLING=&gt;2(Dice roll 1D6: node in LIVING STANDARDS)','11: END-CRISIS ROLLING=&gt;Low Labour Standards(Problem for crisis)','11: END-CRISIS ROLLING=&gt;3(Dice roll 2D6: crisis roll for Low Labour Standards)','11: END-CRISIS ROLLING=&gt;3(Crisis roll for node "Low Labour Standards")','11: END-CRISIS ROLLING=&gt;Discrimination(Now in crisis (cascaded from: Low Labour Standards)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5, 16, 18, 20, 22, 25, 27, 29]}</text:p>
          </table:table-cell>
          <table:table-cell table:style-name="Gnumeric-default" office:value-type="string">
            <text:p>{'abandoned-project': [[], [], [], [], [], [], [], [], [], [], [], [], [], [True, True], [], [], [], [], [], [], [], [], [], [], [], [], [], [], [], [], [], [], [True, True], [], [], [], [], [], [], [], [], [], [], [], [], [], [], [], [], [], [], [True, True], [], [], [], [], [], [], [], [], [], [], [], [], [], [], [], [], [], [], [True], [], [], [], [], [], [], [], [], [], [], [], [], [], [], [], [], [], [], [True], [], [], [], [], [], [], [], [], [], [], [], [], [], [], [], [], [], [], [], [], [], [], [], [], [], [], [], [], [], [], [], [], [], [], [], [], [], [], [], [], [], [], [], [], [], [], [], [], [], [], [True], [], [], [], [], [], [], [], [], [], [], [], [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H', 7)(Card drawn: 1)','0: ENGAGE-DRAWING CARDS=&gt;('C', 6)(Card drawn: 2)','0: ENGAGE-CRISIS RISING','0: ENGAGE-DRAWING MONEY=&gt;3(Money drawn)','0: ENGAGE-DRAWING CARDS=&gt;('D', 9)(Card drawn: 1)','0: ENGAGE-DRAWING CARDS=&gt;('C', 1)(Card drawn: 2)','0: ENGAGE-DRAWING MONEY=&gt;3(Money drawn)','0: ENGAGE-DRAWING CARDS=&gt;('C', 10)(Card drawn: 1)','0: ENGAGE-DRAWING CARDS=&gt;('H', 8)(Card drawn: 2)','0: ENGAGE-CRISIS RISING','0: ENGAGE-DRAWING MONEY=&gt;3(Money drawn)','0: ENGAGE-DRAWING CARDS=&gt;('C', 2)(Card drawn: 1)','0: ENGAGE-DRAWING CARDS=&gt;('H', 2)(Card drawn: 2)','0: ENGAGE-DRAWING MONEY=&gt;3(Money drawn)','0: ENGAGE-DRAWING CARDS=&gt;('H', 14)(Card drawn: 1)','0: ENGAGE-DRAWING CARDS=&gt;('H', 13)(Card drawn: 2)','0: ENGAGE-DRAWING MONEY=&gt;3(Money drawn)','0: ENGAGE-DRAWING CARDS=&gt;('C', 11)(Card drawn: 1)','0: ENGAGE-DRAWING CARDS=&gt;('S', 10)(Card drawn: 2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CLASS(Start project: fix category)','0: ACTIVATE-ATTEMPTING PROJECTS=&gt;Healthcare(Start project: fix problem)','0: ACTIVATE-ATTEMPTING PROJECTS=&gt;Improved fix 'Healthcare' (CLASS)(Project started)','0: ACTIVATE-ATTEMPTING PROJECTS=&gt;None(Skill for project)','0: ACTIVATE-DOING RESEARCH=&gt;None(Start researching)','0: ACTIVATE-ATTEMPTING PROJECTS=&gt;Base(Start project: type)','0: ACTIVATE-ATTEMPTING PROJECTS=&gt;ENVIRONMENTAL(Start project: fix category)','0: ACTIVATE-ATTEMPTING PROJECTS=&gt;Freshwater Depletion(Start project: fix problem)','0: ACTIVATE-ATTEMPTING PROJECTS=&gt;Base fix 'Freshwater Depletion' (ENVIRONMENTAL) triggers crisis(Project started)','0: ACTIVATE-ATTEMPTING PROJECTS=&gt;None(Skill for project)','0: ACTIVATE-DOING RESEARCH=&gt;None(Start researching)','0: ACTIVATE-ATTEMPTING PROJECTS=&gt;Base(Start project: type)','0: ACTIVATE-ATTEMPTING PROJECTS=&gt;ENVIRONMENTAL(Start project: fix category)','0: ACTIVATE-ATTEMPTING PROJECTS=&gt;Chemical Pollution(Start project: fix problem)','0: ACTIVATE-ATTEMPTING PROJECTS=&gt;Base fix 'Chemical Pollution' (ENVIRONMENTAL) triggers crisis(Project started)','0: ACTIVATE-ATTEMPTING PROJECTS=&gt;(('H', 14), 'D', 0, "Base fix 'Chemical Pollution' (ENVIRONMENTAL) triggers crisis")(Skill for project)','0: ACTIVATE-DOING RESEARCH=&gt;None(Start researching)','0: ACTIVATE-ATTEMPTING PROJECTS=&gt;Base(Start project: type)','0: ACTIVATE-ATTEMPTING PROJECTS=&gt;LIVING STANDARDS(Start project: fix category)','0: ACTIVATE-ATTEMPTING PROJECTS=&gt;Low Labour Standards(Start project: fix problem)','0: ACTIVATE-ATTEMPTING PROJECTS=&gt;Base fix 'Low Labour Standards' (LIVING STANDARDS) triggers crisis(Project started)','0: ACTIVATE-ATTEMPTING PROJECTS=&gt;(('C', 11), 'C', 0, "Base fix 'Low Labour Standards' (LIVING STANDARDS) triggers crisis")(Skill for project)','0: ACTIVATE-ATTEMPTING PROJECTS=&gt;0(Consultant fees)','0: ACTIVATE-ATTEMPTING PROJECTS=&gt;7(Dice roll 2D6: skill check)','0: ACTIVATE-DOING RESEARCH=&gt;None(Start researching)','0: END-FINALIZING=&gt;Improved fix 'Healthcare' (CLASS)(Project abandoned)','0: END-FINALIZING=&gt;Base fix 'Freshwater Depletion' (ENVIRONMENTAL) triggers crisis(Project abandoned)','0: END-FINALIZING=&gt;Base fix 'Chemical Pollution' (ENVIRONMENTAL) triggers crisis(Project overskilled for "('H', 14)")','0: END-CRISIS ROLLING=&gt;4(Dice roll 1D6: crisis cat)','0: END-CRISIS ROLLING=&gt;CLASS(Category for crisis)','0: END-CRISIS ROLLING=&gt;4(Dice roll 1D6: node in CLASS)','0: END-CRISIS ROLLING=&gt;Food Shortage(Problem for crisis)','0: END-CRISIS ROLLING=&gt;8(Dice roll 2D6: crisis roll for Food Shortage)','0: END-CRISIS ROLLING=&gt;8(Crisis roll for node "Food Shortage")','0: END-CRISIS ROLLING=&gt;Food Shortage(Now in crisis)','0: END-CRISIS ROLLING=&gt;5(Dice roll 1D6: crisis cat)','0: END-CRISIS ROLLING=&gt;ENVIRONMENTAL(Category for crisis)','0: END-CRISIS ROLLING=&gt;5(Dice roll 1D6: node in ENVIRONMENTAL)','0: END-CRISIS ROLLING=&gt;Ocean Degradation(Problem for crisis)','0: END-CRISIS ROLLING=&gt;6(Dice roll 2D6: crisis roll for Ocean Degradation)','0: END-CRISIS ROLLING=&gt;6(Crisis roll for node "Ocean Degradation")','0: END-CRISIS ROLLING=&gt;Ocean Degradation(Now in crisis)','1: ENGAGE-DRAWING MONEY=&gt;3(Money drawn)','1: ENGAGE-DRAWING CARDS=&gt;('S', 5)(Card drawn: 1)','1: ENGAGE-DRAWING CARDS=&gt;('S', 2)(Card drawn: 2)','1: ENGAGE-CRISIS RISING','1: ENGAGE-DRAWING MONEY=&gt;3(Money drawn)','1: ENGAGE-DRAWING CARDS=&gt;('C', 8)(Card drawn: 1)','1: ENGAGE-DRAWING CARDS=&gt;('S', 14)(Card drawn: 2)','1: ENGAGE-DRAWING MONEY=&gt;3(Money drawn)','1: ENGAGE-DRAWING CARDS=&gt;('C', 13)(Card drawn: 1)','1: ENGAGE-DRAWING CARDS=&gt;('C', 4)(Card drawn: 2)','1: ENGAGE-CRISIS RISING','1: ENGAGE-DRAWING MONEY=&gt;3(Money drawn)','1: ENGAGE-DRAWING CARDS=&gt;('S', 3)(Card drawn: 1)','1: ENGAGE-DRAWING CARDS=&gt;('D', 2)(Card drawn: 2)','1: ENGAGE-DRAWING MONEY=&gt;3(Money drawn)','1: ENGAGE-DRAWING CARDS=&gt;('H', 1)(Card drawn: 1)','1: ENGAGE-DRAWING CARDS=&gt;('S', 5)(Card drawn: 2)','1: ENGAGE-DRAWING MONEY=&gt;3(Money drawn)','1: ENGAGE-DRAWING CARDS=&gt;('D', 8)(Card drawn: 1)','1: ENGAGE-DRAWING CARDS=&gt;('H', 8)(Card drawn: 2)','1: ACTIVATE-ATTEMPTING PROJECTS=&gt;None(Start project: type)','1: ACTIVATE-ATTEMPTING PROJECTS=&gt;(('H', 7), 'H', 0, "Base fix 'Low Labour Standards' (LIVING STANDARDS) triggers crisis")(Skill for project)','1: ACTIVATE-ATTEMPTING PROJECTS=&gt;4(Consultant fees)','1: ACTIVATE-ATTEMPTING PROJECTS=&gt;3(Dice roll 2D6: skill check)','1: ACTIVATE-ATTEMPTING PROJECTS=&gt;None(Skill for project)','1: ACTIVATE-DOING RESEARCH=&gt;None(Start researching)','1: ACTIVATE-ATTEMPTING PROJECTS=&gt;None(Start project: type)','1: ACTIVATE-ATTEMPTING PROJECTS=&gt;(('C', 1), 'C', 1, "Base fix 'Chemical Pollution' (ENVIRONMENTAL) triggers crisis")(Skill for project)','1: ACTIVATE-ATTEMPTING PROJECTS=&gt;0(Consultant fees)','1: ACTIVATE-ATTEMPTING PROJECTS=&gt;7(Dice roll 2D6: skill check)','1: ACTIVATE-ATTEMPTING PROJECTS=&gt;(('S', 14), 'H', 2, "Base fix 'Low Labour Standards' (LIVING STANDARDS) triggers crisis")(Skill for project)','1: ACTIVATE-ATTEMPTING PROJECTS=&gt;(('C', 8), 'C', 1, "Base fix 'Chemical Pollution' (ENVIRONMENTAL) triggers crisis")(Skill for project)','1: ACTIVATE-ATTEMPTING PROJECTS=&gt;3(Consultant fees)','1: ACTIVATE-ATTEMPTING PROJECTS=&gt;5(Dice roll 2D6: skill check)','1: ACTIVATE-ATTEMPTING PROJECTS=&gt;None(Skill for project)','1: ACTIVATE-DOING RESEARCH=&gt;None(Start researching)','1: ACTIVATE-ATTEMPTING PROJECTS=&gt;Base(Start project: type)','1: ACTIVATE-ATTEMPTING PROJECTS=&gt;ENVIRONMENTAL(Start project: fix category)','1: ACTIVATE-ATTEMPTING PROJECTS=&gt;Nitrogen &amp; Phosphorous Loading(Start project: fix problem)','1: ACTIVATE-ATTEMPTING PROJECTS=&gt;Base fix 'Nitrogen &amp; Phosphorous Loading' (ENVIRONMENTAL) triggers crisis(Project started)','1: ACTIVATE-ATTEMPTING PROJECTS=&gt;(('C', 13), 'C', 2, "Base fix 'Low Labour Standards' (LIVING STANDARDS) triggers crisis")(Skill for project)','1: ACTIVATE-ATTEMPTING PROJECTS=&gt;0(Consultant fees)','1: ACTIVATE-ATTEMPTING PROJECTS=&gt;5(Dice roll 2D6: skill check)','1: ACTIVATE-ATTEMPTING PROJECTS=&gt;(('C', 10), 'C', 0, "Base fix 'Chemical Pollution' (ENVIRONMENTAL) triggers crisis")(Skill for project)','1: ACTIVATE-ATTEMPTING PROJECTS=&gt;1(Consultant fees)','1: ACTIVATE-ATTEMPTING PROJECTS=&gt;4(Dice roll 2D6: skill check)','1: ACTIVATE-ATTEMPTING PROJECTS=&gt;None(Skill for project)','1: ACTIVATE-DOING RESEARCH=&gt;None(Start researching)','1: ACTIVATE-ATTEMPTING PROJECTS=&gt;Base(Start project: type)','1: ACTIVATE-ATTEMPTING PROJECTS=&gt;INDUSTRIAL(Start project: fix category)','1: ACTIVATE-ATTEMPTING PROJECTS=&gt;Fossil Fuel Dependency(Start project: fix problem)','1: ACTIVATE-ATTEMPTING PROJECTS=&gt;Base fix 'Fossil Fuel Dependency' (INDUSTRIAL) triggers crisis(Project started)','1: ACTIVATE-ATTEMPTING PROJECTS=&gt;(('D', 2), 'D', 3, "Base fix 'Chemical Pollution' (ENVIRONMENTAL) triggers crisis")(Skill for project)','1: ACTIVATE-ATTEMPTING PROJECTS=&gt;1(Consultant fees)','1: ACTIVATE-ATTEMPTING PROJECTS=&gt;8(Dice roll 2D6: skill check)','1: ACTIVATE-ATTEMPTING PROJECTS=&gt;(('C', 2), 'C', 0, "Base fix 'Low Labour Standards' (LIVING STANDARDS) triggers crisis")(Skill for project)','1: ACTIVATE-ATTEMPTING PROJECTS=&gt;4(Consultant fees)','1: ACTIVATE-ATTEMPTING PROJECTS=&gt;8(Dice roll 2D6: skill check)','1: ACTIVATE-ATTEMPTING PROJECTS=&gt;(('H', 2), 'H', 0, "Base fix 'Low Labour Standards' (LIVING STANDARDS) triggers crisis")(Skill for project)','1: ACTIVATE-ATTEMPTING PROJECTS=&gt;0(Consultant fees)','1: ACTIVATE-ATTEMPTING PROJECTS=&gt;7(Dice roll 2D6: skill check)','1: ACTIVATE-ATTEMPTING PROJECTS=&gt;None(Skill for project)','1: ACTIVATE-DOING RESEARCH=&gt;None(Start researching)','1: ACTIVATE-ATTEMPTING PROJECTS=&gt;None(Skill for project)','1: ACTIVATE-DOING RESEARCH=&gt;None(Start researching)','1: ACTIVATE-ATTEMPTING PROJECTS=&gt;None(Skill for project)','1: ACTIVATE-DOING RESEARCH=&gt;None(Start researching)','1: END-FINALIZING=&gt;Base fix 'Nitrogen &amp; Phosphorous Loading' (ENVIRONMENTAL) triggers crisis(Project abandoned)','1: END-FINALIZING=&gt;Base fix 'Fossil Fuel Dependency' (INDUSTRIAL) triggers crisis(Project abandoned)','1: END-FINALIZING=&gt;Base fix 'Low Labour Standards' (LIVING STANDARDS) triggers crisis(Project overskilled for "('S', 14)")','1: END-CRISIS ROLLING=&gt;6(Dice roll 1D6: crisis cat)','1: END-CRISIS ROLLING=&gt;LIVING STANDARDS(Category for crisis)','1: END-CRISIS ROLLING=&gt;3(Dice roll 1D6: node in LIVING STANDARDS)','1: END-CRISIS ROLLING=&gt;Systemic Corruption(Problem for crisis)','1: END-CRISIS ROLLING=&gt;8(Dice roll 2D6: crisis roll for Systemic Corruption)','1: END-CRISIS ROLLING=&gt;8(Crisis roll for node "Systemic Corruption")','1: END-CRISIS ROLLING=&gt;Economic Inequality(Now in crisis (cascaded from: Systemic Corruption))','1: END-CRISIS ROLLING=&gt;Inefficiency(Now in crisis (cascaded from: Systemic Corruption))','1: END-CRISIS ROLLING=&gt;Inflation(Now in crisis (cascaded from: Systemic Corruption))','1: END-CRISIS ROLLING=&gt;Peace &amp; Justice(Now in crisis (cascaded from: Systemic Corruption))','1: END-CRISIS ROLLING=&gt;2(Dice roll 1D6: crisis cat)','1: END-CRISIS ROLLING=&gt;ECONOMIC(Category for crisis)','1: END-CRISIS ROLLING=&gt;ECONOMIC(Crisis chip: full category)','1: END-CRISIS ROLLING=&gt;5(Dice roll 1D6: crisis cat)','1: END-CRISIS ROLLING=&gt;ENVIRONMENTAL(Category for crisis)','1: END-CRISIS ROLLING=&gt;3(Dice roll 1D6: node in ENVIRONMENTAL)','1: END-CRISIS ROLLING=&gt;Freshwater Depletion(Problem for crisis)','1: END-CRISIS ROLLING=&gt;10(Dice roll 2D6: crisis roll for Freshwater Depletion)','1: END-CRISIS ROLLING=&gt;10(Crisis roll for node "Freshwater Depletion")','1: END-CRISIS ROLLING=&gt;Freshwater Depletion(Crisis averted)','2: ENGAGE-DRAWING MONEY=&gt;1(Money drawn)','2: ENGAGE-DRAWING CARDS=&gt;('D', 4)(Card drawn: 1)','2: ENGAGE-DRAWING CARDS=&gt;('C', 8)(Card drawn: 2)','2: ENGAGE-CRISIS RISING','2: ENGAGE-DRAWING MONEY=&gt;1(Money drawn)','2: ENGAGE-DRAWING CARDS=&gt;('D', 12)(Card drawn: 1)','2: ENGAGE-DRAWING CARDS=&gt;('C', 10)(Card drawn: 2)','2: ENGAGE-DRAWING MONEY=&gt;1(Money drawn)','2: ENGAGE-DRAWING CARDS=&gt;('D', 13)(Card drawn: 1)','2: ENGAGE-DRAWING CARDS=&gt;('H', 11)(Card drawn: 2)','2: ENGAGE-CRISIS RISING','2: ENGAGE-DRAWING MONEY=&gt;1(Money drawn)','2: ENGAGE-DRAWING CARDS=&gt;('D', 7)(Card drawn: 1)','2: ENGAGE-DRAWING CARDS=&gt;('H', 12)(Card drawn: 2)','2: ENGAGE-DRAWING MONEY=&gt;1(Money drawn)','2: ENGAGE-DRAWING CARDS=&gt;('D', 12)(Card drawn: 1)','2: ENGAGE-DRAWING CARDS=&gt;('H', 11)(Card drawn: 2)','2: ENGAGE-DRAWING MONEY=&gt;1(Money drawn)','2: ENGAGE-DRAWING CARDS=&gt;('D', 6)(Card drawn: 1)','2: ENGAGE-DRAWING CARDS=&gt;('H', 4)(Card drawn: 2)','2: ACTIVATE-ATTEMPTING PROJECTS=&gt;Remove-Tradeoff(Start project: type)','2: ACTIVATE-ATTEMPTING PROJECTS=&gt;SOCIAL(Start project: fix category)','2: ACTIVATE-ATTEMPTING PROJECTS=&gt;Peace &amp; Justice(Start project: fix problem)','2: ACTIVATE-ATTEMPTING PROJECTS=&gt;Improved fix 'Peace &amp; Justice' (SOCIAL)(Project started)','2: ACTIVATE-ATTEMPTING PROJECTS=&gt;(('C', 8), 'C', 4, "Base fix 'Low Labour Standards' (LIVING STANDARDS) triggers crisis")(Skill for project)','2: ACTIVATE-ATTEMPTING PROJECTS=&gt;1(Consultant fees)','2: ACTIVATE-ATTEMPTING PROJECTS=&gt;7(Dice roll 2D6: skill check)','2: ACTIVATE-ATTEMPTING PROJECTS=&gt;None(Skill for project)','2: ACTIVATE-DOING RESEARCH=&gt;None(Start researching)','2: ACTIVATE-ATTEMPTING PROJECTS=&gt;Base(Start project: type)','2: ACTIVATE-ATTEMPTING PROJECTS=&gt;ECONOMIC(Start project: fix category)','2: ACTIVATE-ATTEMPTING PROJECTS=&gt;Inflation(Start project: fix problem)','2: ACTIVATE-ATTEMPTING PROJECTS=&gt;Base fix 'Inflation' (ECONOMIC) triggers crisis(Project started)','2: ACTIVATE-ATTEMPTING PROJECTS=&gt;(('D', 12), 'D', 1, "Base fix 'Inflation' (ECONOMIC) triggers crisis")(Skill for project)','2: ACTIVATE-ATTEMPTING PROJECTS=&gt;1(Consultant fees)','2: ACTIVATE-ATTEMPTING PROJECTS=&gt;5(Dice roll 2D6: skill check)','2: ACTIVATE-ATTEMPTING PROJECTS=&gt;(('C', 10), 'C', 1, "Base fix 'Low Labour Standards' (LIVING STANDARDS) triggers crisis")(Skill for project)','2: ACTIVATE-ATTEMPTING PROJECTS=&gt;1(Consultant fees)','2: ACTIVATE-ATTEMPTING PROJECTS=&gt;6(Dice roll 2D6: skill check)','2: ACTIVATE-ATTEMPTING PROJECTS=&gt;None(Skill for project)','2: ACTIVATE-DOING RESEARCH=&gt;None(Start researching)','2: ACTIVATE-ATTEMPTING PROJECTS=&gt;None(Start project: type)','2: ACTIVATE-ATTEMPTING PROJECTS=&gt;None(Skill for project)','2: ACTIVATE-DOING RESEARCH=&gt;None(Start researching)','2: ACTIVATE-ATTEMPTING PROJECTS=&gt;Base(Start project: type)','2: ACTIVATE-ATTEMPTING PROJECTS=&gt;ENVIRONMENTAL(Start project: fix category)','2: ACTIVATE-ATTEMPTING PROJECTS=&gt;Nitrogen &amp; Phosphorous Loading(Start project: fix problem)','2: ACTIVATE-ATTEMPTING PROJECTS=&gt;Base fix 'Nitrogen &amp; Phosphorous Loading' (ENVIRONMENTAL) triggers crisis(Project started)','2: ACTIVATE-ATTEMPTING PROJECTS=&gt;None(Skill for project)','2: ACTIVATE-DOING RESEARCH=&gt;None(Start researching)','2: ACTIVATE-ATTEMPTING PROJECTS=&gt;(('H', 11), 'H', 4, "Base fix 'Low Labour Standards' (LIVING STANDARDS) triggers crisis")(Skill for project)','2: ACTIVATE-ATTEMPTING PROJECTS=&gt;1(Consultant fees)','2: ACTIVATE-ATTEMPTING PROJECTS=&gt;3(Dice roll 2D6: skill check)','2: ACTIVATE-ATTEMPTING PROJECTS=&gt;(('D', 12), 'D', 3, "Base fix 'Chemical Pollution' (ENVIRONMENTAL) triggers crisis")(Skill for project)','2: ACTIVATE-ATTEMPTING PROJECTS=&gt;0(Consultant fees)','2: ACTIVATE-ATTEMPTING PROJECTS=&gt;7(Dice roll 2D6: skill check)','2: ACTIVATE-ATTEMPTING PROJECTS=&gt;(('H', 13), 'H', 0, "Base fix 'Low Labour Standards' (LIVING STANDARDS) triggers crisis")(Skill for project)','2: ACTIVATE-ATTEMPTING PROJECTS=&gt;0(Consultant fees)','2: ACTIVATE-ATTEMPTING PROJECTS=&gt;7(Dice roll 2D6: skill check)','2: ACTIVATE-ATTEMPTING PROJECTS=&gt;(('H', 1), 'H', 0, "Base fix 'Low Labour Standards' (LIVING STANDARDS) triggers crisis")(Skill for project)','2: ACTIVATE-ATTEMPTING PROJECTS=&gt;1(Consultant fees)','2: ACTIVATE-ATTEMPTING PROJECTS=&gt;7(Dice roll 2D6: skill check)','2: ACTIVATE-DOING RESEARCH=&gt;None(Start researching)','2: ACTIVATE-ATTEMPTING PROJECTS=&gt;(('H', 4), 'H', 4, "Base fix 'Low Labour Standards' (LIVING STANDARDS) triggers crisis")(Skill for project)','2: ACTIVATE-ATTEMPTING PROJECTS=&gt;5(Consultant fees)','2: ACTIVATE-ATTEMPTING PROJECTS=&gt;4(Dice roll 2D6: skill check)','2: ACTIVATE-ATTEMPTING PROJECTS=&gt;(('H', 8), 'H', 2, "Base fix 'Low Labour Standards' (LIVING STANDARDS) triggers crisis")(Skill for project)','2: ACTIVATE-ATTEMPTING PROJECTS=&gt;0(Consultant fees)','2: ACTIVATE-ATTEMPTING PROJECTS=&gt;10(Dice roll 2D6: skill check)','2: ACTIVATE-ATTEMPTING PROJECTS=&gt;(('D', 6), 'D', 2, "Base fix 'Chemical Pollution' (ENVIRONMENTAL) triggers crisis")(Skill for project)','2: ACTIVATE-ATTEMPTING PROJECTS=&gt;0(Consultant fees)','2: ACTIVATE-ATTEMPTING PROJECTS=&gt;10(Dice roll 2D6: skill check)','2: ACTIVATE-ATTEMPTING PROJECTS=&gt;None(Skill for project)','2: ACTIVATE-DOING RESEARCH=&gt;None(Start researching)','2: END-FINALIZING=&gt;Improved fix 'Peace &amp; Justice' (SOCIAL)(Project abandoned)','2: END-FINALIZING=&gt;Base fix 'Nitrogen &amp; Phosphorous Loading' (ENVIRONMENTAL) triggers crisis(Project abandoned)','2: END-CRISIS ROLLING=&gt;ECONOMIC(Crisis chip: full category)','2: END-CRISIS ROLLING=&gt;1(Dice roll 1D6: crisis cat)','2: END-CRISIS ROLLING=&gt;INDUSTRIAL(Category for crisis)','2: END-CRISIS ROLLING=&gt;4(Dice roll 1D6: node in INDUSTRIAL)','2: END-CRISIS ROLLING=&gt;6(Dice roll 1D6: node in INDUSTRIAL)','2: END-CRISIS ROLLING=&gt;3(Dice roll 1D6: node in INDUSTRIAL)','2: END-CRISIS ROLLING=&gt;Sprawl(Problem for crisis)','2: END-CRISIS ROLLING=&gt;9(Dice roll 2D6: crisis roll for Sprawl)','2: END-CRISIS ROLLING=&gt;9(Crisis roll for node "Sprawl")','2: END-CRISIS ROLLING=&gt;8(Dice roll 2D6: crisis roll for Sprawl)','2: END-CRISIS ROLLING=&gt;8(Crisis roll for node "Sprawl")','2: END-CRISIS ROLLING=&gt;Sprawl(Now in crisis)','3: ENGAGE-DRAWING MONEY=&gt;1(Money drawn)','3: ENGAGE-DRAWING CARDS=&gt;('C', 9)(Card drawn: 1)','3: ENGAGE-DRAWING CARDS=&gt;('S', 12)(Card drawn: 2)','3: ENGAGE-CRISIS RISING','3: ENGAGE-DRAWING MONEY=&gt;1(Money drawn)','3: ENGAGE-DRAWING CARDS=&gt;('D', 10)(Card drawn: 1)','3: ENGAGE-DRAWING CARDS=&gt;('C', 3)(Card drawn: 2)','3: ENGAGE-DRAWING MONEY=&gt;1(Money drawn)','3: ENGAGE-DRAWING CARDS=&gt;('D', 2)(Card drawn: 1)','3: ENGAGE-DRAWING CARDS=&gt;('C', 14)(Card drawn: 2)','3: ENGAGE-CRISIS RISING','3: ENGAGE-DRAWING MONEY=&gt;1(Money drawn)','3: ENGAGE-DRAWING CARDS=&gt;('H', 12)(Card drawn: 1)','3: ENGAGE-DRAWING CARDS=&gt;('H', 10)(Card drawn: 2)','3: ENGAGE-DRAWING MONEY=&gt;1(Money drawn)','3: ENGAGE-DRAWING CARDS=&gt;('C', 3)(Card drawn: 1)','3: ENGAGE-DRAWING CARDS=&gt;('S', 8)(Card drawn: 2)','3: ENGAGE-DRAWING MONEY=&gt;1(Money drawn)','3: ENGAGE-DRAWING CARDS=&gt;('H', 7)(Card drawn: 1)','3: ENGAGE-DRAWING CARDS=&gt;('S', 9)(Card drawn: 2)','3: ACTIVATE-ATTEMPTING PROJECTS=&gt;Remove-Tradeoff(Start project: type)','3: ACTIVATE-ATTEMPTING PROJECTS=&gt;LIVING STANDARDS(Start project: fix category)','3: ACTIVATE-ATTEMPTING PROJECTS=&gt;Systemic Corruption(Start project: fix problem)','3: ACTIVATE-ATTEMPTING PROJECTS=&gt;Improved fix 'Systemic Corruption' (LIVING STANDARDS)(Project started)','3: ACTIVATE-ATTEMPTING PROJECTS=&gt;(('S', 12), 'S', 5, "Base fix 'Inflation' (ECONOMIC) triggers crisis")(Skill for project)','3: ACTIVATE-ATTEMPTING PROJECTS=&gt;0(Consultant fees)','3: ACTIVATE-ATTEMPTING PROJECTS=&gt;4(Dice roll 2D6: skill check)','3: ACTIVATE-ATTEMPTING PROJECTS=&gt;(('S', 2), 'S', 2, "Base fix 'Inflation' (ECONOMIC) triggers crisis")(Skill for project)','3: ACTIVATE-ATTEMPTING PROJECTS=&gt;2(Consultant fees)','3: ACTIVATE-ATTEMPTING PROJECTS=&gt;6(Dice roll 2D6: skill check)','3: ACTIVATE-ATTEMPTING PROJECTS=&gt;None(Skill for project)','3: ACTIVATE-DOING RESEARCH=&gt;None(Start researching)','3: ACTIVATE-ATTEMPTING PROJECTS=&gt;None(Skill for project)','3: ACTIVATE-DOING RESEARCH=&gt;None(Start researching)','3: ACTIVATE-ATTEMPTING PROJECTS=&gt;Remove-Tradeoff(Start project: type)','3: ACTIVATE-ATTEMPTING PROJECTS=&gt;ECONOMIC(Start project: fix category)','3: ACTIVATE-ATTEMPTING PROJECTS=&gt;Monopoly(Start project: fix problem)','3: ACTIVATE-ATTEMPTING PROJECTS=&gt;Improved fix 'Monopoly' (ECONOMIC)(Project started)','3: ACTIVATE-ATTEMPTING PROJECTS=&gt;(('D', 13), 'D', 2, "Improved fix 'Monopoly' (ECONOMIC)")(Skill for project)','3: ACTIVATE-ATTEMPTING PROJECTS=&gt;0(Consultant fees)','3: ACTIVATE-ATTEMPTING PROJECTS=&gt;8(Dice roll 2D6: skill check)','3: ACTIVATE-ATTEMPTING PROJECTS=&gt;(('H', 11), 'H', 2, "Base fix 'Low Labour Standards' (LIVING STANDARDS) triggers crisis")(Skill for project)','3: ACTIVATE-ATTEMPTING PROJECTS=&gt;1(Consultant fees)','3: ACTIVATE-ATTEMPTING PROJECTS=&gt;5(Dice roll 2D6: skill check)','3: ACTIVATE-ATTEMPTING PROJECTS=&gt;(('C', 14), 'C', 3, "Base fix 'Low Labour Standards' (LIVING STANDARDS) triggers crisis")(Skill for project)','3: ACTIVATE-ATTEMPTING PROJECTS=&gt;(('D', 2), 'D', 2, "Base fix 'Chemical Pollution' (ENVIRONMENTAL) triggers crisis")(Skill for project)','3: ACTIVATE-ATTEMPTING PROJECTS=&gt;4(Consultant fees)','3: ACTIVATE-ATTEMPTING PROJECTS=&gt;11(Dice roll 2D6: skill check)','3: ACTIVATE-ATTEMPTING PROJECTS=&gt;(('H', 8), 'H', 0, "Base fix 'Low Labour Standards' (LIVING STANDARDS) triggers crisis")(Skill for project)','3: ACTIVATE-ATTEMPTING PROJECTS=&gt;0(Consultant fees)','3: ACTIVATE-ATTEMPTING PROJECTS=&gt;5(Dice roll 2D6: skill check)','3: ACTIVATE-ATTEMPTING PROJECTS=&gt;(('C', 4), 'C', 0, "Base fix 'Low Labour Standards' (LIVING STANDARDS) triggers crisis")(Skill for project)','3: ACTIVATE-ATTEMPTING PROJECTS=&gt;2(Consultant fees)','3: ACTIVATE-ATTEMPTING PROJECTS=&gt;10(Dice roll 2D6: skill check)','3: ACTIVATE-DOING RESEARCH=&gt;None(Start researching)','3: ACTIVATE-ATTEMPTING PROJECTS=&gt;None(Start project: type)','3: ACTIVATE-ATTEMPTING PROJECTS=&gt;(('H', 10), 'H', 4, "Base fix 'Low Labour Standards' (LIVING STANDARDS) triggers crisis")(Skill for project)','3: ACTIVATE-ATTEMPTING PROJECTS=&gt;0(Consultant fees)','3: ACTIVATE-ATTEMPTING PROJECTS=&gt;9(Dice roll 2D6: skill check)','3: ACTIVATE-ATTEMPTING PROJECTS=&gt;(('H', 12), 'H', 2, "Base fix 'Low Labour Standards' (LIVING STANDARDS) triggers crisis")(Skill for project)','3: ACTIVATE-ATTEMPTING PROJECTS=&gt;1(Consultant fees)','3: ACTIVATE-ATTEMPTING PROJECTS=&gt;9(Dice roll 2D6: skill check)','3: ACTIVATE-ATTEMPTING PROJECTS=&gt;None(Skill for project)','3: ACTIVATE-DOING RESEARCH=&gt;None(Start researching)','3: ACTIVATE-ATTEMPTING PROJECTS=&gt;(('C', 3), 'C', 1, "Base fix 'Low Labour Standards' (LIVING STANDARDS) triggers crisis")(Skill for project)','3: ACTIVATE-ATTEMPTING PROJECTS=&gt;4(Consultant fees)','3: ACTIVATE-ATTEMPTING PROJECTS=&gt;10(Dice roll 2D6: skill check)','3: ACTIVATE-ATTEMPTING PROJECTS=&gt;(('S', 5), 'S', 0, "Base fix 'Inflation' (ECONOMIC) triggers crisis")(Skill for project)','3: ACTIVATE-ATTEMPTING PROJECTS=&gt;2(Consultant fees)','3: ACTIVATE-ATTEMPTING PROJECTS=&gt;6(Dice roll 2D6: skill check)','3: ACTIVATE-ATTEMPTING PROJECTS=&gt;(('S', 8), 'S', 0, "Base fix 'Inflation' (ECONOMIC) triggers crisis")(Skill for project)','3: ACTIVATE-ATTEMPTING PROJECTS=&gt;8(Dice roll 2D6: skill check)','3: ACTIVATE-DOING RESEARCH=&gt;None(Start researching)','3: ACTIVATE-ATTEMPTING PROJECTS=&gt;(('S', 9), 'S', 3, "Base fix 'Inflation' (ECONOMIC) triggers crisis")(Skill for project)','3: ACTIVATE-ATTEMPTING PROJECTS=&gt;1(Consultant fees)','3: ACTIVATE-ATTEMPTING PROJECTS=&gt;6(Dice roll 2D6: skill check)','3: ACTIVATE-ATTEMPTING PROJECTS=&gt;None(Skill for project)','3: ACTIVATE-DOING RESEARCH=&gt;None(Start researching)','3: END-FINALIZING=&gt;Improved fix 'Systemic Corruption' (LIVING STANDARDS)(Project abandoned)','3: END-FINALIZING=&gt;Base fix 'Low Labour Standards' (LIVING STANDARDS) triggers crisis(Project overskilled for "('C', 14)")','3: END-CRISIS ROLLING=&gt;INDUSTRIAL(Crisis chip: full category)','3: END-CRISIS ROLLING=&gt;ECONOMIC(Crisis chip: full category)','3: END-CRISIS ROLLING=&gt;5(Dice roll 1D6: crisis cat)','3: END-CRISIS ROLLING=&gt;ENVIRONMENTAL(Category for crisis)','3: END-CRISIS ROLLING=&gt;2(Dice roll 1D6: node in ENVIRONMENTAL)','3: END-CRISIS ROLLING=&gt;Climate Change(Problem for crisis)','3: END-CRISIS ROLLING=&gt;2(Dice roll 2D6: crisis roll for Climate Change)','3: END-CRISIS ROLLING=&gt;2(Crisis roll for node "Climate Change")','3: END-CRISIS ROLLING=&gt;Climate Change(Now in crisis)','3: END-CRISIS ROLLING=&gt;2(Dice roll 1D6: crisis cat)','3: END-CRISIS ROLLING=&gt;ECONOMIC(Category for crisis)','3: END-CRISIS ROLLING=&gt;ECONOMIC(Crisis chip: full category)','3: END-CRISIS ROLLING=&gt;1(Dice roll 1D6: crisis cat)','3: END-CRISIS ROLLING=&gt;INDUSTRIAL(Category for crisis)','3: END-CRISIS ROLLING=&gt;INDUSTRIAL(Crisis chip: full category)','3: END-CRISIS ROLLING=&gt;6(Dice roll 1D6: crisis cat)','3: END-CRISIS ROLLING=&gt;LIVING STANDARDS(Category for crisis)','3: END-CRISIS ROLLING=&gt;4(Dice roll 1D6: node in LIVING STANDARDS)','3: END-CRISIS ROLLING=&gt;3(Dice roll 1D6: node in LIVING STANDARDS)','3: END-CRISIS ROLLING=&gt;Systemic Corruption(Problem for crisis)','3: END-CRISIS ROLLING=&gt;8(Dice roll 2D6: crisis roll for Systemic Corruption)','3: END-CRISIS ROLLING=&gt;8(Crisis roll for node "Systemic Corruption")','3: END-CRISIS ROLLING=&gt;Education(Now in crisis (cascaded from: Systemic Corruption))','4: ENGAGE-DRAWING MONEY=&gt;1(Money drawn)','4: ENGAGE-DRAWING CARDS=&gt;('C', 13)(Card drawn: 1)','4: ENGAGE-DRAWING CARDS=&gt;('S', 7)(Card drawn: 2)','4: ENGAGE-CRISIS RISING','4: ENGAGE-DRAWING MONEY=&gt;1(Money drawn)','4: ENGAGE-DRAWING CARDS=&gt;('D', 14)(Card drawn: 1)','4: ENGAGE-DRAWING CARDS=&gt;('S', 2)(Card drawn: 2)','4: ENGAGE-DRAWING MONEY=&gt;1(Money drawn)','4: ENGAGE-DRAWING CARDS=&gt;('D', 4)(Card drawn: 1)','4: ENGAGE-DRAWING CARDS=&gt;('H', 6)(Card drawn: 2)','4: ENGAGE-CRISIS RISING','4: ENGAGE-DRAWING MONEY=&gt;1(Money drawn)','4: ENGAGE-DRAWING CARDS=&gt;('D', 13)(Card drawn: 1)','4: ENGAGE-DRAWING CARDS=&gt;('D', 5)(Card drawn: 2)','4: ENGAGE-DRAWING MONEY=&gt;1(Money drawn)','4: ENGAGE-DRAWING CARDS=&gt;('H', 5)(Card drawn: 1)','4: ENGAGE-DRAWING CARDS=&gt;('S', 6)(Card drawn: 2)','4: ENGAGE-DRAWING MONEY=&gt;1(Money drawn)','4: ENGAGE-DRAWING CARDS=&gt;('H', 9)(Card drawn: 1)','4: ENGAGE-DRAWING CARDS=&gt;('H', 2)(Card drawn: 2)','4: ACTIVATE-ATTEMPTING PROJECTS=&gt;None(Start project: type)','4: ACTIVATE-ATTEMPTING PROJECTS=&gt;(('S', 5), 'S', 1, "Improved fix 'Monopoly' (ECONOMIC)")(Skill for project)','4: ACTIVATE-ATTEMPTING PROJECTS=&gt;1(Consultant fees)','4: ACTIVATE-ATTEMPTING PROJECTS=&gt;9(Dice roll 2D6: skill check)','4: ACTIVATE-ATTEMPTING PROJECTS=&gt;None(Skill for project)','4: ACTIVATE-DOING RESEARCH=&gt;None(Start researching)','4: ACTIVATE-ATTEMPTING PROJECTS=&gt;(('D', 14), 'S', 3, "Improved fix 'Monopoly' (ECONOMIC)")(Skill for project)','4: ACTIVATE-ATTEMPTING PROJECTS=&gt;(('D', 10), 'D', 1, "Base fix 'Inflation' (ECONOMIC) triggers crisis")(Skill for project)','4: ACTIVATE-ATTEMPTING PROJECTS=&gt;1(Consultant fees)','4: ACTIVATE-ATTEMPTING PROJECTS=&gt;6(Dice roll 2D6: skill check)','4: ACTIVATE-ATTEMPTING PROJECTS=&gt;(('C', 3), 'C', 1, "Base fix 'Chemical Pollution' (ENVIRONMENTAL) triggers crisis")(Skill for project)','4: ACTIVATE-ATTEMPTING PROJECTS=&gt;2(Consultant fees)','4: ACTIVATE-ATTEMPTING PROJECTS=&gt;11(Dice roll 2D6: skill check)','4: ACTIVATE-ATTEMPTING PROJECTS=&gt;(('D', 9), 'D', 0, "Base fix 'Chemical Pollution' (ENVIRONMENTAL) triggers crisis")(Skill for project)','4: ACTIVATE-ATTEMPTING PROJECTS=&gt;1(Consultant fees)','4: ACTIVATE-ATTEMPTING PROJECTS=&gt;5(Dice roll 2D6: skill check)','4: ACTIVATE-ATTEMPTING PROJECTS=&gt;(('S', 2), 'S', 0, "Improved fix 'Monopoly' (ECONOMIC)")(Skill for project)','4: ACTIVATE-ATTEMPTING PROJECTS=&gt;10(Dice roll 2D6: skill check)','4: ACTIVATE-DOING RESEARCH=&gt;None(Start researching)','4: ACTIVATE-ATTEMPTING PROJECTS=&gt;None(Skill for project)','4: ACTIVATE-DOING RESEARCH=&gt;None(Start researching)','4: ACTIVATE-ATTEMPTING PROJECTS=&gt;Base(Start project: type)','4: ACTIVATE-ATTEMPTING PROJECTS=&gt;ECONOMIC(Start project: fix category)','4: ACTIVATE-ATTEMPTING PROJECTS=&gt;Inefficiency(Start project: fix problem)','4: ACTIVATE-ATTEMPTING PROJECTS=&gt;Base fix 'Inefficiency' (ECONOMIC) triggers crisis(Project started)','4: ACTIVATE-ATTEMPTING PROJECTS=&gt;(('D', 5), 'D', 4, "Base fix 'Chemical Pollution' (ENVIRONMENTAL) triggers crisis")(Skill for project)','4: ACTIVATE-ATTEMPTING PROJECTS=&gt;3(Consultant fees)','4: ACTIVATE-ATTEMPTING PROJECTS=&gt;10(Dice roll 2D6: skill check)','4: ACTIVATE-ATTEMPTING PROJECTS=&gt;None(Skill for project)','4: ACTIVATE-DOING RESEARCH=&gt;None(Start researching)','4: ACTIVATE-ATTEMPTING PROJECTS=&gt;(('S', 6), 'S', 1, "Base fix 'Inflation' (ECONOMIC) triggers crisis")(Skill for project)','4: ACTIVATE-ATTEMPTING PROJECTS=&gt;0(Consultant fees)','4: ACTIVATE-ATTEMPTING PROJECTS=&gt;7(Dice roll 2D6: skill check)','4: ACTIVATE-ATTEMPTING PROJECTS=&gt;None(Skill for project)','4: ACTIVATE-DOING RESEARCH=&gt;None(Start researching)','4: ACTIVATE-ATTEMPTING PROJECTS=&gt;(('H', 2), 'H', 4, "Base fix 'Low Labour Standards' (LIVING STANDARDS) triggers crisis")(Skill for project)','4: ACTIVATE-ATTEMPTING PROJECTS=&gt;0(Consultant fees)','4: ACTIVATE-ATTEMPTING PROJECTS=&gt;8(Dice roll 2D6: skill check)','4: ACTIVATE-ATTEMPTING PROJECTS=&gt;(('D', 8), 'D', 1, "Base fix 'Chemical Pollution' (ENVIRONMENTAL) triggers crisis")(Skill for project)','4: ACTIVATE-ATTEMPTING PROJECTS=&gt;0(Consultant fees)','4: ACTIVATE-ATTEMPTING PROJECTS=&gt;11(Dice roll 2D6: skill check)','4: ACTIVATE-ATTEMPTING PROJECTS=&gt;(('H', 9), 'H', 2, "Base fix 'Low Labour Standards' (LIVING STANDARDS) triggers crisis")(Skill for project)','4: ACTIVATE-ATTEMPTING PROJECTS=&gt;2(Consultant fees)','4: ACTIVATE-ATTEMPTING PROJECTS=&gt;6(Dice roll 2D6: skill check)','4: ACTIVATE-ATTEMPTING PROJECTS=&gt;(('H', 7), 'H', 1, "Base fix 'Low Labour Standards' (LIVING STANDARDS) triggers crisis")(Skill for project)','4: ACTIVATE-ATTEMPTING PROJECTS=&gt;1(Consultant fees)','4: ACTIVATE-ATTEMPTING PROJECTS=&gt;6(Dice roll 2D6: skill check)','4: ACTIVATE-ATTEMPTING PROJECTS=&gt;(('S', 10), 'S', 0, "Improved fix 'Monopoly' (ECONOMIC)")(Skill for project)','4: ACTIVATE-ATTEMPTING PROJECTS=&gt;6(Dice roll 2D6: skill check)','4: ACTIVATE-DOING RESEARCH=&gt;None(Start researching)','4: END-FINALIZING=&gt;Base fix 'Inefficiency' (ECONOMIC) triggers crisis(Project abandoned)','4: END-FINALIZING=&gt;Improved fix 'Monopoly' (ECONOMIC)(Project overskilled for "('D', 14)")','4: END-CRISIS ROLLING=&gt;INDUSTRIAL(Crisis chip: full category)','4: END-CRISIS ROLLING=&gt;ECONOMIC(Crisis chip: full category)','4: END-CRISIS ROLLING=&gt;3(Dice roll 1D6: crisis cat)','4: END-CRISIS ROLLING=&gt;SOCIAL(Category for crisis)','4: END-CRISIS ROLLING=&gt;1(Dice roll 1D6: node in SOCIAL)','4: END-CRISIS ROLLING=&gt;Education(Crisis chip: overwhelmed problem)','4: END-CRISIS ROLLING=&gt;1(Dice roll 1D6: crisis cat)','4: END-CRISIS ROLLING=&gt;INDUSTRIAL(Category for crisis)','4: END-CRISIS ROLLING=&gt;INDUSTRIAL(Crisis chip: full category)','4: END-CRISIS ROLLING=&gt;5(Dice roll 1D6: crisis cat)','4: END-CRISIS ROLLING=&gt;ENVIRONMENTAL(Category for crisis)','4: END-CRISIS ROLLING=&gt;5(Dice roll 1D6: node in ENVIRONMENTAL)','4: END-CRISIS ROLLING=&gt;Ocean Degradation(Problem for crisis)','4: END-CRISIS ROLLING=&gt;5(Dice roll 2D6: crisis roll for Ocean Degradation)','4: END-CRISIS ROLLING=&gt;5(Crisis roll for node "Ocean Degradation")','4: END-CRISIS ROLLING=&gt;Biodiversity Loss(Now in crisis (cascaded from: Ocean Degradation))','4: END-CRISIS ROLLING=&gt;6(Dice roll 1D6: crisis cat)','4: END-CRISIS ROLLING=&gt;LIVING STANDARDS(Category for crisis)','4: END-CRISIS ROLLING=&gt;6(Dice roll 1D6: node in LIVING STANDARDS)','4: END-CRISIS ROLLING=&gt;5(Dice roll 1D6: node in LIVING STANDARDS)','4: END-CRISIS ROLLING=&gt;1(Dice roll 1D6: node in LIVING STANDARDS)','4: END-CRISIS ROLLING=&gt;Discrimination(Problem for crisis)','4: END-CRISIS ROLLING=&gt;4(Dice roll 2D6: crisis roll for Discrimination)','4: END-CRISIS ROLLING=&gt;4(Crisis roll for node "Discrimination")','4: END-CRISIS ROLLING=&gt;Discrimination(Now in crisis)','5: ENGAGE-DRAWING MONEY=&gt;1(Money drawn)','5: ENGAGE-DRAWING CARDS=&gt;('C', 1)(Card drawn: 1)','5: ENGAGE-DRAWING CARDS=&gt;('S', 10)(Card drawn: 2)','5: ENGAGE-CRISIS RISING','5: ENGAGE-DRAWING MONEY=&gt;1(Money drawn)','5: ENGAGE-DRAWING CARDS=&gt;('D', 8)(Card drawn: 1)','5: ENGAGE-DRAWING CARDS=&gt;('S', 6)(Card drawn: 2)','5: ENGAGE-DRAWING MONEY=&gt;1(Money drawn)','5: ENGAGE-DRAWING CARDS=&gt;('C', 12)(Card drawn: 1)','5: ENGAGE-DRAWING CARDS=&gt;('H', 10)(Card drawn: 2)','5: ENGAGE-CRISIS RISING','5: ENGAGE-DRAWING MONEY=&gt;1(Money drawn)','5: ENGAGE-DRAWING CARDS=&gt;('D', 3)(Card drawn: 1)','5: ENGAGE-DRAWING CARDS=&gt;('D', 1)(Card drawn: 2)','5: ENGAGE-DRAWING MONEY=&gt;1(Money drawn)','5: ENGAGE-DRAWING CARDS=&gt;('C', 9)(Card drawn: 1)','5: ENGAGE-DRAWING CARDS=&gt;('H', 3)(Card drawn: 2)','5: ENGAGE-DRAWING MONEY=&gt;1(Money drawn)','5: ENGAGE-DRAWING CARDS=&gt;('C', 7)(Card drawn: 1)','5: ENGAGE-DRAWING CARDS=&gt;('H', 9)(Card drawn: 2)','5: ACTIVATE-ATTEMPTING PROJECTS=&gt;Remove-Tradeoff(Start project: type)','5: ACTIVATE-ATTEMPTING PROJECTS=&gt;ECONOMIC(Start project: fix category)','5: ACTIVATE-ATTEMPTING PROJECTS=&gt;Inefficiency(Start project: fix problem)','5: ACTIVATE-ATTEMPTING PROJECTS=&gt;Improved fix 'Inefficiency' (ECONOMIC)(Project started)','5: ACTIVATE-ATTEMPTING PROJECTS=&gt;(('D', 4), 'D', 1, "Improved fix 'Monopoly' (ECONOMIC)")(Skill for project)','5: ACTIVATE-ATTEMPTING PROJECTS=&gt;1(Consultant fees)','5: ACTIVATE-ATTEMPTING PROJECTS=&gt;9(Dice roll 2D6: skill check)','5: ACTIVATE-ATTEMPTING PROJECTS=&gt;(('S', 7), 'S', 3, "Improved fix 'Inefficiency' (ECONOMIC)")(Skill for project)','5: ACTIVATE-ATTEMPTING PROJECTS=&gt;0(Consultant fees)','5: ACTIVATE-ATTEMPTING PROJECTS=&gt;4(Dice roll 2D6: skill check)','5: ACTIVATE-ATTEMPTING PROJECTS=&gt;(('C', 9), 'C', 1, "Base fix 'Low Labour Standards' (LIVING STANDARDS) triggers crisis")(Skill for project)','5: ACTIVATE-ATTEMPTING PROJECTS=&gt;1(Consultant fees)','5: ACTIVATE-ATTEMPTING PROJECTS=&gt;5(Dice roll 2D6: skill check)','5: ACTIVATE-ATTEMPTING PROJECTS=&gt;(('C', 1), 'C', 2, "Base fix 'Chemical Pollution' (ENVIRONMENTAL) triggers crisis")(Skill for project)','5: ACTIVATE-ATTEMPTING PROJECTS=&gt;6(Dice roll 2D6: skill check)','5: ACTIVATE-ATTEMPTING PROJECTS=&gt;(('S', 10), 'S', 2, "Base fix 'Inflation' (ECONOMIC) triggers crisis")(Skill for project)','5: ACTIVATE-ATTEMPTING PROJECTS=&gt;6(Dice roll 2D6: skill check)','5: ACTIVATE-ATTEMPTING PROJECTS=&gt;(('C', 13), 'C', 1, "Base fix 'Chemical Pollution' (ENVIRONMENTAL) triggers crisis")(Skill for project)','5: ACTIVATE-ATTEMPTING PROJECTS=&gt;8(Dice roll 2D6: skill check)','5: ACTIVATE-ATTEMPTING PROJECTS=&gt;None(Skill for project)','5: ACTIVATE-DOING RESEARCH=&gt;None(Start researching)','5: ACTIVATE-ATTEMPTING PROJECTS=&gt;(('D', 8), 'D', 0, "Base fix 'Inflation' (ECONOMIC) triggers crisis")(Skill for project)','5: ACTIVATE-ATTEMPTING PROJECTS=&gt;1(Consultant fees)','5: ACTIVATE-ATTEMPTING PROJECTS=&gt;8(Dice roll 2D6: skill check)','5: ACTIVATE-ATTEMPTING PROJECTS=&gt;(('S', 6), 'S', 0, "Base fix 'Inflation' (ECONOMIC) triggers crisis")(Skill for project)','5: ACTIVATE-ATTEMPTING PROJECTS=&gt;5(Dice roll 2D6: skill check)','5: ACTIVATE-DOING RESEARCH=&gt;None(Start researching)','5: ACTIVATE-ATTEMPTING PROJECTS=&gt;(('D', 4), 'D', 0, "Improved fix 'Monopoly' (ECONOMIC)")(Skill for project)','5: ACTIVATE-ATTEMPTING PROJECTS=&gt;0(Consultant fees)','5: ACTIVATE-ATTEMPTING PROJECTS=&gt;5(Dice roll 2D6: skill check)','5: ACTIVATE-ATTEMPTING PROJECTS=&gt;(('C', 12), 'C', 1, "Base fix 'Chemical Pollution' (ENVIRONMENTAL) triggers crisis")(Skill for project)','5: ACTIVATE-ATTEMPTING PROJECTS=&gt;1(Consultant fees)','5: ACTIVATE-ATTEMPTING PROJECTS=&gt;7(Dice roll 2D6: skill check)','5: ACTIVATE-ATTEMPTING PROJECTS=&gt;(('H', 6), 'H', 0, "Base fix 'Low Labour Standards' (LIVING STANDARDS) triggers crisis")(Skill for project)','5: ACTIVATE-ATTEMPTING PROJECTS=&gt;1(Consultant fees)','5: ACTIVATE-ATTEMPTING PROJECTS=&gt;8(Dice roll 2D6: skill check)','5: ACTIVATE-ATTEMPTING PROJECTS=&gt;(('H', 10), 'H', 0, "Base fix 'Low Labour Standards' (LIVING STANDARDS) triggers crisis")(Skill for project)','5: ACTIVATE-ATTEMPTING PROJECTS=&gt;4(Dice roll 2D6: skill check)','5: ACTIVATE-DOING RESEARCH=&gt;None(Start researching)','5: ACTIVATE-ATTEMPTING PROJECTS=&gt;Base(Start project: type)','5: ACTIVATE-ATTEMPTING PROJECTS=&gt;LIVING STANDARDS(Start project: fix category)','5: ACTIVATE-ATTEMPTING PROJECTS=&gt;Low Labour Standards(Start project: fix problem)','5: ACTIVATE-ATTEMPTING PROJECTS=&gt;Base fix 'Low Labour Standards' (LIVING STANDARDS) triggers crisis(Project started)','5: ACTIVATE-ATTEMPTING PROJECTS=&gt;(('H', 12), 'H', 2, "Base fix 'Low Labour Standards' (LIVING STANDARDS) triggers crisis")(Skill for project)','5: ACTIVATE-ATTEMPTING PROJECTS=&gt;0(Consultant fees)','5: ACTIVATE-ATTEMPTING PROJECTS=&gt;9(Dice roll 2D6: skill check)','5: ACTIVATE-ATTEMPTING PROJECTS=&gt;(('D', 3), 'D', 3, "Improved fix 'Monopoly' (ECONOMIC)")(Skill for project)','5: ACTIVATE-ATTEMPTING PROJECTS=&gt;0(Consultant fees)','5: ACTIVATE-ATTEMPTING PROJECTS=&gt;9(Dice roll 2D6: skill check)','5: ACTIVATE-ATTEMPTING PROJECTS=&gt;(('D', 1), 'D', 3, "Base fix 'Inflation' (ECONOMIC) triggers crisis")(Skill for project)','5: ACTIVATE-ATTEMPTING PROJECTS=&gt;0(Consultant fees)','5: ACTIVATE-ATTEMPTING PROJECTS=&gt;7(Dice roll 2D6: skill check)','5: ACTIVATE-ATTEMPTING PROJECTS=&gt;(('D', 13), 'D', 2, "Base fix 'Inflation' (ECONOMIC) triggers crisis")(Skill for project)','5: ACTIVATE-ATTEMPTING PROJECTS=&gt;1(Consultant fees)','5: ACTIVATE-ATTEMPTING PROJECTS=&gt;5(Dice roll 2D6: skill check)','5: ACTIVATE-ATTEMPTING PROJECTS=&gt;(('D', 7), 'D', 1, "Base fix 'Inflation' (ECONOMIC) triggers crisis")(Skill for project)','5: ACTIVATE-ATTEMPTING PROJECTS=&gt;7(Dice roll 2D6: skill check)','5: ACTIVATE-ATTEMPTING PROJECTS=&gt;(('S', 3), 'S', 0, "Base fix 'Inflation' (ECONOMIC) triggers crisis")(Skill for project)','5: ACTIVATE-ATTEMPTING PROJECTS=&gt;10(Dice roll 2D6: skill check)','5: ACTIVATE-DOING RESEARCH=&gt;None(Start researching)','5: ACTIVATE-ATTEMPTING PROJECTS=&gt;(('H', 5), 'H', 0, "Base fix 'Low Labour Standards' (LIVING STANDARDS) triggers crisis")(Skill for project)','5: ACTIVATE-ATTEMPTING PROJECTS=&gt;0(Consultant fees)','5: ACTIVATE-ATTEMPTING PROJECTS=&gt;7(Dice roll 2D6: skill check)','5: ACTIVATE-ATTEMPTING PROJECTS=&gt;None(Skill for project)','5: ACTIVATE-DOING RESEARCH=&gt;None(Start researching)','5: ACTIVATE-ATTEMPTING PROJECTS=&gt;None(Skill for project)','5: ACTIVATE-DOING RESEARCH=&gt;None(Start researching)','6: END-CRISIS ROLLING=&gt;INDUSTRIAL(Crisis chip: full category)','6: END-CRISIS ROLLING=&gt;ECONOMIC(Crisis chip: full category)','6: END-CRISIS ROLLING=&gt;4(Dice roll 1D6: crisis cat)','6: END-CRISIS ROLLING=&gt;CLASS(Category for crisis)','6: END-CRISIS ROLLING=&gt;5(Dice roll 1D6: node in CLASS)','6: END-CRISIS ROLLING=&gt;5(Dice roll 1D6: node in CLASS)','6: END-CRISIS ROLLING=&gt;5(Dice roll 1D6: node in CLASS)','6: END-CRISIS ROLLING=&gt;6(Dice roll 1D6: node in CLASS)','6: END-CRISIS ROLLING=&gt;1(Dice roll 1D6: node in CLASS)','6: END-CRISIS ROLLING=&gt;Healthcare(Problem for crisis)','6: END-CRISIS ROLLING=&gt;7(Dice roll 2D6: crisis roll for Healthcare)','6: END-CRISIS ROLLING=&gt;7(Crisis roll for node "Healthcare")','6: END-CRISIS ROLLING=&gt;Healthcare(Now in crisis)','6: END-CRISIS ROLLING=&gt;6(Dice roll 1D6: crisis cat)','6: END-CRISIS ROLLING=&gt;LIVING STANDARDS(Category for crisis)','6: END-CRISIS ROLLING=&gt;1(Dice roll 1D6: node in LIVING STANDARDS)','6: END-CRISIS ROLLING=&gt;Discrimination(Problem for crisis)','6: END-CRISIS ROLLING=&gt;8(Dice roll 2D6: crisis roll for Discrimination)','6: END-CRISIS ROLLING=&gt;8(Crisis roll for node "Discrimination")','6: END-CRISIS ROLLING=&gt;Political Voice(Now in crisis (cascaded from: Discrimination))','6: ENGAGE-DRAWING MONEY=&gt;1(Money drawn)','6: ENGAGE-DRAWING CARDS=&gt;('H', 4)(Card drawn: 1)','6: ENGAGE-DRAWING CARDS=&gt;('C', 5)(Card drawn: 2)','6: ENGAGE-CRISIS RISING','6: ENGAGE-DRAWING MONEY=&gt;1(Money drawn)','6: ENGAGE-DRAWING CARDS=&gt;('S', 4)(Card drawn: 1)','6: ENGAGE-DRAWING CARDS=&gt;('S', 13)(Card drawn: 2)','6: ENGAGE-DRAWING MONEY=&gt;1(Money drawn)','6: ENGAGE-DRAWING CARDS=&gt;('H', 6)(Card drawn: 1)','6: ENGAGE-DRAWING CARDS=&gt;('H', 1)(Card drawn: 2)','6: ENGAGE-CRISIS RISING','6: ENGAGE-DRAWING MONEY=&gt;1(Money drawn)','6: ENGAGE-DRAWING CARDS=&gt;('S', 7)(Card drawn: 1)','6: ENGAGE-DRAWING CARDS=&gt;('D', 11)(Card drawn: 2)','6: ENGAGE-DRAWING MONEY=&gt;1(Money drawn)','6: ENGAGE-DRAWING CARDS=&gt;('H', 3)(Card drawn: 1)','6: ENGAGE-DRAWING CARDS=&gt;('S', 12)(Card drawn: 2)','6: ENGAGE-DRAWING MONEY=&gt;1(Money drawn)','6: ENGAGE-DRAWING CARDS=&gt;('H', 5)(Card drawn: 1)','6: ENGAGE-DRAWING CARDS=&gt;('H', 13)(Card drawn: 2)','6: ACTIVATE-ATTEMPTING PROJECTS=&gt;(('H', 4), 'H', 1, "Base fix 'Low Labour Standards' (LIVING STANDARDS) triggers crisis")(Skill for project)','6: ACTIVATE-ATTEMPTING PROJECTS=&gt;1(Consultant fees)','6: ACTIVATE-ATTEMPTING PROJECTS=&gt;4(Dice roll 2D6: skill check)','6: ACTIVATE-ATTEMPTING PROJECTS=&gt;(('C', 6), 'C', 0, "Base fix 'Low Labour Standards' (LIVING STANDARDS) triggers crisis")(Skill for project)','6: ACTIVATE-ATTEMPTING PROJECTS=&gt;7(Dice roll 2D6: skill check)','6: ACTIVATE-ATTEMPTING PROJECTS=&gt;(('C', 5), 'C', 0, "Base fix 'Chemical Pollution' (ENVIRONMENTAL) triggers crisis")(Skill for project)','6: ACTIVATE-ATTEMPTING PROJECTS=&gt;3(Dice roll 2D6: skill check)','6: ACTIVATE-DOING RESEARCH=&gt;None(Start researching)','6: ACTIVATE-ATTEMPTING PROJECTS=&gt;(('S', 4), 'S', 0, "Base fix 'Inflation' (ECONOMIC) triggers crisis")(Skill for project)','6: ACTIVATE-ATTEMPTING PROJECTS=&gt;1(Consultant fees)','6: ACTIVATE-ATTEMPTING PROJECTS=&gt;6(Dice roll 2D6: skill check)','6: ACTIVATE-ATTEMPTING PROJECTS=&gt;(('S', 13), 'S', 0, "Improved fix 'Inefficiency' (ECONOMIC)")(Skill for project)','6: ACTIVATE-ATTEMPTING PROJECTS=&gt;4(Dice roll 2D6: skill check)','6: ACTIVATE-DOING RESEARCH=&gt;None(Start researching)','6: ACTIVATE-ATTEMPTING PROJECTS=&gt;(('H', 1), 'H', 1, "Base fix 'Low Labour Standards' (LIVING STANDARDS) triggers crisis")(Skill for project)','6: ACTIVATE-ATTEMPTING PROJECTS=&gt;1(Consultant fees)','6: ACTIVATE-ATTEMPTING PROJECTS=&gt;12(Dice roll 2D6: skill check)','6: ACTIVATE-ATTEMPTING PROJECTS=&gt;1(Added a crisis chip)','6: ACTIVATE-ATTEMPTING PROJECTS=&gt;(('H', 6), 'H', 0, "Base fix 'Low Labour Standards' (LIVING STANDARDS) triggers crisis")(Skill for project)','6: ACTIVATE-ATTEMPTING PROJECTS=&gt;10(Dice roll 2D6: skill check)','6: ACTIVATE-DOING RESEARCH=&gt;None(Start researching)','6: ACTIVATE-ATTEMPTING PROJECTS=&gt;(('D', 11), 'D', 1, "Improved fix 'Inefficiency' (ECONOMIC)")(Skill for project)','6: ACTIVATE-ATTEMPTING PROJECTS=&gt;1(Consultant fees)','6: ACTIVATE-ATTEMPTING PROJECTS=&gt;8(Dice roll 2D6: skill check)','6: ACTIVATE-ATTEMPTING PROJECTS=&gt;(('S', 7), 'S', 0, "Improved fix 'Monopoly' (ECONOMIC)")(Skill for project)','6: ACTIVATE-ATTEMPTING PROJECTS=&gt;9(Dice roll 2D6: skill check)','6: ACTIVATE-DOING RESEARCH=&gt;None(Start researching)','6: ACTIVATE-ATTEMPTING PROJECTS=&gt;(('H', 3), 'H', 2, "Base fix 'Low Labour Standards' (LIVING STANDARDS) triggers crisis")(Skill for project)','6: ACTIVATE-ATTEMPTING PROJECTS=&gt;3(Consultant fees)','6: ACTIVATE-ATTEMPTING PROJECTS=&gt;7(Dice roll 2D6: skill check)','6: ACTIVATE-ATTEMPTING PROJECTS=&gt;(('C', 9), 'C', 0, "Base fix 'Chemical Pollution' (ENVIRONMENTAL) triggers crisis")(Skill for project)','6: ACTIVATE-ATTEMPTING PROJECTS=&gt;7(Dice roll 2D6: skill check)','6: ACTIVATE-ATTEMPTING PROJECTS=&gt;None(Skill for project)','6: ACTIVATE-DOING RESEARCH=&gt;None(Start researching)','6: ACTIVATE-ATTEMPTING PROJECTS=&gt;(('H', 9), 'H', 1, "Base fix 'Low Labour Standards' (LIVING STANDARDS) triggers crisis")(Skill for project)','6: ACTIVATE-ATTEMPTING PROJECTS=&gt;0(Consultant fees)','6: ACTIVATE-ATTEMPTING PROJECTS=&gt;3(Dice roll 2D6: skill check)','6: ACTIVATE-ATTEMPTING PROJECTS=&gt;None(Skill for project)','6: ACTIVATE-DOING RESEARCH=&gt;None(Start researching)','6: END-CRISIS ROLLING=&gt;INDUSTRIAL(Crisis chip: full category)','6: END-CRISIS ROLLING=&gt;ECONOMIC(Crisis chip: full category)','6: END-CRISIS ROLLING=&gt;SOCIAL(Crisis chip: full category)','6: END-CRISIS ROLLING=&gt;3(Dice roll 1D6: crisis cat)','6: END-CRISIS ROLLING=&gt;SOCIAL(Category for crisis)','6: END-CRISIS ROLLING=&gt;SOCIAL(Crisis chip: full category)','6: END-CRISIS ROLLING=&gt;2(Dice roll 1D6: crisis cat)','6: END-CRISIS ROLLING=&gt;ECONOMIC(Category for crisis)','6: END-CRISIS ROLLING=&gt;ECONOMIC(Crisis chip: full category)','6: END-CRISIS ROLLING=&gt;5(Dice roll 1D6: crisis cat)','6: END-CRISIS ROLLING=&gt;ENVIRONMENTAL(Category for crisis)','6: END-CRISIS ROLLING=&gt;5(Dice roll 1D6: node in ENVIRONMENTAL)','6: END-CRISIS ROLLING=&gt;Ocean Degradation(Problem for crisis)','6: END-CRISIS ROLLING=&gt;3(Dice roll 2D6: crisis roll for Ocean Degradation)','6: END-CRISIS ROLLING=&gt;3(Crisis roll for node "Ocean Degradation")','6: END-CRISIS ROLLING=&gt;Land Conversion(Now in crisis (cascaded from: Ocean Degradation))','6: END-CRISIS ROLLING=&gt;5(Dice roll 1D6: crisis cat)','6: END-CRISIS ROLLING=&gt;ENVIRONMENTAL(Category for crisis)','6: END-CRISIS ROLLING=&gt;2(Dice roll 1D6: node in ENVIRONMENTAL)','6: END-CRISIS ROLLING=&gt;Climate Change(Problem for crisis)','6: END-CRISIS ROLLING=&gt;6(Dice roll 2D6: crisis roll for Climate Change)','6: END-CRISIS ROLLING=&gt;6(Crisis roll for node "Climate Change")','6: END-CRISIS ROLLING=&gt;Energy Shortage(Now in crisis (cascaded from: Climate Change))','6: END-CRISIS ROLLING=&gt;Freshwater Depletion(Now in crisis (cascaded from: Climate Change))','6: END-CRISIS ROLLING=&gt;1(Dice roll 1D6: crisis cat)','6: END-CRISIS ROLLING=&gt;INDUSTRIAL(Category for crisis)','6: END-CRISIS ROLLING=&gt;INDUSTRIAL(Crisis chip: full category)','6: END-CRISIS ROLLING=&gt;2(Dice roll 1D6: crisis cat)','6: END-CRISIS ROLLING=&gt;ECONOMIC(Category for crisis)','6: END-CRISIS ROLLING=&gt;ECONOMIC(Crisis chip: full category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6(Dice roll 1D6: node in CLASS)','6: END-CRISIS ROLLING=&gt;2(Dice roll 1D6: node in CLASS)','6: END-CRISIS ROLLING=&gt;Affordable Housing(Crisis chip: overwhelmed problem)','6: END-CRISIS ROLLING=&gt;4(Dice roll 1D6: crisis cat)','6: END-CRISIS ROLLING=&gt;CLASS(Category for crisis)','6: END-CRISIS ROLLING=&gt;5(Dice roll 1D6: node in CLASS)','6: END-CRISIS ROLLING=&gt;4(Dice roll 1D6: node in CLASS)','6: END-CRISIS ROLLING=&gt;Food Shortage(Crisis chip: overwhelmed problem)','6: END-CRISIS ROLLING=&gt;4(Dice roll 1D6: crisis cat)','6: END-CRISIS ROLLING=&gt;CLASS(Category for crisis)','6: END-CRISIS ROLLING=&gt;4(Dice roll 1D6: node in CLASS)','6: END-CRISIS ROLLING=&gt;Food Shortage(Crisis chip: overwhelmed problem)','6: END-CRISIS ROLLING=&gt;3(Dice roll 1D6: crisis cat)','6: END-CRISIS ROLLING=&gt;SOCIAL(Category for crisis)','6: END-CRISIS ROLLING=&gt;SOCIAL(Crisis chip: full category)','6: END-CRISIS ROLLING=&gt;3(Dice roll 1D6: crisis cat)','6: END-CRISIS ROLLING=&gt;SOCIAL(Category for crisis)','6: END-CRISIS ROLLING=&gt;SOCIAL(Crisis chip: full category)','6: END-CRISIS ROLLING=&gt;5(Dice roll 1D6: crisis cat)','6: END-CRISIS ROLLING=&gt;ENVIRONMENTAL(Category for crisis)','6: END-CRISIS ROLLING=&gt;1(Dice roll 1D6: node in ENVIRONMENTAL)','6: END-CRISIS ROLLING=&gt;Chemical Pollution(Problem for crisis)','6: END-CRISIS ROLLING=&gt;11(Dice roll 2D6: crisis roll for Chemical Pollution)','6: END-CRISIS ROLLING=&gt;11(Crisis roll for node "Chemical Pollution")','6: END-CRISIS ROLLING=&gt;Chemical Pollution(Crisis averted)','7: ENGAGE-DRAWING MONEY=&gt;1(Money drawn)','7: ENGAGE-DRAWING CARDS=&gt;('H', 4)(Card drawn: 1)','7: ENGAGE-DRAWING CARDS=&gt;('C', 5)(Card drawn: 2)','7: ENGAGE-CRISIS RISING','7: ENGAGE-DRAWING MONEY=&gt;1(Money drawn)','7: ENGAGE-DRAWING CARDS=&gt;('H', 10)(Card drawn: 1)','7: ENGAGE-DRAWING CARDS=&gt;('S', 3)(Card drawn: 2)','7: ENGAGE-DRAWING MONEY=&gt;1(Money drawn)','7: ENGAGE-DRAWING CARDS=&gt;('S', 1)(Card drawn: 1)','7: ENGAGE-DRAWING CARDS=&gt;('C', 12)(Card drawn: 2)','7: ENGAGE-CRISIS RISING','7: ENGAGE-DRAWING MONEY=&gt;1(Money drawn)','7: ENGAGE-DRAWING CARDS=&gt;('C', 4)(Card drawn: 1)','7: ENGAGE-DRAWING CARDS=&gt;('D', 5)(Card drawn: 2)','7: ENGAGE-DRAWING MONEY=&gt;1(Money drawn)','7: ENGAGE-DRAWING CARDS=&gt;('H', 8)(Card drawn: 1)','7: ENGAGE-DRAWING CARDS=&gt;('S', 11)(Card drawn: 2)','7: ENGAGE-DRAWING MONEY=&gt;1(Money drawn)','7: ENGAGE-DRAWING CARDS=&gt;('C', 7)(Card drawn: 1)','7: ENGAGE-DRAWING CARDS=&gt;('S', 4)(Card drawn: 2)','7: ACTIVATE-ATTEMPTING PROJECTS=&gt;(('H', 4), 'H', 0, "Base fix 'Low Labour Standards' (LIVING STANDARDS) triggers crisis")(Skill for project)','7: ACTIVATE-ATTEMPTING PROJECTS=&gt;1(Consultant fees)','7: ACTIVATE-ATTEMPTING PROJECTS=&gt;8(Dice roll 2D6: skill check)','7: ACTIVATE-ATTEMPTING PROJECTS=&gt;(('C', 5), 'C', 0, "Base fix 'Low Labour Standards' (LIVING STANDARDS) triggers crisis")(Skill for project)','7: ACTIVATE-ATTEMPTING PROJECTS=&gt;9(Dice roll 2D6: skill check)','7: ACTIVATE-DOING RESEARCH=&gt;None(Start researching)','7: ACTIVATE-ATTEMPTING PROJECTS=&gt;(('H', 10), 'H', 0, "Base fix 'Low Labour Standards' (LIVING STANDARDS) triggers crisis")(Skill for project)','7: ACTIVATE-ATTEMPTING PROJECTS=&gt;1(Consultant fees)','7: ACTIVATE-ATTEMPTING PROJECTS=&gt;6(Dice roll 2D6: skill check)','7: ACTIVATE-ATTEMPTING PROJECTS=&gt;(('S', 3), 'S', 0, "Improved fix 'Inefficiency' (ECONOMIC)")(Skill for project)','7: ACTIVATE-ATTEMPTING PROJECTS=&gt;8(Dice roll 2D6: skill check)','7: ACTIVATE-DOING RESEARCH=&gt;None(Start researching)','7: ACTIVATE-ATTEMPTING PROJECTS=&gt;(('C', 12), 'C', 1, "Base fix 'Chemical Pollution' (ENVIRONMENTAL) triggers crisis")(Skill for project)','7: ACTIVATE-ATTEMPTING PROJECTS=&gt;1(Consultant fees)','7: ACTIVATE-ATTEMPTING PROJECTS=&gt;8(Dice roll 2D6: skill check)','7: ACTIVATE-ATTEMPTING PROJECTS=&gt;None(Skill for project)','7: ACTIVATE-DOING RESEARCH=&gt;None(Start researching)','7: ACTIVATE-ATTEMPTING PROJECTS=&gt;(('D', 5), 'D', 1, "Base fix 'Inflation' (ECONOMIC) triggers crisis")(Skill for project)','7: ACTIVATE-ATTEMPTING PROJECTS=&gt;0(Consultant fees)','7: ACTIVATE-ATTEMPTING PROJECTS=&gt;6(Dice roll 2D6: skill check)','7: ACTIVATE-ATTEMPTING PROJECTS=&gt;(('C', 4), 'C', 0, "Base fix 'Low Labour Standards' (LIVING STANDARDS) triggers crisis")(Skill for project)','7: ACTIVATE-ATTEMPTING PROJECTS=&gt;1(Consultant fees)','7: ACTIVATE-ATTEMPTING PROJECTS=&gt;8(Dice roll 2D6: skill check)','7: ACTIVATE-DOING RESEARCH=&gt;None(Start researching)','7: ACTIVATE-ATTEMPTING PROJECTS=&gt;None(Skill for project)','7: ACTIVATE-DOING RESEARCH=&gt;None(Start researching)','7: ACTIVATE-ATTEMPTING PROJECTS=&gt;(('S', 4), 'S', 4, "Improved fix 'Inefficiency' (ECONOMIC)")(Skill for project)','7: ACTIVATE-ATTEMPTING PROJECTS=&gt;2(Consultant fees)','7: ACTIVATE-ATTEMPTING PROJECTS=&gt;4(Dice roll 2D6: skill check)','7: ACTIVATE-ATTEMPTING PROJECTS=&gt;(('C', 7), 'C', 3, "Base fix 'Chemical Pollution' (ENVIRONMENTAL) triggers crisis")(Skill for project)','7: ACTIVATE-ATTEMPTING PROJECTS=&gt;1(Consultant fees)','7: ACTIVATE-ATTEMPTING PROJECTS=&gt;7(Dice roll 2D6: skill check)','7: ACTIVATE-ATTEMPTING PROJECTS=&gt;(('C', 7), 'C', 0, "Base fix 'Chemical Pollution' (ENVIRONMENTAL) triggers crisis")(Skill for project)','7: ACTIVATE-ATTEMPTING PROJECTS=&gt;7(Dice roll 2D6: skill check)','7: ACTIVATE-ATTEMPTING PROJECTS=&gt;(('H', 13), 'H', 1, "Base fix 'Low Labour Standards' (LIVING STANDARDS) triggers crisis")(Skill for project)','7: ACTIVATE-ATTEMPTING PROJECTS=&gt;8(Dice roll 2D6: skill check)','7: ACTIVATE-ATTEMPTING PROJECTS=&gt;(('H', 5), 'H', 0, "Base fix 'Low Labour Standards' (LIVING STANDARDS) triggers crisis")(Skill for project)','7: ACTIVATE-ATTEMPTING PROJECTS=&gt;11(Dice roll 2D6: skill check)','7: ACTIVATE-DOING RESEARCH=&gt;None(Start researching)','7: END-FINALIZING=&gt;Improved fix 'Monopoly' (ECONOMIC)(Project abandoned)','7: END-CRISIS ROLLING=&gt;INDUSTRIAL(Crisis chip: full category)','7: END-CRISIS ROLLING=&gt;ECONOMIC(Crisis chip: full category)','7: END-CRISIS ROLLING=&gt;SOCIAL(Crisis chip: full category)','7: END-CRISIS ROLLING=&gt;1(Dice roll 1D6: crisis cat)','7: END-CRISIS ROLLING=&gt;INDUSTRIAL(Category for crisis)','7: END-CRISIS ROLLING=&gt;INDUSTRIAL(Crisis chip: full category)','7: END-CRISIS ROLLING=&gt;6(Dice roll 1D6: crisis cat)','7: END-CRISIS ROLLING=&gt;LIVING STANDARDS(Category for crisis)','7: END-CRISIS ROLLING=&gt;6(Dice roll 1D6: node in LIVING STANDARDS)','7: END-CRISIS ROLLING=&gt;6(Dice roll 1D6: node in LIVING STANDARDS)','7: END-CRISIS ROLLING=&gt;5(Dice roll 1D6: node in LIVING STANDARDS)','7: END-CRISIS ROLLING=&gt;6(Dice roll 1D6: node in LIVING STANDARDS)','7: END-CRISIS ROLLING=&gt;4(Dice roll 1D6: node in LIVING STANDARDS)','7: END-CRISIS ROLLING=&gt;1(Dice roll 1D6: node in LIVING STANDARDS)','7: END-CRISIS ROLLING=&gt;Discrimination(Crisis chip: overwhelmed problem)','7: END-CRISIS ROLLING=&gt;2(Dice roll 1D6: crisis cat)','7: END-CRISIS ROLLING=&gt;ECONOMIC(Category for crisis)','7: END-CRISIS ROLLING=&gt;ECONOMIC(Crisis chip: full category)','7: END-CRISIS ROLLING=&gt;4(Dice roll 1D6: crisis cat)','7: END-CRISIS ROLLING=&gt;CLASS(Category for crisis)','7: END-CRISIS ROLLING=&gt;1(Dice roll 1D6: node in CLASS)','7: END-CRISIS ROLLING=&gt;Healthcare(Crisis chip: overwhelmed problem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6(Dice roll 1D6: node in ENVIRONMENTAL)','7: END-CRISIS ROLLING=&gt;3(Dice roll 1D6: node in ENVIRONMENTAL)','7: END-CRISIS ROLLING=&gt;Freshwater Depletion(Problem for crisis)','7: END-CRISIS ROLLING=&gt;8(Dice roll 2D6: crisis roll for Freshwater Depletion)','7: END-CRISIS ROLLING=&gt;8(Crisis roll for node "Freshwater Depletion")','7: END-CRISIS ROLLING=&gt;Clean Water Shortage(Now in crisis (cascaded from: Freshwater Depletion))','7: END-CRISIS ROLLING=&gt;5(Dice roll 1D6: crisis cat)','7: END-CRISIS ROLLING=&gt;ENVIRONMENTAL(Category for crisis)','7: END-CRISIS ROLLING=&gt;4(Dice roll 1D6: node in ENVIRONMENTAL)','7: END-CRISIS ROLLING=&gt;Air &amp; Ozone Degradation(Problem for crisis)','7: END-CRISIS ROLLING=&gt;7(Dice roll 2D6: crisis roll for Air &amp; Ozone Degradation)','7: END-CRISIS ROLLING=&gt;7(Crisis roll for node "Air &amp; Ozone Degradation")','7: END-CRISIS ROLLING=&gt;Air &amp; Ozone Degradation(Now in crisis)','8: ENGAGE-DRAWING MONEY=&gt;1(Money drawn)','8: ENGAGE-DRAWING CARDS=&gt;('D', 3)(Card drawn: 1)','8: ENGAGE-DRAWING CARDS=&gt;('C', 2)(Card drawn: 2)','8: ENGAGE-CRISIS RISING','8: ENGAGE-DRAWING MONEY=&gt;1(Money drawn)','8: ENGAGE-DRAWING CARDS=&gt;('H', 14)(Card drawn: 1)','8: ENGAGE-DRAWING CARDS=&gt;('S', 8)(Card drawn: 2)','8: ENGAGE-DRAWING MONEY=&gt;1(Money drawn)','8: ENGAGE-DRAWING CARDS=&gt;('H', 5)(Card drawn: 1)','8: ENGAGE-DRAWING CARDS=&gt;('H', 2)(Card drawn: 2)','8: ENGAGE-CRISIS RISING','8: ENGAGE-DRAWING MONEY=&gt;1(Money drawn)','8: ENGAGE-DRAWING CARDS=&gt;('D', 10)(Card drawn: 1)','8: ENGAGE-DRAWING CARDS=&gt;('H', 7)(Card drawn: 2)','8: ENGAGE-DRAWING MONEY=&gt;1(Money drawn)','8: ENGAGE-DRAWING CARDS=&gt;('D', 6)(Card drawn: 1)','8: ENGAGE-DRAWING CARDS=&gt;('H', 1)(Card drawn: 2)','8: ENGAGE-DRAWING MONEY=&gt;1(Money drawn)','8: ENGAGE-DRAWING CARDS=&gt;('D', 1)(Card drawn: 1)','8: ENGAGE-DRAWING CARDS=&gt;('H', 10)(Card drawn: 2)','8: ACTIVATE-ATTEMPTING PROJECTS=&gt;None(Skill for project)','8: ACTIVATE-DOING RESEARCH=&gt;None(Start researching)','8: ACTIVATE-ATTEMPTING PROJECTS=&gt;None(Skill for project)','8: ACTIVATE-DOING RESEARCH=&gt;None(Start researching)','8: ACTIVATE-ATTEMPTING PROJECTS=&gt;None(Start project: type)','8: ACTIVATE-ATTEMPTING PROJECTS=&gt;(('S', 1), 'S', 0, "Improved fix 'Inefficiency' (ECONOMIC)")(Skill for project)','8: ACTIVATE-ATTEMPTING PROJECTS=&gt;1(Consultant fees)','8: ACTIVATE-ATTEMPTING PROJECTS=&gt;7(Dice roll 2D6: skill check)','8: ACTIVATE-ATTEMPTING PROJECTS=&gt;None(Skill for project)','8: ACTIVATE-DOING RESEARCH=&gt;None(Start researching)','8: ACTIVATE-ATTEMPTING PROJECTS=&gt;(('D', 10), 'D', 0, "Base fix 'Chemical Pollution' (ENVIRONMENTAL) triggers crisis")(Skill for project)','8: ACTIVATE-ATTEMPTING PROJECTS=&gt;0(Consultant fees)','8: ACTIVATE-ATTEMPTING PROJECTS=&gt;6(Dice roll 2D6: skill check)','8: ACTIVATE-ATTEMPTING PROJECTS=&gt;(('H', 7), 'H', 0, "Base fix 'Low Labour Standards' (LIVING STANDARDS) triggers crisis")(Skill for project)','8: ACTIVATE-ATTEMPTING PROJECTS=&gt;1(Consultant fees)','8: ACTIVATE-ATTEMPTING PROJECTS=&gt;7(Dice roll 2D6: skill check)','8: ACTIVATE-DOING RESEARCH=&gt;None(Start researching)','8: ACTIVATE-ATTEMPTING PROJECTS=&gt;(('D', 6), 'D', 4, "Base fix 'Inflation' (ECONOMIC) triggers crisis")(Skill for project)','8: ACTIVATE-ATTEMPTING PROJECTS=&gt;1(Consultant fees)','8: ACTIVATE-ATTEMPTING PROJECTS=&gt;7(Dice roll 2D6: skill check)','8: ACTIVATE-ATTEMPTING PROJECTS=&gt;(('H', 1), 'H', 4, "Base fix 'Low Labour Standards' (LIVING STANDARDS) triggers crisis")(Skill for project)','8: ACTIVATE-ATTEMPTING PROJECTS=&gt;1(Consultant fees)','8: ACTIVATE-ATTEMPTING PROJECTS=&gt;4(Dice roll 2D6: skill check)','8: ACTIVATE-ATTEMPTING PROJECTS=&gt;(('S', 11), 'S', 3, "Improved fix 'Inefficiency' (ECONOMIC)")(Skill for project)','8: ACTIVATE-ATTEMPTING PROJECTS=&gt;4(Dice roll 2D6: skill check)','8: ACTIVATE-ATTEMPTING PROJECTS=&gt;(('H', 3), 'H', 0, "Base fix 'Low Labour Standards' (LIVING STANDARDS) triggers crisis")(Skill for project)','8: ACTIVATE-ATTEMPTING PROJECTS=&gt;6(Dice roll 2D6: skill check)','8: ACTIVATE-ATTEMPTING PROJECTS=&gt;(('S', 12), 'S', 0, "Base fix 'Inflation' (ECONOMIC) triggers crisis")(Skill for project)','8: ACTIVATE-ATTEMPTING PROJECTS=&gt;5(Dice roll 2D6: skill check)','8: ACTIVATE-ATTEMPTING PROJECTS=&gt;(('H', 8), 'H', 0, "Base fix 'Low Labour Standards' (LIVING STANDARDS) triggers crisis")(Skill for project)','8: ACTIVATE-ATTEMPTING PROJECTS=&gt;7(Dice roll 2D6: skill check)','8: ACTIVATE-DOING RESEARCH=&gt;None(Start researching)','8: ACTIVATE-ATTEMPTING PROJECTS=&gt;(('H', 10), 'H', 1, "Base fix 'Low Labour Standards' (LIVING STANDARDS) triggers crisis")(Skill for project)','8: ACTIVATE-ATTEMPTING PROJECTS=&gt;0(Consultant fees)','8: ACTIVATE-ATTEMPTING PROJECTS=&gt;4(Dice roll 2D6: skill check)','8: ACTIVATE-ATTEMPTING PROJECTS=&gt;(('D', 1), 'D', 0, "Base fix 'Chemical Pollution' (ENVIRONMENTAL) triggers crisis")(Skill for project)','8: ACTIVATE-ATTEMPTING PROJECTS=&gt;1(Consultant fees)','8: ACTIVATE-ATTEMPTING PROJECTS=&gt;4(Dice roll 2D6: skill check)','8: ACTIVATE-DOING RESEARCH=&gt;None(Start researching)','8: END-CRISIS ROLLING=&gt;INDUSTRIAL(Crisis chip: full category)','8: END-CRISIS ROLLING=&gt;ECONOMIC(Crisis chip: full category)','8: END-CRISIS ROLLING=&gt;SOCIAL(Crisis chip: full category)','8: END-CRISIS ROLLING=&gt;CLASS(Crisis chip: full category)','8: END-CRISIS ROLLING=&gt;2(Dice roll 1D6: crisis cat)','8: END-CRISIS ROLLING=&gt;ECONOMIC(Category for crisis)','8: END-CRISIS ROLLING=&gt;ECONOMIC(Crisis chip: full category)','8: END-CRISIS ROLLING=&gt;4(Dice roll 1D6: crisis cat)','8: END-CRISIS ROLLING=&gt;CLASS(Category for crisis)','8: END-CRISIS ROLLING=&gt;CLASS(Crisis chip: full category)','8: END-CRISIS ROLLING=&gt;6(Dice roll 1D6: crisis cat)','8: END-CRISIS ROLLING=&gt;LIVING STANDARDS(Category for crisis)','8: END-CRISIS ROLLING=&gt;1(Dice roll 1D6: node in LIVING STANDARDS)','8: END-CRISIS ROLLING=&gt;Discrimination(Crisis chip: overwhelmed problem)','8: END-CRISIS ROLLING=&gt;2(Dice roll 1D6: crisis cat)','8: END-CRISIS ROLLING=&gt;ECONOMIC(Category for crisis)','8: END-CRISIS ROLLING=&gt;ECONOMIC(Crisis chip: full category)','8: END-CRISIS ROLLING=&gt;2(Dice roll 1D6: crisis cat)','8: END-CRISIS ROLLING=&gt;ECONOMIC(Category for crisis)','8: END-CRISIS ROLLING=&gt;ECONOMIC(Crisis chip: full category)','8: END-CRISIS ROLLING=&gt;6(Dice roll 1D6: crisis cat)','8: END-CRISIS ROLLING=&gt;LIVING STANDARDS(Category for crisis)','8: END-CRISIS ROLLING=&gt;2(Dice roll 1D6: node in LIVING STANDARDS)','8: END-CRISIS ROLLING=&gt;Low Labour Standards(Problem for crisis)','8: END-CRISIS ROLLING=&gt;6(Dice roll 2D6: crisis roll for Low Labour Standards)','8: END-CRISIS ROLLING=&gt;6(Crisis roll for node "Low Labour Standards")','8: END-CRISIS ROLLING=&gt;Low Labour Standards(Now in crisis)','8: END-CRISIS ROLLING=&gt;5(Dice roll 1D6: crisis cat)','8: END-CRISIS ROLLING=&gt;ENVIRONMENTAL(Category for crisis)','8: END-CRISIS ROLLING=&gt;2(Dice roll 1D6: node in ENVIRONMENTAL)','8: END-CRISIS ROLLING=&gt;Climate Change(Crisis chip: overwhelmed problem)','8: END-CRISIS ROLLING=&gt;5(Dice roll 1D6: crisis cat)','8: END-CRISIS ROLLING=&gt;ENVIRONMENTAL(Category for crisis)','8: END-CRISIS ROLLING=&gt;2(Dice roll 1D6: node in ENVIRONMENTAL)','8: END-CRISIS ROLLING=&gt;Climate Change(Crisis chip: overwhelmed problem)','8: END-CRISIS ROLLING=&gt;1(Dice roll 1D6: crisis cat)','8: END-CRISIS ROLLING=&gt;INDUSTRIAL(Category for crisis)','8: END-CRISIS ROLLING=&gt;INDUSTRIAL(Crisis chip: full category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1(Dice roll 1D6: crisis cat)','8: END-CRISIS ROLLING=&gt;INDUSTRIAL(Category for crisis)','8: END-CRISIS ROLLING=&gt;INDUSTRIAL(Crisis chip: full category)','8: END-CRISIS ROLLING=&gt;6(Dice roll 1D6: crisis cat)','8: END-CRISIS ROLLING=&gt;LIVING STANDARDS(Category for crisis)','8: END-CRISIS ROLLING=&gt;LIVING STANDARDS(Crisis chip: full category)','8: END-CRISIS ROLLING=&gt;5(Dice roll 1D6: crisis cat)','8: END-CRISIS ROLLING=&gt;ENVIRONMENTAL(Category for crisis)','8: END-CRISIS ROLLING=&gt;5(Dice roll 1D6: node in ENVIRONMENTAL)','8: END-CRISIS ROLLING=&gt;Ocean Degradation(Crisis chip: overwhelmed problem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CLASS(Crisis chip: full category)','8: END-CRISIS ROLLING=&gt;1(Dice roll 1D6: crisis cat)','8: END-CRISIS ROLLING=&gt;INDUSTRIAL(Category for crisis)','8: END-CRISIS ROLLING=&gt;INDUSTRIAL(Crisis chip: full category)','8: END-CRISIS ROLLING=&gt;2(Dice roll 1D6: crisis cat)','8: END-CRISIS ROLLING=&gt;ECONOMIC(Category for crisis)','8: END-CRISIS ROLLING=&gt;ECONOMIC(Crisis chip: full category)','8: END-CRISIS ROLLING=&gt;5(Dice roll 1D6: crisis cat)','8: END-CRISIS ROLLING=&gt;ENVIRONMENTAL(Category for crisis)','8: END-CRISIS ROLLING=&gt;6(Dice roll 1D6: node in ENVIRONMENTAL)','8: END-CRISIS ROLLING=&gt;2(Dice roll 1D6: node in ENVIRONMENTAL)','8: END-CRISIS ROLLING=&gt;Climate Change(Crisis chip: overwhelmed problem)','8: END-CRISIS ROLLING=&gt;2(Dice roll 1D6: crisis cat)','8: END-CRISIS ROLLING=&gt;ECONOMIC(Category for crisis)','8: END-CRISIS ROLLING=&gt;ECONOMIC(Crisis chip: full category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3(Dice roll 1D6: crisis cat)','8: END-CRISIS ROLLING=&gt;SOCIAL(Category for crisis)','8: END-CRISIS ROLLING=&gt;SOCIAL(Crisis chip: full category)','8: END-CRISIS ROLLING=&gt;1(Dice roll 1D6: crisis cat)','8: END-CRISIS ROLLING=&gt;INDUSTRIAL(Category for crisis)','8: END-CRISIS ROLLING=&gt;INDUSTRIAL(Crisis chip: full category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LIVING STANDARDS(Crisis chip: full category)','8: END-CRISIS ROLLING=&gt;1(Dice roll 1D6: crisis cat)','8: END-CRISIS ROLLING=&gt;INDUSTRIAL(Category for crisis)','8: END-CRISIS ROLLING=&gt;INDUSTRIAL(Crisis chip: full category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2(Dice roll 1D6: crisis cat)','8: END-CRISIS ROLLING=&gt;ECONOMIC(Category for crisis)','8: END-CRISIS ROLLING=&gt;ECONOMIC(Crisis chip: full category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4(Dice roll 1D6: crisis cat)','8: END-CRISIS ROLLING=&gt;CLASS(Category for crisis)','8: END-CRISIS ROLLING=&gt;CLASS(Crisis chip: full category)','8: END-CRISIS ROLLING=&gt;5(Dice roll 1D6: crisis cat)','8: END-CRISIS ROLLING=&gt;ENVIRONMENTAL(Category for crisis)','8: END-CRISIS ROLLING=&gt;1(Dice roll 1D6: node in ENVIRONMENTAL)','8: END-CRISIS ROLLING=&gt;Chemical Pollution(Problem for crisis)','8: END-CRISIS ROLLING=&gt;6(Dice roll 2D6: crisis roll for Chemical Pollution)','8: END-CRISIS ROLLING=&gt;6(Crisis roll for node "Chemical Pollution")','8: END-CRISIS ROLLING=&gt;Chemical Pollution(Now in crisis)','9: ENGAGE-DRAWING MONEY=&gt;1(Money drawn)','9: ENGAGE-DRAWING CARDS=&gt;('D', 7)(Card drawn: 1)','9: ENGAGE-DRAWING CARDS=&gt;('S', 9)(Card drawn: 2)','9: ENGAGE-CRISIS RISING','9: ENGAGE-DRAWING MONEY=&gt;1(Money drawn)','9: ENGAGE-DRAWING CARDS=&gt;('S', 1)(Card drawn: 1)','9: ENGAGE-DRAWING CARDS=&gt;('C', 6)(Card drawn: 2)','9: ENGAGE-DRAWING MONEY=&gt;1(Money drawn)','9: ENGAGE-DRAWING CARDS=&gt;('S', 11)(Card drawn: 1)','9: ENGAGE-DRAWING CARDS=&gt;('C', 11)(Card drawn: 2)','9: ENGAGE-CRISIS RISING','9: ENGAGE-DRAWING MONEY=&gt;1(Money drawn)','9: ENGAGE-DRAWING CARDS=&gt;('S', 13)(Card drawn: 1)','9: ENGAGE-DRAWING CARDS=&gt;('D', 9)(Card drawn: 2)','9: ENGAGE-DRAWING MONEY=&gt;1(Money drawn)','9: ENGAGE-DRAWING CARDS=&gt;('C', 8)(Card drawn: 1)','9: ENGAGE-DRAWING CARDS=&gt;('S', 5)(Card drawn: 2)','9: ENGAGE-DRAWING MONEY=&gt;1(Money drawn)','9: ENGAGE-DRAWING CARDS=&gt;('S', 6)(Card drawn: 1)','9: ENGAGE-DRAWING CARDS=&gt;('S', 8)(Card drawn: 2)','9: ACTIVATE-ATTEMPTING PROJECTS=&gt;(('D', 3), 'D', 0, "Base fix 'Inflation' (ECONOMIC) triggers crisis")(Skill for project)','9: ACTIVATE-ATTEMPTING PROJECTS=&gt;2(Consultant fees)','9: ACTIVATE-ATTEMPTING PROJECTS=&gt;10(Dice roll 2D6: skill check)','9: ACTIVATE-ATTEMPTING PROJECTS=&gt;(('C', 2), 'C', 0, "Base fix 'Low Labour Standards' (LIVING STANDARDS) triggers crisis")(Skill for project)','9: ACTIVATE-ATTEMPTING PROJECTS=&gt;8(Dice roll 2D6: skill check)','9: ACTIVATE-ATTEMPTING PROJECTS=&gt;(('S', 9), 'S', 1, "Base fix 'Inflation' (ECONOMIC) triggers crisis")(Skill for project)','9: ACTIVATE-ATTEMPTING PROJECTS=&gt;7(Dice roll 2D6: skill check)','9: ACTIVATE-ATTEMPTING PROJECTS=&gt;None(Skill for project)','9: ACTIVATE-DOING RESEARCH=&gt;None(Start researching)','9: ACTIVATE-ATTEMPTING PROJECTS=&gt;(('H', 14), 'S', 0, "Improved fix 'Inefficiency' (ECONOMIC)")(Skill for project)','9: ACTIVATE-ATTEMPTING PROJECTS=&gt;(('S', 1), 'S', 1, "Base fix 'Inflation' (ECONOMIC) triggers crisis")(Skill for project)','9: ACTIVATE-ATTEMPTING PROJECTS=&gt;0(Consultant fees)','9: ACTIVATE-ATTEMPTING PROJECTS=&gt;4(Dice roll 2D6: skill check)','9: ACTIVATE-ATTEMPTING PROJECTS=&gt;(('S', 8), 'S', 0, "Improved fix 'Inefficiency' (ECONOMIC)")(Skill for project)','9: ACTIVATE-ATTEMPTING PROJECTS=&gt;0(Consultant fees)','9: ACTIVATE-ATTEMPTING PROJECTS=&gt;2(Dice roll 2D6: skill check)','9: ACTIVATE-ATTEMPTING PROJECTS=&gt;None(Skill for project)','9: ACTIVATE-DOING RESEARCH=&gt;None(Start researching)','9: ACTIVATE-ATTEMPTING PROJECTS=&gt;None(Start project: type)','9: ACTIVATE-ATTEMPTING PROJECTS=&gt;(('S', 11), 'S', 2, "Improved fix 'Inefficiency' (ECONOMIC)")(Skill for project)','9: ACTIVATE-ATTEMPTING PROJECTS=&gt;1(Consultant fees)','9: ACTIVATE-ATTEMPTING PROJECTS=&gt;7(Dice roll 2D6: skill check)','9: ACTIVATE-ATTEMPTING PROJECTS=&gt;(('H', 2), 'H', 1, "Base fix 'Low Labour Standards' (LIVING STANDARDS) triggers crisis")(Skill for project)','9: ACTIVATE-ATTEMPTING PROJECTS=&gt;12(Dice roll 2D6: skill check)','9: ACTIVATE-ATTEMPTING PROJECTS=&gt;1(Added a crisis chip)','9: ACTIVATE-ATTEMPTING PROJECTS=&gt;(('C', 11), 'C', 1, "Base fix 'Low Labour Standards' (LIVING STANDARDS) triggers crisis")(Skill for project)','9: ACTIVATE-ATTEMPTING PROJECTS=&gt;9(Dice roll 2D6: skill check)','9: ACTIVATE-ATTEMPTING PROJECTS=&gt;None(Skill for project)','9: ACTIVATE-DOING RESEARCH=&gt;None(Start researching)','9: ACTIVATE-ATTEMPTING PROJECTS=&gt;(('D', 9), 'D', 1, "Base fix 'Chemical Pollution' (ENVIRONMENTAL) triggers crisis")(Skill for project)','9: ACTIVATE-ATTEMPTING PROJECTS=&gt;1(Consultant fees)','9: ACTIVATE-ATTEMPTING PROJECTS=&gt;6(Dice roll 2D6: skill check)','9: ACTIVATE-ATTEMPTING PROJECTS=&gt;(('S', 13), 'S', 0, "Improved fix 'Inefficiency' (ECONOMIC)")(Skill for project)','9: ACTIVATE-ATTEMPTING PROJECTS=&gt;5(Dice roll 2D6: skill check)','9: ACTIVATE-DOING RESEARCH=&gt;None(Start researching)','9: ACTIVATE-ATTEMPTING PROJECTS=&gt;(('C', 8), 'C', 0, "Base fix 'Low Labour Standards' (LIVING STANDARDS) triggers crisis")(Skill for project)','9: ACTIVATE-ATTEMPTING PROJECTS=&gt;0(Consultant fees)','9: ACTIVATE-ATTEMPTING PROJECTS=&gt;7(Dice roll 2D6: skill check)','9: ACTIVATE-ATTEMPTING PROJECTS=&gt;(('S', 5), 'S', 0, "Base fix 'Inflation' (ECONOMIC) triggers crisis")(Skill for project)','9: ACTIVATE-ATTEMPTING PROJECTS=&gt;1(Consultant fees)','9: ACTIVATE-ATTEMPTING PROJECTS=&gt;8(Dice roll 2D6: skill check)','9: ACTIVATE-DOING RESEARCH=&gt;None(Start researching)','9: ACTIVATE-ATTEMPTING PROJECTS=&gt;(('S', 8), 'S', 1, "Base fix 'Inflation' (ECONOMIC) triggers crisis")(Skill for project)','9: ACTIVATE-ATTEMPTING PROJECTS=&gt;0(Consultant fees)','9: ACTIVATE-ATTEMPTING PROJECTS=&gt;6(Dice roll 2D6: skill check)','9: ACTIVATE-ATTEMPTING PROJECTS=&gt;(('S', 6), 'S', 0, "Improved fix 'Inefficiency' (ECONOMIC)")(Skill for project)','9: ACTIVATE-ATTEMPTING PROJECTS=&gt;1(Consultant fees)','9: ACTIVATE-ATTEMPTING PROJECTS=&gt;6(Dice roll 2D6: skill check)','9: ACTIVATE-DOING RESEARCH=&gt;None(Start researching)','9: END-FINALIZING=&gt;Improved fix 'Inefficiency' (ECONOMIC)(Project overskilled for "('H', 14)")','9: END-CRISIS ROLLING=&gt;INDUSTRIAL(Crisis chip: full category)','9: END-CRISIS ROLLING=&gt;ECONOMIC(Crisis chip: full category)','9: END-CRISIS ROLLING=&gt;SOCIAL(Crisis chip: full category)','9: END-CRISIS ROLLING=&gt;CLASS(Crisis chip: full category)','9: END-CRISIS ROLLING=&gt;LIVING STANDARDS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6(Dice roll 1D6: node in ENVIRONMENTAL)','9: END-CRISIS ROLLING=&gt;5(Dice roll 1D6: node in ENVIRONMENTAL)','9: END-CRISIS ROLLING=&gt;Ocean Degradation(Crisis chip: overwhelmed problem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6(Dice roll 1D6: node in ENVIRONMENTAL)','9: END-CRISIS ROLLING=&gt;4(Dice roll 1D6: node in ENVIRONMENTAL)','9: END-CRISIS ROLLING=&gt;Air &amp; Ozone Degradation(Crisis chip: overwhelmed problem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4(Dice roll 1D6: crisis cat)','9: END-CRISIS ROLLING=&gt;CLASS(Category for crisis)','9: END-CRISIS ROLLING=&gt;CLASS(Crisis chip: full category)','9: END-CRISIS ROLLING=&gt;5(Dice roll 1D6: crisis cat)','9: END-CRISIS ROLLING=&gt;ENVIRONMENTAL(Category for crisis)','9: END-CRISIS ROLLING=&gt;3(Dice roll 1D6: node in ENVIRONMENTAL)','9: END-CRISIS ROLLING=&gt;Freshwater Depletion(Crisis chip: overwhelmed problem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4(Dice roll 1D6: node in ENVIRONMENTAL)','9: END-CRISIS ROLLING=&gt;Air &amp; Ozone Degradation(Crisis chip: overwhelmed problem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CLASS(Crisis chip: full category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5(Dice roll 1D6: node in ENVIRONMENTAL)','9: END-CRISIS ROLLING=&gt;Ocean Degradation(Crisis chip: overwhelmed problem)','9: END-CRISIS ROLLING=&gt;2(Dice roll 1D6: crisis cat)','9: END-CRISIS ROLLING=&gt;ECONOMIC(Category for crisis)','9: END-CRISIS ROLLING=&gt;ECONOMIC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3(Dice roll 1D6: node in ENVIRONMENTAL)','9: END-CRISIS ROLLING=&gt;Freshwater Depletion(Crisis chip: overwhelmed problem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6(Dice roll 1D6: node in ENVIRONMENTAL)','9: END-CRISIS ROLLING=&gt;3(Dice roll 1D6: node in ENVIRONMENTAL)','9: END-CRISIS ROLLING=&gt;Freshwater Depletion(Crisis chip: overwhelmed problem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ECONOMIC(Crisis chip: full category)','9: END-CRISIS ROLLING=&gt;2(Dice roll 1D6: crisis cat)','9: END-CRISIS ROLLING=&gt;ECONOMIC(Category for crisis)','9: END-CRISIS ROLLING=&gt;ECONOMIC(Crisis chip: full category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6(Dice roll 1D6: crisis cat)','9: END-CRISIS ROLLING=&gt;LIVING STANDARDS(Category for crisis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1(Dice roll 1D6: node in ENVIRONMENTAL)','9: END-CRISIS ROLLING=&gt;Chemical Pollution(Crisis chip: overwhelmed problem)','9: END-CRISIS ROLLING=&gt;5(Dice roll 1D6: crisis cat)','9: END-CRISIS ROLLING=&gt;ENVIRONMENTAL(Category for crisis)','9: END-CRISIS ROLLING=&gt;3(Dice roll 1D6: node in ENVIRONMENTAL)','9: END-CRISIS ROLLING=&gt;Freshwater Deple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0, 14, 16, 17, 19, 19, 20, 22, 27, 29]}</text:p>
          </table:table-cell>
          <table:table-cell table:style-name="Gnumeric-default" office:value-type="string">
            <text:p>{'abandoned-project': [[], [], [], [], [], [], [], [], [], [], [], [], [], [True, True, True, True], [], [], [], [], [], [], [], [], [], [], [], [], [], [], [], [], [], [], [True], [], [], [], [], [], [], [], [], [], [], [], [], [], [], [], [], [], [], [], [], [], [], [], [], [], [], [], [], [], [], [], [], [], [], [], [], [], [], [], [], [], [], [], [], [], [], [], [], [], [], [], [], [], [], [], [], [True], [], [], [], [], [], [], [], [], [], [], [], [], [], [], [], [], [], [], [], [], [], [], [], [], [], [], [], [], [], [], [], [True], [], [], [], [], [], [], [], [], [], [], [], [], [], [], [], [], [], [], [True, True], [], [], [], [], [], [], [], [], [], [], [], [], [], [], [], [], [], [], [True], [], [], [], [], [], [], [], [], [], [], [], [], [], [], [], [], [], [], [True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S', 14)(Card drawn: 1)','0: ENGAGE-DRAWING CARDS=&gt;('C', 11)(Card drawn: 2)','0: ENGAGE-CRISIS RISING','0: ENGAGE-DRAWING MONEY=&gt;3(Money drawn)','0: ENGAGE-DRAWING CARDS=&gt;('S', 10)(Card drawn: 1)','0: ENGAGE-DRAWING CARDS=&gt;('S', 1)(Card drawn: 2)','0: ENGAGE-DRAWING MONEY=&gt;3(Money drawn)','0: ENGAGE-DRAWING CARDS=&gt;('D', 11)(Card drawn: 1)','0: ENGAGE-DRAWING CARDS=&gt;('C', 2)(Card drawn: 2)','0: ENGAGE-CRISIS RISING','0: ENGAGE-DRAWING MONEY=&gt;3(Money drawn)','0: ENGAGE-DRAWING CARDS=&gt;('S', 10)(Card drawn: 1)','0: ENGAGE-DRAWING CARDS=&gt;('D', 5)(Card drawn: 2)','0: ENGAGE-DRAWING MONEY=&gt;3(Money drawn)','0: ENGAGE-DRAWING CARDS=&gt;('S', 9)(Card drawn: 1)','0: ENGAGE-DRAWING CARDS=&gt;('D', 11)(Card drawn: 2)','0: ENGAGE-DRAWING MONEY=&gt;3(Money drawn)','0: ENGAGE-DRAWING CARDS=&gt;('S', 6)(Card drawn: 1)','0: ENGAGE-DRAWING CARDS=&gt;('C', 8)(Card drawn: 2)','0: ACTIVATE-ATTEMPTING PROJECTS=&gt;Base(Start project: type)','0: ACTIVATE-ATTEMPTING PROJECTS=&gt;INDUSTRIAL(Start project: fix category)','0: ACTIVATE-ATTEMPTING PROJECTS=&gt;Unsustainable Harvesting(Start project: fix problem)','0: ACTIVATE-ATTEMPTING PROJECTS=&gt;Base fix 'Unsustainable Harvesting' (INDUSTRIAL) triggers crisis(Project started)','0: ACTIVATE-ATTEMPTING PROJECTS=&gt;(('S', 14), 'C', 0, "Base fix 'Unsustainable Harvesting' (INDUSTRIAL) triggers crisis")(Skill for project)','0: ACTIVATE-ATTEMPTING PROJECTS=&gt;None(Skill for project)','0: ACTIVATE-DOING RESEARCH=&gt;None(Start researching)','0: ACTIVATE-ATTEMPTING PROJECTS=&gt;Remove-Tradeoff(Start project: type)','0: ACTIVATE-ATTEMPTING PROJECTS=&gt;CLASS(Start project: fix category)','0: ACTIVATE-ATTEMPTING PROJECTS=&gt;Energy Shortage(Start project: fix problem)','0: ACTIVATE-ATTEMPTING PROJECTS=&gt;Improved fix 'Energy Shortage' (CLASS)(Project started)','0: ACTIVATE-ATTEMPTING PROJECTS=&gt;(('S', 10), 'S', 0, "Improved fix 'Energy Shortage' (CLASS)")(Skill for project)','0: ACTIVATE-ATTEMPTING PROJECTS=&gt;1(Consultant fees)','0: ACTIVATE-ATTEMPTING PROJECTS=&gt;9(Dice roll 2D6: skill check)','0: ACTIVATE-ATTEMPTING PROJECTS=&gt;None(Skill for project)','0: ACTIVATE-DOING RESEARCH=&gt;None(Start researching)','0: ACTIVATE-ATTEMPTING PROJECTS=&gt;Base(Start project: type)','0: ACTIVATE-ATTEMPTING PROJECTS=&gt;CLASS(Start project: fix category)','0: ACTIVATE-ATTEMPTING PROJECTS=&gt;Clean Water Shortage(Start project: fix problem)','0: ACTIVATE-ATTEMPTING PROJECTS=&gt;Base fix 'Clean Water Shortage' (CLASS) triggers crisis(Project started)','0: ACTIVATE-DOING RESEARCH=&gt;None(Start researching)','0: ACTIVATE-ATTEMPTING PROJECTS=&gt;Base(Start project: type)','0: ACTIVATE-ATTEMPTING PROJECTS=&gt;CLASS(Start project: fix category)','0: ACTIVATE-ATTEMPTING PROJECTS=&gt;Energy Shortage(Start project: fix problem)','0: ACTIVATE-ATTEMPTING PROJECTS=&gt;Base fix 'Energy Shortage' (CLASS) triggers crisis(Project started)','0: ACTIVATE-ATTEMPTING PROJECTS=&gt;None(Skill for project)','0: ACTIVATE-DOING RESEARCH=&gt;None(Start researching)','0: ACTIVATE-ATTEMPTING PROJECTS=&gt;Remove-Tradeoff(Start project: type)','0: ACTIVATE-ATTEMPTING PROJECTS=&gt;LIVING STANDARDS(Start project: fix category)','0: ACTIVATE-ATTEMPTING PROJECTS=&gt;Systemic Corruption(Start project: fix problem)','0: ACTIVATE-ATTEMPTING PROJECTS=&gt;Improved fix 'Systemic Corruption' (LIVING STANDARDS)(Project started)','0: ACTIVATE-DOING RESEARCH=&gt;None(Start researching)','0: ACTIVATE-ATTEMPTING PROJECTS=&gt;Base(Start project: type)','0: ACTIVATE-ATTEMPTING PROJECTS=&gt;INDUSTRIAL(Start project: fix category)','0: ACTIVATE-ATTEMPTING PROJECTS=&gt;Sprawl(Start project: fix problem)','0: ACTIVATE-ATTEMPTING PROJECTS=&gt;Base fix 'Sprawl' (INDUSTRIAL) triggers crisis(Project started)','0: ACTIVATE-ATTEMPTING PROJECTS=&gt;None(Skill for project)','0: ACTIVATE-DOING RESEARCH=&gt;None(Start researching)','0: END-FINALIZING=&gt;Base fix 'Clean Water Shortage' (CLASS) triggers crisis(Project abandoned)','0: END-FINALIZING=&gt;Base fix 'Energy Shortage' (CLASS) triggers crisis(Project abandoned)','0: END-FINALIZING=&gt;Improved fix 'Systemic Corruption' (LIVING STANDARDS)(Project abandoned)','0: END-FINALIZING=&gt;Base fix 'Sprawl' (INDUSTRIAL) triggers crisis(Project abandoned)','0: END-FINALIZING=&gt;Base fix 'Unsustainable Harvesting' (INDUSTRIAL) triggers crisis(Project overskilled for "('S', 14)")','0: END-CRISIS ROLLING=&gt;5(Dice roll 1D6: crisis cat)','0: END-CRISIS ROLLING=&gt;ENVIRONMENTAL(Category for crisis)','0: END-CRISIS ROLLING=&gt;5(Dice roll 1D6: node in ENVIRONMENTAL)','0: END-CRISIS ROLLING=&gt;Ocean Degradation(Problem for crisis)','0: END-CRISIS ROLLING=&gt;12(Dice roll 2D6: crisis roll for Ocean Degradation)','0: END-CRISIS ROLLING=&gt;12(Crisis roll for node "Ocean Degradation")','0: END-CRISIS ROLLING=&gt;7(Dice roll 2D6: crisis roll for Ocean Degradation)','0: END-CRISIS ROLLING=&gt;7(Crisis roll for node "Ocean Degradation")','0: END-CRISIS ROLLING=&gt;Ocean Degradation(Now in crisis)','1: ENGAGE-DRAWING MONEY=&gt;3(Money drawn)','1: ENGAGE-DRAWING CARDS=&gt;('C', 7)(Card drawn: 1)','1: ENGAGE-DRAWING CARDS=&gt;('H', 9)(Card drawn: 2)','1: ENGAGE-CRISIS RISING','1: ENGAGE-DRAWING MONEY=&gt;3(Money drawn)','1: ENGAGE-DRAWING CARDS=&gt;('D', 9)(Card drawn: 1)','1: ENGAGE-DRAWING CARDS=&gt;('S', 8)(Card drawn: 2)','1: ENGAGE-DRAWING MONEY=&gt;3(Money drawn)','1: ENGAGE-DRAWING CARDS=&gt;('S', 13)(Card drawn: 1)','1: ENGAGE-DRAWING CARDS=&gt;('C', 7)(Card drawn: 2)','1: ENGAGE-CRISIS RISING','1: ENGAGE-DRAWING MONEY=&gt;3(Money drawn)','1: ENGAGE-DRAWING CARDS=&gt;('C', 6)(Card drawn: 1)','1: ENGAGE-DRAWING CARDS=&gt;('S', 1)(Card drawn: 2)','1: ENGAGE-DRAWING MONEY=&gt;3(Money drawn)','1: ENGAGE-DRAWING CARDS=&gt;('H', 12)(Card drawn: 1)','1: ENGAGE-DRAWING CARDS=&gt;('C', 14)(Card drawn: 2)','1: ENGAGE-DRAWING MONEY=&gt;3(Money drawn)','1: ENGAGE-DRAWING CARDS=&gt;('H', 5)(Card drawn: 1)','1: ENGAGE-DRAWING CARDS=&gt;('C', 10)(Card drawn: 2)','1: ACTIVATE-ATTEMPTING PROJECTS=&gt;(('C', 7), 'C', 1, "Base fix 'Unsustainable Harvesting' (INDUSTRIAL) triggers crisis")(Skill for project)','1: ACTIVATE-ATTEMPTING PROJECTS=&gt;4(Consultant fees)','1: ACTIVATE-ATTEMPTING PROJECTS=&gt;3(Dice roll 2D6: skill check)','1: ACTIVATE-ATTEMPTING PROJECTS=&gt;None(Skill for project)','1: ACTIVATE-DOING RESEARCH=&gt;None(Start researching)','1: ACTIVATE-ATTEMPTING PROJECTS=&gt;(('S', 8), 'S', 2, "Improved fix 'Energy Shortage' (CLASS)")(Skill for project)','1: ACTIVATE-ATTEMPTING PROJECTS=&gt;1(Consultant fees)','1: ACTIVATE-ATTEMPTING PROJECTS=&gt;7(Dice roll 2D6: skill check)','1: ACTIVATE-ATTEMPTING PROJECTS=&gt;(('S', 1), 'S', 0, "Base fix 'Unsustainable Harvesting' (INDUSTRIAL) triggers crisis")(Skill for project)','1: ACTIVATE-ATTEMPTING PROJECTS=&gt;1(Consultant fees)','1: ACTIVATE-ATTEMPTING PROJECTS=&gt;4(Dice roll 2D6: skill check)','1: ACTIVATE-DOING RESEARCH=&gt;None(Start researching)','1: ACTIVATE-ATTEMPTING PROJECTS=&gt;Remove-Tradeoff(Start project: type)','1: ACTIVATE-ATTEMPTING PROJECTS=&gt;LIVING STANDARDS(Start project: fix category)','1: ACTIVATE-ATTEMPTING PROJECTS=&gt;Economic Inequality(Start project: fix problem)','1: ACTIVATE-ATTEMPTING PROJECTS=&gt;Improved fix 'Economic Inequality' (LIVING STANDARDS)(Project started)','1: ACTIVATE-ATTEMPTING PROJECTS=&gt;None(Skill for project)','1: ACTIVATE-DOING RESEARCH=&gt;None(Start researching)','1: ACTIVATE-ATTEMPTING PROJECTS=&gt;Base(Start project: type)','1: ACTIVATE-ATTEMPTING PROJECTS=&gt;SOCIAL(Start project: fix category)','1: ACTIVATE-ATTEMPTING PROJECTS=&gt;Community Networks(Start project: fix problem)','1: ACTIVATE-ATTEMPTING PROJECTS=&gt;Base fix 'Community Networks' (SOCIAL) triggers crisis(Project started)','1: ACTIVATE-ATTEMPTING PROJECTS=&gt;(('D', 5), 'D', 1, "Base fix 'Community Networks' (SOCIAL) triggers crisis")(Skill for project)','1: ACTIVATE-ATTEMPTING PROJECTS=&gt;4(Consultant fees)','1: ACTIVATE-ATTEMPTING PROJECTS=&gt;8(Dice roll 2D6: skill check)','1: ACTIVATE-ATTEMPTING PROJECTS=&gt;(('S', 10), 'S', 0, "Improved fix 'Energy Shortage' (CLASS)")(Skill for project)','1: ACTIVATE-ATTEMPTING PROJECTS=&gt;1(Consultant fees)','1: ACTIVATE-ATTEMPTING PROJECTS=&gt;6(Dice roll 2D6: skill check)','1: ACTIVATE-ATTEMPTING PROJECTS=&gt;(('S', 1), 'S', 1, "Improved fix 'Energy Shortage' (CLASS)")(Skill for project)','1: ACTIVATE-ATTEMPTING PROJECTS=&gt;0(Consultant fees)','1: ACTIVATE-ATTEMPTING PROJECTS=&gt;4(Dice roll 2D6: skill check)','1: ACTIVATE-ATTEMPTING PROJECTS=&gt;None(Skill for project)','1: ACTIVATE-DOING RESEARCH=&gt;None(Start researching)','1: ACTIVATE-ATTEMPTING PROJECTS=&gt;Base(Start project: type)','1: ACTIVATE-ATTEMPTING PROJECTS=&gt;ENVIRONMENTAL(Start project: fix category)','1: ACTIVATE-ATTEMPTING PROJECTS=&gt;Chemical Pollution(Start project: fix problem)','1: ACTIVATE-ATTEMPTING PROJECTS=&gt;Base fix 'Chemical Pollution' (ENVIRONMENTAL) triggers crisis(Project started)','1: ACTIVATE-ATTEMPTING PROJECTS=&gt;(('S', 9), 'S', 0, "Improved fix 'Energy Shortage' (CLASS)")(Skill for project)','1: ACTIVATE-ATTEMPTING PROJECTS=&gt;1(Consultant fees)','1: ACTIVATE-ATTEMPTING PROJECTS=&gt;10(Dice roll 2D6: skill check)','1: ACTIVATE-ATTEMPTING PROJECTS=&gt;(('C', 14), 'C', 2, "Base fix 'Unsustainable Harvesting' (INDUSTRIAL) triggers crisis")(Skill for project)','1: ACTIVATE-ATTEMPTING PROJECTS=&gt;(('D', 11), 'D', 0, "Base fix 'Chemical Pollution' (ENVIRONMENTAL) triggers crisis")(Skill for project)','1: ACTIVATE-ATTEMPTING PROJECTS=&gt;1(Consultant fees)','1: ACTIVATE-ATTEMPTING PROJECTS=&gt;7(Dice roll 2D6: skill check)','1: ACTIVATE-ATTEMPTING PROJECTS=&gt;(('H', 12), 'H', 0, "Improved fix 'Energy Shortage' (CLASS)")(Skill for project)','1: ACTIVATE-ATTEMPTING PROJECTS=&gt;1(Consultant fees)','1: ACTIVATE-ATTEMPTING PROJECTS=&gt;5(Dice roll 2D6: skill check)','1: ACTIVATE-DOING RESEARCH=&gt;None(Start researching)','1: ACTIVATE-ATTEMPTING PROJECTS=&gt;Remove-Tradeoff(Start project: type)','1: ACTIVATE-ATTEMPTING PROJECTS=&gt;ECONOMIC(Start project: fix category)','1: ACTIVATE-ATTEMPTING PROJECTS=&gt;Monopoly(Start project: fix problem)','1: ACTIVATE-ATTEMPTING PROJECTS=&gt;Improved fix 'Monopoly' (ECONOMIC)(Project started)','1: ACTIVATE-ATTEMPTING PROJECTS=&gt;(('S', 6), 'S', 0, "Improved fix 'Monopoly' (ECONOMIC)")(Skill for project)','1: ACTIVATE-ATTEMPTING PROJECTS=&gt;0(Consultant fees)','1: ACTIVATE-ATTEMPTING PROJECTS=&gt;9(Dice roll 2D6: skill check)','1: ACTIVATE-ATTEMPTING PROJECTS=&gt;None(Skill for project)','1: ACTIVATE-DOING RESEARCH=&gt;None(Start researching)','1: END-FINALIZING=&gt;Improved fix 'Economic Inequality' (LIVING STANDARDS)(Project abandoned)','1: END-FINALIZING=&gt;Base fix 'Unsustainable Harvesting' (INDUSTRIAL) triggers crisis(Project overskilled for "('C', 14)")','1: END-CRISIS ROLLING=&gt;4(Dice roll 1D6: crisis cat)','1: END-CRISIS ROLLING=&gt;CLASS(Category for crisis)','1: END-CRISIS ROLLING=&gt;5(Dice roll 1D6: node in CLASS)','1: END-CRISIS ROLLING=&gt;2(Dice roll 1D6: node in CLASS)','1: END-CRISIS ROLLING=&gt;Affordable Housing(Problem for crisis)','1: END-CRISIS ROLLING=&gt;7(Dice roll 2D6: crisis roll for Affordable Housing)','1: END-CRISIS ROLLING=&gt;7(Crisis roll for node "Affordable Housing")','1: END-CRISIS ROLLING=&gt;Peace &amp; Justice(Now in crisis (cascaded from: Affordable Housing))','1: END-CRISIS ROLLING=&gt;Political Voice(Now in crisis (cascaded from: Affordable Housing))','1: END-CRISIS ROLLING=&gt;Sprawl(Now in crisis (cascaded from: Affordable Housing))','1: END-CRISIS ROLLING=&gt;1(Dice roll 1D6: crisis cat)','1: END-CRISIS ROLLING=&gt;INDUSTRIAL(Category for crisis)','1: END-CRISIS ROLLING=&gt;INDUSTRIAL(Crisis chip: full category)','1: END-CRISIS ROLLING=&gt;5(Dice roll 1D6: crisis cat)','1: END-CRISIS ROLLING=&gt;ENVIRONMENTAL(Category for crisis)','1: END-CRISIS ROLLING=&gt;6(Dice roll 1D6: node in ENVIRONMENTAL)','1: END-CRISIS ROLLING=&gt;2(Dice roll 1D6: node in ENVIRONMENTAL)','1: END-CRISIS ROLLING=&gt;Climate Change(Problem for crisis)','1: END-CRISIS ROLLING=&gt;6(Dice roll 2D6: crisis roll for Climate Change)','1: END-CRISIS ROLLING=&gt;6(Crisis roll for node "Climate Change")','1: END-CRISIS ROLLING=&gt;Climate Change(Now in crisis)','2: ENGAGE-DRAWING MONEY=&gt;3(Money drawn)','2: ENGAGE-DRAWING CARDS=&gt;('H', 2)(Card drawn: 1)','2: ENGAGE-DRAWING CARDS=&gt;('H', 13)(Card drawn: 2)','2: ENGAGE-CRISIS RISING','2: ENGAGE-DRAWING MONEY=&gt;3(Money drawn)','2: ENGAGE-DRAWING CARDS=&gt;('S', 5)(Card drawn: 1)','2: ENGAGE-DRAWING CARDS=&gt;('S', 4)(Card drawn: 2)','2: ENGAGE-DRAWING MONEY=&gt;3(Money drawn)','2: ENGAGE-DRAWING CARDS=&gt;('C', 4)(Card drawn: 1)','2: ENGAGE-DRAWING CARDS=&gt;('C', 9)(Card drawn: 2)','2: ENGAGE-CRISIS RISING','2: ENGAGE-DRAWING MONEY=&gt;3(Money drawn)','2: ENGAGE-DRAWING CARDS=&gt;('C', 10)(Card drawn: 1)','2: ENGAGE-DRAWING CARDS=&gt;('S', 3)(Card drawn: 2)','2: ENGAGE-DRAWING MONEY=&gt;3(Money drawn)','2: ENGAGE-DRAWING CARDS=&gt;('D', 12)(Card drawn: 1)','2: ENGAGE-DRAWING CARDS=&gt;('D', 4)(Card drawn: 2)','2: ENGAGE-DRAWING MONEY=&gt;3(Money drawn)','2: ENGAGE-DRAWING CARDS=&gt;('C', 13)(Card drawn: 1)','2: ENGAGE-DRAWING CARDS=&gt;('S', 2)(Card drawn: 2)','2: ACTIVATE-ATTEMPTING PROJECTS=&gt;(('H', 2), 'H', 2, "Improved fix 'Energy Shortage' (CLASS)")(Skill for project)','2: ACTIVATE-ATTEMPTING PROJECTS=&gt;1(Consultant fees)','2: ACTIVATE-ATTEMPTING PROJECTS=&gt;9(Dice roll 2D6: skill check)','2: ACTIVATE-ATTEMPTING PROJECTS=&gt;(('H', 9), 'H', 1, "Improved fix 'Energy Shortage' (CLASS)")(Skill for project)','2: ACTIVATE-ATTEMPTING PROJECTS=&gt;0(Consultant fees)','2: ACTIVATE-ATTEMPTING PROJECTS=&gt;6(Dice roll 2D6: skill check)','2: ACTIVATE-ATTEMPTING PROJECTS=&gt;(('C', 11), 'C', 0, "Base fix 'Chemical Pollution' (ENVIRONMENTAL) triggers crisis")(Skill for project)','2: ACTIVATE-ATTEMPTING PROJECTS=&gt;1(Consultant fees)','2: ACTIVATE-ATTEMPTING PROJECTS=&gt;6(Dice roll 2D6: skill check)','2: ACTIVATE-ATTEMPTING PROJECTS=&gt;None(Skill for project)','2: ACTIVATE-DOING RESEARCH=&gt;None(Start researching)','2: ACTIVATE-ATTEMPTING PROJECTS=&gt;(('S', 4), 'S', 2, "Improved fix 'Energy Shortage' (CLASS)")(Skill for project)','2: ACTIVATE-ATTEMPTING PROJECTS=&gt;0(Consultant fees)','2: ACTIVATE-ATTEMPTING PROJECTS=&gt;8(Dice roll 2D6: skill check)','2: ACTIVATE-ATTEMPTING PROJECTS=&gt;(('D', 9), 'D', 0, "Base fix 'Community Networks' (SOCIAL) triggers crisis")(Skill for project)','2: ACTIVATE-ATTEMPTING PROJECTS=&gt;0(Consultant fees)','2: ACTIVATE-ATTEMPTING PROJECTS=&gt;7(Dice roll 2D6: skill check)','2: ACTIVATE-ATTEMPTING PROJECTS=&gt;(('S', 5), 'S', 0, "Improved fix 'Energy Shortage' (CLASS)")(Skill for project)','2: ACTIVATE-ATTEMPTING PROJECTS=&gt;6(Consultant fees)','2: ACTIVATE-ATTEMPTING PROJECTS=&gt;7(Dice roll 2D6: skill check)','2: ACTIVATE-DOING RESEARCH=&gt;None(Start researching)','2: ACTIVATE-ATTEMPTING PROJECTS=&gt;None(Start project: type)','2: ACTIVATE-ATTEMPTING PROJECTS=&gt;(('S', 13), 'S', 2, "Improved fix 'Energy Shortage' (CLASS)")(Skill for project)','2: ACTIVATE-ATTEMPTING PROJECTS=&gt;1(Consultant fees)','2: ACTIVATE-ATTEMPTING PROJECTS=&gt;6(Dice roll 2D6: skill check)','2: ACTIVATE-ATTEMPTING PROJECTS=&gt;(('C', 7), 'C', 2, "Base fix 'Unsustainable Harvesting' (INDUSTRIAL) triggers crisis")(Skill for project)','2: ACTIVATE-ATTEMPTING PROJECTS=&gt;3(Consultant fees)','2: ACTIVATE-ATTEMPTING PROJECTS=&gt;9(Dice roll 2D6: skill check)','2: ACTIVATE-ATTEMPTING PROJECTS=&gt;(('C', 9), 'C', 3, "Base fix 'Unsustainable Harvesting' (INDUSTRIAL) triggers crisis")(Skill for project)','2: ACTIVATE-ATTEMPTING PROJECTS=&gt;0(Consultant fees)','2: ACTIVATE-ATTEMPTING PROJECTS=&gt;7(Dice roll 2D6: skill check)','2: ACTIVATE-ATTEMPTING PROJECTS=&gt;(('D', 11), 'D', 0, "Improved fix 'Monopoly' (ECONOMIC)")(Skill for project)','2: ACTIVATE-ATTEMPTING PROJECTS=&gt;1(Consultant fees)','2: ACTIVATE-ATTEMPTING PROJECTS=&gt;10(Dice roll 2D6: skill check)','2: ACTIVATE-ATTEMPTING PROJECTS=&gt;None(Skill for project)','2: ACTIVATE-DOING RESEARCH=&gt;None(Start researching)','2: ACTIVATE-ATTEMPTING PROJECTS=&gt;(('C', 10), 'C', 1, "Base fix 'Chemical Pollution' (ENVIRONMENTAL) triggers crisis")(Skill for project)','2: ACTIVATE-ATTEMPTING PROJECTS=&gt;0(Consultant fees)','2: ACTIVATE-ATTEMPTING PROJECTS=&gt;6(Dice roll 2D6: skill check)','2: ACTIVATE-ATTEMPTING PROJECTS=&gt;(('S', 3), 'S', 1, "Improved fix 'Monopoly' (ECONOMIC)")(Skill for project)','2: ACTIVATE-ATTEMPTING PROJECTS=&gt;2(Consultant fees)','2: ACTIVATE-ATTEMPTING PROJECTS=&gt;3(Dice roll 2D6: skill check)','2: ACTIVATE-ATTEMPTING PROJECTS=&gt;(('C', 6), 'C', 0, "Base fix 'Unsustainable Harvesting' (INDUSTRIAL) triggers crisis")(Skill for project)','2: ACTIVATE-ATTEMPTING PROJECTS=&gt;0(Consultant fees)','2: ACTIVATE-ATTEMPTING PROJECTS=&gt;10(Dice roll 2D6: skill check)','2: ACTIVATE-DOING RESEARCH=&gt;None(Start researching)','2: ACTIVATE-ATTEMPTING PROJECTS=&gt;None(Skill for project)','2: ACTIVATE-DOING RESEARCH=&gt;None(Start researching)','2: ACTIVATE-ATTEMPTING PROJECTS=&gt;None(Skill for project)','2: ACTIVATE-DOING RESEARCH=&gt;None(Start researching)','2: END-CRISIS ROLLING=&gt;INDUSTRIAL(Crisis chip: full category)','2: END-CRISIS ROLLING=&gt;3(Dice roll 1D6: crisis cat)','2: END-CRISIS ROLLING=&gt;SOCIAL(Category for crisis)','2: END-CRISIS ROLLING=&gt;1(Dice roll 1D6: node in SOCIAL)','2: END-CRISIS ROLLING=&gt;Education(Problem for crisis)','2: END-CRISIS ROLLING=&gt;4(Dice roll 2D6: crisis roll for Education)','2: END-CRISIS ROLLING=&gt;4(Crisis roll for node "Education")','2: END-CRISIS ROLLING=&gt;Education(Now in crisis)','2: END-CRISIS ROLLING=&gt;2(Dice roll 1D6: crisis cat)','2: END-CRISIS ROLLING=&gt;ECONOMIC(Category for crisis)','2: END-CRISIS ROLLING=&gt;1(Dice roll 1D6: node in ECONOMIC)','2: END-CRISIS ROLLING=&gt;Monopoly(Problem for crisis)','2: END-CRISIS ROLLING=&gt;6(Dice roll 2D6: crisis roll for Monopoly)','2: END-CRISIS ROLLING=&gt;6(Crisis roll for node "Monopoly")','2: END-CRISIS ROLLING=&gt;Inefficiency(Now in crisis (cascaded from: Monopoly))','3: ENGAGE-DRAWING MONEY=&gt;2(Money drawn)','3: ENGAGE-DRAWING CARDS=&gt;('C', 12)(Card drawn: 1)','3: ENGAGE-DRAWING CARDS=&gt;('H', 14)(Card drawn: 2)','3: ENGAGE-CRISIS RISING','3: ENGAGE-DRAWING MONEY=&gt;2(Money drawn)','3: ENGAGE-DRAWING CARDS=&gt;('D', 2)(Card drawn: 1)','3: ENGAGE-DRAWING CARDS=&gt;('S', 13)(Card drawn: 2)','3: ENGAGE-DRAWING MONEY=&gt;2(Money drawn)','3: ENGAGE-DRAWING CARDS=&gt;('S', 9)(Card drawn: 1)','3: ENGAGE-DRAWING CARDS=&gt;('S', 8)(Card drawn: 2)','3: ENGAGE-CRISIS RISING','3: ENGAGE-DRAWING MONEY=&gt;2(Money drawn)','3: ENGAGE-DRAWING CARDS=&gt;('H', 7)(Card drawn: 1)','3: ENGAGE-DRAWING CARDS=&gt;('S', 11)(Card drawn: 2)','3: ENGAGE-DRAWING MONEY=&gt;2(Money drawn)','3: ENGAGE-DRAWING CARDS=&gt;('H', 7)(Card drawn: 1)','3: ENGAGE-DRAWING CARDS=&gt;('C', 6)(Card drawn: 2)','3: ENGAGE-DRAWING MONEY=&gt;2(Money drawn)','3: ENGAGE-DRAWING CARDS=&gt;('S', 12)(Card drawn: 1)','3: ENGAGE-DRAWING CARDS=&gt;('C', 5)(Card drawn: 2)','3: ACTIVATE-ATTEMPTING PROJECTS=&gt;(('H', 14), 'S', 2, "Improved fix 'Monopoly' (ECONOMIC)")(Skill for project)','3: ACTIVATE-ATTEMPTING PROJECTS=&gt;(('C', 12), 'C', 1, "Base fix 'Unsustainable Harvesting' (INDUSTRIAL) triggers crisis")(Skill for project)','3: ACTIVATE-ATTEMPTING PROJECTS=&gt;1(Consultant fees)','3: ACTIVATE-ATTEMPTING PROJECTS=&gt;6(Dice roll 2D6: skill check)','3: ACTIVATE-ATTEMPTING PROJECTS=&gt;(('H', 13), 'H', 0, "Base fix 'Community Networks' (SOCIAL) triggers crisis")(Skill for project)','3: ACTIVATE-ATTEMPTING PROJECTS=&gt;1(Consultant fees)','3: ACTIVATE-ATTEMPTING PROJECTS=&gt;5(Dice roll 2D6: skill check)','3: ACTIVATE-DOING RESEARCH=&gt;None(Start researching)','3: ACTIVATE-ATTEMPTING PROJECTS=&gt;(('S', 13), 'S', 1, "Improved fix 'Energy Shortage' (CLASS)")(Skill for project)','3: ACTIVATE-ATTEMPTING PROJECTS=&gt;0(Consultant fees)','3: ACTIVATE-ATTEMPTING PROJECTS=&gt;6(Dice roll 2D6: skill check)','3: ACTIVATE-ATTEMPTING PROJECTS=&gt;(('D', 2), 'D', 0, "Improved fix 'Monopoly' (ECONOMIC)")(Skill for project)','3: ACTIVATE-ATTEMPTING PROJECTS=&gt;1(Consultant fees)','3: ACTIVATE-ATTEMPTING PROJECTS=&gt;7(Dice roll 2D6: skill check)','3: ACTIVATE-DOING RESEARCH=&gt;None(Start researching)','3: ACTIVATE-ATTEMPTING PROJECTS=&gt;None(Start project: type)','3: ACTIVATE-ATTEMPTING PROJECTS=&gt;(('C', 2), 'C', 0, "Base fix 'Unsustainable Harvesting' (INDUSTRIAL) triggers crisis")(Skill for project)','3: ACTIVATE-ATTEMPTING PROJECTS=&gt;5(Consultant fees)','3: ACTIVATE-ATTEMPTING PROJECTS=&gt;11(Dice roll 2D6: skill check)','3: ACTIVATE-ATTEMPTING PROJECTS=&gt;(('S', 9), 'S', 1, "Base fix 'Unsustainable Harvesting' (INDUSTRIAL) triggers crisis")(Skill for project)','3: ACTIVATE-ATTEMPTING PROJECTS=&gt;0(Consultant fees)','3: ACTIVATE-ATTEMPTING PROJECTS=&gt;8(Dice roll 2D6: skill check)','3: ACTIVATE-ATTEMPTING PROJECTS=&gt;(('S', 8), 'S', 1, "Base fix 'Unsustainable Harvesting' (INDUSTRIAL) triggers crisis")(Skill for project)','3: ACTIVATE-ATTEMPTING PROJECTS=&gt;1(Consultant fees)','3: ACTIVATE-ATTEMPTING PROJECTS=&gt;7(Dice roll 2D6: skill check)','3: ACTIVATE-ATTEMPTING PROJECTS=&gt;(('C', 4), 'C', 0, "Base fix 'Chemical Pollution' (ENVIRONMENTAL) triggers crisis")(Skill for project)','3: ACTIVATE-ATTEMPTING PROJECTS=&gt;6(Dice roll 2D6: skill check)','3: ACTIVATE-DOING RESEARCH=&gt;None(Start researching)','3: ACTIVATE-ATTEMPTING PROJECTS=&gt;None(Skill for project)','3: ACTIVATE-DOING RESEARCH=&gt;None(Start researching)','3: ACTIVATE-ATTEMPTING PROJECTS=&gt;(('D', 12), 'D', 0, "Base fix 'Chemical Pollution' (ENVIRONMENTAL) triggers crisis")(Skill for project)','3: ACTIVATE-ATTEMPTING PROJECTS=&gt;1(Consultant fees)','3: ACTIVATE-ATTEMPTING PROJECTS=&gt;7(Dice roll 2D6: skill check)','3: ACTIVATE-ATTEMPTING PROJECTS=&gt;(('D', 4), 'D', 0, "Improved fix 'Monopoly' (ECONOMIC)")(Skill for project)','3: ACTIVATE-ATTEMPTING PROJECTS=&gt;1(Consultant fees)','3: ACTIVATE-ATTEMPTING PROJECTS=&gt;9(Dice roll 2D6: skill check)','3: ACTIVATE-ATTEMPTING PROJECTS=&gt;(('H', 7), 'H', 0, "Improved fix 'Energy Shortage' (CLASS)")(Skill for project)','3: ACTIVATE-ATTEMPTING PROJECTS=&gt;3(Consultant fees)','3: ACTIVATE-ATTEMPTING PROJECTS=&gt;10(Dice roll 2D6: skill check)','3: ACTIVATE-ATTEMPTING PROJECTS=&gt;(('C', 6), 'C', 0, "Base fix 'Unsustainable Harvesting' (INDUSTRIAL) triggers crisis")(Skill for project)','3: ACTIVATE-ATTEMPTING PROJECTS=&gt;1(Consultant fees)','3: ACTIVATE-ATTEMPTING PROJECTS=&gt;7(Dice roll 2D6: skill check)','3: ACTIVATE-DOING RESEARCH=&gt;None(Start researching)','3: ACTIVATE-ATTEMPTING PROJECTS=&gt;(('H', 5), 'H', 1, "Improved fix 'Energy Shortage' (CLASS)")(Skill for project)','3: ACTIVATE-ATTEMPTING PROJECTS=&gt;3(Consultant fees)','3: ACTIVATE-ATTEMPTING PROJECTS=&gt;3(Dice roll 2D6: skill check)','3: ACTIVATE-ATTEMPTING PROJECTS=&gt;(('C', 8), 'C', 0, "Base fix 'Chemical Pollution' (ENVIRONMENTAL) triggers crisis")(Skill for project)','3: ACTIVATE-ATTEMPTING PROJECTS=&gt;3(Consultant fees)','3: ACTIVATE-ATTEMPTING PROJECTS=&gt;7(Dice roll 2D6: skill check)','3: ACTIVATE-ATTEMPTING PROJECTS=&gt;(('S', 2), 'S', 2, "Improved fix 'Energy Shortage' (CLASS)")(Skill for project)','3: ACTIVATE-ATTEMPTING PROJECTS=&gt;2(Consultant fees)','3: ACTIVATE-ATTEMPTING PROJECTS=&gt;6(Dice roll 2D6: skill check)','3: ACTIVATE-ATTEMPTING PROJECTS=&gt;(('S', 12), 'S', 2, "Improved fix 'Energy Shortage' (CLASS)")(Skill for project)','3: ACTIVATE-ATTEMPTING PROJECTS=&gt;0(Consultant fees)','3: ACTIVATE-ATTEMPTING PROJECTS=&gt;6(Dice roll 2D6: skill check)','3: ACTIVATE-ATTEMPTING PROJECTS=&gt;None(Skill for project)','3: ACTIVATE-DOING RESEARCH=&gt;None(Start researching)','3: END-FINALIZING=&gt;Improved fix 'Monopoly' (ECONOMIC)(Project overskilled for "('H', 14)")','3: END-CRISIS ROLLING=&gt;INDUSTRIAL(Crisis chip: full category)','3: END-CRISIS ROLLING=&gt;SOCIAL(Crisis chip: full category)','3: END-CRISIS ROLLING=&gt;5(Dice roll 1D6: crisis cat)','3: END-CRISIS ROLLING=&gt;ENVIRONMENTAL(Category for crisis)','3: END-CRISIS ROLLING=&gt;1(Dice roll 1D6: node in ENVIRONMENTAL)','3: END-CRISIS ROLLING=&gt;Chemical Pollution(Problem for crisis)','3: END-CRISIS ROLLING=&gt;5(Dice roll 2D6: crisis roll for Chemical Pollution)','3: END-CRISIS ROLLING=&gt;5(Crisis roll for node "Chemical Pollution")','3: END-CRISIS ROLLING=&gt;Chemical Pollution(Now in crisis)','3: END-CRISIS ROLLING=&gt;6(Dice roll 1D6: crisis cat)','3: END-CRISIS ROLLING=&gt;LIVING STANDARDS(Category for crisis)','3: END-CRISIS ROLLING=&gt;3(Dice roll 1D6: node in LIVING STANDARDS)','3: END-CRISIS ROLLING=&gt;Systemic Corruption(Problem for crisis)','3: END-CRISIS ROLLING=&gt;9(Dice roll 2D6: crisis roll for Systemic Corruption)','3: END-CRISIS ROLLING=&gt;9(Crisis roll for node "Systemic Corruption")','3: END-CRISIS ROLLING=&gt;Systemic Corruption(Crisis averted)','4: ENGAGE-DRAWING MONEY=&gt;2(Money drawn)','4: ENGAGE-DRAWING CARDS=&gt;('D', 9)(Card drawn: 1)','4: ENGAGE-DRAWING CARDS=&gt;('H', 10)(Card drawn: 2)','4: ENGAGE-CRISIS RISING','4: ENGAGE-DRAWING MONEY=&gt;2(Money drawn)','4: ENGAGE-DRAWING CARDS=&gt;('C', 2)(Card drawn: 1)','4: ENGAGE-DRAWING CARDS=&gt;('S', 6)(Card drawn: 2)','4: ENGAGE-DRAWING MONEY=&gt;2(Money drawn)','4: ENGAGE-DRAWING CARDS=&gt;('C', 11)(Card drawn: 1)','4: ENGAGE-DRAWING CARDS=&gt;('S', 5)(Card drawn: 2)','4: ENGAGE-CRISIS RISING','4: ENGAGE-DRAWING MONEY=&gt;2(Money drawn)','4: ENGAGE-DRAWING CARDS=&gt;('D', 7)(Card drawn: 1)','4: ENGAGE-DRAWING CARDS=&gt;('D', 8)(Card drawn: 2)','4: ENGAGE-DRAWING MONEY=&gt;2(Money drawn)','4: ENGAGE-DRAWING CARDS=&gt;('H', 6)(Card drawn: 1)','4: ENGAGE-DRAWING CARDS=&gt;('D', 7)(Card drawn: 2)','4: ENGAGE-DRAWING MONEY=&gt;2(Money drawn)','4: ENGAGE-DRAWING CARDS=&gt;('D', 13)(Card drawn: 1)','4: ENGAGE-DRAWING CARDS=&gt;('C', 9)(Card drawn: 2)','4: ACTIVATE-ATTEMPTING PROJECTS=&gt;(('H', 10), 'H', 1, "Base fix 'Community Networks' (SOCIAL) triggers crisis")(Skill for project)','4: ACTIVATE-ATTEMPTING PROJECTS=&gt;1(Consultant fees)','4: ACTIVATE-ATTEMPTING PROJECTS=&gt;6(Dice roll 2D6: skill check)','4: ACTIVATE-ATTEMPTING PROJECTS=&gt;(('D', 9), 'D', 0, "Base fix 'Community Networks' (SOCIAL) triggers crisis")(Skill for project)','4: ACTIVATE-ATTEMPTING PROJECTS=&gt;1(Consultant fees)','4: ACTIVATE-ATTEMPTING PROJECTS=&gt;4(Dice roll 2D6: skill check)','4: ACTIVATE-DOING RESEARCH=&gt;None(Start researching)','4: ACTIVATE-ATTEMPTING PROJECTS=&gt;(('S', 6), 'S', 1, "Base fix 'Unsustainable Harvesting' (INDUSTRIAL) triggers crisis")(Skill for project)','4: ACTIVATE-ATTEMPTING PROJECTS=&gt;1(Consultant fees)','4: ACTIVATE-ATTEMPTING PROJECTS=&gt;9(Dice roll 2D6: skill check)','4: ACTIVATE-ATTEMPTING PROJECTS=&gt;(('C', 2), 'C', 0, "Base fix 'Chemical Pollution' (ENVIRONMENTAL) triggers crisis")(Skill for project)','4: ACTIVATE-ATTEMPTING PROJECTS=&gt;1(Consultant fees)','4: ACTIVATE-ATTEMPTING PROJECTS=&gt;7(Dice roll 2D6: skill check)','4: ACTIVATE-DOING RESEARCH=&gt;None(Start researching)','4: ACTIVATE-ATTEMPTING PROJECTS=&gt;Remove-Tradeoff(Start project: type)','4: ACTIVATE-ATTEMPTING PROJECTS=&gt;CLASS(Start project: fix category)','4: ACTIVATE-ATTEMPTING PROJECTS=&gt;Affordable Housing(Start project: fix problem)','4: ACTIVATE-ATTEMPTING PROJECTS=&gt;Improved fix 'Affordable Housing' (CLASS)(Project started)','4: ACTIVATE-ATTEMPTING PROJECTS=&gt;(('S', 5), 'S', 1, "Improved fix 'Energy Shortage' (CLASS)")(Skill for project)','4: ACTIVATE-ATTEMPTING PROJECTS=&gt;0(Consultant fees)','4: ACTIVATE-ATTEMPTING PROJECTS=&gt;5(Dice roll 2D6: skill check)','4: ACTIVATE-ATTEMPTING PROJECTS=&gt;(('C', 11), 'C', 0, "Base fix 'Unsustainable Harvesting' (INDUSTRIAL) triggers crisis")(Skill for project)','4: ACTIVATE-ATTEMPTING PROJECTS=&gt;1(Consultant fees)','4: ACTIVATE-ATTEMPTING PROJECTS=&gt;8(Dice roll 2D6: skill check)','4: ACTIVATE-DOING RESEARCH=&gt;None(Start researching)','4: ACTIVATE-ATTEMPTING PROJECTS=&gt;(('D', 7), 'D', 2, "Improved fix 'Monopoly' (ECONOMIC)")(Skill for project)','4: ACTIVATE-ATTEMPTING PROJECTS=&gt;2(Consultant fees)','4: ACTIVATE-ATTEMPTING PROJECTS=&gt;10(Dice roll 2D6: skill check)','4: ACTIVATE-ATTEMPTING PROJECTS=&gt;None(Skill for project)','4: ACTIVATE-DOING RESEARCH=&gt;None(Start researching)','4: ACTIVATE-ATTEMPTING PROJECTS=&gt;(('D', 7), 'D', 1, "Improved fix 'Monopoly' (ECONOMIC)")(Skill for project)','4: ACTIVATE-ATTEMPTING PROJECTS=&gt;4(Consultant fees)','4: ACTIVATE-ATTEMPTING PROJECTS=&gt;6(Dice roll 2D6: skill check)','4: ACTIVATE-ATTEMPTING PROJECTS=&gt;(('H', 6), 'H', 0, "Improved fix 'Energy Shortage' (CLASS)")(Skill for project)','4: ACTIVATE-ATTEMPTING PROJECTS=&gt;10(Dice roll 2D6: skill check)','4: ACTIVATE-DOING RESEARCH=&gt;None(Start researching)','4: ACTIVATE-ATTEMPTING PROJECTS=&gt;(('C', 13), 'C', 1, "Base fix 'Chemical Pollution' (ENVIRONMENTAL) triggers crisis")(Skill for project)','4: ACTIVATE-ATTEMPTING PROJECTS=&gt;0(Consultant fees)','4: ACTIVATE-ATTEMPTING PROJECTS=&gt;7(Dice roll 2D6: skill check)','4: ACTIVATE-ATTEMPTING PROJECTS=&gt;(('C', 5), 'C', 1, "Base fix 'Chemical Pollution' (ENVIRONMENTAL) triggers crisis")(Skill for project)','4: ACTIVATE-ATTEMPTING PROJECTS=&gt;1(Consultant fees)','4: ACTIVATE-ATTEMPTING PROJECTS=&gt;5(Dice roll 2D6: skill check)','4: ACTIVATE-ATTEMPTING PROJECTS=&gt;(('C', 10), 'C', 0, "Base fix 'Chemical Pollution' (ENVIRONMENTAL) triggers crisis")(Skill for project)','4: ACTIVATE-ATTEMPTING PROJECTS=&gt;1(Consultant fees)','4: ACTIVATE-ATTEMPTING PROJECTS=&gt;10(Dice roll 2D6: skill check)','4: ACTIVATE-ATTEMPTING PROJECTS=&gt;(('C', 9), 'C', 1, "Base fix 'Unsustainable Harvesting' (INDUSTRIAL) triggers crisis")(Skill for project)','4: ACTIVATE-ATTEMPTING PROJECTS=&gt;0(Consultant fees)','4: ACTIVATE-ATTEMPTING PROJECTS=&gt;11(Dice roll 2D6: skill check)','4: ACTIVATE-ATTEMPTING PROJECTS=&gt;(('D', 13), 'D', 0, "Improved fix 'Monopoly' (ECONOMIC)")(Skill for project)','4: ACTIVATE-ATTEMPTING PROJECTS=&gt;1(Consultant fees)','4: ACTIVATE-ATTEMPTING PROJECTS=&gt;6(Dice roll 2D6: skill check)','4: ACTIVATE-DOING RESEARCH=&gt;None(Start researching)','4: END-FINALIZING=&gt;Improved fix 'Affordable Housing' (CLASS)(Project abandoned)','4: END-CRISIS ROLLING=&gt;INDUSTRIAL(Crisis chip: full category)','4: END-CRISIS ROLLING=&gt;SOCIAL(Crisis chip: full category)','4: END-CRISIS ROLLING=&gt;3(Dice roll 1D6: crisis cat)','4: END-CRISIS ROLLING=&gt;SOCIAL(Category for crisis)','4: END-CRISIS ROLLING=&gt;SOCIAL(Crisis chip: full category)','4: END-CRISIS ROLLING=&gt;6(Dice roll 1D6: crisis cat)','4: END-CRISIS ROLLING=&gt;LIVING STANDARDS(Category for crisis)','4: END-CRISIS ROLLING=&gt;1(Dice roll 1D6: node in LIVING STANDARDS)','4: END-CRISIS ROLLING=&gt;Discrimination(Problem for crisis)','4: END-CRISIS ROLLING=&gt;8(Dice roll 2D6: crisis roll for Discrimination)','4: END-CRISIS ROLLING=&gt;8(Crisis roll for node "Discrimination")','4: END-CRISIS ROLLING=&gt;Discrimination(Now in crisis)','4: END-CRISIS ROLLING=&gt;3(Dice roll 1D6: crisis cat)','4: END-CRISIS ROLLING=&gt;SOCIAL(Category for crisis)','4: END-CRISIS ROLLING=&gt;SOCIAL(Crisis chip: full category)','4: END-CRISIS ROLLING=&gt;2(Dice roll 1D6: crisis cat)','4: END-CRISIS ROLLING=&gt;ECONOMIC(Category for crisis)','4: END-CRISIS ROLLING=&gt;2(Dice roll 1D6: node in ECONOMIC)','4: END-CRISIS ROLLING=&gt;Market Externalities(Problem for crisis)','4: END-CRISIS ROLLING=&gt;8(Dice roll 2D6: crisis roll for Market Externalities)','4: END-CRISIS ROLLING=&gt;8(Crisis roll for node "Market Externalities")','4: END-CRISIS ROLLING=&gt;Economic Inequality(Now in crisis (cascaded from: Market Externalities))','5: ENGAGE-DRAWING MONEY=&gt;2(Money drawn)','5: ENGAGE-DRAWING CARDS=&gt;('D', 8)(Card drawn: 1)','5: ENGAGE-DRAWING CARDS=&gt;('C', 5)(Card drawn: 2)','5: ENGAGE-CRISIS RISING','5: ENGAGE-DRAWING MONEY=&gt;2(Money drawn)','5: ENGAGE-DRAWING CARDS=&gt;('S', 4)(Card drawn: 1)','5: ENGAGE-DRAWING CARDS=&gt;('D', 3)(Card drawn: 2)','5: ENGAGE-DRAWING MONEY=&gt;2(Money drawn)','5: ENGAGE-DRAWING CARDS=&gt;('S', 2)(Card drawn: 1)','5: ENGAGE-DRAWING CARDS=&gt;('S', 3)(Card drawn: 2)','5: ENGAGE-CRISIS RISING','5: ENGAGE-DRAWING MONEY=&gt;2(Money drawn)','5: ENGAGE-DRAWING CARDS=&gt;('C', 13)(Card drawn: 1)','5: ENGAGE-DRAWING CARDS=&gt;('D', 12)(Card drawn: 2)','5: ENGAGE-DRAWING MONEY=&gt;2(Money drawn)','5: ENGAGE-DRAWING CARDS=&gt;('C', 3)(Card drawn: 1)','5: ENGAGE-DRAWING CARDS=&gt;('D', 6)(Card drawn: 2)','5: ENGAGE-DRAWING MONEY=&gt;2(Money drawn)','5: ENGAGE-DRAWING CARDS=&gt;('H', 4)(Card drawn: 1)','5: ENGAGE-DRAWING CARDS=&gt;('S', 12)(Card drawn: 2)','5: ACTIVATE-ATTEMPTING PROJECTS=&gt;(('D', 8), 'D', 0, "Base fix 'Chemical Pollution' (ENVIRONMENTAL) triggers crisis")(Skill for project)','5: ACTIVATE-ATTEMPTING PROJECTS=&gt;2(Consultant fees)','5: ACTIVATE-ATTEMPTING PROJECTS=&gt;11(Dice roll 2D6: skill check)','5: ACTIVATE-ATTEMPTING PROJECTS=&gt;(('C', 5), 'C', 0, "Base fix 'Chemical Pollution' (ENVIRONMENTAL) triggers crisis")(Skill for project)','5: ACTIVATE-ATTEMPTING PROJECTS=&gt;2(Consultant fees)','5: ACTIVATE-ATTEMPTING PROJECTS=&gt;7(Dice roll 2D6: skill check)','5: ACTIVATE-DOING RESEARCH=&gt;None(Start researching)','5: ACTIVATE-ATTEMPTING PROJECTS=&gt;(('S', 4), 'S', 0, "Base fix 'Unsustainable Harvesting' (INDUSTRIAL) triggers crisis")(Skill for project)','5: ACTIVATE-ATTEMPTING PROJECTS=&gt;2(Consultant fees)','5: ACTIVATE-ATTEMPTING PROJECTS=&gt;6(Dice roll 2D6: skill check)','5: ACTIVATE-ATTEMPTING PROJECTS=&gt;(('D', 3), 'D', 0, "Improved fix 'Monopoly' (ECONOMIC)")(Skill for project)','5: ACTIVATE-ATTEMPTING PROJECTS=&gt;1(Consultant fees)','5: ACTIVATE-ATTEMPTING PROJECTS=&gt;9(Dice roll 2D6: skill check)','5: ACTIVATE-DOING RESEARCH=&gt;None(Start researching)','5: ACTIVATE-ATTEMPTING PROJECTS=&gt;Remove-Tradeoff(Start project: type)','5: ACTIVATE-ATTEMPTING PROJECTS=&gt;INDUSTRIAL(Start project: fix category)','5: ACTIVATE-ATTEMPTING PROJECTS=&gt;Fossil Fuel Dependency(Start project: fix problem)','5: ACTIVATE-ATTEMPTING PROJECTS=&gt;Improved fix 'Fossil Fuel Dependency' (INDUSTRIAL)(Project started)','5: ACTIVATE-ATTEMPTING PROJECTS=&gt;(('S', 2), 'S', 0, "Base fix 'Unsustainable Harvesting' (INDUSTRIAL) triggers crisis")(Skill for project)','5: ACTIVATE-ATTEMPTING PROJECTS=&gt;3(Consultant fees)','5: ACTIVATE-ATTEMPTING PROJECTS=&gt;10(Dice roll 2D6: skill check)','5: ACTIVATE-ATTEMPTING PROJECTS=&gt;(('S', 3), 'S', 0, "Improved fix 'Fossil Fuel Dependency' (INDUSTRIAL)")(Skill for project)','5: ACTIVATE-ATTEMPTING PROJECTS=&gt;4(Dice roll 2D6: skill check)','5: ACTIVATE-DOING RESEARCH=&gt;None(Start researching)','5: ACTIVATE-ATTEMPTING PROJECTS=&gt;(('C', 13), 'C', 3, "Base fix 'Unsustainable Harvesting' (INDUSTRIAL) triggers crisis")(Skill for project)','5: ACTIVATE-ATTEMPTING PROJECTS=&gt;1(Consultant fees)','5: ACTIVATE-ATTEMPTING PROJECTS=&gt;8(Dice roll 2D6: skill check)','5: ACTIVATE-ATTEMPTING PROJECTS=&gt;(('D', 8), 'D', 2, "Improved fix 'Monopoly' (ECONOMIC)")(Skill for project)','5: ACTIVATE-ATTEMPTING PROJECTS=&gt;2(Consultant fees)','5: ACTIVATE-ATTEMPTING PROJECTS=&gt;6(Dice roll 2D6: skill check)','5: ACTIVATE-ATTEMPTING PROJECTS=&gt;(('H', 7), 'H', 0, "Base fix 'Community Networks' (SOCIAL) triggers crisis")(Skill for project)','5: ACTIVATE-ATTEMPTING PROJECTS=&gt;3(Consultant fees)','5: ACTIVATE-ATTEMPTING PROJECTS=&gt;5(Dice roll 2D6: skill check)','5: ACTIVATE-ATTEMPTING PROJECTS=&gt;(('D', 12), 'D', 1, "Base fix 'Community Networks' (SOCIAL) triggers crisis")(Skill for project)','5: ACTIVATE-ATTEMPTING PROJECTS=&gt;2(Dice roll 2D6: skill check)','5: ACTIVATE-ATTEMPTING PROJECTS=&gt;(('S', 11), 'S', 0, "Improved fix 'Energy Shortage' (CLASS)")(Skill for project)','5: ACTIVATE-ATTEMPTING PROJECTS=&gt;5(Dice roll 2D6: skill check)','5: ACTIVATE-DOING RESEARCH=&gt;None(Start researching)','5: ACTIVATE-ATTEMPTING PROJECTS=&gt;(('C', 3), 'C', 0, "Base fix 'Chemical Pollution' (ENVIRONMENTAL) triggers crisis")(Skill for project)','5: ACTIVATE-ATTEMPTING PROJECTS=&gt;1(Consultant fees)','5: ACTIVATE-ATTEMPTING PROJECTS=&gt;4(Dice roll 2D6: skill check)','5: ACTIVATE-ATTEMPTING PROJECTS=&gt;None(Skill for project)','5: ACTIVATE-DOING RESEARCH=&gt;None(Start researching)','5: ACTIVATE-ATTEMPTING PROJECTS=&gt;(('S', 12), 'S', 1, "Base fix 'Unsustainable Harvesting' (INDUSTRIAL) triggers crisis")(Skill for project)','5: ACTIVATE-ATTEMPTING PROJECTS=&gt;1(Consultant fees)','5: ACTIVATE-ATTEMPTING PROJECTS=&gt;11(Dice roll 2D6: skill check)','5: ACTIVATE-ATTEMPTING PROJECTS=&gt;(('H', 4), 'H', 0, "Improved fix 'Energy Shortage' (CLASS)")(Skill for project)','5: ACTIVATE-ATTEMPTING PROJECTS=&gt;1(Consultant fees)','5: ACTIVATE-ATTEMPTING PROJECTS=&gt;5(Dice roll 2D6: skill check)','5: ACTIVATE-DOING RESEARCH=&gt;None(Start researching)','6: END-CRISIS ROLLING=&gt;INDUSTRIAL(Crisis chip: full category)','6: END-CRISIS ROLLING=&gt;SOCIAL(Crisis chip: full category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6(Dice roll 1D6: node in CLASS)','6: END-CRISIS ROLLING=&gt;4(Dice roll 1D6: node in CLASS)','6: END-CRISIS ROLLING=&gt;Food Shortage(Problem for crisis)','6: END-CRISIS ROLLING=&gt;9(Dice roll 2D6: crisis roll for Food Shortage)','6: END-CRISIS ROLLING=&gt;9(Crisis roll for node "Food Shortage")','6: END-CRISIS ROLLING=&gt;9(Dice roll 2D6: crisis roll for Food Shortage)','6: END-CRISIS ROLLING=&gt;9(Crisis roll for node "Food Shortage")','6: END-CRISIS ROLLING=&gt;Food Shortage(Crisis averted)','6: ENGAGE-DRAWING MONEY=&gt;2(Money drawn)','6: ENGAGE-DRAWING CARDS=&gt;('D', 5)(Card drawn: 1)','6: ENGAGE-DRAWING CARDS=&gt;('C', 12)(Card drawn: 2)','6: ENGAGE-CRISIS RISING','6: ENGAGE-DRAWING MONEY=&gt;2(Money drawn)','6: ENGAGE-DRAWING CARDS=&gt;('C', 8)(Card drawn: 1)','6: ENGAGE-DRAWING CARDS=&gt;('S', 7)(Card drawn: 2)','6: ENGAGE-DRAWING MONEY=&gt;2(Money drawn)','6: ENGAGE-DRAWING CARDS=&gt;('H', 1)(Card drawn: 1)','6: ENGAGE-DRAWING CARDS=&gt;('C', 3)(Card drawn: 2)','6: ENGAGE-CRISIS RISING','6: ENGAGE-DRAWING MONEY=&gt;2(Money drawn)','6: ENGAGE-DRAWING CARDS=&gt;('D', 6)(Card drawn: 1)','6: ENGAGE-DRAWING CARDS=&gt;('S', 11)(Card drawn: 2)','6: ENGAGE-DRAWING MONEY=&gt;2(Money drawn)','6: ENGAGE-DRAWING CARDS=&gt;('C', 1)(Card drawn: 1)','6: ENGAGE-DRAWING CARDS=&gt;('C', 1)(Card drawn: 2)','6: ENGAGE-DRAWING MONEY=&gt;2(Money drawn)','6: ENGAGE-DRAWING CARDS=&gt;('D', 3)(Card drawn: 1)','6: ENGAGE-DRAWING CARDS=&gt;('C', 4)(Card drawn: 2)','6: ACTIVATE-ATTEMPTING PROJECTS=&gt;(('D', 5), 'D', 0, "Improved fix 'Monopoly' (ECONOMIC)")(Skill for project)','6: ACTIVATE-ATTEMPTING PROJECTS=&gt;1(Consultant fees)','6: ACTIVATE-ATTEMPTING PROJECTS=&gt;8(Dice roll 2D6: skill check)','6: ACTIVATE-ATTEMPTING PROJECTS=&gt;(('C', 12), 'C', 0, "Base fix 'Unsustainable Harvesting' (INDUSTRIAL) triggers crisis")(Skill for project)','6: ACTIVATE-ATTEMPTING PROJECTS=&gt;1(Consultant fees)','6: ACTIVATE-ATTEMPTING PROJECTS=&gt;5(Dice roll 2D6: skill check)','6: ACTIVATE-DOING RESEARCH=&gt;None(Start researching)','6: ACTIVATE-ATTEMPTING PROJECTS=&gt;(('S', 7), 'S', 1, "Improved fix 'Monopoly' (ECONOMIC)")(Skill for project)','6: ACTIVATE-ATTEMPTING PROJECTS=&gt;2(Consultant fees)','6: ACTIVATE-ATTEMPTING PROJECTS=&gt;7(Dice roll 2D6: skill check)','6: ACTIVATE-ATTEMPTING PROJECTS=&gt;(('C', 8), 'C', 0, "Improved fix 'Fossil Fuel Dependency' (INDUSTRIAL)")(Skill for project)','6: ACTIVATE-ATTEMPTING PROJECTS=&gt;6(Dice roll 2D6: skill check)','6: ACTIVATE-DOING RESEARCH=&gt;None(Start researching)','6: ACTIVATE-ATTEMPTING PROJECTS=&gt;(('H', 1), 'H', 0, "Base fix 'Community Networks' (SOCIAL) triggers crisis")(Skill for project)','6: ACTIVATE-ATTEMPTING PROJECTS=&gt;0(Consultant fees)','6: ACTIVATE-ATTEMPTING PROJECTS=&gt;7(Dice roll 2D6: skill check)','6: ACTIVATE-ATTEMPTING PROJECTS=&gt;(('C', 3), 'C', 0, "Improved fix 'Fossil Fuel Dependency' (INDUSTRIAL)")(Skill for project)','6: ACTIVATE-ATTEMPTING PROJECTS=&gt;2(Consultant fees)','6: ACTIVATE-ATTEMPTING PROJECTS=&gt;5(Dice roll 2D6: skill check)','6: ACTIVATE-DOING RESEARCH=&gt;None(Start researching)','6: ACTIVATE-ATTEMPTING PROJECTS=&gt;(('D', 6), 'D', 0, "Base fix 'Community Networks' (SOCIAL) triggers crisis")(Skill for project)','6: ACTIVATE-ATTEMPTING PROJECTS=&gt;0(Consultant fees)','6: ACTIVATE-ATTEMPTING PROJECTS=&gt;10(Dice roll 2D6: skill check)','6: ACTIVATE-ATTEMPTING PROJECTS=&gt;(('S', 11), 'S', 0, "Improved fix 'Fossil Fuel Dependency' (INDUSTRIAL)")(Skill for project)','6: ACTIVATE-ATTEMPTING PROJECTS=&gt;1(Consultant fees)','6: ACTIVATE-ATTEMPTING PROJECTS=&gt;7(Dice roll 2D6: skill check)','6: ACTIVATE-DOING RESEARCH=&gt;None(Start researching)','6: ACTIVATE-ATTEMPTING PROJECTS=&gt;None(Skill for project)','6: ACTIVATE-DOING RESEARCH=&gt;None(Start researching)','6: ACTIVATE-ATTEMPTING PROJECTS=&gt;(('D', 3), 'D', 0, "Base fix 'Chemical Pollution' (ENVIRONMENTAL) triggers crisis")(Skill for project)','6: ACTIVATE-ATTEMPTING PROJECTS=&gt;2(Consultant fees)','6: ACTIVATE-ATTEMPTING PROJECTS=&gt;2(Dice roll 2D6: skill check)','6: ACTIVATE-ATTEMPTING PROJECTS=&gt;(('C', 4), 'C', 0, "Improved fix 'Fossil Fuel Dependency' (INDUSTRIAL)")(Skill for project)','6: ACTIVATE-ATTEMPTING PROJECTS=&gt;1(Consultant fees)','6: ACTIVATE-ATTEMPTING PROJECTS=&gt;8(Dice roll 2D6: skill check)','6: ACTIVATE-DOING RESEARCH=&gt;None(Start researching)','6: END-FINALIZING=&gt;Improved fix 'Energy Shortage' (CLASS)(Project abandoned)','6: END-CRISIS ROLLING=&gt;INDUSTRIAL(Crisis chip: full category)','6: END-CRISIS ROLLING=&gt;SOCIAL(Crisis chip: full category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6(Dice roll 1D6: node in CLASS)','6: END-CRISIS ROLLING=&gt;5(Dice roll 1D6: node in CLASS)','6: END-CRISIS ROLLING=&gt;2(Dice roll 1D6: node in CLASS)','6: END-CRISIS ROLLING=&gt;Affordable Housing(Problem for crisis)','6: END-CRISIS ROLLING=&gt;4(Dice roll 2D6: crisis roll for Affordable Housing)','6: END-CRISIS ROLLING=&gt;4(Crisis roll for node "Affordable Housing")','6: END-CRISIS ROLLING=&gt;Healthcare(Now in crisis (cascaded from: Affordable Housing))','6: END-CRISIS ROLLING=&gt;4(Dice roll 1D6: crisis cat)','6: END-CRISIS ROLLING=&gt;CLASS(Category for crisis)','6: END-CRISIS ROLLING=&gt;3(Dice roll 1D6: node in CLASS)','6: END-CRISIS ROLLING=&gt;Clean Water Shortage(Problem for crisis)','6: END-CRISIS ROLLING=&gt;9(Dice roll 2D6: crisis roll for Clean Water Shortage)','6: END-CRISIS ROLLING=&gt;9(Crisis roll for node "Clean Water Shortage")','6: END-CRISIS ROLLING=&gt;Clean Water Shortage(Crisis averted)','7: ENGAGE-DRAWING MONEY=&gt;2(Money drawn)','7: ENGAGE-DRAWING CARDS=&gt;('C', 10)(Card drawn: 1)','7: ENGAGE-DRAWING CARDS=&gt;('H', 8)(Card drawn: 2)','7: ENGAGE-CRISIS RISING','7: ENGAGE-DRAWING MONEY=&gt;2(Money drawn)','7: ENGAGE-DRAWING CARDS=&gt;('H', 1)(Card drawn: 1)','7: ENGAGE-DRAWING CARDS=&gt;('S', 7)(Card drawn: 2)','7: ENGAGE-DRAWING MONEY=&gt;2(Money drawn)','7: ENGAGE-DRAWING CARDS=&gt;('S', 4)(Card drawn: 1)','7: ENGAGE-DRAWING CARDS=&gt;('C', 9)(Card drawn: 2)','7: ENGAGE-CRISIS RISING','7: ENGAGE-DRAWING MONEY=&gt;2(Money drawn)','7: ENGAGE-DRAWING CARDS=&gt;('C', 7)(Card drawn: 1)','7: ENGAGE-DRAWING CARDS=&gt;('S', 11)(Card drawn: 2)','7: ENGAGE-DRAWING MONEY=&gt;2(Money drawn)','7: ENGAGE-DRAWING CARDS=&gt;('H', 6)(Card drawn: 1)','7: ENGAGE-DRAWING CARDS=&gt;('C', 3)(Card drawn: 2)','7: ENGAGE-DRAWING MONEY=&gt;2(Money drawn)','7: ENGAGE-DRAWING CARDS=&gt;('H', 9)(Card drawn: 1)','7: ENGAGE-DRAWING CARDS=&gt;('S', 5)(Card drawn: 2)','7: ACTIVATE-ATTEMPTING PROJECTS=&gt;(('C', 10), 'C', 0, "Improved fix 'Fossil Fuel Dependency' (INDUSTRIAL)")(Skill for project)','7: ACTIVATE-ATTEMPTING PROJECTS=&gt;0(Consultant fees)','7: ACTIVATE-ATTEMPTING PROJECTS=&gt;11(Dice roll 2D6: skill check)','7: ACTIVATE-ATTEMPTING PROJECTS=&gt;(('H', 8), 'H', 0, "Base fix 'Community Networks' (SOCIAL) triggers crisis")(Skill for project)','7: ACTIVATE-ATTEMPTING PROJECTS=&gt;1(Consultant fees)','7: ACTIVATE-ATTEMPTING PROJECTS=&gt;10(Dice roll 2D6: skill check)','7: ACTIVATE-DOING RESEARCH=&gt;None(Start researching)','7: ACTIVATE-ATTEMPTING PROJECTS=&gt;Base(Start project: type)','7: ACTIVATE-ATTEMPTING PROJECTS=&gt;INDUSTRIAL(Start project: fix category)','7: ACTIVATE-ATTEMPTING PROJECTS=&gt;Sprawl(Start project: fix problem)','7: ACTIVATE-ATTEMPTING PROJECTS=&gt;Base fix 'Sprawl' (INDUSTRIAL) triggers crisis(Project started)','7: ACTIVATE-ATTEMPTING PROJECTS=&gt;(('S', 7), 'S', 1, "Improved fix 'Monopoly' (ECONOMIC)")(Skill for project)','7: ACTIVATE-ATTEMPTING PROJECTS=&gt;1(Consultant fees)','7: ACTIVATE-ATTEMPTING PROJECTS=&gt;8(Dice roll 2D6: skill check)','7: ACTIVATE-ATTEMPTING PROJECTS=&gt;None(Skill for project)','7: ACTIVATE-DOING RESEARCH=&gt;None(Start researching)','7: ACTIVATE-ATTEMPTING PROJECTS=&gt;(('C', 9), 'C', 1, "Improved fix 'Fossil Fuel Dependency' (INDUSTRIAL)")(Skill for project)','7: ACTIVATE-ATTEMPTING PROJECTS=&gt;0(Consultant fees)','7: ACTIVATE-ATTEMPTING PROJECTS=&gt;4(Dice roll 2D6: skill check)','7: ACTIVATE-ATTEMPTING PROJECTS=&gt;(('S', 4), 'S', 0, "Base fix 'Unsustainable Harvesting' (INDUSTRIAL) triggers crisis")(Skill for project)','7: ACTIVATE-ATTEMPTING PROJECTS=&gt;0(Consultant fees)','7: ACTIVATE-ATTEMPTING PROJECTS=&gt;3(Dice roll 2D6: skill check)','7: ACTIVATE-DOING RESEARCH=&gt;None(Start researching)','7: ACTIVATE-ATTEMPTING PROJECTS=&gt;(('C', 7), 'C', 0, "Improved fix 'Fossil Fuel Dependency' (INDUSTRIAL)")(Skill for project)','7: ACTIVATE-ATTEMPTING PROJECTS=&gt;0(Consultant fees)','7: ACTIVATE-ATTEMPTING PROJECTS=&gt;7(Dice roll 2D6: skill check)','7: ACTIVATE-ATTEMPTING PROJECTS=&gt;(('S', 11), 'S', 0, "Improved fix 'Monopoly' (ECONOMIC)")(Skill for project)','7: ACTIVATE-ATTEMPTING PROJECTS=&gt;1(Consultant fees)','7: ACTIVATE-ATTEMPTING PROJECTS=&gt;4(Dice roll 2D6: skill check)','7: ACTIVATE-DOING RESEARCH=&gt;None(Start researching)','7: ACTIVATE-ATTEMPTING PROJECTS=&gt;(('C', 1), 'C', 2, "Improved fix 'Fossil Fuel Dependency' (INDUSTRIAL)")(Skill for project)','7: ACTIVATE-ATTEMPTING PROJECTS=&gt;0(Consultant fees)','7: ACTIVATE-ATTEMPTING PROJECTS=&gt;9(Dice roll 2D6: skill check)','7: ACTIVATE-ATTEMPTING PROJECTS=&gt;None(Skill for project)','7: ACTIVATE-DOING RESEARCH=&gt;None(Start researching)','7: ACTIVATE-ATTEMPTING PROJECTS=&gt;(('S', 5), 'S', 1, "Base fix 'Unsustainable Harvesting' (INDUSTRIAL) triggers crisis")(Skill for project)','7: ACTIVATE-ATTEMPTING PROJECTS=&gt;3(Consultant fees)','7: ACTIVATE-ATTEMPTING PROJECTS=&gt;8(Dice roll 2D6: skill check)','7: ACTIVATE-ATTEMPTING PROJECTS=&gt;(('H', 9), 'H', 0, "Base fix 'Community Networks' (SOCIAL) triggers crisis")(Skill for project)','7: ACTIVATE-ATTEMPTING PROJECTS=&gt;5(Dice roll 2D6: skill check)','7: ACTIVATE-DOING RESEARCH=&gt;None(Start researching)','7: END-FINALIZING=&gt;Base fix 'Chemical Pollution' (ENVIRONMENTAL) triggers crisis(Project abandoned)','7: END-FINALIZING=&gt;Base fix 'Sprawl' (INDUSTRIAL) triggers crisis(Project abandoned)','7: END-CRISIS ROLLING=&gt;INDUSTRIAL(Crisis chip: full category)','7: END-CRISIS ROLLING=&gt;SOCIAL(Crisis chip: full category)','7: END-CRISIS ROLLING=&gt;1(Dice roll 1D6: crisis cat)','7: END-CRISIS ROLLING=&gt;INDUSTRIAL(Category for crisis)','7: END-CRISIS ROLLING=&gt;INDUSTRIAL(Crisis chip: full category)','7: END-CRISIS ROLLING=&gt;6(Dice roll 1D6: crisis cat)','7: END-CRISIS ROLLING=&gt;LIVING STANDARDS(Category for crisis)','7: END-CRISIS ROLLING=&gt;5(Dice roll 1D6: node in LIVING STANDARDS)','7: END-CRISIS ROLLING=&gt;5(Dice roll 1D6: node in LIVING STANDARDS)','7: END-CRISIS ROLLING=&gt;2(Dice roll 1D6: node in LIVING STANDARDS)','7: END-CRISIS ROLLING=&gt;Low Labour Standards(Problem for crisis)','7: END-CRISIS ROLLING=&gt;8(Dice roll 2D6: crisis roll for Low Labour Standards)','7: END-CRISIS ROLLING=&gt;8(Crisis roll for node "Low Labour Standards")','7: END-CRISIS ROLLING=&gt;Low Labour Standards(Now in crisis)','7: END-CRISIS ROLLING=&gt;2(Dice roll 1D6: crisis cat)','7: END-CRISIS ROLLING=&gt;ECONOMIC(Category for crisis)','7: END-CRISIS ROLLING=&gt;4(Dice roll 1D6: node in ECONOMIC)','7: END-CRISIS ROLLING=&gt;1(Dice roll 1D6: node in ECONOMIC)','7: END-CRISIS ROLLING=&gt;Monopoly(Problem for crisis)','7: END-CRISIS ROLLING=&gt;4(Dice roll 2D6: crisis roll for Monopoly)','7: END-CRISIS ROLLING=&gt;4(Crisis roll for node "Monopoly")','7: END-CRISIS ROLLING=&gt;Air &amp; Ozone Degradation(Now in crisis (cascaded from: Monopoly))','8: ENGAGE-DRAWING MONEY=&gt;2(Money drawn)','8: ENGAGE-DRAWING CARDS=&gt;('H', 2)(Card drawn: 1)','8: ENGAGE-DRAWING CARDS=&gt;('C', 6)(Card drawn: 2)','8: ENGAGE-CRISIS RISING','8: ENGAGE-DRAWING MONEY=&gt;2(Money drawn)','8: ENGAGE-DRAWING CARDS=&gt;('D', 14)(Card drawn: 1)','8: ENGAGE-DRAWING CARDS=&gt;('D', 10)(Card drawn: 2)','8: ENGAGE-DRAWING MONEY=&gt;2(Money drawn)','8: ENGAGE-DRAWING CARDS=&gt;('C', 8)(Card drawn: 1)','8: ENGAGE-DRAWING CARDS=&gt;('C', 8)(Card drawn: 2)','8: ENGAGE-CRISIS RISING','8: ENGAGE-DRAWING MONEY=&gt;2(Money drawn)','8: ENGAGE-DRAWING CARDS=&gt;('H', 13)(Card drawn: 1)','8: ENGAGE-DRAWING CARDS=&gt;('S', 10)(Card drawn: 2)','8: ENGAGE-DRAWING MONEY=&gt;2(Money drawn)','8: ENGAGE-DRAWING CARDS=&gt;('S', 11)(Card drawn: 1)','8: ENGAGE-DRAWING CARDS=&gt;('D', 2)(Card drawn: 2)','8: ENGAGE-DRAWING MONEY=&gt;2(Money drawn)','8: ENGAGE-DRAWING CARDS=&gt;('D', 1)(Card drawn: 1)','8: ENGAGE-DRAWING CARDS=&gt;('C', 7)(Card drawn: 2)','8: ACTIVATE-ATTEMPTING PROJECTS=&gt;None(Skill for project)','8: ACTIVATE-DOING RESEARCH=&gt;None(Start researching)','8: ACTIVATE-ATTEMPTING PROJECTS=&gt;Base(Start project: type)','8: ACTIVATE-ATTEMPTING PROJECTS=&gt;CLASS(Start project: fix category)','8: ACTIVATE-ATTEMPTING PROJECTS=&gt;Food Shortage(Start project: fix problem)','8: ACTIVATE-ATTEMPTING PROJECTS=&gt;Base fix 'Food Shortage' (CLASS) triggers crisis(Project started)','8: ACTIVATE-ATTEMPTING PROJECTS=&gt;(('D', 14), 'C', 1, "Base fix 'Unsustainable Harvesting' (INDUSTRIAL) triggers crisis")(Skill for project)','8: ACTIVATE-ATTEMPTING PROJECTS=&gt;(('D', 10), 'D', 1, "Improved fix 'Monopoly' (ECONOMIC)")(Skill for project)','8: ACTIVATE-ATTEMPTING PROJECTS=&gt;1(Consultant fees)','8: ACTIVATE-ATTEMPTING PROJECTS=&gt;3(Dice roll 2D6: skill check)','8: ACTIVATE-ATTEMPTING PROJECTS=&gt;(('H', 1), 'H', 0, "Base fix 'Community Networks' (SOCIAL) triggers crisis")(Skill for project)','8: ACTIVATE-ATTEMPTING PROJECTS=&gt;1(Consultant fees)','8: ACTIVATE-ATTEMPTING PROJECTS=&gt;9(Dice roll 2D6: skill check)','8: ACTIVATE-DOING RESEARCH=&gt;None(Start researching)','8: ACTIVATE-ATTEMPTING PROJECTS=&gt;(('C', 8), 'C', 1, "Improved fix 'Fossil Fuel Dependency' (INDUSTRIAL)")(Skill for project)','8: ACTIVATE-ATTEMPTING PROJECTS=&gt;0(Consultant fees)','8: ACTIVATE-ATTEMPTING PROJECTS=&gt;3(Dice roll 2D6: skill check)','8: ACTIVATE-ATTEMPTING PROJECTS=&gt;(('C', 8), 'C', 0, "Improved fix 'Fossil Fuel Dependency' (INDUSTRIAL)")(Skill for project)','8: ACTIVATE-ATTEMPTING PROJECTS=&gt;0(Consultant fees)','8: ACTIVATE-ATTEMPTING PROJECTS=&gt;12(Dice roll 2D6: skill check)','8: ACTIVATE-ATTEMPTING PROJECTS=&gt;1(Added a crisis chip)','8: ACTIVATE-DOING RESEARCH=&gt;None(Start researching)','8: ACTIVATE-ATTEMPTING PROJECTS=&gt;(('S', 10), 'S', 1, "Improved fix 'Monopoly' (ECONOMIC)")(Skill for project)','8: ACTIVATE-ATTEMPTING PROJECTS=&gt;1(Consultant fees)','8: ACTIVATE-ATTEMPTING PROJECTS=&gt;7(Dice roll 2D6: skill check)','8: ACTIVATE-ATTEMPTING PROJECTS=&gt;(('H', 13), 'H', 0, "Base fix 'Community Networks' (SOCIAL) triggers crisis")(Skill for project)','8: ACTIVATE-ATTEMPTING PROJECTS=&gt;1(Consultant fees)','8: ACTIVATE-ATTEMPTING PROJECTS=&gt;12(Dice roll 2D6: skill check)','8: ACTIVATE-ATTEMPTING PROJECTS=&gt;1(Added a crisis chip)','8: ACTIVATE-DOING RESEARCH=&gt;None(Start researching)','8: ACTIVATE-ATTEMPTING PROJECTS=&gt;None(Start project: type)','8: ACTIVATE-ATTEMPTING PROJECTS=&gt;(('D', 2), 'D', 5, "Improved fix 'Monopoly' (ECONOMIC)")(Skill for project)','8: ACTIVATE-ATTEMPTING PROJECTS=&gt;5(Consultant fees)','8: ACTIVATE-ATTEMPTING PROJECTS=&gt;8(Dice roll 2D6: skill check)','8: ACTIVATE-ATTEMPTING PROJECTS=&gt;(('S', 11), 'S', 4, "Improved fix 'Monopoly' (ECONOMIC)")(Skill for project)','8: ACTIVATE-ATTEMPTING PROJECTS=&gt;0(Consultant fees)','8: ACTIVATE-ATTEMPTING PROJECTS=&gt;5(Dice roll 2D6: skill check)','8: ACTIVATE-ATTEMPTING PROJECTS=&gt;(('C', 1), 'C', 1, "Improved fix 'Fossil Fuel Dependency' (INDUSTRIAL)")(Skill for project)','8: ACTIVATE-ATTEMPTING PROJECTS=&gt;0(Consultant fees)','8: ACTIVATE-ATTEMPTING PROJECTS=&gt;9(Dice roll 2D6: skill check)','8: ACTIVATE-ATTEMPTING PROJECTS=&gt;(('D', 6), 'D', 0, "Base fix 'Community Networks' (SOCIAL) triggers crisis")(Skill for project)','8: ACTIVATE-ATTEMPTING PROJECTS=&gt;1(Consultant fees)','8: ACTIVATE-ATTEMPTING PROJECTS=&gt;8(Dice roll 2D6: skill check)','8: ACTIVATE-ATTEMPTING PROJECTS=&gt;None(Skill for project)','8: ACTIVATE-DOING RESEARCH=&gt;None(Start researching)','8: ACTIVATE-ATTEMPTING PROJECTS=&gt;(('C', 7), 'C', 1, "Improved fix 'Fossil Fuel Dependency' (INDUSTRIAL)")(Skill for project)','8: ACTIVATE-ATTEMPTING PROJECTS=&gt;2(Consultant fees)','8: ACTIVATE-ATTEMPTING PROJECTS=&gt;4(Dice roll 2D6: skill check)','8: ACTIVATE-ATTEMPTING PROJECTS=&gt;(('D', 1), 'D', 0, "Improved fix 'Monopoly' (ECONOMIC)")(Skill for project)','8: ACTIVATE-ATTEMPTING PROJECTS=&gt;6(Dice roll 2D6: skill check)','8: ACTIVATE-DOING RESEARCH=&gt;None(Start researching)','8: END-FINALIZING=&gt;Base fix 'Food Shortage' (CLASS) triggers crisis(Project abandoned)','8: END-FINALIZING=&gt;Base fix 'Unsustainable Harvesting' (INDUSTRIAL) triggers crisis(Project overskilled for "('D', 14)")','8: END-CRISIS ROLLING=&gt;INDUSTRIAL(Crisis chip: full category)','8: END-CRISIS ROLLING=&gt;SOCIAL(Crisis chip: full category)','8: END-CRISIS ROLLING=&gt;LIVING STANDARDS(Crisis chip: full category)','8: END-CRISIS ROLLING=&gt;6(Dice roll 1D6: crisis cat)','8: END-CRISIS ROLLING=&gt;LIVING STANDARDS(Category for crisis)','8: END-CRISIS ROLLING=&gt;LIVING STANDARDS(Crisis chip: full category)','8: END-CRISIS ROLLING=&gt;6(Dice roll 1D6: crisis cat)','8: END-CRISIS ROLLING=&gt;LIVING STANDARDS(Category for crisis)','8: END-CRISIS ROLLING=&gt;LIVING STANDARDS(Crisis chip: full category)','8: END-CRISIS ROLLING=&gt;1(Dice roll 1D6: crisis cat)','8: END-CRISIS ROLLING=&gt;INDUSTRIAL(Category for crisis)','8: END-CRISIS ROLLING=&gt;INDUSTRIAL(Crisis chip: full category)','8: END-CRISIS ROLLING=&gt;5(Dice roll 1D6: crisis cat)','8: END-CRISIS ROLLING=&gt;ENVIRONMENTAL(Category for crisis)','8: END-CRISIS ROLLING=&gt;6(Dice roll 1D6: node in ENVIRONMENTAL)','8: END-CRISIS ROLLING=&gt;6(Dice roll 1D6: node in ENVIRONMENTAL)','8: END-CRISIS ROLLING=&gt;5(Dice roll 1D6: node in ENVIRONMENTAL)','8: END-CRISIS ROLLING=&gt;Ocean Degradation(Problem for crisis)','8: END-CRISIS ROLLING=&gt;9(Dice roll 2D6: crisis roll for Ocean Degradation)','8: END-CRISIS ROLLING=&gt;9(Crisis roll for node "Ocean Degradation")','8: END-CRISIS ROLLING=&gt;5(Dice roll 2D6: crisis roll for Ocean Degradation)','8: END-CRISIS ROLLING=&gt;5(Crisis roll for node "Ocean Degradation")','8: END-CRISIS ROLLING=&gt;Biodiversity Loss(Now in crisis (cascaded from: Ocean Degradation))','8: END-CRISIS ROLLING=&gt;Food Shortage(Now in crisis (cascaded from: Ocean Degradation))','8: END-CRISIS ROLLING=&gt;5(Dice roll 1D6: crisis cat)','8: END-CRISIS ROLLING=&gt;ENVIRONMENTAL(Category for crisis)','8: END-CRISIS ROLLING=&gt;2(Dice roll 1D6: node in ENVIRONMENTAL)','8: END-CRISIS ROLLING=&gt;Climate Change(Problem for crisis)','8: END-CRISIS ROLLING=&gt;3(Dice roll 2D6: crisis roll for Climate Change)','8: END-CRISIS ROLLING=&gt;3(Crisis roll for node "Climate Change")','8: END-CRISIS ROLLING=&gt;Energy Shortage(Now in crisis (cascaded from: Climate Change))','8: END-CRISIS ROLLING=&gt;Freshwater Depletion(Now in crisis (cascaded from: Climate Change))','8: END-CRISIS ROLLING=&gt;Land Conversion(Now in crisis (cascaded from: Climate Change))','8: END-CRISIS ROLLING=&gt;5(Dice roll 1D6: crisis cat)','8: END-CRISIS ROLLING=&gt;ENVIRONMENTAL(Category for crisis)','8: END-CRISIS ROLLING=&gt;3(Dice roll 1D6: node in ENVIRONMENTAL)','8: END-CRISIS ROLLING=&gt;Freshwater Depletion(Problem for crisis)','8: END-CRISIS ROLLING=&gt;12(Dice roll 2D6: crisis roll for Freshwater Depletion)','8: END-CRISIS ROLLING=&gt;12(Crisis roll for node "Freshwater Depletion")','8: END-CRISIS ROLLING=&gt;Freshwater Depletion(Crisis averted)','9: ENGAGE-DRAWING MONEY=&gt;2(Money drawn)','9: ENGAGE-DRAWING CARDS=&gt;('C', 10)(Card drawn: 1)','9: ENGAGE-DRAWING CARDS=&gt;('C', 12)(Card drawn: 2)','9: ENGAGE-CRISIS RISING','9: ENGAGE-DRAWING MONEY=&gt;2(Money drawn)','9: ENGAGE-DRAWING CARDS=&gt;('S', 9)(Card drawn: 1)','9: ENGAGE-DRAWING CARDS=&gt;('D', 10)(Card drawn: 2)','9: ENGAGE-DRAWING MONEY=&gt;2(Money drawn)','9: ENGAGE-DRAWING CARDS=&gt;('H', 4)(Card drawn: 1)','9: ENGAGE-DRAWING CARDS=&gt;('C', 14)(Card drawn: 2)','9: ENGAGE-CRISIS RISING','9: ENGAGE-DRAWING MONEY=&gt;2(Money drawn)','9: ENGAGE-DRAWING CARDS=&gt;('H', 8)(Card drawn: 1)','9: ENGAGE-DRAWING CARDS=&gt;('D', 1)(Card drawn: 2)','9: ENGAGE-DRAWING MONEY=&gt;2(Money drawn)','9: ENGAGE-DRAWING CARDS=&gt;('D', 4)(Card drawn: 1)','9: ENGAGE-DRAWING CARDS=&gt;('D', 13)(Card drawn: 2)','9: ENGAGE-DRAWING MONEY=&gt;2(Money drawn)','9: ENGAGE-DRAWING CARDS=&gt;('S', 1)(Card drawn: 1)','9: ENGAGE-DRAWING CARDS=&gt;('C', 11)(Card drawn: 2)','9: ACTIVATE-ATTEMPTING PROJECTS=&gt;(('C', 12), 'C', 3, "Improved fix 'Fossil Fuel Dependency' (INDUSTRIAL)")(Skill for project)','9: ACTIVATE-ATTEMPTING PROJECTS=&gt;1(Consultant fees)','9: ACTIVATE-ATTEMPTING PROJECTS=&gt;3(Dice roll 2D6: skill check)','9: ACTIVATE-ATTEMPTING PROJECTS=&gt;None(Skill for project)','9: ACTIVATE-DOING RESEARCH=&gt;None(Start researching)','9: ACTIVATE-ATTEMPTING PROJECTS=&gt;Remove-Tradeoff(Start project: type)','9: ACTIVATE-ATTEMPTING PROJECTS=&gt;CLASS(Start project: fix category)','9: ACTIVATE-ATTEMPTING PROJECTS=&gt;Energy Shortage(Start project: fix problem)','9: ACTIVATE-ATTEMPTING PROJECTS=&gt;Improved fix 'Energy Shortage' (CLASS)(Project started)','9: ACTIVATE-ATTEMPTING PROJECTS=&gt;None(Skill for project)','9: ACTIVATE-DOING RESEARCH=&gt;None(Start researching)','9: ACTIVATE-ATTEMPTING PROJECTS=&gt;(('C', 14), 'S', 1, "Improved fix 'Monopoly' (ECONOMIC)")(Skill for project)','9: ACTIVATE-ATTEMPTING PROJECTS=&gt;None(Skill for project)','9: ACTIVATE-DOING RESEARCH=&gt;None(Start researching)','9: ACTIVATE-ATTEMPTING PROJECTS=&gt;(('D', 1), 'D', 1, "Base fix 'Community Networks' (SOCIAL) triggers crisis")(Skill for project)','9: ACTIVATE-ATTEMPTING PROJECTS=&gt;1(Consultant fees)','9: ACTIVATE-ATTEMPTING PROJECTS=&gt;8(Dice roll 2D6: skill check)','9: ACTIVATE-ATTEMPTING PROJECTS=&gt;(('H', 8), 'H', 0, "Base fix 'Community Networks' (SOCIAL) triggers crisis")(Skill for project)','9: ACTIVATE-ATTEMPTING PROJECTS=&gt;2(Consultant fees)','9: ACTIVATE-ATTEMPTING PROJECTS=&gt;6(Dice roll 2D6: skill check)','9: ACTIVATE-DOING RESEARCH=&gt;None(Start researching)','9: ACTIVATE-ATTEMPTING PROJECTS=&gt;None(Start project: type)','9: ACTIVATE-ATTEMPTING PROJECTS=&gt;(('D', 4), 'D', 2, "Improved fix 'Monopoly' (ECONOMIC)")(Skill for project)','9: ACTIVATE-ATTEMPTING PROJECTS=&gt;0(Consultant fees)','9: ACTIVATE-ATTEMPTING PROJECTS=&gt;10(Dice roll 2D6: skill check)','9: ACTIVATE-ATTEMPTING PROJECTS=&gt;(('D', 13), 'D', 2, "Improved fix 'Monopoly' (ECONOMIC)")(Skill for project)','9: ACTIVATE-ATTEMPTING PROJECTS=&gt;0(Consultant fees)','9: ACTIVATE-ATTEMPTING PROJECTS=&gt;6(Dice roll 2D6: skill check)','9: ACTIVATE-ATTEMPTING PROJECTS=&gt;(('C', 3), 'C', 1, "Improved fix 'Fossil Fuel Dependency' (INDUSTRIAL)")(Skill for project)','9: ACTIVATE-ATTEMPTING PROJECTS=&gt;0(Consultant fees)','9: ACTIVATE-ATTEMPTING PROJECTS=&gt;10(Dice roll 2D6: skill check)','9: ACTIVATE-ATTEMPTING PROJECTS=&gt;None(Skill for project)','9: ACTIVATE-DOING RESEARCH=&gt;None(Start researching)','9: ACTIVATE-ATTEMPTING PROJECTS=&gt;(('S', 1), 'S', 0, "Base fix 'Unsustainable Harvesting' (INDUSTRIAL) triggers crisis")(Skill for project)','9: ACTIVATE-ATTEMPTING PROJECTS=&gt;1(Consultant fees)','9: ACTIVATE-ATTEMPTING PROJECTS=&gt;8(Dice roll 2D6: skill check)','9: ACTIVATE-ATTEMPTING PROJECTS=&gt;None(Skill for project)','9: ACTIVATE-DOING RESEARCH=&gt;None(Start researching)','9: END-FINALIZING=&gt;Improved fix 'Energy Shortage' (CLASS)(Project abandoned)','9: END-FINALIZING=&gt;Improved fix 'Monopoly' (ECONOMIC)(Project overskilled for "('C', 14)")','9: END-CRISIS ROLLING=&gt;INDUSTRIAL(Crisis chip: full category)','9: END-CRISIS ROLLING=&gt;SOCIAL(Crisis chip: full category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2(Dice roll 1D6: crisis cat)','9: END-CRISIS ROLLING=&gt;ECONOMIC(Category for crisis)','9: END-CRISIS ROLLING=&gt;1(Dice roll 1D6: node in ECONOMIC)','9: END-CRISIS ROLLING=&gt;Monopoly(Problem for crisis)','9: END-CRISIS ROLLING=&gt;5(Dice roll 2D6: crisis roll for Monopoly)','9: END-CRISIS ROLLING=&gt;5(Crisis roll for node "Monopoly")','9: END-CRISIS ROLLING=&gt;Nitrogen &amp; Phosphorous Loading(Now in crisis (cascaded from: Monopoly))','9: END-CRISIS ROLLING=&gt;2(Dice roll 1D6: crisis cat)','9: END-CRISIS ROLLING=&gt;ECONOMIC(Category for crisis)','9: END-CRISIS ROLLING=&gt;5(Dice roll 1D6: node in ECONOMIC)','9: END-CRISIS ROLLING=&gt;4(Dice roll 1D6: node in ECONOMIC)','9: END-CRISIS ROLLING=&gt;6(Dice roll 1D6: node in ECONOMIC)','9: END-CRISIS ROLLING=&gt;2(Dice roll 1D6: node in ECONOMIC)','9: END-CRISIS ROLLING=&gt;Market Externalities(Problem for crisis)','9: END-CRISIS ROLLING=&gt;7(Dice roll 2D6: crisis roll for Market Externalities)','9: END-CRISIS ROLLING=&gt;7(Crisis roll for node "Market Externalities")','9: END-CRISIS ROLLING=&gt;Inflation(Now in crisis (cascaded from: Market Externalities))','10: ENGAGE-DRAWING MONEY=&gt;1(Money drawn)','10: ENGAGE-DRAWING CARDS=&gt;('D', 1)(Card drawn: 1)','10: ENGAGE-DRAWING CARDS=&gt;('C', 6)(Card drawn: 2)','10: ENGAGE-CRISIS RISING','10: ENGAGE-DRAWING MONEY=&gt;1(Money drawn)','10: ENGAGE-DRAWING CARDS=&gt;('D', 8)(Card drawn: 1)','10: ENGAGE-DRAWING CARDS=&gt;('D', 2)(Card drawn: 2)','10: ENGAGE-DRAWING MONEY=&gt;1(Money drawn)','10: ENGAGE-DRAWING CARDS=&gt;('H', 12)(Card drawn: 1)','10: ENGAGE-DRAWING CARDS=&gt;('C', 12)(Card drawn: 2)','10: ENGAGE-CRISIS RISING','10: ENGAGE-DRAWING MONEY=&gt;1(Money drawn)','10: ENGAGE-DRAWING CARDS=&gt;('C', 5)(Card drawn: 1)','10: ENGAGE-DRAWING CARDS=&gt;('D', 3)(Card drawn: 2)','10: ENGAGE-DRAWING MONEY=&gt;1(Money drawn)','10: ENGAGE-DRAWING CARDS=&gt;('S', 10)(Card drawn: 1)','10: ENGAGE-DRAWING CARDS=&gt;('C', 13)(Card drawn: 2)','10: ENGAGE-DRAWING MONEY=&gt;1(Money drawn)','10: ENGAGE-DRAWING CARDS=&gt;('H', 3)(Card drawn: 1)','10: ENGAGE-DRAWING CARDS=&gt;('C', 13)(Card drawn: 2)','10: ACTIVATE-ATTEMPTING PROJECTS=&gt;(('C', 6), 'C', 4, "Improved fix 'Fossil Fuel Dependency' (INDUSTRIAL)")(Skill for project)','10: ACTIVATE-ATTEMPTING PROJECTS=&gt;4(Consultant fees)','10: ACTIVATE-ATTEMPTING PROJECTS=&gt;8(Dice roll 2D6: skill check)','10: ACTIVATE-ATTEMPTING PROJECTS=&gt;(('D', 1), 'D', 3, "Base fix 'Community Networks' (SOCIAL) triggers crisis")(Skill for project)','10: ACTIVATE-ATTEMPTING PROJECTS=&gt;1(Consultant fees)','10: ACTIVATE-ATTEMPTING PROJECTS=&gt;9(Dice roll 2D6: skill check)','10: ACTIVATE-ATTEMPTING PROJECTS=&gt;(('C', 6), 'C', 1, "Improved fix 'Fossil Fuel Dependency' (INDUSTRIAL)")(Skill for project)','10: ACTIVATE-ATTEMPTING PROJECTS=&gt;0(Consultant fees)','10: ACTIVATE-ATTEMPTING PROJECTS=&gt;6(Dice roll 2D6: skill check)','10: ACTIVATE-ATTEMPTING PROJECTS=&gt;(('C', 10), 'C', 1, "Improved fix 'Fossil Fuel Dependency' (INDUSTRIAL)")(Skill for project)','10: ACTIVATE-ATTEMPTING PROJECTS=&gt;0(Consultant fees)','10: ACTIVATE-ATTEMPTING PROJECTS=&gt;9(Dice roll 2D6: skill check)','10: ACTIVATE-ATTEMPTING PROJECTS=&gt;None(Skill for project)','10: ACTIVATE-DOING RESEARCH=&gt;None(Start researching)','10: ACTIVATE-ATTEMPTING PROJECTS=&gt;None(Start project: type)','10: ACTIVATE-ATTEMPTING PROJECTS=&gt;(('D', 8), 'D', 2, "Base fix 'Community Networks' (SOCIAL) triggers crisis")(Skill for project)','10: ACTIVATE-ATTEMPTING PROJECTS=&gt;1(Consultant fees)','10: ACTIVATE-ATTEMPTING PROJECTS=&gt;10(Dice roll 2D6: skill check)','10: ACTIVATE-ATTEMPTING PROJECTS=&gt;(('S', 9), 'S', 0, "Base fix 'Unsustainable Harvesting' (INDUSTRIAL) triggers crisis")(Skill for project)','10: ACTIVATE-ATTEMPTING PROJECTS=&gt;2(Consultant fees)','10: ACTIVATE-ATTEMPTING PROJECTS=&gt;3(Dice roll 2D6: skill check)','10: ACTIVATE-ATTEMPTING PROJECTS=&gt;(('D', 2), 'D', 1, "Base fix 'Community Networks' (SOCIAL) triggers crisis")(Skill for project)','10: ACTIVATE-ATTEMPTING PROJECTS=&gt;1(Consultant fees)','10: ACTIVATE-ATTEMPTING PROJECTS=&gt;8(Dice roll 2D6: skill check)','10: ACTIVATE-ATTEMPTING PROJECTS=&gt;(('D', 10), 'D', 0, "Base fix 'Community Networks' (SOCIAL) triggers crisis")(Skill for project)','10: ACTIVATE-ATTEMPTING PROJECTS=&gt;12(Dice roll 2D6: skill check)','10: ACTIVATE-ATTEMPTING PROJECTS=&gt;1(Added a crisis chip)','10: ACTIVATE-DOING RESEARCH=&gt;None(Start researching)','10: ACTIVATE-ATTEMPTING PROJECTS=&gt;None(Skill for project)','10: ACTIVATE-DOING RESEARCH=&gt;None(Start researching)','10: ACTIVATE-ATTEMPTING PROJECTS=&gt;(('C', 5), 'C', 0, "Improved fix 'Fossil Fuel Dependency' (INDUSTRIAL)")(Skill for project)','10: ACTIVATE-ATTEMPTING PROJECTS=&gt;0(Consultant fees)','10: ACTIVATE-ATTEMPTING PROJECTS=&gt;5(Dice roll 2D6: skill check)','10: ACTIVATE-ATTEMPTING PROJECTS=&gt;(('D', 3), 'D', 0, "Improved fix 'Monopoly' (ECONOMIC)")(Skill for project)','10: ACTIVATE-ATTEMPTING PROJECTS=&gt;2(Consultant fees)','10: ACTIVATE-ATTEMPTING PROJECTS=&gt;8(Dice roll 2D6: skill check)','10: ACTIVATE-DOING RESEARCH=&gt;None(Start researching)','10: ACTIVATE-ATTEMPTING PROJECTS=&gt;Base(Start project: type)','10: ACTIVATE-ATTEMPTING PROJECTS=&gt;LIVING STANDARDS(Start project: fix category)','10: ACTIVATE-ATTEMPTING PROJECTS=&gt;Systemic Corruption(Start project: fix problem)','10: ACTIVATE-ATTEMPTING PROJECTS=&gt;Base fix 'Systemic Corruption' (LIVING STANDARDS) triggers crisis(Project started)','10: ACTIVATE-ATTEMPTING PROJECTS=&gt;(('S', 10), 'S', 1, "Improved fix 'Monopoly' (ECONOMIC)")(Skill for project)','10: ACTIVATE-ATTEMPTING PROJECTS=&gt;0(Consultant fees)','10: ACTIVATE-ATTEMPTING PROJECTS=&gt;7(Dice roll 2D6: skill check)','10: ACTIVATE-ATTEMPTING PROJECTS=&gt;(('C', 13), 'C', 1, "Base fix 'Systemic Corruption' (LIVING STANDARDS) triggers crisis")(Skill for project)','10: ACTIVATE-ATTEMPTING PROJECTS=&gt;0(Consultant fees)','10: ACTIVATE-ATTEMPTING PROJECTS=&gt;12(Dice roll 2D6: skill check)','10: ACTIVATE-ATTEMPTING PROJECTS=&gt;1(Added a crisis chip)','10: ACTIVATE-ATTEMPTING PROJECTS=&gt;(('H', 6), 'H', 0, "Base fix 'Systemic Corruption' (LIVING STANDARDS) triggers crisis")(Skill for project)','10: ACTIVATE-ATTEMPTING PROJECTS=&gt;3(Consultant fees)','10: ACTIVATE-ATTEMPTING PROJECTS=&gt;10(Dice roll 2D6: skill check)','10: ACTIVATE-DOING RESEARCH=&gt;None(Start researching)','10: ACTIVATE-ATTEMPTING PROJECTS=&gt;None(Skill for project)','10: ACTIVATE-DOING RESEARCH=&gt;None(Start researching)','10: END-CRISIS ROLLING=&gt;INDUSTRIAL(Crisis chip: full category)','10: END-CRISIS ROLLING=&gt;ECONOMIC(Crisis chip: full category)','10: END-CRISIS ROLLING=&gt;SOCIAL(Crisis chip: full category)','10: END-CRISIS ROLLING=&gt;ENVIRONMENTAL(Crisis chip: full category)','10: END-CRISIS ROLLING=&gt;LIVING STANDARDS(Crisis chip: full category)','10: END-CRISIS ROLLING=&gt;4(Dice roll 1D6: crisis cat)','10: END-CRISIS ROLLING=&gt;CLASS(Category for crisis)','10: END-CRISIS ROLLING=&gt;3(Dice roll 1D6: node in CLASS)','10: END-CRISIS ROLLING=&gt;Clean Water Shortage(Problem for crisis)','10: END-CRISIS ROLLING=&gt;10(Dice roll 2D6: crisis roll for Clean Water Shortage)','10: END-CRISIS ROLLING=&gt;10(Crisis roll for node "Clean Water Shortage")','10: END-CRISIS ROLLING=&gt;6(Dice roll 2D6: crisis roll for Clean Water Shortage)','10: END-CRISIS ROLLING=&gt;6(Crisis roll for node "Clean Water Shortage")','10: END-CRISIS ROLLING=&gt;Clean Water Shortage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0, 11, 15, 16, 17, 18, 19, 20, 21, 27, 29]}</text:p>
          </table:table-cell>
          <table:table-cell table:style-name="Gnumeric-default" office:value-type="string">
            <text:p>{'abandoned-project': [[], [], [], [], [], [], [], [], [], [], [], [], [], [True, True, True], [], [], [], [], [], [], [], [], [], [], [], [], [], [], [], [], [], [], [True, True, True, True, True], [], [], [], [], [], [], [], [], [], [], [], [], [], [], [], [], [], [], [True], [], [], [], [], [], [], [], [], [], [], [], [], [], [], [], [], [], [], [True], [], [], [], [], [], [], [], [], [], [], [], [], [], [], [], [], [], [], [], [], [], [], [], [], [], [], [], [], [], [], [], [], [], [], [], [], [], [True], [], [], [], [], [], [], [], [], [], [], [], [], [True], [], [], [], [], [], [], [], [], [], [], [], [], [], [], [], [], [], [], [True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H', 11)(Card drawn: 1)','0: ENGAGE-DRAWING CARDS=&gt;('S', 4)(Card drawn: 2)','0: ENGAGE-CRISIS RISING','0: ENGAGE-DRAWING MONEY=&gt;3(Money drawn)','0: ENGAGE-DRAWING CARDS=&gt;('H', 4)(Card drawn: 1)','0: ENGAGE-DRAWING CARDS=&gt;('S', 6)(Card drawn: 2)','0: ENGAGE-DRAWING MONEY=&gt;3(Money drawn)','0: ENGAGE-DRAWING CARDS=&gt;('S', 3)(Card drawn: 1)','0: ENGAGE-DRAWING CARDS=&gt;('C', 5)(Card drawn: 2)','0: ENGAGE-CRISIS RISING','0: ENGAGE-DRAWING MONEY=&gt;3(Money drawn)','0: ENGAGE-DRAWING CARDS=&gt;('H', 14)(Card drawn: 1)','0: ENGAGE-DRAWING CARDS=&gt;('D', 10)(Card drawn: 2)','0: ENGAGE-DRAWING MONEY=&gt;3(Money drawn)','0: ENGAGE-DRAWING CARDS=&gt;('C', 5)(Card drawn: 1)','0: ENGAGE-DRAWING CARDS=&gt;('D', 12)(Card drawn: 2)','0: ENGAGE-DRAWING MONEY=&gt;3(Money drawn)','0: ENGAGE-DRAWING CARDS=&gt;('H', 7)(Card drawn: 1)','0: ENGAGE-DRAWING CARDS=&gt;('D', 13)(Card drawn: 2)','0: ACTIVATE-ATTEMPTING PROJECTS=&gt;None(Start project: type)','0: ACTIVATE-DOING RESEARCH=&gt;None(Start researching)','0: ACTIVATE-ATTEMPTING PROJECTS=&gt;Remove-Tradeoff(Start project: type)','0: ACTIVATE-ATTEMPTING PROJECTS=&gt;LIVING STANDARDS(Start project: fix category)','0: ACTIVATE-ATTEMPTING PROJECTS=&gt;Low Labour Standards(Start project: fix problem)','0: ACTIVATE-ATTEMPTING PROJECTS=&gt;Improved fix 'Low Labour Standards' (LIVING STANDARDS)(Project started)','0: ACTIVATE-ATTEMPTING PROJECTS=&gt;None(Skill for project)','0: ACTIVATE-DOING RESEARCH=&gt;None(Start researching)','0: ACTIVATE-ATTEMPTING PROJECTS=&gt;Base(Start project: type)','0: ACTIVATE-ATTEMPTING PROJECTS=&gt;CLASS(Start project: fix category)','0: ACTIVATE-ATTEMPTING PROJECTS=&gt;Energy Shortage(Start project: fix problem)','0: ACTIVATE-ATTEMPTING PROJECTS=&gt;Base fix 'Energy Shortage' (CLASS) triggers crisis(Project started)','0: ACTIVATE-ATTEMPTING PROJECTS=&gt;None(Skill for project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INDUSTRIAL(Start project: fix category)','0: ACTIVATE-ATTEMPTING PROJECTS=&gt;Fossil Fuel Dependency(Start project: fix problem)','0: ACTIVATE-ATTEMPTING PROJECTS=&gt;Improved fix 'Fossil Fuel Dependency' (INDUSTRIAL)(Project started)','0: ACTIVATE-ATTEMPTING PROJECTS=&gt;(('C', 5), 'C', 0, "Improved fix 'Fossil Fuel Dependency' (INDUSTRIAL)")(Skill for project)','0: ACTIVATE-ATTEMPTING PROJECTS=&gt;0(Consultant fees)','0: ACTIVATE-ATTEMPTING PROJECTS=&gt;9(Dice roll 2D6: skill check)','0: ACTIVATE-DOING RESEARCH=&gt;None(Start researching)','0: ACTIVATE-ATTEMPTING PROJECTS=&gt;Remove-Tradeoff(Start project: type)','0: ACTIVATE-ATTEMPTING PROJECTS=&gt;SOCIAL(Start project: fix category)','0: ACTIVATE-ATTEMPTING PROJECTS=&gt;Education(Start project: fix problem)','0: ACTIVATE-ATTEMPTING PROJECTS=&gt;Improved fix 'Education' (SOCIAL)(Project started)','0: ACTIVATE-ATTEMPTING PROJECTS=&gt;None(Skill for project)','0: ACTIVATE-DOING RESEARCH=&gt;None(Start researching)','0: END-FINALIZING=&gt;Improved fix 'Low Labour Standards' (LIVING STANDARDS)(Project abandoned)','0: END-FINALIZING=&gt;Base fix 'Energy Shortage' (CLASS) triggers crisis(Project abandoned)','0: END-FINALIZING=&gt;Improved fix 'Education' (SOCIAL)(Project abandoned)','0: END-CRISIS ROLLING=&gt;3(Dice roll 1D6: crisis cat)','0: END-CRISIS ROLLING=&gt;SOCIAL(Category for crisis)','0: END-CRISIS ROLLING=&gt;1(Dice roll 1D6: node in SOCIAL)','0: END-CRISIS ROLLING=&gt;Education(Problem for crisis)','0: END-CRISIS ROLLING=&gt;4(Dice roll 2D6: crisis roll for Education)','0: END-CRISIS ROLLING=&gt;4(Crisis roll for node "Education")','0: END-CRISIS ROLLING=&gt;Education(Now in crisis)','0: END-CRISIS ROLLING=&gt;3(Dice roll 1D6: crisis cat)','0: END-CRISIS ROLLING=&gt;SOCIAL(Category for crisis)','0: END-CRISIS ROLLING=&gt;6(Dice roll 1D6: node in SOCIAL)','0: END-CRISIS ROLLING=&gt;2(Dice roll 1D6: node in SOCIAL)','0: END-CRISIS ROLLING=&gt;Political Voice(Problem for crisis)','0: END-CRISIS ROLLING=&gt;10(Dice roll 2D6: crisis roll for Political Voice)','0: END-CRISIS ROLLING=&gt;10(Crisis roll for node "Political Voice")','0: END-CRISIS ROLLING=&gt;Political Voice(Crisis averted)','1: ENGAGE-DRAWING MONEY=&gt;3(Money drawn)','1: ENGAGE-DRAWING CARDS=&gt;('S', 8)(Card drawn: 1)','1: ENGAGE-DRAWING CARDS=&gt;('D', 9)(Card drawn: 2)','1: ENGAGE-CRISIS RISING','1: ENGAGE-DRAWING MONEY=&gt;3(Money drawn)','1: ENGAGE-DRAWING CARDS=&gt;('C', 9)(Card drawn: 1)','1: ENGAGE-DRAWING CARDS=&gt;('S', 7)(Card drawn: 2)','1: ENGAGE-DRAWING MONEY=&gt;3(Money drawn)','1: ENGAGE-DRAWING CARDS=&gt;('H', 12)(Card drawn: 1)','1: ENGAGE-DRAWING CARDS=&gt;('C', 11)(Card drawn: 2)','1: ENGAGE-CRISIS RISING','1: ENGAGE-DRAWING MONEY=&gt;3(Money drawn)','1: ENGAGE-DRAWING CARDS=&gt;('C', 12)(Card drawn: 1)','1: ENGAGE-DRAWING CARDS=&gt;('D', 11)(Card drawn: 2)','1: ENGAGE-DRAWING MONEY=&gt;3(Money drawn)','1: ENGAGE-DRAWING CARDS=&gt;('S', 12)(Card drawn: 1)','1: ENGAGE-DRAWING CARDS=&gt;('D', 3)(Card drawn: 2)','1: ENGAGE-DRAWING MONEY=&gt;3(Money drawn)','1: ENGAGE-DRAWING CARDS=&gt;('H', 3)(Card drawn: 1)','1: ENGAGE-DRAWING CARDS=&gt;('D', 2)(Card drawn: 2)','1: ACTIVATE-ATTEMPTING PROJECTS=&gt;Base(Start project: type)','1: ACTIVATE-ATTEMPTING PROJECTS=&gt;LIVING STANDARDS(Start project: fix category)','1: ACTIVATE-ATTEMPTING PROJECTS=&gt;Low Labour Standards(Start project: fix problem)','1: ACTIVATE-ATTEMPTING PROJECTS=&gt;Base fix 'Low Labour Standards' (LIVING STANDARDS) triggers crisis(Project started)','1: ACTIVATE-ATTEMPTING PROJECTS=&gt;None(Skill for project)','1: ACTIVATE-DOING RESEARCH=&gt;None(Start researching)','1: ACTIVATE-ATTEMPTING PROJECTS=&gt;Remove-Tradeoff(Start project: type)','1: ACTIVATE-ATTEMPTING PROJECTS=&gt;ENVIRONMENTAL(Start project: fix category)','1: ACTIVATE-ATTEMPTING PROJECTS=&gt;Biodiversity Loss(Start project: fix problem)','1: ACTIVATE-ATTEMPTING PROJECTS=&gt;Improved fix 'Biodiversity Loss' (ENVIRONMENTAL)(Project started)','1: ACTIVATE-ATTEMPTING PROJECTS=&gt;(('C', 9), 'C', 2, "Improved fix 'Fossil Fuel Dependency' (INDUSTRIAL)")(Skill for project)','1: ACTIVATE-ATTEMPTING PROJECTS=&gt;0(Consultant fees)','1: ACTIVATE-ATTEMPTING PROJECTS=&gt;5(Dice roll 2D6: skill check)','1: ACTIVATE-ATTEMPTING PROJECTS=&gt;(('S', 6), 'S', 1, "Improved fix 'Fossil Fuel Dependency' (INDUSTRIAL)")(Skill for project)','1: ACTIVATE-ATTEMPTING PROJECTS=&gt;5(Consultant fees)','1: ACTIVATE-ATTEMPTING PROJECTS=&gt;7(Dice roll 2D6: skill check)','1: ACTIVATE-ATTEMPTING PROJECTS=&gt;(('S', 7), 'S', 1, "Improved fix 'Fossil Fuel Dependency' (INDUSTRIAL)")(Skill for project)','1: ACTIVATE-ATTEMPTING PROJECTS=&gt;1(Consultant fees)','1: ACTIVATE-ATTEMPTING PROJECTS=&gt;4(Dice roll 2D6: skill check)','1: ACTIVATE-DOING RESEARCH=&gt;None(Start researching)','1: ACTIVATE-ATTEMPTING PROJECTS=&gt;Base(Start project: type)','1: ACTIVATE-ATTEMPTING PROJECTS=&gt;ENVIRONMENTAL(Start project: fix category)','1: ACTIVATE-ATTEMPTING PROJECTS=&gt;Nitrogen &amp; Phosphorous Loading(Start project: fix problem)','1: ACTIVATE-ATTEMPTING PROJECTS=&gt;Base fix 'Nitrogen &amp; Phosphorous Loading' (ENVIRONMENTAL) triggers crisis(Project started)','1: ACTIVATE-ATTEMPTING PROJECTS=&gt;None(Skill for project)','1: ACTIVATE-DOING RESEARCH=&gt;None(Start researching)','1: ACTIVATE-ATTEMPTING PROJECTS=&gt;Remove-Tradeoff(Start project: type)','1: ACTIVATE-ATTEMPTING PROJECTS=&gt;CLASS(Start project: fix category)','1: ACTIVATE-ATTEMPTING PROJECTS=&gt;Healthcare(Start project: fix problem)','1: ACTIVATE-ATTEMPTING PROJECTS=&gt;Improved fix 'Healthcare' (CLASS)(Project started)','1: ACTIVATE-ATTEMPTING PROJECTS=&gt;(('C', 12), 'C', 2, "Improved fix 'Fossil Fuel Dependency' (INDUSTRIAL)")(Skill for project)','1: ACTIVATE-ATTEMPTING PROJECTS=&gt;0(Consultant fees)','1: ACTIVATE-ATTEMPTING PROJECTS=&gt;7(Dice roll 2D6: skill check)','1: ACTIVATE-ATTEMPTING PROJECTS=&gt;(('H', 14), 'S', 0, "Improved fix 'Fossil Fuel Dependency' (INDUSTRIAL)")(Skill for project)','1: ACTIVATE-DOING RESEARCH=&gt;None(Start researching)','1: ACTIVATE-ATTEMPTING PROJECTS=&gt;(('S', 12), 'S', 1, "Improved fix 'Fossil Fuel Dependency' (INDUSTRIAL)")(Skill for project)','1: ACTIVATE-ATTEMPTING PROJECTS=&gt;0(Consultant fees)','1: ACTIVATE-ATTEMPTING PROJECTS=&gt;9(Dice roll 2D6: skill check)','1: ACTIVATE-DOING RESEARCH=&gt;None(Start researching)','1: ACTIVATE-ATTEMPTING PROJECTS=&gt;Remove-Tradeoff(Start project: type)','1: ACTIVATE-ATTEMPTING PROJECTS=&gt;SOCIAL(Start project: fix category)','1: ACTIVATE-ATTEMPTING PROJECTS=&gt;Community Networks(Start project: fix problem)','1: ACTIVATE-ATTEMPTING PROJECTS=&gt;Improved fix 'Community Networks' (SOCIAL)(Project started)','1: ACTIVATE-ATTEMPTING PROJECTS=&gt;None(Skill for project)','1: ACTIVATE-DOING RESEARCH=&gt;None(Start researching)','1: END-FINALIZING=&gt;Base fix 'Low Labour Standards' (LIVING STANDARDS) triggers crisis(Project abandoned)','1: END-FINALIZING=&gt;Improved fix 'Biodiversity Loss' (ENVIRONMENTAL)(Project abandoned)','1: END-FINALIZING=&gt;Base fix 'Nitrogen &amp; Phosphorous Loading' (ENVIRONMENTAL) triggers crisis(Project abandoned)','1: END-FINALIZING=&gt;Improved fix 'Healthcare' (CLASS)(Project abandoned)','1: END-FINALIZING=&gt;Improved fix 'Community Networks' (SOCIAL)(Project abandoned)','1: END-FINALIZING=&gt;Improved fix 'Fossil Fuel Dependency' (INDUSTRIAL)(Project overskilled for "('H', 14)")','1: END-CRISIS ROLLING=&gt;5(Dice roll 1D6: crisis cat)','1: END-CRISIS ROLLING=&gt;ENVIRONMENTAL(Category for crisis)','1: END-CRISIS ROLLING=&gt;1(Dice roll 1D6: node in ENVIRONMENTAL)','1: END-CRISIS ROLLING=&gt;Chemical Pollution(Problem for crisis)','1: END-CRISIS ROLLING=&gt;9(Dice roll 2D6: crisis roll for Chemical Pollution)','1: END-CRISIS ROLLING=&gt;9(Crisis roll for node "Chemical Pollution")','1: END-CRISIS ROLLING=&gt;7(Dice roll 2D6: crisis roll for Chemical Pollution)','1: END-CRISIS ROLLING=&gt;7(Crisis roll for node "Chemical Pollution")','1: END-CRISIS ROLLING=&gt;Chemical Pollution(Now in crisis)','2: ENGAGE-DRAWING MONEY=&gt;3(Money drawn)','2: ENGAGE-DRAWING CARDS=&gt;('S', 4)(Card drawn: 1)','2: ENGAGE-DRAWING CARDS=&gt;('S', 5)(Card drawn: 2)','2: ENGAGE-CRISIS RISING','2: ENGAGE-DRAWING MONEY=&gt;3(Money drawn)','2: ENGAGE-DRAWING CARDS=&gt;('D', 4)(Card drawn: 1)','2: ENGAGE-DRAWING CARDS=&gt;('H', 5)(Card drawn: 2)','2: ENGAGE-DRAWING MONEY=&gt;3(Money drawn)','2: ENGAGE-DRAWING CARDS=&gt;('D', 11)(Card drawn: 1)','2: ENGAGE-DRAWING CARDS=&gt;('S', 11)(Card drawn: 2)','2: ENGAGE-CRISIS RISING','2: ENGAGE-DRAWING MONEY=&gt;3(Money drawn)','2: ENGAGE-DRAWING CARDS=&gt;('S', 12)(Card drawn: 1)','2: ENGAGE-DRAWING CARDS=&gt;('H', 4)(Card drawn: 2)','2: ENGAGE-DRAWING MONEY=&gt;3(Money drawn)','2: ENGAGE-DRAWING CARDS=&gt;('D', 4)(Card drawn: 1)','2: ENGAGE-DRAWING CARDS=&gt;('D', 1)(Card drawn: 2)','2: ENGAGE-DRAWING MONEY=&gt;3(Money drawn)','2: ENGAGE-DRAWING CARDS=&gt;('S', 11)(Card drawn: 1)','2: ENGAGE-DRAWING CARDS=&gt;('D', 3)(Card drawn: 2)','2: ACTIVATE-ATTEMPTING PROJECTS=&gt;Base(Start project: type)','2: ACTIVATE-ATTEMPTING PROJECTS=&gt;CLASS(Start project: fix category)','2: ACTIVATE-ATTEMPTING PROJECTS=&gt;Clean Water Shortage(Start project: fix problem)','2: ACTIVATE-ATTEMPTING PROJECTS=&gt;Base fix 'Clean Water Shortage' (CLASS) triggers crisis(Project started)','2: ACTIVATE-ATTEMPTING PROJECTS=&gt;(('S', 8), 'S', 2, "Improved fix 'Fossil Fuel Dependency' (INDUSTRIAL)")(Skill for project)','2: ACTIVATE-ATTEMPTING PROJECTS=&gt;0(Consultant fees)','2: ACTIVATE-ATTEMPTING PROJECTS=&gt;12(Dice roll 2D6: skill check)','2: ACTIVATE-ATTEMPTING PROJECTS=&gt;1(Added a crisis chip)','2: ACTIVATE-ATTEMPTING PROJECTS=&gt;(('S', 5), 'S', 4, "Improved fix 'Fossil Fuel Dependency' (INDUSTRIAL)")(Skill for project)','2: ACTIVATE-ATTEMPTING PROJECTS=&gt;3(Consultant fees)','2: ACTIVATE-ATTEMPTING PROJECTS=&gt;3(Dice roll 2D6: skill check)','2: ACTIVATE-ATTEMPTING PROJECTS=&gt;None(Skill for project)','2: ACTIVATE-DOING RESEARCH=&gt;None(Start researching)','2: ACTIVATE-ATTEMPTING PROJECTS=&gt;Base(Start project: type)','2: ACTIVATE-ATTEMPTING PROJECTS=&gt;LIVING STANDARDS(Start project: fix category)','2: ACTIVATE-ATTEMPTING PROJECTS=&gt;Low Labour Standards(Start project: fix problem)','2: ACTIVATE-ATTEMPTING PROJECTS=&gt;Base fix 'Low Labour Standards' (LIVING STANDARDS) triggers crisis(Project started)','2: ACTIVATE-ATTEMPTING PROJECTS=&gt;(('H', 5), 'H', 2, "Base fix 'Low Labour Standards' (LIVING STANDARDS) triggers crisis")(Skill for project)','2: ACTIVATE-ATTEMPTING PROJECTS=&gt;1(Consultant fees)','2: ACTIVATE-ATTEMPTING PROJECTS=&gt;6(Dice roll 2D6: skill check)','2: ACTIVATE-ATTEMPTING PROJECTS=&gt;None(Skill for project)','2: ACTIVATE-DOING RESEARCH=&gt;None(Start researching)','2: ACTIVATE-ATTEMPTING PROJECTS=&gt;Remove-Tradeoff(Start project: type)','2: ACTIVATE-ATTEMPTING PROJECTS=&gt;LIVING STANDARDS(Start project: fix category)','2: ACTIVATE-ATTEMPTING PROJECTS=&gt;Low Labour Standards(Start project: fix problem)','2: ACTIVATE-ATTEMPTING PROJECTS=&gt;Improved fix 'Low Labour Standards' (LIVING STANDARDS)(Project started)','2: ACTIVATE-ATTEMPTING PROJECTS=&gt;(('C', 11), 'C', 3, "Improved fix 'Fossil Fuel Dependency' (INDUSTRIAL)")(Skill for project)','2: ACTIVATE-ATTEMPTING PROJECTS=&gt;1(Consultant fees)','2: ACTIVATE-ATTEMPTING PROJECTS=&gt;4(Dice roll 2D6: skill check)','2: ACTIVATE-ATTEMPTING PROJECTS=&gt;(('C', 5), 'C', 1, "Improved fix 'Fossil Fuel Dependency' (INDUSTRIAL)")(Skill for project)','2: ACTIVATE-ATTEMPTING PROJECTS=&gt;3(Consultant fees)','2: ACTIVATE-ATTEMPTING PROJECTS=&gt;7(Dice roll 2D6: skill check)','2: ACTIVATE-ATTEMPTING PROJECTS=&gt;(('S', 3), 'S', 0, "Improved fix 'Fossil Fuel Dependency' (INDUSTRIAL)")(Skill for project)','2: ACTIVATE-ATTEMPTING PROJECTS=&gt;2(Consultant fees)','2: ACTIVATE-ATTEMPTING PROJECTS=&gt;8(Dice roll 2D6: skill check)','2: ACTIVATE-ATTEMPTING PROJECTS=&gt;(('S', 11), 'S', 2, "Improved fix 'Fossil Fuel Dependency' (INDUSTRIAL)")(Skill for project)','2: ACTIVATE-ATTEMPTING PROJECTS=&gt;0(Consultant fees)','2: ACTIVATE-ATTEMPTING PROJECTS=&gt;7(Dice roll 2D6: skill check)','2: ACTIVATE-ATTEMPTING PROJECTS=&gt;(('H', 12), 'H', 0, "Improved fix 'Low Labour Standards' (LIVING STANDARDS)")(Skill for project)','2: ACTIVATE-ATTEMPTING PROJECTS=&gt;0(Consultant fees)','2: ACTIVATE-ATTEMPTING PROJECTS=&gt;8(Dice roll 2D6: skill check)','2: ACTIVATE-DOING RESEARCH=&gt;None(Start researching)','2: ACTIVATE-ATTEMPTING PROJECTS=&gt;None(Start project: type)','2: ACTIVATE-ATTEMPTING PROJECTS=&gt;(('S', 12), 'S', 2, "Improved fix 'Fossil Fuel Dependency' (INDUSTRIAL)")(Skill for project)','2: ACTIVATE-ATTEMPTING PROJECTS=&gt;0(Consultant fees)','2: ACTIVATE-ATTEMPTING PROJECTS=&gt;3(Dice roll 2D6: skill check)','2: ACTIVATE-DOING RESEARCH=&gt;None(Start researching)','2: ACTIVATE-DOING RESEARCH=&gt;None(Start researching)','2: ACTIVATE-ATTEMPTING PROJECTS=&gt;None(Start project: type)','2: ACTIVATE-ATTEMPTING PROJECTS=&gt;None(Skill for project)','2: ACTIVATE-DOING RESEARCH=&gt;None(Start researching)','2: END-FINALIZING=&gt;Base fix 'Clean Water Shortage' (CLASS) triggers crisis(Project abandoned)','2: END-CRISIS ROLLING=&gt;4(Dice roll 1D6: crisis cat)','2: END-CRISIS ROLLING=&gt;CLASS(Category for crisis)','2: END-CRISIS ROLLING=&gt;2(Dice roll 1D6: node in CLASS)','2: END-CRISIS ROLLING=&gt;Affordable Housing(Problem for crisis)','2: END-CRISIS ROLLING=&gt;6(Dice roll 2D6: crisis roll for Affordable Housing)','2: END-CRISIS ROLLING=&gt;6(Crisis roll for node "Affordable Housing")','2: END-CRISIS ROLLING=&gt;Peace &amp; Justice(Now in crisis (cascaded from: Affordable Housing))','2: END-CRISIS ROLLING=&gt;Political Voice(Now in crisis (cascaded from: Affordable Housing))','2: END-CRISIS ROLLING=&gt;Sprawl(Now in crisis (cascaded from: Affordable Housing))','2: END-CRISIS ROLLING=&gt;5(Dice roll 1D6: crisis cat)','2: END-CRISIS ROLLING=&gt;ENVIRONMENTAL(Category for crisis)','2: END-CRISIS ROLLING=&gt;5(Dice roll 1D6: node in ENVIRONMENTAL)','2: END-CRISIS ROLLING=&gt;Ocean Degradation(Problem for crisis)','2: END-CRISIS ROLLING=&gt;7(Dice roll 2D6: crisis roll for Ocean Degradation)','2: END-CRISIS ROLLING=&gt;7(Crisis roll for node "Ocean Degradation")','2: END-CRISIS ROLLING=&gt;Ocean Degradation(Now in crisis)','2: END-CRISIS ROLLING=&gt;1(Dice roll 1D6: crisis cat)','2: END-CRISIS ROLLING=&gt;INDUSTRIAL(Category for crisis)','2: END-CRISIS ROLLING=&gt;INDUSTRIAL(Crisis chip: full category)','2: END-CRISIS ROLLING=&gt;3(Dice roll 1D6: crisis cat)','2: END-CRISIS ROLLING=&gt;SOCIAL(Category for crisis)','2: END-CRISIS ROLLING=&gt;SOCIAL(Crisis chip: full category)','2: END-CRISIS ROLLING=&gt;3(Dice roll 1D6: crisis cat)','2: END-CRISIS ROLLING=&gt;SOCIAL(Category for crisis)','2: END-CRISIS ROLLING=&gt;SOCIAL(Crisis chip: full category)','2: END-CRISIS ROLLING=&gt;3(Dice roll 1D6: crisis cat)','2: END-CRISIS ROLLING=&gt;SOCIAL(Category for crisis)','2: END-CRISIS ROLLING=&gt;SOCIAL(Crisis chip: full category)','2: END-CRISIS ROLLING=&gt;5(Dice roll 1D6: crisis cat)','2: END-CRISIS ROLLING=&gt;ENVIRONMENTAL(Category for crisis)','2: END-CRISIS ROLLING=&gt;5(Dice roll 1D6: node in ENVIRONMENTAL)','2: END-CRISIS ROLLING=&gt;Ocean Degradation(Problem for crisis)','2: END-CRISIS ROLLING=&gt;11(Dice roll 2D6: crisis roll for Ocean Degradation)','2: END-CRISIS ROLLING=&gt;11(Crisis roll for node "Ocean Degradation")','2: END-CRISIS ROLLING=&gt;Ocean Degradation(Crisis averted)','3: ENGAGE-DRAWING MONEY=&gt;3(Money drawn)','3: ENGAGE-DRAWING CARDS=&gt;('C', 1)(Card drawn: 1)','3: ENGAGE-DRAWING CARDS=&gt;('D', 10)(Card drawn: 2)','3: ENGAGE-CRISIS RISING','3: ENGAGE-DRAWING MONEY=&gt;3(Money drawn)','3: ENGAGE-DRAWING CARDS=&gt;('D', 8)(Card drawn: 1)','3: ENGAGE-DRAWING CARDS=&gt;('S', 2)(Card drawn: 2)','3: ENGAGE-DRAWING MONEY=&gt;3(Money drawn)','3: ENGAGE-DRAWING CARDS=&gt;('H', 13)(Card drawn: 1)','3: ENGAGE-DRAWING CARDS=&gt;('C', 7)(Card drawn: 2)','3: ENGAGE-CRISIS RISING','3: ENGAGE-DRAWING MONEY=&gt;3(Money drawn)','3: ENGAGE-DRAWING CARDS=&gt;('D', 13)(Card drawn: 1)','3: ENGAGE-DRAWING CARDS=&gt;('D', 8)(Card drawn: 2)','3: ENGAGE-DRAWING MONEY=&gt;3(Money drawn)','3: ENGAGE-DRAWING CARDS=&gt;('S', 13)(Card drawn: 1)','3: ENGAGE-DRAWING CARDS=&gt;('C', 8)(Card drawn: 2)','3: ENGAGE-DRAWING MONEY=&gt;3(Money drawn)','3: ENGAGE-DRAWING CARDS=&gt;('C', 11)(Card drawn: 1)','3: ENGAGE-DRAWING CARDS=&gt;('D', 2)(Card drawn: 2)','3: ACTIVATE-ATTEMPTING PROJECTS=&gt;Remove-Tradeoff(Start project: type)','3: ACTIVATE-ATTEMPTING PROJECTS=&gt;ECONOMIC(Start project: fix category)','3: ACTIVATE-ATTEMPTING PROJECTS=&gt;Monopoly(Start project: fix problem)','3: ACTIVATE-ATTEMPTING PROJECTS=&gt;Improved fix 'Monopoly' (ECONOMIC)(Project started)','3: ACTIVATE-ATTEMPTING PROJECTS=&gt;(('H', 11), 'H', 0, "Base fix 'Low Labour Standards' (LIVING STANDARDS) triggers crisis")(Skill for project)','3: ACTIVATE-ATTEMPTING PROJECTS=&gt;0(Consultant fees)','3: ACTIVATE-ATTEMPTING PROJECTS=&gt;12(Dice roll 2D6: skill check)','3: ACTIVATE-ATTEMPTING PROJECTS=&gt;1(Added a crisis chip)','3: ACTIVATE-ATTEMPTING PROJECTS=&gt;(('S', 4), 'S', 0, "Improved fix 'Fossil Fuel Dependency' (INDUSTRIAL)")(Skill for project)','3: ACTIVATE-ATTEMPTING PROJECTS=&gt;5(Consultant fees)','3: ACTIVATE-ATTEMPTING PROJECTS=&gt;2(Dice roll 2D6: skill check)','3: ACTIVATE-ATTEMPTING PROJECTS=&gt;(('C', 1), 'C', 2, "Base fix 'Low Labour Standards' (LIVING STANDARDS) triggers crisis")(Skill for project)','3: ACTIVATE-ATTEMPTING PROJECTS=&gt;1(Consultant fees)','3: ACTIVATE-ATTEMPTING PROJECTS=&gt;7(Dice roll 2D6: skill check)','3: ACTIVATE-ATTEMPTING PROJECTS=&gt;(('D', 9), 'D', 0, "Improved fix 'Monopoly' (ECONOMIC)")(Skill for project)','3: ACTIVATE-ATTEMPTING PROJECTS=&gt;2(Consultant fees)','3: ACTIVATE-ATTEMPTING PROJECTS=&gt;5(Dice roll 2D6: skill check)','3: ACTIVATE-ATTEMPTING PROJECTS=&gt;(('S', 4), 'S', 0, "Improved fix 'Fossil Fuel Dependency' (INDUSTRIAL)")(Skill for project)','3: ACTIVATE-ATTEMPTING PROJECTS=&gt;1(Consultant fees)','3: ACTIVATE-ATTEMPTING PROJECTS=&gt;7(Dice roll 2D6: skill check)','3: ACTIVATE-ATTEMPTING PROJECTS=&gt;(('D', 10), 'D', 0, "Improved fix 'Monopoly' (ECONOMIC)")(Skill for project)','3: ACTIVATE-ATTEMPTING PROJECTS=&gt;4(Dice roll 2D6: skill check)','3: ACTIVATE-DOING RESEARCH=&gt;None(Start researching)','3: ACTIVATE-ATTEMPTING PROJECTS=&gt;(('S', 2), 'S', 3, "Improved fix 'Fossil Fuel Dependency' (INDUSTRIAL)")(Skill for project)','3: ACTIVATE-ATTEMPTING PROJECTS=&gt;1(Consultant fees)','3: ACTIVATE-ATTEMPTING PROJECTS=&gt;6(Dice roll 2D6: skill check)','3: ACTIVATE-ATTEMPTING PROJECTS=&gt;None(Skill for project)','3: ACTIVATE-DOING RESEARCH=&gt;None(Start researching)','3: ACTIVATE-ATTEMPTING PROJECTS=&gt;(('C', 7), 'C', 2, "Base fix 'Low Labour Standards' (LIVING STANDARDS) triggers crisis")(Skill for project)','3: ACTIVATE-ATTEMPTING PROJECTS=&gt;1(Consultant fees)','3: ACTIVATE-ATTEMPTING PROJECTS=&gt;8(Dice roll 2D6: skill check)','3: ACTIVATE-ATTEMPTING PROJECTS=&gt;None(Skill for project)','3: ACTIVATE-DOING RESEARCH=&gt;None(Start researching)','3: ACTIVATE-ATTEMPTING PROJECTS=&gt;Base(Start project: type)','3: ACTIVATE-ATTEMPTING PROJECTS=&gt;CLASS(Start project: fix category)','3: ACTIVATE-ATTEMPTING PROJECTS=&gt;Clean Water Shortage(Start project: fix problem)','3: ACTIVATE-ATTEMPTING PROJECTS=&gt;Base fix 'Clean Water Shortage' (CLASS) triggers crisis(Project started)','3: ACTIVATE-ATTEMPTING PROJECTS=&gt;None(Skill for project)','3: ACTIVATE-DOING RESEARCH=&gt;None(Start researching)','3: ACTIVATE-ATTEMPTING PROJECTS=&gt;(('C', 8), 'C', 5, "Improved fix 'Low Labour Standards' (LIVING STANDARDS)")(Skill for project)','3: ACTIVATE-ATTEMPTING PROJECTS=&gt;1(Consultant fees)','3: ACTIVATE-ATTEMPTING PROJECTS=&gt;8(Dice roll 2D6: skill check)','3: ACTIVATE-ATTEMPTING PROJECTS=&gt;None(Skill for project)','3: ACTIVATE-DOING RESEARCH=&gt;None(Start researching)','3: ACTIVATE-ATTEMPTING PROJECTS=&gt;Base(Start project: type)','3: ACTIVATE-ATTEMPTING PROJECTS=&gt;ECONOMIC(Start project: fix category)','3: ACTIVATE-ATTEMPTING PROJECTS=&gt;Market Externalities(Start project: fix problem)','3: ACTIVATE-ATTEMPTING PROJECTS=&gt;Base fix 'Market Externalities' (ECONOMIC) triggers crisis(Project started)','3: ACTIVATE-ATTEMPTING PROJECTS=&gt;(('D', 2), 'D', 7, "Base fix 'Market Externalities' (ECONOMIC) triggers crisis")(Skill for project)','3: ACTIVATE-ATTEMPTING PROJECTS=&gt;7(Consultant fees)','3: ACTIVATE-ATTEMPTING PROJECTS=&gt;7(Dice roll 2D6: skill check)','3: ACTIVATE-ATTEMPTING PROJECTS=&gt;(('D', 13), 'D', 1, "Base fix 'Market Externalities' (ECONOMIC) triggers crisis")(Skill for project)','3: ACTIVATE-ATTEMPTING PROJECTS=&gt;0(Consultant fees)','3: ACTIVATE-ATTEMPTING PROJECTS=&gt;11(Dice roll 2D6: skill check)','3: ACTIVATE-ATTEMPTING PROJECTS=&gt;(('C', 11), 'C', 5, "Improved fix 'Fossil Fuel Dependency' (INDUSTRIAL)")(Skill for project)','3: ACTIVATE-ATTEMPTING PROJECTS=&gt;0(Consultant fees)','3: ACTIVATE-ATTEMPTING PROJECTS=&gt;8(Dice roll 2D6: skill check)','3: ACTIVATE-ATTEMPTING PROJECTS=&gt;None(Skill for project)','3: ACTIVATE-DOING RESEARCH=&gt;None(Start researching)','3: END-FINALIZING=&gt;Base fix 'Clean Water Shortage' (CLASS) triggers crisis(Project abandoned)','3: END-CRISIS ROLLING=&gt;INDUSTRIAL(Crisis chip: full category)','3: END-CRISIS ROLLING=&gt;SOCIAL(Crisis chip: full category)','3: END-CRISIS ROLLING=&gt;2(Dice roll 1D6: crisis cat)','3: END-CRISIS ROLLING=&gt;ECONOMIC(Category for crisis)','3: END-CRISIS ROLLING=&gt;3(Dice roll 1D6: node in ECONOMIC)','3: END-CRISIS ROLLING=&gt;Inefficiency(Problem for crisis)','3: END-CRISIS ROLLING=&gt;9(Dice roll 2D6: crisis roll for Inefficiency)','3: END-CRISIS ROLLING=&gt;9(Crisis roll for node "Inefficiency")','3: END-CRISIS ROLLING=&gt;12(Dice roll 2D6: crisis roll for Inefficiency)','3: END-CRISIS ROLLING=&gt;12(Crisis roll for node "Inefficiency")','3: END-CRISIS ROLLING=&gt;5(Dice roll 2D6: crisis roll for Inefficiency)','3: END-CRISIS ROLLING=&gt;5(Crisis roll for node "Inefficiency")','3: END-CRISIS ROLLING=&gt;Inefficiency(Now in crisis)','4: ENGAGE-DRAWING MONEY=&gt;2(Money drawn)','4: ENGAGE-DRAWING CARDS=&gt;('S', 3)(Card drawn: 1)','4: ENGAGE-DRAWING CARDS=&gt;('D', 6)(Card drawn: 2)','4: ENGAGE-CRISIS RISING','4: ENGAGE-DRAWING MONEY=&gt;2(Money drawn)','4: ENGAGE-DRAWING CARDS=&gt;('D', 1)(Card drawn: 1)','4: ENGAGE-DRAWING CARDS=&gt;('H', 10)(Card drawn: 2)','4: ENGAGE-DRAWING MONEY=&gt;2(Money drawn)','4: ENGAGE-DRAWING CARDS=&gt;('D', 9)(Card drawn: 1)','4: ENGAGE-DRAWING CARDS=&gt;('C', 3)(Card drawn: 2)','4: ENGAGE-CRISIS RISING','4: ENGAGE-DRAWING MONEY=&gt;2(Money drawn)','4: ENGAGE-DRAWING CARDS=&gt;('H', 6)(Card drawn: 1)','4: ENGAGE-DRAWING CARDS=&gt;('D', 5)(Card drawn: 2)','4: ENGAGE-DRAWING MONEY=&gt;2(Money drawn)','4: ENGAGE-DRAWING CARDS=&gt;('S', 13)(Card drawn: 1)','4: ENGAGE-DRAWING CARDS=&gt;('C', 7)(Card drawn: 2)','4: ENGAGE-DRAWING MONEY=&gt;2(Money drawn)','4: ENGAGE-DRAWING CARDS=&gt;('S', 5)(Card drawn: 1)','4: ENGAGE-DRAWING CARDS=&gt;('D', 7)(Card drawn: 2)','4: ACTIVATE-ATTEMPTING PROJECTS=&gt;(('S', 3), 'S', 0, "Base fix 'Market Externalities' (ECONOMIC) triggers crisis")(Skill for project)','4: ACTIVATE-ATTEMPTING PROJECTS=&gt;0(Consultant fees)','4: ACTIVATE-ATTEMPTING PROJECTS=&gt;7(Dice roll 2D6: skill check)','4: ACTIVATE-ATTEMPTING PROJECTS=&gt;None(Skill for project)','4: ACTIVATE-DOING RESEARCH=&gt;None(Start researching)','4: ACTIVATE-ATTEMPTING PROJECTS=&gt;(('D', 4), 'D', 1, "Improved fix 'Monopoly' (ECONOMIC)")(Skill for project)','4: ACTIVATE-ATTEMPTING PROJECTS=&gt;6(Consultant fees)','4: ACTIVATE-ATTEMPTING PROJECTS=&gt;4(Dice roll 2D6: skill check)','4: ACTIVATE-ATTEMPTING PROJECTS=&gt;(('D', 1), 'D', 2, "Base fix 'Market Externalities' (ECONOMIC) triggers crisis")(Skill for project)','4: ACTIVATE-ATTEMPTING PROJECTS=&gt;7(Dice roll 2D6: skill check)','4: ACTIVATE-ATTEMPTING PROJECTS=&gt;(('H', 10), 'H', 2, "Improved fix 'Low Labour Standards' (LIVING STANDARDS)")(Skill for project)','4: ACTIVATE-ATTEMPTING PROJECTS=&gt;7(Dice roll 2D6: skill check)','4: ACTIVATE-ATTEMPTING PROJECTS=&gt;(('D', 8), 'D', 1, "Base fix 'Market Externalities' (ECONOMIC) triggers crisis")(Skill for project)','4: ACTIVATE-ATTEMPTING PROJECTS=&gt;6(Dice roll 2D6: skill check)','4: ACTIVATE-ATTEMPTING PROJECTS=&gt;(('H', 4), 'H', 0, "Base fix 'Low Labour Standards' (LIVING STANDARDS) triggers crisis")(Skill for project)','4: ACTIVATE-ATTEMPTING PROJECTS=&gt;7(Dice roll 2D6: skill check)','4: ACTIVATE-DOING RESEARCH=&gt;None(Start researching)','4: ACTIVATE-ATTEMPTING PROJECTS=&gt;(('C', 3), 'C', 3, "Improved fix 'Low Labour Standards' (LIVING STANDARDS)")(Skill for project)','4: ACTIVATE-ATTEMPTING PROJECTS=&gt;1(Consultant fees)','4: ACTIVATE-ATTEMPTING PROJECTS=&gt;8(Dice roll 2D6: skill check)','4: ACTIVATE-ATTEMPTING PROJECTS=&gt;None(Skill for project)','4: ACTIVATE-DOING RESEARCH=&gt;None(Start researching)','4: ACTIVATE-ATTEMPTING PROJECTS=&gt;Remove-Tradeoff(Start project: type)','4: ACTIVATE-ATTEMPTING PROJECTS=&gt;ECONOMIC(Start project: fix category)','4: ACTIVATE-ATTEMPTING PROJECTS=&gt;Market Externalities(Start project: fix problem)','4: ACTIVATE-ATTEMPTING PROJECTS=&gt;Improved fix 'Market Externalities' (ECONOMIC)(Project started)','4: ACTIVATE-ATTEMPTING PROJECTS=&gt;(('D', 8), 'D', 4, "Base fix 'Market Externalities' (ECONOMIC) triggers crisis")(Skill for project)','4: ACTIVATE-ATTEMPTING PROJECTS=&gt;2(Consultant fees)','4: ACTIVATE-ATTEMPTING PROJECTS=&gt;7(Dice roll 2D6: skill check)','4: ACTIVATE-ATTEMPTING PROJECTS=&gt;(('D', 10), 'D', 0, "Base fix 'Market Externalities' (ECONOMIC) triggers crisis")(Skill for project)','4: ACTIVATE-ATTEMPTING PROJECTS=&gt;0(Consultant fees)','4: ACTIVATE-ATTEMPTING PROJECTS=&gt;5(Dice roll 2D6: skill check)','4: ACTIVATE-ATTEMPTING PROJECTS=&gt;(('H', 4), 'H', 1, "Base fix 'Low Labour Standards' (LIVING STANDARDS) triggers crisis")(Skill for project)','4: ACTIVATE-ATTEMPTING PROJECTS=&gt;6(Consultant fees)','4: ACTIVATE-ATTEMPTING PROJECTS=&gt;10(Dice roll 2D6: skill check)','4: ACTIVATE-ATTEMPTING PROJECTS=&gt;(('D', 5), 'D', 3, "Improved fix 'Market Externalities' (ECONOMIC)")(Skill for project)','4: ACTIVATE-ATTEMPTING PROJECTS=&gt;0(Consultant fees)','4: ACTIVATE-ATTEMPTING PROJECTS=&gt;6(Dice roll 2D6: skill check)','4: ACTIVATE-ATTEMPTING PROJECTS=&gt;(('H', 6), 'H', 2, "Base fix 'Low Labour Standards' (LIVING STANDARDS) triggers crisis")(Skill for project)','4: ACTIVATE-ATTEMPTING PROJECTS=&gt;5(Consultant fees)','4: ACTIVATE-ATTEMPTING PROJECTS=&gt;6(Dice roll 2D6: skill check)','4: ACTIVATE-ATTEMPTING PROJECTS=&gt;(('D', 11), 'D', 0, "Improved fix 'Monopoly' (ECONOMIC)")(Skill for project)','4: ACTIVATE-ATTEMPTING PROJECTS=&gt;0(Consultant fees)','4: ACTIVATE-ATTEMPTING PROJECTS=&gt;8(Dice roll 2D6: skill check)','4: ACTIVATE-ATTEMPTING PROJECTS=&gt;(('D', 13), 'D', 0, "Improved fix 'Market Externalities' (ECONOMIC)")(Skill for project)','4: ACTIVATE-ATTEMPTING PROJECTS=&gt;0(Consultant fees)','4: ACTIVATE-ATTEMPTING PROJECTS=&gt;7(Dice roll 2D6: skill check)','4: ACTIVATE-DOING RESEARCH=&gt;None(Start researching)','4: ACTIVATE-ATTEMPTING PROJECTS=&gt;(('D', 3), 'D', 1, "Base fix 'Market Externalities' (ECONOMIC) triggers crisis")(Skill for project)','4: ACTIVATE-ATTEMPTING PROJECTS=&gt;1(Consultant fees)','4: ACTIVATE-ATTEMPTING PROJECTS=&gt;5(Dice roll 2D6: skill check)','4: ACTIVATE-ATTEMPTING PROJECTS=&gt;(('D', 4), 'D', 1, "Base fix 'Market Externalities' (ECONOMIC) triggers crisis")(Skill for project)','4: ACTIVATE-ATTEMPTING PROJECTS=&gt;0(Consultant fees)','4: ACTIVATE-ATTEMPTING PROJECTS=&gt;9(Dice roll 2D6: skill check)','4: ACTIVATE-ATTEMPTING PROJECTS=&gt;(('S', 13), 'S', 2, "Improved fix 'Fossil Fuel Dependency' (INDUSTRIAL)")(Skill for project)','4: ACTIVATE-ATTEMPTING PROJECTS=&gt;0(Consultant fees)','4: ACTIVATE-ATTEMPTING PROJECTS=&gt;8(Dice roll 2D6: skill check)','4: ACTIVATE-ATTEMPTING PROJECTS=&gt;(('S', 13), 'S', 2, "Base fix 'Market Externalities' (ECONOMIC) triggers crisis")(Skill for project)','4: ACTIVATE-ATTEMPTING PROJECTS=&gt;1(Consultant fees)','4: ACTIVATE-ATTEMPTING PROJECTS=&gt;11(Dice roll 2D6: skill check)','4: ACTIVATE-ATTEMPTING PROJECTS=&gt;(('D', 1), 'D', 1, "Improved fix 'Monopoly' (ECONOMIC)")(Skill for project)','4: ACTIVATE-ATTEMPTING PROJECTS=&gt;1(Consultant fees)','4: ACTIVATE-ATTEMPTING PROJECTS=&gt;9(Dice roll 2D6: skill check)','4: ACTIVATE-ATTEMPTING PROJECTS=&gt;(('C', 7), 'C', 1, "Improved fix 'Low Labour Standards' (LIVING STANDARDS)")(Skill for project)','4: ACTIVATE-ATTEMPTING PROJECTS=&gt;3(Consultant fees)','4: ACTIVATE-ATTEMPTING PROJECTS=&gt;8(Dice roll 2D6: skill check)','4: ACTIVATE-ATTEMPTING PROJECTS=&gt;(('D', 12), 'D', 0, "Base fix 'Market Externalities' (ECONOMIC) triggers crisis")(Skill for project)','4: ACTIVATE-ATTEMPTING PROJECTS=&gt;0(Consultant fees)','4: ACTIVATE-ATTEMPTING PROJECTS=&gt;6(Dice roll 2D6: skill check)','4: ACTIVATE-DOING RESEARCH=&gt;None(Start researching)','4: ACTIVATE-ATTEMPTING PROJECTS=&gt;(('S', 11), 'S', 3, "Base fix 'Market Externalities' (ECONOMIC) triggers crisis")(Skill for project)','4: ACTIVATE-ATTEMPTING PROJECTS=&gt;0(Consultant fees)','4: ACTIVATE-ATTEMPTING PROJECTS=&gt;8(Dice roll 2D6: skill check)','4: ACTIVATE-ATTEMPTING PROJECTS=&gt;(('H', 3), 'H', 1, "Base fix 'Low Labour Standards' (LIVING STANDARDS) triggers crisis")(Skill for project)','4: ACTIVATE-ATTEMPTING PROJECTS=&gt;2(Consultant fees)','4: ACTIVATE-ATTEMPTING PROJECTS=&gt;10(Dice roll 2D6: skill check)','4: ACTIVATE-ATTEMPTING PROJECTS=&gt;(('S', 5), 'S', 3, "Base fix 'Market Externalities' (ECONOMIC) triggers crisis")(Skill for project)','4: ACTIVATE-ATTEMPTING PROJECTS=&gt;1(Consultant fees)','4: ACTIVATE-ATTEMPTING PROJECTS=&gt;6(Dice roll 2D6: skill check)','4: ACTIVATE-ATTEMPTING PROJECTS=&gt;(('D', 2), 'D', 1, "Base fix 'Market Externalities' (ECONOMIC) triggers crisis")(Skill for project)','4: ACTIVATE-ATTEMPTING PROJECTS=&gt;4(Consultant fees)','4: ACTIVATE-ATTEMPTING PROJECTS=&gt;11(Dice roll 2D6: skill check)','4: ACTIVATE-ATTEMPTING PROJECTS=&gt;(('D', 3), 'D', 1, "Base fix 'Market Externalities' (ECONOMIC) triggers crisis")(Skill for project)','4: ACTIVATE-ATTEMPTING PROJECTS=&gt;5(Dice roll 2D6: skill check)','4: ACTIVATE-ATTEMPTING PROJECTS=&gt;(('H', 7), 'H', 0, "Improved fix 'Low Labour Standards' (LIVING STANDARDS)")(Skill for project)','4: ACTIVATE-ATTEMPTING PROJECTS=&gt;6(Dice roll 2D6: skill check)','4: ACTIVATE-ATTEMPTING PROJECTS=&gt;(('D', 7), 'D', 0, "Improved fix 'Monopoly' (ECONOMIC)")(Skill for project)','4: ACTIVATE-ATTEMPTING PROJECTS=&gt;5(Dice roll 2D6: skill check)','4: ACTIVATE-DOING RESEARCH=&gt;None(Start researching)','4: END-CRISIS ROLLING=&gt;INDUSTRIAL(Crisis chip: full category)','4: END-CRISIS ROLLING=&gt;SOCIAL(Crisis chip: full category)','4: END-CRISIS ROLLING=&gt;3(Dice roll 1D6: crisis cat)','4: END-CRISIS ROLLING=&gt;SOCIAL(Category for crisis)','4: END-CRISIS ROLLING=&gt;SOCIAL(Crisis chip: full category)','4: END-CRISIS ROLLING=&gt;1(Dice roll 1D6: crisis cat)','4: END-CRISIS ROLLING=&gt;INDUSTRIAL(Category for crisis)','4: END-CRISIS ROLLING=&gt;INDUSTRIAL(Crisis chip: full category)','4: END-CRISIS ROLLING=&gt;4(Dice roll 1D6: crisis cat)','4: END-CRISIS ROLLING=&gt;CLASS(Category for crisis)','4: END-CRISIS ROLLING=&gt;5(Dice roll 1D6: node in CLASS)','4: END-CRISIS ROLLING=&gt;5(Dice roll 1D6: node in CLASS)','4: END-CRISIS ROLLING=&gt;2(Dice roll 1D6: node in CLASS)','4: END-CRISIS ROLLING=&gt;Affordable Housing(Problem for crisis)','4: END-CRISIS ROLLING=&gt;8(Dice roll 2D6: crisis roll for Affordable Housing)','4: END-CRISIS ROLLING=&gt;8(Crisis roll for node "Affordable Housing")','4: END-CRISIS ROLLING=&gt;Healthcare(Now in crisis (cascaded from: Affordable Housing))','4: END-CRISIS ROLLING=&gt;5(Dice roll 1D6: crisis cat)','4: END-CRISIS ROLLING=&gt;ENVIRONMENTAL(Category for crisis)','4: END-CRISIS ROLLING=&gt;3(Dice roll 1D6: node in ENVIRONMENTAL)','4: END-CRISIS ROLLING=&gt;Freshwater Depletion(Problem for crisis)','4: END-CRISIS ROLLING=&gt;9(Dice roll 2D6: crisis roll for Freshwater Depletion)','4: END-CRISIS ROLLING=&gt;9(Crisis roll for node "Freshwater Depletion")','4: END-CRISIS ROLLING=&gt;Freshwater Depletion(Crisis averted)','5: ENGAGE-DRAWING MONEY=&gt;2(Money drawn)','5: ENGAGE-DRAWING CARDS=&gt;('H', 8)(Card drawn: 1)','5: ENGAGE-DRAWING CARDS=&gt;('D', 12)(Card drawn: 2)','5: ENGAGE-CRISIS RISING','5: ENGAGE-DRAWING MONEY=&gt;2(Money drawn)','5: ENGAGE-DRAWING CARDS=&gt;('C', 3)(Card drawn: 1)','5: ENGAGE-DRAWING CARDS=&gt;('H', 7)(Card drawn: 2)','5: ENGAGE-DRAWING MONEY=&gt;2(Money drawn)','5: ENGAGE-DRAWING CARDS=&gt;('H', 5)(Card drawn: 1)','5: ENGAGE-DRAWING CARDS=&gt;('S', 7)(Card drawn: 2)','5: ENGAGE-CRISIS RISING','5: ENGAGE-DRAWING MONEY=&gt;2(Money drawn)','5: ENGAGE-DRAWING CARDS=&gt;('C', 8)(Card drawn: 1)','5: ENGAGE-DRAWING CARDS=&gt;('D', 5)(Card drawn: 2)','5: ENGAGE-DRAWING MONEY=&gt;2(Money drawn)','5: ENGAGE-DRAWING CARDS=&gt;('H', 9)(Card drawn: 1)','5: ENGAGE-DRAWING CARDS=&gt;('D', 7)(Card drawn: 2)','5: ENGAGE-DRAWING MONEY=&gt;2(Money drawn)','5: ENGAGE-DRAWING CARDS=&gt;('H', 1)(Card drawn: 1)','5: ENGAGE-DRAWING CARDS=&gt;('H', 6)(Card drawn: 2)','5: ACTIVATE-ATTEMPTING PROJECTS=&gt;None(Skill for project)','5: ACTIVATE-DOING RESEARCH=&gt;None(Start researching)','5: ACTIVATE-ATTEMPTING PROJECTS=&gt;(('C', 3), 'C', 0, "Base fix 'Low Labour Standards' (LIVING STANDARDS) triggers crisis")(Skill for project)','5: ACTIVATE-ATTEMPTING PROJECTS=&gt;2(Consultant fees)','5: ACTIVATE-ATTEMPTING PROJECTS=&gt;4(Dice roll 2D6: skill check)','5: ACTIVATE-ATTEMPTING PROJECTS=&gt;(('H', 7), 'H', 0, "Improved fix 'Low Labour Standards' (LIVING STANDARDS)")(Skill for project)','5: ACTIVATE-ATTEMPTING PROJECTS=&gt;6(Dice roll 2D6: skill check)','5: ACTIVATE-DOING RESEARCH=&gt;None(Start researching)','5: ACTIVATE-ATTEMPTING PROJECTS=&gt;(('D', 9), 'D', 2, "Improved fix 'Market Externalities' (ECONOMIC)")(Skill for project)','5: ACTIVATE-ATTEMPTING PROJECTS=&gt;2(Consultant fees)','5: ACTIVATE-ATTEMPTING PROJECTS=&gt;5(Dice roll 2D6: skill check)','5: ACTIVATE-ATTEMPTING PROJECTS=&gt;(('S', 7), 'S', 3, "Improved fix 'Market Externalities' (ECONOMIC)")(Skill for project)','5: ACTIVATE-ATTEMPTING PROJECTS=&gt;1(Consultant fees)','5: ACTIVATE-ATTEMPTING PROJECTS=&gt;9(Dice roll 2D6: skill check)','5: ACTIVATE-ATTEMPTING PROJECTS=&gt;(('H', 13), 'H', 1, "Improved fix 'Low Labour Standards' (LIVING STANDARDS)")(Skill for project)','5: ACTIVATE-ATTEMPTING PROJECTS=&gt;0(Consultant fees)','5: ACTIVATE-ATTEMPTING PROJECTS=&gt;3(Dice roll 2D6: skill check)','5: ACTIVATE-ATTEMPTING PROJECTS=&gt;None(Skill for project)','5: ACTIVATE-DOING RESEARCH=&gt;None(Start researching)','5: ACTIVATE-ATTEMPTING PROJECTS=&gt;(('D', 5), 'D', 1, "Improved fix 'Monopoly' (ECONOMIC)")(Skill for project)','5: ACTIVATE-ATTEMPTING PROJECTS=&gt;0(Consultant fees)','5: ACTIVATE-ATTEMPTING PROJECTS=&gt;11(Dice roll 2D6: skill check)','5: ACTIVATE-ATTEMPTING PROJECTS=&gt;None(Skill for project)','5: ACTIVATE-DOING RESEARCH=&gt;None(Start researching)','5: ACTIVATE-ATTEMPTING PROJECTS=&gt;(('D', 7), 'D', 1, "Base fix 'Market Externalities' (ECONOMIC) triggers crisis")(Skill for project)','5: ACTIVATE-ATTEMPTING PROJECTS=&gt;0(Consultant fees)','5: ACTIVATE-ATTEMPTING PROJECTS=&gt;8(Dice roll 2D6: skill check)','5: ACTIVATE-ATTEMPTING PROJECTS=&gt;(('H', 9), 'H', 0, "Base fix 'Low Labour Standards' (LIVING STANDARDS) triggers crisis")(Skill for project)','5: ACTIVATE-ATTEMPTING PROJECTS=&gt;0(Consultant fees)','5: ACTIVATE-ATTEMPTING PROJECTS=&gt;4(Dice roll 2D6: skill check)','5: ACTIVATE-DOING RESEARCH=&gt;None(Start researching)','5: ACTIVATE-ATTEMPTING PROJECTS=&gt;None(Skill for project)','5: ACTIVATE-DOING RESEARCH=&gt;None(Start researching)','6: END-FINALIZING=&gt;Improved fix 'Fossil Fuel Dependency' (INDUSTRIAL)(Project abandoned)','6: END-CRISIS ROLLING=&gt;INDUSTRIAL(Crisis chip: full category)','6: END-CRISIS ROLLING=&gt;SOCIAL(Crisis chip: full category)','6: END-CRISIS ROLLING=&gt;1(Dice roll 1D6: crisis cat)','6: END-CRISIS ROLLING=&gt;INDUSTRIAL(Category for crisis)','6: END-CRISIS ROLLING=&gt;INDUSTRIAL(Crisis chip: full category)','6: END-CRISIS ROLLING=&gt;3(Dice roll 1D6: crisis cat)','6: END-CRISIS ROLLING=&gt;SOCIAL(Category for crisis)','6: END-CRISIS ROLLING=&gt;SOCIAL(Crisis chip: full category)','6: END-CRISIS ROLLING=&gt;2(Dice roll 1D6: crisis cat)','6: END-CRISIS ROLLING=&gt;ECONOMIC(Category for crisis)','6: END-CRISIS ROLLING=&gt;6(Dice roll 1D6: node in ECONOMIC)','6: END-CRISIS ROLLING=&gt;2(Dice roll 1D6: node in ECONOMIC)','6: END-CRISIS ROLLING=&gt;Market Externalities(Problem for crisis)','6: END-CRISIS ROLLING=&gt;8(Dice roll 2D6: crisis roll for Market Externalities)','6: END-CRISIS ROLLING=&gt;8(Crisis roll for node "Market Externalities")','6: END-CRISIS ROLLING=&gt;Economic Inequality(Now in crisis (cascaded from: Market Externalities))','6: END-CRISIS ROLLING=&gt;3(Dice roll 1D6: crisis cat)','6: END-CRISIS ROLLING=&gt;SOCIAL(Category for crisis)','6: END-CRISIS ROLLING=&gt;SOCIAL(Crisis chip: full category)','6: END-CRISIS ROLLING=&gt;2(Dice roll 1D6: crisis cat)','6: END-CRISIS ROLLING=&gt;ECONOMIC(Category for crisis)','6: END-CRISIS ROLLING=&gt;1(Dice roll 1D6: node in ECONOMIC)','6: END-CRISIS ROLLING=&gt;Monopoly(Problem for crisis)','6: END-CRISIS ROLLING=&gt;12(Dice roll 2D6: crisis roll for Monopoly)','6: END-CRISIS ROLLING=&gt;12(Crisis roll for node "Monopoly")','6: END-CRISIS ROLLING=&gt;Monopoly(Crisis averted)','6: ENGAGE-DRAWING MONEY=&gt;2(Money drawn)','6: ENGAGE-DRAWING CARDS=&gt;('C', 6)(Card drawn: 1)','6: ENGAGE-DRAWING CARDS=&gt;('D', 14)(Card drawn: 2)','6: ENGAGE-CRISIS RISING','6: ENGAGE-DRAWING MONEY=&gt;2(Money drawn)','6: ENGAGE-DRAWING CARDS=&gt;('D', 6)(Card drawn: 1)','6: ENGAGE-DRAWING CARDS=&gt;('H', 11)(Card drawn: 2)','6: ENGAGE-DRAWING MONEY=&gt;2(Money drawn)','6: ENGAGE-DRAWING CARDS=&gt;('D', 10)(Card drawn: 1)','6: ENGAGE-DRAWING CARDS=&gt;('S', 14)(Card drawn: 2)','6: ENGAGE-CRISIS RISING','6: ENGAGE-DRAWING MONEY=&gt;2(Money drawn)','6: ENGAGE-DRAWING CARDS=&gt;('S', 2)(Card drawn: 1)','6: ENGAGE-DRAWING CARDS=&gt;('H', 2)(Card drawn: 2)','6: ENGAGE-DRAWING MONEY=&gt;2(Money drawn)','6: ENGAGE-DRAWING CARDS=&gt;('D', 9)(Card drawn: 1)','6: ENGAGE-DRAWING CARDS=&gt;('D', 2)(Card drawn: 2)','6: ENGAGE-DRAWING MONEY=&gt;2(Money drawn)','6: ENGAGE-DRAWING CARDS=&gt;('H', 10)(Card drawn: 1)','6: ENGAGE-DRAWING CARDS=&gt;('H', 12)(Card drawn: 2)','6: ACTIVATE-ATTEMPTING PROJECTS=&gt;(('D', 14), 'H', 4, "Base fix 'Low Labour Standards' (LIVING STANDARDS) triggers crisis")(Skill for project)','6: ACTIVATE-ATTEMPTING PROJECTS=&gt;(('D', 12), 'D', 2, "Base fix 'Market Externalities' (ECONOMIC) triggers crisis")(Skill for project)','6: ACTIVATE-ATTEMPTING PROJECTS=&gt;0(Consultant fees)','6: ACTIVATE-ATTEMPTING PROJECTS=&gt;5(Dice roll 2D6: skill check)','6: ACTIVATE-ATTEMPTING PROJECTS=&gt;(('C', 6), 'C', 2, "Improved fix 'Low Labour Standards' (LIVING STANDARDS)")(Skill for project)','6: ACTIVATE-ATTEMPTING PROJECTS=&gt;0(Consultant fees)','6: ACTIVATE-ATTEMPTING PROJECTS=&gt;4(Dice roll 2D6: skill check)','6: ACTIVATE-ATTEMPTING PROJECTS=&gt;(('H', 8), 'H', 1, "Improved fix 'Low Labour Standards' (LIVING STANDARDS)")(Skill for project)','6: ACTIVATE-ATTEMPTING PROJECTS=&gt;2(Consultant fees)','6: ACTIVATE-ATTEMPTING PROJECTS=&gt;5(Dice roll 2D6: skill check)','6: ACTIVATE-ATTEMPTING PROJECTS=&gt;None(Skill for project)','6: ACTIVATE-DOING RESEARCH=&gt;None(Start researching)','6: ACTIVATE-ATTEMPTING PROJECTS=&gt;(('H', 11), 'H', 1, "Improved fix 'Low Labour Standards' (LIVING STANDARDS)")(Skill for project)','6: ACTIVATE-ATTEMPTING PROJECTS=&gt;1(Consultant fees)','6: ACTIVATE-ATTEMPTING PROJECTS=&gt;6(Dice roll 2D6: skill check)','6: ACTIVATE-ATTEMPTING PROJECTS=&gt;None(Skill for project)','6: ACTIVATE-DOING RESEARCH=&gt;None(Start researching)','6: ACTIVATE-ATTEMPTING PROJECTS=&gt;(('H', 5), 'H', 1, "Base fix 'Low Labour Standards' (LIVING STANDARDS) triggers crisis")(Skill for project)','6: ACTIVATE-ATTEMPTING PROJECTS=&gt;1(Consultant fees)','6: ACTIVATE-ATTEMPTING PROJECTS=&gt;5(Dice roll 2D6: skill check)','6: ACTIVATE-ATTEMPTING PROJECTS=&gt;(('D', 10), 'D', 1, "Improved fix 'Market Externalities' (ECONOMIC)")(Skill for project)','6: ACTIVATE-ATTEMPTING PROJECTS=&gt;0(Consultant fees)','6: ACTIVATE-ATTEMPTING PROJECTS=&gt;6(Dice roll 2D6: skill check)','6: ACTIVATE-ATTEMPTING PROJECTS=&gt;(('S', 14), 'S', 1, "Base fix 'Market Externalities' (ECONOMIC) triggers crisis")(Skill for project)','6: ACTIVATE-ATTEMPTING PROJECTS=&gt;(('D', 11), 'D', 0, "Base fix 'Market Externalities' (ECONOMIC) triggers crisis")(Skill for project)','6: ACTIVATE-ATTEMPTING PROJECTS=&gt;0(Consultant fees)','6: ACTIVATE-ATTEMPTING PROJECTS=&gt;6(Dice roll 2D6: skill check)','6: ACTIVATE-DOING RESEARCH=&gt;None(Start researching)','6: ACTIVATE-ATTEMPTING PROJECTS=&gt;None(Skill for project)','6: ACTIVATE-DOING RESEARCH=&gt;None(Start researching)','6: ACTIVATE-ATTEMPTING PROJECTS=&gt;Remove-Tradeoff(Start project: type)','6: ACTIVATE-ATTEMPTING PROJECTS=&gt;INDUSTRIAL(Start project: fix category)','6: ACTIVATE-ATTEMPTING PROJECTS=&gt;Polluting Industry(Start project: fix problem)','6: ACTIVATE-ATTEMPTING PROJECTS=&gt;Improved fix 'Polluting Industry' (INDUSTRIAL)(Project started)','6: ACTIVATE-ATTEMPTING PROJECTS=&gt;(('D', 2), 'D', 1, "Improved fix 'Monopoly' (ECONOMIC)")(Skill for project)','6: ACTIVATE-ATTEMPTING PROJECTS=&gt;7(Consultant fees)','6: ACTIVATE-ATTEMPTING PROJECTS=&gt;7(Dice roll 2D6: skill check)','6: ACTIVATE-ATTEMPTING PROJECTS=&gt;(('D', 9), 'D', 0, "Improved fix 'Monopoly' (ECONOMIC)")(Skill for project)','6: ACTIVATE-ATTEMPTING PROJECTS=&gt;1(Consultant fees)','6: ACTIVATE-ATTEMPTING PROJECTS=&gt;6(Dice roll 2D6: skill check)','6: ACTIVATE-DOING RESEARCH=&gt;None(Start researching)','6: ACTIVATE-ATTEMPTING PROJECTS=&gt;(('H', 1), 'H', 0, "Improved fix 'Low Labour Standards' (LIVING STANDARDS)")(Skill for project)','6: ACTIVATE-ATTEMPTING PROJECTS=&gt;1(Consultant fees)','6: ACTIVATE-ATTEMPTING PROJECTS=&gt;7(Dice roll 2D6: skill check)','6: ACTIVATE-ATTEMPTING PROJECTS=&gt;None(Skill for project)','6: ACTIVATE-DOING RESEARCH=&gt;None(Start researching)','6: END-FINALIZING=&gt;Improved fix 'Polluting Industry' (INDUSTRIAL)(Project abandoned)','6: END-FINALIZING=&gt;Base fix 'Low Labour Standards' (LIVING STANDARDS) triggers crisis(Project overskilled for "('D', 14)")','6: END-FINALIZING=&gt;Base fix 'Market Externalities' (ECONOMIC) triggers crisis(Project overskilled for "('S', 14)")','6: END-CRISIS ROLLING=&gt;INDUSTRIAL(Crisis chip: full category)','6: END-CRISIS ROLLING=&gt;SOCIAL(Crisis chip: full category)','6: END-CRISIS ROLLING=&gt;6(Dice roll 1D6: crisis cat)','6: END-CRISIS ROLLING=&gt;LIVING STANDARDS(Category for crisis)','6: END-CRISIS ROLLING=&gt;5(Dice roll 1D6: node in LIVING STANDARDS)','6: END-CRISIS ROLLING=&gt;6(Dice roll 1D6: node in LIVING STANDARDS)','6: END-CRISIS ROLLING=&gt;4(Dice roll 1D6: node in LIVING STANDARDS)','6: END-CRISIS ROLLING=&gt;1(Dice roll 1D6: node in LIVING STANDARDS)','6: END-CRISIS ROLLING=&gt;Discrimination(Problem for crisis)','6: END-CRISIS ROLLING=&gt;8(Dice roll 2D6: crisis roll for Discrimination)','6: END-CRISIS ROLLING=&gt;8(Crisis roll for node "Discrimination")','6: END-CRISIS ROLLING=&gt;Discrimination(Now in crisis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4(Dice roll 1D6: node in CLASS)','6: END-CRISIS ROLLING=&gt;Food Shortage(Problem for crisis)','6: END-CRISIS ROLLING=&gt;9(Dice roll 2D6: crisis roll for Food Shortage)','6: END-CRISIS ROLLING=&gt;9(Crisis roll for node "Food Shortage")','6: END-CRISIS ROLLING=&gt;Food Shortage(Crisis averted)','7: ENGAGE-DRAWING MONEY=&gt;2(Money drawn)','7: ENGAGE-DRAWING CARDS=&gt;('D', 13)(Card drawn: 1)','7: ENGAGE-DRAWING CARDS=&gt;('D', 7)(Card drawn: 2)','7: ENGAGE-CRISIS RISING','7: ENGAGE-DRAWING MONEY=&gt;2(Money drawn)','7: ENGAGE-DRAWING CARDS=&gt;('S', 10)(Card drawn: 1)','7: ENGAGE-DRAWING CARDS=&gt;('H', 3)(Card drawn: 2)','7: ENGAGE-DRAWING MONEY=&gt;2(Money drawn)','7: ENGAGE-DRAWING CARDS=&gt;('S', 10)(Card drawn: 1)','7: ENGAGE-DRAWING CARDS=&gt;('C', 1)(Card drawn: 2)','7: ENGAGE-CRISIS RISING','7: ENGAGE-DRAWING MONEY=&gt;2(Money drawn)','7: ENGAGE-DRAWING CARDS=&gt;('H', 8)(Card drawn: 1)','7: ENGAGE-DRAWING CARDS=&gt;('D', 12)(Card drawn: 2)','7: ENGAGE-DRAWING MONEY=&gt;2(Money drawn)','7: ENGAGE-DRAWING CARDS=&gt;('H', 2)(Card drawn: 1)','7: ENGAGE-DRAWING CARDS=&gt;('C', 12)(Card drawn: 2)','7: ENGAGE-DRAWING MONEY=&gt;2(Money drawn)','7: ENGAGE-DRAWING CARDS=&gt;('D', 10)(Card drawn: 1)','7: ENGAGE-DRAWING CARDS=&gt;('H', 1)(Card drawn: 2)','7: ACTIVATE-ATTEMPTING PROJECTS=&gt;(('D', 13), 'D', 1, "Improved fix 'Market Externalities' (ECONOMIC)")(Skill for project)','7: ACTIVATE-ATTEMPTING PROJECTS=&gt;0(Consultant fees)','7: ACTIVATE-ATTEMPTING PROJECTS=&gt;3(Dice roll 2D6: skill check)','7: ACTIVATE-ATTEMPTING PROJECTS=&gt;(('D', 6), 'D', 0, "Improved fix 'Market Externalities' (ECONOMIC)")(Skill for project)','7: ACTIVATE-ATTEMPTING PROJECTS=&gt;5(Consultant fees)','7: ACTIVATE-ATTEMPTING PROJECTS=&gt;8(Dice roll 2D6: skill check)','7: ACTIVATE-ATTEMPTING PROJECTS=&gt;(('D', 7), 'D', 0, "Base fix 'Market Externalities' (ECONOMIC) triggers crisis")(Skill for project)','7: ACTIVATE-ATTEMPTING PROJECTS=&gt;0(Consultant fees)','7: ACTIVATE-ATTEMPTING PROJECTS=&gt;11(Dice roll 2D6: skill check)','7: ACTIVATE-DOING RESEARCH=&gt;None(Start researching)','7: ACTIVATE-ATTEMPTING PROJECTS=&gt;None(Skill for project)','7: ACTIVATE-DOING RESEARCH=&gt;None(Start researching)','7: ACTIVATE-ATTEMPTING PROJECTS=&gt;None(Skill for project)','7: ACTIVATE-DOING RESEARCH=&gt;None(Start researching)','7: ACTIVATE-ATTEMPTING PROJECTS=&gt;(('D', 12), 'D', 4, "Improved fix 'Market Externalities' (ECONOMIC)")(Skill for project)','7: ACTIVATE-ATTEMPTING PROJECTS=&gt;1(Consultant fees)','7: ACTIVATE-ATTEMPTING PROJECTS=&gt;7(Dice roll 2D6: skill check)','7: ACTIVATE-ATTEMPTING PROJECTS=&gt;(('C', 8), 'C', 0, "Base fix 'Low Labour Standards' (LIVING STANDARDS) triggers crisis")(Skill for project)','7: ACTIVATE-ATTEMPTING PROJECTS=&gt;3(Consultant fees)','7: ACTIVATE-ATTEMPTING PROJECTS=&gt;6(Dice roll 2D6: skill check)','7: ACTIVATE-ATTEMPTING PROJECTS=&gt;(('H', 8), 'H', 2, "Improved fix 'Low Labour Standards' (LIVING STANDARDS)")(Skill for project)','7: ACTIVATE-ATTEMPTING PROJECTS=&gt;2(Consultant fees)','7: ACTIVATE-ATTEMPTING PROJECTS=&gt;8(Dice roll 2D6: skill check)','7: ACTIVATE-ATTEMPTING PROJECTS=&gt;(('S', 2), 'S', 0, "Base fix 'Market Externalities' (ECONOMIC) triggers crisis")(Skill for project)','7: ACTIVATE-ATTEMPTING PROJECTS=&gt;1(Consultant fees)','7: ACTIVATE-ATTEMPTING PROJECTS=&gt;7(Dice roll 2D6: skill check)','7: ACTIVATE-ATTEMPTING PROJECTS=&gt;(('H', 2), 'H', 0, "Improved fix 'Low Labour Standards' (LIVING STANDARDS)")(Skill for project)','7: ACTIVATE-ATTEMPTING PROJECTS=&gt;6(Dice roll 2D6: skill check)','7: ACTIVATE-DOING RESEARCH=&gt;None(Start researching)','7: ACTIVATE-ATTEMPTING PROJECTS=&gt;Base(Start project: type)','7: ACTIVATE-ATTEMPTING PROJECTS=&gt;ECONOMIC(Start project: fix category)','7: ACTIVATE-ATTEMPTING PROJECTS=&gt;Monopoly(Start project: fix problem)','7: ACTIVATE-ATTEMPTING PROJECTS=&gt;Base fix 'Monopoly' (ECONOMIC) triggers crisis(Project started)','7: ACTIVATE-ATTEMPTING PROJECTS=&gt;None(Skill for project)','7: ACTIVATE-DOING RESEARCH=&gt;None(Start researching)','7: ACTIVATE-ATTEMPTING PROJECTS=&gt;(('H', 12), 'H', 2, "Improved fix 'Low Labour Standards' (LIVING STANDARDS)")(Skill for project)','7: ACTIVATE-ATTEMPTING PROJECTS=&gt;1(Consultant fees)','7: ACTIVATE-ATTEMPTING PROJECTS=&gt;6(Dice roll 2D6: skill check)','7: ACTIVATE-ATTEMPTING PROJECTS=&gt;(('D', 10), 'D', 2, "Improved fix 'Monopoly' (ECONOMIC)")(Skill for project)','7: ACTIVATE-ATTEMPTING PROJECTS=&gt;0(Consultant fees)','7: ACTIVATE-ATTEMPTING PROJECTS=&gt;11(Dice roll 2D6: skill check)','7: ACTIVATE-ATTEMPTING PROJECTS=&gt;None(Skill for project)','7: ACTIVATE-DOING RESEARCH=&gt;None(Start researching)','7: END-FINALIZING=&gt;Base fix 'Monopoly' (ECONOMIC) triggers crisis(Project abandoned)','7: END-CRISIS ROLLING=&gt;INDUSTRIAL(Crisis chip: full category)','7: END-CRISIS ROLLING=&gt;SOCIAL(Crisis chip: full category)','7: END-CRISIS ROLLING=&gt;5(Dice roll 1D6: crisis cat)','7: END-CRISIS ROLLING=&gt;ENVIRONMENTAL(Category for crisis)','7: END-CRISIS ROLLING=&gt;2(Dice roll 1D6: node in ENVIRONMENTAL)','7: END-CRISIS ROLLING=&gt;Climate Change(Problem for crisis)','7: END-CRISIS ROLLING=&gt;11(Dice roll 2D6: crisis roll for Climate Change)','7: END-CRISIS ROLLING=&gt;11(Crisis roll for node "Climate Change")','7: END-CRISIS ROLLING=&gt;4(Dice roll 2D6: crisis roll for Climate Change)','7: END-CRISIS ROLLING=&gt;4(Crisis roll for node "Climate Change")','7: END-CRISIS ROLLING=&gt;Climate Change(Now in crisis)','8: ENGAGE-DRAWING MONEY=&gt;2(Money drawn)','8: ENGAGE-DRAWING CARDS=&gt;('S', 1)(Card drawn: 1)','8: ENGAGE-DRAWING CARDS=&gt;('D', 3)(Card drawn: 2)','8: ENGAGE-CRISIS RISING','8: ENGAGE-DRAWING MONEY=&gt;2(Money drawn)','8: ENGAGE-DRAWING CARDS=&gt;('D', 5)(Card drawn: 1)','8: ENGAGE-DRAWING CARDS=&gt;('H', 9)(Card drawn: 2)','8: ENGAGE-DRAWING MONEY=&gt;2(Money drawn)','8: ENGAGE-DRAWING CARDS=&gt;('D', 8)(Card drawn: 1)','8: ENGAGE-DRAWING CARDS=&gt;('S', 9)(Card drawn: 2)','8: ENGAGE-CRISIS RISING','8: ENGAGE-DRAWING MONEY=&gt;2(Money drawn)','8: ENGAGE-DRAWING CARDS=&gt;('H', 13)(Card drawn: 1)','8: ENGAGE-DRAWING CARDS=&gt;('H', 4)(Card drawn: 2)','8: ENGAGE-DRAWING MONEY=&gt;2(Money drawn)','8: ENGAGE-DRAWING CARDS=&gt;('S', 8)(Card drawn: 1)','8: ENGAGE-DRAWING CARDS=&gt;('D', 1)(Card drawn: 2)','8: ENGAGE-DRAWING MONEY=&gt;2(Money drawn)','8: ENGAGE-DRAWING CARDS=&gt;('C', 13)(Card drawn: 1)','8: ENGAGE-DRAWING CARDS=&gt;('D', 3)(Card drawn: 2)','8: ACTIVATE-ATTEMPTING PROJECTS=&gt;(('S', 1), 'S', 0, "Improved fix 'Monopoly' (ECONOMIC)")(Skill for project)','8: ACTIVATE-ATTEMPTING PROJECTS=&gt;1(Consultant fees)','8: ACTIVATE-ATTEMPTING PROJECTS=&gt;7(Dice roll 2D6: skill check)','8: ACTIVATE-ATTEMPTING PROJECTS=&gt;None(Skill for project)','8: ACTIVATE-DOING RESEARCH=&gt;None(Start researching)','8: ACTIVATE-ATTEMPTING PROJECTS=&gt;None(Skill for project)','8: ACTIVATE-DOING RESEARCH=&gt;None(Start researching)','8: ACTIVATE-ATTEMPTING PROJECTS=&gt;(('S', 9), 'S', 3, "Improved fix 'Monopoly' (ECONOMIC)")(Skill for project)','8: ACTIVATE-ATTEMPTING PROJECTS=&gt;1(Consultant fees)','8: ACTIVATE-ATTEMPTING PROJECTS=&gt;4(Dice roll 2D6: skill check)','8: ACTIVATE-ATTEMPTING PROJECTS=&gt;None(Skill for project)','8: ACTIVATE-DOING RESEARCH=&gt;None(Start researching)','8: ACTIVATE-ATTEMPTING PROJECTS=&gt;(('H', 4), 'H', 1, "Base fix 'Low Labour Standards' (LIVING STANDARDS) triggers crisis")(Skill for project)','8: ACTIVATE-ATTEMPTING PROJECTS=&gt;2(Consultant fees)','8: ACTIVATE-ATTEMPTING PROJECTS=&gt;6(Dice roll 2D6: skill check)','8: ACTIVATE-ATTEMPTING PROJECTS=&gt;None(Skill for project)','8: ACTIVATE-DOING RESEARCH=&gt;None(Start researching)','8: ACTIVATE-ATTEMPTING PROJECTS=&gt;Base(Start project: type)','8: ACTIVATE-ATTEMPTING PROJECTS=&gt;LIVING STANDARDS(Start project: fix category)','8: ACTIVATE-ATTEMPTING PROJECTS=&gt;Economic Inequality(Start project: fix problem)','8: ACTIVATE-ATTEMPTING PROJECTS=&gt;Base fix 'Economic Inequality' (LIVING STANDARDS) triggers crisis(Project started)','8: ACTIVATE-ATTEMPTING PROJECTS=&gt;(('C', 12), 'C', 1, "Improved fix 'Low Labour Standards' (LIVING STANDARDS)")(Skill for project)','8: ACTIVATE-ATTEMPTING PROJECTS=&gt;1(Consultant fees)','8: ACTIVATE-ATTEMPTING PROJECTS=&gt;7(Dice roll 2D6: skill check)','8: ACTIVATE-ATTEMPTING PROJECTS=&gt;(('H', 2), 'H', 0, "Base fix 'Economic Inequality' (LIVING STANDARDS) triggers crisis")(Skill for project)','8: ACTIVATE-ATTEMPTING PROJECTS=&gt;2(Consultant fees)','8: ACTIVATE-ATTEMPTING PROJECTS=&gt;7(Dice roll 2D6: skill check)','8: ACTIVATE-ATTEMPTING PROJECTS=&gt;(('D', 1), 'D', 1, "Improved fix 'Monopoly' (ECONOMIC)")(Skill for project)','8: ACTIVATE-ATTEMPTING PROJECTS=&gt;0(Consultant fees)','8: ACTIVATE-ATTEMPTING PROJECTS=&gt;7(Dice roll 2D6: skill check)','8: ACTIVATE-ATTEMPTING PROJECTS=&gt;(('S', 8), 'S', 0, "Base fix 'Market Externalities' (ECONOMIC) triggers crisis")(Skill for project)','8: ACTIVATE-ATTEMPTING PROJECTS=&gt;2(Consultant fees)','8: ACTIVATE-ATTEMPTING PROJECTS=&gt;6(Dice roll 2D6: skill check)','8: ACTIVATE-DOING RESEARCH=&gt;None(Start researching)','8: ACTIVATE-ATTEMPTING PROJECTS=&gt;(('H', 6), 'H', 0, "Improved fix 'Low Labour Standards' (LIVING STANDARDS)")(Skill for project)','8: ACTIVATE-ATTEMPTING PROJECTS=&gt;4(Consultant fees)','8: ACTIVATE-ATTEMPTING PROJECTS=&gt;6(Dice roll 2D6: skill check)','8: ACTIVATE-ATTEMPTING PROJECTS=&gt;(('D', 3), 'D', 3, "Improved fix 'Market Externalities' (ECONOMIC)")(Skill for project)','8: ACTIVATE-ATTEMPTING PROJECTS=&gt;2(Consultant fees)','8: ACTIVATE-ATTEMPTING PROJECTS=&gt;10(Dice roll 2D6: skill check)','8: ACTIVATE-ATTEMPTING PROJECTS=&gt;(('H', 1), 'H', 1, "Improved fix 'Low Labour Standards' (LIVING STANDARDS)")(Skill for project)','8: ACTIVATE-ATTEMPTING PROJECTS=&gt;9(Dice roll 2D6: skill check)','8: ACTIVATE-ATTEMPTING PROJECTS=&gt;(('C', 13), 'C', 1, "Base fix 'Low Labour Standards' (LIVING STANDARDS) triggers crisis")(Skill for project)','8: ACTIVATE-ATTEMPTING PROJECTS=&gt;10(Dice roll 2D6: skill check)','8: ACTIVATE-ATTEMPTING PROJECTS=&gt;None(Skill for project)','8: ACTIVATE-DOING RESEARCH=&gt;None(Start researching)','8: END-CRISIS ROLLING=&gt;INDUSTRIAL(Crisis chip: full category)','8: END-CRISIS ROLLING=&gt;SOCIAL(Crisis chip: full category)','8: END-CRISIS ROLLING=&gt;2(Dice roll 1D6: crisis cat)','8: END-CRISIS ROLLING=&gt;ECONOMIC(Category for crisis)','8: END-CRISIS ROLLING=&gt;6(Dice roll 1D6: node in ECONOMIC)','8: END-CRISIS ROLLING=&gt;1(Dice roll 1D6: node in ECONOMIC)','8: END-CRISIS ROLLING=&gt;Monopoly(Problem for crisis)','8: END-CRISIS ROLLING=&gt;11(Dice roll 2D6: crisis roll for Monopoly)','8: END-CRISIS ROLLING=&gt;11(Crisis roll for node "Monopoly")','8: END-CRISIS ROLLING=&gt;7(Dice roll 2D6: crisis roll for Monopoly)','8: END-CRISIS ROLLING=&gt;7(Crisis roll for node "Monopoly")','8: END-CRISIS ROLLING=&gt;Air &amp; Ozone Degradation(Now in crisis (cascaded from: Monopoly))','9: ENGAGE-DRAWING MONEY=&gt;2(Money drawn)','9: ENGAGE-DRAWING CARDS=&gt;('H', 7)(Card drawn: 1)','9: ENGAGE-DRAWING CARDS=&gt;('S', 9)(Card drawn: 2)','9: ENGAGE-CRISIS RISING','9: ENGAGE-DRAWING MONEY=&gt;2(Money drawn)','9: ENGAGE-DRAWING CARDS=&gt;('D', 2)(Card drawn: 1)','9: ENGAGE-DRAWING CARDS=&gt;('S', 6)(Card drawn: 2)','9: ENGAGE-DRAWING MONEY=&gt;2(Money drawn)','9: ENGAGE-DRAWING CARDS=&gt;('C', 14)(Card drawn: 1)','9: ENGAGE-DRAWING CARDS=&gt;('C', 6)(Card drawn: 2)','9: ENGAGE-CRISIS RISING','9: ENGAGE-DRAWING MONEY=&gt;2(Money drawn)','9: ENGAGE-DRAWING CARDS=&gt;('H', 12)(Card drawn: 1)','9: ENGAGE-DRAWING CARDS=&gt;('D', 1)(Card drawn: 2)','9: ENGAGE-DRAWING MONEY=&gt;2(Money drawn)','9: ENGAGE-DRAWING CARDS=&gt;('C', 4)(Card drawn: 1)','9: ENGAGE-DRAWING CARDS=&gt;('C', 9)(Card drawn: 2)','9: ENGAGE-DRAWING MONEY=&gt;2(Money drawn)','9: ENGAGE-DRAWING CARDS=&gt;('H', 14)(Card drawn: 1)','9: ENGAGE-DRAWING CARDS=&gt;('H', 12)(Card drawn: 2)','9: ACTIVATE-ATTEMPTING PROJECTS=&gt;(('D', 3), 'D', 0, "Improved fix 'Monopoly' (ECONOMIC)")(Skill for project)','9: ACTIVATE-ATTEMPTING PROJECTS=&gt;1(Consultant fees)','9: ACTIVATE-ATTEMPTING PROJECTS=&gt;7(Dice roll 2D6: skill check)','9: ACTIVATE-ATTEMPTING PROJECTS=&gt;(('H', 7), 'H', 0, "Base fix 'Low Labour Standards' (LIVING STANDARDS) triggers crisis")(Skill for project)','9: ACTIVATE-ATTEMPTING PROJECTS=&gt;2(Consultant fees)','9: ACTIVATE-ATTEMPTING PROJECTS=&gt;5(Dice roll 2D6: skill check)','9: ACTIVATE-ATTEMPTING PROJECTS=&gt;(('S', 9), 'S', 0, "Improved fix 'Monopoly' (ECONOMIC)")(Skill for project)','9: ACTIVATE-ATTEMPTING PROJECTS=&gt;0(Consultant fees)','9: ACTIVATE-ATTEMPTING PROJECTS=&gt;12(Dice roll 2D6: skill check)','9: ACTIVATE-ATTEMPTING PROJECTS=&gt;1(Added a crisis chip)','9: ACTIVATE-DOING RESEARCH=&gt;None(Start researching)','9: ACTIVATE-ATTEMPTING PROJECTS=&gt;(('H', 3), 'H', 2, "Base fix 'Economic Inequality' (LIVING STANDARDS) triggers crisis")(Skill for project)','9: ACTIVATE-ATTEMPTING PROJECTS=&gt;1(Consultant fees)','9: ACTIVATE-ATTEMPTING PROJECTS=&gt;10(Dice roll 2D6: skill check)','9: ACTIVATE-ATTEMPTING PROJECTS=&gt;None(Skill for project)','9: ACTIVATE-DOING RESEARCH=&gt;None(Start researching)','9: ACTIVATE-ATTEMPTING PROJECTS=&gt;(('C', 14), 'S', 3, "Base fix 'Market Externalities' (ECONOMIC) triggers crisis")(Skill for project)','9: ACTIVATE-ATTEMPTING PROJECTS=&gt;(('C', 6), 'C', 3, "Improved fix 'Low Labour Standards' (LIVING STANDARDS)")(Skill for project)','9: ACTIVATE-ATTEMPTING PROJECTS=&gt;3(Consultant fees)','9: ACTIVATE-ATTEMPTING PROJECTS=&gt;7(Dice roll 2D6: skill check)','9: ACTIVATE-ATTEMPTING PROJECTS=&gt;(('C', 1), 'C', 1, "Base fix 'Low Labour Standards' (LIVING STANDARDS) triggers crisis")(Skill for project)','9: ACTIVATE-ATTEMPTING PROJECTS=&gt;1(Consultant fees)','9: ACTIVATE-ATTEMPTING PROJECTS=&gt;7(Dice roll 2D6: skill check)','9: ACTIVATE-ATTEMPTING PROJECTS=&gt;(('S', 10), 'S', 0, "Base fix 'Market Externalities' (ECONOMIC) triggers crisis")(Skill for project)','9: ACTIVATE-ATTEMPTING PROJECTS=&gt;1(Consultant fees)','9: ACTIVATE-ATTEMPTING PROJECTS=&gt;5(Dice roll 2D6: skill check)','9: ACTIVATE-ATTEMPTING PROJECTS=&gt;None(Skill for project)','9: ACTIVATE-DOING RESEARCH=&gt;None(Start researching)','9: ACTIVATE-ATTEMPTING PROJECTS=&gt;(('D', 1), 'D', 2, "Improved fix 'Market Externalities' (ECONOMIC)")(Skill for project)','9: ACTIVATE-ATTEMPTING PROJECTS=&gt;1(Consultant fees)','9: ACTIVATE-ATTEMPTING PROJECTS=&gt;4(Dice roll 2D6: skill check)','9: ACTIVATE-ATTEMPTING PROJECTS=&gt;(('H', 12), 'H', 1, "Base fix 'Low Labour Standards' (LIVING STANDARDS) triggers crisis")(Skill for project)','9: ACTIVATE-ATTEMPTING PROJECTS=&gt;0(Consultant fees)','9: ACTIVATE-ATTEMPTING PROJECTS=&gt;3(Dice roll 2D6: skill check)','9: ACTIVATE-ATTEMPTING PROJECTS=&gt;(('H', 13), 'H', 0, "Base fix 'Low Labour Standards' (LIVING STANDARDS) triggers crisis")(Skill for project)','9: ACTIVATE-ATTEMPTING PROJECTS=&gt;1(Consultant fees)','9: ACTIVATE-ATTEMPTING PROJECTS=&gt;6(Dice roll 2D6: skill check)','9: ACTIVATE-DOING RESEARCH=&gt;None(Start researching)','9: ACTIVATE-ATTEMPTING PROJECTS=&gt;(('C', 4), 'C', 0, "Base fix 'Economic Inequality' (LIVING STANDARDS) triggers crisis")(Skill for project)','9: ACTIVATE-ATTEMPTING PROJECTS=&gt;3(Consultant fees)','9: ACTIVATE-ATTEMPTING PROJECTS=&gt;2(Dice roll 2D6: skill check)','9: ACTIVATE-ATTEMPTING PROJECTS=&gt;None(Skill for project)','9: ACTIVATE-DOING RESEARCH=&gt;None(Start researching)','9: ACTIVATE-ATTEMPTING PROJECTS=&gt;None(Skill for project)','9: ACTIVATE-DOING RESEARCH=&gt;None(Start researching)','9: END-FINALIZING=&gt;Base fix 'Market Externalities' (ECONOMIC) triggers crisis(Project overskilled for "('C', 14)")','9: END-CRISIS ROLLING=&gt;INDUSTRIAL(Crisis chip: full category)','9: END-CRISIS ROLLING=&gt;SOCIAL(Crisis chip: full category)','9: END-CRISIS ROLLING=&gt;6(Dice roll 1D6: crisis cat)','9: END-CRISIS ROLLING=&gt;LIVING STANDARDS(Category for crisis)','9: END-CRISIS ROLLING=&gt;6(Dice roll 1D6: node in LIVING STANDARDS)','9: END-CRISIS ROLLING=&gt;5(Dice roll 1D6: node in LIVING STANDARDS)','9: END-CRISIS ROLLING=&gt;3(Dice roll 1D6: node in LIVING STANDARDS)','9: END-CRISIS ROLLING=&gt;Systemic Corruption(Problem for crisis)','9: END-CRISIS ROLLING=&gt;2(Dice roll 2D6: crisis roll for Systemic Corruption)','9: END-CRISIS ROLLING=&gt;2(Crisis roll for node "Systemic Corruption")','9: END-CRISIS ROLLING=&gt;Inflation(Now in crisis (cascaded from: Systemic Corruption))','9: END-CRISIS ROLLING=&gt;5(Dice roll 1D6: crisis cat)','9: END-CRISIS ROLLING=&gt;ENVIRONMENTAL(Category for crisis)','9: END-CRISIS ROLLING=&gt;2(Dice roll 1D6: node in ENVIRONMENTAL)','9: END-CRISIS ROLLING=&gt;Climate Change(Problem for crisis)','9: END-CRISIS ROLLING=&gt;11(Dice roll 2D6: crisis roll for Climate Change)','9: END-CRISIS ROLLING=&gt;11(Crisis roll for node "Climate Change")','9: END-CRISIS ROLLING=&gt;6(Dice roll 2D6: crisis roll for Climate Change)','9: END-CRISIS ROLLING=&gt;6(Crisis roll for node "Climate Change")','9: END-CRISIS ROLLING=&gt;Biodiversity Loss(Now in crisis (cascaded from: Climate Change))','9: END-CRISIS ROLLING=&gt;Energy Shortage(Now in crisis (cascaded from: Climate Change))','9: END-CRISIS ROLLING=&gt;Food Shortage(Now in crisis (cascaded from: Climate Change))','9: END-CRISIS ROLLING=&gt;Freshwater Depletion(Now in crisis (cascaded from: Climate Change))','9: END-CRISIS ROLLING=&gt;Land Conversion(Now in crisis (cascaded from: Climate Change))','10: ENGAGE-DRAWING MONEY=&gt;1(Money drawn)','10: ENGAGE-DRAWING CARDS=&gt;('D', 11)(Card drawn: 1)','10: ENGAGE-DRAWING CARDS=&gt;('D', 9)(Card drawn: 2)','10: ENGAGE-CRISIS RISING','10: ENGAGE-DRAWING MONEY=&gt;1(Money drawn)','10: ENGAGE-DRAWING CARDS=&gt;('C', 13)(Card drawn: 1)','10: ENGAGE-DRAWING CARDS=&gt;('S', 1)(Card drawn: 2)','10: ENGAGE-DRAWING MONEY=&gt;1(Money drawn)','10: ENGAGE-DRAWING CARDS=&gt;('D', 4)(Card drawn: 1)','10: ENGAGE-DRAWING CARDS=&gt;('C', 10)(Card drawn: 2)','10: ENGAGE-CRISIS RISING','10: ENGAGE-DRAWING MONEY=&gt;1(Money drawn)','10: ENGAGE-DRAWING CARDS=&gt;('C', 10)(Card drawn: 1)','10: ENGAGE-DRAWING CARDS=&gt;('D', 5)(Card drawn: 2)','10: ENGAGE-DRAWING MONEY=&gt;1(Money drawn)','10: ENGAGE-DRAWING CARDS=&gt;('C', 4)(Card drawn: 1)','10: ENGAGE-DRAWING CARDS=&gt;('C', 2)(Card drawn: 2)','10: ENGAGE-DRAWING MONEY=&gt;1(Money drawn)','10: ENGAGE-DRAWING CARDS=&gt;('D', 13)(Card drawn: 1)','10: ENGAGE-DRAWING CARDS=&gt;('H', 5)(Card drawn: 2)','10: ACTIVATE-ATTEMPTING PROJECTS=&gt;(('D', 11), 'D', 0, "Improved fix 'Monopoly' (ECONOMIC)")(Skill for project)','10: ACTIVATE-ATTEMPTING PROJECTS=&gt;1(Consultant fees)','10: ACTIVATE-ATTEMPTING PROJECTS=&gt;7(Dice roll 2D6: skill check)','10: ACTIVATE-ATTEMPTING PROJECTS=&gt;(('D', 9), 'D', 0, "Base fix 'Market Externalities' (ECONOMIC) triggers crisis")(Skill for project)','10: ACTIVATE-ATTEMPTING PROJECTS=&gt;1(Consultant fees)','10: ACTIVATE-ATTEMPTING PROJECTS=&gt;5(Dice roll 2D6: skill check)','10: ACTIVATE-DOING RESEARCH=&gt;None(Start researching)','10: ACTIVATE-ATTEMPTING PROJECTS=&gt;(('S', 1), 'S', 7, "Improved fix 'Market Externalities' (ECONOMIC)")(Skill for project)','10: ACTIVATE-ATTEMPTING PROJECTS=&gt;0(Consultant fees)','10: ACTIVATE-ATTEMPTING PROJECTS=&gt;7(Dice roll 2D6: skill check)','10: ACTIVATE-ATTEMPTING PROJECTS=&gt;(('C', 13), 'C', 6, "Base fix 'Low Labour Standards' (LIVING STANDARDS) triggers crisis")(Skill for project)','10: ACTIVATE-ATTEMPTING PROJECTS=&gt;1(Consultant fees)','10: ACTIVATE-ATTEMPTING PROJECTS=&gt;7(Dice roll 2D6: skill check)','10: ACTIVATE-ATTEMPTING PROJECTS=&gt;(('H', 9), 'H', 3, "Base fix 'Economic Inequality' (LIVING STANDARDS) triggers crisis")(Skill for project)','10: ACTIVATE-ATTEMPTING PROJECTS=&gt;0(Consultant fees)','10: ACTIVATE-ATTEMPTING PROJECTS=&gt;7(Dice roll 2D6: skill check)','10: ACTIVATE-ATTEMPTING PROJECTS=&gt;(('D', 5), 'D', 2, "Improved fix 'Monopoly' (ECONOMIC)")(Skill for project)','10: ACTIVATE-ATTEMPTING PROJECTS=&gt;4(Consultant fees)','10: ACTIVATE-ATTEMPTING PROJECTS=&gt;7(Dice roll 2D6: skill check)','10: ACTIVATE-ATTEMPTING PROJECTS=&gt;(('S', 6), 'S', 3, "Improved fix 'Market Externalities' (ECONOMIC)")(Skill for project)','10: ACTIVATE-ATTEMPTING PROJECTS=&gt;0(Consultant fees)','10: ACTIVATE-ATTEMPTING PROJECTS=&gt;9(Dice roll 2D6: skill check)','10: ACTIVATE-ATTEMPTING PROJECTS=&gt;None(Skill for project)','10: ACTIVATE-DOING RESEARCH=&gt;None(Start researching)','10: ACTIVATE-ATTEMPTING PROJECTS=&gt;(('C', 10), 'C', 2, "Base fix 'Low Labour Standards' (LIVING STANDARDS) triggers crisis")(Skill for project)','10: ACTIVATE-ATTEMPTING PROJECTS=&gt;1(Consultant fees)','10: ACTIVATE-ATTEMPTING PROJECTS=&gt;7(Dice roll 2D6: skill check)','10: ACTIVATE-ATTEMPTING PROJECTS=&gt;(('D', 4), 'D', 1, "Improved fix 'Monopoly' (ECONOMIC)")(Skill for project)','10: ACTIVATE-ATTEMPTING PROJECTS=&gt;3(Consultant fees)','10: ACTIVATE-ATTEMPTING PROJECTS=&gt;6(Dice roll 2D6: skill check)','10: ACTIVATE-ATTEMPTING PROJECTS=&gt;(('D', 8), 'D', 0, "Improved fix 'Market Externalities' (ECONOMIC)")(Skill for project)','10: ACTIVATE-ATTEMPTING PROJECTS=&gt;0(Consultant fees)','10: ACTIVATE-ATTEMPTING PROJECTS=&gt;9(Dice roll 2D6: skill check)','10: ACTIVATE-DOING RESEARCH=&gt;None(Start researching)','10: ACTIVATE-ATTEMPTING PROJECTS=&gt;(('C', 10), 'C', 0, "Improved fix 'Low Labour Standards' (LIVING STANDARDS)")(Skill for project)','10: ACTIVATE-ATTEMPTING PROJECTS=&gt;1(Consultant fees)','10: ACTIVATE-ATTEMPTING PROJECTS=&gt;10(Dice roll 2D6: skill check)','10: ACTIVATE-ATTEMPTING PROJECTS=&gt;(('D', 5), 'D', 0, "Improved fix 'Market Externalities' (ECONOMIC)")(Skill for project)','10: ACTIVATE-ATTEMPTING PROJECTS=&gt;9(Dice roll 2D6: skill check)','10: ACTIVATE-DOING RESEARCH=&gt;None(Start researching)','10: ACTIVATE-ATTEMPTING PROJECTS=&gt;(('C', 9), 'C', 0, "Improved fix 'Low Labour Standards' (LIVING STANDARDS)")(Skill for project)','10: ACTIVATE-ATTEMPTING PROJECTS=&gt;2(Consultant fees)','10: ACTIVATE-ATTEMPTING PROJECTS=&gt;4(Dice roll 2D6: skill check)','10: ACTIVATE-ATTEMPTING PROJECTS=&gt;(('C', 4), 'C', 0, "Base fix 'Economic Inequality' (LIVING STANDARDS) triggers crisis")(Skill for project)','10: ACTIVATE-ATTEMPTING PROJECTS=&gt;9(Dice roll 2D6: skill check)','10: ACTIVATE-ATTEMPTING PROJECTS=&gt;None(Skill for project)','10: ACTIVATE-DOING RESEARCH=&gt;None(Start researching)','10: ACTIVATE-ATTEMPTING PROJECTS=&gt;(('D', 13), 'D', 3, "Base fix 'Market Externalities' (ECONOMIC) triggers crisis")(Skill for project)','10: ACTIVATE-ATTEMPTING PROJECTS=&gt;1(Consultant fees)','10: ACTIVATE-ATTEMPTING PROJECTS=&gt;9(Dice roll 2D6: skill check)','10: ACTIVATE-ATTEMPTING PROJECTS=&gt;(('H', 5), 'H', 3, "Improved fix 'Low Labour Standards' (LIVING STANDARDS)")(Skill for project)','10: ACTIVATE-ATTEMPTING PROJECTS=&gt;0(Consultant fees)','10: ACTIVATE-ATTEMPTING PROJECTS=&gt;8(Dice roll 2D6: skill check)','10: ACTIVATE-ATTEMPTING PROJECTS=&gt;(('H', 14), 'H', 1, "Improved fix 'Low Labour Standards' (LIVING STANDARDS)")(Skill for project)','10: ACTIVATE-ATTEMPTING PROJECTS=&gt;(('H', 10), 'H', 0, "Base fix 'Low Labour Standards' (LIVING STANDARDS) triggers crisis")(Skill for project)','10: ACTIVATE-ATTEMPTING PROJECTS=&gt;1(Consultant fees)','10: ACTIVATE-ATTEMPTING PROJECTS=&gt;5(Dice roll 2D6: skill check)','10: ACTIVATE-ATTEMPTING PROJECTS=&gt;(('H', 12), 'H', 0, "Base fix 'Economic Inequality' (LIVING STANDARDS) triggers crisis")(Skill for project)','10: ACTIVATE-ATTEMPTING PROJECTS=&gt;1(Consultant fees)','10: ACTIVATE-ATTEMPTING PROJECTS=&gt;5(Dice roll 2D6: skill check)','10: ACTIVATE-DOING RESEARCH=&gt;None(Start researching)','10: END-FINALIZING=&gt;Improved fix 'Low Labour Standards' (LIVING STANDARDS)(Project overskilled for "('H', 14)")','10: END-CRISIS ROLLING=&gt;INDUSTRIAL(Crisis chip: full category)','10: END-CRISIS ROLLING=&gt;ECONOMIC(Crisis chip: full category)','10: END-CRISIS ROLLING=&gt;SOCIAL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4(Dice roll 1D6: node in CLASS)','10: END-CRISIS ROLLING=&gt;Food Shortage(Crisis chip: overwhelmed problem)','10: END-CRISIS ROLLING=&gt;3(Dice roll 1D6: crisis cat)','10: END-CRISIS ROLLING=&gt;SOCIAL(Category for crisis)','10: END-CRISIS ROLLING=&gt;SOCIAL(Crisis chip: full category)','10: END-CRISIS ROLLING=&gt;6(Dice roll 1D6: crisis cat)','10: END-CRISIS ROLLING=&gt;LIVING STANDARDS(Category for crisis)','10: END-CRISIS ROLLING=&gt;3(Dice roll 1D6: node in LIVING STANDARDS)','10: END-CRISIS ROLLING=&gt;Systemic Corruption(Problem for crisis)','10: END-CRISIS ROLLING=&gt;7(Dice roll 2D6: crisis roll for Systemic Corruption)','10: END-CRISIS ROLLING=&gt;7(Crisis roll for node "Systemic Corruption")','10: END-CRISIS ROLLING=&gt;Nitrogen &amp; Phosphorous Loading(Now in crisis (cascaded from: Systemic Corruption))','10: END-CRISIS ROLLING=&gt;6(Dice roll 1D6: crisis cat)','10: END-CRISIS ROLLING=&gt;LIVING STANDARDS(Category for crisis)','10: END-CRISIS ROLLING=&gt;1(Dice roll 1D6: node in LIVING STANDARDS)','10: END-CRISIS ROLLING=&gt;Discrimination(Crisis chip: overwhelmed problem)','10: END-CRISIS ROLLING=&gt;5(Dice roll 1D6: crisis cat)','10: END-CRISIS ROLLING=&gt;ENVIRONMENTAL(Category for crisis)','10: END-CRISIS ROLLING=&gt;ENVIRONMENTAL(Crisis chip: full category)','10: END-CRISIS ROLLING=&gt;3(Dice roll 1D6: crisis cat)','10: END-CRISIS ROLLING=&gt;SOCIAL(Category for crisis)','10: END-CRISIS ROLLING=&gt;SOCIAL(Crisis chip: full category)','10: END-CRISIS ROLLING=&gt;4(Dice roll 1D6: crisis cat)','10: END-CRISIS ROLLING=&gt;CLASS(Category for crisis)','10: END-CRISIS ROLLING=&gt;6(Dice roll 1D6: node in CLASS)','10: END-CRISIS ROLLING=&gt;6(Dice roll 1D6: node in CLASS)','10: END-CRISIS ROLLING=&gt;1(Dice roll 1D6: node in CLASS)','10: END-CRISIS ROLLING=&gt;Healthcare(Crisis chip: overwhelmed problem)','10: END-CRISIS ROLLING=&gt;6(Dice roll 1D6: crisis cat)','10: END-CRISIS ROLLING=&gt;LIVING STANDARDS(Category for crisis)','10: END-CRISIS ROLLING=&gt;3(Dice roll 1D6: node in LIVING STANDARDS)','10: END-CRISIS ROLLING=&gt;Systemic Corruption(Problem for crisis)','10: END-CRISIS ROLLING=&gt;8(Dice roll 2D6: crisis roll for Systemic Corruption)','10: END-CRISIS ROLLING=&gt;8(Crisis roll for node "Systemic Corruption")','10: END-CRISIS ROLLING=&gt;Clean Water Shortage(Now in crisis (cascaded from: Systemic Corruption))','11: ENGAGE-DRAWING MONEY=&gt;1(Money drawn)','11: ENGAGE-DRAWING CARDS=&gt;('S', 1)(Card drawn: 1)','11: ENGAGE-DRAWING CARDS=&gt;('D', 4)(Card drawn: 2)','11: ENGAGE-CRISIS RISING','11: ENGAGE-DRAWING MONEY=&gt;1(Money drawn)','11: ENGAGE-DRAWING CARDS=&gt;('H', 4)(Card drawn: 1)','11: ENGAGE-DRAWING CARDS=&gt;('H', 1)(Card drawn: 2)','11: ENGAGE-DRAWING MONEY=&gt;1(Money drawn)','11: ENGAGE-DRAWING CARDS=&gt;('S', 14)(Card drawn: 1)','11: ENGAGE-DRAWING CARDS=&gt;('S', 8)(Card drawn: 2)','11: ENGAGE-CRISIS RISING','11: ENGAGE-DRAWING MONEY=&gt;1(Money drawn)','11: ENGAGE-DRAWING CARDS=&gt;('D', 8)(Card drawn: 1)','11: ENGAGE-DRAWING CARDS=&gt;('H', 10)(Card drawn: 2)','11: ENGAGE-DRAWING MONEY=&gt;1(Money drawn)','11: ENGAGE-DRAWING CARDS=&gt;('D', 7)(Card drawn: 1)','11: ENGAGE-DRAWING CARDS=&gt;('C', 2)(Card drawn: 2)','11: ENGAGE-DRAWING MONEY=&gt;1(Money drawn)','11: ENGAGE-DRAWING CARDS=&gt;('D', 10)(Card drawn: 1)','11: ENGAGE-DRAWING CARDS=&gt;('D', 6)(Card drawn: 2)','11: ACTIVATE-ATTEMPTING PROJECTS=&gt;(('S', 1), 'S', 0, "Improved fix 'Monopoly' (ECONOMIC)")(Skill for project)','11: ACTIVATE-ATTEMPTING PROJECTS=&gt;1(Consultant fees)','11: ACTIVATE-ATTEMPTING PROJECTS=&gt;8(Dice roll 2D6: skill check)','11: ACTIVATE-ATTEMPTING PROJECTS=&gt;(('D', 4), 'D', 0, "Improved fix 'Monopoly' (ECONOMIC)")(Skill for project)','11: ACTIVATE-ATTEMPTING PROJECTS=&gt;8(Dice roll 2D6: skill check)','11: ACTIVATE-DOING RESEARCH=&gt;None(Start researching)','11: ACTIVATE-ATTEMPTING PROJECTS=&gt;(('H', 4), 'H', 3, "Base fix 'Economic Inequality' (LIVING STANDARDS) triggers crisis")(Skill for project)','11: ACTIVATE-ATTEMPTING PROJECTS=&gt;2(Consultant fees)','11: ACTIVATE-ATTEMPTING PROJECTS=&gt;7(Dice roll 2D6: skill check)','11: ACTIVATE-ATTEMPTING PROJECTS=&gt;(('D', 2), 'D', 2, "Improved fix 'Market Externalities' (ECONOMIC)")(Skill for project)','11: ACTIVATE-ATTEMPTING PROJECTS=&gt;1(Consultant fees)','11: ACTIVATE-ATTEMPTING PROJECTS=&gt;4(Dice roll 2D6: skill check)','11: ACTIVATE-ATTEMPTING PROJECTS=&gt;(('S', 10), 'S', 1, "Improved fix 'Monopoly' (ECONOMIC)")(Skill for project)','11: ACTIVATE-ATTEMPTING PROJECTS=&gt;5(Dice roll 2D6: skill check)','11: ACTIVATE-ATTEMPTING PROJECTS=&gt;(('H', 1), 'H', 1, "Improved fix 'Low Labour Standards' (LIVING STANDARDS)")(Skill for project)','11: ACTIVATE-ATTEMPTING PROJECTS=&gt;10(Dice roll 2D6: skill check)','11: ACTIVATE-ATTEMPTING PROJECTS=&gt;(('D', 6), 'D', 0, "Improved fix 'Monopoly' (ECONOMIC)")(Skill for project)','11: ACTIVATE-ATTEMPTING PROJECTS=&gt;8(Dice roll 2D6: skill check)','11: ACTIVATE-DOING RESEARCH=&gt;None(Start researching)','11: ACTIVATE-ATTEMPTING PROJECTS=&gt;(('S', 14), 'C', 0, "Base fix 'Economic Inequality' (LIVING STANDARDS) triggers crisis")(Skill for project)','11: ACTIVATE-ATTEMPTING PROJECTS=&gt;(('S', 8), 'S', 0, "Improved fix 'Monopoly' (ECONOMIC)")(Skill for project)','11: ACTIVATE-ATTEMPTING PROJECTS=&gt;3(Consultant fees)','11: ACTIVATE-ATTEMPTING PROJECTS=&gt;8(Dice roll 2D6: skill check)','11: ACTIVATE-DOING RESEARCH=&gt;None(Start researching)','11: ACTIVATE-ATTEMPTING PROJECTS=&gt;(('D', 8), 'D', 0, "Base fix 'Market Externalities' (ECONOMIC) triggers crisis")(Skill for project)','11: ACTIVATE-ATTEMPTING PROJECTS=&gt;1(Consultant fees)','11: ACTIVATE-ATTEMPTING PROJECTS=&gt;4(Dice roll 2D6: skill check)','11: ACTIVATE-ATTEMPTING PROJECTS=&gt;(('H', 10), 'H', 0, "Base fix 'Economic Inequality' (LIVING STANDARDS) triggers crisis")(Skill for project)','11: ACTIVATE-ATTEMPTING PROJECTS=&gt;5(Dice roll 2D6: skill check)','11: ACTIVATE-DOING RESEARCH=&gt;None(Start researching)','11: ACTIVATE-ATTEMPTING PROJECTS=&gt;None(Skill for project)','11: ACTIVATE-DOING RESEARCH=&gt;None(Start researching)','11: ACTIVATE-ATTEMPTING PROJECTS=&gt;(('D', 6), 'D', 1, "Improved fix 'Monopoly' (ECONOMIC)")(Skill for project)','11: ACTIVATE-ATTEMPTING PROJECTS=&gt;1(Consultant fees)','11: ACTIVATE-ATTEMPTING PROJECTS=&gt;9(Dice roll 2D6: skill check)','11: ACTIVATE-ATTEMPTING PROJECTS=&gt;None(Skill for project)','11: ACTIVATE-DOING RESEARCH=&gt;None(Start researching)','11: END-FINALIZING=&gt;Base fix 'Low Labour Standards' (LIVING STANDARDS) triggers crisis(Project abandoned)','11: END-FINALIZING=&gt;Base fix 'Economic Inequality' (LIVING STANDARDS) triggers crisis(Project overskilled for "('S', 14)")','11: END-CRISIS ROLLING=&gt;INDUSTRIAL(Crisis chip: full category)','11: END-CRISIS ROLLING=&gt;ECONOMIC(Crisis chip: full category)','11: END-CRISIS ROLLING=&gt;SOCIAL(Crisis chip: full category)','11: END-CRISIS ROLLING=&gt;CLASS(Crisis chip: full category)','11: END-CRISIS ROLLING=&gt;ENVIRONMENTAL(Crisis chip: full category)','11: END-CRISIS ROLLING=&gt;2(Dice roll 1D6: crisis cat)','11: END-CRISIS ROLLING=&gt;ECONOMIC(Category for crisis)','11: END-CRISIS ROLLING=&gt;ECONOMIC(Crisis chip: full category)','11: END-CRISIS ROLLING=&gt;3(Dice roll 1D6: crisis cat)','11: END-CRISIS ROLLING=&gt;SOCIAL(Category for crisis)','11: END-CRISIS ROLLING=&gt;SOCIAL(Crisis chip: full category)','11: END-CRISIS ROLLING=&gt;3(Dice roll 1D6: crisis cat)','11: END-CRISIS ROLLING=&gt;SOCIAL(Category for crisis)','11: END-CRISIS ROLLING=&gt;SOCIAL(Crisis chip: full category)','11: END-CRISIS ROLLING=&gt;4(Dice roll 1D6: crisis cat)','11: END-CRISIS ROLLING=&gt;CLASS(Category for crisis)','11: END-CRISIS ROLLING=&gt;CLASS(Crisis chip: full category)','11: END-CRISIS ROLLING=&gt;4(Dice roll 1D6: crisis cat)','11: END-CRISIS ROLLING=&gt;CLASS(Category for crisis)','11: END-CRISIS ROLLING=&gt;CLASS(Crisis chip: full category)','11: END-CRISIS ROLLING=&gt;6(Dice roll 1D6: crisis cat)','11: END-CRISIS ROLLING=&gt;LIVING STANDARDS(Category for crisis)','11: END-CRISIS ROLLING=&gt;4(Dice roll 1D6: node in LIVING STANDARDS)','11: END-CRISIS ROLLING=&gt;2(Dice roll 1D6: node in LIVING STANDARDS)','11: END-CRISIS ROLLING=&gt;Low Labour Standards(Problem for crisis)','11: END-CRISIS ROLLING=&gt;9(Dice roll 2D6: crisis roll for Low Labour Standards)','11: END-CRISIS ROLLING=&gt;9(Crisis roll for node "Low Labour Standards")','11: END-CRISIS ROLLING=&gt;6(Dice roll 2D6: crisis roll for Low Labour Standards)','11: END-CRISIS ROLLING=&gt;6(Crisis roll for node "Low Labour Standards")','11: END-CRISIS ROLLING=&gt;Low Labour Standards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8, 20, 23, 24, 26, 27, 29]}</text:p>
          </table:table-cell>
          <table:table-cell table:style-name="Gnumeric-default" office:value-type="string">
            <text:p>{'abandoned-project': [[], [], [], [], [], [], [], [], [], [], [], [], [], [True, True, True], [], [], [], [], [], [], [], [], [], [], [], [], [], [], [], [], [], [], [True, True, True], [], [], [], [], [], [], [], [], [], [], [], [], [], [], [], [], [], [], [True, True], [], [], [], [], [], [], [], [], [], [], [], [], [], [], [], [], [], [], [True], [], [], [], [], [], [], [], [], [], [], [], [], [], [], [], [], [], [], [True], [], [], [], [], [], [], [], [], [], [], [], [], [], [], [], [], [], [], [True], [], [], [], [], [], [], [], [], [], [], [], [], [True, True], [], [], [], [], [], [], [], [], [], [], [], [], [], [], [], [], [], [], [True], [], [], [], [], [], [], [], [], [], [], [], [], [], [], [], [], [], [], [True, True]]}</text:p>
          </table:table-cell>
          <table:table-cell table:style-name="Gnumeric-default" office:value-type="string">
            <text:p>['0: ENGAGE-DRAWING MONEY=&gt;3(Money drawn)','0: ENGAGE-DRAWING CARDS=&gt;('H', 6)(Card drawn: 1)','0: ENGAGE-DRAWING CARDS=&gt;('C', 14)(Card drawn: 2)','0: ENGAGE-CRISIS RISING','0: ENGAGE-DRAWING MONEY=&gt;3(Money drawn)','0: ENGAGE-DRAWING CARDS=&gt;('S', 12)(Card drawn: 1)','0: ENGAGE-DRAWING CARDS=&gt;('S', 2)(Card drawn: 2)','0: ENGAGE-DRAWING MONEY=&gt;3(Money drawn)','0: ENGAGE-DRAWING CARDS=&gt;('D', 4)(Card drawn: 1)','0: ENGAGE-DRAWING CARDS=&gt;('C', 9)(Card drawn: 2)','0: ENGAGE-CRISIS RISING','0: ENGAGE-DRAWING MONEY=&gt;3(Money drawn)','0: ENGAGE-DRAWING CARDS=&gt;('S', 7)(Card drawn: 1)','0: ENGAGE-DRAWING CARDS=&gt;('S', 8)(Card drawn: 2)','0: ENGAGE-DRAWING MONEY=&gt;3(Money drawn)','0: ENGAGE-DRAWING CARDS=&gt;('S', 3)(Card drawn: 1)','0: ENGAGE-DRAWING CARDS=&gt;('C', 12)(Card drawn: 2)','0: ENGAGE-DRAWING MONEY=&gt;3(Money drawn)','0: ENGAGE-DRAWING CARDS=&gt;('H', 10)(Card drawn: 1)','0: ENGAGE-DRAWING CARDS=&gt;('C', 1)(Card drawn: 2)','0: ACTIVATE-ATTEMPTING PROJECTS=&gt;Base(Start project: type)','0: ACTIVATE-ATTEMPTING PROJECTS=&gt;INDUSTRIAL(Start project: fix category)','0: ACTIVATE-ATTEMPTING PROJECTS=&gt;Polluting Industry(Start project: fix problem)','0: ACTIVATE-ATTEMPTING PROJECTS=&gt;Base fix 'Polluting Industry' (INDUSTRIAL) triggers crisis(Project started)','0: ACTIVATE-ATTEMPTING PROJECTS=&gt;(('C', 14), 'S', 1, "Base fix 'Polluting Industry' (INDUSTRIAL) triggers crisis")(Skill for project)','0: ACTIVATE-DOING RESEARCH=&gt;None(Start researching)','0: ACTIVATE-ATTEMPTING PROJECTS=&gt;Base(Start project: type)','0: ACTIVATE-ATTEMPTING PROJECTS=&gt;LIVING STANDARDS(Start project: fix category)','0: ACTIVATE-ATTEMPTING PROJECTS=&gt;Systemic Corruption(Start project: fix problem)','0: ACTIVATE-ATTEMPTING PROJECTS=&gt;Base fix 'Systemic Corruption' (LIVING STANDARDS) triggers crisis(Project started)','0: ACTIVATE-DOING RESEARCH=&gt;None(Start researching)','0: ACTIVATE-ATTEMPTING PROJECTS=&gt;Remove-Tradeoff(Start project: type)','0: ACTIVATE-ATTEMPTING PROJECTS=&gt;ENVIRONMENTAL(Start project: fix category)','0: ACTIVATE-ATTEMPTING PROJECTS=&gt;Nitrogen &amp; Phosphorous Loading(Start project: fix problem)','0: ACTIVATE-ATTEMPTING PROJECTS=&gt;Improved fix 'Nitrogen &amp; Phosphorous Loading' (ENVIRONMENTAL)(Project started)','0: ACTIVATE-ATTEMPTING PROJECTS=&gt;None(Skill for project)','0: ACTIVATE-DOING RESEARCH=&gt;None(Start researching)','0: ACTIVATE-ATTEMPTING PROJECTS=&gt;Base(Start project: type)','0: ACTIVATE-ATTEMPTING PROJECTS=&gt;LIVING STANDARDS(Start project: fix category)','0: ACTIVATE-ATTEMPTING PROJECTS=&gt;Economic Inequality(Start project: fix problem)','0: ACTIVATE-ATTEMPTING PROJECTS=&gt;Base fix 'Economic Inequality' (LIVING STANDARDS) triggers crisis(Project started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END-FINALIZING=&gt;Base fix 'Systemic Corruption' (LIVING STANDARDS) triggers crisis(Project abandoned)','0: END-FINALIZING=&gt;Improved fix 'Nitrogen &amp; Phosphorous Loading' (ENVIRONMENTAL)(Project abandoned)','0: END-FINALIZING=&gt;Base fix 'Economic Inequality' (LIVING STANDARDS) triggers crisis(Project abandoned)','0: END-FINALIZING=&gt;Base fix 'Polluting Industry' (INDUSTRIAL) triggers crisis(Project overskilled for "('C', 14)")','0: END-CRISIS ROLLING=&gt;3(Dice roll 1D6: crisis cat)','0: END-CRISIS ROLLING=&gt;SOCIAL(Category for crisis)','0: END-CRISIS ROLLING=&gt;4(Dice roll 1D6: node in SOCIAL)','0: END-CRISIS ROLLING=&gt;Community Networks(Problem for crisis)','0: END-CRISIS ROLLING=&gt;8(Dice roll 2D6: crisis roll for Community Networks)','0: END-CRISIS ROLLING=&gt;8(Crisis roll for node "Community Networks")','0: END-CRISIS ROLLING=&gt;Healthcare(Now in crisis (cascaded from: Community Networks))','0: END-CRISIS ROLLING=&gt;3(Dice roll 1D6: crisis cat)','0: END-CRISIS ROLLING=&gt;SOCIAL(Category for crisis)','0: END-CRISIS ROLLING=&gt;6(Dice roll 1D6: node in SOCIAL)','0: END-CRISIS ROLLING=&gt;1(Dice roll 1D6: node in SOCIAL)','0: END-CRISIS ROLLING=&gt;Education(Problem for crisis)','0: END-CRISIS ROLLING=&gt;4(Dice roll 2D6: crisis roll for Education)','0: END-CRISIS ROLLING=&gt;4(Crisis roll for node "Education")','0: END-CRISIS ROLLING=&gt;Education(Now in crisis)','1: ENGAGE-DRAWING MONEY=&gt;3(Money drawn)','1: ENGAGE-DRAWING CARDS=&gt;('H', 12)(Card drawn: 1)','1: ENGAGE-DRAWING CARDS=&gt;('C', 6)(Card drawn: 2)','1: ENGAGE-CRISIS RISING','1: ENGAGE-DRAWING MONEY=&gt;3(Money drawn)','1: ENGAGE-DRAWING CARDS=&gt;('C', 1)(Card drawn: 1)','1: ENGAGE-DRAWING CARDS=&gt;('S', 7)(Card drawn: 2)','1: ENGAGE-DRAWING MONEY=&gt;3(Money drawn)','1: ENGAGE-DRAWING CARDS=&gt;('H', 8)(Card drawn: 1)','1: ENGAGE-DRAWING CARDS=&gt;('S', 9)(Card drawn: 2)','1: ENGAGE-CRISIS RISING','1: ENGAGE-DRAWING MONEY=&gt;3(Money drawn)','1: ENGAGE-DRAWING CARDS=&gt;('C', 7)(Card drawn: 1)','1: ENGAGE-DRAWING CARDS=&gt;('S', 3)(Card drawn: 2)','1: ENGAGE-DRAWING MONEY=&gt;3(Money drawn)','1: ENGAGE-DRAWING CARDS=&gt;('S', 13)(Card drawn: 1)','1: ENGAGE-DRAWING CARDS=&gt;('D', 11)(Card drawn: 2)','1: ENGAGE-DRAWING MONEY=&gt;3(Money drawn)','1: ENGAGE-DRAWING CARDS=&gt;('D', 12)(Card drawn: 1)','1: ENGAGE-DRAWING CARDS=&gt;('D', 3)(Card drawn: 2)','1: ACTIVATE-ATTEMPTING PROJECTS=&gt;None(Skill for project)','1: ACTIVATE-DOING RESEARCH=&gt;None(Start researching)','1: ACTIVATE-ATTEMPTING PROJECTS=&gt;Base(Start project: type)','1: ACTIVATE-ATTEMPTING PROJECTS=&gt;CLASS(Start project: fix category)','1: ACTIVATE-ATTEMPTING PROJECTS=&gt;Affordable Housing(Start project: fix problem)','1: ACTIVATE-ATTEMPTING PROJECTS=&gt;Base fix 'Affordable Housing' (CLASS) triggers crisis(Project started)','1: ACTIVATE-ATTEMPTING PROJECTS=&gt;(('S', 12), 'S', 0, "Base fix 'Polluting Industry' (INDUSTRIAL) triggers crisis")(Skill for project)','1: ACTIVATE-ATTEMPTING PROJECTS=&gt;0(Consultant fees)','1: ACTIVATE-ATTEMPTING PROJECTS=&gt;12(Dice roll 2D6: skill check)','1: ACTIVATE-ATTEMPTING PROJECTS=&gt;1(Added a crisis chip)','1: ACTIVATE-ATTEMPTING PROJECTS=&gt;(('S', 2), 'S', 0, "Base fix 'Polluting Industry' (INDUSTRIAL) triggers crisis")(Skill for project)','1: ACTIVATE-ATTEMPTING PROJECTS=&gt;2(Consultant fees)','1: ACTIVATE-ATTEMPTING PROJECTS=&gt;4(Dice roll 2D6: skill check)','1: ACTIVATE-ATTEMPTING PROJECTS=&gt;None(Skill for project)','1: ACTIVATE-DOING RESEARCH=&gt;None(Start researching)','1: ACTIVATE-ATTEMPTING PROJECTS=&gt;Remove-Tradeoff(Start project: type)','1: ACTIVATE-ATTEMPTING PROJECTS=&gt;ECONOMIC(Start project: fix category)','1: ACTIVATE-ATTEMPTING PROJECTS=&gt;Inflation(Start project: fix problem)','1: ACTIVATE-ATTEMPTING PROJECTS=&gt;Improved fix 'Inflation' (ECONOMIC)(Project started)','1: ACTIVATE-ATTEMPTING PROJECTS=&gt;(('S', 9), 'S', 3, "Improved fix 'Inflation' (ECONOMIC)")(Skill for project)','1: ACTIVATE-ATTEMPTING PROJECTS=&gt;0(Consultant fees)','1: ACTIVATE-ATTEMPTING PROJECTS=&gt;5(Dice roll 2D6: skill check)','1: ACTIVATE-ATTEMPTING PROJECTS=&gt;None(Skill for project)','1: ACTIVATE-DOING RESEARCH=&gt;None(Start researching)','1: ACTIVATE-ATTEMPTING PROJECTS=&gt;Remove-Tradeoff(Start project: type)','1: ACTIVATE-ATTEMPTING PROJECTS=&gt;ENVIRONMENTAL(Start project: fix category)','1: ACTIVATE-ATTEMPTING PROJECTS=&gt;Biodiversity Loss(Start project: fix problem)','1: ACTIVATE-ATTEMPTING PROJECTS=&gt;Improved fix 'Biodiversity Loss' (ENVIRONMENTAL)(Project started)','1: ACTIVATE-ATTEMPTING PROJECTS=&gt;None(Skill for project)','1: ACTIVATE-DOING RESEARCH=&gt;None(Start researching)','1: ACTIVATE-ATTEMPTING PROJECTS=&gt;Remove-Tradeoff(Start project: type)','1: ACTIVATE-ATTEMPTING PROJECTS=&gt;SOCIAL(Start project: fix category)','1: ACTIVATE-ATTEMPTING PROJECTS=&gt;Political Voice(Start project: fix problem)','1: ACTIVATE-ATTEMPTING PROJECTS=&gt;Improved fix 'Political Voice' (SOCIAL)(Project started)','1: ACTIVATE-ATTEMPTING PROJECTS=&gt;(('S', 13), 'S', 2, "Base fix 'Polluting Industry' (INDUSTRIAL) triggers crisis")(Skill for project)','1: ACTIVATE-ATTEMPTING PROJECTS=&gt;1(Consultant fees)','1: ACTIVATE-ATTEMPTING PROJECTS=&gt;9(Dice roll 2D6: skill check)','1: ACTIVATE-ATTEMPTING PROJECTS=&gt;(('S', 3), 'S', 0, "Base fix 'Polluting Industry' (INDUSTRIAL) triggers crisis")(Skill for project)','1: ACTIVATE-ATTEMPTING PROJECTS=&gt;1(Consultant fees)','1: ACTIVATE-ATTEMPTING PROJECTS=&gt;4(Dice roll 2D6: skill check)','1: ACTIVATE-ATTEMPTING PROJECTS=&gt;(('C', 12), 'C', 0, "Base fix 'Polluting Industry' (INDUSTRIAL) triggers crisis")(Skill for project)','1: ACTIVATE-ATTEMPTING PROJECTS=&gt;1(Consultant fees)','1: ACTIVATE-ATTEMPTING PROJECTS=&gt;5(Dice roll 2D6: skill check)','1: ACTIVATE-ATTEMPTING PROJECTS=&gt;None(Skill for project)','1: ACTIVATE-DOING RESEARCH=&gt;None(Start researching)','1: ACTIVATE-ATTEMPTING PROJECTS=&gt;Base(Start project: type)','1: ACTIVATE-ATTEMPTING PROJECTS=&gt;ENVIRONMENTAL(Start project: fix category)','1: ACTIVATE-ATTEMPTING PROJECTS=&gt;Climate Change(Start project: fix problem)','1: ACTIVATE-ATTEMPTING PROJECTS=&gt;Base fix 'Climate Change' (ENVIRONMENTAL) triggers crisis(Project started)','1: ACTIVATE-ATTEMPTING PROJECTS=&gt;(('C', 1), 'C', 1, "Base fix 'Polluting Industry' (INDUSTRIAL) triggers crisis")(Skill for project)','1: ACTIVATE-ATTEMPTING PROJECTS=&gt;0(Consultant fees)','1: ACTIVATE-ATTEMPTING PROJECTS=&gt;6(Dice roll 2D6: skill check)','1: ACTIVATE-ATTEMPTING PROJECTS=&gt;(('D', 12), 'D', 1, "Base fix 'Climate Change' (ENVIRONMENTAL) triggers crisis")(Skill for project)','1: ACTIVATE-ATTEMPTING PROJECTS=&gt;1(Consultant fees)','1: ACTIVATE-ATTEMPTING PROJECTS=&gt;7(Dice roll 2D6: skill check)','1: ACTIVATE-ATTEMPTING PROJECTS=&gt;None(Skill for project)','1: ACTIVATE-DOING RESEARCH=&gt;None(Start researching)','1: END-FINALIZING=&gt;Base fix 'Affordable Housing' (CLASS) triggers crisis(Project abandoned)','1: END-FINALIZING=&gt;Improved fix 'Biodiversity Loss' (ENVIRONMENTAL)(Project abandoned)','1: END-FINALIZING=&gt;Improved fix 'Political Voice' (SOCIAL)(Project abandoned)','1: END-CRISIS ROLLING=&gt;1(Dice roll 1D6: crisis cat)','1: END-CRISIS ROLLING=&gt;INDUSTRIAL(Category for crisis)','1: END-CRISIS ROLLING=&gt;4(Dice roll 1D6: node in INDUSTRIAL)','1: END-CRISIS ROLLING=&gt;2(Dice roll 1D6: node in INDUSTRIAL)','1: END-CRISIS ROLLING=&gt;Fossil Fuel Dependency(Problem for crisis)','1: END-CRISIS ROLLING=&gt;3(Dice roll 2D6: crisis roll for Fossil Fuel Dependency)','1: END-CRISIS ROLLING=&gt;3(Crisis roll for node "Fossil Fuel Dependency")','1: END-CRISIS ROLLING=&gt;Chemical Pollution(Now in crisis (cascaded from: Fossil Fuel Dependency))','1: END-CRISIS ROLLING=&gt;Climate Change(Now in crisis (cascaded from: Fossil Fuel Dependency))','1: END-CRISIS ROLLING=&gt;Nitrogen &amp; Phosphorous Loading(Now in crisis (cascaded from: Fossil Fuel Dependency))','1: END-CRISIS ROLLING=&gt;Ocean Degradation(Now in crisis (cascaded from: Fossil Fuel Dependency))','1: END-CRISIS ROLLING=&gt;1(Dice roll 1D6: crisis cat)','1: END-CRISIS ROLLING=&gt;INDUSTRIAL(Category for crisis)','1: END-CRISIS ROLLING=&gt;4(Dice roll 1D6: node in INDUSTRIAL)','1: END-CRISIS ROLLING=&gt;1(Dice roll 1D6: node in INDUSTRIAL)','1: END-CRISIS ROLLING=&gt;Polluting Industry(Problem for crisis)','1: END-CRISIS ROLLING=&gt;8(Dice roll 2D6: crisis roll for Polluting Industry)','1: END-CRISIS ROLLING=&gt;8(Crisis roll for node "Polluting Industry")','1: END-CRISIS ROLLING=&gt;Air &amp; Ozone Degradation(Now in crisis (cascaded from: Polluting Industry))','1: END-CRISIS ROLLING=&gt;Inefficiency(Now in crisis (cascaded from: Polluting Industry))','1: END-CRISIS ROLLING=&gt;1(Dice roll 1D6: crisis cat)','1: END-CRISIS ROLLING=&gt;INDUSTRIAL(Category for crisis)','1: END-CRISIS ROLLING=&gt;4(Dice roll 1D6: node in INDUSTRIAL)','1: END-CRISIS ROLLING=&gt;1(Dice roll 1D6: node in INDUSTRIAL)','1: END-CRISIS ROLLING=&gt;Polluting Industry(Problem for crisis)','1: END-CRISIS ROLLING=&gt;6(Dice roll 2D6: crisis roll for Polluting Industry)','1: END-CRISIS ROLLING=&gt;6(Crisis roll for node "Polluting Industry")','1: END-CRISIS ROLLING=&gt;Biodiversity Loss(Now in crisis (cascaded from: Polluting Industry))','2: ENGAGE-DRAWING MONEY=&gt;2(Money drawn)','2: ENGAGE-DRAWING CARDS=&gt;('C', 3)(Card drawn: 1)','2: ENGAGE-DRAWING CARDS=&gt;('C', 13)(Card drawn: 2)','2: ENGAGE-CRISIS RISING','2: ENGAGE-DRAWING MONEY=&gt;2(Money drawn)','2: ENGAGE-DRAWING CARDS=&gt;('H', 9)(Card drawn: 1)','2: ENGAGE-DRAWING CARDS=&gt;('D', 9)(Card drawn: 2)','2: ENGAGE-DRAWING MONEY=&gt;2(Money drawn)','2: ENGAGE-DRAWING CARDS=&gt;('D', 10)(Card drawn: 1)','2: ENGAGE-DRAWING CARDS=&gt;('S', 13)(Card drawn: 2)','2: ENGAGE-CRISIS RISING','2: ENGAGE-DRAWING MONEY=&gt;2(Money drawn)','2: ENGAGE-DRAWING CARDS=&gt;('D', 6)(Card drawn: 1)','2: ENGAGE-DRAWING CARDS=&gt;('H', 14)(Card drawn: 2)','2: ENGAGE-DRAWING MONEY=&gt;2(Money drawn)','2: ENGAGE-DRAWING CARDS=&gt;('H', 4)(Card drawn: 1)','2: ENGAGE-DRAWING CARDS=&gt;('C', 11)(Card drawn: 2)','2: ENGAGE-DRAWING MONEY=&gt;2(Money drawn)','2: ENGAGE-DRAWING CARDS=&gt;('C', 10)(Card drawn: 1)','2: ENGAGE-DRAWING CARDS=&gt;('C', 5)(Card drawn: 2)','2: ACTIVATE-ATTEMPTING PROJECTS=&gt;(('C', 6), 'C', 2, "Base fix 'Polluting Industry' (INDUSTRIAL) triggers crisis")(Skill for project)','2: ACTIVATE-ATTEMPTING PROJECTS=&gt;0(Consultant fees)','2: ACTIVATE-ATTEMPTING PROJECTS=&gt;3(Dice roll 2D6: skill check)','2: ACTIVATE-ATTEMPTING PROJECTS=&gt;(('C', 13), 'C', 3, "Base fix 'Climate Change' (ENVIRONMENTAL) triggers crisis")(Skill for project)','2: ACTIVATE-ATTEMPTING PROJECTS=&gt;1(Consultant fees)','2: ACTIVATE-ATTEMPTING PROJECTS=&gt;4(Dice roll 2D6: skill check)','2: ACTIVATE-ATTEMPTING PROJECTS=&gt;(('C', 3), 'C', 2, "Base fix 'Climate Change' (ENVIRONMENTAL) triggers crisis")(Skill for project)','2: ACTIVATE-ATTEMPTING PROJECTS=&gt;0(Consultant fees)','2: ACTIVATE-ATTEMPTING PROJECTS=&gt;11(Dice roll 2D6: skill check)','2: ACTIVATE-DOING RESEARCH=&gt;None(Start researching)','2: ACTIVATE-ATTEMPTING PROJECTS=&gt;Remove-Tradeoff(Start project: type)','2: ACTIVATE-ATTEMPTING PROJECTS=&gt;CLASS(Start project: fix category)','2: ACTIVATE-ATTEMPTING PROJECTS=&gt;Healthcare(Start project: fix problem)','2: ACTIVATE-ATTEMPTING PROJECTS=&gt;Improved fix 'Healthcare' (CLASS)(Project started)','2: ACTIVATE-ATTEMPTING PROJECTS=&gt;None(Skill for project)','2: ACTIVATE-DOING RESEARCH=&gt;None(Start researching)','2: ACTIVATE-ATTEMPTING PROJECTS=&gt;None(Skill for project)','2: ACTIVATE-DOING RESEARCH=&gt;None(Start researching)','2: ACTIVATE-ATTEMPTING PROJECTS=&gt;None(Start project: type)','2: ACTIVATE-ATTEMPTING PROJECTS=&gt;None(Skill for project)','2: ACTIVATE-DOING RESEARCH=&gt;None(Start researching)','2: ACTIVATE-ATTEMPTING PROJECTS=&gt;None(Start project: type)','2: ACTIVATE-ATTEMPTING PROJECTS=&gt;(('C', 11), 'C', 2, "Base fix 'Climate Change' (ENVIRONMENTAL) triggers crisis")(Skill for project)','2: ACTIVATE-ATTEMPTING PROJECTS=&gt;1(Consultant fees)','2: ACTIVATE-ATTEMPTING PROJECTS=&gt;4(Dice roll 2D6: skill check)','2: ACTIVATE-ATTEMPTING PROJECTS=&gt;(('D', 11), 'D', 0, "Base fix 'Climate Change' (ENVIRONMENTAL) triggers crisis")(Skill for project)','2: ACTIVATE-ATTEMPTING PROJECTS=&gt;1(Consultant fees)','2: ACTIVATE-ATTEMPTING PROJECTS=&gt;7(Dice roll 2D6: skill check)','2: ACTIVATE-DOING RESEARCH=&gt;None(Start researching)','2: ACTIVATE-ATTEMPTING PROJECTS=&gt;None(Skill for project)','2: ACTIVATE-DOING RESEARCH=&gt;None(Start researching)','2: END-FINALIZING=&gt;Improved fix 'Inflation' (ECONOMIC)(Project abandoned)','2: END-FINALIZING=&gt;Improved fix 'Healthcare' (CLASS)(Project abandoned)','2: END-CRISIS ROLLING=&gt;5(Dice roll 1D6: crisis cat)','2: END-CRISIS ROLLING=&gt;ENVIRONMENTAL(Category for crisis)','2: END-CRISIS ROLLING=&gt;4(Dice roll 1D6: node in ENVIRONMENTAL)','2: END-CRISIS ROLLING=&gt;Air &amp; Ozone Degradation(Problem for crisis)','2: END-CRISIS ROLLING=&gt;7(Dice roll 2D6: crisis roll for Air &amp; Ozone Degradation)','2: END-CRISIS ROLLING=&gt;7(Crisis roll for node "Air &amp; Ozone Degradation")','2: END-CRISIS ROLLING=&gt;Political Voice(Now in crisis (cascaded from: Air &amp; Ozone Degradation))','2: END-CRISIS ROLLING=&gt;1(Dice roll 1D6: crisis cat)','2: END-CRISIS ROLLING=&gt;INDUSTRIAL(Category for crisis)','2: END-CRISIS ROLLING=&gt;4(Dice roll 1D6: node in INDUSTRIAL)','2: END-CRISIS ROLLING=&gt;1(Dice roll 1D6: node in INDUSTRIAL)','2: END-CRISIS ROLLING=&gt;Polluting Industry(Problem for crisis)','2: END-CRISIS ROLLING=&gt;6(Dice roll 2D6: crisis roll for Polluting Industry)','2: END-CRISIS ROLLING=&gt;6(Crisis roll for node "Polluting Industry")','2: END-CRISIS ROLLING=&gt;Freshwater Depletion(Now in crisis (cascaded from: Polluting Industry))','3: ENGAGE-DRAWING MONEY=&gt;2(Money drawn)','3: ENGAGE-DRAWING CARDS=&gt;('S', 4)(Card drawn: 1)','3: ENGAGE-DRAWING CARDS=&gt;('H', 7)(Card drawn: 2)','3: ENGAGE-CRISIS RISING','3: ENGAGE-DRAWING MONEY=&gt;2(Money drawn)','3: ENGAGE-DRAWING CARDS=&gt;('C', 2)(Card drawn: 1)','3: ENGAGE-DRAWING CARDS=&gt;('S', 14)(Card drawn: 2)','3: ENGAGE-DRAWING MONEY=&gt;2(Money drawn)','3: ENGAGE-DRAWING CARDS=&gt;('H', 1)(Card drawn: 1)','3: ENGAGE-DRAWING CARDS=&gt;('S', 11)(Card drawn: 2)','3: ENGAGE-CRISIS RISING','3: ENGAGE-DRAWING MONEY=&gt;2(Money drawn)','3: ENGAGE-DRAWING CARDS=&gt;('S', 12)(Card drawn: 1)','3: ENGAGE-DRAWING CARDS=&gt;('H', 8)(Card drawn: 2)','3: ENGAGE-DRAWING MONEY=&gt;2(Money drawn)','3: ENGAGE-DRAWING CARDS=&gt;('H', 7)(Card drawn: 1)','3: ENGAGE-DRAWING CARDS=&gt;('C', 11)(Card drawn: 2)','3: ENGAGE-DRAWING MONEY=&gt;2(Money drawn)','3: ENGAGE-DRAWING CARDS=&gt;('C', 6)(Card drawn: 1)','3: ENGAGE-DRAWING CARDS=&gt;('D', 10)(Card drawn: 2)','3: ACTIVATE-ATTEMPTING PROJECTS=&gt;(('S', 4), 'S', 2, "Base fix 'Polluting Industry' (INDUSTRIAL) triggers crisis")(Skill for project)','3: ACTIVATE-ATTEMPTING PROJECTS=&gt;4(Consultant fees)','3: ACTIVATE-ATTEMPTING PROJECTS=&gt;5(Dice roll 2D6: skill check)','3: ACTIVATE-DOING RESEARCH=&gt;None(Start researching)','3: ACTIVATE-ATTEMPTING PROJECTS=&gt;Remove-Tradeoff(Start project: type)','3: ACTIVATE-ATTEMPTING PROJECTS=&gt;ENVIRONMENTAL(Start project: fix category)','3: ACTIVATE-ATTEMPTING PROJECTS=&gt;Freshwater Depletion(Start project: fix problem)','3: ACTIVATE-ATTEMPTING PROJECTS=&gt;Improved fix 'Freshwater Depletion' (ENVIRONMENTAL)(Project started)','3: ACTIVATE-ATTEMPTING PROJECTS=&gt;(('C', 1), 'C', 0, "Base fix 'Climate Change' (ENVIRONMENTAL) triggers crisis")(Skill for project)','3: ACTIVATE-ATTEMPTING PROJECTS=&gt;1(Consultant fees)','3: ACTIVATE-ATTEMPTING PROJECTS=&gt;11(Dice roll 2D6: skill check)','3: ACTIVATE-ATTEMPTING PROJECTS=&gt;(('D', 9), 'D', 2, "Improved fix 'Freshwater Depletion' (ENVIRONMENTAL)")(Skill for project)','3: ACTIVATE-ATTEMPTING PROJECTS=&gt;2(Consultant fees)','3: ACTIVATE-ATTEMPTING PROJECTS=&gt;3(Dice roll 2D6: skill check)','3: ACTIVATE-ATTEMPTING PROJECTS=&gt;(('C', 2), 'C', 2, "Base fix 'Polluting Industry' (INDUSTRIAL) triggers crisis")(Skill for project)','3: ACTIVATE-ATTEMPTING PROJECTS=&gt;5(Consultant fees)','3: ACTIVATE-ATTEMPTING PROJECTS=&gt;7(Dice roll 2D6: skill check)','3: ACTIVATE-ATTEMPTING PROJECTS=&gt;(('S', 14), 'C', 2, "Base fix 'Climate Change' (ENVIRONMENTAL) triggers crisis")(Skill for project)','3: ACTIVATE-ATTEMPTING PROJECTS=&gt;None(Skill for project)','3: ACTIVATE-DOING RESEARCH=&gt;None(Start researching)','3: ACTIVATE-ATTEMPTING PROJECTS=&gt;None(Start project: type)','3: ACTIVATE-ATTEMPTING PROJECTS=&gt;(('D', 10), 'D', 3, "Base fix 'Climate Change' (ENVIRONMENTAL) triggers crisis")(Skill for project)','3: ACTIVATE-ATTEMPTING PROJECTS=&gt;0(Consultant fees)','3: ACTIVATE-ATTEMPTING PROJECTS=&gt;10(Dice roll 2D6: skill check)','3: ACTIVATE-ATTEMPTING PROJECTS=&gt;(('D', 4), 'D', 0, "Base fix 'Climate Change' (ENVIRONMENTAL) triggers crisis")(Skill for project)','3: ACTIVATE-ATTEMPTING PROJECTS=&gt;6(Consultant fees)','3: ACTIVATE-ATTEMPTING PROJECTS=&gt;8(Dice roll 2D6: skill check)','3: ACTIVATE-ATTEMPTING PROJECTS=&gt;None(Skill for project)','3: ACTIVATE-DOING RESEARCH=&gt;None(Start researching)','3: ACTIVATE-ATTEMPTING PROJECTS=&gt;None(Start project: type)','3: ACTIVATE-ATTEMPTING PROJECTS=&gt;(('S', 8), 'S', 1, "Base fix 'Polluting Industry' (INDUSTRIAL) triggers crisis")(Skill for project)','3: ACTIVATE-ATTEMPTING PROJECTS=&gt;2(Consultant fees)','3: ACTIVATE-ATTEMPTING PROJECTS=&gt;8(Dice roll 2D6: skill check)','3: ACTIVATE-ATTEMPTING PROJECTS=&gt;(('D', 6), 'D', 3, "Base fix 'Climate Change' (ENVIRONMENTAL) triggers crisis")(Skill for project)','3: ACTIVATE-ATTEMPTING PROJECTS=&gt;3(Consultant fees)','3: ACTIVATE-ATTEMPTING PROJECTS=&gt;7(Dice roll 2D6: skill check)','3: ACTIVATE-ATTEMPTING PROJECTS=&gt;None(Skill for project)','3: ACTIVATE-DOING RESEARCH=&gt;None(Start researching)','3: ACTIVATE-ATTEMPTING PROJECTS=&gt;Remove-Tradeoff(Start project: type)','3: ACTIVATE-ATTEMPTING PROJECTS=&gt;INDUSTRIAL(Start project: fix category)','3: ACTIVATE-ATTEMPTING PROJECTS=&gt;Unsustainable Harvesting(Start project: fix problem)','3: ACTIVATE-ATTEMPTING PROJECTS=&gt;Improved fix 'Unsustainable Harvesting' (INDUSTRIAL)(Project started)','3: ACTIVATE-ATTEMPTING PROJECTS=&gt;(('C', 11), 'C', 2, "Base fix 'Climate Change' (ENVIRONMENTAL) triggers crisis")(Skill for project)','3: ACTIVATE-ATTEMPTING PROJECTS=&gt;0(Consultant fees)','3: ACTIVATE-ATTEMPTING PROJECTS=&gt;6(Dice roll 2D6: skill check)','3: ACTIVATE-DOING RESEARCH=&gt;None(Start researching)','3: ACTIVATE-ATTEMPTING PROJECTS=&gt;(('D', 3), 'D', 1, "Base fix 'Climate Change' (ENVIRONMENTAL) triggers crisis")(Skill for project)','3: ACTIVATE-ATTEMPTING PROJECTS=&gt;7(Consultant fees)','3: ACTIVATE-ATTEMPTING PROJECTS=&gt;9(Dice roll 2D6: skill check)','3: ACTIVATE-ATTEMPTING PROJECTS=&gt;(('C', 6), 'C', 3, "Base fix 'Polluting Industry' (INDUSTRIAL) triggers crisis")(Skill for project)','3: ACTIVATE-ATTEMPTING PROJECTS=&gt;0(Consultant fees)','3: ACTIVATE-ATTEMPTING PROJECTS=&gt;5(Dice roll 2D6: skill check)','3: ACTIVATE-ATTEMPTING PROJECTS=&gt;(('C', 10), 'C', 1, "Base fix 'Polluting Industry' (INDUSTRIAL) triggers crisis")(Skill for project)','3: ACTIVATE-ATTEMPTING PROJECTS=&gt;0(Consultant fees)','3: ACTIVATE-ATTEMPTING PROJECTS=&gt;8(Dice roll 2D6: skill check)','3: ACTIVATE-ATTEMPTING PROJECTS=&gt;(('C', 5), 'C', 1, "Base fix 'Climate Change' (ENVIRONMENTAL) triggers crisis")(Skill for project)','3: ACTIVATE-ATTEMPTING PROJECTS=&gt;1(Consultant fees)','3: ACTIVATE-ATTEMPTING PROJECTS=&gt;8(Dice roll 2D6: skill check)','3: ACTIVATE-ATTEMPTING PROJECTS=&gt;(('D', 10), 'D', 1, "Base fix 'Climate Change' (ENVIRONMENTAL) triggers crisis")(Skill for project)','3: ACTIVATE-ATTEMPTING PROJECTS=&gt;1(Consultant fees)','3: ACTIVATE-ATTEMPTING PROJECTS=&gt;6(Dice roll 2D6: skill check)','3: ACTIVATE-DOING RESEARCH=&gt;None(Start researching)','3: END-FINALIZING=&gt;Improved fix 'Unsustainable Harvesting' (INDUSTRIAL)(Project abandoned)','3: END-FINALIZING=&gt;Base fix 'Climate Change' (ENVIRONMENTAL) triggers crisis(Project overskilled for "('S', 14)")','3: END-CRISIS ROLLING=&gt;5(Dice roll 1D6: crisis cat)','3: END-CRISIS ROLLING=&gt;ENVIRONMENTAL(Category for crisis)','3: END-CRISIS ROLLING=&gt;2(Dice roll 1D6: node in ENVIRONMENTAL)','3: END-CRISIS ROLLING=&gt;Climate Change(Problem for crisis)','3: END-CRISIS ROLLING=&gt;11(Dice roll 2D6: crisis roll for Climate Change)','3: END-CRISIS ROLLING=&gt;11(Crisis roll for node "Climate Change")','3: END-CRISIS ROLLING=&gt;5(Dice roll 2D6: crisis roll for Climate Change)','3: END-CRISIS ROLLING=&gt;5(Crisis roll for node "Climate Change")','3: END-CRISIS ROLLING=&gt;Energy Shortage(Now in crisis (cascaded from: Climate Change))','3: END-CRISIS ROLLING=&gt;Food Shortage(Now in crisis (cascaded from: Climate Change))','3: END-CRISIS ROLLING=&gt;Land Conversion(Now in crisis (cascaded from: Climate Change))','4: ENGAGE-DRAWING MONEY=&gt;2(Money drawn)','4: ENGAGE-DRAWING CARDS=&gt;('S', 1)(Card drawn: 1)','4: ENGAGE-DRAWING CARDS=&gt;('C', 5)(Card drawn: 2)','4: ENGAGE-CRISIS RISING','4: ENGAGE-DRAWING MONEY=&gt;2(Money drawn)','4: ENGAGE-DRAWING CARDS=&gt;('H', 3)(Card drawn: 1)','4: ENGAGE-DRAWING CARDS=&gt;('S', 6)(Card drawn: 2)','4: ENGAGE-DRAWING MONEY=&gt;2(Money drawn)','4: ENGAGE-DRAWING CARDS=&gt;('S', 6)(Card drawn: 1)','4: ENGAGE-DRAWING CARDS=&gt;('S', 2)(Card drawn: 2)','4: ENGAGE-CRISIS RISING','4: ENGAGE-DRAWING MONEY=&gt;2(Money drawn)','4: ENGAGE-DRAWING CARDS=&gt;('H', 13)(Card drawn: 1)','4: ENGAGE-DRAWING CARDS=&gt;('H', 2)(Card drawn: 2)','4: ENGAGE-DRAWING MONEY=&gt;2(Money drawn)','4: ENGAGE-DRAWING CARDS=&gt;('S', 4)(Card drawn: 1)','4: ENGAGE-DRAWING CARDS=&gt;('D', 7)(Card drawn: 2)','4: ENGAGE-DRAWING MONEY=&gt;2(Money drawn)','4: ENGAGE-DRAWING CARDS=&gt;('C', 9)(Card drawn: 1)','4: ENGAGE-DRAWING CARDS=&gt;('C', 2)(Card drawn: 2)','4: ACTIVATE-ATTEMPTING PROJECTS=&gt;None(Skill for project)','4: ACTIVATE-DOING RESEARCH=&gt;None(Start researching)','4: ACTIVATE-ATTEMPTING PROJECTS=&gt;(('S', 6), 'S', 3, "Base fix 'Polluting Industry' (INDUSTRIAL) triggers crisis")(Skill for project)','4: ACTIVATE-ATTEMPTING PROJECTS=&gt;1(Consultant fees)','4: ACTIVATE-ATTEMPTING PROJECTS=&gt;5(Dice roll 2D6: skill check)','4: ACTIVATE-ATTEMPTING PROJECTS=&gt;None(Skill for project)','4: ACTIVATE-DOING RESEARCH=&gt;None(Start researching)','4: ACTIVATE-ATTEMPTING PROJECTS=&gt;None(Start project: type)','4: ACTIVATE-ATTEMPTING PROJECTS=&gt;(('S', 6), 'S', 5, "Base fix 'Polluting Industry' (INDUSTRIAL) triggers crisis")(Skill for project)','4: ACTIVATE-ATTEMPTING PROJECTS=&gt;2(Consultant fees)','4: ACTIVATE-ATTEMPTING PROJECTS=&gt;7(Dice roll 2D6: skill check)','4: ACTIVATE-ATTEMPTING PROJECTS=&gt;(('C', 9), 'C', 0, "Base fix 'Polluting Industry' (INDUSTRIAL) triggers crisis")(Skill for project)','4: ACTIVATE-ATTEMPTING PROJECTS=&gt;1(Consultant fees)','4: ACTIVATE-ATTEMPTING PROJECTS=&gt;8(Dice roll 2D6: skill check)','4: ACTIVATE-ATTEMPTING PROJECTS=&gt;(('S', 11), 'S', 3, "Base fix 'Polluting Industry' (INDUSTRIAL) triggers crisis")(Skill for project)','4: ACTIVATE-ATTEMPTING PROJECTS=&gt;1(Consultant fees)','4: ACTIVATE-ATTEMPTING PROJECTS=&gt;5(Dice roll 2D6: skill check)','4: ACTIVATE-ATTEMPTING PROJECTS=&gt;(('S', 13), 'S', 1, "Base fix 'Polluting Industry' (INDUSTRIAL) triggers crisis")(Skill for project)','4: ACTIVATE-ATTEMPTING PROJECTS=&gt;0(Consultant fees)','4: ACTIVATE-ATTEMPTING PROJECTS=&gt;5(Dice roll 2D6: skill check)','4: ACTIVATE-ATTEMPTING PROJECTS=&gt;None(Skill for project)','4: ACTIVATE-DOING RESEARCH=&gt;None(Start researching)','4: ACTIVATE-ATTEMPTING PROJECTS=&gt;None(Start project: type)','4: ACTIVATE-ATTEMPTING PROJECTS=&gt;(('H', 14), 'C', 3, "Base fix 'Climate Change' (ENVIRONMENTAL) triggers crisis")(Skill for project)','4: ACTIVATE-ATTEMPTING PROJECTS=&gt;(('C', 7), 'C', 1, "Base fix 'Climate Change' (ENVIRONMENTAL) triggers crisis")(Skill for project)','4: ACTIVATE-ATTEMPTING PROJECTS=&gt;3(Consultant fees)','4: ACTIVATE-ATTEMPTING PROJECTS=&gt;10(Dice roll 2D6: skill check)','4: ACTIVATE-ATTEMPTING PROJECTS=&gt;None(Skill for project)','4: ACTIVATE-DOING RESEARCH=&gt;None(Start researching)','4: ACTIVATE-ATTEMPTING PROJECTS=&gt;Remove-Tradeoff(Start project: type)','4: ACTIVATE-ATTEMPTING PROJECTS=&gt;SOCIAL(Start project: fix category)','4: ACTIVATE-ATTEMPTING PROJECTS=&gt;Political Voice(Start project: fix problem)','4: ACTIVATE-ATTEMPTING PROJECTS=&gt;Improved fix 'Political Voice' (SOCIAL)(Project started)','4: ACTIVATE-ATTEMPTING PROJECTS=&gt;(('D', 7), 'D', 3, "Improved fix 'Freshwater Depletion' (ENVIRONMENTAL)")(Skill for project)','4: ACTIVATE-ATTEMPTING PROJECTS=&gt;3(Consultant fees)','4: ACTIVATE-ATTEMPTING PROJECTS=&gt;5(Dice roll 2D6: skill check)','4: ACTIVATE-ATTEMPTING PROJECTS=&gt;None(Skill for project)','4: ACTIVATE-DOING RESEARCH=&gt;None(Start researching)','4: ACTIVATE-ATTEMPTING PROJECTS=&gt;(('C', 9), 'C', 1, "Base fix 'Climate Change' (ENVIRONMENTAL) triggers crisis")(Skill for project)','4: ACTIVATE-ATTEMPTING PROJECTS=&gt;0(Consultant fees)','4: ACTIVATE-ATTEMPTING PROJECTS=&gt;8(Dice roll 2D6: skill check)','4: ACTIVATE-ATTEMPTING PROJECTS=&gt;(('C', 2), 'C', 1, "Improved fix 'Freshwater Depletion' (ENVIRONMENTAL)")(Skill for project)','4: ACTIVATE-ATTEMPTING PROJECTS=&gt;0(Consultant fees)','4: ACTIVATE-ATTEMPTING PROJECTS=&gt;7(Dice roll 2D6: skill check)','4: ACTIVATE-DOING RESEARCH=&gt;None(Start researching)','4: END-FINALIZING=&gt;Improved fix 'Political Voice' (SOCIAL)(Project abandoned)','4: END-FINALIZING=&gt;Base fix 'Climate Change' (ENVIRONMENTAL) triggers crisis(Project overskilled for "('H', 14)")','4: END-CRISIS ROLLING=&gt;ENVIRONMENTAL(Crisis chip: full category)','4: END-CRISIS ROLLING=&gt;4(Dice roll 1D6: crisis cat)','4: END-CRISIS ROLLING=&gt;CLASS(Category for crisis)','4: END-CRISIS ROLLING=&gt;1(Dice roll 1D6: node in CLASS)','4: END-CRISIS ROLLING=&gt;Healthcare(Problem for crisis)','4: END-CRISIS ROLLING=&gt;12(Dice roll 2D6: crisis roll for Healthcare)','4: END-CRISIS ROLLING=&gt;12(Crisis roll for node "Healthcare")','4: END-CRISIS ROLLING=&gt;7(Dice roll 2D6: crisis roll for Healthcare)','4: END-CRISIS ROLLING=&gt;7(Crisis roll for node "Healthcare")','4: END-CRISIS ROLLING=&gt;Peace &amp; Justice(Now in crisis (cascaded from: Healthcare))','5: ENGAGE-DRAWING MONEY=&gt;2(Money drawn)','5: ENGAGE-DRAWING CARDS=&gt;('C', 10)(Card drawn: 1)','5: ENGAGE-DRAWING CARDS=&gt;('H', 4)(Card drawn: 2)','5: ENGAGE-CRISIS RISING','5: ENGAGE-DRAWING MONEY=&gt;2(Money drawn)','5: ENGAGE-DRAWING CARDS=&gt;('H', 13)(Card drawn: 1)','5: ENGAGE-DRAWING CARDS=&gt;('D', 4)(Card drawn: 2)','5: ENGAGE-DRAWING MONEY=&gt;2(Money drawn)','5: ENGAGE-DRAWING CARDS=&gt;('C', 4)(Card drawn: 1)','5: ENGAGE-DRAWING CARDS=&gt;('S', 11)(Card drawn: 2)','5: ENGAGE-CRISIS RISING','5: ENGAGE-DRAWING MONEY=&gt;2(Money drawn)','5: ENGAGE-DRAWING CARDS=&gt;('H', 1)(Card drawn: 1)','5: ENGAGE-DRAWING CARDS=&gt;('H', 6)(Card drawn: 2)','5: ENGAGE-DRAWING MONEY=&gt;2(Money drawn)','5: ENGAGE-DRAWING CARDS=&gt;('C', 12)(Card drawn: 1)','5: ENGAGE-DRAWING CARDS=&gt;('C', 13)(Card drawn: 2)','5: ENGAGE-DRAWING MONEY=&gt;2(Money drawn)','5: ENGAGE-DRAWING CARDS=&gt;('C', 4)(Card drawn: 1)','5: ENGAGE-DRAWING CARDS=&gt;('C', 8)(Card drawn: 2)','5: ACTIVATE-ATTEMPTING PROJECTS=&gt;(('S', 1), 'S', 3, "Base fix 'Polluting Industry' (INDUSTRIAL) triggers crisis")(Skill for project)','5: ACTIVATE-ATTEMPTING PROJECTS=&gt;1(Consultant fees)','5: ACTIVATE-ATTEMPTING PROJECTS=&gt;7(Dice roll 2D6: skill check)','5: ACTIVATE-ATTEMPTING PROJECTS=&gt;None(Skill for project)','5: ACTIVATE-DOING RESEARCH=&gt;None(Start researching)','5: ACTIVATE-ATTEMPTING PROJECTS=&gt;None(Skill for project)','5: ACTIVATE-DOING RESEARCH=&gt;None(Start researching)','5: ACTIVATE-ATTEMPTING PROJECTS=&gt;None(Start project: type)','5: ACTIVATE-ATTEMPTING PROJECTS=&gt;None(Skill for project)','5: ACTIVATE-DOING RESEARCH=&gt;None(Start researching)','5: ACTIVATE-ATTEMPTING PROJECTS=&gt;None(Start project: type)','5: ACTIVATE-ATTEMPTING PROJECTS=&gt;(('S', 7), 'S', 0, "Base fix 'Polluting Industry' (INDUSTRIAL) triggers crisis")(Skill for project)','5: ACTIVATE-ATTEMPTING PROJECTS=&gt;4(Consultant fees)','5: ACTIVATE-ATTEMPTING PROJECTS=&gt;9(Dice roll 2D6: skill check)','5: ACTIVATE-ATTEMPTING PROJECTS=&gt;(('S', 12), 'S', 1, "Base fix 'Polluting Industry' (INDUSTRIAL) triggers crisis")(Skill for project)','5: ACTIVATE-ATTEMPTING PROJECTS=&gt;1(Consultant fees)','5: ACTIVATE-ATTEMPTING PROJECTS=&gt;6(Dice roll 2D6: skill check)','5: ACTIVATE-ATTEMPTING PROJECTS=&gt;None(Skill for project)','5: ACTIVATE-DOING RESEARCH=&gt;None(Start researching)','5: ACTIVATE-ATTEMPTING PROJECTS=&gt;None(Start project: type)','5: ACTIVATE-ATTEMPTING PROJECTS=&gt;None(Skill for project)','5: ACTIVATE-DOING RESEARCH=&gt;None(Start researching)','5: ACTIVATE-ATTEMPTING PROJECTS=&gt;(('C', 8), 'C', 2, "Improved fix 'Freshwater Depletion' (ENVIRONMENTAL)")(Skill for project)','5: ACTIVATE-ATTEMPTING PROJECTS=&gt;3(Consultant fees)','5: ACTIVATE-ATTEMPTING PROJECTS=&gt;5(Dice roll 2D6: skill check)','5: ACTIVATE-ATTEMPTING PROJECTS=&gt;(('C', 4), 'C', 1, "Improved fix 'Freshwater Depletion' (ENVIRONMENTAL)")(Skill for project)','5: ACTIVATE-ATTEMPTING PROJECTS=&gt;1(Consultant fees)','5: ACTIVATE-ATTEMPTING PROJECTS=&gt;11(Dice roll 2D6: skill check)','5: ACTIVATE-DOING RESEARCH=&gt;None(Start researching)','6: END-FINALIZING=&gt;Base fix 'Climate Change' (ENVIRONMENTAL) triggers crisis(Project abandoned)','6: END-CRISIS ROLLING=&gt;SOCIAL(Crisis chip: full category)','6: END-CRISIS ROLLING=&gt;ENVIRONMENTAL(Crisis chip: full category)','6: END-CRISIS ROLLING=&gt;3(Dice roll 1D6: crisis cat)','6: END-CRISIS ROLLING=&gt;SOCIAL(Category for crisis)','6: END-CRISIS ROLLING=&gt;SOCIAL(Crisis chip: full category)','6: END-CRISIS ROLLING=&gt;2(Dice roll 1D6: crisis cat)','6: END-CRISIS ROLLING=&gt;ECONOMIC(Category for crisis)','6: END-CRISIS ROLLING=&gt;1(Dice roll 1D6: node in ECONOMIC)','6: END-CRISIS ROLLING=&gt;Monopoly(Problem for crisis)','6: END-CRISIS ROLLING=&gt;6(Dice roll 2D6: crisis roll for Monopoly)','6: END-CRISIS ROLLING=&gt;6(Crisis roll for node "Monopoly")','6: END-CRISIS ROLLING=&gt;Economic Inequality(Now in crisis (cascaded from: Monopoly))','6: END-CRISIS ROLLING=&gt;3(Dice roll 1D6: crisis cat)','6: END-CRISIS ROLLING=&gt;SOCIAL(Category for crisis)','6: END-CRISIS ROLLING=&gt;SOCIAL(Crisis chip: full category)','6: END-CRISIS ROLLING=&gt;5(Dice roll 1D6: crisis cat)','6: END-CRISIS ROLLING=&gt;ENVIRONMENTAL(Category for crisis)','6: END-CRISIS ROLLING=&gt;ENVIRONMENTAL(Crisis chip: full category)','6: END-CRISIS ROLLING=&gt;3(Dice roll 1D6: crisis cat)','6: END-CRISIS ROLLING=&gt;SOCIAL(Category for crisis)','6: END-CRISIS ROLLING=&gt;SOCIAL(Crisis chip: full category)','6: END-CRISIS ROLLING=&gt;3(Dice roll 1D6: crisis cat)','6: END-CRISIS ROLLING=&gt;SOCIAL(Category for crisis)','6: END-CRISIS ROLLING=&gt;SOCIAL(Crisis chip: full category)','6: END-CRISIS ROLLING=&gt;2(Dice roll 1D6: crisis cat)','6: END-CRISIS ROLLING=&gt;ECONOMIC(Category for crisis)','6: END-CRISIS ROLLING=&gt;6(Dice roll 1D6: node in ECONOMIC)','6: END-CRISIS ROLLING=&gt;5(Dice roll 1D6: node in ECONOMIC)','6: END-CRISIS ROLLING=&gt;5(Dice roll 1D6: node in ECONOMIC)','6: END-CRISIS ROLLING=&gt;3(Dice roll 1D6: node in ECONOMIC)','6: END-CRISIS ROLLING=&gt;Inefficiency(Crisis chip: overwhelmed problem)','6: END-CRISIS ROLLING=&gt;5(Dice roll 1D6: crisis cat)','6: END-CRISIS ROLLING=&gt;ENVIRONMENTAL(Category for crisis)','6: END-CRISIS ROLLING=&gt;ENVIRONMENTAL(Crisis chip: full category)','6: END-CRISIS ROLLING=&gt;1(Dice roll 1D6: crisis cat)','6: END-CRISIS ROLLING=&gt;INDUSTRIAL(Category for crisis)','6: END-CRISIS ROLLING=&gt;1(Dice roll 1D6: node in INDUSTRIAL)','6: END-CRISIS ROLLING=&gt;Polluting Industry(Problem for crisis)','6: END-CRISIS ROLLING=&gt;6(Dice roll 2D6: crisis roll for Polluting Industry)','6: END-CRISIS ROLLING=&gt;6(Crisis roll for node "Polluting Industry")','6: END-CRISIS ROLLING=&gt;Clean Water Shortage(Now in crisis (cascaded from: Polluting Industry))','6: ENGAGE-DRAWING MONEY=&gt;2(Money drawn)','6: ENGAGE-DRAWING CARDS=&gt;('H', 12)(Card drawn: 1)','6: ENGAGE-DRAWING CARDS=&gt;('H', 3)(Card drawn: 2)','6: ENGAGE-CRISIS RISING','6: ENGAGE-DRAWING MONEY=&gt;2(Money drawn)','6: ENGAGE-DRAWING CARDS=&gt;('D', 6)(Card drawn: 1)','6: ENGAGE-DRAWING CARDS=&gt;('S', 1)(Card drawn: 2)','6: ENGAGE-DRAWING MONEY=&gt;2(Money drawn)','6: ENGAGE-DRAWING CARDS=&gt;('H', 11)(Card drawn: 1)','6: ENGAGE-DRAWING CARDS=&gt;('S', 8)(Card drawn: 2)','6: ENGAGE-CRISIS RISING','6: ENGAGE-DRAWING MONEY=&gt;2(Money drawn)','6: ENGAGE-DRAWING CARDS=&gt;('H', 10)(Card drawn: 1)','6: ENGAGE-DRAWING CARDS=&gt;('S', 10)(Card drawn: 2)','6: ENGAGE-DRAWING MONEY=&gt;2(Money drawn)','6: ENGAGE-DRAWING CARDS=&gt;('D', 13)(Card drawn: 1)','6: ENGAGE-DRAWING CARDS=&gt;('C', 7)(Card drawn: 2)','6: ENGAGE-DRAWING MONEY=&gt;2(Money drawn)','6: ENGAGE-DRAWING CARDS=&gt;('C', 3)(Card drawn: 1)','6: ENGAGE-DRAWING CARDS=&gt;('D', 2)(Card drawn: 2)','6: ACTIVATE-ATTEMPTING PROJECTS=&gt;(('C', 10), 'C', 4, "Improved fix 'Freshwater Depletion' (ENVIRONMENTAL)")(Skill for project)','6: ACTIVATE-ATTEMPTING PROJECTS=&gt;0(Consultant fees)','6: ACTIVATE-ATTEMPTING PROJECTS=&gt;10(Dice roll 2D6: skill check)','6: ACTIVATE-ATTEMPTING PROJECTS=&gt;None(Skill for project)','6: ACTIVATE-DOING RESEARCH=&gt;None(Start researching)','6: ACTIVATE-ATTEMPTING PROJECTS=&gt;(('S', 1), 'S', 6, "Base fix 'Polluting Industry' (INDUSTRIAL) triggers crisis")(Skill for project)','6: ACTIVATE-ATTEMPTING PROJECTS=&gt;1(Consultant fees)','6: ACTIVATE-ATTEMPTING PROJECTS=&gt;3(Dice roll 2D6: skill check)','6: ACTIVATE-ATTEMPTING PROJECTS=&gt;None(Skill for project)','6: ACTIVATE-DOING RESEARCH=&gt;None(Start researching)','6: ACTIVATE-ATTEMPTING PROJECTS=&gt;Base(Start project: type)','6: ACTIVATE-ATTEMPTING PROJECTS=&gt;INDUSTRIAL(Start project: fix category)','6: ACTIVATE-ATTEMPTING PROJECTS=&gt;Sprawl(Start project: fix problem)','6: ACTIVATE-ATTEMPTING PROJECTS=&gt;Base fix 'Sprawl' (INDUSTRIAL) triggers crisis(Project started)','6: ACTIVATE-ATTEMPTING PROJECTS=&gt;(('C', 4), 'C', 3, "Improved fix 'Freshwater Depletion' (ENVIRONMENTAL)")(Skill for project)','6: ACTIVATE-ATTEMPTING PROJECTS=&gt;1(Consultant fees)','6: ACTIVATE-ATTEMPTING PROJECTS=&gt;5(Dice roll 2D6: skill check)','6: ACTIVATE-ATTEMPTING PROJECTS=&gt;(('S', 2), 'S', 2, "Base fix 'Polluting Industry' (INDUSTRIAL) triggers crisis")(Skill for project)','6: ACTIVATE-ATTEMPTING PROJECTS=&gt;1(Consultant fees)','6: ACTIVATE-ATTEMPTING PROJECTS=&gt;5(Dice roll 2D6: skill check)','6: ACTIVATE-ATTEMPTING PROJECTS=&gt;None(Skill for project)','6: ACTIVATE-DOING RESEARCH=&gt;None(Start researching)','6: ACTIVATE-ATTEMPTING PROJECTS=&gt;None(Start project: type)','6: ACTIVATE-ATTEMPTING PROJECTS=&gt;None(Skill for project)','6: ACTIVATE-DOING RESEARCH=&gt;None(Start researching)','6: ACTIVATE-ATTEMPTING PROJECTS=&gt;None(Start project: type)','6: ACTIVATE-ATTEMPTING PROJECTS=&gt;(('D', 13), 'D', 5, "Improved fix 'Freshwater Depletion' (ENVIRONMENTAL)")(Skill for project)','6: ACTIVATE-ATTEMPTING PROJECTS=&gt;1(Consultant fees)','6: ACTIVATE-ATTEMPTING PROJECTS=&gt;8(Dice roll 2D6: skill check)','6: ACTIVATE-ATTEMPTING PROJECTS=&gt;(('C', 12), 'C', 3, "Improved fix 'Freshwater Depletion' (ENVIRONMENTAL)")(Skill for project)','6: ACTIVATE-ATTEMPTING PROJECTS=&gt;1(Consultant fees)','6: ACTIVATE-ATTEMPTING PROJECTS=&gt;6(Dice roll 2D6: skill check)','6: ACTIVATE-ATTEMPTING PROJECTS=&gt;(('S', 4), 'S', 2, "Base fix 'Polluting Industry' (INDUSTRIAL) triggers crisis")(Skill for project)','6: ACTIVATE-ATTEMPTING PROJECTS=&gt;0(Consultant fees)','6: ACTIVATE-ATTEMPTING PROJECTS=&gt;5(Dice roll 2D6: skill check)','6: ACTIVATE-ATTEMPTING PROJECTS=&gt;(('C', 13), 'C', 2, "Improved fix 'Freshwater Depletion' (ENVIRONMENTAL)")(Skill for project)','6: ACTIVATE-ATTEMPTING PROJECTS=&gt;0(Consultant fees)','6: ACTIVATE-ATTEMPTING PROJECTS=&gt;9(Dice roll 2D6: skill check)','6: ACTIVATE-ATTEMPTING PROJECTS=&gt;None(Skill for project)','6: ACTIVATE-DOING RESEARCH=&gt;None(Start researching)','6: ACTIVATE-ATTEMPTING PROJECTS=&gt;Base(Start project: type)','6: ACTIVATE-ATTEMPTING PROJECTS=&gt;ECONOMIC(Start project: fix category)','6: ACTIVATE-ATTEMPTING PROJECTS=&gt;Monopoly(Start project: fix problem)','6: ACTIVATE-ATTEMPTING PROJECTS=&gt;Base fix 'Monopoly' (ECONOMIC) triggers crisis(Project started)','6: ACTIVATE-ATTEMPTING PROJECTS=&gt;(('C', 3), 'C', 1, "Improved fix 'Freshwater Depletion' (ENVIRONMENTAL)")(Skill for project)','6: ACTIVATE-ATTEMPTING PROJECTS=&gt;1(Consultant fees)','6: ACTIVATE-ATTEMPTING PROJECTS=&gt;7(Dice roll 2D6: skill check)','6: ACTIVATE-ATTEMPTING PROJECTS=&gt;(('D', 2), 'D', 1, "Improved fix 'Freshwater Depletion' (ENVIRONMENTAL)")(Skill for project)','6: ACTIVATE-ATTEMPTING PROJECTS=&gt;1(Consultant fees)','6: ACTIVATE-ATTEMPTING PROJECTS=&gt;6(Dice roll 2D6: skill check)','6: ACTIVATE-DOING RESEARCH=&gt;None(Start researching)','6: END-FINALIZING=&gt;Base fix 'Sprawl' (INDUSTRIAL) triggers crisis(Project abandoned)','6: END-FINALIZING=&gt;Base fix 'Monopoly' (ECONOMIC) triggers crisis(Project abandoned)','6: END-CRISIS ROLLING=&gt;SOCIAL(Crisis chip: full category)','6: END-CRISIS ROLLING=&gt;CLASS(Crisis chip: full category)','6: END-CRISIS ROLLING=&gt;ENVIRONMENTAL(Crisis chip: full category)','6: END-CRISIS ROLLING=&gt;2(Dice roll 1D6: crisis cat)','6: END-CRISIS ROLLING=&gt;ECONOMIC(Category for crisis)','6: END-CRISIS ROLLING=&gt;2(Dice roll 1D6: node in ECONOMIC)','6: END-CRISIS ROLLING=&gt;Market Externalities(Problem for crisis)','6: END-CRISIS ROLLING=&gt;9(Dice roll 2D6: crisis roll for Market Externalities)','6: END-CRISIS ROLLING=&gt;9(Crisis roll for node "Market Externalities")','6: END-CRISIS ROLLING=&gt;5(Dice roll 2D6: crisis roll for Market Externalities)','6: END-CRISIS ROLLING=&gt;5(Crisis roll for node "Market Externalities")','6: END-CRISIS ROLLING=&gt;Inflation(Now in crisis (cascaded from: Market Externalities))','7: ENGAGE-DRAWING MONEY=&gt;1(Money drawn)','7: ENGAGE-DRAWING CARDS=&gt;('C', 8)(Card drawn: 1)','7: ENGAGE-DRAWING CARDS=&gt;('H', 9)(Card drawn: 2)','7: ENGAGE-CRISIS RISING','7: ENGAGE-DRAWING MONEY=&gt;1(Money drawn)','7: ENGAGE-DRAWING CARDS=&gt;('C', 1)(Card drawn: 1)','7: ENGAGE-DRAWING CARDS=&gt;('D', 9)(Card drawn: 2)','7: ENGAGE-DRAWING MONEY=&gt;1(Money drawn)','7: ENGAGE-DRAWING CARDS=&gt;('D', 1)(Card drawn: 1)','7: ENGAGE-DRAWING CARDS=&gt;('S', 5)(Card drawn: 2)','7: ENGAGE-CRISIS RISING','7: ENGAGE-DRAWING MONEY=&gt;1(Money drawn)','7: ENGAGE-DRAWING CARDS=&gt;('C', 7)(Card drawn: 1)','7: ENGAGE-DRAWING CARDS=&gt;('S', 5)(Card drawn: 2)','7: ENGAGE-DRAWING MONEY=&gt;1(Money drawn)','7: ENGAGE-DRAWING CARDS=&gt;('C', 8)(Card drawn: 1)','7: ENGAGE-DRAWING CARDS=&gt;('C', 5)(Card drawn: 2)','7: ENGAGE-DRAWING MONEY=&gt;1(Money drawn)','7: ENGAGE-DRAWING CARDS=&gt;('H', 5)(Card drawn: 1)','7: ENGAGE-DRAWING CARDS=&gt;('D', 5)(Card drawn: 2)','7: ACTIVATE-ATTEMPTING PROJECTS=&gt;(('C', 8), 'C', 7, "Base fix 'Polluting Industry' (INDUSTRIAL) triggers crisis")(Skill for project)','7: ACTIVATE-ATTEMPTING PROJECTS=&gt;0(Consultant fees)','7: ACTIVATE-ATTEMPTING PROJECTS=&gt;8(Dice roll 2D6: skill check)','7: ACTIVATE-ATTEMPTING PROJECTS=&gt;None(Skill for project)','7: ACTIVATE-DOING RESEARCH=&gt;None(Start researching)','7: ACTIVATE-ATTEMPTING PROJECTS=&gt;(('D', 4), 'D', 4, "Improved fix 'Freshwater Depletion' (ENVIRONMENTAL)")(Skill for project)','7: ACTIVATE-ATTEMPTING PROJECTS=&gt;0(Consultant fees)','7: ACTIVATE-ATTEMPTING PROJECTS=&gt;8(Dice roll 2D6: skill check)','7: ACTIVATE-ATTEMPTING PROJECTS=&gt;(('C', 1), 'C', 5, "Base fix 'Polluting Industry' (INDUSTRIAL) triggers crisis")(Skill for project)','7: ACTIVATE-ATTEMPTING PROJECTS=&gt;0(Consultant fees)','7: ACTIVATE-ATTEMPTING PROJECTS=&gt;5(Dice roll 2D6: skill check)','7: ACTIVATE-ATTEMPTING PROJECTS=&gt;(('D', 9), 'D', 5, "Improved fix 'Freshwater Depletion' (ENVIRONMENTAL)")(Skill for project)','7: ACTIVATE-ATTEMPTING PROJECTS=&gt;2(Consultant fees)','7: ACTIVATE-ATTEMPTING PROJECTS=&gt;10(Dice roll 2D6: skill check)','7: ACTIVATE-ATTEMPTING PROJECTS=&gt;(('D', 6), 'D', 4, "Improved fix 'Freshwater Depletion' (ENVIRONMENTAL)")(Skill for project)','7: ACTIVATE-ATTEMPTING PROJECTS=&gt;2(Consultant fees)','7: ACTIVATE-ATTEMPTING PROJECTS=&gt;10(Dice roll 2D6: skill check)','7: ACTIVATE-ATTEMPTING PROJECTS=&gt;(('S', 7), 'S', 0, "Base fix 'Polluting Industry' (INDUSTRIAL) triggers crisis")(Skill for project)','7: ACTIVATE-ATTEMPTING PROJECTS=&gt;0(Consultant fees)','7: ACTIVATE-ATTEMPTING PROJECTS=&gt;7(Dice roll 2D6: skill check)','7: ACTIVATE-DOING RESEARCH=&gt;None(Start researching)','7: ACTIVATE-ATTEMPTING PROJECTS=&gt;None(Start project: type)','7: ACTIVATE-ATTEMPTING PROJECTS=&gt;(('D', 1), 'D', 5, "Improved fix 'Freshwater Depletion' (ENVIRONMENTAL)")(Skill for project)','7: ACTIVATE-ATTEMPTING PROJECTS=&gt;1(Consultant fees)','7: ACTIVATE-ATTEMPTING PROJECTS=&gt;10(Dice roll 2D6: skill check)','7: ACTIVATE-ATTEMPTING PROJECTS=&gt;(('S', 11), 'S', 2, "Base fix 'Polluting Industry' (INDUSTRIAL) triggers crisis")(Skill for project)','7: ACTIVATE-ATTEMPTING PROJECTS=&gt;0(Consultant fees)','7: ACTIVATE-ATTEMPTING PROJECTS=&gt;10(Dice roll 2D6: skill check)','7: ACTIVATE-ATTEMPTING PROJECTS=&gt;(('S', 8), 'S', 3, "Base fix 'Polluting Industry' (INDUSTRIAL) triggers crisis")(Skill for project)','7: ACTIVATE-ATTEMPTING PROJECTS=&gt;3(Consultant fees)','7: ACTIVATE-ATTEMPTING PROJECTS=&gt;9(Dice roll 2D6: skill check)','7: ACTIVATE-ATTEMPTING PROJECTS=&gt;None(Skill for project)','7: ACTIVATE-DOING RESEARCH=&gt;None(Start researching)','7: ACTIVATE-ATTEMPTING PROJECTS=&gt;None(Start project: type)','7: ACTIVATE-ATTEMPTING PROJECTS=&gt;None(Skill for project)','7: ACTIVATE-DOING RESEARCH=&gt;None(Start researching)','7: ACTIVATE-ATTEMPTING PROJECTS=&gt;None(Start project: type)','7: ACTIVATE-ATTEMPTING PROJECTS=&gt;(('C', 8), 'C', 3, "Base fix 'Polluting Industry' (INDUSTRIAL) triggers crisis")(Skill for project)','7: ACTIVATE-ATTEMPTING PROJECTS=&gt;3(Consultant fees)','7: ACTIVATE-ATTEMPTING PROJECTS=&gt;7(Dice roll 2D6: skill check)','7: ACTIVATE-ATTEMPTING PROJECTS=&gt;(('C', 5), 'C', 3, "Improved fix 'Freshwater Depletion' (ENVIRONMENTAL)")(Skill for project)','7: ACTIVATE-ATTEMPTING PROJECTS=&gt;3(Consultant fees)','7: ACTIVATE-ATTEMPTING PROJECTS=&gt;4(Dice roll 2D6: skill check)','7: ACTIVATE-ATTEMPTING PROJECTS=&gt;None(Skill for project)','7: ACTIVATE-DOING RESEARCH=&gt;None(Start researching)','7: ACTIVATE-ATTEMPTING PROJECTS=&gt;Base(Start project: type)','7: ACTIVATE-ATTEMPTING PROJECTS=&gt;ECONOMIC(Start project: fix category)','7: ACTIVATE-ATTEMPTING PROJECTS=&gt;Inflation(Start project: fix problem)','7: ACTIVATE-ATTEMPTING PROJECTS=&gt;Base fix 'Inflation' (ECONOMIC) triggers crisis(Project started)','7: ACTIVATE-ATTEMPTING PROJECTS=&gt;(('D', 5), 'D', 2, "Improved fix 'Freshwater Depletion' (ENVIRONMENTAL)")(Skill for project)','7: ACTIVATE-ATTEMPTING PROJECTS=&gt;0(Consultant fees)','7: ACTIVATE-ATTEMPTING PROJECTS=&gt;7(Dice roll 2D6: skill check)','7: ACTIVATE-DOING RESEARCH=&gt;None(Start researching)','7: END-FINALIZING=&gt;Base fix 'Inflation' (ECONOMIC) triggers crisis(Project abandoned)','7: END-CRISIS ROLLING=&gt;ECONOMIC(Crisis chip: full category)','7: END-CRISIS ROLLING=&gt;SOCIAL(Crisis chip: full category)','7: END-CRISIS ROLLING=&gt;CLASS(Crisis chip: full category)','7: END-CRISIS ROLLING=&gt;ENVIRONMENTAL(Crisis chip: full category)','7: END-CRISIS ROLLING=&gt;5(Dice roll 1D6: crisis cat)','7: END-CRISIS ROLLING=&gt;ENVIRONMENTAL(Category for crisis)','7: END-CRISIS ROLLING=&gt;ENVIRONMENTAL(Crisis chip: full category)','7: END-CRISIS ROLLING=&gt;6(Dice roll 1D6: crisis cat)','7: END-CRISIS ROLLING=&gt;LIVING STANDARDS(Category for crisis)','7: END-CRISIS ROLLING=&gt;3(Dice roll 1D6: node in LIVING STANDARDS)','7: END-CRISIS ROLLING=&gt;Systemic Corruption(Problem for crisis)','7: END-CRISIS ROLLING=&gt;7(Dice roll 2D6: crisis roll for Systemic Corruption)','7: END-CRISIS ROLLING=&gt;7(Crisis roll for node "Systemic Corruption")','7: END-CRISIS ROLLING=&gt;Sprawl(Now in crisis (cascaded from: Systemic Corruption))','7: END-CRISIS ROLLING=&gt;3(Dice roll 1D6: crisis cat)','7: END-CRISIS ROLLING=&gt;SOCIAL(Category for crisis)','7: END-CRISIS ROLLING=&gt;SOCIAL(Crisis chip: full category)','7: END-CRISIS ROLLING=&gt;4(Dice roll 1D6: crisis cat)','7: END-CRISIS ROLLING=&gt;CLASS(Category for crisis)','7: END-CRISIS ROLLING=&gt;CLASS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3(Dice roll 1D6: crisis cat)','7: END-CRISIS ROLLING=&gt;SOCIAL(Category for crisis)','7: END-CRISIS ROLLING=&gt;SOCIAL(Crisis chip: full category)','7: END-CRISIS ROLLING=&gt;4(Dice roll 1D6: crisis cat)','7: END-CRISIS ROLLING=&gt;CLASS(Category for crisis)','7: END-CRISIS ROLLING=&gt;CLASS(Crisis chip: full category)','7: END-CRISIS ROLLING=&gt;5(Dice roll 1D6: crisis cat)','7: END-CRISIS ROLLING=&gt;ENVIRONMENTAL(Category for crisis)','7: END-CRISIS ROLLING=&gt;ENVIRONMENTAL(Crisis chip: full category)','7: END-CRISIS ROLLING=&gt;6(Dice roll 1D6: crisis cat)','7: END-CRISIS ROLLING=&gt;LIVING STANDARDS(Category for crisis)','7: END-CRISIS ROLLING=&gt;5(Dice roll 1D6: node in LIVING STANDARDS)','7: END-CRISIS ROLLING=&gt;2(Dice roll 1D6: node in LIVING STANDARDS)','7: END-CRISIS ROLLING=&gt;Low Labour Standards(Problem for crisis)','7: END-CRISIS ROLLING=&gt;8(Dice roll 2D6: crisis roll for Low Labour Standards)','7: END-CRISIS ROLLING=&gt;8(Crisis roll for node "Low Labour Standards")','7: END-CRISIS ROLLING=&gt;Low Labour Standards(Now in crisis)','8: ENGAGE-DRAWING MONEY=&gt;1(Money drawn)','8: ENGAGE-DRAWING CARDS=&gt;('S', 9)(Card drawn: 1)','8: ENGAGE-DRAWING CARDS=&gt;('H', 11)(Card drawn: 2)','8: ENGAGE-CRISIS RISING','8: ENGAGE-DRAWING MONEY=&gt;1(Money drawn)','8: ENGAGE-DRAWING CARDS=&gt;('H', 2)(Card drawn: 1)','8: ENGAGE-DRAWING CARDS=&gt;('D', 8)(Card drawn: 2)','8: ENGAGE-DRAWING MONEY=&gt;1(Money drawn)','8: ENGAGE-DRAWING CARDS=&gt;('D', 7)(Card drawn: 1)','8: ENGAGE-DRAWING CARDS=&gt;('S', 10)(Card drawn: 2)','8: ENGAGE-CRISIS RISING','8: ENGAGE-DRAWING MONEY=&gt;1(Money drawn)','8: ENGAGE-DRAWING CARDS=&gt;('S', 6)(Card drawn: 1)','8: ENGAGE-DRAWING CARDS=&gt;('S', 9)(Card drawn: 2)','8: ENGAGE-DRAWING MONEY=&gt;1(Money drawn)','8: ENGAGE-DRAWING CARDS=&gt;('C', 4)(Card drawn: 1)','8: ENGAGE-DRAWING CARDS=&gt;('C', 3)(Card drawn: 2)','8: ENGAGE-DRAWING MONEY=&gt;1(Money drawn)','8: ENGAGE-DRAWING CARDS=&gt;('C', 12)(Card drawn: 1)','8: ENGAGE-DRAWING CARDS=&gt;('C', 9)(Card drawn: 2)','8: ACTIVATE-ATTEMPTING PROJECTS=&gt;(('S', 9), 'S', 8, "Base fix 'Polluting Industry' (INDUSTRIAL) triggers crisis")(Skill for project)','8: ACTIVATE-ATTEMPTING PROJECTS=&gt;0(Consultant fees)','8: ACTIVATE-ATTEMPTING PROJECTS=&gt;4(Dice roll 2D6: skill check)','8: ACTIVATE-ATTEMPTING PROJECTS=&gt;(('C', 5), 'C', 3, "Improved fix 'Freshwater Depletion' (ENVIRONMENTAL)")(Skill for project)','8: ACTIVATE-ATTEMPTING PROJECTS=&gt;6(Consultant fees)','8: ACTIVATE-ATTEMPTING PROJECTS=&gt;6(Dice roll 2D6: skill check)','8: ACTIVATE-DOING RESEARCH=&gt;None(Start researching)','8: ACTIVATE-ATTEMPTING PROJECTS=&gt;(('D', 8), 'D', 4, "Improved fix 'Freshwater Depletion' (ENVIRONMENTAL)")(Skill for project)','8: ACTIVATE-ATTEMPTING PROJECTS=&gt;0(Consultant fees)','8: ACTIVATE-ATTEMPTING PROJECTS=&gt;8(Dice roll 2D6: skill check)','8: ACTIVATE-DOING RESEARCH=&gt;None(Start researching)','8: ACTIVATE-ATTEMPTING PROJECTS=&gt;Remove-Tradeoff(Start project: type)','8: ACTIVATE-ATTEMPTING PROJECTS=&gt;SOCIAL(Start project: fix category)','8: ACTIVATE-ATTEMPTING PROJECTS=&gt;Community Networks(Start project: fix problem)','8: ACTIVATE-ATTEMPTING PROJECTS=&gt;Improved fix 'Community Networks' (SOCIAL)(Project started)','8: ACTIVATE-ATTEMPTING PROJECTS=&gt;(('H', 1), 'H', 1, "Improved fix 'Community Networks' (SOCIAL)")(Skill for project)','8: ACTIVATE-ATTEMPTING PROJECTS=&gt;1(Consultant fees)','8: ACTIVATE-ATTEMPTING PROJECTS=&gt;6(Dice roll 2D6: skill check)','8: ACTIVATE-ATTEMPTING PROJECTS=&gt;(('H', 8), 'H', 0, "Improved fix 'Community Networks' (SOCIAL)")(Skill for project)','8: ACTIVATE-ATTEMPTING PROJECTS=&gt;1(Consultant fees)','8: ACTIVATE-ATTEMPTING PROJECTS=&gt;10(Dice roll 2D6: skill check)','8: ACTIVATE-ATTEMPTING PROJECTS=&gt;(('D', 7), 'D', 2, "Improved fix 'Community Networks' (SOCIAL)")(Skill for project)','8: ACTIVATE-ATTEMPTING PROJECTS=&gt;7(Dice roll 2D6: skill check)','8: ACTIVATE-ATTEMPTING PROJECTS=&gt;(('S', 10), 'S', 2, "Base fix 'Polluting Industry' (INDUSTRIAL) triggers crisis")(Skill for project)','8: ACTIVATE-ATTEMPTING PROJECTS=&gt;4(Dice roll 2D6: skill check)','8: ACTIVATE-ATTEMPTING PROJECTS=&gt;None(Skill for project)','8: ACTIVATE-DOING RESEARCH=&gt;None(Start researching)','8: ACTIVATE-ATTEMPTING PROJECTS=&gt;Remove-Tradeoff(Start project: type)','8: ACTIVATE-ATTEMPTING PROJECTS=&gt;ENVIRONMENTAL(Start project: fix category)','8: ACTIVATE-ATTEMPTING PROJECTS=&gt;Climate Change(Start project: fix problem)','8: ACTIVATE-ATTEMPTING PROJECTS=&gt;Improved fix 'Climate Change' (ENVIRONMENTAL)(Project started)','8: ACTIVATE-ATTEMPTING PROJECTS=&gt;None(Skill for project)','8: ACTIVATE-DOING RESEARCH=&gt;None(Start researching)','8: ACTIVATE-ATTEMPTING PROJECTS=&gt;None(Start project: type)','8: ACTIVATE-ATTEMPTING PROJECTS=&gt;(('C', 3), 'C', 4, "Improved fix 'Freshwater Depletion' (ENVIRONMENTAL)")(Skill for project)','8: ACTIVATE-ATTEMPTING PROJECTS=&gt;1(Consultant fees)','8: ACTIVATE-ATTEMPTING PROJECTS=&gt;5(Dice roll 2D6: skill check)','8: ACTIVATE-ATTEMPTING PROJECTS=&gt;(('C', 7), 'C', 2, "Base fix 'Polluting Industry' (INDUSTRIAL) triggers crisis")(Skill for project)','8: ACTIVATE-ATTEMPTING PROJECTS=&gt;0(Consultant fees)','8: ACTIVATE-ATTEMPTING PROJECTS=&gt;8(Dice roll 2D6: skill check)','8: ACTIVATE-ATTEMPTING PROJECTS=&gt;(('C', 4), 'C', 2, "Improved fix 'Freshwater Depletion' (ENVIRONMENTAL)")(Skill for project)','8: ACTIVATE-ATTEMPTING PROJECTS=&gt;1(Consultant fees)','8: ACTIVATE-ATTEMPTING PROJECTS=&gt;7(Dice roll 2D6: skill check)','8: ACTIVATE-DOING RESEARCH=&gt;None(Start researching)','8: ACTIVATE-ATTEMPTING PROJECTS=&gt;Base(Start project: type)','8: ACTIVATE-ATTEMPTING PROJECTS=&gt;ECONOMIC(Start project: fix category)','8: ACTIVATE-ATTEMPTING PROJECTS=&gt;Inflation(Start project: fix problem)','8: ACTIVATE-ATTEMPTING PROJECTS=&gt;Base fix 'Inflation' (ECONOMIC) triggers crisis(Project started)','8: ACTIVATE-ATTEMPTING PROJECTS=&gt;(('C', 12), 'C', 2, "Improved fix 'Freshwater Depletion' (ENVIRONMENTAL)")(Skill for project)','8: ACTIVATE-ATTEMPTING PROJECTS=&gt;0(Consultant fees)','8: ACTIVATE-ATTEMPTING PROJECTS=&gt;5(Dice roll 2D6: skill check)','8: ACTIVATE-ATTEMPTING PROJECTS=&gt;(('C', 9), 'C', 2, "Improved fix 'Freshwater Depletion' (ENVIRONMENTAL)")(Skill for project)','8: ACTIVATE-ATTEMPTING PROJECTS=&gt;1(Consultant fees)','8: ACTIVATE-ATTEMPTING PROJECTS=&gt;5(Dice roll 2D6: skill check)','8: ACTIVATE-DOING RESEARCH=&gt;None(Start researching)','8: END-FINALIZING=&gt;Improved fix 'Climate Change' (ENVIRONMENTAL)(Project abandoned)','8: END-FINALIZING=&gt;Base fix 'Inflation' (ECONOMIC) triggers crisis(Project abandoned)','8: END-CRISIS ROLLING=&gt;INDUSTRIAL(Crisis chip: full category)','8: END-CRISIS ROLLING=&gt;ECONOMIC(Crisis chip: full category)','8: END-CRISIS ROLLING=&gt;SOCIAL(Crisis chip: full category)','8: END-CRISIS ROLLING=&gt;CLASS(Crisis chip: full category)','8: END-CRISIS ROLLING=&gt;ENVIRONMENTAL(Crisis chip: full category)','8: END-CRISIS ROLLING=&gt;4(Dice roll 1D6: crisis cat)','8: END-CRISIS ROLLING=&gt;CLASS(Category for crisis)','8: END-CRISIS ROLLING=&gt;CLASS(Crisis chip: full category)','8: END-CRISIS ROLLING=&gt;2(Dice roll 1D6: crisis cat)','8: END-CRISIS ROLLING=&gt;ECONOMIC(Category for crisis)','8: END-CRISIS ROLLING=&gt;ECONOMIC(Crisis chip: full category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CLASS(Crisis chip: full category)','8: END-CRISIS ROLLING=&gt;1(Dice roll 1D6: crisis cat)','8: END-CRISIS ROLLING=&gt;INDUSTRIAL(Category for crisis)','8: END-CRISIS ROLLING=&gt;INDUSTRIAL(Crisis chip: full category)','8: END-CRISIS ROLLING=&gt;6(Dice roll 1D6: crisis cat)','8: END-CRISIS ROLLING=&gt;LIVING STANDARDS(Category for crisis)','8: END-CRISIS ROLLING=&gt;1(Dice roll 1D6: node in LIVING STANDARDS)','8: END-CRISIS ROLLING=&gt;Discrimination(Problem for crisis)','8: END-CRISIS ROLLING=&gt;10(Dice roll 2D6: crisis roll for Discrimination)','8: END-CRISIS ROLLING=&gt;10(Crisis roll for node "Discrimination")','8: END-CRISIS ROLLING=&gt;2(Dice roll 2D6: crisis roll for Discrimination)','8: END-CRISIS ROLLING=&gt;2(Crisis roll for node "Discrimination")','8: END-CRISIS ROLLING=&gt;Discrimination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2, 13, 17, 20, 22, 24, 27]}</text:p>
          </table:table-cell>
          <table:table-cell table:style-name="Gnumeric-default" office:value-type="string">
            <text:p>{'abandoned-project': [[], [], [], [], [], [], [], [], [], [], [], [], [], [True, True], [], [], [], [], [], [], [], [], [], [], [], [], [], [], [], [], [], [], [True, True], [], [], [], [], [], [], [], [], [], [], [], [], [], [], [], [], [], [], [True], [], [], [], [], [], [], [], [], [], [], [], [], [], [], [], [], [], [], [True], [], [], [], [], [], [], [], [], [], [], [], [], [], [], [], [], [], [], [], [], [], [], [], [], [], [], [], [], [], [], [], [], [], [], [], [], [], [], [], [], [], [], [], [], [], [], [], [], [], [], [True], [], [], [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D', 13)(Card drawn: 1)','0: ENGAGE-DRAWING CARDS=&gt;('S', 10)(Card drawn: 2)','0: ENGAGE-CRISIS RISING','0: ENGAGE-DRAWING MONEY=&gt;3(Money drawn)','0: ENGAGE-DRAWING CARDS=&gt;('H', 8)(Card drawn: 1)','0: ENGAGE-DRAWING CARDS=&gt;('D', 1)(Card drawn: 2)','0: ENGAGE-DRAWING MONEY=&gt;3(Money drawn)','0: ENGAGE-DRAWING CARDS=&gt;('S', 3)(Card drawn: 1)','0: ENGAGE-DRAWING CARDS=&gt;('H', 1)(Card drawn: 2)','0: ENGAGE-CRISIS RISING','0: ENGAGE-DRAWING MONEY=&gt;3(Money drawn)','0: ENGAGE-DRAWING CARDS=&gt;('C', 4)(Card drawn: 1)','0: ENGAGE-DRAWING CARDS=&gt;('S', 11)(Card drawn: 2)','0: ENGAGE-DRAWING MONEY=&gt;3(Money drawn)','0: ENGAGE-DRAWING CARDS=&gt;('H', 2)(Card drawn: 1)','0: ENGAGE-DRAWING CARDS=&gt;('C', 11)(Card drawn: 2)','0: ENGAGE-DRAWING MONEY=&gt;3(Money drawn)','0: ENGAGE-DRAWING CARDS=&gt;('C', 3)(Card drawn: 1)','0: ENGAGE-DRAWING CARDS=&gt;('C', 6)(Card drawn: 2)','0: ACTIVATE-ATTEMPTING PROJECTS=&gt;Base(Start project: type)','0: ACTIVATE-ATTEMPTING PROJECTS=&gt;ECONOMIC(Start project: fix category)','0: ACTIVATE-ATTEMPTING PROJECTS=&gt;Inefficiency(Start project: fix problem)','0: ACTIVATE-ATTEMPTING PROJECTS=&gt;Base fix 'Inefficiency' (ECONOMIC) triggers crisis(Project started)','0: ACTIVATE-ATTEMPTING PROJECTS=&gt;(('D', 13), 'D', 0, "Base fix 'Inefficiency' (ECONOMIC) triggers crisis")(Skill for project)','0: ACTIVATE-ATTEMPTING PROJECTS=&gt;1(Consultant fees)','0: ACTIVATE-ATTEMPTING PROJECTS=&gt;2(Dice roll 2D6: skill check)','0: ACTIVATE-ATTEMPTING PROJECTS=&gt;None(Skill for project)','0: ACTIVATE-DOING RESEARCH=&gt;None(Start researching)','0: ACTIVATE-ATTEMPTING PROJECTS=&gt;Remove-Tradeoff(Start project: type)','0: ACTIVATE-ATTEMPTING PROJECTS=&gt;INDUSTRIAL(Start project: fix category)','0: ACTIVATE-ATTEMPTING PROJECTS=&gt;Unsustainable Harvesting(Start project: fix problem)','0: ACTIVATE-ATTEMPTING PROJECTS=&gt;Improved fix 'Unsustainable Harvesting' (INDUSTRIAL)(Project started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ENVIRONMENTAL(Start project: fix category)','0: ACTIVATE-ATTEMPTING PROJECTS=&gt;Biodiversity Loss(Start project: fix problem)','0: ACTIVATE-ATTEMPTING PROJECTS=&gt;Improved fix 'Biodiversity Loss' (ENVIRONMENTAL)(Project started)','0: ACTIVATE-ATTEMPTING PROJECTS=&gt;None(Skill for project)','0: ACTIVATE-DOING RESEARCH=&gt;None(Start researching)','0: END-FINALIZING=&gt;Improved fix 'Unsustainable Harvesting' (INDUSTRIAL)(Project abandoned)','0: END-FINALIZING=&gt;Improved fix 'Biodiversity Loss' (ENVIRONMENTAL)(Project abandoned)','0: END-CRISIS ROLLING=&gt;5(Dice roll 1D6: crisis cat)','0: END-CRISIS ROLLING=&gt;ENVIRONMENTAL(Category for crisis)','0: END-CRISIS ROLLING=&gt;4(Dice roll 1D6: node in ENVIRONMENTAL)','0: END-CRISIS ROLLING=&gt;Air &amp; Ozone Degradation(Problem for crisis)','0: END-CRISIS ROLLING=&gt;7(Dice roll 2D6: crisis roll for Air &amp; Ozone Degradation)','0: END-CRISIS ROLLING=&gt;7(Crisis roll for node "Air &amp; Ozone Degradation")','0: END-CRISIS ROLLING=&gt;Air &amp; Ozone Degradation(Now in crisis)','0: END-CRISIS ROLLING=&gt;1(Dice roll 1D6: crisis cat)','0: END-CRISIS ROLLING=&gt;INDUSTRIAL(Category for crisis)','0: END-CRISIS ROLLING=&gt;1(Dice roll 1D6: node in INDUSTRIAL)','0: END-CRISIS ROLLING=&gt;Polluting Industry(Problem for crisis)','0: END-CRISIS ROLLING=&gt;4(Dice roll 2D6: crisis roll for Polluting Industry)','0: END-CRISIS ROLLING=&gt;4(Crisis roll for node "Polluting Industry")','0: END-CRISIS ROLLING=&gt;Chemical Pollution(Now in crisis (cascaded from: Polluting Industry))','0: END-CRISIS ROLLING=&gt;Inefficiency(Now in crisis (cascaded from: Polluting Industry))','1: ENGAGE-DRAWING MONEY=&gt;2(Money drawn)','1: ENGAGE-DRAWING CARDS=&gt;('H', 4)(Card drawn: 1)','1: ENGAGE-DRAWING CARDS=&gt;('C', 2)(Card drawn: 2)','1: ENGAGE-CRISIS RISING','1: ENGAGE-DRAWING MONEY=&gt;2(Money drawn)','1: ENGAGE-DRAWING CARDS=&gt;('S', 9)(Card drawn: 1)','1: ENGAGE-DRAWING CARDS=&gt;('C', 12)(Card drawn: 2)','1: ENGAGE-DRAWING MONEY=&gt;2(Money drawn)','1: ENGAGE-DRAWING CARDS=&gt;('D', 10)(Card drawn: 1)','1: ENGAGE-DRAWING CARDS=&gt;('S', 6)(Card drawn: 2)','1: ENGAGE-CRISIS RISING','1: ENGAGE-DRAWING MONEY=&gt;2(Money drawn)','1: ENGAGE-DRAWING CARDS=&gt;('D', 4)(Card drawn: 1)','1: ENGAGE-DRAWING CARDS=&gt;('S', 14)(Card drawn: 2)','1: ENGAGE-DRAWING MONEY=&gt;2(Money drawn)','1: ENGAGE-DRAWING CARDS=&gt;('H', 10)(Card drawn: 1)','1: ENGAGE-DRAWING CARDS=&gt;('S', 10)(Card drawn: 2)','1: ENGAGE-DRAWING MONEY=&gt;2(Money drawn)','1: ENGAGE-DRAWING CARDS=&gt;('C', 1)(Card drawn: 1)','1: ENGAGE-DRAWING CARDS=&gt;('C', 5)(Card drawn: 2)','1: ACTIVATE-ATTEMPTING PROJECTS=&gt;(('S', 10), 'S', 0, "Base fix 'Inefficiency' (ECONOMIC) triggers crisis")(Skill for project)','1: ACTIVATE-ATTEMPTING PROJECTS=&gt;0(Consultant fees)','1: ACTIVATE-ATTEMPTING PROJECTS=&gt;11(Dice roll 2D6: skill check)','1: ACTIVATE-DOING RESEARCH=&gt;None(Start researching)','1: ACTIVATE-ATTEMPTING PROJECTS=&gt;Base(Start project: type)','1: ACTIVATE-ATTEMPTING PROJECTS=&gt;SOCIAL(Start project: fix category)','1: ACTIVATE-ATTEMPTING PROJECTS=&gt;Education(Start project: fix problem)','1: ACTIVATE-ATTEMPTING PROJECTS=&gt;Base fix 'Education' (SOCIAL) triggers crisis(Project started)','1: ACTIVATE-ATTEMPTING PROJECTS=&gt;None(Skill for project)','1: ACTIVATE-DOING RESEARCH=&gt;None(Start researching)','1: ACTIVATE-ATTEMPTING PROJECTS=&gt;None(Start project: type)','1: ACTIVATE-ATTEMPTING PROJECTS=&gt;(('S', 3), 'S', 0, "Base fix 'Inefficiency' (ECONOMIC) triggers crisis")(Skill for project)','1: ACTIVATE-ATTEMPTING PROJECTS=&gt;0(Consultant fees)','1: ACTIVATE-ATTEMPTING PROJECTS=&gt;7(Dice roll 2D6: skill check)','1: ACTIVATE-ATTEMPTING PROJECTS=&gt;(('S', 6), 'S', 2, "Base fix 'Inefficiency' (ECONOMIC) triggers crisis")(Skill for project)','1: ACTIVATE-ATTEMPTING PROJECTS=&gt;4(Consultant fees)','1: ACTIVATE-ATTEMPTING PROJECTS=&gt;9(Dice roll 2D6: skill check)','1: ACTIVATE-ATTEMPTING PROJECTS=&gt;(('D', 10), 'D', 1, "Base fix 'Inefficiency' (ECONOMIC) triggers crisis")(Skill for project)','1: ACTIVATE-ATTEMPTING PROJECTS=&gt;1(Consultant fees)','1: ACTIVATE-ATTEMPTING PROJECTS=&gt;10(Dice roll 2D6: skill check)','1: ACTIVATE-DOING RESEARCH=&gt;None(Start researching)','1: ACTIVATE-ATTEMPTING PROJECTS=&gt;Remove-Tradeoff(Start project: type)','1: ACTIVATE-ATTEMPTING PROJECTS=&gt;INDUSTRIAL(Start project: fix category)','1: ACTIVATE-ATTEMPTING PROJECTS=&gt;Fossil Fuel Dependency(Start project: fix problem)','1: ACTIVATE-ATTEMPTING PROJECTS=&gt;Improved fix 'Fossil Fuel Dependency' (INDUSTRIAL)(Project started)','1: ACTIVATE-ATTEMPTING PROJECTS=&gt;(('C', 4), 'C', 0, "Improved fix 'Fossil Fuel Dependency' (INDUSTRIAL)")(Skill for project)','1: ACTIVATE-ATTEMPTING PROJECTS=&gt;1(Consultant fees)','1: ACTIVATE-ATTEMPTING PROJECTS=&gt;11(Dice roll 2D6: skill check)','1: ACTIVATE-ATTEMPTING PROJECTS=&gt;None(Skill for project)','1: ACTIVATE-DOING RESEARCH=&gt;None(Start researching)','1: ACTIVATE-ATTEMPTING PROJECTS=&gt;Base(Start project: type)','1: ACTIVATE-ATTEMPTING PROJECTS=&gt;LIVING STANDARDS(Start project: fix category)','1: ACTIVATE-ATTEMPTING PROJECTS=&gt;Discrimination(Start project: fix problem)','1: ACTIVATE-ATTEMPTING PROJECTS=&gt;Base fix 'Discrimination' (LIVING STANDARDS) triggers crisis(Project started)','1: ACTIVATE-ATTEMPTING PROJECTS=&gt;None(Skill for project)','1: ACTIVATE-DOING RESEARCH=&gt;None(Start researching)','1: ACTIVATE-ATTEMPTING PROJECTS=&gt;None(Start project: type)','1: ACTIVATE-DOING RESEARCH=&gt;None(Start researching)','1: END-FINALIZING=&gt;Base fix 'Education' (SOCIAL) triggers crisis(Project abandoned)','1: END-FINALIZING=&gt;Base fix 'Discrimination' (LIVING STANDARDS) triggers crisis(Project abandoned)','1: END-CRISIS ROLLING=&gt;2(Dice roll 1D6: crisis cat)','1: END-CRISIS ROLLING=&gt;ECONOMIC(Category for crisis)','1: END-CRISIS ROLLING=&gt;6(Dice roll 1D6: node in ECONOMIC)','1: END-CRISIS ROLLING=&gt;5(Dice roll 1D6: node in ECONOMIC)','1: END-CRISIS ROLLING=&gt;5(Dice roll 1D6: node in ECONOMIC)','1: END-CRISIS ROLLING=&gt;4(Dice roll 1D6: node in ECONOMIC)','1: END-CRISIS ROLLING=&gt;1(Dice roll 1D6: node in ECONOMIC)','1: END-CRISIS ROLLING=&gt;Monopoly(Problem for crisis)','1: END-CRISIS ROLLING=&gt;10(Dice roll 2D6: crisis roll for Monopoly)','1: END-CRISIS ROLLING=&gt;10(Crisis roll for node "Monopoly")','1: END-CRISIS ROLLING=&gt;3(Dice roll 2D6: crisis roll for Monopoly)','1: END-CRISIS ROLLING=&gt;3(Crisis roll for node "Monopoly")','1: END-CRISIS ROLLING=&gt;Economic Inequality(Now in crisis (cascaded from: Monopoly))','2: ENGAGE-DRAWING MONEY=&gt;2(Money drawn)','2: ENGAGE-DRAWING CARDS=&gt;('H', 3)(Card drawn: 1)','2: ENGAGE-DRAWING CARDS=&gt;('S', 2)(Card drawn: 2)','2: ENGAGE-CRISIS RISING','2: ENGAGE-DRAWING MONEY=&gt;2(Money drawn)','2: ENGAGE-DRAWING CARDS=&gt;('S', 4)(Card drawn: 1)','2: ENGAGE-DRAWING CARDS=&gt;('C', 10)(Card drawn: 2)','2: ENGAGE-DRAWING MONEY=&gt;2(Money drawn)','2: ENGAGE-DRAWING CARDS=&gt;('H', 2)(Card drawn: 1)','2: ENGAGE-DRAWING CARDS=&gt;('S', 4)(Card drawn: 2)','2: ENGAGE-CRISIS RISING','2: ENGAGE-DRAWING MONEY=&gt;2(Money drawn)','2: ENGAGE-DRAWING CARDS=&gt;('C', 7)(Card drawn: 1)','2: ENGAGE-DRAWING CARDS=&gt;('D', 7)(Card drawn: 2)','2: ENGAGE-DRAWING MONEY=&gt;2(Money drawn)','2: ENGAGE-DRAWING CARDS=&gt;('H', 10)(Card drawn: 1)','2: ENGAGE-DRAWING CARDS=&gt;('S', 8)(Card drawn: 2)','2: ENGAGE-DRAWING MONEY=&gt;2(Money drawn)','2: ENGAGE-DRAWING CARDS=&gt;('C', 2)(Card drawn: 1)','2: ENGAGE-DRAWING CARDS=&gt;('C', 11)(Card drawn: 2)','2: ACTIVATE-ATTEMPTING PROJECTS=&gt;(('C', 2), 'C', 1, "Improved fix 'Fossil Fuel Dependency' (INDUSTRIAL)")(Skill for project)','2: ACTIVATE-ATTEMPTING PROJECTS=&gt;3(Consultant fees)','2: ACTIVATE-ATTEMPTING PROJECTS=&gt;4(Dice roll 2D6: skill check)','2: ACTIVATE-ATTEMPTING PROJECTS=&gt;(('S', 2), 'S', 2, "Improved fix 'Fossil Fuel Dependency' (INDUSTRIAL)")(Skill for project)','2: ACTIVATE-ATTEMPTING PROJECTS=&gt;0(Consultant fees)','2: ACTIVATE-ATTEMPTING PROJECTS=&gt;9(Dice roll 2D6: skill check)','2: ACTIVATE-DOING RESEARCH=&gt;None(Start researching)','2: ACTIVATE-ATTEMPTING PROJECTS=&gt;Remove-Tradeoff(Start project: type)','2: ACTIVATE-ATTEMPTING PROJECTS=&gt;SOCIAL(Start project: fix category)','2: ACTIVATE-ATTEMPTING PROJECTS=&gt;Peace &amp; Justice(Start project: fix problem)','2: ACTIVATE-ATTEMPTING PROJECTS=&gt;Improved fix 'Peace &amp; Justice' (SOCIAL)(Project started)','2: ACTIVATE-ATTEMPTING PROJECTS=&gt;(('D', 1), 'D', 1, "Improved fix 'Peace &amp; Justice' (SOCIAL)")(Skill for project)','2: ACTIVATE-ATTEMPTING PROJECTS=&gt;0(Consultant fees)','2: ACTIVATE-ATTEMPTING PROJECTS=&gt;7(Dice roll 2D6: skill check)','2: ACTIVATE-ATTEMPTING PROJECTS=&gt;(('C', 10), 'C', 4, "Improved fix 'Fossil Fuel Dependency' (INDUSTRIAL)")(Skill for project)','2: ACTIVATE-ATTEMPTING PROJECTS=&gt;0(Consultant fees)','2: ACTIVATE-ATTEMPTING PROJECTS=&gt;6(Dice roll 2D6: skill check)','2: ACTIVATE-ATTEMPTING PROJECTS=&gt;(('S', 4), 'S', 3, "Base fix 'Inefficiency' (ECONOMIC) triggers crisis")(Skill for project)','2: ACTIVATE-ATTEMPTING PROJECTS=&gt;4(Consultant fees)','2: ACTIVATE-ATTEMPTING PROJECTS=&gt;4(Dice roll 2D6: skill check)','2: ACTIVATE-ATTEMPTING PROJECTS=&gt;(('S', 9), 'S', 1, "Base fix 'Inefficiency' (ECONOMIC) triggers crisis")(Skill for project)','2: ACTIVATE-ATTEMPTING PROJECTS=&gt;0(Consultant fees)','2: ACTIVATE-ATTEMPTING PROJECTS=&gt;9(Dice roll 2D6: skill check)','2: ACTIVATE-ATTEMPTING PROJECTS=&gt;None(Skill for project)','2: ACTIVATE-DOING RESEARCH=&gt;None(Start researching)','2: ACTIVATE-ATTEMPTING PROJECTS=&gt;Base(Start project: type)','2: ACTIVATE-ATTEMPTING PROJECTS=&gt;CLASS(Start project: fix category)','2: ACTIVATE-ATTEMPTING PROJECTS=&gt;Food Shortage(Start project: fix problem)','2: ACTIVATE-ATTEMPTING PROJECTS=&gt;Base fix 'Food Shortage' (CLASS) triggers crisis(Project started)','2: ACTIVATE-ATTEMPTING PROJECTS=&gt;(('S', 4), 'S', 2, "Base fix 'Food Shortage' (CLASS) triggers crisis")(Skill for project)','2: ACTIVATE-ATTEMPTING PROJECTS=&gt;0(Consultant fees)','2: ACTIVATE-ATTEMPTING PROJECTS=&gt;9(Dice roll 2D6: skill check)','2: ACTIVATE-ATTEMPTING PROJECTS=&gt;(('H', 1), 'H', 0, "Base fix 'Food Shortage' (CLASS) triggers crisis")(Skill for project)','2: ACTIVATE-ATTEMPTING PROJECTS=&gt;0(Consultant fees)','2: ACTIVATE-ATTEMPTING PROJECTS=&gt;11(Dice roll 2D6: skill check)','2: ACTIVATE-ATTEMPTING PROJECTS=&gt;(('H', 2), 'H', 0, "Base fix 'Food Shortage' (CLASS) triggers crisis")(Skill for project)','2: ACTIVATE-ATTEMPTING PROJECTS=&gt;0(Consultant fees)','2: ACTIVATE-ATTEMPTING PROJECTS=&gt;7(Dice roll 2D6: skill check)','2: ACTIVATE-DOING RESEARCH=&gt;None(Start researching)','2: ACTIVATE-ATTEMPTING PROJECTS=&gt;(('S', 14), 'S', 2, "Improved fix 'Fossil Fuel Dependency' (INDUSTRIAL)")(Skill for project)','2: ACTIVATE-ATTEMPTING PROJECTS=&gt;(('C', 7), 'C', 2, "Improved fix 'Fossil Fuel Dependency' (INDUSTRIAL)")(Skill for project)','2: ACTIVATE-ATTEMPTING PROJECTS=&gt;1(Consultant fees)','2: ACTIVATE-ATTEMPTING PROJECTS=&gt;9(Dice roll 2D6: skill check)','2: ACTIVATE-ATTEMPTING PROJECTS=&gt;(('D', 4), 'D', 1, "Base fix 'Inefficiency' (ECONOMIC) triggers crisis")(Skill for project)','2: ACTIVATE-ATTEMPTING PROJECTS=&gt;3(Consultant fees)','2: ACTIVATE-ATTEMPTING PROJECTS=&gt;6(Dice roll 2D6: skill check)','2: ACTIVATE-ATTEMPTING PROJECTS=&gt;(('S', 11), 'S', 0, "Improved fix 'Fossil Fuel Dependency' (INDUSTRIAL)")(Skill for project)','2: ACTIVATE-ATTEMPTING PROJECTS=&gt;0(Consultant fees)','2: ACTIVATE-ATTEMPTING PROJECTS=&gt;7(Dice roll 2D6: skill check)','2: ACTIVATE-ATTEMPTING PROJECTS=&gt;(('D', 7), 'D', 0, "Base fix 'Inefficiency' (ECONOMIC) triggers crisis")(Skill for project)','2: ACTIVATE-ATTEMPTING PROJECTS=&gt;1(Consultant fees)','2: ACTIVATE-ATTEMPTING PROJECTS=&gt;11(Dice roll 2D6: skill check)','2: ACTIVATE-DOING RESEARCH=&gt;None(Start researching)','2: ACTIVATE-ATTEMPTING PROJECTS=&gt;Base(Start project: type)','2: ACTIVATE-ATTEMPTING PROJECTS=&gt;SOCIAL(Start project: fix category)','2: ACTIVATE-ATTEMPTING PROJECTS=&gt;Education(Start project: fix problem)','2: ACTIVATE-ATTEMPTING PROJECTS=&gt;Base fix 'Education' (SOCIAL) triggers crisis(Project started)','2: ACTIVATE-ATTEMPTING PROJECTS=&gt;None(Skill for project)','2: ACTIVATE-DOING RESEARCH=&gt;None(Start researching)','2: ACTIVATE-ATTEMPTING PROJECTS=&gt;None(Start project: type)','2: ACTIVATE-ATTEMPTING PROJECTS=&gt;(('C', 5), 'C', 3, "Improved fix 'Fossil Fuel Dependency' (INDUSTRIAL)")(Skill for project)','2: ACTIVATE-ATTEMPTING PROJECTS=&gt;0(Consultant fees)','2: ACTIVATE-ATTEMPTING PROJECTS=&gt;11(Dice roll 2D6: skill check)','2: ACTIVATE-ATTEMPTING PROJECTS=&gt;(('C', 1), 'C', 2, "Improved fix 'Fossil Fuel Dependency' (INDUSTRIAL)")(Skill for project)','2: ACTIVATE-ATTEMPTING PROJECTS=&gt;0(Consultant fees)','2: ACTIVATE-ATTEMPTING PROJECTS=&gt;7(Dice roll 2D6: skill check)','2: ACTIVATE-ATTEMPTING PROJECTS=&gt;(('C', 6), 'C', 1, "Improved fix 'Fossil Fuel Dependency' (INDUSTRIAL)")(Skill for project)','2: ACTIVATE-ATTEMPTING PROJECTS=&gt;3(Consultant fees)','2: ACTIVATE-ATTEMPTING PROJECTS=&gt;7(Dice roll 2D6: skill check)','2: ACTIVATE-ATTEMPTING PROJECTS=&gt;(('C', 11), 'C', 2, "Improved fix 'Fossil Fuel Dependency' (INDUSTRIAL)")(Skill for project)','2: ACTIVATE-ATTEMPTING PROJECTS=&gt;1(Consultant fees)','2: ACTIVATE-ATTEMPTING PROJECTS=&gt;12(Dice roll 2D6: skill check)','2: ACTIVATE-ATTEMPTING PROJECTS=&gt;1(Added a crisis chip)','2: ACTIVATE-ATTEMPTING PROJECTS=&gt;(('C', 3), 'C', 0, "Improved fix 'Fossil Fuel Dependency' (INDUSTRIAL)")(Skill for project)','2: ACTIVATE-ATTEMPTING PROJECTS=&gt;0(Consultant fees)','2: ACTIVATE-ATTEMPTING PROJECTS=&gt;5(Dice roll 2D6: skill check)','2: ACTIVATE-ATTEMPTING PROJECTS=&gt;None(Skill for project)','2: ACTIVATE-DOING RESEARCH=&gt;None(Start researching)','2: END-FINALIZING=&gt;Base fix 'Education' (SOCIAL) triggers crisis(Project abandoned)','2: END-FINALIZING=&gt;Improved fix 'Fossil Fuel Dependency' (INDUSTRIAL)(Project overskilled for "('S', 14)")','2: END-CRISIS ROLLING=&gt;2(Dice roll 1D6: crisis cat)','2: END-CRISIS ROLLING=&gt;ECONOMIC(Category for crisis)','2: END-CRISIS ROLLING=&gt;4(Dice roll 1D6: node in ECONOMIC)','2: END-CRISIS ROLLING=&gt;5(Dice roll 1D6: node in ECONOMIC)','2: END-CRISIS ROLLING=&gt;5(Dice roll 1D6: node in ECONOMIC)','2: END-CRISIS ROLLING=&gt;1(Dice roll 1D6: node in ECONOMIC)','2: END-CRISIS ROLLING=&gt;Monopoly(Problem for crisis)','2: END-CRISIS ROLLING=&gt;5(Dice roll 2D6: crisis roll for Monopoly)','2: END-CRISIS ROLLING=&gt;5(Crisis roll for node "Monopoly")','2: END-CRISIS ROLLING=&gt;Land Conversion(Now in crisis (cascaded from: Monopoly))','2: END-CRISIS ROLLING=&gt;5(Dice roll 1D6: crisis cat)','2: END-CRISIS ROLLING=&gt;ENVIRONMENTAL(Category for crisis)','2: END-CRISIS ROLLING=&gt;1(Dice roll 1D6: node in ENVIRONMENTAL)','2: END-CRISIS ROLLING=&gt;Chemical Pollution(Problem for crisis)','2: END-CRISIS ROLLING=&gt;5(Dice roll 2D6: crisis roll for Chemical Pollution)','2: END-CRISIS ROLLING=&gt;5(Crisis roll for node "Chemical Pollution")','2: END-CRISIS ROLLING=&gt;Biodiversity Loss(Now in crisis (cascaded from: Chemical Pollution))','2: END-CRISIS ROLLING=&gt;Freshwater Depletion(Now in crisis (cascaded from: Chemical Pollution))','2: END-CRISIS ROLLING=&gt;Healthcare(Now in crisis (cascaded from: Chemical Pollution))','2: END-CRISIS ROLLING=&gt;2(Dice roll 1D6: crisis cat)','2: END-CRISIS ROLLING=&gt;ECONOMIC(Category for crisis)','2: END-CRISIS ROLLING=&gt;4(Dice roll 1D6: node in ECONOMIC)','2: END-CRISIS ROLLING=&gt;1(Dice roll 1D6: node in ECONOMIC)','2: END-CRISIS ROLLING=&gt;Monopoly(Problem for crisis)','2: END-CRISIS ROLLING=&gt;10(Dice roll 2D6: crisis roll for Monopoly)','2: END-CRISIS ROLLING=&gt;10(Crisis roll for node "Monopoly")','2: END-CRISIS ROLLING=&gt;Monopoly(Crisis averted)','3: ENGAGE-DRAWING MONEY=&gt;2(Money drawn)','3: ENGAGE-DRAWING CARDS=&gt;('S', 11)(Card drawn: 1)','3: ENGAGE-DRAWING CARDS=&gt;('S', 7)(Card drawn: 2)','3: ENGAGE-CRISIS RISING','3: ENGAGE-DRAWING MONEY=&gt;2(Money drawn)','3: ENGAGE-DRAWING CARDS=&gt;('D', 2)(Card drawn: 1)','3: ENGAGE-DRAWING CARDS=&gt;('C', 4)(Card drawn: 2)','3: ENGAGE-DRAWING MONEY=&gt;2(Money drawn)','3: ENGAGE-DRAWING CARDS=&gt;('C', 9)(Card drawn: 1)','3: ENGAGE-DRAWING CARDS=&gt;('S', 5)(Card drawn: 2)','3: ENGAGE-CRISIS RISING','3: ENGAGE-DRAWING MONEY=&gt;2(Money drawn)','3: ENGAGE-DRAWING CARDS=&gt;('C', 13)(Card drawn: 1)','3: ENGAGE-DRAWING CARDS=&gt;('D', 4)(Card drawn: 2)','3: ENGAGE-DRAWING MONEY=&gt;2(Money drawn)','3: ENGAGE-DRAWING CARDS=&gt;('C', 14)(Card drawn: 1)','3: ENGAGE-DRAWING CARDS=&gt;('C', 12)(Card drawn: 2)','3: ENGAGE-DRAWING MONEY=&gt;2(Money drawn)','3: ENGAGE-DRAWING CARDS=&gt;('H', 7)(Card drawn: 1)','3: ENGAGE-DRAWING CARDS=&gt;('H', 8)(Card drawn: 2)','3: ACTIVATE-ATTEMPTING PROJECTS=&gt;(('H', 4), 'H', 0, "Improved fix 'Peace &amp; Justice' (SOCIAL)")(Skill for project)','3: ACTIVATE-ATTEMPTING PROJECTS=&gt;5(Consultant fees)','3: ACTIVATE-ATTEMPTING PROJECTS=&gt;6(Dice roll 2D6: skill check)','3: ACTIVATE-ATTEMPTING PROJECTS=&gt;(('S', 7), 'S', 2, "Base fix 'Inefficiency' (ECONOMIC) triggers crisis")(Skill for project)','3: ACTIVATE-ATTEMPTING PROJECTS=&gt;6(Dice roll 2D6: skill check)','3: ACTIVATE-ATTEMPTING PROJECTS=&gt;(('H', 3), 'H', 0, "Improved fix 'Peace &amp; Justice' (SOCIAL)")(Skill for project)','3: ACTIVATE-ATTEMPTING PROJECTS=&gt;10(Dice roll 2D6: skill check)','3: ACTIVATE-ATTEMPTING PROJECTS=&gt;None(Skill for project)','3: ACTIVATE-DOING RESEARCH=&gt;None(Start researching)','3: ACTIVATE-ATTEMPTING PROJECTS=&gt;(('D', 2), 'D', 2, "Improved fix 'Peace &amp; Justice' (SOCIAL)")(Skill for project)','3: ACTIVATE-ATTEMPTING PROJECTS=&gt;3(Consultant fees)','3: ACTIVATE-ATTEMPTING PROJECTS=&gt;4(Dice roll 2D6: skill check)','3: ACTIVATE-ATTEMPTING PROJECTS=&gt;None(Skill for project)','3: ACTIVATE-DOING RESEARCH=&gt;None(Start researching)','3: ACTIVATE-ATTEMPTING PROJECTS=&gt;None(Skill for project)','3: ACTIVATE-DOING RESEARCH=&gt;None(Start researching)','3: ACTIVATE-ATTEMPTING PROJECTS=&gt;None(Skill for project)','3: ACTIVATE-DOING RESEARCH=&gt;None(Start researching)','3: ACTIVATE-ATTEMPTING PROJECTS=&gt;Remove-Tradeoff(Start project: type)','3: ACTIVATE-ATTEMPTING PROJECTS=&gt;ECONOMIC(Start project: fix category)','3: ACTIVATE-ATTEMPTING PROJECTS=&gt;Market Externalities(Start project: fix problem)','3: ACTIVATE-ATTEMPTING PROJECTS=&gt;Improved fix 'Market Externalities' (ECONOMIC)(Project started)','3: ACTIVATE-ATTEMPTING PROJECTS=&gt;(('H', 10), 'H', 2, "Improved fix 'Peace &amp; Justice' (SOCIAL)")(Skill for project)','3: ACTIVATE-ATTEMPTING PROJECTS=&gt;0(Consultant fees)','3: ACTIVATE-ATTEMPTING PROJECTS=&gt;6(Dice roll 2D6: skill check)','3: ACTIVATE-ATTEMPTING PROJECTS=&gt;(('C', 14), 'C', 5, "Improved fix 'Fossil Fuel Dependency' (INDUSTRIAL)")(Skill for project)','3: ACTIVATE-ATTEMPTING PROJECTS=&gt;(('S', 8), 'S', 4, "Base fix 'Food Shortage' (CLASS) triggers crisis")(Skill for project)','3: ACTIVATE-ATTEMPTING PROJECTS=&gt;1(Consultant fees)','3: ACTIVATE-ATTEMPTING PROJECTS=&gt;3(Dice roll 2D6: skill check)','3: ACTIVATE-ATTEMPTING PROJECTS=&gt;(('C', 11), 'C', 1, "Improved fix 'Fossil Fuel Dependency' (INDUSTRIAL)")(Skill for project)','3: ACTIVATE-ATTEMPTING PROJECTS=&gt;1(Consultant fees)','3: ACTIVATE-ATTEMPTING PROJECTS=&gt;5(Dice roll 2D6: skill check)','3: ACTIVATE-ATTEMPTING PROJECTS=&gt;None(Skill for project)','3: ACTIVATE-DOING RESEARCH=&gt;None(Start researching)','3: ACTIVATE-ATTEMPTING PROJECTS=&gt;Base(Start project: type)','3: ACTIVATE-ATTEMPTING PROJECTS=&gt;SOCIAL(Start project: fix category)','3: ACTIVATE-ATTEMPTING PROJECTS=&gt;Social Inequity(Start project: fix problem)','3: ACTIVATE-ATTEMPTING PROJECTS=&gt;Base fix 'Social Inequity' (SOCIAL) triggers crisis(Project started)','3: ACTIVATE-ATTEMPTING PROJECTS=&gt;(('H', 8), 'H', 2, "Improved fix 'Peace &amp; Justice' (SOCIAL)")(Skill for project)','3: ACTIVATE-ATTEMPTING PROJECTS=&gt;1(Consultant fees)','3: ACTIVATE-ATTEMPTING PROJECTS=&gt;9(Dice roll 2D6: skill check)','3: ACTIVATE-ATTEMPTING PROJECTS=&gt;(('C', 2), 'C', 0, "Improved fix 'Fossil Fuel Dependency' (INDUSTRIAL)")(Skill for project)','3: ACTIVATE-ATTEMPTING PROJECTS=&gt;1(Consultant fees)','3: ACTIVATE-ATTEMPTING PROJECTS=&gt;6(Dice roll 2D6: skill check)','3: ACTIVATE-ATTEMPTING PROJECTS=&gt;(('H', 7), 'H', 0, "Base fix 'Social Inequity' (SOCIAL) triggers crisis")(Skill for project)','3: ACTIVATE-ATTEMPTING PROJECTS=&gt;1(Consultant fees)','3: ACTIVATE-ATTEMPTING PROJECTS=&gt;10(Dice roll 2D6: skill check)','3: ACTIVATE-DOING RESEARCH=&gt;None(Start researching)','3: END-FINALIZING=&gt;Improved fix 'Market Externalities' (ECONOMIC)(Project abandoned)','3: END-FINALIZING=&gt;Improved fix 'Fossil Fuel Dependency' (INDUSTRIAL)(Project overskilled for "('C', 14)")','3: END-CRISIS ROLLING=&gt;6(Dice roll 1D6: crisis cat)','3: END-CRISIS ROLLING=&gt;LIVING STANDARDS(Category for crisis)','3: END-CRISIS ROLLING=&gt;5(Dice roll 1D6: node in LIVING STANDARDS)','3: END-CRISIS ROLLING=&gt;3(Dice roll 1D6: node in LIVING STANDARDS)','3: END-CRISIS ROLLING=&gt;Systemic Corruption(Problem for crisis)','3: END-CRISIS ROLLING=&gt;3(Dice roll 2D6: crisis roll for Systemic Corruption)','3: END-CRISIS ROLLING=&gt;3(Crisis roll for node "Systemic Corruption")','3: END-CRISIS ROLLING=&gt;Inflation(Now in crisis (cascaded from: Systemic Corruption))','3: END-CRISIS ROLLING=&gt;Peace &amp; Justice(Now in crisis (cascaded from: Systemic Corruption))','3: END-CRISIS ROLLING=&gt;3(Dice roll 1D6: crisis cat)','3: END-CRISIS ROLLING=&gt;SOCIAL(Category for crisis)','3: END-CRISIS ROLLING=&gt;5(Dice roll 1D6: node in SOCIAL)','3: END-CRISIS ROLLING=&gt;3(Dice roll 1D6: node in SOCIAL)','3: END-CRISIS ROLLING=&gt;Peace &amp; Justice(Problem for crisis)','3: END-CRISIS ROLLING=&gt;7(Dice roll 2D6: crisis roll for Peace &amp; Justice)','3: END-CRISIS ROLLING=&gt;7(Crisis roll for node "Peace &amp; Justice")','3: END-CRISIS ROLLING=&gt;Education(Now in crisis (cascaded from: Peace &amp; Justice))','4: ENGAGE-DRAWING MONEY=&gt;1(Money drawn)','4: ENGAGE-DRAWING CARDS=&gt;('D', 9)(Card drawn: 1)','4: ENGAGE-DRAWING CARDS=&gt;('C', 1)(Card drawn: 2)','4: ENGAGE-CRISIS RISING','4: ENGAGE-DRAWING MONEY=&gt;1(Money drawn)','4: ENGAGE-DRAWING CARDS=&gt;('D', 3)(Card drawn: 1)','4: ENGAGE-DRAWING CARDS=&gt;('D', 2)(Card drawn: 2)','4: ENGAGE-DRAWING MONEY=&gt;1(Money drawn)','4: ENGAGE-DRAWING CARDS=&gt;('S', 1)(Card drawn: 1)','4: ENGAGE-DRAWING CARDS=&gt;('S', 5)(Card drawn: 2)','4: ENGAGE-CRISIS RISING','4: ENGAGE-DRAWING MONEY=&gt;1(Money drawn)','4: ENGAGE-DRAWING CARDS=&gt;('C', 5)(Card drawn: 1)','4: ENGAGE-DRAWING CARDS=&gt;('D', 3)(Card drawn: 2)','4: ENGAGE-DRAWING MONEY=&gt;1(Money drawn)','4: ENGAGE-DRAWING CARDS=&gt;('H', 6)(Card drawn: 1)','4: ENGAGE-DRAWING CARDS=&gt;('C', 10)(Card drawn: 2)','4: ENGAGE-DRAWING MONEY=&gt;1(Money drawn)','4: ENGAGE-DRAWING CARDS=&gt;('D', 1)(Card drawn: 1)','4: ENGAGE-DRAWING CARDS=&gt;('H', 12)(Card drawn: 2)','4: ACTIVATE-ATTEMPTING PROJECTS=&gt;(('S', 11), 'S', 0, "Base fix 'Food Shortage' (CLASS) triggers crisis")(Skill for project)','4: ACTIVATE-ATTEMPTING PROJECTS=&gt;0(Consultant fees)','4: ACTIVATE-ATTEMPTING PROJECTS=&gt;9(Dice roll 2D6: skill check)','4: ACTIVATE-ATTEMPTING PROJECTS=&gt;(('D', 9), 'D', 0, "Base fix 'Social Inequity' (SOCIAL) triggers crisis")(Skill for project)','4: ACTIVATE-ATTEMPTING PROJECTS=&gt;0(Consultant fees)','4: ACTIVATE-ATTEMPTING PROJECTS=&gt;11(Dice roll 2D6: skill check)','4: ACTIVATE-ATTEMPTING PROJECTS=&gt;(('C', 1), 'C', 0, "Improved fix 'Fossil Fuel Dependency' (INDUSTRIAL)")(Skill for project)','4: ACTIVATE-ATTEMPTING PROJECTS=&gt;1(Consultant fees)','4: ACTIVATE-ATTEMPTING PROJECTS=&gt;6(Dice roll 2D6: skill check)','4: ACTIVATE-DOING RESEARCH=&gt;None(Start researching)','4: ACTIVATE-ATTEMPTING PROJECTS=&gt;(('D', 3), 'D', 3, "Base fix 'Inefficiency' (ECONOMIC) triggers crisis")(Skill for project)','4: ACTIVATE-ATTEMPTING PROJECTS=&gt;1(Consultant fees)','4: ACTIVATE-ATTEMPTING PROJECTS=&gt;7(Dice roll 2D6: skill check)','4: ACTIVATE-ATTEMPTING PROJECTS=&gt;(('D', 2), 'D', 3, "Base fix 'Inefficiency' (ECONOMIC) triggers crisis")(Skill for project)','4: ACTIVATE-ATTEMPTING PROJECTS=&gt;2(Consultant fees)','4: ACTIVATE-ATTEMPTING PROJECTS=&gt;5(Dice roll 2D6: skill check)','4: ACTIVATE-ATTEMPTING PROJECTS=&gt;(('H', 8), 'H', 0, "Base fix 'Social Inequity' (SOCIAL) triggers crisis")(Skill for project)','4: ACTIVATE-ATTEMPTING PROJECTS=&gt;5(Dice roll 2D6: skill check)','4: ACTIVATE-ATTEMPTING PROJECTS=&gt;(('C', 12), 'C', 0, "Improved fix 'Fossil Fuel Dependency' (INDUSTRIAL)")(Skill for project)','4: ACTIVATE-ATTEMPTING PROJECTS=&gt;5(Dice roll 2D6: skill check)','4: ACTIVATE-ATTEMPTING PROJECTS=&gt;(('C', 4), 'C', 0, "Improved fix 'Fossil Fuel Dependency' (INDUSTRIAL)")(Skill for project)','4: ACTIVATE-ATTEMPTING PROJECTS=&gt;7(Dice roll 2D6: skill check)','4: ACTIVATE-DOING RESEARCH=&gt;None(Start researching)','4: ACTIVATE-ATTEMPTING PROJECTS=&gt;(('S', 5), 'S', 1, "Improved fix 'Fossil Fuel Dependency' (INDUSTRIAL)")(Skill for project)','4: ACTIVATE-ATTEMPTING PROJECTS=&gt;5(Consultant fees)','4: ACTIVATE-ATTEMPTING PROJECTS=&gt;7(Dice roll 2D6: skill check)','4: ACTIVATE-ATTEMPTING PROJECTS=&gt;None(Skill for project)','4: ACTIVATE-DOING RESEARCH=&gt;None(Start researching)','4: ACTIVATE-ATTEMPTING PROJECTS=&gt;(('D', 3), 'D', 3, "Base fix 'Social Inequity' (SOCIAL) triggers crisis")(Skill for project)','4: ACTIVATE-ATTEMPTING PROJECTS=&gt;0(Consultant fees)','4: ACTIVATE-ATTEMPTING PROJECTS=&gt;8(Dice roll 2D6: skill check)','4: ACTIVATE-ATTEMPTING PROJECTS=&gt;None(Skill for project)','4: ACTIVATE-DOING RESEARCH=&gt;None(Start researching)','4: ACTIVATE-ATTEMPTING PROJECTS=&gt;Remove-Tradeoff(Start project: type)','4: ACTIVATE-ATTEMPTING PROJECTS=&gt;INDUSTRIAL(Start project: fix category)','4: ACTIVATE-ATTEMPTING PROJECTS=&gt;Fossil Fuel Dependency(Start project: fix problem)','4: ACTIVATE-ATTEMPTING PROJECTS=&gt;Improved fix 'Fossil Fuel Dependency' (INDUSTRIAL)(Project started)','4: ACTIVATE-ATTEMPTING PROJECTS=&gt;(('H', 10), 'H', 2, "Base fix 'Social Inequity' (SOCIAL) triggers crisis")(Skill for project)','4: ACTIVATE-ATTEMPTING PROJECTS=&gt;1(Consultant fees)','4: ACTIVATE-ATTEMPTING PROJECTS=&gt;10(Dice roll 2D6: skill check)','4: ACTIVATE-ATTEMPTING PROJECTS=&gt;(('H', 6), 'H', 3, "Improved fix 'Peace &amp; Justice' (SOCIAL)")(Skill for project)','4: ACTIVATE-ATTEMPTING PROJECTS=&gt;5(Consultant fees)','4: ACTIVATE-ATTEMPTING PROJECTS=&gt;9(Dice roll 2D6: skill check)','4: ACTIVATE-ATTEMPTING PROJECTS=&gt;(('S', 10), 'S', 1, "Improved fix 'Fossil Fuel Dependency' (INDUSTRIAL)")(Skill for project)','4: ACTIVATE-ATTEMPTING PROJECTS=&gt;0(Consultant fees)','4: ACTIVATE-ATTEMPTING PROJECTS=&gt;5(Dice roll 2D6: skill check)','4: ACTIVATE-ATTEMPTING PROJECTS=&gt;(('H', 2), 'H', 0, "Base fix 'Social Inequity' (SOCIAL) triggers crisis")(Skill for project)','4: ACTIVATE-ATTEMPTING PROJECTS=&gt;2(Consultant fees)','4: ACTIVATE-ATTEMPTING PROJECTS=&gt;11(Dice roll 2D6: skill check)','4: ACTIVATE-ATTEMPTING PROJECTS=&gt;(('C', 12), 'C', 0, "Improved fix 'Fossil Fuel Dependency' (INDUSTRIAL)")(Skill for project)','4: ACTIVATE-ATTEMPTING PROJECTS=&gt;4(Dice roll 2D6: skill check)','4: ACTIVATE-ATTEMPTING PROJECTS=&gt;None(Skill for project)','4: ACTIVATE-DOING RESEARCH=&gt;None(Start researching)','4: ACTIVATE-ATTEMPTING PROJECTS=&gt;(('H', 12), 'H', 1, "Base fix 'Social Inequity' (SOCIAL) triggers crisis")(Skill for project)','4: ACTIVATE-ATTEMPTING PROJECTS=&gt;0(Consultant fees)','4: ACTIVATE-ATTEMPTING PROJECTS=&gt;6(Dice roll 2D6: skill check)','4: ACTIVATE-ATTEMPTING PROJECTS=&gt;(('D', 1), 'D', 0, "Base fix 'Inefficiency' (ECONOMIC) triggers crisis")(Skill for project)','4: ACTIVATE-ATTEMPTING PROJECTS=&gt;1(Consultant fees)','4: ACTIVATE-ATTEMPTING PROJECTS=&gt;5(Dice roll 2D6: skill check)','4: ACTIVATE-DOING RESEARCH=&gt;None(Start researching)','4: END-CRISIS ROLLING=&gt;ECONOMIC(Crisis chip: full category)','4: END-CRISIS ROLLING=&gt;1(Dice roll 1D6: crisis cat)','4: END-CRISIS ROLLING=&gt;INDUSTRIAL(Category for crisis)','4: END-CRISIS ROLLING=&gt;1(Dice roll 1D6: node in INDUSTRIAL)','4: END-CRISIS ROLLING=&gt;Polluting Industry(Problem for crisis)','4: END-CRISIS ROLLING=&gt;7(Dice roll 2D6: crisis roll for Polluting Industry)','4: END-CRISIS ROLLING=&gt;7(Crisis roll for node "Polluting Industry")','4: END-CRISIS ROLLING=&gt;Clean Water Shortage(Now in crisis (cascaded from: Polluting Industry))','4: END-CRISIS ROLLING=&gt;1(Dice roll 1D6: crisis cat)','4: END-CRISIS ROLLING=&gt;INDUSTRIAL(Category for crisis)','4: END-CRISIS ROLLING=&gt;3(Dice roll 1D6: node in INDUSTRIAL)','4: END-CRISIS ROLLING=&gt;Sprawl(Problem for crisis)','4: END-CRISIS ROLLING=&gt;5(Dice roll 2D6: crisis roll for Sprawl)','4: END-CRISIS ROLLING=&gt;5(Crisis roll for node "Sprawl")','4: END-CRISIS ROLLING=&gt;Sprawl(Now in crisis)','5: ENGAGE-DRAWING MONEY=&gt;1(Money drawn)','5: ENGAGE-DRAWING CARDS=&gt;('C', 13)(Card drawn: 1)','5: ENGAGE-DRAWING CARDS=&gt;('C', 9)(Card drawn: 2)','5: ENGAGE-CRISIS RISING','5: ENGAGE-DRAWING MONEY=&gt;1(Money drawn)','5: ENGAGE-DRAWING CARDS=&gt;('C', 3)(Card drawn: 1)','5: ENGAGE-DRAWING CARDS=&gt;('C', 6)(Card drawn: 2)','5: ENGAGE-DRAWING MONEY=&gt;1(Money drawn)','5: ENGAGE-DRAWING CARDS=&gt;('H', 13)(Card drawn: 1)','5: ENGAGE-DRAWING CARDS=&gt;('H', 12)(Card drawn: 2)','5: ENGAGE-CRISIS RISING','5: ENGAGE-DRAWING MONEY=&gt;1(Money drawn)','5: ENGAGE-DRAWING CARDS=&gt;('C', 8)(Card drawn: 1)','5: ENGAGE-DRAWING CARDS=&gt;('S', 8)(Card drawn: 2)','5: ENGAGE-DRAWING MONEY=&gt;1(Money drawn)','5: ENGAGE-DRAWING CARDS=&gt;('S', 6)(Card drawn: 1)','5: ENGAGE-DRAWING CARDS=&gt;('C', 7)(Card drawn: 2)','5: ENGAGE-DRAWING MONEY=&gt;1(Money drawn)','5: ENGAGE-DRAWING CARDS=&gt;('S', 13)(Card drawn: 1)','5: ENGAGE-DRAWING CARDS=&gt;('H', 3)(Card drawn: 2)','5: ACTIVATE-ATTEMPTING PROJECTS=&gt;(('C', 9), 'C', 1, "Improved fix 'Fossil Fuel Dependency' (INDUSTRIAL)")(Skill for project)','5: ACTIVATE-ATTEMPTING PROJECTS=&gt;0(Consultant fees)','5: ACTIVATE-ATTEMPTING PROJECTS=&gt;10(Dice roll 2D6: skill check)','5: ACTIVATE-ATTEMPTING PROJECTS=&gt;None(Skill for project)','5: ACTIVATE-DOING RESEARCH=&gt;None(Start researching)','5: ACTIVATE-ATTEMPTING PROJECTS=&gt;(('C', 3), 'C', 0, "Improved fix 'Fossil Fuel Dependency' (INDUSTRIAL)")(Skill for project)','5: ACTIVATE-ATTEMPTING PROJECTS=&gt;0(Consultant fees)','5: ACTIVATE-ATTEMPTING PROJECTS=&gt;12(Dice roll 2D6: skill check)','5: ACTIVATE-ATTEMPTING PROJECTS=&gt;1(Added a crisis chip)','5: ACTIVATE-ATTEMPTING PROJECTS=&gt;(('C', 6), 'C', 0, "Improved fix 'Fossil Fuel Dependency' (INDUSTRIAL)")(Skill for project)','5: ACTIVATE-ATTEMPTING PROJECTS=&gt;0(Consultant fees)','5: ACTIVATE-ATTEMPTING PROJECTS=&gt;5(Dice roll 2D6: skill check)','5: ACTIVATE-DOING RESEARCH=&gt;None(Start researching)','5: ACTIVATE-ATTEMPTING PROJECTS=&gt;(('S', 5), 'S', 2, "Base fix 'Food Shortage' (CLASS) triggers crisis")(Skill for project)','5: ACTIVATE-ATTEMPTING PROJECTS=&gt;0(Consultant fees)','5: ACTIVATE-ATTEMPTING PROJECTS=&gt;5(Dice roll 2D6: skill check)','5: ACTIVATE-ATTEMPTING PROJECTS=&gt;(('H', 12), 'H', 3, "Base fix 'Food Shortage' (CLASS) triggers crisis")(Skill for project)','5: ACTIVATE-ATTEMPTING PROJECTS=&gt;0(Consultant fees)','5: ACTIVATE-ATTEMPTING PROJECTS=&gt;6(Dice roll 2D6: skill check)','5: ACTIVATE-ATTEMPTING PROJECTS=&gt;(('H', 13), 'H', 2, "Base fix 'Social Inequity' (SOCIAL) triggers crisis")(Skill for project)','5: ACTIVATE-ATTEMPTING PROJECTS=&gt;1(Consultant fees)','5: ACTIVATE-ATTEMPTING PROJECTS=&gt;10(Dice roll 2D6: skill check)','5: ACTIVATE-ATTEMPTING PROJECTS=&gt;(('S', 1), 'S', 1, "Base fix 'Food Shortage' (CLASS) triggers crisis")(Skill for project)','5: ACTIVATE-ATTEMPTING PROJECTS=&gt;7(Dice roll 2D6: skill check)','5: ACTIVATE-ATTEMPTING PROJECTS=&gt;None(Skill for project)','5: ACTIVATE-DOING RESEARCH=&gt;None(Start researching)','5: ACTIVATE-ATTEMPTING PROJECTS=&gt;(('D', 4), 'D', 1, "Improved fix 'Peace &amp; Justice' (SOCIAL)")(Skill for project)','5: ACTIVATE-ATTEMPTING PROJECTS=&gt;0(Consultant fees)','5: ACTIVATE-ATTEMPTING PROJECTS=&gt;4(Dice roll 2D6: skill check)','5: ACTIVATE-ATTEMPTING PROJECTS=&gt;(('S', 8), 'S', 3, "Base fix 'Inefficiency' (ECONOMIC) triggers crisis")(Skill for project)','5: ACTIVATE-ATTEMPTING PROJECTS=&gt;1(Consultant fees)','5: ACTIVATE-ATTEMPTING PROJECTS=&gt;6(Dice roll 2D6: skill check)','5: ACTIVATE-ATTEMPTING PROJECTS=&gt;(('C', 8), 'C', 2, "Improved fix 'Fossil Fuel Dependency' (INDUSTRIAL)")(Skill for project)','5: ACTIVATE-ATTEMPTING PROJECTS=&gt;0(Consultant fees)','5: ACTIVATE-ATTEMPTING PROJECTS=&gt;11(Dice roll 2D6: skill check)','5: ACTIVATE-ATTEMPTING PROJECTS=&gt;(('C', 5), 'C', 1, "Improved fix 'Fossil Fuel Dependency' (INDUSTRIAL)")(Skill for project)','5: ACTIVATE-ATTEMPTING PROJECTS=&gt;4(Consultant fees)','5: ACTIVATE-ATTEMPTING PROJECTS=&gt;11(Dice roll 2D6: skill check)','5: ACTIVATE-ATTEMPTING PROJECTS=&gt;(('C', 13), 'C', 0, "Improved fix 'Fossil Fuel Dependency' (INDUSTRIAL)")(Skill for project)','5: ACTIVATE-ATTEMPTING PROJECTS=&gt;7(Dice roll 2D6: skill check)','5: ACTIVATE-DOING RESEARCH=&gt;None(Start researching)','5: ACTIVATE-ATTEMPTING PROJECTS=&gt;(('S', 6), 'S', 1, "Base fix 'Inefficiency' (ECONOMIC) triggers crisis")(Skill for project)','5: ACTIVATE-ATTEMPTING PROJECTS=&gt;1(Consultant fees)','5: ACTIVATE-ATTEMPTING PROJECTS=&gt;12(Dice roll 2D6: skill check)','5: ACTIVATE-ATTEMPTING PROJECTS=&gt;1(Added a crisis chip)','5: ACTIVATE-ATTEMPTING PROJECTS=&gt;None(Skill for project)','5: ACTIVATE-DOING RESEARCH=&gt;None(Start researching)','5: ACTIVATE-ATTEMPTING PROJECTS=&gt;(('S', 13), 'S', 0, "Base fix 'Food Shortage' (CLASS) triggers crisis")(Skill for project)','5: ACTIVATE-ATTEMPTING PROJECTS=&gt;1(Consultant fees)','5: ACTIVATE-ATTEMPTING PROJECTS=&gt;4(Dice roll 2D6: skill check)','5: ACTIVATE-ATTEMPTING PROJECTS=&gt;None(Skill for project)','5: ACTIVATE-DOING RESEARCH=&gt;None(Start researching)','6: END-CRISIS ROLLING=&gt;INDUSTRIAL(Crisis chip: full category)','6: END-CRISIS ROLLING=&gt;ECONOMIC(Crisis chip: full category)','6: END-CRISIS ROLLING=&gt;2(Dice roll 1D6: crisis cat)','6: END-CRISIS ROLLING=&gt;ECONOMIC(Category for crisis)','6: END-CRISIS ROLLING=&gt;ECONOMIC(Crisis chip: full category)','6: END-CRISIS ROLLING=&gt;6(Dice roll 1D6: crisis cat)','6: END-CRISIS ROLLING=&gt;LIVING STANDARDS(Category for crisis)','6: END-CRISIS ROLLING=&gt;1(Dice roll 1D6: node in LIVING STANDARDS)','6: END-CRISIS ROLLING=&gt;Discrimination(Problem for crisis)','6: END-CRISIS ROLLING=&gt;6(Dice roll 2D6: crisis roll for Discrimination)','6: END-CRISIS ROLLING=&gt;6(Crisis roll for node "Discrimination")','6: END-CRISIS ROLLING=&gt;Discrimination(Now in crisis)','6: END-CRISIS ROLLING=&gt;1(Dice roll 1D6: crisis cat)','6: END-CRISIS ROLLING=&gt;INDUSTRIAL(Category for crisis)','6: END-CRISIS ROLLING=&gt;INDUSTRIAL(Crisis chip: full category)','6: END-CRISIS ROLLING=&gt;2(Dice roll 1D6: crisis cat)','6: END-CRISIS ROLLING=&gt;ECONOMIC(Category for crisis)','6: END-CRISIS ROLLING=&gt;ECONOMIC(Crisis chip: full category)','6: END-CRISIS ROLLING=&gt;1(Dice roll 1D6: crisis cat)','6: END-CRISIS ROLLING=&gt;INDUSTRIAL(Category for crisis)','6: END-CRISIS ROLLING=&gt;INDUSTRIAL(Crisis chip: full category)','6: END-CRISIS ROLLING=&gt;3(Dice roll 1D6: crisis cat)','6: END-CRISIS ROLLING=&gt;SOCIAL(Category for crisis)','6: END-CRISIS ROLLING=&gt;4(Dice roll 1D6: node in SOCIAL)','6: END-CRISIS ROLLING=&gt;Community Networks(Problem for crisis)','6: END-CRISIS ROLLING=&gt;9(Dice roll 2D6: crisis roll for Community Networks)','6: END-CRISIS ROLLING=&gt;9(Crisis roll for node "Community Networks")','6: END-CRISIS ROLLING=&gt;5(Dice roll 2D6: crisis roll for Community Networks)','6: END-CRISIS ROLLING=&gt;5(Crisis roll for node "Community Networks")','6: END-CRISIS ROLLING=&gt;Political Voice(Now in crisis (cascaded from: Community Networks))','6: END-CRISIS ROLLING=&gt;1(Dice roll 1D6: crisis cat)','6: END-CRISIS ROLLING=&gt;INDUSTRIAL(Category for crisis)','6: END-CRISIS ROLLING=&gt;INDUSTRIAL(Crisis chip: full category)','6: END-CRISIS ROLLING=&gt;6(Dice roll 1D6: crisis cat)','6: END-CRISIS ROLLING=&gt;LIVING STANDARDS(Category for crisis)','6: END-CRISIS ROLLING=&gt;4(Dice roll 1D6: node in LIVING STANDARDS)','6: END-CRISIS ROLLING=&gt;5(Dice roll 1D6: node in LIVING STANDARDS)','6: END-CRISIS ROLLING=&gt;2(Dice roll 1D6: node in LIVING STANDARDS)','6: END-CRISIS ROLLING=&gt;Low Labour Standards(Problem for crisis)','6: END-CRISIS ROLLING=&gt;10(Dice roll 2D6: crisis roll for Low Labour Standards)','6: END-CRISIS ROLLING=&gt;10(Crisis roll for node "Low Labour Standards")','6: END-CRISIS ROLLING=&gt;Low Labour Standards(Crisis averted)','6: ENGAGE-DRAWING MONEY=&gt;1(Money drawn)','6: ENGAGE-DRAWING CARDS=&gt;('D', 11)(Card drawn: 1)','6: ENGAGE-DRAWING CARDS=&gt;('C', 8)(Card drawn: 2)','6: ENGAGE-CRISIS RISING','6: ENGAGE-DRAWING MONEY=&gt;1(Money drawn)','6: ENGAGE-DRAWING CARDS=&gt;('S', 3)(Card drawn: 1)','6: ENGAGE-DRAWING CARDS=&gt;('C', 10)(Card drawn: 2)','6: ENGAGE-DRAWING MONEY=&gt;1(Money drawn)','6: ENGAGE-DRAWING CARDS=&gt;('C', 6)(Card drawn: 1)','6: ENGAGE-DRAWING CARDS=&gt;('H', 11)(Card drawn: 2)','6: ENGAGE-CRISIS RISING','6: ENGAGE-DRAWING MONEY=&gt;1(Money drawn)','6: ENGAGE-DRAWING CARDS=&gt;('C', 4)(Card drawn: 1)','6: ENGAGE-DRAWING CARDS=&gt;('S', 12)(Card drawn: 2)','6: ENGAGE-DRAWING MONEY=&gt;1(Money drawn)','6: ENGAGE-DRAWING CARDS=&gt;('S', 2)(Card drawn: 1)','6: ENGAGE-DRAWING CARDS=&gt;('C', 11)(Card drawn: 2)','6: ENGAGE-DRAWING MONEY=&gt;1(Money drawn)','6: ENGAGE-DRAWING CARDS=&gt;('C', 2)(Card drawn: 1)','6: ENGAGE-DRAWING CARDS=&gt;('C', 7)(Card drawn: 2)','6: ACTIVATE-ATTEMPTING PROJECTS=&gt;None(Skill for project)','6: ACTIVATE-DOING RESEARCH=&gt;None(Start researching)','6: ACTIVATE-ATTEMPTING PROJECTS=&gt;(('C', 10), 'C', 1, "Improved fix 'Fossil Fuel Dependency' (INDUSTRIAL)")(Skill for project)','6: ACTIVATE-ATTEMPTING PROJECTS=&gt;1(Consultant fees)','6: ACTIVATE-ATTEMPTING PROJECTS=&gt;8(Dice roll 2D6: skill check)','6: ACTIVATE-ATTEMPTING PROJECTS=&gt;(('S', 3), 'S', 0, "Base fix 'Inefficiency' (ECONOMIC) triggers crisis")(Skill for project)','6: ACTIVATE-ATTEMPTING PROJECTS=&gt;1(Consultant fees)','6: ACTIVATE-ATTEMPTING PROJECTS=&gt;6(Dice roll 2D6: skill check)','6: ACTIVATE-DOING RESEARCH=&gt;None(Start researching)','6: ACTIVATE-ATTEMPTING PROJECTS=&gt;(('H', 11), 'H', 2, "Improved fix 'Peace &amp; Justice' (SOCIAL)")(Skill for project)','6: ACTIVATE-ATTEMPTING PROJECTS=&gt;1(Consultant fees)','6: ACTIVATE-ATTEMPTING PROJECTS=&gt;5(Dice roll 2D6: skill check)','6: ACTIVATE-ATTEMPTING PROJECTS=&gt;(('C', 9), 'C', 0, "Improved fix 'Fossil Fuel Dependency' (INDUSTRIAL)")(Skill for project)','6: ACTIVATE-ATTEMPTING PROJECTS=&gt;4(Dice roll 2D6: skill check)','6: ACTIVATE-ATTEMPTING PROJECTS=&gt;(('C', 6), 'C', 0, "Improved fix 'Fossil Fuel Dependency' (INDUSTRIAL)")(Skill for project)','6: ACTIVATE-ATTEMPTING PROJECTS=&gt;7(Dice roll 2D6: skill check)','6: ACTIVATE-DOING RESEARCH=&gt;None(Start researching)','6: ACTIVATE-ATTEMPTING PROJECTS=&gt;(('S', 12), 'S', 1, "Base fix 'Food Shortage' (CLASS) triggers crisis")(Skill for project)','6: ACTIVATE-ATTEMPTING PROJECTS=&gt;1(Consultant fees)','6: ACTIVATE-ATTEMPTING PROJECTS=&gt;6(Dice roll 2D6: skill check)','6: ACTIVATE-ATTEMPTING PROJECTS=&gt;(('C', 4), 'C', 0, "Improved fix 'Fossil Fuel Dependency' (INDUSTRIAL)")(Skill for project)','6: ACTIVATE-ATTEMPTING PROJECTS=&gt;7(Dice roll 2D6: skill check)','6: ACTIVATE-DOING RESEARCH=&gt;None(Start researching)','6: ACTIVATE-ATTEMPTING PROJECTS=&gt;(('S', 2), 'S', 2, "Base fix 'Inefficiency' (ECONOMIC) triggers crisis")(Skill for project)','6: ACTIVATE-ATTEMPTING PROJECTS=&gt;1(Consultant fees)','6: ACTIVATE-ATTEMPTING PROJECTS=&gt;11(Dice roll 2D6: skill check)','6: ACTIVATE-ATTEMPTING PROJECTS=&gt;(('C', 7), 'C', 1, "Improved fix 'Fossil Fuel Dependency' (INDUSTRIAL)")(Skill for project)','6: ACTIVATE-ATTEMPTING PROJECTS=&gt;5(Dice roll 2D6: skill check)','6: ACTIVATE-ATTEMPTING PROJECTS=&gt;(('C', 11), 'C', 1, "Improved fix 'Fossil Fuel Dependency' (INDUSTRIAL)")(Skill for project)','6: ACTIVATE-ATTEMPTING PROJECTS=&gt;10(Dice roll 2D6: skill check)','6: ACTIVATE-ATTEMPTING PROJECTS=&gt;(('C', 10), 'C', 0, "Improved fix 'Fossil Fuel Dependency' (INDUSTRIAL)")(Skill for project)','6: ACTIVATE-ATTEMPTING PROJECTS=&gt;9(Dice roll 2D6: skill check)','6: ACTIVATE-DOING RESEARCH=&gt;None(Start researching)','6: ACTIVATE-ATTEMPTING PROJECTS=&gt;(('H', 3), 'H', 0, "Improved fix 'Peace &amp; Justice' (SOCIAL)")(Skill for project)','6: ACTIVATE-ATTEMPTING PROJECTS=&gt;2(Consultant fees)','6: ACTIVATE-ATTEMPTING PROJECTS=&gt;9(Dice roll 2D6: skill check)','6: ACTIVATE-ATTEMPTING PROJECTS=&gt;(('C', 2), 'C', 0, "Improved fix 'Fossil Fuel Dependency' (INDUSTRIAL)")(Skill for project)','6: ACTIVATE-ATTEMPTING PROJECTS=&gt;0(Consultant fees)','6: ACTIVATE-ATTEMPTING PROJECTS=&gt;9(Dice roll 2D6: skill check)','6: ACTIVATE-ATTEMPTING PROJECTS=&gt;(('C', 7), 'C', 0, "Improved fix 'Fossil Fuel Dependency' (INDUSTRIAL)")(Skill for project)','6: ACTIVATE-ATTEMPTING PROJECTS=&gt;0(Consultant fees)','6: ACTIVATE-ATTEMPTING PROJECTS=&gt;12(Dice roll 2D6: skill check)','6: ACTIVATE-ATTEMPTING PROJECTS=&gt;1(Added a crisis chip)','6: ACTIVATE-DOING RESEARCH=&gt;None(Start researching)','6: END-FINALIZING=&gt;Base fix 'Social Inequity' (SOCIAL) triggers crisis(Project abandoned)','6: END-CRISIS ROLLING=&gt;INDUSTRIAL(Crisis chip: full category)','6: END-CRISIS ROLLING=&gt;ECONOMIC(Crisis chip: full category)','6: END-CRISIS ROLLING=&gt;SOCIAL(Crisis chip: full category)','6: END-CRISIS ROLLING=&gt;5(Dice roll 1D6: crisis cat)','6: END-CRISIS ROLLING=&gt;ENVIRONMENTAL(Category for crisis)','6: END-CRISIS ROLLING=&gt;3(Dice roll 1D6: node in ENVIRONMENTAL)','6: END-CRISIS ROLLING=&gt;Freshwater Depletion(Problem for crisis)','6: END-CRISIS ROLLING=&gt;5(Dice roll 2D6: crisis roll for Freshwater Depletion)','6: END-CRISIS ROLLING=&gt;5(Crisis roll for node "Freshwater Depletion")','6: END-CRISIS ROLLING=&gt;Energy Shortage(Now in crisis (cascaded from: Freshwater Depletion))','6: END-CRISIS ROLLING=&gt;Food Shortage(Now in crisis (cascaded from: Freshwater Depletion))','6: END-CRISIS ROLLING=&gt;2(Dice roll 1D6: crisis cat)','6: END-CRISIS ROLLING=&gt;ECONOMIC(Category for crisis)','6: END-CRISIS ROLLING=&gt;ECONOMIC(Crisis chip: full category)','6: END-CRISIS ROLLING=&gt;4(Dice roll 1D6: crisis cat)','6: END-CRISIS ROLLING=&gt;CLASS(Category for crisis)','6: END-CRISIS ROLLING=&gt;CLASS(Crisis chip: full category)','6: END-CRISIS ROLLING=&gt;4(Dice roll 1D6: crisis cat)','6: END-CRISIS ROLLING=&gt;CLASS(Category for crisis)','6: END-CRISIS ROLLING=&gt;CLASS(Crisis chip: full category)','6: END-CRISIS ROLLING=&gt;3(Dice roll 1D6: crisis cat)','6: END-CRISIS ROLLING=&gt;SOCIAL(Category for crisis)','6: END-CRISIS ROLLING=&gt;SOCIAL(Crisis chip: full category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CLASS(Crisis chip: full category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CLASS(Crisis chip: full category)','6: END-CRISIS ROLLING=&gt;1(Dice roll 1D6: crisis cat)','6: END-CRISIS ROLLING=&gt;INDUSTRIAL(Category for crisis)','6: END-CRISIS ROLLING=&gt;INDUSTRIAL(Crisis chip: full category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CLASS(Crisis chip: full category)','6: END-CRISIS ROLLING=&gt;2(Dice roll 1D6: crisis cat)','6: END-CRISIS ROLLING=&gt;ECONOMIC(Category for crisis)','6: END-CRISIS ROLLING=&gt;ECONOMIC(Crisis chip: full category)','6: END-CRISIS ROLLING=&gt;6(Dice roll 1D6: crisis cat)','6: END-CRISIS ROLLING=&gt;LIVING STANDARDS(Category for crisis)','6: END-CRISIS ROLLING=&gt;2(Dice roll 1D6: node in LIVING STANDARDS)','6: END-CRISIS ROLLING=&gt;Low Labour Standards(Problem for crisis)','6: END-CRISIS ROLLING=&gt;7(Dice roll 2D6: crisis roll for Low Labour Standards)','6: END-CRISIS ROLLING=&gt;7(Crisis roll for node "Low Labour Standards")','6: END-CRISIS ROLLING=&gt;Low Labour Standards(Now in crisis)','6: END-CRISIS ROLLING=&gt;6(Dice roll 1D6: crisis cat)','6: END-CRISIS ROLLING=&gt;LIVING STANDARDS(Category for crisis)','6: END-CRISIS ROLLING=&gt;LIVING STANDARDS(Crisis chip: full category)','6: END-CRISIS ROLLING=&gt;5(Dice roll 1D6: crisis cat)','6: END-CRISIS ROLLING=&gt;ENVIRONMENTAL(Category for crisis)','6: END-CRISIS ROLLING=&gt;2(Dice roll 1D6: node in ENVIRONMENTAL)','6: END-CRISIS ROLLING=&gt;Climate Change(Problem for crisis)','6: END-CRISIS ROLLING=&gt;10(Dice roll 2D6: crisis roll for Climate Change)','6: END-CRISIS ROLLING=&gt;10(Crisis roll for node "Climate Change")','6: END-CRISIS ROLLING=&gt;Climate Change(Crisis averted)','7: ENGAGE-DRAWING MONEY=&gt;1(Money drawn)','7: ENGAGE-DRAWING CARDS=&gt;('S', 9)(Card drawn: 1)','7: ENGAGE-DRAWING CARDS=&gt;('C', 2)(Card drawn: 2)','7: ENGAGE-CRISIS RISING','7: ENGAGE-DRAWING MONEY=&gt;1(Money drawn)','7: ENGAGE-DRAWING CARDS=&gt;('C', 1)(Card drawn: 1)','7: ENGAGE-DRAWING CARDS=&gt;('C', 3)(Card drawn: 2)','7: ENGAGE-DRAWING MONEY=&gt;1(Money drawn)','7: ENGAGE-DRAWING CARDS=&gt;('D', 8)(Card drawn: 1)','7: ENGAGE-DRAWING CARDS=&gt;('H', 7)(Card drawn: 2)','7: ENGAGE-CRISIS RISING','7: ENGAGE-DRAWING MONEY=&gt;1(Money drawn)','7: ENGAGE-DRAWING CARDS=&gt;('C', 9)(Card drawn: 1)','7: ENGAGE-DRAWING CARDS=&gt;('D', 8)(Card drawn: 2)','7: ENGAGE-DRAWING MONEY=&gt;1(Money drawn)','7: ENGAGE-DRAWING CARDS=&gt;('D', 9)(Card drawn: 1)','7: ENGAGE-DRAWING CARDS=&gt;('S', 12)(Card drawn: 2)','7: ENGAGE-DRAWING MONEY=&gt;1(Money drawn)','7: ENGAGE-DRAWING CARDS=&gt;('D', 12)(Card drawn: 1)','7: ENGAGE-DRAWING CARDS=&gt;('C', 13)(Card drawn: 2)','7: ACTIVATE-ATTEMPTING PROJECTS=&gt;(('D', 11), 'D', 1, "Improved fix 'Peace &amp; Justice' (SOCIAL)")(Skill for project)','7: ACTIVATE-ATTEMPTING PROJECTS=&gt;0(Consultant fees)','7: ACTIVATE-ATTEMPTING PROJECTS=&gt;8(Dice roll 2D6: skill check)','7: ACTIVATE-ATTEMPTING PROJECTS=&gt;(('S', 9), 'S', 2, "Improved fix 'Fossil Fuel Dependency' (INDUSTRIAL)")(Skill for project)','7: ACTIVATE-ATTEMPTING PROJECTS=&gt;2(Consultant fees)','7: ACTIVATE-ATTEMPTING PROJECTS=&gt;10(Dice roll 2D6: skill check)','7: ACTIVATE-ATTEMPTING PROJECTS=&gt;(('C', 2), 'C', 2, "Improved fix 'Fossil Fuel Dependency' (INDUSTRIAL)")(Skill for project)','7: ACTIVATE-ATTEMPTING PROJECTS=&gt;0(Consultant fees)','7: ACTIVATE-ATTEMPTING PROJECTS=&gt;11(Dice roll 2D6: skill check)','7: ACTIVATE-ATTEMPTING PROJECTS=&gt;(('C', 13), 'C', 0, "Improved fix 'Fossil Fuel Dependency' (INDUSTRIAL)")(Skill for project)','7: ACTIVATE-ATTEMPTING PROJECTS=&gt;0(Consultant fees)','7: ACTIVATE-ATTEMPTING PROJECTS=&gt;4(Dice roll 2D6: skill check)','7: ACTIVATE-ATTEMPTING PROJECTS=&gt;None(Skill for project)','7: ACTIVATE-DOING RESEARCH=&gt;None(Start researching)','7: ACTIVATE-ATTEMPTING PROJECTS=&gt;(('C', 1), 'C', 0, "Improved fix 'Fossil Fuel Dependency' (INDUSTRIAL)")(Skill for project)','7: ACTIVATE-ATTEMPTING PROJECTS=&gt;0(Consultant fees)','7: ACTIVATE-ATTEMPTING PROJECTS=&gt;8(Dice roll 2D6: skill check)','7: ACTIVATE-ATTEMPTING PROJECTS=&gt;None(Skill for project)','7: ACTIVATE-DOING RESEARCH=&gt;None(Start researching)','7: ACTIVATE-ATTEMPTING PROJECTS=&gt;(('D', 8), 'D', 0, "Base fix 'Inefficiency' (ECONOMIC) triggers crisis")(Skill for project)','7: ACTIVATE-ATTEMPTING PROJECTS=&gt;0(Consultant fees)','7: ACTIVATE-ATTEMPTING PROJECTS=&gt;6(Dice roll 2D6: skill check)','7: ACTIVATE-ATTEMPTING PROJECTS=&gt;(('H', 7), 'H', 0, "Improved fix 'Peace &amp; Justice' (SOCIAL)")(Skill for project)','7: ACTIVATE-ATTEMPTING PROJECTS=&gt;0(Consultant fees)','7: ACTIVATE-ATTEMPTING PROJECTS=&gt;5(Dice roll 2D6: skill check)','7: ACTIVATE-DOING RESEARCH=&gt;None(Start researching)','7: ACTIVATE-ATTEMPTING PROJECTS=&gt;(('D', 8), 'D', 1, "Improved fix 'Peace &amp; Justice' (SOCIAL)")(Skill for project)','7: ACTIVATE-ATTEMPTING PROJECTS=&gt;0(Consultant fees)','7: ACTIVATE-ATTEMPTING PROJECTS=&gt;7(Dice roll 2D6: skill check)','7: ACTIVATE-ATTEMPTING PROJECTS=&gt;None(Skill for project)','7: ACTIVATE-DOING RESEARCH=&gt;None(Start researching)','7: ACTIVATE-ATTEMPTING PROJECTS=&gt;(('D', 9), 'D', 0, "Improved fix 'Peace &amp; Justice' (SOCIAL)")(Skill for project)','7: ACTIVATE-ATTEMPTING PROJECTS=&gt;1(Consultant fees)','7: ACTIVATE-ATTEMPTING PROJECTS=&gt;8(Dice roll 2D6: skill check)','7: ACTIVATE-ATTEMPTING PROJECTS=&gt;(('S', 12), 'S', 0, "Base fix 'Inefficiency' (ECONOMIC) triggers crisis")(Skill for project)','7: ACTIVATE-ATTEMPTING PROJECTS=&gt;12(Dice roll 2D6: skill check)','7: ACTIVATE-ATTEMPTING PROJECTS=&gt;1(Added a crisis chip)','7: ACTIVATE-DOING RESEARCH=&gt;None(Start researching)','7: ACTIVATE-ATTEMPTING PROJECTS=&gt;Base(Start project: type)','7: ACTIVATE-ATTEMPTING PROJECTS=&gt;LIVING STANDARDS(Start project: fix category)','7: ACTIVATE-ATTEMPTING PROJECTS=&gt;Economic Inequality(Start project: fix problem)','7: ACTIVATE-ATTEMPTING PROJECTS=&gt;Base fix 'Economic Inequality' (LIVING STANDARDS) triggers crisis(Project started)','7: ACTIVATE-ATTEMPTING PROJECTS=&gt;(('C', 13), 'C', 1, "Base fix 'Economic Inequality' (LIVING STANDARDS) triggers crisis")(Skill for project)','7: ACTIVATE-ATTEMPTING PROJECTS=&gt;0(Consultant fees)','7: ACTIVATE-ATTEMPTING PROJECTS=&gt;7(Dice roll 2D6: skill check)','7: ACTIVATE-ATTEMPTING PROJECTS=&gt;(('D', 12), 'D', 0, "Base fix 'Inefficiency' (ECONOMIC) triggers crisis")(Skill for project)','7: ACTIVATE-ATTEMPTING PROJECTS=&gt;0(Consultant fees)','7: ACTIVATE-ATTEMPTING PROJECTS=&gt;10(Dice roll 2D6: skill check)','7: ACTIVATE-DOING RESEARCH=&gt;None(Start researching)','7: END-FINALIZING=&gt;Base fix 'Food Shortage' (CLASS) triggers crisis(Project abandoned)','7: END-CRISIS ROLLING=&gt;INDUSTRIAL(Crisis chip: full category)','7: END-CRISIS ROLLING=&gt;ECONOMIC(Crisis chip: full category)','7: END-CRISIS ROLLING=&gt;SOCIAL(Crisis chip: full category)','7: END-CRISIS ROLLING=&gt;CLASS(Crisis chip: full category)','7: END-CRISIS ROLLING=&gt;LIVING STANDARDS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5(Dice roll 1D6: crisis cat)','7: END-CRISIS ROLLING=&gt;ENVIRONMENTAL(Category for crisis)','7: END-CRISIS ROLLING=&gt;1(Dice roll 1D6: node in ENVIRONMENTAL)','7: END-CRISIS ROLLING=&gt;Chemical Pollution(Crisis chip: overwhelmed problem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3(Dice roll 1D6: node in ENVIRONMENTAL)','7: END-CRISIS ROLLING=&gt;Freshwater Depletion(Crisis chip: overwhelmed problem)','7: END-CRISIS ROLLING=&gt;2(Dice roll 1D6: crisis cat)','7: END-CRISIS ROLLING=&gt;ECONOMIC(Category for crisis)','7: END-CRISIS ROLLING=&gt;ECONOMIC(Crisis chip: full category)','7: END-CRISIS ROLLING=&gt;2(Dice roll 1D6: crisis cat)','7: END-CRISIS ROLLING=&gt;ECONOMIC(Category for crisis)','7: END-CRISIS ROLLING=&gt;ECONOMIC(Crisis chip: full category)','7: END-CRISIS ROLLING=&gt;1(Dice roll 1D6: crisis cat)','7: END-CRISIS ROLLING=&gt;INDUSTRIAL(Category for crisis)','7: END-CRISIS ROLLING=&gt;INDUSTRIAL(Crisis chip: full category)','7: END-CRISIS ROLLING=&gt;2(Dice roll 1D6: crisis cat)','7: END-CRISIS ROLLING=&gt;ECONOMIC(Category for crisis)','7: END-CRISIS ROLLING=&gt;ECONOMIC(Crisis chip: full category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4(Dice roll 1D6: crisis cat)','7: END-CRISIS ROLLING=&gt;CLASS(Category for crisis)','7: END-CRISIS ROLLING=&gt;CLASS(Crisis chip: full category)','7: END-CRISIS ROLLING=&gt;5(Dice roll 1D6: crisis cat)','7: END-CRISIS ROLLING=&gt;ENVIRONMENTAL(Category for crisis)','7: END-CRISIS ROLLING=&gt;3(Dice roll 1D6: node in ENVIRONMENTAL)','7: END-CRISIS ROLLING=&gt;Freshwater Depletion(Crisis chip: overwhelmed problem)','7: END-CRISIS ROLLING=&gt;2(Dice roll 1D6: crisis cat)','7: END-CRISIS ROLLING=&gt;ECONOMIC(Category for crisis)','7: END-CRISIS ROLLING=&gt;ECONOMIC(Crisis chip: full category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6(Dice roll 1D6: crisis cat)','7: END-CRISIS ROLLING=&gt;LIVING STANDARDS(Category for crisis)','7: END-CRISIS ROLLING=&gt;LIVING STANDARDS(Crisis chip: full category)','7: END-CRISIS ROLLING=&gt;1(Dice roll 1D6: crisis cat)','7: END-CRISIS ROLLING=&gt;INDUSTRIAL(Category for crisis)','7: END-CRISIS ROLLING=&gt;INDUSTRIAL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6(Dice roll 1D6: node in ENVIRONMENTAL)','7: END-CRISIS ROLLING=&gt;1(Dice roll 1D6: node in ENVIRONMENTAL)','7: END-CRISIS ROLLING=&gt;Chemical Pollution(Crisis chip: overwhelmed problem)','7: END-CRISIS ROLLING=&gt;1(Dice roll 1D6: crisis cat)','7: END-CRISIS ROLLING=&gt;INDUSTRIAL(Category for crisis)','7: END-CRISIS ROLLING=&gt;INDUSTRIAL(Crisis chip: full category)','7: END-CRISIS ROLLING=&gt;2(Dice roll 1D6: crisis cat)','7: END-CRISIS ROLLING=&gt;ECONOMIC(Category for crisis)','7: END-CRISIS ROLLING=&gt;ECONOMIC(Crisis chip: full category)','7: END-CRISIS ROLLING=&gt;2(Dice roll 1D6: crisis cat)','7: END-CRISIS ROLLING=&gt;ECONOMIC(Category for crisis)','7: END-CRISIS ROLLING=&gt;ECONOMIC(Crisis chip: full category)','7: END-CRISIS ROLLING=&gt;5(Dice roll 1D6: crisis cat)','7: END-CRISIS ROLLING=&gt;ENVIRONMENTAL(Category for crisis)','7: END-CRISIS ROLLING=&gt;6(Dice roll 1D6: node in ENVIRONMENTAL)','7: END-CRISIS ROLLING=&gt;6(Dice roll 1D6: node in ENVIRONMENTAL)','7: END-CRISIS ROLLING=&gt;2(Dice roll 1D6: node in ENVIRONMENTAL)','7: END-CRISIS ROLLING=&gt;Climate Change(Problem for crisis)','7: END-CRISIS ROLLING=&gt;6(Dice roll 2D6: crisis roll for Climate Change)','7: END-CRISIS ROLLING=&gt;6(Crisis roll for node "Climate Change")','7: END-CRISIS ROLLING=&gt;Climate Change(Now in crisis)','7: END-CRISIS ROLLING=&gt;5(Dice roll 1D6: crisis cat)','7: END-CRISIS ROLLING=&gt;ENVIRONMENTAL(Category for crisis)','7: END-CRISIS ROLLING=&gt;5(Dice roll 1D6: node in ENVIRONMENTAL)','7: END-CRISIS ROLLING=&gt;Ocean Degradation(Problem for crisis)','7: END-CRISIS ROLLING=&gt;7(Dice roll 2D6: crisis roll for Ocean Degradation)','7: END-CRISIS ROLLING=&gt;7(Crisis roll for node "Ocean Degradation")','7: END-CRISIS ROLLING=&gt;Ocean Degradation(Now in crisis)','7: END-CRISIS ROLLING=&gt;5(Dice roll 1D6: crisis cat)','7: END-CRISIS ROLLING=&gt;ENVIRONMENTAL(Category for crisis)','7: END-CRISIS ROLLING=&gt;6(Dice roll 1D6: node in ENVIRONMENTAL)','7: END-CRISIS ROLLING=&gt;4(Dice roll 1D6: node in ENVIRONMENTAL)','7: END-CRISIS ROLLING=&gt;Air &amp; Ozone Degradation(Crisis chip: overwhelmed problem)','7: END-CRISIS ROLLING=&gt;1(Dice roll 1D6: crisis cat)','7: END-CRISIS ROLLING=&gt;INDUSTRIAL(Category for crisis)','7: END-CRISIS ROLLING=&gt;INDUSTRIAL(Crisis chip: full category)','7: END-CRISIS ROLLING=&gt;4(Dice roll 1D6: crisis cat)','7: END-CRISIS ROLLING=&gt;CLASS(Category for crisis)','7: END-CRISIS ROLLING=&gt;CLASS(Crisis chip: full category)','7: END-CRISIS ROLLING=&gt;1(Dice roll 1D6: crisis cat)','7: END-CRISIS ROLLING=&gt;INDUSTRIAL(Category for crisis)','7: END-CRISIS ROLLING=&gt;INDUSTRIAL(Crisis chip: full category)','7: END-CRISIS ROLLING=&gt;1(Dice roll 1D6: crisis cat)','7: END-CRISIS ROLLING=&gt;INDUSTRIAL(Category for crisis)','7: END-CRISIS ROLLING=&gt;INDUSTRIAL(Crisis chip: full category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INDUSTRIAL(Crisis chip: full category)','7: END-CRISIS ROLLING=&gt;1(Dice roll 1D6: crisis cat)','7: END-CRISIS ROLLING=&gt;INDUSTRIAL(Category for crisis)','7: END-CRISIS ROLLING=&gt;INDUSTRIAL(Crisis chip: full category)','7: END-CRISIS ROLLING=&gt;1(Dice roll 1D6: crisis cat)','7: END-CRISIS ROLLING=&gt;INDUSTRIAL(Category for crisis)','7: END-CRISIS ROLLING=&gt;INDUSTRIAL(Crisis chip: full category)','7: END-CRISIS ROLLING=&gt;5(Dice roll 1D6: crisis cat)','7: END-CRISIS ROLLING=&gt;ENVIRONMENTAL(Category for crisis)','7: END-CRISIS ROLLING=&gt;5(Dice roll 1D6: node in ENVIRONMENTAL)','7: END-CRISIS ROLLING=&gt;Ocean Degradation(Crisis chip: overwhelmed problem)','7: END-CRISIS ROLLING=&gt;4(Dice roll 1D6: crisis cat)','7: END-CRISIS ROLLING=&gt;CLASS(Category for crisis)','7: END-CRISIS ROLLING=&gt;CLASS(Crisis chip: full category)','7: END-CRISIS ROLLING=&gt;6(Dice roll 1D6: crisis cat)','7: END-CRISIS ROLLING=&gt;LIVING STANDARDS(Category for crisis)','7: END-CRISIS ROLLING=&gt;LIVING STANDARDS(Crisis chip: full category)','7: END-CRISIS ROLLING=&gt;4(Dice roll 1D6: crisis cat)','7: END-CRISIS ROLLING=&gt;CLASS(Category for crisis)','7: END-CRISIS ROLLING=&gt;CLASS(Crisis chip: full category)','7: END-CRISIS ROLLING=&gt;5(Dice roll 1D6: crisis cat)','7: END-CRISIS ROLLING=&gt;ENVIRONMENTAL(Category for crisis)','7: END-CRISIS ROLLING=&gt;1(Dice roll 1D6: node in ENVIRONMENTAL)','7: END-CRISIS ROLLING=&gt;Chemical Pollution(Crisis chip: overwhelmed problem)','7: END-CRISIS ROLLING=&gt;4(Dice roll 1D6: crisis cat)','7: END-CRISIS ROLLING=&gt;CLASS(Category for crisis)','7: END-CRISIS ROLLING=&gt;CLASS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5(Dice roll 1D6: crisis cat)','7: END-CRISIS ROLLING=&gt;ENVIRONMENTAL(Category for crisis)','7: END-CRISIS ROLLING=&gt;2(Dice roll 1D6: node in ENVIRONMENTAL)','7: END-CRISIS ROLLING=&gt;Climate Change(Crisis chip: overwhelmed problem)','7: END-CRISIS ROLLING=&gt;1(Dice roll 1D6: crisis cat)','7: END-CRISIS ROLLING=&gt;INDUSTRIAL(Category for crisis)','7: END-CRISIS ROLLING=&gt;INDUSTRIAL(Crisis chip: full category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5(Dice roll 1D6: crisis cat)','7: END-CRISIS ROLLING=&gt;ENVIRONMENTAL(Category for crisis)','7: END-CRISIS ROLLING=&gt;1(Dice roll 1D6: node in ENVIRONMENTAL)','7: END-CRISIS ROLLING=&gt;Chemical Pollution(Crisis chip: overwhelmed problem)','7: END-CRISIS ROLLING=&gt;5(Dice roll 1D6: crisis cat)','7: END-CRISIS ROLLING=&gt;ENVIRONMENTAL(Category for crisis)','7: END-CRISIS ROLLING=&gt;4(Dice roll 1D6: node in ENVIRONMENTAL)','7: END-CRISIS ROLLING=&gt;Air &amp; Ozone Degrada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1, 13, 15, 17, 18, 21, 23, 24, 26, 29]}</text:p>
          </table:table-cell>
          <table:table-cell table:style-name="Gnumeric-default" office:value-type="string">
            <text:p>{'abandoned-project': [[], [], [], [], [], [], [], [], [], [], [], [], [], [True, True], [], [], [], [], [], [], [], [], [], [], [], [], [], [], [], [], [], [], [True], [], [], [], [], [], [], [], [], [], [], [], [], [], [], [], [], [], [], [True], [], [], [], [], [], [], [], [], [], [], [], [], [], [], [], [], [], [], [True, True], [], [], [], [], [], [], [], [], [], [], [], [], [], [], [], [], [], [], [True], [], [], [], [], [], [], [], [], [], [], [], [], [], [], [], [], [], [], [True, True], [], [], [], [], [], [], [], [], [], [], [], [], [True], [], [], [], [], [], [], [], [], [], [], [], [], [], [], [], [], [], [], [True], [], [], [], [], [], [], [], [], [], [], [], [], [], [], [], [], [], [], [True, True], [], [], [], [], [], [], [], [], [], [], [], [], [], [], [], [], [], [], [True], [], [], [], [], [], [], [], [], [], [], [], [], [], [], [], [], [], [], [], [], [], [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S', 2)(Card drawn: 1)','0: ENGAGE-DRAWING CARDS=&gt;('H', 13)(Card drawn: 2)','0: ENGAGE-CRISIS RISING','0: ENGAGE-DRAWING MONEY=&gt;3(Money drawn)','0: ENGAGE-DRAWING CARDS=&gt;('S', 11)(Card drawn: 1)','0: ENGAGE-DRAWING CARDS=&gt;('C', 2)(Card drawn: 2)','0: ENGAGE-DRAWING MONEY=&gt;3(Money drawn)','0: ENGAGE-DRAWING CARDS=&gt;('S', 4)(Card drawn: 1)','0: ENGAGE-DRAWING CARDS=&gt;('S', 6)(Card drawn: 2)','0: ENGAGE-CRISIS RISING','0: ENGAGE-DRAWING MONEY=&gt;3(Money drawn)','0: ENGAGE-DRAWING CARDS=&gt;('C', 2)(Card drawn: 1)','0: ENGAGE-DRAWING CARDS=&gt;('C', 3)(Card drawn: 2)','0: ENGAGE-DRAWING MONEY=&gt;3(Money drawn)','0: ENGAGE-DRAWING CARDS=&gt;('H', 11)(Card drawn: 1)','0: ENGAGE-DRAWING CARDS=&gt;('C', 12)(Card drawn: 2)','0: ENGAGE-DRAWING MONEY=&gt;3(Money drawn)','0: ENGAGE-DRAWING CARDS=&gt;('H', 9)(Card drawn: 1)','0: ENGAGE-DRAWING CARDS=&gt;('S', 7)(Card drawn: 2)','0: ACTIVATE-ATTEMPTING PROJECTS=&gt;Base(Start project: type)','0: ACTIVATE-ATTEMPTING PROJECTS=&gt;CLASS(Start project: fix category)','0: ACTIVATE-ATTEMPTING PROJECTS=&gt;Healthcare(Start project: fix problem)','0: ACTIVATE-ATTEMPTING PROJECTS=&gt;Base fix 'Healthcare' (CLASS) triggers crisis(Project started)','0: ACTIVATE-ATTEMPTING PROJECTS=&gt;(('H', 13), 'H', 1, "Base fix 'Healthcare' (CLASS) triggers crisis")(Skill for project)','0: ACTIVATE-ATTEMPTING PROJECTS=&gt;0(Consultant fees)','0: ACTIVATE-ATTEMPTING PROJECTS=&gt;6(Dice roll 2D6: skill check)','0: ACTIVATE-ATTEMPTING PROJECTS=&gt;(('S', 2), 'S', 0, "Base fix 'Healthcare' (CLASS) triggers crisis")(Skill for project)','0: ACTIVATE-ATTEMPTING PROJECTS=&gt;0(Consultant fees)','0: ACTIVATE-ATTEMPTING PROJECTS=&gt;9(Dice roll 2D6: skill check)','0: ACTIVATE-DOING RESEARCH=&gt;None(Start researching)','0: ACTIVATE-ATTEMPTING PROJECTS=&gt;Base(Start project: type)','0: ACTIVATE-ATTEMPTING PROJECTS=&gt;CLASS(Start project: fix category)','0: ACTIVATE-ATTEMPTING PROJECTS=&gt;Clean Water Shortage(Start project: fix problem)','0: ACTIVATE-ATTEMPTING PROJECTS=&gt;Base fix 'Clean Water Shortage' (CLASS) triggers crisis(Project started)','0: ACTIVATE-ATTEMPTING PROJECTS=&gt;None(Skill for project)','0: ACTIVATE-DOING RESEARCH=&gt;None(Start researching)','0: ACTIVATE-ATTEMPTING PROJECTS=&gt;Base(Start project: type)','0: ACTIVATE-ATTEMPTING PROJECTS=&gt;INDUSTRIAL(Start project: fix category)','0: ACTIVATE-ATTEMPTING PROJECTS=&gt;Unsustainable Harvesting(Start project: fix problem)','0: ACTIVATE-ATTEMPTING PROJECTS=&gt;Base fix 'Unsustainable Harvesting' (INDUSTRIAL) triggers crisis(Project started)','0: ACTIVATE-ATTEMPTING PROJECTS=&gt;(('S', 6), 'S', 1, "Base fix 'Unsustainable Harvesting' (INDUSTRIAL) triggers crisis")(Skill for project)','0: ACTIVATE-ATTEMPTING PROJECTS=&gt;1(Consultant fees)','0: ACTIVATE-ATTEMPTING PROJECTS=&gt;9(Dice roll 2D6: skill check)','0: ACTIVATE-ATTEMPTING PROJECTS=&gt;(('S', 4), 'S', 0, "Base fix 'Unsustainable Harvesting' (INDUSTRIAL) triggers crisis")(Skill for project)','0: ACTIVATE-ATTEMPTING PROJECTS=&gt;1(Consultant fees)','0: ACTIVATE-ATTEMPTING PROJECTS=&gt;4(Dice roll 2D6: skill check)','0: ACTIVATE-DOING RESEARCH=&gt;None(Start researching)','0: ACTIVATE-ATTEMPTING PROJECTS=&gt;None(Start project: type)','0: ACTIVATE-DOING RESEARCH=&gt;None(Start researching)','0: ACTIVATE-ATTEMPTING PROJECTS=&gt;Base(Start project: type)','0: ACTIVATE-ATTEMPTING PROJECTS=&gt;ECONOMIC(Start project: fix category)','0: ACTIVATE-ATTEMPTING PROJECTS=&gt;Market Externalities(Start project: fix problem)','0: ACTIVATE-ATTEMPTING PROJECTS=&gt;Base fix 'Market Externalities' (ECONOMIC) triggers crisis(Project started)','0: ACTIVATE-DOING RESEARCH=&gt;None(Start researching)','0: ACTIVATE-ATTEMPTING PROJECTS=&gt;None(Start project: type)','0: ACTIVATE-DOING RESEARCH=&gt;None(Start researching)','0: END-FINALIZING=&gt;Base fix 'Clean Water Shortage' (CLASS) triggers crisis(Project abandoned)','0: END-FINALIZING=&gt;Base fix 'Market Externalities' (ECONOMIC) triggers crisis(Project abandoned)','0: END-CRISIS ROLLING=&gt;5(Dice roll 1D6: crisis cat)','0: END-CRISIS ROLLING=&gt;ENVIRONMENTAL(Category for crisis)','0: END-CRISIS ROLLING=&gt;5(Dice roll 1D6: node in ENVIRONMENTAL)','0: END-CRISIS ROLLING=&gt;Ocean Degradation(Problem for crisis)','0: END-CRISIS ROLLING=&gt;7(Dice roll 2D6: crisis roll for Ocean Degradation)','0: END-CRISIS ROLLING=&gt;7(Crisis roll for node "Ocean Degradation")','0: END-CRISIS ROLLING=&gt;Ocean Degradation(Now in crisis)','0: END-CRISIS ROLLING=&gt;6(Dice roll 1D6: crisis cat)','0: END-CRISIS ROLLING=&gt;LIVING STANDARDS(Category for crisis)','0: END-CRISIS ROLLING=&gt;5(Dice roll 1D6: node in LIVING STANDARDS)','0: END-CRISIS ROLLING=&gt;1(Dice roll 1D6: node in LIVING STANDARDS)','0: END-CRISIS ROLLING=&gt;Discrimination(Problem for crisis)','0: END-CRISIS ROLLING=&gt;8(Dice roll 2D6: crisis roll for Discrimination)','0: END-CRISIS ROLLING=&gt;8(Crisis roll for node "Discrimination")','0: END-CRISIS ROLLING=&gt;Discrimination(Now in crisis)','1: ENGAGE-DRAWING MONEY=&gt;3(Money drawn)','1: ENGAGE-DRAWING CARDS=&gt;('C', 7)(Card drawn: 1)','1: ENGAGE-DRAWING CARDS=&gt;('C', 6)(Card drawn: 2)','1: ENGAGE-CRISIS RISING','1: ENGAGE-DRAWING MONEY=&gt;3(Money drawn)','1: ENGAGE-DRAWING CARDS=&gt;('C', 11)(Card drawn: 1)','1: ENGAGE-DRAWING CARDS=&gt;('C', 12)(Card drawn: 2)','1: ENGAGE-DRAWING MONEY=&gt;3(Money drawn)','1: ENGAGE-DRAWING CARDS=&gt;('H', 1)(Card drawn: 1)','1: ENGAGE-DRAWING CARDS=&gt;('S', 9)(Card drawn: 2)','1: ENGAGE-CRISIS RISING','1: ENGAGE-DRAWING MONEY=&gt;3(Money drawn)','1: ENGAGE-DRAWING CARDS=&gt;('D', 12)(Card drawn: 1)','1: ENGAGE-DRAWING CARDS=&gt;('C', 10)(Card drawn: 2)','1: ENGAGE-DRAWING MONEY=&gt;3(Money drawn)','1: ENGAGE-DRAWING CARDS=&gt;('H', 2)(Card drawn: 1)','1: ENGAGE-DRAWING CARDS=&gt;('S', 10)(Card drawn: 2)','1: ENGAGE-DRAWING MONEY=&gt;3(Money drawn)','1: ENGAGE-DRAWING CARDS=&gt;('D', 2)(Card drawn: 1)','1: ENGAGE-DRAWING CARDS=&gt;('D', 14)(Card drawn: 2)','1: ACTIVATE-ATTEMPTING PROJECTS=&gt;None(Skill for project)','1: ACTIVATE-DOING RESEARCH=&gt;None(Start researching)','1: ACTIVATE-ATTEMPTING PROJECTS=&gt;None(Start project: type)','1: ACTIVATE-ATTEMPTING PROJECTS=&gt;(('C', 2), 'C', 1, "Base fix 'Unsustainable Harvesting' (INDUSTRIAL) triggers crisis")(Skill for project)','1: ACTIVATE-ATTEMPTING PROJECTS=&gt;1(Consultant fees)','1: ACTIVATE-ATTEMPTING PROJECTS=&gt;5(Dice roll 2D6: skill check)','1: ACTIVATE-ATTEMPTING PROJECTS=&gt;None(Skill for project)','1: ACTIVATE-DOING RESEARCH=&gt;None(Start researching)','1: ACTIVATE-ATTEMPTING PROJECTS=&gt;(('H', 1), 'H', 0, "Base fix 'Healthcare' (CLASS) triggers crisis")(Skill for project)','1: ACTIVATE-ATTEMPTING PROJECTS=&gt;0(Consultant fees)','1: ACTIVATE-ATTEMPTING PROJECTS=&gt;6(Dice roll 2D6: skill check)','1: ACTIVATE-ATTEMPTING PROJECTS=&gt;(('S', 9), 'S', 0, "Base fix 'Healthcare' (CLASS) triggers crisis")(Skill for project)','1: ACTIVATE-ATTEMPTING PROJECTS=&gt;0(Consultant fees)','1: ACTIVATE-ATTEMPTING PROJECTS=&gt;5(Dice roll 2D6: skill check)','1: ACTIVATE-DOING RESEARCH=&gt;None(Start researching)','1: ACTIVATE-ATTEMPTING PROJECTS=&gt;None(Start project: type)','1: ACTIVATE-ATTEMPTING PROJECTS=&gt;(('C', 2), 'C', 0, "Base fix 'Unsustainable Harvesting' (INDUSTRIAL) triggers crisis")(Skill for project)','1: ACTIVATE-ATTEMPTING PROJECTS=&gt;6(Consultant fees)','1: ACTIVATE-ATTEMPTING PROJECTS=&gt;5(Dice roll 2D6: skill check)','1: ACTIVATE-ATTEMPTING PROJECTS=&gt;None(Skill for project)','1: ACTIVATE-DOING RESEARCH=&gt;None(Start researching)','1: ACTIVATE-ATTEMPTING PROJECTS=&gt;Base(Start project: type)','1: ACTIVATE-ATTEMPTING PROJECTS=&gt;SOCIAL(Start project: fix category)','1: ACTIVATE-ATTEMPTING PROJECTS=&gt;Social Inequity(Start project: fix problem)','1: ACTIVATE-ATTEMPTING PROJECTS=&gt;Base fix 'Social Inequity' (SOCIAL) triggers crisis(Project started)','1: ACTIVATE-ATTEMPTING PROJECTS=&gt;(('C', 12), 'C', 1, "Base fix 'Unsustainable Harvesting' (INDUSTRIAL) triggers crisis")(Skill for project)','1: ACTIVATE-ATTEMPTING PROJECTS=&gt;1(Consultant fees)','1: ACTIVATE-ATTEMPTING PROJECTS=&gt;6(Dice roll 2D6: skill check)','1: ACTIVATE-ATTEMPTING PROJECTS=&gt;(('S', 10), 'S', 2, "Base fix 'Healthcare' (CLASS) triggers crisis")(Skill for project)','1: ACTIVATE-ATTEMPTING PROJECTS=&gt;1(Consultant fees)','1: ACTIVATE-ATTEMPTING PROJECTS=&gt;8(Dice roll 2D6: skill check)','1: ACTIVATE-ATTEMPTING PROJECTS=&gt;(('H', 2), 'H', 1, "Base fix 'Healthcare' (CLASS) triggers crisis")(Skill for project)','1: ACTIVATE-ATTEMPTING PROJECTS=&gt;2(Consultant fees)','1: ACTIVATE-ATTEMPTING PROJECTS=&gt;8(Dice roll 2D6: skill check)','1: ACTIVATE-ATTEMPTING PROJECTS=&gt;None(Skill for project)','1: ACTIVATE-DOING RESEARCH=&gt;None(Start researching)','1: ACTIVATE-ATTEMPTING PROJECTS=&gt;Base(Start project: type)','1: ACTIVATE-ATTEMPTING PROJECTS=&gt;CLASS(Start project: fix category)','1: ACTIVATE-ATTEMPTING PROJECTS=&gt;Affordable Housing(Start project: fix problem)','1: ACTIVATE-ATTEMPTING PROJECTS=&gt;Base fix 'Affordable Housing' (CLASS) triggers crisis(Project started)','1: ACTIVATE-ATTEMPTING PROJECTS=&gt;(('D', 14), 'S', 3, "Base fix 'Affordable Housing' (CLASS) triggers crisis")(Skill for project)','1: ACTIVATE-ATTEMPTING PROJECTS=&gt;(('H', 9), 'H', 0, "Base fix 'Healthcare' (CLASS) triggers crisis")(Skill for project)','1: ACTIVATE-ATTEMPTING PROJECTS=&gt;1(Consultant fees)','1: ACTIVATE-ATTEMPTING PROJECTS=&gt;3(Dice roll 2D6: skill check)','1: ACTIVATE-ATTEMPTING PROJECTS=&gt;(('S', 7), 'S', 0, "Base fix 'Affordable Housing' (CLASS) triggers crisis")(Skill for project)','1: ACTIVATE-ATTEMPTING PROJECTS=&gt;0(Consultant fees)','1: ACTIVATE-ATTEMPTING PROJECTS=&gt;3(Dice roll 2D6: skill check)','1: ACTIVATE-DOING RESEARCH=&gt;None(Start researching)','1: END-FINALIZING=&gt;Base fix 'Social Inequity' (SOCIAL) triggers crisis(Project abandoned)','1: END-FINALIZING=&gt;Base fix 'Affordable Housing' (CLASS) triggers crisis(Project overskilled for "('D', 14)")','1: END-CRISIS ROLLING=&gt;2(Dice roll 1D6: crisis cat)','1: END-CRISIS ROLLING=&gt;ECONOMIC(Category for crisis)','1: END-CRISIS ROLLING=&gt;6(Dice roll 1D6: node in ECONOMIC)','1: END-CRISIS ROLLING=&gt;4(Dice roll 1D6: node in ECONOMIC)','1: END-CRISIS ROLLING=&gt;1(Dice roll 1D6: node in ECONOMIC)','1: END-CRISIS ROLLING=&gt;Monopoly(Problem for crisis)','1: END-CRISIS ROLLING=&gt;9(Dice roll 2D6: crisis roll for Monopoly)','1: END-CRISIS ROLLING=&gt;9(Crisis roll for node "Monopoly")','1: END-CRISIS ROLLING=&gt;11(Dice roll 2D6: crisis roll for Monopoly)','1: END-CRISIS ROLLING=&gt;11(Crisis roll for node "Monopoly")','1: END-CRISIS ROLLING=&gt;Monopoly(Crisis averted)','2: ENGAGE-DRAWING MONEY=&gt;3(Money drawn)','2: ENGAGE-DRAWING CARDS=&gt;('S', 5)(Card drawn: 1)','2: ENGAGE-DRAWING CARDS=&gt;('H', 12)(Card drawn: 2)','2: ENGAGE-CRISIS RISING','2: ENGAGE-DRAWING MONEY=&gt;3(Money drawn)','2: ENGAGE-DRAWING CARDS=&gt;('H', 7)(Card drawn: 1)','2: ENGAGE-DRAWING CARDS=&gt;('C', 7)(Card drawn: 2)','2: ENGAGE-DRAWING MONEY=&gt;3(Money drawn)','2: ENGAGE-DRAWING CARDS=&gt;('C', 1)(Card drawn: 1)','2: ENGAGE-DRAWING CARDS=&gt;('S', 7)(Card drawn: 2)','2: ENGAGE-CRISIS RISING','2: ENGAGE-DRAWING MONEY=&gt;3(Money drawn)','2: ENGAGE-DRAWING CARDS=&gt;('D', 11)(Card drawn: 1)','2: ENGAGE-DRAWING CARDS=&gt;('C', 3)(Card drawn: 2)','2: ENGAGE-DRAWING MONEY=&gt;3(Money drawn)','2: ENGAGE-DRAWING CARDS=&gt;('S', 3)(Card drawn: 1)','2: ENGAGE-DRAWING CARDS=&gt;('S', 8)(Card drawn: 2)','2: ENGAGE-DRAWING MONEY=&gt;3(Money drawn)','2: ENGAGE-DRAWING CARDS=&gt;('D', 9)(Card drawn: 1)','2: ENGAGE-DRAWING CARDS=&gt;('S', 10)(Card drawn: 2)','2: ACTIVATE-ATTEMPTING PROJECTS=&gt;(('C', 6), 'C', 1, "Base fix 'Unsustainable Harvesting' (INDUSTRIAL) triggers crisis")(Skill for project)','2: ACTIVATE-ATTEMPTING PROJECTS=&gt;0(Consultant fees)','2: ACTIVATE-ATTEMPTING PROJECTS=&gt;8(Dice roll 2D6: skill check)','2: ACTIVATE-ATTEMPTING PROJECTS=&gt;(('S', 5), 'S', 1, "Base fix 'Unsustainable Harvesting' (INDUSTRIAL) triggers crisis")(Skill for project)','2: ACTIVATE-ATTEMPTING PROJECTS=&gt;3(Consultant fees)','2: ACTIVATE-ATTEMPTING PROJECTS=&gt;8(Dice roll 2D6: skill check)','2: ACTIVATE-ATTEMPTING PROJECTS=&gt;(('C', 7), 'C', 0, "Base fix 'Unsustainable Harvesting' (INDUSTRIAL) triggers crisis")(Skill for project)','2: ACTIVATE-ATTEMPTING PROJECTS=&gt;1(Consultant fees)','2: ACTIVATE-ATTEMPTING PROJECTS=&gt;10(Dice roll 2D6: skill check)','2: ACTIVATE-ATTEMPTING PROJECTS=&gt;(('H', 12), 'H', 0, "Base fix 'Healthcare' (CLASS) triggers crisis")(Skill for project)','2: ACTIVATE-ATTEMPTING PROJECTS=&gt;1(Consultant fees)','2: ACTIVATE-ATTEMPTING PROJECTS=&gt;9(Dice roll 2D6: skill check)','2: ACTIVATE-DOING RESEARCH=&gt;None(Start researching)','2: ACTIVATE-ATTEMPTING PROJECTS=&gt;Base(Start project: type)','2: ACTIVATE-ATTEMPTING PROJECTS=&gt;INDUSTRIAL(Start project: fix category)','2: ACTIVATE-ATTEMPTING PROJECTS=&gt;Polluting Industry(Start project: fix problem)','2: ACTIVATE-ATTEMPTING PROJECTS=&gt;Base fix 'Polluting Industry' (INDUSTRIAL) triggers crisis(Project started)','2: ACTIVATE-ATTEMPTING PROJECTS=&gt;(('H', 7), 'H', 3, "Base fix 'Healthcare' (CLASS) triggers crisis")(Skill for project)','2: ACTIVATE-ATTEMPTING PROJECTS=&gt;2(Consultant fees)','2: ACTIVATE-ATTEMPTING PROJECTS=&gt;5(Dice roll 2D6: skill check)','2: ACTIVATE-ATTEMPTING PROJECTS=&gt;(('S', 11), 'S', 0, "Base fix 'Polluting Industry' (INDUSTRIAL) triggers crisis")(Skill for project)','2: ACTIVATE-ATTEMPTING PROJECTS=&gt;0(Consultant fees)','2: ACTIVATE-ATTEMPTING PROJECTS=&gt;7(Dice roll 2D6: skill check)','2: ACTIVATE-ATTEMPTING PROJECTS=&gt;(('C', 7), 'C', 2, "Base fix 'Polluting Industry' (INDUSTRIAL) triggers crisis")(Skill for project)','2: ACTIVATE-ATTEMPTING PROJECTS=&gt;3(Consultant fees)','2: ACTIVATE-ATTEMPTING PROJECTS=&gt;6(Dice roll 2D6: skill check)','2: ACTIVATE-ATTEMPTING PROJECTS=&gt;(('C', 12), 'C', 1, "Base fix 'Polluting Industry' (INDUSTRIAL) triggers crisis")(Skill for project)','2: ACTIVATE-ATTEMPTING PROJECTS=&gt;0(Consultant fees)','2: ACTIVATE-ATTEMPTING PROJECTS=&gt;9(Dice roll 2D6: skill check)','2: ACTIVATE-ATTEMPTING PROJECTS=&gt;None(Skill for project)','2: ACTIVATE-DOING RESEARCH=&gt;None(Start researching)','2: ACTIVATE-ATTEMPTING PROJECTS=&gt;(('C', 1), 'C', 0, "Base fix 'Unsustainable Harvesting' (INDUSTRIAL) triggers crisis")(Skill for project)','2: ACTIVATE-ATTEMPTING PROJECTS=&gt;0(Consultant fees)','2: ACTIVATE-ATTEMPTING PROJECTS=&gt;9(Dice roll 2D6: skill check)','2: ACTIVATE-ATTEMPTING PROJECTS=&gt;(('S', 7), 'S', 0, "Base fix 'Unsustainable Harvesting' (INDUSTRIAL) triggers crisis")(Skill for project)','2: ACTIVATE-ATTEMPTING PROJECTS=&gt;0(Consultant fees)','2: ACTIVATE-ATTEMPTING PROJECTS=&gt;4(Dice roll 2D6: skill check)','2: ACTIVATE-DOING RESEARCH=&gt;None(Start researching)','2: ACTIVATE-ATTEMPTING PROJECTS=&gt;Remove-Tradeoff(Start project: type)','2: ACTIVATE-ATTEMPTING PROJECTS=&gt;SOCIAL(Start project: fix category)','2: ACTIVATE-ATTEMPTING PROJECTS=&gt;Political Voice(Start project: fix problem)','2: ACTIVATE-ATTEMPTING PROJECTS=&gt;Improved fix 'Political Voice' (SOCIAL)(Project started)','2: ACTIVATE-ATTEMPTING PROJECTS=&gt;(('C', 3), 'C', 0, "Base fix 'Unsustainable Harvesting' (INDUSTRIAL) triggers crisis")(Skill for project)','2: ACTIVATE-ATTEMPTING PROJECTS=&gt;2(Consultant fees)','2: ACTIVATE-ATTEMPTING PROJECTS=&gt;3(Dice roll 2D6: skill check)','2: ACTIVATE-ATTEMPTING PROJECTS=&gt;(('D', 11), 'D', 2, "Improved fix 'Political Voice' (SOCIAL)")(Skill for project)','2: ACTIVATE-ATTEMPTING PROJECTS=&gt;0(Consultant fees)','2: ACTIVATE-ATTEMPTING PROJECTS=&gt;6(Dice roll 2D6: skill check)','2: ACTIVATE-ATTEMPTING PROJECTS=&gt;(('C', 3), 'C', 2, "Base fix 'Unsustainable Harvesting' (INDUSTRIAL) triggers crisis")(Skill for project)','2: ACTIVATE-ATTEMPTING PROJECTS=&gt;0(Consultant fees)','2: ACTIVATE-ATTEMPTING PROJECTS=&gt;7(Dice roll 2D6: skill check)','2: ACTIVATE-ATTEMPTING PROJECTS=&gt;None(Skill for project)','2: ACTIVATE-DOING RESEARCH=&gt;None(Start researching)','2: ACTIVATE-ATTEMPTING PROJECTS=&gt;Base(Start project: type)','2: ACTIVATE-ATTEMPTING PROJECTS=&gt;SOCIAL(Start project: fix category)','2: ACTIVATE-ATTEMPTING PROJECTS=&gt;Political Voice(Start project: fix problem)','2: ACTIVATE-ATTEMPTING PROJECTS=&gt;Base fix 'Political Voice' (SOCIAL) triggers crisis(Project started)','2: ACTIVATE-ATTEMPTING PROJECTS=&gt;(('S', 8), 'S', 2, "Base fix 'Affordable Housing' (CLASS) triggers crisis")(Skill for project)','2: ACTIVATE-ATTEMPTING PROJECTS=&gt;0(Consultant fees)','2: ACTIVATE-ATTEMPTING PROJECTS=&gt;8(Dice roll 2D6: skill check)','2: ACTIVATE-ATTEMPTING PROJECTS=&gt;(('H', 11), 'H', 0, "Base fix 'Healthcare' (CLASS) triggers crisis")(Skill for project)','2: ACTIVATE-ATTEMPTING PROJECTS=&gt;1(Consultant fees)','2: ACTIVATE-ATTEMPTING PROJECTS=&gt;8(Dice roll 2D6: skill check)','2: ACTIVATE-ATTEMPTING PROJECTS=&gt;None(Skill for project)','2: ACTIVATE-DOING RESEARCH=&gt;None(Start researching)','2: ACTIVATE-ATTEMPTING PROJECTS=&gt;None(Skill for project)','2: ACTIVATE-DOING RESEARCH=&gt;None(Start researching)','2: END-FINALIZING=&gt;Base fix 'Political Voice' (SOCIAL) triggers crisis(Project abandoned)','2: END-CRISIS ROLLING=&gt;2(Dice roll 1D6: crisis cat)','2: END-CRISIS ROLLING=&gt;ECONOMIC(Category for crisis)','2: END-CRISIS ROLLING=&gt;4(Dice roll 1D6: node in ECONOMIC)','2: END-CRISIS ROLLING=&gt;6(Dice roll 1D6: node in ECONOMIC)','2: END-CRISIS ROLLING=&gt;4(Dice roll 1D6: node in ECONOMIC)','2: END-CRISIS ROLLING=&gt;2(Dice roll 1D6: node in ECONOMIC)','2: END-CRISIS ROLLING=&gt;Market Externalities(Problem for crisis)','2: END-CRISIS ROLLING=&gt;10(Dice roll 2D6: crisis roll for Market Externalities)','2: END-CRISIS ROLLING=&gt;10(Crisis roll for node "Market Externalities")','2: END-CRISIS ROLLING=&gt;2(Dice roll 2D6: crisis roll for Market Externalities)','2: END-CRISIS ROLLING=&gt;2(Crisis roll for node "Market Externalities")','2: END-CRISIS ROLLING=&gt;Economic Inequality(Now in crisis (cascaded from: Market Externalities))','2: END-CRISIS ROLLING=&gt;Inefficiency(Now in crisis (cascaded from: Market Externalities))','3: ENGAGE-DRAWING MONEY=&gt;2(Money drawn)','3: ENGAGE-DRAWING CARDS=&gt;('D', 3)(Card drawn: 1)','3: ENGAGE-DRAWING CARDS=&gt;('H', 9)(Card drawn: 2)','3: ENGAGE-CRISIS RISING','3: ENGAGE-DRAWING MONEY=&gt;2(Money drawn)','3: ENGAGE-DRAWING CARDS=&gt;('H', 13)(Card drawn: 1)','3: ENGAGE-DRAWING CARDS=&gt;('H', 10)(Card drawn: 2)','3: ENGAGE-DRAWING MONEY=&gt;2(Money drawn)','3: ENGAGE-DRAWING CARDS=&gt;('S', 13)(Card drawn: 1)','3: ENGAGE-DRAWING CARDS=&gt;('S', 14)(Card drawn: 2)','3: ENGAGE-CRISIS RISING','3: ENGAGE-DRAWING MONEY=&gt;2(Money drawn)','3: ENGAGE-DRAWING CARDS=&gt;('H', 14)(Card drawn: 1)','3: ENGAGE-DRAWING CARDS=&gt;('C', 9)(Card drawn: 2)','3: ENGAGE-DRAWING MONEY=&gt;2(Money drawn)','3: ENGAGE-DRAWING CARDS=&gt;('H', 6)(Card drawn: 1)','3: ENGAGE-DRAWING CARDS=&gt;('S', 12)(Card drawn: 2)','3: ENGAGE-DRAWING MONEY=&gt;2(Money drawn)','3: ENGAGE-DRAWING CARDS=&gt;('C', 8)(Card drawn: 1)','3: ENGAGE-DRAWING CARDS=&gt;('S', 9)(Card drawn: 2)','3: ACTIVATE-ATTEMPTING PROJECTS=&gt;(('H', 9), 'H', 1, "Base fix 'Healthcare' (CLASS) triggers crisis")(Skill for project)','3: ACTIVATE-ATTEMPTING PROJECTS=&gt;2(Consultant fees)','3: ACTIVATE-ATTEMPTING PROJECTS=&gt;7(Dice roll 2D6: skill check)','3: ACTIVATE-ATTEMPTING PROJECTS=&gt;None(Skill for project)','3: ACTIVATE-DOING RESEARCH=&gt;None(Start researching)','3: ACTIVATE-ATTEMPTING PROJECTS=&gt;(('H', 13), 'H', 1, "Improved fix 'Political Voice' (SOCIAL)")(Skill for project)','3: ACTIVATE-ATTEMPTING PROJECTS=&gt;1(Consultant fees)','3: ACTIVATE-ATTEMPTING PROJECTS=&gt;6(Dice roll 2D6: skill check)','3: ACTIVATE-ATTEMPTING PROJECTS=&gt;(('H', 10), 'H', 1, "Base fix 'Healthcare' (CLASS) triggers crisis")(Skill for project)','3: ACTIVATE-ATTEMPTING PROJECTS=&gt;0(Consultant fees)','3: ACTIVATE-ATTEMPTING PROJECTS=&gt;5(Dice roll 2D6: skill check)','3: ACTIVATE-ATTEMPTING PROJECTS=&gt;None(Skill for project)','3: ACTIVATE-DOING RESEARCH=&gt;None(Start researching)','3: ACTIVATE-ATTEMPTING PROJECTS=&gt;(('S', 13), 'S', 0, "Base fix 'Polluting Industry' (INDUSTRIAL) triggers crisis")(Skill for project)','3: ACTIVATE-ATTEMPTING PROJECTS=&gt;0(Consultant fees)','3: ACTIVATE-ATTEMPTING PROJECTS=&gt;11(Dice roll 2D6: skill check)','3: ACTIVATE-ATTEMPTING PROJECTS=&gt;(('S', 14), 'S', 0, "Base fix 'Healthcare' (CLASS) triggers crisis")(Skill for project)','3: ACTIVATE-DOING RESEARCH=&gt;None(Start researching)','3: ACTIVATE-ATTEMPTING PROJECTS=&gt;(('H', 14), 'S', 2, "Base fix 'Unsustainable Harvesting' (INDUSTRIAL) triggers crisis")(Skill for project)','3: ACTIVATE-ATTEMPTING PROJECTS=&gt;(('C', 10), 'C', 1, "Base fix 'Unsustainable Harvesting' (INDUSTRIAL) triggers crisis")(Skill for project)','3: ACTIVATE-ATTEMPTING PROJECTS=&gt;1(Consultant fees)','3: ACTIVATE-ATTEMPTING PROJECTS=&gt;7(Dice roll 2D6: skill check)','3: ACTIVATE-ATTEMPTING PROJECTS=&gt;None(Skill for project)','3: ACTIVATE-DOING RESEARCH=&gt;None(Start researching)','3: ACTIVATE-ATTEMPTING PROJECTS=&gt;Base(Start project: type)','3: ACTIVATE-ATTEMPTING PROJECTS=&gt;SOCIAL(Start project: fix category)','3: ACTIVATE-ATTEMPTING PROJECTS=&gt;Political Voice(Start project: fix problem)','3: ACTIVATE-ATTEMPTING PROJECTS=&gt;Base fix 'Political Voice' (SOCIAL) triggers crisis(Project started)','3: ACTIVATE-ATTEMPTING PROJECTS=&gt;None(Skill for project)','3: ACTIVATE-DOING RESEARCH=&gt;None(Start researching)','3: ACTIVATE-ATTEMPTING PROJECTS=&gt;(('D', 9), 'D', 1, "Improved fix 'Political Voice' (SOCIAL)")(Skill for project)','3: ACTIVATE-ATTEMPTING PROJECTS=&gt;2(Consultant fees)','3: ACTIVATE-ATTEMPTING PROJECTS=&gt;8(Dice roll 2D6: skill check)','3: ACTIVATE-ATTEMPTING PROJECTS=&gt;(('S', 9), 'S', 3, "Base fix 'Healthcare' (CLASS) triggers crisis")(Skill for project)','3: ACTIVATE-ATTEMPTING PROJECTS=&gt;1(Consultant fees)','3: ACTIVATE-ATTEMPTING PROJECTS=&gt;5(Dice roll 2D6: skill check)','3: ACTIVATE-ATTEMPTING PROJECTS=&gt;(('S', 10), 'S', 1, "Base fix 'Polluting Industry' (INDUSTRIAL) triggers crisis")(Skill for project)','3: ACTIVATE-ATTEMPTING PROJECTS=&gt;0(Consultant fees)','3: ACTIVATE-ATTEMPTING PROJECTS=&gt;11(Dice roll 2D6: skill check)','3: ACTIVATE-ATTEMPTING PROJECTS=&gt;None(Skill for project)','3: ACTIVATE-DOING RESEARCH=&gt;None(Start researching)','3: END-FINALIZING=&gt;Base fix 'Affordable Housing' (CLASS) triggers crisis(Project abandoned)','3: END-FINALIZING=&gt;Base fix 'Political Voice' (SOCIAL) triggers crisis(Project abandoned)','3: END-FINALIZING=&gt;Base fix 'Healthcare' (CLASS) triggers crisis(Project overskilled for "('S', 14)")','3: END-FINALIZING=&gt;Base fix 'Unsustainable Harvesting' (INDUSTRIAL) triggers crisis(Project overskilled for "('H', 14)")','3: END-CRISIS ROLLING=&gt;2(Dice roll 1D6: crisis cat)','3: END-CRISIS ROLLING=&gt;ECONOMIC(Category for crisis)','3: END-CRISIS ROLLING=&gt;2(Dice roll 1D6: node in ECONOMIC)','3: END-CRISIS ROLLING=&gt;Market Externalities(Problem for crisis)','3: END-CRISIS ROLLING=&gt;7(Dice roll 2D6: crisis roll for Market Externalities)','3: END-CRISIS ROLLING=&gt;7(Crisis roll for node "Market Externalities")','3: END-CRISIS ROLLING=&gt;Land Conversion(Now in crisis (cascaded from: Market Externalities))','3: END-CRISIS ROLLING=&gt;5(Dice roll 1D6: crisis cat)','3: END-CRISIS ROLLING=&gt;ENVIRONMENTAL(Category for crisis)','3: END-CRISIS ROLLING=&gt;4(Dice roll 1D6: node in ENVIRONMENTAL)','3: END-CRISIS ROLLING=&gt;Air &amp; Ozone Degradation(Problem for crisis)','3: END-CRISIS ROLLING=&gt;7(Dice roll 2D6: crisis roll for Air &amp; Ozone Degradation)','3: END-CRISIS ROLLING=&gt;7(Crisis roll for node "Air &amp; Ozone Degradation")','3: END-CRISIS ROLLING=&gt;Air &amp; Ozone Degradation(Now in crisis)','4: ENGAGE-DRAWING MONEY=&gt;2(Money drawn)','4: ENGAGE-DRAWING CARDS=&gt;('S', 12)(Card drawn: 1)','4: ENGAGE-DRAWING CARDS=&gt;('C', 10)(Card drawn: 2)','4: ENGAGE-CRISIS RISING','4: ENGAGE-DRAWING MONEY=&gt;2(Money drawn)','4: ENGAGE-DRAWING CARDS=&gt;('D', 8)(Card drawn: 1)','4: ENGAGE-DRAWING CARDS=&gt;('H', 5)(Card drawn: 2)','4: ENGAGE-DRAWING MONEY=&gt;2(Money drawn)','4: ENGAGE-DRAWING CARDS=&gt;('S', 8)(Card drawn: 1)','4: ENGAGE-DRAWING CARDS=&gt;('D', 10)(Card drawn: 2)','4: ENGAGE-CRISIS RISING','4: ENGAGE-DRAWING MONEY=&gt;2(Money drawn)','4: ENGAGE-DRAWING CARDS=&gt;('S', 5)(Card drawn: 1)','4: ENGAGE-DRAWING CARDS=&gt;('S', 4)(Card drawn: 2)','4: ENGAGE-DRAWING MONEY=&gt;2(Money drawn)','4: ENGAGE-DRAWING CARDS=&gt;('H', 12)(Card drawn: 1)','4: ENGAGE-DRAWING CARDS=&gt;('S', 3)(Card drawn: 2)','4: ENGAGE-DRAWING MONEY=&gt;2(Money drawn)','4: ENGAGE-DRAWING CARDS=&gt;('D', 1)(Card drawn: 1)','4: ENGAGE-DRAWING CARDS=&gt;('D', 6)(Card drawn: 2)','4: ACTIVATE-ATTEMPTING PROJECTS=&gt;(('C', 10), 'C', 2, "Base fix 'Unsustainable Harvesting' (INDUSTRIAL) triggers crisis")(Skill for project)','4: ACTIVATE-ATTEMPTING PROJECTS=&gt;1(Consultant fees)','4: ACTIVATE-ATTEMPTING PROJECTS=&gt;10(Dice roll 2D6: skill check)','4: ACTIVATE-ATTEMPTING PROJECTS=&gt;None(Skill for project)','4: ACTIVATE-DOING RESEARCH=&gt;None(Start researching)','4: ACTIVATE-ATTEMPTING PROJECTS=&gt;(('C', 11), 'C', 0, "Base fix 'Polluting Industry' (INDUSTRIAL) triggers crisis")(Skill for project)','4: ACTIVATE-ATTEMPTING PROJECTS=&gt;0(Consultant fees)','4: ACTIVATE-ATTEMPTING PROJECTS=&gt;7(Dice roll 2D6: skill check)','4: ACTIVATE-ATTEMPTING PROJECTS=&gt;(('H', 5), 'H', 1, "Improved fix 'Political Voice' (SOCIAL)")(Skill for project)','4: ACTIVATE-ATTEMPTING PROJECTS=&gt;1(Consultant fees)','4: ACTIVATE-ATTEMPTING PROJECTS=&gt;3(Dice roll 2D6: skill check)','4: ACTIVATE-ATTEMPTING PROJECTS=&gt;(('D', 8), 'D', 0, "Improved fix 'Political Voice' (SOCIAL)")(Skill for project)','4: ACTIVATE-ATTEMPTING PROJECTS=&gt;2(Consultant fees)','4: ACTIVATE-ATTEMPTING PROJECTS=&gt;7(Dice roll 2D6: skill check)','4: ACTIVATE-DOING RESEARCH=&gt;None(Start researching)','4: ACTIVATE-ATTEMPTING PROJECTS=&gt;(('S', 8), 'S', 0, "Base fix 'Polluting Industry' (INDUSTRIAL) triggers crisis")(Skill for project)','4: ACTIVATE-ATTEMPTING PROJECTS=&gt;3(Consultant fees)','4: ACTIVATE-ATTEMPTING PROJECTS=&gt;2(Dice roll 2D6: skill check)','4: ACTIVATE-ATTEMPTING PROJECTS=&gt;None(Skill for project)','4: ACTIVATE-DOING RESEARCH=&gt;None(Start researching)','4: ACTIVATE-ATTEMPTING PROJECTS=&gt;(('S', 4), 'S', 3, "Base fix 'Polluting Industry' (INDUSTRIAL) triggers crisis")(Skill for project)','4: ACTIVATE-ATTEMPTING PROJECTS=&gt;2(Consultant fees)','4: ACTIVATE-ATTEMPTING PROJECTS=&gt;4(Dice roll 2D6: skill check)','4: ACTIVATE-ATTEMPTING PROJECTS=&gt;(('S', 5), 'S', 2, "Base fix 'Unsustainable Harvesting' (INDUSTRIAL) triggers crisis")(Skill for project)','4: ACTIVATE-ATTEMPTING PROJECTS=&gt;1(Consultant fees)','4: ACTIVATE-ATTEMPTING PROJECTS=&gt;9(Dice roll 2D6: skill check)','4: ACTIVATE-ATTEMPTING PROJECTS=&gt;(('C', 9), 'C', 1, "Base fix 'Unsustainable Harvesting' (INDUSTRIAL) triggers crisis")(Skill for project)','4: ACTIVATE-ATTEMPTING PROJECTS=&gt;1(Consultant fees)','4: ACTIVATE-ATTEMPTING PROJECTS=&gt;6(Dice roll 2D6: skill check)','4: ACTIVATE-ATTEMPTING PROJECTS=&gt;None(Skill for project)','4: ACTIVATE-DOING RESEARCH=&gt;None(Start researching)','4: ACTIVATE-ATTEMPTING PROJECTS=&gt;Remove-Tradeoff(Start project: type)','4: ACTIVATE-ATTEMPTING PROJECTS=&gt;SOCIAL(Start project: fix category)','4: ACTIVATE-ATTEMPTING PROJECTS=&gt;Education(Start project: fix problem)','4: ACTIVATE-ATTEMPTING PROJECTS=&gt;Improved fix 'Education' (SOCIAL)(Project started)','4: ACTIVATE-ATTEMPTING PROJECTS=&gt;(('H', 6), 'H', 1, "Base fix 'Healthcare' (CLASS) triggers crisis")(Skill for project)','4: ACTIVATE-ATTEMPTING PROJECTS=&gt;2(Consultant fees)','4: ACTIVATE-ATTEMPTING PROJECTS=&gt;6(Dice roll 2D6: skill check)','4: ACTIVATE-ATTEMPTING PROJECTS=&gt;(('S', 3), 'S', 3, "Base fix 'Polluting Industry' (INDUSTRIAL) triggers crisis")(Skill for project)','4: ACTIVATE-ATTEMPTING PROJECTS=&gt;4(Consultant fees)','4: ACTIVATE-ATTEMPTING PROJECTS=&gt;7(Dice roll 2D6: skill check)','4: ACTIVATE-ATTEMPTING PROJECTS=&gt;(('H', 12), 'H', 2, "Improved fix 'Education' (SOCIAL)")(Skill for project)','4: ACTIVATE-ATTEMPTING PROJECTS=&gt;0(Consultant fees)','4: ACTIVATE-ATTEMPTING PROJECTS=&gt;10(Dice roll 2D6: skill check)','4: ACTIVATE-ATTEMPTING PROJECTS=&gt;(('S', 3), 'S', 0, "Base fix 'Unsustainable Harvesting' (INDUSTRIAL) triggers crisis")(Skill for project)','4: ACTIVATE-ATTEMPTING PROJECTS=&gt;2(Consultant fees)','4: ACTIVATE-ATTEMPTING PROJECTS=&gt;6(Dice roll 2D6: skill check)','4: ACTIVATE-ATTEMPTING PROJECTS=&gt;(('S', 12), 'S', 0, "Base fix 'Unsustainable Harvesting' (INDUSTRIAL) triggers crisis")(Skill for project)','4: ACTIVATE-ATTEMPTING PROJECTS=&gt;12(Dice roll 2D6: skill check)','4: ACTIVATE-ATTEMPTING PROJECTS=&gt;1(Added a crisis chip)','4: ACTIVATE-DOING RESEARCH=&gt;None(Start researching)','4: ACTIVATE-ATTEMPTING PROJECTS=&gt;Base(Start project: type)','4: ACTIVATE-ATTEMPTING PROJECTS=&gt;CLASS(Start project: fix category)','4: ACTIVATE-ATTEMPTING PROJECTS=&gt;Energy Shortage(Start project: fix problem)','4: ACTIVATE-ATTEMPTING PROJECTS=&gt;Base fix 'Energy Shortage' (CLASS) triggers crisis(Project started)','4: ACTIVATE-ATTEMPTING PROJECTS=&gt;(('C', 8), 'C', 1, "Base fix 'Unsustainable Harvesting' (INDUSTRIAL) triggers crisis")(Skill for project)','4: ACTIVATE-ATTEMPTING PROJECTS=&gt;3(Consultant fees)','4: ACTIVATE-ATTEMPTING PROJECTS=&gt;11(Dice roll 2D6: skill check)','4: ACTIVATE-ATTEMPTING PROJECTS=&gt;(('D', 6), 'D', 2, "Improved fix 'Political Voice' (SOCIAL)")(Skill for project)','4: ACTIVATE-ATTEMPTING PROJECTS=&gt;5(Consultant fees)','4: ACTIVATE-ATTEMPTING PROJECTS=&gt;10(Dice roll 2D6: skill check)','4: ACTIVATE-ATTEMPTING PROJECTS=&gt;(('D', 1), 'D', 1, "Improved fix 'Political Voice' (SOCIAL)")(Skill for project)','4: ACTIVATE-ATTEMPTING PROJECTS=&gt;1(Consultant fees)','4: ACTIVATE-ATTEMPTING PROJECTS=&gt;7(Dice roll 2D6: skill check)','4: ACTIVATE-ATTEMPTING PROJECTS=&gt;(('D', 2), 'D', 0, "Improved fix 'Political Voice' (SOCIAL)")(Skill for project)','4: ACTIVATE-ATTEMPTING PROJECTS=&gt;7(Dice roll 2D6: skill check)','4: ACTIVATE-DOING RESEARCH=&gt;None(Start researching)','4: END-FINALIZING=&gt;Base fix 'Energy Shortage' (CLASS) triggers crisis(Project abandoned)','4: END-CRISIS ROLLING=&gt;4(Dice roll 1D6: crisis cat)','4: END-CRISIS ROLLING=&gt;CLASS(Category for crisis)','4: END-CRISIS ROLLING=&gt;1(Dice roll 1D6: node in CLASS)','4: END-CRISIS ROLLING=&gt;Healthcare(Problem for crisis)','4: END-CRISIS ROLLING=&gt;6(Dice roll 2D6: crisis roll for Healthcare)','4: END-CRISIS ROLLING=&gt;6(Crisis roll for node "Healthcare")','4: END-CRISIS ROLLING=&gt;Healthcare(Now in crisis)','4: END-CRISIS ROLLING=&gt;6(Dice roll 1D6: crisis cat)','4: END-CRISIS ROLLING=&gt;LIVING STANDARDS(Category for crisis)','4: END-CRISIS ROLLING=&gt;6(Dice roll 1D6: node in LIVING STANDARDS)','4: END-CRISIS ROLLING=&gt;5(Dice roll 1D6: node in LIVING STANDARDS)','4: END-CRISIS ROLLING=&gt;1(Dice roll 1D6: node in LIVING STANDARDS)','4: END-CRISIS ROLLING=&gt;Discrimination(Problem for crisis)','4: END-CRISIS ROLLING=&gt;3(Dice roll 2D6: crisis roll for Discrimination)','4: END-CRISIS ROLLING=&gt;3(Crisis roll for node "Discrimination")','4: END-CRISIS ROLLING=&gt;Education(Now in crisis (cascaded from: Discrimination))','4: END-CRISIS ROLLING=&gt;4(Dice roll 1D6: crisis cat)','4: END-CRISIS ROLLING=&gt;CLASS(Category for crisis)','4: END-CRISIS ROLLING=&gt;2(Dice roll 1D6: node in CLASS)','4: END-CRISIS ROLLING=&gt;Affordable Housing(Problem for crisis)','4: END-CRISIS ROLLING=&gt;12(Dice roll 2D6: crisis roll for Affordable Housing)','4: END-CRISIS ROLLING=&gt;12(Crisis roll for node "Affordable Housing")','4: END-CRISIS ROLLING=&gt;Affordable Housing(Crisis averted)','5: ENGAGE-DRAWING MONEY=&gt;2(Money drawn)','5: ENGAGE-DRAWING CARDS=&gt;('S', 2)(Card drawn: 1)','5: ENGAGE-DRAWING CARDS=&gt;('H', 5)(Card drawn: 2)','5: ENGAGE-CRISIS RISING','5: ENGAGE-DRAWING MONEY=&gt;2(Money drawn)','5: ENGAGE-DRAWING CARDS=&gt;('D', 8)(Card drawn: 1)','5: ENGAGE-DRAWING CARDS=&gt;('C', 9)(Card drawn: 2)','5: ENGAGE-DRAWING MONEY=&gt;2(Money drawn)','5: ENGAGE-DRAWING CARDS=&gt;('H', 8)(Card drawn: 1)','5: ENGAGE-DRAWING CARDS=&gt;('S', 1)(Card drawn: 2)','5: ENGAGE-CRISIS RISING','5: ENGAGE-DRAWING MONEY=&gt;2(Money drawn)','5: ENGAGE-DRAWING CARDS=&gt;('D', 11)(Card drawn: 1)','5: ENGAGE-DRAWING CARDS=&gt;('C', 14)(Card drawn: 2)','5: ENGAGE-DRAWING MONEY=&gt;2(Money drawn)','5: ENGAGE-DRAWING CARDS=&gt;('H', 8)(Card drawn: 1)','5: ENGAGE-DRAWING CARDS=&gt;('C', 11)(Card drawn: 2)','5: ENGAGE-DRAWING MONEY=&gt;2(Money drawn)','5: ENGAGE-DRAWING CARDS=&gt;('C', 4)(Card drawn: 1)','5: ENGAGE-DRAWING CARDS=&gt;('D', 5)(Card drawn: 2)','5: ACTIVATE-ATTEMPTING PROJECTS=&gt;(('H', 5), 'H', 3, "Improved fix 'Political Voice' (SOCIAL)")(Skill for project)','5: ACTIVATE-ATTEMPTING PROJECTS=&gt;4(Consultant fees)','5: ACTIVATE-ATTEMPTING PROJECTS=&gt;6(Dice roll 2D6: skill check)','5: ACTIVATE-ATTEMPTING PROJECTS=&gt;(('S', 2), 'S', 2, "Base fix 'Healthcare' (CLASS) triggers crisis")(Skill for project)','5: ACTIVATE-ATTEMPTING PROJECTS=&gt;2(Consultant fees)','5: ACTIVATE-ATTEMPTING PROJECTS=&gt;7(Dice roll 2D6: skill check)','5: ACTIVATE-ATTEMPTING PROJECTS=&gt;(('D', 3), 'D', 0, "Improved fix 'Political Voice' (SOCIAL)")(Skill for project)','5: ACTIVATE-ATTEMPTING PROJECTS=&gt;1(Consultant fees)','5: ACTIVATE-ATTEMPTING PROJECTS=&gt;2(Dice roll 2D6: skill check)','5: ACTIVATE-ATTEMPTING PROJECTS=&gt;(('S', 12), 'S', 0, "Base fix 'Unsustainable Harvesting' (INDUSTRIAL) triggers crisis")(Skill for project)','5: ACTIVATE-ATTEMPTING PROJECTS=&gt;5(Dice roll 2D6: skill check)','5: ACTIVATE-DOING RESEARCH=&gt;None(Start researching)','5: ACTIVATE-ATTEMPTING PROJECTS=&gt;(('C', 9), 'C', 1, "Base fix 'Unsustainable Harvesting' (INDUSTRIAL) triggers crisis")(Skill for project)','5: ACTIVATE-ATTEMPTING PROJECTS=&gt;1(Consultant fees)','5: ACTIVATE-ATTEMPTING PROJECTS=&gt;6(Dice roll 2D6: skill check)','5: ACTIVATE-ATTEMPTING PROJECTS=&gt;None(Skill for project)','5: ACTIVATE-DOING RESEARCH=&gt;None(Start researching)','5: ACTIVATE-ATTEMPTING PROJECTS=&gt;(('D', 10), 'D', 0, "Improved fix 'Political Voice' (SOCIAL)")(Skill for project)','5: ACTIVATE-ATTEMPTING PROJECTS=&gt;0(Consultant fees)','5: ACTIVATE-ATTEMPTING PROJECTS=&gt;10(Dice roll 2D6: skill check)','5: ACTIVATE-ATTEMPTING PROJECTS=&gt;(('S', 1), 'S', 1, "Base fix 'Unsustainable Harvesting' (INDUSTRIAL) triggers crisis")(Skill for project)','5: ACTIVATE-ATTEMPTING PROJECTS=&gt;1(Consultant fees)','5: ACTIVATE-ATTEMPTING PROJECTS=&gt;9(Dice roll 2D6: skill check)','5: ACTIVATE-ATTEMPTING PROJECTS=&gt;(('H', 8), 'H', 0, "Improved fix 'Political Voice' (SOCIAL)")(Skill for project)','5: ACTIVATE-ATTEMPTING PROJECTS=&gt;0(Consultant fees)','5: ACTIVATE-ATTEMPTING PROJECTS=&gt;9(Dice roll 2D6: skill check)','5: ACTIVATE-DOING RESEARCH=&gt;None(Start researching)','5: ACTIVATE-ATTEMPTING PROJECTS=&gt;(('C', 14), 'D', 2, "Improved fix 'Education' (SOCIAL)")(Skill for project)','5: ACTIVATE-ATTEMPTING PROJECTS=&gt;None(Skill for project)','5: ACTIVATE-DOING RESEARCH=&gt;None(Start researching)','5: ACTIVATE-ATTEMPTING PROJECTS=&gt;(('H', 8), 'H', 0, "Base fix 'Healthcare' (CLASS) triggers crisis")(Skill for project)','5: ACTIVATE-ATTEMPTING PROJECTS=&gt;0(Consultant fees)','5: ACTIVATE-ATTEMPTING PROJECTS=&gt;9(Dice roll 2D6: skill check)','5: ACTIVATE-ATTEMPTING PROJECTS=&gt;None(Skill for project)','5: ACTIVATE-DOING RESEARCH=&gt;None(Start researching)','5: ACTIVATE-ATTEMPTING PROJECTS=&gt;Base(Start project: type)','5: ACTIVATE-ATTEMPTING PROJECTS=&gt;ECONOMIC(Start project: fix category)','5: ACTIVATE-ATTEMPTING PROJECTS=&gt;Market Externalities(Start project: fix problem)','5: ACTIVATE-ATTEMPTING PROJECTS=&gt;Base fix 'Market Externalities' (ECONOMIC) triggers crisis(Project started)','5: ACTIVATE-ATTEMPTING PROJECTS=&gt;(('D', 5), 'D', 1, "Improved fix 'Education' (SOCIAL)")(Skill for project)','5: ACTIVATE-ATTEMPTING PROJECTS=&gt;0(Consultant fees)','5: ACTIVATE-ATTEMPTING PROJECTS=&gt;4(Dice roll 2D6: skill check)','5: ACTIVATE-ATTEMPTING PROJECTS=&gt;None(Skill for project)','5: ACTIVATE-DOING RESEARCH=&gt;None(Start researching)','6: END-FINALIZING=&gt;Base fix 'Polluting Industry' (INDUSTRIAL) triggers crisis(Project abandoned)','6: END-FINALIZING=&gt;Base fix 'Market Externalities' (ECONOMIC) triggers crisis(Project abandoned)','6: END-FINALIZING=&gt;Improved fix 'Education' (SOCIAL)(Project overskilled for "('C', 14)")','6: END-CRISIS ROLLING=&gt;6(Dice roll 1D6: crisis cat)','6: END-CRISIS ROLLING=&gt;LIVING STANDARDS(Category for crisis)','6: END-CRISIS ROLLING=&gt;2(Dice roll 1D6: node in LIVING STANDARDS)','6: END-CRISIS ROLLING=&gt;Low Labour Standards(Problem for crisis)','6: END-CRISIS ROLLING=&gt;6(Dice roll 2D6: crisis roll for Low Labour Standards)','6: END-CRISIS ROLLING=&gt;6(Crisis roll for node "Low Labour Standards")','6: END-CRISIS ROLLING=&gt;Low Labour Standards(Now in crisis)','6: END-CRISIS ROLLING=&gt;1(Dice roll 1D6: crisis cat)','6: END-CRISIS ROLLING=&gt;INDUSTRIAL(Category for crisis)','6: END-CRISIS ROLLING=&gt;2(Dice roll 1D6: node in INDUSTRIAL)','6: END-CRISIS ROLLING=&gt;Fossil Fuel Dependency(Problem for crisis)','6: END-CRISIS ROLLING=&gt;10(Dice roll 2D6: crisis roll for Fossil Fuel Dependency)','6: END-CRISIS ROLLING=&gt;10(Crisis roll for node "Fossil Fuel Dependency")','6: END-CRISIS ROLLING=&gt;Fossil Fuel Dependency(Crisis averted)','6: ENGAGE-DRAWING MONEY=&gt;2(Money drawn)','6: ENGAGE-DRAWING CARDS=&gt;('D', 7)(Card drawn: 1)','6: ENGAGE-DRAWING CARDS=&gt;('C', 1)(Card drawn: 2)','6: ENGAGE-CRISIS RISING','6: ENGAGE-DRAWING MONEY=&gt;2(Money drawn)','6: ENGAGE-DRAWING CARDS=&gt;('C', 5)(Card drawn: 1)','6: ENGAGE-DRAWING CARDS=&gt;('C', 13)(Card drawn: 2)','6: ENGAGE-DRAWING MONEY=&gt;2(Money drawn)','6: ENGAGE-DRAWING CARDS=&gt;('H', 4)(Card drawn: 1)','6: ENGAGE-DRAWING CARDS=&gt;('D', 10)(Card drawn: 2)','6: ENGAGE-CRISIS RISING','6: ENGAGE-DRAWING MONEY=&gt;2(Money drawn)','6: ENGAGE-DRAWING CARDS=&gt;('C', 6)(Card drawn: 1)','6: ENGAGE-DRAWING CARDS=&gt;('C', 13)(Card drawn: 2)','6: ENGAGE-DRAWING MONEY=&gt;2(Money drawn)','6: ENGAGE-DRAWING CARDS=&gt;('C', 5)(Card drawn: 1)','6: ENGAGE-DRAWING CARDS=&gt;('S', 13)(Card drawn: 2)','6: ENGAGE-DRAWING MONEY=&gt;2(Money drawn)','6: ENGAGE-DRAWING CARDS=&gt;('C', 8)(Card drawn: 1)','6: ENGAGE-DRAWING CARDS=&gt;('S', 1)(Card drawn: 2)','6: ACTIVATE-ATTEMPTING PROJECTS=&gt;(('D', 7), 'D', 0, "Improved fix 'Education' (SOCIAL)")(Skill for project)','6: ACTIVATE-ATTEMPTING PROJECTS=&gt;0(Consultant fees)','6: ACTIVATE-ATTEMPTING PROJECTS=&gt;9(Dice roll 2D6: skill check)','6: ACTIVATE-ATTEMPTING PROJECTS=&gt;None(Skill for project)','6: ACTIVATE-DOING RESEARCH=&gt;None(Start researching)','6: ACTIVATE-ATTEMPTING PROJECTS=&gt;Remove-Tradeoff(Start project: type)','6: ACTIVATE-ATTEMPTING PROJECTS=&gt;CLASS(Start project: fix category)','6: ACTIVATE-ATTEMPTING PROJECTS=&gt;Energy Shortage(Start project: fix problem)','6: ACTIVATE-ATTEMPTING PROJECTS=&gt;Improved fix 'Energy Shortage' (CLASS)(Project started)','6: ACTIVATE-ATTEMPTING PROJECTS=&gt;(('D', 8), 'D', 0, "Improved fix 'Education' (SOCIAL)")(Skill for project)','6: ACTIVATE-ATTEMPTING PROJECTS=&gt;3(Consultant fees)','6: ACTIVATE-ATTEMPTING PROJECTS=&gt;9(Dice roll 2D6: skill check)','6: ACTIVATE-ATTEMPTING PROJECTS=&gt;(('C', 13), 'C', 1, "Base fix 'Unsustainable Harvesting' (INDUSTRIAL) triggers crisis")(Skill for project)','6: ACTIVATE-ATTEMPTING PROJECTS=&gt;1(Consultant fees)','6: ACTIVATE-ATTEMPTING PROJECTS=&gt;9(Dice roll 2D6: skill check)','6: ACTIVATE-ATTEMPTING PROJECTS=&gt;None(Skill for project)','6: ACTIVATE-DOING RESEARCH=&gt;None(Start researching)','6: ACTIVATE-ATTEMPTING PROJECTS=&gt;(('D', 10), 'D', 1, "Improved fix 'Education' (SOCIAL)")(Skill for project)','6: ACTIVATE-ATTEMPTING PROJECTS=&gt;1(Consultant fees)','6: ACTIVATE-ATTEMPTING PROJECTS=&gt;10(Dice roll 2D6: skill check)','6: ACTIVATE-ATTEMPTING PROJECTS=&gt;(('H', 4), 'H', 0, "Improved fix 'Political Voice' (SOCIAL)")(Skill for project)','6: ACTIVATE-ATTEMPTING PROJECTS=&gt;7(Consultant fees)','6: ACTIVATE-ATTEMPTING PROJECTS=&gt;8(Dice roll 2D6: skill check)','6: ACTIVATE-DOING RESEARCH=&gt;None(Start researching)','6: ACTIVATE-ATTEMPTING PROJECTS=&gt;(('C', 13), 'C', 3, "Base fix 'Unsustainable Harvesting' (INDUSTRIAL) triggers crisis")(Skill for project)','6: ACTIVATE-ATTEMPTING PROJECTS=&gt;1(Consultant fees)','6: ACTIVATE-ATTEMPTING PROJECTS=&gt;7(Dice roll 2D6: skill check)','6: ACTIVATE-ATTEMPTING PROJECTS=&gt;(('D', 12), 'D', 0, "Improved fix 'Political Voice' (SOCIAL)")(Skill for project)','6: ACTIVATE-ATTEMPTING PROJECTS=&gt;1(Consultant fees)','6: ACTIVATE-ATTEMPTING PROJECTS=&gt;7(Dice roll 2D6: skill check)','6: ACTIVATE-ATTEMPTING PROJECTS=&gt;(('D', 11), 'D', 0, "Improved fix 'Political Voice' (SOCIAL)")(Skill for project)','6: ACTIVATE-ATTEMPTING PROJECTS=&gt;0(Consultant fees)','6: ACTIVATE-ATTEMPTING PROJECTS=&gt;7(Dice roll 2D6: skill check)','6: ACTIVATE-ATTEMPTING PROJECTS=&gt;None(Skill for project)','6: ACTIVATE-DOING RESEARCH=&gt;None(Start researching)','6: ACTIVATE-ATTEMPTING PROJECTS=&gt;(('S', 13), 'S', 2, "Base fix 'Healthcare' (CLASS) triggers crisis")(Skill for project)','6: ACTIVATE-ATTEMPTING PROJECTS=&gt;0(Consultant fees)','6: ACTIVATE-ATTEMPTING PROJECTS=&gt;3(Dice roll 2D6: skill check)','6: ACTIVATE-ATTEMPTING PROJECTS=&gt;(('C', 11), 'C', 0, "Base fix 'Unsustainable Harvesting' (INDUSTRIAL) triggers crisis")(Skill for project)','6: ACTIVATE-ATTEMPTING PROJECTS=&gt;1(Consultant fees)','6: ACTIVATE-ATTEMPTING PROJECTS=&gt;11(Dice roll 2D6: skill check)','6: ACTIVATE-ATTEMPTING PROJECTS=&gt;None(Skill for project)','6: ACTIVATE-DOING RESEARCH=&gt;None(Start researching)','6: ACTIVATE-ATTEMPTING PROJECTS=&gt;Remove-Tradeoff(Start project: type)','6: ACTIVATE-ATTEMPTING PROJECTS=&gt;ENVIRONMENTAL(Start project: fix category)','6: ACTIVATE-ATTEMPTING PROJECTS=&gt;Ocean Degradation(Start project: fix problem)','6: ACTIVATE-ATTEMPTING PROJECTS=&gt;Improved fix 'Ocean Degradation' (ENVIRONMENTAL)(Project started)','6: ACTIVATE-ATTEMPTING PROJECTS=&gt;(('S', 1), 'S', 2, "Base fix 'Unsustainable Harvesting' (INDUSTRIAL) triggers crisis")(Skill for project)','6: ACTIVATE-ATTEMPTING PROJECTS=&gt;0(Consultant fees)','6: ACTIVATE-ATTEMPTING PROJECTS=&gt;7(Dice roll 2D6: skill check)','6: ACTIVATE-ATTEMPTING PROJECTS=&gt;(('C', 4), 'C', 0, "Improved fix 'Ocean Degradation' (ENVIRONMENTAL)")(Skill for project)','6: ACTIVATE-ATTEMPTING PROJECTS=&gt;2(Consultant fees)','6: ACTIVATE-ATTEMPTING PROJECTS=&gt;8(Dice roll 2D6: skill check)','6: ACTIVATE-ATTEMPTING PROJECTS=&gt;None(Skill for project)','6: ACTIVATE-DOING RESEARCH=&gt;None(Start researching)','6: END-FINALIZING=&gt;Improved fix 'Energy Shortage' (CLASS)(Project abandoned)','6: END-CRISIS ROLLING=&gt;LIVING STANDARDS(Crisis chip: full category)','6: END-CRISIS ROLLING=&gt;5(Dice roll 1D6: crisis cat)','6: END-CRISIS ROLLING=&gt;ENVIRONMENTAL(Category for crisis)','6: END-CRISIS ROLLING=&gt;5(Dice roll 1D6: node in ENVIRONMENTAL)','6: END-CRISIS ROLLING=&gt;Ocean Degradation(Problem for crisis)','6: END-CRISIS ROLLING=&gt;2(Dice roll 2D6: crisis roll for Ocean Degradation)','6: END-CRISIS ROLLING=&gt;2(Crisis roll for node "Ocean Degradation")','6: END-CRISIS ROLLING=&gt;Biodiversity Loss(Now in crisis (cascaded from: Ocean Degradation))','6: END-CRISIS ROLLING=&gt;Food Shortage(Now in crisis (cascaded from: Ocean Degradation))','6: END-CRISIS ROLLING=&gt;3(Dice roll 1D6: crisis cat)','6: END-CRISIS ROLLING=&gt;SOCIAL(Category for crisis)','6: END-CRISIS ROLLING=&gt;2(Dice roll 1D6: node in SOCIAL)','6: END-CRISIS ROLLING=&gt;Political Voice(Problem for crisis)','6: END-CRISIS ROLLING=&gt;7(Dice roll 2D6: crisis roll for Political Voice)','6: END-CRISIS ROLLING=&gt;7(Crisis roll for node "Political Voice")','6: END-CRISIS ROLLING=&gt;Political Voice(Now in crisis)','7: ENGAGE-DRAWING MONEY=&gt;2(Money drawn)','7: ENGAGE-DRAWING CARDS=&gt;('C', 4)(Card drawn: 1)','7: ENGAGE-DRAWING CARDS=&gt;('H', 3)(Card drawn: 2)','7: ENGAGE-CRISIS RISING','7: ENGAGE-DRAWING MONEY=&gt;2(Money drawn)','7: ENGAGE-DRAWING CARDS=&gt;('C', 1)(Card drawn: 1)','7: ENGAGE-DRAWING CARDS=&gt;('C', 10)(Card drawn: 2)','7: ENGAGE-DRAWING MONEY=&gt;2(Money drawn)','7: ENGAGE-DRAWING CARDS=&gt;('H', 3)(Card drawn: 1)','7: ENGAGE-DRAWING CARDS=&gt;('D', 7)(Card drawn: 2)','7: ENGAGE-CRISIS RISING','7: ENGAGE-DRAWING MONEY=&gt;2(Money drawn)','7: ENGAGE-DRAWING CARDS=&gt;('D', 5)(Card drawn: 1)','7: ENGAGE-DRAWING CARDS=&gt;('S', 11)(Card drawn: 2)','7: ENGAGE-DRAWING MONEY=&gt;2(Money drawn)','7: ENGAGE-DRAWING CARDS=&gt;('D', 3)(Card drawn: 1)','7: ENGAGE-DRAWING CARDS=&gt;('C', 11)(Card drawn: 2)','7: ENGAGE-DRAWING MONEY=&gt;2(Money drawn)','7: ENGAGE-DRAWING CARDS=&gt;('S', 6)(Card drawn: 1)','7: ENGAGE-DRAWING CARDS=&gt;('S', 8)(Card drawn: 2)','7: ACTIVATE-ATTEMPTING PROJECTS=&gt;(('C', 4), 'C', 1, "Base fix 'Unsustainable Harvesting' (INDUSTRIAL) triggers crisis")(Skill for project)','7: ACTIVATE-ATTEMPTING PROJECTS=&gt;3(Consultant fees)','7: ACTIVATE-ATTEMPTING PROJECTS=&gt;2(Dice roll 2D6: skill check)','7: ACTIVATE-ATTEMPTING PROJECTS=&gt;(('H', 3), 'H', 1, "Improved fix 'Education' (SOCIAL)")(Skill for project)','7: ACTIVATE-ATTEMPTING PROJECTS=&gt;1(Consultant fees)','7: ACTIVATE-ATTEMPTING PROJECTS=&gt;10(Dice roll 2D6: skill check)','7: ACTIVATE-ATTEMPTING PROJECTS=&gt;None(Skill for project)','7: ACTIVATE-DOING RESEARCH=&gt;None(Start researching)','7: ACTIVATE-ATTEMPTING PROJECTS=&gt;Base(Start project: type)','7: ACTIVATE-ATTEMPTING PROJECTS=&gt;SOCIAL(Start project: fix category)','7: ACTIVATE-ATTEMPTING PROJECTS=&gt;Social Inequity(Start project: fix problem)','7: ACTIVATE-ATTEMPTING PROJECTS=&gt;Base fix 'Social Inequity' (SOCIAL) triggers crisis(Project started)','7: ACTIVATE-ATTEMPTING PROJECTS=&gt;None(Skill for project)','7: ACTIVATE-DOING RESEARCH=&gt;None(Start researching)','7: ACTIVATE-ATTEMPTING PROJECTS=&gt;(('D', 7), 'D', 1, "Improved fix 'Education' (SOCIAL)")(Skill for project)','7: ACTIVATE-ATTEMPTING PROJECTS=&gt;1(Consultant fees)','7: ACTIVATE-ATTEMPTING PROJECTS=&gt;10(Dice roll 2D6: skill check)','7: ACTIVATE-ATTEMPTING PROJECTS=&gt;(('H', 3), 'H', 0, "Base fix 'Healthcare' (CLASS) triggers crisis")(Skill for project)','7: ACTIVATE-ATTEMPTING PROJECTS=&gt;4(Consultant fees)','7: ACTIVATE-ATTEMPTING PROJECTS=&gt;8(Dice roll 2D6: skill check)','7: ACTIVATE-DOING RESEARCH=&gt;None(Start researching)','7: ACTIVATE-ATTEMPTING PROJECTS=&gt;(('S', 11), 'S', 2, "Base fix 'Unsustainable Harvesting' (INDUSTRIAL) triggers crisis")(Skill for project)','7: ACTIVATE-ATTEMPTING PROJECTS=&gt;1(Consultant fees)','7: ACTIVATE-ATTEMPTING PROJECTS=&gt;10(Dice roll 2D6: skill check)','7: ACTIVATE-ATTEMPTING PROJECTS=&gt;(('C', 6), 'C', 0, "Improved fix 'Ocean Degradation' (ENVIRONMENTAL)")(Skill for project)','7: ACTIVATE-ATTEMPTING PROJECTS=&gt;0(Consultant fees)','7: ACTIVATE-ATTEMPTING PROJECTS=&gt;9(Dice roll 2D6: skill check)','7: ACTIVATE-ATTEMPTING PROJECTS=&gt;None(Skill for project)','7: ACTIVATE-DOING RESEARCH=&gt;None(Start researching)','7: ACTIVATE-ATTEMPTING PROJECTS=&gt;(('D', 3), 'D', 1, "Improved fix 'Political Voice' (SOCIAL)")(Skill for project)','7: ACTIVATE-ATTEMPTING PROJECTS=&gt;4(Consultant fees)','7: ACTIVATE-ATTEMPTING PROJECTS=&gt;8(Dice roll 2D6: skill check)','7: ACTIVATE-ATTEMPTING PROJECTS=&gt;(('C', 5), 'C', 0, "Base fix 'Unsustainable Harvesting' (INDUSTRIAL) triggers crisis")(Skill for project)','7: ACTIVATE-ATTEMPTING PROJECTS=&gt;0(Consultant fees)','7: ACTIVATE-ATTEMPTING PROJECTS=&gt;7(Dice roll 2D6: skill check)','7: ACTIVATE-ATTEMPTING PROJECTS=&gt;(('C', 11), 'C', 0, "Improved fix 'Ocean Degradation' (ENVIRONMENTAL)")(Skill for project)','7: ACTIVATE-ATTEMPTING PROJECTS=&gt;1(Consultant fees)','7: ACTIVATE-ATTEMPTING PROJECTS=&gt;7(Dice roll 2D6: skill check)','7: ACTIVATE-DOING RESEARCH=&gt;None(Start researching)','7: ACTIVATE-ATTEMPTING PROJECTS=&gt;(('S', 6), 'S', 1, "Base fix 'Unsustainable Harvesting' (INDUSTRIAL) triggers crisis")(Skill for project)','7: ACTIVATE-ATTEMPTING PROJECTS=&gt;2(Consultant fees)','7: ACTIVATE-ATTEMPTING PROJECTS=&gt;11(Dice roll 2D6: skill check)','7: ACTIVATE-ATTEMPTING PROJECTS=&gt;(('C', 8), 'C', 0, "Base fix 'Unsustainable Harvesting' (INDUSTRIAL) triggers crisis")(Skill for project)','7: ACTIVATE-ATTEMPTING PROJECTS=&gt;1(Consultant fees)','7: ACTIVATE-ATTEMPTING PROJECTS=&gt;3(Dice roll 2D6: skill check)','7: ACTIVATE-ATTEMPTING PROJECTS=&gt;(('S', 8), 'S', 0, "Base fix 'Unsustainable Harvesting' (INDUSTRIAL) triggers crisis")(Skill for project)','7: ACTIVATE-ATTEMPTING PROJECTS=&gt;0(Consultant fees)','7: ACTIVATE-ATTEMPTING PROJECTS=&gt;6(Dice roll 2D6: skill check)','7: ACTIVATE-DOING RESEARCH=&gt;None(Start researching)','7: END-FINALIZING=&gt;Base fix 'Social Inequity' (SOCIAL) triggers crisis(Project abandoned)','7: END-CRISIS ROLLING=&gt;LIVING STANDARDS(Crisis chip: full category)','7: END-CRISIS ROLLING=&gt;3(Dice roll 1D6: crisis cat)','7: END-CRISIS ROLLING=&gt;SOCIAL(Category for crisis)','7: END-CRISIS ROLLING=&gt;3(Dice roll 1D6: node in SOCIAL)','7: END-CRISIS ROLLING=&gt;Peace &amp; Justice(Problem for crisis)','7: END-CRISIS ROLLING=&gt;8(Dice roll 2D6: crisis roll for Peace &amp; Justice)','7: END-CRISIS ROLLING=&gt;8(Crisis roll for node "Peace &amp; Justice")','7: END-CRISIS ROLLING=&gt;Peace &amp; Justice(Now in crisis)','7: END-CRISIS ROLLING=&gt;3(Dice roll 1D6: crisis cat)','7: END-CRISIS ROLLING=&gt;SOCIAL(Category for crisis)','7: END-CRISIS ROLLING=&gt;SOCIAL(Crisis chip: full category)','7: END-CRISIS ROLLING=&gt;1(Dice roll 1D6: crisis cat)','7: END-CRISIS ROLLING=&gt;INDUSTRIAL(Category for crisis)','7: END-CRISIS ROLLING=&gt;5(Dice roll 1D6: node in INDUSTRIAL)','7: END-CRISIS ROLLING=&gt;4(Dice roll 1D6: node in INDUSTRIAL)','7: END-CRISIS ROLLING=&gt;6(Dice roll 1D6: node in INDUSTRIAL)','7: END-CRISIS ROLLING=&gt;3(Dice roll 1D6: node in INDUSTRIAL)','7: END-CRISIS ROLLING=&gt;Sprawl(Problem for crisis)','7: END-CRISIS ROLLING=&gt;7(Dice roll 2D6: crisis roll for Sprawl)','7: END-CRISIS ROLLING=&gt;7(Crisis roll for node "Sprawl")','7: END-CRISIS ROLLING=&gt;Sprawl(Now in crisis)','8: ENGAGE-DRAWING MONEY=&gt;2(Money drawn)','8: ENGAGE-DRAWING CARDS=&gt;('S', 2)(Card drawn: 1)','8: ENGAGE-DRAWING CARDS=&gt;('C', 9)(Card drawn: 2)','8: ENGAGE-CRISIS RISING','8: ENGAGE-DRAWING MONEY=&gt;2(Money drawn)','8: ENGAGE-DRAWING CARDS=&gt;('D', 13)(Card drawn: 1)','8: ENGAGE-DRAWING CARDS=&gt;('H', 2)(Card drawn: 2)','8: ENGAGE-DRAWING MONEY=&gt;2(Money drawn)','8: ENGAGE-DRAWING CARDS=&gt;('C', 9)(Card drawn: 1)','8: ENGAGE-DRAWING CARDS=&gt;('S', 4)(Card drawn: 2)','8: ENGAGE-CRISIS RISING','8: ENGAGE-DRAWING MONEY=&gt;2(Money drawn)','8: ENGAGE-DRAWING CARDS=&gt;('H', 11)(Card drawn: 1)','8: ENGAGE-DRAWING CARDS=&gt;('S', 13)(Card drawn: 2)','8: ENGAGE-DRAWING MONEY=&gt;2(Money drawn)','8: ENGAGE-DRAWING CARDS=&gt;('S', 10)(Card drawn: 1)','8: ENGAGE-DRAWING CARDS=&gt;('S', 13)(Card drawn: 2)','8: ENGAGE-DRAWING MONEY=&gt;2(Money drawn)','8: ENGAGE-DRAWING CARDS=&gt;('C', 6)(Card drawn: 1)','8: ENGAGE-DRAWING CARDS=&gt;('D', 2)(Card drawn: 2)','8: ACTIVATE-ATTEMPTING PROJECTS=&gt;None(Skill for project)','8: ACTIVATE-DOING RESEARCH=&gt;None(Start researching)','8: ACTIVATE-ATTEMPTING PROJECTS=&gt;Base(Start project: type)','8: ACTIVATE-ATTEMPTING PROJECTS=&gt;INDUSTRIAL(Start project: fix category)','8: ACTIVATE-ATTEMPTING PROJECTS=&gt;Sprawl(Start project: fix problem)','8: ACTIVATE-ATTEMPTING PROJECTS=&gt;Base fix 'Sprawl' (INDUSTRIAL) triggers crisis(Project started)','8: ACTIVATE-ATTEMPTING PROJECTS=&gt;(('C', 1), 'C', 1, "Improved fix 'Ocean Degradation' (ENVIRONMENTAL)")(Skill for project)','8: ACTIVATE-ATTEMPTING PROJECTS=&gt;0(Consultant fees)','8: ACTIVATE-ATTEMPTING PROJECTS=&gt;7(Dice roll 2D6: skill check)','8: ACTIVATE-ATTEMPTING PROJECTS=&gt;(('C', 5), 'C', 0, "Improved fix 'Ocean Degradation' (ENVIRONMENTAL)")(Skill for project)','8: ACTIVATE-ATTEMPTING PROJECTS=&gt;3(Consultant fees)','8: ACTIVATE-ATTEMPTING PROJECTS=&gt;9(Dice roll 2D6: skill check)','8: ACTIVATE-ATTEMPTING PROJECTS=&gt;(('C', 10), 'C', 0, "Base fix 'Sprawl' (INDUSTRIAL) triggers crisis")(Skill for project)','8: ACTIVATE-ATTEMPTING PROJECTS=&gt;0(Consultant fees)','8: ACTIVATE-ATTEMPTING PROJECTS=&gt;7(Dice roll 2D6: skill check)','8: ACTIVATE-ATTEMPTING PROJECTS=&gt;(('D', 13), 'D', 0, "Improved fix 'Ocean Degradation' (ENVIRONMENTAL)")(Skill for project)','8: ACTIVATE-ATTEMPTING PROJECTS=&gt;0(Consultant fees)','8: ACTIVATE-ATTEMPTING PROJECTS=&gt;7(Dice roll 2D6: skill check)','8: ACTIVATE-ATTEMPTING PROJECTS=&gt;None(Skill for project)','8: ACTIVATE-DOING RESEARCH=&gt;None(Start researching)','8: ACTIVATE-ATTEMPTING PROJECTS=&gt;(('S', 4), 'S', 1, "Base fix 'Healthcare' (CLASS) triggers crisis")(Skill for project)','8: ACTIVATE-ATTEMPTING PROJECTS=&gt;1(Consultant fees)','8: ACTIVATE-ATTEMPTING PROJECTS=&gt;4(Dice roll 2D6: skill check)','8: ACTIVATE-ATTEMPTING PROJECTS=&gt;None(Skill for project)','8: ACTIVATE-DOING RESEARCH=&gt;None(Start researching)','8: ACTIVATE-ATTEMPTING PROJECTS=&gt;None(Skill for project)','8: ACTIVATE-DOING RESEARCH=&gt;None(Start researching)','8: ACTIVATE-ATTEMPTING PROJECTS=&gt;(('S', 13), 'S', 1, "Base fix 'Unsustainable Harvesting' (INDUSTRIAL) triggers crisis")(Skill for project)','8: ACTIVATE-ATTEMPTING PROJECTS=&gt;1(Consultant fees)','8: ACTIVATE-ATTEMPTING PROJECTS=&gt;2(Dice roll 2D6: skill check)','8: ACTIVATE-ATTEMPTING PROJECTS=&gt;(('S', 10), 'S', 0, "Base fix 'Healthcare' (CLASS) triggers crisis")(Skill for project)','8: ACTIVATE-ATTEMPTING PROJECTS=&gt;1(Consultant fees)','8: ACTIVATE-ATTEMPTING PROJECTS=&gt;5(Dice roll 2D6: skill check)','8: ACTIVATE-DOING RESEARCH=&gt;None(Start researching)','8: ACTIVATE-ATTEMPTING PROJECTS=&gt;None(Skill for project)','8: ACTIVATE-DOING RESEARCH=&gt;None(Start researching)','8: END-FINALIZING=&gt;Improved fix 'Political Voice' (SOCIAL)(Project abandoned)','8: END-FINALIZING=&gt;Improved fix 'Education' (SOCIAL)(Project abandoned)','8: END-CRISIS ROLLING=&gt;INDUSTRIAL(Crisis chip: full category)','8: END-CRISIS ROLLING=&gt;SOCIAL(Crisis chip: full category)','8: END-CRISIS ROLLING=&gt;LIVING STANDARDS(Crisis chip: full category)','8: END-CRISIS ROLLING=&gt;5(Dice roll 1D6: crisis cat)','8: END-CRISIS ROLLING=&gt;ENVIRONMENTAL(Category for crisis)','8: END-CRISIS ROLLING=&gt;5(Dice roll 1D6: node in ENVIRONMENTAL)','8: END-CRISIS ROLLING=&gt;Ocean Degradation(Crisis chip: overwhelmed problem)','8: END-CRISIS ROLLING=&gt;5(Dice roll 1D6: crisis cat)','8: END-CRISIS ROLLING=&gt;ENVIRONMENTAL(Category for crisis)','8: END-CRISIS ROLLING=&gt;1(Dice roll 1D6: node in ENVIRONMENTAL)','8: END-CRISIS ROLLING=&gt;Chemical Pollution(Problem for crisis)','8: END-CRISIS ROLLING=&gt;8(Dice roll 2D6: crisis roll for Chemical Pollution)','8: END-CRISIS ROLLING=&gt;8(Crisis roll for node "Chemical Pollution")','8: END-CRISIS ROLLING=&gt;Chemical Pollution(Now in crisis)','8: END-CRISIS ROLLING=&gt;4(Dice roll 1D6: crisis cat)','8: END-CRISIS ROLLING=&gt;CLASS(Category for crisis)','8: END-CRISIS ROLLING=&gt;1(Dice roll 1D6: node in CLASS)','8: END-CRISIS ROLLING=&gt;Healthcare(Crisis chip: overwhelmed problem)','8: END-CRISIS ROLLING=&gt;3(Dice roll 1D6: crisis cat)','8: END-CRISIS ROLLING=&gt;SOCIAL(Category for crisis)','8: END-CRISIS ROLLING=&gt;SOCIAL(Crisis chip: full category)','8: END-CRISIS ROLLING=&gt;1(Dice roll 1D6: crisis cat)','8: END-CRISIS ROLLING=&gt;INDUSTRIAL(Category for crisis)','8: END-CRISIS ROLLING=&gt;INDUSTRIAL(Crisis chip: full category)','8: END-CRISIS ROLLING=&gt;5(Dice roll 1D6: crisis cat)','8: END-CRISIS ROLLING=&gt;ENVIRONMENTAL(Category for crisis)','8: END-CRISIS ROLLING=&gt;4(Dice roll 1D6: node in ENVIRONMENTAL)','8: END-CRISIS ROLLING=&gt;Air &amp; Ozone Degradation(Crisis chip: overwhelmed problem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LIVING STANDARDS(Crisis chip: full category)','8: END-CRISIS ROLLING=&gt;5(Dice roll 1D6: crisis cat)','8: END-CRISIS ROLLING=&gt;ENVIRONMENTAL(Category for crisis)','8: END-CRISIS ROLLING=&gt;6(Dice roll 1D6: node in ENVIRONMENTAL)','8: END-CRISIS ROLLING=&gt;4(Dice roll 1D6: node in ENVIRONMENTAL)','8: END-CRISIS ROLLING=&gt;Air &amp; Ozone Degradation(Crisis chip: overwhelmed problem)','8: END-CRISIS ROLLING=&gt;3(Dice roll 1D6: crisis cat)','8: END-CRISIS ROLLING=&gt;SOCIAL(Category for crisis)','8: END-CRISIS ROLLING=&gt;SOCIAL(Crisis chip: full category)','8: END-CRISIS ROLLING=&gt;5(Dice roll 1D6: crisis cat)','8: END-CRISIS ROLLING=&gt;ENVIRONMENTAL(Category for crisis)','8: END-CRISIS ROLLING=&gt;4(Dice roll 1D6: node in ENVIRONMENTAL)','8: END-CRISIS ROLLING=&gt;Air &amp; Ozone Degradation(Crisis chip: overwhelmed problem)','8: END-CRISIS ROLLING=&gt;5(Dice roll 1D6: crisis cat)','8: END-CRISIS ROLLING=&gt;ENVIRONMENTAL(Category for crisis)','8: END-CRISIS ROLLING=&gt;6(Dice roll 1D6: node in ENVIRONMENTAL)','8: END-CRISIS ROLLING=&gt;1(Dice roll 1D6: node in ENVIRONMENTAL)','8: END-CRISIS ROLLING=&gt;Chemical Pollution(Problem for crisis)','8: END-CRISIS ROLLING=&gt;10(Dice roll 2D6: crisis roll for Chemical Pollution)','8: END-CRISIS ROLLING=&gt;10(Crisis roll for node "Chemical Pollution")','8: END-CRISIS ROLLING=&gt;Chemical Pollution(Crisis averted)','9: ENGAGE-DRAWING MONEY=&gt;2(Money drawn)','9: ENGAGE-DRAWING CARDS=&gt;('S', 2)(Card drawn: 1)','9: ENGAGE-DRAWING CARDS=&gt;('C', 7)(Card drawn: 2)','9: ENGAGE-CRISIS RISING','9: ENGAGE-DRAWING MONEY=&gt;2(Money drawn)','9: ENGAGE-DRAWING CARDS=&gt;('C', 7)(Card drawn: 1)','9: ENGAGE-DRAWING CARDS=&gt;('H', 1)(Card drawn: 2)','9: ENGAGE-DRAWING MONEY=&gt;2(Money drawn)','9: ENGAGE-DRAWING CARDS=&gt;('D', 4)(Card drawn: 1)','9: ENGAGE-DRAWING CARDS=&gt;('S', 8)(Card drawn: 2)','9: ENGAGE-CRISIS RISING','9: ENGAGE-DRAWING MONEY=&gt;2(Money drawn)','9: ENGAGE-DRAWING CARDS=&gt;('S', 7)(Card drawn: 1)','9: ENGAGE-DRAWING CARDS=&gt;('C', 4)(Card drawn: 2)','9: ENGAGE-DRAWING MONEY=&gt;2(Money drawn)','9: ENGAGE-DRAWING CARDS=&gt;('H', 10)(Card drawn: 1)','9: ENGAGE-DRAWING CARDS=&gt;('C', 2)(Card drawn: 2)','9: ENGAGE-DRAWING MONEY=&gt;2(Money drawn)','9: ENGAGE-DRAWING CARDS=&gt;('S', 12)(Card drawn: 1)','9: ENGAGE-DRAWING CARDS=&gt;('S', 14)(Card drawn: 2)','9: ACTIVATE-ATTEMPTING PROJECTS=&gt;(('S', 2), 'S', 1, "Base fix 'Healthcare' (CLASS) triggers crisis")(Skill for project)','9: ACTIVATE-ATTEMPTING PROJECTS=&gt;0(Consultant fees)','9: ACTIVATE-ATTEMPTING PROJECTS=&gt;7(Dice roll 2D6: skill check)','9: ACTIVATE-ATTEMPTING PROJECTS=&gt;(('C', 7), 'C', 3, "Base fix 'Unsustainable Harvesting' (INDUSTRIAL) triggers crisis")(Skill for project)','9: ACTIVATE-ATTEMPTING PROJECTS=&gt;2(Consultant fees)','9: ACTIVATE-ATTEMPTING PROJECTS=&gt;9(Dice roll 2D6: skill check)','9: ACTIVATE-ATTEMPTING PROJECTS=&gt;(('S', 2), 'S', 2, "Base fix 'Healthcare' (CLASS) triggers crisis")(Skill for project)','9: ACTIVATE-ATTEMPTING PROJECTS=&gt;1(Consultant fees)','9: ACTIVATE-ATTEMPTING PROJECTS=&gt;6(Dice roll 2D6: skill check)','9: ACTIVATE-ATTEMPTING PROJECTS=&gt;(('C', 1), 'C', 0, "Base fix 'Sprawl' (INDUSTRIAL) triggers crisis")(Skill for project)','9: ACTIVATE-ATTEMPTING PROJECTS=&gt;0(Consultant fees)','9: ACTIVATE-ATTEMPTING PROJECTS=&gt;4(Dice roll 2D6: skill check)','9: ACTIVATE-ATTEMPTING PROJECTS=&gt;(('C', 9), 'C', 0, "Base fix 'Unsustainable Harvesting' (INDUSTRIAL) triggers crisis")(Skill for project)','9: ACTIVATE-ATTEMPTING PROJECTS=&gt;0(Consultant fees)','9: ACTIVATE-ATTEMPTING PROJECTS=&gt;6(Dice roll 2D6: skill check)','9: ACTIVATE-DOING RESEARCH=&gt;None(Start researching)','9: ACTIVATE-ATTEMPTING PROJECTS=&gt;(('C', 7), 'C', 1, "Base fix 'Unsustainable Harvesting' (INDUSTRIAL) triggers crisis")(Skill for project)','9: ACTIVATE-ATTEMPTING PROJECTS=&gt;4(Consultant fees)','9: ACTIVATE-ATTEMPTING PROJECTS=&gt;4(Dice roll 2D6: skill check)','9: ACTIVATE-ATTEMPTING PROJECTS=&gt;(('H', 1), 'H', 1, "Base fix 'Healthcare' (CLASS) triggers crisis")(Skill for project)','9: ACTIVATE-ATTEMPTING PROJECTS=&gt;1(Consultant fees)','9: ACTIVATE-ATTEMPTING PROJECTS=&gt;7(Dice roll 2D6: skill check)','9: ACTIVATE-ATTEMPTING PROJECTS=&gt;(('H', 2), 'H', 0, "Base fix 'Healthcare' (CLASS) triggers crisis")(Skill for project)','9: ACTIVATE-ATTEMPTING PROJECTS=&gt;3(Dice roll 2D6: skill check)','9: ACTIVATE-DOING RESEARCH=&gt;None(Start researching)','9: ACTIVATE-ATTEMPTING PROJECTS=&gt;None(Skill for project)','9: ACTIVATE-DOING RESEARCH=&gt;None(Start researching)','9: ACTIVATE-ATTEMPTING PROJECTS=&gt;Base(Start project: type)','9: ACTIVATE-ATTEMPTING PROJECTS=&gt;SOCIAL(Start project: fix category)','9: ACTIVATE-ATTEMPTING PROJECTS=&gt;Community Networks(Start project: fix problem)','9: ACTIVATE-ATTEMPTING PROJECTS=&gt;Base fix 'Community Networks' (SOCIAL) triggers crisis(Project started)','9: ACTIVATE-ATTEMPTING PROJECTS=&gt;None(Skill for project)','9: ACTIVATE-DOING RESEARCH=&gt;None(Start researching)','9: ACTIVATE-ATTEMPTING PROJECTS=&gt;Remove-Tradeoff(Start project: type)','9: ACTIVATE-ATTEMPTING PROJECTS=&gt;SOCIAL(Start project: fix category)','9: ACTIVATE-ATTEMPTING PROJECTS=&gt;Political Voice(Start project: fix problem)','9: ACTIVATE-ATTEMPTING PROJECTS=&gt;Improved fix 'Political Voice' (SOCIAL)(Project started)','9: ACTIVATE-ATTEMPTING PROJECTS=&gt;(('H', 10), 'H', 0, "Improved fix 'Political Voice' (SOCIAL)")(Skill for project)','9: ACTIVATE-ATTEMPTING PROJECTS=&gt;1(Consultant fees)','9: ACTIVATE-ATTEMPTING PROJECTS=&gt;5(Dice roll 2D6: skill check)','9: ACTIVATE-ATTEMPTING PROJECTS=&gt;None(Skill for project)','9: ACTIVATE-DOING RESEARCH=&gt;None(Start researching)','9: ACTIVATE-ATTEMPTING PROJECTS=&gt;(('D', 2), 'D', 1, "Improved fix 'Ocean Degradation' (ENVIRONMENTAL)")(Skill for project)','9: ACTIVATE-ATTEMPTING PROJECTS=&gt;3(Consultant fees)','9: ACTIVATE-ATTEMPTING PROJECTS=&gt;4(Dice roll 2D6: skill check)','9: ACTIVATE-ATTEMPTING PROJECTS=&gt;(('S', 14), 'C', 2, "Base fix 'Sprawl' (INDUSTRIAL) triggers crisis")(Skill for project)','9: ACTIVATE-ATTEMPTING PROJECTS=&gt;(('C', 6), 'C', 0, "Improved fix 'Ocean Degradation' (ENVIRONMENTAL)")(Skill for project)','9: ACTIVATE-ATTEMPTING PROJECTS=&gt;0(Consultant fees)','9: ACTIVATE-ATTEMPTING PROJECTS=&gt;8(Dice roll 2D6: skill check)','9: ACTIVATE-ATTEMPTING PROJECTS=&gt;(('S', 12), 'S', 0, "Base fix 'Healthcare' (CLASS) triggers crisis")(Skill for project)','9: ACTIVATE-ATTEMPTING PROJECTS=&gt;0(Consultant fees)','9: ACTIVATE-ATTEMPTING PROJECTS=&gt;11(Dice roll 2D6: skill check)','9: ACTIVATE-DOING RESEARCH=&gt;None(Start researching)','9: END-FINALIZING=&gt;Base fix 'Community Networks' (SOCIAL) triggers crisis(Project abandoned)','9: END-FINALIZING=&gt;Base fix 'Sprawl' (INDUSTRIAL) triggers crisis(Project overskilled for "('S', 14)")','9: END-CRISIS ROLLING=&gt;INDUSTRIAL(Crisis chip: full category)','9: END-CRISIS ROLLING=&gt;SOCIAL(Crisis chip: full category)','9: END-CRISIS ROLLING=&gt;LIVING STANDARDS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1(Dice roll 1D6: node in CLASS)','9: END-CRISIS ROLLING=&gt;Healthcare(Crisis chip: overwhelmed problem)','9: END-CRISIS ROLLING=&gt;1(Dice roll 1D6: crisis cat)','9: END-CRISIS ROLLING=&gt;INDUSTRIAL(Category for crisis)','9: END-CRISIS ROLLING=&gt;INDUSTRIAL(Crisis chip: full category)','9: END-CRISIS ROLLING=&gt;4(Dice roll 1D6: crisis cat)','9: END-CRISIS ROLLING=&gt;CLASS(Category for crisis)','9: END-CRISIS ROLLING=&gt;6(Dice roll 1D6: node in CLASS)','9: END-CRISIS ROLLING=&gt;4(Dice roll 1D6: node in CLASS)','9: END-CRISIS ROLLING=&gt;Food Shortage(Crisis chip: overwhelmed problem)','9: END-CRISIS ROLLING=&gt;4(Dice roll 1D6: crisis cat)','9: END-CRISIS ROLLING=&gt;CLASS(Category for crisis)','9: END-CRISIS ROLLING=&gt;4(Dice roll 1D6: node in CLASS)','9: END-CRISIS ROLLING=&gt;Food Shortage(Crisis chip: overwhelmed problem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6(Dice roll 1D6: node in ENVIRONMENTAL)','9: END-CRISIS ROLLING=&gt;2(Dice roll 1D6: node in ENVIRONMENTAL)','9: END-CRISIS ROLLING=&gt;Climate Change(Problem for crisis)','9: END-CRISIS ROLLING=&gt;2(Dice roll 2D6: crisis roll for Climate Change)','9: END-CRISIS ROLLING=&gt;2(Crisis roll for node "Climate Change")','9: END-CRISIS ROLLING=&gt;Climate Change(Now in crisis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6(Dice roll 1D6: crisis cat)','9: END-CRISIS ROLLING=&gt;LIVING STANDARDS(Category for crisis)','9: END-CRISIS ROLLING=&gt;LIVING STANDARDS(Crisis chip: full category)','9: END-CRISIS ROLLING=&gt;2(Dice roll 1D6: crisis cat)','9: END-CRISIS ROLLING=&gt;ECONOMIC(Category for crisis)','9: END-CRISIS ROLLING=&gt;4(Dice roll 1D6: node in ECONOMIC)','9: END-CRISIS ROLLING=&gt;3(Dice roll 1D6: node in ECONOMIC)','9: END-CRISIS ROLLING=&gt;Inefficiency(Crisis chip: overwhelmed problem)','9: END-CRISIS ROLLING=&gt;4(Dice roll 1D6: crisis cat)','9: END-CRISIS ROLLING=&gt;CLASS(Category for crisis)','9: END-CRISIS ROLLING=&gt;6(Dice roll 1D6: node in CLASS)','9: END-CRISIS ROLLING=&gt;2(Dice roll 1D6: node in CLASS)','9: END-CRISIS ROLLING=&gt;Affordable Housing(Crisis chip: overwhelmed problem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1(Dice roll 1D6: node in ENVIRONMENTAL)','9: END-CRISIS ROLLING=&gt;Chemical Pollution(Problem for crisis)','9: END-CRISIS ROLLING=&gt;7(Dice roll 2D6: crisis roll for Chemical Pollution)','9: END-CRISIS ROLLING=&gt;7(Crisis roll for node "Chemical Pollution")','9: END-CRISIS ROLLING=&gt;Freshwater Depletion(Now in crisis (cascaded from: Chemical Pollution))','10: ENGAGE-DRAWING MONEY=&gt;2(Money drawn)','10: ENGAGE-DRAWING CARDS=&gt;('D', 4)(Card drawn: 1)','10: ENGAGE-DRAWING CARDS=&gt;('H', 6)(Card drawn: 2)','10: ENGAGE-CRISIS RISING','10: ENGAGE-DRAWING MONEY=&gt;2(Money drawn)','10: ENGAGE-DRAWING CARDS=&gt;('D', 6)(Card drawn: 1)','10: ENGAGE-DRAWING CARDS=&gt;('C', 13)(Card drawn: 2)','10: ENGAGE-DRAWING MONEY=&gt;2(Money drawn)','10: ENGAGE-DRAWING CARDS=&gt;('D', 9)(Card drawn: 1)','10: ENGAGE-DRAWING CARDS=&gt;('S', 6)(Card drawn: 2)','10: ENGAGE-CRISIS RISING','10: ENGAGE-DRAWING MONEY=&gt;2(Money drawn)','10: ENGAGE-DRAWING CARDS=&gt;('S', 1)(Card drawn: 1)','10: ENGAGE-DRAWING CARDS=&gt;('S', 1)(Card drawn: 2)','10: ENGAGE-DRAWING MONEY=&gt;2(Money drawn)','10: ENGAGE-DRAWING CARDS=&gt;('H', 7)(Card drawn: 1)','10: ENGAGE-DRAWING CARDS=&gt;('S', 9)(Card drawn: 2)','10: ENGAGE-DRAWING MONEY=&gt;2(Money drawn)','10: ENGAGE-DRAWING CARDS=&gt;('C', 3)(Card drawn: 1)','10: ENGAGE-DRAWING CARDS=&gt;('S', 3)(Card drawn: 2)','10: ACTIVATE-ATTEMPTING PROJECTS=&gt;(('H', 6), 'H', 1, "Base fix 'Healthcare' (CLASS) triggers crisis")(Skill for project)','10: ACTIVATE-ATTEMPTING PROJECTS=&gt;0(Consultant fees)','10: ACTIVATE-ATTEMPTING PROJECTS=&gt;6(Dice roll 2D6: skill check)','10: ACTIVATE-ATTEMPTING PROJECTS=&gt;None(Skill for project)','10: ACTIVATE-DOING RESEARCH=&gt;None(Start researching)','10: ACTIVATE-ATTEMPTING PROJECTS=&gt;(('C', 13), 'C', 1, "Base fix 'Unsustainable Harvesting' (INDUSTRIAL) triggers crisis")(Skill for project)','10: ACTIVATE-ATTEMPTING PROJECTS=&gt;0(Consultant fees)','10: ACTIVATE-ATTEMPTING PROJECTS=&gt;6(Dice roll 2D6: skill check)','10: ACTIVATE-ATTEMPTING PROJECTS=&gt;(('D', 6), 'D', 0, "Improved fix 'Ocean Degradation' (ENVIRONMENTAL)")(Skill for project)','10: ACTIVATE-ATTEMPTING PROJECTS=&gt;0(Consultant fees)','10: ACTIVATE-ATTEMPTING PROJECTS=&gt;2(Dice roll 2D6: skill check)','10: ACTIVATE-DOING RESEARCH=&gt;None(Start researching)','10: ACTIVATE-ATTEMPTING PROJECTS=&gt;(('C', 9), 'C', 0, "Improved fix 'Ocean Degradation' (ENVIRONMENTAL)")(Skill for project)','10: ACTIVATE-ATTEMPTING PROJECTS=&gt;0(Consultant fees)','10: ACTIVATE-ATTEMPTING PROJECTS=&gt;5(Dice roll 2D6: skill check)','10: ACTIVATE-ATTEMPTING PROJECTS=&gt;(('D', 9), 'D', 2, "Improved fix 'Ocean Degradation' (ENVIRONMENTAL)")(Skill for project)','10: ACTIVATE-ATTEMPTING PROJECTS=&gt;2(Consultant fees)','10: ACTIVATE-ATTEMPTING PROJECTS=&gt;3(Dice roll 2D6: skill check)','10: ACTIVATE-ATTEMPTING PROJECTS=&gt;(('D', 4), 'D', 0, "Improved fix 'Political Voice' (SOCIAL)")(Skill for project)','10: ACTIVATE-ATTEMPTING PROJECTS=&gt;1(Consultant fees)','10: ACTIVATE-ATTEMPTING PROJECTS=&gt;6(Dice roll 2D6: skill check)','10: ACTIVATE-ATTEMPTING PROJECTS=&gt;(('S', 6), 'S', 1, "Base fix 'Unsustainable Harvesting' (INDUSTRIAL) triggers crisis")(Skill for project)','10: ACTIVATE-ATTEMPTING PROJECTS=&gt;1(Consultant fees)','10: ACTIVATE-ATTEMPTING PROJECTS=&gt;5(Dice roll 2D6: skill check)','10: ACTIVATE-ATTEMPTING PROJECTS=&gt;None(Skill for project)','10: ACTIVATE-DOING RESEARCH=&gt;None(Start researching)','10: ACTIVATE-ATTEMPTING PROJECTS=&gt;None(Start project: type)','10: ACTIVATE-ATTEMPTING PROJECTS=&gt;(('C', 4), 'C', 4, "Base fix 'Sprawl' (INDUSTRIAL) triggers crisis")(Skill for project)','10: ACTIVATE-ATTEMPTING PROJECTS=&gt;7(Consultant fees)','10: ACTIVATE-ATTEMPTING PROJECTS=&gt;6(Dice roll 2D6: skill check)','10: ACTIVATE-ATTEMPTING PROJECTS=&gt;(('S', 13), 'S', 2, "Base fix 'Healthcare' (CLASS) triggers crisis")(Skill for project)','10: ACTIVATE-ATTEMPTING PROJECTS=&gt;0(Consultant fees)','10: ACTIVATE-ATTEMPTING PROJECTS=&gt;3(Dice roll 2D6: skill check)','10: ACTIVATE-ATTEMPTING PROJECTS=&gt;(('S', 7), 'S', 2, "Base fix 'Unsustainable Harvesting' (INDUSTRIAL) triggers crisis")(Skill for project)','10: ACTIVATE-ATTEMPTING PROJECTS=&gt;1(Consultant fees)','10: ACTIVATE-ATTEMPTING PROJECTS=&gt;4(Dice roll 2D6: skill check)','10: ACTIVATE-ATTEMPTING PROJECTS=&gt;(('S', 1), 'S', 2, "Base fix 'Sprawl' (INDUSTRIAL) triggers crisis")(Skill for project)','10: ACTIVATE-ATTEMPTING PROJECTS=&gt;0(Consultant fees)','10: ACTIVATE-ATTEMPTING PROJECTS=&gt;7(Dice roll 2D6: skill check)','10: ACTIVATE-ATTEMPTING PROJECTS=&gt;(('S', 1), 'S', 2, "Base fix 'Healthcare' (CLASS) triggers crisis")(Skill for project)','10: ACTIVATE-ATTEMPTING PROJECTS=&gt;1(Consultant fees)','10: ACTIVATE-ATTEMPTING PROJECTS=&gt;4(Dice roll 2D6: skill check)','10: ACTIVATE-ATTEMPTING PROJECTS=&gt;(('H', 11), 'H', 1, "Improved fix 'Political Voice' (SOCIAL)")(Skill for project)','10: ACTIVATE-ATTEMPTING PROJECTS=&gt;6(Dice roll 2D6: skill check)','10: ACTIVATE-ATTEMPTING PROJECTS=&gt;(('D', 5), 'D', 0, "Improved fix 'Political Voice' (SOCIAL)")(Skill for project)','10: ACTIVATE-ATTEMPTING PROJECTS=&gt;2(Dice roll 2D6: skill check)','10: ACTIVATE-DOING RESEARCH=&gt;None(Start researching)','10: ACTIVATE-ATTEMPTING PROJECTS=&gt;(('C', 2), 'C', 0, "Improved fix 'Ocean Degradation' (ENVIRONMENTAL)")(Skill for project)','10: ACTIVATE-ATTEMPTING PROJECTS=&gt;2(Consultant fees)','10: ACTIVATE-ATTEMPTING PROJECTS=&gt;5(Dice roll 2D6: skill check)','10: ACTIVATE-ATTEMPTING PROJECTS=&gt;(('H', 7), 'H', 0, "Base fix 'Healthcare' (CLASS) triggers crisis")(Skill for project)','10: ACTIVATE-ATTEMPTING PROJECTS=&gt;1(Consultant fees)','10: ACTIVATE-ATTEMPTING PROJECTS=&gt;8(Dice roll 2D6: skill check)','10: ACTIVATE-ATTEMPTING PROJECTS=&gt;None(Skill for project)','10: ACTIVATE-DOING RESEARCH=&gt;None(Start researching)','10: ACTIVATE-ATTEMPTING PROJECTS=&gt;(('C', 3), 'C', 0, "Improved fix 'Ocean Degradation' (ENVIRONMENTAL)")(Skill for project)','10: ACTIVATE-ATTEMPTING PROJECTS=&gt;0(Consultant fees)','10: ACTIVATE-ATTEMPTING PROJECTS=&gt;4(Dice roll 2D6: skill check)','10: ACTIVATE-ATTEMPTING PROJECTS=&gt;(('S', 3), 'S', 0, "Base fix 'Unsustainable Harvesting' (INDUSTRIAL) triggers crisis")(Skill for project)','10: ACTIVATE-ATTEMPTING PROJECTS=&gt;0(Consultant fees)','10: ACTIVATE-ATTEMPTING PROJECTS=&gt;11(Dice roll 2D6: skill check)','10: ACTIVATE-DOING RESEARCH=&gt;None(Start researching)','10: END-CRISIS ROLLING=&gt;INDUSTRIAL(Crisis chip: full category)','10: END-CRISIS ROLLING=&gt;SOCIAL(Crisis chip: full category)','10: END-CRISIS ROLLING=&gt;LIVING STANDARDS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3(Dice roll 1D6: node in ECONOMIC)','10: END-CRISIS ROLLING=&gt;Inefficiency(Crisis chip: overwhelmed problem)','10: END-CRISIS ROLLING=&gt;5(Dice roll 1D6: crisis cat)','10: END-CRISIS ROLLING=&gt;ENVIRONMENTAL(Category for crisis)','10: END-CRISIS ROLLING=&gt;4(Dice roll 1D6: node in ENVIRONMENTAL)','10: END-CRISIS ROLLING=&gt;Air &amp; Ozone Degradation(Crisis chip: overwhelmed problem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4(Dice roll 1D6: node in ECONOMIC)','10: END-CRISIS ROLLING=&gt;5(Dice roll 1D6: node in ECONOMIC)','10: END-CRISIS ROLLING=&gt;2(Dice roll 1D6: node in ECONOMIC)','10: END-CRISIS ROLLING=&gt;Market Externalities(Problem for crisis)','10: END-CRISIS ROLLING=&gt;7(Dice roll 2D6: crisis roll for Market Externalities)','10: END-CRISIS ROLLING=&gt;7(Crisis roll for node "Market Externalities")','10: END-CRISIS ROLLING=&gt;Inflation(Now in crisis (cascaded from: Market Externalities)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3(Dice roll 1D6: node in ENVIRONMENTAL)','10: END-CRISIS ROLLING=&gt;Freshwater Depletion(Problem for crisis)','10: END-CRISIS ROLLING=&gt;4(Dice roll 2D6: crisis roll for Freshwater Depletion)','10: END-CRISIS ROLLING=&gt;4(Crisis roll for node "Freshwater Depletion")','10: END-CRISIS ROLLING=&gt;Clean Water Shortage(Now in crisis (cascaded from: Freshwater Depletion))','10: END-CRISIS ROLLING=&gt;Energy Shortage(Now in crisis (cascaded from: Freshwater Depletion))','11: ENGAGE-DRAWING MONEY=&gt;1(Money drawn)','11: ENGAGE-DRAWING CARDS=&gt;('D', 1)(Card drawn: 1)','11: ENGAGE-DRAWING CARDS=&gt;('H', 4)(Card drawn: 2)','11: ENGAGE-CRISIS RISING','11: ENGAGE-DRAWING MONEY=&gt;1(Money drawn)','11: ENGAGE-DRAWING CARDS=&gt;('H', 9)(Card drawn: 1)','11: ENGAGE-DRAWING CARDS=&gt;('C', 10)(Card drawn: 2)','11: ENGAGE-DRAWING MONEY=&gt;1(Money drawn)','11: ENGAGE-DRAWING CARDS=&gt;('S', 4)(Card drawn: 1)','11: ENGAGE-DRAWING CARDS=&gt;('D', 12)(Card drawn: 2)','11: ENGAGE-CRISIS RISING','11: ENGAGE-DRAWING MONEY=&gt;1(Money drawn)','11: ENGAGE-DRAWING CARDS=&gt;('C', 8)(Card drawn: 1)','11: ENGAGE-DRAWING CARDS=&gt;('S', 9)(Card drawn: 2)','11: ENGAGE-DRAWING MONEY=&gt;1(Money drawn)','11: ENGAGE-DRAWING CARDS=&gt;('D', 13)(Card drawn: 1)','11: ENGAGE-DRAWING CARDS=&gt;('C', 11)(Card drawn: 2)','11: ENGAGE-DRAWING MONEY=&gt;1(Money drawn)','11: ENGAGE-DRAWING CARDS=&gt;('C', 12)(Card drawn: 1)','11: ENGAGE-DRAWING CARDS=&gt;('S', 11)(Card drawn: 2)','11: ACTIVATE-ATTEMPTING PROJECTS=&gt;None(Skill for project)','11: ACTIVATE-DOING RESEARCH=&gt;None(Start researching)','11: ACTIVATE-ATTEMPTING PROJECTS=&gt;(('C', 10), 'C', 1, "Base fix 'Unsustainable Harvesting' (INDUSTRIAL) triggers crisis")(Skill for project)','11: ACTIVATE-ATTEMPTING PROJECTS=&gt;0(Consultant fees)','11: ACTIVATE-ATTEMPTING PROJECTS=&gt;6(Dice roll 2D6: skill check)','11: ACTIVATE-ATTEMPTING PROJECTS=&gt;(('H', 9), 'H', 0, "Improved fix 'Political Voice' (SOCIAL)")(Skill for project)','11: ACTIVATE-ATTEMPTING PROJECTS=&gt;2(Consultant fees)','11: ACTIVATE-ATTEMPTING PROJECTS=&gt;7(Dice roll 2D6: skill check)','11: ACTIVATE-DOING RESEARCH=&gt;None(Start researching)','11: ACTIVATE-ATTEMPTING PROJECTS=&gt;(('S', 8), 'S', 0, "Base fix 'Unsustainable Harvesting' (INDUSTRIAL) triggers crisis")(Skill for project)','11: ACTIVATE-ATTEMPTING PROJECTS=&gt;2(Consultant fees)','11: ACTIVATE-ATTEMPTING PROJECTS=&gt;8(Dice roll 2D6: skill check)','11: ACTIVATE-ATTEMPTING PROJECTS=&gt;(('D', 12), 'D', 1, "Improved fix 'Political Voice' (SOCIAL)")(Skill for project)','11: ACTIVATE-ATTEMPTING PROJECTS=&gt;4(Dice roll 2D6: skill check)','11: ACTIVATE-ATTEMPTING PROJECTS=&gt;None(Skill for project)','11: ACTIVATE-DOING RESEARCH=&gt;None(Start researching)','11: ACTIVATE-ATTEMPTING PROJECTS=&gt;None(Start project: type)','11: ACTIVATE-ATTEMPTING PROJECTS=&gt;(('S', 9), 'S', 1, "Base fix 'Unsustainable Harvesting' (INDUSTRIAL) triggers crisis")(Skill for project)','11: ACTIVATE-ATTEMPTING PROJECTS=&gt;0(Consultant fees)','11: ACTIVATE-ATTEMPTING PROJECTS=&gt;10(Dice roll 2D6: skill check)','11: ACTIVATE-ATTEMPTING PROJECTS=&gt;(('C', 8), 'C', 0, "Base fix 'Unsustainable Harvesting' (INDUSTRIAL) triggers crisis")(Skill for project)','11: ACTIVATE-ATTEMPTING PROJECTS=&gt;1(Consultant fees)','11: ACTIVATE-ATTEMPTING PROJECTS=&gt;8(Dice roll 2D6: skill check)','11: ACTIVATE-DOING RESEARCH=&gt;None(Start researching)','11: ACTIVATE-ATTEMPTING PROJECTS=&gt;(('S', 9), 'S', 0, "Base fix 'Sprawl' (INDUSTRIAL) triggers crisis")(Skill for project)','11: ACTIVATE-ATTEMPTING PROJECTS=&gt;0(Consultant fees)','11: ACTIVATE-ATTEMPTING PROJECTS=&gt;6(Dice roll 2D6: skill check)','11: ACTIVATE-ATTEMPTING PROJECTS=&gt;(('C', 11), 'C', 1, "Base fix 'Unsustainable Harvesting' (INDUSTRIAL) triggers crisis")(Skill for project)','11: ACTIVATE-ATTEMPTING PROJECTS=&gt;0(Consultant fees)','11: ACTIVATE-ATTEMPTING PROJECTS=&gt;10(Dice roll 2D6: skill check)','11: ACTIVATE-ATTEMPTING PROJECTS=&gt;(('D', 13), 'D', 0, "Improved fix 'Political Voice' (SOCIAL)")(Skill for project)','11: ACTIVATE-ATTEMPTING PROJECTS=&gt;0(Consultant fees)','11: ACTIVATE-ATTEMPTING PROJECTS=&gt;8(Dice roll 2D6: skill check)','11: ACTIVATE-DOING RESEARCH=&gt;None(Start researching)','11: ACTIVATE-ATTEMPTING PROJECTS=&gt;(('S', 11), 'S', 1, "Base fix 'Unsustainable Harvesting' (INDUSTRIAL) triggers crisis")(Skill for project)','11: ACTIVATE-ATTEMPTING PROJECTS=&gt;0(Consultant fees)','11: ACTIVATE-ATTEMPTING PROJECTS=&gt;5(Dice roll 2D6: skill check)','11: ACTIVATE-ATTEMPTING PROJECTS=&gt;(('C', 12), 'C', 0, "Improved fix 'Ocean Degradation' (ENVIRONMENTAL)")(Skill for project)','11: ACTIVATE-ATTEMPTING PROJECTS=&gt;0(Consultant fees)','11: ACTIVATE-ATTEMPTING PROJECTS=&gt;10(Dice roll 2D6: skill check)','11: ACTIVATE-DOING RESEARCH=&gt;None(Start researching)','11: END-FINALIZING=&gt;Base fix 'Healthcare' (CLASS) triggers crisis(Project abandoned)','11: END-CRISIS ROLLING=&gt;INDUSTRIAL(Crisis chip: full category)','11: END-CRISIS ROLLING=&gt;ECONOMIC(Crisis chip: full category)','11: END-CRISIS ROLLING=&gt;SOCIAL(Crisis chip: full category)','11: END-CRISIS ROLLING=&gt;CLASS(Crisis chip: full category)','11: END-CRISIS ROLLING=&gt;LIVING STANDARDS(Crisis chip: full category)','11: END-CRISIS ROLLING=&gt;5(Dice roll 1D6: crisis cat)','11: END-CRISIS ROLLING=&gt;ENVIRONMENTAL(Category for crisis)','11: END-CRISIS ROLLING=&gt;2(Dice roll 1D6: node in ENVIRONMENTAL)','11: END-CRISIS ROLLING=&gt;Climate Change(Crisis chip: overwhelmed problem)','11: END-CRISIS ROLLING=&gt;4(Dice roll 1D6: crisis cat)','11: END-CRISIS ROLLING=&gt;CLASS(Category for crisis)','11: END-CRISIS ROLLING=&gt;CLASS(Crisis chip: full category)','11: END-CRISIS ROLLING=&gt;4(Dice roll 1D6: crisis cat)','11: END-CRISIS ROLLING=&gt;CLASS(Category for crisis)','11: END-CRISIS ROLLING=&gt;CLASS(Crisis chip: full category)','11: END-CRISIS ROLLING=&gt;5(Dice roll 1D6: crisis cat)','11: END-CRISIS ROLLING=&gt;ENVIRONMENTAL(Category for crisis)','11: END-CRISIS ROLLING=&gt;6(Dice roll 1D6: node in ENVIRONMENTAL)','11: END-CRISIS ROLLING=&gt;2(Dice roll 1D6: node in ENVIRONMENTAL)','11: END-CRISIS ROLLING=&gt;Climate Change(Crisis chip: overwhelmed problem)','11: END-CRISIS ROLLING=&gt;3(Dice roll 1D6: crisis cat)','11: END-CRISIS ROLLING=&gt;SOCIAL(Category for crisis)','11: END-CRISIS ROLLING=&gt;SOCIAL(Crisis chip: full category)','11: END-CRISIS ROLLING=&gt;4(Dice roll 1D6: crisis cat)','11: END-CRISIS ROLLING=&gt;CLASS(Category for crisis)','11: END-CRISIS ROLLING=&gt;CLASS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CLASS(Crisis chip: full category)','11: END-CRISIS ROLLING=&gt;3(Dice roll 1D6: crisis cat)','11: END-CRISIS ROLLING=&gt;SOCIAL(Category for crisis)','11: END-CRISIS ROLLING=&gt;SOCIAL(Crisis chip: full category)','11: END-CRISIS ROLLING=&gt;6(Dice roll 1D6: crisis cat)','11: END-CRISIS ROLLING=&gt;LIVING STANDARDS(Category for crisis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5(Dice roll 1D6: crisis cat)','11: END-CRISIS ROLLING=&gt;ENVIRONMENTAL(Category for crisis)','11: END-CRISIS ROLLING=&gt;1(Dice roll 1D6: node in ENVIRONMENTAL)','11: END-CRISIS ROLLING=&gt;Chemical Pollution(Crisis chip: overwhelmed problem)','11: END-CRISIS ROLLING=&gt;3(Dice roll 1D6: crisis cat)','11: END-CRISIS ROLLING=&gt;SOCIAL(Category for crisis)','11: END-CRISIS ROLLING=&gt;SOCIAL(Crisis chip: full category)','11: END-CRISIS ROLLING=&gt;2(Dice roll 1D6: crisis cat)','11: END-CRISIS ROLLING=&gt;ECONOMIC(Category for crisis)','11: END-CRISIS ROLLING=&gt;ECONOMIC(Crisis chip: full category)','11: END-CRISIS ROLLING=&gt;3(Dice roll 1D6: crisis cat)','11: END-CRISIS ROLLING=&gt;SOCIAL(Category for crisis)','11: END-CRISIS ROLLING=&gt;SOCIAL(Crisis chip: full category)','11: END-CRISIS ROLLING=&gt;3(Dice roll 1D6: crisis cat)','11: END-CRISIS ROLLING=&gt;SOCIAL(Category for crisis)','11: END-CRISIS ROLLING=&gt;SOCIAL(Crisis chip: full category)','11: END-CRISIS ROLLING=&gt;5(Dice roll 1D6: crisis cat)','11: END-CRISIS ROLLING=&gt;ENVIRONMENTAL(Category for crisis)','11: END-CRISIS ROLLING=&gt;1(Dice roll 1D6: node in ENVIRONMENTAL)','11: END-CRISIS ROLLING=&gt;Chemical Pollution(Crisis chip: overwhelmed problem)','11: END-CRISIS ROLLING=&gt;5(Dice roll 1D6: crisis cat)','11: END-CRISIS ROLLING=&gt;ENVIRONMENTAL(Category for crisis)','11: END-CRISIS ROLLING=&gt;2(Dice roll 1D6: node in ENVIRONMENTAL)','11: END-CRISIS ROLLING=&gt;Climate Change(Crisis chip: overwhelmed problem)','11: END-CRISIS ROLLING=&gt;6(Dice roll 1D6: crisis cat)','11: END-CRISIS ROLLING=&gt;LIVING STANDARDS(Category for crisis)','11: END-CRISIS ROLLING=&gt;LIVING STANDARDS(Crisis chip: full category)','11: END-CRISIS ROLLING=&gt;2(Dice roll 1D6: crisis cat)','11: END-CRISIS ROLLING=&gt;ECONOMIC(Category for crisis)','11: END-CRISIS ROLLING=&gt;ECONOMIC(Crisis chip: full category)','11: END-CRISIS ROLLING=&gt;6(Dice roll 1D6: crisis cat)','11: END-CRISIS ROLLING=&gt;LIVING STANDARDS(Category for crisis)','11: END-CRISIS ROLLING=&gt;LIVING STANDARDS(Crisis chip: full category)','11: END-CRISIS ROLLING=&gt;2(Dice roll 1D6: crisis cat)','11: END-CRISIS ROLLING=&gt;ECONOMIC(Category for crisis)','11: END-CRISIS ROLLING=&gt;ECONOMIC(Crisis chip: full category)','11: END-CRISIS ROLLING=&gt;6(Dice roll 1D6: crisis cat)','11: END-CRISIS ROLLING=&gt;LIVING STANDARDS(Category for crisis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1(Dice roll 1D6: crisis cat)','11: END-CRISIS ROLLING=&gt;INDUSTRIAL(Category for crisis)','11: END-CRISIS ROLLING=&gt;INDUSTRIAL(Crisis chip: full category)','11: END-CRISIS ROLLING=&gt;6(Dice roll 1D6: crisis cat)','11: END-CRISIS ROLLING=&gt;LIVING STANDARDS(Category for crisis)','11: END-CRISIS ROLLING=&gt;LIVING STANDARDS(Crisis chip: full category)','11: END-CRISIS ROLLING=&gt;1(Dice roll 1D6: crisis cat)','11: END-CRISIS ROLLING=&gt;INDUSTRIAL(Category for crisis)','11: END-CRISIS ROLLING=&gt;INDUSTRIAL(Crisis chip: full category)','11: END-CRISIS ROLLING=&gt;1(Dice roll 1D6: crisis cat)','11: END-CRISIS ROLLING=&gt;INDUSTRIAL(Category for crisis)','11: END-CRISIS ROLLING=&gt;INDUSTRIAL(Crisis chip: full category)','11: END-CRISIS ROLLING=&gt;4(Dice roll 1D6: crisis cat)','11: END-CRISIS ROLLING=&gt;CLASS(Category for crisis)','11: END-CRISIS ROLLING=&gt;CLASS(Crisis chip: full category)','11: END-CRISIS ROLLING=&gt;1(Dice roll 1D6: crisis cat)','11: END-CRISIS ROLLING=&gt;INDUSTRIAL(Category for crisis)','11: END-CRISIS ROLLING=&gt;INDUSTRIAL(Crisis chip: full category)','11: END-CRISIS ROLLING=&gt;3(Dice roll 1D6: crisis cat)','11: END-CRISIS ROLLING=&gt;SOCIAL(Category for crisis)','11: END-CRISIS ROLLING=&gt;SOCIAL(Crisis chip: full category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5(Dice roll 1D6: crisis cat)','11: END-CRISIS ROLLING=&gt;ENVIRONMENTAL(Category for crisis)','11: END-CRISIS ROLLING=&gt;5(Dice roll 1D6: node in ENVIRONMENTAL)','11: END-CRISIS ROLLING=&gt;Ocean Degradation(Crisis chip: overwhelmed problem)','11: END-CRISIS ROLLING=&gt;1(Dice roll 1D6: crisis cat)','11: END-CRISIS ROLLING=&gt;INDUSTRIAL(Category for crisis)','11: END-CRISIS ROLLING=&gt;INDUSTRIAL(Crisis chip: full category)','11: END-CRISIS ROLLING=&gt;4(Dice roll 1D6: crisis cat)','11: END-CRISIS ROLLING=&gt;CLASS(Category for crisis)','11: END-CRISIS ROLLING=&gt;CLASS(Crisis chip: full category)','11: END-CRISIS ROLLING=&gt;5(Dice roll 1D6: crisis cat)','11: END-CRISIS ROLLING=&gt;ENVIRONMENTAL(Category for crisis)','11: END-CRISIS ROLLING=&gt;6(Dice roll 1D6: node in ENVIRONMENTAL)','11: END-CRISIS ROLLING=&gt;1(Dice roll 1D6: node in ENVIRONMENTAL)','11: END-CRISIS ROLLING=&gt;Chemical Pollution(Crisis chip: overwhelmed problem)','11: END-CRISIS ROLLING=&gt;4(Dice roll 1D6: crisis cat)','11: END-CRISIS ROLLING=&gt;CLASS(Category for crisis)','11: END-CRISIS ROLLING=&gt;CLASS(Crisis chip: full category)','11: END-CRISIS ROLLING=&gt;4(Dice roll 1D6: crisis cat)','11: END-CRISIS ROLLING=&gt;CLASS(Category for crisis)','11: END-CRISIS ROLLING=&gt;CLASS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5(Dice roll 1D6: node in ENVIRONMENTAL)','11: END-CRISIS ROLLING=&gt;Ocean Degradation(Crisis chip: overwhelmed problem)','11: END-CRISIS ROLLING=&gt;3(Dice roll 1D6: crisis cat)','11: END-CRISIS ROLLING=&gt;SOCIAL(Category for crisis)','11: END-CRISIS ROLLING=&gt;SOCIAL(Crisis chip: full category)','11: END-CRISIS ROLLING=&gt;3(Dice roll 1D6: crisis cat)','11: END-CRISIS ROLLING=&gt;SOCIAL(Category for crisis)','11: END-CRISIS ROLLING=&gt;SOCIAL(Crisis chip: full category)','11: END-CRISIS ROLLING=&gt;5(Dice roll 1D6: crisis cat)','11: END-CRISIS ROLLING=&gt;ENVIRONMENTAL(Category for crisis)','11: END-CRISIS ROLLING=&gt;1(Dice roll 1D6: node in ENVIRONMENTAL)','11: END-CRISIS ROLLING=&gt;Chemical Pollution(Crisis chip: overwhelmed problem)','11: END-CRISIS ROLLING=&gt;3(Dice roll 1D6: crisis cat)','11: END-CRISIS ROLLING=&gt;SOCIAL(Category for crisis)','11: END-CRISIS ROLLING=&gt;SOCIAL(Crisis chip: full category)','11: END-CRISIS ROLLING=&gt;6(Dice roll 1D6: crisis cat)','11: END-CRISIS ROLLING=&gt;LIVING STANDARDS(Category for crisis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1(Dice roll 1D6: node in ENVIRONMENTAL)','11: END-CRISIS ROLLING=&gt;Chemical Pollu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3, 15, 17, 19, 21, 24, 27]}</text:p>
          </table:table-cell>
          <table:table-cell table:style-name="Gnumeric-default" office:value-type="string">
            <text:p>{'abandoned-project': [[], [], [], [], [], [], [], [], [], [], [], [], [], [True], [], [], [], [], [], [], [], [], [], [], [], [], [], [], [], [], [], [], [], [], [], [], [], [], [], [], [], [], [], [], [], [], [], [], [], [], [], [], [], [], [], [], [], [], [], [], [], [], [], [], [], [], [], [], [], [], [True], [], [], [], [], [], [], [], [], [], [], [], [], [], [], [], [], [], [], [True, True], [], [], [], [], [], [], [], [], [], [], [], [], [], [], [], [], [], [], [], [], [], [], [], [], [], [], [], [], [], [], [], [True], [], [], [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C', 10)(Card drawn: 1)','0: ENGAGE-DRAWING CARDS=&gt;('C', 12)(Card drawn: 2)','0: ENGAGE-CRISIS RISING','0: ENGAGE-DRAWING MONEY=&gt;3(Money drawn)','0: ENGAGE-DRAWING CARDS=&gt;('D', 9)(Card drawn: 1)','0: ENGAGE-DRAWING CARDS=&gt;('C', 1)(Card drawn: 2)','0: ENGAGE-DRAWING MONEY=&gt;3(Money drawn)','0: ENGAGE-DRAWING CARDS=&gt;('H', 8)(Card drawn: 1)','0: ENGAGE-DRAWING CARDS=&gt;('H', 12)(Card drawn: 2)','0: ENGAGE-CRISIS RISING','0: ENGAGE-DRAWING MONEY=&gt;3(Money drawn)','0: ENGAGE-DRAWING CARDS=&gt;('D', 7)(Card drawn: 1)','0: ENGAGE-DRAWING CARDS=&gt;('C', 9)(Card drawn: 2)','0: ENGAGE-DRAWING MONEY=&gt;3(Money drawn)','0: ENGAGE-DRAWING CARDS=&gt;('C', 12)(Card drawn: 1)','0: ENGAGE-DRAWING CARDS=&gt;('C', 2)(Card drawn: 2)','0: ENGAGE-DRAWING MONEY=&gt;3(Money drawn)','0: ENGAGE-DRAWING CARDS=&gt;('C', 7)(Card drawn: 1)','0: ENGAGE-DRAWING CARDS=&gt;('S', 2)(Card drawn: 2)','0: ACTIVATE-ATTEMPTING PROJECTS=&gt;Base(Start project: type)','0: ACTIVATE-ATTEMPTING PROJECTS=&gt;LIVING STANDARDS(Start project: fix category)','0: ACTIVATE-ATTEMPTING PROJECTS=&gt;Low Labour Standards(Start project: fix problem)','0: ACTIVATE-ATTEMPTING PROJECTS=&gt;Base fix 'Low Labour Standards' (LIVING STANDARDS) triggers crisis(Project started)','0: ACTIVATE-ATTEMPTING PROJECTS=&gt;(('C', 12), 'C', 1, "Base fix 'Low Labour Standards' (LIVING STANDARDS) triggers crisis")(Skill for project)','0: ACTIVATE-ATTEMPTING PROJECTS=&gt;1(Consultant fees)','0: ACTIVATE-ATTEMPTING PROJECTS=&gt;7(Dice roll 2D6: skill check)','0: ACTIVATE-ATTEMPTING PROJECTS=&gt;(('C', 10), 'C', 0, "Base fix 'Low Labour Standards' (LIVING STANDARDS) triggers crisis")(Skill for project)','0: ACTIVATE-ATTEMPTING PROJECTS=&gt;1(Consultant fees)','0: ACTIVATE-ATTEMPTING PROJECTS=&gt;6(Dice roll 2D6: skill check)','0: ACTIVATE-DOING RESEARCH=&gt;None(Start researching)','0: ACTIVATE-ATTEMPTING PROJECTS=&gt;Base(Start project: type)','0: ACTIVATE-ATTEMPTING PROJECTS=&gt;SOCIAL(Start project: fix category)','0: ACTIVATE-ATTEMPTING PROJECTS=&gt;Peace &amp; Justice(Start project: fix problem)','0: ACTIVATE-ATTEMPTING PROJECTS=&gt;Base fix 'Peace &amp; Justice' (SOCIAL) triggers crisis(Project started)','0: ACTIVATE-ATTEMPTING PROJECTS=&gt;(('D', 9), 'D', 0, "Base fix 'Peace &amp; Justice' (SOCIAL) triggers crisis")(Skill for project)','0: ACTIVATE-ATTEMPTING PROJECTS=&gt;1(Consultant fees)','0: ACTIVATE-ATTEMPTING PROJECTS=&gt;8(Dice roll 2D6: skill check)','0: ACTIVATE-DOING RESEARCH=&gt;None(Start researching)','0: ACTIVATE-ATTEMPTING PROJECTS=&gt;Base(Start project: type)','0: ACTIVATE-ATTEMPTING PROJECTS=&gt;ECONOMIC(Start project: fix category)','0: ACTIVATE-ATTEMPTING PROJECTS=&gt;Inefficiency(Start project: fix problem)','0: ACTIVATE-ATTEMPTING PROJECTS=&gt;Base fix 'Inefficiency' (ECONOMIC) triggers crisis(Project started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ACTIVATE-ATTEMPTING PROJECTS=&gt;None(Start project: type)','0: ACTIVATE-DOING RESEARCH=&gt;None(Start researching)','0: END-FINALIZING=&gt;Base fix 'Inefficiency' (ECONOMIC) triggers crisis(Project abandoned)','0: END-CRISIS ROLLING=&gt;1(Dice roll 1D6: crisis cat)','0: END-CRISIS ROLLING=&gt;INDUSTRIAL(Category for crisis)','0: END-CRISIS ROLLING=&gt;5(Dice roll 1D6: node in INDUSTRIAL)','0: END-CRISIS ROLLING=&gt;5(Dice roll 1D6: node in INDUSTRIAL)','0: END-CRISIS ROLLING=&gt;1(Dice roll 1D6: node in INDUSTRIAL)','0: END-CRISIS ROLLING=&gt;Polluting Industry(Problem for crisis)','0: END-CRISIS ROLLING=&gt;8(Dice roll 2D6: crisis roll for Polluting Industry)','0: END-CRISIS ROLLING=&gt;8(Crisis roll for node "Polluting Industry")','0: END-CRISIS ROLLING=&gt;Air &amp; Ozone Degradation(Now in crisis (cascaded from: Polluting Industry))','0: END-CRISIS ROLLING=&gt;Chemical Pollution(Now in crisis (cascaded from: Polluting Industry))','0: END-CRISIS ROLLING=&gt;Inefficiency(Now in crisis (cascaded from: Polluting Industry))','0: END-CRISIS ROLLING=&gt;6(Dice roll 1D6: crisis cat)','0: END-CRISIS ROLLING=&gt;LIVING STANDARDS(Category for crisis)','0: END-CRISIS ROLLING=&gt;2(Dice roll 1D6: node in LIVING STANDARDS)','0: END-CRISIS ROLLING=&gt;Low Labour Standards(Problem for crisis)','0: END-CRISIS ROLLING=&gt;8(Dice roll 2D6: crisis roll for Low Labour Standards)','0: END-CRISIS ROLLING=&gt;8(Crisis roll for node "Low Labour Standards")','0: END-CRISIS ROLLING=&gt;Low Labour Standards(Now in crisis)','1: ENGAGE-DRAWING MONEY=&gt;2(Money drawn)','1: ENGAGE-DRAWING CARDS=&gt;('C', 6)(Card drawn: 1)','1: ENGAGE-DRAWING CARDS=&gt;('C', 2)(Card drawn: 2)','1: ENGAGE-CRISIS RISING','1: ENGAGE-DRAWING MONEY=&gt;2(Money drawn)','1: ENGAGE-DRAWING CARDS=&gt;('C', 3)(Card drawn: 1)','1: ENGAGE-DRAWING CARDS=&gt;('S', 9)(Card drawn: 2)','1: ENGAGE-DRAWING MONEY=&gt;2(Money drawn)','1: ENGAGE-DRAWING CARDS=&gt;('D', 3)(Card drawn: 1)','1: ENGAGE-DRAWING CARDS=&gt;('D', 8)(Card drawn: 2)','1: ENGAGE-CRISIS RISING','1: ENGAGE-DRAWING MONEY=&gt;2(Money drawn)','1: ENGAGE-DRAWING CARDS=&gt;('C', 8)(Card drawn: 1)','1: ENGAGE-DRAWING CARDS=&gt;('D', 12)(Card drawn: 2)','1: ENGAGE-DRAWING MONEY=&gt;2(Money drawn)','1: ENGAGE-DRAWING CARDS=&gt;('D', 5)(Card drawn: 1)','1: ENGAGE-DRAWING CARDS=&gt;('H', 13)(Card drawn: 2)','1: ENGAGE-DRAWING MONEY=&gt;2(Money drawn)','1: ENGAGE-DRAWING CARDS=&gt;('D', 6)(Card drawn: 1)','1: ENGAGE-DRAWING CARDS=&gt;('H', 8)(Card drawn: 2)','1: ACTIVATE-ATTEMPTING PROJECTS=&gt;(('C', 6), 'C', 0, "Base fix 'Low Labour Standards' (LIVING STANDARDS) triggers crisis")(Skill for project)','1: ACTIVATE-ATTEMPTING PROJECTS=&gt;1(Consultant fees)','1: ACTIVATE-ATTEMPTING PROJECTS=&gt;4(Dice roll 2D6: skill check)','1: ACTIVATE-ATTEMPTING PROJECTS=&gt;(('C', 2), 'C', 0, "Base fix 'Low Labour Standards' (LIVING STANDARDS) triggers crisis")(Skill for project)','1: ACTIVATE-ATTEMPTING PROJECTS=&gt;1(Consultant fees)','1: ACTIVATE-ATTEMPTING PROJECTS=&gt;6(Dice roll 2D6: skill check)','1: ACTIVATE-DOING RESEARCH=&gt;None(Start researching)','1: ACTIVATE-ATTEMPTING PROJECTS=&gt;(('C', 3), 'C', 1, "Base fix 'Low Labour Standards' (LIVING STANDARDS) triggers crisis")(Skill for project)','1: ACTIVATE-ATTEMPTING PROJECTS=&gt;0(Consultant fees)','1: ACTIVATE-ATTEMPTING PROJECTS=&gt;11(Dice roll 2D6: skill check)','1: ACTIVATE-ATTEMPTING PROJECTS=&gt;(('C', 1), 'C', 0, "Base fix 'Low Labour Standards' (LIVING STANDARDS) triggers crisis")(Skill for project)','1: ACTIVATE-ATTEMPTING PROJECTS=&gt;1(Consultant fees)','1: ACTIVATE-ATTEMPTING PROJECTS=&gt;5(Dice roll 2D6: skill check)','1: ACTIVATE-DOING RESEARCH=&gt;None(Start researching)','1: ACTIVATE-ATTEMPTING PROJECTS=&gt;Remove-Tradeoff(Start project: type)','1: ACTIVATE-ATTEMPTING PROJECTS=&gt;SOCIAL(Start project: fix category)','1: ACTIVATE-ATTEMPTING PROJECTS=&gt;Political Voice(Start project: fix problem)','1: ACTIVATE-ATTEMPTING PROJECTS=&gt;Improved fix 'Political Voice' (SOCIAL)(Project started)','1: ACTIVATE-ATTEMPTING PROJECTS=&gt;(('H', 8), 'H', 0, "Base fix 'Low Labour Standards' (LIVING STANDARDS) triggers crisis")(Skill for project)','1: ACTIVATE-ATTEMPTING PROJECTS=&gt;2(Consultant fees)','1: ACTIVATE-ATTEMPTING PROJECTS=&gt;9(Dice roll 2D6: skill check)','1: ACTIVATE-ATTEMPTING PROJECTS=&gt;(('H', 12), 'H', 0, "Improved fix 'Political Voice' (SOCIAL)")(Skill for project)','1: ACTIVATE-ATTEMPTING PROJECTS=&gt;0(Consultant fees)','1: ACTIVATE-ATTEMPTING PROJECTS=&gt;7(Dice roll 2D6: skill check)','1: ACTIVATE-ATTEMPTING PROJECTS=&gt;(('D', 8), 'D', 1, "Base fix 'Peace &amp; Justice' (SOCIAL) triggers crisis")(Skill for project)','1: ACTIVATE-ATTEMPTING PROJECTS=&gt;0(Consultant fees)','1: ACTIVATE-ATTEMPTING PROJECTS=&gt;3(Dice roll 2D6: skill check)','1: ACTIVATE-ATTEMPTING PROJECTS=&gt;None(Skill for project)','1: ACTIVATE-DOING RESEARCH=&gt;None(Start researching)','1: ACTIVATE-ATTEMPTING PROJECTS=&gt;None(Start project: type)','1: ACTIVATE-ATTEMPTING PROJECTS=&gt;(('C', 8), 'C', 2, "Base fix 'Low Labour Standards' (LIVING STANDARDS) triggers crisis")(Skill for project)','1: ACTIVATE-ATTEMPTING PROJECTS=&gt;3(Consultant fees)','1: ACTIVATE-ATTEMPTING PROJECTS=&gt;7(Dice roll 2D6: skill check)','1: ACTIVATE-ATTEMPTING PROJECTS=&gt;(('C', 9), 'C', 1, "Base fix 'Low Labour Standards' (LIVING STANDARDS) triggers crisis")(Skill for project)','1: ACTIVATE-ATTEMPTING PROJECTS=&gt;2(Consultant fees)','1: ACTIVATE-ATTEMPTING PROJECTS=&gt;5(Dice roll 2D6: skill check)','1: ACTIVATE-ATTEMPTING PROJECTS=&gt;(('D', 7), 'D', 0, "Base fix 'Peace &amp; Justice' (SOCIAL) triggers crisis")(Skill for project)','1: ACTIVATE-ATTEMPTING PROJECTS=&gt;6(Dice roll 2D6: skill check)','1: ACTIVATE-ATTEMPTING PROJECTS=&gt;None(Skill for project)','1: ACTIVATE-DOING RESEARCH=&gt;None(Start researching)','1: ACTIVATE-ATTEMPTING PROJECTS=&gt;Base(Start project: type)','1: ACTIVATE-ATTEMPTING PROJECTS=&gt;SOCIAL(Start project: fix category)','1: ACTIVATE-ATTEMPTING PROJECTS=&gt;Peace &amp; Justice(Start project: fix problem)','1: ACTIVATE-ATTEMPTING PROJECTS=&gt;Base fix 'Peace &amp; Justice' (SOCIAL) triggers crisis(Project started)','1: ACTIVATE-ATTEMPTING PROJECTS=&gt;(('H', 13), 'H', 3, "Base fix 'Low Labour Standards' (LIVING STANDARDS) triggers crisis")(Skill for project)','1: ACTIVATE-ATTEMPTING PROJECTS=&gt;1(Consultant fees)','1: ACTIVATE-ATTEMPTING PROJECTS=&gt;7(Dice roll 2D6: skill check)','1: ACTIVATE-ATTEMPTING PROJECTS=&gt;(('C', 12), 'C', 0, "Base fix 'Low Labour Standards' (LIVING STANDARDS) triggers crisis")(Skill for project)','1: ACTIVATE-ATTEMPTING PROJECTS=&gt;0(Consultant fees)','1: ACTIVATE-ATTEMPTING PROJECTS=&gt;5(Dice roll 2D6: skill check)','1: ACTIVATE-ATTEMPTING PROJECTS=&gt;(('C', 2), 'C', 0, "Base fix 'Low Labour Standards' (LIVING STANDARDS) triggers crisis")(Skill for project)','1: ACTIVATE-ATTEMPTING PROJECTS=&gt;0(Consultant fees)','1: ACTIVATE-ATTEMPTING PROJECTS=&gt;3(Dice roll 2D6: skill check)','1: ACTIVATE-ATTEMPTING PROJECTS=&gt;(('D', 5), 'D', 0, "Base fix 'Peace &amp; Justice' (SOCIAL) triggers crisis")(Skill for project)','1: ACTIVATE-ATTEMPTING PROJECTS=&gt;0(Consultant fees)','1: ACTIVATE-ATTEMPTING PROJECTS=&gt;8(Dice roll 2D6: skill check)','1: ACTIVATE-DOING RESEARCH=&gt;None(Start researching)','1: ACTIVATE-ATTEMPTING PROJECTS=&gt;Base(Start project: type)','1: ACTIVATE-ATTEMPTING PROJECTS=&gt;ECONOMIC(Start project: fix category)','1: ACTIVATE-ATTEMPTING PROJECTS=&gt;Inefficiency(Start project: fix problem)','1: ACTIVATE-ATTEMPTING PROJECTS=&gt;Base fix 'Inefficiency' (ECONOMIC) triggers crisis(Project started)','1: ACTIVATE-ATTEMPTING PROJECTS=&gt;(('D', 6), 'D', 2, "Base fix 'Inefficiency' (ECONOMIC) triggers crisis")(Skill for project)','1: ACTIVATE-ATTEMPTING PROJECTS=&gt;0(Consultant fees)','1: ACTIVATE-ATTEMPTING PROJECTS=&gt;7(Dice roll 2D6: skill check)','1: ACTIVATE-ATTEMPTING PROJECTS=&gt;(('H', 8), 'H', 2, "Base fix 'Peace &amp; Justice' (SOCIAL) triggers crisis")(Skill for project)','1: ACTIVATE-ATTEMPTING PROJECTS=&gt;1(Consultant fees)','1: ACTIVATE-ATTEMPTING PROJECTS=&gt;5(Dice roll 2D6: skill check)','1: ACTIVATE-ATTEMPTING PROJECTS=&gt;(('C', 7), 'C', 0, "Base fix 'Low Labour Standards' (LIVING STANDARDS) triggers crisis")(Skill for project)','1: ACTIVATE-ATTEMPTING PROJECTS=&gt;3(Consultant fees)','1: ACTIVATE-ATTEMPTING PROJECTS=&gt;4(Dice roll 2D6: skill check)','1: ACTIVATE-ATTEMPTING PROJECTS=&gt;(('S', 2), 'S', 0, "Base fix 'Inefficiency' (ECONOMIC) triggers crisis")(Skill for project)','1: ACTIVATE-ATTEMPTING PROJECTS=&gt;1(Consultant fees)','1: ACTIVATE-ATTEMPTING PROJECTS=&gt;8(Dice roll 2D6: skill check)','1: ACTIVATE-DOING RESEARCH=&gt;None(Start researching)','1: END-CRISIS ROLLING=&gt;5(Dice roll 1D6: crisis cat)','1: END-CRISIS ROLLING=&gt;ENVIRONMENTAL(Category for crisis)','1: END-CRISIS ROLLING=&gt;3(Dice roll 1D6: node in ENVIRONMENTAL)','1: END-CRISIS ROLLING=&gt;Freshwater Depletion(Problem for crisis)','1: END-CRISIS ROLLING=&gt;8(Dice roll 2D6: crisis roll for Freshwater Depletion)','1: END-CRISIS ROLLING=&gt;8(Crisis roll for node "Freshwater Depletion")','1: END-CRISIS ROLLING=&gt;Freshwater Depletion(Now in crisis)','1: END-CRISIS ROLLING=&gt;1(Dice roll 1D6: crisis cat)','1: END-CRISIS ROLLING=&gt;INDUSTRIAL(Category for crisis)','1: END-CRISIS ROLLING=&gt;1(Dice roll 1D6: node in INDUSTRIAL)','1: END-CRISIS ROLLING=&gt;Polluting Industry(Problem for crisis)','1: END-CRISIS ROLLING=&gt;7(Dice roll 2D6: crisis roll for Polluting Industry)','1: END-CRISIS ROLLING=&gt;7(Crisis roll for node "Polluting Industry")','1: END-CRISIS ROLLING=&gt;Biodiversity Loss(Now in crisis (cascaded from: Polluting Industry))','2: ENGAGE-DRAWING MONEY=&gt;2(Money drawn)','2: ENGAGE-DRAWING CARDS=&gt;('C', 13)(Card drawn: 1)','2: ENGAGE-DRAWING CARDS=&gt;('S', 2)(Card drawn: 2)','2: ENGAGE-CRISIS RISING','2: ENGAGE-DRAWING MONEY=&gt;2(Money drawn)','2: ENGAGE-DRAWING CARDS=&gt;('H', 5)(Card drawn: 1)','2: ENGAGE-DRAWING CARDS=&gt;('S', 1)(Card drawn: 2)','2: ENGAGE-DRAWING MONEY=&gt;2(Money drawn)','2: ENGAGE-DRAWING CARDS=&gt;('H', 13)(Card drawn: 1)','2: ENGAGE-DRAWING CARDS=&gt;('D', 10)(Card drawn: 2)','2: ENGAGE-CRISIS RISING','2: ENGAGE-DRAWING MONEY=&gt;2(Money drawn)','2: ENGAGE-DRAWING CARDS=&gt;('C', 14)(Card drawn: 1)','2: ENGAGE-DRAWING CARDS=&gt;('C', 11)(Card drawn: 2)','2: ENGAGE-DRAWING MONEY=&gt;2(Money drawn)','2: ENGAGE-DRAWING CARDS=&gt;('H', 11)(Card drawn: 1)','2: ENGAGE-DRAWING CARDS=&gt;('H', 4)(Card drawn: 2)','2: ENGAGE-DRAWING MONEY=&gt;2(Money drawn)','2: ENGAGE-DRAWING CARDS=&gt;('S', 9)(Card drawn: 1)','2: ENGAGE-DRAWING CARDS=&gt;('S', 4)(Card drawn: 2)','2: ACTIVATE-ATTEMPTING PROJECTS=&gt;None(Skill for project)','2: ACTIVATE-DOING RESEARCH=&gt;None(Start researching)','2: ACTIVATE-ATTEMPTING PROJECTS=&gt;(('S', 9), 'S', 0, "Base fix 'Inefficiency' (ECONOMIC) triggers crisis")(Skill for project)','2: ACTIVATE-ATTEMPTING PROJECTS=&gt;2(Consultant fees)','2: ACTIVATE-ATTEMPTING PROJECTS=&gt;6(Dice roll 2D6: skill check)','2: ACTIVATE-ATTEMPTING PROJECTS=&gt;None(Skill for project)','2: ACTIVATE-DOING RESEARCH=&gt;None(Start researching)','2: ACTIVATE-ATTEMPTING PROJECTS=&gt;(('D', 3), 'D', 0, "Base fix 'Peace &amp; Justice' (SOCIAL) triggers crisis")(Skill for project)','2: ACTIVATE-ATTEMPTING PROJECTS=&gt;0(Consultant fees)','2: ACTIVATE-ATTEMPTING PROJECTS=&gt;8(Dice roll 2D6: skill check)','2: ACTIVATE-ATTEMPTING PROJECTS=&gt;(('D', 10), 'D', 1, "Base fix 'Inefficiency' (ECONOMIC) triggers crisis")(Skill for project)','2: ACTIVATE-ATTEMPTING PROJECTS=&gt;0(Consultant fees)','2: ACTIVATE-ATTEMPTING PROJECTS=&gt;5(Dice roll 2D6: skill check)','2: ACTIVATE-ATTEMPTING PROJECTS=&gt;None(Skill for project)','2: ACTIVATE-DOING RESEARCH=&gt;None(Start researching)','2: ACTIVATE-ATTEMPTING PROJECTS=&gt;None(Start project: type)','2: ACTIVATE-ATTEMPTING PROJECTS=&gt;(('C', 11), 'C', 2, "Base fix 'Low Labour Standards' (LIVING STANDARDS) triggers crisis")(Skill for project)','2: ACTIVATE-ATTEMPTING PROJECTS=&gt;0(Consultant fees)','2: ACTIVATE-ATTEMPTING PROJECTS=&gt;8(Dice roll 2D6: skill check)','2: ACTIVATE-ATTEMPTING PROJECTS=&gt;(('C', 14), 'H', 1, "Base fix 'Low Labour Standards' (LIVING STANDARDS) triggers crisis")(Skill for project)','2: ACTIVATE-ATTEMPTING PROJECTS=&gt;(('D', 12), 'D', 0, "Base fix 'Peace &amp; Justice' (SOCIAL) triggers crisis")(Skill for project)','2: ACTIVATE-ATTEMPTING PROJECTS=&gt;0(Consultant fees)','2: ACTIVATE-ATTEMPTING PROJECTS=&gt;10(Dice roll 2D6: skill check)','2: ACTIVATE-DOING RESEARCH=&gt;None(Start researching)','2: ACTIVATE-ATTEMPTING PROJECTS=&gt;(('H', 11), 'H', 0, "Improved fix 'Political Voice' (SOCIAL)")(Skill for project)','2: ACTIVATE-ATTEMPTING PROJECTS=&gt;1(Consultant fees)','2: ACTIVATE-ATTEMPTING PROJECTS=&gt;9(Dice roll 2D6: skill check)','2: ACTIVATE-ATTEMPTING PROJECTS=&gt;(('H', 4), 'H', 0, "Base fix 'Peace &amp; Justice' (SOCIAL) triggers crisis")(Skill for project)','2: ACTIVATE-ATTEMPTING PROJECTS=&gt;0(Consultant fees)','2: ACTIVATE-ATTEMPTING PROJECTS=&gt;9(Dice roll 2D6: skill check)','2: ACTIVATE-DOING RESEARCH=&gt;None(Start researching)','2: ACTIVATE-ATTEMPTING PROJECTS=&gt;(('S', 9), 'S', 0, "Base fix 'Inefficiency' (ECONOMIC) triggers crisis")(Skill for project)','2: ACTIVATE-ATTEMPTING PROJECTS=&gt;2(Consultant fees)','2: ACTIVATE-ATTEMPTING PROJECTS=&gt;7(Dice roll 2D6: skill check)','2: ACTIVATE-ATTEMPTING PROJECTS=&gt;(('S', 4), 'S', 0, "Base fix 'Inefficiency' (ECONOMIC) triggers crisis")(Skill for project)','2: ACTIVATE-ATTEMPTING PROJECTS=&gt;9(Dice roll 2D6: skill check)','2: ACTIVATE-DOING RESEARCH=&gt;None(Start researching)','2: END-FINALIZING=&gt;Base fix 'Low Labour Standards' (LIVING STANDARDS) triggers crisis(Project overskilled for "('C', 14)")','2: END-CRISIS ROLLING=&gt;3(Dice roll 1D6: crisis cat)','2: END-CRISIS ROLLING=&gt;SOCIAL(Category for crisis)','2: END-CRISIS ROLLING=&gt;5(Dice roll 1D6: node in SOCIAL)','2: END-CRISIS ROLLING=&gt;3(Dice roll 1D6: node in SOCIAL)','2: END-CRISIS ROLLING=&gt;Peace &amp; Justice(Problem for crisis)','2: END-CRISIS ROLLING=&gt;6(Dice roll 2D6: crisis roll for Peace &amp; Justice)','2: END-CRISIS ROLLING=&gt;6(Crisis roll for node "Peace &amp; Justice")','2: END-CRISIS ROLLING=&gt;Peace &amp; Justice(Now in crisis)','2: END-CRISIS ROLLING=&gt;2(Dice roll 1D6: crisis cat)','2: END-CRISIS ROLLING=&gt;ECONOMIC(Category for crisis)','2: END-CRISIS ROLLING=&gt;4(Dice roll 1D6: node in ECONOMIC)','2: END-CRISIS ROLLING=&gt;3(Dice roll 1D6: node in ECONOMIC)','2: END-CRISIS ROLLING=&gt;Inefficiency(Crisis chip: overwhelmed problem)','2: END-CRISIS ROLLING=&gt;5(Dice roll 1D6: crisis cat)','2: END-CRISIS ROLLING=&gt;ENVIRONMENTAL(Category for crisis)','2: END-CRISIS ROLLING=&gt;4(Dice roll 1D6: node in ENVIRONMENTAL)','2: END-CRISIS ROLLING=&gt;Air &amp; Ozone Degradation(Problem for crisis)','2: END-CRISIS ROLLING=&gt;7(Dice roll 2D6: crisis roll for Air &amp; Ozone Degradation)','2: END-CRISIS ROLLING=&gt;7(Crisis roll for node "Air &amp; Ozone Degradation")','2: END-CRISIS ROLLING=&gt;Healthcare(Now in crisis (cascaded from: Air &amp; Ozone Degradation))','3: ENGAGE-DRAWING MONEY=&gt;2(Money drawn)','3: ENGAGE-DRAWING CARDS=&gt;('S', 12)(Card drawn: 1)','3: ENGAGE-DRAWING CARDS=&gt;('C', 7)(Card drawn: 2)','3: ENGAGE-CRISIS RISING','3: ENGAGE-DRAWING MONEY=&gt;2(Money drawn)','3: ENGAGE-DRAWING CARDS=&gt;('D', 11)(Card drawn: 1)','3: ENGAGE-DRAWING CARDS=&gt;('C', 1)(Card drawn: 2)','3: ENGAGE-DRAWING MONEY=&gt;2(Money drawn)','3: ENGAGE-DRAWING CARDS=&gt;('H', 4)(Card drawn: 1)','3: ENGAGE-DRAWING CARDS=&gt;('H', 11)(Card drawn: 2)','3: ENGAGE-CRISIS RISING','3: ENGAGE-DRAWING MONEY=&gt;2(Money drawn)','3: ENGAGE-DRAWING CARDS=&gt;('H', 14)(Card drawn: 1)','3: ENGAGE-DRAWING CARDS=&gt;('C', 3)(Card drawn: 2)','3: ENGAGE-DRAWING MONEY=&gt;2(Money drawn)','3: ENGAGE-DRAWING CARDS=&gt;('H', 2)(Card drawn: 1)','3: ENGAGE-DRAWING CARDS=&gt;('H', 12)(Card drawn: 2)','3: ENGAGE-DRAWING MONEY=&gt;2(Money drawn)','3: ENGAGE-DRAWING CARDS=&gt;('H', 6)(Card drawn: 1)','3: ENGAGE-DRAWING CARDS=&gt;('H', 2)(Card drawn: 2)','3: ACTIVATE-ATTEMPTING PROJECTS=&gt;(('C', 13), 'C', 0, "Base fix 'Low Labour Standards' (LIVING STANDARDS) triggers crisis")(Skill for project)','3: ACTIVATE-ATTEMPTING PROJECTS=&gt;0(Consultant fees)','3: ACTIVATE-ATTEMPTING PROJECTS=&gt;4(Dice roll 2D6: skill check)','3: ACTIVATE-ATTEMPTING PROJECTS=&gt;(('S', 12), 'S', 1, "Base fix 'Inefficiency' (ECONOMIC) triggers crisis")(Skill for project)','3: ACTIVATE-ATTEMPTING PROJECTS=&gt;0(Consultant fees)','3: ACTIVATE-ATTEMPTING PROJECTS=&gt;5(Dice roll 2D6: skill check)','3: ACTIVATE-ATTEMPTING PROJECTS=&gt;None(Skill for project)','3: ACTIVATE-DOING RESEARCH=&gt;None(Start researching)','3: ACTIVATE-ATTEMPTING PROJECTS=&gt;(('H', 5), 'H', 0, "Base fix 'Low Labour Standards' (LIVING STANDARDS) triggers crisis")(Skill for project)','3: ACTIVATE-ATTEMPTING PROJECTS=&gt;1(Consultant fees)','3: ACTIVATE-ATTEMPTING PROJECTS=&gt;5(Dice roll 2D6: skill check)','3: ACTIVATE-ATTEMPTING PROJECTS=&gt;(('S', 1), 'S', 0, "Base fix 'Inefficiency' (ECONOMIC) triggers crisis")(Skill for project)','3: ACTIVATE-ATTEMPTING PROJECTS=&gt;0(Consultant fees)','3: ACTIVATE-ATTEMPTING PROJECTS=&gt;7(Dice roll 2D6: skill check)','3: ACTIVATE-ATTEMPTING PROJECTS=&gt;(('D', 11), 'D', 0, "Base fix 'Peace &amp; Justice' (SOCIAL) triggers crisis")(Skill for project)','3: ACTIVATE-ATTEMPTING PROJECTS=&gt;0(Consultant fees)','3: ACTIVATE-ATTEMPTING PROJECTS=&gt;3(Dice roll 2D6: skill check)','3: ACTIVATE-ATTEMPTING PROJECTS=&gt;(('C', 1), 'C', 0, "Base fix 'Low Labour Standards' (LIVING STANDARDS) triggers crisis")(Skill for project)','3: ACTIVATE-ATTEMPTING PROJECTS=&gt;0(Consultant fees)','3: ACTIVATE-ATTEMPTING PROJECTS=&gt;5(Dice roll 2D6: skill check)','3: ACTIVATE-DOING RESEARCH=&gt;None(Start researching)','3: ACTIVATE-ATTEMPTING PROJECTS=&gt;(('H', 13), 'H', 0, "Base fix 'Peace &amp; Justice' (SOCIAL) triggers crisis")(Skill for project)','3: ACTIVATE-ATTEMPTING PROJECTS=&gt;0(Consultant fees)','3: ACTIVATE-ATTEMPTING PROJECTS=&gt;8(Dice roll 2D6: skill check)','3: ACTIVATE-ATTEMPTING PROJECTS=&gt;(('H', 4), 'H', 0, "Base fix 'Peace &amp; Justice' (SOCIAL) triggers crisis")(Skill for project)','3: ACTIVATE-ATTEMPTING PROJECTS=&gt;6(Consultant fees)','3: ACTIVATE-ATTEMPTING PROJECTS=&gt;6(Dice roll 2D6: skill check)','3: ACTIVATE-ATTEMPTING PROJECTS=&gt;(('H', 11), 'H', 0, "Base fix 'Low Labour Standards' (LIVING STANDARDS) triggers crisis")(Skill for project)','3: ACTIVATE-ATTEMPTING PROJECTS=&gt;0(Consultant fees)','3: ACTIVATE-ATTEMPTING PROJECTS=&gt;8(Dice roll 2D6: skill check)','3: ACTIVATE-DOING RESEARCH=&gt;None(Start researching)','3: ACTIVATE-ATTEMPTING PROJECTS=&gt;Base(Start project: type)','3: ACTIVATE-ATTEMPTING PROJECTS=&gt;CLASS(Start project: fix category)','3: ACTIVATE-ATTEMPTING PROJECTS=&gt;Clean Water Shortage(Start project: fix problem)','3: ACTIVATE-ATTEMPTING PROJECTS=&gt;Base fix 'Clean Water Shortage' (CLASS) triggers crisis(Project started)','3: ACTIVATE-ATTEMPTING PROJECTS=&gt;(('H', 14), 'C', 0, "Base fix 'Low Labour Standards' (LIVING STANDARDS) triggers crisis")(Skill for project)','3: ACTIVATE-ATTEMPTING PROJECTS=&gt;(('C', 3), 'C', 0, "Base fix 'Low Labour Standards' (LIVING STANDARDS) triggers crisis")(Skill for project)','3: ACTIVATE-ATTEMPTING PROJECTS=&gt;1(Consultant fees)','3: ACTIVATE-ATTEMPTING PROJECTS=&gt;5(Dice roll 2D6: skill check)','3: ACTIVATE-DOING RESEARCH=&gt;None(Start researching)','3: ACTIVATE-ATTEMPTING PROJECTS=&gt;(('H', 2), 'H', 0, "Improved fix 'Political Voice' (SOCIAL)")(Skill for project)','3: ACTIVATE-ATTEMPTING PROJECTS=&gt;6(Consultant fees)','3: ACTIVATE-ATTEMPTING PROJECTS=&gt;8(Dice roll 2D6: skill check)','3: ACTIVATE-ATTEMPTING PROJECTS=&gt;(('H', 12), 'H', 0, "Base fix 'Low Labour Standards' (LIVING STANDARDS) triggers crisis")(Skill for project)','3: ACTIVATE-ATTEMPTING PROJECTS=&gt;0(Consultant fees)','3: ACTIVATE-ATTEMPTING PROJECTS=&gt;2(Dice roll 2D6: skill check)','3: ACTIVATE-DOING RESEARCH=&gt;None(Start researching)','3: ACTIVATE-ATTEMPTING PROJECTS=&gt;(('H', 6), 'H', 0, "Base fix 'Peace &amp; Justice' (SOCIAL) triggers crisis")(Skill for project)','3: ACTIVATE-ATTEMPTING PROJECTS=&gt;2(Consultant fees)','3: ACTIVATE-ATTEMPTING PROJECTS=&gt;5(Dice roll 2D6: skill check)','3: ACTIVATE-ATTEMPTING PROJECTS=&gt;(('H', 2), 'H', 0, "Base fix 'Peace &amp; Justice' (SOCIAL) triggers crisis")(Skill for project)','3: ACTIVATE-ATTEMPTING PROJECTS=&gt;9(Dice roll 2D6: skill check)','3: ACTIVATE-DOING RESEARCH=&gt;None(Start researching)','3: END-FINALIZING=&gt;Base fix 'Clean Water Shortage' (CLASS) triggers crisis(Project abandoned)','3: END-FINALIZING=&gt;Base fix 'Low Labour Standards' (LIVING STANDARDS) triggers crisis(Project overskilled for "('H', 14)")','3: END-CRISIS ROLLING=&gt;2(Dice roll 1D6: crisis cat)','3: END-CRISIS ROLLING=&gt;ECONOMIC(Category for crisis)','3: END-CRISIS ROLLING=&gt;1(Dice roll 1D6: node in ECONOMIC)','3: END-CRISIS ROLLING=&gt;Monopoly(Problem for crisis)','3: END-CRISIS ROLLING=&gt;4(Dice roll 2D6: crisis roll for Monopoly)','3: END-CRISIS ROLLING=&gt;4(Crisis roll for node "Monopoly")','3: END-CRISIS ROLLING=&gt;Economic Inequality(Now in crisis (cascaded from: Monopoly))','3: END-CRISIS ROLLING=&gt;6(Dice roll 1D6: crisis cat)','3: END-CRISIS ROLLING=&gt;LIVING STANDARDS(Category for crisis)','3: END-CRISIS ROLLING=&gt;3(Dice roll 1D6: node in LIVING STANDARDS)','3: END-CRISIS ROLLING=&gt;Systemic Corruption(Problem for crisis)','3: END-CRISIS ROLLING=&gt;6(Dice roll 2D6: crisis roll for Systemic Corruption)','3: END-CRISIS ROLLING=&gt;6(Crisis roll for node "Systemic Corruption")','3: END-CRISIS ROLLING=&gt;Inflation(Now in crisis (cascaded from: Systemic Corruption))','4: ENGAGE-DRAWING MONEY=&gt;1(Money drawn)','4: ENGAGE-DRAWING CARDS=&gt;('S', 10)(Card drawn: 1)','4: ENGAGE-DRAWING CARDS=&gt;('S', 10)(Card drawn: 2)','4: ENGAGE-CRISIS RISING','4: ENGAGE-DRAWING MONEY=&gt;1(Money drawn)','4: ENGAGE-DRAWING CARDS=&gt;('S', 4)(Card drawn: 1)','4: ENGAGE-DRAWING CARDS=&gt;('S', 13)(Card drawn: 2)','4: ENGAGE-DRAWING MONEY=&gt;1(Money drawn)','4: ENGAGE-DRAWING CARDS=&gt;('D', 4)(Card drawn: 1)','4: ENGAGE-DRAWING CARDS=&gt;('D', 1)(Card drawn: 2)','4: ENGAGE-CRISIS RISING','4: ENGAGE-DRAWING MONEY=&gt;1(Money drawn)','4: ENGAGE-DRAWING CARDS=&gt;('C', 4)(Card drawn: 1)','4: ENGAGE-DRAWING CARDS=&gt;('D', 7)(Card drawn: 2)','4: ENGAGE-DRAWING MONEY=&gt;1(Money drawn)','4: ENGAGE-DRAWING CARDS=&gt;('H', 6)(Card drawn: 1)','4: ENGAGE-DRAWING CARDS=&gt;('H', 3)(Card drawn: 2)','4: ENGAGE-DRAWING MONEY=&gt;1(Money drawn)','4: ENGAGE-DRAWING CARDS=&gt;('S', 11)(Card drawn: 1)','4: ENGAGE-DRAWING CARDS=&gt;('S', 3)(Card drawn: 2)','4: ACTIVATE-ATTEMPTING PROJECTS=&gt;None(Skill for project)','4: ACTIVATE-DOING RESEARCH=&gt;None(Start researching)','4: ACTIVATE-ATTEMPTING PROJECTS=&gt;(('S', 4), 'S', 0, "Base fix 'Inefficiency' (ECONOMIC) triggers crisis")(Skill for project)','4: ACTIVATE-ATTEMPTING PROJECTS=&gt;4(Consultant fees)','4: ACTIVATE-ATTEMPTING PROJECTS=&gt;11(Dice roll 2D6: skill check)','4: ACTIVATE-ATTEMPTING PROJECTS=&gt;None(Skill for project)','4: ACTIVATE-DOING RESEARCH=&gt;None(Start researching)','4: ACTIVATE-ATTEMPTING PROJECTS=&gt;(('D', 1), 'D', 1, "Improved fix 'Political Voice' (SOCIAL)")(Skill for project)','4: ACTIVATE-ATTEMPTING PROJECTS=&gt;1(Consultant fees)','4: ACTIVATE-ATTEMPTING PROJECTS=&gt;2(Dice roll 2D6: skill check)','4: ACTIVATE-ATTEMPTING PROJECTS=&gt;None(Skill for project)','4: ACTIVATE-DOING RESEARCH=&gt;None(Start researching)','4: ACTIVATE-ATTEMPTING PROJECTS=&gt;Base(Start project: type)','4: ACTIVATE-ATTEMPTING PROJECTS=&gt;ECONOMIC(Start project: fix category)','4: ACTIVATE-ATTEMPTING PROJECTS=&gt;Market Externalities(Start project: fix problem)','4: ACTIVATE-ATTEMPTING PROJECTS=&gt;Base fix 'Market Externalities' (ECONOMIC) triggers crisis(Project started)','4: ACTIVATE-ATTEMPTING PROJECTS=&gt;(('D', 7), 'D', 1, "Improved fix 'Political Voice' (SOCIAL)")(Skill for project)','4: ACTIVATE-ATTEMPTING PROJECTS=&gt;2(Consultant fees)','4: ACTIVATE-ATTEMPTING PROJECTS=&gt;9(Dice roll 2D6: skill check)','4: ACTIVATE-ATTEMPTING PROJECTS=&gt;None(Skill for project)','4: ACTIVATE-DOING RESEARCH=&gt;None(Start researching)','4: ACTIVATE-ATTEMPTING PROJECTS=&gt;(('H', 3), 'H', 1, "Base fix 'Peace &amp; Justice' (SOCIAL) triggers crisis")(Skill for project)','4: ACTIVATE-ATTEMPTING PROJECTS=&gt;0(Consultant fees)','4: ACTIVATE-ATTEMPTING PROJECTS=&gt;5(Dice roll 2D6: skill check)','4: ACTIVATE-ATTEMPTING PROJECTS=&gt;(('H', 6), 'H', 0, "Improved fix 'Political Voice' (SOCIAL)")(Skill for project)','4: ACTIVATE-ATTEMPTING PROJECTS=&gt;1(Consultant fees)','4: ACTIVATE-ATTEMPTING PROJECTS=&gt;9(Dice roll 2D6: skill check)','4: ACTIVATE-DOING RESEARCH=&gt;None(Start researching)','4: ACTIVATE-ATTEMPTING PROJECTS=&gt;None(Skill for project)','4: ACTIVATE-DOING RESEARCH=&gt;None(Start researching)','4: END-FINALIZING=&gt;Base fix 'Low Labour Standards' (LIVING STANDARDS) triggers crisis(Project abandoned)','4: END-FINALIZING=&gt;Base fix 'Market Externalities' (ECONOMIC) triggers crisis(Project abandoned)','4: END-CRISIS ROLLING=&gt;ECONOMIC(Crisis chip: full category)','4: END-CRISIS ROLLING=&gt;5(Dice roll 1D6: crisis cat)','4: END-CRISIS ROLLING=&gt;ENVIRONMENTAL(Category for crisis)','4: END-CRISIS ROLLING=&gt;2(Dice roll 1D6: node in ENVIRONMENTAL)','4: END-CRISIS ROLLING=&gt;Climate Change(Problem for crisis)','4: END-CRISIS ROLLING=&gt;4(Dice roll 2D6: crisis roll for Climate Change)','4: END-CRISIS ROLLING=&gt;4(Crisis roll for node "Climate Change")','4: END-CRISIS ROLLING=&gt;Climate Change(Now in crisis)','4: END-CRISIS ROLLING=&gt;4(Dice roll 1D6: crisis cat)','4: END-CRISIS ROLLING=&gt;CLASS(Category for crisis)','4: END-CRISIS ROLLING=&gt;6(Dice roll 1D6: node in CLASS)','4: END-CRISIS ROLLING=&gt;1(Dice roll 1D6: node in CLASS)','4: END-CRISIS ROLLING=&gt;Healthcare(Problem for crisis)','4: END-CRISIS ROLLING=&gt;4(Dice roll 2D6: crisis roll for Healthcare)','4: END-CRISIS ROLLING=&gt;4(Crisis roll for node "Healthcare")','4: END-CRISIS ROLLING=&gt;Education(Now in crisis (cascaded from: Healthcare))','5: ENGAGE-DRAWING MONEY=&gt;1(Money drawn)','5: ENGAGE-DRAWING CARDS=&gt;('D', 12)(Card drawn: 1)','5: ENGAGE-DRAWING CARDS=&gt;('S', 7)(Card drawn: 2)','5: ENGAGE-CRISIS RISING','5: ENGAGE-DRAWING MONEY=&gt;1(Money drawn)','5: ENGAGE-DRAWING CARDS=&gt;('H', 10)(Card drawn: 1)','5: ENGAGE-DRAWING CARDS=&gt;('C', 6)(Card drawn: 2)','5: ENGAGE-DRAWING MONEY=&gt;1(Money drawn)','5: ENGAGE-DRAWING CARDS=&gt;('C', 4)(Card drawn: 1)','5: ENGAGE-DRAWING CARDS=&gt;('D', 4)(Card drawn: 2)','5: ENGAGE-CRISIS RISING','5: ENGAGE-DRAWING MONEY=&gt;1(Money drawn)','5: ENGAGE-DRAWING CARDS=&gt;('C', 8)(Card drawn: 1)','5: ENGAGE-DRAWING CARDS=&gt;('D', 6)(Card drawn: 2)','5: ENGAGE-DRAWING MONEY=&gt;1(Money drawn)','5: ENGAGE-DRAWING CARDS=&gt;('D', 10)(Card drawn: 1)','5: ENGAGE-DRAWING CARDS=&gt;('C', 11)(Card drawn: 2)','5: ENGAGE-DRAWING MONEY=&gt;1(Money drawn)','5: ENGAGE-DRAWING CARDS=&gt;('C', 10)(Card drawn: 1)','5: ENGAGE-DRAWING CARDS=&gt;('S', 8)(Card drawn: 2)','5: ACTIVATE-ATTEMPTING PROJECTS=&gt;Remove-Tradeoff(Start project: type)','5: ACTIVATE-ATTEMPTING PROJECTS=&gt;CLASS(Start project: fix category)','5: ACTIVATE-ATTEMPTING PROJECTS=&gt;Clean Water Shortage(Start project: fix problem)','5: ACTIVATE-ATTEMPTING PROJECTS=&gt;Improved fix 'Clean Water Shortage' (CLASS)(Project started)','5: ACTIVATE-ATTEMPTING PROJECTS=&gt;(('S', 10), 'S', 2, "Improved fix 'Clean Water Shortage' (CLASS)")(Skill for project)','5: ACTIVATE-ATTEMPTING PROJECTS=&gt;0(Consultant fees)','5: ACTIVATE-ATTEMPTING PROJECTS=&gt;10(Dice roll 2D6: skill check)','5: ACTIVATE-ATTEMPTING PROJECTS=&gt;(('S', 2), 'S', 0, "Base fix 'Inefficiency' (ECONOMIC) triggers crisis")(Skill for project)','5: ACTIVATE-ATTEMPTING PROJECTS=&gt;3(Consultant fees)','5: ACTIVATE-ATTEMPTING PROJECTS=&gt;6(Dice roll 2D6: skill check)','5: ACTIVATE-ATTEMPTING PROJECTS=&gt;(('S', 10), 'S', 1, "Base fix 'Inefficiency' (ECONOMIC) triggers crisis")(Skill for project)','5: ACTIVATE-ATTEMPTING PROJECTS=&gt;1(Consultant fees)','5: ACTIVATE-ATTEMPTING PROJECTS=&gt;9(Dice roll 2D6: skill check)','5: ACTIVATE-ATTEMPTING PROJECTS=&gt;(('S', 7), 'S', 2, "Improved fix 'Clean Water Shortage' (CLASS)")(Skill for project)','5: ACTIVATE-ATTEMPTING PROJECTS=&gt;3(Consultant fees)','5: ACTIVATE-ATTEMPTING PROJECTS=&gt;6(Dice roll 2D6: skill check)','5: ACTIVATE-ATTEMPTING PROJECTS=&gt;None(Skill for project)','5: ACTIVATE-DOING RESEARCH=&gt;None(Start researching)','5: ACTIVATE-ATTEMPTING PROJECTS=&gt;(('H', 10), 'H', 1, "Improved fix 'Political Voice' (SOCIAL)")(Skill for project)','5: ACTIVATE-ATTEMPTING PROJECTS=&gt;0(Consultant fees)','5: ACTIVATE-ATTEMPTING PROJECTS=&gt;7(Dice roll 2D6: skill check)','5: ACTIVATE-ATTEMPTING PROJECTS=&gt;(('S', 13), 'S', 0, "Base fix 'Inefficiency' (ECONOMIC) triggers crisis")(Skill for project)','5: ACTIVATE-ATTEMPTING PROJECTS=&gt;0(Consultant fees)','5: ACTIVATE-ATTEMPTING PROJECTS=&gt;10(Dice roll 2D6: skill check)','5: ACTIVATE-DOING RESEARCH=&gt;None(Start researching)','5: ACTIVATE-ATTEMPTING PROJECTS=&gt;(('D', 4), 'D', 2, "Base fix 'Inefficiency' (ECONOMIC) triggers crisis")(Skill for project)','5: ACTIVATE-ATTEMPTING PROJECTS=&gt;2(Consultant fees)','5: ACTIVATE-ATTEMPTING PROJECTS=&gt;6(Dice roll 2D6: skill check)','5: ACTIVATE-ATTEMPTING PROJECTS=&gt;(('D', 4), 'D', 0, "Base fix 'Inefficiency' (ECONOMIC) triggers crisis")(Skill for project)','5: ACTIVATE-ATTEMPTING PROJECTS=&gt;4(Dice roll 2D6: skill check)','5: ACTIVATE-DOING RESEARCH=&gt;None(Start researching)','5: ACTIVATE-ATTEMPTING PROJECTS=&gt;None(Start project: type)','5: ACTIVATE-ATTEMPTING PROJECTS=&gt;(('D', 6), 'D', 2, "Base fix 'Peace &amp; Justice' (SOCIAL) triggers crisis")(Skill for project)','5: ACTIVATE-ATTEMPTING PROJECTS=&gt;2(Consultant fees)','5: ACTIVATE-ATTEMPTING PROJECTS=&gt;9(Dice roll 2D6: skill check)','5: ACTIVATE-DOING RESEARCH=&gt;None(Start researching)','5: ACTIVATE-ATTEMPTING PROJECTS=&gt;(('D', 10), 'D', 0, "Base fix 'Inefficiency' (ECONOMIC) triggers crisis")(Skill for project)','5: ACTIVATE-ATTEMPTING PROJECTS=&gt;0(Consultant fees)','5: ACTIVATE-ATTEMPTING PROJECTS=&gt;3(Dice roll 2D6: skill check)','5: ACTIVATE-DOING RESEARCH=&gt;None(Start researching)','5: ACTIVATE-ATTEMPTING PROJECTS=&gt;None(Skill for project)','5: ACTIVATE-DOING RESEARCH=&gt;None(Start researching)','6: END-CRISIS ROLLING=&gt;ECONOMIC(Crisis chip: full category)','6: END-CRISIS ROLLING=&gt;1(Dice roll 1D6: crisis cat)','6: END-CRISIS ROLLING=&gt;INDUSTRIAL(Category for crisis)','6: END-CRISIS ROLLING=&gt;2(Dice roll 1D6: node in INDUSTRIAL)','6: END-CRISIS ROLLING=&gt;Fossil Fuel Dependency(Problem for crisis)','6: END-CRISIS ROLLING=&gt;5(Dice roll 2D6: crisis roll for Fossil Fuel Dependency)','6: END-CRISIS ROLLING=&gt;5(Crisis roll for node "Fossil Fuel Dependency")','6: END-CRISIS ROLLING=&gt;Nitrogen &amp; Phosphorous Loading(Now in crisis (cascaded from: Fossil Fuel Dependency))','6: END-CRISIS ROLLING=&gt;Ocean Degradation(Now in crisis (cascaded from: Fossil Fuel Dependency))','6: END-CRISIS ROLLING=&gt;3(Dice roll 1D6: crisis cat)','6: END-CRISIS ROLLING=&gt;SOCIAL(Category for crisis)','6: END-CRISIS ROLLING=&gt;3(Dice roll 1D6: node in SOCIAL)','6: END-CRISIS ROLLING=&gt;Peace &amp; Justice(Problem for crisis)','6: END-CRISIS ROLLING=&gt;8(Dice roll 2D6: crisis roll for Peace &amp; Justice)','6: END-CRISIS ROLLING=&gt;8(Crisis roll for node "Peace &amp; Justice")','6: END-CRISIS ROLLING=&gt;Political Voice(Now in crisis (cascaded from: Peace &amp; Justice))','6: ENGAGE-DRAWING MONEY=&gt;1(Money drawn)','6: ENGAGE-DRAWING CARDS=&gt;('H', 1)(Card drawn: 1)','6: ENGAGE-DRAWING CARDS=&gt;('S', 12)(Card drawn: 2)','6: ENGAGE-CRISIS RISING','6: ENGAGE-DRAWING MONEY=&gt;1(Money drawn)','6: ENGAGE-DRAWING CARDS=&gt;('C', 5)(Card drawn: 1)','6: ENGAGE-DRAWING CARDS=&gt;('S', 1)(Card drawn: 2)','6: ENGAGE-DRAWING MONEY=&gt;1(Money drawn)','6: ENGAGE-DRAWING CARDS=&gt;('H', 5)(Card drawn: 1)','6: ENGAGE-DRAWING CARDS=&gt;('H', 1)(Card drawn: 2)','6: ENGAGE-CRISIS RISING','6: ENGAGE-DRAWING MONEY=&gt;1(Money drawn)','6: ENGAGE-DRAWING CARDS=&gt;('C', 9)(Card drawn: 1)','6: ENGAGE-DRAWING CARDS=&gt;('D', 9)(Card drawn: 2)','6: ENGAGE-DRAWING MONEY=&gt;1(Money drawn)','6: ENGAGE-DRAWING CARDS=&gt;('H', 7)(Card drawn: 1)','6: ENGAGE-DRAWING CARDS=&gt;('C', 5)(Card drawn: 2)','6: ENGAGE-DRAWING MONEY=&gt;1(Money drawn)','6: ENGAGE-DRAWING CARDS=&gt;('C', 13)(Card drawn: 1)','6: ENGAGE-DRAWING CARDS=&gt;('S', 8)(Card drawn: 2)','6: ACTIVATE-ATTEMPTING PROJECTS=&gt;(('S', 12), 'S', 3, "Base fix 'Inefficiency' (ECONOMIC) triggers crisis")(Skill for project)','6: ACTIVATE-ATTEMPTING PROJECTS=&gt;0(Consultant fees)','6: ACTIVATE-ATTEMPTING PROJECTS=&gt;7(Dice roll 2D6: skill check)','6: ACTIVATE-ATTEMPTING PROJECTS=&gt;(('D', 12), 'D', 1, "Improved fix 'Political Voice' (SOCIAL)")(Skill for project)','6: ACTIVATE-ATTEMPTING PROJECTS=&gt;0(Consultant fees)','6: ACTIVATE-ATTEMPTING PROJECTS=&gt;11(Dice roll 2D6: skill check)','6: ACTIVATE-ATTEMPTING PROJECTS=&gt;(('H', 1), 'H', 1, "Base fix 'Peace &amp; Justice' (SOCIAL) triggers crisis")(Skill for project)','6: ACTIVATE-ATTEMPTING PROJECTS=&gt;0(Consultant fees)','6: ACTIVATE-ATTEMPTING PROJECTS=&gt;3(Dice roll 2D6: skill check)','6: ACTIVATE-DOING RESEARCH=&gt;None(Start researching)','6: ACTIVATE-ATTEMPTING PROJECTS=&gt;(('S', 1), 'S', 2, "Base fix 'Inefficiency' (ECONOMIC) triggers crisis")(Skill for project)','6: ACTIVATE-ATTEMPTING PROJECTS=&gt;1(Consultant fees)','6: ACTIVATE-ATTEMPTING PROJECTS=&gt;11(Dice roll 2D6: skill check)','6: ACTIVATE-DOING RESEARCH=&gt;None(Start researching)','6: ACTIVATE-ATTEMPTING PROJECTS=&gt;None(Skill for project)','6: ACTIVATE-DOING RESEARCH=&gt;None(Start researching)','6: ACTIVATE-ATTEMPTING PROJECTS=&gt;Base(Start project: type)','6: ACTIVATE-ATTEMPTING PROJECTS=&gt;ENVIRONMENTAL(Start project: fix category)','6: ACTIVATE-ATTEMPTING PROJECTS=&gt;Biodiversity Loss(Start project: fix problem)','6: ACTIVATE-ATTEMPTING PROJECTS=&gt;Base fix 'Biodiversity Loss' (ENVIRONMENTAL) triggers crisis(Project started)','6: ACTIVATE-ATTEMPTING PROJECTS=&gt;(('C', 8), 'C', 1, "Base fix 'Biodiversity Loss' (ENVIRONMENTAL) triggers crisis")(Skill for project)','6: ACTIVATE-ATTEMPTING PROJECTS=&gt;1(Consultant fees)','6: ACTIVATE-ATTEMPTING PROJECTS=&gt;7(Dice roll 2D6: skill check)','6: ACTIVATE-ATTEMPTING PROJECTS=&gt;(('D', 9), 'D', 2, "Improved fix 'Political Voice' (SOCIAL)")(Skill for project)','6: ACTIVATE-ATTEMPTING PROJECTS=&gt;0(Consultant fees)','6: ACTIVATE-ATTEMPTING PROJECTS=&gt;11(Dice roll 2D6: skill check)','6: ACTIVATE-ATTEMPTING PROJECTS=&gt;None(Skill for project)','6: ACTIVATE-DOING RESEARCH=&gt;None(Start researching)','6: ACTIVATE-ATTEMPTING PROJECTS=&gt;None(Skill for project)','6: ACTIVATE-DOING RESEARCH=&gt;None(Start researching)','6: ACTIVATE-ATTEMPTING PROJECTS=&gt;(('S', 3), 'S', 1, "Base fix 'Inefficiency' (ECONOMIC) triggers crisis")(Skill for project)','6: ACTIVATE-ATTEMPTING PROJECTS=&gt;0(Consultant fees)','6: ACTIVATE-ATTEMPTING PROJECTS=&gt;8(Dice roll 2D6: skill check)','6: ACTIVATE-ATTEMPTING PROJECTS=&gt;(('S', 8), 'S', 2, "Base fix 'Inefficiency' (ECONOMIC) triggers crisis")(Skill for project)','6: ACTIVATE-ATTEMPTING PROJECTS=&gt;3(Consultant fees)','6: ACTIVATE-ATTEMPTING PROJECTS=&gt;6(Dice roll 2D6: skill check)','6: ACTIVATE-ATTEMPTING PROJECTS=&gt;None(Skill for project)','6: ACTIVATE-DOING RESEARCH=&gt;None(Start researching)','6: END-FINALIZING=&gt;Improved fix 'Clean Water Shortage' (CLASS)(Project abandoned)','6: END-CRISIS ROLLING=&gt;ECONOMIC(Crisis chip: full category)','6: END-CRISIS ROLLING=&gt;SOCIAL(Crisis chip: full category)','6: END-CRISIS ROLLING=&gt;5(Dice roll 1D6: crisis cat)','6: END-CRISIS ROLLING=&gt;ENVIRONMENTAL(Category for crisis)','6: END-CRISIS ROLLING=&gt;3(Dice roll 1D6: node in ENVIRONMENTAL)','6: END-CRISIS ROLLING=&gt;Freshwater Depletion(Problem for crisis)','6: END-CRISIS ROLLING=&gt;10(Dice roll 2D6: crisis roll for Freshwater Depletion)','6: END-CRISIS ROLLING=&gt;10(Crisis roll for node "Freshwater Depletion")','6: END-CRISIS ROLLING=&gt;6(Dice roll 2D6: crisis roll for Freshwater Depletion)','6: END-CRISIS ROLLING=&gt;6(Crisis roll for node "Freshwater Depletion")','6: END-CRISIS ROLLING=&gt;Clean Water Shortage(Now in crisis (cascaded from: Freshwater Depletion))','6: END-CRISIS ROLLING=&gt;Energy Shortage(Now in crisis (cascaded from: Freshwater Depletion))','6: END-CRISIS ROLLING=&gt;Food Shortage(Now in crisis (cascaded from: Freshwater Depletion))','7: ENGAGE-DRAWING MONEY=&gt;1(Money drawn)','7: ENGAGE-DRAWING CARDS=&gt;('C', 11)(Card drawn: 1)','7: ENGAGE-DRAWING CARDS=&gt;('C', 1)(Card drawn: 2)','7: ENGAGE-CRISIS RISING','7: ENGAGE-DRAWING MONEY=&gt;1(Money drawn)','7: ENGAGE-DRAWING CARDS=&gt;('H', 3)(Card drawn: 1)','7: ENGAGE-DRAWING CARDS=&gt;('S', 13)(Card drawn: 2)','7: ENGAGE-DRAWING MONEY=&gt;1(Money drawn)','7: ENGAGE-DRAWING CARDS=&gt;('D', 13)(Card drawn: 1)','7: ENGAGE-DRAWING CARDS=&gt;('H', 9)(Card drawn: 2)','7: ENGAGE-CRISIS RISING','7: ENGAGE-DRAWING MONEY=&gt;1(Money drawn)','7: ENGAGE-DRAWING CARDS=&gt;('H', 7)(Card drawn: 1)','7: ENGAGE-DRAWING CARDS=&gt;('D', 2)(Card drawn: 2)','7: ENGAGE-DRAWING MONEY=&gt;1(Money drawn)','7: ENGAGE-DRAWING CARDS=&gt;('D', 3)(Card drawn: 1)','7: ENGAGE-DRAWING CARDS=&gt;('H', 10)(Card drawn: 2)','7: ENGAGE-DRAWING MONEY=&gt;1(Money drawn)','7: ENGAGE-DRAWING CARDS=&gt;('S', 11)(Card drawn: 1)','7: ENGAGE-DRAWING CARDS=&gt;('S', 14)(Card drawn: 2)','7: ACTIVATE-ATTEMPTING PROJECTS=&gt;Base(Start project: type)','7: ACTIVATE-ATTEMPTING PROJECTS=&gt;SOCIAL(Start project: fix category)','7: ACTIVATE-ATTEMPTING PROJECTS=&gt;Education(Start project: fix problem)','7: ACTIVATE-ATTEMPTING PROJECTS=&gt;Base fix 'Education' (SOCIAL) triggers crisis(Project started)','7: ACTIVATE-ATTEMPTING PROJECTS=&gt;(('C', 7), 'C', 0, "Base fix 'Biodiversity Loss' (ENVIRONMENTAL) triggers crisis")(Skill for project)','7: ACTIVATE-ATTEMPTING PROJECTS=&gt;0(Consultant fees)','7: ACTIVATE-ATTEMPTING PROJECTS=&gt;10(Dice roll 2D6: skill check)','7: ACTIVATE-ATTEMPTING PROJECTS=&gt;(('C', 11), 'C', 0, "Base fix 'Biodiversity Loss' (ENVIRONMENTAL) triggers crisis")(Skill for project)','7: ACTIVATE-ATTEMPTING PROJECTS=&gt;0(Consultant fees)','7: ACTIVATE-ATTEMPTING PROJECTS=&gt;8(Dice roll 2D6: skill check)','7: ACTIVATE-ATTEMPTING PROJECTS=&gt;None(Skill for project)','7: ACTIVATE-DOING RESEARCH=&gt;None(Start researching)','7: ACTIVATE-ATTEMPTING PROJECTS=&gt;(('C', 5), 'C', 1, "Base fix 'Biodiversity Loss' (ENVIRONMENTAL) triggers crisis")(Skill for project)','7: ACTIVATE-ATTEMPTING PROJECTS=&gt;2(Consultant fees)','7: ACTIVATE-ATTEMPTING PROJECTS=&gt;7(Dice roll 2D6: skill check)','7: ACTIVATE-ATTEMPTING PROJECTS=&gt;None(Skill for project)','7: ACTIVATE-DOING RESEARCH=&gt;None(Start researching)','7: ACTIVATE-ATTEMPTING PROJECTS=&gt;(('H', 1), 'H', 2, "Improved fix 'Political Voice' (SOCIAL)")(Skill for project)','7: ACTIVATE-ATTEMPTING PROJECTS=&gt;1(Consultant fees)','7: ACTIVATE-ATTEMPTING PROJECTS=&gt;12(Dice roll 2D6: skill check)','7: ACTIVATE-ATTEMPTING PROJECTS=&gt;1(Added a crisis chip)','7: ACTIVATE-ATTEMPTING PROJECTS=&gt;(('D', 13), 'D', 2, "Base fix 'Inefficiency' (ECONOMIC) triggers crisis")(Skill for project)','7: ACTIVATE-ATTEMPTING PROJECTS=&gt;1(Consultant fees)','7: ACTIVATE-ATTEMPTING PROJECTS=&gt;8(Dice roll 2D6: skill check)','7: ACTIVATE-ATTEMPTING PROJECTS=&gt;(('H', 9), 'H', 2, "Base fix 'Peace &amp; Justice' (SOCIAL) triggers crisis")(Skill for project)','7: ACTIVATE-ATTEMPTING PROJECTS=&gt;8(Dice roll 2D6: skill check)','7: ACTIVATE-ATTEMPTING PROJECTS=&gt;(('C', 4), 'C', 0, "Base fix 'Biodiversity Loss' (ENVIRONMENTAL) triggers crisis")(Skill for project)','7: ACTIVATE-ATTEMPTING PROJECTS=&gt;9(Dice roll 2D6: skill check)','7: ACTIVATE-ATTEMPTING PROJECTS=&gt;(('H', 5), 'H', 0, "Improved fix 'Political Voice' (SOCIAL)")(Skill for project)','7: ACTIVATE-ATTEMPTING PROJECTS=&gt;6(Dice roll 2D6: skill check)','7: ACTIVATE-DOING RESEARCH=&gt;None(Start researching)','7: ACTIVATE-ATTEMPTING PROJECTS=&gt;(('D', 2), 'D', 3, "Base fix 'Inefficiency' (ECONOMIC) triggers crisis")(Skill for project)','7: ACTIVATE-ATTEMPTING PROJECTS=&gt;2(Consultant fees)','7: ACTIVATE-ATTEMPTING PROJECTS=&gt;7(Dice roll 2D6: skill check)','7: ACTIVATE-ATTEMPTING PROJECTS=&gt;(('C', 9), 'C', 1, "Base fix 'Biodiversity Loss' (ENVIRONMENTAL) triggers crisis")(Skill for project)','7: ACTIVATE-ATTEMPTING PROJECTS=&gt;9(Dice roll 2D6: skill check)','7: ACTIVATE-ATTEMPTING PROJECTS=&gt;(('C', 4), 'C', 0, "Base fix 'Biodiversity Loss' (ENVIRONMENTAL) triggers crisis")(Skill for project)','7: ACTIVATE-ATTEMPTING PROJECTS=&gt;7(Dice roll 2D6: skill check)','7: ACTIVATE-ATTEMPTING PROJECTS=&gt;(('H', 7), 'H', 0, "Improved fix 'Political Voice' (SOCIAL)")(Skill for project)','7: ACTIVATE-ATTEMPTING PROJECTS=&gt;2(Dice roll 2D6: skill check)','7: ACTIVATE-DOING RESEARCH=&gt;None(Start researching)','7: ACTIVATE-ATTEMPTING PROJECTS=&gt;None(Skill for project)','7: ACTIVATE-DOING RESEARCH=&gt;None(Start researching)','7: ACTIVATE-ATTEMPTING PROJECTS=&gt;(('S', 14), 'D', 5, "Base fix 'Inefficiency' (ECONOMIC) triggers crisis")(Skill for project)','7: ACTIVATE-ATTEMPTING PROJECTS=&gt;(('S', 11), 'S', 4, "Base fix 'Inefficiency' (ECONOMIC) triggers crisis")(Skill for project)','7: ACTIVATE-ATTEMPTING PROJECTS=&gt;1(Consultant fees)','7: ACTIVATE-ATTEMPTING PROJECTS=&gt;5(Dice roll 2D6: skill check)','7: ACTIVATE-ATTEMPTING PROJECTS=&gt;(('C', 10), 'C', 1, "Base fix 'Biodiversity Loss' (ENVIRONMENTAL) triggers crisis")(Skill for project)','7: ACTIVATE-ATTEMPTING PROJECTS=&gt;7(Dice roll 2D6: skill check)','7: ACTIVATE-ATTEMPTING PROJECTS=&gt;(('S', 8), 'S', 2, "Base fix 'Inefficiency' (ECONOMIC) triggers crisis")(Skill for project)','7: ACTIVATE-ATTEMPTING PROJECTS=&gt;7(Dice roll 2D6: skill check)','7: ACTIVATE-ATTEMPTING PROJECTS=&gt;None(Skill for project)','7: ACTIVATE-DOING RESEARCH=&gt;None(Start researching)','7: END-FINALIZING=&gt;Base fix 'Education' (SOCIAL) triggers crisis(Project abandoned)','7: END-FINALIZING=&gt;Base fix 'Inefficiency' (ECONOMIC) triggers crisis(Project overskilled for "('S', 14)")','7: END-CRISIS ROLLING=&gt;ECONOMIC(Crisis chip: full category)','7: END-CRISIS ROLLING=&gt;SOCIAL(Crisis chip: full category)','7: END-CRISIS ROLLING=&gt;CLASS(Crisis chip: full category)','7: END-CRISIS ROLLING=&gt;5(Dice roll 1D6: crisis cat)','7: END-CRISIS ROLLING=&gt;ENVIRONMENTAL(Category for crisis)','7: END-CRISIS ROLLING=&gt;2(Dice roll 1D6: node in ENVIRONMENTAL)','7: END-CRISIS ROLLING=&gt;Climate Change(Problem for crisis)','7: END-CRISIS ROLLING=&gt;5(Dice roll 2D6: crisis roll for Climate Change)','7: END-CRISIS ROLLING=&gt;5(Crisis roll for node "Climate Change")','7: END-CRISIS ROLLING=&gt;Land Conversion(Now in crisis (cascaded from: Climate Change)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4(Dice roll 1D6: crisis cat)','7: END-CRISIS ROLLING=&gt;CLASS(Category for crisis)','7: END-CRISIS ROLLING=&gt;CLASS(Crisis chip: full category)','7: END-CRISIS ROLLING=&gt;5(Dice roll 1D6: crisis cat)','7: END-CRISIS ROLLING=&gt;ENVIRONMENTAL(Category for crisis)','7: END-CRISIS ROLLING=&gt;ENVIRONMENTAL(Crisis chip: full category)','7: END-CRISIS ROLLING=&gt;2(Dice roll 1D6: crisis cat)','7: END-CRISIS ROLLING=&gt;ECONOMIC(Category for crisis)','7: END-CRISIS ROLLING=&gt;ECONOMIC(Crisis chip: full category)','7: END-CRISIS ROLLING=&gt;6(Dice roll 1D6: crisis cat)','7: END-CRISIS ROLLING=&gt;LIVING STANDARDS(Category for crisis)','7: END-CRISIS ROLLING=&gt;1(Dice roll 1D6: node in LIVING STANDARDS)','7: END-CRISIS ROLLING=&gt;Discrimination(Problem for crisis)','7: END-CRISIS ROLLING=&gt;7(Dice roll 2D6: crisis roll for Discrimination)','7: END-CRISIS ROLLING=&gt;7(Crisis roll for node "Discrimination")','7: END-CRISIS ROLLING=&gt;Discrimination(Now in crisis)','7: END-CRISIS ROLLING=&gt;6(Dice roll 1D6: crisis cat)','7: END-CRISIS ROLLING=&gt;LIVING STANDARDS(Category for crisis)','7: END-CRISIS ROLLING=&gt;LIVING STANDARDS(Crisis chip: full category)','7: END-CRISIS ROLLING=&gt;3(Dice roll 1D6: crisis cat)','7: END-CRISIS ROLLING=&gt;SOCIAL(Category for crisis)','7: END-CRISIS ROLLING=&gt;SOCIAL(Crisis chip: full category)','7: END-CRISIS ROLLING=&gt;6(Dice roll 1D6: crisis cat)','7: END-CRISIS ROLLING=&gt;LIVING STANDARDS(Category for crisis)','7: END-CRISIS ROLLING=&gt;LIVING STANDARDS(Crisis chip: full category)','7: END-CRISIS ROLLING=&gt;6(Dice roll 1D6: crisis cat)','7: END-CRISIS ROLLING=&gt;LIVING STANDARDS(Category for crisis)','7: END-CRISIS ROLLING=&gt;LIVING STANDARDS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5(Dice roll 1D6: crisis cat)','7: END-CRISIS ROLLING=&gt;ENVIRONMENTAL(Category for crisis)','7: END-CRISIS ROLLING=&gt;ENVIRONMENTAL(Crisis chip: full category)','7: END-CRISIS ROLLING=&gt;5(Dice roll 1D6: crisis cat)','7: END-CRISIS ROLLING=&gt;ENVIRONMENTAL(Category for crisis)','7: END-CRISIS ROLLING=&gt;ENVIRONMENTAL(Crisis chip: full category)','7: END-CRISIS ROLLING=&gt;6(Dice roll 1D6: crisis cat)','7: END-CRISIS ROLLING=&gt;LIVING STANDARDS(Category for crisis)','7: END-CRISIS ROLLING=&gt;LIVING STANDARDS(Crisis chip: full category)','7: END-CRISIS ROLLING=&gt;1(Dice roll 1D6: crisis cat)','7: END-CRISIS ROLLING=&gt;INDUSTRIAL(Category for crisis)','7: END-CRISIS ROLLING=&gt;3(Dice roll 1D6: node in INDUSTRIAL)','7: END-CRISIS ROLLING=&gt;Sprawl(Problem for crisis)','7: END-CRISIS ROLLING=&gt;3(Dice roll 2D6: crisis roll for Sprawl)','7: END-CRISIS ROLLING=&gt;3(Crisis roll for node "Sprawl")','7: END-CRISIS ROLLING=&gt;Sprawl(Now in crisis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1, 13, 15, 17, 18, 20, 23, 29]}</text:p>
          </table:table-cell>
          <table:table-cell table:style-name="Gnumeric-default" office:value-type="string">
            <text:p>{'abandoned-project': [[], [], [], [], [], [], [], [], [], [], [], [], [], [True], [], [], [], [], [], [], [], [], [], [], [], [], [], [], [], [], [], [], [True], [], [], [], [], [], [], [], [], [], [], [], [], [], [], [], [], [], [], [True], [], [], [], [], [], [], [], [], [], [], [], [], [], [], [], [], [], [], [], [], [], [], [], [], [], [], [], [], [], [], [], [], [], [], [], [], [], [True, True, True], [], [], [], [], [], [], [], [], [], [], [], [], [], [], [], [], [], [], [True], [], [], [], [], [], [], [], [], [], [], [], [], [True], [], [], [], [], [], [], [], [], [], [], [], [], [], [], [], [], [], [], [True, True], [], [], [], [], [], [], [], [], [], [], [], [], [], [], [], [], [], [], [True]]}</text:p>
          </table:table-cell>
          <table:table-cell table:style-name="Gnumeric-default" office:value-type="string">
            <text:p>['0: ENGAGE-DRAWING MONEY=&gt;3(Money drawn)','0: ENGAGE-DRAWING CARDS=&gt;('D', 4)(Card drawn: 1)','0: ENGAGE-DRAWING CARDS=&gt;('H', 2)(Card drawn: 2)','0: ENGAGE-CRISIS RISING','0: ENGAGE-DRAWING MONEY=&gt;3(Money drawn)','0: ENGAGE-DRAWING CARDS=&gt;('D', 4)(Card drawn: 1)','0: ENGAGE-DRAWING CARDS=&gt;('C', 11)(Card drawn: 2)','0: ENGAGE-DRAWING MONEY=&gt;3(Money drawn)','0: ENGAGE-DRAWING CARDS=&gt;('H', 8)(Card drawn: 1)','0: ENGAGE-DRAWING CARDS=&gt;('C', 13)(Card drawn: 2)','0: ENGAGE-CRISIS RISING','0: ENGAGE-DRAWING MONEY=&gt;3(Money drawn)','0: ENGAGE-DRAWING CARDS=&gt;('C', 2)(Card drawn: 1)','0: ENGAGE-DRAWING CARDS=&gt;('C', 5)(Card drawn: 2)','0: ENGAGE-DRAWING MONEY=&gt;3(Money drawn)','0: ENGAGE-DRAWING CARDS=&gt;('D', 1)(Card drawn: 1)','0: ENGAGE-DRAWING CARDS=&gt;('H', 9)(Card drawn: 2)','0: ENGAGE-DRAWING MONEY=&gt;3(Money drawn)','0: ENGAGE-DRAWING CARDS=&gt;('C', 2)(Card drawn: 1)','0: ENGAGE-DRAWING CARDS=&gt;('D', 5)(Card drawn: 2)','0: ACTIVATE-ATTEMPTING PROJECTS=&gt;Base(Start project: type)','0: ACTIVATE-ATTEMPTING PROJECTS=&gt;ENVIRONMENTAL(Start project: fix category)','0: ACTIVATE-ATTEMPTING PROJECTS=&gt;Nitrogen &amp; Phosphorous Loading(Start project: fix problem)','0: ACTIVATE-ATTEMPTING PROJECTS=&gt;Base fix 'Nitrogen &amp; Phosphorous Loading' (ENVIRONMENTAL) triggers crisis(Project started)','0: ACTIVATE-ATTEMPTING PROJECTS=&gt;(('D', 4), 'D', 0, "Base fix 'Nitrogen &amp; Phosphorous Loading' (ENVIRONMENTAL) triggers crisis")(Skill for project)','0: ACTIVATE-ATTEMPTING PROJECTS=&gt;1(Consultant fees)','0: ACTIVATE-ATTEMPTING PROJECTS=&gt;6(Dice roll 2D6: skill check)','0: ACTIVATE-DOING RESEARCH=&gt;None(Start researching)','0: ACTIVATE-ATTEMPTING PROJECTS=&gt;Remove-Tradeoff(Start project: type)','0: ACTIVATE-ATTEMPTING PROJECTS=&gt;ENVIRONMENTAL(Start project: fix category)','0: ACTIVATE-ATTEMPTING PROJECTS=&gt;Land Conversion(Start project: fix problem)','0: ACTIVATE-ATTEMPTING PROJECTS=&gt;Improved fix 'Land Conversion' (ENVIRONMENTAL)(Project started)','0: ACTIVATE-ATTEMPTING PROJECTS=&gt;(('C', 11), 'C', 1, "Improved fix 'Land Conversion' (ENVIRONMENTAL)")(Skill for project)','0: ACTIVATE-ATTEMPTING PROJECTS=&gt;0(Consultant fees)','0: ACTIVATE-ATTEMPTING PROJECTS=&gt;6(Dice roll 2D6: skill check)','0: ACTIVATE-ATTEMPTING PROJECTS=&gt;None(Skill for project)','0: ACTIVATE-DOING RESEARCH=&gt;None(Start researching)','0: ACTIVATE-ATTEMPTING PROJECTS=&gt;Remove-Tradeoff(Start project: type)','0: ACTIVATE-ATTEMPTING PROJECTS=&gt;INDUSTRIAL(Start project: fix category)','0: ACTIVATE-ATTEMPTING PROJECTS=&gt;Sprawl(Start project: fix problem)','0: ACTIVATE-ATTEMPTING PROJECTS=&gt;Improved fix 'Sprawl' (INDUSTRIAL)(Project started)','0: ACTIVATE-ATTEMPTING PROJECTS=&gt;(('C', 13), 'C', 1, "Improved fix 'Sprawl' (INDUSTRIAL)")(Skill for project)','0: ACTIVATE-ATTEMPTING PROJECTS=&gt;1(Consultant fees)','0: ACTIVATE-ATTEMPTING PROJECTS=&gt;5(Dice roll 2D6: skill check)','0: ACTIVATE-DOING RESEARCH=&gt;None(Start researching)','0: ACTIVATE-ATTEMPTING PROJECTS=&gt;Base(Start project: type)','0: ACTIVATE-ATTEMPTING PROJECTS=&gt;INDUSTRIAL(Start project: fix category)','0: ACTIVATE-ATTEMPTING PROJECTS=&gt;Fossil Fuel Dependency(Start project: fix problem)','0: ACTIVATE-ATTEMPTING PROJECTS=&gt;Base fix 'Fossil Fuel Dependency' (INDUSTRIAL) triggers crisis(Project started)','0: ACTIVATE-ATTEMPTING PROJECTS=&gt;(('C', 2), 'C', 0, "Base fix 'Fossil Fuel Dependency' (INDUSTRIAL) triggers crisis")(Skill for project)','0: ACTIVATE-ATTEMPTING PROJECTS=&gt;2(Consultant fees)','0: ACTIVATE-ATTEMPTING PROJECTS=&gt;8(Dice roll 2D6: skill check)','0: ACTIVATE-ATTEMPTING PROJECTS=&gt;None(Skill for project)','0: ACTIVATE-DOING RESEARCH=&gt;None(Start researching)','0: ACTIVATE-ATTEMPTING PROJECTS=&gt;Remove-Tradeoff(Start project: type)','0: ACTIVATE-ATTEMPTING PROJECTS=&gt;LIVING STANDARDS(Start project: fix category)','0: ACTIVATE-ATTEMPTING PROJECTS=&gt;Economic Inequality(Start project: fix problem)','0: ACTIVATE-ATTEMPTING PROJECTS=&gt;Improved fix 'Economic Inequality' (LIVING STANDARDS)(Project started)','0: ACTIVATE-ATTEMPTING PROJECTS=&gt;(('H', 9), 'H', 1, "Improved fix 'Economic Inequality' (LIVING STANDARDS)")(Skill for project)','0: ACTIVATE-ATTEMPTING PROJECTS=&gt;2(Consultant fees)','0: ACTIVATE-ATTEMPTING PROJECTS=&gt;8(Dice roll 2D6: skill check)','0: ACTIVATE-DOING RESEARCH=&gt;None(Start researching)','0: ACTIVATE-ATTEMPTING PROJECTS=&gt;Remove-Tradeoff(Start project: type)','0: ACTIVATE-ATTEMPTING PROJECTS=&gt;INDUSTRIAL(Start project: fix category)','0: ACTIVATE-ATTEMPTING PROJECTS=&gt;Unsustainable Harvesting(Start project: fix problem)','0: ACTIVATE-ATTEMPTING PROJECTS=&gt;Improved fix 'Unsustainable Harvesting' (INDUSTRIAL)(Project started)','0: ACTIVATE-ATTEMPTING PROJECTS=&gt;None(Skill for project)','0: ACTIVATE-DOING RESEARCH=&gt;None(Start researching)','0: END-FINALIZING=&gt;Improved fix 'Unsustainable Harvesting' (INDUSTRIAL)(Project abandoned)','0: END-CRISIS ROLLING=&gt;4(Dice roll 1D6: crisis cat)','0: END-CRISIS ROLLING=&gt;CLASS(Category for crisis)','0: END-CRISIS ROLLING=&gt;3(Dice roll 1D6: node in CLASS)','0: END-CRISIS ROLLING=&gt;Clean Water Shortage(Problem for crisis)','0: END-CRISIS ROLLING=&gt;6(Dice roll 2D6: crisis roll for Clean Water Shortage)','0: END-CRISIS ROLLING=&gt;6(Crisis roll for node "Clean Water Shortage")','0: END-CRISIS ROLLING=&gt;Clean Water Shortage(Now in crisis)','0: END-CRISIS ROLLING=&gt;2(Dice roll 1D6: crisis cat)','0: END-CRISIS ROLLING=&gt;ECONOMIC(Category for crisis)','0: END-CRISIS ROLLING=&gt;5(Dice roll 1D6: node in ECONOMIC)','0: END-CRISIS ROLLING=&gt;1(Dice roll 1D6: node in ECONOMIC)','0: END-CRISIS ROLLING=&gt;Monopoly(Problem for crisis)','0: END-CRISIS ROLLING=&gt;7(Dice roll 2D6: crisis roll for Monopoly)','0: END-CRISIS ROLLING=&gt;7(Crisis roll for node "Monopoly")','0: END-CRISIS ROLLING=&gt;Inefficiency(Now in crisis (cascaded from: Monopoly))','1: ENGAGE-DRAWING MONEY=&gt;2(Money drawn)','1: ENGAGE-DRAWING CARDS=&gt;('D', 12)(Card drawn: 1)','1: ENGAGE-DRAWING CARDS=&gt;('H', 12)(Card drawn: 2)','1: ENGAGE-CRISIS RISING','1: ENGAGE-DRAWING MONEY=&gt;2(Money drawn)','1: ENGAGE-DRAWING CARDS=&gt;('H', 6)(Card drawn: 1)','1: ENGAGE-DRAWING CARDS=&gt;('C', 13)(Card drawn: 2)','1: ENGAGE-DRAWING MONEY=&gt;2(Money drawn)','1: ENGAGE-DRAWING CARDS=&gt;('C', 5)(Card drawn: 1)','1: ENGAGE-DRAWING CARDS=&gt;('D', 11)(Card drawn: 2)','1: ENGAGE-CRISIS RISING','1: ENGAGE-DRAWING MONEY=&gt;2(Money drawn)','1: ENGAGE-DRAWING CARDS=&gt;('C', 6)(Card drawn: 1)','1: ENGAGE-DRAWING CARDS=&gt;('S', 8)(Card drawn: 2)','1: ENGAGE-DRAWING MONEY=&gt;2(Money drawn)','1: ENGAGE-DRAWING CARDS=&gt;('S', 3)(Card drawn: 1)','1: ENGAGE-DRAWING CARDS=&gt;('D', 10)(Card drawn: 2)','1: ENGAGE-DRAWING MONEY=&gt;2(Money drawn)','1: ENGAGE-DRAWING CARDS=&gt;('H', 2)(Card drawn: 1)','1: ENGAGE-DRAWING CARDS=&gt;('D', 11)(Card drawn: 2)','1: ACTIVATE-ATTEMPTING PROJECTS=&gt;None(Skill for project)','1: ACTIVATE-DOING RESEARCH=&gt;None(Start researching)','1: ACTIVATE-ATTEMPTING PROJECTS=&gt;(('C', 13), 'C', 2, "Improved fix 'Sprawl' (INDUSTRIAL)")(Skill for project)','1: ACTIVATE-ATTEMPTING PROJECTS=&gt;1(Consultant fees)','1: ACTIVATE-ATTEMPTING PROJECTS=&gt;10(Dice roll 2D6: skill check)','1: ACTIVATE-ATTEMPTING PROJECTS=&gt;(('D', 4), 'D', 0, "Improved fix 'Land Conversion' (ENVIRONMENTAL)")(Skill for project)','1: ACTIVATE-ATTEMPTING PROJECTS=&gt;1(Consultant fees)','1: ACTIVATE-ATTEMPTING PROJECTS=&gt;4(Dice roll 2D6: skill check)','1: ACTIVATE-ATTEMPTING PROJECTS=&gt;None(Skill for project)','1: ACTIVATE-DOING RESEARCH=&gt;None(Start researching)','1: ACTIVATE-ATTEMPTING PROJECTS=&gt;(('D', 11), 'D', 2, "Improved fix 'Land Conversion' (ENVIRONMENTAL)")(Skill for project)','1: ACTIVATE-ATTEMPTING PROJECTS=&gt;0(Consultant fees)','1: ACTIVATE-ATTEMPTING PROJECTS=&gt;11(Dice roll 2D6: skill check)','1: ACTIVATE-ATTEMPTING PROJECTS=&gt;(('C', 5), 'C', 1, "Improved fix 'Economic Inequality' (LIVING STANDARDS)")(Skill for project)','1: ACTIVATE-ATTEMPTING PROJECTS=&gt;0(Consultant fees)','1: ACTIVATE-ATTEMPTING PROJECTS=&gt;9(Dice roll 2D6: skill check)','1: ACTIVATE-ATTEMPTING PROJECTS=&gt;None(Skill for project)','1: ACTIVATE-DOING RESEARCH=&gt;None(Start researching)','1: ACTIVATE-ATTEMPTING PROJECTS=&gt;None(Skill for project)','1: ACTIVATE-DOING RESEARCH=&gt;None(Start researching)','1: ACTIVATE-ATTEMPTING PROJECTS=&gt;None(Skill for project)','1: ACTIVATE-DOING RESEARCH=&gt;None(Start researching)','1: ACTIVATE-ATTEMPTING PROJECTS=&gt;Remove-Tradeoff(Start project: type)','1: ACTIVATE-ATTEMPTING PROJECTS=&gt;INDUSTRIAL(Start project: fix category)','1: ACTIVATE-ATTEMPTING PROJECTS=&gt;Fossil Fuel Dependency(Start project: fix problem)','1: ACTIVATE-ATTEMPTING PROJECTS=&gt;Improved fix 'Fossil Fuel Dependency' (INDUSTRIAL)(Project started)','1: ACTIVATE-ATTEMPTING PROJECTS=&gt;(('C', 2), 'C', 0, "Improved fix 'Fossil Fuel Dependency' (INDUSTRIAL)")(Skill for project)','1: ACTIVATE-ATTEMPTING PROJECTS=&gt;1(Consultant fees)','1: ACTIVATE-ATTEMPTING PROJECTS=&gt;12(Dice roll 2D6: skill check)','1: ACTIVATE-ATTEMPTING PROJECTS=&gt;1(Added a crisis chip)','1: ACTIVATE-ATTEMPTING PROJECTS=&gt;(('D', 11), 'D', 2, "Base fix 'Nitrogen &amp; Phosphorous Loading' (ENVIRONMENTAL) triggers crisis")(Skill for project)','1: ACTIVATE-ATTEMPTING PROJECTS=&gt;1(Consultant fees)','1: ACTIVATE-ATTEMPTING PROJECTS=&gt;6(Dice roll 2D6: skill check)','1: ACTIVATE-ATTEMPTING PROJECTS=&gt;(('D', 5), 'D', 0, "Improved fix 'Land Conversion' (ENVIRONMENTAL)")(Skill for project)','1: ACTIVATE-ATTEMPTING PROJECTS=&gt;3(Consultant fees)','1: ACTIVATE-ATTEMPTING PROJECTS=&gt;6(Dice roll 2D6: skill check)','1: ACTIVATE-ATTEMPTING PROJECTS=&gt;None(Skill for project)','1: ACTIVATE-DOING RESEARCH=&gt;None(Start researching)','1: END-FINALIZING=&gt;Base fix 'Fossil Fuel Dependency' (INDUSTRIAL) triggers crisis(Project abandoned)','1: END-CRISIS ROLLING=&gt;2(Dice roll 1D6: crisis cat)','1: END-CRISIS ROLLING=&gt;ECONOMIC(Category for crisis)','1: END-CRISIS ROLLING=&gt;6(Dice roll 1D6: node in ECONOMIC)','1: END-CRISIS ROLLING=&gt;1(Dice roll 1D6: node in ECONOMIC)','1: END-CRISIS ROLLING=&gt;Monopoly(Problem for crisis)','1: END-CRISIS ROLLING=&gt;10(Dice roll 2D6: crisis roll for Monopoly)','1: END-CRISIS ROLLING=&gt;10(Crisis roll for node "Monopoly")','1: END-CRISIS ROLLING=&gt;8(Dice roll 2D6: crisis roll for Monopoly)','1: END-CRISIS ROLLING=&gt;8(Crisis roll for node "Monopoly")','1: END-CRISIS ROLLING=&gt;Chemical Pollution(Now in crisis (cascaded from: Monopoly))','1: END-CRISIS ROLLING=&gt;5(Dice roll 1D6: crisis cat)','1: END-CRISIS ROLLING=&gt;ENVIRONMENTAL(Category for crisis)','1: END-CRISIS ROLLING=&gt;6(Dice roll 1D6: node in ENVIRONMENTAL)','1: END-CRISIS ROLLING=&gt;2(Dice roll 1D6: node in ENVIRONMENTAL)','1: END-CRISIS ROLLING=&gt;Climate Change(Problem for crisis)','1: END-CRISIS ROLLING=&gt;7(Dice roll 2D6: crisis roll for Climate Change)','1: END-CRISIS ROLLING=&gt;7(Crisis roll for node "Climate Change")','1: END-CRISIS ROLLING=&gt;Climate Change(Now in crisis)','2: ENGAGE-DRAWING MONEY=&gt;2(Money drawn)','2: ENGAGE-DRAWING CARDS=&gt;('H', 10)(Card drawn: 1)','2: ENGAGE-DRAWING CARDS=&gt;('C', 14)(Card drawn: 2)','2: ENGAGE-CRISIS RISING','2: ENGAGE-DRAWING MONEY=&gt;2(Money drawn)','2: ENGAGE-DRAWING CARDS=&gt;('D', 8)(Card drawn: 1)','2: ENGAGE-DRAWING CARDS=&gt;('C', 9)(Card drawn: 2)','2: ENGAGE-DRAWING MONEY=&gt;2(Money drawn)','2: ENGAGE-DRAWING CARDS=&gt;('C', 7)(Card drawn: 1)','2: ENGAGE-DRAWING CARDS=&gt;('C', 4)(Card drawn: 2)','2: ENGAGE-CRISIS RISING','2: ENGAGE-DRAWING MONEY=&gt;2(Money drawn)','2: ENGAGE-DRAWING CARDS=&gt;('C', 8)(Card drawn: 1)','2: ENGAGE-DRAWING CARDS=&gt;('C', 4)(Card drawn: 2)','2: ENGAGE-DRAWING MONEY=&gt;2(Money drawn)','2: ENGAGE-DRAWING CARDS=&gt;('S', 7)(Card drawn: 1)','2: ENGAGE-DRAWING CARDS=&gt;('H', 6)(Card drawn: 2)','2: ENGAGE-DRAWING MONEY=&gt;2(Money drawn)','2: ENGAGE-DRAWING CARDS=&gt;('S', 11)(Card drawn: 1)','2: ENGAGE-DRAWING CARDS=&gt;('D', 13)(Card drawn: 2)','2: ACTIVATE-ATTEMPTING PROJECTS=&gt;(('H', 2), 'H', 0, "Improved fix 'Economic Inequality' (LIVING STANDARDS)")(Skill for project)','2: ACTIVATE-ATTEMPTING PROJECTS=&gt;5(Consultant fees)','2: ACTIVATE-ATTEMPTING PROJECTS=&gt;7(Dice roll 2D6: skill check)','2: ACTIVATE-ATTEMPTING PROJECTS=&gt;None(Skill for project)','2: ACTIVATE-DOING RESEARCH=&gt;None(Start researching)','2: ACTIVATE-ATTEMPTING PROJECTS=&gt;(('H', 6), 'H', 0, "Improved fix 'Economic Inequality' (LIVING STANDARDS)")(Skill for project)','2: ACTIVATE-ATTEMPTING PROJECTS=&gt;3(Consultant fees)','2: ACTIVATE-ATTEMPTING PROJECTS=&gt;7(Dice roll 2D6: skill check)','2: ACTIVATE-ATTEMPTING PROJECTS=&gt;(('C', 9), 'C', 1, "Base fix 'Nitrogen &amp; Phosphorous Loading' (ENVIRONMENTAL) triggers crisis")(Skill for project)','2: ACTIVATE-ATTEMPTING PROJECTS=&gt;1(Consultant fees)','2: ACTIVATE-ATTEMPTING PROJECTS=&gt;4(Dice roll 2D6: skill check)','2: ACTIVATE-ATTEMPTING PROJECTS=&gt;None(Skill for project)','2: ACTIVATE-DOING RESEARCH=&gt;None(Start researching)','2: ACTIVATE-ATTEMPTING PROJECTS=&gt;(('C', 7), 'C', 1, "Improved fix 'Economic Inequality' (LIVING STANDARDS)")(Skill for project)','2: ACTIVATE-ATTEMPTING PROJECTS=&gt;0(Consultant fees)','2: ACTIVATE-ATTEMPTING PROJECTS=&gt;11(Dice roll 2D6: skill check)','2: ACTIVATE-ATTEMPTING PROJECTS=&gt;(('C', 4), 'C', 1, "Improved fix 'Land Conversion' (ENVIRONMENTAL)")(Skill for project)','2: ACTIVATE-ATTEMPTING PROJECTS=&gt;2(Consultant fees)','2: ACTIVATE-ATTEMPTING PROJECTS=&gt;8(Dice roll 2D6: skill check)','2: ACTIVATE-ATTEMPTING PROJECTS=&gt;None(Skill for project)','2: ACTIVATE-DOING RESEARCH=&gt;None(Start researching)','2: ACTIVATE-ATTEMPTING PROJECTS=&gt;None(Start project: type)','2: ACTIVATE-ATTEMPTING PROJECTS=&gt;(('C', 5), 'C', 0, "Improved fix 'Fossil Fuel Dependency' (INDUSTRIAL)")(Skill for project)','2: ACTIVATE-ATTEMPTING PROJECTS=&gt;5(Consultant fees)','2: ACTIVATE-ATTEMPTING PROJECTS=&gt;9(Dice roll 2D6: skill check)','2: ACTIVATE-ATTEMPTING PROJECTS=&gt;(('C', 8), 'C', 2, "Base fix 'Nitrogen &amp; Phosphorous Loading' (ENVIRONMENTAL) triggers crisis")(Skill for project)','2: ACTIVATE-ATTEMPTING PROJECTS=&gt;7(Dice roll 2D6: skill check)','2: ACTIVATE-ATTEMPTING PROJECTS=&gt;None(Skill for project)','2: ACTIVATE-DOING RESEARCH=&gt;None(Start researching)','2: ACTIVATE-ATTEMPTING PROJECTS=&gt;(('D', 10), 'D', 2, "Base fix 'Nitrogen &amp; Phosphorous Loading' (ENVIRONMENTAL) triggers crisis")(Skill for project)','2: ACTIVATE-ATTEMPTING PROJECTS=&gt;0(Consultant fees)','2: ACTIVATE-ATTEMPTING PROJECTS=&gt;10(Dice roll 2D6: skill check)','2: ACTIVATE-ATTEMPTING PROJECTS=&gt;(('D', 1), 'D', 0, "Improved fix 'Land Conversion' (ENVIRONMENTAL)")(Skill for project)','2: ACTIVATE-ATTEMPTING PROJECTS=&gt;1(Consultant fees)','2: ACTIVATE-ATTEMPTING PROJECTS=&gt;4(Dice roll 2D6: skill check)','2: ACTIVATE-ATTEMPTING PROJECTS=&gt;(('H', 6), 'H', 2, "Improved fix 'Economic Inequality' (LIVING STANDARDS)")(Skill for project)','2: ACTIVATE-ATTEMPTING PROJECTS=&gt;2(Consultant fees)','2: ACTIVATE-ATTEMPTING PROJECTS=&gt;11(Dice roll 2D6: skill check)','2: ACTIVATE-ATTEMPTING PROJECTS=&gt;None(Skill for project)','2: ACTIVATE-DOING RESEARCH=&gt;None(Start researching)','2: ACTIVATE-ATTEMPTING PROJECTS=&gt;(('S', 11), 'S', 1, "Improved fix 'Fossil Fuel Dependency' (INDUSTRIAL)")(Skill for project)','2: ACTIVATE-ATTEMPTING PROJECTS=&gt;0(Consultant fees)','2: ACTIVATE-ATTEMPTING PROJECTS=&gt;4(Dice roll 2D6: skill check)','2: ACTIVATE-ATTEMPTING PROJECTS=&gt;(('H', 2), 'H', 0, "Improved fix 'Economic Inequality' (LIVING STANDARDS)")(Skill for project)','2: ACTIVATE-ATTEMPTING PROJECTS=&gt;0(Consultant fees)','2: ACTIVATE-ATTEMPTING PROJECTS=&gt;11(Dice roll 2D6: skill check)','2: ACTIVATE-ATTEMPTING PROJECTS=&gt;(('D', 13), 'D', 0, "Improved fix 'Land Conversion' (ENVIRONMENTAL)")(Skill for project)','2: ACTIVATE-ATTEMPTING PROJECTS=&gt;1(Consultant fees)','2: ACTIVATE-ATTEMPTING PROJECTS=&gt;3(Dice roll 2D6: skill check)','2: ACTIVATE-DOING RESEARCH=&gt;None(Start researching)','2: END-FINALIZING=&gt;Improved fix 'Sprawl' (INDUSTRIAL)(Project abandoned)','2: END-CRISIS ROLLING=&gt;1(Dice roll 1D6: crisis cat)','2: END-CRISIS ROLLING=&gt;INDUSTRIAL(Category for crisis)','2: END-CRISIS ROLLING=&gt;6(Dice roll 1D6: node in INDUSTRIAL)','2: END-CRISIS ROLLING=&gt;1(Dice roll 1D6: node in INDUSTRIAL)','2: END-CRISIS ROLLING=&gt;Polluting Industry(Problem for crisis)','2: END-CRISIS ROLLING=&gt;6(Dice roll 2D6: crisis roll for Polluting Industry)','2: END-CRISIS ROLLING=&gt;6(Crisis roll for node "Polluting Industry")','2: END-CRISIS ROLLING=&gt;Air &amp; Ozone Degradation(Now in crisis (cascaded from: Polluting Industry))','2: END-CRISIS ROLLING=&gt;1(Dice roll 1D6: crisis cat)','2: END-CRISIS ROLLING=&gt;INDUSTRIAL(Category for crisis)','2: END-CRISIS ROLLING=&gt;4(Dice roll 1D6: node in INDUSTRIAL)','2: END-CRISIS ROLLING=&gt;3(Dice roll 1D6: node in INDUSTRIAL)','2: END-CRISIS ROLLING=&gt;Sprawl(Problem for crisis)','2: END-CRISIS ROLLING=&gt;5(Dice roll 2D6: crisis roll for Sprawl)','2: END-CRISIS ROLLING=&gt;5(Crisis roll for node "Sprawl")','2: END-CRISIS ROLLING=&gt;Sprawl(Now in crisis)','3: ENGAGE-DRAWING MONEY=&gt;2(Money drawn)','3: ENGAGE-DRAWING CARDS=&gt;('C', 1)(Card drawn: 1)','3: ENGAGE-DRAWING CARDS=&gt;('C', 12)(Card drawn: 2)','3: ENGAGE-CRISIS RISING','3: ENGAGE-DRAWING MONEY=&gt;2(Money drawn)','3: ENGAGE-DRAWING CARDS=&gt;('S', 11)(Card drawn: 1)','3: ENGAGE-DRAWING CARDS=&gt;('S', 7)(Card drawn: 2)','3: ENGAGE-DRAWING MONEY=&gt;2(Money drawn)','3: ENGAGE-DRAWING CARDS=&gt;('S', 8)(Card drawn: 1)','3: ENGAGE-DRAWING CARDS=&gt;('C', 10)(Card drawn: 2)','3: ENGAGE-CRISIS RISING','3: ENGAGE-DRAWING MONEY=&gt;2(Money drawn)','3: ENGAGE-DRAWING CARDS=&gt;('D', 6)(Card drawn: 1)','3: ENGAGE-DRAWING CARDS=&gt;('S', 1)(Card drawn: 2)','3: ENGAGE-DRAWING MONEY=&gt;2(Money drawn)','3: ENGAGE-DRAWING CARDS=&gt;('H', 7)(Card drawn: 1)','3: ENGAGE-DRAWING CARDS=&gt;('D', 6)(Card drawn: 2)','3: ENGAGE-DRAWING MONEY=&gt;2(Money drawn)','3: ENGAGE-DRAWING CARDS=&gt;('C', 3)(Card drawn: 1)','3: ENGAGE-DRAWING CARDS=&gt;('S', 12)(Card drawn: 2)','3: ACTIVATE-ATTEMPTING PROJECTS=&gt;(('C', 1), 'C', 4, "Improved fix 'Fossil Fuel Dependency' (INDUSTRIAL)")(Skill for project)','3: ACTIVATE-ATTEMPTING PROJECTS=&gt;1(Consultant fees)','3: ACTIVATE-ATTEMPTING PROJECTS=&gt;7(Dice roll 2D6: skill check)','3: ACTIVATE-ATTEMPTING PROJECTS=&gt;(('C', 12), 'C', 4, "Improved fix 'Fossil Fuel Dependency' (INDUSTRIAL)")(Skill for project)','3: ACTIVATE-ATTEMPTING PROJECTS=&gt;0(Consultant fees)','3: ACTIVATE-ATTEMPTING PROJECTS=&gt;5(Dice roll 2D6: skill check)','3: ACTIVATE-ATTEMPTING PROJECTS=&gt;(('D', 12), 'D', 0, "Improved fix 'Land Conversion' (ENVIRONMENTAL)")(Skill for project)','3: ACTIVATE-ATTEMPTING PROJECTS=&gt;0(Consultant fees)','3: ACTIVATE-ATTEMPTING PROJECTS=&gt;5(Dice roll 2D6: skill check)','3: ACTIVATE-ATTEMPTING PROJECTS=&gt;(('C', 14), 'C', 2, "Improved fix 'Land Conversion' (ENVIRONMENTAL)")(Skill for project)','3: ACTIVATE-ATTEMPTING PROJECTS=&gt;(('H', 10), 'H', 1, "Improved fix 'Economic Inequality' (LIVING STANDARDS)")(Skill for project)','3: ACTIVATE-ATTEMPTING PROJECTS=&gt;0(Consultant fees)','3: ACTIVATE-ATTEMPTING PROJECTS=&gt;7(Dice roll 2D6: skill check)','3: ACTIVATE-ATTEMPTING PROJECTS=&gt;(('H', 12), 'H', 0, "Improved fix 'Economic Inequality' (LIVING STANDARDS)")(Skill for project)','3: ACTIVATE-ATTEMPTING PROJECTS=&gt;1(Consultant fees)','3: ACTIVATE-ATTEMPTING PROJECTS=&gt;3(Dice roll 2D6: skill check)','3: ACTIVATE-DOING RESEARCH=&gt;None(Start researching)','3: ACTIVATE-ATTEMPTING PROJECTS=&gt;(('D', 8), 'D', 0, "Base fix 'Nitrogen &amp; Phosphorous Loading' (ENVIRONMENTAL) triggers crisis")(Skill for project)','3: ACTIVATE-ATTEMPTING PROJECTS=&gt;0(Consultant fees)','3: ACTIVATE-ATTEMPTING PROJECTS=&gt;4(Dice roll 2D6: skill check)','3: ACTIVATE-ATTEMPTING PROJECTS=&gt;(('S', 11), 'S', 0, "Improved fix 'Fossil Fuel Dependency' (INDUSTRIAL)")(Skill for project)','3: ACTIVATE-ATTEMPTING PROJECTS=&gt;1(Consultant fees)','3: ACTIVATE-ATTEMPTING PROJECTS=&gt;9(Dice roll 2D6: skill check)','3: ACTIVATE-ATTEMPTING PROJECTS=&gt;(('S', 7), 'S', 0, "Improved fix 'Fossil Fuel Dependency' (INDUSTRIAL)")(Skill for project)','3: ACTIVATE-ATTEMPTING PROJECTS=&gt;0(Consultant fees)','3: ACTIVATE-ATTEMPTING PROJECTS=&gt;8(Dice roll 2D6: skill check)','3: ACTIVATE-DOING RESEARCH=&gt;None(Start researching)','3: ACTIVATE-ATTEMPTING PROJECTS=&gt;None(Start project: type)','3: ACTIVATE-ATTEMPTING PROJECTS=&gt;(('C', 10), 'C', 2, "Improved fix 'Fossil Fuel Dependency' (INDUSTRIAL)")(Skill for project)','3: ACTIVATE-ATTEMPTING PROJECTS=&gt;1(Consultant fees)','3: ACTIVATE-ATTEMPTING PROJECTS=&gt;7(Dice roll 2D6: skill check)','3: ACTIVATE-ATTEMPTING PROJECTS=&gt;(('H', 8), 'H', 0, "Improved fix 'Economic Inequality' (LIVING STANDARDS)")(Skill for project)','3: ACTIVATE-ATTEMPTING PROJECTS=&gt;2(Consultant fees)','3: ACTIVATE-ATTEMPTING PROJECTS=&gt;4(Dice roll 2D6: skill check)','3: ACTIVATE-ATTEMPTING PROJECTS=&gt;None(Skill for project)','3: ACTIVATE-DOING RESEARCH=&gt;None(Start researching)','3: ACTIVATE-ATTEMPTING PROJECTS=&gt;Remove-Tradeoff(Start project: type)','3: ACTIVATE-ATTEMPTING PROJECTS=&gt;INDUSTRIAL(Start project: fix category)','3: ACTIVATE-ATTEMPTING PROJECTS=&gt;Sprawl(Start project: fix problem)','3: ACTIVATE-ATTEMPTING PROJECTS=&gt;Improved fix 'Sprawl' (INDUSTRIAL)(Project started)','3: ACTIVATE-ATTEMPTING PROJECTS=&gt;(('C', 4), 'C', 2, "Improved fix 'Land Conversion' (ENVIRONMENTAL)")(Skill for project)','3: ACTIVATE-ATTEMPTING PROJECTS=&gt;2(Consultant fees)','3: ACTIVATE-ATTEMPTING PROJECTS=&gt;6(Dice roll 2D6: skill check)','3: ACTIVATE-ATTEMPTING PROJECTS=&gt;(('S', 1), 'S', 3, "Improved fix 'Sprawl' (INDUSTRIAL)")(Skill for project)','3: ACTIVATE-ATTEMPTING PROJECTS=&gt;7(Dice roll 2D6: skill check)','3: ACTIVATE-ATTEMPTING PROJECTS=&gt;(('C', 6), 'C', 0, "Base fix 'Nitrogen &amp; Phosphorous Loading' (ENVIRONMENTAL) triggers crisis")(Skill for project)','3: ACTIVATE-ATTEMPTING PROJECTS=&gt;4(Dice roll 2D6: skill check)','3: ACTIVATE-ATTEMPTING PROJECTS=&gt;None(Skill for project)','3: ACTIVATE-DOING RESEARCH=&gt;None(Start researching)','3: ACTIVATE-ATTEMPTING PROJECTS=&gt;(('D', 6), 'D', 3, "Improved fix 'Land Conversion' (ENVIRONMENTAL)")(Skill for project)','3: ACTIVATE-ATTEMPTING PROJECTS=&gt;3(Consultant fees)','3: ACTIVATE-ATTEMPTING PROJECTS=&gt;5(Dice roll 2D6: skill check)','3: ACTIVATE-ATTEMPTING PROJECTS=&gt;(('H', 7), 'H', 2, "Improved fix 'Economic Inequality' (LIVING STANDARDS)")(Skill for project)','3: ACTIVATE-ATTEMPTING PROJECTS=&gt;1(Consultant fees)','3: ACTIVATE-ATTEMPTING PROJECTS=&gt;6(Dice roll 2D6: skill check)','3: ACTIVATE-ATTEMPTING PROJECTS=&gt;(('S', 3), 'S', 0, "Improved fix 'Fossil Fuel Dependency' (INDUSTRIAL)")(Skill for project)','3: ACTIVATE-ATTEMPTING PROJECTS=&gt;6(Dice roll 2D6: skill check)','3: ACTIVATE-ATTEMPTING PROJECTS=&gt;(('S', 7), 'S', 0, "Improved fix 'Fossil Fuel Dependency' (INDUSTRIAL)")(Skill for project)','3: ACTIVATE-ATTEMPTING PROJECTS=&gt;8(Dice roll 2D6: skill check)','3: ACTIVATE-DOING RESEARCH=&gt;None(Start researching)','3: ACTIVATE-ATTEMPTING PROJECTS=&gt;(('C', 3), 'C', 0, "Improved fix 'Fossil Fuel Dependency' (INDUSTRIAL)")(Skill for project)','3: ACTIVATE-ATTEMPTING PROJECTS=&gt;0(Consultant fees)','3: ACTIVATE-ATTEMPTING PROJECTS=&gt;5(Dice roll 2D6: skill check)','3: ACTIVATE-ATTEMPTING PROJECTS=&gt;(('S', 12), 'S', 0, "Improved fix 'Fossil Fuel Dependency' (INDUSTRIAL)")(Skill for project)','3: ACTIVATE-ATTEMPTING PROJECTS=&gt;0(Consultant fees)','3: ACTIVATE-ATTEMPTING PROJECTS=&gt;9(Dice roll 2D6: skill check)','3: ACTIVATE-DOING RESEARCH=&gt;None(Start researching)','3: END-FINALIZING=&gt;Improved fix 'Land Conversion' (ENVIRONMENTAL)(Project overskilled for "('C', 14)")','3: END-CRISIS ROLLING=&gt;INDUSTRIAL(Crisis chip: full category)','3: END-CRISIS ROLLING=&gt;1(Dice roll 1D6: crisis cat)','3: END-CRISIS ROLLING=&gt;INDUSTRIAL(Category for crisis)','3: END-CRISIS ROLLING=&gt;INDUSTRIAL(Crisis chip: full category)','3: END-CRISIS ROLLING=&gt;2(Dice roll 1D6: crisis cat)','3: END-CRISIS ROLLING=&gt;ECONOMIC(Category for crisis)','3: END-CRISIS ROLLING=&gt;6(Dice roll 1D6: node in ECONOMIC)','3: END-CRISIS ROLLING=&gt;1(Dice roll 1D6: node in ECONOMIC)','3: END-CRISIS ROLLING=&gt;Monopoly(Problem for crisis)','3: END-CRISIS ROLLING=&gt;7(Dice roll 2D6: crisis roll for Monopoly)','3: END-CRISIS ROLLING=&gt;7(Crisis roll for node "Monopoly")','3: END-CRISIS ROLLING=&gt;Economic Inequality(Now in crisis (cascaded from: Monopoly))','3: END-CRISIS ROLLING=&gt;4(Dice roll 1D6: crisis cat)','3: END-CRISIS ROLLING=&gt;CLASS(Category for crisis)','3: END-CRISIS ROLLING=&gt;1(Dice roll 1D6: node in CLASS)','3: END-CRISIS ROLLING=&gt;Healthcare(Problem for crisis)','3: END-CRISIS ROLLING=&gt;4(Dice roll 2D6: crisis roll for Healthcare)','3: END-CRISIS ROLLING=&gt;4(Crisis roll for node "Healthcare")','3: END-CRISIS ROLLING=&gt;Healthcare(Now in crisis)','4: ENGAGE-DRAWING MONEY=&gt;2(Money drawn)','4: ENGAGE-DRAWING CARDS=&gt;('H', 13)(Card drawn: 1)','4: ENGAGE-DRAWING CARDS=&gt;('C', 8)(Card drawn: 2)','4: ENGAGE-CRISIS RISING','4: ENGAGE-DRAWING MONEY=&gt;2(Money drawn)','4: ENGAGE-DRAWING CARDS=&gt;('C', 12)(Card drawn: 1)','4: ENGAGE-DRAWING CARDS=&gt;('S', 12)(Card drawn: 2)','4: ENGAGE-DRAWING MONEY=&gt;2(Money drawn)','4: ENGAGE-DRAWING CARDS=&gt;('D', 1)(Card drawn: 1)','4: ENGAGE-DRAWING CARDS=&gt;('D', 2)(Card drawn: 2)','4: ENGAGE-CRISIS RISING','4: ENGAGE-DRAWING MONEY=&gt;2(Money drawn)','4: ENGAGE-DRAWING CARDS=&gt;('D', 2)(Card drawn: 1)','4: ENGAGE-DRAWING CARDS=&gt;('S', 2)(Card drawn: 2)','4: ENGAGE-DRAWING MONEY=&gt;2(Money drawn)','4: ENGAGE-DRAWING CARDS=&gt;('H', 4)(Card drawn: 1)','4: ENGAGE-DRAWING CARDS=&gt;('H', 13)(Card drawn: 2)','4: ENGAGE-DRAWING MONEY=&gt;2(Money drawn)','4: ENGAGE-DRAWING CARDS=&gt;('C', 3)(Card drawn: 1)','4: ENGAGE-DRAWING CARDS=&gt;('S', 5)(Card drawn: 2)','4: ACTIVATE-ATTEMPTING PROJECTS=&gt;(('C', 8), 'C', 1, "Improved fix 'Sprawl' (INDUSTRIAL)")(Skill for project)','4: ACTIVATE-ATTEMPTING PROJECTS=&gt;0(Consultant fees)','4: ACTIVATE-ATTEMPTING PROJECTS=&gt;10(Dice roll 2D6: skill check)','4: ACTIVATE-ATTEMPTING PROJECTS=&gt;(('H', 13), 'H', 0, "Improved fix 'Economic Inequality' (LIVING STANDARDS)")(Skill for project)','4: ACTIVATE-ATTEMPTING PROJECTS=&gt;0(Consultant fees)','4: ACTIVATE-ATTEMPTING PROJECTS=&gt;4(Dice roll 2D6: skill check)','4: ACTIVATE-DOING RESEARCH=&gt;None(Start researching)','4: ACTIVATE-ATTEMPTING PROJECTS=&gt;(('C', 12), 'C', 0, "Improved fix 'Economic Inequality' (LIVING STANDARDS)")(Skill for project)','4: ACTIVATE-ATTEMPTING PROJECTS=&gt;0(Consultant fees)','4: ACTIVATE-ATTEMPTING PROJECTS=&gt;4(Dice roll 2D6: skill check)','4: ACTIVATE-ATTEMPTING PROJECTS=&gt;(('S', 12), 'S', 0, "Improved fix 'Fossil Fuel Dependency' (INDUSTRIAL)")(Skill for project)','4: ACTIVATE-ATTEMPTING PROJECTS=&gt;0(Consultant fees)','4: ACTIVATE-ATTEMPTING PROJECTS=&gt;10(Dice roll 2D6: skill check)','4: ACTIVATE-DOING RESEARCH=&gt;None(Start researching)','4: ACTIVATE-ATTEMPTING PROJECTS=&gt;Base(Start project: type)','4: ACTIVATE-ATTEMPTING PROJECTS=&gt;ENVIRONMENTAL(Start project: fix category)','4: ACTIVATE-ATTEMPTING PROJECTS=&gt;Biodiversity Loss(Start project: fix problem)','4: ACTIVATE-ATTEMPTING PROJECTS=&gt;Base fix 'Biodiversity Loss' (ENVIRONMENTAL) triggers crisis(Project started)','4: ACTIVATE-ATTEMPTING PROJECTS=&gt;None(Skill for project)','4: ACTIVATE-DOING RESEARCH=&gt;None(Start researching)','4: ACTIVATE-ATTEMPTING PROJECTS=&gt;None(Skill for project)','4: ACTIVATE-DOING RESEARCH=&gt;None(Start researching)','4: ACTIVATE-ATTEMPTING PROJECTS=&gt;None(Skill for project)','4: ACTIVATE-DOING RESEARCH=&gt;None(Start researching)','4: ACTIVATE-ATTEMPTING PROJECTS=&gt;(('C', 3), 'C', 0, "Improved fix 'Economic Inequality' (LIVING STANDARDS)")(Skill for project)','4: ACTIVATE-ATTEMPTING PROJECTS=&gt;2(Consultant fees)','4: ACTIVATE-ATTEMPTING PROJECTS=&gt;5(Dice roll 2D6: skill check)','4: ACTIVATE-ATTEMPTING PROJECTS=&gt;(('S', 5), 'S', 0, "Improved fix 'Sprawl' (INDUSTRIAL)")(Skill for project)','4: ACTIVATE-ATTEMPTING PROJECTS=&gt;3(Consultant fees)','4: ACTIVATE-ATTEMPTING PROJECTS=&gt;9(Dice roll 2D6: skill check)','4: ACTIVATE-DOING RESEARCH=&gt;None(Start researching)','4: END-FINALIZING=&gt;Base fix 'Nitrogen &amp; Phosphorous Loading' (ENVIRONMENTAL) triggers crisis(Project abandoned)','4: END-FINALIZING=&gt;Improved fix 'Land Conversion' (ENVIRONMENTAL)(Project abandoned)','4: END-FINALIZING=&gt;Base fix 'Biodiversity Loss' (ENVIRONMENTAL) triggers crisis(Project abandoned)','4: END-CRISIS ROLLING=&gt;INDUSTRIAL(Crisis chip: full category)','4: END-CRISIS ROLLING=&gt;4(Dice roll 1D6: crisis cat)','4: END-CRISIS ROLLING=&gt;CLASS(Category for crisis)','4: END-CRISIS ROLLING=&gt;3(Dice roll 1D6: node in CLASS)','4: END-CRISIS ROLLING=&gt;Clean Water Shortage(Problem for crisis)','4: END-CRISIS ROLLING=&gt;12(Dice roll 2D6: crisis roll for Clean Water Shortage)','4: END-CRISIS ROLLING=&gt;12(Crisis roll for node "Clean Water Shortage")','4: END-CRISIS ROLLING=&gt;3(Dice roll 2D6: crisis roll for Clean Water Shortage)','4: END-CRISIS ROLLING=&gt;3(Crisis roll for node "Clean Water Shortage")','4: END-CRISIS ROLLING=&gt;Education(Now in crisis (cascaded from: Clean Water Shortage))','5: ENGAGE-DRAWING MONEY=&gt;2(Money drawn)','5: ENGAGE-DRAWING CARDS=&gt;('C', 6)(Card drawn: 1)','5: ENGAGE-DRAWING CARDS=&gt;('H', 3)(Card drawn: 2)','5: ENGAGE-CRISIS RISING','5: ENGAGE-DRAWING MONEY=&gt;2(Money drawn)','5: ENGAGE-DRAWING CARDS=&gt;('H', 5)(Card drawn: 1)','5: ENGAGE-DRAWING CARDS=&gt;('S', 6)(Card drawn: 2)','5: ENGAGE-DRAWING MONEY=&gt;2(Money drawn)','5: ENGAGE-DRAWING CARDS=&gt;('D', 9)(Card drawn: 1)','5: ENGAGE-DRAWING CARDS=&gt;('D', 7)(Card drawn: 2)','5: ENGAGE-CRISIS RISING','5: ENGAGE-DRAWING MONEY=&gt;2(Money drawn)','5: ENGAGE-DRAWING CARDS=&gt;('C', 1)(Card drawn: 1)','5: ENGAGE-DRAWING CARDS=&gt;('C', 11)(Card drawn: 2)','5: ENGAGE-DRAWING MONEY=&gt;2(Money drawn)','5: ENGAGE-DRAWING CARDS=&gt;('C', 7)(Card drawn: 1)','5: ENGAGE-DRAWING CARDS=&gt;('H', 7)(Card drawn: 2)','5: ENGAGE-DRAWING MONEY=&gt;2(Money drawn)','5: ENGAGE-DRAWING CARDS=&gt;('D', 9)(Card drawn: 1)','5: ENGAGE-DRAWING CARDS=&gt;('D', 3)(Card drawn: 2)','5: ACTIVATE-ATTEMPTING PROJECTS=&gt;Base(Start project: type)','5: ACTIVATE-ATTEMPTING PROJECTS=&gt;INDUSTRIAL(Start project: fix category)','5: ACTIVATE-ATTEMPTING PROJECTS=&gt;Sprawl(Start project: fix problem)','5: ACTIVATE-ATTEMPTING PROJECTS=&gt;Base fix 'Sprawl' (INDUSTRIAL) triggers crisis(Project started)','5: ACTIVATE-ATTEMPTING PROJECTS=&gt;(('C', 6), 'C', 0, "Improved fix 'Fossil Fuel Dependency' (INDUSTRIAL)")(Skill for project)','5: ACTIVATE-ATTEMPTING PROJECTS=&gt;2(Consultant fees)','5: ACTIVATE-ATTEMPTING PROJECTS=&gt;8(Dice roll 2D6: skill check)','5: ACTIVATE-ATTEMPTING PROJECTS=&gt;(('H', 3), 'H', 0, "Improved fix 'Economic Inequality' (LIVING STANDARDS)")(Skill for project)','5: ACTIVATE-ATTEMPTING PROJECTS=&gt;1(Consultant fees)','5: ACTIVATE-ATTEMPTING PROJECTS=&gt;8(Dice roll 2D6: skill check)','5: ACTIVATE-DOING RESEARCH=&gt;None(Start researching)','5: ACTIVATE-ATTEMPTING PROJECTS=&gt;None(Start project: type)','5: ACTIVATE-ATTEMPTING PROJECTS=&gt;(('H', 5), 'H', 0, "Improved fix 'Economic Inequality' (LIVING STANDARDS)")(Skill for project)','5: ACTIVATE-ATTEMPTING PROJECTS=&gt;0(Consultant fees)','5: ACTIVATE-ATTEMPTING PROJECTS=&gt;7(Dice roll 2D6: skill check)','5: ACTIVATE-ATTEMPTING PROJECTS=&gt;(('S', 6), 'S', 0, "Improved fix 'Fossil Fuel Dependency' (INDUSTRIAL)")(Skill for project)','5: ACTIVATE-ATTEMPTING PROJECTS=&gt;0(Consultant fees)','5: ACTIVATE-ATTEMPTING PROJECTS=&gt;8(Dice roll 2D6: skill check)','5: ACTIVATE-DOING RESEARCH=&gt;None(Start researching)','5: ACTIVATE-ATTEMPTING PROJECTS=&gt;None(Start project: type)','5: ACTIVATE-ATTEMPTING PROJECTS=&gt;(('S', 8), 'S', 0, "Improved fix 'Sprawl' (INDUSTRIAL)")(Skill for project)','5: ACTIVATE-ATTEMPTING PROJECTS=&gt;0(Consultant fees)','5: ACTIVATE-ATTEMPTING PROJECTS=&gt;8(Dice roll 2D6: skill check)','5: ACTIVATE-DOING RESEARCH=&gt;None(Start researching)','5: ACTIVATE-ATTEMPTING PROJECTS=&gt;(('S', 2), 'S', 3, "Improved fix 'Fossil Fuel Dependency' (INDUSTRIAL)")(Skill for project)','5: ACTIVATE-ATTEMPTING PROJECTS=&gt;0(Consultant fees)','5: ACTIVATE-ATTEMPTING PROJECTS=&gt;6(Dice roll 2D6: skill check)','5: ACTIVATE-ATTEMPTING PROJECTS=&gt;(('C', 11), 'C', 4, "Improved fix 'Sprawl' (INDUSTRIAL)")(Skill for project)','5: ACTIVATE-ATTEMPTING PROJECTS=&gt;0(Consultant fees)','5: ACTIVATE-ATTEMPTING PROJECTS=&gt;8(Dice roll 2D6: skill check)','5: ACTIVATE-ATTEMPTING PROJECTS=&gt;None(Skill for project)','5: ACTIVATE-DOING RESEARCH=&gt;None(Start researching)','5: ACTIVATE-ATTEMPTING PROJECTS=&gt;(('H', 13), 'H', 1, "Improved fix 'Economic Inequality' (LIVING STANDARDS)")(Skill for project)','5: ACTIVATE-ATTEMPTING PROJECTS=&gt;1(Consultant fees)','5: ACTIVATE-ATTEMPTING PROJECTS=&gt;7(Dice roll 2D6: skill check)','5: ACTIVATE-ATTEMPTING PROJECTS=&gt;(('C', 7), 'C', 1, "Improved fix 'Economic Inequality' (LIVING STANDARDS)")(Skill for project)','5: ACTIVATE-ATTEMPTING PROJECTS=&gt;0(Consultant fees)','5: ACTIVATE-ATTEMPTING PROJECTS=&gt;3(Dice roll 2D6: skill check)','5: ACTIVATE-ATTEMPTING PROJECTS=&gt;(('H', 4), 'H', 0, "Improved fix 'Economic Inequality' (LIVING STANDARDS)")(Skill for project)','5: ACTIVATE-ATTEMPTING PROJECTS=&gt;2(Consultant fees)','5: ACTIVATE-ATTEMPTING PROJECTS=&gt;8(Dice roll 2D6: skill check)','5: ACTIVATE-ATTEMPTING PROJECTS=&gt;(('H', 7), 'H', 0, "Improved fix 'Economic Inequality' (LIVING STANDARDS)")(Skill for project)','5: ACTIVATE-ATTEMPTING PROJECTS=&gt;1(Consultant fees)','5: ACTIVATE-ATTEMPTING PROJECTS=&gt;4(Dice roll 2D6: skill check)','5: ACTIVATE-DOING RESEARCH=&gt;None(Start researching)','5: ACTIVATE-DOING RESEARCH=&gt;None(Start researching)','6: END-FINALIZING=&gt;Base fix 'Sprawl' (INDUSTRIAL) triggers crisis(Project abandoned)','6: END-CRISIS ROLLING=&gt;INDUSTRIAL(Crisis chip: full category)','6: END-CRISIS ROLLING=&gt;1(Dice roll 1D6: crisis cat)','6: END-CRISIS ROLLING=&gt;INDUSTRIAL(Category for crisis)','6: END-CRISIS ROLLING=&gt;INDUSTRIAL(Crisis chip: full category)','6: END-CRISIS ROLLING=&gt;3(Dice roll 1D6: crisis cat)','6: END-CRISIS ROLLING=&gt;SOCIAL(Category for crisis)','6: END-CRISIS ROLLING=&gt;2(Dice roll 1D6: node in SOCIAL)','6: END-CRISIS ROLLING=&gt;Political Voice(Problem for crisis)','6: END-CRISIS ROLLING=&gt;8(Dice roll 2D6: crisis roll for Political Voice)','6: END-CRISIS ROLLING=&gt;8(Crisis roll for node "Political Voice")','6: END-CRISIS ROLLING=&gt;Political Voice(Now in crisis)','6: END-CRISIS ROLLING=&gt;2(Dice roll 1D6: crisis cat)','6: END-CRISIS ROLLING=&gt;ECONOMIC(Category for crisis)','6: END-CRISIS ROLLING=&gt;3(Dice roll 1D6: node in ECONOMIC)','6: END-CRISIS ROLLING=&gt;Inefficiency(Crisis chip: overwhelmed problem)','6: END-CRISIS ROLLING=&gt;1(Dice roll 1D6: crisis cat)','6: END-CRISIS ROLLING=&gt;INDUSTRIAL(Category for crisis)','6: END-CRISIS ROLLING=&gt;INDUSTRIAL(Crisis chip: full category)','6: END-CRISIS ROLLING=&gt;4(Dice roll 1D6: crisis cat)','6: END-CRISIS ROLLING=&gt;CLASS(Category for crisis)','6: END-CRISIS ROLLING=&gt;2(Dice roll 1D6: node in CLASS)','6: END-CRISIS ROLLING=&gt;Affordable Housing(Problem for crisis)','6: END-CRISIS ROLLING=&gt;8(Dice roll 2D6: crisis roll for Affordable Housing)','6: END-CRISIS ROLLING=&gt;8(Crisis roll for node "Affordable Housing")','6: END-CRISIS ROLLING=&gt;Peace &amp; Justice(Now in crisis (cascaded from: Affordable Housing))','6: ENGAGE-DRAWING MONEY=&gt;2(Money drawn)','6: ENGAGE-DRAWING CARDS=&gt;('H', 5)(Card drawn: 1)','6: ENGAGE-DRAWING CARDS=&gt;('C', 9)(Card drawn: 2)','6: ENGAGE-CRISIS RISING','6: ENGAGE-DRAWING MONEY=&gt;2(Money drawn)','6: ENGAGE-DRAWING CARDS=&gt;('D', 8)(Card drawn: 1)','6: ENGAGE-DRAWING CARDS=&gt;('C', 10)(Card drawn: 2)','6: ENGAGE-DRAWING MONEY=&gt;2(Money drawn)','6: ENGAGE-DRAWING CARDS=&gt;('S', 4)(Card drawn: 1)','6: ENGAGE-DRAWING CARDS=&gt;('C', 2)(Card drawn: 2)','6: ENGAGE-CRISIS RISING','6: ENGAGE-DRAWING MONEY=&gt;2(Money drawn)','6: ENGAGE-DRAWING CARDS=&gt;('H', 11)(Card drawn: 1)','6: ENGAGE-DRAWING CARDS=&gt;('C', 3)(Card drawn: 2)','6: ENGAGE-DRAWING MONEY=&gt;2(Money drawn)','6: ENGAGE-DRAWING CARDS=&gt;('H', 8)(Card drawn: 1)','6: ENGAGE-DRAWING CARDS=&gt;('H', 3)(Card drawn: 2)','6: ENGAGE-DRAWING MONEY=&gt;2(Money drawn)','6: ENGAGE-DRAWING CARDS=&gt;('D', 3)(Card drawn: 1)','6: ENGAGE-DRAWING CARDS=&gt;('S', 3)(Card drawn: 2)','6: ACTIVATE-ATTEMPTING PROJECTS=&gt;Remove-Tradeoff(Start project: type)','6: ACTIVATE-ATTEMPTING PROJECTS=&gt;LIVING STANDARDS(Start project: fix category)','6: ACTIVATE-ATTEMPTING PROJECTS=&gt;Systemic Corruption(Start project: fix problem)','6: ACTIVATE-ATTEMPTING PROJECTS=&gt;Improved fix 'Systemic Corruption' (LIVING STANDARDS)(Project started)','6: ACTIVATE-ATTEMPTING PROJECTS=&gt;(('C', 9), 'C', 1, "Improved fix 'Fossil Fuel Dependency' (INDUSTRIAL)")(Skill for project)','6: ACTIVATE-ATTEMPTING PROJECTS=&gt;1(Consultant fees)','6: ACTIVATE-ATTEMPTING PROJECTS=&gt;6(Dice roll 2D6: skill check)','6: ACTIVATE-ATTEMPTING PROJECTS=&gt;None(Skill for project)','6: ACTIVATE-DOING RESEARCH=&gt;None(Start researching)','6: ACTIVATE-ATTEMPTING PROJECTS=&gt;Remove-Tradeoff(Start project: type)','6: ACTIVATE-ATTEMPTING PROJECTS=&gt;SOCIAL(Start project: fix category)','6: ACTIVATE-ATTEMPTING PROJECTS=&gt;Political Voice(Start project: fix problem)','6: ACTIVATE-ATTEMPTING PROJECTS=&gt;Improved fix 'Political Voice' (SOCIAL)(Project started)','6: ACTIVATE-ATTEMPTING PROJECTS=&gt;(('D', 8), 'D', 0, "Improved fix 'Political Voice' (SOCIAL)")(Skill for project)','6: ACTIVATE-ATTEMPTING PROJECTS=&gt;1(Consultant fees)','6: ACTIVATE-ATTEMPTING PROJECTS=&gt;7(Dice roll 2D6: skill check)','6: ACTIVATE-ATTEMPTING PROJECTS=&gt;(('C', 10), 'C', 0, "Improved fix 'Sprawl' (INDUSTRIAL)")(Skill for project)','6: ACTIVATE-ATTEMPTING PROJECTS=&gt;1(Consultant fees)','6: ACTIVATE-ATTEMPTING PROJECTS=&gt;12(Dice roll 2D6: skill check)','6: ACTIVATE-ATTEMPTING PROJECTS=&gt;1(Added a crisis chip)','6: ACTIVATE-DOING RESEARCH=&gt;None(Start researching)','6: ACTIVATE-ATTEMPTING PROJECTS=&gt;Base(Start project: type)','6: ACTIVATE-ATTEMPTING PROJECTS=&gt;SOCIAL(Start project: fix category)','6: ACTIVATE-ATTEMPTING PROJECTS=&gt;Community Networks(Start project: fix problem)','6: ACTIVATE-ATTEMPTING PROJECTS=&gt;Base fix 'Community Networks' (SOCIAL) triggers crisis(Project started)','6: ACTIVATE-ATTEMPTING PROJECTS=&gt;(('D', 2), 'D', 1, "Base fix 'Community Networks' (SOCIAL) triggers crisis")(Skill for project)','6: ACTIVATE-ATTEMPTING PROJECTS=&gt;0(Consultant fees)','6: ACTIVATE-ATTEMPTING PROJECTS=&gt;2(Dice roll 2D6: skill check)','6: ACTIVATE-ATTEMPTING PROJECTS=&gt;None(Skill for project)','6: ACTIVATE-DOING RESEARCH=&gt;None(Start researching)','6: ACTIVATE-ATTEMPTING PROJECTS=&gt;(('C', 3), 'C', 5, "Improved fix 'Economic Inequality' (LIVING STANDARDS)")(Skill for project)','6: ACTIVATE-ATTEMPTING PROJECTS=&gt;6(Consultant fees)','6: ACTIVATE-ATTEMPTING PROJECTS=&gt;12(Dice roll 2D6: skill check)','6: ACTIVATE-ATTEMPTING PROJECTS=&gt;1(Added a crisis chip)','6: ACTIVATE-ATTEMPTING PROJECTS=&gt;(('S', 8), 'S', 0, "Improved fix 'Fossil Fuel Dependency' (INDUSTRIAL)")(Skill for project)','6: ACTIVATE-ATTEMPTING PROJECTS=&gt;3(Dice roll 2D6: skill check)','6: ACTIVATE-ATTEMPTING PROJECTS=&gt;(('C', 1), 'C', 2, "Improved fix 'Sprawl' (INDUSTRIAL)")(Skill for project)','6: ACTIVATE-ATTEMPTING PROJECTS=&gt;3(Dice roll 2D6: skill check)','6: ACTIVATE-ATTEMPTING PROJECTS=&gt;(('H', 11), 'H', 2, "Improved fix 'Economic Inequality' (LIVING STANDARDS)")(Skill for project)','6: ACTIVATE-ATTEMPTING PROJECTS=&gt;7(Dice roll 2D6: skill check)','6: ACTIVATE-DOING RESEARCH=&gt;None(Start researching)','6: ACTIVATE-ATTEMPTING PROJECTS=&gt;(('H', 3), 'H', 1, "Improved fix 'Economic Inequality' (LIVING STANDARDS)")(Skill for project)','6: ACTIVATE-ATTEMPTING PROJECTS=&gt;2(Consultant fees)','6: ACTIVATE-ATTEMPTING PROJECTS=&gt;9(Dice roll 2D6: skill check)','6: ACTIVATE-ATTEMPTING PROJECTS=&gt;(('H', 8), 'H', 0, "Improved fix 'Economic Inequality' (LIVING STANDARDS)")(Skill for project)','6: ACTIVATE-ATTEMPTING PROJECTS=&gt;6(Dice roll 2D6: skill check)','6: ACTIVATE-DOING RESEARCH=&gt;None(Start researching)','6: ACTIVATE-ATTEMPTING PROJECTS=&gt;(('S', 3), 'S', 3, "Improved fix 'Fossil Fuel Dependency' (INDUSTRIAL)")(Skill for project)','6: ACTIVATE-ATTEMPTING PROJECTS=&gt;2(Consultant fees)','6: ACTIVATE-ATTEMPTING PROJECTS=&gt;8(Dice roll 2D6: skill check)','6: ACTIVATE-DOING RESEARCH=&gt;None(Start researching)','6: END-FINALIZING=&gt;Improved fix 'Systemic Corruption' (LIVING STANDARDS)(Project abandoned)','6: END-CRISIS ROLLING=&gt;INDUSTRIAL(Crisis chip: full category)','6: END-CRISIS ROLLING=&gt;SOCIAL(Crisis chip: full category)','6: END-CRISIS ROLLING=&gt;6(Dice roll 1D6: crisis cat)','6: END-CRISIS ROLLING=&gt;LIVING STANDARDS(Category for crisis)','6: END-CRISIS ROLLING=&gt;5(Dice roll 1D6: node in LIVING STANDARDS)','6: END-CRISIS ROLLING=&gt;6(Dice roll 1D6: node in LIVING STANDARDS)','6: END-CRISIS ROLLING=&gt;5(Dice roll 1D6: node in LIVING STANDARDS)','6: END-CRISIS ROLLING=&gt;3(Dice roll 1D6: node in LIVING STANDARDS)','6: END-CRISIS ROLLING=&gt;Systemic Corruption(Problem for crisis)','6: END-CRISIS ROLLING=&gt;5(Dice roll 2D6: crisis roll for Systemic Corruption)','6: END-CRISIS ROLLING=&gt;5(Crisis roll for node "Systemic Corruption")','6: END-CRISIS ROLLING=&gt;Inflation(Now in crisis (cascaded from: Systemic Corruption))','6: END-CRISIS ROLLING=&gt;3(Dice roll 1D6: crisis cat)','6: END-CRISIS ROLLING=&gt;SOCIAL(Category for crisis)','6: END-CRISIS ROLLING=&gt;SOCIAL(Crisis chip: full category)','6: END-CRISIS ROLLING=&gt;2(Dice roll 1D6: crisis cat)','6: END-CRISIS ROLLING=&gt;ECONOMIC(Category for crisis)','6: END-CRISIS ROLLING=&gt;ECONOMIC(Crisis chip: full category)','6: END-CRISIS ROLLING=&gt;6(Dice roll 1D6: crisis cat)','6: END-CRISIS ROLLING=&gt;LIVING STANDARDS(Category for crisis)','6: END-CRISIS ROLLING=&gt;4(Dice roll 1D6: node in LIVING STANDARDS)','6: END-CRISIS ROLLING=&gt;1(Dice roll 1D6: node in LIVING STANDARDS)','6: END-CRISIS ROLLING=&gt;Discrimination(Problem for crisis)','6: END-CRISIS ROLLING=&gt;7(Dice roll 2D6: crisis roll for Discrimination)','6: END-CRISIS ROLLING=&gt;7(Crisis roll for node "Discrimination")','6: END-CRISIS ROLLING=&gt;Discrimination(Now in crisis)','6: END-CRISIS ROLLING=&gt;6(Dice roll 1D6: crisis cat)','6: END-CRISIS ROLLING=&gt;LIVING STANDARDS(Category for crisis)','6: END-CRISIS ROLLING=&gt;4(Dice roll 1D6: node in LIVING STANDARDS)','6: END-CRISIS ROLLING=&gt;5(Dice roll 1D6: node in LIVING STANDARDS)','6: END-CRISIS ROLLING=&gt;6(Dice roll 1D6: node in LIVING STANDARDS)','6: END-CRISIS ROLLING=&gt;4(Dice roll 1D6: node in LIVING STANDARDS)','6: END-CRISIS ROLLING=&gt;6(Dice roll 1D6: node in LIVING STANDARDS)','6: END-CRISIS ROLLING=&gt;3(Dice roll 1D6: node in LIVING STANDARDS)','6: END-CRISIS ROLLING=&gt;Systemic Corruption(Problem for crisis)','6: END-CRISIS ROLLING=&gt;7(Dice roll 2D6: crisis roll for Systemic Corruption)','6: END-CRISIS ROLLING=&gt;7(Crisis roll for node "Systemic Corruption")','6: END-CRISIS ROLLING=&gt;Biodiversity Loss(Now in crisis (cascaded from: Systemic Corruption))','6: END-CRISIS ROLLING=&gt;5(Dice roll 1D6: crisis cat)','6: END-CRISIS ROLLING=&gt;ENVIRONMENTAL(Category for crisis)','6: END-CRISIS ROLLING=&gt;1(Dice roll 1D6: node in ENVIRONMENTAL)','6: END-CRISIS ROLLING=&gt;Chemical Pollution(Problem for crisis)','6: END-CRISIS ROLLING=&gt;9(Dice roll 2D6: crisis roll for Chemical Pollution)','6: END-CRISIS ROLLING=&gt;9(Crisis roll for node "Chemical Pollution")','6: END-CRISIS ROLLING=&gt;Chemical Pollution(Crisis averted)','7: ENGAGE-DRAWING MONEY=&gt;1(Money drawn)','7: ENGAGE-DRAWING CARDS=&gt;('C', 4)(Card drawn: 1)','7: ENGAGE-DRAWING CARDS=&gt;('C', 7)(Card drawn: 2)','7: ENGAGE-CRISIS RISING','7: ENGAGE-DRAWING MONEY=&gt;1(Money drawn)','7: ENGAGE-DRAWING CARDS=&gt;('S', 13)(Card drawn: 1)','7: ENGAGE-DRAWING CARDS=&gt;('C', 13)(Card drawn: 2)','7: ENGAGE-DRAWING MONEY=&gt;1(Money drawn)','7: ENGAGE-DRAWING CARDS=&gt;('H', 4)(Card drawn: 1)','7: ENGAGE-DRAWING CARDS=&gt;('D', 12)(Card drawn: 2)','7: ENGAGE-CRISIS RISING','7: ENGAGE-DRAWING MONEY=&gt;1(Money drawn)','7: ENGAGE-DRAWING CARDS=&gt;('D', 14)(Card drawn: 1)','7: ENGAGE-DRAWING CARDS=&gt;('S', 2)(Card drawn: 2)','7: ENGAGE-DRAWING MONEY=&gt;1(Money drawn)','7: ENGAGE-DRAWING CARDS=&gt;('H', 11)(Card drawn: 1)','7: ENGAGE-DRAWING CARDS=&gt;('H', 12)(Card drawn: 2)','7: ENGAGE-DRAWING MONEY=&gt;1(Money drawn)','7: ENGAGE-DRAWING CARDS=&gt;('S', 10)(Card drawn: 1)','7: ENGAGE-DRAWING CARDS=&gt;('D', 7)(Card drawn: 2)','7: ACTIVATE-ATTEMPTING PROJECTS=&gt;Base(Start project: type)','7: ACTIVATE-ATTEMPTING PROJECTS=&gt;INDUSTRIAL(Start project: fix category)','7: ACTIVATE-ATTEMPTING PROJECTS=&gt;Polluting Industry(Start project: fix problem)','7: ACTIVATE-ATTEMPTING PROJECTS=&gt;Base fix 'Polluting Industry' (INDUSTRIAL) triggers crisis(Project started)','7: ACTIVATE-ATTEMPTING PROJECTS=&gt;(('C', 7), 'C', 2, "Improved fix 'Sprawl' (INDUSTRIAL)")(Skill for project)','7: ACTIVATE-ATTEMPTING PROJECTS=&gt;0(Consultant fees)','7: ACTIVATE-ATTEMPTING PROJECTS=&gt;8(Dice roll 2D6: skill check)','7: ACTIVATE-ATTEMPTING PROJECTS=&gt;(('C', 4), 'C', 1, "Improved fix 'Fossil Fuel Dependency' (INDUSTRIAL)")(Skill for project)','7: ACTIVATE-ATTEMPTING PROJECTS=&gt;4(Consultant fees)','7: ACTIVATE-ATTEMPTING PROJECTS=&gt;7(Dice roll 2D6: skill check)','7: ACTIVATE-ATTEMPTING PROJECTS=&gt;(('H', 5), 'H', 0, "Improved fix 'Political Voice' (SOCIAL)")(Skill for project)','7: ACTIVATE-ATTEMPTING PROJECTS=&gt;4(Dice roll 2D6: skill check)','7: ACTIVATE-DOING RESEARCH=&gt;None(Start researching)','7: ACTIVATE-ATTEMPTING PROJECTS=&gt;None(Skill for project)','7: ACTIVATE-DOING RESEARCH=&gt;None(Start researching)','7: ACTIVATE-ATTEMPTING PROJECTS=&gt;(('C', 2), 'C', 4, "Improved fix 'Fossil Fuel Dependency' (INDUSTRIAL)")(Skill for project)','7: ACTIVATE-ATTEMPTING PROJECTS=&gt;2(Consultant fees)','7: ACTIVATE-ATTEMPTING PROJECTS=&gt;12(Dice roll 2D6: skill check)','7: ACTIVATE-ATTEMPTING PROJECTS=&gt;1(Added a crisis chip)','7: ACTIVATE-ATTEMPTING PROJECTS=&gt;(('S', 4), 'S', 3, "Improved fix 'Fossil Fuel Dependency' (INDUSTRIAL)")(Skill for project)','7: ACTIVATE-ATTEMPTING PROJECTS=&gt;2(Consultant fees)','7: ACTIVATE-ATTEMPTING PROJECTS=&gt;9(Dice roll 2D6: skill check)','7: ACTIVATE-ATTEMPTING PROJECTS=&gt;(('D', 1), 'D', 0, "Base fix 'Community Networks' (SOCIAL) triggers crisis")(Skill for project)','7: ACTIVATE-ATTEMPTING PROJECTS=&gt;0(Consultant fees)','7: ACTIVATE-ATTEMPTING PROJECTS=&gt;2(Dice roll 2D6: skill check)','7: ACTIVATE-ATTEMPTING PROJECTS=&gt;(('H', 4), 'H', 2, "Base fix 'Community Networks' (SOCIAL) triggers crisis")(Skill for project)','7: ACTIVATE-ATTEMPTING PROJECTS=&gt;1(Consultant fees)','7: ACTIVATE-ATTEMPTING PROJECTS=&gt;6(Dice roll 2D6: skill check)','7: ACTIVATE-ATTEMPTING PROJECTS=&gt;(('D', 12), 'D', 2, "Improved fix 'Political Voice' (SOCIAL)")(Skill for project)','7: ACTIVATE-ATTEMPTING PROJECTS=&gt;0(Consultant fees)','7: ACTIVATE-ATTEMPTING PROJECTS=&gt;12(Dice roll 2D6: skill check)','7: ACTIVATE-ATTEMPTING PROJECTS=&gt;1(Added a crisis chip)','7: ACTIVATE-ATTEMPTING PROJECTS=&gt;(('D', 7), 'D', 1, "Improved fix 'Political Voice' (SOCIAL)")(Skill for project)','7: ACTIVATE-ATTEMPTING PROJECTS=&gt;1(Consultant fees)','7: ACTIVATE-ATTEMPTING PROJECTS=&gt;9(Dice roll 2D6: skill check)','7: ACTIVATE-ATTEMPTING PROJECTS=&gt;None(Skill for project)','7: ACTIVATE-DOING RESEARCH=&gt;None(Start researching)','7: ACTIVATE-ATTEMPTING PROJECTS=&gt;(('S', 2), 'S', 3, "Improved fix 'Fossil Fuel Dependency' (INDUSTRIAL)")(Skill for project)','7: ACTIVATE-ATTEMPTING PROJECTS=&gt;1(Consultant fees)','7: ACTIVATE-ATTEMPTING PROJECTS=&gt;8(Dice roll 2D6: skill check)','7: ACTIVATE-ATTEMPTING PROJECTS=&gt;(('D', 14), 'C', 2, "Improved fix 'Sprawl' (INDUSTRIAL)")(Skill for project)','7: ACTIVATE-ATTEMPTING PROJECTS=&gt;(('D', 6), 'D', 0, "Improved fix 'Political Voice' (SOCIAL)")(Skill for project)','7: ACTIVATE-ATTEMPTING PROJECTS=&gt;12(Dice roll 2D6: skill check)','7: ACTIVATE-ATTEMPTING PROJECTS=&gt;1(Added a crisis chip)','7: ACTIVATE-ATTEMPTING PROJECTS=&gt;(('D', 2), 'D', 0, "Improved fix 'Political Voice' (SOCIAL)")(Skill for project)','7: ACTIVATE-ATTEMPTING PROJECTS=&gt;5(Dice roll 2D6: skill check)','7: ACTIVATE-DOING RESEARCH=&gt;None(Start researching)','7: ACTIVATE-ATTEMPTING PROJECTS=&gt;(('H', 11), 'H', 0, "Base fix 'Community Networks' (SOCIAL) triggers crisis")(Skill for project)','7: ACTIVATE-ATTEMPTING PROJECTS=&gt;0(Consultant fees)','7: ACTIVATE-ATTEMPTING PROJECTS=&gt;6(Dice roll 2D6: skill check)','7: ACTIVATE-ATTEMPTING PROJECTS=&gt;(('H', 12), 'H', 0, "Base fix 'Community Networks' (SOCIAL) triggers crisis")(Skill for project)','7: ACTIVATE-ATTEMPTING PROJECTS=&gt;1(Consultant fees)','7: ACTIVATE-ATTEMPTING PROJECTS=&gt;5(Dice roll 2D6: skill check)','7: ACTIVATE-DOING RESEARCH=&gt;None(Start researching)','7: ACTIVATE-ATTEMPTING PROJECTS=&gt;(('D', 7), 'D', 4, "Base fix 'Community Networks' (SOCIAL) triggers crisis")(Skill for project)','7: ACTIVATE-ATTEMPTING PROJECTS=&gt;2(Consultant fees)','7: ACTIVATE-ATTEMPTING PROJECTS=&gt;6(Dice roll 2D6: skill check)','7: ACTIVATE-ATTEMPTING PROJECTS=&gt;(('S', 10), 'S', 3, "Improved fix 'Fossil Fuel Dependency' (INDUSTRIAL)")(Skill for project)','7: ACTIVATE-ATTEMPTING PROJECTS=&gt;0(Consultant fees)','7: ACTIVATE-ATTEMPTING PROJECTS=&gt;12(Dice roll 2D6: skill check)','7: ACTIVATE-ATTEMPTING PROJECTS=&gt;1(Added a crisis chip)','7: ACTIVATE-ATTEMPTING PROJECTS=&gt;(('D', 9), 'D', 0, "Improved fix 'Political Voice' (SOCIAL)")(Skill for project)','7: ACTIVATE-ATTEMPTING PROJECTS=&gt;0(Consultant fees)','7: ACTIVATE-ATTEMPTING PROJECTS=&gt;6(Dice roll 2D6: skill check)','7: ACTIVATE-ATTEMPTING PROJECTS=&gt;(('D', 3), 'D', 0, "Base fix 'Community Networks' (SOCIAL) triggers crisis")(Skill for project)','7: ACTIVATE-ATTEMPTING PROJECTS=&gt;1(Consultant fees)','7: ACTIVATE-ATTEMPTING PROJECTS=&gt;7(Dice roll 2D6: skill check)','7: ACTIVATE-ATTEMPTING PROJECTS=&gt;(('D', 3), 'D', 0, "Improved fix 'Political Voice' (SOCIAL)")(Skill for project)','7: ACTIVATE-ATTEMPTING PROJECTS=&gt;3(Dice roll 2D6: skill check)','7: ACTIVATE-DOING RESEARCH=&gt;None(Start researching)','7: END-FINALIZING=&gt;Improved fix 'Economic Inequality' (LIVING STANDARDS)(Project abandoned)','7: END-FINALIZING=&gt;Base fix 'Polluting Industry' (INDUSTRIAL) triggers crisis(Project abandoned)','7: END-FINALIZING=&gt;Improved fix 'Sprawl' (INDUSTRIAL)(Project overskilled for "('D', 14)")','7: END-CRISIS ROLLING=&gt;INDUSTRIAL(Crisis chip: full category)','7: END-CRISIS ROLLING=&gt;ECONOMIC(Crisis chip: full category)','7: END-CRISIS ROLLING=&gt;SOCIAL(Crisis chip: full category)','7: END-CRISIS ROLLING=&gt;3(Dice roll 1D6: crisis cat)','7: END-CRISIS ROLLING=&gt;SOCIAL(Category for crisis)','7: END-CRISIS ROLLING=&gt;SOCIAL(Crisis chip: full category)','7: END-CRISIS ROLLING=&gt;6(Dice roll 1D6: crisis cat)','7: END-CRISIS ROLLING=&gt;LIVING STANDARDS(Category for crisis)','7: END-CRISIS ROLLING=&gt;5(Dice roll 1D6: node in LIVING STANDARDS)','7: END-CRISIS ROLLING=&gt;3(Dice roll 1D6: node in LIVING STANDARDS)','7: END-CRISIS ROLLING=&gt;Systemic Corruption(Problem for crisis)','7: END-CRISIS ROLLING=&gt;8(Dice roll 2D6: crisis roll for Systemic Corruption)','7: END-CRISIS ROLLING=&gt;8(Crisis roll for node "Systemic Corruption")','7: END-CRISIS ROLLING=&gt;Freshwater Depletion(Now in crisis (cascaded from: Systemic Corruption))','7: END-CRISIS ROLLING=&gt;5(Dice roll 1D6: crisis cat)','7: END-CRISIS ROLLING=&gt;ENVIRONMENTAL(Category for crisis)','7: END-CRISIS ROLLING=&gt;6(Dice roll 1D6: node in ENVIRONMENTAL)','7: END-CRISIS ROLLING=&gt;6(Dice roll 1D6: node in ENVIRONMENTAL)','7: END-CRISIS ROLLING=&gt;2(Dice roll 1D6: node in ENVIRONMENTAL)','7: END-CRISIS ROLLING=&gt;Climate Change(Problem for crisis)','7: END-CRISIS ROLLING=&gt;3(Dice roll 2D6: crisis roll for Climate Change)','7: END-CRISIS ROLLING=&gt;3(Crisis roll for node "Climate Change")','7: END-CRISIS ROLLING=&gt;Energy Shortage(Now in crisis (cascaded from: Climate Change))','7: END-CRISIS ROLLING=&gt;Food Shortage(Now in crisis (cascaded from: Climate Change))','7: END-CRISIS ROLLING=&gt;Land Conversion(Now in crisis (cascaded from: Climate Change))','7: END-CRISIS ROLLING=&gt;1(Dice roll 1D6: crisis cat)','7: END-CRISIS ROLLING=&gt;INDUSTRIAL(Category for crisis)','7: END-CRISIS ROLLING=&gt;INDUSTRIAL(Crisis chip: full category)','7: END-CRISIS ROLLING=&gt;4(Dice roll 1D6: crisis cat)','7: END-CRISIS ROLLING=&gt;CLASS(Category for crisis)','7: END-CRISIS ROLLING=&gt;CLASS(Crisis chip: full category)','7: END-CRISIS ROLLING=&gt;1(Dice roll 1D6: crisis cat)','7: END-CRISIS ROLLING=&gt;INDUSTRIAL(Category for crisis)','7: END-CRISIS ROLLING=&gt;INDUSTRIAL(Crisis chip: full category)','7: END-CRISIS ROLLING=&gt;4(Dice roll 1D6: crisis cat)','7: END-CRISIS ROLLING=&gt;CLASS(Category for crisis)','7: END-CRISIS ROLLING=&gt;CLASS(Crisis chip: full category)','7: END-CRISIS ROLLING=&gt;5(Dice roll 1D6: crisis cat)','7: END-CRISIS ROLLING=&gt;ENVIRONMENTAL(Category for crisis)','7: END-CRISIS ROLLING=&gt;1(Dice roll 1D6: node in ENVIRONMENTAL)','7: END-CRISIS ROLLING=&gt;Chemical Pollution(Crisis chip: overwhelmed problem)','7: END-CRISIS ROLLING=&gt;1(Dice roll 1D6: crisis cat)','7: END-CRISIS ROLLING=&gt;INDUSTRIAL(Category for crisis)','7: END-CRISIS ROLLING=&gt;INDUSTRIAL(Crisis chip: full category)','7: END-CRISIS ROLLING=&gt;6(Dice roll 1D6: crisis cat)','7: END-CRISIS ROLLING=&gt;LIVING STANDARDS(Category for crisis)','7: END-CRISIS ROLLING=&gt;6(Dice roll 1D6: node in LIVING STANDARDS)','7: END-CRISIS ROLLING=&gt;2(Dice roll 1D6: node in LIVING STANDARDS)','7: END-CRISIS ROLLING=&gt;Low Labour Standards(Problem for crisis)','7: END-CRISIS ROLLING=&gt;10(Dice roll 2D6: crisis roll for Low Labour Standards)','7: END-CRISIS ROLLING=&gt;10(Crisis roll for node "Low Labour Standards")','7: END-CRISIS ROLLING=&gt;9(Dice roll 2D6: crisis roll for Low Labour Standards)','7: END-CRISIS ROLLING=&gt;9(Crisis roll for node "Low Labour Standards")','7: END-CRISIS ROLLING=&gt;5(Dice roll 2D6: crisis roll for Low Labour Standards)','7: END-CRISIS ROLLING=&gt;5(Crisis roll for node "Low Labour Standards")','7: END-CRISIS ROLLING=&gt;Low Labour Standards(Now in crisis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4(Dice roll 1D6: crisis cat)','7: END-CRISIS ROLLING=&gt;CLASS(Category for crisis)','7: END-CRISIS ROLLING=&gt;CLASS(Crisis chip: full category)','7: END-CRISIS ROLLING=&gt;2(Dice roll 1D6: crisis cat)','7: END-CRISIS ROLLING=&gt;ECONOMIC(Category for crisis)','7: END-CRISIS ROLLING=&gt;ECONOMIC(Crisis chip: full category)','7: END-CRISIS ROLLING=&gt;4(Dice roll 1D6: crisis cat)','7: END-CRISIS ROLLING=&gt;CLASS(Category for crisis)','7: END-CRISIS ROLLING=&gt;CLASS(Crisis chip: full category)','7: END-CRISIS ROLLING=&gt;1(Dice roll 1D6: crisis cat)','7: END-CRISIS ROLLING=&gt;INDUSTRIAL(Category for crisis)','7: END-CRISIS ROLLING=&gt;INDUSTRIAL(Crisis chip: full category)','7: END-CRISIS ROLLING=&gt;5(Dice roll 1D6: crisis cat)','7: END-CRISIS ROLLING=&gt;ENVIRONMENTAL(Category for crisis)','7: END-CRISIS ROLLING=&gt;5(Dice roll 1D6: node in ENVIRONMENTAL)','7: END-CRISIS ROLLING=&gt;Ocean Degradation(Problem for crisis)','7: END-CRISIS ROLLING=&gt;6(Dice roll 2D6: crisis roll for Ocean Degradation)','7: END-CRISIS ROLLING=&gt;6(Crisis roll for node "Ocean Degradation")','7: END-CRISIS ROLLING=&gt;Ocean Degradation(Now in crisis)','8: ENGAGE-DRAWING MONEY=&gt;1(Money drawn)','8: ENGAGE-DRAWING CARDS=&gt;('C', 6)(Card drawn: 1)','8: ENGAGE-DRAWING CARDS=&gt;('C', 12)(Card drawn: 2)','8: ENGAGE-CRISIS RISING','8: ENGAGE-DRAWING MONEY=&gt;1(Money drawn)','8: ENGAGE-DRAWING CARDS=&gt;('H', 14)(Card drawn: 1)','8: ENGAGE-DRAWING CARDS=&gt;('C', 12)(Card drawn: 2)','8: ENGAGE-DRAWING MONEY=&gt;1(Money drawn)','8: ENGAGE-DRAWING CARDS=&gt;('H', 1)(Card drawn: 1)','8: ENGAGE-DRAWING CARDS=&gt;('D', 13)(Card drawn: 2)','8: ENGAGE-CRISIS RISING','8: ENGAGE-DRAWING MONEY=&gt;1(Money drawn)','8: ENGAGE-DRAWING CARDS=&gt;('S', 5)(Card drawn: 1)','8: ENGAGE-DRAWING CARDS=&gt;('C', 10)(Card drawn: 2)','8: ENGAGE-DRAWING MONEY=&gt;1(Money drawn)','8: ENGAGE-DRAWING CARDS=&gt;('D', 5)(Card drawn: 1)','8: ENGAGE-DRAWING CARDS=&gt;('H', 10)(Card drawn: 2)','8: ENGAGE-DRAWING MONEY=&gt;1(Money drawn)','8: ENGAGE-DRAWING CARDS=&gt;('C', 7)(Card drawn: 1)','8: ENGAGE-DRAWING CARDS=&gt;('S', 10)(Card drawn: 2)','8: ACTIVATE-ATTEMPTING PROJECTS=&gt;None(Start project: type)','8: ACTIVATE-ATTEMPTING PROJECTS=&gt;(('C', 12), 'C', 1, "Improved fix 'Sprawl' (INDUSTRIAL)")(Skill for project)','8: ACTIVATE-ATTEMPTING PROJECTS=&gt;1(Consultant fees)','8: ACTIVATE-ATTEMPTING PROJECTS=&gt;9(Dice roll 2D6: skill check)','8: ACTIVATE-ATTEMPTING PROJECTS=&gt;(('C', 6), 'C', 0, "Improved fix 'Fossil Fuel Dependency' (INDUSTRIAL)")(Skill for project)','8: ACTIVATE-ATTEMPTING PROJECTS=&gt;6(Dice roll 2D6: skill check)','8: ACTIVATE-DOING RESEARCH=&gt;None(Start researching)','8: ACTIVATE-ATTEMPTING PROJECTS=&gt;(('S', 13), 'S', 0, "Improved fix 'Fossil Fuel Dependency' (INDUSTRIAL)")(Skill for project)','8: ACTIVATE-ATTEMPTING PROJECTS=&gt;0(Consultant fees)','8: ACTIVATE-ATTEMPTING PROJECTS=&gt;5(Dice roll 2D6: skill check)','8: ACTIVATE-ATTEMPTING PROJECTS=&gt;(('C', 12), 'C', 2, "Improved fix 'Fossil Fuel Dependency' (INDUSTRIAL)")(Skill for project)','8: ACTIVATE-ATTEMPTING PROJECTS=&gt;1(Consultant fees)','8: ACTIVATE-ATTEMPTING PROJECTS=&gt;9(Dice roll 2D6: skill check)','8: ACTIVATE-ATTEMPTING PROJECTS=&gt;(('H', 14), 'C', 1, "Improved fix 'Fossil Fuel Dependency' (INDUSTRIAL)")(Skill for project)','8: ACTIVATE-ATTEMPTING PROJECTS=&gt;None(Skill for project)','8: ACTIVATE-DOING RESEARCH=&gt;None(Start researching)','8: ACTIVATE-ATTEMPTING PROJECTS=&gt;(('H', 1), 'H', 1, "Improved fix 'Political Voice' (SOCIAL)")(Skill for project)','8: ACTIVATE-ATTEMPTING PROJECTS=&gt;0(Consultant fees)','8: ACTIVATE-ATTEMPTING PROJECTS=&gt;8(Dice roll 2D6: skill check)','8: ACTIVATE-ATTEMPTING PROJECTS=&gt;(('D', 9), 'D', 0, "Improved fix 'Political Voice' (SOCIAL)")(Skill for project)','8: ACTIVATE-ATTEMPTING PROJECTS=&gt;0(Consultant fees)','8: ACTIVATE-ATTEMPTING PROJECTS=&gt;11(Dice roll 2D6: skill check)','8: ACTIVATE-ATTEMPTING PROJECTS=&gt;None(Skill for project)','8: ACTIVATE-DOING RESEARCH=&gt;None(Start researching)','8: ACTIVATE-ATTEMPTING PROJECTS=&gt;(('S', 5), 'S', 0, "Improved fix 'Fossil Fuel Dependency' (INDUSTRIAL)")(Skill for project)','8: ACTIVATE-ATTEMPTING PROJECTS=&gt;1(Consultant fees)','8: ACTIVATE-ATTEMPTING PROJECTS=&gt;8(Dice roll 2D6: skill check)','8: ACTIVATE-ATTEMPTING PROJECTS=&gt;(('C', 10), 'C', 0, "Improved fix 'Fossil Fuel Dependency' (INDUSTRIAL)")(Skill for project)','8: ACTIVATE-ATTEMPTING PROJECTS=&gt;7(Dice roll 2D6: skill check)','8: ACTIVATE-DOING RESEARCH=&gt;None(Start researching)','8: ACTIVATE-ATTEMPTING PROJECTS=&gt;Base(Start project: type)','8: ACTIVATE-ATTEMPTING PROJECTS=&gt;SOCIAL(Start project: fix category)','8: ACTIVATE-ATTEMPTING PROJECTS=&gt;Education(Start project: fix problem)','8: ACTIVATE-ATTEMPTING PROJECTS=&gt;Base fix 'Education' (SOCIAL) triggers crisis(Project started)','8: ACTIVATE-ATTEMPTING PROJECTS=&gt;(('H', 10), 'H', 1, "Base fix 'Community Networks' (SOCIAL) triggers crisis")(Skill for project)','8: ACTIVATE-ATTEMPTING PROJECTS=&gt;0(Consultant fees)','8: ACTIVATE-ATTEMPTING PROJECTS=&gt;5(Dice roll 2D6: skill check)','8: ACTIVATE-ATTEMPTING PROJECTS=&gt;None(Skill for project)','8: ACTIVATE-DOING RESEARCH=&gt;None(Start researching)','8: ACTIVATE-ATTEMPTING PROJECTS=&gt;(('S', 10), 'S', 1, "Improved fix 'Fossil Fuel Dependency' (INDUSTRIAL)")(Skill for project)','8: ACTIVATE-ATTEMPTING PROJECTS=&gt;1(Consultant fees)','8: ACTIVATE-ATTEMPTING PROJECTS=&gt;12(Dice roll 2D6: skill check)','8: ACTIVATE-ATTEMPTING PROJECTS=&gt;1(Added a crisis chip)','8: ACTIVATE-ATTEMPTING PROJECTS=&gt;None(Skill for project)','8: ACTIVATE-DOING RESEARCH=&gt;None(Start researching)','8: END-FINALIZING=&gt;Base fix 'Education' (SOCIAL) triggers crisis(Project abandoned)','8: END-FINALIZING=&gt;Improved fix 'Fossil Fuel Dependency' (INDUSTRIAL)(Project overskilled for "('H', 14)")','8: END-CRISIS ROLLING=&gt;INDUSTRIAL(Crisis chip: full category)','8: END-CRISIS ROLLING=&gt;ECONOMIC(Crisis chip: full category)','8: END-CRISIS ROLLING=&gt;SOCIAL(Crisis chip: full category)','8: END-CRISIS ROLLING=&gt;CLASS(Crisis chip: full category)','8: END-CRISIS ROLLING=&gt;LIVING STANDARDS(Crisis chip: full category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LIVING STANDARDS(Crisis chip: full category)','8: END-CRISIS ROLLING=&gt;5(Dice roll 1D6: crisis cat)','8: END-CRISIS ROLLING=&gt;ENVIRONMENTAL(Category for crisis)','8: END-CRISIS ROLLING=&gt;1(Dice roll 1D6: node in ENVIRONMENTAL)','8: END-CRISIS ROLLING=&gt;Chemical Pollution(Crisis chip: overwhelmed problem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LIVING STANDARDS(Crisis chip: full category)','8: END-CRISIS ROLLING=&gt;4(Dice roll 1D6: crisis cat)','8: END-CRISIS ROLLING=&gt;CLASS(Category for crisis)','8: END-CRISIS ROLLING=&gt;CLASS(Crisis chip: full category)','8: END-CRISIS ROLLING=&gt;1(Dice roll 1D6: crisis cat)','8: END-CRISIS ROLLING=&gt;INDUSTRIAL(Category for crisis)','8: END-CRISIS ROLLING=&gt;INDUSTRIAL(Crisis chip: full category)','8: END-CRISIS ROLLING=&gt;6(Dice roll 1D6: crisis cat)','8: END-CRISIS ROLLING=&gt;LIVING STANDARDS(Category for crisis)','8: END-CRISIS ROLLING=&gt;LIVING STANDARDS(Crisis chip: full category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2(Dice roll 1D6: crisis cat)','8: END-CRISIS ROLLING=&gt;ECONOMIC(Category for crisis)','8: END-CRISIS ROLLING=&gt;ECONOMIC(Crisis chip: full category)','8: END-CRISIS ROLLING=&gt;2(Dice roll 1D6: crisis cat)','8: END-CRISIS ROLLING=&gt;ECONOMIC(Category for crisis)','8: END-CRISIS ROLLING=&gt;ECONOMIC(Crisis chip: full category)','8: END-CRISIS ROLLING=&gt;3(Dice roll 1D6: crisis cat)','8: END-CRISIS ROLLING=&gt;SOCIAL(Category for crisis)','8: END-CRISIS ROLLING=&gt;SOCIAL(Crisis chip: full category)','8: END-CRISIS ROLLING=&gt;2(Dice roll 1D6: crisis cat)','8: END-CRISIS ROLLING=&gt;ECONOMIC(Category for crisis)','8: END-CRISIS ROLLING=&gt;ECONOMIC(Crisis chip: full category)','8: END-CRISIS ROLLING=&gt;5(Dice roll 1D6: crisis cat)','8: END-CRISIS ROLLING=&gt;ENVIRONMENTAL(Category for crisis)','8: END-CRISIS ROLLING=&gt;4(Dice roll 1D6: node in ENVIRONMENTAL)','8: END-CRISIS ROLLING=&gt;Air &amp; Ozone Degradation(Crisis chip: overwhelmed problem)','8: END-CRISIS ROLLING=&gt;5(Dice roll 1D6: crisis cat)','8: END-CRISIS ROLLING=&gt;ENVIRONMENTAL(Category for crisis)','8: END-CRISIS ROLLING=&gt;3(Dice roll 1D6: node in ENVIRONMENTAL)','8: END-CRISIS ROLLING=&gt;Freshwater Depletion(Crisis chip: overwhelmed problem)','8: END-CRISIS ROLLING=&gt;4(Dice roll 1D6: crisis cat)','8: END-CRISIS ROLLING=&gt;CLASS(Category for crisis)','8: END-CRISIS ROLLING=&gt;CLASS(Crisis chip: full category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CLASS(Crisis chip: full category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CLASS(Crisis chip: full category)','8: END-CRISIS ROLLING=&gt;5(Dice roll 1D6: crisis cat)','8: END-CRISIS ROLLING=&gt;ENVIRONMENTAL(Category for crisis)','8: END-CRISIS ROLLING=&gt;1(Dice roll 1D6: node in ENVIRONMENTAL)','8: END-CRISIS ROLLING=&gt;Chemical Pollution(Crisis chip: overwhelmed problem)','8: END-CRISIS ROLLING=&gt;3(Dice roll 1D6: crisis cat)','8: END-CRISIS ROLLING=&gt;SOCIAL(Category for crisis)','8: END-CRISIS ROLLING=&gt;SOCIAL(Crisis chip: full category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CLASS(Crisis chip: full category)','8: END-CRISIS ROLLING=&gt;3(Dice roll 1D6: crisis cat)','8: END-CRISIS ROLLING=&gt;SOCIAL(Category for crisis)','8: END-CRISIS ROLLING=&gt;SOCIAL(Crisis chip: full category)','8: END-CRISIS ROLLING=&gt;1(Dice roll 1D6: crisis cat)','8: END-CRISIS ROLLING=&gt;INDUSTRIAL(Category for crisis)','8: END-CRISIS ROLLING=&gt;INDUSTRIAL(Crisis chip: full category)','8: END-CRISIS ROLLING=&gt;5(Dice roll 1D6: crisis cat)','8: END-CRISIS ROLLING=&gt;ENVIRONMENTAL(Category for crisis)','8: END-CRISIS ROLLING=&gt;2(Dice roll 1D6: node in ENVIRONMENTAL)','8: END-CRISIS ROLLING=&gt;Climate Change(Crisis chip: overwhelmed problem)','8: END-CRISIS ROLLING=&gt;6(Dice roll 1D6: crisis cat)','8: END-CRISIS ROLLING=&gt;LIVING STANDARDS(Category for crisis)','8: END-CRISIS ROLLING=&gt;LIVING STANDARDS(Crisis chip: full category)','8: END-CRISIS ROLLING=&gt;2(Dice roll 1D6: crisis cat)','8: END-CRISIS ROLLING=&gt;ECONOMIC(Category for crisis)','8: END-CRISIS ROLLING=&gt;ECONOMIC(Crisis chip: full category)','8: END-CRISIS ROLLING=&gt;1(Dice roll 1D6: crisis cat)','8: END-CRISIS ROLLING=&gt;INDUSTRIAL(Category for crisis)','8: END-CRISIS ROLLING=&gt;INDUSTRIAL(Crisis chip: full category)','8: END-CRISIS ROLLING=&gt;1(Dice roll 1D6: crisis cat)','8: END-CRISIS ROLLING=&gt;INDUSTRIAL(Category for crisis)','8: END-CRISIS ROLLING=&gt;INDUSTRIAL(Crisis chip: full category)','8: END-CRISIS ROLLING=&gt;5(Dice roll 1D6: crisis cat)','8: END-CRISIS ROLLING=&gt;ENVIRONMENTAL(Category for crisis)','8: END-CRISIS ROLLING=&gt;5(Dice roll 1D6: node in ENVIRONMENTAL)','8: END-CRISIS ROLLING=&gt;Ocean Degradation(Crisis chip: overwhelmed problem)','8: END-CRISIS ROLLING=&gt;1(Dice roll 1D6: crisis cat)','8: END-CRISIS ROLLING=&gt;INDUSTRIAL(Category for crisis)','8: END-CRISIS ROLLING=&gt;INDUSTRIAL(Crisis chip: full category)','8: END-CRISIS ROLLING=&gt;1(Dice roll 1D6: crisis cat)','8: END-CRISIS ROLLING=&gt;INDUSTRIAL(Category for crisis)','8: END-CRISIS ROLLING=&gt;INDUSTRIAL(Crisis chip: full category)','8: END-CRISIS ROLLING=&gt;5(Dice roll 1D6: crisis cat)','8: END-CRISIS ROLLING=&gt;ENVIRONMENTAL(Category for crisis)','8: END-CRISIS ROLLING=&gt;5(Dice roll 1D6: node in ENVIRONMENTAL)','8: END-CRISIS ROLLING=&gt;Ocean Degradation(Crisis chip: overwhelmed problem)','8: END-CRISIS ROLLING=&gt;3(Dice roll 1D6: crisis cat)','8: END-CRISIS ROLLING=&gt;SOCIAL(Category for crisis)','8: END-CRISIS ROLLING=&gt;SOCIAL(Crisis chip: full category)','8: END-CRISIS ROLLING=&gt;1(Dice roll 1D6: crisis cat)','8: END-CRISIS ROLLING=&gt;INDUSTRIAL(Category for crisis)','8: END-CRISIS ROLLING=&gt;INDUSTRIAL(Crisis chip: full category)','8: END-CRISIS ROLLING=&gt;2(Dice roll 1D6: crisis cat)','8: END-CRISIS ROLLING=&gt;ECONOMIC(Category for crisis)','8: END-CRISIS ROLLING=&gt;ECONOMIC(Crisis chip: full category)','8: END-CRISIS ROLLING=&gt;6(Dice roll 1D6: crisis cat)','8: END-CRISIS ROLLING=&gt;LIVING STANDARDS(Category for crisis)','8: END-CRISIS ROLLING=&gt;LIVING STANDARDS(Crisis chip: full category)','8: END-CRISIS ROLLING=&gt;5(Dice roll 1D6: crisis cat)','8: END-CRISIS ROLLING=&gt;ENVIRONMENTAL(Category for crisis)','8: END-CRISIS ROLLING=&gt;1(Dice roll 1D6: node in ENVIRONMENTAL)','8: END-CRISIS ROLLING=&gt;Chemical Pollution(Crisis chip: overwhelmed problem)','8: END-CRISIS ROLLING=&gt;6(Dice roll 1D6: crisis cat)','8: END-CRISIS ROLLING=&gt;LIVING STANDARDS(Category for crisis)','8: END-CRISIS ROLLING=&gt;LIVING STANDARDS(Crisis chip: full category)','8: END-CRISIS ROLLING=&gt;4(Dice roll 1D6: crisis cat)','8: END-CRISIS ROLLING=&gt;CLASS(Category for crisis)','8: END-CRISIS ROLLING=&gt;CLASS(Crisis chip: full category)','8: END-CRISIS ROLLING=&gt;4(Dice roll 1D6: crisis cat)','8: END-CRISIS ROLLING=&gt;CLASS(Category for crisis)','8: END-CRISIS ROLLING=&gt;CLASS(Crisis chip: full category)','8: END-CRISIS ROLLING=&gt;2(Dice roll 1D6: crisis cat)','8: END-CRISIS ROLLING=&gt;ECONOMIC(Category for crisis)','8: END-CRISIS ROLLING=&gt;ECONOMIC(Crisis chip: full category)','8: END-CRISIS ROLLING=&gt;1(Dice roll 1D6: crisis cat)','8: END-CRISIS ROLLING=&gt;INDUSTRIAL(Category for crisis)','8: END-CRISIS ROLLING=&gt;INDUSTRIAL(Crisis chip: full category)','8: END-CRISIS ROLLING=&gt;1(Dice roll 1D6: crisis cat)','8: END-CRISIS ROLLING=&gt;INDUSTRIAL(Category for crisis)','8: END-CRISIS ROLLING=&gt;INDUSTRIAL(Crisis chip: full category)','8: END-CRISIS ROLLING=&gt;4(Dice roll 1D6: crisis cat)','8: END-CRISIS ROLLING=&gt;CLASS(Category for crisis)','8: END-CRISIS ROLLING=&gt;CLASS(Crisis chip: full category)','8: END-CRISIS ROLLING=&gt;1(Dice roll 1D6: crisis cat)','8: END-CRISIS ROLLING=&gt;INDUSTRIAL(Category for crisis)','8: END-CRISIS ROLLING=&gt;INDUSTRIAL(Crisis chip: full category)','8: END-CRISIS ROLLING=&gt;3(Dice roll 1D6: crisis cat)','8: END-CRISIS ROLLING=&gt;SOCIAL(Category for crisis)','8: END-CRISIS ROLLING=&gt;SOCIAL(Crisis chip: full category)','8: END-CRISIS ROLLING=&gt;4(Dice roll 1D6: crisis cat)','8: END-CRISIS ROLLING=&gt;CLASS(Category for crisis)','8: END-CRISIS ROLLING=&gt;CLASS(Crisis chip: full category)','8: END-CRISIS ROLLING=&gt;5(Dice roll 1D6: crisis cat)','8: END-CRISIS ROLLING=&gt;ENVIRONMENTAL(Category for crisis)','8: END-CRISIS ROLLING=&gt;4(Dice roll 1D6: node in ENVIRONMENTAL)','8: END-CRISIS ROLLING=&gt;Air &amp; Ozone Degradation(Crisis chip: overwhelmed problem)','8: END-CRISIS ROLLING=&gt;4(Dice roll 1D6: crisis cat)','8: END-CRISIS ROLLING=&gt;CLASS(Category for crisis)','8: END-CRISIS ROLLING=&gt;CLASS(Crisis chip: full category)','8: END-CRISIS ROLLING=&gt;6(Dice roll 1D6: crisis cat)','8: END-CRISIS ROLLING=&gt;LIVING STANDARDS(Category for crisis)','8: END-CRISIS ROLLING=&gt;LIVING STANDARDS(Crisis chip: full category)','8: END-CRISIS ROLLING=&gt;3(Dice roll 1D6: crisis cat)','8: END-CRISIS ROLLING=&gt;SOCIAL(Category for crisis)','8: END-CRISIS ROLLING=&gt;SOCIAL(Crisis chip: full category)','8: END-CRISIS ROLLING=&gt;4(Dice roll 1D6: crisis cat)','8: END-CRISIS ROLLING=&gt;CLASS(Category for crisis)','8: END-CRISIS ROLLING=&gt;CLASS(Crisis chip: full category)','8: END-CRISIS ROLLING=&gt;5(Dice roll 1D6: crisis cat)','8: END-CRISIS ROLLING=&gt;ENVIRONMENTAL(Category for crisis)','8: END-CRISIS ROLLING=&gt;4(Dice roll 1D6: node in ENVIRONMENTAL)','8: END-CRISIS ROLLING=&gt;Air &amp; Ozone Degradation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0, 11, 12, 14, 18, 20, 23, 25, 26, 28, 29]}</text:p>
          </table:table-cell>
          <table:table-cell table:style-name="Gnumeric-default" office:value-type="string">
            <text:p>{'abandoned-project': [[], [], [], [], [], [], [], [], [], [], [], [], [], [True, True, True, True, True], [], [], [], [], [], [], [], [], [], [], [], [], [], [], [], [], [], [], [True], [], [], [], [], [], [], [], [], [], [], [], [], [], [], [], [], [], [], [True], [], [], [], [], [], [], [], [], [], [], [], [], [], [], [], [], [], [], [True], [], [], [], [], [], [], [], [], [], [], [], [], [], [], [], [], [], [], [], [], [], [], [], [], [], [], [], [], [], [], [], [], [], [], [], [], [], [True], [], [], [], [], [], [], [], [], [], [], [], [], [True, True], [], [], [], [], [], [], [], [], [], [], [], [], [], [], [], [], [], [], [True, True], [], [], [], [], [], [], [], [], [], [], [], [], [], [], [], [], [], [], [True, True], [], [], [], [], [], [], [], [], [], [], [], [], [], [], [], [], [], [], [], [], [], [], [], [], [], [], [], [], [], [], [], [], [], [], [], [], [], [], [], [], [], [], [], [], [], [], [], [], [], [], [], [], [], [], [], [], []]}</text:p>
          </table:table-cell>
          <table:table-cell table:style-name="Gnumeric-default" office:value-type="string">
            <text:p>['0: ENGAGE-DRAWING MONEY=&gt;3(Money drawn)','0: ENGAGE-DRAWING CARDS=&gt;('D', 8)(Card drawn: 1)','0: ENGAGE-DRAWING CARDS=&gt;('D', 6)(Card drawn: 2)','0: ENGAGE-CRISIS RISING','0: ENGAGE-DRAWING MONEY=&gt;3(Money drawn)','0: ENGAGE-DRAWING CARDS=&gt;('S', 5)(Card drawn: 1)','0: ENGAGE-DRAWING CARDS=&gt;('S', 6)(Card drawn: 2)','0: ENGAGE-DRAWING MONEY=&gt;3(Money drawn)','0: ENGAGE-DRAWING CARDS=&gt;('C', 8)(Card drawn: 1)','0: ENGAGE-DRAWING CARDS=&gt;('C', 3)(Card drawn: 2)','0: ENGAGE-CRISIS RISING','0: ENGAGE-DRAWING MONEY=&gt;3(Money drawn)','0: ENGAGE-DRAWING CARDS=&gt;('C', 6)(Card drawn: 1)','0: ENGAGE-DRAWING CARDS=&gt;('D', 14)(Card drawn: 2)','0: ENGAGE-DRAWING MONEY=&gt;3(Money drawn)','0: ENGAGE-DRAWING CARDS=&gt;('D', 11)(Card drawn: 1)','0: ENGAGE-DRAWING CARDS=&gt;('H', 8)(Card drawn: 2)','0: ENGAGE-DRAWING MONEY=&gt;3(Money drawn)','0: ENGAGE-DRAWING CARDS=&gt;('D', 7)(Card drawn: 1)','0: ENGAGE-DRAWING CARDS=&gt;('D', 5)(Card drawn: 2)','0: ACTIVATE-ATTEMPTING PROJECTS=&gt;Remove-Tradeoff(Start project: type)','0: ACTIVATE-ATTEMPTING PROJECTS=&gt;ENVIRONMENTAL(Start project: fix category)','0: ACTIVATE-ATTEMPTING PROJECTS=&gt;Chemical Pollution(Start project: fix problem)','0: ACTIVATE-ATTEMPTING PROJECTS=&gt;Improved fix 'Chemical Pollution' (ENVIRONMENTAL)(Project started)','0: ACTIVATE-ATTEMPTING PROJECTS=&gt;None(Skill for project)','0: ACTIVATE-DOING RESEARCH=&gt;None(Start researching)','0: ACTIVATE-ATTEMPTING PROJECTS=&gt;Remove-Tradeoff(Start project: type)','0: ACTIVATE-ATTEMPTING PROJECTS=&gt;SOCIAL(Start project: fix category)','0: ACTIVATE-ATTEMPTING PROJECTS=&gt;Peace &amp; Justice(Start project: fix problem)','0: ACTIVATE-ATTEMPTING PROJECTS=&gt;Improved fix 'Peace &amp; Justice' (SOCIAL)(Project started)','0: ACTIVATE-DOING RESEARCH=&gt;None(Start researching)','0: ACTIVATE-ATTEMPTING PROJECTS=&gt;Base(Start project: type)','0: ACTIVATE-ATTEMPTING PROJECTS=&gt;ECONOMIC(Start project: fix category)','0: ACTIVATE-ATTEMPTING PROJECTS=&gt;Market Externalities(Start project: fix problem)','0: ACTIVATE-ATTEMPTING PROJECTS=&gt;Base fix 'Market Externalities' (ECONOMIC) triggers crisis(Project started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CLASS(Start project: fix category)','0: ACTIVATE-ATTEMPTING PROJECTS=&gt;Affordable Housing(Start project: fix problem)','0: ACTIVATE-ATTEMPTING PROJECTS=&gt;Improved fix 'Affordable Housing' (CLASS)(Project started)','0: ACTIVATE-ATTEMPTING PROJECTS=&gt;None(Skill for project)','0: ACTIVATE-DOING RESEARCH=&gt;None(Start researching)','0: ACTIVATE-ATTEMPTING PROJECTS=&gt;Remove-Tradeoff(Start project: type)','0: ACTIVATE-ATTEMPTING PROJECTS=&gt;LIVING STANDARDS(Start project: fix category)','0: ACTIVATE-ATTEMPTING PROJECTS=&gt;Discrimination(Start project: fix problem)','0: ACTIVATE-ATTEMPTING PROJECTS=&gt;Improved fix 'Discrimination' (LIVING STANDARDS)(Project started)','0: ACTIVATE-DOING RESEARCH=&gt;None(Start researching)','0: END-FINALIZING=&gt;Improved fix 'Chemical Pollution' (ENVIRONMENTAL)(Project abandoned)','0: END-FINALIZING=&gt;Improved fix 'Peace &amp; Justice' (SOCIAL)(Project abandoned)','0: END-FINALIZING=&gt;Base fix 'Market Externalities' (ECONOMIC) triggers crisis(Project abandoned)','0: END-FINALIZING=&gt;Improved fix 'Affordable Housing' (CLASS)(Project abandoned)','0: END-FINALIZING=&gt;Improved fix 'Discrimination' (LIVING STANDARDS)(Project abandoned)','0: END-CRISIS ROLLING=&gt;4(Dice roll 1D6: crisis cat)','0: END-CRISIS ROLLING=&gt;CLASS(Category for crisis)','0: END-CRISIS ROLLING=&gt;4(Dice roll 1D6: node in CLASS)','0: END-CRISIS ROLLING=&gt;Food Shortage(Problem for crisis)','0: END-CRISIS ROLLING=&gt;11(Dice roll 2D6: crisis roll for Food Shortage)','0: END-CRISIS ROLLING=&gt;11(Crisis roll for node "Food Shortage")','0: END-CRISIS ROLLING=&gt;4(Dice roll 2D6: crisis roll for Food Shortage)','0: END-CRISIS ROLLING=&gt;4(Crisis roll for node "Food Shortage")','0: END-CRISIS ROLLING=&gt;Food Shortage(Now in crisis)','1: ENGAGE-DRAWING MONEY=&gt;3(Money drawn)','1: ENGAGE-DRAWING CARDS=&gt;('D', 1)(Card drawn: 1)','1: ENGAGE-DRAWING CARDS=&gt;('S', 3)(Card drawn: 2)','1: ENGAGE-CRISIS RISING','1: ENGAGE-DRAWING MONEY=&gt;3(Money drawn)','1: ENGAGE-DRAWING CARDS=&gt;('C', 4)(Card drawn: 1)','1: ENGAGE-DRAWING CARDS=&gt;('H', 9)(Card drawn: 2)','1: ENGAGE-DRAWING MONEY=&gt;3(Money drawn)','1: ENGAGE-DRAWING CARDS=&gt;('H', 1)(Card drawn: 1)','1: ENGAGE-DRAWING CARDS=&gt;('C', 10)(Card drawn: 2)','1: ENGAGE-CRISIS RISING','1: ENGAGE-DRAWING MONEY=&gt;3(Money drawn)','1: ENGAGE-DRAWING CARDS=&gt;('D', 9)(Card drawn: 1)','1: ENGAGE-DRAWING CARDS=&gt;('D', 3)(Card drawn: 2)','1: ENGAGE-DRAWING MONEY=&gt;3(Money drawn)','1: ENGAGE-DRAWING CARDS=&gt;('H', 3)(Card drawn: 1)','1: ENGAGE-DRAWING CARDS=&gt;('C', 5)(Card drawn: 2)','1: ENGAGE-DRAWING MONEY=&gt;3(Money drawn)','1: ENGAGE-DRAWING CARDS=&gt;('D', 13)(Card drawn: 1)','1: ENGAGE-DRAWING CARDS=&gt;('D', 9)(Card drawn: 2)','1: ACTIVATE-ATTEMPTING PROJECTS=&gt;None(Start project: type)','1: ACTIVATE-DOING RESEARCH=&gt;None(Start researching)','1: ACTIVATE-ATTEMPTING PROJECTS=&gt;Base(Start project: type)','1: ACTIVATE-ATTEMPTING PROJECTS=&gt;ENVIRONMENTAL(Start project: fix category)','1: ACTIVATE-ATTEMPTING PROJECTS=&gt;Climate Change(Start project: fix problem)','1: ACTIVATE-ATTEMPTING PROJECTS=&gt;Base fix 'Climate Change' (ENVIRONMENTAL) triggers crisis(Project started)','1: ACTIVATE-ATTEMPTING PROJECTS=&gt;(('C', 4), 'C', 2, "Base fix 'Climate Change' (ENVIRONMENTAL) triggers crisis")(Skill for project)','1: ACTIVATE-ATTEMPTING PROJECTS=&gt;1(Consultant fees)','1: ACTIVATE-ATTEMPTING PROJECTS=&gt;8(Dice roll 2D6: skill check)','1: ACTIVATE-DOING RESEARCH=&gt;None(Start researching)','1: ACTIVATE-ATTEMPTING PROJECTS=&gt;None(Start project: type)','1: ACTIVATE-DOING RESEARCH=&gt;None(Start researching)','1: ACTIVATE-ATTEMPTING PROJECTS=&gt;Base(Start project: type)','1: ACTIVATE-ATTEMPTING PROJECTS=&gt;ECONOMIC(Start project: fix category)','1: ACTIVATE-ATTEMPTING PROJECTS=&gt;Market Externalities(Start project: fix problem)','1: ACTIVATE-ATTEMPTING PROJECTS=&gt;Base fix 'Market Externalities' (ECONOMIC) triggers crisis(Project started)','1: ACTIVATE-ATTEMPTING PROJECTS=&gt;(('D', 14), 'D', 1, "Base fix 'Market Externalities' (ECONOMIC) triggers crisis")(Skill for project)','1: ACTIVATE-ATTEMPTING PROJECTS=&gt;(('D', 9), 'D', 1, "Base fix 'Market Externalities' (ECONOMIC) triggers crisis")(Skill for project)','1: ACTIVATE-ATTEMPTING PROJECTS=&gt;1(Consultant fees)','1: ACTIVATE-ATTEMPTING PROJECTS=&gt;11(Dice roll 2D6: skill check)','1: ACTIVATE-ATTEMPTING PROJECTS=&gt;None(Skill for project)','1: ACTIVATE-DOING RESEARCH=&gt;None(Start researching)','1: ACTIVATE-ATTEMPTING PROJECTS=&gt;None(Start project: type)','1: ACTIVATE-DOING RESEARCH=&gt;None(Start researching)','1: ACTIVATE-ATTEMPTING PROJECTS=&gt;Remove-Tradeoff(Start project: type)','1: ACTIVATE-ATTEMPTING PROJECTS=&gt;ENVIRONMENTAL(Start project: fix category)','1: ACTIVATE-ATTEMPTING PROJECTS=&gt;Climate Change(Start project: fix problem)','1: ACTIVATE-ATTEMPTING PROJECTS=&gt;Improved fix 'Climate Change' (ENVIRONMENTAL)(Project started)','1: ACTIVATE-ATTEMPTING PROJECTS=&gt;None(Skill for project)','1: ACTIVATE-DOING RESEARCH=&gt;None(Start researching)','1: END-FINALIZING=&gt;Improved fix 'Climate Change' (ENVIRONMENTAL)(Project abandoned)','1: END-FINALIZING=&gt;Base fix 'Market Externalities' (ECONOMIC) triggers crisis(Project overskilled for "('D', 14)")','1: END-CRISIS ROLLING=&gt;4(Dice roll 1D6: crisis cat)','1: END-CRISIS ROLLING=&gt;CLASS(Category for crisis)','1: END-CRISIS ROLLING=&gt;1(Dice roll 1D6: node in CLASS)','1: END-CRISIS ROLLING=&gt;Healthcare(Problem for crisis)','1: END-CRISIS ROLLING=&gt;10(Dice roll 2D6: crisis roll for Healthcare)','1: END-CRISIS ROLLING=&gt;10(Crisis roll for node "Healthcare")','1: END-CRISIS ROLLING=&gt;8(Dice roll 2D6: crisis roll for Healthcare)','1: END-CRISIS ROLLING=&gt;8(Crisis roll for node "Healthcare")','1: END-CRISIS ROLLING=&gt;Healthcare(Now in crisis)','2: ENGAGE-DRAWING MONEY=&gt;3(Money drawn)','2: ENGAGE-DRAWING CARDS=&gt;('C', 10)(Card drawn: 1)','2: ENGAGE-DRAWING CARDS=&gt;('D', 6)(Card drawn: 2)','2: ENGAGE-CRISIS RISING','2: ENGAGE-DRAWING MONEY=&gt;3(Money drawn)','2: ENGAGE-DRAWING CARDS=&gt;('C', 12)(Card drawn: 1)','2: ENGAGE-DRAWING CARDS=&gt;('H', 6)(Card drawn: 2)','2: ENGAGE-DRAWING MONEY=&gt;3(Money drawn)','2: ENGAGE-DRAWING CARDS=&gt;('C', 4)(Card drawn: 1)','2: ENGAGE-DRAWING CARDS=&gt;('C', 9)(Card drawn: 2)','2: ENGAGE-CRISIS RISING','2: ENGAGE-DRAWING MONEY=&gt;3(Money drawn)','2: ENGAGE-DRAWING CARDS=&gt;('S', 14)(Card drawn: 1)','2: ENGAGE-DRAWING CARDS=&gt;('D', 11)(Card drawn: 2)','2: ENGAGE-DRAWING MONEY=&gt;3(Money drawn)','2: ENGAGE-DRAWING CARDS=&gt;('H', 5)(Card drawn: 1)','2: ENGAGE-DRAWING CARDS=&gt;('H', 2)(Card drawn: 2)','2: ENGAGE-DRAWING MONEY=&gt;3(Money drawn)','2: ENGAGE-DRAWING CARDS=&gt;('C', 1)(Card drawn: 1)','2: ENGAGE-DRAWING CARDS=&gt;('S', 11)(Card drawn: 2)','2: ACTIVATE-ATTEMPTING PROJECTS=&gt;Base(Start project: type)','2: ACTIVATE-ATTEMPTING PROJECTS=&gt;ENVIRONMENTAL(Start project: fix category)','2: ACTIVATE-ATTEMPTING PROJECTS=&gt;Air &amp; Ozone Degradation(Start project: fix problem)','2: ACTIVATE-ATTEMPTING PROJECTS=&gt;Base fix 'Air &amp; Ozone Degradation' (ENVIRONMENTAL) triggers crisis(Project started)','2: ACTIVATE-ATTEMPTING PROJECTS=&gt;(('D', 6), 'D', 5, "Base fix 'Climate Change' (ENVIRONMENTAL) triggers crisis")(Skill for project)','2: ACTIVATE-ATTEMPTING PROJECTS=&gt;1(Consultant fees)','2: ACTIVATE-ATTEMPTING PROJECTS=&gt;7(Dice roll 2D6: skill check)','2: ACTIVATE-ATTEMPTING PROJECTS=&gt;(('D', 8), 'D', 0, "Base fix 'Market Externalities' (ECONOMIC) triggers crisis")(Skill for project)','2: ACTIVATE-ATTEMPTING PROJECTS=&gt;0(Consultant fees)','2: ACTIVATE-ATTEMPTING PROJECTS=&gt;11(Dice roll 2D6: skill check)','2: ACTIVATE-ATTEMPTING PROJECTS=&gt;(('S', 3), 'S', 2, "Base fix 'Market Externalities' (ECONOMIC) triggers crisis")(Skill for project)','2: ACTIVATE-ATTEMPTING PROJECTS=&gt;4(Consultant fees)','2: ACTIVATE-ATTEMPTING PROJECTS=&gt;7(Dice roll 2D6: skill check)','2: ACTIVATE-ATTEMPTING PROJECTS=&gt;(('D', 6), 'D', 0, "Base fix 'Climate Change' (ENVIRONMENTAL) triggers crisis")(Skill for project)','2: ACTIVATE-ATTEMPTING PROJECTS=&gt;2(Consultant fees)','2: ACTIVATE-ATTEMPTING PROJECTS=&gt;4(Dice roll 2D6: skill check)','2: ACTIVATE-ATTEMPTING PROJECTS=&gt;None(Skill for project)','2: ACTIVATE-DOING RESEARCH=&gt;None(Start researching)','2: ACTIVATE-ATTEMPTING PROJECTS=&gt;(('S', 5), 'S', 0, "Base fix 'Market Externalities' (ECONOMIC) triggers crisis")(Skill for project)','2: ACTIVATE-ATTEMPTING PROJECTS=&gt;2(Consultant fees)','2: ACTIVATE-ATTEMPTING PROJECTS=&gt;8(Dice roll 2D6: skill check)','2: ACTIVATE-ATTEMPTING PROJECTS=&gt;None(Skill for project)','2: ACTIVATE-DOING RESEARCH=&gt;None(Start researching)','2: ACTIVATE-ATTEMPTING PROJECTS=&gt;Base(Start project: type)','2: ACTIVATE-ATTEMPTING PROJECTS=&gt;SOCIAL(Start project: fix category)','2: ACTIVATE-ATTEMPTING PROJECTS=&gt;Social Inequity(Start project: fix problem)','2: ACTIVATE-ATTEMPTING PROJECTS=&gt;Base fix 'Social Inequity' (SOCIAL) triggers crisis(Project started)','2: ACTIVATE-ATTEMPTING PROJECTS=&gt;(('H', 1), 'H', 2, "Base fix 'Social Inequity' (SOCIAL) triggers crisis")(Skill for project)','2: ACTIVATE-ATTEMPTING PROJECTS=&gt;1(Consultant fees)','2: ACTIVATE-ATTEMPTING PROJECTS=&gt;11(Dice roll 2D6: skill check)','2: ACTIVATE-ATTEMPTING PROJECTS=&gt;(('C', 3), 'C', 1, "Base fix 'Climate Change' (ENVIRONMENTAL) triggers crisis")(Skill for project)','2: ACTIVATE-ATTEMPTING PROJECTS=&gt;7(Consultant fees)','2: ACTIVATE-ATTEMPTING PROJECTS=&gt;4(Dice roll 2D6: skill check)','2: ACTIVATE-ATTEMPTING PROJECTS=&gt;(('C', 10), 'C', 1, "Base fix 'Climate Change' (ENVIRONMENTAL) triggers crisis")(Skill for project)','2: ACTIVATE-ATTEMPTING PROJECTS=&gt;0(Consultant fees)','2: ACTIVATE-ATTEMPTING PROJECTS=&gt;6(Dice roll 2D6: skill check)','2: ACTIVATE-ATTEMPTING PROJECTS=&gt;(('C', 8), 'C', 0, "Base fix 'Climate Change' (ENVIRONMENTAL) triggers crisis")(Skill for project)','2: ACTIVATE-ATTEMPTING PROJECTS=&gt;1(Consultant fees)','2: ACTIVATE-ATTEMPTING PROJECTS=&gt;8(Dice roll 2D6: skill check)','2: ACTIVATE-ATTEMPTING PROJECTS=&gt;None(Skill for project)','2: ACTIVATE-DOING RESEARCH=&gt;None(Start researching)','2: ACTIVATE-ATTEMPTING PROJECTS=&gt;(('D', 11), 'D', 3, "Base fix 'Market Externalities' (ECONOMIC) triggers crisis")(Skill for project)','2: ACTIVATE-ATTEMPTING PROJECTS=&gt;0(Consultant fees)','2: ACTIVATE-ATTEMPTING PROJECTS=&gt;7(Dice roll 2D6: skill check)','2: ACTIVATE-ATTEMPTING PROJECTS=&gt;None(Skill for project)','2: ACTIVATE-DOING RESEARCH=&gt;None(Start researching)','2: ACTIVATE-ATTEMPTING PROJECTS=&gt;Remove-Tradeoff(Start project: type)','2: ACTIVATE-ATTEMPTING PROJECTS=&gt;INDUSTRIAL(Start project: fix category)','2: ACTIVATE-ATTEMPTING PROJECTS=&gt;Fossil Fuel Dependency(Start project: fix problem)','2: ACTIVATE-ATTEMPTING PROJECTS=&gt;Improved fix 'Fossil Fuel Dependency' (INDUSTRIAL)(Project started)','2: ACTIVATE-ATTEMPTING PROJECTS=&gt;(('D', 11), 'D', 0, "Base fix 'Market Externalities' (ECONOMIC) triggers crisis")(Skill for project)','2: ACTIVATE-ATTEMPTING PROJECTS=&gt;0(Consultant fees)','2: ACTIVATE-ATTEMPTING PROJECTS=&gt;9(Dice roll 2D6: skill check)','2: ACTIVATE-ATTEMPTING PROJECTS=&gt;(('C', 5), 'C', 2, "Improved fix 'Fossil Fuel Dependency' (INDUSTRIAL)")(Skill for project)','2: ACTIVATE-ATTEMPTING PROJECTS=&gt;3(Consultant fees)','2: ACTIVATE-ATTEMPTING PROJECTS=&gt;5(Dice roll 2D6: skill check)','2: ACTIVATE-DOING RESEARCH=&gt;None(Start researching)','2: ACTIVATE-ATTEMPTING PROJECTS=&gt;Base(Start project: type)','2: ACTIVATE-ATTEMPTING PROJECTS=&gt;ECONOMIC(Start project: fix category)','2: ACTIVATE-ATTEMPTING PROJECTS=&gt;Inflation(Start project: fix problem)','2: ACTIVATE-ATTEMPTING PROJECTS=&gt;Base fix 'Inflation' (ECONOMIC) triggers crisis(Project started)','2: ACTIVATE-ATTEMPTING PROJECTS=&gt;(('D', 13), 'D', 2, "Base fix 'Market Externalities' (ECONOMIC) triggers crisis")(Skill for project)','2: ACTIVATE-ATTEMPTING PROJECTS=&gt;0(Consultant fees)','2: ACTIVATE-ATTEMPTING PROJECTS=&gt;5(Dice roll 2D6: skill check)','2: ACTIVATE-ATTEMPTING PROJECTS=&gt;(('D', 9), 'D', 2, "Base fix 'Market Externalities' (ECONOMIC) triggers crisis")(Skill for project)','2: ACTIVATE-ATTEMPTING PROJECTS=&gt;0(Consultant fees)','2: ACTIVATE-ATTEMPTING PROJECTS=&gt;8(Dice roll 2D6: skill check)','2: ACTIVATE-ATTEMPTING PROJECTS=&gt;(('D', 5), 'D', 1, "Base fix 'Climate Change' (ENVIRONMENTAL) triggers crisis")(Skill for project)','2: ACTIVATE-ATTEMPTING PROJECTS=&gt;3(Consultant fees)','2: ACTIVATE-ATTEMPTING PROJECTS=&gt;8(Dice roll 2D6: skill check)','2: ACTIVATE-ATTEMPTING PROJECTS=&gt;(('S', 11), 'S', 2, "Base fix 'Inflation' (ECONOMIC) triggers crisis")(Skill for project)','2: ACTIVATE-ATTEMPTING PROJECTS=&gt;0(Consultant fees)','2: ACTIVATE-ATTEMPTING PROJECTS=&gt;11(Dice roll 2D6: skill check)','2: ACTIVATE-ATTEMPTING PROJECTS=&gt;(('D', 7), 'D', 0, "Base fix 'Climate Change' (ENVIRONMENTAL) triggers crisis")(Skill for project)','2: ACTIVATE-ATTEMPTING PROJECTS=&gt;0(Consultant fees)','2: ACTIVATE-ATTEMPTING PROJECTS=&gt;3(Dice roll 2D6: skill check)','2: ACTIVATE-ATTEMPTING PROJECTS=&gt;(('C', 1), 'C', 0, "Base fix 'Climate Change' (ENVIRONMENTAL) triggers crisis")(Skill for project)','2: ACTIVATE-ATTEMPTING PROJECTS=&gt;1(Consultant fees)','2: ACTIVATE-ATTEMPTING PROJECTS=&gt;11(Dice roll 2D6: skill check)','2: ACTIVATE-DOING RESEARCH=&gt;None(Start researching)','2: END-FINALIZING=&gt;Base fix 'Air &amp; Ozone Degradation' (ENVIRONMENTAL) triggers crisis(Project abandoned)','2: END-CRISIS ROLLING=&gt;3(Dice roll 1D6: crisis cat)','2: END-CRISIS ROLLING=&gt;SOCIAL(Category for crisis)','2: END-CRISIS ROLLING=&gt;2(Dice roll 1D6: node in SOCIAL)','2: END-CRISIS ROLLING=&gt;Political Voice(Problem for crisis)','2: END-CRISIS ROLLING=&gt;6(Dice roll 2D6: crisis roll for Political Voice)','2: END-CRISIS ROLLING=&gt;6(Crisis roll for node "Political Voice")','2: END-CRISIS ROLLING=&gt;Political Voice(Now in crisis)','2: END-CRISIS ROLLING=&gt;3(Dice roll 1D6: crisis cat)','2: END-CRISIS ROLLING=&gt;SOCIAL(Category for crisis)','2: END-CRISIS ROLLING=&gt;2(Dice roll 1D6: node in SOCIAL)','2: END-CRISIS ROLLING=&gt;Political Voice(Problem for crisis)','2: END-CRISIS ROLLING=&gt;11(Dice roll 2D6: crisis roll for Political Voice)','2: END-CRISIS ROLLING=&gt;11(Crisis roll for node "Political Voice")','2: END-CRISIS ROLLING=&gt;Political Voice(Crisis averted)','3: ENGAGE-DRAWING MONEY=&gt;3(Money drawn)','3: ENGAGE-DRAWING CARDS=&gt;('S', 2)(Card drawn: 1)','3: ENGAGE-DRAWING CARDS=&gt;('S', 7)(Card drawn: 2)','3: ENGAGE-CRISIS RISING','3: ENGAGE-DRAWING MONEY=&gt;3(Money drawn)','3: ENGAGE-DRAWING CARDS=&gt;('S', 8)(Card drawn: 1)','3: ENGAGE-DRAWING CARDS=&gt;('H', 7)(Card drawn: 2)','3: ENGAGE-DRAWING MONEY=&gt;3(Money drawn)','3: ENGAGE-DRAWING CARDS=&gt;('H', 2)(Card drawn: 1)','3: ENGAGE-DRAWING CARDS=&gt;('C', 13)(Card drawn: 2)','3: ENGAGE-CRISIS RISING','3: ENGAGE-DRAWING MONEY=&gt;3(Money drawn)','3: ENGAGE-DRAWING CARDS=&gt;('H', 14)(Card drawn: 1)','3: ENGAGE-DRAWING CARDS=&gt;('D', 2)(Card drawn: 2)','3: ENGAGE-DRAWING MONEY=&gt;3(Money drawn)','3: ENGAGE-DRAWING CARDS=&gt;('C', 8)(Card drawn: 1)','3: ENGAGE-DRAWING CARDS=&gt;('H', 12)(Card drawn: 2)','3: ENGAGE-DRAWING MONEY=&gt;3(Money drawn)','3: ENGAGE-DRAWING CARDS=&gt;('S', 4)(Card drawn: 1)','3: ENGAGE-DRAWING CARDS=&gt;('S', 1)(Card drawn: 2)','3: ACTIVATE-ATTEMPTING PROJECTS=&gt;Remove-Tradeoff(Start project: type)','3: ACTIVATE-ATTEMPTING PROJECTS=&gt;SOCIAL(Start project: fix category)','3: ACTIVATE-ATTEMPTING PROJECTS=&gt;Community Networks(Start project: fix problem)','3: ACTIVATE-ATTEMPTING PROJECTS=&gt;Improved fix 'Community Networks' (SOCIAL)(Project started)','3: ACTIVATE-ATTEMPTING PROJECTS=&gt;(('S', 2), 'S', 2, "Base fix 'Inflation' (ECONOMIC) triggers crisis")(Skill for project)','3: ACTIVATE-ATTEMPTING PROJECTS=&gt;2(Consultant fees)','3: ACTIVATE-ATTEMPTING PROJECTS=&gt;7(Dice roll 2D6: skill check)','3: ACTIVATE-ATTEMPTING PROJECTS=&gt;(('D', 1), 'D', 0, "Base fix 'Inflation' (ECONOMIC) triggers crisis")(Skill for project)','3: ACTIVATE-ATTEMPTING PROJECTS=&gt;0(Consultant fees)','3: ACTIVATE-ATTEMPTING PROJECTS=&gt;6(Dice roll 2D6: skill check)','3: ACTIVATE-ATTEMPTING PROJECTS=&gt;(('S', 7), 'S', 1, "Base fix 'Market Externalities' (ECONOMIC) triggers crisis")(Skill for project)','3: ACTIVATE-ATTEMPTING PROJECTS=&gt;3(Consultant fees)','3: ACTIVATE-ATTEMPTING PROJECTS=&gt;10(Dice roll 2D6: skill check)','3: ACTIVATE-ATTEMPTING PROJECTS=&gt;None(Skill for project)','3: ACTIVATE-DOING RESEARCH=&gt;None(Start researching)','3: ACTIVATE-ATTEMPTING PROJECTS=&gt;(('H', 7), 'H', 5, "Base fix 'Social Inequity' (SOCIAL) triggers crisis")(Skill for project)','3: ACTIVATE-ATTEMPTING PROJECTS=&gt;1(Consultant fees)','3: ACTIVATE-ATTEMPTING PROJECTS=&gt;8(Dice roll 2D6: skill check)','3: ACTIVATE-ATTEMPTING PROJECTS=&gt;(('S', 6), 'S', 0, "Improved fix 'Fossil Fuel Dependency' (INDUSTRIAL)")(Skill for project)','3: ACTIVATE-ATTEMPTING PROJECTS=&gt;2(Consultant fees)','3: ACTIVATE-ATTEMPTING PROJECTS=&gt;7(Dice roll 2D6: skill check)','3: ACTIVATE-ATTEMPTING PROJECTS=&gt;(('C', 12), 'C', 1, "Improved fix 'Fossil Fuel Dependency' (INDUSTRIAL)")(Skill for project)','3: ACTIVATE-ATTEMPTING PROJECTS=&gt;1(Consultant fees)','3: ACTIVATE-ATTEMPTING PROJECTS=&gt;6(Dice roll 2D6: skill check)','3: ACTIVATE-ATTEMPTING PROJECTS=&gt;(('H', 9), 'H', 0, "Base fix 'Social Inequity' (SOCIAL) triggers crisis")(Skill for project)','3: ACTIVATE-ATTEMPTING PROJECTS=&gt;2(Consultant fees)','3: ACTIVATE-ATTEMPTING PROJECTS=&gt;3(Dice roll 2D6: skill check)','3: ACTIVATE-ATTEMPTING PROJECTS=&gt;(('S', 8), 'S', 1, "Improved fix 'Fossil Fuel Dependency' (INDUSTRIAL)")(Skill for project)','3: ACTIVATE-ATTEMPTING PROJECTS=&gt;3(Consultant fees)','3: ACTIVATE-ATTEMPTING PROJECTS=&gt;6(Dice roll 2D6: skill check)','3: ACTIVATE-ATTEMPTING PROJECTS=&gt;(('H', 6), 'H', 0, "Base fix 'Social Inequity' (SOCIAL) triggers crisis")(Skill for project)','3: ACTIVATE-ATTEMPTING PROJECTS=&gt;7(Dice roll 2D6: skill check)','3: ACTIVATE-DOING RESEARCH=&gt;None(Start researching)','3: ACTIVATE-ATTEMPTING PROJECTS=&gt;(('H', 2), 'H', 2, "Base fix 'Social Inequity' (SOCIAL) triggers crisis")(Skill for project)','3: ACTIVATE-ATTEMPTING PROJECTS=&gt;3(Consultant fees)','3: ACTIVATE-ATTEMPTING PROJECTS=&gt;10(Dice roll 2D6: skill check)','3: ACTIVATE-ATTEMPTING PROJECTS=&gt;(('C', 13), 'C', 2, "Improved fix 'Fossil Fuel Dependency' (INDUSTRIAL)")(Skill for project)','3: ACTIVATE-ATTEMPTING PROJECTS=&gt;5(Dice roll 2D6: skill check)','3: ACTIVATE-ATTEMPTING PROJECTS=&gt;(('C', 4), 'C', 0, "Improved fix 'Fossil Fuel Dependency' (INDUSTRIAL)")(Skill for project)','3: ACTIVATE-ATTEMPTING PROJECTS=&gt;5(Dice roll 2D6: skill check)','3: ACTIVATE-ATTEMPTING PROJECTS=&gt;(('C', 9), 'C', 0, "Base fix 'Climate Change' (ENVIRONMENTAL) triggers crisis")(Skill for project)','3: ACTIVATE-ATTEMPTING PROJECTS=&gt;6(Dice roll 2D6: skill check)','3: ACTIVATE-DOING RESEARCH=&gt;None(Start researching)','3: ACTIVATE-ATTEMPTING PROJECTS=&gt;(('S', 14), 'D', 2, "Base fix 'Market Externalities' (ECONOMIC) triggers crisis")(Skill for project)','3: ACTIVATE-ATTEMPTING PROJECTS=&gt;(('D', 2), 'D', 3, "Base fix 'Social Inequity' (SOCIAL) triggers crisis")(Skill for project)','3: ACTIVATE-ATTEMPTING PROJECTS=&gt;0(Consultant fees)','3: ACTIVATE-ATTEMPTING PROJECTS=&gt;3(Dice roll 2D6: skill check)','3: ACTIVATE-ATTEMPTING PROJECTS=&gt;(('D', 3), 'D', 1, "Base fix 'Climate Change' (ENVIRONMENTAL) triggers crisis")(Skill for project)','3: ACTIVATE-ATTEMPTING PROJECTS=&gt;3(Consultant fees)','3: ACTIVATE-ATTEMPTING PROJECTS=&gt;6(Dice roll 2D6: skill check)','3: ACTIVATE-ATTEMPTING PROJECTS=&gt;None(Skill for project)','3: ACTIVATE-DOING RESEARCH=&gt;None(Start researching)','3: ACTIVATE-ATTEMPTING PROJECTS=&gt;(('H', 3), 'H', 1, "Base fix 'Social Inequity' (SOCIAL) triggers crisis")(Skill for project)','3: ACTIVATE-ATTEMPTING PROJECTS=&gt;4(Consultant fees)','3: ACTIVATE-ATTEMPTING PROJECTS=&gt;11(Dice roll 2D6: skill check)','3: ACTIVATE-ATTEMPTING PROJECTS=&gt;(('C', 8), 'C', 3, "Improved fix 'Fossil Fuel Dependency' (INDUSTRIAL)")(Skill for project)','3: ACTIVATE-ATTEMPTING PROJECTS=&gt;0(Consultant fees)','3: ACTIVATE-ATTEMPTING PROJECTS=&gt;5(Dice roll 2D6: skill check)','3: ACTIVATE-ATTEMPTING PROJECTS=&gt;None(Skill for project)','3: ACTIVATE-DOING RESEARCH=&gt;None(Start researching)','3: ACTIVATE-ATTEMPTING PROJECTS=&gt;None(Skill for project)','3: ACTIVATE-DOING RESEARCH=&gt;None(Start researching)','3: END-FINALIZING=&gt;Improved fix 'Community Networks' (SOCIAL)(Project abandoned)','3: END-FINALIZING=&gt;Base fix 'Market Externalities' (ECONOMIC) triggers crisis(Project overskilled for "('S', 14)")','3: END-CRISIS ROLLING=&gt;2(Dice roll 1D6: crisis cat)','3: END-CRISIS ROLLING=&gt;ECONOMIC(Category for crisis)','3: END-CRISIS ROLLING=&gt;1(Dice roll 1D6: node in ECONOMIC)','3: END-CRISIS ROLLING=&gt;Monopoly(Problem for crisis)','3: END-CRISIS ROLLING=&gt;5(Dice roll 2D6: crisis roll for Monopoly)','3: END-CRISIS ROLLING=&gt;5(Crisis roll for node "Monopoly")','3: END-CRISIS ROLLING=&gt;Inefficiency(Now in crisis (cascaded from: Monopoly))','3: END-CRISIS ROLLING=&gt;3(Dice roll 1D6: crisis cat)','3: END-CRISIS ROLLING=&gt;SOCIAL(Category for crisis)','3: END-CRISIS ROLLING=&gt;6(Dice roll 1D6: node in SOCIAL)','3: END-CRISIS ROLLING=&gt;3(Dice roll 1D6: node in SOCIAL)','3: END-CRISIS ROLLING=&gt;Peace &amp; Justice(Problem for crisis)','3: END-CRISIS ROLLING=&gt;4(Dice roll 2D6: crisis roll for Peace &amp; Justice)','3: END-CRISIS ROLLING=&gt;4(Crisis roll for node "Peace &amp; Justice")','3: END-CRISIS ROLLING=&gt;Peace &amp; Justice(Now in crisis)','4: ENGAGE-DRAWING MONEY=&gt;2(Money drawn)','4: ENGAGE-DRAWING CARDS=&gt;('C', 13)(Card drawn: 1)','4: ENGAGE-DRAWING CARDS=&gt;('S', 9)(Card drawn: 2)','4: ENGAGE-CRISIS RISING','4: ENGAGE-DRAWING MONEY=&gt;2(Money drawn)','4: ENGAGE-DRAWING CARDS=&gt;('S', 7)(Card drawn: 1)','4: ENGAGE-DRAWING CARDS=&gt;('H', 11)(Card drawn: 2)','4: ENGAGE-DRAWING MONEY=&gt;2(Money drawn)','4: ENGAGE-DRAWING CARDS=&gt;('H', 4)(Card drawn: 1)','4: ENGAGE-DRAWING CARDS=&gt;('C', 3)(Card drawn: 2)','4: ENGAGE-CRISIS RISING','4: ENGAGE-DRAWING MONEY=&gt;2(Money drawn)','4: ENGAGE-DRAWING CARDS=&gt;('C', 11)(Card drawn: 1)','4: ENGAGE-DRAWING CARDS=&gt;('C', 7)(Card drawn: 2)','4: ENGAGE-DRAWING MONEY=&gt;2(Money drawn)','4: ENGAGE-DRAWING CARDS=&gt;('C', 7)(Card drawn: 1)','4: ENGAGE-DRAWING CARDS=&gt;('C', 14)(Card drawn: 2)','4: ENGAGE-DRAWING MONEY=&gt;2(Money drawn)','4: ENGAGE-DRAWING CARDS=&gt;('C', 6)(Card drawn: 1)','4: ENGAGE-DRAWING CARDS=&gt;('S', 12)(Card drawn: 2)','4: ACTIVATE-ATTEMPTING PROJECTS=&gt;None(Start project: type)','4: ACTIVATE-ATTEMPTING PROJECTS=&gt;(('C', 10), 'C', 0, "Improved fix 'Fossil Fuel Dependency' (INDUSTRIAL)")(Skill for project)','4: ACTIVATE-ATTEMPTING PROJECTS=&gt;0(Consultant fees)','4: ACTIVATE-ATTEMPTING PROJECTS=&gt;8(Dice roll 2D6: skill check)','4: ACTIVATE-ATTEMPTING PROJECTS=&gt;(('S', 9), 'S', 1, "Base fix 'Market Externalities' (ECONOMIC) triggers crisis")(Skill for project)','4: ACTIVATE-ATTEMPTING PROJECTS=&gt;1(Consultant fees)','4: ACTIVATE-ATTEMPTING PROJECTS=&gt;8(Dice roll 2D6: skill check)','4: ACTIVATE-ATTEMPTING PROJECTS=&gt;(('C', 13), 'C', 0, "Base fix 'Climate Change' (ENVIRONMENTAL) triggers crisis")(Skill for project)','4: ACTIVATE-ATTEMPTING PROJECTS=&gt;0(Consultant fees)','4: ACTIVATE-ATTEMPTING PROJECTS=&gt;7(Dice roll 2D6: skill check)','4: ACTIVATE-DOING RESEARCH=&gt;None(Start researching)','4: ACTIVATE-ATTEMPTING PROJECTS=&gt;(('S', 7), 'S', 0, "Base fix 'Inflation' (ECONOMIC) triggers crisis")(Skill for project)','4: ACTIVATE-ATTEMPTING PROJECTS=&gt;0(Consultant fees)','4: ACTIVATE-ATTEMPTING PROJECTS=&gt;7(Dice roll 2D6: skill check)','4: ACTIVATE-ATTEMPTING PROJECTS=&gt;(('H', 11), 'H', 0, "Base fix 'Social Inequity' (SOCIAL) triggers crisis")(Skill for project)','4: ACTIVATE-ATTEMPTING PROJECTS=&gt;1(Consultant fees)','4: ACTIVATE-ATTEMPTING PROJECTS=&gt;5(Dice roll 2D6: skill check)','4: ACTIVATE-DOING RESEARCH=&gt;None(Start researching)','4: ACTIVATE-ATTEMPTING PROJECTS=&gt;None(Skill for project)','4: ACTIVATE-DOING RESEARCH=&gt;None(Start researching)','4: ACTIVATE-ATTEMPTING PROJECTS=&gt;(('H', 14), 'H', 1, "Base fix 'Social Inequity' (SOCIAL) triggers crisis")(Skill for project)','4: ACTIVATE-ATTEMPTING PROJECTS=&gt;None(Skill for project)','4: ACTIVATE-DOING RESEARCH=&gt;None(Start researching)','4: ACTIVATE-ATTEMPTING PROJECTS=&gt;(('C', 14), 'D', 5, "Base fix 'Social Inequity' (SOCIAL) triggers crisis")(Skill for project)','4: ACTIVATE-ATTEMPTING PROJECTS=&gt;(('C', 7), 'C', 4, "Base fix 'Climate Change' (ENVIRONMENTAL) triggers crisis")(Skill for project)','4: ACTIVATE-ATTEMPTING PROJECTS=&gt;4(Consultant fees)','4: ACTIVATE-ATTEMPTING PROJECTS=&gt;12(Dice roll 2D6: skill check)','4: ACTIVATE-ATTEMPTING PROJECTS=&gt;1(Added a crisis chip)','4: ACTIVATE-ATTEMPTING PROJECTS=&gt;(('H', 8), 'H', 0, "Base fix 'Social Inequity' (SOCIAL) triggers crisis")(Skill for project)','4: ACTIVATE-ATTEMPTING PROJECTS=&gt;0(Consultant fees)','4: ACTIVATE-ATTEMPTING PROJECTS=&gt;9(Dice roll 2D6: skill check)','4: ACTIVATE-ATTEMPTING PROJECTS=&gt;(('H', 12), 'H', 2, "Base fix 'Social Inequity' (SOCIAL) triggers crisis")(Skill for project)','4: ACTIVATE-ATTEMPTING PROJECTS=&gt;0(Consultant fees)','4: ACTIVATE-ATTEMPTING PROJECTS=&gt;7(Dice roll 2D6: skill check)','4: ACTIVATE-ATTEMPTING PROJECTS=&gt;(('H', 5), 'H', 0, "Base fix 'Social Inequity' (SOCIAL) triggers crisis")(Skill for project)','4: ACTIVATE-ATTEMPTING PROJECTS=&gt;0(Consultant fees)','4: ACTIVATE-ATTEMPTING PROJECTS=&gt;3(Dice roll 2D6: skill check)','4: ACTIVATE-ATTEMPTING PROJECTS=&gt;(('H', 2), 'H', 0, "Base fix 'Social Inequity' (SOCIAL) triggers crisis")(Skill for project)','4: ACTIVATE-ATTEMPTING PROJECTS=&gt;3(Consultant fees)','4: ACTIVATE-ATTEMPTING PROJECTS=&gt;7(Dice roll 2D6: skill check)','4: ACTIVATE-DOING RESEARCH=&gt;None(Start researching)','4: ACTIVATE-ATTEMPTING PROJECTS=&gt;(('S', 4), 'S', 0, "Base fix 'Market Externalities' (ECONOMIC) triggers crisis")(Skill for project)','4: ACTIVATE-ATTEMPTING PROJECTS=&gt;3(Consultant fees)','4: ACTIVATE-ATTEMPTING PROJECTS=&gt;5(Dice roll 2D6: skill check)','4: ACTIVATE-ATTEMPTING PROJECTS=&gt;(('C', 6), 'C', 1, "Improved fix 'Fossil Fuel Dependency' (INDUSTRIAL)")(Skill for project)','4: ACTIVATE-ATTEMPTING PROJECTS=&gt;5(Consultant fees)','4: ACTIVATE-ATTEMPTING PROJECTS=&gt;11(Dice roll 2D6: skill check)','4: ACTIVATE-ATTEMPTING PROJECTS=&gt;(('S', 12), 'S', 1, "Improved fix 'Fossil Fuel Dependency' (INDUSTRIAL)")(Skill for project)','4: ACTIVATE-ATTEMPTING PROJECTS=&gt;1(Consultant fees)','4: ACTIVATE-ATTEMPTING PROJECTS=&gt;7(Dice roll 2D6: skill check)','4: ACTIVATE-ATTEMPTING PROJECTS=&gt;None(Skill for project)','4: ACTIVATE-DOING RESEARCH=&gt;None(Start researching)','4: END-FINALIZING=&gt;Base fix 'Social Inequity' (SOCIAL) triggers crisis(Project overskilled for "('H', 14)")','4: END-FINALIZING=&gt;Base fix 'Social Inequity' (SOCIAL) triggers crisis(Project overskilled for "('C', 14)")','4: END-CRISIS ROLLING=&gt;2(Dice roll 1D6: crisis cat)','4: END-CRISIS ROLLING=&gt;ECONOMIC(Category for crisis)','4: END-CRISIS ROLLING=&gt;5(Dice roll 1D6: node in ECONOMIC)','4: END-CRISIS ROLLING=&gt;6(Dice roll 1D6: node in ECONOMIC)','4: END-CRISIS ROLLING=&gt;4(Dice roll 1D6: node in ECONOMIC)','4: END-CRISIS ROLLING=&gt;1(Dice roll 1D6: node in ECONOMIC)','4: END-CRISIS ROLLING=&gt;Monopoly(Problem for crisis)','4: END-CRISIS ROLLING=&gt;10(Dice roll 2D6: crisis roll for Monopoly)','4: END-CRISIS ROLLING=&gt;10(Crisis roll for node "Monopoly")','4: END-CRISIS ROLLING=&gt;4(Dice roll 2D6: crisis roll for Monopoly)','4: END-CRISIS ROLLING=&gt;4(Crisis roll for node "Monopoly")','4: END-CRISIS ROLLING=&gt;Chemical Pollution(Now in crisis (cascaded from: Monopoly))','4: END-CRISIS ROLLING=&gt;1(Dice roll 1D6: crisis cat)','4: END-CRISIS ROLLING=&gt;INDUSTRIAL(Category for crisis)','4: END-CRISIS ROLLING=&gt;2(Dice roll 1D6: node in INDUSTRIAL)','4: END-CRISIS ROLLING=&gt;Fossil Fuel Dependency(Problem for crisis)','4: END-CRISIS ROLLING=&gt;6(Dice roll 2D6: crisis roll for Fossil Fuel Dependency)','4: END-CRISIS ROLLING=&gt;6(Crisis roll for node "Fossil Fuel Dependency")','4: END-CRISIS ROLLING=&gt;Climate Change(Now in crisis (cascaded from: Fossil Fuel Dependency))','4: END-CRISIS ROLLING=&gt;Nitrogen &amp; Phosphorous Loading(Now in crisis (cascaded from: Fossil Fuel Dependency))','4: END-CRISIS ROLLING=&gt;Ocean Degradation(Now in crisis (cascaded from: Fossil Fuel Dependency))','5: ENGAGE-DRAWING MONEY=&gt;2(Money drawn)','5: ENGAGE-DRAWING CARDS=&gt;('H', 4)(Card drawn: 1)','5: ENGAGE-DRAWING CARDS=&gt;('S', 1)(Card drawn: 2)','5: ENGAGE-CRISIS RISING','5: ENGAGE-DRAWING MONEY=&gt;2(Money drawn)','5: ENGAGE-DRAWING CARDS=&gt;('C', 9)(Card drawn: 1)','5: ENGAGE-DRAWING CARDS=&gt;('S', 2)(Card drawn: 2)','5: ENGAGE-DRAWING MONEY=&gt;2(Money drawn)','5: ENGAGE-DRAWING CARDS=&gt;('S', 12)(Card drawn: 1)','5: ENGAGE-DRAWING CARDS=&gt;('C', 12)(Card drawn: 2)','5: ENGAGE-CRISIS RISING','5: ENGAGE-DRAWING MONEY=&gt;2(Money drawn)','5: ENGAGE-DRAWING CARDS=&gt;('H', 13)(Card drawn: 1)','5: ENGAGE-DRAWING CARDS=&gt;('C', 11)(Card drawn: 2)','5: ENGAGE-DRAWING MONEY=&gt;2(Money drawn)','5: ENGAGE-DRAWING CARDS=&gt;('S', 6)(Card drawn: 1)','5: ENGAGE-DRAWING CARDS=&gt;('C', 2)(Card drawn: 2)','5: ENGAGE-DRAWING MONEY=&gt;2(Money drawn)','5: ENGAGE-DRAWING CARDS=&gt;('C', 5)(Card drawn: 1)','5: ENGAGE-DRAWING CARDS=&gt;('S', 5)(Card drawn: 2)','5: ACTIVATE-ATTEMPTING PROJECTS=&gt;Remove-Tradeoff(Start project: type)','5: ACTIVATE-ATTEMPTING PROJECTS=&gt;SOCIAL(Start project: fix category)','5: ACTIVATE-ATTEMPTING PROJECTS=&gt;Political Voice(Start project: fix problem)','5: ACTIVATE-ATTEMPTING PROJECTS=&gt;Improved fix 'Political Voice' (SOCIAL)(Project started)','5: ACTIVATE-ATTEMPTING PROJECTS=&gt;(('S', 1), 'S', 1, "Base fix 'Market Externalities' (ECONOMIC) triggers crisis")(Skill for project)','5: ACTIVATE-ATTEMPTING PROJECTS=&gt;1(Consultant fees)','5: ACTIVATE-ATTEMPTING PROJECTS=&gt;7(Dice roll 2D6: skill check)','5: ACTIVATE-ATTEMPTING PROJECTS=&gt;(('H', 4), 'H', 0, "Base fix 'Social Inequity' (SOCIAL) triggers crisis")(Skill for project)','5: ACTIVATE-ATTEMPTING PROJECTS=&gt;1(Consultant fees)','5: ACTIVATE-ATTEMPTING PROJECTS=&gt;8(Dice roll 2D6: skill check)','5: ACTIVATE-DOING RESEARCH=&gt;None(Start researching)','5: ACTIVATE-ATTEMPTING PROJECTS=&gt;(('C', 9), 'C', 0, "Base fix 'Climate Change' (ENVIRONMENTAL) triggers crisis")(Skill for project)','5: ACTIVATE-ATTEMPTING PROJECTS=&gt;0(Consultant fees)','5: ACTIVATE-ATTEMPTING PROJECTS=&gt;8(Dice roll 2D6: skill check)','5: ACTIVATE-ATTEMPTING PROJECTS=&gt;(('S', 2), 'S', 0, "Base fix 'Inflation' (ECONOMIC) triggers crisis")(Skill for project)','5: ACTIVATE-ATTEMPTING PROJECTS=&gt;0(Consultant fees)','5: ACTIVATE-ATTEMPTING PROJECTS=&gt;10(Dice roll 2D6: skill check)','5: ACTIVATE-DOING RESEARCH=&gt;None(Start researching)','5: ACTIVATE-ATTEMPTING PROJECTS=&gt;(('S', 12), 'S', 2, "Improved fix 'Fossil Fuel Dependency' (INDUSTRIAL)")(Skill for project)','5: ACTIVATE-ATTEMPTING PROJECTS=&gt;1(Consultant fees)','5: ACTIVATE-ATTEMPTING PROJECTS=&gt;5(Dice roll 2D6: skill check)','5: ACTIVATE-ATTEMPTING PROJECTS=&gt;(('C', 3), 'C', 1, "Base fix 'Climate Change' (ENVIRONMENTAL) triggers crisis")(Skill for project)','5: ACTIVATE-ATTEMPTING PROJECTS=&gt;0(Consultant fees)','5: ACTIVATE-ATTEMPTING PROJECTS=&gt;9(Dice roll 2D6: skill check)','5: ACTIVATE-ATTEMPTING PROJECTS=&gt;(('H', 4), 'H', 0, "Base fix 'Social Inequity' (SOCIAL) triggers crisis")(Skill for project)','5: ACTIVATE-ATTEMPTING PROJECTS=&gt;1(Consultant fees)','5: ACTIVATE-ATTEMPTING PROJECTS=&gt;7(Dice roll 2D6: skill check)','5: ACTIVATE-ATTEMPTING PROJECTS=&gt;(('C', 12), 'C', 0, "Base fix 'Climate Change' (ENVIRONMENTAL) triggers crisis")(Skill for project)','5: ACTIVATE-ATTEMPTING PROJECTS=&gt;0(Consultant fees)','5: ACTIVATE-ATTEMPTING PROJECTS=&gt;7(Dice roll 2D6: skill check)','5: ACTIVATE-DOING RESEARCH=&gt;None(Start researching)','5: ACTIVATE-ATTEMPTING PROJECTS=&gt;None(Skill for project)','5: ACTIVATE-DOING RESEARCH=&gt;None(Start researching)','5: ACTIVATE-ATTEMPTING PROJECTS=&gt;(('C', 2), 'C', 1, "Base fix 'Climate Change' (ENVIRONMENTAL) triggers crisis")(Skill for project)','5: ACTIVATE-ATTEMPTING PROJECTS=&gt;1(Consultant fees)','5: ACTIVATE-ATTEMPTING PROJECTS=&gt;9(Dice roll 2D6: skill check)','5: ACTIVATE-ATTEMPTING PROJECTS=&gt;(('S', 6), 'S', 0, "Improved fix 'Fossil Fuel Dependency' (INDUSTRIAL)")(Skill for project)','5: ACTIVATE-ATTEMPTING PROJECTS=&gt;0(Consultant fees)','5: ACTIVATE-ATTEMPTING PROJECTS=&gt;11(Dice roll 2D6: skill check)','5: ACTIVATE-DOING RESEARCH=&gt;None(Start researching)','5: ACTIVATE-ATTEMPTING PROJECTS=&gt;(('S', 5), 'S', 2, "Improved fix 'Fossil Fuel Dependency' (INDUSTRIAL)")(Skill for project)','5: ACTIVATE-ATTEMPTING PROJECTS=&gt;2(Consultant fees)','5: ACTIVATE-ATTEMPTING PROJECTS=&gt;8(Dice roll 2D6: skill check)','5: ACTIVATE-ATTEMPTING PROJECTS=&gt;(('S', 1), 'S', 0, "Improved fix 'Fossil Fuel Dependency' (INDUSTRIAL)")(Skill for project)','5: ACTIVATE-ATTEMPTING PROJECTS=&gt;0(Consultant fees)','5: ACTIVATE-ATTEMPTING PROJECTS=&gt;11(Dice roll 2D6: skill check)','5: ACTIVATE-ATTEMPTING PROJECTS=&gt;(('C', 5), 'C', 0, "Base fix 'Climate Change' (ENVIRONMENTAL) triggers crisis")(Skill for project)','5: ACTIVATE-ATTEMPTING PROJECTS=&gt;1(Consultant fees)','5: ACTIVATE-ATTEMPTING PROJECTS=&gt;5(Dice roll 2D6: skill check)','5: ACTIVATE-DOING RESEARCH=&gt;None(Start researching)','6: END-FINALIZING=&gt;Improved fix 'Political Voice' (SOCIAL)(Project abandoned)','6: END-CRISIS ROLLING=&gt;3(Dice roll 1D6: crisis cat)','6: END-CRISIS ROLLING=&gt;SOCIAL(Category for crisis)','6: END-CRISIS ROLLING=&gt;2(Dice roll 1D6: node in SOCIAL)','6: END-CRISIS ROLLING=&gt;Political Voice(Problem for crisis)','6: END-CRISIS ROLLING=&gt;7(Dice roll 2D6: crisis roll for Political Voice)','6: END-CRISIS ROLLING=&gt;7(Crisis roll for node "Political Voice")','6: END-CRISIS ROLLING=&gt;Education(Now in crisis (cascaded from: Political Voice))','6: END-CRISIS ROLLING=&gt;3(Dice roll 1D6: crisis cat)','6: END-CRISIS ROLLING=&gt;SOCIAL(Category for crisis)','6: END-CRISIS ROLLING=&gt;SOCIAL(Crisis chip: full category)','6: END-CRISIS ROLLING=&gt;4(Dice roll 1D6: crisis cat)','6: END-CRISIS ROLLING=&gt;CLASS(Category for crisis)','6: END-CRISIS ROLLING=&gt;5(Dice roll 1D6: node in CLASS)','6: END-CRISIS ROLLING=&gt;5(Dice roll 1D6: node in CLASS)','6: END-CRISIS ROLLING=&gt;6(Dice roll 1D6: node in CLASS)','6: END-CRISIS ROLLING=&gt;6(Dice roll 1D6: node in CLASS)','6: END-CRISIS ROLLING=&gt;3(Dice roll 1D6: node in CLASS)','6: END-CRISIS ROLLING=&gt;Clean Water Shortage(Problem for crisis)','6: END-CRISIS ROLLING=&gt;6(Dice roll 2D6: crisis roll for Clean Water Shortage)','6: END-CRISIS ROLLING=&gt;6(Crisis roll for node "Clean Water Shortage")','6: END-CRISIS ROLLING=&gt;Clean Water Shortage(Now in crisis)','6: ENGAGE-DRAWING MONEY=&gt;2(Money drawn)','6: ENGAGE-DRAWING CARDS=&gt;('C', 2)(Card drawn: 1)','6: ENGAGE-DRAWING CARDS=&gt;('D', 12)(Card drawn: 2)','6: ENGAGE-CRISIS RISING','6: ENGAGE-DRAWING MONEY=&gt;2(Money drawn)','6: ENGAGE-DRAWING CARDS=&gt;('D', 4)(Card drawn: 1)','6: ENGAGE-DRAWING CARDS=&gt;('S', 9)(Card drawn: 2)','6: ENGAGE-DRAWING MONEY=&gt;2(Money drawn)','6: ENGAGE-DRAWING CARDS=&gt;('H', 6)(Card drawn: 1)','6: ENGAGE-DRAWING CARDS=&gt;('S', 4)(Card drawn: 2)','6: ENGAGE-CRISIS RISING','6: ENGAGE-DRAWING MONEY=&gt;2(Money drawn)','6: ENGAGE-DRAWING CARDS=&gt;('S', 3)(Card drawn: 1)','6: ENGAGE-DRAWING CARDS=&gt;('C', 1)(Card drawn: 2)','6: ENGAGE-DRAWING MONEY=&gt;2(Money drawn)','6: ENGAGE-DRAWING CARDS=&gt;('S', 10)(Card drawn: 1)','6: ENGAGE-DRAWING CARDS=&gt;('H', 8)(Card drawn: 2)','6: ENGAGE-DRAWING MONEY=&gt;2(Money drawn)','6: ENGAGE-DRAWING CARDS=&gt;('D', 8)(Card drawn: 1)','6: ENGAGE-DRAWING CARDS=&gt;('D', 10)(Card drawn: 2)','6: ACTIVATE-ATTEMPTING PROJECTS=&gt;Remove-Tradeoff(Start project: type)','6: ACTIVATE-ATTEMPTING PROJECTS=&gt;LIVING STANDARDS(Start project: fix category)','6: ACTIVATE-ATTEMPTING PROJECTS=&gt;Systemic Corruption(Start project: fix problem)','6: ACTIVATE-ATTEMPTING PROJECTS=&gt;Improved fix 'Systemic Corruption' (LIVING STANDARDS)(Project started)','6: ACTIVATE-ATTEMPTING PROJECTS=&gt;(('D', 12), 'D', 1, "Base fix 'Climate Change' (ENVIRONMENTAL) triggers crisis")(Skill for project)','6: ACTIVATE-ATTEMPTING PROJECTS=&gt;1(Consultant fees)','6: ACTIVATE-ATTEMPTING PROJECTS=&gt;8(Dice roll 2D6: skill check)','6: ACTIVATE-ATTEMPTING PROJECTS=&gt;(('C', 2), 'C', 0, "Base fix 'Climate Change' (ENVIRONMENTAL) triggers crisis")(Skill for project)','6: ACTIVATE-ATTEMPTING PROJECTS=&gt;0(Consultant fees)','6: ACTIVATE-ATTEMPTING PROJECTS=&gt;6(Dice roll 2D6: skill check)','6: ACTIVATE-DOING RESEARCH=&gt;None(Start researching)','6: ACTIVATE-ATTEMPTING PROJECTS=&gt;(('S', 9), 'S', 1, "Improved fix 'Fossil Fuel Dependency' (INDUSTRIAL)")(Skill for project)','6: ACTIVATE-ATTEMPTING PROJECTS=&gt;1(Consultant fees)','6: ACTIVATE-ATTEMPTING PROJECTS=&gt;4(Dice roll 2D6: skill check)','6: ACTIVATE-ATTEMPTING PROJECTS=&gt;(('D', 4), 'D', 0, "Base fix 'Market Externalities' (ECONOMIC) triggers crisis")(Skill for project)','6: ACTIVATE-ATTEMPTING PROJECTS=&gt;3(Consultant fees)','6: ACTIVATE-ATTEMPTING PROJECTS=&gt;7(Dice roll 2D6: skill check)','6: ACTIVATE-DOING RESEARCH=&gt;None(Start researching)','6: ACTIVATE-ATTEMPTING PROJECTS=&gt;(('S', 4), 'S', 1, "Base fix 'Market Externalities' (ECONOMIC) triggers crisis")(Skill for project)','6: ACTIVATE-ATTEMPTING PROJECTS=&gt;1(Consultant fees)','6: ACTIVATE-ATTEMPTING PROJECTS=&gt;6(Dice roll 2D6: skill check)','6: ACTIVATE-ATTEMPTING PROJECTS=&gt;None(Skill for project)','6: ACTIVATE-DOING RESEARCH=&gt;None(Start researching)','6: ACTIVATE-ATTEMPTING PROJECTS=&gt;(('C', 7), 'C', 2, "Improved fix 'Fossil Fuel Dependency' (INDUSTRIAL)")(Skill for project)','6: ACTIVATE-ATTEMPTING PROJECTS=&gt;3(Consultant fees)','6: ACTIVATE-ATTEMPTING PROJECTS=&gt;10(Dice roll 2D6: skill check)','6: ACTIVATE-ATTEMPTING PROJECTS=&gt;(('C', 1), 'C', 5, "Improved fix 'Fossil Fuel Dependency' (INDUSTRIAL)")(Skill for project)','6: ACTIVATE-ATTEMPTING PROJECTS=&gt;0(Consultant fees)','6: ACTIVATE-ATTEMPTING PROJECTS=&gt;2(Dice roll 2D6: skill check)','6: ACTIVATE-ATTEMPTING PROJECTS=&gt;(('S', 3), 'S', 4, "Improved fix 'Fossil Fuel Dependency' (INDUSTRIAL)")(Skill for project)','6: ACTIVATE-ATTEMPTING PROJECTS=&gt;3(Consultant fees)','6: ACTIVATE-ATTEMPTING PROJECTS=&gt;7(Dice roll 2D6: skill check)','6: ACTIVATE-ATTEMPTING PROJECTS=&gt;(('C', 6), 'C', 0, "Improved fix 'Fossil Fuel Dependency' (INDUSTRIAL)")(Skill for project)','6: ACTIVATE-ATTEMPTING PROJECTS=&gt;0(Consultant fees)','6: ACTIVATE-ATTEMPTING PROJECTS=&gt;6(Dice roll 2D6: skill check)','6: ACTIVATE-ATTEMPTING PROJECTS=&gt;(('H', 13), 'H', 1, "Base fix 'Social Inequity' (SOCIAL) triggers crisis")(Skill for project)','6: ACTIVATE-ATTEMPTING PROJECTS=&gt;0(Consultant fees)','6: ACTIVATE-ATTEMPTING PROJECTS=&gt;6(Dice roll 2D6: skill check)','6: ACTIVATE-ATTEMPTING PROJECTS=&gt;(('C', 11), 'C', 0, "Base fix 'Climate Change' (ENVIRONMENTAL) triggers crisis")(Skill for project)','6: ACTIVATE-ATTEMPTING PROJECTS=&gt;1(Consultant fees)','6: ACTIVATE-ATTEMPTING PROJECTS=&gt;8(Dice roll 2D6: skill check)','6: ACTIVATE-ATTEMPTING PROJECTS=&gt;(('C', 11), 'C', 0, "Improved fix 'Fossil Fuel Dependency' (INDUSTRIAL)")(Skill for project)','6: ACTIVATE-ATTEMPTING PROJECTS=&gt;1(Consultant fees)','6: ACTIVATE-ATTEMPTING PROJECTS=&gt;8(Dice roll 2D6: skill check)','6: ACTIVATE-DOING RESEARCH=&gt;None(Start researching)','6: ACTIVATE-ATTEMPTING PROJECTS=&gt;(('S', 10), 'S', 0, "Improved fix 'Fossil Fuel Dependency' (INDUSTRIAL)")(Skill for project)','6: ACTIVATE-ATTEMPTING PROJECTS=&gt;0(Consultant fees)','6: ACTIVATE-ATTEMPTING PROJECTS=&gt;4(Dice roll 2D6: skill check)','6: ACTIVATE-ATTEMPTING PROJECTS=&gt;None(Skill for project)','6: ACTIVATE-DOING RESEARCH=&gt;None(Start researching)','6: ACTIVATE-ATTEMPTING PROJECTS=&gt;(('D', 10), 'D', 1, "Base fix 'Market Externalities' (ECONOMIC) triggers crisis")(Skill for project)','6: ACTIVATE-ATTEMPTING PROJECTS=&gt;0(Consultant fees)','6: ACTIVATE-ATTEMPTING PROJECTS=&gt;5(Dice roll 2D6: skill check)','6: ACTIVATE-ATTEMPTING PROJECTS=&gt;(('D', 8), 'D', 0, "Base fix 'Climate Change' (ENVIRONMENTAL) triggers crisis")(Skill for project)','6: ACTIVATE-ATTEMPTING PROJECTS=&gt;2(Consultant fees)','6: ACTIVATE-ATTEMPTING PROJECTS=&gt;3(Dice roll 2D6: skill check)','6: ACTIVATE-DOING RESEARCH=&gt;None(Start researching)','6: END-FINALIZING=&gt;Base fix 'Inflation' (ECONOMIC) triggers crisis(Project abandoned)','6: END-FINALIZING=&gt;Improved fix 'Systemic Corruption' (LIVING STANDARDS)(Project abandoned)','6: END-CRISIS ROLLING=&gt;SOCIAL(Crisis chip: full category)','6: END-CRISIS ROLLING=&gt;5(Dice roll 1D6: crisis cat)','6: END-CRISIS ROLLING=&gt;ENVIRONMENTAL(Category for crisis)','6: END-CRISIS ROLLING=&gt;3(Dice roll 1D6: node in ENVIRONMENTAL)','6: END-CRISIS ROLLING=&gt;Freshwater Depletion(Problem for crisis)','6: END-CRISIS ROLLING=&gt;7(Dice roll 2D6: crisis roll for Freshwater Depletion)','6: END-CRISIS ROLLING=&gt;7(Crisis roll for node "Freshwater Depletion")','6: END-CRISIS ROLLING=&gt;Freshwater Depletion(Now in crisis)','6: END-CRISIS ROLLING=&gt;6(Dice roll 1D6: crisis cat)','6: END-CRISIS ROLLING=&gt;LIVING STANDARDS(Category for crisis)','6: END-CRISIS ROLLING=&gt;3(Dice roll 1D6: node in LIVING STANDARDS)','6: END-CRISIS ROLLING=&gt;Systemic Corruption(Problem for crisis)','6: END-CRISIS ROLLING=&gt;4(Dice roll 2D6: crisis roll for Systemic Corruption)','6: END-CRISIS ROLLING=&gt;4(Crisis roll for node "Systemic Corruption")','6: END-CRISIS ROLLING=&gt;Economic Inequality(Now in crisis (cascaded from: Systemic Corruption))','6: END-CRISIS ROLLING=&gt;Inflation(Now in crisis (cascaded from: Systemic Corruption))','7: ENGAGE-DRAWING MONEY=&gt;1(Money drawn)','7: ENGAGE-DRAWING CARDS=&gt;('S', 13)(Card drawn: 1)','7: ENGAGE-DRAWING CARDS=&gt;('S', 11)(Card drawn: 2)','7: ENGAGE-CRISIS RISING','7: ENGAGE-DRAWING MONEY=&gt;1(Money drawn)','7: ENGAGE-DRAWING CARDS=&gt;('H', 7)(Card drawn: 1)','7: ENGAGE-DRAWING CARDS=&gt;('H', 10)(Card drawn: 2)','7: ENGAGE-DRAWING MONEY=&gt;1(Money drawn)','7: ENGAGE-DRAWING CARDS=&gt;('H', 1)(Card drawn: 1)','7: ENGAGE-DRAWING CARDS=&gt;('S', 13)(Card drawn: 2)','7: ENGAGE-CRISIS RISING','7: ENGAGE-DRAWING MONEY=&gt;1(Money drawn)','7: ENGAGE-DRAWING CARDS=&gt;('C', 4)(Card drawn: 1)','7: ENGAGE-DRAWING CARDS=&gt;('D', 1)(Card drawn: 2)','7: ENGAGE-DRAWING MONEY=&gt;1(Money drawn)','7: ENGAGE-DRAWING CARDS=&gt;('D', 3)(Card drawn: 1)','7: ENGAGE-DRAWING CARDS=&gt;('H', 12)(Card drawn: 2)','7: ENGAGE-DRAWING MONEY=&gt;1(Money drawn)','7: ENGAGE-DRAWING CARDS=&gt;('S', 8)(Card drawn: 1)','7: ENGAGE-DRAWING CARDS=&gt;('S', 10)(Card drawn: 2)','7: ACTIVATE-ATTEMPTING PROJECTS=&gt;None(Start project: type)','7: ACTIVATE-ATTEMPTING PROJECTS=&gt;(('S', 13), 'S', 0, "Improved fix 'Fossil Fuel Dependency' (INDUSTRIAL)")(Skill for project)','7: ACTIVATE-ATTEMPTING PROJECTS=&gt;1(Consultant fees)','7: ACTIVATE-ATTEMPTING PROJECTS=&gt;5(Dice roll 2D6: skill check)','7: ACTIVATE-ATTEMPTING PROJECTS=&gt;(('S', 11), 'S', 0, "Improved fix 'Fossil Fuel Dependency' (INDUSTRIAL)")(Skill for project)','7: ACTIVATE-ATTEMPTING PROJECTS=&gt;0(Consultant fees)','7: ACTIVATE-ATTEMPTING PROJECTS=&gt;5(Dice roll 2D6: skill check)','7: ACTIVATE-DOING RESEARCH=&gt;None(Start researching)','7: ACTIVATE-ATTEMPTING PROJECTS=&gt;(('H', 7), 'H', 0, "Base fix 'Social Inequity' (SOCIAL) triggers crisis")(Skill for project)','7: ACTIVATE-ATTEMPTING PROJECTS=&gt;1(Consultant fees)','7: ACTIVATE-ATTEMPTING PROJECTS=&gt;7(Dice roll 2D6: skill check)','7: ACTIVATE-ATTEMPTING PROJECTS=&gt;None(Skill for project)','7: ACTIVATE-DOING RESEARCH=&gt;None(Start researching)','7: ACTIVATE-ATTEMPTING PROJECTS=&gt;None(Skill for project)','7: ACTIVATE-DOING RESEARCH=&gt;None(Start researching)','7: ACTIVATE-ATTEMPTING PROJECTS=&gt;None(Skill for project)','7: ACTIVATE-DOING RESEARCH=&gt;None(Start researching)','7: ACTIVATE-ATTEMPTING PROJECTS=&gt;None(Skill for project)','7: ACTIVATE-DOING RESEARCH=&gt;None(Start researching)','7: ACTIVATE-ATTEMPTING PROJECTS=&gt;None(Start project: type)','7: ACTIVATE-ATTEMPTING PROJECTS=&gt;None(Skill for project)','7: ACTIVATE-DOING RESEARCH=&gt;None(Start researching)','7: END-FINALIZING=&gt;Base fix 'Climate Change' (ENVIRONMENTAL) triggers crisis(Project abandoned)','7: END-FINALIZING=&gt;Base fix 'Market Externalities' (ECONOMIC) triggers crisis(Project abandoned)','7: END-CRISIS ROLLING=&gt;ECONOMIC(Crisis chip: full category)','7: END-CRISIS ROLLING=&gt;SOCIAL(Crisis chip: full category)','7: END-CRISIS ROLLING=&gt;1(Dice roll 1D6: crisis cat)','7: END-CRISIS ROLLING=&gt;INDUSTRIAL(Category for crisis)','7: END-CRISIS ROLLING=&gt;3(Dice roll 1D6: node in INDUSTRIAL)','7: END-CRISIS ROLLING=&gt;Sprawl(Problem for crisis)','7: END-CRISIS ROLLING=&gt;7(Dice roll 2D6: crisis roll for Sprawl)','7: END-CRISIS ROLLING=&gt;7(Crisis roll for node "Sprawl")','7: END-CRISIS ROLLING=&gt;Sprawl(Now in crisis)','7: END-CRISIS ROLLING=&gt;6(Dice roll 1D6: crisis cat)','7: END-CRISIS ROLLING=&gt;LIVING STANDARDS(Category for crisis)','7: END-CRISIS ROLLING=&gt;5(Dice roll 1D6: node in LIVING STANDARDS)','7: END-CRISIS ROLLING=&gt;3(Dice roll 1D6: node in LIVING STANDARDS)','7: END-CRISIS ROLLING=&gt;Systemic Corruption(Problem for crisis)','7: END-CRISIS ROLLING=&gt;8(Dice roll 2D6: crisis roll for Systemic Corruption)','7: END-CRISIS ROLLING=&gt;8(Crisis roll for node "Systemic Corruption")','7: END-CRISIS ROLLING=&gt;Air &amp; Ozone Degradation(Now in crisis (cascaded from: Systemic Corruption))','8: ENGAGE-DRAWING MONEY=&gt;1(Money drawn)','8: ENGAGE-DRAWING CARDS=&gt;('C', 8)(Card drawn: 1)','8: ENGAGE-DRAWING CARDS=&gt;('D', 5)(Card drawn: 2)','8: ENGAGE-CRISIS RISING','8: ENGAGE-DRAWING MONEY=&gt;1(Money drawn)','8: ENGAGE-DRAWING CARDS=&gt;('D', 7)(Card drawn: 1)','8: ENGAGE-DRAWING CARDS=&gt;('H', 11)(Card drawn: 2)','8: ENGAGE-DRAWING MONEY=&gt;1(Money drawn)','8: ENGAGE-DRAWING CARDS=&gt;('C', 2)(Card drawn: 1)','8: ENGAGE-DRAWING CARDS=&gt;('C', 12)(Card drawn: 2)','8: ENGAGE-CRISIS RISING','8: ENGAGE-DRAWING MONEY=&gt;1(Money drawn)','8: ENGAGE-DRAWING CARDS=&gt;('H', 13)(Card drawn: 1)','8: ENGAGE-DRAWING CARDS=&gt;('D', 10)(Card drawn: 2)','8: ENGAGE-DRAWING MONEY=&gt;1(Money drawn)','8: ENGAGE-DRAWING CARDS=&gt;('C', 1)(Card drawn: 1)','8: ENGAGE-DRAWING CARDS=&gt;('H', 3)(Card drawn: 2)','8: ENGAGE-DRAWING MONEY=&gt;1(Money drawn)','8: ENGAGE-DRAWING CARDS=&gt;('S', 5)(Card drawn: 1)','8: ENGAGE-DRAWING CARDS=&gt;('S', 3)(Card drawn: 2)','8: ACTIVATE-ATTEMPTING PROJECTS=&gt;Base(Start project: type)','8: ACTIVATE-ATTEMPTING PROJECTS=&gt;INDUSTRIAL(Start project: fix category)','8: ACTIVATE-ATTEMPTING PROJECTS=&gt;Fossil Fuel Dependency(Start project: fix problem)','8: ACTIVATE-ATTEMPTING PROJECTS=&gt;Base fix 'Fossil Fuel Dependency' (INDUSTRIAL) triggers crisis(Project started)','8: ACTIVATE-ATTEMPTING PROJECTS=&gt;(('C', 8), 'C', 0, "Base fix 'Fossil Fuel Dependency' (INDUSTRIAL) triggers crisis")(Skill for project)','8: ACTIVATE-ATTEMPTING PROJECTS=&gt;3(Consultant fees)','8: ACTIVATE-ATTEMPTING PROJECTS=&gt;6(Dice roll 2D6: skill check)','8: ACTIVATE-ATTEMPTING PROJECTS=&gt;(('D', 5), 'D', 0, "Base fix 'Social Inequity' (SOCIAL) triggers crisis")(Skill for project)','8: ACTIVATE-ATTEMPTING PROJECTS=&gt;2(Dice roll 2D6: skill check)','8: ACTIVATE-DOING RESEARCH=&gt;None(Start researching)','8: ACTIVATE-ATTEMPTING PROJECTS=&gt;Remove-Tradeoff(Start project: type)','8: ACTIVATE-ATTEMPTING PROJECTS=&gt;ENVIRONMENTAL(Start project: fix category)','8: ACTIVATE-ATTEMPTING PROJECTS=&gt;Land Conversion(Start project: fix problem)','8: ACTIVATE-ATTEMPTING PROJECTS=&gt;Improved fix 'Land Conversion' (ENVIRONMENTAL)(Project started)','8: ACTIVATE-ATTEMPTING PROJECTS=&gt;None(Skill for project)','8: ACTIVATE-DOING RESEARCH=&gt;None(Start researching)','8: ACTIVATE-ATTEMPTING PROJECTS=&gt;(('H', 1), 'H', 1, "Base fix 'Social Inequity' (SOCIAL) triggers crisis")(Skill for project)','8: ACTIVATE-ATTEMPTING PROJECTS=&gt;1(Consultant fees)','8: ACTIVATE-ATTEMPTING PROJECTS=&gt;8(Dice roll 2D6: skill check)','8: ACTIVATE-ATTEMPTING PROJECTS=&gt;(('C', 12), 'C', 3, "Improved fix 'Fossil Fuel Dependency' (INDUSTRIAL)")(Skill for project)','8: ACTIVATE-ATTEMPTING PROJECTS=&gt;1(Consultant fees)','8: ACTIVATE-ATTEMPTING PROJECTS=&gt;5(Dice roll 2D6: skill check)','8: ACTIVATE-ATTEMPTING PROJECTS=&gt;None(Skill for project)','8: ACTIVATE-DOING RESEARCH=&gt;None(Start researching)','8: ACTIVATE-ATTEMPTING PROJECTS=&gt;None(Start project: type)','8: ACTIVATE-ATTEMPTING PROJECTS=&gt;(('H', 13), 'H', 2, "Base fix 'Social Inequity' (SOCIAL) triggers crisis")(Skill for project)','8: ACTIVATE-ATTEMPTING PROJECTS=&gt;1(Consultant fees)','8: ACTIVATE-ATTEMPTING PROJECTS=&gt;7(Dice roll 2D6: skill check)','8: ACTIVATE-ATTEMPTING PROJECTS=&gt;(('D', 10), 'D', 2, "Base fix 'Social Inequity' (SOCIAL) triggers crisis")(Skill for project)','8: ACTIVATE-ATTEMPTING PROJECTS=&gt;1(Consultant fees)','8: ACTIVATE-ATTEMPTING PROJECTS=&gt;7(Dice roll 2D6: skill check)','8: ACTIVATE-ATTEMPTING PROJECTS=&gt;(('D', 1), 'D', 1, "Base fix 'Social Inequity' (SOCIAL) triggers crisis")(Skill for project)','8: ACTIVATE-ATTEMPTING PROJECTS=&gt;0(Consultant fees)','8: ACTIVATE-ATTEMPTING PROJECTS=&gt;5(Dice roll 2D6: skill check)','8: ACTIVATE-ATTEMPTING PROJECTS=&gt;(('C', 4), 'C', 0, "Improved fix 'Fossil Fuel Dependency' (INDUSTRIAL)")(Skill for project)','8: ACTIVATE-ATTEMPTING PROJECTS=&gt;4(Consultant fees)','8: ACTIVATE-ATTEMPTING PROJECTS=&gt;9(Dice roll 2D6: skill check)','8: ACTIVATE-DOING RESEARCH=&gt;None(Start researching)','8: ACTIVATE-ATTEMPTING PROJECTS=&gt;(('H', 12), 'H', 2, "Base fix 'Social Inequity' (SOCIAL) triggers crisis")(Skill for project)','8: ACTIVATE-ATTEMPTING PROJECTS=&gt;1(Consultant fees)','8: ACTIVATE-ATTEMPTING PROJECTS=&gt;4(Dice roll 2D6: skill check)','8: ACTIVATE-ATTEMPTING PROJECTS=&gt;(('H', 3), 'H', 3, "Base fix 'Social Inequity' (SOCIAL) triggers crisis")(Skill for project)','8: ACTIVATE-ATTEMPTING PROJECTS=&gt;3(Consultant fees)','8: ACTIVATE-ATTEMPTING PROJECTS=&gt;10(Dice roll 2D6: skill check)','8: ACTIVATE-ATTEMPTING PROJECTS=&gt;(('D', 3), 'D', 1, "Base fix 'Social Inequity' (SOCIAL) triggers crisis")(Skill for project)','8: ACTIVATE-ATTEMPTING PROJECTS=&gt;1(Consultant fees)','8: ACTIVATE-ATTEMPTING PROJECTS=&gt;6(Dice roll 2D6: skill check)','8: ACTIVATE-ATTEMPTING PROJECTS=&gt;(('C', 1), 'C', 1, "Improved fix 'Fossil Fuel Dependency' (INDUSTRIAL)")(Skill for project)','8: ACTIVATE-ATTEMPTING PROJECTS=&gt;10(Dice roll 2D6: skill check)','8: ACTIVATE-ATTEMPTING PROJECTS=&gt;None(Skill for project)','8: ACTIVATE-DOING RESEARCH=&gt;None(Start researching)','8: ACTIVATE-ATTEMPTING PROJECTS=&gt;Remove-Tradeoff(Start project: type)','8: ACTIVATE-ATTEMPTING PROJECTS=&gt;ECONOMIC(Start project: fix category)','8: ACTIVATE-ATTEMPTING PROJECTS=&gt;Inflation(Start project: fix problem)','8: ACTIVATE-ATTEMPTING PROJECTS=&gt;Improved fix 'Inflation' (ECONOMIC)(Project started)','8: ACTIVATE-ATTEMPTING PROJECTS=&gt;(('S', 5), 'S', 2, "Improved fix 'Fossil Fuel Dependency' (INDUSTRIAL)")(Skill for project)','8: ACTIVATE-ATTEMPTING PROJECTS=&gt;0(Consultant fees)','8: ACTIVATE-ATTEMPTING PROJECTS=&gt;10(Dice roll 2D6: skill check)','8: ACTIVATE-ATTEMPTING PROJECTS=&gt;None(Skill for project)','8: ACTIVATE-DOING RESEARCH=&gt;None(Start researching)','8: END-FINALIZING=&gt;Improved fix 'Land Conversion' (ENVIRONMENTAL)(Project abandoned)','8: END-FINALIZING=&gt;Improved fix 'Inflation' (ECONOMIC)(Project abandoned)','8: END-CRISIS ROLLING=&gt;INDUSTRIAL(Crisis chip: full category)','8: END-CRISIS ROLLING=&gt;ECONOMIC(Crisis chip: full category)','8: END-CRISIS ROLLING=&gt;SOCIAL(Crisis chip: full category)','8: END-CRISIS ROLLING=&gt;6(Dice roll 1D6: crisis cat)','8: END-CRISIS ROLLING=&gt;LIVING STANDARDS(Category for crisis)','8: END-CRISIS ROLLING=&gt;6(Dice roll 1D6: node in LIVING STANDARDS)','8: END-CRISIS ROLLING=&gt;1(Dice roll 1D6: node in LIVING STANDARDS)','8: END-CRISIS ROLLING=&gt;Discrimination(Problem for crisis)','8: END-CRISIS ROLLING=&gt;6(Dice roll 2D6: crisis roll for Discrimination)','8: END-CRISIS ROLLING=&gt;6(Crisis roll for node "Discrimination")','8: END-CRISIS ROLLING=&gt;Discrimination(Now in crisis)','8: END-CRISIS ROLLING=&gt;2(Dice roll 1D6: crisis cat)','8: END-CRISIS ROLLING=&gt;ECONOMIC(Category for crisis)','8: END-CRISIS ROLLING=&gt;ECONOMIC(Crisis chip: full category)','8: END-CRISIS ROLLING=&gt;4(Dice roll 1D6: crisis cat)','8: END-CRISIS ROLLING=&gt;CLASS(Category for crisis)','8: END-CRISIS ROLLING=&gt;6(Dice roll 1D6: node in CLASS)','8: END-CRISIS ROLLING=&gt;6(Dice roll 1D6: node in CLASS)','8: END-CRISIS ROLLING=&gt;5(Dice roll 1D6: node in CLASS)','8: END-CRISIS ROLLING=&gt;5(Dice roll 1D6: node in CLASS)','8: END-CRISIS ROLLING=&gt;4(Dice roll 1D6: node in CLASS)','8: END-CRISIS ROLLING=&gt;Food Shortage(Problem for crisis)','8: END-CRISIS ROLLING=&gt;11(Dice roll 2D6: crisis roll for Food Shortage)','8: END-CRISIS ROLLING=&gt;11(Crisis roll for node "Food Shortage")','8: END-CRISIS ROLLING=&gt;Food Shortage(Crisis averted)','9: ENGAGE-DRAWING MONEY=&gt;1(Money drawn)','9: ENGAGE-DRAWING CARDS=&gt;('C', 7)(Card drawn: 1)','9: ENGAGE-DRAWING CARDS=&gt;('S', 7)(Card drawn: 2)','9: ENGAGE-CRISIS RISING','9: ENGAGE-DRAWING MONEY=&gt;1(Money drawn)','9: ENGAGE-DRAWING CARDS=&gt;('C', 11)(Card drawn: 1)','9: ENGAGE-DRAWING CARDS=&gt;('H', 9)(Card drawn: 2)','9: ENGAGE-DRAWING MONEY=&gt;1(Money drawn)','9: ENGAGE-DRAWING CARDS=&gt;('C', 10)(Card drawn: 1)','9: ENGAGE-DRAWING CARDS=&gt;('S', 10)(Card drawn: 2)','9: ENGAGE-CRISIS RISING','9: ENGAGE-DRAWING MONEY=&gt;1(Money drawn)','9: ENGAGE-DRAWING CARDS=&gt;('C', 2)(Card drawn: 1)','9: ENGAGE-DRAWING CARDS=&gt;('D', 2)(Card drawn: 2)','9: ENGAGE-DRAWING MONEY=&gt;1(Money drawn)','9: ENGAGE-DRAWING CARDS=&gt;('S', 4)(Card drawn: 1)','9: ENGAGE-DRAWING CARDS=&gt;('H', 5)(Card drawn: 2)','9: ENGAGE-DRAWING MONEY=&gt;1(Money drawn)','9: ENGAGE-DRAWING CARDS=&gt;('C', 10)(Card drawn: 1)','9: ENGAGE-DRAWING CARDS=&gt;('D', 4)(Card drawn: 2)','9: ACTIVATE-ATTEMPTING PROJECTS=&gt;None(Skill for project)','9: ACTIVATE-DOING RESEARCH=&gt;None(Start researching)','9: ACTIVATE-ATTEMPTING PROJECTS=&gt;None(Start project: type)','9: ACTIVATE-ATTEMPTING PROJECTS=&gt;(('D', 7), 'D', 1, "Base fix 'Social Inequity' (SOCIAL) triggers crisis")(Skill for project)','9: ACTIVATE-ATTEMPTING PROJECTS=&gt;3(Consultant fees)','9: ACTIVATE-ATTEMPTING PROJECTS=&gt;6(Dice roll 2D6: skill check)','9: ACTIVATE-ATTEMPTING PROJECTS=&gt;None(Skill for project)','9: ACTIVATE-DOING RESEARCH=&gt;None(Start researching)','9: ACTIVATE-ATTEMPTING PROJECTS=&gt;None(Skill for project)','9: ACTIVATE-DOING RESEARCH=&gt;None(Start researching)','9: ACTIVATE-ATTEMPTING PROJECTS=&gt;Remove-Tradeoff(Start project: type)','9: ACTIVATE-ATTEMPTING PROJECTS=&gt;SOCIAL(Start project: fix category)','9: ACTIVATE-ATTEMPTING PROJECTS=&gt;Peace &amp; Justice(Start project: fix problem)','9: ACTIVATE-ATTEMPTING PROJECTS=&gt;Improved fix 'Peace &amp; Justice' (SOCIAL)(Project started)','9: ACTIVATE-ATTEMPTING PROJECTS=&gt;(('C', 2), 'C', 0, "Base fix 'Fossil Fuel Dependency' (INDUSTRIAL) triggers crisis")(Skill for project)','9: ACTIVATE-ATTEMPTING PROJECTS=&gt;0(Consultant fees)','9: ACTIVATE-ATTEMPTING PROJECTS=&gt;9(Dice roll 2D6: skill check)','9: ACTIVATE-ATTEMPTING PROJECTS=&gt;(('D', 2), 'D', 0, "Improved fix 'Peace &amp; Justice' (SOCIAL)")(Skill for project)','9: ACTIVATE-ATTEMPTING PROJECTS=&gt;3(Consultant fees)','9: ACTIVATE-ATTEMPTING PROJECTS=&gt;10(Dice roll 2D6: skill check)','9: ACTIVATE-DOING RESEARCH=&gt;None(Start researching)','9: ACTIVATE-ATTEMPTING PROJECTS=&gt;(('H', 5), 'H', 2, "Base fix 'Social Inequity' (SOCIAL) triggers crisis")(Skill for project)','9: ACTIVATE-ATTEMPTING PROJECTS=&gt;1(Consultant fees)','9: ACTIVATE-ATTEMPTING PROJECTS=&gt;6(Dice roll 2D6: skill check)','9: ACTIVATE-ATTEMPTING PROJECTS=&gt;None(Skill for project)','9: ACTIVATE-DOING RESEARCH=&gt;None(Start researching)','9: ACTIVATE-ATTEMPTING PROJECTS=&gt;Base(Start project: type)','9: ACTIVATE-ATTEMPTING PROJECTS=&gt;ECONOMIC(Start project: fix category)','9: ACTIVATE-ATTEMPTING PROJECTS=&gt;Inflation(Start project: fix problem)','9: ACTIVATE-ATTEMPTING PROJECTS=&gt;Base fix 'Inflation' (ECONOMIC) triggers crisis(Project started)','9: ACTIVATE-ATTEMPTING PROJECTS=&gt;(('S', 8), 'S', 0, "Improved fix 'Fossil Fuel Dependency' (INDUSTRIAL)")(Skill for project)','9: ACTIVATE-ATTEMPTING PROJECTS=&gt;3(Consultant fees)','9: ACTIVATE-ATTEMPTING PROJECTS=&gt;9(Dice roll 2D6: skill check)','9: ACTIVATE-ATTEMPTING PROJECTS=&gt;(('C', 10), 'C', 2, "Improved fix 'Fossil Fuel Dependency' (INDUSTRIAL)")(Skill for project)','9: ACTIVATE-ATTEMPTING PROJECTS=&gt;2(Dice roll 2D6: skill check)','9: ACTIVATE-ATTEMPTING PROJECTS=&gt;(('S', 3), 'S', 1, "Base fix 'Inflation' (ECONOMIC) triggers crisis")(Skill for project)','9: ACTIVATE-ATTEMPTING PROJECTS=&gt;4(Dice roll 2D6: skill check)','9: ACTIVATE-ATTEMPTING PROJECTS=&gt;(('S', 10), 'S', 0, "Improved fix 'Fossil Fuel Dependency' (INDUSTRIAL)")(Skill for project)','9: ACTIVATE-ATTEMPTING PROJECTS=&gt;7(Dice roll 2D6: skill check)','9: ACTIVATE-ATTEMPTING PROJECTS=&gt;None(Skill for project)','9: ACTIVATE-DOING RESEARCH=&gt;None(Start researching)','9: END-CRISIS ROLLING=&gt;INDUSTRIAL(Crisis chip: full category)','9: END-CRISIS ROLLING=&gt;ECONOMIC(Crisis chip: full category)','9: END-CRISIS ROLLING=&gt;SOCIAL(Crisis chip: full category)','9: END-CRISIS ROLLING=&gt;2(Dice roll 1D6: crisis cat)','9: END-CRISIS ROLLING=&gt;ECONOMIC(Category for crisis)','9: END-CRISIS ROLLING=&gt;ECONOMIC(Crisis chip: full category)','9: END-CRISIS ROLLING=&gt;3(Dice roll 1D6: crisis cat)','9: END-CRISIS ROLLING=&gt;SOCIAL(Category for crisis)','9: END-CRISIS ROLLING=&gt;SOCIAL(Crisis chip: full category)','9: END-CRISIS ROLLING=&gt;4(Dice roll 1D6: crisis cat)','9: END-CRISIS ROLLING=&gt;CLASS(Category for crisis)','9: END-CRISIS ROLLING=&gt;4(Dice roll 1D6: node in CLASS)','9: END-CRISIS ROLLING=&gt;Food Shortage(Problem for crisis)','9: END-CRISIS ROLLING=&gt;3(Dice roll 2D6: crisis roll for Food Shortage)','9: END-CRISIS ROLLING=&gt;3(Crisis roll for node "Food Shortage")','9: END-CRISIS ROLLING=&gt;Land Conversion(Now in crisis (cascaded from: Food Shortage))','9: END-CRISIS ROLLING=&gt;3(Dice roll 1D6: crisis cat)','9: END-CRISIS ROLLING=&gt;SOCIAL(Category for crisis)','9: END-CRISIS ROLLING=&gt;SOCIAL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4(Dice roll 1D6: node in ENVIRONMENTAL)','9: END-CRISIS ROLLING=&gt;Air &amp; Ozone Degradation(Problem for crisis)','9: END-CRISIS ROLLING=&gt;5(Dice roll 2D6: crisis roll for Air &amp; Ozone Degradation)','9: END-CRISIS ROLLING=&gt;5(Crisis roll for node "Air &amp; Ozone Degradation")','9: END-CRISIS ROLLING=&gt;Biodiversity Loss(Now in crisis (cascaded from: Air &amp; Ozone Degradation))','10: ENGAGE-DRAWING MONEY=&gt;1(Money drawn)','10: ENGAGE-DRAWING CARDS=&gt;('D', 12)(Card drawn: 1)','10: ENGAGE-DRAWING CARDS=&gt;('S', 1)(Card drawn: 2)','10: ENGAGE-CRISIS RISING','10: ENGAGE-DRAWING MONEY=&gt;1(Money drawn)','10: ENGAGE-DRAWING CARDS=&gt;('S', 12)(Card drawn: 1)','10: ENGAGE-DRAWING CARDS=&gt;('H', 10)(Card drawn: 2)','10: ENGAGE-DRAWING MONEY=&gt;1(Money drawn)','10: ENGAGE-DRAWING CARDS=&gt;('D', 13)(Card drawn: 1)','10: ENGAGE-DRAWING CARDS=&gt;('S', 8)(Card drawn: 2)','10: ENGAGE-CRISIS RISING','10: ENGAGE-DRAWING MONEY=&gt;1(Money drawn)','10: ENGAGE-DRAWING CARDS=&gt;('H', 7)(Card drawn: 1)','10: ENGAGE-DRAWING CARDS=&gt;('C', 6)(Card drawn: 2)','10: ENGAGE-DRAWING MONEY=&gt;1(Money drawn)','10: ENGAGE-DRAWING CARDS=&gt;('D', 14)(Card drawn: 1)','10: ENGAGE-DRAWING CARDS=&gt;('H', 4)(Card drawn: 2)','10: ENGAGE-DRAWING MONEY=&gt;1(Money drawn)','10: ENGAGE-DRAWING CARDS=&gt;('S', 7)(Card drawn: 1)','10: ENGAGE-DRAWING CARDS=&gt;('D', 5)(Card drawn: 2)','10: ACTIVATE-ATTEMPTING PROJECTS=&gt;(('S', 7), 'S', 1, "Improved fix 'Fossil Fuel Dependency' (INDUSTRIAL)")(Skill for project)','10: ACTIVATE-ATTEMPTING PROJECTS=&gt;0(Consultant fees)','10: ACTIVATE-ATTEMPTING PROJECTS=&gt;9(Dice roll 2D6: skill check)','10: ACTIVATE-ATTEMPTING PROJECTS=&gt;(('S', 1), 'S', 2, "Base fix 'Inflation' (ECONOMIC) triggers crisis")(Skill for project)','10: ACTIVATE-ATTEMPTING PROJECTS=&gt;0(Consultant fees)','10: ACTIVATE-ATTEMPTING PROJECTS=&gt;4(Dice roll 2D6: skill check)','10: ACTIVATE-ATTEMPTING PROJECTS=&gt;(('D', 12), 'D', 1, "Base fix 'Social Inequity' (SOCIAL) triggers crisis")(Skill for project)','10: ACTIVATE-ATTEMPTING PROJECTS=&gt;0(Consultant fees)','10: ACTIVATE-ATTEMPTING PROJECTS=&gt;7(Dice roll 2D6: skill check)','10: ACTIVATE-ATTEMPTING PROJECTS=&gt;(('C', 7), 'C', 0, "Improved fix 'Fossil Fuel Dependency' (INDUSTRIAL)")(Skill for project)','10: ACTIVATE-ATTEMPTING PROJECTS=&gt;0(Consultant fees)','10: ACTIVATE-ATTEMPTING PROJECTS=&gt;7(Dice roll 2D6: skill check)','10: ACTIVATE-DOING RESEARCH=&gt;None(Start researching)','10: ACTIVATE-ATTEMPTING PROJECTS=&gt;None(Start project: type)','10: ACTIVATE-ATTEMPTING PROJECTS=&gt;(('S', 12), 'S', 4, "Base fix 'Inflation' (ECONOMIC) triggers crisis")(Skill for project)','10: ACTIVATE-ATTEMPTING PROJECTS=&gt;1(Consultant fees)','10: ACTIVATE-ATTEMPTING PROJECTS=&gt;8(Dice roll 2D6: skill check)','10: ACTIVATE-ATTEMPTING PROJECTS=&gt;None(Skill for project)','10: ACTIVATE-DOING RESEARCH=&gt;None(Start researching)','10: ACTIVATE-ATTEMPTING PROJECTS=&gt;(('C', 10), 'C', 3, "Improved fix 'Fossil Fuel Dependency' (INDUSTRIAL)")(Skill for project)','10: ACTIVATE-ATTEMPTING PROJECTS=&gt;1(Consultant fees)','10: ACTIVATE-ATTEMPTING PROJECTS=&gt;8(Dice roll 2D6: skill check)','10: ACTIVATE-ATTEMPTING PROJECTS=&gt;(('S', 10), 'S', 3, "Improved fix 'Fossil Fuel Dependency' (INDUSTRIAL)")(Skill for project)','10: ACTIVATE-ATTEMPTING PROJECTS=&gt;1(Consultant fees)','10: ACTIVATE-ATTEMPTING PROJECTS=&gt;3(Dice roll 2D6: skill check)','10: ACTIVATE-ATTEMPTING PROJECTS=&gt;(('H', 6), 'H', 0, "Improved fix 'Peace &amp; Justice' (SOCIAL)")(Skill for project)','10: ACTIVATE-ATTEMPTING PROJECTS=&gt;1(Consultant fees)','10: ACTIVATE-ATTEMPTING PROJECTS=&gt;10(Dice roll 2D6: skill check)','10: ACTIVATE-ATTEMPTING PROJECTS=&gt;None(Skill for project)','10: ACTIVATE-DOING RESEARCH=&gt;None(Start researching)','10: ACTIVATE-ATTEMPTING PROJECTS=&gt;(('C', 6), 'C', 1, "Base fix 'Fossil Fuel Dependency' (INDUSTRIAL) triggers crisis")(Skill for project)','10: ACTIVATE-ATTEMPTING PROJECTS=&gt;0(Consultant fees)','10: ACTIVATE-ATTEMPTING PROJECTS=&gt;6(Dice roll 2D6: skill check)','10: ACTIVATE-ATTEMPTING PROJECTS=&gt;(('H', 7), 'H', 0, "Improved fix 'Peace &amp; Justice' (SOCIAL)")(Skill for project)','10: ACTIVATE-ATTEMPTING PROJECTS=&gt;1(Consultant fees)','10: ACTIVATE-ATTEMPTING PROJECTS=&gt;6(Dice roll 2D6: skill check)','10: ACTIVATE-DOING RESEARCH=&gt;None(Start researching)','10: ACTIVATE-ATTEMPTING PROJECTS=&gt;(('D', 14), 'C', 2, "Base fix 'Fossil Fuel Dependency' (INDUSTRIAL) triggers crisis")(Skill for project)','10: ACTIVATE-ATTEMPTING PROJECTS=&gt;(('H', 4), 'H', 2, "Base fix 'Social Inequity' (SOCIAL) triggers crisis")(Skill for project)','10: ACTIVATE-ATTEMPTING PROJECTS=&gt;0(Consultant fees)','10: ACTIVATE-ATTEMPTING PROJECTS=&gt;9(Dice roll 2D6: skill check)','10: ACTIVATE-ATTEMPTING PROJECTS=&gt;(('S', 4), 'S', 1, "Base fix 'Fossil Fuel Dependency' (INDUSTRIAL) triggers crisis")(Skill for project)','10: ACTIVATE-ATTEMPTING PROJECTS=&gt;0(Consultant fees)','10: ACTIVATE-ATTEMPTING PROJECTS=&gt;9(Dice roll 2D6: skill check)','10: ACTIVATE-ATTEMPTING PROJECTS=&gt;None(Skill for project)','10: ACTIVATE-DOING RESEARCH=&gt;None(Start researching)','10: ACTIVATE-ATTEMPTING PROJECTS=&gt;(('D', 5), 'D', 2, "Improved fix 'Peace &amp; Justice' (SOCIAL)")(Skill for project)','10: ACTIVATE-ATTEMPTING PROJECTS=&gt;0(Consultant fees)','10: ACTIVATE-ATTEMPTING PROJECTS=&gt;5(Dice roll 2D6: skill check)','10: ACTIVATE-ATTEMPTING PROJECTS=&gt;(('D', 4), 'D', 0, "Base fix 'Inflation' (ECONOMIC) triggers crisis")(Skill for project)','10: ACTIVATE-ATTEMPTING PROJECTS=&gt;1(Consultant fees)','10: ACTIVATE-ATTEMPTING PROJECTS=&gt;10(Dice roll 2D6: skill check)','10: ACTIVATE-ATTEMPTING PROJECTS=&gt;(('S', 7), 'S', 0, "Base fix 'Fossil Fuel Dependency' (INDUSTRIAL) triggers crisis")(Skill for project)','10: ACTIVATE-ATTEMPTING PROJECTS=&gt;11(Dice roll 2D6: skill check)','10: ACTIVATE-DOING RESEARCH=&gt;None(Start researching)','10: END-FINALIZING=&gt;Base fix 'Fossil Fuel Dependency' (INDUSTRIAL) triggers crisis(Project overskilled for "('D', 14)")','10: END-CRISIS ROLLING=&gt;INDUSTRIAL(Crisis chip: full category)','10: END-CRISIS ROLLING=&gt;ECONOMIC(Crisis chip: full category)','10: END-CRISIS ROLLING=&gt;SOCIAL(Crisis chip: full category)','10: END-CRISIS ROLLING=&gt;ENVIRONMENTAL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4(Dice roll 1D6: node in CLASS)','10: END-CRISIS ROLLING=&gt;Food Shortage(Crisis chip: overwhelmed problem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4(Dice roll 1D6: node in CLASS)','10: END-CRISIS ROLLING=&gt;Food Shortage(Crisis chip: overwhelmed problem)','10: END-CRISIS ROLLING=&gt;5(Dice roll 1D6: crisis cat)','10: END-CRISIS ROLLING=&gt;ENVIRONMENTAL(Category for crisis)','10: END-CRISIS ROLLING=&gt;ENVIRONMENTAL(Crisis chip: full category)','10: END-CRISIS ROLLING=&gt;6(Dice roll 1D6: crisis cat)','10: END-CRISIS ROLLING=&gt;LIVING STANDARDS(Category for crisis)','10: END-CRISIS ROLLING=&gt;6(Dice roll 1D6: node in LIVING STANDARDS)','10: END-CRISIS ROLLING=&gt;4(Dice roll 1D6: node in LIVING STANDARDS)','10: END-CRISIS ROLLING=&gt;4(Dice roll 1D6: node in LIVING STANDARDS)','10: END-CRISIS ROLLING=&gt;1(Dice roll 1D6: node in LIVING STANDARDS)','10: END-CRISIS ROLLING=&gt;Discrimination(Crisis chip: overwhelmed problem)','10: END-CRISIS ROLLING=&gt;3(Dice roll 1D6: crisis cat)','10: END-CRISIS ROLLING=&gt;SOCIAL(Category for crisis)','10: END-CRISIS ROLLING=&gt;SOCIAL(Crisis chip: full category)','10: END-CRISIS ROLLING=&gt;4(Dice roll 1D6: crisis cat)','10: END-CRISIS ROLLING=&gt;CLASS(Category for crisis)','10: END-CRISIS ROLLING=&gt;1(Dice roll 1D6: node in CLASS)','10: END-CRISIS ROLLING=&gt;Healthcare(Crisis chip: overwhelmed problem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ENVIRONMENTAL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5(Dice roll 1D6: node in CLASS)','10: END-CRISIS ROLLING=&gt;4(Dice roll 1D6: node in CLASS)','10: END-CRISIS ROLLING=&gt;Food Shortage(Crisis chip: overwhelmed problem)','10: END-CRISIS ROLLING=&gt;5(Dice roll 1D6: crisis cat)','10: END-CRISIS ROLLING=&gt;ENVIRONMENTAL(Category for crisis)','10: END-CRISIS ROLLING=&gt;ENVIRONMENTAL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3(Dice roll 1D6: node in CLASS)','10: END-CRISIS ROLLING=&gt;Clean Water Shortage(Crisis chip: overwhelmed problem)','10: END-CRISIS ROLLING=&gt;2(Dice roll 1D6: crisis cat)','10: END-CRISIS ROLLING=&gt;ECONOMIC(Category for crisis)','10: END-CRISIS ROLLING=&gt;ECONOMIC(Crisis chip: full category)','10: END-CRISIS ROLLING=&gt;6(Dice roll 1D6: crisis cat)','10: END-CRISIS ROLLING=&gt;LIVING STANDARDS(Category for crisis)','10: END-CRISIS ROLLING=&gt;6(Dice roll 1D6: node in LIVING STANDARDS)','10: END-CRISIS ROLLING=&gt;4(Dice roll 1D6: node in LIVING STANDARDS)','10: END-CRISIS ROLLING=&gt;4(Dice roll 1D6: node in LIVING STANDARDS)','10: END-CRISIS ROLLING=&gt;1(Dice roll 1D6: node in LIVING STANDARDS)','10: END-CRISIS ROLLING=&gt;Discrimination(Crisis chip: overwhelmed problem)','10: END-CRISIS ROLLING=&gt;5(Dice roll 1D6: crisis cat)','10: END-CRISIS ROLLING=&gt;ENVIRONMENTAL(Category for crisis)','10: END-CRISIS ROLLING=&gt;ENVIRONMENTAL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2(Dice roll 1D6: crisis cat)','10: END-CRISIS ROLLING=&gt;ECONOMIC(Category for crisis)','10: END-CRISIS ROLLING=&gt;ECONOMIC(Crisis chip: full category)','10: END-CRISIS ROLLING=&gt;6(Dice roll 1D6: crisis cat)','10: END-CRISIS ROLLING=&gt;LIVING STANDARDS(Category for crisis)','10: END-CRISIS ROLLING=&gt;6(Dice roll 1D6: node in LIVING STANDARDS)','10: END-CRISIS ROLLING=&gt;2(Dice roll 1D6: node in LIVING STANDARDS)','10: END-CRISIS ROLLING=&gt;Low Labour Standards(Problem for crisis)','10: END-CRISIS ROLLING=&gt;10(Dice roll 2D6: crisis roll for Low Labour Standards)','10: END-CRISIS ROLLING=&gt;10(Crisis roll for node "Low Labour Standards")','10: END-CRISIS ROLLING=&gt;6(Dice roll 2D6: crisis roll for Low Labour Standards)','10: END-CRISIS ROLLING=&gt;6(Crisis roll for node "Low Labour Standards")','10: END-CRISIS ROLLING=&gt;Low Labour Standards(Now in crisis)','11: ENGAGE-DRAWING MONEY=&gt;1(Money drawn)','11: ENGAGE-DRAWING CARDS=&gt;('C', 5)(Card drawn: 1)','11: ENGAGE-DRAWING CARDS=&gt;('S', 9)(Card drawn: 2)','11: ENGAGE-CRISIS RISING','11: ENGAGE-DRAWING MONEY=&gt;1(Money drawn)','11: ENGAGE-DRAWING CARDS=&gt;('D', 3)(Card drawn: 1)','11: ENGAGE-DRAWING CARDS=&gt;('S', 9)(Card drawn: 2)','11: ENGAGE-DRAWING MONEY=&gt;1(Money drawn)','11: ENGAGE-DRAWING CARDS=&gt;('C', 12)(Card drawn: 1)','11: ENGAGE-DRAWING CARDS=&gt;('S', 3)(Card drawn: 2)','11: ENGAGE-CRISIS RISING','11: ENGAGE-DRAWING MONEY=&gt;1(Money drawn)','11: ENGAGE-DRAWING CARDS=&gt;('H', 14)(Card drawn: 1)','11: ENGAGE-DRAWING CARDS=&gt;('D', 9)(Card drawn: 2)','11: ENGAGE-DRAWING MONEY=&gt;1(Money drawn)','11: ENGAGE-DRAWING CARDS=&gt;('H', 8)(Card drawn: 1)','11: ENGAGE-DRAWING CARDS=&gt;('C', 1)(Card drawn: 2)','11: ENGAGE-DRAWING MONEY=&gt;1(Money drawn)','11: ENGAGE-DRAWING CARDS=&gt;('D', 3)(Card drawn: 1)','11: ENGAGE-DRAWING CARDS=&gt;('S', 11)(Card drawn: 2)','11: ACTIVATE-ATTEMPTING PROJECTS=&gt;(('C', 5), 'C', 0, "Improved fix 'Fossil Fuel Dependency' (INDUSTRIAL)")(Skill for project)','11: ACTIVATE-ATTEMPTING PROJECTS=&gt;1(Consultant fees)','11: ACTIVATE-ATTEMPTING PROJECTS=&gt;6(Dice roll 2D6: skill check)','11: ACTIVATE-ATTEMPTING PROJECTS=&gt;(('S', 9), 'S', 0, "Base fix 'Inflation' (ECONOMIC) triggers crisis")(Skill for project)','11: ACTIVATE-ATTEMPTING PROJECTS=&gt;0(Consultant fees)','11: ACTIVATE-ATTEMPTING PROJECTS=&gt;10(Dice roll 2D6: skill check)','11: ACTIVATE-DOING RESEARCH=&gt;None(Start researching)','11: ACTIVATE-ATTEMPTING PROJECTS=&gt;Base(Start project: type)','11: ACTIVATE-ATTEMPTING PROJECTS=&gt;SOCIAL(Start project: fix category)','11: ACTIVATE-ATTEMPTING PROJECTS=&gt;Peace &amp; Justice(Start project: fix problem)','11: ACTIVATE-ATTEMPTING PROJECTS=&gt;Base fix 'Peace &amp; Justice' (SOCIAL) triggers crisis(Project started)','11: ACTIVATE-ATTEMPTING PROJECTS=&gt;(('D', 3), 'D', 5, "Improved fix 'Peace &amp; Justice' (SOCIAL)")(Skill for project)','11: ACTIVATE-ATTEMPTING PROJECTS=&gt;0(Consultant fees)','11: ACTIVATE-ATTEMPTING PROJECTS=&gt;12(Dice roll 2D6: skill check)','11: ACTIVATE-ATTEMPTING PROJECTS=&gt;1(Added a crisis chip)','11: ACTIVATE-ATTEMPTING PROJECTS=&gt;(('H', 11), 'H', 1, "Improved fix 'Peace &amp; Justice' (SOCIAL)")(Skill for project)','11: ACTIVATE-ATTEMPTING PROJECTS=&gt;1(Consultant fees)','11: ACTIVATE-ATTEMPTING PROJECTS=&gt;9(Dice roll 2D6: skill check)','11: ACTIVATE-ATTEMPTING PROJECTS=&gt;(('H', 10), 'H', 3, "Improved fix 'Peace &amp; Justice' (SOCIAL)")(Skill for project)','11: ACTIVATE-ATTEMPTING PROJECTS=&gt;9(Dice roll 2D6: skill check)','11: ACTIVATE-ATTEMPTING PROJECTS=&gt;(('H', 9), 'H', 2, "Base fix 'Peace &amp; Justice' (SOCIAL) triggers crisis")(Skill for project)','11: ACTIVATE-ATTEMPTING PROJECTS=&gt;6(Dice roll 2D6: skill check)','11: ACTIVATE-ATTEMPTING PROJECTS=&gt;(('C', 11), 'C', 1, "Improved fix 'Fossil Fuel Dependency' (INDUSTRIAL)")(Skill for project)','11: ACTIVATE-ATTEMPTING PROJECTS=&gt;8(Dice roll 2D6: skill check)','11: ACTIVATE-ATTEMPTING PROJECTS=&gt;None(Skill for project)','11: ACTIVATE-DOING RESEARCH=&gt;None(Start researching)','11: ACTIVATE-ATTEMPTING PROJECTS=&gt;(('S', 13), 'S', 0, "Base fix 'Inflation' (ECONOMIC) triggers crisis")(Skill for project)','11: ACTIVATE-ATTEMPTING PROJECTS=&gt;0(Consultant fees)','11: ACTIVATE-ATTEMPTING PROJECTS=&gt;6(Dice roll 2D6: skill check)','11: ACTIVATE-ATTEMPTING PROJECTS=&gt;(('D', 13), 'D', 1, "Base fix 'Social Inequity' (SOCIAL) triggers crisis")(Skill for project)','11: ACTIVATE-ATTEMPTING PROJECTS=&gt;0(Consultant fees)','11: ACTIVATE-ATTEMPTING PROJECTS=&gt;8(Dice roll 2D6: skill check)','11: ACTIVATE-ATTEMPTING PROJECTS=&gt;(('C', 2), 'C', 0, "Base fix 'Fossil Fuel Dependency' (INDUSTRIAL) triggers crisis")(Skill for project)','11: ACTIVATE-ATTEMPTING PROJECTS=&gt;0(Consultant fees)','11: ACTIVATE-ATTEMPTING PROJECTS=&gt;7(Dice roll 2D6: skill check)','11: ACTIVATE-ATTEMPTING PROJECTS=&gt;(('S', 8), 'S', 0, "Improved fix 'Fossil Fuel Dependency' (INDUSTRIAL)")(Skill for project)','11: ACTIVATE-ATTEMPTING PROJECTS=&gt;3(Consultant fees)','11: ACTIVATE-ATTEMPTING PROJECTS=&gt;5(Dice roll 2D6: skill check)','11: ACTIVATE-ATTEMPTING PROJECTS=&gt;(('C', 12), 'C', 0, "Improved fix 'Fossil Fuel Dependency' (INDUSTRIAL)")(Skill for project)','11: ACTIVATE-ATTEMPTING PROJECTS=&gt;5(Dice roll 2D6: skill check)','11: ACTIVATE-ATTEMPTING PROJECTS=&gt;None(Skill for project)','11: ACTIVATE-DOING RESEARCH=&gt;None(Start researching)','11: ACTIVATE-ATTEMPTING PROJECTS=&gt;(('H', 14), 'H', 0, "Improved fix 'Peace &amp; Justice' (SOCIAL)")(Skill for project)','11: ACTIVATE-ATTEMPTING PROJECTS=&gt;(('D', 9), 'D', 0, "Base fix 'Inflation' (ECONOMIC) triggers crisis")(Skill for project)','11: ACTIVATE-ATTEMPTING PROJECTS=&gt;1(Consultant fees)','11: ACTIVATE-ATTEMPTING PROJECTS=&gt;6(Dice roll 2D6: skill check)','11: ACTIVATE-DOING RESEARCH=&gt;None(Start researching)','11: ACTIVATE-ATTEMPTING PROJECTS=&gt;(('H', 8), 'H', 1, "Improved fix 'Peace &amp; Justice' (SOCIAL)")(Skill for project)','11: ACTIVATE-ATTEMPTING PROJECTS=&gt;1(Consultant fees)','11: ACTIVATE-ATTEMPTING PROJECTS=&gt;7(Dice roll 2D6: skill check)','11: ACTIVATE-ATTEMPTING PROJECTS=&gt;(('H', 8), 'H', 0, "Base fix 'Social Inequity' (SOCIAL) triggers crisis")(Skill for project)','11: ACTIVATE-ATTEMPTING PROJECTS=&gt;0(Consultant fees)','11: ACTIVATE-ATTEMPTING PROJECTS=&gt;4(Dice roll 2D6: skill check)','11: ACTIVATE-ATTEMPTING PROJECTS=&gt;(('C', 1), 'C', 0, "Improved fix 'Fossil Fuel Dependency' (INDUSTRIAL)")(Skill for project)','11: ACTIVATE-ATTEMPTING PROJECTS=&gt;0(Consultant fees)','11: ACTIVATE-ATTEMPTING PROJECTS=&gt;9(Dice roll 2D6: skill check)','11: ACTIVATE-DOING RESEARCH=&gt;None(Start researching)','11: ACTIVATE-ATTEMPTING PROJECTS=&gt;(('D', 3), 'D', 0, "Base fix 'Social Inequity' (SOCIAL) triggers crisis")(Skill for project)','11: ACTIVATE-ATTEMPTING PROJECTS=&gt;0(Consultant fees)','11: ACTIVATE-ATTEMPTING PROJECTS=&gt;11(Dice roll 2D6: skill check)','11: ACTIVATE-ATTEMPTING PROJECTS=&gt;None(Skill for project)','11: ACTIVATE-DOING RESEARCH=&gt;None(Start researching)','11: END-FINALIZING=&gt;Improved fix 'Peace &amp; Justice' (SOCIAL)(Project overskilled for "('H', 14)")','11: END-CRISIS ROLLING=&gt;INDUSTRIAL(Crisis chip: full category)','11: END-CRISIS ROLLING=&gt;ECONOMIC(Crisis chip: full category)','11: END-CRISIS ROLLING=&gt;SOCIAL(Crisis chip: full category)','11: END-CRISIS ROLLING=&gt;ENVIRONMENTAL(Crisis chip: full category)','11: END-CRISIS ROLLING=&gt;LIVING STANDARDS(Crisis chip: full category)','11: END-CRISIS ROLLING=&gt;6(Dice roll 1D6: crisis cat)','11: END-CRISIS ROLLING=&gt;LIVING STANDARDS(Category for crisis)','11: END-CRISIS ROLLING=&gt;LIVING STANDARDS(Crisis chip: full category)','11: END-CRISIS ROLLING=&gt;5(Dice roll 1D6: crisis cat)','11: END-CRISIS ROLLING=&gt;ENVIRONMENTAL(Category for crisis)','11: END-CRISIS ROLLING=&gt;ENVIRONMENTAL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1(Dice roll 1D6: node in CLASS)','11: END-CRISIS ROLLING=&gt;Healthcare(Crisis chip: overwhelmed problem)','11: END-CRISIS ROLLING=&gt;5(Dice roll 1D6: crisis cat)','11: END-CRISIS ROLLING=&gt;ENVIRONMENTAL(Category for crisis)','11: END-CRISIS ROLLING=&gt;ENVIRONMENTAL(Crisis chip: full category)','11: END-CRISIS ROLLING=&gt;5(Dice roll 1D6: crisis cat)','11: END-CRISIS ROLLING=&gt;ENVIRONMENTAL(Category for crisis)','11: END-CRISIS ROLLING=&gt;ENVIRONMENTAL(Crisis chip: full category)','11: END-CRISIS ROLLING=&gt;4(Dice roll 1D6: crisis cat)','11: END-CRISIS ROLLING=&gt;CLASS(Category for crisis)','11: END-CRISIS ROLLING=&gt;6(Dice roll 1D6: node in CLASS)','11: END-CRISIS ROLLING=&gt;4(Dice roll 1D6: node in CLASS)','11: END-CRISIS ROLLING=&gt;Food Shortage(Crisis chip: overwhelmed problem)','11: END-CRISIS ROLLING=&gt;5(Dice roll 1D6: crisis cat)','11: END-CRISIS ROLLING=&gt;ENVIRONMENTAL(Category for crisis)','11: END-CRISIS ROLLING=&gt;ENVIRONMENTAL(Crisis chip: full category)','11: END-CRISIS ROLLING=&gt;5(Dice roll 1D6: crisis cat)','11: END-CRISIS ROLLING=&gt;ENVIRONMENTAL(Category for crisis)','11: END-CRISIS ROLLING=&gt;ENVIRONMENTAL(Crisis chip: full category)','11: END-CRISIS ROLLING=&gt;4(Dice roll 1D6: crisis cat)','11: END-CRISIS ROLLING=&gt;CLASS(Category for crisis)','11: END-CRISIS ROLLING=&gt;6(Dice roll 1D6: node in CLASS)','11: END-CRISIS ROLLING=&gt;2(Dice roll 1D6: node in CLASS)','11: END-CRISIS ROLLING=&gt;Affordable Housing(Crisis chip: overwhelmed problem)','11: END-CRISIS ROLLING=&gt;2(Dice roll 1D6: crisis cat)','11: END-CRISIS ROLLING=&gt;ECONOMIC(Category for crisis)','11: END-CRISIS ROLLING=&gt;ECONOMIC(Crisis chip: full category)','11: END-CRISIS ROLLING=&gt;3(Dice roll 1D6: crisis cat)','11: END-CRISIS ROLLING=&gt;SOCIAL(Category for crisis)','11: END-CRISIS ROLLING=&gt;SOCIAL(Crisis chip: full category)','11: END-CRISIS ROLLING=&gt;4(Dice roll 1D6: crisis cat)','11: END-CRISIS ROLLING=&gt;CLASS(Category for crisis)','11: END-CRISIS ROLLING=&gt;6(Dice roll 1D6: node in CLASS)','11: END-CRISIS ROLLING=&gt;1(Dice roll 1D6: node in CLASS)','11: END-CRISIS ROLLING=&gt;Healthcare(Crisis chip: overwhelmed problem)','11: END-CRISIS ROLLING=&gt;1(Dice roll 1D6: crisis cat)','11: END-CRISIS ROLLING=&gt;INDUSTRIAL(Category for crisis)','11: END-CRISIS ROLLING=&gt;INDUSTRIAL(Crisis chip: full category)','11: END-CRISIS ROLLING=&gt;6(Dice roll 1D6: crisis cat)','11: END-CRISIS ROLLING=&gt;LIVING STANDARDS(Category for crisis)','11: END-CRISIS ROLLING=&gt;LIVING STANDARDS(Crisis chip: full category)','11: END-CRISIS ROLLING=&gt;4(Dice roll 1D6: crisis cat)','11: END-CRISIS ROLLING=&gt;CLASS(Category for crisis)','11: END-CRISIS ROLLING=&gt;6(Dice roll 1D6: node in CLASS)','11: END-CRISIS ROLLING=&gt;4(Dice roll 1D6: node in CLASS)','11: END-CRISIS ROLLING=&gt;Food Shortage(Crisis chip: overwhelmed problem)','11: END-CRISIS ROLLING=&gt;5(Dice roll 1D6: crisis cat)','11: END-CRISIS ROLLING=&gt;ENVIRONMENTAL(Category for crisis)','11: END-CRISIS ROLLING=&gt;ENVIRONMENTAL(Crisis chip: full category)','11: END-CRISIS ROLLING=&gt;4(Dice roll 1D6: crisis cat)','11: END-CRISIS ROLLING=&gt;CLASS(Category for crisis)','11: END-CRISIS ROLLING=&gt;6(Dice roll 1D6: node in CLASS)','11: END-CRISIS ROLLING=&gt;6(Dice roll 1D6: node in CLASS)','11: END-CRISIS ROLLING=&gt;6(Dice roll 1D6: node in CLASS)','11: END-CRISIS ROLLING=&gt;1(Dice roll 1D6: node in CLASS)','11: END-CRISIS ROLLING=&gt;Healthcare(Crisis chip: overwhelmed problem)','11: END-CRISIS ROLLING=&gt;2(Dice roll 1D6: crisis cat)','11: END-CRISIS ROLLING=&gt;ECONOMIC(Category for crisis)','11: END-CRISIS ROLLING=&gt;ECONOMIC(Crisis chip: full category)','11: END-CRISIS ROLLING=&gt;1(Dice roll 1D6: crisis cat)','11: END-CRISIS ROLLING=&gt;INDUSTRIAL(Category for crisis)','11: END-CRISIS ROLLING=&gt;INDUSTRIAL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6(Dice roll 1D6: crisis cat)','11: END-CRISIS ROLLING=&gt;LIVING STANDARDS(Category for crisis)','11: END-CRISIS ROLLING=&gt;LIVING STANDARDS(Crisis chip: full category)','11: END-CRISIS ROLLING=&gt;3(Dice roll 1D6: crisis cat)','11: END-CRISIS ROLLING=&gt;SOCIAL(Category for crisis)','11: END-CRISIS ROLLING=&gt;SOCIAL(Crisis chip: full category)','11: END-CRISIS ROLLING=&gt;6(Dice roll 1D6: crisis cat)','11: END-CRISIS ROLLING=&gt;LIVING STANDARDS(Category for crisis)','11: END-CRISIS ROLLING=&gt;LIVING STANDARDS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4(Dice roll 1D6: crisis cat)','11: END-CRISIS ROLLING=&gt;CLASS(Category for crisis)','11: END-CRISIS ROLLING=&gt;2(Dice roll 1D6: node in CLASS)','11: END-CRISIS ROLLING=&gt;Affordable Housing(Crisis chip: overwhelmed problem)','11: END-CRISIS ROLLING=&gt;1(Dice roll 1D6: crisis cat)','11: END-CRISIS ROLLING=&gt;INDUSTRIAL(Category for crisis)','11: END-CRISIS ROLLING=&gt;INDUSTRIAL(Crisis chip: full category)','11: END-CRISIS ROLLING=&gt;5(Dice roll 1D6: crisis cat)','11: END-CRISIS ROLLING=&gt;ENVIRONMENTAL(Category for crisis)','11: END-CRISIS ROLLING=&gt;ENVIRONMENTAL(Crisis chip: full category)','11: END-CRISIS ROLLING=&gt;6(Dice roll 1D6: crisis cat)','11: END-CRISIS ROLLING=&gt;LIVING STANDARDS(Category for crisis)','11: END-CRISIS ROLLING=&gt;LIVING STANDARDS(Crisis chip: full category)','11: END-CRISIS ROLLING=&gt;2(Dice roll 1D6: crisis cat)','11: END-CRISIS ROLLING=&gt;ECONOMIC(Category for crisis)','11: END-CRISIS ROLLING=&gt;ECONOMIC(Crisis chip: full category)','11: END-CRISIS ROLLING=&gt;2(Dice roll 1D6: crisis cat)','11: END-CRISIS ROLLING=&gt;ECONOMIC(Category for crisis)','11: END-CRISIS ROLLING=&gt;ECONOMIC(Crisis chip: full category)','11: END-CRISIS ROLLING=&gt;5(Dice roll 1D6: crisis cat)','11: END-CRISIS ROLLING=&gt;ENVIRONMENTAL(Category for crisis)','11: END-CRISIS ROLLING=&gt;ENVIRONMENTAL(Crisis chip: full category)','11: END-CRISIS ROLLING=&gt;1(Dice roll 1D6: crisis cat)','11: END-CRISIS ROLLING=&gt;INDUSTRIAL(Category for crisis)','11: END-CRISIS ROLLING=&gt;INDUSTRIAL(Crisis chip: full category)','11: END-CRISIS ROLLING=&gt;4(Dice roll 1D6: crisis cat)','11: END-CRISIS ROLLING=&gt;CLASS(Category for crisis)','11: END-CRISIS ROLLING=&gt;3(Dice roll 1D6: node in CLASS)','11: END-CRISIS ROLLING=&gt;Clean Water Shortage(Crisis chip: overwhelmed problem)','11: END-CRISIS ROLLING=&gt;1(Dice roll 1D6: crisis cat)','11: END-CRISIS ROLLING=&gt;INDUSTRIAL(Category for crisis)','11: END-CRISIS ROLLING=&gt;INDUSTRIAL(Crisis chip: full category)','11: END-CRISIS ROLLING=&gt;3(Dice roll 1D6: crisis cat)','11: END-CRISIS ROLLING=&gt;SOCIAL(Category for crisis)','11: END-CRISIS ROLLING=&gt;SOCIAL(Crisis chip: full category)','11: END-CRISIS ROLLING=&gt;1(Dice roll 1D6: crisis cat)','11: END-CRISIS ROLLING=&gt;INDUSTRIAL(Category for crisis)','11: END-CRISIS ROLLING=&gt;INDUSTRIAL(Crisis chip: full category)','11: END-CRISIS ROLLING=&gt;5(Dice roll 1D6: crisis cat)','11: END-CRISIS ROLLING=&gt;ENVIRONMENTAL(Category for crisis)','11: END-CRISIS ROLLING=&gt;ENVIRONMENTAL(Crisis chip: full category)','11: END-CRISIS ROLLING=&gt;4(Dice roll 1D6: crisis cat)','11: END-CRISIS ROLLING=&gt;CLASS(Category for crisis)','11: END-CRISIS ROLLING=&gt;3(Dice roll 1D6: node in CLASS)','11: END-CRISIS ROLLING=&gt;Clean Water Shortage(Crisis chip: overwhelmed problem)','11: END-CRISIS ROLLING=&gt;1(Dice roll 1D6: crisis cat)','11: END-CRISIS ROLLING=&gt;INDUSTRIAL(Category for crisis)','11: END-CRISIS ROLLING=&gt;INDUSTRIAL(Crisis chip: full category)','11: END-CRISIS ROLLING=&gt;6(Dice roll 1D6: crisis cat)','11: END-CRISIS ROLLING=&gt;LIVING STANDARDS(Category for crisis)','11: END-CRISIS ROLLING=&gt;LIVING STANDARDS(Crisis chip: full category)','11: END-CRISIS ROLLING=&gt;4(Dice roll 1D6: crisis cat)','11: END-CRISIS ROLLING=&gt;CLASS(Category for crisis)','11: END-CRISIS ROLLING=&gt;6(Dice roll 1D6: node in CLASS)','11: END-CRISIS ROLLING=&gt;6(Dice roll 1D6: node in CLASS)','11: END-CRISIS ROLLING=&gt;6(Dice roll 1D6: node in CLASS)','11: END-CRISIS ROLLING=&gt;6(Dice roll 1D6: node in CLASS)','11: END-CRISIS ROLLING=&gt;3(Dice roll 1D6: node in CLASS)','11: END-CRISIS ROLLING=&gt;Clean Water Shortage(Crisis chip: overwhelmed problem)']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{'won': False}</text:p>
          </table:table-cell>
          <table:table-cell table:style-name="Gnumeric-default" office:value-type="string">
            <text:p>{'empty-drawpile': False, 'empty-drawpile-C': False, 'empty-drawpile-D': False, 'empty-drawpile-H': False, 'empty-drawpile-S': False, 'other-error': False}</text:p>
          </table:table-cell>
          <table:table-cell table:style-name="Gnumeric-default" office:value-type="string">
            <text:p>{'are-in-crisis': [9, 13, 14, 17, 20, 21, 23, 25, 27, 28, 29]}</text:p>
          </table:table-cell>
          <table:table-cell table:style-name="Gnumeric-default" office:value-type="string">
            <text:p>{'abandoned-project': [[], [], [], [], [], [], [], [], [], [], [], [], [], [True, True], [], [], [], [], [], [], [], [], [], [], [], [], [], [], [], [], [], [], [True, True, True], [], [], [], [], [], [], [], [], [], [], [], [], [], [], [], [], [], [], [True, True], [], [], [], [], [], [], [], [], [], [], [], [], [], [], [], [], [], [], [], [], [], [], [], [], [], [], [], [], [], [], [], [], [], [], [], [], [], [], [], [], [], [], [], [], [], [], [], [], [], [], [], [], [], [], [], [], [], [], [], [], [], [], [], [], [], [], [], [], [], [True, True], [], [], [], [], [], [], [], [], [], [], [], [], [], [], [], [], [], [], [True], [], [], [], [], [], [], [], [], [], [], [], [], [], [], [], [], [], [], [True], [], [], [], [], [], [], [], [], [], [], [], [], [], [], [], [], [], [], [True], [], [], [], [], [], [], [], [], [], [], [], [], [], [], [], [], [], [], [True, True]]}</text:p>
          </table:table-cell>
          <table:table-cell table:style-name="Gnumeric-default" office:value-type="string">
            <text:p>['0: ENGAGE-DRAWING MONEY=&gt;3(Money drawn)','0: ENGAGE-DRAWING CARDS=&gt;('H', 13)(Card drawn: 1)','0: ENGAGE-DRAWING CARDS=&gt;('C', 12)(Card drawn: 2)','0: ENGAGE-CRISIS RISING','0: ENGAGE-DRAWING MONEY=&gt;3(Money drawn)','0: ENGAGE-DRAWING CARDS=&gt;('D', 6)(Card drawn: 1)','0: ENGAGE-DRAWING CARDS=&gt;('S', 8)(Card drawn: 2)','0: ENGAGE-DRAWING MONEY=&gt;3(Money drawn)','0: ENGAGE-DRAWING CARDS=&gt;('H', 10)(Card drawn: 1)','0: ENGAGE-DRAWING CARDS=&gt;('H', 1)(Card drawn: 2)','0: ENGAGE-CRISIS RISING','0: ENGAGE-DRAWING MONEY=&gt;3(Money drawn)','0: ENGAGE-DRAWING CARDS=&gt;('H', 8)(Card drawn: 1)','0: ENGAGE-DRAWING CARDS=&gt;('H', 5)(Card drawn: 2)','0: ENGAGE-DRAWING MONEY=&gt;3(Money drawn)','0: ENGAGE-DRAWING CARDS=&gt;('H', 12)(Card drawn: 1)','0: ENGAGE-DRAWING CARDS=&gt;('S', 13)(Card drawn: 2)','0: ENGAGE-DRAWING MONEY=&gt;3(Money drawn)','0: ENGAGE-DRAWING CARDS=&gt;('S', 4)(Card drawn: 1)','0: ENGAGE-DRAWING CARDS=&gt;('C', 10)(Card drawn: 2)','0: ACTIVATE-ATTEMPTING PROJECTS=&gt;Remove-Tradeoff(Start project: type)','0: ACTIVATE-ATTEMPTING PROJECTS=&gt;ECONOMIC(Start project: fix category)','0: ACTIVATE-ATTEMPTING PROJECTS=&gt;Inflation(Start project: fix problem)','0: ACTIVATE-ATTEMPTING PROJECTS=&gt;Improved fix 'Inflation' (ECONOMIC)(Project started)','0: ACTIVATE-DOING RESEARCH=&gt;None(Start researching)','0: ACTIVATE-ATTEMPTING PROJECTS=&gt;Remove-Tradeoff(Start project: type)','0: ACTIVATE-ATTEMPTING PROJECTS=&gt;SOCIAL(Start project: fix category)','0: ACTIVATE-ATTEMPTING PROJECTS=&gt;Community Networks(Start project: fix problem)','0: ACTIVATE-ATTEMPTING PROJECTS=&gt;Improved fix 'Community Networks' (SOCIAL)(Project started)','0: ACTIVATE-ATTEMPTING PROJECTS=&gt;(('D', 6), 'D', 0, "Improved fix 'Community Networks' (SOCIAL)")(Skill for project)','0: ACTIVATE-ATTEMPTING PROJECTS=&gt;0(Consultant fees)','0: ACTIVATE-ATTEMPTING PROJECTS=&gt;9(Dice roll 2D6: skill check)','0: ACTIVATE-DOING RESEARCH=&gt;None(Start researching)','0: ACTIVATE-ATTEMPTING PROJECTS=&gt;None(Start project: type)','0: ACTIVATE-DOING RESEARCH=&gt;None(Start researching)','0: ACTIVATE-ATTEMPTING PROJECTS=&gt;Remove-Tradeoff(Start project: type)','0: ACTIVATE-ATTEMPTING PROJECTS=&gt;INDUSTRIAL(Start project: fix category)','0: ACTIVATE-ATTEMPTING PROJECTS=&gt;Polluting Industry(Start project: fix problem)','0: ACTIVATE-ATTEMPTING PROJECTS=&gt;Improved fix 'Polluting Industry' (INDUSTRIAL)(Project started)','0: ACTIVATE-DOING RESEARCH=&gt;None(Start researching)','0: ACTIVATE-ATTEMPTING PROJECTS=&gt;Base(Start project: type)','0: ACTIVATE-ATTEMPTING PROJECTS=&gt;SOCIAL(Start project: fix category)','0: ACTIVATE-ATTEMPTING PROJECTS=&gt;Community Networks(Start project: fix problem)','0: ACTIVATE-ATTEMPTING PROJECTS=&gt;Base fix 'Community Networks' (SOCIAL) triggers crisis(Project started)','0: ACTIVATE-ATTEMPTING PROJECTS=&gt;(('H', 12), 'H', 0, "Base fix 'Community Networks' (SOCIAL) triggers crisis")(Skill for project)','0: ACTIVATE-ATTEMPTING PROJECTS=&gt;0(Consultant fees)','0: ACTIVATE-ATTEMPTING PROJECTS=&gt;9(Dice roll 2D6: skill check)','0: ACTIVATE-DOING RESEARCH=&gt;None(Start researching)','0: ACTIVATE-ATTEMPTING PROJECTS=&gt;Remove-Tradeoff(Start project: type)','0: ACTIVATE-ATTEMPTING PROJECTS=&gt;LIVING STANDARDS(Start project: fix category)','0: ACTIVATE-ATTEMPTING PROJECTS=&gt;Economic Inequality(Start project: fix problem)','0: ACTIVATE-ATTEMPTING PROJECTS=&gt;Improved fix 'Economic Inequality' (LIVING STANDARDS)(Project started)','0: ACTIVATE-ATTEMPTING PROJECTS=&gt;(('C', 10), 'C', 1, "Improved fix 'Economic Inequality' (LIVING STANDARDS)")(Skill for project)','0: ACTIVATE-ATTEMPTING PROJECTS=&gt;1(Consultant fees)','0: ACTIVATE-ATTEMPTING PROJECTS=&gt;5(Dice roll 2D6: skill check)','0: ACTIVATE-DOING RESEARCH=&gt;None(Start researching)','0: END-FINALIZING=&gt;Improved fix 'Inflation' (ECONOMIC)(Project abandoned)','0: END-FINALIZING=&gt;Improved fix 'Polluting Industry' (INDUSTRIAL)(Project abandoned)','0: END-CRISIS ROLLING=&gt;2(Dice roll 1D6: crisis cat)','0: END-CRISIS ROLLING=&gt;ECONOMIC(Category for crisis)','0: END-CRISIS ROLLING=&gt;6(Dice roll 1D6: node in ECONOMIC)','0: END-CRISIS ROLLING=&gt;6(Dice roll 1D6: node in ECONOMIC)','0: END-CRISIS ROLLING=&gt;1(Dice roll 1D6: node in ECONOMIC)','0: END-CRISIS ROLLING=&gt;Monopoly(Problem for crisis)','0: END-CRISIS ROLLING=&gt;8(Dice roll 2D6: crisis roll for Monopoly)','0: END-CRISIS ROLLING=&gt;8(Crisis roll for node "Monopoly")','0: END-CRISIS ROLLING=&gt;Inefficiency(Now in crisis (cascaded from: Monopoly))','0: END-CRISIS ROLLING=&gt;4(Dice roll 1D6: crisis cat)','0: END-CRISIS ROLLING=&gt;CLASS(Category for crisis)','0: END-CRISIS ROLLING=&gt;6(Dice roll 1D6: node in CLASS)','0: END-CRISIS ROLLING=&gt;5(Dice roll 1D6: node in CLASS)','0: END-CRISIS ROLLING=&gt;2(Dice roll 1D6: node in CLASS)','0: END-CRISIS ROLLING=&gt;Affordable Housing(Problem for crisis)','0: END-CRISIS ROLLING=&gt;7(Dice roll 2D6: crisis roll for Affordable Housing)','0: END-CRISIS ROLLING=&gt;7(Crisis roll for node "Affordable Housing")','0: END-CRISIS ROLLING=&gt;Peace &amp; Justice(Now in crisis (cascaded from: Affordable Housing))','0: END-CRISIS ROLLING=&gt;Political Voice(Now in crisis (cascaded from: Affordable Housing))','0: END-CRISIS ROLLING=&gt;Sprawl(Now in crisis (cascaded from: Affordable Housing))','1: ENGAGE-DRAWING MONEY=&gt;2(Money drawn)','1: ENGAGE-DRAWING CARDS=&gt;('S', 11)(Card drawn: 1)','1: ENGAGE-DRAWING CARDS=&gt;('C', 11)(Card drawn: 2)','1: ENGAGE-CRISIS RISING','1: ENGAGE-DRAWING MONEY=&gt;2(Money drawn)','1: ENGAGE-DRAWING CARDS=&gt;('D', 9)(Card drawn: 1)','1: ENGAGE-DRAWING CARDS=&gt;('S', 9)(Card drawn: 2)','1: ENGAGE-DRAWING MONEY=&gt;2(Money drawn)','1: ENGAGE-DRAWING CARDS=&gt;('C', 5)(Card drawn: 1)','1: ENGAGE-DRAWING CARDS=&gt;('C', 3)(Card drawn: 2)','1: ENGAGE-CRISIS RISING','1: ENGAGE-DRAWING MONEY=&gt;2(Money drawn)','1: ENGAGE-DRAWING CARDS=&gt;('S', 4)(Card drawn: 1)','1: ENGAGE-DRAWING CARDS=&gt;('H', 9)(Card drawn: 2)','1: ENGAGE-DRAWING MONEY=&gt;2(Money drawn)','1: ENGAGE-DRAWING CARDS=&gt;('H', 11)(Card drawn: 1)','1: ENGAGE-DRAWING CARDS=&gt;('C', 3)(Card drawn: 2)','1: ENGAGE-DRAWING MONEY=&gt;2(Money drawn)','1: ENGAGE-DRAWING CARDS=&gt;('D', 3)(Card drawn: 1)','1: ENGAGE-DRAWING CARDS=&gt;('C', 7)(Card drawn: 2)','1: ACTIVATE-ATTEMPTING PROJECTS=&gt;Base(Start project: type)','1: ACTIVATE-ATTEMPTING PROJECTS=&gt;CLASS(Start project: fix category)','1: ACTIVATE-ATTEMPTING PROJECTS=&gt;Affordable Housing(Start project: fix problem)','1: ACTIVATE-ATTEMPTING PROJECTS=&gt;Base fix 'Affordable Housing' (CLASS) triggers crisis(Project started)','1: ACTIVATE-ATTEMPTING PROJECTS=&gt;(('C', 11), 'C', 3, "Improved fix 'Economic Inequality' (LIVING STANDARDS)")(Skill for project)','1: ACTIVATE-ATTEMPTING PROJECTS=&gt;1(Consultant fees)','1: ACTIVATE-ATTEMPTING PROJECTS=&gt;10(Dice roll 2D6: skill check)','1: ACTIVATE-ATTEMPTING PROJECTS=&gt;(('H', 13), 'H', 0, "Improved fix 'Economic Inequality' (LIVING STANDARDS)")(Skill for project)','1: ACTIVATE-ATTEMPTING PROJECTS=&gt;1(Consultant fees)','1: ACTIVATE-ATTEMPTING PROJECTS=&gt;9(Dice roll 2D6: skill check)','1: ACTIVATE-ATTEMPTING PROJECTS=&gt;(('C', 12), 'C', 0, "Improved fix 'Economic Inequality' (LIVING STANDARDS)")(Skill for project)','1: ACTIVATE-ATTEMPTING PROJECTS=&gt;1(Consultant fees)','1: ACTIVATE-ATTEMPTING PROJECTS=&gt;7(Dice roll 2D6: skill check)','1: ACTIVATE-ATTEMPTING PROJECTS=&gt;(('S', 11), 'S', 0, "Base fix 'Affordable Housing' (CLASS) triggers crisis")(Skill for project)','1: ACTIVATE-ATTEMPTING PROJECTS=&gt;1(Consultant fees)','1: ACTIVATE-ATTEMPTING PROJECTS=&gt;4(Dice roll 2D6: skill check)','1: ACTIVATE-DOING RESEARCH=&gt;None(Start researching)','1: ACTIVATE-ATTEMPTING PROJECTS=&gt;(('D', 9), 'D', 1, "Base fix 'Community Networks' (SOCIAL) triggers crisis")(Skill for project)','1: ACTIVATE-ATTEMPTING PROJECTS=&gt;2(Consultant fees)','1: ACTIVATE-ATTEMPTING PROJECTS=&gt;9(Dice roll 2D6: skill check)','1: ACTIVATE-DOING RESEARCH=&gt;None(Start researching)','1: ACTIVATE-ATTEMPTING PROJECTS=&gt;Remove-Tradeoff(Start project: type)','1: ACTIVATE-ATTEMPTING PROJECTS=&gt;LIVING STANDARDS(Start project: fix category)','1: ACTIVATE-ATTEMPTING PROJECTS=&gt;Discrimination(Start project: fix problem)','1: ACTIVATE-ATTEMPTING PROJECTS=&gt;Improved fix 'Discrimination' (LIVING STANDARDS)(Project started)','1: ACTIVATE-ATTEMPTING PROJECTS=&gt;None(Skill for project)','1: ACTIVATE-DOING RESEARCH=&gt;None(Start researching)','1: ACTIVATE-ATTEMPTING PROJECTS=&gt;Remove-Tradeoff(Start project: type)','1: ACTIVATE-ATTEMPTING PROJECTS=&gt;LIVING STANDARDS(Start project: fix category)','1: ACTIVATE-ATTEMPTING PROJECTS=&gt;Low Labour Standards(Start project: fix problem)','1: ACTIVATE-ATTEMPTING PROJECTS=&gt;Improved fix 'Low Labour Standards' (LIVING STANDARDS)(Project started)','1: ACTIVATE-ATTEMPTING PROJECTS=&gt;(('H', 8), 'H', 0, "Improved fix 'Economic Inequality' (LIVING STANDARDS)")(Skill for project)','1: ACTIVATE-ATTEMPTING PROJECTS=&gt;1(Consultant fees)','1: ACTIVATE-ATTEMPTING PROJECTS=&gt;11(Dice roll 2D6: skill check)','1: ACTIVATE-ATTEMPTING PROJECTS=&gt;(('H', 5), 'H', 0, "Base fix 'Community Networks' (SOCIAL) triggers crisis")(Skill for project)','1: ACTIVATE-ATTEMPTING PROJECTS=&gt;0(Consultant fees)','1: ACTIVATE-ATTEMPTING PROJECTS=&gt;11(Dice roll 2D6: skill check)','1: ACTIVATE-ATTEMPTING PROJECTS=&gt;None(Skill for project)','1: ACTIVATE-DOING RESEARCH=&gt;None(Start researching)','1: ACTIVATE-ATTEMPTING PROJECTS=&gt;(('C', 3), 'C', 2, "Improved fix 'Economic Inequality' (LIVING STANDARDS)")(Skill for project)','1: ACTIVATE-ATTEMPTING PROJECTS=&gt;1(Consultant fees)','1: ACTIVATE-ATTEMPTING PROJECTS=&gt;3(Dice roll 2D6: skill check)','1: ACTIVATE-ATTEMPTING PROJECTS=&gt;(('H', 11), 'H', 1, "Base fix 'Community Networks' (SOCIAL) triggers crisis")(Skill for project)','1: ACTIVATE-ATTEMPTING PROJECTS=&gt;0(Consultant fees)','1: ACTIVATE-ATTEMPTING PROJECTS=&gt;9(Dice roll 2D6: skill check)','1: ACTIVATE-DOING RESEARCH=&gt;None(Start researching)','1: ACTIVATE-ATTEMPTING PROJECTS=&gt;None(Skill for project)','1: ACTIVATE-DOING RESEARCH=&gt;None(Start researching)','1: END-FINALIZING=&gt;Improved fix 'Community Networks' (SOCIAL)(Project abandoned)','1: END-FINALIZING=&gt;Improved fix 'Discrimination' (LIVING STANDARDS)(Project abandoned)','1: END-FINALIZING=&gt;Improved fix 'Low Labour Standards' (LIVING STANDARDS)(Project abandoned)','1: END-CRISIS ROLLING=&gt;INDUSTRIAL(Crisis chip: full category)','1: END-CRISIS ROLLING=&gt;1(Dice roll 1D6: crisis cat)','1: END-CRISIS ROLLING=&gt;INDUSTRIAL(Category for crisis)','1: END-CRISIS ROLLING=&gt;INDUSTRIAL(Crisis chip: full category)','1: END-CRISIS ROLLING=&gt;3(Dice roll 1D6: crisis cat)','1: END-CRISIS ROLLING=&gt;SOCIAL(Category for crisis)','1: END-CRISIS ROLLING=&gt;5(Dice roll 1D6: node in SOCIAL)','1: END-CRISIS ROLLING=&gt;2(Dice roll 1D6: node in SOCIAL)','1: END-CRISIS ROLLING=&gt;Political Voice(Problem for crisis)','1: END-CRISIS ROLLING=&gt;10(Dice roll 2D6: crisis roll for Political Voice)','1: END-CRISIS ROLLING=&gt;10(Crisis roll for node "Political Voice")','1: END-CRISIS ROLLING=&gt;3(Dice roll 2D6: crisis roll for Political Voice)','1: END-CRISIS ROLLING=&gt;3(Crisis roll for node "Political Voice")','1: END-CRISIS ROLLING=&gt;Education(Now in crisis (cascaded from: Political Voice))','2: ENGAGE-DRAWING MONEY=&gt;2(Money drawn)','2: ENGAGE-DRAWING CARDS=&gt;('C', 2)(Card drawn: 1)','2: ENGAGE-DRAWING CARDS=&gt;('D', 8)(Card drawn: 2)','2: ENGAGE-CRISIS RISING','2: ENGAGE-DRAWING MONEY=&gt;2(Money drawn)','2: ENGAGE-DRAWING CARDS=&gt;('D', 13)(Card drawn: 1)','2: ENGAGE-DRAWING CARDS=&gt;('S', 2)(Card drawn: 2)','2: ENGAGE-DRAWING MONEY=&gt;2(Money drawn)','2: ENGAGE-DRAWING CARDS=&gt;('H', 1)(Card drawn: 1)','2: ENGAGE-DRAWING CARDS=&gt;('H', 4)(Card drawn: 2)','2: ENGAGE-CRISIS RISING','2: ENGAGE-DRAWING MONEY=&gt;2(Money drawn)','2: ENGAGE-DRAWING CARDS=&gt;('D', 6)(Card drawn: 1)','2: ENGAGE-DRAWING CARDS=&gt;('H', 9)(Card drawn: 2)','2: ENGAGE-DRAWING MONEY=&gt;2(Money drawn)','2: ENGAGE-DRAWING CARDS=&gt;('S', 8)(Card drawn: 1)','2: ENGAGE-DRAWING CARDS=&gt;('S', 11)(Card drawn: 2)','2: ENGAGE-DRAWING MONEY=&gt;2(Money drawn)','2: ENGAGE-DRAWING CARDS=&gt;('C', 11)(Card drawn: 1)','2: ENGAGE-DRAWING CARDS=&gt;('C', 1)(Card drawn: 2)','2: ACTIVATE-ATTEMPTING PROJECTS=&gt;None(Skill for project)','2: ACTIVATE-DOING RESEARCH=&gt;None(Start researching)','2: ACTIVATE-ATTEMPTING PROJECTS=&gt;Remove-Tradeoff(Start project: type)','2: ACTIVATE-ATTEMPTING PROJECTS=&gt;ENVIRONMENTAL(Start project: fix category)','2: ACTIVATE-ATTEMPTING PROJECTS=&gt;Chemical Pollution(Start project: fix problem)','2: ACTIVATE-ATTEMPTING PROJECTS=&gt;Improved fix 'Chemical Pollution' (ENVIRONMENTAL)(Project started)','2: ACTIVATE-ATTEMPTING PROJECTS=&gt;(('S', 9), 'S', 1, "Base fix 'Affordable Housing' (CLASS) triggers crisis")(Skill for project)','2: ACTIVATE-ATTEMPTING PROJECTS=&gt;0(Consultant fees)','2: ACTIVATE-ATTEMPTING PROJECTS=&gt;6(Dice roll 2D6: skill check)','2: ACTIVATE-ATTEMPTING PROJECTS=&gt;None(Skill for project)','2: ACTIVATE-DOING RESEARCH=&gt;None(Start researching)','2: ACTIVATE-ATTEMPTING PROJECTS=&gt;Remove-Tradeoff(Start project: type)','2: ACTIVATE-ATTEMPTING PROJECTS=&gt;CLASS(Start project: fix category)','2: ACTIVATE-ATTEMPTING PROJECTS=&gt;Affordable Housing(Start project: fix problem)','2: ACTIVATE-ATTEMPTING PROJECTS=&gt;Improved fix 'Affordable Housing' (CLASS)(Project started)','2: ACTIVATE-ATTEMPTING PROJECTS=&gt;(('H', 1), 'H', 4, "Base fix 'Affordable Housing' (CLASS) triggers crisis")(Skill for project)','2: ACTIVATE-ATTEMPTING PROJECTS=&gt;0(Consultant fees)','2: ACTIVATE-ATTEMPTING PROJECTS=&gt;2(Dice roll 2D6: skill check)','2: ACTIVATE-ATTEMPTING PROJECTS=&gt;None(Skill for project)','2: ACTIVATE-DOING RESEARCH=&gt;None(Start researching)','2: ACTIVATE-ATTEMPTING PROJECTS=&gt;Base(Start project: type)','2: ACTIVATE-ATTEMPTING PROJECTS=&gt;LIVING STANDARDS(Start project: fix category)','2: ACTIVATE-ATTEMPTING PROJECTS=&gt;Economic Inequality(Start project: fix problem)','2: ACTIVATE-ATTEMPTING PROJECTS=&gt;Base fix 'Economic Inequality' (LIVING STANDARDS) triggers crisis(Project started)','2: ACTIVATE-ATTEMPTING PROJECTS=&gt;(('H', 9), 'H', 1, "Base fix 'Economic Inequality' (LIVING STANDARDS) triggers crisis")(Skill for project)','2: ACTIVATE-ATTEMPTING PROJECTS=&gt;0(Consultant fees)','2: ACTIVATE-ATTEMPTING PROJECTS=&gt;9(Dice roll 2D6: skill check)','2: ACTIVATE-ATTEMPTING PROJECTS=&gt;(('H', 9), 'H', 2, "Base fix 'Economic Inequality' (LIVING STANDARDS) triggers crisis")(Skill for project)','2: ACTIVATE-ATTEMPTING PROJECTS=&gt;0(Consultant fees)','2: ACTIVATE-ATTEMPTING PROJECTS=&gt;3(Dice roll 2D6: skill check)','2: ACTIVATE-ATTEMPTING PROJECTS=&gt;None(Skill for project)','2: ACTIVATE-DOING RESEARCH=&gt;None(Start researching)','2: ACTIVATE-ATTEMPTING PROJECTS=&gt;(('S', 8), 'S', 1, "Base fix 'Affordable Housing' (CLASS) triggers crisis")(Skill for project)','2: ACTIVATE-ATTEMPTING PROJECTS=&gt;2(Consultant fees)','2: ACTIVATE-ATTEMPTING PROJECTS=&gt;7(Dice roll 2D6: skill check)','2: ACTIVATE-ATTEMPTING PROJECTS=&gt;None(Skill for project)','2: ACTIVATE-DOING RESEARCH=&gt;None(Start researching)','2: ACTIVATE-ATTEMPTING PROJECTS=&gt;(('C', 11), 'C', 3, "Improved fix 'Economic Inequality' (LIVING STANDARDS)")(Skill for project)','2: ACTIVATE-ATTEMPTING PROJECTS=&gt;0(Consultant fees)','2: ACTIVATE-ATTEMPTING PROJECTS=&gt;7(Dice roll 2D6: skill check)','2: ACTIVATE-ATTEMPTING PROJECTS=&gt;(('D', 3), 'D', 1, "Base fix 'Community Networks' (SOCIAL) triggers crisis")(Skill for project)','2: ACTIVATE-ATTEMPTING PROJECTS=&gt;2(Consultant fees)','2: ACTIVATE-ATTEMPTING PROJECTS=&gt;3(Dice roll 2D6: skill check)','2: ACTIVATE-ATTEMPTING PROJECTS=&gt;(('C', 1), 'C', 2, "Improved fix 'Economic Inequality' (LIVING STANDARDS)")(Skill for project)','2: ACTIVATE-ATTEMPTING PROJECTS=&gt;1(Consultant fees)','2: ACTIVATE-ATTEMPTING PROJECTS=&gt;11(Dice roll 2D6: skill check)','2: ACTIVATE-ATTEMPTING PROJECTS=&gt;(('C', 7), 'C', 1, "Improved fix 'Economic Inequality' (LIVING STANDARDS)")(Skill for project)','2: ACTIVATE-ATTEMPTING PROJECTS=&gt;0(Consultant fees)','2: ACTIVATE-ATTEMPTING PROJECTS=&gt;4(Dice roll 2D6: skill check)','2: ACTIVATE-ATTEMPTING PROJECTS=&gt;(('S', 4), 'S', 0, "Base fix 'Affordable Housing' (CLASS) triggers crisis")(Skill for project)','2: ACTIVATE-ATTEMPTING PROJECTS=&gt;2(Consultant fees)','2: ACTIVATE-ATTEMPTING PROJECTS=&gt;10(Dice roll 2D6: skill check)','2: ACTIVATE-DOING RESEARCH=&gt;None(Start researching)','2: END-FINALIZING=&gt;Improved fix 'Chemical Pollution' (ENVIRONMENTAL)(Project abandoned)','2: END-FINALIZING=&gt;Improved fix 'Affordable Housing' (CLASS)(Project abandoned)','2: END-CRISIS ROLLING=&gt;INDUSTRIAL(Crisis chip: full category)','2: END-CRISIS ROLLING=&gt;SOCIAL(Crisis chip: full category)','2: END-CRISIS ROLLING=&gt;3(Dice roll 1D6: crisis cat)','2: END-CRISIS ROLLING=&gt;SOCIAL(Category for crisis)','2: END-CRISIS ROLLING=&gt;SOCIAL(Crisis chip: full category)','2: END-CRISIS ROLLING=&gt;6(Dice roll 1D6: crisis cat)','2: END-CRISIS ROLLING=&gt;LIVING STANDARDS(Category for crisis)','2: END-CRISIS ROLLING=&gt;6(Dice roll 1D6: node in LIVING STANDARDS)','2: END-CRISIS ROLLING=&gt;4(Dice roll 1D6: node in LIVING STANDARDS)','2: END-CRISIS ROLLING=&gt;2(Dice roll 1D6: node in LIVING STANDARDS)','2: END-CRISIS ROLLING=&gt;Low Labour Standards(Problem for crisis)','2: END-CRISIS ROLLING=&gt;8(Dice roll 2D6: crisis roll for Low Labour Standards)','2: END-CRISIS ROLLING=&gt;8(Crisis roll for node "Low Labour Standards")','2: END-CRISIS ROLLING=&gt;Low Labour Standards(Now in crisis)','2: END-CRISIS ROLLING=&gt;6(Dice roll 1D6: crisis cat)','2: END-CRISIS ROLLING=&gt;LIVING STANDARDS(Category for crisis)','2: END-CRISIS ROLLING=&gt;3(Dice roll 1D6: node in LIVING STANDARDS)','2: END-CRISIS ROLLING=&gt;Systemic Corruption(Problem for crisis)','2: END-CRISIS ROLLING=&gt;7(Dice roll 2D6: crisis roll for Systemic Corruption)','2: END-CRISIS ROLLING=&gt;7(Crisis roll for node "Systemic Corruption")','2: END-CRISIS ROLLING=&gt;Economic Inequality(Now in crisis (cascaded from: Systemic Corruption))','2: END-CRISIS ROLLING=&gt;Inflation(Now in crisis (cascaded from: Systemic Corruption))','3: ENGAGE-DRAWING MONEY=&gt;1(Money drawn)','3: ENGAGE-DRAWING CARDS=&gt;('S', 6)(Card drawn: 1)','3: ENGAGE-DRAWING CARDS=&gt;('C', 14)(Card drawn: 2)','3: ENGAGE-CRISIS RISING','3: ENGAGE-DRAWING MONEY=&gt;1(Money drawn)','3: ENGAGE-DRAWING CARDS=&gt;('S', 9)(Card drawn: 1)','3: ENGAGE-DRAWING CARDS=&gt;('H', 2)(Card drawn: 2)','3: ENGAGE-DRAWING MONEY=&gt;1(Money drawn)','3: ENGAGE-DRAWING CARDS=&gt;('H', 3)(Card drawn: 1)','3: ENGAGE-DRAWING CARDS=&gt;('C', 2)(Card drawn: 2)','3: ENGAGE-CRISIS RISING','3: ENGAGE-DRAWING MONEY=&gt;1(Money drawn)','3: ENGAGE-DRAWING CARDS=&gt;('S', 2)(Card drawn: 1)','3: ENGAGE-DRAWING CARDS=&gt;('D', 1)(Card drawn: 2)','3: ENGAGE-DRAWING MONEY=&gt;1(Money drawn)','3: ENGAGE-DRAWING CARDS=&gt;('H', 11)(Card drawn: 1)','3: ENGAGE-DRAWING CARDS=&gt;('S', 3)(Card drawn: 2)','3: ENGAGE-DRAWING MONEY=&gt;1(Money drawn)','3: ENGAGE-DRAWING CARDS=&gt;('C', 8)(Card drawn: 1)','3: ENGAGE-DRAWING CARDS=&gt;('S', 5)(Card drawn: 2)','3: ACTIVATE-ATTEMPTING PROJECTS=&gt;(('C', 14), 'H', 3, "Base fix 'Economic Inequality' (LIVING STANDARDS) triggers crisis")(Skill for project)','3: ACTIVATE-ATTEMPTING PROJECTS=&gt;(('C', 2), 'C', 0, "Improved fix 'Economic Inequality' (LIVING STANDARDS)")(Skill for project)','3: ACTIVATE-ATTEMPTING PROJECTS=&gt;4(Consultant fees)','3: ACTIVATE-ATTEMPTING PROJECTS=&gt;12(Dice roll 2D6: skill check)','3: ACTIVATE-ATTEMPTING PROJECTS=&gt;1(Added a crisis chip)','3: ACTIVATE-ATTEMPTING PROJECTS=&gt;None(Skill for project)','3: ACTIVATE-DOING RESEARCH=&gt;None(Start researching)','3: ACTIVATE-ATTEMPTING PROJECTS=&gt;Remove-Tradeoff(Start project: type)','3: ACTIVATE-ATTEMPTING PROJECTS=&gt;INDUSTRIAL(Start project: fix category)','3: ACTIVATE-ATTEMPTING PROJECTS=&gt;Unsustainable Harvesting(Start project: fix problem)','3: ACTIVATE-ATTEMPTING PROJECTS=&gt;Improved fix 'Unsustainable Harvesting' (INDUSTRIAL)(Project started)','3: ACTIVATE-ATTEMPTING PROJECTS=&gt;(('H', 2), 'H', 4, "Base fix 'Community Networks' (SOCIAL) triggers crisis")(Skill for project)','3: ACTIVATE-ATTEMPTING PROJECTS=&gt;4(Consultant fees)','3: ACTIVATE-ATTEMPTING PROJECTS=&gt;4(Dice roll 2D6: skill check)','3: ACTIVATE-ATTEMPTING PROJECTS=&gt;(('S', 8), 'S', 0, "Improved fix 'Unsustainable Harvesting' (INDUSTRIAL)")(Skill for project)','3: ACTIVATE-ATTEMPTING PROJECTS=&gt;0(Consultant fees)','3: ACTIVATE-ATTEMPTING PROJECTS=&gt;6(Dice roll 2D6: skill check)','3: ACTIVATE-ATTEMPTING PROJECTS=&gt;(('D', 13), 'D', 0, "Base fix 'Community Networks' (SOCIAL) triggers crisis")(Skill for project)','3: ACTIVATE-ATTEMPTING PROJECTS=&gt;0(Consultant fees)','3: ACTIVATE-ATTEMPTING PROJECTS=&gt;11(Dice roll 2D6: skill check)','3: ACTIVATE-ATTEMPTING PROJECTS=&gt;None(Skill for project)','3: ACTIVATE-DOING RESEARCH=&gt;None(Start researching)','3: ACTIVATE-ATTEMPTING PROJECTS=&gt;None(Start project: type)','3: ACTIVATE-ATTEMPTING PROJECTS=&gt;(('H', 10), 'H', 0, "Base fix 'Economic Inequality' (LIVING STANDARDS) triggers crisis")(Skill for project)','3: ACTIVATE-ATTEMPTING PROJECTS=&gt;0(Consultant fees)','3: ACTIVATE-ATTEMPTING PROJECTS=&gt;5(Dice roll 2D6: skill check)','3: ACTIVATE-ATTEMPTING PROJECTS=&gt;(('H', 1), 'H', 0, "Improved fix 'Economic Inequality' (LIVING STANDARDS)")(Skill for project)','3: ACTIVATE-ATTEMPTING PROJECTS=&gt;1(Consultant fees)','3: ACTIVATE-ATTEMPTING PROJECTS=&gt;9(Dice roll 2D6: skill check)','3: ACTIVATE-ATTEMPTING PROJECTS=&gt;(('H', 4), 'H', 2, "Base fix 'Affordable Housing' (CLASS) triggers crisis")(Skill for project)','3: ACTIVATE-ATTEMPTING PROJECTS=&gt;7(Consultant fees)','3: ACTIVATE-ATTEMPTING PROJECTS=&gt;7(Dice roll 2D6: skill check)','3: ACTIVATE-ATTEMPTING PROJECTS=&gt;(('C', 2), 'C', 3, "Improved fix 'Economic Inequality' (LIVING STANDARDS)")(Skill for project)','3: ACTIVATE-ATTEMPTING PROJECTS=&gt;3(Dice roll 2D6: skill check)','3: ACTIVATE-ATTEMPTING PROJECTS=&gt;None(Skill for project)','3: ACTIVATE-DOING RESEARCH=&gt;None(Start researching)','3: ACTIVATE-ATTEMPTING PROJECTS=&gt;(('D', 1), 'D', 3, "Base fix 'Community Networks' (SOCIAL) triggers crisis")(Skill for project)','3: ACTIVATE-ATTEMPTING PROJECTS=&gt;0(Consultant fees)','3: ACTIVATE-ATTEMPTING PROJECTS=&gt;12(Dice roll 2D6: skill check)','3: ACTIVATE-ATTEMPTING PROJECTS=&gt;1(Added a crisis chip)','3: ACTIVATE-ATTEMPTING PROJECTS=&gt;(('S', 4), 'S', 0, "Base fix 'Affordable Housing' (CLASS) triggers crisis")(Skill for project)','3: ACTIVATE-ATTEMPTING PROJECTS=&gt;5(Consultant fees)','3: ACTIVATE-ATTEMPTING PROJECTS=&gt;4(Dice roll 2D6: skill check)','3: ACTIVATE-ATTEMPTING PROJECTS=&gt;(('D', 6), 'D', 0, "Base fix 'Community Networks' (SOCIAL) triggers crisis")(Skill for project)','3: ACTIVATE-ATTEMPTING PROJECTS=&gt;1(Consultant fees)','3: ACTIVATE-ATTEMPTING PROJECTS=&gt;8(Dice roll 2D6: skill check)','3: ACTIVATE-ATTEMPTING PROJECTS=&gt;None(Skill for project)','3: ACTIVATE-DOING RESEARCH=&gt;None(Start researching)','3: ACTIVATE-ATTEMPTING PROJECTS=&gt;(('H', 11), 'H', 2, "Base fix 'Economic Inequality' (LIVING STANDARDS) triggers crisis")(Skill for project)','3: ACTIVATE-ATTEMPTING PROJECTS=&gt;0(Consultant fees)','3: ACTIVATE-ATTEMPTING PROJECTS=&gt;5(Dice roll 2D6: skill check)','3: ACTIVATE-ATTEMPTING PROJECTS=&gt;(('S', 3), 'S', 2, "Base fix 'Affordable Housing' (CLASS) triggers crisis")(Skill for project)','3: ACTIVATE-ATTEMPTING PROJECTS=&gt;2(Consultant fees)','3: ACTIVATE-ATTEMPTING PROJECTS=&gt;5(Dice roll 2D6: skill check)','3: ACTIVATE-ATTEMPTING PROJECTS=&gt;(('S', 11), 'S', 1, "Base fix 'Affordable Housing' (CLASS) triggers crisis")(Skill for project)','3: ACTIVATE-ATTEMPTING PROJECTS=&gt;0(Consultant fees)','3: ACTIVATE-ATTEMPTING PROJECTS=&gt;7(Dice roll 2D6: skill check)','3: ACTIVATE-ATTEMPTING PROJECTS=&gt;(('S', 13), 'S', 0, "Base fix 'Affordable Housing' (CLASS) triggers crisis")(Skill for project)','3: ACTIVATE-ATTEMPTING PROJECTS=&gt;1(Consultant fees)','3: ACTIVATE-ATTEMPTING PROJECTS=&gt;8(Dice roll 2D6: skill check)','3: ACTIVATE-DOING RESEARCH=&gt;None(Start researching)','3: ACTIVATE-ATTEMPTING PROJECTS=&gt;None(Skill for project)','3: ACTIVATE-DOING RESEARCH=&gt;None(Start researching)','3: END-FINALIZING=&gt;Base fix 'Economic Inequality' (LIVING STANDARDS) triggers crisis(Project overskilled for "('C', 14)")','3: END-CRISIS ROLLING=&gt;INDUSTRIAL(Crisis chip: full category)','3: END-CRISIS ROLLING=&gt;ECONOMIC(Crisis chip: full category)','3: END-CRISIS ROLLING=&gt;SOCIAL(Crisis chip: full category)','3: END-CRISIS ROLLING=&gt;3(Dice roll 1D6: crisis cat)','3: END-CRISIS ROLLING=&gt;SOCIAL(Category for crisis)','3: END-CRISIS ROLLING=&gt;SOCIAL(Crisis chip: full category)','3: END-CRISIS ROLLING=&gt;6(Dice roll 1D6: crisis cat)','3: END-CRISIS ROLLING=&gt;LIVING STANDARDS(Category for crisis)','3: END-CRISIS ROLLING=&gt;6(Dice roll 1D6: node in LIVING STANDARDS)','3: END-CRISIS ROLLING=&gt;3(Dice roll 1D6: node in LIVING STANDARDS)','3: END-CRISIS ROLLING=&gt;Systemic Corruption(Problem for crisis)','3: END-CRISIS ROLLING=&gt;12(Dice roll 2D6: crisis roll for Systemic Corruption)','3: END-CRISIS ROLLING=&gt;12(Crisis roll for node "Systemic Corruption")','3: END-CRISIS ROLLING=&gt;4(Dice roll 2D6: crisis roll for Systemic Corruption)','3: END-CRISIS ROLLING=&gt;4(Crisis roll for node "Systemic Corruption")','3: END-CRISIS ROLLING=&gt;Air &amp; Ozone Degradation(Now in crisis (cascaded from: Systemic Corruption))','3: END-CRISIS ROLLING=&gt;4(Dice roll 1D6: crisis cat)','3: END-CRISIS ROLLING=&gt;CLASS(Category for crisis)','3: END-CRISIS ROLLING=&gt;2(Dice roll 1D6: node in CLASS)','3: END-CRISIS ROLLING=&gt;Affordable Housing(Problem for crisis)','3: END-CRISIS ROLLING=&gt;7(Dice roll 2D6: crisis roll for Affordable Housing)','3: END-CRISIS ROLLING=&gt;7(Crisis roll for node "Affordable Housing")','3: END-CRISIS ROLLING=&gt;Healthcare(Now in crisis (cascaded from: Affordable Housing))','3: END-CRISIS ROLLING=&gt;1(Dice roll 1D6: crisis cat)','3: END-CRISIS ROLLING=&gt;INDUSTRIAL(Category for crisis)','3: END-CRISIS ROLLING=&gt;INDUSTRIAL(Crisis chip: full category)','3: END-CRISIS ROLLING=&gt;6(Dice roll 1D6: crisis cat)','3: END-CRISIS ROLLING=&gt;LIVING STANDARDS(Category for crisis)','3: END-CRISIS ROLLING=&gt;3(Dice roll 1D6: node in LIVING STANDARDS)','3: END-CRISIS ROLLING=&gt;Systemic Corruption(Problem for crisis)','3: END-CRISIS ROLLING=&gt;7(Dice roll 2D6: crisis roll for Systemic Corruption)','3: END-CRISIS ROLLING=&gt;7(Crisis roll for node "Systemic Corruption")','3: END-CRISIS ROLLING=&gt;Chemical Pollution(Now in crisis (cascaded from: Systemic Corruption))','4: ENGAGE-DRAWING MONEY=&gt;1(Money drawn)','4: ENGAGE-DRAWING CARDS=&gt;('D', 8)(Card drawn: 1)','4: ENGAGE-DRAWING CARDS=&gt;('D', 10)(Card drawn: 2)','4: ENGAGE-CRISIS RISING','4: ENGAGE-DRAWING MONEY=&gt;1(Money drawn)','4: ENGAGE-DRAWING CARDS=&gt;('D', 10)(Card drawn: 1)','4: ENGAGE-DRAWING CARDS=&gt;('S', 12)(Card drawn: 2)','4: ENGAGE-DRAWING MONEY=&gt;1(Money drawn)','4: ENGAGE-DRAWING CARDS=&gt;('D', 1)(Card drawn: 1)','4: ENGAGE-DRAWING CARDS=&gt;('C', 6)(Card drawn: 2)','4: ENGAGE-CRISIS RISING','4: ENGAGE-DRAWING MONEY=&gt;1(Money drawn)','4: ENGAGE-DRAWING CARDS=&gt;('S', 7)(Card drawn: 1)','4: ENGAGE-DRAWING CARDS=&gt;('H', 13)(Card drawn: 2)','4: ENGAGE-DRAWING MONEY=&gt;1(Money drawn)','4: ENGAGE-DRAWING CARDS=&gt;('H', 4)(Card drawn: 1)','4: ENGAGE-DRAWING CARDS=&gt;('S', 6)(Card drawn: 2)','4: ENGAGE-DRAWING MONEY=&gt;1(Money drawn)','4: ENGAGE-DRAWING CARDS=&gt;('D', 12)(Card drawn: 1)','4: ENGAGE-DRAWING CARDS=&gt;('S', 12)(Card drawn: 2)','4: ACTIVATE-ATTEMPTING PROJECTS=&gt;(('D', 10), 'D', 3, "Base fix 'Community Networks' (SOCIAL) triggers crisis")(Skill for project)','4: ACTIVATE-ATTEMPTING PROJECTS=&gt;1(Consultant fees)','4: ACTIVATE-ATTEMPTING PROJECTS=&gt;10(Dice roll 2D6: skill check)','4: ACTIVATE-ATTEMPTING PROJECTS=&gt;(('S', 6), 'S', 1, "Improved fix 'Unsustainable Harvesting' (INDUSTRIAL)")(Skill for project)','4: ACTIVATE-ATTEMPTING PROJECTS=&gt;11(Dice roll 2D6: skill check)','4: ACTIVATE-ATTEMPTING PROJECTS=&gt;(('D', 8), 'D', 1, "Base fix 'Community Networks' (SOCIAL) triggers crisis")(Skill for project)','4: ACTIVATE-ATTEMPTING PROJECTS=&gt;9(Dice roll 2D6: skill check)','4: ACTIVATE-ATTEMPTING PROJECTS=&gt;None(Skill for project)','4: ACTIVATE-DOING RESEARCH=&gt;None(Start researching)','4: ACTIVATE-ATTEMPTING PROJECTS=&gt;(('D', 10), 'D', 2, "Base fix 'Community Networks' (SOCIAL) triggers crisis")(Skill for project)','4: ACTIVATE-ATTEMPTING PROJECTS=&gt;1(Consultant fees)','4: ACTIVATE-ATTEMPTING PROJECTS=&gt;9(Dice roll 2D6: skill check)','4: ACTIVATE-ATTEMPTING PROJECTS=&gt;(('S', 12), 'S', 2, "Base fix 'Affordable Housing' (CLASS) triggers crisis")(Skill for project)','4: ACTIVATE-ATTEMPTING PROJECTS=&gt;0(Consultant fees)','4: ACTIVATE-ATTEMPTING PROJECTS=&gt;11(Dice roll 2D6: skill check)','4: ACTIVATE-ATTEMPTING PROJECTS=&gt;(('S', 9), 'S', 1, "Improved fix 'Unsustainable Harvesting' (INDUSTRIAL)")(Skill for project)','4: ACTIVATE-ATTEMPTING PROJECTS=&gt;1(Consultant fees)','4: ACTIVATE-ATTEMPTING PROJECTS=&gt;8(Dice roll 2D6: skill check)','4: ACTIVATE-ATTEMPTING PROJECTS=&gt;(('S', 2), 'S', 0, "Improved fix 'Unsustainable Harvesting' (INDUSTRIAL)")(Skill for project)','4: ACTIVATE-ATTEMPTING PROJECTS=&gt;0(Consultant fees)','4: ACTIVATE-ATTEMPTING PROJECTS=&gt;10(Dice roll 2D6: skill check)','4: ACTIVATE-DOING RESEARCH=&gt;None(Start researching)','4: ACTIVATE-ATTEMPTING PROJECTS=&gt;Remove-Tradeoff(Start project: type)','4: ACTIVATE-ATTEMPTING PROJECTS=&gt;ENVIRONMENTAL(Start project: fix category)','4: ACTIVATE-ATTEMPTING PROJECTS=&gt;Freshwater Depletion(Start project: fix problem)','4: ACTIVATE-ATTEMPTING PROJECTS=&gt;Improved fix 'Freshwater Depletion' (ENVIRONMENTAL)(Project started)','4: ACTIVATE-ATTEMPTING PROJECTS=&gt;(('C', 6), 'C', 4, "Improved fix 'Freshwater Depletion' (ENVIRONMENTAL)")(Skill for project)','4: ACTIVATE-ATTEMPTING PROJECTS=&gt;0(Consultant fees)','4: ACTIVATE-ATTEMPTING PROJECTS=&gt;6(Dice roll 2D6: skill check)','4: ACTIVATE-ATTEMPTING PROJECTS=&gt;(('D', 1), 'D', 3, "Improved fix 'Freshwater Depletion' (ENVIRONMENTAL)")(Skill for project)','4: ACTIVATE-ATTEMPTING PROJECTS=&gt;1(Consultant fees)','4: ACTIVATE-ATTEMPTING PROJECTS=&gt;10(Dice roll 2D6: skill check)','4: ACTIVATE-ATTEMPTING PROJECTS=&gt;(('C', 5), 'C', 0, "Improved fix 'Freshwater Depletion' (ENVIRONMENTAL)")(Skill for project)','4: ACTIVATE-ATTEMPTING PROJECTS=&gt;6(Dice roll 2D6: skill check)','4: ACTIVATE-ATTEMPTING PROJECTS=&gt;(('H', 3), 'H', 1, "Base fix 'Community Networks' (SOCIAL) triggers crisis")(Skill for project)','4: ACTIVATE-ATTEMPTING PROJECTS=&gt;8(Dice roll 2D6: skill check)','4: ACTIVATE-ATTEMPTING PROJECTS=&gt;None(Skill for project)','4: ACTIVATE-DOING RESEARCH=&gt;None(Start researching)','4: ACTIVATE-ATTEMPTING PROJECTS=&gt;(('S', 7), 'S', 1, "Improved fix 'Unsustainable Harvesting' (INDUSTRIAL)")(Skill for project)','4: ACTIVATE-ATTEMPTING PROJECTS=&gt;2(Consultant fees)','4: ACTIVATE-ATTEMPTING PROJECTS=&gt;8(Dice roll 2D6: skill check)','4: ACTIVATE-ATTEMPTING PROJECTS=&gt;(('S', 2), 'S', 0, "Improved fix 'Unsustainable Harvesting' (INDUSTRIAL)")(Skill for project)','4: ACTIVATE-ATTEMPTING PROJECTS=&gt;9(Dice roll 2D6: skill check)','4: ACTIVATE-ATTEMPTING PROJECTS=&gt;(('H', 13), 'H', 0, "Improved fix 'Economic Inequality' (LIVING STANDARDS)")(Skill for project)','4: ACTIVATE-ATTEMPTING PROJECTS=&gt;6(Dice roll 2D6: skill check)','4: ACTIVATE-DOING RESEARCH=&gt;None(Start researching)','4: ACTIVATE-ATTEMPTING PROJECTS=&gt;(('S', 6), 'S', 1, "Base fix 'Affordable Housing' (CLASS) triggers crisis")(Skill for project)','4: ACTIVATE-ATTEMPTING PROJECTS=&gt;0(Consultant fees)','4: ACTIVATE-ATTEMPTING PROJECTS=&gt;9(Dice roll 2D6: skill check)','4: ACTIVATE-ATTEMPTING PROJECTS=&gt;(('H', 4), 'H', 0, "Base fix 'Economic Inequality' (LIVING STANDARDS) triggers crisis")(Skill for project)','4: ACTIVATE-ATTEMPTING PROJECTS=&gt;1(Consultant fees)','4: ACTIVATE-ATTEMPTING PROJECTS=&gt;8(Dice roll 2D6: skill check)','4: ACTIVATE-DOING RESEARCH=&gt;None(Start researching)','4: ACTIVATE-ATTEMPTING PROJECTS=&gt;(('C', 8), 'C', 0, "Base fix 'Economic Inequality' (LIVING STANDARDS) triggers crisis")(Skill for project)','4: ACTIVATE-ATTEMPTING PROJECTS=&gt;2(Consultant fees)','4: ACTIVATE-ATTEMPTING PROJECTS=&gt;3(Dice roll 2D6: skill check)','4: ACTIVATE-ATTEMPTING PROJECTS=&gt;None(Skill for project)','4: ACTIVATE-DOING RESEARCH=&gt;None(Start researching)','4: END-CRISIS ROLLING=&gt;INDUSTRIAL(Crisis chip: full category)','4: END-CRISIS ROLLING=&gt;ECONOMIC(Crisis chip: full category)','4: END-CRISIS ROLLING=&gt;SOCIAL(Crisis chip: full category)','4: END-CRISIS ROLLING=&gt;3(Dice roll 1D6: crisis cat)','4: END-CRISIS ROLLING=&gt;SOCIAL(Category for crisis)','4: END-CRISIS ROLLING=&gt;SOCIAL(Crisis chip: full category)','4: END-CRISIS ROLLING=&gt;3(Dice roll 1D6: crisis cat)','4: END-CRISIS ROLLING=&gt;SOCIAL(Category for crisis)','4: END-CRISIS ROLLING=&gt;SOCIAL(Crisis chip: full category)','4: END-CRISIS ROLLING=&gt;5(Dice roll 1D6: crisis cat)','4: END-CRISIS ROLLING=&gt;ENVIRONMENTAL(Category for crisis)','4: END-CRISIS ROLLING=&gt;4(Dice roll 1D6: node in ENVIRONMENTAL)','4: END-CRISIS ROLLING=&gt;Air &amp; Ozone Degradation(Problem for crisis)','4: END-CRISIS ROLLING=&gt;10(Dice roll 2D6: crisis roll for Air &amp; Ozone Degradation)','4: END-CRISIS ROLLING=&gt;10(Crisis roll for node "Air &amp; Ozone Degradation")','4: END-CRISIS ROLLING=&gt;7(Dice roll 2D6: crisis roll for Air &amp; Ozone Degradation)','4: END-CRISIS ROLLING=&gt;7(Crisis roll for node "Air &amp; Ozone Degradation")','4: END-CRISIS ROLLING=&gt;Land Conversion(Now in crisis (cascaded from: Air &amp; Ozone Degradation))','5: ENGAGE-DRAWING MONEY=&gt;1(Money drawn)','5: ENGAGE-DRAWING CARDS=&gt;('D', 12)(Card drawn: 1)','5: ENGAGE-DRAWING CARDS=&gt;('D', 7)(Card drawn: 2)','5: ENGAGE-CRISIS RISING','5: ENGAGE-DRAWING MONEY=&gt;1(Money drawn)','5: ENGAGE-DRAWING CARDS=&gt;('S', 13)(Card drawn: 1)','5: ENGAGE-DRAWING CARDS=&gt;('H', 3)(Card drawn: 2)','5: ENGAGE-DRAWING MONEY=&gt;1(Money drawn)','5: ENGAGE-DRAWING CARDS=&gt;('D', 2)(Card drawn: 1)','5: ENGAGE-DRAWING CARDS=&gt;('C', 9)(Card drawn: 2)','5: ENGAGE-CRISIS RISING','5: ENGAGE-DRAWING MONEY=&gt;1(Money drawn)','5: ENGAGE-DRAWING CARDS=&gt;('H', 8)(Card drawn: 1)','5: ENGAGE-DRAWING CARDS=&gt;('H', 14)(Card drawn: 2)','5: ENGAGE-DRAWING MONEY=&gt;1(Money drawn)','5: ENGAGE-DRAWING CARDS=&gt;('C', 7)(Card drawn: 1)','5: ENGAGE-DRAWING CARDS=&gt;('S', 7)(Card drawn: 2)','5: ENGAGE-DRAWING MONEY=&gt;1(Money drawn)','5: ENGAGE-DRAWING CARDS=&gt;('D', 4)(Card drawn: 1)','5: ENGAGE-DRAWING CARDS=&gt;('C', 5)(Card drawn: 2)','5: ACTIVATE-ATTEMPTING PROJECTS=&gt;(('D', 8), 'D', 0, "Base fix 'Community Networks' (SOCIAL) triggers crisis")(Skill for project)','5: ACTIVATE-ATTEMPTING PROJECTS=&gt;0(Consultant fees)','5: ACTIVATE-ATTEMPTING PROJECTS=&gt;7(Dice roll 2D6: skill check)','5: ACTIVATE-ATTEMPTING PROJECTS=&gt;(('D', 12), 'D', 0, "Improved fix 'Freshwater Depletion' (ENVIRONMENTAL)")(Skill for project)','5: ACTIVATE-ATTEMPTING PROJECTS=&gt;1(Consultant fees)','5: ACTIVATE-ATTEMPTING PROJECTS=&gt;7(Dice roll 2D6: skill check)','5: ACTIVATE-ATTEMPTING PROJECTS=&gt;(('D', 7), 'D', 0, "Base fix 'Community Networks' (SOCIAL) triggers crisis")(Skill for project)','5: ACTIVATE-ATTEMPTING PROJECTS=&gt;6(Dice roll 2D6: skill check)','5: ACTIVATE-DOING RESEARCH=&gt;None(Start researching)','5: ACTIVATE-ATTEMPTING PROJECTS=&gt;(('H', 3), 'H', 1, "Improved fix 'Economic Inequality' (LIVING STANDARDS)")(Skill for project)','5: ACTIVATE-ATTEMPTING PROJECTS=&gt;1(Consultant fees)','5: ACTIVATE-ATTEMPTING PROJECTS=&gt;7(Dice roll 2D6: skill check)','5: ACTIVATE-ATTEMPTING PROJECTS=&gt;(('S', 13), 'S', 0, "Improved fix 'Unsustainable Harvesting' (INDUSTRIAL)")(Skill for project)','5: ACTIVATE-ATTEMPTING PROJECTS=&gt;0(Consultant fees)','5: ACTIVATE-ATTEMPTING PROJECTS=&gt;8(Dice roll 2D6: skill check)','5: ACTIVATE-DOING RESEARCH=&gt;None(Start researching)','5: ACTIVATE-ATTEMPTING PROJECTS=&gt;(('D', 2), 'D', 1, "Base fix 'Community Networks' (SOCIAL) triggers crisis")(Skill for project)','5: ACTIVATE-ATTEMPTING PROJECTS=&gt;1(Consultant fees)','5: ACTIVATE-ATTEMPTING PROJECTS=&gt;6(Dice roll 2D6: skill check)','5: ACTIVATE-ATTEMPTING PROJECTS=&gt;(('C', 3), 'C', 0, "Improved fix 'Economic Inequality' (LIVING STANDARDS)")(Skill for project)','5: ACTIVATE-ATTEMPTING PROJECTS=&gt;7(Dice roll 2D6: skill check)','5: ACTIVATE-ATTEMPTING PROJECTS=&gt;(('C', 9), 'C', 0, "Improved fix 'Freshwater Depletion' (ENVIRONMENTAL)")(Skill for project)','5: ACTIVATE-ATTEMPTING PROJECTS=&gt;9(Dice roll 2D6: skill check)','5: ACTIVATE-DOING RESEARCH=&gt;None(Start researching)','5: ACTIVATE-ATTEMPTING PROJECTS=&gt;(('H', 14), 'C', 1, "Base fix 'Economic Inequality' (LIVING STANDARDS) triggers crisis")(Skill for project)','5: ACTIVATE-ATTEMPTING PROJECTS=&gt;(('H', 8), 'H', 0, "Base fix 'Affordable Housing' (CLASS) triggers crisis")(Skill for project)','5: ACTIVATE-ATTEMPTING PROJECTS=&gt;1(Consultant fees)','5: ACTIVATE-ATTEMPTING PROJECTS=&gt;10(Dice roll 2D6: skill check)','5: ACTIVATE-DOING RESEARCH=&gt;None(Start researching)','5: ACTIVATE-ATTEMPTING PROJECTS=&gt;(('C', 7), 'C', 0, "Improved fix 'Unsustainable Harvesting' (INDUSTRIAL)")(Skill for project)','5: ACTIVATE-ATTEMPTING PROJECTS=&gt;0(Consultant fees)','5: ACTIVATE-ATTEMPTING PROJECTS=&gt;3(Dice roll 2D6: skill check)','5: ACTIVATE-ATTEMPTING PROJECTS=&gt;(('S', 7), 'S', 0, "Improved fix 'Unsustainable Harvesting' (INDUSTRIAL)")(Skill for project)','5: ACTIVATE-ATTEMPTING PROJECTS=&gt;0(Consultant fees)','5: ACTIVATE-ATTEMPTING PROJECTS=&gt;10(Dice roll 2D6: skill check)','5: ACTIVATE-DOING RESEARCH=&gt;None(Start researching)','5: ACTIVATE-ATTEMPTING PROJECTS=&gt;(('D', 4), 'D', 3, "Improved fix 'Freshwater Depletion' (ENVIRONMENTAL)")(Skill for project)','5: ACTIVATE-ATTEMPTING PROJECTS=&gt;2(Consultant fees)','5: ACTIVATE-ATTEMPTING PROJECTS=&gt;9(Dice roll 2D6: skill check)','5: ACTIVATE-ATTEMPTING PROJECTS=&gt;(('C', 5), 'C', 3, "Improved fix 'Economic Inequality' (LIVING STANDARDS)")(Skill for project)','5: ACTIVATE-ATTEMPTING PROJECTS=&gt;7(Dice roll 2D6: skill check)','5: ACTIVATE-ATTEMPTING PROJECTS=&gt;(('S', 5), 'S', 0, "Base fix 'Affordable Housing' (CLASS) triggers crisis")(Skill for project)','5: ACTIVATE-ATTEMPTING PROJECTS=&gt;7(Dice roll 2D6: skill check)','5: ACTIVATE-ATTEMPTING PROJECTS=&gt;(('S', 12), 'S', 1, "Improved fix 'Unsustainable Harvesting' (INDUSTRIAL)")(Skill for project)','5: ACTIVATE-ATTEMPTING PROJECTS=&gt;5(Dice roll 2D6: skill check)','5: ACTIVATE-ATTEMPTING PROJECTS=&gt;(('D', 12), 'D', 0, "Improved fix 'Freshwater Depletion' (ENVIRONMENTAL)")(Skill for project)','5: ACTIVATE-ATTEMPTING PROJECTS=&gt;3(Dice roll 2D6: skill check)','5: ACTIVATE-DOING RESEARCH=&gt;None(Start researching)','6: END-FINALIZING=&gt;Base fix 'Economic Inequality' (LIVING STANDARDS) triggers crisis(Project overskilled for "('H', 14)")','6: END-CRISIS ROLLING=&gt;INDUSTRIAL(Crisis chip: full category)','6: END-CRISIS ROLLING=&gt;ECONOMIC(Crisis chip: full category)','6: END-CRISIS ROLLING=&gt;SOCIAL(Crisis chip: full category)','6: END-CRISIS ROLLING=&gt;4(Dice roll 1D6: crisis cat)','6: END-CRISIS ROLLING=&gt;CLASS(Category for crisis)','6: END-CRISIS ROLLING=&gt;2(Dice roll 1D6: node in CLASS)','6: END-CRISIS ROLLING=&gt;Affordable Housing(Problem for crisis)','6: END-CRISIS ROLLING=&gt;3(Dice roll 2D6: crisis roll for Affordable Housing)','6: END-CRISIS ROLLING=&gt;3(Crisis roll for node "Affordable Housing")','6: END-CRISIS ROLLING=&gt;Biodiversity Loss(Now in crisis (cascaded from: Affordable Housing))','6: END-CRISIS ROLLING=&gt;1(Dice roll 1D6: crisis cat)','6: END-CRISIS ROLLING=&gt;INDUSTRIAL(Category for crisis)','6: END-CRISIS ROLLING=&gt;INDUSTRIAL(Crisis chip: full category)','6: END-CRISIS ROLLING=&gt;6(Dice roll 1D6: crisis cat)','6: END-CRISIS ROLLING=&gt;LIVING STANDARDS(Category for crisis)','6: END-CRISIS ROLLING=&gt;6(Dice roll 1D6: node in LIVING STANDARDS)','6: END-CRISIS ROLLING=&gt;4(Dice roll 1D6: node in LIVING STANDARDS)','6: END-CRISIS ROLLING=&gt;2(Dice roll 1D6: node in LIVING STANDARDS)','6: END-CRISIS ROLLING=&gt;Low Labour Standards(Problem for crisis)','6: END-CRISIS ROLLING=&gt;6(Dice roll 2D6: crisis roll for Low Labour Standards)','6: END-CRISIS ROLLING=&gt;6(Crisis roll for node "Low Labour Standards")','6: END-CRISIS ROLLING=&gt;Discrimination(Now in crisis (cascaded from: Low Labour Standards))','6: ENGAGE-DRAWING MONEY=&gt;1(Money drawn)','6: ENGAGE-DRAWING CARDS=&gt;('S', 10)(Card drawn: 1)','6: ENGAGE-DRAWING CARDS=&gt;('D', 11)(Card drawn: 2)','6: ENGAGE-CRISIS RISING','6: ENGAGE-DRAWING MONEY=&gt;1(Money drawn)','6: ENGAGE-DRAWING CARDS=&gt;('D', 9)(Card drawn: 1)','6: ENGAGE-DRAWING CARDS=&gt;('S', 1)(Card drawn: 2)','6: ENGAGE-DRAWING MONEY=&gt;1(Money drawn)','6: ENGAGE-DRAWING CARDS=&gt;('S', 1)(Card drawn: 1)','6: ENGAGE-DRAWING CARDS=&gt;('H', 5)(Card drawn: 2)','6: ENGAGE-CRISIS RISING','6: ENGAGE-DRAWING MONEY=&gt;1(Money drawn)','6: ENGAGE-DRAWING CARDS=&gt;('D', 2)(Card drawn: 1)','6: ENGAGE-DRAWING CARDS=&gt;('D', 4)(Card drawn: 2)','6: ENGAGE-DRAWING MONEY=&gt;1(Money drawn)','6: ENGAGE-DRAWING CARDS=&gt;('H', 12)(Card drawn: 1)','6: ENGAGE-DRAWING CARDS=&gt;('C', 13)(Card drawn: 2)','6: ENGAGE-DRAWING MONEY=&gt;1(Money drawn)','6: ENGAGE-DRAWING CARDS=&gt;('S', 5)(Card drawn: 1)','6: ENGAGE-DRAWING CARDS=&gt;('C', 8)(Card drawn: 2)','6: ACTIVATE-ATTEMPTING PROJECTS=&gt;(('S', 10), 'S', 0, "Base fix 'Affordable Housing' (CLASS) triggers crisis")(Skill for project)','6: ACTIVATE-ATTEMPTING PROJECTS=&gt;1(Consultant fees)','6: ACTIVATE-ATTEMPTING PROJECTS=&gt;8(Dice roll 2D6: skill check)','6: ACTIVATE-ATTEMPTING PROJECTS=&gt;(('D', 11), 'D', 0, "Base fix 'Community Networks' (SOCIAL) triggers crisis")(Skill for project)','6: ACTIVATE-ATTEMPTING PROJECTS=&gt;6(Dice roll 2D6: skill check)','6: ACTIVATE-DOING RESEARCH=&gt;None(Start researching)','6: ACTIVATE-ATTEMPTING PROJECTS=&gt;None(Skill for project)','6: ACTIVATE-DOING RESEARCH=&gt;None(Start researching)','6: ACTIVATE-ATTEMPTING PROJECTS=&gt;(('H', 5), 'H', 1, "Base fix 'Community Networks' (SOCIAL) triggers crisis")(Skill for project)','6: ACTIVATE-ATTEMPTING PROJECTS=&gt;1(Consultant fees)','6: ACTIVATE-ATTEMPTING PROJECTS=&gt;11(Dice roll 2D6: skill check)','6: ACTIVATE-ATTEMPTING PROJECTS=&gt;None(Skill for project)','6: ACTIVATE-DOING RESEARCH=&gt;None(Start researching)','6: ACTIVATE-ATTEMPTING PROJECTS=&gt;(('D', 4), 'D', 1, "Base fix 'Community Networks' (SOCIAL) triggers crisis")(Skill for project)','6: ACTIVATE-ATTEMPTING PROJECTS=&gt;0(Consultant fees)','6: ACTIVATE-ATTEMPTING PROJECTS=&gt;4(Dice roll 2D6: skill check)','6: ACTIVATE-ATTEMPTING PROJECTS=&gt;(('D', 2), 'D', 0, "Base fix 'Community Networks' (SOCIAL) triggers crisis")(Skill for project)','6: ACTIVATE-ATTEMPTING PROJECTS=&gt;1(Consultant fees)','6: ACTIVATE-ATTEMPTING PROJECTS=&gt;8(Dice roll 2D6: skill check)','6: ACTIVATE-DOING RESEARCH=&gt;None(Start researching)','6: ACTIVATE-ATTEMPTING PROJECTS=&gt;None(Skill for project)','6: ACTIVATE-DOING RESEARCH=&gt;None(Start researching)','6: ACTIVATE-ATTEMPTING PROJECTS=&gt;(('C', 8), 'C', 1, "Base fix 'Economic Inequality' (LIVING STANDARDS) triggers crisis")(Skill for project)','6: ACTIVATE-ATTEMPTING PROJECTS=&gt;0(Consultant fees)','6: ACTIVATE-ATTEMPTING PROJECTS=&gt;10(Dice roll 2D6: skill check)','6: ACTIVATE-ATTEMPTING PROJECTS=&gt;(('S', 5), 'S', 0, "Improved fix 'Unsustainable Harvesting' (INDUSTRIAL)")(Skill for project)','6: ACTIVATE-ATTEMPTING PROJECTS=&gt;1(Consultant fees)','6: ACTIVATE-ATTEMPTING PROJECTS=&gt;11(Dice roll 2D6: skill check)','6: ACTIVATE-DOING RESEARCH=&gt;None(Start researching)','6: END-FINALIZING=&gt;Improved fix 'Economic Inequality' (LIVING STANDARDS)(Project abandoned)','6: END-FINALIZING=&gt;Improved fix 'Freshwater Depletion' (ENVIRONMENTAL)(Project abandoned)','6: END-CRISIS ROLLING=&gt;INDUSTRIAL(Crisis chip: full category)','6: END-CRISIS ROLLING=&gt;ECONOMIC(Crisis chip: full category)','6: END-CRISIS ROLLING=&gt;SOCIAL(Crisis chip: full category)','6: END-CRISIS ROLLING=&gt;LIVING STANDARDS(Crisis chip: full category)','6: END-CRISIS ROLLING=&gt;4(Dice roll 1D6: crisis cat)','6: END-CRISIS ROLLING=&gt;CLASS(Category for crisis)','6: END-CRISIS ROLLING=&gt;2(Dice roll 1D6: node in CLASS)','6: END-CRISIS ROLLING=&gt;Affordable Housing(Problem for crisis)','6: END-CRISIS ROLLING=&gt;6(Dice roll 2D6: crisis roll for Affordable Housing)','6: END-CRISIS ROLLING=&gt;6(Crisis roll for node "Affordable Housing")','6: END-CRISIS ROLLING=&gt;Food Shortage(Now in crisis (cascaded from: Affordable Housing))','6: END-CRISIS ROLLING=&gt;2(Dice roll 1D6: crisis cat)','6: END-CRISIS ROLLING=&gt;ECONOMIC(Category for crisis)','6: END-CRISIS ROLLING=&gt;ECONOMIC(Crisis chip: full category)','6: END-CRISIS ROLLING=&gt;3(Dice roll 1D6: crisis cat)','6: END-CRISIS ROLLING=&gt;SOCIAL(Category for crisis)','6: END-CRISIS ROLLING=&gt;SOCIAL(Crisis chip: full category)','6: END-CRISIS ROLLING=&gt;1(Dice roll 1D6: crisis cat)','6: END-CRISIS ROLLING=&gt;INDUSTRIAL(Category for crisis)','6: END-CRISIS ROLLING=&gt;INDUSTRIAL(Crisis chip: full category)','6: END-CRISIS ROLLING=&gt;5(Dice roll 1D6: crisis cat)','6: END-CRISIS ROLLING=&gt;ENVIRONMENTAL(Category for crisis)','6: END-CRISIS ROLLING=&gt;3(Dice roll 1D6: node in ENVIRONMENTAL)','6: END-CRISIS ROLLING=&gt;Freshwater Depletion(Problem for crisis)','6: END-CRISIS ROLLING=&gt;8(Dice roll 2D6: crisis roll for Freshwater Depletion)','6: END-CRISIS ROLLING=&gt;8(Crisis roll for node "Freshwater Depletion")','6: END-CRISIS ROLLING=&gt;Freshwater Depletion(Now in crisis)','7: ENGAGE-DRAWING MONEY=&gt;1(Money drawn)','7: ENGAGE-DRAWING CARDS=&gt;('S', 3)(Card drawn: 1)','7: ENGAGE-DRAWING CARDS=&gt;('D', 5)(Card drawn: 2)','7: ENGAGE-CRISIS RISING','7: ENGAGE-DRAWING MONEY=&gt;1(Money drawn)','7: ENGAGE-DRAWING CARDS=&gt;('D', 14)(Card drawn: 1)','7: ENGAGE-DRAWING CARDS=&gt;('S', 14)(Card drawn: 2)','7: ENGAGE-DRAWING MONEY=&gt;1(Money drawn)','7: ENGAGE-DRAWING CARDS=&gt;('D', 5)(Card drawn: 1)','7: ENGAGE-DRAWING CARDS=&gt;('H', 6)(Card drawn: 2)','7: ENGAGE-CRISIS RISING','7: ENGAGE-DRAWING MONEY=&gt;1(Money drawn)','7: ENGAGE-DRAWING CARDS=&gt;('D', 3)(Card drawn: 1)','7: ENGAGE-DRAWING CARDS=&gt;('H', 2)(Card drawn: 2)','7: ENGAGE-DRAWING MONEY=&gt;1(Money drawn)','7: ENGAGE-DRAWING CARDS=&gt;('D', 13)(Card drawn: 1)','7: ENGAGE-DRAWING CARDS=&gt;('S', 10)(Card drawn: 2)','7: ENGAGE-DRAWING MONEY=&gt;1(Money drawn)','7: ENGAGE-DRAWING CARDS=&gt;('S', 3)(Card drawn: 1)','7: ENGAGE-DRAWING CARDS=&gt;('S', 7)(Card drawn: 2)','7: ACTIVATE-ATTEMPTING PROJECTS=&gt;(('S', 3), 'S', 0, "Base fix 'Affordable Housing' (CLASS) triggers crisis")(Skill for project)','7: ACTIVATE-ATTEMPTING PROJECTS=&gt;0(Consultant fees)','7: ACTIVATE-ATTEMPTING PROJECTS=&gt;8(Dice roll 2D6: skill check)','7: ACTIVATE-ATTEMPTING PROJECTS=&gt;None(Skill for project)','7: ACTIVATE-DOING RESEARCH=&gt;None(Start researching)','7: ACTIVATE-ATTEMPTING PROJECTS=&gt;(('D', 14), 'C', 2, "Base fix 'Economic Inequality' (LIVING STANDARDS) triggers crisis")(Skill for project)','7: ACTIVATE-ATTEMPTING PROJECTS=&gt;(('S', 14), 'S', 2, "Improved fix 'Unsustainable Harvesting' (INDUSTRIAL)")(Skill for project)','7: ACTIVATE-ATTEMPTING PROJECTS=&gt;(('S', 1), 'S', 1, "Improved fix 'Unsustainable Harvesting' (INDUSTRIAL)")(Skill for project)','7: ACTIVATE-ATTEMPTING PROJECTS=&gt;1(Consultant fees)','7: ACTIVATE-ATTEMPTING PROJECTS=&gt;9(Dice roll 2D6: skill check)','7: ACTIVATE-ATTEMPTING PROJECTS=&gt;(('D', 9), 'D', 0, "Base fix 'Community Networks' (SOCIAL) triggers crisis")(Skill for project)','7: ACTIVATE-ATTEMPTING PROJECTS=&gt;1(Consultant fees)','7: ACTIVATE-ATTEMPTING PROJECTS=&gt;11(Dice roll 2D6: skill check)','7: ACTIVATE-DOING RESEARCH=&gt;None(Start researching)','7: ACTIVATE-ATTEMPTING PROJECTS=&gt;Remove-Tradeoff(Start project: type)','7: ACTIVATE-ATTEMPTING PROJECTS=&gt;SOCIAL(Start project: fix category)','7: ACTIVATE-ATTEMPTING PROJECTS=&gt;Peace &amp; Justice(Start project: fix problem)','7: ACTIVATE-ATTEMPTING PROJECTS=&gt;Improved fix 'Peace &amp; Justice' (SOCIAL)(Project started)','7: ACTIVATE-ATTEMPTING PROJECTS=&gt;None(Skill for project)','7: ACTIVATE-DOING RESEARCH=&gt;None(Start researching)','7: ACTIVATE-ATTEMPTING PROJECTS=&gt;(('H', 2), 'H', 1, "Base fix 'Affordable Housing' (CLASS) triggers crisis")(Skill for project)','7: ACTIVATE-ATTEMPTING PROJECTS=&gt;0(Consultant fees)','7: ACTIVATE-ATTEMPTING PROJECTS=&gt;4(Dice roll 2D6: skill check)','7: ACTIVATE-ATTEMPTING PROJECTS=&gt;None(Skill for project)','7: ACTIVATE-DOING RESEARCH=&gt;None(Start researching)','7: ACTIVATE-ATTEMPTING PROJECTS=&gt;(('C', 13), 'C', 1, "Improved fix 'Unsustainable Harvesting' (INDUSTRIAL)")(Skill for project)','7: ACTIVATE-ATTEMPTING PROJECTS=&gt;0(Consultant fees)','7: ACTIVATE-ATTEMPTING PROJECTS=&gt;4(Dice roll 2D6: skill check)','7: ACTIVATE-ATTEMPTING PROJECTS=&gt;(('H', 12), 'H', 0, "Base fix 'Affordable Housing' (CLASS) triggers crisis")(Skill for project)','7: ACTIVATE-ATTEMPTING PROJECTS=&gt;0(Consultant fees)','7: ACTIVATE-ATTEMPTING PROJECTS=&gt;6(Dice roll 2D6: skill check)','7: ACTIVATE-ATTEMPTING PROJECTS=&gt;None(Skill for project)','7: ACTIVATE-DOING RESEARCH=&gt;None(Start researching)','7: ACTIVATE-ATTEMPTING PROJECTS=&gt;Base(Start project: type)','7: ACTIVATE-ATTEMPTING PROJECTS=&gt;CLASS(Start project: fix category)','7: ACTIVATE-ATTEMPTING PROJECTS=&gt;Food Shortage(Start project: fix problem)','7: ACTIVATE-ATTEMPTING PROJECTS=&gt;Base fix 'Food Shortage' (CLASS) triggers crisis(Project started)','7: ACTIVATE-ATTEMPTING PROJECTS=&gt;(('S', 3), 'S', 0, "Base fix 'Food Shortage' (CLASS) triggers crisis")(Skill for project)','7: ACTIVATE-ATTEMPTING PROJECTS=&gt;1(Consultant fees)','7: ACTIVATE-ATTEMPTING PROJECTS=&gt;3(Dice roll 2D6: skill check)','7: ACTIVATE-ATTEMPTING PROJECTS=&gt;None(Skill for project)','7: ACTIVATE-DOING RESEARCH=&gt;None(Start researching)','7: END-FINALIZING=&gt;Improved fix 'Peace &amp; Justice' (SOCIAL)(Project abandoned)','7: END-FINALIZING=&gt;Base fix 'Economic Inequality' (LIVING STANDARDS) triggers crisis(Project overskilled for "('D', 14)")','7: END-FINALIZING=&gt;Improved fix 'Unsustainable Harvesting' (INDUSTRIAL)(Project overskilled for "('S', 14)")','7: END-CRISIS ROLLING=&gt;INDUSTRIAL(Crisis chip: full category)','7: END-CRISIS ROLLING=&gt;ECONOMIC(Crisis chip: full category)','7: END-CRISIS ROLLING=&gt;SOCIAL(Crisis chip: full category)','7: END-CRISIS ROLLING=&gt;LIVING STANDARDS(Crisis chip: full category)','7: END-CRISIS ROLLING=&gt;2(Dice roll 1D6: crisis cat)','7: END-CRISIS ROLLING=&gt;ECONOMIC(Category for crisis)','7: END-CRISIS ROLLING=&gt;ECONOMIC(Crisis chip: full category)','7: END-CRISIS ROLLING=&gt;5(Dice roll 1D6: crisis cat)','7: END-CRISIS ROLLING=&gt;ENVIRONMENTAL(Category for crisis)','7: END-CRISIS ROLLING=&gt;4(Dice roll 1D6: node in ENVIRONMENTAL)','7: END-CRISIS ROLLING=&gt;Air &amp; Ozone Degradation(Crisis chip: overwhelmed problem)','7: END-CRISIS ROLLING=&gt;1(Dice roll 1D6: crisis cat)','7: END-CRISIS ROLLING=&gt;INDUSTRIAL(Category for crisis)','7: END-CRISIS ROLLING=&gt;INDUSTRIAL(Crisis chip: full category)','7: END-CRISIS ROLLING=&gt;5(Dice roll 1D6: crisis cat)','7: END-CRISIS ROLLING=&gt;ENVIRONMENTAL(Category for crisis)','7: END-CRISIS ROLLING=&gt;2(Dice roll 1D6: node in ENVIRONMENTAL)','7: END-CRISIS ROLLING=&gt;Climate Change(Problem for crisis)','7: END-CRISIS ROLLING=&gt;5(Dice roll 2D6: crisis roll for Climate Change)','7: END-CRISIS ROLLING=&gt;5(Crisis roll for node "Climate Change")','7: END-CRISIS ROLLING=&gt;Climate Change(Now in crisis)','7: END-CRISIS ROLLING=&gt;3(Dice roll 1D6: crisis cat)','7: END-CRISIS ROLLING=&gt;SOCIAL(Category for crisis)','7: END-CRISIS ROLLING=&gt;SOCIAL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3(Dice roll 1D6: crisis cat)','7: END-CRISIS ROLLING=&gt;SOCIAL(Category for crisis)','7: END-CRISIS ROLLING=&gt;SOCIAL(Crisis chip: full category)','7: END-CRISIS ROLLING=&gt;2(Dice roll 1D6: crisis cat)','7: END-CRISIS ROLLING=&gt;ECONOMIC(Category for crisis)','7: END-CRISIS ROLLING=&gt;ECONOMIC(Crisis chip: full category)','7: END-CRISIS ROLLING=&gt;1(Dice roll 1D6: crisis cat)','7: END-CRISIS ROLLING=&gt;INDUSTRIAL(Category for crisis)','7: END-CRISIS ROLLING=&gt;INDUSTRIAL(Crisis chip: full category)','7: END-CRISIS ROLLING=&gt;5(Dice roll 1D6: crisis cat)','7: END-CRISIS ROLLING=&gt;ENVIRONMENTAL(Category for crisis)','7: END-CRISIS ROLLING=&gt;1(Dice roll 1D6: node in ENVIRONMENTAL)','7: END-CRISIS ROLLING=&gt;Chemical Pollution(Problem for crisis)','7: END-CRISIS ROLLING=&gt;3(Dice roll 2D6: crisis roll for Chemical Pollution)','7: END-CRISIS ROLLING=&gt;3(Crisis roll for node "Chemical Pollution")','7: END-CRISIS ROLLING=&gt;Clean Water Shortage(Now in crisis (cascaded from: Chemical Pollution))','8: ENGAGE-DRAWING MONEY=&gt;1(Money drawn)','8: ENGAGE-DRAWING CARDS=&gt;('C', 1)(Card drawn: 1)','8: ENGAGE-DRAWING CARDS=&gt;('D', 11)(Card drawn: 2)','8: ENGAGE-CRISIS RISING','8: ENGAGE-DRAWING MONEY=&gt;1(Money drawn)','8: ENGAGE-DRAWING CARDS=&gt;('S', 11)(Card drawn: 1)','8: ENGAGE-DRAWING CARDS=&gt;('H', 6)(Card drawn: 2)','8: ENGAGE-DRAWING MONEY=&gt;1(Money drawn)','8: ENGAGE-DRAWING CARDS=&gt;('C', 13)(Card drawn: 1)','8: ENGAGE-DRAWING CARDS=&gt;('C', 4)(Card drawn: 2)','8: ENGAGE-CRISIS RISING','8: ENGAGE-DRAWING MONEY=&gt;1(Money drawn)','8: ENGAGE-DRAWING CARDS=&gt;('S', 8)(Card drawn: 1)','8: ENGAGE-DRAWING CARDS=&gt;('D', 7)(Card drawn: 2)','8: ENGAGE-DRAWING MONEY=&gt;1(Money drawn)','8: ENGAGE-DRAWING CARDS=&gt;('H', 10)(Card drawn: 1)','8: ENGAGE-DRAWING CARDS=&gt;('C', 9)(Card drawn: 2)','8: ENGAGE-DRAWING MONEY=&gt;1(Money drawn)','8: ENGAGE-DRAWING CARDS=&gt;('H', 7)(Card drawn: 1)','8: ENGAGE-DRAWING CARDS=&gt;('C', 4)(Card drawn: 2)','8: ACTIVATE-ATTEMPTING PROJECTS=&gt;(('D', 11), 'D', 2, "Base fix 'Community Networks' (SOCIAL) triggers crisis")(Skill for project)','8: ACTIVATE-ATTEMPTING PROJECTS=&gt;0(Consultant fees)','8: ACTIVATE-ATTEMPTING PROJECTS=&gt;2(Dice roll 2D6: skill check)','8: ACTIVATE-ATTEMPTING PROJECTS=&gt;(('C', 1), 'C', 1, "Base fix 'Economic Inequality' (LIVING STANDARDS) triggers crisis")(Skill for project)','8: ACTIVATE-ATTEMPTING PROJECTS=&gt;1(Consultant fees)','8: ACTIVATE-ATTEMPTING PROJECTS=&gt;5(Dice roll 2D6: skill check)','8: ACTIVATE-ATTEMPTING PROJECTS=&gt;None(Skill for project)','8: ACTIVATE-DOING RESEARCH=&gt;None(Start researching)','8: ACTIVATE-ATTEMPTING PROJECTS=&gt;(('S', 11), 'S', 0, "Improved fix 'Unsustainable Harvesting' (INDUSTRIAL)")(Skill for project)','8: ACTIVATE-ATTEMPTING PROJECTS=&gt;1(Consultant fees)','8: ACTIVATE-ATTEMPTING PROJECTS=&gt;6(Dice roll 2D6: skill check)','8: ACTIVATE-ATTEMPTING PROJECTS=&gt;(('H', 6), 'H', 0, "Base fix 'Economic Inequality' (LIVING STANDARDS) triggers crisis")(Skill for project)','8: ACTIVATE-ATTEMPTING PROJECTS=&gt;1(Consultant fees)','8: ACTIVATE-ATTEMPTING PROJECTS=&gt;7(Dice roll 2D6: skill check)','8: ACTIVATE-DOING RESEARCH=&gt;None(Start researching)','8: ACTIVATE-ATTEMPTING PROJECTS=&gt;None(Start project: type)','8: ACTIVATE-ATTEMPTING PROJECTS=&gt;None(Skill for project)','8: ACTIVATE-DOING RESEARCH=&gt;None(Start researching)','8: ACTIVATE-ATTEMPTING PROJECTS=&gt;(('S', 8), 'S', 1, "Base fix 'Food Shortage' (CLASS) triggers crisis")(Skill for project)','8: ACTIVATE-ATTEMPTING PROJECTS=&gt;1(Consultant fees)','8: ACTIVATE-ATTEMPTING PROJECTS=&gt;7(Dice roll 2D6: skill check)','8: ACTIVATE-ATTEMPTING PROJECTS=&gt;(('D', 3), 'D', 0, "Base fix 'Community Networks' (SOCIAL) triggers crisis")(Skill for project)','8: ACTIVATE-ATTEMPTING PROJECTS=&gt;0(Consultant fees)','8: ACTIVATE-ATTEMPTING PROJECTS=&gt;3(Dice roll 2D6: skill check)','8: ACTIVATE-ATTEMPTING PROJECTS=&gt;None(Skill for project)','8: ACTIVATE-DOING RESEARCH=&gt;None(Start researching)','8: ACTIVATE-ATTEMPTING PROJECTS=&gt;(('D', 13), 'D', 0, "Base fix 'Community Networks' (SOCIAL) triggers crisis")(Skill for project)','8: ACTIVATE-ATTEMPTING PROJECTS=&gt;0(Consultant fees)','8: ACTIVATE-ATTEMPTING PROJECTS=&gt;3(Dice roll 2D6: skill check)','8: ACTIVATE-ATTEMPTING PROJECTS=&gt;None(Skill for project)','8: ACTIVATE-DOING RESEARCH=&gt;None(Start researching)','8: ACTIVATE-ATTEMPTING PROJECTS=&gt;(('C', 4), 'C', 2, "Base fix 'Economic Inequality' (LIVING STANDARDS) triggers crisis")(Skill for project)','8: ACTIVATE-ATTEMPTING PROJECTS=&gt;0(Consultant fees)','8: ACTIVATE-ATTEMPTING PROJECTS=&gt;8(Dice roll 2D6: skill check)','8: ACTIVATE-ATTEMPTING PROJECTS=&gt;(('H', 7), 'H', 1, "Base fix 'Community Networks' (SOCIAL) triggers crisis")(Skill for project)','8: ACTIVATE-ATTEMPTING PROJECTS=&gt;1(Consultant fees)','8: ACTIVATE-ATTEMPTING PROJECTS=&gt;6(Dice roll 2D6: skill check)','8: ACTIVATE-ATTEMPTING PROJECTS=&gt;(('S', 7), 'S', 0, "Improved fix 'Unsustainable Harvesting' (INDUSTRIAL)")(Skill for project)','8: ACTIVATE-ATTEMPTING PROJECTS=&gt;8(Dice roll 2D6: skill check)','8: ACTIVATE-DOING RESEARCH=&gt;None(Start researching)','8: END-FINALIZING=&gt;Base fix 'Affordable Housing' (CLASS) triggers crisis(Project abandoned)','8: END-CRISIS ROLLING=&gt;INDUSTRIAL(Crisis chip: full category)','8: END-CRISIS ROLLING=&gt;ECONOMIC(Crisis chip: full category)','8: END-CRISIS ROLLING=&gt;SOCIAL(Crisis chip: full category)','8: END-CRISIS ROLLING=&gt;LIVING STANDARDS(Crisis chip: full category)','8: END-CRISIS ROLLING=&gt;3(Dice roll 1D6: crisis cat)','8: END-CRISIS ROLLING=&gt;SOCIAL(Category for crisis)','8: END-CRISIS ROLLING=&gt;SOCIAL(Crisis chip: full category)','8: END-CRISIS ROLLING=&gt;6(Dice roll 1D6: crisis cat)','8: END-CRISIS ROLLING=&gt;LIVING STANDARDS(Category for crisis)','8: END-CRISIS ROLLING=&gt;LIVING STANDARDS(Crisis chip: full category)','8: END-CRISIS ROLLING=&gt;4(Dice roll 1D6: crisis cat)','8: END-CRISIS ROLLING=&gt;CLASS(Category for crisis)','8: END-CRISIS ROLLING=&gt;2(Dice roll 1D6: node in CLASS)','8: END-CRISIS ROLLING=&gt;Affordable Housing(Crisis chip: overwhelmed problem)','8: END-CRISIS ROLLING=&gt;4(Dice roll 1D6: crisis cat)','8: END-CRISIS ROLLING=&gt;CLASS(Category for crisis)','8: END-CRISIS ROLLING=&gt;6(Dice roll 1D6: node in CLASS)','8: END-CRISIS ROLLING=&gt;5(Dice roll 1D6: node in CLASS)','8: END-CRISIS ROLLING=&gt;2(Dice roll 1D6: node in CLASS)','8: END-CRISIS ROLLING=&gt;Affordable Housing(Crisis chip: overwhelmed problem)','8: END-CRISIS ROLLING=&gt;3(Dice roll 1D6: crisis cat)','8: END-CRISIS ROLLING=&gt;SOCIAL(Category for crisis)','8: END-CRISIS ROLLING=&gt;SOCIAL(Crisis chip: full category)','8: END-CRISIS ROLLING=&gt;4(Dice roll 1D6: crisis cat)','8: END-CRISIS ROLLING=&gt;CLASS(Category for crisis)','8: END-CRISIS ROLLING=&gt;3(Dice roll 1D6: node in CLASS)','8: END-CRISIS ROLLING=&gt;Clean Water Shortage(Crisis chip: overwhelmed problem)','8: END-CRISIS ROLLING=&gt;4(Dice roll 1D6: crisis cat)','8: END-CRISIS ROLLING=&gt;CLASS(Category for crisis)','8: END-CRISIS ROLLING=&gt;3(Dice roll 1D6: node in CLASS)','8: END-CRISIS ROLLING=&gt;Clean Water Shortage(Crisis chip: overwhelmed problem)','8: END-CRISIS ROLLING=&gt;4(Dice roll 1D6: crisis cat)','8: END-CRISIS ROLLING=&gt;CLASS(Category for crisis)','8: END-CRISIS ROLLING=&gt;1(Dice roll 1D6: node in CLASS)','8: END-CRISIS ROLLING=&gt;Healthcare(Crisis chip: overwhelmed problem)','8: END-CRISIS ROLLING=&gt;5(Dice roll 1D6: crisis cat)','8: END-CRISIS ROLLING=&gt;ENVIRONMENTAL(Category for crisis)','8: END-CRISIS ROLLING=&gt;3(Dice roll 1D6: node in ENVIRONMENTAL)','8: END-CRISIS ROLLING=&gt;Freshwater Depletion(Problem for crisis)','8: END-CRISIS ROLLING=&gt;11(Dice roll 2D6: crisis roll for Freshwater Depletion)','8: END-CRISIS ROLLING=&gt;11(Crisis roll for node "Freshwater Depletion")','8: END-CRISIS ROLLING=&gt;6(Dice roll 2D6: crisis roll for Freshwater Depletion)','8: END-CRISIS ROLLING=&gt;6(Crisis roll for node "Freshwater Depletion")','8: END-CRISIS ROLLING=&gt;Energy Shortage(Now in crisis (cascaded from: Freshwater Depletion))','9: ENGAGE-DRAWING MONEY=&gt;1(Money drawn)','9: ENGAGE-DRAWING CARDS=&gt;('C', 12)(Card drawn: 1)','9: ENGAGE-DRAWING CARDS=&gt;('D', 12)(Card drawn: 2)','9: ENGAGE-CRISIS RISING','9: ENGAGE-DRAWING MONEY=&gt;1(Money drawn)','9: ENGAGE-DRAWING CARDS=&gt;('D', 2)(Card drawn: 1)','9: ENGAGE-DRAWING CARDS=&gt;('S', 2)(Card drawn: 2)','9: ENGAGE-DRAWING MONEY=&gt;1(Money drawn)','9: ENGAGE-DRAWING CARDS=&gt;('S', 6)(Card drawn: 1)','9: ENGAGE-DRAWING CARDS=&gt;('H', 7)(Card drawn: 2)','9: ENGAGE-CRISIS RISING','9: ENGAGE-DRAWING MONEY=&gt;1(Money drawn)','9: ENGAGE-DRAWING CARDS=&gt;('S', 2)(Card drawn: 1)','9: ENGAGE-DRAWING CARDS=&gt;('H', 9)(Card drawn: 2)','9: ENGAGE-DRAWING MONEY=&gt;1(Money drawn)','9: ENGAGE-DRAWING CARDS=&gt;('S', 9)(Card drawn: 1)','9: ENGAGE-DRAWING CARDS=&gt;('C', 10)(Card drawn: 2)','9: ENGAGE-DRAWING MONEY=&gt;1(Money drawn)','9: ENGAGE-DRAWING CARDS=&gt;('D', 13)(Card drawn: 1)','9: ENGAGE-DRAWING CARDS=&gt;('S', 12)(Card drawn: 2)','9: ACTIVATE-ATTEMPTING PROJECTS=&gt;Remove-Tradeoff(Start project: type)','9: ACTIVATE-ATTEMPTING PROJECTS=&gt;CLASS(Start project: fix category)','9: ACTIVATE-ATTEMPTING PROJECTS=&gt;Affordable Housing(Start project: fix problem)','9: ACTIVATE-ATTEMPTING PROJECTS=&gt;Improved fix 'Affordable Housing' (CLASS)(Project started)','9: ACTIVATE-ATTEMPTING PROJECTS=&gt;(('D', 12), 'D', 2, "Base fix 'Community Networks' (SOCIAL) triggers crisis")(Skill for project)','9: ACTIVATE-ATTEMPTING PROJECTS=&gt;1(Consultant fees)','9: ACTIVATE-ATTEMPTING PROJECTS=&gt;11(Dice roll 2D6: skill check)','9: ACTIVATE-ATTEMPTING PROJECTS=&gt;(('D', 5), 'D', 0, "Base fix 'Community Networks' (SOCIAL) triggers crisis")(Skill for project)','9: ACTIVATE-ATTEMPTING PROJECTS=&gt;0(Consultant fees)','9: ACTIVATE-ATTEMPTING PROJECTS=&gt;8(Dice roll 2D6: skill check)','9: ACTIVATE-ATTEMPTING PROJECTS=&gt;None(Skill for project)','9: ACTIVATE-DOING RESEARCH=&gt;None(Start researching)','9: ACTIVATE-ATTEMPTING PROJECTS=&gt;(('D', 2), 'D', 0, "Base fix 'Community Networks' (SOCIAL) triggers crisis")(Skill for project)','9: ACTIVATE-ATTEMPTING PROJECTS=&gt;1(Consultant fees)','9: ACTIVATE-ATTEMPTING PROJECTS=&gt;11(Dice roll 2D6: skill check)','9: ACTIVATE-ATTEMPTING PROJECTS=&gt;(('S', 2), 'S', 0, "Improved fix 'Unsustainable Harvesting' (INDUSTRIAL)")(Skill for project)','9: ACTIVATE-ATTEMPTING PROJECTS=&gt;3(Dice roll 2D6: skill check)','9: ACTIVATE-DOING RESEARCH=&gt;None(Start researching)','9: ACTIVATE-ATTEMPTING PROJECTS=&gt;None(Start project: type)','9: ACTIVATE-ATTEMPTING PROJECTS=&gt;(('S', 6), 'S', 5, "Improved fix 'Unsustainable Harvesting' (INDUSTRIAL)")(Skill for project)','9: ACTIVATE-ATTEMPTING PROJECTS=&gt;0(Consultant fees)','9: ACTIVATE-ATTEMPTING PROJECTS=&gt;8(Dice roll 2D6: skill check)','9: ACTIVATE-ATTEMPTING PROJECTS=&gt;(('H', 6), 'H', 2, "Base fix 'Community Networks' (SOCIAL) triggers crisis")(Skill for project)','9: ACTIVATE-ATTEMPTING PROJECTS=&gt;3(Consultant fees)','9: ACTIVATE-ATTEMPTING PROJECTS=&gt;9(Dice roll 2D6: skill check)','9: ACTIVATE-ATTEMPTING PROJECTS=&gt;(('S', 1), 'S', 0, "Base fix 'Food Shortage' (CLASS) triggers crisis")(Skill for project)','9: ACTIVATE-ATTEMPTING PROJECTS=&gt;4(Dice roll 2D6: skill check)','9: ACTIVATE-ATTEMPTING PROJECTS=&gt;(('C', 13), 'C', 1, "Improved fix 'Unsustainable Harvesting' (INDUSTRIAL)")(Skill for project)','9: ACTIVATE-ATTEMPTING PROJECTS=&gt;5(Dice roll 2D6: skill check)','9: ACTIVATE-ATTEMPTING PROJECTS=&gt;(('C', 4), 'C', 1, "Base fix 'Economic Inequality' (LIVING STANDARDS) triggers crisis")(Skill for project)','9: ACTIVATE-ATTEMPTING PROJECTS=&gt;4(Dice roll 2D6: skill check)','9: ACTIVATE-ATTEMPTING PROJECTS=&gt;(('D', 5), 'D', 0, "Base fix 'Community Networks' (SOCIAL) triggers crisis")(Skill for project)','9: ACTIVATE-ATTEMPTING PROJECTS=&gt;10(Dice roll 2D6: skill check)','9: ACTIVATE-ATTEMPTING PROJECTS=&gt;(('H', 7), 'H', 0, "Base fix 'Economic Inequality' (LIVING STANDARDS) triggers crisis")(Skill for project)','9: ACTIVATE-ATTEMPTING PROJECTS=&gt;7(Dice roll 2D6: skill check)','9: ACTIVATE-DOING RESEARCH=&gt;None(Start researching)','9: ACTIVATE-ATTEMPTING PROJECTS=&gt;None(Skill for project)','9: ACTIVATE-DOING RESEARCH=&gt;None(Start researching)','9: ACTIVATE-ATTEMPTING PROJECTS=&gt;(('C', 9), 'C', 2, "Improved fix 'Unsustainable Harvesting' (INDUSTRIAL)")(Skill for project)','9: ACTIVATE-ATTEMPTING PROJECTS=&gt;0(Consultant fees)','9: ACTIVATE-ATTEMPTING PROJECTS=&gt;4(Dice roll 2D6: skill check)','9: ACTIVATE-ATTEMPTING PROJECTS=&gt;(('S', 10), 'S', 0, "Improved fix 'Unsustainable Harvesting' (INDUSTRIAL)")(Skill for project)','9: ACTIVATE-ATTEMPTING PROJECTS=&gt;0(Consultant fees)','9: ACTIVATE-ATTEMPTING PROJECTS=&gt;7(Dice roll 2D6: skill check)','9: ACTIVATE-ATTEMPTING PROJECTS=&gt;(('H', 10), 'H', 0, "Base fix 'Economic Inequality' (LIVING STANDARDS) triggers crisis")(Skill for project)','9: ACTIVATE-ATTEMPTING PROJECTS=&gt;0(Consultant fees)','9: ACTIVATE-ATTEMPTING PROJECTS=&gt;6(Dice roll 2D6: skill check)','9: ACTIVATE-ATTEMPTING PROJECTS=&gt;(('S', 9), 'S', 0, "Improved fix 'Unsustainable Harvesting' (INDUSTRIAL)")(Skill for project)','9: ACTIVATE-ATTEMPTING PROJECTS=&gt;1(Consultant fees)','9: ACTIVATE-ATTEMPTING PROJECTS=&gt;10(Dice roll 2D6: skill check)','9: ACTIVATE-ATTEMPTING PROJECTS=&gt;(('C', 10), 'C', 0, "Base fix 'Economic Inequality' (LIVING STANDARDS) triggers crisis")(Skill for project)','9: ACTIVATE-ATTEMPTING PROJECTS=&gt;1(Consultant fees)','9: ACTIVATE-ATTEMPTING PROJECTS=&gt;5(Dice roll 2D6: skill check)','9: ACTIVATE-DOING RESEARCH=&gt;None(Start researching)','9: ACTIVATE-ATTEMPTING PROJECTS=&gt;(('D', 13), 'D', 0, "Base fix 'Community Networks' (SOCIAL) triggers crisis")(Skill for project)','9: ACTIVATE-ATTEMPTING PROJECTS=&gt;1(Consultant fees)','9: ACTIVATE-ATTEMPTING PROJECTS=&gt;8(Dice roll 2D6: skill check)','9: ACTIVATE-ATTEMPTING PROJECTS=&gt;None(Skill for project)','9: ACTIVATE-DOING RESEARCH=&gt;None(Start researching)','9: END-FINALIZING=&gt;Improved fix 'Affordable Housing' (CLASS)(Project abandoned)','9: END-CRISIS ROLLING=&gt;INDUSTRIAL(Crisis chip: full category)','9: END-CRISIS ROLLING=&gt;ECONOMIC(Crisis chip: full category)','9: END-CRISIS ROLLING=&gt;SOCIAL(Crisis chip: full category)','9: END-CRISIS ROLLING=&gt;CLASS(Crisis chip: full category)','9: END-CRISIS ROLLING=&gt;LIVING STANDARDS(Crisis chip: full category)','9: END-CRISIS ROLLING=&gt;6(Dice roll 1D6: crisis cat)','9: END-CRISIS ROLLING=&gt;LIVING STANDARDS(Category for crisis)','9: END-CRISIS ROLLING=&gt;LIVING STANDARDS(Crisis chip: full category)','9: END-CRISIS ROLLING=&gt;4(Dice roll 1D6: crisis cat)','9: END-CRISIS ROLLING=&gt;CLASS(Category for crisis)','9: END-CRISIS ROLLING=&gt;CLASS(Crisis chip: full category)','9: END-CRISIS ROLLING=&gt;3(Dice roll 1D6: crisis cat)','9: END-CRISIS ROLLING=&gt;SOCIAL(Category for crisis)','9: END-CRISIS ROLLING=&gt;SOCIAL(Crisis chip: full category)','9: END-CRISIS ROLLING=&gt;5(Dice roll 1D6: crisis cat)','9: END-CRISIS ROLLING=&gt;ENVIRONMENTAL(Category for crisis)','9: END-CRISIS ROLLING=&gt;6(Dice roll 1D6: node in ENVIRONMENTAL)','9: END-CRISIS ROLLING=&gt;6(Dice roll 1D6: node in ENVIRONMENTAL)','9: END-CRISIS ROLLING=&gt;4(Dice roll 1D6: node in ENVIRONMENTAL)','9: END-CRISIS ROLLING=&gt;Air &amp; Ozone Degradation(Crisis chip: overwhelmed problem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4(Dice roll 1D6: crisis cat)','9: END-CRISIS ROLLING=&gt;CLASS(Category for crisis)','9: END-CRISIS ROLLING=&gt;CLASS(Crisis chip: full category)','9: END-CRISIS ROLLING=&gt;6(Dice roll 1D6: crisis cat)','9: END-CRISIS ROLLING=&gt;LIVING STANDARDS(Category for crisis)','9: END-CRISIS ROLLING=&gt;LIVING STANDARDS(Crisis chip: full category)','9: END-CRISIS ROLLING=&gt;5(Dice roll 1D6: crisis cat)','9: END-CRISIS ROLLING=&gt;ENVIRONMENTAL(Category for crisis)','9: END-CRISIS ROLLING=&gt;3(Dice roll 1D6: node in ENVIRONMENTAL)','9: END-CRISIS ROLLING=&gt;Freshwater Depletion(Crisis chip: overwhelmed problem)','9: END-CRISIS ROLLING=&gt;6(Dice roll 1D6: crisis cat)','9: END-CRISIS ROLLING=&gt;LIVING STANDARDS(Category for crisis)','9: END-CRISIS ROLLING=&gt;LIVING STANDARDS(Crisis chip: full category)','9: END-CRISIS ROLLING=&gt;1(Dice roll 1D6: crisis cat)','9: END-CRISIS ROLLING=&gt;INDUSTRIAL(Category for crisis)','9: END-CRISIS ROLLING=&gt;INDUSTRIAL(Crisis chip: full category)','9: END-CRISIS ROLLING=&gt;1(Dice roll 1D6: crisis cat)','9: END-CRISIS ROLLING=&gt;INDUSTRIAL(Category for crisis)','9: END-CRISIS ROLLING=&gt;INDUSTRIAL(Crisis chip: full category)','9: END-CRISIS ROLLING=&gt;5(Dice roll 1D6: crisis cat)','9: END-CRISIS ROLLING=&gt;ENVIRONMENTAL(Category for crisis)','9: END-CRISIS ROLLING=&gt;5(Dice roll 1D6: node in ENVIRONMENTAL)','9: END-CRISIS ROLLING=&gt;Ocean Degradation(Problem for crisis)','9: END-CRISIS ROLLING=&gt;9(Dice roll 2D6: crisis roll for Ocean Degradation)','9: END-CRISIS ROLLING=&gt;9(Crisis roll for node "Ocean Degradation")','9: END-CRISIS ROLLING=&gt;7(Dice roll 2D6: crisis roll for Ocean Degradation)','9: END-CRISIS ROLLING=&gt;7(Crisis roll for node "Ocean Degradation")','9: END-CRISIS ROLLING=&gt;Ocean Degradation(Now in crisis)','10: ENGAGE-DRAWING MONEY=&gt;1(Money drawn)','10: ENGAGE-DRAWING CARDS=&gt;('D', 8)(Card drawn: 1)','10: ENGAGE-DRAWING CARDS=&gt;('D', 7)(Card drawn: 2)','10: ENGAGE-CRISIS RISING','10: ENGAGE-DRAWING MONEY=&gt;1(Money drawn)','10: ENGAGE-DRAWING CARDS=&gt;('C', 6)(Card drawn: 1)','10: ENGAGE-DRAWING CARDS=&gt;('S', 4)(Card drawn: 2)','10: ENGAGE-DRAWING MONEY=&gt;1(Money drawn)','10: ENGAGE-DRAWING CARDS=&gt;('S', 8)(Card drawn: 1)','10: ENGAGE-DRAWING CARDS=&gt;('C', 4)(Card drawn: 2)','10: ENGAGE-CRISIS RISING','10: ENGAGE-DRAWING MONEY=&gt;1(Money drawn)','10: ENGAGE-DRAWING CARDS=&gt;('C', 1)(Card drawn: 1)','10: ENGAGE-DRAWING CARDS=&gt;('H', 5)(Card drawn: 2)','10: ENGAGE-DRAWING MONEY=&gt;1(Money drawn)','10: ENGAGE-DRAWING CARDS=&gt;('H', 13)(Card drawn: 1)','10: ENGAGE-DRAWING CARDS=&gt;('C', 10)(Card drawn: 2)','10: ENGAGE-DRAWING MONEY=&gt;1(Money drawn)','10: ENGAGE-DRAWING CARDS=&gt;('C', 7)(Card drawn: 1)','10: ENGAGE-DRAWING CARDS=&gt;('S', 13)(Card drawn: 2)','10: ACTIVATE-ATTEMPTING PROJECTS=&gt;Remove-Tradeoff(Start project: type)','10: ACTIVATE-ATTEMPTING PROJECTS=&gt;SOCIAL(Start project: fix category)','10: ACTIVATE-ATTEMPTING PROJECTS=&gt;Peace &amp; Justice(Start project: fix problem)','10: ACTIVATE-ATTEMPTING PROJECTS=&gt;Improved fix 'Peace &amp; Justice' (SOCIAL)(Project started)','10: ACTIVATE-ATTEMPTING PROJECTS=&gt;(('D', 7), 'D', 2, "Base fix 'Community Networks' (SOCIAL) triggers crisis")(Skill for project)','10: ACTIVATE-ATTEMPTING PROJECTS=&gt;2(Consultant fees)','10: ACTIVATE-ATTEMPTING PROJECTS=&gt;5(Dice roll 2D6: skill check)','10: ACTIVATE-ATTEMPTING PROJECTS=&gt;(('C', 12), 'C', 0, "Base fix 'Economic Inequality' (LIVING STANDARDS) triggers crisis")(Skill for project)','10: ACTIVATE-ATTEMPTING PROJECTS=&gt;6(Dice roll 2D6: skill check)','10: ACTIVATE-ATTEMPTING PROJECTS=&gt;None(Skill for project)','10: ACTIVATE-DOING RESEARCH=&gt;None(Start researching)','10: ACTIVATE-ATTEMPTING PROJECTS=&gt;(('C', 6), 'C', 0, "Base fix 'Economic Inequality' (LIVING STANDARDS) triggers crisis")(Skill for project)','10: ACTIVATE-ATTEMPTING PROJECTS=&gt;0(Consultant fees)','10: ACTIVATE-ATTEMPTING PROJECTS=&gt;7(Dice roll 2D6: skill check)','10: ACTIVATE-ATTEMPTING PROJECTS=&gt;(('S', 4), 'S', 0, "Improved fix 'Unsustainable Harvesting' (INDUSTRIAL)")(Skill for project)','10: ACTIVATE-ATTEMPTING PROJECTS=&gt;1(Consultant fees)','10: ACTIVATE-ATTEMPTING PROJECTS=&gt;4(Dice roll 2D6: skill check)','10: ACTIVATE-DOING RESEARCH=&gt;None(Start researching)','10: ACTIVATE-ATTEMPTING PROJECTS=&gt;Remove-Tradeoff(Start project: type)','10: ACTIVATE-ATTEMPTING PROJECTS=&gt;ECONOMIC(Start project: fix category)','10: ACTIVATE-ATTEMPTING PROJECTS=&gt;Monopoly(Start project: fix problem)','10: ACTIVATE-ATTEMPTING PROJECTS=&gt;Improved fix 'Monopoly' (ECONOMIC)(Project started)','10: ACTIVATE-ATTEMPTING PROJECTS=&gt;(('S', 8), 'S', 0, "Improved fix 'Unsustainable Harvesting' (INDUSTRIAL)")(Skill for project)','10: ACTIVATE-ATTEMPTING PROJECTS=&gt;1(Consultant fees)','10: ACTIVATE-ATTEMPTING PROJECTS=&gt;5(Dice roll 2D6: skill check)','10: ACTIVATE-ATTEMPTING PROJECTS=&gt;(('C', 4), 'C', 0, "Base fix 'Economic Inequality' (LIVING STANDARDS) triggers crisis")(Skill for project)','10: ACTIVATE-ATTEMPTING PROJECTS=&gt;5(Dice roll 2D6: skill check)','10: ACTIVATE-DOING RESEARCH=&gt;None(Start researching)','10: ACTIVATE-ATTEMPTING PROJECTS=&gt;(('H', 5), 'H', 4, "Base fix 'Economic Inequality' (LIVING STANDARDS) triggers crisis")(Skill for project)','10: ACTIVATE-ATTEMPTING PROJECTS=&gt;3(Consultant fees)','10: ACTIVATE-ATTEMPTING PROJECTS=&gt;8(Dice roll 2D6: skill check)','10: ACTIVATE-ATTEMPTING PROJECTS=&gt;(('C', 1), 'C', 3, "Base fix 'Economic Inequality' (LIVING STANDARDS) triggers crisis")(Skill for project)','10: ACTIVATE-ATTEMPTING PROJECTS=&gt;4(Dice roll 2D6: skill check)','10: ACTIVATE-ATTEMPTING PROJECTS=&gt;(('H', 9), 'H', 2, "Base fix 'Community Networks' (SOCIAL) triggers crisis")(Skill for project)','10: ACTIVATE-ATTEMPTING PROJECTS=&gt;12(Dice roll 2D6: skill check)','10: ACTIVATE-ATTEMPTING PROJECTS=&gt;1(Added a crisis chip)','10: ACTIVATE-ATTEMPTING PROJECTS=&gt;(('D', 7), 'D', 0, "Base fix 'Community Networks' (SOCIAL) triggers crisis")(Skill for project)','10: ACTIVATE-ATTEMPTING PROJECTS=&gt;4(Dice roll 2D6: skill check)','10: ACTIVATE-ATTEMPTING PROJECTS=&gt;(('S', 2), 'S', 0, "Base fix 'Food Shortage' (CLASS) triggers crisis")(Skill for project)','10: ACTIVATE-ATTEMPTING PROJECTS=&gt;7(Dice roll 2D6: skill check)','10: ACTIVATE-DOING RESEARCH=&gt;None(Start researching)','10: ACTIVATE-ATTEMPTING PROJECTS=&gt;(('H', 13), 'H', 0, "Base fix 'Economic Inequality' (LIVING STANDARDS) triggers crisis")(Skill for project)','10: ACTIVATE-ATTEMPTING PROJECTS=&gt;0(Consultant fees)','10: ACTIVATE-ATTEMPTING PROJECTS=&gt;5(Dice roll 2D6: skill check)','10: ACTIVATE-ATTEMPTING PROJECTS=&gt;(('C', 10), 'C', 0, "Improved fix 'Unsustainable Harvesting' (INDUSTRIAL)")(Skill for project)','10: ACTIVATE-ATTEMPTING PROJECTS=&gt;0(Consultant fees)','10: ACTIVATE-ATTEMPTING PROJECTS=&gt;6(Dice roll 2D6: skill check)','10: ACTIVATE-DOING RESEARCH=&gt;None(Start researching)','10: ACTIVATE-ATTEMPTING PROJECTS=&gt;(('S', 13), 'S', 2, "Improved fix 'Unsustainable Harvesting' (INDUSTRIAL)")(Skill for project)','10: ACTIVATE-ATTEMPTING PROJECTS=&gt;1(Consultant fees)','10: ACTIVATE-ATTEMPTING PROJECTS=&gt;8(Dice roll 2D6: skill check)','10: ACTIVATE-ATTEMPTING PROJECTS=&gt;(('S', 12), 'S', 0, "Improved fix 'Unsustainable Harvesting' (INDUSTRIAL)")(Skill for project)','10: ACTIVATE-ATTEMPTING PROJECTS=&gt;4(Dice roll 2D6: skill check)','10: ACTIVATE-ATTEMPTING PROJECTS=&gt;(('C', 7), 'C', 0, "Improved fix 'Unsustainable Harvesting' (INDUSTRIAL)")(Skill for project)','10: ACTIVATE-ATTEMPTING PROJECTS=&gt;4(Dice roll 2D6: skill check)','10: ACTIVATE-DOING RESEARCH=&gt;None(Start researching)','10: END-FINALIZING=&gt;Improved fix 'Peace &amp; Justice' (SOCIAL)(Project abandoned)','10: END-FINALIZING=&gt;Improved fix 'Monopoly' (ECONOMIC)(Project abandoned)','10: END-CRISIS ROLLING=&gt;INDUSTRIAL(Crisis chip: full category)','10: END-CRISIS ROLLING=&gt;ECONOMIC(Crisis chip: full category)','10: END-CRISIS ROLLING=&gt;SOCIAL(Crisis chip: full category)','10: END-CRISIS ROLLING=&gt;CLASS(Crisis chip: full category)','10: END-CRISIS ROLLING=&gt;LIVING STANDARDS(Crisis chip: full category)','10: END-CRISIS ROLLING=&gt;5(Dice roll 1D6: crisis cat)','10: END-CRISIS ROLLING=&gt;ENVIRONMENTAL(Category for crisis)','10: END-CRISIS ROLLING=&gt;6(Dice roll 1D6: node in ENVIRONMENTAL)','10: END-CRISIS ROLLING=&gt;2(Dice roll 1D6: node in ENVIRONMENTAL)','10: END-CRISIS ROLLING=&gt;Climate Change(Crisis chip: overwhelmed problem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4(Dice roll 1D6: node in ENVIRONMENTAL)','10: END-CRISIS ROLLING=&gt;Air &amp; Ozone Degradation(Crisis chip: overwhelmed problem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4(Dice roll 1D6: node in ENVIRONMENTAL)','10: END-CRISIS ROLLING=&gt;Air &amp; Ozone Degradation(Crisis chip: overwhelmed problem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4(Dice roll 1D6: crisis cat)','10: END-CRISIS ROLLING=&gt;CLASS(Category for crisis)','10: END-CRISIS ROLLING=&gt;CLASS(Crisis chip: full category)','10: END-CRISIS ROLLING=&gt;4(Dice roll 1D6: crisis cat)','10: END-CRISIS ROLLING=&gt;CLASS(Category for crisis)','10: END-CRISIS ROLLING=&gt;CLASS(Crisis chip: full category)','10: END-CRISIS ROLLING=&gt;2(Dice roll 1D6: crisis cat)','10: END-CRISIS ROLLING=&gt;ECONOMIC(Category for crisis)','10: END-CRISIS ROLLING=&gt;ECONOMIC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CLASS(Crisis chip: full category)','10: END-CRISIS ROLLING=&gt;5(Dice roll 1D6: crisis cat)','10: END-CRISIS ROLLING=&gt;ENVIRONMENTAL(Category for crisis)','10: END-CRISIS ROLLING=&gt;4(Dice roll 1D6: node in ENVIRONMENTAL)','10: END-CRISIS ROLLING=&gt;Air &amp; Ozone Degradation(Crisis chip: overwhelmed problem)','10: END-CRISIS ROLLING=&gt;2(Dice roll 1D6: crisis cat)','10: END-CRISIS ROLLING=&gt;ECONOMIC(Category for crisis)','10: END-CRISIS ROLLING=&gt;ECONOMIC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1(Dice roll 1D6: crisis cat)','10: END-CRISIS ROLLING=&gt;INDUSTRIAL(Category for crisis)','10: END-CRISIS ROLLING=&gt;INDUSTRIAL(Crisis chip: full category)','10: END-CRISIS ROLLING=&gt;4(Dice roll 1D6: crisis cat)','10: END-CRISIS ROLLING=&gt;CLASS(Category for crisis)','10: END-CRISIS ROLLING=&gt;CLASS(Crisis chip: full category)','10: END-CRISIS ROLLING=&gt;6(Dice roll 1D6: crisis cat)','10: END-CRISIS ROLLING=&gt;LIVING STANDARDS(Category for crisis)','10: END-CRISIS ROLLING=&gt;LIVING STANDARDS(Crisis chip: full category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5(Dice roll 1D6: node in ENVIRONMENTAL)','10: END-CRISIS ROLLING=&gt;Ocean Degradation(Crisis chip: overwhelmed problem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2(Dice roll 1D6: crisis cat)','10: END-CRISIS ROLLING=&gt;ECONOMIC(Category for crisis)','10: END-CRISIS ROLLING=&gt;ECONOMIC(Crisis chip: full category)','10: END-CRISIS ROLLING=&gt;3(Dice roll 1D6: crisis cat)','10: END-CRISIS ROLLING=&gt;SOCIAL(Category for crisis)','10: END-CRISIS ROLLING=&gt;SOCIAL(Crisis chip: full category)','10: END-CRISIS ROLLING=&gt;1(Dice roll 1D6: crisis cat)','10: END-CRISIS ROLLING=&gt;INDUSTRIAL(Category for crisis)','10: END-CRISIS ROLLING=&gt;INDUSTRIAL(Crisis chip: full category)','10: END-CRISIS ROLLING=&gt;1(Dice roll 1D6: crisis cat)','10: END-CRISIS ROLLING=&gt;INDUSTRIAL(Category for crisis)','10: END-CRISIS ROLLING=&gt;INDUSTRIAL(Crisis chip: full category)','10: END-CRISIS ROLLING=&gt;6(Dice roll 1D6: crisis cat)','10: END-CRISIS ROLLING=&gt;LIVING STANDARDS(Category for crisis)','10: END-CRISIS ROLLING=&gt;LIVING STANDARDS(Crisis chip: full category)','10: END-CRISIS ROLLING=&gt;5(Dice roll 1D6: crisis cat)','10: END-CRISIS ROLLING=&gt;ENVIRONMENTAL(Category for crisis)','10: END-CRISIS ROLLING=&gt;2(Dice roll 1D6: node in ENVIRONMENTAL)','10: END-CRISIS ROLLING=&gt;Climate Change(Crisis chip: overwhelmed problem)','10: END-CRISIS ROLLING=&gt;2(Dice roll 1D6: crisis cat)','10: END-CRISIS ROLLING=&gt;ECONOMIC(Category for crisis)','10: END-CRISIS ROLLING=&gt;ECONOMIC(Crisis chip: full category)','10: END-CRISIS ROLLING=&gt;5(Dice roll 1D6: crisis cat)','10: END-CRISIS ROLLING=&gt;ENVIRONMENTAL(Category for crisis)','10: END-CRISIS ROLLING=&gt;3(Dice roll 1D6: node in ENVIRONMENTAL)','10: END-CRISIS ROLLING=&gt;Freshwater Depletion(Crisis chip: overwhelmed problem)','10: END-CRISIS ROLLING=&gt;5(Dice roll 1D6: crisis cat)','10: END-CRISIS ROLLING=&gt;ENVIRONMENTAL(Category for crisis)','10: END-CRISIS ROLLING=&gt;6(Dice roll 1D6: node in ENVIRONMENTAL)','10: END-CRISIS ROLLING=&gt;1(Dice roll 1D6: node in ENVIRONMENTAL)','10: END-CRISIS ROLLING=&gt;Chemical Pollution(Crisis chip: overwhelmed problem)','10: END-CRISIS ROLLING=&gt;1(Dice roll 1D6: crisis cat)','10: END-CRISIS ROLLING=&gt;INDUSTRIAL(Category for crisis)','10: END-CRISIS ROLLING=&gt;INDUSTRIAL(Crisis chip: full category)','10: END-CRISIS ROLLING=&gt;5(Dice roll 1D6: crisis cat)','10: END-CRISIS ROLLING=&gt;ENVIRONMENTAL(Category for crisis)','10: END-CRISIS ROLLING=&gt;6(Dice roll 1D6: node in ENVIRONMENTAL)','10: END-CRISIS ROLLING=&gt;5(Dice roll 1D6: node in ENVIRONMENTAL)','10: END-CRISIS ROLLING=&gt;Ocean Degradation(Crisis chip: overwhelmed problem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3(Dice roll 1D6: crisis cat)','10: END-CRISIS ROLLING=&gt;SOCIAL(Category for crisis)','10: END-CRISIS ROLLING=&gt;SOCIAL(Crisis chip: full category)','10: END-CRISIS ROLLING=&gt;6(Dice roll 1D6: crisis cat)','10: END-CRISIS ROLLING=&gt;LIVING STANDARDS(Category for crisis)','10: END-CRISIS ROLLING=&gt;LIVING STANDARDS(Crisis chip: full category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4(Dice roll 1D6: crisis cat)','10: END-CRISIS ROLLING=&gt;CLASS(Category for crisis)','10: END-CRISIS ROLLING=&gt;CLASS(Crisis chip: full category)','10: END-CRISIS ROLLING=&gt;6(Dice roll 1D6: crisis cat)','10: END-CRISIS ROLLING=&gt;LIVING STANDARDS(Category for crisis)','10: END-CRISIS ROLLING=&gt;LIVING STANDARDS(Crisis chip: full category)','10: END-CRISIS ROLLING=&gt;4(Dice roll 1D6: crisis cat)','10: END-CRISIS ROLLING=&gt;CLASS(Category for crisis)','10: END-CRISIS ROLLING=&gt;CLASS(Crisis chip: full category)','10: END-CRISIS ROLLING=&gt;3(Dice roll 1D6: crisis cat)','10: END-CRISIS ROLLING=&gt;SOCIAL(Category for crisis)','10: END-CRISIS ROLLING=&gt;SOCIAL(Crisis chip: full category)','10: END-CRISIS ROLLING=&gt;5(Dice roll 1D6: crisis cat)','10: END-CRISIS ROLLING=&gt;ENVIRONMENTAL(Category for crisis)','10: END-CRISIS ROLLING=&gt;6(Dice roll 1D6: node in ENVIRONMENTAL)','10: END-CRISIS ROLLING=&gt;1(Dice roll 1D6: node in ENVIRONMENTAL)','10: END-CRISIS ROLLING=&gt;Chemical Pollution(Crisis chip: overwhelmed problem)']</text:p>
          </table:table-cell>
          <table:table-cell table:number-columns-repeated="249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Sheet_Title" table:expression="of:=&quot;results.tsv&quot;" table:base-cell-address="$'results.tsv'.$A$1"/>
          <table:named-expression table:name="Print_Area" table:expression="of:=#REF!" table:base-cell-address="$'results.tsv'.$A$1"/>
        </table:named-expressions>
        <gnm:selections gnm:cursor-col="0" gnm:cursor-row="0">
          <gnm:selection gnm:start-col="0" gnm:start-row="0" gnm:end-col="255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sults.t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11-18T10:36:48Z</dc:date>
    <meta:creation-date>2021-11-18T10:22:59Z</meta:creation-date>
    <meta:generator>gnumeric/1.12.50</meta:generator>
  </office:meta>
</office:document-meta>
</file>